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egoe UI" svg:font-family="'Segoe UI'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99in"/>
    </style:style>
    <style:style style:name="co2" style:family="table-column">
      <style:table-column-properties fo:break-before="auto" style:column-width="1.4764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1.728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752in"/>
    </style:style>
    <style:style style:name="co10" style:family="table-column">
      <style:table-column-properties fo:break-before="auto" style:column-width="1.1382in"/>
    </style:style>
    <style:style style:name="co11" style:family="table-column">
      <style:table-column-properties fo:break-before="auto" style:column-width="0.35in"/>
    </style:style>
    <style:style style:name="co12" style:family="table-column">
      <style:table-column-properties fo:break-before="auto" style:column-width="0.1634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252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2701in" fo:break-before="auto" style:use-optimal-row-height="false"/>
    </style:style>
    <style:style style:name="ro4" style:family="table-row">
      <style:table-row-properties style:row-height="0.4228in" fo:break-before="auto" style:use-optimal-row-height="true"/>
    </style:style>
    <style:style style:name="ro5" style:family="table-row">
      <style:table-row-properties style:row-height="0.4437in" fo:break-before="auto" style:use-optimal-row-height="true"/>
    </style:style>
    <style:style style:name="ro6" style:family="table-row">
      <style:table-row-properties style:row-height="0.1902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ro9" style:family="table-row">
      <style:table-row-properties style:row-height="0.2465in" fo:break-before="auto" style:use-optimal-row-height="true"/>
    </style:style>
    <style:style style:name="ro10" style:family="table-row">
      <style:table-row-properties style:row-height="0.2398in" fo:break-before="auto" style:use-optimal-row-height="true"/>
    </style:style>
    <style:style style:name="ro11" style:family="table-row">
      <style:table-row-properties style:row-height="0.2063in" fo:break-before="auto" style:use-optimal-row-height="true"/>
    </style:style>
    <style:style style:name="ro12" style:family="table-row">
      <style:table-row-properties style:row-height="0.3in" fo:break-before="auto" style:use-optimal-row-height="false"/>
    </style:style>
    <style:style style:name="ro13" style:family="table-row">
      <style:table-row-properties style:row-height="1.3264in" fo:break-before="auto" style:use-optimal-row-height="false"/>
    </style:style>
    <style:style style:name="ro14" style:family="table-row">
      <style:table-row-properties style:row-height="0.2in" fo:break-before="auto" style:use-optimal-row-height="false"/>
    </style:style>
    <style:style style:name="ro15" style:family="table-row">
      <style:table-row-properties style:row-height="0.6425in" fo:break-before="auto" style:use-optimal-row-height="false"/>
    </style:style>
    <style:style style:name="ro16" style:family="table-row">
      <style:table-row-properties style:row-height="0.1882in" fo:break-before="auto" style:use-optimal-row-height="false"/>
    </style:style>
    <style:style style:name="ta1" style:family="table" style:master-page-name="PageStyle_5f_Leaders">
      <style:table-properties table:display="true" style:writing-mode="lr-tb" tableooo:tab-color="#7e0021"/>
    </style:style>
    <style:style style:name="ta2" style:family="table" style:master-page-name="PageStyle_5f_Personalities">
      <style:table-properties table:display="true" style:writing-mode="lr-tb" tableooo:tab-color="#7e0021"/>
    </style:style>
    <style:style style:name="ta3" style:family="table" style:master-page-name="PageStyle_5f_Leader_20_Priorities">
      <style:table-properties table:display="true" style:writing-mode="lr-tb" tableooo:tab-color="#7e0021"/>
    </style:style>
    <style:style style:name="ta4" style:family="table" style:master-page-name="PageStyle_5f_Leader_5f_Personalities">
      <style:table-properties table:display="true" style:writing-mode="lr-tb" tableooo:tab-color="#7e0021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dfe8f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ececec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dfe8f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ecece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0000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0000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80" style:text-outline="false" style:text-line-through-style="non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999999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999999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cecec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999999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999999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dfe8f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dfe8f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999999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cece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999999" style:text-outline="false" style:text-line-through-style="solid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55e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8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dfe8f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dfe8f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1">
      <style:table-cell-properties style:glyph-orientation-vertical="0" fo:background-color="#dfe8f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cecec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cecec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0" style:family="table-cell" style:parent-style-name="Default">
      <style:table-cell-properties style:glyph-orientation-vertical="0" fo:background-color="#ececec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1" style:family="table-cell" style:parent-style-name="Default">
      <style:table-cell-properties fo:background-color="#ececec" fo:padding="0.028in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4" style:family="table-cell" style:parent-style-name="Default">
      <style:table-cell-properties fo:background-color="transparent" fo:padding="0.028in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ebe1e1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7e8dc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deebdd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ackground-color="#ececec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7e8d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e7e8d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ececec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ebe1e1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fo:background-color="#ebe1e1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fo:background-color="#ebe1e1" fo:padding="0.028in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>
      <style:table-cell-properties fo:background-color="#e7e8dc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>
      <style:table-cell-properties fo:background-color="#e7e8dc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fo:background-color="#deebdd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>
      <style:table-cell-properties fo:background-color="#deebdd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ackground-color="#deebdd" fo:padding="0.028in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>
      <style:table-cell-properties fo:background-color="#dfe8f0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>
      <style:table-cell-properties fo:background-color="#dfe8f0" fo:padding="0.028in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>
      <style:table-cell-properties fo:background-color="#dfe8f0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>
      <style:table-cell-properties fo:background-color="#ececec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10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e7e8d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e7e8d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deebdd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ebe1e1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Wingdings" fo:font-size="12pt" fo:font-style="normal" fo:text-shadow="none" style:text-underline-style="none" fo:font-weight="normal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45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>
      <style:table-cell-properties fo:padding="0.028in"/>
    </style:style>
    <style:style style:name="ce173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Segoe UI" fo:font-size="5.09999990463257pt" fo:font-style="normal" fo:text-shadow="none" style:text-underline-style="none" fo:font-weight="normal" style:font-size-asian="5.09999990463257pt" style:font-style-asian="normal" style:font-weight-asian="normal" style:font-name-complex="Segoe UI" style:font-size-complex="5.09999990463257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180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181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182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183" style:family="table-cell" style:parent-style-name="Default">
      <style:table-cell-properties style:glyph-orientation-vertical="0" fo:border-bottom="0.06pt solid #808080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184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185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Consola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88" style:family="table-cell" style:parent-style-name="Default">
      <style:table-cell-properties fo:padding="0.028in"/>
      <style:text-properties fo:color="#0000ff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2_5f_1" style:base-cell-address="'Leader Priorities'.C3"/>
      <style:map style:condition="cell-content-is-between(3,7)" style:apply-style-name="Excel_5f_CondFormat_5f_3_5f_2_5f_2" style:base-cell-address="'Leader Priorities'.C3"/>
      <style:map style:condition="cell-content()&lt;=2" style:apply-style-name="Excel_5f_CondFormat_5f_3_5f_2_5f_3" style:base-cell-address="'Leader Priorities'.C3"/>
    </style:style>
    <style:style style:name="ce192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2_5f_1" style:base-cell-address="'Leader Priorities'.C3"/>
      <style:map style:condition="cell-content-is-between(3,7)" style:apply-style-name="Excel_5f_CondFormat_5f_3_5f_2_5f_2" style:base-cell-address="'Leader Priorities'.C3"/>
      <style:map style:condition="cell-content()&lt;=2" style:apply-style-name="Excel_5f_CondFormat_5f_3_5f_2_5f_3" style:base-cell-address="'Leader Priorities'.C3"/>
    </style:style>
    <style:style style:name="ce193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3_5f_1" style:base-cell-address="'Leader Priorities'.C7"/>
      <style:map style:condition="cell-content-is-between(3,7)" style:apply-style-name="Excel_5f_CondFormat_5f_3_5f_3_5f_2" style:base-cell-address="'Leader Priorities'.C7"/>
      <style:map style:condition="cell-content()&lt;=2" style:apply-style-name="Excel_5f_CondFormat_5f_3_5f_3_5f_3" style:base-cell-address="'Leader Priorities'.C7"/>
    </style:style>
    <style:style style:name="ce194" style:family="table-cell" style:parent-style-name="Default">
      <style:table-cell-properties style:glyph-orientation-vertical="0" fo:border-bottom="none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2_5f_1" style:base-cell-address="'Leader Priorities'.C3"/>
      <style:map style:condition="cell-content-is-between(3,7)" style:apply-style-name="Excel_5f_CondFormat_5f_3_5f_2_5f_2" style:base-cell-address="'Leader Priorities'.C3"/>
      <style:map style:condition="cell-content()&lt;=2" style:apply-style-name="Excel_5f_CondFormat_5f_3_5f_2_5f_3" style:base-cell-address="'Leader Priorities'.C3"/>
    </style:style>
    <style:style style:name="ce195" style:family="table-cell" style:parent-style-name="Default">
      <style:table-cell-properties style:glyph-orientation-vertical="0" fo:border-bottom="0.06pt solid #808080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2_5f_1" style:base-cell-address="'Leader Priorities'.C3"/>
      <style:map style:condition="cell-content-is-between(3,7)" style:apply-style-name="Excel_5f_CondFormat_5f_3_5f_2_5f_2" style:base-cell-address="'Leader Priorities'.C3"/>
      <style:map style:condition="cell-content()&lt;=2" style:apply-style-name="Excel_5f_CondFormat_5f_3_5f_2_5f_3" style:base-cell-address="'Leader Priorities'.C3"/>
    </style:style>
    <style:style style:name="ce196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4_5f_1" style:base-cell-address="'Leader Priorities'.C46"/>
      <style:map style:condition="cell-content-is-between(3,7)" style:apply-style-name="Excel_5f_CondFormat_5f_3_5f_4_5f_2" style:base-cell-address="'Leader Priorities'.C46"/>
      <style:map style:condition="cell-content()&lt;=2" style:apply-style-name="Excel_5f_CondFormat_5f_3_5f_4_5f_3" style:base-cell-address="'Leader Priorities'.C46"/>
    </style:style>
    <style:style style:name="ce19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9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=8" style:apply-style-name="Excel_5f_CondFormat_5f_3_5f_5_5f_1" style:base-cell-address="'Leader Priorities'.N3"/>
      <style:map style:condition="cell-content-is-between(3,7)" style:apply-style-name="Excel_5f_CondFormat_5f_3_5f_5_5f_2" style:base-cell-address="'Leader Priorities'.N3"/>
      <style:map style:condition="cell-content()&lt;=2" style:apply-style-name="Excel_5f_CondFormat_5f_3_5f_5_5f_3" style:base-cell-address="'Leader Priorities'.N3"/>
    </style:style>
    <style:style style:name="ce203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5_5f_1" style:base-cell-address="'Leader Priorities'.N3"/>
      <style:map style:condition="cell-content-is-between(3,7)" style:apply-style-name="Excel_5f_CondFormat_5f_3_5f_5_5f_2" style:base-cell-address="'Leader Priorities'.N3"/>
      <style:map style:condition="cell-content()&lt;=2" style:apply-style-name="Excel_5f_CondFormat_5f_3_5f_5_5f_3" style:base-cell-address="'Leader Priorities'.N3"/>
    </style:style>
    <style:style style:name="ce204" style:family="table-cell" style:parent-style-name="Default">
      <style:table-cell-properties style:glyph-orientation-vertical="0" fo:border-bottom="none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5_5f_1" style:base-cell-address="'Leader Priorities'.N3"/>
      <style:map style:condition="cell-content-is-between(3,7)" style:apply-style-name="Excel_5f_CondFormat_5f_3_5f_5_5f_2" style:base-cell-address="'Leader Priorities'.N3"/>
      <style:map style:condition="cell-content()&lt;=2" style:apply-style-name="Excel_5f_CondFormat_5f_3_5f_5_5f_3" style:base-cell-address="'Leader Priorities'.N3"/>
    </style:style>
    <style:style style:name="ce205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5_5f_1" style:base-cell-address="'Leader Priorities'.N3"/>
      <style:map style:condition="cell-content-is-between(3,7)" style:apply-style-name="Excel_5f_CondFormat_5f_3_5f_5_5f_2" style:base-cell-address="'Leader Priorities'.N3"/>
      <style:map style:condition="cell-content()&lt;=2" style:apply-style-name="Excel_5f_CondFormat_5f_3_5f_5_5f_3" style:base-cell-address="'Leader Priorities'.N3"/>
    </style:style>
    <style:style style:name="ce206" style:family="table-cell" style:parent-style-name="Default">
      <style:table-cell-properties style:glyph-orientation-vertical="0" fo:border-bottom="0.06pt solid #808080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5_5f_1" style:base-cell-address="'Leader Priorities'.N3"/>
      <style:map style:condition="cell-content-is-between(3,7)" style:apply-style-name="Excel_5f_CondFormat_5f_3_5f_5_5f_2" style:base-cell-address="'Leader Priorities'.N3"/>
      <style:map style:condition="cell-content()&lt;=2" style:apply-style-name="Excel_5f_CondFormat_5f_3_5f_5_5f_3" style:base-cell-address="'Leader Priorities'.N3"/>
    </style:style>
    <style:style style:name="ce207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=8" style:apply-style-name="Excel_5f_CondFormat_5f_3_5f_5_5f_1" style:base-cell-address="'Leader Priorities'.N3"/>
      <style:map style:condition="cell-content-is-between(3,7)" style:apply-style-name="Excel_5f_CondFormat_5f_3_5f_5_5f_2" style:base-cell-address="'Leader Priorities'.N3"/>
      <style:map style:condition="cell-content()&lt;=2" style:apply-style-name="Excel_5f_CondFormat_5f_3_5f_5_5f_3" style:base-cell-address="'Leader Priorities'.N3"/>
    </style:style>
    <style:style style:name="ce208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10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6_5f_1" style:base-cell-address="'Leader Priorities'.V3"/>
      <style:map style:condition="cell-content-is-between(3,7)" style:apply-style-name="Excel_5f_CondFormat_5f_3_5f_6_5f_2" style:base-cell-address="'Leader Priorities'.V3"/>
      <style:map style:condition="cell-content()&lt;=2" style:apply-style-name="Excel_5f_CondFormat_5f_3_5f_6_5f_3" style:base-cell-address="'Leader Priorities'.V3"/>
    </style:style>
    <style:style style:name="ce211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6_5f_1" style:base-cell-address="'Leader Priorities'.V3"/>
      <style:map style:condition="cell-content-is-between(3,7)" style:apply-style-name="Excel_5f_CondFormat_5f_3_5f_6_5f_2" style:base-cell-address="'Leader Priorities'.V3"/>
      <style:map style:condition="cell-content()&lt;=2" style:apply-style-name="Excel_5f_CondFormat_5f_3_5f_6_5f_3" style:base-cell-address="'Leader Priorities'.V3"/>
    </style:style>
    <style:style style:name="ce212" style:family="table-cell" style:parent-style-name="Default">
      <style:table-cell-properties style:glyph-orientation-vertical="0" fo:border-bottom="none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13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14" style:family="table-cell" style:parent-style-name="Default">
      <style:table-cell-properties style:glyph-orientation-vertical="0" fo:border-bottom="0.06pt solid #808080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15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16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17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18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19" style:family="table-cell" style:parent-style-name="Default">
      <style:table-cell-properties style:glyph-orientation-vertical="0" fo:border-bottom="none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20" style:family="table-cell" style:parent-style-name="Default">
      <style:table-cell-properties style:glyph-orientation-vertical="0" fo:border-bottom="0.06pt solid #808080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21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=8" style:apply-style-name="Excel_5f_CondFormat_5f_3_5f_1_5f_1" style:base-cell-address="'Leader Priorities'.B3"/>
      <style:map style:condition="cell-content-is-between(3,7)" style:apply-style-name="Excel_5f_CondFormat_5f_3_5f_1_5f_2" style:base-cell-address="'Leader Priorities'.B3"/>
      <style:map style:condition="cell-content()&lt;=2" style:apply-style-name="Excel_5f_CondFormat_5f_3_5f_1_5f_3" style:base-cell-address="'Leader Priorities'.B3"/>
    </style:style>
    <style:style style:name="ce22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23" style:family="table-cell" style:parent-style-name="Default">
      <style:table-cell-properties style:glyph-orientation-vertical="0" fo:border-bottom="0.06pt solid #808080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8" style:apply-style-name="Excel_5f_CondFormat_5f_4_5f_1_5f_1" style:base-cell-address="Leader_Personalities.A16"/>
      <style:map style:condition="cell-content-is-between(3,7)" style:apply-style-name="Excel_5f_CondFormat_5f_4_5f_1_5f_2" style:base-cell-address="Leader_Personalities.A16"/>
      <style:map style:condition="cell-content()&lt;=2" style:apply-style-name="Excel_5f_CondFormat_5f_4_5f_1_5f_3" style:base-cell-address="Leader_Personalities.A16"/>
    </style:style>
    <style:style style:name="ce2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25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26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27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28" style:family="table-cell" style:parent-style-name="Default">
      <style:table-cell-properties style:glyph-orientation-vertical="0" fo:border-bottom="0.06pt dotted #000000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29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30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9_5f_1" style:base-cell-address="Leader_Personalities.C19"/>
      <style:map style:condition="cell-content-is-between(3,5)" style:apply-style-name="Excel_5f_CondFormat_5f_4_5f_9_5f_2" style:base-cell-address="Leader_Personalities.C19"/>
      <style:map style:condition="cell-content()&lt;=2" style:apply-style-name="Excel_5f_CondFormat_5f_4_5f_9_5f_3" style:base-cell-address="Leader_Personalities.C19"/>
    </style:style>
    <style:style style:name="ce23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10_5f_1" style:base-cell-address="Leader_Personalities.J19"/>
      <style:map style:condition="cell-content-is-between(3,5)" style:apply-style-name="Excel_5f_CondFormat_5f_4_5f_10_5f_2" style:base-cell-address="Leader_Personalities.J19"/>
      <style:map style:condition="cell-content()&lt;=2" style:apply-style-name="Excel_5f_CondFormat_5f_4_5f_10_5f_3" style:base-cell-address="Leader_Personalities.J19"/>
    </style:style>
    <style:style style:name="ce234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3_5f_1" style:base-cell-address="Leader_Personalities.N3"/>
      <style:map style:condition="cell-content-is-between(3,5)" style:apply-style-name="Excel_5f_CondFormat_5f_4_5f_3_5f_2" style:base-cell-address="Leader_Personalities.N3"/>
      <style:map style:condition="cell-content()&lt;=2" style:apply-style-name="Excel_5f_CondFormat_5f_4_5f_3_5f_3" style:base-cell-address="Leader_Personalities.N3"/>
    </style:style>
    <style:style style:name="ce235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36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37" style:family="table-cell" style:parent-style-name="Default">
      <style:table-cell-properties style:glyph-orientation-vertical="0" fo:border-bottom="0.06pt dotted #000000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38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6_5f_1" style:base-cell-address="Leader_Personalities.O3"/>
      <style:map style:condition="cell-content-is-between(3,5)" style:apply-style-name="Excel_5f_CondFormat_5f_4_5f_6_5f_2" style:base-cell-address="Leader_Personalities.O3"/>
      <style:map style:condition="cell-content()&lt;=2" style:apply-style-name="Excel_5f_CondFormat_5f_4_5f_6_5f_3" style:base-cell-address="Leader_Personalities.O3"/>
    </style:style>
    <style:style style:name="ce239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40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4_5f_1" style:base-cell-address="Leader_Personalities.Z3"/>
      <style:map style:condition="cell-content-is-between(3,5)" style:apply-style-name="Excel_5f_CondFormat_5f_4_5f_4_5f_2" style:base-cell-address="Leader_Personalities.Z3"/>
      <style:map style:condition="cell-content()&lt;=2" style:apply-style-name="Excel_5f_CondFormat_5f_4_5f_4_5f_3" style:base-cell-address="Leader_Personalities.Z3"/>
    </style:style>
    <style:style style:name="ce241" style:family="table-cell" style:parent-style-name="Default">
      <style:table-cell-properties style:glyph-orientation-vertical="0" fo:background-color="#dfe8f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7_5f_1" style:base-cell-address="Leader_Personalities.Z4"/>
      <style:map style:condition="cell-content-is-between(3,5)" style:apply-style-name="Excel_5f_CondFormat_5f_4_5f_7_5f_2" style:base-cell-address="Leader_Personalities.Z4"/>
      <style:map style:condition="cell-content()&lt;=2" style:apply-style-name="Excel_5f_CondFormat_5f_4_5f_7_5f_3" style:base-cell-address="Leader_Personalities.Z4"/>
    </style:style>
    <style:style style:name="ce242" style:family="table-cell" style:parent-style-name="Default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7_5f_1" style:base-cell-address="Leader_Personalities.Z4"/>
      <style:map style:condition="cell-content-is-between(3,5)" style:apply-style-name="Excel_5f_CondFormat_5f_4_5f_7_5f_2" style:base-cell-address="Leader_Personalities.Z4"/>
      <style:map style:condition="cell-content()&lt;=2" style:apply-style-name="Excel_5f_CondFormat_5f_4_5f_7_5f_3" style:base-cell-address="Leader_Personalities.Z4"/>
    </style:style>
    <style:style style:name="ce243" style:family="table-cell" style:parent-style-name="Default">
      <style:table-cell-properties style:glyph-orientation-vertical="0" fo:border-bottom="0.06pt dotted #000000" fo:background-color="#dfe8f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7_5f_1" style:base-cell-address="Leader_Personalities.Z4"/>
      <style:map style:condition="cell-content-is-between(3,5)" style:apply-style-name="Excel_5f_CondFormat_5f_4_5f_7_5f_2" style:base-cell-address="Leader_Personalities.Z4"/>
      <style:map style:condition="cell-content()&lt;=2" style:apply-style-name="Excel_5f_CondFormat_5f_4_5f_7_5f_3" style:base-cell-address="Leader_Personalities.Z4"/>
    </style:style>
    <style:style style:name="ce244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5_5f_1" style:base-cell-address="Leader_Personalities.AK3"/>
      <style:map style:condition="cell-content-is-between(3,5)" style:apply-style-name="Excel_5f_CondFormat_5f_4_5f_5_5f_2" style:base-cell-address="Leader_Personalities.AK3"/>
      <style:map style:condition="cell-content()&lt;=2" style:apply-style-name="Excel_5f_CondFormat_5f_4_5f_5_5f_3" style:base-cell-address="Leader_Personalities.AK3"/>
    </style:style>
    <style:style style:name="ce245" style:family="table-cell" style:parent-style-name="Default">
      <style:table-cell-properties style:glyph-orientation-vertical="0" fo:background-color="#ecece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8_5f_1" style:base-cell-address="Leader_Personalities.AK4"/>
      <style:map style:condition="cell-content-is-between(3,5)" style:apply-style-name="Excel_5f_CondFormat_5f_4_5f_8_5f_2" style:base-cell-address="Leader_Personalities.AK4"/>
      <style:map style:condition="cell-content()&lt;=2" style:apply-style-name="Excel_5f_CondFormat_5f_4_5f_8_5f_3" style:base-cell-address="Leader_Personalities.AK4"/>
    </style:style>
    <style:style style:name="ce246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8_5f_1" style:base-cell-address="Leader_Personalities.AK4"/>
      <style:map style:condition="cell-content-is-between(3,5)" style:apply-style-name="Excel_5f_CondFormat_5f_4_5f_8_5f_2" style:base-cell-address="Leader_Personalities.AK4"/>
      <style:map style:condition="cell-content()&lt;=2" style:apply-style-name="Excel_5f_CondFormat_5f_4_5f_8_5f_3" style:base-cell-address="Leader_Personalities.AK4"/>
    </style:style>
    <style:style style:name="ce247" style:family="table-cell" style:parent-style-name="Default">
      <style:table-cell-properties style:glyph-orientation-vertical="0" fo:border-bottom="0.06pt dotted #000000" fo:background-color="#ecece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8_5f_1" style:base-cell-address="Leader_Personalities.AK4"/>
      <style:map style:condition="cell-content-is-between(3,5)" style:apply-style-name="Excel_5f_CondFormat_5f_4_5f_8_5f_2" style:base-cell-address="Leader_Personalities.AK4"/>
      <style:map style:condition="cell-content()&lt;=2" style:apply-style-name="Excel_5f_CondFormat_5f_4_5f_8_5f_3" style:base-cell-address="Leader_Personalities.AK4"/>
    </style:style>
    <style:style style:name="ce248" style:family="table-cell" style:parent-style-name="Default">
      <style:table-cell-properties style:glyph-orientation-vertical="0" fo:background-color="#ecece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=6" style:apply-style-name="Excel_5f_CondFormat_5f_4_5f_2_5f_1" style:base-cell-address="Leader_Personalities.B3"/>
      <style:map style:condition="cell-content-is-between(3,5)" style:apply-style-name="Excel_5f_CondFormat_5f_4_5f_2_5f_2" style:base-cell-address="Leader_Personalities.B3"/>
      <style:map style:condition="cell-content()&lt;=2" style:apply-style-name="Excel_5f_CondFormat_5f_4_5f_2_5f_3" style:base-cell-address="Leader_Personalities.B3"/>
    </style:style>
    <style:style style:name="ce249" style:family="table-cell" style:parent-style-name="Default" style:data-style-name="N100">
      <style:table-cell-properties style:glyph-orientation-vertical="0" fo:background-color="#dfe8f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8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8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355e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355e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808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808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8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8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999999" style:text-outline="false" style:text-line-through-style="solid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8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808000" style:text-outline="false" style:text-line-through-styl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8000" style:text-outline="false" style:text-line-through-style="none" style:text-position="0% 100%" style:font-name="Consola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T13" style:family="text">
      <style:text-properties fo:color="#0000ff" style:text-outline="false" style:text-line-through-style="none" style:text-position="0% 100%" style:font-name="Consola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T14" style:family="text">
      <style:text-properties fo:color="#a31515" style:text-outline="false" style:text-line-through-style="none" style:text-position="0% 100%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Consolas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eaders" table:style-name="ta1">
        <office:forms form:automatic-focus="false" form:apply-design-mode="false"/>
        <table:table-column table:style-name="co1" table:visibility="collapse" table:default-cell-style-name="ce5"/>
        <table:table-column table:style-name="co2" table:default-cell-style-name="ce10"/>
        <table:table-column table:style-name="co1" table:visibility="collapse" table:default-cell-style-name="ce14"/>
        <table:table-column table:style-name="co1" table:visibility="collapse" table:number-columns-repeated="2" table:default-cell-style-name="ce5"/>
        <table:table-column table:style-name="co1" table:visibility="collapse" table:default-cell-style-name="ce32"/>
        <table:table-column table:style-name="co3" table:default-cell-style-name="ce32"/>
        <table:table-column table:style-name="co4" table:default-cell-style-name="ce63"/>
        <table:table-column table:style-name="co5" table:default-cell-style-name="ce84"/>
        <table:table-column table:style-name="co6" table:default-cell-style-name="ce84"/>
        <table:table-column table:style-name="co7" table:default-cell-style-name="ce108"/>
        <table:table-column table:style-name="co8" table:number-columns-repeated="246" table:default-cell-style-name="ce112"/>
        <table:table-column table:style-name="co8" table:number-columns-repeated="767" table:default-cell-style-name="Default"/>
        <table:table-row table:style-name="ro1">
          <table:table-cell table:style-name="ce1"/>
          <table:table-cell table:style-name="ce6"/>
          <table:table-cell table:style-name="ce11" office:value-type="string" calcext:value-type="string">
            <text:p>Personality</text:p>
          </table:table-cell>
          <table:table-cell table:style-name="ce11" office:value-type="string" calcext:value-type="string">
            <text:p>Start Unit</text:p>
          </table:table-cell>
          <table:table-cell table:style-name="ce11" office:value-type="string" calcext:value-type="string">
            <text:p>Theme</text:p>
          </table:table-cell>
          <table:table-cell table:style-name="ce17" office:value-type="string" calcext:value-type="string">
            <text:p>Historical Traits</text:p>
          </table:table-cell>
          <table:table-cell table:style-name="ce17"/>
          <table:table-cell table:style-name="ce54" office:value-type="string" calcext:value-type="string">
            <text:p>U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Replaces</text:p>
          </table:table-cell>
          <table:table-cell table:style-name="ce86" office:value-type="string" calcext:value-type="string">
            <text:p>Effect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3];LEN([.B3])-1)" office:value-type="string" office:string-value="Americ" calcext:value-type="string">
            <text:p>Americ</text:p>
          </table:table-cell>
          <table:table-cell table:style-name="ce12" table:formula="of:=[.C3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18" office:value-type="string" calcext:value-type="string">
            <text:p>Immigration</text:p>
          </table:table-cell>
          <table:table-cell table:style-name="ce18" office:value-type="string" calcext:value-type="string">
            <text:p>►</text:p>
          </table:table-cell>
          <table:table-cell table:style-name="ce44" office:value-type="string" calcext:value-type="string">
            <text:p>A</text:p>
          </table:table-cell>
          <table:table-cell table:style-name="ce65" office:value-type="string" calcext:value-type="string">
            <text:p>American Dream</text:p>
          </table:table-cell>
          <table:table-cell table:style-name="ce71"/>
          <table:table-cell table:style-name="ce87" office:value-type="string" calcext:value-type="string">
            <text:p>Citizens immigrate to America over tim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Washington</text:p>
          </table:table-cell>
          <table:table-cell table:style-name="ce8" office:value-type="string" calcext:value-type="string">
            <text:p>America</text:p>
          </table:table-cell>
          <table:table-cell table:style-name="ce2" office:value-type="string" calcext:value-type="string">
            <text:p>Expansionist</text:p>
          </table:table-cell>
          <table:table-cell table:style-name="ce15" office:value-type="string" calcext:value-type="string">
            <text:p>Warrior</text:p>
          </table:table-cell>
          <table:table-cell table:style-name="ce2" office:value-type="string" calcext:value-type="string">
            <text:p>Immigration</text:p>
          </table:table-cell>
          <table:table-cell table:style-name="ce19" office:value-type="string" calcext:value-type="string">
            <text:p>Space program and innovation</text:p>
          </table:table-cell>
          <table:table-cell table:style-name="ce33"/>
          <table:table-cell table:style-name="ce55" office:value-type="string" calcext:value-type="string">
            <text:p>B</text:p>
          </table:table-cell>
          <table:table-cell table:style-name="ce66" office:value-type="string" calcext:value-type="string">
            <text:p>NASA Center</text:p>
          </table:table-cell>
          <table:table-cell table:style-name="ce66" office:value-type="string" calcext:value-type="string">
            <text:p>Research Lab</text:p>
          </table:table-cell>
          <table:table-cell table:style-name="ce88" office:value-type="string" calcext:value-type="string">
            <text:p>Gives a free technology and spaceship factory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3]&amp;&quot;z&quot;" office:value-type="string" office:string-value="Americaz" calcext:value-type="string">
            <text:p>Americaz</text:p>
          </table:table-cell>
          <table:table-cell table:style-name="ce12" table:formula="of:=[.C3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20" office:value-type="string" calcext:value-type="string">
            <text:p>American Revolution militia</text:p>
          </table:table-cell>
          <table:table-cell table:style-name="ce20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Minuteman</text:p>
          </table:table-cell>
          <table:table-cell table:style-name="ce67" office:value-type="string" calcext:value-type="string">
            <text:p>Musket</text:p>
          </table:table-cell>
          <table:table-cell table:style-name="ce89" office:value-type="string" calcext:value-type="string">
            <text:p>Ignores terrain cost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6];LEN([.B6])-1)" office:value-type="string" office:string-value="Arabi" calcext:value-type="string">
            <text:p>Arabi</text:p>
          </table:table-cell>
          <table:table-cell table:style-name="ce13" table:formula="of:=[.C6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1" office:value-type="string" calcext:value-type="string">
            <text:p>Connects the two sides of Eurasia</text:p>
          </table:table-cell>
          <table:table-cell table:style-name="ce34" office:value-type="string" calcext:value-type="string">
            <text:p>✓</text:p>
          </table:table-cell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Desert Trade</text:p>
          </table:table-cell>
          <table:table-cell table:style-name="ce68"/>
          <table:table-cell table:style-name="ce90" office:value-type="string" calcext:value-type="string">
            <text:p>Long range caravans (<text:span text:style-name="T1">buffed</text:span><text:span text:style-name="T2">), desert speed, religious trade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Harun</text:p>
          </table:table-cell>
          <table:table-cell table:style-name="ce6" office:value-type="string" calcext:value-type="string">
            <text:p>Arabia</text:p>
          </table:table-cell>
          <table:table-cell table:style-name="ce1" office:value-type="string" calcext:value-type="string">
            <text:p>Expansionis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Desert Trade</text:p>
          </table:table-cell>
          <table:table-cell table:style-name="ce22" office:value-type="string" calcext:value-type="string">
            <text:p>Attraction to trade centers</text:p>
          </table:table-cell>
          <table:table-cell table:style-name="ce35" office:value-type="string" calcext:value-type="string">
            <text:p>✓</text:p>
          </table:table-cell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Bazaar</text:p>
          </table:table-cell>
          <table:table-cell table:style-name="ce69" office:value-type="string" calcext:value-type="string">
            <text:p>Market</text:p>
          </table:table-cell>
          <table:table-cell table:style-name="ce91" office:value-type="string" calcext:value-type="string">
            <text:p>Doubles luxury supply<text:span text:style-name="T3"> </text:span><text:span text:style-name="T4">faith from trade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6]&amp;&quot;z&quot;" office:value-type="string" office:string-value="Arabiaz" calcext:value-type="string">
            <text:p>Arabiaz</text:p>
          </table:table-cell>
          <table:table-cell table:style-name="ce13" table:formula="of:=[.C6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3" office:value-type="string" calcext:value-type="string">
            <text:p>Desert warfare</text:p>
          </table:table-cell>
          <table:table-cell table:style-name="ce23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Camel Archer</text:p>
          </table:table-cell>
          <table:table-cell table:style-name="ce70" office:value-type="string" calcext:value-type="string">
            <text:p>Knight</text:p>
          </table:table-cell>
          <table:table-cell table:style-name="ce92" office:value-type="string" calcext:value-type="string">
            <text:p>Needs no resourc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9];LEN([.B9])-1)" office:value-type="string" office:string-value="Assyri" calcext:value-type="string">
            <text:p>Assyri</text:p>
          </table:table-cell>
          <table:table-cell table:style-name="ce12" table:formula="of:=[.C9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Treasures of Nineveh</text:p>
          </table:table-cell>
          <table:table-cell table:style-name="ce71"/>
          <table:table-cell table:style-name="ce93" office:value-type="string" calcext:value-type="string">
            <text:p>Tech from conques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Ashur</text:p>
          </table:table-cell>
          <table:table-cell table:style-name="ce8" office:value-type="string" calcext:value-type="string">
            <text:p>Assyria</text:p>
          </table:table-cell>
          <table:table-cell table:style-name="ce2" office:value-type="string" calcext:value-type="string">
            <text:p>Conqueror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Tech Conquest</text:p>
          </table:table-cell>
          <table:table-cell table:style-name="ce24" table:number-columns-repeated="2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Royal Library</text:p>
          </table:table-cell>
          <table:table-cell table:style-name="ce72" office:value-type="string" calcext:value-type="string">
            <text:p>Library</text:p>
          </table:table-cell>
          <table:table-cell table:style-name="ce94" office:value-type="string" calcext:value-type="string">
            <text:p>GW of Writing slot and bonus XP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9]&amp;&quot;z&quot;" office:value-type="string" office:string-value="Assyriaz" calcext:value-type="string">
            <text:p>Assyriaz</text:p>
          </table:table-cell>
          <table:table-cell table:style-name="ce12" table:formula="of:=[.C9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Siege Tower</text:p>
          </table:table-cell>
          <table:table-cell table:style-name="ce67" office:value-type="string" calcext:value-type="string">
            <text:p>Catapult</text:p>
          </table:table-cell>
          <table:table-cell table:style-name="ce89" office:value-type="string" calcext:value-type="string">
            <text:p>Melee siege aids nearby troop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3"/>
          <table:table-cell table:style-name="ce9" table:formula="of:=LEFT([.B12];LEN([.B12])-1)" office:value-type="string" office:string-value="Austri" calcext:value-type="string">
            <text:p>Austri</text:p>
          </table:table-cell>
          <table:table-cell table:style-name="ce13" table:formula="of:=[.C12]" office:value-type="string" office:string-value="Diplomat" calcext:value-type="string">
            <text:p>Diplomat</text:p>
          </table:table-cell>
          <table:table-cell table:style-name="ce3" table:number-columns-repeated="2"/>
          <table:table-cell table:style-name="ce25" table:number-columns-repeated="2"/>
          <table:table-cell table:style-name="ce56" office:value-type="string" calcext:value-type="string">
            <text:p>A</text:p>
          </table:table-cell>
          <table:table-cell table:style-name="ce73" office:value-type="string" calcext:value-type="string">
            <text:p>Diplomatic Marriage</text:p>
          </table:table-cell>
          <table:table-cell table:style-name="ce73"/>
          <table:table-cell table:style-name="ce95" office:value-type="string" calcext:value-type="string">
            <text:p>Annex or puppet allied citystat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Maria</text:p>
          </table:table-cell>
          <table:table-cell table:style-name="ce6" office:value-type="string" calcext:value-type="string">
            <text:p>Austria</text:p>
          </table:table-cell>
          <table:table-cell table:style-name="ce1" office:value-type="string" calcext:value-type="string">
            <text:p>Diploma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Citystate Annexation</text:p>
          </table:table-cell>
          <table:table-cell table:style-name="ce22" table:number-columns-repeated="2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Coffee House</text:p>
          </table:table-cell>
          <table:table-cell table:style-name="ce69" office:value-type="string" calcext:value-type="string">
            <text:p>Workshop</text:p>
          </table:table-cell>
          <table:table-cell table:style-name="ce96" office:value-type="string" calcext:value-type="string">
            <text:p>Speeds GP rat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12]&amp;&quot;z&quot;" office:value-type="string" office:string-value="Austriaz" calcext:value-type="string">
            <text:p>Austriaz</text:p>
          </table:table-cell>
          <table:table-cell table:style-name="ce13" table:formula="of:=[.C12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3" table:number-columns-repeated="2"/>
          <table:table-cell table:style-name="ce57" office:value-type="string" calcext:value-type="string">
            <text:p>U</text:p>
          </table:table-cell>
          <table:table-cell table:style-name="ce74" office:value-type="string" calcext:value-type="string">
            <text:p>Hussar</text:p>
          </table:table-cell>
          <table:table-cell table:style-name="ce74" office:value-type="string" calcext:value-type="string">
            <text:p>Cavalry</text:p>
          </table:table-cell>
          <table:table-cell table:style-name="ce91" office:value-type="string" calcext:value-type="string">
            <text:p>Super flanking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13]&amp;&quot;z&quot;" office:value-type="string" office:string-value="Austriazz" calcext:value-type="string">
            <text:p>Austriazz</text:p>
          </table:table-cell>
          <table:table-cell table:style-name="ce13" table:formula="of:=[.C13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3" office:value-type="string" calcext:value-type="string">
            <text:p>Mountain infantry of Austria</text:p>
          </table:table-cell>
          <table:table-cell table:style-name="ce36" office:value-type="string" calcext:value-type="string">
            <text:p>✓</text:p>
          </table:table-cell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Mountain Troops</text:p>
          </table:table-cell>
          <table:table-cell table:style-name="ce70" office:value-type="string" calcext:value-type="string">
            <text:p>Rifleman</text:p>
          </table:table-cell>
          <table:table-cell table:style-name="ce97" office:value-type="string" calcext:value-type="string">
            <text:p>Hill bonus, and can enter mountain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16];LEN([.B16])-1)" office:value-type="string" office:string-value="Aztec" calcext:value-type="string">
            <text:p>Aztec</text:p>
          </table:table-cell>
          <table:table-cell table:style-name="ce12" table:formula="of:=[.C16]" office:value-type="string" office:string-value="Coalition" calcext:value-type="string">
            <text:p>Coalition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Sacrificial Captives</text:p>
          </table:table-cell>
          <table:table-cell table:style-name="ce71"/>
          <table:table-cell table:style-name="ce93" office:value-type="string" calcext:value-type="string">
            <text:p>Culture from kill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Monte</text:p>
          </table:table-cell>
          <table:table-cell table:style-name="ce8" office:value-type="string" calcext:value-type="string">
            <text:p>Aztecs</text:p>
          </table:table-cell>
          <table:table-cell table:style-name="ce2" office:value-type="string" calcext:value-type="string">
            <text:p>Coaliti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Cultural Warfare</text:p>
          </table:table-cell>
          <table:table-cell table:style-name="ce24" office:value-type="string" calcext:value-type="string">
            <text:p>Artificial islands of Tenochtitlan</text:p>
          </table:table-cell>
          <table:table-cell table:style-name="ce24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Chinampa</text:p>
          </table:table-cell>
          <table:table-cell table:style-name="ce72" office:value-type="string" calcext:value-type="string">
            <text:p>Watermill</text:p>
          </table:table-cell>
          <table:table-cell table:style-name="ce94" office:value-type="string" calcext:value-type="string">
            <text:p>Extra food, food on lak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16]&amp;&quot;z&quot;" office:value-type="string" office:string-value="Aztecsz" calcext:value-type="string">
            <text:p>Aztecsz</text:p>
          </table:table-cell>
          <table:table-cell table:style-name="ce12" table:formula="of:=[.C16]" office:value-type="string" office:string-value="Coalition" calcext:value-type="string">
            <text:p>Coalition</text:p>
          </table:table-cell>
          <table:table-cell table:style-name="ce2" table:number-columns-repeated="2"/>
          <table:table-cell table:style-name="ce20"/>
          <table:table-cell table:style-name="ce37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Jaguar</text:p>
          </table:table-cell>
          <table:table-cell table:style-name="ce67" office:value-type="string" calcext:value-type="string">
            <text:p>Warrior</text:p>
          </table:table-cell>
          <table:table-cell table:style-name="ce89" office:value-type="string" calcext:value-type="string">
            <text:p>Stronger &amp; faster in jungles</text:p>
          </table:table-cell>
          <table:table-cell table:style-name="ce109"/>
          <table:table-cell table:number-columns-repeated="1012"/>
        </table:table-row>
        <table:table-row table:style-name="ro3">
          <table:table-cell table:style-name="ce1"/>
          <table:table-cell table:style-name="ce9" table:formula="of:=LEFT([.B19];LEN([.B19])-1)" office:value-type="string" office:string-value="Babylo" calcext:value-type="string">
            <text:p>Babylo</text:p>
          </table:table-cell>
          <table:table-cell table:style-name="ce13" table:formula="of:=[.C19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1" table:number-columns-repeated="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Ingenuity</text:p>
          </table:table-cell>
          <table:table-cell table:style-name="ce68"/>
          <table:table-cell table:style-name="ce90" office:value-type="string" calcext:value-type="string">
            <text:p>Faster G Scientist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Nebu</text:p>
          </table:table-cell>
          <table:table-cell table:style-name="ce6" office:value-type="string" calcext:value-type="string">
            <text:p>Babylon</text:p>
          </table:table-cell>
          <table:table-cell table:style-name="ce1" office:value-type="string" calcext:value-type="string">
            <text:p>Expansionist</text:p>
          </table:table-cell>
          <table:table-cell table:style-name="ce1" office:value-type="string" calcext:value-type="string">
            <text:p>Archer</text:p>
          </table:table-cell>
          <table:table-cell table:style-name="ce1" office:value-type="string" calcext:value-type="string">
            <text:p>Scientific Defense</text:p>
          </table:table-cell>
          <table:table-cell table:style-name="ce22" table:number-columns-repeated="2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Walls of Babylon</text:p>
          </table:table-cell>
          <table:table-cell table:style-name="ce69" office:value-type="string" calcext:value-type="string">
            <text:p>Walls</text:p>
          </table:table-cell>
          <table:table-cell table:style-name="ce96" office:value-type="string" calcext:value-type="string">
            <text:p>Higher defense, +1 scientist slo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19]&amp;&quot;z&quot;" office:value-type="string" office:string-value="Babylonz" calcext:value-type="string">
            <text:p>Babylonz</text:p>
          </table:table-cell>
          <table:table-cell table:style-name="ce13" table:formula="of:=[.C19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Bowman</text:p>
          </table:table-cell>
          <table:table-cell table:style-name="ce70" office:value-type="string" calcext:value-type="string">
            <text:p>Archer</text:p>
          </table:table-cell>
          <table:table-cell table:style-name="ce92" office:value-type="string" calcext:value-type="string">
            <text:p>Stronger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22];LEN([.B22])-1)" office:value-type="string" office:string-value="Brazi" calcext:value-type="string">
            <text:p>Brazi</text:p>
          </table:table-cell>
          <table:table-cell table:style-name="ce12" table:formula="of:=[.C22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Carnival</text:p>
          </table:table-cell>
          <table:table-cell table:style-name="ce71"/>
          <table:table-cell table:style-name="ce93" office:value-type="string" calcext:value-type="string">
            <text:p>Tourism and GP bonus during golden ag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Pedro</text:p>
          </table:table-cell>
          <table:table-cell table:style-name="ce8" office:value-type="string" calcext:value-type="string">
            <text:p>Brazil</text:p>
          </table:table-cell>
          <table:table-cell table:style-name="ce2" office:value-type="string" calcext:value-type="string">
            <text:p>Diploma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Golden Tourism</text:p>
          </table:table-cell>
          <table:table-cell table:style-name="ce20"/>
          <table:table-cell table:style-name="ce38" office:value-type="string" calcext:value-type="string">
            <text:p>✓</text:p>
          </table:table-cell>
          <table:table-cell table:style-name="ce58" office:value-type="string" calcext:value-type="string">
            <text:p>I</text:p>
          </table:table-cell>
          <table:table-cell table:style-name="ce75" office:value-type="string" calcext:value-type="string">
            <text:p>Brazilwood Camp</text:p>
          </table:table-cell>
          <table:table-cell table:style-name="ce75"/>
          <table:table-cell table:style-name="ce98" office:value-type="string" calcext:value-type="string">
            <text:p>Gold bonus in Jungles (<text:span text:style-name="T5">moved earlier</text:span><text:span text:style-name="T6">)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22]&amp;&quot;z&quot;" office:value-type="string" office:string-value="Brazilz" calcext:value-type="string">
            <text:p>Brazilz</text:p>
          </table:table-cell>
          <table:table-cell table:style-name="ce12" table:formula="of:=[.C22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Pracinha</text:p>
          </table:table-cell>
          <table:table-cell table:style-name="ce67" office:value-type="string" calcext:value-type="string">
            <text:p>Infantry</text:p>
          </table:table-cell>
          <table:table-cell table:style-name="ce89" office:value-type="string" calcext:value-type="string">
            <text:p>Victories build golden age point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25];LEN([.B25])-1)" office:value-type="string" office:string-value="Byzantiu" calcext:value-type="string">
            <text:p>Byzantiu</text:p>
          </table:table-cell>
          <table:table-cell table:style-name="ce13" table:formula="of:=[.C25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1" office:value-type="string" calcext:value-type="string">
            <text:p>Prominant state religion</text:p>
          </table:table-cell>
          <table:table-cell table:style-name="ce21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Patriarchate</text:p>
          </table:table-cell>
          <table:table-cell table:style-name="ce68"/>
          <table:table-cell table:style-name="ce90" office:value-type="string" calcext:value-type="string">
            <text:p>Extra religious belief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Theodora</text:p>
          </table:table-cell>
          <table:table-cell table:style-name="ce6" office:value-type="string" calcext:value-type="string">
            <text:p>Byzantium</text:p>
          </table:table-cell>
          <table:table-cell table:style-name="ce1" office:value-type="string" calcext:value-type="string">
            <text:p>Diploma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Religious Seapower</text:p>
          </table:table-cell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Dromon</text:p>
          </table:table-cell>
          <table:table-cell table:style-name="ce70" office:value-type="string" calcext:value-type="string">
            <text:p>Bireme</text:p>
          </table:table-cell>
          <table:table-cell table:style-name="ce92" office:value-type="string" calcext:value-type="string">
            <text:p>Strength and speed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25]&amp;&quot;z&quot;" office:value-type="string" office:string-value="Byzantiumz" calcext:value-type="string">
            <text:p>Byzantiumz</text:p>
          </table:table-cell>
          <table:table-cell table:style-name="ce13" table:formula="of:=NA()" office:value-type="string" office:string-value="#N/A" calcext:value-type="error">
            <text:p>#N/A</text:p>
          </table:table-cell>
          <table:table-cell table:style-name="ce1" table:number-columns-repeated="2"/>
          <table:table-cell table:style-name="ce22" office:value-type="string" calcext:value-type="string">
            <text:p>Orthodox Church</text:p>
          </table:table-cell>
          <table:table-cell table:style-name="ce39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Basilica</text:p>
          </table:table-cell>
          <table:table-cell table:style-name="ce69" office:value-type="string" calcext:value-type="string">
            <text:p>Temple</text:p>
          </table:table-cell>
          <table:table-cell table:style-name="ce96" office:value-type="string" calcext:value-type="string">
            <text:p>Temple with instant faith, appears earlier</text:p>
          </table:table-cell>
          <table:table-cell table:style-name="ce109"/>
          <table:table-cell table:number-columns-repeated="1012"/>
        </table:table-row>
        <table:table-row table:style-name="ro4">
          <table:table-cell table:style-name="ce2"/>
          <table:table-cell table:style-name="ce7" table:formula="of:=LEFT([.B28];LEN([.B28])-1)" office:value-type="string" office:string-value="Carthag" calcext:value-type="string">
            <text:p>Carthag</text:p>
          </table:table-cell>
          <table:table-cell table:style-name="ce12" table:formula="of:=[.C28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18" office:value-type="string" calcext:value-type="string">
            <text:p>Phoenicians were early expert sailors</text:p>
          </table:table-cell>
          <table:table-cell table:style-name="ce40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Phoenician Heritage</text:p>
          </table:table-cell>
          <table:table-cell table:style-name="ce71"/>
          <table:table-cell table:style-name="ce93" office:value-type="string" calcext:value-type="string">
            <text:p>Civilians can embark right away, free harbors, mountain-crossing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Dido</text:p>
          </table:table-cell>
          <table:table-cell table:style-name="ce8" office:value-type="string" calcext:value-type="string">
            <text:p>Carthage</text:p>
          </table:table-cell>
          <table:table-cell table:style-name="ce2" office:value-type="string" calcext:value-type="string">
            <text:p>Expansionist</text:p>
          </table:table-cell>
          <table:table-cell table:style-name="ce2" office:value-type="string" calcext:value-type="string">
            <text:p>Warrior,</text:p>
          </table:table-cell>
          <table:table-cell table:style-name="ce2" office:value-type="string" calcext:value-type="string">
            <text:p>Coastal Settlement</text:p>
          </table:table-cell>
          <table:table-cell table:style-name="ce24" office:value-type="string" calcext:value-type="string">
            <text:p>Naval economic power</text:p>
          </table:table-cell>
          <table:table-cell table:style-name="ce20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Cothon</text:p>
          </table:table-cell>
          <table:table-cell table:style-name="ce72" office:value-type="string" calcext:value-type="string">
            <text:p>Lighthouse</text:p>
          </table:table-cell>
          <table:table-cell table:style-name="ce94" office:value-type="string" calcext:value-type="string">
            <text:p>Gives 1 Tyrian Dye luxury resourc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28]&amp;&quot;z&quot;" office:value-type="string" office:string-value="Carthagez" calcext:value-type="string">
            <text:p>Carthagez</text:p>
          </table:table-cell>
          <table:table-cell table:style-name="ce12" table:formula="of:=[.C28]" office:value-type="string" office:string-value="Expansionist" calcext:value-type="string">
            <text:p>Expansionist</text:p>
          </table:table-cell>
          <table:table-cell table:style-name="ce2" office:value-type="string" calcext:value-type="string">
            <text:p>Bireme</text:p>
          </table:table-cell>
          <table:table-cell table:style-name="ce2"/>
          <table:table-cell table:style-name="ce24"/>
          <table:table-cell table:style-name="ce41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Forest Elephant</text:p>
          </table:table-cell>
          <table:table-cell table:style-name="ce67" office:value-type="string" calcext:value-type="string">
            <text:p>Horsemen</text:p>
          </table:table-cell>
          <table:table-cell table:style-name="ce89" office:value-type="string" calcext:value-type="string">
            <text:p>High strength, low speed, terrifies enemies</text:p>
          </table:table-cell>
          <table:table-cell table:style-name="ce110"/>
          <table:table-cell table:style-name="ce113" table:number-columns-repeated="1012"/>
        </table:table-row>
        <table:table-row table:style-name="ro2">
          <table:table-cell table:style-name="ce1"/>
          <table:table-cell table:style-name="ce9" table:formula="of:=LEFT([.B31];LEN([.B31])-1)" office:value-type="string" office:string-value="Celt" calcext:value-type="string">
            <text:p>Celt</text:p>
          </table:table-cell>
          <table:table-cell table:style-name="ce13" table:formula="of:=[.C31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1"/>
          <table:table-cell table:style-name="ce4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Druidic Lore</text:p>
          </table:table-cell>
          <table:table-cell table:style-name="ce68"/>
          <table:table-cell table:style-name="ce90" office:value-type="string" calcext:value-type="string">
            <text:p>Faith from vegitation, double natural wonder yield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Boudicca</text:p>
          </table:table-cell>
          <table:table-cell table:style-name="ce6" office:value-type="string" calcext:value-type="string">
            <text:p>Celts</text:p>
          </table:table-cell>
          <table:table-cell table:style-name="ce1" office:value-type="string" calcext:value-type="string">
            <text:p>Expansionist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Religion</text:p>
          </table:table-cell>
          <table:table-cell table:style-name="ce22"/>
          <table:table-cell table:style-name="ce43" office:value-type="string" calcext:value-type="string">
            <text:p>✓</text:p>
          </table:table-cell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Abbey</text:p>
          </table:table-cell>
          <table:table-cell table:style-name="ce69" office:value-type="string" calcext:value-type="string">
            <text:p>Temple</text:p>
          </table:table-cell>
          <table:table-cell table:style-name="ce99" office:value-type="string" calcext:value-type="string">
            <text:p>Buyable with faith, gives +1 food/prod/gold/sci/cul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31]&amp;&quot;z&quot;" office:value-type="string" office:string-value="Celtsz" calcext:value-type="string">
            <text:p>Celtsz</text:p>
          </table:table-cell>
          <table:table-cell table:style-name="ce13" table:formula="of:=[.C31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Pictish Warrior</text:p>
          </table:table-cell>
          <table:table-cell table:style-name="ce70" office:value-type="string" calcext:value-type="string">
            <text:p>Spear</text:p>
          </table:table-cell>
          <table:table-cell table:style-name="ce92" office:value-type="string" calcext:value-type="string">
            <text:p>Faith from kills, fast pillage, foreign land bonu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34];LEN([.B34])-1)" office:value-type="string" office:string-value="Chin" calcext:value-type="string">
            <text:p>Chin</text:p>
          </table:table-cell>
          <table:table-cell table:style-name="ce12" table:formula="of:=[.C34]" office:value-type="string" office:string-value="Coalition" calcext:value-type="string">
            <text:p>Coalition</text:p>
          </table:table-cell>
          <table:table-cell table:style-name="ce2" table:number-columns-repeated="2"/>
          <table:table-cell table:style-name="ce18" office:value-type="string" calcext:value-type="string">
            <text:p>Sun Tzu and Warring States period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Art of War</text:p>
          </table:table-cell>
          <table:table-cell table:style-name="ce71"/>
          <table:table-cell table:style-name="ce93" office:value-type="string" calcext:value-type="string">
            <text:p>Better Great Generals and extra spy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Wu Zeitan</text:p>
          </table:table-cell>
          <table:table-cell table:style-name="ce8" office:value-type="string" calcext:value-type="string">
            <text:p>China</text:p>
          </table:table-cell>
          <table:table-cell table:style-name="ce2" office:value-type="string" calcext:value-type="string">
            <text:p>Coalition</text:p>
          </table:table-cell>
          <table:table-cell table:style-name="ce2" office:value-type="string" calcext:value-type="string">
            <text:p>Warrior,</text:p>
          </table:table-cell>
          <table:table-cell table:style-name="ce2" office:value-type="string" calcext:value-type="string">
            <text:p>Great Generals</text:p>
          </table:table-cell>
          <table:table-cell table:style-name="ce24" office:value-type="string" calcext:value-type="string">
            <text:p>Paper invention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Paper Maker</text:p>
          </table:table-cell>
          <table:table-cell table:style-name="ce72" office:value-type="string" calcext:value-type="string">
            <text:p>Library</text:p>
          </table:table-cell>
          <table:table-cell table:style-name="ce94" office:value-type="string" calcext:value-type="string">
            <text:p>Gives gold, <text:span text:style-name="T3">and instant science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34]&amp;&quot;z&quot;" office:value-type="string" office:string-value="Chinaz" calcext:value-type="string">
            <text:p>Chinaz</text:p>
          </table:table-cell>
          <table:table-cell table:style-name="ce12" table:formula="of:=[.C34]" office:value-type="string" office:string-value="Coalition" calcext:value-type="string">
            <text:p>Coalition</text:p>
          </table:table-cell>
          <table:table-cell table:style-name="ce2" office:value-type="string" calcext:value-type="string">
            <text:p>General</text:p>
          </table:table-cell>
          <table:table-cell table:style-name="ce2"/>
          <table:table-cell table:style-name="ce20" office:value-type="string" calcext:value-type="string">
            <text:p>Crossbow invention</text:p>
          </table:table-cell>
          <table:table-cell table:style-name="ce37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Chu-ko-nu</text:p>
          </table:table-cell>
          <table:table-cell table:style-name="ce67" office:value-type="string" calcext:value-type="string">
            <text:p>Crossbow</text:p>
          </table:table-cell>
          <table:table-cell table:style-name="ce89" office:value-type="string" calcext:value-type="string">
            <text:p>Starts with Blitz (<text:span text:style-name="T7">buffed</text:span><text:span text:style-name="T8">)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37];LEN([.B37])-1)" office:value-type="string" office:string-value="Denmar" calcext:value-type="string">
            <text:p>Denmar</text:p>
          </table:table-cell>
          <table:table-cell table:style-name="ce13" table:formula="of:=[.C37]" office:value-type="string" office:string-value="Conqueror" calcext:value-type="string">
            <text:p>Conqueror</text:p>
          </table:table-cell>
          <table:table-cell table:style-name="ce1" table:number-columns-repeated="2"/>
          <table:table-cell table:style-name="ce21" office:value-type="string" calcext:value-type="string">
            <text:p>Sea transports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Longships</text:p>
          </table:table-cell>
          <table:table-cell table:style-name="ce68"/>
          <table:table-cell table:style-name="ce90" office:value-type="string" calcext:value-type="string">
            <text:p>Faster and stronger embarkation, faster pillaging</text:p>
          </table:table-cell>
          <table:table-cell table:style-name="ce109"/>
          <table:table-cell table:number-columns-repeated="1012"/>
        </table:table-row>
        <table:table-row table:style-name="ro4">
          <table:table-cell table:style-name="ce1" office:value-type="string" calcext:value-type="string">
            <text:p>Harald</text:p>
          </table:table-cell>
          <table:table-cell table:style-name="ce6" office:value-type="string" calcext:value-type="string">
            <text:p>Denmark</text:p>
          </table:table-cell>
          <table:table-cell table:style-name="ce1" office:value-type="string" calcext:value-type="string">
            <text:p>Conqueror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Sea speed</text:p>
          </table:table-cell>
          <table:table-cell table:style-name="ce22" table:number-columns-repeated="2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Jelling Stones</text:p>
          </table:table-cell>
          <table:table-cell table:style-name="ce69" office:value-type="string" calcext:value-type="string">
            <text:p>Heroic Epic</text:p>
          </table:table-cell>
          <table:table-cell table:style-name="ce96" office:value-type="string" calcext:value-type="string">
            <text:p>Gives culture to the city from conquest, </text:p>
            <text:p>and does not require barrack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37]&amp;&quot;z&quot;" office:value-type="string" office:string-value="Denmarkz" calcext:value-type="string">
            <text:p>Denmarkz</text:p>
          </table:table-cell>
          <table:table-cell table:style-name="ce13" table:formula="of:=[.C37]" office:value-type="string" office:string-value="Conqueror" calcext:value-type="string">
            <text:p>Conqueror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Berserker</text:p>
          </table:table-cell>
          <table:table-cell table:style-name="ce70" office:value-type="string" calcext:value-type="string">
            <text:p>Longsword</text:p>
          </table:table-cell>
          <table:table-cell table:style-name="ce92" office:value-type="string" calcext:value-type="string">
            <text:p>Amphibious promotion and extra speed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40];LEN([.B40])-1)" office:value-type="string" office:string-value="Egyp" calcext:value-type="string">
            <text:p>Egyp</text:p>
          </table:table-cell>
          <table:table-cell table:style-name="ce12" table:formula="of:=[.C40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Monument Builders</text:p>
          </table:table-cell>
          <table:table-cell table:style-name="ce71"/>
          <table:table-cell table:style-name="ce93" office:value-type="string" calcext:value-type="string">
            <text:p>Faster wonder construction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Ramesses</text:p>
          </table:table-cell>
          <table:table-cell table:style-name="ce8" office:value-type="string" calcext:value-type="string">
            <text:p>Egypt</text:p>
          </table:table-cell>
          <table:table-cell table:style-name="ce2" office:value-type="string" calcext:value-type="string">
            <text:p>Diplomat</text:p>
          </table:table-cell>
          <table:table-cell table:style-name="ce2" office:value-type="string" calcext:value-type="string">
            <text:p>Chariot</text:p>
          </table:table-cell>
          <table:table-cell table:style-name="ce2" office:value-type="string" calcext:value-type="string">
            <text:p>Wonders</text:p>
          </table:table-cell>
          <table:table-cell table:style-name="ce20"/>
          <table:table-cell table:style-name="ce24"/>
          <table:table-cell table:style-name="ce59" office:value-type="string" calcext:value-type="string">
            <text:p>B</text:p>
          </table:table-cell>
          <table:table-cell table:style-name="ce76" office:value-type="string" calcext:value-type="string">
            <text:p>Burial Tomb</text:p>
          </table:table-cell>
          <table:table-cell table:style-name="ce76" office:value-type="string" calcext:value-type="string">
            <text:p>Temple</text:p>
          </table:table-cell>
          <table:table-cell table:style-name="ce100" office:value-type="string" calcext:value-type="string">
            <text:p>Temple gives happines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40]&amp;&quot;z&quot;" office:value-type="string" office:string-value="Egyptz" calcext:value-type="string">
            <text:p>Egyptz</text:p>
          </table:table-cell>
          <table:table-cell table:style-name="ce12" table:formula="of:=[.C40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20"/>
          <table:table-cell table:style-name="ce33" office:value-type="string" calcext:value-type="string">
            <text:p>✓</text:p>
          </table:table-cell>
          <table:table-cell table:style-name="ce45" office:value-type="string" calcext:value-type="string">
            <text:p>B</text:p>
          </table:table-cell>
          <table:table-cell table:style-name="ce77" office:value-type="string" calcext:value-type="string">
            <text:p>Basin Irrigation</text:p>
          </table:table-cell>
          <table:table-cell table:style-name="ce77" office:value-type="string" calcext:value-type="string">
            <text:p>Aqueduct</text:p>
          </table:table-cell>
          <table:table-cell table:style-name="ce101" office:value-type="string" calcext:value-type="string">
            <text:p>Extra food, and increases food from river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41]&amp;&quot;z&quot;" office:value-type="string" office:string-value="Egyptzz" calcext:value-type="string">
            <text:p>Egyptzz</text:p>
          </table:table-cell>
          <table:table-cell table:style-name="ce12" table:formula="of:=[.C41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War Chariot</text:p>
          </table:table-cell>
          <table:table-cell table:style-name="ce67" office:value-type="string" calcext:value-type="string">
            <text:p>Chariot</text:p>
          </table:table-cell>
          <table:table-cell table:style-name="ce89" office:value-type="string" calcext:value-type="string">
            <text:p>Stronger and faster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44];LEN([.B44])-1)" office:value-type="string" office:string-value="Englan" calcext:value-type="string">
            <text:p>Englan</text:p>
          </table:table-cell>
          <table:table-cell table:style-name="ce13" table:formula="of:=[.C44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1" office:value-type="string" calcext:value-type="string">
            <text:p>Naval power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Sun Never Sets</text:p>
          </table:table-cell>
          <table:table-cell table:style-name="ce68"/>
          <table:table-cell table:style-name="ce90" office:value-type="string" calcext:value-type="string">
            <text:p>Bonus ship experienc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Elizabeth</text:p>
          </table:table-cell>
          <table:table-cell table:style-name="ce6" office:value-type="string" calcext:value-type="string">
            <text:p>England</text:p>
          </table:table-cell>
          <table:table-cell table:style-name="ce1" office:value-type="string" calcext:value-type="string">
            <text:p>Expansionis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?</text:p>
          </table:table-cell>
          <table:table-cell table:style-name="ce22" office:value-type="string" calcext:value-type="string">
            <text:p>Industrial Revolution</text:p>
          </table:table-cell>
          <table:table-cell table:style-name="ce43" office:value-type="string" calcext:value-type="string">
            <text:p>✓</text:p>
          </table:table-cell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Steam Mill</text:p>
          </table:table-cell>
          <table:table-cell table:style-name="ce69" office:value-type="string" calcext:value-type="string">
            <text:p>Factory</text:p>
          </table:table-cell>
          <table:table-cell table:style-name="ce99" office:value-type="string" calcext:value-type="string">
            <text:p>Earlier<text:span text:style-name="T3">, and increases luxury yields</text:span>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1"/>
          <table:table-cell table:style-name="ce9" table:formula="of:=[.B44]&amp;&quot;z&quot;" office:value-type="string" office:string-value="Englandz" calcext:value-type="string">
            <text:p>Englandz</text:p>
          </table:table-cell>
          <table:table-cell table:style-name="ce13" table:formula="of:=[.C44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3" office:value-type="string" calcext:value-type="string">
            <text:p>Medieval longbows</text:p>
          </table:table-cell>
          <table:table-cell table:style-name="ce47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Longbowman</text:p>
          </table:table-cell>
          <table:table-cell table:style-name="ce70" office:value-type="string" calcext:value-type="string">
            <text:p>Archer</text:p>
          </table:table-cell>
          <table:table-cell table:style-name="ce92" office:value-type="string" calcext:value-type="string">
            <text:p>Long range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/>
          <table:table-cell table:style-name="ce7" table:formula="of:=LEFT([.B47];LEN([.B47])-1)" office:value-type="string" office:string-value="Ethiopi" calcext:value-type="string">
            <text:p>Ethiopi</text:p>
          </table:table-cell>
          <table:table-cell table:style-name="ce12" table:formula="of:=[.C47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18"/>
          <table:table-cell table:style-name="ce44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Spirit of Adwa</text:p>
          </table:table-cell>
          <table:table-cell table:style-name="ce71"/>
          <table:table-cell table:style-name="ce93" office:value-type="string" calcext:value-type="string">
            <text:p>Great people from alliances, Combat bonus vs wider civs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 office:value-type="string" calcext:value-type="string">
            <text:p>Haile</text:p>
          </table:table-cell>
          <table:table-cell table:style-name="ce8" office:value-type="string" calcext:value-type="string">
            <text:p>Ethiopia</text:p>
          </table:table-cell>
          <table:table-cell table:style-name="ce2" office:value-type="string" calcext:value-type="string">
            <text:p>Diploma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Tall Empire</text:p>
          </table:table-cell>
          <table:table-cell table:style-name="ce24" office:value-type="string" calcext:value-type="string">
            <text:p>First civ on Earth to adopt Christianity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Stele</text:p>
          </table:table-cell>
          <table:table-cell table:style-name="ce72" office:value-type="string" calcext:value-type="string">
            <text:p>Monument</text:p>
          </table:table-cell>
          <table:table-cell table:style-name="ce94" office:value-type="string" calcext:value-type="string">
            <text:p>Faith per population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/>
          <table:table-cell table:style-name="ce7" table:formula="of:=[.B47]&amp;&quot;z&quot;" office:value-type="string" office:string-value="Ethiopiaz" calcext:value-type="string">
            <text:p>Ethiopiaz</text:p>
          </table:table-cell>
          <table:table-cell table:style-name="ce12" table:formula="of:=[.C47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Mehal Sefari</text:p>
          </table:table-cell>
          <table:table-cell table:style-name="ce67" office:value-type="string" calcext:value-type="string">
            <text:p>Rifleman</text:p>
          </table:table-cell>
          <table:table-cell table:style-name="ce89" office:value-type="string" calcext:value-type="string">
            <text:p>Starts with Drill, extra strength near capital city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1"/>
          <table:table-cell table:style-name="ce9" table:formula="of:=LEFT([.B50];LEN([.B50])-1)" office:value-type="string" office:string-value="Franc" calcext:value-type="string">
            <text:p>Franc</text:p>
          </table:table-cell>
          <table:table-cell table:style-name="ce13" table:formula="of:=[.C50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1" office:value-type="string" calcext:value-type="string">
            <text:p>Parisian culture</text:p>
          </table:table-cell>
          <table:table-cell table:style-name="ce21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City of Light</text:p>
          </table:table-cell>
          <table:table-cell table:style-name="ce68"/>
          <table:table-cell table:style-name="ce90" office:value-type="string" calcext:value-type="string">
            <text:p>Double tourism theming bonus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Napoleon</text:p>
          </table:table-cell>
          <table:table-cell table:style-name="ce6" office:value-type="string" calcext:value-type="string">
            <text:p>France</text:p>
          </table:table-cell>
          <table:table-cell table:style-name="ce1" office:value-type="string" calcext:value-type="string">
            <text:p>Expansionis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Cultural Capital</text:p>
          </table:table-cell>
          <table:table-cell table:style-name="ce23" office:value-type="string" calcext:value-type="string">
            <text:p>Louis XIII muskets</text:p>
          </table:table-cell>
          <table:table-cell table:style-name="ce23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Musketeer</text:p>
          </table:table-cell>
          <table:table-cell table:style-name="ce70" office:value-type="string" calcext:value-type="string">
            <text:p>Arquebus</text:p>
          </table:table-cell>
          <table:table-cell table:style-name="ce92" office:value-type="string" calcext:value-type="string">
            <text:p>Stronger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50]&amp;&quot;z&quot;" office:value-type="string" office:string-value="Francez" calcext:value-type="string">
            <text:p>Francez</text:p>
          </table:table-cell>
          <table:table-cell table:style-name="ce13" table:formula="of:=NA()" office:value-type="string" office:string-value="#N/A" calcext:value-type="error">
            <text:p>#N/A</text:p>
          </table:table-cell>
          <table:table-cell table:style-name="ce1" table:number-columns-repeated="2"/>
          <table:table-cell table:style-name="ce23" table:number-columns-repeated="2"/>
          <table:table-cell table:style-name="ce60" office:value-type="string" calcext:value-type="string">
            <text:p>I</text:p>
          </table:table-cell>
          <table:table-cell table:style-name="ce78" office:value-type="string" calcext:value-type="string">
            <text:p>Chateau</text:p>
          </table:table-cell>
          <table:table-cell table:style-name="ce78"/>
          <table:table-cell table:style-name="ce102" office:value-type="string" calcext:value-type="string">
            <text:p>Culture, must be near luxuries (<text:span text:style-name="T5">moved earlier</text:span><text:span text:style-name="T6">)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53];LEN([.B53])-1)" office:value-type="string" office:string-value="German" calcext:value-type="string">
            <text:p>German</text:p>
          </table:table-cell>
          <table:table-cell table:style-name="ce12" table:formula="of:=[.C53]" office:value-type="string" office:string-value="Coalition" calcext:value-type="string">
            <text:p>Coalition</text:p>
          </table:table-cell>
          <table:table-cell table:style-name="ce2" table:number-columns-repeated="2"/>
          <table:table-cell table:style-name="ce18"/>
          <table:table-cell table:style-name="ce40" office:value-type="string" calcext:value-type="string">
            <text:p>✓</text:p>
          </table:table-cell>
          <table:table-cell table:style-name="ce44" office:value-type="string" calcext:value-type="string">
            <text:p>A</text:p>
          </table:table-cell>
          <table:table-cell table:style-name="ce65" office:value-type="string" calcext:value-type="string">
            <text:p>Hanseatic League</text:p>
          </table:table-cell>
          <table:table-cell table:style-name="ce65"/>
          <table:table-cell table:style-name="ce87" office:value-type="string" calcext:value-type="string">
            <text:p>Double strategic resources, extra World Congress votes.</text:p>
          </table:table-cell>
          <table:table-cell table:style-name="ce109"/>
          <table:table-cell/>
          <table:table-cell table:style-name="ce115"/>
          <table:table-cell table:number-columns-repeated="1010"/>
        </table:table-row>
        <table:table-row table:style-name="ro2">
          <table:table-cell table:style-name="ce2" office:value-type="string" calcext:value-type="string">
            <text:p>Bismark</text:p>
          </table:table-cell>
          <table:table-cell table:style-name="ce8" office:value-type="string" calcext:value-type="string">
            <text:p>Germany</text:p>
          </table:table-cell>
          <table:table-cell table:style-name="ce2" office:value-type="string" calcext:value-type="string">
            <text:p>Coalition</text:p>
          </table:table-cell>
          <table:table-cell table:style-name="ce2" office:value-type="string" calcext:value-type="string">
            <text:p>Warrior,</text:p>
          </table:table-cell>
          <table:table-cell table:style-name="ce2" office:value-type="string" calcext:value-type="string">
            <text:p>Diplomacy and War</text:p>
          </table:table-cell>
          <table:table-cell table:style-name="ce24"/>
          <table:table-cell table:style-name="ce37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Landsknecht</text:p>
          </table:table-cell>
          <table:table-cell table:style-name="ce67" office:value-type="string" calcext:value-type="string">
            <text:p>Pike</text:p>
          </table:table-cell>
          <table:table-cell table:style-name="ce89" office:value-type="string" calcext:value-type="string">
            <text:p>Stronger and cheaper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53]&amp;&quot;z&quot;" office:value-type="string" office:string-value="Germanyz" calcext:value-type="string">
            <text:p>Germanyz</text:p>
          </table:table-cell>
          <table:table-cell table:style-name="ce12" table:formula="of:=[.C53]" office:value-type="string" office:string-value="Coalition" calcext:value-type="string">
            <text:p>Coalition</text:p>
          </table:table-cell>
          <table:table-cell table:style-name="ce2" office:value-type="string" calcext:value-type="string">
            <text:p>Scout</text:p>
          </table:table-cell>
          <table:table-cell table:style-name="ce2"/>
          <table:table-cell table:style-name="ce24"/>
          <table:table-cell table:style-name="ce37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Panzer</text:p>
          </table:table-cell>
          <table:table-cell table:style-name="ce67" office:value-type="string" calcext:value-type="string">
            <text:p>Tank</text:p>
          </table:table-cell>
          <table:table-cell table:style-name="ce89" office:value-type="string" calcext:value-type="string">
            <text:p>Stronger and faster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56];LEN([.B56])-1)" office:value-type="string" office:string-value="Greec" calcext:value-type="string">
            <text:p>Greec</text:p>
          </table:table-cell>
          <table:table-cell table:style-name="ce13" table:formula="of:=[.C56]" office:value-type="string" office:string-value="Coalition" calcext:value-type="string">
            <text:p>Coalition</text:p>
          </table:table-cell>
          <table:table-cell table:style-name="ce1" table:number-columns-repeated="2"/>
          <table:table-cell table:style-name="ce21" office:value-type="string" calcext:value-type="string">
            <text:p>Sparta and Athens</text:p>
          </table:table-cell>
          <table:table-cell table:style-name="ce21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Hellenization</text:p>
          </table:table-cell>
          <table:table-cell table:style-name="ce68"/>
          <table:table-cell table:style-name="ce90" office:value-type="string" calcext:value-type="string">
            <text:p>Extra culture per city, stronger Military CS unit reward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Alex</text:p>
          </table:table-cell>
          <table:table-cell table:style-name="ce6" office:value-type="string" calcext:value-type="string">
            <text:p>Greece</text:p>
          </table:table-cell>
          <table:table-cell table:style-name="ce1" office:value-type="string" calcext:value-type="string">
            <text:p>Coalition</text:p>
          </table:table-cell>
          <table:table-cell table:style-name="ce16" office:value-type="string" calcext:value-type="string">
            <text:p>Warrior</text:p>
          </table:table-cell>
          <table:table-cell table:style-name="ce1" office:value-type="string" calcext:value-type="string">
            <text:p>Cultural Expansion</text:p>
          </table:table-cell>
          <table:table-cell table:style-name="ce23" office:value-type="string" calcext:value-type="string">
            <text:p>Dominated centuries of warfare</text:p>
          </table:table-cell>
          <table:table-cell table:style-name="ce23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Hoplite</text:p>
          </table:table-cell>
          <table:table-cell table:style-name="ce70" office:value-type="string" calcext:value-type="string">
            <text:p>Spear</text:p>
          </table:table-cell>
          <table:table-cell table:style-name="ce92" office:value-type="string" calcext:value-type="string">
            <text:p>Stronger vs mele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56]&amp;&quot;z&quot;" office:value-type="string" office:string-value="Greecez" calcext:value-type="string">
            <text:p>Greecez</text:p>
          </table:table-cell>
          <table:table-cell table:style-name="ce13" table:formula="of:=[.C56]" office:value-type="string" office:string-value="Coalition" calcext:value-type="string">
            <text:p>Coalition</text:p>
          </table:table-cell>
          <table:table-cell table:style-name="ce1" office:value-type="string" calcext:value-type="string">
            <text:p>► Spear</text:p>
          </table:table-cell>
          <table:table-cell table:style-name="ce1"/>
          <table:table-cell table:style-name="ce26" office:value-type="string" calcext:value-type="string">
            <text:p>Alexander's cavalry</text:p>
          </table:table-cell>
          <table:table-cell table:style-name="ce26"/>
          <table:table-cell table:style-name="ce57" office:value-type="string" calcext:value-type="string">
            <text:p>U</text:p>
          </table:table-cell>
          <table:table-cell table:style-name="ce74" office:value-type="string" calcext:value-type="string">
            <text:p>Companion C.</text:p>
          </table:table-cell>
          <table:table-cell table:style-name="ce74"/>
          <table:table-cell table:style-name="ce91" office:value-type="string" calcext:value-type="string">
            <text:p>Faster and stronger horsemen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57]&amp;&quot;z&quot;" office:value-type="string" office:string-value="Greecezz" calcext:value-type="string">
            <text:p>Greecezz</text:p>
          </table:table-cell>
          <table:table-cell table:style-name="ce13" table:formula="of:=[.C57]" office:value-type="string" office:string-value="Coalition" calcext:value-type="string">
            <text:p>Coalition</text:p>
          </table:table-cell>
          <table:table-cell table:style-name="ce1" table:number-columns-repeated="2"/>
          <table:table-cell table:style-name="ce22"/>
          <table:table-cell table:style-name="ce43" office:value-type="string" calcext:value-type="string">
            <text:p>✓</text:p>
          </table:table-cell>
          <table:table-cell table:style-name="ce49" office:value-type="string" calcext:value-type="string">
            <text:p>B</text:p>
          </table:table-cell>
          <table:table-cell table:style-name="ce79" office:value-type="string" calcext:value-type="string">
            <text:p>Odeon</text:p>
          </table:table-cell>
          <table:table-cell table:style-name="ce79" office:value-type="string" calcext:value-type="string">
            <text:p>Theater</text:p>
          </table:table-cell>
          <table:table-cell table:style-name="ce99" office:value-type="string" calcext:value-type="string">
            <text:p>Instant cultur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60];LEN([.B60])-1)" office:value-type="string" office:string-value="Hun" calcext:value-type="string">
            <text:p>Hun</text:p>
          </table:table-cell>
          <table:table-cell table:style-name="ce12" table:formula="of:=[.C60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18"/>
          <table:table-cell table:style-name="ce40" office:value-type="string" calcext:value-type="string">
            <text:p>✓</text:p>
          </table:table-cell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Scourge of God</text:p>
          </table:table-cell>
          <table:table-cell table:style-name="ce71"/>
          <table:table-cell table:style-name="ce93" office:value-type="string" calcext:value-type="string">
            <text:p>Barb camps surrender, <text:span text:style-name="T1">lower land unit maintenance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Attila</text:p>
          </table:table-cell>
          <table:table-cell table:style-name="ce8" office:value-type="string" calcext:value-type="string">
            <text:p>Huns</text:p>
          </table:table-cell>
          <table:table-cell table:style-name="ce2" office:value-type="string" calcext:value-type="string">
            <text:p>Conqueror</text:p>
          </table:table-cell>
          <table:table-cell table:style-name="ce2" office:value-type="string" calcext:value-type="string">
            <text:p>Chariot</text:p>
          </table:table-cell>
          <table:table-cell table:style-name="ce2" office:value-type="string" calcext:value-type="string">
            <text:p>Hordes</text:p>
          </table:table-cell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Horse Archer</text:p>
          </table:table-cell>
          <table:table-cell table:style-name="ce67" office:value-type="string" calcext:value-type="string">
            <text:p>Chariot</text:p>
          </table:table-cell>
          <table:table-cell table:style-name="ce89" office:value-type="string" calcext:value-type="string">
            <text:p>Stronger, faster, no horse requiremen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60]&amp;&quot;z&quot;" office:value-type="string" office:string-value="Hunsz" calcext:value-type="string">
            <text:p>Hunsz</text:p>
          </table:table-cell>
          <table:table-cell table:style-name="ce12" table:formula="of:=[.C60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Battering Ram</text:p>
          </table:table-cell>
          <table:table-cell table:style-name="ce67" office:value-type="string" calcext:value-type="string">
            <text:p>Spear</text:p>
          </table:table-cell>
          <table:table-cell table:style-name="ce89" office:value-type="string" calcext:value-type="string">
            <text:p>Siege replaces spear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63];LEN([.B63])-1)" office:value-type="string" office:string-value="Inc" calcext:value-type="string">
            <text:p>Inc</text:p>
          </table:table-cell>
          <table:table-cell table:style-name="ce13" table:formula="of:=[.C63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1" table:number-columns-repeated="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Great Andean Road</text:p>
          </table:table-cell>
          <table:table-cell table:style-name="ce68"/>
          <table:table-cell table:style-name="ce90" office:value-type="string" calcext:value-type="string">
            <text:p>Faster hill movement, lower road maintenanc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Pachacuti</text:p>
          </table:table-cell>
          <table:table-cell table:style-name="ce6" office:value-type="string" calcext:value-type="string">
            <text:p>Inca</text:p>
          </table:table-cell>
          <table:table-cell table:style-name="ce1" office:value-type="string" calcext:value-type="string">
            <text:p>Diplomat</text:p>
          </table:table-cell>
          <table:table-cell table:style-name="ce1" office:value-type="string" calcext:value-type="string">
            <text:p>Archer</text:p>
          </table:table-cell>
          <table:table-cell table:style-name="ce1" office:value-type="string" calcext:value-type="string">
            <text:p>Hills</text:p>
          </table:table-cell>
          <table:table-cell table:style-name="ce22" table:number-columns-repeated="2"/>
          <table:table-cell table:style-name="ce60" office:value-type="string" calcext:value-type="string">
            <text:p>I</text:p>
          </table:table-cell>
          <table:table-cell table:style-name="ce78" office:value-type="string" calcext:value-type="string">
            <text:p>Terrace Farms</text:p>
          </table:table-cell>
          <table:table-cell table:style-name="ce78"/>
          <table:table-cell table:style-name="ce102" office:value-type="string" calcext:value-type="string">
            <text:p>Food from nearby mountain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63]&amp;&quot;z&quot;" office:value-type="string" office:string-value="Incaz" calcext:value-type="string">
            <text:p>Incaz</text:p>
          </table:table-cell>
          <table:table-cell table:style-name="ce13" table:formula="of:=[.C63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Slinger</text:p>
          </table:table-cell>
          <table:table-cell table:style-name="ce70" office:value-type="string" calcext:value-type="string">
            <text:p>Archer</text:p>
          </table:table-cell>
          <table:table-cell table:style-name="ce92" office:value-type="string" calcext:value-type="string">
            <text:p>Withdraws from melee comba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66];LEN([.B66])-1)" office:value-type="string" office:string-value="Indi" calcext:value-type="string">
            <text:p>Indi</text:p>
          </table:table-cell>
          <table:table-cell table:style-name="ce12" table:formula="of:=[.C66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18" office:value-type="string" calcext:value-type="string">
            <text:p>Peaceful growth</text:p>
          </table:table-cell>
          <table:table-cell table:style-name="ce18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Population Growth</text:p>
          </table:table-cell>
          <table:table-cell table:style-name="ce71"/>
          <table:table-cell table:style-name="ce93" office:value-type="string" calcext:value-type="string">
            <text:p>Increases population from growth building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Gandhi</text:p>
          </table:table-cell>
          <table:table-cell table:style-name="ce8" office:value-type="string" calcext:value-type="string">
            <text:p>India</text:p>
          </table:table-cell>
          <table:table-cell table:style-name="ce2" office:value-type="string" calcext:value-type="string">
            <text:p>Diplomat</text:p>
          </table:table-cell>
          <table:table-cell table:style-name="ce2" office:value-type="string" calcext:value-type="string">
            <text:p>Worker</text:p>
          </table:table-cell>
          <table:table-cell table:style-name="ce2" office:value-type="string" calcext:value-type="string">
            <text:p>Peace</text:p>
          </table:table-cell>
          <table:table-cell table:style-name="ce24" office:value-type="string" calcext:value-type="string">
            <text:p>Harappan engineering</text:p>
          </table:table-cell>
          <table:table-cell table:style-name="ce33" office:value-type="string" calcext:value-type="string">
            <text:p>✓</text:p>
          </table:table-cell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Indus Sanitation</text:p>
          </table:table-cell>
          <table:table-cell table:style-name="ce72" office:value-type="string" calcext:value-type="string">
            <text:p>Aqueduct</text:p>
          </table:table-cell>
          <table:table-cell table:style-name="ce94" office:value-type="string" calcext:value-type="string">
            <text:p>Increases <text:span text:style-name="T9">food from rivers</text:span><text:span text:style-name="T3"> </text:span><text:span text:style-name="T4">city happiness</text:span></text:p>
          </table:table-cell>
          <table:table-cell table:style-name="ce110"/>
          <table:table-cell table:style-name="ce113" table:number-columns-repeated="1012"/>
        </table:table-row>
        <table:table-row table:style-name="ro2">
          <table:table-cell table:style-name="ce2"/>
          <table:table-cell table:style-name="ce7" table:formula="of:=[.B66]&amp;&quot;z&quot;" office:value-type="string" office:string-value="Indiaz" calcext:value-type="string">
            <text:p>Indiaz</text:p>
          </table:table-cell>
          <table:table-cell table:style-name="ce12" table:formula="of:=[.C66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27" table:number-columns-repeated="2"/>
          <table:table-cell table:style-name="ce59" office:value-type="string" calcext:value-type="string">
            <text:p>U</text:p>
          </table:table-cell>
          <table:table-cell table:style-name="ce76" office:value-type="string" calcext:value-type="string">
            <text:p>War Elephant</text:p>
          </table:table-cell>
          <table:table-cell table:style-name="ce76"/>
          <table:table-cell table:style-name="ce100" office:value-type="string" calcext:value-type="string">
            <text:p>Defensive ranged horseman with no resource requiremen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67]&amp;&quot;z&quot;" office:value-type="string" office:string-value="Indiazz" calcext:value-type="string">
            <text:p>Indiazz</text:p>
          </table:table-cell>
          <table:table-cell table:style-name="ce12" table:formula="of:=[.C67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24" office:value-type="string" calcext:value-type="string">
            <text:p>Fire altars of most ancient living faith</text:p>
          </table:table-cell>
          <table:table-cell table:style-name="ce33" office:value-type="string" calcext:value-type="string">
            <text:p>✓</text:p>
          </table:table-cell>
          <table:table-cell table:style-name="ce41" office:value-type="string" calcext:value-type="string">
            <text:p>B</text:p>
          </table:table-cell>
          <table:table-cell table:style-name="ce77" office:value-type="string" calcext:value-type="string">
            <text:p>Vedi</text:p>
          </table:table-cell>
          <table:table-cell table:style-name="ce77" office:value-type="string" calcext:value-type="string">
            <text:p>Shrine</text:p>
          </table:table-cell>
          <table:table-cell table:style-name="ce101" office:value-type="string" calcext:value-type="string">
            <text:p>Instant and per-population faith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70];LEN([.B70])-1)" office:value-type="string" office:string-value="Indonesi" calcext:value-type="string">
            <text:p>Indonesi</text:p>
          </table:table-cell>
          <table:table-cell table:style-name="ce13" table:formula="of:=[.C70]" office:value-type="string" office:string-value="Coalition" calcext:value-type="string">
            <text:p>Coalition</text:p>
          </table:table-cell>
          <table:table-cell table:style-name="ce1" table:number-columns-repeated="2"/>
          <table:table-cell table:style-name="ce21"/>
          <table:table-cell table:style-name="ce4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Spice Islanders</text:p>
          </table:table-cell>
          <table:table-cell table:style-name="ce68"/>
          <table:table-cell table:style-name="ce90" office:value-type="string" calcext:value-type="string">
            <text:p>First 3 non-mainland cities give 2 luxuries apiec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Gajah</text:p>
          </table:table-cell>
          <table:table-cell table:style-name="ce6" office:value-type="string" calcext:value-type="string">
            <text:p>Indonesia</text:p>
          </table:table-cell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?</text:p>
          </table:table-cell>
          <table:table-cell table:style-name="ce23" table:number-columns-repeated="2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Candi</text:p>
          </table:table-cell>
          <table:table-cell table:style-name="ce69" office:value-type="string" calcext:value-type="string">
            <text:p>Garden</text:p>
          </table:table-cell>
          <table:table-cell table:style-name="ce96" office:value-type="string" calcext:value-type="string">
            <text:p>Adds faith per religion in city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70]&amp;&quot;z&quot;" office:value-type="string" office:string-value="Indonesiaz" calcext:value-type="string">
            <text:p>Indonesiaz</text:p>
          </table:table-cell>
          <table:table-cell table:style-name="ce13" table:formula="of:=[.C70]" office:value-type="string" office:string-value="Coalition" calcext:value-type="string">
            <text:p>Coalition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Kris</text:p>
          </table:table-cell>
          <table:table-cell table:style-name="ce70" office:value-type="string" calcext:value-type="string">
            <text:p>Sword</text:p>
          </table:table-cell>
          <table:table-cell table:style-name="ce92" office:value-type="string" calcext:value-type="string">
            <text:p>Random promotion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73];LEN([.B73])-1)" office:value-type="string" office:string-value="Iroquoi" calcext:value-type="string">
            <text:p>Iroquoi</text:p>
          </table:table-cell>
          <table:table-cell table:style-name="ce12" table:formula="of:=[.C73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War Path</text:p>
          </table:table-cell>
          <table:table-cell table:style-name="ce71"/>
          <table:table-cell table:style-name="ce93" office:value-type="string" calcext:value-type="string">
            <text:p>Faster forest/jungle movemen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Hiawatha</text:p>
          </table:table-cell>
          <table:table-cell table:style-name="ce8" office:value-type="string" calcext:value-type="string">
            <text:p>Iroquois</text:p>
          </table:table-cell>
          <table:table-cell table:style-name="ce2" office:value-type="string" calcext:value-type="string">
            <text:p>Expansionist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Woodland Power</text:p>
          </table:table-cell>
          <table:table-cell table:style-name="ce24" table:number-columns-repeated="2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Longhouse</text:p>
          </table:table-cell>
          <table:table-cell table:style-name="ce72" office:value-type="string" calcext:value-type="string">
            <text:p>Smithy</text:p>
          </table:table-cell>
          <table:table-cell table:style-name="ce94" office:value-type="string" calcext:value-type="string">
            <text:p>Increases forest/jungle production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73]&amp;&quot;z&quot;" office:value-type="string" office:string-value="Iroquoisz" calcext:value-type="string">
            <text:p>Iroquoisz</text:p>
          </table:table-cell>
          <table:table-cell table:style-name="ce12" table:formula="of:=[.C73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Mohawk</text:p>
          </table:table-cell>
          <table:table-cell table:style-name="ce67" office:value-type="string" calcext:value-type="string">
            <text:p>Sword</text:p>
          </table:table-cell>
          <table:table-cell table:style-name="ce89" office:value-type="string" calcext:value-type="string">
            <text:p>Stronger in forest/jungle, no iron requiremen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76];LEN([.B76])-1)" office:value-type="string" office:string-value="Japa" calcext:value-type="string">
            <text:p>Japa</text:p>
          </table:table-cell>
          <table:table-cell table:style-name="ce13" table:formula="of:=[.C76]" office:value-type="string" office:string-value="Conqueror" calcext:value-type="string">
            <text:p>Conqueror</text:p>
          </table:table-cell>
          <table:table-cell table:style-name="ce1" table:number-columns-repeated="2"/>
          <table:table-cell table:style-name="ce21" table:number-columns-repeated="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Bushido</text:p>
          </table:table-cell>
          <table:table-cell table:style-name="ce68"/>
          <table:table-cell table:style-name="ce90" office:value-type="string" calcext:value-type="string">
            <text:p>Wounded units fight at full strength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1" office:value-type="string" calcext:value-type="string">
            <text:p>Nobunaga</text:p>
          </table:table-cell>
          <table:table-cell table:style-name="ce6" office:value-type="string" calcext:value-type="string">
            <text:p>Japan</text:p>
          </table:table-cell>
          <table:table-cell table:style-name="ce1" office:value-type="string" calcext:value-type="string">
            <text:p>Conqueror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Elite Units</text:p>
          </table:table-cell>
          <table:table-cell table:style-name="ce22" table:number-columns-repeated="2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Dojo</text:p>
          </table:table-cell>
          <table:table-cell table:style-name="ce69" office:value-type="string" calcext:value-type="string">
            <text:p>Barracks</text:p>
          </table:table-cell>
          <table:table-cell table:style-name="ce96" office:value-type="string" calcext:value-type="string">
            <text:p>Barracks increases XP over time, better strategic resourc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76]&amp;&quot;z&quot;" office:value-type="string" office:string-value="Japanz" calcext:value-type="string">
            <text:p>Japanz</text:p>
          </table:table-cell>
          <table:table-cell table:style-name="ce13" table:formula="of:=[.C76]" office:value-type="string" office:string-value="Conqueror" calcext:value-type="string">
            <text:p>Conqueror</text:p>
          </table:table-cell>
          <table:table-cell table:style-name="ce1" table:number-columns-repeated="2"/>
          <table:table-cell table:style-name="ce23"/>
          <table:table-cell table:style-name="ce36" office:value-type="string" calcext:value-type="string">
            <text:p>✓</text:p>
          </table:table-cell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Samurai</text:p>
          </table:table-cell>
          <table:table-cell table:style-name="ce70" office:value-type="string" calcext:value-type="string">
            <text:p>Longsword</text:p>
          </table:table-cell>
          <table:table-cell table:style-name="ce92" office:value-type="string" calcext:value-type="string">
            <text:p>Stronger <text:span text:style-name="T10">in open terrain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79];LEN([.B79])-1)" office:value-type="string" office:string-value="Kore" calcext:value-type="string">
            <text:p>Kore</text:p>
          </table:table-cell>
          <table:table-cell table:style-name="ce12" table:formula="of:=[.C79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Joseon Dynasty</text:p>
          </table:table-cell>
          <table:table-cell table:style-name="ce71"/>
          <table:table-cell table:style-name="ce93" office:value-type="string" calcext:value-type="string">
            <text:p>Science from farm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Sejong</text:p>
          </table:table-cell>
          <table:table-cell table:style-name="ce8" office:value-type="string" calcext:value-type="string">
            <text:p>Korea</text:p>
          </table:table-cell>
          <table:table-cell table:style-name="ce2" office:value-type="string" calcext:value-type="string">
            <text:p>Diplomat</text:p>
          </table:table-cell>
          <table:table-cell table:style-name="ce2" office:value-type="string" calcext:value-type="string">
            <text:p>Worker</text:p>
          </table:table-cell>
          <table:table-cell table:style-name="ce2" office:value-type="string" calcext:value-type="string">
            <text:p>Science</text:p>
          </table:table-cell>
          <table:table-cell table:style-name="ce24"/>
          <table:table-cell table:style-name="ce45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Jade Hall</text:p>
          </table:table-cell>
          <table:table-cell table:style-name="ce72" office:value-type="string" calcext:value-type="string">
            <text:p>N. College</text:p>
          </table:table-cell>
          <table:table-cell table:style-name="ce94" office:value-type="string" calcext:value-type="string">
            <text:p>Science from specialists, does not require libraries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/>
          <table:table-cell table:style-name="ce7" table:formula="of:=[.B79]&amp;&quot;z&quot;" office:value-type="string" office:string-value="Koreaz" calcext:value-type="string">
            <text:p>Koreaz</text:p>
          </table:table-cell>
          <table:table-cell table:style-name="ce12" table:formula="of:=[.C79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20" office:value-type="string" calcext:value-type="string">
            <text:p>Early military rockets</text:p>
          </table:table-cell>
          <table:table-cell table:style-name="ce37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Hwach'a</text:p>
          </table:table-cell>
          <table:table-cell table:style-name="ce67" office:value-type="string" calcext:value-type="string">
            <text:p>Trebuchet</text:p>
          </table:table-cell>
          <table:table-cell table:style-name="ce89" office:value-type="string" calcext:value-type="string">
            <text:p>Equal to combined crossbow and treb, friendly land bonu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82];LEN([.B82])-1)" office:value-type="string" office:string-value="Mayan" calcext:value-type="string">
            <text:p>Mayan</text:p>
          </table:table-cell>
          <table:table-cell table:style-name="ce13" table:formula="of:=[.C82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1" table:number-columns-repeated="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Long Count</text:p>
          </table:table-cell>
          <table:table-cell table:style-name="ce68"/>
          <table:table-cell table:style-name="ce90" office:value-type="string" calcext:value-type="string">
            <text:p>Free great people after Theology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Pacal</text:p>
          </table:table-cell>
          <table:table-cell table:style-name="ce6" office:value-type="string" calcext:value-type="string">
            <text:p>Mayans</text:p>
          </table:table-cell>
          <table:table-cell table:style-name="ce1" office:value-type="string" calcext:value-type="string">
            <text:p>Diplomat</text:p>
          </table:table-cell>
          <table:table-cell table:style-name="ce1" office:value-type="string" calcext:value-type="string">
            <text:p>Archer</text:p>
          </table:table-cell>
          <table:table-cell table:style-name="ce1" office:value-type="string" calcext:value-type="string">
            <text:p>Religious Research</text:p>
          </table:table-cell>
          <table:table-cell table:style-name="ce22" table:number-columns-repeated="2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Pyramid</text:p>
          </table:table-cell>
          <table:table-cell table:style-name="ce69" office:value-type="string" calcext:value-type="string">
            <text:p>Shrine</text:p>
          </table:table-cell>
          <table:table-cell table:style-name="ce96" office:value-type="string" calcext:value-type="string">
            <text:p>Adds scienc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82]&amp;&quot;z&quot;" office:value-type="string" office:string-value="Mayansz" calcext:value-type="string">
            <text:p>Mayansz</text:p>
          </table:table-cell>
          <table:table-cell table:style-name="ce13" table:formula="of:=[.C82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Atlatist</text:p>
          </table:table-cell>
          <table:table-cell table:style-name="ce70" office:value-type="string" calcext:value-type="string">
            <text:p>Archer</text:p>
          </table:table-cell>
          <table:table-cell table:style-name="ce92" office:value-type="string" calcext:value-type="string">
            <text:p>Buildable at turn 0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85];LEN([.B85])-1)" office:value-type="string" office:string-value="Mongoli" calcext:value-type="string">
            <text:p>Mongoli</text:p>
          </table:table-cell>
          <table:table-cell table:style-name="ce12" table:formula="of:=[.C85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18" office:value-type="string" calcext:value-type="string">
            <text:p>Primary military strategy</text:p>
          </table:table-cell>
          <table:table-cell table:style-name="ce40" office:value-type="string" calcext:value-type="string">
            <text:p>✓</text:p>
          </table:table-cell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Mongol Terror</text:p>
          </table:table-cell>
          <table:table-cell table:style-name="ce71"/>
          <table:table-cell table:style-name="ce87" office:value-type="string" calcext:value-type="string">
            <text:p>CS you can bully surrender<text:span text:style-name="T2">; faster mounted </text:span><text:span text:style-name="T9">and vanguard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Genghis</text:p>
          </table:table-cell>
          <table:table-cell table:style-name="ce8" office:value-type="string" calcext:value-type="string">
            <text:p>Mongolia</text:p>
          </table:table-cell>
          <table:table-cell table:style-name="ce2" office:value-type="string" calcext:value-type="string">
            <text:p>Conqueror</text:p>
          </table:table-cell>
          <table:table-cell table:style-name="ce2" office:value-type="string" calcext:value-type="string">
            <text:p>Scout</text:p>
          </table:table-cell>
          <table:table-cell table:style-name="ce2" office:value-type="string" calcext:value-type="string">
            <text:p>Surrender or Die</text:p>
          </table:table-cell>
          <table:table-cell table:style-name="ce20" office:value-type="string" calcext:value-type="string">
            <text:p>Nomadic lifestyle</text:p>
          </table:table-cell>
          <table:table-cell table:style-name="ce20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Khan</text:p>
          </table:table-cell>
          <table:table-cell table:style-name="ce67" office:value-type="string" calcext:value-type="string">
            <text:p>Great Gen.</text:p>
          </table:table-cell>
          <table:table-cell table:style-name="ce89" office:value-type="string" calcext:value-type="string">
            <text:p>Faster, and heals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/>
          <table:table-cell table:style-name="ce7" table:formula="of:=[.B85]&amp;&quot;z&quot;" office:value-type="string" office:string-value="Mongoliaz" calcext:value-type="string">
            <text:p>Mongoliaz</text:p>
          </table:table-cell>
          <table:table-cell table:style-name="ce12" table:formula="of:=[.C85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20" office:value-type="string" calcext:value-type="string">
            <text:p>Horse-focused society</text:p>
          </table:table-cell>
          <table:table-cell table:style-name="ce20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Keshik</text:p>
          </table:table-cell>
          <table:table-cell table:style-name="ce67" office:value-type="string" calcext:value-type="string">
            <text:p>Knights</text:p>
          </table:table-cell>
          <table:table-cell table:style-name="ce89" office:value-type="string" calcext:value-type="string">
            <text:p>Ranged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88];LEN([.B88])-1)" office:value-type="string" office:string-value="Morocc" calcext:value-type="string">
            <text:p>Morocc</text:p>
          </table:table-cell>
          <table:table-cell table:style-name="ce13" table:formula="of:=[.C88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1"/>
          <table:table-cell table:style-name="ce48" office:value-type="string" calcext:value-type="string">
            <text:p>✓</text:p>
          </table:table-cell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Gateway to Africa</text:p>
          </table:table-cell>
          <table:table-cell table:style-name="ce68"/>
          <table:table-cell table:style-name="ce103" office:value-type="string" calcext:value-type="string">
            <text:p>Desert speed for civilians<text:span text:style-name="T2">, extra gold and culture from trade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Ahmad</text:p>
          </table:table-cell>
          <table:table-cell table:style-name="ce6" office:value-type="string" calcext:value-type="string">
            <text:p>Morocco</text:p>
          </table:table-cell>
          <table:table-cell table:style-name="ce1" office:value-type="string" calcext:value-type="string">
            <text:p>Diploma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Desert Development</text:p>
          </table:table-cell>
          <table:table-cell table:style-name="ce22" table:number-columns-repeated="2"/>
          <table:table-cell table:style-name="ce60" office:value-type="string" calcext:value-type="string">
            <text:p>I</text:p>
          </table:table-cell>
          <table:table-cell table:style-name="ce78" office:value-type="string" calcext:value-type="string">
            <text:p>Kasbah</text:p>
          </table:table-cell>
          <table:table-cell table:style-name="ce78"/>
          <table:table-cell table:style-name="ce102" office:value-type="string" calcext:value-type="string">
            <text:p>Improves desert til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88]&amp;&quot;z&quot;" office:value-type="string" office:string-value="Moroccoz" calcext:value-type="string">
            <text:p>Moroccoz</text:p>
          </table:table-cell>
          <table:table-cell table:style-name="ce13" table:formula="of:=[.C88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Berber Cavalry</text:p>
          </table:table-cell>
          <table:table-cell table:style-name="ce70" office:value-type="string" calcext:value-type="string">
            <text:p>Cavalry</text:p>
          </table:table-cell>
          <table:table-cell table:style-name="ce92" office:value-type="string" calcext:value-type="string">
            <text:p>Stronger in deserts and friendly territory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91];LEN([.B91])-1)" office:value-type="string" office:string-value="Netherland" calcext:value-type="string">
            <text:p>Netherland</text:p>
          </table:table-cell>
          <table:table-cell table:style-name="ce12" table:formula="of:=[.C91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18"/>
          <table:table-cell table:style-name="ce40" office:value-type="string" calcext:value-type="string">
            <text:p>✓</text:p>
          </table:table-cell>
          <table:table-cell table:style-name="ce44" office:value-type="string" calcext:value-type="string">
            <text:p>A</text:p>
          </table:table-cell>
          <table:table-cell table:style-name="ce65" office:value-type="string" calcext:value-type="string">
            <text:p>Amsterdam Bourse</text:p>
          </table:table-cell>
          <table:table-cell table:style-name="ce71"/>
          <table:table-cell table:style-name="ce87" office:value-type="string" calcext:value-type="string">
            <text:p>+5% gold per luxury resource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8" office:value-type="string" calcext:value-type="string">
            <text:p>Netherlands</text:p>
          </table:table-cell>
          <table:table-cell table:style-name="ce2" office:value-type="string" calcext:value-type="string">
            <text:p>Expansioni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Luxury Trade</text:p>
          </table:table-cell>
          <table:table-cell table:style-name="ce28"/>
          <table:table-cell table:style-name="ce38" office:value-type="string" calcext:value-type="string">
            <text:p>✓</text:p>
          </table:table-cell>
          <table:table-cell table:style-name="ce58" office:value-type="string" calcext:value-type="string">
            <text:p>I</text:p>
          </table:table-cell>
          <table:table-cell table:style-name="ce75" office:value-type="string" calcext:value-type="string">
            <text:p>Polder</text:p>
          </table:table-cell>
          <table:table-cell table:style-name="ce75"/>
          <table:table-cell table:style-name="ce98" office:value-type="string" calcext:value-type="string">
            <text:p>Food on marshes and <text:span text:style-name="T9">desert rivers</text:span><text:span text:style-name="T6"> </text:span><text:span text:style-name="T11">coastline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91]&amp;&quot;z&quot;" office:value-type="string" office:string-value="Netherlandsz" calcext:value-type="string">
            <text:p>Netherlandsz</text:p>
          </table:table-cell>
          <table:table-cell table:style-name="ce12" table:formula="of:=[.C91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20"/>
          <table:table-cell table:style-name="ce33" office:value-type="string" calcext:value-type="string">
            <text:p>►</text:p>
          </table:table-cell>
          <table:table-cell table:style-name="ce41" office:value-type="string" calcext:value-type="string">
            <text:p>B</text:p>
          </table:table-cell>
          <table:table-cell table:style-name="ce77" office:value-type="string" calcext:value-type="string">
            <text:p>Trade Office</text:p>
          </table:table-cell>
          <table:table-cell table:style-name="ce77" office:value-type="string" calcext:value-type="string">
            <text:p>Caravansary</text:p>
          </table:table-cell>
          <table:table-cell table:style-name="ce101" office:value-type="string" calcext:value-type="string">
            <text:p>Doubles luxury supply, +50% trade route rang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94];LEN([.B94])-1)" office:value-type="string" office:string-value="Ottoman" calcext:value-type="string">
            <text:p>Ottoman</text:p>
          </table:table-cell>
          <table:table-cell table:style-name="ce13" table:formula="of:=[.C94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1"/>
          <table:table-cell table:style-name="ce48" office:value-type="string" calcext:value-type="string">
            <text:p>✓</text:p>
          </table:table-cell>
          <table:table-cell table:style-name="ce46" office:value-type="string" calcext:value-type="string">
            <text:p>A</text:p>
          </table:table-cell>
          <table:table-cell table:style-name="ce80" office:value-type="string" calcext:value-type="string">
            <text:p>Tribute</text:p>
          </table:table-cell>
          <table:table-cell table:style-name="ce80"/>
          <table:table-cell table:style-name="ce103" office:value-type="string" calcext:value-type="string">
            <text:p>Gold from internal trade rout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Suleiman</text:p>
          </table:table-cell>
          <table:table-cell table:style-name="ce6" office:value-type="string" calcext:value-type="string">
            <text:p>Ottomans</text:p>
          </table:table-cell>
          <table:table-cell table:style-name="ce1" office:value-type="string" calcext:value-type="string">
            <text:p>Expansionis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Tribute</text:p>
          </table:table-cell>
          <table:table-cell table:style-name="ce23"/>
          <table:table-cell table:style-name="ce47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Janissary</text:p>
          </table:table-cell>
          <table:table-cell table:style-name="ce70" office:value-type="string" calcext:value-type="string">
            <text:p>Arquebus</text:p>
          </table:table-cell>
          <table:table-cell table:style-name="ce92" office:value-type="string" calcext:value-type="string">
            <text:p>Heal every turn, adjacent bonu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94]&amp;&quot;z&quot;" office:value-type="string" office:string-value="Ottomansz" calcext:value-type="string">
            <text:p>Ottomansz</text:p>
          </table:table-cell>
          <table:table-cell table:style-name="ce13" table:formula="of:=[.C94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3"/>
          <table:table-cell table:style-name="ce26"/>
          <table:table-cell table:style-name="ce57" office:value-type="string" calcext:value-type="string">
            <text:p>U</text:p>
          </table:table-cell>
          <table:table-cell table:style-name="ce74" office:value-type="string" calcext:value-type="string">
            <text:p>Sipahi</text:p>
          </table:table-cell>
          <table:table-cell table:style-name="ce74"/>
          <table:table-cell table:style-name="ce91" office:value-type="string" calcext:value-type="string">
            <text:p>Lancers with higher speed, sight, and pillaging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95]&amp;&quot;z&quot;" office:value-type="string" office:string-value="Ottomanszz" calcext:value-type="string">
            <text:p>Ottomanszz</text:p>
          </table:table-cell>
          <table:table-cell table:style-name="ce13" table:formula="of:=[.C95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2"/>
          <table:table-cell table:style-name="ce43" office:value-type="string" calcext:value-type="string">
            <text:p>✓</text:p>
          </table:table-cell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Barbary Port</text:p>
          </table:table-cell>
          <table:table-cell table:style-name="ce69" office:value-type="string" calcext:value-type="string">
            <text:p>Lighthouse</text:p>
          </table:table-cell>
          <table:table-cell table:style-name="ce99" office:value-type="string" calcext:value-type="string">
            <text:p>Gives ship capture ability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98];LEN([.B98])-1)" office:value-type="string" office:string-value="Persi" calcext:value-type="string">
            <text:p>Persi</text:p>
          </table:table-cell>
          <table:table-cell table:style-name="ce12" table:formula="of:=[.C98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Achaemenid Legacy</text:p>
          </table:table-cell>
          <table:table-cell table:style-name="ce71"/>
          <table:table-cell table:style-name="ce93" office:value-type="string" calcext:value-type="string">
            <text:p>Faster culture and movement in golden ag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Darius</text:p>
          </table:table-cell>
          <table:table-cell table:style-name="ce8" office:value-type="string" calcext:value-type="string">
            <text:p>Persia</text:p>
          </table:table-cell>
          <table:table-cell table:style-name="ce2" office:value-type="string" calcext:value-type="string">
            <text:p>Expansionist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Golden Ages</text:p>
          </table:table-cell>
          <table:table-cell table:style-name="ce24" table:number-columns-repeated="2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Satrap</text:p>
          </table:table-cell>
          <table:table-cell table:style-name="ce72" office:value-type="string" calcext:value-type="string">
            <text:p>Market</text:p>
          </table:table-cell>
          <table:table-cell table:style-name="ce94" office:value-type="string" calcext:value-type="string">
            <text:p>Instant goldenage points, and more per turn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98]&amp;&quot;z&quot;" office:value-type="string" office:string-value="Persiaz" calcext:value-type="string">
            <text:p>Persiaz</text:p>
          </table:table-cell>
          <table:table-cell table:style-name="ce12" table:formula="of:=[.C98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Immortal</text:p>
          </table:table-cell>
          <table:table-cell table:style-name="ce67" office:value-type="string" calcext:value-type="string">
            <text:p>Spear</text:p>
          </table:table-cell>
          <table:table-cell table:style-name="ce89" office:value-type="string" calcext:value-type="string">
            <text:p>Heals double fast, goldenage points from victory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101];LEN([.B101])-1)" office:value-type="string" office:string-value="Polan" calcext:value-type="string">
            <text:p>Polan</text:p>
          </table:table-cell>
          <table:table-cell table:style-name="ce13" table:formula="of:=[.C101]" office:value-type="string" office:string-value="Coalition" calcext:value-type="string">
            <text:p>Coalition</text:p>
          </table:table-cell>
          <table:table-cell table:style-name="ce1" table:number-columns-repeated="2"/>
          <table:table-cell table:style-name="ce21"/>
          <table:table-cell table:style-name="ce4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Solidarity</text:p>
          </table:table-cell>
          <table:table-cell table:style-name="ce68"/>
          <table:table-cell table:style-name="ce90" office:value-type="string" calcext:value-type="string">
            <text:p>Free social policy with each era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Casimir</text:p>
          </table:table-cell>
          <table:table-cell table:style-name="ce6" office:value-type="string" calcext:value-type="string">
            <text:p>Poland</text:p>
          </table:table-cell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?</text:p>
          </table:table-cell>
          <table:table-cell table:style-name="ce22"/>
          <table:table-cell table:style-name="ce49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Ducal Stable</text:p>
          </table:table-cell>
          <table:table-cell table:style-name="ce69" office:value-type="string" calcext:value-type="string">
            <text:p>Stable</text:p>
          </table:table-cell>
          <table:table-cell table:style-name="ce96" office:value-type="string" calcext:value-type="string">
            <text:p>Experience for mounted unit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101]&amp;&quot;z&quot;" office:value-type="string" office:string-value="Polandz" calcext:value-type="string">
            <text:p>Polandz</text:p>
          </table:table-cell>
          <table:table-cell table:style-name="ce13" table:formula="of:=[.C101]" office:value-type="string" office:string-value="Coalition" calcext:value-type="string">
            <text:p>Coalition</text:p>
          </table:table-cell>
          <table:table-cell table:style-name="ce1" table:number-columns-repeated="2"/>
          <table:table-cell table:style-name="ce22" table:number-columns-repeated="2"/>
          <table:table-cell table:style-name="ce47" office:value-type="string" calcext:value-type="string">
            <text:p>U</text:p>
          </table:table-cell>
          <table:table-cell table:style-name="ce69" office:value-type="string" calcext:value-type="string">
            <text:p>Winged Hussar</text:p>
          </table:table-cell>
          <table:table-cell table:style-name="ce69" office:value-type="string" calcext:value-type="string">
            <text:p>Lancer</text:p>
          </table:table-cell>
          <table:table-cell table:style-name="ce96" office:value-type="string" calcext:value-type="string">
            <text:p>Forces enemies to retrea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104];LEN([.B104])-1)" office:value-type="string" office:string-value="Polynesi" calcext:value-type="string">
            <text:p>Polynesi</text:p>
          </table:table-cell>
          <table:table-cell table:style-name="ce12" table:formula="of:=[.C104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Wayfinding</text:p>
          </table:table-cell>
          <table:table-cell table:style-name="ce71"/>
          <table:table-cell table:style-name="ce93" office:value-type="string" calcext:value-type="string">
            <text:p>Can embark from turn 0, combat bonus near Moai Statu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Kame</text:p>
          </table:table-cell>
          <table:table-cell table:style-name="ce8" office:value-type="string" calcext:value-type="string">
            <text:p>Polynesia</text:p>
          </table:table-cell>
          <table:table-cell table:style-name="ce2" office:value-type="string" calcext:value-type="string">
            <text:p>Diploma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Peaceful Exploration</text:p>
          </table:table-cell>
          <table:table-cell table:style-name="ce20"/>
          <table:table-cell table:style-name="ce28"/>
          <table:table-cell table:style-name="ce58" office:value-type="string" calcext:value-type="string">
            <text:p>I</text:p>
          </table:table-cell>
          <table:table-cell table:style-name="ce75" office:value-type="string" calcext:value-type="string">
            <text:p>Moai Statues</text:p>
          </table:table-cell>
          <table:table-cell table:style-name="ce75"/>
          <table:table-cell table:style-name="ce98" office:value-type="string" calcext:value-type="string">
            <text:p>Cultural improvemen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[.B104]&amp;&quot;z&quot;" office:value-type="string" office:string-value="Polynesiaz" calcext:value-type="string">
            <text:p>Polynesiaz</text:p>
          </table:table-cell>
          <table:table-cell table:style-name="ce12" table:formula="of:=[.C104]" office:value-type="string" office:string-value="Diplomat" calcext:value-type="string">
            <text:p>Diplomat</text:p>
          </table:table-cell>
          <table:table-cell table:style-name="ce2" table:number-columns-repeated="2"/>
          <table:table-cell table:style-name="ce20"/>
          <table:table-cell table:style-name="ce37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Maori Warrior</text:p>
          </table:table-cell>
          <table:table-cell table:style-name="ce67" office:value-type="string" calcext:value-type="string">
            <text:p>Warrior</text:p>
          </table:table-cell>
          <table:table-cell table:style-name="ce89" office:value-type="string" calcext:value-type="string">
            <text:p>Decreases enemy strength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107];LEN([.B107])-1)" office:value-type="string" office:string-value="Portuga" calcext:value-type="string">
            <text:p>Portuga</text:p>
          </table:table-cell>
          <table:table-cell table:style-name="ce13" table:formula="of:=[.C107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1"/>
          <table:table-cell table:style-name="ce4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Mare Clausum</text:p>
          </table:table-cell>
          <table:table-cell table:style-name="ce68"/>
          <table:table-cell table:style-name="ce90" office:value-type="string" calcext:value-type="string">
            <text:p>More gold from trade route resource diversity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Maria</text:p>
          </table:table-cell>
          <table:table-cell table:style-name="ce6" office:value-type="string" calcext:value-type="string">
            <text:p>Portugal</text:p>
          </table:table-cell>
          <table:table-cell table:style-name="ce1" office:value-type="string" calcext:value-type="string">
            <text:p>Expansionis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Trade</text:p>
          </table:table-cell>
          <table:table-cell table:style-name="ce23" table:number-columns-repeated="2"/>
          <table:table-cell table:style-name="ce60" office:value-type="string" calcext:value-type="string">
            <text:p>I</text:p>
          </table:table-cell>
          <table:table-cell table:style-name="ce78" office:value-type="string" calcext:value-type="string">
            <text:p>Feitoria</text:p>
          </table:table-cell>
          <table:table-cell table:style-name="ce78"/>
          <table:table-cell table:style-name="ce102" office:value-type="string" calcext:value-type="string">
            <text:p>Gives the luxury of citystate non-alli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107]&amp;&quot;z&quot;" office:value-type="string" office:string-value="Portugalz" calcext:value-type="string">
            <text:p>Portugalz</text:p>
          </table:table-cell>
          <table:table-cell table:style-name="ce13" table:formula="of:=[.C107]" office:value-type="string" office:string-value="Expansionist" calcext:value-type="string">
            <text:p>Expansionist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Nau</text:p>
          </table:table-cell>
          <table:table-cell table:style-name="ce70" office:value-type="string" calcext:value-type="string">
            <text:p>Carrack</text:p>
          </table:table-cell>
          <table:table-cell table:style-name="ce92" office:value-type="string" calcext:value-type="string">
            <text:p>Earns gold/xp from trade mission</text:p>
          </table:table-cell>
          <table:table-cell table:style-name="ce109"/>
          <table:table-cell table:number-columns-repeated="1012"/>
        </table:table-row>
        <table:table-row table:style-name="ro5">
          <table:table-cell table:style-name="ce2"/>
          <table:table-cell table:style-name="ce7" table:formula="of:=LEFT([.B110];LEN([.B110])-1)" office:value-type="string" office:string-value="Rom" calcext:value-type="string">
            <text:p>Rom</text:p>
          </table:table-cell>
          <table:table-cell table:style-name="ce12" table:formula="of:=[.C110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Glory of Rome</text:p>
          </table:table-cell>
          <table:table-cell table:style-name="ce71"/>
          <table:table-cell table:style-name="ce93" office:value-type="string" calcext:value-type="string">
            <text:p>Production bonus for buildings extant in capital. <text:span text:style-name="T1">Starts with Iron in first 5 cities.</text:span>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 office:value-type="string" calcext:value-type="string">
            <text:p>Augustus</text:p>
          </table:table-cell>
          <table:table-cell table:style-name="ce8" office:value-type="string" calcext:value-type="string">
            <text:p>Rome</text:p>
          </table:table-cell>
          <table:table-cell table:style-name="ce2" office:value-type="string" calcext:value-type="string">
            <text:p>Conqueror</text:p>
          </table:table-cell>
          <table:table-cell table:style-name="ce2" office:value-type="string" calcext:value-type="string">
            <text:p>Warrior,</text:p>
          </table:table-cell>
          <table:table-cell table:style-name="ce2" office:value-type="string" calcext:value-type="string">
            <text:p>Early Dominance</text:p>
          </table:table-cell>
          <table:table-cell table:style-name="ce20" office:value-type="string" calcext:value-type="string">
            <text:p>Military organization, road building</text:p>
          </table:table-cell>
          <table:table-cell table:style-name="ce50" office:value-type="string" calcext:value-type="string">
            <text:p>✓</text:p>
          </table:table-cell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Legion</text:p>
          </table:table-cell>
          <table:table-cell table:style-name="ce67" office:value-type="string" calcext:value-type="string">
            <text:p>Sword</text:p>
          </table:table-cell>
          <table:table-cell table:style-name="ce104" office:value-type="string" calcext:value-type="string">
            <text:p>Earlier, starts with Cover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/>
          <table:table-cell table:style-name="ce7" table:formula="of:=[.B110]&amp;&quot;z&quot;" office:value-type="string" office:string-value="Romez" calcext:value-type="string">
            <text:p>Romez</text:p>
          </table:table-cell>
          <table:table-cell table:style-name="ce12" table:formula="of:=[.C110]" office:value-type="string" office:string-value="Conqueror" calcext:value-type="string">
            <text:p>Conqueror</text:p>
          </table:table-cell>
          <table:table-cell table:style-name="ce2" office:value-type="string" calcext:value-type="string">
            <text:p>Liburna</text:p>
          </table:table-cell>
          <table:table-cell table:style-name="ce2"/>
          <table:table-cell table:style-name="ce20" office:value-type="string" calcext:value-type="string">
            <text:p>Coastal Mediterranean empire</text:p>
          </table:table-cell>
          <table:table-cell table:style-name="ce50" office:value-type="string" calcext:value-type="string">
            <text:p>✓</text:p>
          </table:table-cell>
          <table:table-cell table:style-name="ce61" office:value-type="string" calcext:value-type="string">
            <text:p>U</text:p>
          </table:table-cell>
          <table:table-cell table:style-name="ce81" office:value-type="string" calcext:value-type="string">
            <text:p>Liburna</text:p>
          </table:table-cell>
          <table:table-cell table:style-name="ce81" office:value-type="string" calcext:value-type="string">
            <text:p>Trireme</text:p>
          </table:table-cell>
          <table:table-cell table:style-name="ce104" office:value-type="string" calcext:value-type="string">
            <text:p>Can move after attacking, starts with Merchant Raider 1</text:p>
          </table:table-cell>
          <table:table-cell table:style-name="ce111"/>
          <table:table-cell table:style-name="ce114" table:number-columns-repeated="1012"/>
        </table:table-row>
        <table:table-row table:style-name="ro6">
          <table:table-cell table:style-name="ce1"/>
          <table:table-cell table:style-name="ce9" table:formula="of:=LEFT([.B113];LEN([.B113])-1)" office:value-type="string" office:string-value="Russi" calcext:value-type="string">
            <text:p>Russi</text:p>
          </table:table-cell>
          <table:table-cell table:style-name="ce13" table:formula="of:=[.C113]" office:value-type="string" office:string-value="Coalition" calcext:value-type="string">
            <text:p>Coalition</text:p>
          </table:table-cell>
          <table:table-cell table:style-name="ce1" table:number-columns-repeated="2"/>
          <table:table-cell table:style-name="ce21" office:value-type="string" calcext:value-type="string">
            <text:p>Large-scale central planning</text:p>
          </table:table-cell>
          <table:table-cell table:style-name="ce48" office:value-type="string" calcext:value-type="string">
            <text:p>✓</text:p>
          </table:table-cell>
          <table:table-cell table:style-name="ce46" office:value-type="string" calcext:value-type="string">
            <text:p>A</text:p>
          </table:table-cell>
          <table:table-cell table:style-name="ce80" office:value-type="string" calcext:value-type="string">
            <text:p>Planned Economy</text:p>
          </table:table-cell>
          <table:table-cell table:style-name="ce80"/>
          <table:table-cell table:style-name="ce103" office:value-type="string" calcext:value-type="string">
            <text:p>+1 sight, +1 civilian speed, less unhappy from city count</text:p>
          </table:table-cell>
          <table:table-cell table:style-name="ce110"/>
          <table:table-cell table:style-name="ce113" table:number-columns-repeated="1012"/>
        </table:table-row>
        <table:table-row table:style-name="ro2">
          <table:table-cell table:style-name="ce1" office:value-type="string" calcext:value-type="string">
            <text:p>Catherine</text:p>
          </table:table-cell>
          <table:table-cell table:style-name="ce6" office:value-type="string" calcext:value-type="string">
            <text:p>Russia</text:p>
          </table:table-cell>
          <table:table-cell table:style-name="ce1" office:value-type="string" calcext:value-type="string">
            <text:p>Coalition</text:p>
          </table:table-cell>
          <table:table-cell table:style-name="ce11" office:value-type="string" calcext:value-type="string">
            <text:p>Scout</text:p>
          </table:table-cell>
          <table:table-cell table:style-name="ce1" office:value-type="string" calcext:value-type="string">
            <text:p>Expansion</text:p>
          </table:table-cell>
          <table:table-cell table:style-name="ce22" table:number-columns-repeated="2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Krepost</text:p>
          </table:table-cell>
          <table:table-cell table:style-name="ce69" office:value-type="string" calcext:value-type="string">
            <text:p>Barracks</text:p>
          </table:table-cell>
          <table:table-cell table:style-name="ce96" office:value-type="string" calcext:value-type="string">
            <text:p>Borders expand faster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113]&amp;&quot;z&quot;" office:value-type="string" office:string-value="Russiaz" calcext:value-type="string">
            <text:p>Russiaz</text:p>
          </table:table-cell>
          <table:table-cell table:style-name="ce13" table:formula="of:=[.C113]" office:value-type="string" office:string-value="Coalition" calcext:value-type="string">
            <text:p>Coalition</text:p>
          </table:table-cell>
          <table:table-cell table:style-name="ce1" table:number-columns-repeated="2"/>
          <table:table-cell table:style-name="ce23"/>
          <table:table-cell table:style-name="ce21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Cossack</text:p>
          </table:table-cell>
          <table:table-cell table:style-name="ce70" office:value-type="string" calcext:value-type="string">
            <text:p>Dragoon</text:p>
          </table:table-cell>
          <table:table-cell table:style-name="ce92" office:value-type="string" calcext:value-type="string">
            <text:p>Stronger vs wounded unit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116];LEN([.B116])-1)" office:value-type="string" office:string-value="Shoshon" calcext:value-type="string">
            <text:p>Shoshon</text:p>
          </table:table-cell>
          <table:table-cell table:style-name="ce12" table:formula="of:=[.C116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Great Expanse</text:p>
          </table:table-cell>
          <table:table-cell table:style-name="ce71"/>
          <table:table-cell table:style-name="ce93" office:value-type="string" calcext:value-type="string">
            <text:p>Cities start with extra territory, homeland combat bonu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Pocatello</text:p>
          </table:table-cell>
          <table:table-cell table:style-name="ce8" office:value-type="string" calcext:value-type="string">
            <text:p>Shoshone</text:p>
          </table:table-cell>
          <table:table-cell table:style-name="ce2" office:value-type="string" calcext:value-type="string">
            <text:p>Expansionist</text:p>
          </table:table-cell>
          <table:table-cell table:style-name="ce2" office:value-type="string" calcext:value-type="string">
            <text:p>Scout</text:p>
          </table:table-cell>
          <table:table-cell table:style-name="ce2" office:value-type="string" calcext:value-type="string">
            <text:p>Territory</text:p>
          </table:table-cell>
          <table:table-cell table:style-name="ce24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Pathfinder</text:p>
          </table:table-cell>
          <table:table-cell table:style-name="ce67" office:value-type="string" calcext:value-type="string">
            <text:p>Scout</text:p>
          </table:table-cell>
          <table:table-cell table:style-name="ce89" office:value-type="string" calcext:value-type="string">
            <text:p>Stronger, can choose ruin bonuses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/>
          <table:table-cell table:style-name="ce7" table:formula="of:=[.B116]&amp;&quot;z&quot;" office:value-type="string" office:string-value="Shoshonez" calcext:value-type="string">
            <text:p>Shoshonez</text:p>
          </table:table-cell>
          <table:table-cell table:style-name="ce12" table:formula="of:=[.C116]" office:value-type="string" office:string-value="Expansionist" calcext:value-type="string">
            <text:p>Expansionist</text:p>
          </table:table-cell>
          <table:table-cell table:style-name="ce2" table:number-columns-repeated="2"/>
          <table:table-cell table:style-name="ce20" table:number-columns-repeated="2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Commanche Rider</text:p>
          </table:table-cell>
          <table:table-cell table:style-name="ce67" office:value-type="string" calcext:value-type="string">
            <text:p>Cavalry</text:p>
          </table:table-cell>
          <table:table-cell table:style-name="ce89" office:value-type="string" calcext:value-type="string">
            <text:p>Faster movement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1"/>
          <table:table-cell table:style-name="ce9" table:formula="of:=LEFT([.B119];LEN([.B119])-1)" office:value-type="string" office:string-value="Sia" calcext:value-type="string">
            <text:p>Sia</text:p>
          </table:table-cell>
          <table:table-cell table:style-name="ce13" table:formula="of:=[.C119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1" table:number-columns-repeated="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Father Governs C.</text:p>
          </table:table-cell>
          <table:table-cell table:style-name="ce68"/>
          <table:table-cell table:style-name="ce90" office:value-type="string" calcext:value-type="string">
            <text:p>Higher income from citystates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1" office:value-type="string" calcext:value-type="string">
            <text:p>Ramkham</text:p>
          </table:table-cell>
          <table:table-cell table:style-name="ce6" office:value-type="string" calcext:value-type="string">
            <text:p>Siam</text:p>
          </table:table-cell>
          <table:table-cell table:style-name="ce1" office:value-type="string" calcext:value-type="string">
            <text:p>Diplomat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Citystate Allies</text:p>
          </table:table-cell>
          <table:table-cell table:style-name="ce22" table:number-columns-repeated="2"/>
          <table:table-cell table:style-name="ce39" office:value-type="string" calcext:value-type="string">
            <text:p>B</text:p>
          </table:table-cell>
          <table:table-cell table:style-name="ce69" office:value-type="string" calcext:value-type="string">
            <text:p>Wat</text:p>
          </table:table-cell>
          <table:table-cell table:style-name="ce69" office:value-type="string" calcext:value-type="string">
            <text:p>University</text:p>
          </table:table-cell>
          <table:table-cell table:style-name="ce96" office:value-type="string" calcext:value-type="string">
            <text:p>Gives culture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1"/>
          <table:table-cell table:style-name="ce9" table:formula="of:=[.B119]&amp;&quot;z&quot;" office:value-type="string" office:string-value="Siamz" calcext:value-type="string">
            <text:p>Siamz</text:p>
          </table:table-cell>
          <table:table-cell table:style-name="ce13" table:formula="of:=[.C119]" office:value-type="string" office:string-value="Diplomat" calcext:value-type="string">
            <text:p>Diplomat</text:p>
          </table:table-cell>
          <table:table-cell table:style-name="ce1" table:number-columns-repeated="2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Elephants</text:p>
          </table:table-cell>
          <table:table-cell table:style-name="ce70" office:value-type="string" calcext:value-type="string">
            <text:p>Knight</text:p>
          </table:table-cell>
          <table:table-cell table:style-name="ce92" office:value-type="string" calcext:value-type="string">
            <text:p>Bonus vs mounted, no resource requirement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122];LEN([.B122])-1)" office:value-type="string" office:string-value="Songha" calcext:value-type="string">
            <text:p>Songha</text:p>
          </table:table-cell>
          <table:table-cell table:style-name="ce12" table:formula="of:=[.C122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18" office:value-type="string" calcext:value-type="string">
            <text:p>Askia had unusually strong militia</text:p>
          </table:table-cell>
          <table:table-cell table:style-name="ce40" office:value-type="string" calcext:value-type="string">
            <text:p>✓</text:p>
          </table:table-cell>
          <table:table-cell table:style-name="ce44" office:value-type="string" calcext:value-type="string">
            <text:p>A</text:p>
          </table:table-cell>
          <table:table-cell table:style-name="ce65" office:value-type="string" calcext:value-type="string">
            <text:p>Militia of Gao</text:p>
          </table:table-cell>
          <table:table-cell table:style-name="ce65"/>
          <table:table-cell table:style-name="ce87" office:value-type="string" calcext:value-type="string">
            <text:p>Vanguards see farther and move faster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Askia</text:p>
          </table:table-cell>
          <table:table-cell table:style-name="ce8" office:value-type="string" calcext:value-type="string">
            <text:p>Songhai</text:p>
          </table:table-cell>
          <table:table-cell table:style-name="ce2" office:value-type="string" calcext:value-type="string">
            <text:p>Conqueror</text:p>
          </table:table-cell>
          <table:table-cell table:style-name="ce2" office:value-type="string" calcext:value-type="string">
            <text:p>Scout</text:p>
          </table:table-cell>
          <table:table-cell table:style-name="ce2" office:value-type="string" calcext:value-type="string">
            <text:p>Mobility</text:p>
          </table:table-cell>
          <table:table-cell table:style-name="ce24" office:value-type="string" calcext:value-type="string">
            <text:p>Devout Muslim</text:p>
          </table:table-cell>
          <table:table-cell table:style-name="ce24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Pyramid Mosque</text:p>
          </table:table-cell>
          <table:table-cell table:style-name="ce72" office:value-type="string" calcext:value-type="string">
            <text:p>Temple</text:p>
          </table:table-cell>
          <table:table-cell table:style-name="ce94" office:value-type="string" calcext:value-type="string">
            <text:p>Adds culture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/>
          <table:table-cell table:style-name="ce7" table:formula="of:=[.B122]&amp;&quot;z&quot;" office:value-type="string" office:string-value="Songhaiz" calcext:value-type="string">
            <text:p>Songhaiz</text:p>
          </table:table-cell>
          <table:table-cell table:style-name="ce12" table:formula="of:=[.C122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20" office:value-type="string" calcext:value-type="string">
            <text:p>Used expert cavalry</text:p>
          </table:table-cell>
          <table:table-cell table:style-name="ce20"/>
          <table:table-cell table:style-name="ce37" office:value-type="string" calcext:value-type="string">
            <text:p>U</text:p>
          </table:table-cell>
          <table:table-cell table:style-name="ce67" office:value-type="string" calcext:value-type="string">
            <text:p>Mandekalu</text:p>
          </table:table-cell>
          <table:table-cell table:style-name="ce67" office:value-type="string" calcext:value-type="string">
            <text:p>Knight</text:p>
          </table:table-cell>
          <table:table-cell table:style-name="ce89" office:value-type="string" calcext:value-type="string">
            <text:p>Siege promotion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LEFT([.B125];LEN([.B125])-1)" office:value-type="string" office:string-value="Spai" calcext:value-type="string">
            <text:p>Spai</text:p>
          </table:table-cell>
          <table:table-cell table:style-name="ce13" table:formula="of:=[.C125]" office:value-type="string" office:string-value="Conqueror" calcext:value-type="string">
            <text:p>Conqueror</text:p>
          </table:table-cell>
          <table:table-cell table:style-name="ce1" table:number-columns-repeated="2"/>
          <table:table-cell table:style-name="ce21" office:value-type="string" calcext:value-type="string">
            <text:p>Spanish unification, later missionaries</text:p>
          </table:table-cell>
          <table:table-cell table:style-name="ce48" office:value-type="string" calcext:value-type="string">
            <text:p>✓</text:p>
          </table:table-cell>
          <table:table-cell table:style-name="ce46" office:value-type="string" calcext:value-type="string">
            <text:p>A</text:p>
          </table:table-cell>
          <table:table-cell table:style-name="ce80" office:value-type="string" calcext:value-type="string">
            <text:p>Reconquista</text:p>
          </table:table-cell>
          <table:table-cell table:style-name="ce80"/>
          <table:table-cell table:style-name="ce103" office:value-type="string" calcext:value-type="string">
            <text:p>Faith from capturing citi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 office:value-type="string" calcext:value-type="string">
            <text:p>Isabella</text:p>
          </table:table-cell>
          <table:table-cell table:style-name="ce6" office:value-type="string" calcext:value-type="string">
            <text:p>Spain</text:p>
          </table:table-cell>
          <table:table-cell table:style-name="ce1" office:value-type="string" calcext:value-type="string">
            <text:p>Conqueror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Religious Conquest</text:p>
          </table:table-cell>
          <table:table-cell table:style-name="ce23" office:value-type="string" calcext:value-type="string">
            <text:p>Early combined-arms warfare</text:p>
          </table:table-cell>
          <table:table-cell table:style-name="ce23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Tercio</text:p>
          </table:table-cell>
          <table:table-cell table:style-name="ce70" office:value-type="string" calcext:value-type="string">
            <text:p>Pike</text:p>
          </table:table-cell>
          <table:table-cell table:style-name="ce92" office:value-type="string" calcext:value-type="string">
            <text:p>Stronger vs mele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1"/>
          <table:table-cell table:style-name="ce9" table:formula="of:=[.B125]&amp;&quot;z&quot;" office:value-type="string" office:string-value="Spainz" calcext:value-type="string">
            <text:p>Spainz</text:p>
          </table:table-cell>
          <table:table-cell table:style-name="ce13" table:formula="of:=[.C125]" office:value-type="string" office:string-value="Conqueror" calcext:value-type="string">
            <text:p>Conqueror</text:p>
          </table:table-cell>
          <table:table-cell table:style-name="ce1" table:number-columns-repeated="2"/>
          <table:table-cell table:style-name="ce23" office:value-type="string" calcext:value-type="string">
            <text:p>Spanish colonialism</text:p>
          </table:table-cell>
          <table:table-cell table:style-name="ce36" office:value-type="string" calcext:value-type="string">
            <text:p>✓</text:p>
          </table:table-cell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Conquistador</text:p>
          </table:table-cell>
          <table:table-cell table:style-name="ce70" office:value-type="string" calcext:value-type="string">
            <text:p>Knight</text:p>
          </table:table-cell>
          <table:table-cell table:style-name="ce92" office:value-type="string" calcext:value-type="string">
            <text:p>Stronger, can <text:span text:style-name="T9">found cities</text:span><text:span text:style-name="T7"> </text:span><text:span text:style-name="T10">spread religion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/>
          <table:table-cell table:style-name="ce7" table:formula="of:=LEFT([.B128];LEN([.B128])-1)" office:value-type="string" office:string-value="Swede" calcext:value-type="string">
            <text:p>Swede</text:p>
          </table:table-cell>
          <table:table-cell table:style-name="ce12" table:formula="of:=[.C128]" office:value-type="string" office:string-value="Coalition" calcext:value-type="string">
            <text:p>Coalition</text:p>
          </table:table-cell>
          <table:table-cell table:style-name="ce2" table:number-columns-repeated="2"/>
          <table:table-cell table:style-name="ce18" office:value-type="string" calcext:value-type="string">
            <text:p>Highly trained standing army</text:p>
          </table:table-cell>
          <table:table-cell table:style-name="ce40" office:value-type="string" calcext:value-type="string">
            <text:p>✓</text:p>
          </table:table-cell>
          <table:table-cell table:style-name="ce44" office:value-type="string" calcext:value-type="string">
            <text:p>A</text:p>
          </table:table-cell>
          <table:table-cell table:style-name="ce65" office:value-type="string" calcext:value-type="string">
            <text:p>Allotment System</text:p>
          </table:table-cell>
          <table:table-cell table:style-name="ce65"/>
          <table:table-cell table:style-name="ce87" office:value-type="string" calcext:value-type="string">
            <text:p>Free strong copy of newly researched unit lines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Gustavus</text:p>
          </table:table-cell>
          <table:table-cell table:style-name="ce8" office:value-type="string" calcext:value-type="string">
            <text:p>Sweden</text:p>
          </table:table-cell>
          <table:table-cell table:style-name="ce2" office:value-type="string" calcext:value-type="string">
            <text:p>Coaliti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?</text:p>
          </table:table-cell>
          <table:table-cell table:style-name="ce24" office:value-type="string" calcext:value-type="string">
            <text:p>Early universal education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Folkskola</text:p>
          </table:table-cell>
          <table:table-cell table:style-name="ce72" office:value-type="string" calcext:value-type="string">
            <text:p>Public School</text:p>
          </table:table-cell>
          <table:table-cell table:style-name="ce94" office:value-type="string" calcext:value-type="string">
            <text:p>Appears eary on military track, with extra scienc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4"/>
          <table:table-cell table:style-name="ce7" table:formula="of:=[.B128]&amp;&quot;z&quot;" office:value-type="string" office:string-value="Swedenz" calcext:value-type="string">
            <text:p>Swedenz</text:p>
          </table:table-cell>
          <table:table-cell table:style-name="ce12" table:formula="of:=NA()" office:value-type="string" office:string-value="#N/A" calcext:value-type="error">
            <text:p>#N/A</text:p>
          </table:table-cell>
          <table:table-cell table:style-name="ce4" table:number-columns-repeated="2"/>
          <table:table-cell table:style-name="ce29"/>
          <table:table-cell table:style-name="ce51"/>
          <table:table-cell table:style-name="ce51" office:value-type="string" calcext:value-type="string">
            <text:p>U</text:p>
          </table:table-cell>
          <table:table-cell table:style-name="ce82" office:value-type="string" calcext:value-type="string">
            <text:p>Carolean</text:p>
          </table:table-cell>
          <table:table-cell table:style-name="ce82" office:value-type="string" calcext:value-type="string">
            <text:p>Musket</text:p>
          </table:table-cell>
          <table:table-cell table:style-name="ce105" office:value-type="string" calcext:value-type="string">
            <text:p>Heals after kills</text:p>
          </table:table-cell>
          <table:table-cell table:style-name="ce109"/>
          <table:table-cell table:number-columns-repeated="1012"/>
        </table:table-row>
        <table:table-row table:style-name="ro4">
          <table:table-cell table:style-name="ce1"/>
          <table:table-cell table:style-name="ce9" table:formula="of:=LEFT([.B131];LEN([.B131])-1)" office:value-type="string" office:string-value="Venic" calcext:value-type="string">
            <text:p>Venic</text:p>
          </table:table-cell>
          <table:table-cell table:style-name="ce13" table:formula="of:=[.C131]" office:value-type="string" office:string-value="Conqueror" calcext:value-type="string">
            <text:p>Conqueror</text:p>
          </table:table-cell>
          <table:table-cell table:style-name="ce1" table:number-columns-repeated="2"/>
          <table:table-cell table:style-name="ce21" table:number-columns-repeated="2"/>
          <table:table-cell table:style-name="ce46" office:value-type="string" calcext:value-type="string">
            <text:p>A</text:p>
          </table:table-cell>
          <table:table-cell table:style-name="ce68" office:value-type="string" calcext:value-type="string">
            <text:p>Serenissima</text:p>
          </table:table-cell>
          <table:table-cell table:style-name="ce68"/>
          <table:table-cell table:style-name="ce90" office:value-type="string" calcext:value-type="string">
            <text:p>Double trade routes and a Merchant at Optics. Can purchase in puppets, but cannot build or annex cities.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1" office:value-type="string" calcext:value-type="string">
            <text:p>Enrico</text:p>
          </table:table-cell>
          <table:table-cell table:style-name="ce6" office:value-type="string" calcext:value-type="string">
            <text:p>Venice</text:p>
          </table:table-cell>
          <table:table-cell table:style-name="ce1" office:value-type="string" calcext:value-type="string">
            <text:p>Conqueror</text:p>
          </table:table-cell>
          <table:table-cell table:style-name="ce1" office:value-type="string" calcext:value-type="string">
            <text:p>Warrior,</text:p>
          </table:table-cell>
          <table:table-cell table:style-name="ce1" office:value-type="string" calcext:value-type="string">
            <text:p>One City</text:p>
          </table:table-cell>
          <table:table-cell table:style-name="ce30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Merchant of Venice</text:p>
          </table:table-cell>
          <table:table-cell table:style-name="ce70" office:value-type="string" calcext:value-type="string">
            <text:p>Merchant</text:p>
          </table:table-cell>
          <table:table-cell table:style-name="ce92" office:value-type="string" calcext:value-type="string">
            <text:p>Turns citystates into puppets, stronger gold mission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1"/>
          <table:table-cell table:style-name="ce9" table:formula="of:=[.B131]&amp;&quot;z&quot;" office:value-type="string" office:string-value="Venicez" calcext:value-type="string">
            <text:p>Venicez</text:p>
          </table:table-cell>
          <table:table-cell table:style-name="ce13" table:formula="of:=[.C131]" office:value-type="string" office:string-value="Conqueror" calcext:value-type="string">
            <text:p>Conqueror</text:p>
          </table:table-cell>
          <table:table-cell table:style-name="ce11" office:value-type="string" calcext:value-type="string">
            <text:p>Bireme</text:p>
          </table:table-cell>
          <table:table-cell table:style-name="ce1"/>
          <table:table-cell table:style-name="ce23" table:number-columns-repeated="2"/>
          <table:table-cell table:style-name="ce47" office:value-type="string" calcext:value-type="string">
            <text:p>U</text:p>
          </table:table-cell>
          <table:table-cell table:style-name="ce70" office:value-type="string" calcext:value-type="string">
            <text:p>Great Galleass</text:p>
          </table:table-cell>
          <table:table-cell table:style-name="ce70" office:value-type="string" calcext:value-type="string">
            <text:p>Galleass</text:p>
          </table:table-cell>
          <table:table-cell table:style-name="ce92" office:value-type="string" calcext:value-type="string">
            <text:p>Stronger</text:p>
          </table:table-cell>
          <table:table-cell table:style-name="ce111"/>
          <table:table-cell table:style-name="ce114" table:number-columns-repeated="1012"/>
        </table:table-row>
        <table:table-row table:style-name="ro2">
          <table:table-cell table:style-name="ce2"/>
          <table:table-cell table:style-name="ce7" table:formula="of:=LEFT([.B134];LEN([.B134])-1)" office:value-type="string" office:string-value="Zulu" calcext:value-type="string">
            <text:p>Zulu</text:p>
          </table:table-cell>
          <table:table-cell table:style-name="ce12" table:formula="of:=[.C134]" office:value-type="string" office:string-value="Conqueror" calcext:value-type="string">
            <text:p>Conqueror</text:p>
          </table:table-cell>
          <table:table-cell table:style-name="ce2" table:number-columns-repeated="2"/>
          <table:table-cell table:style-name="ce18" table:number-columns-repeated="2"/>
          <table:table-cell table:style-name="ce44" office:value-type="string" calcext:value-type="string">
            <text:p>A</text:p>
          </table:table-cell>
          <table:table-cell table:style-name="ce71" office:value-type="string" calcext:value-type="string">
            <text:p>Iklwa</text:p>
          </table:table-cell>
          <table:table-cell table:style-name="ce71"/>
          <table:table-cell table:style-name="ce106" office:value-type="string" calcext:value-type="string">
            <text:p>Faster experience gain, less melee maintenance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2" office:value-type="string" calcext:value-type="string">
            <text:p>Shaka</text:p>
          </table:table-cell>
          <table:table-cell table:style-name="ce8" office:value-type="string" calcext:value-type="string">
            <text:p>Zulus</text:p>
          </table:table-cell>
          <table:table-cell table:style-name="ce2" office:value-type="string" calcext:value-type="string">
            <text:p>Conqueror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Melee</text:p>
          </table:table-cell>
          <table:table-cell table:style-name="ce24"/>
          <table:table-cell table:style-name="ce52" office:value-type="string" calcext:value-type="string">
            <text:p>✓</text:p>
          </table:table-cell>
          <table:table-cell table:style-name="ce45" office:value-type="string" calcext:value-type="string">
            <text:p>B</text:p>
          </table:table-cell>
          <table:table-cell table:style-name="ce72" office:value-type="string" calcext:value-type="string">
            <text:p>Ikanda</text:p>
          </table:table-cell>
          <table:table-cell table:style-name="ce72" office:value-type="string" calcext:value-type="string">
            <text:p>Barracks</text:p>
          </table:table-cell>
          <table:table-cell table:style-name="ce94" office:value-type="string" calcext:value-type="string">
            <text:p>Soldier <text:span text:style-name="T4">and Vanguard</text:span><text:span text:style-name="T3"> units have unique promotion line</text:span></text:p>
          </table:table-cell>
          <table:table-cell table:style-name="ce109"/>
          <table:table-cell table:number-columns-repeated="1012"/>
        </table:table-row>
        <table:table-row table:style-name="ro2">
          <table:table-cell table:style-name="ce4"/>
          <table:table-cell table:style-name="ce7" table:formula="of:=[.B134]&amp;&quot;z&quot;" office:value-type="string" office:string-value="Zulusz" calcext:value-type="string">
            <text:p>Zulusz</text:p>
          </table:table-cell>
          <table:table-cell table:style-name="ce12" table:formula="of:=[.C134]" office:value-type="string" office:string-value="Conqueror" calcext:value-type="string">
            <text:p>Conqueror</text:p>
          </table:table-cell>
          <table:table-cell table:style-name="ce4" table:number-columns-repeated="2"/>
          <table:table-cell table:style-name="ce29"/>
          <table:table-cell table:style-name="ce53"/>
          <table:table-cell table:style-name="ce37" office:value-type="string" calcext:value-type="string">
            <text:p>U</text:p>
          </table:table-cell>
          <table:table-cell table:style-name="ce82" office:value-type="string" calcext:value-type="string">
            <text:p>Impi</text:p>
          </table:table-cell>
          <table:table-cell table:style-name="ce82" office:value-type="string" calcext:value-type="string">
            <text:p>Pike</text:p>
          </table:table-cell>
          <table:table-cell table:style-name="ce105" office:value-type="string" calcext:value-type="string">
            <text:p>Free attack</text:p>
          </table:table-cell>
          <table:table-cell table:style-name="ce109"/>
          <table:table-cell table:number-columns-repeated="1012"/>
        </table:table-row>
        <table:table-row table:style-name="ro2" table:number-rows-repeated="9">
          <table:table-cell table:style-name="ce1"/>
          <table:table-cell table:style-name="ce6"/>
          <table:table-cell table:style-name="ce11"/>
          <table:table-cell table:style-name="ce1" table:number-columns-repeated="2"/>
          <table:table-cell table:style-name="ce31" table:number-columns-repeated="2"/>
          <table:table-cell table:style-name="ce62"/>
          <table:table-cell table:style-name="ce83" table:number-columns-repeated="2"/>
          <table:table-cell table:style-name="ce107"/>
          <table:table-cell table:style-name="ce109"/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table:style-name="ce85" table:formula="of:=[.I151]*1.5"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style-name="ce85" table:formula="of:=[.I152]*1.5" office:value-type="float" office:value="112.5" calcext:value-type="float">
            <text:p>113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style-name="ce85" table:formula="of:=[.I153]*1.5" office:value-type="float" office:value="168.75" calcext:value-type="float">
            <text:p>169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style-name="ce85" table:formula="of:=[.I154]*1.5" office:value-type="float" office:value="253.125" calcext:value-type="float">
            <text:p>253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table:style-name="ce85" table:formula="of:=[.I155]*1.5" office:value-type="float" office:value="379.6875" calcext:value-type="float">
            <text:p>38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table:style-name="ce85" table:formula="of:=[.I156]*1.5" office:value-type="float" office:value="569.53125" calcext:value-type="float">
            <text:p>570</text:p>
          </table:table-cell>
          <table:table-cell table:number-columns-repeated="1015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ities" table:style-name="ta2">
        <office:forms form:automatic-focus="false" form:apply-design-mode="false"/>
        <table:table-column table:style-name="co3" table:default-cell-style-name="ce123"/>
        <table:table-column table:style-name="co9" table:default-cell-style-name="ce138"/>
        <table:table-column table:style-name="co10" table:default-cell-style-name="ce123"/>
        <table:table-column table:style-name="co11" table:number-columns-repeated="8" table:default-cell-style-name="ce123"/>
        <table:table-column table:style-name="co12" table:default-cell-style-name="ce123"/>
        <table:table-column table:style-name="co8" table:number-columns-repeated="238" table:default-cell-style-name="ce123"/>
        <table:table-column table:style-name="co8" table:number-columns-repeated="7" table:default-cell-style-name="ce172"/>
        <table:table-column table:style-name="co8" table:number-columns-repeated="767" table:default-cell-style-name="Default"/>
        <table:table-row table:style-name="ro7">
          <table:table-cell table:style-name="ce31"/>
          <table:table-cell table:style-name="ce124"/>
          <table:table-cell table:style-name="ce139"/>
          <table:table-cell table:style-name="ce153" office:value-type="string" calcext:value-type="string">
            <text:p>Settler spam</text:p>
          </table:table-cell>
          <table:table-cell table:style-name="ce153" office:value-type="string" calcext:value-type="string">
            <text:p>Ally CS</text:p>
          </table:table-cell>
          <table:table-cell table:style-name="ce153" office:value-type="string" calcext:value-type="string">
            <text:p>Attack CS</text:p>
          </table:table-cell>
          <table:table-cell table:style-name="ce153" office:value-type="string" calcext:value-type="string">
            <text:p>Conquest</text:p>
          </table:table-cell>
          <table:table-cell table:style-name="ce153" office:value-type="string" calcext:value-type="string">
            <text:p>Tourism</text:p>
          </table:table-cell>
          <table:table-cell table:style-name="ce153" office:value-type="string" calcext:value-type="string">
            <text:p>Apollo</text:p>
          </table:table-cell>
          <table:table-cell table:style-name="ce153" office:value-type="string" calcext:value-type="string">
            <text:p>Religion</text:p>
          </table:table-cell>
          <table:table-cell table:style-name="ce153" office:value-type="string" calcext:value-type="string">
            <text:p>Naval</text:p>
          </table:table-cell>
          <table:table-cell table:style-name="ce171"/>
          <table:table-cell table:style-name="ce153"/>
          <table:table-cell table:number-columns-repeated="1011"/>
        </table:table-row>
        <table:table-row table:style-name="ro8">
          <table:table-cell table:style-name="ce31"/>
          <table:table-cell table:style-name="ce125" office:value-type="string" calcext:value-type="string">
            <text:p>Total</text:p>
          </table:table-cell>
          <table:table-cell table:style-name="ce140" table:formula="of:=ROW([.C46])-ROW([.C4])" office:value-type="float" office:value="42" calcext:value-type="float">
            <text:p>42</text:p>
          </table:table-cell>
          <table:table-cell table:style-name="ce154" table:formula="of:=COUNTIF([.D4:.D46];&quot;&quot;)/[.$C2]" office:value-type="percentage" office:value="0.30952380952381" calcext:value-type="percentage">
            <text:p>31%</text:p>
          </table:table-cell>
          <table:table-cell table:style-name="ce154" table:formula="of:=COUNTIF([.E4:.E46];&quot;&quot;)/[.$C2]" office:value-type="percentage" office:value="0.476190476190476" calcext:value-type="percentage">
            <text:p>48%</text:p>
          </table:table-cell>
          <table:table-cell table:style-name="ce154" table:formula="of:=COUNTIF([.F4:.F46];&quot;&quot;)/[.$C2]" office:value-type="percentage" office:value="0.214285714285714" calcext:value-type="percentage">
            <text:p>21%</text:p>
          </table:table-cell>
          <table:table-cell table:style-name="ce154" table:formula="of:=COUNTIF([.G4:.G46];&quot;&quot;)/[.$C2]" office:value-type="percentage" office:value="0.428571428571429" calcext:value-type="percentage">
            <text:p>43%</text:p>
          </table:table-cell>
          <table:table-cell table:style-name="ce154" table:formula="of:=COUNTIF([.H4:.H46];&quot;&quot;)/[.$C2]" office:value-type="percentage" office:value="0.285714285714286" calcext:value-type="percentage">
            <text:p>29%</text:p>
          </table:table-cell>
          <table:table-cell table:style-name="ce154" table:formula="of:=COUNTIF([.I4:.I46];&quot;&quot;)/[.$C2]" office:value-type="percentage" office:value="0.595238095238095" calcext:value-type="percentage">
            <text:p>60%</text:p>
          </table:table-cell>
          <table:table-cell table:style-name="ce154" table:formula="of:=COUNTIF([.J4:.J46];&quot;&quot;)/[.$C2]" office:value-type="percentage" office:value="0.285714285714286" calcext:value-type="percentage">
            <text:p>29%</text:p>
          </table:table-cell>
          <table:table-cell table:style-name="ce154" table:formula="of:=COUNTIF([.K4:.K46];&quot;&quot;)/[.$C2]" office:value-type="percentage" office:value="0.238095238095238" calcext:value-type="percentage">
            <text:p>24%</text:p>
          </table:table-cell>
          <table:table-cell table:style-name="ce171"/>
          <table:table-cell table:style-name="ce153"/>
          <table:table-cell table:number-columns-repeated="1011"/>
        </table:table-row>
        <table:table-row table:style-name="ro8">
          <table:table-cell table:style-name="ce31"/>
          <table:table-cell table:style-name="ce124"/>
          <table:table-cell table:style-name="ce139"/>
          <table:table-cell table:style-name="ce153" table:number-columns-repeated="8"/>
          <table:table-cell table:style-name="ce171"/>
          <table:table-cell table:style-name="ce153"/>
          <table:table-cell table:number-columns-repeated="1011"/>
        </table:table-row>
        <table:table-row table:style-name="ro9">
          <table:table-cell table:style-name="ce116" office:value-type="string" calcext:value-type="string" table:number-columns-spanned="1" table:number-rows-spanned="10">
            <text:p>Conqueror</text:p>
          </table:table-cell>
          <table:table-cell table:style-name="ce126" office:value-type="string" calcext:value-type="string">
            <text:p>Ashurbanipal</text:p>
          </table:table-cell>
          <table:table-cell table:style-name="ce141" office:value-type="string" calcext:value-type="string">
            <text:p>Assyria</text:p>
          </table:table-cell>
          <table:table-cell table:number-columns-repeated="2" table:style-name="ce155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</text:p>
          </table:table-cell>
          <table:table-cell table:number-columns-repeated="4" table:style-name="ce155" office:value-type="string" calcext:value-type="string">
            <text:p>-</text:p>
          </table:table-cell>
          <table:table-cell table:style-name="ce142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7" office:value-type="string" calcext:value-type="string">
            <text:p>Attila</text:p>
          </table:table-cell>
          <table:table-cell table:style-name="ce142" office:value-type="string" calcext:value-type="string">
            <text:p>Huns</text:p>
          </table:table-cell>
          <table:table-cell table:number-columns-repeated="2" table:style-name="ce155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</text:p>
          </table:table-cell>
          <table:table-cell table:number-columns-repeated="4" table:style-name="ce155" office:value-type="string" calcext:value-type="string">
            <text:p>-</text:p>
          </table:table-cell>
          <table:table-cell table:style-name="ce142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7" office:value-type="string" calcext:value-type="string">
            <text:p>Oda Nobunaga</text:p>
          </table:table-cell>
          <table:table-cell table:style-name="ce142" office:value-type="string" calcext:value-type="string">
            <text:p>Japan</text:p>
          </table:table-cell>
          <table:table-cell table:number-columns-repeated="2" table:style-name="ce155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</text:p>
          </table:table-cell>
          <table:table-cell table:number-columns-repeated="4" table:style-name="ce155" office:value-type="string" calcext:value-type="string">
            <text:p>-</text:p>
          </table:table-cell>
          <table:table-cell table:style-name="ce143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7" office:value-type="string" calcext:value-type="string">
            <text:p>Genghis</text:p>
          </table:table-cell>
          <table:table-cell table:style-name="ce142" office:value-type="string" calcext:value-type="string">
            <text:p>Mongolia</text:p>
          </table:table-cell>
          <table:table-cell table:number-columns-repeated="2" table:style-name="ce155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</text:p>
          </table:table-cell>
          <table:table-cell table:number-columns-repeated="4" table:style-name="ce155" office:value-type="string" calcext:value-type="string">
            <text:p>-</text:p>
          </table:table-cell>
          <table:table-cell table:style-name="ce143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7" office:value-type="string" calcext:value-type="string">
            <text:p>Augustus</text:p>
          </table:table-cell>
          <table:table-cell table:style-name="ce142" office:value-type="string" calcext:value-type="string">
            <text:p>Rome</text:p>
          </table:table-cell>
          <table:table-cell table:number-columns-repeated="2" table:style-name="ce155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</text:p>
          </table:table-cell>
          <table:table-cell table:number-columns-repeated="4" table:style-name="ce155" office:value-type="string" calcext:value-type="string">
            <text:p>-</text:p>
          </table:table-cell>
          <table:table-cell table:style-name="ce142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7" office:value-type="string" calcext:value-type="string">
            <text:p>Askia</text:p>
          </table:table-cell>
          <table:table-cell table:style-name="ce142" office:value-type="string" calcext:value-type="string">
            <text:p>Songhai</text:p>
          </table:table-cell>
          <table:table-cell table:number-columns-repeated="2" table:style-name="ce155" office:value-type="string" calcext:value-type="string">
            <text:p>-</text:p>
          </table:table-cell>
          <table:table-cell table:number-columns-repeated="3" table:style-name="ce169" office:value-type="string" calcext:value-type="string">
            <text:p></text:p>
          </table:table-cell>
          <table:table-cell table:style-name="ce155" office:value-type="string" calcext:value-type="string">
            <text:p>-</text:p>
          </table:table-cell>
          <table:table-cell table:style-name="ce169" office:value-type="string" calcext:value-type="string">
            <text:p></text:p>
          </table:table-cell>
          <table:table-cell table:style-name="ce155" office:value-type="string" calcext:value-type="string">
            <text:p>-</text:p>
          </table:table-cell>
          <table:table-cell table:style-name="ce142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8" office:value-type="string" calcext:value-type="string">
            <text:p>Isabella</text:p>
          </table:table-cell>
          <table:table-cell table:style-name="ce143" office:value-type="string" calcext:value-type="string">
            <text:p>Spain</text:p>
          </table:table-cell>
          <table:table-cell table:number-columns-repeated="2" table:style-name="ce156" office:value-type="string" calcext:value-type="string">
            <text:p>-</text:p>
          </table:table-cell>
          <table:table-cell table:number-columns-repeated="3" table:style-name="ce170" office:value-type="string" calcext:value-type="string">
            <text:p></text:p>
          </table:table-cell>
          <table:table-cell table:style-name="ce156" office:value-type="string" calcext:value-type="string">
            <text:p>-</text:p>
          </table:table-cell>
          <table:table-cell table:style-name="ce170" office:value-type="string" calcext:value-type="string">
            <text:p></text:p>
          </table:table-cell>
          <table:table-cell table:style-name="ce156" office:value-type="string" calcext:value-type="string">
            <text:p>-</text:p>
          </table:table-cell>
          <table:table-cell table:style-name="ce142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8" office:value-type="string" calcext:value-type="string">
            <text:p>Harald</text:p>
          </table:table-cell>
          <table:table-cell table:style-name="ce143" office:value-type="string" calcext:value-type="string">
            <text:p>Denmark</text:p>
          </table:table-cell>
          <table:table-cell table:number-columns-repeated="2" table:style-name="ce156" office:value-type="string" calcext:value-type="string">
            <text:p>-</text:p>
          </table:table-cell>
          <table:table-cell table:number-columns-repeated="2" table:style-name="ce170" office:value-type="string" calcext:value-type="string">
            <text:p></text:p>
          </table:table-cell>
          <table:table-cell table:number-columns-repeated="3" table:style-name="ce156" office:value-type="string" calcext:value-type="string">
            <text:p>-</text:p>
          </table:table-cell>
          <table:table-cell table:style-name="ce170" office:value-type="string" calcext:value-type="string">
            <text:p></text:p>
          </table:table-cell>
          <table:table-cell table:style-name="ce142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6" office:value-type="string" calcext:value-type="string">
            <text:p>Enrico Dandolo</text:p>
          </table:table-cell>
          <table:table-cell table:style-name="ce141" office:value-type="string" calcext:value-type="string">
            <text:p>Venice</text:p>
          </table:table-cell>
          <table:table-cell table:number-columns-repeated="3" table:style-name="ce155" office:value-type="string" calcext:value-type="string">
            <text:p>-</text:p>
          </table:table-cell>
          <table:table-cell table:style-name="ce169" office:value-type="string" calcext:value-type="string">
            <text:p></text:p>
          </table:table-cell>
          <table:table-cell table:number-columns-repeated="3" table:style-name="ce155" office:value-type="string" calcext:value-type="string">
            <text:p>-</text:p>
          </table:table-cell>
          <table:table-cell table:style-name="ce169" office:value-type="string" calcext:value-type="string">
            <text:p></text:p>
          </table:table-cell>
          <table:table-cell table:style-name="ce142"/>
          <table:table-cell table:style-name="ce153"/>
          <table:table-cell table:number-columns-repeated="1011"/>
        </table:table-row>
        <table:table-row table:style-name="ro10">
          <table:covered-table-cell table:style-name="ce116"/>
          <table:table-cell table:style-name="ce126" office:value-type="string" calcext:value-type="string">
            <text:p>Shaka</text:p>
          </table:table-cell>
          <table:table-cell table:style-name="ce141" office:value-type="string" calcext:value-type="string">
            <text:p>Zulus</text:p>
          </table:table-cell>
          <table:table-cell table:number-columns-repeated="2" table:style-name="ce155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</text:p>
          </table:table-cell>
          <table:table-cell table:number-columns-repeated="4" table:style-name="ce155" office:value-type="string" calcext:value-type="string">
            <text:p>-</text:p>
          </table:table-cell>
          <table:table-cell table:style-name="ce142"/>
          <table:table-cell table:style-name="ce153"/>
          <table:table-cell table:number-columns-repeated="1011"/>
        </table:table-row>
        <table:table-row table:style-name="ro10">
          <table:table-cell table:style-name="ce117" office:value-type="string" calcext:value-type="string" table:number-columns-spanned="1" table:number-rows-spanned="8">
            <text:p>Coalition</text:p>
          </table:table-cell>
          <table:table-cell table:style-name="ce129" office:value-type="string" calcext:value-type="string">
            <text:p>Montezuma</text:p>
          </table:table-cell>
          <table:table-cell table:style-name="ce144" office:value-type="string" calcext:value-type="string">
            <text:p>Aztecs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number-columns-repeated="4" table:style-name="ce157" office:value-type="string" calcext:value-type="string">
            <text:p>-</text:p>
          </table:table-cell>
          <table:table-cell table:style-name="ce144"/>
          <table:table-cell table:style-name="ce153"/>
          <table:table-cell table:number-columns-repeated="1011"/>
        </table:table-row>
        <table:table-row table:style-name="ro10">
          <table:covered-table-cell table:style-name="ce117"/>
          <table:table-cell table:style-name="ce129" office:value-type="string" calcext:value-type="string">
            <text:p>Wu Zetain</text:p>
          </table:table-cell>
          <table:table-cell table:style-name="ce144" office:value-type="string" calcext:value-type="string">
            <text:p>China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number-columns-repeated="4" table:style-name="ce157" office:value-type="string" calcext:value-type="string">
            <text:p>-</text:p>
          </table:table-cell>
          <table:table-cell table:style-name="ce144"/>
          <table:table-cell table:style-name="ce153"/>
          <table:table-cell table:number-columns-repeated="1011"/>
        </table:table-row>
        <table:table-row table:style-name="ro10">
          <table:covered-table-cell table:style-name="ce117"/>
          <table:table-cell table:style-name="ce129" office:value-type="string" calcext:value-type="string">
            <text:p>Bismark</text:p>
          </table:table-cell>
          <table:table-cell table:style-name="ce144" office:value-type="string" calcext:value-type="string">
            <text:p>Germany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number-columns-repeated="4" table:style-name="ce157" office:value-type="string" calcext:value-type="string">
            <text:p>-</text:p>
          </table:table-cell>
          <table:table-cell table:style-name="ce144"/>
          <table:table-cell table:style-name="ce153"/>
          <table:table-cell table:number-columns-repeated="1011"/>
        </table:table-row>
        <table:table-row table:style-name="ro10">
          <table:covered-table-cell table:style-name="ce117"/>
          <table:table-cell table:style-name="ce129" office:value-type="string" calcext:value-type="string">
            <text:p>Alexander</text:p>
          </table:table-cell>
          <table:table-cell table:style-name="ce144" office:value-type="string" calcext:value-type="string">
            <text:p>Greece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number-columns-repeated="4" table:style-name="ce157" office:value-type="string" calcext:value-type="string">
            <text:p>-</text:p>
          </table:table-cell>
          <table:table-cell table:style-name="ce144"/>
          <table:table-cell table:style-name="ce153"/>
          <table:table-cell table:number-columns-repeated="1011"/>
        </table:table-row>
        <table:table-row table:style-name="ro10">
          <table:covered-table-cell table:style-name="ce117"/>
          <table:table-cell table:style-name="ce130" office:value-type="string" calcext:value-type="string">
            <text:p>Gajah Mada</text:p>
          </table:table-cell>
          <table:table-cell table:style-name="ce145" office:value-type="string" calcext:value-type="string">
            <text:p>Indonesia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number-columns-repeated="3"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44"/>
          <table:table-cell table:style-name="ce153"/>
          <table:table-cell table:number-columns-repeated="1011"/>
        </table:table-row>
        <table:table-row table:style-name="ro10">
          <table:covered-table-cell table:style-name="ce117"/>
          <table:table-cell table:style-name="ce130" office:value-type="string" calcext:value-type="string">
            <text:p>Casimir III</text:p>
          </table:table-cell>
          <table:table-cell table:style-name="ce145" office:value-type="string" calcext:value-type="string">
            <text:p>Poland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number-columns-repeated="4" table:style-name="ce157" office:value-type="string" calcext:value-type="string">
            <text:p>-</text:p>
          </table:table-cell>
          <table:table-cell table:style-name="ce144"/>
          <table:table-cell table:style-name="ce153"/>
          <table:table-cell table:number-columns-repeated="1011"/>
        </table:table-row>
        <table:table-row table:style-name="ro10">
          <table:covered-table-cell table:style-name="ce117"/>
          <table:table-cell table:style-name="ce129" office:value-type="string" calcext:value-type="string">
            <text:p>Catherine</text:p>
          </table:table-cell>
          <table:table-cell table:style-name="ce144" office:value-type="string" calcext:value-type="string">
            <text:p>Russia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number-columns-repeated="4" table:style-name="ce157" office:value-type="string" calcext:value-type="string">
            <text:p>-</text:p>
          </table:table-cell>
          <table:table-cell table:style-name="ce144"/>
          <table:table-cell table:style-name="ce153"/>
          <table:table-cell table:number-columns-repeated="1011"/>
        </table:table-row>
        <table:table-row table:style-name="ro10">
          <table:covered-table-cell table:style-name="ce117"/>
          <table:table-cell table:style-name="ce129" office:value-type="string" calcext:value-type="string">
            <text:p>Gustavus</text:p>
          </table:table-cell>
          <table:table-cell table:style-name="ce144" office:value-type="string" calcext:value-type="string">
            <text:p>Sweden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style-name="ce157" office:value-type="string" calcext:value-type="string">
            <text:p>-</text:p>
          </table:table-cell>
          <table:table-cell table:style-name="ce163" office:value-type="string" calcext:value-type="string">
            <text:p></text:p>
          </table:table-cell>
          <table:table-cell table:number-columns-repeated="4" table:style-name="ce157" office:value-type="string" calcext:value-type="string">
            <text:p>-</text:p>
          </table:table-cell>
          <table:table-cell table:style-name="ce144"/>
          <table:table-cell table:style-name="ce153"/>
          <table:table-cell table:number-columns-repeated="1011"/>
        </table:table-row>
        <table:table-row table:style-name="ro10">
          <table:table-cell table:style-name="ce118" office:value-type="string" calcext:value-type="string" table:number-columns-spanned="1" table:number-rows-spanned="12">
            <text:p>Diplomat</text:p>
          </table:table-cell>
          <table:table-cell table:style-name="ce131" office:value-type="string" calcext:value-type="string">
            <text:p>Maria</text:p>
          </table:table-cell>
          <table:table-cell table:style-name="ce146" office:value-type="string" calcext:value-type="string">
            <text:p>Austria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3"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2" office:value-type="string" calcext:value-type="string">
            <text:p>Pedro II</text:p>
          </table:table-cell>
          <table:table-cell table:style-name="ce147" office:value-type="string" calcext:value-type="string">
            <text:p>Brazil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number-columns-repeated="3" table:style-name="ce164" office:value-type="string" calcext:value-type="string">
            <text:p></text:p>
          </table:table-cell>
          <table:table-cell table:style-name="ce158" office:value-type="string" calcext:value-type="string">
            <text:p>-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1" office:value-type="string" calcext:value-type="string">
            <text:p>Theodora</text:p>
          </table:table-cell>
          <table:table-cell table:style-name="ce146" office:value-type="string" calcext:value-type="string">
            <text:p>Byzantium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number-columns-repeated="4" table:style-name="ce164" office:value-type="string" calcext:value-type="string">
            <text:p>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1" office:value-type="string" calcext:value-type="string">
            <text:p>Ramesses</text:p>
          </table:table-cell>
          <table:table-cell table:style-name="ce146" office:value-type="string" calcext:value-type="string">
            <text:p>Egypt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number-columns-repeated="3" table:style-name="ce164" office:value-type="string" calcext:value-type="string">
            <text:p></text:p>
          </table:table-cell>
          <table:table-cell table:style-name="ce158" office:value-type="string" calcext:value-type="string">
            <text:p>-</text:p>
          </table:table-cell>
          <table:table-cell table:style-name="ce148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1" office:value-type="string" calcext:value-type="string">
            <text:p>Haile</text:p>
          </table:table-cell>
          <table:table-cell table:style-name="ce146" office:value-type="string" calcext:value-type="string">
            <text:p>Ethiopia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number-columns-repeated="3" table:style-name="ce164" office:value-type="string" calcext:value-type="string">
            <text:p></text:p>
          </table:table-cell>
          <table:table-cell table:style-name="ce158" office:value-type="string" calcext:value-type="string">
            <text:p>-</text:p>
          </table:table-cell>
          <table:table-cell table:style-name="ce148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3" office:value-type="string" calcext:value-type="string">
            <text:p>Pachacuti</text:p>
          </table:table-cell>
          <table:table-cell table:style-name="ce148" office:value-type="string" calcext:value-type="string">
            <text:p>Incas</text:p>
          </table:table-cell>
          <table:table-cell table:style-name="ce159" office:value-type="string" calcext:value-type="string">
            <text:p>-</text:p>
          </table:table-cell>
          <table:table-cell table:style-name="ce165" office:value-type="string" calcext:value-type="string">
            <text:p></text:p>
          </table:table-cell>
          <table:table-cell table:number-columns-repeated="3" table:style-name="ce159" office:value-type="string" calcext:value-type="string">
            <text:p>-</text:p>
          </table:table-cell>
          <table:table-cell table:style-name="ce165" office:value-type="string" calcext:value-type="string">
            <text:p>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1" office:value-type="string" calcext:value-type="string">
            <text:p>Gandhi</text:p>
          </table:table-cell>
          <table:table-cell table:style-name="ce146" office:value-type="string" calcext:value-type="string">
            <text:p>India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number-columns-repeated="3" table:style-name="ce164" office:value-type="string" calcext:value-type="string">
            <text:p></text:p>
          </table:table-cell>
          <table:table-cell table:style-name="ce158" office:value-type="string" calcext:value-type="string">
            <text:p>-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3" office:value-type="string" calcext:value-type="string">
            <text:p>Sejong</text:p>
          </table:table-cell>
          <table:table-cell table:style-name="ce148" office:value-type="string" calcext:value-type="string">
            <text:p>Korea</text:p>
          </table:table-cell>
          <table:table-cell table:style-name="ce159" office:value-type="string" calcext:value-type="string">
            <text:p>-</text:p>
          </table:table-cell>
          <table:table-cell table:style-name="ce165" office:value-type="string" calcext:value-type="string">
            <text:p></text:p>
          </table:table-cell>
          <table:table-cell table:number-columns-repeated="3" table:style-name="ce159" office:value-type="string" calcext:value-type="string">
            <text:p>-</text:p>
          </table:table-cell>
          <table:table-cell table:style-name="ce165" office:value-type="string" calcext:value-type="string">
            <text:p>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1" office:value-type="string" calcext:value-type="string">
            <text:p>Pacal</text:p>
          </table:table-cell>
          <table:table-cell table:style-name="ce146" office:value-type="string" calcext:value-type="string">
            <text:p>Mayans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number-columns-repeated="3" table:style-name="ce164" office:value-type="string" calcext:value-type="string">
            <text:p></text:p>
          </table:table-cell>
          <table:table-cell table:style-name="ce158" office:value-type="string" calcext:value-type="string">
            <text:p>-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2" office:value-type="string" calcext:value-type="string">
            <text:p>Ahmad al-Mansur</text:p>
          </table:table-cell>
          <table:table-cell table:style-name="ce147" office:value-type="string" calcext:value-type="string">
            <text:p>Morocco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number-columns-repeated="3" table:style-name="ce164" office:value-type="string" calcext:value-type="string">
            <text:p></text:p>
          </table:table-cell>
          <table:table-cell table:style-name="ce158" office:value-type="string" calcext:value-type="string">
            <text:p>-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3" office:value-type="string" calcext:value-type="string">
            <text:p>Kamehameha</text:p>
          </table:table-cell>
          <table:table-cell table:style-name="ce148" office:value-type="string" calcext:value-type="string">
            <text:p>Polynesia</text:p>
          </table:table-cell>
          <table:table-cell table:style-name="ce159" office:value-type="string" calcext:value-type="string">
            <text:p>-</text:p>
          </table:table-cell>
          <table:table-cell table:style-name="ce165" office:value-type="string" calcext:value-type="string">
            <text:p></text:p>
          </table:table-cell>
          <table:table-cell table:number-columns-repeated="3" table:style-name="ce159" office:value-type="string" calcext:value-type="string">
            <text:p>-</text:p>
          </table:table-cell>
          <table:table-cell table:style-name="ce165" office:value-type="string" calcext:value-type="string">
            <text:p></text:p>
          </table:table-cell>
          <table:table-cell table:style-name="ce159" office:value-type="string" calcext:value-type="string">
            <text:p>-</text:p>
          </table:table-cell>
          <table:table-cell table:style-name="ce165" office:value-type="string" calcext:value-type="string">
            <text:p></text:p>
          </table:table-cell>
          <table:table-cell table:style-name="ce148"/>
          <table:table-cell table:style-name="ce153"/>
          <table:table-cell table:number-columns-repeated="1011"/>
        </table:table-row>
        <table:table-row table:style-name="ro10">
          <table:covered-table-cell table:style-name="ce118"/>
          <table:table-cell table:style-name="ce131" office:value-type="string" calcext:value-type="string">
            <text:p>Ramkhamhaeng</text:p>
          </table:table-cell>
          <table:table-cell table:style-name="ce146" office:value-type="string" calcext:value-type="string">
            <text:p>Siam</text:p>
          </table:table-cell>
          <table:table-cell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3" table:style-name="ce158" office:value-type="string" calcext:value-type="string">
            <text:p>-</text:p>
          </table:table-cell>
          <table:table-cell table:style-name="ce164" office:value-type="string" calcext:value-type="string">
            <text:p></text:p>
          </table:table-cell>
          <table:table-cell table:number-columns-repeated="2" table:style-name="ce158" office:value-type="string" calcext:value-type="string">
            <text:p>-</text:p>
          </table:table-cell>
          <table:table-cell table:style-name="ce146"/>
          <table:table-cell table:style-name="ce153"/>
          <table:table-cell table:number-columns-repeated="1011"/>
        </table:table-row>
        <table:table-row table:style-name="ro10">
          <table:table-cell table:style-name="ce119" office:value-type="string" calcext:value-type="string" table:number-columns-spanned="1" table:number-rows-spanned="13">
            <text:p>Expansionist</text:p>
          </table:table-cell>
          <table:table-cell table:style-name="ce134" office:value-type="string" calcext:value-type="string">
            <text:p>Washington</text:p>
          </table:table-cell>
          <table:table-cell table:style-name="ce149" office:value-type="string" calcext:value-type="string">
            <text:p>America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number-columns-repeated="2" table:style-name="ce166" office:value-type="string" calcext:value-type="string">
            <text:p>-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Harun al-Rashid</text:p>
          </table:table-cell>
          <table:table-cell table:style-name="ce149" office:value-type="string" calcext:value-type="string">
            <text:p>Arabia</text:p>
          </table:table-cell>
          <table:table-cell table:style-name="ce160" office:value-type="string" calcext:value-type="string">
            <text:p></text:p>
          </table:table-cell>
          <table:table-cell table:number-columns-repeated="3" table:style-name="ce166" office:value-type="string" calcext:value-type="string">
            <text:p>-</text:p>
          </table:table-cell>
          <table:table-cell table:number-columns-repeated="3" table:style-name="ce160" office:value-type="string" calcext:value-type="string">
            <text:p></text:p>
          </table:table-cell>
          <table:table-cell table:style-name="ce166" office:value-type="string" calcext:value-type="string">
            <text:p>-</text:p>
          </table:table-cell>
          <table:table-cell table:style-name="ce150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5" office:value-type="string" calcext:value-type="string">
            <text:p>Nebuchadnezzar</text:p>
          </table:table-cell>
          <table:table-cell table:style-name="ce150" office:value-type="string" calcext:value-type="string">
            <text:p>Babylon</text:p>
          </table:table-cell>
          <table:table-cell table:style-name="ce161" office:value-type="string" calcext:value-type="string">
            <text:p></text:p>
          </table:table-cell>
          <table:table-cell table:number-columns-repeated="4" table:style-name="ce167" office:value-type="string" calcext:value-type="string">
            <text:p>-</text:p>
          </table:table-cell>
          <table:table-cell table:style-name="ce161" office:value-type="string" calcext:value-type="string">
            <text:p></text:p>
          </table:table-cell>
          <table:table-cell table:number-columns-repeated="2" table:style-name="ce167" office:value-type="string" calcext:value-type="string">
            <text:p>-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Dido</text:p>
          </table:table-cell>
          <table:table-cell table:style-name="ce149" office:value-type="string" calcext:value-type="string">
            <text:p>Carthage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Boudica</text:p>
          </table:table-cell>
          <table:table-cell table:style-name="ce149" office:value-type="string" calcext:value-type="string">
            <text:p>Celts</text:p>
          </table:table-cell>
          <table:table-cell table:style-name="ce160" office:value-type="string" calcext:value-type="string">
            <text:p></text:p>
          </table:table-cell>
          <table:table-cell table:number-columns-repeated="3" table:style-name="ce166" office:value-type="string" calcext:value-type="string">
            <text:p>-</text:p>
          </table:table-cell>
          <table:table-cell table:number-columns-repeated="3" table:style-name="ce160" office:value-type="string" calcext:value-type="string">
            <text:p></text:p>
          </table:table-cell>
          <table:table-cell table:style-name="ce166" office:value-type="string" calcext:value-type="string">
            <text:p>-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Elizabeth</text:p>
          </table:table-cell>
          <table:table-cell table:style-name="ce149" office:value-type="string" calcext:value-type="string">
            <text:p>England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Napoleon</text:p>
          </table:table-cell>
          <table:table-cell table:style-name="ce149" office:value-type="string" calcext:value-type="string">
            <text:p>France</text:p>
          </table:table-cell>
          <table:table-cell table:style-name="ce160" office:value-type="string" calcext:value-type="string">
            <text:p></text:p>
          </table:table-cell>
          <table:table-cell table:number-columns-repeated="3" table:style-name="ce166" office:value-type="string" calcext:value-type="string">
            <text:p>-</text:p>
          </table:table-cell>
          <table:table-cell table:number-columns-repeated="3" table:style-name="ce160" office:value-type="string" calcext:value-type="string">
            <text:p></text:p>
          </table:table-cell>
          <table:table-cell table:style-name="ce166" office:value-type="string" calcext:value-type="string">
            <text:p>-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Hiawatha</text:p>
          </table:table-cell>
          <table:table-cell table:style-name="ce149" office:value-type="string" calcext:value-type="string">
            <text:p>Iroquois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number-columns-repeated="2" table:style-name="ce166" office:value-type="string" calcext:value-type="string">
            <text:p>-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William</text:p>
          </table:table-cell>
          <table:table-cell table:style-name="ce149" office:value-type="string" calcext:value-type="string">
            <text:p>Netherlands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Suleiman</text:p>
          </table:table-cell>
          <table:table-cell table:style-name="ce149" office:value-type="string" calcext:value-type="string">
            <text:p>Ottomans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4" office:value-type="string" calcext:value-type="string">
            <text:p>Darius</text:p>
          </table:table-cell>
          <table:table-cell table:style-name="ce149" office:value-type="string" calcext:value-type="string">
            <text:p>Persia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number-columns-repeated="2" table:style-name="ce166" office:value-type="string" calcext:value-type="string">
            <text:p>-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6" office:value-type="string" calcext:value-type="string">
            <text:p>Maria I</text:p>
          </table:table-cell>
          <table:table-cell table:style-name="ce151" office:value-type="string" calcext:value-type="string">
            <text:p>Portugal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style-name="ce150"/>
          <table:table-cell table:style-name="ce153"/>
          <table:table-cell table:number-columns-repeated="1011"/>
        </table:table-row>
        <table:table-row table:style-name="ro10">
          <table:covered-table-cell table:style-name="ce119"/>
          <table:table-cell table:style-name="ce136" office:value-type="string" calcext:value-type="string">
            <text:p>Pocatello</text:p>
          </table:table-cell>
          <table:table-cell table:style-name="ce151" office:value-type="string" calcext:value-type="string">
            <text:p>Shoshone</text:p>
          </table:table-cell>
          <table:table-cell table:style-name="ce160" office:value-type="string" calcext:value-type="string">
            <text:p></text:p>
          </table:table-cell>
          <table:table-cell table:number-columns-repeated="4" table:style-name="ce166" office:value-type="string" calcext:value-type="string">
            <text:p>-</text:p>
          </table:table-cell>
          <table:table-cell table:style-name="ce160" office:value-type="string" calcext:value-type="string">
            <text:p></text:p>
          </table:table-cell>
          <table:table-cell table:number-columns-repeated="2" table:style-name="ce166" office:value-type="string" calcext:value-type="string">
            <text:p>-</text:p>
          </table:table-cell>
          <table:table-cell table:style-name="ce149"/>
          <table:table-cell table:style-name="ce153"/>
          <table:table-cell table:number-columns-repeated="1011"/>
        </table:table-row>
        <table:table-row table:style-name="ro10">
          <table:table-cell table:style-name="ce120"/>
          <table:table-cell table:style-name="ce137"/>
          <table:table-cell table:style-name="ce152"/>
          <table:table-cell table:style-name="ce162"/>
          <table:table-cell table:style-name="ce168" table:number-columns-repeated="4"/>
          <table:table-cell table:style-name="ce162" table:number-columns-repeated="3"/>
          <table:table-cell table:style-name="ce139"/>
          <table:table-cell table:style-name="ce153"/>
          <table:table-cell table:number-columns-repeated="1011"/>
        </table:table-row>
        <table:table-row table:style-name="ro10">
          <table:table-cell table:style-name="ce121"/>
          <table:table-cell table:style-name="ce125"/>
          <table:table-cell table:style-name="ce122" table:number-columns-repeated="9"/>
          <table:table-cell table:style-name="ce168"/>
          <table:table-cell table:style-name="ce153"/>
          <table:table-cell table:number-columns-repeated="237"/>
          <table:table-cell table:style-name="ce123" table:number-columns-repeated="774"/>
        </table:table-row>
        <table:table-row table:style-name="ro11">
          <table:table-cell table:style-name="ce122"/>
          <table:table-cell table:style-name="ce125"/>
          <table:table-cell table:style-name="ce122" table:number-columns-repeated="10"/>
          <table:table-cell table:style-name="ce153"/>
          <table:table-cell table:number-columns-repeated="1011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eader Priorities" table:style-name="ta3">
        <office:forms form:automatic-focus="false" form:apply-design-mode="false"/>
        <table:table-column table:style-name="co13" table:default-cell-style-name="ce175"/>
        <table:table-column table:style-name="co14" table:number-columns-repeated="2" table:default-cell-style-name="ce186"/>
        <table:table-column table:style-name="co14" table:default-cell-style-name="ce198"/>
        <table:table-column table:style-name="co14" table:number-columns-repeated="44" table:default-cell-style-name="ce186"/>
        <table:table-column table:style-name="co14" table:default-cell-style-name="ce172"/>
        <table:table-column table:style-name="co8" table:number-columns-repeated="208" table:default-cell-style-name="ce172"/>
        <table:table-column table:style-name="co8" table:number-columns-repeated="767" table:default-cell-style-name="Default"/>
        <table:table-row table:style-name="ro12">
          <table:table-cell table:style-name="ce173"/>
          <table:table-cell table:style-name="ce177" office:value-type="string" calcext:value-type="string" table:number-columns-spanned="12" table:number-rows-spanned="1">
            <text:p>Conqueror</text:p>
          </table:table-cell>
          <table:covered-table-cell table:number-columns-repeated="11" table:style-name="ce177"/>
          <table:table-cell table:style-name="ce200" office:value-type="string" calcext:value-type="string" table:number-columns-spanned="12" table:number-rows-spanned="1">
            <text:p>Coalition</text:p>
          </table:table-cell>
          <table:covered-table-cell table:number-columns-repeated="11" table:style-name="ce200"/>
          <table:table-cell table:style-name="ce177" office:value-type="string" calcext:value-type="string" table:number-columns-spanned="11" table:number-rows-spanned="1">
            <text:p>Diplomat</text:p>
          </table:table-cell>
          <table:covered-table-cell table:number-columns-repeated="10" table:style-name="ce177"/>
          <table:table-cell table:style-name="ce200" office:value-type="string" calcext:value-type="string" table:number-columns-spanned="12" table:number-rows-spanned="1">
            <text:p>Expansionist</text:p>
          </table:table-cell>
          <table:covered-table-cell table:number-columns-repeated="11" table:style-name="ce200"/>
          <table:table-cell table:style-name="ce200"/>
          <table:table-cell table:number-columns-repeated="975"/>
        </table:table-row>
        <table:table-row table:style-name="ro13">
          <table:table-cell table:style-name="ce174" office:value-type="string" calcext:value-type="string">
            <text:p>v156.3</text:p>
          </table:table-cell>
          <table:table-cell table:style-name="ce178" office:value-type="string" calcext:value-type="string">
            <text:p>Conqueror</text:p>
          </table:table-cell>
          <table:table-cell table:style-name="ce190" office:value-type="string" calcext:value-type="string">
            <text:p>Ashurbanipal</text:p>
          </table:table-cell>
          <table:table-cell table:style-name="ce190" office:value-type="string" calcext:value-type="string">
            <text:p>Askia</text:p>
          </table:table-cell>
          <table:table-cell table:style-name="ce190" office:value-type="string" calcext:value-type="string">
            <text:p>Attila</text:p>
          </table:table-cell>
          <table:table-cell table:style-name="ce190" office:value-type="string" calcext:value-type="string">
            <text:p>Augustus</text:p>
          </table:table-cell>
          <table:table-cell table:style-name="ce190" office:value-type="string" calcext:value-type="string">
            <text:p>Genghis_Khan</text:p>
          </table:table-cell>
          <table:table-cell table:style-name="ce190" office:value-type="string" calcext:value-type="string">
            <text:p>Harald</text:p>
          </table:table-cell>
          <table:table-cell table:style-name="ce190" office:value-type="string" calcext:value-type="string">
            <text:p>Isabella</text:p>
          </table:table-cell>
          <table:table-cell table:style-name="ce190" office:value-type="string" calcext:value-type="string">
            <text:p>Napoleon</text:p>
          </table:table-cell>
          <table:table-cell table:style-name="ce190" office:value-type="string" calcext:value-type="string">
            <text:p>Oda_Nobunaga</text:p>
          </table:table-cell>
          <table:table-cell table:style-name="ce190" office:value-type="string" calcext:value-type="string">
            <text:p>Enrico_Dandolo</text:p>
          </table:table-cell>
          <table:table-cell table:style-name="ce199" office:value-type="string" calcext:value-type="string">
            <text:p>Shaka</text:p>
          </table:table-cell>
          <table:table-cell table:style-name="ce201" office:value-type="string" calcext:value-type="string">
            <text:p>Coalition</text:p>
          </table:table-cell>
          <table:table-cell table:style-name="ce208" office:value-type="string" calcext:value-type="string">
            <text:p>Alexander</text:p>
          </table:table-cell>
          <table:table-cell table:style-name="ce208" office:value-type="string" calcext:value-type="string">
            <text:p>Bismarck</text:p>
          </table:table-cell>
          <table:table-cell table:style-name="ce208" office:value-type="string" calcext:value-type="string">
            <text:p>Catherine</text:p>
          </table:table-cell>
          <table:table-cell table:style-name="ce208" office:value-type="string" calcext:value-type="string">
            <text:p>Elizabeth</text:p>
          </table:table-cell>
          <table:table-cell table:style-name="ce208" office:value-type="string" calcext:value-type="string">
            <text:p>Gustavus_Adolphus</text:p>
          </table:table-cell>
          <table:table-cell table:style-name="ce208" office:value-type="string" calcext:value-type="string">
            <text:p>Hiawatha</text:p>
          </table:table-cell>
          <table:table-cell table:style-name="ce208" office:value-type="string" calcext:value-type="string">
            <text:p>Montezuma</text:p>
          </table:table-cell>
          <table:table-cell table:style-name="ce190" office:value-type="string" calcext:value-type="string">
            <text:p>Theodora</text:p>
          </table:table-cell>
          <table:table-cell table:style-name="ce208" office:value-type="string" calcext:value-type="string">
            <text:p>Gajah_Mada</text:p>
          </table:table-cell>
          <table:table-cell table:style-name="ce208" office:value-type="string" calcext:value-type="string">
            <text:p>Casimir</text:p>
          </table:table-cell>
          <table:table-cell table:style-name="ce208" office:value-type="string" calcext:value-type="string">
            <text:p>Wu_Zetian</text:p>
          </table:table-cell>
          <table:table-cell table:style-name="ce178" office:value-type="string" calcext:value-type="string">
            <text:p>Diplomat</text:p>
          </table:table-cell>
          <table:table-cell table:style-name="ce190" office:value-type="string" calcext:value-type="string">
            <text:p>Gandhi</text:p>
          </table:table-cell>
          <table:table-cell table:style-name="ce190" office:value-type="string" calcext:value-type="string">
            <text:p>Selassie</text:p>
          </table:table-cell>
          <table:table-cell table:style-name="ce190" office:value-type="string" calcext:value-type="string">
            <text:p>Kamehameha</text:p>
          </table:table-cell>
          <table:table-cell table:style-name="ce190" office:value-type="string" calcext:value-type="string">
            <text:p>Maria_I</text:p>
          </table:table-cell>
          <table:table-cell table:style-name="ce190" office:value-type="string" calcext:value-type="string">
            <text:p>Pachacuti</text:p>
          </table:table-cell>
          <table:table-cell table:style-name="ce190" office:value-type="string" calcext:value-type="string">
            <text:p>Ramesses</text:p>
          </table:table-cell>
          <table:table-cell table:style-name="ce190" office:value-type="string" calcext:value-type="string">
            <text:p>Ramkhamhaeng</text:p>
          </table:table-cell>
          <table:table-cell table:style-name="ce190" office:value-type="string" calcext:value-type="string">
            <text:p>Pedro</text:p>
          </table:table-cell>
          <table:table-cell table:style-name="ce190" office:value-type="string" calcext:value-type="string">
            <text:p>Ahmad_Almansur</text:p>
          </table:table-cell>
          <table:table-cell table:style-name="ce190" office:value-type="string" calcext:value-type="string">
            <text:p>Sejong</text:p>
          </table:table-cell>
          <table:table-cell table:style-name="ce201" office:value-type="string" calcext:value-type="string">
            <text:p>Expansionist</text:p>
          </table:table-cell>
          <table:table-cell table:style-name="ce208" office:value-type="string" calcext:value-type="string">
            <text:p>Boudicca</text:p>
          </table:table-cell>
          <table:table-cell table:style-name="ce208" office:value-type="string" calcext:value-type="string">
            <text:p>Darius</text:p>
          </table:table-cell>
          <table:table-cell table:style-name="ce208" office:value-type="string" calcext:value-type="string">
            <text:p>Dido</text:p>
          </table:table-cell>
          <table:table-cell table:style-name="ce208" office:value-type="string" calcext:value-type="string">
            <text:p>Harun_al_Rashid</text:p>
          </table:table-cell>
          <table:table-cell table:style-name="ce208" office:value-type="string" calcext:value-type="string">
            <text:p>Nebuchadnezzar</text:p>
          </table:table-cell>
          <table:table-cell table:style-name="ce208" office:value-type="string" calcext:value-type="string">
            <text:p>Pacal</text:p>
          </table:table-cell>
          <table:table-cell table:style-name="ce208" office:value-type="string" calcext:value-type="string">
            <text:p>Suleiman</text:p>
          </table:table-cell>
          <table:table-cell table:style-name="ce208" office:value-type="string" calcext:value-type="string">
            <text:p>Washington</text:p>
          </table:table-cell>
          <table:table-cell table:style-name="ce208" office:value-type="string" calcext:value-type="string">
            <text:p>Maria</text:p>
          </table:table-cell>
          <table:table-cell table:style-name="ce208" office:value-type="string" calcext:value-type="string">
            <text:p>Pocatello</text:p>
          </table:table-cell>
          <table:table-cell table:style-name="ce208" office:value-type="string" calcext:value-type="string">
            <text:p>William</text:p>
          </table:table-cell>
          <table:table-cell table:style-name="ce111"/>
          <table:table-cell table:formula="of:=COLUMN([.AV2])-COLUMN([.B2])-4" office:value-type="float" office:value="42" calcext:value-type="float">
            <text:p>42</text:p>
          </table:table-cell>
          <table:table-cell table:number-columns-repeated="974"/>
        </table:table-row>
        <table:table-row table:style-name="ro14">
          <table:table-cell table:style-name="ce173" office:value-type="string" calcext:value-type="string">
            <text:p>Military_Training</text:p>
          </table:table-cell>
          <table:table-cell table:style-name="ce179" office:value-type="float" office:value="8" calcext:value-type="float">
            <text:p>8</text:p>
          </table:table-cell>
          <table:table-cell table:style-name="ce191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182" table:formula="of:=[.$B3]" office:value-type="float" office:value="8" calcext:value-type="float">
            <text:p>8</text:p>
          </table:table-cell>
          <table:table-cell table:style-name="ce202" office:value-type="float" office:value="8" calcext:value-type="float">
            <text:p>8</text:p>
          </table:table-cell>
          <table:table-cell table:style-name="ce205" table:formula="of:=[.$N3]" office:value-type="float" office:value="8" calcext:value-type="float">
            <text:p>8</text:p>
          </table:table-cell>
          <table:table-cell table:style-name="ce205" table:formula="of:=[.$N3]" office:value-type="float" office:value="8" calcext:value-type="float">
            <text:p>8</text:p>
          </table:table-cell>
          <table:table-cell table:style-name="ce205" table:formula="of:=[.$N3]" office:value-type="float" office:value="8" calcext:value-type="float">
            <text:p>8</text:p>
          </table:table-cell>
          <table:table-cell table:style-name="ce205" table:formula="of:=[.$N3]" office:value-type="float" office:value="8" calcext:value-type="float">
            <text:p>8</text:p>
          </table:table-cell>
          <table:table-cell table:style-name="ce205" table:formula="of:=[.$N3]" office:value-type="float" office:value="8" calcext:value-type="float">
            <text:p>8</text:p>
          </table:table-cell>
          <table:table-cell table:style-name="ce205" table:formula="of:=[.$N3]" office:value-type="float" office:value="8" calcext:value-type="float">
            <text:p>8</text:p>
          </table:table-cell>
          <table:table-cell table:style-name="ce205" table:formula="of:=[.$N3]" office:value-type="float" office:value="8" calcext:value-type="float">
            <text:p>8</text:p>
          </table:table-cell>
          <table:table-cell table:style-name="ce210" table:formula="of:=[.$B3]" office:value-type="float" office:value="8" calcext:value-type="float">
            <text:p>8</text:p>
          </table:table-cell>
          <table:table-cell table:style-name="ce215" table:formula="of:=[.$B3]" office:value-type="float" office:value="8" calcext:value-type="float">
            <text:p>8</text:p>
          </table:table-cell>
          <table:table-cell table:style-name="ce215" table:formula="of:=[.$B3]" office:value-type="float" office:value="8" calcext:value-type="float">
            <text:p>8</text:p>
          </table:table-cell>
          <table:table-cell table:style-name="ce205" table:formula="of:=[.$N3]" office:value-type="float" office:value="8" calcext:value-type="float">
            <text:p>8</text:p>
          </table:table-cell>
          <table:table-cell table:style-name="ce182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182" table:formula="of:=[.$Z3]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18" table:formula="of:=[.AM3]" office:value-type="float" office:value="2" calcext:value-type="float">
            <text:p>2</text:p>
          </table:table-cell>
          <table:table-cell table:style-name="ce217" table:formula="of:=[.$AK3]" office:value-type="float" office:value="2" calcext:value-type="float">
            <text:p>2</text:p>
          </table:table-cell>
          <table:table-cell table:style-name="ce217" table:formula="of:=[.$AK3]" office:value-type="float" office:value="2" calcext:value-type="float">
            <text:p>2</text:p>
          </table:table-cell>
          <table:table-cell table:style-name="ce217" table:formula="of:=[.$AK3]" office:value-type="float" office:value="2" calcext:value-type="float">
            <text:p>2</text:p>
          </table:table-cell>
          <table:table-cell table:style-name="ce217" table:formula="of:=[.$AK3]" office:value-type="float" office:value="2" calcext:value-type="float">
            <text:p>2</text:p>
          </table:table-cell>
          <table:table-cell table:style-name="ce218" table:formula="of:=[.AK3]" office:value-type="float" office:value="2" calcext:value-type="float">
            <text:p>2</text:p>
          </table:table-cell>
          <table:table-cell table:style-name="ce217" table:formula="of:=[.$AK3]" office:value-type="float" office:value="2" calcext:value-type="float">
            <text:p>2</text:p>
          </table:table-cell>
          <table:table-cell table:style-name="ce217" table:formula="of:=[.$AK3]" office:value-type="float" office:value="2" calcext:value-type="float">
            <text:p>2</text:p>
          </table:table-cell>
          <table:table-cell table:style-name="ce217" table:formula="of:=[.$AK3]" office:value-type="float" office:value="2" calcext:value-type="float">
            <text:p>2</text:p>
          </table:table-cell>
          <table:table-cell table:style-name="ce217" table:formula="of:=[.$AK3]" office:value-type="float" office:value="2" calcext:value-type="float">
            <text:p>2</text:p>
          </table:table-cell>
          <table:table-cell table:style-name="ce218" table:formula="of:=[.AL3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Offense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4]" office:value-type="float" office:value="4" calcext:value-type="float">
            <text:p>4</text:p>
          </table:table-cell>
          <table:table-cell table:style-name="ce180" table:formula="of:=[.$B4]" office:value-type="float" office:value="4" calcext:value-type="float">
            <text:p>4</text:p>
          </table:table-cell>
          <table:table-cell table:number-columns-repeated="2" table:style-name="ce180" office:value-type="float" office:value="8" calcext:value-type="float">
            <text:p>8</text:p>
          </table:table-cell>
          <table:table-cell table:style-name="ce180" table:formula="of:=[.$B4]" office:value-type="float" office:value="4" calcext:value-type="float">
            <text:p>4</text:p>
          </table:table-cell>
          <table:table-cell table:style-name="ce180" table:formula="of:=[.$B4]" office:value-type="float" office:value="4" calcext:value-type="float">
            <text:p>4</text:p>
          </table:table-cell>
          <table:table-cell table:style-name="ce180" table:formula="of:=[.$B4]" office:value-type="float" office:value="4" calcext:value-type="float">
            <text:p>4</text:p>
          </table:table-cell>
          <table:table-cell table:style-name="ce180" table:formula="of:=[.$B4]" office:value-type="float" office:value="4" calcext:value-type="float">
            <text:p>4</text:p>
          </table:table-cell>
          <table:table-cell table:number-columns-repeated="3" table:style-name="ce180" office:value-type="float" office:value="8" calcext:value-type="float">
            <text:p>8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4]" office:value-type="float" office:value="4" calcext:value-type="float">
            <text:p>4</text:p>
          </table:table-cell>
          <table:table-cell table:style-name="ce203" table:formula="of:=[.$N4]" office:value-type="float" office:value="4" calcext:value-type="float">
            <text:p>4</text:p>
          </table:table-cell>
          <table:table-cell table:style-name="ce203" table:formula="of:=[.$N4]" office:value-type="float" office:value="4" calcext:value-type="float">
            <text:p>4</text:p>
          </table:table-cell>
          <table:table-cell table:style-name="ce203" table:formula="of:=[.$N4]" office:value-type="float" office:value="4" calcext:value-type="float">
            <text:p>4</text:p>
          </table:table-cell>
          <table:table-cell table:style-name="ce203" table:formula="of:=[.$N4]" office:value-type="float" office:value="4" calcext:value-type="float">
            <text:p>4</text:p>
          </table:table-cell>
          <table:table-cell table:style-name="ce203" table:formula="of:=[.$N4]" office:value-type="float" office:value="4" calcext:value-type="float">
            <text:p>4</text:p>
          </table:table-cell>
          <table:table-cell table:style-name="ce203" table:formula="of:=[.$N4]" office:value-type="float" office:value="4" calcext:value-type="float">
            <text:p>4</text:p>
          </table:table-cell>
          <table:table-cell table:style-name="ce209" table:formula="of:=[.$N4]" office:value-type="float" office:value="4" calcext:value-type="float">
            <text:p>4</text:p>
          </table:table-cell>
          <table:table-cell table:style-name="ce209" table:formula="of:=[.$N4]" office:value-type="float" office:value="4" calcext:value-type="float">
            <text:p>4</text:p>
          </table:table-cell>
          <table:table-cell table:style-name="ce209" table:formula="of:=[.$N4]" office:value-type="float" office:value="4" calcext:value-type="float">
            <text:p>4</text:p>
          </table:table-cell>
          <table:table-cell table:style-name="ce203" table:formula="of:=[.$N4]" office:value-type="float" office:value="4" calcext:value-type="float">
            <text:p>4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180" table:formula="of:=[.$Z4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AM4]" office:value-type="float" office:value="2" calcext:value-type="float">
            <text:p>2</text:p>
          </table:table-cell>
          <table:table-cell table:style-name="ce218" table:formula="of:=[.$AK4]" office:value-type="float" office:value="2" calcext:value-type="float">
            <text:p>2</text:p>
          </table:table-cell>
          <table:table-cell table:style-name="ce218" table:formula="of:=[.$AK4]" office:value-type="float" office:value="2" calcext:value-type="float">
            <text:p>2</text:p>
          </table:table-cell>
          <table:table-cell table:style-name="ce218" table:formula="of:=[.$AK4]" office:value-type="float" office:value="2" calcext:value-type="float">
            <text:p>2</text:p>
          </table:table-cell>
          <table:table-cell table:style-name="ce218" table:formula="of:=[.$AK4]" office:value-type="float" office:value="2" calcext:value-type="float">
            <text:p>2</text:p>
          </table:table-cell>
          <table:table-cell table:style-name="ce218" table:formula="of:=[.AK4]" office:value-type="float" office:value="2" calcext:value-type="float">
            <text:p>2</text:p>
          </table:table-cell>
          <table:table-cell table:style-name="ce218" table:formula="of:=[.$AK4]" office:value-type="float" office:value="2" calcext:value-type="float">
            <text:p>2</text:p>
          </table:table-cell>
          <table:table-cell table:style-name="ce218" table:formula="of:=[.$AK4]" office:value-type="float" office:value="2" calcext:value-type="float">
            <text:p>2</text:p>
          </table:table-cell>
          <table:table-cell table:style-name="ce218" table:formula="of:=[.$AK4]" office:value-type="float" office:value="2" calcext:value-type="float">
            <text:p>2</text:p>
          </table:table-cell>
          <table:table-cell table:style-name="ce218" table:formula="of:=[.$AK4]" office:value-type="float" office:value="2" calcext:value-type="float">
            <text:p>2</text:p>
          </table:table-cell>
          <table:table-cell table:style-name="ce218" table:formula="of:=[.AL4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Defense</text:p>
          </table:table-cell>
          <table:table-cell table:style-name="ce180" office:value-type="float" office:value="2" calcext:value-type="float">
            <text:p>2</text:p>
          </table:table-cell>
          <table:table-cell table:style-name="ce192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180" table:formula="of:=[.$B5]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5]" office:value-type="float" office:value="2" calcext:value-type="float">
            <text:p>2</text:p>
          </table:table-cell>
          <table:table-cell table:style-name="ce203" table:formula="of:=[.$N5]" office:value-type="float" office:value="2" calcext:value-type="float">
            <text:p>2</text:p>
          </table:table-cell>
          <table:table-cell table:style-name="ce203" table:formula="of:=[.$N5]" office:value-type="float" office:value="2" calcext:value-type="float">
            <text:p>2</text:p>
          </table:table-cell>
          <table:table-cell table:style-name="ce203" table:formula="of:=[.$N5]" office:value-type="float" office:value="2" calcext:value-type="float">
            <text:p>2</text:p>
          </table:table-cell>
          <table:table-cell table:style-name="ce203" table:formula="of:=[.$N5]" office:value-type="float" office:value="2" calcext:value-type="float">
            <text:p>2</text:p>
          </table:table-cell>
          <table:table-cell table:style-name="ce203" table:formula="of:=[.$N5]" office:value-type="float" office:value="2" calcext:value-type="float">
            <text:p>2</text:p>
          </table:table-cell>
          <table:table-cell table:style-name="ce203" table:formula="of:=[.$N5]" office:value-type="float" office:value="2" calcext:value-type="float">
            <text:p>2</text:p>
          </table:table-cell>
          <table:table-cell table:style-name="ce211" table:formula="of:=[.$B5]" office:value-type="float" office:value="2" calcext:value-type="float">
            <text:p>2</text:p>
          </table:table-cell>
          <table:table-cell table:style-name="ce216" table:formula="of:=[.$B5]" office:value-type="float" office:value="2" calcext:value-type="float">
            <text:p>2</text:p>
          </table:table-cell>
          <table:table-cell table:style-name="ce216" table:formula="of:=[.$B5]" office:value-type="float" office:value="2" calcext:value-type="float">
            <text:p>2</text:p>
          </table:table-cell>
          <table:table-cell table:style-name="ce203" table:formula="of:=[.$N5]" office:value-type="float" office:value="2" calcext:value-type="float">
            <text:p>2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180" table:formula="of:=[.$Z5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AM5]" office:value-type="float" office:value="4" calcext:value-type="float">
            <text:p>4</text:p>
          </table:table-cell>
          <table:table-cell table:style-name="ce218" table:formula="of:=[.$AK5]" office:value-type="float" office:value="4" calcext:value-type="float">
            <text:p>4</text:p>
          </table:table-cell>
          <table:table-cell table:style-name="ce218" table:formula="of:=[.$AK5]" office:value-type="float" office:value="4" calcext:value-type="float">
            <text:p>4</text:p>
          </table:table-cell>
          <table:table-cell table:style-name="ce218" table:formula="of:=[.$AK5]" office:value-type="float" office:value="4" calcext:value-type="float">
            <text:p>4</text:p>
          </table:table-cell>
          <table:table-cell table:style-name="ce218" table:formula="of:=[.$AK5]" office:value-type="float" office:value="4" calcext:value-type="float">
            <text:p>4</text:p>
          </table:table-cell>
          <table:table-cell table:style-name="ce218" table:formula="of:=[.AK5]" office:value-type="float" office:value="4" calcext:value-type="float">
            <text:p>4</text:p>
          </table:table-cell>
          <table:table-cell table:style-name="ce218" table:formula="of:=[.$AK5]" office:value-type="float" office:value="4" calcext:value-type="float">
            <text:p>4</text:p>
          </table:table-cell>
          <table:table-cell table:style-name="ce218" table:formula="of:=[.$AK5]" office:value-type="float" office:value="4" calcext:value-type="float">
            <text:p>4</text:p>
          </table:table-cell>
          <table:table-cell table:style-name="ce218" table:formula="of:=[.$AK5]" office:value-type="float" office:value="4" calcext:value-type="float">
            <text:p>4</text:p>
          </table:table-cell>
          <table:table-cell table:style-name="ce218" table:formula="of:=[.$AK5]" office:value-type="float" office:value="4" calcext:value-type="float">
            <text:p>4</text:p>
          </table:table-cell>
          <table:table-cell table:style-name="ce218" table:formula="of:=[.AL5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Soldier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180" table:formula="of:=[.$B6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6]" office:value-type="float" office:value="4" calcext:value-type="float">
            <text:p>4</text:p>
          </table:table-cell>
          <table:table-cell table:style-name="ce203" table:formula="of:=[.$N6]" office:value-type="float" office:value="4" calcext:value-type="float">
            <text:p>4</text:p>
          </table:table-cell>
          <table:table-cell table:style-name="ce203" table:formula="of:=[.$N6]" office:value-type="float" office:value="4" calcext:value-type="float">
            <text:p>4</text:p>
          </table:table-cell>
          <table:table-cell table:style-name="ce203" table:formula="of:=[.$N6]" office:value-type="float" office:value="4" calcext:value-type="float">
            <text:p>4</text:p>
          </table:table-cell>
          <table:table-cell table:style-name="ce203" office:value-type="float" office:value="8" calcext:value-type="float">
            <text:p>8</text:p>
          </table:table-cell>
          <table:table-cell table:style-name="ce203" table:formula="of:=[.$N6]" office:value-type="float" office:value="4" calcext:value-type="float">
            <text:p>4</text:p>
          </table:table-cell>
          <table:table-cell table:style-name="ce203" table:formula="of:=[.$N6]" office:value-type="float" office:value="4" calcext:value-type="float">
            <text:p>4</text:p>
          </table:table-cell>
          <table:table-cell table:style-name="ce211" table:formula="of:=[.$B6]" office:value-type="float" office:value="4" calcext:value-type="float">
            <text:p>4</text:p>
          </table:table-cell>
          <table:table-cell table:style-name="ce216" table:formula="of:=[.$B6]" office:value-type="float" office:value="4" calcext:value-type="float">
            <text:p>4</text:p>
          </table:table-cell>
          <table:table-cell table:style-name="ce216" table:formula="of:=[.$B6]" office:value-type="float" office:value="4" calcext:value-type="float">
            <text:p>4</text:p>
          </table:table-cell>
          <table:table-cell table:style-name="ce203" table:formula="of:=[.$N6]" office:value-type="float" office:value="4" calcext:value-type="float">
            <text:p>4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180" table:formula="of:=[.$Z6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AM6]" office:value-type="float" office:value="2" calcext:value-type="float">
            <text:p>2</text:p>
          </table:table-cell>
          <table:table-cell table:style-name="ce218" table:formula="of:=[.$AK6]" office:value-type="float" office:value="2" calcext:value-type="float">
            <text:p>2</text:p>
          </table:table-cell>
          <table:table-cell table:style-name="ce218" table:formula="of:=[.$AK6]" office:value-type="float" office:value="2" calcext:value-type="float">
            <text:p>2</text:p>
          </table:table-cell>
          <table:table-cell table:style-name="ce218" table:formula="of:=[.$AK6]" office:value-type="float" office:value="2" calcext:value-type="float">
            <text:p>2</text:p>
          </table:table-cell>
          <table:table-cell table:style-name="ce218" table:formula="of:=[.$AK6]" office:value-type="float" office:value="2" calcext:value-type="float">
            <text:p>2</text:p>
          </table:table-cell>
          <table:table-cell table:style-name="ce218" table:formula="of:=[.AK6]" office:value-type="float" office:value="2" calcext:value-type="float">
            <text:p>2</text:p>
          </table:table-cell>
          <table:table-cell table:style-name="ce218" table:formula="of:=[.$AK6]" office:value-type="float" office:value="2" calcext:value-type="float">
            <text:p>2</text:p>
          </table:table-cell>
          <table:table-cell table:style-name="ce218" table:formula="of:=[.$AK6]" office:value-type="float" office:value="2" calcext:value-type="float">
            <text:p>2</text:p>
          </table:table-cell>
          <table:table-cell table:style-name="ce218" table:formula="of:=[.$AK6]" office:value-type="float" office:value="2" calcext:value-type="float">
            <text:p>2</text:p>
          </table:table-cell>
          <table:table-cell table:style-name="ce218" table:formula="of:=[.$AK6]" office:value-type="float" office:value="2" calcext:value-type="float">
            <text:p>2</text:p>
          </table:table-cell>
          <table:table-cell table:style-name="ce218" table:formula="of:=[.AL6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Mobile</text:p>
          </table:table-cell>
          <table:table-cell table:style-name="ce180" office:value-type="float" office:value="4" calcext:value-type="float">
            <text:p>4</text:p>
          </table:table-cell>
          <table:table-cell table:style-name="ce193" table:formula="of:=[.$B7]" office:value-type="float" office:value="4" calcext:value-type="float">
            <text:p>4</text:p>
          </table:table-cell>
          <table:table-cell table:number-columns-repeated="2" table:style-name="ce180" office:value-type="float" office:value="8" calcext:value-type="float">
            <text:p>8</text:p>
          </table:table-cell>
          <table:table-cell table:style-name="ce180" table:formula="of:=[.$B7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7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7]" office:value-type="float" office:value="4" calcext:value-type="float">
            <text:p>4</text:p>
          </table:table-cell>
          <table:table-cell table:style-name="ce180" table:formula="of:=[.$B7]" office:value-type="float" office:value="4" calcext:value-type="float">
            <text:p>4</text:p>
          </table:table-cell>
          <table:table-cell table:style-name="ce180" table:formula="of:=[.$B7]" office:value-type="float" office:value="4" calcext:value-type="float">
            <text:p>4</text:p>
          </table:table-cell>
          <table:table-cell table:style-name="ce180" table:formula="of:=[.$B7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8" calcext:value-type="float">
            <text:p>8</text:p>
          </table:table-cell>
          <table:table-cell table:style-name="ce203" table:formula="of:=[.$N7]" office:value-type="float" office:value="4" calcext:value-type="float">
            <text:p>4</text:p>
          </table:table-cell>
          <table:table-cell table:style-name="ce203" office:value-type="float" office:value="8" calcext:value-type="float">
            <text:p>8</text:p>
          </table:table-cell>
          <table:table-cell table:style-name="ce203" table:formula="of:=[.$N7]" office:value-type="float" office:value="4" calcext:value-type="float">
            <text:p>4</text:p>
          </table:table-cell>
          <table:table-cell table:style-name="ce203" office:value-type="float" office:value="8" calcext:value-type="float">
            <text:p>8</text:p>
          </table:table-cell>
          <table:table-cell table:style-name="ce203" table:formula="of:=[.$N7]" office:value-type="float" office:value="4" calcext:value-type="float">
            <text:p>4</text:p>
          </table:table-cell>
          <table:table-cell table:style-name="ce203" table:formula="of:=[.$N7]" office:value-type="float" office:value="4" calcext:value-type="float">
            <text:p>4</text:p>
          </table:table-cell>
          <table:table-cell table:style-name="ce209" table:formula="of:=[.$N7]" office:value-type="float" office:value="4" calcext:value-type="float">
            <text:p>4</text:p>
          </table:table-cell>
          <table:table-cell table:style-name="ce209" table:formula="of:=[.$N7]" office:value-type="float" office:value="4" calcext:value-type="float">
            <text:p>4</text:p>
          </table:table-cell>
          <table:table-cell table:style-name="ce209" table:formula="of:=[.$N7]" office:value-type="float" office:value="4" calcext:value-type="float">
            <text:p>4</text:p>
          </table:table-cell>
          <table:table-cell table:style-name="ce203" table:formula="of:=[.$N7]" office:value-type="float" office:value="4" calcext:value-type="float">
            <text:p>4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Z7]" office:value-type="float" office:value="2" calcext:value-type="float">
            <text:p>2</text:p>
          </table:table-cell>
          <table:table-cell table:style-name="ce180" table:formula="of:=[.$Z7]" office:value-type="float" office:value="2" calcext:value-type="float">
            <text:p>2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7]" office:value-type="float" office:value="2" calcext:value-type="float">
            <text:p>2</text:p>
          </table:table-cell>
          <table:table-cell table:number-columns-repeated="4" table:style-name="ce180" office:value-type="float" office:value="8" calcext:value-type="float">
            <text:p>8</text:p>
          </table:table-cell>
          <table:table-cell table:style-name="ce180" table:formula="of:=[.$Z7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AK7]" office:value-type="float" office:value="2" calcext:value-type="float">
            <text:p>2</text:p>
          </table:table-cell>
          <table:table-cell table:style-name="ce218" table:formula="of:=[.$AK7]" office:value-type="float" office:value="2" calcext:value-type="float">
            <text:p>2</text:p>
          </table:table-cell>
          <table:table-cell table:style-name="ce218" table:formula="of:=[.$AK7]" office:value-type="float" office:value="2" calcext:value-type="float">
            <text:p>2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7]" office:value-type="float" office:value="2" calcext:value-type="float">
            <text:p>2</text:p>
          </table:table-cell>
          <table:table-cell table:style-name="ce218" table:formula="of:=[.AK7]" office:value-type="float" office:value="2" calcext:value-type="float">
            <text:p>2</text:p>
          </table:table-cell>
          <table:table-cell table:style-name="ce218" table:formula="of:=[.$AK7]" office:value-type="float" office:value="2" calcext:value-type="float">
            <text:p>2</text:p>
          </table:table-cell>
          <table:table-cell table:style-name="ce218" table:formula="of:=[.$AK7]" office:value-type="float" office:value="2" calcext:value-type="float">
            <text:p>2</text:p>
          </table:table-cell>
          <table:table-cell table:style-name="ce218" table:formula="of:=[.$AK7]" office:value-type="float" office:value="2" calcext:value-type="float">
            <text:p>2</text:p>
          </table:table-cell>
          <table:table-cell table:style-name="ce218" table:formula="of:=[.$AK7]" office:value-type="float" office:value="2" calcext:value-type="float">
            <text:p>2</text:p>
          </table:table-cell>
          <table:table-cell table:style-name="ce218" table:formula="of:=[.AL7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Anti_Mobile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180" table:formula="of:=[.$B8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8]" office:value-type="float" office:value="4" calcext:value-type="float">
            <text:p>4</text:p>
          </table:table-cell>
          <table:table-cell table:style-name="ce203" table:formula="of:=[.$N8]" office:value-type="float" office:value="4" calcext:value-type="float">
            <text:p>4</text:p>
          </table:table-cell>
          <table:table-cell table:style-name="ce203" table:formula="of:=[.$N8]" office:value-type="float" office:value="4" calcext:value-type="float">
            <text:p>4</text:p>
          </table:table-cell>
          <table:table-cell table:style-name="ce203" table:formula="of:=[.$N8]" office:value-type="float" office:value="4" calcext:value-type="float">
            <text:p>4</text:p>
          </table:table-cell>
          <table:table-cell table:style-name="ce203" table:formula="of:=[.$N8]" office:value-type="float" office:value="4" calcext:value-type="float">
            <text:p>4</text:p>
          </table:table-cell>
          <table:table-cell table:style-name="ce203" table:formula="of:=[.$N8]" office:value-type="float" office:value="4" calcext:value-type="float">
            <text:p>4</text:p>
          </table:table-cell>
          <table:table-cell table:style-name="ce203" table:formula="of:=[.$N8]" office:value-type="float" office:value="4" calcext:value-type="float">
            <text:p>4</text:p>
          </table:table-cell>
          <table:table-cell table:style-name="ce211" table:formula="of:=[.$B8]" office:value-type="float" office:value="4" calcext:value-type="float">
            <text:p>4</text:p>
          </table:table-cell>
          <table:table-cell table:style-name="ce216" table:formula="of:=[.$B8]" office:value-type="float" office:value="4" calcext:value-type="float">
            <text:p>4</text:p>
          </table:table-cell>
          <table:table-cell table:style-name="ce216" table:formula="of:=[.$B8]" office:value-type="float" office:value="4" calcext:value-type="float">
            <text:p>4</text:p>
          </table:table-cell>
          <table:table-cell table:style-name="ce203" table:formula="of:=[.$N8]" office:value-type="float" office:value="4" calcext:value-type="float">
            <text:p>4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180" table:formula="of:=[.$Z8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AK8]" office:value-type="float" office:value="2" calcext:value-type="float">
            <text:p>2</text:p>
          </table:table-cell>
          <table:table-cell table:style-name="ce218" table:formula="of:=[.$AK8]" office:value-type="float" office:value="2" calcext:value-type="float">
            <text:p>2</text:p>
          </table:table-cell>
          <table:table-cell table:style-name="ce218" table:formula="of:=[.$AK8]" office:value-type="float" office:value="2" calcext:value-type="float">
            <text:p>2</text:p>
          </table:table-cell>
          <table:table-cell table:style-name="ce218" table:formula="of:=[.$AK8]" office:value-type="float" office:value="2" calcext:value-type="float">
            <text:p>2</text:p>
          </table:table-cell>
          <table:table-cell table:style-name="ce218" table:formula="of:=[.$AK8]" office:value-type="float" office:value="2" calcext:value-type="float">
            <text:p>2</text:p>
          </table:table-cell>
          <table:table-cell table:style-name="ce218" table:formula="of:=[.AK8]" office:value-type="float" office:value="2" calcext:value-type="float">
            <text:p>2</text:p>
          </table:table-cell>
          <table:table-cell table:style-name="ce218" table:formula="of:=[.$AK8]" office:value-type="float" office:value="2" calcext:value-type="float">
            <text:p>2</text:p>
          </table:table-cell>
          <table:table-cell table:style-name="ce218" table:formula="of:=[.$AK8]" office:value-type="float" office:value="2" calcext:value-type="float">
            <text:p>2</text:p>
          </table:table-cell>
          <table:table-cell table:style-name="ce218" table:formula="of:=[.$AK8]" office:value-type="float" office:value="2" calcext:value-type="float">
            <text:p>2</text:p>
          </table:table-cell>
          <table:table-cell table:style-name="ce218" table:formula="of:=[.$AK8]" office:value-type="float" office:value="2" calcext:value-type="float">
            <text:p>2</text:p>
          </table:table-cell>
          <table:table-cell table:style-name="ce218" table:formula="of:=[.AL8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AntiAir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180" table:formula="of:=[.$B9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9]" office:value-type="float" office:value="4" calcext:value-type="float">
            <text:p>4</text:p>
          </table:table-cell>
          <table:table-cell table:style-name="ce203" table:formula="of:=[.$N9]" office:value-type="float" office:value="4" calcext:value-type="float">
            <text:p>4</text:p>
          </table:table-cell>
          <table:table-cell table:style-name="ce203" table:formula="of:=[.$N9]" office:value-type="float" office:value="4" calcext:value-type="float">
            <text:p>4</text:p>
          </table:table-cell>
          <table:table-cell table:style-name="ce203" table:formula="of:=[.$N9]" office:value-type="float" office:value="4" calcext:value-type="float">
            <text:p>4</text:p>
          </table:table-cell>
          <table:table-cell table:style-name="ce203" table:formula="of:=[.$N9]" office:value-type="float" office:value="4" calcext:value-type="float">
            <text:p>4</text:p>
          </table:table-cell>
          <table:table-cell table:style-name="ce203" table:formula="of:=[.$N9]" office:value-type="float" office:value="4" calcext:value-type="float">
            <text:p>4</text:p>
          </table:table-cell>
          <table:table-cell table:style-name="ce203" table:formula="of:=[.$N9]" office:value-type="float" office:value="4" calcext:value-type="float">
            <text:p>4</text:p>
          </table:table-cell>
          <table:table-cell table:style-name="ce211" table:formula="of:=[.$B9]" office:value-type="float" office:value="4" calcext:value-type="float">
            <text:p>4</text:p>
          </table:table-cell>
          <table:table-cell table:style-name="ce216" table:formula="of:=[.$B9]" office:value-type="float" office:value="4" calcext:value-type="float">
            <text:p>4</text:p>
          </table:table-cell>
          <table:table-cell table:style-name="ce216" table:formula="of:=[.$B9]" office:value-type="float" office:value="4" calcext:value-type="float">
            <text:p>4</text:p>
          </table:table-cell>
          <table:table-cell table:style-name="ce203" table:formula="of:=[.$N9]" office:value-type="float" office:value="4" calcext:value-type="float">
            <text:p>4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180" table:formula="of:=[.$Z9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AK9]" office:value-type="float" office:value="2" calcext:value-type="float">
            <text:p>2</text:p>
          </table:table-cell>
          <table:table-cell table:style-name="ce218" table:formula="of:=[.$AK9]" office:value-type="float" office:value="2" calcext:value-type="float">
            <text:p>2</text:p>
          </table:table-cell>
          <table:table-cell table:style-name="ce218" table:formula="of:=[.$AK9]" office:value-type="float" office:value="2" calcext:value-type="float">
            <text:p>2</text:p>
          </table:table-cell>
          <table:table-cell table:style-name="ce218" table:formula="of:=[.$AK9]" office:value-type="float" office:value="2" calcext:value-type="float">
            <text:p>2</text:p>
          </table:table-cell>
          <table:table-cell table:style-name="ce218" table:formula="of:=[.$AK9]" office:value-type="float" office:value="2" calcext:value-type="float">
            <text:p>2</text:p>
          </table:table-cell>
          <table:table-cell table:style-name="ce218" table:formula="of:=[.AK9]" office:value-type="float" office:value="2" calcext:value-type="float">
            <text:p>2</text:p>
          </table:table-cell>
          <table:table-cell table:style-name="ce218" table:formula="of:=[.$AK9]" office:value-type="float" office:value="2" calcext:value-type="float">
            <text:p>2</text:p>
          </table:table-cell>
          <table:table-cell table:style-name="ce218" table:formula="of:=[.$AK9]" office:value-type="float" office:value="2" calcext:value-type="float">
            <text:p>2</text:p>
          </table:table-cell>
          <table:table-cell table:style-name="ce218" table:formula="of:=[.$AK9]" office:value-type="float" office:value="2" calcext:value-type="float">
            <text:p>2</text:p>
          </table:table-cell>
          <table:table-cell table:style-name="ce218" table:formula="of:=[.$AK9]" office:value-type="float" office:value="2" calcext:value-type="float">
            <text:p>2</text:p>
          </table:table-cell>
          <table:table-cell table:style-name="ce218" table:formula="of:=[.AL9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Recon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180" table:formula="of:=[.$B10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10]" office:value-type="float" office:value="4" calcext:value-type="float">
            <text:p>4</text:p>
          </table:table-cell>
          <table:table-cell table:style-name="ce203" table:formula="of:=[.$N10]" office:value-type="float" office:value="4" calcext:value-type="float">
            <text:p>4</text:p>
          </table:table-cell>
          <table:table-cell table:style-name="ce203" table:formula="of:=[.$N10]" office:value-type="float" office:value="4" calcext:value-type="float">
            <text:p>4</text:p>
          </table:table-cell>
          <table:table-cell table:style-name="ce203" table:formula="of:=[.$N10]" office:value-type="float" office:value="4" calcext:value-type="float">
            <text:p>4</text:p>
          </table:table-cell>
          <table:table-cell table:style-name="ce203" table:formula="of:=[.$N10]" office:value-type="float" office:value="4" calcext:value-type="float">
            <text:p>4</text:p>
          </table:table-cell>
          <table:table-cell table:style-name="ce203" table:formula="of:=[.$N10]" office:value-type="float" office:value="4" calcext:value-type="float">
            <text:p>4</text:p>
          </table:table-cell>
          <table:table-cell table:style-name="ce203" table:formula="of:=[.$N10]" office:value-type="float" office:value="4" calcext:value-type="float">
            <text:p>4</text:p>
          </table:table-cell>
          <table:table-cell table:style-name="ce211" table:formula="of:=[.$B10]" office:value-type="float" office:value="4" calcext:value-type="float">
            <text:p>4</text:p>
          </table:table-cell>
          <table:table-cell table:style-name="ce216" table:formula="of:=[.$B10]" office:value-type="float" office:value="4" calcext:value-type="float">
            <text:p>4</text:p>
          </table:table-cell>
          <table:table-cell table:style-name="ce216" table:formula="of:=[.$B10]" office:value-type="float" office:value="4" calcext:value-type="float">
            <text:p>4</text:p>
          </table:table-cell>
          <table:table-cell table:style-name="ce203" table:formula="of:=[.$N10]" office:value-type="float" office:value="4" calcext:value-type="float">
            <text:p>4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180" table:formula="of:=[.$Z10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AM10]" office:value-type="float" office:value="2" calcext:value-type="float">
            <text:p>2</text:p>
          </table:table-cell>
          <table:table-cell table:style-name="ce218" table:formula="of:=[.$AK10]" office:value-type="float" office:value="2" calcext:value-type="float">
            <text:p>2</text:p>
          </table:table-cell>
          <table:table-cell table:style-name="ce218" table:formula="of:=[.$AK10]" office:value-type="float" office:value="2" calcext:value-type="float">
            <text:p>2</text:p>
          </table:table-cell>
          <table:table-cell table:style-name="ce218" table:formula="of:=[.$AK10]" office:value-type="float" office:value="2" calcext:value-type="float">
            <text:p>2</text:p>
          </table:table-cell>
          <table:table-cell table:style-name="ce218" table:formula="of:=[.$AK10]" office:value-type="float" office:value="2" calcext:value-type="float">
            <text:p>2</text:p>
          </table:table-cell>
          <table:table-cell table:style-name="ce218" table:formula="of:=[.AK10]" office:value-type="float" office:value="2" calcext:value-type="float">
            <text:p>2</text:p>
          </table:table-cell>
          <table:table-cell table:style-name="ce218" table:formula="of:=[.$AK10]" office:value-type="float" office:value="2" calcext:value-type="float">
            <text:p>2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10]" office:value-type="float" office:value="2" calcext:value-type="float">
            <text:p>2</text:p>
          </table:table-cell>
          <table:table-cell table:style-name="ce218" table:formula="of:=[.$AK10]" office:value-type="float" office:value="2" calcext:value-type="float">
            <text:p>2</text:p>
          </table:table-cell>
          <table:table-cell table:style-name="ce218" table:formula="of:=[.AL10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Healing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180" table:formula="of:=[.$B11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11]" office:value-type="float" office:value="4" calcext:value-type="float">
            <text:p>4</text:p>
          </table:table-cell>
          <table:table-cell table:style-name="ce203" table:formula="of:=[.$N11]" office:value-type="float" office:value="4" calcext:value-type="float">
            <text:p>4</text:p>
          </table:table-cell>
          <table:table-cell table:style-name="ce203" table:formula="of:=[.$N11]" office:value-type="float" office:value="4" calcext:value-type="float">
            <text:p>4</text:p>
          </table:table-cell>
          <table:table-cell table:style-name="ce203" table:formula="of:=[.$N11]" office:value-type="float" office:value="4" calcext:value-type="float">
            <text:p>4</text:p>
          </table:table-cell>
          <table:table-cell table:style-name="ce203" table:formula="of:=[.$N11]" office:value-type="float" office:value="4" calcext:value-type="float">
            <text:p>4</text:p>
          </table:table-cell>
          <table:table-cell table:style-name="ce203" table:formula="of:=[.$N11]" office:value-type="float" office:value="4" calcext:value-type="float">
            <text:p>4</text:p>
          </table:table-cell>
          <table:table-cell table:style-name="ce203" table:formula="of:=[.$N11]" office:value-type="float" office:value="4" calcext:value-type="float">
            <text:p>4</text:p>
          </table:table-cell>
          <table:table-cell table:style-name="ce211" table:formula="of:=[.$B11]" office:value-type="float" office:value="4" calcext:value-type="float">
            <text:p>4</text:p>
          </table:table-cell>
          <table:table-cell table:style-name="ce216" table:formula="of:=[.$B11]" office:value-type="float" office:value="4" calcext:value-type="float">
            <text:p>4</text:p>
          </table:table-cell>
          <table:table-cell table:style-name="ce216" table:formula="of:=[.$B11]" office:value-type="float" office:value="4" calcext:value-type="float">
            <text:p>4</text:p>
          </table:table-cell>
          <table:table-cell table:style-name="ce203" table:formula="of:=[.$N11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180" table:formula="of:=[.$Z11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AM11]" office:value-type="float" office:value="4" calcext:value-type="float">
            <text:p>4</text:p>
          </table:table-cell>
          <table:table-cell table:style-name="ce218" table:formula="of:=[.$AK11]" office:value-type="float" office:value="4" calcext:value-type="float">
            <text:p>4</text:p>
          </table:table-cell>
          <table:table-cell table:style-name="ce218" table:formula="of:=[.$AK11]" office:value-type="float" office:value="4" calcext:value-type="float">
            <text:p>4</text:p>
          </table:table-cell>
          <table:table-cell table:style-name="ce218" table:formula="of:=[.$AK11]" office:value-type="float" office:value="4" calcext:value-type="float">
            <text:p>4</text:p>
          </table:table-cell>
          <table:table-cell table:style-name="ce218" table:formula="of:=[.$AK11]" office:value-type="float" office:value="4" calcext:value-type="float">
            <text:p>4</text:p>
          </table:table-cell>
          <table:table-cell table:style-name="ce218" table:formula="of:=[.AK11]" office:value-type="float" office:value="4" calcext:value-type="float">
            <text:p>4</text:p>
          </table:table-cell>
          <table:table-cell table:style-name="ce218" table:formula="of:=[.$AK11]" office:value-type="float" office:value="4" calcext:value-type="float">
            <text:p>4</text:p>
          </table:table-cell>
          <table:table-cell table:style-name="ce218" table:formula="of:=[.$AK11]" office:value-type="float" office:value="4" calcext:value-type="float">
            <text:p>4</text:p>
          </table:table-cell>
          <table:table-cell table:style-name="ce218" table:formula="of:=[.$AK11]" office:value-type="float" office:value="4" calcext:value-type="float">
            <text:p>4</text:p>
          </table:table-cell>
          <table:table-cell table:style-name="ce218" table:formula="of:=[.$AK11]" office:value-type="float" office:value="4" calcext:value-type="float">
            <text:p>4</text:p>
          </table:table-cell>
          <table:table-cell table:style-name="ce218" table:formula="of:=[.AL11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Pillage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180" table:formula="of:=[.$B12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12]" office:value-type="float" office:value="4" calcext:value-type="float">
            <text:p>4</text:p>
          </table:table-cell>
          <table:table-cell table:style-name="ce203" table:formula="of:=[.$N12]" office:value-type="float" office:value="4" calcext:value-type="float">
            <text:p>4</text:p>
          </table:table-cell>
          <table:table-cell table:style-name="ce203" table:formula="of:=[.$N12]" office:value-type="float" office:value="4" calcext:value-type="float">
            <text:p>4</text:p>
          </table:table-cell>
          <table:table-cell table:style-name="ce203" table:formula="of:=[.$N12]" office:value-type="float" office:value="4" calcext:value-type="float">
            <text:p>4</text:p>
          </table:table-cell>
          <table:table-cell table:style-name="ce203" table:formula="of:=[.$N12]" office:value-type="float" office:value="4" calcext:value-type="float">
            <text:p>4</text:p>
          </table:table-cell>
          <table:table-cell table:style-name="ce203" table:formula="of:=[.$N12]" office:value-type="float" office:value="4" calcext:value-type="float">
            <text:p>4</text:p>
          </table:table-cell>
          <table:table-cell table:style-name="ce203" table:formula="of:=[.$N12]" office:value-type="float" office:value="4" calcext:value-type="float">
            <text:p>4</text:p>
          </table:table-cell>
          <table:table-cell table:style-name="ce211" table:formula="of:=[.$B12]" office:value-type="float" office:value="4" calcext:value-type="float">
            <text:p>4</text:p>
          </table:table-cell>
          <table:table-cell table:style-name="ce216" table:formula="of:=[.$B12]" office:value-type="float" office:value="4" calcext:value-type="float">
            <text:p>4</text:p>
          </table:table-cell>
          <table:table-cell table:style-name="ce216" table:formula="of:=[.$B12]" office:value-type="float" office:value="4" calcext:value-type="float">
            <text:p>4</text:p>
          </table:table-cell>
          <table:table-cell table:style-name="ce203" table:formula="of:=[.$N12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180" table:formula="of:=[.$Z12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AM12]" office:value-type="float" office:value="4" calcext:value-type="float">
            <text:p>4</text:p>
          </table:table-cell>
          <table:table-cell table:style-name="ce218" table:formula="of:=[.$AK12]" office:value-type="float" office:value="4" calcext:value-type="float">
            <text:p>4</text:p>
          </table:table-cell>
          <table:table-cell table:style-name="ce218" table:formula="of:=[.$AK12]" office:value-type="float" office:value="4" calcext:value-type="float">
            <text:p>4</text:p>
          </table:table-cell>
          <table:table-cell table:style-name="ce218" table:formula="of:=[.$AK12]" office:value-type="float" office:value="4" calcext:value-type="float">
            <text:p>4</text:p>
          </table:table-cell>
          <table:table-cell table:style-name="ce218" table:formula="of:=[.$AK12]" office:value-type="float" office:value="4" calcext:value-type="float">
            <text:p>4</text:p>
          </table:table-cell>
          <table:table-cell table:style-name="ce218" table:formula="of:=[.AK12]" office:value-type="float" office:value="4" calcext:value-type="float">
            <text:p>4</text:p>
          </table:table-cell>
          <table:table-cell table:style-name="ce218" table:formula="of:=[.$AK12]" office:value-type="float" office:value="4" calcext:value-type="float">
            <text:p>4</text:p>
          </table:table-cell>
          <table:table-cell table:style-name="ce218" table:formula="of:=[.$AK12]" office:value-type="float" office:value="4" calcext:value-type="float">
            <text:p>4</text:p>
          </table:table-cell>
          <table:table-cell table:style-name="ce218" table:formula="of:=[.$AK12]" office:value-type="float" office:value="4" calcext:value-type="float">
            <text:p>4</text:p>
          </table:table-cell>
          <table:table-cell table:style-name="ce218" table:formula="of:=[.$AK12]" office:value-type="float" office:value="4" calcext:value-type="float">
            <text:p>4</text:p>
          </table:table-cell>
          <table:table-cell table:style-name="ce218" table:formula="of:=[.AL12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Vanguard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180" table:formula="of:=[.$B13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13]" office:value-type="float" office:value="4" calcext:value-type="float">
            <text:p>4</text:p>
          </table:table-cell>
          <table:table-cell table:style-name="ce203" table:formula="of:=[.$N13]" office:value-type="float" office:value="4" calcext:value-type="float">
            <text:p>4</text:p>
          </table:table-cell>
          <table:table-cell table:style-name="ce203" table:formula="of:=[.$N13]" office:value-type="float" office:value="4" calcext:value-type="float">
            <text:p>4</text:p>
          </table:table-cell>
          <table:table-cell table:style-name="ce203" table:formula="of:=[.$N13]" office:value-type="float" office:value="4" calcext:value-type="float">
            <text:p>4</text:p>
          </table:table-cell>
          <table:table-cell table:style-name="ce203" table:formula="of:=[.$N13]" office:value-type="float" office:value="4" calcext:value-type="float">
            <text:p>4</text:p>
          </table:table-cell>
          <table:table-cell table:style-name="ce203" table:formula="of:=[.$N13]" office:value-type="float" office:value="4" calcext:value-type="float">
            <text:p>4</text:p>
          </table:table-cell>
          <table:table-cell table:style-name="ce203" table:formula="of:=[.$N13]" office:value-type="float" office:value="4" calcext:value-type="float">
            <text:p>4</text:p>
          </table:table-cell>
          <table:table-cell table:style-name="ce211" table:formula="of:=[.$B13]" office:value-type="float" office:value="4" calcext:value-type="float">
            <text:p>4</text:p>
          </table:table-cell>
          <table:table-cell table:style-name="ce216" table:formula="of:=[.$B13]" office:value-type="float" office:value="4" calcext:value-type="float">
            <text:p>4</text:p>
          </table:table-cell>
          <table:table-cell table:style-name="ce216" table:formula="of:=[.$B13]" office:value-type="float" office:value="4" calcext:value-type="float">
            <text:p>4</text:p>
          </table:table-cell>
          <table:table-cell table:style-name="ce203" table:formula="of:=[.$N13]" office:value-type="float" office:value="4" calcext:value-type="float">
            <text:p>4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180" table:formula="of:=[.$Z13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AM13]" office:value-type="float" office:value="2" calcext:value-type="float">
            <text:p>2</text:p>
          </table:table-cell>
          <table:table-cell table:style-name="ce218" table:formula="of:=[.$AK13]" office:value-type="float" office:value="2" calcext:value-type="float">
            <text:p>2</text:p>
          </table:table-cell>
          <table:table-cell table:style-name="ce218" table:formula="of:=[.$AK13]" office:value-type="float" office:value="2" calcext:value-type="float">
            <text:p>2</text:p>
          </table:table-cell>
          <table:table-cell table:style-name="ce218" table:formula="of:=[.$AK13]" office:value-type="float" office:value="2" calcext:value-type="float">
            <text:p>2</text:p>
          </table:table-cell>
          <table:table-cell table:style-name="ce218" table:formula="of:=[.$AK13]" office:value-type="float" office:value="2" calcext:value-type="float">
            <text:p>2</text:p>
          </table:table-cell>
          <table:table-cell table:style-name="ce218" table:formula="of:=[.AK13]" office:value-type="float" office:value="2" calcext:value-type="float">
            <text:p>2</text:p>
          </table:table-cell>
          <table:table-cell table:style-name="ce218" table:formula="of:=[.$AK13]" office:value-type="float" office:value="2" calcext:value-type="float">
            <text:p>2</text:p>
          </table:table-cell>
          <table:table-cell table:style-name="ce218" table:formula="of:=[.$AK13]" office:value-type="float" office:value="2" calcext:value-type="float">
            <text:p>2</text:p>
          </table:table-cell>
          <table:table-cell table:style-name="ce218" table:formula="of:=[.$AK13]" office:value-type="float" office:value="2" calcext:value-type="float">
            <text:p>2</text:p>
          </table:table-cell>
          <table:table-cell table:style-name="ce218" table:formula="of:=[.$AK13]" office:value-type="float" office:value="2" calcext:value-type="float">
            <text:p>2</text:p>
          </table:table-cell>
          <table:table-cell table:style-name="ce218" table:formula="of:=[.AL13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Ranged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180" table:formula="of:=[.$B14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14]" office:value-type="float" office:value="4" calcext:value-type="float">
            <text:p>4</text:p>
          </table:table-cell>
          <table:table-cell table:style-name="ce203" table:formula="of:=[.$N14]" office:value-type="float" office:value="4" calcext:value-type="float">
            <text:p>4</text:p>
          </table:table-cell>
          <table:table-cell table:style-name="ce203" table:formula="of:=[.$N14]" office:value-type="float" office:value="4" calcext:value-type="float">
            <text:p>4</text:p>
          </table:table-cell>
          <table:table-cell table:style-name="ce209" table:formula="of:=[.$N14]" office:value-type="float" office:value="4" calcext:value-type="float">
            <text:p>4</text:p>
          </table:table-cell>
          <table:table-cell table:style-name="ce203" table:formula="of:=[.$N14]" office:value-type="float" office:value="4" calcext:value-type="float">
            <text:p>4</text:p>
          </table:table-cell>
          <table:table-cell table:style-name="ce203" table:formula="of:=[.$N14]" office:value-type="float" office:value="4" calcext:value-type="float">
            <text:p>4</text:p>
          </table:table-cell>
          <table:table-cell table:style-name="ce203" table:formula="of:=[.$N14]" office:value-type="float" office:value="4" calcext:value-type="float">
            <text:p>4</text:p>
          </table:table-cell>
          <table:table-cell table:style-name="ce211" table:formula="of:=[.$B14]" office:value-type="float" office:value="4" calcext:value-type="float">
            <text:p>4</text:p>
          </table:table-cell>
          <table:table-cell table:style-name="ce216" table:formula="of:=[.$B14]" office:value-type="float" office:value="4" calcext:value-type="float">
            <text:p>4</text:p>
          </table:table-cell>
          <table:table-cell table:style-name="ce216" table:formula="of:=[.$B14]" office:value-type="float" office:value="4" calcext:value-type="float">
            <text:p>4</text:p>
          </table:table-cell>
          <table:table-cell table:style-name="ce203" office:value-type="float" office:value="8" calcext:value-type="float">
            <text:p>8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180" table:formula="of:=[.$Z14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number-columns-repeated="2" table:style-name="ce218" office:value-type="float" office:value="8" calcext:value-type="float">
            <text:p>8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style-name="ce218" table:formula="of:=[.$AK14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Siege</text:p>
          </table:table-cell>
          <table:table-cell table:style-name="ce180" office:value-type="float" office:value="8" calcext:value-type="float">
            <text:p>8</text:p>
          </table:table-cell>
          <table:table-cell table:style-name="ce192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180" table:formula="of:=[.$B15]" office:value-type="float" office:value="8" calcext:value-type="float">
            <text:p>8</text:p>
          </table:table-cell>
          <table:table-cell table:style-name="ce203" office:value-type="float" office:value="8" calcext:value-type="float">
            <text:p>8</text:p>
          </table:table-cell>
          <table:table-cell table:style-name="ce203" table:formula="of:=[.$N15]" office:value-type="float" office:value="8" calcext:value-type="float">
            <text:p>8</text:p>
          </table:table-cell>
          <table:table-cell table:style-name="ce203" table:formula="of:=[.$N15]" office:value-type="float" office:value="8" calcext:value-type="float">
            <text:p>8</text:p>
          </table:table-cell>
          <table:table-cell table:style-name="ce203" table:formula="of:=[.$N15]" office:value-type="float" office:value="8" calcext:value-type="float">
            <text:p>8</text:p>
          </table:table-cell>
          <table:table-cell table:style-name="ce203" table:formula="of:=[.$N15]" office:value-type="float" office:value="8" calcext:value-type="float">
            <text:p>8</text:p>
          </table:table-cell>
          <table:table-cell table:style-name="ce203" table:formula="of:=[.$N15]" office:value-type="float" office:value="8" calcext:value-type="float">
            <text:p>8</text:p>
          </table:table-cell>
          <table:table-cell table:style-name="ce203" table:formula="of:=[.$N15]" office:value-type="float" office:value="8" calcext:value-type="float">
            <text:p>8</text:p>
          </table:table-cell>
          <table:table-cell table:style-name="ce203" table:formula="of:=[.$N15]" office:value-type="float" office:value="8" calcext:value-type="float">
            <text:p>8</text:p>
          </table:table-cell>
          <table:table-cell table:style-name="ce211" table:formula="of:=[.$B15]" office:value-type="float" office:value="8" calcext:value-type="float">
            <text:p>8</text:p>
          </table:table-cell>
          <table:table-cell table:style-name="ce216" table:formula="of:=[.$B15]" office:value-type="float" office:value="8" calcext:value-type="float">
            <text:p>8</text:p>
          </table:table-cell>
          <table:table-cell table:style-name="ce216" table:formula="of:=[.$B15]" office:value-type="float" office:value="8" calcext:value-type="float">
            <text:p>8</text:p>
          </table:table-cell>
          <table:table-cell table:style-name="ce203" table:formula="of:=[.$N15]" office:value-type="float" office:value="8" calcext:value-type="float">
            <text:p>8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180" table:formula="of:=[.$Z15]" office:value-type="float" office:value="2" calcext:value-type="float">
            <text:p>2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218" table:formula="of:=[.$AK15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Naval</text:p>
          </table:table-cell>
          <table:table-cell table:style-name="ce181" office:value-type="float" office:value="4" calcext:value-type="float">
            <text:p>4</text:p>
          </table:table-cell>
          <table:table-cell table:style-name="ce194" table:formula="of:=[.$B16]" office:value-type="float" office:value="4" calcext:value-type="float">
            <text:p>4</text:p>
          </table:table-cell>
          <table:table-cell table:style-name="ce181" table:formula="of:=[.$B16]" office:value-type="float" office:value="4" calcext:value-type="float">
            <text:p>4</text:p>
          </table:table-cell>
          <table:table-cell table:style-name="ce181" table:formula="of:=[.$B16]" office:value-type="float" office:value="4" calcext:value-type="float">
            <text:p>4</text:p>
          </table:table-cell>
          <table:table-cell table:style-name="ce181" table:formula="of:=[.$B16]" office:value-type="float" office:value="4" calcext:value-type="float">
            <text:p>4</text:p>
          </table:table-cell>
          <table:table-cell table:style-name="ce181" table:formula="of:=[.$B16]" office:value-type="float" office:value="4" calcext:value-type="float">
            <text:p>4</text:p>
          </table:table-cell>
          <table:table-cell table:style-name="ce181" office:value-type="float" office:value="8" calcext:value-type="float">
            <text:p>8</text:p>
          </table:table-cell>
          <table:table-cell table:style-name="ce181" table:formula="of:=[.$B16]" office:value-type="float" office:value="4" calcext:value-type="float">
            <text:p>4</text:p>
          </table:table-cell>
          <table:table-cell table:style-name="ce181" table:formula="of:=[.$B16]" office:value-type="float" office:value="4" calcext:value-type="float">
            <text:p>4</text:p>
          </table:table-cell>
          <table:table-cell table:style-name="ce181" table:formula="of:=[.$B16]" office:value-type="float" office:value="4" calcext:value-type="float">
            <text:p>4</text:p>
          </table:table-cell>
          <table:table-cell table:style-name="ce181" office:value-type="float" office:value="8" calcext:value-type="float">
            <text:p>8</text:p>
          </table:table-cell>
          <table:table-cell table:style-name="ce181" table:formula="of:=[.$B16]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04" table:formula="of:=[.$N16]" office:value-type="float" office:value="4" calcext:value-type="float">
            <text:p>4</text:p>
          </table:table-cell>
          <table:table-cell table:style-name="ce204" table:formula="of:=[.$N16]" office:value-type="float" office:value="4" calcext:value-type="float">
            <text:p>4</text:p>
          </table:table-cell>
          <table:table-cell table:style-name="ce204" table:formula="of:=[.$N16]" office:value-type="float" office:value="4" calcext:value-type="float">
            <text:p>4</text:p>
          </table:table-cell>
          <table:table-cell table:style-name="ce204" office:value-type="float" office:value="8" calcext:value-type="float">
            <text:p>8</text:p>
          </table:table-cell>
          <table:table-cell table:style-name="ce204" table:formula="of:=[.$N16]" office:value-type="float" office:value="4" calcext:value-type="float">
            <text:p>4</text:p>
          </table:table-cell>
          <table:table-cell table:style-name="ce204" table:formula="of:=[.$N16]" office:value-type="float" office:value="4" calcext:value-type="float">
            <text:p>4</text:p>
          </table:table-cell>
          <table:table-cell table:style-name="ce204" table:formula="of:=[.$N16]" office:value-type="float" office:value="4" calcext:value-type="float">
            <text:p>4</text:p>
          </table:table-cell>
          <table:table-cell table:style-name="ce212" office:value-type="float" office:value="8" calcext:value-type="float">
            <text:p>8</text:p>
          </table:table-cell>
          <table:table-cell table:style-name="ce212" table:formula="of:=[.$N16]" office:value-type="float" office:value="4" calcext:value-type="float">
            <text:p>4</text:p>
          </table:table-cell>
          <table:table-cell table:style-name="ce212" table:formula="of:=[.$N16]" office:value-type="float" office:value="4" calcext:value-type="float">
            <text:p>4</text:p>
          </table:table-cell>
          <table:table-cell table:style-name="ce204" table:formula="of:=[.$N16]" office:value-type="float" office:value="4" calcext:value-type="float">
            <text:p>4</text:p>
          </table:table-cell>
          <table:table-cell table:style-name="ce181" office:value-type="float" office:value="4" calcext:value-type="float">
            <text:p>4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181" office:value-type="float" office:value="8" calcext:value-type="float">
            <text:p>8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181" table:formula="of:=[.$Z16]" office:value-type="float" office:value="4" calcext:value-type="float">
            <text:p>4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[.$AK16]" office:value-type="float" office:value="4" calcext:value-type="float">
            <text:p>4</text:p>
          </table:table-cell>
          <table:table-cell table:style-name="ce219" table:formula="of:=[.$AK16]" office:value-type="float" office:value="4" calcext:value-type="float">
            <text:p>4</text:p>
          </table:table-cell>
          <table:table-cell table:style-name="ce219" office:value-type="float" office:value="8" calcext:value-type="float">
            <text:p>8</text:p>
          </table:table-cell>
          <table:table-cell table:style-name="ce219" table:formula="of:=[.$AK16]" office:value-type="float" office:value="4" calcext:value-type="float">
            <text:p>4</text:p>
          </table:table-cell>
          <table:table-cell table:style-name="ce219" table:formula="of:=[.$AK16]" office:value-type="float" office:value="4" calcext:value-type="float">
            <text:p>4</text:p>
          </table:table-cell>
          <table:table-cell table:style-name="ce219" table:formula="of:=[.$AK16]" office:value-type="float" office:value="4" calcext:value-type="float">
            <text:p>4</text:p>
          </table:table-cell>
          <table:table-cell table:style-name="ce219" office:value-type="float" office:value="8" calcext:value-type="float">
            <text:p>8</text:p>
          </table:table-cell>
          <table:table-cell table:style-name="ce219" table:formula="of:=[.$AK16]" office:value-type="float" office:value="4" calcext:value-type="float">
            <text:p>4</text:p>
          </table:table-cell>
          <table:table-cell table:style-name="ce219" table:formula="of:=[.$AK16]" office:value-type="float" office:value="4" calcext:value-type="float">
            <text:p>4</text:p>
          </table:table-cell>
          <table:table-cell table:style-name="ce219" table:formula="of:=[.$AK16]" office:value-type="float" office:value="4" calcext:value-type="float">
            <text:p>4</text:p>
          </table:table-cell>
          <table:table-cell table:style-name="ce219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Naval_Bombardment</text:p>
          </table:table-cell>
          <table:table-cell table:style-name="ce182" office:value-type="float" office:value="4" calcext:value-type="float">
            <text:p>4</text:p>
          </table:table-cell>
          <table:table-cell table:style-name="ce191" table:formula="of:=[.$B17]" office:value-type="float" office:value="4" calcext:value-type="float">
            <text:p>4</text:p>
          </table:table-cell>
          <table:table-cell table:style-name="ce182" table:formula="of:=[.$B17]" office:value-type="float" office:value="4" calcext:value-type="float">
            <text:p>4</text:p>
          </table:table-cell>
          <table:table-cell table:style-name="ce182" table:formula="of:=[.$B17]" office:value-type="float" office:value="4" calcext:value-type="float">
            <text:p>4</text:p>
          </table:table-cell>
          <table:table-cell table:style-name="ce182" table:formula="of:=[.$B17]" office:value-type="float" office:value="4" calcext:value-type="float">
            <text:p>4</text:p>
          </table:table-cell>
          <table:table-cell table:style-name="ce182" table:formula="of:=[.$B17]" office:value-type="float" office:value="4" calcext:value-type="float">
            <text:p>4</text:p>
          </table:table-cell>
          <table:table-cell table:style-name="ce182" office:value-type="float" office:value="8" calcext:value-type="float">
            <text:p>8</text:p>
          </table:table-cell>
          <table:table-cell table:style-name="ce182" table:formula="of:=[.$B17]" office:value-type="float" office:value="4" calcext:value-type="float">
            <text:p>4</text:p>
          </table:table-cell>
          <table:table-cell table:style-name="ce182" table:formula="of:=[.$B17]" office:value-type="float" office:value="4" calcext:value-type="float">
            <text:p>4</text:p>
          </table:table-cell>
          <table:table-cell table:style-name="ce182" table:formula="of:=[.$B17]" office:value-type="float" office:value="4" calcext:value-type="float">
            <text:p>4</text:p>
          </table:table-cell>
          <table:table-cell table:style-name="ce182" office:value-type="float" office:value="8" calcext:value-type="float">
            <text:p>8</text:p>
          </table:table-cell>
          <table:table-cell table:style-name="ce182" table:formula="of:=[.$B17]" office:value-type="float" office:value="4" calcext:value-type="float">
            <text:p>4</text:p>
          </table:table-cell>
          <table:table-cell table:style-name="ce205" office:value-type="float" office:value="4" calcext:value-type="float">
            <text:p>4</text:p>
          </table:table-cell>
          <table:table-cell table:style-name="ce205" table:formula="of:=[.$N17]" office:value-type="float" office:value="4" calcext:value-type="float">
            <text:p>4</text:p>
          </table:table-cell>
          <table:table-cell table:style-name="ce205" table:formula="of:=[.$N17]" office:value-type="float" office:value="4" calcext:value-type="float">
            <text:p>4</text:p>
          </table:table-cell>
          <table:table-cell table:style-name="ce205" table:formula="of:=[.$N17]" office:value-type="float" office:value="4" calcext:value-type="float">
            <text:p>4</text:p>
          </table:table-cell>
          <table:table-cell table:style-name="ce205" office:value-type="float" office:value="8" calcext:value-type="float">
            <text:p>8</text:p>
          </table:table-cell>
          <table:table-cell table:style-name="ce205" table:formula="of:=[.$N17]" office:value-type="float" office:value="4" calcext:value-type="float">
            <text:p>4</text:p>
          </table:table-cell>
          <table:table-cell table:style-name="ce205" table:formula="of:=[.$N17]" office:value-type="float" office:value="4" calcext:value-type="float">
            <text:p>4</text:p>
          </table:table-cell>
          <table:table-cell table:style-name="ce205" table:formula="of:=[.$N17]" office:value-type="float" office:value="4" calcext:value-type="float">
            <text:p>4</text:p>
          </table:table-cell>
          <table:table-cell table:style-name="ce213" office:value-type="float" office:value="8" calcext:value-type="float">
            <text:p>8</text:p>
          </table:table-cell>
          <table:table-cell table:style-name="ce213" table:formula="of:=[.$N17]" office:value-type="float" office:value="4" calcext:value-type="float">
            <text:p>4</text:p>
          </table:table-cell>
          <table:table-cell table:style-name="ce213" table:formula="of:=[.$N17]" office:value-type="float" office:value="4" calcext:value-type="float">
            <text:p>4</text:p>
          </table:table-cell>
          <table:table-cell table:style-name="ce205" table:formula="of:=[.$N17]" office:value-type="float" office:value="4" calcext:value-type="float">
            <text:p>4</text:p>
          </table:table-cell>
          <table:table-cell table:style-name="ce182" office:value-type="float" office:value="4" calcext:value-type="float">
            <text:p>4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182" office:value-type="float" office:value="8" calcext:value-type="float">
            <text:p>8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182" table:formula="of:=[.$Z17]" office:value-type="float" office:value="4" calcext:value-type="float">
            <text:p>4</text:p>
          </table:table-cell>
          <table:table-cell table:style-name="ce217" office:value-type="float" office:value="4" calcext:value-type="float">
            <text:p>4</text:p>
          </table:table-cell>
          <table:table-cell table:style-name="ce217" table:formula="of:=[.$AK17]" office:value-type="float" office:value="4" calcext:value-type="float">
            <text:p>4</text:p>
          </table:table-cell>
          <table:table-cell table:style-name="ce217" table:formula="of:=[.$AK17]" office:value-type="float" office:value="4" calcext:value-type="float">
            <text:p>4</text:p>
          </table:table-cell>
          <table:table-cell table:style-name="ce217" office:value-type="float" office:value="8" calcext:value-type="float">
            <text:p>8</text:p>
          </table:table-cell>
          <table:table-cell table:style-name="ce217" table:formula="of:=[.$AK17]" office:value-type="float" office:value="4" calcext:value-type="float">
            <text:p>4</text:p>
          </table:table-cell>
          <table:table-cell table:style-name="ce217" table:formula="of:=[.$AK17]" office:value-type="float" office:value="4" calcext:value-type="float">
            <text:p>4</text:p>
          </table:table-cell>
          <table:table-cell table:style-name="ce217" table:formula="of:=[.$AK17]" office:value-type="float" office:value="4" calcext:value-type="float">
            <text:p>4</text:p>
          </table:table-cell>
          <table:table-cell table:style-name="ce217" office:value-type="float" office:value="8" calcext:value-type="float">
            <text:p>8</text:p>
          </table:table-cell>
          <table:table-cell table:style-name="ce217" table:formula="of:=[.$AK17]" office:value-type="float" office:value="4" calcext:value-type="float">
            <text:p>4</text:p>
          </table:table-cell>
          <table:table-cell table:style-name="ce217" table:formula="of:=[.$AK17]" office:value-type="float" office:value="4" calcext:value-type="float">
            <text:p>4</text:p>
          </table:table-cell>
          <table:table-cell table:style-name="ce217" table:formula="of:=[.$AK17]" office:value-type="float" office:value="4" calcext:value-type="float">
            <text:p>4</text:p>
          </table:table-cell>
          <table:table-cell table:style-name="ce217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Naval_Recon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18]" office:value-type="float" office:value="4" calcext:value-type="float">
            <text:p>4</text:p>
          </table:table-cell>
          <table:table-cell table:style-name="ce180" table:formula="of:=[.$B18]" office:value-type="float" office:value="4" calcext:value-type="float">
            <text:p>4</text:p>
          </table:table-cell>
          <table:table-cell table:style-name="ce180" table:formula="of:=[.$B18]" office:value-type="float" office:value="4" calcext:value-type="float">
            <text:p>4</text:p>
          </table:table-cell>
          <table:table-cell table:style-name="ce180" table:formula="of:=[.$B18]" office:value-type="float" office:value="4" calcext:value-type="float">
            <text:p>4</text:p>
          </table:table-cell>
          <table:table-cell table:style-name="ce180" table:formula="of:=[.$B18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18]" office:value-type="float" office:value="4" calcext:value-type="float">
            <text:p>4</text:p>
          </table:table-cell>
          <table:table-cell table:style-name="ce180" table:formula="of:=[.$B18]" office:value-type="float" office:value="4" calcext:value-type="float">
            <text:p>4</text:p>
          </table:table-cell>
          <table:table-cell table:style-name="ce180" table:formula="of:=[.$B18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18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18]" office:value-type="float" office:value="4" calcext:value-type="float">
            <text:p>4</text:p>
          </table:table-cell>
          <table:table-cell table:style-name="ce203" table:formula="of:=[.$N18]" office:value-type="float" office:value="4" calcext:value-type="float">
            <text:p>4</text:p>
          </table:table-cell>
          <table:table-cell table:style-name="ce203" table:formula="of:=[.$N18]" office:value-type="float" office:value="4" calcext:value-type="float">
            <text:p>4</text:p>
          </table:table-cell>
          <table:table-cell table:style-name="ce203" office:value-type="float" office:value="8" calcext:value-type="float">
            <text:p>8</text:p>
          </table:table-cell>
          <table:table-cell table:style-name="ce203" table:formula="of:=[.$N18]" office:value-type="float" office:value="4" calcext:value-type="float">
            <text:p>4</text:p>
          </table:table-cell>
          <table:table-cell table:style-name="ce203" table:formula="of:=[.$N18]" office:value-type="float" office:value="4" calcext:value-type="float">
            <text:p>4</text:p>
          </table:table-cell>
          <table:table-cell table:style-name="ce203" table:formula="of:=[.$N18]" office:value-type="float" office:value="4" calcext:value-type="float">
            <text:p>4</text:p>
          </table:table-cell>
          <table:table-cell table:style-name="ce209" office:value-type="float" office:value="8" calcext:value-type="float">
            <text:p>8</text:p>
          </table:table-cell>
          <table:table-cell table:style-name="ce209" table:formula="of:=[.$N18]" office:value-type="float" office:value="4" calcext:value-type="float">
            <text:p>4</text:p>
          </table:table-cell>
          <table:table-cell table:style-name="ce209" table:formula="of:=[.$N18]" office:value-type="float" office:value="4" calcext:value-type="float">
            <text:p>4</text:p>
          </table:table-cell>
          <table:table-cell table:style-name="ce203" table:formula="of:=[.$N18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180" table:formula="of:=[.$Z18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18]" office:value-type="float" office:value="4" calcext:value-type="float">
            <text:p>4</text:p>
          </table:table-cell>
          <table:table-cell table:style-name="ce218" table:formula="of:=[.$AK18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18]" office:value-type="float" office:value="4" calcext:value-type="float">
            <text:p>4</text:p>
          </table:table-cell>
          <table:table-cell table:style-name="ce218" table:formula="of:=[.$AK18]" office:value-type="float" office:value="4" calcext:value-type="float">
            <text:p>4</text:p>
          </table:table-cell>
          <table:table-cell table:style-name="ce218" table:formula="of:=[.$AK18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18]" office:value-type="float" office:value="4" calcext:value-type="float">
            <text:p>4</text:p>
          </table:table-cell>
          <table:table-cell table:style-name="ce218" table:formula="of:=[.$AK18]" office:value-type="float" office:value="4" calcext:value-type="float">
            <text:p>4</text:p>
          </table:table-cell>
          <table:table-cell table:style-name="ce218" table:formula="of:=[.$AK18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Naval_Growth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19]" office:value-type="float" office:value="4" calcext:value-type="float">
            <text:p>4</text:p>
          </table:table-cell>
          <table:table-cell table:style-name="ce180" table:formula="of:=[.$B19]" office:value-type="float" office:value="4" calcext:value-type="float">
            <text:p>4</text:p>
          </table:table-cell>
          <table:table-cell table:style-name="ce180" table:formula="of:=[.$B19]" office:value-type="float" office:value="4" calcext:value-type="float">
            <text:p>4</text:p>
          </table:table-cell>
          <table:table-cell table:style-name="ce180" table:formula="of:=[.$B19]" office:value-type="float" office:value="4" calcext:value-type="float">
            <text:p>4</text:p>
          </table:table-cell>
          <table:table-cell table:style-name="ce180" table:formula="of:=[.$B19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19]" office:value-type="float" office:value="4" calcext:value-type="float">
            <text:p>4</text:p>
          </table:table-cell>
          <table:table-cell table:style-name="ce180" table:formula="of:=[.$B19]" office:value-type="float" office:value="4" calcext:value-type="float">
            <text:p>4</text:p>
          </table:table-cell>
          <table:table-cell table:style-name="ce180" table:formula="of:=[.$B19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19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19]" office:value-type="float" office:value="4" calcext:value-type="float">
            <text:p>4</text:p>
          </table:table-cell>
          <table:table-cell table:style-name="ce203" table:formula="of:=[.$N19]" office:value-type="float" office:value="4" calcext:value-type="float">
            <text:p>4</text:p>
          </table:table-cell>
          <table:table-cell table:style-name="ce203" table:formula="of:=[.$N19]" office:value-type="float" office:value="4" calcext:value-type="float">
            <text:p>4</text:p>
          </table:table-cell>
          <table:table-cell table:style-name="ce203" office:value-type="float" office:value="8" calcext:value-type="float">
            <text:p>8</text:p>
          </table:table-cell>
          <table:table-cell table:style-name="ce203" table:formula="of:=[.$N19]" office:value-type="float" office:value="4" calcext:value-type="float">
            <text:p>4</text:p>
          </table:table-cell>
          <table:table-cell table:style-name="ce203" table:formula="of:=[.$N19]" office:value-type="float" office:value="4" calcext:value-type="float">
            <text:p>4</text:p>
          </table:table-cell>
          <table:table-cell table:style-name="ce203" table:formula="of:=[.$N19]" office:value-type="float" office:value="4" calcext:value-type="float">
            <text:p>4</text:p>
          </table:table-cell>
          <table:table-cell table:style-name="ce209" office:value-type="float" office:value="8" calcext:value-type="float">
            <text:p>8</text:p>
          </table:table-cell>
          <table:table-cell table:style-name="ce209" table:formula="of:=[.$N19]" office:value-type="float" office:value="4" calcext:value-type="float">
            <text:p>4</text:p>
          </table:table-cell>
          <table:table-cell table:style-name="ce209" table:formula="of:=[.$N19]" office:value-type="float" office:value="4" calcext:value-type="float">
            <text:p>4</text:p>
          </table:table-cell>
          <table:table-cell table:style-name="ce203" table:formula="of:=[.$N19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180" table:formula="of:=[.$Z19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19]" office:value-type="float" office:value="4" calcext:value-type="float">
            <text:p>4</text:p>
          </table:table-cell>
          <table:table-cell table:style-name="ce218" table:formula="of:=[.$AK19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19]" office:value-type="float" office:value="4" calcext:value-type="float">
            <text:p>4</text:p>
          </table:table-cell>
          <table:table-cell table:style-name="ce218" table:formula="of:=[.$AK19]" office:value-type="float" office:value="4" calcext:value-type="float">
            <text:p>4</text:p>
          </table:table-cell>
          <table:table-cell table:style-name="ce218" table:formula="of:=[.$AK19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19]" office:value-type="float" office:value="4" calcext:value-type="float">
            <text:p>4</text:p>
          </table:table-cell>
          <table:table-cell table:style-name="ce218" table:formula="of:=[.$AK19]" office:value-type="float" office:value="4" calcext:value-type="float">
            <text:p>4</text:p>
          </table:table-cell>
          <table:table-cell table:style-name="ce218" table:formula="of:=[.$AK19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Naval_Tile_Improvement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20]" office:value-type="float" office:value="4" calcext:value-type="float">
            <text:p>4</text:p>
          </table:table-cell>
          <table:table-cell table:style-name="ce180" table:formula="of:=[.$B20]" office:value-type="float" office:value="4" calcext:value-type="float">
            <text:p>4</text:p>
          </table:table-cell>
          <table:table-cell table:style-name="ce180" table:formula="of:=[.$B20]" office:value-type="float" office:value="4" calcext:value-type="float">
            <text:p>4</text:p>
          </table:table-cell>
          <table:table-cell table:style-name="ce180" table:formula="of:=[.$B20]" office:value-type="float" office:value="4" calcext:value-type="float">
            <text:p>4</text:p>
          </table:table-cell>
          <table:table-cell table:style-name="ce180" table:formula="of:=[.$B20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20]" office:value-type="float" office:value="4" calcext:value-type="float">
            <text:p>4</text:p>
          </table:table-cell>
          <table:table-cell table:style-name="ce180" table:formula="of:=[.$B20]" office:value-type="float" office:value="4" calcext:value-type="float">
            <text:p>4</text:p>
          </table:table-cell>
          <table:table-cell table:style-name="ce180" table:formula="of:=[.$B20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20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20]" office:value-type="float" office:value="4" calcext:value-type="float">
            <text:p>4</text:p>
          </table:table-cell>
          <table:table-cell table:style-name="ce203" table:formula="of:=[.$N20]" office:value-type="float" office:value="4" calcext:value-type="float">
            <text:p>4</text:p>
          </table:table-cell>
          <table:table-cell table:style-name="ce203" table:formula="of:=[.$N20]" office:value-type="float" office:value="4" calcext:value-type="float">
            <text:p>4</text:p>
          </table:table-cell>
          <table:table-cell table:style-name="ce203" office:value-type="float" office:value="8" calcext:value-type="float">
            <text:p>8</text:p>
          </table:table-cell>
          <table:table-cell table:style-name="ce203" table:formula="of:=[.$N20]" office:value-type="float" office:value="4" calcext:value-type="float">
            <text:p>4</text:p>
          </table:table-cell>
          <table:table-cell table:style-name="ce203" table:formula="of:=[.$N20]" office:value-type="float" office:value="4" calcext:value-type="float">
            <text:p>4</text:p>
          </table:table-cell>
          <table:table-cell table:style-name="ce203" table:formula="of:=[.$N20]" office:value-type="float" office:value="4" calcext:value-type="float">
            <text:p>4</text:p>
          </table:table-cell>
          <table:table-cell table:style-name="ce209" office:value-type="float" office:value="8" calcext:value-type="float">
            <text:p>8</text:p>
          </table:table-cell>
          <table:table-cell table:style-name="ce209" table:formula="of:=[.$N20]" office:value-type="float" office:value="4" calcext:value-type="float">
            <text:p>4</text:p>
          </table:table-cell>
          <table:table-cell table:style-name="ce209" table:formula="of:=[.$N20]" office:value-type="float" office:value="4" calcext:value-type="float">
            <text:p>4</text:p>
          </table:table-cell>
          <table:table-cell table:style-name="ce203" table:formula="of:=[.$N20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180" table:formula="of:=[.$Z20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20]" office:value-type="float" office:value="4" calcext:value-type="float">
            <text:p>4</text:p>
          </table:table-cell>
          <table:table-cell table:style-name="ce218" table:formula="of:=[.$AK20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20]" office:value-type="float" office:value="4" calcext:value-type="float">
            <text:p>4</text:p>
          </table:table-cell>
          <table:table-cell table:style-name="ce218" table:formula="of:=[.$AK20]" office:value-type="float" office:value="4" calcext:value-type="float">
            <text:p>4</text:p>
          </table:table-cell>
          <table:table-cell table:style-name="ce218" table:formula="of:=[.$AK20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20]" office:value-type="float" office:value="4" calcext:value-type="float">
            <text:p>4</text:p>
          </table:table-cell>
          <table:table-cell table:style-name="ce218" table:formula="of:=[.$AK20]" office:value-type="float" office:value="4" calcext:value-type="float">
            <text:p>4</text:p>
          </table:table-cell>
          <table:table-cell table:style-name="ce218" table:formula="of:=[.$AK20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Air</text:p>
          </table:table-cell>
          <table:table-cell table:style-name="ce182" office:value-type="float" office:value="4" calcext:value-type="float">
            <text:p>4</text:p>
          </table:table-cell>
          <table:table-cell table:style-name="ce191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182" table:formula="of:=[.$B21]" office:value-type="float" office:value="4" calcext:value-type="float">
            <text:p>4</text:p>
          </table:table-cell>
          <table:table-cell table:style-name="ce205" office:value-type="float" office:value="4" calcext:value-type="float">
            <text:p>4</text:p>
          </table:table-cell>
          <table:table-cell table:style-name="ce205" table:formula="of:=[.$N21]" office:value-type="float" office:value="4" calcext:value-type="float">
            <text:p>4</text:p>
          </table:table-cell>
          <table:table-cell table:style-name="ce205" table:formula="of:=[.$N21]" office:value-type="float" office:value="4" calcext:value-type="float">
            <text:p>4</text:p>
          </table:table-cell>
          <table:table-cell table:style-name="ce205" table:formula="of:=[.$N21]" office:value-type="float" office:value="4" calcext:value-type="float">
            <text:p>4</text:p>
          </table:table-cell>
          <table:table-cell table:style-name="ce205" table:formula="of:=[.$N21]" office:value-type="float" office:value="4" calcext:value-type="float">
            <text:p>4</text:p>
          </table:table-cell>
          <table:table-cell table:style-name="ce205" table:formula="of:=[.$N21]" office:value-type="float" office:value="4" calcext:value-type="float">
            <text:p>4</text:p>
          </table:table-cell>
          <table:table-cell table:style-name="ce205" table:formula="of:=[.$N21]" office:value-type="float" office:value="4" calcext:value-type="float">
            <text:p>4</text:p>
          </table:table-cell>
          <table:table-cell table:style-name="ce205" table:formula="of:=[.$N21]" office:value-type="float" office:value="4" calcext:value-type="float">
            <text:p>4</text:p>
          </table:table-cell>
          <table:table-cell table:style-name="ce213" table:formula="of:=[.$N21]" office:value-type="float" office:value="4" calcext:value-type="float">
            <text:p>4</text:p>
          </table:table-cell>
          <table:table-cell table:style-name="ce213" table:formula="of:=[.$N21]" office:value-type="float" office:value="4" calcext:value-type="float">
            <text:p>4</text:p>
          </table:table-cell>
          <table:table-cell table:style-name="ce213" table:formula="of:=[.$N21]" office:value-type="float" office:value="4" calcext:value-type="float">
            <text:p>4</text:p>
          </table:table-cell>
          <table:table-cell table:style-name="ce205" table:formula="of:=[.$N21]" office:value-type="float" office:value="4" calcext:value-type="float">
            <text:p>4</text:p>
          </table:table-cell>
          <table:table-cell table:style-name="ce182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182" table:formula="of:=[.$Z21]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217" table:formula="of:=[.$AK21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Airlift</text:p>
          </table:table-cell>
          <table:table-cell table:style-name="ce182" office:value-type="float" office:value="4" calcext:value-type="float">
            <text:p>4</text:p>
          </table:table-cell>
          <table:table-cell table:style-name="ce191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182" table:formula="of:=[.$B22]" office:value-type="float" office:value="4" calcext:value-type="float">
            <text:p>4</text:p>
          </table:table-cell>
          <table:table-cell table:style-name="ce205" office:value-type="float" office:value="4" calcext:value-type="float">
            <text:p>4</text:p>
          </table:table-cell>
          <table:table-cell table:style-name="ce205" table:formula="of:=[.$N22]" office:value-type="float" office:value="4" calcext:value-type="float">
            <text:p>4</text:p>
          </table:table-cell>
          <table:table-cell table:style-name="ce205" table:formula="of:=[.$N22]" office:value-type="float" office:value="4" calcext:value-type="float">
            <text:p>4</text:p>
          </table:table-cell>
          <table:table-cell table:style-name="ce205" table:formula="of:=[.$N22]" office:value-type="float" office:value="4" calcext:value-type="float">
            <text:p>4</text:p>
          </table:table-cell>
          <table:table-cell table:style-name="ce205" table:formula="of:=[.$N22]" office:value-type="float" office:value="4" calcext:value-type="float">
            <text:p>4</text:p>
          </table:table-cell>
          <table:table-cell table:style-name="ce205" table:formula="of:=[.$N22]" office:value-type="float" office:value="4" calcext:value-type="float">
            <text:p>4</text:p>
          </table:table-cell>
          <table:table-cell table:style-name="ce205" table:formula="of:=[.$N22]" office:value-type="float" office:value="4" calcext:value-type="float">
            <text:p>4</text:p>
          </table:table-cell>
          <table:table-cell table:style-name="ce205" table:formula="of:=[.$N22]" office:value-type="float" office:value="4" calcext:value-type="float">
            <text:p>4</text:p>
          </table:table-cell>
          <table:table-cell table:style-name="ce213" table:formula="of:=[.$N22]" office:value-type="float" office:value="4" calcext:value-type="float">
            <text:p>4</text:p>
          </table:table-cell>
          <table:table-cell table:style-name="ce213" table:formula="of:=[.$N22]" office:value-type="float" office:value="4" calcext:value-type="float">
            <text:p>4</text:p>
          </table:table-cell>
          <table:table-cell table:style-name="ce213" table:formula="of:=[.$N22]" office:value-type="float" office:value="4" calcext:value-type="float">
            <text:p>4</text:p>
          </table:table-cell>
          <table:table-cell table:style-name="ce205" table:formula="of:=[.$N22]" office:value-type="float" office:value="4" calcext:value-type="float">
            <text:p>4</text:p>
          </table:table-cell>
          <table:table-cell table:style-name="ce182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182" table:formula="of:=[.$Z22]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217" table:formula="of:=[.$AK22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Air_Carrier</text:p>
          </table:table-cell>
          <table:table-cell table:style-name="ce182" office:value-type="float" office:value="4" calcext:value-type="float">
            <text:p>4</text:p>
          </table:table-cell>
          <table:table-cell table:style-name="ce191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182" table:formula="of:=[.$B23]" office:value-type="float" office:value="4" calcext:value-type="float">
            <text:p>4</text:p>
          </table:table-cell>
          <table:table-cell table:style-name="ce205" office:value-type="float" office:value="4" calcext:value-type="float">
            <text:p>4</text:p>
          </table:table-cell>
          <table:table-cell table:style-name="ce205" table:formula="of:=[.$N23]" office:value-type="float" office:value="4" calcext:value-type="float">
            <text:p>4</text:p>
          </table:table-cell>
          <table:table-cell table:style-name="ce205" table:formula="of:=[.$N23]" office:value-type="float" office:value="4" calcext:value-type="float">
            <text:p>4</text:p>
          </table:table-cell>
          <table:table-cell table:style-name="ce205" table:formula="of:=[.$N23]" office:value-type="float" office:value="4" calcext:value-type="float">
            <text:p>4</text:p>
          </table:table-cell>
          <table:table-cell table:style-name="ce205" table:formula="of:=[.$N23]" office:value-type="float" office:value="4" calcext:value-type="float">
            <text:p>4</text:p>
          </table:table-cell>
          <table:table-cell table:style-name="ce205" table:formula="of:=[.$N23]" office:value-type="float" office:value="4" calcext:value-type="float">
            <text:p>4</text:p>
          </table:table-cell>
          <table:table-cell table:style-name="ce205" table:formula="of:=[.$N23]" office:value-type="float" office:value="4" calcext:value-type="float">
            <text:p>4</text:p>
          </table:table-cell>
          <table:table-cell table:style-name="ce205" table:formula="of:=[.$N23]" office:value-type="float" office:value="4" calcext:value-type="float">
            <text:p>4</text:p>
          </table:table-cell>
          <table:table-cell table:style-name="ce213" table:formula="of:=[.$N23]" office:value-type="float" office:value="4" calcext:value-type="float">
            <text:p>4</text:p>
          </table:table-cell>
          <table:table-cell table:style-name="ce213" table:formula="of:=[.$N23]" office:value-type="float" office:value="4" calcext:value-type="float">
            <text:p>4</text:p>
          </table:table-cell>
          <table:table-cell table:style-name="ce213" table:formula="of:=[.$N23]" office:value-type="float" office:value="4" calcext:value-type="float">
            <text:p>4</text:p>
          </table:table-cell>
          <table:table-cell table:style-name="ce205" table:formula="of:=[.$N23]" office:value-type="float" office:value="4" calcext:value-type="float">
            <text:p>4</text:p>
          </table:table-cell>
          <table:table-cell table:style-name="ce182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182" table:formula="of:=[.$Z23]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217" table:formula="of:=[.$AK23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Use_Nuke</text:p>
          </table:table-cell>
          <table:table-cell table:style-name="ce183" office:value-type="float" office:value="8" calcext:value-type="float">
            <text:p>8</text:p>
          </table:table-cell>
          <table:table-cell table:style-name="ce195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183" table:formula="of:=[.$B24]" office:value-type="float" office:value="8" calcext:value-type="float">
            <text:p>8</text:p>
          </table:table-cell>
          <table:table-cell table:style-name="ce206" office:value-type="float" office:value="8" calcext:value-type="float">
            <text:p>8</text:p>
          </table:table-cell>
          <table:table-cell table:style-name="ce206" table:formula="of:=[.$N24]" office:value-type="float" office:value="8" calcext:value-type="float">
            <text:p>8</text:p>
          </table:table-cell>
          <table:table-cell table:style-name="ce206" table:formula="of:=[.$N24]" office:value-type="float" office:value="8" calcext:value-type="float">
            <text:p>8</text:p>
          </table:table-cell>
          <table:table-cell table:style-name="ce206" table:formula="of:=[.$N24]" office:value-type="float" office:value="8" calcext:value-type="float">
            <text:p>8</text:p>
          </table:table-cell>
          <table:table-cell table:style-name="ce206" table:formula="of:=[.$N24]" office:value-type="float" office:value="8" calcext:value-type="float">
            <text:p>8</text:p>
          </table:table-cell>
          <table:table-cell table:number-columns-repeated="3" table:style-name="ce206" office:value-type="float" office:value="8" calcext:value-type="float">
            <text:p>8</text:p>
          </table:table-cell>
          <table:table-cell table:number-columns-repeated="3" table:style-name="ce214" office:value-type="float" office:value="8" calcext:value-type="float">
            <text:p>8</text:p>
          </table:table-cell>
          <table:table-cell table:style-name="ce206" table:formula="of:=[.$N24]" office:value-type="float" office:value="8" calcext:value-type="float">
            <text:p>8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float" office:value="0" calcext:value-type="float">
            <text:p>0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183" table:formula="of:=[.$Z24]" office:value-type="float" office:value="4" calcext:value-type="float">
            <text:p>4</text:p>
          </table:table-cell>
          <table:table-cell table:style-name="ce220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220" table:formula="of:=[.$AK24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Nuke</text:p>
          </table:table-cell>
          <table:table-cell table:style-name="ce183" office:value-type="float" office:value="8" calcext:value-type="float">
            <text:p>8</text:p>
          </table:table-cell>
          <table:table-cell table:style-name="ce195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183" table:formula="of:=[.$B25]" office:value-type="float" office:value="8" calcext:value-type="float">
            <text:p>8</text:p>
          </table:table-cell>
          <table:table-cell table:style-name="ce206" office:value-type="float" office:value="8" calcext:value-type="float">
            <text:p>8</text:p>
          </table:table-cell>
          <table:table-cell table:style-name="ce206" table:formula="of:=[.$N25]" office:value-type="float" office:value="8" calcext:value-type="float">
            <text:p>8</text:p>
          </table:table-cell>
          <table:table-cell table:style-name="ce206" table:formula="of:=[.$N25]" office:value-type="float" office:value="8" calcext:value-type="float">
            <text:p>8</text:p>
          </table:table-cell>
          <table:table-cell table:style-name="ce206" table:formula="of:=[.$N25]" office:value-type="float" office:value="8" calcext:value-type="float">
            <text:p>8</text:p>
          </table:table-cell>
          <table:table-cell table:style-name="ce206" table:formula="of:=[.$N25]" office:value-type="float" office:value="8" calcext:value-type="float">
            <text:p>8</text:p>
          </table:table-cell>
          <table:table-cell table:number-columns-repeated="3" table:style-name="ce206" office:value-type="float" office:value="8" calcext:value-type="float">
            <text:p>8</text:p>
          </table:table-cell>
          <table:table-cell table:number-columns-repeated="3" table:style-name="ce214" office:value-type="float" office:value="8" calcext:value-type="float">
            <text:p>8</text:p>
          </table:table-cell>
          <table:table-cell table:style-name="ce206" table:formula="of:=[.$N25]" office:value-type="float" office:value="8" calcext:value-type="float">
            <text:p>8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float" office:value="0" calcext:value-type="float">
            <text:p>0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183" table:formula="of:=[.$Z25]" office:value-type="float" office:value="4" calcext:value-type="float">
            <text:p>4</text:p>
          </table:table-cell>
          <table:table-cell table:style-name="ce220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220" table:formula="of:=[.$AK25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City_Defense</text:p>
          </table:table-cell>
          <table:table-cell table:style-name="ce180" office:value-type="float" office:value="2" calcext:value-type="float">
            <text:p>2</text:p>
          </table:table-cell>
          <table:table-cell table:style-name="ce192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180" table:formula="of:=[.$B26]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26]" office:value-type="float" office:value="2" calcext:value-type="float">
            <text:p>2</text:p>
          </table:table-cell>
          <table:table-cell table:style-name="ce203" table:formula="of:=[.$N26]" office:value-type="float" office:value="2" calcext:value-type="float">
            <text:p>2</text:p>
          </table:table-cell>
          <table:table-cell table:style-name="ce203" table:formula="of:=[.$N26]" office:value-type="float" office:value="2" calcext:value-type="float">
            <text:p>2</text:p>
          </table:table-cell>
          <table:table-cell table:style-name="ce203" table:formula="of:=[.$N26]" office:value-type="float" office:value="2" calcext:value-type="float">
            <text:p>2</text:p>
          </table:table-cell>
          <table:table-cell table:style-name="ce209" table:formula="of:=[.$N26]" office:value-type="float" office:value="2" calcext:value-type="float">
            <text:p>2</text:p>
          </table:table-cell>
          <table:table-cell table:style-name="ce209" table:formula="of:=[.$N26]" office:value-type="float" office:value="2" calcext:value-type="float">
            <text:p>2</text:p>
          </table:table-cell>
          <table:table-cell table:style-name="ce209" table:formula="of:=[.$N26]" office:value-type="float" office:value="2" calcext:value-type="float">
            <text:p>2</text:p>
          </table:table-cell>
          <table:table-cell table:style-name="ce209" table:formula="of:=[.$N26]" office:value-type="float" office:value="2" calcext:value-type="float">
            <text:p>2</text:p>
          </table:table-cell>
          <table:table-cell table:style-name="ce209" table:formula="of:=[.$N26]" office:value-type="float" office:value="2" calcext:value-type="float">
            <text:p>2</text:p>
          </table:table-cell>
          <table:table-cell table:style-name="ce209" table:formula="of:=[.$N26]" office:value-type="float" office:value="2" calcext:value-type="float">
            <text:p>2</text:p>
          </table:table-cell>
          <table:table-cell table:style-name="ce209" table:formula="of:=[.$N26]" office:value-type="float" office:value="2" calcext:value-type="float">
            <text:p>2</text:p>
          </table:table-cell>
          <table:table-cell table:style-name="ce179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180" table:formula="of:=[.$Z26]" office:value-type="float" office:value="8" calcext:value-type="float">
            <text:p>8</text:p>
          </table:table-cell>
          <table:table-cell table:style-name="ce221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218" table:formula="of:=[.$AK26]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Expansion</text:p>
          </table:table-cell>
          <table:table-cell table:style-name="ce179" office:value-type="float" office:value="9" calcext:value-type="float">
            <text:p>9</text:p>
          </table:table-cell>
          <table:table-cell table:style-name="ce192" table:formula="of:=[.$B27]" office:value-type="float" office:value="9" calcext:value-type="float">
            <text:p>9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180" office:value-type="float" office:value="0" calcext:value-type="float">
            <text:p>0</text:p>
          </table:table-cell>
          <table:table-cell table:style-name="ce180" table:formula="of:=[.$B27]" office:value-type="float" office:value="9" calcext:value-type="float">
            <text:p>9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27]" office:value-type="float" office:value="4" calcext:value-type="float">
            <text:p>4</text:p>
          </table:table-cell>
          <table:table-cell table:style-name="ce203" table:formula="of:=[.$N27]" office:value-type="float" office:value="4" calcext:value-type="float">
            <text:p>4</text:p>
          </table:table-cell>
          <table:table-cell table:style-name="ce203" table:formula="of:=[.$N27]" office:value-type="float" office:value="4" calcext:value-type="float">
            <text:p>4</text:p>
          </table:table-cell>
          <table:table-cell table:style-name="ce203" table:formula="of:=[.$N27]" office:value-type="float" office:value="4" calcext:value-type="float">
            <text:p>4</text:p>
          </table:table-cell>
          <table:table-cell table:style-name="ce203" table:formula="of:=[.$N27]" office:value-type="float" office:value="4" calcext:value-type="float">
            <text:p>4</text:p>
          </table:table-cell>
          <table:table-cell table:style-name="ce203" table:formula="of:=[.$N27]" office:value-type="float" office:value="4" calcext:value-type="float">
            <text:p>4</text:p>
          </table:table-cell>
          <table:table-cell table:style-name="ce203" table:formula="of:=[.$N27]" office:value-type="float" office:value="4" calcext:value-type="float">
            <text:p>4</text:p>
          </table:table-cell>
          <table:table-cell table:style-name="ce209" table:formula="of:=[.$N27]" office:value-type="float" office:value="4" calcext:value-type="float">
            <text:p>4</text:p>
          </table:table-cell>
          <table:table-cell table:style-name="ce209" table:formula="of:=[.$N27]" office:value-type="float" office:value="4" calcext:value-type="float">
            <text:p>4</text:p>
          </table:table-cell>
          <table:table-cell table:style-name="ce209" table:formula="of:=[.$N27]" office:value-type="float" office:value="4" calcext:value-type="float">
            <text:p>4</text:p>
          </table:table-cell>
          <table:table-cell table:style-name="ce203" table:formula="of:=[.$N27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27]" office:value-type="float" office:value="4" calcext:value-type="float">
            <text:p>4</text:p>
          </table:table-cell>
          <table:table-cell table:style-name="ce180" table:formula="of:=[.$Z27]" office:value-type="float" office:value="4" calcext:value-type="float">
            <text:p>4</text:p>
          </table:table-cell>
          <table:table-cell table:style-name="ce180" office:value-type="float" office:value="6" calcext:value-type="float">
            <text:p>6</text:p>
          </table:table-cell>
          <table:table-cell table:style-name="ce180" table:formula="of:=[.$Z27]" office:value-type="float" office:value="4" calcext:value-type="float">
            <text:p>4</text:p>
          </table:table-cell>
          <table:table-cell table:style-name="ce180" office:value-type="float" office:value="6" calcext:value-type="float">
            <text:p>6</text:p>
          </table:table-cell>
          <table:table-cell table:style-name="ce180" table:formula="of:=[.$Z27]" office:value-type="float" office:value="4" calcext:value-type="float">
            <text:p>4</text:p>
          </table:table-cell>
          <table:table-cell table:style-name="ce180" table:formula="of:=[.$Z27]" office:value-type="float" office:value="4" calcext:value-type="float">
            <text:p>4</text:p>
          </table:table-cell>
          <table:table-cell table:style-name="ce180" table:formula="of:=[.$Z27]" office:value-type="float" office:value="4" calcext:value-type="float">
            <text:p>4</text:p>
          </table:table-cell>
          <table:table-cell table:style-name="ce180" table:formula="of:=[.$Z27]" office:value-type="float" office:value="4" calcext:value-type="float">
            <text:p>4</text:p>
          </table:table-cell>
          <table:table-cell table:style-name="ce180" table:formula="of:=[.$Z27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218" table:formula="of:=[.$AK27]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Science</text:p>
          </table:table-cell>
          <table:table-cell table:style-name="ce179" office:value-type="float" office:value="6" calcext:value-type="float">
            <text:p>6</text:p>
          </table:table-cell>
          <table:table-cell table:style-name="ce192" office:value-type="float" office:value="9" calcext:value-type="float">
            <text:p>9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180" table:formula="of:=[.$B28]" office:value-type="float" office:value="6" calcext:value-type="float">
            <text:p>6</text:p>
          </table:table-cell>
          <table:table-cell table:style-name="ce207" office:value-type="float" office:value="6" calcext:value-type="float">
            <text:p>6</text:p>
          </table:table-cell>
          <table:table-cell table:style-name="ce203" table:formula="of:=[.$N28]" office:value-type="float" office:value="6" calcext:value-type="float">
            <text:p>6</text:p>
          </table:table-cell>
          <table:table-cell table:style-name="ce203" table:formula="of:=[.$N28]" office:value-type="float" office:value="6" calcext:value-type="float">
            <text:p>6</text:p>
          </table:table-cell>
          <table:table-cell table:style-name="ce203" table:formula="of:=[.$N28]" office:value-type="float" office:value="6" calcext:value-type="float">
            <text:p>6</text:p>
          </table:table-cell>
          <table:table-cell table:style-name="ce203" table:formula="of:=[.$N28]" office:value-type="float" office:value="6" calcext:value-type="float">
            <text:p>6</text:p>
          </table:table-cell>
          <table:table-cell table:style-name="ce203" table:formula="of:=[.$N28]" office:value-type="float" office:value="6" calcext:value-type="float">
            <text:p>6</text:p>
          </table:table-cell>
          <table:table-cell table:style-name="ce203" table:formula="of:=[.$N28]" office:value-type="float" office:value="6" calcext:value-type="float">
            <text:p>6</text:p>
          </table:table-cell>
          <table:table-cell table:style-name="ce203" table:formula="of:=[.$N28]" office:value-type="float" office:value="6" calcext:value-type="float">
            <text:p>6</text:p>
          </table:table-cell>
          <table:table-cell table:style-name="ce209" table:formula="of:=[.$N28]" office:value-type="float" office:value="6" calcext:value-type="float">
            <text:p>6</text:p>
          </table:table-cell>
          <table:table-cell table:style-name="ce209" table:formula="of:=[.$N28]" office:value-type="float" office:value="6" calcext:value-type="float">
            <text:p>6</text:p>
          </table:table-cell>
          <table:table-cell table:style-name="ce209" table:formula="of:=[.$N28]" office:value-type="float" office:value="6" calcext:value-type="float">
            <text:p>6</text:p>
          </table:table-cell>
          <table:table-cell table:style-name="ce203" table:formula="of:=[.$N28]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180" table:formula="of:=[.$Z28]" office:value-type="float" office:value="6" calcext:value-type="float">
            <text:p>6</text:p>
          </table:table-cell>
          <table:table-cell table:style-name="ce221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218" table:formula="of:=[.$AK28]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Archaeology</text:p>
          </table:table-cell>
          <table:table-cell table:style-name="ce180" office:value-type="float" office:value="2" calcext:value-type="float">
            <text:p>2</text:p>
          </table:table-cell>
          <table:table-cell table:style-name="ce192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180" table:formula="of:=[.$B29]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29]" office:value-type="float" office:value="2" calcext:value-type="float">
            <text:p>2</text:p>
          </table:table-cell>
          <table:table-cell table:style-name="ce203" table:formula="of:=[.$N29]" office:value-type="float" office:value="2" calcext:value-type="float">
            <text:p>2</text:p>
          </table:table-cell>
          <table:table-cell table:style-name="ce203" table:formula="of:=[.$N29]" office:value-type="float" office:value="2" calcext:value-type="float">
            <text:p>2</text:p>
          </table:table-cell>
          <table:table-cell table:style-name="ce203" table:formula="of:=[.$N29]" office:value-type="float" office:value="2" calcext:value-type="float">
            <text:p>2</text:p>
          </table:table-cell>
          <table:table-cell table:style-name="ce203" table:formula="of:=[.$N29]" office:value-type="float" office:value="2" calcext:value-type="float">
            <text:p>2</text:p>
          </table:table-cell>
          <table:table-cell table:style-name="ce203" table:formula="of:=[.$N29]" office:value-type="float" office:value="2" calcext:value-type="float">
            <text:p>2</text:p>
          </table:table-cell>
          <table:table-cell table:style-name="ce203" table:formula="of:=[.$N29]" office:value-type="float" office:value="2" calcext:value-type="float">
            <text:p>2</text:p>
          </table:table-cell>
          <table:table-cell table:style-name="ce209" table:formula="of:=[.$N29]" office:value-type="float" office:value="2" calcext:value-type="float">
            <text:p>2</text:p>
          </table:table-cell>
          <table:table-cell table:style-name="ce209" table:formula="of:=[.$N29]" office:value-type="float" office:value="2" calcext:value-type="float">
            <text:p>2</text:p>
          </table:table-cell>
          <table:table-cell table:style-name="ce209" table:formula="of:=[.$N29]" office:value-type="float" office:value="2" calcext:value-type="float">
            <text:p>2</text:p>
          </table:table-cell>
          <table:table-cell table:style-name="ce203" table:formula="of:=[.$N29]" office:value-type="float" office:value="2" calcext:value-type="float">
            <text:p>2</text:p>
          </table:table-cell>
          <table:table-cell table:style-name="ce179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180" table:formula="of:=[.$Z29]" office:value-type="float" office:value="8" calcext:value-type="float">
            <text:p>8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218" table:formula="of:=[.$AK29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Culture</text:p>
          </table:table-cell>
          <table:table-cell table:style-name="ce180" office:value-type="float" office:value="2" calcext:value-type="float">
            <text:p>2</text:p>
          </table:table-cell>
          <table:table-cell table:style-name="ce192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180" table:formula="of:=[.$B30]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30]" office:value-type="float" office:value="2" calcext:value-type="float">
            <text:p>2</text:p>
          </table:table-cell>
          <table:table-cell table:style-name="ce203" table:formula="of:=[.$N30]" office:value-type="float" office:value="2" calcext:value-type="float">
            <text:p>2</text:p>
          </table:table-cell>
          <table:table-cell table:style-name="ce203" table:formula="of:=[.$N30]" office:value-type="float" office:value="2" calcext:value-type="float">
            <text:p>2</text:p>
          </table:table-cell>
          <table:table-cell table:style-name="ce203" table:formula="of:=[.$N30]" office:value-type="float" office:value="2" calcext:value-type="float">
            <text:p>2</text:p>
          </table:table-cell>
          <table:table-cell table:style-name="ce203" table:formula="of:=[.$N30]" office:value-type="float" office:value="2" calcext:value-type="float">
            <text:p>2</text:p>
          </table:table-cell>
          <table:table-cell table:style-name="ce203" table:formula="of:=[.$N30]" office:value-type="float" office:value="2" calcext:value-type="float">
            <text:p>2</text:p>
          </table:table-cell>
          <table:table-cell table:style-name="ce203" table:formula="of:=[.$N30]" office:value-type="float" office:value="2" calcext:value-type="float">
            <text:p>2</text:p>
          </table:table-cell>
          <table:table-cell table:style-name="ce209" table:formula="of:=[.$N30]" office:value-type="float" office:value="2" calcext:value-type="float">
            <text:p>2</text:p>
          </table:table-cell>
          <table:table-cell table:style-name="ce209" table:formula="of:=[.$N30]" office:value-type="float" office:value="2" calcext:value-type="float">
            <text:p>2</text:p>
          </table:table-cell>
          <table:table-cell table:style-name="ce209" table:formula="of:=[.$N30]" office:value-type="float" office:value="2" calcext:value-type="float">
            <text:p>2</text:p>
          </table:table-cell>
          <table:table-cell table:style-name="ce203" table:formula="of:=[.$N30]" office:value-type="float" office:value="2" calcext:value-type="float">
            <text:p>2</text:p>
          </table:table-cell>
          <table:table-cell table:style-name="ce179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180" table:formula="of:=[.$Z30]" office:value-type="float" office:value="8" calcext:value-type="float">
            <text:p>8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218" table:formula="of:=[.$AK30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Happiness</text:p>
          </table:table-cell>
          <table:table-cell table:style-name="ce184" office:value-type="float" office:value="8" calcext:value-type="float">
            <text:p>8</text:p>
          </table:table-cell>
          <table:table-cell table:style-name="ce191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182" table:formula="of:=[.$B31]" office:value-type="float" office:value="8" calcext:value-type="float">
            <text:p>8</text:p>
          </table:table-cell>
          <table:table-cell table:style-name="ce202" office:value-type="float" office:value="8" calcext:value-type="float">
            <text:p>8</text:p>
          </table:table-cell>
          <table:table-cell table:style-name="ce205" table:formula="of:=[.$N31]" office:value-type="float" office:value="8" calcext:value-type="float">
            <text:p>8</text:p>
          </table:table-cell>
          <table:table-cell table:style-name="ce205" table:formula="of:=[.$N31]" office:value-type="float" office:value="8" calcext:value-type="float">
            <text:p>8</text:p>
          </table:table-cell>
          <table:table-cell table:style-name="ce205" table:formula="of:=[.$N31]" office:value-type="float" office:value="8" calcext:value-type="float">
            <text:p>8</text:p>
          </table:table-cell>
          <table:table-cell table:style-name="ce205" table:formula="of:=[.$N31]" office:value-type="float" office:value="8" calcext:value-type="float">
            <text:p>8</text:p>
          </table:table-cell>
          <table:table-cell table:style-name="ce205" table:formula="of:=[.$N31]" office:value-type="float" office:value="8" calcext:value-type="float">
            <text:p>8</text:p>
          </table:table-cell>
          <table:table-cell table:style-name="ce205" table:formula="of:=[.$N31]" office:value-type="float" office:value="8" calcext:value-type="float">
            <text:p>8</text:p>
          </table:table-cell>
          <table:table-cell table:style-name="ce205" table:formula="of:=[.$N31]" office:value-type="float" office:value="8" calcext:value-type="float">
            <text:p>8</text:p>
          </table:table-cell>
          <table:table-cell table:style-name="ce213" table:formula="of:=[.$N31]" office:value-type="float" office:value="8" calcext:value-type="float">
            <text:p>8</text:p>
          </table:table-cell>
          <table:table-cell table:style-name="ce213" table:formula="of:=[.$N31]" office:value-type="float" office:value="8" calcext:value-type="float">
            <text:p>8</text:p>
          </table:table-cell>
          <table:table-cell table:style-name="ce213" table:formula="of:=[.$N31]" office:value-type="float" office:value="8" calcext:value-type="float">
            <text:p>8</text:p>
          </table:table-cell>
          <table:table-cell table:style-name="ce205" table:formula="of:=[.$N31]" office:value-type="float" office:value="8" calcext:value-type="float">
            <text:p>8</text:p>
          </table:table-cell>
          <table:table-cell table:style-name="ce182" office:value-type="float" office:value="6" calcext:value-type="float">
            <text:p>6</text:p>
          </table:table-cell>
          <table:table-cell table:style-name="ce182" office:value-type="float" office:value="8" calcext:value-type="float">
            <text:p>8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182" table:formula="of:=[.$Z31]" office:value-type="float" office:value="6" calcext:value-type="float">
            <text:p>6</text:p>
          </table:table-cell>
          <table:table-cell table:style-name="ce217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217" table:formula="of:=[.$AK31]" office:value-type="float" office:value="6" calcext:value-type="float">
            <text:p>6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Growth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180" table:formula="of:=[.$B32]" office:value-type="float" office:value="4" calcext:value-type="float">
            <text:p>4</text:p>
          </table:table-cell>
          <table:table-cell table:style-name="ce203" office:value-type="float" office:value="6" calcext:value-type="float">
            <text:p>6</text:p>
          </table:table-cell>
          <table:table-cell table:style-name="ce203" table:formula="of:=[.$N32]" office:value-type="float" office:value="6" calcext:value-type="float">
            <text:p>6</text:p>
          </table:table-cell>
          <table:table-cell table:style-name="ce203" table:formula="of:=[.$N32]" office:value-type="float" office:value="6" calcext:value-type="float">
            <text:p>6</text:p>
          </table:table-cell>
          <table:table-cell table:style-name="ce203" table:formula="of:=[.$N32]" office:value-type="float" office:value="6" calcext:value-type="float">
            <text:p>6</text:p>
          </table:table-cell>
          <table:table-cell table:style-name="ce203" table:formula="of:=[.$N32]" office:value-type="float" office:value="6" calcext:value-type="float">
            <text:p>6</text:p>
          </table:table-cell>
          <table:table-cell table:style-name="ce203" table:formula="of:=[.$N32]" office:value-type="float" office:value="6" calcext:value-type="float">
            <text:p>6</text:p>
          </table:table-cell>
          <table:table-cell table:style-name="ce203" table:formula="of:=[.$N32]" office:value-type="float" office:value="6" calcext:value-type="float">
            <text:p>6</text:p>
          </table:table-cell>
          <table:table-cell table:style-name="ce203" table:formula="of:=[.$N32]" office:value-type="float" office:value="6" calcext:value-type="float">
            <text:p>6</text:p>
          </table:table-cell>
          <table:table-cell table:style-name="ce209" table:formula="of:=[.$N32]" office:value-type="float" office:value="6" calcext:value-type="float">
            <text:p>6</text:p>
          </table:table-cell>
          <table:table-cell table:style-name="ce209" table:formula="of:=[.$N32]" office:value-type="float" office:value="6" calcext:value-type="float">
            <text:p>6</text:p>
          </table:table-cell>
          <table:table-cell table:style-name="ce209" table:formula="of:=[.$N32]" office:value-type="float" office:value="6" calcext:value-type="float">
            <text:p>6</text:p>
          </table:table-cell>
          <table:table-cell table:style-name="ce203" table:formula="of:=[.$N32]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180" table:formula="of:=[.$Z32]" office:value-type="float" office:value="6" calcext:value-type="float">
            <text:p>6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218" table:formula="of:=[.$AK32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Production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180" table:formula="of:=[.$B33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33]" office:value-type="float" office:value="4" calcext:value-type="float">
            <text:p>4</text:p>
          </table:table-cell>
          <table:table-cell table:style-name="ce203" table:formula="of:=[.$N33]" office:value-type="float" office:value="4" calcext:value-type="float">
            <text:p>4</text:p>
          </table:table-cell>
          <table:table-cell table:style-name="ce203" table:formula="of:=[.$N33]" office:value-type="float" office:value="4" calcext:value-type="float">
            <text:p>4</text:p>
          </table:table-cell>
          <table:table-cell table:style-name="ce203" table:formula="of:=[.$N33]" office:value-type="float" office:value="4" calcext:value-type="float">
            <text:p>4</text:p>
          </table:table-cell>
          <table:table-cell table:style-name="ce203" table:formula="of:=[.$N33]" office:value-type="float" office:value="4" calcext:value-type="float">
            <text:p>4</text:p>
          </table:table-cell>
          <table:table-cell table:style-name="ce203" table:formula="of:=[.$N33]" office:value-type="float" office:value="4" calcext:value-type="float">
            <text:p>4</text:p>
          </table:table-cell>
          <table:table-cell table:style-name="ce203" table:formula="of:=[.$N33]" office:value-type="float" office:value="4" calcext:value-type="float">
            <text:p>4</text:p>
          </table:table-cell>
          <table:table-cell table:style-name="ce209" table:formula="of:=[.$N33]" office:value-type="float" office:value="4" calcext:value-type="float">
            <text:p>4</text:p>
          </table:table-cell>
          <table:table-cell table:style-name="ce209" table:formula="of:=[.$N33]" office:value-type="float" office:value="4" calcext:value-type="float">
            <text:p>4</text:p>
          </table:table-cell>
          <table:table-cell table:style-name="ce209" table:formula="of:=[.$N33]" office:value-type="float" office:value="4" calcext:value-type="float">
            <text:p>4</text:p>
          </table:table-cell>
          <table:table-cell table:style-name="ce203" table:formula="of:=[.$N33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180" table:formula="of:=[.$Z33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218" table:formula="of:=[.$AK33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I_Land_Trade_Route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180" table:formula="of:=[.$B34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34]" office:value-type="float" office:value="4" calcext:value-type="float">
            <text:p>4</text:p>
          </table:table-cell>
          <table:table-cell table:style-name="ce203" table:formula="of:=[.$N34]" office:value-type="float" office:value="4" calcext:value-type="float">
            <text:p>4</text:p>
          </table:table-cell>
          <table:table-cell table:style-name="ce203" table:formula="of:=[.$N34]" office:value-type="float" office:value="4" calcext:value-type="float">
            <text:p>4</text:p>
          </table:table-cell>
          <table:table-cell table:style-name="ce203" table:formula="of:=[.$N34]" office:value-type="float" office:value="4" calcext:value-type="float">
            <text:p>4</text:p>
          </table:table-cell>
          <table:table-cell table:style-name="ce203" table:formula="of:=[.$N34]" office:value-type="float" office:value="4" calcext:value-type="float">
            <text:p>4</text:p>
          </table:table-cell>
          <table:table-cell table:style-name="ce203" table:formula="of:=[.$N34]" office:value-type="float" office:value="4" calcext:value-type="float">
            <text:p>4</text:p>
          </table:table-cell>
          <table:table-cell table:style-name="ce203" table:formula="of:=[.$N34]" office:value-type="float" office:value="4" calcext:value-type="float">
            <text:p>4</text:p>
          </table:table-cell>
          <table:table-cell table:style-name="ce209" table:formula="of:=[.$N34]" office:value-type="float" office:value="4" calcext:value-type="float">
            <text:p>4</text:p>
          </table:table-cell>
          <table:table-cell table:style-name="ce209" table:formula="of:=[.$N34]" office:value-type="float" office:value="4" calcext:value-type="float">
            <text:p>4</text:p>
          </table:table-cell>
          <table:table-cell table:style-name="ce209" table:formula="of:=[.$N34]" office:value-type="float" office:value="4" calcext:value-type="float">
            <text:p>4</text:p>
          </table:table-cell>
          <table:table-cell table:style-name="ce203" table:formula="of:=[.$N34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180" table:formula="of:=[.$Z34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218" table:formula="of:=[.$AK34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I_Sea_Trade_Route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180" table:formula="of:=[.$B35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35]" office:value-type="float" office:value="4" calcext:value-type="float">
            <text:p>4</text:p>
          </table:table-cell>
          <table:table-cell table:style-name="ce203" table:formula="of:=[.$N35]" office:value-type="float" office:value="4" calcext:value-type="float">
            <text:p>4</text:p>
          </table:table-cell>
          <table:table-cell table:style-name="ce203" table:formula="of:=[.$N35]" office:value-type="float" office:value="4" calcext:value-type="float">
            <text:p>4</text:p>
          </table:table-cell>
          <table:table-cell table:style-name="ce203" table:formula="of:=[.$N35]" office:value-type="float" office:value="4" calcext:value-type="float">
            <text:p>4</text:p>
          </table:table-cell>
          <table:table-cell table:style-name="ce203" table:formula="of:=[.$N35]" office:value-type="float" office:value="4" calcext:value-type="float">
            <text:p>4</text:p>
          </table:table-cell>
          <table:table-cell table:style-name="ce203" table:formula="of:=[.$N35]" office:value-type="float" office:value="4" calcext:value-type="float">
            <text:p>4</text:p>
          </table:table-cell>
          <table:table-cell table:style-name="ce203" table:formula="of:=[.$N35]" office:value-type="float" office:value="4" calcext:value-type="float">
            <text:p>4</text:p>
          </table:table-cell>
          <table:table-cell table:style-name="ce209" table:formula="of:=[.$N35]" office:value-type="float" office:value="4" calcext:value-type="float">
            <text:p>4</text:p>
          </table:table-cell>
          <table:table-cell table:style-name="ce209" table:formula="of:=[.$N35]" office:value-type="float" office:value="4" calcext:value-type="float">
            <text:p>4</text:p>
          </table:table-cell>
          <table:table-cell table:style-name="ce209" table:formula="of:=[.$N35]" office:value-type="float" office:value="4" calcext:value-type="float">
            <text:p>4</text:p>
          </table:table-cell>
          <table:table-cell table:style-name="ce203" table:formula="of:=[.$N35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180" table:formula="of:=[.$Z35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218" table:formula="of:=[.$AK35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I_Trade_Destination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180" table:formula="of:=[.$B36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36]" office:value-type="float" office:value="4" calcext:value-type="float">
            <text:p>4</text:p>
          </table:table-cell>
          <table:table-cell table:style-name="ce203" table:formula="of:=[.$N36]" office:value-type="float" office:value="4" calcext:value-type="float">
            <text:p>4</text:p>
          </table:table-cell>
          <table:table-cell table:style-name="ce203" table:formula="of:=[.$N36]" office:value-type="float" office:value="4" calcext:value-type="float">
            <text:p>4</text:p>
          </table:table-cell>
          <table:table-cell table:style-name="ce203" table:formula="of:=[.$N36]" office:value-type="float" office:value="4" calcext:value-type="float">
            <text:p>4</text:p>
          </table:table-cell>
          <table:table-cell table:style-name="ce203" table:formula="of:=[.$N36]" office:value-type="float" office:value="4" calcext:value-type="float">
            <text:p>4</text:p>
          </table:table-cell>
          <table:table-cell table:style-name="ce203" table:formula="of:=[.$N36]" office:value-type="float" office:value="4" calcext:value-type="float">
            <text:p>4</text:p>
          </table:table-cell>
          <table:table-cell table:style-name="ce203" table:formula="of:=[.$N36]" office:value-type="float" office:value="4" calcext:value-type="float">
            <text:p>4</text:p>
          </table:table-cell>
          <table:table-cell table:style-name="ce209" table:formula="of:=[.$N36]" office:value-type="float" office:value="4" calcext:value-type="float">
            <text:p>4</text:p>
          </table:table-cell>
          <table:table-cell table:style-name="ce209" table:formula="of:=[.$N36]" office:value-type="float" office:value="4" calcext:value-type="float">
            <text:p>4</text:p>
          </table:table-cell>
          <table:table-cell table:style-name="ce209" table:formula="of:=[.$N36]" office:value-type="float" office:value="4" calcext:value-type="float">
            <text:p>4</text:p>
          </table:table-cell>
          <table:table-cell table:style-name="ce203" table:formula="of:=[.$N36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180" table:formula="of:=[.$Z36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218" table:formula="of:=[.$AK36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I_Trade_Origin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180" table:formula="of:=[.$B37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37]" office:value-type="float" office:value="4" calcext:value-type="float">
            <text:p>4</text:p>
          </table:table-cell>
          <table:table-cell table:style-name="ce203" table:formula="of:=[.$N37]" office:value-type="float" office:value="4" calcext:value-type="float">
            <text:p>4</text:p>
          </table:table-cell>
          <table:table-cell table:style-name="ce203" table:formula="of:=[.$N37]" office:value-type="float" office:value="4" calcext:value-type="float">
            <text:p>4</text:p>
          </table:table-cell>
          <table:table-cell table:style-name="ce203" table:formula="of:=[.$N37]" office:value-type="float" office:value="4" calcext:value-type="float">
            <text:p>4</text:p>
          </table:table-cell>
          <table:table-cell table:style-name="ce203" table:formula="of:=[.$N37]" office:value-type="float" office:value="4" calcext:value-type="float">
            <text:p>4</text:p>
          </table:table-cell>
          <table:table-cell table:style-name="ce203" table:formula="of:=[.$N37]" office:value-type="float" office:value="4" calcext:value-type="float">
            <text:p>4</text:p>
          </table:table-cell>
          <table:table-cell table:style-name="ce203" table:formula="of:=[.$N37]" office:value-type="float" office:value="4" calcext:value-type="float">
            <text:p>4</text:p>
          </table:table-cell>
          <table:table-cell table:style-name="ce209" table:formula="of:=[.$N37]" office:value-type="float" office:value="4" calcext:value-type="float">
            <text:p>4</text:p>
          </table:table-cell>
          <table:table-cell table:style-name="ce209" table:formula="of:=[.$N37]" office:value-type="float" office:value="4" calcext:value-type="float">
            <text:p>4</text:p>
          </table:table-cell>
          <table:table-cell table:style-name="ce209" table:formula="of:=[.$N37]" office:value-type="float" office:value="4" calcext:value-type="float">
            <text:p>4</text:p>
          </table:table-cell>
          <table:table-cell table:style-name="ce203" table:formula="of:=[.$N37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180" table:formula="of:=[.$Z37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218" table:formula="of:=[.$AK37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Gold</text:p>
          </table:table-cell>
          <table:table-cell table:style-name="ce180" office:value-type="float" office:value="4" calcext:value-type="float">
            <text:p>4</text:p>
          </table:table-cell>
          <table:table-cell table:style-name="ce192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180" table:formula="of:=[.$B38]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38]" office:value-type="float" office:value="4" calcext:value-type="float">
            <text:p>4</text:p>
          </table:table-cell>
          <table:table-cell table:style-name="ce203" table:formula="of:=[.$N38]" office:value-type="float" office:value="4" calcext:value-type="float">
            <text:p>4</text:p>
          </table:table-cell>
          <table:table-cell table:style-name="ce203" table:formula="of:=[.$N38]" office:value-type="float" office:value="4" calcext:value-type="float">
            <text:p>4</text:p>
          </table:table-cell>
          <table:table-cell table:style-name="ce203" table:formula="of:=[.$N38]" office:value-type="float" office:value="4" calcext:value-type="float">
            <text:p>4</text:p>
          </table:table-cell>
          <table:table-cell table:style-name="ce203" table:formula="of:=[.$N38]" office:value-type="float" office:value="4" calcext:value-type="float">
            <text:p>4</text:p>
          </table:table-cell>
          <table:table-cell table:style-name="ce203" table:formula="of:=[.$N38]" office:value-type="float" office:value="4" calcext:value-type="float">
            <text:p>4</text:p>
          </table:table-cell>
          <table:table-cell table:style-name="ce203" table:formula="of:=[.$N38]" office:value-type="float" office:value="4" calcext:value-type="float">
            <text:p>4</text:p>
          </table:table-cell>
          <table:table-cell table:style-name="ce209" table:formula="of:=[.$N38]" office:value-type="float" office:value="4" calcext:value-type="float">
            <text:p>4</text:p>
          </table:table-cell>
          <table:table-cell table:style-name="ce209" table:formula="of:=[.$N38]" office:value-type="float" office:value="4" calcext:value-type="float">
            <text:p>4</text:p>
          </table:table-cell>
          <table:table-cell table:style-name="ce209" table:formula="of:=[.$N38]" office:value-type="float" office:value="4" calcext:value-type="float">
            <text:p>4</text:p>
          </table:table-cell>
          <table:table-cell table:style-name="ce203" table:formula="of:=[.$N38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180" table:formula="of:=[.$Z38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218" table:formula="of:=[.$AK38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Great_People</text:p>
          </table:table-cell>
          <table:table-cell table:style-name="ce180" office:value-type="float" office:value="2" calcext:value-type="float">
            <text:p>2</text:p>
          </table:table-cell>
          <table:table-cell table:style-name="ce192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180" table:formula="of:=[.$B39]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39]" office:value-type="float" office:value="2" calcext:value-type="float">
            <text:p>2</text:p>
          </table:table-cell>
          <table:table-cell table:style-name="ce203" table:formula="of:=[.$N39]" office:value-type="float" office:value="2" calcext:value-type="float">
            <text:p>2</text:p>
          </table:table-cell>
          <table:table-cell table:style-name="ce203" table:formula="of:=[.$N39]" office:value-type="float" office:value="2" calcext:value-type="float">
            <text:p>2</text:p>
          </table:table-cell>
          <table:table-cell table:style-name="ce203" table:formula="of:=[.$N39]" office:value-type="float" office:value="2" calcext:value-type="float">
            <text:p>2</text:p>
          </table:table-cell>
          <table:table-cell table:style-name="ce203" table:formula="of:=[.$N39]" office:value-type="float" office:value="2" calcext:value-type="float">
            <text:p>2</text:p>
          </table:table-cell>
          <table:table-cell table:style-name="ce203" table:formula="of:=[.$N39]" office:value-type="float" office:value="2" calcext:value-type="float">
            <text:p>2</text:p>
          </table:table-cell>
          <table:table-cell table:style-name="ce203" table:formula="of:=[.$N39]" office:value-type="float" office:value="2" calcext:value-type="float">
            <text:p>2</text:p>
          </table:table-cell>
          <table:table-cell table:style-name="ce209" table:formula="of:=[.$N39]" office:value-type="float" office:value="2" calcext:value-type="float">
            <text:p>2</text:p>
          </table:table-cell>
          <table:table-cell table:style-name="ce209" table:formula="of:=[.$N39]" office:value-type="float" office:value="2" calcext:value-type="float">
            <text:p>2</text:p>
          </table:table-cell>
          <table:table-cell table:style-name="ce209" table:formula="of:=[.$N39]" office:value-type="float" office:value="2" calcext:value-type="float">
            <text:p>2</text:p>
          </table:table-cell>
          <table:table-cell table:style-name="ce203" table:formula="of:=[.$N39]" office:value-type="float" office:value="2" calcext:value-type="float">
            <text:p>2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180" table:formula="of:=[.$Z39]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218" table:formula="of:=[.$AK39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Tile_Improvement</text:p>
          </table:table-cell>
          <table:table-cell table:style-name="ce180" office:value-type="float" office:value="6" calcext:value-type="float">
            <text:p>6</text:p>
          </table:table-cell>
          <table:table-cell table:style-name="ce192" office:value-type="float" office:value="8" calcext:value-type="float">
            <text:p>8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40]" office:value-type="float" office:value="6" calcext:value-type="float">
            <text:p>6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formula="of:=[.$N40]" office:value-type="float" office:value="4" calcext:value-type="float">
            <text:p>4</text:p>
          </table:table-cell>
          <table:table-cell table:style-name="ce203" table:formula="of:=[.$N40]" office:value-type="float" office:value="4" calcext:value-type="float">
            <text:p>4</text:p>
          </table:table-cell>
          <table:table-cell table:style-name="ce203" table:formula="of:=[.$N40]" office:value-type="float" office:value="4" calcext:value-type="float">
            <text:p>4</text:p>
          </table:table-cell>
          <table:table-cell table:style-name="ce203" table:formula="of:=[.$N40]" office:value-type="float" office:value="4" calcext:value-type="float">
            <text:p>4</text:p>
          </table:table-cell>
          <table:table-cell table:style-name="ce203" office:value-type="float" office:value="6" calcext:value-type="float">
            <text:p>6</text:p>
          </table:table-cell>
          <table:table-cell table:style-name="ce203" table:formula="of:=[.$N40]" office:value-type="float" office:value="4" calcext:value-type="float">
            <text:p>4</text:p>
          </table:table-cell>
          <table:table-cell table:style-name="ce203" table:formula="of:=[.$N40]" office:value-type="float" office:value="4" calcext:value-type="float">
            <text:p>4</text:p>
          </table:table-cell>
          <table:table-cell table:style-name="ce209" table:formula="of:=[.$N40]" office:value-type="float" office:value="4" calcext:value-type="float">
            <text:p>4</text:p>
          </table:table-cell>
          <table:table-cell table:style-name="ce209" table:formula="of:=[.$N40]" office:value-type="float" office:value="4" calcext:value-type="float">
            <text:p>4</text:p>
          </table:table-cell>
          <table:table-cell table:style-name="ce209" table:formula="of:=[.$N40]" office:value-type="float" office:value="4" calcext:value-type="float">
            <text:p>4</text:p>
          </table:table-cell>
          <table:table-cell table:style-name="ce203" table:formula="of:=[.$N40]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0" table:formula="of:=[.$Z40]" office:value-type="float" office:value="4" calcext:value-type="float">
            <text:p>4</text:p>
          </table:table-cell>
          <table:table-cell table:style-name="ce180" table:formula="of:=[.$Z40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40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40]" office:value-type="float" office:value="4" calcext:value-type="float">
            <text:p>4</text:p>
          </table:table-cell>
          <table:table-cell table:style-name="ce180" table:formula="of:=[.$Z40]" office:value-type="float" office:value="4" calcext:value-type="float">
            <text:p>4</text:p>
          </table:table-cell>
          <table:table-cell table:style-name="ce180" table:formula="of:=[.$Z40]" office:value-type="float" office:value="4" calcext:value-type="float">
            <text:p>4</text:p>
          </table:table-cell>
          <table:table-cell table:style-name="ce180" table:formula="of:=[.$Z40]" office:value-type="float" office:value="4" calcext:value-type="float">
            <text:p>4</text:p>
          </table:table-cell>
          <table:table-cell table:style-name="ce180" table:formula="of:=[.$Z40]" office:value-type="float" office:value="4" calcext:value-type="float">
            <text:p>4</text:p>
          </table:table-cell>
          <table:table-cell table:style-name="ce218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table:formula="of:=[.$AK40]" office:value-type="float" office:value="6" calcext:value-type="float">
            <text:p>6</text:p>
          </table:table-cell>
          <table:table-cell table:style-name="ce218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Infrastructure</text:p>
          </table:table-cell>
          <table:table-cell table:style-name="ce182" office:value-type="float" office:value="4" calcext:value-type="float">
            <text:p>4</text:p>
          </table:table-cell>
          <table:table-cell table:style-name="ce191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182" table:formula="of:=[.$B41]" office:value-type="float" office:value="4" calcext:value-type="float">
            <text:p>4</text:p>
          </table:table-cell>
          <table:table-cell table:style-name="ce205" office:value-type="float" office:value="4" calcext:value-type="float">
            <text:p>4</text:p>
          </table:table-cell>
          <table:table-cell table:style-name="ce205" table:formula="of:=[.$N41]" office:value-type="float" office:value="4" calcext:value-type="float">
            <text:p>4</text:p>
          </table:table-cell>
          <table:table-cell table:style-name="ce205" table:formula="of:=[.$N41]" office:value-type="float" office:value="4" calcext:value-type="float">
            <text:p>4</text:p>
          </table:table-cell>
          <table:table-cell table:style-name="ce205" table:formula="of:=[.$N41]" office:value-type="float" office:value="4" calcext:value-type="float">
            <text:p>4</text:p>
          </table:table-cell>
          <table:table-cell table:style-name="ce205" table:formula="of:=[.$N41]" office:value-type="float" office:value="4" calcext:value-type="float">
            <text:p>4</text:p>
          </table:table-cell>
          <table:table-cell table:style-name="ce205" table:formula="of:=[.$N41]" office:value-type="float" office:value="4" calcext:value-type="float">
            <text:p>4</text:p>
          </table:table-cell>
          <table:table-cell table:style-name="ce205" table:formula="of:=[.$N41]" office:value-type="float" office:value="4" calcext:value-type="float">
            <text:p>4</text:p>
          </table:table-cell>
          <table:table-cell table:style-name="ce205" table:formula="of:=[.$N41]" office:value-type="float" office:value="4" calcext:value-type="float">
            <text:p>4</text:p>
          </table:table-cell>
          <table:table-cell table:style-name="ce213" table:formula="of:=[.$N41]" office:value-type="float" office:value="4" calcext:value-type="float">
            <text:p>4</text:p>
          </table:table-cell>
          <table:table-cell table:style-name="ce213" table:formula="of:=[.$N41]" office:value-type="float" office:value="4" calcext:value-type="float">
            <text:p>4</text:p>
          </table:table-cell>
          <table:table-cell table:style-name="ce213" table:formula="of:=[.$N41]" office:value-type="float" office:value="4" calcext:value-type="float">
            <text:p>4</text:p>
          </table:table-cell>
          <table:table-cell table:style-name="ce205" table:formula="of:=[.$N41]" office:value-type="float" office:value="4" calcext:value-type="float">
            <text:p>4</text:p>
          </table:table-cell>
          <table:table-cell table:style-name="ce182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182" table:formula="of:=[.$Z41]" office:value-type="float" office:value="4" calcext:value-type="float">
            <text:p>4</text:p>
          </table:table-cell>
          <table:table-cell table:style-name="ce217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217" table:formula="of:=[.$AK41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Water_Connection</text:p>
          </table:table-cell>
          <table:table-cell table:style-name="ce183" office:value-type="float" office:value="4" calcext:value-type="float">
            <text:p>4</text:p>
          </table:table-cell>
          <table:table-cell table:style-name="ce195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183" table:formula="of:=[.$B42]" office:value-type="float" office:value="4" calcext:value-type="float">
            <text:p>4</text:p>
          </table:table-cell>
          <table:table-cell table:style-name="ce206" office:value-type="float" office:value="4" calcext:value-type="float">
            <text:p>4</text:p>
          </table:table-cell>
          <table:table-cell table:style-name="ce206" table:formula="of:=[.$N42]" office:value-type="float" office:value="4" calcext:value-type="float">
            <text:p>4</text:p>
          </table:table-cell>
          <table:table-cell table:style-name="ce206" table:formula="of:=[.$N42]" office:value-type="float" office:value="4" calcext:value-type="float">
            <text:p>4</text:p>
          </table:table-cell>
          <table:table-cell table:style-name="ce206" table:formula="of:=[.$N42]" office:value-type="float" office:value="4" calcext:value-type="float">
            <text:p>4</text:p>
          </table:table-cell>
          <table:table-cell table:style-name="ce206" table:formula="of:=[.$N42]" office:value-type="float" office:value="4" calcext:value-type="float">
            <text:p>4</text:p>
          </table:table-cell>
          <table:table-cell table:style-name="ce206" table:formula="of:=[.$N42]" office:value-type="float" office:value="4" calcext:value-type="float">
            <text:p>4</text:p>
          </table:table-cell>
          <table:table-cell table:style-name="ce206" table:formula="of:=[.$N42]" office:value-type="float" office:value="4" calcext:value-type="float">
            <text:p>4</text:p>
          </table:table-cell>
          <table:table-cell table:style-name="ce206" table:formula="of:=[.$N42]" office:value-type="float" office:value="4" calcext:value-type="float">
            <text:p>4</text:p>
          </table:table-cell>
          <table:table-cell table:style-name="ce214" table:formula="of:=[.$N42]" office:value-type="float" office:value="4" calcext:value-type="float">
            <text:p>4</text:p>
          </table:table-cell>
          <table:table-cell table:style-name="ce214" table:formula="of:=[.$N42]" office:value-type="float" office:value="4" calcext:value-type="float">
            <text:p>4</text:p>
          </table:table-cell>
          <table:table-cell table:style-name="ce214" table:formula="of:=[.$N42]" office:value-type="float" office:value="4" calcext:value-type="float">
            <text:p>4</text:p>
          </table:table-cell>
          <table:table-cell table:style-name="ce206" table:formula="of:=[.$N42]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183" table:formula="of:=[.$Z42]" office:value-type="float" office:value="4" calcext:value-type="float">
            <text:p>4</text:p>
          </table:table-cell>
          <table:table-cell table:style-name="ce220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220" table:formula="of:=[.$AK42]" office:value-type="float" office:value="4" calcext:value-type="float">
            <text:p>4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Diplomacy</text:p>
          </table:table-cell>
          <table:table-cell table:style-name="ce180" office:value-type="float" office:value="0" calcext:value-type="float">
            <text:p>0</text:p>
          </table:table-cell>
          <table:table-cell table:style-name="ce192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180" table:formula="of:=[.$B43]" office:value-type="float" office:value="0" calcext:value-type="float">
            <text:p>0</text:p>
          </table:table-cell>
          <table:table-cell table:style-name="ce207" office:value-type="float" office:value="8" calcext:value-type="float">
            <text:p>8</text:p>
          </table:table-cell>
          <table:table-cell table:style-name="ce203" table:formula="of:=[.$N43]" office:value-type="float" office:value="8" calcext:value-type="float">
            <text:p>8</text:p>
          </table:table-cell>
          <table:table-cell table:style-name="ce203" table:formula="of:=[.$N43]" office:value-type="float" office:value="8" calcext:value-type="float">
            <text:p>8</text:p>
          </table:table-cell>
          <table:table-cell table:style-name="ce203" table:formula="of:=[.$N43]" office:value-type="float" office:value="8" calcext:value-type="float">
            <text:p>8</text:p>
          </table:table-cell>
          <table:table-cell table:style-name="ce203" table:formula="of:=[.$N43]" office:value-type="float" office:value="8" calcext:value-type="float">
            <text:p>8</text:p>
          </table:table-cell>
          <table:table-cell table:style-name="ce203" table:formula="of:=[.$N43]" office:value-type="float" office:value="8" calcext:value-type="float">
            <text:p>8</text:p>
          </table:table-cell>
          <table:table-cell table:style-name="ce203" table:formula="of:=[.$N43]" office:value-type="float" office:value="8" calcext:value-type="float">
            <text:p>8</text:p>
          </table:table-cell>
          <table:table-cell table:style-name="ce203" table:formula="of:=[.$N43]" office:value-type="float" office:value="8" calcext:value-type="float">
            <text:p>8</text:p>
          </table:table-cell>
          <table:table-cell table:style-name="ce209" table:formula="of:=[.$N43]" office:value-type="float" office:value="8" calcext:value-type="float">
            <text:p>8</text:p>
          </table:table-cell>
          <table:table-cell table:style-name="ce209" table:formula="of:=[.$N43]" office:value-type="float" office:value="8" calcext:value-type="float">
            <text:p>8</text:p>
          </table:table-cell>
          <table:table-cell table:style-name="ce209" table:formula="of:=[.$N43]" office:value-type="float" office:value="8" calcext:value-type="float">
            <text:p>8</text:p>
          </table:table-cell>
          <table:table-cell table:style-name="ce203" table:formula="of:=[.$N43]" office:value-type="float" office:value="8" calcext:value-type="float">
            <text:p>8</text:p>
          </table:table-cell>
          <table:table-cell table:style-name="ce179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180" table:formula="of:=[.$Z43]" office:value-type="float" office:value="8" calcext:value-type="float">
            <text:p>8</text:p>
          </table:table-cell>
          <table:table-cell table:style-name="ce218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218" table:formula="of:=[.$AK43]" office:value-type="float" office:value="2" calcext:value-type="float">
            <text:p>2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Wonder</text:p>
          </table:table-cell>
          <table:table-cell table:style-name="ce180" office:value-type="float" office:value="2" calcext:value-type="float">
            <text:p>2</text:p>
          </table:table-cell>
          <table:table-cell table:style-name="ce192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180" table:formula="of:=[.$B44]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44]" office:value-type="float" office:value="2" calcext:value-type="float">
            <text:p>2</text:p>
          </table:table-cell>
          <table:table-cell table:style-name="ce203" table:formula="of:=[.$N44]" office:value-type="float" office:value="2" calcext:value-type="float">
            <text:p>2</text:p>
          </table:table-cell>
          <table:table-cell table:style-name="ce203" table:formula="of:=[.$N44]" office:value-type="float" office:value="2" calcext:value-type="float">
            <text:p>2</text:p>
          </table:table-cell>
          <table:table-cell table:style-name="ce203" table:formula="of:=[.$N44]" office:value-type="float" office:value="2" calcext:value-type="float">
            <text:p>2</text:p>
          </table:table-cell>
          <table:table-cell table:style-name="ce203" table:formula="of:=[.$N44]" office:value-type="float" office:value="2" calcext:value-type="float">
            <text:p>2</text:p>
          </table:table-cell>
          <table:table-cell table:style-name="ce203" table:formula="of:=[.$N44]" office:value-type="float" office:value="2" calcext:value-type="float">
            <text:p>2</text:p>
          </table:table-cell>
          <table:table-cell table:style-name="ce203" table:formula="of:=[.$N44]" office:value-type="float" office:value="2" calcext:value-type="float">
            <text:p>2</text:p>
          </table:table-cell>
          <table:table-cell table:style-name="ce209" table:formula="of:=[.$N44]" office:value-type="float" office:value="2" calcext:value-type="float">
            <text:p>2</text:p>
          </table:table-cell>
          <table:table-cell table:style-name="ce209" table:formula="of:=[.$N44]" office:value-type="float" office:value="2" calcext:value-type="float">
            <text:p>2</text:p>
          </table:table-cell>
          <table:table-cell table:style-name="ce209" table:formula="of:=[.$N44]" office:value-type="float" office:value="2" calcext:value-type="float">
            <text:p>2</text:p>
          </table:table-cell>
          <table:table-cell table:style-name="ce203" table:formula="of:=[.$N44]" office:value-type="float" office:value="2" calcext:value-type="float">
            <text:p>2</text:p>
          </table:table-cell>
          <table:table-cell table:style-name="ce179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180" table:formula="of:=[.$Z44]" office:value-type="float" office:value="8" calcext:value-type="float">
            <text:p>8</text:p>
          </table:table-cell>
          <table:table-cell table:style-name="ce221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218" table:formula="of:=[.$AK44]" office:value-type="float" office:value="6" calcext:value-type="float">
            <text:p>6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Spaceship</text:p>
          </table:table-cell>
          <table:table-cell table:style-name="ce180" office:value-type="float" office:value="2" calcext:value-type="float">
            <text:p>2</text:p>
          </table:table-cell>
          <table:table-cell table:style-name="ce192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180" table:formula="of:=[.$B45]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45]" office:value-type="float" office:value="2" calcext:value-type="float">
            <text:p>2</text:p>
          </table:table-cell>
          <table:table-cell table:style-name="ce203" table:formula="of:=[.$N45]" office:value-type="float" office:value="2" calcext:value-type="float">
            <text:p>2</text:p>
          </table:table-cell>
          <table:table-cell table:style-name="ce203" table:formula="of:=[.$N45]" office:value-type="float" office:value="2" calcext:value-type="float">
            <text:p>2</text:p>
          </table:table-cell>
          <table:table-cell table:style-name="ce203" table:formula="of:=[.$N45]" office:value-type="float" office:value="2" calcext:value-type="float">
            <text:p>2</text:p>
          </table:table-cell>
          <table:table-cell table:style-name="ce203" table:formula="of:=[.$N45]" office:value-type="float" office:value="2" calcext:value-type="float">
            <text:p>2</text:p>
          </table:table-cell>
          <table:table-cell table:style-name="ce203" table:formula="of:=[.$N45]" office:value-type="float" office:value="2" calcext:value-type="float">
            <text:p>2</text:p>
          </table:table-cell>
          <table:table-cell table:style-name="ce203" table:formula="of:=[.$N45]" office:value-type="float" office:value="2" calcext:value-type="float">
            <text:p>2</text:p>
          </table:table-cell>
          <table:table-cell table:style-name="ce209" table:formula="of:=[.$N45]" office:value-type="float" office:value="2" calcext:value-type="float">
            <text:p>2</text:p>
          </table:table-cell>
          <table:table-cell table:style-name="ce209" table:formula="of:=[.$N45]" office:value-type="float" office:value="2" calcext:value-type="float">
            <text:p>2</text:p>
          </table:table-cell>
          <table:table-cell table:style-name="ce209" table:formula="of:=[.$N45]" office:value-type="float" office:value="2" calcext:value-type="float">
            <text:p>2</text:p>
          </table:table-cell>
          <table:table-cell table:style-name="ce203" table:formula="of:=[.$N45]" office:value-type="float" office:value="2" calcext:value-type="float">
            <text:p>2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45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45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Z45]" office:value-type="float" office:value="4" calcext:value-type="float">
            <text:p>4</text:p>
          </table:table-cell>
          <table:table-cell table:style-name="ce180" table:formula="of:=[.$Z45]" office:value-type="float" office:value="4" calcext:value-type="float">
            <text:p>4</text:p>
          </table:table-cell>
          <table:table-cell table:style-name="ce180" table:formula="of:=[.$Z45]" office:value-type="float" office:value="4" calcext:value-type="float">
            <text:p>4</text:p>
          </table:table-cell>
          <table:table-cell table:style-name="ce180" table:formula="of:=[.$Z45]" office:value-type="float" office:value="4" calcext:value-type="float">
            <text:p>4</text:p>
          </table:table-cell>
          <table:table-cell table:style-name="ce180" office:value-type="float" office:value="8" calcext:value-type="float">
            <text:p>8</text:p>
          </table:table-cell>
          <table:table-cell table:style-name="ce221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218" table:formula="of:=[.$AK45]" office:value-type="float" office:value="8" calcext:value-type="float">
            <text:p>8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73" office:value-type="string" calcext:value-type="string">
            <text:p>Religion</text:p>
          </table:table-cell>
          <table:table-cell table:style-name="ce180" office:value-type="float" office:value="6" calcext:value-type="float">
            <text:p>6</text:p>
          </table:table-cell>
          <table:table-cell table:style-name="ce196" table:formula="of:=[.$B46]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46]" office:value-type="float" office:value="6" calcext:value-type="float">
            <text:p>6</text:p>
          </table:table-cell>
          <table:table-cell table:style-name="ce180" table:formula="of:=[.$B46]" office:value-type="float" office:value="6" calcext:value-type="float">
            <text:p>6</text:p>
          </table:table-cell>
          <table:table-cell table:style-name="ce180" table:formula="of:=[.$B46]" office:value-type="float" office:value="6" calcext:value-type="float">
            <text:p>6</text:p>
          </table:table-cell>
          <table:table-cell table:style-name="ce180" table:formula="of:=[.$B46]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0" table:formula="of:=[.$B46]" office:value-type="float" office:value="6" calcext:value-type="float">
            <text:p>6</text:p>
          </table:table-cell>
          <table:table-cell table:style-name="ce180" table:formula="of:=[.$B46]" office:value-type="float" office:value="6" calcext:value-type="float">
            <text:p>6</text:p>
          </table:table-cell>
          <table:table-cell table:style-name="ce180" table:formula="of:=[.$B46]" office:value-type="float" office:value="6" calcext:value-type="float">
            <text:p>6</text:p>
          </table:table-cell>
          <table:table-cell table:style-name="ce180" table:formula="of:=[.$B46]" office:value-type="float" office:value="6" calcext:value-type="float">
            <text:p>6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46]" office:value-type="float" office:value="2" calcext:value-type="float">
            <text:p>2</text:p>
          </table:table-cell>
          <table:table-cell table:style-name="ce203" table:formula="of:=[.$N46]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 table:formula="of:=[.$N46]" office:value-type="float" office:value="2" calcext:value-type="float">
            <text:p>2</text:p>
          </table:table-cell>
          <table:table-cell table:style-name="ce203" table:formula="of:=[.O46]" office:value-type="float" office:value="2" calcext:value-type="float">
            <text:p>2</text:p>
          </table:table-cell>
          <table:table-cell table:style-name="ce203" table:formula="of:=[.$N46]" office:value-type="float" office:value="2" calcext:value-type="float">
            <text:p>2</text:p>
          </table:table-cell>
          <table:table-cell table:style-name="ce209" table:formula="of:=[.$N46]" office:value-type="float" office:value="2" calcext:value-type="float">
            <text:p>2</text:p>
          </table:table-cell>
          <table:table-cell table:style-name="ce209" office:value-type="float" office:value="8" calcext:value-type="float">
            <text:p>8</text:p>
          </table:table-cell>
          <table:table-cell table:style-name="ce209" table:formula="of:=[.$N46]" office:value-type="float" office:value="2" calcext:value-type="float">
            <text:p>2</text:p>
          </table:table-cell>
          <table:table-cell table:style-name="ce209" table:formula="of:=[.$N46]" office:value-type="float" office:value="2" calcext:value-type="float">
            <text:p>2</text:p>
          </table:table-cell>
          <table:table-cell table:style-name="ce209" table:formula="of:=[.$N46]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number-columns-repeated="2" table:style-name="ce180" office:value-type="float" office:value="8" calcext:value-type="float">
            <text:p>8</text:p>
          </table:table-cell>
          <table:table-cell table:style-name="ce180" table:formula="of:=[.$Z46]" office:value-type="float" office:value="2" calcext:value-type="float">
            <text:p>2</text:p>
          </table:table-cell>
          <table:table-cell table:style-name="ce180" table:formula="of:=[.$Z46]" office:value-type="float" office:value="2" calcext:value-type="float">
            <text:p>2</text:p>
          </table:table-cell>
          <table:table-cell table:number-columns-repeated="2" table:style-name="ce180" office:value-type="float" office:value="8" calcext:value-type="float">
            <text:p>8</text:p>
          </table:table-cell>
          <table:table-cell table:style-name="ce180" table:formula="of:=[.$Z46]" office:value-type="float" office:value="2" calcext:value-type="float">
            <text:p>2</text:p>
          </table:table-cell>
          <table:table-cell table:style-name="ce180" table:formula="of:=[.$Z46]" office:value-type="float" office:value="2" calcext:value-type="float">
            <text:p>2</text:p>
          </table:table-cell>
          <table:table-cell table:style-name="ce180" table:formula="of:=[.$Z46]" office:value-type="float" office:value="2" calcext:value-type="float">
            <text:p>2</text:p>
          </table:table-cell>
          <table:table-cell table:style-name="ce180" table:formula="of:=[.$Z46]" office:value-type="float" office:value="2" calcext:value-type="float">
            <text:p>2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46]" office:value-type="float" office:value="6" calcext:value-type="float">
            <text:p>6</text:p>
          </table:table-cell>
          <table:table-cell table:number-columns-repeated="2" table:style-name="ce218" office:value-type="float" office:value="8" calcext:value-type="float">
            <text:p>8</text:p>
          </table:table-cell>
          <table:table-cell table:style-name="ce218" table:formula="of:=[.$AK46]" office:value-type="float" office:value="6" calcext:value-type="float">
            <text:p>6</text:p>
          </table:table-cell>
          <table:table-cell table:style-name="ce218" office:value-type="float" office:value="8" calcext:value-type="float">
            <text:p>8</text:p>
          </table:table-cell>
          <table:table-cell table:style-name="ce218" table:formula="of:=[.$AK46]" office:value-type="float" office:value="6" calcext:value-type="float">
            <text:p>6</text:p>
          </table:table-cell>
          <table:table-cell table:style-name="ce218" table:formula="of:=[.$AK46]" office:value-type="float" office:value="6" calcext:value-type="float">
            <text:p>6</text:p>
          </table:table-cell>
          <table:table-cell table:style-name="ce218" table:formula="of:=[.$AK46]" office:value-type="float" office:value="6" calcext:value-type="float">
            <text:p>6</text:p>
          </table:table-cell>
          <table:table-cell table:style-name="ce218" table:formula="of:=[.$AK46]" office:value-type="float" office:value="6" calcext:value-type="float">
            <text:p>6</text:p>
          </table:table-cell>
          <table:table-cell table:style-name="ce218" table:formula="of:=[.$AK46]" office:value-type="float" office:value="6" calcext:value-type="float">
            <text:p>6</text:p>
          </table:table-cell>
          <table:table-cell table:style-name="ce111"/>
          <table:table-cell table:number-columns-repeated="975"/>
        </table:table-row>
        <table:table-row table:style-name="ro14">
          <table:table-cell table:style-name="ce111"/>
          <table:table-cell table:style-name="ce185" table:number-columns-repeated="47"/>
          <table:table-cell table:style-name="ce111"/>
          <table:table-cell table:number-columns-repeated="975"/>
        </table:table-row>
        <table:table-row table:style-name="ro6">
          <table:table-cell table:number-columns-repeated="3"/>
          <table:table-cell table:style-name="ce186"/>
          <table:table-cell/>
          <table:table-cell table:style-name="ce198"/>
          <table:table-cell table:number-columns-repeated="1018"/>
        </table:table-row>
        <table:table-row table:style-name="ro15">
          <table:table-cell/>
          <table:table-cell table:style-name="ce187" office:value-type="string" calcext:value-type="string">
            <text:p>/*</text:p>
            <text:p><text:span text:style-name="T12">CEAI_LeaderFlavors.sql from:</text:span></text:p>
            <text:p><text:span text:style-name="T12">Leader Priorities tab of CEP_LeadersAI.xls spreadsheet (in mod folder).</text:span></text:p>
            <text:p><text:span text:style-name="T13">*/</text:span></text:p>
          </table:table-cell>
          <table:table-cell table:style-name="ce187" table:number-columns-repeated="47"/>
          <table:table-cell table:number-columns-repeated="975"/>
        </table:table-row>
        <table:table-row table:style-name="ro6">
          <table:table-cell table:style-name="ce176"/>
          <table:table-cell table:style-name="ce188" table:formula="of:=&quot;DELETE FROM Leader_Flavors WHERE LeaderType IN (&quot;" office:value-type="string" office:string-value="DELETE FROM Leader_Flavors WHERE LeaderType IN (" calcext:value-type="string">
            <text:p>DELETE FROM Leader_Flavors WHERE LeaderType IN (</text:p>
          </table:table-cell>
          <table:table-cell table:style-name="ce172" table:formula="of:=&quot;'LEADER_&quot;&amp;UPPER([.C2])&amp;&quot;',&quot;" office:value-type="string" office:string-value="'LEADER_ASHURBANIPAL'," calcext:value-type="string">
            <text:p>'LEADER_ASHURBANIPAL',</text:p>
          </table:table-cell>
          <table:table-cell table:style-name="ce172" table:formula="of:=&quot;'LEADER_&quot;&amp;UPPER([.D2])&amp;&quot;',&quot;" office:value-type="string" office:string-value="'LEADER_ASKIA'," calcext:value-type="string">
            <text:p>'LEADER_ASKIA',</text:p>
          </table:table-cell>
          <table:table-cell table:style-name="ce172" table:formula="of:=&quot;'LEADER_&quot;&amp;UPPER([.E2])&amp;&quot;',&quot;" office:value-type="string" office:string-value="'LEADER_ATTILA'," calcext:value-type="string">
            <text:p>'LEADER_ATTILA',</text:p>
          </table:table-cell>
          <table:table-cell table:style-name="ce172" table:formula="of:=&quot;'LEADER_&quot;&amp;UPPER([.F2])&amp;&quot;',&quot;" office:value-type="string" office:string-value="'LEADER_AUGUSTUS'," calcext:value-type="string">
            <text:p>'LEADER_AUGUSTUS',</text:p>
          </table:table-cell>
          <table:table-cell table:style-name="ce172" table:formula="of:=&quot;'LEADER_&quot;&amp;UPPER([.G2])&amp;&quot;',&quot;" office:value-type="string" office:string-value="'LEADER_GENGHIS_KHAN'," calcext:value-type="string">
            <text:p>'LEADER_GENGHIS_KHAN',</text:p>
          </table:table-cell>
          <table:table-cell table:style-name="ce172" table:formula="of:=&quot;'LEADER_&quot;&amp;UPPER([.H2])&amp;&quot;',&quot;" office:value-type="string" office:string-value="'LEADER_HARALD'," calcext:value-type="string">
            <text:p>'LEADER_HARALD',</text:p>
          </table:table-cell>
          <table:table-cell table:style-name="ce172" table:formula="of:=&quot;'LEADER_&quot;&amp;UPPER([.I2])&amp;&quot;',&quot;" office:value-type="string" office:string-value="'LEADER_ISABELLA'," calcext:value-type="string">
            <text:p>'LEADER_ISABELLA',</text:p>
          </table:table-cell>
          <table:table-cell table:style-name="ce172" table:formula="of:=&quot;'LEADER_&quot;&amp;UPPER([.J2])&amp;&quot;',&quot;" office:value-type="string" office:string-value="'LEADER_NAPOLEON'," calcext:value-type="string">
            <text:p>'LEADER_NAPOLEON',</text:p>
          </table:table-cell>
          <table:table-cell table:style-name="ce172" table:formula="of:=&quot;'LEADER_&quot;&amp;UPPER([.K2])&amp;&quot;',&quot;" office:value-type="string" office:string-value="'LEADER_ODA_NOBUNAGA'," calcext:value-type="string">
            <text:p>'LEADER_ODA_NOBUNAGA',</text:p>
          </table:table-cell>
          <table:table-cell table:style-name="ce172" table:formula="of:=&quot;'LEADER_&quot;&amp;UPPER([.L2])&amp;&quot;',&quot;" office:value-type="string" office:string-value="'LEADER_ENRICO_DANDOLO'," calcext:value-type="string">
            <text:p>'LEADER_ENRICO_DANDOLO',</text:p>
          </table:table-cell>
          <table:table-cell table:style-name="ce172" table:formula="of:=&quot;'LEADER_&quot;&amp;UPPER([.M2])&amp;&quot;',&quot;" office:value-type="string" office:string-value="'LEADER_SHAKA'," calcext:value-type="string">
            <text:p>'LEADER_SHAKA',</text:p>
          </table:table-cell>
          <table:table-cell table:style-name="ce172" table:formula="of:=&quot;'LEADER_&quot;&amp;UPPER([.N2])&amp;&quot;',&quot;" office:value-type="string" office:string-value="'LEADER_COALITION'," calcext:value-type="string">
            <text:p>'LEADER_COALITION',</text:p>
          </table:table-cell>
          <table:table-cell table:style-name="ce172" table:formula="of:=&quot;'LEADER_&quot;&amp;UPPER([.O2])&amp;&quot;',&quot;" office:value-type="string" office:string-value="'LEADER_ALEXANDER'," calcext:value-type="string">
            <text:p>'LEADER_ALEXANDER',</text:p>
          </table:table-cell>
          <table:table-cell table:style-name="ce172" table:formula="of:=&quot;'LEADER_&quot;&amp;UPPER([.P2])&amp;&quot;',&quot;" office:value-type="string" office:string-value="'LEADER_BISMARCK'," calcext:value-type="string">
            <text:p>'LEADER_BISMARCK',</text:p>
          </table:table-cell>
          <table:table-cell table:style-name="ce172" table:formula="of:=&quot;'LEADER_&quot;&amp;UPPER([.Q2])&amp;&quot;',&quot;" office:value-type="string" office:string-value="'LEADER_CATHERINE'," calcext:value-type="string">
            <text:p>'LEADER_CATHERINE',</text:p>
          </table:table-cell>
          <table:table-cell table:style-name="ce172" table:formula="of:=&quot;'LEADER_&quot;&amp;UPPER([.R2])&amp;&quot;',&quot;" office:value-type="string" office:string-value="'LEADER_ELIZABETH'," calcext:value-type="string">
            <text:p>'LEADER_ELIZABETH',</text:p>
          </table:table-cell>
          <table:table-cell table:style-name="ce172" table:formula="of:=&quot;'LEADER_&quot;&amp;UPPER([.S2])&amp;&quot;',&quot;" office:value-type="string" office:string-value="'LEADER_GUSTAVUS_ADOLPHUS'," calcext:value-type="string">
            <text:p>'LEADER_GUSTAVUS_ADOLPHUS',</text:p>
          </table:table-cell>
          <table:table-cell table:style-name="ce172" table:formula="of:=&quot;'LEADER_&quot;&amp;UPPER([.T2])&amp;&quot;',&quot;" office:value-type="string" office:string-value="'LEADER_HIAWATHA'," calcext:value-type="string">
            <text:p>'LEADER_HIAWATHA',</text:p>
          </table:table-cell>
          <table:table-cell table:style-name="ce172" table:formula="of:=&quot;'LEADER_&quot;&amp;UPPER([.U2])&amp;&quot;',&quot;" office:value-type="string" office:string-value="'LEADER_MONTEZUMA'," calcext:value-type="string">
            <text:p>'LEADER_MONTEZUMA',</text:p>
          </table:table-cell>
          <table:table-cell table:style-name="ce172" table:formula="of:=&quot;'LEADER_&quot;&amp;UPPER([.V2])&amp;&quot;',&quot;" office:value-type="string" office:string-value="'LEADER_THEODORA'," calcext:value-type="string">
            <text:p>'LEADER_THEODORA',</text:p>
          </table:table-cell>
          <table:table-cell table:style-name="ce172" table:formula="of:=&quot;'LEADER_&quot;&amp;UPPER([.W2])&amp;&quot;',&quot;" office:value-type="string" office:string-value="'LEADER_GAJAH_MADA'," calcext:value-type="string">
            <text:p>'LEADER_GAJAH_MADA',</text:p>
          </table:table-cell>
          <table:table-cell table:style-name="ce172" table:formula="of:=&quot;'LEADER_&quot;&amp;UPPER([.X2])&amp;&quot;',&quot;" office:value-type="string" office:string-value="'LEADER_CASIMIR'," calcext:value-type="string">
            <text:p>'LEADER_CASIMIR',</text:p>
          </table:table-cell>
          <table:table-cell table:style-name="ce172" table:formula="of:=&quot;'LEADER_&quot;&amp;UPPER([.Y2])&amp;&quot;',&quot;" office:value-type="string" office:string-value="'LEADER_WU_ZETIAN'," calcext:value-type="string">
            <text:p>'LEADER_WU_ZETIAN',</text:p>
          </table:table-cell>
          <table:table-cell table:style-name="ce172" table:formula="of:=&quot;'LEADER_&quot;&amp;UPPER([.Z2])&amp;&quot;',&quot;" office:value-type="string" office:string-value="'LEADER_DIPLOMAT'," calcext:value-type="string">
            <text:p>'LEADER_DIPLOMAT',</text:p>
          </table:table-cell>
          <table:table-cell table:style-name="ce172" table:formula="of:=&quot;'LEADER_&quot;&amp;UPPER([.AA2])&amp;&quot;',&quot;" office:value-type="string" office:string-value="'LEADER_GANDHI'," calcext:value-type="string">
            <text:p>'LEADER_GANDHI',</text:p>
          </table:table-cell>
          <table:table-cell table:style-name="ce172" table:formula="of:=&quot;'LEADER_&quot;&amp;UPPER([.AB2])&amp;&quot;',&quot;" office:value-type="string" office:string-value="'LEADER_SELASSIE'," calcext:value-type="string">
            <text:p>'LEADER_SELASSIE',</text:p>
          </table:table-cell>
          <table:table-cell table:style-name="ce172" table:formula="of:=&quot;'LEADER_&quot;&amp;UPPER([.AC2])&amp;&quot;',&quot;" office:value-type="string" office:string-value="'LEADER_KAMEHAMEHA'," calcext:value-type="string">
            <text:p>'LEADER_KAMEHAMEHA',</text:p>
          </table:table-cell>
          <table:table-cell table:style-name="ce172" table:formula="of:=&quot;'LEADER_&quot;&amp;UPPER([.AD2])&amp;&quot;',&quot;" office:value-type="string" office:string-value="'LEADER_MARIA_I'," calcext:value-type="string">
            <text:p>'LEADER_MARIA_I',</text:p>
          </table:table-cell>
          <table:table-cell table:style-name="ce172" table:formula="of:=&quot;'LEADER_&quot;&amp;UPPER([.AE2])&amp;&quot;',&quot;" office:value-type="string" office:string-value="'LEADER_PACHACUTI'," calcext:value-type="string">
            <text:p>'LEADER_PACHACUTI',</text:p>
          </table:table-cell>
          <table:table-cell table:style-name="ce172" table:formula="of:=&quot;'LEADER_&quot;&amp;UPPER([.AF2])&amp;&quot;',&quot;" office:value-type="string" office:string-value="'LEADER_RAMESSES'," calcext:value-type="string">
            <text:p>'LEADER_RAMESSES',</text:p>
          </table:table-cell>
          <table:table-cell table:style-name="ce172" table:formula="of:=&quot;'LEADER_&quot;&amp;UPPER([.AG2])&amp;&quot;',&quot;" office:value-type="string" office:string-value="'LEADER_RAMKHAMHAENG'," calcext:value-type="string">
            <text:p>'LEADER_RAMKHAMHAENG',</text:p>
          </table:table-cell>
          <table:table-cell table:style-name="ce172" table:formula="of:=&quot;'LEADER_&quot;&amp;UPPER([.AH2])&amp;&quot;',&quot;" office:value-type="string" office:string-value="'LEADER_PEDRO'," calcext:value-type="string">
            <text:p>'LEADER_PEDRO',</text:p>
          </table:table-cell>
          <table:table-cell table:style-name="ce172" table:formula="of:=&quot;'LEADER_&quot;&amp;UPPER([.AI2])&amp;&quot;',&quot;" office:value-type="string" office:string-value="'LEADER_AHMAD_ALMANSUR'," calcext:value-type="string">
            <text:p>'LEADER_AHMAD_ALMANSUR',</text:p>
          </table:table-cell>
          <table:table-cell table:style-name="ce172" table:formula="of:=&quot;'LEADER_&quot;&amp;UPPER([.AJ2])&amp;&quot;',&quot;" office:value-type="string" office:string-value="'LEADER_SEJONG'," calcext:value-type="string">
            <text:p>'LEADER_SEJONG',</text:p>
          </table:table-cell>
          <table:table-cell table:style-name="ce172" table:formula="of:=&quot;'LEADER_&quot;&amp;UPPER([.AK2])&amp;&quot;',&quot;" office:value-type="string" office:string-value="'LEADER_EXPANSIONIST'," calcext:value-type="string">
            <text:p>'LEADER_EXPANSIONIST',</text:p>
          </table:table-cell>
          <table:table-cell table:style-name="ce172" table:formula="of:=&quot;'LEADER_&quot;&amp;UPPER([.AL2])&amp;&quot;',&quot;" office:value-type="string" office:string-value="'LEADER_BOUDICCA'," calcext:value-type="string">
            <text:p>'LEADER_BOUDICCA',</text:p>
          </table:table-cell>
          <table:table-cell table:style-name="ce172" table:formula="of:=&quot;'LEADER_&quot;&amp;UPPER([.AM2])&amp;&quot;',&quot;" office:value-type="string" office:string-value="'LEADER_DARIUS'," calcext:value-type="string">
            <text:p>'LEADER_DARIUS',</text:p>
          </table:table-cell>
          <table:table-cell table:style-name="ce172" table:formula="of:=&quot;'LEADER_&quot;&amp;UPPER([.AN2])&amp;&quot;',&quot;" office:value-type="string" office:string-value="'LEADER_DIDO'," calcext:value-type="string">
            <text:p>'LEADER_DIDO',</text:p>
          </table:table-cell>
          <table:table-cell table:style-name="ce172" table:formula="of:=&quot;'LEADER_&quot;&amp;UPPER([.AO2])&amp;&quot;',&quot;" office:value-type="string" office:string-value="'LEADER_HARUN_AL_RASHID'," calcext:value-type="string">
            <text:p>'LEADER_HARUN_AL_RASHID',</text:p>
          </table:table-cell>
          <table:table-cell table:style-name="ce172" table:formula="of:=&quot;'LEADER_&quot;&amp;UPPER([.AP2])&amp;&quot;',&quot;" office:value-type="string" office:string-value="'LEADER_NEBUCHADNEZZAR'," calcext:value-type="string">
            <text:p>'LEADER_NEBUCHADNEZZAR',</text:p>
          </table:table-cell>
          <table:table-cell table:style-name="ce172" table:formula="of:=&quot;'LEADER_&quot;&amp;UPPER([.AQ2])&amp;&quot;',&quot;" office:value-type="string" office:string-value="'LEADER_PACAL'," calcext:value-type="string">
            <text:p>'LEADER_PACAL',</text:p>
          </table:table-cell>
          <table:table-cell table:style-name="ce172" table:formula="of:=&quot;'LEADER_&quot;&amp;UPPER([.AR2])&amp;&quot;',&quot;" office:value-type="string" office:string-value="'LEADER_SULEIMAN'," calcext:value-type="string">
            <text:p>'LEADER_SULEIMAN',</text:p>
          </table:table-cell>
          <table:table-cell table:style-name="ce172" table:formula="of:=&quot;'LEADER_&quot;&amp;UPPER([.AS2])&amp;&quot;',&quot;" office:value-type="string" office:string-value="'LEADER_WASHINGTON'," calcext:value-type="string">
            <text:p>'LEADER_WASHINGTON',</text:p>
          </table:table-cell>
          <table:table-cell table:style-name="ce172" table:formula="of:=&quot;'LEADER_&quot;&amp;UPPER([.AT2])&amp;&quot;',&quot;" office:value-type="string" office:string-value="'LEADER_MARIA'," calcext:value-type="string">
            <text:p>'LEADER_MARIA',</text:p>
          </table:table-cell>
          <table:table-cell table:style-name="ce172" table:formula="of:=&quot;'LEADER_&quot;&amp;UPPER([.AU2])&amp;&quot;',&quot;" office:value-type="string" office:string-value="'LEADER_POCATELLO'," calcext:value-type="string">
            <text:p>'LEADER_POCATELLO',</text:p>
          </table:table-cell>
          <table:table-cell table:style-name="ce172" table:formula="of:=&quot;'LEADER_&quot;&amp;UPPER([.AV2])&amp;&quot;',&quot;" office:value-type="string" office:string-value="'LEADER_WILLIAM'," calcext:value-type="string">
            <text:p>'LEADER_WILLIAM',</text:p>
          </table:table-cell>
          <table:table-cell table:formula="of:=&quot;'none');&quot;" office:value-type="string" office:string-value="'none');" calcext:value-type="string">
            <text:p>'none');</text:p>
          </table:table-cell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3])&amp;&quot;', Type, &quot;&amp;[.C3]&amp;&quot; FROM Leaders WHERE Type = 'LEADER_&quot;&amp;UPPER([.C$2])&amp;&quot;';&quot;" office:value-type="string" office:string-value="INSERT INTO Leader_Flavors(FlavorType, LeaderType, Flavor) SELECT 'FLAVOR_MILITARY_TRAINING', Type, 8 FROM Leaders WHERE Type = 'LEADER_ASHURBANIPAL';" calcext:value-type="string">
            <text:p>INSERT INTO Leader_Flavors(FlavorType, LeaderType, Flavor) SELECT 'FLAVOR_MILITARY_TRAINING', Type, 8 FROM Leaders WHERE Type = 'LEADER_ASHURBANIPAL';</text:p>
          </table:table-cell>
          <table:table-cell table:style-name="ce197" table:formula="of:=&quot;INSERT INTO Leader_Flavors(FlavorType, LeaderType, Flavor) SELECT 'FLAVOR_&quot;&amp;UPPER([.$A3])&amp;&quot;', Type, &quot;&amp;[.D3]&amp;&quot; FROM Leaders WHERE Type = 'LEADER_&quot;&amp;UPPER([.D$2])&amp;&quot;';&quot;" office:value-type="string" office:string-value="INSERT INTO Leader_Flavors(FlavorType, LeaderType, Flavor) SELECT 'FLAVOR_MILITARY_TRAINING', Type, 8 FROM Leaders WHERE Type = 'LEADER_ASKIA';" calcext:value-type="string">
            <text:p>INSERT INTO Leader_Flavors(FlavorType, LeaderType, Flavor) SELECT 'FLAVOR_MILITARY_TRAINING', Type, 8 FROM Leaders WHERE Type = 'LEADER_ASKIA';</text:p>
          </table:table-cell>
          <table:table-cell table:style-name="ce197" table:formula="of:=&quot;INSERT INTO Leader_Flavors(FlavorType, LeaderType, Flavor) SELECT 'FLAVOR_&quot;&amp;UPPER([.$A3])&amp;&quot;', Type, &quot;&amp;[.E3]&amp;&quot; FROM Leaders WHERE Type = 'LEADER_&quot;&amp;UPPER([.E$2])&amp;&quot;';&quot;" office:value-type="string" office:string-value="INSERT INTO Leader_Flavors(FlavorType, LeaderType, Flavor) SELECT 'FLAVOR_MILITARY_TRAINING', Type, 8 FROM Leaders WHERE Type = 'LEADER_ATTILA';" calcext:value-type="string">
            <text:p>INSERT INTO Leader_Flavors(FlavorType, LeaderType, Flavor) SELECT 'FLAVOR_MILITARY_TRAINING', Type, 8 FROM Leaders WHERE Type = 'LEADER_ATTILA';</text:p>
          </table:table-cell>
          <table:table-cell table:style-name="ce197" table:formula="of:=&quot;INSERT INTO Leader_Flavors(FlavorType, LeaderType, Flavor) SELECT 'FLAVOR_&quot;&amp;UPPER([.$A3])&amp;&quot;', Type, &quot;&amp;[.F3]&amp;&quot; FROM Leaders WHERE Type = 'LEADER_&quot;&amp;UPPER([.F$2])&amp;&quot;';&quot;" office:value-type="string" office:string-value="INSERT INTO Leader_Flavors(FlavorType, LeaderType, Flavor) SELECT 'FLAVOR_MILITARY_TRAINING', Type, 8 FROM Leaders WHERE Type = 'LEADER_AUGUSTUS';" calcext:value-type="string">
            <text:p>INSERT INTO Leader_Flavors(FlavorType, LeaderType, Flavor) SELECT 'FLAVOR_MILITARY_TRAINING', Type, 8 FROM Leaders WHERE Type = 'LEADER_AUGUSTUS';</text:p>
          </table:table-cell>
          <table:table-cell table:style-name="ce197" table:formula="of:=&quot;INSERT INTO Leader_Flavors(FlavorType, LeaderType, Flavor) SELECT 'FLAVOR_&quot;&amp;UPPER([.$A3])&amp;&quot;', Type, &quot;&amp;[.G3]&amp;&quot; FROM Leaders WHERE Type = 'LEADER_&quot;&amp;UPPER([.G$2])&amp;&quot;';&quot;" office:value-type="string" office:string-value="INSERT INTO Leader_Flavors(FlavorType, LeaderType, Flavor) SELECT 'FLAVOR_MILITARY_TRAINING', Type, 8 FROM Leaders WHERE Type = 'LEADER_GENGHIS_KHAN';" calcext:value-type="string">
            <text:p>INSERT INTO Leader_Flavors(FlavorType, LeaderType, Flavor) SELECT 'FLAVOR_MILITARY_TRAINING', Type, 8 FROM Leaders WHERE Type = 'LEADER_GENGHIS_KHAN';</text:p>
          </table:table-cell>
          <table:table-cell table:style-name="ce197" table:formula="of:=&quot;INSERT INTO Leader_Flavors(FlavorType, LeaderType, Flavor) SELECT 'FLAVOR_&quot;&amp;UPPER([.$A3])&amp;&quot;', Type, &quot;&amp;[.H3]&amp;&quot; FROM Leaders WHERE Type = 'LEADER_&quot;&amp;UPPER([.H$2])&amp;&quot;';&quot;" office:value-type="string" office:string-value="INSERT INTO Leader_Flavors(FlavorType, LeaderType, Flavor) SELECT 'FLAVOR_MILITARY_TRAINING', Type, 8 FROM Leaders WHERE Type = 'LEADER_HARALD';" calcext:value-type="string">
            <text:p>INSERT INTO Leader_Flavors(FlavorType, LeaderType, Flavor) SELECT 'FLAVOR_MILITARY_TRAINING', Type, 8 FROM Leaders WHERE Type = 'LEADER_HARALD';</text:p>
          </table:table-cell>
          <table:table-cell table:style-name="ce197" table:formula="of:=&quot;INSERT INTO Leader_Flavors(FlavorType, LeaderType, Flavor) SELECT 'FLAVOR_&quot;&amp;UPPER([.$A3])&amp;&quot;', Type, &quot;&amp;[.I3]&amp;&quot; FROM Leaders WHERE Type = 'LEADER_&quot;&amp;UPPER([.I$2])&amp;&quot;';&quot;" office:value-type="string" office:string-value="INSERT INTO Leader_Flavors(FlavorType, LeaderType, Flavor) SELECT 'FLAVOR_MILITARY_TRAINING', Type, 8 FROM Leaders WHERE Type = 'LEADER_ISABELLA';" calcext:value-type="string">
            <text:p>INSERT INTO Leader_Flavors(FlavorType, LeaderType, Flavor) SELECT 'FLAVOR_MILITARY_TRAINING', Type, 8 FROM Leaders WHERE Type = 'LEADER_ISABELLA';</text:p>
          </table:table-cell>
          <table:table-cell table:style-name="ce197" table:formula="of:=&quot;INSERT INTO Leader_Flavors(FlavorType, LeaderType, Flavor) SELECT 'FLAVOR_&quot;&amp;UPPER([.$A3])&amp;&quot;', Type, &quot;&amp;[.J3]&amp;&quot; FROM Leaders WHERE Type = 'LEADER_&quot;&amp;UPPER([.J$2])&amp;&quot;';&quot;" office:value-type="string" office:string-value="INSERT INTO Leader_Flavors(FlavorType, LeaderType, Flavor) SELECT 'FLAVOR_MILITARY_TRAINING', Type, 8 FROM Leaders WHERE Type = 'LEADER_NAPOLEON';" calcext:value-type="string">
            <text:p>INSERT INTO Leader_Flavors(FlavorType, LeaderType, Flavor) SELECT 'FLAVOR_MILITARY_TRAINING', Type, 8 FROM Leaders WHERE Type = 'LEADER_NAPOLEON';</text:p>
          </table:table-cell>
          <table:table-cell table:style-name="ce197" table:formula="of:=&quot;INSERT INTO Leader_Flavors(FlavorType, LeaderType, Flavor) SELECT 'FLAVOR_&quot;&amp;UPPER([.$A3])&amp;&quot;', Type, &quot;&amp;[.K3]&amp;&quot; FROM Leaders WHERE Type = 'LEADER_&quot;&amp;UPPER([.K$2])&amp;&quot;';&quot;" office:value-type="string" office:string-value="INSERT INTO Leader_Flavors(FlavorType, LeaderType, Flavor) SELECT 'FLAVOR_MILITARY_TRAINING', Type, 8 FROM Leaders WHERE Type = 'LEADER_ODA_NOBUNAGA';" calcext:value-type="string">
            <text:p>INSERT INTO Leader_Flavors(FlavorType, LeaderType, Flavor) SELECT 'FLAVOR_MILITARY_TRAINING', Type, 8 FROM Leaders WHERE Type = 'LEADER_ODA_NOBUNAGA';</text:p>
          </table:table-cell>
          <table:table-cell table:style-name="ce197" table:formula="of:=&quot;INSERT INTO Leader_Flavors(FlavorType, LeaderType, Flavor) SELECT 'FLAVOR_&quot;&amp;UPPER([.$A3])&amp;&quot;', Type, &quot;&amp;[.L3]&amp;&quot; FROM Leaders WHERE Type = 'LEADER_&quot;&amp;UPPER([.L$2])&amp;&quot;';&quot;" office:value-type="string" office:string-value="INSERT INTO Leader_Flavors(FlavorType, LeaderType, Flavor) SELECT 'FLAVOR_MILITARY_TRAINING', Type, 8 FROM Leaders WHERE Type = 'LEADER_ENRICO_DANDOLO';" calcext:value-type="string">
            <text:p>INSERT INTO Leader_Flavors(FlavorType, LeaderType, Flavor) SELECT 'FLAVOR_MILITARY_TRAINING', Type, 8 FROM Leaders WHERE Type = 'LEADER_ENRICO_DANDOLO';</text:p>
          </table:table-cell>
          <table:table-cell table:style-name="ce197" table:formula="of:=&quot;INSERT INTO Leader_Flavors(FlavorType, LeaderType, Flavor) SELECT 'FLAVOR_&quot;&amp;UPPER([.$A3])&amp;&quot;', Type, &quot;&amp;[.M3]&amp;&quot; FROM Leaders WHERE Type = 'LEADER_&quot;&amp;UPPER([.M$2])&amp;&quot;';&quot;" office:value-type="string" office:string-value="INSERT INTO Leader_Flavors(FlavorType, LeaderType, Flavor) SELECT 'FLAVOR_MILITARY_TRAINING', Type, 8 FROM Leaders WHERE Type = 'LEADER_SHAKA';" calcext:value-type="string">
            <text:p>INSERT INTO Leader_Flavors(FlavorType, LeaderType, Flavor) SELECT 'FLAVOR_MILITARY_TRAINING', Type, 8 FROM Leaders WHERE Type = 'LEADER_SHAKA';</text:p>
          </table:table-cell>
          <table:table-cell table:style-name="ce197" table:formula="of:=&quot;INSERT INTO Leader_Flavors(FlavorType, LeaderType, Flavor) SELECT 'FLAVOR_&quot;&amp;UPPER([.$A3])&amp;&quot;', Type, &quot;&amp;[.N3]&amp;&quot; FROM Leaders WHERE Type = 'LEADER_&quot;&amp;UPPER([.N$2])&amp;&quot;';&quot;" office:value-type="string" office:string-value="INSERT INTO Leader_Flavors(FlavorType, LeaderType, Flavor) SELECT 'FLAVOR_MILITARY_TRAINING', Type, 8 FROM Leaders WHERE Type = 'LEADER_COALITION';" calcext:value-type="string">
            <text:p>INSERT INTO Leader_Flavors(FlavorType, LeaderType, Flavor) SELECT 'FLAVOR_MILITARY_TRAINING', Type, 8 FROM Leaders WHERE Type = 'LEADER_COALITION';</text:p>
          </table:table-cell>
          <table:table-cell table:style-name="ce197" table:formula="of:=&quot;INSERT INTO Leader_Flavors(FlavorType, LeaderType, Flavor) SELECT 'FLAVOR_&quot;&amp;UPPER([.$A3])&amp;&quot;', Type, &quot;&amp;[.O3]&amp;&quot; FROM Leaders WHERE Type = 'LEADER_&quot;&amp;UPPER([.O$2])&amp;&quot;';&quot;" office:value-type="string" office:string-value="INSERT INTO Leader_Flavors(FlavorType, LeaderType, Flavor) SELECT 'FLAVOR_MILITARY_TRAINING', Type, 8 FROM Leaders WHERE Type = 'LEADER_ALEXANDER';" calcext:value-type="string">
            <text:p>INSERT INTO Leader_Flavors(FlavorType, LeaderType, Flavor) SELECT 'FLAVOR_MILITARY_TRAINING', Type, 8 FROM Leaders WHERE Type = 'LEADER_ALEXANDER';</text:p>
          </table:table-cell>
          <table:table-cell table:style-name="ce197" table:formula="of:=&quot;INSERT INTO Leader_Flavors(FlavorType, LeaderType, Flavor) SELECT 'FLAVOR_&quot;&amp;UPPER([.$A3])&amp;&quot;', Type, &quot;&amp;[.P3]&amp;&quot; FROM Leaders WHERE Type = 'LEADER_&quot;&amp;UPPER([.P$2])&amp;&quot;';&quot;" office:value-type="string" office:string-value="INSERT INTO Leader_Flavors(FlavorType, LeaderType, Flavor) SELECT 'FLAVOR_MILITARY_TRAINING', Type, 8 FROM Leaders WHERE Type = 'LEADER_BISMARCK';" calcext:value-type="string">
            <text:p>INSERT INTO Leader_Flavors(FlavorType, LeaderType, Flavor) SELECT 'FLAVOR_MILITARY_TRAINING', Type, 8 FROM Leaders WHERE Type = 'LEADER_BISMARCK';</text:p>
          </table:table-cell>
          <table:table-cell table:style-name="ce197" table:formula="of:=&quot;INSERT INTO Leader_Flavors(FlavorType, LeaderType, Flavor) SELECT 'FLAVOR_&quot;&amp;UPPER([.$A3])&amp;&quot;', Type, &quot;&amp;[.Q3]&amp;&quot; FROM Leaders WHERE Type = 'LEADER_&quot;&amp;UPPER([.Q$2])&amp;&quot;';&quot;" office:value-type="string" office:string-value="INSERT INTO Leader_Flavors(FlavorType, LeaderType, Flavor) SELECT 'FLAVOR_MILITARY_TRAINING', Type, 8 FROM Leaders WHERE Type = 'LEADER_CATHERINE';" calcext:value-type="string">
            <text:p>INSERT INTO Leader_Flavors(FlavorType, LeaderType, Flavor) SELECT 'FLAVOR_MILITARY_TRAINING', Type, 8 FROM Leaders WHERE Type = 'LEADER_CATHERINE';</text:p>
          </table:table-cell>
          <table:table-cell table:style-name="ce197" table:formula="of:=&quot;INSERT INTO Leader_Flavors(FlavorType, LeaderType, Flavor) SELECT 'FLAVOR_&quot;&amp;UPPER([.$A3])&amp;&quot;', Type, &quot;&amp;[.R3]&amp;&quot; FROM Leaders WHERE Type = 'LEADER_&quot;&amp;UPPER([.R$2])&amp;&quot;';&quot;" office:value-type="string" office:string-value="INSERT INTO Leader_Flavors(FlavorType, LeaderType, Flavor) SELECT 'FLAVOR_MILITARY_TRAINING', Type, 8 FROM Leaders WHERE Type = 'LEADER_ELIZABETH';" calcext:value-type="string">
            <text:p>INSERT INTO Leader_Flavors(FlavorType, LeaderType, Flavor) SELECT 'FLAVOR_MILITARY_TRAINING', Type, 8 FROM Leaders WHERE Type = 'LEADER_ELIZABETH';</text:p>
          </table:table-cell>
          <table:table-cell table:style-name="ce197" table:formula="of:=&quot;INSERT INTO Leader_Flavors(FlavorType, LeaderType, Flavor) SELECT 'FLAVOR_&quot;&amp;UPPER([.$A3])&amp;&quot;', Type, &quot;&amp;[.S3]&amp;&quot; FROM Leaders WHERE Type = 'LEADER_&quot;&amp;UPPER([.S$2])&amp;&quot;';&quot;" office:value-type="string" office:string-value="INSERT INTO Leader_Flavors(FlavorType, LeaderType, Flavor) SELECT 'FLAVOR_MILITARY_TRAINING', Type, 8 FROM Leaders WHERE Type = 'LEADER_GUSTAVUS_ADOLPHUS';" calcext:value-type="string">
            <text:p>INSERT INTO Leader_Flavors(FlavorType, LeaderType, Flavor) SELECT 'FLAVOR_MILITARY_TRAINING', Type, 8 FROM Leaders WHERE Type = 'LEADER_GUSTAVUS_ADOLPHUS';</text:p>
          </table:table-cell>
          <table:table-cell table:style-name="ce197" table:formula="of:=&quot;INSERT INTO Leader_Flavors(FlavorType, LeaderType, Flavor) SELECT 'FLAVOR_&quot;&amp;UPPER([.$A3])&amp;&quot;', Type, &quot;&amp;[.T3]&amp;&quot; FROM Leaders WHERE Type = 'LEADER_&quot;&amp;UPPER([.T$2])&amp;&quot;';&quot;" office:value-type="string" office:string-value="INSERT INTO Leader_Flavors(FlavorType, LeaderType, Flavor) SELECT 'FLAVOR_MILITARY_TRAINING', Type, 8 FROM Leaders WHERE Type = 'LEADER_HIAWATHA';" calcext:value-type="string">
            <text:p>INSERT INTO Leader_Flavors(FlavorType, LeaderType, Flavor) SELECT 'FLAVOR_MILITARY_TRAINING', Type, 8 FROM Leaders WHERE Type = 'LEADER_HIAWATHA';</text:p>
          </table:table-cell>
          <table:table-cell table:style-name="ce197" table:formula="of:=&quot;INSERT INTO Leader_Flavors(FlavorType, LeaderType, Flavor) SELECT 'FLAVOR_&quot;&amp;UPPER([.$A3])&amp;&quot;', Type, &quot;&amp;[.U3]&amp;&quot; FROM Leaders WHERE Type = 'LEADER_&quot;&amp;UPPER([.U$2])&amp;&quot;';&quot;" office:value-type="string" office:string-value="INSERT INTO Leader_Flavors(FlavorType, LeaderType, Flavor) SELECT 'FLAVOR_MILITARY_TRAINING', Type, 8 FROM Leaders WHERE Type = 'LEADER_MONTEZUMA';" calcext:value-type="string">
            <text:p>INSERT INTO Leader_Flavors(FlavorType, LeaderType, Flavor) SELECT 'FLAVOR_MILITARY_TRAINING', Type, 8 FROM Leaders WHERE Type = 'LEADER_MONTEZUMA';</text:p>
          </table:table-cell>
          <table:table-cell table:style-name="ce197" table:formula="of:=&quot;INSERT INTO Leader_Flavors(FlavorType, LeaderType, Flavor) SELECT 'FLAVOR_&quot;&amp;UPPER([.$A3])&amp;&quot;', Type, &quot;&amp;[.V3]&amp;&quot; FROM Leaders WHERE Type = 'LEADER_&quot;&amp;UPPER([.V$2])&amp;&quot;';&quot;" office:value-type="string" office:string-value="INSERT INTO Leader_Flavors(FlavorType, LeaderType, Flavor) SELECT 'FLAVOR_MILITARY_TRAINING', Type, 8 FROM Leaders WHERE Type = 'LEADER_THEODORA';" calcext:value-type="string">
            <text:p>INSERT INTO Leader_Flavors(FlavorType, LeaderType, Flavor) SELECT 'FLAVOR_MILITARY_TRAINING', Type, 8 FROM Leaders WHERE Type = 'LEADER_THEODORA';</text:p>
          </table:table-cell>
          <table:table-cell table:style-name="ce197" table:formula="of:=&quot;INSERT INTO Leader_Flavors(FlavorType, LeaderType, Flavor) SELECT 'FLAVOR_&quot;&amp;UPPER([.$A3])&amp;&quot;', Type, &quot;&amp;[.W3]&amp;&quot; FROM Leaders WHERE Type = 'LEADER_&quot;&amp;UPPER([.W$2])&amp;&quot;';&quot;" office:value-type="string" office:string-value="INSERT INTO Leader_Flavors(FlavorType, LeaderType, Flavor) SELECT 'FLAVOR_MILITARY_TRAINING', Type, 8 FROM Leaders WHERE Type = 'LEADER_GAJAH_MADA';" calcext:value-type="string">
            <text:p>INSERT INTO Leader_Flavors(FlavorType, LeaderType, Flavor) SELECT 'FLAVOR_MILITARY_TRAINING', Type, 8 FROM Leaders WHERE Type = 'LEADER_GAJAH_MADA';</text:p>
          </table:table-cell>
          <table:table-cell table:style-name="ce197" table:formula="of:=&quot;INSERT INTO Leader_Flavors(FlavorType, LeaderType, Flavor) SELECT 'FLAVOR_&quot;&amp;UPPER([.$A3])&amp;&quot;', Type, &quot;&amp;[.X3]&amp;&quot; FROM Leaders WHERE Type = 'LEADER_&quot;&amp;UPPER([.X$2])&amp;&quot;';&quot;" office:value-type="string" office:string-value="INSERT INTO Leader_Flavors(FlavorType, LeaderType, Flavor) SELECT 'FLAVOR_MILITARY_TRAINING', Type, 8 FROM Leaders WHERE Type = 'LEADER_CASIMIR';" calcext:value-type="string">
            <text:p>INSERT INTO Leader_Flavors(FlavorType, LeaderType, Flavor) SELECT 'FLAVOR_MILITARY_TRAINING', Type, 8 FROM Leaders WHERE Type = 'LEADER_CASIMIR';</text:p>
          </table:table-cell>
          <table:table-cell table:style-name="ce197" table:formula="of:=&quot;INSERT INTO Leader_Flavors(FlavorType, LeaderType, Flavor) SELECT 'FLAVOR_&quot;&amp;UPPER([.$A3])&amp;&quot;', Type, &quot;&amp;[.Y3]&amp;&quot; FROM Leaders WHERE Type = 'LEADER_&quot;&amp;UPPER([.Y$2])&amp;&quot;';&quot;" office:value-type="string" office:string-value="INSERT INTO Leader_Flavors(FlavorType, LeaderType, Flavor) SELECT 'FLAVOR_MILITARY_TRAINING', Type, 8 FROM Leaders WHERE Type = 'LEADER_WU_ZETIAN';" calcext:value-type="string">
            <text:p>INSERT INTO Leader_Flavors(FlavorType, LeaderType, Flavor) SELECT 'FLAVOR_MILITARY_TRAINING', Type, 8 FROM Leaders WHERE Type = 'LEADER_WU_ZETIAN';</text:p>
          </table:table-cell>
          <table:table-cell table:style-name="ce197" table:formula="of:=&quot;INSERT INTO Leader_Flavors(FlavorType, LeaderType, Flavor) SELECT 'FLAVOR_&quot;&amp;UPPER([.$A3])&amp;&quot;', Type, &quot;&amp;[.Z3]&amp;&quot; FROM Leaders WHERE Type = 'LEADER_&quot;&amp;UPPER([.Z$2])&amp;&quot;';&quot;" office:value-type="string" office:string-value="INSERT INTO Leader_Flavors(FlavorType, LeaderType, Flavor) SELECT 'FLAVOR_MILITARY_TRAINING', Type, 2 FROM Leaders WHERE Type = 'LEADER_DIPLOMAT';" calcext:value-type="string">
            <text:p>INSERT INTO Leader_Flavors(FlavorType, LeaderType, Flavor) SELECT 'FLAVOR_MILITARY_TRAINING', Type, 2 FROM Leaders WHERE Type = 'LEADER_DIPLOMAT';</text:p>
          </table:table-cell>
          <table:table-cell table:style-name="ce197" table:formula="of:=&quot;INSERT INTO Leader_Flavors(FlavorType, LeaderType, Flavor) SELECT 'FLAVOR_&quot;&amp;UPPER([.$A3])&amp;&quot;', Type, &quot;&amp;[.AA3]&amp;&quot; FROM Leaders WHERE Type = 'LEADER_&quot;&amp;UPPER([.AA$2])&amp;&quot;';&quot;" office:value-type="string" office:string-value="INSERT INTO Leader_Flavors(FlavorType, LeaderType, Flavor) SELECT 'FLAVOR_MILITARY_TRAINING', Type, 2 FROM Leaders WHERE Type = 'LEADER_GANDHI';" calcext:value-type="string">
            <text:p>INSERT INTO Leader_Flavors(FlavorType, LeaderType, Flavor) SELECT 'FLAVOR_MILITARY_TRAINING', Type, 2 FROM Leaders WHERE Type = 'LEADER_GANDHI';</text:p>
          </table:table-cell>
          <table:table-cell table:style-name="ce197" table:formula="of:=&quot;INSERT INTO Leader_Flavors(FlavorType, LeaderType, Flavor) SELECT 'FLAVOR_&quot;&amp;UPPER([.$A3])&amp;&quot;', Type, &quot;&amp;[.AB3]&amp;&quot; FROM Leaders WHERE Type = 'LEADER_&quot;&amp;UPPER([.AB$2])&amp;&quot;';&quot;" office:value-type="string" office:string-value="INSERT INTO Leader_Flavors(FlavorType, LeaderType, Flavor) SELECT 'FLAVOR_MILITARY_TRAINING', Type, 2 FROM Leaders WHERE Type = 'LEADER_SELASSIE';" calcext:value-type="string">
            <text:p>INSERT INTO Leader_Flavors(FlavorType, LeaderType, Flavor) SELECT 'FLAVOR_MILITARY_TRAINING', Type, 2 FROM Leaders WHERE Type = 'LEADER_SELASSIE';</text:p>
          </table:table-cell>
          <table:table-cell table:style-name="ce197" table:formula="of:=&quot;INSERT INTO Leader_Flavors(FlavorType, LeaderType, Flavor) SELECT 'FLAVOR_&quot;&amp;UPPER([.$A3])&amp;&quot;', Type, &quot;&amp;[.AC3]&amp;&quot; FROM Leaders WHERE Type = 'LEADER_&quot;&amp;UPPER([.AC$2])&amp;&quot;';&quot;" office:value-type="string" office:string-value="INSERT INTO Leader_Flavors(FlavorType, LeaderType, Flavor) SELECT 'FLAVOR_MILITARY_TRAINING', Type, 2 FROM Leaders WHERE Type = 'LEADER_KAMEHAMEHA';" calcext:value-type="string">
            <text:p>INSERT INTO Leader_Flavors(FlavorType, LeaderType, Flavor) SELECT 'FLAVOR_MILITARY_TRAINING', Type, 2 FROM Leaders WHERE Type = 'LEADER_KAMEHAMEHA';</text:p>
          </table:table-cell>
          <table:table-cell table:style-name="ce197" table:formula="of:=&quot;INSERT INTO Leader_Flavors(FlavorType, LeaderType, Flavor) SELECT 'FLAVOR_&quot;&amp;UPPER([.$A3])&amp;&quot;', Type, &quot;&amp;[.AD3]&amp;&quot; FROM Leaders WHERE Type = 'LEADER_&quot;&amp;UPPER([.AD$2])&amp;&quot;';&quot;" office:value-type="string" office:string-value="INSERT INTO Leader_Flavors(FlavorType, LeaderType, Flavor) SELECT 'FLAVOR_MILITARY_TRAINING', Type, 2 FROM Leaders WHERE Type = 'LEADER_MARIA_I';" calcext:value-type="string">
            <text:p>INSERT INTO Leader_Flavors(FlavorType, LeaderType, Flavor) SELECT 'FLAVOR_MILITARY_TRAINING', Type, 2 FROM Leaders WHERE Type = 'LEADER_MARIA_I';</text:p>
          </table:table-cell>
          <table:table-cell table:style-name="ce197" table:formula="of:=&quot;INSERT INTO Leader_Flavors(FlavorType, LeaderType, Flavor) SELECT 'FLAVOR_&quot;&amp;UPPER([.$A3])&amp;&quot;', Type, &quot;&amp;[.AE3]&amp;&quot; FROM Leaders WHERE Type = 'LEADER_&quot;&amp;UPPER([.AE$2])&amp;&quot;';&quot;" office:value-type="string" office:string-value="INSERT INTO Leader_Flavors(FlavorType, LeaderType, Flavor) SELECT 'FLAVOR_MILITARY_TRAINING', Type, 2 FROM Leaders WHERE Type = 'LEADER_PACHACUTI';" calcext:value-type="string">
            <text:p>INSERT INTO Leader_Flavors(FlavorType, LeaderType, Flavor) SELECT 'FLAVOR_MILITARY_TRAINING', Type, 2 FROM Leaders WHERE Type = 'LEADER_PACHACUTI';</text:p>
          </table:table-cell>
          <table:table-cell table:style-name="ce197" table:formula="of:=&quot;INSERT INTO Leader_Flavors(FlavorType, LeaderType, Flavor) SELECT 'FLAVOR_&quot;&amp;UPPER([.$A3])&amp;&quot;', Type, &quot;&amp;[.AF3]&amp;&quot; FROM Leaders WHERE Type = 'LEADER_&quot;&amp;UPPER([.AF$2])&amp;&quot;';&quot;" office:value-type="string" office:string-value="INSERT INTO Leader_Flavors(FlavorType, LeaderType, Flavor) SELECT 'FLAVOR_MILITARY_TRAINING', Type, 2 FROM Leaders WHERE Type = 'LEADER_RAMESSES';" calcext:value-type="string">
            <text:p>INSERT INTO Leader_Flavors(FlavorType, LeaderType, Flavor) SELECT 'FLAVOR_MILITARY_TRAINING', Type, 2 FROM Leaders WHERE Type = 'LEADER_RAMESSES';</text:p>
          </table:table-cell>
          <table:table-cell table:style-name="ce197" table:formula="of:=&quot;INSERT INTO Leader_Flavors(FlavorType, LeaderType, Flavor) SELECT 'FLAVOR_&quot;&amp;UPPER([.$A3])&amp;&quot;', Type, &quot;&amp;[.AG3]&amp;&quot; FROM Leaders WHERE Type = 'LEADER_&quot;&amp;UPPER([.AG$2])&amp;&quot;';&quot;" office:value-type="string" office:string-value="INSERT INTO Leader_Flavors(FlavorType, LeaderType, Flavor) SELECT 'FLAVOR_MILITARY_TRAINING', Type, 2 FROM Leaders WHERE Type = 'LEADER_RAMKHAMHAENG';" calcext:value-type="string">
            <text:p>INSERT INTO Leader_Flavors(FlavorType, LeaderType, Flavor) SELECT 'FLAVOR_MILITARY_TRAINING', Type, 2 FROM Leaders WHERE Type = 'LEADER_RAMKHAMHAENG';</text:p>
          </table:table-cell>
          <table:table-cell table:style-name="ce197" table:formula="of:=&quot;INSERT INTO Leader_Flavors(FlavorType, LeaderType, Flavor) SELECT 'FLAVOR_&quot;&amp;UPPER([.$A3])&amp;&quot;', Type, &quot;&amp;[.AH3]&amp;&quot; FROM Leaders WHERE Type = 'LEADER_&quot;&amp;UPPER([.AH$2])&amp;&quot;';&quot;" office:value-type="string" office:string-value="INSERT INTO Leader_Flavors(FlavorType, LeaderType, Flavor) SELECT 'FLAVOR_MILITARY_TRAINING', Type, 2 FROM Leaders WHERE Type = 'LEADER_PEDRO';" calcext:value-type="string">
            <text:p>INSERT INTO Leader_Flavors(FlavorType, LeaderType, Flavor) SELECT 'FLAVOR_MILITARY_TRAINING', Type, 2 FROM Leaders WHERE Type = 'LEADER_PEDRO';</text:p>
          </table:table-cell>
          <table:table-cell table:style-name="ce197" table:formula="of:=&quot;INSERT INTO Leader_Flavors(FlavorType, LeaderType, Flavor) SELECT 'FLAVOR_&quot;&amp;UPPER([.$A3])&amp;&quot;', Type, &quot;&amp;[.AI3]&amp;&quot; FROM Leaders WHERE Type = 'LEADER_&quot;&amp;UPPER([.AI$2])&amp;&quot;';&quot;" office:value-type="string" office:string-value="INSERT INTO Leader_Flavors(FlavorType, LeaderType, Flavor) SELECT 'FLAVOR_MILITARY_TRAINING', Type, 2 FROM Leaders WHERE Type = 'LEADER_AHMAD_ALMANSUR';" calcext:value-type="string">
            <text:p>INSERT INTO Leader_Flavors(FlavorType, LeaderType, Flavor) SELECT 'FLAVOR_MILITARY_TRAINING', Type, 2 FROM Leaders WHERE Type = 'LEADER_AHMAD_ALMANSUR';</text:p>
          </table:table-cell>
          <table:table-cell table:style-name="ce197" table:formula="of:=&quot;INSERT INTO Leader_Flavors(FlavorType, LeaderType, Flavor) SELECT 'FLAVOR_&quot;&amp;UPPER([.$A3])&amp;&quot;', Type, &quot;&amp;[.AJ3]&amp;&quot; FROM Leaders WHERE Type = 'LEADER_&quot;&amp;UPPER([.AJ$2])&amp;&quot;';&quot;" office:value-type="string" office:string-value="INSERT INTO Leader_Flavors(FlavorType, LeaderType, Flavor) SELECT 'FLAVOR_MILITARY_TRAINING', Type, 2 FROM Leaders WHERE Type = 'LEADER_SEJONG';" calcext:value-type="string">
            <text:p>INSERT INTO Leader_Flavors(FlavorType, LeaderType, Flavor) SELECT 'FLAVOR_MILITARY_TRAINING', Type, 2 FROM Leaders WHERE Type = 'LEADER_SEJONG';</text:p>
          </table:table-cell>
          <table:table-cell table:style-name="ce197" table:formula="of:=&quot;INSERT INTO Leader_Flavors(FlavorType, LeaderType, Flavor) SELECT 'FLAVOR_&quot;&amp;UPPER([.$A3])&amp;&quot;', Type, &quot;&amp;[.AK3]&amp;&quot; FROM Leaders WHERE Type = 'LEADER_&quot;&amp;UPPER([.AK$2])&amp;&quot;';&quot;" office:value-type="string" office:string-value="INSERT INTO Leader_Flavors(FlavorType, LeaderType, Flavor) SELECT 'FLAVOR_MILITARY_TRAINING', Type, 2 FROM Leaders WHERE Type = 'LEADER_EXPANSIONIST';" calcext:value-type="string">
            <text:p>INSERT INTO Leader_Flavors(FlavorType, LeaderType, Flavor) SELECT 'FLAVOR_MILITARY_TRAINING', Type, 2 FROM Leaders WHERE Type = 'LEADER_EXPANSIONIST';</text:p>
          </table:table-cell>
          <table:table-cell table:style-name="ce197" table:formula="of:=&quot;INSERT INTO Leader_Flavors(FlavorType, LeaderType, Flavor) SELECT 'FLAVOR_&quot;&amp;UPPER([.$A3])&amp;&quot;', Type, &quot;&amp;[.AL3]&amp;&quot; FROM Leaders WHERE Type = 'LEADER_&quot;&amp;UPPER([.AL$2])&amp;&quot;';&quot;" office:value-type="string" office:string-value="INSERT INTO Leader_Flavors(FlavorType, LeaderType, Flavor) SELECT 'FLAVOR_MILITARY_TRAINING', Type, 2 FROM Leaders WHERE Type = 'LEADER_BOUDICCA';" calcext:value-type="string">
            <text:p>INSERT INTO Leader_Flavors(FlavorType, LeaderType, Flavor) SELECT 'FLAVOR_MILITARY_TRAINING', Type, 2 FROM Leaders WHERE Type = 'LEADER_BOUDICCA';</text:p>
          </table:table-cell>
          <table:table-cell table:style-name="ce197" table:formula="of:=&quot;INSERT INTO Leader_Flavors(FlavorType, LeaderType, Flavor) SELECT 'FLAVOR_&quot;&amp;UPPER([.$A3])&amp;&quot;', Type, &quot;&amp;[.AM3]&amp;&quot; FROM Leaders WHERE Type = 'LEADER_&quot;&amp;UPPER([.AM$2])&amp;&quot;';&quot;" office:value-type="string" office:string-value="INSERT INTO Leader_Flavors(FlavorType, LeaderType, Flavor) SELECT 'FLAVOR_MILITARY_TRAINING', Type, 2 FROM Leaders WHERE Type = 'LEADER_DARIUS';" calcext:value-type="string">
            <text:p>INSERT INTO Leader_Flavors(FlavorType, LeaderType, Flavor) SELECT 'FLAVOR_MILITARY_TRAINING', Type, 2 FROM Leaders WHERE Type = 'LEADER_DARIUS';</text:p>
          </table:table-cell>
          <table:table-cell table:style-name="ce197" table:formula="of:=&quot;INSERT INTO Leader_Flavors(FlavorType, LeaderType, Flavor) SELECT 'FLAVOR_&quot;&amp;UPPER([.$A3])&amp;&quot;', Type, &quot;&amp;[.AN3]&amp;&quot; FROM Leaders WHERE Type = 'LEADER_&quot;&amp;UPPER([.AN$2])&amp;&quot;';&quot;" office:value-type="string" office:string-value="INSERT INTO Leader_Flavors(FlavorType, LeaderType, Flavor) SELECT 'FLAVOR_MILITARY_TRAINING', Type, 2 FROM Leaders WHERE Type = 'LEADER_DIDO';" calcext:value-type="string">
            <text:p>INSERT INTO Leader_Flavors(FlavorType, LeaderType, Flavor) SELECT 'FLAVOR_MILITARY_TRAINING', Type, 2 FROM Leaders WHERE Type = 'LEADER_DIDO';</text:p>
          </table:table-cell>
          <table:table-cell table:style-name="ce197" table:formula="of:=&quot;INSERT INTO Leader_Flavors(FlavorType, LeaderType, Flavor) SELECT 'FLAVOR_&quot;&amp;UPPER([.$A3])&amp;&quot;', Type, &quot;&amp;[.AO3]&amp;&quot; FROM Leaders WHERE Type = 'LEADER_&quot;&amp;UPPER([.AO$2])&amp;&quot;';&quot;" office:value-type="string" office:string-value="INSERT INTO Leader_Flavors(FlavorType, LeaderType, Flavor) SELECT 'FLAVOR_MILITARY_TRAINING', Type, 2 FROM Leaders WHERE Type = 'LEADER_HARUN_AL_RASHID';" calcext:value-type="string">
            <text:p>INSERT INTO Leader_Flavors(FlavorType, LeaderType, Flavor) SELECT 'FLAVOR_MILITARY_TRAINING', Type, 2 FROM Leaders WHERE Type = 'LEADER_HARUN_AL_RASHID';</text:p>
          </table:table-cell>
          <table:table-cell table:style-name="ce197" table:formula="of:=&quot;INSERT INTO Leader_Flavors(FlavorType, LeaderType, Flavor) SELECT 'FLAVOR_&quot;&amp;UPPER([.$A3])&amp;&quot;', Type, &quot;&amp;[.AP3]&amp;&quot; FROM Leaders WHERE Type = 'LEADER_&quot;&amp;UPPER([.AP$2])&amp;&quot;';&quot;" office:value-type="string" office:string-value="INSERT INTO Leader_Flavors(FlavorType, LeaderType, Flavor) SELECT 'FLAVOR_MILITARY_TRAINING', Type, 2 FROM Leaders WHERE Type = 'LEADER_NEBUCHADNEZZAR';" calcext:value-type="string">
            <text:p>INSERT INTO Leader_Flavors(FlavorType, LeaderType, Flavor) SELECT 'FLAVOR_MILITARY_TRAINING', Type, 2 FROM Leaders WHERE Type = 'LEADER_NEBUCHADNEZZAR';</text:p>
          </table:table-cell>
          <table:table-cell table:style-name="ce197" table:formula="of:=&quot;INSERT INTO Leader_Flavors(FlavorType, LeaderType, Flavor) SELECT 'FLAVOR_&quot;&amp;UPPER([.$A3])&amp;&quot;', Type, &quot;&amp;[.AQ3]&amp;&quot; FROM Leaders WHERE Type = 'LEADER_&quot;&amp;UPPER([.AQ$2])&amp;&quot;';&quot;" office:value-type="string" office:string-value="INSERT INTO Leader_Flavors(FlavorType, LeaderType, Flavor) SELECT 'FLAVOR_MILITARY_TRAINING', Type, 2 FROM Leaders WHERE Type = 'LEADER_PACAL';" calcext:value-type="string">
            <text:p>INSERT INTO Leader_Flavors(FlavorType, LeaderType, Flavor) SELECT 'FLAVOR_MILITARY_TRAINING', Type, 2 FROM Leaders WHERE Type = 'LEADER_PACAL';</text:p>
          </table:table-cell>
          <table:table-cell table:style-name="ce197" table:formula="of:=&quot;INSERT INTO Leader_Flavors(FlavorType, LeaderType, Flavor) SELECT 'FLAVOR_&quot;&amp;UPPER([.$A3])&amp;&quot;', Type, &quot;&amp;[.AR3]&amp;&quot; FROM Leaders WHERE Type = 'LEADER_&quot;&amp;UPPER([.AR$2])&amp;&quot;';&quot;" office:value-type="string" office:string-value="INSERT INTO Leader_Flavors(FlavorType, LeaderType, Flavor) SELECT 'FLAVOR_MILITARY_TRAINING', Type, 2 FROM Leaders WHERE Type = 'LEADER_SULEIMAN';" calcext:value-type="string">
            <text:p>INSERT INTO Leader_Flavors(FlavorType, LeaderType, Flavor) SELECT 'FLAVOR_MILITARY_TRAINING', Type, 2 FROM Leaders WHERE Type = 'LEADER_SULEIMAN';</text:p>
          </table:table-cell>
          <table:table-cell table:style-name="ce197" table:formula="of:=&quot;INSERT INTO Leader_Flavors(FlavorType, LeaderType, Flavor) SELECT 'FLAVOR_&quot;&amp;UPPER([.$A3])&amp;&quot;', Type, &quot;&amp;[.AS3]&amp;&quot; FROM Leaders WHERE Type = 'LEADER_&quot;&amp;UPPER([.AS$2])&amp;&quot;';&quot;" office:value-type="string" office:string-value="INSERT INTO Leader_Flavors(FlavorType, LeaderType, Flavor) SELECT 'FLAVOR_MILITARY_TRAINING', Type, 2 FROM Leaders WHERE Type = 'LEADER_WASHINGTON';" calcext:value-type="string">
            <text:p>INSERT INTO Leader_Flavors(FlavorType, LeaderType, Flavor) SELECT 'FLAVOR_MILITARY_TRAINING', Type, 2 FROM Leaders WHERE Type = 'LEADER_WASHINGTON';</text:p>
          </table:table-cell>
          <table:table-cell table:style-name="ce197" table:formula="of:=&quot;INSERT INTO Leader_Flavors(FlavorType, LeaderType, Flavor) SELECT 'FLAVOR_&quot;&amp;UPPER([.$A3])&amp;&quot;', Type, &quot;&amp;[.AT3]&amp;&quot; FROM Leaders WHERE Type = 'LEADER_&quot;&amp;UPPER([.AT$2])&amp;&quot;';&quot;" office:value-type="string" office:string-value="INSERT INTO Leader_Flavors(FlavorType, LeaderType, Flavor) SELECT 'FLAVOR_MILITARY_TRAINING', Type, 2 FROM Leaders WHERE Type = 'LEADER_MARIA';" calcext:value-type="string">
            <text:p>INSERT INTO Leader_Flavors(FlavorType, LeaderType, Flavor) SELECT 'FLAVOR_MILITARY_TRAINING', Type, 2 FROM Leaders WHERE Type = 'LEADER_MARIA';</text:p>
          </table:table-cell>
          <table:table-cell table:style-name="ce197" table:formula="of:=&quot;INSERT INTO Leader_Flavors(FlavorType, LeaderType, Flavor) SELECT 'FLAVOR_&quot;&amp;UPPER([.$A3])&amp;&quot;', Type, &quot;&amp;[.AU3]&amp;&quot; FROM Leaders WHERE Type = 'LEADER_&quot;&amp;UPPER([.AU$2])&amp;&quot;';&quot;" office:value-type="string" office:string-value="INSERT INTO Leader_Flavors(FlavorType, LeaderType, Flavor) SELECT 'FLAVOR_MILITARY_TRAINING', Type, 2 FROM Leaders WHERE Type = 'LEADER_POCATELLO';" calcext:value-type="string">
            <text:p>INSERT INTO Leader_Flavors(FlavorType, LeaderType, Flavor) SELECT 'FLAVOR_MILITARY_TRAINING', Type, 2 FROM Leaders WHERE Type = 'LEADER_POCATELLO';</text:p>
          </table:table-cell>
          <table:table-cell table:style-name="ce197" table:formula="of:=&quot;INSERT INTO Leader_Flavors(FlavorType, LeaderType, Flavor) SELECT 'FLAVOR_&quot;&amp;UPPER([.$A3])&amp;&quot;', Type, &quot;&amp;[.AV3]&amp;&quot; FROM Leaders WHERE Type = 'LEADER_&quot;&amp;UPPER([.AV$2])&amp;&quot;';&quot;" office:value-type="string" office:string-value="INSERT INTO Leader_Flavors(FlavorType, LeaderType, Flavor) SELECT 'FLAVOR_MILITARY_TRAINING', Type, 2 FROM Leaders WHERE Type = 'LEADER_WILLIAM';" calcext:value-type="string">
            <text:p>INSERT INTO Leader_Flavors(FlavorType, LeaderType, Flavor) SELECT 'FLAVOR_MILITARY_TRAINING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4])&amp;&quot;', Type, &quot;&amp;[.C4]&amp;&quot; FROM Leaders WHERE Type = 'LEADER_&quot;&amp;UPPER([.C$2])&amp;&quot;';&quot;" office:value-type="string" office:string-value="INSERT INTO Leader_Flavors(FlavorType, LeaderType, Flavor) SELECT 'FLAVOR_OFFENSE', Type, 4 FROM Leaders WHERE Type = 'LEADER_ASHURBANIPAL';" calcext:value-type="string">
            <text:p>INSERT INTO Leader_Flavors(FlavorType, LeaderType, Flavor) SELECT 'FLAVOR_OFFENSE', Type, 4 FROM Leaders WHERE Type = 'LEADER_ASHURBANIPAL';</text:p>
          </table:table-cell>
          <table:table-cell table:style-name="ce197" table:formula="of:=&quot;INSERT INTO Leader_Flavors(FlavorType, LeaderType, Flavor) SELECT 'FLAVOR_&quot;&amp;UPPER([.$A4])&amp;&quot;', Type, &quot;&amp;[.D4]&amp;&quot; FROM Leaders WHERE Type = 'LEADER_&quot;&amp;UPPER([.D$2])&amp;&quot;';&quot;" office:value-type="string" office:string-value="INSERT INTO Leader_Flavors(FlavorType, LeaderType, Flavor) SELECT 'FLAVOR_OFFENSE', Type, 4 FROM Leaders WHERE Type = 'LEADER_ASKIA';" calcext:value-type="string">
            <text:p>INSERT INTO Leader_Flavors(FlavorType, LeaderType, Flavor) SELECT 'FLAVOR_OFFENSE', Type, 4 FROM Leaders WHERE Type = 'LEADER_ASKIA';</text:p>
          </table:table-cell>
          <table:table-cell table:style-name="ce197" table:formula="of:=&quot;INSERT INTO Leader_Flavors(FlavorType, LeaderType, Flavor) SELECT 'FLAVOR_&quot;&amp;UPPER([.$A4])&amp;&quot;', Type, &quot;&amp;[.E4]&amp;&quot; FROM Leaders WHERE Type = 'LEADER_&quot;&amp;UPPER([.E$2])&amp;&quot;';&quot;" office:value-type="string" office:string-value="INSERT INTO Leader_Flavors(FlavorType, LeaderType, Flavor) SELECT 'FLAVOR_OFFENSE', Type, 8 FROM Leaders WHERE Type = 'LEADER_ATTILA';" calcext:value-type="string">
            <text:p>INSERT INTO Leader_Flavors(FlavorType, LeaderType, Flavor) SELECT 'FLAVOR_OFFENSE', Type, 8 FROM Leaders WHERE Type = 'LEADER_ATTILA';</text:p>
          </table:table-cell>
          <table:table-cell table:style-name="ce197" table:formula="of:=&quot;INSERT INTO Leader_Flavors(FlavorType, LeaderType, Flavor) SELECT 'FLAVOR_&quot;&amp;UPPER([.$A4])&amp;&quot;', Type, &quot;&amp;[.F4]&amp;&quot; FROM Leaders WHERE Type = 'LEADER_&quot;&amp;UPPER([.F$2])&amp;&quot;';&quot;" office:value-type="string" office:string-value="INSERT INTO Leader_Flavors(FlavorType, LeaderType, Flavor) SELECT 'FLAVOR_OFFENSE', Type, 8 FROM Leaders WHERE Type = 'LEADER_AUGUSTUS';" calcext:value-type="string">
            <text:p>INSERT INTO Leader_Flavors(FlavorType, LeaderType, Flavor) SELECT 'FLAVOR_OFFENSE', Type, 8 FROM Leaders WHERE Type = 'LEADER_AUGUSTUS';</text:p>
          </table:table-cell>
          <table:table-cell table:style-name="ce197" table:formula="of:=&quot;INSERT INTO Leader_Flavors(FlavorType, LeaderType, Flavor) SELECT 'FLAVOR_&quot;&amp;UPPER([.$A4])&amp;&quot;', Type, &quot;&amp;[.G4]&amp;&quot; FROM Leaders WHERE Type = 'LEADER_&quot;&amp;UPPER([.G$2])&amp;&quot;';&quot;" office:value-type="string" office:string-value="INSERT INTO Leader_Flavors(FlavorType, LeaderType, Flavor) SELECT 'FLAVOR_OFFENSE', Type, 4 FROM Leaders WHERE Type = 'LEADER_GENGHIS_KHAN';" calcext:value-type="string">
            <text:p>INSERT INTO Leader_Flavors(FlavorType, LeaderType, Flavor) SELECT 'FLAVOR_OFFENSE', Type, 4 FROM Leaders WHERE Type = 'LEADER_GENGHIS_KHAN';</text:p>
          </table:table-cell>
          <table:table-cell table:style-name="ce197" table:formula="of:=&quot;INSERT INTO Leader_Flavors(FlavorType, LeaderType, Flavor) SELECT 'FLAVOR_&quot;&amp;UPPER([.$A4])&amp;&quot;', Type, &quot;&amp;[.H4]&amp;&quot; FROM Leaders WHERE Type = 'LEADER_&quot;&amp;UPPER([.H$2])&amp;&quot;';&quot;" office:value-type="string" office:string-value="INSERT INTO Leader_Flavors(FlavorType, LeaderType, Flavor) SELECT 'FLAVOR_OFFENSE', Type, 4 FROM Leaders WHERE Type = 'LEADER_HARALD';" calcext:value-type="string">
            <text:p>INSERT INTO Leader_Flavors(FlavorType, LeaderType, Flavor) SELECT 'FLAVOR_OFFENSE', Type, 4 FROM Leaders WHERE Type = 'LEADER_HARALD';</text:p>
          </table:table-cell>
          <table:table-cell table:style-name="ce197" table:formula="of:=&quot;INSERT INTO Leader_Flavors(FlavorType, LeaderType, Flavor) SELECT 'FLAVOR_&quot;&amp;UPPER([.$A4])&amp;&quot;', Type, &quot;&amp;[.I4]&amp;&quot; FROM Leaders WHERE Type = 'LEADER_&quot;&amp;UPPER([.I$2])&amp;&quot;';&quot;" office:value-type="string" office:string-value="INSERT INTO Leader_Flavors(FlavorType, LeaderType, Flavor) SELECT 'FLAVOR_OFFENSE', Type, 4 FROM Leaders WHERE Type = 'LEADER_ISABELLA';" calcext:value-type="string">
            <text:p>INSERT INTO Leader_Flavors(FlavorType, LeaderType, Flavor) SELECT 'FLAVOR_OFFENSE', Type, 4 FROM Leaders WHERE Type = 'LEADER_ISABELLA';</text:p>
          </table:table-cell>
          <table:table-cell table:style-name="ce197" table:formula="of:=&quot;INSERT INTO Leader_Flavors(FlavorType, LeaderType, Flavor) SELECT 'FLAVOR_&quot;&amp;UPPER([.$A4])&amp;&quot;', Type, &quot;&amp;[.J4]&amp;&quot; FROM Leaders WHERE Type = 'LEADER_&quot;&amp;UPPER([.J$2])&amp;&quot;';&quot;" office:value-type="string" office:string-value="INSERT INTO Leader_Flavors(FlavorType, LeaderType, Flavor) SELECT 'FLAVOR_OFFENSE', Type, 4 FROM Leaders WHERE Type = 'LEADER_NAPOLEON';" calcext:value-type="string">
            <text:p>INSERT INTO Leader_Flavors(FlavorType, LeaderType, Flavor) SELECT 'FLAVOR_OFFENSE', Type, 4 FROM Leaders WHERE Type = 'LEADER_NAPOLEON';</text:p>
          </table:table-cell>
          <table:table-cell table:style-name="ce197" table:formula="of:=&quot;INSERT INTO Leader_Flavors(FlavorType, LeaderType, Flavor) SELECT 'FLAVOR_&quot;&amp;UPPER([.$A4])&amp;&quot;', Type, &quot;&amp;[.K4]&amp;&quot; FROM Leaders WHERE Type = 'LEADER_&quot;&amp;UPPER([.K$2])&amp;&quot;';&quot;" office:value-type="string" office:string-value="INSERT INTO Leader_Flavors(FlavorType, LeaderType, Flavor) SELECT 'FLAVOR_OFFENSE', Type, 8 FROM Leaders WHERE Type = 'LEADER_ODA_NOBUNAGA';" calcext:value-type="string">
            <text:p>INSERT INTO Leader_Flavors(FlavorType, LeaderType, Flavor) SELECT 'FLAVOR_OFFENSE', Type, 8 FROM Leaders WHERE Type = 'LEADER_ODA_NOBUNAGA';</text:p>
          </table:table-cell>
          <table:table-cell table:style-name="ce197" table:formula="of:=&quot;INSERT INTO Leader_Flavors(FlavorType, LeaderType, Flavor) SELECT 'FLAVOR_&quot;&amp;UPPER([.$A4])&amp;&quot;', Type, &quot;&amp;[.L4]&amp;&quot; FROM Leaders WHERE Type = 'LEADER_&quot;&amp;UPPER([.L$2])&amp;&quot;';&quot;" office:value-type="string" office:string-value="INSERT INTO Leader_Flavors(FlavorType, LeaderType, Flavor) SELECT 'FLAVOR_OFFENSE', Type, 8 FROM Leaders WHERE Type = 'LEADER_ENRICO_DANDOLO';" calcext:value-type="string">
            <text:p>INSERT INTO Leader_Flavors(FlavorType, LeaderType, Flavor) SELECT 'FLAVOR_OFFENSE', Type, 8 FROM Leaders WHERE Type = 'LEADER_ENRICO_DANDOLO';</text:p>
          </table:table-cell>
          <table:table-cell table:style-name="ce197" table:formula="of:=&quot;INSERT INTO Leader_Flavors(FlavorType, LeaderType, Flavor) SELECT 'FLAVOR_&quot;&amp;UPPER([.$A4])&amp;&quot;', Type, &quot;&amp;[.M4]&amp;&quot; FROM Leaders WHERE Type = 'LEADER_&quot;&amp;UPPER([.M$2])&amp;&quot;';&quot;" office:value-type="string" office:string-value="INSERT INTO Leader_Flavors(FlavorType, LeaderType, Flavor) SELECT 'FLAVOR_OFFENSE', Type, 8 FROM Leaders WHERE Type = 'LEADER_SHAKA';" calcext:value-type="string">
            <text:p>INSERT INTO Leader_Flavors(FlavorType, LeaderType, Flavor) SELECT 'FLAVOR_OFFENSE', Type, 8 FROM Leaders WHERE Type = 'LEADER_SHAKA';</text:p>
          </table:table-cell>
          <table:table-cell table:style-name="ce197" table:formula="of:=&quot;INSERT INTO Leader_Flavors(FlavorType, LeaderType, Flavor) SELECT 'FLAVOR_&quot;&amp;UPPER([.$A4])&amp;&quot;', Type, &quot;&amp;[.N4]&amp;&quot; FROM Leaders WHERE Type = 'LEADER_&quot;&amp;UPPER([.N$2])&amp;&quot;';&quot;" office:value-type="string" office:string-value="INSERT INTO Leader_Flavors(FlavorType, LeaderType, Flavor) SELECT 'FLAVOR_OFFENSE', Type, 4 FROM Leaders WHERE Type = 'LEADER_COALITION';" calcext:value-type="string">
            <text:p>INSERT INTO Leader_Flavors(FlavorType, LeaderType, Flavor) SELECT 'FLAVOR_OFFENSE', Type, 4 FROM Leaders WHERE Type = 'LEADER_COALITION';</text:p>
          </table:table-cell>
          <table:table-cell table:style-name="ce197" table:formula="of:=&quot;INSERT INTO Leader_Flavors(FlavorType, LeaderType, Flavor) SELECT 'FLAVOR_&quot;&amp;UPPER([.$A4])&amp;&quot;', Type, &quot;&amp;[.O4]&amp;&quot; FROM Leaders WHERE Type = 'LEADER_&quot;&amp;UPPER([.O$2])&amp;&quot;';&quot;" office:value-type="string" office:string-value="INSERT INTO Leader_Flavors(FlavorType, LeaderType, Flavor) SELECT 'FLAVOR_OFFENSE', Type, 4 FROM Leaders WHERE Type = 'LEADER_ALEXANDER';" calcext:value-type="string">
            <text:p>INSERT INTO Leader_Flavors(FlavorType, LeaderType, Flavor) SELECT 'FLAVOR_OFFENSE', Type, 4 FROM Leaders WHERE Type = 'LEADER_ALEXANDER';</text:p>
          </table:table-cell>
          <table:table-cell table:style-name="ce197" table:formula="of:=&quot;INSERT INTO Leader_Flavors(FlavorType, LeaderType, Flavor) SELECT 'FLAVOR_&quot;&amp;UPPER([.$A4])&amp;&quot;', Type, &quot;&amp;[.P4]&amp;&quot; FROM Leaders WHERE Type = 'LEADER_&quot;&amp;UPPER([.P$2])&amp;&quot;';&quot;" office:value-type="string" office:string-value="INSERT INTO Leader_Flavors(FlavorType, LeaderType, Flavor) SELECT 'FLAVOR_OFFENSE', Type, 4 FROM Leaders WHERE Type = 'LEADER_BISMARCK';" calcext:value-type="string">
            <text:p>INSERT INTO Leader_Flavors(FlavorType, LeaderType, Flavor) SELECT 'FLAVOR_OFFENSE', Type, 4 FROM Leaders WHERE Type = 'LEADER_BISMARCK';</text:p>
          </table:table-cell>
          <table:table-cell table:style-name="ce197" table:formula="of:=&quot;INSERT INTO Leader_Flavors(FlavorType, LeaderType, Flavor) SELECT 'FLAVOR_&quot;&amp;UPPER([.$A4])&amp;&quot;', Type, &quot;&amp;[.Q4]&amp;&quot; FROM Leaders WHERE Type = 'LEADER_&quot;&amp;UPPER([.Q$2])&amp;&quot;';&quot;" office:value-type="string" office:string-value="INSERT INTO Leader_Flavors(FlavorType, LeaderType, Flavor) SELECT 'FLAVOR_OFFENSE', Type, 4 FROM Leaders WHERE Type = 'LEADER_CATHERINE';" calcext:value-type="string">
            <text:p>INSERT INTO Leader_Flavors(FlavorType, LeaderType, Flavor) SELECT 'FLAVOR_OFFENSE', Type, 4 FROM Leaders WHERE Type = 'LEADER_CATHERINE';</text:p>
          </table:table-cell>
          <table:table-cell table:style-name="ce197" table:formula="of:=&quot;INSERT INTO Leader_Flavors(FlavorType, LeaderType, Flavor) SELECT 'FLAVOR_&quot;&amp;UPPER([.$A4])&amp;&quot;', Type, &quot;&amp;[.R4]&amp;&quot; FROM Leaders WHERE Type = 'LEADER_&quot;&amp;UPPER([.R$2])&amp;&quot;';&quot;" office:value-type="string" office:string-value="INSERT INTO Leader_Flavors(FlavorType, LeaderType, Flavor) SELECT 'FLAVOR_OFFENSE', Type, 4 FROM Leaders WHERE Type = 'LEADER_ELIZABETH';" calcext:value-type="string">
            <text:p>INSERT INTO Leader_Flavors(FlavorType, LeaderType, Flavor) SELECT 'FLAVOR_OFFENSE', Type, 4 FROM Leaders WHERE Type = 'LEADER_ELIZABETH';</text:p>
          </table:table-cell>
          <table:table-cell table:style-name="ce197" table:formula="of:=&quot;INSERT INTO Leader_Flavors(FlavorType, LeaderType, Flavor) SELECT 'FLAVOR_&quot;&amp;UPPER([.$A4])&amp;&quot;', Type, &quot;&amp;[.S4]&amp;&quot; FROM Leaders WHERE Type = 'LEADER_&quot;&amp;UPPER([.S$2])&amp;&quot;';&quot;" office:value-type="string" office:string-value="INSERT INTO Leader_Flavors(FlavorType, LeaderType, Flavor) SELECT 'FLAVOR_OFFENSE', Type, 4 FROM Leaders WHERE Type = 'LEADER_GUSTAVUS_ADOLPHUS';" calcext:value-type="string">
            <text:p>INSERT INTO Leader_Flavors(FlavorType, LeaderType, Flavor) SELECT 'FLAVOR_OFFENSE', Type, 4 FROM Leaders WHERE Type = 'LEADER_GUSTAVUS_ADOLPHUS';</text:p>
          </table:table-cell>
          <table:table-cell table:style-name="ce197" table:formula="of:=&quot;INSERT INTO Leader_Flavors(FlavorType, LeaderType, Flavor) SELECT 'FLAVOR_&quot;&amp;UPPER([.$A4])&amp;&quot;', Type, &quot;&amp;[.T4]&amp;&quot; FROM Leaders WHERE Type = 'LEADER_&quot;&amp;UPPER([.T$2])&amp;&quot;';&quot;" office:value-type="string" office:string-value="INSERT INTO Leader_Flavors(FlavorType, LeaderType, Flavor) SELECT 'FLAVOR_OFFENSE', Type, 4 FROM Leaders WHERE Type = 'LEADER_HIAWATHA';" calcext:value-type="string">
            <text:p>INSERT INTO Leader_Flavors(FlavorType, LeaderType, Flavor) SELECT 'FLAVOR_OFFENSE', Type, 4 FROM Leaders WHERE Type = 'LEADER_HIAWATHA';</text:p>
          </table:table-cell>
          <table:table-cell table:style-name="ce197" table:formula="of:=&quot;INSERT INTO Leader_Flavors(FlavorType, LeaderType, Flavor) SELECT 'FLAVOR_&quot;&amp;UPPER([.$A4])&amp;&quot;', Type, &quot;&amp;[.U4]&amp;&quot; FROM Leaders WHERE Type = 'LEADER_&quot;&amp;UPPER([.U$2])&amp;&quot;';&quot;" office:value-type="string" office:string-value="INSERT INTO Leader_Flavors(FlavorType, LeaderType, Flavor) SELECT 'FLAVOR_OFFENSE', Type, 4 FROM Leaders WHERE Type = 'LEADER_MONTEZUMA';" calcext:value-type="string">
            <text:p>INSERT INTO Leader_Flavors(FlavorType, LeaderType, Flavor) SELECT 'FLAVOR_OFFENSE', Type, 4 FROM Leaders WHERE Type = 'LEADER_MONTEZUMA';</text:p>
          </table:table-cell>
          <table:table-cell table:style-name="ce197" table:formula="of:=&quot;INSERT INTO Leader_Flavors(FlavorType, LeaderType, Flavor) SELECT 'FLAVOR_&quot;&amp;UPPER([.$A4])&amp;&quot;', Type, &quot;&amp;[.V4]&amp;&quot; FROM Leaders WHERE Type = 'LEADER_&quot;&amp;UPPER([.V$2])&amp;&quot;';&quot;" office:value-type="string" office:string-value="INSERT INTO Leader_Flavors(FlavorType, LeaderType, Flavor) SELECT 'FLAVOR_OFFENSE', Type, 4 FROM Leaders WHERE Type = 'LEADER_THEODORA';" calcext:value-type="string">
            <text:p>INSERT INTO Leader_Flavors(FlavorType, LeaderType, Flavor) SELECT 'FLAVOR_OFFENSE', Type, 4 FROM Leaders WHERE Type = 'LEADER_THEODORA';</text:p>
          </table:table-cell>
          <table:table-cell table:style-name="ce197" table:formula="of:=&quot;INSERT INTO Leader_Flavors(FlavorType, LeaderType, Flavor) SELECT 'FLAVOR_&quot;&amp;UPPER([.$A4])&amp;&quot;', Type, &quot;&amp;[.W4]&amp;&quot; FROM Leaders WHERE Type = 'LEADER_&quot;&amp;UPPER([.W$2])&amp;&quot;';&quot;" office:value-type="string" office:string-value="INSERT INTO Leader_Flavors(FlavorType, LeaderType, Flavor) SELECT 'FLAVOR_OFFENSE', Type, 4 FROM Leaders WHERE Type = 'LEADER_GAJAH_MADA';" calcext:value-type="string">
            <text:p>INSERT INTO Leader_Flavors(FlavorType, LeaderType, Flavor) SELECT 'FLAVOR_OFFENSE', Type, 4 FROM Leaders WHERE Type = 'LEADER_GAJAH_MADA';</text:p>
          </table:table-cell>
          <table:table-cell table:style-name="ce197" table:formula="of:=&quot;INSERT INTO Leader_Flavors(FlavorType, LeaderType, Flavor) SELECT 'FLAVOR_&quot;&amp;UPPER([.$A4])&amp;&quot;', Type, &quot;&amp;[.X4]&amp;&quot; FROM Leaders WHERE Type = 'LEADER_&quot;&amp;UPPER([.X$2])&amp;&quot;';&quot;" office:value-type="string" office:string-value="INSERT INTO Leader_Flavors(FlavorType, LeaderType, Flavor) SELECT 'FLAVOR_OFFENSE', Type, 4 FROM Leaders WHERE Type = 'LEADER_CASIMIR';" calcext:value-type="string">
            <text:p>INSERT INTO Leader_Flavors(FlavorType, LeaderType, Flavor) SELECT 'FLAVOR_OFFENSE', Type, 4 FROM Leaders WHERE Type = 'LEADER_CASIMIR';</text:p>
          </table:table-cell>
          <table:table-cell table:style-name="ce197" table:formula="of:=&quot;INSERT INTO Leader_Flavors(FlavorType, LeaderType, Flavor) SELECT 'FLAVOR_&quot;&amp;UPPER([.$A4])&amp;&quot;', Type, &quot;&amp;[.Y4]&amp;&quot; FROM Leaders WHERE Type = 'LEADER_&quot;&amp;UPPER([.Y$2])&amp;&quot;';&quot;" office:value-type="string" office:string-value="INSERT INTO Leader_Flavors(FlavorType, LeaderType, Flavor) SELECT 'FLAVOR_OFFENSE', Type, 4 FROM Leaders WHERE Type = 'LEADER_WU_ZETIAN';" calcext:value-type="string">
            <text:p>INSERT INTO Leader_Flavors(FlavorType, LeaderType, Flavor) SELECT 'FLAVOR_OFFENSE', Type, 4 FROM Leaders WHERE Type = 'LEADER_WU_ZETIAN';</text:p>
          </table:table-cell>
          <table:table-cell table:style-name="ce197" table:formula="of:=&quot;INSERT INTO Leader_Flavors(FlavorType, LeaderType, Flavor) SELECT 'FLAVOR_&quot;&amp;UPPER([.$A4])&amp;&quot;', Type, &quot;&amp;[.Z4]&amp;&quot; FROM Leaders WHERE Type = 'LEADER_&quot;&amp;UPPER([.Z$2])&amp;&quot;';&quot;" office:value-type="string" office:string-value="INSERT INTO Leader_Flavors(FlavorType, LeaderType, Flavor) SELECT 'FLAVOR_OFFENSE', Type, 2 FROM Leaders WHERE Type = 'LEADER_DIPLOMAT';" calcext:value-type="string">
            <text:p>INSERT INTO Leader_Flavors(FlavorType, LeaderType, Flavor) SELECT 'FLAVOR_OFFENSE', Type, 2 FROM Leaders WHERE Type = 'LEADER_DIPLOMAT';</text:p>
          </table:table-cell>
          <table:table-cell table:style-name="ce197" table:formula="of:=&quot;INSERT INTO Leader_Flavors(FlavorType, LeaderType, Flavor) SELECT 'FLAVOR_&quot;&amp;UPPER([.$A4])&amp;&quot;', Type, &quot;&amp;[.AA4]&amp;&quot; FROM Leaders WHERE Type = 'LEADER_&quot;&amp;UPPER([.AA$2])&amp;&quot;';&quot;" office:value-type="string" office:string-value="INSERT INTO Leader_Flavors(FlavorType, LeaderType, Flavor) SELECT 'FLAVOR_OFFENSE', Type, 2 FROM Leaders WHERE Type = 'LEADER_GANDHI';" calcext:value-type="string">
            <text:p>INSERT INTO Leader_Flavors(FlavorType, LeaderType, Flavor) SELECT 'FLAVOR_OFFENSE', Type, 2 FROM Leaders WHERE Type = 'LEADER_GANDHI';</text:p>
          </table:table-cell>
          <table:table-cell table:style-name="ce197" table:formula="of:=&quot;INSERT INTO Leader_Flavors(FlavorType, LeaderType, Flavor) SELECT 'FLAVOR_&quot;&amp;UPPER([.$A4])&amp;&quot;', Type, &quot;&amp;[.AB4]&amp;&quot; FROM Leaders WHERE Type = 'LEADER_&quot;&amp;UPPER([.AB$2])&amp;&quot;';&quot;" office:value-type="string" office:string-value="INSERT INTO Leader_Flavors(FlavorType, LeaderType, Flavor) SELECT 'FLAVOR_OFFENSE', Type, 2 FROM Leaders WHERE Type = 'LEADER_SELASSIE';" calcext:value-type="string">
            <text:p>INSERT INTO Leader_Flavors(FlavorType, LeaderType, Flavor) SELECT 'FLAVOR_OFFENSE', Type, 2 FROM Leaders WHERE Type = 'LEADER_SELASSIE';</text:p>
          </table:table-cell>
          <table:table-cell table:style-name="ce197" table:formula="of:=&quot;INSERT INTO Leader_Flavors(FlavorType, LeaderType, Flavor) SELECT 'FLAVOR_&quot;&amp;UPPER([.$A4])&amp;&quot;', Type, &quot;&amp;[.AC4]&amp;&quot; FROM Leaders WHERE Type = 'LEADER_&quot;&amp;UPPER([.AC$2])&amp;&quot;';&quot;" office:value-type="string" office:string-value="INSERT INTO Leader_Flavors(FlavorType, LeaderType, Flavor) SELECT 'FLAVOR_OFFENSE', Type, 2 FROM Leaders WHERE Type = 'LEADER_KAMEHAMEHA';" calcext:value-type="string">
            <text:p>INSERT INTO Leader_Flavors(FlavorType, LeaderType, Flavor) SELECT 'FLAVOR_OFFENSE', Type, 2 FROM Leaders WHERE Type = 'LEADER_KAMEHAMEHA';</text:p>
          </table:table-cell>
          <table:table-cell table:style-name="ce197" table:formula="of:=&quot;INSERT INTO Leader_Flavors(FlavorType, LeaderType, Flavor) SELECT 'FLAVOR_&quot;&amp;UPPER([.$A4])&amp;&quot;', Type, &quot;&amp;[.AD4]&amp;&quot; FROM Leaders WHERE Type = 'LEADER_&quot;&amp;UPPER([.AD$2])&amp;&quot;';&quot;" office:value-type="string" office:string-value="INSERT INTO Leader_Flavors(FlavorType, LeaderType, Flavor) SELECT 'FLAVOR_OFFENSE', Type, 2 FROM Leaders WHERE Type = 'LEADER_MARIA_I';" calcext:value-type="string">
            <text:p>INSERT INTO Leader_Flavors(FlavorType, LeaderType, Flavor) SELECT 'FLAVOR_OFFENSE', Type, 2 FROM Leaders WHERE Type = 'LEADER_MARIA_I';</text:p>
          </table:table-cell>
          <table:table-cell table:style-name="ce197" table:formula="of:=&quot;INSERT INTO Leader_Flavors(FlavorType, LeaderType, Flavor) SELECT 'FLAVOR_&quot;&amp;UPPER([.$A4])&amp;&quot;', Type, &quot;&amp;[.AE4]&amp;&quot; FROM Leaders WHERE Type = 'LEADER_&quot;&amp;UPPER([.AE$2])&amp;&quot;';&quot;" office:value-type="string" office:string-value="INSERT INTO Leader_Flavors(FlavorType, LeaderType, Flavor) SELECT 'FLAVOR_OFFENSE', Type, 2 FROM Leaders WHERE Type = 'LEADER_PACHACUTI';" calcext:value-type="string">
            <text:p>INSERT INTO Leader_Flavors(FlavorType, LeaderType, Flavor) SELECT 'FLAVOR_OFFENSE', Type, 2 FROM Leaders WHERE Type = 'LEADER_PACHACUTI';</text:p>
          </table:table-cell>
          <table:table-cell table:style-name="ce197" table:formula="of:=&quot;INSERT INTO Leader_Flavors(FlavorType, LeaderType, Flavor) SELECT 'FLAVOR_&quot;&amp;UPPER([.$A4])&amp;&quot;', Type, &quot;&amp;[.AF4]&amp;&quot; FROM Leaders WHERE Type = 'LEADER_&quot;&amp;UPPER([.AF$2])&amp;&quot;';&quot;" office:value-type="string" office:string-value="INSERT INTO Leader_Flavors(FlavorType, LeaderType, Flavor) SELECT 'FLAVOR_OFFENSE', Type, 2 FROM Leaders WHERE Type = 'LEADER_RAMESSES';" calcext:value-type="string">
            <text:p>INSERT INTO Leader_Flavors(FlavorType, LeaderType, Flavor) SELECT 'FLAVOR_OFFENSE', Type, 2 FROM Leaders WHERE Type = 'LEADER_RAMESSES';</text:p>
          </table:table-cell>
          <table:table-cell table:style-name="ce197" table:formula="of:=&quot;INSERT INTO Leader_Flavors(FlavorType, LeaderType, Flavor) SELECT 'FLAVOR_&quot;&amp;UPPER([.$A4])&amp;&quot;', Type, &quot;&amp;[.AG4]&amp;&quot; FROM Leaders WHERE Type = 'LEADER_&quot;&amp;UPPER([.AG$2])&amp;&quot;';&quot;" office:value-type="string" office:string-value="INSERT INTO Leader_Flavors(FlavorType, LeaderType, Flavor) SELECT 'FLAVOR_OFFENSE', Type, 2 FROM Leaders WHERE Type = 'LEADER_RAMKHAMHAENG';" calcext:value-type="string">
            <text:p>INSERT INTO Leader_Flavors(FlavorType, LeaderType, Flavor) SELECT 'FLAVOR_OFFENSE', Type, 2 FROM Leaders WHERE Type = 'LEADER_RAMKHAMHAENG';</text:p>
          </table:table-cell>
          <table:table-cell table:style-name="ce197" table:formula="of:=&quot;INSERT INTO Leader_Flavors(FlavorType, LeaderType, Flavor) SELECT 'FLAVOR_&quot;&amp;UPPER([.$A4])&amp;&quot;', Type, &quot;&amp;[.AH4]&amp;&quot; FROM Leaders WHERE Type = 'LEADER_&quot;&amp;UPPER([.AH$2])&amp;&quot;';&quot;" office:value-type="string" office:string-value="INSERT INTO Leader_Flavors(FlavorType, LeaderType, Flavor) SELECT 'FLAVOR_OFFENSE', Type, 2 FROM Leaders WHERE Type = 'LEADER_PEDRO';" calcext:value-type="string">
            <text:p>INSERT INTO Leader_Flavors(FlavorType, LeaderType, Flavor) SELECT 'FLAVOR_OFFENSE', Type, 2 FROM Leaders WHERE Type = 'LEADER_PEDRO';</text:p>
          </table:table-cell>
          <table:table-cell table:style-name="ce197" table:formula="of:=&quot;INSERT INTO Leader_Flavors(FlavorType, LeaderType, Flavor) SELECT 'FLAVOR_&quot;&amp;UPPER([.$A4])&amp;&quot;', Type, &quot;&amp;[.AI4]&amp;&quot; FROM Leaders WHERE Type = 'LEADER_&quot;&amp;UPPER([.AI$2])&amp;&quot;';&quot;" office:value-type="string" office:string-value="INSERT INTO Leader_Flavors(FlavorType, LeaderType, Flavor) SELECT 'FLAVOR_OFFENSE', Type, 2 FROM Leaders WHERE Type = 'LEADER_AHMAD_ALMANSUR';" calcext:value-type="string">
            <text:p>INSERT INTO Leader_Flavors(FlavorType, LeaderType, Flavor) SELECT 'FLAVOR_OFFENSE', Type, 2 FROM Leaders WHERE Type = 'LEADER_AHMAD_ALMANSUR';</text:p>
          </table:table-cell>
          <table:table-cell table:style-name="ce197" table:formula="of:=&quot;INSERT INTO Leader_Flavors(FlavorType, LeaderType, Flavor) SELECT 'FLAVOR_&quot;&amp;UPPER([.$A4])&amp;&quot;', Type, &quot;&amp;[.AJ4]&amp;&quot; FROM Leaders WHERE Type = 'LEADER_&quot;&amp;UPPER([.AJ$2])&amp;&quot;';&quot;" office:value-type="string" office:string-value="INSERT INTO Leader_Flavors(FlavorType, LeaderType, Flavor) SELECT 'FLAVOR_OFFENSE', Type, 2 FROM Leaders WHERE Type = 'LEADER_SEJONG';" calcext:value-type="string">
            <text:p>INSERT INTO Leader_Flavors(FlavorType, LeaderType, Flavor) SELECT 'FLAVOR_OFFENSE', Type, 2 FROM Leaders WHERE Type = 'LEADER_SEJONG';</text:p>
          </table:table-cell>
          <table:table-cell table:style-name="ce197" table:formula="of:=&quot;INSERT INTO Leader_Flavors(FlavorType, LeaderType, Flavor) SELECT 'FLAVOR_&quot;&amp;UPPER([.$A4])&amp;&quot;', Type, &quot;&amp;[.AK4]&amp;&quot; FROM Leaders WHERE Type = 'LEADER_&quot;&amp;UPPER([.AK$2])&amp;&quot;';&quot;" office:value-type="string" office:string-value="INSERT INTO Leader_Flavors(FlavorType, LeaderType, Flavor) SELECT 'FLAVOR_OFFENSE', Type, 2 FROM Leaders WHERE Type = 'LEADER_EXPANSIONIST';" calcext:value-type="string">
            <text:p>INSERT INTO Leader_Flavors(FlavorType, LeaderType, Flavor) SELECT 'FLAVOR_OFFENSE', Type, 2 FROM Leaders WHERE Type = 'LEADER_EXPANSIONIST';</text:p>
          </table:table-cell>
          <table:table-cell table:style-name="ce197" table:formula="of:=&quot;INSERT INTO Leader_Flavors(FlavorType, LeaderType, Flavor) SELECT 'FLAVOR_&quot;&amp;UPPER([.$A4])&amp;&quot;', Type, &quot;&amp;[.AL4]&amp;&quot; FROM Leaders WHERE Type = 'LEADER_&quot;&amp;UPPER([.AL$2])&amp;&quot;';&quot;" office:value-type="string" office:string-value="INSERT INTO Leader_Flavors(FlavorType, LeaderType, Flavor) SELECT 'FLAVOR_OFFENSE', Type, 2 FROM Leaders WHERE Type = 'LEADER_BOUDICCA';" calcext:value-type="string">
            <text:p>INSERT INTO Leader_Flavors(FlavorType, LeaderType, Flavor) SELECT 'FLAVOR_OFFENSE', Type, 2 FROM Leaders WHERE Type = 'LEADER_BOUDICCA';</text:p>
          </table:table-cell>
          <table:table-cell table:style-name="ce197" table:formula="of:=&quot;INSERT INTO Leader_Flavors(FlavorType, LeaderType, Flavor) SELECT 'FLAVOR_&quot;&amp;UPPER([.$A4])&amp;&quot;', Type, &quot;&amp;[.AM4]&amp;&quot; FROM Leaders WHERE Type = 'LEADER_&quot;&amp;UPPER([.AM$2])&amp;&quot;';&quot;" office:value-type="string" office:string-value="INSERT INTO Leader_Flavors(FlavorType, LeaderType, Flavor) SELECT 'FLAVOR_OFFENSE', Type, 2 FROM Leaders WHERE Type = 'LEADER_DARIUS';" calcext:value-type="string">
            <text:p>INSERT INTO Leader_Flavors(FlavorType, LeaderType, Flavor) SELECT 'FLAVOR_OFFENSE', Type, 2 FROM Leaders WHERE Type = 'LEADER_DARIUS';</text:p>
          </table:table-cell>
          <table:table-cell table:style-name="ce197" table:formula="of:=&quot;INSERT INTO Leader_Flavors(FlavorType, LeaderType, Flavor) SELECT 'FLAVOR_&quot;&amp;UPPER([.$A4])&amp;&quot;', Type, &quot;&amp;[.AN4]&amp;&quot; FROM Leaders WHERE Type = 'LEADER_&quot;&amp;UPPER([.AN$2])&amp;&quot;';&quot;" office:value-type="string" office:string-value="INSERT INTO Leader_Flavors(FlavorType, LeaderType, Flavor) SELECT 'FLAVOR_OFFENSE', Type, 2 FROM Leaders WHERE Type = 'LEADER_DIDO';" calcext:value-type="string">
            <text:p>INSERT INTO Leader_Flavors(FlavorType, LeaderType, Flavor) SELECT 'FLAVOR_OFFENSE', Type, 2 FROM Leaders WHERE Type = 'LEADER_DIDO';</text:p>
          </table:table-cell>
          <table:table-cell table:style-name="ce197" table:formula="of:=&quot;INSERT INTO Leader_Flavors(FlavorType, LeaderType, Flavor) SELECT 'FLAVOR_&quot;&amp;UPPER([.$A4])&amp;&quot;', Type, &quot;&amp;[.AO4]&amp;&quot; FROM Leaders WHERE Type = 'LEADER_&quot;&amp;UPPER([.AO$2])&amp;&quot;';&quot;" office:value-type="string" office:string-value="INSERT INTO Leader_Flavors(FlavorType, LeaderType, Flavor) SELECT 'FLAVOR_OFFENSE', Type, 2 FROM Leaders WHERE Type = 'LEADER_HARUN_AL_RASHID';" calcext:value-type="string">
            <text:p>INSERT INTO Leader_Flavors(FlavorType, LeaderType, Flavor) SELECT 'FLAVOR_OFFENSE', Type, 2 FROM Leaders WHERE Type = 'LEADER_HARUN_AL_RASHID';</text:p>
          </table:table-cell>
          <table:table-cell table:style-name="ce197" table:formula="of:=&quot;INSERT INTO Leader_Flavors(FlavorType, LeaderType, Flavor) SELECT 'FLAVOR_&quot;&amp;UPPER([.$A4])&amp;&quot;', Type, &quot;&amp;[.AP4]&amp;&quot; FROM Leaders WHERE Type = 'LEADER_&quot;&amp;UPPER([.AP$2])&amp;&quot;';&quot;" office:value-type="string" office:string-value="INSERT INTO Leader_Flavors(FlavorType, LeaderType, Flavor) SELECT 'FLAVOR_OFFENSE', Type, 2 FROM Leaders WHERE Type = 'LEADER_NEBUCHADNEZZAR';" calcext:value-type="string">
            <text:p>INSERT INTO Leader_Flavors(FlavorType, LeaderType, Flavor) SELECT 'FLAVOR_OFFENSE', Type, 2 FROM Leaders WHERE Type = 'LEADER_NEBUCHADNEZZAR';</text:p>
          </table:table-cell>
          <table:table-cell table:style-name="ce197" table:formula="of:=&quot;INSERT INTO Leader_Flavors(FlavorType, LeaderType, Flavor) SELECT 'FLAVOR_&quot;&amp;UPPER([.$A4])&amp;&quot;', Type, &quot;&amp;[.AQ4]&amp;&quot; FROM Leaders WHERE Type = 'LEADER_&quot;&amp;UPPER([.AQ$2])&amp;&quot;';&quot;" office:value-type="string" office:string-value="INSERT INTO Leader_Flavors(FlavorType, LeaderType, Flavor) SELECT 'FLAVOR_OFFENSE', Type, 2 FROM Leaders WHERE Type = 'LEADER_PACAL';" calcext:value-type="string">
            <text:p>INSERT INTO Leader_Flavors(FlavorType, LeaderType, Flavor) SELECT 'FLAVOR_OFFENSE', Type, 2 FROM Leaders WHERE Type = 'LEADER_PACAL';</text:p>
          </table:table-cell>
          <table:table-cell table:style-name="ce197" table:formula="of:=&quot;INSERT INTO Leader_Flavors(FlavorType, LeaderType, Flavor) SELECT 'FLAVOR_&quot;&amp;UPPER([.$A4])&amp;&quot;', Type, &quot;&amp;[.AR4]&amp;&quot; FROM Leaders WHERE Type = 'LEADER_&quot;&amp;UPPER([.AR$2])&amp;&quot;';&quot;" office:value-type="string" office:string-value="INSERT INTO Leader_Flavors(FlavorType, LeaderType, Flavor) SELECT 'FLAVOR_OFFENSE', Type, 2 FROM Leaders WHERE Type = 'LEADER_SULEIMAN';" calcext:value-type="string">
            <text:p>INSERT INTO Leader_Flavors(FlavorType, LeaderType, Flavor) SELECT 'FLAVOR_OFFENSE', Type, 2 FROM Leaders WHERE Type = 'LEADER_SULEIMAN';</text:p>
          </table:table-cell>
          <table:table-cell table:style-name="ce197" table:formula="of:=&quot;INSERT INTO Leader_Flavors(FlavorType, LeaderType, Flavor) SELECT 'FLAVOR_&quot;&amp;UPPER([.$A4])&amp;&quot;', Type, &quot;&amp;[.AS4]&amp;&quot; FROM Leaders WHERE Type = 'LEADER_&quot;&amp;UPPER([.AS$2])&amp;&quot;';&quot;" office:value-type="string" office:string-value="INSERT INTO Leader_Flavors(FlavorType, LeaderType, Flavor) SELECT 'FLAVOR_OFFENSE', Type, 2 FROM Leaders WHERE Type = 'LEADER_WASHINGTON';" calcext:value-type="string">
            <text:p>INSERT INTO Leader_Flavors(FlavorType, LeaderType, Flavor) SELECT 'FLAVOR_OFFENSE', Type, 2 FROM Leaders WHERE Type = 'LEADER_WASHINGTON';</text:p>
          </table:table-cell>
          <table:table-cell table:style-name="ce197" table:formula="of:=&quot;INSERT INTO Leader_Flavors(FlavorType, LeaderType, Flavor) SELECT 'FLAVOR_&quot;&amp;UPPER([.$A4])&amp;&quot;', Type, &quot;&amp;[.AT4]&amp;&quot; FROM Leaders WHERE Type = 'LEADER_&quot;&amp;UPPER([.AT$2])&amp;&quot;';&quot;" office:value-type="string" office:string-value="INSERT INTO Leader_Flavors(FlavorType, LeaderType, Flavor) SELECT 'FLAVOR_OFFENSE', Type, 2 FROM Leaders WHERE Type = 'LEADER_MARIA';" calcext:value-type="string">
            <text:p>INSERT INTO Leader_Flavors(FlavorType, LeaderType, Flavor) SELECT 'FLAVOR_OFFENSE', Type, 2 FROM Leaders WHERE Type = 'LEADER_MARIA';</text:p>
          </table:table-cell>
          <table:table-cell table:style-name="ce197" table:formula="of:=&quot;INSERT INTO Leader_Flavors(FlavorType, LeaderType, Flavor) SELECT 'FLAVOR_&quot;&amp;UPPER([.$A4])&amp;&quot;', Type, &quot;&amp;[.AU4]&amp;&quot; FROM Leaders WHERE Type = 'LEADER_&quot;&amp;UPPER([.AU$2])&amp;&quot;';&quot;" office:value-type="string" office:string-value="INSERT INTO Leader_Flavors(FlavorType, LeaderType, Flavor) SELECT 'FLAVOR_OFFENSE', Type, 2 FROM Leaders WHERE Type = 'LEADER_POCATELLO';" calcext:value-type="string">
            <text:p>INSERT INTO Leader_Flavors(FlavorType, LeaderType, Flavor) SELECT 'FLAVOR_OFFENSE', Type, 2 FROM Leaders WHERE Type = 'LEADER_POCATELLO';</text:p>
          </table:table-cell>
          <table:table-cell table:style-name="ce197" table:formula="of:=&quot;INSERT INTO Leader_Flavors(FlavorType, LeaderType, Flavor) SELECT 'FLAVOR_&quot;&amp;UPPER([.$A4])&amp;&quot;', Type, &quot;&amp;[.AV4]&amp;&quot; FROM Leaders WHERE Type = 'LEADER_&quot;&amp;UPPER([.AV$2])&amp;&quot;';&quot;" office:value-type="string" office:string-value="INSERT INTO Leader_Flavors(FlavorType, LeaderType, Flavor) SELECT 'FLAVOR_OFFENSE', Type, 2 FROM Leaders WHERE Type = 'LEADER_WILLIAM';" calcext:value-type="string">
            <text:p>INSERT INTO Leader_Flavors(FlavorType, LeaderType, Flavor) SELECT 'FLAVOR_OFFENSE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5])&amp;&quot;', Type, &quot;&amp;[.C5]&amp;&quot; FROM Leaders WHERE Type = 'LEADER_&quot;&amp;UPPER([.C$2])&amp;&quot;';&quot;" office:value-type="string" office:string-value="INSERT INTO Leader_Flavors(FlavorType, LeaderType, Flavor) SELECT 'FLAVOR_DEFENSE', Type, 2 FROM Leaders WHERE Type = 'LEADER_ASHURBANIPAL';" calcext:value-type="string">
            <text:p>INSERT INTO Leader_Flavors(FlavorType, LeaderType, Flavor) SELECT 'FLAVOR_DEFENSE', Type, 2 FROM Leaders WHERE Type = 'LEADER_ASHURBANIPAL';</text:p>
          </table:table-cell>
          <table:table-cell table:style-name="ce197" table:formula="of:=&quot;INSERT INTO Leader_Flavors(FlavorType, LeaderType, Flavor) SELECT 'FLAVOR_&quot;&amp;UPPER([.$A5])&amp;&quot;', Type, &quot;&amp;[.D5]&amp;&quot; FROM Leaders WHERE Type = 'LEADER_&quot;&amp;UPPER([.D$2])&amp;&quot;';&quot;" office:value-type="string" office:string-value="INSERT INTO Leader_Flavors(FlavorType, LeaderType, Flavor) SELECT 'FLAVOR_DEFENSE', Type, 2 FROM Leaders WHERE Type = 'LEADER_ASKIA';" calcext:value-type="string">
            <text:p>INSERT INTO Leader_Flavors(FlavorType, LeaderType, Flavor) SELECT 'FLAVOR_DEFENSE', Type, 2 FROM Leaders WHERE Type = 'LEADER_ASKIA';</text:p>
          </table:table-cell>
          <table:table-cell table:style-name="ce197" table:formula="of:=&quot;INSERT INTO Leader_Flavors(FlavorType, LeaderType, Flavor) SELECT 'FLAVOR_&quot;&amp;UPPER([.$A5])&amp;&quot;', Type, &quot;&amp;[.E5]&amp;&quot; FROM Leaders WHERE Type = 'LEADER_&quot;&amp;UPPER([.E$2])&amp;&quot;';&quot;" office:value-type="string" office:string-value="INSERT INTO Leader_Flavors(FlavorType, LeaderType, Flavor) SELECT 'FLAVOR_DEFENSE', Type, 2 FROM Leaders WHERE Type = 'LEADER_ATTILA';" calcext:value-type="string">
            <text:p>INSERT INTO Leader_Flavors(FlavorType, LeaderType, Flavor) SELECT 'FLAVOR_DEFENSE', Type, 2 FROM Leaders WHERE Type = 'LEADER_ATTILA';</text:p>
          </table:table-cell>
          <table:table-cell table:style-name="ce197" table:formula="of:=&quot;INSERT INTO Leader_Flavors(FlavorType, LeaderType, Flavor) SELECT 'FLAVOR_&quot;&amp;UPPER([.$A5])&amp;&quot;', Type, &quot;&amp;[.F5]&amp;&quot; FROM Leaders WHERE Type = 'LEADER_&quot;&amp;UPPER([.F$2])&amp;&quot;';&quot;" office:value-type="string" office:string-value="INSERT INTO Leader_Flavors(FlavorType, LeaderType, Flavor) SELECT 'FLAVOR_DEFENSE', Type, 2 FROM Leaders WHERE Type = 'LEADER_AUGUSTUS';" calcext:value-type="string">
            <text:p>INSERT INTO Leader_Flavors(FlavorType, LeaderType, Flavor) SELECT 'FLAVOR_DEFENSE', Type, 2 FROM Leaders WHERE Type = 'LEADER_AUGUSTUS';</text:p>
          </table:table-cell>
          <table:table-cell table:style-name="ce197" table:formula="of:=&quot;INSERT INTO Leader_Flavors(FlavorType, LeaderType, Flavor) SELECT 'FLAVOR_&quot;&amp;UPPER([.$A5])&amp;&quot;', Type, &quot;&amp;[.G5]&amp;&quot; FROM Leaders WHERE Type = 'LEADER_&quot;&amp;UPPER([.G$2])&amp;&quot;';&quot;" office:value-type="string" office:string-value="INSERT INTO Leader_Flavors(FlavorType, LeaderType, Flavor) SELECT 'FLAVOR_DEFENSE', Type, 2 FROM Leaders WHERE Type = 'LEADER_GENGHIS_KHAN';" calcext:value-type="string">
            <text:p>INSERT INTO Leader_Flavors(FlavorType, LeaderType, Flavor) SELECT 'FLAVOR_DEFENSE', Type, 2 FROM Leaders WHERE Type = 'LEADER_GENGHIS_KHAN';</text:p>
          </table:table-cell>
          <table:table-cell table:style-name="ce197" table:formula="of:=&quot;INSERT INTO Leader_Flavors(FlavorType, LeaderType, Flavor) SELECT 'FLAVOR_&quot;&amp;UPPER([.$A5])&amp;&quot;', Type, &quot;&amp;[.H5]&amp;&quot; FROM Leaders WHERE Type = 'LEADER_&quot;&amp;UPPER([.H$2])&amp;&quot;';&quot;" office:value-type="string" office:string-value="INSERT INTO Leader_Flavors(FlavorType, LeaderType, Flavor) SELECT 'FLAVOR_DEFENSE', Type, 2 FROM Leaders WHERE Type = 'LEADER_HARALD';" calcext:value-type="string">
            <text:p>INSERT INTO Leader_Flavors(FlavorType, LeaderType, Flavor) SELECT 'FLAVOR_DEFENSE', Type, 2 FROM Leaders WHERE Type = 'LEADER_HARALD';</text:p>
          </table:table-cell>
          <table:table-cell table:style-name="ce197" table:formula="of:=&quot;INSERT INTO Leader_Flavors(FlavorType, LeaderType, Flavor) SELECT 'FLAVOR_&quot;&amp;UPPER([.$A5])&amp;&quot;', Type, &quot;&amp;[.I5]&amp;&quot; FROM Leaders WHERE Type = 'LEADER_&quot;&amp;UPPER([.I$2])&amp;&quot;';&quot;" office:value-type="string" office:string-value="INSERT INTO Leader_Flavors(FlavorType, LeaderType, Flavor) SELECT 'FLAVOR_DEFENSE', Type, 2 FROM Leaders WHERE Type = 'LEADER_ISABELLA';" calcext:value-type="string">
            <text:p>INSERT INTO Leader_Flavors(FlavorType, LeaderType, Flavor) SELECT 'FLAVOR_DEFENSE', Type, 2 FROM Leaders WHERE Type = 'LEADER_ISABELLA';</text:p>
          </table:table-cell>
          <table:table-cell table:style-name="ce197" table:formula="of:=&quot;INSERT INTO Leader_Flavors(FlavorType, LeaderType, Flavor) SELECT 'FLAVOR_&quot;&amp;UPPER([.$A5])&amp;&quot;', Type, &quot;&amp;[.J5]&amp;&quot; FROM Leaders WHERE Type = 'LEADER_&quot;&amp;UPPER([.J$2])&amp;&quot;';&quot;" office:value-type="string" office:string-value="INSERT INTO Leader_Flavors(FlavorType, LeaderType, Flavor) SELECT 'FLAVOR_DEFENSE', Type, 2 FROM Leaders WHERE Type = 'LEADER_NAPOLEON';" calcext:value-type="string">
            <text:p>INSERT INTO Leader_Flavors(FlavorType, LeaderType, Flavor) SELECT 'FLAVOR_DEFENSE', Type, 2 FROM Leaders WHERE Type = 'LEADER_NAPOLEON';</text:p>
          </table:table-cell>
          <table:table-cell table:style-name="ce197" table:formula="of:=&quot;INSERT INTO Leader_Flavors(FlavorType, LeaderType, Flavor) SELECT 'FLAVOR_&quot;&amp;UPPER([.$A5])&amp;&quot;', Type, &quot;&amp;[.K5]&amp;&quot; FROM Leaders WHERE Type = 'LEADER_&quot;&amp;UPPER([.K$2])&amp;&quot;';&quot;" office:value-type="string" office:string-value="INSERT INTO Leader_Flavors(FlavorType, LeaderType, Flavor) SELECT 'FLAVOR_DEFENSE', Type, 2 FROM Leaders WHERE Type = 'LEADER_ODA_NOBUNAGA';" calcext:value-type="string">
            <text:p>INSERT INTO Leader_Flavors(FlavorType, LeaderType, Flavor) SELECT 'FLAVOR_DEFENSE', Type, 2 FROM Leaders WHERE Type = 'LEADER_ODA_NOBUNAGA';</text:p>
          </table:table-cell>
          <table:table-cell table:style-name="ce197" table:formula="of:=&quot;INSERT INTO Leader_Flavors(FlavorType, LeaderType, Flavor) SELECT 'FLAVOR_&quot;&amp;UPPER([.$A5])&amp;&quot;', Type, &quot;&amp;[.L5]&amp;&quot; FROM Leaders WHERE Type = 'LEADER_&quot;&amp;UPPER([.L$2])&amp;&quot;';&quot;" office:value-type="string" office:string-value="INSERT INTO Leader_Flavors(FlavorType, LeaderType, Flavor) SELECT 'FLAVOR_DEFENSE', Type, 2 FROM Leaders WHERE Type = 'LEADER_ENRICO_DANDOLO';" calcext:value-type="string">
            <text:p>INSERT INTO Leader_Flavors(FlavorType, LeaderType, Flavor) SELECT 'FLAVOR_DEFENSE', Type, 2 FROM Leaders WHERE Type = 'LEADER_ENRICO_DANDOLO';</text:p>
          </table:table-cell>
          <table:table-cell table:style-name="ce197" table:formula="of:=&quot;INSERT INTO Leader_Flavors(FlavorType, LeaderType, Flavor) SELECT 'FLAVOR_&quot;&amp;UPPER([.$A5])&amp;&quot;', Type, &quot;&amp;[.M5]&amp;&quot; FROM Leaders WHERE Type = 'LEADER_&quot;&amp;UPPER([.M$2])&amp;&quot;';&quot;" office:value-type="string" office:string-value="INSERT INTO Leader_Flavors(FlavorType, LeaderType, Flavor) SELECT 'FLAVOR_DEFENSE', Type, 2 FROM Leaders WHERE Type = 'LEADER_SHAKA';" calcext:value-type="string">
            <text:p>INSERT INTO Leader_Flavors(FlavorType, LeaderType, Flavor) SELECT 'FLAVOR_DEFENSE', Type, 2 FROM Leaders WHERE Type = 'LEADER_SHAKA';</text:p>
          </table:table-cell>
          <table:table-cell table:style-name="ce197" table:formula="of:=&quot;INSERT INTO Leader_Flavors(FlavorType, LeaderType, Flavor) SELECT 'FLAVOR_&quot;&amp;UPPER([.$A5])&amp;&quot;', Type, &quot;&amp;[.N5]&amp;&quot; FROM Leaders WHERE Type = 'LEADER_&quot;&amp;UPPER([.N$2])&amp;&quot;';&quot;" office:value-type="string" office:string-value="INSERT INTO Leader_Flavors(FlavorType, LeaderType, Flavor) SELECT 'FLAVOR_DEFENSE', Type, 2 FROM Leaders WHERE Type = 'LEADER_COALITION';" calcext:value-type="string">
            <text:p>INSERT INTO Leader_Flavors(FlavorType, LeaderType, Flavor) SELECT 'FLAVOR_DEFENSE', Type, 2 FROM Leaders WHERE Type = 'LEADER_COALITION';</text:p>
          </table:table-cell>
          <table:table-cell table:style-name="ce197" table:formula="of:=&quot;INSERT INTO Leader_Flavors(FlavorType, LeaderType, Flavor) SELECT 'FLAVOR_&quot;&amp;UPPER([.$A5])&amp;&quot;', Type, &quot;&amp;[.O5]&amp;&quot; FROM Leaders WHERE Type = 'LEADER_&quot;&amp;UPPER([.O$2])&amp;&quot;';&quot;" office:value-type="string" office:string-value="INSERT INTO Leader_Flavors(FlavorType, LeaderType, Flavor) SELECT 'FLAVOR_DEFENSE', Type, 2 FROM Leaders WHERE Type = 'LEADER_ALEXANDER';" calcext:value-type="string">
            <text:p>INSERT INTO Leader_Flavors(FlavorType, LeaderType, Flavor) SELECT 'FLAVOR_DEFENSE', Type, 2 FROM Leaders WHERE Type = 'LEADER_ALEXANDER';</text:p>
          </table:table-cell>
          <table:table-cell table:style-name="ce197" table:formula="of:=&quot;INSERT INTO Leader_Flavors(FlavorType, LeaderType, Flavor) SELECT 'FLAVOR_&quot;&amp;UPPER([.$A5])&amp;&quot;', Type, &quot;&amp;[.P5]&amp;&quot; FROM Leaders WHERE Type = 'LEADER_&quot;&amp;UPPER([.P$2])&amp;&quot;';&quot;" office:value-type="string" office:string-value="INSERT INTO Leader_Flavors(FlavorType, LeaderType, Flavor) SELECT 'FLAVOR_DEFENSE', Type, 2 FROM Leaders WHERE Type = 'LEADER_BISMARCK';" calcext:value-type="string">
            <text:p>INSERT INTO Leader_Flavors(FlavorType, LeaderType, Flavor) SELECT 'FLAVOR_DEFENSE', Type, 2 FROM Leaders WHERE Type = 'LEADER_BISMARCK';</text:p>
          </table:table-cell>
          <table:table-cell table:style-name="ce197" table:formula="of:=&quot;INSERT INTO Leader_Flavors(FlavorType, LeaderType, Flavor) SELECT 'FLAVOR_&quot;&amp;UPPER([.$A5])&amp;&quot;', Type, &quot;&amp;[.Q5]&amp;&quot; FROM Leaders WHERE Type = 'LEADER_&quot;&amp;UPPER([.Q$2])&amp;&quot;';&quot;" office:value-type="string" office:string-value="INSERT INTO Leader_Flavors(FlavorType, LeaderType, Flavor) SELECT 'FLAVOR_DEFENSE', Type, 2 FROM Leaders WHERE Type = 'LEADER_CATHERINE';" calcext:value-type="string">
            <text:p>INSERT INTO Leader_Flavors(FlavorType, LeaderType, Flavor) SELECT 'FLAVOR_DEFENSE', Type, 2 FROM Leaders WHERE Type = 'LEADER_CATHERINE';</text:p>
          </table:table-cell>
          <table:table-cell table:style-name="ce197" table:formula="of:=&quot;INSERT INTO Leader_Flavors(FlavorType, LeaderType, Flavor) SELECT 'FLAVOR_&quot;&amp;UPPER([.$A5])&amp;&quot;', Type, &quot;&amp;[.R5]&amp;&quot; FROM Leaders WHERE Type = 'LEADER_&quot;&amp;UPPER([.R$2])&amp;&quot;';&quot;" office:value-type="string" office:string-value="INSERT INTO Leader_Flavors(FlavorType, LeaderType, Flavor) SELECT 'FLAVOR_DEFENSE', Type, 2 FROM Leaders WHERE Type = 'LEADER_ELIZABETH';" calcext:value-type="string">
            <text:p>INSERT INTO Leader_Flavors(FlavorType, LeaderType, Flavor) SELECT 'FLAVOR_DEFENSE', Type, 2 FROM Leaders WHERE Type = 'LEADER_ELIZABETH';</text:p>
          </table:table-cell>
          <table:table-cell table:style-name="ce197" table:formula="of:=&quot;INSERT INTO Leader_Flavors(FlavorType, LeaderType, Flavor) SELECT 'FLAVOR_&quot;&amp;UPPER([.$A5])&amp;&quot;', Type, &quot;&amp;[.S5]&amp;&quot; FROM Leaders WHERE Type = 'LEADER_&quot;&amp;UPPER([.S$2])&amp;&quot;';&quot;" office:value-type="string" office:string-value="INSERT INTO Leader_Flavors(FlavorType, LeaderType, Flavor) SELECT 'FLAVOR_DEFENSE', Type, 2 FROM Leaders WHERE Type = 'LEADER_GUSTAVUS_ADOLPHUS';" calcext:value-type="string">
            <text:p>INSERT INTO Leader_Flavors(FlavorType, LeaderType, Flavor) SELECT 'FLAVOR_DEFENSE', Type, 2 FROM Leaders WHERE Type = 'LEADER_GUSTAVUS_ADOLPHUS';</text:p>
          </table:table-cell>
          <table:table-cell table:style-name="ce197" table:formula="of:=&quot;INSERT INTO Leader_Flavors(FlavorType, LeaderType, Flavor) SELECT 'FLAVOR_&quot;&amp;UPPER([.$A5])&amp;&quot;', Type, &quot;&amp;[.T5]&amp;&quot; FROM Leaders WHERE Type = 'LEADER_&quot;&amp;UPPER([.T$2])&amp;&quot;';&quot;" office:value-type="string" office:string-value="INSERT INTO Leader_Flavors(FlavorType, LeaderType, Flavor) SELECT 'FLAVOR_DEFENSE', Type, 2 FROM Leaders WHERE Type = 'LEADER_HIAWATHA';" calcext:value-type="string">
            <text:p>INSERT INTO Leader_Flavors(FlavorType, LeaderType, Flavor) SELECT 'FLAVOR_DEFENSE', Type, 2 FROM Leaders WHERE Type = 'LEADER_HIAWATHA';</text:p>
          </table:table-cell>
          <table:table-cell table:style-name="ce197" table:formula="of:=&quot;INSERT INTO Leader_Flavors(FlavorType, LeaderType, Flavor) SELECT 'FLAVOR_&quot;&amp;UPPER([.$A5])&amp;&quot;', Type, &quot;&amp;[.U5]&amp;&quot; FROM Leaders WHERE Type = 'LEADER_&quot;&amp;UPPER([.U$2])&amp;&quot;';&quot;" office:value-type="string" office:string-value="INSERT INTO Leader_Flavors(FlavorType, LeaderType, Flavor) SELECT 'FLAVOR_DEFENSE', Type, 2 FROM Leaders WHERE Type = 'LEADER_MONTEZUMA';" calcext:value-type="string">
            <text:p>INSERT INTO Leader_Flavors(FlavorType, LeaderType, Flavor) SELECT 'FLAVOR_DEFENSE', Type, 2 FROM Leaders WHERE Type = 'LEADER_MONTEZUMA';</text:p>
          </table:table-cell>
          <table:table-cell table:style-name="ce197" table:formula="of:=&quot;INSERT INTO Leader_Flavors(FlavorType, LeaderType, Flavor) SELECT 'FLAVOR_&quot;&amp;UPPER([.$A5])&amp;&quot;', Type, &quot;&amp;[.V5]&amp;&quot; FROM Leaders WHERE Type = 'LEADER_&quot;&amp;UPPER([.V$2])&amp;&quot;';&quot;" office:value-type="string" office:string-value="INSERT INTO Leader_Flavors(FlavorType, LeaderType, Flavor) SELECT 'FLAVOR_DEFENSE', Type, 2 FROM Leaders WHERE Type = 'LEADER_THEODORA';" calcext:value-type="string">
            <text:p>INSERT INTO Leader_Flavors(FlavorType, LeaderType, Flavor) SELECT 'FLAVOR_DEFENSE', Type, 2 FROM Leaders WHERE Type = 'LEADER_THEODORA';</text:p>
          </table:table-cell>
          <table:table-cell table:style-name="ce197" table:formula="of:=&quot;INSERT INTO Leader_Flavors(FlavorType, LeaderType, Flavor) SELECT 'FLAVOR_&quot;&amp;UPPER([.$A5])&amp;&quot;', Type, &quot;&amp;[.W5]&amp;&quot; FROM Leaders WHERE Type = 'LEADER_&quot;&amp;UPPER([.W$2])&amp;&quot;';&quot;" office:value-type="string" office:string-value="INSERT INTO Leader_Flavors(FlavorType, LeaderType, Flavor) SELECT 'FLAVOR_DEFENSE', Type, 2 FROM Leaders WHERE Type = 'LEADER_GAJAH_MADA';" calcext:value-type="string">
            <text:p>INSERT INTO Leader_Flavors(FlavorType, LeaderType, Flavor) SELECT 'FLAVOR_DEFENSE', Type, 2 FROM Leaders WHERE Type = 'LEADER_GAJAH_MADA';</text:p>
          </table:table-cell>
          <table:table-cell table:style-name="ce197" table:formula="of:=&quot;INSERT INTO Leader_Flavors(FlavorType, LeaderType, Flavor) SELECT 'FLAVOR_&quot;&amp;UPPER([.$A5])&amp;&quot;', Type, &quot;&amp;[.X5]&amp;&quot; FROM Leaders WHERE Type = 'LEADER_&quot;&amp;UPPER([.X$2])&amp;&quot;';&quot;" office:value-type="string" office:string-value="INSERT INTO Leader_Flavors(FlavorType, LeaderType, Flavor) SELECT 'FLAVOR_DEFENSE', Type, 2 FROM Leaders WHERE Type = 'LEADER_CASIMIR';" calcext:value-type="string">
            <text:p>INSERT INTO Leader_Flavors(FlavorType, LeaderType, Flavor) SELECT 'FLAVOR_DEFENSE', Type, 2 FROM Leaders WHERE Type = 'LEADER_CASIMIR';</text:p>
          </table:table-cell>
          <table:table-cell table:style-name="ce197" table:formula="of:=&quot;INSERT INTO Leader_Flavors(FlavorType, LeaderType, Flavor) SELECT 'FLAVOR_&quot;&amp;UPPER([.$A5])&amp;&quot;', Type, &quot;&amp;[.Y5]&amp;&quot; FROM Leaders WHERE Type = 'LEADER_&quot;&amp;UPPER([.Y$2])&amp;&quot;';&quot;" office:value-type="string" office:string-value="INSERT INTO Leader_Flavors(FlavorType, LeaderType, Flavor) SELECT 'FLAVOR_DEFENSE', Type, 2 FROM Leaders WHERE Type = 'LEADER_WU_ZETIAN';" calcext:value-type="string">
            <text:p>INSERT INTO Leader_Flavors(FlavorType, LeaderType, Flavor) SELECT 'FLAVOR_DEFENSE', Type, 2 FROM Leaders WHERE Type = 'LEADER_WU_ZETIAN';</text:p>
          </table:table-cell>
          <table:table-cell table:style-name="ce197" table:formula="of:=&quot;INSERT INTO Leader_Flavors(FlavorType, LeaderType, Flavor) SELECT 'FLAVOR_&quot;&amp;UPPER([.$A5])&amp;&quot;', Type, &quot;&amp;[.Z5]&amp;&quot; FROM Leaders WHERE Type = 'LEADER_&quot;&amp;UPPER([.Z$2])&amp;&quot;';&quot;" office:value-type="string" office:string-value="INSERT INTO Leader_Flavors(FlavorType, LeaderType, Flavor) SELECT 'FLAVOR_DEFENSE', Type, 4 FROM Leaders WHERE Type = 'LEADER_DIPLOMAT';" calcext:value-type="string">
            <text:p>INSERT INTO Leader_Flavors(FlavorType, LeaderType, Flavor) SELECT 'FLAVOR_DEFENSE', Type, 4 FROM Leaders WHERE Type = 'LEADER_DIPLOMAT';</text:p>
          </table:table-cell>
          <table:table-cell table:style-name="ce197" table:formula="of:=&quot;INSERT INTO Leader_Flavors(FlavorType, LeaderType, Flavor) SELECT 'FLAVOR_&quot;&amp;UPPER([.$A5])&amp;&quot;', Type, &quot;&amp;[.AA5]&amp;&quot; FROM Leaders WHERE Type = 'LEADER_&quot;&amp;UPPER([.AA$2])&amp;&quot;';&quot;" office:value-type="string" office:string-value="INSERT INTO Leader_Flavors(FlavorType, LeaderType, Flavor) SELECT 'FLAVOR_DEFENSE', Type, 4 FROM Leaders WHERE Type = 'LEADER_GANDHI';" calcext:value-type="string">
            <text:p>INSERT INTO Leader_Flavors(FlavorType, LeaderType, Flavor) SELECT 'FLAVOR_DEFENSE', Type, 4 FROM Leaders WHERE Type = 'LEADER_GANDHI';</text:p>
          </table:table-cell>
          <table:table-cell table:style-name="ce197" table:formula="of:=&quot;INSERT INTO Leader_Flavors(FlavorType, LeaderType, Flavor) SELECT 'FLAVOR_&quot;&amp;UPPER([.$A5])&amp;&quot;', Type, &quot;&amp;[.AB5]&amp;&quot; FROM Leaders WHERE Type = 'LEADER_&quot;&amp;UPPER([.AB$2])&amp;&quot;';&quot;" office:value-type="string" office:string-value="INSERT INTO Leader_Flavors(FlavorType, LeaderType, Flavor) SELECT 'FLAVOR_DEFENSE', Type, 4 FROM Leaders WHERE Type = 'LEADER_SELASSIE';" calcext:value-type="string">
            <text:p>INSERT INTO Leader_Flavors(FlavorType, LeaderType, Flavor) SELECT 'FLAVOR_DEFENSE', Type, 4 FROM Leaders WHERE Type = 'LEADER_SELASSIE';</text:p>
          </table:table-cell>
          <table:table-cell table:style-name="ce197" table:formula="of:=&quot;INSERT INTO Leader_Flavors(FlavorType, LeaderType, Flavor) SELECT 'FLAVOR_&quot;&amp;UPPER([.$A5])&amp;&quot;', Type, &quot;&amp;[.AC5]&amp;&quot; FROM Leaders WHERE Type = 'LEADER_&quot;&amp;UPPER([.AC$2])&amp;&quot;';&quot;" office:value-type="string" office:string-value="INSERT INTO Leader_Flavors(FlavorType, LeaderType, Flavor) SELECT 'FLAVOR_DEFENSE', Type, 4 FROM Leaders WHERE Type = 'LEADER_KAMEHAMEHA';" calcext:value-type="string">
            <text:p>INSERT INTO Leader_Flavors(FlavorType, LeaderType, Flavor) SELECT 'FLAVOR_DEFENSE', Type, 4 FROM Leaders WHERE Type = 'LEADER_KAMEHAMEHA';</text:p>
          </table:table-cell>
          <table:table-cell table:style-name="ce197" table:formula="of:=&quot;INSERT INTO Leader_Flavors(FlavorType, LeaderType, Flavor) SELECT 'FLAVOR_&quot;&amp;UPPER([.$A5])&amp;&quot;', Type, &quot;&amp;[.AD5]&amp;&quot; FROM Leaders WHERE Type = 'LEADER_&quot;&amp;UPPER([.AD$2])&amp;&quot;';&quot;" office:value-type="string" office:string-value="INSERT INTO Leader_Flavors(FlavorType, LeaderType, Flavor) SELECT 'FLAVOR_DEFENSE', Type, 4 FROM Leaders WHERE Type = 'LEADER_MARIA_I';" calcext:value-type="string">
            <text:p>INSERT INTO Leader_Flavors(FlavorType, LeaderType, Flavor) SELECT 'FLAVOR_DEFENSE', Type, 4 FROM Leaders WHERE Type = 'LEADER_MARIA_I';</text:p>
          </table:table-cell>
          <table:table-cell table:style-name="ce197" table:formula="of:=&quot;INSERT INTO Leader_Flavors(FlavorType, LeaderType, Flavor) SELECT 'FLAVOR_&quot;&amp;UPPER([.$A5])&amp;&quot;', Type, &quot;&amp;[.AE5]&amp;&quot; FROM Leaders WHERE Type = 'LEADER_&quot;&amp;UPPER([.AE$2])&amp;&quot;';&quot;" office:value-type="string" office:string-value="INSERT INTO Leader_Flavors(FlavorType, LeaderType, Flavor) SELECT 'FLAVOR_DEFENSE', Type, 4 FROM Leaders WHERE Type = 'LEADER_PACHACUTI';" calcext:value-type="string">
            <text:p>INSERT INTO Leader_Flavors(FlavorType, LeaderType, Flavor) SELECT 'FLAVOR_DEFENSE', Type, 4 FROM Leaders WHERE Type = 'LEADER_PACHACUTI';</text:p>
          </table:table-cell>
          <table:table-cell table:style-name="ce197" table:formula="of:=&quot;INSERT INTO Leader_Flavors(FlavorType, LeaderType, Flavor) SELECT 'FLAVOR_&quot;&amp;UPPER([.$A5])&amp;&quot;', Type, &quot;&amp;[.AF5]&amp;&quot; FROM Leaders WHERE Type = 'LEADER_&quot;&amp;UPPER([.AF$2])&amp;&quot;';&quot;" office:value-type="string" office:string-value="INSERT INTO Leader_Flavors(FlavorType, LeaderType, Flavor) SELECT 'FLAVOR_DEFENSE', Type, 4 FROM Leaders WHERE Type = 'LEADER_RAMESSES';" calcext:value-type="string">
            <text:p>INSERT INTO Leader_Flavors(FlavorType, LeaderType, Flavor) SELECT 'FLAVOR_DEFENSE', Type, 4 FROM Leaders WHERE Type = 'LEADER_RAMESSES';</text:p>
          </table:table-cell>
          <table:table-cell table:style-name="ce197" table:formula="of:=&quot;INSERT INTO Leader_Flavors(FlavorType, LeaderType, Flavor) SELECT 'FLAVOR_&quot;&amp;UPPER([.$A5])&amp;&quot;', Type, &quot;&amp;[.AG5]&amp;&quot; FROM Leaders WHERE Type = 'LEADER_&quot;&amp;UPPER([.AG$2])&amp;&quot;';&quot;" office:value-type="string" office:string-value="INSERT INTO Leader_Flavors(FlavorType, LeaderType, Flavor) SELECT 'FLAVOR_DEFENSE', Type, 4 FROM Leaders WHERE Type = 'LEADER_RAMKHAMHAENG';" calcext:value-type="string">
            <text:p>INSERT INTO Leader_Flavors(FlavorType, LeaderType, Flavor) SELECT 'FLAVOR_DEFENSE', Type, 4 FROM Leaders WHERE Type = 'LEADER_RAMKHAMHAENG';</text:p>
          </table:table-cell>
          <table:table-cell table:style-name="ce197" table:formula="of:=&quot;INSERT INTO Leader_Flavors(FlavorType, LeaderType, Flavor) SELECT 'FLAVOR_&quot;&amp;UPPER([.$A5])&amp;&quot;', Type, &quot;&amp;[.AH5]&amp;&quot; FROM Leaders WHERE Type = 'LEADER_&quot;&amp;UPPER([.AH$2])&amp;&quot;';&quot;" office:value-type="string" office:string-value="INSERT INTO Leader_Flavors(FlavorType, LeaderType, Flavor) SELECT 'FLAVOR_DEFENSE', Type, 4 FROM Leaders WHERE Type = 'LEADER_PEDRO';" calcext:value-type="string">
            <text:p>INSERT INTO Leader_Flavors(FlavorType, LeaderType, Flavor) SELECT 'FLAVOR_DEFENSE', Type, 4 FROM Leaders WHERE Type = 'LEADER_PEDRO';</text:p>
          </table:table-cell>
          <table:table-cell table:style-name="ce197" table:formula="of:=&quot;INSERT INTO Leader_Flavors(FlavorType, LeaderType, Flavor) SELECT 'FLAVOR_&quot;&amp;UPPER([.$A5])&amp;&quot;', Type, &quot;&amp;[.AI5]&amp;&quot; FROM Leaders WHERE Type = 'LEADER_&quot;&amp;UPPER([.AI$2])&amp;&quot;';&quot;" office:value-type="string" office:string-value="INSERT INTO Leader_Flavors(FlavorType, LeaderType, Flavor) SELECT 'FLAVOR_DEFENSE', Type, 4 FROM Leaders WHERE Type = 'LEADER_AHMAD_ALMANSUR';" calcext:value-type="string">
            <text:p>INSERT INTO Leader_Flavors(FlavorType, LeaderType, Flavor) SELECT 'FLAVOR_DEFENSE', Type, 4 FROM Leaders WHERE Type = 'LEADER_AHMAD_ALMANSUR';</text:p>
          </table:table-cell>
          <table:table-cell table:style-name="ce197" table:formula="of:=&quot;INSERT INTO Leader_Flavors(FlavorType, LeaderType, Flavor) SELECT 'FLAVOR_&quot;&amp;UPPER([.$A5])&amp;&quot;', Type, &quot;&amp;[.AJ5]&amp;&quot; FROM Leaders WHERE Type = 'LEADER_&quot;&amp;UPPER([.AJ$2])&amp;&quot;';&quot;" office:value-type="string" office:string-value="INSERT INTO Leader_Flavors(FlavorType, LeaderType, Flavor) SELECT 'FLAVOR_DEFENSE', Type, 4 FROM Leaders WHERE Type = 'LEADER_SEJONG';" calcext:value-type="string">
            <text:p>INSERT INTO Leader_Flavors(FlavorType, LeaderType, Flavor) SELECT 'FLAVOR_DEFENSE', Type, 4 FROM Leaders WHERE Type = 'LEADER_SEJONG';</text:p>
          </table:table-cell>
          <table:table-cell table:style-name="ce197" table:formula="of:=&quot;INSERT INTO Leader_Flavors(FlavorType, LeaderType, Flavor) SELECT 'FLAVOR_&quot;&amp;UPPER([.$A5])&amp;&quot;', Type, &quot;&amp;[.AK5]&amp;&quot; FROM Leaders WHERE Type = 'LEADER_&quot;&amp;UPPER([.AK$2])&amp;&quot;';&quot;" office:value-type="string" office:string-value="INSERT INTO Leader_Flavors(FlavorType, LeaderType, Flavor) SELECT 'FLAVOR_DEFENSE', Type, 4 FROM Leaders WHERE Type = 'LEADER_EXPANSIONIST';" calcext:value-type="string">
            <text:p>INSERT INTO Leader_Flavors(FlavorType, LeaderType, Flavor) SELECT 'FLAVOR_DEFENSE', Type, 4 FROM Leaders WHERE Type = 'LEADER_EXPANSIONIST';</text:p>
          </table:table-cell>
          <table:table-cell table:style-name="ce197" table:formula="of:=&quot;INSERT INTO Leader_Flavors(FlavorType, LeaderType, Flavor) SELECT 'FLAVOR_&quot;&amp;UPPER([.$A5])&amp;&quot;', Type, &quot;&amp;[.AL5]&amp;&quot; FROM Leaders WHERE Type = 'LEADER_&quot;&amp;UPPER([.AL$2])&amp;&quot;';&quot;" office:value-type="string" office:string-value="INSERT INTO Leader_Flavors(FlavorType, LeaderType, Flavor) SELECT 'FLAVOR_DEFENSE', Type, 4 FROM Leaders WHERE Type = 'LEADER_BOUDICCA';" calcext:value-type="string">
            <text:p>INSERT INTO Leader_Flavors(FlavorType, LeaderType, Flavor) SELECT 'FLAVOR_DEFENSE', Type, 4 FROM Leaders WHERE Type = 'LEADER_BOUDICCA';</text:p>
          </table:table-cell>
          <table:table-cell table:style-name="ce197" table:formula="of:=&quot;INSERT INTO Leader_Flavors(FlavorType, LeaderType, Flavor) SELECT 'FLAVOR_&quot;&amp;UPPER([.$A5])&amp;&quot;', Type, &quot;&amp;[.AM5]&amp;&quot; FROM Leaders WHERE Type = 'LEADER_&quot;&amp;UPPER([.AM$2])&amp;&quot;';&quot;" office:value-type="string" office:string-value="INSERT INTO Leader_Flavors(FlavorType, LeaderType, Flavor) SELECT 'FLAVOR_DEFENSE', Type, 4 FROM Leaders WHERE Type = 'LEADER_DARIUS';" calcext:value-type="string">
            <text:p>INSERT INTO Leader_Flavors(FlavorType, LeaderType, Flavor) SELECT 'FLAVOR_DEFENSE', Type, 4 FROM Leaders WHERE Type = 'LEADER_DARIUS';</text:p>
          </table:table-cell>
          <table:table-cell table:style-name="ce197" table:formula="of:=&quot;INSERT INTO Leader_Flavors(FlavorType, LeaderType, Flavor) SELECT 'FLAVOR_&quot;&amp;UPPER([.$A5])&amp;&quot;', Type, &quot;&amp;[.AN5]&amp;&quot; FROM Leaders WHERE Type = 'LEADER_&quot;&amp;UPPER([.AN$2])&amp;&quot;';&quot;" office:value-type="string" office:string-value="INSERT INTO Leader_Flavors(FlavorType, LeaderType, Flavor) SELECT 'FLAVOR_DEFENSE', Type, 4 FROM Leaders WHERE Type = 'LEADER_DIDO';" calcext:value-type="string">
            <text:p>INSERT INTO Leader_Flavors(FlavorType, LeaderType, Flavor) SELECT 'FLAVOR_DEFENSE', Type, 4 FROM Leaders WHERE Type = 'LEADER_DIDO';</text:p>
          </table:table-cell>
          <table:table-cell table:style-name="ce197" table:formula="of:=&quot;INSERT INTO Leader_Flavors(FlavorType, LeaderType, Flavor) SELECT 'FLAVOR_&quot;&amp;UPPER([.$A5])&amp;&quot;', Type, &quot;&amp;[.AO5]&amp;&quot; FROM Leaders WHERE Type = 'LEADER_&quot;&amp;UPPER([.AO$2])&amp;&quot;';&quot;" office:value-type="string" office:string-value="INSERT INTO Leader_Flavors(FlavorType, LeaderType, Flavor) SELECT 'FLAVOR_DEFENSE', Type, 4 FROM Leaders WHERE Type = 'LEADER_HARUN_AL_RASHID';" calcext:value-type="string">
            <text:p>INSERT INTO Leader_Flavors(FlavorType, LeaderType, Flavor) SELECT 'FLAVOR_DEFENSE', Type, 4 FROM Leaders WHERE Type = 'LEADER_HARUN_AL_RASHID';</text:p>
          </table:table-cell>
          <table:table-cell table:style-name="ce197" table:formula="of:=&quot;INSERT INTO Leader_Flavors(FlavorType, LeaderType, Flavor) SELECT 'FLAVOR_&quot;&amp;UPPER([.$A5])&amp;&quot;', Type, &quot;&amp;[.AP5]&amp;&quot; FROM Leaders WHERE Type = 'LEADER_&quot;&amp;UPPER([.AP$2])&amp;&quot;';&quot;" office:value-type="string" office:string-value="INSERT INTO Leader_Flavors(FlavorType, LeaderType, Flavor) SELECT 'FLAVOR_DEFENSE', Type, 4 FROM Leaders WHERE Type = 'LEADER_NEBUCHADNEZZAR';" calcext:value-type="string">
            <text:p>INSERT INTO Leader_Flavors(FlavorType, LeaderType, Flavor) SELECT 'FLAVOR_DEFENSE', Type, 4 FROM Leaders WHERE Type = 'LEADER_NEBUCHADNEZZAR';</text:p>
          </table:table-cell>
          <table:table-cell table:style-name="ce197" table:formula="of:=&quot;INSERT INTO Leader_Flavors(FlavorType, LeaderType, Flavor) SELECT 'FLAVOR_&quot;&amp;UPPER([.$A5])&amp;&quot;', Type, &quot;&amp;[.AQ5]&amp;&quot; FROM Leaders WHERE Type = 'LEADER_&quot;&amp;UPPER([.AQ$2])&amp;&quot;';&quot;" office:value-type="string" office:string-value="INSERT INTO Leader_Flavors(FlavorType, LeaderType, Flavor) SELECT 'FLAVOR_DEFENSE', Type, 4 FROM Leaders WHERE Type = 'LEADER_PACAL';" calcext:value-type="string">
            <text:p>INSERT INTO Leader_Flavors(FlavorType, LeaderType, Flavor) SELECT 'FLAVOR_DEFENSE', Type, 4 FROM Leaders WHERE Type = 'LEADER_PACAL';</text:p>
          </table:table-cell>
          <table:table-cell table:style-name="ce197" table:formula="of:=&quot;INSERT INTO Leader_Flavors(FlavorType, LeaderType, Flavor) SELECT 'FLAVOR_&quot;&amp;UPPER([.$A5])&amp;&quot;', Type, &quot;&amp;[.AR5]&amp;&quot; FROM Leaders WHERE Type = 'LEADER_&quot;&amp;UPPER([.AR$2])&amp;&quot;';&quot;" office:value-type="string" office:string-value="INSERT INTO Leader_Flavors(FlavorType, LeaderType, Flavor) SELECT 'FLAVOR_DEFENSE', Type, 4 FROM Leaders WHERE Type = 'LEADER_SULEIMAN';" calcext:value-type="string">
            <text:p>INSERT INTO Leader_Flavors(FlavorType, LeaderType, Flavor) SELECT 'FLAVOR_DEFENSE', Type, 4 FROM Leaders WHERE Type = 'LEADER_SULEIMAN';</text:p>
          </table:table-cell>
          <table:table-cell table:style-name="ce197" table:formula="of:=&quot;INSERT INTO Leader_Flavors(FlavorType, LeaderType, Flavor) SELECT 'FLAVOR_&quot;&amp;UPPER([.$A5])&amp;&quot;', Type, &quot;&amp;[.AS5]&amp;&quot; FROM Leaders WHERE Type = 'LEADER_&quot;&amp;UPPER([.AS$2])&amp;&quot;';&quot;" office:value-type="string" office:string-value="INSERT INTO Leader_Flavors(FlavorType, LeaderType, Flavor) SELECT 'FLAVOR_DEFENSE', Type, 4 FROM Leaders WHERE Type = 'LEADER_WASHINGTON';" calcext:value-type="string">
            <text:p>INSERT INTO Leader_Flavors(FlavorType, LeaderType, Flavor) SELECT 'FLAVOR_DEFENSE', Type, 4 FROM Leaders WHERE Type = 'LEADER_WASHINGTON';</text:p>
          </table:table-cell>
          <table:table-cell table:style-name="ce197" table:formula="of:=&quot;INSERT INTO Leader_Flavors(FlavorType, LeaderType, Flavor) SELECT 'FLAVOR_&quot;&amp;UPPER([.$A5])&amp;&quot;', Type, &quot;&amp;[.AT5]&amp;&quot; FROM Leaders WHERE Type = 'LEADER_&quot;&amp;UPPER([.AT$2])&amp;&quot;';&quot;" office:value-type="string" office:string-value="INSERT INTO Leader_Flavors(FlavorType, LeaderType, Flavor) SELECT 'FLAVOR_DEFENSE', Type, 4 FROM Leaders WHERE Type = 'LEADER_MARIA';" calcext:value-type="string">
            <text:p>INSERT INTO Leader_Flavors(FlavorType, LeaderType, Flavor) SELECT 'FLAVOR_DEFENSE', Type, 4 FROM Leaders WHERE Type = 'LEADER_MARIA';</text:p>
          </table:table-cell>
          <table:table-cell table:style-name="ce197" table:formula="of:=&quot;INSERT INTO Leader_Flavors(FlavorType, LeaderType, Flavor) SELECT 'FLAVOR_&quot;&amp;UPPER([.$A5])&amp;&quot;', Type, &quot;&amp;[.AU5]&amp;&quot; FROM Leaders WHERE Type = 'LEADER_&quot;&amp;UPPER([.AU$2])&amp;&quot;';&quot;" office:value-type="string" office:string-value="INSERT INTO Leader_Flavors(FlavorType, LeaderType, Flavor) SELECT 'FLAVOR_DEFENSE', Type, 4 FROM Leaders WHERE Type = 'LEADER_POCATELLO';" calcext:value-type="string">
            <text:p>INSERT INTO Leader_Flavors(FlavorType, LeaderType, Flavor) SELECT 'FLAVOR_DEFENSE', Type, 4 FROM Leaders WHERE Type = 'LEADER_POCATELLO';</text:p>
          </table:table-cell>
          <table:table-cell table:style-name="ce197" table:formula="of:=&quot;INSERT INTO Leader_Flavors(FlavorType, LeaderType, Flavor) SELECT 'FLAVOR_&quot;&amp;UPPER([.$A5])&amp;&quot;', Type, &quot;&amp;[.AV5]&amp;&quot; FROM Leaders WHERE Type = 'LEADER_&quot;&amp;UPPER([.AV$2])&amp;&quot;';&quot;" office:value-type="string" office:string-value="INSERT INTO Leader_Flavors(FlavorType, LeaderType, Flavor) SELECT 'FLAVOR_DEFENSE', Type, 4 FROM Leaders WHERE Type = 'LEADER_WILLIAM';" calcext:value-type="string">
            <text:p>INSERT INTO Leader_Flavors(FlavorType, LeaderType, Flavor) SELECT 'FLAVOR_DEFENSE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6])&amp;&quot;', Type, &quot;&amp;[.C6]&amp;&quot; FROM Leaders WHERE Type = 'LEADER_&quot;&amp;UPPER([.C$2])&amp;&quot;';&quot;" office:value-type="string" office:string-value="INSERT INTO Leader_Flavors(FlavorType, LeaderType, Flavor) SELECT 'FLAVOR_SOLDIER', Type, 4 FROM Leaders WHERE Type = 'LEADER_ASHURBANIPAL';" calcext:value-type="string">
            <text:p>INSERT INTO Leader_Flavors(FlavorType, LeaderType, Flavor) SELECT 'FLAVOR_SOLDIER', Type, 4 FROM Leaders WHERE Type = 'LEADER_ASHURBANIPAL';</text:p>
          </table:table-cell>
          <table:table-cell table:style-name="ce197" table:formula="of:=&quot;INSERT INTO Leader_Flavors(FlavorType, LeaderType, Flavor) SELECT 'FLAVOR_&quot;&amp;UPPER([.$A6])&amp;&quot;', Type, &quot;&amp;[.D6]&amp;&quot; FROM Leaders WHERE Type = 'LEADER_&quot;&amp;UPPER([.D$2])&amp;&quot;';&quot;" office:value-type="string" office:string-value="INSERT INTO Leader_Flavors(FlavorType, LeaderType, Flavor) SELECT 'FLAVOR_SOLDIER', Type, 4 FROM Leaders WHERE Type = 'LEADER_ASKIA';" calcext:value-type="string">
            <text:p>INSERT INTO Leader_Flavors(FlavorType, LeaderType, Flavor) SELECT 'FLAVOR_SOLDIER', Type, 4 FROM Leaders WHERE Type = 'LEADER_ASKIA';</text:p>
          </table:table-cell>
          <table:table-cell table:style-name="ce197" table:formula="of:=&quot;INSERT INTO Leader_Flavors(FlavorType, LeaderType, Flavor) SELECT 'FLAVOR_&quot;&amp;UPPER([.$A6])&amp;&quot;', Type, &quot;&amp;[.E6]&amp;&quot; FROM Leaders WHERE Type = 'LEADER_&quot;&amp;UPPER([.E$2])&amp;&quot;';&quot;" office:value-type="string" office:string-value="INSERT INTO Leader_Flavors(FlavorType, LeaderType, Flavor) SELECT 'FLAVOR_SOLDIER', Type, 4 FROM Leaders WHERE Type = 'LEADER_ATTILA';" calcext:value-type="string">
            <text:p>INSERT INTO Leader_Flavors(FlavorType, LeaderType, Flavor) SELECT 'FLAVOR_SOLDIER', Type, 4 FROM Leaders WHERE Type = 'LEADER_ATTILA';</text:p>
          </table:table-cell>
          <table:table-cell table:style-name="ce197" table:formula="of:=&quot;INSERT INTO Leader_Flavors(FlavorType, LeaderType, Flavor) SELECT 'FLAVOR_&quot;&amp;UPPER([.$A6])&amp;&quot;', Type, &quot;&amp;[.F6]&amp;&quot; FROM Leaders WHERE Type = 'LEADER_&quot;&amp;UPPER([.F$2])&amp;&quot;';&quot;" office:value-type="string" office:string-value="INSERT INTO Leader_Flavors(FlavorType, LeaderType, Flavor) SELECT 'FLAVOR_SOLDIER', Type, 4 FROM Leaders WHERE Type = 'LEADER_AUGUSTUS';" calcext:value-type="string">
            <text:p>INSERT INTO Leader_Flavors(FlavorType, LeaderType, Flavor) SELECT 'FLAVOR_SOLDIER', Type, 4 FROM Leaders WHERE Type = 'LEADER_AUGUSTUS';</text:p>
          </table:table-cell>
          <table:table-cell table:style-name="ce197" table:formula="of:=&quot;INSERT INTO Leader_Flavors(FlavorType, LeaderType, Flavor) SELECT 'FLAVOR_&quot;&amp;UPPER([.$A6])&amp;&quot;', Type, &quot;&amp;[.G6]&amp;&quot; FROM Leaders WHERE Type = 'LEADER_&quot;&amp;UPPER([.G$2])&amp;&quot;';&quot;" office:value-type="string" office:string-value="INSERT INTO Leader_Flavors(FlavorType, LeaderType, Flavor) SELECT 'FLAVOR_SOLDIER', Type, 4 FROM Leaders WHERE Type = 'LEADER_GENGHIS_KHAN';" calcext:value-type="string">
            <text:p>INSERT INTO Leader_Flavors(FlavorType, LeaderType, Flavor) SELECT 'FLAVOR_SOLDIER', Type, 4 FROM Leaders WHERE Type = 'LEADER_GENGHIS_KHAN';</text:p>
          </table:table-cell>
          <table:table-cell table:style-name="ce197" table:formula="of:=&quot;INSERT INTO Leader_Flavors(FlavorType, LeaderType, Flavor) SELECT 'FLAVOR_&quot;&amp;UPPER([.$A6])&amp;&quot;', Type, &quot;&amp;[.H6]&amp;&quot; FROM Leaders WHERE Type = 'LEADER_&quot;&amp;UPPER([.H$2])&amp;&quot;';&quot;" office:value-type="string" office:string-value="INSERT INTO Leader_Flavors(FlavorType, LeaderType, Flavor) SELECT 'FLAVOR_SOLDIER', Type, 4 FROM Leaders WHERE Type = 'LEADER_HARALD';" calcext:value-type="string">
            <text:p>INSERT INTO Leader_Flavors(FlavorType, LeaderType, Flavor) SELECT 'FLAVOR_SOLDIER', Type, 4 FROM Leaders WHERE Type = 'LEADER_HARALD';</text:p>
          </table:table-cell>
          <table:table-cell table:style-name="ce197" table:formula="of:=&quot;INSERT INTO Leader_Flavors(FlavorType, LeaderType, Flavor) SELECT 'FLAVOR_&quot;&amp;UPPER([.$A6])&amp;&quot;', Type, &quot;&amp;[.I6]&amp;&quot; FROM Leaders WHERE Type = 'LEADER_&quot;&amp;UPPER([.I$2])&amp;&quot;';&quot;" office:value-type="string" office:string-value="INSERT INTO Leader_Flavors(FlavorType, LeaderType, Flavor) SELECT 'FLAVOR_SOLDIER', Type, 4 FROM Leaders WHERE Type = 'LEADER_ISABELLA';" calcext:value-type="string">
            <text:p>INSERT INTO Leader_Flavors(FlavorType, LeaderType, Flavor) SELECT 'FLAVOR_SOLDIER', Type, 4 FROM Leaders WHERE Type = 'LEADER_ISABELLA';</text:p>
          </table:table-cell>
          <table:table-cell table:style-name="ce197" table:formula="of:=&quot;INSERT INTO Leader_Flavors(FlavorType, LeaderType, Flavor) SELECT 'FLAVOR_&quot;&amp;UPPER([.$A6])&amp;&quot;', Type, &quot;&amp;[.J6]&amp;&quot; FROM Leaders WHERE Type = 'LEADER_&quot;&amp;UPPER([.J$2])&amp;&quot;';&quot;" office:value-type="string" office:string-value="INSERT INTO Leader_Flavors(FlavorType, LeaderType, Flavor) SELECT 'FLAVOR_SOLDIER', Type, 4 FROM Leaders WHERE Type = 'LEADER_NAPOLEON';" calcext:value-type="string">
            <text:p>INSERT INTO Leader_Flavors(FlavorType, LeaderType, Flavor) SELECT 'FLAVOR_SOLDIER', Type, 4 FROM Leaders WHERE Type = 'LEADER_NAPOLEON';</text:p>
          </table:table-cell>
          <table:table-cell table:style-name="ce197" table:formula="of:=&quot;INSERT INTO Leader_Flavors(FlavorType, LeaderType, Flavor) SELECT 'FLAVOR_&quot;&amp;UPPER([.$A6])&amp;&quot;', Type, &quot;&amp;[.K6]&amp;&quot; FROM Leaders WHERE Type = 'LEADER_&quot;&amp;UPPER([.K$2])&amp;&quot;';&quot;" office:value-type="string" office:string-value="INSERT INTO Leader_Flavors(FlavorType, LeaderType, Flavor) SELECT 'FLAVOR_SOLDIER', Type, 4 FROM Leaders WHERE Type = 'LEADER_ODA_NOBUNAGA';" calcext:value-type="string">
            <text:p>INSERT INTO Leader_Flavors(FlavorType, LeaderType, Flavor) SELECT 'FLAVOR_SOLDIER', Type, 4 FROM Leaders WHERE Type = 'LEADER_ODA_NOBUNAGA';</text:p>
          </table:table-cell>
          <table:table-cell table:style-name="ce197" table:formula="of:=&quot;INSERT INTO Leader_Flavors(FlavorType, LeaderType, Flavor) SELECT 'FLAVOR_&quot;&amp;UPPER([.$A6])&amp;&quot;', Type, &quot;&amp;[.L6]&amp;&quot; FROM Leaders WHERE Type = 'LEADER_&quot;&amp;UPPER([.L$2])&amp;&quot;';&quot;" office:value-type="string" office:string-value="INSERT INTO Leader_Flavors(FlavorType, LeaderType, Flavor) SELECT 'FLAVOR_SOLDIER', Type, 4 FROM Leaders WHERE Type = 'LEADER_ENRICO_DANDOLO';" calcext:value-type="string">
            <text:p>INSERT INTO Leader_Flavors(FlavorType, LeaderType, Flavor) SELECT 'FLAVOR_SOLDIER', Type, 4 FROM Leaders WHERE Type = 'LEADER_ENRICO_DANDOLO';</text:p>
          </table:table-cell>
          <table:table-cell table:style-name="ce197" table:formula="of:=&quot;INSERT INTO Leader_Flavors(FlavorType, LeaderType, Flavor) SELECT 'FLAVOR_&quot;&amp;UPPER([.$A6])&amp;&quot;', Type, &quot;&amp;[.M6]&amp;&quot; FROM Leaders WHERE Type = 'LEADER_&quot;&amp;UPPER([.M$2])&amp;&quot;';&quot;" office:value-type="string" office:string-value="INSERT INTO Leader_Flavors(FlavorType, LeaderType, Flavor) SELECT 'FLAVOR_SOLDIER', Type, 4 FROM Leaders WHERE Type = 'LEADER_SHAKA';" calcext:value-type="string">
            <text:p>INSERT INTO Leader_Flavors(FlavorType, LeaderType, Flavor) SELECT 'FLAVOR_SOLDIER', Type, 4 FROM Leaders WHERE Type = 'LEADER_SHAKA';</text:p>
          </table:table-cell>
          <table:table-cell table:style-name="ce197" table:formula="of:=&quot;INSERT INTO Leader_Flavors(FlavorType, LeaderType, Flavor) SELECT 'FLAVOR_&quot;&amp;UPPER([.$A6])&amp;&quot;', Type, &quot;&amp;[.N6]&amp;&quot; FROM Leaders WHERE Type = 'LEADER_&quot;&amp;UPPER([.N$2])&amp;&quot;';&quot;" office:value-type="string" office:string-value="INSERT INTO Leader_Flavors(FlavorType, LeaderType, Flavor) SELECT 'FLAVOR_SOLDIER', Type, 4 FROM Leaders WHERE Type = 'LEADER_COALITION';" calcext:value-type="string">
            <text:p>INSERT INTO Leader_Flavors(FlavorType, LeaderType, Flavor) SELECT 'FLAVOR_SOLDIER', Type, 4 FROM Leaders WHERE Type = 'LEADER_COALITION';</text:p>
          </table:table-cell>
          <table:table-cell table:style-name="ce197" table:formula="of:=&quot;INSERT INTO Leader_Flavors(FlavorType, LeaderType, Flavor) SELECT 'FLAVOR_&quot;&amp;UPPER([.$A6])&amp;&quot;', Type, &quot;&amp;[.O6]&amp;&quot; FROM Leaders WHERE Type = 'LEADER_&quot;&amp;UPPER([.O$2])&amp;&quot;';&quot;" office:value-type="string" office:string-value="INSERT INTO Leader_Flavors(FlavorType, LeaderType, Flavor) SELECT 'FLAVOR_SOLDIER', Type, 4 FROM Leaders WHERE Type = 'LEADER_ALEXANDER';" calcext:value-type="string">
            <text:p>INSERT INTO Leader_Flavors(FlavorType, LeaderType, Flavor) SELECT 'FLAVOR_SOLDIER', Type, 4 FROM Leaders WHERE Type = 'LEADER_ALEXANDER';</text:p>
          </table:table-cell>
          <table:table-cell table:style-name="ce197" table:formula="of:=&quot;INSERT INTO Leader_Flavors(FlavorType, LeaderType, Flavor) SELECT 'FLAVOR_&quot;&amp;UPPER([.$A6])&amp;&quot;', Type, &quot;&amp;[.P6]&amp;&quot; FROM Leaders WHERE Type = 'LEADER_&quot;&amp;UPPER([.P$2])&amp;&quot;';&quot;" office:value-type="string" office:string-value="INSERT INTO Leader_Flavors(FlavorType, LeaderType, Flavor) SELECT 'FLAVOR_SOLDIER', Type, 4 FROM Leaders WHERE Type = 'LEADER_BISMARCK';" calcext:value-type="string">
            <text:p>INSERT INTO Leader_Flavors(FlavorType, LeaderType, Flavor) SELECT 'FLAVOR_SOLDIER', Type, 4 FROM Leaders WHERE Type = 'LEADER_BISMARCK';</text:p>
          </table:table-cell>
          <table:table-cell table:style-name="ce197" table:formula="of:=&quot;INSERT INTO Leader_Flavors(FlavorType, LeaderType, Flavor) SELECT 'FLAVOR_&quot;&amp;UPPER([.$A6])&amp;&quot;', Type, &quot;&amp;[.Q6]&amp;&quot; FROM Leaders WHERE Type = 'LEADER_&quot;&amp;UPPER([.Q$2])&amp;&quot;';&quot;" office:value-type="string" office:string-value="INSERT INTO Leader_Flavors(FlavorType, LeaderType, Flavor) SELECT 'FLAVOR_SOLDIER', Type, 4 FROM Leaders WHERE Type = 'LEADER_CATHERINE';" calcext:value-type="string">
            <text:p>INSERT INTO Leader_Flavors(FlavorType, LeaderType, Flavor) SELECT 'FLAVOR_SOLDIER', Type, 4 FROM Leaders WHERE Type = 'LEADER_CATHERINE';</text:p>
          </table:table-cell>
          <table:table-cell table:style-name="ce197" table:formula="of:=&quot;INSERT INTO Leader_Flavors(FlavorType, LeaderType, Flavor) SELECT 'FLAVOR_&quot;&amp;UPPER([.$A6])&amp;&quot;', Type, &quot;&amp;[.R6]&amp;&quot; FROM Leaders WHERE Type = 'LEADER_&quot;&amp;UPPER([.R$2])&amp;&quot;';&quot;" office:value-type="string" office:string-value="INSERT INTO Leader_Flavors(FlavorType, LeaderType, Flavor) SELECT 'FLAVOR_SOLDIER', Type, 4 FROM Leaders WHERE Type = 'LEADER_ELIZABETH';" calcext:value-type="string">
            <text:p>INSERT INTO Leader_Flavors(FlavorType, LeaderType, Flavor) SELECT 'FLAVOR_SOLDIER', Type, 4 FROM Leaders WHERE Type = 'LEADER_ELIZABETH';</text:p>
          </table:table-cell>
          <table:table-cell table:style-name="ce197" table:formula="of:=&quot;INSERT INTO Leader_Flavors(FlavorType, LeaderType, Flavor) SELECT 'FLAVOR_&quot;&amp;UPPER([.$A6])&amp;&quot;', Type, &quot;&amp;[.S6]&amp;&quot; FROM Leaders WHERE Type = 'LEADER_&quot;&amp;UPPER([.S$2])&amp;&quot;';&quot;" office:value-type="string" office:string-value="INSERT INTO Leader_Flavors(FlavorType, LeaderType, Flavor) SELECT 'FLAVOR_SOLDIER', Type, 8 FROM Leaders WHERE Type = 'LEADER_GUSTAVUS_ADOLPHUS';" calcext:value-type="string">
            <text:p>INSERT INTO Leader_Flavors(FlavorType, LeaderType, Flavor) SELECT 'FLAVOR_SOLDIER', Type, 8 FROM Leaders WHERE Type = 'LEADER_GUSTAVUS_ADOLPHUS';</text:p>
          </table:table-cell>
          <table:table-cell table:style-name="ce197" table:formula="of:=&quot;INSERT INTO Leader_Flavors(FlavorType, LeaderType, Flavor) SELECT 'FLAVOR_&quot;&amp;UPPER([.$A6])&amp;&quot;', Type, &quot;&amp;[.T6]&amp;&quot; FROM Leaders WHERE Type = 'LEADER_&quot;&amp;UPPER([.T$2])&amp;&quot;';&quot;" office:value-type="string" office:string-value="INSERT INTO Leader_Flavors(FlavorType, LeaderType, Flavor) SELECT 'FLAVOR_SOLDIER', Type, 4 FROM Leaders WHERE Type = 'LEADER_HIAWATHA';" calcext:value-type="string">
            <text:p>INSERT INTO Leader_Flavors(FlavorType, LeaderType, Flavor) SELECT 'FLAVOR_SOLDIER', Type, 4 FROM Leaders WHERE Type = 'LEADER_HIAWATHA';</text:p>
          </table:table-cell>
          <table:table-cell table:style-name="ce197" table:formula="of:=&quot;INSERT INTO Leader_Flavors(FlavorType, LeaderType, Flavor) SELECT 'FLAVOR_&quot;&amp;UPPER([.$A6])&amp;&quot;', Type, &quot;&amp;[.U6]&amp;&quot; FROM Leaders WHERE Type = 'LEADER_&quot;&amp;UPPER([.U$2])&amp;&quot;';&quot;" office:value-type="string" office:string-value="INSERT INTO Leader_Flavors(FlavorType, LeaderType, Flavor) SELECT 'FLAVOR_SOLDIER', Type, 4 FROM Leaders WHERE Type = 'LEADER_MONTEZUMA';" calcext:value-type="string">
            <text:p>INSERT INTO Leader_Flavors(FlavorType, LeaderType, Flavor) SELECT 'FLAVOR_SOLDIER', Type, 4 FROM Leaders WHERE Type = 'LEADER_MONTEZUMA';</text:p>
          </table:table-cell>
          <table:table-cell table:style-name="ce197" table:formula="of:=&quot;INSERT INTO Leader_Flavors(FlavorType, LeaderType, Flavor) SELECT 'FLAVOR_&quot;&amp;UPPER([.$A6])&amp;&quot;', Type, &quot;&amp;[.V6]&amp;&quot; FROM Leaders WHERE Type = 'LEADER_&quot;&amp;UPPER([.V$2])&amp;&quot;';&quot;" office:value-type="string" office:string-value="INSERT INTO Leader_Flavors(FlavorType, LeaderType, Flavor) SELECT 'FLAVOR_SOLDIER', Type, 4 FROM Leaders WHERE Type = 'LEADER_THEODORA';" calcext:value-type="string">
            <text:p>INSERT INTO Leader_Flavors(FlavorType, LeaderType, Flavor) SELECT 'FLAVOR_SOLDIER', Type, 4 FROM Leaders WHERE Type = 'LEADER_THEODORA';</text:p>
          </table:table-cell>
          <table:table-cell table:style-name="ce197" table:formula="of:=&quot;INSERT INTO Leader_Flavors(FlavorType, LeaderType, Flavor) SELECT 'FLAVOR_&quot;&amp;UPPER([.$A6])&amp;&quot;', Type, &quot;&amp;[.W6]&amp;&quot; FROM Leaders WHERE Type = 'LEADER_&quot;&amp;UPPER([.W$2])&amp;&quot;';&quot;" office:value-type="string" office:string-value="INSERT INTO Leader_Flavors(FlavorType, LeaderType, Flavor) SELECT 'FLAVOR_SOLDIER', Type, 4 FROM Leaders WHERE Type = 'LEADER_GAJAH_MADA';" calcext:value-type="string">
            <text:p>INSERT INTO Leader_Flavors(FlavorType, LeaderType, Flavor) SELECT 'FLAVOR_SOLDIER', Type, 4 FROM Leaders WHERE Type = 'LEADER_GAJAH_MADA';</text:p>
          </table:table-cell>
          <table:table-cell table:style-name="ce197" table:formula="of:=&quot;INSERT INTO Leader_Flavors(FlavorType, LeaderType, Flavor) SELECT 'FLAVOR_&quot;&amp;UPPER([.$A6])&amp;&quot;', Type, &quot;&amp;[.X6]&amp;&quot; FROM Leaders WHERE Type = 'LEADER_&quot;&amp;UPPER([.X$2])&amp;&quot;';&quot;" office:value-type="string" office:string-value="INSERT INTO Leader_Flavors(FlavorType, LeaderType, Flavor) SELECT 'FLAVOR_SOLDIER', Type, 4 FROM Leaders WHERE Type = 'LEADER_CASIMIR';" calcext:value-type="string">
            <text:p>INSERT INTO Leader_Flavors(FlavorType, LeaderType, Flavor) SELECT 'FLAVOR_SOLDIER', Type, 4 FROM Leaders WHERE Type = 'LEADER_CASIMIR';</text:p>
          </table:table-cell>
          <table:table-cell table:style-name="ce197" table:formula="of:=&quot;INSERT INTO Leader_Flavors(FlavorType, LeaderType, Flavor) SELECT 'FLAVOR_&quot;&amp;UPPER([.$A6])&amp;&quot;', Type, &quot;&amp;[.Y6]&amp;&quot; FROM Leaders WHERE Type = 'LEADER_&quot;&amp;UPPER([.Y$2])&amp;&quot;';&quot;" office:value-type="string" office:string-value="INSERT INTO Leader_Flavors(FlavorType, LeaderType, Flavor) SELECT 'FLAVOR_SOLDIER', Type, 4 FROM Leaders WHERE Type = 'LEADER_WU_ZETIAN';" calcext:value-type="string">
            <text:p>INSERT INTO Leader_Flavors(FlavorType, LeaderType, Flavor) SELECT 'FLAVOR_SOLDIER', Type, 4 FROM Leaders WHERE Type = 'LEADER_WU_ZETIAN';</text:p>
          </table:table-cell>
          <table:table-cell table:style-name="ce197" table:formula="of:=&quot;INSERT INTO Leader_Flavors(FlavorType, LeaderType, Flavor) SELECT 'FLAVOR_&quot;&amp;UPPER([.$A6])&amp;&quot;', Type, &quot;&amp;[.Z6]&amp;&quot; FROM Leaders WHERE Type = 'LEADER_&quot;&amp;UPPER([.Z$2])&amp;&quot;';&quot;" office:value-type="string" office:string-value="INSERT INTO Leader_Flavors(FlavorType, LeaderType, Flavor) SELECT 'FLAVOR_SOLDIER', Type, 2 FROM Leaders WHERE Type = 'LEADER_DIPLOMAT';" calcext:value-type="string">
            <text:p>INSERT INTO Leader_Flavors(FlavorType, LeaderType, Flavor) SELECT 'FLAVOR_SOLDIER', Type, 2 FROM Leaders WHERE Type = 'LEADER_DIPLOMAT';</text:p>
          </table:table-cell>
          <table:table-cell table:style-name="ce197" table:formula="of:=&quot;INSERT INTO Leader_Flavors(FlavorType, LeaderType, Flavor) SELECT 'FLAVOR_&quot;&amp;UPPER([.$A6])&amp;&quot;', Type, &quot;&amp;[.AA6]&amp;&quot; FROM Leaders WHERE Type = 'LEADER_&quot;&amp;UPPER([.AA$2])&amp;&quot;';&quot;" office:value-type="string" office:string-value="INSERT INTO Leader_Flavors(FlavorType, LeaderType, Flavor) SELECT 'FLAVOR_SOLDIER', Type, 2 FROM Leaders WHERE Type = 'LEADER_GANDHI';" calcext:value-type="string">
            <text:p>INSERT INTO Leader_Flavors(FlavorType, LeaderType, Flavor) SELECT 'FLAVOR_SOLDIER', Type, 2 FROM Leaders WHERE Type = 'LEADER_GANDHI';</text:p>
          </table:table-cell>
          <table:table-cell table:style-name="ce197" table:formula="of:=&quot;INSERT INTO Leader_Flavors(FlavorType, LeaderType, Flavor) SELECT 'FLAVOR_&quot;&amp;UPPER([.$A6])&amp;&quot;', Type, &quot;&amp;[.AB6]&amp;&quot; FROM Leaders WHERE Type = 'LEADER_&quot;&amp;UPPER([.AB$2])&amp;&quot;';&quot;" office:value-type="string" office:string-value="INSERT INTO Leader_Flavors(FlavorType, LeaderType, Flavor) SELECT 'FLAVOR_SOLDIER', Type, 8 FROM Leaders WHERE Type = 'LEADER_SELASSIE';" calcext:value-type="string">
            <text:p>INSERT INTO Leader_Flavors(FlavorType, LeaderType, Flavor) SELECT 'FLAVOR_SOLDIER', Type, 8 FROM Leaders WHERE Type = 'LEADER_SELASSIE';</text:p>
          </table:table-cell>
          <table:table-cell table:style-name="ce197" table:formula="of:=&quot;INSERT INTO Leader_Flavors(FlavorType, LeaderType, Flavor) SELECT 'FLAVOR_&quot;&amp;UPPER([.$A6])&amp;&quot;', Type, &quot;&amp;[.AC6]&amp;&quot; FROM Leaders WHERE Type = 'LEADER_&quot;&amp;UPPER([.AC$2])&amp;&quot;';&quot;" office:value-type="string" office:string-value="INSERT INTO Leader_Flavors(FlavorType, LeaderType, Flavor) SELECT 'FLAVOR_SOLDIER', Type, 2 FROM Leaders WHERE Type = 'LEADER_KAMEHAMEHA';" calcext:value-type="string">
            <text:p>INSERT INTO Leader_Flavors(FlavorType, LeaderType, Flavor) SELECT 'FLAVOR_SOLDIER', Type, 2 FROM Leaders WHERE Type = 'LEADER_KAMEHAMEHA';</text:p>
          </table:table-cell>
          <table:table-cell table:style-name="ce197" table:formula="of:=&quot;INSERT INTO Leader_Flavors(FlavorType, LeaderType, Flavor) SELECT 'FLAVOR_&quot;&amp;UPPER([.$A6])&amp;&quot;', Type, &quot;&amp;[.AD6]&amp;&quot; FROM Leaders WHERE Type = 'LEADER_&quot;&amp;UPPER([.AD$2])&amp;&quot;';&quot;" office:value-type="string" office:string-value="INSERT INTO Leader_Flavors(FlavorType, LeaderType, Flavor) SELECT 'FLAVOR_SOLDIER', Type, 2 FROM Leaders WHERE Type = 'LEADER_MARIA_I';" calcext:value-type="string">
            <text:p>INSERT INTO Leader_Flavors(FlavorType, LeaderType, Flavor) SELECT 'FLAVOR_SOLDIER', Type, 2 FROM Leaders WHERE Type = 'LEADER_MARIA_I';</text:p>
          </table:table-cell>
          <table:table-cell table:style-name="ce197" table:formula="of:=&quot;INSERT INTO Leader_Flavors(FlavorType, LeaderType, Flavor) SELECT 'FLAVOR_&quot;&amp;UPPER([.$A6])&amp;&quot;', Type, &quot;&amp;[.AE6]&amp;&quot; FROM Leaders WHERE Type = 'LEADER_&quot;&amp;UPPER([.AE$2])&amp;&quot;';&quot;" office:value-type="string" office:string-value="INSERT INTO Leader_Flavors(FlavorType, LeaderType, Flavor) SELECT 'FLAVOR_SOLDIER', Type, 2 FROM Leaders WHERE Type = 'LEADER_PACHACUTI';" calcext:value-type="string">
            <text:p>INSERT INTO Leader_Flavors(FlavorType, LeaderType, Flavor) SELECT 'FLAVOR_SOLDIER', Type, 2 FROM Leaders WHERE Type = 'LEADER_PACHACUTI';</text:p>
          </table:table-cell>
          <table:table-cell table:style-name="ce197" table:formula="of:=&quot;INSERT INTO Leader_Flavors(FlavorType, LeaderType, Flavor) SELECT 'FLAVOR_&quot;&amp;UPPER([.$A6])&amp;&quot;', Type, &quot;&amp;[.AF6]&amp;&quot; FROM Leaders WHERE Type = 'LEADER_&quot;&amp;UPPER([.AF$2])&amp;&quot;';&quot;" office:value-type="string" office:string-value="INSERT INTO Leader_Flavors(FlavorType, LeaderType, Flavor) SELECT 'FLAVOR_SOLDIER', Type, 2 FROM Leaders WHERE Type = 'LEADER_RAMESSES';" calcext:value-type="string">
            <text:p>INSERT INTO Leader_Flavors(FlavorType, LeaderType, Flavor) SELECT 'FLAVOR_SOLDIER', Type, 2 FROM Leaders WHERE Type = 'LEADER_RAMESSES';</text:p>
          </table:table-cell>
          <table:table-cell table:style-name="ce197" table:formula="of:=&quot;INSERT INTO Leader_Flavors(FlavorType, LeaderType, Flavor) SELECT 'FLAVOR_&quot;&amp;UPPER([.$A6])&amp;&quot;', Type, &quot;&amp;[.AG6]&amp;&quot; FROM Leaders WHERE Type = 'LEADER_&quot;&amp;UPPER([.AG$2])&amp;&quot;';&quot;" office:value-type="string" office:string-value="INSERT INTO Leader_Flavors(FlavorType, LeaderType, Flavor) SELECT 'FLAVOR_SOLDIER', Type, 2 FROM Leaders WHERE Type = 'LEADER_RAMKHAMHAENG';" calcext:value-type="string">
            <text:p>INSERT INTO Leader_Flavors(FlavorType, LeaderType, Flavor) SELECT 'FLAVOR_SOLDIER', Type, 2 FROM Leaders WHERE Type = 'LEADER_RAMKHAMHAENG';</text:p>
          </table:table-cell>
          <table:table-cell table:style-name="ce197" table:formula="of:=&quot;INSERT INTO Leader_Flavors(FlavorType, LeaderType, Flavor) SELECT 'FLAVOR_&quot;&amp;UPPER([.$A6])&amp;&quot;', Type, &quot;&amp;[.AH6]&amp;&quot; FROM Leaders WHERE Type = 'LEADER_&quot;&amp;UPPER([.AH$2])&amp;&quot;';&quot;" office:value-type="string" office:string-value="INSERT INTO Leader_Flavors(FlavorType, LeaderType, Flavor) SELECT 'FLAVOR_SOLDIER', Type, 2 FROM Leaders WHERE Type = 'LEADER_PEDRO';" calcext:value-type="string">
            <text:p>INSERT INTO Leader_Flavors(FlavorType, LeaderType, Flavor) SELECT 'FLAVOR_SOLDIER', Type, 2 FROM Leaders WHERE Type = 'LEADER_PEDRO';</text:p>
          </table:table-cell>
          <table:table-cell table:style-name="ce197" table:formula="of:=&quot;INSERT INTO Leader_Flavors(FlavorType, LeaderType, Flavor) SELECT 'FLAVOR_&quot;&amp;UPPER([.$A6])&amp;&quot;', Type, &quot;&amp;[.AI6]&amp;&quot; FROM Leaders WHERE Type = 'LEADER_&quot;&amp;UPPER([.AI$2])&amp;&quot;';&quot;" office:value-type="string" office:string-value="INSERT INTO Leader_Flavors(FlavorType, LeaderType, Flavor) SELECT 'FLAVOR_SOLDIER', Type, 2 FROM Leaders WHERE Type = 'LEADER_AHMAD_ALMANSUR';" calcext:value-type="string">
            <text:p>INSERT INTO Leader_Flavors(FlavorType, LeaderType, Flavor) SELECT 'FLAVOR_SOLDIER', Type, 2 FROM Leaders WHERE Type = 'LEADER_AHMAD_ALMANSUR';</text:p>
          </table:table-cell>
          <table:table-cell table:style-name="ce197" table:formula="of:=&quot;INSERT INTO Leader_Flavors(FlavorType, LeaderType, Flavor) SELECT 'FLAVOR_&quot;&amp;UPPER([.$A6])&amp;&quot;', Type, &quot;&amp;[.AJ6]&amp;&quot; FROM Leaders WHERE Type = 'LEADER_&quot;&amp;UPPER([.AJ$2])&amp;&quot;';&quot;" office:value-type="string" office:string-value="INSERT INTO Leader_Flavors(FlavorType, LeaderType, Flavor) SELECT 'FLAVOR_SOLDIER', Type, 2 FROM Leaders WHERE Type = 'LEADER_SEJONG';" calcext:value-type="string">
            <text:p>INSERT INTO Leader_Flavors(FlavorType, LeaderType, Flavor) SELECT 'FLAVOR_SOLDIER', Type, 2 FROM Leaders WHERE Type = 'LEADER_SEJONG';</text:p>
          </table:table-cell>
          <table:table-cell table:style-name="ce197" table:formula="of:=&quot;INSERT INTO Leader_Flavors(FlavorType, LeaderType, Flavor) SELECT 'FLAVOR_&quot;&amp;UPPER([.$A6])&amp;&quot;', Type, &quot;&amp;[.AK6]&amp;&quot; FROM Leaders WHERE Type = 'LEADER_&quot;&amp;UPPER([.AK$2])&amp;&quot;';&quot;" office:value-type="string" office:string-value="INSERT INTO Leader_Flavors(FlavorType, LeaderType, Flavor) SELECT 'FLAVOR_SOLDIER', Type, 2 FROM Leaders WHERE Type = 'LEADER_EXPANSIONIST';" calcext:value-type="string">
            <text:p>INSERT INTO Leader_Flavors(FlavorType, LeaderType, Flavor) SELECT 'FLAVOR_SOLDIER', Type, 2 FROM Leaders WHERE Type = 'LEADER_EXPANSIONIST';</text:p>
          </table:table-cell>
          <table:table-cell table:style-name="ce197" table:formula="of:=&quot;INSERT INTO Leader_Flavors(FlavorType, LeaderType, Flavor) SELECT 'FLAVOR_&quot;&amp;UPPER([.$A6])&amp;&quot;', Type, &quot;&amp;[.AL6]&amp;&quot; FROM Leaders WHERE Type = 'LEADER_&quot;&amp;UPPER([.AL$2])&amp;&quot;';&quot;" office:value-type="string" office:string-value="INSERT INTO Leader_Flavors(FlavorType, LeaderType, Flavor) SELECT 'FLAVOR_SOLDIER', Type, 2 FROM Leaders WHERE Type = 'LEADER_BOUDICCA';" calcext:value-type="string">
            <text:p>INSERT INTO Leader_Flavors(FlavorType, LeaderType, Flavor) SELECT 'FLAVOR_SOLDIER', Type, 2 FROM Leaders WHERE Type = 'LEADER_BOUDICCA';</text:p>
          </table:table-cell>
          <table:table-cell table:style-name="ce197" table:formula="of:=&quot;INSERT INTO Leader_Flavors(FlavorType, LeaderType, Flavor) SELECT 'FLAVOR_&quot;&amp;UPPER([.$A6])&amp;&quot;', Type, &quot;&amp;[.AM6]&amp;&quot; FROM Leaders WHERE Type = 'LEADER_&quot;&amp;UPPER([.AM$2])&amp;&quot;';&quot;" office:value-type="string" office:string-value="INSERT INTO Leader_Flavors(FlavorType, LeaderType, Flavor) SELECT 'FLAVOR_SOLDIER', Type, 2 FROM Leaders WHERE Type = 'LEADER_DARIUS';" calcext:value-type="string">
            <text:p>INSERT INTO Leader_Flavors(FlavorType, LeaderType, Flavor) SELECT 'FLAVOR_SOLDIER', Type, 2 FROM Leaders WHERE Type = 'LEADER_DARIUS';</text:p>
          </table:table-cell>
          <table:table-cell table:style-name="ce197" table:formula="of:=&quot;INSERT INTO Leader_Flavors(FlavorType, LeaderType, Flavor) SELECT 'FLAVOR_&quot;&amp;UPPER([.$A6])&amp;&quot;', Type, &quot;&amp;[.AN6]&amp;&quot; FROM Leaders WHERE Type = 'LEADER_&quot;&amp;UPPER([.AN$2])&amp;&quot;';&quot;" office:value-type="string" office:string-value="INSERT INTO Leader_Flavors(FlavorType, LeaderType, Flavor) SELECT 'FLAVOR_SOLDIER', Type, 2 FROM Leaders WHERE Type = 'LEADER_DIDO';" calcext:value-type="string">
            <text:p>INSERT INTO Leader_Flavors(FlavorType, LeaderType, Flavor) SELECT 'FLAVOR_SOLDIER', Type, 2 FROM Leaders WHERE Type = 'LEADER_DIDO';</text:p>
          </table:table-cell>
          <table:table-cell table:style-name="ce197" table:formula="of:=&quot;INSERT INTO Leader_Flavors(FlavorType, LeaderType, Flavor) SELECT 'FLAVOR_&quot;&amp;UPPER([.$A6])&amp;&quot;', Type, &quot;&amp;[.AO6]&amp;&quot; FROM Leaders WHERE Type = 'LEADER_&quot;&amp;UPPER([.AO$2])&amp;&quot;';&quot;" office:value-type="string" office:string-value="INSERT INTO Leader_Flavors(FlavorType, LeaderType, Flavor) SELECT 'FLAVOR_SOLDIER', Type, 2 FROM Leaders WHERE Type = 'LEADER_HARUN_AL_RASHID';" calcext:value-type="string">
            <text:p>INSERT INTO Leader_Flavors(FlavorType, LeaderType, Flavor) SELECT 'FLAVOR_SOLDIER', Type, 2 FROM Leaders WHERE Type = 'LEADER_HARUN_AL_RASHID';</text:p>
          </table:table-cell>
          <table:table-cell table:style-name="ce197" table:formula="of:=&quot;INSERT INTO Leader_Flavors(FlavorType, LeaderType, Flavor) SELECT 'FLAVOR_&quot;&amp;UPPER([.$A6])&amp;&quot;', Type, &quot;&amp;[.AP6]&amp;&quot; FROM Leaders WHERE Type = 'LEADER_&quot;&amp;UPPER([.AP$2])&amp;&quot;';&quot;" office:value-type="string" office:string-value="INSERT INTO Leader_Flavors(FlavorType, LeaderType, Flavor) SELECT 'FLAVOR_SOLDIER', Type, 2 FROM Leaders WHERE Type = 'LEADER_NEBUCHADNEZZAR';" calcext:value-type="string">
            <text:p>INSERT INTO Leader_Flavors(FlavorType, LeaderType, Flavor) SELECT 'FLAVOR_SOLDIER', Type, 2 FROM Leaders WHERE Type = 'LEADER_NEBUCHADNEZZAR';</text:p>
          </table:table-cell>
          <table:table-cell table:style-name="ce197" table:formula="of:=&quot;INSERT INTO Leader_Flavors(FlavorType, LeaderType, Flavor) SELECT 'FLAVOR_&quot;&amp;UPPER([.$A6])&amp;&quot;', Type, &quot;&amp;[.AQ6]&amp;&quot; FROM Leaders WHERE Type = 'LEADER_&quot;&amp;UPPER([.AQ$2])&amp;&quot;';&quot;" office:value-type="string" office:string-value="INSERT INTO Leader_Flavors(FlavorType, LeaderType, Flavor) SELECT 'FLAVOR_SOLDIER', Type, 2 FROM Leaders WHERE Type = 'LEADER_PACAL';" calcext:value-type="string">
            <text:p>INSERT INTO Leader_Flavors(FlavorType, LeaderType, Flavor) SELECT 'FLAVOR_SOLDIER', Type, 2 FROM Leaders WHERE Type = 'LEADER_PACAL';</text:p>
          </table:table-cell>
          <table:table-cell table:style-name="ce197" table:formula="of:=&quot;INSERT INTO Leader_Flavors(FlavorType, LeaderType, Flavor) SELECT 'FLAVOR_&quot;&amp;UPPER([.$A6])&amp;&quot;', Type, &quot;&amp;[.AR6]&amp;&quot; FROM Leaders WHERE Type = 'LEADER_&quot;&amp;UPPER([.AR$2])&amp;&quot;';&quot;" office:value-type="string" office:string-value="INSERT INTO Leader_Flavors(FlavorType, LeaderType, Flavor) SELECT 'FLAVOR_SOLDIER', Type, 2 FROM Leaders WHERE Type = 'LEADER_SULEIMAN';" calcext:value-type="string">
            <text:p>INSERT INTO Leader_Flavors(FlavorType, LeaderType, Flavor) SELECT 'FLAVOR_SOLDIER', Type, 2 FROM Leaders WHERE Type = 'LEADER_SULEIMAN';</text:p>
          </table:table-cell>
          <table:table-cell table:style-name="ce197" table:formula="of:=&quot;INSERT INTO Leader_Flavors(FlavorType, LeaderType, Flavor) SELECT 'FLAVOR_&quot;&amp;UPPER([.$A6])&amp;&quot;', Type, &quot;&amp;[.AS6]&amp;&quot; FROM Leaders WHERE Type = 'LEADER_&quot;&amp;UPPER([.AS$2])&amp;&quot;';&quot;" office:value-type="string" office:string-value="INSERT INTO Leader_Flavors(FlavorType, LeaderType, Flavor) SELECT 'FLAVOR_SOLDIER', Type, 2 FROM Leaders WHERE Type = 'LEADER_WASHINGTON';" calcext:value-type="string">
            <text:p>INSERT INTO Leader_Flavors(FlavorType, LeaderType, Flavor) SELECT 'FLAVOR_SOLDIER', Type, 2 FROM Leaders WHERE Type = 'LEADER_WASHINGTON';</text:p>
          </table:table-cell>
          <table:table-cell table:style-name="ce197" table:formula="of:=&quot;INSERT INTO Leader_Flavors(FlavorType, LeaderType, Flavor) SELECT 'FLAVOR_&quot;&amp;UPPER([.$A6])&amp;&quot;', Type, &quot;&amp;[.AT6]&amp;&quot; FROM Leaders WHERE Type = 'LEADER_&quot;&amp;UPPER([.AT$2])&amp;&quot;';&quot;" office:value-type="string" office:string-value="INSERT INTO Leader_Flavors(FlavorType, LeaderType, Flavor) SELECT 'FLAVOR_SOLDIER', Type, 2 FROM Leaders WHERE Type = 'LEADER_MARIA';" calcext:value-type="string">
            <text:p>INSERT INTO Leader_Flavors(FlavorType, LeaderType, Flavor) SELECT 'FLAVOR_SOLDIER', Type, 2 FROM Leaders WHERE Type = 'LEADER_MARIA';</text:p>
          </table:table-cell>
          <table:table-cell table:style-name="ce197" table:formula="of:=&quot;INSERT INTO Leader_Flavors(FlavorType, LeaderType, Flavor) SELECT 'FLAVOR_&quot;&amp;UPPER([.$A6])&amp;&quot;', Type, &quot;&amp;[.AU6]&amp;&quot; FROM Leaders WHERE Type = 'LEADER_&quot;&amp;UPPER([.AU$2])&amp;&quot;';&quot;" office:value-type="string" office:string-value="INSERT INTO Leader_Flavors(FlavorType, LeaderType, Flavor) SELECT 'FLAVOR_SOLDIER', Type, 2 FROM Leaders WHERE Type = 'LEADER_POCATELLO';" calcext:value-type="string">
            <text:p>INSERT INTO Leader_Flavors(FlavorType, LeaderType, Flavor) SELECT 'FLAVOR_SOLDIER', Type, 2 FROM Leaders WHERE Type = 'LEADER_POCATELLO';</text:p>
          </table:table-cell>
          <table:table-cell table:style-name="ce197" table:formula="of:=&quot;INSERT INTO Leader_Flavors(FlavorType, LeaderType, Flavor) SELECT 'FLAVOR_&quot;&amp;UPPER([.$A6])&amp;&quot;', Type, &quot;&amp;[.AV6]&amp;&quot; FROM Leaders WHERE Type = 'LEADER_&quot;&amp;UPPER([.AV$2])&amp;&quot;';&quot;" office:value-type="string" office:string-value="INSERT INTO Leader_Flavors(FlavorType, LeaderType, Flavor) SELECT 'FLAVOR_SOLDIER', Type, 2 FROM Leaders WHERE Type = 'LEADER_WILLIAM';" calcext:value-type="string">
            <text:p>INSERT INTO Leader_Flavors(FlavorType, LeaderType, Flavor) SELECT 'FLAVOR_SOLDIER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7])&amp;&quot;', Type, &quot;&amp;[.C7]&amp;&quot; FROM Leaders WHERE Type = 'LEADER_&quot;&amp;UPPER([.C$2])&amp;&quot;';&quot;" office:value-type="string" office:string-value="INSERT INTO Leader_Flavors(FlavorType, LeaderType, Flavor) SELECT 'FLAVOR_MOBILE', Type, 4 FROM Leaders WHERE Type = 'LEADER_ASHURBANIPAL';" calcext:value-type="string">
            <text:p>INSERT INTO Leader_Flavors(FlavorType, LeaderType, Flavor) SELECT 'FLAVOR_MOBILE', Type, 4 FROM Leaders WHERE Type = 'LEADER_ASHURBANIPAL';</text:p>
          </table:table-cell>
          <table:table-cell table:style-name="ce197" table:formula="of:=&quot;INSERT INTO Leader_Flavors(FlavorType, LeaderType, Flavor) SELECT 'FLAVOR_&quot;&amp;UPPER([.$A7])&amp;&quot;', Type, &quot;&amp;[.D7]&amp;&quot; FROM Leaders WHERE Type = 'LEADER_&quot;&amp;UPPER([.D$2])&amp;&quot;';&quot;" office:value-type="string" office:string-value="INSERT INTO Leader_Flavors(FlavorType, LeaderType, Flavor) SELECT 'FLAVOR_MOBILE', Type, 8 FROM Leaders WHERE Type = 'LEADER_ASKIA';" calcext:value-type="string">
            <text:p>INSERT INTO Leader_Flavors(FlavorType, LeaderType, Flavor) SELECT 'FLAVOR_MOBILE', Type, 8 FROM Leaders WHERE Type = 'LEADER_ASKIA';</text:p>
          </table:table-cell>
          <table:table-cell table:style-name="ce197" table:formula="of:=&quot;INSERT INTO Leader_Flavors(FlavorType, LeaderType, Flavor) SELECT 'FLAVOR_&quot;&amp;UPPER([.$A7])&amp;&quot;', Type, &quot;&amp;[.E7]&amp;&quot; FROM Leaders WHERE Type = 'LEADER_&quot;&amp;UPPER([.E$2])&amp;&quot;';&quot;" office:value-type="string" office:string-value="INSERT INTO Leader_Flavors(FlavorType, LeaderType, Flavor) SELECT 'FLAVOR_MOBILE', Type, 8 FROM Leaders WHERE Type = 'LEADER_ATTILA';" calcext:value-type="string">
            <text:p>INSERT INTO Leader_Flavors(FlavorType, LeaderType, Flavor) SELECT 'FLAVOR_MOBILE', Type, 8 FROM Leaders WHERE Type = 'LEADER_ATTILA';</text:p>
          </table:table-cell>
          <table:table-cell table:style-name="ce197" table:formula="of:=&quot;INSERT INTO Leader_Flavors(FlavorType, LeaderType, Flavor) SELECT 'FLAVOR_&quot;&amp;UPPER([.$A7])&amp;&quot;', Type, &quot;&amp;[.F7]&amp;&quot; FROM Leaders WHERE Type = 'LEADER_&quot;&amp;UPPER([.F$2])&amp;&quot;';&quot;" office:value-type="string" office:string-value="INSERT INTO Leader_Flavors(FlavorType, LeaderType, Flavor) SELECT 'FLAVOR_MOBILE', Type, 4 FROM Leaders WHERE Type = 'LEADER_AUGUSTUS';" calcext:value-type="string">
            <text:p>INSERT INTO Leader_Flavors(FlavorType, LeaderType, Flavor) SELECT 'FLAVOR_MOBILE', Type, 4 FROM Leaders WHERE Type = 'LEADER_AUGUSTUS';</text:p>
          </table:table-cell>
          <table:table-cell table:style-name="ce197" table:formula="of:=&quot;INSERT INTO Leader_Flavors(FlavorType, LeaderType, Flavor) SELECT 'FLAVOR_&quot;&amp;UPPER([.$A7])&amp;&quot;', Type, &quot;&amp;[.G7]&amp;&quot; FROM Leaders WHERE Type = 'LEADER_&quot;&amp;UPPER([.G$2])&amp;&quot;';&quot;" office:value-type="string" office:string-value="INSERT INTO Leader_Flavors(FlavorType, LeaderType, Flavor) SELECT 'FLAVOR_MOBILE', Type, 8 FROM Leaders WHERE Type = 'LEADER_GENGHIS_KHAN';" calcext:value-type="string">
            <text:p>INSERT INTO Leader_Flavors(FlavorType, LeaderType, Flavor) SELECT 'FLAVOR_MOBILE', Type, 8 FROM Leaders WHERE Type = 'LEADER_GENGHIS_KHAN';</text:p>
          </table:table-cell>
          <table:table-cell table:style-name="ce197" table:formula="of:=&quot;INSERT INTO Leader_Flavors(FlavorType, LeaderType, Flavor) SELECT 'FLAVOR_&quot;&amp;UPPER([.$A7])&amp;&quot;', Type, &quot;&amp;[.H7]&amp;&quot; FROM Leaders WHERE Type = 'LEADER_&quot;&amp;UPPER([.H$2])&amp;&quot;';&quot;" office:value-type="string" office:string-value="INSERT INTO Leader_Flavors(FlavorType, LeaderType, Flavor) SELECT 'FLAVOR_MOBILE', Type, 4 FROM Leaders WHERE Type = 'LEADER_HARALD';" calcext:value-type="string">
            <text:p>INSERT INTO Leader_Flavors(FlavorType, LeaderType, Flavor) SELECT 'FLAVOR_MOBILE', Type, 4 FROM Leaders WHERE Type = 'LEADER_HARALD';</text:p>
          </table:table-cell>
          <table:table-cell table:style-name="ce197" table:formula="of:=&quot;INSERT INTO Leader_Flavors(FlavorType, LeaderType, Flavor) SELECT 'FLAVOR_&quot;&amp;UPPER([.$A7])&amp;&quot;', Type, &quot;&amp;[.I7]&amp;&quot; FROM Leaders WHERE Type = 'LEADER_&quot;&amp;UPPER([.I$2])&amp;&quot;';&quot;" office:value-type="string" office:string-value="INSERT INTO Leader_Flavors(FlavorType, LeaderType, Flavor) SELECT 'FLAVOR_MOBILE', Type, 8 FROM Leaders WHERE Type = 'LEADER_ISABELLA';" calcext:value-type="string">
            <text:p>INSERT INTO Leader_Flavors(FlavorType, LeaderType, Flavor) SELECT 'FLAVOR_MOBILE', Type, 8 FROM Leaders WHERE Type = 'LEADER_ISABELLA';</text:p>
          </table:table-cell>
          <table:table-cell table:style-name="ce197" table:formula="of:=&quot;INSERT INTO Leader_Flavors(FlavorType, LeaderType, Flavor) SELECT 'FLAVOR_&quot;&amp;UPPER([.$A7])&amp;&quot;', Type, &quot;&amp;[.J7]&amp;&quot; FROM Leaders WHERE Type = 'LEADER_&quot;&amp;UPPER([.J$2])&amp;&quot;';&quot;" office:value-type="string" office:string-value="INSERT INTO Leader_Flavors(FlavorType, LeaderType, Flavor) SELECT 'FLAVOR_MOBILE', Type, 4 FROM Leaders WHERE Type = 'LEADER_NAPOLEON';" calcext:value-type="string">
            <text:p>INSERT INTO Leader_Flavors(FlavorType, LeaderType, Flavor) SELECT 'FLAVOR_MOBILE', Type, 4 FROM Leaders WHERE Type = 'LEADER_NAPOLEON';</text:p>
          </table:table-cell>
          <table:table-cell table:style-name="ce197" table:formula="of:=&quot;INSERT INTO Leader_Flavors(FlavorType, LeaderType, Flavor) SELECT 'FLAVOR_&quot;&amp;UPPER([.$A7])&amp;&quot;', Type, &quot;&amp;[.K7]&amp;&quot; FROM Leaders WHERE Type = 'LEADER_&quot;&amp;UPPER([.K$2])&amp;&quot;';&quot;" office:value-type="string" office:string-value="INSERT INTO Leader_Flavors(FlavorType, LeaderType, Flavor) SELECT 'FLAVOR_MOBILE', Type, 4 FROM Leaders WHERE Type = 'LEADER_ODA_NOBUNAGA';" calcext:value-type="string">
            <text:p>INSERT INTO Leader_Flavors(FlavorType, LeaderType, Flavor) SELECT 'FLAVOR_MOBILE', Type, 4 FROM Leaders WHERE Type = 'LEADER_ODA_NOBUNAGA';</text:p>
          </table:table-cell>
          <table:table-cell table:style-name="ce197" table:formula="of:=&quot;INSERT INTO Leader_Flavors(FlavorType, LeaderType, Flavor) SELECT 'FLAVOR_&quot;&amp;UPPER([.$A7])&amp;&quot;', Type, &quot;&amp;[.L7]&amp;&quot; FROM Leaders WHERE Type = 'LEADER_&quot;&amp;UPPER([.L$2])&amp;&quot;';&quot;" office:value-type="string" office:string-value="INSERT INTO Leader_Flavors(FlavorType, LeaderType, Flavor) SELECT 'FLAVOR_MOBILE', Type, 4 FROM Leaders WHERE Type = 'LEADER_ENRICO_DANDOLO';" calcext:value-type="string">
            <text:p>INSERT INTO Leader_Flavors(FlavorType, LeaderType, Flavor) SELECT 'FLAVOR_MOBILE', Type, 4 FROM Leaders WHERE Type = 'LEADER_ENRICO_DANDOLO';</text:p>
          </table:table-cell>
          <table:table-cell table:style-name="ce197" table:formula="of:=&quot;INSERT INTO Leader_Flavors(FlavorType, LeaderType, Flavor) SELECT 'FLAVOR_&quot;&amp;UPPER([.$A7])&amp;&quot;', Type, &quot;&amp;[.M7]&amp;&quot; FROM Leaders WHERE Type = 'LEADER_&quot;&amp;UPPER([.M$2])&amp;&quot;';&quot;" office:value-type="string" office:string-value="INSERT INTO Leader_Flavors(FlavorType, LeaderType, Flavor) SELECT 'FLAVOR_MOBILE', Type, 4 FROM Leaders WHERE Type = 'LEADER_SHAKA';" calcext:value-type="string">
            <text:p>INSERT INTO Leader_Flavors(FlavorType, LeaderType, Flavor) SELECT 'FLAVOR_MOBILE', Type, 4 FROM Leaders WHERE Type = 'LEADER_SHAKA';</text:p>
          </table:table-cell>
          <table:table-cell table:style-name="ce197" table:formula="of:=&quot;INSERT INTO Leader_Flavors(FlavorType, LeaderType, Flavor) SELECT 'FLAVOR_&quot;&amp;UPPER([.$A7])&amp;&quot;', Type, &quot;&amp;[.N7]&amp;&quot; FROM Leaders WHERE Type = 'LEADER_&quot;&amp;UPPER([.N$2])&amp;&quot;';&quot;" office:value-type="string" office:string-value="INSERT INTO Leader_Flavors(FlavorType, LeaderType, Flavor) SELECT 'FLAVOR_MOBILE', Type, 4 FROM Leaders WHERE Type = 'LEADER_COALITION';" calcext:value-type="string">
            <text:p>INSERT INTO Leader_Flavors(FlavorType, LeaderType, Flavor) SELECT 'FLAVOR_MOBILE', Type, 4 FROM Leaders WHERE Type = 'LEADER_COALITION';</text:p>
          </table:table-cell>
          <table:table-cell table:style-name="ce197" table:formula="of:=&quot;INSERT INTO Leader_Flavors(FlavorType, LeaderType, Flavor) SELECT 'FLAVOR_&quot;&amp;UPPER([.$A7])&amp;&quot;', Type, &quot;&amp;[.O7]&amp;&quot; FROM Leaders WHERE Type = 'LEADER_&quot;&amp;UPPER([.O$2])&amp;&quot;';&quot;" office:value-type="string" office:string-value="INSERT INTO Leader_Flavors(FlavorType, LeaderType, Flavor) SELECT 'FLAVOR_MOBILE', Type, 8 FROM Leaders WHERE Type = 'LEADER_ALEXANDER';" calcext:value-type="string">
            <text:p>INSERT INTO Leader_Flavors(FlavorType, LeaderType, Flavor) SELECT 'FLAVOR_MOBILE', Type, 8 FROM Leaders WHERE Type = 'LEADER_ALEXANDER';</text:p>
          </table:table-cell>
          <table:table-cell table:style-name="ce197" table:formula="of:=&quot;INSERT INTO Leader_Flavors(FlavorType, LeaderType, Flavor) SELECT 'FLAVOR_&quot;&amp;UPPER([.$A7])&amp;&quot;', Type, &quot;&amp;[.P7]&amp;&quot; FROM Leaders WHERE Type = 'LEADER_&quot;&amp;UPPER([.P$2])&amp;&quot;';&quot;" office:value-type="string" office:string-value="INSERT INTO Leader_Flavors(FlavorType, LeaderType, Flavor) SELECT 'FLAVOR_MOBILE', Type, 4 FROM Leaders WHERE Type = 'LEADER_BISMARCK';" calcext:value-type="string">
            <text:p>INSERT INTO Leader_Flavors(FlavorType, LeaderType, Flavor) SELECT 'FLAVOR_MOBILE', Type, 4 FROM Leaders WHERE Type = 'LEADER_BISMARCK';</text:p>
          </table:table-cell>
          <table:table-cell table:style-name="ce197" table:formula="of:=&quot;INSERT INTO Leader_Flavors(FlavorType, LeaderType, Flavor) SELECT 'FLAVOR_&quot;&amp;UPPER([.$A7])&amp;&quot;', Type, &quot;&amp;[.Q7]&amp;&quot; FROM Leaders WHERE Type = 'LEADER_&quot;&amp;UPPER([.Q$2])&amp;&quot;';&quot;" office:value-type="string" office:string-value="INSERT INTO Leader_Flavors(FlavorType, LeaderType, Flavor) SELECT 'FLAVOR_MOBILE', Type, 8 FROM Leaders WHERE Type = 'LEADER_CATHERINE';" calcext:value-type="string">
            <text:p>INSERT INTO Leader_Flavors(FlavorType, LeaderType, Flavor) SELECT 'FLAVOR_MOBILE', Type, 8 FROM Leaders WHERE Type = 'LEADER_CATHERINE';</text:p>
          </table:table-cell>
          <table:table-cell table:style-name="ce197" table:formula="of:=&quot;INSERT INTO Leader_Flavors(FlavorType, LeaderType, Flavor) SELECT 'FLAVOR_&quot;&amp;UPPER([.$A7])&amp;&quot;', Type, &quot;&amp;[.R7]&amp;&quot; FROM Leaders WHERE Type = 'LEADER_&quot;&amp;UPPER([.R$2])&amp;&quot;';&quot;" office:value-type="string" office:string-value="INSERT INTO Leader_Flavors(FlavorType, LeaderType, Flavor) SELECT 'FLAVOR_MOBILE', Type, 4 FROM Leaders WHERE Type = 'LEADER_ELIZABETH';" calcext:value-type="string">
            <text:p>INSERT INTO Leader_Flavors(FlavorType, LeaderType, Flavor) SELECT 'FLAVOR_MOBILE', Type, 4 FROM Leaders WHERE Type = 'LEADER_ELIZABETH';</text:p>
          </table:table-cell>
          <table:table-cell table:style-name="ce197" table:formula="of:=&quot;INSERT INTO Leader_Flavors(FlavorType, LeaderType, Flavor) SELECT 'FLAVOR_&quot;&amp;UPPER([.$A7])&amp;&quot;', Type, &quot;&amp;[.S7]&amp;&quot; FROM Leaders WHERE Type = 'LEADER_&quot;&amp;UPPER([.S$2])&amp;&quot;';&quot;" office:value-type="string" office:string-value="INSERT INTO Leader_Flavors(FlavorType, LeaderType, Flavor) SELECT 'FLAVOR_MOBILE', Type, 8 FROM Leaders WHERE Type = 'LEADER_GUSTAVUS_ADOLPHUS';" calcext:value-type="string">
            <text:p>INSERT INTO Leader_Flavors(FlavorType, LeaderType, Flavor) SELECT 'FLAVOR_MOBILE', Type, 8 FROM Leaders WHERE Type = 'LEADER_GUSTAVUS_ADOLPHUS';</text:p>
          </table:table-cell>
          <table:table-cell table:style-name="ce197" table:formula="of:=&quot;INSERT INTO Leader_Flavors(FlavorType, LeaderType, Flavor) SELECT 'FLAVOR_&quot;&amp;UPPER([.$A7])&amp;&quot;', Type, &quot;&amp;[.T7]&amp;&quot; FROM Leaders WHERE Type = 'LEADER_&quot;&amp;UPPER([.T$2])&amp;&quot;';&quot;" office:value-type="string" office:string-value="INSERT INTO Leader_Flavors(FlavorType, LeaderType, Flavor) SELECT 'FLAVOR_MOBILE', Type, 4 FROM Leaders WHERE Type = 'LEADER_HIAWATHA';" calcext:value-type="string">
            <text:p>INSERT INTO Leader_Flavors(FlavorType, LeaderType, Flavor) SELECT 'FLAVOR_MOBILE', Type, 4 FROM Leaders WHERE Type = 'LEADER_HIAWATHA';</text:p>
          </table:table-cell>
          <table:table-cell table:style-name="ce197" table:formula="of:=&quot;INSERT INTO Leader_Flavors(FlavorType, LeaderType, Flavor) SELECT 'FLAVOR_&quot;&amp;UPPER([.$A7])&amp;&quot;', Type, &quot;&amp;[.U7]&amp;&quot; FROM Leaders WHERE Type = 'LEADER_&quot;&amp;UPPER([.U$2])&amp;&quot;';&quot;" office:value-type="string" office:string-value="INSERT INTO Leader_Flavors(FlavorType, LeaderType, Flavor) SELECT 'FLAVOR_MOBILE', Type, 4 FROM Leaders WHERE Type = 'LEADER_MONTEZUMA';" calcext:value-type="string">
            <text:p>INSERT INTO Leader_Flavors(FlavorType, LeaderType, Flavor) SELECT 'FLAVOR_MOBILE', Type, 4 FROM Leaders WHERE Type = 'LEADER_MONTEZUMA';</text:p>
          </table:table-cell>
          <table:table-cell table:style-name="ce197" table:formula="of:=&quot;INSERT INTO Leader_Flavors(FlavorType, LeaderType, Flavor) SELECT 'FLAVOR_&quot;&amp;UPPER([.$A7])&amp;&quot;', Type, &quot;&amp;[.V7]&amp;&quot; FROM Leaders WHERE Type = 'LEADER_&quot;&amp;UPPER([.V$2])&amp;&quot;';&quot;" office:value-type="string" office:string-value="INSERT INTO Leader_Flavors(FlavorType, LeaderType, Flavor) SELECT 'FLAVOR_MOBILE', Type, 4 FROM Leaders WHERE Type = 'LEADER_THEODORA';" calcext:value-type="string">
            <text:p>INSERT INTO Leader_Flavors(FlavorType, LeaderType, Flavor) SELECT 'FLAVOR_MOBILE', Type, 4 FROM Leaders WHERE Type = 'LEADER_THEODORA';</text:p>
          </table:table-cell>
          <table:table-cell table:style-name="ce197" table:formula="of:=&quot;INSERT INTO Leader_Flavors(FlavorType, LeaderType, Flavor) SELECT 'FLAVOR_&quot;&amp;UPPER([.$A7])&amp;&quot;', Type, &quot;&amp;[.W7]&amp;&quot; FROM Leaders WHERE Type = 'LEADER_&quot;&amp;UPPER([.W$2])&amp;&quot;';&quot;" office:value-type="string" office:string-value="INSERT INTO Leader_Flavors(FlavorType, LeaderType, Flavor) SELECT 'FLAVOR_MOBILE', Type, 4 FROM Leaders WHERE Type = 'LEADER_GAJAH_MADA';" calcext:value-type="string">
            <text:p>INSERT INTO Leader_Flavors(FlavorType, LeaderType, Flavor) SELECT 'FLAVOR_MOBILE', Type, 4 FROM Leaders WHERE Type = 'LEADER_GAJAH_MADA';</text:p>
          </table:table-cell>
          <table:table-cell table:style-name="ce197" table:formula="of:=&quot;INSERT INTO Leader_Flavors(FlavorType, LeaderType, Flavor) SELECT 'FLAVOR_&quot;&amp;UPPER([.$A7])&amp;&quot;', Type, &quot;&amp;[.X7]&amp;&quot; FROM Leaders WHERE Type = 'LEADER_&quot;&amp;UPPER([.X$2])&amp;&quot;';&quot;" office:value-type="string" office:string-value="INSERT INTO Leader_Flavors(FlavorType, LeaderType, Flavor) SELECT 'FLAVOR_MOBILE', Type, 4 FROM Leaders WHERE Type = 'LEADER_CASIMIR';" calcext:value-type="string">
            <text:p>INSERT INTO Leader_Flavors(FlavorType, LeaderType, Flavor) SELECT 'FLAVOR_MOBILE', Type, 4 FROM Leaders WHERE Type = 'LEADER_CASIMIR';</text:p>
          </table:table-cell>
          <table:table-cell table:style-name="ce197" table:formula="of:=&quot;INSERT INTO Leader_Flavors(FlavorType, LeaderType, Flavor) SELECT 'FLAVOR_&quot;&amp;UPPER([.$A7])&amp;&quot;', Type, &quot;&amp;[.Y7]&amp;&quot; FROM Leaders WHERE Type = 'LEADER_&quot;&amp;UPPER([.Y$2])&amp;&quot;';&quot;" office:value-type="string" office:string-value="INSERT INTO Leader_Flavors(FlavorType, LeaderType, Flavor) SELECT 'FLAVOR_MOBILE', Type, 4 FROM Leaders WHERE Type = 'LEADER_WU_ZETIAN';" calcext:value-type="string">
            <text:p>INSERT INTO Leader_Flavors(FlavorType, LeaderType, Flavor) SELECT 'FLAVOR_MOBILE', Type, 4 FROM Leaders WHERE Type = 'LEADER_WU_ZETIAN';</text:p>
          </table:table-cell>
          <table:table-cell table:style-name="ce197" table:formula="of:=&quot;INSERT INTO Leader_Flavors(FlavorType, LeaderType, Flavor) SELECT 'FLAVOR_&quot;&amp;UPPER([.$A7])&amp;&quot;', Type, &quot;&amp;[.Z7]&amp;&quot; FROM Leaders WHERE Type = 'LEADER_&quot;&amp;UPPER([.Z$2])&amp;&quot;';&quot;" office:value-type="string" office:string-value="INSERT INTO Leader_Flavors(FlavorType, LeaderType, Flavor) SELECT 'FLAVOR_MOBILE', Type, 2 FROM Leaders WHERE Type = 'LEADER_DIPLOMAT';" calcext:value-type="string">
            <text:p>INSERT INTO Leader_Flavors(FlavorType, LeaderType, Flavor) SELECT 'FLAVOR_MOBILE', Type, 2 FROM Leaders WHERE Type = 'LEADER_DIPLOMAT';</text:p>
          </table:table-cell>
          <table:table-cell table:style-name="ce197" table:formula="of:=&quot;INSERT INTO Leader_Flavors(FlavorType, LeaderType, Flavor) SELECT 'FLAVOR_&quot;&amp;UPPER([.$A7])&amp;&quot;', Type, &quot;&amp;[.AA7]&amp;&quot; FROM Leaders WHERE Type = 'LEADER_&quot;&amp;UPPER([.AA$2])&amp;&quot;';&quot;" office:value-type="string" office:string-value="INSERT INTO Leader_Flavors(FlavorType, LeaderType, Flavor) SELECT 'FLAVOR_MOBILE', Type, 8 FROM Leaders WHERE Type = 'LEADER_GANDHI';" calcext:value-type="string">
            <text:p>INSERT INTO Leader_Flavors(FlavorType, LeaderType, Flavor) SELECT 'FLAVOR_MOBILE', Type, 8 FROM Leaders WHERE Type = 'LEADER_GANDHI';</text:p>
          </table:table-cell>
          <table:table-cell table:style-name="ce197" table:formula="of:=&quot;INSERT INTO Leader_Flavors(FlavorType, LeaderType, Flavor) SELECT 'FLAVOR_&quot;&amp;UPPER([.$A7])&amp;&quot;', Type, &quot;&amp;[.AB7]&amp;&quot; FROM Leaders WHERE Type = 'LEADER_&quot;&amp;UPPER([.AB$2])&amp;&quot;';&quot;" office:value-type="string" office:string-value="INSERT INTO Leader_Flavors(FlavorType, LeaderType, Flavor) SELECT 'FLAVOR_MOBILE', Type, 2 FROM Leaders WHERE Type = 'LEADER_SELASSIE';" calcext:value-type="string">
            <text:p>INSERT INTO Leader_Flavors(FlavorType, LeaderType, Flavor) SELECT 'FLAVOR_MOBILE', Type, 2 FROM Leaders WHERE Type = 'LEADER_SELASSIE';</text:p>
          </table:table-cell>
          <table:table-cell table:style-name="ce197" table:formula="of:=&quot;INSERT INTO Leader_Flavors(FlavorType, LeaderType, Flavor) SELECT 'FLAVOR_&quot;&amp;UPPER([.$A7])&amp;&quot;', Type, &quot;&amp;[.AC7]&amp;&quot; FROM Leaders WHERE Type = 'LEADER_&quot;&amp;UPPER([.AC$2])&amp;&quot;';&quot;" office:value-type="string" office:string-value="INSERT INTO Leader_Flavors(FlavorType, LeaderType, Flavor) SELECT 'FLAVOR_MOBILE', Type, 2 FROM Leaders WHERE Type = 'LEADER_KAMEHAMEHA';" calcext:value-type="string">
            <text:p>INSERT INTO Leader_Flavors(FlavorType, LeaderType, Flavor) SELECT 'FLAVOR_MOBILE', Type, 2 FROM Leaders WHERE Type = 'LEADER_KAMEHAMEHA';</text:p>
          </table:table-cell>
          <table:table-cell table:style-name="ce197" table:formula="of:=&quot;INSERT INTO Leader_Flavors(FlavorType, LeaderType, Flavor) SELECT 'FLAVOR_&quot;&amp;UPPER([.$A7])&amp;&quot;', Type, &quot;&amp;[.AD7]&amp;&quot; FROM Leaders WHERE Type = 'LEADER_&quot;&amp;UPPER([.AD$2])&amp;&quot;';&quot;" office:value-type="string" office:string-value="INSERT INTO Leader_Flavors(FlavorType, LeaderType, Flavor) SELECT 'FLAVOR_MOBILE', Type, 8 FROM Leaders WHERE Type = 'LEADER_MARIA_I';" calcext:value-type="string">
            <text:p>INSERT INTO Leader_Flavors(FlavorType, LeaderType, Flavor) SELECT 'FLAVOR_MOBILE', Type, 8 FROM Leaders WHERE Type = 'LEADER_MARIA_I';</text:p>
          </table:table-cell>
          <table:table-cell table:style-name="ce197" table:formula="of:=&quot;INSERT INTO Leader_Flavors(FlavorType, LeaderType, Flavor) SELECT 'FLAVOR_&quot;&amp;UPPER([.$A7])&amp;&quot;', Type, &quot;&amp;[.AE7]&amp;&quot; FROM Leaders WHERE Type = 'LEADER_&quot;&amp;UPPER([.AE$2])&amp;&quot;';&quot;" office:value-type="string" office:string-value="INSERT INTO Leader_Flavors(FlavorType, LeaderType, Flavor) SELECT 'FLAVOR_MOBILE', Type, 2 FROM Leaders WHERE Type = 'LEADER_PACHACUTI';" calcext:value-type="string">
            <text:p>INSERT INTO Leader_Flavors(FlavorType, LeaderType, Flavor) SELECT 'FLAVOR_MOBILE', Type, 2 FROM Leaders WHERE Type = 'LEADER_PACHACUTI';</text:p>
          </table:table-cell>
          <table:table-cell table:style-name="ce197" table:formula="of:=&quot;INSERT INTO Leader_Flavors(FlavorType, LeaderType, Flavor) SELECT 'FLAVOR_&quot;&amp;UPPER([.$A7])&amp;&quot;', Type, &quot;&amp;[.AF7]&amp;&quot; FROM Leaders WHERE Type = 'LEADER_&quot;&amp;UPPER([.AF$2])&amp;&quot;';&quot;" office:value-type="string" office:string-value="INSERT INTO Leader_Flavors(FlavorType, LeaderType, Flavor) SELECT 'FLAVOR_MOBILE', Type, 8 FROM Leaders WHERE Type = 'LEADER_RAMESSES';" calcext:value-type="string">
            <text:p>INSERT INTO Leader_Flavors(FlavorType, LeaderType, Flavor) SELECT 'FLAVOR_MOBILE', Type, 8 FROM Leaders WHERE Type = 'LEADER_RAMESSES';</text:p>
          </table:table-cell>
          <table:table-cell table:style-name="ce197" table:formula="of:=&quot;INSERT INTO Leader_Flavors(FlavorType, LeaderType, Flavor) SELECT 'FLAVOR_&quot;&amp;UPPER([.$A7])&amp;&quot;', Type, &quot;&amp;[.AG7]&amp;&quot; FROM Leaders WHERE Type = 'LEADER_&quot;&amp;UPPER([.AG$2])&amp;&quot;';&quot;" office:value-type="string" office:string-value="INSERT INTO Leader_Flavors(FlavorType, LeaderType, Flavor) SELECT 'FLAVOR_MOBILE', Type, 8 FROM Leaders WHERE Type = 'LEADER_RAMKHAMHAENG';" calcext:value-type="string">
            <text:p>INSERT INTO Leader_Flavors(FlavorType, LeaderType, Flavor) SELECT 'FLAVOR_MOBILE', Type, 8 FROM Leaders WHERE Type = 'LEADER_RAMKHAMHAENG';</text:p>
          </table:table-cell>
          <table:table-cell table:style-name="ce197" table:formula="of:=&quot;INSERT INTO Leader_Flavors(FlavorType, LeaderType, Flavor) SELECT 'FLAVOR_&quot;&amp;UPPER([.$A7])&amp;&quot;', Type, &quot;&amp;[.AH7]&amp;&quot; FROM Leaders WHERE Type = 'LEADER_&quot;&amp;UPPER([.AH$2])&amp;&quot;';&quot;" office:value-type="string" office:string-value="INSERT INTO Leader_Flavors(FlavorType, LeaderType, Flavor) SELECT 'FLAVOR_MOBILE', Type, 8 FROM Leaders WHERE Type = 'LEADER_PEDRO';" calcext:value-type="string">
            <text:p>INSERT INTO Leader_Flavors(FlavorType, LeaderType, Flavor) SELECT 'FLAVOR_MOBILE', Type, 8 FROM Leaders WHERE Type = 'LEADER_PEDRO';</text:p>
          </table:table-cell>
          <table:table-cell table:style-name="ce197" table:formula="of:=&quot;INSERT INTO Leader_Flavors(FlavorType, LeaderType, Flavor) SELECT 'FLAVOR_&quot;&amp;UPPER([.$A7])&amp;&quot;', Type, &quot;&amp;[.AI7]&amp;&quot; FROM Leaders WHERE Type = 'LEADER_&quot;&amp;UPPER([.AI$2])&amp;&quot;';&quot;" office:value-type="string" office:string-value="INSERT INTO Leader_Flavors(FlavorType, LeaderType, Flavor) SELECT 'FLAVOR_MOBILE', Type, 8 FROM Leaders WHERE Type = 'LEADER_AHMAD_ALMANSUR';" calcext:value-type="string">
            <text:p>INSERT INTO Leader_Flavors(FlavorType, LeaderType, Flavor) SELECT 'FLAVOR_MOBILE', Type, 8 FROM Leaders WHERE Type = 'LEADER_AHMAD_ALMANSUR';</text:p>
          </table:table-cell>
          <table:table-cell table:style-name="ce197" table:formula="of:=&quot;INSERT INTO Leader_Flavors(FlavorType, LeaderType, Flavor) SELECT 'FLAVOR_&quot;&amp;UPPER([.$A7])&amp;&quot;', Type, &quot;&amp;[.AJ7]&amp;&quot; FROM Leaders WHERE Type = 'LEADER_&quot;&amp;UPPER([.AJ$2])&amp;&quot;';&quot;" office:value-type="string" office:string-value="INSERT INTO Leader_Flavors(FlavorType, LeaderType, Flavor) SELECT 'FLAVOR_MOBILE', Type, 2 FROM Leaders WHERE Type = 'LEADER_SEJONG';" calcext:value-type="string">
            <text:p>INSERT INTO Leader_Flavors(FlavorType, LeaderType, Flavor) SELECT 'FLAVOR_MOBILE', Type, 2 FROM Leaders WHERE Type = 'LEADER_SEJONG';</text:p>
          </table:table-cell>
          <table:table-cell table:style-name="ce197" table:formula="of:=&quot;INSERT INTO Leader_Flavors(FlavorType, LeaderType, Flavor) SELECT 'FLAVOR_&quot;&amp;UPPER([.$A7])&amp;&quot;', Type, &quot;&amp;[.AK7]&amp;&quot; FROM Leaders WHERE Type = 'LEADER_&quot;&amp;UPPER([.AK$2])&amp;&quot;';&quot;" office:value-type="string" office:string-value="INSERT INTO Leader_Flavors(FlavorType, LeaderType, Flavor) SELECT 'FLAVOR_MOBILE', Type, 2 FROM Leaders WHERE Type = 'LEADER_EXPANSIONIST';" calcext:value-type="string">
            <text:p>INSERT INTO Leader_Flavors(FlavorType, LeaderType, Flavor) SELECT 'FLAVOR_MOBILE', Type, 2 FROM Leaders WHERE Type = 'LEADER_EXPANSIONIST';</text:p>
          </table:table-cell>
          <table:table-cell table:style-name="ce197" table:formula="of:=&quot;INSERT INTO Leader_Flavors(FlavorType, LeaderType, Flavor) SELECT 'FLAVOR_&quot;&amp;UPPER([.$A7])&amp;&quot;', Type, &quot;&amp;[.AL7]&amp;&quot; FROM Leaders WHERE Type = 'LEADER_&quot;&amp;UPPER([.AL$2])&amp;&quot;';&quot;" office:value-type="string" office:string-value="INSERT INTO Leader_Flavors(FlavorType, LeaderType, Flavor) SELECT 'FLAVOR_MOBILE', Type, 2 FROM Leaders WHERE Type = 'LEADER_BOUDICCA';" calcext:value-type="string">
            <text:p>INSERT INTO Leader_Flavors(FlavorType, LeaderType, Flavor) SELECT 'FLAVOR_MOBILE', Type, 2 FROM Leaders WHERE Type = 'LEADER_BOUDICCA';</text:p>
          </table:table-cell>
          <table:table-cell table:style-name="ce197" table:formula="of:=&quot;INSERT INTO Leader_Flavors(FlavorType, LeaderType, Flavor) SELECT 'FLAVOR_&quot;&amp;UPPER([.$A7])&amp;&quot;', Type, &quot;&amp;[.AM7]&amp;&quot; FROM Leaders WHERE Type = 'LEADER_&quot;&amp;UPPER([.AM$2])&amp;&quot;';&quot;" office:value-type="string" office:string-value="INSERT INTO Leader_Flavors(FlavorType, LeaderType, Flavor) SELECT 'FLAVOR_MOBILE', Type, 2 FROM Leaders WHERE Type = 'LEADER_DARIUS';" calcext:value-type="string">
            <text:p>INSERT INTO Leader_Flavors(FlavorType, LeaderType, Flavor) SELECT 'FLAVOR_MOBILE', Type, 2 FROM Leaders WHERE Type = 'LEADER_DARIUS';</text:p>
          </table:table-cell>
          <table:table-cell table:style-name="ce197" table:formula="of:=&quot;INSERT INTO Leader_Flavors(FlavorType, LeaderType, Flavor) SELECT 'FLAVOR_&quot;&amp;UPPER([.$A7])&amp;&quot;', Type, &quot;&amp;[.AN7]&amp;&quot; FROM Leaders WHERE Type = 'LEADER_&quot;&amp;UPPER([.AN$2])&amp;&quot;';&quot;" office:value-type="string" office:string-value="INSERT INTO Leader_Flavors(FlavorType, LeaderType, Flavor) SELECT 'FLAVOR_MOBILE', Type, 2 FROM Leaders WHERE Type = 'LEADER_DIDO';" calcext:value-type="string">
            <text:p>INSERT INTO Leader_Flavors(FlavorType, LeaderType, Flavor) SELECT 'FLAVOR_MOBILE', Type, 2 FROM Leaders WHERE Type = 'LEADER_DIDO';</text:p>
          </table:table-cell>
          <table:table-cell table:style-name="ce197" table:formula="of:=&quot;INSERT INTO Leader_Flavors(FlavorType, LeaderType, Flavor) SELECT 'FLAVOR_&quot;&amp;UPPER([.$A7])&amp;&quot;', Type, &quot;&amp;[.AO7]&amp;&quot; FROM Leaders WHERE Type = 'LEADER_&quot;&amp;UPPER([.AO$2])&amp;&quot;';&quot;" office:value-type="string" office:string-value="INSERT INTO Leader_Flavors(FlavorType, LeaderType, Flavor) SELECT 'FLAVOR_MOBILE', Type, 8 FROM Leaders WHERE Type = 'LEADER_HARUN_AL_RASHID';" calcext:value-type="string">
            <text:p>INSERT INTO Leader_Flavors(FlavorType, LeaderType, Flavor) SELECT 'FLAVOR_MOBILE', Type, 8 FROM Leaders WHERE Type = 'LEADER_HARUN_AL_RASHID';</text:p>
          </table:table-cell>
          <table:table-cell table:style-name="ce197" table:formula="of:=&quot;INSERT INTO Leader_Flavors(FlavorType, LeaderType, Flavor) SELECT 'FLAVOR_&quot;&amp;UPPER([.$A7])&amp;&quot;', Type, &quot;&amp;[.AP7]&amp;&quot; FROM Leaders WHERE Type = 'LEADER_&quot;&amp;UPPER([.AP$2])&amp;&quot;';&quot;" office:value-type="string" office:string-value="INSERT INTO Leader_Flavors(FlavorType, LeaderType, Flavor) SELECT 'FLAVOR_MOBILE', Type, 2 FROM Leaders WHERE Type = 'LEADER_NEBUCHADNEZZAR';" calcext:value-type="string">
            <text:p>INSERT INTO Leader_Flavors(FlavorType, LeaderType, Flavor) SELECT 'FLAVOR_MOBILE', Type, 2 FROM Leaders WHERE Type = 'LEADER_NEBUCHADNEZZAR';</text:p>
          </table:table-cell>
          <table:table-cell table:style-name="ce197" table:formula="of:=&quot;INSERT INTO Leader_Flavors(FlavorType, LeaderType, Flavor) SELECT 'FLAVOR_&quot;&amp;UPPER([.$A7])&amp;&quot;', Type, &quot;&amp;[.AQ7]&amp;&quot; FROM Leaders WHERE Type = 'LEADER_&quot;&amp;UPPER([.AQ$2])&amp;&quot;';&quot;" office:value-type="string" office:string-value="INSERT INTO Leader_Flavors(FlavorType, LeaderType, Flavor) SELECT 'FLAVOR_MOBILE', Type, 2 FROM Leaders WHERE Type = 'LEADER_PACAL';" calcext:value-type="string">
            <text:p>INSERT INTO Leader_Flavors(FlavorType, LeaderType, Flavor) SELECT 'FLAVOR_MOBILE', Type, 2 FROM Leaders WHERE Type = 'LEADER_PACAL';</text:p>
          </table:table-cell>
          <table:table-cell table:style-name="ce197" table:formula="of:=&quot;INSERT INTO Leader_Flavors(FlavorType, LeaderType, Flavor) SELECT 'FLAVOR_&quot;&amp;UPPER([.$A7])&amp;&quot;', Type, &quot;&amp;[.AR7]&amp;&quot; FROM Leaders WHERE Type = 'LEADER_&quot;&amp;UPPER([.AR$2])&amp;&quot;';&quot;" office:value-type="string" office:string-value="INSERT INTO Leader_Flavors(FlavorType, LeaderType, Flavor) SELECT 'FLAVOR_MOBILE', Type, 2 FROM Leaders WHERE Type = 'LEADER_SULEIMAN';" calcext:value-type="string">
            <text:p>INSERT INTO Leader_Flavors(FlavorType, LeaderType, Flavor) SELECT 'FLAVOR_MOBILE', Type, 2 FROM Leaders WHERE Type = 'LEADER_SULEIMAN';</text:p>
          </table:table-cell>
          <table:table-cell table:style-name="ce197" table:formula="of:=&quot;INSERT INTO Leader_Flavors(FlavorType, LeaderType, Flavor) SELECT 'FLAVOR_&quot;&amp;UPPER([.$A7])&amp;&quot;', Type, &quot;&amp;[.AS7]&amp;&quot; FROM Leaders WHERE Type = 'LEADER_&quot;&amp;UPPER([.AS$2])&amp;&quot;';&quot;" office:value-type="string" office:string-value="INSERT INTO Leader_Flavors(FlavorType, LeaderType, Flavor) SELECT 'FLAVOR_MOBILE', Type, 2 FROM Leaders WHERE Type = 'LEADER_WASHINGTON';" calcext:value-type="string">
            <text:p>INSERT INTO Leader_Flavors(FlavorType, LeaderType, Flavor) SELECT 'FLAVOR_MOBILE', Type, 2 FROM Leaders WHERE Type = 'LEADER_WASHINGTON';</text:p>
          </table:table-cell>
          <table:table-cell table:style-name="ce197" table:formula="of:=&quot;INSERT INTO Leader_Flavors(FlavorType, LeaderType, Flavor) SELECT 'FLAVOR_&quot;&amp;UPPER([.$A7])&amp;&quot;', Type, &quot;&amp;[.AT7]&amp;&quot; FROM Leaders WHERE Type = 'LEADER_&quot;&amp;UPPER([.AT$2])&amp;&quot;';&quot;" office:value-type="string" office:string-value="INSERT INTO Leader_Flavors(FlavorType, LeaderType, Flavor) SELECT 'FLAVOR_MOBILE', Type, 2 FROM Leaders WHERE Type = 'LEADER_MARIA';" calcext:value-type="string">
            <text:p>INSERT INTO Leader_Flavors(FlavorType, LeaderType, Flavor) SELECT 'FLAVOR_MOBILE', Type, 2 FROM Leaders WHERE Type = 'LEADER_MARIA';</text:p>
          </table:table-cell>
          <table:table-cell table:style-name="ce197" table:formula="of:=&quot;INSERT INTO Leader_Flavors(FlavorType, LeaderType, Flavor) SELECT 'FLAVOR_&quot;&amp;UPPER([.$A7])&amp;&quot;', Type, &quot;&amp;[.AU7]&amp;&quot; FROM Leaders WHERE Type = 'LEADER_&quot;&amp;UPPER([.AU$2])&amp;&quot;';&quot;" office:value-type="string" office:string-value="INSERT INTO Leader_Flavors(FlavorType, LeaderType, Flavor) SELECT 'FLAVOR_MOBILE', Type, 2 FROM Leaders WHERE Type = 'LEADER_POCATELLO';" calcext:value-type="string">
            <text:p>INSERT INTO Leader_Flavors(FlavorType, LeaderType, Flavor) SELECT 'FLAVOR_MOBILE', Type, 2 FROM Leaders WHERE Type = 'LEADER_POCATELLO';</text:p>
          </table:table-cell>
          <table:table-cell table:style-name="ce197" table:formula="of:=&quot;INSERT INTO Leader_Flavors(FlavorType, LeaderType, Flavor) SELECT 'FLAVOR_&quot;&amp;UPPER([.$A7])&amp;&quot;', Type, &quot;&amp;[.AV7]&amp;&quot; FROM Leaders WHERE Type = 'LEADER_&quot;&amp;UPPER([.AV$2])&amp;&quot;';&quot;" office:value-type="string" office:string-value="INSERT INTO Leader_Flavors(FlavorType, LeaderType, Flavor) SELECT 'FLAVOR_MOBILE', Type, 2 FROM Leaders WHERE Type = 'LEADER_WILLIAM';" calcext:value-type="string">
            <text:p>INSERT INTO Leader_Flavors(FlavorType, LeaderType, Flavor) SELECT 'FLAVOR_MOBILE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8])&amp;&quot;', Type, &quot;&amp;[.C8]&amp;&quot; FROM Leaders WHERE Type = 'LEADER_&quot;&amp;UPPER([.C$2])&amp;&quot;';&quot;" office:value-type="string" office:string-value="INSERT INTO Leader_Flavors(FlavorType, LeaderType, Flavor) SELECT 'FLAVOR_ANTI_MOBILE', Type, 4 FROM Leaders WHERE Type = 'LEADER_ASHURBANIPAL';" calcext:value-type="string">
            <text:p>INSERT INTO Leader_Flavors(FlavorType, LeaderType, Flavor) SELECT 'FLAVOR_ANTI_MOBILE', Type, 4 FROM Leaders WHERE Type = 'LEADER_ASHURBANIPAL';</text:p>
          </table:table-cell>
          <table:table-cell table:style-name="ce197" table:formula="of:=&quot;INSERT INTO Leader_Flavors(FlavorType, LeaderType, Flavor) SELECT 'FLAVOR_&quot;&amp;UPPER([.$A8])&amp;&quot;', Type, &quot;&amp;[.D8]&amp;&quot; FROM Leaders WHERE Type = 'LEADER_&quot;&amp;UPPER([.D$2])&amp;&quot;';&quot;" office:value-type="string" office:string-value="INSERT INTO Leader_Flavors(FlavorType, LeaderType, Flavor) SELECT 'FLAVOR_ANTI_MOBILE', Type, 4 FROM Leaders WHERE Type = 'LEADER_ASKIA';" calcext:value-type="string">
            <text:p>INSERT INTO Leader_Flavors(FlavorType, LeaderType, Flavor) SELECT 'FLAVOR_ANTI_MOBILE', Type, 4 FROM Leaders WHERE Type = 'LEADER_ASKIA';</text:p>
          </table:table-cell>
          <table:table-cell table:style-name="ce197" table:formula="of:=&quot;INSERT INTO Leader_Flavors(FlavorType, LeaderType, Flavor) SELECT 'FLAVOR_&quot;&amp;UPPER([.$A8])&amp;&quot;', Type, &quot;&amp;[.E8]&amp;&quot; FROM Leaders WHERE Type = 'LEADER_&quot;&amp;UPPER([.E$2])&amp;&quot;';&quot;" office:value-type="string" office:string-value="INSERT INTO Leader_Flavors(FlavorType, LeaderType, Flavor) SELECT 'FLAVOR_ANTI_MOBILE', Type, 4 FROM Leaders WHERE Type = 'LEADER_ATTILA';" calcext:value-type="string">
            <text:p>INSERT INTO Leader_Flavors(FlavorType, LeaderType, Flavor) SELECT 'FLAVOR_ANTI_MOBILE', Type, 4 FROM Leaders WHERE Type = 'LEADER_ATTILA';</text:p>
          </table:table-cell>
          <table:table-cell table:style-name="ce197" table:formula="of:=&quot;INSERT INTO Leader_Flavors(FlavorType, LeaderType, Flavor) SELECT 'FLAVOR_&quot;&amp;UPPER([.$A8])&amp;&quot;', Type, &quot;&amp;[.F8]&amp;&quot; FROM Leaders WHERE Type = 'LEADER_&quot;&amp;UPPER([.F$2])&amp;&quot;';&quot;" office:value-type="string" office:string-value="INSERT INTO Leader_Flavors(FlavorType, LeaderType, Flavor) SELECT 'FLAVOR_ANTI_MOBILE', Type, 4 FROM Leaders WHERE Type = 'LEADER_AUGUSTUS';" calcext:value-type="string">
            <text:p>INSERT INTO Leader_Flavors(FlavorType, LeaderType, Flavor) SELECT 'FLAVOR_ANTI_MOBILE', Type, 4 FROM Leaders WHERE Type = 'LEADER_AUGUSTUS';</text:p>
          </table:table-cell>
          <table:table-cell table:style-name="ce197" table:formula="of:=&quot;INSERT INTO Leader_Flavors(FlavorType, LeaderType, Flavor) SELECT 'FLAVOR_&quot;&amp;UPPER([.$A8])&amp;&quot;', Type, &quot;&amp;[.G8]&amp;&quot; FROM Leaders WHERE Type = 'LEADER_&quot;&amp;UPPER([.G$2])&amp;&quot;';&quot;" office:value-type="string" office:string-value="INSERT INTO Leader_Flavors(FlavorType, LeaderType, Flavor) SELECT 'FLAVOR_ANTI_MOBILE', Type, 4 FROM Leaders WHERE Type = 'LEADER_GENGHIS_KHAN';" calcext:value-type="string">
            <text:p>INSERT INTO Leader_Flavors(FlavorType, LeaderType, Flavor) SELECT 'FLAVOR_ANTI_MOBILE', Type, 4 FROM Leaders WHERE Type = 'LEADER_GENGHIS_KHAN';</text:p>
          </table:table-cell>
          <table:table-cell table:style-name="ce197" table:formula="of:=&quot;INSERT INTO Leader_Flavors(FlavorType, LeaderType, Flavor) SELECT 'FLAVOR_&quot;&amp;UPPER([.$A8])&amp;&quot;', Type, &quot;&amp;[.H8]&amp;&quot; FROM Leaders WHERE Type = 'LEADER_&quot;&amp;UPPER([.H$2])&amp;&quot;';&quot;" office:value-type="string" office:string-value="INSERT INTO Leader_Flavors(FlavorType, LeaderType, Flavor) SELECT 'FLAVOR_ANTI_MOBILE', Type, 4 FROM Leaders WHERE Type = 'LEADER_HARALD';" calcext:value-type="string">
            <text:p>INSERT INTO Leader_Flavors(FlavorType, LeaderType, Flavor) SELECT 'FLAVOR_ANTI_MOBILE', Type, 4 FROM Leaders WHERE Type = 'LEADER_HARALD';</text:p>
          </table:table-cell>
          <table:table-cell table:style-name="ce197" table:formula="of:=&quot;INSERT INTO Leader_Flavors(FlavorType, LeaderType, Flavor) SELECT 'FLAVOR_&quot;&amp;UPPER([.$A8])&amp;&quot;', Type, &quot;&amp;[.I8]&amp;&quot; FROM Leaders WHERE Type = 'LEADER_&quot;&amp;UPPER([.I$2])&amp;&quot;';&quot;" office:value-type="string" office:string-value="INSERT INTO Leader_Flavors(FlavorType, LeaderType, Flavor) SELECT 'FLAVOR_ANTI_MOBILE', Type, 4 FROM Leaders WHERE Type = 'LEADER_ISABELLA';" calcext:value-type="string">
            <text:p>INSERT INTO Leader_Flavors(FlavorType, LeaderType, Flavor) SELECT 'FLAVOR_ANTI_MOBILE', Type, 4 FROM Leaders WHERE Type = 'LEADER_ISABELLA';</text:p>
          </table:table-cell>
          <table:table-cell table:style-name="ce197" table:formula="of:=&quot;INSERT INTO Leader_Flavors(FlavorType, LeaderType, Flavor) SELECT 'FLAVOR_&quot;&amp;UPPER([.$A8])&amp;&quot;', Type, &quot;&amp;[.J8]&amp;&quot; FROM Leaders WHERE Type = 'LEADER_&quot;&amp;UPPER([.J$2])&amp;&quot;';&quot;" office:value-type="string" office:string-value="INSERT INTO Leader_Flavors(FlavorType, LeaderType, Flavor) SELECT 'FLAVOR_ANTI_MOBILE', Type, 4 FROM Leaders WHERE Type = 'LEADER_NAPOLEON';" calcext:value-type="string">
            <text:p>INSERT INTO Leader_Flavors(FlavorType, LeaderType, Flavor) SELECT 'FLAVOR_ANTI_MOBILE', Type, 4 FROM Leaders WHERE Type = 'LEADER_NAPOLEON';</text:p>
          </table:table-cell>
          <table:table-cell table:style-name="ce197" table:formula="of:=&quot;INSERT INTO Leader_Flavors(FlavorType, LeaderType, Flavor) SELECT 'FLAVOR_&quot;&amp;UPPER([.$A8])&amp;&quot;', Type, &quot;&amp;[.K8]&amp;&quot; FROM Leaders WHERE Type = 'LEADER_&quot;&amp;UPPER([.K$2])&amp;&quot;';&quot;" office:value-type="string" office:string-value="INSERT INTO Leader_Flavors(FlavorType, LeaderType, Flavor) SELECT 'FLAVOR_ANTI_MOBILE', Type, 4 FROM Leaders WHERE Type = 'LEADER_ODA_NOBUNAGA';" calcext:value-type="string">
            <text:p>INSERT INTO Leader_Flavors(FlavorType, LeaderType, Flavor) SELECT 'FLAVOR_ANTI_MOBILE', Type, 4 FROM Leaders WHERE Type = 'LEADER_ODA_NOBUNAGA';</text:p>
          </table:table-cell>
          <table:table-cell table:style-name="ce197" table:formula="of:=&quot;INSERT INTO Leader_Flavors(FlavorType, LeaderType, Flavor) SELECT 'FLAVOR_&quot;&amp;UPPER([.$A8])&amp;&quot;', Type, &quot;&amp;[.L8]&amp;&quot; FROM Leaders WHERE Type = 'LEADER_&quot;&amp;UPPER([.L$2])&amp;&quot;';&quot;" office:value-type="string" office:string-value="INSERT INTO Leader_Flavors(FlavorType, LeaderType, Flavor) SELECT 'FLAVOR_ANTI_MOBILE', Type, 4 FROM Leaders WHERE Type = 'LEADER_ENRICO_DANDOLO';" calcext:value-type="string">
            <text:p>INSERT INTO Leader_Flavors(FlavorType, LeaderType, Flavor) SELECT 'FLAVOR_ANTI_MOBILE', Type, 4 FROM Leaders WHERE Type = 'LEADER_ENRICO_DANDOLO';</text:p>
          </table:table-cell>
          <table:table-cell table:style-name="ce197" table:formula="of:=&quot;INSERT INTO Leader_Flavors(FlavorType, LeaderType, Flavor) SELECT 'FLAVOR_&quot;&amp;UPPER([.$A8])&amp;&quot;', Type, &quot;&amp;[.M8]&amp;&quot; FROM Leaders WHERE Type = 'LEADER_&quot;&amp;UPPER([.M$2])&amp;&quot;';&quot;" office:value-type="string" office:string-value="INSERT INTO Leader_Flavors(FlavorType, LeaderType, Flavor) SELECT 'FLAVOR_ANTI_MOBILE', Type, 4 FROM Leaders WHERE Type = 'LEADER_SHAKA';" calcext:value-type="string">
            <text:p>INSERT INTO Leader_Flavors(FlavorType, LeaderType, Flavor) SELECT 'FLAVOR_ANTI_MOBILE', Type, 4 FROM Leaders WHERE Type = 'LEADER_SHAKA';</text:p>
          </table:table-cell>
          <table:table-cell table:style-name="ce197" table:formula="of:=&quot;INSERT INTO Leader_Flavors(FlavorType, LeaderType, Flavor) SELECT 'FLAVOR_&quot;&amp;UPPER([.$A8])&amp;&quot;', Type, &quot;&amp;[.N8]&amp;&quot; FROM Leaders WHERE Type = 'LEADER_&quot;&amp;UPPER([.N$2])&amp;&quot;';&quot;" office:value-type="string" office:string-value="INSERT INTO Leader_Flavors(FlavorType, LeaderType, Flavor) SELECT 'FLAVOR_ANTI_MOBILE', Type, 4 FROM Leaders WHERE Type = 'LEADER_COALITION';" calcext:value-type="string">
            <text:p>INSERT INTO Leader_Flavors(FlavorType, LeaderType, Flavor) SELECT 'FLAVOR_ANTI_MOBILE', Type, 4 FROM Leaders WHERE Type = 'LEADER_COALITION';</text:p>
          </table:table-cell>
          <table:table-cell table:style-name="ce197" table:formula="of:=&quot;INSERT INTO Leader_Flavors(FlavorType, LeaderType, Flavor) SELECT 'FLAVOR_&quot;&amp;UPPER([.$A8])&amp;&quot;', Type, &quot;&amp;[.O8]&amp;&quot; FROM Leaders WHERE Type = 'LEADER_&quot;&amp;UPPER([.O$2])&amp;&quot;';&quot;" office:value-type="string" office:string-value="INSERT INTO Leader_Flavors(FlavorType, LeaderType, Flavor) SELECT 'FLAVOR_ANTI_MOBILE', Type, 4 FROM Leaders WHERE Type = 'LEADER_ALEXANDER';" calcext:value-type="string">
            <text:p>INSERT INTO Leader_Flavors(FlavorType, LeaderType, Flavor) SELECT 'FLAVOR_ANTI_MOBILE', Type, 4 FROM Leaders WHERE Type = 'LEADER_ALEXANDER';</text:p>
          </table:table-cell>
          <table:table-cell table:style-name="ce197" table:formula="of:=&quot;INSERT INTO Leader_Flavors(FlavorType, LeaderType, Flavor) SELECT 'FLAVOR_&quot;&amp;UPPER([.$A8])&amp;&quot;', Type, &quot;&amp;[.P8]&amp;&quot; FROM Leaders WHERE Type = 'LEADER_&quot;&amp;UPPER([.P$2])&amp;&quot;';&quot;" office:value-type="string" office:string-value="INSERT INTO Leader_Flavors(FlavorType, LeaderType, Flavor) SELECT 'FLAVOR_ANTI_MOBILE', Type, 4 FROM Leaders WHERE Type = 'LEADER_BISMARCK';" calcext:value-type="string">
            <text:p>INSERT INTO Leader_Flavors(FlavorType, LeaderType, Flavor) SELECT 'FLAVOR_ANTI_MOBILE', Type, 4 FROM Leaders WHERE Type = 'LEADER_BISMARCK';</text:p>
          </table:table-cell>
          <table:table-cell table:style-name="ce197" table:formula="of:=&quot;INSERT INTO Leader_Flavors(FlavorType, LeaderType, Flavor) SELECT 'FLAVOR_&quot;&amp;UPPER([.$A8])&amp;&quot;', Type, &quot;&amp;[.Q8]&amp;&quot; FROM Leaders WHERE Type = 'LEADER_&quot;&amp;UPPER([.Q$2])&amp;&quot;';&quot;" office:value-type="string" office:string-value="INSERT INTO Leader_Flavors(FlavorType, LeaderType, Flavor) SELECT 'FLAVOR_ANTI_MOBILE', Type, 4 FROM Leaders WHERE Type = 'LEADER_CATHERINE';" calcext:value-type="string">
            <text:p>INSERT INTO Leader_Flavors(FlavorType, LeaderType, Flavor) SELECT 'FLAVOR_ANTI_MOBILE', Type, 4 FROM Leaders WHERE Type = 'LEADER_CATHERINE';</text:p>
          </table:table-cell>
          <table:table-cell table:style-name="ce197" table:formula="of:=&quot;INSERT INTO Leader_Flavors(FlavorType, LeaderType, Flavor) SELECT 'FLAVOR_&quot;&amp;UPPER([.$A8])&amp;&quot;', Type, &quot;&amp;[.R8]&amp;&quot; FROM Leaders WHERE Type = 'LEADER_&quot;&amp;UPPER([.R$2])&amp;&quot;';&quot;" office:value-type="string" office:string-value="INSERT INTO Leader_Flavors(FlavorType, LeaderType, Flavor) SELECT 'FLAVOR_ANTI_MOBILE', Type, 4 FROM Leaders WHERE Type = 'LEADER_ELIZABETH';" calcext:value-type="string">
            <text:p>INSERT INTO Leader_Flavors(FlavorType, LeaderType, Flavor) SELECT 'FLAVOR_ANTI_MOBILE', Type, 4 FROM Leaders WHERE Type = 'LEADER_ELIZABETH';</text:p>
          </table:table-cell>
          <table:table-cell table:style-name="ce197" table:formula="of:=&quot;INSERT INTO Leader_Flavors(FlavorType, LeaderType, Flavor) SELECT 'FLAVOR_&quot;&amp;UPPER([.$A8])&amp;&quot;', Type, &quot;&amp;[.S8]&amp;&quot; FROM Leaders WHERE Type = 'LEADER_&quot;&amp;UPPER([.S$2])&amp;&quot;';&quot;" office:value-type="string" office:string-value="INSERT INTO Leader_Flavors(FlavorType, LeaderType, Flavor) SELECT 'FLAVOR_ANTI_MOBILE', Type, 4 FROM Leaders WHERE Type = 'LEADER_GUSTAVUS_ADOLPHUS';" calcext:value-type="string">
            <text:p>INSERT INTO Leader_Flavors(FlavorType, LeaderType, Flavor) SELECT 'FLAVOR_ANTI_MOBILE', Type, 4 FROM Leaders WHERE Type = 'LEADER_GUSTAVUS_ADOLPHUS';</text:p>
          </table:table-cell>
          <table:table-cell table:style-name="ce197" table:formula="of:=&quot;INSERT INTO Leader_Flavors(FlavorType, LeaderType, Flavor) SELECT 'FLAVOR_&quot;&amp;UPPER([.$A8])&amp;&quot;', Type, &quot;&amp;[.T8]&amp;&quot; FROM Leaders WHERE Type = 'LEADER_&quot;&amp;UPPER([.T$2])&amp;&quot;';&quot;" office:value-type="string" office:string-value="INSERT INTO Leader_Flavors(FlavorType, LeaderType, Flavor) SELECT 'FLAVOR_ANTI_MOBILE', Type, 4 FROM Leaders WHERE Type = 'LEADER_HIAWATHA';" calcext:value-type="string">
            <text:p>INSERT INTO Leader_Flavors(FlavorType, LeaderType, Flavor) SELECT 'FLAVOR_ANTI_MOBILE', Type, 4 FROM Leaders WHERE Type = 'LEADER_HIAWATHA';</text:p>
          </table:table-cell>
          <table:table-cell table:style-name="ce197" table:formula="of:=&quot;INSERT INTO Leader_Flavors(FlavorType, LeaderType, Flavor) SELECT 'FLAVOR_&quot;&amp;UPPER([.$A8])&amp;&quot;', Type, &quot;&amp;[.U8]&amp;&quot; FROM Leaders WHERE Type = 'LEADER_&quot;&amp;UPPER([.U$2])&amp;&quot;';&quot;" office:value-type="string" office:string-value="INSERT INTO Leader_Flavors(FlavorType, LeaderType, Flavor) SELECT 'FLAVOR_ANTI_MOBILE', Type, 4 FROM Leaders WHERE Type = 'LEADER_MONTEZUMA';" calcext:value-type="string">
            <text:p>INSERT INTO Leader_Flavors(FlavorType, LeaderType, Flavor) SELECT 'FLAVOR_ANTI_MOBILE', Type, 4 FROM Leaders WHERE Type = 'LEADER_MONTEZUMA';</text:p>
          </table:table-cell>
          <table:table-cell table:style-name="ce197" table:formula="of:=&quot;INSERT INTO Leader_Flavors(FlavorType, LeaderType, Flavor) SELECT 'FLAVOR_&quot;&amp;UPPER([.$A8])&amp;&quot;', Type, &quot;&amp;[.V8]&amp;&quot; FROM Leaders WHERE Type = 'LEADER_&quot;&amp;UPPER([.V$2])&amp;&quot;';&quot;" office:value-type="string" office:string-value="INSERT INTO Leader_Flavors(FlavorType, LeaderType, Flavor) SELECT 'FLAVOR_ANTI_MOBILE', Type, 4 FROM Leaders WHERE Type = 'LEADER_THEODORA';" calcext:value-type="string">
            <text:p>INSERT INTO Leader_Flavors(FlavorType, LeaderType, Flavor) SELECT 'FLAVOR_ANTI_MOBILE', Type, 4 FROM Leaders WHERE Type = 'LEADER_THEODORA';</text:p>
          </table:table-cell>
          <table:table-cell table:style-name="ce197" table:formula="of:=&quot;INSERT INTO Leader_Flavors(FlavorType, LeaderType, Flavor) SELECT 'FLAVOR_&quot;&amp;UPPER([.$A8])&amp;&quot;', Type, &quot;&amp;[.W8]&amp;&quot; FROM Leaders WHERE Type = 'LEADER_&quot;&amp;UPPER([.W$2])&amp;&quot;';&quot;" office:value-type="string" office:string-value="INSERT INTO Leader_Flavors(FlavorType, LeaderType, Flavor) SELECT 'FLAVOR_ANTI_MOBILE', Type, 4 FROM Leaders WHERE Type = 'LEADER_GAJAH_MADA';" calcext:value-type="string">
            <text:p>INSERT INTO Leader_Flavors(FlavorType, LeaderType, Flavor) SELECT 'FLAVOR_ANTI_MOBILE', Type, 4 FROM Leaders WHERE Type = 'LEADER_GAJAH_MADA';</text:p>
          </table:table-cell>
          <table:table-cell table:style-name="ce197" table:formula="of:=&quot;INSERT INTO Leader_Flavors(FlavorType, LeaderType, Flavor) SELECT 'FLAVOR_&quot;&amp;UPPER([.$A8])&amp;&quot;', Type, &quot;&amp;[.X8]&amp;&quot; FROM Leaders WHERE Type = 'LEADER_&quot;&amp;UPPER([.X$2])&amp;&quot;';&quot;" office:value-type="string" office:string-value="INSERT INTO Leader_Flavors(FlavorType, LeaderType, Flavor) SELECT 'FLAVOR_ANTI_MOBILE', Type, 4 FROM Leaders WHERE Type = 'LEADER_CASIMIR';" calcext:value-type="string">
            <text:p>INSERT INTO Leader_Flavors(FlavorType, LeaderType, Flavor) SELECT 'FLAVOR_ANTI_MOBILE', Type, 4 FROM Leaders WHERE Type = 'LEADER_CASIMIR';</text:p>
          </table:table-cell>
          <table:table-cell table:style-name="ce197" table:formula="of:=&quot;INSERT INTO Leader_Flavors(FlavorType, LeaderType, Flavor) SELECT 'FLAVOR_&quot;&amp;UPPER([.$A8])&amp;&quot;', Type, &quot;&amp;[.Y8]&amp;&quot; FROM Leaders WHERE Type = 'LEADER_&quot;&amp;UPPER([.Y$2])&amp;&quot;';&quot;" office:value-type="string" office:string-value="INSERT INTO Leader_Flavors(FlavorType, LeaderType, Flavor) SELECT 'FLAVOR_ANTI_MOBILE', Type, 4 FROM Leaders WHERE Type = 'LEADER_WU_ZETIAN';" calcext:value-type="string">
            <text:p>INSERT INTO Leader_Flavors(FlavorType, LeaderType, Flavor) SELECT 'FLAVOR_ANTI_MOBILE', Type, 4 FROM Leaders WHERE Type = 'LEADER_WU_ZETIAN';</text:p>
          </table:table-cell>
          <table:table-cell table:style-name="ce197" table:formula="of:=&quot;INSERT INTO Leader_Flavors(FlavorType, LeaderType, Flavor) SELECT 'FLAVOR_&quot;&amp;UPPER([.$A8])&amp;&quot;', Type, &quot;&amp;[.Z8]&amp;&quot; FROM Leaders WHERE Type = 'LEADER_&quot;&amp;UPPER([.Z$2])&amp;&quot;';&quot;" office:value-type="string" office:string-value="INSERT INTO Leader_Flavors(FlavorType, LeaderType, Flavor) SELECT 'FLAVOR_ANTI_MOBILE', Type, 2 FROM Leaders WHERE Type = 'LEADER_DIPLOMAT';" calcext:value-type="string">
            <text:p>INSERT INTO Leader_Flavors(FlavorType, LeaderType, Flavor) SELECT 'FLAVOR_ANTI_MOBILE', Type, 2 FROM Leaders WHERE Type = 'LEADER_DIPLOMAT';</text:p>
          </table:table-cell>
          <table:table-cell table:style-name="ce197" table:formula="of:=&quot;INSERT INTO Leader_Flavors(FlavorType, LeaderType, Flavor) SELECT 'FLAVOR_&quot;&amp;UPPER([.$A8])&amp;&quot;', Type, &quot;&amp;[.AA8]&amp;&quot; FROM Leaders WHERE Type = 'LEADER_&quot;&amp;UPPER([.AA$2])&amp;&quot;';&quot;" office:value-type="string" office:string-value="INSERT INTO Leader_Flavors(FlavorType, LeaderType, Flavor) SELECT 'FLAVOR_ANTI_MOBILE', Type, 2 FROM Leaders WHERE Type = 'LEADER_GANDHI';" calcext:value-type="string">
            <text:p>INSERT INTO Leader_Flavors(FlavorType, LeaderType, Flavor) SELECT 'FLAVOR_ANTI_MOBILE', Type, 2 FROM Leaders WHERE Type = 'LEADER_GANDHI';</text:p>
          </table:table-cell>
          <table:table-cell table:style-name="ce197" table:formula="of:=&quot;INSERT INTO Leader_Flavors(FlavorType, LeaderType, Flavor) SELECT 'FLAVOR_&quot;&amp;UPPER([.$A8])&amp;&quot;', Type, &quot;&amp;[.AB8]&amp;&quot; FROM Leaders WHERE Type = 'LEADER_&quot;&amp;UPPER([.AB$2])&amp;&quot;';&quot;" office:value-type="string" office:string-value="INSERT INTO Leader_Flavors(FlavorType, LeaderType, Flavor) SELECT 'FLAVOR_ANTI_MOBILE', Type, 2 FROM Leaders WHERE Type = 'LEADER_SELASSIE';" calcext:value-type="string">
            <text:p>INSERT INTO Leader_Flavors(FlavorType, LeaderType, Flavor) SELECT 'FLAVOR_ANTI_MOBILE', Type, 2 FROM Leaders WHERE Type = 'LEADER_SELASSIE';</text:p>
          </table:table-cell>
          <table:table-cell table:style-name="ce197" table:formula="of:=&quot;INSERT INTO Leader_Flavors(FlavorType, LeaderType, Flavor) SELECT 'FLAVOR_&quot;&amp;UPPER([.$A8])&amp;&quot;', Type, &quot;&amp;[.AC8]&amp;&quot; FROM Leaders WHERE Type = 'LEADER_&quot;&amp;UPPER([.AC$2])&amp;&quot;';&quot;" office:value-type="string" office:string-value="INSERT INTO Leader_Flavors(FlavorType, LeaderType, Flavor) SELECT 'FLAVOR_ANTI_MOBILE', Type, 2 FROM Leaders WHERE Type = 'LEADER_KAMEHAMEHA';" calcext:value-type="string">
            <text:p>INSERT INTO Leader_Flavors(FlavorType, LeaderType, Flavor) SELECT 'FLAVOR_ANTI_MOBILE', Type, 2 FROM Leaders WHERE Type = 'LEADER_KAMEHAMEHA';</text:p>
          </table:table-cell>
          <table:table-cell table:style-name="ce197" table:formula="of:=&quot;INSERT INTO Leader_Flavors(FlavorType, LeaderType, Flavor) SELECT 'FLAVOR_&quot;&amp;UPPER([.$A8])&amp;&quot;', Type, &quot;&amp;[.AD8]&amp;&quot; FROM Leaders WHERE Type = 'LEADER_&quot;&amp;UPPER([.AD$2])&amp;&quot;';&quot;" office:value-type="string" office:string-value="INSERT INTO Leader_Flavors(FlavorType, LeaderType, Flavor) SELECT 'FLAVOR_ANTI_MOBILE', Type, 2 FROM Leaders WHERE Type = 'LEADER_MARIA_I';" calcext:value-type="string">
            <text:p>INSERT INTO Leader_Flavors(FlavorType, LeaderType, Flavor) SELECT 'FLAVOR_ANTI_MOBILE', Type, 2 FROM Leaders WHERE Type = 'LEADER_MARIA_I';</text:p>
          </table:table-cell>
          <table:table-cell table:style-name="ce197" table:formula="of:=&quot;INSERT INTO Leader_Flavors(FlavorType, LeaderType, Flavor) SELECT 'FLAVOR_&quot;&amp;UPPER([.$A8])&amp;&quot;', Type, &quot;&amp;[.AE8]&amp;&quot; FROM Leaders WHERE Type = 'LEADER_&quot;&amp;UPPER([.AE$2])&amp;&quot;';&quot;" office:value-type="string" office:string-value="INSERT INTO Leader_Flavors(FlavorType, LeaderType, Flavor) SELECT 'FLAVOR_ANTI_MOBILE', Type, 2 FROM Leaders WHERE Type = 'LEADER_PACHACUTI';" calcext:value-type="string">
            <text:p>INSERT INTO Leader_Flavors(FlavorType, LeaderType, Flavor) SELECT 'FLAVOR_ANTI_MOBILE', Type, 2 FROM Leaders WHERE Type = 'LEADER_PACHACUTI';</text:p>
          </table:table-cell>
          <table:table-cell table:style-name="ce197" table:formula="of:=&quot;INSERT INTO Leader_Flavors(FlavorType, LeaderType, Flavor) SELECT 'FLAVOR_&quot;&amp;UPPER([.$A8])&amp;&quot;', Type, &quot;&amp;[.AF8]&amp;&quot; FROM Leaders WHERE Type = 'LEADER_&quot;&amp;UPPER([.AF$2])&amp;&quot;';&quot;" office:value-type="string" office:string-value="INSERT INTO Leader_Flavors(FlavorType, LeaderType, Flavor) SELECT 'FLAVOR_ANTI_MOBILE', Type, 2 FROM Leaders WHERE Type = 'LEADER_RAMESSES';" calcext:value-type="string">
            <text:p>INSERT INTO Leader_Flavors(FlavorType, LeaderType, Flavor) SELECT 'FLAVOR_ANTI_MOBILE', Type, 2 FROM Leaders WHERE Type = 'LEADER_RAMESSES';</text:p>
          </table:table-cell>
          <table:table-cell table:style-name="ce197" table:formula="of:=&quot;INSERT INTO Leader_Flavors(FlavorType, LeaderType, Flavor) SELECT 'FLAVOR_&quot;&amp;UPPER([.$A8])&amp;&quot;', Type, &quot;&amp;[.AG8]&amp;&quot; FROM Leaders WHERE Type = 'LEADER_&quot;&amp;UPPER([.AG$2])&amp;&quot;';&quot;" office:value-type="string" office:string-value="INSERT INTO Leader_Flavors(FlavorType, LeaderType, Flavor) SELECT 'FLAVOR_ANTI_MOBILE', Type, 2 FROM Leaders WHERE Type = 'LEADER_RAMKHAMHAENG';" calcext:value-type="string">
            <text:p>INSERT INTO Leader_Flavors(FlavorType, LeaderType, Flavor) SELECT 'FLAVOR_ANTI_MOBILE', Type, 2 FROM Leaders WHERE Type = 'LEADER_RAMKHAMHAENG';</text:p>
          </table:table-cell>
          <table:table-cell table:style-name="ce197" table:formula="of:=&quot;INSERT INTO Leader_Flavors(FlavorType, LeaderType, Flavor) SELECT 'FLAVOR_&quot;&amp;UPPER([.$A8])&amp;&quot;', Type, &quot;&amp;[.AH8]&amp;&quot; FROM Leaders WHERE Type = 'LEADER_&quot;&amp;UPPER([.AH$2])&amp;&quot;';&quot;" office:value-type="string" office:string-value="INSERT INTO Leader_Flavors(FlavorType, LeaderType, Flavor) SELECT 'FLAVOR_ANTI_MOBILE', Type, 2 FROM Leaders WHERE Type = 'LEADER_PEDRO';" calcext:value-type="string">
            <text:p>INSERT INTO Leader_Flavors(FlavorType, LeaderType, Flavor) SELECT 'FLAVOR_ANTI_MOBILE', Type, 2 FROM Leaders WHERE Type = 'LEADER_PEDRO';</text:p>
          </table:table-cell>
          <table:table-cell table:style-name="ce197" table:formula="of:=&quot;INSERT INTO Leader_Flavors(FlavorType, LeaderType, Flavor) SELECT 'FLAVOR_&quot;&amp;UPPER([.$A8])&amp;&quot;', Type, &quot;&amp;[.AI8]&amp;&quot; FROM Leaders WHERE Type = 'LEADER_&quot;&amp;UPPER([.AI$2])&amp;&quot;';&quot;" office:value-type="string" office:string-value="INSERT INTO Leader_Flavors(FlavorType, LeaderType, Flavor) SELECT 'FLAVOR_ANTI_MOBILE', Type, 2 FROM Leaders WHERE Type = 'LEADER_AHMAD_ALMANSUR';" calcext:value-type="string">
            <text:p>INSERT INTO Leader_Flavors(FlavorType, LeaderType, Flavor) SELECT 'FLAVOR_ANTI_MOBILE', Type, 2 FROM Leaders WHERE Type = 'LEADER_AHMAD_ALMANSUR';</text:p>
          </table:table-cell>
          <table:table-cell table:style-name="ce197" table:formula="of:=&quot;INSERT INTO Leader_Flavors(FlavorType, LeaderType, Flavor) SELECT 'FLAVOR_&quot;&amp;UPPER([.$A8])&amp;&quot;', Type, &quot;&amp;[.AJ8]&amp;&quot; FROM Leaders WHERE Type = 'LEADER_&quot;&amp;UPPER([.AJ$2])&amp;&quot;';&quot;" office:value-type="string" office:string-value="INSERT INTO Leader_Flavors(FlavorType, LeaderType, Flavor) SELECT 'FLAVOR_ANTI_MOBILE', Type, 2 FROM Leaders WHERE Type = 'LEADER_SEJONG';" calcext:value-type="string">
            <text:p>INSERT INTO Leader_Flavors(FlavorType, LeaderType, Flavor) SELECT 'FLAVOR_ANTI_MOBILE', Type, 2 FROM Leaders WHERE Type = 'LEADER_SEJONG';</text:p>
          </table:table-cell>
          <table:table-cell table:style-name="ce197" table:formula="of:=&quot;INSERT INTO Leader_Flavors(FlavorType, LeaderType, Flavor) SELECT 'FLAVOR_&quot;&amp;UPPER([.$A8])&amp;&quot;', Type, &quot;&amp;[.AK8]&amp;&quot; FROM Leaders WHERE Type = 'LEADER_&quot;&amp;UPPER([.AK$2])&amp;&quot;';&quot;" office:value-type="string" office:string-value="INSERT INTO Leader_Flavors(FlavorType, LeaderType, Flavor) SELECT 'FLAVOR_ANTI_MOBILE', Type, 2 FROM Leaders WHERE Type = 'LEADER_EXPANSIONIST';" calcext:value-type="string">
            <text:p>INSERT INTO Leader_Flavors(FlavorType, LeaderType, Flavor) SELECT 'FLAVOR_ANTI_MOBILE', Type, 2 FROM Leaders WHERE Type = 'LEADER_EXPANSIONIST';</text:p>
          </table:table-cell>
          <table:table-cell table:style-name="ce197" table:formula="of:=&quot;INSERT INTO Leader_Flavors(FlavorType, LeaderType, Flavor) SELECT 'FLAVOR_&quot;&amp;UPPER([.$A8])&amp;&quot;', Type, &quot;&amp;[.AL8]&amp;&quot; FROM Leaders WHERE Type = 'LEADER_&quot;&amp;UPPER([.AL$2])&amp;&quot;';&quot;" office:value-type="string" office:string-value="INSERT INTO Leader_Flavors(FlavorType, LeaderType, Flavor) SELECT 'FLAVOR_ANTI_MOBILE', Type, 2 FROM Leaders WHERE Type = 'LEADER_BOUDICCA';" calcext:value-type="string">
            <text:p>INSERT INTO Leader_Flavors(FlavorType, LeaderType, Flavor) SELECT 'FLAVOR_ANTI_MOBILE', Type, 2 FROM Leaders WHERE Type = 'LEADER_BOUDICCA';</text:p>
          </table:table-cell>
          <table:table-cell table:style-name="ce197" table:formula="of:=&quot;INSERT INTO Leader_Flavors(FlavorType, LeaderType, Flavor) SELECT 'FLAVOR_&quot;&amp;UPPER([.$A8])&amp;&quot;', Type, &quot;&amp;[.AM8]&amp;&quot; FROM Leaders WHERE Type = 'LEADER_&quot;&amp;UPPER([.AM$2])&amp;&quot;';&quot;" office:value-type="string" office:string-value="INSERT INTO Leader_Flavors(FlavorType, LeaderType, Flavor) SELECT 'FLAVOR_ANTI_MOBILE', Type, 2 FROM Leaders WHERE Type = 'LEADER_DARIUS';" calcext:value-type="string">
            <text:p>INSERT INTO Leader_Flavors(FlavorType, LeaderType, Flavor) SELECT 'FLAVOR_ANTI_MOBILE', Type, 2 FROM Leaders WHERE Type = 'LEADER_DARIUS';</text:p>
          </table:table-cell>
          <table:table-cell table:style-name="ce197" table:formula="of:=&quot;INSERT INTO Leader_Flavors(FlavorType, LeaderType, Flavor) SELECT 'FLAVOR_&quot;&amp;UPPER([.$A8])&amp;&quot;', Type, &quot;&amp;[.AN8]&amp;&quot; FROM Leaders WHERE Type = 'LEADER_&quot;&amp;UPPER([.AN$2])&amp;&quot;';&quot;" office:value-type="string" office:string-value="INSERT INTO Leader_Flavors(FlavorType, LeaderType, Flavor) SELECT 'FLAVOR_ANTI_MOBILE', Type, 2 FROM Leaders WHERE Type = 'LEADER_DIDO';" calcext:value-type="string">
            <text:p>INSERT INTO Leader_Flavors(FlavorType, LeaderType, Flavor) SELECT 'FLAVOR_ANTI_MOBILE', Type, 2 FROM Leaders WHERE Type = 'LEADER_DIDO';</text:p>
          </table:table-cell>
          <table:table-cell table:style-name="ce197" table:formula="of:=&quot;INSERT INTO Leader_Flavors(FlavorType, LeaderType, Flavor) SELECT 'FLAVOR_&quot;&amp;UPPER([.$A8])&amp;&quot;', Type, &quot;&amp;[.AO8]&amp;&quot; FROM Leaders WHERE Type = 'LEADER_&quot;&amp;UPPER([.AO$2])&amp;&quot;';&quot;" office:value-type="string" office:string-value="INSERT INTO Leader_Flavors(FlavorType, LeaderType, Flavor) SELECT 'FLAVOR_ANTI_MOBILE', Type, 2 FROM Leaders WHERE Type = 'LEADER_HARUN_AL_RASHID';" calcext:value-type="string">
            <text:p>INSERT INTO Leader_Flavors(FlavorType, LeaderType, Flavor) SELECT 'FLAVOR_ANTI_MOBILE', Type, 2 FROM Leaders WHERE Type = 'LEADER_HARUN_AL_RASHID';</text:p>
          </table:table-cell>
          <table:table-cell table:style-name="ce197" table:formula="of:=&quot;INSERT INTO Leader_Flavors(FlavorType, LeaderType, Flavor) SELECT 'FLAVOR_&quot;&amp;UPPER([.$A8])&amp;&quot;', Type, &quot;&amp;[.AP8]&amp;&quot; FROM Leaders WHERE Type = 'LEADER_&quot;&amp;UPPER([.AP$2])&amp;&quot;';&quot;" office:value-type="string" office:string-value="INSERT INTO Leader_Flavors(FlavorType, LeaderType, Flavor) SELECT 'FLAVOR_ANTI_MOBILE', Type, 2 FROM Leaders WHERE Type = 'LEADER_NEBUCHADNEZZAR';" calcext:value-type="string">
            <text:p>INSERT INTO Leader_Flavors(FlavorType, LeaderType, Flavor) SELECT 'FLAVOR_ANTI_MOBILE', Type, 2 FROM Leaders WHERE Type = 'LEADER_NEBUCHADNEZZAR';</text:p>
          </table:table-cell>
          <table:table-cell table:style-name="ce197" table:formula="of:=&quot;INSERT INTO Leader_Flavors(FlavorType, LeaderType, Flavor) SELECT 'FLAVOR_&quot;&amp;UPPER([.$A8])&amp;&quot;', Type, &quot;&amp;[.AQ8]&amp;&quot; FROM Leaders WHERE Type = 'LEADER_&quot;&amp;UPPER([.AQ$2])&amp;&quot;';&quot;" office:value-type="string" office:string-value="INSERT INTO Leader_Flavors(FlavorType, LeaderType, Flavor) SELECT 'FLAVOR_ANTI_MOBILE', Type, 2 FROM Leaders WHERE Type = 'LEADER_PACAL';" calcext:value-type="string">
            <text:p>INSERT INTO Leader_Flavors(FlavorType, LeaderType, Flavor) SELECT 'FLAVOR_ANTI_MOBILE', Type, 2 FROM Leaders WHERE Type = 'LEADER_PACAL';</text:p>
          </table:table-cell>
          <table:table-cell table:style-name="ce197" table:formula="of:=&quot;INSERT INTO Leader_Flavors(FlavorType, LeaderType, Flavor) SELECT 'FLAVOR_&quot;&amp;UPPER([.$A8])&amp;&quot;', Type, &quot;&amp;[.AR8]&amp;&quot; FROM Leaders WHERE Type = 'LEADER_&quot;&amp;UPPER([.AR$2])&amp;&quot;';&quot;" office:value-type="string" office:string-value="INSERT INTO Leader_Flavors(FlavorType, LeaderType, Flavor) SELECT 'FLAVOR_ANTI_MOBILE', Type, 2 FROM Leaders WHERE Type = 'LEADER_SULEIMAN';" calcext:value-type="string">
            <text:p>INSERT INTO Leader_Flavors(FlavorType, LeaderType, Flavor) SELECT 'FLAVOR_ANTI_MOBILE', Type, 2 FROM Leaders WHERE Type = 'LEADER_SULEIMAN';</text:p>
          </table:table-cell>
          <table:table-cell table:style-name="ce197" table:formula="of:=&quot;INSERT INTO Leader_Flavors(FlavorType, LeaderType, Flavor) SELECT 'FLAVOR_&quot;&amp;UPPER([.$A8])&amp;&quot;', Type, &quot;&amp;[.AS8]&amp;&quot; FROM Leaders WHERE Type = 'LEADER_&quot;&amp;UPPER([.AS$2])&amp;&quot;';&quot;" office:value-type="string" office:string-value="INSERT INTO Leader_Flavors(FlavorType, LeaderType, Flavor) SELECT 'FLAVOR_ANTI_MOBILE', Type, 2 FROM Leaders WHERE Type = 'LEADER_WASHINGTON';" calcext:value-type="string">
            <text:p>INSERT INTO Leader_Flavors(FlavorType, LeaderType, Flavor) SELECT 'FLAVOR_ANTI_MOBILE', Type, 2 FROM Leaders WHERE Type = 'LEADER_WASHINGTON';</text:p>
          </table:table-cell>
          <table:table-cell table:style-name="ce197" table:formula="of:=&quot;INSERT INTO Leader_Flavors(FlavorType, LeaderType, Flavor) SELECT 'FLAVOR_&quot;&amp;UPPER([.$A8])&amp;&quot;', Type, &quot;&amp;[.AT8]&amp;&quot; FROM Leaders WHERE Type = 'LEADER_&quot;&amp;UPPER([.AT$2])&amp;&quot;';&quot;" office:value-type="string" office:string-value="INSERT INTO Leader_Flavors(FlavorType, LeaderType, Flavor) SELECT 'FLAVOR_ANTI_MOBILE', Type, 2 FROM Leaders WHERE Type = 'LEADER_MARIA';" calcext:value-type="string">
            <text:p>INSERT INTO Leader_Flavors(FlavorType, LeaderType, Flavor) SELECT 'FLAVOR_ANTI_MOBILE', Type, 2 FROM Leaders WHERE Type = 'LEADER_MARIA';</text:p>
          </table:table-cell>
          <table:table-cell table:style-name="ce197" table:formula="of:=&quot;INSERT INTO Leader_Flavors(FlavorType, LeaderType, Flavor) SELECT 'FLAVOR_&quot;&amp;UPPER([.$A8])&amp;&quot;', Type, &quot;&amp;[.AU8]&amp;&quot; FROM Leaders WHERE Type = 'LEADER_&quot;&amp;UPPER([.AU$2])&amp;&quot;';&quot;" office:value-type="string" office:string-value="INSERT INTO Leader_Flavors(FlavorType, LeaderType, Flavor) SELECT 'FLAVOR_ANTI_MOBILE', Type, 2 FROM Leaders WHERE Type = 'LEADER_POCATELLO';" calcext:value-type="string">
            <text:p>INSERT INTO Leader_Flavors(FlavorType, LeaderType, Flavor) SELECT 'FLAVOR_ANTI_MOBILE', Type, 2 FROM Leaders WHERE Type = 'LEADER_POCATELLO';</text:p>
          </table:table-cell>
          <table:table-cell table:style-name="ce197" table:formula="of:=&quot;INSERT INTO Leader_Flavors(FlavorType, LeaderType, Flavor) SELECT 'FLAVOR_&quot;&amp;UPPER([.$A8])&amp;&quot;', Type, &quot;&amp;[.AV8]&amp;&quot; FROM Leaders WHERE Type = 'LEADER_&quot;&amp;UPPER([.AV$2])&amp;&quot;';&quot;" office:value-type="string" office:string-value="INSERT INTO Leader_Flavors(FlavorType, LeaderType, Flavor) SELECT 'FLAVOR_ANTI_MOBILE', Type, 2 FROM Leaders WHERE Type = 'LEADER_WILLIAM';" calcext:value-type="string">
            <text:p>INSERT INTO Leader_Flavors(FlavorType, LeaderType, Flavor) SELECT 'FLAVOR_ANTI_MOBILE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9])&amp;&quot;', Type, &quot;&amp;[.C9]&amp;&quot; FROM Leaders WHERE Type = 'LEADER_&quot;&amp;UPPER([.C$2])&amp;&quot;';&quot;" office:value-type="string" office:string-value="INSERT INTO Leader_Flavors(FlavorType, LeaderType, Flavor) SELECT 'FLAVOR_ANTIAIR', Type, 4 FROM Leaders WHERE Type = 'LEADER_ASHURBANIPAL';" calcext:value-type="string">
            <text:p>INSERT INTO Leader_Flavors(FlavorType, LeaderType, Flavor) SELECT 'FLAVOR_ANTIAIR', Type, 4 FROM Leaders WHERE Type = 'LEADER_ASHURBANIPAL';</text:p>
          </table:table-cell>
          <table:table-cell table:style-name="ce197" table:formula="of:=&quot;INSERT INTO Leader_Flavors(FlavorType, LeaderType, Flavor) SELECT 'FLAVOR_&quot;&amp;UPPER([.$A9])&amp;&quot;', Type, &quot;&amp;[.D9]&amp;&quot; FROM Leaders WHERE Type = 'LEADER_&quot;&amp;UPPER([.D$2])&amp;&quot;';&quot;" office:value-type="string" office:string-value="INSERT INTO Leader_Flavors(FlavorType, LeaderType, Flavor) SELECT 'FLAVOR_ANTIAIR', Type, 4 FROM Leaders WHERE Type = 'LEADER_ASKIA';" calcext:value-type="string">
            <text:p>INSERT INTO Leader_Flavors(FlavorType, LeaderType, Flavor) SELECT 'FLAVOR_ANTIAIR', Type, 4 FROM Leaders WHERE Type = 'LEADER_ASKIA';</text:p>
          </table:table-cell>
          <table:table-cell table:style-name="ce197" table:formula="of:=&quot;INSERT INTO Leader_Flavors(FlavorType, LeaderType, Flavor) SELECT 'FLAVOR_&quot;&amp;UPPER([.$A9])&amp;&quot;', Type, &quot;&amp;[.E9]&amp;&quot; FROM Leaders WHERE Type = 'LEADER_&quot;&amp;UPPER([.E$2])&amp;&quot;';&quot;" office:value-type="string" office:string-value="INSERT INTO Leader_Flavors(FlavorType, LeaderType, Flavor) SELECT 'FLAVOR_ANTIAIR', Type, 4 FROM Leaders WHERE Type = 'LEADER_ATTILA';" calcext:value-type="string">
            <text:p>INSERT INTO Leader_Flavors(FlavorType, LeaderType, Flavor) SELECT 'FLAVOR_ANTIAIR', Type, 4 FROM Leaders WHERE Type = 'LEADER_ATTILA';</text:p>
          </table:table-cell>
          <table:table-cell table:style-name="ce197" table:formula="of:=&quot;INSERT INTO Leader_Flavors(FlavorType, LeaderType, Flavor) SELECT 'FLAVOR_&quot;&amp;UPPER([.$A9])&amp;&quot;', Type, &quot;&amp;[.F9]&amp;&quot; FROM Leaders WHERE Type = 'LEADER_&quot;&amp;UPPER([.F$2])&amp;&quot;';&quot;" office:value-type="string" office:string-value="INSERT INTO Leader_Flavors(FlavorType, LeaderType, Flavor) SELECT 'FLAVOR_ANTIAIR', Type, 4 FROM Leaders WHERE Type = 'LEADER_AUGUSTUS';" calcext:value-type="string">
            <text:p>INSERT INTO Leader_Flavors(FlavorType, LeaderType, Flavor) SELECT 'FLAVOR_ANTIAIR', Type, 4 FROM Leaders WHERE Type = 'LEADER_AUGUSTUS';</text:p>
          </table:table-cell>
          <table:table-cell table:style-name="ce197" table:formula="of:=&quot;INSERT INTO Leader_Flavors(FlavorType, LeaderType, Flavor) SELECT 'FLAVOR_&quot;&amp;UPPER([.$A9])&amp;&quot;', Type, &quot;&amp;[.G9]&amp;&quot; FROM Leaders WHERE Type = 'LEADER_&quot;&amp;UPPER([.G$2])&amp;&quot;';&quot;" office:value-type="string" office:string-value="INSERT INTO Leader_Flavors(FlavorType, LeaderType, Flavor) SELECT 'FLAVOR_ANTIAIR', Type, 4 FROM Leaders WHERE Type = 'LEADER_GENGHIS_KHAN';" calcext:value-type="string">
            <text:p>INSERT INTO Leader_Flavors(FlavorType, LeaderType, Flavor) SELECT 'FLAVOR_ANTIAIR', Type, 4 FROM Leaders WHERE Type = 'LEADER_GENGHIS_KHAN';</text:p>
          </table:table-cell>
          <table:table-cell table:style-name="ce197" table:formula="of:=&quot;INSERT INTO Leader_Flavors(FlavorType, LeaderType, Flavor) SELECT 'FLAVOR_&quot;&amp;UPPER([.$A9])&amp;&quot;', Type, &quot;&amp;[.H9]&amp;&quot; FROM Leaders WHERE Type = 'LEADER_&quot;&amp;UPPER([.H$2])&amp;&quot;';&quot;" office:value-type="string" office:string-value="INSERT INTO Leader_Flavors(FlavorType, LeaderType, Flavor) SELECT 'FLAVOR_ANTIAIR', Type, 4 FROM Leaders WHERE Type = 'LEADER_HARALD';" calcext:value-type="string">
            <text:p>INSERT INTO Leader_Flavors(FlavorType, LeaderType, Flavor) SELECT 'FLAVOR_ANTIAIR', Type, 4 FROM Leaders WHERE Type = 'LEADER_HARALD';</text:p>
          </table:table-cell>
          <table:table-cell table:style-name="ce197" table:formula="of:=&quot;INSERT INTO Leader_Flavors(FlavorType, LeaderType, Flavor) SELECT 'FLAVOR_&quot;&amp;UPPER([.$A9])&amp;&quot;', Type, &quot;&amp;[.I9]&amp;&quot; FROM Leaders WHERE Type = 'LEADER_&quot;&amp;UPPER([.I$2])&amp;&quot;';&quot;" office:value-type="string" office:string-value="INSERT INTO Leader_Flavors(FlavorType, LeaderType, Flavor) SELECT 'FLAVOR_ANTIAIR', Type, 4 FROM Leaders WHERE Type = 'LEADER_ISABELLA';" calcext:value-type="string">
            <text:p>INSERT INTO Leader_Flavors(FlavorType, LeaderType, Flavor) SELECT 'FLAVOR_ANTIAIR', Type, 4 FROM Leaders WHERE Type = 'LEADER_ISABELLA';</text:p>
          </table:table-cell>
          <table:table-cell table:style-name="ce197" table:formula="of:=&quot;INSERT INTO Leader_Flavors(FlavorType, LeaderType, Flavor) SELECT 'FLAVOR_&quot;&amp;UPPER([.$A9])&amp;&quot;', Type, &quot;&amp;[.J9]&amp;&quot; FROM Leaders WHERE Type = 'LEADER_&quot;&amp;UPPER([.J$2])&amp;&quot;';&quot;" office:value-type="string" office:string-value="INSERT INTO Leader_Flavors(FlavorType, LeaderType, Flavor) SELECT 'FLAVOR_ANTIAIR', Type, 4 FROM Leaders WHERE Type = 'LEADER_NAPOLEON';" calcext:value-type="string">
            <text:p>INSERT INTO Leader_Flavors(FlavorType, LeaderType, Flavor) SELECT 'FLAVOR_ANTIAIR', Type, 4 FROM Leaders WHERE Type = 'LEADER_NAPOLEON';</text:p>
          </table:table-cell>
          <table:table-cell table:style-name="ce197" table:formula="of:=&quot;INSERT INTO Leader_Flavors(FlavorType, LeaderType, Flavor) SELECT 'FLAVOR_&quot;&amp;UPPER([.$A9])&amp;&quot;', Type, &quot;&amp;[.K9]&amp;&quot; FROM Leaders WHERE Type = 'LEADER_&quot;&amp;UPPER([.K$2])&amp;&quot;';&quot;" office:value-type="string" office:string-value="INSERT INTO Leader_Flavors(FlavorType, LeaderType, Flavor) SELECT 'FLAVOR_ANTIAIR', Type, 4 FROM Leaders WHERE Type = 'LEADER_ODA_NOBUNAGA';" calcext:value-type="string">
            <text:p>INSERT INTO Leader_Flavors(FlavorType, LeaderType, Flavor) SELECT 'FLAVOR_ANTIAIR', Type, 4 FROM Leaders WHERE Type = 'LEADER_ODA_NOBUNAGA';</text:p>
          </table:table-cell>
          <table:table-cell table:style-name="ce197" table:formula="of:=&quot;INSERT INTO Leader_Flavors(FlavorType, LeaderType, Flavor) SELECT 'FLAVOR_&quot;&amp;UPPER([.$A9])&amp;&quot;', Type, &quot;&amp;[.L9]&amp;&quot; FROM Leaders WHERE Type = 'LEADER_&quot;&amp;UPPER([.L$2])&amp;&quot;';&quot;" office:value-type="string" office:string-value="INSERT INTO Leader_Flavors(FlavorType, LeaderType, Flavor) SELECT 'FLAVOR_ANTIAIR', Type, 4 FROM Leaders WHERE Type = 'LEADER_ENRICO_DANDOLO';" calcext:value-type="string">
            <text:p>INSERT INTO Leader_Flavors(FlavorType, LeaderType, Flavor) SELECT 'FLAVOR_ANTIAIR', Type, 4 FROM Leaders WHERE Type = 'LEADER_ENRICO_DANDOLO';</text:p>
          </table:table-cell>
          <table:table-cell table:style-name="ce197" table:formula="of:=&quot;INSERT INTO Leader_Flavors(FlavorType, LeaderType, Flavor) SELECT 'FLAVOR_&quot;&amp;UPPER([.$A9])&amp;&quot;', Type, &quot;&amp;[.M9]&amp;&quot; FROM Leaders WHERE Type = 'LEADER_&quot;&amp;UPPER([.M$2])&amp;&quot;';&quot;" office:value-type="string" office:string-value="INSERT INTO Leader_Flavors(FlavorType, LeaderType, Flavor) SELECT 'FLAVOR_ANTIAIR', Type, 4 FROM Leaders WHERE Type = 'LEADER_SHAKA';" calcext:value-type="string">
            <text:p>INSERT INTO Leader_Flavors(FlavorType, LeaderType, Flavor) SELECT 'FLAVOR_ANTIAIR', Type, 4 FROM Leaders WHERE Type = 'LEADER_SHAKA';</text:p>
          </table:table-cell>
          <table:table-cell table:style-name="ce197" table:formula="of:=&quot;INSERT INTO Leader_Flavors(FlavorType, LeaderType, Flavor) SELECT 'FLAVOR_&quot;&amp;UPPER([.$A9])&amp;&quot;', Type, &quot;&amp;[.N9]&amp;&quot; FROM Leaders WHERE Type = 'LEADER_&quot;&amp;UPPER([.N$2])&amp;&quot;';&quot;" office:value-type="string" office:string-value="INSERT INTO Leader_Flavors(FlavorType, LeaderType, Flavor) SELECT 'FLAVOR_ANTIAIR', Type, 4 FROM Leaders WHERE Type = 'LEADER_COALITION';" calcext:value-type="string">
            <text:p>INSERT INTO Leader_Flavors(FlavorType, LeaderType, Flavor) SELECT 'FLAVOR_ANTIAIR', Type, 4 FROM Leaders WHERE Type = 'LEADER_COALITION';</text:p>
          </table:table-cell>
          <table:table-cell table:style-name="ce197" table:formula="of:=&quot;INSERT INTO Leader_Flavors(FlavorType, LeaderType, Flavor) SELECT 'FLAVOR_&quot;&amp;UPPER([.$A9])&amp;&quot;', Type, &quot;&amp;[.O9]&amp;&quot; FROM Leaders WHERE Type = 'LEADER_&quot;&amp;UPPER([.O$2])&amp;&quot;';&quot;" office:value-type="string" office:string-value="INSERT INTO Leader_Flavors(FlavorType, LeaderType, Flavor) SELECT 'FLAVOR_ANTIAIR', Type, 4 FROM Leaders WHERE Type = 'LEADER_ALEXANDER';" calcext:value-type="string">
            <text:p>INSERT INTO Leader_Flavors(FlavorType, LeaderType, Flavor) SELECT 'FLAVOR_ANTIAIR', Type, 4 FROM Leaders WHERE Type = 'LEADER_ALEXANDER';</text:p>
          </table:table-cell>
          <table:table-cell table:style-name="ce197" table:formula="of:=&quot;INSERT INTO Leader_Flavors(FlavorType, LeaderType, Flavor) SELECT 'FLAVOR_&quot;&amp;UPPER([.$A9])&amp;&quot;', Type, &quot;&amp;[.P9]&amp;&quot; FROM Leaders WHERE Type = 'LEADER_&quot;&amp;UPPER([.P$2])&amp;&quot;';&quot;" office:value-type="string" office:string-value="INSERT INTO Leader_Flavors(FlavorType, LeaderType, Flavor) SELECT 'FLAVOR_ANTIAIR', Type, 4 FROM Leaders WHERE Type = 'LEADER_BISMARCK';" calcext:value-type="string">
            <text:p>INSERT INTO Leader_Flavors(FlavorType, LeaderType, Flavor) SELECT 'FLAVOR_ANTIAIR', Type, 4 FROM Leaders WHERE Type = 'LEADER_BISMARCK';</text:p>
          </table:table-cell>
          <table:table-cell table:style-name="ce197" table:formula="of:=&quot;INSERT INTO Leader_Flavors(FlavorType, LeaderType, Flavor) SELECT 'FLAVOR_&quot;&amp;UPPER([.$A9])&amp;&quot;', Type, &quot;&amp;[.Q9]&amp;&quot; FROM Leaders WHERE Type = 'LEADER_&quot;&amp;UPPER([.Q$2])&amp;&quot;';&quot;" office:value-type="string" office:string-value="INSERT INTO Leader_Flavors(FlavorType, LeaderType, Flavor) SELECT 'FLAVOR_ANTIAIR', Type, 4 FROM Leaders WHERE Type = 'LEADER_CATHERINE';" calcext:value-type="string">
            <text:p>INSERT INTO Leader_Flavors(FlavorType, LeaderType, Flavor) SELECT 'FLAVOR_ANTIAIR', Type, 4 FROM Leaders WHERE Type = 'LEADER_CATHERINE';</text:p>
          </table:table-cell>
          <table:table-cell table:style-name="ce197" table:formula="of:=&quot;INSERT INTO Leader_Flavors(FlavorType, LeaderType, Flavor) SELECT 'FLAVOR_&quot;&amp;UPPER([.$A9])&amp;&quot;', Type, &quot;&amp;[.R9]&amp;&quot; FROM Leaders WHERE Type = 'LEADER_&quot;&amp;UPPER([.R$2])&amp;&quot;';&quot;" office:value-type="string" office:string-value="INSERT INTO Leader_Flavors(FlavorType, LeaderType, Flavor) SELECT 'FLAVOR_ANTIAIR', Type, 4 FROM Leaders WHERE Type = 'LEADER_ELIZABETH';" calcext:value-type="string">
            <text:p>INSERT INTO Leader_Flavors(FlavorType, LeaderType, Flavor) SELECT 'FLAVOR_ANTIAIR', Type, 4 FROM Leaders WHERE Type = 'LEADER_ELIZABETH';</text:p>
          </table:table-cell>
          <table:table-cell table:style-name="ce197" table:formula="of:=&quot;INSERT INTO Leader_Flavors(FlavorType, LeaderType, Flavor) SELECT 'FLAVOR_&quot;&amp;UPPER([.$A9])&amp;&quot;', Type, &quot;&amp;[.S9]&amp;&quot; FROM Leaders WHERE Type = 'LEADER_&quot;&amp;UPPER([.S$2])&amp;&quot;';&quot;" office:value-type="string" office:string-value="INSERT INTO Leader_Flavors(FlavorType, LeaderType, Flavor) SELECT 'FLAVOR_ANTIAIR', Type, 4 FROM Leaders WHERE Type = 'LEADER_GUSTAVUS_ADOLPHUS';" calcext:value-type="string">
            <text:p>INSERT INTO Leader_Flavors(FlavorType, LeaderType, Flavor) SELECT 'FLAVOR_ANTIAIR', Type, 4 FROM Leaders WHERE Type = 'LEADER_GUSTAVUS_ADOLPHUS';</text:p>
          </table:table-cell>
          <table:table-cell table:style-name="ce197" table:formula="of:=&quot;INSERT INTO Leader_Flavors(FlavorType, LeaderType, Flavor) SELECT 'FLAVOR_&quot;&amp;UPPER([.$A9])&amp;&quot;', Type, &quot;&amp;[.T9]&amp;&quot; FROM Leaders WHERE Type = 'LEADER_&quot;&amp;UPPER([.T$2])&amp;&quot;';&quot;" office:value-type="string" office:string-value="INSERT INTO Leader_Flavors(FlavorType, LeaderType, Flavor) SELECT 'FLAVOR_ANTIAIR', Type, 4 FROM Leaders WHERE Type = 'LEADER_HIAWATHA';" calcext:value-type="string">
            <text:p>INSERT INTO Leader_Flavors(FlavorType, LeaderType, Flavor) SELECT 'FLAVOR_ANTIAIR', Type, 4 FROM Leaders WHERE Type = 'LEADER_HIAWATHA';</text:p>
          </table:table-cell>
          <table:table-cell table:style-name="ce197" table:formula="of:=&quot;INSERT INTO Leader_Flavors(FlavorType, LeaderType, Flavor) SELECT 'FLAVOR_&quot;&amp;UPPER([.$A9])&amp;&quot;', Type, &quot;&amp;[.U9]&amp;&quot; FROM Leaders WHERE Type = 'LEADER_&quot;&amp;UPPER([.U$2])&amp;&quot;';&quot;" office:value-type="string" office:string-value="INSERT INTO Leader_Flavors(FlavorType, LeaderType, Flavor) SELECT 'FLAVOR_ANTIAIR', Type, 4 FROM Leaders WHERE Type = 'LEADER_MONTEZUMA';" calcext:value-type="string">
            <text:p>INSERT INTO Leader_Flavors(FlavorType, LeaderType, Flavor) SELECT 'FLAVOR_ANTIAIR', Type, 4 FROM Leaders WHERE Type = 'LEADER_MONTEZUMA';</text:p>
          </table:table-cell>
          <table:table-cell table:style-name="ce197" table:formula="of:=&quot;INSERT INTO Leader_Flavors(FlavorType, LeaderType, Flavor) SELECT 'FLAVOR_&quot;&amp;UPPER([.$A9])&amp;&quot;', Type, &quot;&amp;[.V9]&amp;&quot; FROM Leaders WHERE Type = 'LEADER_&quot;&amp;UPPER([.V$2])&amp;&quot;';&quot;" office:value-type="string" office:string-value="INSERT INTO Leader_Flavors(FlavorType, LeaderType, Flavor) SELECT 'FLAVOR_ANTIAIR', Type, 4 FROM Leaders WHERE Type = 'LEADER_THEODORA';" calcext:value-type="string">
            <text:p>INSERT INTO Leader_Flavors(FlavorType, LeaderType, Flavor) SELECT 'FLAVOR_ANTIAIR', Type, 4 FROM Leaders WHERE Type = 'LEADER_THEODORA';</text:p>
          </table:table-cell>
          <table:table-cell table:style-name="ce197" table:formula="of:=&quot;INSERT INTO Leader_Flavors(FlavorType, LeaderType, Flavor) SELECT 'FLAVOR_&quot;&amp;UPPER([.$A9])&amp;&quot;', Type, &quot;&amp;[.W9]&amp;&quot; FROM Leaders WHERE Type = 'LEADER_&quot;&amp;UPPER([.W$2])&amp;&quot;';&quot;" office:value-type="string" office:string-value="INSERT INTO Leader_Flavors(FlavorType, LeaderType, Flavor) SELECT 'FLAVOR_ANTIAIR', Type, 4 FROM Leaders WHERE Type = 'LEADER_GAJAH_MADA';" calcext:value-type="string">
            <text:p>INSERT INTO Leader_Flavors(FlavorType, LeaderType, Flavor) SELECT 'FLAVOR_ANTIAIR', Type, 4 FROM Leaders WHERE Type = 'LEADER_GAJAH_MADA';</text:p>
          </table:table-cell>
          <table:table-cell table:style-name="ce197" table:formula="of:=&quot;INSERT INTO Leader_Flavors(FlavorType, LeaderType, Flavor) SELECT 'FLAVOR_&quot;&amp;UPPER([.$A9])&amp;&quot;', Type, &quot;&amp;[.X9]&amp;&quot; FROM Leaders WHERE Type = 'LEADER_&quot;&amp;UPPER([.X$2])&amp;&quot;';&quot;" office:value-type="string" office:string-value="INSERT INTO Leader_Flavors(FlavorType, LeaderType, Flavor) SELECT 'FLAVOR_ANTIAIR', Type, 4 FROM Leaders WHERE Type = 'LEADER_CASIMIR';" calcext:value-type="string">
            <text:p>INSERT INTO Leader_Flavors(FlavorType, LeaderType, Flavor) SELECT 'FLAVOR_ANTIAIR', Type, 4 FROM Leaders WHERE Type = 'LEADER_CASIMIR';</text:p>
          </table:table-cell>
          <table:table-cell table:style-name="ce197" table:formula="of:=&quot;INSERT INTO Leader_Flavors(FlavorType, LeaderType, Flavor) SELECT 'FLAVOR_&quot;&amp;UPPER([.$A9])&amp;&quot;', Type, &quot;&amp;[.Y9]&amp;&quot; FROM Leaders WHERE Type = 'LEADER_&quot;&amp;UPPER([.Y$2])&amp;&quot;';&quot;" office:value-type="string" office:string-value="INSERT INTO Leader_Flavors(FlavorType, LeaderType, Flavor) SELECT 'FLAVOR_ANTIAIR', Type, 4 FROM Leaders WHERE Type = 'LEADER_WU_ZETIAN';" calcext:value-type="string">
            <text:p>INSERT INTO Leader_Flavors(FlavorType, LeaderType, Flavor) SELECT 'FLAVOR_ANTIAIR', Type, 4 FROM Leaders WHERE Type = 'LEADER_WU_ZETIAN';</text:p>
          </table:table-cell>
          <table:table-cell table:style-name="ce197" table:formula="of:=&quot;INSERT INTO Leader_Flavors(FlavorType, LeaderType, Flavor) SELECT 'FLAVOR_&quot;&amp;UPPER([.$A9])&amp;&quot;', Type, &quot;&amp;[.Z9]&amp;&quot; FROM Leaders WHERE Type = 'LEADER_&quot;&amp;UPPER([.Z$2])&amp;&quot;';&quot;" office:value-type="string" office:string-value="INSERT INTO Leader_Flavors(FlavorType, LeaderType, Flavor) SELECT 'FLAVOR_ANTIAIR', Type, 2 FROM Leaders WHERE Type = 'LEADER_DIPLOMAT';" calcext:value-type="string">
            <text:p>INSERT INTO Leader_Flavors(FlavorType, LeaderType, Flavor) SELECT 'FLAVOR_ANTIAIR', Type, 2 FROM Leaders WHERE Type = 'LEADER_DIPLOMAT';</text:p>
          </table:table-cell>
          <table:table-cell table:style-name="ce197" table:formula="of:=&quot;INSERT INTO Leader_Flavors(FlavorType, LeaderType, Flavor) SELECT 'FLAVOR_&quot;&amp;UPPER([.$A9])&amp;&quot;', Type, &quot;&amp;[.AA9]&amp;&quot; FROM Leaders WHERE Type = 'LEADER_&quot;&amp;UPPER([.AA$2])&amp;&quot;';&quot;" office:value-type="string" office:string-value="INSERT INTO Leader_Flavors(FlavorType, LeaderType, Flavor) SELECT 'FLAVOR_ANTIAIR', Type, 2 FROM Leaders WHERE Type = 'LEADER_GANDHI';" calcext:value-type="string">
            <text:p>INSERT INTO Leader_Flavors(FlavorType, LeaderType, Flavor) SELECT 'FLAVOR_ANTIAIR', Type, 2 FROM Leaders WHERE Type = 'LEADER_GANDHI';</text:p>
          </table:table-cell>
          <table:table-cell table:style-name="ce197" table:formula="of:=&quot;INSERT INTO Leader_Flavors(FlavorType, LeaderType, Flavor) SELECT 'FLAVOR_&quot;&amp;UPPER([.$A9])&amp;&quot;', Type, &quot;&amp;[.AB9]&amp;&quot; FROM Leaders WHERE Type = 'LEADER_&quot;&amp;UPPER([.AB$2])&amp;&quot;';&quot;" office:value-type="string" office:string-value="INSERT INTO Leader_Flavors(FlavorType, LeaderType, Flavor) SELECT 'FLAVOR_ANTIAIR', Type, 2 FROM Leaders WHERE Type = 'LEADER_SELASSIE';" calcext:value-type="string">
            <text:p>INSERT INTO Leader_Flavors(FlavorType, LeaderType, Flavor) SELECT 'FLAVOR_ANTIAIR', Type, 2 FROM Leaders WHERE Type = 'LEADER_SELASSIE';</text:p>
          </table:table-cell>
          <table:table-cell table:style-name="ce197" table:formula="of:=&quot;INSERT INTO Leader_Flavors(FlavorType, LeaderType, Flavor) SELECT 'FLAVOR_&quot;&amp;UPPER([.$A9])&amp;&quot;', Type, &quot;&amp;[.AC9]&amp;&quot; FROM Leaders WHERE Type = 'LEADER_&quot;&amp;UPPER([.AC$2])&amp;&quot;';&quot;" office:value-type="string" office:string-value="INSERT INTO Leader_Flavors(FlavorType, LeaderType, Flavor) SELECT 'FLAVOR_ANTIAIR', Type, 2 FROM Leaders WHERE Type = 'LEADER_KAMEHAMEHA';" calcext:value-type="string">
            <text:p>INSERT INTO Leader_Flavors(FlavorType, LeaderType, Flavor) SELECT 'FLAVOR_ANTIAIR', Type, 2 FROM Leaders WHERE Type = 'LEADER_KAMEHAMEHA';</text:p>
          </table:table-cell>
          <table:table-cell table:style-name="ce197" table:formula="of:=&quot;INSERT INTO Leader_Flavors(FlavorType, LeaderType, Flavor) SELECT 'FLAVOR_&quot;&amp;UPPER([.$A9])&amp;&quot;', Type, &quot;&amp;[.AD9]&amp;&quot; FROM Leaders WHERE Type = 'LEADER_&quot;&amp;UPPER([.AD$2])&amp;&quot;';&quot;" office:value-type="string" office:string-value="INSERT INTO Leader_Flavors(FlavorType, LeaderType, Flavor) SELECT 'FLAVOR_ANTIAIR', Type, 2 FROM Leaders WHERE Type = 'LEADER_MARIA_I';" calcext:value-type="string">
            <text:p>INSERT INTO Leader_Flavors(FlavorType, LeaderType, Flavor) SELECT 'FLAVOR_ANTIAIR', Type, 2 FROM Leaders WHERE Type = 'LEADER_MARIA_I';</text:p>
          </table:table-cell>
          <table:table-cell table:style-name="ce197" table:formula="of:=&quot;INSERT INTO Leader_Flavors(FlavorType, LeaderType, Flavor) SELECT 'FLAVOR_&quot;&amp;UPPER([.$A9])&amp;&quot;', Type, &quot;&amp;[.AE9]&amp;&quot; FROM Leaders WHERE Type = 'LEADER_&quot;&amp;UPPER([.AE$2])&amp;&quot;';&quot;" office:value-type="string" office:string-value="INSERT INTO Leader_Flavors(FlavorType, LeaderType, Flavor) SELECT 'FLAVOR_ANTIAIR', Type, 2 FROM Leaders WHERE Type = 'LEADER_PACHACUTI';" calcext:value-type="string">
            <text:p>INSERT INTO Leader_Flavors(FlavorType, LeaderType, Flavor) SELECT 'FLAVOR_ANTIAIR', Type, 2 FROM Leaders WHERE Type = 'LEADER_PACHACUTI';</text:p>
          </table:table-cell>
          <table:table-cell table:style-name="ce197" table:formula="of:=&quot;INSERT INTO Leader_Flavors(FlavorType, LeaderType, Flavor) SELECT 'FLAVOR_&quot;&amp;UPPER([.$A9])&amp;&quot;', Type, &quot;&amp;[.AF9]&amp;&quot; FROM Leaders WHERE Type = 'LEADER_&quot;&amp;UPPER([.AF$2])&amp;&quot;';&quot;" office:value-type="string" office:string-value="INSERT INTO Leader_Flavors(FlavorType, LeaderType, Flavor) SELECT 'FLAVOR_ANTIAIR', Type, 2 FROM Leaders WHERE Type = 'LEADER_RAMESSES';" calcext:value-type="string">
            <text:p>INSERT INTO Leader_Flavors(FlavorType, LeaderType, Flavor) SELECT 'FLAVOR_ANTIAIR', Type, 2 FROM Leaders WHERE Type = 'LEADER_RAMESSES';</text:p>
          </table:table-cell>
          <table:table-cell table:style-name="ce197" table:formula="of:=&quot;INSERT INTO Leader_Flavors(FlavorType, LeaderType, Flavor) SELECT 'FLAVOR_&quot;&amp;UPPER([.$A9])&amp;&quot;', Type, &quot;&amp;[.AG9]&amp;&quot; FROM Leaders WHERE Type = 'LEADER_&quot;&amp;UPPER([.AG$2])&amp;&quot;';&quot;" office:value-type="string" office:string-value="INSERT INTO Leader_Flavors(FlavorType, LeaderType, Flavor) SELECT 'FLAVOR_ANTIAIR', Type, 2 FROM Leaders WHERE Type = 'LEADER_RAMKHAMHAENG';" calcext:value-type="string">
            <text:p>INSERT INTO Leader_Flavors(FlavorType, LeaderType, Flavor) SELECT 'FLAVOR_ANTIAIR', Type, 2 FROM Leaders WHERE Type = 'LEADER_RAMKHAMHAENG';</text:p>
          </table:table-cell>
          <table:table-cell table:style-name="ce197" table:formula="of:=&quot;INSERT INTO Leader_Flavors(FlavorType, LeaderType, Flavor) SELECT 'FLAVOR_&quot;&amp;UPPER([.$A9])&amp;&quot;', Type, &quot;&amp;[.AH9]&amp;&quot; FROM Leaders WHERE Type = 'LEADER_&quot;&amp;UPPER([.AH$2])&amp;&quot;';&quot;" office:value-type="string" office:string-value="INSERT INTO Leader_Flavors(FlavorType, LeaderType, Flavor) SELECT 'FLAVOR_ANTIAIR', Type, 2 FROM Leaders WHERE Type = 'LEADER_PEDRO';" calcext:value-type="string">
            <text:p>INSERT INTO Leader_Flavors(FlavorType, LeaderType, Flavor) SELECT 'FLAVOR_ANTIAIR', Type, 2 FROM Leaders WHERE Type = 'LEADER_PEDRO';</text:p>
          </table:table-cell>
          <table:table-cell table:style-name="ce197" table:formula="of:=&quot;INSERT INTO Leader_Flavors(FlavorType, LeaderType, Flavor) SELECT 'FLAVOR_&quot;&amp;UPPER([.$A9])&amp;&quot;', Type, &quot;&amp;[.AI9]&amp;&quot; FROM Leaders WHERE Type = 'LEADER_&quot;&amp;UPPER([.AI$2])&amp;&quot;';&quot;" office:value-type="string" office:string-value="INSERT INTO Leader_Flavors(FlavorType, LeaderType, Flavor) SELECT 'FLAVOR_ANTIAIR', Type, 2 FROM Leaders WHERE Type = 'LEADER_AHMAD_ALMANSUR';" calcext:value-type="string">
            <text:p>INSERT INTO Leader_Flavors(FlavorType, LeaderType, Flavor) SELECT 'FLAVOR_ANTIAIR', Type, 2 FROM Leaders WHERE Type = 'LEADER_AHMAD_ALMANSUR';</text:p>
          </table:table-cell>
          <table:table-cell table:style-name="ce197" table:formula="of:=&quot;INSERT INTO Leader_Flavors(FlavorType, LeaderType, Flavor) SELECT 'FLAVOR_&quot;&amp;UPPER([.$A9])&amp;&quot;', Type, &quot;&amp;[.AJ9]&amp;&quot; FROM Leaders WHERE Type = 'LEADER_&quot;&amp;UPPER([.AJ$2])&amp;&quot;';&quot;" office:value-type="string" office:string-value="INSERT INTO Leader_Flavors(FlavorType, LeaderType, Flavor) SELECT 'FLAVOR_ANTIAIR', Type, 2 FROM Leaders WHERE Type = 'LEADER_SEJONG';" calcext:value-type="string">
            <text:p>INSERT INTO Leader_Flavors(FlavorType, LeaderType, Flavor) SELECT 'FLAVOR_ANTIAIR', Type, 2 FROM Leaders WHERE Type = 'LEADER_SEJONG';</text:p>
          </table:table-cell>
          <table:table-cell table:style-name="ce197" table:formula="of:=&quot;INSERT INTO Leader_Flavors(FlavorType, LeaderType, Flavor) SELECT 'FLAVOR_&quot;&amp;UPPER([.$A9])&amp;&quot;', Type, &quot;&amp;[.AK9]&amp;&quot; FROM Leaders WHERE Type = 'LEADER_&quot;&amp;UPPER([.AK$2])&amp;&quot;';&quot;" office:value-type="string" office:string-value="INSERT INTO Leader_Flavors(FlavorType, LeaderType, Flavor) SELECT 'FLAVOR_ANTIAIR', Type, 2 FROM Leaders WHERE Type = 'LEADER_EXPANSIONIST';" calcext:value-type="string">
            <text:p>INSERT INTO Leader_Flavors(FlavorType, LeaderType, Flavor) SELECT 'FLAVOR_ANTIAIR', Type, 2 FROM Leaders WHERE Type = 'LEADER_EXPANSIONIST';</text:p>
          </table:table-cell>
          <table:table-cell table:style-name="ce197" table:formula="of:=&quot;INSERT INTO Leader_Flavors(FlavorType, LeaderType, Flavor) SELECT 'FLAVOR_&quot;&amp;UPPER([.$A9])&amp;&quot;', Type, &quot;&amp;[.AL9]&amp;&quot; FROM Leaders WHERE Type = 'LEADER_&quot;&amp;UPPER([.AL$2])&amp;&quot;';&quot;" office:value-type="string" office:string-value="INSERT INTO Leader_Flavors(FlavorType, LeaderType, Flavor) SELECT 'FLAVOR_ANTIAIR', Type, 2 FROM Leaders WHERE Type = 'LEADER_BOUDICCA';" calcext:value-type="string">
            <text:p>INSERT INTO Leader_Flavors(FlavorType, LeaderType, Flavor) SELECT 'FLAVOR_ANTIAIR', Type, 2 FROM Leaders WHERE Type = 'LEADER_BOUDICCA';</text:p>
          </table:table-cell>
          <table:table-cell table:style-name="ce197" table:formula="of:=&quot;INSERT INTO Leader_Flavors(FlavorType, LeaderType, Flavor) SELECT 'FLAVOR_&quot;&amp;UPPER([.$A9])&amp;&quot;', Type, &quot;&amp;[.AM9]&amp;&quot; FROM Leaders WHERE Type = 'LEADER_&quot;&amp;UPPER([.AM$2])&amp;&quot;';&quot;" office:value-type="string" office:string-value="INSERT INTO Leader_Flavors(FlavorType, LeaderType, Flavor) SELECT 'FLAVOR_ANTIAIR', Type, 2 FROM Leaders WHERE Type = 'LEADER_DARIUS';" calcext:value-type="string">
            <text:p>INSERT INTO Leader_Flavors(FlavorType, LeaderType, Flavor) SELECT 'FLAVOR_ANTIAIR', Type, 2 FROM Leaders WHERE Type = 'LEADER_DARIUS';</text:p>
          </table:table-cell>
          <table:table-cell table:style-name="ce197" table:formula="of:=&quot;INSERT INTO Leader_Flavors(FlavorType, LeaderType, Flavor) SELECT 'FLAVOR_&quot;&amp;UPPER([.$A9])&amp;&quot;', Type, &quot;&amp;[.AN9]&amp;&quot; FROM Leaders WHERE Type = 'LEADER_&quot;&amp;UPPER([.AN$2])&amp;&quot;';&quot;" office:value-type="string" office:string-value="INSERT INTO Leader_Flavors(FlavorType, LeaderType, Flavor) SELECT 'FLAVOR_ANTIAIR', Type, 2 FROM Leaders WHERE Type = 'LEADER_DIDO';" calcext:value-type="string">
            <text:p>INSERT INTO Leader_Flavors(FlavorType, LeaderType, Flavor) SELECT 'FLAVOR_ANTIAIR', Type, 2 FROM Leaders WHERE Type = 'LEADER_DIDO';</text:p>
          </table:table-cell>
          <table:table-cell table:style-name="ce197" table:formula="of:=&quot;INSERT INTO Leader_Flavors(FlavorType, LeaderType, Flavor) SELECT 'FLAVOR_&quot;&amp;UPPER([.$A9])&amp;&quot;', Type, &quot;&amp;[.AO9]&amp;&quot; FROM Leaders WHERE Type = 'LEADER_&quot;&amp;UPPER([.AO$2])&amp;&quot;';&quot;" office:value-type="string" office:string-value="INSERT INTO Leader_Flavors(FlavorType, LeaderType, Flavor) SELECT 'FLAVOR_ANTIAIR', Type, 2 FROM Leaders WHERE Type = 'LEADER_HARUN_AL_RASHID';" calcext:value-type="string">
            <text:p>INSERT INTO Leader_Flavors(FlavorType, LeaderType, Flavor) SELECT 'FLAVOR_ANTIAIR', Type, 2 FROM Leaders WHERE Type = 'LEADER_HARUN_AL_RASHID';</text:p>
          </table:table-cell>
          <table:table-cell table:style-name="ce197" table:formula="of:=&quot;INSERT INTO Leader_Flavors(FlavorType, LeaderType, Flavor) SELECT 'FLAVOR_&quot;&amp;UPPER([.$A9])&amp;&quot;', Type, &quot;&amp;[.AP9]&amp;&quot; FROM Leaders WHERE Type = 'LEADER_&quot;&amp;UPPER([.AP$2])&amp;&quot;';&quot;" office:value-type="string" office:string-value="INSERT INTO Leader_Flavors(FlavorType, LeaderType, Flavor) SELECT 'FLAVOR_ANTIAIR', Type, 2 FROM Leaders WHERE Type = 'LEADER_NEBUCHADNEZZAR';" calcext:value-type="string">
            <text:p>INSERT INTO Leader_Flavors(FlavorType, LeaderType, Flavor) SELECT 'FLAVOR_ANTIAIR', Type, 2 FROM Leaders WHERE Type = 'LEADER_NEBUCHADNEZZAR';</text:p>
          </table:table-cell>
          <table:table-cell table:style-name="ce197" table:formula="of:=&quot;INSERT INTO Leader_Flavors(FlavorType, LeaderType, Flavor) SELECT 'FLAVOR_&quot;&amp;UPPER([.$A9])&amp;&quot;', Type, &quot;&amp;[.AQ9]&amp;&quot; FROM Leaders WHERE Type = 'LEADER_&quot;&amp;UPPER([.AQ$2])&amp;&quot;';&quot;" office:value-type="string" office:string-value="INSERT INTO Leader_Flavors(FlavorType, LeaderType, Flavor) SELECT 'FLAVOR_ANTIAIR', Type, 2 FROM Leaders WHERE Type = 'LEADER_PACAL';" calcext:value-type="string">
            <text:p>INSERT INTO Leader_Flavors(FlavorType, LeaderType, Flavor) SELECT 'FLAVOR_ANTIAIR', Type, 2 FROM Leaders WHERE Type = 'LEADER_PACAL';</text:p>
          </table:table-cell>
          <table:table-cell table:style-name="ce197" table:formula="of:=&quot;INSERT INTO Leader_Flavors(FlavorType, LeaderType, Flavor) SELECT 'FLAVOR_&quot;&amp;UPPER([.$A9])&amp;&quot;', Type, &quot;&amp;[.AR9]&amp;&quot; FROM Leaders WHERE Type = 'LEADER_&quot;&amp;UPPER([.AR$2])&amp;&quot;';&quot;" office:value-type="string" office:string-value="INSERT INTO Leader_Flavors(FlavorType, LeaderType, Flavor) SELECT 'FLAVOR_ANTIAIR', Type, 2 FROM Leaders WHERE Type = 'LEADER_SULEIMAN';" calcext:value-type="string">
            <text:p>INSERT INTO Leader_Flavors(FlavorType, LeaderType, Flavor) SELECT 'FLAVOR_ANTIAIR', Type, 2 FROM Leaders WHERE Type = 'LEADER_SULEIMAN';</text:p>
          </table:table-cell>
          <table:table-cell table:style-name="ce197" table:formula="of:=&quot;INSERT INTO Leader_Flavors(FlavorType, LeaderType, Flavor) SELECT 'FLAVOR_&quot;&amp;UPPER([.$A9])&amp;&quot;', Type, &quot;&amp;[.AS9]&amp;&quot; FROM Leaders WHERE Type = 'LEADER_&quot;&amp;UPPER([.AS$2])&amp;&quot;';&quot;" office:value-type="string" office:string-value="INSERT INTO Leader_Flavors(FlavorType, LeaderType, Flavor) SELECT 'FLAVOR_ANTIAIR', Type, 2 FROM Leaders WHERE Type = 'LEADER_WASHINGTON';" calcext:value-type="string">
            <text:p>INSERT INTO Leader_Flavors(FlavorType, LeaderType, Flavor) SELECT 'FLAVOR_ANTIAIR', Type, 2 FROM Leaders WHERE Type = 'LEADER_WASHINGTON';</text:p>
          </table:table-cell>
          <table:table-cell table:style-name="ce197" table:formula="of:=&quot;INSERT INTO Leader_Flavors(FlavorType, LeaderType, Flavor) SELECT 'FLAVOR_&quot;&amp;UPPER([.$A9])&amp;&quot;', Type, &quot;&amp;[.AT9]&amp;&quot; FROM Leaders WHERE Type = 'LEADER_&quot;&amp;UPPER([.AT$2])&amp;&quot;';&quot;" office:value-type="string" office:string-value="INSERT INTO Leader_Flavors(FlavorType, LeaderType, Flavor) SELECT 'FLAVOR_ANTIAIR', Type, 2 FROM Leaders WHERE Type = 'LEADER_MARIA';" calcext:value-type="string">
            <text:p>INSERT INTO Leader_Flavors(FlavorType, LeaderType, Flavor) SELECT 'FLAVOR_ANTIAIR', Type, 2 FROM Leaders WHERE Type = 'LEADER_MARIA';</text:p>
          </table:table-cell>
          <table:table-cell table:style-name="ce197" table:formula="of:=&quot;INSERT INTO Leader_Flavors(FlavorType, LeaderType, Flavor) SELECT 'FLAVOR_&quot;&amp;UPPER([.$A9])&amp;&quot;', Type, &quot;&amp;[.AU9]&amp;&quot; FROM Leaders WHERE Type = 'LEADER_&quot;&amp;UPPER([.AU$2])&amp;&quot;';&quot;" office:value-type="string" office:string-value="INSERT INTO Leader_Flavors(FlavorType, LeaderType, Flavor) SELECT 'FLAVOR_ANTIAIR', Type, 2 FROM Leaders WHERE Type = 'LEADER_POCATELLO';" calcext:value-type="string">
            <text:p>INSERT INTO Leader_Flavors(FlavorType, LeaderType, Flavor) SELECT 'FLAVOR_ANTIAIR', Type, 2 FROM Leaders WHERE Type = 'LEADER_POCATELLO';</text:p>
          </table:table-cell>
          <table:table-cell table:style-name="ce197" table:formula="of:=&quot;INSERT INTO Leader_Flavors(FlavorType, LeaderType, Flavor) SELECT 'FLAVOR_&quot;&amp;UPPER([.$A9])&amp;&quot;', Type, &quot;&amp;[.AV9]&amp;&quot; FROM Leaders WHERE Type = 'LEADER_&quot;&amp;UPPER([.AV$2])&amp;&quot;';&quot;" office:value-type="string" office:string-value="INSERT INTO Leader_Flavors(FlavorType, LeaderType, Flavor) SELECT 'FLAVOR_ANTIAIR', Type, 2 FROM Leaders WHERE Type = 'LEADER_WILLIAM';" calcext:value-type="string">
            <text:p>INSERT INTO Leader_Flavors(FlavorType, LeaderType, Flavor) SELECT 'FLAVOR_ANTIAIR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0])&amp;&quot;', Type, &quot;&amp;[.C10]&amp;&quot; FROM Leaders WHERE Type = 'LEADER_&quot;&amp;UPPER([.C$2])&amp;&quot;';&quot;" office:value-type="string" office:string-value="INSERT INTO Leader_Flavors(FlavorType, LeaderType, Flavor) SELECT 'FLAVOR_RECON', Type, 4 FROM Leaders WHERE Type = 'LEADER_ASHURBANIPAL';" calcext:value-type="string">
            <text:p>INSERT INTO Leader_Flavors(FlavorType, LeaderType, Flavor) SELECT 'FLAVOR_RECON', Type, 4 FROM Leaders WHERE Type = 'LEADER_ASHURBANIPAL';</text:p>
          </table:table-cell>
          <table:table-cell table:style-name="ce197" table:formula="of:=&quot;INSERT INTO Leader_Flavors(FlavorType, LeaderType, Flavor) SELECT 'FLAVOR_&quot;&amp;UPPER([.$A10])&amp;&quot;', Type, &quot;&amp;[.D10]&amp;&quot; FROM Leaders WHERE Type = 'LEADER_&quot;&amp;UPPER([.D$2])&amp;&quot;';&quot;" office:value-type="string" office:string-value="INSERT INTO Leader_Flavors(FlavorType, LeaderType, Flavor) SELECT 'FLAVOR_RECON', Type, 4 FROM Leaders WHERE Type = 'LEADER_ASKIA';" calcext:value-type="string">
            <text:p>INSERT INTO Leader_Flavors(FlavorType, LeaderType, Flavor) SELECT 'FLAVOR_RECON', Type, 4 FROM Leaders WHERE Type = 'LEADER_ASKIA';</text:p>
          </table:table-cell>
          <table:table-cell table:style-name="ce197" table:formula="of:=&quot;INSERT INTO Leader_Flavors(FlavorType, LeaderType, Flavor) SELECT 'FLAVOR_&quot;&amp;UPPER([.$A10])&amp;&quot;', Type, &quot;&amp;[.E10]&amp;&quot; FROM Leaders WHERE Type = 'LEADER_&quot;&amp;UPPER([.E$2])&amp;&quot;';&quot;" office:value-type="string" office:string-value="INSERT INTO Leader_Flavors(FlavorType, LeaderType, Flavor) SELECT 'FLAVOR_RECON', Type, 4 FROM Leaders WHERE Type = 'LEADER_ATTILA';" calcext:value-type="string">
            <text:p>INSERT INTO Leader_Flavors(FlavorType, LeaderType, Flavor) SELECT 'FLAVOR_RECON', Type, 4 FROM Leaders WHERE Type = 'LEADER_ATTILA';</text:p>
          </table:table-cell>
          <table:table-cell table:style-name="ce197" table:formula="of:=&quot;INSERT INTO Leader_Flavors(FlavorType, LeaderType, Flavor) SELECT 'FLAVOR_&quot;&amp;UPPER([.$A10])&amp;&quot;', Type, &quot;&amp;[.F10]&amp;&quot; FROM Leaders WHERE Type = 'LEADER_&quot;&amp;UPPER([.F$2])&amp;&quot;';&quot;" office:value-type="string" office:string-value="INSERT INTO Leader_Flavors(FlavorType, LeaderType, Flavor) SELECT 'FLAVOR_RECON', Type, 4 FROM Leaders WHERE Type = 'LEADER_AUGUSTUS';" calcext:value-type="string">
            <text:p>INSERT INTO Leader_Flavors(FlavorType, LeaderType, Flavor) SELECT 'FLAVOR_RECON', Type, 4 FROM Leaders WHERE Type = 'LEADER_AUGUSTUS';</text:p>
          </table:table-cell>
          <table:table-cell table:style-name="ce197" table:formula="of:=&quot;INSERT INTO Leader_Flavors(FlavorType, LeaderType, Flavor) SELECT 'FLAVOR_&quot;&amp;UPPER([.$A10])&amp;&quot;', Type, &quot;&amp;[.G10]&amp;&quot; FROM Leaders WHERE Type = 'LEADER_&quot;&amp;UPPER([.G$2])&amp;&quot;';&quot;" office:value-type="string" office:string-value="INSERT INTO Leader_Flavors(FlavorType, LeaderType, Flavor) SELECT 'FLAVOR_RECON', Type, 4 FROM Leaders WHERE Type = 'LEADER_GENGHIS_KHAN';" calcext:value-type="string">
            <text:p>INSERT INTO Leader_Flavors(FlavorType, LeaderType, Flavor) SELECT 'FLAVOR_RECON', Type, 4 FROM Leaders WHERE Type = 'LEADER_GENGHIS_KHAN';</text:p>
          </table:table-cell>
          <table:table-cell table:style-name="ce197" table:formula="of:=&quot;INSERT INTO Leader_Flavors(FlavorType, LeaderType, Flavor) SELECT 'FLAVOR_&quot;&amp;UPPER([.$A10])&amp;&quot;', Type, &quot;&amp;[.H10]&amp;&quot; FROM Leaders WHERE Type = 'LEADER_&quot;&amp;UPPER([.H$2])&amp;&quot;';&quot;" office:value-type="string" office:string-value="INSERT INTO Leader_Flavors(FlavorType, LeaderType, Flavor) SELECT 'FLAVOR_RECON', Type, 4 FROM Leaders WHERE Type = 'LEADER_HARALD';" calcext:value-type="string">
            <text:p>INSERT INTO Leader_Flavors(FlavorType, LeaderType, Flavor) SELECT 'FLAVOR_RECON', Type, 4 FROM Leaders WHERE Type = 'LEADER_HARALD';</text:p>
          </table:table-cell>
          <table:table-cell table:style-name="ce197" table:formula="of:=&quot;INSERT INTO Leader_Flavors(FlavorType, LeaderType, Flavor) SELECT 'FLAVOR_&quot;&amp;UPPER([.$A10])&amp;&quot;', Type, &quot;&amp;[.I10]&amp;&quot; FROM Leaders WHERE Type = 'LEADER_&quot;&amp;UPPER([.I$2])&amp;&quot;';&quot;" office:value-type="string" office:string-value="INSERT INTO Leader_Flavors(FlavorType, LeaderType, Flavor) SELECT 'FLAVOR_RECON', Type, 4 FROM Leaders WHERE Type = 'LEADER_ISABELLA';" calcext:value-type="string">
            <text:p>INSERT INTO Leader_Flavors(FlavorType, LeaderType, Flavor) SELECT 'FLAVOR_RECON', Type, 4 FROM Leaders WHERE Type = 'LEADER_ISABELLA';</text:p>
          </table:table-cell>
          <table:table-cell table:style-name="ce197" table:formula="of:=&quot;INSERT INTO Leader_Flavors(FlavorType, LeaderType, Flavor) SELECT 'FLAVOR_&quot;&amp;UPPER([.$A10])&amp;&quot;', Type, &quot;&amp;[.J10]&amp;&quot; FROM Leaders WHERE Type = 'LEADER_&quot;&amp;UPPER([.J$2])&amp;&quot;';&quot;" office:value-type="string" office:string-value="INSERT INTO Leader_Flavors(FlavorType, LeaderType, Flavor) SELECT 'FLAVOR_RECON', Type, 4 FROM Leaders WHERE Type = 'LEADER_NAPOLEON';" calcext:value-type="string">
            <text:p>INSERT INTO Leader_Flavors(FlavorType, LeaderType, Flavor) SELECT 'FLAVOR_RECON', Type, 4 FROM Leaders WHERE Type = 'LEADER_NAPOLEON';</text:p>
          </table:table-cell>
          <table:table-cell table:style-name="ce197" table:formula="of:=&quot;INSERT INTO Leader_Flavors(FlavorType, LeaderType, Flavor) SELECT 'FLAVOR_&quot;&amp;UPPER([.$A10])&amp;&quot;', Type, &quot;&amp;[.K10]&amp;&quot; FROM Leaders WHERE Type = 'LEADER_&quot;&amp;UPPER([.K$2])&amp;&quot;';&quot;" office:value-type="string" office:string-value="INSERT INTO Leader_Flavors(FlavorType, LeaderType, Flavor) SELECT 'FLAVOR_RECON', Type, 4 FROM Leaders WHERE Type = 'LEADER_ODA_NOBUNAGA';" calcext:value-type="string">
            <text:p>INSERT INTO Leader_Flavors(FlavorType, LeaderType, Flavor) SELECT 'FLAVOR_RECON', Type, 4 FROM Leaders WHERE Type = 'LEADER_ODA_NOBUNAGA';</text:p>
          </table:table-cell>
          <table:table-cell table:style-name="ce197" table:formula="of:=&quot;INSERT INTO Leader_Flavors(FlavorType, LeaderType, Flavor) SELECT 'FLAVOR_&quot;&amp;UPPER([.$A10])&amp;&quot;', Type, &quot;&amp;[.L10]&amp;&quot; FROM Leaders WHERE Type = 'LEADER_&quot;&amp;UPPER([.L$2])&amp;&quot;';&quot;" office:value-type="string" office:string-value="INSERT INTO Leader_Flavors(FlavorType, LeaderType, Flavor) SELECT 'FLAVOR_RECON', Type, 4 FROM Leaders WHERE Type = 'LEADER_ENRICO_DANDOLO';" calcext:value-type="string">
            <text:p>INSERT INTO Leader_Flavors(FlavorType, LeaderType, Flavor) SELECT 'FLAVOR_RECON', Type, 4 FROM Leaders WHERE Type = 'LEADER_ENRICO_DANDOLO';</text:p>
          </table:table-cell>
          <table:table-cell table:style-name="ce197" table:formula="of:=&quot;INSERT INTO Leader_Flavors(FlavorType, LeaderType, Flavor) SELECT 'FLAVOR_&quot;&amp;UPPER([.$A10])&amp;&quot;', Type, &quot;&amp;[.M10]&amp;&quot; FROM Leaders WHERE Type = 'LEADER_&quot;&amp;UPPER([.M$2])&amp;&quot;';&quot;" office:value-type="string" office:string-value="INSERT INTO Leader_Flavors(FlavorType, LeaderType, Flavor) SELECT 'FLAVOR_RECON', Type, 4 FROM Leaders WHERE Type = 'LEADER_SHAKA';" calcext:value-type="string">
            <text:p>INSERT INTO Leader_Flavors(FlavorType, LeaderType, Flavor) SELECT 'FLAVOR_RECON', Type, 4 FROM Leaders WHERE Type = 'LEADER_SHAKA';</text:p>
          </table:table-cell>
          <table:table-cell table:style-name="ce197" table:formula="of:=&quot;INSERT INTO Leader_Flavors(FlavorType, LeaderType, Flavor) SELECT 'FLAVOR_&quot;&amp;UPPER([.$A10])&amp;&quot;', Type, &quot;&amp;[.N10]&amp;&quot; FROM Leaders WHERE Type = 'LEADER_&quot;&amp;UPPER([.N$2])&amp;&quot;';&quot;" office:value-type="string" office:string-value="INSERT INTO Leader_Flavors(FlavorType, LeaderType, Flavor) SELECT 'FLAVOR_RECON', Type, 4 FROM Leaders WHERE Type = 'LEADER_COALITION';" calcext:value-type="string">
            <text:p>INSERT INTO Leader_Flavors(FlavorType, LeaderType, Flavor) SELECT 'FLAVOR_RECON', Type, 4 FROM Leaders WHERE Type = 'LEADER_COALITION';</text:p>
          </table:table-cell>
          <table:table-cell table:style-name="ce197" table:formula="of:=&quot;INSERT INTO Leader_Flavors(FlavorType, LeaderType, Flavor) SELECT 'FLAVOR_&quot;&amp;UPPER([.$A10])&amp;&quot;', Type, &quot;&amp;[.O10]&amp;&quot; FROM Leaders WHERE Type = 'LEADER_&quot;&amp;UPPER([.O$2])&amp;&quot;';&quot;" office:value-type="string" office:string-value="INSERT INTO Leader_Flavors(FlavorType, LeaderType, Flavor) SELECT 'FLAVOR_RECON', Type, 4 FROM Leaders WHERE Type = 'LEADER_ALEXANDER';" calcext:value-type="string">
            <text:p>INSERT INTO Leader_Flavors(FlavorType, LeaderType, Flavor) SELECT 'FLAVOR_RECON', Type, 4 FROM Leaders WHERE Type = 'LEADER_ALEXANDER';</text:p>
          </table:table-cell>
          <table:table-cell table:style-name="ce197" table:formula="of:=&quot;INSERT INTO Leader_Flavors(FlavorType, LeaderType, Flavor) SELECT 'FLAVOR_&quot;&amp;UPPER([.$A10])&amp;&quot;', Type, &quot;&amp;[.P10]&amp;&quot; FROM Leaders WHERE Type = 'LEADER_&quot;&amp;UPPER([.P$2])&amp;&quot;';&quot;" office:value-type="string" office:string-value="INSERT INTO Leader_Flavors(FlavorType, LeaderType, Flavor) SELECT 'FLAVOR_RECON', Type, 4 FROM Leaders WHERE Type = 'LEADER_BISMARCK';" calcext:value-type="string">
            <text:p>INSERT INTO Leader_Flavors(FlavorType, LeaderType, Flavor) SELECT 'FLAVOR_RECON', Type, 4 FROM Leaders WHERE Type = 'LEADER_BISMARCK';</text:p>
          </table:table-cell>
          <table:table-cell table:style-name="ce197" table:formula="of:=&quot;INSERT INTO Leader_Flavors(FlavorType, LeaderType, Flavor) SELECT 'FLAVOR_&quot;&amp;UPPER([.$A10])&amp;&quot;', Type, &quot;&amp;[.Q10]&amp;&quot; FROM Leaders WHERE Type = 'LEADER_&quot;&amp;UPPER([.Q$2])&amp;&quot;';&quot;" office:value-type="string" office:string-value="INSERT INTO Leader_Flavors(FlavorType, LeaderType, Flavor) SELECT 'FLAVOR_RECON', Type, 4 FROM Leaders WHERE Type = 'LEADER_CATHERINE';" calcext:value-type="string">
            <text:p>INSERT INTO Leader_Flavors(FlavorType, LeaderType, Flavor) SELECT 'FLAVOR_RECON', Type, 4 FROM Leaders WHERE Type = 'LEADER_CATHERINE';</text:p>
          </table:table-cell>
          <table:table-cell table:style-name="ce197" table:formula="of:=&quot;INSERT INTO Leader_Flavors(FlavorType, LeaderType, Flavor) SELECT 'FLAVOR_&quot;&amp;UPPER([.$A10])&amp;&quot;', Type, &quot;&amp;[.R10]&amp;&quot; FROM Leaders WHERE Type = 'LEADER_&quot;&amp;UPPER([.R$2])&amp;&quot;';&quot;" office:value-type="string" office:string-value="INSERT INTO Leader_Flavors(FlavorType, LeaderType, Flavor) SELECT 'FLAVOR_RECON', Type, 4 FROM Leaders WHERE Type = 'LEADER_ELIZABETH';" calcext:value-type="string">
            <text:p>INSERT INTO Leader_Flavors(FlavorType, LeaderType, Flavor) SELECT 'FLAVOR_RECON', Type, 4 FROM Leaders WHERE Type = 'LEADER_ELIZABETH';</text:p>
          </table:table-cell>
          <table:table-cell table:style-name="ce197" table:formula="of:=&quot;INSERT INTO Leader_Flavors(FlavorType, LeaderType, Flavor) SELECT 'FLAVOR_&quot;&amp;UPPER([.$A10])&amp;&quot;', Type, &quot;&amp;[.S10]&amp;&quot; FROM Leaders WHERE Type = 'LEADER_&quot;&amp;UPPER([.S$2])&amp;&quot;';&quot;" office:value-type="string" office:string-value="INSERT INTO Leader_Flavors(FlavorType, LeaderType, Flavor) SELECT 'FLAVOR_RECON', Type, 4 FROM Leaders WHERE Type = 'LEADER_GUSTAVUS_ADOLPHUS';" calcext:value-type="string">
            <text:p>INSERT INTO Leader_Flavors(FlavorType, LeaderType, Flavor) SELECT 'FLAVOR_RECON', Type, 4 FROM Leaders WHERE Type = 'LEADER_GUSTAVUS_ADOLPHUS';</text:p>
          </table:table-cell>
          <table:table-cell table:style-name="ce197" table:formula="of:=&quot;INSERT INTO Leader_Flavors(FlavorType, LeaderType, Flavor) SELECT 'FLAVOR_&quot;&amp;UPPER([.$A10])&amp;&quot;', Type, &quot;&amp;[.T10]&amp;&quot; FROM Leaders WHERE Type = 'LEADER_&quot;&amp;UPPER([.T$2])&amp;&quot;';&quot;" office:value-type="string" office:string-value="INSERT INTO Leader_Flavors(FlavorType, LeaderType, Flavor) SELECT 'FLAVOR_RECON', Type, 4 FROM Leaders WHERE Type = 'LEADER_HIAWATHA';" calcext:value-type="string">
            <text:p>INSERT INTO Leader_Flavors(FlavorType, LeaderType, Flavor) SELECT 'FLAVOR_RECON', Type, 4 FROM Leaders WHERE Type = 'LEADER_HIAWATHA';</text:p>
          </table:table-cell>
          <table:table-cell table:style-name="ce197" table:formula="of:=&quot;INSERT INTO Leader_Flavors(FlavorType, LeaderType, Flavor) SELECT 'FLAVOR_&quot;&amp;UPPER([.$A10])&amp;&quot;', Type, &quot;&amp;[.U10]&amp;&quot; FROM Leaders WHERE Type = 'LEADER_&quot;&amp;UPPER([.U$2])&amp;&quot;';&quot;" office:value-type="string" office:string-value="INSERT INTO Leader_Flavors(FlavorType, LeaderType, Flavor) SELECT 'FLAVOR_RECON', Type, 4 FROM Leaders WHERE Type = 'LEADER_MONTEZUMA';" calcext:value-type="string">
            <text:p>INSERT INTO Leader_Flavors(FlavorType, LeaderType, Flavor) SELECT 'FLAVOR_RECON', Type, 4 FROM Leaders WHERE Type = 'LEADER_MONTEZUMA';</text:p>
          </table:table-cell>
          <table:table-cell table:style-name="ce197" table:formula="of:=&quot;INSERT INTO Leader_Flavors(FlavorType, LeaderType, Flavor) SELECT 'FLAVOR_&quot;&amp;UPPER([.$A10])&amp;&quot;', Type, &quot;&amp;[.V10]&amp;&quot; FROM Leaders WHERE Type = 'LEADER_&quot;&amp;UPPER([.V$2])&amp;&quot;';&quot;" office:value-type="string" office:string-value="INSERT INTO Leader_Flavors(FlavorType, LeaderType, Flavor) SELECT 'FLAVOR_RECON', Type, 4 FROM Leaders WHERE Type = 'LEADER_THEODORA';" calcext:value-type="string">
            <text:p>INSERT INTO Leader_Flavors(FlavorType, LeaderType, Flavor) SELECT 'FLAVOR_RECON', Type, 4 FROM Leaders WHERE Type = 'LEADER_THEODORA';</text:p>
          </table:table-cell>
          <table:table-cell table:style-name="ce197" table:formula="of:=&quot;INSERT INTO Leader_Flavors(FlavorType, LeaderType, Flavor) SELECT 'FLAVOR_&quot;&amp;UPPER([.$A10])&amp;&quot;', Type, &quot;&amp;[.W10]&amp;&quot; FROM Leaders WHERE Type = 'LEADER_&quot;&amp;UPPER([.W$2])&amp;&quot;';&quot;" office:value-type="string" office:string-value="INSERT INTO Leader_Flavors(FlavorType, LeaderType, Flavor) SELECT 'FLAVOR_RECON', Type, 4 FROM Leaders WHERE Type = 'LEADER_GAJAH_MADA';" calcext:value-type="string">
            <text:p>INSERT INTO Leader_Flavors(FlavorType, LeaderType, Flavor) SELECT 'FLAVOR_RECON', Type, 4 FROM Leaders WHERE Type = 'LEADER_GAJAH_MADA';</text:p>
          </table:table-cell>
          <table:table-cell table:style-name="ce197" table:formula="of:=&quot;INSERT INTO Leader_Flavors(FlavorType, LeaderType, Flavor) SELECT 'FLAVOR_&quot;&amp;UPPER([.$A10])&amp;&quot;', Type, &quot;&amp;[.X10]&amp;&quot; FROM Leaders WHERE Type = 'LEADER_&quot;&amp;UPPER([.X$2])&amp;&quot;';&quot;" office:value-type="string" office:string-value="INSERT INTO Leader_Flavors(FlavorType, LeaderType, Flavor) SELECT 'FLAVOR_RECON', Type, 4 FROM Leaders WHERE Type = 'LEADER_CASIMIR';" calcext:value-type="string">
            <text:p>INSERT INTO Leader_Flavors(FlavorType, LeaderType, Flavor) SELECT 'FLAVOR_RECON', Type, 4 FROM Leaders WHERE Type = 'LEADER_CASIMIR';</text:p>
          </table:table-cell>
          <table:table-cell table:style-name="ce197" table:formula="of:=&quot;INSERT INTO Leader_Flavors(FlavorType, LeaderType, Flavor) SELECT 'FLAVOR_&quot;&amp;UPPER([.$A10])&amp;&quot;', Type, &quot;&amp;[.Y10]&amp;&quot; FROM Leaders WHERE Type = 'LEADER_&quot;&amp;UPPER([.Y$2])&amp;&quot;';&quot;" office:value-type="string" office:string-value="INSERT INTO Leader_Flavors(FlavorType, LeaderType, Flavor) SELECT 'FLAVOR_RECON', Type, 4 FROM Leaders WHERE Type = 'LEADER_WU_ZETIAN';" calcext:value-type="string">
            <text:p>INSERT INTO Leader_Flavors(FlavorType, LeaderType, Flavor) SELECT 'FLAVOR_RECON', Type, 4 FROM Leaders WHERE Type = 'LEADER_WU_ZETIAN';</text:p>
          </table:table-cell>
          <table:table-cell table:style-name="ce197" table:formula="of:=&quot;INSERT INTO Leader_Flavors(FlavorType, LeaderType, Flavor) SELECT 'FLAVOR_&quot;&amp;UPPER([.$A10])&amp;&quot;', Type, &quot;&amp;[.Z10]&amp;&quot; FROM Leaders WHERE Type = 'LEADER_&quot;&amp;UPPER([.Z$2])&amp;&quot;';&quot;" office:value-type="string" office:string-value="INSERT INTO Leader_Flavors(FlavorType, LeaderType, Flavor) SELECT 'FLAVOR_RECON', Type, 2 FROM Leaders WHERE Type = 'LEADER_DIPLOMAT';" calcext:value-type="string">
            <text:p>INSERT INTO Leader_Flavors(FlavorType, LeaderType, Flavor) SELECT 'FLAVOR_RECON', Type, 2 FROM Leaders WHERE Type = 'LEADER_DIPLOMAT';</text:p>
          </table:table-cell>
          <table:table-cell table:style-name="ce197" table:formula="of:=&quot;INSERT INTO Leader_Flavors(FlavorType, LeaderType, Flavor) SELECT 'FLAVOR_&quot;&amp;UPPER([.$A10])&amp;&quot;', Type, &quot;&amp;[.AA10]&amp;&quot; FROM Leaders WHERE Type = 'LEADER_&quot;&amp;UPPER([.AA$2])&amp;&quot;';&quot;" office:value-type="string" office:string-value="INSERT INTO Leader_Flavors(FlavorType, LeaderType, Flavor) SELECT 'FLAVOR_RECON', Type, 2 FROM Leaders WHERE Type = 'LEADER_GANDHI';" calcext:value-type="string">
            <text:p>INSERT INTO Leader_Flavors(FlavorType, LeaderType, Flavor) SELECT 'FLAVOR_RECON', Type, 2 FROM Leaders WHERE Type = 'LEADER_GANDHI';</text:p>
          </table:table-cell>
          <table:table-cell table:style-name="ce197" table:formula="of:=&quot;INSERT INTO Leader_Flavors(FlavorType, LeaderType, Flavor) SELECT 'FLAVOR_&quot;&amp;UPPER([.$A10])&amp;&quot;', Type, &quot;&amp;[.AB10]&amp;&quot; FROM Leaders WHERE Type = 'LEADER_&quot;&amp;UPPER([.AB$2])&amp;&quot;';&quot;" office:value-type="string" office:string-value="INSERT INTO Leader_Flavors(FlavorType, LeaderType, Flavor) SELECT 'FLAVOR_RECON', Type, 2 FROM Leaders WHERE Type = 'LEADER_SELASSIE';" calcext:value-type="string">
            <text:p>INSERT INTO Leader_Flavors(FlavorType, LeaderType, Flavor) SELECT 'FLAVOR_RECON', Type, 2 FROM Leaders WHERE Type = 'LEADER_SELASSIE';</text:p>
          </table:table-cell>
          <table:table-cell table:style-name="ce197" table:formula="of:=&quot;INSERT INTO Leader_Flavors(FlavorType, LeaderType, Flavor) SELECT 'FLAVOR_&quot;&amp;UPPER([.$A10])&amp;&quot;', Type, &quot;&amp;[.AC10]&amp;&quot; FROM Leaders WHERE Type = 'LEADER_&quot;&amp;UPPER([.AC$2])&amp;&quot;';&quot;" office:value-type="string" office:string-value="INSERT INTO Leader_Flavors(FlavorType, LeaderType, Flavor) SELECT 'FLAVOR_RECON', Type, 2 FROM Leaders WHERE Type = 'LEADER_KAMEHAMEHA';" calcext:value-type="string">
            <text:p>INSERT INTO Leader_Flavors(FlavorType, LeaderType, Flavor) SELECT 'FLAVOR_RECON', Type, 2 FROM Leaders WHERE Type = 'LEADER_KAMEHAMEHA';</text:p>
          </table:table-cell>
          <table:table-cell table:style-name="ce197" table:formula="of:=&quot;INSERT INTO Leader_Flavors(FlavorType, LeaderType, Flavor) SELECT 'FLAVOR_&quot;&amp;UPPER([.$A10])&amp;&quot;', Type, &quot;&amp;[.AD10]&amp;&quot; FROM Leaders WHERE Type = 'LEADER_&quot;&amp;UPPER([.AD$2])&amp;&quot;';&quot;" office:value-type="string" office:string-value="INSERT INTO Leader_Flavors(FlavorType, LeaderType, Flavor) SELECT 'FLAVOR_RECON', Type, 2 FROM Leaders WHERE Type = 'LEADER_MARIA_I';" calcext:value-type="string">
            <text:p>INSERT INTO Leader_Flavors(FlavorType, LeaderType, Flavor) SELECT 'FLAVOR_RECON', Type, 2 FROM Leaders WHERE Type = 'LEADER_MARIA_I';</text:p>
          </table:table-cell>
          <table:table-cell table:style-name="ce197" table:formula="of:=&quot;INSERT INTO Leader_Flavors(FlavorType, LeaderType, Flavor) SELECT 'FLAVOR_&quot;&amp;UPPER([.$A10])&amp;&quot;', Type, &quot;&amp;[.AE10]&amp;&quot; FROM Leaders WHERE Type = 'LEADER_&quot;&amp;UPPER([.AE$2])&amp;&quot;';&quot;" office:value-type="string" office:string-value="INSERT INTO Leader_Flavors(FlavorType, LeaderType, Flavor) SELECT 'FLAVOR_RECON', Type, 2 FROM Leaders WHERE Type = 'LEADER_PACHACUTI';" calcext:value-type="string">
            <text:p>INSERT INTO Leader_Flavors(FlavorType, LeaderType, Flavor) SELECT 'FLAVOR_RECON', Type, 2 FROM Leaders WHERE Type = 'LEADER_PACHACUTI';</text:p>
          </table:table-cell>
          <table:table-cell table:style-name="ce197" table:formula="of:=&quot;INSERT INTO Leader_Flavors(FlavorType, LeaderType, Flavor) SELECT 'FLAVOR_&quot;&amp;UPPER([.$A10])&amp;&quot;', Type, &quot;&amp;[.AF10]&amp;&quot; FROM Leaders WHERE Type = 'LEADER_&quot;&amp;UPPER([.AF$2])&amp;&quot;';&quot;" office:value-type="string" office:string-value="INSERT INTO Leader_Flavors(FlavorType, LeaderType, Flavor) SELECT 'FLAVOR_RECON', Type, 2 FROM Leaders WHERE Type = 'LEADER_RAMESSES';" calcext:value-type="string">
            <text:p>INSERT INTO Leader_Flavors(FlavorType, LeaderType, Flavor) SELECT 'FLAVOR_RECON', Type, 2 FROM Leaders WHERE Type = 'LEADER_RAMESSES';</text:p>
          </table:table-cell>
          <table:table-cell table:style-name="ce197" table:formula="of:=&quot;INSERT INTO Leader_Flavors(FlavorType, LeaderType, Flavor) SELECT 'FLAVOR_&quot;&amp;UPPER([.$A10])&amp;&quot;', Type, &quot;&amp;[.AG10]&amp;&quot; FROM Leaders WHERE Type = 'LEADER_&quot;&amp;UPPER([.AG$2])&amp;&quot;';&quot;" office:value-type="string" office:string-value="INSERT INTO Leader_Flavors(FlavorType, LeaderType, Flavor) SELECT 'FLAVOR_RECON', Type, 2 FROM Leaders WHERE Type = 'LEADER_RAMKHAMHAENG';" calcext:value-type="string">
            <text:p>INSERT INTO Leader_Flavors(FlavorType, LeaderType, Flavor) SELECT 'FLAVOR_RECON', Type, 2 FROM Leaders WHERE Type = 'LEADER_RAMKHAMHAENG';</text:p>
          </table:table-cell>
          <table:table-cell table:style-name="ce197" table:formula="of:=&quot;INSERT INTO Leader_Flavors(FlavorType, LeaderType, Flavor) SELECT 'FLAVOR_&quot;&amp;UPPER([.$A10])&amp;&quot;', Type, &quot;&amp;[.AH10]&amp;&quot; FROM Leaders WHERE Type = 'LEADER_&quot;&amp;UPPER([.AH$2])&amp;&quot;';&quot;" office:value-type="string" office:string-value="INSERT INTO Leader_Flavors(FlavorType, LeaderType, Flavor) SELECT 'FLAVOR_RECON', Type, 2 FROM Leaders WHERE Type = 'LEADER_PEDRO';" calcext:value-type="string">
            <text:p>INSERT INTO Leader_Flavors(FlavorType, LeaderType, Flavor) SELECT 'FLAVOR_RECON', Type, 2 FROM Leaders WHERE Type = 'LEADER_PEDRO';</text:p>
          </table:table-cell>
          <table:table-cell table:style-name="ce197" table:formula="of:=&quot;INSERT INTO Leader_Flavors(FlavorType, LeaderType, Flavor) SELECT 'FLAVOR_&quot;&amp;UPPER([.$A10])&amp;&quot;', Type, &quot;&amp;[.AI10]&amp;&quot; FROM Leaders WHERE Type = 'LEADER_&quot;&amp;UPPER([.AI$2])&amp;&quot;';&quot;" office:value-type="string" office:string-value="INSERT INTO Leader_Flavors(FlavorType, LeaderType, Flavor) SELECT 'FLAVOR_RECON', Type, 2 FROM Leaders WHERE Type = 'LEADER_AHMAD_ALMANSUR';" calcext:value-type="string">
            <text:p>INSERT INTO Leader_Flavors(FlavorType, LeaderType, Flavor) SELECT 'FLAVOR_RECON', Type, 2 FROM Leaders WHERE Type = 'LEADER_AHMAD_ALMANSUR';</text:p>
          </table:table-cell>
          <table:table-cell table:style-name="ce197" table:formula="of:=&quot;INSERT INTO Leader_Flavors(FlavorType, LeaderType, Flavor) SELECT 'FLAVOR_&quot;&amp;UPPER([.$A10])&amp;&quot;', Type, &quot;&amp;[.AJ10]&amp;&quot; FROM Leaders WHERE Type = 'LEADER_&quot;&amp;UPPER([.AJ$2])&amp;&quot;';&quot;" office:value-type="string" office:string-value="INSERT INTO Leader_Flavors(FlavorType, LeaderType, Flavor) SELECT 'FLAVOR_RECON', Type, 2 FROM Leaders WHERE Type = 'LEADER_SEJONG';" calcext:value-type="string">
            <text:p>INSERT INTO Leader_Flavors(FlavorType, LeaderType, Flavor) SELECT 'FLAVOR_RECON', Type, 2 FROM Leaders WHERE Type = 'LEADER_SEJONG';</text:p>
          </table:table-cell>
          <table:table-cell table:style-name="ce197" table:formula="of:=&quot;INSERT INTO Leader_Flavors(FlavorType, LeaderType, Flavor) SELECT 'FLAVOR_&quot;&amp;UPPER([.$A10])&amp;&quot;', Type, &quot;&amp;[.AK10]&amp;&quot; FROM Leaders WHERE Type = 'LEADER_&quot;&amp;UPPER([.AK$2])&amp;&quot;';&quot;" office:value-type="string" office:string-value="INSERT INTO Leader_Flavors(FlavorType, LeaderType, Flavor) SELECT 'FLAVOR_RECON', Type, 2 FROM Leaders WHERE Type = 'LEADER_EXPANSIONIST';" calcext:value-type="string">
            <text:p>INSERT INTO Leader_Flavors(FlavorType, LeaderType, Flavor) SELECT 'FLAVOR_RECON', Type, 2 FROM Leaders WHERE Type = 'LEADER_EXPANSIONIST';</text:p>
          </table:table-cell>
          <table:table-cell table:style-name="ce197" table:formula="of:=&quot;INSERT INTO Leader_Flavors(FlavorType, LeaderType, Flavor) SELECT 'FLAVOR_&quot;&amp;UPPER([.$A10])&amp;&quot;', Type, &quot;&amp;[.AL10]&amp;&quot; FROM Leaders WHERE Type = 'LEADER_&quot;&amp;UPPER([.AL$2])&amp;&quot;';&quot;" office:value-type="string" office:string-value="INSERT INTO Leader_Flavors(FlavorType, LeaderType, Flavor) SELECT 'FLAVOR_RECON', Type, 2 FROM Leaders WHERE Type = 'LEADER_BOUDICCA';" calcext:value-type="string">
            <text:p>INSERT INTO Leader_Flavors(FlavorType, LeaderType, Flavor) SELECT 'FLAVOR_RECON', Type, 2 FROM Leaders WHERE Type = 'LEADER_BOUDICCA';</text:p>
          </table:table-cell>
          <table:table-cell table:style-name="ce197" table:formula="of:=&quot;INSERT INTO Leader_Flavors(FlavorType, LeaderType, Flavor) SELECT 'FLAVOR_&quot;&amp;UPPER([.$A10])&amp;&quot;', Type, &quot;&amp;[.AM10]&amp;&quot; FROM Leaders WHERE Type = 'LEADER_&quot;&amp;UPPER([.AM$2])&amp;&quot;';&quot;" office:value-type="string" office:string-value="INSERT INTO Leader_Flavors(FlavorType, LeaderType, Flavor) SELECT 'FLAVOR_RECON', Type, 2 FROM Leaders WHERE Type = 'LEADER_DARIUS';" calcext:value-type="string">
            <text:p>INSERT INTO Leader_Flavors(FlavorType, LeaderType, Flavor) SELECT 'FLAVOR_RECON', Type, 2 FROM Leaders WHERE Type = 'LEADER_DARIUS';</text:p>
          </table:table-cell>
          <table:table-cell table:style-name="ce197" table:formula="of:=&quot;INSERT INTO Leader_Flavors(FlavorType, LeaderType, Flavor) SELECT 'FLAVOR_&quot;&amp;UPPER([.$A10])&amp;&quot;', Type, &quot;&amp;[.AN10]&amp;&quot; FROM Leaders WHERE Type = 'LEADER_&quot;&amp;UPPER([.AN$2])&amp;&quot;';&quot;" office:value-type="string" office:string-value="INSERT INTO Leader_Flavors(FlavorType, LeaderType, Flavor) SELECT 'FLAVOR_RECON', Type, 2 FROM Leaders WHERE Type = 'LEADER_DIDO';" calcext:value-type="string">
            <text:p>INSERT INTO Leader_Flavors(FlavorType, LeaderType, Flavor) SELECT 'FLAVOR_RECON', Type, 2 FROM Leaders WHERE Type = 'LEADER_DIDO';</text:p>
          </table:table-cell>
          <table:table-cell table:style-name="ce197" table:formula="of:=&quot;INSERT INTO Leader_Flavors(FlavorType, LeaderType, Flavor) SELECT 'FLAVOR_&quot;&amp;UPPER([.$A10])&amp;&quot;', Type, &quot;&amp;[.AO10]&amp;&quot; FROM Leaders WHERE Type = 'LEADER_&quot;&amp;UPPER([.AO$2])&amp;&quot;';&quot;" office:value-type="string" office:string-value="INSERT INTO Leader_Flavors(FlavorType, LeaderType, Flavor) SELECT 'FLAVOR_RECON', Type, 2 FROM Leaders WHERE Type = 'LEADER_HARUN_AL_RASHID';" calcext:value-type="string">
            <text:p>INSERT INTO Leader_Flavors(FlavorType, LeaderType, Flavor) SELECT 'FLAVOR_RECON', Type, 2 FROM Leaders WHERE Type = 'LEADER_HARUN_AL_RASHID';</text:p>
          </table:table-cell>
          <table:table-cell table:style-name="ce197" table:formula="of:=&quot;INSERT INTO Leader_Flavors(FlavorType, LeaderType, Flavor) SELECT 'FLAVOR_&quot;&amp;UPPER([.$A10])&amp;&quot;', Type, &quot;&amp;[.AP10]&amp;&quot; FROM Leaders WHERE Type = 'LEADER_&quot;&amp;UPPER([.AP$2])&amp;&quot;';&quot;" office:value-type="string" office:string-value="INSERT INTO Leader_Flavors(FlavorType, LeaderType, Flavor) SELECT 'FLAVOR_RECON', Type, 2 FROM Leaders WHERE Type = 'LEADER_NEBUCHADNEZZAR';" calcext:value-type="string">
            <text:p>INSERT INTO Leader_Flavors(FlavorType, LeaderType, Flavor) SELECT 'FLAVOR_RECON', Type, 2 FROM Leaders WHERE Type = 'LEADER_NEBUCHADNEZZAR';</text:p>
          </table:table-cell>
          <table:table-cell table:style-name="ce197" table:formula="of:=&quot;INSERT INTO Leader_Flavors(FlavorType, LeaderType, Flavor) SELECT 'FLAVOR_&quot;&amp;UPPER([.$A10])&amp;&quot;', Type, &quot;&amp;[.AQ10]&amp;&quot; FROM Leaders WHERE Type = 'LEADER_&quot;&amp;UPPER([.AQ$2])&amp;&quot;';&quot;" office:value-type="string" office:string-value="INSERT INTO Leader_Flavors(FlavorType, LeaderType, Flavor) SELECT 'FLAVOR_RECON', Type, 2 FROM Leaders WHERE Type = 'LEADER_PACAL';" calcext:value-type="string">
            <text:p>INSERT INTO Leader_Flavors(FlavorType, LeaderType, Flavor) SELECT 'FLAVOR_RECON', Type, 2 FROM Leaders WHERE Type = 'LEADER_PACAL';</text:p>
          </table:table-cell>
          <table:table-cell table:style-name="ce197" table:formula="of:=&quot;INSERT INTO Leader_Flavors(FlavorType, LeaderType, Flavor) SELECT 'FLAVOR_&quot;&amp;UPPER([.$A10])&amp;&quot;', Type, &quot;&amp;[.AR10]&amp;&quot; FROM Leaders WHERE Type = 'LEADER_&quot;&amp;UPPER([.AR$2])&amp;&quot;';&quot;" office:value-type="string" office:string-value="INSERT INTO Leader_Flavors(FlavorType, LeaderType, Flavor) SELECT 'FLAVOR_RECON', Type, 2 FROM Leaders WHERE Type = 'LEADER_SULEIMAN';" calcext:value-type="string">
            <text:p>INSERT INTO Leader_Flavors(FlavorType, LeaderType, Flavor) SELECT 'FLAVOR_RECON', Type, 2 FROM Leaders WHERE Type = 'LEADER_SULEIMAN';</text:p>
          </table:table-cell>
          <table:table-cell table:style-name="ce197" table:formula="of:=&quot;INSERT INTO Leader_Flavors(FlavorType, LeaderType, Flavor) SELECT 'FLAVOR_&quot;&amp;UPPER([.$A10])&amp;&quot;', Type, &quot;&amp;[.AS10]&amp;&quot; FROM Leaders WHERE Type = 'LEADER_&quot;&amp;UPPER([.AS$2])&amp;&quot;';&quot;" office:value-type="string" office:string-value="INSERT INTO Leader_Flavors(FlavorType, LeaderType, Flavor) SELECT 'FLAVOR_RECON', Type, 8 FROM Leaders WHERE Type = 'LEADER_WASHINGTON';" calcext:value-type="string">
            <text:p>INSERT INTO Leader_Flavors(FlavorType, LeaderType, Flavor) SELECT 'FLAVOR_RECON', Type, 8 FROM Leaders WHERE Type = 'LEADER_WASHINGTON';</text:p>
          </table:table-cell>
          <table:table-cell table:style-name="ce197" table:formula="of:=&quot;INSERT INTO Leader_Flavors(FlavorType, LeaderType, Flavor) SELECT 'FLAVOR_&quot;&amp;UPPER([.$A10])&amp;&quot;', Type, &quot;&amp;[.AT10]&amp;&quot; FROM Leaders WHERE Type = 'LEADER_&quot;&amp;UPPER([.AT$2])&amp;&quot;';&quot;" office:value-type="string" office:string-value="INSERT INTO Leader_Flavors(FlavorType, LeaderType, Flavor) SELECT 'FLAVOR_RECON', Type, 2 FROM Leaders WHERE Type = 'LEADER_MARIA';" calcext:value-type="string">
            <text:p>INSERT INTO Leader_Flavors(FlavorType, LeaderType, Flavor) SELECT 'FLAVOR_RECON', Type, 2 FROM Leaders WHERE Type = 'LEADER_MARIA';</text:p>
          </table:table-cell>
          <table:table-cell table:style-name="ce197" table:formula="of:=&quot;INSERT INTO Leader_Flavors(FlavorType, LeaderType, Flavor) SELECT 'FLAVOR_&quot;&amp;UPPER([.$A10])&amp;&quot;', Type, &quot;&amp;[.AU10]&amp;&quot; FROM Leaders WHERE Type = 'LEADER_&quot;&amp;UPPER([.AU$2])&amp;&quot;';&quot;" office:value-type="string" office:string-value="INSERT INTO Leader_Flavors(FlavorType, LeaderType, Flavor) SELECT 'FLAVOR_RECON', Type, 2 FROM Leaders WHERE Type = 'LEADER_POCATELLO';" calcext:value-type="string">
            <text:p>INSERT INTO Leader_Flavors(FlavorType, LeaderType, Flavor) SELECT 'FLAVOR_RECON', Type, 2 FROM Leaders WHERE Type = 'LEADER_POCATELLO';</text:p>
          </table:table-cell>
          <table:table-cell table:style-name="ce197" table:formula="of:=&quot;INSERT INTO Leader_Flavors(FlavorType, LeaderType, Flavor) SELECT 'FLAVOR_&quot;&amp;UPPER([.$A10])&amp;&quot;', Type, &quot;&amp;[.AV10]&amp;&quot; FROM Leaders WHERE Type = 'LEADER_&quot;&amp;UPPER([.AV$2])&amp;&quot;';&quot;" office:value-type="string" office:string-value="INSERT INTO Leader_Flavors(FlavorType, LeaderType, Flavor) SELECT 'FLAVOR_RECON', Type, 2 FROM Leaders WHERE Type = 'LEADER_WILLIAM';" calcext:value-type="string">
            <text:p>INSERT INTO Leader_Flavors(FlavorType, LeaderType, Flavor) SELECT 'FLAVOR_RECON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1])&amp;&quot;', Type, &quot;&amp;[.C11]&amp;&quot; FROM Leaders WHERE Type = 'LEADER_&quot;&amp;UPPER([.C$2])&amp;&quot;';&quot;" office:value-type="string" office:string-value="INSERT INTO Leader_Flavors(FlavorType, LeaderType, Flavor) SELECT 'FLAVOR_HEALING', Type, 4 FROM Leaders WHERE Type = 'LEADER_ASHURBANIPAL';" calcext:value-type="string">
            <text:p>INSERT INTO Leader_Flavors(FlavorType, LeaderType, Flavor) SELECT 'FLAVOR_HEALING', Type, 4 FROM Leaders WHERE Type = 'LEADER_ASHURBANIPAL';</text:p>
          </table:table-cell>
          <table:table-cell table:style-name="ce197" table:formula="of:=&quot;INSERT INTO Leader_Flavors(FlavorType, LeaderType, Flavor) SELECT 'FLAVOR_&quot;&amp;UPPER([.$A11])&amp;&quot;', Type, &quot;&amp;[.D11]&amp;&quot; FROM Leaders WHERE Type = 'LEADER_&quot;&amp;UPPER([.D$2])&amp;&quot;';&quot;" office:value-type="string" office:string-value="INSERT INTO Leader_Flavors(FlavorType, LeaderType, Flavor) SELECT 'FLAVOR_HEALING', Type, 4 FROM Leaders WHERE Type = 'LEADER_ASKIA';" calcext:value-type="string">
            <text:p>INSERT INTO Leader_Flavors(FlavorType, LeaderType, Flavor) SELECT 'FLAVOR_HEALING', Type, 4 FROM Leaders WHERE Type = 'LEADER_ASKIA';</text:p>
          </table:table-cell>
          <table:table-cell table:style-name="ce197" table:formula="of:=&quot;INSERT INTO Leader_Flavors(FlavorType, LeaderType, Flavor) SELECT 'FLAVOR_&quot;&amp;UPPER([.$A11])&amp;&quot;', Type, &quot;&amp;[.E11]&amp;&quot; FROM Leaders WHERE Type = 'LEADER_&quot;&amp;UPPER([.E$2])&amp;&quot;';&quot;" office:value-type="string" office:string-value="INSERT INTO Leader_Flavors(FlavorType, LeaderType, Flavor) SELECT 'FLAVOR_HEALING', Type, 4 FROM Leaders WHERE Type = 'LEADER_ATTILA';" calcext:value-type="string">
            <text:p>INSERT INTO Leader_Flavors(FlavorType, LeaderType, Flavor) SELECT 'FLAVOR_HEALING', Type, 4 FROM Leaders WHERE Type = 'LEADER_ATTILA';</text:p>
          </table:table-cell>
          <table:table-cell table:style-name="ce197" table:formula="of:=&quot;INSERT INTO Leader_Flavors(FlavorType, LeaderType, Flavor) SELECT 'FLAVOR_&quot;&amp;UPPER([.$A11])&amp;&quot;', Type, &quot;&amp;[.F11]&amp;&quot; FROM Leaders WHERE Type = 'LEADER_&quot;&amp;UPPER([.F$2])&amp;&quot;';&quot;" office:value-type="string" office:string-value="INSERT INTO Leader_Flavors(FlavorType, LeaderType, Flavor) SELECT 'FLAVOR_HEALING', Type, 4 FROM Leaders WHERE Type = 'LEADER_AUGUSTUS';" calcext:value-type="string">
            <text:p>INSERT INTO Leader_Flavors(FlavorType, LeaderType, Flavor) SELECT 'FLAVOR_HEALING', Type, 4 FROM Leaders WHERE Type = 'LEADER_AUGUSTUS';</text:p>
          </table:table-cell>
          <table:table-cell table:style-name="ce197" table:formula="of:=&quot;INSERT INTO Leader_Flavors(FlavorType, LeaderType, Flavor) SELECT 'FLAVOR_&quot;&amp;UPPER([.$A11])&amp;&quot;', Type, &quot;&amp;[.G11]&amp;&quot; FROM Leaders WHERE Type = 'LEADER_&quot;&amp;UPPER([.G$2])&amp;&quot;';&quot;" office:value-type="string" office:string-value="INSERT INTO Leader_Flavors(FlavorType, LeaderType, Flavor) SELECT 'FLAVOR_HEALING', Type, 4 FROM Leaders WHERE Type = 'LEADER_GENGHIS_KHAN';" calcext:value-type="string">
            <text:p>INSERT INTO Leader_Flavors(FlavorType, LeaderType, Flavor) SELECT 'FLAVOR_HEALING', Type, 4 FROM Leaders WHERE Type = 'LEADER_GENGHIS_KHAN';</text:p>
          </table:table-cell>
          <table:table-cell table:style-name="ce197" table:formula="of:=&quot;INSERT INTO Leader_Flavors(FlavorType, LeaderType, Flavor) SELECT 'FLAVOR_&quot;&amp;UPPER([.$A11])&amp;&quot;', Type, &quot;&amp;[.H11]&amp;&quot; FROM Leaders WHERE Type = 'LEADER_&quot;&amp;UPPER([.H$2])&amp;&quot;';&quot;" office:value-type="string" office:string-value="INSERT INTO Leader_Flavors(FlavorType, LeaderType, Flavor) SELECT 'FLAVOR_HEALING', Type, 4 FROM Leaders WHERE Type = 'LEADER_HARALD';" calcext:value-type="string">
            <text:p>INSERT INTO Leader_Flavors(FlavorType, LeaderType, Flavor) SELECT 'FLAVOR_HEALING', Type, 4 FROM Leaders WHERE Type = 'LEADER_HARALD';</text:p>
          </table:table-cell>
          <table:table-cell table:style-name="ce197" table:formula="of:=&quot;INSERT INTO Leader_Flavors(FlavorType, LeaderType, Flavor) SELECT 'FLAVOR_&quot;&amp;UPPER([.$A11])&amp;&quot;', Type, &quot;&amp;[.I11]&amp;&quot; FROM Leaders WHERE Type = 'LEADER_&quot;&amp;UPPER([.I$2])&amp;&quot;';&quot;" office:value-type="string" office:string-value="INSERT INTO Leader_Flavors(FlavorType, LeaderType, Flavor) SELECT 'FLAVOR_HEALING', Type, 4 FROM Leaders WHERE Type = 'LEADER_ISABELLA';" calcext:value-type="string">
            <text:p>INSERT INTO Leader_Flavors(FlavorType, LeaderType, Flavor) SELECT 'FLAVOR_HEALING', Type, 4 FROM Leaders WHERE Type = 'LEADER_ISABELLA';</text:p>
          </table:table-cell>
          <table:table-cell table:style-name="ce197" table:formula="of:=&quot;INSERT INTO Leader_Flavors(FlavorType, LeaderType, Flavor) SELECT 'FLAVOR_&quot;&amp;UPPER([.$A11])&amp;&quot;', Type, &quot;&amp;[.J11]&amp;&quot; FROM Leaders WHERE Type = 'LEADER_&quot;&amp;UPPER([.J$2])&amp;&quot;';&quot;" office:value-type="string" office:string-value="INSERT INTO Leader_Flavors(FlavorType, LeaderType, Flavor) SELECT 'FLAVOR_HEALING', Type, 4 FROM Leaders WHERE Type = 'LEADER_NAPOLEON';" calcext:value-type="string">
            <text:p>INSERT INTO Leader_Flavors(FlavorType, LeaderType, Flavor) SELECT 'FLAVOR_HEALING', Type, 4 FROM Leaders WHERE Type = 'LEADER_NAPOLEON';</text:p>
          </table:table-cell>
          <table:table-cell table:style-name="ce197" table:formula="of:=&quot;INSERT INTO Leader_Flavors(FlavorType, LeaderType, Flavor) SELECT 'FLAVOR_&quot;&amp;UPPER([.$A11])&amp;&quot;', Type, &quot;&amp;[.K11]&amp;&quot; FROM Leaders WHERE Type = 'LEADER_&quot;&amp;UPPER([.K$2])&amp;&quot;';&quot;" office:value-type="string" office:string-value="INSERT INTO Leader_Flavors(FlavorType, LeaderType, Flavor) SELECT 'FLAVOR_HEALING', Type, 4 FROM Leaders WHERE Type = 'LEADER_ODA_NOBUNAGA';" calcext:value-type="string">
            <text:p>INSERT INTO Leader_Flavors(FlavorType, LeaderType, Flavor) SELECT 'FLAVOR_HEALING', Type, 4 FROM Leaders WHERE Type = 'LEADER_ODA_NOBUNAGA';</text:p>
          </table:table-cell>
          <table:table-cell table:style-name="ce197" table:formula="of:=&quot;INSERT INTO Leader_Flavors(FlavorType, LeaderType, Flavor) SELECT 'FLAVOR_&quot;&amp;UPPER([.$A11])&amp;&quot;', Type, &quot;&amp;[.L11]&amp;&quot; FROM Leaders WHERE Type = 'LEADER_&quot;&amp;UPPER([.L$2])&amp;&quot;';&quot;" office:value-type="string" office:string-value="INSERT INTO Leader_Flavors(FlavorType, LeaderType, Flavor) SELECT 'FLAVOR_HEALING', Type, 4 FROM Leaders WHERE Type = 'LEADER_ENRICO_DANDOLO';" calcext:value-type="string">
            <text:p>INSERT INTO Leader_Flavors(FlavorType, LeaderType, Flavor) SELECT 'FLAVOR_HEALING', Type, 4 FROM Leaders WHERE Type = 'LEADER_ENRICO_DANDOLO';</text:p>
          </table:table-cell>
          <table:table-cell table:style-name="ce197" table:formula="of:=&quot;INSERT INTO Leader_Flavors(FlavorType, LeaderType, Flavor) SELECT 'FLAVOR_&quot;&amp;UPPER([.$A11])&amp;&quot;', Type, &quot;&amp;[.M11]&amp;&quot; FROM Leaders WHERE Type = 'LEADER_&quot;&amp;UPPER([.M$2])&amp;&quot;';&quot;" office:value-type="string" office:string-value="INSERT INTO Leader_Flavors(FlavorType, LeaderType, Flavor) SELECT 'FLAVOR_HEALING', Type, 4 FROM Leaders WHERE Type = 'LEADER_SHAKA';" calcext:value-type="string">
            <text:p>INSERT INTO Leader_Flavors(FlavorType, LeaderType, Flavor) SELECT 'FLAVOR_HEALING', Type, 4 FROM Leaders WHERE Type = 'LEADER_SHAKA';</text:p>
          </table:table-cell>
          <table:table-cell table:style-name="ce197" table:formula="of:=&quot;INSERT INTO Leader_Flavors(FlavorType, LeaderType, Flavor) SELECT 'FLAVOR_&quot;&amp;UPPER([.$A11])&amp;&quot;', Type, &quot;&amp;[.N11]&amp;&quot; FROM Leaders WHERE Type = 'LEADER_&quot;&amp;UPPER([.N$2])&amp;&quot;';&quot;" office:value-type="string" office:string-value="INSERT INTO Leader_Flavors(FlavorType, LeaderType, Flavor) SELECT 'FLAVOR_HEALING', Type, 4 FROM Leaders WHERE Type = 'LEADER_COALITION';" calcext:value-type="string">
            <text:p>INSERT INTO Leader_Flavors(FlavorType, LeaderType, Flavor) SELECT 'FLAVOR_HEALING', Type, 4 FROM Leaders WHERE Type = 'LEADER_COALITION';</text:p>
          </table:table-cell>
          <table:table-cell table:style-name="ce197" table:formula="of:=&quot;INSERT INTO Leader_Flavors(FlavorType, LeaderType, Flavor) SELECT 'FLAVOR_&quot;&amp;UPPER([.$A11])&amp;&quot;', Type, &quot;&amp;[.O11]&amp;&quot; FROM Leaders WHERE Type = 'LEADER_&quot;&amp;UPPER([.O$2])&amp;&quot;';&quot;" office:value-type="string" office:string-value="INSERT INTO Leader_Flavors(FlavorType, LeaderType, Flavor) SELECT 'FLAVOR_HEALING', Type, 4 FROM Leaders WHERE Type = 'LEADER_ALEXANDER';" calcext:value-type="string">
            <text:p>INSERT INTO Leader_Flavors(FlavorType, LeaderType, Flavor) SELECT 'FLAVOR_HEALING', Type, 4 FROM Leaders WHERE Type = 'LEADER_ALEXANDER';</text:p>
          </table:table-cell>
          <table:table-cell table:style-name="ce197" table:formula="of:=&quot;INSERT INTO Leader_Flavors(FlavorType, LeaderType, Flavor) SELECT 'FLAVOR_&quot;&amp;UPPER([.$A11])&amp;&quot;', Type, &quot;&amp;[.P11]&amp;&quot; FROM Leaders WHERE Type = 'LEADER_&quot;&amp;UPPER([.P$2])&amp;&quot;';&quot;" office:value-type="string" office:string-value="INSERT INTO Leader_Flavors(FlavorType, LeaderType, Flavor) SELECT 'FLAVOR_HEALING', Type, 4 FROM Leaders WHERE Type = 'LEADER_BISMARCK';" calcext:value-type="string">
            <text:p>INSERT INTO Leader_Flavors(FlavorType, LeaderType, Flavor) SELECT 'FLAVOR_HEALING', Type, 4 FROM Leaders WHERE Type = 'LEADER_BISMARCK';</text:p>
          </table:table-cell>
          <table:table-cell table:style-name="ce197" table:formula="of:=&quot;INSERT INTO Leader_Flavors(FlavorType, LeaderType, Flavor) SELECT 'FLAVOR_&quot;&amp;UPPER([.$A11])&amp;&quot;', Type, &quot;&amp;[.Q11]&amp;&quot; FROM Leaders WHERE Type = 'LEADER_&quot;&amp;UPPER([.Q$2])&amp;&quot;';&quot;" office:value-type="string" office:string-value="INSERT INTO Leader_Flavors(FlavorType, LeaderType, Flavor) SELECT 'FLAVOR_HEALING', Type, 4 FROM Leaders WHERE Type = 'LEADER_CATHERINE';" calcext:value-type="string">
            <text:p>INSERT INTO Leader_Flavors(FlavorType, LeaderType, Flavor) SELECT 'FLAVOR_HEALING', Type, 4 FROM Leaders WHERE Type = 'LEADER_CATHERINE';</text:p>
          </table:table-cell>
          <table:table-cell table:style-name="ce197" table:formula="of:=&quot;INSERT INTO Leader_Flavors(FlavorType, LeaderType, Flavor) SELECT 'FLAVOR_&quot;&amp;UPPER([.$A11])&amp;&quot;', Type, &quot;&amp;[.R11]&amp;&quot; FROM Leaders WHERE Type = 'LEADER_&quot;&amp;UPPER([.R$2])&amp;&quot;';&quot;" office:value-type="string" office:string-value="INSERT INTO Leader_Flavors(FlavorType, LeaderType, Flavor) SELECT 'FLAVOR_HEALING', Type, 4 FROM Leaders WHERE Type = 'LEADER_ELIZABETH';" calcext:value-type="string">
            <text:p>INSERT INTO Leader_Flavors(FlavorType, LeaderType, Flavor) SELECT 'FLAVOR_HEALING', Type, 4 FROM Leaders WHERE Type = 'LEADER_ELIZABETH';</text:p>
          </table:table-cell>
          <table:table-cell table:style-name="ce197" table:formula="of:=&quot;INSERT INTO Leader_Flavors(FlavorType, LeaderType, Flavor) SELECT 'FLAVOR_&quot;&amp;UPPER([.$A11])&amp;&quot;', Type, &quot;&amp;[.S11]&amp;&quot; FROM Leaders WHERE Type = 'LEADER_&quot;&amp;UPPER([.S$2])&amp;&quot;';&quot;" office:value-type="string" office:string-value="INSERT INTO Leader_Flavors(FlavorType, LeaderType, Flavor) SELECT 'FLAVOR_HEALING', Type, 4 FROM Leaders WHERE Type = 'LEADER_GUSTAVUS_ADOLPHUS';" calcext:value-type="string">
            <text:p>INSERT INTO Leader_Flavors(FlavorType, LeaderType, Flavor) SELECT 'FLAVOR_HEALING', Type, 4 FROM Leaders WHERE Type = 'LEADER_GUSTAVUS_ADOLPHUS';</text:p>
          </table:table-cell>
          <table:table-cell table:style-name="ce197" table:formula="of:=&quot;INSERT INTO Leader_Flavors(FlavorType, LeaderType, Flavor) SELECT 'FLAVOR_&quot;&amp;UPPER([.$A11])&amp;&quot;', Type, &quot;&amp;[.T11]&amp;&quot; FROM Leaders WHERE Type = 'LEADER_&quot;&amp;UPPER([.T$2])&amp;&quot;';&quot;" office:value-type="string" office:string-value="INSERT INTO Leader_Flavors(FlavorType, LeaderType, Flavor) SELECT 'FLAVOR_HEALING', Type, 4 FROM Leaders WHERE Type = 'LEADER_HIAWATHA';" calcext:value-type="string">
            <text:p>INSERT INTO Leader_Flavors(FlavorType, LeaderType, Flavor) SELECT 'FLAVOR_HEALING', Type, 4 FROM Leaders WHERE Type = 'LEADER_HIAWATHA';</text:p>
          </table:table-cell>
          <table:table-cell table:style-name="ce197" table:formula="of:=&quot;INSERT INTO Leader_Flavors(FlavorType, LeaderType, Flavor) SELECT 'FLAVOR_&quot;&amp;UPPER([.$A11])&amp;&quot;', Type, &quot;&amp;[.U11]&amp;&quot; FROM Leaders WHERE Type = 'LEADER_&quot;&amp;UPPER([.U$2])&amp;&quot;';&quot;" office:value-type="string" office:string-value="INSERT INTO Leader_Flavors(FlavorType, LeaderType, Flavor) SELECT 'FLAVOR_HEALING', Type, 4 FROM Leaders WHERE Type = 'LEADER_MONTEZUMA';" calcext:value-type="string">
            <text:p>INSERT INTO Leader_Flavors(FlavorType, LeaderType, Flavor) SELECT 'FLAVOR_HEALING', Type, 4 FROM Leaders WHERE Type = 'LEADER_MONTEZUMA';</text:p>
          </table:table-cell>
          <table:table-cell table:style-name="ce197" table:formula="of:=&quot;INSERT INTO Leader_Flavors(FlavorType, LeaderType, Flavor) SELECT 'FLAVOR_&quot;&amp;UPPER([.$A11])&amp;&quot;', Type, &quot;&amp;[.V11]&amp;&quot; FROM Leaders WHERE Type = 'LEADER_&quot;&amp;UPPER([.V$2])&amp;&quot;';&quot;" office:value-type="string" office:string-value="INSERT INTO Leader_Flavors(FlavorType, LeaderType, Flavor) SELECT 'FLAVOR_HEALING', Type, 4 FROM Leaders WHERE Type = 'LEADER_THEODORA';" calcext:value-type="string">
            <text:p>INSERT INTO Leader_Flavors(FlavorType, LeaderType, Flavor) SELECT 'FLAVOR_HEALING', Type, 4 FROM Leaders WHERE Type = 'LEADER_THEODORA';</text:p>
          </table:table-cell>
          <table:table-cell table:style-name="ce197" table:formula="of:=&quot;INSERT INTO Leader_Flavors(FlavorType, LeaderType, Flavor) SELECT 'FLAVOR_&quot;&amp;UPPER([.$A11])&amp;&quot;', Type, &quot;&amp;[.W11]&amp;&quot; FROM Leaders WHERE Type = 'LEADER_&quot;&amp;UPPER([.W$2])&amp;&quot;';&quot;" office:value-type="string" office:string-value="INSERT INTO Leader_Flavors(FlavorType, LeaderType, Flavor) SELECT 'FLAVOR_HEALING', Type, 4 FROM Leaders WHERE Type = 'LEADER_GAJAH_MADA';" calcext:value-type="string">
            <text:p>INSERT INTO Leader_Flavors(FlavorType, LeaderType, Flavor) SELECT 'FLAVOR_HEALING', Type, 4 FROM Leaders WHERE Type = 'LEADER_GAJAH_MADA';</text:p>
          </table:table-cell>
          <table:table-cell table:style-name="ce197" table:formula="of:=&quot;INSERT INTO Leader_Flavors(FlavorType, LeaderType, Flavor) SELECT 'FLAVOR_&quot;&amp;UPPER([.$A11])&amp;&quot;', Type, &quot;&amp;[.X11]&amp;&quot; FROM Leaders WHERE Type = 'LEADER_&quot;&amp;UPPER([.X$2])&amp;&quot;';&quot;" office:value-type="string" office:string-value="INSERT INTO Leader_Flavors(FlavorType, LeaderType, Flavor) SELECT 'FLAVOR_HEALING', Type, 4 FROM Leaders WHERE Type = 'LEADER_CASIMIR';" calcext:value-type="string">
            <text:p>INSERT INTO Leader_Flavors(FlavorType, LeaderType, Flavor) SELECT 'FLAVOR_HEALING', Type, 4 FROM Leaders WHERE Type = 'LEADER_CASIMIR';</text:p>
          </table:table-cell>
          <table:table-cell table:style-name="ce197" table:formula="of:=&quot;INSERT INTO Leader_Flavors(FlavorType, LeaderType, Flavor) SELECT 'FLAVOR_&quot;&amp;UPPER([.$A11])&amp;&quot;', Type, &quot;&amp;[.Y11]&amp;&quot; FROM Leaders WHERE Type = 'LEADER_&quot;&amp;UPPER([.Y$2])&amp;&quot;';&quot;" office:value-type="string" office:string-value="INSERT INTO Leader_Flavors(FlavorType, LeaderType, Flavor) SELECT 'FLAVOR_HEALING', Type, 4 FROM Leaders WHERE Type = 'LEADER_WU_ZETIAN';" calcext:value-type="string">
            <text:p>INSERT INTO Leader_Flavors(FlavorType, LeaderType, Flavor) SELECT 'FLAVOR_HEALING', Type, 4 FROM Leaders WHERE Type = 'LEADER_WU_ZETIAN';</text:p>
          </table:table-cell>
          <table:table-cell table:style-name="ce197" table:formula="of:=&quot;INSERT INTO Leader_Flavors(FlavorType, LeaderType, Flavor) SELECT 'FLAVOR_&quot;&amp;UPPER([.$A11])&amp;&quot;', Type, &quot;&amp;[.Z11]&amp;&quot; FROM Leaders WHERE Type = 'LEADER_&quot;&amp;UPPER([.Z$2])&amp;&quot;';&quot;" office:value-type="string" office:string-value="INSERT INTO Leader_Flavors(FlavorType, LeaderType, Flavor) SELECT 'FLAVOR_HEALING', Type, 4 FROM Leaders WHERE Type = 'LEADER_DIPLOMAT';" calcext:value-type="string">
            <text:p>INSERT INTO Leader_Flavors(FlavorType, LeaderType, Flavor) SELECT 'FLAVOR_HEALING', Type, 4 FROM Leaders WHERE Type = 'LEADER_DIPLOMAT';</text:p>
          </table:table-cell>
          <table:table-cell table:style-name="ce197" table:formula="of:=&quot;INSERT INTO Leader_Flavors(FlavorType, LeaderType, Flavor) SELECT 'FLAVOR_&quot;&amp;UPPER([.$A11])&amp;&quot;', Type, &quot;&amp;[.AA11]&amp;&quot; FROM Leaders WHERE Type = 'LEADER_&quot;&amp;UPPER([.AA$2])&amp;&quot;';&quot;" office:value-type="string" office:string-value="INSERT INTO Leader_Flavors(FlavorType, LeaderType, Flavor) SELECT 'FLAVOR_HEALING', Type, 4 FROM Leaders WHERE Type = 'LEADER_GANDHI';" calcext:value-type="string">
            <text:p>INSERT INTO Leader_Flavors(FlavorType, LeaderType, Flavor) SELECT 'FLAVOR_HEALING', Type, 4 FROM Leaders WHERE Type = 'LEADER_GANDHI';</text:p>
          </table:table-cell>
          <table:table-cell table:style-name="ce197" table:formula="of:=&quot;INSERT INTO Leader_Flavors(FlavorType, LeaderType, Flavor) SELECT 'FLAVOR_&quot;&amp;UPPER([.$A11])&amp;&quot;', Type, &quot;&amp;[.AB11]&amp;&quot; FROM Leaders WHERE Type = 'LEADER_&quot;&amp;UPPER([.AB$2])&amp;&quot;';&quot;" office:value-type="string" office:string-value="INSERT INTO Leader_Flavors(FlavorType, LeaderType, Flavor) SELECT 'FLAVOR_HEALING', Type, 4 FROM Leaders WHERE Type = 'LEADER_SELASSIE';" calcext:value-type="string">
            <text:p>INSERT INTO Leader_Flavors(FlavorType, LeaderType, Flavor) SELECT 'FLAVOR_HEALING', Type, 4 FROM Leaders WHERE Type = 'LEADER_SELASSIE';</text:p>
          </table:table-cell>
          <table:table-cell table:style-name="ce197" table:formula="of:=&quot;INSERT INTO Leader_Flavors(FlavorType, LeaderType, Flavor) SELECT 'FLAVOR_&quot;&amp;UPPER([.$A11])&amp;&quot;', Type, &quot;&amp;[.AC11]&amp;&quot; FROM Leaders WHERE Type = 'LEADER_&quot;&amp;UPPER([.AC$2])&amp;&quot;';&quot;" office:value-type="string" office:string-value="INSERT INTO Leader_Flavors(FlavorType, LeaderType, Flavor) SELECT 'FLAVOR_HEALING', Type, 4 FROM Leaders WHERE Type = 'LEADER_KAMEHAMEHA';" calcext:value-type="string">
            <text:p>INSERT INTO Leader_Flavors(FlavorType, LeaderType, Flavor) SELECT 'FLAVOR_HEALING', Type, 4 FROM Leaders WHERE Type = 'LEADER_KAMEHAMEHA';</text:p>
          </table:table-cell>
          <table:table-cell table:style-name="ce197" table:formula="of:=&quot;INSERT INTO Leader_Flavors(FlavorType, LeaderType, Flavor) SELECT 'FLAVOR_&quot;&amp;UPPER([.$A11])&amp;&quot;', Type, &quot;&amp;[.AD11]&amp;&quot; FROM Leaders WHERE Type = 'LEADER_&quot;&amp;UPPER([.AD$2])&amp;&quot;';&quot;" office:value-type="string" office:string-value="INSERT INTO Leader_Flavors(FlavorType, LeaderType, Flavor) SELECT 'FLAVOR_HEALING', Type, 4 FROM Leaders WHERE Type = 'LEADER_MARIA_I';" calcext:value-type="string">
            <text:p>INSERT INTO Leader_Flavors(FlavorType, LeaderType, Flavor) SELECT 'FLAVOR_HEALING', Type, 4 FROM Leaders WHERE Type = 'LEADER_MARIA_I';</text:p>
          </table:table-cell>
          <table:table-cell table:style-name="ce197" table:formula="of:=&quot;INSERT INTO Leader_Flavors(FlavorType, LeaderType, Flavor) SELECT 'FLAVOR_&quot;&amp;UPPER([.$A11])&amp;&quot;', Type, &quot;&amp;[.AE11]&amp;&quot; FROM Leaders WHERE Type = 'LEADER_&quot;&amp;UPPER([.AE$2])&amp;&quot;';&quot;" office:value-type="string" office:string-value="INSERT INTO Leader_Flavors(FlavorType, LeaderType, Flavor) SELECT 'FLAVOR_HEALING', Type, 4 FROM Leaders WHERE Type = 'LEADER_PACHACUTI';" calcext:value-type="string">
            <text:p>INSERT INTO Leader_Flavors(FlavorType, LeaderType, Flavor) SELECT 'FLAVOR_HEALING', Type, 4 FROM Leaders WHERE Type = 'LEADER_PACHACUTI';</text:p>
          </table:table-cell>
          <table:table-cell table:style-name="ce197" table:formula="of:=&quot;INSERT INTO Leader_Flavors(FlavorType, LeaderType, Flavor) SELECT 'FLAVOR_&quot;&amp;UPPER([.$A11])&amp;&quot;', Type, &quot;&amp;[.AF11]&amp;&quot; FROM Leaders WHERE Type = 'LEADER_&quot;&amp;UPPER([.AF$2])&amp;&quot;';&quot;" office:value-type="string" office:string-value="INSERT INTO Leader_Flavors(FlavorType, LeaderType, Flavor) SELECT 'FLAVOR_HEALING', Type, 4 FROM Leaders WHERE Type = 'LEADER_RAMESSES';" calcext:value-type="string">
            <text:p>INSERT INTO Leader_Flavors(FlavorType, LeaderType, Flavor) SELECT 'FLAVOR_HEALING', Type, 4 FROM Leaders WHERE Type = 'LEADER_RAMESSES';</text:p>
          </table:table-cell>
          <table:table-cell table:style-name="ce197" table:formula="of:=&quot;INSERT INTO Leader_Flavors(FlavorType, LeaderType, Flavor) SELECT 'FLAVOR_&quot;&amp;UPPER([.$A11])&amp;&quot;', Type, &quot;&amp;[.AG11]&amp;&quot; FROM Leaders WHERE Type = 'LEADER_&quot;&amp;UPPER([.AG$2])&amp;&quot;';&quot;" office:value-type="string" office:string-value="INSERT INTO Leader_Flavors(FlavorType, LeaderType, Flavor) SELECT 'FLAVOR_HEALING', Type, 4 FROM Leaders WHERE Type = 'LEADER_RAMKHAMHAENG';" calcext:value-type="string">
            <text:p>INSERT INTO Leader_Flavors(FlavorType, LeaderType, Flavor) SELECT 'FLAVOR_HEALING', Type, 4 FROM Leaders WHERE Type = 'LEADER_RAMKHAMHAENG';</text:p>
          </table:table-cell>
          <table:table-cell table:style-name="ce197" table:formula="of:=&quot;INSERT INTO Leader_Flavors(FlavorType, LeaderType, Flavor) SELECT 'FLAVOR_&quot;&amp;UPPER([.$A11])&amp;&quot;', Type, &quot;&amp;[.AH11]&amp;&quot; FROM Leaders WHERE Type = 'LEADER_&quot;&amp;UPPER([.AH$2])&amp;&quot;';&quot;" office:value-type="string" office:string-value="INSERT INTO Leader_Flavors(FlavorType, LeaderType, Flavor) SELECT 'FLAVOR_HEALING', Type, 4 FROM Leaders WHERE Type = 'LEADER_PEDRO';" calcext:value-type="string">
            <text:p>INSERT INTO Leader_Flavors(FlavorType, LeaderType, Flavor) SELECT 'FLAVOR_HEALING', Type, 4 FROM Leaders WHERE Type = 'LEADER_PEDRO';</text:p>
          </table:table-cell>
          <table:table-cell table:style-name="ce197" table:formula="of:=&quot;INSERT INTO Leader_Flavors(FlavorType, LeaderType, Flavor) SELECT 'FLAVOR_&quot;&amp;UPPER([.$A11])&amp;&quot;', Type, &quot;&amp;[.AI11]&amp;&quot; FROM Leaders WHERE Type = 'LEADER_&quot;&amp;UPPER([.AI$2])&amp;&quot;';&quot;" office:value-type="string" office:string-value="INSERT INTO Leader_Flavors(FlavorType, LeaderType, Flavor) SELECT 'FLAVOR_HEALING', Type, 4 FROM Leaders WHERE Type = 'LEADER_AHMAD_ALMANSUR';" calcext:value-type="string">
            <text:p>INSERT INTO Leader_Flavors(FlavorType, LeaderType, Flavor) SELECT 'FLAVOR_HEALING', Type, 4 FROM Leaders WHERE Type = 'LEADER_AHMAD_ALMANSUR';</text:p>
          </table:table-cell>
          <table:table-cell table:style-name="ce197" table:formula="of:=&quot;INSERT INTO Leader_Flavors(FlavorType, LeaderType, Flavor) SELECT 'FLAVOR_&quot;&amp;UPPER([.$A11])&amp;&quot;', Type, &quot;&amp;[.AJ11]&amp;&quot; FROM Leaders WHERE Type = 'LEADER_&quot;&amp;UPPER([.AJ$2])&amp;&quot;';&quot;" office:value-type="string" office:string-value="INSERT INTO Leader_Flavors(FlavorType, LeaderType, Flavor) SELECT 'FLAVOR_HEALING', Type, 4 FROM Leaders WHERE Type = 'LEADER_SEJONG';" calcext:value-type="string">
            <text:p>INSERT INTO Leader_Flavors(FlavorType, LeaderType, Flavor) SELECT 'FLAVOR_HEALING', Type, 4 FROM Leaders WHERE Type = 'LEADER_SEJONG';</text:p>
          </table:table-cell>
          <table:table-cell table:style-name="ce197" table:formula="of:=&quot;INSERT INTO Leader_Flavors(FlavorType, LeaderType, Flavor) SELECT 'FLAVOR_&quot;&amp;UPPER([.$A11])&amp;&quot;', Type, &quot;&amp;[.AK11]&amp;&quot; FROM Leaders WHERE Type = 'LEADER_&quot;&amp;UPPER([.AK$2])&amp;&quot;';&quot;" office:value-type="string" office:string-value="INSERT INTO Leader_Flavors(FlavorType, LeaderType, Flavor) SELECT 'FLAVOR_HEALING', Type, 4 FROM Leaders WHERE Type = 'LEADER_EXPANSIONIST';" calcext:value-type="string">
            <text:p>INSERT INTO Leader_Flavors(FlavorType, LeaderType, Flavor) SELECT 'FLAVOR_HEALING', Type, 4 FROM Leaders WHERE Type = 'LEADER_EXPANSIONIST';</text:p>
          </table:table-cell>
          <table:table-cell table:style-name="ce197" table:formula="of:=&quot;INSERT INTO Leader_Flavors(FlavorType, LeaderType, Flavor) SELECT 'FLAVOR_&quot;&amp;UPPER([.$A11])&amp;&quot;', Type, &quot;&amp;[.AL11]&amp;&quot; FROM Leaders WHERE Type = 'LEADER_&quot;&amp;UPPER([.AL$2])&amp;&quot;';&quot;" office:value-type="string" office:string-value="INSERT INTO Leader_Flavors(FlavorType, LeaderType, Flavor) SELECT 'FLAVOR_HEALING', Type, 4 FROM Leaders WHERE Type = 'LEADER_BOUDICCA';" calcext:value-type="string">
            <text:p>INSERT INTO Leader_Flavors(FlavorType, LeaderType, Flavor) SELECT 'FLAVOR_HEALING', Type, 4 FROM Leaders WHERE Type = 'LEADER_BOUDICCA';</text:p>
          </table:table-cell>
          <table:table-cell table:style-name="ce197" table:formula="of:=&quot;INSERT INTO Leader_Flavors(FlavorType, LeaderType, Flavor) SELECT 'FLAVOR_&quot;&amp;UPPER([.$A11])&amp;&quot;', Type, &quot;&amp;[.AM11]&amp;&quot; FROM Leaders WHERE Type = 'LEADER_&quot;&amp;UPPER([.AM$2])&amp;&quot;';&quot;" office:value-type="string" office:string-value="INSERT INTO Leader_Flavors(FlavorType, LeaderType, Flavor) SELECT 'FLAVOR_HEALING', Type, 4 FROM Leaders WHERE Type = 'LEADER_DARIUS';" calcext:value-type="string">
            <text:p>INSERT INTO Leader_Flavors(FlavorType, LeaderType, Flavor) SELECT 'FLAVOR_HEALING', Type, 4 FROM Leaders WHERE Type = 'LEADER_DARIUS';</text:p>
          </table:table-cell>
          <table:table-cell table:style-name="ce197" table:formula="of:=&quot;INSERT INTO Leader_Flavors(FlavorType, LeaderType, Flavor) SELECT 'FLAVOR_&quot;&amp;UPPER([.$A11])&amp;&quot;', Type, &quot;&amp;[.AN11]&amp;&quot; FROM Leaders WHERE Type = 'LEADER_&quot;&amp;UPPER([.AN$2])&amp;&quot;';&quot;" office:value-type="string" office:string-value="INSERT INTO Leader_Flavors(FlavorType, LeaderType, Flavor) SELECT 'FLAVOR_HEALING', Type, 4 FROM Leaders WHERE Type = 'LEADER_DIDO';" calcext:value-type="string">
            <text:p>INSERT INTO Leader_Flavors(FlavorType, LeaderType, Flavor) SELECT 'FLAVOR_HEALING', Type, 4 FROM Leaders WHERE Type = 'LEADER_DIDO';</text:p>
          </table:table-cell>
          <table:table-cell table:style-name="ce197" table:formula="of:=&quot;INSERT INTO Leader_Flavors(FlavorType, LeaderType, Flavor) SELECT 'FLAVOR_&quot;&amp;UPPER([.$A11])&amp;&quot;', Type, &quot;&amp;[.AO11]&amp;&quot; FROM Leaders WHERE Type = 'LEADER_&quot;&amp;UPPER([.AO$2])&amp;&quot;';&quot;" office:value-type="string" office:string-value="INSERT INTO Leader_Flavors(FlavorType, LeaderType, Flavor) SELECT 'FLAVOR_HEALING', Type, 4 FROM Leaders WHERE Type = 'LEADER_HARUN_AL_RASHID';" calcext:value-type="string">
            <text:p>INSERT INTO Leader_Flavors(FlavorType, LeaderType, Flavor) SELECT 'FLAVOR_HEALING', Type, 4 FROM Leaders WHERE Type = 'LEADER_HARUN_AL_RASHID';</text:p>
          </table:table-cell>
          <table:table-cell table:style-name="ce197" table:formula="of:=&quot;INSERT INTO Leader_Flavors(FlavorType, LeaderType, Flavor) SELECT 'FLAVOR_&quot;&amp;UPPER([.$A11])&amp;&quot;', Type, &quot;&amp;[.AP11]&amp;&quot; FROM Leaders WHERE Type = 'LEADER_&quot;&amp;UPPER([.AP$2])&amp;&quot;';&quot;" office:value-type="string" office:string-value="INSERT INTO Leader_Flavors(FlavorType, LeaderType, Flavor) SELECT 'FLAVOR_HEALING', Type, 4 FROM Leaders WHERE Type = 'LEADER_NEBUCHADNEZZAR';" calcext:value-type="string">
            <text:p>INSERT INTO Leader_Flavors(FlavorType, LeaderType, Flavor) SELECT 'FLAVOR_HEALING', Type, 4 FROM Leaders WHERE Type = 'LEADER_NEBUCHADNEZZAR';</text:p>
          </table:table-cell>
          <table:table-cell table:style-name="ce197" table:formula="of:=&quot;INSERT INTO Leader_Flavors(FlavorType, LeaderType, Flavor) SELECT 'FLAVOR_&quot;&amp;UPPER([.$A11])&amp;&quot;', Type, &quot;&amp;[.AQ11]&amp;&quot; FROM Leaders WHERE Type = 'LEADER_&quot;&amp;UPPER([.AQ$2])&amp;&quot;';&quot;" office:value-type="string" office:string-value="INSERT INTO Leader_Flavors(FlavorType, LeaderType, Flavor) SELECT 'FLAVOR_HEALING', Type, 4 FROM Leaders WHERE Type = 'LEADER_PACAL';" calcext:value-type="string">
            <text:p>INSERT INTO Leader_Flavors(FlavorType, LeaderType, Flavor) SELECT 'FLAVOR_HEALING', Type, 4 FROM Leaders WHERE Type = 'LEADER_PACAL';</text:p>
          </table:table-cell>
          <table:table-cell table:style-name="ce197" table:formula="of:=&quot;INSERT INTO Leader_Flavors(FlavorType, LeaderType, Flavor) SELECT 'FLAVOR_&quot;&amp;UPPER([.$A11])&amp;&quot;', Type, &quot;&amp;[.AR11]&amp;&quot; FROM Leaders WHERE Type = 'LEADER_&quot;&amp;UPPER([.AR$2])&amp;&quot;';&quot;" office:value-type="string" office:string-value="INSERT INTO Leader_Flavors(FlavorType, LeaderType, Flavor) SELECT 'FLAVOR_HEALING', Type, 4 FROM Leaders WHERE Type = 'LEADER_SULEIMAN';" calcext:value-type="string">
            <text:p>INSERT INTO Leader_Flavors(FlavorType, LeaderType, Flavor) SELECT 'FLAVOR_HEALING', Type, 4 FROM Leaders WHERE Type = 'LEADER_SULEIMAN';</text:p>
          </table:table-cell>
          <table:table-cell table:style-name="ce197" table:formula="of:=&quot;INSERT INTO Leader_Flavors(FlavorType, LeaderType, Flavor) SELECT 'FLAVOR_&quot;&amp;UPPER([.$A11])&amp;&quot;', Type, &quot;&amp;[.AS11]&amp;&quot; FROM Leaders WHERE Type = 'LEADER_&quot;&amp;UPPER([.AS$2])&amp;&quot;';&quot;" office:value-type="string" office:string-value="INSERT INTO Leader_Flavors(FlavorType, LeaderType, Flavor) SELECT 'FLAVOR_HEALING', Type, 4 FROM Leaders WHERE Type = 'LEADER_WASHINGTON';" calcext:value-type="string">
            <text:p>INSERT INTO Leader_Flavors(FlavorType, LeaderType, Flavor) SELECT 'FLAVOR_HEALING', Type, 4 FROM Leaders WHERE Type = 'LEADER_WASHINGTON';</text:p>
          </table:table-cell>
          <table:table-cell table:style-name="ce197" table:formula="of:=&quot;INSERT INTO Leader_Flavors(FlavorType, LeaderType, Flavor) SELECT 'FLAVOR_&quot;&amp;UPPER([.$A11])&amp;&quot;', Type, &quot;&amp;[.AT11]&amp;&quot; FROM Leaders WHERE Type = 'LEADER_&quot;&amp;UPPER([.AT$2])&amp;&quot;';&quot;" office:value-type="string" office:string-value="INSERT INTO Leader_Flavors(FlavorType, LeaderType, Flavor) SELECT 'FLAVOR_HEALING', Type, 4 FROM Leaders WHERE Type = 'LEADER_MARIA';" calcext:value-type="string">
            <text:p>INSERT INTO Leader_Flavors(FlavorType, LeaderType, Flavor) SELECT 'FLAVOR_HEALING', Type, 4 FROM Leaders WHERE Type = 'LEADER_MARIA';</text:p>
          </table:table-cell>
          <table:table-cell table:style-name="ce197" table:formula="of:=&quot;INSERT INTO Leader_Flavors(FlavorType, LeaderType, Flavor) SELECT 'FLAVOR_&quot;&amp;UPPER([.$A11])&amp;&quot;', Type, &quot;&amp;[.AU11]&amp;&quot; FROM Leaders WHERE Type = 'LEADER_&quot;&amp;UPPER([.AU$2])&amp;&quot;';&quot;" office:value-type="string" office:string-value="INSERT INTO Leader_Flavors(FlavorType, LeaderType, Flavor) SELECT 'FLAVOR_HEALING', Type, 4 FROM Leaders WHERE Type = 'LEADER_POCATELLO';" calcext:value-type="string">
            <text:p>INSERT INTO Leader_Flavors(FlavorType, LeaderType, Flavor) SELECT 'FLAVOR_HEALING', Type, 4 FROM Leaders WHERE Type = 'LEADER_POCATELLO';</text:p>
          </table:table-cell>
          <table:table-cell table:style-name="ce197" table:formula="of:=&quot;INSERT INTO Leader_Flavors(FlavorType, LeaderType, Flavor) SELECT 'FLAVOR_&quot;&amp;UPPER([.$A11])&amp;&quot;', Type, &quot;&amp;[.AV11]&amp;&quot; FROM Leaders WHERE Type = 'LEADER_&quot;&amp;UPPER([.AV$2])&amp;&quot;';&quot;" office:value-type="string" office:string-value="INSERT INTO Leader_Flavors(FlavorType, LeaderType, Flavor) SELECT 'FLAVOR_HEALING', Type, 4 FROM Leaders WHERE Type = 'LEADER_WILLIAM';" calcext:value-type="string">
            <text:p>INSERT INTO Leader_Flavors(FlavorType, LeaderType, Flavor) SELECT 'FLAVOR_HEALING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2])&amp;&quot;', Type, &quot;&amp;[.C12]&amp;&quot; FROM Leaders WHERE Type = 'LEADER_&quot;&amp;UPPER([.C$2])&amp;&quot;';&quot;" office:value-type="string" office:string-value="INSERT INTO Leader_Flavors(FlavorType, LeaderType, Flavor) SELECT 'FLAVOR_PILLAGE', Type, 4 FROM Leaders WHERE Type = 'LEADER_ASHURBANIPAL';" calcext:value-type="string">
            <text:p>INSERT INTO Leader_Flavors(FlavorType, LeaderType, Flavor) SELECT 'FLAVOR_PILLAGE', Type, 4 FROM Leaders WHERE Type = 'LEADER_ASHURBANIPAL';</text:p>
          </table:table-cell>
          <table:table-cell table:style-name="ce197" table:formula="of:=&quot;INSERT INTO Leader_Flavors(FlavorType, LeaderType, Flavor) SELECT 'FLAVOR_&quot;&amp;UPPER([.$A12])&amp;&quot;', Type, &quot;&amp;[.D12]&amp;&quot; FROM Leaders WHERE Type = 'LEADER_&quot;&amp;UPPER([.D$2])&amp;&quot;';&quot;" office:value-type="string" office:string-value="INSERT INTO Leader_Flavors(FlavorType, LeaderType, Flavor) SELECT 'FLAVOR_PILLAGE', Type, 4 FROM Leaders WHERE Type = 'LEADER_ASKIA';" calcext:value-type="string">
            <text:p>INSERT INTO Leader_Flavors(FlavorType, LeaderType, Flavor) SELECT 'FLAVOR_PILLAGE', Type, 4 FROM Leaders WHERE Type = 'LEADER_ASKIA';</text:p>
          </table:table-cell>
          <table:table-cell table:style-name="ce197" table:formula="of:=&quot;INSERT INTO Leader_Flavors(FlavorType, LeaderType, Flavor) SELECT 'FLAVOR_&quot;&amp;UPPER([.$A12])&amp;&quot;', Type, &quot;&amp;[.E12]&amp;&quot; FROM Leaders WHERE Type = 'LEADER_&quot;&amp;UPPER([.E$2])&amp;&quot;';&quot;" office:value-type="string" office:string-value="INSERT INTO Leader_Flavors(FlavorType, LeaderType, Flavor) SELECT 'FLAVOR_PILLAGE', Type, 4 FROM Leaders WHERE Type = 'LEADER_ATTILA';" calcext:value-type="string">
            <text:p>INSERT INTO Leader_Flavors(FlavorType, LeaderType, Flavor) SELECT 'FLAVOR_PILLAGE', Type, 4 FROM Leaders WHERE Type = 'LEADER_ATTILA';</text:p>
          </table:table-cell>
          <table:table-cell table:style-name="ce197" table:formula="of:=&quot;INSERT INTO Leader_Flavors(FlavorType, LeaderType, Flavor) SELECT 'FLAVOR_&quot;&amp;UPPER([.$A12])&amp;&quot;', Type, &quot;&amp;[.F12]&amp;&quot; FROM Leaders WHERE Type = 'LEADER_&quot;&amp;UPPER([.F$2])&amp;&quot;';&quot;" office:value-type="string" office:string-value="INSERT INTO Leader_Flavors(FlavorType, LeaderType, Flavor) SELECT 'FLAVOR_PILLAGE', Type, 4 FROM Leaders WHERE Type = 'LEADER_AUGUSTUS';" calcext:value-type="string">
            <text:p>INSERT INTO Leader_Flavors(FlavorType, LeaderType, Flavor) SELECT 'FLAVOR_PILLAGE', Type, 4 FROM Leaders WHERE Type = 'LEADER_AUGUSTUS';</text:p>
          </table:table-cell>
          <table:table-cell table:style-name="ce197" table:formula="of:=&quot;INSERT INTO Leader_Flavors(FlavorType, LeaderType, Flavor) SELECT 'FLAVOR_&quot;&amp;UPPER([.$A12])&amp;&quot;', Type, &quot;&amp;[.G12]&amp;&quot; FROM Leaders WHERE Type = 'LEADER_&quot;&amp;UPPER([.G$2])&amp;&quot;';&quot;" office:value-type="string" office:string-value="INSERT INTO Leader_Flavors(FlavorType, LeaderType, Flavor) SELECT 'FLAVOR_PILLAGE', Type, 4 FROM Leaders WHERE Type = 'LEADER_GENGHIS_KHAN';" calcext:value-type="string">
            <text:p>INSERT INTO Leader_Flavors(FlavorType, LeaderType, Flavor) SELECT 'FLAVOR_PILLAGE', Type, 4 FROM Leaders WHERE Type = 'LEADER_GENGHIS_KHAN';</text:p>
          </table:table-cell>
          <table:table-cell table:style-name="ce197" table:formula="of:=&quot;INSERT INTO Leader_Flavors(FlavorType, LeaderType, Flavor) SELECT 'FLAVOR_&quot;&amp;UPPER([.$A12])&amp;&quot;', Type, &quot;&amp;[.H12]&amp;&quot; FROM Leaders WHERE Type = 'LEADER_&quot;&amp;UPPER([.H$2])&amp;&quot;';&quot;" office:value-type="string" office:string-value="INSERT INTO Leader_Flavors(FlavorType, LeaderType, Flavor) SELECT 'FLAVOR_PILLAGE', Type, 4 FROM Leaders WHERE Type = 'LEADER_HARALD';" calcext:value-type="string">
            <text:p>INSERT INTO Leader_Flavors(FlavorType, LeaderType, Flavor) SELECT 'FLAVOR_PILLAGE', Type, 4 FROM Leaders WHERE Type = 'LEADER_HARALD';</text:p>
          </table:table-cell>
          <table:table-cell table:style-name="ce197" table:formula="of:=&quot;INSERT INTO Leader_Flavors(FlavorType, LeaderType, Flavor) SELECT 'FLAVOR_&quot;&amp;UPPER([.$A12])&amp;&quot;', Type, &quot;&amp;[.I12]&amp;&quot; FROM Leaders WHERE Type = 'LEADER_&quot;&amp;UPPER([.I$2])&amp;&quot;';&quot;" office:value-type="string" office:string-value="INSERT INTO Leader_Flavors(FlavorType, LeaderType, Flavor) SELECT 'FLAVOR_PILLAGE', Type, 4 FROM Leaders WHERE Type = 'LEADER_ISABELLA';" calcext:value-type="string">
            <text:p>INSERT INTO Leader_Flavors(FlavorType, LeaderType, Flavor) SELECT 'FLAVOR_PILLAGE', Type, 4 FROM Leaders WHERE Type = 'LEADER_ISABELLA';</text:p>
          </table:table-cell>
          <table:table-cell table:style-name="ce197" table:formula="of:=&quot;INSERT INTO Leader_Flavors(FlavorType, LeaderType, Flavor) SELECT 'FLAVOR_&quot;&amp;UPPER([.$A12])&amp;&quot;', Type, &quot;&amp;[.J12]&amp;&quot; FROM Leaders WHERE Type = 'LEADER_&quot;&amp;UPPER([.J$2])&amp;&quot;';&quot;" office:value-type="string" office:string-value="INSERT INTO Leader_Flavors(FlavorType, LeaderType, Flavor) SELECT 'FLAVOR_PILLAGE', Type, 4 FROM Leaders WHERE Type = 'LEADER_NAPOLEON';" calcext:value-type="string">
            <text:p>INSERT INTO Leader_Flavors(FlavorType, LeaderType, Flavor) SELECT 'FLAVOR_PILLAGE', Type, 4 FROM Leaders WHERE Type = 'LEADER_NAPOLEON';</text:p>
          </table:table-cell>
          <table:table-cell table:style-name="ce197" table:formula="of:=&quot;INSERT INTO Leader_Flavors(FlavorType, LeaderType, Flavor) SELECT 'FLAVOR_&quot;&amp;UPPER([.$A12])&amp;&quot;', Type, &quot;&amp;[.K12]&amp;&quot; FROM Leaders WHERE Type = 'LEADER_&quot;&amp;UPPER([.K$2])&amp;&quot;';&quot;" office:value-type="string" office:string-value="INSERT INTO Leader_Flavors(FlavorType, LeaderType, Flavor) SELECT 'FLAVOR_PILLAGE', Type, 4 FROM Leaders WHERE Type = 'LEADER_ODA_NOBUNAGA';" calcext:value-type="string">
            <text:p>INSERT INTO Leader_Flavors(FlavorType, LeaderType, Flavor) SELECT 'FLAVOR_PILLAGE', Type, 4 FROM Leaders WHERE Type = 'LEADER_ODA_NOBUNAGA';</text:p>
          </table:table-cell>
          <table:table-cell table:style-name="ce197" table:formula="of:=&quot;INSERT INTO Leader_Flavors(FlavorType, LeaderType, Flavor) SELECT 'FLAVOR_&quot;&amp;UPPER([.$A12])&amp;&quot;', Type, &quot;&amp;[.L12]&amp;&quot; FROM Leaders WHERE Type = 'LEADER_&quot;&amp;UPPER([.L$2])&amp;&quot;';&quot;" office:value-type="string" office:string-value="INSERT INTO Leader_Flavors(FlavorType, LeaderType, Flavor) SELECT 'FLAVOR_PILLAGE', Type, 4 FROM Leaders WHERE Type = 'LEADER_ENRICO_DANDOLO';" calcext:value-type="string">
            <text:p>INSERT INTO Leader_Flavors(FlavorType, LeaderType, Flavor) SELECT 'FLAVOR_PILLAGE', Type, 4 FROM Leaders WHERE Type = 'LEADER_ENRICO_DANDOLO';</text:p>
          </table:table-cell>
          <table:table-cell table:style-name="ce197" table:formula="of:=&quot;INSERT INTO Leader_Flavors(FlavorType, LeaderType, Flavor) SELECT 'FLAVOR_&quot;&amp;UPPER([.$A12])&amp;&quot;', Type, &quot;&amp;[.M12]&amp;&quot; FROM Leaders WHERE Type = 'LEADER_&quot;&amp;UPPER([.M$2])&amp;&quot;';&quot;" office:value-type="string" office:string-value="INSERT INTO Leader_Flavors(FlavorType, LeaderType, Flavor) SELECT 'FLAVOR_PILLAGE', Type, 4 FROM Leaders WHERE Type = 'LEADER_SHAKA';" calcext:value-type="string">
            <text:p>INSERT INTO Leader_Flavors(FlavorType, LeaderType, Flavor) SELECT 'FLAVOR_PILLAGE', Type, 4 FROM Leaders WHERE Type = 'LEADER_SHAKA';</text:p>
          </table:table-cell>
          <table:table-cell table:style-name="ce197" table:formula="of:=&quot;INSERT INTO Leader_Flavors(FlavorType, LeaderType, Flavor) SELECT 'FLAVOR_&quot;&amp;UPPER([.$A12])&amp;&quot;', Type, &quot;&amp;[.N12]&amp;&quot; FROM Leaders WHERE Type = 'LEADER_&quot;&amp;UPPER([.N$2])&amp;&quot;';&quot;" office:value-type="string" office:string-value="INSERT INTO Leader_Flavors(FlavorType, LeaderType, Flavor) SELECT 'FLAVOR_PILLAGE', Type, 4 FROM Leaders WHERE Type = 'LEADER_COALITION';" calcext:value-type="string">
            <text:p>INSERT INTO Leader_Flavors(FlavorType, LeaderType, Flavor) SELECT 'FLAVOR_PILLAGE', Type, 4 FROM Leaders WHERE Type = 'LEADER_COALITION';</text:p>
          </table:table-cell>
          <table:table-cell table:style-name="ce197" table:formula="of:=&quot;INSERT INTO Leader_Flavors(FlavorType, LeaderType, Flavor) SELECT 'FLAVOR_&quot;&amp;UPPER([.$A12])&amp;&quot;', Type, &quot;&amp;[.O12]&amp;&quot; FROM Leaders WHERE Type = 'LEADER_&quot;&amp;UPPER([.O$2])&amp;&quot;';&quot;" office:value-type="string" office:string-value="INSERT INTO Leader_Flavors(FlavorType, LeaderType, Flavor) SELECT 'FLAVOR_PILLAGE', Type, 4 FROM Leaders WHERE Type = 'LEADER_ALEXANDER';" calcext:value-type="string">
            <text:p>INSERT INTO Leader_Flavors(FlavorType, LeaderType, Flavor) SELECT 'FLAVOR_PILLAGE', Type, 4 FROM Leaders WHERE Type = 'LEADER_ALEXANDER';</text:p>
          </table:table-cell>
          <table:table-cell table:style-name="ce197" table:formula="of:=&quot;INSERT INTO Leader_Flavors(FlavorType, LeaderType, Flavor) SELECT 'FLAVOR_&quot;&amp;UPPER([.$A12])&amp;&quot;', Type, &quot;&amp;[.P12]&amp;&quot; FROM Leaders WHERE Type = 'LEADER_&quot;&amp;UPPER([.P$2])&amp;&quot;';&quot;" office:value-type="string" office:string-value="INSERT INTO Leader_Flavors(FlavorType, LeaderType, Flavor) SELECT 'FLAVOR_PILLAGE', Type, 4 FROM Leaders WHERE Type = 'LEADER_BISMARCK';" calcext:value-type="string">
            <text:p>INSERT INTO Leader_Flavors(FlavorType, LeaderType, Flavor) SELECT 'FLAVOR_PILLAGE', Type, 4 FROM Leaders WHERE Type = 'LEADER_BISMARCK';</text:p>
          </table:table-cell>
          <table:table-cell table:style-name="ce197" table:formula="of:=&quot;INSERT INTO Leader_Flavors(FlavorType, LeaderType, Flavor) SELECT 'FLAVOR_&quot;&amp;UPPER([.$A12])&amp;&quot;', Type, &quot;&amp;[.Q12]&amp;&quot; FROM Leaders WHERE Type = 'LEADER_&quot;&amp;UPPER([.Q$2])&amp;&quot;';&quot;" office:value-type="string" office:string-value="INSERT INTO Leader_Flavors(FlavorType, LeaderType, Flavor) SELECT 'FLAVOR_PILLAGE', Type, 4 FROM Leaders WHERE Type = 'LEADER_CATHERINE';" calcext:value-type="string">
            <text:p>INSERT INTO Leader_Flavors(FlavorType, LeaderType, Flavor) SELECT 'FLAVOR_PILLAGE', Type, 4 FROM Leaders WHERE Type = 'LEADER_CATHERINE';</text:p>
          </table:table-cell>
          <table:table-cell table:style-name="ce197" table:formula="of:=&quot;INSERT INTO Leader_Flavors(FlavorType, LeaderType, Flavor) SELECT 'FLAVOR_&quot;&amp;UPPER([.$A12])&amp;&quot;', Type, &quot;&amp;[.R12]&amp;&quot; FROM Leaders WHERE Type = 'LEADER_&quot;&amp;UPPER([.R$2])&amp;&quot;';&quot;" office:value-type="string" office:string-value="INSERT INTO Leader_Flavors(FlavorType, LeaderType, Flavor) SELECT 'FLAVOR_PILLAGE', Type, 4 FROM Leaders WHERE Type = 'LEADER_ELIZABETH';" calcext:value-type="string">
            <text:p>INSERT INTO Leader_Flavors(FlavorType, LeaderType, Flavor) SELECT 'FLAVOR_PILLAGE', Type, 4 FROM Leaders WHERE Type = 'LEADER_ELIZABETH';</text:p>
          </table:table-cell>
          <table:table-cell table:style-name="ce197" table:formula="of:=&quot;INSERT INTO Leader_Flavors(FlavorType, LeaderType, Flavor) SELECT 'FLAVOR_&quot;&amp;UPPER([.$A12])&amp;&quot;', Type, &quot;&amp;[.S12]&amp;&quot; FROM Leaders WHERE Type = 'LEADER_&quot;&amp;UPPER([.S$2])&amp;&quot;';&quot;" office:value-type="string" office:string-value="INSERT INTO Leader_Flavors(FlavorType, LeaderType, Flavor) SELECT 'FLAVOR_PILLAGE', Type, 4 FROM Leaders WHERE Type = 'LEADER_GUSTAVUS_ADOLPHUS';" calcext:value-type="string">
            <text:p>INSERT INTO Leader_Flavors(FlavorType, LeaderType, Flavor) SELECT 'FLAVOR_PILLAGE', Type, 4 FROM Leaders WHERE Type = 'LEADER_GUSTAVUS_ADOLPHUS';</text:p>
          </table:table-cell>
          <table:table-cell table:style-name="ce197" table:formula="of:=&quot;INSERT INTO Leader_Flavors(FlavorType, LeaderType, Flavor) SELECT 'FLAVOR_&quot;&amp;UPPER([.$A12])&amp;&quot;', Type, &quot;&amp;[.T12]&amp;&quot; FROM Leaders WHERE Type = 'LEADER_&quot;&amp;UPPER([.T$2])&amp;&quot;';&quot;" office:value-type="string" office:string-value="INSERT INTO Leader_Flavors(FlavorType, LeaderType, Flavor) SELECT 'FLAVOR_PILLAGE', Type, 4 FROM Leaders WHERE Type = 'LEADER_HIAWATHA';" calcext:value-type="string">
            <text:p>INSERT INTO Leader_Flavors(FlavorType, LeaderType, Flavor) SELECT 'FLAVOR_PILLAGE', Type, 4 FROM Leaders WHERE Type = 'LEADER_HIAWATHA';</text:p>
          </table:table-cell>
          <table:table-cell table:style-name="ce197" table:formula="of:=&quot;INSERT INTO Leader_Flavors(FlavorType, LeaderType, Flavor) SELECT 'FLAVOR_&quot;&amp;UPPER([.$A12])&amp;&quot;', Type, &quot;&amp;[.U12]&amp;&quot; FROM Leaders WHERE Type = 'LEADER_&quot;&amp;UPPER([.U$2])&amp;&quot;';&quot;" office:value-type="string" office:string-value="INSERT INTO Leader_Flavors(FlavorType, LeaderType, Flavor) SELECT 'FLAVOR_PILLAGE', Type, 4 FROM Leaders WHERE Type = 'LEADER_MONTEZUMA';" calcext:value-type="string">
            <text:p>INSERT INTO Leader_Flavors(FlavorType, LeaderType, Flavor) SELECT 'FLAVOR_PILLAGE', Type, 4 FROM Leaders WHERE Type = 'LEADER_MONTEZUMA';</text:p>
          </table:table-cell>
          <table:table-cell table:style-name="ce197" table:formula="of:=&quot;INSERT INTO Leader_Flavors(FlavorType, LeaderType, Flavor) SELECT 'FLAVOR_&quot;&amp;UPPER([.$A12])&amp;&quot;', Type, &quot;&amp;[.V12]&amp;&quot; FROM Leaders WHERE Type = 'LEADER_&quot;&amp;UPPER([.V$2])&amp;&quot;';&quot;" office:value-type="string" office:string-value="INSERT INTO Leader_Flavors(FlavorType, LeaderType, Flavor) SELECT 'FLAVOR_PILLAGE', Type, 4 FROM Leaders WHERE Type = 'LEADER_THEODORA';" calcext:value-type="string">
            <text:p>INSERT INTO Leader_Flavors(FlavorType, LeaderType, Flavor) SELECT 'FLAVOR_PILLAGE', Type, 4 FROM Leaders WHERE Type = 'LEADER_THEODORA';</text:p>
          </table:table-cell>
          <table:table-cell table:style-name="ce197" table:formula="of:=&quot;INSERT INTO Leader_Flavors(FlavorType, LeaderType, Flavor) SELECT 'FLAVOR_&quot;&amp;UPPER([.$A12])&amp;&quot;', Type, &quot;&amp;[.W12]&amp;&quot; FROM Leaders WHERE Type = 'LEADER_&quot;&amp;UPPER([.W$2])&amp;&quot;';&quot;" office:value-type="string" office:string-value="INSERT INTO Leader_Flavors(FlavorType, LeaderType, Flavor) SELECT 'FLAVOR_PILLAGE', Type, 4 FROM Leaders WHERE Type = 'LEADER_GAJAH_MADA';" calcext:value-type="string">
            <text:p>INSERT INTO Leader_Flavors(FlavorType, LeaderType, Flavor) SELECT 'FLAVOR_PILLAGE', Type, 4 FROM Leaders WHERE Type = 'LEADER_GAJAH_MADA';</text:p>
          </table:table-cell>
          <table:table-cell table:style-name="ce197" table:formula="of:=&quot;INSERT INTO Leader_Flavors(FlavorType, LeaderType, Flavor) SELECT 'FLAVOR_&quot;&amp;UPPER([.$A12])&amp;&quot;', Type, &quot;&amp;[.X12]&amp;&quot; FROM Leaders WHERE Type = 'LEADER_&quot;&amp;UPPER([.X$2])&amp;&quot;';&quot;" office:value-type="string" office:string-value="INSERT INTO Leader_Flavors(FlavorType, LeaderType, Flavor) SELECT 'FLAVOR_PILLAGE', Type, 4 FROM Leaders WHERE Type = 'LEADER_CASIMIR';" calcext:value-type="string">
            <text:p>INSERT INTO Leader_Flavors(FlavorType, LeaderType, Flavor) SELECT 'FLAVOR_PILLAGE', Type, 4 FROM Leaders WHERE Type = 'LEADER_CASIMIR';</text:p>
          </table:table-cell>
          <table:table-cell table:style-name="ce197" table:formula="of:=&quot;INSERT INTO Leader_Flavors(FlavorType, LeaderType, Flavor) SELECT 'FLAVOR_&quot;&amp;UPPER([.$A12])&amp;&quot;', Type, &quot;&amp;[.Y12]&amp;&quot; FROM Leaders WHERE Type = 'LEADER_&quot;&amp;UPPER([.Y$2])&amp;&quot;';&quot;" office:value-type="string" office:string-value="INSERT INTO Leader_Flavors(FlavorType, LeaderType, Flavor) SELECT 'FLAVOR_PILLAGE', Type, 4 FROM Leaders WHERE Type = 'LEADER_WU_ZETIAN';" calcext:value-type="string">
            <text:p>INSERT INTO Leader_Flavors(FlavorType, LeaderType, Flavor) SELECT 'FLAVOR_PILLAGE', Type, 4 FROM Leaders WHERE Type = 'LEADER_WU_ZETIAN';</text:p>
          </table:table-cell>
          <table:table-cell table:style-name="ce197" table:formula="of:=&quot;INSERT INTO Leader_Flavors(FlavorType, LeaderType, Flavor) SELECT 'FLAVOR_&quot;&amp;UPPER([.$A12])&amp;&quot;', Type, &quot;&amp;[.Z12]&amp;&quot; FROM Leaders WHERE Type = 'LEADER_&quot;&amp;UPPER([.Z$2])&amp;&quot;';&quot;" office:value-type="string" office:string-value="INSERT INTO Leader_Flavors(FlavorType, LeaderType, Flavor) SELECT 'FLAVOR_PILLAGE', Type, 4 FROM Leaders WHERE Type = 'LEADER_DIPLOMAT';" calcext:value-type="string">
            <text:p>INSERT INTO Leader_Flavors(FlavorType, LeaderType, Flavor) SELECT 'FLAVOR_PILLAGE', Type, 4 FROM Leaders WHERE Type = 'LEADER_DIPLOMAT';</text:p>
          </table:table-cell>
          <table:table-cell table:style-name="ce197" table:formula="of:=&quot;INSERT INTO Leader_Flavors(FlavorType, LeaderType, Flavor) SELECT 'FLAVOR_&quot;&amp;UPPER([.$A12])&amp;&quot;', Type, &quot;&amp;[.AA12]&amp;&quot; FROM Leaders WHERE Type = 'LEADER_&quot;&amp;UPPER([.AA$2])&amp;&quot;';&quot;" office:value-type="string" office:string-value="INSERT INTO Leader_Flavors(FlavorType, LeaderType, Flavor) SELECT 'FLAVOR_PILLAGE', Type, 4 FROM Leaders WHERE Type = 'LEADER_GANDHI';" calcext:value-type="string">
            <text:p>INSERT INTO Leader_Flavors(FlavorType, LeaderType, Flavor) SELECT 'FLAVOR_PILLAGE', Type, 4 FROM Leaders WHERE Type = 'LEADER_GANDHI';</text:p>
          </table:table-cell>
          <table:table-cell table:style-name="ce197" table:formula="of:=&quot;INSERT INTO Leader_Flavors(FlavorType, LeaderType, Flavor) SELECT 'FLAVOR_&quot;&amp;UPPER([.$A12])&amp;&quot;', Type, &quot;&amp;[.AB12]&amp;&quot; FROM Leaders WHERE Type = 'LEADER_&quot;&amp;UPPER([.AB$2])&amp;&quot;';&quot;" office:value-type="string" office:string-value="INSERT INTO Leader_Flavors(FlavorType, LeaderType, Flavor) SELECT 'FLAVOR_PILLAGE', Type, 4 FROM Leaders WHERE Type = 'LEADER_SELASSIE';" calcext:value-type="string">
            <text:p>INSERT INTO Leader_Flavors(FlavorType, LeaderType, Flavor) SELECT 'FLAVOR_PILLAGE', Type, 4 FROM Leaders WHERE Type = 'LEADER_SELASSIE';</text:p>
          </table:table-cell>
          <table:table-cell table:style-name="ce197" table:formula="of:=&quot;INSERT INTO Leader_Flavors(FlavorType, LeaderType, Flavor) SELECT 'FLAVOR_&quot;&amp;UPPER([.$A12])&amp;&quot;', Type, &quot;&amp;[.AC12]&amp;&quot; FROM Leaders WHERE Type = 'LEADER_&quot;&amp;UPPER([.AC$2])&amp;&quot;';&quot;" office:value-type="string" office:string-value="INSERT INTO Leader_Flavors(FlavorType, LeaderType, Flavor) SELECT 'FLAVOR_PILLAGE', Type, 4 FROM Leaders WHERE Type = 'LEADER_KAMEHAMEHA';" calcext:value-type="string">
            <text:p>INSERT INTO Leader_Flavors(FlavorType, LeaderType, Flavor) SELECT 'FLAVOR_PILLAGE', Type, 4 FROM Leaders WHERE Type = 'LEADER_KAMEHAMEHA';</text:p>
          </table:table-cell>
          <table:table-cell table:style-name="ce197" table:formula="of:=&quot;INSERT INTO Leader_Flavors(FlavorType, LeaderType, Flavor) SELECT 'FLAVOR_&quot;&amp;UPPER([.$A12])&amp;&quot;', Type, &quot;&amp;[.AD12]&amp;&quot; FROM Leaders WHERE Type = 'LEADER_&quot;&amp;UPPER([.AD$2])&amp;&quot;';&quot;" office:value-type="string" office:string-value="INSERT INTO Leader_Flavors(FlavorType, LeaderType, Flavor) SELECT 'FLAVOR_PILLAGE', Type, 4 FROM Leaders WHERE Type = 'LEADER_MARIA_I';" calcext:value-type="string">
            <text:p>INSERT INTO Leader_Flavors(FlavorType, LeaderType, Flavor) SELECT 'FLAVOR_PILLAGE', Type, 4 FROM Leaders WHERE Type = 'LEADER_MARIA_I';</text:p>
          </table:table-cell>
          <table:table-cell table:style-name="ce197" table:formula="of:=&quot;INSERT INTO Leader_Flavors(FlavorType, LeaderType, Flavor) SELECT 'FLAVOR_&quot;&amp;UPPER([.$A12])&amp;&quot;', Type, &quot;&amp;[.AE12]&amp;&quot; FROM Leaders WHERE Type = 'LEADER_&quot;&amp;UPPER([.AE$2])&amp;&quot;';&quot;" office:value-type="string" office:string-value="INSERT INTO Leader_Flavors(FlavorType, LeaderType, Flavor) SELECT 'FLAVOR_PILLAGE', Type, 4 FROM Leaders WHERE Type = 'LEADER_PACHACUTI';" calcext:value-type="string">
            <text:p>INSERT INTO Leader_Flavors(FlavorType, LeaderType, Flavor) SELECT 'FLAVOR_PILLAGE', Type, 4 FROM Leaders WHERE Type = 'LEADER_PACHACUTI';</text:p>
          </table:table-cell>
          <table:table-cell table:style-name="ce197" table:formula="of:=&quot;INSERT INTO Leader_Flavors(FlavorType, LeaderType, Flavor) SELECT 'FLAVOR_&quot;&amp;UPPER([.$A12])&amp;&quot;', Type, &quot;&amp;[.AF12]&amp;&quot; FROM Leaders WHERE Type = 'LEADER_&quot;&amp;UPPER([.AF$2])&amp;&quot;';&quot;" office:value-type="string" office:string-value="INSERT INTO Leader_Flavors(FlavorType, LeaderType, Flavor) SELECT 'FLAVOR_PILLAGE', Type, 4 FROM Leaders WHERE Type = 'LEADER_RAMESSES';" calcext:value-type="string">
            <text:p>INSERT INTO Leader_Flavors(FlavorType, LeaderType, Flavor) SELECT 'FLAVOR_PILLAGE', Type, 4 FROM Leaders WHERE Type = 'LEADER_RAMESSES';</text:p>
          </table:table-cell>
          <table:table-cell table:style-name="ce197" table:formula="of:=&quot;INSERT INTO Leader_Flavors(FlavorType, LeaderType, Flavor) SELECT 'FLAVOR_&quot;&amp;UPPER([.$A12])&amp;&quot;', Type, &quot;&amp;[.AG12]&amp;&quot; FROM Leaders WHERE Type = 'LEADER_&quot;&amp;UPPER([.AG$2])&amp;&quot;';&quot;" office:value-type="string" office:string-value="INSERT INTO Leader_Flavors(FlavorType, LeaderType, Flavor) SELECT 'FLAVOR_PILLAGE', Type, 4 FROM Leaders WHERE Type = 'LEADER_RAMKHAMHAENG';" calcext:value-type="string">
            <text:p>INSERT INTO Leader_Flavors(FlavorType, LeaderType, Flavor) SELECT 'FLAVOR_PILLAGE', Type, 4 FROM Leaders WHERE Type = 'LEADER_RAMKHAMHAENG';</text:p>
          </table:table-cell>
          <table:table-cell table:style-name="ce197" table:formula="of:=&quot;INSERT INTO Leader_Flavors(FlavorType, LeaderType, Flavor) SELECT 'FLAVOR_&quot;&amp;UPPER([.$A12])&amp;&quot;', Type, &quot;&amp;[.AH12]&amp;&quot; FROM Leaders WHERE Type = 'LEADER_&quot;&amp;UPPER([.AH$2])&amp;&quot;';&quot;" office:value-type="string" office:string-value="INSERT INTO Leader_Flavors(FlavorType, LeaderType, Flavor) SELECT 'FLAVOR_PILLAGE', Type, 4 FROM Leaders WHERE Type = 'LEADER_PEDRO';" calcext:value-type="string">
            <text:p>INSERT INTO Leader_Flavors(FlavorType, LeaderType, Flavor) SELECT 'FLAVOR_PILLAGE', Type, 4 FROM Leaders WHERE Type = 'LEADER_PEDRO';</text:p>
          </table:table-cell>
          <table:table-cell table:style-name="ce197" table:formula="of:=&quot;INSERT INTO Leader_Flavors(FlavorType, LeaderType, Flavor) SELECT 'FLAVOR_&quot;&amp;UPPER([.$A12])&amp;&quot;', Type, &quot;&amp;[.AI12]&amp;&quot; FROM Leaders WHERE Type = 'LEADER_&quot;&amp;UPPER([.AI$2])&amp;&quot;';&quot;" office:value-type="string" office:string-value="INSERT INTO Leader_Flavors(FlavorType, LeaderType, Flavor) SELECT 'FLAVOR_PILLAGE', Type, 4 FROM Leaders WHERE Type = 'LEADER_AHMAD_ALMANSUR';" calcext:value-type="string">
            <text:p>INSERT INTO Leader_Flavors(FlavorType, LeaderType, Flavor) SELECT 'FLAVOR_PILLAGE', Type, 4 FROM Leaders WHERE Type = 'LEADER_AHMAD_ALMANSUR';</text:p>
          </table:table-cell>
          <table:table-cell table:style-name="ce197" table:formula="of:=&quot;INSERT INTO Leader_Flavors(FlavorType, LeaderType, Flavor) SELECT 'FLAVOR_&quot;&amp;UPPER([.$A12])&amp;&quot;', Type, &quot;&amp;[.AJ12]&amp;&quot; FROM Leaders WHERE Type = 'LEADER_&quot;&amp;UPPER([.AJ$2])&amp;&quot;';&quot;" office:value-type="string" office:string-value="INSERT INTO Leader_Flavors(FlavorType, LeaderType, Flavor) SELECT 'FLAVOR_PILLAGE', Type, 4 FROM Leaders WHERE Type = 'LEADER_SEJONG';" calcext:value-type="string">
            <text:p>INSERT INTO Leader_Flavors(FlavorType, LeaderType, Flavor) SELECT 'FLAVOR_PILLAGE', Type, 4 FROM Leaders WHERE Type = 'LEADER_SEJONG';</text:p>
          </table:table-cell>
          <table:table-cell table:style-name="ce197" table:formula="of:=&quot;INSERT INTO Leader_Flavors(FlavorType, LeaderType, Flavor) SELECT 'FLAVOR_&quot;&amp;UPPER([.$A12])&amp;&quot;', Type, &quot;&amp;[.AK12]&amp;&quot; FROM Leaders WHERE Type = 'LEADER_&quot;&amp;UPPER([.AK$2])&amp;&quot;';&quot;" office:value-type="string" office:string-value="INSERT INTO Leader_Flavors(FlavorType, LeaderType, Flavor) SELECT 'FLAVOR_PILLAGE', Type, 4 FROM Leaders WHERE Type = 'LEADER_EXPANSIONIST';" calcext:value-type="string">
            <text:p>INSERT INTO Leader_Flavors(FlavorType, LeaderType, Flavor) SELECT 'FLAVOR_PILLAGE', Type, 4 FROM Leaders WHERE Type = 'LEADER_EXPANSIONIST';</text:p>
          </table:table-cell>
          <table:table-cell table:style-name="ce197" table:formula="of:=&quot;INSERT INTO Leader_Flavors(FlavorType, LeaderType, Flavor) SELECT 'FLAVOR_&quot;&amp;UPPER([.$A12])&amp;&quot;', Type, &quot;&amp;[.AL12]&amp;&quot; FROM Leaders WHERE Type = 'LEADER_&quot;&amp;UPPER([.AL$2])&amp;&quot;';&quot;" office:value-type="string" office:string-value="INSERT INTO Leader_Flavors(FlavorType, LeaderType, Flavor) SELECT 'FLAVOR_PILLAGE', Type, 4 FROM Leaders WHERE Type = 'LEADER_BOUDICCA';" calcext:value-type="string">
            <text:p>INSERT INTO Leader_Flavors(FlavorType, LeaderType, Flavor) SELECT 'FLAVOR_PILLAGE', Type, 4 FROM Leaders WHERE Type = 'LEADER_BOUDICCA';</text:p>
          </table:table-cell>
          <table:table-cell table:style-name="ce197" table:formula="of:=&quot;INSERT INTO Leader_Flavors(FlavorType, LeaderType, Flavor) SELECT 'FLAVOR_&quot;&amp;UPPER([.$A12])&amp;&quot;', Type, &quot;&amp;[.AM12]&amp;&quot; FROM Leaders WHERE Type = 'LEADER_&quot;&amp;UPPER([.AM$2])&amp;&quot;';&quot;" office:value-type="string" office:string-value="INSERT INTO Leader_Flavors(FlavorType, LeaderType, Flavor) SELECT 'FLAVOR_PILLAGE', Type, 4 FROM Leaders WHERE Type = 'LEADER_DARIUS';" calcext:value-type="string">
            <text:p>INSERT INTO Leader_Flavors(FlavorType, LeaderType, Flavor) SELECT 'FLAVOR_PILLAGE', Type, 4 FROM Leaders WHERE Type = 'LEADER_DARIUS';</text:p>
          </table:table-cell>
          <table:table-cell table:style-name="ce197" table:formula="of:=&quot;INSERT INTO Leader_Flavors(FlavorType, LeaderType, Flavor) SELECT 'FLAVOR_&quot;&amp;UPPER([.$A12])&amp;&quot;', Type, &quot;&amp;[.AN12]&amp;&quot; FROM Leaders WHERE Type = 'LEADER_&quot;&amp;UPPER([.AN$2])&amp;&quot;';&quot;" office:value-type="string" office:string-value="INSERT INTO Leader_Flavors(FlavorType, LeaderType, Flavor) SELECT 'FLAVOR_PILLAGE', Type, 4 FROM Leaders WHERE Type = 'LEADER_DIDO';" calcext:value-type="string">
            <text:p>INSERT INTO Leader_Flavors(FlavorType, LeaderType, Flavor) SELECT 'FLAVOR_PILLAGE', Type, 4 FROM Leaders WHERE Type = 'LEADER_DIDO';</text:p>
          </table:table-cell>
          <table:table-cell table:style-name="ce197" table:formula="of:=&quot;INSERT INTO Leader_Flavors(FlavorType, LeaderType, Flavor) SELECT 'FLAVOR_&quot;&amp;UPPER([.$A12])&amp;&quot;', Type, &quot;&amp;[.AO12]&amp;&quot; FROM Leaders WHERE Type = 'LEADER_&quot;&amp;UPPER([.AO$2])&amp;&quot;';&quot;" office:value-type="string" office:string-value="INSERT INTO Leader_Flavors(FlavorType, LeaderType, Flavor) SELECT 'FLAVOR_PILLAGE', Type, 4 FROM Leaders WHERE Type = 'LEADER_HARUN_AL_RASHID';" calcext:value-type="string">
            <text:p>INSERT INTO Leader_Flavors(FlavorType, LeaderType, Flavor) SELECT 'FLAVOR_PILLAGE', Type, 4 FROM Leaders WHERE Type = 'LEADER_HARUN_AL_RASHID';</text:p>
          </table:table-cell>
          <table:table-cell table:style-name="ce197" table:formula="of:=&quot;INSERT INTO Leader_Flavors(FlavorType, LeaderType, Flavor) SELECT 'FLAVOR_&quot;&amp;UPPER([.$A12])&amp;&quot;', Type, &quot;&amp;[.AP12]&amp;&quot; FROM Leaders WHERE Type = 'LEADER_&quot;&amp;UPPER([.AP$2])&amp;&quot;';&quot;" office:value-type="string" office:string-value="INSERT INTO Leader_Flavors(FlavorType, LeaderType, Flavor) SELECT 'FLAVOR_PILLAGE', Type, 4 FROM Leaders WHERE Type = 'LEADER_NEBUCHADNEZZAR';" calcext:value-type="string">
            <text:p>INSERT INTO Leader_Flavors(FlavorType, LeaderType, Flavor) SELECT 'FLAVOR_PILLAGE', Type, 4 FROM Leaders WHERE Type = 'LEADER_NEBUCHADNEZZAR';</text:p>
          </table:table-cell>
          <table:table-cell table:style-name="ce197" table:formula="of:=&quot;INSERT INTO Leader_Flavors(FlavorType, LeaderType, Flavor) SELECT 'FLAVOR_&quot;&amp;UPPER([.$A12])&amp;&quot;', Type, &quot;&amp;[.AQ12]&amp;&quot; FROM Leaders WHERE Type = 'LEADER_&quot;&amp;UPPER([.AQ$2])&amp;&quot;';&quot;" office:value-type="string" office:string-value="INSERT INTO Leader_Flavors(FlavorType, LeaderType, Flavor) SELECT 'FLAVOR_PILLAGE', Type, 4 FROM Leaders WHERE Type = 'LEADER_PACAL';" calcext:value-type="string">
            <text:p>INSERT INTO Leader_Flavors(FlavorType, LeaderType, Flavor) SELECT 'FLAVOR_PILLAGE', Type, 4 FROM Leaders WHERE Type = 'LEADER_PACAL';</text:p>
          </table:table-cell>
          <table:table-cell table:style-name="ce197" table:formula="of:=&quot;INSERT INTO Leader_Flavors(FlavorType, LeaderType, Flavor) SELECT 'FLAVOR_&quot;&amp;UPPER([.$A12])&amp;&quot;', Type, &quot;&amp;[.AR12]&amp;&quot; FROM Leaders WHERE Type = 'LEADER_&quot;&amp;UPPER([.AR$2])&amp;&quot;';&quot;" office:value-type="string" office:string-value="INSERT INTO Leader_Flavors(FlavorType, LeaderType, Flavor) SELECT 'FLAVOR_PILLAGE', Type, 4 FROM Leaders WHERE Type = 'LEADER_SULEIMAN';" calcext:value-type="string">
            <text:p>INSERT INTO Leader_Flavors(FlavorType, LeaderType, Flavor) SELECT 'FLAVOR_PILLAGE', Type, 4 FROM Leaders WHERE Type = 'LEADER_SULEIMAN';</text:p>
          </table:table-cell>
          <table:table-cell table:style-name="ce197" table:formula="of:=&quot;INSERT INTO Leader_Flavors(FlavorType, LeaderType, Flavor) SELECT 'FLAVOR_&quot;&amp;UPPER([.$A12])&amp;&quot;', Type, &quot;&amp;[.AS12]&amp;&quot; FROM Leaders WHERE Type = 'LEADER_&quot;&amp;UPPER([.AS$2])&amp;&quot;';&quot;" office:value-type="string" office:string-value="INSERT INTO Leader_Flavors(FlavorType, LeaderType, Flavor) SELECT 'FLAVOR_PILLAGE', Type, 4 FROM Leaders WHERE Type = 'LEADER_WASHINGTON';" calcext:value-type="string">
            <text:p>INSERT INTO Leader_Flavors(FlavorType, LeaderType, Flavor) SELECT 'FLAVOR_PILLAGE', Type, 4 FROM Leaders WHERE Type = 'LEADER_WASHINGTON';</text:p>
          </table:table-cell>
          <table:table-cell table:style-name="ce197" table:formula="of:=&quot;INSERT INTO Leader_Flavors(FlavorType, LeaderType, Flavor) SELECT 'FLAVOR_&quot;&amp;UPPER([.$A12])&amp;&quot;', Type, &quot;&amp;[.AT12]&amp;&quot; FROM Leaders WHERE Type = 'LEADER_&quot;&amp;UPPER([.AT$2])&amp;&quot;';&quot;" office:value-type="string" office:string-value="INSERT INTO Leader_Flavors(FlavorType, LeaderType, Flavor) SELECT 'FLAVOR_PILLAGE', Type, 4 FROM Leaders WHERE Type = 'LEADER_MARIA';" calcext:value-type="string">
            <text:p>INSERT INTO Leader_Flavors(FlavorType, LeaderType, Flavor) SELECT 'FLAVOR_PILLAGE', Type, 4 FROM Leaders WHERE Type = 'LEADER_MARIA';</text:p>
          </table:table-cell>
          <table:table-cell table:style-name="ce197" table:formula="of:=&quot;INSERT INTO Leader_Flavors(FlavorType, LeaderType, Flavor) SELECT 'FLAVOR_&quot;&amp;UPPER([.$A12])&amp;&quot;', Type, &quot;&amp;[.AU12]&amp;&quot; FROM Leaders WHERE Type = 'LEADER_&quot;&amp;UPPER([.AU$2])&amp;&quot;';&quot;" office:value-type="string" office:string-value="INSERT INTO Leader_Flavors(FlavorType, LeaderType, Flavor) SELECT 'FLAVOR_PILLAGE', Type, 4 FROM Leaders WHERE Type = 'LEADER_POCATELLO';" calcext:value-type="string">
            <text:p>INSERT INTO Leader_Flavors(FlavorType, LeaderType, Flavor) SELECT 'FLAVOR_PILLAGE', Type, 4 FROM Leaders WHERE Type = 'LEADER_POCATELLO';</text:p>
          </table:table-cell>
          <table:table-cell table:style-name="ce197" table:formula="of:=&quot;INSERT INTO Leader_Flavors(FlavorType, LeaderType, Flavor) SELECT 'FLAVOR_&quot;&amp;UPPER([.$A12])&amp;&quot;', Type, &quot;&amp;[.AV12]&amp;&quot; FROM Leaders WHERE Type = 'LEADER_&quot;&amp;UPPER([.AV$2])&amp;&quot;';&quot;" office:value-type="string" office:string-value="INSERT INTO Leader_Flavors(FlavorType, LeaderType, Flavor) SELECT 'FLAVOR_PILLAGE', Type, 4 FROM Leaders WHERE Type = 'LEADER_WILLIAM';" calcext:value-type="string">
            <text:p>INSERT INTO Leader_Flavors(FlavorType, LeaderType, Flavor) SELECT 'FLAVOR_PILLAGE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3])&amp;&quot;', Type, &quot;&amp;[.C13]&amp;&quot; FROM Leaders WHERE Type = 'LEADER_&quot;&amp;UPPER([.C$2])&amp;&quot;';&quot;" office:value-type="string" office:string-value="INSERT INTO Leader_Flavors(FlavorType, LeaderType, Flavor) SELECT 'FLAVOR_VANGUARD', Type, 4 FROM Leaders WHERE Type = 'LEADER_ASHURBANIPAL';" calcext:value-type="string">
            <text:p>INSERT INTO Leader_Flavors(FlavorType, LeaderType, Flavor) SELECT 'FLAVOR_VANGUARD', Type, 4 FROM Leaders WHERE Type = 'LEADER_ASHURBANIPAL';</text:p>
          </table:table-cell>
          <table:table-cell table:style-name="ce197" table:formula="of:=&quot;INSERT INTO Leader_Flavors(FlavorType, LeaderType, Flavor) SELECT 'FLAVOR_&quot;&amp;UPPER([.$A13])&amp;&quot;', Type, &quot;&amp;[.D13]&amp;&quot; FROM Leaders WHERE Type = 'LEADER_&quot;&amp;UPPER([.D$2])&amp;&quot;';&quot;" office:value-type="string" office:string-value="INSERT INTO Leader_Flavors(FlavorType, LeaderType, Flavor) SELECT 'FLAVOR_VANGUARD', Type, 4 FROM Leaders WHERE Type = 'LEADER_ASKIA';" calcext:value-type="string">
            <text:p>INSERT INTO Leader_Flavors(FlavorType, LeaderType, Flavor) SELECT 'FLAVOR_VANGUARD', Type, 4 FROM Leaders WHERE Type = 'LEADER_ASKIA';</text:p>
          </table:table-cell>
          <table:table-cell table:style-name="ce197" table:formula="of:=&quot;INSERT INTO Leader_Flavors(FlavorType, LeaderType, Flavor) SELECT 'FLAVOR_&quot;&amp;UPPER([.$A13])&amp;&quot;', Type, &quot;&amp;[.E13]&amp;&quot; FROM Leaders WHERE Type = 'LEADER_&quot;&amp;UPPER([.E$2])&amp;&quot;';&quot;" office:value-type="string" office:string-value="INSERT INTO Leader_Flavors(FlavorType, LeaderType, Flavor) SELECT 'FLAVOR_VANGUARD', Type, 4 FROM Leaders WHERE Type = 'LEADER_ATTILA';" calcext:value-type="string">
            <text:p>INSERT INTO Leader_Flavors(FlavorType, LeaderType, Flavor) SELECT 'FLAVOR_VANGUARD', Type, 4 FROM Leaders WHERE Type = 'LEADER_ATTILA';</text:p>
          </table:table-cell>
          <table:table-cell table:style-name="ce197" table:formula="of:=&quot;INSERT INTO Leader_Flavors(FlavorType, LeaderType, Flavor) SELECT 'FLAVOR_&quot;&amp;UPPER([.$A13])&amp;&quot;', Type, &quot;&amp;[.F13]&amp;&quot; FROM Leaders WHERE Type = 'LEADER_&quot;&amp;UPPER([.F$2])&amp;&quot;';&quot;" office:value-type="string" office:string-value="INSERT INTO Leader_Flavors(FlavorType, LeaderType, Flavor) SELECT 'FLAVOR_VANGUARD', Type, 4 FROM Leaders WHERE Type = 'LEADER_AUGUSTUS';" calcext:value-type="string">
            <text:p>INSERT INTO Leader_Flavors(FlavorType, LeaderType, Flavor) SELECT 'FLAVOR_VANGUARD', Type, 4 FROM Leaders WHERE Type = 'LEADER_AUGUSTUS';</text:p>
          </table:table-cell>
          <table:table-cell table:style-name="ce197" table:formula="of:=&quot;INSERT INTO Leader_Flavors(FlavorType, LeaderType, Flavor) SELECT 'FLAVOR_&quot;&amp;UPPER([.$A13])&amp;&quot;', Type, &quot;&amp;[.G13]&amp;&quot; FROM Leaders WHERE Type = 'LEADER_&quot;&amp;UPPER([.G$2])&amp;&quot;';&quot;" office:value-type="string" office:string-value="INSERT INTO Leader_Flavors(FlavorType, LeaderType, Flavor) SELECT 'FLAVOR_VANGUARD', Type, 4 FROM Leaders WHERE Type = 'LEADER_GENGHIS_KHAN';" calcext:value-type="string">
            <text:p>INSERT INTO Leader_Flavors(FlavorType, LeaderType, Flavor) SELECT 'FLAVOR_VANGUARD', Type, 4 FROM Leaders WHERE Type = 'LEADER_GENGHIS_KHAN';</text:p>
          </table:table-cell>
          <table:table-cell table:style-name="ce197" table:formula="of:=&quot;INSERT INTO Leader_Flavors(FlavorType, LeaderType, Flavor) SELECT 'FLAVOR_&quot;&amp;UPPER([.$A13])&amp;&quot;', Type, &quot;&amp;[.H13]&amp;&quot; FROM Leaders WHERE Type = 'LEADER_&quot;&amp;UPPER([.H$2])&amp;&quot;';&quot;" office:value-type="string" office:string-value="INSERT INTO Leader_Flavors(FlavorType, LeaderType, Flavor) SELECT 'FLAVOR_VANGUARD', Type, 4 FROM Leaders WHERE Type = 'LEADER_HARALD';" calcext:value-type="string">
            <text:p>INSERT INTO Leader_Flavors(FlavorType, LeaderType, Flavor) SELECT 'FLAVOR_VANGUARD', Type, 4 FROM Leaders WHERE Type = 'LEADER_HARALD';</text:p>
          </table:table-cell>
          <table:table-cell table:style-name="ce197" table:formula="of:=&quot;INSERT INTO Leader_Flavors(FlavorType, LeaderType, Flavor) SELECT 'FLAVOR_&quot;&amp;UPPER([.$A13])&amp;&quot;', Type, &quot;&amp;[.I13]&amp;&quot; FROM Leaders WHERE Type = 'LEADER_&quot;&amp;UPPER([.I$2])&amp;&quot;';&quot;" office:value-type="string" office:string-value="INSERT INTO Leader_Flavors(FlavorType, LeaderType, Flavor) SELECT 'FLAVOR_VANGUARD', Type, 4 FROM Leaders WHERE Type = 'LEADER_ISABELLA';" calcext:value-type="string">
            <text:p>INSERT INTO Leader_Flavors(FlavorType, LeaderType, Flavor) SELECT 'FLAVOR_VANGUARD', Type, 4 FROM Leaders WHERE Type = 'LEADER_ISABELLA';</text:p>
          </table:table-cell>
          <table:table-cell table:style-name="ce197" table:formula="of:=&quot;INSERT INTO Leader_Flavors(FlavorType, LeaderType, Flavor) SELECT 'FLAVOR_&quot;&amp;UPPER([.$A13])&amp;&quot;', Type, &quot;&amp;[.J13]&amp;&quot; FROM Leaders WHERE Type = 'LEADER_&quot;&amp;UPPER([.J$2])&amp;&quot;';&quot;" office:value-type="string" office:string-value="INSERT INTO Leader_Flavors(FlavorType, LeaderType, Flavor) SELECT 'FLAVOR_VANGUARD', Type, 4 FROM Leaders WHERE Type = 'LEADER_NAPOLEON';" calcext:value-type="string">
            <text:p>INSERT INTO Leader_Flavors(FlavorType, LeaderType, Flavor) SELECT 'FLAVOR_VANGUARD', Type, 4 FROM Leaders WHERE Type = 'LEADER_NAPOLEON';</text:p>
          </table:table-cell>
          <table:table-cell table:style-name="ce197" table:formula="of:=&quot;INSERT INTO Leader_Flavors(FlavorType, LeaderType, Flavor) SELECT 'FLAVOR_&quot;&amp;UPPER([.$A13])&amp;&quot;', Type, &quot;&amp;[.K13]&amp;&quot; FROM Leaders WHERE Type = 'LEADER_&quot;&amp;UPPER([.K$2])&amp;&quot;';&quot;" office:value-type="string" office:string-value="INSERT INTO Leader_Flavors(FlavorType, LeaderType, Flavor) SELECT 'FLAVOR_VANGUARD', Type, 4 FROM Leaders WHERE Type = 'LEADER_ODA_NOBUNAGA';" calcext:value-type="string">
            <text:p>INSERT INTO Leader_Flavors(FlavorType, LeaderType, Flavor) SELECT 'FLAVOR_VANGUARD', Type, 4 FROM Leaders WHERE Type = 'LEADER_ODA_NOBUNAGA';</text:p>
          </table:table-cell>
          <table:table-cell table:style-name="ce197" table:formula="of:=&quot;INSERT INTO Leader_Flavors(FlavorType, LeaderType, Flavor) SELECT 'FLAVOR_&quot;&amp;UPPER([.$A13])&amp;&quot;', Type, &quot;&amp;[.L13]&amp;&quot; FROM Leaders WHERE Type = 'LEADER_&quot;&amp;UPPER([.L$2])&amp;&quot;';&quot;" office:value-type="string" office:string-value="INSERT INTO Leader_Flavors(FlavorType, LeaderType, Flavor) SELECT 'FLAVOR_VANGUARD', Type, 4 FROM Leaders WHERE Type = 'LEADER_ENRICO_DANDOLO';" calcext:value-type="string">
            <text:p>INSERT INTO Leader_Flavors(FlavorType, LeaderType, Flavor) SELECT 'FLAVOR_VANGUARD', Type, 4 FROM Leaders WHERE Type = 'LEADER_ENRICO_DANDOLO';</text:p>
          </table:table-cell>
          <table:table-cell table:style-name="ce197" table:formula="of:=&quot;INSERT INTO Leader_Flavors(FlavorType, LeaderType, Flavor) SELECT 'FLAVOR_&quot;&amp;UPPER([.$A13])&amp;&quot;', Type, &quot;&amp;[.M13]&amp;&quot; FROM Leaders WHERE Type = 'LEADER_&quot;&amp;UPPER([.M$2])&amp;&quot;';&quot;" office:value-type="string" office:string-value="INSERT INTO Leader_Flavors(FlavorType, LeaderType, Flavor) SELECT 'FLAVOR_VANGUARD', Type, 4 FROM Leaders WHERE Type = 'LEADER_SHAKA';" calcext:value-type="string">
            <text:p>INSERT INTO Leader_Flavors(FlavorType, LeaderType, Flavor) SELECT 'FLAVOR_VANGUARD', Type, 4 FROM Leaders WHERE Type = 'LEADER_SHAKA';</text:p>
          </table:table-cell>
          <table:table-cell table:style-name="ce197" table:formula="of:=&quot;INSERT INTO Leader_Flavors(FlavorType, LeaderType, Flavor) SELECT 'FLAVOR_&quot;&amp;UPPER([.$A13])&amp;&quot;', Type, &quot;&amp;[.N13]&amp;&quot; FROM Leaders WHERE Type = 'LEADER_&quot;&amp;UPPER([.N$2])&amp;&quot;';&quot;" office:value-type="string" office:string-value="INSERT INTO Leader_Flavors(FlavorType, LeaderType, Flavor) SELECT 'FLAVOR_VANGUARD', Type, 4 FROM Leaders WHERE Type = 'LEADER_COALITION';" calcext:value-type="string">
            <text:p>INSERT INTO Leader_Flavors(FlavorType, LeaderType, Flavor) SELECT 'FLAVOR_VANGUARD', Type, 4 FROM Leaders WHERE Type = 'LEADER_COALITION';</text:p>
          </table:table-cell>
          <table:table-cell table:style-name="ce197" table:formula="of:=&quot;INSERT INTO Leader_Flavors(FlavorType, LeaderType, Flavor) SELECT 'FLAVOR_&quot;&amp;UPPER([.$A13])&amp;&quot;', Type, &quot;&amp;[.O13]&amp;&quot; FROM Leaders WHERE Type = 'LEADER_&quot;&amp;UPPER([.O$2])&amp;&quot;';&quot;" office:value-type="string" office:string-value="INSERT INTO Leader_Flavors(FlavorType, LeaderType, Flavor) SELECT 'FLAVOR_VANGUARD', Type, 4 FROM Leaders WHERE Type = 'LEADER_ALEXANDER';" calcext:value-type="string">
            <text:p>INSERT INTO Leader_Flavors(FlavorType, LeaderType, Flavor) SELECT 'FLAVOR_VANGUARD', Type, 4 FROM Leaders WHERE Type = 'LEADER_ALEXANDER';</text:p>
          </table:table-cell>
          <table:table-cell table:style-name="ce197" table:formula="of:=&quot;INSERT INTO Leader_Flavors(FlavorType, LeaderType, Flavor) SELECT 'FLAVOR_&quot;&amp;UPPER([.$A13])&amp;&quot;', Type, &quot;&amp;[.P13]&amp;&quot; FROM Leaders WHERE Type = 'LEADER_&quot;&amp;UPPER([.P$2])&amp;&quot;';&quot;" office:value-type="string" office:string-value="INSERT INTO Leader_Flavors(FlavorType, LeaderType, Flavor) SELECT 'FLAVOR_VANGUARD', Type, 4 FROM Leaders WHERE Type = 'LEADER_BISMARCK';" calcext:value-type="string">
            <text:p>INSERT INTO Leader_Flavors(FlavorType, LeaderType, Flavor) SELECT 'FLAVOR_VANGUARD', Type, 4 FROM Leaders WHERE Type = 'LEADER_BISMARCK';</text:p>
          </table:table-cell>
          <table:table-cell table:style-name="ce197" table:formula="of:=&quot;INSERT INTO Leader_Flavors(FlavorType, LeaderType, Flavor) SELECT 'FLAVOR_&quot;&amp;UPPER([.$A13])&amp;&quot;', Type, &quot;&amp;[.Q13]&amp;&quot; FROM Leaders WHERE Type = 'LEADER_&quot;&amp;UPPER([.Q$2])&amp;&quot;';&quot;" office:value-type="string" office:string-value="INSERT INTO Leader_Flavors(FlavorType, LeaderType, Flavor) SELECT 'FLAVOR_VANGUARD', Type, 4 FROM Leaders WHERE Type = 'LEADER_CATHERINE';" calcext:value-type="string">
            <text:p>INSERT INTO Leader_Flavors(FlavorType, LeaderType, Flavor) SELECT 'FLAVOR_VANGUARD', Type, 4 FROM Leaders WHERE Type = 'LEADER_CATHERINE';</text:p>
          </table:table-cell>
          <table:table-cell table:style-name="ce197" table:formula="of:=&quot;INSERT INTO Leader_Flavors(FlavorType, LeaderType, Flavor) SELECT 'FLAVOR_&quot;&amp;UPPER([.$A13])&amp;&quot;', Type, &quot;&amp;[.R13]&amp;&quot; FROM Leaders WHERE Type = 'LEADER_&quot;&amp;UPPER([.R$2])&amp;&quot;';&quot;" office:value-type="string" office:string-value="INSERT INTO Leader_Flavors(FlavorType, LeaderType, Flavor) SELECT 'FLAVOR_VANGUARD', Type, 4 FROM Leaders WHERE Type = 'LEADER_ELIZABETH';" calcext:value-type="string">
            <text:p>INSERT INTO Leader_Flavors(FlavorType, LeaderType, Flavor) SELECT 'FLAVOR_VANGUARD', Type, 4 FROM Leaders WHERE Type = 'LEADER_ELIZABETH';</text:p>
          </table:table-cell>
          <table:table-cell table:style-name="ce197" table:formula="of:=&quot;INSERT INTO Leader_Flavors(FlavorType, LeaderType, Flavor) SELECT 'FLAVOR_&quot;&amp;UPPER([.$A13])&amp;&quot;', Type, &quot;&amp;[.S13]&amp;&quot; FROM Leaders WHERE Type = 'LEADER_&quot;&amp;UPPER([.S$2])&amp;&quot;';&quot;" office:value-type="string" office:string-value="INSERT INTO Leader_Flavors(FlavorType, LeaderType, Flavor) SELECT 'FLAVOR_VANGUARD', Type, 4 FROM Leaders WHERE Type = 'LEADER_GUSTAVUS_ADOLPHUS';" calcext:value-type="string">
            <text:p>INSERT INTO Leader_Flavors(FlavorType, LeaderType, Flavor) SELECT 'FLAVOR_VANGUARD', Type, 4 FROM Leaders WHERE Type = 'LEADER_GUSTAVUS_ADOLPHUS';</text:p>
          </table:table-cell>
          <table:table-cell table:style-name="ce197" table:formula="of:=&quot;INSERT INTO Leader_Flavors(FlavorType, LeaderType, Flavor) SELECT 'FLAVOR_&quot;&amp;UPPER([.$A13])&amp;&quot;', Type, &quot;&amp;[.T13]&amp;&quot; FROM Leaders WHERE Type = 'LEADER_&quot;&amp;UPPER([.T$2])&amp;&quot;';&quot;" office:value-type="string" office:string-value="INSERT INTO Leader_Flavors(FlavorType, LeaderType, Flavor) SELECT 'FLAVOR_VANGUARD', Type, 4 FROM Leaders WHERE Type = 'LEADER_HIAWATHA';" calcext:value-type="string">
            <text:p>INSERT INTO Leader_Flavors(FlavorType, LeaderType, Flavor) SELECT 'FLAVOR_VANGUARD', Type, 4 FROM Leaders WHERE Type = 'LEADER_HIAWATHA';</text:p>
          </table:table-cell>
          <table:table-cell table:style-name="ce197" table:formula="of:=&quot;INSERT INTO Leader_Flavors(FlavorType, LeaderType, Flavor) SELECT 'FLAVOR_&quot;&amp;UPPER([.$A13])&amp;&quot;', Type, &quot;&amp;[.U13]&amp;&quot; FROM Leaders WHERE Type = 'LEADER_&quot;&amp;UPPER([.U$2])&amp;&quot;';&quot;" office:value-type="string" office:string-value="INSERT INTO Leader_Flavors(FlavorType, LeaderType, Flavor) SELECT 'FLAVOR_VANGUARD', Type, 4 FROM Leaders WHERE Type = 'LEADER_MONTEZUMA';" calcext:value-type="string">
            <text:p>INSERT INTO Leader_Flavors(FlavorType, LeaderType, Flavor) SELECT 'FLAVOR_VANGUARD', Type, 4 FROM Leaders WHERE Type = 'LEADER_MONTEZUMA';</text:p>
          </table:table-cell>
          <table:table-cell table:style-name="ce197" table:formula="of:=&quot;INSERT INTO Leader_Flavors(FlavorType, LeaderType, Flavor) SELECT 'FLAVOR_&quot;&amp;UPPER([.$A13])&amp;&quot;', Type, &quot;&amp;[.V13]&amp;&quot; FROM Leaders WHERE Type = 'LEADER_&quot;&amp;UPPER([.V$2])&amp;&quot;';&quot;" office:value-type="string" office:string-value="INSERT INTO Leader_Flavors(FlavorType, LeaderType, Flavor) SELECT 'FLAVOR_VANGUARD', Type, 4 FROM Leaders WHERE Type = 'LEADER_THEODORA';" calcext:value-type="string">
            <text:p>INSERT INTO Leader_Flavors(FlavorType, LeaderType, Flavor) SELECT 'FLAVOR_VANGUARD', Type, 4 FROM Leaders WHERE Type = 'LEADER_THEODORA';</text:p>
          </table:table-cell>
          <table:table-cell table:style-name="ce197" table:formula="of:=&quot;INSERT INTO Leader_Flavors(FlavorType, LeaderType, Flavor) SELECT 'FLAVOR_&quot;&amp;UPPER([.$A13])&amp;&quot;', Type, &quot;&amp;[.W13]&amp;&quot; FROM Leaders WHERE Type = 'LEADER_&quot;&amp;UPPER([.W$2])&amp;&quot;';&quot;" office:value-type="string" office:string-value="INSERT INTO Leader_Flavors(FlavorType, LeaderType, Flavor) SELECT 'FLAVOR_VANGUARD', Type, 4 FROM Leaders WHERE Type = 'LEADER_GAJAH_MADA';" calcext:value-type="string">
            <text:p>INSERT INTO Leader_Flavors(FlavorType, LeaderType, Flavor) SELECT 'FLAVOR_VANGUARD', Type, 4 FROM Leaders WHERE Type = 'LEADER_GAJAH_MADA';</text:p>
          </table:table-cell>
          <table:table-cell table:style-name="ce197" table:formula="of:=&quot;INSERT INTO Leader_Flavors(FlavorType, LeaderType, Flavor) SELECT 'FLAVOR_&quot;&amp;UPPER([.$A13])&amp;&quot;', Type, &quot;&amp;[.X13]&amp;&quot; FROM Leaders WHERE Type = 'LEADER_&quot;&amp;UPPER([.X$2])&amp;&quot;';&quot;" office:value-type="string" office:string-value="INSERT INTO Leader_Flavors(FlavorType, LeaderType, Flavor) SELECT 'FLAVOR_VANGUARD', Type, 4 FROM Leaders WHERE Type = 'LEADER_CASIMIR';" calcext:value-type="string">
            <text:p>INSERT INTO Leader_Flavors(FlavorType, LeaderType, Flavor) SELECT 'FLAVOR_VANGUARD', Type, 4 FROM Leaders WHERE Type = 'LEADER_CASIMIR';</text:p>
          </table:table-cell>
          <table:table-cell table:style-name="ce197" table:formula="of:=&quot;INSERT INTO Leader_Flavors(FlavorType, LeaderType, Flavor) SELECT 'FLAVOR_&quot;&amp;UPPER([.$A13])&amp;&quot;', Type, &quot;&amp;[.Y13]&amp;&quot; FROM Leaders WHERE Type = 'LEADER_&quot;&amp;UPPER([.Y$2])&amp;&quot;';&quot;" office:value-type="string" office:string-value="INSERT INTO Leader_Flavors(FlavorType, LeaderType, Flavor) SELECT 'FLAVOR_VANGUARD', Type, 4 FROM Leaders WHERE Type = 'LEADER_WU_ZETIAN';" calcext:value-type="string">
            <text:p>INSERT INTO Leader_Flavors(FlavorType, LeaderType, Flavor) SELECT 'FLAVOR_VANGUARD', Type, 4 FROM Leaders WHERE Type = 'LEADER_WU_ZETIAN';</text:p>
          </table:table-cell>
          <table:table-cell table:style-name="ce197" table:formula="of:=&quot;INSERT INTO Leader_Flavors(FlavorType, LeaderType, Flavor) SELECT 'FLAVOR_&quot;&amp;UPPER([.$A13])&amp;&quot;', Type, &quot;&amp;[.Z13]&amp;&quot; FROM Leaders WHERE Type = 'LEADER_&quot;&amp;UPPER([.Z$2])&amp;&quot;';&quot;" office:value-type="string" office:string-value="INSERT INTO Leader_Flavors(FlavorType, LeaderType, Flavor) SELECT 'FLAVOR_VANGUARD', Type, 2 FROM Leaders WHERE Type = 'LEADER_DIPLOMAT';" calcext:value-type="string">
            <text:p>INSERT INTO Leader_Flavors(FlavorType, LeaderType, Flavor) SELECT 'FLAVOR_VANGUARD', Type, 2 FROM Leaders WHERE Type = 'LEADER_DIPLOMAT';</text:p>
          </table:table-cell>
          <table:table-cell table:style-name="ce197" table:formula="of:=&quot;INSERT INTO Leader_Flavors(FlavorType, LeaderType, Flavor) SELECT 'FLAVOR_&quot;&amp;UPPER([.$A13])&amp;&quot;', Type, &quot;&amp;[.AA13]&amp;&quot; FROM Leaders WHERE Type = 'LEADER_&quot;&amp;UPPER([.AA$2])&amp;&quot;';&quot;" office:value-type="string" office:string-value="INSERT INTO Leader_Flavors(FlavorType, LeaderType, Flavor) SELECT 'FLAVOR_VANGUARD', Type, 2 FROM Leaders WHERE Type = 'LEADER_GANDHI';" calcext:value-type="string">
            <text:p>INSERT INTO Leader_Flavors(FlavorType, LeaderType, Flavor) SELECT 'FLAVOR_VANGUARD', Type, 2 FROM Leaders WHERE Type = 'LEADER_GANDHI';</text:p>
          </table:table-cell>
          <table:table-cell table:style-name="ce197" table:formula="of:=&quot;INSERT INTO Leader_Flavors(FlavorType, LeaderType, Flavor) SELECT 'FLAVOR_&quot;&amp;UPPER([.$A13])&amp;&quot;', Type, &quot;&amp;[.AB13]&amp;&quot; FROM Leaders WHERE Type = 'LEADER_&quot;&amp;UPPER([.AB$2])&amp;&quot;';&quot;" office:value-type="string" office:string-value="INSERT INTO Leader_Flavors(FlavorType, LeaderType, Flavor) SELECT 'FLAVOR_VANGUARD', Type, 2 FROM Leaders WHERE Type = 'LEADER_SELASSIE';" calcext:value-type="string">
            <text:p>INSERT INTO Leader_Flavors(FlavorType, LeaderType, Flavor) SELECT 'FLAVOR_VANGUARD', Type, 2 FROM Leaders WHERE Type = 'LEADER_SELASSIE';</text:p>
          </table:table-cell>
          <table:table-cell table:style-name="ce197" table:formula="of:=&quot;INSERT INTO Leader_Flavors(FlavorType, LeaderType, Flavor) SELECT 'FLAVOR_&quot;&amp;UPPER([.$A13])&amp;&quot;', Type, &quot;&amp;[.AC13]&amp;&quot; FROM Leaders WHERE Type = 'LEADER_&quot;&amp;UPPER([.AC$2])&amp;&quot;';&quot;" office:value-type="string" office:string-value="INSERT INTO Leader_Flavors(FlavorType, LeaderType, Flavor) SELECT 'FLAVOR_VANGUARD', Type, 2 FROM Leaders WHERE Type = 'LEADER_KAMEHAMEHA';" calcext:value-type="string">
            <text:p>INSERT INTO Leader_Flavors(FlavorType, LeaderType, Flavor) SELECT 'FLAVOR_VANGUARD', Type, 2 FROM Leaders WHERE Type = 'LEADER_KAMEHAMEHA';</text:p>
          </table:table-cell>
          <table:table-cell table:style-name="ce197" table:formula="of:=&quot;INSERT INTO Leader_Flavors(FlavorType, LeaderType, Flavor) SELECT 'FLAVOR_&quot;&amp;UPPER([.$A13])&amp;&quot;', Type, &quot;&amp;[.AD13]&amp;&quot; FROM Leaders WHERE Type = 'LEADER_&quot;&amp;UPPER([.AD$2])&amp;&quot;';&quot;" office:value-type="string" office:string-value="INSERT INTO Leader_Flavors(FlavorType, LeaderType, Flavor) SELECT 'FLAVOR_VANGUARD', Type, 2 FROM Leaders WHERE Type = 'LEADER_MARIA_I';" calcext:value-type="string">
            <text:p>INSERT INTO Leader_Flavors(FlavorType, LeaderType, Flavor) SELECT 'FLAVOR_VANGUARD', Type, 2 FROM Leaders WHERE Type = 'LEADER_MARIA_I';</text:p>
          </table:table-cell>
          <table:table-cell table:style-name="ce197" table:formula="of:=&quot;INSERT INTO Leader_Flavors(FlavorType, LeaderType, Flavor) SELECT 'FLAVOR_&quot;&amp;UPPER([.$A13])&amp;&quot;', Type, &quot;&amp;[.AE13]&amp;&quot; FROM Leaders WHERE Type = 'LEADER_&quot;&amp;UPPER([.AE$2])&amp;&quot;';&quot;" office:value-type="string" office:string-value="INSERT INTO Leader_Flavors(FlavorType, LeaderType, Flavor) SELECT 'FLAVOR_VANGUARD', Type, 2 FROM Leaders WHERE Type = 'LEADER_PACHACUTI';" calcext:value-type="string">
            <text:p>INSERT INTO Leader_Flavors(FlavorType, LeaderType, Flavor) SELECT 'FLAVOR_VANGUARD', Type, 2 FROM Leaders WHERE Type = 'LEADER_PACHACUTI';</text:p>
          </table:table-cell>
          <table:table-cell table:style-name="ce197" table:formula="of:=&quot;INSERT INTO Leader_Flavors(FlavorType, LeaderType, Flavor) SELECT 'FLAVOR_&quot;&amp;UPPER([.$A13])&amp;&quot;', Type, &quot;&amp;[.AF13]&amp;&quot; FROM Leaders WHERE Type = 'LEADER_&quot;&amp;UPPER([.AF$2])&amp;&quot;';&quot;" office:value-type="string" office:string-value="INSERT INTO Leader_Flavors(FlavorType, LeaderType, Flavor) SELECT 'FLAVOR_VANGUARD', Type, 2 FROM Leaders WHERE Type = 'LEADER_RAMESSES';" calcext:value-type="string">
            <text:p>INSERT INTO Leader_Flavors(FlavorType, LeaderType, Flavor) SELECT 'FLAVOR_VANGUARD', Type, 2 FROM Leaders WHERE Type = 'LEADER_RAMESSES';</text:p>
          </table:table-cell>
          <table:table-cell table:style-name="ce197" table:formula="of:=&quot;INSERT INTO Leader_Flavors(FlavorType, LeaderType, Flavor) SELECT 'FLAVOR_&quot;&amp;UPPER([.$A13])&amp;&quot;', Type, &quot;&amp;[.AG13]&amp;&quot; FROM Leaders WHERE Type = 'LEADER_&quot;&amp;UPPER([.AG$2])&amp;&quot;';&quot;" office:value-type="string" office:string-value="INSERT INTO Leader_Flavors(FlavorType, LeaderType, Flavor) SELECT 'FLAVOR_VANGUARD', Type, 2 FROM Leaders WHERE Type = 'LEADER_RAMKHAMHAENG';" calcext:value-type="string">
            <text:p>INSERT INTO Leader_Flavors(FlavorType, LeaderType, Flavor) SELECT 'FLAVOR_VANGUARD', Type, 2 FROM Leaders WHERE Type = 'LEADER_RAMKHAMHAENG';</text:p>
          </table:table-cell>
          <table:table-cell table:style-name="ce197" table:formula="of:=&quot;INSERT INTO Leader_Flavors(FlavorType, LeaderType, Flavor) SELECT 'FLAVOR_&quot;&amp;UPPER([.$A13])&amp;&quot;', Type, &quot;&amp;[.AH13]&amp;&quot; FROM Leaders WHERE Type = 'LEADER_&quot;&amp;UPPER([.AH$2])&amp;&quot;';&quot;" office:value-type="string" office:string-value="INSERT INTO Leader_Flavors(FlavorType, LeaderType, Flavor) SELECT 'FLAVOR_VANGUARD', Type, 2 FROM Leaders WHERE Type = 'LEADER_PEDRO';" calcext:value-type="string">
            <text:p>INSERT INTO Leader_Flavors(FlavorType, LeaderType, Flavor) SELECT 'FLAVOR_VANGUARD', Type, 2 FROM Leaders WHERE Type = 'LEADER_PEDRO';</text:p>
          </table:table-cell>
          <table:table-cell table:style-name="ce197" table:formula="of:=&quot;INSERT INTO Leader_Flavors(FlavorType, LeaderType, Flavor) SELECT 'FLAVOR_&quot;&amp;UPPER([.$A13])&amp;&quot;', Type, &quot;&amp;[.AI13]&amp;&quot; FROM Leaders WHERE Type = 'LEADER_&quot;&amp;UPPER([.AI$2])&amp;&quot;';&quot;" office:value-type="string" office:string-value="INSERT INTO Leader_Flavors(FlavorType, LeaderType, Flavor) SELECT 'FLAVOR_VANGUARD', Type, 2 FROM Leaders WHERE Type = 'LEADER_AHMAD_ALMANSUR';" calcext:value-type="string">
            <text:p>INSERT INTO Leader_Flavors(FlavorType, LeaderType, Flavor) SELECT 'FLAVOR_VANGUARD', Type, 2 FROM Leaders WHERE Type = 'LEADER_AHMAD_ALMANSUR';</text:p>
          </table:table-cell>
          <table:table-cell table:style-name="ce197" table:formula="of:=&quot;INSERT INTO Leader_Flavors(FlavorType, LeaderType, Flavor) SELECT 'FLAVOR_&quot;&amp;UPPER([.$A13])&amp;&quot;', Type, &quot;&amp;[.AJ13]&amp;&quot; FROM Leaders WHERE Type = 'LEADER_&quot;&amp;UPPER([.AJ$2])&amp;&quot;';&quot;" office:value-type="string" office:string-value="INSERT INTO Leader_Flavors(FlavorType, LeaderType, Flavor) SELECT 'FLAVOR_VANGUARD', Type, 2 FROM Leaders WHERE Type = 'LEADER_SEJONG';" calcext:value-type="string">
            <text:p>INSERT INTO Leader_Flavors(FlavorType, LeaderType, Flavor) SELECT 'FLAVOR_VANGUARD', Type, 2 FROM Leaders WHERE Type = 'LEADER_SEJONG';</text:p>
          </table:table-cell>
          <table:table-cell table:style-name="ce197" table:formula="of:=&quot;INSERT INTO Leader_Flavors(FlavorType, LeaderType, Flavor) SELECT 'FLAVOR_&quot;&amp;UPPER([.$A13])&amp;&quot;', Type, &quot;&amp;[.AK13]&amp;&quot; FROM Leaders WHERE Type = 'LEADER_&quot;&amp;UPPER([.AK$2])&amp;&quot;';&quot;" office:value-type="string" office:string-value="INSERT INTO Leader_Flavors(FlavorType, LeaderType, Flavor) SELECT 'FLAVOR_VANGUARD', Type, 2 FROM Leaders WHERE Type = 'LEADER_EXPANSIONIST';" calcext:value-type="string">
            <text:p>INSERT INTO Leader_Flavors(FlavorType, LeaderType, Flavor) SELECT 'FLAVOR_VANGUARD', Type, 2 FROM Leaders WHERE Type = 'LEADER_EXPANSIONIST';</text:p>
          </table:table-cell>
          <table:table-cell table:style-name="ce197" table:formula="of:=&quot;INSERT INTO Leader_Flavors(FlavorType, LeaderType, Flavor) SELECT 'FLAVOR_&quot;&amp;UPPER([.$A13])&amp;&quot;', Type, &quot;&amp;[.AL13]&amp;&quot; FROM Leaders WHERE Type = 'LEADER_&quot;&amp;UPPER([.AL$2])&amp;&quot;';&quot;" office:value-type="string" office:string-value="INSERT INTO Leader_Flavors(FlavorType, LeaderType, Flavor) SELECT 'FLAVOR_VANGUARD', Type, 2 FROM Leaders WHERE Type = 'LEADER_BOUDICCA';" calcext:value-type="string">
            <text:p>INSERT INTO Leader_Flavors(FlavorType, LeaderType, Flavor) SELECT 'FLAVOR_VANGUARD', Type, 2 FROM Leaders WHERE Type = 'LEADER_BOUDICCA';</text:p>
          </table:table-cell>
          <table:table-cell table:style-name="ce197" table:formula="of:=&quot;INSERT INTO Leader_Flavors(FlavorType, LeaderType, Flavor) SELECT 'FLAVOR_&quot;&amp;UPPER([.$A13])&amp;&quot;', Type, &quot;&amp;[.AM13]&amp;&quot; FROM Leaders WHERE Type = 'LEADER_&quot;&amp;UPPER([.AM$2])&amp;&quot;';&quot;" office:value-type="string" office:string-value="INSERT INTO Leader_Flavors(FlavorType, LeaderType, Flavor) SELECT 'FLAVOR_VANGUARD', Type, 2 FROM Leaders WHERE Type = 'LEADER_DARIUS';" calcext:value-type="string">
            <text:p>INSERT INTO Leader_Flavors(FlavorType, LeaderType, Flavor) SELECT 'FLAVOR_VANGUARD', Type, 2 FROM Leaders WHERE Type = 'LEADER_DARIUS';</text:p>
          </table:table-cell>
          <table:table-cell table:style-name="ce197" table:formula="of:=&quot;INSERT INTO Leader_Flavors(FlavorType, LeaderType, Flavor) SELECT 'FLAVOR_&quot;&amp;UPPER([.$A13])&amp;&quot;', Type, &quot;&amp;[.AN13]&amp;&quot; FROM Leaders WHERE Type = 'LEADER_&quot;&amp;UPPER([.AN$2])&amp;&quot;';&quot;" office:value-type="string" office:string-value="INSERT INTO Leader_Flavors(FlavorType, LeaderType, Flavor) SELECT 'FLAVOR_VANGUARD', Type, 2 FROM Leaders WHERE Type = 'LEADER_DIDO';" calcext:value-type="string">
            <text:p>INSERT INTO Leader_Flavors(FlavorType, LeaderType, Flavor) SELECT 'FLAVOR_VANGUARD', Type, 2 FROM Leaders WHERE Type = 'LEADER_DIDO';</text:p>
          </table:table-cell>
          <table:table-cell table:style-name="ce197" table:formula="of:=&quot;INSERT INTO Leader_Flavors(FlavorType, LeaderType, Flavor) SELECT 'FLAVOR_&quot;&amp;UPPER([.$A13])&amp;&quot;', Type, &quot;&amp;[.AO13]&amp;&quot; FROM Leaders WHERE Type = 'LEADER_&quot;&amp;UPPER([.AO$2])&amp;&quot;';&quot;" office:value-type="string" office:string-value="INSERT INTO Leader_Flavors(FlavorType, LeaderType, Flavor) SELECT 'FLAVOR_VANGUARD', Type, 2 FROM Leaders WHERE Type = 'LEADER_HARUN_AL_RASHID';" calcext:value-type="string">
            <text:p>INSERT INTO Leader_Flavors(FlavorType, LeaderType, Flavor) SELECT 'FLAVOR_VANGUARD', Type, 2 FROM Leaders WHERE Type = 'LEADER_HARUN_AL_RASHID';</text:p>
          </table:table-cell>
          <table:table-cell table:style-name="ce197" table:formula="of:=&quot;INSERT INTO Leader_Flavors(FlavorType, LeaderType, Flavor) SELECT 'FLAVOR_&quot;&amp;UPPER([.$A13])&amp;&quot;', Type, &quot;&amp;[.AP13]&amp;&quot; FROM Leaders WHERE Type = 'LEADER_&quot;&amp;UPPER([.AP$2])&amp;&quot;';&quot;" office:value-type="string" office:string-value="INSERT INTO Leader_Flavors(FlavorType, LeaderType, Flavor) SELECT 'FLAVOR_VANGUARD', Type, 2 FROM Leaders WHERE Type = 'LEADER_NEBUCHADNEZZAR';" calcext:value-type="string">
            <text:p>INSERT INTO Leader_Flavors(FlavorType, LeaderType, Flavor) SELECT 'FLAVOR_VANGUARD', Type, 2 FROM Leaders WHERE Type = 'LEADER_NEBUCHADNEZZAR';</text:p>
          </table:table-cell>
          <table:table-cell table:style-name="ce197" table:formula="of:=&quot;INSERT INTO Leader_Flavors(FlavorType, LeaderType, Flavor) SELECT 'FLAVOR_&quot;&amp;UPPER([.$A13])&amp;&quot;', Type, &quot;&amp;[.AQ13]&amp;&quot; FROM Leaders WHERE Type = 'LEADER_&quot;&amp;UPPER([.AQ$2])&amp;&quot;';&quot;" office:value-type="string" office:string-value="INSERT INTO Leader_Flavors(FlavorType, LeaderType, Flavor) SELECT 'FLAVOR_VANGUARD', Type, 2 FROM Leaders WHERE Type = 'LEADER_PACAL';" calcext:value-type="string">
            <text:p>INSERT INTO Leader_Flavors(FlavorType, LeaderType, Flavor) SELECT 'FLAVOR_VANGUARD', Type, 2 FROM Leaders WHERE Type = 'LEADER_PACAL';</text:p>
          </table:table-cell>
          <table:table-cell table:style-name="ce197" table:formula="of:=&quot;INSERT INTO Leader_Flavors(FlavorType, LeaderType, Flavor) SELECT 'FLAVOR_&quot;&amp;UPPER([.$A13])&amp;&quot;', Type, &quot;&amp;[.AR13]&amp;&quot; FROM Leaders WHERE Type = 'LEADER_&quot;&amp;UPPER([.AR$2])&amp;&quot;';&quot;" office:value-type="string" office:string-value="INSERT INTO Leader_Flavors(FlavorType, LeaderType, Flavor) SELECT 'FLAVOR_VANGUARD', Type, 2 FROM Leaders WHERE Type = 'LEADER_SULEIMAN';" calcext:value-type="string">
            <text:p>INSERT INTO Leader_Flavors(FlavorType, LeaderType, Flavor) SELECT 'FLAVOR_VANGUARD', Type, 2 FROM Leaders WHERE Type = 'LEADER_SULEIMAN';</text:p>
          </table:table-cell>
          <table:table-cell table:style-name="ce197" table:formula="of:=&quot;INSERT INTO Leader_Flavors(FlavorType, LeaderType, Flavor) SELECT 'FLAVOR_&quot;&amp;UPPER([.$A13])&amp;&quot;', Type, &quot;&amp;[.AS13]&amp;&quot; FROM Leaders WHERE Type = 'LEADER_&quot;&amp;UPPER([.AS$2])&amp;&quot;';&quot;" office:value-type="string" office:string-value="INSERT INTO Leader_Flavors(FlavorType, LeaderType, Flavor) SELECT 'FLAVOR_VANGUARD', Type, 2 FROM Leaders WHERE Type = 'LEADER_WASHINGTON';" calcext:value-type="string">
            <text:p>INSERT INTO Leader_Flavors(FlavorType, LeaderType, Flavor) SELECT 'FLAVOR_VANGUARD', Type, 2 FROM Leaders WHERE Type = 'LEADER_WASHINGTON';</text:p>
          </table:table-cell>
          <table:table-cell table:style-name="ce197" table:formula="of:=&quot;INSERT INTO Leader_Flavors(FlavorType, LeaderType, Flavor) SELECT 'FLAVOR_&quot;&amp;UPPER([.$A13])&amp;&quot;', Type, &quot;&amp;[.AT13]&amp;&quot; FROM Leaders WHERE Type = 'LEADER_&quot;&amp;UPPER([.AT$2])&amp;&quot;';&quot;" office:value-type="string" office:string-value="INSERT INTO Leader_Flavors(FlavorType, LeaderType, Flavor) SELECT 'FLAVOR_VANGUARD', Type, 2 FROM Leaders WHERE Type = 'LEADER_MARIA';" calcext:value-type="string">
            <text:p>INSERT INTO Leader_Flavors(FlavorType, LeaderType, Flavor) SELECT 'FLAVOR_VANGUARD', Type, 2 FROM Leaders WHERE Type = 'LEADER_MARIA';</text:p>
          </table:table-cell>
          <table:table-cell table:style-name="ce197" table:formula="of:=&quot;INSERT INTO Leader_Flavors(FlavorType, LeaderType, Flavor) SELECT 'FLAVOR_&quot;&amp;UPPER([.$A13])&amp;&quot;', Type, &quot;&amp;[.AU13]&amp;&quot; FROM Leaders WHERE Type = 'LEADER_&quot;&amp;UPPER([.AU$2])&amp;&quot;';&quot;" office:value-type="string" office:string-value="INSERT INTO Leader_Flavors(FlavorType, LeaderType, Flavor) SELECT 'FLAVOR_VANGUARD', Type, 2 FROM Leaders WHERE Type = 'LEADER_POCATELLO';" calcext:value-type="string">
            <text:p>INSERT INTO Leader_Flavors(FlavorType, LeaderType, Flavor) SELECT 'FLAVOR_VANGUARD', Type, 2 FROM Leaders WHERE Type = 'LEADER_POCATELLO';</text:p>
          </table:table-cell>
          <table:table-cell table:style-name="ce197" table:formula="of:=&quot;INSERT INTO Leader_Flavors(FlavorType, LeaderType, Flavor) SELECT 'FLAVOR_&quot;&amp;UPPER([.$A13])&amp;&quot;', Type, &quot;&amp;[.AV13]&amp;&quot; FROM Leaders WHERE Type = 'LEADER_&quot;&amp;UPPER([.AV$2])&amp;&quot;';&quot;" office:value-type="string" office:string-value="INSERT INTO Leader_Flavors(FlavorType, LeaderType, Flavor) SELECT 'FLAVOR_VANGUARD', Type, 2 FROM Leaders WHERE Type = 'LEADER_WILLIAM';" calcext:value-type="string">
            <text:p>INSERT INTO Leader_Flavors(FlavorType, LeaderType, Flavor) SELECT 'FLAVOR_VANGUARD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4])&amp;&quot;', Type, &quot;&amp;[.C14]&amp;&quot; FROM Leaders WHERE Type = 'LEADER_&quot;&amp;UPPER([.C$2])&amp;&quot;';&quot;" office:value-type="string" office:string-value="INSERT INTO Leader_Flavors(FlavorType, LeaderType, Flavor) SELECT 'FLAVOR_RANGED', Type, 4 FROM Leaders WHERE Type = 'LEADER_ASHURBANIPAL';" calcext:value-type="string">
            <text:p>INSERT INTO Leader_Flavors(FlavorType, LeaderType, Flavor) SELECT 'FLAVOR_RANGED', Type, 4 FROM Leaders WHERE Type = 'LEADER_ASHURBANIPAL';</text:p>
          </table:table-cell>
          <table:table-cell table:style-name="ce197" table:formula="of:=&quot;INSERT INTO Leader_Flavors(FlavorType, LeaderType, Flavor) SELECT 'FLAVOR_&quot;&amp;UPPER([.$A14])&amp;&quot;', Type, &quot;&amp;[.D14]&amp;&quot; FROM Leaders WHERE Type = 'LEADER_&quot;&amp;UPPER([.D$2])&amp;&quot;';&quot;" office:value-type="string" office:string-value="INSERT INTO Leader_Flavors(FlavorType, LeaderType, Flavor) SELECT 'FLAVOR_RANGED', Type, 4 FROM Leaders WHERE Type = 'LEADER_ASKIA';" calcext:value-type="string">
            <text:p>INSERT INTO Leader_Flavors(FlavorType, LeaderType, Flavor) SELECT 'FLAVOR_RANGED', Type, 4 FROM Leaders WHERE Type = 'LEADER_ASKIA';</text:p>
          </table:table-cell>
          <table:table-cell table:style-name="ce197" table:formula="of:=&quot;INSERT INTO Leader_Flavors(FlavorType, LeaderType, Flavor) SELECT 'FLAVOR_&quot;&amp;UPPER([.$A14])&amp;&quot;', Type, &quot;&amp;[.E14]&amp;&quot; FROM Leaders WHERE Type = 'LEADER_&quot;&amp;UPPER([.E$2])&amp;&quot;';&quot;" office:value-type="string" office:string-value="INSERT INTO Leader_Flavors(FlavorType, LeaderType, Flavor) SELECT 'FLAVOR_RANGED', Type, 4 FROM Leaders WHERE Type = 'LEADER_ATTILA';" calcext:value-type="string">
            <text:p>INSERT INTO Leader_Flavors(FlavorType, LeaderType, Flavor) SELECT 'FLAVOR_RANGED', Type, 4 FROM Leaders WHERE Type = 'LEADER_ATTILA';</text:p>
          </table:table-cell>
          <table:table-cell table:style-name="ce197" table:formula="of:=&quot;INSERT INTO Leader_Flavors(FlavorType, LeaderType, Flavor) SELECT 'FLAVOR_&quot;&amp;UPPER([.$A14])&amp;&quot;', Type, &quot;&amp;[.F14]&amp;&quot; FROM Leaders WHERE Type = 'LEADER_&quot;&amp;UPPER([.F$2])&amp;&quot;';&quot;" office:value-type="string" office:string-value="INSERT INTO Leader_Flavors(FlavorType, LeaderType, Flavor) SELECT 'FLAVOR_RANGED', Type, 4 FROM Leaders WHERE Type = 'LEADER_AUGUSTUS';" calcext:value-type="string">
            <text:p>INSERT INTO Leader_Flavors(FlavorType, LeaderType, Flavor) SELECT 'FLAVOR_RANGED', Type, 4 FROM Leaders WHERE Type = 'LEADER_AUGUSTUS';</text:p>
          </table:table-cell>
          <table:table-cell table:style-name="ce197" table:formula="of:=&quot;INSERT INTO Leader_Flavors(FlavorType, LeaderType, Flavor) SELECT 'FLAVOR_&quot;&amp;UPPER([.$A14])&amp;&quot;', Type, &quot;&amp;[.G14]&amp;&quot; FROM Leaders WHERE Type = 'LEADER_&quot;&amp;UPPER([.G$2])&amp;&quot;';&quot;" office:value-type="string" office:string-value="INSERT INTO Leader_Flavors(FlavorType, LeaderType, Flavor) SELECT 'FLAVOR_RANGED', Type, 4 FROM Leaders WHERE Type = 'LEADER_GENGHIS_KHAN';" calcext:value-type="string">
            <text:p>INSERT INTO Leader_Flavors(FlavorType, LeaderType, Flavor) SELECT 'FLAVOR_RANGED', Type, 4 FROM Leaders WHERE Type = 'LEADER_GENGHIS_KHAN';</text:p>
          </table:table-cell>
          <table:table-cell table:style-name="ce197" table:formula="of:=&quot;INSERT INTO Leader_Flavors(FlavorType, LeaderType, Flavor) SELECT 'FLAVOR_&quot;&amp;UPPER([.$A14])&amp;&quot;', Type, &quot;&amp;[.H14]&amp;&quot; FROM Leaders WHERE Type = 'LEADER_&quot;&amp;UPPER([.H$2])&amp;&quot;';&quot;" office:value-type="string" office:string-value="INSERT INTO Leader_Flavors(FlavorType, LeaderType, Flavor) SELECT 'FLAVOR_RANGED', Type, 4 FROM Leaders WHERE Type = 'LEADER_HARALD';" calcext:value-type="string">
            <text:p>INSERT INTO Leader_Flavors(FlavorType, LeaderType, Flavor) SELECT 'FLAVOR_RANGED', Type, 4 FROM Leaders WHERE Type = 'LEADER_HARALD';</text:p>
          </table:table-cell>
          <table:table-cell table:style-name="ce197" table:formula="of:=&quot;INSERT INTO Leader_Flavors(FlavorType, LeaderType, Flavor) SELECT 'FLAVOR_&quot;&amp;UPPER([.$A14])&amp;&quot;', Type, &quot;&amp;[.I14]&amp;&quot; FROM Leaders WHERE Type = 'LEADER_&quot;&amp;UPPER([.I$2])&amp;&quot;';&quot;" office:value-type="string" office:string-value="INSERT INTO Leader_Flavors(FlavorType, LeaderType, Flavor) SELECT 'FLAVOR_RANGED', Type, 4 FROM Leaders WHERE Type = 'LEADER_ISABELLA';" calcext:value-type="string">
            <text:p>INSERT INTO Leader_Flavors(FlavorType, LeaderType, Flavor) SELECT 'FLAVOR_RANGED', Type, 4 FROM Leaders WHERE Type = 'LEADER_ISABELLA';</text:p>
          </table:table-cell>
          <table:table-cell table:style-name="ce197" table:formula="of:=&quot;INSERT INTO Leader_Flavors(FlavorType, LeaderType, Flavor) SELECT 'FLAVOR_&quot;&amp;UPPER([.$A14])&amp;&quot;', Type, &quot;&amp;[.J14]&amp;&quot; FROM Leaders WHERE Type = 'LEADER_&quot;&amp;UPPER([.J$2])&amp;&quot;';&quot;" office:value-type="string" office:string-value="INSERT INTO Leader_Flavors(FlavorType, LeaderType, Flavor) SELECT 'FLAVOR_RANGED', Type, 4 FROM Leaders WHERE Type = 'LEADER_NAPOLEON';" calcext:value-type="string">
            <text:p>INSERT INTO Leader_Flavors(FlavorType, LeaderType, Flavor) SELECT 'FLAVOR_RANGED', Type, 4 FROM Leaders WHERE Type = 'LEADER_NAPOLEON';</text:p>
          </table:table-cell>
          <table:table-cell table:style-name="ce197" table:formula="of:=&quot;INSERT INTO Leader_Flavors(FlavorType, LeaderType, Flavor) SELECT 'FLAVOR_&quot;&amp;UPPER([.$A14])&amp;&quot;', Type, &quot;&amp;[.K14]&amp;&quot; FROM Leaders WHERE Type = 'LEADER_&quot;&amp;UPPER([.K$2])&amp;&quot;';&quot;" office:value-type="string" office:string-value="INSERT INTO Leader_Flavors(FlavorType, LeaderType, Flavor) SELECT 'FLAVOR_RANGED', Type, 4 FROM Leaders WHERE Type = 'LEADER_ODA_NOBUNAGA';" calcext:value-type="string">
            <text:p>INSERT INTO Leader_Flavors(FlavorType, LeaderType, Flavor) SELECT 'FLAVOR_RANGED', Type, 4 FROM Leaders WHERE Type = 'LEADER_ODA_NOBUNAGA';</text:p>
          </table:table-cell>
          <table:table-cell table:style-name="ce197" table:formula="of:=&quot;INSERT INTO Leader_Flavors(FlavorType, LeaderType, Flavor) SELECT 'FLAVOR_&quot;&amp;UPPER([.$A14])&amp;&quot;', Type, &quot;&amp;[.L14]&amp;&quot; FROM Leaders WHERE Type = 'LEADER_&quot;&amp;UPPER([.L$2])&amp;&quot;';&quot;" office:value-type="string" office:string-value="INSERT INTO Leader_Flavors(FlavorType, LeaderType, Flavor) SELECT 'FLAVOR_RANGED', Type, 4 FROM Leaders WHERE Type = 'LEADER_ENRICO_DANDOLO';" calcext:value-type="string">
            <text:p>INSERT INTO Leader_Flavors(FlavorType, LeaderType, Flavor) SELECT 'FLAVOR_RANGED', Type, 4 FROM Leaders WHERE Type = 'LEADER_ENRICO_DANDOLO';</text:p>
          </table:table-cell>
          <table:table-cell table:style-name="ce197" table:formula="of:=&quot;INSERT INTO Leader_Flavors(FlavorType, LeaderType, Flavor) SELECT 'FLAVOR_&quot;&amp;UPPER([.$A14])&amp;&quot;', Type, &quot;&amp;[.M14]&amp;&quot; FROM Leaders WHERE Type = 'LEADER_&quot;&amp;UPPER([.M$2])&amp;&quot;';&quot;" office:value-type="string" office:string-value="INSERT INTO Leader_Flavors(FlavorType, LeaderType, Flavor) SELECT 'FLAVOR_RANGED', Type, 4 FROM Leaders WHERE Type = 'LEADER_SHAKA';" calcext:value-type="string">
            <text:p>INSERT INTO Leader_Flavors(FlavorType, LeaderType, Flavor) SELECT 'FLAVOR_RANGED', Type, 4 FROM Leaders WHERE Type = 'LEADER_SHAKA';</text:p>
          </table:table-cell>
          <table:table-cell table:style-name="ce197" table:formula="of:=&quot;INSERT INTO Leader_Flavors(FlavorType, LeaderType, Flavor) SELECT 'FLAVOR_&quot;&amp;UPPER([.$A14])&amp;&quot;', Type, &quot;&amp;[.N14]&amp;&quot; FROM Leaders WHERE Type = 'LEADER_&quot;&amp;UPPER([.N$2])&amp;&quot;';&quot;" office:value-type="string" office:string-value="INSERT INTO Leader_Flavors(FlavorType, LeaderType, Flavor) SELECT 'FLAVOR_RANGED', Type, 4 FROM Leaders WHERE Type = 'LEADER_COALITION';" calcext:value-type="string">
            <text:p>INSERT INTO Leader_Flavors(FlavorType, LeaderType, Flavor) SELECT 'FLAVOR_RANGED', Type, 4 FROM Leaders WHERE Type = 'LEADER_COALITION';</text:p>
          </table:table-cell>
          <table:table-cell table:style-name="ce197" table:formula="of:=&quot;INSERT INTO Leader_Flavors(FlavorType, LeaderType, Flavor) SELECT 'FLAVOR_&quot;&amp;UPPER([.$A14])&amp;&quot;', Type, &quot;&amp;[.O14]&amp;&quot; FROM Leaders WHERE Type = 'LEADER_&quot;&amp;UPPER([.O$2])&amp;&quot;';&quot;" office:value-type="string" office:string-value="INSERT INTO Leader_Flavors(FlavorType, LeaderType, Flavor) SELECT 'FLAVOR_RANGED', Type, 4 FROM Leaders WHERE Type = 'LEADER_ALEXANDER';" calcext:value-type="string">
            <text:p>INSERT INTO Leader_Flavors(FlavorType, LeaderType, Flavor) SELECT 'FLAVOR_RANGED', Type, 4 FROM Leaders WHERE Type = 'LEADER_ALEXANDER';</text:p>
          </table:table-cell>
          <table:table-cell table:style-name="ce197" table:formula="of:=&quot;INSERT INTO Leader_Flavors(FlavorType, LeaderType, Flavor) SELECT 'FLAVOR_&quot;&amp;UPPER([.$A14])&amp;&quot;', Type, &quot;&amp;[.P14]&amp;&quot; FROM Leaders WHERE Type = 'LEADER_&quot;&amp;UPPER([.P$2])&amp;&quot;';&quot;" office:value-type="string" office:string-value="INSERT INTO Leader_Flavors(FlavorType, LeaderType, Flavor) SELECT 'FLAVOR_RANGED', Type, 4 FROM Leaders WHERE Type = 'LEADER_BISMARCK';" calcext:value-type="string">
            <text:p>INSERT INTO Leader_Flavors(FlavorType, LeaderType, Flavor) SELECT 'FLAVOR_RANGED', Type, 4 FROM Leaders WHERE Type = 'LEADER_BISMARCK';</text:p>
          </table:table-cell>
          <table:table-cell table:style-name="ce197" table:formula="of:=&quot;INSERT INTO Leader_Flavors(FlavorType, LeaderType, Flavor) SELECT 'FLAVOR_&quot;&amp;UPPER([.$A14])&amp;&quot;', Type, &quot;&amp;[.Q14]&amp;&quot; FROM Leaders WHERE Type = 'LEADER_&quot;&amp;UPPER([.Q$2])&amp;&quot;';&quot;" office:value-type="string" office:string-value="INSERT INTO Leader_Flavors(FlavorType, LeaderType, Flavor) SELECT 'FLAVOR_RANGED', Type, 4 FROM Leaders WHERE Type = 'LEADER_CATHERINE';" calcext:value-type="string">
            <text:p>INSERT INTO Leader_Flavors(FlavorType, LeaderType, Flavor) SELECT 'FLAVOR_RANGED', Type, 4 FROM Leaders WHERE Type = 'LEADER_CATHERINE';</text:p>
          </table:table-cell>
          <table:table-cell table:style-name="ce197" table:formula="of:=&quot;INSERT INTO Leader_Flavors(FlavorType, LeaderType, Flavor) SELECT 'FLAVOR_&quot;&amp;UPPER([.$A14])&amp;&quot;', Type, &quot;&amp;[.R14]&amp;&quot; FROM Leaders WHERE Type = 'LEADER_&quot;&amp;UPPER([.R$2])&amp;&quot;';&quot;" office:value-type="string" office:string-value="INSERT INTO Leader_Flavors(FlavorType, LeaderType, Flavor) SELECT 'FLAVOR_RANGED', Type, 4 FROM Leaders WHERE Type = 'LEADER_ELIZABETH';" calcext:value-type="string">
            <text:p>INSERT INTO Leader_Flavors(FlavorType, LeaderType, Flavor) SELECT 'FLAVOR_RANGED', Type, 4 FROM Leaders WHERE Type = 'LEADER_ELIZABETH';</text:p>
          </table:table-cell>
          <table:table-cell table:style-name="ce197" table:formula="of:=&quot;INSERT INTO Leader_Flavors(FlavorType, LeaderType, Flavor) SELECT 'FLAVOR_&quot;&amp;UPPER([.$A14])&amp;&quot;', Type, &quot;&amp;[.S14]&amp;&quot; FROM Leaders WHERE Type = 'LEADER_&quot;&amp;UPPER([.S$2])&amp;&quot;';&quot;" office:value-type="string" office:string-value="INSERT INTO Leader_Flavors(FlavorType, LeaderType, Flavor) SELECT 'FLAVOR_RANGED', Type, 4 FROM Leaders WHERE Type = 'LEADER_GUSTAVUS_ADOLPHUS';" calcext:value-type="string">
            <text:p>INSERT INTO Leader_Flavors(FlavorType, LeaderType, Flavor) SELECT 'FLAVOR_RANGED', Type, 4 FROM Leaders WHERE Type = 'LEADER_GUSTAVUS_ADOLPHUS';</text:p>
          </table:table-cell>
          <table:table-cell table:style-name="ce197" table:formula="of:=&quot;INSERT INTO Leader_Flavors(FlavorType, LeaderType, Flavor) SELECT 'FLAVOR_&quot;&amp;UPPER([.$A14])&amp;&quot;', Type, &quot;&amp;[.T14]&amp;&quot; FROM Leaders WHERE Type = 'LEADER_&quot;&amp;UPPER([.T$2])&amp;&quot;';&quot;" office:value-type="string" office:string-value="INSERT INTO Leader_Flavors(FlavorType, LeaderType, Flavor) SELECT 'FLAVOR_RANGED', Type, 4 FROM Leaders WHERE Type = 'LEADER_HIAWATHA';" calcext:value-type="string">
            <text:p>INSERT INTO Leader_Flavors(FlavorType, LeaderType, Flavor) SELECT 'FLAVOR_RANGED', Type, 4 FROM Leaders WHERE Type = 'LEADER_HIAWATHA';</text:p>
          </table:table-cell>
          <table:table-cell table:style-name="ce197" table:formula="of:=&quot;INSERT INTO Leader_Flavors(FlavorType, LeaderType, Flavor) SELECT 'FLAVOR_&quot;&amp;UPPER([.$A14])&amp;&quot;', Type, &quot;&amp;[.U14]&amp;&quot; FROM Leaders WHERE Type = 'LEADER_&quot;&amp;UPPER([.U$2])&amp;&quot;';&quot;" office:value-type="string" office:string-value="INSERT INTO Leader_Flavors(FlavorType, LeaderType, Flavor) SELECT 'FLAVOR_RANGED', Type, 4 FROM Leaders WHERE Type = 'LEADER_MONTEZUMA';" calcext:value-type="string">
            <text:p>INSERT INTO Leader_Flavors(FlavorType, LeaderType, Flavor) SELECT 'FLAVOR_RANGED', Type, 4 FROM Leaders WHERE Type = 'LEADER_MONTEZUMA';</text:p>
          </table:table-cell>
          <table:table-cell table:style-name="ce197" table:formula="of:=&quot;INSERT INTO Leader_Flavors(FlavorType, LeaderType, Flavor) SELECT 'FLAVOR_&quot;&amp;UPPER([.$A14])&amp;&quot;', Type, &quot;&amp;[.V14]&amp;&quot; FROM Leaders WHERE Type = 'LEADER_&quot;&amp;UPPER([.V$2])&amp;&quot;';&quot;" office:value-type="string" office:string-value="INSERT INTO Leader_Flavors(FlavorType, LeaderType, Flavor) SELECT 'FLAVOR_RANGED', Type, 4 FROM Leaders WHERE Type = 'LEADER_THEODORA';" calcext:value-type="string">
            <text:p>INSERT INTO Leader_Flavors(FlavorType, LeaderType, Flavor) SELECT 'FLAVOR_RANGED', Type, 4 FROM Leaders WHERE Type = 'LEADER_THEODORA';</text:p>
          </table:table-cell>
          <table:table-cell table:style-name="ce197" table:formula="of:=&quot;INSERT INTO Leader_Flavors(FlavorType, LeaderType, Flavor) SELECT 'FLAVOR_&quot;&amp;UPPER([.$A14])&amp;&quot;', Type, &quot;&amp;[.W14]&amp;&quot; FROM Leaders WHERE Type = 'LEADER_&quot;&amp;UPPER([.W$2])&amp;&quot;';&quot;" office:value-type="string" office:string-value="INSERT INTO Leader_Flavors(FlavorType, LeaderType, Flavor) SELECT 'FLAVOR_RANGED', Type, 4 FROM Leaders WHERE Type = 'LEADER_GAJAH_MADA';" calcext:value-type="string">
            <text:p>INSERT INTO Leader_Flavors(FlavorType, LeaderType, Flavor) SELECT 'FLAVOR_RANGED', Type, 4 FROM Leaders WHERE Type = 'LEADER_GAJAH_MADA';</text:p>
          </table:table-cell>
          <table:table-cell table:style-name="ce197" table:formula="of:=&quot;INSERT INTO Leader_Flavors(FlavorType, LeaderType, Flavor) SELECT 'FLAVOR_&quot;&amp;UPPER([.$A14])&amp;&quot;', Type, &quot;&amp;[.X14]&amp;&quot; FROM Leaders WHERE Type = 'LEADER_&quot;&amp;UPPER([.X$2])&amp;&quot;';&quot;" office:value-type="string" office:string-value="INSERT INTO Leader_Flavors(FlavorType, LeaderType, Flavor) SELECT 'FLAVOR_RANGED', Type, 4 FROM Leaders WHERE Type = 'LEADER_CASIMIR';" calcext:value-type="string">
            <text:p>INSERT INTO Leader_Flavors(FlavorType, LeaderType, Flavor) SELECT 'FLAVOR_RANGED', Type, 4 FROM Leaders WHERE Type = 'LEADER_CASIMIR';</text:p>
          </table:table-cell>
          <table:table-cell table:style-name="ce197" table:formula="of:=&quot;INSERT INTO Leader_Flavors(FlavorType, LeaderType, Flavor) SELECT 'FLAVOR_&quot;&amp;UPPER([.$A14])&amp;&quot;', Type, &quot;&amp;[.Y14]&amp;&quot; FROM Leaders WHERE Type = 'LEADER_&quot;&amp;UPPER([.Y$2])&amp;&quot;';&quot;" office:value-type="string" office:string-value="INSERT INTO Leader_Flavors(FlavorType, LeaderType, Flavor) SELECT 'FLAVOR_RANGED', Type, 8 FROM Leaders WHERE Type = 'LEADER_WU_ZETIAN';" calcext:value-type="string">
            <text:p>INSERT INTO Leader_Flavors(FlavorType, LeaderType, Flavor) SELECT 'FLAVOR_RANGED', Type, 8 FROM Leaders WHERE Type = 'LEADER_WU_ZETIAN';</text:p>
          </table:table-cell>
          <table:table-cell table:style-name="ce197" table:formula="of:=&quot;INSERT INTO Leader_Flavors(FlavorType, LeaderType, Flavor) SELECT 'FLAVOR_&quot;&amp;UPPER([.$A14])&amp;&quot;', Type, &quot;&amp;[.Z14]&amp;&quot; FROM Leaders WHERE Type = 'LEADER_&quot;&amp;UPPER([.Z$2])&amp;&quot;';&quot;" office:value-type="string" office:string-value="INSERT INTO Leader_Flavors(FlavorType, LeaderType, Flavor) SELECT 'FLAVOR_RANGED', Type, 2 FROM Leaders WHERE Type = 'LEADER_DIPLOMAT';" calcext:value-type="string">
            <text:p>INSERT INTO Leader_Flavors(FlavorType, LeaderType, Flavor) SELECT 'FLAVOR_RANGED', Type, 2 FROM Leaders WHERE Type = 'LEADER_DIPLOMAT';</text:p>
          </table:table-cell>
          <table:table-cell table:style-name="ce197" table:formula="of:=&quot;INSERT INTO Leader_Flavors(FlavorType, LeaderType, Flavor) SELECT 'FLAVOR_&quot;&amp;UPPER([.$A14])&amp;&quot;', Type, &quot;&amp;[.AA14]&amp;&quot; FROM Leaders WHERE Type = 'LEADER_&quot;&amp;UPPER([.AA$2])&amp;&quot;';&quot;" office:value-type="string" office:string-value="INSERT INTO Leader_Flavors(FlavorType, LeaderType, Flavor) SELECT 'FLAVOR_RANGED', Type, 2 FROM Leaders WHERE Type = 'LEADER_GANDHI';" calcext:value-type="string">
            <text:p>INSERT INTO Leader_Flavors(FlavorType, LeaderType, Flavor) SELECT 'FLAVOR_RANGED', Type, 2 FROM Leaders WHERE Type = 'LEADER_GANDHI';</text:p>
          </table:table-cell>
          <table:table-cell table:style-name="ce197" table:formula="of:=&quot;INSERT INTO Leader_Flavors(FlavorType, LeaderType, Flavor) SELECT 'FLAVOR_&quot;&amp;UPPER([.$A14])&amp;&quot;', Type, &quot;&amp;[.AB14]&amp;&quot; FROM Leaders WHERE Type = 'LEADER_&quot;&amp;UPPER([.AB$2])&amp;&quot;';&quot;" office:value-type="string" office:string-value="INSERT INTO Leader_Flavors(FlavorType, LeaderType, Flavor) SELECT 'FLAVOR_RANGED', Type, 2 FROM Leaders WHERE Type = 'LEADER_SELASSIE';" calcext:value-type="string">
            <text:p>INSERT INTO Leader_Flavors(FlavorType, LeaderType, Flavor) SELECT 'FLAVOR_RANGED', Type, 2 FROM Leaders WHERE Type = 'LEADER_SELASSIE';</text:p>
          </table:table-cell>
          <table:table-cell table:style-name="ce197" table:formula="of:=&quot;INSERT INTO Leader_Flavors(FlavorType, LeaderType, Flavor) SELECT 'FLAVOR_&quot;&amp;UPPER([.$A14])&amp;&quot;', Type, &quot;&amp;[.AC14]&amp;&quot; FROM Leaders WHERE Type = 'LEADER_&quot;&amp;UPPER([.AC$2])&amp;&quot;';&quot;" office:value-type="string" office:string-value="INSERT INTO Leader_Flavors(FlavorType, LeaderType, Flavor) SELECT 'FLAVOR_RANGED', Type, 2 FROM Leaders WHERE Type = 'LEADER_KAMEHAMEHA';" calcext:value-type="string">
            <text:p>INSERT INTO Leader_Flavors(FlavorType, LeaderType, Flavor) SELECT 'FLAVOR_RANGED', Type, 2 FROM Leaders WHERE Type = 'LEADER_KAMEHAMEHA';</text:p>
          </table:table-cell>
          <table:table-cell table:style-name="ce197" table:formula="of:=&quot;INSERT INTO Leader_Flavors(FlavorType, LeaderType, Flavor) SELECT 'FLAVOR_&quot;&amp;UPPER([.$A14])&amp;&quot;', Type, &quot;&amp;[.AD14]&amp;&quot; FROM Leaders WHERE Type = 'LEADER_&quot;&amp;UPPER([.AD$2])&amp;&quot;';&quot;" office:value-type="string" office:string-value="INSERT INTO Leader_Flavors(FlavorType, LeaderType, Flavor) SELECT 'FLAVOR_RANGED', Type, 2 FROM Leaders WHERE Type = 'LEADER_MARIA_I';" calcext:value-type="string">
            <text:p>INSERT INTO Leader_Flavors(FlavorType, LeaderType, Flavor) SELECT 'FLAVOR_RANGED', Type, 2 FROM Leaders WHERE Type = 'LEADER_MARIA_I';</text:p>
          </table:table-cell>
          <table:table-cell table:style-name="ce197" table:formula="of:=&quot;INSERT INTO Leader_Flavors(FlavorType, LeaderType, Flavor) SELECT 'FLAVOR_&quot;&amp;UPPER([.$A14])&amp;&quot;', Type, &quot;&amp;[.AE14]&amp;&quot; FROM Leaders WHERE Type = 'LEADER_&quot;&amp;UPPER([.AE$2])&amp;&quot;';&quot;" office:value-type="string" office:string-value="INSERT INTO Leader_Flavors(FlavorType, LeaderType, Flavor) SELECT 'FLAVOR_RANGED', Type, 8 FROM Leaders WHERE Type = 'LEADER_PACHACUTI';" calcext:value-type="string">
            <text:p>INSERT INTO Leader_Flavors(FlavorType, LeaderType, Flavor) SELECT 'FLAVOR_RANGED', Type, 8 FROM Leaders WHERE Type = 'LEADER_PACHACUTI';</text:p>
          </table:table-cell>
          <table:table-cell table:style-name="ce197" table:formula="of:=&quot;INSERT INTO Leader_Flavors(FlavorType, LeaderType, Flavor) SELECT 'FLAVOR_&quot;&amp;UPPER([.$A14])&amp;&quot;', Type, &quot;&amp;[.AF14]&amp;&quot; FROM Leaders WHERE Type = 'LEADER_&quot;&amp;UPPER([.AF$2])&amp;&quot;';&quot;" office:value-type="string" office:string-value="INSERT INTO Leader_Flavors(FlavorType, LeaderType, Flavor) SELECT 'FLAVOR_RANGED', Type, 2 FROM Leaders WHERE Type = 'LEADER_RAMESSES';" calcext:value-type="string">
            <text:p>INSERT INTO Leader_Flavors(FlavorType, LeaderType, Flavor) SELECT 'FLAVOR_RANGED', Type, 2 FROM Leaders WHERE Type = 'LEADER_RAMESSES';</text:p>
          </table:table-cell>
          <table:table-cell table:style-name="ce197" table:formula="of:=&quot;INSERT INTO Leader_Flavors(FlavorType, LeaderType, Flavor) SELECT 'FLAVOR_&quot;&amp;UPPER([.$A14])&amp;&quot;', Type, &quot;&amp;[.AG14]&amp;&quot; FROM Leaders WHERE Type = 'LEADER_&quot;&amp;UPPER([.AG$2])&amp;&quot;';&quot;" office:value-type="string" office:string-value="INSERT INTO Leader_Flavors(FlavorType, LeaderType, Flavor) SELECT 'FLAVOR_RANGED', Type, 2 FROM Leaders WHERE Type = 'LEADER_RAMKHAMHAENG';" calcext:value-type="string">
            <text:p>INSERT INTO Leader_Flavors(FlavorType, LeaderType, Flavor) SELECT 'FLAVOR_RANGED', Type, 2 FROM Leaders WHERE Type = 'LEADER_RAMKHAMHAENG';</text:p>
          </table:table-cell>
          <table:table-cell table:style-name="ce197" table:formula="of:=&quot;INSERT INTO Leader_Flavors(FlavorType, LeaderType, Flavor) SELECT 'FLAVOR_&quot;&amp;UPPER([.$A14])&amp;&quot;', Type, &quot;&amp;[.AH14]&amp;&quot; FROM Leaders WHERE Type = 'LEADER_&quot;&amp;UPPER([.AH$2])&amp;&quot;';&quot;" office:value-type="string" office:string-value="INSERT INTO Leader_Flavors(FlavorType, LeaderType, Flavor) SELECT 'FLAVOR_RANGED', Type, 2 FROM Leaders WHERE Type = 'LEADER_PEDRO';" calcext:value-type="string">
            <text:p>INSERT INTO Leader_Flavors(FlavorType, LeaderType, Flavor) SELECT 'FLAVOR_RANGED', Type, 2 FROM Leaders WHERE Type = 'LEADER_PEDRO';</text:p>
          </table:table-cell>
          <table:table-cell table:style-name="ce197" table:formula="of:=&quot;INSERT INTO Leader_Flavors(FlavorType, LeaderType, Flavor) SELECT 'FLAVOR_&quot;&amp;UPPER([.$A14])&amp;&quot;', Type, &quot;&amp;[.AI14]&amp;&quot; FROM Leaders WHERE Type = 'LEADER_&quot;&amp;UPPER([.AI$2])&amp;&quot;';&quot;" office:value-type="string" office:string-value="INSERT INTO Leader_Flavors(FlavorType, LeaderType, Flavor) SELECT 'FLAVOR_RANGED', Type, 2 FROM Leaders WHERE Type = 'LEADER_AHMAD_ALMANSUR';" calcext:value-type="string">
            <text:p>INSERT INTO Leader_Flavors(FlavorType, LeaderType, Flavor) SELECT 'FLAVOR_RANGED', Type, 2 FROM Leaders WHERE Type = 'LEADER_AHMAD_ALMANSUR';</text:p>
          </table:table-cell>
          <table:table-cell table:style-name="ce197" table:formula="of:=&quot;INSERT INTO Leader_Flavors(FlavorType, LeaderType, Flavor) SELECT 'FLAVOR_&quot;&amp;UPPER([.$A14])&amp;&quot;', Type, &quot;&amp;[.AJ14]&amp;&quot; FROM Leaders WHERE Type = 'LEADER_&quot;&amp;UPPER([.AJ$2])&amp;&quot;';&quot;" office:value-type="string" office:string-value="INSERT INTO Leader_Flavors(FlavorType, LeaderType, Flavor) SELECT 'FLAVOR_RANGED', Type, 2 FROM Leaders WHERE Type = 'LEADER_SEJONG';" calcext:value-type="string">
            <text:p>INSERT INTO Leader_Flavors(FlavorType, LeaderType, Flavor) SELECT 'FLAVOR_RANGED', Type, 2 FROM Leaders WHERE Type = 'LEADER_SEJONG';</text:p>
          </table:table-cell>
          <table:table-cell table:style-name="ce197" table:formula="of:=&quot;INSERT INTO Leader_Flavors(FlavorType, LeaderType, Flavor) SELECT 'FLAVOR_&quot;&amp;UPPER([.$A14])&amp;&quot;', Type, &quot;&amp;[.AK14]&amp;&quot; FROM Leaders WHERE Type = 'LEADER_&quot;&amp;UPPER([.AK$2])&amp;&quot;';&quot;" office:value-type="string" office:string-value="INSERT INTO Leader_Flavors(FlavorType, LeaderType, Flavor) SELECT 'FLAVOR_RANGED', Type, 2 FROM Leaders WHERE Type = 'LEADER_EXPANSIONIST';" calcext:value-type="string">
            <text:p>INSERT INTO Leader_Flavors(FlavorType, LeaderType, Flavor) SELECT 'FLAVOR_RANGED', Type, 2 FROM Leaders WHERE Type = 'LEADER_EXPANSIONIST';</text:p>
          </table:table-cell>
          <table:table-cell table:style-name="ce197" table:formula="of:=&quot;INSERT INTO Leader_Flavors(FlavorType, LeaderType, Flavor) SELECT 'FLAVOR_&quot;&amp;UPPER([.$A14])&amp;&quot;', Type, &quot;&amp;[.AL14]&amp;&quot; FROM Leaders WHERE Type = 'LEADER_&quot;&amp;UPPER([.AL$2])&amp;&quot;';&quot;" office:value-type="string" office:string-value="INSERT INTO Leader_Flavors(FlavorType, LeaderType, Flavor) SELECT 'FLAVOR_RANGED', Type, 2 FROM Leaders WHERE Type = 'LEADER_BOUDICCA';" calcext:value-type="string">
            <text:p>INSERT INTO Leader_Flavors(FlavorType, LeaderType, Flavor) SELECT 'FLAVOR_RANGED', Type, 2 FROM Leaders WHERE Type = 'LEADER_BOUDICCA';</text:p>
          </table:table-cell>
          <table:table-cell table:style-name="ce197" table:formula="of:=&quot;INSERT INTO Leader_Flavors(FlavorType, LeaderType, Flavor) SELECT 'FLAVOR_&quot;&amp;UPPER([.$A14])&amp;&quot;', Type, &quot;&amp;[.AM14]&amp;&quot; FROM Leaders WHERE Type = 'LEADER_&quot;&amp;UPPER([.AM$2])&amp;&quot;';&quot;" office:value-type="string" office:string-value="INSERT INTO Leader_Flavors(FlavorType, LeaderType, Flavor) SELECT 'FLAVOR_RANGED', Type, 2 FROM Leaders WHERE Type = 'LEADER_DARIUS';" calcext:value-type="string">
            <text:p>INSERT INTO Leader_Flavors(FlavorType, LeaderType, Flavor) SELECT 'FLAVOR_RANGED', Type, 2 FROM Leaders WHERE Type = 'LEADER_DARIUS';</text:p>
          </table:table-cell>
          <table:table-cell table:style-name="ce197" table:formula="of:=&quot;INSERT INTO Leader_Flavors(FlavorType, LeaderType, Flavor) SELECT 'FLAVOR_&quot;&amp;UPPER([.$A14])&amp;&quot;', Type, &quot;&amp;[.AN14]&amp;&quot; FROM Leaders WHERE Type = 'LEADER_&quot;&amp;UPPER([.AN$2])&amp;&quot;';&quot;" office:value-type="string" office:string-value="INSERT INTO Leader_Flavors(FlavorType, LeaderType, Flavor) SELECT 'FLAVOR_RANGED', Type, 2 FROM Leaders WHERE Type = 'LEADER_DIDO';" calcext:value-type="string">
            <text:p>INSERT INTO Leader_Flavors(FlavorType, LeaderType, Flavor) SELECT 'FLAVOR_RANGED', Type, 2 FROM Leaders WHERE Type = 'LEADER_DIDO';</text:p>
          </table:table-cell>
          <table:table-cell table:style-name="ce197" table:formula="of:=&quot;INSERT INTO Leader_Flavors(FlavorType, LeaderType, Flavor) SELECT 'FLAVOR_&quot;&amp;UPPER([.$A14])&amp;&quot;', Type, &quot;&amp;[.AO14]&amp;&quot; FROM Leaders WHERE Type = 'LEADER_&quot;&amp;UPPER([.AO$2])&amp;&quot;';&quot;" office:value-type="string" office:string-value="INSERT INTO Leader_Flavors(FlavorType, LeaderType, Flavor) SELECT 'FLAVOR_RANGED', Type, 2 FROM Leaders WHERE Type = 'LEADER_HARUN_AL_RASHID';" calcext:value-type="string">
            <text:p>INSERT INTO Leader_Flavors(FlavorType, LeaderType, Flavor) SELECT 'FLAVOR_RANGED', Type, 2 FROM Leaders WHERE Type = 'LEADER_HARUN_AL_RASHID';</text:p>
          </table:table-cell>
          <table:table-cell table:style-name="ce197" table:formula="of:=&quot;INSERT INTO Leader_Flavors(FlavorType, LeaderType, Flavor) SELECT 'FLAVOR_&quot;&amp;UPPER([.$A14])&amp;&quot;', Type, &quot;&amp;[.AP14]&amp;&quot; FROM Leaders WHERE Type = 'LEADER_&quot;&amp;UPPER([.AP$2])&amp;&quot;';&quot;" office:value-type="string" office:string-value="INSERT INTO Leader_Flavors(FlavorType, LeaderType, Flavor) SELECT 'FLAVOR_RANGED', Type, 8 FROM Leaders WHERE Type = 'LEADER_NEBUCHADNEZZAR';" calcext:value-type="string">
            <text:p>INSERT INTO Leader_Flavors(FlavorType, LeaderType, Flavor) SELECT 'FLAVOR_RANGED', Type, 8 FROM Leaders WHERE Type = 'LEADER_NEBUCHADNEZZAR';</text:p>
          </table:table-cell>
          <table:table-cell table:style-name="ce197" table:formula="of:=&quot;INSERT INTO Leader_Flavors(FlavorType, LeaderType, Flavor) SELECT 'FLAVOR_&quot;&amp;UPPER([.$A14])&amp;&quot;', Type, &quot;&amp;[.AQ14]&amp;&quot; FROM Leaders WHERE Type = 'LEADER_&quot;&amp;UPPER([.AQ$2])&amp;&quot;';&quot;" office:value-type="string" office:string-value="INSERT INTO Leader_Flavors(FlavorType, LeaderType, Flavor) SELECT 'FLAVOR_RANGED', Type, 8 FROM Leaders WHERE Type = 'LEADER_PACAL';" calcext:value-type="string">
            <text:p>INSERT INTO Leader_Flavors(FlavorType, LeaderType, Flavor) SELECT 'FLAVOR_RANGED', Type, 8 FROM Leaders WHERE Type = 'LEADER_PACAL';</text:p>
          </table:table-cell>
          <table:table-cell table:style-name="ce197" table:formula="of:=&quot;INSERT INTO Leader_Flavors(FlavorType, LeaderType, Flavor) SELECT 'FLAVOR_&quot;&amp;UPPER([.$A14])&amp;&quot;', Type, &quot;&amp;[.AR14]&amp;&quot; FROM Leaders WHERE Type = 'LEADER_&quot;&amp;UPPER([.AR$2])&amp;&quot;';&quot;" office:value-type="string" office:string-value="INSERT INTO Leader_Flavors(FlavorType, LeaderType, Flavor) SELECT 'FLAVOR_RANGED', Type, 2 FROM Leaders WHERE Type = 'LEADER_SULEIMAN';" calcext:value-type="string">
            <text:p>INSERT INTO Leader_Flavors(FlavorType, LeaderType, Flavor) SELECT 'FLAVOR_RANGED', Type, 2 FROM Leaders WHERE Type = 'LEADER_SULEIMAN';</text:p>
          </table:table-cell>
          <table:table-cell table:style-name="ce197" table:formula="of:=&quot;INSERT INTO Leader_Flavors(FlavorType, LeaderType, Flavor) SELECT 'FLAVOR_&quot;&amp;UPPER([.$A14])&amp;&quot;', Type, &quot;&amp;[.AS14]&amp;&quot; FROM Leaders WHERE Type = 'LEADER_&quot;&amp;UPPER([.AS$2])&amp;&quot;';&quot;" office:value-type="string" office:string-value="INSERT INTO Leader_Flavors(FlavorType, LeaderType, Flavor) SELECT 'FLAVOR_RANGED', Type, 2 FROM Leaders WHERE Type = 'LEADER_WASHINGTON';" calcext:value-type="string">
            <text:p>INSERT INTO Leader_Flavors(FlavorType, LeaderType, Flavor) SELECT 'FLAVOR_RANGED', Type, 2 FROM Leaders WHERE Type = 'LEADER_WASHINGTON';</text:p>
          </table:table-cell>
          <table:table-cell table:style-name="ce197" table:formula="of:=&quot;INSERT INTO Leader_Flavors(FlavorType, LeaderType, Flavor) SELECT 'FLAVOR_&quot;&amp;UPPER([.$A14])&amp;&quot;', Type, &quot;&amp;[.AT14]&amp;&quot; FROM Leaders WHERE Type = 'LEADER_&quot;&amp;UPPER([.AT$2])&amp;&quot;';&quot;" office:value-type="string" office:string-value="INSERT INTO Leader_Flavors(FlavorType, LeaderType, Flavor) SELECT 'FLAVOR_RANGED', Type, 2 FROM Leaders WHERE Type = 'LEADER_MARIA';" calcext:value-type="string">
            <text:p>INSERT INTO Leader_Flavors(FlavorType, LeaderType, Flavor) SELECT 'FLAVOR_RANGED', Type, 2 FROM Leaders WHERE Type = 'LEADER_MARIA';</text:p>
          </table:table-cell>
          <table:table-cell table:style-name="ce197" table:formula="of:=&quot;INSERT INTO Leader_Flavors(FlavorType, LeaderType, Flavor) SELECT 'FLAVOR_&quot;&amp;UPPER([.$A14])&amp;&quot;', Type, &quot;&amp;[.AU14]&amp;&quot; FROM Leaders WHERE Type = 'LEADER_&quot;&amp;UPPER([.AU$2])&amp;&quot;';&quot;" office:value-type="string" office:string-value="INSERT INTO Leader_Flavors(FlavorType, LeaderType, Flavor) SELECT 'FLAVOR_RANGED', Type, 2 FROM Leaders WHERE Type = 'LEADER_POCATELLO';" calcext:value-type="string">
            <text:p>INSERT INTO Leader_Flavors(FlavorType, LeaderType, Flavor) SELECT 'FLAVOR_RANGED', Type, 2 FROM Leaders WHERE Type = 'LEADER_POCATELLO';</text:p>
          </table:table-cell>
          <table:table-cell table:style-name="ce197" table:formula="of:=&quot;INSERT INTO Leader_Flavors(FlavorType, LeaderType, Flavor) SELECT 'FLAVOR_&quot;&amp;UPPER([.$A14])&amp;&quot;', Type, &quot;&amp;[.AV14]&amp;&quot; FROM Leaders WHERE Type = 'LEADER_&quot;&amp;UPPER([.AV$2])&amp;&quot;';&quot;" office:value-type="string" office:string-value="INSERT INTO Leader_Flavors(FlavorType, LeaderType, Flavor) SELECT 'FLAVOR_RANGED', Type, 2 FROM Leaders WHERE Type = 'LEADER_WILLIAM';" calcext:value-type="string">
            <text:p>INSERT INTO Leader_Flavors(FlavorType, LeaderType, Flavor) SELECT 'FLAVOR_RANGED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5])&amp;&quot;', Type, &quot;&amp;[.C15]&amp;&quot; FROM Leaders WHERE Type = 'LEADER_&quot;&amp;UPPER([.C$2])&amp;&quot;';&quot;" office:value-type="string" office:string-value="INSERT INTO Leader_Flavors(FlavorType, LeaderType, Flavor) SELECT 'FLAVOR_SIEGE', Type, 8 FROM Leaders WHERE Type = 'LEADER_ASHURBANIPAL';" calcext:value-type="string">
            <text:p>INSERT INTO Leader_Flavors(FlavorType, LeaderType, Flavor) SELECT 'FLAVOR_SIEGE', Type, 8 FROM Leaders WHERE Type = 'LEADER_ASHURBANIPAL';</text:p>
          </table:table-cell>
          <table:table-cell table:style-name="ce197" table:formula="of:=&quot;INSERT INTO Leader_Flavors(FlavorType, LeaderType, Flavor) SELECT 'FLAVOR_&quot;&amp;UPPER([.$A15])&amp;&quot;', Type, &quot;&amp;[.D15]&amp;&quot; FROM Leaders WHERE Type = 'LEADER_&quot;&amp;UPPER([.D$2])&amp;&quot;';&quot;" office:value-type="string" office:string-value="INSERT INTO Leader_Flavors(FlavorType, LeaderType, Flavor) SELECT 'FLAVOR_SIEGE', Type, 8 FROM Leaders WHERE Type = 'LEADER_ASKIA';" calcext:value-type="string">
            <text:p>INSERT INTO Leader_Flavors(FlavorType, LeaderType, Flavor) SELECT 'FLAVOR_SIEGE', Type, 8 FROM Leaders WHERE Type = 'LEADER_ASKIA';</text:p>
          </table:table-cell>
          <table:table-cell table:style-name="ce197" table:formula="of:=&quot;INSERT INTO Leader_Flavors(FlavorType, LeaderType, Flavor) SELECT 'FLAVOR_&quot;&amp;UPPER([.$A15])&amp;&quot;', Type, &quot;&amp;[.E15]&amp;&quot; FROM Leaders WHERE Type = 'LEADER_&quot;&amp;UPPER([.E$2])&amp;&quot;';&quot;" office:value-type="string" office:string-value="INSERT INTO Leader_Flavors(FlavorType, LeaderType, Flavor) SELECT 'FLAVOR_SIEGE', Type, 8 FROM Leaders WHERE Type = 'LEADER_ATTILA';" calcext:value-type="string">
            <text:p>INSERT INTO Leader_Flavors(FlavorType, LeaderType, Flavor) SELECT 'FLAVOR_SIEGE', Type, 8 FROM Leaders WHERE Type = 'LEADER_ATTILA';</text:p>
          </table:table-cell>
          <table:table-cell table:style-name="ce197" table:formula="of:=&quot;INSERT INTO Leader_Flavors(FlavorType, LeaderType, Flavor) SELECT 'FLAVOR_&quot;&amp;UPPER([.$A15])&amp;&quot;', Type, &quot;&amp;[.F15]&amp;&quot; FROM Leaders WHERE Type = 'LEADER_&quot;&amp;UPPER([.F$2])&amp;&quot;';&quot;" office:value-type="string" office:string-value="INSERT INTO Leader_Flavors(FlavorType, LeaderType, Flavor) SELECT 'FLAVOR_SIEGE', Type, 8 FROM Leaders WHERE Type = 'LEADER_AUGUSTUS';" calcext:value-type="string">
            <text:p>INSERT INTO Leader_Flavors(FlavorType, LeaderType, Flavor) SELECT 'FLAVOR_SIEGE', Type, 8 FROM Leaders WHERE Type = 'LEADER_AUGUSTUS';</text:p>
          </table:table-cell>
          <table:table-cell table:style-name="ce197" table:formula="of:=&quot;INSERT INTO Leader_Flavors(FlavorType, LeaderType, Flavor) SELECT 'FLAVOR_&quot;&amp;UPPER([.$A15])&amp;&quot;', Type, &quot;&amp;[.G15]&amp;&quot; FROM Leaders WHERE Type = 'LEADER_&quot;&amp;UPPER([.G$2])&amp;&quot;';&quot;" office:value-type="string" office:string-value="INSERT INTO Leader_Flavors(FlavorType, LeaderType, Flavor) SELECT 'FLAVOR_SIEGE', Type, 8 FROM Leaders WHERE Type = 'LEADER_GENGHIS_KHAN';" calcext:value-type="string">
            <text:p>INSERT INTO Leader_Flavors(FlavorType, LeaderType, Flavor) SELECT 'FLAVOR_SIEGE', Type, 8 FROM Leaders WHERE Type = 'LEADER_GENGHIS_KHAN';</text:p>
          </table:table-cell>
          <table:table-cell table:style-name="ce197" table:formula="of:=&quot;INSERT INTO Leader_Flavors(FlavorType, LeaderType, Flavor) SELECT 'FLAVOR_&quot;&amp;UPPER([.$A15])&amp;&quot;', Type, &quot;&amp;[.H15]&amp;&quot; FROM Leaders WHERE Type = 'LEADER_&quot;&amp;UPPER([.H$2])&amp;&quot;';&quot;" office:value-type="string" office:string-value="INSERT INTO Leader_Flavors(FlavorType, LeaderType, Flavor) SELECT 'FLAVOR_SIEGE', Type, 8 FROM Leaders WHERE Type = 'LEADER_HARALD';" calcext:value-type="string">
            <text:p>INSERT INTO Leader_Flavors(FlavorType, LeaderType, Flavor) SELECT 'FLAVOR_SIEGE', Type, 8 FROM Leaders WHERE Type = 'LEADER_HARALD';</text:p>
          </table:table-cell>
          <table:table-cell table:style-name="ce197" table:formula="of:=&quot;INSERT INTO Leader_Flavors(FlavorType, LeaderType, Flavor) SELECT 'FLAVOR_&quot;&amp;UPPER([.$A15])&amp;&quot;', Type, &quot;&amp;[.I15]&amp;&quot; FROM Leaders WHERE Type = 'LEADER_&quot;&amp;UPPER([.I$2])&amp;&quot;';&quot;" office:value-type="string" office:string-value="INSERT INTO Leader_Flavors(FlavorType, LeaderType, Flavor) SELECT 'FLAVOR_SIEGE', Type, 8 FROM Leaders WHERE Type = 'LEADER_ISABELLA';" calcext:value-type="string">
            <text:p>INSERT INTO Leader_Flavors(FlavorType, LeaderType, Flavor) SELECT 'FLAVOR_SIEGE', Type, 8 FROM Leaders WHERE Type = 'LEADER_ISABELLA';</text:p>
          </table:table-cell>
          <table:table-cell table:style-name="ce197" table:formula="of:=&quot;INSERT INTO Leader_Flavors(FlavorType, LeaderType, Flavor) SELECT 'FLAVOR_&quot;&amp;UPPER([.$A15])&amp;&quot;', Type, &quot;&amp;[.J15]&amp;&quot; FROM Leaders WHERE Type = 'LEADER_&quot;&amp;UPPER([.J$2])&amp;&quot;';&quot;" office:value-type="string" office:string-value="INSERT INTO Leader_Flavors(FlavorType, LeaderType, Flavor) SELECT 'FLAVOR_SIEGE', Type, 8 FROM Leaders WHERE Type = 'LEADER_NAPOLEON';" calcext:value-type="string">
            <text:p>INSERT INTO Leader_Flavors(FlavorType, LeaderType, Flavor) SELECT 'FLAVOR_SIEGE', Type, 8 FROM Leaders WHERE Type = 'LEADER_NAPOLEON';</text:p>
          </table:table-cell>
          <table:table-cell table:style-name="ce197" table:formula="of:=&quot;INSERT INTO Leader_Flavors(FlavorType, LeaderType, Flavor) SELECT 'FLAVOR_&quot;&amp;UPPER([.$A15])&amp;&quot;', Type, &quot;&amp;[.K15]&amp;&quot; FROM Leaders WHERE Type = 'LEADER_&quot;&amp;UPPER([.K$2])&amp;&quot;';&quot;" office:value-type="string" office:string-value="INSERT INTO Leader_Flavors(FlavorType, LeaderType, Flavor) SELECT 'FLAVOR_SIEGE', Type, 8 FROM Leaders WHERE Type = 'LEADER_ODA_NOBUNAGA';" calcext:value-type="string">
            <text:p>INSERT INTO Leader_Flavors(FlavorType, LeaderType, Flavor) SELECT 'FLAVOR_SIEGE', Type, 8 FROM Leaders WHERE Type = 'LEADER_ODA_NOBUNAGA';</text:p>
          </table:table-cell>
          <table:table-cell table:style-name="ce197" table:formula="of:=&quot;INSERT INTO Leader_Flavors(FlavorType, LeaderType, Flavor) SELECT 'FLAVOR_&quot;&amp;UPPER([.$A15])&amp;&quot;', Type, &quot;&amp;[.L15]&amp;&quot; FROM Leaders WHERE Type = 'LEADER_&quot;&amp;UPPER([.L$2])&amp;&quot;';&quot;" office:value-type="string" office:string-value="INSERT INTO Leader_Flavors(FlavorType, LeaderType, Flavor) SELECT 'FLAVOR_SIEGE', Type, 8 FROM Leaders WHERE Type = 'LEADER_ENRICO_DANDOLO';" calcext:value-type="string">
            <text:p>INSERT INTO Leader_Flavors(FlavorType, LeaderType, Flavor) SELECT 'FLAVOR_SIEGE', Type, 8 FROM Leaders WHERE Type = 'LEADER_ENRICO_DANDOLO';</text:p>
          </table:table-cell>
          <table:table-cell table:style-name="ce197" table:formula="of:=&quot;INSERT INTO Leader_Flavors(FlavorType, LeaderType, Flavor) SELECT 'FLAVOR_&quot;&amp;UPPER([.$A15])&amp;&quot;', Type, &quot;&amp;[.M15]&amp;&quot; FROM Leaders WHERE Type = 'LEADER_&quot;&amp;UPPER([.M$2])&amp;&quot;';&quot;" office:value-type="string" office:string-value="INSERT INTO Leader_Flavors(FlavorType, LeaderType, Flavor) SELECT 'FLAVOR_SIEGE', Type, 8 FROM Leaders WHERE Type = 'LEADER_SHAKA';" calcext:value-type="string">
            <text:p>INSERT INTO Leader_Flavors(FlavorType, LeaderType, Flavor) SELECT 'FLAVOR_SIEGE', Type, 8 FROM Leaders WHERE Type = 'LEADER_SHAKA';</text:p>
          </table:table-cell>
          <table:table-cell table:style-name="ce197" table:formula="of:=&quot;INSERT INTO Leader_Flavors(FlavorType, LeaderType, Flavor) SELECT 'FLAVOR_&quot;&amp;UPPER([.$A15])&amp;&quot;', Type, &quot;&amp;[.N15]&amp;&quot; FROM Leaders WHERE Type = 'LEADER_&quot;&amp;UPPER([.N$2])&amp;&quot;';&quot;" office:value-type="string" office:string-value="INSERT INTO Leader_Flavors(FlavorType, LeaderType, Flavor) SELECT 'FLAVOR_SIEGE', Type, 8 FROM Leaders WHERE Type = 'LEADER_COALITION';" calcext:value-type="string">
            <text:p>INSERT INTO Leader_Flavors(FlavorType, LeaderType, Flavor) SELECT 'FLAVOR_SIEGE', Type, 8 FROM Leaders WHERE Type = 'LEADER_COALITION';</text:p>
          </table:table-cell>
          <table:table-cell table:style-name="ce197" table:formula="of:=&quot;INSERT INTO Leader_Flavors(FlavorType, LeaderType, Flavor) SELECT 'FLAVOR_&quot;&amp;UPPER([.$A15])&amp;&quot;', Type, &quot;&amp;[.O15]&amp;&quot; FROM Leaders WHERE Type = 'LEADER_&quot;&amp;UPPER([.O$2])&amp;&quot;';&quot;" office:value-type="string" office:string-value="INSERT INTO Leader_Flavors(FlavorType, LeaderType, Flavor) SELECT 'FLAVOR_SIEGE', Type, 8 FROM Leaders WHERE Type = 'LEADER_ALEXANDER';" calcext:value-type="string">
            <text:p>INSERT INTO Leader_Flavors(FlavorType, LeaderType, Flavor) SELECT 'FLAVOR_SIEGE', Type, 8 FROM Leaders WHERE Type = 'LEADER_ALEXANDER';</text:p>
          </table:table-cell>
          <table:table-cell table:style-name="ce197" table:formula="of:=&quot;INSERT INTO Leader_Flavors(FlavorType, LeaderType, Flavor) SELECT 'FLAVOR_&quot;&amp;UPPER([.$A15])&amp;&quot;', Type, &quot;&amp;[.P15]&amp;&quot; FROM Leaders WHERE Type = 'LEADER_&quot;&amp;UPPER([.P$2])&amp;&quot;';&quot;" office:value-type="string" office:string-value="INSERT INTO Leader_Flavors(FlavorType, LeaderType, Flavor) SELECT 'FLAVOR_SIEGE', Type, 8 FROM Leaders WHERE Type = 'LEADER_BISMARCK';" calcext:value-type="string">
            <text:p>INSERT INTO Leader_Flavors(FlavorType, LeaderType, Flavor) SELECT 'FLAVOR_SIEGE', Type, 8 FROM Leaders WHERE Type = 'LEADER_BISMARCK';</text:p>
          </table:table-cell>
          <table:table-cell table:style-name="ce197" table:formula="of:=&quot;INSERT INTO Leader_Flavors(FlavorType, LeaderType, Flavor) SELECT 'FLAVOR_&quot;&amp;UPPER([.$A15])&amp;&quot;', Type, &quot;&amp;[.Q15]&amp;&quot; FROM Leaders WHERE Type = 'LEADER_&quot;&amp;UPPER([.Q$2])&amp;&quot;';&quot;" office:value-type="string" office:string-value="INSERT INTO Leader_Flavors(FlavorType, LeaderType, Flavor) SELECT 'FLAVOR_SIEGE', Type, 8 FROM Leaders WHERE Type = 'LEADER_CATHERINE';" calcext:value-type="string">
            <text:p>INSERT INTO Leader_Flavors(FlavorType, LeaderType, Flavor) SELECT 'FLAVOR_SIEGE', Type, 8 FROM Leaders WHERE Type = 'LEADER_CATHERINE';</text:p>
          </table:table-cell>
          <table:table-cell table:style-name="ce197" table:formula="of:=&quot;INSERT INTO Leader_Flavors(FlavorType, LeaderType, Flavor) SELECT 'FLAVOR_&quot;&amp;UPPER([.$A15])&amp;&quot;', Type, &quot;&amp;[.R15]&amp;&quot; FROM Leaders WHERE Type = 'LEADER_&quot;&amp;UPPER([.R$2])&amp;&quot;';&quot;" office:value-type="string" office:string-value="INSERT INTO Leader_Flavors(FlavorType, LeaderType, Flavor) SELECT 'FLAVOR_SIEGE', Type, 8 FROM Leaders WHERE Type = 'LEADER_ELIZABETH';" calcext:value-type="string">
            <text:p>INSERT INTO Leader_Flavors(FlavorType, LeaderType, Flavor) SELECT 'FLAVOR_SIEGE', Type, 8 FROM Leaders WHERE Type = 'LEADER_ELIZABETH';</text:p>
          </table:table-cell>
          <table:table-cell table:style-name="ce197" table:formula="of:=&quot;INSERT INTO Leader_Flavors(FlavorType, LeaderType, Flavor) SELECT 'FLAVOR_&quot;&amp;UPPER([.$A15])&amp;&quot;', Type, &quot;&amp;[.S15]&amp;&quot; FROM Leaders WHERE Type = 'LEADER_&quot;&amp;UPPER([.S$2])&amp;&quot;';&quot;" office:value-type="string" office:string-value="INSERT INTO Leader_Flavors(FlavorType, LeaderType, Flavor) SELECT 'FLAVOR_SIEGE', Type, 8 FROM Leaders WHERE Type = 'LEADER_GUSTAVUS_ADOLPHUS';" calcext:value-type="string">
            <text:p>INSERT INTO Leader_Flavors(FlavorType, LeaderType, Flavor) SELECT 'FLAVOR_SIEGE', Type, 8 FROM Leaders WHERE Type = 'LEADER_GUSTAVUS_ADOLPHUS';</text:p>
          </table:table-cell>
          <table:table-cell table:style-name="ce197" table:formula="of:=&quot;INSERT INTO Leader_Flavors(FlavorType, LeaderType, Flavor) SELECT 'FLAVOR_&quot;&amp;UPPER([.$A15])&amp;&quot;', Type, &quot;&amp;[.T15]&amp;&quot; FROM Leaders WHERE Type = 'LEADER_&quot;&amp;UPPER([.T$2])&amp;&quot;';&quot;" office:value-type="string" office:string-value="INSERT INTO Leader_Flavors(FlavorType, LeaderType, Flavor) SELECT 'FLAVOR_SIEGE', Type, 8 FROM Leaders WHERE Type = 'LEADER_HIAWATHA';" calcext:value-type="string">
            <text:p>INSERT INTO Leader_Flavors(FlavorType, LeaderType, Flavor) SELECT 'FLAVOR_SIEGE', Type, 8 FROM Leaders WHERE Type = 'LEADER_HIAWATHA';</text:p>
          </table:table-cell>
          <table:table-cell table:style-name="ce197" table:formula="of:=&quot;INSERT INTO Leader_Flavors(FlavorType, LeaderType, Flavor) SELECT 'FLAVOR_&quot;&amp;UPPER([.$A15])&amp;&quot;', Type, &quot;&amp;[.U15]&amp;&quot; FROM Leaders WHERE Type = 'LEADER_&quot;&amp;UPPER([.U$2])&amp;&quot;';&quot;" office:value-type="string" office:string-value="INSERT INTO Leader_Flavors(FlavorType, LeaderType, Flavor) SELECT 'FLAVOR_SIEGE', Type, 8 FROM Leaders WHERE Type = 'LEADER_MONTEZUMA';" calcext:value-type="string">
            <text:p>INSERT INTO Leader_Flavors(FlavorType, LeaderType, Flavor) SELECT 'FLAVOR_SIEGE', Type, 8 FROM Leaders WHERE Type = 'LEADER_MONTEZUMA';</text:p>
          </table:table-cell>
          <table:table-cell table:style-name="ce197" table:formula="of:=&quot;INSERT INTO Leader_Flavors(FlavorType, LeaderType, Flavor) SELECT 'FLAVOR_&quot;&amp;UPPER([.$A15])&amp;&quot;', Type, &quot;&amp;[.V15]&amp;&quot; FROM Leaders WHERE Type = 'LEADER_&quot;&amp;UPPER([.V$2])&amp;&quot;';&quot;" office:value-type="string" office:string-value="INSERT INTO Leader_Flavors(FlavorType, LeaderType, Flavor) SELECT 'FLAVOR_SIEGE', Type, 8 FROM Leaders WHERE Type = 'LEADER_THEODORA';" calcext:value-type="string">
            <text:p>INSERT INTO Leader_Flavors(FlavorType, LeaderType, Flavor) SELECT 'FLAVOR_SIEGE', Type, 8 FROM Leaders WHERE Type = 'LEADER_THEODORA';</text:p>
          </table:table-cell>
          <table:table-cell table:style-name="ce197" table:formula="of:=&quot;INSERT INTO Leader_Flavors(FlavorType, LeaderType, Flavor) SELECT 'FLAVOR_&quot;&amp;UPPER([.$A15])&amp;&quot;', Type, &quot;&amp;[.W15]&amp;&quot; FROM Leaders WHERE Type = 'LEADER_&quot;&amp;UPPER([.W$2])&amp;&quot;';&quot;" office:value-type="string" office:string-value="INSERT INTO Leader_Flavors(FlavorType, LeaderType, Flavor) SELECT 'FLAVOR_SIEGE', Type, 8 FROM Leaders WHERE Type = 'LEADER_GAJAH_MADA';" calcext:value-type="string">
            <text:p>INSERT INTO Leader_Flavors(FlavorType, LeaderType, Flavor) SELECT 'FLAVOR_SIEGE', Type, 8 FROM Leaders WHERE Type = 'LEADER_GAJAH_MADA';</text:p>
          </table:table-cell>
          <table:table-cell table:style-name="ce197" table:formula="of:=&quot;INSERT INTO Leader_Flavors(FlavorType, LeaderType, Flavor) SELECT 'FLAVOR_&quot;&amp;UPPER([.$A15])&amp;&quot;', Type, &quot;&amp;[.X15]&amp;&quot; FROM Leaders WHERE Type = 'LEADER_&quot;&amp;UPPER([.X$2])&amp;&quot;';&quot;" office:value-type="string" office:string-value="INSERT INTO Leader_Flavors(FlavorType, LeaderType, Flavor) SELECT 'FLAVOR_SIEGE', Type, 8 FROM Leaders WHERE Type = 'LEADER_CASIMIR';" calcext:value-type="string">
            <text:p>INSERT INTO Leader_Flavors(FlavorType, LeaderType, Flavor) SELECT 'FLAVOR_SIEGE', Type, 8 FROM Leaders WHERE Type = 'LEADER_CASIMIR';</text:p>
          </table:table-cell>
          <table:table-cell table:style-name="ce197" table:formula="of:=&quot;INSERT INTO Leader_Flavors(FlavorType, LeaderType, Flavor) SELECT 'FLAVOR_&quot;&amp;UPPER([.$A15])&amp;&quot;', Type, &quot;&amp;[.Y15]&amp;&quot; FROM Leaders WHERE Type = 'LEADER_&quot;&amp;UPPER([.Y$2])&amp;&quot;';&quot;" office:value-type="string" office:string-value="INSERT INTO Leader_Flavors(FlavorType, LeaderType, Flavor) SELECT 'FLAVOR_SIEGE', Type, 8 FROM Leaders WHERE Type = 'LEADER_WU_ZETIAN';" calcext:value-type="string">
            <text:p>INSERT INTO Leader_Flavors(FlavorType, LeaderType, Flavor) SELECT 'FLAVOR_SIEGE', Type, 8 FROM Leaders WHERE Type = 'LEADER_WU_ZETIAN';</text:p>
          </table:table-cell>
          <table:table-cell table:style-name="ce197" table:formula="of:=&quot;INSERT INTO Leader_Flavors(FlavorType, LeaderType, Flavor) SELECT 'FLAVOR_&quot;&amp;UPPER([.$A15])&amp;&quot;', Type, &quot;&amp;[.Z15]&amp;&quot; FROM Leaders WHERE Type = 'LEADER_&quot;&amp;UPPER([.Z$2])&amp;&quot;';&quot;" office:value-type="string" office:string-value="INSERT INTO Leader_Flavors(FlavorType, LeaderType, Flavor) SELECT 'FLAVOR_SIEGE', Type, 2 FROM Leaders WHERE Type = 'LEADER_DIPLOMAT';" calcext:value-type="string">
            <text:p>INSERT INTO Leader_Flavors(FlavorType, LeaderType, Flavor) SELECT 'FLAVOR_SIEGE', Type, 2 FROM Leaders WHERE Type = 'LEADER_DIPLOMAT';</text:p>
          </table:table-cell>
          <table:table-cell table:style-name="ce197" table:formula="of:=&quot;INSERT INTO Leader_Flavors(FlavorType, LeaderType, Flavor) SELECT 'FLAVOR_&quot;&amp;UPPER([.$A15])&amp;&quot;', Type, &quot;&amp;[.AA15]&amp;&quot; FROM Leaders WHERE Type = 'LEADER_&quot;&amp;UPPER([.AA$2])&amp;&quot;';&quot;" office:value-type="string" office:string-value="INSERT INTO Leader_Flavors(FlavorType, LeaderType, Flavor) SELECT 'FLAVOR_SIEGE', Type, 2 FROM Leaders WHERE Type = 'LEADER_GANDHI';" calcext:value-type="string">
            <text:p>INSERT INTO Leader_Flavors(FlavorType, LeaderType, Flavor) SELECT 'FLAVOR_SIEGE', Type, 2 FROM Leaders WHERE Type = 'LEADER_GANDHI';</text:p>
          </table:table-cell>
          <table:table-cell table:style-name="ce197" table:formula="of:=&quot;INSERT INTO Leader_Flavors(FlavorType, LeaderType, Flavor) SELECT 'FLAVOR_&quot;&amp;UPPER([.$A15])&amp;&quot;', Type, &quot;&amp;[.AB15]&amp;&quot; FROM Leaders WHERE Type = 'LEADER_&quot;&amp;UPPER([.AB$2])&amp;&quot;';&quot;" office:value-type="string" office:string-value="INSERT INTO Leader_Flavors(FlavorType, LeaderType, Flavor) SELECT 'FLAVOR_SIEGE', Type, 2 FROM Leaders WHERE Type = 'LEADER_SELASSIE';" calcext:value-type="string">
            <text:p>INSERT INTO Leader_Flavors(FlavorType, LeaderType, Flavor) SELECT 'FLAVOR_SIEGE', Type, 2 FROM Leaders WHERE Type = 'LEADER_SELASSIE';</text:p>
          </table:table-cell>
          <table:table-cell table:style-name="ce197" table:formula="of:=&quot;INSERT INTO Leader_Flavors(FlavorType, LeaderType, Flavor) SELECT 'FLAVOR_&quot;&amp;UPPER([.$A15])&amp;&quot;', Type, &quot;&amp;[.AC15]&amp;&quot; FROM Leaders WHERE Type = 'LEADER_&quot;&amp;UPPER([.AC$2])&amp;&quot;';&quot;" office:value-type="string" office:string-value="INSERT INTO Leader_Flavors(FlavorType, LeaderType, Flavor) SELECT 'FLAVOR_SIEGE', Type, 2 FROM Leaders WHERE Type = 'LEADER_KAMEHAMEHA';" calcext:value-type="string">
            <text:p>INSERT INTO Leader_Flavors(FlavorType, LeaderType, Flavor) SELECT 'FLAVOR_SIEGE', Type, 2 FROM Leaders WHERE Type = 'LEADER_KAMEHAMEHA';</text:p>
          </table:table-cell>
          <table:table-cell table:style-name="ce197" table:formula="of:=&quot;INSERT INTO Leader_Flavors(FlavorType, LeaderType, Flavor) SELECT 'FLAVOR_&quot;&amp;UPPER([.$A15])&amp;&quot;', Type, &quot;&amp;[.AD15]&amp;&quot; FROM Leaders WHERE Type = 'LEADER_&quot;&amp;UPPER([.AD$2])&amp;&quot;';&quot;" office:value-type="string" office:string-value="INSERT INTO Leader_Flavors(FlavorType, LeaderType, Flavor) SELECT 'FLAVOR_SIEGE', Type, 2 FROM Leaders WHERE Type = 'LEADER_MARIA_I';" calcext:value-type="string">
            <text:p>INSERT INTO Leader_Flavors(FlavorType, LeaderType, Flavor) SELECT 'FLAVOR_SIEGE', Type, 2 FROM Leaders WHERE Type = 'LEADER_MARIA_I';</text:p>
          </table:table-cell>
          <table:table-cell table:style-name="ce197" table:formula="of:=&quot;INSERT INTO Leader_Flavors(FlavorType, LeaderType, Flavor) SELECT 'FLAVOR_&quot;&amp;UPPER([.$A15])&amp;&quot;', Type, &quot;&amp;[.AE15]&amp;&quot; FROM Leaders WHERE Type = 'LEADER_&quot;&amp;UPPER([.AE$2])&amp;&quot;';&quot;" office:value-type="string" office:string-value="INSERT INTO Leader_Flavors(FlavorType, LeaderType, Flavor) SELECT 'FLAVOR_SIEGE', Type, 2 FROM Leaders WHERE Type = 'LEADER_PACHACUTI';" calcext:value-type="string">
            <text:p>INSERT INTO Leader_Flavors(FlavorType, LeaderType, Flavor) SELECT 'FLAVOR_SIEGE', Type, 2 FROM Leaders WHERE Type = 'LEADER_PACHACUTI';</text:p>
          </table:table-cell>
          <table:table-cell table:style-name="ce197" table:formula="of:=&quot;INSERT INTO Leader_Flavors(FlavorType, LeaderType, Flavor) SELECT 'FLAVOR_&quot;&amp;UPPER([.$A15])&amp;&quot;', Type, &quot;&amp;[.AF15]&amp;&quot; FROM Leaders WHERE Type = 'LEADER_&quot;&amp;UPPER([.AF$2])&amp;&quot;';&quot;" office:value-type="string" office:string-value="INSERT INTO Leader_Flavors(FlavorType, LeaderType, Flavor) SELECT 'FLAVOR_SIEGE', Type, 2 FROM Leaders WHERE Type = 'LEADER_RAMESSES';" calcext:value-type="string">
            <text:p>INSERT INTO Leader_Flavors(FlavorType, LeaderType, Flavor) SELECT 'FLAVOR_SIEGE', Type, 2 FROM Leaders WHERE Type = 'LEADER_RAMESSES';</text:p>
          </table:table-cell>
          <table:table-cell table:style-name="ce197" table:formula="of:=&quot;INSERT INTO Leader_Flavors(FlavorType, LeaderType, Flavor) SELECT 'FLAVOR_&quot;&amp;UPPER([.$A15])&amp;&quot;', Type, &quot;&amp;[.AG15]&amp;&quot; FROM Leaders WHERE Type = 'LEADER_&quot;&amp;UPPER([.AG$2])&amp;&quot;';&quot;" office:value-type="string" office:string-value="INSERT INTO Leader_Flavors(FlavorType, LeaderType, Flavor) SELECT 'FLAVOR_SIEGE', Type, 2 FROM Leaders WHERE Type = 'LEADER_RAMKHAMHAENG';" calcext:value-type="string">
            <text:p>INSERT INTO Leader_Flavors(FlavorType, LeaderType, Flavor) SELECT 'FLAVOR_SIEGE', Type, 2 FROM Leaders WHERE Type = 'LEADER_RAMKHAMHAENG';</text:p>
          </table:table-cell>
          <table:table-cell table:style-name="ce197" table:formula="of:=&quot;INSERT INTO Leader_Flavors(FlavorType, LeaderType, Flavor) SELECT 'FLAVOR_&quot;&amp;UPPER([.$A15])&amp;&quot;', Type, &quot;&amp;[.AH15]&amp;&quot; FROM Leaders WHERE Type = 'LEADER_&quot;&amp;UPPER([.AH$2])&amp;&quot;';&quot;" office:value-type="string" office:string-value="INSERT INTO Leader_Flavors(FlavorType, LeaderType, Flavor) SELECT 'FLAVOR_SIEGE', Type, 2 FROM Leaders WHERE Type = 'LEADER_PEDRO';" calcext:value-type="string">
            <text:p>INSERT INTO Leader_Flavors(FlavorType, LeaderType, Flavor) SELECT 'FLAVOR_SIEGE', Type, 2 FROM Leaders WHERE Type = 'LEADER_PEDRO';</text:p>
          </table:table-cell>
          <table:table-cell table:style-name="ce197" table:formula="of:=&quot;INSERT INTO Leader_Flavors(FlavorType, LeaderType, Flavor) SELECT 'FLAVOR_&quot;&amp;UPPER([.$A15])&amp;&quot;', Type, &quot;&amp;[.AI15]&amp;&quot; FROM Leaders WHERE Type = 'LEADER_&quot;&amp;UPPER([.AI$2])&amp;&quot;';&quot;" office:value-type="string" office:string-value="INSERT INTO Leader_Flavors(FlavorType, LeaderType, Flavor) SELECT 'FLAVOR_SIEGE', Type, 2 FROM Leaders WHERE Type = 'LEADER_AHMAD_ALMANSUR';" calcext:value-type="string">
            <text:p>INSERT INTO Leader_Flavors(FlavorType, LeaderType, Flavor) SELECT 'FLAVOR_SIEGE', Type, 2 FROM Leaders WHERE Type = 'LEADER_AHMAD_ALMANSUR';</text:p>
          </table:table-cell>
          <table:table-cell table:style-name="ce197" table:formula="of:=&quot;INSERT INTO Leader_Flavors(FlavorType, LeaderType, Flavor) SELECT 'FLAVOR_&quot;&amp;UPPER([.$A15])&amp;&quot;', Type, &quot;&amp;[.AJ15]&amp;&quot; FROM Leaders WHERE Type = 'LEADER_&quot;&amp;UPPER([.AJ$2])&amp;&quot;';&quot;" office:value-type="string" office:string-value="INSERT INTO Leader_Flavors(FlavorType, LeaderType, Flavor) SELECT 'FLAVOR_SIEGE', Type, 2 FROM Leaders WHERE Type = 'LEADER_SEJONG';" calcext:value-type="string">
            <text:p>INSERT INTO Leader_Flavors(FlavorType, LeaderType, Flavor) SELECT 'FLAVOR_SIEGE', Type, 2 FROM Leaders WHERE Type = 'LEADER_SEJONG';</text:p>
          </table:table-cell>
          <table:table-cell table:style-name="ce197" table:formula="of:=&quot;INSERT INTO Leader_Flavors(FlavorType, LeaderType, Flavor) SELECT 'FLAVOR_&quot;&amp;UPPER([.$A15])&amp;&quot;', Type, &quot;&amp;[.AK15]&amp;&quot; FROM Leaders WHERE Type = 'LEADER_&quot;&amp;UPPER([.AK$2])&amp;&quot;';&quot;" office:value-type="string" office:string-value="INSERT INTO Leader_Flavors(FlavorType, LeaderType, Flavor) SELECT 'FLAVOR_SIEGE', Type, 2 FROM Leaders WHERE Type = 'LEADER_EXPANSIONIST';" calcext:value-type="string">
            <text:p>INSERT INTO Leader_Flavors(FlavorType, LeaderType, Flavor) SELECT 'FLAVOR_SIEGE', Type, 2 FROM Leaders WHERE Type = 'LEADER_EXPANSIONIST';</text:p>
          </table:table-cell>
          <table:table-cell table:style-name="ce197" table:formula="of:=&quot;INSERT INTO Leader_Flavors(FlavorType, LeaderType, Flavor) SELECT 'FLAVOR_&quot;&amp;UPPER([.$A15])&amp;&quot;', Type, &quot;&amp;[.AL15]&amp;&quot; FROM Leaders WHERE Type = 'LEADER_&quot;&amp;UPPER([.AL$2])&amp;&quot;';&quot;" office:value-type="string" office:string-value="INSERT INTO Leader_Flavors(FlavorType, LeaderType, Flavor) SELECT 'FLAVOR_SIEGE', Type, 2 FROM Leaders WHERE Type = 'LEADER_BOUDICCA';" calcext:value-type="string">
            <text:p>INSERT INTO Leader_Flavors(FlavorType, LeaderType, Flavor) SELECT 'FLAVOR_SIEGE', Type, 2 FROM Leaders WHERE Type = 'LEADER_BOUDICCA';</text:p>
          </table:table-cell>
          <table:table-cell table:style-name="ce197" table:formula="of:=&quot;INSERT INTO Leader_Flavors(FlavorType, LeaderType, Flavor) SELECT 'FLAVOR_&quot;&amp;UPPER([.$A15])&amp;&quot;', Type, &quot;&amp;[.AM15]&amp;&quot; FROM Leaders WHERE Type = 'LEADER_&quot;&amp;UPPER([.AM$2])&amp;&quot;';&quot;" office:value-type="string" office:string-value="INSERT INTO Leader_Flavors(FlavorType, LeaderType, Flavor) SELECT 'FLAVOR_SIEGE', Type, 2 FROM Leaders WHERE Type = 'LEADER_DARIUS';" calcext:value-type="string">
            <text:p>INSERT INTO Leader_Flavors(FlavorType, LeaderType, Flavor) SELECT 'FLAVOR_SIEGE', Type, 2 FROM Leaders WHERE Type = 'LEADER_DARIUS';</text:p>
          </table:table-cell>
          <table:table-cell table:style-name="ce197" table:formula="of:=&quot;INSERT INTO Leader_Flavors(FlavorType, LeaderType, Flavor) SELECT 'FLAVOR_&quot;&amp;UPPER([.$A15])&amp;&quot;', Type, &quot;&amp;[.AN15]&amp;&quot; FROM Leaders WHERE Type = 'LEADER_&quot;&amp;UPPER([.AN$2])&amp;&quot;';&quot;" office:value-type="string" office:string-value="INSERT INTO Leader_Flavors(FlavorType, LeaderType, Flavor) SELECT 'FLAVOR_SIEGE', Type, 2 FROM Leaders WHERE Type = 'LEADER_DIDO';" calcext:value-type="string">
            <text:p>INSERT INTO Leader_Flavors(FlavorType, LeaderType, Flavor) SELECT 'FLAVOR_SIEGE', Type, 2 FROM Leaders WHERE Type = 'LEADER_DIDO';</text:p>
          </table:table-cell>
          <table:table-cell table:style-name="ce197" table:formula="of:=&quot;INSERT INTO Leader_Flavors(FlavorType, LeaderType, Flavor) SELECT 'FLAVOR_&quot;&amp;UPPER([.$A15])&amp;&quot;', Type, &quot;&amp;[.AO15]&amp;&quot; FROM Leaders WHERE Type = 'LEADER_&quot;&amp;UPPER([.AO$2])&amp;&quot;';&quot;" office:value-type="string" office:string-value="INSERT INTO Leader_Flavors(FlavorType, LeaderType, Flavor) SELECT 'FLAVOR_SIEGE', Type, 2 FROM Leaders WHERE Type = 'LEADER_HARUN_AL_RASHID';" calcext:value-type="string">
            <text:p>INSERT INTO Leader_Flavors(FlavorType, LeaderType, Flavor) SELECT 'FLAVOR_SIEGE', Type, 2 FROM Leaders WHERE Type = 'LEADER_HARUN_AL_RASHID';</text:p>
          </table:table-cell>
          <table:table-cell table:style-name="ce197" table:formula="of:=&quot;INSERT INTO Leader_Flavors(FlavorType, LeaderType, Flavor) SELECT 'FLAVOR_&quot;&amp;UPPER([.$A15])&amp;&quot;', Type, &quot;&amp;[.AP15]&amp;&quot; FROM Leaders WHERE Type = 'LEADER_&quot;&amp;UPPER([.AP$2])&amp;&quot;';&quot;" office:value-type="string" office:string-value="INSERT INTO Leader_Flavors(FlavorType, LeaderType, Flavor) SELECT 'FLAVOR_SIEGE', Type, 2 FROM Leaders WHERE Type = 'LEADER_NEBUCHADNEZZAR';" calcext:value-type="string">
            <text:p>INSERT INTO Leader_Flavors(FlavorType, LeaderType, Flavor) SELECT 'FLAVOR_SIEGE', Type, 2 FROM Leaders WHERE Type = 'LEADER_NEBUCHADNEZZAR';</text:p>
          </table:table-cell>
          <table:table-cell table:style-name="ce197" table:formula="of:=&quot;INSERT INTO Leader_Flavors(FlavorType, LeaderType, Flavor) SELECT 'FLAVOR_&quot;&amp;UPPER([.$A15])&amp;&quot;', Type, &quot;&amp;[.AQ15]&amp;&quot; FROM Leaders WHERE Type = 'LEADER_&quot;&amp;UPPER([.AQ$2])&amp;&quot;';&quot;" office:value-type="string" office:string-value="INSERT INTO Leader_Flavors(FlavorType, LeaderType, Flavor) SELECT 'FLAVOR_SIEGE', Type, 2 FROM Leaders WHERE Type = 'LEADER_PACAL';" calcext:value-type="string">
            <text:p>INSERT INTO Leader_Flavors(FlavorType, LeaderType, Flavor) SELECT 'FLAVOR_SIEGE', Type, 2 FROM Leaders WHERE Type = 'LEADER_PACAL';</text:p>
          </table:table-cell>
          <table:table-cell table:style-name="ce197" table:formula="of:=&quot;INSERT INTO Leader_Flavors(FlavorType, LeaderType, Flavor) SELECT 'FLAVOR_&quot;&amp;UPPER([.$A15])&amp;&quot;', Type, &quot;&amp;[.AR15]&amp;&quot; FROM Leaders WHERE Type = 'LEADER_&quot;&amp;UPPER([.AR$2])&amp;&quot;';&quot;" office:value-type="string" office:string-value="INSERT INTO Leader_Flavors(FlavorType, LeaderType, Flavor) SELECT 'FLAVOR_SIEGE', Type, 2 FROM Leaders WHERE Type = 'LEADER_SULEIMAN';" calcext:value-type="string">
            <text:p>INSERT INTO Leader_Flavors(FlavorType, LeaderType, Flavor) SELECT 'FLAVOR_SIEGE', Type, 2 FROM Leaders WHERE Type = 'LEADER_SULEIMAN';</text:p>
          </table:table-cell>
          <table:table-cell table:style-name="ce197" table:formula="of:=&quot;INSERT INTO Leader_Flavors(FlavorType, LeaderType, Flavor) SELECT 'FLAVOR_&quot;&amp;UPPER([.$A15])&amp;&quot;', Type, &quot;&amp;[.AS15]&amp;&quot; FROM Leaders WHERE Type = 'LEADER_&quot;&amp;UPPER([.AS$2])&amp;&quot;';&quot;" office:value-type="string" office:string-value="INSERT INTO Leader_Flavors(FlavorType, LeaderType, Flavor) SELECT 'FLAVOR_SIEGE', Type, 2 FROM Leaders WHERE Type = 'LEADER_WASHINGTON';" calcext:value-type="string">
            <text:p>INSERT INTO Leader_Flavors(FlavorType, LeaderType, Flavor) SELECT 'FLAVOR_SIEGE', Type, 2 FROM Leaders WHERE Type = 'LEADER_WASHINGTON';</text:p>
          </table:table-cell>
          <table:table-cell table:style-name="ce197" table:formula="of:=&quot;INSERT INTO Leader_Flavors(FlavorType, LeaderType, Flavor) SELECT 'FLAVOR_&quot;&amp;UPPER([.$A15])&amp;&quot;', Type, &quot;&amp;[.AT15]&amp;&quot; FROM Leaders WHERE Type = 'LEADER_&quot;&amp;UPPER([.AT$2])&amp;&quot;';&quot;" office:value-type="string" office:string-value="INSERT INTO Leader_Flavors(FlavorType, LeaderType, Flavor) SELECT 'FLAVOR_SIEGE', Type, 2 FROM Leaders WHERE Type = 'LEADER_MARIA';" calcext:value-type="string">
            <text:p>INSERT INTO Leader_Flavors(FlavorType, LeaderType, Flavor) SELECT 'FLAVOR_SIEGE', Type, 2 FROM Leaders WHERE Type = 'LEADER_MARIA';</text:p>
          </table:table-cell>
          <table:table-cell table:style-name="ce197" table:formula="of:=&quot;INSERT INTO Leader_Flavors(FlavorType, LeaderType, Flavor) SELECT 'FLAVOR_&quot;&amp;UPPER([.$A15])&amp;&quot;', Type, &quot;&amp;[.AU15]&amp;&quot; FROM Leaders WHERE Type = 'LEADER_&quot;&amp;UPPER([.AU$2])&amp;&quot;';&quot;" office:value-type="string" office:string-value="INSERT INTO Leader_Flavors(FlavorType, LeaderType, Flavor) SELECT 'FLAVOR_SIEGE', Type, 2 FROM Leaders WHERE Type = 'LEADER_POCATELLO';" calcext:value-type="string">
            <text:p>INSERT INTO Leader_Flavors(FlavorType, LeaderType, Flavor) SELECT 'FLAVOR_SIEGE', Type, 2 FROM Leaders WHERE Type = 'LEADER_POCATELLO';</text:p>
          </table:table-cell>
          <table:table-cell table:style-name="ce197" table:formula="of:=&quot;INSERT INTO Leader_Flavors(FlavorType, LeaderType, Flavor) SELECT 'FLAVOR_&quot;&amp;UPPER([.$A15])&amp;&quot;', Type, &quot;&amp;[.AV15]&amp;&quot; FROM Leaders WHERE Type = 'LEADER_&quot;&amp;UPPER([.AV$2])&amp;&quot;';&quot;" office:value-type="string" office:string-value="INSERT INTO Leader_Flavors(FlavorType, LeaderType, Flavor) SELECT 'FLAVOR_SIEGE', Type, 2 FROM Leaders WHERE Type = 'LEADER_WILLIAM';" calcext:value-type="string">
            <text:p>INSERT INTO Leader_Flavors(FlavorType, LeaderType, Flavor) SELECT 'FLAVOR_SIEGE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6])&amp;&quot;', Type, &quot;&amp;[.C16]&amp;&quot; FROM Leaders WHERE Type = 'LEADER_&quot;&amp;UPPER([.C$2])&amp;&quot;';&quot;" office:value-type="string" office:string-value="INSERT INTO Leader_Flavors(FlavorType, LeaderType, Flavor) SELECT 'FLAVOR_NAVAL', Type, 4 FROM Leaders WHERE Type = 'LEADER_ASHURBANIPAL';" calcext:value-type="string">
            <text:p>INSERT INTO Leader_Flavors(FlavorType, LeaderType, Flavor) SELECT 'FLAVOR_NAVAL', Type, 4 FROM Leaders WHERE Type = 'LEADER_ASHURBANIPAL';</text:p>
          </table:table-cell>
          <table:table-cell table:style-name="ce197" table:formula="of:=&quot;INSERT INTO Leader_Flavors(FlavorType, LeaderType, Flavor) SELECT 'FLAVOR_&quot;&amp;UPPER([.$A16])&amp;&quot;', Type, &quot;&amp;[.D16]&amp;&quot; FROM Leaders WHERE Type = 'LEADER_&quot;&amp;UPPER([.D$2])&amp;&quot;';&quot;" office:value-type="string" office:string-value="INSERT INTO Leader_Flavors(FlavorType, LeaderType, Flavor) SELECT 'FLAVOR_NAVAL', Type, 4 FROM Leaders WHERE Type = 'LEADER_ASKIA';" calcext:value-type="string">
            <text:p>INSERT INTO Leader_Flavors(FlavorType, LeaderType, Flavor) SELECT 'FLAVOR_NAVAL', Type, 4 FROM Leaders WHERE Type = 'LEADER_ASKIA';</text:p>
          </table:table-cell>
          <table:table-cell table:style-name="ce197" table:formula="of:=&quot;INSERT INTO Leader_Flavors(FlavorType, LeaderType, Flavor) SELECT 'FLAVOR_&quot;&amp;UPPER([.$A16])&amp;&quot;', Type, &quot;&amp;[.E16]&amp;&quot; FROM Leaders WHERE Type = 'LEADER_&quot;&amp;UPPER([.E$2])&amp;&quot;';&quot;" office:value-type="string" office:string-value="INSERT INTO Leader_Flavors(FlavorType, LeaderType, Flavor) SELECT 'FLAVOR_NAVAL', Type, 4 FROM Leaders WHERE Type = 'LEADER_ATTILA';" calcext:value-type="string">
            <text:p>INSERT INTO Leader_Flavors(FlavorType, LeaderType, Flavor) SELECT 'FLAVOR_NAVAL', Type, 4 FROM Leaders WHERE Type = 'LEADER_ATTILA';</text:p>
          </table:table-cell>
          <table:table-cell table:style-name="ce197" table:formula="of:=&quot;INSERT INTO Leader_Flavors(FlavorType, LeaderType, Flavor) SELECT 'FLAVOR_&quot;&amp;UPPER([.$A16])&amp;&quot;', Type, &quot;&amp;[.F16]&amp;&quot; FROM Leaders WHERE Type = 'LEADER_&quot;&amp;UPPER([.F$2])&amp;&quot;';&quot;" office:value-type="string" office:string-value="INSERT INTO Leader_Flavors(FlavorType, LeaderType, Flavor) SELECT 'FLAVOR_NAVAL', Type, 4 FROM Leaders WHERE Type = 'LEADER_AUGUSTUS';" calcext:value-type="string">
            <text:p>INSERT INTO Leader_Flavors(FlavorType, LeaderType, Flavor) SELECT 'FLAVOR_NAVAL', Type, 4 FROM Leaders WHERE Type = 'LEADER_AUGUSTUS';</text:p>
          </table:table-cell>
          <table:table-cell table:style-name="ce197" table:formula="of:=&quot;INSERT INTO Leader_Flavors(FlavorType, LeaderType, Flavor) SELECT 'FLAVOR_&quot;&amp;UPPER([.$A16])&amp;&quot;', Type, &quot;&amp;[.G16]&amp;&quot; FROM Leaders WHERE Type = 'LEADER_&quot;&amp;UPPER([.G$2])&amp;&quot;';&quot;" office:value-type="string" office:string-value="INSERT INTO Leader_Flavors(FlavorType, LeaderType, Flavor) SELECT 'FLAVOR_NAVAL', Type, 4 FROM Leaders WHERE Type = 'LEADER_GENGHIS_KHAN';" calcext:value-type="string">
            <text:p>INSERT INTO Leader_Flavors(FlavorType, LeaderType, Flavor) SELECT 'FLAVOR_NAVAL', Type, 4 FROM Leaders WHERE Type = 'LEADER_GENGHIS_KHAN';</text:p>
          </table:table-cell>
          <table:table-cell table:style-name="ce197" table:formula="of:=&quot;INSERT INTO Leader_Flavors(FlavorType, LeaderType, Flavor) SELECT 'FLAVOR_&quot;&amp;UPPER([.$A16])&amp;&quot;', Type, &quot;&amp;[.H16]&amp;&quot; FROM Leaders WHERE Type = 'LEADER_&quot;&amp;UPPER([.H$2])&amp;&quot;';&quot;" office:value-type="string" office:string-value="INSERT INTO Leader_Flavors(FlavorType, LeaderType, Flavor) SELECT 'FLAVOR_NAVAL', Type, 8 FROM Leaders WHERE Type = 'LEADER_HARALD';" calcext:value-type="string">
            <text:p>INSERT INTO Leader_Flavors(FlavorType, LeaderType, Flavor) SELECT 'FLAVOR_NAVAL', Type, 8 FROM Leaders WHERE Type = 'LEADER_HARALD';</text:p>
          </table:table-cell>
          <table:table-cell table:style-name="ce197" table:formula="of:=&quot;INSERT INTO Leader_Flavors(FlavorType, LeaderType, Flavor) SELECT 'FLAVOR_&quot;&amp;UPPER([.$A16])&amp;&quot;', Type, &quot;&amp;[.I16]&amp;&quot; FROM Leaders WHERE Type = 'LEADER_&quot;&amp;UPPER([.I$2])&amp;&quot;';&quot;" office:value-type="string" office:string-value="INSERT INTO Leader_Flavors(FlavorType, LeaderType, Flavor) SELECT 'FLAVOR_NAVAL', Type, 4 FROM Leaders WHERE Type = 'LEADER_ISABELLA';" calcext:value-type="string">
            <text:p>INSERT INTO Leader_Flavors(FlavorType, LeaderType, Flavor) SELECT 'FLAVOR_NAVAL', Type, 4 FROM Leaders WHERE Type = 'LEADER_ISABELLA';</text:p>
          </table:table-cell>
          <table:table-cell table:style-name="ce197" table:formula="of:=&quot;INSERT INTO Leader_Flavors(FlavorType, LeaderType, Flavor) SELECT 'FLAVOR_&quot;&amp;UPPER([.$A16])&amp;&quot;', Type, &quot;&amp;[.J16]&amp;&quot; FROM Leaders WHERE Type = 'LEADER_&quot;&amp;UPPER([.J$2])&amp;&quot;';&quot;" office:value-type="string" office:string-value="INSERT INTO Leader_Flavors(FlavorType, LeaderType, Flavor) SELECT 'FLAVOR_NAVAL', Type, 4 FROM Leaders WHERE Type = 'LEADER_NAPOLEON';" calcext:value-type="string">
            <text:p>INSERT INTO Leader_Flavors(FlavorType, LeaderType, Flavor) SELECT 'FLAVOR_NAVAL', Type, 4 FROM Leaders WHERE Type = 'LEADER_NAPOLEON';</text:p>
          </table:table-cell>
          <table:table-cell table:style-name="ce197" table:formula="of:=&quot;INSERT INTO Leader_Flavors(FlavorType, LeaderType, Flavor) SELECT 'FLAVOR_&quot;&amp;UPPER([.$A16])&amp;&quot;', Type, &quot;&amp;[.K16]&amp;&quot; FROM Leaders WHERE Type = 'LEADER_&quot;&amp;UPPER([.K$2])&amp;&quot;';&quot;" office:value-type="string" office:string-value="INSERT INTO Leader_Flavors(FlavorType, LeaderType, Flavor) SELECT 'FLAVOR_NAVAL', Type, 4 FROM Leaders WHERE Type = 'LEADER_ODA_NOBUNAGA';" calcext:value-type="string">
            <text:p>INSERT INTO Leader_Flavors(FlavorType, LeaderType, Flavor) SELECT 'FLAVOR_NAVAL', Type, 4 FROM Leaders WHERE Type = 'LEADER_ODA_NOBUNAGA';</text:p>
          </table:table-cell>
          <table:table-cell table:style-name="ce197" table:formula="of:=&quot;INSERT INTO Leader_Flavors(FlavorType, LeaderType, Flavor) SELECT 'FLAVOR_&quot;&amp;UPPER([.$A16])&amp;&quot;', Type, &quot;&amp;[.L16]&amp;&quot; FROM Leaders WHERE Type = 'LEADER_&quot;&amp;UPPER([.L$2])&amp;&quot;';&quot;" office:value-type="string" office:string-value="INSERT INTO Leader_Flavors(FlavorType, LeaderType, Flavor) SELECT 'FLAVOR_NAVAL', Type, 8 FROM Leaders WHERE Type = 'LEADER_ENRICO_DANDOLO';" calcext:value-type="string">
            <text:p>INSERT INTO Leader_Flavors(FlavorType, LeaderType, Flavor) SELECT 'FLAVOR_NAVAL', Type, 8 FROM Leaders WHERE Type = 'LEADER_ENRICO_DANDOLO';</text:p>
          </table:table-cell>
          <table:table-cell table:style-name="ce197" table:formula="of:=&quot;INSERT INTO Leader_Flavors(FlavorType, LeaderType, Flavor) SELECT 'FLAVOR_&quot;&amp;UPPER([.$A16])&amp;&quot;', Type, &quot;&amp;[.M16]&amp;&quot; FROM Leaders WHERE Type = 'LEADER_&quot;&amp;UPPER([.M$2])&amp;&quot;';&quot;" office:value-type="string" office:string-value="INSERT INTO Leader_Flavors(FlavorType, LeaderType, Flavor) SELECT 'FLAVOR_NAVAL', Type, 4 FROM Leaders WHERE Type = 'LEADER_SHAKA';" calcext:value-type="string">
            <text:p>INSERT INTO Leader_Flavors(FlavorType, LeaderType, Flavor) SELECT 'FLAVOR_NAVAL', Type, 4 FROM Leaders WHERE Type = 'LEADER_SHAKA';</text:p>
          </table:table-cell>
          <table:table-cell table:style-name="ce197" table:formula="of:=&quot;INSERT INTO Leader_Flavors(FlavorType, LeaderType, Flavor) SELECT 'FLAVOR_&quot;&amp;UPPER([.$A16])&amp;&quot;', Type, &quot;&amp;[.N16]&amp;&quot; FROM Leaders WHERE Type = 'LEADER_&quot;&amp;UPPER([.N$2])&amp;&quot;';&quot;" office:value-type="string" office:string-value="INSERT INTO Leader_Flavors(FlavorType, LeaderType, Flavor) SELECT 'FLAVOR_NAVAL', Type, 4 FROM Leaders WHERE Type = 'LEADER_COALITION';" calcext:value-type="string">
            <text:p>INSERT INTO Leader_Flavors(FlavorType, LeaderType, Flavor) SELECT 'FLAVOR_NAVAL', Type, 4 FROM Leaders WHERE Type = 'LEADER_COALITION';</text:p>
          </table:table-cell>
          <table:table-cell table:style-name="ce197" table:formula="of:=&quot;INSERT INTO Leader_Flavors(FlavorType, LeaderType, Flavor) SELECT 'FLAVOR_&quot;&amp;UPPER([.$A16])&amp;&quot;', Type, &quot;&amp;[.O16]&amp;&quot; FROM Leaders WHERE Type = 'LEADER_&quot;&amp;UPPER([.O$2])&amp;&quot;';&quot;" office:value-type="string" office:string-value="INSERT INTO Leader_Flavors(FlavorType, LeaderType, Flavor) SELECT 'FLAVOR_NAVAL', Type, 4 FROM Leaders WHERE Type = 'LEADER_ALEXANDER';" calcext:value-type="string">
            <text:p>INSERT INTO Leader_Flavors(FlavorType, LeaderType, Flavor) SELECT 'FLAVOR_NAVAL', Type, 4 FROM Leaders WHERE Type = 'LEADER_ALEXANDER';</text:p>
          </table:table-cell>
          <table:table-cell table:style-name="ce197" table:formula="of:=&quot;INSERT INTO Leader_Flavors(FlavorType, LeaderType, Flavor) SELECT 'FLAVOR_&quot;&amp;UPPER([.$A16])&amp;&quot;', Type, &quot;&amp;[.P16]&amp;&quot; FROM Leaders WHERE Type = 'LEADER_&quot;&amp;UPPER([.P$2])&amp;&quot;';&quot;" office:value-type="string" office:string-value="INSERT INTO Leader_Flavors(FlavorType, LeaderType, Flavor) SELECT 'FLAVOR_NAVAL', Type, 4 FROM Leaders WHERE Type = 'LEADER_BISMARCK';" calcext:value-type="string">
            <text:p>INSERT INTO Leader_Flavors(FlavorType, LeaderType, Flavor) SELECT 'FLAVOR_NAVAL', Type, 4 FROM Leaders WHERE Type = 'LEADER_BISMARCK';</text:p>
          </table:table-cell>
          <table:table-cell table:style-name="ce197" table:formula="of:=&quot;INSERT INTO Leader_Flavors(FlavorType, LeaderType, Flavor) SELECT 'FLAVOR_&quot;&amp;UPPER([.$A16])&amp;&quot;', Type, &quot;&amp;[.Q16]&amp;&quot; FROM Leaders WHERE Type = 'LEADER_&quot;&amp;UPPER([.Q$2])&amp;&quot;';&quot;" office:value-type="string" office:string-value="INSERT INTO Leader_Flavors(FlavorType, LeaderType, Flavor) SELECT 'FLAVOR_NAVAL', Type, 4 FROM Leaders WHERE Type = 'LEADER_CATHERINE';" calcext:value-type="string">
            <text:p>INSERT INTO Leader_Flavors(FlavorType, LeaderType, Flavor) SELECT 'FLAVOR_NAVAL', Type, 4 FROM Leaders WHERE Type = 'LEADER_CATHERINE';</text:p>
          </table:table-cell>
          <table:table-cell table:style-name="ce197" table:formula="of:=&quot;INSERT INTO Leader_Flavors(FlavorType, LeaderType, Flavor) SELECT 'FLAVOR_&quot;&amp;UPPER([.$A16])&amp;&quot;', Type, &quot;&amp;[.R16]&amp;&quot; FROM Leaders WHERE Type = 'LEADER_&quot;&amp;UPPER([.R$2])&amp;&quot;';&quot;" office:value-type="string" office:string-value="INSERT INTO Leader_Flavors(FlavorType, LeaderType, Flavor) SELECT 'FLAVOR_NAVAL', Type, 8 FROM Leaders WHERE Type = 'LEADER_ELIZABETH';" calcext:value-type="string">
            <text:p>INSERT INTO Leader_Flavors(FlavorType, LeaderType, Flavor) SELECT 'FLAVOR_NAVAL', Type, 8 FROM Leaders WHERE Type = 'LEADER_ELIZABETH';</text:p>
          </table:table-cell>
          <table:table-cell table:style-name="ce197" table:formula="of:=&quot;INSERT INTO Leader_Flavors(FlavorType, LeaderType, Flavor) SELECT 'FLAVOR_&quot;&amp;UPPER([.$A16])&amp;&quot;', Type, &quot;&amp;[.S16]&amp;&quot; FROM Leaders WHERE Type = 'LEADER_&quot;&amp;UPPER([.S$2])&amp;&quot;';&quot;" office:value-type="string" office:string-value="INSERT INTO Leader_Flavors(FlavorType, LeaderType, Flavor) SELECT 'FLAVOR_NAVAL', Type, 4 FROM Leaders WHERE Type = 'LEADER_GUSTAVUS_ADOLPHUS';" calcext:value-type="string">
            <text:p>INSERT INTO Leader_Flavors(FlavorType, LeaderType, Flavor) SELECT 'FLAVOR_NAVAL', Type, 4 FROM Leaders WHERE Type = 'LEADER_GUSTAVUS_ADOLPHUS';</text:p>
          </table:table-cell>
          <table:table-cell table:style-name="ce197" table:formula="of:=&quot;INSERT INTO Leader_Flavors(FlavorType, LeaderType, Flavor) SELECT 'FLAVOR_&quot;&amp;UPPER([.$A16])&amp;&quot;', Type, &quot;&amp;[.T16]&amp;&quot; FROM Leaders WHERE Type = 'LEADER_&quot;&amp;UPPER([.T$2])&amp;&quot;';&quot;" office:value-type="string" office:string-value="INSERT INTO Leader_Flavors(FlavorType, LeaderType, Flavor) SELECT 'FLAVOR_NAVAL', Type, 4 FROM Leaders WHERE Type = 'LEADER_HIAWATHA';" calcext:value-type="string">
            <text:p>INSERT INTO Leader_Flavors(FlavorType, LeaderType, Flavor) SELECT 'FLAVOR_NAVAL', Type, 4 FROM Leaders WHERE Type = 'LEADER_HIAWATHA';</text:p>
          </table:table-cell>
          <table:table-cell table:style-name="ce197" table:formula="of:=&quot;INSERT INTO Leader_Flavors(FlavorType, LeaderType, Flavor) SELECT 'FLAVOR_&quot;&amp;UPPER([.$A16])&amp;&quot;', Type, &quot;&amp;[.U16]&amp;&quot; FROM Leaders WHERE Type = 'LEADER_&quot;&amp;UPPER([.U$2])&amp;&quot;';&quot;" office:value-type="string" office:string-value="INSERT INTO Leader_Flavors(FlavorType, LeaderType, Flavor) SELECT 'FLAVOR_NAVAL', Type, 4 FROM Leaders WHERE Type = 'LEADER_MONTEZUMA';" calcext:value-type="string">
            <text:p>INSERT INTO Leader_Flavors(FlavorType, LeaderType, Flavor) SELECT 'FLAVOR_NAVAL', Type, 4 FROM Leaders WHERE Type = 'LEADER_MONTEZUMA';</text:p>
          </table:table-cell>
          <table:table-cell table:style-name="ce197" table:formula="of:=&quot;INSERT INTO Leader_Flavors(FlavorType, LeaderType, Flavor) SELECT 'FLAVOR_&quot;&amp;UPPER([.$A16])&amp;&quot;', Type, &quot;&amp;[.V16]&amp;&quot; FROM Leaders WHERE Type = 'LEADER_&quot;&amp;UPPER([.V$2])&amp;&quot;';&quot;" office:value-type="string" office:string-value="INSERT INTO Leader_Flavors(FlavorType, LeaderType, Flavor) SELECT 'FLAVOR_NAVAL', Type, 8 FROM Leaders WHERE Type = 'LEADER_THEODORA';" calcext:value-type="string">
            <text:p>INSERT INTO Leader_Flavors(FlavorType, LeaderType, Flavor) SELECT 'FLAVOR_NAVAL', Type, 8 FROM Leaders WHERE Type = 'LEADER_THEODORA';</text:p>
          </table:table-cell>
          <table:table-cell table:style-name="ce197" table:formula="of:=&quot;INSERT INTO Leader_Flavors(FlavorType, LeaderType, Flavor) SELECT 'FLAVOR_&quot;&amp;UPPER([.$A16])&amp;&quot;', Type, &quot;&amp;[.W16]&amp;&quot; FROM Leaders WHERE Type = 'LEADER_&quot;&amp;UPPER([.W$2])&amp;&quot;';&quot;" office:value-type="string" office:string-value="INSERT INTO Leader_Flavors(FlavorType, LeaderType, Flavor) SELECT 'FLAVOR_NAVAL', Type, 4 FROM Leaders WHERE Type = 'LEADER_GAJAH_MADA';" calcext:value-type="string">
            <text:p>INSERT INTO Leader_Flavors(FlavorType, LeaderType, Flavor) SELECT 'FLAVOR_NAVAL', Type, 4 FROM Leaders WHERE Type = 'LEADER_GAJAH_MADA';</text:p>
          </table:table-cell>
          <table:table-cell table:style-name="ce197" table:formula="of:=&quot;INSERT INTO Leader_Flavors(FlavorType, LeaderType, Flavor) SELECT 'FLAVOR_&quot;&amp;UPPER([.$A16])&amp;&quot;', Type, &quot;&amp;[.X16]&amp;&quot; FROM Leaders WHERE Type = 'LEADER_&quot;&amp;UPPER([.X$2])&amp;&quot;';&quot;" office:value-type="string" office:string-value="INSERT INTO Leader_Flavors(FlavorType, LeaderType, Flavor) SELECT 'FLAVOR_NAVAL', Type, 4 FROM Leaders WHERE Type = 'LEADER_CASIMIR';" calcext:value-type="string">
            <text:p>INSERT INTO Leader_Flavors(FlavorType, LeaderType, Flavor) SELECT 'FLAVOR_NAVAL', Type, 4 FROM Leaders WHERE Type = 'LEADER_CASIMIR';</text:p>
          </table:table-cell>
          <table:table-cell table:style-name="ce197" table:formula="of:=&quot;INSERT INTO Leader_Flavors(FlavorType, LeaderType, Flavor) SELECT 'FLAVOR_&quot;&amp;UPPER([.$A16])&amp;&quot;', Type, &quot;&amp;[.Y16]&amp;&quot; FROM Leaders WHERE Type = 'LEADER_&quot;&amp;UPPER([.Y$2])&amp;&quot;';&quot;" office:value-type="string" office:string-value="INSERT INTO Leader_Flavors(FlavorType, LeaderType, Flavor) SELECT 'FLAVOR_NAVAL', Type, 4 FROM Leaders WHERE Type = 'LEADER_WU_ZETIAN';" calcext:value-type="string">
            <text:p>INSERT INTO Leader_Flavors(FlavorType, LeaderType, Flavor) SELECT 'FLAVOR_NAVAL', Type, 4 FROM Leaders WHERE Type = 'LEADER_WU_ZETIAN';</text:p>
          </table:table-cell>
          <table:table-cell table:style-name="ce197" table:formula="of:=&quot;INSERT INTO Leader_Flavors(FlavorType, LeaderType, Flavor) SELECT 'FLAVOR_&quot;&amp;UPPER([.$A16])&amp;&quot;', Type, &quot;&amp;[.Z16]&amp;&quot; FROM Leaders WHERE Type = 'LEADER_&quot;&amp;UPPER([.Z$2])&amp;&quot;';&quot;" office:value-type="string" office:string-value="INSERT INTO Leader_Flavors(FlavorType, LeaderType, Flavor) SELECT 'FLAVOR_NAVAL', Type, 4 FROM Leaders WHERE Type = 'LEADER_DIPLOMAT';" calcext:value-type="string">
            <text:p>INSERT INTO Leader_Flavors(FlavorType, LeaderType, Flavor) SELECT 'FLAVOR_NAVAL', Type, 4 FROM Leaders WHERE Type = 'LEADER_DIPLOMAT';</text:p>
          </table:table-cell>
          <table:table-cell table:style-name="ce197" table:formula="of:=&quot;INSERT INTO Leader_Flavors(FlavorType, LeaderType, Flavor) SELECT 'FLAVOR_&quot;&amp;UPPER([.$A16])&amp;&quot;', Type, &quot;&amp;[.AA16]&amp;&quot; FROM Leaders WHERE Type = 'LEADER_&quot;&amp;UPPER([.AA$2])&amp;&quot;';&quot;" office:value-type="string" office:string-value="INSERT INTO Leader_Flavors(FlavorType, LeaderType, Flavor) SELECT 'FLAVOR_NAVAL', Type, 4 FROM Leaders WHERE Type = 'LEADER_GANDHI';" calcext:value-type="string">
            <text:p>INSERT INTO Leader_Flavors(FlavorType, LeaderType, Flavor) SELECT 'FLAVOR_NAVAL', Type, 4 FROM Leaders WHERE Type = 'LEADER_GANDHI';</text:p>
          </table:table-cell>
          <table:table-cell table:style-name="ce197" table:formula="of:=&quot;INSERT INTO Leader_Flavors(FlavorType, LeaderType, Flavor) SELECT 'FLAVOR_&quot;&amp;UPPER([.$A16])&amp;&quot;', Type, &quot;&amp;[.AB16]&amp;&quot; FROM Leaders WHERE Type = 'LEADER_&quot;&amp;UPPER([.AB$2])&amp;&quot;';&quot;" office:value-type="string" office:string-value="INSERT INTO Leader_Flavors(FlavorType, LeaderType, Flavor) SELECT 'FLAVOR_NAVAL', Type, 4 FROM Leaders WHERE Type = 'LEADER_SELASSIE';" calcext:value-type="string">
            <text:p>INSERT INTO Leader_Flavors(FlavorType, LeaderType, Flavor) SELECT 'FLAVOR_NAVAL', Type, 4 FROM Leaders WHERE Type = 'LEADER_SELASSIE';</text:p>
          </table:table-cell>
          <table:table-cell table:style-name="ce197" table:formula="of:=&quot;INSERT INTO Leader_Flavors(FlavorType, LeaderType, Flavor) SELECT 'FLAVOR_&quot;&amp;UPPER([.$A16])&amp;&quot;', Type, &quot;&amp;[.AC16]&amp;&quot; FROM Leaders WHERE Type = 'LEADER_&quot;&amp;UPPER([.AC$2])&amp;&quot;';&quot;" office:value-type="string" office:string-value="INSERT INTO Leader_Flavors(FlavorType, LeaderType, Flavor) SELECT 'FLAVOR_NAVAL', Type, 8 FROM Leaders WHERE Type = 'LEADER_KAMEHAMEHA';" calcext:value-type="string">
            <text:p>INSERT INTO Leader_Flavors(FlavorType, LeaderType, Flavor) SELECT 'FLAVOR_NAVAL', Type, 8 FROM Leaders WHERE Type = 'LEADER_KAMEHAMEHA';</text:p>
          </table:table-cell>
          <table:table-cell table:style-name="ce197" table:formula="of:=&quot;INSERT INTO Leader_Flavors(FlavorType, LeaderType, Flavor) SELECT 'FLAVOR_&quot;&amp;UPPER([.$A16])&amp;&quot;', Type, &quot;&amp;[.AD16]&amp;&quot; FROM Leaders WHERE Type = 'LEADER_&quot;&amp;UPPER([.AD$2])&amp;&quot;';&quot;" office:value-type="string" office:string-value="INSERT INTO Leader_Flavors(FlavorType, LeaderType, Flavor) SELECT 'FLAVOR_NAVAL', Type, 4 FROM Leaders WHERE Type = 'LEADER_MARIA_I';" calcext:value-type="string">
            <text:p>INSERT INTO Leader_Flavors(FlavorType, LeaderType, Flavor) SELECT 'FLAVOR_NAVAL', Type, 4 FROM Leaders WHERE Type = 'LEADER_MARIA_I';</text:p>
          </table:table-cell>
          <table:table-cell table:style-name="ce197" table:formula="of:=&quot;INSERT INTO Leader_Flavors(FlavorType, LeaderType, Flavor) SELECT 'FLAVOR_&quot;&amp;UPPER([.$A16])&amp;&quot;', Type, &quot;&amp;[.AE16]&amp;&quot; FROM Leaders WHERE Type = 'LEADER_&quot;&amp;UPPER([.AE$2])&amp;&quot;';&quot;" office:value-type="string" office:string-value="INSERT INTO Leader_Flavors(FlavorType, LeaderType, Flavor) SELECT 'FLAVOR_NAVAL', Type, 4 FROM Leaders WHERE Type = 'LEADER_PACHACUTI';" calcext:value-type="string">
            <text:p>INSERT INTO Leader_Flavors(FlavorType, LeaderType, Flavor) SELECT 'FLAVOR_NAVAL', Type, 4 FROM Leaders WHERE Type = 'LEADER_PACHACUTI';</text:p>
          </table:table-cell>
          <table:table-cell table:style-name="ce197" table:formula="of:=&quot;INSERT INTO Leader_Flavors(FlavorType, LeaderType, Flavor) SELECT 'FLAVOR_&quot;&amp;UPPER([.$A16])&amp;&quot;', Type, &quot;&amp;[.AF16]&amp;&quot; FROM Leaders WHERE Type = 'LEADER_&quot;&amp;UPPER([.AF$2])&amp;&quot;';&quot;" office:value-type="string" office:string-value="INSERT INTO Leader_Flavors(FlavorType, LeaderType, Flavor) SELECT 'FLAVOR_NAVAL', Type, 4 FROM Leaders WHERE Type = 'LEADER_RAMESSES';" calcext:value-type="string">
            <text:p>INSERT INTO Leader_Flavors(FlavorType, LeaderType, Flavor) SELECT 'FLAVOR_NAVAL', Type, 4 FROM Leaders WHERE Type = 'LEADER_RAMESSES';</text:p>
          </table:table-cell>
          <table:table-cell table:style-name="ce197" table:formula="of:=&quot;INSERT INTO Leader_Flavors(FlavorType, LeaderType, Flavor) SELECT 'FLAVOR_&quot;&amp;UPPER([.$A16])&amp;&quot;', Type, &quot;&amp;[.AG16]&amp;&quot; FROM Leaders WHERE Type = 'LEADER_&quot;&amp;UPPER([.AG$2])&amp;&quot;';&quot;" office:value-type="string" office:string-value="INSERT INTO Leader_Flavors(FlavorType, LeaderType, Flavor) SELECT 'FLAVOR_NAVAL', Type, 4 FROM Leaders WHERE Type = 'LEADER_RAMKHAMHAENG';" calcext:value-type="string">
            <text:p>INSERT INTO Leader_Flavors(FlavorType, LeaderType, Flavor) SELECT 'FLAVOR_NAVAL', Type, 4 FROM Leaders WHERE Type = 'LEADER_RAMKHAMHAENG';</text:p>
          </table:table-cell>
          <table:table-cell table:style-name="ce197" table:formula="of:=&quot;INSERT INTO Leader_Flavors(FlavorType, LeaderType, Flavor) SELECT 'FLAVOR_&quot;&amp;UPPER([.$A16])&amp;&quot;', Type, &quot;&amp;[.AH16]&amp;&quot; FROM Leaders WHERE Type = 'LEADER_&quot;&amp;UPPER([.AH$2])&amp;&quot;';&quot;" office:value-type="string" office:string-value="INSERT INTO Leader_Flavors(FlavorType, LeaderType, Flavor) SELECT 'FLAVOR_NAVAL', Type, 4 FROM Leaders WHERE Type = 'LEADER_PEDRO';" calcext:value-type="string">
            <text:p>INSERT INTO Leader_Flavors(FlavorType, LeaderType, Flavor) SELECT 'FLAVOR_NAVAL', Type, 4 FROM Leaders WHERE Type = 'LEADER_PEDRO';</text:p>
          </table:table-cell>
          <table:table-cell table:style-name="ce197" table:formula="of:=&quot;INSERT INTO Leader_Flavors(FlavorType, LeaderType, Flavor) SELECT 'FLAVOR_&quot;&amp;UPPER([.$A16])&amp;&quot;', Type, &quot;&amp;[.AI16]&amp;&quot; FROM Leaders WHERE Type = 'LEADER_&quot;&amp;UPPER([.AI$2])&amp;&quot;';&quot;" office:value-type="string" office:string-value="INSERT INTO Leader_Flavors(FlavorType, LeaderType, Flavor) SELECT 'FLAVOR_NAVAL', Type, 4 FROM Leaders WHERE Type = 'LEADER_AHMAD_ALMANSUR';" calcext:value-type="string">
            <text:p>INSERT INTO Leader_Flavors(FlavorType, LeaderType, Flavor) SELECT 'FLAVOR_NAVAL', Type, 4 FROM Leaders WHERE Type = 'LEADER_AHMAD_ALMANSUR';</text:p>
          </table:table-cell>
          <table:table-cell table:style-name="ce197" table:formula="of:=&quot;INSERT INTO Leader_Flavors(FlavorType, LeaderType, Flavor) SELECT 'FLAVOR_&quot;&amp;UPPER([.$A16])&amp;&quot;', Type, &quot;&amp;[.AJ16]&amp;&quot; FROM Leaders WHERE Type = 'LEADER_&quot;&amp;UPPER([.AJ$2])&amp;&quot;';&quot;" office:value-type="string" office:string-value="INSERT INTO Leader_Flavors(FlavorType, LeaderType, Flavor) SELECT 'FLAVOR_NAVAL', Type, 4 FROM Leaders WHERE Type = 'LEADER_SEJONG';" calcext:value-type="string">
            <text:p>INSERT INTO Leader_Flavors(FlavorType, LeaderType, Flavor) SELECT 'FLAVOR_NAVAL', Type, 4 FROM Leaders WHERE Type = 'LEADER_SEJONG';</text:p>
          </table:table-cell>
          <table:table-cell table:style-name="ce197" table:formula="of:=&quot;INSERT INTO Leader_Flavors(FlavorType, LeaderType, Flavor) SELECT 'FLAVOR_&quot;&amp;UPPER([.$A16])&amp;&quot;', Type, &quot;&amp;[.AK16]&amp;&quot; FROM Leaders WHERE Type = 'LEADER_&quot;&amp;UPPER([.AK$2])&amp;&quot;';&quot;" office:value-type="string" office:string-value="INSERT INTO Leader_Flavors(FlavorType, LeaderType, Flavor) SELECT 'FLAVOR_NAVAL', Type, 4 FROM Leaders WHERE Type = 'LEADER_EXPANSIONIST';" calcext:value-type="string">
            <text:p>INSERT INTO Leader_Flavors(FlavorType, LeaderType, Flavor) SELECT 'FLAVOR_NAVAL', Type, 4 FROM Leaders WHERE Type = 'LEADER_EXPANSIONIST';</text:p>
          </table:table-cell>
          <table:table-cell table:style-name="ce197" table:formula="of:=&quot;INSERT INTO Leader_Flavors(FlavorType, LeaderType, Flavor) SELECT 'FLAVOR_&quot;&amp;UPPER([.$A16])&amp;&quot;', Type, &quot;&amp;[.AL16]&amp;&quot; FROM Leaders WHERE Type = 'LEADER_&quot;&amp;UPPER([.AL$2])&amp;&quot;';&quot;" office:value-type="string" office:string-value="INSERT INTO Leader_Flavors(FlavorType, LeaderType, Flavor) SELECT 'FLAVOR_NAVAL', Type, 4 FROM Leaders WHERE Type = 'LEADER_BOUDICCA';" calcext:value-type="string">
            <text:p>INSERT INTO Leader_Flavors(FlavorType, LeaderType, Flavor) SELECT 'FLAVOR_NAVAL', Type, 4 FROM Leaders WHERE Type = 'LEADER_BOUDICCA';</text:p>
          </table:table-cell>
          <table:table-cell table:style-name="ce197" table:formula="of:=&quot;INSERT INTO Leader_Flavors(FlavorType, LeaderType, Flavor) SELECT 'FLAVOR_&quot;&amp;UPPER([.$A16])&amp;&quot;', Type, &quot;&amp;[.AM16]&amp;&quot; FROM Leaders WHERE Type = 'LEADER_&quot;&amp;UPPER([.AM$2])&amp;&quot;';&quot;" office:value-type="string" office:string-value="INSERT INTO Leader_Flavors(FlavorType, LeaderType, Flavor) SELECT 'FLAVOR_NAVAL', Type, 4 FROM Leaders WHERE Type = 'LEADER_DARIUS';" calcext:value-type="string">
            <text:p>INSERT INTO Leader_Flavors(FlavorType, LeaderType, Flavor) SELECT 'FLAVOR_NAVAL', Type, 4 FROM Leaders WHERE Type = 'LEADER_DARIUS';</text:p>
          </table:table-cell>
          <table:table-cell table:style-name="ce197" table:formula="of:=&quot;INSERT INTO Leader_Flavors(FlavorType, LeaderType, Flavor) SELECT 'FLAVOR_&quot;&amp;UPPER([.$A16])&amp;&quot;', Type, &quot;&amp;[.AN16]&amp;&quot; FROM Leaders WHERE Type = 'LEADER_&quot;&amp;UPPER([.AN$2])&amp;&quot;';&quot;" office:value-type="string" office:string-value="INSERT INTO Leader_Flavors(FlavorType, LeaderType, Flavor) SELECT 'FLAVOR_NAVAL', Type, 8 FROM Leaders WHERE Type = 'LEADER_DIDO';" calcext:value-type="string">
            <text:p>INSERT INTO Leader_Flavors(FlavorType, LeaderType, Flavor) SELECT 'FLAVOR_NAVAL', Type, 8 FROM Leaders WHERE Type = 'LEADER_DIDO';</text:p>
          </table:table-cell>
          <table:table-cell table:style-name="ce197" table:formula="of:=&quot;INSERT INTO Leader_Flavors(FlavorType, LeaderType, Flavor) SELECT 'FLAVOR_&quot;&amp;UPPER([.$A16])&amp;&quot;', Type, &quot;&amp;[.AO16]&amp;&quot; FROM Leaders WHERE Type = 'LEADER_&quot;&amp;UPPER([.AO$2])&amp;&quot;';&quot;" office:value-type="string" office:string-value="INSERT INTO Leader_Flavors(FlavorType, LeaderType, Flavor) SELECT 'FLAVOR_NAVAL', Type, 4 FROM Leaders WHERE Type = 'LEADER_HARUN_AL_RASHID';" calcext:value-type="string">
            <text:p>INSERT INTO Leader_Flavors(FlavorType, LeaderType, Flavor) SELECT 'FLAVOR_NAVAL', Type, 4 FROM Leaders WHERE Type = 'LEADER_HARUN_AL_RASHID';</text:p>
          </table:table-cell>
          <table:table-cell table:style-name="ce197" table:formula="of:=&quot;INSERT INTO Leader_Flavors(FlavorType, LeaderType, Flavor) SELECT 'FLAVOR_&quot;&amp;UPPER([.$A16])&amp;&quot;', Type, &quot;&amp;[.AP16]&amp;&quot; FROM Leaders WHERE Type = 'LEADER_&quot;&amp;UPPER([.AP$2])&amp;&quot;';&quot;" office:value-type="string" office:string-value="INSERT INTO Leader_Flavors(FlavorType, LeaderType, Flavor) SELECT 'FLAVOR_NAVAL', Type, 4 FROM Leaders WHERE Type = 'LEADER_NEBUCHADNEZZAR';" calcext:value-type="string">
            <text:p>INSERT INTO Leader_Flavors(FlavorType, LeaderType, Flavor) SELECT 'FLAVOR_NAVAL', Type, 4 FROM Leaders WHERE Type = 'LEADER_NEBUCHADNEZZAR';</text:p>
          </table:table-cell>
          <table:table-cell table:style-name="ce197" table:formula="of:=&quot;INSERT INTO Leader_Flavors(FlavorType, LeaderType, Flavor) SELECT 'FLAVOR_&quot;&amp;UPPER([.$A16])&amp;&quot;', Type, &quot;&amp;[.AQ16]&amp;&quot; FROM Leaders WHERE Type = 'LEADER_&quot;&amp;UPPER([.AQ$2])&amp;&quot;';&quot;" office:value-type="string" office:string-value="INSERT INTO Leader_Flavors(FlavorType, LeaderType, Flavor) SELECT 'FLAVOR_NAVAL', Type, 4 FROM Leaders WHERE Type = 'LEADER_PACAL';" calcext:value-type="string">
            <text:p>INSERT INTO Leader_Flavors(FlavorType, LeaderType, Flavor) SELECT 'FLAVOR_NAVAL', Type, 4 FROM Leaders WHERE Type = 'LEADER_PACAL';</text:p>
          </table:table-cell>
          <table:table-cell table:style-name="ce197" table:formula="of:=&quot;INSERT INTO Leader_Flavors(FlavorType, LeaderType, Flavor) SELECT 'FLAVOR_&quot;&amp;UPPER([.$A16])&amp;&quot;', Type, &quot;&amp;[.AR16]&amp;&quot; FROM Leaders WHERE Type = 'LEADER_&quot;&amp;UPPER([.AR$2])&amp;&quot;';&quot;" office:value-type="string" office:string-value="INSERT INTO Leader_Flavors(FlavorType, LeaderType, Flavor) SELECT 'FLAVOR_NAVAL', Type, 8 FROM Leaders WHERE Type = 'LEADER_SULEIMAN';" calcext:value-type="string">
            <text:p>INSERT INTO Leader_Flavors(FlavorType, LeaderType, Flavor) SELECT 'FLAVOR_NAVAL', Type, 8 FROM Leaders WHERE Type = 'LEADER_SULEIMAN';</text:p>
          </table:table-cell>
          <table:table-cell table:style-name="ce197" table:formula="of:=&quot;INSERT INTO Leader_Flavors(FlavorType, LeaderType, Flavor) SELECT 'FLAVOR_&quot;&amp;UPPER([.$A16])&amp;&quot;', Type, &quot;&amp;[.AS16]&amp;&quot; FROM Leaders WHERE Type = 'LEADER_&quot;&amp;UPPER([.AS$2])&amp;&quot;';&quot;" office:value-type="string" office:string-value="INSERT INTO Leader_Flavors(FlavorType, LeaderType, Flavor) SELECT 'FLAVOR_NAVAL', Type, 4 FROM Leaders WHERE Type = 'LEADER_WASHINGTON';" calcext:value-type="string">
            <text:p>INSERT INTO Leader_Flavors(FlavorType, LeaderType, Flavor) SELECT 'FLAVOR_NAVAL', Type, 4 FROM Leaders WHERE Type = 'LEADER_WASHINGTON';</text:p>
          </table:table-cell>
          <table:table-cell table:style-name="ce197" table:formula="of:=&quot;INSERT INTO Leader_Flavors(FlavorType, LeaderType, Flavor) SELECT 'FLAVOR_&quot;&amp;UPPER([.$A16])&amp;&quot;', Type, &quot;&amp;[.AT16]&amp;&quot; FROM Leaders WHERE Type = 'LEADER_&quot;&amp;UPPER([.AT$2])&amp;&quot;';&quot;" office:value-type="string" office:string-value="INSERT INTO Leader_Flavors(FlavorType, LeaderType, Flavor) SELECT 'FLAVOR_NAVAL', Type, 4 FROM Leaders WHERE Type = 'LEADER_MARIA';" calcext:value-type="string">
            <text:p>INSERT INTO Leader_Flavors(FlavorType, LeaderType, Flavor) SELECT 'FLAVOR_NAVAL', Type, 4 FROM Leaders WHERE Type = 'LEADER_MARIA';</text:p>
          </table:table-cell>
          <table:table-cell table:style-name="ce197" table:formula="of:=&quot;INSERT INTO Leader_Flavors(FlavorType, LeaderType, Flavor) SELECT 'FLAVOR_&quot;&amp;UPPER([.$A16])&amp;&quot;', Type, &quot;&amp;[.AU16]&amp;&quot; FROM Leaders WHERE Type = 'LEADER_&quot;&amp;UPPER([.AU$2])&amp;&quot;';&quot;" office:value-type="string" office:string-value="INSERT INTO Leader_Flavors(FlavorType, LeaderType, Flavor) SELECT 'FLAVOR_NAVAL', Type, 4 FROM Leaders WHERE Type = 'LEADER_POCATELLO';" calcext:value-type="string">
            <text:p>INSERT INTO Leader_Flavors(FlavorType, LeaderType, Flavor) SELECT 'FLAVOR_NAVAL', Type, 4 FROM Leaders WHERE Type = 'LEADER_POCATELLO';</text:p>
          </table:table-cell>
          <table:table-cell table:style-name="ce197" table:formula="of:=&quot;INSERT INTO Leader_Flavors(FlavorType, LeaderType, Flavor) SELECT 'FLAVOR_&quot;&amp;UPPER([.$A16])&amp;&quot;', Type, &quot;&amp;[.AV16]&amp;&quot; FROM Leaders WHERE Type = 'LEADER_&quot;&amp;UPPER([.AV$2])&amp;&quot;';&quot;" office:value-type="string" office:string-value="INSERT INTO Leader_Flavors(FlavorType, LeaderType, Flavor) SELECT 'FLAVOR_NAVAL', Type, 8 FROM Leaders WHERE Type = 'LEADER_WILLIAM';" calcext:value-type="string">
            <text:p>INSERT INTO Leader_Flavors(FlavorType, LeaderType, Flavor) SELECT 'FLAVOR_NAVAL', Type, 8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7])&amp;&quot;', Type, &quot;&amp;[.C17]&amp;&quot; FROM Leaders WHERE Type = 'LEADER_&quot;&amp;UPPER([.C$2])&amp;&quot;';&quot;" office:value-type="string" office:string-value="INSERT INTO Leader_Flavors(FlavorType, LeaderType, Flavor) SELECT 'FLAVOR_NAVAL_BOMBARDMENT', Type, 4 FROM Leaders WHERE Type = 'LEADER_ASHURBANIPAL';" calcext:value-type="string">
            <text:p>INSERT INTO Leader_Flavors(FlavorType, LeaderType, Flavor) SELECT 'FLAVOR_NAVAL_BOMBARDMENT', Type, 4 FROM Leaders WHERE Type = 'LEADER_ASHURBANIPAL';</text:p>
          </table:table-cell>
          <table:table-cell table:style-name="ce197" table:formula="of:=&quot;INSERT INTO Leader_Flavors(FlavorType, LeaderType, Flavor) SELECT 'FLAVOR_&quot;&amp;UPPER([.$A17])&amp;&quot;', Type, &quot;&amp;[.D17]&amp;&quot; FROM Leaders WHERE Type = 'LEADER_&quot;&amp;UPPER([.D$2])&amp;&quot;';&quot;" office:value-type="string" office:string-value="INSERT INTO Leader_Flavors(FlavorType, LeaderType, Flavor) SELECT 'FLAVOR_NAVAL_BOMBARDMENT', Type, 4 FROM Leaders WHERE Type = 'LEADER_ASKIA';" calcext:value-type="string">
            <text:p>INSERT INTO Leader_Flavors(FlavorType, LeaderType, Flavor) SELECT 'FLAVOR_NAVAL_BOMBARDMENT', Type, 4 FROM Leaders WHERE Type = 'LEADER_ASKIA';</text:p>
          </table:table-cell>
          <table:table-cell table:style-name="ce197" table:formula="of:=&quot;INSERT INTO Leader_Flavors(FlavorType, LeaderType, Flavor) SELECT 'FLAVOR_&quot;&amp;UPPER([.$A17])&amp;&quot;', Type, &quot;&amp;[.E17]&amp;&quot; FROM Leaders WHERE Type = 'LEADER_&quot;&amp;UPPER([.E$2])&amp;&quot;';&quot;" office:value-type="string" office:string-value="INSERT INTO Leader_Flavors(FlavorType, LeaderType, Flavor) SELECT 'FLAVOR_NAVAL_BOMBARDMENT', Type, 4 FROM Leaders WHERE Type = 'LEADER_ATTILA';" calcext:value-type="string">
            <text:p>INSERT INTO Leader_Flavors(FlavorType, LeaderType, Flavor) SELECT 'FLAVOR_NAVAL_BOMBARDMENT', Type, 4 FROM Leaders WHERE Type = 'LEADER_ATTILA';</text:p>
          </table:table-cell>
          <table:table-cell table:style-name="ce197" table:formula="of:=&quot;INSERT INTO Leader_Flavors(FlavorType, LeaderType, Flavor) SELECT 'FLAVOR_&quot;&amp;UPPER([.$A17])&amp;&quot;', Type, &quot;&amp;[.F17]&amp;&quot; FROM Leaders WHERE Type = 'LEADER_&quot;&amp;UPPER([.F$2])&amp;&quot;';&quot;" office:value-type="string" office:string-value="INSERT INTO Leader_Flavors(FlavorType, LeaderType, Flavor) SELECT 'FLAVOR_NAVAL_BOMBARDMENT', Type, 4 FROM Leaders WHERE Type = 'LEADER_AUGUSTUS';" calcext:value-type="string">
            <text:p>INSERT INTO Leader_Flavors(FlavorType, LeaderType, Flavor) SELECT 'FLAVOR_NAVAL_BOMBARDMENT', Type, 4 FROM Leaders WHERE Type = 'LEADER_AUGUSTUS';</text:p>
          </table:table-cell>
          <table:table-cell table:style-name="ce197" table:formula="of:=&quot;INSERT INTO Leader_Flavors(FlavorType, LeaderType, Flavor) SELECT 'FLAVOR_&quot;&amp;UPPER([.$A17])&amp;&quot;', Type, &quot;&amp;[.G17]&amp;&quot; FROM Leaders WHERE Type = 'LEADER_&quot;&amp;UPPER([.G$2])&amp;&quot;';&quot;" office:value-type="string" office:string-value="INSERT INTO Leader_Flavors(FlavorType, LeaderType, Flavor) SELECT 'FLAVOR_NAVAL_BOMBARDMENT', Type, 4 FROM Leaders WHERE Type = 'LEADER_GENGHIS_KHAN';" calcext:value-type="string">
            <text:p>INSERT INTO Leader_Flavors(FlavorType, LeaderType, Flavor) SELECT 'FLAVOR_NAVAL_BOMBARDMENT', Type, 4 FROM Leaders WHERE Type = 'LEADER_GENGHIS_KHAN';</text:p>
          </table:table-cell>
          <table:table-cell table:style-name="ce197" table:formula="of:=&quot;INSERT INTO Leader_Flavors(FlavorType, LeaderType, Flavor) SELECT 'FLAVOR_&quot;&amp;UPPER([.$A17])&amp;&quot;', Type, &quot;&amp;[.H17]&amp;&quot; FROM Leaders WHERE Type = 'LEADER_&quot;&amp;UPPER([.H$2])&amp;&quot;';&quot;" office:value-type="string" office:string-value="INSERT INTO Leader_Flavors(FlavorType, LeaderType, Flavor) SELECT 'FLAVOR_NAVAL_BOMBARDMENT', Type, 8 FROM Leaders WHERE Type = 'LEADER_HARALD';" calcext:value-type="string">
            <text:p>INSERT INTO Leader_Flavors(FlavorType, LeaderType, Flavor) SELECT 'FLAVOR_NAVAL_BOMBARDMENT', Type, 8 FROM Leaders WHERE Type = 'LEADER_HARALD';</text:p>
          </table:table-cell>
          <table:table-cell table:style-name="ce197" table:formula="of:=&quot;INSERT INTO Leader_Flavors(FlavorType, LeaderType, Flavor) SELECT 'FLAVOR_&quot;&amp;UPPER([.$A17])&amp;&quot;', Type, &quot;&amp;[.I17]&amp;&quot; FROM Leaders WHERE Type = 'LEADER_&quot;&amp;UPPER([.I$2])&amp;&quot;';&quot;" office:value-type="string" office:string-value="INSERT INTO Leader_Flavors(FlavorType, LeaderType, Flavor) SELECT 'FLAVOR_NAVAL_BOMBARDMENT', Type, 4 FROM Leaders WHERE Type = 'LEADER_ISABELLA';" calcext:value-type="string">
            <text:p>INSERT INTO Leader_Flavors(FlavorType, LeaderType, Flavor) SELECT 'FLAVOR_NAVAL_BOMBARDMENT', Type, 4 FROM Leaders WHERE Type = 'LEADER_ISABELLA';</text:p>
          </table:table-cell>
          <table:table-cell table:style-name="ce197" table:formula="of:=&quot;INSERT INTO Leader_Flavors(FlavorType, LeaderType, Flavor) SELECT 'FLAVOR_&quot;&amp;UPPER([.$A17])&amp;&quot;', Type, &quot;&amp;[.J17]&amp;&quot; FROM Leaders WHERE Type = 'LEADER_&quot;&amp;UPPER([.J$2])&amp;&quot;';&quot;" office:value-type="string" office:string-value="INSERT INTO Leader_Flavors(FlavorType, LeaderType, Flavor) SELECT 'FLAVOR_NAVAL_BOMBARDMENT', Type, 4 FROM Leaders WHERE Type = 'LEADER_NAPOLEON';" calcext:value-type="string">
            <text:p>INSERT INTO Leader_Flavors(FlavorType, LeaderType, Flavor) SELECT 'FLAVOR_NAVAL_BOMBARDMENT', Type, 4 FROM Leaders WHERE Type = 'LEADER_NAPOLEON';</text:p>
          </table:table-cell>
          <table:table-cell table:style-name="ce197" table:formula="of:=&quot;INSERT INTO Leader_Flavors(FlavorType, LeaderType, Flavor) SELECT 'FLAVOR_&quot;&amp;UPPER([.$A17])&amp;&quot;', Type, &quot;&amp;[.K17]&amp;&quot; FROM Leaders WHERE Type = 'LEADER_&quot;&amp;UPPER([.K$2])&amp;&quot;';&quot;" office:value-type="string" office:string-value="INSERT INTO Leader_Flavors(FlavorType, LeaderType, Flavor) SELECT 'FLAVOR_NAVAL_BOMBARDMENT', Type, 4 FROM Leaders WHERE Type = 'LEADER_ODA_NOBUNAGA';" calcext:value-type="string">
            <text:p>INSERT INTO Leader_Flavors(FlavorType, LeaderType, Flavor) SELECT 'FLAVOR_NAVAL_BOMBARDMENT', Type, 4 FROM Leaders WHERE Type = 'LEADER_ODA_NOBUNAGA';</text:p>
          </table:table-cell>
          <table:table-cell table:style-name="ce197" table:formula="of:=&quot;INSERT INTO Leader_Flavors(FlavorType, LeaderType, Flavor) SELECT 'FLAVOR_&quot;&amp;UPPER([.$A17])&amp;&quot;', Type, &quot;&amp;[.L17]&amp;&quot; FROM Leaders WHERE Type = 'LEADER_&quot;&amp;UPPER([.L$2])&amp;&quot;';&quot;" office:value-type="string" office:string-value="INSERT INTO Leader_Flavors(FlavorType, LeaderType, Flavor) SELECT 'FLAVOR_NAVAL_BOMBARDMENT', Type, 8 FROM Leaders WHERE Type = 'LEADER_ENRICO_DANDOLO';" calcext:value-type="string">
            <text:p>INSERT INTO Leader_Flavors(FlavorType, LeaderType, Flavor) SELECT 'FLAVOR_NAVAL_BOMBARDMENT', Type, 8 FROM Leaders WHERE Type = 'LEADER_ENRICO_DANDOLO';</text:p>
          </table:table-cell>
          <table:table-cell table:style-name="ce197" table:formula="of:=&quot;INSERT INTO Leader_Flavors(FlavorType, LeaderType, Flavor) SELECT 'FLAVOR_&quot;&amp;UPPER([.$A17])&amp;&quot;', Type, &quot;&amp;[.M17]&amp;&quot; FROM Leaders WHERE Type = 'LEADER_&quot;&amp;UPPER([.M$2])&amp;&quot;';&quot;" office:value-type="string" office:string-value="INSERT INTO Leader_Flavors(FlavorType, LeaderType, Flavor) SELECT 'FLAVOR_NAVAL_BOMBARDMENT', Type, 4 FROM Leaders WHERE Type = 'LEADER_SHAKA';" calcext:value-type="string">
            <text:p>INSERT INTO Leader_Flavors(FlavorType, LeaderType, Flavor) SELECT 'FLAVOR_NAVAL_BOMBARDMENT', Type, 4 FROM Leaders WHERE Type = 'LEADER_SHAKA';</text:p>
          </table:table-cell>
          <table:table-cell table:style-name="ce197" table:formula="of:=&quot;INSERT INTO Leader_Flavors(FlavorType, LeaderType, Flavor) SELECT 'FLAVOR_&quot;&amp;UPPER([.$A17])&amp;&quot;', Type, &quot;&amp;[.N17]&amp;&quot; FROM Leaders WHERE Type = 'LEADER_&quot;&amp;UPPER([.N$2])&amp;&quot;';&quot;" office:value-type="string" office:string-value="INSERT INTO Leader_Flavors(FlavorType, LeaderType, Flavor) SELECT 'FLAVOR_NAVAL_BOMBARDMENT', Type, 4 FROM Leaders WHERE Type = 'LEADER_COALITION';" calcext:value-type="string">
            <text:p>INSERT INTO Leader_Flavors(FlavorType, LeaderType, Flavor) SELECT 'FLAVOR_NAVAL_BOMBARDMENT', Type, 4 FROM Leaders WHERE Type = 'LEADER_COALITION';</text:p>
          </table:table-cell>
          <table:table-cell table:style-name="ce197" table:formula="of:=&quot;INSERT INTO Leader_Flavors(FlavorType, LeaderType, Flavor) SELECT 'FLAVOR_&quot;&amp;UPPER([.$A17])&amp;&quot;', Type, &quot;&amp;[.O17]&amp;&quot; FROM Leaders WHERE Type = 'LEADER_&quot;&amp;UPPER([.O$2])&amp;&quot;';&quot;" office:value-type="string" office:string-value="INSERT INTO Leader_Flavors(FlavorType, LeaderType, Flavor) SELECT 'FLAVOR_NAVAL_BOMBARDMENT', Type, 4 FROM Leaders WHERE Type = 'LEADER_ALEXANDER';" calcext:value-type="string">
            <text:p>INSERT INTO Leader_Flavors(FlavorType, LeaderType, Flavor) SELECT 'FLAVOR_NAVAL_BOMBARDMENT', Type, 4 FROM Leaders WHERE Type = 'LEADER_ALEXANDER';</text:p>
          </table:table-cell>
          <table:table-cell table:style-name="ce197" table:formula="of:=&quot;INSERT INTO Leader_Flavors(FlavorType, LeaderType, Flavor) SELECT 'FLAVOR_&quot;&amp;UPPER([.$A17])&amp;&quot;', Type, &quot;&amp;[.P17]&amp;&quot; FROM Leaders WHERE Type = 'LEADER_&quot;&amp;UPPER([.P$2])&amp;&quot;';&quot;" office:value-type="string" office:string-value="INSERT INTO Leader_Flavors(FlavorType, LeaderType, Flavor) SELECT 'FLAVOR_NAVAL_BOMBARDMENT', Type, 4 FROM Leaders WHERE Type = 'LEADER_BISMARCK';" calcext:value-type="string">
            <text:p>INSERT INTO Leader_Flavors(FlavorType, LeaderType, Flavor) SELECT 'FLAVOR_NAVAL_BOMBARDMENT', Type, 4 FROM Leaders WHERE Type = 'LEADER_BISMARCK';</text:p>
          </table:table-cell>
          <table:table-cell table:style-name="ce197" table:formula="of:=&quot;INSERT INTO Leader_Flavors(FlavorType, LeaderType, Flavor) SELECT 'FLAVOR_&quot;&amp;UPPER([.$A17])&amp;&quot;', Type, &quot;&amp;[.Q17]&amp;&quot; FROM Leaders WHERE Type = 'LEADER_&quot;&amp;UPPER([.Q$2])&amp;&quot;';&quot;" office:value-type="string" office:string-value="INSERT INTO Leader_Flavors(FlavorType, LeaderType, Flavor) SELECT 'FLAVOR_NAVAL_BOMBARDMENT', Type, 4 FROM Leaders WHERE Type = 'LEADER_CATHERINE';" calcext:value-type="string">
            <text:p>INSERT INTO Leader_Flavors(FlavorType, LeaderType, Flavor) SELECT 'FLAVOR_NAVAL_BOMBARDMENT', Type, 4 FROM Leaders WHERE Type = 'LEADER_CATHERINE';</text:p>
          </table:table-cell>
          <table:table-cell table:style-name="ce197" table:formula="of:=&quot;INSERT INTO Leader_Flavors(FlavorType, LeaderType, Flavor) SELECT 'FLAVOR_&quot;&amp;UPPER([.$A17])&amp;&quot;', Type, &quot;&amp;[.R17]&amp;&quot; FROM Leaders WHERE Type = 'LEADER_&quot;&amp;UPPER([.R$2])&amp;&quot;';&quot;" office:value-type="string" office:string-value="INSERT INTO Leader_Flavors(FlavorType, LeaderType, Flavor) SELECT 'FLAVOR_NAVAL_BOMBARDMENT', Type, 8 FROM Leaders WHERE Type = 'LEADER_ELIZABETH';" calcext:value-type="string">
            <text:p>INSERT INTO Leader_Flavors(FlavorType, LeaderType, Flavor) SELECT 'FLAVOR_NAVAL_BOMBARDMENT', Type, 8 FROM Leaders WHERE Type = 'LEADER_ELIZABETH';</text:p>
          </table:table-cell>
          <table:table-cell table:style-name="ce197" table:formula="of:=&quot;INSERT INTO Leader_Flavors(FlavorType, LeaderType, Flavor) SELECT 'FLAVOR_&quot;&amp;UPPER([.$A17])&amp;&quot;', Type, &quot;&amp;[.S17]&amp;&quot; FROM Leaders WHERE Type = 'LEADER_&quot;&amp;UPPER([.S$2])&amp;&quot;';&quot;" office:value-type="string" office:string-value="INSERT INTO Leader_Flavors(FlavorType, LeaderType, Flavor) SELECT 'FLAVOR_NAVAL_BOMBARDMENT', Type, 4 FROM Leaders WHERE Type = 'LEADER_GUSTAVUS_ADOLPHUS';" calcext:value-type="string">
            <text:p>INSERT INTO Leader_Flavors(FlavorType, LeaderType, Flavor) SELECT 'FLAVOR_NAVAL_BOMBARDMENT', Type, 4 FROM Leaders WHERE Type = 'LEADER_GUSTAVUS_ADOLPHUS';</text:p>
          </table:table-cell>
          <table:table-cell table:style-name="ce197" table:formula="of:=&quot;INSERT INTO Leader_Flavors(FlavorType, LeaderType, Flavor) SELECT 'FLAVOR_&quot;&amp;UPPER([.$A17])&amp;&quot;', Type, &quot;&amp;[.T17]&amp;&quot; FROM Leaders WHERE Type = 'LEADER_&quot;&amp;UPPER([.T$2])&amp;&quot;';&quot;" office:value-type="string" office:string-value="INSERT INTO Leader_Flavors(FlavorType, LeaderType, Flavor) SELECT 'FLAVOR_NAVAL_BOMBARDMENT', Type, 4 FROM Leaders WHERE Type = 'LEADER_HIAWATHA';" calcext:value-type="string">
            <text:p>INSERT INTO Leader_Flavors(FlavorType, LeaderType, Flavor) SELECT 'FLAVOR_NAVAL_BOMBARDMENT', Type, 4 FROM Leaders WHERE Type = 'LEADER_HIAWATHA';</text:p>
          </table:table-cell>
          <table:table-cell table:style-name="ce197" table:formula="of:=&quot;INSERT INTO Leader_Flavors(FlavorType, LeaderType, Flavor) SELECT 'FLAVOR_&quot;&amp;UPPER([.$A17])&amp;&quot;', Type, &quot;&amp;[.U17]&amp;&quot; FROM Leaders WHERE Type = 'LEADER_&quot;&amp;UPPER([.U$2])&amp;&quot;';&quot;" office:value-type="string" office:string-value="INSERT INTO Leader_Flavors(FlavorType, LeaderType, Flavor) SELECT 'FLAVOR_NAVAL_BOMBARDMENT', Type, 4 FROM Leaders WHERE Type = 'LEADER_MONTEZUMA';" calcext:value-type="string">
            <text:p>INSERT INTO Leader_Flavors(FlavorType, LeaderType, Flavor) SELECT 'FLAVOR_NAVAL_BOMBARDMENT', Type, 4 FROM Leaders WHERE Type = 'LEADER_MONTEZUMA';</text:p>
          </table:table-cell>
          <table:table-cell table:style-name="ce197" table:formula="of:=&quot;INSERT INTO Leader_Flavors(FlavorType, LeaderType, Flavor) SELECT 'FLAVOR_&quot;&amp;UPPER([.$A17])&amp;&quot;', Type, &quot;&amp;[.V17]&amp;&quot; FROM Leaders WHERE Type = 'LEADER_&quot;&amp;UPPER([.V$2])&amp;&quot;';&quot;" office:value-type="string" office:string-value="INSERT INTO Leader_Flavors(FlavorType, LeaderType, Flavor) SELECT 'FLAVOR_NAVAL_BOMBARDMENT', Type, 8 FROM Leaders WHERE Type = 'LEADER_THEODORA';" calcext:value-type="string">
            <text:p>INSERT INTO Leader_Flavors(FlavorType, LeaderType, Flavor) SELECT 'FLAVOR_NAVAL_BOMBARDMENT', Type, 8 FROM Leaders WHERE Type = 'LEADER_THEODORA';</text:p>
          </table:table-cell>
          <table:table-cell table:style-name="ce197" table:formula="of:=&quot;INSERT INTO Leader_Flavors(FlavorType, LeaderType, Flavor) SELECT 'FLAVOR_&quot;&amp;UPPER([.$A17])&amp;&quot;', Type, &quot;&amp;[.W17]&amp;&quot; FROM Leaders WHERE Type = 'LEADER_&quot;&amp;UPPER([.W$2])&amp;&quot;';&quot;" office:value-type="string" office:string-value="INSERT INTO Leader_Flavors(FlavorType, LeaderType, Flavor) SELECT 'FLAVOR_NAVAL_BOMBARDMENT', Type, 4 FROM Leaders WHERE Type = 'LEADER_GAJAH_MADA';" calcext:value-type="string">
            <text:p>INSERT INTO Leader_Flavors(FlavorType, LeaderType, Flavor) SELECT 'FLAVOR_NAVAL_BOMBARDMENT', Type, 4 FROM Leaders WHERE Type = 'LEADER_GAJAH_MADA';</text:p>
          </table:table-cell>
          <table:table-cell table:style-name="ce197" table:formula="of:=&quot;INSERT INTO Leader_Flavors(FlavorType, LeaderType, Flavor) SELECT 'FLAVOR_&quot;&amp;UPPER([.$A17])&amp;&quot;', Type, &quot;&amp;[.X17]&amp;&quot; FROM Leaders WHERE Type = 'LEADER_&quot;&amp;UPPER([.X$2])&amp;&quot;';&quot;" office:value-type="string" office:string-value="INSERT INTO Leader_Flavors(FlavorType, LeaderType, Flavor) SELECT 'FLAVOR_NAVAL_BOMBARDMENT', Type, 4 FROM Leaders WHERE Type = 'LEADER_CASIMIR';" calcext:value-type="string">
            <text:p>INSERT INTO Leader_Flavors(FlavorType, LeaderType, Flavor) SELECT 'FLAVOR_NAVAL_BOMBARDMENT', Type, 4 FROM Leaders WHERE Type = 'LEADER_CASIMIR';</text:p>
          </table:table-cell>
          <table:table-cell table:style-name="ce197" table:formula="of:=&quot;INSERT INTO Leader_Flavors(FlavorType, LeaderType, Flavor) SELECT 'FLAVOR_&quot;&amp;UPPER([.$A17])&amp;&quot;', Type, &quot;&amp;[.Y17]&amp;&quot; FROM Leaders WHERE Type = 'LEADER_&quot;&amp;UPPER([.Y$2])&amp;&quot;';&quot;" office:value-type="string" office:string-value="INSERT INTO Leader_Flavors(FlavorType, LeaderType, Flavor) SELECT 'FLAVOR_NAVAL_BOMBARDMENT', Type, 4 FROM Leaders WHERE Type = 'LEADER_WU_ZETIAN';" calcext:value-type="string">
            <text:p>INSERT INTO Leader_Flavors(FlavorType, LeaderType, Flavor) SELECT 'FLAVOR_NAVAL_BOMBARDMENT', Type, 4 FROM Leaders WHERE Type = 'LEADER_WU_ZETIAN';</text:p>
          </table:table-cell>
          <table:table-cell table:style-name="ce197" table:formula="of:=&quot;INSERT INTO Leader_Flavors(FlavorType, LeaderType, Flavor) SELECT 'FLAVOR_&quot;&amp;UPPER([.$A17])&amp;&quot;', Type, &quot;&amp;[.Z17]&amp;&quot; FROM Leaders WHERE Type = 'LEADER_&quot;&amp;UPPER([.Z$2])&amp;&quot;';&quot;" office:value-type="string" office:string-value="INSERT INTO Leader_Flavors(FlavorType, LeaderType, Flavor) SELECT 'FLAVOR_NAVAL_BOMBARDMENT', Type, 4 FROM Leaders WHERE Type = 'LEADER_DIPLOMAT';" calcext:value-type="string">
            <text:p>INSERT INTO Leader_Flavors(FlavorType, LeaderType, Flavor) SELECT 'FLAVOR_NAVAL_BOMBARDMENT', Type, 4 FROM Leaders WHERE Type = 'LEADER_DIPLOMAT';</text:p>
          </table:table-cell>
          <table:table-cell table:style-name="ce197" table:formula="of:=&quot;INSERT INTO Leader_Flavors(FlavorType, LeaderType, Flavor) SELECT 'FLAVOR_&quot;&amp;UPPER([.$A17])&amp;&quot;', Type, &quot;&amp;[.AA17]&amp;&quot; FROM Leaders WHERE Type = 'LEADER_&quot;&amp;UPPER([.AA$2])&amp;&quot;';&quot;" office:value-type="string" office:string-value="INSERT INTO Leader_Flavors(FlavorType, LeaderType, Flavor) SELECT 'FLAVOR_NAVAL_BOMBARDMENT', Type, 4 FROM Leaders WHERE Type = 'LEADER_GANDHI';" calcext:value-type="string">
            <text:p>INSERT INTO Leader_Flavors(FlavorType, LeaderType, Flavor) SELECT 'FLAVOR_NAVAL_BOMBARDMENT', Type, 4 FROM Leaders WHERE Type = 'LEADER_GANDHI';</text:p>
          </table:table-cell>
          <table:table-cell table:style-name="ce197" table:formula="of:=&quot;INSERT INTO Leader_Flavors(FlavorType, LeaderType, Flavor) SELECT 'FLAVOR_&quot;&amp;UPPER([.$A17])&amp;&quot;', Type, &quot;&amp;[.AB17]&amp;&quot; FROM Leaders WHERE Type = 'LEADER_&quot;&amp;UPPER([.AB$2])&amp;&quot;';&quot;" office:value-type="string" office:string-value="INSERT INTO Leader_Flavors(FlavorType, LeaderType, Flavor) SELECT 'FLAVOR_NAVAL_BOMBARDMENT', Type, 4 FROM Leaders WHERE Type = 'LEADER_SELASSIE';" calcext:value-type="string">
            <text:p>INSERT INTO Leader_Flavors(FlavorType, LeaderType, Flavor) SELECT 'FLAVOR_NAVAL_BOMBARDMENT', Type, 4 FROM Leaders WHERE Type = 'LEADER_SELASSIE';</text:p>
          </table:table-cell>
          <table:table-cell table:style-name="ce197" table:formula="of:=&quot;INSERT INTO Leader_Flavors(FlavorType, LeaderType, Flavor) SELECT 'FLAVOR_&quot;&amp;UPPER([.$A17])&amp;&quot;', Type, &quot;&amp;[.AC17]&amp;&quot; FROM Leaders WHERE Type = 'LEADER_&quot;&amp;UPPER([.AC$2])&amp;&quot;';&quot;" office:value-type="string" office:string-value="INSERT INTO Leader_Flavors(FlavorType, LeaderType, Flavor) SELECT 'FLAVOR_NAVAL_BOMBARDMENT', Type, 8 FROM Leaders WHERE Type = 'LEADER_KAMEHAMEHA';" calcext:value-type="string">
            <text:p>INSERT INTO Leader_Flavors(FlavorType, LeaderType, Flavor) SELECT 'FLAVOR_NAVAL_BOMBARDMENT', Type, 8 FROM Leaders WHERE Type = 'LEADER_KAMEHAMEHA';</text:p>
          </table:table-cell>
          <table:table-cell table:style-name="ce197" table:formula="of:=&quot;INSERT INTO Leader_Flavors(FlavorType, LeaderType, Flavor) SELECT 'FLAVOR_&quot;&amp;UPPER([.$A17])&amp;&quot;', Type, &quot;&amp;[.AD17]&amp;&quot; FROM Leaders WHERE Type = 'LEADER_&quot;&amp;UPPER([.AD$2])&amp;&quot;';&quot;" office:value-type="string" office:string-value="INSERT INTO Leader_Flavors(FlavorType, LeaderType, Flavor) SELECT 'FLAVOR_NAVAL_BOMBARDMENT', Type, 4 FROM Leaders WHERE Type = 'LEADER_MARIA_I';" calcext:value-type="string">
            <text:p>INSERT INTO Leader_Flavors(FlavorType, LeaderType, Flavor) SELECT 'FLAVOR_NAVAL_BOMBARDMENT', Type, 4 FROM Leaders WHERE Type = 'LEADER_MARIA_I';</text:p>
          </table:table-cell>
          <table:table-cell table:style-name="ce197" table:formula="of:=&quot;INSERT INTO Leader_Flavors(FlavorType, LeaderType, Flavor) SELECT 'FLAVOR_&quot;&amp;UPPER([.$A17])&amp;&quot;', Type, &quot;&amp;[.AE17]&amp;&quot; FROM Leaders WHERE Type = 'LEADER_&quot;&amp;UPPER([.AE$2])&amp;&quot;';&quot;" office:value-type="string" office:string-value="INSERT INTO Leader_Flavors(FlavorType, LeaderType, Flavor) SELECT 'FLAVOR_NAVAL_BOMBARDMENT', Type, 4 FROM Leaders WHERE Type = 'LEADER_PACHACUTI';" calcext:value-type="string">
            <text:p>INSERT INTO Leader_Flavors(FlavorType, LeaderType, Flavor) SELECT 'FLAVOR_NAVAL_BOMBARDMENT', Type, 4 FROM Leaders WHERE Type = 'LEADER_PACHACUTI';</text:p>
          </table:table-cell>
          <table:table-cell table:style-name="ce197" table:formula="of:=&quot;INSERT INTO Leader_Flavors(FlavorType, LeaderType, Flavor) SELECT 'FLAVOR_&quot;&amp;UPPER([.$A17])&amp;&quot;', Type, &quot;&amp;[.AF17]&amp;&quot; FROM Leaders WHERE Type = 'LEADER_&quot;&amp;UPPER([.AF$2])&amp;&quot;';&quot;" office:value-type="string" office:string-value="INSERT INTO Leader_Flavors(FlavorType, LeaderType, Flavor) SELECT 'FLAVOR_NAVAL_BOMBARDMENT', Type, 4 FROM Leaders WHERE Type = 'LEADER_RAMESSES';" calcext:value-type="string">
            <text:p>INSERT INTO Leader_Flavors(FlavorType, LeaderType, Flavor) SELECT 'FLAVOR_NAVAL_BOMBARDMENT', Type, 4 FROM Leaders WHERE Type = 'LEADER_RAMESSES';</text:p>
          </table:table-cell>
          <table:table-cell table:style-name="ce197" table:formula="of:=&quot;INSERT INTO Leader_Flavors(FlavorType, LeaderType, Flavor) SELECT 'FLAVOR_&quot;&amp;UPPER([.$A17])&amp;&quot;', Type, &quot;&amp;[.AG17]&amp;&quot; FROM Leaders WHERE Type = 'LEADER_&quot;&amp;UPPER([.AG$2])&amp;&quot;';&quot;" office:value-type="string" office:string-value="INSERT INTO Leader_Flavors(FlavorType, LeaderType, Flavor) SELECT 'FLAVOR_NAVAL_BOMBARDMENT', Type, 4 FROM Leaders WHERE Type = 'LEADER_RAMKHAMHAENG';" calcext:value-type="string">
            <text:p>INSERT INTO Leader_Flavors(FlavorType, LeaderType, Flavor) SELECT 'FLAVOR_NAVAL_BOMBARDMENT', Type, 4 FROM Leaders WHERE Type = 'LEADER_RAMKHAMHAENG';</text:p>
          </table:table-cell>
          <table:table-cell table:style-name="ce197" table:formula="of:=&quot;INSERT INTO Leader_Flavors(FlavorType, LeaderType, Flavor) SELECT 'FLAVOR_&quot;&amp;UPPER([.$A17])&amp;&quot;', Type, &quot;&amp;[.AH17]&amp;&quot; FROM Leaders WHERE Type = 'LEADER_&quot;&amp;UPPER([.AH$2])&amp;&quot;';&quot;" office:value-type="string" office:string-value="INSERT INTO Leader_Flavors(FlavorType, LeaderType, Flavor) SELECT 'FLAVOR_NAVAL_BOMBARDMENT', Type, 4 FROM Leaders WHERE Type = 'LEADER_PEDRO';" calcext:value-type="string">
            <text:p>INSERT INTO Leader_Flavors(FlavorType, LeaderType, Flavor) SELECT 'FLAVOR_NAVAL_BOMBARDMENT', Type, 4 FROM Leaders WHERE Type = 'LEADER_PEDRO';</text:p>
          </table:table-cell>
          <table:table-cell table:style-name="ce197" table:formula="of:=&quot;INSERT INTO Leader_Flavors(FlavorType, LeaderType, Flavor) SELECT 'FLAVOR_&quot;&amp;UPPER([.$A17])&amp;&quot;', Type, &quot;&amp;[.AI17]&amp;&quot; FROM Leaders WHERE Type = 'LEADER_&quot;&amp;UPPER([.AI$2])&amp;&quot;';&quot;" office:value-type="string" office:string-value="INSERT INTO Leader_Flavors(FlavorType, LeaderType, Flavor) SELECT 'FLAVOR_NAVAL_BOMBARDMENT', Type, 4 FROM Leaders WHERE Type = 'LEADER_AHMAD_ALMANSUR';" calcext:value-type="string">
            <text:p>INSERT INTO Leader_Flavors(FlavorType, LeaderType, Flavor) SELECT 'FLAVOR_NAVAL_BOMBARDMENT', Type, 4 FROM Leaders WHERE Type = 'LEADER_AHMAD_ALMANSUR';</text:p>
          </table:table-cell>
          <table:table-cell table:style-name="ce197" table:formula="of:=&quot;INSERT INTO Leader_Flavors(FlavorType, LeaderType, Flavor) SELECT 'FLAVOR_&quot;&amp;UPPER([.$A17])&amp;&quot;', Type, &quot;&amp;[.AJ17]&amp;&quot; FROM Leaders WHERE Type = 'LEADER_&quot;&amp;UPPER([.AJ$2])&amp;&quot;';&quot;" office:value-type="string" office:string-value="INSERT INTO Leader_Flavors(FlavorType, LeaderType, Flavor) SELECT 'FLAVOR_NAVAL_BOMBARDMENT', Type, 4 FROM Leaders WHERE Type = 'LEADER_SEJONG';" calcext:value-type="string">
            <text:p>INSERT INTO Leader_Flavors(FlavorType, LeaderType, Flavor) SELECT 'FLAVOR_NAVAL_BOMBARDMENT', Type, 4 FROM Leaders WHERE Type = 'LEADER_SEJONG';</text:p>
          </table:table-cell>
          <table:table-cell table:style-name="ce197" table:formula="of:=&quot;INSERT INTO Leader_Flavors(FlavorType, LeaderType, Flavor) SELECT 'FLAVOR_&quot;&amp;UPPER([.$A17])&amp;&quot;', Type, &quot;&amp;[.AK17]&amp;&quot; FROM Leaders WHERE Type = 'LEADER_&quot;&amp;UPPER([.AK$2])&amp;&quot;';&quot;" office:value-type="string" office:string-value="INSERT INTO Leader_Flavors(FlavorType, LeaderType, Flavor) SELECT 'FLAVOR_NAVAL_BOMBARDMENT', Type, 4 FROM Leaders WHERE Type = 'LEADER_EXPANSIONIST';" calcext:value-type="string">
            <text:p>INSERT INTO Leader_Flavors(FlavorType, LeaderType, Flavor) SELECT 'FLAVOR_NAVAL_BOMBARDMENT', Type, 4 FROM Leaders WHERE Type = 'LEADER_EXPANSIONIST';</text:p>
          </table:table-cell>
          <table:table-cell table:style-name="ce197" table:formula="of:=&quot;INSERT INTO Leader_Flavors(FlavorType, LeaderType, Flavor) SELECT 'FLAVOR_&quot;&amp;UPPER([.$A17])&amp;&quot;', Type, &quot;&amp;[.AL17]&amp;&quot; FROM Leaders WHERE Type = 'LEADER_&quot;&amp;UPPER([.AL$2])&amp;&quot;';&quot;" office:value-type="string" office:string-value="INSERT INTO Leader_Flavors(FlavorType, LeaderType, Flavor) SELECT 'FLAVOR_NAVAL_BOMBARDMENT', Type, 4 FROM Leaders WHERE Type = 'LEADER_BOUDICCA';" calcext:value-type="string">
            <text:p>INSERT INTO Leader_Flavors(FlavorType, LeaderType, Flavor) SELECT 'FLAVOR_NAVAL_BOMBARDMENT', Type, 4 FROM Leaders WHERE Type = 'LEADER_BOUDICCA';</text:p>
          </table:table-cell>
          <table:table-cell table:style-name="ce197" table:formula="of:=&quot;INSERT INTO Leader_Flavors(FlavorType, LeaderType, Flavor) SELECT 'FLAVOR_&quot;&amp;UPPER([.$A17])&amp;&quot;', Type, &quot;&amp;[.AM17]&amp;&quot; FROM Leaders WHERE Type = 'LEADER_&quot;&amp;UPPER([.AM$2])&amp;&quot;';&quot;" office:value-type="string" office:string-value="INSERT INTO Leader_Flavors(FlavorType, LeaderType, Flavor) SELECT 'FLAVOR_NAVAL_BOMBARDMENT', Type, 4 FROM Leaders WHERE Type = 'LEADER_DARIUS';" calcext:value-type="string">
            <text:p>INSERT INTO Leader_Flavors(FlavorType, LeaderType, Flavor) SELECT 'FLAVOR_NAVAL_BOMBARDMENT', Type, 4 FROM Leaders WHERE Type = 'LEADER_DARIUS';</text:p>
          </table:table-cell>
          <table:table-cell table:style-name="ce197" table:formula="of:=&quot;INSERT INTO Leader_Flavors(FlavorType, LeaderType, Flavor) SELECT 'FLAVOR_&quot;&amp;UPPER([.$A17])&amp;&quot;', Type, &quot;&amp;[.AN17]&amp;&quot; FROM Leaders WHERE Type = 'LEADER_&quot;&amp;UPPER([.AN$2])&amp;&quot;';&quot;" office:value-type="string" office:string-value="INSERT INTO Leader_Flavors(FlavorType, LeaderType, Flavor) SELECT 'FLAVOR_NAVAL_BOMBARDMENT', Type, 8 FROM Leaders WHERE Type = 'LEADER_DIDO';" calcext:value-type="string">
            <text:p>INSERT INTO Leader_Flavors(FlavorType, LeaderType, Flavor) SELECT 'FLAVOR_NAVAL_BOMBARDMENT', Type, 8 FROM Leaders WHERE Type = 'LEADER_DIDO';</text:p>
          </table:table-cell>
          <table:table-cell table:style-name="ce197" table:formula="of:=&quot;INSERT INTO Leader_Flavors(FlavorType, LeaderType, Flavor) SELECT 'FLAVOR_&quot;&amp;UPPER([.$A17])&amp;&quot;', Type, &quot;&amp;[.AO17]&amp;&quot; FROM Leaders WHERE Type = 'LEADER_&quot;&amp;UPPER([.AO$2])&amp;&quot;';&quot;" office:value-type="string" office:string-value="INSERT INTO Leader_Flavors(FlavorType, LeaderType, Flavor) SELECT 'FLAVOR_NAVAL_BOMBARDMENT', Type, 4 FROM Leaders WHERE Type = 'LEADER_HARUN_AL_RASHID';" calcext:value-type="string">
            <text:p>INSERT INTO Leader_Flavors(FlavorType, LeaderType, Flavor) SELECT 'FLAVOR_NAVAL_BOMBARDMENT', Type, 4 FROM Leaders WHERE Type = 'LEADER_HARUN_AL_RASHID';</text:p>
          </table:table-cell>
          <table:table-cell table:style-name="ce197" table:formula="of:=&quot;INSERT INTO Leader_Flavors(FlavorType, LeaderType, Flavor) SELECT 'FLAVOR_&quot;&amp;UPPER([.$A17])&amp;&quot;', Type, &quot;&amp;[.AP17]&amp;&quot; FROM Leaders WHERE Type = 'LEADER_&quot;&amp;UPPER([.AP$2])&amp;&quot;';&quot;" office:value-type="string" office:string-value="INSERT INTO Leader_Flavors(FlavorType, LeaderType, Flavor) SELECT 'FLAVOR_NAVAL_BOMBARDMENT', Type, 4 FROM Leaders WHERE Type = 'LEADER_NEBUCHADNEZZAR';" calcext:value-type="string">
            <text:p>INSERT INTO Leader_Flavors(FlavorType, LeaderType, Flavor) SELECT 'FLAVOR_NAVAL_BOMBARDMENT', Type, 4 FROM Leaders WHERE Type = 'LEADER_NEBUCHADNEZZAR';</text:p>
          </table:table-cell>
          <table:table-cell table:style-name="ce197" table:formula="of:=&quot;INSERT INTO Leader_Flavors(FlavorType, LeaderType, Flavor) SELECT 'FLAVOR_&quot;&amp;UPPER([.$A17])&amp;&quot;', Type, &quot;&amp;[.AQ17]&amp;&quot; FROM Leaders WHERE Type = 'LEADER_&quot;&amp;UPPER([.AQ$2])&amp;&quot;';&quot;" office:value-type="string" office:string-value="INSERT INTO Leader_Flavors(FlavorType, LeaderType, Flavor) SELECT 'FLAVOR_NAVAL_BOMBARDMENT', Type, 4 FROM Leaders WHERE Type = 'LEADER_PACAL';" calcext:value-type="string">
            <text:p>INSERT INTO Leader_Flavors(FlavorType, LeaderType, Flavor) SELECT 'FLAVOR_NAVAL_BOMBARDMENT', Type, 4 FROM Leaders WHERE Type = 'LEADER_PACAL';</text:p>
          </table:table-cell>
          <table:table-cell table:style-name="ce197" table:formula="of:=&quot;INSERT INTO Leader_Flavors(FlavorType, LeaderType, Flavor) SELECT 'FLAVOR_&quot;&amp;UPPER([.$A17])&amp;&quot;', Type, &quot;&amp;[.AR17]&amp;&quot; FROM Leaders WHERE Type = 'LEADER_&quot;&amp;UPPER([.AR$2])&amp;&quot;';&quot;" office:value-type="string" office:string-value="INSERT INTO Leader_Flavors(FlavorType, LeaderType, Flavor) SELECT 'FLAVOR_NAVAL_BOMBARDMENT', Type, 8 FROM Leaders WHERE Type = 'LEADER_SULEIMAN';" calcext:value-type="string">
            <text:p>INSERT INTO Leader_Flavors(FlavorType, LeaderType, Flavor) SELECT 'FLAVOR_NAVAL_BOMBARDMENT', Type, 8 FROM Leaders WHERE Type = 'LEADER_SULEIMAN';</text:p>
          </table:table-cell>
          <table:table-cell table:style-name="ce197" table:formula="of:=&quot;INSERT INTO Leader_Flavors(FlavorType, LeaderType, Flavor) SELECT 'FLAVOR_&quot;&amp;UPPER([.$A17])&amp;&quot;', Type, &quot;&amp;[.AS17]&amp;&quot; FROM Leaders WHERE Type = 'LEADER_&quot;&amp;UPPER([.AS$2])&amp;&quot;';&quot;" office:value-type="string" office:string-value="INSERT INTO Leader_Flavors(FlavorType, LeaderType, Flavor) SELECT 'FLAVOR_NAVAL_BOMBARDMENT', Type, 4 FROM Leaders WHERE Type = 'LEADER_WASHINGTON';" calcext:value-type="string">
            <text:p>INSERT INTO Leader_Flavors(FlavorType, LeaderType, Flavor) SELECT 'FLAVOR_NAVAL_BOMBARDMENT', Type, 4 FROM Leaders WHERE Type = 'LEADER_WASHINGTON';</text:p>
          </table:table-cell>
          <table:table-cell table:style-name="ce197" table:formula="of:=&quot;INSERT INTO Leader_Flavors(FlavorType, LeaderType, Flavor) SELECT 'FLAVOR_&quot;&amp;UPPER([.$A17])&amp;&quot;', Type, &quot;&amp;[.AT17]&amp;&quot; FROM Leaders WHERE Type = 'LEADER_&quot;&amp;UPPER([.AT$2])&amp;&quot;';&quot;" office:value-type="string" office:string-value="INSERT INTO Leader_Flavors(FlavorType, LeaderType, Flavor) SELECT 'FLAVOR_NAVAL_BOMBARDMENT', Type, 4 FROM Leaders WHERE Type = 'LEADER_MARIA';" calcext:value-type="string">
            <text:p>INSERT INTO Leader_Flavors(FlavorType, LeaderType, Flavor) SELECT 'FLAVOR_NAVAL_BOMBARDMENT', Type, 4 FROM Leaders WHERE Type = 'LEADER_MARIA';</text:p>
          </table:table-cell>
          <table:table-cell table:style-name="ce197" table:formula="of:=&quot;INSERT INTO Leader_Flavors(FlavorType, LeaderType, Flavor) SELECT 'FLAVOR_&quot;&amp;UPPER([.$A17])&amp;&quot;', Type, &quot;&amp;[.AU17]&amp;&quot; FROM Leaders WHERE Type = 'LEADER_&quot;&amp;UPPER([.AU$2])&amp;&quot;';&quot;" office:value-type="string" office:string-value="INSERT INTO Leader_Flavors(FlavorType, LeaderType, Flavor) SELECT 'FLAVOR_NAVAL_BOMBARDMENT', Type, 4 FROM Leaders WHERE Type = 'LEADER_POCATELLO';" calcext:value-type="string">
            <text:p>INSERT INTO Leader_Flavors(FlavorType, LeaderType, Flavor) SELECT 'FLAVOR_NAVAL_BOMBARDMENT', Type, 4 FROM Leaders WHERE Type = 'LEADER_POCATELLO';</text:p>
          </table:table-cell>
          <table:table-cell table:style-name="ce197" table:formula="of:=&quot;INSERT INTO Leader_Flavors(FlavorType, LeaderType, Flavor) SELECT 'FLAVOR_&quot;&amp;UPPER([.$A17])&amp;&quot;', Type, &quot;&amp;[.AV17]&amp;&quot; FROM Leaders WHERE Type = 'LEADER_&quot;&amp;UPPER([.AV$2])&amp;&quot;';&quot;" office:value-type="string" office:string-value="INSERT INTO Leader_Flavors(FlavorType, LeaderType, Flavor) SELECT 'FLAVOR_NAVAL_BOMBARDMENT', Type, 8 FROM Leaders WHERE Type = 'LEADER_WILLIAM';" calcext:value-type="string">
            <text:p>INSERT INTO Leader_Flavors(FlavorType, LeaderType, Flavor) SELECT 'FLAVOR_NAVAL_BOMBARDMENT', Type, 8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8])&amp;&quot;', Type, &quot;&amp;[.C18]&amp;&quot; FROM Leaders WHERE Type = 'LEADER_&quot;&amp;UPPER([.C$2])&amp;&quot;';&quot;" office:value-type="string" office:string-value="INSERT INTO Leader_Flavors(FlavorType, LeaderType, Flavor) SELECT 'FLAVOR_NAVAL_RECON', Type, 4 FROM Leaders WHERE Type = 'LEADER_ASHURBANIPAL';" calcext:value-type="string">
            <text:p>INSERT INTO Leader_Flavors(FlavorType, LeaderType, Flavor) SELECT 'FLAVOR_NAVAL_RECON', Type, 4 FROM Leaders WHERE Type = 'LEADER_ASHURBANIPAL';</text:p>
          </table:table-cell>
          <table:table-cell table:style-name="ce197" table:formula="of:=&quot;INSERT INTO Leader_Flavors(FlavorType, LeaderType, Flavor) SELECT 'FLAVOR_&quot;&amp;UPPER([.$A18])&amp;&quot;', Type, &quot;&amp;[.D18]&amp;&quot; FROM Leaders WHERE Type = 'LEADER_&quot;&amp;UPPER([.D$2])&amp;&quot;';&quot;" office:value-type="string" office:string-value="INSERT INTO Leader_Flavors(FlavorType, LeaderType, Flavor) SELECT 'FLAVOR_NAVAL_RECON', Type, 4 FROM Leaders WHERE Type = 'LEADER_ASKIA';" calcext:value-type="string">
            <text:p>INSERT INTO Leader_Flavors(FlavorType, LeaderType, Flavor) SELECT 'FLAVOR_NAVAL_RECON', Type, 4 FROM Leaders WHERE Type = 'LEADER_ASKIA';</text:p>
          </table:table-cell>
          <table:table-cell table:style-name="ce197" table:formula="of:=&quot;INSERT INTO Leader_Flavors(FlavorType, LeaderType, Flavor) SELECT 'FLAVOR_&quot;&amp;UPPER([.$A18])&amp;&quot;', Type, &quot;&amp;[.E18]&amp;&quot; FROM Leaders WHERE Type = 'LEADER_&quot;&amp;UPPER([.E$2])&amp;&quot;';&quot;" office:value-type="string" office:string-value="INSERT INTO Leader_Flavors(FlavorType, LeaderType, Flavor) SELECT 'FLAVOR_NAVAL_RECON', Type, 4 FROM Leaders WHERE Type = 'LEADER_ATTILA';" calcext:value-type="string">
            <text:p>INSERT INTO Leader_Flavors(FlavorType, LeaderType, Flavor) SELECT 'FLAVOR_NAVAL_RECON', Type, 4 FROM Leaders WHERE Type = 'LEADER_ATTILA';</text:p>
          </table:table-cell>
          <table:table-cell table:style-name="ce197" table:formula="of:=&quot;INSERT INTO Leader_Flavors(FlavorType, LeaderType, Flavor) SELECT 'FLAVOR_&quot;&amp;UPPER([.$A18])&amp;&quot;', Type, &quot;&amp;[.F18]&amp;&quot; FROM Leaders WHERE Type = 'LEADER_&quot;&amp;UPPER([.F$2])&amp;&quot;';&quot;" office:value-type="string" office:string-value="INSERT INTO Leader_Flavors(FlavorType, LeaderType, Flavor) SELECT 'FLAVOR_NAVAL_RECON', Type, 4 FROM Leaders WHERE Type = 'LEADER_AUGUSTUS';" calcext:value-type="string">
            <text:p>INSERT INTO Leader_Flavors(FlavorType, LeaderType, Flavor) SELECT 'FLAVOR_NAVAL_RECON', Type, 4 FROM Leaders WHERE Type = 'LEADER_AUGUSTUS';</text:p>
          </table:table-cell>
          <table:table-cell table:style-name="ce197" table:formula="of:=&quot;INSERT INTO Leader_Flavors(FlavorType, LeaderType, Flavor) SELECT 'FLAVOR_&quot;&amp;UPPER([.$A18])&amp;&quot;', Type, &quot;&amp;[.G18]&amp;&quot; FROM Leaders WHERE Type = 'LEADER_&quot;&amp;UPPER([.G$2])&amp;&quot;';&quot;" office:value-type="string" office:string-value="INSERT INTO Leader_Flavors(FlavorType, LeaderType, Flavor) SELECT 'FLAVOR_NAVAL_RECON', Type, 4 FROM Leaders WHERE Type = 'LEADER_GENGHIS_KHAN';" calcext:value-type="string">
            <text:p>INSERT INTO Leader_Flavors(FlavorType, LeaderType, Flavor) SELECT 'FLAVOR_NAVAL_RECON', Type, 4 FROM Leaders WHERE Type = 'LEADER_GENGHIS_KHAN';</text:p>
          </table:table-cell>
          <table:table-cell table:style-name="ce197" table:formula="of:=&quot;INSERT INTO Leader_Flavors(FlavorType, LeaderType, Flavor) SELECT 'FLAVOR_&quot;&amp;UPPER([.$A18])&amp;&quot;', Type, &quot;&amp;[.H18]&amp;&quot; FROM Leaders WHERE Type = 'LEADER_&quot;&amp;UPPER([.H$2])&amp;&quot;';&quot;" office:value-type="string" office:string-value="INSERT INTO Leader_Flavors(FlavorType, LeaderType, Flavor) SELECT 'FLAVOR_NAVAL_RECON', Type, 8 FROM Leaders WHERE Type = 'LEADER_HARALD';" calcext:value-type="string">
            <text:p>INSERT INTO Leader_Flavors(FlavorType, LeaderType, Flavor) SELECT 'FLAVOR_NAVAL_RECON', Type, 8 FROM Leaders WHERE Type = 'LEADER_HARALD';</text:p>
          </table:table-cell>
          <table:table-cell table:style-name="ce197" table:formula="of:=&quot;INSERT INTO Leader_Flavors(FlavorType, LeaderType, Flavor) SELECT 'FLAVOR_&quot;&amp;UPPER([.$A18])&amp;&quot;', Type, &quot;&amp;[.I18]&amp;&quot; FROM Leaders WHERE Type = 'LEADER_&quot;&amp;UPPER([.I$2])&amp;&quot;';&quot;" office:value-type="string" office:string-value="INSERT INTO Leader_Flavors(FlavorType, LeaderType, Flavor) SELECT 'FLAVOR_NAVAL_RECON', Type, 4 FROM Leaders WHERE Type = 'LEADER_ISABELLA';" calcext:value-type="string">
            <text:p>INSERT INTO Leader_Flavors(FlavorType, LeaderType, Flavor) SELECT 'FLAVOR_NAVAL_RECON', Type, 4 FROM Leaders WHERE Type = 'LEADER_ISABELLA';</text:p>
          </table:table-cell>
          <table:table-cell table:style-name="ce197" table:formula="of:=&quot;INSERT INTO Leader_Flavors(FlavorType, LeaderType, Flavor) SELECT 'FLAVOR_&quot;&amp;UPPER([.$A18])&amp;&quot;', Type, &quot;&amp;[.J18]&amp;&quot; FROM Leaders WHERE Type = 'LEADER_&quot;&amp;UPPER([.J$2])&amp;&quot;';&quot;" office:value-type="string" office:string-value="INSERT INTO Leader_Flavors(FlavorType, LeaderType, Flavor) SELECT 'FLAVOR_NAVAL_RECON', Type, 4 FROM Leaders WHERE Type = 'LEADER_NAPOLEON';" calcext:value-type="string">
            <text:p>INSERT INTO Leader_Flavors(FlavorType, LeaderType, Flavor) SELECT 'FLAVOR_NAVAL_RECON', Type, 4 FROM Leaders WHERE Type = 'LEADER_NAPOLEON';</text:p>
          </table:table-cell>
          <table:table-cell table:style-name="ce197" table:formula="of:=&quot;INSERT INTO Leader_Flavors(FlavorType, LeaderType, Flavor) SELECT 'FLAVOR_&quot;&amp;UPPER([.$A18])&amp;&quot;', Type, &quot;&amp;[.K18]&amp;&quot; FROM Leaders WHERE Type = 'LEADER_&quot;&amp;UPPER([.K$2])&amp;&quot;';&quot;" office:value-type="string" office:string-value="INSERT INTO Leader_Flavors(FlavorType, LeaderType, Flavor) SELECT 'FLAVOR_NAVAL_RECON', Type, 4 FROM Leaders WHERE Type = 'LEADER_ODA_NOBUNAGA';" calcext:value-type="string">
            <text:p>INSERT INTO Leader_Flavors(FlavorType, LeaderType, Flavor) SELECT 'FLAVOR_NAVAL_RECON', Type, 4 FROM Leaders WHERE Type = 'LEADER_ODA_NOBUNAGA';</text:p>
          </table:table-cell>
          <table:table-cell table:style-name="ce197" table:formula="of:=&quot;INSERT INTO Leader_Flavors(FlavorType, LeaderType, Flavor) SELECT 'FLAVOR_&quot;&amp;UPPER([.$A18])&amp;&quot;', Type, &quot;&amp;[.L18]&amp;&quot; FROM Leaders WHERE Type = 'LEADER_&quot;&amp;UPPER([.L$2])&amp;&quot;';&quot;" office:value-type="string" office:string-value="INSERT INTO Leader_Flavors(FlavorType, LeaderType, Flavor) SELECT 'FLAVOR_NAVAL_RECON', Type, 8 FROM Leaders WHERE Type = 'LEADER_ENRICO_DANDOLO';" calcext:value-type="string">
            <text:p>INSERT INTO Leader_Flavors(FlavorType, LeaderType, Flavor) SELECT 'FLAVOR_NAVAL_RECON', Type, 8 FROM Leaders WHERE Type = 'LEADER_ENRICO_DANDOLO';</text:p>
          </table:table-cell>
          <table:table-cell table:style-name="ce197" table:formula="of:=&quot;INSERT INTO Leader_Flavors(FlavorType, LeaderType, Flavor) SELECT 'FLAVOR_&quot;&amp;UPPER([.$A18])&amp;&quot;', Type, &quot;&amp;[.M18]&amp;&quot; FROM Leaders WHERE Type = 'LEADER_&quot;&amp;UPPER([.M$2])&amp;&quot;';&quot;" office:value-type="string" office:string-value="INSERT INTO Leader_Flavors(FlavorType, LeaderType, Flavor) SELECT 'FLAVOR_NAVAL_RECON', Type, 4 FROM Leaders WHERE Type = 'LEADER_SHAKA';" calcext:value-type="string">
            <text:p>INSERT INTO Leader_Flavors(FlavorType, LeaderType, Flavor) SELECT 'FLAVOR_NAVAL_RECON', Type, 4 FROM Leaders WHERE Type = 'LEADER_SHAKA';</text:p>
          </table:table-cell>
          <table:table-cell table:style-name="ce197" table:formula="of:=&quot;INSERT INTO Leader_Flavors(FlavorType, LeaderType, Flavor) SELECT 'FLAVOR_&quot;&amp;UPPER([.$A18])&amp;&quot;', Type, &quot;&amp;[.N18]&amp;&quot; FROM Leaders WHERE Type = 'LEADER_&quot;&amp;UPPER([.N$2])&amp;&quot;';&quot;" office:value-type="string" office:string-value="INSERT INTO Leader_Flavors(FlavorType, LeaderType, Flavor) SELECT 'FLAVOR_NAVAL_RECON', Type, 4 FROM Leaders WHERE Type = 'LEADER_COALITION';" calcext:value-type="string">
            <text:p>INSERT INTO Leader_Flavors(FlavorType, LeaderType, Flavor) SELECT 'FLAVOR_NAVAL_RECON', Type, 4 FROM Leaders WHERE Type = 'LEADER_COALITION';</text:p>
          </table:table-cell>
          <table:table-cell table:style-name="ce197" table:formula="of:=&quot;INSERT INTO Leader_Flavors(FlavorType, LeaderType, Flavor) SELECT 'FLAVOR_&quot;&amp;UPPER([.$A18])&amp;&quot;', Type, &quot;&amp;[.O18]&amp;&quot; FROM Leaders WHERE Type = 'LEADER_&quot;&amp;UPPER([.O$2])&amp;&quot;';&quot;" office:value-type="string" office:string-value="INSERT INTO Leader_Flavors(FlavorType, LeaderType, Flavor) SELECT 'FLAVOR_NAVAL_RECON', Type, 4 FROM Leaders WHERE Type = 'LEADER_ALEXANDER';" calcext:value-type="string">
            <text:p>INSERT INTO Leader_Flavors(FlavorType, LeaderType, Flavor) SELECT 'FLAVOR_NAVAL_RECON', Type, 4 FROM Leaders WHERE Type = 'LEADER_ALEXANDER';</text:p>
          </table:table-cell>
          <table:table-cell table:style-name="ce197" table:formula="of:=&quot;INSERT INTO Leader_Flavors(FlavorType, LeaderType, Flavor) SELECT 'FLAVOR_&quot;&amp;UPPER([.$A18])&amp;&quot;', Type, &quot;&amp;[.P18]&amp;&quot; FROM Leaders WHERE Type = 'LEADER_&quot;&amp;UPPER([.P$2])&amp;&quot;';&quot;" office:value-type="string" office:string-value="INSERT INTO Leader_Flavors(FlavorType, LeaderType, Flavor) SELECT 'FLAVOR_NAVAL_RECON', Type, 4 FROM Leaders WHERE Type = 'LEADER_BISMARCK';" calcext:value-type="string">
            <text:p>INSERT INTO Leader_Flavors(FlavorType, LeaderType, Flavor) SELECT 'FLAVOR_NAVAL_RECON', Type, 4 FROM Leaders WHERE Type = 'LEADER_BISMARCK';</text:p>
          </table:table-cell>
          <table:table-cell table:style-name="ce197" table:formula="of:=&quot;INSERT INTO Leader_Flavors(FlavorType, LeaderType, Flavor) SELECT 'FLAVOR_&quot;&amp;UPPER([.$A18])&amp;&quot;', Type, &quot;&amp;[.Q18]&amp;&quot; FROM Leaders WHERE Type = 'LEADER_&quot;&amp;UPPER([.Q$2])&amp;&quot;';&quot;" office:value-type="string" office:string-value="INSERT INTO Leader_Flavors(FlavorType, LeaderType, Flavor) SELECT 'FLAVOR_NAVAL_RECON', Type, 4 FROM Leaders WHERE Type = 'LEADER_CATHERINE';" calcext:value-type="string">
            <text:p>INSERT INTO Leader_Flavors(FlavorType, LeaderType, Flavor) SELECT 'FLAVOR_NAVAL_RECON', Type, 4 FROM Leaders WHERE Type = 'LEADER_CATHERINE';</text:p>
          </table:table-cell>
          <table:table-cell table:style-name="ce197" table:formula="of:=&quot;INSERT INTO Leader_Flavors(FlavorType, LeaderType, Flavor) SELECT 'FLAVOR_&quot;&amp;UPPER([.$A18])&amp;&quot;', Type, &quot;&amp;[.R18]&amp;&quot; FROM Leaders WHERE Type = 'LEADER_&quot;&amp;UPPER([.R$2])&amp;&quot;';&quot;" office:value-type="string" office:string-value="INSERT INTO Leader_Flavors(FlavorType, LeaderType, Flavor) SELECT 'FLAVOR_NAVAL_RECON', Type, 8 FROM Leaders WHERE Type = 'LEADER_ELIZABETH';" calcext:value-type="string">
            <text:p>INSERT INTO Leader_Flavors(FlavorType, LeaderType, Flavor) SELECT 'FLAVOR_NAVAL_RECON', Type, 8 FROM Leaders WHERE Type = 'LEADER_ELIZABETH';</text:p>
          </table:table-cell>
          <table:table-cell table:style-name="ce197" table:formula="of:=&quot;INSERT INTO Leader_Flavors(FlavorType, LeaderType, Flavor) SELECT 'FLAVOR_&quot;&amp;UPPER([.$A18])&amp;&quot;', Type, &quot;&amp;[.S18]&amp;&quot; FROM Leaders WHERE Type = 'LEADER_&quot;&amp;UPPER([.S$2])&amp;&quot;';&quot;" office:value-type="string" office:string-value="INSERT INTO Leader_Flavors(FlavorType, LeaderType, Flavor) SELECT 'FLAVOR_NAVAL_RECON', Type, 4 FROM Leaders WHERE Type = 'LEADER_GUSTAVUS_ADOLPHUS';" calcext:value-type="string">
            <text:p>INSERT INTO Leader_Flavors(FlavorType, LeaderType, Flavor) SELECT 'FLAVOR_NAVAL_RECON', Type, 4 FROM Leaders WHERE Type = 'LEADER_GUSTAVUS_ADOLPHUS';</text:p>
          </table:table-cell>
          <table:table-cell table:style-name="ce197" table:formula="of:=&quot;INSERT INTO Leader_Flavors(FlavorType, LeaderType, Flavor) SELECT 'FLAVOR_&quot;&amp;UPPER([.$A18])&amp;&quot;', Type, &quot;&amp;[.T18]&amp;&quot; FROM Leaders WHERE Type = 'LEADER_&quot;&amp;UPPER([.T$2])&amp;&quot;';&quot;" office:value-type="string" office:string-value="INSERT INTO Leader_Flavors(FlavorType, LeaderType, Flavor) SELECT 'FLAVOR_NAVAL_RECON', Type, 4 FROM Leaders WHERE Type = 'LEADER_HIAWATHA';" calcext:value-type="string">
            <text:p>INSERT INTO Leader_Flavors(FlavorType, LeaderType, Flavor) SELECT 'FLAVOR_NAVAL_RECON', Type, 4 FROM Leaders WHERE Type = 'LEADER_HIAWATHA';</text:p>
          </table:table-cell>
          <table:table-cell table:style-name="ce197" table:formula="of:=&quot;INSERT INTO Leader_Flavors(FlavorType, LeaderType, Flavor) SELECT 'FLAVOR_&quot;&amp;UPPER([.$A18])&amp;&quot;', Type, &quot;&amp;[.U18]&amp;&quot; FROM Leaders WHERE Type = 'LEADER_&quot;&amp;UPPER([.U$2])&amp;&quot;';&quot;" office:value-type="string" office:string-value="INSERT INTO Leader_Flavors(FlavorType, LeaderType, Flavor) SELECT 'FLAVOR_NAVAL_RECON', Type, 4 FROM Leaders WHERE Type = 'LEADER_MONTEZUMA';" calcext:value-type="string">
            <text:p>INSERT INTO Leader_Flavors(FlavorType, LeaderType, Flavor) SELECT 'FLAVOR_NAVAL_RECON', Type, 4 FROM Leaders WHERE Type = 'LEADER_MONTEZUMA';</text:p>
          </table:table-cell>
          <table:table-cell table:style-name="ce197" table:formula="of:=&quot;INSERT INTO Leader_Flavors(FlavorType, LeaderType, Flavor) SELECT 'FLAVOR_&quot;&amp;UPPER([.$A18])&amp;&quot;', Type, &quot;&amp;[.V18]&amp;&quot; FROM Leaders WHERE Type = 'LEADER_&quot;&amp;UPPER([.V$2])&amp;&quot;';&quot;" office:value-type="string" office:string-value="INSERT INTO Leader_Flavors(FlavorType, LeaderType, Flavor) SELECT 'FLAVOR_NAVAL_RECON', Type, 8 FROM Leaders WHERE Type = 'LEADER_THEODORA';" calcext:value-type="string">
            <text:p>INSERT INTO Leader_Flavors(FlavorType, LeaderType, Flavor) SELECT 'FLAVOR_NAVAL_RECON', Type, 8 FROM Leaders WHERE Type = 'LEADER_THEODORA';</text:p>
          </table:table-cell>
          <table:table-cell table:style-name="ce197" table:formula="of:=&quot;INSERT INTO Leader_Flavors(FlavorType, LeaderType, Flavor) SELECT 'FLAVOR_&quot;&amp;UPPER([.$A18])&amp;&quot;', Type, &quot;&amp;[.W18]&amp;&quot; FROM Leaders WHERE Type = 'LEADER_&quot;&amp;UPPER([.W$2])&amp;&quot;';&quot;" office:value-type="string" office:string-value="INSERT INTO Leader_Flavors(FlavorType, LeaderType, Flavor) SELECT 'FLAVOR_NAVAL_RECON', Type, 4 FROM Leaders WHERE Type = 'LEADER_GAJAH_MADA';" calcext:value-type="string">
            <text:p>INSERT INTO Leader_Flavors(FlavorType, LeaderType, Flavor) SELECT 'FLAVOR_NAVAL_RECON', Type, 4 FROM Leaders WHERE Type = 'LEADER_GAJAH_MADA';</text:p>
          </table:table-cell>
          <table:table-cell table:style-name="ce197" table:formula="of:=&quot;INSERT INTO Leader_Flavors(FlavorType, LeaderType, Flavor) SELECT 'FLAVOR_&quot;&amp;UPPER([.$A18])&amp;&quot;', Type, &quot;&amp;[.X18]&amp;&quot; FROM Leaders WHERE Type = 'LEADER_&quot;&amp;UPPER([.X$2])&amp;&quot;';&quot;" office:value-type="string" office:string-value="INSERT INTO Leader_Flavors(FlavorType, LeaderType, Flavor) SELECT 'FLAVOR_NAVAL_RECON', Type, 4 FROM Leaders WHERE Type = 'LEADER_CASIMIR';" calcext:value-type="string">
            <text:p>INSERT INTO Leader_Flavors(FlavorType, LeaderType, Flavor) SELECT 'FLAVOR_NAVAL_RECON', Type, 4 FROM Leaders WHERE Type = 'LEADER_CASIMIR';</text:p>
          </table:table-cell>
          <table:table-cell table:style-name="ce197" table:formula="of:=&quot;INSERT INTO Leader_Flavors(FlavorType, LeaderType, Flavor) SELECT 'FLAVOR_&quot;&amp;UPPER([.$A18])&amp;&quot;', Type, &quot;&amp;[.Y18]&amp;&quot; FROM Leaders WHERE Type = 'LEADER_&quot;&amp;UPPER([.Y$2])&amp;&quot;';&quot;" office:value-type="string" office:string-value="INSERT INTO Leader_Flavors(FlavorType, LeaderType, Flavor) SELECT 'FLAVOR_NAVAL_RECON', Type, 4 FROM Leaders WHERE Type = 'LEADER_WU_ZETIAN';" calcext:value-type="string">
            <text:p>INSERT INTO Leader_Flavors(FlavorType, LeaderType, Flavor) SELECT 'FLAVOR_NAVAL_RECON', Type, 4 FROM Leaders WHERE Type = 'LEADER_WU_ZETIAN';</text:p>
          </table:table-cell>
          <table:table-cell table:style-name="ce197" table:formula="of:=&quot;INSERT INTO Leader_Flavors(FlavorType, LeaderType, Flavor) SELECT 'FLAVOR_&quot;&amp;UPPER([.$A18])&amp;&quot;', Type, &quot;&amp;[.Z18]&amp;&quot; FROM Leaders WHERE Type = 'LEADER_&quot;&amp;UPPER([.Z$2])&amp;&quot;';&quot;" office:value-type="string" office:string-value="INSERT INTO Leader_Flavors(FlavorType, LeaderType, Flavor) SELECT 'FLAVOR_NAVAL_RECON', Type, 4 FROM Leaders WHERE Type = 'LEADER_DIPLOMAT';" calcext:value-type="string">
            <text:p>INSERT INTO Leader_Flavors(FlavorType, LeaderType, Flavor) SELECT 'FLAVOR_NAVAL_RECON', Type, 4 FROM Leaders WHERE Type = 'LEADER_DIPLOMAT';</text:p>
          </table:table-cell>
          <table:table-cell table:style-name="ce197" table:formula="of:=&quot;INSERT INTO Leader_Flavors(FlavorType, LeaderType, Flavor) SELECT 'FLAVOR_&quot;&amp;UPPER([.$A18])&amp;&quot;', Type, &quot;&amp;[.AA18]&amp;&quot; FROM Leaders WHERE Type = 'LEADER_&quot;&amp;UPPER([.AA$2])&amp;&quot;';&quot;" office:value-type="string" office:string-value="INSERT INTO Leader_Flavors(FlavorType, LeaderType, Flavor) SELECT 'FLAVOR_NAVAL_RECON', Type, 4 FROM Leaders WHERE Type = 'LEADER_GANDHI';" calcext:value-type="string">
            <text:p>INSERT INTO Leader_Flavors(FlavorType, LeaderType, Flavor) SELECT 'FLAVOR_NAVAL_RECON', Type, 4 FROM Leaders WHERE Type = 'LEADER_GANDHI';</text:p>
          </table:table-cell>
          <table:table-cell table:style-name="ce197" table:formula="of:=&quot;INSERT INTO Leader_Flavors(FlavorType, LeaderType, Flavor) SELECT 'FLAVOR_&quot;&amp;UPPER([.$A18])&amp;&quot;', Type, &quot;&amp;[.AB18]&amp;&quot; FROM Leaders WHERE Type = 'LEADER_&quot;&amp;UPPER([.AB$2])&amp;&quot;';&quot;" office:value-type="string" office:string-value="INSERT INTO Leader_Flavors(FlavorType, LeaderType, Flavor) SELECT 'FLAVOR_NAVAL_RECON', Type, 4 FROM Leaders WHERE Type = 'LEADER_SELASSIE';" calcext:value-type="string">
            <text:p>INSERT INTO Leader_Flavors(FlavorType, LeaderType, Flavor) SELECT 'FLAVOR_NAVAL_RECON', Type, 4 FROM Leaders WHERE Type = 'LEADER_SELASSIE';</text:p>
          </table:table-cell>
          <table:table-cell table:style-name="ce197" table:formula="of:=&quot;INSERT INTO Leader_Flavors(FlavorType, LeaderType, Flavor) SELECT 'FLAVOR_&quot;&amp;UPPER([.$A18])&amp;&quot;', Type, &quot;&amp;[.AC18]&amp;&quot; FROM Leaders WHERE Type = 'LEADER_&quot;&amp;UPPER([.AC$2])&amp;&quot;';&quot;" office:value-type="string" office:string-value="INSERT INTO Leader_Flavors(FlavorType, LeaderType, Flavor) SELECT 'FLAVOR_NAVAL_RECON', Type, 8 FROM Leaders WHERE Type = 'LEADER_KAMEHAMEHA';" calcext:value-type="string">
            <text:p>INSERT INTO Leader_Flavors(FlavorType, LeaderType, Flavor) SELECT 'FLAVOR_NAVAL_RECON', Type, 8 FROM Leaders WHERE Type = 'LEADER_KAMEHAMEHA';</text:p>
          </table:table-cell>
          <table:table-cell table:style-name="ce197" table:formula="of:=&quot;INSERT INTO Leader_Flavors(FlavorType, LeaderType, Flavor) SELECT 'FLAVOR_&quot;&amp;UPPER([.$A18])&amp;&quot;', Type, &quot;&amp;[.AD18]&amp;&quot; FROM Leaders WHERE Type = 'LEADER_&quot;&amp;UPPER([.AD$2])&amp;&quot;';&quot;" office:value-type="string" office:string-value="INSERT INTO Leader_Flavors(FlavorType, LeaderType, Flavor) SELECT 'FLAVOR_NAVAL_RECON', Type, 4 FROM Leaders WHERE Type = 'LEADER_MARIA_I';" calcext:value-type="string">
            <text:p>INSERT INTO Leader_Flavors(FlavorType, LeaderType, Flavor) SELECT 'FLAVOR_NAVAL_RECON', Type, 4 FROM Leaders WHERE Type = 'LEADER_MARIA_I';</text:p>
          </table:table-cell>
          <table:table-cell table:style-name="ce197" table:formula="of:=&quot;INSERT INTO Leader_Flavors(FlavorType, LeaderType, Flavor) SELECT 'FLAVOR_&quot;&amp;UPPER([.$A18])&amp;&quot;', Type, &quot;&amp;[.AE18]&amp;&quot; FROM Leaders WHERE Type = 'LEADER_&quot;&amp;UPPER([.AE$2])&amp;&quot;';&quot;" office:value-type="string" office:string-value="INSERT INTO Leader_Flavors(FlavorType, LeaderType, Flavor) SELECT 'FLAVOR_NAVAL_RECON', Type, 4 FROM Leaders WHERE Type = 'LEADER_PACHACUTI';" calcext:value-type="string">
            <text:p>INSERT INTO Leader_Flavors(FlavorType, LeaderType, Flavor) SELECT 'FLAVOR_NAVAL_RECON', Type, 4 FROM Leaders WHERE Type = 'LEADER_PACHACUTI';</text:p>
          </table:table-cell>
          <table:table-cell table:style-name="ce197" table:formula="of:=&quot;INSERT INTO Leader_Flavors(FlavorType, LeaderType, Flavor) SELECT 'FLAVOR_&quot;&amp;UPPER([.$A18])&amp;&quot;', Type, &quot;&amp;[.AF18]&amp;&quot; FROM Leaders WHERE Type = 'LEADER_&quot;&amp;UPPER([.AF$2])&amp;&quot;';&quot;" office:value-type="string" office:string-value="INSERT INTO Leader_Flavors(FlavorType, LeaderType, Flavor) SELECT 'FLAVOR_NAVAL_RECON', Type, 4 FROM Leaders WHERE Type = 'LEADER_RAMESSES';" calcext:value-type="string">
            <text:p>INSERT INTO Leader_Flavors(FlavorType, LeaderType, Flavor) SELECT 'FLAVOR_NAVAL_RECON', Type, 4 FROM Leaders WHERE Type = 'LEADER_RAMESSES';</text:p>
          </table:table-cell>
          <table:table-cell table:style-name="ce197" table:formula="of:=&quot;INSERT INTO Leader_Flavors(FlavorType, LeaderType, Flavor) SELECT 'FLAVOR_&quot;&amp;UPPER([.$A18])&amp;&quot;', Type, &quot;&amp;[.AG18]&amp;&quot; FROM Leaders WHERE Type = 'LEADER_&quot;&amp;UPPER([.AG$2])&amp;&quot;';&quot;" office:value-type="string" office:string-value="INSERT INTO Leader_Flavors(FlavorType, LeaderType, Flavor) SELECT 'FLAVOR_NAVAL_RECON', Type, 4 FROM Leaders WHERE Type = 'LEADER_RAMKHAMHAENG';" calcext:value-type="string">
            <text:p>INSERT INTO Leader_Flavors(FlavorType, LeaderType, Flavor) SELECT 'FLAVOR_NAVAL_RECON', Type, 4 FROM Leaders WHERE Type = 'LEADER_RAMKHAMHAENG';</text:p>
          </table:table-cell>
          <table:table-cell table:style-name="ce197" table:formula="of:=&quot;INSERT INTO Leader_Flavors(FlavorType, LeaderType, Flavor) SELECT 'FLAVOR_&quot;&amp;UPPER([.$A18])&amp;&quot;', Type, &quot;&amp;[.AH18]&amp;&quot; FROM Leaders WHERE Type = 'LEADER_&quot;&amp;UPPER([.AH$2])&amp;&quot;';&quot;" office:value-type="string" office:string-value="INSERT INTO Leader_Flavors(FlavorType, LeaderType, Flavor) SELECT 'FLAVOR_NAVAL_RECON', Type, 4 FROM Leaders WHERE Type = 'LEADER_PEDRO';" calcext:value-type="string">
            <text:p>INSERT INTO Leader_Flavors(FlavorType, LeaderType, Flavor) SELECT 'FLAVOR_NAVAL_RECON', Type, 4 FROM Leaders WHERE Type = 'LEADER_PEDRO';</text:p>
          </table:table-cell>
          <table:table-cell table:style-name="ce197" table:formula="of:=&quot;INSERT INTO Leader_Flavors(FlavorType, LeaderType, Flavor) SELECT 'FLAVOR_&quot;&amp;UPPER([.$A18])&amp;&quot;', Type, &quot;&amp;[.AI18]&amp;&quot; FROM Leaders WHERE Type = 'LEADER_&quot;&amp;UPPER([.AI$2])&amp;&quot;';&quot;" office:value-type="string" office:string-value="INSERT INTO Leader_Flavors(FlavorType, LeaderType, Flavor) SELECT 'FLAVOR_NAVAL_RECON', Type, 4 FROM Leaders WHERE Type = 'LEADER_AHMAD_ALMANSUR';" calcext:value-type="string">
            <text:p>INSERT INTO Leader_Flavors(FlavorType, LeaderType, Flavor) SELECT 'FLAVOR_NAVAL_RECON', Type, 4 FROM Leaders WHERE Type = 'LEADER_AHMAD_ALMANSUR';</text:p>
          </table:table-cell>
          <table:table-cell table:style-name="ce197" table:formula="of:=&quot;INSERT INTO Leader_Flavors(FlavorType, LeaderType, Flavor) SELECT 'FLAVOR_&quot;&amp;UPPER([.$A18])&amp;&quot;', Type, &quot;&amp;[.AJ18]&amp;&quot; FROM Leaders WHERE Type = 'LEADER_&quot;&amp;UPPER([.AJ$2])&amp;&quot;';&quot;" office:value-type="string" office:string-value="INSERT INTO Leader_Flavors(FlavorType, LeaderType, Flavor) SELECT 'FLAVOR_NAVAL_RECON', Type, 4 FROM Leaders WHERE Type = 'LEADER_SEJONG';" calcext:value-type="string">
            <text:p>INSERT INTO Leader_Flavors(FlavorType, LeaderType, Flavor) SELECT 'FLAVOR_NAVAL_RECON', Type, 4 FROM Leaders WHERE Type = 'LEADER_SEJONG';</text:p>
          </table:table-cell>
          <table:table-cell table:style-name="ce197" table:formula="of:=&quot;INSERT INTO Leader_Flavors(FlavorType, LeaderType, Flavor) SELECT 'FLAVOR_&quot;&amp;UPPER([.$A18])&amp;&quot;', Type, &quot;&amp;[.AK18]&amp;&quot; FROM Leaders WHERE Type = 'LEADER_&quot;&amp;UPPER([.AK$2])&amp;&quot;';&quot;" office:value-type="string" office:string-value="INSERT INTO Leader_Flavors(FlavorType, LeaderType, Flavor) SELECT 'FLAVOR_NAVAL_RECON', Type, 4 FROM Leaders WHERE Type = 'LEADER_EXPANSIONIST';" calcext:value-type="string">
            <text:p>INSERT INTO Leader_Flavors(FlavorType, LeaderType, Flavor) SELECT 'FLAVOR_NAVAL_RECON', Type, 4 FROM Leaders WHERE Type = 'LEADER_EXPANSIONIST';</text:p>
          </table:table-cell>
          <table:table-cell table:style-name="ce197" table:formula="of:=&quot;INSERT INTO Leader_Flavors(FlavorType, LeaderType, Flavor) SELECT 'FLAVOR_&quot;&amp;UPPER([.$A18])&amp;&quot;', Type, &quot;&amp;[.AL18]&amp;&quot; FROM Leaders WHERE Type = 'LEADER_&quot;&amp;UPPER([.AL$2])&amp;&quot;';&quot;" office:value-type="string" office:string-value="INSERT INTO Leader_Flavors(FlavorType, LeaderType, Flavor) SELECT 'FLAVOR_NAVAL_RECON', Type, 4 FROM Leaders WHERE Type = 'LEADER_BOUDICCA';" calcext:value-type="string">
            <text:p>INSERT INTO Leader_Flavors(FlavorType, LeaderType, Flavor) SELECT 'FLAVOR_NAVAL_RECON', Type, 4 FROM Leaders WHERE Type = 'LEADER_BOUDICCA';</text:p>
          </table:table-cell>
          <table:table-cell table:style-name="ce197" table:formula="of:=&quot;INSERT INTO Leader_Flavors(FlavorType, LeaderType, Flavor) SELECT 'FLAVOR_&quot;&amp;UPPER([.$A18])&amp;&quot;', Type, &quot;&amp;[.AM18]&amp;&quot; FROM Leaders WHERE Type = 'LEADER_&quot;&amp;UPPER([.AM$2])&amp;&quot;';&quot;" office:value-type="string" office:string-value="INSERT INTO Leader_Flavors(FlavorType, LeaderType, Flavor) SELECT 'FLAVOR_NAVAL_RECON', Type, 4 FROM Leaders WHERE Type = 'LEADER_DARIUS';" calcext:value-type="string">
            <text:p>INSERT INTO Leader_Flavors(FlavorType, LeaderType, Flavor) SELECT 'FLAVOR_NAVAL_RECON', Type, 4 FROM Leaders WHERE Type = 'LEADER_DARIUS';</text:p>
          </table:table-cell>
          <table:table-cell table:style-name="ce197" table:formula="of:=&quot;INSERT INTO Leader_Flavors(FlavorType, LeaderType, Flavor) SELECT 'FLAVOR_&quot;&amp;UPPER([.$A18])&amp;&quot;', Type, &quot;&amp;[.AN18]&amp;&quot; FROM Leaders WHERE Type = 'LEADER_&quot;&amp;UPPER([.AN$2])&amp;&quot;';&quot;" office:value-type="string" office:string-value="INSERT INTO Leader_Flavors(FlavorType, LeaderType, Flavor) SELECT 'FLAVOR_NAVAL_RECON', Type, 8 FROM Leaders WHERE Type = 'LEADER_DIDO';" calcext:value-type="string">
            <text:p>INSERT INTO Leader_Flavors(FlavorType, LeaderType, Flavor) SELECT 'FLAVOR_NAVAL_RECON', Type, 8 FROM Leaders WHERE Type = 'LEADER_DIDO';</text:p>
          </table:table-cell>
          <table:table-cell table:style-name="ce197" table:formula="of:=&quot;INSERT INTO Leader_Flavors(FlavorType, LeaderType, Flavor) SELECT 'FLAVOR_&quot;&amp;UPPER([.$A18])&amp;&quot;', Type, &quot;&amp;[.AO18]&amp;&quot; FROM Leaders WHERE Type = 'LEADER_&quot;&amp;UPPER([.AO$2])&amp;&quot;';&quot;" office:value-type="string" office:string-value="INSERT INTO Leader_Flavors(FlavorType, LeaderType, Flavor) SELECT 'FLAVOR_NAVAL_RECON', Type, 4 FROM Leaders WHERE Type = 'LEADER_HARUN_AL_RASHID';" calcext:value-type="string">
            <text:p>INSERT INTO Leader_Flavors(FlavorType, LeaderType, Flavor) SELECT 'FLAVOR_NAVAL_RECON', Type, 4 FROM Leaders WHERE Type = 'LEADER_HARUN_AL_RASHID';</text:p>
          </table:table-cell>
          <table:table-cell table:style-name="ce197" table:formula="of:=&quot;INSERT INTO Leader_Flavors(FlavorType, LeaderType, Flavor) SELECT 'FLAVOR_&quot;&amp;UPPER([.$A18])&amp;&quot;', Type, &quot;&amp;[.AP18]&amp;&quot; FROM Leaders WHERE Type = 'LEADER_&quot;&amp;UPPER([.AP$2])&amp;&quot;';&quot;" office:value-type="string" office:string-value="INSERT INTO Leader_Flavors(FlavorType, LeaderType, Flavor) SELECT 'FLAVOR_NAVAL_RECON', Type, 4 FROM Leaders WHERE Type = 'LEADER_NEBUCHADNEZZAR';" calcext:value-type="string">
            <text:p>INSERT INTO Leader_Flavors(FlavorType, LeaderType, Flavor) SELECT 'FLAVOR_NAVAL_RECON', Type, 4 FROM Leaders WHERE Type = 'LEADER_NEBUCHADNEZZAR';</text:p>
          </table:table-cell>
          <table:table-cell table:style-name="ce197" table:formula="of:=&quot;INSERT INTO Leader_Flavors(FlavorType, LeaderType, Flavor) SELECT 'FLAVOR_&quot;&amp;UPPER([.$A18])&amp;&quot;', Type, &quot;&amp;[.AQ18]&amp;&quot; FROM Leaders WHERE Type = 'LEADER_&quot;&amp;UPPER([.AQ$2])&amp;&quot;';&quot;" office:value-type="string" office:string-value="INSERT INTO Leader_Flavors(FlavorType, LeaderType, Flavor) SELECT 'FLAVOR_NAVAL_RECON', Type, 4 FROM Leaders WHERE Type = 'LEADER_PACAL';" calcext:value-type="string">
            <text:p>INSERT INTO Leader_Flavors(FlavorType, LeaderType, Flavor) SELECT 'FLAVOR_NAVAL_RECON', Type, 4 FROM Leaders WHERE Type = 'LEADER_PACAL';</text:p>
          </table:table-cell>
          <table:table-cell table:style-name="ce197" table:formula="of:=&quot;INSERT INTO Leader_Flavors(FlavorType, LeaderType, Flavor) SELECT 'FLAVOR_&quot;&amp;UPPER([.$A18])&amp;&quot;', Type, &quot;&amp;[.AR18]&amp;&quot; FROM Leaders WHERE Type = 'LEADER_&quot;&amp;UPPER([.AR$2])&amp;&quot;';&quot;" office:value-type="string" office:string-value="INSERT INTO Leader_Flavors(FlavorType, LeaderType, Flavor) SELECT 'FLAVOR_NAVAL_RECON', Type, 8 FROM Leaders WHERE Type = 'LEADER_SULEIMAN';" calcext:value-type="string">
            <text:p>INSERT INTO Leader_Flavors(FlavorType, LeaderType, Flavor) SELECT 'FLAVOR_NAVAL_RECON', Type, 8 FROM Leaders WHERE Type = 'LEADER_SULEIMAN';</text:p>
          </table:table-cell>
          <table:table-cell table:style-name="ce197" table:formula="of:=&quot;INSERT INTO Leader_Flavors(FlavorType, LeaderType, Flavor) SELECT 'FLAVOR_&quot;&amp;UPPER([.$A18])&amp;&quot;', Type, &quot;&amp;[.AS18]&amp;&quot; FROM Leaders WHERE Type = 'LEADER_&quot;&amp;UPPER([.AS$2])&amp;&quot;';&quot;" office:value-type="string" office:string-value="INSERT INTO Leader_Flavors(FlavorType, LeaderType, Flavor) SELECT 'FLAVOR_NAVAL_RECON', Type, 4 FROM Leaders WHERE Type = 'LEADER_WASHINGTON';" calcext:value-type="string">
            <text:p>INSERT INTO Leader_Flavors(FlavorType, LeaderType, Flavor) SELECT 'FLAVOR_NAVAL_RECON', Type, 4 FROM Leaders WHERE Type = 'LEADER_WASHINGTON';</text:p>
          </table:table-cell>
          <table:table-cell table:style-name="ce197" table:formula="of:=&quot;INSERT INTO Leader_Flavors(FlavorType, LeaderType, Flavor) SELECT 'FLAVOR_&quot;&amp;UPPER([.$A18])&amp;&quot;', Type, &quot;&amp;[.AT18]&amp;&quot; FROM Leaders WHERE Type = 'LEADER_&quot;&amp;UPPER([.AT$2])&amp;&quot;';&quot;" office:value-type="string" office:string-value="INSERT INTO Leader_Flavors(FlavorType, LeaderType, Flavor) SELECT 'FLAVOR_NAVAL_RECON', Type, 4 FROM Leaders WHERE Type = 'LEADER_MARIA';" calcext:value-type="string">
            <text:p>INSERT INTO Leader_Flavors(FlavorType, LeaderType, Flavor) SELECT 'FLAVOR_NAVAL_RECON', Type, 4 FROM Leaders WHERE Type = 'LEADER_MARIA';</text:p>
          </table:table-cell>
          <table:table-cell table:style-name="ce197" table:formula="of:=&quot;INSERT INTO Leader_Flavors(FlavorType, LeaderType, Flavor) SELECT 'FLAVOR_&quot;&amp;UPPER([.$A18])&amp;&quot;', Type, &quot;&amp;[.AU18]&amp;&quot; FROM Leaders WHERE Type = 'LEADER_&quot;&amp;UPPER([.AU$2])&amp;&quot;';&quot;" office:value-type="string" office:string-value="INSERT INTO Leader_Flavors(FlavorType, LeaderType, Flavor) SELECT 'FLAVOR_NAVAL_RECON', Type, 4 FROM Leaders WHERE Type = 'LEADER_POCATELLO';" calcext:value-type="string">
            <text:p>INSERT INTO Leader_Flavors(FlavorType, LeaderType, Flavor) SELECT 'FLAVOR_NAVAL_RECON', Type, 4 FROM Leaders WHERE Type = 'LEADER_POCATELLO';</text:p>
          </table:table-cell>
          <table:table-cell table:style-name="ce197" table:formula="of:=&quot;INSERT INTO Leader_Flavors(FlavorType, LeaderType, Flavor) SELECT 'FLAVOR_&quot;&amp;UPPER([.$A18])&amp;&quot;', Type, &quot;&amp;[.AV18]&amp;&quot; FROM Leaders WHERE Type = 'LEADER_&quot;&amp;UPPER([.AV$2])&amp;&quot;';&quot;" office:value-type="string" office:string-value="INSERT INTO Leader_Flavors(FlavorType, LeaderType, Flavor) SELECT 'FLAVOR_NAVAL_RECON', Type, 8 FROM Leaders WHERE Type = 'LEADER_WILLIAM';" calcext:value-type="string">
            <text:p>INSERT INTO Leader_Flavors(FlavorType, LeaderType, Flavor) SELECT 'FLAVOR_NAVAL_RECON', Type, 8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19])&amp;&quot;', Type, &quot;&amp;[.C19]&amp;&quot; FROM Leaders WHERE Type = 'LEADER_&quot;&amp;UPPER([.C$2])&amp;&quot;';&quot;" office:value-type="string" office:string-value="INSERT INTO Leader_Flavors(FlavorType, LeaderType, Flavor) SELECT 'FLAVOR_NAVAL_GROWTH', Type, 4 FROM Leaders WHERE Type = 'LEADER_ASHURBANIPAL';" calcext:value-type="string">
            <text:p>INSERT INTO Leader_Flavors(FlavorType, LeaderType, Flavor) SELECT 'FLAVOR_NAVAL_GROWTH', Type, 4 FROM Leaders WHERE Type = 'LEADER_ASHURBANIPAL';</text:p>
          </table:table-cell>
          <table:table-cell table:style-name="ce197" table:formula="of:=&quot;INSERT INTO Leader_Flavors(FlavorType, LeaderType, Flavor) SELECT 'FLAVOR_&quot;&amp;UPPER([.$A19])&amp;&quot;', Type, &quot;&amp;[.D19]&amp;&quot; FROM Leaders WHERE Type = 'LEADER_&quot;&amp;UPPER([.D$2])&amp;&quot;';&quot;" office:value-type="string" office:string-value="INSERT INTO Leader_Flavors(FlavorType, LeaderType, Flavor) SELECT 'FLAVOR_NAVAL_GROWTH', Type, 4 FROM Leaders WHERE Type = 'LEADER_ASKIA';" calcext:value-type="string">
            <text:p>INSERT INTO Leader_Flavors(FlavorType, LeaderType, Flavor) SELECT 'FLAVOR_NAVAL_GROWTH', Type, 4 FROM Leaders WHERE Type = 'LEADER_ASKIA';</text:p>
          </table:table-cell>
          <table:table-cell table:style-name="ce197" table:formula="of:=&quot;INSERT INTO Leader_Flavors(FlavorType, LeaderType, Flavor) SELECT 'FLAVOR_&quot;&amp;UPPER([.$A19])&amp;&quot;', Type, &quot;&amp;[.E19]&amp;&quot; FROM Leaders WHERE Type = 'LEADER_&quot;&amp;UPPER([.E$2])&amp;&quot;';&quot;" office:value-type="string" office:string-value="INSERT INTO Leader_Flavors(FlavorType, LeaderType, Flavor) SELECT 'FLAVOR_NAVAL_GROWTH', Type, 4 FROM Leaders WHERE Type = 'LEADER_ATTILA';" calcext:value-type="string">
            <text:p>INSERT INTO Leader_Flavors(FlavorType, LeaderType, Flavor) SELECT 'FLAVOR_NAVAL_GROWTH', Type, 4 FROM Leaders WHERE Type = 'LEADER_ATTILA';</text:p>
          </table:table-cell>
          <table:table-cell table:style-name="ce197" table:formula="of:=&quot;INSERT INTO Leader_Flavors(FlavorType, LeaderType, Flavor) SELECT 'FLAVOR_&quot;&amp;UPPER([.$A19])&amp;&quot;', Type, &quot;&amp;[.F19]&amp;&quot; FROM Leaders WHERE Type = 'LEADER_&quot;&amp;UPPER([.F$2])&amp;&quot;';&quot;" office:value-type="string" office:string-value="INSERT INTO Leader_Flavors(FlavorType, LeaderType, Flavor) SELECT 'FLAVOR_NAVAL_GROWTH', Type, 4 FROM Leaders WHERE Type = 'LEADER_AUGUSTUS';" calcext:value-type="string">
            <text:p>INSERT INTO Leader_Flavors(FlavorType, LeaderType, Flavor) SELECT 'FLAVOR_NAVAL_GROWTH', Type, 4 FROM Leaders WHERE Type = 'LEADER_AUGUSTUS';</text:p>
          </table:table-cell>
          <table:table-cell table:style-name="ce197" table:formula="of:=&quot;INSERT INTO Leader_Flavors(FlavorType, LeaderType, Flavor) SELECT 'FLAVOR_&quot;&amp;UPPER([.$A19])&amp;&quot;', Type, &quot;&amp;[.G19]&amp;&quot; FROM Leaders WHERE Type = 'LEADER_&quot;&amp;UPPER([.G$2])&amp;&quot;';&quot;" office:value-type="string" office:string-value="INSERT INTO Leader_Flavors(FlavorType, LeaderType, Flavor) SELECT 'FLAVOR_NAVAL_GROWTH', Type, 4 FROM Leaders WHERE Type = 'LEADER_GENGHIS_KHAN';" calcext:value-type="string">
            <text:p>INSERT INTO Leader_Flavors(FlavorType, LeaderType, Flavor) SELECT 'FLAVOR_NAVAL_GROWTH', Type, 4 FROM Leaders WHERE Type = 'LEADER_GENGHIS_KHAN';</text:p>
          </table:table-cell>
          <table:table-cell table:style-name="ce197" table:formula="of:=&quot;INSERT INTO Leader_Flavors(FlavorType, LeaderType, Flavor) SELECT 'FLAVOR_&quot;&amp;UPPER([.$A19])&amp;&quot;', Type, &quot;&amp;[.H19]&amp;&quot; FROM Leaders WHERE Type = 'LEADER_&quot;&amp;UPPER([.H$2])&amp;&quot;';&quot;" office:value-type="string" office:string-value="INSERT INTO Leader_Flavors(FlavorType, LeaderType, Flavor) SELECT 'FLAVOR_NAVAL_GROWTH', Type, 8 FROM Leaders WHERE Type = 'LEADER_HARALD';" calcext:value-type="string">
            <text:p>INSERT INTO Leader_Flavors(FlavorType, LeaderType, Flavor) SELECT 'FLAVOR_NAVAL_GROWTH', Type, 8 FROM Leaders WHERE Type = 'LEADER_HARALD';</text:p>
          </table:table-cell>
          <table:table-cell table:style-name="ce197" table:formula="of:=&quot;INSERT INTO Leader_Flavors(FlavorType, LeaderType, Flavor) SELECT 'FLAVOR_&quot;&amp;UPPER([.$A19])&amp;&quot;', Type, &quot;&amp;[.I19]&amp;&quot; FROM Leaders WHERE Type = 'LEADER_&quot;&amp;UPPER([.I$2])&amp;&quot;';&quot;" office:value-type="string" office:string-value="INSERT INTO Leader_Flavors(FlavorType, LeaderType, Flavor) SELECT 'FLAVOR_NAVAL_GROWTH', Type, 4 FROM Leaders WHERE Type = 'LEADER_ISABELLA';" calcext:value-type="string">
            <text:p>INSERT INTO Leader_Flavors(FlavorType, LeaderType, Flavor) SELECT 'FLAVOR_NAVAL_GROWTH', Type, 4 FROM Leaders WHERE Type = 'LEADER_ISABELLA';</text:p>
          </table:table-cell>
          <table:table-cell table:style-name="ce197" table:formula="of:=&quot;INSERT INTO Leader_Flavors(FlavorType, LeaderType, Flavor) SELECT 'FLAVOR_&quot;&amp;UPPER([.$A19])&amp;&quot;', Type, &quot;&amp;[.J19]&amp;&quot; FROM Leaders WHERE Type = 'LEADER_&quot;&amp;UPPER([.J$2])&amp;&quot;';&quot;" office:value-type="string" office:string-value="INSERT INTO Leader_Flavors(FlavorType, LeaderType, Flavor) SELECT 'FLAVOR_NAVAL_GROWTH', Type, 4 FROM Leaders WHERE Type = 'LEADER_NAPOLEON';" calcext:value-type="string">
            <text:p>INSERT INTO Leader_Flavors(FlavorType, LeaderType, Flavor) SELECT 'FLAVOR_NAVAL_GROWTH', Type, 4 FROM Leaders WHERE Type = 'LEADER_NAPOLEON';</text:p>
          </table:table-cell>
          <table:table-cell table:style-name="ce197" table:formula="of:=&quot;INSERT INTO Leader_Flavors(FlavorType, LeaderType, Flavor) SELECT 'FLAVOR_&quot;&amp;UPPER([.$A19])&amp;&quot;', Type, &quot;&amp;[.K19]&amp;&quot; FROM Leaders WHERE Type = 'LEADER_&quot;&amp;UPPER([.K$2])&amp;&quot;';&quot;" office:value-type="string" office:string-value="INSERT INTO Leader_Flavors(FlavorType, LeaderType, Flavor) SELECT 'FLAVOR_NAVAL_GROWTH', Type, 4 FROM Leaders WHERE Type = 'LEADER_ODA_NOBUNAGA';" calcext:value-type="string">
            <text:p>INSERT INTO Leader_Flavors(FlavorType, LeaderType, Flavor) SELECT 'FLAVOR_NAVAL_GROWTH', Type, 4 FROM Leaders WHERE Type = 'LEADER_ODA_NOBUNAGA';</text:p>
          </table:table-cell>
          <table:table-cell table:style-name="ce197" table:formula="of:=&quot;INSERT INTO Leader_Flavors(FlavorType, LeaderType, Flavor) SELECT 'FLAVOR_&quot;&amp;UPPER([.$A19])&amp;&quot;', Type, &quot;&amp;[.L19]&amp;&quot; FROM Leaders WHERE Type = 'LEADER_&quot;&amp;UPPER([.L$2])&amp;&quot;';&quot;" office:value-type="string" office:string-value="INSERT INTO Leader_Flavors(FlavorType, LeaderType, Flavor) SELECT 'FLAVOR_NAVAL_GROWTH', Type, 8 FROM Leaders WHERE Type = 'LEADER_ENRICO_DANDOLO';" calcext:value-type="string">
            <text:p>INSERT INTO Leader_Flavors(FlavorType, LeaderType, Flavor) SELECT 'FLAVOR_NAVAL_GROWTH', Type, 8 FROM Leaders WHERE Type = 'LEADER_ENRICO_DANDOLO';</text:p>
          </table:table-cell>
          <table:table-cell table:style-name="ce197" table:formula="of:=&quot;INSERT INTO Leader_Flavors(FlavorType, LeaderType, Flavor) SELECT 'FLAVOR_&quot;&amp;UPPER([.$A19])&amp;&quot;', Type, &quot;&amp;[.M19]&amp;&quot; FROM Leaders WHERE Type = 'LEADER_&quot;&amp;UPPER([.M$2])&amp;&quot;';&quot;" office:value-type="string" office:string-value="INSERT INTO Leader_Flavors(FlavorType, LeaderType, Flavor) SELECT 'FLAVOR_NAVAL_GROWTH', Type, 4 FROM Leaders WHERE Type = 'LEADER_SHAKA';" calcext:value-type="string">
            <text:p>INSERT INTO Leader_Flavors(FlavorType, LeaderType, Flavor) SELECT 'FLAVOR_NAVAL_GROWTH', Type, 4 FROM Leaders WHERE Type = 'LEADER_SHAKA';</text:p>
          </table:table-cell>
          <table:table-cell table:style-name="ce197" table:formula="of:=&quot;INSERT INTO Leader_Flavors(FlavorType, LeaderType, Flavor) SELECT 'FLAVOR_&quot;&amp;UPPER([.$A19])&amp;&quot;', Type, &quot;&amp;[.N19]&amp;&quot; FROM Leaders WHERE Type = 'LEADER_&quot;&amp;UPPER([.N$2])&amp;&quot;';&quot;" office:value-type="string" office:string-value="INSERT INTO Leader_Flavors(FlavorType, LeaderType, Flavor) SELECT 'FLAVOR_NAVAL_GROWTH', Type, 4 FROM Leaders WHERE Type = 'LEADER_COALITION';" calcext:value-type="string">
            <text:p>INSERT INTO Leader_Flavors(FlavorType, LeaderType, Flavor) SELECT 'FLAVOR_NAVAL_GROWTH', Type, 4 FROM Leaders WHERE Type = 'LEADER_COALITION';</text:p>
          </table:table-cell>
          <table:table-cell table:style-name="ce197" table:formula="of:=&quot;INSERT INTO Leader_Flavors(FlavorType, LeaderType, Flavor) SELECT 'FLAVOR_&quot;&amp;UPPER([.$A19])&amp;&quot;', Type, &quot;&amp;[.O19]&amp;&quot; FROM Leaders WHERE Type = 'LEADER_&quot;&amp;UPPER([.O$2])&amp;&quot;';&quot;" office:value-type="string" office:string-value="INSERT INTO Leader_Flavors(FlavorType, LeaderType, Flavor) SELECT 'FLAVOR_NAVAL_GROWTH', Type, 4 FROM Leaders WHERE Type = 'LEADER_ALEXANDER';" calcext:value-type="string">
            <text:p>INSERT INTO Leader_Flavors(FlavorType, LeaderType, Flavor) SELECT 'FLAVOR_NAVAL_GROWTH', Type, 4 FROM Leaders WHERE Type = 'LEADER_ALEXANDER';</text:p>
          </table:table-cell>
          <table:table-cell table:style-name="ce197" table:formula="of:=&quot;INSERT INTO Leader_Flavors(FlavorType, LeaderType, Flavor) SELECT 'FLAVOR_&quot;&amp;UPPER([.$A19])&amp;&quot;', Type, &quot;&amp;[.P19]&amp;&quot; FROM Leaders WHERE Type = 'LEADER_&quot;&amp;UPPER([.P$2])&amp;&quot;';&quot;" office:value-type="string" office:string-value="INSERT INTO Leader_Flavors(FlavorType, LeaderType, Flavor) SELECT 'FLAVOR_NAVAL_GROWTH', Type, 4 FROM Leaders WHERE Type = 'LEADER_BISMARCK';" calcext:value-type="string">
            <text:p>INSERT INTO Leader_Flavors(FlavorType, LeaderType, Flavor) SELECT 'FLAVOR_NAVAL_GROWTH', Type, 4 FROM Leaders WHERE Type = 'LEADER_BISMARCK';</text:p>
          </table:table-cell>
          <table:table-cell table:style-name="ce197" table:formula="of:=&quot;INSERT INTO Leader_Flavors(FlavorType, LeaderType, Flavor) SELECT 'FLAVOR_&quot;&amp;UPPER([.$A19])&amp;&quot;', Type, &quot;&amp;[.Q19]&amp;&quot; FROM Leaders WHERE Type = 'LEADER_&quot;&amp;UPPER([.Q$2])&amp;&quot;';&quot;" office:value-type="string" office:string-value="INSERT INTO Leader_Flavors(FlavorType, LeaderType, Flavor) SELECT 'FLAVOR_NAVAL_GROWTH', Type, 4 FROM Leaders WHERE Type = 'LEADER_CATHERINE';" calcext:value-type="string">
            <text:p>INSERT INTO Leader_Flavors(FlavorType, LeaderType, Flavor) SELECT 'FLAVOR_NAVAL_GROWTH', Type, 4 FROM Leaders WHERE Type = 'LEADER_CATHERINE';</text:p>
          </table:table-cell>
          <table:table-cell table:style-name="ce197" table:formula="of:=&quot;INSERT INTO Leader_Flavors(FlavorType, LeaderType, Flavor) SELECT 'FLAVOR_&quot;&amp;UPPER([.$A19])&amp;&quot;', Type, &quot;&amp;[.R19]&amp;&quot; FROM Leaders WHERE Type = 'LEADER_&quot;&amp;UPPER([.R$2])&amp;&quot;';&quot;" office:value-type="string" office:string-value="INSERT INTO Leader_Flavors(FlavorType, LeaderType, Flavor) SELECT 'FLAVOR_NAVAL_GROWTH', Type, 8 FROM Leaders WHERE Type = 'LEADER_ELIZABETH';" calcext:value-type="string">
            <text:p>INSERT INTO Leader_Flavors(FlavorType, LeaderType, Flavor) SELECT 'FLAVOR_NAVAL_GROWTH', Type, 8 FROM Leaders WHERE Type = 'LEADER_ELIZABETH';</text:p>
          </table:table-cell>
          <table:table-cell table:style-name="ce197" table:formula="of:=&quot;INSERT INTO Leader_Flavors(FlavorType, LeaderType, Flavor) SELECT 'FLAVOR_&quot;&amp;UPPER([.$A19])&amp;&quot;', Type, &quot;&amp;[.S19]&amp;&quot; FROM Leaders WHERE Type = 'LEADER_&quot;&amp;UPPER([.S$2])&amp;&quot;';&quot;" office:value-type="string" office:string-value="INSERT INTO Leader_Flavors(FlavorType, LeaderType, Flavor) SELECT 'FLAVOR_NAVAL_GROWTH', Type, 4 FROM Leaders WHERE Type = 'LEADER_GUSTAVUS_ADOLPHUS';" calcext:value-type="string">
            <text:p>INSERT INTO Leader_Flavors(FlavorType, LeaderType, Flavor) SELECT 'FLAVOR_NAVAL_GROWTH', Type, 4 FROM Leaders WHERE Type = 'LEADER_GUSTAVUS_ADOLPHUS';</text:p>
          </table:table-cell>
          <table:table-cell table:style-name="ce197" table:formula="of:=&quot;INSERT INTO Leader_Flavors(FlavorType, LeaderType, Flavor) SELECT 'FLAVOR_&quot;&amp;UPPER([.$A19])&amp;&quot;', Type, &quot;&amp;[.T19]&amp;&quot; FROM Leaders WHERE Type = 'LEADER_&quot;&amp;UPPER([.T$2])&amp;&quot;';&quot;" office:value-type="string" office:string-value="INSERT INTO Leader_Flavors(FlavorType, LeaderType, Flavor) SELECT 'FLAVOR_NAVAL_GROWTH', Type, 4 FROM Leaders WHERE Type = 'LEADER_HIAWATHA';" calcext:value-type="string">
            <text:p>INSERT INTO Leader_Flavors(FlavorType, LeaderType, Flavor) SELECT 'FLAVOR_NAVAL_GROWTH', Type, 4 FROM Leaders WHERE Type = 'LEADER_HIAWATHA';</text:p>
          </table:table-cell>
          <table:table-cell table:style-name="ce197" table:formula="of:=&quot;INSERT INTO Leader_Flavors(FlavorType, LeaderType, Flavor) SELECT 'FLAVOR_&quot;&amp;UPPER([.$A19])&amp;&quot;', Type, &quot;&amp;[.U19]&amp;&quot; FROM Leaders WHERE Type = 'LEADER_&quot;&amp;UPPER([.U$2])&amp;&quot;';&quot;" office:value-type="string" office:string-value="INSERT INTO Leader_Flavors(FlavorType, LeaderType, Flavor) SELECT 'FLAVOR_NAVAL_GROWTH', Type, 4 FROM Leaders WHERE Type = 'LEADER_MONTEZUMA';" calcext:value-type="string">
            <text:p>INSERT INTO Leader_Flavors(FlavorType, LeaderType, Flavor) SELECT 'FLAVOR_NAVAL_GROWTH', Type, 4 FROM Leaders WHERE Type = 'LEADER_MONTEZUMA';</text:p>
          </table:table-cell>
          <table:table-cell table:style-name="ce197" table:formula="of:=&quot;INSERT INTO Leader_Flavors(FlavorType, LeaderType, Flavor) SELECT 'FLAVOR_&quot;&amp;UPPER([.$A19])&amp;&quot;', Type, &quot;&amp;[.V19]&amp;&quot; FROM Leaders WHERE Type = 'LEADER_&quot;&amp;UPPER([.V$2])&amp;&quot;';&quot;" office:value-type="string" office:string-value="INSERT INTO Leader_Flavors(FlavorType, LeaderType, Flavor) SELECT 'FLAVOR_NAVAL_GROWTH', Type, 8 FROM Leaders WHERE Type = 'LEADER_THEODORA';" calcext:value-type="string">
            <text:p>INSERT INTO Leader_Flavors(FlavorType, LeaderType, Flavor) SELECT 'FLAVOR_NAVAL_GROWTH', Type, 8 FROM Leaders WHERE Type = 'LEADER_THEODORA';</text:p>
          </table:table-cell>
          <table:table-cell table:style-name="ce197" table:formula="of:=&quot;INSERT INTO Leader_Flavors(FlavorType, LeaderType, Flavor) SELECT 'FLAVOR_&quot;&amp;UPPER([.$A19])&amp;&quot;', Type, &quot;&amp;[.W19]&amp;&quot; FROM Leaders WHERE Type = 'LEADER_&quot;&amp;UPPER([.W$2])&amp;&quot;';&quot;" office:value-type="string" office:string-value="INSERT INTO Leader_Flavors(FlavorType, LeaderType, Flavor) SELECT 'FLAVOR_NAVAL_GROWTH', Type, 4 FROM Leaders WHERE Type = 'LEADER_GAJAH_MADA';" calcext:value-type="string">
            <text:p>INSERT INTO Leader_Flavors(FlavorType, LeaderType, Flavor) SELECT 'FLAVOR_NAVAL_GROWTH', Type, 4 FROM Leaders WHERE Type = 'LEADER_GAJAH_MADA';</text:p>
          </table:table-cell>
          <table:table-cell table:style-name="ce197" table:formula="of:=&quot;INSERT INTO Leader_Flavors(FlavorType, LeaderType, Flavor) SELECT 'FLAVOR_&quot;&amp;UPPER([.$A19])&amp;&quot;', Type, &quot;&amp;[.X19]&amp;&quot; FROM Leaders WHERE Type = 'LEADER_&quot;&amp;UPPER([.X$2])&amp;&quot;';&quot;" office:value-type="string" office:string-value="INSERT INTO Leader_Flavors(FlavorType, LeaderType, Flavor) SELECT 'FLAVOR_NAVAL_GROWTH', Type, 4 FROM Leaders WHERE Type = 'LEADER_CASIMIR';" calcext:value-type="string">
            <text:p>INSERT INTO Leader_Flavors(FlavorType, LeaderType, Flavor) SELECT 'FLAVOR_NAVAL_GROWTH', Type, 4 FROM Leaders WHERE Type = 'LEADER_CASIMIR';</text:p>
          </table:table-cell>
          <table:table-cell table:style-name="ce197" table:formula="of:=&quot;INSERT INTO Leader_Flavors(FlavorType, LeaderType, Flavor) SELECT 'FLAVOR_&quot;&amp;UPPER([.$A19])&amp;&quot;', Type, &quot;&amp;[.Y19]&amp;&quot; FROM Leaders WHERE Type = 'LEADER_&quot;&amp;UPPER([.Y$2])&amp;&quot;';&quot;" office:value-type="string" office:string-value="INSERT INTO Leader_Flavors(FlavorType, LeaderType, Flavor) SELECT 'FLAVOR_NAVAL_GROWTH', Type, 4 FROM Leaders WHERE Type = 'LEADER_WU_ZETIAN';" calcext:value-type="string">
            <text:p>INSERT INTO Leader_Flavors(FlavorType, LeaderType, Flavor) SELECT 'FLAVOR_NAVAL_GROWTH', Type, 4 FROM Leaders WHERE Type = 'LEADER_WU_ZETIAN';</text:p>
          </table:table-cell>
          <table:table-cell table:style-name="ce197" table:formula="of:=&quot;INSERT INTO Leader_Flavors(FlavorType, LeaderType, Flavor) SELECT 'FLAVOR_&quot;&amp;UPPER([.$A19])&amp;&quot;', Type, &quot;&amp;[.Z19]&amp;&quot; FROM Leaders WHERE Type = 'LEADER_&quot;&amp;UPPER([.Z$2])&amp;&quot;';&quot;" office:value-type="string" office:string-value="INSERT INTO Leader_Flavors(FlavorType, LeaderType, Flavor) SELECT 'FLAVOR_NAVAL_GROWTH', Type, 4 FROM Leaders WHERE Type = 'LEADER_DIPLOMAT';" calcext:value-type="string">
            <text:p>INSERT INTO Leader_Flavors(FlavorType, LeaderType, Flavor) SELECT 'FLAVOR_NAVAL_GROWTH', Type, 4 FROM Leaders WHERE Type = 'LEADER_DIPLOMAT';</text:p>
          </table:table-cell>
          <table:table-cell table:style-name="ce197" table:formula="of:=&quot;INSERT INTO Leader_Flavors(FlavorType, LeaderType, Flavor) SELECT 'FLAVOR_&quot;&amp;UPPER([.$A19])&amp;&quot;', Type, &quot;&amp;[.AA19]&amp;&quot; FROM Leaders WHERE Type = 'LEADER_&quot;&amp;UPPER([.AA$2])&amp;&quot;';&quot;" office:value-type="string" office:string-value="INSERT INTO Leader_Flavors(FlavorType, LeaderType, Flavor) SELECT 'FLAVOR_NAVAL_GROWTH', Type, 4 FROM Leaders WHERE Type = 'LEADER_GANDHI';" calcext:value-type="string">
            <text:p>INSERT INTO Leader_Flavors(FlavorType, LeaderType, Flavor) SELECT 'FLAVOR_NAVAL_GROWTH', Type, 4 FROM Leaders WHERE Type = 'LEADER_GANDHI';</text:p>
          </table:table-cell>
          <table:table-cell table:style-name="ce197" table:formula="of:=&quot;INSERT INTO Leader_Flavors(FlavorType, LeaderType, Flavor) SELECT 'FLAVOR_&quot;&amp;UPPER([.$A19])&amp;&quot;', Type, &quot;&amp;[.AB19]&amp;&quot; FROM Leaders WHERE Type = 'LEADER_&quot;&amp;UPPER([.AB$2])&amp;&quot;';&quot;" office:value-type="string" office:string-value="INSERT INTO Leader_Flavors(FlavorType, LeaderType, Flavor) SELECT 'FLAVOR_NAVAL_GROWTH', Type, 4 FROM Leaders WHERE Type = 'LEADER_SELASSIE';" calcext:value-type="string">
            <text:p>INSERT INTO Leader_Flavors(FlavorType, LeaderType, Flavor) SELECT 'FLAVOR_NAVAL_GROWTH', Type, 4 FROM Leaders WHERE Type = 'LEADER_SELASSIE';</text:p>
          </table:table-cell>
          <table:table-cell table:style-name="ce197" table:formula="of:=&quot;INSERT INTO Leader_Flavors(FlavorType, LeaderType, Flavor) SELECT 'FLAVOR_&quot;&amp;UPPER([.$A19])&amp;&quot;', Type, &quot;&amp;[.AC19]&amp;&quot; FROM Leaders WHERE Type = 'LEADER_&quot;&amp;UPPER([.AC$2])&amp;&quot;';&quot;" office:value-type="string" office:string-value="INSERT INTO Leader_Flavors(FlavorType, LeaderType, Flavor) SELECT 'FLAVOR_NAVAL_GROWTH', Type, 8 FROM Leaders WHERE Type = 'LEADER_KAMEHAMEHA';" calcext:value-type="string">
            <text:p>INSERT INTO Leader_Flavors(FlavorType, LeaderType, Flavor) SELECT 'FLAVOR_NAVAL_GROWTH', Type, 8 FROM Leaders WHERE Type = 'LEADER_KAMEHAMEHA';</text:p>
          </table:table-cell>
          <table:table-cell table:style-name="ce197" table:formula="of:=&quot;INSERT INTO Leader_Flavors(FlavorType, LeaderType, Flavor) SELECT 'FLAVOR_&quot;&amp;UPPER([.$A19])&amp;&quot;', Type, &quot;&amp;[.AD19]&amp;&quot; FROM Leaders WHERE Type = 'LEADER_&quot;&amp;UPPER([.AD$2])&amp;&quot;';&quot;" office:value-type="string" office:string-value="INSERT INTO Leader_Flavors(FlavorType, LeaderType, Flavor) SELECT 'FLAVOR_NAVAL_GROWTH', Type, 4 FROM Leaders WHERE Type = 'LEADER_MARIA_I';" calcext:value-type="string">
            <text:p>INSERT INTO Leader_Flavors(FlavorType, LeaderType, Flavor) SELECT 'FLAVOR_NAVAL_GROWTH', Type, 4 FROM Leaders WHERE Type = 'LEADER_MARIA_I';</text:p>
          </table:table-cell>
          <table:table-cell table:style-name="ce197" table:formula="of:=&quot;INSERT INTO Leader_Flavors(FlavorType, LeaderType, Flavor) SELECT 'FLAVOR_&quot;&amp;UPPER([.$A19])&amp;&quot;', Type, &quot;&amp;[.AE19]&amp;&quot; FROM Leaders WHERE Type = 'LEADER_&quot;&amp;UPPER([.AE$2])&amp;&quot;';&quot;" office:value-type="string" office:string-value="INSERT INTO Leader_Flavors(FlavorType, LeaderType, Flavor) SELECT 'FLAVOR_NAVAL_GROWTH', Type, 4 FROM Leaders WHERE Type = 'LEADER_PACHACUTI';" calcext:value-type="string">
            <text:p>INSERT INTO Leader_Flavors(FlavorType, LeaderType, Flavor) SELECT 'FLAVOR_NAVAL_GROWTH', Type, 4 FROM Leaders WHERE Type = 'LEADER_PACHACUTI';</text:p>
          </table:table-cell>
          <table:table-cell table:style-name="ce197" table:formula="of:=&quot;INSERT INTO Leader_Flavors(FlavorType, LeaderType, Flavor) SELECT 'FLAVOR_&quot;&amp;UPPER([.$A19])&amp;&quot;', Type, &quot;&amp;[.AF19]&amp;&quot; FROM Leaders WHERE Type = 'LEADER_&quot;&amp;UPPER([.AF$2])&amp;&quot;';&quot;" office:value-type="string" office:string-value="INSERT INTO Leader_Flavors(FlavorType, LeaderType, Flavor) SELECT 'FLAVOR_NAVAL_GROWTH', Type, 4 FROM Leaders WHERE Type = 'LEADER_RAMESSES';" calcext:value-type="string">
            <text:p>INSERT INTO Leader_Flavors(FlavorType, LeaderType, Flavor) SELECT 'FLAVOR_NAVAL_GROWTH', Type, 4 FROM Leaders WHERE Type = 'LEADER_RAMESSES';</text:p>
          </table:table-cell>
          <table:table-cell table:style-name="ce197" table:formula="of:=&quot;INSERT INTO Leader_Flavors(FlavorType, LeaderType, Flavor) SELECT 'FLAVOR_&quot;&amp;UPPER([.$A19])&amp;&quot;', Type, &quot;&amp;[.AG19]&amp;&quot; FROM Leaders WHERE Type = 'LEADER_&quot;&amp;UPPER([.AG$2])&amp;&quot;';&quot;" office:value-type="string" office:string-value="INSERT INTO Leader_Flavors(FlavorType, LeaderType, Flavor) SELECT 'FLAVOR_NAVAL_GROWTH', Type, 4 FROM Leaders WHERE Type = 'LEADER_RAMKHAMHAENG';" calcext:value-type="string">
            <text:p>INSERT INTO Leader_Flavors(FlavorType, LeaderType, Flavor) SELECT 'FLAVOR_NAVAL_GROWTH', Type, 4 FROM Leaders WHERE Type = 'LEADER_RAMKHAMHAENG';</text:p>
          </table:table-cell>
          <table:table-cell table:style-name="ce197" table:formula="of:=&quot;INSERT INTO Leader_Flavors(FlavorType, LeaderType, Flavor) SELECT 'FLAVOR_&quot;&amp;UPPER([.$A19])&amp;&quot;', Type, &quot;&amp;[.AH19]&amp;&quot; FROM Leaders WHERE Type = 'LEADER_&quot;&amp;UPPER([.AH$2])&amp;&quot;';&quot;" office:value-type="string" office:string-value="INSERT INTO Leader_Flavors(FlavorType, LeaderType, Flavor) SELECT 'FLAVOR_NAVAL_GROWTH', Type, 4 FROM Leaders WHERE Type = 'LEADER_PEDRO';" calcext:value-type="string">
            <text:p>INSERT INTO Leader_Flavors(FlavorType, LeaderType, Flavor) SELECT 'FLAVOR_NAVAL_GROWTH', Type, 4 FROM Leaders WHERE Type = 'LEADER_PEDRO';</text:p>
          </table:table-cell>
          <table:table-cell table:style-name="ce197" table:formula="of:=&quot;INSERT INTO Leader_Flavors(FlavorType, LeaderType, Flavor) SELECT 'FLAVOR_&quot;&amp;UPPER([.$A19])&amp;&quot;', Type, &quot;&amp;[.AI19]&amp;&quot; FROM Leaders WHERE Type = 'LEADER_&quot;&amp;UPPER([.AI$2])&amp;&quot;';&quot;" office:value-type="string" office:string-value="INSERT INTO Leader_Flavors(FlavorType, LeaderType, Flavor) SELECT 'FLAVOR_NAVAL_GROWTH', Type, 4 FROM Leaders WHERE Type = 'LEADER_AHMAD_ALMANSUR';" calcext:value-type="string">
            <text:p>INSERT INTO Leader_Flavors(FlavorType, LeaderType, Flavor) SELECT 'FLAVOR_NAVAL_GROWTH', Type, 4 FROM Leaders WHERE Type = 'LEADER_AHMAD_ALMANSUR';</text:p>
          </table:table-cell>
          <table:table-cell table:style-name="ce197" table:formula="of:=&quot;INSERT INTO Leader_Flavors(FlavorType, LeaderType, Flavor) SELECT 'FLAVOR_&quot;&amp;UPPER([.$A19])&amp;&quot;', Type, &quot;&amp;[.AJ19]&amp;&quot; FROM Leaders WHERE Type = 'LEADER_&quot;&amp;UPPER([.AJ$2])&amp;&quot;';&quot;" office:value-type="string" office:string-value="INSERT INTO Leader_Flavors(FlavorType, LeaderType, Flavor) SELECT 'FLAVOR_NAVAL_GROWTH', Type, 4 FROM Leaders WHERE Type = 'LEADER_SEJONG';" calcext:value-type="string">
            <text:p>INSERT INTO Leader_Flavors(FlavorType, LeaderType, Flavor) SELECT 'FLAVOR_NAVAL_GROWTH', Type, 4 FROM Leaders WHERE Type = 'LEADER_SEJONG';</text:p>
          </table:table-cell>
          <table:table-cell table:style-name="ce197" table:formula="of:=&quot;INSERT INTO Leader_Flavors(FlavorType, LeaderType, Flavor) SELECT 'FLAVOR_&quot;&amp;UPPER([.$A19])&amp;&quot;', Type, &quot;&amp;[.AK19]&amp;&quot; FROM Leaders WHERE Type = 'LEADER_&quot;&amp;UPPER([.AK$2])&amp;&quot;';&quot;" office:value-type="string" office:string-value="INSERT INTO Leader_Flavors(FlavorType, LeaderType, Flavor) SELECT 'FLAVOR_NAVAL_GROWTH', Type, 4 FROM Leaders WHERE Type = 'LEADER_EXPANSIONIST';" calcext:value-type="string">
            <text:p>INSERT INTO Leader_Flavors(FlavorType, LeaderType, Flavor) SELECT 'FLAVOR_NAVAL_GROWTH', Type, 4 FROM Leaders WHERE Type = 'LEADER_EXPANSIONIST';</text:p>
          </table:table-cell>
          <table:table-cell table:style-name="ce197" table:formula="of:=&quot;INSERT INTO Leader_Flavors(FlavorType, LeaderType, Flavor) SELECT 'FLAVOR_&quot;&amp;UPPER([.$A19])&amp;&quot;', Type, &quot;&amp;[.AL19]&amp;&quot; FROM Leaders WHERE Type = 'LEADER_&quot;&amp;UPPER([.AL$2])&amp;&quot;';&quot;" office:value-type="string" office:string-value="INSERT INTO Leader_Flavors(FlavorType, LeaderType, Flavor) SELECT 'FLAVOR_NAVAL_GROWTH', Type, 4 FROM Leaders WHERE Type = 'LEADER_BOUDICCA';" calcext:value-type="string">
            <text:p>INSERT INTO Leader_Flavors(FlavorType, LeaderType, Flavor) SELECT 'FLAVOR_NAVAL_GROWTH', Type, 4 FROM Leaders WHERE Type = 'LEADER_BOUDICCA';</text:p>
          </table:table-cell>
          <table:table-cell table:style-name="ce197" table:formula="of:=&quot;INSERT INTO Leader_Flavors(FlavorType, LeaderType, Flavor) SELECT 'FLAVOR_&quot;&amp;UPPER([.$A19])&amp;&quot;', Type, &quot;&amp;[.AM19]&amp;&quot; FROM Leaders WHERE Type = 'LEADER_&quot;&amp;UPPER([.AM$2])&amp;&quot;';&quot;" office:value-type="string" office:string-value="INSERT INTO Leader_Flavors(FlavorType, LeaderType, Flavor) SELECT 'FLAVOR_NAVAL_GROWTH', Type, 4 FROM Leaders WHERE Type = 'LEADER_DARIUS';" calcext:value-type="string">
            <text:p>INSERT INTO Leader_Flavors(FlavorType, LeaderType, Flavor) SELECT 'FLAVOR_NAVAL_GROWTH', Type, 4 FROM Leaders WHERE Type = 'LEADER_DARIUS';</text:p>
          </table:table-cell>
          <table:table-cell table:style-name="ce197" table:formula="of:=&quot;INSERT INTO Leader_Flavors(FlavorType, LeaderType, Flavor) SELECT 'FLAVOR_&quot;&amp;UPPER([.$A19])&amp;&quot;', Type, &quot;&amp;[.AN19]&amp;&quot; FROM Leaders WHERE Type = 'LEADER_&quot;&amp;UPPER([.AN$2])&amp;&quot;';&quot;" office:value-type="string" office:string-value="INSERT INTO Leader_Flavors(FlavorType, LeaderType, Flavor) SELECT 'FLAVOR_NAVAL_GROWTH', Type, 8 FROM Leaders WHERE Type = 'LEADER_DIDO';" calcext:value-type="string">
            <text:p>INSERT INTO Leader_Flavors(FlavorType, LeaderType, Flavor) SELECT 'FLAVOR_NAVAL_GROWTH', Type, 8 FROM Leaders WHERE Type = 'LEADER_DIDO';</text:p>
          </table:table-cell>
          <table:table-cell table:style-name="ce197" table:formula="of:=&quot;INSERT INTO Leader_Flavors(FlavorType, LeaderType, Flavor) SELECT 'FLAVOR_&quot;&amp;UPPER([.$A19])&amp;&quot;', Type, &quot;&amp;[.AO19]&amp;&quot; FROM Leaders WHERE Type = 'LEADER_&quot;&amp;UPPER([.AO$2])&amp;&quot;';&quot;" office:value-type="string" office:string-value="INSERT INTO Leader_Flavors(FlavorType, LeaderType, Flavor) SELECT 'FLAVOR_NAVAL_GROWTH', Type, 4 FROM Leaders WHERE Type = 'LEADER_HARUN_AL_RASHID';" calcext:value-type="string">
            <text:p>INSERT INTO Leader_Flavors(FlavorType, LeaderType, Flavor) SELECT 'FLAVOR_NAVAL_GROWTH', Type, 4 FROM Leaders WHERE Type = 'LEADER_HARUN_AL_RASHID';</text:p>
          </table:table-cell>
          <table:table-cell table:style-name="ce197" table:formula="of:=&quot;INSERT INTO Leader_Flavors(FlavorType, LeaderType, Flavor) SELECT 'FLAVOR_&quot;&amp;UPPER([.$A19])&amp;&quot;', Type, &quot;&amp;[.AP19]&amp;&quot; FROM Leaders WHERE Type = 'LEADER_&quot;&amp;UPPER([.AP$2])&amp;&quot;';&quot;" office:value-type="string" office:string-value="INSERT INTO Leader_Flavors(FlavorType, LeaderType, Flavor) SELECT 'FLAVOR_NAVAL_GROWTH', Type, 4 FROM Leaders WHERE Type = 'LEADER_NEBUCHADNEZZAR';" calcext:value-type="string">
            <text:p>INSERT INTO Leader_Flavors(FlavorType, LeaderType, Flavor) SELECT 'FLAVOR_NAVAL_GROWTH', Type, 4 FROM Leaders WHERE Type = 'LEADER_NEBUCHADNEZZAR';</text:p>
          </table:table-cell>
          <table:table-cell table:style-name="ce197" table:formula="of:=&quot;INSERT INTO Leader_Flavors(FlavorType, LeaderType, Flavor) SELECT 'FLAVOR_&quot;&amp;UPPER([.$A19])&amp;&quot;', Type, &quot;&amp;[.AQ19]&amp;&quot; FROM Leaders WHERE Type = 'LEADER_&quot;&amp;UPPER([.AQ$2])&amp;&quot;';&quot;" office:value-type="string" office:string-value="INSERT INTO Leader_Flavors(FlavorType, LeaderType, Flavor) SELECT 'FLAVOR_NAVAL_GROWTH', Type, 4 FROM Leaders WHERE Type = 'LEADER_PACAL';" calcext:value-type="string">
            <text:p>INSERT INTO Leader_Flavors(FlavorType, LeaderType, Flavor) SELECT 'FLAVOR_NAVAL_GROWTH', Type, 4 FROM Leaders WHERE Type = 'LEADER_PACAL';</text:p>
          </table:table-cell>
          <table:table-cell table:style-name="ce197" table:formula="of:=&quot;INSERT INTO Leader_Flavors(FlavorType, LeaderType, Flavor) SELECT 'FLAVOR_&quot;&amp;UPPER([.$A19])&amp;&quot;', Type, &quot;&amp;[.AR19]&amp;&quot; FROM Leaders WHERE Type = 'LEADER_&quot;&amp;UPPER([.AR$2])&amp;&quot;';&quot;" office:value-type="string" office:string-value="INSERT INTO Leader_Flavors(FlavorType, LeaderType, Flavor) SELECT 'FLAVOR_NAVAL_GROWTH', Type, 8 FROM Leaders WHERE Type = 'LEADER_SULEIMAN';" calcext:value-type="string">
            <text:p>INSERT INTO Leader_Flavors(FlavorType, LeaderType, Flavor) SELECT 'FLAVOR_NAVAL_GROWTH', Type, 8 FROM Leaders WHERE Type = 'LEADER_SULEIMAN';</text:p>
          </table:table-cell>
          <table:table-cell table:style-name="ce197" table:formula="of:=&quot;INSERT INTO Leader_Flavors(FlavorType, LeaderType, Flavor) SELECT 'FLAVOR_&quot;&amp;UPPER([.$A19])&amp;&quot;', Type, &quot;&amp;[.AS19]&amp;&quot; FROM Leaders WHERE Type = 'LEADER_&quot;&amp;UPPER([.AS$2])&amp;&quot;';&quot;" office:value-type="string" office:string-value="INSERT INTO Leader_Flavors(FlavorType, LeaderType, Flavor) SELECT 'FLAVOR_NAVAL_GROWTH', Type, 4 FROM Leaders WHERE Type = 'LEADER_WASHINGTON';" calcext:value-type="string">
            <text:p>INSERT INTO Leader_Flavors(FlavorType, LeaderType, Flavor) SELECT 'FLAVOR_NAVAL_GROWTH', Type, 4 FROM Leaders WHERE Type = 'LEADER_WASHINGTON';</text:p>
          </table:table-cell>
          <table:table-cell table:style-name="ce197" table:formula="of:=&quot;INSERT INTO Leader_Flavors(FlavorType, LeaderType, Flavor) SELECT 'FLAVOR_&quot;&amp;UPPER([.$A19])&amp;&quot;', Type, &quot;&amp;[.AT19]&amp;&quot; FROM Leaders WHERE Type = 'LEADER_&quot;&amp;UPPER([.AT$2])&amp;&quot;';&quot;" office:value-type="string" office:string-value="INSERT INTO Leader_Flavors(FlavorType, LeaderType, Flavor) SELECT 'FLAVOR_NAVAL_GROWTH', Type, 4 FROM Leaders WHERE Type = 'LEADER_MARIA';" calcext:value-type="string">
            <text:p>INSERT INTO Leader_Flavors(FlavorType, LeaderType, Flavor) SELECT 'FLAVOR_NAVAL_GROWTH', Type, 4 FROM Leaders WHERE Type = 'LEADER_MARIA';</text:p>
          </table:table-cell>
          <table:table-cell table:style-name="ce197" table:formula="of:=&quot;INSERT INTO Leader_Flavors(FlavorType, LeaderType, Flavor) SELECT 'FLAVOR_&quot;&amp;UPPER([.$A19])&amp;&quot;', Type, &quot;&amp;[.AU19]&amp;&quot; FROM Leaders WHERE Type = 'LEADER_&quot;&amp;UPPER([.AU$2])&amp;&quot;';&quot;" office:value-type="string" office:string-value="INSERT INTO Leader_Flavors(FlavorType, LeaderType, Flavor) SELECT 'FLAVOR_NAVAL_GROWTH', Type, 4 FROM Leaders WHERE Type = 'LEADER_POCATELLO';" calcext:value-type="string">
            <text:p>INSERT INTO Leader_Flavors(FlavorType, LeaderType, Flavor) SELECT 'FLAVOR_NAVAL_GROWTH', Type, 4 FROM Leaders WHERE Type = 'LEADER_POCATELLO';</text:p>
          </table:table-cell>
          <table:table-cell table:style-name="ce197" table:formula="of:=&quot;INSERT INTO Leader_Flavors(FlavorType, LeaderType, Flavor) SELECT 'FLAVOR_&quot;&amp;UPPER([.$A19])&amp;&quot;', Type, &quot;&amp;[.AV19]&amp;&quot; FROM Leaders WHERE Type = 'LEADER_&quot;&amp;UPPER([.AV$2])&amp;&quot;';&quot;" office:value-type="string" office:string-value="INSERT INTO Leader_Flavors(FlavorType, LeaderType, Flavor) SELECT 'FLAVOR_NAVAL_GROWTH', Type, 8 FROM Leaders WHERE Type = 'LEADER_WILLIAM';" calcext:value-type="string">
            <text:p>INSERT INTO Leader_Flavors(FlavorType, LeaderType, Flavor) SELECT 'FLAVOR_NAVAL_GROWTH', Type, 8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0])&amp;&quot;', Type, &quot;&amp;[.C20]&amp;&quot; FROM Leaders WHERE Type = 'LEADER_&quot;&amp;UPPER([.C$2])&amp;&quot;';&quot;" office:value-type="string" office:string-value="INSERT INTO Leader_Flavors(FlavorType, LeaderType, Flavor) SELECT 'FLAVOR_NAVAL_TILE_IMPROVEMENT', Type, 4 FROM Leaders WHERE Type = 'LEADER_ASHURBANIPAL';" calcext:value-type="string">
            <text:p>INSERT INTO Leader_Flavors(FlavorType, LeaderType, Flavor) SELECT 'FLAVOR_NAVAL_TILE_IMPROVEMENT', Type, 4 FROM Leaders WHERE Type = 'LEADER_ASHURBANIPAL';</text:p>
          </table:table-cell>
          <table:table-cell table:style-name="ce197" table:formula="of:=&quot;INSERT INTO Leader_Flavors(FlavorType, LeaderType, Flavor) SELECT 'FLAVOR_&quot;&amp;UPPER([.$A20])&amp;&quot;', Type, &quot;&amp;[.D20]&amp;&quot; FROM Leaders WHERE Type = 'LEADER_&quot;&amp;UPPER([.D$2])&amp;&quot;';&quot;" office:value-type="string" office:string-value="INSERT INTO Leader_Flavors(FlavorType, LeaderType, Flavor) SELECT 'FLAVOR_NAVAL_TILE_IMPROVEMENT', Type, 4 FROM Leaders WHERE Type = 'LEADER_ASKIA';" calcext:value-type="string">
            <text:p>INSERT INTO Leader_Flavors(FlavorType, LeaderType, Flavor) SELECT 'FLAVOR_NAVAL_TILE_IMPROVEMENT', Type, 4 FROM Leaders WHERE Type = 'LEADER_ASKIA';</text:p>
          </table:table-cell>
          <table:table-cell table:style-name="ce197" table:formula="of:=&quot;INSERT INTO Leader_Flavors(FlavorType, LeaderType, Flavor) SELECT 'FLAVOR_&quot;&amp;UPPER([.$A20])&amp;&quot;', Type, &quot;&amp;[.E20]&amp;&quot; FROM Leaders WHERE Type = 'LEADER_&quot;&amp;UPPER([.E$2])&amp;&quot;';&quot;" office:value-type="string" office:string-value="INSERT INTO Leader_Flavors(FlavorType, LeaderType, Flavor) SELECT 'FLAVOR_NAVAL_TILE_IMPROVEMENT', Type, 4 FROM Leaders WHERE Type = 'LEADER_ATTILA';" calcext:value-type="string">
            <text:p>INSERT INTO Leader_Flavors(FlavorType, LeaderType, Flavor) SELECT 'FLAVOR_NAVAL_TILE_IMPROVEMENT', Type, 4 FROM Leaders WHERE Type = 'LEADER_ATTILA';</text:p>
          </table:table-cell>
          <table:table-cell table:style-name="ce197" table:formula="of:=&quot;INSERT INTO Leader_Flavors(FlavorType, LeaderType, Flavor) SELECT 'FLAVOR_&quot;&amp;UPPER([.$A20])&amp;&quot;', Type, &quot;&amp;[.F20]&amp;&quot; FROM Leaders WHERE Type = 'LEADER_&quot;&amp;UPPER([.F$2])&amp;&quot;';&quot;" office:value-type="string" office:string-value="INSERT INTO Leader_Flavors(FlavorType, LeaderType, Flavor) SELECT 'FLAVOR_NAVAL_TILE_IMPROVEMENT', Type, 4 FROM Leaders WHERE Type = 'LEADER_AUGUSTUS';" calcext:value-type="string">
            <text:p>INSERT INTO Leader_Flavors(FlavorType, LeaderType, Flavor) SELECT 'FLAVOR_NAVAL_TILE_IMPROVEMENT', Type, 4 FROM Leaders WHERE Type = 'LEADER_AUGUSTUS';</text:p>
          </table:table-cell>
          <table:table-cell table:style-name="ce197" table:formula="of:=&quot;INSERT INTO Leader_Flavors(FlavorType, LeaderType, Flavor) SELECT 'FLAVOR_&quot;&amp;UPPER([.$A20])&amp;&quot;', Type, &quot;&amp;[.G20]&amp;&quot; FROM Leaders WHERE Type = 'LEADER_&quot;&amp;UPPER([.G$2])&amp;&quot;';&quot;" office:value-type="string" office:string-value="INSERT INTO Leader_Flavors(FlavorType, LeaderType, Flavor) SELECT 'FLAVOR_NAVAL_TILE_IMPROVEMENT', Type, 4 FROM Leaders WHERE Type = 'LEADER_GENGHIS_KHAN';" calcext:value-type="string">
            <text:p>INSERT INTO Leader_Flavors(FlavorType, LeaderType, Flavor) SELECT 'FLAVOR_NAVAL_TILE_IMPROVEMENT', Type, 4 FROM Leaders WHERE Type = 'LEADER_GENGHIS_KHAN';</text:p>
          </table:table-cell>
          <table:table-cell table:style-name="ce197" table:formula="of:=&quot;INSERT INTO Leader_Flavors(FlavorType, LeaderType, Flavor) SELECT 'FLAVOR_&quot;&amp;UPPER([.$A20])&amp;&quot;', Type, &quot;&amp;[.H20]&amp;&quot; FROM Leaders WHERE Type = 'LEADER_&quot;&amp;UPPER([.H$2])&amp;&quot;';&quot;" office:value-type="string" office:string-value="INSERT INTO Leader_Flavors(FlavorType, LeaderType, Flavor) SELECT 'FLAVOR_NAVAL_TILE_IMPROVEMENT', Type, 8 FROM Leaders WHERE Type = 'LEADER_HARALD';" calcext:value-type="string">
            <text:p>INSERT INTO Leader_Flavors(FlavorType, LeaderType, Flavor) SELECT 'FLAVOR_NAVAL_TILE_IMPROVEMENT', Type, 8 FROM Leaders WHERE Type = 'LEADER_HARALD';</text:p>
          </table:table-cell>
          <table:table-cell table:style-name="ce197" table:formula="of:=&quot;INSERT INTO Leader_Flavors(FlavorType, LeaderType, Flavor) SELECT 'FLAVOR_&quot;&amp;UPPER([.$A20])&amp;&quot;', Type, &quot;&amp;[.I20]&amp;&quot; FROM Leaders WHERE Type = 'LEADER_&quot;&amp;UPPER([.I$2])&amp;&quot;';&quot;" office:value-type="string" office:string-value="INSERT INTO Leader_Flavors(FlavorType, LeaderType, Flavor) SELECT 'FLAVOR_NAVAL_TILE_IMPROVEMENT', Type, 4 FROM Leaders WHERE Type = 'LEADER_ISABELLA';" calcext:value-type="string">
            <text:p>INSERT INTO Leader_Flavors(FlavorType, LeaderType, Flavor) SELECT 'FLAVOR_NAVAL_TILE_IMPROVEMENT', Type, 4 FROM Leaders WHERE Type = 'LEADER_ISABELLA';</text:p>
          </table:table-cell>
          <table:table-cell table:style-name="ce197" table:formula="of:=&quot;INSERT INTO Leader_Flavors(FlavorType, LeaderType, Flavor) SELECT 'FLAVOR_&quot;&amp;UPPER([.$A20])&amp;&quot;', Type, &quot;&amp;[.J20]&amp;&quot; FROM Leaders WHERE Type = 'LEADER_&quot;&amp;UPPER([.J$2])&amp;&quot;';&quot;" office:value-type="string" office:string-value="INSERT INTO Leader_Flavors(FlavorType, LeaderType, Flavor) SELECT 'FLAVOR_NAVAL_TILE_IMPROVEMENT', Type, 4 FROM Leaders WHERE Type = 'LEADER_NAPOLEON';" calcext:value-type="string">
            <text:p>INSERT INTO Leader_Flavors(FlavorType, LeaderType, Flavor) SELECT 'FLAVOR_NAVAL_TILE_IMPROVEMENT', Type, 4 FROM Leaders WHERE Type = 'LEADER_NAPOLEON';</text:p>
          </table:table-cell>
          <table:table-cell table:style-name="ce197" table:formula="of:=&quot;INSERT INTO Leader_Flavors(FlavorType, LeaderType, Flavor) SELECT 'FLAVOR_&quot;&amp;UPPER([.$A20])&amp;&quot;', Type, &quot;&amp;[.K20]&amp;&quot; FROM Leaders WHERE Type = 'LEADER_&quot;&amp;UPPER([.K$2])&amp;&quot;';&quot;" office:value-type="string" office:string-value="INSERT INTO Leader_Flavors(FlavorType, LeaderType, Flavor) SELECT 'FLAVOR_NAVAL_TILE_IMPROVEMENT', Type, 4 FROM Leaders WHERE Type = 'LEADER_ODA_NOBUNAGA';" calcext:value-type="string">
            <text:p>INSERT INTO Leader_Flavors(FlavorType, LeaderType, Flavor) SELECT 'FLAVOR_NAVAL_TILE_IMPROVEMENT', Type, 4 FROM Leaders WHERE Type = 'LEADER_ODA_NOBUNAGA';</text:p>
          </table:table-cell>
          <table:table-cell table:style-name="ce197" table:formula="of:=&quot;INSERT INTO Leader_Flavors(FlavorType, LeaderType, Flavor) SELECT 'FLAVOR_&quot;&amp;UPPER([.$A20])&amp;&quot;', Type, &quot;&amp;[.L20]&amp;&quot; FROM Leaders WHERE Type = 'LEADER_&quot;&amp;UPPER([.L$2])&amp;&quot;';&quot;" office:value-type="string" office:string-value="INSERT INTO Leader_Flavors(FlavorType, LeaderType, Flavor) SELECT 'FLAVOR_NAVAL_TILE_IMPROVEMENT', Type, 8 FROM Leaders WHERE Type = 'LEADER_ENRICO_DANDOLO';" calcext:value-type="string">
            <text:p>INSERT INTO Leader_Flavors(FlavorType, LeaderType, Flavor) SELECT 'FLAVOR_NAVAL_TILE_IMPROVEMENT', Type, 8 FROM Leaders WHERE Type = 'LEADER_ENRICO_DANDOLO';</text:p>
          </table:table-cell>
          <table:table-cell table:style-name="ce197" table:formula="of:=&quot;INSERT INTO Leader_Flavors(FlavorType, LeaderType, Flavor) SELECT 'FLAVOR_&quot;&amp;UPPER([.$A20])&amp;&quot;', Type, &quot;&amp;[.M20]&amp;&quot; FROM Leaders WHERE Type = 'LEADER_&quot;&amp;UPPER([.M$2])&amp;&quot;';&quot;" office:value-type="string" office:string-value="INSERT INTO Leader_Flavors(FlavorType, LeaderType, Flavor) SELECT 'FLAVOR_NAVAL_TILE_IMPROVEMENT', Type, 4 FROM Leaders WHERE Type = 'LEADER_SHAKA';" calcext:value-type="string">
            <text:p>INSERT INTO Leader_Flavors(FlavorType, LeaderType, Flavor) SELECT 'FLAVOR_NAVAL_TILE_IMPROVEMENT', Type, 4 FROM Leaders WHERE Type = 'LEADER_SHAKA';</text:p>
          </table:table-cell>
          <table:table-cell table:style-name="ce197" table:formula="of:=&quot;INSERT INTO Leader_Flavors(FlavorType, LeaderType, Flavor) SELECT 'FLAVOR_&quot;&amp;UPPER([.$A20])&amp;&quot;', Type, &quot;&amp;[.N20]&amp;&quot; FROM Leaders WHERE Type = 'LEADER_&quot;&amp;UPPER([.N$2])&amp;&quot;';&quot;" office:value-type="string" office:string-value="INSERT INTO Leader_Flavors(FlavorType, LeaderType, Flavor) SELECT 'FLAVOR_NAVAL_TILE_IMPROVEMENT', Type, 4 FROM Leaders WHERE Type = 'LEADER_COALITION';" calcext:value-type="string">
            <text:p>INSERT INTO Leader_Flavors(FlavorType, LeaderType, Flavor) SELECT 'FLAVOR_NAVAL_TILE_IMPROVEMENT', Type, 4 FROM Leaders WHERE Type = 'LEADER_COALITION';</text:p>
          </table:table-cell>
          <table:table-cell table:style-name="ce197" table:formula="of:=&quot;INSERT INTO Leader_Flavors(FlavorType, LeaderType, Flavor) SELECT 'FLAVOR_&quot;&amp;UPPER([.$A20])&amp;&quot;', Type, &quot;&amp;[.O20]&amp;&quot; FROM Leaders WHERE Type = 'LEADER_&quot;&amp;UPPER([.O$2])&amp;&quot;';&quot;" office:value-type="string" office:string-value="INSERT INTO Leader_Flavors(FlavorType, LeaderType, Flavor) SELECT 'FLAVOR_NAVAL_TILE_IMPROVEMENT', Type, 4 FROM Leaders WHERE Type = 'LEADER_ALEXANDER';" calcext:value-type="string">
            <text:p>INSERT INTO Leader_Flavors(FlavorType, LeaderType, Flavor) SELECT 'FLAVOR_NAVAL_TILE_IMPROVEMENT', Type, 4 FROM Leaders WHERE Type = 'LEADER_ALEXANDER';</text:p>
          </table:table-cell>
          <table:table-cell table:style-name="ce197" table:formula="of:=&quot;INSERT INTO Leader_Flavors(FlavorType, LeaderType, Flavor) SELECT 'FLAVOR_&quot;&amp;UPPER([.$A20])&amp;&quot;', Type, &quot;&amp;[.P20]&amp;&quot; FROM Leaders WHERE Type = 'LEADER_&quot;&amp;UPPER([.P$2])&amp;&quot;';&quot;" office:value-type="string" office:string-value="INSERT INTO Leader_Flavors(FlavorType, LeaderType, Flavor) SELECT 'FLAVOR_NAVAL_TILE_IMPROVEMENT', Type, 4 FROM Leaders WHERE Type = 'LEADER_BISMARCK';" calcext:value-type="string">
            <text:p>INSERT INTO Leader_Flavors(FlavorType, LeaderType, Flavor) SELECT 'FLAVOR_NAVAL_TILE_IMPROVEMENT', Type, 4 FROM Leaders WHERE Type = 'LEADER_BISMARCK';</text:p>
          </table:table-cell>
          <table:table-cell table:style-name="ce197" table:formula="of:=&quot;INSERT INTO Leader_Flavors(FlavorType, LeaderType, Flavor) SELECT 'FLAVOR_&quot;&amp;UPPER([.$A20])&amp;&quot;', Type, &quot;&amp;[.Q20]&amp;&quot; FROM Leaders WHERE Type = 'LEADER_&quot;&amp;UPPER([.Q$2])&amp;&quot;';&quot;" office:value-type="string" office:string-value="INSERT INTO Leader_Flavors(FlavorType, LeaderType, Flavor) SELECT 'FLAVOR_NAVAL_TILE_IMPROVEMENT', Type, 4 FROM Leaders WHERE Type = 'LEADER_CATHERINE';" calcext:value-type="string">
            <text:p>INSERT INTO Leader_Flavors(FlavorType, LeaderType, Flavor) SELECT 'FLAVOR_NAVAL_TILE_IMPROVEMENT', Type, 4 FROM Leaders WHERE Type = 'LEADER_CATHERINE';</text:p>
          </table:table-cell>
          <table:table-cell table:style-name="ce197" table:formula="of:=&quot;INSERT INTO Leader_Flavors(FlavorType, LeaderType, Flavor) SELECT 'FLAVOR_&quot;&amp;UPPER([.$A20])&amp;&quot;', Type, &quot;&amp;[.R20]&amp;&quot; FROM Leaders WHERE Type = 'LEADER_&quot;&amp;UPPER([.R$2])&amp;&quot;';&quot;" office:value-type="string" office:string-value="INSERT INTO Leader_Flavors(FlavorType, LeaderType, Flavor) SELECT 'FLAVOR_NAVAL_TILE_IMPROVEMENT', Type, 8 FROM Leaders WHERE Type = 'LEADER_ELIZABETH';" calcext:value-type="string">
            <text:p>INSERT INTO Leader_Flavors(FlavorType, LeaderType, Flavor) SELECT 'FLAVOR_NAVAL_TILE_IMPROVEMENT', Type, 8 FROM Leaders WHERE Type = 'LEADER_ELIZABETH';</text:p>
          </table:table-cell>
          <table:table-cell table:style-name="ce197" table:formula="of:=&quot;INSERT INTO Leader_Flavors(FlavorType, LeaderType, Flavor) SELECT 'FLAVOR_&quot;&amp;UPPER([.$A20])&amp;&quot;', Type, &quot;&amp;[.S20]&amp;&quot; FROM Leaders WHERE Type = 'LEADER_&quot;&amp;UPPER([.S$2])&amp;&quot;';&quot;" office:value-type="string" office:string-value="INSERT INTO Leader_Flavors(FlavorType, LeaderType, Flavor) SELECT 'FLAVOR_NAVAL_TILE_IMPROVEMENT', Type, 4 FROM Leaders WHERE Type = 'LEADER_GUSTAVUS_ADOLPHUS';" calcext:value-type="string">
            <text:p>INSERT INTO Leader_Flavors(FlavorType, LeaderType, Flavor) SELECT 'FLAVOR_NAVAL_TILE_IMPROVEMENT', Type, 4 FROM Leaders WHERE Type = 'LEADER_GUSTAVUS_ADOLPHUS';</text:p>
          </table:table-cell>
          <table:table-cell table:style-name="ce197" table:formula="of:=&quot;INSERT INTO Leader_Flavors(FlavorType, LeaderType, Flavor) SELECT 'FLAVOR_&quot;&amp;UPPER([.$A20])&amp;&quot;', Type, &quot;&amp;[.T20]&amp;&quot; FROM Leaders WHERE Type = 'LEADER_&quot;&amp;UPPER([.T$2])&amp;&quot;';&quot;" office:value-type="string" office:string-value="INSERT INTO Leader_Flavors(FlavorType, LeaderType, Flavor) SELECT 'FLAVOR_NAVAL_TILE_IMPROVEMENT', Type, 4 FROM Leaders WHERE Type = 'LEADER_HIAWATHA';" calcext:value-type="string">
            <text:p>INSERT INTO Leader_Flavors(FlavorType, LeaderType, Flavor) SELECT 'FLAVOR_NAVAL_TILE_IMPROVEMENT', Type, 4 FROM Leaders WHERE Type = 'LEADER_HIAWATHA';</text:p>
          </table:table-cell>
          <table:table-cell table:style-name="ce197" table:formula="of:=&quot;INSERT INTO Leader_Flavors(FlavorType, LeaderType, Flavor) SELECT 'FLAVOR_&quot;&amp;UPPER([.$A20])&amp;&quot;', Type, &quot;&amp;[.U20]&amp;&quot; FROM Leaders WHERE Type = 'LEADER_&quot;&amp;UPPER([.U$2])&amp;&quot;';&quot;" office:value-type="string" office:string-value="INSERT INTO Leader_Flavors(FlavorType, LeaderType, Flavor) SELECT 'FLAVOR_NAVAL_TILE_IMPROVEMENT', Type, 4 FROM Leaders WHERE Type = 'LEADER_MONTEZUMA';" calcext:value-type="string">
            <text:p>INSERT INTO Leader_Flavors(FlavorType, LeaderType, Flavor) SELECT 'FLAVOR_NAVAL_TILE_IMPROVEMENT', Type, 4 FROM Leaders WHERE Type = 'LEADER_MONTEZUMA';</text:p>
          </table:table-cell>
          <table:table-cell table:style-name="ce197" table:formula="of:=&quot;INSERT INTO Leader_Flavors(FlavorType, LeaderType, Flavor) SELECT 'FLAVOR_&quot;&amp;UPPER([.$A20])&amp;&quot;', Type, &quot;&amp;[.V20]&amp;&quot; FROM Leaders WHERE Type = 'LEADER_&quot;&amp;UPPER([.V$2])&amp;&quot;';&quot;" office:value-type="string" office:string-value="INSERT INTO Leader_Flavors(FlavorType, LeaderType, Flavor) SELECT 'FLAVOR_NAVAL_TILE_IMPROVEMENT', Type, 8 FROM Leaders WHERE Type = 'LEADER_THEODORA';" calcext:value-type="string">
            <text:p>INSERT INTO Leader_Flavors(FlavorType, LeaderType, Flavor) SELECT 'FLAVOR_NAVAL_TILE_IMPROVEMENT', Type, 8 FROM Leaders WHERE Type = 'LEADER_THEODORA';</text:p>
          </table:table-cell>
          <table:table-cell table:style-name="ce197" table:formula="of:=&quot;INSERT INTO Leader_Flavors(FlavorType, LeaderType, Flavor) SELECT 'FLAVOR_&quot;&amp;UPPER([.$A20])&amp;&quot;', Type, &quot;&amp;[.W20]&amp;&quot; FROM Leaders WHERE Type = 'LEADER_&quot;&amp;UPPER([.W$2])&amp;&quot;';&quot;" office:value-type="string" office:string-value="INSERT INTO Leader_Flavors(FlavorType, LeaderType, Flavor) SELECT 'FLAVOR_NAVAL_TILE_IMPROVEMENT', Type, 4 FROM Leaders WHERE Type = 'LEADER_GAJAH_MADA';" calcext:value-type="string">
            <text:p>INSERT INTO Leader_Flavors(FlavorType, LeaderType, Flavor) SELECT 'FLAVOR_NAVAL_TILE_IMPROVEMENT', Type, 4 FROM Leaders WHERE Type = 'LEADER_GAJAH_MADA';</text:p>
          </table:table-cell>
          <table:table-cell table:style-name="ce197" table:formula="of:=&quot;INSERT INTO Leader_Flavors(FlavorType, LeaderType, Flavor) SELECT 'FLAVOR_&quot;&amp;UPPER([.$A20])&amp;&quot;', Type, &quot;&amp;[.X20]&amp;&quot; FROM Leaders WHERE Type = 'LEADER_&quot;&amp;UPPER([.X$2])&amp;&quot;';&quot;" office:value-type="string" office:string-value="INSERT INTO Leader_Flavors(FlavorType, LeaderType, Flavor) SELECT 'FLAVOR_NAVAL_TILE_IMPROVEMENT', Type, 4 FROM Leaders WHERE Type = 'LEADER_CASIMIR';" calcext:value-type="string">
            <text:p>INSERT INTO Leader_Flavors(FlavorType, LeaderType, Flavor) SELECT 'FLAVOR_NAVAL_TILE_IMPROVEMENT', Type, 4 FROM Leaders WHERE Type = 'LEADER_CASIMIR';</text:p>
          </table:table-cell>
          <table:table-cell table:style-name="ce197" table:formula="of:=&quot;INSERT INTO Leader_Flavors(FlavorType, LeaderType, Flavor) SELECT 'FLAVOR_&quot;&amp;UPPER([.$A20])&amp;&quot;', Type, &quot;&amp;[.Y20]&amp;&quot; FROM Leaders WHERE Type = 'LEADER_&quot;&amp;UPPER([.Y$2])&amp;&quot;';&quot;" office:value-type="string" office:string-value="INSERT INTO Leader_Flavors(FlavorType, LeaderType, Flavor) SELECT 'FLAVOR_NAVAL_TILE_IMPROVEMENT', Type, 4 FROM Leaders WHERE Type = 'LEADER_WU_ZETIAN';" calcext:value-type="string">
            <text:p>INSERT INTO Leader_Flavors(FlavorType, LeaderType, Flavor) SELECT 'FLAVOR_NAVAL_TILE_IMPROVEMENT', Type, 4 FROM Leaders WHERE Type = 'LEADER_WU_ZETIAN';</text:p>
          </table:table-cell>
          <table:table-cell table:style-name="ce197" table:formula="of:=&quot;INSERT INTO Leader_Flavors(FlavorType, LeaderType, Flavor) SELECT 'FLAVOR_&quot;&amp;UPPER([.$A20])&amp;&quot;', Type, &quot;&amp;[.Z20]&amp;&quot; FROM Leaders WHERE Type = 'LEADER_&quot;&amp;UPPER([.Z$2])&amp;&quot;';&quot;" office:value-type="string" office:string-value="INSERT INTO Leader_Flavors(FlavorType, LeaderType, Flavor) SELECT 'FLAVOR_NAVAL_TILE_IMPROVEMENT', Type, 4 FROM Leaders WHERE Type = 'LEADER_DIPLOMAT';" calcext:value-type="string">
            <text:p>INSERT INTO Leader_Flavors(FlavorType, LeaderType, Flavor) SELECT 'FLAVOR_NAVAL_TILE_IMPROVEMENT', Type, 4 FROM Leaders WHERE Type = 'LEADER_DIPLOMAT';</text:p>
          </table:table-cell>
          <table:table-cell table:style-name="ce197" table:formula="of:=&quot;INSERT INTO Leader_Flavors(FlavorType, LeaderType, Flavor) SELECT 'FLAVOR_&quot;&amp;UPPER([.$A20])&amp;&quot;', Type, &quot;&amp;[.AA20]&amp;&quot; FROM Leaders WHERE Type = 'LEADER_&quot;&amp;UPPER([.AA$2])&amp;&quot;';&quot;" office:value-type="string" office:string-value="INSERT INTO Leader_Flavors(FlavorType, LeaderType, Flavor) SELECT 'FLAVOR_NAVAL_TILE_IMPROVEMENT', Type, 4 FROM Leaders WHERE Type = 'LEADER_GANDHI';" calcext:value-type="string">
            <text:p>INSERT INTO Leader_Flavors(FlavorType, LeaderType, Flavor) SELECT 'FLAVOR_NAVAL_TILE_IMPROVEMENT', Type, 4 FROM Leaders WHERE Type = 'LEADER_GANDHI';</text:p>
          </table:table-cell>
          <table:table-cell table:style-name="ce197" table:formula="of:=&quot;INSERT INTO Leader_Flavors(FlavorType, LeaderType, Flavor) SELECT 'FLAVOR_&quot;&amp;UPPER([.$A20])&amp;&quot;', Type, &quot;&amp;[.AB20]&amp;&quot; FROM Leaders WHERE Type = 'LEADER_&quot;&amp;UPPER([.AB$2])&amp;&quot;';&quot;" office:value-type="string" office:string-value="INSERT INTO Leader_Flavors(FlavorType, LeaderType, Flavor) SELECT 'FLAVOR_NAVAL_TILE_IMPROVEMENT', Type, 4 FROM Leaders WHERE Type = 'LEADER_SELASSIE';" calcext:value-type="string">
            <text:p>INSERT INTO Leader_Flavors(FlavorType, LeaderType, Flavor) SELECT 'FLAVOR_NAVAL_TILE_IMPROVEMENT', Type, 4 FROM Leaders WHERE Type = 'LEADER_SELASSIE';</text:p>
          </table:table-cell>
          <table:table-cell table:style-name="ce197" table:formula="of:=&quot;INSERT INTO Leader_Flavors(FlavorType, LeaderType, Flavor) SELECT 'FLAVOR_&quot;&amp;UPPER([.$A20])&amp;&quot;', Type, &quot;&amp;[.AC20]&amp;&quot; FROM Leaders WHERE Type = 'LEADER_&quot;&amp;UPPER([.AC$2])&amp;&quot;';&quot;" office:value-type="string" office:string-value="INSERT INTO Leader_Flavors(FlavorType, LeaderType, Flavor) SELECT 'FLAVOR_NAVAL_TILE_IMPROVEMENT', Type, 8 FROM Leaders WHERE Type = 'LEADER_KAMEHAMEHA';" calcext:value-type="string">
            <text:p>INSERT INTO Leader_Flavors(FlavorType, LeaderType, Flavor) SELECT 'FLAVOR_NAVAL_TILE_IMPROVEMENT', Type, 8 FROM Leaders WHERE Type = 'LEADER_KAMEHAMEHA';</text:p>
          </table:table-cell>
          <table:table-cell table:style-name="ce197" table:formula="of:=&quot;INSERT INTO Leader_Flavors(FlavorType, LeaderType, Flavor) SELECT 'FLAVOR_&quot;&amp;UPPER([.$A20])&amp;&quot;', Type, &quot;&amp;[.AD20]&amp;&quot; FROM Leaders WHERE Type = 'LEADER_&quot;&amp;UPPER([.AD$2])&amp;&quot;';&quot;" office:value-type="string" office:string-value="INSERT INTO Leader_Flavors(FlavorType, LeaderType, Flavor) SELECT 'FLAVOR_NAVAL_TILE_IMPROVEMENT', Type, 4 FROM Leaders WHERE Type = 'LEADER_MARIA_I';" calcext:value-type="string">
            <text:p>INSERT INTO Leader_Flavors(FlavorType, LeaderType, Flavor) SELECT 'FLAVOR_NAVAL_TILE_IMPROVEMENT', Type, 4 FROM Leaders WHERE Type = 'LEADER_MARIA_I';</text:p>
          </table:table-cell>
          <table:table-cell table:style-name="ce197" table:formula="of:=&quot;INSERT INTO Leader_Flavors(FlavorType, LeaderType, Flavor) SELECT 'FLAVOR_&quot;&amp;UPPER([.$A20])&amp;&quot;', Type, &quot;&amp;[.AE20]&amp;&quot; FROM Leaders WHERE Type = 'LEADER_&quot;&amp;UPPER([.AE$2])&amp;&quot;';&quot;" office:value-type="string" office:string-value="INSERT INTO Leader_Flavors(FlavorType, LeaderType, Flavor) SELECT 'FLAVOR_NAVAL_TILE_IMPROVEMENT', Type, 4 FROM Leaders WHERE Type = 'LEADER_PACHACUTI';" calcext:value-type="string">
            <text:p>INSERT INTO Leader_Flavors(FlavorType, LeaderType, Flavor) SELECT 'FLAVOR_NAVAL_TILE_IMPROVEMENT', Type, 4 FROM Leaders WHERE Type = 'LEADER_PACHACUTI';</text:p>
          </table:table-cell>
          <table:table-cell table:style-name="ce197" table:formula="of:=&quot;INSERT INTO Leader_Flavors(FlavorType, LeaderType, Flavor) SELECT 'FLAVOR_&quot;&amp;UPPER([.$A20])&amp;&quot;', Type, &quot;&amp;[.AF20]&amp;&quot; FROM Leaders WHERE Type = 'LEADER_&quot;&amp;UPPER([.AF$2])&amp;&quot;';&quot;" office:value-type="string" office:string-value="INSERT INTO Leader_Flavors(FlavorType, LeaderType, Flavor) SELECT 'FLAVOR_NAVAL_TILE_IMPROVEMENT', Type, 4 FROM Leaders WHERE Type = 'LEADER_RAMESSES';" calcext:value-type="string">
            <text:p>INSERT INTO Leader_Flavors(FlavorType, LeaderType, Flavor) SELECT 'FLAVOR_NAVAL_TILE_IMPROVEMENT', Type, 4 FROM Leaders WHERE Type = 'LEADER_RAMESSES';</text:p>
          </table:table-cell>
          <table:table-cell table:style-name="ce197" table:formula="of:=&quot;INSERT INTO Leader_Flavors(FlavorType, LeaderType, Flavor) SELECT 'FLAVOR_&quot;&amp;UPPER([.$A20])&amp;&quot;', Type, &quot;&amp;[.AG20]&amp;&quot; FROM Leaders WHERE Type = 'LEADER_&quot;&amp;UPPER([.AG$2])&amp;&quot;';&quot;" office:value-type="string" office:string-value="INSERT INTO Leader_Flavors(FlavorType, LeaderType, Flavor) SELECT 'FLAVOR_NAVAL_TILE_IMPROVEMENT', Type, 4 FROM Leaders WHERE Type = 'LEADER_RAMKHAMHAENG';" calcext:value-type="string">
            <text:p>INSERT INTO Leader_Flavors(FlavorType, LeaderType, Flavor) SELECT 'FLAVOR_NAVAL_TILE_IMPROVEMENT', Type, 4 FROM Leaders WHERE Type = 'LEADER_RAMKHAMHAENG';</text:p>
          </table:table-cell>
          <table:table-cell table:style-name="ce197" table:formula="of:=&quot;INSERT INTO Leader_Flavors(FlavorType, LeaderType, Flavor) SELECT 'FLAVOR_&quot;&amp;UPPER([.$A20])&amp;&quot;', Type, &quot;&amp;[.AH20]&amp;&quot; FROM Leaders WHERE Type = 'LEADER_&quot;&amp;UPPER([.AH$2])&amp;&quot;';&quot;" office:value-type="string" office:string-value="INSERT INTO Leader_Flavors(FlavorType, LeaderType, Flavor) SELECT 'FLAVOR_NAVAL_TILE_IMPROVEMENT', Type, 4 FROM Leaders WHERE Type = 'LEADER_PEDRO';" calcext:value-type="string">
            <text:p>INSERT INTO Leader_Flavors(FlavorType, LeaderType, Flavor) SELECT 'FLAVOR_NAVAL_TILE_IMPROVEMENT', Type, 4 FROM Leaders WHERE Type = 'LEADER_PEDRO';</text:p>
          </table:table-cell>
          <table:table-cell table:style-name="ce197" table:formula="of:=&quot;INSERT INTO Leader_Flavors(FlavorType, LeaderType, Flavor) SELECT 'FLAVOR_&quot;&amp;UPPER([.$A20])&amp;&quot;', Type, &quot;&amp;[.AI20]&amp;&quot; FROM Leaders WHERE Type = 'LEADER_&quot;&amp;UPPER([.AI$2])&amp;&quot;';&quot;" office:value-type="string" office:string-value="INSERT INTO Leader_Flavors(FlavorType, LeaderType, Flavor) SELECT 'FLAVOR_NAVAL_TILE_IMPROVEMENT', Type, 4 FROM Leaders WHERE Type = 'LEADER_AHMAD_ALMANSUR';" calcext:value-type="string">
            <text:p>INSERT INTO Leader_Flavors(FlavorType, LeaderType, Flavor) SELECT 'FLAVOR_NAVAL_TILE_IMPROVEMENT', Type, 4 FROM Leaders WHERE Type = 'LEADER_AHMAD_ALMANSUR';</text:p>
          </table:table-cell>
          <table:table-cell table:style-name="ce197" table:formula="of:=&quot;INSERT INTO Leader_Flavors(FlavorType, LeaderType, Flavor) SELECT 'FLAVOR_&quot;&amp;UPPER([.$A20])&amp;&quot;', Type, &quot;&amp;[.AJ20]&amp;&quot; FROM Leaders WHERE Type = 'LEADER_&quot;&amp;UPPER([.AJ$2])&amp;&quot;';&quot;" office:value-type="string" office:string-value="INSERT INTO Leader_Flavors(FlavorType, LeaderType, Flavor) SELECT 'FLAVOR_NAVAL_TILE_IMPROVEMENT', Type, 4 FROM Leaders WHERE Type = 'LEADER_SEJONG';" calcext:value-type="string">
            <text:p>INSERT INTO Leader_Flavors(FlavorType, LeaderType, Flavor) SELECT 'FLAVOR_NAVAL_TILE_IMPROVEMENT', Type, 4 FROM Leaders WHERE Type = 'LEADER_SEJONG';</text:p>
          </table:table-cell>
          <table:table-cell table:style-name="ce197" table:formula="of:=&quot;INSERT INTO Leader_Flavors(FlavorType, LeaderType, Flavor) SELECT 'FLAVOR_&quot;&amp;UPPER([.$A20])&amp;&quot;', Type, &quot;&amp;[.AK20]&amp;&quot; FROM Leaders WHERE Type = 'LEADER_&quot;&amp;UPPER([.AK$2])&amp;&quot;';&quot;" office:value-type="string" office:string-value="INSERT INTO Leader_Flavors(FlavorType, LeaderType, Flavor) SELECT 'FLAVOR_NAVAL_TILE_IMPROVEMENT', Type, 4 FROM Leaders WHERE Type = 'LEADER_EXPANSIONIST';" calcext:value-type="string">
            <text:p>INSERT INTO Leader_Flavors(FlavorType, LeaderType, Flavor) SELECT 'FLAVOR_NAVAL_TILE_IMPROVEMENT', Type, 4 FROM Leaders WHERE Type = 'LEADER_EXPANSIONIST';</text:p>
          </table:table-cell>
          <table:table-cell table:style-name="ce197" table:formula="of:=&quot;INSERT INTO Leader_Flavors(FlavorType, LeaderType, Flavor) SELECT 'FLAVOR_&quot;&amp;UPPER([.$A20])&amp;&quot;', Type, &quot;&amp;[.AL20]&amp;&quot; FROM Leaders WHERE Type = 'LEADER_&quot;&amp;UPPER([.AL$2])&amp;&quot;';&quot;" office:value-type="string" office:string-value="INSERT INTO Leader_Flavors(FlavorType, LeaderType, Flavor) SELECT 'FLAVOR_NAVAL_TILE_IMPROVEMENT', Type, 4 FROM Leaders WHERE Type = 'LEADER_BOUDICCA';" calcext:value-type="string">
            <text:p>INSERT INTO Leader_Flavors(FlavorType, LeaderType, Flavor) SELECT 'FLAVOR_NAVAL_TILE_IMPROVEMENT', Type, 4 FROM Leaders WHERE Type = 'LEADER_BOUDICCA';</text:p>
          </table:table-cell>
          <table:table-cell table:style-name="ce197" table:formula="of:=&quot;INSERT INTO Leader_Flavors(FlavorType, LeaderType, Flavor) SELECT 'FLAVOR_&quot;&amp;UPPER([.$A20])&amp;&quot;', Type, &quot;&amp;[.AM20]&amp;&quot; FROM Leaders WHERE Type = 'LEADER_&quot;&amp;UPPER([.AM$2])&amp;&quot;';&quot;" office:value-type="string" office:string-value="INSERT INTO Leader_Flavors(FlavorType, LeaderType, Flavor) SELECT 'FLAVOR_NAVAL_TILE_IMPROVEMENT', Type, 4 FROM Leaders WHERE Type = 'LEADER_DARIUS';" calcext:value-type="string">
            <text:p>INSERT INTO Leader_Flavors(FlavorType, LeaderType, Flavor) SELECT 'FLAVOR_NAVAL_TILE_IMPROVEMENT', Type, 4 FROM Leaders WHERE Type = 'LEADER_DARIUS';</text:p>
          </table:table-cell>
          <table:table-cell table:style-name="ce197" table:formula="of:=&quot;INSERT INTO Leader_Flavors(FlavorType, LeaderType, Flavor) SELECT 'FLAVOR_&quot;&amp;UPPER([.$A20])&amp;&quot;', Type, &quot;&amp;[.AN20]&amp;&quot; FROM Leaders WHERE Type = 'LEADER_&quot;&amp;UPPER([.AN$2])&amp;&quot;';&quot;" office:value-type="string" office:string-value="INSERT INTO Leader_Flavors(FlavorType, LeaderType, Flavor) SELECT 'FLAVOR_NAVAL_TILE_IMPROVEMENT', Type, 8 FROM Leaders WHERE Type = 'LEADER_DIDO';" calcext:value-type="string">
            <text:p>INSERT INTO Leader_Flavors(FlavorType, LeaderType, Flavor) SELECT 'FLAVOR_NAVAL_TILE_IMPROVEMENT', Type, 8 FROM Leaders WHERE Type = 'LEADER_DIDO';</text:p>
          </table:table-cell>
          <table:table-cell table:style-name="ce197" table:formula="of:=&quot;INSERT INTO Leader_Flavors(FlavorType, LeaderType, Flavor) SELECT 'FLAVOR_&quot;&amp;UPPER([.$A20])&amp;&quot;', Type, &quot;&amp;[.AO20]&amp;&quot; FROM Leaders WHERE Type = 'LEADER_&quot;&amp;UPPER([.AO$2])&amp;&quot;';&quot;" office:value-type="string" office:string-value="INSERT INTO Leader_Flavors(FlavorType, LeaderType, Flavor) SELECT 'FLAVOR_NAVAL_TILE_IMPROVEMENT', Type, 4 FROM Leaders WHERE Type = 'LEADER_HARUN_AL_RASHID';" calcext:value-type="string">
            <text:p>INSERT INTO Leader_Flavors(FlavorType, LeaderType, Flavor) SELECT 'FLAVOR_NAVAL_TILE_IMPROVEMENT', Type, 4 FROM Leaders WHERE Type = 'LEADER_HARUN_AL_RASHID';</text:p>
          </table:table-cell>
          <table:table-cell table:style-name="ce197" table:formula="of:=&quot;INSERT INTO Leader_Flavors(FlavorType, LeaderType, Flavor) SELECT 'FLAVOR_&quot;&amp;UPPER([.$A20])&amp;&quot;', Type, &quot;&amp;[.AP20]&amp;&quot; FROM Leaders WHERE Type = 'LEADER_&quot;&amp;UPPER([.AP$2])&amp;&quot;';&quot;" office:value-type="string" office:string-value="INSERT INTO Leader_Flavors(FlavorType, LeaderType, Flavor) SELECT 'FLAVOR_NAVAL_TILE_IMPROVEMENT', Type, 4 FROM Leaders WHERE Type = 'LEADER_NEBUCHADNEZZAR';" calcext:value-type="string">
            <text:p>INSERT INTO Leader_Flavors(FlavorType, LeaderType, Flavor) SELECT 'FLAVOR_NAVAL_TILE_IMPROVEMENT', Type, 4 FROM Leaders WHERE Type = 'LEADER_NEBUCHADNEZZAR';</text:p>
          </table:table-cell>
          <table:table-cell table:style-name="ce197" table:formula="of:=&quot;INSERT INTO Leader_Flavors(FlavorType, LeaderType, Flavor) SELECT 'FLAVOR_&quot;&amp;UPPER([.$A20])&amp;&quot;', Type, &quot;&amp;[.AQ20]&amp;&quot; FROM Leaders WHERE Type = 'LEADER_&quot;&amp;UPPER([.AQ$2])&amp;&quot;';&quot;" office:value-type="string" office:string-value="INSERT INTO Leader_Flavors(FlavorType, LeaderType, Flavor) SELECT 'FLAVOR_NAVAL_TILE_IMPROVEMENT', Type, 4 FROM Leaders WHERE Type = 'LEADER_PACAL';" calcext:value-type="string">
            <text:p>INSERT INTO Leader_Flavors(FlavorType, LeaderType, Flavor) SELECT 'FLAVOR_NAVAL_TILE_IMPROVEMENT', Type, 4 FROM Leaders WHERE Type = 'LEADER_PACAL';</text:p>
          </table:table-cell>
          <table:table-cell table:style-name="ce197" table:formula="of:=&quot;INSERT INTO Leader_Flavors(FlavorType, LeaderType, Flavor) SELECT 'FLAVOR_&quot;&amp;UPPER([.$A20])&amp;&quot;', Type, &quot;&amp;[.AR20]&amp;&quot; FROM Leaders WHERE Type = 'LEADER_&quot;&amp;UPPER([.AR$2])&amp;&quot;';&quot;" office:value-type="string" office:string-value="INSERT INTO Leader_Flavors(FlavorType, LeaderType, Flavor) SELECT 'FLAVOR_NAVAL_TILE_IMPROVEMENT', Type, 8 FROM Leaders WHERE Type = 'LEADER_SULEIMAN';" calcext:value-type="string">
            <text:p>INSERT INTO Leader_Flavors(FlavorType, LeaderType, Flavor) SELECT 'FLAVOR_NAVAL_TILE_IMPROVEMENT', Type, 8 FROM Leaders WHERE Type = 'LEADER_SULEIMAN';</text:p>
          </table:table-cell>
          <table:table-cell table:style-name="ce197" table:formula="of:=&quot;INSERT INTO Leader_Flavors(FlavorType, LeaderType, Flavor) SELECT 'FLAVOR_&quot;&amp;UPPER([.$A20])&amp;&quot;', Type, &quot;&amp;[.AS20]&amp;&quot; FROM Leaders WHERE Type = 'LEADER_&quot;&amp;UPPER([.AS$2])&amp;&quot;';&quot;" office:value-type="string" office:string-value="INSERT INTO Leader_Flavors(FlavorType, LeaderType, Flavor) SELECT 'FLAVOR_NAVAL_TILE_IMPROVEMENT', Type, 4 FROM Leaders WHERE Type = 'LEADER_WASHINGTON';" calcext:value-type="string">
            <text:p>INSERT INTO Leader_Flavors(FlavorType, LeaderType, Flavor) SELECT 'FLAVOR_NAVAL_TILE_IMPROVEMENT', Type, 4 FROM Leaders WHERE Type = 'LEADER_WASHINGTON';</text:p>
          </table:table-cell>
          <table:table-cell table:style-name="ce197" table:formula="of:=&quot;INSERT INTO Leader_Flavors(FlavorType, LeaderType, Flavor) SELECT 'FLAVOR_&quot;&amp;UPPER([.$A20])&amp;&quot;', Type, &quot;&amp;[.AT20]&amp;&quot; FROM Leaders WHERE Type = 'LEADER_&quot;&amp;UPPER([.AT$2])&amp;&quot;';&quot;" office:value-type="string" office:string-value="INSERT INTO Leader_Flavors(FlavorType, LeaderType, Flavor) SELECT 'FLAVOR_NAVAL_TILE_IMPROVEMENT', Type, 4 FROM Leaders WHERE Type = 'LEADER_MARIA';" calcext:value-type="string">
            <text:p>INSERT INTO Leader_Flavors(FlavorType, LeaderType, Flavor) SELECT 'FLAVOR_NAVAL_TILE_IMPROVEMENT', Type, 4 FROM Leaders WHERE Type = 'LEADER_MARIA';</text:p>
          </table:table-cell>
          <table:table-cell table:style-name="ce197" table:formula="of:=&quot;INSERT INTO Leader_Flavors(FlavorType, LeaderType, Flavor) SELECT 'FLAVOR_&quot;&amp;UPPER([.$A20])&amp;&quot;', Type, &quot;&amp;[.AU20]&amp;&quot; FROM Leaders WHERE Type = 'LEADER_&quot;&amp;UPPER([.AU$2])&amp;&quot;';&quot;" office:value-type="string" office:string-value="INSERT INTO Leader_Flavors(FlavorType, LeaderType, Flavor) SELECT 'FLAVOR_NAVAL_TILE_IMPROVEMENT', Type, 4 FROM Leaders WHERE Type = 'LEADER_POCATELLO';" calcext:value-type="string">
            <text:p>INSERT INTO Leader_Flavors(FlavorType, LeaderType, Flavor) SELECT 'FLAVOR_NAVAL_TILE_IMPROVEMENT', Type, 4 FROM Leaders WHERE Type = 'LEADER_POCATELLO';</text:p>
          </table:table-cell>
          <table:table-cell table:style-name="ce197" table:formula="of:=&quot;INSERT INTO Leader_Flavors(FlavorType, LeaderType, Flavor) SELECT 'FLAVOR_&quot;&amp;UPPER([.$A20])&amp;&quot;', Type, &quot;&amp;[.AV20]&amp;&quot; FROM Leaders WHERE Type = 'LEADER_&quot;&amp;UPPER([.AV$2])&amp;&quot;';&quot;" office:value-type="string" office:string-value="INSERT INTO Leader_Flavors(FlavorType, LeaderType, Flavor) SELECT 'FLAVOR_NAVAL_TILE_IMPROVEMENT', Type, 8 FROM Leaders WHERE Type = 'LEADER_WILLIAM';" calcext:value-type="string">
            <text:p>INSERT INTO Leader_Flavors(FlavorType, LeaderType, Flavor) SELECT 'FLAVOR_NAVAL_TILE_IMPROVEMENT', Type, 8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1])&amp;&quot;', Type, &quot;&amp;[.C21]&amp;&quot; FROM Leaders WHERE Type = 'LEADER_&quot;&amp;UPPER([.C$2])&amp;&quot;';&quot;" office:value-type="string" office:string-value="INSERT INTO Leader_Flavors(FlavorType, LeaderType, Flavor) SELECT 'FLAVOR_AIR', Type, 4 FROM Leaders WHERE Type = 'LEADER_ASHURBANIPAL';" calcext:value-type="string">
            <text:p>INSERT INTO Leader_Flavors(FlavorType, LeaderType, Flavor) SELECT 'FLAVOR_AIR', Type, 4 FROM Leaders WHERE Type = 'LEADER_ASHURBANIPAL';</text:p>
          </table:table-cell>
          <table:table-cell table:style-name="ce197" table:formula="of:=&quot;INSERT INTO Leader_Flavors(FlavorType, LeaderType, Flavor) SELECT 'FLAVOR_&quot;&amp;UPPER([.$A21])&amp;&quot;', Type, &quot;&amp;[.D21]&amp;&quot; FROM Leaders WHERE Type = 'LEADER_&quot;&amp;UPPER([.D$2])&amp;&quot;';&quot;" office:value-type="string" office:string-value="INSERT INTO Leader_Flavors(FlavorType, LeaderType, Flavor) SELECT 'FLAVOR_AIR', Type, 4 FROM Leaders WHERE Type = 'LEADER_ASKIA';" calcext:value-type="string">
            <text:p>INSERT INTO Leader_Flavors(FlavorType, LeaderType, Flavor) SELECT 'FLAVOR_AIR', Type, 4 FROM Leaders WHERE Type = 'LEADER_ASKIA';</text:p>
          </table:table-cell>
          <table:table-cell table:style-name="ce197" table:formula="of:=&quot;INSERT INTO Leader_Flavors(FlavorType, LeaderType, Flavor) SELECT 'FLAVOR_&quot;&amp;UPPER([.$A21])&amp;&quot;', Type, &quot;&amp;[.E21]&amp;&quot; FROM Leaders WHERE Type = 'LEADER_&quot;&amp;UPPER([.E$2])&amp;&quot;';&quot;" office:value-type="string" office:string-value="INSERT INTO Leader_Flavors(FlavorType, LeaderType, Flavor) SELECT 'FLAVOR_AIR', Type, 4 FROM Leaders WHERE Type = 'LEADER_ATTILA';" calcext:value-type="string">
            <text:p>INSERT INTO Leader_Flavors(FlavorType, LeaderType, Flavor) SELECT 'FLAVOR_AIR', Type, 4 FROM Leaders WHERE Type = 'LEADER_ATTILA';</text:p>
          </table:table-cell>
          <table:table-cell table:style-name="ce197" table:formula="of:=&quot;INSERT INTO Leader_Flavors(FlavorType, LeaderType, Flavor) SELECT 'FLAVOR_&quot;&amp;UPPER([.$A21])&amp;&quot;', Type, &quot;&amp;[.F21]&amp;&quot; FROM Leaders WHERE Type = 'LEADER_&quot;&amp;UPPER([.F$2])&amp;&quot;';&quot;" office:value-type="string" office:string-value="INSERT INTO Leader_Flavors(FlavorType, LeaderType, Flavor) SELECT 'FLAVOR_AIR', Type, 4 FROM Leaders WHERE Type = 'LEADER_AUGUSTUS';" calcext:value-type="string">
            <text:p>INSERT INTO Leader_Flavors(FlavorType, LeaderType, Flavor) SELECT 'FLAVOR_AIR', Type, 4 FROM Leaders WHERE Type = 'LEADER_AUGUSTUS';</text:p>
          </table:table-cell>
          <table:table-cell table:style-name="ce197" table:formula="of:=&quot;INSERT INTO Leader_Flavors(FlavorType, LeaderType, Flavor) SELECT 'FLAVOR_&quot;&amp;UPPER([.$A21])&amp;&quot;', Type, &quot;&amp;[.G21]&amp;&quot; FROM Leaders WHERE Type = 'LEADER_&quot;&amp;UPPER([.G$2])&amp;&quot;';&quot;" office:value-type="string" office:string-value="INSERT INTO Leader_Flavors(FlavorType, LeaderType, Flavor) SELECT 'FLAVOR_AIR', Type, 4 FROM Leaders WHERE Type = 'LEADER_GENGHIS_KHAN';" calcext:value-type="string">
            <text:p>INSERT INTO Leader_Flavors(FlavorType, LeaderType, Flavor) SELECT 'FLAVOR_AIR', Type, 4 FROM Leaders WHERE Type = 'LEADER_GENGHIS_KHAN';</text:p>
          </table:table-cell>
          <table:table-cell table:style-name="ce197" table:formula="of:=&quot;INSERT INTO Leader_Flavors(FlavorType, LeaderType, Flavor) SELECT 'FLAVOR_&quot;&amp;UPPER([.$A21])&amp;&quot;', Type, &quot;&amp;[.H21]&amp;&quot; FROM Leaders WHERE Type = 'LEADER_&quot;&amp;UPPER([.H$2])&amp;&quot;';&quot;" office:value-type="string" office:string-value="INSERT INTO Leader_Flavors(FlavorType, LeaderType, Flavor) SELECT 'FLAVOR_AIR', Type, 4 FROM Leaders WHERE Type = 'LEADER_HARALD';" calcext:value-type="string">
            <text:p>INSERT INTO Leader_Flavors(FlavorType, LeaderType, Flavor) SELECT 'FLAVOR_AIR', Type, 4 FROM Leaders WHERE Type = 'LEADER_HARALD';</text:p>
          </table:table-cell>
          <table:table-cell table:style-name="ce197" table:formula="of:=&quot;INSERT INTO Leader_Flavors(FlavorType, LeaderType, Flavor) SELECT 'FLAVOR_&quot;&amp;UPPER([.$A21])&amp;&quot;', Type, &quot;&amp;[.I21]&amp;&quot; FROM Leaders WHERE Type = 'LEADER_&quot;&amp;UPPER([.I$2])&amp;&quot;';&quot;" office:value-type="string" office:string-value="INSERT INTO Leader_Flavors(FlavorType, LeaderType, Flavor) SELECT 'FLAVOR_AIR', Type, 4 FROM Leaders WHERE Type = 'LEADER_ISABELLA';" calcext:value-type="string">
            <text:p>INSERT INTO Leader_Flavors(FlavorType, LeaderType, Flavor) SELECT 'FLAVOR_AIR', Type, 4 FROM Leaders WHERE Type = 'LEADER_ISABELLA';</text:p>
          </table:table-cell>
          <table:table-cell table:style-name="ce197" table:formula="of:=&quot;INSERT INTO Leader_Flavors(FlavorType, LeaderType, Flavor) SELECT 'FLAVOR_&quot;&amp;UPPER([.$A21])&amp;&quot;', Type, &quot;&amp;[.J21]&amp;&quot; FROM Leaders WHERE Type = 'LEADER_&quot;&amp;UPPER([.J$2])&amp;&quot;';&quot;" office:value-type="string" office:string-value="INSERT INTO Leader_Flavors(FlavorType, LeaderType, Flavor) SELECT 'FLAVOR_AIR', Type, 4 FROM Leaders WHERE Type = 'LEADER_NAPOLEON';" calcext:value-type="string">
            <text:p>INSERT INTO Leader_Flavors(FlavorType, LeaderType, Flavor) SELECT 'FLAVOR_AIR', Type, 4 FROM Leaders WHERE Type = 'LEADER_NAPOLEON';</text:p>
          </table:table-cell>
          <table:table-cell table:style-name="ce197" table:formula="of:=&quot;INSERT INTO Leader_Flavors(FlavorType, LeaderType, Flavor) SELECT 'FLAVOR_&quot;&amp;UPPER([.$A21])&amp;&quot;', Type, &quot;&amp;[.K21]&amp;&quot; FROM Leaders WHERE Type = 'LEADER_&quot;&amp;UPPER([.K$2])&amp;&quot;';&quot;" office:value-type="string" office:string-value="INSERT INTO Leader_Flavors(FlavorType, LeaderType, Flavor) SELECT 'FLAVOR_AIR', Type, 4 FROM Leaders WHERE Type = 'LEADER_ODA_NOBUNAGA';" calcext:value-type="string">
            <text:p>INSERT INTO Leader_Flavors(FlavorType, LeaderType, Flavor) SELECT 'FLAVOR_AIR', Type, 4 FROM Leaders WHERE Type = 'LEADER_ODA_NOBUNAGA';</text:p>
          </table:table-cell>
          <table:table-cell table:style-name="ce197" table:formula="of:=&quot;INSERT INTO Leader_Flavors(FlavorType, LeaderType, Flavor) SELECT 'FLAVOR_&quot;&amp;UPPER([.$A21])&amp;&quot;', Type, &quot;&amp;[.L21]&amp;&quot; FROM Leaders WHERE Type = 'LEADER_&quot;&amp;UPPER([.L$2])&amp;&quot;';&quot;" office:value-type="string" office:string-value="INSERT INTO Leader_Flavors(FlavorType, LeaderType, Flavor) SELECT 'FLAVOR_AIR', Type, 4 FROM Leaders WHERE Type = 'LEADER_ENRICO_DANDOLO';" calcext:value-type="string">
            <text:p>INSERT INTO Leader_Flavors(FlavorType, LeaderType, Flavor) SELECT 'FLAVOR_AIR', Type, 4 FROM Leaders WHERE Type = 'LEADER_ENRICO_DANDOLO';</text:p>
          </table:table-cell>
          <table:table-cell table:style-name="ce197" table:formula="of:=&quot;INSERT INTO Leader_Flavors(FlavorType, LeaderType, Flavor) SELECT 'FLAVOR_&quot;&amp;UPPER([.$A21])&amp;&quot;', Type, &quot;&amp;[.M21]&amp;&quot; FROM Leaders WHERE Type = 'LEADER_&quot;&amp;UPPER([.M$2])&amp;&quot;';&quot;" office:value-type="string" office:string-value="INSERT INTO Leader_Flavors(FlavorType, LeaderType, Flavor) SELECT 'FLAVOR_AIR', Type, 4 FROM Leaders WHERE Type = 'LEADER_SHAKA';" calcext:value-type="string">
            <text:p>INSERT INTO Leader_Flavors(FlavorType, LeaderType, Flavor) SELECT 'FLAVOR_AIR', Type, 4 FROM Leaders WHERE Type = 'LEADER_SHAKA';</text:p>
          </table:table-cell>
          <table:table-cell table:style-name="ce197" table:formula="of:=&quot;INSERT INTO Leader_Flavors(FlavorType, LeaderType, Flavor) SELECT 'FLAVOR_&quot;&amp;UPPER([.$A21])&amp;&quot;', Type, &quot;&amp;[.N21]&amp;&quot; FROM Leaders WHERE Type = 'LEADER_&quot;&amp;UPPER([.N$2])&amp;&quot;';&quot;" office:value-type="string" office:string-value="INSERT INTO Leader_Flavors(FlavorType, LeaderType, Flavor) SELECT 'FLAVOR_AIR', Type, 4 FROM Leaders WHERE Type = 'LEADER_COALITION';" calcext:value-type="string">
            <text:p>INSERT INTO Leader_Flavors(FlavorType, LeaderType, Flavor) SELECT 'FLAVOR_AIR', Type, 4 FROM Leaders WHERE Type = 'LEADER_COALITION';</text:p>
          </table:table-cell>
          <table:table-cell table:style-name="ce197" table:formula="of:=&quot;INSERT INTO Leader_Flavors(FlavorType, LeaderType, Flavor) SELECT 'FLAVOR_&quot;&amp;UPPER([.$A21])&amp;&quot;', Type, &quot;&amp;[.O21]&amp;&quot; FROM Leaders WHERE Type = 'LEADER_&quot;&amp;UPPER([.O$2])&amp;&quot;';&quot;" office:value-type="string" office:string-value="INSERT INTO Leader_Flavors(FlavorType, LeaderType, Flavor) SELECT 'FLAVOR_AIR', Type, 4 FROM Leaders WHERE Type = 'LEADER_ALEXANDER';" calcext:value-type="string">
            <text:p>INSERT INTO Leader_Flavors(FlavorType, LeaderType, Flavor) SELECT 'FLAVOR_AIR', Type, 4 FROM Leaders WHERE Type = 'LEADER_ALEXANDER';</text:p>
          </table:table-cell>
          <table:table-cell table:style-name="ce197" table:formula="of:=&quot;INSERT INTO Leader_Flavors(FlavorType, LeaderType, Flavor) SELECT 'FLAVOR_&quot;&amp;UPPER([.$A21])&amp;&quot;', Type, &quot;&amp;[.P21]&amp;&quot; FROM Leaders WHERE Type = 'LEADER_&quot;&amp;UPPER([.P$2])&amp;&quot;';&quot;" office:value-type="string" office:string-value="INSERT INTO Leader_Flavors(FlavorType, LeaderType, Flavor) SELECT 'FLAVOR_AIR', Type, 4 FROM Leaders WHERE Type = 'LEADER_BISMARCK';" calcext:value-type="string">
            <text:p>INSERT INTO Leader_Flavors(FlavorType, LeaderType, Flavor) SELECT 'FLAVOR_AIR', Type, 4 FROM Leaders WHERE Type = 'LEADER_BISMARCK';</text:p>
          </table:table-cell>
          <table:table-cell table:style-name="ce197" table:formula="of:=&quot;INSERT INTO Leader_Flavors(FlavorType, LeaderType, Flavor) SELECT 'FLAVOR_&quot;&amp;UPPER([.$A21])&amp;&quot;', Type, &quot;&amp;[.Q21]&amp;&quot; FROM Leaders WHERE Type = 'LEADER_&quot;&amp;UPPER([.Q$2])&amp;&quot;';&quot;" office:value-type="string" office:string-value="INSERT INTO Leader_Flavors(FlavorType, LeaderType, Flavor) SELECT 'FLAVOR_AIR', Type, 4 FROM Leaders WHERE Type = 'LEADER_CATHERINE';" calcext:value-type="string">
            <text:p>INSERT INTO Leader_Flavors(FlavorType, LeaderType, Flavor) SELECT 'FLAVOR_AIR', Type, 4 FROM Leaders WHERE Type = 'LEADER_CATHERINE';</text:p>
          </table:table-cell>
          <table:table-cell table:style-name="ce197" table:formula="of:=&quot;INSERT INTO Leader_Flavors(FlavorType, LeaderType, Flavor) SELECT 'FLAVOR_&quot;&amp;UPPER([.$A21])&amp;&quot;', Type, &quot;&amp;[.R21]&amp;&quot; FROM Leaders WHERE Type = 'LEADER_&quot;&amp;UPPER([.R$2])&amp;&quot;';&quot;" office:value-type="string" office:string-value="INSERT INTO Leader_Flavors(FlavorType, LeaderType, Flavor) SELECT 'FLAVOR_AIR', Type, 4 FROM Leaders WHERE Type = 'LEADER_ELIZABETH';" calcext:value-type="string">
            <text:p>INSERT INTO Leader_Flavors(FlavorType, LeaderType, Flavor) SELECT 'FLAVOR_AIR', Type, 4 FROM Leaders WHERE Type = 'LEADER_ELIZABETH';</text:p>
          </table:table-cell>
          <table:table-cell table:style-name="ce197" table:formula="of:=&quot;INSERT INTO Leader_Flavors(FlavorType, LeaderType, Flavor) SELECT 'FLAVOR_&quot;&amp;UPPER([.$A21])&amp;&quot;', Type, &quot;&amp;[.S21]&amp;&quot; FROM Leaders WHERE Type = 'LEADER_&quot;&amp;UPPER([.S$2])&amp;&quot;';&quot;" office:value-type="string" office:string-value="INSERT INTO Leader_Flavors(FlavorType, LeaderType, Flavor) SELECT 'FLAVOR_AIR', Type, 4 FROM Leaders WHERE Type = 'LEADER_GUSTAVUS_ADOLPHUS';" calcext:value-type="string">
            <text:p>INSERT INTO Leader_Flavors(FlavorType, LeaderType, Flavor) SELECT 'FLAVOR_AIR', Type, 4 FROM Leaders WHERE Type = 'LEADER_GUSTAVUS_ADOLPHUS';</text:p>
          </table:table-cell>
          <table:table-cell table:style-name="ce197" table:formula="of:=&quot;INSERT INTO Leader_Flavors(FlavorType, LeaderType, Flavor) SELECT 'FLAVOR_&quot;&amp;UPPER([.$A21])&amp;&quot;', Type, &quot;&amp;[.T21]&amp;&quot; FROM Leaders WHERE Type = 'LEADER_&quot;&amp;UPPER([.T$2])&amp;&quot;';&quot;" office:value-type="string" office:string-value="INSERT INTO Leader_Flavors(FlavorType, LeaderType, Flavor) SELECT 'FLAVOR_AIR', Type, 4 FROM Leaders WHERE Type = 'LEADER_HIAWATHA';" calcext:value-type="string">
            <text:p>INSERT INTO Leader_Flavors(FlavorType, LeaderType, Flavor) SELECT 'FLAVOR_AIR', Type, 4 FROM Leaders WHERE Type = 'LEADER_HIAWATHA';</text:p>
          </table:table-cell>
          <table:table-cell table:style-name="ce197" table:formula="of:=&quot;INSERT INTO Leader_Flavors(FlavorType, LeaderType, Flavor) SELECT 'FLAVOR_&quot;&amp;UPPER([.$A21])&amp;&quot;', Type, &quot;&amp;[.U21]&amp;&quot; FROM Leaders WHERE Type = 'LEADER_&quot;&amp;UPPER([.U$2])&amp;&quot;';&quot;" office:value-type="string" office:string-value="INSERT INTO Leader_Flavors(FlavorType, LeaderType, Flavor) SELECT 'FLAVOR_AIR', Type, 4 FROM Leaders WHERE Type = 'LEADER_MONTEZUMA';" calcext:value-type="string">
            <text:p>INSERT INTO Leader_Flavors(FlavorType, LeaderType, Flavor) SELECT 'FLAVOR_AIR', Type, 4 FROM Leaders WHERE Type = 'LEADER_MONTEZUMA';</text:p>
          </table:table-cell>
          <table:table-cell table:style-name="ce197" table:formula="of:=&quot;INSERT INTO Leader_Flavors(FlavorType, LeaderType, Flavor) SELECT 'FLAVOR_&quot;&amp;UPPER([.$A21])&amp;&quot;', Type, &quot;&amp;[.V21]&amp;&quot; FROM Leaders WHERE Type = 'LEADER_&quot;&amp;UPPER([.V$2])&amp;&quot;';&quot;" office:value-type="string" office:string-value="INSERT INTO Leader_Flavors(FlavorType, LeaderType, Flavor) SELECT 'FLAVOR_AIR', Type, 4 FROM Leaders WHERE Type = 'LEADER_THEODORA';" calcext:value-type="string">
            <text:p>INSERT INTO Leader_Flavors(FlavorType, LeaderType, Flavor) SELECT 'FLAVOR_AIR', Type, 4 FROM Leaders WHERE Type = 'LEADER_THEODORA';</text:p>
          </table:table-cell>
          <table:table-cell table:style-name="ce197" table:formula="of:=&quot;INSERT INTO Leader_Flavors(FlavorType, LeaderType, Flavor) SELECT 'FLAVOR_&quot;&amp;UPPER([.$A21])&amp;&quot;', Type, &quot;&amp;[.W21]&amp;&quot; FROM Leaders WHERE Type = 'LEADER_&quot;&amp;UPPER([.W$2])&amp;&quot;';&quot;" office:value-type="string" office:string-value="INSERT INTO Leader_Flavors(FlavorType, LeaderType, Flavor) SELECT 'FLAVOR_AIR', Type, 4 FROM Leaders WHERE Type = 'LEADER_GAJAH_MADA';" calcext:value-type="string">
            <text:p>INSERT INTO Leader_Flavors(FlavorType, LeaderType, Flavor) SELECT 'FLAVOR_AIR', Type, 4 FROM Leaders WHERE Type = 'LEADER_GAJAH_MADA';</text:p>
          </table:table-cell>
          <table:table-cell table:style-name="ce197" table:formula="of:=&quot;INSERT INTO Leader_Flavors(FlavorType, LeaderType, Flavor) SELECT 'FLAVOR_&quot;&amp;UPPER([.$A21])&amp;&quot;', Type, &quot;&amp;[.X21]&amp;&quot; FROM Leaders WHERE Type = 'LEADER_&quot;&amp;UPPER([.X$2])&amp;&quot;';&quot;" office:value-type="string" office:string-value="INSERT INTO Leader_Flavors(FlavorType, LeaderType, Flavor) SELECT 'FLAVOR_AIR', Type, 4 FROM Leaders WHERE Type = 'LEADER_CASIMIR';" calcext:value-type="string">
            <text:p>INSERT INTO Leader_Flavors(FlavorType, LeaderType, Flavor) SELECT 'FLAVOR_AIR', Type, 4 FROM Leaders WHERE Type = 'LEADER_CASIMIR';</text:p>
          </table:table-cell>
          <table:table-cell table:style-name="ce197" table:formula="of:=&quot;INSERT INTO Leader_Flavors(FlavorType, LeaderType, Flavor) SELECT 'FLAVOR_&quot;&amp;UPPER([.$A21])&amp;&quot;', Type, &quot;&amp;[.Y21]&amp;&quot; FROM Leaders WHERE Type = 'LEADER_&quot;&amp;UPPER([.Y$2])&amp;&quot;';&quot;" office:value-type="string" office:string-value="INSERT INTO Leader_Flavors(FlavorType, LeaderType, Flavor) SELECT 'FLAVOR_AIR', Type, 4 FROM Leaders WHERE Type = 'LEADER_WU_ZETIAN';" calcext:value-type="string">
            <text:p>INSERT INTO Leader_Flavors(FlavorType, LeaderType, Flavor) SELECT 'FLAVOR_AIR', Type, 4 FROM Leaders WHERE Type = 'LEADER_WU_ZETIAN';</text:p>
          </table:table-cell>
          <table:table-cell table:style-name="ce197" table:formula="of:=&quot;INSERT INTO Leader_Flavors(FlavorType, LeaderType, Flavor) SELECT 'FLAVOR_&quot;&amp;UPPER([.$A21])&amp;&quot;', Type, &quot;&amp;[.Z21]&amp;&quot; FROM Leaders WHERE Type = 'LEADER_&quot;&amp;UPPER([.Z$2])&amp;&quot;';&quot;" office:value-type="string" office:string-value="INSERT INTO Leader_Flavors(FlavorType, LeaderType, Flavor) SELECT 'FLAVOR_AIR', Type, 2 FROM Leaders WHERE Type = 'LEADER_DIPLOMAT';" calcext:value-type="string">
            <text:p>INSERT INTO Leader_Flavors(FlavorType, LeaderType, Flavor) SELECT 'FLAVOR_AIR', Type, 2 FROM Leaders WHERE Type = 'LEADER_DIPLOMAT';</text:p>
          </table:table-cell>
          <table:table-cell table:style-name="ce197" table:formula="of:=&quot;INSERT INTO Leader_Flavors(FlavorType, LeaderType, Flavor) SELECT 'FLAVOR_&quot;&amp;UPPER([.$A21])&amp;&quot;', Type, &quot;&amp;[.AA21]&amp;&quot; FROM Leaders WHERE Type = 'LEADER_&quot;&amp;UPPER([.AA$2])&amp;&quot;';&quot;" office:value-type="string" office:string-value="INSERT INTO Leader_Flavors(FlavorType, LeaderType, Flavor) SELECT 'FLAVOR_AIR', Type, 2 FROM Leaders WHERE Type = 'LEADER_GANDHI';" calcext:value-type="string">
            <text:p>INSERT INTO Leader_Flavors(FlavorType, LeaderType, Flavor) SELECT 'FLAVOR_AIR', Type, 2 FROM Leaders WHERE Type = 'LEADER_GANDHI';</text:p>
          </table:table-cell>
          <table:table-cell table:style-name="ce197" table:formula="of:=&quot;INSERT INTO Leader_Flavors(FlavorType, LeaderType, Flavor) SELECT 'FLAVOR_&quot;&amp;UPPER([.$A21])&amp;&quot;', Type, &quot;&amp;[.AB21]&amp;&quot; FROM Leaders WHERE Type = 'LEADER_&quot;&amp;UPPER([.AB$2])&amp;&quot;';&quot;" office:value-type="string" office:string-value="INSERT INTO Leader_Flavors(FlavorType, LeaderType, Flavor) SELECT 'FLAVOR_AIR', Type, 2 FROM Leaders WHERE Type = 'LEADER_SELASSIE';" calcext:value-type="string">
            <text:p>INSERT INTO Leader_Flavors(FlavorType, LeaderType, Flavor) SELECT 'FLAVOR_AIR', Type, 2 FROM Leaders WHERE Type = 'LEADER_SELASSIE';</text:p>
          </table:table-cell>
          <table:table-cell table:style-name="ce197" table:formula="of:=&quot;INSERT INTO Leader_Flavors(FlavorType, LeaderType, Flavor) SELECT 'FLAVOR_&quot;&amp;UPPER([.$A21])&amp;&quot;', Type, &quot;&amp;[.AC21]&amp;&quot; FROM Leaders WHERE Type = 'LEADER_&quot;&amp;UPPER([.AC$2])&amp;&quot;';&quot;" office:value-type="string" office:string-value="INSERT INTO Leader_Flavors(FlavorType, LeaderType, Flavor) SELECT 'FLAVOR_AIR', Type, 2 FROM Leaders WHERE Type = 'LEADER_KAMEHAMEHA';" calcext:value-type="string">
            <text:p>INSERT INTO Leader_Flavors(FlavorType, LeaderType, Flavor) SELECT 'FLAVOR_AIR', Type, 2 FROM Leaders WHERE Type = 'LEADER_KAMEHAMEHA';</text:p>
          </table:table-cell>
          <table:table-cell table:style-name="ce197" table:formula="of:=&quot;INSERT INTO Leader_Flavors(FlavorType, LeaderType, Flavor) SELECT 'FLAVOR_&quot;&amp;UPPER([.$A21])&amp;&quot;', Type, &quot;&amp;[.AD21]&amp;&quot; FROM Leaders WHERE Type = 'LEADER_&quot;&amp;UPPER([.AD$2])&amp;&quot;';&quot;" office:value-type="string" office:string-value="INSERT INTO Leader_Flavors(FlavorType, LeaderType, Flavor) SELECT 'FLAVOR_AIR', Type, 2 FROM Leaders WHERE Type = 'LEADER_MARIA_I';" calcext:value-type="string">
            <text:p>INSERT INTO Leader_Flavors(FlavorType, LeaderType, Flavor) SELECT 'FLAVOR_AIR', Type, 2 FROM Leaders WHERE Type = 'LEADER_MARIA_I';</text:p>
          </table:table-cell>
          <table:table-cell table:style-name="ce197" table:formula="of:=&quot;INSERT INTO Leader_Flavors(FlavorType, LeaderType, Flavor) SELECT 'FLAVOR_&quot;&amp;UPPER([.$A21])&amp;&quot;', Type, &quot;&amp;[.AE21]&amp;&quot; FROM Leaders WHERE Type = 'LEADER_&quot;&amp;UPPER([.AE$2])&amp;&quot;';&quot;" office:value-type="string" office:string-value="INSERT INTO Leader_Flavors(FlavorType, LeaderType, Flavor) SELECT 'FLAVOR_AIR', Type, 2 FROM Leaders WHERE Type = 'LEADER_PACHACUTI';" calcext:value-type="string">
            <text:p>INSERT INTO Leader_Flavors(FlavorType, LeaderType, Flavor) SELECT 'FLAVOR_AIR', Type, 2 FROM Leaders WHERE Type = 'LEADER_PACHACUTI';</text:p>
          </table:table-cell>
          <table:table-cell table:style-name="ce197" table:formula="of:=&quot;INSERT INTO Leader_Flavors(FlavorType, LeaderType, Flavor) SELECT 'FLAVOR_&quot;&amp;UPPER([.$A21])&amp;&quot;', Type, &quot;&amp;[.AF21]&amp;&quot; FROM Leaders WHERE Type = 'LEADER_&quot;&amp;UPPER([.AF$2])&amp;&quot;';&quot;" office:value-type="string" office:string-value="INSERT INTO Leader_Flavors(FlavorType, LeaderType, Flavor) SELECT 'FLAVOR_AIR', Type, 2 FROM Leaders WHERE Type = 'LEADER_RAMESSES';" calcext:value-type="string">
            <text:p>INSERT INTO Leader_Flavors(FlavorType, LeaderType, Flavor) SELECT 'FLAVOR_AIR', Type, 2 FROM Leaders WHERE Type = 'LEADER_RAMESSES';</text:p>
          </table:table-cell>
          <table:table-cell table:style-name="ce197" table:formula="of:=&quot;INSERT INTO Leader_Flavors(FlavorType, LeaderType, Flavor) SELECT 'FLAVOR_&quot;&amp;UPPER([.$A21])&amp;&quot;', Type, &quot;&amp;[.AG21]&amp;&quot; FROM Leaders WHERE Type = 'LEADER_&quot;&amp;UPPER([.AG$2])&amp;&quot;';&quot;" office:value-type="string" office:string-value="INSERT INTO Leader_Flavors(FlavorType, LeaderType, Flavor) SELECT 'FLAVOR_AIR', Type, 2 FROM Leaders WHERE Type = 'LEADER_RAMKHAMHAENG';" calcext:value-type="string">
            <text:p>INSERT INTO Leader_Flavors(FlavorType, LeaderType, Flavor) SELECT 'FLAVOR_AIR', Type, 2 FROM Leaders WHERE Type = 'LEADER_RAMKHAMHAENG';</text:p>
          </table:table-cell>
          <table:table-cell table:style-name="ce197" table:formula="of:=&quot;INSERT INTO Leader_Flavors(FlavorType, LeaderType, Flavor) SELECT 'FLAVOR_&quot;&amp;UPPER([.$A21])&amp;&quot;', Type, &quot;&amp;[.AH21]&amp;&quot; FROM Leaders WHERE Type = 'LEADER_&quot;&amp;UPPER([.AH$2])&amp;&quot;';&quot;" office:value-type="string" office:string-value="INSERT INTO Leader_Flavors(FlavorType, LeaderType, Flavor) SELECT 'FLAVOR_AIR', Type, 2 FROM Leaders WHERE Type = 'LEADER_PEDRO';" calcext:value-type="string">
            <text:p>INSERT INTO Leader_Flavors(FlavorType, LeaderType, Flavor) SELECT 'FLAVOR_AIR', Type, 2 FROM Leaders WHERE Type = 'LEADER_PEDRO';</text:p>
          </table:table-cell>
          <table:table-cell table:style-name="ce197" table:formula="of:=&quot;INSERT INTO Leader_Flavors(FlavorType, LeaderType, Flavor) SELECT 'FLAVOR_&quot;&amp;UPPER([.$A21])&amp;&quot;', Type, &quot;&amp;[.AI21]&amp;&quot; FROM Leaders WHERE Type = 'LEADER_&quot;&amp;UPPER([.AI$2])&amp;&quot;';&quot;" office:value-type="string" office:string-value="INSERT INTO Leader_Flavors(FlavorType, LeaderType, Flavor) SELECT 'FLAVOR_AIR', Type, 2 FROM Leaders WHERE Type = 'LEADER_AHMAD_ALMANSUR';" calcext:value-type="string">
            <text:p>INSERT INTO Leader_Flavors(FlavorType, LeaderType, Flavor) SELECT 'FLAVOR_AIR', Type, 2 FROM Leaders WHERE Type = 'LEADER_AHMAD_ALMANSUR';</text:p>
          </table:table-cell>
          <table:table-cell table:style-name="ce197" table:formula="of:=&quot;INSERT INTO Leader_Flavors(FlavorType, LeaderType, Flavor) SELECT 'FLAVOR_&quot;&amp;UPPER([.$A21])&amp;&quot;', Type, &quot;&amp;[.AJ21]&amp;&quot; FROM Leaders WHERE Type = 'LEADER_&quot;&amp;UPPER([.AJ$2])&amp;&quot;';&quot;" office:value-type="string" office:string-value="INSERT INTO Leader_Flavors(FlavorType, LeaderType, Flavor) SELECT 'FLAVOR_AIR', Type, 2 FROM Leaders WHERE Type = 'LEADER_SEJONG';" calcext:value-type="string">
            <text:p>INSERT INTO Leader_Flavors(FlavorType, LeaderType, Flavor) SELECT 'FLAVOR_AIR', Type, 2 FROM Leaders WHERE Type = 'LEADER_SEJONG';</text:p>
          </table:table-cell>
          <table:table-cell table:style-name="ce197" table:formula="of:=&quot;INSERT INTO Leader_Flavors(FlavorType, LeaderType, Flavor) SELECT 'FLAVOR_&quot;&amp;UPPER([.$A21])&amp;&quot;', Type, &quot;&amp;[.AK21]&amp;&quot; FROM Leaders WHERE Type = 'LEADER_&quot;&amp;UPPER([.AK$2])&amp;&quot;';&quot;" office:value-type="string" office:string-value="INSERT INTO Leader_Flavors(FlavorType, LeaderType, Flavor) SELECT 'FLAVOR_AIR', Type, 2 FROM Leaders WHERE Type = 'LEADER_EXPANSIONIST';" calcext:value-type="string">
            <text:p>INSERT INTO Leader_Flavors(FlavorType, LeaderType, Flavor) SELECT 'FLAVOR_AIR', Type, 2 FROM Leaders WHERE Type = 'LEADER_EXPANSIONIST';</text:p>
          </table:table-cell>
          <table:table-cell table:style-name="ce197" table:formula="of:=&quot;INSERT INTO Leader_Flavors(FlavorType, LeaderType, Flavor) SELECT 'FLAVOR_&quot;&amp;UPPER([.$A21])&amp;&quot;', Type, &quot;&amp;[.AL21]&amp;&quot; FROM Leaders WHERE Type = 'LEADER_&quot;&amp;UPPER([.AL$2])&amp;&quot;';&quot;" office:value-type="string" office:string-value="INSERT INTO Leader_Flavors(FlavorType, LeaderType, Flavor) SELECT 'FLAVOR_AIR', Type, 2 FROM Leaders WHERE Type = 'LEADER_BOUDICCA';" calcext:value-type="string">
            <text:p>INSERT INTO Leader_Flavors(FlavorType, LeaderType, Flavor) SELECT 'FLAVOR_AIR', Type, 2 FROM Leaders WHERE Type = 'LEADER_BOUDICCA';</text:p>
          </table:table-cell>
          <table:table-cell table:style-name="ce197" table:formula="of:=&quot;INSERT INTO Leader_Flavors(FlavorType, LeaderType, Flavor) SELECT 'FLAVOR_&quot;&amp;UPPER([.$A21])&amp;&quot;', Type, &quot;&amp;[.AM21]&amp;&quot; FROM Leaders WHERE Type = 'LEADER_&quot;&amp;UPPER([.AM$2])&amp;&quot;';&quot;" office:value-type="string" office:string-value="INSERT INTO Leader_Flavors(FlavorType, LeaderType, Flavor) SELECT 'FLAVOR_AIR', Type, 2 FROM Leaders WHERE Type = 'LEADER_DARIUS';" calcext:value-type="string">
            <text:p>INSERT INTO Leader_Flavors(FlavorType, LeaderType, Flavor) SELECT 'FLAVOR_AIR', Type, 2 FROM Leaders WHERE Type = 'LEADER_DARIUS';</text:p>
          </table:table-cell>
          <table:table-cell table:style-name="ce197" table:formula="of:=&quot;INSERT INTO Leader_Flavors(FlavorType, LeaderType, Flavor) SELECT 'FLAVOR_&quot;&amp;UPPER([.$A21])&amp;&quot;', Type, &quot;&amp;[.AN21]&amp;&quot; FROM Leaders WHERE Type = 'LEADER_&quot;&amp;UPPER([.AN$2])&amp;&quot;';&quot;" office:value-type="string" office:string-value="INSERT INTO Leader_Flavors(FlavorType, LeaderType, Flavor) SELECT 'FLAVOR_AIR', Type, 2 FROM Leaders WHERE Type = 'LEADER_DIDO';" calcext:value-type="string">
            <text:p>INSERT INTO Leader_Flavors(FlavorType, LeaderType, Flavor) SELECT 'FLAVOR_AIR', Type, 2 FROM Leaders WHERE Type = 'LEADER_DIDO';</text:p>
          </table:table-cell>
          <table:table-cell table:style-name="ce197" table:formula="of:=&quot;INSERT INTO Leader_Flavors(FlavorType, LeaderType, Flavor) SELECT 'FLAVOR_&quot;&amp;UPPER([.$A21])&amp;&quot;', Type, &quot;&amp;[.AO21]&amp;&quot; FROM Leaders WHERE Type = 'LEADER_&quot;&amp;UPPER([.AO$2])&amp;&quot;';&quot;" office:value-type="string" office:string-value="INSERT INTO Leader_Flavors(FlavorType, LeaderType, Flavor) SELECT 'FLAVOR_AIR', Type, 2 FROM Leaders WHERE Type = 'LEADER_HARUN_AL_RASHID';" calcext:value-type="string">
            <text:p>INSERT INTO Leader_Flavors(FlavorType, LeaderType, Flavor) SELECT 'FLAVOR_AIR', Type, 2 FROM Leaders WHERE Type = 'LEADER_HARUN_AL_RASHID';</text:p>
          </table:table-cell>
          <table:table-cell table:style-name="ce197" table:formula="of:=&quot;INSERT INTO Leader_Flavors(FlavorType, LeaderType, Flavor) SELECT 'FLAVOR_&quot;&amp;UPPER([.$A21])&amp;&quot;', Type, &quot;&amp;[.AP21]&amp;&quot; FROM Leaders WHERE Type = 'LEADER_&quot;&amp;UPPER([.AP$2])&amp;&quot;';&quot;" office:value-type="string" office:string-value="INSERT INTO Leader_Flavors(FlavorType, LeaderType, Flavor) SELECT 'FLAVOR_AIR', Type, 2 FROM Leaders WHERE Type = 'LEADER_NEBUCHADNEZZAR';" calcext:value-type="string">
            <text:p>INSERT INTO Leader_Flavors(FlavorType, LeaderType, Flavor) SELECT 'FLAVOR_AIR', Type, 2 FROM Leaders WHERE Type = 'LEADER_NEBUCHADNEZZAR';</text:p>
          </table:table-cell>
          <table:table-cell table:style-name="ce197" table:formula="of:=&quot;INSERT INTO Leader_Flavors(FlavorType, LeaderType, Flavor) SELECT 'FLAVOR_&quot;&amp;UPPER([.$A21])&amp;&quot;', Type, &quot;&amp;[.AQ21]&amp;&quot; FROM Leaders WHERE Type = 'LEADER_&quot;&amp;UPPER([.AQ$2])&amp;&quot;';&quot;" office:value-type="string" office:string-value="INSERT INTO Leader_Flavors(FlavorType, LeaderType, Flavor) SELECT 'FLAVOR_AIR', Type, 2 FROM Leaders WHERE Type = 'LEADER_PACAL';" calcext:value-type="string">
            <text:p>INSERT INTO Leader_Flavors(FlavorType, LeaderType, Flavor) SELECT 'FLAVOR_AIR', Type, 2 FROM Leaders WHERE Type = 'LEADER_PACAL';</text:p>
          </table:table-cell>
          <table:table-cell table:style-name="ce197" table:formula="of:=&quot;INSERT INTO Leader_Flavors(FlavorType, LeaderType, Flavor) SELECT 'FLAVOR_&quot;&amp;UPPER([.$A21])&amp;&quot;', Type, &quot;&amp;[.AR21]&amp;&quot; FROM Leaders WHERE Type = 'LEADER_&quot;&amp;UPPER([.AR$2])&amp;&quot;';&quot;" office:value-type="string" office:string-value="INSERT INTO Leader_Flavors(FlavorType, LeaderType, Flavor) SELECT 'FLAVOR_AIR', Type, 2 FROM Leaders WHERE Type = 'LEADER_SULEIMAN';" calcext:value-type="string">
            <text:p>INSERT INTO Leader_Flavors(FlavorType, LeaderType, Flavor) SELECT 'FLAVOR_AIR', Type, 2 FROM Leaders WHERE Type = 'LEADER_SULEIMAN';</text:p>
          </table:table-cell>
          <table:table-cell table:style-name="ce197" table:formula="of:=&quot;INSERT INTO Leader_Flavors(FlavorType, LeaderType, Flavor) SELECT 'FLAVOR_&quot;&amp;UPPER([.$A21])&amp;&quot;', Type, &quot;&amp;[.AS21]&amp;&quot; FROM Leaders WHERE Type = 'LEADER_&quot;&amp;UPPER([.AS$2])&amp;&quot;';&quot;" office:value-type="string" office:string-value="INSERT INTO Leader_Flavors(FlavorType, LeaderType, Flavor) SELECT 'FLAVOR_AIR', Type, 2 FROM Leaders WHERE Type = 'LEADER_WASHINGTON';" calcext:value-type="string">
            <text:p>INSERT INTO Leader_Flavors(FlavorType, LeaderType, Flavor) SELECT 'FLAVOR_AIR', Type, 2 FROM Leaders WHERE Type = 'LEADER_WASHINGTON';</text:p>
          </table:table-cell>
          <table:table-cell table:style-name="ce197" table:formula="of:=&quot;INSERT INTO Leader_Flavors(FlavorType, LeaderType, Flavor) SELECT 'FLAVOR_&quot;&amp;UPPER([.$A21])&amp;&quot;', Type, &quot;&amp;[.AT21]&amp;&quot; FROM Leaders WHERE Type = 'LEADER_&quot;&amp;UPPER([.AT$2])&amp;&quot;';&quot;" office:value-type="string" office:string-value="INSERT INTO Leader_Flavors(FlavorType, LeaderType, Flavor) SELECT 'FLAVOR_AIR', Type, 2 FROM Leaders WHERE Type = 'LEADER_MARIA';" calcext:value-type="string">
            <text:p>INSERT INTO Leader_Flavors(FlavorType, LeaderType, Flavor) SELECT 'FLAVOR_AIR', Type, 2 FROM Leaders WHERE Type = 'LEADER_MARIA';</text:p>
          </table:table-cell>
          <table:table-cell table:style-name="ce197" table:formula="of:=&quot;INSERT INTO Leader_Flavors(FlavorType, LeaderType, Flavor) SELECT 'FLAVOR_&quot;&amp;UPPER([.$A21])&amp;&quot;', Type, &quot;&amp;[.AU21]&amp;&quot; FROM Leaders WHERE Type = 'LEADER_&quot;&amp;UPPER([.AU$2])&amp;&quot;';&quot;" office:value-type="string" office:string-value="INSERT INTO Leader_Flavors(FlavorType, LeaderType, Flavor) SELECT 'FLAVOR_AIR', Type, 2 FROM Leaders WHERE Type = 'LEADER_POCATELLO';" calcext:value-type="string">
            <text:p>INSERT INTO Leader_Flavors(FlavorType, LeaderType, Flavor) SELECT 'FLAVOR_AIR', Type, 2 FROM Leaders WHERE Type = 'LEADER_POCATELLO';</text:p>
          </table:table-cell>
          <table:table-cell table:style-name="ce197" table:formula="of:=&quot;INSERT INTO Leader_Flavors(FlavorType, LeaderType, Flavor) SELECT 'FLAVOR_&quot;&amp;UPPER([.$A21])&amp;&quot;', Type, &quot;&amp;[.AV21]&amp;&quot; FROM Leaders WHERE Type = 'LEADER_&quot;&amp;UPPER([.AV$2])&amp;&quot;';&quot;" office:value-type="string" office:string-value="INSERT INTO Leader_Flavors(FlavorType, LeaderType, Flavor) SELECT 'FLAVOR_AIR', Type, 2 FROM Leaders WHERE Type = 'LEADER_WILLIAM';" calcext:value-type="string">
            <text:p>INSERT INTO Leader_Flavors(FlavorType, LeaderType, Flavor) SELECT 'FLAVOR_AIR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2])&amp;&quot;', Type, &quot;&amp;[.C22]&amp;&quot; FROM Leaders WHERE Type = 'LEADER_&quot;&amp;UPPER([.C$2])&amp;&quot;';&quot;" office:value-type="string" office:string-value="INSERT INTO Leader_Flavors(FlavorType, LeaderType, Flavor) SELECT 'FLAVOR_AIRLIFT', Type, 4 FROM Leaders WHERE Type = 'LEADER_ASHURBANIPAL';" calcext:value-type="string">
            <text:p>INSERT INTO Leader_Flavors(FlavorType, LeaderType, Flavor) SELECT 'FLAVOR_AIRLIFT', Type, 4 FROM Leaders WHERE Type = 'LEADER_ASHURBANIPAL';</text:p>
          </table:table-cell>
          <table:table-cell table:style-name="ce197" table:formula="of:=&quot;INSERT INTO Leader_Flavors(FlavorType, LeaderType, Flavor) SELECT 'FLAVOR_&quot;&amp;UPPER([.$A22])&amp;&quot;', Type, &quot;&amp;[.D22]&amp;&quot; FROM Leaders WHERE Type = 'LEADER_&quot;&amp;UPPER([.D$2])&amp;&quot;';&quot;" office:value-type="string" office:string-value="INSERT INTO Leader_Flavors(FlavorType, LeaderType, Flavor) SELECT 'FLAVOR_AIRLIFT', Type, 4 FROM Leaders WHERE Type = 'LEADER_ASKIA';" calcext:value-type="string">
            <text:p>INSERT INTO Leader_Flavors(FlavorType, LeaderType, Flavor) SELECT 'FLAVOR_AIRLIFT', Type, 4 FROM Leaders WHERE Type = 'LEADER_ASKIA';</text:p>
          </table:table-cell>
          <table:table-cell table:style-name="ce197" table:formula="of:=&quot;INSERT INTO Leader_Flavors(FlavorType, LeaderType, Flavor) SELECT 'FLAVOR_&quot;&amp;UPPER([.$A22])&amp;&quot;', Type, &quot;&amp;[.E22]&amp;&quot; FROM Leaders WHERE Type = 'LEADER_&quot;&amp;UPPER([.E$2])&amp;&quot;';&quot;" office:value-type="string" office:string-value="INSERT INTO Leader_Flavors(FlavorType, LeaderType, Flavor) SELECT 'FLAVOR_AIRLIFT', Type, 4 FROM Leaders WHERE Type = 'LEADER_ATTILA';" calcext:value-type="string">
            <text:p>INSERT INTO Leader_Flavors(FlavorType, LeaderType, Flavor) SELECT 'FLAVOR_AIRLIFT', Type, 4 FROM Leaders WHERE Type = 'LEADER_ATTILA';</text:p>
          </table:table-cell>
          <table:table-cell table:style-name="ce197" table:formula="of:=&quot;INSERT INTO Leader_Flavors(FlavorType, LeaderType, Flavor) SELECT 'FLAVOR_&quot;&amp;UPPER([.$A22])&amp;&quot;', Type, &quot;&amp;[.F22]&amp;&quot; FROM Leaders WHERE Type = 'LEADER_&quot;&amp;UPPER([.F$2])&amp;&quot;';&quot;" office:value-type="string" office:string-value="INSERT INTO Leader_Flavors(FlavorType, LeaderType, Flavor) SELECT 'FLAVOR_AIRLIFT', Type, 4 FROM Leaders WHERE Type = 'LEADER_AUGUSTUS';" calcext:value-type="string">
            <text:p>INSERT INTO Leader_Flavors(FlavorType, LeaderType, Flavor) SELECT 'FLAVOR_AIRLIFT', Type, 4 FROM Leaders WHERE Type = 'LEADER_AUGUSTUS';</text:p>
          </table:table-cell>
          <table:table-cell table:style-name="ce197" table:formula="of:=&quot;INSERT INTO Leader_Flavors(FlavorType, LeaderType, Flavor) SELECT 'FLAVOR_&quot;&amp;UPPER([.$A22])&amp;&quot;', Type, &quot;&amp;[.G22]&amp;&quot; FROM Leaders WHERE Type = 'LEADER_&quot;&amp;UPPER([.G$2])&amp;&quot;';&quot;" office:value-type="string" office:string-value="INSERT INTO Leader_Flavors(FlavorType, LeaderType, Flavor) SELECT 'FLAVOR_AIRLIFT', Type, 4 FROM Leaders WHERE Type = 'LEADER_GENGHIS_KHAN';" calcext:value-type="string">
            <text:p>INSERT INTO Leader_Flavors(FlavorType, LeaderType, Flavor) SELECT 'FLAVOR_AIRLIFT', Type, 4 FROM Leaders WHERE Type = 'LEADER_GENGHIS_KHAN';</text:p>
          </table:table-cell>
          <table:table-cell table:style-name="ce197" table:formula="of:=&quot;INSERT INTO Leader_Flavors(FlavorType, LeaderType, Flavor) SELECT 'FLAVOR_&quot;&amp;UPPER([.$A22])&amp;&quot;', Type, &quot;&amp;[.H22]&amp;&quot; FROM Leaders WHERE Type = 'LEADER_&quot;&amp;UPPER([.H$2])&amp;&quot;';&quot;" office:value-type="string" office:string-value="INSERT INTO Leader_Flavors(FlavorType, LeaderType, Flavor) SELECT 'FLAVOR_AIRLIFT', Type, 4 FROM Leaders WHERE Type = 'LEADER_HARALD';" calcext:value-type="string">
            <text:p>INSERT INTO Leader_Flavors(FlavorType, LeaderType, Flavor) SELECT 'FLAVOR_AIRLIFT', Type, 4 FROM Leaders WHERE Type = 'LEADER_HARALD';</text:p>
          </table:table-cell>
          <table:table-cell table:style-name="ce197" table:formula="of:=&quot;INSERT INTO Leader_Flavors(FlavorType, LeaderType, Flavor) SELECT 'FLAVOR_&quot;&amp;UPPER([.$A22])&amp;&quot;', Type, &quot;&amp;[.I22]&amp;&quot; FROM Leaders WHERE Type = 'LEADER_&quot;&amp;UPPER([.I$2])&amp;&quot;';&quot;" office:value-type="string" office:string-value="INSERT INTO Leader_Flavors(FlavorType, LeaderType, Flavor) SELECT 'FLAVOR_AIRLIFT', Type, 4 FROM Leaders WHERE Type = 'LEADER_ISABELLA';" calcext:value-type="string">
            <text:p>INSERT INTO Leader_Flavors(FlavorType, LeaderType, Flavor) SELECT 'FLAVOR_AIRLIFT', Type, 4 FROM Leaders WHERE Type = 'LEADER_ISABELLA';</text:p>
          </table:table-cell>
          <table:table-cell table:style-name="ce197" table:formula="of:=&quot;INSERT INTO Leader_Flavors(FlavorType, LeaderType, Flavor) SELECT 'FLAVOR_&quot;&amp;UPPER([.$A22])&amp;&quot;', Type, &quot;&amp;[.J22]&amp;&quot; FROM Leaders WHERE Type = 'LEADER_&quot;&amp;UPPER([.J$2])&amp;&quot;';&quot;" office:value-type="string" office:string-value="INSERT INTO Leader_Flavors(FlavorType, LeaderType, Flavor) SELECT 'FLAVOR_AIRLIFT', Type, 4 FROM Leaders WHERE Type = 'LEADER_NAPOLEON';" calcext:value-type="string">
            <text:p>INSERT INTO Leader_Flavors(FlavorType, LeaderType, Flavor) SELECT 'FLAVOR_AIRLIFT', Type, 4 FROM Leaders WHERE Type = 'LEADER_NAPOLEON';</text:p>
          </table:table-cell>
          <table:table-cell table:style-name="ce197" table:formula="of:=&quot;INSERT INTO Leader_Flavors(FlavorType, LeaderType, Flavor) SELECT 'FLAVOR_&quot;&amp;UPPER([.$A22])&amp;&quot;', Type, &quot;&amp;[.K22]&amp;&quot; FROM Leaders WHERE Type = 'LEADER_&quot;&amp;UPPER([.K$2])&amp;&quot;';&quot;" office:value-type="string" office:string-value="INSERT INTO Leader_Flavors(FlavorType, LeaderType, Flavor) SELECT 'FLAVOR_AIRLIFT', Type, 4 FROM Leaders WHERE Type = 'LEADER_ODA_NOBUNAGA';" calcext:value-type="string">
            <text:p>INSERT INTO Leader_Flavors(FlavorType, LeaderType, Flavor) SELECT 'FLAVOR_AIRLIFT', Type, 4 FROM Leaders WHERE Type = 'LEADER_ODA_NOBUNAGA';</text:p>
          </table:table-cell>
          <table:table-cell table:style-name="ce197" table:formula="of:=&quot;INSERT INTO Leader_Flavors(FlavorType, LeaderType, Flavor) SELECT 'FLAVOR_&quot;&amp;UPPER([.$A22])&amp;&quot;', Type, &quot;&amp;[.L22]&amp;&quot; FROM Leaders WHERE Type = 'LEADER_&quot;&amp;UPPER([.L$2])&amp;&quot;';&quot;" office:value-type="string" office:string-value="INSERT INTO Leader_Flavors(FlavorType, LeaderType, Flavor) SELECT 'FLAVOR_AIRLIFT', Type, 4 FROM Leaders WHERE Type = 'LEADER_ENRICO_DANDOLO';" calcext:value-type="string">
            <text:p>INSERT INTO Leader_Flavors(FlavorType, LeaderType, Flavor) SELECT 'FLAVOR_AIRLIFT', Type, 4 FROM Leaders WHERE Type = 'LEADER_ENRICO_DANDOLO';</text:p>
          </table:table-cell>
          <table:table-cell table:style-name="ce197" table:formula="of:=&quot;INSERT INTO Leader_Flavors(FlavorType, LeaderType, Flavor) SELECT 'FLAVOR_&quot;&amp;UPPER([.$A22])&amp;&quot;', Type, &quot;&amp;[.M22]&amp;&quot; FROM Leaders WHERE Type = 'LEADER_&quot;&amp;UPPER([.M$2])&amp;&quot;';&quot;" office:value-type="string" office:string-value="INSERT INTO Leader_Flavors(FlavorType, LeaderType, Flavor) SELECT 'FLAVOR_AIRLIFT', Type, 4 FROM Leaders WHERE Type = 'LEADER_SHAKA';" calcext:value-type="string">
            <text:p>INSERT INTO Leader_Flavors(FlavorType, LeaderType, Flavor) SELECT 'FLAVOR_AIRLIFT', Type, 4 FROM Leaders WHERE Type = 'LEADER_SHAKA';</text:p>
          </table:table-cell>
          <table:table-cell table:style-name="ce197" table:formula="of:=&quot;INSERT INTO Leader_Flavors(FlavorType, LeaderType, Flavor) SELECT 'FLAVOR_&quot;&amp;UPPER([.$A22])&amp;&quot;', Type, &quot;&amp;[.N22]&amp;&quot; FROM Leaders WHERE Type = 'LEADER_&quot;&amp;UPPER([.N$2])&amp;&quot;';&quot;" office:value-type="string" office:string-value="INSERT INTO Leader_Flavors(FlavorType, LeaderType, Flavor) SELECT 'FLAVOR_AIRLIFT', Type, 4 FROM Leaders WHERE Type = 'LEADER_COALITION';" calcext:value-type="string">
            <text:p>INSERT INTO Leader_Flavors(FlavorType, LeaderType, Flavor) SELECT 'FLAVOR_AIRLIFT', Type, 4 FROM Leaders WHERE Type = 'LEADER_COALITION';</text:p>
          </table:table-cell>
          <table:table-cell table:style-name="ce197" table:formula="of:=&quot;INSERT INTO Leader_Flavors(FlavorType, LeaderType, Flavor) SELECT 'FLAVOR_&quot;&amp;UPPER([.$A22])&amp;&quot;', Type, &quot;&amp;[.O22]&amp;&quot; FROM Leaders WHERE Type = 'LEADER_&quot;&amp;UPPER([.O$2])&amp;&quot;';&quot;" office:value-type="string" office:string-value="INSERT INTO Leader_Flavors(FlavorType, LeaderType, Flavor) SELECT 'FLAVOR_AIRLIFT', Type, 4 FROM Leaders WHERE Type = 'LEADER_ALEXANDER';" calcext:value-type="string">
            <text:p>INSERT INTO Leader_Flavors(FlavorType, LeaderType, Flavor) SELECT 'FLAVOR_AIRLIFT', Type, 4 FROM Leaders WHERE Type = 'LEADER_ALEXANDER';</text:p>
          </table:table-cell>
          <table:table-cell table:style-name="ce197" table:formula="of:=&quot;INSERT INTO Leader_Flavors(FlavorType, LeaderType, Flavor) SELECT 'FLAVOR_&quot;&amp;UPPER([.$A22])&amp;&quot;', Type, &quot;&amp;[.P22]&amp;&quot; FROM Leaders WHERE Type = 'LEADER_&quot;&amp;UPPER([.P$2])&amp;&quot;';&quot;" office:value-type="string" office:string-value="INSERT INTO Leader_Flavors(FlavorType, LeaderType, Flavor) SELECT 'FLAVOR_AIRLIFT', Type, 4 FROM Leaders WHERE Type = 'LEADER_BISMARCK';" calcext:value-type="string">
            <text:p>INSERT INTO Leader_Flavors(FlavorType, LeaderType, Flavor) SELECT 'FLAVOR_AIRLIFT', Type, 4 FROM Leaders WHERE Type = 'LEADER_BISMARCK';</text:p>
          </table:table-cell>
          <table:table-cell table:style-name="ce197" table:formula="of:=&quot;INSERT INTO Leader_Flavors(FlavorType, LeaderType, Flavor) SELECT 'FLAVOR_&quot;&amp;UPPER([.$A22])&amp;&quot;', Type, &quot;&amp;[.Q22]&amp;&quot; FROM Leaders WHERE Type = 'LEADER_&quot;&amp;UPPER([.Q$2])&amp;&quot;';&quot;" office:value-type="string" office:string-value="INSERT INTO Leader_Flavors(FlavorType, LeaderType, Flavor) SELECT 'FLAVOR_AIRLIFT', Type, 4 FROM Leaders WHERE Type = 'LEADER_CATHERINE';" calcext:value-type="string">
            <text:p>INSERT INTO Leader_Flavors(FlavorType, LeaderType, Flavor) SELECT 'FLAVOR_AIRLIFT', Type, 4 FROM Leaders WHERE Type = 'LEADER_CATHERINE';</text:p>
          </table:table-cell>
          <table:table-cell table:style-name="ce197" table:formula="of:=&quot;INSERT INTO Leader_Flavors(FlavorType, LeaderType, Flavor) SELECT 'FLAVOR_&quot;&amp;UPPER([.$A22])&amp;&quot;', Type, &quot;&amp;[.R22]&amp;&quot; FROM Leaders WHERE Type = 'LEADER_&quot;&amp;UPPER([.R$2])&amp;&quot;';&quot;" office:value-type="string" office:string-value="INSERT INTO Leader_Flavors(FlavorType, LeaderType, Flavor) SELECT 'FLAVOR_AIRLIFT', Type, 4 FROM Leaders WHERE Type = 'LEADER_ELIZABETH';" calcext:value-type="string">
            <text:p>INSERT INTO Leader_Flavors(FlavorType, LeaderType, Flavor) SELECT 'FLAVOR_AIRLIFT', Type, 4 FROM Leaders WHERE Type = 'LEADER_ELIZABETH';</text:p>
          </table:table-cell>
          <table:table-cell table:style-name="ce197" table:formula="of:=&quot;INSERT INTO Leader_Flavors(FlavorType, LeaderType, Flavor) SELECT 'FLAVOR_&quot;&amp;UPPER([.$A22])&amp;&quot;', Type, &quot;&amp;[.S22]&amp;&quot; FROM Leaders WHERE Type = 'LEADER_&quot;&amp;UPPER([.S$2])&amp;&quot;';&quot;" office:value-type="string" office:string-value="INSERT INTO Leader_Flavors(FlavorType, LeaderType, Flavor) SELECT 'FLAVOR_AIRLIFT', Type, 4 FROM Leaders WHERE Type = 'LEADER_GUSTAVUS_ADOLPHUS';" calcext:value-type="string">
            <text:p>INSERT INTO Leader_Flavors(FlavorType, LeaderType, Flavor) SELECT 'FLAVOR_AIRLIFT', Type, 4 FROM Leaders WHERE Type = 'LEADER_GUSTAVUS_ADOLPHUS';</text:p>
          </table:table-cell>
          <table:table-cell table:style-name="ce197" table:formula="of:=&quot;INSERT INTO Leader_Flavors(FlavorType, LeaderType, Flavor) SELECT 'FLAVOR_&quot;&amp;UPPER([.$A22])&amp;&quot;', Type, &quot;&amp;[.T22]&amp;&quot; FROM Leaders WHERE Type = 'LEADER_&quot;&amp;UPPER([.T$2])&amp;&quot;';&quot;" office:value-type="string" office:string-value="INSERT INTO Leader_Flavors(FlavorType, LeaderType, Flavor) SELECT 'FLAVOR_AIRLIFT', Type, 4 FROM Leaders WHERE Type = 'LEADER_HIAWATHA';" calcext:value-type="string">
            <text:p>INSERT INTO Leader_Flavors(FlavorType, LeaderType, Flavor) SELECT 'FLAVOR_AIRLIFT', Type, 4 FROM Leaders WHERE Type = 'LEADER_HIAWATHA';</text:p>
          </table:table-cell>
          <table:table-cell table:style-name="ce197" table:formula="of:=&quot;INSERT INTO Leader_Flavors(FlavorType, LeaderType, Flavor) SELECT 'FLAVOR_&quot;&amp;UPPER([.$A22])&amp;&quot;', Type, &quot;&amp;[.U22]&amp;&quot; FROM Leaders WHERE Type = 'LEADER_&quot;&amp;UPPER([.U$2])&amp;&quot;';&quot;" office:value-type="string" office:string-value="INSERT INTO Leader_Flavors(FlavorType, LeaderType, Flavor) SELECT 'FLAVOR_AIRLIFT', Type, 4 FROM Leaders WHERE Type = 'LEADER_MONTEZUMA';" calcext:value-type="string">
            <text:p>INSERT INTO Leader_Flavors(FlavorType, LeaderType, Flavor) SELECT 'FLAVOR_AIRLIFT', Type, 4 FROM Leaders WHERE Type = 'LEADER_MONTEZUMA';</text:p>
          </table:table-cell>
          <table:table-cell table:style-name="ce197" table:formula="of:=&quot;INSERT INTO Leader_Flavors(FlavorType, LeaderType, Flavor) SELECT 'FLAVOR_&quot;&amp;UPPER([.$A22])&amp;&quot;', Type, &quot;&amp;[.V22]&amp;&quot; FROM Leaders WHERE Type = 'LEADER_&quot;&amp;UPPER([.V$2])&amp;&quot;';&quot;" office:value-type="string" office:string-value="INSERT INTO Leader_Flavors(FlavorType, LeaderType, Flavor) SELECT 'FLAVOR_AIRLIFT', Type, 4 FROM Leaders WHERE Type = 'LEADER_THEODORA';" calcext:value-type="string">
            <text:p>INSERT INTO Leader_Flavors(FlavorType, LeaderType, Flavor) SELECT 'FLAVOR_AIRLIFT', Type, 4 FROM Leaders WHERE Type = 'LEADER_THEODORA';</text:p>
          </table:table-cell>
          <table:table-cell table:style-name="ce197" table:formula="of:=&quot;INSERT INTO Leader_Flavors(FlavorType, LeaderType, Flavor) SELECT 'FLAVOR_&quot;&amp;UPPER([.$A22])&amp;&quot;', Type, &quot;&amp;[.W22]&amp;&quot; FROM Leaders WHERE Type = 'LEADER_&quot;&amp;UPPER([.W$2])&amp;&quot;';&quot;" office:value-type="string" office:string-value="INSERT INTO Leader_Flavors(FlavorType, LeaderType, Flavor) SELECT 'FLAVOR_AIRLIFT', Type, 4 FROM Leaders WHERE Type = 'LEADER_GAJAH_MADA';" calcext:value-type="string">
            <text:p>INSERT INTO Leader_Flavors(FlavorType, LeaderType, Flavor) SELECT 'FLAVOR_AIRLIFT', Type, 4 FROM Leaders WHERE Type = 'LEADER_GAJAH_MADA';</text:p>
          </table:table-cell>
          <table:table-cell table:style-name="ce197" table:formula="of:=&quot;INSERT INTO Leader_Flavors(FlavorType, LeaderType, Flavor) SELECT 'FLAVOR_&quot;&amp;UPPER([.$A22])&amp;&quot;', Type, &quot;&amp;[.X22]&amp;&quot; FROM Leaders WHERE Type = 'LEADER_&quot;&amp;UPPER([.X$2])&amp;&quot;';&quot;" office:value-type="string" office:string-value="INSERT INTO Leader_Flavors(FlavorType, LeaderType, Flavor) SELECT 'FLAVOR_AIRLIFT', Type, 4 FROM Leaders WHERE Type = 'LEADER_CASIMIR';" calcext:value-type="string">
            <text:p>INSERT INTO Leader_Flavors(FlavorType, LeaderType, Flavor) SELECT 'FLAVOR_AIRLIFT', Type, 4 FROM Leaders WHERE Type = 'LEADER_CASIMIR';</text:p>
          </table:table-cell>
          <table:table-cell table:style-name="ce197" table:formula="of:=&quot;INSERT INTO Leader_Flavors(FlavorType, LeaderType, Flavor) SELECT 'FLAVOR_&quot;&amp;UPPER([.$A22])&amp;&quot;', Type, &quot;&amp;[.Y22]&amp;&quot; FROM Leaders WHERE Type = 'LEADER_&quot;&amp;UPPER([.Y$2])&amp;&quot;';&quot;" office:value-type="string" office:string-value="INSERT INTO Leader_Flavors(FlavorType, LeaderType, Flavor) SELECT 'FLAVOR_AIRLIFT', Type, 4 FROM Leaders WHERE Type = 'LEADER_WU_ZETIAN';" calcext:value-type="string">
            <text:p>INSERT INTO Leader_Flavors(FlavorType, LeaderType, Flavor) SELECT 'FLAVOR_AIRLIFT', Type, 4 FROM Leaders WHERE Type = 'LEADER_WU_ZETIAN';</text:p>
          </table:table-cell>
          <table:table-cell table:style-name="ce197" table:formula="of:=&quot;INSERT INTO Leader_Flavors(FlavorType, LeaderType, Flavor) SELECT 'FLAVOR_&quot;&amp;UPPER([.$A22])&amp;&quot;', Type, &quot;&amp;[.Z22]&amp;&quot; FROM Leaders WHERE Type = 'LEADER_&quot;&amp;UPPER([.Z$2])&amp;&quot;';&quot;" office:value-type="string" office:string-value="INSERT INTO Leader_Flavors(FlavorType, LeaderType, Flavor) SELECT 'FLAVOR_AIRLIFT', Type, 2 FROM Leaders WHERE Type = 'LEADER_DIPLOMAT';" calcext:value-type="string">
            <text:p>INSERT INTO Leader_Flavors(FlavorType, LeaderType, Flavor) SELECT 'FLAVOR_AIRLIFT', Type, 2 FROM Leaders WHERE Type = 'LEADER_DIPLOMAT';</text:p>
          </table:table-cell>
          <table:table-cell table:style-name="ce197" table:formula="of:=&quot;INSERT INTO Leader_Flavors(FlavorType, LeaderType, Flavor) SELECT 'FLAVOR_&quot;&amp;UPPER([.$A22])&amp;&quot;', Type, &quot;&amp;[.AA22]&amp;&quot; FROM Leaders WHERE Type = 'LEADER_&quot;&amp;UPPER([.AA$2])&amp;&quot;';&quot;" office:value-type="string" office:string-value="INSERT INTO Leader_Flavors(FlavorType, LeaderType, Flavor) SELECT 'FLAVOR_AIRLIFT', Type, 2 FROM Leaders WHERE Type = 'LEADER_GANDHI';" calcext:value-type="string">
            <text:p>INSERT INTO Leader_Flavors(FlavorType, LeaderType, Flavor) SELECT 'FLAVOR_AIRLIFT', Type, 2 FROM Leaders WHERE Type = 'LEADER_GANDHI';</text:p>
          </table:table-cell>
          <table:table-cell table:style-name="ce197" table:formula="of:=&quot;INSERT INTO Leader_Flavors(FlavorType, LeaderType, Flavor) SELECT 'FLAVOR_&quot;&amp;UPPER([.$A22])&amp;&quot;', Type, &quot;&amp;[.AB22]&amp;&quot; FROM Leaders WHERE Type = 'LEADER_&quot;&amp;UPPER([.AB$2])&amp;&quot;';&quot;" office:value-type="string" office:string-value="INSERT INTO Leader_Flavors(FlavorType, LeaderType, Flavor) SELECT 'FLAVOR_AIRLIFT', Type, 2 FROM Leaders WHERE Type = 'LEADER_SELASSIE';" calcext:value-type="string">
            <text:p>INSERT INTO Leader_Flavors(FlavorType, LeaderType, Flavor) SELECT 'FLAVOR_AIRLIFT', Type, 2 FROM Leaders WHERE Type = 'LEADER_SELASSIE';</text:p>
          </table:table-cell>
          <table:table-cell table:style-name="ce197" table:formula="of:=&quot;INSERT INTO Leader_Flavors(FlavorType, LeaderType, Flavor) SELECT 'FLAVOR_&quot;&amp;UPPER([.$A22])&amp;&quot;', Type, &quot;&amp;[.AC22]&amp;&quot; FROM Leaders WHERE Type = 'LEADER_&quot;&amp;UPPER([.AC$2])&amp;&quot;';&quot;" office:value-type="string" office:string-value="INSERT INTO Leader_Flavors(FlavorType, LeaderType, Flavor) SELECT 'FLAVOR_AIRLIFT', Type, 2 FROM Leaders WHERE Type = 'LEADER_KAMEHAMEHA';" calcext:value-type="string">
            <text:p>INSERT INTO Leader_Flavors(FlavorType, LeaderType, Flavor) SELECT 'FLAVOR_AIRLIFT', Type, 2 FROM Leaders WHERE Type = 'LEADER_KAMEHAMEHA';</text:p>
          </table:table-cell>
          <table:table-cell table:style-name="ce197" table:formula="of:=&quot;INSERT INTO Leader_Flavors(FlavorType, LeaderType, Flavor) SELECT 'FLAVOR_&quot;&amp;UPPER([.$A22])&amp;&quot;', Type, &quot;&amp;[.AD22]&amp;&quot; FROM Leaders WHERE Type = 'LEADER_&quot;&amp;UPPER([.AD$2])&amp;&quot;';&quot;" office:value-type="string" office:string-value="INSERT INTO Leader_Flavors(FlavorType, LeaderType, Flavor) SELECT 'FLAVOR_AIRLIFT', Type, 2 FROM Leaders WHERE Type = 'LEADER_MARIA_I';" calcext:value-type="string">
            <text:p>INSERT INTO Leader_Flavors(FlavorType, LeaderType, Flavor) SELECT 'FLAVOR_AIRLIFT', Type, 2 FROM Leaders WHERE Type = 'LEADER_MARIA_I';</text:p>
          </table:table-cell>
          <table:table-cell table:style-name="ce197" table:formula="of:=&quot;INSERT INTO Leader_Flavors(FlavorType, LeaderType, Flavor) SELECT 'FLAVOR_&quot;&amp;UPPER([.$A22])&amp;&quot;', Type, &quot;&amp;[.AE22]&amp;&quot; FROM Leaders WHERE Type = 'LEADER_&quot;&amp;UPPER([.AE$2])&amp;&quot;';&quot;" office:value-type="string" office:string-value="INSERT INTO Leader_Flavors(FlavorType, LeaderType, Flavor) SELECT 'FLAVOR_AIRLIFT', Type, 2 FROM Leaders WHERE Type = 'LEADER_PACHACUTI';" calcext:value-type="string">
            <text:p>INSERT INTO Leader_Flavors(FlavorType, LeaderType, Flavor) SELECT 'FLAVOR_AIRLIFT', Type, 2 FROM Leaders WHERE Type = 'LEADER_PACHACUTI';</text:p>
          </table:table-cell>
          <table:table-cell table:style-name="ce197" table:formula="of:=&quot;INSERT INTO Leader_Flavors(FlavorType, LeaderType, Flavor) SELECT 'FLAVOR_&quot;&amp;UPPER([.$A22])&amp;&quot;', Type, &quot;&amp;[.AF22]&amp;&quot; FROM Leaders WHERE Type = 'LEADER_&quot;&amp;UPPER([.AF$2])&amp;&quot;';&quot;" office:value-type="string" office:string-value="INSERT INTO Leader_Flavors(FlavorType, LeaderType, Flavor) SELECT 'FLAVOR_AIRLIFT', Type, 2 FROM Leaders WHERE Type = 'LEADER_RAMESSES';" calcext:value-type="string">
            <text:p>INSERT INTO Leader_Flavors(FlavorType, LeaderType, Flavor) SELECT 'FLAVOR_AIRLIFT', Type, 2 FROM Leaders WHERE Type = 'LEADER_RAMESSES';</text:p>
          </table:table-cell>
          <table:table-cell table:style-name="ce197" table:formula="of:=&quot;INSERT INTO Leader_Flavors(FlavorType, LeaderType, Flavor) SELECT 'FLAVOR_&quot;&amp;UPPER([.$A22])&amp;&quot;', Type, &quot;&amp;[.AG22]&amp;&quot; FROM Leaders WHERE Type = 'LEADER_&quot;&amp;UPPER([.AG$2])&amp;&quot;';&quot;" office:value-type="string" office:string-value="INSERT INTO Leader_Flavors(FlavorType, LeaderType, Flavor) SELECT 'FLAVOR_AIRLIFT', Type, 2 FROM Leaders WHERE Type = 'LEADER_RAMKHAMHAENG';" calcext:value-type="string">
            <text:p>INSERT INTO Leader_Flavors(FlavorType, LeaderType, Flavor) SELECT 'FLAVOR_AIRLIFT', Type, 2 FROM Leaders WHERE Type = 'LEADER_RAMKHAMHAENG';</text:p>
          </table:table-cell>
          <table:table-cell table:style-name="ce197" table:formula="of:=&quot;INSERT INTO Leader_Flavors(FlavorType, LeaderType, Flavor) SELECT 'FLAVOR_&quot;&amp;UPPER([.$A22])&amp;&quot;', Type, &quot;&amp;[.AH22]&amp;&quot; FROM Leaders WHERE Type = 'LEADER_&quot;&amp;UPPER([.AH$2])&amp;&quot;';&quot;" office:value-type="string" office:string-value="INSERT INTO Leader_Flavors(FlavorType, LeaderType, Flavor) SELECT 'FLAVOR_AIRLIFT', Type, 2 FROM Leaders WHERE Type = 'LEADER_PEDRO';" calcext:value-type="string">
            <text:p>INSERT INTO Leader_Flavors(FlavorType, LeaderType, Flavor) SELECT 'FLAVOR_AIRLIFT', Type, 2 FROM Leaders WHERE Type = 'LEADER_PEDRO';</text:p>
          </table:table-cell>
          <table:table-cell table:style-name="ce197" table:formula="of:=&quot;INSERT INTO Leader_Flavors(FlavorType, LeaderType, Flavor) SELECT 'FLAVOR_&quot;&amp;UPPER([.$A22])&amp;&quot;', Type, &quot;&amp;[.AI22]&amp;&quot; FROM Leaders WHERE Type = 'LEADER_&quot;&amp;UPPER([.AI$2])&amp;&quot;';&quot;" office:value-type="string" office:string-value="INSERT INTO Leader_Flavors(FlavorType, LeaderType, Flavor) SELECT 'FLAVOR_AIRLIFT', Type, 2 FROM Leaders WHERE Type = 'LEADER_AHMAD_ALMANSUR';" calcext:value-type="string">
            <text:p>INSERT INTO Leader_Flavors(FlavorType, LeaderType, Flavor) SELECT 'FLAVOR_AIRLIFT', Type, 2 FROM Leaders WHERE Type = 'LEADER_AHMAD_ALMANSUR';</text:p>
          </table:table-cell>
          <table:table-cell table:style-name="ce197" table:formula="of:=&quot;INSERT INTO Leader_Flavors(FlavorType, LeaderType, Flavor) SELECT 'FLAVOR_&quot;&amp;UPPER([.$A22])&amp;&quot;', Type, &quot;&amp;[.AJ22]&amp;&quot; FROM Leaders WHERE Type = 'LEADER_&quot;&amp;UPPER([.AJ$2])&amp;&quot;';&quot;" office:value-type="string" office:string-value="INSERT INTO Leader_Flavors(FlavorType, LeaderType, Flavor) SELECT 'FLAVOR_AIRLIFT', Type, 2 FROM Leaders WHERE Type = 'LEADER_SEJONG';" calcext:value-type="string">
            <text:p>INSERT INTO Leader_Flavors(FlavorType, LeaderType, Flavor) SELECT 'FLAVOR_AIRLIFT', Type, 2 FROM Leaders WHERE Type = 'LEADER_SEJONG';</text:p>
          </table:table-cell>
          <table:table-cell table:style-name="ce197" table:formula="of:=&quot;INSERT INTO Leader_Flavors(FlavorType, LeaderType, Flavor) SELECT 'FLAVOR_&quot;&amp;UPPER([.$A22])&amp;&quot;', Type, &quot;&amp;[.AK22]&amp;&quot; FROM Leaders WHERE Type = 'LEADER_&quot;&amp;UPPER([.AK$2])&amp;&quot;';&quot;" office:value-type="string" office:string-value="INSERT INTO Leader_Flavors(FlavorType, LeaderType, Flavor) SELECT 'FLAVOR_AIRLIFT', Type, 2 FROM Leaders WHERE Type = 'LEADER_EXPANSIONIST';" calcext:value-type="string">
            <text:p>INSERT INTO Leader_Flavors(FlavorType, LeaderType, Flavor) SELECT 'FLAVOR_AIRLIFT', Type, 2 FROM Leaders WHERE Type = 'LEADER_EXPANSIONIST';</text:p>
          </table:table-cell>
          <table:table-cell table:style-name="ce197" table:formula="of:=&quot;INSERT INTO Leader_Flavors(FlavorType, LeaderType, Flavor) SELECT 'FLAVOR_&quot;&amp;UPPER([.$A22])&amp;&quot;', Type, &quot;&amp;[.AL22]&amp;&quot; FROM Leaders WHERE Type = 'LEADER_&quot;&amp;UPPER([.AL$2])&amp;&quot;';&quot;" office:value-type="string" office:string-value="INSERT INTO Leader_Flavors(FlavorType, LeaderType, Flavor) SELECT 'FLAVOR_AIRLIFT', Type, 2 FROM Leaders WHERE Type = 'LEADER_BOUDICCA';" calcext:value-type="string">
            <text:p>INSERT INTO Leader_Flavors(FlavorType, LeaderType, Flavor) SELECT 'FLAVOR_AIRLIFT', Type, 2 FROM Leaders WHERE Type = 'LEADER_BOUDICCA';</text:p>
          </table:table-cell>
          <table:table-cell table:style-name="ce197" table:formula="of:=&quot;INSERT INTO Leader_Flavors(FlavorType, LeaderType, Flavor) SELECT 'FLAVOR_&quot;&amp;UPPER([.$A22])&amp;&quot;', Type, &quot;&amp;[.AM22]&amp;&quot; FROM Leaders WHERE Type = 'LEADER_&quot;&amp;UPPER([.AM$2])&amp;&quot;';&quot;" office:value-type="string" office:string-value="INSERT INTO Leader_Flavors(FlavorType, LeaderType, Flavor) SELECT 'FLAVOR_AIRLIFT', Type, 2 FROM Leaders WHERE Type = 'LEADER_DARIUS';" calcext:value-type="string">
            <text:p>INSERT INTO Leader_Flavors(FlavorType, LeaderType, Flavor) SELECT 'FLAVOR_AIRLIFT', Type, 2 FROM Leaders WHERE Type = 'LEADER_DARIUS';</text:p>
          </table:table-cell>
          <table:table-cell table:style-name="ce197" table:formula="of:=&quot;INSERT INTO Leader_Flavors(FlavorType, LeaderType, Flavor) SELECT 'FLAVOR_&quot;&amp;UPPER([.$A22])&amp;&quot;', Type, &quot;&amp;[.AN22]&amp;&quot; FROM Leaders WHERE Type = 'LEADER_&quot;&amp;UPPER([.AN$2])&amp;&quot;';&quot;" office:value-type="string" office:string-value="INSERT INTO Leader_Flavors(FlavorType, LeaderType, Flavor) SELECT 'FLAVOR_AIRLIFT', Type, 2 FROM Leaders WHERE Type = 'LEADER_DIDO';" calcext:value-type="string">
            <text:p>INSERT INTO Leader_Flavors(FlavorType, LeaderType, Flavor) SELECT 'FLAVOR_AIRLIFT', Type, 2 FROM Leaders WHERE Type = 'LEADER_DIDO';</text:p>
          </table:table-cell>
          <table:table-cell table:style-name="ce197" table:formula="of:=&quot;INSERT INTO Leader_Flavors(FlavorType, LeaderType, Flavor) SELECT 'FLAVOR_&quot;&amp;UPPER([.$A22])&amp;&quot;', Type, &quot;&amp;[.AO22]&amp;&quot; FROM Leaders WHERE Type = 'LEADER_&quot;&amp;UPPER([.AO$2])&amp;&quot;';&quot;" office:value-type="string" office:string-value="INSERT INTO Leader_Flavors(FlavorType, LeaderType, Flavor) SELECT 'FLAVOR_AIRLIFT', Type, 2 FROM Leaders WHERE Type = 'LEADER_HARUN_AL_RASHID';" calcext:value-type="string">
            <text:p>INSERT INTO Leader_Flavors(FlavorType, LeaderType, Flavor) SELECT 'FLAVOR_AIRLIFT', Type, 2 FROM Leaders WHERE Type = 'LEADER_HARUN_AL_RASHID';</text:p>
          </table:table-cell>
          <table:table-cell table:style-name="ce197" table:formula="of:=&quot;INSERT INTO Leader_Flavors(FlavorType, LeaderType, Flavor) SELECT 'FLAVOR_&quot;&amp;UPPER([.$A22])&amp;&quot;', Type, &quot;&amp;[.AP22]&amp;&quot; FROM Leaders WHERE Type = 'LEADER_&quot;&amp;UPPER([.AP$2])&amp;&quot;';&quot;" office:value-type="string" office:string-value="INSERT INTO Leader_Flavors(FlavorType, LeaderType, Flavor) SELECT 'FLAVOR_AIRLIFT', Type, 2 FROM Leaders WHERE Type = 'LEADER_NEBUCHADNEZZAR';" calcext:value-type="string">
            <text:p>INSERT INTO Leader_Flavors(FlavorType, LeaderType, Flavor) SELECT 'FLAVOR_AIRLIFT', Type, 2 FROM Leaders WHERE Type = 'LEADER_NEBUCHADNEZZAR';</text:p>
          </table:table-cell>
          <table:table-cell table:style-name="ce197" table:formula="of:=&quot;INSERT INTO Leader_Flavors(FlavorType, LeaderType, Flavor) SELECT 'FLAVOR_&quot;&amp;UPPER([.$A22])&amp;&quot;', Type, &quot;&amp;[.AQ22]&amp;&quot; FROM Leaders WHERE Type = 'LEADER_&quot;&amp;UPPER([.AQ$2])&amp;&quot;';&quot;" office:value-type="string" office:string-value="INSERT INTO Leader_Flavors(FlavorType, LeaderType, Flavor) SELECT 'FLAVOR_AIRLIFT', Type, 2 FROM Leaders WHERE Type = 'LEADER_PACAL';" calcext:value-type="string">
            <text:p>INSERT INTO Leader_Flavors(FlavorType, LeaderType, Flavor) SELECT 'FLAVOR_AIRLIFT', Type, 2 FROM Leaders WHERE Type = 'LEADER_PACAL';</text:p>
          </table:table-cell>
          <table:table-cell table:style-name="ce197" table:formula="of:=&quot;INSERT INTO Leader_Flavors(FlavorType, LeaderType, Flavor) SELECT 'FLAVOR_&quot;&amp;UPPER([.$A22])&amp;&quot;', Type, &quot;&amp;[.AR22]&amp;&quot; FROM Leaders WHERE Type = 'LEADER_&quot;&amp;UPPER([.AR$2])&amp;&quot;';&quot;" office:value-type="string" office:string-value="INSERT INTO Leader_Flavors(FlavorType, LeaderType, Flavor) SELECT 'FLAVOR_AIRLIFT', Type, 2 FROM Leaders WHERE Type = 'LEADER_SULEIMAN';" calcext:value-type="string">
            <text:p>INSERT INTO Leader_Flavors(FlavorType, LeaderType, Flavor) SELECT 'FLAVOR_AIRLIFT', Type, 2 FROM Leaders WHERE Type = 'LEADER_SULEIMAN';</text:p>
          </table:table-cell>
          <table:table-cell table:style-name="ce197" table:formula="of:=&quot;INSERT INTO Leader_Flavors(FlavorType, LeaderType, Flavor) SELECT 'FLAVOR_&quot;&amp;UPPER([.$A22])&amp;&quot;', Type, &quot;&amp;[.AS22]&amp;&quot; FROM Leaders WHERE Type = 'LEADER_&quot;&amp;UPPER([.AS$2])&amp;&quot;';&quot;" office:value-type="string" office:string-value="INSERT INTO Leader_Flavors(FlavorType, LeaderType, Flavor) SELECT 'FLAVOR_AIRLIFT', Type, 2 FROM Leaders WHERE Type = 'LEADER_WASHINGTON';" calcext:value-type="string">
            <text:p>INSERT INTO Leader_Flavors(FlavorType, LeaderType, Flavor) SELECT 'FLAVOR_AIRLIFT', Type, 2 FROM Leaders WHERE Type = 'LEADER_WASHINGTON';</text:p>
          </table:table-cell>
          <table:table-cell table:style-name="ce197" table:formula="of:=&quot;INSERT INTO Leader_Flavors(FlavorType, LeaderType, Flavor) SELECT 'FLAVOR_&quot;&amp;UPPER([.$A22])&amp;&quot;', Type, &quot;&amp;[.AT22]&amp;&quot; FROM Leaders WHERE Type = 'LEADER_&quot;&amp;UPPER([.AT$2])&amp;&quot;';&quot;" office:value-type="string" office:string-value="INSERT INTO Leader_Flavors(FlavorType, LeaderType, Flavor) SELECT 'FLAVOR_AIRLIFT', Type, 2 FROM Leaders WHERE Type = 'LEADER_MARIA';" calcext:value-type="string">
            <text:p>INSERT INTO Leader_Flavors(FlavorType, LeaderType, Flavor) SELECT 'FLAVOR_AIRLIFT', Type, 2 FROM Leaders WHERE Type = 'LEADER_MARIA';</text:p>
          </table:table-cell>
          <table:table-cell table:style-name="ce197" table:formula="of:=&quot;INSERT INTO Leader_Flavors(FlavorType, LeaderType, Flavor) SELECT 'FLAVOR_&quot;&amp;UPPER([.$A22])&amp;&quot;', Type, &quot;&amp;[.AU22]&amp;&quot; FROM Leaders WHERE Type = 'LEADER_&quot;&amp;UPPER([.AU$2])&amp;&quot;';&quot;" office:value-type="string" office:string-value="INSERT INTO Leader_Flavors(FlavorType, LeaderType, Flavor) SELECT 'FLAVOR_AIRLIFT', Type, 2 FROM Leaders WHERE Type = 'LEADER_POCATELLO';" calcext:value-type="string">
            <text:p>INSERT INTO Leader_Flavors(FlavorType, LeaderType, Flavor) SELECT 'FLAVOR_AIRLIFT', Type, 2 FROM Leaders WHERE Type = 'LEADER_POCATELLO';</text:p>
          </table:table-cell>
          <table:table-cell table:style-name="ce197" table:formula="of:=&quot;INSERT INTO Leader_Flavors(FlavorType, LeaderType, Flavor) SELECT 'FLAVOR_&quot;&amp;UPPER([.$A22])&amp;&quot;', Type, &quot;&amp;[.AV22]&amp;&quot; FROM Leaders WHERE Type = 'LEADER_&quot;&amp;UPPER([.AV$2])&amp;&quot;';&quot;" office:value-type="string" office:string-value="INSERT INTO Leader_Flavors(FlavorType, LeaderType, Flavor) SELECT 'FLAVOR_AIRLIFT', Type, 2 FROM Leaders WHERE Type = 'LEADER_WILLIAM';" calcext:value-type="string">
            <text:p>INSERT INTO Leader_Flavors(FlavorType, LeaderType, Flavor) SELECT 'FLAVOR_AIRLIFT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3])&amp;&quot;', Type, &quot;&amp;[.C23]&amp;&quot; FROM Leaders WHERE Type = 'LEADER_&quot;&amp;UPPER([.C$2])&amp;&quot;';&quot;" office:value-type="string" office:string-value="INSERT INTO Leader_Flavors(FlavorType, LeaderType, Flavor) SELECT 'FLAVOR_AIR_CARRIER', Type, 4 FROM Leaders WHERE Type = 'LEADER_ASHURBANIPAL';" calcext:value-type="string">
            <text:p>INSERT INTO Leader_Flavors(FlavorType, LeaderType, Flavor) SELECT 'FLAVOR_AIR_CARRIER', Type, 4 FROM Leaders WHERE Type = 'LEADER_ASHURBANIPAL';</text:p>
          </table:table-cell>
          <table:table-cell table:style-name="ce197" table:formula="of:=&quot;INSERT INTO Leader_Flavors(FlavorType, LeaderType, Flavor) SELECT 'FLAVOR_&quot;&amp;UPPER([.$A23])&amp;&quot;', Type, &quot;&amp;[.D23]&amp;&quot; FROM Leaders WHERE Type = 'LEADER_&quot;&amp;UPPER([.D$2])&amp;&quot;';&quot;" office:value-type="string" office:string-value="INSERT INTO Leader_Flavors(FlavorType, LeaderType, Flavor) SELECT 'FLAVOR_AIR_CARRIER', Type, 4 FROM Leaders WHERE Type = 'LEADER_ASKIA';" calcext:value-type="string">
            <text:p>INSERT INTO Leader_Flavors(FlavorType, LeaderType, Flavor) SELECT 'FLAVOR_AIR_CARRIER', Type, 4 FROM Leaders WHERE Type = 'LEADER_ASKIA';</text:p>
          </table:table-cell>
          <table:table-cell table:style-name="ce197" table:formula="of:=&quot;INSERT INTO Leader_Flavors(FlavorType, LeaderType, Flavor) SELECT 'FLAVOR_&quot;&amp;UPPER([.$A23])&amp;&quot;', Type, &quot;&amp;[.E23]&amp;&quot; FROM Leaders WHERE Type = 'LEADER_&quot;&amp;UPPER([.E$2])&amp;&quot;';&quot;" office:value-type="string" office:string-value="INSERT INTO Leader_Flavors(FlavorType, LeaderType, Flavor) SELECT 'FLAVOR_AIR_CARRIER', Type, 4 FROM Leaders WHERE Type = 'LEADER_ATTILA';" calcext:value-type="string">
            <text:p>INSERT INTO Leader_Flavors(FlavorType, LeaderType, Flavor) SELECT 'FLAVOR_AIR_CARRIER', Type, 4 FROM Leaders WHERE Type = 'LEADER_ATTILA';</text:p>
          </table:table-cell>
          <table:table-cell table:style-name="ce197" table:formula="of:=&quot;INSERT INTO Leader_Flavors(FlavorType, LeaderType, Flavor) SELECT 'FLAVOR_&quot;&amp;UPPER([.$A23])&amp;&quot;', Type, &quot;&amp;[.F23]&amp;&quot; FROM Leaders WHERE Type = 'LEADER_&quot;&amp;UPPER([.F$2])&amp;&quot;';&quot;" office:value-type="string" office:string-value="INSERT INTO Leader_Flavors(FlavorType, LeaderType, Flavor) SELECT 'FLAVOR_AIR_CARRIER', Type, 4 FROM Leaders WHERE Type = 'LEADER_AUGUSTUS';" calcext:value-type="string">
            <text:p>INSERT INTO Leader_Flavors(FlavorType, LeaderType, Flavor) SELECT 'FLAVOR_AIR_CARRIER', Type, 4 FROM Leaders WHERE Type = 'LEADER_AUGUSTUS';</text:p>
          </table:table-cell>
          <table:table-cell table:style-name="ce197" table:formula="of:=&quot;INSERT INTO Leader_Flavors(FlavorType, LeaderType, Flavor) SELECT 'FLAVOR_&quot;&amp;UPPER([.$A23])&amp;&quot;', Type, &quot;&amp;[.G23]&amp;&quot; FROM Leaders WHERE Type = 'LEADER_&quot;&amp;UPPER([.G$2])&amp;&quot;';&quot;" office:value-type="string" office:string-value="INSERT INTO Leader_Flavors(FlavorType, LeaderType, Flavor) SELECT 'FLAVOR_AIR_CARRIER', Type, 4 FROM Leaders WHERE Type = 'LEADER_GENGHIS_KHAN';" calcext:value-type="string">
            <text:p>INSERT INTO Leader_Flavors(FlavorType, LeaderType, Flavor) SELECT 'FLAVOR_AIR_CARRIER', Type, 4 FROM Leaders WHERE Type = 'LEADER_GENGHIS_KHAN';</text:p>
          </table:table-cell>
          <table:table-cell table:style-name="ce197" table:formula="of:=&quot;INSERT INTO Leader_Flavors(FlavorType, LeaderType, Flavor) SELECT 'FLAVOR_&quot;&amp;UPPER([.$A23])&amp;&quot;', Type, &quot;&amp;[.H23]&amp;&quot; FROM Leaders WHERE Type = 'LEADER_&quot;&amp;UPPER([.H$2])&amp;&quot;';&quot;" office:value-type="string" office:string-value="INSERT INTO Leader_Flavors(FlavorType, LeaderType, Flavor) SELECT 'FLAVOR_AIR_CARRIER', Type, 4 FROM Leaders WHERE Type = 'LEADER_HARALD';" calcext:value-type="string">
            <text:p>INSERT INTO Leader_Flavors(FlavorType, LeaderType, Flavor) SELECT 'FLAVOR_AIR_CARRIER', Type, 4 FROM Leaders WHERE Type = 'LEADER_HARALD';</text:p>
          </table:table-cell>
          <table:table-cell table:style-name="ce197" table:formula="of:=&quot;INSERT INTO Leader_Flavors(FlavorType, LeaderType, Flavor) SELECT 'FLAVOR_&quot;&amp;UPPER([.$A23])&amp;&quot;', Type, &quot;&amp;[.I23]&amp;&quot; FROM Leaders WHERE Type = 'LEADER_&quot;&amp;UPPER([.I$2])&amp;&quot;';&quot;" office:value-type="string" office:string-value="INSERT INTO Leader_Flavors(FlavorType, LeaderType, Flavor) SELECT 'FLAVOR_AIR_CARRIER', Type, 4 FROM Leaders WHERE Type = 'LEADER_ISABELLA';" calcext:value-type="string">
            <text:p>INSERT INTO Leader_Flavors(FlavorType, LeaderType, Flavor) SELECT 'FLAVOR_AIR_CARRIER', Type, 4 FROM Leaders WHERE Type = 'LEADER_ISABELLA';</text:p>
          </table:table-cell>
          <table:table-cell table:style-name="ce197" table:formula="of:=&quot;INSERT INTO Leader_Flavors(FlavorType, LeaderType, Flavor) SELECT 'FLAVOR_&quot;&amp;UPPER([.$A23])&amp;&quot;', Type, &quot;&amp;[.J23]&amp;&quot; FROM Leaders WHERE Type = 'LEADER_&quot;&amp;UPPER([.J$2])&amp;&quot;';&quot;" office:value-type="string" office:string-value="INSERT INTO Leader_Flavors(FlavorType, LeaderType, Flavor) SELECT 'FLAVOR_AIR_CARRIER', Type, 4 FROM Leaders WHERE Type = 'LEADER_NAPOLEON';" calcext:value-type="string">
            <text:p>INSERT INTO Leader_Flavors(FlavorType, LeaderType, Flavor) SELECT 'FLAVOR_AIR_CARRIER', Type, 4 FROM Leaders WHERE Type = 'LEADER_NAPOLEON';</text:p>
          </table:table-cell>
          <table:table-cell table:style-name="ce197" table:formula="of:=&quot;INSERT INTO Leader_Flavors(FlavorType, LeaderType, Flavor) SELECT 'FLAVOR_&quot;&amp;UPPER([.$A23])&amp;&quot;', Type, &quot;&amp;[.K23]&amp;&quot; FROM Leaders WHERE Type = 'LEADER_&quot;&amp;UPPER([.K$2])&amp;&quot;';&quot;" office:value-type="string" office:string-value="INSERT INTO Leader_Flavors(FlavorType, LeaderType, Flavor) SELECT 'FLAVOR_AIR_CARRIER', Type, 4 FROM Leaders WHERE Type = 'LEADER_ODA_NOBUNAGA';" calcext:value-type="string">
            <text:p>INSERT INTO Leader_Flavors(FlavorType, LeaderType, Flavor) SELECT 'FLAVOR_AIR_CARRIER', Type, 4 FROM Leaders WHERE Type = 'LEADER_ODA_NOBUNAGA';</text:p>
          </table:table-cell>
          <table:table-cell table:style-name="ce197" table:formula="of:=&quot;INSERT INTO Leader_Flavors(FlavorType, LeaderType, Flavor) SELECT 'FLAVOR_&quot;&amp;UPPER([.$A23])&amp;&quot;', Type, &quot;&amp;[.L23]&amp;&quot; FROM Leaders WHERE Type = 'LEADER_&quot;&amp;UPPER([.L$2])&amp;&quot;';&quot;" office:value-type="string" office:string-value="INSERT INTO Leader_Flavors(FlavorType, LeaderType, Flavor) SELECT 'FLAVOR_AIR_CARRIER', Type, 4 FROM Leaders WHERE Type = 'LEADER_ENRICO_DANDOLO';" calcext:value-type="string">
            <text:p>INSERT INTO Leader_Flavors(FlavorType, LeaderType, Flavor) SELECT 'FLAVOR_AIR_CARRIER', Type, 4 FROM Leaders WHERE Type = 'LEADER_ENRICO_DANDOLO';</text:p>
          </table:table-cell>
          <table:table-cell table:style-name="ce197" table:formula="of:=&quot;INSERT INTO Leader_Flavors(FlavorType, LeaderType, Flavor) SELECT 'FLAVOR_&quot;&amp;UPPER([.$A23])&amp;&quot;', Type, &quot;&amp;[.M23]&amp;&quot; FROM Leaders WHERE Type = 'LEADER_&quot;&amp;UPPER([.M$2])&amp;&quot;';&quot;" office:value-type="string" office:string-value="INSERT INTO Leader_Flavors(FlavorType, LeaderType, Flavor) SELECT 'FLAVOR_AIR_CARRIER', Type, 4 FROM Leaders WHERE Type = 'LEADER_SHAKA';" calcext:value-type="string">
            <text:p>INSERT INTO Leader_Flavors(FlavorType, LeaderType, Flavor) SELECT 'FLAVOR_AIR_CARRIER', Type, 4 FROM Leaders WHERE Type = 'LEADER_SHAKA';</text:p>
          </table:table-cell>
          <table:table-cell table:style-name="ce197" table:formula="of:=&quot;INSERT INTO Leader_Flavors(FlavorType, LeaderType, Flavor) SELECT 'FLAVOR_&quot;&amp;UPPER([.$A23])&amp;&quot;', Type, &quot;&amp;[.N23]&amp;&quot; FROM Leaders WHERE Type = 'LEADER_&quot;&amp;UPPER([.N$2])&amp;&quot;';&quot;" office:value-type="string" office:string-value="INSERT INTO Leader_Flavors(FlavorType, LeaderType, Flavor) SELECT 'FLAVOR_AIR_CARRIER', Type, 4 FROM Leaders WHERE Type = 'LEADER_COALITION';" calcext:value-type="string">
            <text:p>INSERT INTO Leader_Flavors(FlavorType, LeaderType, Flavor) SELECT 'FLAVOR_AIR_CARRIER', Type, 4 FROM Leaders WHERE Type = 'LEADER_COALITION';</text:p>
          </table:table-cell>
          <table:table-cell table:style-name="ce197" table:formula="of:=&quot;INSERT INTO Leader_Flavors(FlavorType, LeaderType, Flavor) SELECT 'FLAVOR_&quot;&amp;UPPER([.$A23])&amp;&quot;', Type, &quot;&amp;[.O23]&amp;&quot; FROM Leaders WHERE Type = 'LEADER_&quot;&amp;UPPER([.O$2])&amp;&quot;';&quot;" office:value-type="string" office:string-value="INSERT INTO Leader_Flavors(FlavorType, LeaderType, Flavor) SELECT 'FLAVOR_AIR_CARRIER', Type, 4 FROM Leaders WHERE Type = 'LEADER_ALEXANDER';" calcext:value-type="string">
            <text:p>INSERT INTO Leader_Flavors(FlavorType, LeaderType, Flavor) SELECT 'FLAVOR_AIR_CARRIER', Type, 4 FROM Leaders WHERE Type = 'LEADER_ALEXANDER';</text:p>
          </table:table-cell>
          <table:table-cell table:style-name="ce197" table:formula="of:=&quot;INSERT INTO Leader_Flavors(FlavorType, LeaderType, Flavor) SELECT 'FLAVOR_&quot;&amp;UPPER([.$A23])&amp;&quot;', Type, &quot;&amp;[.P23]&amp;&quot; FROM Leaders WHERE Type = 'LEADER_&quot;&amp;UPPER([.P$2])&amp;&quot;';&quot;" office:value-type="string" office:string-value="INSERT INTO Leader_Flavors(FlavorType, LeaderType, Flavor) SELECT 'FLAVOR_AIR_CARRIER', Type, 4 FROM Leaders WHERE Type = 'LEADER_BISMARCK';" calcext:value-type="string">
            <text:p>INSERT INTO Leader_Flavors(FlavorType, LeaderType, Flavor) SELECT 'FLAVOR_AIR_CARRIER', Type, 4 FROM Leaders WHERE Type = 'LEADER_BISMARCK';</text:p>
          </table:table-cell>
          <table:table-cell table:style-name="ce197" table:formula="of:=&quot;INSERT INTO Leader_Flavors(FlavorType, LeaderType, Flavor) SELECT 'FLAVOR_&quot;&amp;UPPER([.$A23])&amp;&quot;', Type, &quot;&amp;[.Q23]&amp;&quot; FROM Leaders WHERE Type = 'LEADER_&quot;&amp;UPPER([.Q$2])&amp;&quot;';&quot;" office:value-type="string" office:string-value="INSERT INTO Leader_Flavors(FlavorType, LeaderType, Flavor) SELECT 'FLAVOR_AIR_CARRIER', Type, 4 FROM Leaders WHERE Type = 'LEADER_CATHERINE';" calcext:value-type="string">
            <text:p>INSERT INTO Leader_Flavors(FlavorType, LeaderType, Flavor) SELECT 'FLAVOR_AIR_CARRIER', Type, 4 FROM Leaders WHERE Type = 'LEADER_CATHERINE';</text:p>
          </table:table-cell>
          <table:table-cell table:style-name="ce197" table:formula="of:=&quot;INSERT INTO Leader_Flavors(FlavorType, LeaderType, Flavor) SELECT 'FLAVOR_&quot;&amp;UPPER([.$A23])&amp;&quot;', Type, &quot;&amp;[.R23]&amp;&quot; FROM Leaders WHERE Type = 'LEADER_&quot;&amp;UPPER([.R$2])&amp;&quot;';&quot;" office:value-type="string" office:string-value="INSERT INTO Leader_Flavors(FlavorType, LeaderType, Flavor) SELECT 'FLAVOR_AIR_CARRIER', Type, 4 FROM Leaders WHERE Type = 'LEADER_ELIZABETH';" calcext:value-type="string">
            <text:p>INSERT INTO Leader_Flavors(FlavorType, LeaderType, Flavor) SELECT 'FLAVOR_AIR_CARRIER', Type, 4 FROM Leaders WHERE Type = 'LEADER_ELIZABETH';</text:p>
          </table:table-cell>
          <table:table-cell table:style-name="ce197" table:formula="of:=&quot;INSERT INTO Leader_Flavors(FlavorType, LeaderType, Flavor) SELECT 'FLAVOR_&quot;&amp;UPPER([.$A23])&amp;&quot;', Type, &quot;&amp;[.S23]&amp;&quot; FROM Leaders WHERE Type = 'LEADER_&quot;&amp;UPPER([.S$2])&amp;&quot;';&quot;" office:value-type="string" office:string-value="INSERT INTO Leader_Flavors(FlavorType, LeaderType, Flavor) SELECT 'FLAVOR_AIR_CARRIER', Type, 4 FROM Leaders WHERE Type = 'LEADER_GUSTAVUS_ADOLPHUS';" calcext:value-type="string">
            <text:p>INSERT INTO Leader_Flavors(FlavorType, LeaderType, Flavor) SELECT 'FLAVOR_AIR_CARRIER', Type, 4 FROM Leaders WHERE Type = 'LEADER_GUSTAVUS_ADOLPHUS';</text:p>
          </table:table-cell>
          <table:table-cell table:style-name="ce197" table:formula="of:=&quot;INSERT INTO Leader_Flavors(FlavorType, LeaderType, Flavor) SELECT 'FLAVOR_&quot;&amp;UPPER([.$A23])&amp;&quot;', Type, &quot;&amp;[.T23]&amp;&quot; FROM Leaders WHERE Type = 'LEADER_&quot;&amp;UPPER([.T$2])&amp;&quot;';&quot;" office:value-type="string" office:string-value="INSERT INTO Leader_Flavors(FlavorType, LeaderType, Flavor) SELECT 'FLAVOR_AIR_CARRIER', Type, 4 FROM Leaders WHERE Type = 'LEADER_HIAWATHA';" calcext:value-type="string">
            <text:p>INSERT INTO Leader_Flavors(FlavorType, LeaderType, Flavor) SELECT 'FLAVOR_AIR_CARRIER', Type, 4 FROM Leaders WHERE Type = 'LEADER_HIAWATHA';</text:p>
          </table:table-cell>
          <table:table-cell table:style-name="ce197" table:formula="of:=&quot;INSERT INTO Leader_Flavors(FlavorType, LeaderType, Flavor) SELECT 'FLAVOR_&quot;&amp;UPPER([.$A23])&amp;&quot;', Type, &quot;&amp;[.U23]&amp;&quot; FROM Leaders WHERE Type = 'LEADER_&quot;&amp;UPPER([.U$2])&amp;&quot;';&quot;" office:value-type="string" office:string-value="INSERT INTO Leader_Flavors(FlavorType, LeaderType, Flavor) SELECT 'FLAVOR_AIR_CARRIER', Type, 4 FROM Leaders WHERE Type = 'LEADER_MONTEZUMA';" calcext:value-type="string">
            <text:p>INSERT INTO Leader_Flavors(FlavorType, LeaderType, Flavor) SELECT 'FLAVOR_AIR_CARRIER', Type, 4 FROM Leaders WHERE Type = 'LEADER_MONTEZUMA';</text:p>
          </table:table-cell>
          <table:table-cell table:style-name="ce197" table:formula="of:=&quot;INSERT INTO Leader_Flavors(FlavorType, LeaderType, Flavor) SELECT 'FLAVOR_&quot;&amp;UPPER([.$A23])&amp;&quot;', Type, &quot;&amp;[.V23]&amp;&quot; FROM Leaders WHERE Type = 'LEADER_&quot;&amp;UPPER([.V$2])&amp;&quot;';&quot;" office:value-type="string" office:string-value="INSERT INTO Leader_Flavors(FlavorType, LeaderType, Flavor) SELECT 'FLAVOR_AIR_CARRIER', Type, 4 FROM Leaders WHERE Type = 'LEADER_THEODORA';" calcext:value-type="string">
            <text:p>INSERT INTO Leader_Flavors(FlavorType, LeaderType, Flavor) SELECT 'FLAVOR_AIR_CARRIER', Type, 4 FROM Leaders WHERE Type = 'LEADER_THEODORA';</text:p>
          </table:table-cell>
          <table:table-cell table:style-name="ce197" table:formula="of:=&quot;INSERT INTO Leader_Flavors(FlavorType, LeaderType, Flavor) SELECT 'FLAVOR_&quot;&amp;UPPER([.$A23])&amp;&quot;', Type, &quot;&amp;[.W23]&amp;&quot; FROM Leaders WHERE Type = 'LEADER_&quot;&amp;UPPER([.W$2])&amp;&quot;';&quot;" office:value-type="string" office:string-value="INSERT INTO Leader_Flavors(FlavorType, LeaderType, Flavor) SELECT 'FLAVOR_AIR_CARRIER', Type, 4 FROM Leaders WHERE Type = 'LEADER_GAJAH_MADA';" calcext:value-type="string">
            <text:p>INSERT INTO Leader_Flavors(FlavorType, LeaderType, Flavor) SELECT 'FLAVOR_AIR_CARRIER', Type, 4 FROM Leaders WHERE Type = 'LEADER_GAJAH_MADA';</text:p>
          </table:table-cell>
          <table:table-cell table:style-name="ce197" table:formula="of:=&quot;INSERT INTO Leader_Flavors(FlavorType, LeaderType, Flavor) SELECT 'FLAVOR_&quot;&amp;UPPER([.$A23])&amp;&quot;', Type, &quot;&amp;[.X23]&amp;&quot; FROM Leaders WHERE Type = 'LEADER_&quot;&amp;UPPER([.X$2])&amp;&quot;';&quot;" office:value-type="string" office:string-value="INSERT INTO Leader_Flavors(FlavorType, LeaderType, Flavor) SELECT 'FLAVOR_AIR_CARRIER', Type, 4 FROM Leaders WHERE Type = 'LEADER_CASIMIR';" calcext:value-type="string">
            <text:p>INSERT INTO Leader_Flavors(FlavorType, LeaderType, Flavor) SELECT 'FLAVOR_AIR_CARRIER', Type, 4 FROM Leaders WHERE Type = 'LEADER_CASIMIR';</text:p>
          </table:table-cell>
          <table:table-cell table:style-name="ce197" table:formula="of:=&quot;INSERT INTO Leader_Flavors(FlavorType, LeaderType, Flavor) SELECT 'FLAVOR_&quot;&amp;UPPER([.$A23])&amp;&quot;', Type, &quot;&amp;[.Y23]&amp;&quot; FROM Leaders WHERE Type = 'LEADER_&quot;&amp;UPPER([.Y$2])&amp;&quot;';&quot;" office:value-type="string" office:string-value="INSERT INTO Leader_Flavors(FlavorType, LeaderType, Flavor) SELECT 'FLAVOR_AIR_CARRIER', Type, 4 FROM Leaders WHERE Type = 'LEADER_WU_ZETIAN';" calcext:value-type="string">
            <text:p>INSERT INTO Leader_Flavors(FlavorType, LeaderType, Flavor) SELECT 'FLAVOR_AIR_CARRIER', Type, 4 FROM Leaders WHERE Type = 'LEADER_WU_ZETIAN';</text:p>
          </table:table-cell>
          <table:table-cell table:style-name="ce197" table:formula="of:=&quot;INSERT INTO Leader_Flavors(FlavorType, LeaderType, Flavor) SELECT 'FLAVOR_&quot;&amp;UPPER([.$A23])&amp;&quot;', Type, &quot;&amp;[.Z23]&amp;&quot; FROM Leaders WHERE Type = 'LEADER_&quot;&amp;UPPER([.Z$2])&amp;&quot;';&quot;" office:value-type="string" office:string-value="INSERT INTO Leader_Flavors(FlavorType, LeaderType, Flavor) SELECT 'FLAVOR_AIR_CARRIER', Type, 2 FROM Leaders WHERE Type = 'LEADER_DIPLOMAT';" calcext:value-type="string">
            <text:p>INSERT INTO Leader_Flavors(FlavorType, LeaderType, Flavor) SELECT 'FLAVOR_AIR_CARRIER', Type, 2 FROM Leaders WHERE Type = 'LEADER_DIPLOMAT';</text:p>
          </table:table-cell>
          <table:table-cell table:style-name="ce197" table:formula="of:=&quot;INSERT INTO Leader_Flavors(FlavorType, LeaderType, Flavor) SELECT 'FLAVOR_&quot;&amp;UPPER([.$A23])&amp;&quot;', Type, &quot;&amp;[.AA23]&amp;&quot; FROM Leaders WHERE Type = 'LEADER_&quot;&amp;UPPER([.AA$2])&amp;&quot;';&quot;" office:value-type="string" office:string-value="INSERT INTO Leader_Flavors(FlavorType, LeaderType, Flavor) SELECT 'FLAVOR_AIR_CARRIER', Type, 2 FROM Leaders WHERE Type = 'LEADER_GANDHI';" calcext:value-type="string">
            <text:p>INSERT INTO Leader_Flavors(FlavorType, LeaderType, Flavor) SELECT 'FLAVOR_AIR_CARRIER', Type, 2 FROM Leaders WHERE Type = 'LEADER_GANDHI';</text:p>
          </table:table-cell>
          <table:table-cell table:style-name="ce197" table:formula="of:=&quot;INSERT INTO Leader_Flavors(FlavorType, LeaderType, Flavor) SELECT 'FLAVOR_&quot;&amp;UPPER([.$A23])&amp;&quot;', Type, &quot;&amp;[.AB23]&amp;&quot; FROM Leaders WHERE Type = 'LEADER_&quot;&amp;UPPER([.AB$2])&amp;&quot;';&quot;" office:value-type="string" office:string-value="INSERT INTO Leader_Flavors(FlavorType, LeaderType, Flavor) SELECT 'FLAVOR_AIR_CARRIER', Type, 2 FROM Leaders WHERE Type = 'LEADER_SELASSIE';" calcext:value-type="string">
            <text:p>INSERT INTO Leader_Flavors(FlavorType, LeaderType, Flavor) SELECT 'FLAVOR_AIR_CARRIER', Type, 2 FROM Leaders WHERE Type = 'LEADER_SELASSIE';</text:p>
          </table:table-cell>
          <table:table-cell table:style-name="ce197" table:formula="of:=&quot;INSERT INTO Leader_Flavors(FlavorType, LeaderType, Flavor) SELECT 'FLAVOR_&quot;&amp;UPPER([.$A23])&amp;&quot;', Type, &quot;&amp;[.AC23]&amp;&quot; FROM Leaders WHERE Type = 'LEADER_&quot;&amp;UPPER([.AC$2])&amp;&quot;';&quot;" office:value-type="string" office:string-value="INSERT INTO Leader_Flavors(FlavorType, LeaderType, Flavor) SELECT 'FLAVOR_AIR_CARRIER', Type, 2 FROM Leaders WHERE Type = 'LEADER_KAMEHAMEHA';" calcext:value-type="string">
            <text:p>INSERT INTO Leader_Flavors(FlavorType, LeaderType, Flavor) SELECT 'FLAVOR_AIR_CARRIER', Type, 2 FROM Leaders WHERE Type = 'LEADER_KAMEHAMEHA';</text:p>
          </table:table-cell>
          <table:table-cell table:style-name="ce197" table:formula="of:=&quot;INSERT INTO Leader_Flavors(FlavorType, LeaderType, Flavor) SELECT 'FLAVOR_&quot;&amp;UPPER([.$A23])&amp;&quot;', Type, &quot;&amp;[.AD23]&amp;&quot; FROM Leaders WHERE Type = 'LEADER_&quot;&amp;UPPER([.AD$2])&amp;&quot;';&quot;" office:value-type="string" office:string-value="INSERT INTO Leader_Flavors(FlavorType, LeaderType, Flavor) SELECT 'FLAVOR_AIR_CARRIER', Type, 2 FROM Leaders WHERE Type = 'LEADER_MARIA_I';" calcext:value-type="string">
            <text:p>INSERT INTO Leader_Flavors(FlavorType, LeaderType, Flavor) SELECT 'FLAVOR_AIR_CARRIER', Type, 2 FROM Leaders WHERE Type = 'LEADER_MARIA_I';</text:p>
          </table:table-cell>
          <table:table-cell table:style-name="ce197" table:formula="of:=&quot;INSERT INTO Leader_Flavors(FlavorType, LeaderType, Flavor) SELECT 'FLAVOR_&quot;&amp;UPPER([.$A23])&amp;&quot;', Type, &quot;&amp;[.AE23]&amp;&quot; FROM Leaders WHERE Type = 'LEADER_&quot;&amp;UPPER([.AE$2])&amp;&quot;';&quot;" office:value-type="string" office:string-value="INSERT INTO Leader_Flavors(FlavorType, LeaderType, Flavor) SELECT 'FLAVOR_AIR_CARRIER', Type, 2 FROM Leaders WHERE Type = 'LEADER_PACHACUTI';" calcext:value-type="string">
            <text:p>INSERT INTO Leader_Flavors(FlavorType, LeaderType, Flavor) SELECT 'FLAVOR_AIR_CARRIER', Type, 2 FROM Leaders WHERE Type = 'LEADER_PACHACUTI';</text:p>
          </table:table-cell>
          <table:table-cell table:style-name="ce197" table:formula="of:=&quot;INSERT INTO Leader_Flavors(FlavorType, LeaderType, Flavor) SELECT 'FLAVOR_&quot;&amp;UPPER([.$A23])&amp;&quot;', Type, &quot;&amp;[.AF23]&amp;&quot; FROM Leaders WHERE Type = 'LEADER_&quot;&amp;UPPER([.AF$2])&amp;&quot;';&quot;" office:value-type="string" office:string-value="INSERT INTO Leader_Flavors(FlavorType, LeaderType, Flavor) SELECT 'FLAVOR_AIR_CARRIER', Type, 2 FROM Leaders WHERE Type = 'LEADER_RAMESSES';" calcext:value-type="string">
            <text:p>INSERT INTO Leader_Flavors(FlavorType, LeaderType, Flavor) SELECT 'FLAVOR_AIR_CARRIER', Type, 2 FROM Leaders WHERE Type = 'LEADER_RAMESSES';</text:p>
          </table:table-cell>
          <table:table-cell table:style-name="ce197" table:formula="of:=&quot;INSERT INTO Leader_Flavors(FlavorType, LeaderType, Flavor) SELECT 'FLAVOR_&quot;&amp;UPPER([.$A23])&amp;&quot;', Type, &quot;&amp;[.AG23]&amp;&quot; FROM Leaders WHERE Type = 'LEADER_&quot;&amp;UPPER([.AG$2])&amp;&quot;';&quot;" office:value-type="string" office:string-value="INSERT INTO Leader_Flavors(FlavorType, LeaderType, Flavor) SELECT 'FLAVOR_AIR_CARRIER', Type, 2 FROM Leaders WHERE Type = 'LEADER_RAMKHAMHAENG';" calcext:value-type="string">
            <text:p>INSERT INTO Leader_Flavors(FlavorType, LeaderType, Flavor) SELECT 'FLAVOR_AIR_CARRIER', Type, 2 FROM Leaders WHERE Type = 'LEADER_RAMKHAMHAENG';</text:p>
          </table:table-cell>
          <table:table-cell table:style-name="ce197" table:formula="of:=&quot;INSERT INTO Leader_Flavors(FlavorType, LeaderType, Flavor) SELECT 'FLAVOR_&quot;&amp;UPPER([.$A23])&amp;&quot;', Type, &quot;&amp;[.AH23]&amp;&quot; FROM Leaders WHERE Type = 'LEADER_&quot;&amp;UPPER([.AH$2])&amp;&quot;';&quot;" office:value-type="string" office:string-value="INSERT INTO Leader_Flavors(FlavorType, LeaderType, Flavor) SELECT 'FLAVOR_AIR_CARRIER', Type, 2 FROM Leaders WHERE Type = 'LEADER_PEDRO';" calcext:value-type="string">
            <text:p>INSERT INTO Leader_Flavors(FlavorType, LeaderType, Flavor) SELECT 'FLAVOR_AIR_CARRIER', Type, 2 FROM Leaders WHERE Type = 'LEADER_PEDRO';</text:p>
          </table:table-cell>
          <table:table-cell table:style-name="ce197" table:formula="of:=&quot;INSERT INTO Leader_Flavors(FlavorType, LeaderType, Flavor) SELECT 'FLAVOR_&quot;&amp;UPPER([.$A23])&amp;&quot;', Type, &quot;&amp;[.AI23]&amp;&quot; FROM Leaders WHERE Type = 'LEADER_&quot;&amp;UPPER([.AI$2])&amp;&quot;';&quot;" office:value-type="string" office:string-value="INSERT INTO Leader_Flavors(FlavorType, LeaderType, Flavor) SELECT 'FLAVOR_AIR_CARRIER', Type, 2 FROM Leaders WHERE Type = 'LEADER_AHMAD_ALMANSUR';" calcext:value-type="string">
            <text:p>INSERT INTO Leader_Flavors(FlavorType, LeaderType, Flavor) SELECT 'FLAVOR_AIR_CARRIER', Type, 2 FROM Leaders WHERE Type = 'LEADER_AHMAD_ALMANSUR';</text:p>
          </table:table-cell>
          <table:table-cell table:style-name="ce197" table:formula="of:=&quot;INSERT INTO Leader_Flavors(FlavorType, LeaderType, Flavor) SELECT 'FLAVOR_&quot;&amp;UPPER([.$A23])&amp;&quot;', Type, &quot;&amp;[.AJ23]&amp;&quot; FROM Leaders WHERE Type = 'LEADER_&quot;&amp;UPPER([.AJ$2])&amp;&quot;';&quot;" office:value-type="string" office:string-value="INSERT INTO Leader_Flavors(FlavorType, LeaderType, Flavor) SELECT 'FLAVOR_AIR_CARRIER', Type, 2 FROM Leaders WHERE Type = 'LEADER_SEJONG';" calcext:value-type="string">
            <text:p>INSERT INTO Leader_Flavors(FlavorType, LeaderType, Flavor) SELECT 'FLAVOR_AIR_CARRIER', Type, 2 FROM Leaders WHERE Type = 'LEADER_SEJONG';</text:p>
          </table:table-cell>
          <table:table-cell table:style-name="ce197" table:formula="of:=&quot;INSERT INTO Leader_Flavors(FlavorType, LeaderType, Flavor) SELECT 'FLAVOR_&quot;&amp;UPPER([.$A23])&amp;&quot;', Type, &quot;&amp;[.AK23]&amp;&quot; FROM Leaders WHERE Type = 'LEADER_&quot;&amp;UPPER([.AK$2])&amp;&quot;';&quot;" office:value-type="string" office:string-value="INSERT INTO Leader_Flavors(FlavorType, LeaderType, Flavor) SELECT 'FLAVOR_AIR_CARRIER', Type, 2 FROM Leaders WHERE Type = 'LEADER_EXPANSIONIST';" calcext:value-type="string">
            <text:p>INSERT INTO Leader_Flavors(FlavorType, LeaderType, Flavor) SELECT 'FLAVOR_AIR_CARRIER', Type, 2 FROM Leaders WHERE Type = 'LEADER_EXPANSIONIST';</text:p>
          </table:table-cell>
          <table:table-cell table:style-name="ce197" table:formula="of:=&quot;INSERT INTO Leader_Flavors(FlavorType, LeaderType, Flavor) SELECT 'FLAVOR_&quot;&amp;UPPER([.$A23])&amp;&quot;', Type, &quot;&amp;[.AL23]&amp;&quot; FROM Leaders WHERE Type = 'LEADER_&quot;&amp;UPPER([.AL$2])&amp;&quot;';&quot;" office:value-type="string" office:string-value="INSERT INTO Leader_Flavors(FlavorType, LeaderType, Flavor) SELECT 'FLAVOR_AIR_CARRIER', Type, 2 FROM Leaders WHERE Type = 'LEADER_BOUDICCA';" calcext:value-type="string">
            <text:p>INSERT INTO Leader_Flavors(FlavorType, LeaderType, Flavor) SELECT 'FLAVOR_AIR_CARRIER', Type, 2 FROM Leaders WHERE Type = 'LEADER_BOUDICCA';</text:p>
          </table:table-cell>
          <table:table-cell table:style-name="ce197" table:formula="of:=&quot;INSERT INTO Leader_Flavors(FlavorType, LeaderType, Flavor) SELECT 'FLAVOR_&quot;&amp;UPPER([.$A23])&amp;&quot;', Type, &quot;&amp;[.AM23]&amp;&quot; FROM Leaders WHERE Type = 'LEADER_&quot;&amp;UPPER([.AM$2])&amp;&quot;';&quot;" office:value-type="string" office:string-value="INSERT INTO Leader_Flavors(FlavorType, LeaderType, Flavor) SELECT 'FLAVOR_AIR_CARRIER', Type, 2 FROM Leaders WHERE Type = 'LEADER_DARIUS';" calcext:value-type="string">
            <text:p>INSERT INTO Leader_Flavors(FlavorType, LeaderType, Flavor) SELECT 'FLAVOR_AIR_CARRIER', Type, 2 FROM Leaders WHERE Type = 'LEADER_DARIUS';</text:p>
          </table:table-cell>
          <table:table-cell table:style-name="ce197" table:formula="of:=&quot;INSERT INTO Leader_Flavors(FlavorType, LeaderType, Flavor) SELECT 'FLAVOR_&quot;&amp;UPPER([.$A23])&amp;&quot;', Type, &quot;&amp;[.AN23]&amp;&quot; FROM Leaders WHERE Type = 'LEADER_&quot;&amp;UPPER([.AN$2])&amp;&quot;';&quot;" office:value-type="string" office:string-value="INSERT INTO Leader_Flavors(FlavorType, LeaderType, Flavor) SELECT 'FLAVOR_AIR_CARRIER', Type, 2 FROM Leaders WHERE Type = 'LEADER_DIDO';" calcext:value-type="string">
            <text:p>INSERT INTO Leader_Flavors(FlavorType, LeaderType, Flavor) SELECT 'FLAVOR_AIR_CARRIER', Type, 2 FROM Leaders WHERE Type = 'LEADER_DIDO';</text:p>
          </table:table-cell>
          <table:table-cell table:style-name="ce197" table:formula="of:=&quot;INSERT INTO Leader_Flavors(FlavorType, LeaderType, Flavor) SELECT 'FLAVOR_&quot;&amp;UPPER([.$A23])&amp;&quot;', Type, &quot;&amp;[.AO23]&amp;&quot; FROM Leaders WHERE Type = 'LEADER_&quot;&amp;UPPER([.AO$2])&amp;&quot;';&quot;" office:value-type="string" office:string-value="INSERT INTO Leader_Flavors(FlavorType, LeaderType, Flavor) SELECT 'FLAVOR_AIR_CARRIER', Type, 2 FROM Leaders WHERE Type = 'LEADER_HARUN_AL_RASHID';" calcext:value-type="string">
            <text:p>INSERT INTO Leader_Flavors(FlavorType, LeaderType, Flavor) SELECT 'FLAVOR_AIR_CARRIER', Type, 2 FROM Leaders WHERE Type = 'LEADER_HARUN_AL_RASHID';</text:p>
          </table:table-cell>
          <table:table-cell table:style-name="ce197" table:formula="of:=&quot;INSERT INTO Leader_Flavors(FlavorType, LeaderType, Flavor) SELECT 'FLAVOR_&quot;&amp;UPPER([.$A23])&amp;&quot;', Type, &quot;&amp;[.AP23]&amp;&quot; FROM Leaders WHERE Type = 'LEADER_&quot;&amp;UPPER([.AP$2])&amp;&quot;';&quot;" office:value-type="string" office:string-value="INSERT INTO Leader_Flavors(FlavorType, LeaderType, Flavor) SELECT 'FLAVOR_AIR_CARRIER', Type, 2 FROM Leaders WHERE Type = 'LEADER_NEBUCHADNEZZAR';" calcext:value-type="string">
            <text:p>INSERT INTO Leader_Flavors(FlavorType, LeaderType, Flavor) SELECT 'FLAVOR_AIR_CARRIER', Type, 2 FROM Leaders WHERE Type = 'LEADER_NEBUCHADNEZZAR';</text:p>
          </table:table-cell>
          <table:table-cell table:style-name="ce197" table:formula="of:=&quot;INSERT INTO Leader_Flavors(FlavorType, LeaderType, Flavor) SELECT 'FLAVOR_&quot;&amp;UPPER([.$A23])&amp;&quot;', Type, &quot;&amp;[.AQ23]&amp;&quot; FROM Leaders WHERE Type = 'LEADER_&quot;&amp;UPPER([.AQ$2])&amp;&quot;';&quot;" office:value-type="string" office:string-value="INSERT INTO Leader_Flavors(FlavorType, LeaderType, Flavor) SELECT 'FLAVOR_AIR_CARRIER', Type, 2 FROM Leaders WHERE Type = 'LEADER_PACAL';" calcext:value-type="string">
            <text:p>INSERT INTO Leader_Flavors(FlavorType, LeaderType, Flavor) SELECT 'FLAVOR_AIR_CARRIER', Type, 2 FROM Leaders WHERE Type = 'LEADER_PACAL';</text:p>
          </table:table-cell>
          <table:table-cell table:style-name="ce197" table:formula="of:=&quot;INSERT INTO Leader_Flavors(FlavorType, LeaderType, Flavor) SELECT 'FLAVOR_&quot;&amp;UPPER([.$A23])&amp;&quot;', Type, &quot;&amp;[.AR23]&amp;&quot; FROM Leaders WHERE Type = 'LEADER_&quot;&amp;UPPER([.AR$2])&amp;&quot;';&quot;" office:value-type="string" office:string-value="INSERT INTO Leader_Flavors(FlavorType, LeaderType, Flavor) SELECT 'FLAVOR_AIR_CARRIER', Type, 2 FROM Leaders WHERE Type = 'LEADER_SULEIMAN';" calcext:value-type="string">
            <text:p>INSERT INTO Leader_Flavors(FlavorType, LeaderType, Flavor) SELECT 'FLAVOR_AIR_CARRIER', Type, 2 FROM Leaders WHERE Type = 'LEADER_SULEIMAN';</text:p>
          </table:table-cell>
          <table:table-cell table:style-name="ce197" table:formula="of:=&quot;INSERT INTO Leader_Flavors(FlavorType, LeaderType, Flavor) SELECT 'FLAVOR_&quot;&amp;UPPER([.$A23])&amp;&quot;', Type, &quot;&amp;[.AS23]&amp;&quot; FROM Leaders WHERE Type = 'LEADER_&quot;&amp;UPPER([.AS$2])&amp;&quot;';&quot;" office:value-type="string" office:string-value="INSERT INTO Leader_Flavors(FlavorType, LeaderType, Flavor) SELECT 'FLAVOR_AIR_CARRIER', Type, 2 FROM Leaders WHERE Type = 'LEADER_WASHINGTON';" calcext:value-type="string">
            <text:p>INSERT INTO Leader_Flavors(FlavorType, LeaderType, Flavor) SELECT 'FLAVOR_AIR_CARRIER', Type, 2 FROM Leaders WHERE Type = 'LEADER_WASHINGTON';</text:p>
          </table:table-cell>
          <table:table-cell table:style-name="ce197" table:formula="of:=&quot;INSERT INTO Leader_Flavors(FlavorType, LeaderType, Flavor) SELECT 'FLAVOR_&quot;&amp;UPPER([.$A23])&amp;&quot;', Type, &quot;&amp;[.AT23]&amp;&quot; FROM Leaders WHERE Type = 'LEADER_&quot;&amp;UPPER([.AT$2])&amp;&quot;';&quot;" office:value-type="string" office:string-value="INSERT INTO Leader_Flavors(FlavorType, LeaderType, Flavor) SELECT 'FLAVOR_AIR_CARRIER', Type, 2 FROM Leaders WHERE Type = 'LEADER_MARIA';" calcext:value-type="string">
            <text:p>INSERT INTO Leader_Flavors(FlavorType, LeaderType, Flavor) SELECT 'FLAVOR_AIR_CARRIER', Type, 2 FROM Leaders WHERE Type = 'LEADER_MARIA';</text:p>
          </table:table-cell>
          <table:table-cell table:style-name="ce197" table:formula="of:=&quot;INSERT INTO Leader_Flavors(FlavorType, LeaderType, Flavor) SELECT 'FLAVOR_&quot;&amp;UPPER([.$A23])&amp;&quot;', Type, &quot;&amp;[.AU23]&amp;&quot; FROM Leaders WHERE Type = 'LEADER_&quot;&amp;UPPER([.AU$2])&amp;&quot;';&quot;" office:value-type="string" office:string-value="INSERT INTO Leader_Flavors(FlavorType, LeaderType, Flavor) SELECT 'FLAVOR_AIR_CARRIER', Type, 2 FROM Leaders WHERE Type = 'LEADER_POCATELLO';" calcext:value-type="string">
            <text:p>INSERT INTO Leader_Flavors(FlavorType, LeaderType, Flavor) SELECT 'FLAVOR_AIR_CARRIER', Type, 2 FROM Leaders WHERE Type = 'LEADER_POCATELLO';</text:p>
          </table:table-cell>
          <table:table-cell table:style-name="ce197" table:formula="of:=&quot;INSERT INTO Leader_Flavors(FlavorType, LeaderType, Flavor) SELECT 'FLAVOR_&quot;&amp;UPPER([.$A23])&amp;&quot;', Type, &quot;&amp;[.AV23]&amp;&quot; FROM Leaders WHERE Type = 'LEADER_&quot;&amp;UPPER([.AV$2])&amp;&quot;';&quot;" office:value-type="string" office:string-value="INSERT INTO Leader_Flavors(FlavorType, LeaderType, Flavor) SELECT 'FLAVOR_AIR_CARRIER', Type, 2 FROM Leaders WHERE Type = 'LEADER_WILLIAM';" calcext:value-type="string">
            <text:p>INSERT INTO Leader_Flavors(FlavorType, LeaderType, Flavor) SELECT 'FLAVOR_AIR_CARRIER', Type, 2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4])&amp;&quot;', Type, &quot;&amp;[.C24]&amp;&quot; FROM Leaders WHERE Type = 'LEADER_&quot;&amp;UPPER([.C$2])&amp;&quot;';&quot;" office:value-type="string" office:string-value="INSERT INTO Leader_Flavors(FlavorType, LeaderType, Flavor) SELECT 'FLAVOR_USE_NUKE', Type, 8 FROM Leaders WHERE Type = 'LEADER_ASHURBANIPAL';" calcext:value-type="string">
            <text:p>INSERT INTO Leader_Flavors(FlavorType, LeaderType, Flavor) SELECT 'FLAVOR_USE_NUKE', Type, 8 FROM Leaders WHERE Type = 'LEADER_ASHURBANIPAL';</text:p>
          </table:table-cell>
          <table:table-cell table:style-name="ce197" table:formula="of:=&quot;INSERT INTO Leader_Flavors(FlavorType, LeaderType, Flavor) SELECT 'FLAVOR_&quot;&amp;UPPER([.$A24])&amp;&quot;', Type, &quot;&amp;[.D24]&amp;&quot; FROM Leaders WHERE Type = 'LEADER_&quot;&amp;UPPER([.D$2])&amp;&quot;';&quot;" office:value-type="string" office:string-value="INSERT INTO Leader_Flavors(FlavorType, LeaderType, Flavor) SELECT 'FLAVOR_USE_NUKE', Type, 8 FROM Leaders WHERE Type = 'LEADER_ASKIA';" calcext:value-type="string">
            <text:p>INSERT INTO Leader_Flavors(FlavorType, LeaderType, Flavor) SELECT 'FLAVOR_USE_NUKE', Type, 8 FROM Leaders WHERE Type = 'LEADER_ASKIA';</text:p>
          </table:table-cell>
          <table:table-cell table:style-name="ce197" table:formula="of:=&quot;INSERT INTO Leader_Flavors(FlavorType, LeaderType, Flavor) SELECT 'FLAVOR_&quot;&amp;UPPER([.$A24])&amp;&quot;', Type, &quot;&amp;[.E24]&amp;&quot; FROM Leaders WHERE Type = 'LEADER_&quot;&amp;UPPER([.E$2])&amp;&quot;';&quot;" office:value-type="string" office:string-value="INSERT INTO Leader_Flavors(FlavorType, LeaderType, Flavor) SELECT 'FLAVOR_USE_NUKE', Type, 8 FROM Leaders WHERE Type = 'LEADER_ATTILA';" calcext:value-type="string">
            <text:p>INSERT INTO Leader_Flavors(FlavorType, LeaderType, Flavor) SELECT 'FLAVOR_USE_NUKE', Type, 8 FROM Leaders WHERE Type = 'LEADER_ATTILA';</text:p>
          </table:table-cell>
          <table:table-cell table:style-name="ce197" table:formula="of:=&quot;INSERT INTO Leader_Flavors(FlavorType, LeaderType, Flavor) SELECT 'FLAVOR_&quot;&amp;UPPER([.$A24])&amp;&quot;', Type, &quot;&amp;[.F24]&amp;&quot; FROM Leaders WHERE Type = 'LEADER_&quot;&amp;UPPER([.F$2])&amp;&quot;';&quot;" office:value-type="string" office:string-value="INSERT INTO Leader_Flavors(FlavorType, LeaderType, Flavor) SELECT 'FLAVOR_USE_NUKE', Type, 8 FROM Leaders WHERE Type = 'LEADER_AUGUSTUS';" calcext:value-type="string">
            <text:p>INSERT INTO Leader_Flavors(FlavorType, LeaderType, Flavor) SELECT 'FLAVOR_USE_NUKE', Type, 8 FROM Leaders WHERE Type = 'LEADER_AUGUSTUS';</text:p>
          </table:table-cell>
          <table:table-cell table:style-name="ce197" table:formula="of:=&quot;INSERT INTO Leader_Flavors(FlavorType, LeaderType, Flavor) SELECT 'FLAVOR_&quot;&amp;UPPER([.$A24])&amp;&quot;', Type, &quot;&amp;[.G24]&amp;&quot; FROM Leaders WHERE Type = 'LEADER_&quot;&amp;UPPER([.G$2])&amp;&quot;';&quot;" office:value-type="string" office:string-value="INSERT INTO Leader_Flavors(FlavorType, LeaderType, Flavor) SELECT 'FLAVOR_USE_NUKE', Type, 8 FROM Leaders WHERE Type = 'LEADER_GENGHIS_KHAN';" calcext:value-type="string">
            <text:p>INSERT INTO Leader_Flavors(FlavorType, LeaderType, Flavor) SELECT 'FLAVOR_USE_NUKE', Type, 8 FROM Leaders WHERE Type = 'LEADER_GENGHIS_KHAN';</text:p>
          </table:table-cell>
          <table:table-cell table:style-name="ce197" table:formula="of:=&quot;INSERT INTO Leader_Flavors(FlavorType, LeaderType, Flavor) SELECT 'FLAVOR_&quot;&amp;UPPER([.$A24])&amp;&quot;', Type, &quot;&amp;[.H24]&amp;&quot; FROM Leaders WHERE Type = 'LEADER_&quot;&amp;UPPER([.H$2])&amp;&quot;';&quot;" office:value-type="string" office:string-value="INSERT INTO Leader_Flavors(FlavorType, LeaderType, Flavor) SELECT 'FLAVOR_USE_NUKE', Type, 8 FROM Leaders WHERE Type = 'LEADER_HARALD';" calcext:value-type="string">
            <text:p>INSERT INTO Leader_Flavors(FlavorType, LeaderType, Flavor) SELECT 'FLAVOR_USE_NUKE', Type, 8 FROM Leaders WHERE Type = 'LEADER_HARALD';</text:p>
          </table:table-cell>
          <table:table-cell table:style-name="ce197" table:formula="of:=&quot;INSERT INTO Leader_Flavors(FlavorType, LeaderType, Flavor) SELECT 'FLAVOR_&quot;&amp;UPPER([.$A24])&amp;&quot;', Type, &quot;&amp;[.I24]&amp;&quot; FROM Leaders WHERE Type = 'LEADER_&quot;&amp;UPPER([.I$2])&amp;&quot;';&quot;" office:value-type="string" office:string-value="INSERT INTO Leader_Flavors(FlavorType, LeaderType, Flavor) SELECT 'FLAVOR_USE_NUKE', Type, 8 FROM Leaders WHERE Type = 'LEADER_ISABELLA';" calcext:value-type="string">
            <text:p>INSERT INTO Leader_Flavors(FlavorType, LeaderType, Flavor) SELECT 'FLAVOR_USE_NUKE', Type, 8 FROM Leaders WHERE Type = 'LEADER_ISABELLA';</text:p>
          </table:table-cell>
          <table:table-cell table:style-name="ce197" table:formula="of:=&quot;INSERT INTO Leader_Flavors(FlavorType, LeaderType, Flavor) SELECT 'FLAVOR_&quot;&amp;UPPER([.$A24])&amp;&quot;', Type, &quot;&amp;[.J24]&amp;&quot; FROM Leaders WHERE Type = 'LEADER_&quot;&amp;UPPER([.J$2])&amp;&quot;';&quot;" office:value-type="string" office:string-value="INSERT INTO Leader_Flavors(FlavorType, LeaderType, Flavor) SELECT 'FLAVOR_USE_NUKE', Type, 8 FROM Leaders WHERE Type = 'LEADER_NAPOLEON';" calcext:value-type="string">
            <text:p>INSERT INTO Leader_Flavors(FlavorType, LeaderType, Flavor) SELECT 'FLAVOR_USE_NUKE', Type, 8 FROM Leaders WHERE Type = 'LEADER_NAPOLEON';</text:p>
          </table:table-cell>
          <table:table-cell table:style-name="ce197" table:formula="of:=&quot;INSERT INTO Leader_Flavors(FlavorType, LeaderType, Flavor) SELECT 'FLAVOR_&quot;&amp;UPPER([.$A24])&amp;&quot;', Type, &quot;&amp;[.K24]&amp;&quot; FROM Leaders WHERE Type = 'LEADER_&quot;&amp;UPPER([.K$2])&amp;&quot;';&quot;" office:value-type="string" office:string-value="INSERT INTO Leader_Flavors(FlavorType, LeaderType, Flavor) SELECT 'FLAVOR_USE_NUKE', Type, 8 FROM Leaders WHERE Type = 'LEADER_ODA_NOBUNAGA';" calcext:value-type="string">
            <text:p>INSERT INTO Leader_Flavors(FlavorType, LeaderType, Flavor) SELECT 'FLAVOR_USE_NUKE', Type, 8 FROM Leaders WHERE Type = 'LEADER_ODA_NOBUNAGA';</text:p>
          </table:table-cell>
          <table:table-cell table:style-name="ce197" table:formula="of:=&quot;INSERT INTO Leader_Flavors(FlavorType, LeaderType, Flavor) SELECT 'FLAVOR_&quot;&amp;UPPER([.$A24])&amp;&quot;', Type, &quot;&amp;[.L24]&amp;&quot; FROM Leaders WHERE Type = 'LEADER_&quot;&amp;UPPER([.L$2])&amp;&quot;';&quot;" office:value-type="string" office:string-value="INSERT INTO Leader_Flavors(FlavorType, LeaderType, Flavor) SELECT 'FLAVOR_USE_NUKE', Type, 8 FROM Leaders WHERE Type = 'LEADER_ENRICO_DANDOLO';" calcext:value-type="string">
            <text:p>INSERT INTO Leader_Flavors(FlavorType, LeaderType, Flavor) SELECT 'FLAVOR_USE_NUKE', Type, 8 FROM Leaders WHERE Type = 'LEADER_ENRICO_DANDOLO';</text:p>
          </table:table-cell>
          <table:table-cell table:style-name="ce197" table:formula="of:=&quot;INSERT INTO Leader_Flavors(FlavorType, LeaderType, Flavor) SELECT 'FLAVOR_&quot;&amp;UPPER([.$A24])&amp;&quot;', Type, &quot;&amp;[.M24]&amp;&quot; FROM Leaders WHERE Type = 'LEADER_&quot;&amp;UPPER([.M$2])&amp;&quot;';&quot;" office:value-type="string" office:string-value="INSERT INTO Leader_Flavors(FlavorType, LeaderType, Flavor) SELECT 'FLAVOR_USE_NUKE', Type, 8 FROM Leaders WHERE Type = 'LEADER_SHAKA';" calcext:value-type="string">
            <text:p>INSERT INTO Leader_Flavors(FlavorType, LeaderType, Flavor) SELECT 'FLAVOR_USE_NUKE', Type, 8 FROM Leaders WHERE Type = 'LEADER_SHAKA';</text:p>
          </table:table-cell>
          <table:table-cell table:style-name="ce197" table:formula="of:=&quot;INSERT INTO Leader_Flavors(FlavorType, LeaderType, Flavor) SELECT 'FLAVOR_&quot;&amp;UPPER([.$A24])&amp;&quot;', Type, &quot;&amp;[.N24]&amp;&quot; FROM Leaders WHERE Type = 'LEADER_&quot;&amp;UPPER([.N$2])&amp;&quot;';&quot;" office:value-type="string" office:string-value="INSERT INTO Leader_Flavors(FlavorType, LeaderType, Flavor) SELECT 'FLAVOR_USE_NUKE', Type, 8 FROM Leaders WHERE Type = 'LEADER_COALITION';" calcext:value-type="string">
            <text:p>INSERT INTO Leader_Flavors(FlavorType, LeaderType, Flavor) SELECT 'FLAVOR_USE_NUKE', Type, 8 FROM Leaders WHERE Type = 'LEADER_COALITION';</text:p>
          </table:table-cell>
          <table:table-cell table:style-name="ce197" table:formula="of:=&quot;INSERT INTO Leader_Flavors(FlavorType, LeaderType, Flavor) SELECT 'FLAVOR_&quot;&amp;UPPER([.$A24])&amp;&quot;', Type, &quot;&amp;[.O24]&amp;&quot; FROM Leaders WHERE Type = 'LEADER_&quot;&amp;UPPER([.O$2])&amp;&quot;';&quot;" office:value-type="string" office:string-value="INSERT INTO Leader_Flavors(FlavorType, LeaderType, Flavor) SELECT 'FLAVOR_USE_NUKE', Type, 8 FROM Leaders WHERE Type = 'LEADER_ALEXANDER';" calcext:value-type="string">
            <text:p>INSERT INTO Leader_Flavors(FlavorType, LeaderType, Flavor) SELECT 'FLAVOR_USE_NUKE', Type, 8 FROM Leaders WHERE Type = 'LEADER_ALEXANDER';</text:p>
          </table:table-cell>
          <table:table-cell table:style-name="ce197" table:formula="of:=&quot;INSERT INTO Leader_Flavors(FlavorType, LeaderType, Flavor) SELECT 'FLAVOR_&quot;&amp;UPPER([.$A24])&amp;&quot;', Type, &quot;&amp;[.P24]&amp;&quot; FROM Leaders WHERE Type = 'LEADER_&quot;&amp;UPPER([.P$2])&amp;&quot;';&quot;" office:value-type="string" office:string-value="INSERT INTO Leader_Flavors(FlavorType, LeaderType, Flavor) SELECT 'FLAVOR_USE_NUKE', Type, 8 FROM Leaders WHERE Type = 'LEADER_BISMARCK';" calcext:value-type="string">
            <text:p>INSERT INTO Leader_Flavors(FlavorType, LeaderType, Flavor) SELECT 'FLAVOR_USE_NUKE', Type, 8 FROM Leaders WHERE Type = 'LEADER_BISMARCK';</text:p>
          </table:table-cell>
          <table:table-cell table:style-name="ce197" table:formula="of:=&quot;INSERT INTO Leader_Flavors(FlavorType, LeaderType, Flavor) SELECT 'FLAVOR_&quot;&amp;UPPER([.$A24])&amp;&quot;', Type, &quot;&amp;[.Q24]&amp;&quot; FROM Leaders WHERE Type = 'LEADER_&quot;&amp;UPPER([.Q$2])&amp;&quot;';&quot;" office:value-type="string" office:string-value="INSERT INTO Leader_Flavors(FlavorType, LeaderType, Flavor) SELECT 'FLAVOR_USE_NUKE', Type, 8 FROM Leaders WHERE Type = 'LEADER_CATHERINE';" calcext:value-type="string">
            <text:p>INSERT INTO Leader_Flavors(FlavorType, LeaderType, Flavor) SELECT 'FLAVOR_USE_NUKE', Type, 8 FROM Leaders WHERE Type = 'LEADER_CATHERINE';</text:p>
          </table:table-cell>
          <table:table-cell table:style-name="ce197" table:formula="of:=&quot;INSERT INTO Leader_Flavors(FlavorType, LeaderType, Flavor) SELECT 'FLAVOR_&quot;&amp;UPPER([.$A24])&amp;&quot;', Type, &quot;&amp;[.R24]&amp;&quot; FROM Leaders WHERE Type = 'LEADER_&quot;&amp;UPPER([.R$2])&amp;&quot;';&quot;" office:value-type="string" office:string-value="INSERT INTO Leader_Flavors(FlavorType, LeaderType, Flavor) SELECT 'FLAVOR_USE_NUKE', Type, 8 FROM Leaders WHERE Type = 'LEADER_ELIZABETH';" calcext:value-type="string">
            <text:p>INSERT INTO Leader_Flavors(FlavorType, LeaderType, Flavor) SELECT 'FLAVOR_USE_NUKE', Type, 8 FROM Leaders WHERE Type = 'LEADER_ELIZABETH';</text:p>
          </table:table-cell>
          <table:table-cell table:style-name="ce197" table:formula="of:=&quot;INSERT INTO Leader_Flavors(FlavorType, LeaderType, Flavor) SELECT 'FLAVOR_&quot;&amp;UPPER([.$A24])&amp;&quot;', Type, &quot;&amp;[.S24]&amp;&quot; FROM Leaders WHERE Type = 'LEADER_&quot;&amp;UPPER([.S$2])&amp;&quot;';&quot;" office:value-type="string" office:string-value="INSERT INTO Leader_Flavors(FlavorType, LeaderType, Flavor) SELECT 'FLAVOR_USE_NUKE', Type, 8 FROM Leaders WHERE Type = 'LEADER_GUSTAVUS_ADOLPHUS';" calcext:value-type="string">
            <text:p>INSERT INTO Leader_Flavors(FlavorType, LeaderType, Flavor) SELECT 'FLAVOR_USE_NUKE', Type, 8 FROM Leaders WHERE Type = 'LEADER_GUSTAVUS_ADOLPHUS';</text:p>
          </table:table-cell>
          <table:table-cell table:style-name="ce197" table:formula="of:=&quot;INSERT INTO Leader_Flavors(FlavorType, LeaderType, Flavor) SELECT 'FLAVOR_&quot;&amp;UPPER([.$A24])&amp;&quot;', Type, &quot;&amp;[.T24]&amp;&quot; FROM Leaders WHERE Type = 'LEADER_&quot;&amp;UPPER([.T$2])&amp;&quot;';&quot;" office:value-type="string" office:string-value="INSERT INTO Leader_Flavors(FlavorType, LeaderType, Flavor) SELECT 'FLAVOR_USE_NUKE', Type, 8 FROM Leaders WHERE Type = 'LEADER_HIAWATHA';" calcext:value-type="string">
            <text:p>INSERT INTO Leader_Flavors(FlavorType, LeaderType, Flavor) SELECT 'FLAVOR_USE_NUKE', Type, 8 FROM Leaders WHERE Type = 'LEADER_HIAWATHA';</text:p>
          </table:table-cell>
          <table:table-cell table:style-name="ce197" table:formula="of:=&quot;INSERT INTO Leader_Flavors(FlavorType, LeaderType, Flavor) SELECT 'FLAVOR_&quot;&amp;UPPER([.$A24])&amp;&quot;', Type, &quot;&amp;[.U24]&amp;&quot; FROM Leaders WHERE Type = 'LEADER_&quot;&amp;UPPER([.U$2])&amp;&quot;';&quot;" office:value-type="string" office:string-value="INSERT INTO Leader_Flavors(FlavorType, LeaderType, Flavor) SELECT 'FLAVOR_USE_NUKE', Type, 8 FROM Leaders WHERE Type = 'LEADER_MONTEZUMA';" calcext:value-type="string">
            <text:p>INSERT INTO Leader_Flavors(FlavorType, LeaderType, Flavor) SELECT 'FLAVOR_USE_NUKE', Type, 8 FROM Leaders WHERE Type = 'LEADER_MONTEZUMA';</text:p>
          </table:table-cell>
          <table:table-cell table:style-name="ce197" table:formula="of:=&quot;INSERT INTO Leader_Flavors(FlavorType, LeaderType, Flavor) SELECT 'FLAVOR_&quot;&amp;UPPER([.$A24])&amp;&quot;', Type, &quot;&amp;[.V24]&amp;&quot; FROM Leaders WHERE Type = 'LEADER_&quot;&amp;UPPER([.V$2])&amp;&quot;';&quot;" office:value-type="string" office:string-value="INSERT INTO Leader_Flavors(FlavorType, LeaderType, Flavor) SELECT 'FLAVOR_USE_NUKE', Type, 8 FROM Leaders WHERE Type = 'LEADER_THEODORA';" calcext:value-type="string">
            <text:p>INSERT INTO Leader_Flavors(FlavorType, LeaderType, Flavor) SELECT 'FLAVOR_USE_NUKE', Type, 8 FROM Leaders WHERE Type = 'LEADER_THEODORA';</text:p>
          </table:table-cell>
          <table:table-cell table:style-name="ce197" table:formula="of:=&quot;INSERT INTO Leader_Flavors(FlavorType, LeaderType, Flavor) SELECT 'FLAVOR_&quot;&amp;UPPER([.$A24])&amp;&quot;', Type, &quot;&amp;[.W24]&amp;&quot; FROM Leaders WHERE Type = 'LEADER_&quot;&amp;UPPER([.W$2])&amp;&quot;';&quot;" office:value-type="string" office:string-value="INSERT INTO Leader_Flavors(FlavorType, LeaderType, Flavor) SELECT 'FLAVOR_USE_NUKE', Type, 8 FROM Leaders WHERE Type = 'LEADER_GAJAH_MADA';" calcext:value-type="string">
            <text:p>INSERT INTO Leader_Flavors(FlavorType, LeaderType, Flavor) SELECT 'FLAVOR_USE_NUKE', Type, 8 FROM Leaders WHERE Type = 'LEADER_GAJAH_MADA';</text:p>
          </table:table-cell>
          <table:table-cell table:style-name="ce197" table:formula="of:=&quot;INSERT INTO Leader_Flavors(FlavorType, LeaderType, Flavor) SELECT 'FLAVOR_&quot;&amp;UPPER([.$A24])&amp;&quot;', Type, &quot;&amp;[.X24]&amp;&quot; FROM Leaders WHERE Type = 'LEADER_&quot;&amp;UPPER([.X$2])&amp;&quot;';&quot;" office:value-type="string" office:string-value="INSERT INTO Leader_Flavors(FlavorType, LeaderType, Flavor) SELECT 'FLAVOR_USE_NUKE', Type, 8 FROM Leaders WHERE Type = 'LEADER_CASIMIR';" calcext:value-type="string">
            <text:p>INSERT INTO Leader_Flavors(FlavorType, LeaderType, Flavor) SELECT 'FLAVOR_USE_NUKE', Type, 8 FROM Leaders WHERE Type = 'LEADER_CASIMIR';</text:p>
          </table:table-cell>
          <table:table-cell table:style-name="ce197" table:formula="of:=&quot;INSERT INTO Leader_Flavors(FlavorType, LeaderType, Flavor) SELECT 'FLAVOR_&quot;&amp;UPPER([.$A24])&amp;&quot;', Type, &quot;&amp;[.Y24]&amp;&quot; FROM Leaders WHERE Type = 'LEADER_&quot;&amp;UPPER([.Y$2])&amp;&quot;';&quot;" office:value-type="string" office:string-value="INSERT INTO Leader_Flavors(FlavorType, LeaderType, Flavor) SELECT 'FLAVOR_USE_NUKE', Type, 8 FROM Leaders WHERE Type = 'LEADER_WU_ZETIAN';" calcext:value-type="string">
            <text:p>INSERT INTO Leader_Flavors(FlavorType, LeaderType, Flavor) SELECT 'FLAVOR_USE_NUKE', Type, 8 FROM Leaders WHERE Type = 'LEADER_WU_ZETIAN';</text:p>
          </table:table-cell>
          <table:table-cell table:style-name="ce197" table:formula="of:=&quot;INSERT INTO Leader_Flavors(FlavorType, LeaderType, Flavor) SELECT 'FLAVOR_&quot;&amp;UPPER([.$A24])&amp;&quot;', Type, &quot;&amp;[.Z24]&amp;&quot; FROM Leaders WHERE Type = 'LEADER_&quot;&amp;UPPER([.Z$2])&amp;&quot;';&quot;" office:value-type="string" office:string-value="INSERT INTO Leader_Flavors(FlavorType, LeaderType, Flavor) SELECT 'FLAVOR_USE_NUKE', Type, 4 FROM Leaders WHERE Type = 'LEADER_DIPLOMAT';" calcext:value-type="string">
            <text:p>INSERT INTO Leader_Flavors(FlavorType, LeaderType, Flavor) SELECT 'FLAVOR_USE_NUKE', Type, 4 FROM Leaders WHERE Type = 'LEADER_DIPLOMAT';</text:p>
          </table:table-cell>
          <table:table-cell table:style-name="ce197" table:formula="of:=&quot;INSERT INTO Leader_Flavors(FlavorType, LeaderType, Flavor) SELECT 'FLAVOR_&quot;&amp;UPPER([.$A24])&amp;&quot;', Type, &quot;&amp;[.AA24]&amp;&quot; FROM Leaders WHERE Type = 'LEADER_&quot;&amp;UPPER([.AA$2])&amp;&quot;';&quot;" office:value-type="string" office:string-value="INSERT INTO Leader_Flavors(FlavorType, LeaderType, Flavor) SELECT 'FLAVOR_USE_NUKE', Type, 0 FROM Leaders WHERE Type = 'LEADER_GANDHI';" calcext:value-type="string">
            <text:p>INSERT INTO Leader_Flavors(FlavorType, LeaderType, Flavor) SELECT 'FLAVOR_USE_NUKE', Type, 0 FROM Leaders WHERE Type = 'LEADER_GANDHI';</text:p>
          </table:table-cell>
          <table:table-cell table:style-name="ce197" table:formula="of:=&quot;INSERT INTO Leader_Flavors(FlavorType, LeaderType, Flavor) SELECT 'FLAVOR_&quot;&amp;UPPER([.$A24])&amp;&quot;', Type, &quot;&amp;[.AB24]&amp;&quot; FROM Leaders WHERE Type = 'LEADER_&quot;&amp;UPPER([.AB$2])&amp;&quot;';&quot;" office:value-type="string" office:string-value="INSERT INTO Leader_Flavors(FlavorType, LeaderType, Flavor) SELECT 'FLAVOR_USE_NUKE', Type, 4 FROM Leaders WHERE Type = 'LEADER_SELASSIE';" calcext:value-type="string">
            <text:p>INSERT INTO Leader_Flavors(FlavorType, LeaderType, Flavor) SELECT 'FLAVOR_USE_NUKE', Type, 4 FROM Leaders WHERE Type = 'LEADER_SELASSIE';</text:p>
          </table:table-cell>
          <table:table-cell table:style-name="ce197" table:formula="of:=&quot;INSERT INTO Leader_Flavors(FlavorType, LeaderType, Flavor) SELECT 'FLAVOR_&quot;&amp;UPPER([.$A24])&amp;&quot;', Type, &quot;&amp;[.AC24]&amp;&quot; FROM Leaders WHERE Type = 'LEADER_&quot;&amp;UPPER([.AC$2])&amp;&quot;';&quot;" office:value-type="string" office:string-value="INSERT INTO Leader_Flavors(FlavorType, LeaderType, Flavor) SELECT 'FLAVOR_USE_NUKE', Type, 4 FROM Leaders WHERE Type = 'LEADER_KAMEHAMEHA';" calcext:value-type="string">
            <text:p>INSERT INTO Leader_Flavors(FlavorType, LeaderType, Flavor) SELECT 'FLAVOR_USE_NUKE', Type, 4 FROM Leaders WHERE Type = 'LEADER_KAMEHAMEHA';</text:p>
          </table:table-cell>
          <table:table-cell table:style-name="ce197" table:formula="of:=&quot;INSERT INTO Leader_Flavors(FlavorType, LeaderType, Flavor) SELECT 'FLAVOR_&quot;&amp;UPPER([.$A24])&amp;&quot;', Type, &quot;&amp;[.AD24]&amp;&quot; FROM Leaders WHERE Type = 'LEADER_&quot;&amp;UPPER([.AD$2])&amp;&quot;';&quot;" office:value-type="string" office:string-value="INSERT INTO Leader_Flavors(FlavorType, LeaderType, Flavor) SELECT 'FLAVOR_USE_NUKE', Type, 4 FROM Leaders WHERE Type = 'LEADER_MARIA_I';" calcext:value-type="string">
            <text:p>INSERT INTO Leader_Flavors(FlavorType, LeaderType, Flavor) SELECT 'FLAVOR_USE_NUKE', Type, 4 FROM Leaders WHERE Type = 'LEADER_MARIA_I';</text:p>
          </table:table-cell>
          <table:table-cell table:style-name="ce197" table:formula="of:=&quot;INSERT INTO Leader_Flavors(FlavorType, LeaderType, Flavor) SELECT 'FLAVOR_&quot;&amp;UPPER([.$A24])&amp;&quot;', Type, &quot;&amp;[.AE24]&amp;&quot; FROM Leaders WHERE Type = 'LEADER_&quot;&amp;UPPER([.AE$2])&amp;&quot;';&quot;" office:value-type="string" office:string-value="INSERT INTO Leader_Flavors(FlavorType, LeaderType, Flavor) SELECT 'FLAVOR_USE_NUKE', Type, 4 FROM Leaders WHERE Type = 'LEADER_PACHACUTI';" calcext:value-type="string">
            <text:p>INSERT INTO Leader_Flavors(FlavorType, LeaderType, Flavor) SELECT 'FLAVOR_USE_NUKE', Type, 4 FROM Leaders WHERE Type = 'LEADER_PACHACUTI';</text:p>
          </table:table-cell>
          <table:table-cell table:style-name="ce197" table:formula="of:=&quot;INSERT INTO Leader_Flavors(FlavorType, LeaderType, Flavor) SELECT 'FLAVOR_&quot;&amp;UPPER([.$A24])&amp;&quot;', Type, &quot;&amp;[.AF24]&amp;&quot; FROM Leaders WHERE Type = 'LEADER_&quot;&amp;UPPER([.AF$2])&amp;&quot;';&quot;" office:value-type="string" office:string-value="INSERT INTO Leader_Flavors(FlavorType, LeaderType, Flavor) SELECT 'FLAVOR_USE_NUKE', Type, 4 FROM Leaders WHERE Type = 'LEADER_RAMESSES';" calcext:value-type="string">
            <text:p>INSERT INTO Leader_Flavors(FlavorType, LeaderType, Flavor) SELECT 'FLAVOR_USE_NUKE', Type, 4 FROM Leaders WHERE Type = 'LEADER_RAMESSES';</text:p>
          </table:table-cell>
          <table:table-cell table:style-name="ce197" table:formula="of:=&quot;INSERT INTO Leader_Flavors(FlavorType, LeaderType, Flavor) SELECT 'FLAVOR_&quot;&amp;UPPER([.$A24])&amp;&quot;', Type, &quot;&amp;[.AG24]&amp;&quot; FROM Leaders WHERE Type = 'LEADER_&quot;&amp;UPPER([.AG$2])&amp;&quot;';&quot;" office:value-type="string" office:string-value="INSERT INTO Leader_Flavors(FlavorType, LeaderType, Flavor) SELECT 'FLAVOR_USE_NUKE', Type, 4 FROM Leaders WHERE Type = 'LEADER_RAMKHAMHAENG';" calcext:value-type="string">
            <text:p>INSERT INTO Leader_Flavors(FlavorType, LeaderType, Flavor) SELECT 'FLAVOR_USE_NUKE', Type, 4 FROM Leaders WHERE Type = 'LEADER_RAMKHAMHAENG';</text:p>
          </table:table-cell>
          <table:table-cell table:style-name="ce197" table:formula="of:=&quot;INSERT INTO Leader_Flavors(FlavorType, LeaderType, Flavor) SELECT 'FLAVOR_&quot;&amp;UPPER([.$A24])&amp;&quot;', Type, &quot;&amp;[.AH24]&amp;&quot; FROM Leaders WHERE Type = 'LEADER_&quot;&amp;UPPER([.AH$2])&amp;&quot;';&quot;" office:value-type="string" office:string-value="INSERT INTO Leader_Flavors(FlavorType, LeaderType, Flavor) SELECT 'FLAVOR_USE_NUKE', Type, 4 FROM Leaders WHERE Type = 'LEADER_PEDRO';" calcext:value-type="string">
            <text:p>INSERT INTO Leader_Flavors(FlavorType, LeaderType, Flavor) SELECT 'FLAVOR_USE_NUKE', Type, 4 FROM Leaders WHERE Type = 'LEADER_PEDRO';</text:p>
          </table:table-cell>
          <table:table-cell table:style-name="ce197" table:formula="of:=&quot;INSERT INTO Leader_Flavors(FlavorType, LeaderType, Flavor) SELECT 'FLAVOR_&quot;&amp;UPPER([.$A24])&amp;&quot;', Type, &quot;&amp;[.AI24]&amp;&quot; FROM Leaders WHERE Type = 'LEADER_&quot;&amp;UPPER([.AI$2])&amp;&quot;';&quot;" office:value-type="string" office:string-value="INSERT INTO Leader_Flavors(FlavorType, LeaderType, Flavor) SELECT 'FLAVOR_USE_NUKE', Type, 4 FROM Leaders WHERE Type = 'LEADER_AHMAD_ALMANSUR';" calcext:value-type="string">
            <text:p>INSERT INTO Leader_Flavors(FlavorType, LeaderType, Flavor) SELECT 'FLAVOR_USE_NUKE', Type, 4 FROM Leaders WHERE Type = 'LEADER_AHMAD_ALMANSUR';</text:p>
          </table:table-cell>
          <table:table-cell table:style-name="ce197" table:formula="of:=&quot;INSERT INTO Leader_Flavors(FlavorType, LeaderType, Flavor) SELECT 'FLAVOR_&quot;&amp;UPPER([.$A24])&amp;&quot;', Type, &quot;&amp;[.AJ24]&amp;&quot; FROM Leaders WHERE Type = 'LEADER_&quot;&amp;UPPER([.AJ$2])&amp;&quot;';&quot;" office:value-type="string" office:string-value="INSERT INTO Leader_Flavors(FlavorType, LeaderType, Flavor) SELECT 'FLAVOR_USE_NUKE', Type, 4 FROM Leaders WHERE Type = 'LEADER_SEJONG';" calcext:value-type="string">
            <text:p>INSERT INTO Leader_Flavors(FlavorType, LeaderType, Flavor) SELECT 'FLAVOR_USE_NUKE', Type, 4 FROM Leaders WHERE Type = 'LEADER_SEJONG';</text:p>
          </table:table-cell>
          <table:table-cell table:style-name="ce197" table:formula="of:=&quot;INSERT INTO Leader_Flavors(FlavorType, LeaderType, Flavor) SELECT 'FLAVOR_&quot;&amp;UPPER([.$A24])&amp;&quot;', Type, &quot;&amp;[.AK24]&amp;&quot; FROM Leaders WHERE Type = 'LEADER_&quot;&amp;UPPER([.AK$2])&amp;&quot;';&quot;" office:value-type="string" office:string-value="INSERT INTO Leader_Flavors(FlavorType, LeaderType, Flavor) SELECT 'FLAVOR_USE_NUKE', Type, 4 FROM Leaders WHERE Type = 'LEADER_EXPANSIONIST';" calcext:value-type="string">
            <text:p>INSERT INTO Leader_Flavors(FlavorType, LeaderType, Flavor) SELECT 'FLAVOR_USE_NUKE', Type, 4 FROM Leaders WHERE Type = 'LEADER_EXPANSIONIST';</text:p>
          </table:table-cell>
          <table:table-cell table:style-name="ce197" table:formula="of:=&quot;INSERT INTO Leader_Flavors(FlavorType, LeaderType, Flavor) SELECT 'FLAVOR_&quot;&amp;UPPER([.$A24])&amp;&quot;', Type, &quot;&amp;[.AL24]&amp;&quot; FROM Leaders WHERE Type = 'LEADER_&quot;&amp;UPPER([.AL$2])&amp;&quot;';&quot;" office:value-type="string" office:string-value="INSERT INTO Leader_Flavors(FlavorType, LeaderType, Flavor) SELECT 'FLAVOR_USE_NUKE', Type, 4 FROM Leaders WHERE Type = 'LEADER_BOUDICCA';" calcext:value-type="string">
            <text:p>INSERT INTO Leader_Flavors(FlavorType, LeaderType, Flavor) SELECT 'FLAVOR_USE_NUKE', Type, 4 FROM Leaders WHERE Type = 'LEADER_BOUDICCA';</text:p>
          </table:table-cell>
          <table:table-cell table:style-name="ce197" table:formula="of:=&quot;INSERT INTO Leader_Flavors(FlavorType, LeaderType, Flavor) SELECT 'FLAVOR_&quot;&amp;UPPER([.$A24])&amp;&quot;', Type, &quot;&amp;[.AM24]&amp;&quot; FROM Leaders WHERE Type = 'LEADER_&quot;&amp;UPPER([.AM$2])&amp;&quot;';&quot;" office:value-type="string" office:string-value="INSERT INTO Leader_Flavors(FlavorType, LeaderType, Flavor) SELECT 'FLAVOR_USE_NUKE', Type, 4 FROM Leaders WHERE Type = 'LEADER_DARIUS';" calcext:value-type="string">
            <text:p>INSERT INTO Leader_Flavors(FlavorType, LeaderType, Flavor) SELECT 'FLAVOR_USE_NUKE', Type, 4 FROM Leaders WHERE Type = 'LEADER_DARIUS';</text:p>
          </table:table-cell>
          <table:table-cell table:style-name="ce197" table:formula="of:=&quot;INSERT INTO Leader_Flavors(FlavorType, LeaderType, Flavor) SELECT 'FLAVOR_&quot;&amp;UPPER([.$A24])&amp;&quot;', Type, &quot;&amp;[.AN24]&amp;&quot; FROM Leaders WHERE Type = 'LEADER_&quot;&amp;UPPER([.AN$2])&amp;&quot;';&quot;" office:value-type="string" office:string-value="INSERT INTO Leader_Flavors(FlavorType, LeaderType, Flavor) SELECT 'FLAVOR_USE_NUKE', Type, 4 FROM Leaders WHERE Type = 'LEADER_DIDO';" calcext:value-type="string">
            <text:p>INSERT INTO Leader_Flavors(FlavorType, LeaderType, Flavor) SELECT 'FLAVOR_USE_NUKE', Type, 4 FROM Leaders WHERE Type = 'LEADER_DIDO';</text:p>
          </table:table-cell>
          <table:table-cell table:style-name="ce197" table:formula="of:=&quot;INSERT INTO Leader_Flavors(FlavorType, LeaderType, Flavor) SELECT 'FLAVOR_&quot;&amp;UPPER([.$A24])&amp;&quot;', Type, &quot;&amp;[.AO24]&amp;&quot; FROM Leaders WHERE Type = 'LEADER_&quot;&amp;UPPER([.AO$2])&amp;&quot;';&quot;" office:value-type="string" office:string-value="INSERT INTO Leader_Flavors(FlavorType, LeaderType, Flavor) SELECT 'FLAVOR_USE_NUKE', Type, 4 FROM Leaders WHERE Type = 'LEADER_HARUN_AL_RASHID';" calcext:value-type="string">
            <text:p>INSERT INTO Leader_Flavors(FlavorType, LeaderType, Flavor) SELECT 'FLAVOR_USE_NUKE', Type, 4 FROM Leaders WHERE Type = 'LEADER_HARUN_AL_RASHID';</text:p>
          </table:table-cell>
          <table:table-cell table:style-name="ce197" table:formula="of:=&quot;INSERT INTO Leader_Flavors(FlavorType, LeaderType, Flavor) SELECT 'FLAVOR_&quot;&amp;UPPER([.$A24])&amp;&quot;', Type, &quot;&amp;[.AP24]&amp;&quot; FROM Leaders WHERE Type = 'LEADER_&quot;&amp;UPPER([.AP$2])&amp;&quot;';&quot;" office:value-type="string" office:string-value="INSERT INTO Leader_Flavors(FlavorType, LeaderType, Flavor) SELECT 'FLAVOR_USE_NUKE', Type, 4 FROM Leaders WHERE Type = 'LEADER_NEBUCHADNEZZAR';" calcext:value-type="string">
            <text:p>INSERT INTO Leader_Flavors(FlavorType, LeaderType, Flavor) SELECT 'FLAVOR_USE_NUKE', Type, 4 FROM Leaders WHERE Type = 'LEADER_NEBUCHADNEZZAR';</text:p>
          </table:table-cell>
          <table:table-cell table:style-name="ce197" table:formula="of:=&quot;INSERT INTO Leader_Flavors(FlavorType, LeaderType, Flavor) SELECT 'FLAVOR_&quot;&amp;UPPER([.$A24])&amp;&quot;', Type, &quot;&amp;[.AQ24]&amp;&quot; FROM Leaders WHERE Type = 'LEADER_&quot;&amp;UPPER([.AQ$2])&amp;&quot;';&quot;" office:value-type="string" office:string-value="INSERT INTO Leader_Flavors(FlavorType, LeaderType, Flavor) SELECT 'FLAVOR_USE_NUKE', Type, 4 FROM Leaders WHERE Type = 'LEADER_PACAL';" calcext:value-type="string">
            <text:p>INSERT INTO Leader_Flavors(FlavorType, LeaderType, Flavor) SELECT 'FLAVOR_USE_NUKE', Type, 4 FROM Leaders WHERE Type = 'LEADER_PACAL';</text:p>
          </table:table-cell>
          <table:table-cell table:style-name="ce197" table:formula="of:=&quot;INSERT INTO Leader_Flavors(FlavorType, LeaderType, Flavor) SELECT 'FLAVOR_&quot;&amp;UPPER([.$A24])&amp;&quot;', Type, &quot;&amp;[.AR24]&amp;&quot; FROM Leaders WHERE Type = 'LEADER_&quot;&amp;UPPER([.AR$2])&amp;&quot;';&quot;" office:value-type="string" office:string-value="INSERT INTO Leader_Flavors(FlavorType, LeaderType, Flavor) SELECT 'FLAVOR_USE_NUKE', Type, 4 FROM Leaders WHERE Type = 'LEADER_SULEIMAN';" calcext:value-type="string">
            <text:p>INSERT INTO Leader_Flavors(FlavorType, LeaderType, Flavor) SELECT 'FLAVOR_USE_NUKE', Type, 4 FROM Leaders WHERE Type = 'LEADER_SULEIMAN';</text:p>
          </table:table-cell>
          <table:table-cell table:style-name="ce197" table:formula="of:=&quot;INSERT INTO Leader_Flavors(FlavorType, LeaderType, Flavor) SELECT 'FLAVOR_&quot;&amp;UPPER([.$A24])&amp;&quot;', Type, &quot;&amp;[.AS24]&amp;&quot; FROM Leaders WHERE Type = 'LEADER_&quot;&amp;UPPER([.AS$2])&amp;&quot;';&quot;" office:value-type="string" office:string-value="INSERT INTO Leader_Flavors(FlavorType, LeaderType, Flavor) SELECT 'FLAVOR_USE_NUKE', Type, 4 FROM Leaders WHERE Type = 'LEADER_WASHINGTON';" calcext:value-type="string">
            <text:p>INSERT INTO Leader_Flavors(FlavorType, LeaderType, Flavor) SELECT 'FLAVOR_USE_NUKE', Type, 4 FROM Leaders WHERE Type = 'LEADER_WASHINGTON';</text:p>
          </table:table-cell>
          <table:table-cell table:style-name="ce197" table:formula="of:=&quot;INSERT INTO Leader_Flavors(FlavorType, LeaderType, Flavor) SELECT 'FLAVOR_&quot;&amp;UPPER([.$A24])&amp;&quot;', Type, &quot;&amp;[.AT24]&amp;&quot; FROM Leaders WHERE Type = 'LEADER_&quot;&amp;UPPER([.AT$2])&amp;&quot;';&quot;" office:value-type="string" office:string-value="INSERT INTO Leader_Flavors(FlavorType, LeaderType, Flavor) SELECT 'FLAVOR_USE_NUKE', Type, 4 FROM Leaders WHERE Type = 'LEADER_MARIA';" calcext:value-type="string">
            <text:p>INSERT INTO Leader_Flavors(FlavorType, LeaderType, Flavor) SELECT 'FLAVOR_USE_NUKE', Type, 4 FROM Leaders WHERE Type = 'LEADER_MARIA';</text:p>
          </table:table-cell>
          <table:table-cell table:style-name="ce197" table:formula="of:=&quot;INSERT INTO Leader_Flavors(FlavorType, LeaderType, Flavor) SELECT 'FLAVOR_&quot;&amp;UPPER([.$A24])&amp;&quot;', Type, &quot;&amp;[.AU24]&amp;&quot; FROM Leaders WHERE Type = 'LEADER_&quot;&amp;UPPER([.AU$2])&amp;&quot;';&quot;" office:value-type="string" office:string-value="INSERT INTO Leader_Flavors(FlavorType, LeaderType, Flavor) SELECT 'FLAVOR_USE_NUKE', Type, 4 FROM Leaders WHERE Type = 'LEADER_POCATELLO';" calcext:value-type="string">
            <text:p>INSERT INTO Leader_Flavors(FlavorType, LeaderType, Flavor) SELECT 'FLAVOR_USE_NUKE', Type, 4 FROM Leaders WHERE Type = 'LEADER_POCATELLO';</text:p>
          </table:table-cell>
          <table:table-cell table:style-name="ce197" table:formula="of:=&quot;INSERT INTO Leader_Flavors(FlavorType, LeaderType, Flavor) SELECT 'FLAVOR_&quot;&amp;UPPER([.$A24])&amp;&quot;', Type, &quot;&amp;[.AV24]&amp;&quot; FROM Leaders WHERE Type = 'LEADER_&quot;&amp;UPPER([.AV$2])&amp;&quot;';&quot;" office:value-type="string" office:string-value="INSERT INTO Leader_Flavors(FlavorType, LeaderType, Flavor) SELECT 'FLAVOR_USE_NUKE', Type, 4 FROM Leaders WHERE Type = 'LEADER_WILLIAM';" calcext:value-type="string">
            <text:p>INSERT INTO Leader_Flavors(FlavorType, LeaderType, Flavor) SELECT 'FLAVOR_USE_NUKE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5])&amp;&quot;', Type, &quot;&amp;[.C25]&amp;&quot; FROM Leaders WHERE Type = 'LEADER_&quot;&amp;UPPER([.C$2])&amp;&quot;';&quot;" office:value-type="string" office:string-value="INSERT INTO Leader_Flavors(FlavorType, LeaderType, Flavor) SELECT 'FLAVOR_NUKE', Type, 8 FROM Leaders WHERE Type = 'LEADER_ASHURBANIPAL';" calcext:value-type="string">
            <text:p>INSERT INTO Leader_Flavors(FlavorType, LeaderType, Flavor) SELECT 'FLAVOR_NUKE', Type, 8 FROM Leaders WHERE Type = 'LEADER_ASHURBANIPAL';</text:p>
          </table:table-cell>
          <table:table-cell table:style-name="ce197" table:formula="of:=&quot;INSERT INTO Leader_Flavors(FlavorType, LeaderType, Flavor) SELECT 'FLAVOR_&quot;&amp;UPPER([.$A25])&amp;&quot;', Type, &quot;&amp;[.D25]&amp;&quot; FROM Leaders WHERE Type = 'LEADER_&quot;&amp;UPPER([.D$2])&amp;&quot;';&quot;" office:value-type="string" office:string-value="INSERT INTO Leader_Flavors(FlavorType, LeaderType, Flavor) SELECT 'FLAVOR_NUKE', Type, 8 FROM Leaders WHERE Type = 'LEADER_ASKIA';" calcext:value-type="string">
            <text:p>INSERT INTO Leader_Flavors(FlavorType, LeaderType, Flavor) SELECT 'FLAVOR_NUKE', Type, 8 FROM Leaders WHERE Type = 'LEADER_ASKIA';</text:p>
          </table:table-cell>
          <table:table-cell table:style-name="ce197" table:formula="of:=&quot;INSERT INTO Leader_Flavors(FlavorType, LeaderType, Flavor) SELECT 'FLAVOR_&quot;&amp;UPPER([.$A25])&amp;&quot;', Type, &quot;&amp;[.E25]&amp;&quot; FROM Leaders WHERE Type = 'LEADER_&quot;&amp;UPPER([.E$2])&amp;&quot;';&quot;" office:value-type="string" office:string-value="INSERT INTO Leader_Flavors(FlavorType, LeaderType, Flavor) SELECT 'FLAVOR_NUKE', Type, 8 FROM Leaders WHERE Type = 'LEADER_ATTILA';" calcext:value-type="string">
            <text:p>INSERT INTO Leader_Flavors(FlavorType, LeaderType, Flavor) SELECT 'FLAVOR_NUKE', Type, 8 FROM Leaders WHERE Type = 'LEADER_ATTILA';</text:p>
          </table:table-cell>
          <table:table-cell table:style-name="ce197" table:formula="of:=&quot;INSERT INTO Leader_Flavors(FlavorType, LeaderType, Flavor) SELECT 'FLAVOR_&quot;&amp;UPPER([.$A25])&amp;&quot;', Type, &quot;&amp;[.F25]&amp;&quot; FROM Leaders WHERE Type = 'LEADER_&quot;&amp;UPPER([.F$2])&amp;&quot;';&quot;" office:value-type="string" office:string-value="INSERT INTO Leader_Flavors(FlavorType, LeaderType, Flavor) SELECT 'FLAVOR_NUKE', Type, 8 FROM Leaders WHERE Type = 'LEADER_AUGUSTUS';" calcext:value-type="string">
            <text:p>INSERT INTO Leader_Flavors(FlavorType, LeaderType, Flavor) SELECT 'FLAVOR_NUKE', Type, 8 FROM Leaders WHERE Type = 'LEADER_AUGUSTUS';</text:p>
          </table:table-cell>
          <table:table-cell table:style-name="ce197" table:formula="of:=&quot;INSERT INTO Leader_Flavors(FlavorType, LeaderType, Flavor) SELECT 'FLAVOR_&quot;&amp;UPPER([.$A25])&amp;&quot;', Type, &quot;&amp;[.G25]&amp;&quot; FROM Leaders WHERE Type = 'LEADER_&quot;&amp;UPPER([.G$2])&amp;&quot;';&quot;" office:value-type="string" office:string-value="INSERT INTO Leader_Flavors(FlavorType, LeaderType, Flavor) SELECT 'FLAVOR_NUKE', Type, 8 FROM Leaders WHERE Type = 'LEADER_GENGHIS_KHAN';" calcext:value-type="string">
            <text:p>INSERT INTO Leader_Flavors(FlavorType, LeaderType, Flavor) SELECT 'FLAVOR_NUKE', Type, 8 FROM Leaders WHERE Type = 'LEADER_GENGHIS_KHAN';</text:p>
          </table:table-cell>
          <table:table-cell table:style-name="ce197" table:formula="of:=&quot;INSERT INTO Leader_Flavors(FlavorType, LeaderType, Flavor) SELECT 'FLAVOR_&quot;&amp;UPPER([.$A25])&amp;&quot;', Type, &quot;&amp;[.H25]&amp;&quot; FROM Leaders WHERE Type = 'LEADER_&quot;&amp;UPPER([.H$2])&amp;&quot;';&quot;" office:value-type="string" office:string-value="INSERT INTO Leader_Flavors(FlavorType, LeaderType, Flavor) SELECT 'FLAVOR_NUKE', Type, 8 FROM Leaders WHERE Type = 'LEADER_HARALD';" calcext:value-type="string">
            <text:p>INSERT INTO Leader_Flavors(FlavorType, LeaderType, Flavor) SELECT 'FLAVOR_NUKE', Type, 8 FROM Leaders WHERE Type = 'LEADER_HARALD';</text:p>
          </table:table-cell>
          <table:table-cell table:style-name="ce197" table:formula="of:=&quot;INSERT INTO Leader_Flavors(FlavorType, LeaderType, Flavor) SELECT 'FLAVOR_&quot;&amp;UPPER([.$A25])&amp;&quot;', Type, &quot;&amp;[.I25]&amp;&quot; FROM Leaders WHERE Type = 'LEADER_&quot;&amp;UPPER([.I$2])&amp;&quot;';&quot;" office:value-type="string" office:string-value="INSERT INTO Leader_Flavors(FlavorType, LeaderType, Flavor) SELECT 'FLAVOR_NUKE', Type, 8 FROM Leaders WHERE Type = 'LEADER_ISABELLA';" calcext:value-type="string">
            <text:p>INSERT INTO Leader_Flavors(FlavorType, LeaderType, Flavor) SELECT 'FLAVOR_NUKE', Type, 8 FROM Leaders WHERE Type = 'LEADER_ISABELLA';</text:p>
          </table:table-cell>
          <table:table-cell table:style-name="ce197" table:formula="of:=&quot;INSERT INTO Leader_Flavors(FlavorType, LeaderType, Flavor) SELECT 'FLAVOR_&quot;&amp;UPPER([.$A25])&amp;&quot;', Type, &quot;&amp;[.J25]&amp;&quot; FROM Leaders WHERE Type = 'LEADER_&quot;&amp;UPPER([.J$2])&amp;&quot;';&quot;" office:value-type="string" office:string-value="INSERT INTO Leader_Flavors(FlavorType, LeaderType, Flavor) SELECT 'FLAVOR_NUKE', Type, 8 FROM Leaders WHERE Type = 'LEADER_NAPOLEON';" calcext:value-type="string">
            <text:p>INSERT INTO Leader_Flavors(FlavorType, LeaderType, Flavor) SELECT 'FLAVOR_NUKE', Type, 8 FROM Leaders WHERE Type = 'LEADER_NAPOLEON';</text:p>
          </table:table-cell>
          <table:table-cell table:style-name="ce197" table:formula="of:=&quot;INSERT INTO Leader_Flavors(FlavorType, LeaderType, Flavor) SELECT 'FLAVOR_&quot;&amp;UPPER([.$A25])&amp;&quot;', Type, &quot;&amp;[.K25]&amp;&quot; FROM Leaders WHERE Type = 'LEADER_&quot;&amp;UPPER([.K$2])&amp;&quot;';&quot;" office:value-type="string" office:string-value="INSERT INTO Leader_Flavors(FlavorType, LeaderType, Flavor) SELECT 'FLAVOR_NUKE', Type, 8 FROM Leaders WHERE Type = 'LEADER_ODA_NOBUNAGA';" calcext:value-type="string">
            <text:p>INSERT INTO Leader_Flavors(FlavorType, LeaderType, Flavor) SELECT 'FLAVOR_NUKE', Type, 8 FROM Leaders WHERE Type = 'LEADER_ODA_NOBUNAGA';</text:p>
          </table:table-cell>
          <table:table-cell table:style-name="ce197" table:formula="of:=&quot;INSERT INTO Leader_Flavors(FlavorType, LeaderType, Flavor) SELECT 'FLAVOR_&quot;&amp;UPPER([.$A25])&amp;&quot;', Type, &quot;&amp;[.L25]&amp;&quot; FROM Leaders WHERE Type = 'LEADER_&quot;&amp;UPPER([.L$2])&amp;&quot;';&quot;" office:value-type="string" office:string-value="INSERT INTO Leader_Flavors(FlavorType, LeaderType, Flavor) SELECT 'FLAVOR_NUKE', Type, 8 FROM Leaders WHERE Type = 'LEADER_ENRICO_DANDOLO';" calcext:value-type="string">
            <text:p>INSERT INTO Leader_Flavors(FlavorType, LeaderType, Flavor) SELECT 'FLAVOR_NUKE', Type, 8 FROM Leaders WHERE Type = 'LEADER_ENRICO_DANDOLO';</text:p>
          </table:table-cell>
          <table:table-cell table:style-name="ce197" table:formula="of:=&quot;INSERT INTO Leader_Flavors(FlavorType, LeaderType, Flavor) SELECT 'FLAVOR_&quot;&amp;UPPER([.$A25])&amp;&quot;', Type, &quot;&amp;[.M25]&amp;&quot; FROM Leaders WHERE Type = 'LEADER_&quot;&amp;UPPER([.M$2])&amp;&quot;';&quot;" office:value-type="string" office:string-value="INSERT INTO Leader_Flavors(FlavorType, LeaderType, Flavor) SELECT 'FLAVOR_NUKE', Type, 8 FROM Leaders WHERE Type = 'LEADER_SHAKA';" calcext:value-type="string">
            <text:p>INSERT INTO Leader_Flavors(FlavorType, LeaderType, Flavor) SELECT 'FLAVOR_NUKE', Type, 8 FROM Leaders WHERE Type = 'LEADER_SHAKA';</text:p>
          </table:table-cell>
          <table:table-cell table:style-name="ce197" table:formula="of:=&quot;INSERT INTO Leader_Flavors(FlavorType, LeaderType, Flavor) SELECT 'FLAVOR_&quot;&amp;UPPER([.$A25])&amp;&quot;', Type, &quot;&amp;[.N25]&amp;&quot; FROM Leaders WHERE Type = 'LEADER_&quot;&amp;UPPER([.N$2])&amp;&quot;';&quot;" office:value-type="string" office:string-value="INSERT INTO Leader_Flavors(FlavorType, LeaderType, Flavor) SELECT 'FLAVOR_NUKE', Type, 8 FROM Leaders WHERE Type = 'LEADER_COALITION';" calcext:value-type="string">
            <text:p>INSERT INTO Leader_Flavors(FlavorType, LeaderType, Flavor) SELECT 'FLAVOR_NUKE', Type, 8 FROM Leaders WHERE Type = 'LEADER_COALITION';</text:p>
          </table:table-cell>
          <table:table-cell table:style-name="ce197" table:formula="of:=&quot;INSERT INTO Leader_Flavors(FlavorType, LeaderType, Flavor) SELECT 'FLAVOR_&quot;&amp;UPPER([.$A25])&amp;&quot;', Type, &quot;&amp;[.O25]&amp;&quot; FROM Leaders WHERE Type = 'LEADER_&quot;&amp;UPPER([.O$2])&amp;&quot;';&quot;" office:value-type="string" office:string-value="INSERT INTO Leader_Flavors(FlavorType, LeaderType, Flavor) SELECT 'FLAVOR_NUKE', Type, 8 FROM Leaders WHERE Type = 'LEADER_ALEXANDER';" calcext:value-type="string">
            <text:p>INSERT INTO Leader_Flavors(FlavorType, LeaderType, Flavor) SELECT 'FLAVOR_NUKE', Type, 8 FROM Leaders WHERE Type = 'LEADER_ALEXANDER';</text:p>
          </table:table-cell>
          <table:table-cell table:style-name="ce197" table:formula="of:=&quot;INSERT INTO Leader_Flavors(FlavorType, LeaderType, Flavor) SELECT 'FLAVOR_&quot;&amp;UPPER([.$A25])&amp;&quot;', Type, &quot;&amp;[.P25]&amp;&quot; FROM Leaders WHERE Type = 'LEADER_&quot;&amp;UPPER([.P$2])&amp;&quot;';&quot;" office:value-type="string" office:string-value="INSERT INTO Leader_Flavors(FlavorType, LeaderType, Flavor) SELECT 'FLAVOR_NUKE', Type, 8 FROM Leaders WHERE Type = 'LEADER_BISMARCK';" calcext:value-type="string">
            <text:p>INSERT INTO Leader_Flavors(FlavorType, LeaderType, Flavor) SELECT 'FLAVOR_NUKE', Type, 8 FROM Leaders WHERE Type = 'LEADER_BISMARCK';</text:p>
          </table:table-cell>
          <table:table-cell table:style-name="ce197" table:formula="of:=&quot;INSERT INTO Leader_Flavors(FlavorType, LeaderType, Flavor) SELECT 'FLAVOR_&quot;&amp;UPPER([.$A25])&amp;&quot;', Type, &quot;&amp;[.Q25]&amp;&quot; FROM Leaders WHERE Type = 'LEADER_&quot;&amp;UPPER([.Q$2])&amp;&quot;';&quot;" office:value-type="string" office:string-value="INSERT INTO Leader_Flavors(FlavorType, LeaderType, Flavor) SELECT 'FLAVOR_NUKE', Type, 8 FROM Leaders WHERE Type = 'LEADER_CATHERINE';" calcext:value-type="string">
            <text:p>INSERT INTO Leader_Flavors(FlavorType, LeaderType, Flavor) SELECT 'FLAVOR_NUKE', Type, 8 FROM Leaders WHERE Type = 'LEADER_CATHERINE';</text:p>
          </table:table-cell>
          <table:table-cell table:style-name="ce197" table:formula="of:=&quot;INSERT INTO Leader_Flavors(FlavorType, LeaderType, Flavor) SELECT 'FLAVOR_&quot;&amp;UPPER([.$A25])&amp;&quot;', Type, &quot;&amp;[.R25]&amp;&quot; FROM Leaders WHERE Type = 'LEADER_&quot;&amp;UPPER([.R$2])&amp;&quot;';&quot;" office:value-type="string" office:string-value="INSERT INTO Leader_Flavors(FlavorType, LeaderType, Flavor) SELECT 'FLAVOR_NUKE', Type, 8 FROM Leaders WHERE Type = 'LEADER_ELIZABETH';" calcext:value-type="string">
            <text:p>INSERT INTO Leader_Flavors(FlavorType, LeaderType, Flavor) SELECT 'FLAVOR_NUKE', Type, 8 FROM Leaders WHERE Type = 'LEADER_ELIZABETH';</text:p>
          </table:table-cell>
          <table:table-cell table:style-name="ce197" table:formula="of:=&quot;INSERT INTO Leader_Flavors(FlavorType, LeaderType, Flavor) SELECT 'FLAVOR_&quot;&amp;UPPER([.$A25])&amp;&quot;', Type, &quot;&amp;[.S25]&amp;&quot; FROM Leaders WHERE Type = 'LEADER_&quot;&amp;UPPER([.S$2])&amp;&quot;';&quot;" office:value-type="string" office:string-value="INSERT INTO Leader_Flavors(FlavorType, LeaderType, Flavor) SELECT 'FLAVOR_NUKE', Type, 8 FROM Leaders WHERE Type = 'LEADER_GUSTAVUS_ADOLPHUS';" calcext:value-type="string">
            <text:p>INSERT INTO Leader_Flavors(FlavorType, LeaderType, Flavor) SELECT 'FLAVOR_NUKE', Type, 8 FROM Leaders WHERE Type = 'LEADER_GUSTAVUS_ADOLPHUS';</text:p>
          </table:table-cell>
          <table:table-cell table:style-name="ce197" table:formula="of:=&quot;INSERT INTO Leader_Flavors(FlavorType, LeaderType, Flavor) SELECT 'FLAVOR_&quot;&amp;UPPER([.$A25])&amp;&quot;', Type, &quot;&amp;[.T25]&amp;&quot; FROM Leaders WHERE Type = 'LEADER_&quot;&amp;UPPER([.T$2])&amp;&quot;';&quot;" office:value-type="string" office:string-value="INSERT INTO Leader_Flavors(FlavorType, LeaderType, Flavor) SELECT 'FLAVOR_NUKE', Type, 8 FROM Leaders WHERE Type = 'LEADER_HIAWATHA';" calcext:value-type="string">
            <text:p>INSERT INTO Leader_Flavors(FlavorType, LeaderType, Flavor) SELECT 'FLAVOR_NUKE', Type, 8 FROM Leaders WHERE Type = 'LEADER_HIAWATHA';</text:p>
          </table:table-cell>
          <table:table-cell table:style-name="ce197" table:formula="of:=&quot;INSERT INTO Leader_Flavors(FlavorType, LeaderType, Flavor) SELECT 'FLAVOR_&quot;&amp;UPPER([.$A25])&amp;&quot;', Type, &quot;&amp;[.U25]&amp;&quot; FROM Leaders WHERE Type = 'LEADER_&quot;&amp;UPPER([.U$2])&amp;&quot;';&quot;" office:value-type="string" office:string-value="INSERT INTO Leader_Flavors(FlavorType, LeaderType, Flavor) SELECT 'FLAVOR_NUKE', Type, 8 FROM Leaders WHERE Type = 'LEADER_MONTEZUMA';" calcext:value-type="string">
            <text:p>INSERT INTO Leader_Flavors(FlavorType, LeaderType, Flavor) SELECT 'FLAVOR_NUKE', Type, 8 FROM Leaders WHERE Type = 'LEADER_MONTEZUMA';</text:p>
          </table:table-cell>
          <table:table-cell table:style-name="ce197" table:formula="of:=&quot;INSERT INTO Leader_Flavors(FlavorType, LeaderType, Flavor) SELECT 'FLAVOR_&quot;&amp;UPPER([.$A25])&amp;&quot;', Type, &quot;&amp;[.V25]&amp;&quot; FROM Leaders WHERE Type = 'LEADER_&quot;&amp;UPPER([.V$2])&amp;&quot;';&quot;" office:value-type="string" office:string-value="INSERT INTO Leader_Flavors(FlavorType, LeaderType, Flavor) SELECT 'FLAVOR_NUKE', Type, 8 FROM Leaders WHERE Type = 'LEADER_THEODORA';" calcext:value-type="string">
            <text:p>INSERT INTO Leader_Flavors(FlavorType, LeaderType, Flavor) SELECT 'FLAVOR_NUKE', Type, 8 FROM Leaders WHERE Type = 'LEADER_THEODORA';</text:p>
          </table:table-cell>
          <table:table-cell table:style-name="ce197" table:formula="of:=&quot;INSERT INTO Leader_Flavors(FlavorType, LeaderType, Flavor) SELECT 'FLAVOR_&quot;&amp;UPPER([.$A25])&amp;&quot;', Type, &quot;&amp;[.W25]&amp;&quot; FROM Leaders WHERE Type = 'LEADER_&quot;&amp;UPPER([.W$2])&amp;&quot;';&quot;" office:value-type="string" office:string-value="INSERT INTO Leader_Flavors(FlavorType, LeaderType, Flavor) SELECT 'FLAVOR_NUKE', Type, 8 FROM Leaders WHERE Type = 'LEADER_GAJAH_MADA';" calcext:value-type="string">
            <text:p>INSERT INTO Leader_Flavors(FlavorType, LeaderType, Flavor) SELECT 'FLAVOR_NUKE', Type, 8 FROM Leaders WHERE Type = 'LEADER_GAJAH_MADA';</text:p>
          </table:table-cell>
          <table:table-cell table:style-name="ce197" table:formula="of:=&quot;INSERT INTO Leader_Flavors(FlavorType, LeaderType, Flavor) SELECT 'FLAVOR_&quot;&amp;UPPER([.$A25])&amp;&quot;', Type, &quot;&amp;[.X25]&amp;&quot; FROM Leaders WHERE Type = 'LEADER_&quot;&amp;UPPER([.X$2])&amp;&quot;';&quot;" office:value-type="string" office:string-value="INSERT INTO Leader_Flavors(FlavorType, LeaderType, Flavor) SELECT 'FLAVOR_NUKE', Type, 8 FROM Leaders WHERE Type = 'LEADER_CASIMIR';" calcext:value-type="string">
            <text:p>INSERT INTO Leader_Flavors(FlavorType, LeaderType, Flavor) SELECT 'FLAVOR_NUKE', Type, 8 FROM Leaders WHERE Type = 'LEADER_CASIMIR';</text:p>
          </table:table-cell>
          <table:table-cell table:style-name="ce197" table:formula="of:=&quot;INSERT INTO Leader_Flavors(FlavorType, LeaderType, Flavor) SELECT 'FLAVOR_&quot;&amp;UPPER([.$A25])&amp;&quot;', Type, &quot;&amp;[.Y25]&amp;&quot; FROM Leaders WHERE Type = 'LEADER_&quot;&amp;UPPER([.Y$2])&amp;&quot;';&quot;" office:value-type="string" office:string-value="INSERT INTO Leader_Flavors(FlavorType, LeaderType, Flavor) SELECT 'FLAVOR_NUKE', Type, 8 FROM Leaders WHERE Type = 'LEADER_WU_ZETIAN';" calcext:value-type="string">
            <text:p>INSERT INTO Leader_Flavors(FlavorType, LeaderType, Flavor) SELECT 'FLAVOR_NUKE', Type, 8 FROM Leaders WHERE Type = 'LEADER_WU_ZETIAN';</text:p>
          </table:table-cell>
          <table:table-cell table:style-name="ce197" table:formula="of:=&quot;INSERT INTO Leader_Flavors(FlavorType, LeaderType, Flavor) SELECT 'FLAVOR_&quot;&amp;UPPER([.$A25])&amp;&quot;', Type, &quot;&amp;[.Z25]&amp;&quot; FROM Leaders WHERE Type = 'LEADER_&quot;&amp;UPPER([.Z$2])&amp;&quot;';&quot;" office:value-type="string" office:string-value="INSERT INTO Leader_Flavors(FlavorType, LeaderType, Flavor) SELECT 'FLAVOR_NUKE', Type, 4 FROM Leaders WHERE Type = 'LEADER_DIPLOMAT';" calcext:value-type="string">
            <text:p>INSERT INTO Leader_Flavors(FlavorType, LeaderType, Flavor) SELECT 'FLAVOR_NUKE', Type, 4 FROM Leaders WHERE Type = 'LEADER_DIPLOMAT';</text:p>
          </table:table-cell>
          <table:table-cell table:style-name="ce197" table:formula="of:=&quot;INSERT INTO Leader_Flavors(FlavorType, LeaderType, Flavor) SELECT 'FLAVOR_&quot;&amp;UPPER([.$A25])&amp;&quot;', Type, &quot;&amp;[.AA25]&amp;&quot; FROM Leaders WHERE Type = 'LEADER_&quot;&amp;UPPER([.AA$2])&amp;&quot;';&quot;" office:value-type="string" office:string-value="INSERT INTO Leader_Flavors(FlavorType, LeaderType, Flavor) SELECT 'FLAVOR_NUKE', Type, 0 FROM Leaders WHERE Type = 'LEADER_GANDHI';" calcext:value-type="string">
            <text:p>INSERT INTO Leader_Flavors(FlavorType, LeaderType, Flavor) SELECT 'FLAVOR_NUKE', Type, 0 FROM Leaders WHERE Type = 'LEADER_GANDHI';</text:p>
          </table:table-cell>
          <table:table-cell table:style-name="ce197" table:formula="of:=&quot;INSERT INTO Leader_Flavors(FlavorType, LeaderType, Flavor) SELECT 'FLAVOR_&quot;&amp;UPPER([.$A25])&amp;&quot;', Type, &quot;&amp;[.AB25]&amp;&quot; FROM Leaders WHERE Type = 'LEADER_&quot;&amp;UPPER([.AB$2])&amp;&quot;';&quot;" office:value-type="string" office:string-value="INSERT INTO Leader_Flavors(FlavorType, LeaderType, Flavor) SELECT 'FLAVOR_NUKE', Type, 4 FROM Leaders WHERE Type = 'LEADER_SELASSIE';" calcext:value-type="string">
            <text:p>INSERT INTO Leader_Flavors(FlavorType, LeaderType, Flavor) SELECT 'FLAVOR_NUKE', Type, 4 FROM Leaders WHERE Type = 'LEADER_SELASSIE';</text:p>
          </table:table-cell>
          <table:table-cell table:style-name="ce197" table:formula="of:=&quot;INSERT INTO Leader_Flavors(FlavorType, LeaderType, Flavor) SELECT 'FLAVOR_&quot;&amp;UPPER([.$A25])&amp;&quot;', Type, &quot;&amp;[.AC25]&amp;&quot; FROM Leaders WHERE Type = 'LEADER_&quot;&amp;UPPER([.AC$2])&amp;&quot;';&quot;" office:value-type="string" office:string-value="INSERT INTO Leader_Flavors(FlavorType, LeaderType, Flavor) SELECT 'FLAVOR_NUKE', Type, 4 FROM Leaders WHERE Type = 'LEADER_KAMEHAMEHA';" calcext:value-type="string">
            <text:p>INSERT INTO Leader_Flavors(FlavorType, LeaderType, Flavor) SELECT 'FLAVOR_NUKE', Type, 4 FROM Leaders WHERE Type = 'LEADER_KAMEHAMEHA';</text:p>
          </table:table-cell>
          <table:table-cell table:style-name="ce197" table:formula="of:=&quot;INSERT INTO Leader_Flavors(FlavorType, LeaderType, Flavor) SELECT 'FLAVOR_&quot;&amp;UPPER([.$A25])&amp;&quot;', Type, &quot;&amp;[.AD25]&amp;&quot; FROM Leaders WHERE Type = 'LEADER_&quot;&amp;UPPER([.AD$2])&amp;&quot;';&quot;" office:value-type="string" office:string-value="INSERT INTO Leader_Flavors(FlavorType, LeaderType, Flavor) SELECT 'FLAVOR_NUKE', Type, 4 FROM Leaders WHERE Type = 'LEADER_MARIA_I';" calcext:value-type="string">
            <text:p>INSERT INTO Leader_Flavors(FlavorType, LeaderType, Flavor) SELECT 'FLAVOR_NUKE', Type, 4 FROM Leaders WHERE Type = 'LEADER_MARIA_I';</text:p>
          </table:table-cell>
          <table:table-cell table:style-name="ce197" table:formula="of:=&quot;INSERT INTO Leader_Flavors(FlavorType, LeaderType, Flavor) SELECT 'FLAVOR_&quot;&amp;UPPER([.$A25])&amp;&quot;', Type, &quot;&amp;[.AE25]&amp;&quot; FROM Leaders WHERE Type = 'LEADER_&quot;&amp;UPPER([.AE$2])&amp;&quot;';&quot;" office:value-type="string" office:string-value="INSERT INTO Leader_Flavors(FlavorType, LeaderType, Flavor) SELECT 'FLAVOR_NUKE', Type, 4 FROM Leaders WHERE Type = 'LEADER_PACHACUTI';" calcext:value-type="string">
            <text:p>INSERT INTO Leader_Flavors(FlavorType, LeaderType, Flavor) SELECT 'FLAVOR_NUKE', Type, 4 FROM Leaders WHERE Type = 'LEADER_PACHACUTI';</text:p>
          </table:table-cell>
          <table:table-cell table:style-name="ce197" table:formula="of:=&quot;INSERT INTO Leader_Flavors(FlavorType, LeaderType, Flavor) SELECT 'FLAVOR_&quot;&amp;UPPER([.$A25])&amp;&quot;', Type, &quot;&amp;[.AF25]&amp;&quot; FROM Leaders WHERE Type = 'LEADER_&quot;&amp;UPPER([.AF$2])&amp;&quot;';&quot;" office:value-type="string" office:string-value="INSERT INTO Leader_Flavors(FlavorType, LeaderType, Flavor) SELECT 'FLAVOR_NUKE', Type, 4 FROM Leaders WHERE Type = 'LEADER_RAMESSES';" calcext:value-type="string">
            <text:p>INSERT INTO Leader_Flavors(FlavorType, LeaderType, Flavor) SELECT 'FLAVOR_NUKE', Type, 4 FROM Leaders WHERE Type = 'LEADER_RAMESSES';</text:p>
          </table:table-cell>
          <table:table-cell table:style-name="ce197" table:formula="of:=&quot;INSERT INTO Leader_Flavors(FlavorType, LeaderType, Flavor) SELECT 'FLAVOR_&quot;&amp;UPPER([.$A25])&amp;&quot;', Type, &quot;&amp;[.AG25]&amp;&quot; FROM Leaders WHERE Type = 'LEADER_&quot;&amp;UPPER([.AG$2])&amp;&quot;';&quot;" office:value-type="string" office:string-value="INSERT INTO Leader_Flavors(FlavorType, LeaderType, Flavor) SELECT 'FLAVOR_NUKE', Type, 4 FROM Leaders WHERE Type = 'LEADER_RAMKHAMHAENG';" calcext:value-type="string">
            <text:p>INSERT INTO Leader_Flavors(FlavorType, LeaderType, Flavor) SELECT 'FLAVOR_NUKE', Type, 4 FROM Leaders WHERE Type = 'LEADER_RAMKHAMHAENG';</text:p>
          </table:table-cell>
          <table:table-cell table:style-name="ce197" table:formula="of:=&quot;INSERT INTO Leader_Flavors(FlavorType, LeaderType, Flavor) SELECT 'FLAVOR_&quot;&amp;UPPER([.$A25])&amp;&quot;', Type, &quot;&amp;[.AH25]&amp;&quot; FROM Leaders WHERE Type = 'LEADER_&quot;&amp;UPPER([.AH$2])&amp;&quot;';&quot;" office:value-type="string" office:string-value="INSERT INTO Leader_Flavors(FlavorType, LeaderType, Flavor) SELECT 'FLAVOR_NUKE', Type, 4 FROM Leaders WHERE Type = 'LEADER_PEDRO';" calcext:value-type="string">
            <text:p>INSERT INTO Leader_Flavors(FlavorType, LeaderType, Flavor) SELECT 'FLAVOR_NUKE', Type, 4 FROM Leaders WHERE Type = 'LEADER_PEDRO';</text:p>
          </table:table-cell>
          <table:table-cell table:style-name="ce197" table:formula="of:=&quot;INSERT INTO Leader_Flavors(FlavorType, LeaderType, Flavor) SELECT 'FLAVOR_&quot;&amp;UPPER([.$A25])&amp;&quot;', Type, &quot;&amp;[.AI25]&amp;&quot; FROM Leaders WHERE Type = 'LEADER_&quot;&amp;UPPER([.AI$2])&amp;&quot;';&quot;" office:value-type="string" office:string-value="INSERT INTO Leader_Flavors(FlavorType, LeaderType, Flavor) SELECT 'FLAVOR_NUKE', Type, 4 FROM Leaders WHERE Type = 'LEADER_AHMAD_ALMANSUR';" calcext:value-type="string">
            <text:p>INSERT INTO Leader_Flavors(FlavorType, LeaderType, Flavor) SELECT 'FLAVOR_NUKE', Type, 4 FROM Leaders WHERE Type = 'LEADER_AHMAD_ALMANSUR';</text:p>
          </table:table-cell>
          <table:table-cell table:style-name="ce197" table:formula="of:=&quot;INSERT INTO Leader_Flavors(FlavorType, LeaderType, Flavor) SELECT 'FLAVOR_&quot;&amp;UPPER([.$A25])&amp;&quot;', Type, &quot;&amp;[.AJ25]&amp;&quot; FROM Leaders WHERE Type = 'LEADER_&quot;&amp;UPPER([.AJ$2])&amp;&quot;';&quot;" office:value-type="string" office:string-value="INSERT INTO Leader_Flavors(FlavorType, LeaderType, Flavor) SELECT 'FLAVOR_NUKE', Type, 4 FROM Leaders WHERE Type = 'LEADER_SEJONG';" calcext:value-type="string">
            <text:p>INSERT INTO Leader_Flavors(FlavorType, LeaderType, Flavor) SELECT 'FLAVOR_NUKE', Type, 4 FROM Leaders WHERE Type = 'LEADER_SEJONG';</text:p>
          </table:table-cell>
          <table:table-cell table:style-name="ce197" table:formula="of:=&quot;INSERT INTO Leader_Flavors(FlavorType, LeaderType, Flavor) SELECT 'FLAVOR_&quot;&amp;UPPER([.$A25])&amp;&quot;', Type, &quot;&amp;[.AK25]&amp;&quot; FROM Leaders WHERE Type = 'LEADER_&quot;&amp;UPPER([.AK$2])&amp;&quot;';&quot;" office:value-type="string" office:string-value="INSERT INTO Leader_Flavors(FlavorType, LeaderType, Flavor) SELECT 'FLAVOR_NUKE', Type, 4 FROM Leaders WHERE Type = 'LEADER_EXPANSIONIST';" calcext:value-type="string">
            <text:p>INSERT INTO Leader_Flavors(FlavorType, LeaderType, Flavor) SELECT 'FLAVOR_NUKE', Type, 4 FROM Leaders WHERE Type = 'LEADER_EXPANSIONIST';</text:p>
          </table:table-cell>
          <table:table-cell table:style-name="ce197" table:formula="of:=&quot;INSERT INTO Leader_Flavors(FlavorType, LeaderType, Flavor) SELECT 'FLAVOR_&quot;&amp;UPPER([.$A25])&amp;&quot;', Type, &quot;&amp;[.AL25]&amp;&quot; FROM Leaders WHERE Type = 'LEADER_&quot;&amp;UPPER([.AL$2])&amp;&quot;';&quot;" office:value-type="string" office:string-value="INSERT INTO Leader_Flavors(FlavorType, LeaderType, Flavor) SELECT 'FLAVOR_NUKE', Type, 4 FROM Leaders WHERE Type = 'LEADER_BOUDICCA';" calcext:value-type="string">
            <text:p>INSERT INTO Leader_Flavors(FlavorType, LeaderType, Flavor) SELECT 'FLAVOR_NUKE', Type, 4 FROM Leaders WHERE Type = 'LEADER_BOUDICCA';</text:p>
          </table:table-cell>
          <table:table-cell table:style-name="ce197" table:formula="of:=&quot;INSERT INTO Leader_Flavors(FlavorType, LeaderType, Flavor) SELECT 'FLAVOR_&quot;&amp;UPPER([.$A25])&amp;&quot;', Type, &quot;&amp;[.AM25]&amp;&quot; FROM Leaders WHERE Type = 'LEADER_&quot;&amp;UPPER([.AM$2])&amp;&quot;';&quot;" office:value-type="string" office:string-value="INSERT INTO Leader_Flavors(FlavorType, LeaderType, Flavor) SELECT 'FLAVOR_NUKE', Type, 4 FROM Leaders WHERE Type = 'LEADER_DARIUS';" calcext:value-type="string">
            <text:p>INSERT INTO Leader_Flavors(FlavorType, LeaderType, Flavor) SELECT 'FLAVOR_NUKE', Type, 4 FROM Leaders WHERE Type = 'LEADER_DARIUS';</text:p>
          </table:table-cell>
          <table:table-cell table:style-name="ce197" table:formula="of:=&quot;INSERT INTO Leader_Flavors(FlavorType, LeaderType, Flavor) SELECT 'FLAVOR_&quot;&amp;UPPER([.$A25])&amp;&quot;', Type, &quot;&amp;[.AN25]&amp;&quot; FROM Leaders WHERE Type = 'LEADER_&quot;&amp;UPPER([.AN$2])&amp;&quot;';&quot;" office:value-type="string" office:string-value="INSERT INTO Leader_Flavors(FlavorType, LeaderType, Flavor) SELECT 'FLAVOR_NUKE', Type, 4 FROM Leaders WHERE Type = 'LEADER_DIDO';" calcext:value-type="string">
            <text:p>INSERT INTO Leader_Flavors(FlavorType, LeaderType, Flavor) SELECT 'FLAVOR_NUKE', Type, 4 FROM Leaders WHERE Type = 'LEADER_DIDO';</text:p>
          </table:table-cell>
          <table:table-cell table:style-name="ce197" table:formula="of:=&quot;INSERT INTO Leader_Flavors(FlavorType, LeaderType, Flavor) SELECT 'FLAVOR_&quot;&amp;UPPER([.$A25])&amp;&quot;', Type, &quot;&amp;[.AO25]&amp;&quot; FROM Leaders WHERE Type = 'LEADER_&quot;&amp;UPPER([.AO$2])&amp;&quot;';&quot;" office:value-type="string" office:string-value="INSERT INTO Leader_Flavors(FlavorType, LeaderType, Flavor) SELECT 'FLAVOR_NUKE', Type, 4 FROM Leaders WHERE Type = 'LEADER_HARUN_AL_RASHID';" calcext:value-type="string">
            <text:p>INSERT INTO Leader_Flavors(FlavorType, LeaderType, Flavor) SELECT 'FLAVOR_NUKE', Type, 4 FROM Leaders WHERE Type = 'LEADER_HARUN_AL_RASHID';</text:p>
          </table:table-cell>
          <table:table-cell table:style-name="ce197" table:formula="of:=&quot;INSERT INTO Leader_Flavors(FlavorType, LeaderType, Flavor) SELECT 'FLAVOR_&quot;&amp;UPPER([.$A25])&amp;&quot;', Type, &quot;&amp;[.AP25]&amp;&quot; FROM Leaders WHERE Type = 'LEADER_&quot;&amp;UPPER([.AP$2])&amp;&quot;';&quot;" office:value-type="string" office:string-value="INSERT INTO Leader_Flavors(FlavorType, LeaderType, Flavor) SELECT 'FLAVOR_NUKE', Type, 4 FROM Leaders WHERE Type = 'LEADER_NEBUCHADNEZZAR';" calcext:value-type="string">
            <text:p>INSERT INTO Leader_Flavors(FlavorType, LeaderType, Flavor) SELECT 'FLAVOR_NUKE', Type, 4 FROM Leaders WHERE Type = 'LEADER_NEBUCHADNEZZAR';</text:p>
          </table:table-cell>
          <table:table-cell table:style-name="ce197" table:formula="of:=&quot;INSERT INTO Leader_Flavors(FlavorType, LeaderType, Flavor) SELECT 'FLAVOR_&quot;&amp;UPPER([.$A25])&amp;&quot;', Type, &quot;&amp;[.AQ25]&amp;&quot; FROM Leaders WHERE Type = 'LEADER_&quot;&amp;UPPER([.AQ$2])&amp;&quot;';&quot;" office:value-type="string" office:string-value="INSERT INTO Leader_Flavors(FlavorType, LeaderType, Flavor) SELECT 'FLAVOR_NUKE', Type, 4 FROM Leaders WHERE Type = 'LEADER_PACAL';" calcext:value-type="string">
            <text:p>INSERT INTO Leader_Flavors(FlavorType, LeaderType, Flavor) SELECT 'FLAVOR_NUKE', Type, 4 FROM Leaders WHERE Type = 'LEADER_PACAL';</text:p>
          </table:table-cell>
          <table:table-cell table:style-name="ce197" table:formula="of:=&quot;INSERT INTO Leader_Flavors(FlavorType, LeaderType, Flavor) SELECT 'FLAVOR_&quot;&amp;UPPER([.$A25])&amp;&quot;', Type, &quot;&amp;[.AR25]&amp;&quot; FROM Leaders WHERE Type = 'LEADER_&quot;&amp;UPPER([.AR$2])&amp;&quot;';&quot;" office:value-type="string" office:string-value="INSERT INTO Leader_Flavors(FlavorType, LeaderType, Flavor) SELECT 'FLAVOR_NUKE', Type, 4 FROM Leaders WHERE Type = 'LEADER_SULEIMAN';" calcext:value-type="string">
            <text:p>INSERT INTO Leader_Flavors(FlavorType, LeaderType, Flavor) SELECT 'FLAVOR_NUKE', Type, 4 FROM Leaders WHERE Type = 'LEADER_SULEIMAN';</text:p>
          </table:table-cell>
          <table:table-cell table:style-name="ce197" table:formula="of:=&quot;INSERT INTO Leader_Flavors(FlavorType, LeaderType, Flavor) SELECT 'FLAVOR_&quot;&amp;UPPER([.$A25])&amp;&quot;', Type, &quot;&amp;[.AS25]&amp;&quot; FROM Leaders WHERE Type = 'LEADER_&quot;&amp;UPPER([.AS$2])&amp;&quot;';&quot;" office:value-type="string" office:string-value="INSERT INTO Leader_Flavors(FlavorType, LeaderType, Flavor) SELECT 'FLAVOR_NUKE', Type, 4 FROM Leaders WHERE Type = 'LEADER_WASHINGTON';" calcext:value-type="string">
            <text:p>INSERT INTO Leader_Flavors(FlavorType, LeaderType, Flavor) SELECT 'FLAVOR_NUKE', Type, 4 FROM Leaders WHERE Type = 'LEADER_WASHINGTON';</text:p>
          </table:table-cell>
          <table:table-cell table:style-name="ce197" table:formula="of:=&quot;INSERT INTO Leader_Flavors(FlavorType, LeaderType, Flavor) SELECT 'FLAVOR_&quot;&amp;UPPER([.$A25])&amp;&quot;', Type, &quot;&amp;[.AT25]&amp;&quot; FROM Leaders WHERE Type = 'LEADER_&quot;&amp;UPPER([.AT$2])&amp;&quot;';&quot;" office:value-type="string" office:string-value="INSERT INTO Leader_Flavors(FlavorType, LeaderType, Flavor) SELECT 'FLAVOR_NUKE', Type, 4 FROM Leaders WHERE Type = 'LEADER_MARIA';" calcext:value-type="string">
            <text:p>INSERT INTO Leader_Flavors(FlavorType, LeaderType, Flavor) SELECT 'FLAVOR_NUKE', Type, 4 FROM Leaders WHERE Type = 'LEADER_MARIA';</text:p>
          </table:table-cell>
          <table:table-cell table:style-name="ce197" table:formula="of:=&quot;INSERT INTO Leader_Flavors(FlavorType, LeaderType, Flavor) SELECT 'FLAVOR_&quot;&amp;UPPER([.$A25])&amp;&quot;', Type, &quot;&amp;[.AU25]&amp;&quot; FROM Leaders WHERE Type = 'LEADER_&quot;&amp;UPPER([.AU$2])&amp;&quot;';&quot;" office:value-type="string" office:string-value="INSERT INTO Leader_Flavors(FlavorType, LeaderType, Flavor) SELECT 'FLAVOR_NUKE', Type, 4 FROM Leaders WHERE Type = 'LEADER_POCATELLO';" calcext:value-type="string">
            <text:p>INSERT INTO Leader_Flavors(FlavorType, LeaderType, Flavor) SELECT 'FLAVOR_NUKE', Type, 4 FROM Leaders WHERE Type = 'LEADER_POCATELLO';</text:p>
          </table:table-cell>
          <table:table-cell table:style-name="ce197" table:formula="of:=&quot;INSERT INTO Leader_Flavors(FlavorType, LeaderType, Flavor) SELECT 'FLAVOR_&quot;&amp;UPPER([.$A25])&amp;&quot;', Type, &quot;&amp;[.AV25]&amp;&quot; FROM Leaders WHERE Type = 'LEADER_&quot;&amp;UPPER([.AV$2])&amp;&quot;';&quot;" office:value-type="string" office:string-value="INSERT INTO Leader_Flavors(FlavorType, LeaderType, Flavor) SELECT 'FLAVOR_NUKE', Type, 4 FROM Leaders WHERE Type = 'LEADER_WILLIAM';" calcext:value-type="string">
            <text:p>INSERT INTO Leader_Flavors(FlavorType, LeaderType, Flavor) SELECT 'FLAVOR_NUKE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6])&amp;&quot;', Type, &quot;&amp;[.C26]&amp;&quot; FROM Leaders WHERE Type = 'LEADER_&quot;&amp;UPPER([.C$2])&amp;&quot;';&quot;" office:value-type="string" office:string-value="INSERT INTO Leader_Flavors(FlavorType, LeaderType, Flavor) SELECT 'FLAVOR_CITY_DEFENSE', Type, 2 FROM Leaders WHERE Type = 'LEADER_ASHURBANIPAL';" calcext:value-type="string">
            <text:p>INSERT INTO Leader_Flavors(FlavorType, LeaderType, Flavor) SELECT 'FLAVOR_CITY_DEFENSE', Type, 2 FROM Leaders WHERE Type = 'LEADER_ASHURBANIPAL';</text:p>
          </table:table-cell>
          <table:table-cell table:style-name="ce197" table:formula="of:=&quot;INSERT INTO Leader_Flavors(FlavorType, LeaderType, Flavor) SELECT 'FLAVOR_&quot;&amp;UPPER([.$A26])&amp;&quot;', Type, &quot;&amp;[.D26]&amp;&quot; FROM Leaders WHERE Type = 'LEADER_&quot;&amp;UPPER([.D$2])&amp;&quot;';&quot;" office:value-type="string" office:string-value="INSERT INTO Leader_Flavors(FlavorType, LeaderType, Flavor) SELECT 'FLAVOR_CITY_DEFENSE', Type, 2 FROM Leaders WHERE Type = 'LEADER_ASKIA';" calcext:value-type="string">
            <text:p>INSERT INTO Leader_Flavors(FlavorType, LeaderType, Flavor) SELECT 'FLAVOR_CITY_DEFENSE', Type, 2 FROM Leaders WHERE Type = 'LEADER_ASKIA';</text:p>
          </table:table-cell>
          <table:table-cell table:style-name="ce197" table:formula="of:=&quot;INSERT INTO Leader_Flavors(FlavorType, LeaderType, Flavor) SELECT 'FLAVOR_&quot;&amp;UPPER([.$A26])&amp;&quot;', Type, &quot;&amp;[.E26]&amp;&quot; FROM Leaders WHERE Type = 'LEADER_&quot;&amp;UPPER([.E$2])&amp;&quot;';&quot;" office:value-type="string" office:string-value="INSERT INTO Leader_Flavors(FlavorType, LeaderType, Flavor) SELECT 'FLAVOR_CITY_DEFENSE', Type, 2 FROM Leaders WHERE Type = 'LEADER_ATTILA';" calcext:value-type="string">
            <text:p>INSERT INTO Leader_Flavors(FlavorType, LeaderType, Flavor) SELECT 'FLAVOR_CITY_DEFENSE', Type, 2 FROM Leaders WHERE Type = 'LEADER_ATTILA';</text:p>
          </table:table-cell>
          <table:table-cell table:style-name="ce197" table:formula="of:=&quot;INSERT INTO Leader_Flavors(FlavorType, LeaderType, Flavor) SELECT 'FLAVOR_&quot;&amp;UPPER([.$A26])&amp;&quot;', Type, &quot;&amp;[.F26]&amp;&quot; FROM Leaders WHERE Type = 'LEADER_&quot;&amp;UPPER([.F$2])&amp;&quot;';&quot;" office:value-type="string" office:string-value="INSERT INTO Leader_Flavors(FlavorType, LeaderType, Flavor) SELECT 'FLAVOR_CITY_DEFENSE', Type, 2 FROM Leaders WHERE Type = 'LEADER_AUGUSTUS';" calcext:value-type="string">
            <text:p>INSERT INTO Leader_Flavors(FlavorType, LeaderType, Flavor) SELECT 'FLAVOR_CITY_DEFENSE', Type, 2 FROM Leaders WHERE Type = 'LEADER_AUGUSTUS';</text:p>
          </table:table-cell>
          <table:table-cell table:style-name="ce197" table:formula="of:=&quot;INSERT INTO Leader_Flavors(FlavorType, LeaderType, Flavor) SELECT 'FLAVOR_&quot;&amp;UPPER([.$A26])&amp;&quot;', Type, &quot;&amp;[.G26]&amp;&quot; FROM Leaders WHERE Type = 'LEADER_&quot;&amp;UPPER([.G$2])&amp;&quot;';&quot;" office:value-type="string" office:string-value="INSERT INTO Leader_Flavors(FlavorType, LeaderType, Flavor) SELECT 'FLAVOR_CITY_DEFENSE', Type, 2 FROM Leaders WHERE Type = 'LEADER_GENGHIS_KHAN';" calcext:value-type="string">
            <text:p>INSERT INTO Leader_Flavors(FlavorType, LeaderType, Flavor) SELECT 'FLAVOR_CITY_DEFENSE', Type, 2 FROM Leaders WHERE Type = 'LEADER_GENGHIS_KHAN';</text:p>
          </table:table-cell>
          <table:table-cell table:style-name="ce197" table:formula="of:=&quot;INSERT INTO Leader_Flavors(FlavorType, LeaderType, Flavor) SELECT 'FLAVOR_&quot;&amp;UPPER([.$A26])&amp;&quot;', Type, &quot;&amp;[.H26]&amp;&quot; FROM Leaders WHERE Type = 'LEADER_&quot;&amp;UPPER([.H$2])&amp;&quot;';&quot;" office:value-type="string" office:string-value="INSERT INTO Leader_Flavors(FlavorType, LeaderType, Flavor) SELECT 'FLAVOR_CITY_DEFENSE', Type, 2 FROM Leaders WHERE Type = 'LEADER_HARALD';" calcext:value-type="string">
            <text:p>INSERT INTO Leader_Flavors(FlavorType, LeaderType, Flavor) SELECT 'FLAVOR_CITY_DEFENSE', Type, 2 FROM Leaders WHERE Type = 'LEADER_HARALD';</text:p>
          </table:table-cell>
          <table:table-cell table:style-name="ce197" table:formula="of:=&quot;INSERT INTO Leader_Flavors(FlavorType, LeaderType, Flavor) SELECT 'FLAVOR_&quot;&amp;UPPER([.$A26])&amp;&quot;', Type, &quot;&amp;[.I26]&amp;&quot; FROM Leaders WHERE Type = 'LEADER_&quot;&amp;UPPER([.I$2])&amp;&quot;';&quot;" office:value-type="string" office:string-value="INSERT INTO Leader_Flavors(FlavorType, LeaderType, Flavor) SELECT 'FLAVOR_CITY_DEFENSE', Type, 2 FROM Leaders WHERE Type = 'LEADER_ISABELLA';" calcext:value-type="string">
            <text:p>INSERT INTO Leader_Flavors(FlavorType, LeaderType, Flavor) SELECT 'FLAVOR_CITY_DEFENSE', Type, 2 FROM Leaders WHERE Type = 'LEADER_ISABELLA';</text:p>
          </table:table-cell>
          <table:table-cell table:style-name="ce197" table:formula="of:=&quot;INSERT INTO Leader_Flavors(FlavorType, LeaderType, Flavor) SELECT 'FLAVOR_&quot;&amp;UPPER([.$A26])&amp;&quot;', Type, &quot;&amp;[.J26]&amp;&quot; FROM Leaders WHERE Type = 'LEADER_&quot;&amp;UPPER([.J$2])&amp;&quot;';&quot;" office:value-type="string" office:string-value="INSERT INTO Leader_Flavors(FlavorType, LeaderType, Flavor) SELECT 'FLAVOR_CITY_DEFENSE', Type, 2 FROM Leaders WHERE Type = 'LEADER_NAPOLEON';" calcext:value-type="string">
            <text:p>INSERT INTO Leader_Flavors(FlavorType, LeaderType, Flavor) SELECT 'FLAVOR_CITY_DEFENSE', Type, 2 FROM Leaders WHERE Type = 'LEADER_NAPOLEON';</text:p>
          </table:table-cell>
          <table:table-cell table:style-name="ce197" table:formula="of:=&quot;INSERT INTO Leader_Flavors(FlavorType, LeaderType, Flavor) SELECT 'FLAVOR_&quot;&amp;UPPER([.$A26])&amp;&quot;', Type, &quot;&amp;[.K26]&amp;&quot; FROM Leaders WHERE Type = 'LEADER_&quot;&amp;UPPER([.K$2])&amp;&quot;';&quot;" office:value-type="string" office:string-value="INSERT INTO Leader_Flavors(FlavorType, LeaderType, Flavor) SELECT 'FLAVOR_CITY_DEFENSE', Type, 2 FROM Leaders WHERE Type = 'LEADER_ODA_NOBUNAGA';" calcext:value-type="string">
            <text:p>INSERT INTO Leader_Flavors(FlavorType, LeaderType, Flavor) SELECT 'FLAVOR_CITY_DEFENSE', Type, 2 FROM Leaders WHERE Type = 'LEADER_ODA_NOBUNAGA';</text:p>
          </table:table-cell>
          <table:table-cell table:style-name="ce197" table:formula="of:=&quot;INSERT INTO Leader_Flavors(FlavorType, LeaderType, Flavor) SELECT 'FLAVOR_&quot;&amp;UPPER([.$A26])&amp;&quot;', Type, &quot;&amp;[.L26]&amp;&quot; FROM Leaders WHERE Type = 'LEADER_&quot;&amp;UPPER([.L$2])&amp;&quot;';&quot;" office:value-type="string" office:string-value="INSERT INTO Leader_Flavors(FlavorType, LeaderType, Flavor) SELECT 'FLAVOR_CITY_DEFENSE', Type, 2 FROM Leaders WHERE Type = 'LEADER_ENRICO_DANDOLO';" calcext:value-type="string">
            <text:p>INSERT INTO Leader_Flavors(FlavorType, LeaderType, Flavor) SELECT 'FLAVOR_CITY_DEFENSE', Type, 2 FROM Leaders WHERE Type = 'LEADER_ENRICO_DANDOLO';</text:p>
          </table:table-cell>
          <table:table-cell table:style-name="ce197" table:formula="of:=&quot;INSERT INTO Leader_Flavors(FlavorType, LeaderType, Flavor) SELECT 'FLAVOR_&quot;&amp;UPPER([.$A26])&amp;&quot;', Type, &quot;&amp;[.M26]&amp;&quot; FROM Leaders WHERE Type = 'LEADER_&quot;&amp;UPPER([.M$2])&amp;&quot;';&quot;" office:value-type="string" office:string-value="INSERT INTO Leader_Flavors(FlavorType, LeaderType, Flavor) SELECT 'FLAVOR_CITY_DEFENSE', Type, 2 FROM Leaders WHERE Type = 'LEADER_SHAKA';" calcext:value-type="string">
            <text:p>INSERT INTO Leader_Flavors(FlavorType, LeaderType, Flavor) SELECT 'FLAVOR_CITY_DEFENSE', Type, 2 FROM Leaders WHERE Type = 'LEADER_SHAKA';</text:p>
          </table:table-cell>
          <table:table-cell table:style-name="ce197" table:formula="of:=&quot;INSERT INTO Leader_Flavors(FlavorType, LeaderType, Flavor) SELECT 'FLAVOR_&quot;&amp;UPPER([.$A26])&amp;&quot;', Type, &quot;&amp;[.N26]&amp;&quot; FROM Leaders WHERE Type = 'LEADER_&quot;&amp;UPPER([.N$2])&amp;&quot;';&quot;" office:value-type="string" office:string-value="INSERT INTO Leader_Flavors(FlavorType, LeaderType, Flavor) SELECT 'FLAVOR_CITY_DEFENSE', Type, 2 FROM Leaders WHERE Type = 'LEADER_COALITION';" calcext:value-type="string">
            <text:p>INSERT INTO Leader_Flavors(FlavorType, LeaderType, Flavor) SELECT 'FLAVOR_CITY_DEFENSE', Type, 2 FROM Leaders WHERE Type = 'LEADER_COALITION';</text:p>
          </table:table-cell>
          <table:table-cell table:style-name="ce197" table:formula="of:=&quot;INSERT INTO Leader_Flavors(FlavorType, LeaderType, Flavor) SELECT 'FLAVOR_&quot;&amp;UPPER([.$A26])&amp;&quot;', Type, &quot;&amp;[.O26]&amp;&quot; FROM Leaders WHERE Type = 'LEADER_&quot;&amp;UPPER([.O$2])&amp;&quot;';&quot;" office:value-type="string" office:string-value="INSERT INTO Leader_Flavors(FlavorType, LeaderType, Flavor) SELECT 'FLAVOR_CITY_DEFENSE', Type, 2 FROM Leaders WHERE Type = 'LEADER_ALEXANDER';" calcext:value-type="string">
            <text:p>INSERT INTO Leader_Flavors(FlavorType, LeaderType, Flavor) SELECT 'FLAVOR_CITY_DEFENSE', Type, 2 FROM Leaders WHERE Type = 'LEADER_ALEXANDER';</text:p>
          </table:table-cell>
          <table:table-cell table:style-name="ce197" table:formula="of:=&quot;INSERT INTO Leader_Flavors(FlavorType, LeaderType, Flavor) SELECT 'FLAVOR_&quot;&amp;UPPER([.$A26])&amp;&quot;', Type, &quot;&amp;[.P26]&amp;&quot; FROM Leaders WHERE Type = 'LEADER_&quot;&amp;UPPER([.P$2])&amp;&quot;';&quot;" office:value-type="string" office:string-value="INSERT INTO Leader_Flavors(FlavorType, LeaderType, Flavor) SELECT 'FLAVOR_CITY_DEFENSE', Type, 2 FROM Leaders WHERE Type = 'LEADER_BISMARCK';" calcext:value-type="string">
            <text:p>INSERT INTO Leader_Flavors(FlavorType, LeaderType, Flavor) SELECT 'FLAVOR_CITY_DEFENSE', Type, 2 FROM Leaders WHERE Type = 'LEADER_BISMARCK';</text:p>
          </table:table-cell>
          <table:table-cell table:style-name="ce197" table:formula="of:=&quot;INSERT INTO Leader_Flavors(FlavorType, LeaderType, Flavor) SELECT 'FLAVOR_&quot;&amp;UPPER([.$A26])&amp;&quot;', Type, &quot;&amp;[.Q26]&amp;&quot; FROM Leaders WHERE Type = 'LEADER_&quot;&amp;UPPER([.Q$2])&amp;&quot;';&quot;" office:value-type="string" office:string-value="INSERT INTO Leader_Flavors(FlavorType, LeaderType, Flavor) SELECT 'FLAVOR_CITY_DEFENSE', Type, 2 FROM Leaders WHERE Type = 'LEADER_CATHERINE';" calcext:value-type="string">
            <text:p>INSERT INTO Leader_Flavors(FlavorType, LeaderType, Flavor) SELECT 'FLAVOR_CITY_DEFENSE', Type, 2 FROM Leaders WHERE Type = 'LEADER_CATHERINE';</text:p>
          </table:table-cell>
          <table:table-cell table:style-name="ce197" table:formula="of:=&quot;INSERT INTO Leader_Flavors(FlavorType, LeaderType, Flavor) SELECT 'FLAVOR_&quot;&amp;UPPER([.$A26])&amp;&quot;', Type, &quot;&amp;[.R26]&amp;&quot; FROM Leaders WHERE Type = 'LEADER_&quot;&amp;UPPER([.R$2])&amp;&quot;';&quot;" office:value-type="string" office:string-value="INSERT INTO Leader_Flavors(FlavorType, LeaderType, Flavor) SELECT 'FLAVOR_CITY_DEFENSE', Type, 2 FROM Leaders WHERE Type = 'LEADER_ELIZABETH';" calcext:value-type="string">
            <text:p>INSERT INTO Leader_Flavors(FlavorType, LeaderType, Flavor) SELECT 'FLAVOR_CITY_DEFENSE', Type, 2 FROM Leaders WHERE Type = 'LEADER_ELIZABETH';</text:p>
          </table:table-cell>
          <table:table-cell table:style-name="ce197" table:formula="of:=&quot;INSERT INTO Leader_Flavors(FlavorType, LeaderType, Flavor) SELECT 'FLAVOR_&quot;&amp;UPPER([.$A26])&amp;&quot;', Type, &quot;&amp;[.S26]&amp;&quot; FROM Leaders WHERE Type = 'LEADER_&quot;&amp;UPPER([.S$2])&amp;&quot;';&quot;" office:value-type="string" office:string-value="INSERT INTO Leader_Flavors(FlavorType, LeaderType, Flavor) SELECT 'FLAVOR_CITY_DEFENSE', Type, 2 FROM Leaders WHERE Type = 'LEADER_GUSTAVUS_ADOLPHUS';" calcext:value-type="string">
            <text:p>INSERT INTO Leader_Flavors(FlavorType, LeaderType, Flavor) SELECT 'FLAVOR_CITY_DEFENSE', Type, 2 FROM Leaders WHERE Type = 'LEADER_GUSTAVUS_ADOLPHUS';</text:p>
          </table:table-cell>
          <table:table-cell table:style-name="ce197" table:formula="of:=&quot;INSERT INTO Leader_Flavors(FlavorType, LeaderType, Flavor) SELECT 'FLAVOR_&quot;&amp;UPPER([.$A26])&amp;&quot;', Type, &quot;&amp;[.T26]&amp;&quot; FROM Leaders WHERE Type = 'LEADER_&quot;&amp;UPPER([.T$2])&amp;&quot;';&quot;" office:value-type="string" office:string-value="INSERT INTO Leader_Flavors(FlavorType, LeaderType, Flavor) SELECT 'FLAVOR_CITY_DEFENSE', Type, 2 FROM Leaders WHERE Type = 'LEADER_HIAWATHA';" calcext:value-type="string">
            <text:p>INSERT INTO Leader_Flavors(FlavorType, LeaderType, Flavor) SELECT 'FLAVOR_CITY_DEFENSE', Type, 2 FROM Leaders WHERE Type = 'LEADER_HIAWATHA';</text:p>
          </table:table-cell>
          <table:table-cell table:style-name="ce197" table:formula="of:=&quot;INSERT INTO Leader_Flavors(FlavorType, LeaderType, Flavor) SELECT 'FLAVOR_&quot;&amp;UPPER([.$A26])&amp;&quot;', Type, &quot;&amp;[.U26]&amp;&quot; FROM Leaders WHERE Type = 'LEADER_&quot;&amp;UPPER([.U$2])&amp;&quot;';&quot;" office:value-type="string" office:string-value="INSERT INTO Leader_Flavors(FlavorType, LeaderType, Flavor) SELECT 'FLAVOR_CITY_DEFENSE', Type, 2 FROM Leaders WHERE Type = 'LEADER_MONTEZUMA';" calcext:value-type="string">
            <text:p>INSERT INTO Leader_Flavors(FlavorType, LeaderType, Flavor) SELECT 'FLAVOR_CITY_DEFENSE', Type, 2 FROM Leaders WHERE Type = 'LEADER_MONTEZUMA';</text:p>
          </table:table-cell>
          <table:table-cell table:style-name="ce197" table:formula="of:=&quot;INSERT INTO Leader_Flavors(FlavorType, LeaderType, Flavor) SELECT 'FLAVOR_&quot;&amp;UPPER([.$A26])&amp;&quot;', Type, &quot;&amp;[.V26]&amp;&quot; FROM Leaders WHERE Type = 'LEADER_&quot;&amp;UPPER([.V$2])&amp;&quot;';&quot;" office:value-type="string" office:string-value="INSERT INTO Leader_Flavors(FlavorType, LeaderType, Flavor) SELECT 'FLAVOR_CITY_DEFENSE', Type, 2 FROM Leaders WHERE Type = 'LEADER_THEODORA';" calcext:value-type="string">
            <text:p>INSERT INTO Leader_Flavors(FlavorType, LeaderType, Flavor) SELECT 'FLAVOR_CITY_DEFENSE', Type, 2 FROM Leaders WHERE Type = 'LEADER_THEODORA';</text:p>
          </table:table-cell>
          <table:table-cell table:style-name="ce197" table:formula="of:=&quot;INSERT INTO Leader_Flavors(FlavorType, LeaderType, Flavor) SELECT 'FLAVOR_&quot;&amp;UPPER([.$A26])&amp;&quot;', Type, &quot;&amp;[.W26]&amp;&quot; FROM Leaders WHERE Type = 'LEADER_&quot;&amp;UPPER([.W$2])&amp;&quot;';&quot;" office:value-type="string" office:string-value="INSERT INTO Leader_Flavors(FlavorType, LeaderType, Flavor) SELECT 'FLAVOR_CITY_DEFENSE', Type, 2 FROM Leaders WHERE Type = 'LEADER_GAJAH_MADA';" calcext:value-type="string">
            <text:p>INSERT INTO Leader_Flavors(FlavorType, LeaderType, Flavor) SELECT 'FLAVOR_CITY_DEFENSE', Type, 2 FROM Leaders WHERE Type = 'LEADER_GAJAH_MADA';</text:p>
          </table:table-cell>
          <table:table-cell table:style-name="ce197" table:formula="of:=&quot;INSERT INTO Leader_Flavors(FlavorType, LeaderType, Flavor) SELECT 'FLAVOR_&quot;&amp;UPPER([.$A26])&amp;&quot;', Type, &quot;&amp;[.X26]&amp;&quot; FROM Leaders WHERE Type = 'LEADER_&quot;&amp;UPPER([.X$2])&amp;&quot;';&quot;" office:value-type="string" office:string-value="INSERT INTO Leader_Flavors(FlavorType, LeaderType, Flavor) SELECT 'FLAVOR_CITY_DEFENSE', Type, 2 FROM Leaders WHERE Type = 'LEADER_CASIMIR';" calcext:value-type="string">
            <text:p>INSERT INTO Leader_Flavors(FlavorType, LeaderType, Flavor) SELECT 'FLAVOR_CITY_DEFENSE', Type, 2 FROM Leaders WHERE Type = 'LEADER_CASIMIR';</text:p>
          </table:table-cell>
          <table:table-cell table:style-name="ce197" table:formula="of:=&quot;INSERT INTO Leader_Flavors(FlavorType, LeaderType, Flavor) SELECT 'FLAVOR_&quot;&amp;UPPER([.$A26])&amp;&quot;', Type, &quot;&amp;[.Y26]&amp;&quot; FROM Leaders WHERE Type = 'LEADER_&quot;&amp;UPPER([.Y$2])&amp;&quot;';&quot;" office:value-type="string" office:string-value="INSERT INTO Leader_Flavors(FlavorType, LeaderType, Flavor) SELECT 'FLAVOR_CITY_DEFENSE', Type, 2 FROM Leaders WHERE Type = 'LEADER_WU_ZETIAN';" calcext:value-type="string">
            <text:p>INSERT INTO Leader_Flavors(FlavorType, LeaderType, Flavor) SELECT 'FLAVOR_CITY_DEFENSE', Type, 2 FROM Leaders WHERE Type = 'LEADER_WU_ZETIAN';</text:p>
          </table:table-cell>
          <table:table-cell table:style-name="ce197" table:formula="of:=&quot;INSERT INTO Leader_Flavors(FlavorType, LeaderType, Flavor) SELECT 'FLAVOR_&quot;&amp;UPPER([.$A26])&amp;&quot;', Type, &quot;&amp;[.Z26]&amp;&quot; FROM Leaders WHERE Type = 'LEADER_&quot;&amp;UPPER([.Z$2])&amp;&quot;';&quot;" office:value-type="string" office:string-value="INSERT INTO Leader_Flavors(FlavorType, LeaderType, Flavor) SELECT 'FLAVOR_CITY_DEFENSE', Type, 8 FROM Leaders WHERE Type = 'LEADER_DIPLOMAT';" calcext:value-type="string">
            <text:p>INSERT INTO Leader_Flavors(FlavorType, LeaderType, Flavor) SELECT 'FLAVOR_CITY_DEFENSE', Type, 8 FROM Leaders WHERE Type = 'LEADER_DIPLOMAT';</text:p>
          </table:table-cell>
          <table:table-cell table:style-name="ce197" table:formula="of:=&quot;INSERT INTO Leader_Flavors(FlavorType, LeaderType, Flavor) SELECT 'FLAVOR_&quot;&amp;UPPER([.$A26])&amp;&quot;', Type, &quot;&amp;[.AA26]&amp;&quot; FROM Leaders WHERE Type = 'LEADER_&quot;&amp;UPPER([.AA$2])&amp;&quot;';&quot;" office:value-type="string" office:string-value="INSERT INTO Leader_Flavors(FlavorType, LeaderType, Flavor) SELECT 'FLAVOR_CITY_DEFENSE', Type, 8 FROM Leaders WHERE Type = 'LEADER_GANDHI';" calcext:value-type="string">
            <text:p>INSERT INTO Leader_Flavors(FlavorType, LeaderType, Flavor) SELECT 'FLAVOR_CITY_DEFENSE', Type, 8 FROM Leaders WHERE Type = 'LEADER_GANDHI';</text:p>
          </table:table-cell>
          <table:table-cell table:style-name="ce197" table:formula="of:=&quot;INSERT INTO Leader_Flavors(FlavorType, LeaderType, Flavor) SELECT 'FLAVOR_&quot;&amp;UPPER([.$A26])&amp;&quot;', Type, &quot;&amp;[.AB26]&amp;&quot; FROM Leaders WHERE Type = 'LEADER_&quot;&amp;UPPER([.AB$2])&amp;&quot;';&quot;" office:value-type="string" office:string-value="INSERT INTO Leader_Flavors(FlavorType, LeaderType, Flavor) SELECT 'FLAVOR_CITY_DEFENSE', Type, 8 FROM Leaders WHERE Type = 'LEADER_SELASSIE';" calcext:value-type="string">
            <text:p>INSERT INTO Leader_Flavors(FlavorType, LeaderType, Flavor) SELECT 'FLAVOR_CITY_DEFENSE', Type, 8 FROM Leaders WHERE Type = 'LEADER_SELASSIE';</text:p>
          </table:table-cell>
          <table:table-cell table:style-name="ce197" table:formula="of:=&quot;INSERT INTO Leader_Flavors(FlavorType, LeaderType, Flavor) SELECT 'FLAVOR_&quot;&amp;UPPER([.$A26])&amp;&quot;', Type, &quot;&amp;[.AC26]&amp;&quot; FROM Leaders WHERE Type = 'LEADER_&quot;&amp;UPPER([.AC$2])&amp;&quot;';&quot;" office:value-type="string" office:string-value="INSERT INTO Leader_Flavors(FlavorType, LeaderType, Flavor) SELECT 'FLAVOR_CITY_DEFENSE', Type, 8 FROM Leaders WHERE Type = 'LEADER_KAMEHAMEHA';" calcext:value-type="string">
            <text:p>INSERT INTO Leader_Flavors(FlavorType, LeaderType, Flavor) SELECT 'FLAVOR_CITY_DEFENSE', Type, 8 FROM Leaders WHERE Type = 'LEADER_KAMEHAMEHA';</text:p>
          </table:table-cell>
          <table:table-cell table:style-name="ce197" table:formula="of:=&quot;INSERT INTO Leader_Flavors(FlavorType, LeaderType, Flavor) SELECT 'FLAVOR_&quot;&amp;UPPER([.$A26])&amp;&quot;', Type, &quot;&amp;[.AD26]&amp;&quot; FROM Leaders WHERE Type = 'LEADER_&quot;&amp;UPPER([.AD$2])&amp;&quot;';&quot;" office:value-type="string" office:string-value="INSERT INTO Leader_Flavors(FlavorType, LeaderType, Flavor) SELECT 'FLAVOR_CITY_DEFENSE', Type, 8 FROM Leaders WHERE Type = 'LEADER_MARIA_I';" calcext:value-type="string">
            <text:p>INSERT INTO Leader_Flavors(FlavorType, LeaderType, Flavor) SELECT 'FLAVOR_CITY_DEFENSE', Type, 8 FROM Leaders WHERE Type = 'LEADER_MARIA_I';</text:p>
          </table:table-cell>
          <table:table-cell table:style-name="ce197" table:formula="of:=&quot;INSERT INTO Leader_Flavors(FlavorType, LeaderType, Flavor) SELECT 'FLAVOR_&quot;&amp;UPPER([.$A26])&amp;&quot;', Type, &quot;&amp;[.AE26]&amp;&quot; FROM Leaders WHERE Type = 'LEADER_&quot;&amp;UPPER([.AE$2])&amp;&quot;';&quot;" office:value-type="string" office:string-value="INSERT INTO Leader_Flavors(FlavorType, LeaderType, Flavor) SELECT 'FLAVOR_CITY_DEFENSE', Type, 8 FROM Leaders WHERE Type = 'LEADER_PACHACUTI';" calcext:value-type="string">
            <text:p>INSERT INTO Leader_Flavors(FlavorType, LeaderType, Flavor) SELECT 'FLAVOR_CITY_DEFENSE', Type, 8 FROM Leaders WHERE Type = 'LEADER_PACHACUTI';</text:p>
          </table:table-cell>
          <table:table-cell table:style-name="ce197" table:formula="of:=&quot;INSERT INTO Leader_Flavors(FlavorType, LeaderType, Flavor) SELECT 'FLAVOR_&quot;&amp;UPPER([.$A26])&amp;&quot;', Type, &quot;&amp;[.AF26]&amp;&quot; FROM Leaders WHERE Type = 'LEADER_&quot;&amp;UPPER([.AF$2])&amp;&quot;';&quot;" office:value-type="string" office:string-value="INSERT INTO Leader_Flavors(FlavorType, LeaderType, Flavor) SELECT 'FLAVOR_CITY_DEFENSE', Type, 8 FROM Leaders WHERE Type = 'LEADER_RAMESSES';" calcext:value-type="string">
            <text:p>INSERT INTO Leader_Flavors(FlavorType, LeaderType, Flavor) SELECT 'FLAVOR_CITY_DEFENSE', Type, 8 FROM Leaders WHERE Type = 'LEADER_RAMESSES';</text:p>
          </table:table-cell>
          <table:table-cell table:style-name="ce197" table:formula="of:=&quot;INSERT INTO Leader_Flavors(FlavorType, LeaderType, Flavor) SELECT 'FLAVOR_&quot;&amp;UPPER([.$A26])&amp;&quot;', Type, &quot;&amp;[.AG26]&amp;&quot; FROM Leaders WHERE Type = 'LEADER_&quot;&amp;UPPER([.AG$2])&amp;&quot;';&quot;" office:value-type="string" office:string-value="INSERT INTO Leader_Flavors(FlavorType, LeaderType, Flavor) SELECT 'FLAVOR_CITY_DEFENSE', Type, 8 FROM Leaders WHERE Type = 'LEADER_RAMKHAMHAENG';" calcext:value-type="string">
            <text:p>INSERT INTO Leader_Flavors(FlavorType, LeaderType, Flavor) SELECT 'FLAVOR_CITY_DEFENSE', Type, 8 FROM Leaders WHERE Type = 'LEADER_RAMKHAMHAENG';</text:p>
          </table:table-cell>
          <table:table-cell table:style-name="ce197" table:formula="of:=&quot;INSERT INTO Leader_Flavors(FlavorType, LeaderType, Flavor) SELECT 'FLAVOR_&quot;&amp;UPPER([.$A26])&amp;&quot;', Type, &quot;&amp;[.AH26]&amp;&quot; FROM Leaders WHERE Type = 'LEADER_&quot;&amp;UPPER([.AH$2])&amp;&quot;';&quot;" office:value-type="string" office:string-value="INSERT INTO Leader_Flavors(FlavorType, LeaderType, Flavor) SELECT 'FLAVOR_CITY_DEFENSE', Type, 8 FROM Leaders WHERE Type = 'LEADER_PEDRO';" calcext:value-type="string">
            <text:p>INSERT INTO Leader_Flavors(FlavorType, LeaderType, Flavor) SELECT 'FLAVOR_CITY_DEFENSE', Type, 8 FROM Leaders WHERE Type = 'LEADER_PEDRO';</text:p>
          </table:table-cell>
          <table:table-cell table:style-name="ce197" table:formula="of:=&quot;INSERT INTO Leader_Flavors(FlavorType, LeaderType, Flavor) SELECT 'FLAVOR_&quot;&amp;UPPER([.$A26])&amp;&quot;', Type, &quot;&amp;[.AI26]&amp;&quot; FROM Leaders WHERE Type = 'LEADER_&quot;&amp;UPPER([.AI$2])&amp;&quot;';&quot;" office:value-type="string" office:string-value="INSERT INTO Leader_Flavors(FlavorType, LeaderType, Flavor) SELECT 'FLAVOR_CITY_DEFENSE', Type, 8 FROM Leaders WHERE Type = 'LEADER_AHMAD_ALMANSUR';" calcext:value-type="string">
            <text:p>INSERT INTO Leader_Flavors(FlavorType, LeaderType, Flavor) SELECT 'FLAVOR_CITY_DEFENSE', Type, 8 FROM Leaders WHERE Type = 'LEADER_AHMAD_ALMANSUR';</text:p>
          </table:table-cell>
          <table:table-cell table:style-name="ce197" table:formula="of:=&quot;INSERT INTO Leader_Flavors(FlavorType, LeaderType, Flavor) SELECT 'FLAVOR_&quot;&amp;UPPER([.$A26])&amp;&quot;', Type, &quot;&amp;[.AJ26]&amp;&quot; FROM Leaders WHERE Type = 'LEADER_&quot;&amp;UPPER([.AJ$2])&amp;&quot;';&quot;" office:value-type="string" office:string-value="INSERT INTO Leader_Flavors(FlavorType, LeaderType, Flavor) SELECT 'FLAVOR_CITY_DEFENSE', Type, 8 FROM Leaders WHERE Type = 'LEADER_SEJONG';" calcext:value-type="string">
            <text:p>INSERT INTO Leader_Flavors(FlavorType, LeaderType, Flavor) SELECT 'FLAVOR_CITY_DEFENSE', Type, 8 FROM Leaders WHERE Type = 'LEADER_SEJONG';</text:p>
          </table:table-cell>
          <table:table-cell table:style-name="ce197" table:formula="of:=&quot;INSERT INTO Leader_Flavors(FlavorType, LeaderType, Flavor) SELECT 'FLAVOR_&quot;&amp;UPPER([.$A26])&amp;&quot;', Type, &quot;&amp;[.AK26]&amp;&quot; FROM Leaders WHERE Type = 'LEADER_&quot;&amp;UPPER([.AK$2])&amp;&quot;';&quot;" office:value-type="string" office:string-value="INSERT INTO Leader_Flavors(FlavorType, LeaderType, Flavor) SELECT 'FLAVOR_CITY_DEFENSE', Type, 8 FROM Leaders WHERE Type = 'LEADER_EXPANSIONIST';" calcext:value-type="string">
            <text:p>INSERT INTO Leader_Flavors(FlavorType, LeaderType, Flavor) SELECT 'FLAVOR_CITY_DEFENSE', Type, 8 FROM Leaders WHERE Type = 'LEADER_EXPANSIONIST';</text:p>
          </table:table-cell>
          <table:table-cell table:style-name="ce197" table:formula="of:=&quot;INSERT INTO Leader_Flavors(FlavorType, LeaderType, Flavor) SELECT 'FLAVOR_&quot;&amp;UPPER([.$A26])&amp;&quot;', Type, &quot;&amp;[.AL26]&amp;&quot; FROM Leaders WHERE Type = 'LEADER_&quot;&amp;UPPER([.AL$2])&amp;&quot;';&quot;" office:value-type="string" office:string-value="INSERT INTO Leader_Flavors(FlavorType, LeaderType, Flavor) SELECT 'FLAVOR_CITY_DEFENSE', Type, 8 FROM Leaders WHERE Type = 'LEADER_BOUDICCA';" calcext:value-type="string">
            <text:p>INSERT INTO Leader_Flavors(FlavorType, LeaderType, Flavor) SELECT 'FLAVOR_CITY_DEFENSE', Type, 8 FROM Leaders WHERE Type = 'LEADER_BOUDICCA';</text:p>
          </table:table-cell>
          <table:table-cell table:style-name="ce197" table:formula="of:=&quot;INSERT INTO Leader_Flavors(FlavorType, LeaderType, Flavor) SELECT 'FLAVOR_&quot;&amp;UPPER([.$A26])&amp;&quot;', Type, &quot;&amp;[.AM26]&amp;&quot; FROM Leaders WHERE Type = 'LEADER_&quot;&amp;UPPER([.AM$2])&amp;&quot;';&quot;" office:value-type="string" office:string-value="INSERT INTO Leader_Flavors(FlavorType, LeaderType, Flavor) SELECT 'FLAVOR_CITY_DEFENSE', Type, 8 FROM Leaders WHERE Type = 'LEADER_DARIUS';" calcext:value-type="string">
            <text:p>INSERT INTO Leader_Flavors(FlavorType, LeaderType, Flavor) SELECT 'FLAVOR_CITY_DEFENSE', Type, 8 FROM Leaders WHERE Type = 'LEADER_DARIUS';</text:p>
          </table:table-cell>
          <table:table-cell table:style-name="ce197" table:formula="of:=&quot;INSERT INTO Leader_Flavors(FlavorType, LeaderType, Flavor) SELECT 'FLAVOR_&quot;&amp;UPPER([.$A26])&amp;&quot;', Type, &quot;&amp;[.AN26]&amp;&quot; FROM Leaders WHERE Type = 'LEADER_&quot;&amp;UPPER([.AN$2])&amp;&quot;';&quot;" office:value-type="string" office:string-value="INSERT INTO Leader_Flavors(FlavorType, LeaderType, Flavor) SELECT 'FLAVOR_CITY_DEFENSE', Type, 8 FROM Leaders WHERE Type = 'LEADER_DIDO';" calcext:value-type="string">
            <text:p>INSERT INTO Leader_Flavors(FlavorType, LeaderType, Flavor) SELECT 'FLAVOR_CITY_DEFENSE', Type, 8 FROM Leaders WHERE Type = 'LEADER_DIDO';</text:p>
          </table:table-cell>
          <table:table-cell table:style-name="ce197" table:formula="of:=&quot;INSERT INTO Leader_Flavors(FlavorType, LeaderType, Flavor) SELECT 'FLAVOR_&quot;&amp;UPPER([.$A26])&amp;&quot;', Type, &quot;&amp;[.AO26]&amp;&quot; FROM Leaders WHERE Type = 'LEADER_&quot;&amp;UPPER([.AO$2])&amp;&quot;';&quot;" office:value-type="string" office:string-value="INSERT INTO Leader_Flavors(FlavorType, LeaderType, Flavor) SELECT 'FLAVOR_CITY_DEFENSE', Type, 8 FROM Leaders WHERE Type = 'LEADER_HARUN_AL_RASHID';" calcext:value-type="string">
            <text:p>INSERT INTO Leader_Flavors(FlavorType, LeaderType, Flavor) SELECT 'FLAVOR_CITY_DEFENSE', Type, 8 FROM Leaders WHERE Type = 'LEADER_HARUN_AL_RASHID';</text:p>
          </table:table-cell>
          <table:table-cell table:style-name="ce197" table:formula="of:=&quot;INSERT INTO Leader_Flavors(FlavorType, LeaderType, Flavor) SELECT 'FLAVOR_&quot;&amp;UPPER([.$A26])&amp;&quot;', Type, &quot;&amp;[.AP26]&amp;&quot; FROM Leaders WHERE Type = 'LEADER_&quot;&amp;UPPER([.AP$2])&amp;&quot;';&quot;" office:value-type="string" office:string-value="INSERT INTO Leader_Flavors(FlavorType, LeaderType, Flavor) SELECT 'FLAVOR_CITY_DEFENSE', Type, 8 FROM Leaders WHERE Type = 'LEADER_NEBUCHADNEZZAR';" calcext:value-type="string">
            <text:p>INSERT INTO Leader_Flavors(FlavorType, LeaderType, Flavor) SELECT 'FLAVOR_CITY_DEFENSE', Type, 8 FROM Leaders WHERE Type = 'LEADER_NEBUCHADNEZZAR';</text:p>
          </table:table-cell>
          <table:table-cell table:style-name="ce197" table:formula="of:=&quot;INSERT INTO Leader_Flavors(FlavorType, LeaderType, Flavor) SELECT 'FLAVOR_&quot;&amp;UPPER([.$A26])&amp;&quot;', Type, &quot;&amp;[.AQ26]&amp;&quot; FROM Leaders WHERE Type = 'LEADER_&quot;&amp;UPPER([.AQ$2])&amp;&quot;';&quot;" office:value-type="string" office:string-value="INSERT INTO Leader_Flavors(FlavorType, LeaderType, Flavor) SELECT 'FLAVOR_CITY_DEFENSE', Type, 8 FROM Leaders WHERE Type = 'LEADER_PACAL';" calcext:value-type="string">
            <text:p>INSERT INTO Leader_Flavors(FlavorType, LeaderType, Flavor) SELECT 'FLAVOR_CITY_DEFENSE', Type, 8 FROM Leaders WHERE Type = 'LEADER_PACAL';</text:p>
          </table:table-cell>
          <table:table-cell table:style-name="ce197" table:formula="of:=&quot;INSERT INTO Leader_Flavors(FlavorType, LeaderType, Flavor) SELECT 'FLAVOR_&quot;&amp;UPPER([.$A26])&amp;&quot;', Type, &quot;&amp;[.AR26]&amp;&quot; FROM Leaders WHERE Type = 'LEADER_&quot;&amp;UPPER([.AR$2])&amp;&quot;';&quot;" office:value-type="string" office:string-value="INSERT INTO Leader_Flavors(FlavorType, LeaderType, Flavor) SELECT 'FLAVOR_CITY_DEFENSE', Type, 8 FROM Leaders WHERE Type = 'LEADER_SULEIMAN';" calcext:value-type="string">
            <text:p>INSERT INTO Leader_Flavors(FlavorType, LeaderType, Flavor) SELECT 'FLAVOR_CITY_DEFENSE', Type, 8 FROM Leaders WHERE Type = 'LEADER_SULEIMAN';</text:p>
          </table:table-cell>
          <table:table-cell table:style-name="ce197" table:formula="of:=&quot;INSERT INTO Leader_Flavors(FlavorType, LeaderType, Flavor) SELECT 'FLAVOR_&quot;&amp;UPPER([.$A26])&amp;&quot;', Type, &quot;&amp;[.AS26]&amp;&quot; FROM Leaders WHERE Type = 'LEADER_&quot;&amp;UPPER([.AS$2])&amp;&quot;';&quot;" office:value-type="string" office:string-value="INSERT INTO Leader_Flavors(FlavorType, LeaderType, Flavor) SELECT 'FLAVOR_CITY_DEFENSE', Type, 8 FROM Leaders WHERE Type = 'LEADER_WASHINGTON';" calcext:value-type="string">
            <text:p>INSERT INTO Leader_Flavors(FlavorType, LeaderType, Flavor) SELECT 'FLAVOR_CITY_DEFENSE', Type, 8 FROM Leaders WHERE Type = 'LEADER_WASHINGTON';</text:p>
          </table:table-cell>
          <table:table-cell table:style-name="ce197" table:formula="of:=&quot;INSERT INTO Leader_Flavors(FlavorType, LeaderType, Flavor) SELECT 'FLAVOR_&quot;&amp;UPPER([.$A26])&amp;&quot;', Type, &quot;&amp;[.AT26]&amp;&quot; FROM Leaders WHERE Type = 'LEADER_&quot;&amp;UPPER([.AT$2])&amp;&quot;';&quot;" office:value-type="string" office:string-value="INSERT INTO Leader_Flavors(FlavorType, LeaderType, Flavor) SELECT 'FLAVOR_CITY_DEFENSE', Type, 8 FROM Leaders WHERE Type = 'LEADER_MARIA';" calcext:value-type="string">
            <text:p>INSERT INTO Leader_Flavors(FlavorType, LeaderType, Flavor) SELECT 'FLAVOR_CITY_DEFENSE', Type, 8 FROM Leaders WHERE Type = 'LEADER_MARIA';</text:p>
          </table:table-cell>
          <table:table-cell table:style-name="ce197" table:formula="of:=&quot;INSERT INTO Leader_Flavors(FlavorType, LeaderType, Flavor) SELECT 'FLAVOR_&quot;&amp;UPPER([.$A26])&amp;&quot;', Type, &quot;&amp;[.AU26]&amp;&quot; FROM Leaders WHERE Type = 'LEADER_&quot;&amp;UPPER([.AU$2])&amp;&quot;';&quot;" office:value-type="string" office:string-value="INSERT INTO Leader_Flavors(FlavorType, LeaderType, Flavor) SELECT 'FLAVOR_CITY_DEFENSE', Type, 8 FROM Leaders WHERE Type = 'LEADER_POCATELLO';" calcext:value-type="string">
            <text:p>INSERT INTO Leader_Flavors(FlavorType, LeaderType, Flavor) SELECT 'FLAVOR_CITY_DEFENSE', Type, 8 FROM Leaders WHERE Type = 'LEADER_POCATELLO';</text:p>
          </table:table-cell>
          <table:table-cell table:style-name="ce197" table:formula="of:=&quot;INSERT INTO Leader_Flavors(FlavorType, LeaderType, Flavor) SELECT 'FLAVOR_&quot;&amp;UPPER([.$A26])&amp;&quot;', Type, &quot;&amp;[.AV26]&amp;&quot; FROM Leaders WHERE Type = 'LEADER_&quot;&amp;UPPER([.AV$2])&amp;&quot;';&quot;" office:value-type="string" office:string-value="INSERT INTO Leader_Flavors(FlavorType, LeaderType, Flavor) SELECT 'FLAVOR_CITY_DEFENSE', Type, 8 FROM Leaders WHERE Type = 'LEADER_WILLIAM';" calcext:value-type="string">
            <text:p>INSERT INTO Leader_Flavors(FlavorType, LeaderType, Flavor) SELECT 'FLAVOR_CITY_DEFENSE', Type, 8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7])&amp;&quot;', Type, &quot;&amp;[.C27]&amp;&quot; FROM Leaders WHERE Type = 'LEADER_&quot;&amp;UPPER([.C$2])&amp;&quot;';&quot;" office:value-type="string" office:string-value="INSERT INTO Leader_Flavors(FlavorType, LeaderType, Flavor) SELECT 'FLAVOR_EXPANSION', Type, 9 FROM Leaders WHERE Type = 'LEADER_ASHURBANIPAL';" calcext:value-type="string">
            <text:p>INSERT INTO Leader_Flavors(FlavorType, LeaderType, Flavor) SELECT 'FLAVOR_EXPANSION', Type, 9 FROM Leaders WHERE Type = 'LEADER_ASHURBANIPAL';</text:p>
          </table:table-cell>
          <table:table-cell table:style-name="ce197" table:formula="of:=&quot;INSERT INTO Leader_Flavors(FlavorType, LeaderType, Flavor) SELECT 'FLAVOR_&quot;&amp;UPPER([.$A27])&amp;&quot;', Type, &quot;&amp;[.D27]&amp;&quot; FROM Leaders WHERE Type = 'LEADER_&quot;&amp;UPPER([.D$2])&amp;&quot;';&quot;" office:value-type="string" office:string-value="INSERT INTO Leader_Flavors(FlavorType, LeaderType, Flavor) SELECT 'FLAVOR_EXPANSION', Type, 9 FROM Leaders WHERE Type = 'LEADER_ASKIA';" calcext:value-type="string">
            <text:p>INSERT INTO Leader_Flavors(FlavorType, LeaderType, Flavor) SELECT 'FLAVOR_EXPANSION', Type, 9 FROM Leaders WHERE Type = 'LEADER_ASKIA';</text:p>
          </table:table-cell>
          <table:table-cell table:style-name="ce197" table:formula="of:=&quot;INSERT INTO Leader_Flavors(FlavorType, LeaderType, Flavor) SELECT 'FLAVOR_&quot;&amp;UPPER([.$A27])&amp;&quot;', Type, &quot;&amp;[.E27]&amp;&quot; FROM Leaders WHERE Type = 'LEADER_&quot;&amp;UPPER([.E$2])&amp;&quot;';&quot;" office:value-type="string" office:string-value="INSERT INTO Leader_Flavors(FlavorType, LeaderType, Flavor) SELECT 'FLAVOR_EXPANSION', Type, 9 FROM Leaders WHERE Type = 'LEADER_ATTILA';" calcext:value-type="string">
            <text:p>INSERT INTO Leader_Flavors(FlavorType, LeaderType, Flavor) SELECT 'FLAVOR_EXPANSION', Type, 9 FROM Leaders WHERE Type = 'LEADER_ATTILA';</text:p>
          </table:table-cell>
          <table:table-cell table:style-name="ce197" table:formula="of:=&quot;INSERT INTO Leader_Flavors(FlavorType, LeaderType, Flavor) SELECT 'FLAVOR_&quot;&amp;UPPER([.$A27])&amp;&quot;', Type, &quot;&amp;[.F27]&amp;&quot; FROM Leaders WHERE Type = 'LEADER_&quot;&amp;UPPER([.F$2])&amp;&quot;';&quot;" office:value-type="string" office:string-value="INSERT INTO Leader_Flavors(FlavorType, LeaderType, Flavor) SELECT 'FLAVOR_EXPANSION', Type, 9 FROM Leaders WHERE Type = 'LEADER_AUGUSTUS';" calcext:value-type="string">
            <text:p>INSERT INTO Leader_Flavors(FlavorType, LeaderType, Flavor) SELECT 'FLAVOR_EXPANSION', Type, 9 FROM Leaders WHERE Type = 'LEADER_AUGUSTUS';</text:p>
          </table:table-cell>
          <table:table-cell table:style-name="ce197" table:formula="of:=&quot;INSERT INTO Leader_Flavors(FlavorType, LeaderType, Flavor) SELECT 'FLAVOR_&quot;&amp;UPPER([.$A27])&amp;&quot;', Type, &quot;&amp;[.G27]&amp;&quot; FROM Leaders WHERE Type = 'LEADER_&quot;&amp;UPPER([.G$2])&amp;&quot;';&quot;" office:value-type="string" office:string-value="INSERT INTO Leader_Flavors(FlavorType, LeaderType, Flavor) SELECT 'FLAVOR_EXPANSION', Type, 9 FROM Leaders WHERE Type = 'LEADER_GENGHIS_KHAN';" calcext:value-type="string">
            <text:p>INSERT INTO Leader_Flavors(FlavorType, LeaderType, Flavor) SELECT 'FLAVOR_EXPANSION', Type, 9 FROM Leaders WHERE Type = 'LEADER_GENGHIS_KHAN';</text:p>
          </table:table-cell>
          <table:table-cell table:style-name="ce197" table:formula="of:=&quot;INSERT INTO Leader_Flavors(FlavorType, LeaderType, Flavor) SELECT 'FLAVOR_&quot;&amp;UPPER([.$A27])&amp;&quot;', Type, &quot;&amp;[.H27]&amp;&quot; FROM Leaders WHERE Type = 'LEADER_&quot;&amp;UPPER([.H$2])&amp;&quot;';&quot;" office:value-type="string" office:string-value="INSERT INTO Leader_Flavors(FlavorType, LeaderType, Flavor) SELECT 'FLAVOR_EXPANSION', Type, 9 FROM Leaders WHERE Type = 'LEADER_HARALD';" calcext:value-type="string">
            <text:p>INSERT INTO Leader_Flavors(FlavorType, LeaderType, Flavor) SELECT 'FLAVOR_EXPANSION', Type, 9 FROM Leaders WHERE Type = 'LEADER_HARALD';</text:p>
          </table:table-cell>
          <table:table-cell table:style-name="ce197" table:formula="of:=&quot;INSERT INTO Leader_Flavors(FlavorType, LeaderType, Flavor) SELECT 'FLAVOR_&quot;&amp;UPPER([.$A27])&amp;&quot;', Type, &quot;&amp;[.I27]&amp;&quot; FROM Leaders WHERE Type = 'LEADER_&quot;&amp;UPPER([.I$2])&amp;&quot;';&quot;" office:value-type="string" office:string-value="INSERT INTO Leader_Flavors(FlavorType, LeaderType, Flavor) SELECT 'FLAVOR_EXPANSION', Type, 9 FROM Leaders WHERE Type = 'LEADER_ISABELLA';" calcext:value-type="string">
            <text:p>INSERT INTO Leader_Flavors(FlavorType, LeaderType, Flavor) SELECT 'FLAVOR_EXPANSION', Type, 9 FROM Leaders WHERE Type = 'LEADER_ISABELLA';</text:p>
          </table:table-cell>
          <table:table-cell table:style-name="ce197" table:formula="of:=&quot;INSERT INTO Leader_Flavors(FlavorType, LeaderType, Flavor) SELECT 'FLAVOR_&quot;&amp;UPPER([.$A27])&amp;&quot;', Type, &quot;&amp;[.J27]&amp;&quot; FROM Leaders WHERE Type = 'LEADER_&quot;&amp;UPPER([.J$2])&amp;&quot;';&quot;" office:value-type="string" office:string-value="INSERT INTO Leader_Flavors(FlavorType, LeaderType, Flavor) SELECT 'FLAVOR_EXPANSION', Type, 9 FROM Leaders WHERE Type = 'LEADER_NAPOLEON';" calcext:value-type="string">
            <text:p>INSERT INTO Leader_Flavors(FlavorType, LeaderType, Flavor) SELECT 'FLAVOR_EXPANSION', Type, 9 FROM Leaders WHERE Type = 'LEADER_NAPOLEON';</text:p>
          </table:table-cell>
          <table:table-cell table:style-name="ce197" table:formula="of:=&quot;INSERT INTO Leader_Flavors(FlavorType, LeaderType, Flavor) SELECT 'FLAVOR_&quot;&amp;UPPER([.$A27])&amp;&quot;', Type, &quot;&amp;[.K27]&amp;&quot; FROM Leaders WHERE Type = 'LEADER_&quot;&amp;UPPER([.K$2])&amp;&quot;';&quot;" office:value-type="string" office:string-value="INSERT INTO Leader_Flavors(FlavorType, LeaderType, Flavor) SELECT 'FLAVOR_EXPANSION', Type, 9 FROM Leaders WHERE Type = 'LEADER_ODA_NOBUNAGA';" calcext:value-type="string">
            <text:p>INSERT INTO Leader_Flavors(FlavorType, LeaderType, Flavor) SELECT 'FLAVOR_EXPANSION', Type, 9 FROM Leaders WHERE Type = 'LEADER_ODA_NOBUNAGA';</text:p>
          </table:table-cell>
          <table:table-cell table:style-name="ce197" table:formula="of:=&quot;INSERT INTO Leader_Flavors(FlavorType, LeaderType, Flavor) SELECT 'FLAVOR_&quot;&amp;UPPER([.$A27])&amp;&quot;', Type, &quot;&amp;[.L27]&amp;&quot; FROM Leaders WHERE Type = 'LEADER_&quot;&amp;UPPER([.L$2])&amp;&quot;';&quot;" office:value-type="string" office:string-value="INSERT INTO Leader_Flavors(FlavorType, LeaderType, Flavor) SELECT 'FLAVOR_EXPANSION', Type, 0 FROM Leaders WHERE Type = 'LEADER_ENRICO_DANDOLO';" calcext:value-type="string">
            <text:p>INSERT INTO Leader_Flavors(FlavorType, LeaderType, Flavor) SELECT 'FLAVOR_EXPANSION', Type, 0 FROM Leaders WHERE Type = 'LEADER_ENRICO_DANDOLO';</text:p>
          </table:table-cell>
          <table:table-cell table:style-name="ce197" table:formula="of:=&quot;INSERT INTO Leader_Flavors(FlavorType, LeaderType, Flavor) SELECT 'FLAVOR_&quot;&amp;UPPER([.$A27])&amp;&quot;', Type, &quot;&amp;[.M27]&amp;&quot; FROM Leaders WHERE Type = 'LEADER_&quot;&amp;UPPER([.M$2])&amp;&quot;';&quot;" office:value-type="string" office:string-value="INSERT INTO Leader_Flavors(FlavorType, LeaderType, Flavor) SELECT 'FLAVOR_EXPANSION', Type, 9 FROM Leaders WHERE Type = 'LEADER_SHAKA';" calcext:value-type="string">
            <text:p>INSERT INTO Leader_Flavors(FlavorType, LeaderType, Flavor) SELECT 'FLAVOR_EXPANSION', Type, 9 FROM Leaders WHERE Type = 'LEADER_SHAKA';</text:p>
          </table:table-cell>
          <table:table-cell table:style-name="ce197" table:formula="of:=&quot;INSERT INTO Leader_Flavors(FlavorType, LeaderType, Flavor) SELECT 'FLAVOR_&quot;&amp;UPPER([.$A27])&amp;&quot;', Type, &quot;&amp;[.N27]&amp;&quot; FROM Leaders WHERE Type = 'LEADER_&quot;&amp;UPPER([.N$2])&amp;&quot;';&quot;" office:value-type="string" office:string-value="INSERT INTO Leader_Flavors(FlavorType, LeaderType, Flavor) SELECT 'FLAVOR_EXPANSION', Type, 4 FROM Leaders WHERE Type = 'LEADER_COALITION';" calcext:value-type="string">
            <text:p>INSERT INTO Leader_Flavors(FlavorType, LeaderType, Flavor) SELECT 'FLAVOR_EXPANSION', Type, 4 FROM Leaders WHERE Type = 'LEADER_COALITION';</text:p>
          </table:table-cell>
          <table:table-cell table:style-name="ce197" table:formula="of:=&quot;INSERT INTO Leader_Flavors(FlavorType, LeaderType, Flavor) SELECT 'FLAVOR_&quot;&amp;UPPER([.$A27])&amp;&quot;', Type, &quot;&amp;[.O27]&amp;&quot; FROM Leaders WHERE Type = 'LEADER_&quot;&amp;UPPER([.O$2])&amp;&quot;';&quot;" office:value-type="string" office:string-value="INSERT INTO Leader_Flavors(FlavorType, LeaderType, Flavor) SELECT 'FLAVOR_EXPANSION', Type, 4 FROM Leaders WHERE Type = 'LEADER_ALEXANDER';" calcext:value-type="string">
            <text:p>INSERT INTO Leader_Flavors(FlavorType, LeaderType, Flavor) SELECT 'FLAVOR_EXPANSION', Type, 4 FROM Leaders WHERE Type = 'LEADER_ALEXANDER';</text:p>
          </table:table-cell>
          <table:table-cell table:style-name="ce197" table:formula="of:=&quot;INSERT INTO Leader_Flavors(FlavorType, LeaderType, Flavor) SELECT 'FLAVOR_&quot;&amp;UPPER([.$A27])&amp;&quot;', Type, &quot;&amp;[.P27]&amp;&quot; FROM Leaders WHERE Type = 'LEADER_&quot;&amp;UPPER([.P$2])&amp;&quot;';&quot;" office:value-type="string" office:string-value="INSERT INTO Leader_Flavors(FlavorType, LeaderType, Flavor) SELECT 'FLAVOR_EXPANSION', Type, 4 FROM Leaders WHERE Type = 'LEADER_BISMARCK';" calcext:value-type="string">
            <text:p>INSERT INTO Leader_Flavors(FlavorType, LeaderType, Flavor) SELECT 'FLAVOR_EXPANSION', Type, 4 FROM Leaders WHERE Type = 'LEADER_BISMARCK';</text:p>
          </table:table-cell>
          <table:table-cell table:style-name="ce197" table:formula="of:=&quot;INSERT INTO Leader_Flavors(FlavorType, LeaderType, Flavor) SELECT 'FLAVOR_&quot;&amp;UPPER([.$A27])&amp;&quot;', Type, &quot;&amp;[.Q27]&amp;&quot; FROM Leaders WHERE Type = 'LEADER_&quot;&amp;UPPER([.Q$2])&amp;&quot;';&quot;" office:value-type="string" office:string-value="INSERT INTO Leader_Flavors(FlavorType, LeaderType, Flavor) SELECT 'FLAVOR_EXPANSION', Type, 4 FROM Leaders WHERE Type = 'LEADER_CATHERINE';" calcext:value-type="string">
            <text:p>INSERT INTO Leader_Flavors(FlavorType, LeaderType, Flavor) SELECT 'FLAVOR_EXPANSION', Type, 4 FROM Leaders WHERE Type = 'LEADER_CATHERINE';</text:p>
          </table:table-cell>
          <table:table-cell table:style-name="ce197" table:formula="of:=&quot;INSERT INTO Leader_Flavors(FlavorType, LeaderType, Flavor) SELECT 'FLAVOR_&quot;&amp;UPPER([.$A27])&amp;&quot;', Type, &quot;&amp;[.R27]&amp;&quot; FROM Leaders WHERE Type = 'LEADER_&quot;&amp;UPPER([.R$2])&amp;&quot;';&quot;" office:value-type="string" office:string-value="INSERT INTO Leader_Flavors(FlavorType, LeaderType, Flavor) SELECT 'FLAVOR_EXPANSION', Type, 4 FROM Leaders WHERE Type = 'LEADER_ELIZABETH';" calcext:value-type="string">
            <text:p>INSERT INTO Leader_Flavors(FlavorType, LeaderType, Flavor) SELECT 'FLAVOR_EXPANSION', Type, 4 FROM Leaders WHERE Type = 'LEADER_ELIZABETH';</text:p>
          </table:table-cell>
          <table:table-cell table:style-name="ce197" table:formula="of:=&quot;INSERT INTO Leader_Flavors(FlavorType, LeaderType, Flavor) SELECT 'FLAVOR_&quot;&amp;UPPER([.$A27])&amp;&quot;', Type, &quot;&amp;[.S27]&amp;&quot; FROM Leaders WHERE Type = 'LEADER_&quot;&amp;UPPER([.S$2])&amp;&quot;';&quot;" office:value-type="string" office:string-value="INSERT INTO Leader_Flavors(FlavorType, LeaderType, Flavor) SELECT 'FLAVOR_EXPANSION', Type, 4 FROM Leaders WHERE Type = 'LEADER_GUSTAVUS_ADOLPHUS';" calcext:value-type="string">
            <text:p>INSERT INTO Leader_Flavors(FlavorType, LeaderType, Flavor) SELECT 'FLAVOR_EXPANSION', Type, 4 FROM Leaders WHERE Type = 'LEADER_GUSTAVUS_ADOLPHUS';</text:p>
          </table:table-cell>
          <table:table-cell table:style-name="ce197" table:formula="of:=&quot;INSERT INTO Leader_Flavors(FlavorType, LeaderType, Flavor) SELECT 'FLAVOR_&quot;&amp;UPPER([.$A27])&amp;&quot;', Type, &quot;&amp;[.T27]&amp;&quot; FROM Leaders WHERE Type = 'LEADER_&quot;&amp;UPPER([.T$2])&amp;&quot;';&quot;" office:value-type="string" office:string-value="INSERT INTO Leader_Flavors(FlavorType, LeaderType, Flavor) SELECT 'FLAVOR_EXPANSION', Type, 4 FROM Leaders WHERE Type = 'LEADER_HIAWATHA';" calcext:value-type="string">
            <text:p>INSERT INTO Leader_Flavors(FlavorType, LeaderType, Flavor) SELECT 'FLAVOR_EXPANSION', Type, 4 FROM Leaders WHERE Type = 'LEADER_HIAWATHA';</text:p>
          </table:table-cell>
          <table:table-cell table:style-name="ce197" table:formula="of:=&quot;INSERT INTO Leader_Flavors(FlavorType, LeaderType, Flavor) SELECT 'FLAVOR_&quot;&amp;UPPER([.$A27])&amp;&quot;', Type, &quot;&amp;[.U27]&amp;&quot; FROM Leaders WHERE Type = 'LEADER_&quot;&amp;UPPER([.U$2])&amp;&quot;';&quot;" office:value-type="string" office:string-value="INSERT INTO Leader_Flavors(FlavorType, LeaderType, Flavor) SELECT 'FLAVOR_EXPANSION', Type, 4 FROM Leaders WHERE Type = 'LEADER_MONTEZUMA';" calcext:value-type="string">
            <text:p>INSERT INTO Leader_Flavors(FlavorType, LeaderType, Flavor) SELECT 'FLAVOR_EXPANSION', Type, 4 FROM Leaders WHERE Type = 'LEADER_MONTEZUMA';</text:p>
          </table:table-cell>
          <table:table-cell table:style-name="ce197" table:formula="of:=&quot;INSERT INTO Leader_Flavors(FlavorType, LeaderType, Flavor) SELECT 'FLAVOR_&quot;&amp;UPPER([.$A27])&amp;&quot;', Type, &quot;&amp;[.V27]&amp;&quot; FROM Leaders WHERE Type = 'LEADER_&quot;&amp;UPPER([.V$2])&amp;&quot;';&quot;" office:value-type="string" office:string-value="INSERT INTO Leader_Flavors(FlavorType, LeaderType, Flavor) SELECT 'FLAVOR_EXPANSION', Type, 4 FROM Leaders WHERE Type = 'LEADER_THEODORA';" calcext:value-type="string">
            <text:p>INSERT INTO Leader_Flavors(FlavorType, LeaderType, Flavor) SELECT 'FLAVOR_EXPANSION', Type, 4 FROM Leaders WHERE Type = 'LEADER_THEODORA';</text:p>
          </table:table-cell>
          <table:table-cell table:style-name="ce197" table:formula="of:=&quot;INSERT INTO Leader_Flavors(FlavorType, LeaderType, Flavor) SELECT 'FLAVOR_&quot;&amp;UPPER([.$A27])&amp;&quot;', Type, &quot;&amp;[.W27]&amp;&quot; FROM Leaders WHERE Type = 'LEADER_&quot;&amp;UPPER([.W$2])&amp;&quot;';&quot;" office:value-type="string" office:string-value="INSERT INTO Leader_Flavors(FlavorType, LeaderType, Flavor) SELECT 'FLAVOR_EXPANSION', Type, 4 FROM Leaders WHERE Type = 'LEADER_GAJAH_MADA';" calcext:value-type="string">
            <text:p>INSERT INTO Leader_Flavors(FlavorType, LeaderType, Flavor) SELECT 'FLAVOR_EXPANSION', Type, 4 FROM Leaders WHERE Type = 'LEADER_GAJAH_MADA';</text:p>
          </table:table-cell>
          <table:table-cell table:style-name="ce197" table:formula="of:=&quot;INSERT INTO Leader_Flavors(FlavorType, LeaderType, Flavor) SELECT 'FLAVOR_&quot;&amp;UPPER([.$A27])&amp;&quot;', Type, &quot;&amp;[.X27]&amp;&quot; FROM Leaders WHERE Type = 'LEADER_&quot;&amp;UPPER([.X$2])&amp;&quot;';&quot;" office:value-type="string" office:string-value="INSERT INTO Leader_Flavors(FlavorType, LeaderType, Flavor) SELECT 'FLAVOR_EXPANSION', Type, 4 FROM Leaders WHERE Type = 'LEADER_CASIMIR';" calcext:value-type="string">
            <text:p>INSERT INTO Leader_Flavors(FlavorType, LeaderType, Flavor) SELECT 'FLAVOR_EXPANSION', Type, 4 FROM Leaders WHERE Type = 'LEADER_CASIMIR';</text:p>
          </table:table-cell>
          <table:table-cell table:style-name="ce197" table:formula="of:=&quot;INSERT INTO Leader_Flavors(FlavorType, LeaderType, Flavor) SELECT 'FLAVOR_&quot;&amp;UPPER([.$A27])&amp;&quot;', Type, &quot;&amp;[.Y27]&amp;&quot; FROM Leaders WHERE Type = 'LEADER_&quot;&amp;UPPER([.Y$2])&amp;&quot;';&quot;" office:value-type="string" office:string-value="INSERT INTO Leader_Flavors(FlavorType, LeaderType, Flavor) SELECT 'FLAVOR_EXPANSION', Type, 4 FROM Leaders WHERE Type = 'LEADER_WU_ZETIAN';" calcext:value-type="string">
            <text:p>INSERT INTO Leader_Flavors(FlavorType, LeaderType, Flavor) SELECT 'FLAVOR_EXPANSION', Type, 4 FROM Leaders WHERE Type = 'LEADER_WU_ZETIAN';</text:p>
          </table:table-cell>
          <table:table-cell table:style-name="ce197" table:formula="of:=&quot;INSERT INTO Leader_Flavors(FlavorType, LeaderType, Flavor) SELECT 'FLAVOR_&quot;&amp;UPPER([.$A27])&amp;&quot;', Type, &quot;&amp;[.Z27]&amp;&quot; FROM Leaders WHERE Type = 'LEADER_&quot;&amp;UPPER([.Z$2])&amp;&quot;';&quot;" office:value-type="string" office:string-value="INSERT INTO Leader_Flavors(FlavorType, LeaderType, Flavor) SELECT 'FLAVOR_EXPANSION', Type, 4 FROM Leaders WHERE Type = 'LEADER_DIPLOMAT';" calcext:value-type="string">
            <text:p>INSERT INTO Leader_Flavors(FlavorType, LeaderType, Flavor) SELECT 'FLAVOR_EXPANSION', Type, 4 FROM Leaders WHERE Type = 'LEADER_DIPLOMAT';</text:p>
          </table:table-cell>
          <table:table-cell table:style-name="ce197" table:formula="of:=&quot;INSERT INTO Leader_Flavors(FlavorType, LeaderType, Flavor) SELECT 'FLAVOR_&quot;&amp;UPPER([.$A27])&amp;&quot;', Type, &quot;&amp;[.AA27]&amp;&quot; FROM Leaders WHERE Type = 'LEADER_&quot;&amp;UPPER([.AA$2])&amp;&quot;';&quot;" office:value-type="string" office:string-value="INSERT INTO Leader_Flavors(FlavorType, LeaderType, Flavor) SELECT 'FLAVOR_EXPANSION', Type, 4 FROM Leaders WHERE Type = 'LEADER_GANDHI';" calcext:value-type="string">
            <text:p>INSERT INTO Leader_Flavors(FlavorType, LeaderType, Flavor) SELECT 'FLAVOR_EXPANSION', Type, 4 FROM Leaders WHERE Type = 'LEADER_GANDHI';</text:p>
          </table:table-cell>
          <table:table-cell table:style-name="ce197" table:formula="of:=&quot;INSERT INTO Leader_Flavors(FlavorType, LeaderType, Flavor) SELECT 'FLAVOR_&quot;&amp;UPPER([.$A27])&amp;&quot;', Type, &quot;&amp;[.AB27]&amp;&quot; FROM Leaders WHERE Type = 'LEADER_&quot;&amp;UPPER([.AB$2])&amp;&quot;';&quot;" office:value-type="string" office:string-value="INSERT INTO Leader_Flavors(FlavorType, LeaderType, Flavor) SELECT 'FLAVOR_EXPANSION', Type, 4 FROM Leaders WHERE Type = 'LEADER_SELASSIE';" calcext:value-type="string">
            <text:p>INSERT INTO Leader_Flavors(FlavorType, LeaderType, Flavor) SELECT 'FLAVOR_EXPANSION', Type, 4 FROM Leaders WHERE Type = 'LEADER_SELASSIE';</text:p>
          </table:table-cell>
          <table:table-cell table:style-name="ce197" table:formula="of:=&quot;INSERT INTO Leader_Flavors(FlavorType, LeaderType, Flavor) SELECT 'FLAVOR_&quot;&amp;UPPER([.$A27])&amp;&quot;', Type, &quot;&amp;[.AC27]&amp;&quot; FROM Leaders WHERE Type = 'LEADER_&quot;&amp;UPPER([.AC$2])&amp;&quot;';&quot;" office:value-type="string" office:string-value="INSERT INTO Leader_Flavors(FlavorType, LeaderType, Flavor) SELECT 'FLAVOR_EXPANSION', Type, 6 FROM Leaders WHERE Type = 'LEADER_KAMEHAMEHA';" calcext:value-type="string">
            <text:p>INSERT INTO Leader_Flavors(FlavorType, LeaderType, Flavor) SELECT 'FLAVOR_EXPANSION', Type, 6 FROM Leaders WHERE Type = 'LEADER_KAMEHAMEHA';</text:p>
          </table:table-cell>
          <table:table-cell table:style-name="ce197" table:formula="of:=&quot;INSERT INTO Leader_Flavors(FlavorType, LeaderType, Flavor) SELECT 'FLAVOR_&quot;&amp;UPPER([.$A27])&amp;&quot;', Type, &quot;&amp;[.AD27]&amp;&quot; FROM Leaders WHERE Type = 'LEADER_&quot;&amp;UPPER([.AD$2])&amp;&quot;';&quot;" office:value-type="string" office:string-value="INSERT INTO Leader_Flavors(FlavorType, LeaderType, Flavor) SELECT 'FLAVOR_EXPANSION', Type, 4 FROM Leaders WHERE Type = 'LEADER_MARIA_I';" calcext:value-type="string">
            <text:p>INSERT INTO Leader_Flavors(FlavorType, LeaderType, Flavor) SELECT 'FLAVOR_EXPANSION', Type, 4 FROM Leaders WHERE Type = 'LEADER_MARIA_I';</text:p>
          </table:table-cell>
          <table:table-cell table:style-name="ce197" table:formula="of:=&quot;INSERT INTO Leader_Flavors(FlavorType, LeaderType, Flavor) SELECT 'FLAVOR_&quot;&amp;UPPER([.$A27])&amp;&quot;', Type, &quot;&amp;[.AE27]&amp;&quot; FROM Leaders WHERE Type = 'LEADER_&quot;&amp;UPPER([.AE$2])&amp;&quot;';&quot;" office:value-type="string" office:string-value="INSERT INTO Leader_Flavors(FlavorType, LeaderType, Flavor) SELECT 'FLAVOR_EXPANSION', Type, 6 FROM Leaders WHERE Type = 'LEADER_PACHACUTI';" calcext:value-type="string">
            <text:p>INSERT INTO Leader_Flavors(FlavorType, LeaderType, Flavor) SELECT 'FLAVOR_EXPANSION', Type, 6 FROM Leaders WHERE Type = 'LEADER_PACHACUTI';</text:p>
          </table:table-cell>
          <table:table-cell table:style-name="ce197" table:formula="of:=&quot;INSERT INTO Leader_Flavors(FlavorType, LeaderType, Flavor) SELECT 'FLAVOR_&quot;&amp;UPPER([.$A27])&amp;&quot;', Type, &quot;&amp;[.AF27]&amp;&quot; FROM Leaders WHERE Type = 'LEADER_&quot;&amp;UPPER([.AF$2])&amp;&quot;';&quot;" office:value-type="string" office:string-value="INSERT INTO Leader_Flavors(FlavorType, LeaderType, Flavor) SELECT 'FLAVOR_EXPANSION', Type, 4 FROM Leaders WHERE Type = 'LEADER_RAMESSES';" calcext:value-type="string">
            <text:p>INSERT INTO Leader_Flavors(FlavorType, LeaderType, Flavor) SELECT 'FLAVOR_EXPANSION', Type, 4 FROM Leaders WHERE Type = 'LEADER_RAMESSES';</text:p>
          </table:table-cell>
          <table:table-cell table:style-name="ce197" table:formula="of:=&quot;INSERT INTO Leader_Flavors(FlavorType, LeaderType, Flavor) SELECT 'FLAVOR_&quot;&amp;UPPER([.$A27])&amp;&quot;', Type, &quot;&amp;[.AG27]&amp;&quot; FROM Leaders WHERE Type = 'LEADER_&quot;&amp;UPPER([.AG$2])&amp;&quot;';&quot;" office:value-type="string" office:string-value="INSERT INTO Leader_Flavors(FlavorType, LeaderType, Flavor) SELECT 'FLAVOR_EXPANSION', Type, 4 FROM Leaders WHERE Type = 'LEADER_RAMKHAMHAENG';" calcext:value-type="string">
            <text:p>INSERT INTO Leader_Flavors(FlavorType, LeaderType, Flavor) SELECT 'FLAVOR_EXPANSION', Type, 4 FROM Leaders WHERE Type = 'LEADER_RAMKHAMHAENG';</text:p>
          </table:table-cell>
          <table:table-cell table:style-name="ce197" table:formula="of:=&quot;INSERT INTO Leader_Flavors(FlavorType, LeaderType, Flavor) SELECT 'FLAVOR_&quot;&amp;UPPER([.$A27])&amp;&quot;', Type, &quot;&amp;[.AH27]&amp;&quot; FROM Leaders WHERE Type = 'LEADER_&quot;&amp;UPPER([.AH$2])&amp;&quot;';&quot;" office:value-type="string" office:string-value="INSERT INTO Leader_Flavors(FlavorType, LeaderType, Flavor) SELECT 'FLAVOR_EXPANSION', Type, 4 FROM Leaders WHERE Type = 'LEADER_PEDRO';" calcext:value-type="string">
            <text:p>INSERT INTO Leader_Flavors(FlavorType, LeaderType, Flavor) SELECT 'FLAVOR_EXPANSION', Type, 4 FROM Leaders WHERE Type = 'LEADER_PEDRO';</text:p>
          </table:table-cell>
          <table:table-cell table:style-name="ce197" table:formula="of:=&quot;INSERT INTO Leader_Flavors(FlavorType, LeaderType, Flavor) SELECT 'FLAVOR_&quot;&amp;UPPER([.$A27])&amp;&quot;', Type, &quot;&amp;[.AI27]&amp;&quot; FROM Leaders WHERE Type = 'LEADER_&quot;&amp;UPPER([.AI$2])&amp;&quot;';&quot;" office:value-type="string" office:string-value="INSERT INTO Leader_Flavors(FlavorType, LeaderType, Flavor) SELECT 'FLAVOR_EXPANSION', Type, 4 FROM Leaders WHERE Type = 'LEADER_AHMAD_ALMANSUR';" calcext:value-type="string">
            <text:p>INSERT INTO Leader_Flavors(FlavorType, LeaderType, Flavor) SELECT 'FLAVOR_EXPANSION', Type, 4 FROM Leaders WHERE Type = 'LEADER_AHMAD_ALMANSUR';</text:p>
          </table:table-cell>
          <table:table-cell table:style-name="ce197" table:formula="of:=&quot;INSERT INTO Leader_Flavors(FlavorType, LeaderType, Flavor) SELECT 'FLAVOR_&quot;&amp;UPPER([.$A27])&amp;&quot;', Type, &quot;&amp;[.AJ27]&amp;&quot; FROM Leaders WHERE Type = 'LEADER_&quot;&amp;UPPER([.AJ$2])&amp;&quot;';&quot;" office:value-type="string" office:string-value="INSERT INTO Leader_Flavors(FlavorType, LeaderType, Flavor) SELECT 'FLAVOR_EXPANSION', Type, 4 FROM Leaders WHERE Type = 'LEADER_SEJONG';" calcext:value-type="string">
            <text:p>INSERT INTO Leader_Flavors(FlavorType, LeaderType, Flavor) SELECT 'FLAVOR_EXPANSION', Type, 4 FROM Leaders WHERE Type = 'LEADER_SEJONG';</text:p>
          </table:table-cell>
          <table:table-cell table:style-name="ce197" table:formula="of:=&quot;INSERT INTO Leader_Flavors(FlavorType, LeaderType, Flavor) SELECT 'FLAVOR_&quot;&amp;UPPER([.$A27])&amp;&quot;', Type, &quot;&amp;[.AK27]&amp;&quot; FROM Leaders WHERE Type = 'LEADER_&quot;&amp;UPPER([.AK$2])&amp;&quot;';&quot;" office:value-type="string" office:string-value="INSERT INTO Leader_Flavors(FlavorType, LeaderType, Flavor) SELECT 'FLAVOR_EXPANSION', Type, 8 FROM Leaders WHERE Type = 'LEADER_EXPANSIONIST';" calcext:value-type="string">
            <text:p>INSERT INTO Leader_Flavors(FlavorType, LeaderType, Flavor) SELECT 'FLAVOR_EXPANSION', Type, 8 FROM Leaders WHERE Type = 'LEADER_EXPANSIONIST';</text:p>
          </table:table-cell>
          <table:table-cell table:style-name="ce197" table:formula="of:=&quot;INSERT INTO Leader_Flavors(FlavorType, LeaderType, Flavor) SELECT 'FLAVOR_&quot;&amp;UPPER([.$A27])&amp;&quot;', Type, &quot;&amp;[.AL27]&amp;&quot; FROM Leaders WHERE Type = 'LEADER_&quot;&amp;UPPER([.AL$2])&amp;&quot;';&quot;" office:value-type="string" office:string-value="INSERT INTO Leader_Flavors(FlavorType, LeaderType, Flavor) SELECT 'FLAVOR_EXPANSION', Type, 8 FROM Leaders WHERE Type = 'LEADER_BOUDICCA';" calcext:value-type="string">
            <text:p>INSERT INTO Leader_Flavors(FlavorType, LeaderType, Flavor) SELECT 'FLAVOR_EXPANSION', Type, 8 FROM Leaders WHERE Type = 'LEADER_BOUDICCA';</text:p>
          </table:table-cell>
          <table:table-cell table:style-name="ce197" table:formula="of:=&quot;INSERT INTO Leader_Flavors(FlavorType, LeaderType, Flavor) SELECT 'FLAVOR_&quot;&amp;UPPER([.$A27])&amp;&quot;', Type, &quot;&amp;[.AM27]&amp;&quot; FROM Leaders WHERE Type = 'LEADER_&quot;&amp;UPPER([.AM$2])&amp;&quot;';&quot;" office:value-type="string" office:string-value="INSERT INTO Leader_Flavors(FlavorType, LeaderType, Flavor) SELECT 'FLAVOR_EXPANSION', Type, 8 FROM Leaders WHERE Type = 'LEADER_DARIUS';" calcext:value-type="string">
            <text:p>INSERT INTO Leader_Flavors(FlavorType, LeaderType, Flavor) SELECT 'FLAVOR_EXPANSION', Type, 8 FROM Leaders WHERE Type = 'LEADER_DARIUS';</text:p>
          </table:table-cell>
          <table:table-cell table:style-name="ce197" table:formula="of:=&quot;INSERT INTO Leader_Flavors(FlavorType, LeaderType, Flavor) SELECT 'FLAVOR_&quot;&amp;UPPER([.$A27])&amp;&quot;', Type, &quot;&amp;[.AN27]&amp;&quot; FROM Leaders WHERE Type = 'LEADER_&quot;&amp;UPPER([.AN$2])&amp;&quot;';&quot;" office:value-type="string" office:string-value="INSERT INTO Leader_Flavors(FlavorType, LeaderType, Flavor) SELECT 'FLAVOR_EXPANSION', Type, 8 FROM Leaders WHERE Type = 'LEADER_DIDO';" calcext:value-type="string">
            <text:p>INSERT INTO Leader_Flavors(FlavorType, LeaderType, Flavor) SELECT 'FLAVOR_EXPANSION', Type, 8 FROM Leaders WHERE Type = 'LEADER_DIDO';</text:p>
          </table:table-cell>
          <table:table-cell table:style-name="ce197" table:formula="of:=&quot;INSERT INTO Leader_Flavors(FlavorType, LeaderType, Flavor) SELECT 'FLAVOR_&quot;&amp;UPPER([.$A27])&amp;&quot;', Type, &quot;&amp;[.AO27]&amp;&quot; FROM Leaders WHERE Type = 'LEADER_&quot;&amp;UPPER([.AO$2])&amp;&quot;';&quot;" office:value-type="string" office:string-value="INSERT INTO Leader_Flavors(FlavorType, LeaderType, Flavor) SELECT 'FLAVOR_EXPANSION', Type, 8 FROM Leaders WHERE Type = 'LEADER_HARUN_AL_RASHID';" calcext:value-type="string">
            <text:p>INSERT INTO Leader_Flavors(FlavorType, LeaderType, Flavor) SELECT 'FLAVOR_EXPANSION', Type, 8 FROM Leaders WHERE Type = 'LEADER_HARUN_AL_RASHID';</text:p>
          </table:table-cell>
          <table:table-cell table:style-name="ce197" table:formula="of:=&quot;INSERT INTO Leader_Flavors(FlavorType, LeaderType, Flavor) SELECT 'FLAVOR_&quot;&amp;UPPER([.$A27])&amp;&quot;', Type, &quot;&amp;[.AP27]&amp;&quot; FROM Leaders WHERE Type = 'LEADER_&quot;&amp;UPPER([.AP$2])&amp;&quot;';&quot;" office:value-type="string" office:string-value="INSERT INTO Leader_Flavors(FlavorType, LeaderType, Flavor) SELECT 'FLAVOR_EXPANSION', Type, 8 FROM Leaders WHERE Type = 'LEADER_NEBUCHADNEZZAR';" calcext:value-type="string">
            <text:p>INSERT INTO Leader_Flavors(FlavorType, LeaderType, Flavor) SELECT 'FLAVOR_EXPANSION', Type, 8 FROM Leaders WHERE Type = 'LEADER_NEBUCHADNEZZAR';</text:p>
          </table:table-cell>
          <table:table-cell table:style-name="ce197" table:formula="of:=&quot;INSERT INTO Leader_Flavors(FlavorType, LeaderType, Flavor) SELECT 'FLAVOR_&quot;&amp;UPPER([.$A27])&amp;&quot;', Type, &quot;&amp;[.AQ27]&amp;&quot; FROM Leaders WHERE Type = 'LEADER_&quot;&amp;UPPER([.AQ$2])&amp;&quot;';&quot;" office:value-type="string" office:string-value="INSERT INTO Leader_Flavors(FlavorType, LeaderType, Flavor) SELECT 'FLAVOR_EXPANSION', Type, 8 FROM Leaders WHERE Type = 'LEADER_PACAL';" calcext:value-type="string">
            <text:p>INSERT INTO Leader_Flavors(FlavorType, LeaderType, Flavor) SELECT 'FLAVOR_EXPANSION', Type, 8 FROM Leaders WHERE Type = 'LEADER_PACAL';</text:p>
          </table:table-cell>
          <table:table-cell table:style-name="ce197" table:formula="of:=&quot;INSERT INTO Leader_Flavors(FlavorType, LeaderType, Flavor) SELECT 'FLAVOR_&quot;&amp;UPPER([.$A27])&amp;&quot;', Type, &quot;&amp;[.AR27]&amp;&quot; FROM Leaders WHERE Type = 'LEADER_&quot;&amp;UPPER([.AR$2])&amp;&quot;';&quot;" office:value-type="string" office:string-value="INSERT INTO Leader_Flavors(FlavorType, LeaderType, Flavor) SELECT 'FLAVOR_EXPANSION', Type, 8 FROM Leaders WHERE Type = 'LEADER_SULEIMAN';" calcext:value-type="string">
            <text:p>INSERT INTO Leader_Flavors(FlavorType, LeaderType, Flavor) SELECT 'FLAVOR_EXPANSION', Type, 8 FROM Leaders WHERE Type = 'LEADER_SULEIMAN';</text:p>
          </table:table-cell>
          <table:table-cell table:style-name="ce197" table:formula="of:=&quot;INSERT INTO Leader_Flavors(FlavorType, LeaderType, Flavor) SELECT 'FLAVOR_&quot;&amp;UPPER([.$A27])&amp;&quot;', Type, &quot;&amp;[.AS27]&amp;&quot; FROM Leaders WHERE Type = 'LEADER_&quot;&amp;UPPER([.AS$2])&amp;&quot;';&quot;" office:value-type="string" office:string-value="INSERT INTO Leader_Flavors(FlavorType, LeaderType, Flavor) SELECT 'FLAVOR_EXPANSION', Type, 8 FROM Leaders WHERE Type = 'LEADER_WASHINGTON';" calcext:value-type="string">
            <text:p>INSERT INTO Leader_Flavors(FlavorType, LeaderType, Flavor) SELECT 'FLAVOR_EXPANSION', Type, 8 FROM Leaders WHERE Type = 'LEADER_WASHINGTON';</text:p>
          </table:table-cell>
          <table:table-cell table:style-name="ce197" table:formula="of:=&quot;INSERT INTO Leader_Flavors(FlavorType, LeaderType, Flavor) SELECT 'FLAVOR_&quot;&amp;UPPER([.$A27])&amp;&quot;', Type, &quot;&amp;[.AT27]&amp;&quot; FROM Leaders WHERE Type = 'LEADER_&quot;&amp;UPPER([.AT$2])&amp;&quot;';&quot;" office:value-type="string" office:string-value="INSERT INTO Leader_Flavors(FlavorType, LeaderType, Flavor) SELECT 'FLAVOR_EXPANSION', Type, 8 FROM Leaders WHERE Type = 'LEADER_MARIA';" calcext:value-type="string">
            <text:p>INSERT INTO Leader_Flavors(FlavorType, LeaderType, Flavor) SELECT 'FLAVOR_EXPANSION', Type, 8 FROM Leaders WHERE Type = 'LEADER_MARIA';</text:p>
          </table:table-cell>
          <table:table-cell table:style-name="ce197" table:formula="of:=&quot;INSERT INTO Leader_Flavors(FlavorType, LeaderType, Flavor) SELECT 'FLAVOR_&quot;&amp;UPPER([.$A27])&amp;&quot;', Type, &quot;&amp;[.AU27]&amp;&quot; FROM Leaders WHERE Type = 'LEADER_&quot;&amp;UPPER([.AU$2])&amp;&quot;';&quot;" office:value-type="string" office:string-value="INSERT INTO Leader_Flavors(FlavorType, LeaderType, Flavor) SELECT 'FLAVOR_EXPANSION', Type, 8 FROM Leaders WHERE Type = 'LEADER_POCATELLO';" calcext:value-type="string">
            <text:p>INSERT INTO Leader_Flavors(FlavorType, LeaderType, Flavor) SELECT 'FLAVOR_EXPANSION', Type, 8 FROM Leaders WHERE Type = 'LEADER_POCATELLO';</text:p>
          </table:table-cell>
          <table:table-cell table:style-name="ce197" table:formula="of:=&quot;INSERT INTO Leader_Flavors(FlavorType, LeaderType, Flavor) SELECT 'FLAVOR_&quot;&amp;UPPER([.$A27])&amp;&quot;', Type, &quot;&amp;[.AV27]&amp;&quot; FROM Leaders WHERE Type = 'LEADER_&quot;&amp;UPPER([.AV$2])&amp;&quot;';&quot;" office:value-type="string" office:string-value="INSERT INTO Leader_Flavors(FlavorType, LeaderType, Flavor) SELECT 'FLAVOR_EXPANSION', Type, 8 FROM Leaders WHERE Type = 'LEADER_WILLIAM';" calcext:value-type="string">
            <text:p>INSERT INTO Leader_Flavors(FlavorType, LeaderType, Flavor) SELECT 'FLAVOR_EXPANSION', Type, 8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8])&amp;&quot;', Type, &quot;&amp;[.C28]&amp;&quot; FROM Leaders WHERE Type = 'LEADER_&quot;&amp;UPPER([.C$2])&amp;&quot;';&quot;" office:value-type="string" office:string-value="INSERT INTO Leader_Flavors(FlavorType, LeaderType, Flavor) SELECT 'FLAVOR_SCIENCE', Type, 9 FROM Leaders WHERE Type = 'LEADER_ASHURBANIPAL';" calcext:value-type="string">
            <text:p>INSERT INTO Leader_Flavors(FlavorType, LeaderType, Flavor) SELECT 'FLAVOR_SCIENCE', Type, 9 FROM Leaders WHERE Type = 'LEADER_ASHURBANIPAL';</text:p>
          </table:table-cell>
          <table:table-cell table:style-name="ce197" table:formula="of:=&quot;INSERT INTO Leader_Flavors(FlavorType, LeaderType, Flavor) SELECT 'FLAVOR_&quot;&amp;UPPER([.$A28])&amp;&quot;', Type, &quot;&amp;[.D28]&amp;&quot; FROM Leaders WHERE Type = 'LEADER_&quot;&amp;UPPER([.D$2])&amp;&quot;';&quot;" office:value-type="string" office:string-value="INSERT INTO Leader_Flavors(FlavorType, LeaderType, Flavor) SELECT 'FLAVOR_SCIENCE', Type, 6 FROM Leaders WHERE Type = 'LEADER_ASKIA';" calcext:value-type="string">
            <text:p>INSERT INTO Leader_Flavors(FlavorType, LeaderType, Flavor) SELECT 'FLAVOR_SCIENCE', Type, 6 FROM Leaders WHERE Type = 'LEADER_ASKIA';</text:p>
          </table:table-cell>
          <table:table-cell table:style-name="ce197" table:formula="of:=&quot;INSERT INTO Leader_Flavors(FlavorType, LeaderType, Flavor) SELECT 'FLAVOR_&quot;&amp;UPPER([.$A28])&amp;&quot;', Type, &quot;&amp;[.E28]&amp;&quot; FROM Leaders WHERE Type = 'LEADER_&quot;&amp;UPPER([.E$2])&amp;&quot;';&quot;" office:value-type="string" office:string-value="INSERT INTO Leader_Flavors(FlavorType, LeaderType, Flavor) SELECT 'FLAVOR_SCIENCE', Type, 6 FROM Leaders WHERE Type = 'LEADER_ATTILA';" calcext:value-type="string">
            <text:p>INSERT INTO Leader_Flavors(FlavorType, LeaderType, Flavor) SELECT 'FLAVOR_SCIENCE', Type, 6 FROM Leaders WHERE Type = 'LEADER_ATTILA';</text:p>
          </table:table-cell>
          <table:table-cell table:style-name="ce197" table:formula="of:=&quot;INSERT INTO Leader_Flavors(FlavorType, LeaderType, Flavor) SELECT 'FLAVOR_&quot;&amp;UPPER([.$A28])&amp;&quot;', Type, &quot;&amp;[.F28]&amp;&quot; FROM Leaders WHERE Type = 'LEADER_&quot;&amp;UPPER([.F$2])&amp;&quot;';&quot;" office:value-type="string" office:string-value="INSERT INTO Leader_Flavors(FlavorType, LeaderType, Flavor) SELECT 'FLAVOR_SCIENCE', Type, 6 FROM Leaders WHERE Type = 'LEADER_AUGUSTUS';" calcext:value-type="string">
            <text:p>INSERT INTO Leader_Flavors(FlavorType, LeaderType, Flavor) SELECT 'FLAVOR_SCIENCE', Type, 6 FROM Leaders WHERE Type = 'LEADER_AUGUSTUS';</text:p>
          </table:table-cell>
          <table:table-cell table:style-name="ce197" table:formula="of:=&quot;INSERT INTO Leader_Flavors(FlavorType, LeaderType, Flavor) SELECT 'FLAVOR_&quot;&amp;UPPER([.$A28])&amp;&quot;', Type, &quot;&amp;[.G28]&amp;&quot; FROM Leaders WHERE Type = 'LEADER_&quot;&amp;UPPER([.G$2])&amp;&quot;';&quot;" office:value-type="string" office:string-value="INSERT INTO Leader_Flavors(FlavorType, LeaderType, Flavor) SELECT 'FLAVOR_SCIENCE', Type, 6 FROM Leaders WHERE Type = 'LEADER_GENGHIS_KHAN';" calcext:value-type="string">
            <text:p>INSERT INTO Leader_Flavors(FlavorType, LeaderType, Flavor) SELECT 'FLAVOR_SCIENCE', Type, 6 FROM Leaders WHERE Type = 'LEADER_GENGHIS_KHAN';</text:p>
          </table:table-cell>
          <table:table-cell table:style-name="ce197" table:formula="of:=&quot;INSERT INTO Leader_Flavors(FlavorType, LeaderType, Flavor) SELECT 'FLAVOR_&quot;&amp;UPPER([.$A28])&amp;&quot;', Type, &quot;&amp;[.H28]&amp;&quot; FROM Leaders WHERE Type = 'LEADER_&quot;&amp;UPPER([.H$2])&amp;&quot;';&quot;" office:value-type="string" office:string-value="INSERT INTO Leader_Flavors(FlavorType, LeaderType, Flavor) SELECT 'FLAVOR_SCIENCE', Type, 6 FROM Leaders WHERE Type = 'LEADER_HARALD';" calcext:value-type="string">
            <text:p>INSERT INTO Leader_Flavors(FlavorType, LeaderType, Flavor) SELECT 'FLAVOR_SCIENCE', Type, 6 FROM Leaders WHERE Type = 'LEADER_HARALD';</text:p>
          </table:table-cell>
          <table:table-cell table:style-name="ce197" table:formula="of:=&quot;INSERT INTO Leader_Flavors(FlavorType, LeaderType, Flavor) SELECT 'FLAVOR_&quot;&amp;UPPER([.$A28])&amp;&quot;', Type, &quot;&amp;[.I28]&amp;&quot; FROM Leaders WHERE Type = 'LEADER_&quot;&amp;UPPER([.I$2])&amp;&quot;';&quot;" office:value-type="string" office:string-value="INSERT INTO Leader_Flavors(FlavorType, LeaderType, Flavor) SELECT 'FLAVOR_SCIENCE', Type, 6 FROM Leaders WHERE Type = 'LEADER_ISABELLA';" calcext:value-type="string">
            <text:p>INSERT INTO Leader_Flavors(FlavorType, LeaderType, Flavor) SELECT 'FLAVOR_SCIENCE', Type, 6 FROM Leaders WHERE Type = 'LEADER_ISABELLA';</text:p>
          </table:table-cell>
          <table:table-cell table:style-name="ce197" table:formula="of:=&quot;INSERT INTO Leader_Flavors(FlavorType, LeaderType, Flavor) SELECT 'FLAVOR_&quot;&amp;UPPER([.$A28])&amp;&quot;', Type, &quot;&amp;[.J28]&amp;&quot; FROM Leaders WHERE Type = 'LEADER_&quot;&amp;UPPER([.J$2])&amp;&quot;';&quot;" office:value-type="string" office:string-value="INSERT INTO Leader_Flavors(FlavorType, LeaderType, Flavor) SELECT 'FLAVOR_SCIENCE', Type, 6 FROM Leaders WHERE Type = 'LEADER_NAPOLEON';" calcext:value-type="string">
            <text:p>INSERT INTO Leader_Flavors(FlavorType, LeaderType, Flavor) SELECT 'FLAVOR_SCIENCE', Type, 6 FROM Leaders WHERE Type = 'LEADER_NAPOLEON';</text:p>
          </table:table-cell>
          <table:table-cell table:style-name="ce197" table:formula="of:=&quot;INSERT INTO Leader_Flavors(FlavorType, LeaderType, Flavor) SELECT 'FLAVOR_&quot;&amp;UPPER([.$A28])&amp;&quot;', Type, &quot;&amp;[.K28]&amp;&quot; FROM Leaders WHERE Type = 'LEADER_&quot;&amp;UPPER([.K$2])&amp;&quot;';&quot;" office:value-type="string" office:string-value="INSERT INTO Leader_Flavors(FlavorType, LeaderType, Flavor) SELECT 'FLAVOR_SCIENCE', Type, 6 FROM Leaders WHERE Type = 'LEADER_ODA_NOBUNAGA';" calcext:value-type="string">
            <text:p>INSERT INTO Leader_Flavors(FlavorType, LeaderType, Flavor) SELECT 'FLAVOR_SCIENCE', Type, 6 FROM Leaders WHERE Type = 'LEADER_ODA_NOBUNAGA';</text:p>
          </table:table-cell>
          <table:table-cell table:style-name="ce197" table:formula="of:=&quot;INSERT INTO Leader_Flavors(FlavorType, LeaderType, Flavor) SELECT 'FLAVOR_&quot;&amp;UPPER([.$A28])&amp;&quot;', Type, &quot;&amp;[.L28]&amp;&quot; FROM Leaders WHERE Type = 'LEADER_&quot;&amp;UPPER([.L$2])&amp;&quot;';&quot;" office:value-type="string" office:string-value="INSERT INTO Leader_Flavors(FlavorType, LeaderType, Flavor) SELECT 'FLAVOR_SCIENCE', Type, 6 FROM Leaders WHERE Type = 'LEADER_ENRICO_DANDOLO';" calcext:value-type="string">
            <text:p>INSERT INTO Leader_Flavors(FlavorType, LeaderType, Flavor) SELECT 'FLAVOR_SCIENCE', Type, 6 FROM Leaders WHERE Type = 'LEADER_ENRICO_DANDOLO';</text:p>
          </table:table-cell>
          <table:table-cell table:style-name="ce197" table:formula="of:=&quot;INSERT INTO Leader_Flavors(FlavorType, LeaderType, Flavor) SELECT 'FLAVOR_&quot;&amp;UPPER([.$A28])&amp;&quot;', Type, &quot;&amp;[.M28]&amp;&quot; FROM Leaders WHERE Type = 'LEADER_&quot;&amp;UPPER([.M$2])&amp;&quot;';&quot;" office:value-type="string" office:string-value="INSERT INTO Leader_Flavors(FlavorType, LeaderType, Flavor) SELECT 'FLAVOR_SCIENCE', Type, 6 FROM Leaders WHERE Type = 'LEADER_SHAKA';" calcext:value-type="string">
            <text:p>INSERT INTO Leader_Flavors(FlavorType, LeaderType, Flavor) SELECT 'FLAVOR_SCIENCE', Type, 6 FROM Leaders WHERE Type = 'LEADER_SHAKA';</text:p>
          </table:table-cell>
          <table:table-cell table:style-name="ce197" table:formula="of:=&quot;INSERT INTO Leader_Flavors(FlavorType, LeaderType, Flavor) SELECT 'FLAVOR_&quot;&amp;UPPER([.$A28])&amp;&quot;', Type, &quot;&amp;[.N28]&amp;&quot; FROM Leaders WHERE Type = 'LEADER_&quot;&amp;UPPER([.N$2])&amp;&quot;';&quot;" office:value-type="string" office:string-value="INSERT INTO Leader_Flavors(FlavorType, LeaderType, Flavor) SELECT 'FLAVOR_SCIENCE', Type, 6 FROM Leaders WHERE Type = 'LEADER_COALITION';" calcext:value-type="string">
            <text:p>INSERT INTO Leader_Flavors(FlavorType, LeaderType, Flavor) SELECT 'FLAVOR_SCIENCE', Type, 6 FROM Leaders WHERE Type = 'LEADER_COALITION';</text:p>
          </table:table-cell>
          <table:table-cell table:style-name="ce197" table:formula="of:=&quot;INSERT INTO Leader_Flavors(FlavorType, LeaderType, Flavor) SELECT 'FLAVOR_&quot;&amp;UPPER([.$A28])&amp;&quot;', Type, &quot;&amp;[.O28]&amp;&quot; FROM Leaders WHERE Type = 'LEADER_&quot;&amp;UPPER([.O$2])&amp;&quot;';&quot;" office:value-type="string" office:string-value="INSERT INTO Leader_Flavors(FlavorType, LeaderType, Flavor) SELECT 'FLAVOR_SCIENCE', Type, 6 FROM Leaders WHERE Type = 'LEADER_ALEXANDER';" calcext:value-type="string">
            <text:p>INSERT INTO Leader_Flavors(FlavorType, LeaderType, Flavor) SELECT 'FLAVOR_SCIENCE', Type, 6 FROM Leaders WHERE Type = 'LEADER_ALEXANDER';</text:p>
          </table:table-cell>
          <table:table-cell table:style-name="ce197" table:formula="of:=&quot;INSERT INTO Leader_Flavors(FlavorType, LeaderType, Flavor) SELECT 'FLAVOR_&quot;&amp;UPPER([.$A28])&amp;&quot;', Type, &quot;&amp;[.P28]&amp;&quot; FROM Leaders WHERE Type = 'LEADER_&quot;&amp;UPPER([.P$2])&amp;&quot;';&quot;" office:value-type="string" office:string-value="INSERT INTO Leader_Flavors(FlavorType, LeaderType, Flavor) SELECT 'FLAVOR_SCIENCE', Type, 6 FROM Leaders WHERE Type = 'LEADER_BISMARCK';" calcext:value-type="string">
            <text:p>INSERT INTO Leader_Flavors(FlavorType, LeaderType, Flavor) SELECT 'FLAVOR_SCIENCE', Type, 6 FROM Leaders WHERE Type = 'LEADER_BISMARCK';</text:p>
          </table:table-cell>
          <table:table-cell table:style-name="ce197" table:formula="of:=&quot;INSERT INTO Leader_Flavors(FlavorType, LeaderType, Flavor) SELECT 'FLAVOR_&quot;&amp;UPPER([.$A28])&amp;&quot;', Type, &quot;&amp;[.Q28]&amp;&quot; FROM Leaders WHERE Type = 'LEADER_&quot;&amp;UPPER([.Q$2])&amp;&quot;';&quot;" office:value-type="string" office:string-value="INSERT INTO Leader_Flavors(FlavorType, LeaderType, Flavor) SELECT 'FLAVOR_SCIENCE', Type, 6 FROM Leaders WHERE Type = 'LEADER_CATHERINE';" calcext:value-type="string">
            <text:p>INSERT INTO Leader_Flavors(FlavorType, LeaderType, Flavor) SELECT 'FLAVOR_SCIENCE', Type, 6 FROM Leaders WHERE Type = 'LEADER_CATHERINE';</text:p>
          </table:table-cell>
          <table:table-cell table:style-name="ce197" table:formula="of:=&quot;INSERT INTO Leader_Flavors(FlavorType, LeaderType, Flavor) SELECT 'FLAVOR_&quot;&amp;UPPER([.$A28])&amp;&quot;', Type, &quot;&amp;[.R28]&amp;&quot; FROM Leaders WHERE Type = 'LEADER_&quot;&amp;UPPER([.R$2])&amp;&quot;';&quot;" office:value-type="string" office:string-value="INSERT INTO Leader_Flavors(FlavorType, LeaderType, Flavor) SELECT 'FLAVOR_SCIENCE', Type, 6 FROM Leaders WHERE Type = 'LEADER_ELIZABETH';" calcext:value-type="string">
            <text:p>INSERT INTO Leader_Flavors(FlavorType, LeaderType, Flavor) SELECT 'FLAVOR_SCIENCE', Type, 6 FROM Leaders WHERE Type = 'LEADER_ELIZABETH';</text:p>
          </table:table-cell>
          <table:table-cell table:style-name="ce197" table:formula="of:=&quot;INSERT INTO Leader_Flavors(FlavorType, LeaderType, Flavor) SELECT 'FLAVOR_&quot;&amp;UPPER([.$A28])&amp;&quot;', Type, &quot;&amp;[.S28]&amp;&quot; FROM Leaders WHERE Type = 'LEADER_&quot;&amp;UPPER([.S$2])&amp;&quot;';&quot;" office:value-type="string" office:string-value="INSERT INTO Leader_Flavors(FlavorType, LeaderType, Flavor) SELECT 'FLAVOR_SCIENCE', Type, 6 FROM Leaders WHERE Type = 'LEADER_GUSTAVUS_ADOLPHUS';" calcext:value-type="string">
            <text:p>INSERT INTO Leader_Flavors(FlavorType, LeaderType, Flavor) SELECT 'FLAVOR_SCIENCE', Type, 6 FROM Leaders WHERE Type = 'LEADER_GUSTAVUS_ADOLPHUS';</text:p>
          </table:table-cell>
          <table:table-cell table:style-name="ce197" table:formula="of:=&quot;INSERT INTO Leader_Flavors(FlavorType, LeaderType, Flavor) SELECT 'FLAVOR_&quot;&amp;UPPER([.$A28])&amp;&quot;', Type, &quot;&amp;[.T28]&amp;&quot; FROM Leaders WHERE Type = 'LEADER_&quot;&amp;UPPER([.T$2])&amp;&quot;';&quot;" office:value-type="string" office:string-value="INSERT INTO Leader_Flavors(FlavorType, LeaderType, Flavor) SELECT 'FLAVOR_SCIENCE', Type, 6 FROM Leaders WHERE Type = 'LEADER_HIAWATHA';" calcext:value-type="string">
            <text:p>INSERT INTO Leader_Flavors(FlavorType, LeaderType, Flavor) SELECT 'FLAVOR_SCIENCE', Type, 6 FROM Leaders WHERE Type = 'LEADER_HIAWATHA';</text:p>
          </table:table-cell>
          <table:table-cell table:style-name="ce197" table:formula="of:=&quot;INSERT INTO Leader_Flavors(FlavorType, LeaderType, Flavor) SELECT 'FLAVOR_&quot;&amp;UPPER([.$A28])&amp;&quot;', Type, &quot;&amp;[.U28]&amp;&quot; FROM Leaders WHERE Type = 'LEADER_&quot;&amp;UPPER([.U$2])&amp;&quot;';&quot;" office:value-type="string" office:string-value="INSERT INTO Leader_Flavors(FlavorType, LeaderType, Flavor) SELECT 'FLAVOR_SCIENCE', Type, 6 FROM Leaders WHERE Type = 'LEADER_MONTEZUMA';" calcext:value-type="string">
            <text:p>INSERT INTO Leader_Flavors(FlavorType, LeaderType, Flavor) SELECT 'FLAVOR_SCIENCE', Type, 6 FROM Leaders WHERE Type = 'LEADER_MONTEZUMA';</text:p>
          </table:table-cell>
          <table:table-cell table:style-name="ce197" table:formula="of:=&quot;INSERT INTO Leader_Flavors(FlavorType, LeaderType, Flavor) SELECT 'FLAVOR_&quot;&amp;UPPER([.$A28])&amp;&quot;', Type, &quot;&amp;[.V28]&amp;&quot; FROM Leaders WHERE Type = 'LEADER_&quot;&amp;UPPER([.V$2])&amp;&quot;';&quot;" office:value-type="string" office:string-value="INSERT INTO Leader_Flavors(FlavorType, LeaderType, Flavor) SELECT 'FLAVOR_SCIENCE', Type, 6 FROM Leaders WHERE Type = 'LEADER_THEODORA';" calcext:value-type="string">
            <text:p>INSERT INTO Leader_Flavors(FlavorType, LeaderType, Flavor) SELECT 'FLAVOR_SCIENCE', Type, 6 FROM Leaders WHERE Type = 'LEADER_THEODORA';</text:p>
          </table:table-cell>
          <table:table-cell table:style-name="ce197" table:formula="of:=&quot;INSERT INTO Leader_Flavors(FlavorType, LeaderType, Flavor) SELECT 'FLAVOR_&quot;&amp;UPPER([.$A28])&amp;&quot;', Type, &quot;&amp;[.W28]&amp;&quot; FROM Leaders WHERE Type = 'LEADER_&quot;&amp;UPPER([.W$2])&amp;&quot;';&quot;" office:value-type="string" office:string-value="INSERT INTO Leader_Flavors(FlavorType, LeaderType, Flavor) SELECT 'FLAVOR_SCIENCE', Type, 6 FROM Leaders WHERE Type = 'LEADER_GAJAH_MADA';" calcext:value-type="string">
            <text:p>INSERT INTO Leader_Flavors(FlavorType, LeaderType, Flavor) SELECT 'FLAVOR_SCIENCE', Type, 6 FROM Leaders WHERE Type = 'LEADER_GAJAH_MADA';</text:p>
          </table:table-cell>
          <table:table-cell table:style-name="ce197" table:formula="of:=&quot;INSERT INTO Leader_Flavors(FlavorType, LeaderType, Flavor) SELECT 'FLAVOR_&quot;&amp;UPPER([.$A28])&amp;&quot;', Type, &quot;&amp;[.X28]&amp;&quot; FROM Leaders WHERE Type = 'LEADER_&quot;&amp;UPPER([.X$2])&amp;&quot;';&quot;" office:value-type="string" office:string-value="INSERT INTO Leader_Flavors(FlavorType, LeaderType, Flavor) SELECT 'FLAVOR_SCIENCE', Type, 6 FROM Leaders WHERE Type = 'LEADER_CASIMIR';" calcext:value-type="string">
            <text:p>INSERT INTO Leader_Flavors(FlavorType, LeaderType, Flavor) SELECT 'FLAVOR_SCIENCE', Type, 6 FROM Leaders WHERE Type = 'LEADER_CASIMIR';</text:p>
          </table:table-cell>
          <table:table-cell table:style-name="ce197" table:formula="of:=&quot;INSERT INTO Leader_Flavors(FlavorType, LeaderType, Flavor) SELECT 'FLAVOR_&quot;&amp;UPPER([.$A28])&amp;&quot;', Type, &quot;&amp;[.Y28]&amp;&quot; FROM Leaders WHERE Type = 'LEADER_&quot;&amp;UPPER([.Y$2])&amp;&quot;';&quot;" office:value-type="string" office:string-value="INSERT INTO Leader_Flavors(FlavorType, LeaderType, Flavor) SELECT 'FLAVOR_SCIENCE', Type, 6 FROM Leaders WHERE Type = 'LEADER_WU_ZETIAN';" calcext:value-type="string">
            <text:p>INSERT INTO Leader_Flavors(FlavorType, LeaderType, Flavor) SELECT 'FLAVOR_SCIENCE', Type, 6 FROM Leaders WHERE Type = 'LEADER_WU_ZETIAN';</text:p>
          </table:table-cell>
          <table:table-cell table:style-name="ce197" table:formula="of:=&quot;INSERT INTO Leader_Flavors(FlavorType, LeaderType, Flavor) SELECT 'FLAVOR_&quot;&amp;UPPER([.$A28])&amp;&quot;', Type, &quot;&amp;[.Z28]&amp;&quot; FROM Leaders WHERE Type = 'LEADER_&quot;&amp;UPPER([.Z$2])&amp;&quot;';&quot;" office:value-type="string" office:string-value="INSERT INTO Leader_Flavors(FlavorType, LeaderType, Flavor) SELECT 'FLAVOR_SCIENCE', Type, 6 FROM Leaders WHERE Type = 'LEADER_DIPLOMAT';" calcext:value-type="string">
            <text:p>INSERT INTO Leader_Flavors(FlavorType, LeaderType, Flavor) SELECT 'FLAVOR_SCIENCE', Type, 6 FROM Leaders WHERE Type = 'LEADER_DIPLOMAT';</text:p>
          </table:table-cell>
          <table:table-cell table:style-name="ce197" table:formula="of:=&quot;INSERT INTO Leader_Flavors(FlavorType, LeaderType, Flavor) SELECT 'FLAVOR_&quot;&amp;UPPER([.$A28])&amp;&quot;', Type, &quot;&amp;[.AA28]&amp;&quot; FROM Leaders WHERE Type = 'LEADER_&quot;&amp;UPPER([.AA$2])&amp;&quot;';&quot;" office:value-type="string" office:string-value="INSERT INTO Leader_Flavors(FlavorType, LeaderType, Flavor) SELECT 'FLAVOR_SCIENCE', Type, 6 FROM Leaders WHERE Type = 'LEADER_GANDHI';" calcext:value-type="string">
            <text:p>INSERT INTO Leader_Flavors(FlavorType, LeaderType, Flavor) SELECT 'FLAVOR_SCIENCE', Type, 6 FROM Leaders WHERE Type = 'LEADER_GANDHI';</text:p>
          </table:table-cell>
          <table:table-cell table:style-name="ce197" table:formula="of:=&quot;INSERT INTO Leader_Flavors(FlavorType, LeaderType, Flavor) SELECT 'FLAVOR_&quot;&amp;UPPER([.$A28])&amp;&quot;', Type, &quot;&amp;[.AB28]&amp;&quot; FROM Leaders WHERE Type = 'LEADER_&quot;&amp;UPPER([.AB$2])&amp;&quot;';&quot;" office:value-type="string" office:string-value="INSERT INTO Leader_Flavors(FlavorType, LeaderType, Flavor) SELECT 'FLAVOR_SCIENCE', Type, 6 FROM Leaders WHERE Type = 'LEADER_SELASSIE';" calcext:value-type="string">
            <text:p>INSERT INTO Leader_Flavors(FlavorType, LeaderType, Flavor) SELECT 'FLAVOR_SCIENCE', Type, 6 FROM Leaders WHERE Type = 'LEADER_SELASSIE';</text:p>
          </table:table-cell>
          <table:table-cell table:style-name="ce197" table:formula="of:=&quot;INSERT INTO Leader_Flavors(FlavorType, LeaderType, Flavor) SELECT 'FLAVOR_&quot;&amp;UPPER([.$A28])&amp;&quot;', Type, &quot;&amp;[.AC28]&amp;&quot; FROM Leaders WHERE Type = 'LEADER_&quot;&amp;UPPER([.AC$2])&amp;&quot;';&quot;" office:value-type="string" office:string-value="INSERT INTO Leader_Flavors(FlavorType, LeaderType, Flavor) SELECT 'FLAVOR_SCIENCE', Type, 6 FROM Leaders WHERE Type = 'LEADER_KAMEHAMEHA';" calcext:value-type="string">
            <text:p>INSERT INTO Leader_Flavors(FlavorType, LeaderType, Flavor) SELECT 'FLAVOR_SCIENCE', Type, 6 FROM Leaders WHERE Type = 'LEADER_KAMEHAMEHA';</text:p>
          </table:table-cell>
          <table:table-cell table:style-name="ce197" table:formula="of:=&quot;INSERT INTO Leader_Flavors(FlavorType, LeaderType, Flavor) SELECT 'FLAVOR_&quot;&amp;UPPER([.$A28])&amp;&quot;', Type, &quot;&amp;[.AD28]&amp;&quot; FROM Leaders WHERE Type = 'LEADER_&quot;&amp;UPPER([.AD$2])&amp;&quot;';&quot;" office:value-type="string" office:string-value="INSERT INTO Leader_Flavors(FlavorType, LeaderType, Flavor) SELECT 'FLAVOR_SCIENCE', Type, 6 FROM Leaders WHERE Type = 'LEADER_MARIA_I';" calcext:value-type="string">
            <text:p>INSERT INTO Leader_Flavors(FlavorType, LeaderType, Flavor) SELECT 'FLAVOR_SCIENCE', Type, 6 FROM Leaders WHERE Type = 'LEADER_MARIA_I';</text:p>
          </table:table-cell>
          <table:table-cell table:style-name="ce197" table:formula="of:=&quot;INSERT INTO Leader_Flavors(FlavorType, LeaderType, Flavor) SELECT 'FLAVOR_&quot;&amp;UPPER([.$A28])&amp;&quot;', Type, &quot;&amp;[.AE28]&amp;&quot; FROM Leaders WHERE Type = 'LEADER_&quot;&amp;UPPER([.AE$2])&amp;&quot;';&quot;" office:value-type="string" office:string-value="INSERT INTO Leader_Flavors(FlavorType, LeaderType, Flavor) SELECT 'FLAVOR_SCIENCE', Type, 6 FROM Leaders WHERE Type = 'LEADER_PACHACUTI';" calcext:value-type="string">
            <text:p>INSERT INTO Leader_Flavors(FlavorType, LeaderType, Flavor) SELECT 'FLAVOR_SCIENCE', Type, 6 FROM Leaders WHERE Type = 'LEADER_PACHACUTI';</text:p>
          </table:table-cell>
          <table:table-cell table:style-name="ce197" table:formula="of:=&quot;INSERT INTO Leader_Flavors(FlavorType, LeaderType, Flavor) SELECT 'FLAVOR_&quot;&amp;UPPER([.$A28])&amp;&quot;', Type, &quot;&amp;[.AF28]&amp;&quot; FROM Leaders WHERE Type = 'LEADER_&quot;&amp;UPPER([.AF$2])&amp;&quot;';&quot;" office:value-type="string" office:string-value="INSERT INTO Leader_Flavors(FlavorType, LeaderType, Flavor) SELECT 'FLAVOR_SCIENCE', Type, 6 FROM Leaders WHERE Type = 'LEADER_RAMESSES';" calcext:value-type="string">
            <text:p>INSERT INTO Leader_Flavors(FlavorType, LeaderType, Flavor) SELECT 'FLAVOR_SCIENCE', Type, 6 FROM Leaders WHERE Type = 'LEADER_RAMESSES';</text:p>
          </table:table-cell>
          <table:table-cell table:style-name="ce197" table:formula="of:=&quot;INSERT INTO Leader_Flavors(FlavorType, LeaderType, Flavor) SELECT 'FLAVOR_&quot;&amp;UPPER([.$A28])&amp;&quot;', Type, &quot;&amp;[.AG28]&amp;&quot; FROM Leaders WHERE Type = 'LEADER_&quot;&amp;UPPER([.AG$2])&amp;&quot;';&quot;" office:value-type="string" office:string-value="INSERT INTO Leader_Flavors(FlavorType, LeaderType, Flavor) SELECT 'FLAVOR_SCIENCE', Type, 6 FROM Leaders WHERE Type = 'LEADER_RAMKHAMHAENG';" calcext:value-type="string">
            <text:p>INSERT INTO Leader_Flavors(FlavorType, LeaderType, Flavor) SELECT 'FLAVOR_SCIENCE', Type, 6 FROM Leaders WHERE Type = 'LEADER_RAMKHAMHAENG';</text:p>
          </table:table-cell>
          <table:table-cell table:style-name="ce197" table:formula="of:=&quot;INSERT INTO Leader_Flavors(FlavorType, LeaderType, Flavor) SELECT 'FLAVOR_&quot;&amp;UPPER([.$A28])&amp;&quot;', Type, &quot;&amp;[.AH28]&amp;&quot; FROM Leaders WHERE Type = 'LEADER_&quot;&amp;UPPER([.AH$2])&amp;&quot;';&quot;" office:value-type="string" office:string-value="INSERT INTO Leader_Flavors(FlavorType, LeaderType, Flavor) SELECT 'FLAVOR_SCIENCE', Type, 6 FROM Leaders WHERE Type = 'LEADER_PEDRO';" calcext:value-type="string">
            <text:p>INSERT INTO Leader_Flavors(FlavorType, LeaderType, Flavor) SELECT 'FLAVOR_SCIENCE', Type, 6 FROM Leaders WHERE Type = 'LEADER_PEDRO';</text:p>
          </table:table-cell>
          <table:table-cell table:style-name="ce197" table:formula="of:=&quot;INSERT INTO Leader_Flavors(FlavorType, LeaderType, Flavor) SELECT 'FLAVOR_&quot;&amp;UPPER([.$A28])&amp;&quot;', Type, &quot;&amp;[.AI28]&amp;&quot; FROM Leaders WHERE Type = 'LEADER_&quot;&amp;UPPER([.AI$2])&amp;&quot;';&quot;" office:value-type="string" office:string-value="INSERT INTO Leader_Flavors(FlavorType, LeaderType, Flavor) SELECT 'FLAVOR_SCIENCE', Type, 6 FROM Leaders WHERE Type = 'LEADER_AHMAD_ALMANSUR';" calcext:value-type="string">
            <text:p>INSERT INTO Leader_Flavors(FlavorType, LeaderType, Flavor) SELECT 'FLAVOR_SCIENCE', Type, 6 FROM Leaders WHERE Type = 'LEADER_AHMAD_ALMANSUR';</text:p>
          </table:table-cell>
          <table:table-cell table:style-name="ce197" table:formula="of:=&quot;INSERT INTO Leader_Flavors(FlavorType, LeaderType, Flavor) SELECT 'FLAVOR_&quot;&amp;UPPER([.$A28])&amp;&quot;', Type, &quot;&amp;[.AJ28]&amp;&quot; FROM Leaders WHERE Type = 'LEADER_&quot;&amp;UPPER([.AJ$2])&amp;&quot;';&quot;" office:value-type="string" office:string-value="INSERT INTO Leader_Flavors(FlavorType, LeaderType, Flavor) SELECT 'FLAVOR_SCIENCE', Type, 6 FROM Leaders WHERE Type = 'LEADER_SEJONG';" calcext:value-type="string">
            <text:p>INSERT INTO Leader_Flavors(FlavorType, LeaderType, Flavor) SELECT 'FLAVOR_SCIENCE', Type, 6 FROM Leaders WHERE Type = 'LEADER_SEJONG';</text:p>
          </table:table-cell>
          <table:table-cell table:style-name="ce197" table:formula="of:=&quot;INSERT INTO Leader_Flavors(FlavorType, LeaderType, Flavor) SELECT 'FLAVOR_&quot;&amp;UPPER([.$A28])&amp;&quot;', Type, &quot;&amp;[.AK28]&amp;&quot; FROM Leaders WHERE Type = 'LEADER_&quot;&amp;UPPER([.AK$2])&amp;&quot;';&quot;" office:value-type="string" office:string-value="INSERT INTO Leader_Flavors(FlavorType, LeaderType, Flavor) SELECT 'FLAVOR_SCIENCE', Type, 8 FROM Leaders WHERE Type = 'LEADER_EXPANSIONIST';" calcext:value-type="string">
            <text:p>INSERT INTO Leader_Flavors(FlavorType, LeaderType, Flavor) SELECT 'FLAVOR_SCIENCE', Type, 8 FROM Leaders WHERE Type = 'LEADER_EXPANSIONIST';</text:p>
          </table:table-cell>
          <table:table-cell table:style-name="ce197" table:formula="of:=&quot;INSERT INTO Leader_Flavors(FlavorType, LeaderType, Flavor) SELECT 'FLAVOR_&quot;&amp;UPPER([.$A28])&amp;&quot;', Type, &quot;&amp;[.AL28]&amp;&quot; FROM Leaders WHERE Type = 'LEADER_&quot;&amp;UPPER([.AL$2])&amp;&quot;';&quot;" office:value-type="string" office:string-value="INSERT INTO Leader_Flavors(FlavorType, LeaderType, Flavor) SELECT 'FLAVOR_SCIENCE', Type, 8 FROM Leaders WHERE Type = 'LEADER_BOUDICCA';" calcext:value-type="string">
            <text:p>INSERT INTO Leader_Flavors(FlavorType, LeaderType, Flavor) SELECT 'FLAVOR_SCIENCE', Type, 8 FROM Leaders WHERE Type = 'LEADER_BOUDICCA';</text:p>
          </table:table-cell>
          <table:table-cell table:style-name="ce197" table:formula="of:=&quot;INSERT INTO Leader_Flavors(FlavorType, LeaderType, Flavor) SELECT 'FLAVOR_&quot;&amp;UPPER([.$A28])&amp;&quot;', Type, &quot;&amp;[.AM28]&amp;&quot; FROM Leaders WHERE Type = 'LEADER_&quot;&amp;UPPER([.AM$2])&amp;&quot;';&quot;" office:value-type="string" office:string-value="INSERT INTO Leader_Flavors(FlavorType, LeaderType, Flavor) SELECT 'FLAVOR_SCIENCE', Type, 8 FROM Leaders WHERE Type = 'LEADER_DARIUS';" calcext:value-type="string">
            <text:p>INSERT INTO Leader_Flavors(FlavorType, LeaderType, Flavor) SELECT 'FLAVOR_SCIENCE', Type, 8 FROM Leaders WHERE Type = 'LEADER_DARIUS';</text:p>
          </table:table-cell>
          <table:table-cell table:style-name="ce197" table:formula="of:=&quot;INSERT INTO Leader_Flavors(FlavorType, LeaderType, Flavor) SELECT 'FLAVOR_&quot;&amp;UPPER([.$A28])&amp;&quot;', Type, &quot;&amp;[.AN28]&amp;&quot; FROM Leaders WHERE Type = 'LEADER_&quot;&amp;UPPER([.AN$2])&amp;&quot;';&quot;" office:value-type="string" office:string-value="INSERT INTO Leader_Flavors(FlavorType, LeaderType, Flavor) SELECT 'FLAVOR_SCIENCE', Type, 8 FROM Leaders WHERE Type = 'LEADER_DIDO';" calcext:value-type="string">
            <text:p>INSERT INTO Leader_Flavors(FlavorType, LeaderType, Flavor) SELECT 'FLAVOR_SCIENCE', Type, 8 FROM Leaders WHERE Type = 'LEADER_DIDO';</text:p>
          </table:table-cell>
          <table:table-cell table:style-name="ce197" table:formula="of:=&quot;INSERT INTO Leader_Flavors(FlavorType, LeaderType, Flavor) SELECT 'FLAVOR_&quot;&amp;UPPER([.$A28])&amp;&quot;', Type, &quot;&amp;[.AO28]&amp;&quot; FROM Leaders WHERE Type = 'LEADER_&quot;&amp;UPPER([.AO$2])&amp;&quot;';&quot;" office:value-type="string" office:string-value="INSERT INTO Leader_Flavors(FlavorType, LeaderType, Flavor) SELECT 'FLAVOR_SCIENCE', Type, 8 FROM Leaders WHERE Type = 'LEADER_HARUN_AL_RASHID';" calcext:value-type="string">
            <text:p>INSERT INTO Leader_Flavors(FlavorType, LeaderType, Flavor) SELECT 'FLAVOR_SCIENCE', Type, 8 FROM Leaders WHERE Type = 'LEADER_HARUN_AL_RASHID';</text:p>
          </table:table-cell>
          <table:table-cell table:style-name="ce197" table:formula="of:=&quot;INSERT INTO Leader_Flavors(FlavorType, LeaderType, Flavor) SELECT 'FLAVOR_&quot;&amp;UPPER([.$A28])&amp;&quot;', Type, &quot;&amp;[.AP28]&amp;&quot; FROM Leaders WHERE Type = 'LEADER_&quot;&amp;UPPER([.AP$2])&amp;&quot;';&quot;" office:value-type="string" office:string-value="INSERT INTO Leader_Flavors(FlavorType, LeaderType, Flavor) SELECT 'FLAVOR_SCIENCE', Type, 8 FROM Leaders WHERE Type = 'LEADER_NEBUCHADNEZZAR';" calcext:value-type="string">
            <text:p>INSERT INTO Leader_Flavors(FlavorType, LeaderType, Flavor) SELECT 'FLAVOR_SCIENCE', Type, 8 FROM Leaders WHERE Type = 'LEADER_NEBUCHADNEZZAR';</text:p>
          </table:table-cell>
          <table:table-cell table:style-name="ce197" table:formula="of:=&quot;INSERT INTO Leader_Flavors(FlavorType, LeaderType, Flavor) SELECT 'FLAVOR_&quot;&amp;UPPER([.$A28])&amp;&quot;', Type, &quot;&amp;[.AQ28]&amp;&quot; FROM Leaders WHERE Type = 'LEADER_&quot;&amp;UPPER([.AQ$2])&amp;&quot;';&quot;" office:value-type="string" office:string-value="INSERT INTO Leader_Flavors(FlavorType, LeaderType, Flavor) SELECT 'FLAVOR_SCIENCE', Type, 8 FROM Leaders WHERE Type = 'LEADER_PACAL';" calcext:value-type="string">
            <text:p>INSERT INTO Leader_Flavors(FlavorType, LeaderType, Flavor) SELECT 'FLAVOR_SCIENCE', Type, 8 FROM Leaders WHERE Type = 'LEADER_PACAL';</text:p>
          </table:table-cell>
          <table:table-cell table:style-name="ce197" table:formula="of:=&quot;INSERT INTO Leader_Flavors(FlavorType, LeaderType, Flavor) SELECT 'FLAVOR_&quot;&amp;UPPER([.$A28])&amp;&quot;', Type, &quot;&amp;[.AR28]&amp;&quot; FROM Leaders WHERE Type = 'LEADER_&quot;&amp;UPPER([.AR$2])&amp;&quot;';&quot;" office:value-type="string" office:string-value="INSERT INTO Leader_Flavors(FlavorType, LeaderType, Flavor) SELECT 'FLAVOR_SCIENCE', Type, 8 FROM Leaders WHERE Type = 'LEADER_SULEIMAN';" calcext:value-type="string">
            <text:p>INSERT INTO Leader_Flavors(FlavorType, LeaderType, Flavor) SELECT 'FLAVOR_SCIENCE', Type, 8 FROM Leaders WHERE Type = 'LEADER_SULEIMAN';</text:p>
          </table:table-cell>
          <table:table-cell table:style-name="ce197" table:formula="of:=&quot;INSERT INTO Leader_Flavors(FlavorType, LeaderType, Flavor) SELECT 'FLAVOR_&quot;&amp;UPPER([.$A28])&amp;&quot;', Type, &quot;&amp;[.AS28]&amp;&quot; FROM Leaders WHERE Type = 'LEADER_&quot;&amp;UPPER([.AS$2])&amp;&quot;';&quot;" office:value-type="string" office:string-value="INSERT INTO Leader_Flavors(FlavorType, LeaderType, Flavor) SELECT 'FLAVOR_SCIENCE', Type, 8 FROM Leaders WHERE Type = 'LEADER_WASHINGTON';" calcext:value-type="string">
            <text:p>INSERT INTO Leader_Flavors(FlavorType, LeaderType, Flavor) SELECT 'FLAVOR_SCIENCE', Type, 8 FROM Leaders WHERE Type = 'LEADER_WASHINGTON';</text:p>
          </table:table-cell>
          <table:table-cell table:style-name="ce197" table:formula="of:=&quot;INSERT INTO Leader_Flavors(FlavorType, LeaderType, Flavor) SELECT 'FLAVOR_&quot;&amp;UPPER([.$A28])&amp;&quot;', Type, &quot;&amp;[.AT28]&amp;&quot; FROM Leaders WHERE Type = 'LEADER_&quot;&amp;UPPER([.AT$2])&amp;&quot;';&quot;" office:value-type="string" office:string-value="INSERT INTO Leader_Flavors(FlavorType, LeaderType, Flavor) SELECT 'FLAVOR_SCIENCE', Type, 8 FROM Leaders WHERE Type = 'LEADER_MARIA';" calcext:value-type="string">
            <text:p>INSERT INTO Leader_Flavors(FlavorType, LeaderType, Flavor) SELECT 'FLAVOR_SCIENCE', Type, 8 FROM Leaders WHERE Type = 'LEADER_MARIA';</text:p>
          </table:table-cell>
          <table:table-cell table:style-name="ce197" table:formula="of:=&quot;INSERT INTO Leader_Flavors(FlavorType, LeaderType, Flavor) SELECT 'FLAVOR_&quot;&amp;UPPER([.$A28])&amp;&quot;', Type, &quot;&amp;[.AU28]&amp;&quot; FROM Leaders WHERE Type = 'LEADER_&quot;&amp;UPPER([.AU$2])&amp;&quot;';&quot;" office:value-type="string" office:string-value="INSERT INTO Leader_Flavors(FlavorType, LeaderType, Flavor) SELECT 'FLAVOR_SCIENCE', Type, 8 FROM Leaders WHERE Type = 'LEADER_POCATELLO';" calcext:value-type="string">
            <text:p>INSERT INTO Leader_Flavors(FlavorType, LeaderType, Flavor) SELECT 'FLAVOR_SCIENCE', Type, 8 FROM Leaders WHERE Type = 'LEADER_POCATELLO';</text:p>
          </table:table-cell>
          <table:table-cell table:style-name="ce197" table:formula="of:=&quot;INSERT INTO Leader_Flavors(FlavorType, LeaderType, Flavor) SELECT 'FLAVOR_&quot;&amp;UPPER([.$A28])&amp;&quot;', Type, &quot;&amp;[.AV28]&amp;&quot; FROM Leaders WHERE Type = 'LEADER_&quot;&amp;UPPER([.AV$2])&amp;&quot;';&quot;" office:value-type="string" office:string-value="INSERT INTO Leader_Flavors(FlavorType, LeaderType, Flavor) SELECT 'FLAVOR_SCIENCE', Type, 8 FROM Leaders WHERE Type = 'LEADER_WILLIAM';" calcext:value-type="string">
            <text:p>INSERT INTO Leader_Flavors(FlavorType, LeaderType, Flavor) SELECT 'FLAVOR_SCIENCE', Type, 8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29])&amp;&quot;', Type, &quot;&amp;[.C29]&amp;&quot; FROM Leaders WHERE Type = 'LEADER_&quot;&amp;UPPER([.C$2])&amp;&quot;';&quot;" office:value-type="string" office:string-value="INSERT INTO Leader_Flavors(FlavorType, LeaderType, Flavor) SELECT 'FLAVOR_ARCHAEOLOGY', Type, 2 FROM Leaders WHERE Type = 'LEADER_ASHURBANIPAL';" calcext:value-type="string">
            <text:p>INSERT INTO Leader_Flavors(FlavorType, LeaderType, Flavor) SELECT 'FLAVOR_ARCHAEOLOGY', Type, 2 FROM Leaders WHERE Type = 'LEADER_ASHURBANIPAL';</text:p>
          </table:table-cell>
          <table:table-cell table:style-name="ce197" table:formula="of:=&quot;INSERT INTO Leader_Flavors(FlavorType, LeaderType, Flavor) SELECT 'FLAVOR_&quot;&amp;UPPER([.$A29])&amp;&quot;', Type, &quot;&amp;[.D29]&amp;&quot; FROM Leaders WHERE Type = 'LEADER_&quot;&amp;UPPER([.D$2])&amp;&quot;';&quot;" office:value-type="string" office:string-value="INSERT INTO Leader_Flavors(FlavorType, LeaderType, Flavor) SELECT 'FLAVOR_ARCHAEOLOGY', Type, 2 FROM Leaders WHERE Type = 'LEADER_ASKIA';" calcext:value-type="string">
            <text:p>INSERT INTO Leader_Flavors(FlavorType, LeaderType, Flavor) SELECT 'FLAVOR_ARCHAEOLOGY', Type, 2 FROM Leaders WHERE Type = 'LEADER_ASKIA';</text:p>
          </table:table-cell>
          <table:table-cell table:style-name="ce197" table:formula="of:=&quot;INSERT INTO Leader_Flavors(FlavorType, LeaderType, Flavor) SELECT 'FLAVOR_&quot;&amp;UPPER([.$A29])&amp;&quot;', Type, &quot;&amp;[.E29]&amp;&quot; FROM Leaders WHERE Type = 'LEADER_&quot;&amp;UPPER([.E$2])&amp;&quot;';&quot;" office:value-type="string" office:string-value="INSERT INTO Leader_Flavors(FlavorType, LeaderType, Flavor) SELECT 'FLAVOR_ARCHAEOLOGY', Type, 2 FROM Leaders WHERE Type = 'LEADER_ATTILA';" calcext:value-type="string">
            <text:p>INSERT INTO Leader_Flavors(FlavorType, LeaderType, Flavor) SELECT 'FLAVOR_ARCHAEOLOGY', Type, 2 FROM Leaders WHERE Type = 'LEADER_ATTILA';</text:p>
          </table:table-cell>
          <table:table-cell table:style-name="ce197" table:formula="of:=&quot;INSERT INTO Leader_Flavors(FlavorType, LeaderType, Flavor) SELECT 'FLAVOR_&quot;&amp;UPPER([.$A29])&amp;&quot;', Type, &quot;&amp;[.F29]&amp;&quot; FROM Leaders WHERE Type = 'LEADER_&quot;&amp;UPPER([.F$2])&amp;&quot;';&quot;" office:value-type="string" office:string-value="INSERT INTO Leader_Flavors(FlavorType, LeaderType, Flavor) SELECT 'FLAVOR_ARCHAEOLOGY', Type, 2 FROM Leaders WHERE Type = 'LEADER_AUGUSTUS';" calcext:value-type="string">
            <text:p>INSERT INTO Leader_Flavors(FlavorType, LeaderType, Flavor) SELECT 'FLAVOR_ARCHAEOLOGY', Type, 2 FROM Leaders WHERE Type = 'LEADER_AUGUSTUS';</text:p>
          </table:table-cell>
          <table:table-cell table:style-name="ce197" table:formula="of:=&quot;INSERT INTO Leader_Flavors(FlavorType, LeaderType, Flavor) SELECT 'FLAVOR_&quot;&amp;UPPER([.$A29])&amp;&quot;', Type, &quot;&amp;[.G29]&amp;&quot; FROM Leaders WHERE Type = 'LEADER_&quot;&amp;UPPER([.G$2])&amp;&quot;';&quot;" office:value-type="string" office:string-value="INSERT INTO Leader_Flavors(FlavorType, LeaderType, Flavor) SELECT 'FLAVOR_ARCHAEOLOGY', Type, 2 FROM Leaders WHERE Type = 'LEADER_GENGHIS_KHAN';" calcext:value-type="string">
            <text:p>INSERT INTO Leader_Flavors(FlavorType, LeaderType, Flavor) SELECT 'FLAVOR_ARCHAEOLOGY', Type, 2 FROM Leaders WHERE Type = 'LEADER_GENGHIS_KHAN';</text:p>
          </table:table-cell>
          <table:table-cell table:style-name="ce197" table:formula="of:=&quot;INSERT INTO Leader_Flavors(FlavorType, LeaderType, Flavor) SELECT 'FLAVOR_&quot;&amp;UPPER([.$A29])&amp;&quot;', Type, &quot;&amp;[.H29]&amp;&quot; FROM Leaders WHERE Type = 'LEADER_&quot;&amp;UPPER([.H$2])&amp;&quot;';&quot;" office:value-type="string" office:string-value="INSERT INTO Leader_Flavors(FlavorType, LeaderType, Flavor) SELECT 'FLAVOR_ARCHAEOLOGY', Type, 2 FROM Leaders WHERE Type = 'LEADER_HARALD';" calcext:value-type="string">
            <text:p>INSERT INTO Leader_Flavors(FlavorType, LeaderType, Flavor) SELECT 'FLAVOR_ARCHAEOLOGY', Type, 2 FROM Leaders WHERE Type = 'LEADER_HARALD';</text:p>
          </table:table-cell>
          <table:table-cell table:style-name="ce197" table:formula="of:=&quot;INSERT INTO Leader_Flavors(FlavorType, LeaderType, Flavor) SELECT 'FLAVOR_&quot;&amp;UPPER([.$A29])&amp;&quot;', Type, &quot;&amp;[.I29]&amp;&quot; FROM Leaders WHERE Type = 'LEADER_&quot;&amp;UPPER([.I$2])&amp;&quot;';&quot;" office:value-type="string" office:string-value="INSERT INTO Leader_Flavors(FlavorType, LeaderType, Flavor) SELECT 'FLAVOR_ARCHAEOLOGY', Type, 2 FROM Leaders WHERE Type = 'LEADER_ISABELLA';" calcext:value-type="string">
            <text:p>INSERT INTO Leader_Flavors(FlavorType, LeaderType, Flavor) SELECT 'FLAVOR_ARCHAEOLOGY', Type, 2 FROM Leaders WHERE Type = 'LEADER_ISABELLA';</text:p>
          </table:table-cell>
          <table:table-cell table:style-name="ce197" table:formula="of:=&quot;INSERT INTO Leader_Flavors(FlavorType, LeaderType, Flavor) SELECT 'FLAVOR_&quot;&amp;UPPER([.$A29])&amp;&quot;', Type, &quot;&amp;[.J29]&amp;&quot; FROM Leaders WHERE Type = 'LEADER_&quot;&amp;UPPER([.J$2])&amp;&quot;';&quot;" office:value-type="string" office:string-value="INSERT INTO Leader_Flavors(FlavorType, LeaderType, Flavor) SELECT 'FLAVOR_ARCHAEOLOGY', Type, 2 FROM Leaders WHERE Type = 'LEADER_NAPOLEON';" calcext:value-type="string">
            <text:p>INSERT INTO Leader_Flavors(FlavorType, LeaderType, Flavor) SELECT 'FLAVOR_ARCHAEOLOGY', Type, 2 FROM Leaders WHERE Type = 'LEADER_NAPOLEON';</text:p>
          </table:table-cell>
          <table:table-cell table:style-name="ce197" table:formula="of:=&quot;INSERT INTO Leader_Flavors(FlavorType, LeaderType, Flavor) SELECT 'FLAVOR_&quot;&amp;UPPER([.$A29])&amp;&quot;', Type, &quot;&amp;[.K29]&amp;&quot; FROM Leaders WHERE Type = 'LEADER_&quot;&amp;UPPER([.K$2])&amp;&quot;';&quot;" office:value-type="string" office:string-value="INSERT INTO Leader_Flavors(FlavorType, LeaderType, Flavor) SELECT 'FLAVOR_ARCHAEOLOGY', Type, 2 FROM Leaders WHERE Type = 'LEADER_ODA_NOBUNAGA';" calcext:value-type="string">
            <text:p>INSERT INTO Leader_Flavors(FlavorType, LeaderType, Flavor) SELECT 'FLAVOR_ARCHAEOLOGY', Type, 2 FROM Leaders WHERE Type = 'LEADER_ODA_NOBUNAGA';</text:p>
          </table:table-cell>
          <table:table-cell table:style-name="ce197" table:formula="of:=&quot;INSERT INTO Leader_Flavors(FlavorType, LeaderType, Flavor) SELECT 'FLAVOR_&quot;&amp;UPPER([.$A29])&amp;&quot;', Type, &quot;&amp;[.L29]&amp;&quot; FROM Leaders WHERE Type = 'LEADER_&quot;&amp;UPPER([.L$2])&amp;&quot;';&quot;" office:value-type="string" office:string-value="INSERT INTO Leader_Flavors(FlavorType, LeaderType, Flavor) SELECT 'FLAVOR_ARCHAEOLOGY', Type, 2 FROM Leaders WHERE Type = 'LEADER_ENRICO_DANDOLO';" calcext:value-type="string">
            <text:p>INSERT INTO Leader_Flavors(FlavorType, LeaderType, Flavor) SELECT 'FLAVOR_ARCHAEOLOGY', Type, 2 FROM Leaders WHERE Type = 'LEADER_ENRICO_DANDOLO';</text:p>
          </table:table-cell>
          <table:table-cell table:style-name="ce197" table:formula="of:=&quot;INSERT INTO Leader_Flavors(FlavorType, LeaderType, Flavor) SELECT 'FLAVOR_&quot;&amp;UPPER([.$A29])&amp;&quot;', Type, &quot;&amp;[.M29]&amp;&quot; FROM Leaders WHERE Type = 'LEADER_&quot;&amp;UPPER([.M$2])&amp;&quot;';&quot;" office:value-type="string" office:string-value="INSERT INTO Leader_Flavors(FlavorType, LeaderType, Flavor) SELECT 'FLAVOR_ARCHAEOLOGY', Type, 2 FROM Leaders WHERE Type = 'LEADER_SHAKA';" calcext:value-type="string">
            <text:p>INSERT INTO Leader_Flavors(FlavorType, LeaderType, Flavor) SELECT 'FLAVOR_ARCHAEOLOGY', Type, 2 FROM Leaders WHERE Type = 'LEADER_SHAKA';</text:p>
          </table:table-cell>
          <table:table-cell table:style-name="ce197" table:formula="of:=&quot;INSERT INTO Leader_Flavors(FlavorType, LeaderType, Flavor) SELECT 'FLAVOR_&quot;&amp;UPPER([.$A29])&amp;&quot;', Type, &quot;&amp;[.N29]&amp;&quot; FROM Leaders WHERE Type = 'LEADER_&quot;&amp;UPPER([.N$2])&amp;&quot;';&quot;" office:value-type="string" office:string-value="INSERT INTO Leader_Flavors(FlavorType, LeaderType, Flavor) SELECT 'FLAVOR_ARCHAEOLOGY', Type, 2 FROM Leaders WHERE Type = 'LEADER_COALITION';" calcext:value-type="string">
            <text:p>INSERT INTO Leader_Flavors(FlavorType, LeaderType, Flavor) SELECT 'FLAVOR_ARCHAEOLOGY', Type, 2 FROM Leaders WHERE Type = 'LEADER_COALITION';</text:p>
          </table:table-cell>
          <table:table-cell table:style-name="ce197" table:formula="of:=&quot;INSERT INTO Leader_Flavors(FlavorType, LeaderType, Flavor) SELECT 'FLAVOR_&quot;&amp;UPPER([.$A29])&amp;&quot;', Type, &quot;&amp;[.O29]&amp;&quot; FROM Leaders WHERE Type = 'LEADER_&quot;&amp;UPPER([.O$2])&amp;&quot;';&quot;" office:value-type="string" office:string-value="INSERT INTO Leader_Flavors(FlavorType, LeaderType, Flavor) SELECT 'FLAVOR_ARCHAEOLOGY', Type, 2 FROM Leaders WHERE Type = 'LEADER_ALEXANDER';" calcext:value-type="string">
            <text:p>INSERT INTO Leader_Flavors(FlavorType, LeaderType, Flavor) SELECT 'FLAVOR_ARCHAEOLOGY', Type, 2 FROM Leaders WHERE Type = 'LEADER_ALEXANDER';</text:p>
          </table:table-cell>
          <table:table-cell table:style-name="ce197" table:formula="of:=&quot;INSERT INTO Leader_Flavors(FlavorType, LeaderType, Flavor) SELECT 'FLAVOR_&quot;&amp;UPPER([.$A29])&amp;&quot;', Type, &quot;&amp;[.P29]&amp;&quot; FROM Leaders WHERE Type = 'LEADER_&quot;&amp;UPPER([.P$2])&amp;&quot;';&quot;" office:value-type="string" office:string-value="INSERT INTO Leader_Flavors(FlavorType, LeaderType, Flavor) SELECT 'FLAVOR_ARCHAEOLOGY', Type, 2 FROM Leaders WHERE Type = 'LEADER_BISMARCK';" calcext:value-type="string">
            <text:p>INSERT INTO Leader_Flavors(FlavorType, LeaderType, Flavor) SELECT 'FLAVOR_ARCHAEOLOGY', Type, 2 FROM Leaders WHERE Type = 'LEADER_BISMARCK';</text:p>
          </table:table-cell>
          <table:table-cell table:style-name="ce197" table:formula="of:=&quot;INSERT INTO Leader_Flavors(FlavorType, LeaderType, Flavor) SELECT 'FLAVOR_&quot;&amp;UPPER([.$A29])&amp;&quot;', Type, &quot;&amp;[.Q29]&amp;&quot; FROM Leaders WHERE Type = 'LEADER_&quot;&amp;UPPER([.Q$2])&amp;&quot;';&quot;" office:value-type="string" office:string-value="INSERT INTO Leader_Flavors(FlavorType, LeaderType, Flavor) SELECT 'FLAVOR_ARCHAEOLOGY', Type, 2 FROM Leaders WHERE Type = 'LEADER_CATHERINE';" calcext:value-type="string">
            <text:p>INSERT INTO Leader_Flavors(FlavorType, LeaderType, Flavor) SELECT 'FLAVOR_ARCHAEOLOGY', Type, 2 FROM Leaders WHERE Type = 'LEADER_CATHERINE';</text:p>
          </table:table-cell>
          <table:table-cell table:style-name="ce197" table:formula="of:=&quot;INSERT INTO Leader_Flavors(FlavorType, LeaderType, Flavor) SELECT 'FLAVOR_&quot;&amp;UPPER([.$A29])&amp;&quot;', Type, &quot;&amp;[.R29]&amp;&quot; FROM Leaders WHERE Type = 'LEADER_&quot;&amp;UPPER([.R$2])&amp;&quot;';&quot;" office:value-type="string" office:string-value="INSERT INTO Leader_Flavors(FlavorType, LeaderType, Flavor) SELECT 'FLAVOR_ARCHAEOLOGY', Type, 2 FROM Leaders WHERE Type = 'LEADER_ELIZABETH';" calcext:value-type="string">
            <text:p>INSERT INTO Leader_Flavors(FlavorType, LeaderType, Flavor) SELECT 'FLAVOR_ARCHAEOLOGY', Type, 2 FROM Leaders WHERE Type = 'LEADER_ELIZABETH';</text:p>
          </table:table-cell>
          <table:table-cell table:style-name="ce197" table:formula="of:=&quot;INSERT INTO Leader_Flavors(FlavorType, LeaderType, Flavor) SELECT 'FLAVOR_&quot;&amp;UPPER([.$A29])&amp;&quot;', Type, &quot;&amp;[.S29]&amp;&quot; FROM Leaders WHERE Type = 'LEADER_&quot;&amp;UPPER([.S$2])&amp;&quot;';&quot;" office:value-type="string" office:string-value="INSERT INTO Leader_Flavors(FlavorType, LeaderType, Flavor) SELECT 'FLAVOR_ARCHAEOLOGY', Type, 2 FROM Leaders WHERE Type = 'LEADER_GUSTAVUS_ADOLPHUS';" calcext:value-type="string">
            <text:p>INSERT INTO Leader_Flavors(FlavorType, LeaderType, Flavor) SELECT 'FLAVOR_ARCHAEOLOGY', Type, 2 FROM Leaders WHERE Type = 'LEADER_GUSTAVUS_ADOLPHUS';</text:p>
          </table:table-cell>
          <table:table-cell table:style-name="ce197" table:formula="of:=&quot;INSERT INTO Leader_Flavors(FlavorType, LeaderType, Flavor) SELECT 'FLAVOR_&quot;&amp;UPPER([.$A29])&amp;&quot;', Type, &quot;&amp;[.T29]&amp;&quot; FROM Leaders WHERE Type = 'LEADER_&quot;&amp;UPPER([.T$2])&amp;&quot;';&quot;" office:value-type="string" office:string-value="INSERT INTO Leader_Flavors(FlavorType, LeaderType, Flavor) SELECT 'FLAVOR_ARCHAEOLOGY', Type, 2 FROM Leaders WHERE Type = 'LEADER_HIAWATHA';" calcext:value-type="string">
            <text:p>INSERT INTO Leader_Flavors(FlavorType, LeaderType, Flavor) SELECT 'FLAVOR_ARCHAEOLOGY', Type, 2 FROM Leaders WHERE Type = 'LEADER_HIAWATHA';</text:p>
          </table:table-cell>
          <table:table-cell table:style-name="ce197" table:formula="of:=&quot;INSERT INTO Leader_Flavors(FlavorType, LeaderType, Flavor) SELECT 'FLAVOR_&quot;&amp;UPPER([.$A29])&amp;&quot;', Type, &quot;&amp;[.U29]&amp;&quot; FROM Leaders WHERE Type = 'LEADER_&quot;&amp;UPPER([.U$2])&amp;&quot;';&quot;" office:value-type="string" office:string-value="INSERT INTO Leader_Flavors(FlavorType, LeaderType, Flavor) SELECT 'FLAVOR_ARCHAEOLOGY', Type, 2 FROM Leaders WHERE Type = 'LEADER_MONTEZUMA';" calcext:value-type="string">
            <text:p>INSERT INTO Leader_Flavors(FlavorType, LeaderType, Flavor) SELECT 'FLAVOR_ARCHAEOLOGY', Type, 2 FROM Leaders WHERE Type = 'LEADER_MONTEZUMA';</text:p>
          </table:table-cell>
          <table:table-cell table:style-name="ce197" table:formula="of:=&quot;INSERT INTO Leader_Flavors(FlavorType, LeaderType, Flavor) SELECT 'FLAVOR_&quot;&amp;UPPER([.$A29])&amp;&quot;', Type, &quot;&amp;[.V29]&amp;&quot; FROM Leaders WHERE Type = 'LEADER_&quot;&amp;UPPER([.V$2])&amp;&quot;';&quot;" office:value-type="string" office:string-value="INSERT INTO Leader_Flavors(FlavorType, LeaderType, Flavor) SELECT 'FLAVOR_ARCHAEOLOGY', Type, 2 FROM Leaders WHERE Type = 'LEADER_THEODORA';" calcext:value-type="string">
            <text:p>INSERT INTO Leader_Flavors(FlavorType, LeaderType, Flavor) SELECT 'FLAVOR_ARCHAEOLOGY', Type, 2 FROM Leaders WHERE Type = 'LEADER_THEODORA';</text:p>
          </table:table-cell>
          <table:table-cell table:style-name="ce197" table:formula="of:=&quot;INSERT INTO Leader_Flavors(FlavorType, LeaderType, Flavor) SELECT 'FLAVOR_&quot;&amp;UPPER([.$A29])&amp;&quot;', Type, &quot;&amp;[.W29]&amp;&quot; FROM Leaders WHERE Type = 'LEADER_&quot;&amp;UPPER([.W$2])&amp;&quot;';&quot;" office:value-type="string" office:string-value="INSERT INTO Leader_Flavors(FlavorType, LeaderType, Flavor) SELECT 'FLAVOR_ARCHAEOLOGY', Type, 2 FROM Leaders WHERE Type = 'LEADER_GAJAH_MADA';" calcext:value-type="string">
            <text:p>INSERT INTO Leader_Flavors(FlavorType, LeaderType, Flavor) SELECT 'FLAVOR_ARCHAEOLOGY', Type, 2 FROM Leaders WHERE Type = 'LEADER_GAJAH_MADA';</text:p>
          </table:table-cell>
          <table:table-cell table:style-name="ce197" table:formula="of:=&quot;INSERT INTO Leader_Flavors(FlavorType, LeaderType, Flavor) SELECT 'FLAVOR_&quot;&amp;UPPER([.$A29])&amp;&quot;', Type, &quot;&amp;[.X29]&amp;&quot; FROM Leaders WHERE Type = 'LEADER_&quot;&amp;UPPER([.X$2])&amp;&quot;';&quot;" office:value-type="string" office:string-value="INSERT INTO Leader_Flavors(FlavorType, LeaderType, Flavor) SELECT 'FLAVOR_ARCHAEOLOGY', Type, 2 FROM Leaders WHERE Type = 'LEADER_CASIMIR';" calcext:value-type="string">
            <text:p>INSERT INTO Leader_Flavors(FlavorType, LeaderType, Flavor) SELECT 'FLAVOR_ARCHAEOLOGY', Type, 2 FROM Leaders WHERE Type = 'LEADER_CASIMIR';</text:p>
          </table:table-cell>
          <table:table-cell table:style-name="ce197" table:formula="of:=&quot;INSERT INTO Leader_Flavors(FlavorType, LeaderType, Flavor) SELECT 'FLAVOR_&quot;&amp;UPPER([.$A29])&amp;&quot;', Type, &quot;&amp;[.Y29]&amp;&quot; FROM Leaders WHERE Type = 'LEADER_&quot;&amp;UPPER([.Y$2])&amp;&quot;';&quot;" office:value-type="string" office:string-value="INSERT INTO Leader_Flavors(FlavorType, LeaderType, Flavor) SELECT 'FLAVOR_ARCHAEOLOGY', Type, 2 FROM Leaders WHERE Type = 'LEADER_WU_ZETIAN';" calcext:value-type="string">
            <text:p>INSERT INTO Leader_Flavors(FlavorType, LeaderType, Flavor) SELECT 'FLAVOR_ARCHAEOLOGY', Type, 2 FROM Leaders WHERE Type = 'LEADER_WU_ZETIAN';</text:p>
          </table:table-cell>
          <table:table-cell table:style-name="ce197" table:formula="of:=&quot;INSERT INTO Leader_Flavors(FlavorType, LeaderType, Flavor) SELECT 'FLAVOR_&quot;&amp;UPPER([.$A29])&amp;&quot;', Type, &quot;&amp;[.Z29]&amp;&quot; FROM Leaders WHERE Type = 'LEADER_&quot;&amp;UPPER([.Z$2])&amp;&quot;';&quot;" office:value-type="string" office:string-value="INSERT INTO Leader_Flavors(FlavorType, LeaderType, Flavor) SELECT 'FLAVOR_ARCHAEOLOGY', Type, 8 FROM Leaders WHERE Type = 'LEADER_DIPLOMAT';" calcext:value-type="string">
            <text:p>INSERT INTO Leader_Flavors(FlavorType, LeaderType, Flavor) SELECT 'FLAVOR_ARCHAEOLOGY', Type, 8 FROM Leaders WHERE Type = 'LEADER_DIPLOMAT';</text:p>
          </table:table-cell>
          <table:table-cell table:style-name="ce197" table:formula="of:=&quot;INSERT INTO Leader_Flavors(FlavorType, LeaderType, Flavor) SELECT 'FLAVOR_&quot;&amp;UPPER([.$A29])&amp;&quot;', Type, &quot;&amp;[.AA29]&amp;&quot; FROM Leaders WHERE Type = 'LEADER_&quot;&amp;UPPER([.AA$2])&amp;&quot;';&quot;" office:value-type="string" office:string-value="INSERT INTO Leader_Flavors(FlavorType, LeaderType, Flavor) SELECT 'FLAVOR_ARCHAEOLOGY', Type, 8 FROM Leaders WHERE Type = 'LEADER_GANDHI';" calcext:value-type="string">
            <text:p>INSERT INTO Leader_Flavors(FlavorType, LeaderType, Flavor) SELECT 'FLAVOR_ARCHAEOLOGY', Type, 8 FROM Leaders WHERE Type = 'LEADER_GANDHI';</text:p>
          </table:table-cell>
          <table:table-cell table:style-name="ce197" table:formula="of:=&quot;INSERT INTO Leader_Flavors(FlavorType, LeaderType, Flavor) SELECT 'FLAVOR_&quot;&amp;UPPER([.$A29])&amp;&quot;', Type, &quot;&amp;[.AB29]&amp;&quot; FROM Leaders WHERE Type = 'LEADER_&quot;&amp;UPPER([.AB$2])&amp;&quot;';&quot;" office:value-type="string" office:string-value="INSERT INTO Leader_Flavors(FlavorType, LeaderType, Flavor) SELECT 'FLAVOR_ARCHAEOLOGY', Type, 8 FROM Leaders WHERE Type = 'LEADER_SELASSIE';" calcext:value-type="string">
            <text:p>INSERT INTO Leader_Flavors(FlavorType, LeaderType, Flavor) SELECT 'FLAVOR_ARCHAEOLOGY', Type, 8 FROM Leaders WHERE Type = 'LEADER_SELASSIE';</text:p>
          </table:table-cell>
          <table:table-cell table:style-name="ce197" table:formula="of:=&quot;INSERT INTO Leader_Flavors(FlavorType, LeaderType, Flavor) SELECT 'FLAVOR_&quot;&amp;UPPER([.$A29])&amp;&quot;', Type, &quot;&amp;[.AC29]&amp;&quot; FROM Leaders WHERE Type = 'LEADER_&quot;&amp;UPPER([.AC$2])&amp;&quot;';&quot;" office:value-type="string" office:string-value="INSERT INTO Leader_Flavors(FlavorType, LeaderType, Flavor) SELECT 'FLAVOR_ARCHAEOLOGY', Type, 8 FROM Leaders WHERE Type = 'LEADER_KAMEHAMEHA';" calcext:value-type="string">
            <text:p>INSERT INTO Leader_Flavors(FlavorType, LeaderType, Flavor) SELECT 'FLAVOR_ARCHAEOLOGY', Type, 8 FROM Leaders WHERE Type = 'LEADER_KAMEHAMEHA';</text:p>
          </table:table-cell>
          <table:table-cell table:style-name="ce197" table:formula="of:=&quot;INSERT INTO Leader_Flavors(FlavorType, LeaderType, Flavor) SELECT 'FLAVOR_&quot;&amp;UPPER([.$A29])&amp;&quot;', Type, &quot;&amp;[.AD29]&amp;&quot; FROM Leaders WHERE Type = 'LEADER_&quot;&amp;UPPER([.AD$2])&amp;&quot;';&quot;" office:value-type="string" office:string-value="INSERT INTO Leader_Flavors(FlavorType, LeaderType, Flavor) SELECT 'FLAVOR_ARCHAEOLOGY', Type, 8 FROM Leaders WHERE Type = 'LEADER_MARIA_I';" calcext:value-type="string">
            <text:p>INSERT INTO Leader_Flavors(FlavorType, LeaderType, Flavor) SELECT 'FLAVOR_ARCHAEOLOGY', Type, 8 FROM Leaders WHERE Type = 'LEADER_MARIA_I';</text:p>
          </table:table-cell>
          <table:table-cell table:style-name="ce197" table:formula="of:=&quot;INSERT INTO Leader_Flavors(FlavorType, LeaderType, Flavor) SELECT 'FLAVOR_&quot;&amp;UPPER([.$A29])&amp;&quot;', Type, &quot;&amp;[.AE29]&amp;&quot; FROM Leaders WHERE Type = 'LEADER_&quot;&amp;UPPER([.AE$2])&amp;&quot;';&quot;" office:value-type="string" office:string-value="INSERT INTO Leader_Flavors(FlavorType, LeaderType, Flavor) SELECT 'FLAVOR_ARCHAEOLOGY', Type, 8 FROM Leaders WHERE Type = 'LEADER_PACHACUTI';" calcext:value-type="string">
            <text:p>INSERT INTO Leader_Flavors(FlavorType, LeaderType, Flavor) SELECT 'FLAVOR_ARCHAEOLOGY', Type, 8 FROM Leaders WHERE Type = 'LEADER_PACHACUTI';</text:p>
          </table:table-cell>
          <table:table-cell table:style-name="ce197" table:formula="of:=&quot;INSERT INTO Leader_Flavors(FlavorType, LeaderType, Flavor) SELECT 'FLAVOR_&quot;&amp;UPPER([.$A29])&amp;&quot;', Type, &quot;&amp;[.AF29]&amp;&quot; FROM Leaders WHERE Type = 'LEADER_&quot;&amp;UPPER([.AF$2])&amp;&quot;';&quot;" office:value-type="string" office:string-value="INSERT INTO Leader_Flavors(FlavorType, LeaderType, Flavor) SELECT 'FLAVOR_ARCHAEOLOGY', Type, 8 FROM Leaders WHERE Type = 'LEADER_RAMESSES';" calcext:value-type="string">
            <text:p>INSERT INTO Leader_Flavors(FlavorType, LeaderType, Flavor) SELECT 'FLAVOR_ARCHAEOLOGY', Type, 8 FROM Leaders WHERE Type = 'LEADER_RAMESSES';</text:p>
          </table:table-cell>
          <table:table-cell table:style-name="ce197" table:formula="of:=&quot;INSERT INTO Leader_Flavors(FlavorType, LeaderType, Flavor) SELECT 'FLAVOR_&quot;&amp;UPPER([.$A29])&amp;&quot;', Type, &quot;&amp;[.AG29]&amp;&quot; FROM Leaders WHERE Type = 'LEADER_&quot;&amp;UPPER([.AG$2])&amp;&quot;';&quot;" office:value-type="string" office:string-value="INSERT INTO Leader_Flavors(FlavorType, LeaderType, Flavor) SELECT 'FLAVOR_ARCHAEOLOGY', Type, 8 FROM Leaders WHERE Type = 'LEADER_RAMKHAMHAENG';" calcext:value-type="string">
            <text:p>INSERT INTO Leader_Flavors(FlavorType, LeaderType, Flavor) SELECT 'FLAVOR_ARCHAEOLOGY', Type, 8 FROM Leaders WHERE Type = 'LEADER_RAMKHAMHAENG';</text:p>
          </table:table-cell>
          <table:table-cell table:style-name="ce197" table:formula="of:=&quot;INSERT INTO Leader_Flavors(FlavorType, LeaderType, Flavor) SELECT 'FLAVOR_&quot;&amp;UPPER([.$A29])&amp;&quot;', Type, &quot;&amp;[.AH29]&amp;&quot; FROM Leaders WHERE Type = 'LEADER_&quot;&amp;UPPER([.AH$2])&amp;&quot;';&quot;" office:value-type="string" office:string-value="INSERT INTO Leader_Flavors(FlavorType, LeaderType, Flavor) SELECT 'FLAVOR_ARCHAEOLOGY', Type, 8 FROM Leaders WHERE Type = 'LEADER_PEDRO';" calcext:value-type="string">
            <text:p>INSERT INTO Leader_Flavors(FlavorType, LeaderType, Flavor) SELECT 'FLAVOR_ARCHAEOLOGY', Type, 8 FROM Leaders WHERE Type = 'LEADER_PEDRO';</text:p>
          </table:table-cell>
          <table:table-cell table:style-name="ce197" table:formula="of:=&quot;INSERT INTO Leader_Flavors(FlavorType, LeaderType, Flavor) SELECT 'FLAVOR_&quot;&amp;UPPER([.$A29])&amp;&quot;', Type, &quot;&amp;[.AI29]&amp;&quot; FROM Leaders WHERE Type = 'LEADER_&quot;&amp;UPPER([.AI$2])&amp;&quot;';&quot;" office:value-type="string" office:string-value="INSERT INTO Leader_Flavors(FlavorType, LeaderType, Flavor) SELECT 'FLAVOR_ARCHAEOLOGY', Type, 8 FROM Leaders WHERE Type = 'LEADER_AHMAD_ALMANSUR';" calcext:value-type="string">
            <text:p>INSERT INTO Leader_Flavors(FlavorType, LeaderType, Flavor) SELECT 'FLAVOR_ARCHAEOLOGY', Type, 8 FROM Leaders WHERE Type = 'LEADER_AHMAD_ALMANSUR';</text:p>
          </table:table-cell>
          <table:table-cell table:style-name="ce197" table:formula="of:=&quot;INSERT INTO Leader_Flavors(FlavorType, LeaderType, Flavor) SELECT 'FLAVOR_&quot;&amp;UPPER([.$A29])&amp;&quot;', Type, &quot;&amp;[.AJ29]&amp;&quot; FROM Leaders WHERE Type = 'LEADER_&quot;&amp;UPPER([.AJ$2])&amp;&quot;';&quot;" office:value-type="string" office:string-value="INSERT INTO Leader_Flavors(FlavorType, LeaderType, Flavor) SELECT 'FLAVOR_ARCHAEOLOGY', Type, 8 FROM Leaders WHERE Type = 'LEADER_SEJONG';" calcext:value-type="string">
            <text:p>INSERT INTO Leader_Flavors(FlavorType, LeaderType, Flavor) SELECT 'FLAVOR_ARCHAEOLOGY', Type, 8 FROM Leaders WHERE Type = 'LEADER_SEJONG';</text:p>
          </table:table-cell>
          <table:table-cell table:style-name="ce197" table:formula="of:=&quot;INSERT INTO Leader_Flavors(FlavorType, LeaderType, Flavor) SELECT 'FLAVOR_&quot;&amp;UPPER([.$A29])&amp;&quot;', Type, &quot;&amp;[.AK29]&amp;&quot; FROM Leaders WHERE Type = 'LEADER_&quot;&amp;UPPER([.AK$2])&amp;&quot;';&quot;" office:value-type="string" office:string-value="INSERT INTO Leader_Flavors(FlavorType, LeaderType, Flavor) SELECT 'FLAVOR_ARCHAEOLOGY', Type, 4 FROM Leaders WHERE Type = 'LEADER_EXPANSIONIST';" calcext:value-type="string">
            <text:p>INSERT INTO Leader_Flavors(FlavorType, LeaderType, Flavor) SELECT 'FLAVOR_ARCHAEOLOGY', Type, 4 FROM Leaders WHERE Type = 'LEADER_EXPANSIONIST';</text:p>
          </table:table-cell>
          <table:table-cell table:style-name="ce197" table:formula="of:=&quot;INSERT INTO Leader_Flavors(FlavorType, LeaderType, Flavor) SELECT 'FLAVOR_&quot;&amp;UPPER([.$A29])&amp;&quot;', Type, &quot;&amp;[.AL29]&amp;&quot; FROM Leaders WHERE Type = 'LEADER_&quot;&amp;UPPER([.AL$2])&amp;&quot;';&quot;" office:value-type="string" office:string-value="INSERT INTO Leader_Flavors(FlavorType, LeaderType, Flavor) SELECT 'FLAVOR_ARCHAEOLOGY', Type, 4 FROM Leaders WHERE Type = 'LEADER_BOUDICCA';" calcext:value-type="string">
            <text:p>INSERT INTO Leader_Flavors(FlavorType, LeaderType, Flavor) SELECT 'FLAVOR_ARCHAEOLOGY', Type, 4 FROM Leaders WHERE Type = 'LEADER_BOUDICCA';</text:p>
          </table:table-cell>
          <table:table-cell table:style-name="ce197" table:formula="of:=&quot;INSERT INTO Leader_Flavors(FlavorType, LeaderType, Flavor) SELECT 'FLAVOR_&quot;&amp;UPPER([.$A29])&amp;&quot;', Type, &quot;&amp;[.AM29]&amp;&quot; FROM Leaders WHERE Type = 'LEADER_&quot;&amp;UPPER([.AM$2])&amp;&quot;';&quot;" office:value-type="string" office:string-value="INSERT INTO Leader_Flavors(FlavorType, LeaderType, Flavor) SELECT 'FLAVOR_ARCHAEOLOGY', Type, 8 FROM Leaders WHERE Type = 'LEADER_DARIUS';" calcext:value-type="string">
            <text:p>INSERT INTO Leader_Flavors(FlavorType, LeaderType, Flavor) SELECT 'FLAVOR_ARCHAEOLOGY', Type, 8 FROM Leaders WHERE Type = 'LEADER_DARIUS';</text:p>
          </table:table-cell>
          <table:table-cell table:style-name="ce197" table:formula="of:=&quot;INSERT INTO Leader_Flavors(FlavorType, LeaderType, Flavor) SELECT 'FLAVOR_&quot;&amp;UPPER([.$A29])&amp;&quot;', Type, &quot;&amp;[.AN29]&amp;&quot; FROM Leaders WHERE Type = 'LEADER_&quot;&amp;UPPER([.AN$2])&amp;&quot;';&quot;" office:value-type="string" office:string-value="INSERT INTO Leader_Flavors(FlavorType, LeaderType, Flavor) SELECT 'FLAVOR_ARCHAEOLOGY', Type, 4 FROM Leaders WHERE Type = 'LEADER_DIDO';" calcext:value-type="string">
            <text:p>INSERT INTO Leader_Flavors(FlavorType, LeaderType, Flavor) SELECT 'FLAVOR_ARCHAEOLOGY', Type, 4 FROM Leaders WHERE Type = 'LEADER_DIDO';</text:p>
          </table:table-cell>
          <table:table-cell table:style-name="ce197" table:formula="of:=&quot;INSERT INTO Leader_Flavors(FlavorType, LeaderType, Flavor) SELECT 'FLAVOR_&quot;&amp;UPPER([.$A29])&amp;&quot;', Type, &quot;&amp;[.AO29]&amp;&quot; FROM Leaders WHERE Type = 'LEADER_&quot;&amp;UPPER([.AO$2])&amp;&quot;';&quot;" office:value-type="string" office:string-value="INSERT INTO Leader_Flavors(FlavorType, LeaderType, Flavor) SELECT 'FLAVOR_ARCHAEOLOGY', Type, 4 FROM Leaders WHERE Type = 'LEADER_HARUN_AL_RASHID';" calcext:value-type="string">
            <text:p>INSERT INTO Leader_Flavors(FlavorType, LeaderType, Flavor) SELECT 'FLAVOR_ARCHAEOLOGY', Type, 4 FROM Leaders WHERE Type = 'LEADER_HARUN_AL_RASHID';</text:p>
          </table:table-cell>
          <table:table-cell table:style-name="ce197" table:formula="of:=&quot;INSERT INTO Leader_Flavors(FlavorType, LeaderType, Flavor) SELECT 'FLAVOR_&quot;&amp;UPPER([.$A29])&amp;&quot;', Type, &quot;&amp;[.AP29]&amp;&quot; FROM Leaders WHERE Type = 'LEADER_&quot;&amp;UPPER([.AP$2])&amp;&quot;';&quot;" office:value-type="string" office:string-value="INSERT INTO Leader_Flavors(FlavorType, LeaderType, Flavor) SELECT 'FLAVOR_ARCHAEOLOGY', Type, 4 FROM Leaders WHERE Type = 'LEADER_NEBUCHADNEZZAR';" calcext:value-type="string">
            <text:p>INSERT INTO Leader_Flavors(FlavorType, LeaderType, Flavor) SELECT 'FLAVOR_ARCHAEOLOGY', Type, 4 FROM Leaders WHERE Type = 'LEADER_NEBUCHADNEZZAR';</text:p>
          </table:table-cell>
          <table:table-cell table:style-name="ce197" table:formula="of:=&quot;INSERT INTO Leader_Flavors(FlavorType, LeaderType, Flavor) SELECT 'FLAVOR_&quot;&amp;UPPER([.$A29])&amp;&quot;', Type, &quot;&amp;[.AQ29]&amp;&quot; FROM Leaders WHERE Type = 'LEADER_&quot;&amp;UPPER([.AQ$2])&amp;&quot;';&quot;" office:value-type="string" office:string-value="INSERT INTO Leader_Flavors(FlavorType, LeaderType, Flavor) SELECT 'FLAVOR_ARCHAEOLOGY', Type, 4 FROM Leaders WHERE Type = 'LEADER_PACAL';" calcext:value-type="string">
            <text:p>INSERT INTO Leader_Flavors(FlavorType, LeaderType, Flavor) SELECT 'FLAVOR_ARCHAEOLOGY', Type, 4 FROM Leaders WHERE Type = 'LEADER_PACAL';</text:p>
          </table:table-cell>
          <table:table-cell table:style-name="ce197" table:formula="of:=&quot;INSERT INTO Leader_Flavors(FlavorType, LeaderType, Flavor) SELECT 'FLAVOR_&quot;&amp;UPPER([.$A29])&amp;&quot;', Type, &quot;&amp;[.AR29]&amp;&quot; FROM Leaders WHERE Type = 'LEADER_&quot;&amp;UPPER([.AR$2])&amp;&quot;';&quot;" office:value-type="string" office:string-value="INSERT INTO Leader_Flavors(FlavorType, LeaderType, Flavor) SELECT 'FLAVOR_ARCHAEOLOGY', Type, 4 FROM Leaders WHERE Type = 'LEADER_SULEIMAN';" calcext:value-type="string">
            <text:p>INSERT INTO Leader_Flavors(FlavorType, LeaderType, Flavor) SELECT 'FLAVOR_ARCHAEOLOGY', Type, 4 FROM Leaders WHERE Type = 'LEADER_SULEIMAN';</text:p>
          </table:table-cell>
          <table:table-cell table:style-name="ce197" table:formula="of:=&quot;INSERT INTO Leader_Flavors(FlavorType, LeaderType, Flavor) SELECT 'FLAVOR_&quot;&amp;UPPER([.$A29])&amp;&quot;', Type, &quot;&amp;[.AS29]&amp;&quot; FROM Leaders WHERE Type = 'LEADER_&quot;&amp;UPPER([.AS$2])&amp;&quot;';&quot;" office:value-type="string" office:string-value="INSERT INTO Leader_Flavors(FlavorType, LeaderType, Flavor) SELECT 'FLAVOR_ARCHAEOLOGY', Type, 4 FROM Leaders WHERE Type = 'LEADER_WASHINGTON';" calcext:value-type="string">
            <text:p>INSERT INTO Leader_Flavors(FlavorType, LeaderType, Flavor) SELECT 'FLAVOR_ARCHAEOLOGY', Type, 4 FROM Leaders WHERE Type = 'LEADER_WASHINGTON';</text:p>
          </table:table-cell>
          <table:table-cell table:style-name="ce197" table:formula="of:=&quot;INSERT INTO Leader_Flavors(FlavorType, LeaderType, Flavor) SELECT 'FLAVOR_&quot;&amp;UPPER([.$A29])&amp;&quot;', Type, &quot;&amp;[.AT29]&amp;&quot; FROM Leaders WHERE Type = 'LEADER_&quot;&amp;UPPER([.AT$2])&amp;&quot;';&quot;" office:value-type="string" office:string-value="INSERT INTO Leader_Flavors(FlavorType, LeaderType, Flavor) SELECT 'FLAVOR_ARCHAEOLOGY', Type, 4 FROM Leaders WHERE Type = 'LEADER_MARIA';" calcext:value-type="string">
            <text:p>INSERT INTO Leader_Flavors(FlavorType, LeaderType, Flavor) SELECT 'FLAVOR_ARCHAEOLOGY', Type, 4 FROM Leaders WHERE Type = 'LEADER_MARIA';</text:p>
          </table:table-cell>
          <table:table-cell table:style-name="ce197" table:formula="of:=&quot;INSERT INTO Leader_Flavors(FlavorType, LeaderType, Flavor) SELECT 'FLAVOR_&quot;&amp;UPPER([.$A29])&amp;&quot;', Type, &quot;&amp;[.AU29]&amp;&quot; FROM Leaders WHERE Type = 'LEADER_&quot;&amp;UPPER([.AU$2])&amp;&quot;';&quot;" office:value-type="string" office:string-value="INSERT INTO Leader_Flavors(FlavorType, LeaderType, Flavor) SELECT 'FLAVOR_ARCHAEOLOGY', Type, 4 FROM Leaders WHERE Type = 'LEADER_POCATELLO';" calcext:value-type="string">
            <text:p>INSERT INTO Leader_Flavors(FlavorType, LeaderType, Flavor) SELECT 'FLAVOR_ARCHAEOLOGY', Type, 4 FROM Leaders WHERE Type = 'LEADER_POCATELLO';</text:p>
          </table:table-cell>
          <table:table-cell table:style-name="ce197" table:formula="of:=&quot;INSERT INTO Leader_Flavors(FlavorType, LeaderType, Flavor) SELECT 'FLAVOR_&quot;&amp;UPPER([.$A29])&amp;&quot;', Type, &quot;&amp;[.AV29]&amp;&quot; FROM Leaders WHERE Type = 'LEADER_&quot;&amp;UPPER([.AV$2])&amp;&quot;';&quot;" office:value-type="string" office:string-value="INSERT INTO Leader_Flavors(FlavorType, LeaderType, Flavor) SELECT 'FLAVOR_ARCHAEOLOGY', Type, 4 FROM Leaders WHERE Type = 'LEADER_WILLIAM';" calcext:value-type="string">
            <text:p>INSERT INTO Leader_Flavors(FlavorType, LeaderType, Flavor) SELECT 'FLAVOR_ARCHAEOLOGY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30])&amp;&quot;', Type, &quot;&amp;[.C30]&amp;&quot; FROM Leaders WHERE Type = 'LEADER_&quot;&amp;UPPER([.C$2])&amp;&quot;';&quot;" office:value-type="string" office:string-value="INSERT INTO Leader_Flavors(FlavorType, LeaderType, Flavor) SELECT 'FLAVOR_CULTURE', Type, 2 FROM Leaders WHERE Type = 'LEADER_ASHURBANIPAL';" calcext:value-type="string">
            <text:p>INSERT INTO Leader_Flavors(FlavorType, LeaderType, Flavor) SELECT 'FLAVOR_CULTURE', Type, 2 FROM Leaders WHERE Type = 'LEADER_ASHURBANIPAL';</text:p>
          </table:table-cell>
          <table:table-cell table:style-name="ce197" table:formula="of:=&quot;INSERT INTO Leader_Flavors(FlavorType, LeaderType, Flavor) SELECT 'FLAVOR_&quot;&amp;UPPER([.$A30])&amp;&quot;', Type, &quot;&amp;[.D30]&amp;&quot; FROM Leaders WHERE Type = 'LEADER_&quot;&amp;UPPER([.D$2])&amp;&quot;';&quot;" office:value-type="string" office:string-value="INSERT INTO Leader_Flavors(FlavorType, LeaderType, Flavor) SELECT 'FLAVOR_CULTURE', Type, 2 FROM Leaders WHERE Type = 'LEADER_ASKIA';" calcext:value-type="string">
            <text:p>INSERT INTO Leader_Flavors(FlavorType, LeaderType, Flavor) SELECT 'FLAVOR_CULTURE', Type, 2 FROM Leaders WHERE Type = 'LEADER_ASKIA';</text:p>
          </table:table-cell>
          <table:table-cell table:style-name="ce197" table:formula="of:=&quot;INSERT INTO Leader_Flavors(FlavorType, LeaderType, Flavor) SELECT 'FLAVOR_&quot;&amp;UPPER([.$A30])&amp;&quot;', Type, &quot;&amp;[.E30]&amp;&quot; FROM Leaders WHERE Type = 'LEADER_&quot;&amp;UPPER([.E$2])&amp;&quot;';&quot;" office:value-type="string" office:string-value="INSERT INTO Leader_Flavors(FlavorType, LeaderType, Flavor) SELECT 'FLAVOR_CULTURE', Type, 2 FROM Leaders WHERE Type = 'LEADER_ATTILA';" calcext:value-type="string">
            <text:p>INSERT INTO Leader_Flavors(FlavorType, LeaderType, Flavor) SELECT 'FLAVOR_CULTURE', Type, 2 FROM Leaders WHERE Type = 'LEADER_ATTILA';</text:p>
          </table:table-cell>
          <table:table-cell table:style-name="ce197" table:formula="of:=&quot;INSERT INTO Leader_Flavors(FlavorType, LeaderType, Flavor) SELECT 'FLAVOR_&quot;&amp;UPPER([.$A30])&amp;&quot;', Type, &quot;&amp;[.F30]&amp;&quot; FROM Leaders WHERE Type = 'LEADER_&quot;&amp;UPPER([.F$2])&amp;&quot;';&quot;" office:value-type="string" office:string-value="INSERT INTO Leader_Flavors(FlavorType, LeaderType, Flavor) SELECT 'FLAVOR_CULTURE', Type, 2 FROM Leaders WHERE Type = 'LEADER_AUGUSTUS';" calcext:value-type="string">
            <text:p>INSERT INTO Leader_Flavors(FlavorType, LeaderType, Flavor) SELECT 'FLAVOR_CULTURE', Type, 2 FROM Leaders WHERE Type = 'LEADER_AUGUSTUS';</text:p>
          </table:table-cell>
          <table:table-cell table:style-name="ce197" table:formula="of:=&quot;INSERT INTO Leader_Flavors(FlavorType, LeaderType, Flavor) SELECT 'FLAVOR_&quot;&amp;UPPER([.$A30])&amp;&quot;', Type, &quot;&amp;[.G30]&amp;&quot; FROM Leaders WHERE Type = 'LEADER_&quot;&amp;UPPER([.G$2])&amp;&quot;';&quot;" office:value-type="string" office:string-value="INSERT INTO Leader_Flavors(FlavorType, LeaderType, Flavor) SELECT 'FLAVOR_CULTURE', Type, 2 FROM Leaders WHERE Type = 'LEADER_GENGHIS_KHAN';" calcext:value-type="string">
            <text:p>INSERT INTO Leader_Flavors(FlavorType, LeaderType, Flavor) SELECT 'FLAVOR_CULTURE', Type, 2 FROM Leaders WHERE Type = 'LEADER_GENGHIS_KHAN';</text:p>
          </table:table-cell>
          <table:table-cell table:style-name="ce197" table:formula="of:=&quot;INSERT INTO Leader_Flavors(FlavorType, LeaderType, Flavor) SELECT 'FLAVOR_&quot;&amp;UPPER([.$A30])&amp;&quot;', Type, &quot;&amp;[.H30]&amp;&quot; FROM Leaders WHERE Type = 'LEADER_&quot;&amp;UPPER([.H$2])&amp;&quot;';&quot;" office:value-type="string" office:string-value="INSERT INTO Leader_Flavors(FlavorType, LeaderType, Flavor) SELECT 'FLAVOR_CULTURE', Type, 2 FROM Leaders WHERE Type = 'LEADER_HARALD';" calcext:value-type="string">
            <text:p>INSERT INTO Leader_Flavors(FlavorType, LeaderType, Flavor) SELECT 'FLAVOR_CULTURE', Type, 2 FROM Leaders WHERE Type = 'LEADER_HARALD';</text:p>
          </table:table-cell>
          <table:table-cell table:style-name="ce197" table:formula="of:=&quot;INSERT INTO Leader_Flavors(FlavorType, LeaderType, Flavor) SELECT 'FLAVOR_&quot;&amp;UPPER([.$A30])&amp;&quot;', Type, &quot;&amp;[.I30]&amp;&quot; FROM Leaders WHERE Type = 'LEADER_&quot;&amp;UPPER([.I$2])&amp;&quot;';&quot;" office:value-type="string" office:string-value="INSERT INTO Leader_Flavors(FlavorType, LeaderType, Flavor) SELECT 'FLAVOR_CULTURE', Type, 2 FROM Leaders WHERE Type = 'LEADER_ISABELLA';" calcext:value-type="string">
            <text:p>INSERT INTO Leader_Flavors(FlavorType, LeaderType, Flavor) SELECT 'FLAVOR_CULTURE', Type, 2 FROM Leaders WHERE Type = 'LEADER_ISABELLA';</text:p>
          </table:table-cell>
          <table:table-cell table:style-name="ce197" table:formula="of:=&quot;INSERT INTO Leader_Flavors(FlavorType, LeaderType, Flavor) SELECT 'FLAVOR_&quot;&amp;UPPER([.$A30])&amp;&quot;', Type, &quot;&amp;[.J30]&amp;&quot; FROM Leaders WHERE Type = 'LEADER_&quot;&amp;UPPER([.J$2])&amp;&quot;';&quot;" office:value-type="string" office:string-value="INSERT INTO Leader_Flavors(FlavorType, LeaderType, Flavor) SELECT 'FLAVOR_CULTURE', Type, 2 FROM Leaders WHERE Type = 'LEADER_NAPOLEON';" calcext:value-type="string">
            <text:p>INSERT INTO Leader_Flavors(FlavorType, LeaderType, Flavor) SELECT 'FLAVOR_CULTURE', Type, 2 FROM Leaders WHERE Type = 'LEADER_NAPOLEON';</text:p>
          </table:table-cell>
          <table:table-cell table:style-name="ce197" table:formula="of:=&quot;INSERT INTO Leader_Flavors(FlavorType, LeaderType, Flavor) SELECT 'FLAVOR_&quot;&amp;UPPER([.$A30])&amp;&quot;', Type, &quot;&amp;[.K30]&amp;&quot; FROM Leaders WHERE Type = 'LEADER_&quot;&amp;UPPER([.K$2])&amp;&quot;';&quot;" office:value-type="string" office:string-value="INSERT INTO Leader_Flavors(FlavorType, LeaderType, Flavor) SELECT 'FLAVOR_CULTURE', Type, 2 FROM Leaders WHERE Type = 'LEADER_ODA_NOBUNAGA';" calcext:value-type="string">
            <text:p>INSERT INTO Leader_Flavors(FlavorType, LeaderType, Flavor) SELECT 'FLAVOR_CULTURE', Type, 2 FROM Leaders WHERE Type = 'LEADER_ODA_NOBUNAGA';</text:p>
          </table:table-cell>
          <table:table-cell table:style-name="ce197" table:formula="of:=&quot;INSERT INTO Leader_Flavors(FlavorType, LeaderType, Flavor) SELECT 'FLAVOR_&quot;&amp;UPPER([.$A30])&amp;&quot;', Type, &quot;&amp;[.L30]&amp;&quot; FROM Leaders WHERE Type = 'LEADER_&quot;&amp;UPPER([.L$2])&amp;&quot;';&quot;" office:value-type="string" office:string-value="INSERT INTO Leader_Flavors(FlavorType, LeaderType, Flavor) SELECT 'FLAVOR_CULTURE', Type, 2 FROM Leaders WHERE Type = 'LEADER_ENRICO_DANDOLO';" calcext:value-type="string">
            <text:p>INSERT INTO Leader_Flavors(FlavorType, LeaderType, Flavor) SELECT 'FLAVOR_CULTURE', Type, 2 FROM Leaders WHERE Type = 'LEADER_ENRICO_DANDOLO';</text:p>
          </table:table-cell>
          <table:table-cell table:style-name="ce197" table:formula="of:=&quot;INSERT INTO Leader_Flavors(FlavorType, LeaderType, Flavor) SELECT 'FLAVOR_&quot;&amp;UPPER([.$A30])&amp;&quot;', Type, &quot;&amp;[.M30]&amp;&quot; FROM Leaders WHERE Type = 'LEADER_&quot;&amp;UPPER([.M$2])&amp;&quot;';&quot;" office:value-type="string" office:string-value="INSERT INTO Leader_Flavors(FlavorType, LeaderType, Flavor) SELECT 'FLAVOR_CULTURE', Type, 2 FROM Leaders WHERE Type = 'LEADER_SHAKA';" calcext:value-type="string">
            <text:p>INSERT INTO Leader_Flavors(FlavorType, LeaderType, Flavor) SELECT 'FLAVOR_CULTURE', Type, 2 FROM Leaders WHERE Type = 'LEADER_SHAKA';</text:p>
          </table:table-cell>
          <table:table-cell table:style-name="ce197" table:formula="of:=&quot;INSERT INTO Leader_Flavors(FlavorType, LeaderType, Flavor) SELECT 'FLAVOR_&quot;&amp;UPPER([.$A30])&amp;&quot;', Type, &quot;&amp;[.N30]&amp;&quot; FROM Leaders WHERE Type = 'LEADER_&quot;&amp;UPPER([.N$2])&amp;&quot;';&quot;" office:value-type="string" office:string-value="INSERT INTO Leader_Flavors(FlavorType, LeaderType, Flavor) SELECT 'FLAVOR_CULTURE', Type, 2 FROM Leaders WHERE Type = 'LEADER_COALITION';" calcext:value-type="string">
            <text:p>INSERT INTO Leader_Flavors(FlavorType, LeaderType, Flavor) SELECT 'FLAVOR_CULTURE', Type, 2 FROM Leaders WHERE Type = 'LEADER_COALITION';</text:p>
          </table:table-cell>
          <table:table-cell table:style-name="ce197" table:formula="of:=&quot;INSERT INTO Leader_Flavors(FlavorType, LeaderType, Flavor) SELECT 'FLAVOR_&quot;&amp;UPPER([.$A30])&amp;&quot;', Type, &quot;&amp;[.O30]&amp;&quot; FROM Leaders WHERE Type = 'LEADER_&quot;&amp;UPPER([.O$2])&amp;&quot;';&quot;" office:value-type="string" office:string-value="INSERT INTO Leader_Flavors(FlavorType, LeaderType, Flavor) SELECT 'FLAVOR_CULTURE', Type, 2 FROM Leaders WHERE Type = 'LEADER_ALEXANDER';" calcext:value-type="string">
            <text:p>INSERT INTO Leader_Flavors(FlavorType, LeaderType, Flavor) SELECT 'FLAVOR_CULTURE', Type, 2 FROM Leaders WHERE Type = 'LEADER_ALEXANDER';</text:p>
          </table:table-cell>
          <table:table-cell table:style-name="ce197" table:formula="of:=&quot;INSERT INTO Leader_Flavors(FlavorType, LeaderType, Flavor) SELECT 'FLAVOR_&quot;&amp;UPPER([.$A30])&amp;&quot;', Type, &quot;&amp;[.P30]&amp;&quot; FROM Leaders WHERE Type = 'LEADER_&quot;&amp;UPPER([.P$2])&amp;&quot;';&quot;" office:value-type="string" office:string-value="INSERT INTO Leader_Flavors(FlavorType, LeaderType, Flavor) SELECT 'FLAVOR_CULTURE', Type, 2 FROM Leaders WHERE Type = 'LEADER_BISMARCK';" calcext:value-type="string">
            <text:p>INSERT INTO Leader_Flavors(FlavorType, LeaderType, Flavor) SELECT 'FLAVOR_CULTURE', Type, 2 FROM Leaders WHERE Type = 'LEADER_BISMARCK';</text:p>
          </table:table-cell>
          <table:table-cell table:style-name="ce197" table:formula="of:=&quot;INSERT INTO Leader_Flavors(FlavorType, LeaderType, Flavor) SELECT 'FLAVOR_&quot;&amp;UPPER([.$A30])&amp;&quot;', Type, &quot;&amp;[.Q30]&amp;&quot; FROM Leaders WHERE Type = 'LEADER_&quot;&amp;UPPER([.Q$2])&amp;&quot;';&quot;" office:value-type="string" office:string-value="INSERT INTO Leader_Flavors(FlavorType, LeaderType, Flavor) SELECT 'FLAVOR_CULTURE', Type, 2 FROM Leaders WHERE Type = 'LEADER_CATHERINE';" calcext:value-type="string">
            <text:p>INSERT INTO Leader_Flavors(FlavorType, LeaderType, Flavor) SELECT 'FLAVOR_CULTURE', Type, 2 FROM Leaders WHERE Type = 'LEADER_CATHERINE';</text:p>
          </table:table-cell>
          <table:table-cell table:style-name="ce197" table:formula="of:=&quot;INSERT INTO Leader_Flavors(FlavorType, LeaderType, Flavor) SELECT 'FLAVOR_&quot;&amp;UPPER([.$A30])&amp;&quot;', Type, &quot;&amp;[.R30]&amp;&quot; FROM Leaders WHERE Type = 'LEADER_&quot;&amp;UPPER([.R$2])&amp;&quot;';&quot;" office:value-type="string" office:string-value="INSERT INTO Leader_Flavors(FlavorType, LeaderType, Flavor) SELECT 'FLAVOR_CULTURE', Type, 2 FROM Leaders WHERE Type = 'LEADER_ELIZABETH';" calcext:value-type="string">
            <text:p>INSERT INTO Leader_Flavors(FlavorType, LeaderType, Flavor) SELECT 'FLAVOR_CULTURE', Type, 2 FROM Leaders WHERE Type = 'LEADER_ELIZABETH';</text:p>
          </table:table-cell>
          <table:table-cell table:style-name="ce197" table:formula="of:=&quot;INSERT INTO Leader_Flavors(FlavorType, LeaderType, Flavor) SELECT 'FLAVOR_&quot;&amp;UPPER([.$A30])&amp;&quot;', Type, &quot;&amp;[.S30]&amp;&quot; FROM Leaders WHERE Type = 'LEADER_&quot;&amp;UPPER([.S$2])&amp;&quot;';&quot;" office:value-type="string" office:string-value="INSERT INTO Leader_Flavors(FlavorType, LeaderType, Flavor) SELECT 'FLAVOR_CULTURE', Type, 2 FROM Leaders WHERE Type = 'LEADER_GUSTAVUS_ADOLPHUS';" calcext:value-type="string">
            <text:p>INSERT INTO Leader_Flavors(FlavorType, LeaderType, Flavor) SELECT 'FLAVOR_CULTURE', Type, 2 FROM Leaders WHERE Type = 'LEADER_GUSTAVUS_ADOLPHUS';</text:p>
          </table:table-cell>
          <table:table-cell table:style-name="ce197" table:formula="of:=&quot;INSERT INTO Leader_Flavors(FlavorType, LeaderType, Flavor) SELECT 'FLAVOR_&quot;&amp;UPPER([.$A30])&amp;&quot;', Type, &quot;&amp;[.T30]&amp;&quot; FROM Leaders WHERE Type = 'LEADER_&quot;&amp;UPPER([.T$2])&amp;&quot;';&quot;" office:value-type="string" office:string-value="INSERT INTO Leader_Flavors(FlavorType, LeaderType, Flavor) SELECT 'FLAVOR_CULTURE', Type, 2 FROM Leaders WHERE Type = 'LEADER_HIAWATHA';" calcext:value-type="string">
            <text:p>INSERT INTO Leader_Flavors(FlavorType, LeaderType, Flavor) SELECT 'FLAVOR_CULTURE', Type, 2 FROM Leaders WHERE Type = 'LEADER_HIAWATHA';</text:p>
          </table:table-cell>
          <table:table-cell table:style-name="ce197" table:formula="of:=&quot;INSERT INTO Leader_Flavors(FlavorType, LeaderType, Flavor) SELECT 'FLAVOR_&quot;&amp;UPPER([.$A30])&amp;&quot;', Type, &quot;&amp;[.U30]&amp;&quot; FROM Leaders WHERE Type = 'LEADER_&quot;&amp;UPPER([.U$2])&amp;&quot;';&quot;" office:value-type="string" office:string-value="INSERT INTO Leader_Flavors(FlavorType, LeaderType, Flavor) SELECT 'FLAVOR_CULTURE', Type, 2 FROM Leaders WHERE Type = 'LEADER_MONTEZUMA';" calcext:value-type="string">
            <text:p>INSERT INTO Leader_Flavors(FlavorType, LeaderType, Flavor) SELECT 'FLAVOR_CULTURE', Type, 2 FROM Leaders WHERE Type = 'LEADER_MONTEZUMA';</text:p>
          </table:table-cell>
          <table:table-cell table:style-name="ce197" table:formula="of:=&quot;INSERT INTO Leader_Flavors(FlavorType, LeaderType, Flavor) SELECT 'FLAVOR_&quot;&amp;UPPER([.$A30])&amp;&quot;', Type, &quot;&amp;[.V30]&amp;&quot; FROM Leaders WHERE Type = 'LEADER_&quot;&amp;UPPER([.V$2])&amp;&quot;';&quot;" office:value-type="string" office:string-value="INSERT INTO Leader_Flavors(FlavorType, LeaderType, Flavor) SELECT 'FLAVOR_CULTURE', Type, 2 FROM Leaders WHERE Type = 'LEADER_THEODORA';" calcext:value-type="string">
            <text:p>INSERT INTO Leader_Flavors(FlavorType, LeaderType, Flavor) SELECT 'FLAVOR_CULTURE', Type, 2 FROM Leaders WHERE Type = 'LEADER_THEODORA';</text:p>
          </table:table-cell>
          <table:table-cell table:style-name="ce197" table:formula="of:=&quot;INSERT INTO Leader_Flavors(FlavorType, LeaderType, Flavor) SELECT 'FLAVOR_&quot;&amp;UPPER([.$A30])&amp;&quot;', Type, &quot;&amp;[.W30]&amp;&quot; FROM Leaders WHERE Type = 'LEADER_&quot;&amp;UPPER([.W$2])&amp;&quot;';&quot;" office:value-type="string" office:string-value="INSERT INTO Leader_Flavors(FlavorType, LeaderType, Flavor) SELECT 'FLAVOR_CULTURE', Type, 2 FROM Leaders WHERE Type = 'LEADER_GAJAH_MADA';" calcext:value-type="string">
            <text:p>INSERT INTO Leader_Flavors(FlavorType, LeaderType, Flavor) SELECT 'FLAVOR_CULTURE', Type, 2 FROM Leaders WHERE Type = 'LEADER_GAJAH_MADA';</text:p>
          </table:table-cell>
          <table:table-cell table:style-name="ce197" table:formula="of:=&quot;INSERT INTO Leader_Flavors(FlavorType, LeaderType, Flavor) SELECT 'FLAVOR_&quot;&amp;UPPER([.$A30])&amp;&quot;', Type, &quot;&amp;[.X30]&amp;&quot; FROM Leaders WHERE Type = 'LEADER_&quot;&amp;UPPER([.X$2])&amp;&quot;';&quot;" office:value-type="string" office:string-value="INSERT INTO Leader_Flavors(FlavorType, LeaderType, Flavor) SELECT 'FLAVOR_CULTURE', Type, 2 FROM Leaders WHERE Type = 'LEADER_CASIMIR';" calcext:value-type="string">
            <text:p>INSERT INTO Leader_Flavors(FlavorType, LeaderType, Flavor) SELECT 'FLAVOR_CULTURE', Type, 2 FROM Leaders WHERE Type = 'LEADER_CASIMIR';</text:p>
          </table:table-cell>
          <table:table-cell table:style-name="ce197" table:formula="of:=&quot;INSERT INTO Leader_Flavors(FlavorType, LeaderType, Flavor) SELECT 'FLAVOR_&quot;&amp;UPPER([.$A30])&amp;&quot;', Type, &quot;&amp;[.Y30]&amp;&quot; FROM Leaders WHERE Type = 'LEADER_&quot;&amp;UPPER([.Y$2])&amp;&quot;';&quot;" office:value-type="string" office:string-value="INSERT INTO Leader_Flavors(FlavorType, LeaderType, Flavor) SELECT 'FLAVOR_CULTURE', Type, 2 FROM Leaders WHERE Type = 'LEADER_WU_ZETIAN';" calcext:value-type="string">
            <text:p>INSERT INTO Leader_Flavors(FlavorType, LeaderType, Flavor) SELECT 'FLAVOR_CULTURE', Type, 2 FROM Leaders WHERE Type = 'LEADER_WU_ZETIAN';</text:p>
          </table:table-cell>
          <table:table-cell table:style-name="ce197" table:formula="of:=&quot;INSERT INTO Leader_Flavors(FlavorType, LeaderType, Flavor) SELECT 'FLAVOR_&quot;&amp;UPPER([.$A30])&amp;&quot;', Type, &quot;&amp;[.Z30]&amp;&quot; FROM Leaders WHERE Type = 'LEADER_&quot;&amp;UPPER([.Z$2])&amp;&quot;';&quot;" office:value-type="string" office:string-value="INSERT INTO Leader_Flavors(FlavorType, LeaderType, Flavor) SELECT 'FLAVOR_CULTURE', Type, 8 FROM Leaders WHERE Type = 'LEADER_DIPLOMAT';" calcext:value-type="string">
            <text:p>INSERT INTO Leader_Flavors(FlavorType, LeaderType, Flavor) SELECT 'FLAVOR_CULTURE', Type, 8 FROM Leaders WHERE Type = 'LEADER_DIPLOMAT';</text:p>
          </table:table-cell>
          <table:table-cell table:style-name="ce197" table:formula="of:=&quot;INSERT INTO Leader_Flavors(FlavorType, LeaderType, Flavor) SELECT 'FLAVOR_&quot;&amp;UPPER([.$A30])&amp;&quot;', Type, &quot;&amp;[.AA30]&amp;&quot; FROM Leaders WHERE Type = 'LEADER_&quot;&amp;UPPER([.AA$2])&amp;&quot;';&quot;" office:value-type="string" office:string-value="INSERT INTO Leader_Flavors(FlavorType, LeaderType, Flavor) SELECT 'FLAVOR_CULTURE', Type, 8 FROM Leaders WHERE Type = 'LEADER_GANDHI';" calcext:value-type="string">
            <text:p>INSERT INTO Leader_Flavors(FlavorType, LeaderType, Flavor) SELECT 'FLAVOR_CULTURE', Type, 8 FROM Leaders WHERE Type = 'LEADER_GANDHI';</text:p>
          </table:table-cell>
          <table:table-cell table:style-name="ce197" table:formula="of:=&quot;INSERT INTO Leader_Flavors(FlavorType, LeaderType, Flavor) SELECT 'FLAVOR_&quot;&amp;UPPER([.$A30])&amp;&quot;', Type, &quot;&amp;[.AB30]&amp;&quot; FROM Leaders WHERE Type = 'LEADER_&quot;&amp;UPPER([.AB$2])&amp;&quot;';&quot;" office:value-type="string" office:string-value="INSERT INTO Leader_Flavors(FlavorType, LeaderType, Flavor) SELECT 'FLAVOR_CULTURE', Type, 8 FROM Leaders WHERE Type = 'LEADER_SELASSIE';" calcext:value-type="string">
            <text:p>INSERT INTO Leader_Flavors(FlavorType, LeaderType, Flavor) SELECT 'FLAVOR_CULTURE', Type, 8 FROM Leaders WHERE Type = 'LEADER_SELASSIE';</text:p>
          </table:table-cell>
          <table:table-cell table:style-name="ce197" table:formula="of:=&quot;INSERT INTO Leader_Flavors(FlavorType, LeaderType, Flavor) SELECT 'FLAVOR_&quot;&amp;UPPER([.$A30])&amp;&quot;', Type, &quot;&amp;[.AC30]&amp;&quot; FROM Leaders WHERE Type = 'LEADER_&quot;&amp;UPPER([.AC$2])&amp;&quot;';&quot;" office:value-type="string" office:string-value="INSERT INTO Leader_Flavors(FlavorType, LeaderType, Flavor) SELECT 'FLAVOR_CULTURE', Type, 8 FROM Leaders WHERE Type = 'LEADER_KAMEHAMEHA';" calcext:value-type="string">
            <text:p>INSERT INTO Leader_Flavors(FlavorType, LeaderType, Flavor) SELECT 'FLAVOR_CULTURE', Type, 8 FROM Leaders WHERE Type = 'LEADER_KAMEHAMEHA';</text:p>
          </table:table-cell>
          <table:table-cell table:style-name="ce197" table:formula="of:=&quot;INSERT INTO Leader_Flavors(FlavorType, LeaderType, Flavor) SELECT 'FLAVOR_&quot;&amp;UPPER([.$A30])&amp;&quot;', Type, &quot;&amp;[.AD30]&amp;&quot; FROM Leaders WHERE Type = 'LEADER_&quot;&amp;UPPER([.AD$2])&amp;&quot;';&quot;" office:value-type="string" office:string-value="INSERT INTO Leader_Flavors(FlavorType, LeaderType, Flavor) SELECT 'FLAVOR_CULTURE', Type, 8 FROM Leaders WHERE Type = 'LEADER_MARIA_I';" calcext:value-type="string">
            <text:p>INSERT INTO Leader_Flavors(FlavorType, LeaderType, Flavor) SELECT 'FLAVOR_CULTURE', Type, 8 FROM Leaders WHERE Type = 'LEADER_MARIA_I';</text:p>
          </table:table-cell>
          <table:table-cell table:style-name="ce197" table:formula="of:=&quot;INSERT INTO Leader_Flavors(FlavorType, LeaderType, Flavor) SELECT 'FLAVOR_&quot;&amp;UPPER([.$A30])&amp;&quot;', Type, &quot;&amp;[.AE30]&amp;&quot; FROM Leaders WHERE Type = 'LEADER_&quot;&amp;UPPER([.AE$2])&amp;&quot;';&quot;" office:value-type="string" office:string-value="INSERT INTO Leader_Flavors(FlavorType, LeaderType, Flavor) SELECT 'FLAVOR_CULTURE', Type, 8 FROM Leaders WHERE Type = 'LEADER_PACHACUTI';" calcext:value-type="string">
            <text:p>INSERT INTO Leader_Flavors(FlavorType, LeaderType, Flavor) SELECT 'FLAVOR_CULTURE', Type, 8 FROM Leaders WHERE Type = 'LEADER_PACHACUTI';</text:p>
          </table:table-cell>
          <table:table-cell table:style-name="ce197" table:formula="of:=&quot;INSERT INTO Leader_Flavors(FlavorType, LeaderType, Flavor) SELECT 'FLAVOR_&quot;&amp;UPPER([.$A30])&amp;&quot;', Type, &quot;&amp;[.AF30]&amp;&quot; FROM Leaders WHERE Type = 'LEADER_&quot;&amp;UPPER([.AF$2])&amp;&quot;';&quot;" office:value-type="string" office:string-value="INSERT INTO Leader_Flavors(FlavorType, LeaderType, Flavor) SELECT 'FLAVOR_CULTURE', Type, 8 FROM Leaders WHERE Type = 'LEADER_RAMESSES';" calcext:value-type="string">
            <text:p>INSERT INTO Leader_Flavors(FlavorType, LeaderType, Flavor) SELECT 'FLAVOR_CULTURE', Type, 8 FROM Leaders WHERE Type = 'LEADER_RAMESSES';</text:p>
          </table:table-cell>
          <table:table-cell table:style-name="ce197" table:formula="of:=&quot;INSERT INTO Leader_Flavors(FlavorType, LeaderType, Flavor) SELECT 'FLAVOR_&quot;&amp;UPPER([.$A30])&amp;&quot;', Type, &quot;&amp;[.AG30]&amp;&quot; FROM Leaders WHERE Type = 'LEADER_&quot;&amp;UPPER([.AG$2])&amp;&quot;';&quot;" office:value-type="string" office:string-value="INSERT INTO Leader_Flavors(FlavorType, LeaderType, Flavor) SELECT 'FLAVOR_CULTURE', Type, 8 FROM Leaders WHERE Type = 'LEADER_RAMKHAMHAENG';" calcext:value-type="string">
            <text:p>INSERT INTO Leader_Flavors(FlavorType, LeaderType, Flavor) SELECT 'FLAVOR_CULTURE', Type, 8 FROM Leaders WHERE Type = 'LEADER_RAMKHAMHAENG';</text:p>
          </table:table-cell>
          <table:table-cell table:style-name="ce197" table:formula="of:=&quot;INSERT INTO Leader_Flavors(FlavorType, LeaderType, Flavor) SELECT 'FLAVOR_&quot;&amp;UPPER([.$A30])&amp;&quot;', Type, &quot;&amp;[.AH30]&amp;&quot; FROM Leaders WHERE Type = 'LEADER_&quot;&amp;UPPER([.AH$2])&amp;&quot;';&quot;" office:value-type="string" office:string-value="INSERT INTO Leader_Flavors(FlavorType, LeaderType, Flavor) SELECT 'FLAVOR_CULTURE', Type, 8 FROM Leaders WHERE Type = 'LEADER_PEDRO';" calcext:value-type="string">
            <text:p>INSERT INTO Leader_Flavors(FlavorType, LeaderType, Flavor) SELECT 'FLAVOR_CULTURE', Type, 8 FROM Leaders WHERE Type = 'LEADER_PEDRO';</text:p>
          </table:table-cell>
          <table:table-cell table:style-name="ce197" table:formula="of:=&quot;INSERT INTO Leader_Flavors(FlavorType, LeaderType, Flavor) SELECT 'FLAVOR_&quot;&amp;UPPER([.$A30])&amp;&quot;', Type, &quot;&amp;[.AI30]&amp;&quot; FROM Leaders WHERE Type = 'LEADER_&quot;&amp;UPPER([.AI$2])&amp;&quot;';&quot;" office:value-type="string" office:string-value="INSERT INTO Leader_Flavors(FlavorType, LeaderType, Flavor) SELECT 'FLAVOR_CULTURE', Type, 8 FROM Leaders WHERE Type = 'LEADER_AHMAD_ALMANSUR';" calcext:value-type="string">
            <text:p>INSERT INTO Leader_Flavors(FlavorType, LeaderType, Flavor) SELECT 'FLAVOR_CULTURE', Type, 8 FROM Leaders WHERE Type = 'LEADER_AHMAD_ALMANSUR';</text:p>
          </table:table-cell>
          <table:table-cell table:style-name="ce197" table:formula="of:=&quot;INSERT INTO Leader_Flavors(FlavorType, LeaderType, Flavor) SELECT 'FLAVOR_&quot;&amp;UPPER([.$A30])&amp;&quot;', Type, &quot;&amp;[.AJ30]&amp;&quot; FROM Leaders WHERE Type = 'LEADER_&quot;&amp;UPPER([.AJ$2])&amp;&quot;';&quot;" office:value-type="string" office:string-value="INSERT INTO Leader_Flavors(FlavorType, LeaderType, Flavor) SELECT 'FLAVOR_CULTURE', Type, 8 FROM Leaders WHERE Type = 'LEADER_SEJONG';" calcext:value-type="string">
            <text:p>INSERT INTO Leader_Flavors(FlavorType, LeaderType, Flavor) SELECT 'FLAVOR_CULTURE', Type, 8 FROM Leaders WHERE Type = 'LEADER_SEJONG';</text:p>
          </table:table-cell>
          <table:table-cell table:style-name="ce197" table:formula="of:=&quot;INSERT INTO Leader_Flavors(FlavorType, LeaderType, Flavor) SELECT 'FLAVOR_&quot;&amp;UPPER([.$A30])&amp;&quot;', Type, &quot;&amp;[.AK30]&amp;&quot; FROM Leaders WHERE Type = 'LEADER_&quot;&amp;UPPER([.AK$2])&amp;&quot;';&quot;" office:value-type="string" office:string-value="INSERT INTO Leader_Flavors(FlavorType, LeaderType, Flavor) SELECT 'FLAVOR_CULTURE', Type, 4 FROM Leaders WHERE Type = 'LEADER_EXPANSIONIST';" calcext:value-type="string">
            <text:p>INSERT INTO Leader_Flavors(FlavorType, LeaderType, Flavor) SELECT 'FLAVOR_CULTURE', Type, 4 FROM Leaders WHERE Type = 'LEADER_EXPANSIONIST';</text:p>
          </table:table-cell>
          <table:table-cell table:style-name="ce197" table:formula="of:=&quot;INSERT INTO Leader_Flavors(FlavorType, LeaderType, Flavor) SELECT 'FLAVOR_&quot;&amp;UPPER([.$A30])&amp;&quot;', Type, &quot;&amp;[.AL30]&amp;&quot; FROM Leaders WHERE Type = 'LEADER_&quot;&amp;UPPER([.AL$2])&amp;&quot;';&quot;" office:value-type="string" office:string-value="INSERT INTO Leader_Flavors(FlavorType, LeaderType, Flavor) SELECT 'FLAVOR_CULTURE', Type, 4 FROM Leaders WHERE Type = 'LEADER_BOUDICCA';" calcext:value-type="string">
            <text:p>INSERT INTO Leader_Flavors(FlavorType, LeaderType, Flavor) SELECT 'FLAVOR_CULTURE', Type, 4 FROM Leaders WHERE Type = 'LEADER_BOUDICCA';</text:p>
          </table:table-cell>
          <table:table-cell table:style-name="ce197" table:formula="of:=&quot;INSERT INTO Leader_Flavors(FlavorType, LeaderType, Flavor) SELECT 'FLAVOR_&quot;&amp;UPPER([.$A30])&amp;&quot;', Type, &quot;&amp;[.AM30]&amp;&quot; FROM Leaders WHERE Type = 'LEADER_&quot;&amp;UPPER([.AM$2])&amp;&quot;';&quot;" office:value-type="string" office:string-value="INSERT INTO Leader_Flavors(FlavorType, LeaderType, Flavor) SELECT 'FLAVOR_CULTURE', Type, 8 FROM Leaders WHERE Type = 'LEADER_DARIUS';" calcext:value-type="string">
            <text:p>INSERT INTO Leader_Flavors(FlavorType, LeaderType, Flavor) SELECT 'FLAVOR_CULTURE', Type, 8 FROM Leaders WHERE Type = 'LEADER_DARIUS';</text:p>
          </table:table-cell>
          <table:table-cell table:style-name="ce197" table:formula="of:=&quot;INSERT INTO Leader_Flavors(FlavorType, LeaderType, Flavor) SELECT 'FLAVOR_&quot;&amp;UPPER([.$A30])&amp;&quot;', Type, &quot;&amp;[.AN30]&amp;&quot; FROM Leaders WHERE Type = 'LEADER_&quot;&amp;UPPER([.AN$2])&amp;&quot;';&quot;" office:value-type="string" office:string-value="INSERT INTO Leader_Flavors(FlavorType, LeaderType, Flavor) SELECT 'FLAVOR_CULTURE', Type, 4 FROM Leaders WHERE Type = 'LEADER_DIDO';" calcext:value-type="string">
            <text:p>INSERT INTO Leader_Flavors(FlavorType, LeaderType, Flavor) SELECT 'FLAVOR_CULTURE', Type, 4 FROM Leaders WHERE Type = 'LEADER_DIDO';</text:p>
          </table:table-cell>
          <table:table-cell table:style-name="ce197" table:formula="of:=&quot;INSERT INTO Leader_Flavors(FlavorType, LeaderType, Flavor) SELECT 'FLAVOR_&quot;&amp;UPPER([.$A30])&amp;&quot;', Type, &quot;&amp;[.AO30]&amp;&quot; FROM Leaders WHERE Type = 'LEADER_&quot;&amp;UPPER([.AO$2])&amp;&quot;';&quot;" office:value-type="string" office:string-value="INSERT INTO Leader_Flavors(FlavorType, LeaderType, Flavor) SELECT 'FLAVOR_CULTURE', Type, 4 FROM Leaders WHERE Type = 'LEADER_HARUN_AL_RASHID';" calcext:value-type="string">
            <text:p>INSERT INTO Leader_Flavors(FlavorType, LeaderType, Flavor) SELECT 'FLAVOR_CULTURE', Type, 4 FROM Leaders WHERE Type = 'LEADER_HARUN_AL_RASHID';</text:p>
          </table:table-cell>
          <table:table-cell table:style-name="ce197" table:formula="of:=&quot;INSERT INTO Leader_Flavors(FlavorType, LeaderType, Flavor) SELECT 'FLAVOR_&quot;&amp;UPPER([.$A30])&amp;&quot;', Type, &quot;&amp;[.AP30]&amp;&quot; FROM Leaders WHERE Type = 'LEADER_&quot;&amp;UPPER([.AP$2])&amp;&quot;';&quot;" office:value-type="string" office:string-value="INSERT INTO Leader_Flavors(FlavorType, LeaderType, Flavor) SELECT 'FLAVOR_CULTURE', Type, 4 FROM Leaders WHERE Type = 'LEADER_NEBUCHADNEZZAR';" calcext:value-type="string">
            <text:p>INSERT INTO Leader_Flavors(FlavorType, LeaderType, Flavor) SELECT 'FLAVOR_CULTURE', Type, 4 FROM Leaders WHERE Type = 'LEADER_NEBUCHADNEZZAR';</text:p>
          </table:table-cell>
          <table:table-cell table:style-name="ce197" table:formula="of:=&quot;INSERT INTO Leader_Flavors(FlavorType, LeaderType, Flavor) SELECT 'FLAVOR_&quot;&amp;UPPER([.$A30])&amp;&quot;', Type, &quot;&amp;[.AQ30]&amp;&quot; FROM Leaders WHERE Type = 'LEADER_&quot;&amp;UPPER([.AQ$2])&amp;&quot;';&quot;" office:value-type="string" office:string-value="INSERT INTO Leader_Flavors(FlavorType, LeaderType, Flavor) SELECT 'FLAVOR_CULTURE', Type, 4 FROM Leaders WHERE Type = 'LEADER_PACAL';" calcext:value-type="string">
            <text:p>INSERT INTO Leader_Flavors(FlavorType, LeaderType, Flavor) SELECT 'FLAVOR_CULTURE', Type, 4 FROM Leaders WHERE Type = 'LEADER_PACAL';</text:p>
          </table:table-cell>
          <table:table-cell table:style-name="ce197" table:formula="of:=&quot;INSERT INTO Leader_Flavors(FlavorType, LeaderType, Flavor) SELECT 'FLAVOR_&quot;&amp;UPPER([.$A30])&amp;&quot;', Type, &quot;&amp;[.AR30]&amp;&quot; FROM Leaders WHERE Type = 'LEADER_&quot;&amp;UPPER([.AR$2])&amp;&quot;';&quot;" office:value-type="string" office:string-value="INSERT INTO Leader_Flavors(FlavorType, LeaderType, Flavor) SELECT 'FLAVOR_CULTURE', Type, 4 FROM Leaders WHERE Type = 'LEADER_SULEIMAN';" calcext:value-type="string">
            <text:p>INSERT INTO Leader_Flavors(FlavorType, LeaderType, Flavor) SELECT 'FLAVOR_CULTURE', Type, 4 FROM Leaders WHERE Type = 'LEADER_SULEIMAN';</text:p>
          </table:table-cell>
          <table:table-cell table:style-name="ce197" table:formula="of:=&quot;INSERT INTO Leader_Flavors(FlavorType, LeaderType, Flavor) SELECT 'FLAVOR_&quot;&amp;UPPER([.$A30])&amp;&quot;', Type, &quot;&amp;[.AS30]&amp;&quot; FROM Leaders WHERE Type = 'LEADER_&quot;&amp;UPPER([.AS$2])&amp;&quot;';&quot;" office:value-type="string" office:string-value="INSERT INTO Leader_Flavors(FlavorType, LeaderType, Flavor) SELECT 'FLAVOR_CULTURE', Type, 4 FROM Leaders WHERE Type = 'LEADER_WASHINGTON';" calcext:value-type="string">
            <text:p>INSERT INTO Leader_Flavors(FlavorType, LeaderType, Flavor) SELECT 'FLAVOR_CULTURE', Type, 4 FROM Leaders WHERE Type = 'LEADER_WASHINGTON';</text:p>
          </table:table-cell>
          <table:table-cell table:style-name="ce197" table:formula="of:=&quot;INSERT INTO Leader_Flavors(FlavorType, LeaderType, Flavor) SELECT 'FLAVOR_&quot;&amp;UPPER([.$A30])&amp;&quot;', Type, &quot;&amp;[.AT30]&amp;&quot; FROM Leaders WHERE Type = 'LEADER_&quot;&amp;UPPER([.AT$2])&amp;&quot;';&quot;" office:value-type="string" office:string-value="INSERT INTO Leader_Flavors(FlavorType, LeaderType, Flavor) SELECT 'FLAVOR_CULTURE', Type, 4 FROM Leaders WHERE Type = 'LEADER_MARIA';" calcext:value-type="string">
            <text:p>INSERT INTO Leader_Flavors(FlavorType, LeaderType, Flavor) SELECT 'FLAVOR_CULTURE', Type, 4 FROM Leaders WHERE Type = 'LEADER_MARIA';</text:p>
          </table:table-cell>
          <table:table-cell table:style-name="ce197" table:formula="of:=&quot;INSERT INTO Leader_Flavors(FlavorType, LeaderType, Flavor) SELECT 'FLAVOR_&quot;&amp;UPPER([.$A30])&amp;&quot;', Type, &quot;&amp;[.AU30]&amp;&quot; FROM Leaders WHERE Type = 'LEADER_&quot;&amp;UPPER([.AU$2])&amp;&quot;';&quot;" office:value-type="string" office:string-value="INSERT INTO Leader_Flavors(FlavorType, LeaderType, Flavor) SELECT 'FLAVOR_CULTURE', Type, 4 FROM Leaders WHERE Type = 'LEADER_POCATELLO';" calcext:value-type="string">
            <text:p>INSERT INTO Leader_Flavors(FlavorType, LeaderType, Flavor) SELECT 'FLAVOR_CULTURE', Type, 4 FROM Leaders WHERE Type = 'LEADER_POCATELLO';</text:p>
          </table:table-cell>
          <table:table-cell table:style-name="ce197" table:formula="of:=&quot;INSERT INTO Leader_Flavors(FlavorType, LeaderType, Flavor) SELECT 'FLAVOR_&quot;&amp;UPPER([.$A30])&amp;&quot;', Type, &quot;&amp;[.AV30]&amp;&quot; FROM Leaders WHERE Type = 'LEADER_&quot;&amp;UPPER([.AV$2])&amp;&quot;';&quot;" office:value-type="string" office:string-value="INSERT INTO Leader_Flavors(FlavorType, LeaderType, Flavor) SELECT 'FLAVOR_CULTURE', Type, 4 FROM Leaders WHERE Type = 'LEADER_WILLIAM';" calcext:value-type="string">
            <text:p>INSERT INTO Leader_Flavors(FlavorType, LeaderType, Flavor) SELECT 'FLAVOR_CULTURE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31])&amp;&quot;', Type, &quot;&amp;[.C31]&amp;&quot; FROM Leaders WHERE Type = 'LEADER_&quot;&amp;UPPER([.C$2])&amp;&quot;';&quot;" office:value-type="string" office:string-value="INSERT INTO Leader_Flavors(FlavorType, LeaderType, Flavor) SELECT 'FLAVOR_HAPPINESS', Type, 8 FROM Leaders WHERE Type = 'LEADER_ASHURBANIPAL';" calcext:value-type="string">
            <text:p>INSERT INTO Leader_Flavors(FlavorType, LeaderType, Flavor) SELECT 'FLAVOR_HAPPINESS', Type, 8 FROM Leaders WHERE Type = 'LEADER_ASHURBANIPAL';</text:p>
          </table:table-cell>
          <table:table-cell table:style-name="ce197" table:formula="of:=&quot;INSERT INTO Leader_Flavors(FlavorType, LeaderType, Flavor) SELECT 'FLAVOR_&quot;&amp;UPPER([.$A31])&amp;&quot;', Type, &quot;&amp;[.D31]&amp;&quot; FROM Leaders WHERE Type = 'LEADER_&quot;&amp;UPPER([.D$2])&amp;&quot;';&quot;" office:value-type="string" office:string-value="INSERT INTO Leader_Flavors(FlavorType, LeaderType, Flavor) SELECT 'FLAVOR_HAPPINESS', Type, 8 FROM Leaders WHERE Type = 'LEADER_ASKIA';" calcext:value-type="string">
            <text:p>INSERT INTO Leader_Flavors(FlavorType, LeaderType, Flavor) SELECT 'FLAVOR_HAPPINESS', Type, 8 FROM Leaders WHERE Type = 'LEADER_ASKIA';</text:p>
          </table:table-cell>
          <table:table-cell table:style-name="ce197" table:formula="of:=&quot;INSERT INTO Leader_Flavors(FlavorType, LeaderType, Flavor) SELECT 'FLAVOR_&quot;&amp;UPPER([.$A31])&amp;&quot;', Type, &quot;&amp;[.E31]&amp;&quot; FROM Leaders WHERE Type = 'LEADER_&quot;&amp;UPPER([.E$2])&amp;&quot;';&quot;" office:value-type="string" office:string-value="INSERT INTO Leader_Flavors(FlavorType, LeaderType, Flavor) SELECT 'FLAVOR_HAPPINESS', Type, 8 FROM Leaders WHERE Type = 'LEADER_ATTILA';" calcext:value-type="string">
            <text:p>INSERT INTO Leader_Flavors(FlavorType, LeaderType, Flavor) SELECT 'FLAVOR_HAPPINESS', Type, 8 FROM Leaders WHERE Type = 'LEADER_ATTILA';</text:p>
          </table:table-cell>
          <table:table-cell table:style-name="ce197" table:formula="of:=&quot;INSERT INTO Leader_Flavors(FlavorType, LeaderType, Flavor) SELECT 'FLAVOR_&quot;&amp;UPPER([.$A31])&amp;&quot;', Type, &quot;&amp;[.F31]&amp;&quot; FROM Leaders WHERE Type = 'LEADER_&quot;&amp;UPPER([.F$2])&amp;&quot;';&quot;" office:value-type="string" office:string-value="INSERT INTO Leader_Flavors(FlavorType, LeaderType, Flavor) SELECT 'FLAVOR_HAPPINESS', Type, 8 FROM Leaders WHERE Type = 'LEADER_AUGUSTUS';" calcext:value-type="string">
            <text:p>INSERT INTO Leader_Flavors(FlavorType, LeaderType, Flavor) SELECT 'FLAVOR_HAPPINESS', Type, 8 FROM Leaders WHERE Type = 'LEADER_AUGUSTUS';</text:p>
          </table:table-cell>
          <table:table-cell table:style-name="ce197" table:formula="of:=&quot;INSERT INTO Leader_Flavors(FlavorType, LeaderType, Flavor) SELECT 'FLAVOR_&quot;&amp;UPPER([.$A31])&amp;&quot;', Type, &quot;&amp;[.G31]&amp;&quot; FROM Leaders WHERE Type = 'LEADER_&quot;&amp;UPPER([.G$2])&amp;&quot;';&quot;" office:value-type="string" office:string-value="INSERT INTO Leader_Flavors(FlavorType, LeaderType, Flavor) SELECT 'FLAVOR_HAPPINESS', Type, 8 FROM Leaders WHERE Type = 'LEADER_GENGHIS_KHAN';" calcext:value-type="string">
            <text:p>INSERT INTO Leader_Flavors(FlavorType, LeaderType, Flavor) SELECT 'FLAVOR_HAPPINESS', Type, 8 FROM Leaders WHERE Type = 'LEADER_GENGHIS_KHAN';</text:p>
          </table:table-cell>
          <table:table-cell table:style-name="ce197" table:formula="of:=&quot;INSERT INTO Leader_Flavors(FlavorType, LeaderType, Flavor) SELECT 'FLAVOR_&quot;&amp;UPPER([.$A31])&amp;&quot;', Type, &quot;&amp;[.H31]&amp;&quot; FROM Leaders WHERE Type = 'LEADER_&quot;&amp;UPPER([.H$2])&amp;&quot;';&quot;" office:value-type="string" office:string-value="INSERT INTO Leader_Flavors(FlavorType, LeaderType, Flavor) SELECT 'FLAVOR_HAPPINESS', Type, 8 FROM Leaders WHERE Type = 'LEADER_HARALD';" calcext:value-type="string">
            <text:p>INSERT INTO Leader_Flavors(FlavorType, LeaderType, Flavor) SELECT 'FLAVOR_HAPPINESS', Type, 8 FROM Leaders WHERE Type = 'LEADER_HARALD';</text:p>
          </table:table-cell>
          <table:table-cell table:style-name="ce197" table:formula="of:=&quot;INSERT INTO Leader_Flavors(FlavorType, LeaderType, Flavor) SELECT 'FLAVOR_&quot;&amp;UPPER([.$A31])&amp;&quot;', Type, &quot;&amp;[.I31]&amp;&quot; FROM Leaders WHERE Type = 'LEADER_&quot;&amp;UPPER([.I$2])&amp;&quot;';&quot;" office:value-type="string" office:string-value="INSERT INTO Leader_Flavors(FlavorType, LeaderType, Flavor) SELECT 'FLAVOR_HAPPINESS', Type, 8 FROM Leaders WHERE Type = 'LEADER_ISABELLA';" calcext:value-type="string">
            <text:p>INSERT INTO Leader_Flavors(FlavorType, LeaderType, Flavor) SELECT 'FLAVOR_HAPPINESS', Type, 8 FROM Leaders WHERE Type = 'LEADER_ISABELLA';</text:p>
          </table:table-cell>
          <table:table-cell table:style-name="ce197" table:formula="of:=&quot;INSERT INTO Leader_Flavors(FlavorType, LeaderType, Flavor) SELECT 'FLAVOR_&quot;&amp;UPPER([.$A31])&amp;&quot;', Type, &quot;&amp;[.J31]&amp;&quot; FROM Leaders WHERE Type = 'LEADER_&quot;&amp;UPPER([.J$2])&amp;&quot;';&quot;" office:value-type="string" office:string-value="INSERT INTO Leader_Flavors(FlavorType, LeaderType, Flavor) SELECT 'FLAVOR_HAPPINESS', Type, 8 FROM Leaders WHERE Type = 'LEADER_NAPOLEON';" calcext:value-type="string">
            <text:p>INSERT INTO Leader_Flavors(FlavorType, LeaderType, Flavor) SELECT 'FLAVOR_HAPPINESS', Type, 8 FROM Leaders WHERE Type = 'LEADER_NAPOLEON';</text:p>
          </table:table-cell>
          <table:table-cell table:style-name="ce197" table:formula="of:=&quot;INSERT INTO Leader_Flavors(FlavorType, LeaderType, Flavor) SELECT 'FLAVOR_&quot;&amp;UPPER([.$A31])&amp;&quot;', Type, &quot;&amp;[.K31]&amp;&quot; FROM Leaders WHERE Type = 'LEADER_&quot;&amp;UPPER([.K$2])&amp;&quot;';&quot;" office:value-type="string" office:string-value="INSERT INTO Leader_Flavors(FlavorType, LeaderType, Flavor) SELECT 'FLAVOR_HAPPINESS', Type, 8 FROM Leaders WHERE Type = 'LEADER_ODA_NOBUNAGA';" calcext:value-type="string">
            <text:p>INSERT INTO Leader_Flavors(FlavorType, LeaderType, Flavor) SELECT 'FLAVOR_HAPPINESS', Type, 8 FROM Leaders WHERE Type = 'LEADER_ODA_NOBUNAGA';</text:p>
          </table:table-cell>
          <table:table-cell table:style-name="ce197" table:formula="of:=&quot;INSERT INTO Leader_Flavors(FlavorType, LeaderType, Flavor) SELECT 'FLAVOR_&quot;&amp;UPPER([.$A31])&amp;&quot;', Type, &quot;&amp;[.L31]&amp;&quot; FROM Leaders WHERE Type = 'LEADER_&quot;&amp;UPPER([.L$2])&amp;&quot;';&quot;" office:value-type="string" office:string-value="INSERT INTO Leader_Flavors(FlavorType, LeaderType, Flavor) SELECT 'FLAVOR_HAPPINESS', Type, 8 FROM Leaders WHERE Type = 'LEADER_ENRICO_DANDOLO';" calcext:value-type="string">
            <text:p>INSERT INTO Leader_Flavors(FlavorType, LeaderType, Flavor) SELECT 'FLAVOR_HAPPINESS', Type, 8 FROM Leaders WHERE Type = 'LEADER_ENRICO_DANDOLO';</text:p>
          </table:table-cell>
          <table:table-cell table:style-name="ce197" table:formula="of:=&quot;INSERT INTO Leader_Flavors(FlavorType, LeaderType, Flavor) SELECT 'FLAVOR_&quot;&amp;UPPER([.$A31])&amp;&quot;', Type, &quot;&amp;[.M31]&amp;&quot; FROM Leaders WHERE Type = 'LEADER_&quot;&amp;UPPER([.M$2])&amp;&quot;';&quot;" office:value-type="string" office:string-value="INSERT INTO Leader_Flavors(FlavorType, LeaderType, Flavor) SELECT 'FLAVOR_HAPPINESS', Type, 8 FROM Leaders WHERE Type = 'LEADER_SHAKA';" calcext:value-type="string">
            <text:p>INSERT INTO Leader_Flavors(FlavorType, LeaderType, Flavor) SELECT 'FLAVOR_HAPPINESS', Type, 8 FROM Leaders WHERE Type = 'LEADER_SHAKA';</text:p>
          </table:table-cell>
          <table:table-cell table:style-name="ce197" table:formula="of:=&quot;INSERT INTO Leader_Flavors(FlavorType, LeaderType, Flavor) SELECT 'FLAVOR_&quot;&amp;UPPER([.$A31])&amp;&quot;', Type, &quot;&amp;[.N31]&amp;&quot; FROM Leaders WHERE Type = 'LEADER_&quot;&amp;UPPER([.N$2])&amp;&quot;';&quot;" office:value-type="string" office:string-value="INSERT INTO Leader_Flavors(FlavorType, LeaderType, Flavor) SELECT 'FLAVOR_HAPPINESS', Type, 8 FROM Leaders WHERE Type = 'LEADER_COALITION';" calcext:value-type="string">
            <text:p>INSERT INTO Leader_Flavors(FlavorType, LeaderType, Flavor) SELECT 'FLAVOR_HAPPINESS', Type, 8 FROM Leaders WHERE Type = 'LEADER_COALITION';</text:p>
          </table:table-cell>
          <table:table-cell table:style-name="ce197" table:formula="of:=&quot;INSERT INTO Leader_Flavors(FlavorType, LeaderType, Flavor) SELECT 'FLAVOR_&quot;&amp;UPPER([.$A31])&amp;&quot;', Type, &quot;&amp;[.O31]&amp;&quot; FROM Leaders WHERE Type = 'LEADER_&quot;&amp;UPPER([.O$2])&amp;&quot;';&quot;" office:value-type="string" office:string-value="INSERT INTO Leader_Flavors(FlavorType, LeaderType, Flavor) SELECT 'FLAVOR_HAPPINESS', Type, 8 FROM Leaders WHERE Type = 'LEADER_ALEXANDER';" calcext:value-type="string">
            <text:p>INSERT INTO Leader_Flavors(FlavorType, LeaderType, Flavor) SELECT 'FLAVOR_HAPPINESS', Type, 8 FROM Leaders WHERE Type = 'LEADER_ALEXANDER';</text:p>
          </table:table-cell>
          <table:table-cell table:style-name="ce197" table:formula="of:=&quot;INSERT INTO Leader_Flavors(FlavorType, LeaderType, Flavor) SELECT 'FLAVOR_&quot;&amp;UPPER([.$A31])&amp;&quot;', Type, &quot;&amp;[.P31]&amp;&quot; FROM Leaders WHERE Type = 'LEADER_&quot;&amp;UPPER([.P$2])&amp;&quot;';&quot;" office:value-type="string" office:string-value="INSERT INTO Leader_Flavors(FlavorType, LeaderType, Flavor) SELECT 'FLAVOR_HAPPINESS', Type, 8 FROM Leaders WHERE Type = 'LEADER_BISMARCK';" calcext:value-type="string">
            <text:p>INSERT INTO Leader_Flavors(FlavorType, LeaderType, Flavor) SELECT 'FLAVOR_HAPPINESS', Type, 8 FROM Leaders WHERE Type = 'LEADER_BISMARCK';</text:p>
          </table:table-cell>
          <table:table-cell table:style-name="ce197" table:formula="of:=&quot;INSERT INTO Leader_Flavors(FlavorType, LeaderType, Flavor) SELECT 'FLAVOR_&quot;&amp;UPPER([.$A31])&amp;&quot;', Type, &quot;&amp;[.Q31]&amp;&quot; FROM Leaders WHERE Type = 'LEADER_&quot;&amp;UPPER([.Q$2])&amp;&quot;';&quot;" office:value-type="string" office:string-value="INSERT INTO Leader_Flavors(FlavorType, LeaderType, Flavor) SELECT 'FLAVOR_HAPPINESS', Type, 8 FROM Leaders WHERE Type = 'LEADER_CATHERINE';" calcext:value-type="string">
            <text:p>INSERT INTO Leader_Flavors(FlavorType, LeaderType, Flavor) SELECT 'FLAVOR_HAPPINESS', Type, 8 FROM Leaders WHERE Type = 'LEADER_CATHERINE';</text:p>
          </table:table-cell>
          <table:table-cell table:style-name="ce197" table:formula="of:=&quot;INSERT INTO Leader_Flavors(FlavorType, LeaderType, Flavor) SELECT 'FLAVOR_&quot;&amp;UPPER([.$A31])&amp;&quot;', Type, &quot;&amp;[.R31]&amp;&quot; FROM Leaders WHERE Type = 'LEADER_&quot;&amp;UPPER([.R$2])&amp;&quot;';&quot;" office:value-type="string" office:string-value="INSERT INTO Leader_Flavors(FlavorType, LeaderType, Flavor) SELECT 'FLAVOR_HAPPINESS', Type, 8 FROM Leaders WHERE Type = 'LEADER_ELIZABETH';" calcext:value-type="string">
            <text:p>INSERT INTO Leader_Flavors(FlavorType, LeaderType, Flavor) SELECT 'FLAVOR_HAPPINESS', Type, 8 FROM Leaders WHERE Type = 'LEADER_ELIZABETH';</text:p>
          </table:table-cell>
          <table:table-cell table:style-name="ce197" table:formula="of:=&quot;INSERT INTO Leader_Flavors(FlavorType, LeaderType, Flavor) SELECT 'FLAVOR_&quot;&amp;UPPER([.$A31])&amp;&quot;', Type, &quot;&amp;[.S31]&amp;&quot; FROM Leaders WHERE Type = 'LEADER_&quot;&amp;UPPER([.S$2])&amp;&quot;';&quot;" office:value-type="string" office:string-value="INSERT INTO Leader_Flavors(FlavorType, LeaderType, Flavor) SELECT 'FLAVOR_HAPPINESS', Type, 8 FROM Leaders WHERE Type = 'LEADER_GUSTAVUS_ADOLPHUS';" calcext:value-type="string">
            <text:p>INSERT INTO Leader_Flavors(FlavorType, LeaderType, Flavor) SELECT 'FLAVOR_HAPPINESS', Type, 8 FROM Leaders WHERE Type = 'LEADER_GUSTAVUS_ADOLPHUS';</text:p>
          </table:table-cell>
          <table:table-cell table:style-name="ce197" table:formula="of:=&quot;INSERT INTO Leader_Flavors(FlavorType, LeaderType, Flavor) SELECT 'FLAVOR_&quot;&amp;UPPER([.$A31])&amp;&quot;', Type, &quot;&amp;[.T31]&amp;&quot; FROM Leaders WHERE Type = 'LEADER_&quot;&amp;UPPER([.T$2])&amp;&quot;';&quot;" office:value-type="string" office:string-value="INSERT INTO Leader_Flavors(FlavorType, LeaderType, Flavor) SELECT 'FLAVOR_HAPPINESS', Type, 8 FROM Leaders WHERE Type = 'LEADER_HIAWATHA';" calcext:value-type="string">
            <text:p>INSERT INTO Leader_Flavors(FlavorType, LeaderType, Flavor) SELECT 'FLAVOR_HAPPINESS', Type, 8 FROM Leaders WHERE Type = 'LEADER_HIAWATHA';</text:p>
          </table:table-cell>
          <table:table-cell table:style-name="ce197" table:formula="of:=&quot;INSERT INTO Leader_Flavors(FlavorType, LeaderType, Flavor) SELECT 'FLAVOR_&quot;&amp;UPPER([.$A31])&amp;&quot;', Type, &quot;&amp;[.U31]&amp;&quot; FROM Leaders WHERE Type = 'LEADER_&quot;&amp;UPPER([.U$2])&amp;&quot;';&quot;" office:value-type="string" office:string-value="INSERT INTO Leader_Flavors(FlavorType, LeaderType, Flavor) SELECT 'FLAVOR_HAPPINESS', Type, 8 FROM Leaders WHERE Type = 'LEADER_MONTEZUMA';" calcext:value-type="string">
            <text:p>INSERT INTO Leader_Flavors(FlavorType, LeaderType, Flavor) SELECT 'FLAVOR_HAPPINESS', Type, 8 FROM Leaders WHERE Type = 'LEADER_MONTEZUMA';</text:p>
          </table:table-cell>
          <table:table-cell table:style-name="ce197" table:formula="of:=&quot;INSERT INTO Leader_Flavors(FlavorType, LeaderType, Flavor) SELECT 'FLAVOR_&quot;&amp;UPPER([.$A31])&amp;&quot;', Type, &quot;&amp;[.V31]&amp;&quot; FROM Leaders WHERE Type = 'LEADER_&quot;&amp;UPPER([.V$2])&amp;&quot;';&quot;" office:value-type="string" office:string-value="INSERT INTO Leader_Flavors(FlavorType, LeaderType, Flavor) SELECT 'FLAVOR_HAPPINESS', Type, 8 FROM Leaders WHERE Type = 'LEADER_THEODORA';" calcext:value-type="string">
            <text:p>INSERT INTO Leader_Flavors(FlavorType, LeaderType, Flavor) SELECT 'FLAVOR_HAPPINESS', Type, 8 FROM Leaders WHERE Type = 'LEADER_THEODORA';</text:p>
          </table:table-cell>
          <table:table-cell table:style-name="ce197" table:formula="of:=&quot;INSERT INTO Leader_Flavors(FlavorType, LeaderType, Flavor) SELECT 'FLAVOR_&quot;&amp;UPPER([.$A31])&amp;&quot;', Type, &quot;&amp;[.W31]&amp;&quot; FROM Leaders WHERE Type = 'LEADER_&quot;&amp;UPPER([.W$2])&amp;&quot;';&quot;" office:value-type="string" office:string-value="INSERT INTO Leader_Flavors(FlavorType, LeaderType, Flavor) SELECT 'FLAVOR_HAPPINESS', Type, 8 FROM Leaders WHERE Type = 'LEADER_GAJAH_MADA';" calcext:value-type="string">
            <text:p>INSERT INTO Leader_Flavors(FlavorType, LeaderType, Flavor) SELECT 'FLAVOR_HAPPINESS', Type, 8 FROM Leaders WHERE Type = 'LEADER_GAJAH_MADA';</text:p>
          </table:table-cell>
          <table:table-cell table:style-name="ce197" table:formula="of:=&quot;INSERT INTO Leader_Flavors(FlavorType, LeaderType, Flavor) SELECT 'FLAVOR_&quot;&amp;UPPER([.$A31])&amp;&quot;', Type, &quot;&amp;[.X31]&amp;&quot; FROM Leaders WHERE Type = 'LEADER_&quot;&amp;UPPER([.X$2])&amp;&quot;';&quot;" office:value-type="string" office:string-value="INSERT INTO Leader_Flavors(FlavorType, LeaderType, Flavor) SELECT 'FLAVOR_HAPPINESS', Type, 8 FROM Leaders WHERE Type = 'LEADER_CASIMIR';" calcext:value-type="string">
            <text:p>INSERT INTO Leader_Flavors(FlavorType, LeaderType, Flavor) SELECT 'FLAVOR_HAPPINESS', Type, 8 FROM Leaders WHERE Type = 'LEADER_CASIMIR';</text:p>
          </table:table-cell>
          <table:table-cell table:style-name="ce197" table:formula="of:=&quot;INSERT INTO Leader_Flavors(FlavorType, LeaderType, Flavor) SELECT 'FLAVOR_&quot;&amp;UPPER([.$A31])&amp;&quot;', Type, &quot;&amp;[.Y31]&amp;&quot; FROM Leaders WHERE Type = 'LEADER_&quot;&amp;UPPER([.Y$2])&amp;&quot;';&quot;" office:value-type="string" office:string-value="INSERT INTO Leader_Flavors(FlavorType, LeaderType, Flavor) SELECT 'FLAVOR_HAPPINESS', Type, 8 FROM Leaders WHERE Type = 'LEADER_WU_ZETIAN';" calcext:value-type="string">
            <text:p>INSERT INTO Leader_Flavors(FlavorType, LeaderType, Flavor) SELECT 'FLAVOR_HAPPINESS', Type, 8 FROM Leaders WHERE Type = 'LEADER_WU_ZETIAN';</text:p>
          </table:table-cell>
          <table:table-cell table:style-name="ce197" table:formula="of:=&quot;INSERT INTO Leader_Flavors(FlavorType, LeaderType, Flavor) SELECT 'FLAVOR_&quot;&amp;UPPER([.$A31])&amp;&quot;', Type, &quot;&amp;[.Z31]&amp;&quot; FROM Leaders WHERE Type = 'LEADER_&quot;&amp;UPPER([.Z$2])&amp;&quot;';&quot;" office:value-type="string" office:string-value="INSERT INTO Leader_Flavors(FlavorType, LeaderType, Flavor) SELECT 'FLAVOR_HAPPINESS', Type, 6 FROM Leaders WHERE Type = 'LEADER_DIPLOMAT';" calcext:value-type="string">
            <text:p>INSERT INTO Leader_Flavors(FlavorType, LeaderType, Flavor) SELECT 'FLAVOR_HAPPINESS', Type, 6 FROM Leaders WHERE Type = 'LEADER_DIPLOMAT';</text:p>
          </table:table-cell>
          <table:table-cell table:style-name="ce197" table:formula="of:=&quot;INSERT INTO Leader_Flavors(FlavorType, LeaderType, Flavor) SELECT 'FLAVOR_&quot;&amp;UPPER([.$A31])&amp;&quot;', Type, &quot;&amp;[.AA31]&amp;&quot; FROM Leaders WHERE Type = 'LEADER_&quot;&amp;UPPER([.AA$2])&amp;&quot;';&quot;" office:value-type="string" office:string-value="INSERT INTO Leader_Flavors(FlavorType, LeaderType, Flavor) SELECT 'FLAVOR_HAPPINESS', Type, 8 FROM Leaders WHERE Type = 'LEADER_GANDHI';" calcext:value-type="string">
            <text:p>INSERT INTO Leader_Flavors(FlavorType, LeaderType, Flavor) SELECT 'FLAVOR_HAPPINESS', Type, 8 FROM Leaders WHERE Type = 'LEADER_GANDHI';</text:p>
          </table:table-cell>
          <table:table-cell table:style-name="ce197" table:formula="of:=&quot;INSERT INTO Leader_Flavors(FlavorType, LeaderType, Flavor) SELECT 'FLAVOR_&quot;&amp;UPPER([.$A31])&amp;&quot;', Type, &quot;&amp;[.AB31]&amp;&quot; FROM Leaders WHERE Type = 'LEADER_&quot;&amp;UPPER([.AB$2])&amp;&quot;';&quot;" office:value-type="string" office:string-value="INSERT INTO Leader_Flavors(FlavorType, LeaderType, Flavor) SELECT 'FLAVOR_HAPPINESS', Type, 6 FROM Leaders WHERE Type = 'LEADER_SELASSIE';" calcext:value-type="string">
            <text:p>INSERT INTO Leader_Flavors(FlavorType, LeaderType, Flavor) SELECT 'FLAVOR_HAPPINESS', Type, 6 FROM Leaders WHERE Type = 'LEADER_SELASSIE';</text:p>
          </table:table-cell>
          <table:table-cell table:style-name="ce197" table:formula="of:=&quot;INSERT INTO Leader_Flavors(FlavorType, LeaderType, Flavor) SELECT 'FLAVOR_&quot;&amp;UPPER([.$A31])&amp;&quot;', Type, &quot;&amp;[.AC31]&amp;&quot; FROM Leaders WHERE Type = 'LEADER_&quot;&amp;UPPER([.AC$2])&amp;&quot;';&quot;" office:value-type="string" office:string-value="INSERT INTO Leader_Flavors(FlavorType, LeaderType, Flavor) SELECT 'FLAVOR_HAPPINESS', Type, 6 FROM Leaders WHERE Type = 'LEADER_KAMEHAMEHA';" calcext:value-type="string">
            <text:p>INSERT INTO Leader_Flavors(FlavorType, LeaderType, Flavor) SELECT 'FLAVOR_HAPPINESS', Type, 6 FROM Leaders WHERE Type = 'LEADER_KAMEHAMEHA';</text:p>
          </table:table-cell>
          <table:table-cell table:style-name="ce197" table:formula="of:=&quot;INSERT INTO Leader_Flavors(FlavorType, LeaderType, Flavor) SELECT 'FLAVOR_&quot;&amp;UPPER([.$A31])&amp;&quot;', Type, &quot;&amp;[.AD31]&amp;&quot; FROM Leaders WHERE Type = 'LEADER_&quot;&amp;UPPER([.AD$2])&amp;&quot;';&quot;" office:value-type="string" office:string-value="INSERT INTO Leader_Flavors(FlavorType, LeaderType, Flavor) SELECT 'FLAVOR_HAPPINESS', Type, 6 FROM Leaders WHERE Type = 'LEADER_MARIA_I';" calcext:value-type="string">
            <text:p>INSERT INTO Leader_Flavors(FlavorType, LeaderType, Flavor) SELECT 'FLAVOR_HAPPINESS', Type, 6 FROM Leaders WHERE Type = 'LEADER_MARIA_I';</text:p>
          </table:table-cell>
          <table:table-cell table:style-name="ce197" table:formula="of:=&quot;INSERT INTO Leader_Flavors(FlavorType, LeaderType, Flavor) SELECT 'FLAVOR_&quot;&amp;UPPER([.$A31])&amp;&quot;', Type, &quot;&amp;[.AE31]&amp;&quot; FROM Leaders WHERE Type = 'LEADER_&quot;&amp;UPPER([.AE$2])&amp;&quot;';&quot;" office:value-type="string" office:string-value="INSERT INTO Leader_Flavors(FlavorType, LeaderType, Flavor) SELECT 'FLAVOR_HAPPINESS', Type, 6 FROM Leaders WHERE Type = 'LEADER_PACHACUTI';" calcext:value-type="string">
            <text:p>INSERT INTO Leader_Flavors(FlavorType, LeaderType, Flavor) SELECT 'FLAVOR_HAPPINESS', Type, 6 FROM Leaders WHERE Type = 'LEADER_PACHACUTI';</text:p>
          </table:table-cell>
          <table:table-cell table:style-name="ce197" table:formula="of:=&quot;INSERT INTO Leader_Flavors(FlavorType, LeaderType, Flavor) SELECT 'FLAVOR_&quot;&amp;UPPER([.$A31])&amp;&quot;', Type, &quot;&amp;[.AF31]&amp;&quot; FROM Leaders WHERE Type = 'LEADER_&quot;&amp;UPPER([.AF$2])&amp;&quot;';&quot;" office:value-type="string" office:string-value="INSERT INTO Leader_Flavors(FlavorType, LeaderType, Flavor) SELECT 'FLAVOR_HAPPINESS', Type, 6 FROM Leaders WHERE Type = 'LEADER_RAMESSES';" calcext:value-type="string">
            <text:p>INSERT INTO Leader_Flavors(FlavorType, LeaderType, Flavor) SELECT 'FLAVOR_HAPPINESS', Type, 6 FROM Leaders WHERE Type = 'LEADER_RAMESSES';</text:p>
          </table:table-cell>
          <table:table-cell table:style-name="ce197" table:formula="of:=&quot;INSERT INTO Leader_Flavors(FlavorType, LeaderType, Flavor) SELECT 'FLAVOR_&quot;&amp;UPPER([.$A31])&amp;&quot;', Type, &quot;&amp;[.AG31]&amp;&quot; FROM Leaders WHERE Type = 'LEADER_&quot;&amp;UPPER([.AG$2])&amp;&quot;';&quot;" office:value-type="string" office:string-value="INSERT INTO Leader_Flavors(FlavorType, LeaderType, Flavor) SELECT 'FLAVOR_HAPPINESS', Type, 6 FROM Leaders WHERE Type = 'LEADER_RAMKHAMHAENG';" calcext:value-type="string">
            <text:p>INSERT INTO Leader_Flavors(FlavorType, LeaderType, Flavor) SELECT 'FLAVOR_HAPPINESS', Type, 6 FROM Leaders WHERE Type = 'LEADER_RAMKHAMHAENG';</text:p>
          </table:table-cell>
          <table:table-cell table:style-name="ce197" table:formula="of:=&quot;INSERT INTO Leader_Flavors(FlavorType, LeaderType, Flavor) SELECT 'FLAVOR_&quot;&amp;UPPER([.$A31])&amp;&quot;', Type, &quot;&amp;[.AH31]&amp;&quot; FROM Leaders WHERE Type = 'LEADER_&quot;&amp;UPPER([.AH$2])&amp;&quot;';&quot;" office:value-type="string" office:string-value="INSERT INTO Leader_Flavors(FlavorType, LeaderType, Flavor) SELECT 'FLAVOR_HAPPINESS', Type, 6 FROM Leaders WHERE Type = 'LEADER_PEDRO';" calcext:value-type="string">
            <text:p>INSERT INTO Leader_Flavors(FlavorType, LeaderType, Flavor) SELECT 'FLAVOR_HAPPINESS', Type, 6 FROM Leaders WHERE Type = 'LEADER_PEDRO';</text:p>
          </table:table-cell>
          <table:table-cell table:style-name="ce197" table:formula="of:=&quot;INSERT INTO Leader_Flavors(FlavorType, LeaderType, Flavor) SELECT 'FLAVOR_&quot;&amp;UPPER([.$A31])&amp;&quot;', Type, &quot;&amp;[.AI31]&amp;&quot; FROM Leaders WHERE Type = 'LEADER_&quot;&amp;UPPER([.AI$2])&amp;&quot;';&quot;" office:value-type="string" office:string-value="INSERT INTO Leader_Flavors(FlavorType, LeaderType, Flavor) SELECT 'FLAVOR_HAPPINESS', Type, 6 FROM Leaders WHERE Type = 'LEADER_AHMAD_ALMANSUR';" calcext:value-type="string">
            <text:p>INSERT INTO Leader_Flavors(FlavorType, LeaderType, Flavor) SELECT 'FLAVOR_HAPPINESS', Type, 6 FROM Leaders WHERE Type = 'LEADER_AHMAD_ALMANSUR';</text:p>
          </table:table-cell>
          <table:table-cell table:style-name="ce197" table:formula="of:=&quot;INSERT INTO Leader_Flavors(FlavorType, LeaderType, Flavor) SELECT 'FLAVOR_&quot;&amp;UPPER([.$A31])&amp;&quot;', Type, &quot;&amp;[.AJ31]&amp;&quot; FROM Leaders WHERE Type = 'LEADER_&quot;&amp;UPPER([.AJ$2])&amp;&quot;';&quot;" office:value-type="string" office:string-value="INSERT INTO Leader_Flavors(FlavorType, LeaderType, Flavor) SELECT 'FLAVOR_HAPPINESS', Type, 6 FROM Leaders WHERE Type = 'LEADER_SEJONG';" calcext:value-type="string">
            <text:p>INSERT INTO Leader_Flavors(FlavorType, LeaderType, Flavor) SELECT 'FLAVOR_HAPPINESS', Type, 6 FROM Leaders WHERE Type = 'LEADER_SEJONG';</text:p>
          </table:table-cell>
          <table:table-cell table:style-name="ce197" table:formula="of:=&quot;INSERT INTO Leader_Flavors(FlavorType, LeaderType, Flavor) SELECT 'FLAVOR_&quot;&amp;UPPER([.$A31])&amp;&quot;', Type, &quot;&amp;[.AK31]&amp;&quot; FROM Leaders WHERE Type = 'LEADER_&quot;&amp;UPPER([.AK$2])&amp;&quot;';&quot;" office:value-type="string" office:string-value="INSERT INTO Leader_Flavors(FlavorType, LeaderType, Flavor) SELECT 'FLAVOR_HAPPINESS', Type, 6 FROM Leaders WHERE Type = 'LEADER_EXPANSIONIST';" calcext:value-type="string">
            <text:p>INSERT INTO Leader_Flavors(FlavorType, LeaderType, Flavor) SELECT 'FLAVOR_HAPPINESS', Type, 6 FROM Leaders WHERE Type = 'LEADER_EXPANSIONIST';</text:p>
          </table:table-cell>
          <table:table-cell table:style-name="ce197" table:formula="of:=&quot;INSERT INTO Leader_Flavors(FlavorType, LeaderType, Flavor) SELECT 'FLAVOR_&quot;&amp;UPPER([.$A31])&amp;&quot;', Type, &quot;&amp;[.AL31]&amp;&quot; FROM Leaders WHERE Type = 'LEADER_&quot;&amp;UPPER([.AL$2])&amp;&quot;';&quot;" office:value-type="string" office:string-value="INSERT INTO Leader_Flavors(FlavorType, LeaderType, Flavor) SELECT 'FLAVOR_HAPPINESS', Type, 6 FROM Leaders WHERE Type = 'LEADER_BOUDICCA';" calcext:value-type="string">
            <text:p>INSERT INTO Leader_Flavors(FlavorType, LeaderType, Flavor) SELECT 'FLAVOR_HAPPINESS', Type, 6 FROM Leaders WHERE Type = 'LEADER_BOUDICCA';</text:p>
          </table:table-cell>
          <table:table-cell table:style-name="ce197" table:formula="of:=&quot;INSERT INTO Leader_Flavors(FlavorType, LeaderType, Flavor) SELECT 'FLAVOR_&quot;&amp;UPPER([.$A31])&amp;&quot;', Type, &quot;&amp;[.AM31]&amp;&quot; FROM Leaders WHERE Type = 'LEADER_&quot;&amp;UPPER([.AM$2])&amp;&quot;';&quot;" office:value-type="string" office:string-value="INSERT INTO Leader_Flavors(FlavorType, LeaderType, Flavor) SELECT 'FLAVOR_HAPPINESS', Type, 6 FROM Leaders WHERE Type = 'LEADER_DARIUS';" calcext:value-type="string">
            <text:p>INSERT INTO Leader_Flavors(FlavorType, LeaderType, Flavor) SELECT 'FLAVOR_HAPPINESS', Type, 6 FROM Leaders WHERE Type = 'LEADER_DARIUS';</text:p>
          </table:table-cell>
          <table:table-cell table:style-name="ce197" table:formula="of:=&quot;INSERT INTO Leader_Flavors(FlavorType, LeaderType, Flavor) SELECT 'FLAVOR_&quot;&amp;UPPER([.$A31])&amp;&quot;', Type, &quot;&amp;[.AN31]&amp;&quot; FROM Leaders WHERE Type = 'LEADER_&quot;&amp;UPPER([.AN$2])&amp;&quot;';&quot;" office:value-type="string" office:string-value="INSERT INTO Leader_Flavors(FlavorType, LeaderType, Flavor) SELECT 'FLAVOR_HAPPINESS', Type, 6 FROM Leaders WHERE Type = 'LEADER_DIDO';" calcext:value-type="string">
            <text:p>INSERT INTO Leader_Flavors(FlavorType, LeaderType, Flavor) SELECT 'FLAVOR_HAPPINESS', Type, 6 FROM Leaders WHERE Type = 'LEADER_DIDO';</text:p>
          </table:table-cell>
          <table:table-cell table:style-name="ce197" table:formula="of:=&quot;INSERT INTO Leader_Flavors(FlavorType, LeaderType, Flavor) SELECT 'FLAVOR_&quot;&amp;UPPER([.$A31])&amp;&quot;', Type, &quot;&amp;[.AO31]&amp;&quot; FROM Leaders WHERE Type = 'LEADER_&quot;&amp;UPPER([.AO$2])&amp;&quot;';&quot;" office:value-type="string" office:string-value="INSERT INTO Leader_Flavors(FlavorType, LeaderType, Flavor) SELECT 'FLAVOR_HAPPINESS', Type, 6 FROM Leaders WHERE Type = 'LEADER_HARUN_AL_RASHID';" calcext:value-type="string">
            <text:p>INSERT INTO Leader_Flavors(FlavorType, LeaderType, Flavor) SELECT 'FLAVOR_HAPPINESS', Type, 6 FROM Leaders WHERE Type = 'LEADER_HARUN_AL_RASHID';</text:p>
          </table:table-cell>
          <table:table-cell table:style-name="ce197" table:formula="of:=&quot;INSERT INTO Leader_Flavors(FlavorType, LeaderType, Flavor) SELECT 'FLAVOR_&quot;&amp;UPPER([.$A31])&amp;&quot;', Type, &quot;&amp;[.AP31]&amp;&quot; FROM Leaders WHERE Type = 'LEADER_&quot;&amp;UPPER([.AP$2])&amp;&quot;';&quot;" office:value-type="string" office:string-value="INSERT INTO Leader_Flavors(FlavorType, LeaderType, Flavor) SELECT 'FLAVOR_HAPPINESS', Type, 6 FROM Leaders WHERE Type = 'LEADER_NEBUCHADNEZZAR';" calcext:value-type="string">
            <text:p>INSERT INTO Leader_Flavors(FlavorType, LeaderType, Flavor) SELECT 'FLAVOR_HAPPINESS', Type, 6 FROM Leaders WHERE Type = 'LEADER_NEBUCHADNEZZAR';</text:p>
          </table:table-cell>
          <table:table-cell table:style-name="ce197" table:formula="of:=&quot;INSERT INTO Leader_Flavors(FlavorType, LeaderType, Flavor) SELECT 'FLAVOR_&quot;&amp;UPPER([.$A31])&amp;&quot;', Type, &quot;&amp;[.AQ31]&amp;&quot; FROM Leaders WHERE Type = 'LEADER_&quot;&amp;UPPER([.AQ$2])&amp;&quot;';&quot;" office:value-type="string" office:string-value="INSERT INTO Leader_Flavors(FlavorType, LeaderType, Flavor) SELECT 'FLAVOR_HAPPINESS', Type, 6 FROM Leaders WHERE Type = 'LEADER_PACAL';" calcext:value-type="string">
            <text:p>INSERT INTO Leader_Flavors(FlavorType, LeaderType, Flavor) SELECT 'FLAVOR_HAPPINESS', Type, 6 FROM Leaders WHERE Type = 'LEADER_PACAL';</text:p>
          </table:table-cell>
          <table:table-cell table:style-name="ce197" table:formula="of:=&quot;INSERT INTO Leader_Flavors(FlavorType, LeaderType, Flavor) SELECT 'FLAVOR_&quot;&amp;UPPER([.$A31])&amp;&quot;', Type, &quot;&amp;[.AR31]&amp;&quot; FROM Leaders WHERE Type = 'LEADER_&quot;&amp;UPPER([.AR$2])&amp;&quot;';&quot;" office:value-type="string" office:string-value="INSERT INTO Leader_Flavors(FlavorType, LeaderType, Flavor) SELECT 'FLAVOR_HAPPINESS', Type, 6 FROM Leaders WHERE Type = 'LEADER_SULEIMAN';" calcext:value-type="string">
            <text:p>INSERT INTO Leader_Flavors(FlavorType, LeaderType, Flavor) SELECT 'FLAVOR_HAPPINESS', Type, 6 FROM Leaders WHERE Type = 'LEADER_SULEIMAN';</text:p>
          </table:table-cell>
          <table:table-cell table:style-name="ce197" table:formula="of:=&quot;INSERT INTO Leader_Flavors(FlavorType, LeaderType, Flavor) SELECT 'FLAVOR_&quot;&amp;UPPER([.$A31])&amp;&quot;', Type, &quot;&amp;[.AS31]&amp;&quot; FROM Leaders WHERE Type = 'LEADER_&quot;&amp;UPPER([.AS$2])&amp;&quot;';&quot;" office:value-type="string" office:string-value="INSERT INTO Leader_Flavors(FlavorType, LeaderType, Flavor) SELECT 'FLAVOR_HAPPINESS', Type, 6 FROM Leaders WHERE Type = 'LEADER_WASHINGTON';" calcext:value-type="string">
            <text:p>INSERT INTO Leader_Flavors(FlavorType, LeaderType, Flavor) SELECT 'FLAVOR_HAPPINESS', Type, 6 FROM Leaders WHERE Type = 'LEADER_WASHINGTON';</text:p>
          </table:table-cell>
          <table:table-cell table:style-name="ce197" table:formula="of:=&quot;INSERT INTO Leader_Flavors(FlavorType, LeaderType, Flavor) SELECT 'FLAVOR_&quot;&amp;UPPER([.$A31])&amp;&quot;', Type, &quot;&amp;[.AT31]&amp;&quot; FROM Leaders WHERE Type = 'LEADER_&quot;&amp;UPPER([.AT$2])&amp;&quot;';&quot;" office:value-type="string" office:string-value="INSERT INTO Leader_Flavors(FlavorType, LeaderType, Flavor) SELECT 'FLAVOR_HAPPINESS', Type, 6 FROM Leaders WHERE Type = 'LEADER_MARIA';" calcext:value-type="string">
            <text:p>INSERT INTO Leader_Flavors(FlavorType, LeaderType, Flavor) SELECT 'FLAVOR_HAPPINESS', Type, 6 FROM Leaders WHERE Type = 'LEADER_MARIA';</text:p>
          </table:table-cell>
          <table:table-cell table:style-name="ce197" table:formula="of:=&quot;INSERT INTO Leader_Flavors(FlavorType, LeaderType, Flavor) SELECT 'FLAVOR_&quot;&amp;UPPER([.$A31])&amp;&quot;', Type, &quot;&amp;[.AU31]&amp;&quot; FROM Leaders WHERE Type = 'LEADER_&quot;&amp;UPPER([.AU$2])&amp;&quot;';&quot;" office:value-type="string" office:string-value="INSERT INTO Leader_Flavors(FlavorType, LeaderType, Flavor) SELECT 'FLAVOR_HAPPINESS', Type, 6 FROM Leaders WHERE Type = 'LEADER_POCATELLO';" calcext:value-type="string">
            <text:p>INSERT INTO Leader_Flavors(FlavorType, LeaderType, Flavor) SELECT 'FLAVOR_HAPPINESS', Type, 6 FROM Leaders WHERE Type = 'LEADER_POCATELLO';</text:p>
          </table:table-cell>
          <table:table-cell table:style-name="ce197" table:formula="of:=&quot;INSERT INTO Leader_Flavors(FlavorType, LeaderType, Flavor) SELECT 'FLAVOR_&quot;&amp;UPPER([.$A31])&amp;&quot;', Type, &quot;&amp;[.AV31]&amp;&quot; FROM Leaders WHERE Type = 'LEADER_&quot;&amp;UPPER([.AV$2])&amp;&quot;';&quot;" office:value-type="string" office:string-value="INSERT INTO Leader_Flavors(FlavorType, LeaderType, Flavor) SELECT 'FLAVOR_HAPPINESS', Type, 6 FROM Leaders WHERE Type = 'LEADER_WILLIAM';" calcext:value-type="string">
            <text:p>INSERT INTO Leader_Flavors(FlavorType, LeaderType, Flavor) SELECT 'FLAVOR_HAPPINESS', Type, 6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32])&amp;&quot;', Type, &quot;&amp;[.C32]&amp;&quot; FROM Leaders WHERE Type = 'LEADER_&quot;&amp;UPPER([.C$2])&amp;&quot;';&quot;" office:value-type="string" office:string-value="INSERT INTO Leader_Flavors(FlavorType, LeaderType, Flavor) SELECT 'FLAVOR_GROWTH', Type, 4 FROM Leaders WHERE Type = 'LEADER_ASHURBANIPAL';" calcext:value-type="string">
            <text:p>INSERT INTO Leader_Flavors(FlavorType, LeaderType, Flavor) SELECT 'FLAVOR_GROWTH', Type, 4 FROM Leaders WHERE Type = 'LEADER_ASHURBANIPAL';</text:p>
          </table:table-cell>
          <table:table-cell table:style-name="ce197" table:formula="of:=&quot;INSERT INTO Leader_Flavors(FlavorType, LeaderType, Flavor) SELECT 'FLAVOR_&quot;&amp;UPPER([.$A32])&amp;&quot;', Type, &quot;&amp;[.D32]&amp;&quot; FROM Leaders WHERE Type = 'LEADER_&quot;&amp;UPPER([.D$2])&amp;&quot;';&quot;" office:value-type="string" office:string-value="INSERT INTO Leader_Flavors(FlavorType, LeaderType, Flavor) SELECT 'FLAVOR_GROWTH', Type, 4 FROM Leaders WHERE Type = 'LEADER_ASKIA';" calcext:value-type="string">
            <text:p>INSERT INTO Leader_Flavors(FlavorType, LeaderType, Flavor) SELECT 'FLAVOR_GROWTH', Type, 4 FROM Leaders WHERE Type = 'LEADER_ASKIA';</text:p>
          </table:table-cell>
          <table:table-cell table:style-name="ce197" table:formula="of:=&quot;INSERT INTO Leader_Flavors(FlavorType, LeaderType, Flavor) SELECT 'FLAVOR_&quot;&amp;UPPER([.$A32])&amp;&quot;', Type, &quot;&amp;[.E32]&amp;&quot; FROM Leaders WHERE Type = 'LEADER_&quot;&amp;UPPER([.E$2])&amp;&quot;';&quot;" office:value-type="string" office:string-value="INSERT INTO Leader_Flavors(FlavorType, LeaderType, Flavor) SELECT 'FLAVOR_GROWTH', Type, 4 FROM Leaders WHERE Type = 'LEADER_ATTILA';" calcext:value-type="string">
            <text:p>INSERT INTO Leader_Flavors(FlavorType, LeaderType, Flavor) SELECT 'FLAVOR_GROWTH', Type, 4 FROM Leaders WHERE Type = 'LEADER_ATTILA';</text:p>
          </table:table-cell>
          <table:table-cell table:style-name="ce197" table:formula="of:=&quot;INSERT INTO Leader_Flavors(FlavorType, LeaderType, Flavor) SELECT 'FLAVOR_&quot;&amp;UPPER([.$A32])&amp;&quot;', Type, &quot;&amp;[.F32]&amp;&quot; FROM Leaders WHERE Type = 'LEADER_&quot;&amp;UPPER([.F$2])&amp;&quot;';&quot;" office:value-type="string" office:string-value="INSERT INTO Leader_Flavors(FlavorType, LeaderType, Flavor) SELECT 'FLAVOR_GROWTH', Type, 4 FROM Leaders WHERE Type = 'LEADER_AUGUSTUS';" calcext:value-type="string">
            <text:p>INSERT INTO Leader_Flavors(FlavorType, LeaderType, Flavor) SELECT 'FLAVOR_GROWTH', Type, 4 FROM Leaders WHERE Type = 'LEADER_AUGUSTUS';</text:p>
          </table:table-cell>
          <table:table-cell table:style-name="ce197" table:formula="of:=&quot;INSERT INTO Leader_Flavors(FlavorType, LeaderType, Flavor) SELECT 'FLAVOR_&quot;&amp;UPPER([.$A32])&amp;&quot;', Type, &quot;&amp;[.G32]&amp;&quot; FROM Leaders WHERE Type = 'LEADER_&quot;&amp;UPPER([.G$2])&amp;&quot;';&quot;" office:value-type="string" office:string-value="INSERT INTO Leader_Flavors(FlavorType, LeaderType, Flavor) SELECT 'FLAVOR_GROWTH', Type, 4 FROM Leaders WHERE Type = 'LEADER_GENGHIS_KHAN';" calcext:value-type="string">
            <text:p>INSERT INTO Leader_Flavors(FlavorType, LeaderType, Flavor) SELECT 'FLAVOR_GROWTH', Type, 4 FROM Leaders WHERE Type = 'LEADER_GENGHIS_KHAN';</text:p>
          </table:table-cell>
          <table:table-cell table:style-name="ce197" table:formula="of:=&quot;INSERT INTO Leader_Flavors(FlavorType, LeaderType, Flavor) SELECT 'FLAVOR_&quot;&amp;UPPER([.$A32])&amp;&quot;', Type, &quot;&amp;[.H32]&amp;&quot; FROM Leaders WHERE Type = 'LEADER_&quot;&amp;UPPER([.H$2])&amp;&quot;';&quot;" office:value-type="string" office:string-value="INSERT INTO Leader_Flavors(FlavorType, LeaderType, Flavor) SELECT 'FLAVOR_GROWTH', Type, 4 FROM Leaders WHERE Type = 'LEADER_HARALD';" calcext:value-type="string">
            <text:p>INSERT INTO Leader_Flavors(FlavorType, LeaderType, Flavor) SELECT 'FLAVOR_GROWTH', Type, 4 FROM Leaders WHERE Type = 'LEADER_HARALD';</text:p>
          </table:table-cell>
          <table:table-cell table:style-name="ce197" table:formula="of:=&quot;INSERT INTO Leader_Flavors(FlavorType, LeaderType, Flavor) SELECT 'FLAVOR_&quot;&amp;UPPER([.$A32])&amp;&quot;', Type, &quot;&amp;[.I32]&amp;&quot; FROM Leaders WHERE Type = 'LEADER_&quot;&amp;UPPER([.I$2])&amp;&quot;';&quot;" office:value-type="string" office:string-value="INSERT INTO Leader_Flavors(FlavorType, LeaderType, Flavor) SELECT 'FLAVOR_GROWTH', Type, 4 FROM Leaders WHERE Type = 'LEADER_ISABELLA';" calcext:value-type="string">
            <text:p>INSERT INTO Leader_Flavors(FlavorType, LeaderType, Flavor) SELECT 'FLAVOR_GROWTH', Type, 4 FROM Leaders WHERE Type = 'LEADER_ISABELLA';</text:p>
          </table:table-cell>
          <table:table-cell table:style-name="ce197" table:formula="of:=&quot;INSERT INTO Leader_Flavors(FlavorType, LeaderType, Flavor) SELECT 'FLAVOR_&quot;&amp;UPPER([.$A32])&amp;&quot;', Type, &quot;&amp;[.J32]&amp;&quot; FROM Leaders WHERE Type = 'LEADER_&quot;&amp;UPPER([.J$2])&amp;&quot;';&quot;" office:value-type="string" office:string-value="INSERT INTO Leader_Flavors(FlavorType, LeaderType, Flavor) SELECT 'FLAVOR_GROWTH', Type, 4 FROM Leaders WHERE Type = 'LEADER_NAPOLEON';" calcext:value-type="string">
            <text:p>INSERT INTO Leader_Flavors(FlavorType, LeaderType, Flavor) SELECT 'FLAVOR_GROWTH', Type, 4 FROM Leaders WHERE Type = 'LEADER_NAPOLEON';</text:p>
          </table:table-cell>
          <table:table-cell table:style-name="ce197" table:formula="of:=&quot;INSERT INTO Leader_Flavors(FlavorType, LeaderType, Flavor) SELECT 'FLAVOR_&quot;&amp;UPPER([.$A32])&amp;&quot;', Type, &quot;&amp;[.K32]&amp;&quot; FROM Leaders WHERE Type = 'LEADER_&quot;&amp;UPPER([.K$2])&amp;&quot;';&quot;" office:value-type="string" office:string-value="INSERT INTO Leader_Flavors(FlavorType, LeaderType, Flavor) SELECT 'FLAVOR_GROWTH', Type, 4 FROM Leaders WHERE Type = 'LEADER_ODA_NOBUNAGA';" calcext:value-type="string">
            <text:p>INSERT INTO Leader_Flavors(FlavorType, LeaderType, Flavor) SELECT 'FLAVOR_GROWTH', Type, 4 FROM Leaders WHERE Type = 'LEADER_ODA_NOBUNAGA';</text:p>
          </table:table-cell>
          <table:table-cell table:style-name="ce197" table:formula="of:=&quot;INSERT INTO Leader_Flavors(FlavorType, LeaderType, Flavor) SELECT 'FLAVOR_&quot;&amp;UPPER([.$A32])&amp;&quot;', Type, &quot;&amp;[.L32]&amp;&quot; FROM Leaders WHERE Type = 'LEADER_&quot;&amp;UPPER([.L$2])&amp;&quot;';&quot;" office:value-type="string" office:string-value="INSERT INTO Leader_Flavors(FlavorType, LeaderType, Flavor) SELECT 'FLAVOR_GROWTH', Type, 4 FROM Leaders WHERE Type = 'LEADER_ENRICO_DANDOLO';" calcext:value-type="string">
            <text:p>INSERT INTO Leader_Flavors(FlavorType, LeaderType, Flavor) SELECT 'FLAVOR_GROWTH', Type, 4 FROM Leaders WHERE Type = 'LEADER_ENRICO_DANDOLO';</text:p>
          </table:table-cell>
          <table:table-cell table:style-name="ce197" table:formula="of:=&quot;INSERT INTO Leader_Flavors(FlavorType, LeaderType, Flavor) SELECT 'FLAVOR_&quot;&amp;UPPER([.$A32])&amp;&quot;', Type, &quot;&amp;[.M32]&amp;&quot; FROM Leaders WHERE Type = 'LEADER_&quot;&amp;UPPER([.M$2])&amp;&quot;';&quot;" office:value-type="string" office:string-value="INSERT INTO Leader_Flavors(FlavorType, LeaderType, Flavor) SELECT 'FLAVOR_GROWTH', Type, 4 FROM Leaders WHERE Type = 'LEADER_SHAKA';" calcext:value-type="string">
            <text:p>INSERT INTO Leader_Flavors(FlavorType, LeaderType, Flavor) SELECT 'FLAVOR_GROWTH', Type, 4 FROM Leaders WHERE Type = 'LEADER_SHAKA';</text:p>
          </table:table-cell>
          <table:table-cell table:style-name="ce197" table:formula="of:=&quot;INSERT INTO Leader_Flavors(FlavorType, LeaderType, Flavor) SELECT 'FLAVOR_&quot;&amp;UPPER([.$A32])&amp;&quot;', Type, &quot;&amp;[.N32]&amp;&quot; FROM Leaders WHERE Type = 'LEADER_&quot;&amp;UPPER([.N$2])&amp;&quot;';&quot;" office:value-type="string" office:string-value="INSERT INTO Leader_Flavors(FlavorType, LeaderType, Flavor) SELECT 'FLAVOR_GROWTH', Type, 6 FROM Leaders WHERE Type = 'LEADER_COALITION';" calcext:value-type="string">
            <text:p>INSERT INTO Leader_Flavors(FlavorType, LeaderType, Flavor) SELECT 'FLAVOR_GROWTH', Type, 6 FROM Leaders WHERE Type = 'LEADER_COALITION';</text:p>
          </table:table-cell>
          <table:table-cell table:style-name="ce197" table:formula="of:=&quot;INSERT INTO Leader_Flavors(FlavorType, LeaderType, Flavor) SELECT 'FLAVOR_&quot;&amp;UPPER([.$A32])&amp;&quot;', Type, &quot;&amp;[.O32]&amp;&quot; FROM Leaders WHERE Type = 'LEADER_&quot;&amp;UPPER([.O$2])&amp;&quot;';&quot;" office:value-type="string" office:string-value="INSERT INTO Leader_Flavors(FlavorType, LeaderType, Flavor) SELECT 'FLAVOR_GROWTH', Type, 6 FROM Leaders WHERE Type = 'LEADER_ALEXANDER';" calcext:value-type="string">
            <text:p>INSERT INTO Leader_Flavors(FlavorType, LeaderType, Flavor) SELECT 'FLAVOR_GROWTH', Type, 6 FROM Leaders WHERE Type = 'LEADER_ALEXANDER';</text:p>
          </table:table-cell>
          <table:table-cell table:style-name="ce197" table:formula="of:=&quot;INSERT INTO Leader_Flavors(FlavorType, LeaderType, Flavor) SELECT 'FLAVOR_&quot;&amp;UPPER([.$A32])&amp;&quot;', Type, &quot;&amp;[.P32]&amp;&quot; FROM Leaders WHERE Type = 'LEADER_&quot;&amp;UPPER([.P$2])&amp;&quot;';&quot;" office:value-type="string" office:string-value="INSERT INTO Leader_Flavors(FlavorType, LeaderType, Flavor) SELECT 'FLAVOR_GROWTH', Type, 6 FROM Leaders WHERE Type = 'LEADER_BISMARCK';" calcext:value-type="string">
            <text:p>INSERT INTO Leader_Flavors(FlavorType, LeaderType, Flavor) SELECT 'FLAVOR_GROWTH', Type, 6 FROM Leaders WHERE Type = 'LEADER_BISMARCK';</text:p>
          </table:table-cell>
          <table:table-cell table:style-name="ce197" table:formula="of:=&quot;INSERT INTO Leader_Flavors(FlavorType, LeaderType, Flavor) SELECT 'FLAVOR_&quot;&amp;UPPER([.$A32])&amp;&quot;', Type, &quot;&amp;[.Q32]&amp;&quot; FROM Leaders WHERE Type = 'LEADER_&quot;&amp;UPPER([.Q$2])&amp;&quot;';&quot;" office:value-type="string" office:string-value="INSERT INTO Leader_Flavors(FlavorType, LeaderType, Flavor) SELECT 'FLAVOR_GROWTH', Type, 6 FROM Leaders WHERE Type = 'LEADER_CATHERINE';" calcext:value-type="string">
            <text:p>INSERT INTO Leader_Flavors(FlavorType, LeaderType, Flavor) SELECT 'FLAVOR_GROWTH', Type, 6 FROM Leaders WHERE Type = 'LEADER_CATHERINE';</text:p>
          </table:table-cell>
          <table:table-cell table:style-name="ce197" table:formula="of:=&quot;INSERT INTO Leader_Flavors(FlavorType, LeaderType, Flavor) SELECT 'FLAVOR_&quot;&amp;UPPER([.$A32])&amp;&quot;', Type, &quot;&amp;[.R32]&amp;&quot; FROM Leaders WHERE Type = 'LEADER_&quot;&amp;UPPER([.R$2])&amp;&quot;';&quot;" office:value-type="string" office:string-value="INSERT INTO Leader_Flavors(FlavorType, LeaderType, Flavor) SELECT 'FLAVOR_GROWTH', Type, 6 FROM Leaders WHERE Type = 'LEADER_ELIZABETH';" calcext:value-type="string">
            <text:p>INSERT INTO Leader_Flavors(FlavorType, LeaderType, Flavor) SELECT 'FLAVOR_GROWTH', Type, 6 FROM Leaders WHERE Type = 'LEADER_ELIZABETH';</text:p>
          </table:table-cell>
          <table:table-cell table:style-name="ce197" table:formula="of:=&quot;INSERT INTO Leader_Flavors(FlavorType, LeaderType, Flavor) SELECT 'FLAVOR_&quot;&amp;UPPER([.$A32])&amp;&quot;', Type, &quot;&amp;[.S32]&amp;&quot; FROM Leaders WHERE Type = 'LEADER_&quot;&amp;UPPER([.S$2])&amp;&quot;';&quot;" office:value-type="string" office:string-value="INSERT INTO Leader_Flavors(FlavorType, LeaderType, Flavor) SELECT 'FLAVOR_GROWTH', Type, 6 FROM Leaders WHERE Type = 'LEADER_GUSTAVUS_ADOLPHUS';" calcext:value-type="string">
            <text:p>INSERT INTO Leader_Flavors(FlavorType, LeaderType, Flavor) SELECT 'FLAVOR_GROWTH', Type, 6 FROM Leaders WHERE Type = 'LEADER_GUSTAVUS_ADOLPHUS';</text:p>
          </table:table-cell>
          <table:table-cell table:style-name="ce197" table:formula="of:=&quot;INSERT INTO Leader_Flavors(FlavorType, LeaderType, Flavor) SELECT 'FLAVOR_&quot;&amp;UPPER([.$A32])&amp;&quot;', Type, &quot;&amp;[.T32]&amp;&quot; FROM Leaders WHERE Type = 'LEADER_&quot;&amp;UPPER([.T$2])&amp;&quot;';&quot;" office:value-type="string" office:string-value="INSERT INTO Leader_Flavors(FlavorType, LeaderType, Flavor) SELECT 'FLAVOR_GROWTH', Type, 6 FROM Leaders WHERE Type = 'LEADER_HIAWATHA';" calcext:value-type="string">
            <text:p>INSERT INTO Leader_Flavors(FlavorType, LeaderType, Flavor) SELECT 'FLAVOR_GROWTH', Type, 6 FROM Leaders WHERE Type = 'LEADER_HIAWATHA';</text:p>
          </table:table-cell>
          <table:table-cell table:style-name="ce197" table:formula="of:=&quot;INSERT INTO Leader_Flavors(FlavorType, LeaderType, Flavor) SELECT 'FLAVOR_&quot;&amp;UPPER([.$A32])&amp;&quot;', Type, &quot;&amp;[.U32]&amp;&quot; FROM Leaders WHERE Type = 'LEADER_&quot;&amp;UPPER([.U$2])&amp;&quot;';&quot;" office:value-type="string" office:string-value="INSERT INTO Leader_Flavors(FlavorType, LeaderType, Flavor) SELECT 'FLAVOR_GROWTH', Type, 6 FROM Leaders WHERE Type = 'LEADER_MONTEZUMA';" calcext:value-type="string">
            <text:p>INSERT INTO Leader_Flavors(FlavorType, LeaderType, Flavor) SELECT 'FLAVOR_GROWTH', Type, 6 FROM Leaders WHERE Type = 'LEADER_MONTEZUMA';</text:p>
          </table:table-cell>
          <table:table-cell table:style-name="ce197" table:formula="of:=&quot;INSERT INTO Leader_Flavors(FlavorType, LeaderType, Flavor) SELECT 'FLAVOR_&quot;&amp;UPPER([.$A32])&amp;&quot;', Type, &quot;&amp;[.V32]&amp;&quot; FROM Leaders WHERE Type = 'LEADER_&quot;&amp;UPPER([.V$2])&amp;&quot;';&quot;" office:value-type="string" office:string-value="INSERT INTO Leader_Flavors(FlavorType, LeaderType, Flavor) SELECT 'FLAVOR_GROWTH', Type, 6 FROM Leaders WHERE Type = 'LEADER_THEODORA';" calcext:value-type="string">
            <text:p>INSERT INTO Leader_Flavors(FlavorType, LeaderType, Flavor) SELECT 'FLAVOR_GROWTH', Type, 6 FROM Leaders WHERE Type = 'LEADER_THEODORA';</text:p>
          </table:table-cell>
          <table:table-cell table:style-name="ce197" table:formula="of:=&quot;INSERT INTO Leader_Flavors(FlavorType, LeaderType, Flavor) SELECT 'FLAVOR_&quot;&amp;UPPER([.$A32])&amp;&quot;', Type, &quot;&amp;[.W32]&amp;&quot; FROM Leaders WHERE Type = 'LEADER_&quot;&amp;UPPER([.W$2])&amp;&quot;';&quot;" office:value-type="string" office:string-value="INSERT INTO Leader_Flavors(FlavorType, LeaderType, Flavor) SELECT 'FLAVOR_GROWTH', Type, 6 FROM Leaders WHERE Type = 'LEADER_GAJAH_MADA';" calcext:value-type="string">
            <text:p>INSERT INTO Leader_Flavors(FlavorType, LeaderType, Flavor) SELECT 'FLAVOR_GROWTH', Type, 6 FROM Leaders WHERE Type = 'LEADER_GAJAH_MADA';</text:p>
          </table:table-cell>
          <table:table-cell table:style-name="ce197" table:formula="of:=&quot;INSERT INTO Leader_Flavors(FlavorType, LeaderType, Flavor) SELECT 'FLAVOR_&quot;&amp;UPPER([.$A32])&amp;&quot;', Type, &quot;&amp;[.X32]&amp;&quot; FROM Leaders WHERE Type = 'LEADER_&quot;&amp;UPPER([.X$2])&amp;&quot;';&quot;" office:value-type="string" office:string-value="INSERT INTO Leader_Flavors(FlavorType, LeaderType, Flavor) SELECT 'FLAVOR_GROWTH', Type, 6 FROM Leaders WHERE Type = 'LEADER_CASIMIR';" calcext:value-type="string">
            <text:p>INSERT INTO Leader_Flavors(FlavorType, LeaderType, Flavor) SELECT 'FLAVOR_GROWTH', Type, 6 FROM Leaders WHERE Type = 'LEADER_CASIMIR';</text:p>
          </table:table-cell>
          <table:table-cell table:style-name="ce197" table:formula="of:=&quot;INSERT INTO Leader_Flavors(FlavorType, LeaderType, Flavor) SELECT 'FLAVOR_&quot;&amp;UPPER([.$A32])&amp;&quot;', Type, &quot;&amp;[.Y32]&amp;&quot; FROM Leaders WHERE Type = 'LEADER_&quot;&amp;UPPER([.Y$2])&amp;&quot;';&quot;" office:value-type="string" office:string-value="INSERT INTO Leader_Flavors(FlavorType, LeaderType, Flavor) SELECT 'FLAVOR_GROWTH', Type, 6 FROM Leaders WHERE Type = 'LEADER_WU_ZETIAN';" calcext:value-type="string">
            <text:p>INSERT INTO Leader_Flavors(FlavorType, LeaderType, Flavor) SELECT 'FLAVOR_GROWTH', Type, 6 FROM Leaders WHERE Type = 'LEADER_WU_ZETIAN';</text:p>
          </table:table-cell>
          <table:table-cell table:style-name="ce197" table:formula="of:=&quot;INSERT INTO Leader_Flavors(FlavorType, LeaderType, Flavor) SELECT 'FLAVOR_&quot;&amp;UPPER([.$A32])&amp;&quot;', Type, &quot;&amp;[.Z32]&amp;&quot; FROM Leaders WHERE Type = 'LEADER_&quot;&amp;UPPER([.Z$2])&amp;&quot;';&quot;" office:value-type="string" office:string-value="INSERT INTO Leader_Flavors(FlavorType, LeaderType, Flavor) SELECT 'FLAVOR_GROWTH', Type, 6 FROM Leaders WHERE Type = 'LEADER_DIPLOMAT';" calcext:value-type="string">
            <text:p>INSERT INTO Leader_Flavors(FlavorType, LeaderType, Flavor) SELECT 'FLAVOR_GROWTH', Type, 6 FROM Leaders WHERE Type = 'LEADER_DIPLOMAT';</text:p>
          </table:table-cell>
          <table:table-cell table:style-name="ce197" table:formula="of:=&quot;INSERT INTO Leader_Flavors(FlavorType, LeaderType, Flavor) SELECT 'FLAVOR_&quot;&amp;UPPER([.$A32])&amp;&quot;', Type, &quot;&amp;[.AA32]&amp;&quot; FROM Leaders WHERE Type = 'LEADER_&quot;&amp;UPPER([.AA$2])&amp;&quot;';&quot;" office:value-type="string" office:string-value="INSERT INTO Leader_Flavors(FlavorType, LeaderType, Flavor) SELECT 'FLAVOR_GROWTH', Type, 8 FROM Leaders WHERE Type = 'LEADER_GANDHI';" calcext:value-type="string">
            <text:p>INSERT INTO Leader_Flavors(FlavorType, LeaderType, Flavor) SELECT 'FLAVOR_GROWTH', Type, 8 FROM Leaders WHERE Type = 'LEADER_GANDHI';</text:p>
          </table:table-cell>
          <table:table-cell table:style-name="ce197" table:formula="of:=&quot;INSERT INTO Leader_Flavors(FlavorType, LeaderType, Flavor) SELECT 'FLAVOR_&quot;&amp;UPPER([.$A32])&amp;&quot;', Type, &quot;&amp;[.AB32]&amp;&quot; FROM Leaders WHERE Type = 'LEADER_&quot;&amp;UPPER([.AB$2])&amp;&quot;';&quot;" office:value-type="string" office:string-value="INSERT INTO Leader_Flavors(FlavorType, LeaderType, Flavor) SELECT 'FLAVOR_GROWTH', Type, 6 FROM Leaders WHERE Type = 'LEADER_SELASSIE';" calcext:value-type="string">
            <text:p>INSERT INTO Leader_Flavors(FlavorType, LeaderType, Flavor) SELECT 'FLAVOR_GROWTH', Type, 6 FROM Leaders WHERE Type = 'LEADER_SELASSIE';</text:p>
          </table:table-cell>
          <table:table-cell table:style-name="ce197" table:formula="of:=&quot;INSERT INTO Leader_Flavors(FlavorType, LeaderType, Flavor) SELECT 'FLAVOR_&quot;&amp;UPPER([.$A32])&amp;&quot;', Type, &quot;&amp;[.AC32]&amp;&quot; FROM Leaders WHERE Type = 'LEADER_&quot;&amp;UPPER([.AC$2])&amp;&quot;';&quot;" office:value-type="string" office:string-value="INSERT INTO Leader_Flavors(FlavorType, LeaderType, Flavor) SELECT 'FLAVOR_GROWTH', Type, 6 FROM Leaders WHERE Type = 'LEADER_KAMEHAMEHA';" calcext:value-type="string">
            <text:p>INSERT INTO Leader_Flavors(FlavorType, LeaderType, Flavor) SELECT 'FLAVOR_GROWTH', Type, 6 FROM Leaders WHERE Type = 'LEADER_KAMEHAMEHA';</text:p>
          </table:table-cell>
          <table:table-cell table:style-name="ce197" table:formula="of:=&quot;INSERT INTO Leader_Flavors(FlavorType, LeaderType, Flavor) SELECT 'FLAVOR_&quot;&amp;UPPER([.$A32])&amp;&quot;', Type, &quot;&amp;[.AD32]&amp;&quot; FROM Leaders WHERE Type = 'LEADER_&quot;&amp;UPPER([.AD$2])&amp;&quot;';&quot;" office:value-type="string" office:string-value="INSERT INTO Leader_Flavors(FlavorType, LeaderType, Flavor) SELECT 'FLAVOR_GROWTH', Type, 6 FROM Leaders WHERE Type = 'LEADER_MARIA_I';" calcext:value-type="string">
            <text:p>INSERT INTO Leader_Flavors(FlavorType, LeaderType, Flavor) SELECT 'FLAVOR_GROWTH', Type, 6 FROM Leaders WHERE Type = 'LEADER_MARIA_I';</text:p>
          </table:table-cell>
          <table:table-cell table:style-name="ce197" table:formula="of:=&quot;INSERT INTO Leader_Flavors(FlavorType, LeaderType, Flavor) SELECT 'FLAVOR_&quot;&amp;UPPER([.$A32])&amp;&quot;', Type, &quot;&amp;[.AE32]&amp;&quot; FROM Leaders WHERE Type = 'LEADER_&quot;&amp;UPPER([.AE$2])&amp;&quot;';&quot;" office:value-type="string" office:string-value="INSERT INTO Leader_Flavors(FlavorType, LeaderType, Flavor) SELECT 'FLAVOR_GROWTH', Type, 6 FROM Leaders WHERE Type = 'LEADER_PACHACUTI';" calcext:value-type="string">
            <text:p>INSERT INTO Leader_Flavors(FlavorType, LeaderType, Flavor) SELECT 'FLAVOR_GROWTH', Type, 6 FROM Leaders WHERE Type = 'LEADER_PACHACUTI';</text:p>
          </table:table-cell>
          <table:table-cell table:style-name="ce197" table:formula="of:=&quot;INSERT INTO Leader_Flavors(FlavorType, LeaderType, Flavor) SELECT 'FLAVOR_&quot;&amp;UPPER([.$A32])&amp;&quot;', Type, &quot;&amp;[.AF32]&amp;&quot; FROM Leaders WHERE Type = 'LEADER_&quot;&amp;UPPER([.AF$2])&amp;&quot;';&quot;" office:value-type="string" office:string-value="INSERT INTO Leader_Flavors(FlavorType, LeaderType, Flavor) SELECT 'FLAVOR_GROWTH', Type, 6 FROM Leaders WHERE Type = 'LEADER_RAMESSES';" calcext:value-type="string">
            <text:p>INSERT INTO Leader_Flavors(FlavorType, LeaderType, Flavor) SELECT 'FLAVOR_GROWTH', Type, 6 FROM Leaders WHERE Type = 'LEADER_RAMESSES';</text:p>
          </table:table-cell>
          <table:table-cell table:style-name="ce197" table:formula="of:=&quot;INSERT INTO Leader_Flavors(FlavorType, LeaderType, Flavor) SELECT 'FLAVOR_&quot;&amp;UPPER([.$A32])&amp;&quot;', Type, &quot;&amp;[.AG32]&amp;&quot; FROM Leaders WHERE Type = 'LEADER_&quot;&amp;UPPER([.AG$2])&amp;&quot;';&quot;" office:value-type="string" office:string-value="INSERT INTO Leader_Flavors(FlavorType, LeaderType, Flavor) SELECT 'FLAVOR_GROWTH', Type, 6 FROM Leaders WHERE Type = 'LEADER_RAMKHAMHAENG';" calcext:value-type="string">
            <text:p>INSERT INTO Leader_Flavors(FlavorType, LeaderType, Flavor) SELECT 'FLAVOR_GROWTH', Type, 6 FROM Leaders WHERE Type = 'LEADER_RAMKHAMHAENG';</text:p>
          </table:table-cell>
          <table:table-cell table:style-name="ce197" table:formula="of:=&quot;INSERT INTO Leader_Flavors(FlavorType, LeaderType, Flavor) SELECT 'FLAVOR_&quot;&amp;UPPER([.$A32])&amp;&quot;', Type, &quot;&amp;[.AH32]&amp;&quot; FROM Leaders WHERE Type = 'LEADER_&quot;&amp;UPPER([.AH$2])&amp;&quot;';&quot;" office:value-type="string" office:string-value="INSERT INTO Leader_Flavors(FlavorType, LeaderType, Flavor) SELECT 'FLAVOR_GROWTH', Type, 6 FROM Leaders WHERE Type = 'LEADER_PEDRO';" calcext:value-type="string">
            <text:p>INSERT INTO Leader_Flavors(FlavorType, LeaderType, Flavor) SELECT 'FLAVOR_GROWTH', Type, 6 FROM Leaders WHERE Type = 'LEADER_PEDRO';</text:p>
          </table:table-cell>
          <table:table-cell table:style-name="ce197" table:formula="of:=&quot;INSERT INTO Leader_Flavors(FlavorType, LeaderType, Flavor) SELECT 'FLAVOR_&quot;&amp;UPPER([.$A32])&amp;&quot;', Type, &quot;&amp;[.AI32]&amp;&quot; FROM Leaders WHERE Type = 'LEADER_&quot;&amp;UPPER([.AI$2])&amp;&quot;';&quot;" office:value-type="string" office:string-value="INSERT INTO Leader_Flavors(FlavorType, LeaderType, Flavor) SELECT 'FLAVOR_GROWTH', Type, 6 FROM Leaders WHERE Type = 'LEADER_AHMAD_ALMANSUR';" calcext:value-type="string">
            <text:p>INSERT INTO Leader_Flavors(FlavorType, LeaderType, Flavor) SELECT 'FLAVOR_GROWTH', Type, 6 FROM Leaders WHERE Type = 'LEADER_AHMAD_ALMANSUR';</text:p>
          </table:table-cell>
          <table:table-cell table:style-name="ce197" table:formula="of:=&quot;INSERT INTO Leader_Flavors(FlavorType, LeaderType, Flavor) SELECT 'FLAVOR_&quot;&amp;UPPER([.$A32])&amp;&quot;', Type, &quot;&amp;[.AJ32]&amp;&quot; FROM Leaders WHERE Type = 'LEADER_&quot;&amp;UPPER([.AJ$2])&amp;&quot;';&quot;" office:value-type="string" office:string-value="INSERT INTO Leader_Flavors(FlavorType, LeaderType, Flavor) SELECT 'FLAVOR_GROWTH', Type, 6 FROM Leaders WHERE Type = 'LEADER_SEJONG';" calcext:value-type="string">
            <text:p>INSERT INTO Leader_Flavors(FlavorType, LeaderType, Flavor) SELECT 'FLAVOR_GROWTH', Type, 6 FROM Leaders WHERE Type = 'LEADER_SEJONG';</text:p>
          </table:table-cell>
          <table:table-cell table:style-name="ce197" table:formula="of:=&quot;INSERT INTO Leader_Flavors(FlavorType, LeaderType, Flavor) SELECT 'FLAVOR_&quot;&amp;UPPER([.$A32])&amp;&quot;', Type, &quot;&amp;[.AK32]&amp;&quot; FROM Leaders WHERE Type = 'LEADER_&quot;&amp;UPPER([.AK$2])&amp;&quot;';&quot;" office:value-type="string" office:string-value="INSERT INTO Leader_Flavors(FlavorType, LeaderType, Flavor) SELECT 'FLAVOR_GROWTH', Type, 4 FROM Leaders WHERE Type = 'LEADER_EXPANSIONIST';" calcext:value-type="string">
            <text:p>INSERT INTO Leader_Flavors(FlavorType, LeaderType, Flavor) SELECT 'FLAVOR_GROWTH', Type, 4 FROM Leaders WHERE Type = 'LEADER_EXPANSIONIST';</text:p>
          </table:table-cell>
          <table:table-cell table:style-name="ce197" table:formula="of:=&quot;INSERT INTO Leader_Flavors(FlavorType, LeaderType, Flavor) SELECT 'FLAVOR_&quot;&amp;UPPER([.$A32])&amp;&quot;', Type, &quot;&amp;[.AL32]&amp;&quot; FROM Leaders WHERE Type = 'LEADER_&quot;&amp;UPPER([.AL$2])&amp;&quot;';&quot;" office:value-type="string" office:string-value="INSERT INTO Leader_Flavors(FlavorType, LeaderType, Flavor) SELECT 'FLAVOR_GROWTH', Type, 4 FROM Leaders WHERE Type = 'LEADER_BOUDICCA';" calcext:value-type="string">
            <text:p>INSERT INTO Leader_Flavors(FlavorType, LeaderType, Flavor) SELECT 'FLAVOR_GROWTH', Type, 4 FROM Leaders WHERE Type = 'LEADER_BOUDICCA';</text:p>
          </table:table-cell>
          <table:table-cell table:style-name="ce197" table:formula="of:=&quot;INSERT INTO Leader_Flavors(FlavorType, LeaderType, Flavor) SELECT 'FLAVOR_&quot;&amp;UPPER([.$A32])&amp;&quot;', Type, &quot;&amp;[.AM32]&amp;&quot; FROM Leaders WHERE Type = 'LEADER_&quot;&amp;UPPER([.AM$2])&amp;&quot;';&quot;" office:value-type="string" office:string-value="INSERT INTO Leader_Flavors(FlavorType, LeaderType, Flavor) SELECT 'FLAVOR_GROWTH', Type, 4 FROM Leaders WHERE Type = 'LEADER_DARIUS';" calcext:value-type="string">
            <text:p>INSERT INTO Leader_Flavors(FlavorType, LeaderType, Flavor) SELECT 'FLAVOR_GROWTH', Type, 4 FROM Leaders WHERE Type = 'LEADER_DARIUS';</text:p>
          </table:table-cell>
          <table:table-cell table:style-name="ce197" table:formula="of:=&quot;INSERT INTO Leader_Flavors(FlavorType, LeaderType, Flavor) SELECT 'FLAVOR_&quot;&amp;UPPER([.$A32])&amp;&quot;', Type, &quot;&amp;[.AN32]&amp;&quot; FROM Leaders WHERE Type = 'LEADER_&quot;&amp;UPPER([.AN$2])&amp;&quot;';&quot;" office:value-type="string" office:string-value="INSERT INTO Leader_Flavors(FlavorType, LeaderType, Flavor) SELECT 'FLAVOR_GROWTH', Type, 4 FROM Leaders WHERE Type = 'LEADER_DIDO';" calcext:value-type="string">
            <text:p>INSERT INTO Leader_Flavors(FlavorType, LeaderType, Flavor) SELECT 'FLAVOR_GROWTH', Type, 4 FROM Leaders WHERE Type = 'LEADER_DIDO';</text:p>
          </table:table-cell>
          <table:table-cell table:style-name="ce197" table:formula="of:=&quot;INSERT INTO Leader_Flavors(FlavorType, LeaderType, Flavor) SELECT 'FLAVOR_&quot;&amp;UPPER([.$A32])&amp;&quot;', Type, &quot;&amp;[.AO32]&amp;&quot; FROM Leaders WHERE Type = 'LEADER_&quot;&amp;UPPER([.AO$2])&amp;&quot;';&quot;" office:value-type="string" office:string-value="INSERT INTO Leader_Flavors(FlavorType, LeaderType, Flavor) SELECT 'FLAVOR_GROWTH', Type, 4 FROM Leaders WHERE Type = 'LEADER_HARUN_AL_RASHID';" calcext:value-type="string">
            <text:p>INSERT INTO Leader_Flavors(FlavorType, LeaderType, Flavor) SELECT 'FLAVOR_GROWTH', Type, 4 FROM Leaders WHERE Type = 'LEADER_HARUN_AL_RASHID';</text:p>
          </table:table-cell>
          <table:table-cell table:style-name="ce197" table:formula="of:=&quot;INSERT INTO Leader_Flavors(FlavorType, LeaderType, Flavor) SELECT 'FLAVOR_&quot;&amp;UPPER([.$A32])&amp;&quot;', Type, &quot;&amp;[.AP32]&amp;&quot; FROM Leaders WHERE Type = 'LEADER_&quot;&amp;UPPER([.AP$2])&amp;&quot;';&quot;" office:value-type="string" office:string-value="INSERT INTO Leader_Flavors(FlavorType, LeaderType, Flavor) SELECT 'FLAVOR_GROWTH', Type, 4 FROM Leaders WHERE Type = 'LEADER_NEBUCHADNEZZAR';" calcext:value-type="string">
            <text:p>INSERT INTO Leader_Flavors(FlavorType, LeaderType, Flavor) SELECT 'FLAVOR_GROWTH', Type, 4 FROM Leaders WHERE Type = 'LEADER_NEBUCHADNEZZAR';</text:p>
          </table:table-cell>
          <table:table-cell table:style-name="ce197" table:formula="of:=&quot;INSERT INTO Leader_Flavors(FlavorType, LeaderType, Flavor) SELECT 'FLAVOR_&quot;&amp;UPPER([.$A32])&amp;&quot;', Type, &quot;&amp;[.AQ32]&amp;&quot; FROM Leaders WHERE Type = 'LEADER_&quot;&amp;UPPER([.AQ$2])&amp;&quot;';&quot;" office:value-type="string" office:string-value="INSERT INTO Leader_Flavors(FlavorType, LeaderType, Flavor) SELECT 'FLAVOR_GROWTH', Type, 4 FROM Leaders WHERE Type = 'LEADER_PACAL';" calcext:value-type="string">
            <text:p>INSERT INTO Leader_Flavors(FlavorType, LeaderType, Flavor) SELECT 'FLAVOR_GROWTH', Type, 4 FROM Leaders WHERE Type = 'LEADER_PACAL';</text:p>
          </table:table-cell>
          <table:table-cell table:style-name="ce197" table:formula="of:=&quot;INSERT INTO Leader_Flavors(FlavorType, LeaderType, Flavor) SELECT 'FLAVOR_&quot;&amp;UPPER([.$A32])&amp;&quot;', Type, &quot;&amp;[.AR32]&amp;&quot; FROM Leaders WHERE Type = 'LEADER_&quot;&amp;UPPER([.AR$2])&amp;&quot;';&quot;" office:value-type="string" office:string-value="INSERT INTO Leader_Flavors(FlavorType, LeaderType, Flavor) SELECT 'FLAVOR_GROWTH', Type, 4 FROM Leaders WHERE Type = 'LEADER_SULEIMAN';" calcext:value-type="string">
            <text:p>INSERT INTO Leader_Flavors(FlavorType, LeaderType, Flavor) SELECT 'FLAVOR_GROWTH', Type, 4 FROM Leaders WHERE Type = 'LEADER_SULEIMAN';</text:p>
          </table:table-cell>
          <table:table-cell table:style-name="ce197" table:formula="of:=&quot;INSERT INTO Leader_Flavors(FlavorType, LeaderType, Flavor) SELECT 'FLAVOR_&quot;&amp;UPPER([.$A32])&amp;&quot;', Type, &quot;&amp;[.AS32]&amp;&quot; FROM Leaders WHERE Type = 'LEADER_&quot;&amp;UPPER([.AS$2])&amp;&quot;';&quot;" office:value-type="string" office:string-value="INSERT INTO Leader_Flavors(FlavorType, LeaderType, Flavor) SELECT 'FLAVOR_GROWTH', Type, 4 FROM Leaders WHERE Type = 'LEADER_WASHINGTON';" calcext:value-type="string">
            <text:p>INSERT INTO Leader_Flavors(FlavorType, LeaderType, Flavor) SELECT 'FLAVOR_GROWTH', Type, 4 FROM Leaders WHERE Type = 'LEADER_WASHINGTON';</text:p>
          </table:table-cell>
          <table:table-cell table:style-name="ce197" table:formula="of:=&quot;INSERT INTO Leader_Flavors(FlavorType, LeaderType, Flavor) SELECT 'FLAVOR_&quot;&amp;UPPER([.$A32])&amp;&quot;', Type, &quot;&amp;[.AT32]&amp;&quot; FROM Leaders WHERE Type = 'LEADER_&quot;&amp;UPPER([.AT$2])&amp;&quot;';&quot;" office:value-type="string" office:string-value="INSERT INTO Leader_Flavors(FlavorType, LeaderType, Flavor) SELECT 'FLAVOR_GROWTH', Type, 4 FROM Leaders WHERE Type = 'LEADER_MARIA';" calcext:value-type="string">
            <text:p>INSERT INTO Leader_Flavors(FlavorType, LeaderType, Flavor) SELECT 'FLAVOR_GROWTH', Type, 4 FROM Leaders WHERE Type = 'LEADER_MARIA';</text:p>
          </table:table-cell>
          <table:table-cell table:style-name="ce197" table:formula="of:=&quot;INSERT INTO Leader_Flavors(FlavorType, LeaderType, Flavor) SELECT 'FLAVOR_&quot;&amp;UPPER([.$A32])&amp;&quot;', Type, &quot;&amp;[.AU32]&amp;&quot; FROM Leaders WHERE Type = 'LEADER_&quot;&amp;UPPER([.AU$2])&amp;&quot;';&quot;" office:value-type="string" office:string-value="INSERT INTO Leader_Flavors(FlavorType, LeaderType, Flavor) SELECT 'FLAVOR_GROWTH', Type, 4 FROM Leaders WHERE Type = 'LEADER_POCATELLO';" calcext:value-type="string">
            <text:p>INSERT INTO Leader_Flavors(FlavorType, LeaderType, Flavor) SELECT 'FLAVOR_GROWTH', Type, 4 FROM Leaders WHERE Type = 'LEADER_POCATELLO';</text:p>
          </table:table-cell>
          <table:table-cell table:style-name="ce197" table:formula="of:=&quot;INSERT INTO Leader_Flavors(FlavorType, LeaderType, Flavor) SELECT 'FLAVOR_&quot;&amp;UPPER([.$A32])&amp;&quot;', Type, &quot;&amp;[.AV32]&amp;&quot; FROM Leaders WHERE Type = 'LEADER_&quot;&amp;UPPER([.AV$2])&amp;&quot;';&quot;" office:value-type="string" office:string-value="INSERT INTO Leader_Flavors(FlavorType, LeaderType, Flavor) SELECT 'FLAVOR_GROWTH', Type, 4 FROM Leaders WHERE Type = 'LEADER_WILLIAM';" calcext:value-type="string">
            <text:p>INSERT INTO Leader_Flavors(FlavorType, LeaderType, Flavor) SELECT 'FLAVOR_GROWTH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33])&amp;&quot;', Type, &quot;&amp;[.C33]&amp;&quot; FROM Leaders WHERE Type = 'LEADER_&quot;&amp;UPPER([.C$2])&amp;&quot;';&quot;" office:value-type="string" office:string-value="INSERT INTO Leader_Flavors(FlavorType, LeaderType, Flavor) SELECT 'FLAVOR_PRODUCTION', Type, 4 FROM Leaders WHERE Type = 'LEADER_ASHURBANIPAL';" calcext:value-type="string">
            <text:p>INSERT INTO Leader_Flavors(FlavorType, LeaderType, Flavor) SELECT 'FLAVOR_PRODUCTION', Type, 4 FROM Leaders WHERE Type = 'LEADER_ASHURBANIPAL';</text:p>
          </table:table-cell>
          <table:table-cell table:style-name="ce197" table:formula="of:=&quot;INSERT INTO Leader_Flavors(FlavorType, LeaderType, Flavor) SELECT 'FLAVOR_&quot;&amp;UPPER([.$A33])&amp;&quot;', Type, &quot;&amp;[.D33]&amp;&quot; FROM Leaders WHERE Type = 'LEADER_&quot;&amp;UPPER([.D$2])&amp;&quot;';&quot;" office:value-type="string" office:string-value="INSERT INTO Leader_Flavors(FlavorType, LeaderType, Flavor) SELECT 'FLAVOR_PRODUCTION', Type, 4 FROM Leaders WHERE Type = 'LEADER_ASKIA';" calcext:value-type="string">
            <text:p>INSERT INTO Leader_Flavors(FlavorType, LeaderType, Flavor) SELECT 'FLAVOR_PRODUCTION', Type, 4 FROM Leaders WHERE Type = 'LEADER_ASKIA';</text:p>
          </table:table-cell>
          <table:table-cell table:style-name="ce197" table:formula="of:=&quot;INSERT INTO Leader_Flavors(FlavorType, LeaderType, Flavor) SELECT 'FLAVOR_&quot;&amp;UPPER([.$A33])&amp;&quot;', Type, &quot;&amp;[.E33]&amp;&quot; FROM Leaders WHERE Type = 'LEADER_&quot;&amp;UPPER([.E$2])&amp;&quot;';&quot;" office:value-type="string" office:string-value="INSERT INTO Leader_Flavors(FlavorType, LeaderType, Flavor) SELECT 'FLAVOR_PRODUCTION', Type, 4 FROM Leaders WHERE Type = 'LEADER_ATTILA';" calcext:value-type="string">
            <text:p>INSERT INTO Leader_Flavors(FlavorType, LeaderType, Flavor) SELECT 'FLAVOR_PRODUCTION', Type, 4 FROM Leaders WHERE Type = 'LEADER_ATTILA';</text:p>
          </table:table-cell>
          <table:table-cell table:style-name="ce197" table:formula="of:=&quot;INSERT INTO Leader_Flavors(FlavorType, LeaderType, Flavor) SELECT 'FLAVOR_&quot;&amp;UPPER([.$A33])&amp;&quot;', Type, &quot;&amp;[.F33]&amp;&quot; FROM Leaders WHERE Type = 'LEADER_&quot;&amp;UPPER([.F$2])&amp;&quot;';&quot;" office:value-type="string" office:string-value="INSERT INTO Leader_Flavors(FlavorType, LeaderType, Flavor) SELECT 'FLAVOR_PRODUCTION', Type, 4 FROM Leaders WHERE Type = 'LEADER_AUGUSTUS';" calcext:value-type="string">
            <text:p>INSERT INTO Leader_Flavors(FlavorType, LeaderType, Flavor) SELECT 'FLAVOR_PRODUCTION', Type, 4 FROM Leaders WHERE Type = 'LEADER_AUGUSTUS';</text:p>
          </table:table-cell>
          <table:table-cell table:style-name="ce197" table:formula="of:=&quot;INSERT INTO Leader_Flavors(FlavorType, LeaderType, Flavor) SELECT 'FLAVOR_&quot;&amp;UPPER([.$A33])&amp;&quot;', Type, &quot;&amp;[.G33]&amp;&quot; FROM Leaders WHERE Type = 'LEADER_&quot;&amp;UPPER([.G$2])&amp;&quot;';&quot;" office:value-type="string" office:string-value="INSERT INTO Leader_Flavors(FlavorType, LeaderType, Flavor) SELECT 'FLAVOR_PRODUCTION', Type, 4 FROM Leaders WHERE Type = 'LEADER_GENGHIS_KHAN';" calcext:value-type="string">
            <text:p>INSERT INTO Leader_Flavors(FlavorType, LeaderType, Flavor) SELECT 'FLAVOR_PRODUCTION', Type, 4 FROM Leaders WHERE Type = 'LEADER_GENGHIS_KHAN';</text:p>
          </table:table-cell>
          <table:table-cell table:style-name="ce197" table:formula="of:=&quot;INSERT INTO Leader_Flavors(FlavorType, LeaderType, Flavor) SELECT 'FLAVOR_&quot;&amp;UPPER([.$A33])&amp;&quot;', Type, &quot;&amp;[.H33]&amp;&quot; FROM Leaders WHERE Type = 'LEADER_&quot;&amp;UPPER([.H$2])&amp;&quot;';&quot;" office:value-type="string" office:string-value="INSERT INTO Leader_Flavors(FlavorType, LeaderType, Flavor) SELECT 'FLAVOR_PRODUCTION', Type, 4 FROM Leaders WHERE Type = 'LEADER_HARALD';" calcext:value-type="string">
            <text:p>INSERT INTO Leader_Flavors(FlavorType, LeaderType, Flavor) SELECT 'FLAVOR_PRODUCTION', Type, 4 FROM Leaders WHERE Type = 'LEADER_HARALD';</text:p>
          </table:table-cell>
          <table:table-cell table:style-name="ce197" table:formula="of:=&quot;INSERT INTO Leader_Flavors(FlavorType, LeaderType, Flavor) SELECT 'FLAVOR_&quot;&amp;UPPER([.$A33])&amp;&quot;', Type, &quot;&amp;[.I33]&amp;&quot; FROM Leaders WHERE Type = 'LEADER_&quot;&amp;UPPER([.I$2])&amp;&quot;';&quot;" office:value-type="string" office:string-value="INSERT INTO Leader_Flavors(FlavorType, LeaderType, Flavor) SELECT 'FLAVOR_PRODUCTION', Type, 4 FROM Leaders WHERE Type = 'LEADER_ISABELLA';" calcext:value-type="string">
            <text:p>INSERT INTO Leader_Flavors(FlavorType, LeaderType, Flavor) SELECT 'FLAVOR_PRODUCTION', Type, 4 FROM Leaders WHERE Type = 'LEADER_ISABELLA';</text:p>
          </table:table-cell>
          <table:table-cell table:style-name="ce197" table:formula="of:=&quot;INSERT INTO Leader_Flavors(FlavorType, LeaderType, Flavor) SELECT 'FLAVOR_&quot;&amp;UPPER([.$A33])&amp;&quot;', Type, &quot;&amp;[.J33]&amp;&quot; FROM Leaders WHERE Type = 'LEADER_&quot;&amp;UPPER([.J$2])&amp;&quot;';&quot;" office:value-type="string" office:string-value="INSERT INTO Leader_Flavors(FlavorType, LeaderType, Flavor) SELECT 'FLAVOR_PRODUCTION', Type, 4 FROM Leaders WHERE Type = 'LEADER_NAPOLEON';" calcext:value-type="string">
            <text:p>INSERT INTO Leader_Flavors(FlavorType, LeaderType, Flavor) SELECT 'FLAVOR_PRODUCTION', Type, 4 FROM Leaders WHERE Type = 'LEADER_NAPOLEON';</text:p>
          </table:table-cell>
          <table:table-cell table:style-name="ce197" table:formula="of:=&quot;INSERT INTO Leader_Flavors(FlavorType, LeaderType, Flavor) SELECT 'FLAVOR_&quot;&amp;UPPER([.$A33])&amp;&quot;', Type, &quot;&amp;[.K33]&amp;&quot; FROM Leaders WHERE Type = 'LEADER_&quot;&amp;UPPER([.K$2])&amp;&quot;';&quot;" office:value-type="string" office:string-value="INSERT INTO Leader_Flavors(FlavorType, LeaderType, Flavor) SELECT 'FLAVOR_PRODUCTION', Type, 4 FROM Leaders WHERE Type = 'LEADER_ODA_NOBUNAGA';" calcext:value-type="string">
            <text:p>INSERT INTO Leader_Flavors(FlavorType, LeaderType, Flavor) SELECT 'FLAVOR_PRODUCTION', Type, 4 FROM Leaders WHERE Type = 'LEADER_ODA_NOBUNAGA';</text:p>
          </table:table-cell>
          <table:table-cell table:style-name="ce197" table:formula="of:=&quot;INSERT INTO Leader_Flavors(FlavorType, LeaderType, Flavor) SELECT 'FLAVOR_&quot;&amp;UPPER([.$A33])&amp;&quot;', Type, &quot;&amp;[.L33]&amp;&quot; FROM Leaders WHERE Type = 'LEADER_&quot;&amp;UPPER([.L$2])&amp;&quot;';&quot;" office:value-type="string" office:string-value="INSERT INTO Leader_Flavors(FlavorType, LeaderType, Flavor) SELECT 'FLAVOR_PRODUCTION', Type, 4 FROM Leaders WHERE Type = 'LEADER_ENRICO_DANDOLO';" calcext:value-type="string">
            <text:p>INSERT INTO Leader_Flavors(FlavorType, LeaderType, Flavor) SELECT 'FLAVOR_PRODUCTION', Type, 4 FROM Leaders WHERE Type = 'LEADER_ENRICO_DANDOLO';</text:p>
          </table:table-cell>
          <table:table-cell table:style-name="ce197" table:formula="of:=&quot;INSERT INTO Leader_Flavors(FlavorType, LeaderType, Flavor) SELECT 'FLAVOR_&quot;&amp;UPPER([.$A33])&amp;&quot;', Type, &quot;&amp;[.M33]&amp;&quot; FROM Leaders WHERE Type = 'LEADER_&quot;&amp;UPPER([.M$2])&amp;&quot;';&quot;" office:value-type="string" office:string-value="INSERT INTO Leader_Flavors(FlavorType, LeaderType, Flavor) SELECT 'FLAVOR_PRODUCTION', Type, 4 FROM Leaders WHERE Type = 'LEADER_SHAKA';" calcext:value-type="string">
            <text:p>INSERT INTO Leader_Flavors(FlavorType, LeaderType, Flavor) SELECT 'FLAVOR_PRODUCTION', Type, 4 FROM Leaders WHERE Type = 'LEADER_SHAKA';</text:p>
          </table:table-cell>
          <table:table-cell table:style-name="ce197" table:formula="of:=&quot;INSERT INTO Leader_Flavors(FlavorType, LeaderType, Flavor) SELECT 'FLAVOR_&quot;&amp;UPPER([.$A33])&amp;&quot;', Type, &quot;&amp;[.N33]&amp;&quot; FROM Leaders WHERE Type = 'LEADER_&quot;&amp;UPPER([.N$2])&amp;&quot;';&quot;" office:value-type="string" office:string-value="INSERT INTO Leader_Flavors(FlavorType, LeaderType, Flavor) SELECT 'FLAVOR_PRODUCTION', Type, 4 FROM Leaders WHERE Type = 'LEADER_COALITION';" calcext:value-type="string">
            <text:p>INSERT INTO Leader_Flavors(FlavorType, LeaderType, Flavor) SELECT 'FLAVOR_PRODUCTION', Type, 4 FROM Leaders WHERE Type = 'LEADER_COALITION';</text:p>
          </table:table-cell>
          <table:table-cell table:style-name="ce197" table:formula="of:=&quot;INSERT INTO Leader_Flavors(FlavorType, LeaderType, Flavor) SELECT 'FLAVOR_&quot;&amp;UPPER([.$A33])&amp;&quot;', Type, &quot;&amp;[.O33]&amp;&quot; FROM Leaders WHERE Type = 'LEADER_&quot;&amp;UPPER([.O$2])&amp;&quot;';&quot;" office:value-type="string" office:string-value="INSERT INTO Leader_Flavors(FlavorType, LeaderType, Flavor) SELECT 'FLAVOR_PRODUCTION', Type, 4 FROM Leaders WHERE Type = 'LEADER_ALEXANDER';" calcext:value-type="string">
            <text:p>INSERT INTO Leader_Flavors(FlavorType, LeaderType, Flavor) SELECT 'FLAVOR_PRODUCTION', Type, 4 FROM Leaders WHERE Type = 'LEADER_ALEXANDER';</text:p>
          </table:table-cell>
          <table:table-cell table:style-name="ce197" table:formula="of:=&quot;INSERT INTO Leader_Flavors(FlavorType, LeaderType, Flavor) SELECT 'FLAVOR_&quot;&amp;UPPER([.$A33])&amp;&quot;', Type, &quot;&amp;[.P33]&amp;&quot; FROM Leaders WHERE Type = 'LEADER_&quot;&amp;UPPER([.P$2])&amp;&quot;';&quot;" office:value-type="string" office:string-value="INSERT INTO Leader_Flavors(FlavorType, LeaderType, Flavor) SELECT 'FLAVOR_PRODUCTION', Type, 4 FROM Leaders WHERE Type = 'LEADER_BISMARCK';" calcext:value-type="string">
            <text:p>INSERT INTO Leader_Flavors(FlavorType, LeaderType, Flavor) SELECT 'FLAVOR_PRODUCTION', Type, 4 FROM Leaders WHERE Type = 'LEADER_BISMARCK';</text:p>
          </table:table-cell>
          <table:table-cell table:style-name="ce197" table:formula="of:=&quot;INSERT INTO Leader_Flavors(FlavorType, LeaderType, Flavor) SELECT 'FLAVOR_&quot;&amp;UPPER([.$A33])&amp;&quot;', Type, &quot;&amp;[.Q33]&amp;&quot; FROM Leaders WHERE Type = 'LEADER_&quot;&amp;UPPER([.Q$2])&amp;&quot;';&quot;" office:value-type="string" office:string-value="INSERT INTO Leader_Flavors(FlavorType, LeaderType, Flavor) SELECT 'FLAVOR_PRODUCTION', Type, 4 FROM Leaders WHERE Type = 'LEADER_CATHERINE';" calcext:value-type="string">
            <text:p>INSERT INTO Leader_Flavors(FlavorType, LeaderType, Flavor) SELECT 'FLAVOR_PRODUCTION', Type, 4 FROM Leaders WHERE Type = 'LEADER_CATHERINE';</text:p>
          </table:table-cell>
          <table:table-cell table:style-name="ce197" table:formula="of:=&quot;INSERT INTO Leader_Flavors(FlavorType, LeaderType, Flavor) SELECT 'FLAVOR_&quot;&amp;UPPER([.$A33])&amp;&quot;', Type, &quot;&amp;[.R33]&amp;&quot; FROM Leaders WHERE Type = 'LEADER_&quot;&amp;UPPER([.R$2])&amp;&quot;';&quot;" office:value-type="string" office:string-value="INSERT INTO Leader_Flavors(FlavorType, LeaderType, Flavor) SELECT 'FLAVOR_PRODUCTION', Type, 4 FROM Leaders WHERE Type = 'LEADER_ELIZABETH';" calcext:value-type="string">
            <text:p>INSERT INTO Leader_Flavors(FlavorType, LeaderType, Flavor) SELECT 'FLAVOR_PRODUCTION', Type, 4 FROM Leaders WHERE Type = 'LEADER_ELIZABETH';</text:p>
          </table:table-cell>
          <table:table-cell table:style-name="ce197" table:formula="of:=&quot;INSERT INTO Leader_Flavors(FlavorType, LeaderType, Flavor) SELECT 'FLAVOR_&quot;&amp;UPPER([.$A33])&amp;&quot;', Type, &quot;&amp;[.S33]&amp;&quot; FROM Leaders WHERE Type = 'LEADER_&quot;&amp;UPPER([.S$2])&amp;&quot;';&quot;" office:value-type="string" office:string-value="INSERT INTO Leader_Flavors(FlavorType, LeaderType, Flavor) SELECT 'FLAVOR_PRODUCTION', Type, 4 FROM Leaders WHERE Type = 'LEADER_GUSTAVUS_ADOLPHUS';" calcext:value-type="string">
            <text:p>INSERT INTO Leader_Flavors(FlavorType, LeaderType, Flavor) SELECT 'FLAVOR_PRODUCTION', Type, 4 FROM Leaders WHERE Type = 'LEADER_GUSTAVUS_ADOLPHUS';</text:p>
          </table:table-cell>
          <table:table-cell table:style-name="ce197" table:formula="of:=&quot;INSERT INTO Leader_Flavors(FlavorType, LeaderType, Flavor) SELECT 'FLAVOR_&quot;&amp;UPPER([.$A33])&amp;&quot;', Type, &quot;&amp;[.T33]&amp;&quot; FROM Leaders WHERE Type = 'LEADER_&quot;&amp;UPPER([.T$2])&amp;&quot;';&quot;" office:value-type="string" office:string-value="INSERT INTO Leader_Flavors(FlavorType, LeaderType, Flavor) SELECT 'FLAVOR_PRODUCTION', Type, 4 FROM Leaders WHERE Type = 'LEADER_HIAWATHA';" calcext:value-type="string">
            <text:p>INSERT INTO Leader_Flavors(FlavorType, LeaderType, Flavor) SELECT 'FLAVOR_PRODUCTION', Type, 4 FROM Leaders WHERE Type = 'LEADER_HIAWATHA';</text:p>
          </table:table-cell>
          <table:table-cell table:style-name="ce197" table:formula="of:=&quot;INSERT INTO Leader_Flavors(FlavorType, LeaderType, Flavor) SELECT 'FLAVOR_&quot;&amp;UPPER([.$A33])&amp;&quot;', Type, &quot;&amp;[.U33]&amp;&quot; FROM Leaders WHERE Type = 'LEADER_&quot;&amp;UPPER([.U$2])&amp;&quot;';&quot;" office:value-type="string" office:string-value="INSERT INTO Leader_Flavors(FlavorType, LeaderType, Flavor) SELECT 'FLAVOR_PRODUCTION', Type, 4 FROM Leaders WHERE Type = 'LEADER_MONTEZUMA';" calcext:value-type="string">
            <text:p>INSERT INTO Leader_Flavors(FlavorType, LeaderType, Flavor) SELECT 'FLAVOR_PRODUCTION', Type, 4 FROM Leaders WHERE Type = 'LEADER_MONTEZUMA';</text:p>
          </table:table-cell>
          <table:table-cell table:style-name="ce197" table:formula="of:=&quot;INSERT INTO Leader_Flavors(FlavorType, LeaderType, Flavor) SELECT 'FLAVOR_&quot;&amp;UPPER([.$A33])&amp;&quot;', Type, &quot;&amp;[.V33]&amp;&quot; FROM Leaders WHERE Type = 'LEADER_&quot;&amp;UPPER([.V$2])&amp;&quot;';&quot;" office:value-type="string" office:string-value="INSERT INTO Leader_Flavors(FlavorType, LeaderType, Flavor) SELECT 'FLAVOR_PRODUCTION', Type, 4 FROM Leaders WHERE Type = 'LEADER_THEODORA';" calcext:value-type="string">
            <text:p>INSERT INTO Leader_Flavors(FlavorType, LeaderType, Flavor) SELECT 'FLAVOR_PRODUCTION', Type, 4 FROM Leaders WHERE Type = 'LEADER_THEODORA';</text:p>
          </table:table-cell>
          <table:table-cell table:style-name="ce197" table:formula="of:=&quot;INSERT INTO Leader_Flavors(FlavorType, LeaderType, Flavor) SELECT 'FLAVOR_&quot;&amp;UPPER([.$A33])&amp;&quot;', Type, &quot;&amp;[.W33]&amp;&quot; FROM Leaders WHERE Type = 'LEADER_&quot;&amp;UPPER([.W$2])&amp;&quot;';&quot;" office:value-type="string" office:string-value="INSERT INTO Leader_Flavors(FlavorType, LeaderType, Flavor) SELECT 'FLAVOR_PRODUCTION', Type, 4 FROM Leaders WHERE Type = 'LEADER_GAJAH_MADA';" calcext:value-type="string">
            <text:p>INSERT INTO Leader_Flavors(FlavorType, LeaderType, Flavor) SELECT 'FLAVOR_PRODUCTION', Type, 4 FROM Leaders WHERE Type = 'LEADER_GAJAH_MADA';</text:p>
          </table:table-cell>
          <table:table-cell table:style-name="ce197" table:formula="of:=&quot;INSERT INTO Leader_Flavors(FlavorType, LeaderType, Flavor) SELECT 'FLAVOR_&quot;&amp;UPPER([.$A33])&amp;&quot;', Type, &quot;&amp;[.X33]&amp;&quot; FROM Leaders WHERE Type = 'LEADER_&quot;&amp;UPPER([.X$2])&amp;&quot;';&quot;" office:value-type="string" office:string-value="INSERT INTO Leader_Flavors(FlavorType, LeaderType, Flavor) SELECT 'FLAVOR_PRODUCTION', Type, 4 FROM Leaders WHERE Type = 'LEADER_CASIMIR';" calcext:value-type="string">
            <text:p>INSERT INTO Leader_Flavors(FlavorType, LeaderType, Flavor) SELECT 'FLAVOR_PRODUCTION', Type, 4 FROM Leaders WHERE Type = 'LEADER_CASIMIR';</text:p>
          </table:table-cell>
          <table:table-cell table:style-name="ce197" table:formula="of:=&quot;INSERT INTO Leader_Flavors(FlavorType, LeaderType, Flavor) SELECT 'FLAVOR_&quot;&amp;UPPER([.$A33])&amp;&quot;', Type, &quot;&amp;[.Y33]&amp;&quot; FROM Leaders WHERE Type = 'LEADER_&quot;&amp;UPPER([.Y$2])&amp;&quot;';&quot;" office:value-type="string" office:string-value="INSERT INTO Leader_Flavors(FlavorType, LeaderType, Flavor) SELECT 'FLAVOR_PRODUCTION', Type, 4 FROM Leaders WHERE Type = 'LEADER_WU_ZETIAN';" calcext:value-type="string">
            <text:p>INSERT INTO Leader_Flavors(FlavorType, LeaderType, Flavor) SELECT 'FLAVOR_PRODUCTION', Type, 4 FROM Leaders WHERE Type = 'LEADER_WU_ZETIAN';</text:p>
          </table:table-cell>
          <table:table-cell table:style-name="ce197" table:formula="of:=&quot;INSERT INTO Leader_Flavors(FlavorType, LeaderType, Flavor) SELECT 'FLAVOR_&quot;&amp;UPPER([.$A33])&amp;&quot;', Type, &quot;&amp;[.Z33]&amp;&quot; FROM Leaders WHERE Type = 'LEADER_&quot;&amp;UPPER([.Z$2])&amp;&quot;';&quot;" office:value-type="string" office:string-value="INSERT INTO Leader_Flavors(FlavorType, LeaderType, Flavor) SELECT 'FLAVOR_PRODUCTION', Type, 4 FROM Leaders WHERE Type = 'LEADER_DIPLOMAT';" calcext:value-type="string">
            <text:p>INSERT INTO Leader_Flavors(FlavorType, LeaderType, Flavor) SELECT 'FLAVOR_PRODUCTION', Type, 4 FROM Leaders WHERE Type = 'LEADER_DIPLOMAT';</text:p>
          </table:table-cell>
          <table:table-cell table:style-name="ce197" table:formula="of:=&quot;INSERT INTO Leader_Flavors(FlavorType, LeaderType, Flavor) SELECT 'FLAVOR_&quot;&amp;UPPER([.$A33])&amp;&quot;', Type, &quot;&amp;[.AA33]&amp;&quot; FROM Leaders WHERE Type = 'LEADER_&quot;&amp;UPPER([.AA$2])&amp;&quot;';&quot;" office:value-type="string" office:string-value="INSERT INTO Leader_Flavors(FlavorType, LeaderType, Flavor) SELECT 'FLAVOR_PRODUCTION', Type, 4 FROM Leaders WHERE Type = 'LEADER_GANDHI';" calcext:value-type="string">
            <text:p>INSERT INTO Leader_Flavors(FlavorType, LeaderType, Flavor) SELECT 'FLAVOR_PRODUCTION', Type, 4 FROM Leaders WHERE Type = 'LEADER_GANDHI';</text:p>
          </table:table-cell>
          <table:table-cell table:style-name="ce197" table:formula="of:=&quot;INSERT INTO Leader_Flavors(FlavorType, LeaderType, Flavor) SELECT 'FLAVOR_&quot;&amp;UPPER([.$A33])&amp;&quot;', Type, &quot;&amp;[.AB33]&amp;&quot; FROM Leaders WHERE Type = 'LEADER_&quot;&amp;UPPER([.AB$2])&amp;&quot;';&quot;" office:value-type="string" office:string-value="INSERT INTO Leader_Flavors(FlavorType, LeaderType, Flavor) SELECT 'FLAVOR_PRODUCTION', Type, 4 FROM Leaders WHERE Type = 'LEADER_SELASSIE';" calcext:value-type="string">
            <text:p>INSERT INTO Leader_Flavors(FlavorType, LeaderType, Flavor) SELECT 'FLAVOR_PRODUCTION', Type, 4 FROM Leaders WHERE Type = 'LEADER_SELASSIE';</text:p>
          </table:table-cell>
          <table:table-cell table:style-name="ce197" table:formula="of:=&quot;INSERT INTO Leader_Flavors(FlavorType, LeaderType, Flavor) SELECT 'FLAVOR_&quot;&amp;UPPER([.$A33])&amp;&quot;', Type, &quot;&amp;[.AC33]&amp;&quot; FROM Leaders WHERE Type = 'LEADER_&quot;&amp;UPPER([.AC$2])&amp;&quot;';&quot;" office:value-type="string" office:string-value="INSERT INTO Leader_Flavors(FlavorType, LeaderType, Flavor) SELECT 'FLAVOR_PRODUCTION', Type, 4 FROM Leaders WHERE Type = 'LEADER_KAMEHAMEHA';" calcext:value-type="string">
            <text:p>INSERT INTO Leader_Flavors(FlavorType, LeaderType, Flavor) SELECT 'FLAVOR_PRODUCTION', Type, 4 FROM Leaders WHERE Type = 'LEADER_KAMEHAMEHA';</text:p>
          </table:table-cell>
          <table:table-cell table:style-name="ce197" table:formula="of:=&quot;INSERT INTO Leader_Flavors(FlavorType, LeaderType, Flavor) SELECT 'FLAVOR_&quot;&amp;UPPER([.$A33])&amp;&quot;', Type, &quot;&amp;[.AD33]&amp;&quot; FROM Leaders WHERE Type = 'LEADER_&quot;&amp;UPPER([.AD$2])&amp;&quot;';&quot;" office:value-type="string" office:string-value="INSERT INTO Leader_Flavors(FlavorType, LeaderType, Flavor) SELECT 'FLAVOR_PRODUCTION', Type, 4 FROM Leaders WHERE Type = 'LEADER_MARIA_I';" calcext:value-type="string">
            <text:p>INSERT INTO Leader_Flavors(FlavorType, LeaderType, Flavor) SELECT 'FLAVOR_PRODUCTION', Type, 4 FROM Leaders WHERE Type = 'LEADER_MARIA_I';</text:p>
          </table:table-cell>
          <table:table-cell table:style-name="ce197" table:formula="of:=&quot;INSERT INTO Leader_Flavors(FlavorType, LeaderType, Flavor) SELECT 'FLAVOR_&quot;&amp;UPPER([.$A33])&amp;&quot;', Type, &quot;&amp;[.AE33]&amp;&quot; FROM Leaders WHERE Type = 'LEADER_&quot;&amp;UPPER([.AE$2])&amp;&quot;';&quot;" office:value-type="string" office:string-value="INSERT INTO Leader_Flavors(FlavorType, LeaderType, Flavor) SELECT 'FLAVOR_PRODUCTION', Type, 4 FROM Leaders WHERE Type = 'LEADER_PACHACUTI';" calcext:value-type="string">
            <text:p>INSERT INTO Leader_Flavors(FlavorType, LeaderType, Flavor) SELECT 'FLAVOR_PRODUCTION', Type, 4 FROM Leaders WHERE Type = 'LEADER_PACHACUTI';</text:p>
          </table:table-cell>
          <table:table-cell table:style-name="ce197" table:formula="of:=&quot;INSERT INTO Leader_Flavors(FlavorType, LeaderType, Flavor) SELECT 'FLAVOR_&quot;&amp;UPPER([.$A33])&amp;&quot;', Type, &quot;&amp;[.AF33]&amp;&quot; FROM Leaders WHERE Type = 'LEADER_&quot;&amp;UPPER([.AF$2])&amp;&quot;';&quot;" office:value-type="string" office:string-value="INSERT INTO Leader_Flavors(FlavorType, LeaderType, Flavor) SELECT 'FLAVOR_PRODUCTION', Type, 4 FROM Leaders WHERE Type = 'LEADER_RAMESSES';" calcext:value-type="string">
            <text:p>INSERT INTO Leader_Flavors(FlavorType, LeaderType, Flavor) SELECT 'FLAVOR_PRODUCTION', Type, 4 FROM Leaders WHERE Type = 'LEADER_RAMESSES';</text:p>
          </table:table-cell>
          <table:table-cell table:style-name="ce197" table:formula="of:=&quot;INSERT INTO Leader_Flavors(FlavorType, LeaderType, Flavor) SELECT 'FLAVOR_&quot;&amp;UPPER([.$A33])&amp;&quot;', Type, &quot;&amp;[.AG33]&amp;&quot; FROM Leaders WHERE Type = 'LEADER_&quot;&amp;UPPER([.AG$2])&amp;&quot;';&quot;" office:value-type="string" office:string-value="INSERT INTO Leader_Flavors(FlavorType, LeaderType, Flavor) SELECT 'FLAVOR_PRODUCTION', Type, 4 FROM Leaders WHERE Type = 'LEADER_RAMKHAMHAENG';" calcext:value-type="string">
            <text:p>INSERT INTO Leader_Flavors(FlavorType, LeaderType, Flavor) SELECT 'FLAVOR_PRODUCTION', Type, 4 FROM Leaders WHERE Type = 'LEADER_RAMKHAMHAENG';</text:p>
          </table:table-cell>
          <table:table-cell table:style-name="ce197" table:formula="of:=&quot;INSERT INTO Leader_Flavors(FlavorType, LeaderType, Flavor) SELECT 'FLAVOR_&quot;&amp;UPPER([.$A33])&amp;&quot;', Type, &quot;&amp;[.AH33]&amp;&quot; FROM Leaders WHERE Type = 'LEADER_&quot;&amp;UPPER([.AH$2])&amp;&quot;';&quot;" office:value-type="string" office:string-value="INSERT INTO Leader_Flavors(FlavorType, LeaderType, Flavor) SELECT 'FLAVOR_PRODUCTION', Type, 4 FROM Leaders WHERE Type = 'LEADER_PEDRO';" calcext:value-type="string">
            <text:p>INSERT INTO Leader_Flavors(FlavorType, LeaderType, Flavor) SELECT 'FLAVOR_PRODUCTION', Type, 4 FROM Leaders WHERE Type = 'LEADER_PEDRO';</text:p>
          </table:table-cell>
          <table:table-cell table:style-name="ce197" table:formula="of:=&quot;INSERT INTO Leader_Flavors(FlavorType, LeaderType, Flavor) SELECT 'FLAVOR_&quot;&amp;UPPER([.$A33])&amp;&quot;', Type, &quot;&amp;[.AI33]&amp;&quot; FROM Leaders WHERE Type = 'LEADER_&quot;&amp;UPPER([.AI$2])&amp;&quot;';&quot;" office:value-type="string" office:string-value="INSERT INTO Leader_Flavors(FlavorType, LeaderType, Flavor) SELECT 'FLAVOR_PRODUCTION', Type, 4 FROM Leaders WHERE Type = 'LEADER_AHMAD_ALMANSUR';" calcext:value-type="string">
            <text:p>INSERT INTO Leader_Flavors(FlavorType, LeaderType, Flavor) SELECT 'FLAVOR_PRODUCTION', Type, 4 FROM Leaders WHERE Type = 'LEADER_AHMAD_ALMANSUR';</text:p>
          </table:table-cell>
          <table:table-cell table:style-name="ce197" table:formula="of:=&quot;INSERT INTO Leader_Flavors(FlavorType, LeaderType, Flavor) SELECT 'FLAVOR_&quot;&amp;UPPER([.$A33])&amp;&quot;', Type, &quot;&amp;[.AJ33]&amp;&quot; FROM Leaders WHERE Type = 'LEADER_&quot;&amp;UPPER([.AJ$2])&amp;&quot;';&quot;" office:value-type="string" office:string-value="INSERT INTO Leader_Flavors(FlavorType, LeaderType, Flavor) SELECT 'FLAVOR_PRODUCTION', Type, 4 FROM Leaders WHERE Type = 'LEADER_SEJONG';" calcext:value-type="string">
            <text:p>INSERT INTO Leader_Flavors(FlavorType, LeaderType, Flavor) SELECT 'FLAVOR_PRODUCTION', Type, 4 FROM Leaders WHERE Type = 'LEADER_SEJONG';</text:p>
          </table:table-cell>
          <table:table-cell table:style-name="ce197" table:formula="of:=&quot;INSERT INTO Leader_Flavors(FlavorType, LeaderType, Flavor) SELECT 'FLAVOR_&quot;&amp;UPPER([.$A33])&amp;&quot;', Type, &quot;&amp;[.AK33]&amp;&quot; FROM Leaders WHERE Type = 'LEADER_&quot;&amp;UPPER([.AK$2])&amp;&quot;';&quot;" office:value-type="string" office:string-value="INSERT INTO Leader_Flavors(FlavorType, LeaderType, Flavor) SELECT 'FLAVOR_PRODUCTION', Type, 4 FROM Leaders WHERE Type = 'LEADER_EXPANSIONIST';" calcext:value-type="string">
            <text:p>INSERT INTO Leader_Flavors(FlavorType, LeaderType, Flavor) SELECT 'FLAVOR_PRODUCTION', Type, 4 FROM Leaders WHERE Type = 'LEADER_EXPANSIONIST';</text:p>
          </table:table-cell>
          <table:table-cell table:style-name="ce197" table:formula="of:=&quot;INSERT INTO Leader_Flavors(FlavorType, LeaderType, Flavor) SELECT 'FLAVOR_&quot;&amp;UPPER([.$A33])&amp;&quot;', Type, &quot;&amp;[.AL33]&amp;&quot; FROM Leaders WHERE Type = 'LEADER_&quot;&amp;UPPER([.AL$2])&amp;&quot;';&quot;" office:value-type="string" office:string-value="INSERT INTO Leader_Flavors(FlavorType, LeaderType, Flavor) SELECT 'FLAVOR_PRODUCTION', Type, 4 FROM Leaders WHERE Type = 'LEADER_BOUDICCA';" calcext:value-type="string">
            <text:p>INSERT INTO Leader_Flavors(FlavorType, LeaderType, Flavor) SELECT 'FLAVOR_PRODUCTION', Type, 4 FROM Leaders WHERE Type = 'LEADER_BOUDICCA';</text:p>
          </table:table-cell>
          <table:table-cell table:style-name="ce197" table:formula="of:=&quot;INSERT INTO Leader_Flavors(FlavorType, LeaderType, Flavor) SELECT 'FLAVOR_&quot;&amp;UPPER([.$A33])&amp;&quot;', Type, &quot;&amp;[.AM33]&amp;&quot; FROM Leaders WHERE Type = 'LEADER_&quot;&amp;UPPER([.AM$2])&amp;&quot;';&quot;" office:value-type="string" office:string-value="INSERT INTO Leader_Flavors(FlavorType, LeaderType, Flavor) SELECT 'FLAVOR_PRODUCTION', Type, 4 FROM Leaders WHERE Type = 'LEADER_DARIUS';" calcext:value-type="string">
            <text:p>INSERT INTO Leader_Flavors(FlavorType, LeaderType, Flavor) SELECT 'FLAVOR_PRODUCTION', Type, 4 FROM Leaders WHERE Type = 'LEADER_DARIUS';</text:p>
          </table:table-cell>
          <table:table-cell table:style-name="ce197" table:formula="of:=&quot;INSERT INTO Leader_Flavors(FlavorType, LeaderType, Flavor) SELECT 'FLAVOR_&quot;&amp;UPPER([.$A33])&amp;&quot;', Type, &quot;&amp;[.AN33]&amp;&quot; FROM Leaders WHERE Type = 'LEADER_&quot;&amp;UPPER([.AN$2])&amp;&quot;';&quot;" office:value-type="string" office:string-value="INSERT INTO Leader_Flavors(FlavorType, LeaderType, Flavor) SELECT 'FLAVOR_PRODUCTION', Type, 4 FROM Leaders WHERE Type = 'LEADER_DIDO';" calcext:value-type="string">
            <text:p>INSERT INTO Leader_Flavors(FlavorType, LeaderType, Flavor) SELECT 'FLAVOR_PRODUCTION', Type, 4 FROM Leaders WHERE Type = 'LEADER_DIDO';</text:p>
          </table:table-cell>
          <table:table-cell table:style-name="ce197" table:formula="of:=&quot;INSERT INTO Leader_Flavors(FlavorType, LeaderType, Flavor) SELECT 'FLAVOR_&quot;&amp;UPPER([.$A33])&amp;&quot;', Type, &quot;&amp;[.AO33]&amp;&quot; FROM Leaders WHERE Type = 'LEADER_&quot;&amp;UPPER([.AO$2])&amp;&quot;';&quot;" office:value-type="string" office:string-value="INSERT INTO Leader_Flavors(FlavorType, LeaderType, Flavor) SELECT 'FLAVOR_PRODUCTION', Type, 4 FROM Leaders WHERE Type = 'LEADER_HARUN_AL_RASHID';" calcext:value-type="string">
            <text:p>INSERT INTO Leader_Flavors(FlavorType, LeaderType, Flavor) SELECT 'FLAVOR_PRODUCTION', Type, 4 FROM Leaders WHERE Type = 'LEADER_HARUN_AL_RASHID';</text:p>
          </table:table-cell>
          <table:table-cell table:style-name="ce197" table:formula="of:=&quot;INSERT INTO Leader_Flavors(FlavorType, LeaderType, Flavor) SELECT 'FLAVOR_&quot;&amp;UPPER([.$A33])&amp;&quot;', Type, &quot;&amp;[.AP33]&amp;&quot; FROM Leaders WHERE Type = 'LEADER_&quot;&amp;UPPER([.AP$2])&amp;&quot;';&quot;" office:value-type="string" office:string-value="INSERT INTO Leader_Flavors(FlavorType, LeaderType, Flavor) SELECT 'FLAVOR_PRODUCTION', Type, 4 FROM Leaders WHERE Type = 'LEADER_NEBUCHADNEZZAR';" calcext:value-type="string">
            <text:p>INSERT INTO Leader_Flavors(FlavorType, LeaderType, Flavor) SELECT 'FLAVOR_PRODUCTION', Type, 4 FROM Leaders WHERE Type = 'LEADER_NEBUCHADNEZZAR';</text:p>
          </table:table-cell>
          <table:table-cell table:style-name="ce197" table:formula="of:=&quot;INSERT INTO Leader_Flavors(FlavorType, LeaderType, Flavor) SELECT 'FLAVOR_&quot;&amp;UPPER([.$A33])&amp;&quot;', Type, &quot;&amp;[.AQ33]&amp;&quot; FROM Leaders WHERE Type = 'LEADER_&quot;&amp;UPPER([.AQ$2])&amp;&quot;';&quot;" office:value-type="string" office:string-value="INSERT INTO Leader_Flavors(FlavorType, LeaderType, Flavor) SELECT 'FLAVOR_PRODUCTION', Type, 4 FROM Leaders WHERE Type = 'LEADER_PACAL';" calcext:value-type="string">
            <text:p>INSERT INTO Leader_Flavors(FlavorType, LeaderType, Flavor) SELECT 'FLAVOR_PRODUCTION', Type, 4 FROM Leaders WHERE Type = 'LEADER_PACAL';</text:p>
          </table:table-cell>
          <table:table-cell table:style-name="ce197" table:formula="of:=&quot;INSERT INTO Leader_Flavors(FlavorType, LeaderType, Flavor) SELECT 'FLAVOR_&quot;&amp;UPPER([.$A33])&amp;&quot;', Type, &quot;&amp;[.AR33]&amp;&quot; FROM Leaders WHERE Type = 'LEADER_&quot;&amp;UPPER([.AR$2])&amp;&quot;';&quot;" office:value-type="string" office:string-value="INSERT INTO Leader_Flavors(FlavorType, LeaderType, Flavor) SELECT 'FLAVOR_PRODUCTION', Type, 4 FROM Leaders WHERE Type = 'LEADER_SULEIMAN';" calcext:value-type="string">
            <text:p>INSERT INTO Leader_Flavors(FlavorType, LeaderType, Flavor) SELECT 'FLAVOR_PRODUCTION', Type, 4 FROM Leaders WHERE Type = 'LEADER_SULEIMAN';</text:p>
          </table:table-cell>
          <table:table-cell table:style-name="ce197" table:formula="of:=&quot;INSERT INTO Leader_Flavors(FlavorType, LeaderType, Flavor) SELECT 'FLAVOR_&quot;&amp;UPPER([.$A33])&amp;&quot;', Type, &quot;&amp;[.AS33]&amp;&quot; FROM Leaders WHERE Type = 'LEADER_&quot;&amp;UPPER([.AS$2])&amp;&quot;';&quot;" office:value-type="string" office:string-value="INSERT INTO Leader_Flavors(FlavorType, LeaderType, Flavor) SELECT 'FLAVOR_PRODUCTION', Type, 4 FROM Leaders WHERE Type = 'LEADER_WASHINGTON';" calcext:value-type="string">
            <text:p>INSERT INTO Leader_Flavors(FlavorType, LeaderType, Flavor) SELECT 'FLAVOR_PRODUCTION', Type, 4 FROM Leaders WHERE Type = 'LEADER_WASHINGTON';</text:p>
          </table:table-cell>
          <table:table-cell table:style-name="ce197" table:formula="of:=&quot;INSERT INTO Leader_Flavors(FlavorType, LeaderType, Flavor) SELECT 'FLAVOR_&quot;&amp;UPPER([.$A33])&amp;&quot;', Type, &quot;&amp;[.AT33]&amp;&quot; FROM Leaders WHERE Type = 'LEADER_&quot;&amp;UPPER([.AT$2])&amp;&quot;';&quot;" office:value-type="string" office:string-value="INSERT INTO Leader_Flavors(FlavorType, LeaderType, Flavor) SELECT 'FLAVOR_PRODUCTION', Type, 4 FROM Leaders WHERE Type = 'LEADER_MARIA';" calcext:value-type="string">
            <text:p>INSERT INTO Leader_Flavors(FlavorType, LeaderType, Flavor) SELECT 'FLAVOR_PRODUCTION', Type, 4 FROM Leaders WHERE Type = 'LEADER_MARIA';</text:p>
          </table:table-cell>
          <table:table-cell table:style-name="ce197" table:formula="of:=&quot;INSERT INTO Leader_Flavors(FlavorType, LeaderType, Flavor) SELECT 'FLAVOR_&quot;&amp;UPPER([.$A33])&amp;&quot;', Type, &quot;&amp;[.AU33]&amp;&quot; FROM Leaders WHERE Type = 'LEADER_&quot;&amp;UPPER([.AU$2])&amp;&quot;';&quot;" office:value-type="string" office:string-value="INSERT INTO Leader_Flavors(FlavorType, LeaderType, Flavor) SELECT 'FLAVOR_PRODUCTION', Type, 4 FROM Leaders WHERE Type = 'LEADER_POCATELLO';" calcext:value-type="string">
            <text:p>INSERT INTO Leader_Flavors(FlavorType, LeaderType, Flavor) SELECT 'FLAVOR_PRODUCTION', Type, 4 FROM Leaders WHERE Type = 'LEADER_POCATELLO';</text:p>
          </table:table-cell>
          <table:table-cell table:style-name="ce197" table:formula="of:=&quot;INSERT INTO Leader_Flavors(FlavorType, LeaderType, Flavor) SELECT 'FLAVOR_&quot;&amp;UPPER([.$A33])&amp;&quot;', Type, &quot;&amp;[.AV33]&amp;&quot; FROM Leaders WHERE Type = 'LEADER_&quot;&amp;UPPER([.AV$2])&amp;&quot;';&quot;" office:value-type="string" office:string-value="INSERT INTO Leader_Flavors(FlavorType, LeaderType, Flavor) SELECT 'FLAVOR_PRODUCTION', Type, 4 FROM Leaders WHERE Type = 'LEADER_WILLIAM';" calcext:value-type="string">
            <text:p>INSERT INTO Leader_Flavors(FlavorType, LeaderType, Flavor) SELECT 'FLAVOR_PRODUCTION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34])&amp;&quot;', Type, &quot;&amp;[.C34]&amp;&quot; FROM Leaders WHERE Type = 'LEADER_&quot;&amp;UPPER([.C$2])&amp;&quot;';&quot;" office:value-type="string" office:string-value="INSERT INTO Leader_Flavors(FlavorType, LeaderType, Flavor) SELECT 'FLAVOR_I_LAND_TRADE_ROUTE', Type, 4 FROM Leaders WHERE Type = 'LEADER_ASHURBANIPAL';" calcext:value-type="string">
            <text:p>INSERT INTO Leader_Flavors(FlavorType, LeaderType, Flavor) SELECT 'FLAVOR_I_LAND_TRADE_ROUTE', Type, 4 FROM Leaders WHERE Type = 'LEADER_ASHURBANIPAL';</text:p>
          </table:table-cell>
          <table:table-cell table:style-name="ce197" table:formula="of:=&quot;INSERT INTO Leader_Flavors(FlavorType, LeaderType, Flavor) SELECT 'FLAVOR_&quot;&amp;UPPER([.$A34])&amp;&quot;', Type, &quot;&amp;[.D34]&amp;&quot; FROM Leaders WHERE Type = 'LEADER_&quot;&amp;UPPER([.D$2])&amp;&quot;';&quot;" office:value-type="string" office:string-value="INSERT INTO Leader_Flavors(FlavorType, LeaderType, Flavor) SELECT 'FLAVOR_I_LAND_TRADE_ROUTE', Type, 4 FROM Leaders WHERE Type = 'LEADER_ASKIA';" calcext:value-type="string">
            <text:p>INSERT INTO Leader_Flavors(FlavorType, LeaderType, Flavor) SELECT 'FLAVOR_I_LAND_TRADE_ROUTE', Type, 4 FROM Leaders WHERE Type = 'LEADER_ASKIA';</text:p>
          </table:table-cell>
          <table:table-cell table:style-name="ce197" table:formula="of:=&quot;INSERT INTO Leader_Flavors(FlavorType, LeaderType, Flavor) SELECT 'FLAVOR_&quot;&amp;UPPER([.$A34])&amp;&quot;', Type, &quot;&amp;[.E34]&amp;&quot; FROM Leaders WHERE Type = 'LEADER_&quot;&amp;UPPER([.E$2])&amp;&quot;';&quot;" office:value-type="string" office:string-value="INSERT INTO Leader_Flavors(FlavorType, LeaderType, Flavor) SELECT 'FLAVOR_I_LAND_TRADE_ROUTE', Type, 4 FROM Leaders WHERE Type = 'LEADER_ATTILA';" calcext:value-type="string">
            <text:p>INSERT INTO Leader_Flavors(FlavorType, LeaderType, Flavor) SELECT 'FLAVOR_I_LAND_TRADE_ROUTE', Type, 4 FROM Leaders WHERE Type = 'LEADER_ATTILA';</text:p>
          </table:table-cell>
          <table:table-cell table:style-name="ce197" table:formula="of:=&quot;INSERT INTO Leader_Flavors(FlavorType, LeaderType, Flavor) SELECT 'FLAVOR_&quot;&amp;UPPER([.$A34])&amp;&quot;', Type, &quot;&amp;[.F34]&amp;&quot; FROM Leaders WHERE Type = 'LEADER_&quot;&amp;UPPER([.F$2])&amp;&quot;';&quot;" office:value-type="string" office:string-value="INSERT INTO Leader_Flavors(FlavorType, LeaderType, Flavor) SELECT 'FLAVOR_I_LAND_TRADE_ROUTE', Type, 4 FROM Leaders WHERE Type = 'LEADER_AUGUSTUS';" calcext:value-type="string">
            <text:p>INSERT INTO Leader_Flavors(FlavorType, LeaderType, Flavor) SELECT 'FLAVOR_I_LAND_TRADE_ROUTE', Type, 4 FROM Leaders WHERE Type = 'LEADER_AUGUSTUS';</text:p>
          </table:table-cell>
          <table:table-cell table:style-name="ce197" table:formula="of:=&quot;INSERT INTO Leader_Flavors(FlavorType, LeaderType, Flavor) SELECT 'FLAVOR_&quot;&amp;UPPER([.$A34])&amp;&quot;', Type, &quot;&amp;[.G34]&amp;&quot; FROM Leaders WHERE Type = 'LEADER_&quot;&amp;UPPER([.G$2])&amp;&quot;';&quot;" office:value-type="string" office:string-value="INSERT INTO Leader_Flavors(FlavorType, LeaderType, Flavor) SELECT 'FLAVOR_I_LAND_TRADE_ROUTE', Type, 4 FROM Leaders WHERE Type = 'LEADER_GENGHIS_KHAN';" calcext:value-type="string">
            <text:p>INSERT INTO Leader_Flavors(FlavorType, LeaderType, Flavor) SELECT 'FLAVOR_I_LAND_TRADE_ROUTE', Type, 4 FROM Leaders WHERE Type = 'LEADER_GENGHIS_KHAN';</text:p>
          </table:table-cell>
          <table:table-cell table:style-name="ce197" table:formula="of:=&quot;INSERT INTO Leader_Flavors(FlavorType, LeaderType, Flavor) SELECT 'FLAVOR_&quot;&amp;UPPER([.$A34])&amp;&quot;', Type, &quot;&amp;[.H34]&amp;&quot; FROM Leaders WHERE Type = 'LEADER_&quot;&amp;UPPER([.H$2])&amp;&quot;';&quot;" office:value-type="string" office:string-value="INSERT INTO Leader_Flavors(FlavorType, LeaderType, Flavor) SELECT 'FLAVOR_I_LAND_TRADE_ROUTE', Type, 4 FROM Leaders WHERE Type = 'LEADER_HARALD';" calcext:value-type="string">
            <text:p>INSERT INTO Leader_Flavors(FlavorType, LeaderType, Flavor) SELECT 'FLAVOR_I_LAND_TRADE_ROUTE', Type, 4 FROM Leaders WHERE Type = 'LEADER_HARALD';</text:p>
          </table:table-cell>
          <table:table-cell table:style-name="ce197" table:formula="of:=&quot;INSERT INTO Leader_Flavors(FlavorType, LeaderType, Flavor) SELECT 'FLAVOR_&quot;&amp;UPPER([.$A34])&amp;&quot;', Type, &quot;&amp;[.I34]&amp;&quot; FROM Leaders WHERE Type = 'LEADER_&quot;&amp;UPPER([.I$2])&amp;&quot;';&quot;" office:value-type="string" office:string-value="INSERT INTO Leader_Flavors(FlavorType, LeaderType, Flavor) SELECT 'FLAVOR_I_LAND_TRADE_ROUTE', Type, 4 FROM Leaders WHERE Type = 'LEADER_ISABELLA';" calcext:value-type="string">
            <text:p>INSERT INTO Leader_Flavors(FlavorType, LeaderType, Flavor) SELECT 'FLAVOR_I_LAND_TRADE_ROUTE', Type, 4 FROM Leaders WHERE Type = 'LEADER_ISABELLA';</text:p>
          </table:table-cell>
          <table:table-cell table:style-name="ce197" table:formula="of:=&quot;INSERT INTO Leader_Flavors(FlavorType, LeaderType, Flavor) SELECT 'FLAVOR_&quot;&amp;UPPER([.$A34])&amp;&quot;', Type, &quot;&amp;[.J34]&amp;&quot; FROM Leaders WHERE Type = 'LEADER_&quot;&amp;UPPER([.J$2])&amp;&quot;';&quot;" office:value-type="string" office:string-value="INSERT INTO Leader_Flavors(FlavorType, LeaderType, Flavor) SELECT 'FLAVOR_I_LAND_TRADE_ROUTE', Type, 4 FROM Leaders WHERE Type = 'LEADER_NAPOLEON';" calcext:value-type="string">
            <text:p>INSERT INTO Leader_Flavors(FlavorType, LeaderType, Flavor) SELECT 'FLAVOR_I_LAND_TRADE_ROUTE', Type, 4 FROM Leaders WHERE Type = 'LEADER_NAPOLEON';</text:p>
          </table:table-cell>
          <table:table-cell table:style-name="ce197" table:formula="of:=&quot;INSERT INTO Leader_Flavors(FlavorType, LeaderType, Flavor) SELECT 'FLAVOR_&quot;&amp;UPPER([.$A34])&amp;&quot;', Type, &quot;&amp;[.K34]&amp;&quot; FROM Leaders WHERE Type = 'LEADER_&quot;&amp;UPPER([.K$2])&amp;&quot;';&quot;" office:value-type="string" office:string-value="INSERT INTO Leader_Flavors(FlavorType, LeaderType, Flavor) SELECT 'FLAVOR_I_LAND_TRADE_ROUTE', Type, 4 FROM Leaders WHERE Type = 'LEADER_ODA_NOBUNAGA';" calcext:value-type="string">
            <text:p>INSERT INTO Leader_Flavors(FlavorType, LeaderType, Flavor) SELECT 'FLAVOR_I_LAND_TRADE_ROUTE', Type, 4 FROM Leaders WHERE Type = 'LEADER_ODA_NOBUNAGA';</text:p>
          </table:table-cell>
          <table:table-cell table:style-name="ce197" table:formula="of:=&quot;INSERT INTO Leader_Flavors(FlavorType, LeaderType, Flavor) SELECT 'FLAVOR_&quot;&amp;UPPER([.$A34])&amp;&quot;', Type, &quot;&amp;[.L34]&amp;&quot; FROM Leaders WHERE Type = 'LEADER_&quot;&amp;UPPER([.L$2])&amp;&quot;';&quot;" office:value-type="string" office:string-value="INSERT INTO Leader_Flavors(FlavorType, LeaderType, Flavor) SELECT 'FLAVOR_I_LAND_TRADE_ROUTE', Type, 4 FROM Leaders WHERE Type = 'LEADER_ENRICO_DANDOLO';" calcext:value-type="string">
            <text:p>INSERT INTO Leader_Flavors(FlavorType, LeaderType, Flavor) SELECT 'FLAVOR_I_LAND_TRADE_ROUTE', Type, 4 FROM Leaders WHERE Type = 'LEADER_ENRICO_DANDOLO';</text:p>
          </table:table-cell>
          <table:table-cell table:style-name="ce197" table:formula="of:=&quot;INSERT INTO Leader_Flavors(FlavorType, LeaderType, Flavor) SELECT 'FLAVOR_&quot;&amp;UPPER([.$A34])&amp;&quot;', Type, &quot;&amp;[.M34]&amp;&quot; FROM Leaders WHERE Type = 'LEADER_&quot;&amp;UPPER([.M$2])&amp;&quot;';&quot;" office:value-type="string" office:string-value="INSERT INTO Leader_Flavors(FlavorType, LeaderType, Flavor) SELECT 'FLAVOR_I_LAND_TRADE_ROUTE', Type, 4 FROM Leaders WHERE Type = 'LEADER_SHAKA';" calcext:value-type="string">
            <text:p>INSERT INTO Leader_Flavors(FlavorType, LeaderType, Flavor) SELECT 'FLAVOR_I_LAND_TRADE_ROUTE', Type, 4 FROM Leaders WHERE Type = 'LEADER_SHAKA';</text:p>
          </table:table-cell>
          <table:table-cell table:style-name="ce197" table:formula="of:=&quot;INSERT INTO Leader_Flavors(FlavorType, LeaderType, Flavor) SELECT 'FLAVOR_&quot;&amp;UPPER([.$A34])&amp;&quot;', Type, &quot;&amp;[.N34]&amp;&quot; FROM Leaders WHERE Type = 'LEADER_&quot;&amp;UPPER([.N$2])&amp;&quot;';&quot;" office:value-type="string" office:string-value="INSERT INTO Leader_Flavors(FlavorType, LeaderType, Flavor) SELECT 'FLAVOR_I_LAND_TRADE_ROUTE', Type, 4 FROM Leaders WHERE Type = 'LEADER_COALITION';" calcext:value-type="string">
            <text:p>INSERT INTO Leader_Flavors(FlavorType, LeaderType, Flavor) SELECT 'FLAVOR_I_LAND_TRADE_ROUTE', Type, 4 FROM Leaders WHERE Type = 'LEADER_COALITION';</text:p>
          </table:table-cell>
          <table:table-cell table:style-name="ce197" table:formula="of:=&quot;INSERT INTO Leader_Flavors(FlavorType, LeaderType, Flavor) SELECT 'FLAVOR_&quot;&amp;UPPER([.$A34])&amp;&quot;', Type, &quot;&amp;[.O34]&amp;&quot; FROM Leaders WHERE Type = 'LEADER_&quot;&amp;UPPER([.O$2])&amp;&quot;';&quot;" office:value-type="string" office:string-value="INSERT INTO Leader_Flavors(FlavorType, LeaderType, Flavor) SELECT 'FLAVOR_I_LAND_TRADE_ROUTE', Type, 4 FROM Leaders WHERE Type = 'LEADER_ALEXANDER';" calcext:value-type="string">
            <text:p>INSERT INTO Leader_Flavors(FlavorType, LeaderType, Flavor) SELECT 'FLAVOR_I_LAND_TRADE_ROUTE', Type, 4 FROM Leaders WHERE Type = 'LEADER_ALEXANDER';</text:p>
          </table:table-cell>
          <table:table-cell table:style-name="ce197" table:formula="of:=&quot;INSERT INTO Leader_Flavors(FlavorType, LeaderType, Flavor) SELECT 'FLAVOR_&quot;&amp;UPPER([.$A34])&amp;&quot;', Type, &quot;&amp;[.P34]&amp;&quot; FROM Leaders WHERE Type = 'LEADER_&quot;&amp;UPPER([.P$2])&amp;&quot;';&quot;" office:value-type="string" office:string-value="INSERT INTO Leader_Flavors(FlavorType, LeaderType, Flavor) SELECT 'FLAVOR_I_LAND_TRADE_ROUTE', Type, 4 FROM Leaders WHERE Type = 'LEADER_BISMARCK';" calcext:value-type="string">
            <text:p>INSERT INTO Leader_Flavors(FlavorType, LeaderType, Flavor) SELECT 'FLAVOR_I_LAND_TRADE_ROUTE', Type, 4 FROM Leaders WHERE Type = 'LEADER_BISMARCK';</text:p>
          </table:table-cell>
          <table:table-cell table:style-name="ce197" table:formula="of:=&quot;INSERT INTO Leader_Flavors(FlavorType, LeaderType, Flavor) SELECT 'FLAVOR_&quot;&amp;UPPER([.$A34])&amp;&quot;', Type, &quot;&amp;[.Q34]&amp;&quot; FROM Leaders WHERE Type = 'LEADER_&quot;&amp;UPPER([.Q$2])&amp;&quot;';&quot;" office:value-type="string" office:string-value="INSERT INTO Leader_Flavors(FlavorType, LeaderType, Flavor) SELECT 'FLAVOR_I_LAND_TRADE_ROUTE', Type, 4 FROM Leaders WHERE Type = 'LEADER_CATHERINE';" calcext:value-type="string">
            <text:p>INSERT INTO Leader_Flavors(FlavorType, LeaderType, Flavor) SELECT 'FLAVOR_I_LAND_TRADE_ROUTE', Type, 4 FROM Leaders WHERE Type = 'LEADER_CATHERINE';</text:p>
          </table:table-cell>
          <table:table-cell table:style-name="ce197" table:formula="of:=&quot;INSERT INTO Leader_Flavors(FlavorType, LeaderType, Flavor) SELECT 'FLAVOR_&quot;&amp;UPPER([.$A34])&amp;&quot;', Type, &quot;&amp;[.R34]&amp;&quot; FROM Leaders WHERE Type = 'LEADER_&quot;&amp;UPPER([.R$2])&amp;&quot;';&quot;" office:value-type="string" office:string-value="INSERT INTO Leader_Flavors(FlavorType, LeaderType, Flavor) SELECT 'FLAVOR_I_LAND_TRADE_ROUTE', Type, 4 FROM Leaders WHERE Type = 'LEADER_ELIZABETH';" calcext:value-type="string">
            <text:p>INSERT INTO Leader_Flavors(FlavorType, LeaderType, Flavor) SELECT 'FLAVOR_I_LAND_TRADE_ROUTE', Type, 4 FROM Leaders WHERE Type = 'LEADER_ELIZABETH';</text:p>
          </table:table-cell>
          <table:table-cell table:style-name="ce197" table:formula="of:=&quot;INSERT INTO Leader_Flavors(FlavorType, LeaderType, Flavor) SELECT 'FLAVOR_&quot;&amp;UPPER([.$A34])&amp;&quot;', Type, &quot;&amp;[.S34]&amp;&quot; FROM Leaders WHERE Type = 'LEADER_&quot;&amp;UPPER([.S$2])&amp;&quot;';&quot;" office:value-type="string" office:string-value="INSERT INTO Leader_Flavors(FlavorType, LeaderType, Flavor) SELECT 'FLAVOR_I_LAND_TRADE_ROUTE', Type, 4 FROM Leaders WHERE Type = 'LEADER_GUSTAVUS_ADOLPHUS';" calcext:value-type="string">
            <text:p>INSERT INTO Leader_Flavors(FlavorType, LeaderType, Flavor) SELECT 'FLAVOR_I_LAND_TRADE_ROUTE', Type, 4 FROM Leaders WHERE Type = 'LEADER_GUSTAVUS_ADOLPHUS';</text:p>
          </table:table-cell>
          <table:table-cell table:style-name="ce197" table:formula="of:=&quot;INSERT INTO Leader_Flavors(FlavorType, LeaderType, Flavor) SELECT 'FLAVOR_&quot;&amp;UPPER([.$A34])&amp;&quot;', Type, &quot;&amp;[.T34]&amp;&quot; FROM Leaders WHERE Type = 'LEADER_&quot;&amp;UPPER([.T$2])&amp;&quot;';&quot;" office:value-type="string" office:string-value="INSERT INTO Leader_Flavors(FlavorType, LeaderType, Flavor) SELECT 'FLAVOR_I_LAND_TRADE_ROUTE', Type, 4 FROM Leaders WHERE Type = 'LEADER_HIAWATHA';" calcext:value-type="string">
            <text:p>INSERT INTO Leader_Flavors(FlavorType, LeaderType, Flavor) SELECT 'FLAVOR_I_LAND_TRADE_ROUTE', Type, 4 FROM Leaders WHERE Type = 'LEADER_HIAWATHA';</text:p>
          </table:table-cell>
          <table:table-cell table:style-name="ce197" table:formula="of:=&quot;INSERT INTO Leader_Flavors(FlavorType, LeaderType, Flavor) SELECT 'FLAVOR_&quot;&amp;UPPER([.$A34])&amp;&quot;', Type, &quot;&amp;[.U34]&amp;&quot; FROM Leaders WHERE Type = 'LEADER_&quot;&amp;UPPER([.U$2])&amp;&quot;';&quot;" office:value-type="string" office:string-value="INSERT INTO Leader_Flavors(FlavorType, LeaderType, Flavor) SELECT 'FLAVOR_I_LAND_TRADE_ROUTE', Type, 4 FROM Leaders WHERE Type = 'LEADER_MONTEZUMA';" calcext:value-type="string">
            <text:p>INSERT INTO Leader_Flavors(FlavorType, LeaderType, Flavor) SELECT 'FLAVOR_I_LAND_TRADE_ROUTE', Type, 4 FROM Leaders WHERE Type = 'LEADER_MONTEZUMA';</text:p>
          </table:table-cell>
          <table:table-cell table:style-name="ce197" table:formula="of:=&quot;INSERT INTO Leader_Flavors(FlavorType, LeaderType, Flavor) SELECT 'FLAVOR_&quot;&amp;UPPER([.$A34])&amp;&quot;', Type, &quot;&amp;[.V34]&amp;&quot; FROM Leaders WHERE Type = 'LEADER_&quot;&amp;UPPER([.V$2])&amp;&quot;';&quot;" office:value-type="string" office:string-value="INSERT INTO Leader_Flavors(FlavorType, LeaderType, Flavor) SELECT 'FLAVOR_I_LAND_TRADE_ROUTE', Type, 4 FROM Leaders WHERE Type = 'LEADER_THEODORA';" calcext:value-type="string">
            <text:p>INSERT INTO Leader_Flavors(FlavorType, LeaderType, Flavor) SELECT 'FLAVOR_I_LAND_TRADE_ROUTE', Type, 4 FROM Leaders WHERE Type = 'LEADER_THEODORA';</text:p>
          </table:table-cell>
          <table:table-cell table:style-name="ce197" table:formula="of:=&quot;INSERT INTO Leader_Flavors(FlavorType, LeaderType, Flavor) SELECT 'FLAVOR_&quot;&amp;UPPER([.$A34])&amp;&quot;', Type, &quot;&amp;[.W34]&amp;&quot; FROM Leaders WHERE Type = 'LEADER_&quot;&amp;UPPER([.W$2])&amp;&quot;';&quot;" office:value-type="string" office:string-value="INSERT INTO Leader_Flavors(FlavorType, LeaderType, Flavor) SELECT 'FLAVOR_I_LAND_TRADE_ROUTE', Type, 4 FROM Leaders WHERE Type = 'LEADER_GAJAH_MADA';" calcext:value-type="string">
            <text:p>INSERT INTO Leader_Flavors(FlavorType, LeaderType, Flavor) SELECT 'FLAVOR_I_LAND_TRADE_ROUTE', Type, 4 FROM Leaders WHERE Type = 'LEADER_GAJAH_MADA';</text:p>
          </table:table-cell>
          <table:table-cell table:style-name="ce197" table:formula="of:=&quot;INSERT INTO Leader_Flavors(FlavorType, LeaderType, Flavor) SELECT 'FLAVOR_&quot;&amp;UPPER([.$A34])&amp;&quot;', Type, &quot;&amp;[.X34]&amp;&quot; FROM Leaders WHERE Type = 'LEADER_&quot;&amp;UPPER([.X$2])&amp;&quot;';&quot;" office:value-type="string" office:string-value="INSERT INTO Leader_Flavors(FlavorType, LeaderType, Flavor) SELECT 'FLAVOR_I_LAND_TRADE_ROUTE', Type, 4 FROM Leaders WHERE Type = 'LEADER_CASIMIR';" calcext:value-type="string">
            <text:p>INSERT INTO Leader_Flavors(FlavorType, LeaderType, Flavor) SELECT 'FLAVOR_I_LAND_TRADE_ROUTE', Type, 4 FROM Leaders WHERE Type = 'LEADER_CASIMIR';</text:p>
          </table:table-cell>
          <table:table-cell table:style-name="ce197" table:formula="of:=&quot;INSERT INTO Leader_Flavors(FlavorType, LeaderType, Flavor) SELECT 'FLAVOR_&quot;&amp;UPPER([.$A34])&amp;&quot;', Type, &quot;&amp;[.Y34]&amp;&quot; FROM Leaders WHERE Type = 'LEADER_&quot;&amp;UPPER([.Y$2])&amp;&quot;';&quot;" office:value-type="string" office:string-value="INSERT INTO Leader_Flavors(FlavorType, LeaderType, Flavor) SELECT 'FLAVOR_I_LAND_TRADE_ROUTE', Type, 4 FROM Leaders WHERE Type = 'LEADER_WU_ZETIAN';" calcext:value-type="string">
            <text:p>INSERT INTO Leader_Flavors(FlavorType, LeaderType, Flavor) SELECT 'FLAVOR_I_LAND_TRADE_ROUTE', Type, 4 FROM Leaders WHERE Type = 'LEADER_WU_ZETIAN';</text:p>
          </table:table-cell>
          <table:table-cell table:style-name="ce197" table:formula="of:=&quot;INSERT INTO Leader_Flavors(FlavorType, LeaderType, Flavor) SELECT 'FLAVOR_&quot;&amp;UPPER([.$A34])&amp;&quot;', Type, &quot;&amp;[.Z34]&amp;&quot; FROM Leaders WHERE Type = 'LEADER_&quot;&amp;UPPER([.Z$2])&amp;&quot;';&quot;" office:value-type="string" office:string-value="INSERT INTO Leader_Flavors(FlavorType, LeaderType, Flavor) SELECT 'FLAVOR_I_LAND_TRADE_ROUTE', Type, 4 FROM Leaders WHERE Type = 'LEADER_DIPLOMAT';" calcext:value-type="string">
            <text:p>INSERT INTO Leader_Flavors(FlavorType, LeaderType, Flavor) SELECT 'FLAVOR_I_LAND_TRADE_ROUTE', Type, 4 FROM Leaders WHERE Type = 'LEADER_DIPLOMAT';</text:p>
          </table:table-cell>
          <table:table-cell table:style-name="ce197" table:formula="of:=&quot;INSERT INTO Leader_Flavors(FlavorType, LeaderType, Flavor) SELECT 'FLAVOR_&quot;&amp;UPPER([.$A34])&amp;&quot;', Type, &quot;&amp;[.AA34]&amp;&quot; FROM Leaders WHERE Type = 'LEADER_&quot;&amp;UPPER([.AA$2])&amp;&quot;';&quot;" office:value-type="string" office:string-value="INSERT INTO Leader_Flavors(FlavorType, LeaderType, Flavor) SELECT 'FLAVOR_I_LAND_TRADE_ROUTE', Type, 4 FROM Leaders WHERE Type = 'LEADER_GANDHI';" calcext:value-type="string">
            <text:p>INSERT INTO Leader_Flavors(FlavorType, LeaderType, Flavor) SELECT 'FLAVOR_I_LAND_TRADE_ROUTE', Type, 4 FROM Leaders WHERE Type = 'LEADER_GANDHI';</text:p>
          </table:table-cell>
          <table:table-cell table:style-name="ce197" table:formula="of:=&quot;INSERT INTO Leader_Flavors(FlavorType, LeaderType, Flavor) SELECT 'FLAVOR_&quot;&amp;UPPER([.$A34])&amp;&quot;', Type, &quot;&amp;[.AB34]&amp;&quot; FROM Leaders WHERE Type = 'LEADER_&quot;&amp;UPPER([.AB$2])&amp;&quot;';&quot;" office:value-type="string" office:string-value="INSERT INTO Leader_Flavors(FlavorType, LeaderType, Flavor) SELECT 'FLAVOR_I_LAND_TRADE_ROUTE', Type, 4 FROM Leaders WHERE Type = 'LEADER_SELASSIE';" calcext:value-type="string">
            <text:p>INSERT INTO Leader_Flavors(FlavorType, LeaderType, Flavor) SELECT 'FLAVOR_I_LAND_TRADE_ROUTE', Type, 4 FROM Leaders WHERE Type = 'LEADER_SELASSIE';</text:p>
          </table:table-cell>
          <table:table-cell table:style-name="ce197" table:formula="of:=&quot;INSERT INTO Leader_Flavors(FlavorType, LeaderType, Flavor) SELECT 'FLAVOR_&quot;&amp;UPPER([.$A34])&amp;&quot;', Type, &quot;&amp;[.AC34]&amp;&quot; FROM Leaders WHERE Type = 'LEADER_&quot;&amp;UPPER([.AC$2])&amp;&quot;';&quot;" office:value-type="string" office:string-value="INSERT INTO Leader_Flavors(FlavorType, LeaderType, Flavor) SELECT 'FLAVOR_I_LAND_TRADE_ROUTE', Type, 4 FROM Leaders WHERE Type = 'LEADER_KAMEHAMEHA';" calcext:value-type="string">
            <text:p>INSERT INTO Leader_Flavors(FlavorType, LeaderType, Flavor) SELECT 'FLAVOR_I_LAND_TRADE_ROUTE', Type, 4 FROM Leaders WHERE Type = 'LEADER_KAMEHAMEHA';</text:p>
          </table:table-cell>
          <table:table-cell table:style-name="ce197" table:formula="of:=&quot;INSERT INTO Leader_Flavors(FlavorType, LeaderType, Flavor) SELECT 'FLAVOR_&quot;&amp;UPPER([.$A34])&amp;&quot;', Type, &quot;&amp;[.AD34]&amp;&quot; FROM Leaders WHERE Type = 'LEADER_&quot;&amp;UPPER([.AD$2])&amp;&quot;';&quot;" office:value-type="string" office:string-value="INSERT INTO Leader_Flavors(FlavorType, LeaderType, Flavor) SELECT 'FLAVOR_I_LAND_TRADE_ROUTE', Type, 4 FROM Leaders WHERE Type = 'LEADER_MARIA_I';" calcext:value-type="string">
            <text:p>INSERT INTO Leader_Flavors(FlavorType, LeaderType, Flavor) SELECT 'FLAVOR_I_LAND_TRADE_ROUTE', Type, 4 FROM Leaders WHERE Type = 'LEADER_MARIA_I';</text:p>
          </table:table-cell>
          <table:table-cell table:style-name="ce197" table:formula="of:=&quot;INSERT INTO Leader_Flavors(FlavorType, LeaderType, Flavor) SELECT 'FLAVOR_&quot;&amp;UPPER([.$A34])&amp;&quot;', Type, &quot;&amp;[.AE34]&amp;&quot; FROM Leaders WHERE Type = 'LEADER_&quot;&amp;UPPER([.AE$2])&amp;&quot;';&quot;" office:value-type="string" office:string-value="INSERT INTO Leader_Flavors(FlavorType, LeaderType, Flavor) SELECT 'FLAVOR_I_LAND_TRADE_ROUTE', Type, 4 FROM Leaders WHERE Type = 'LEADER_PACHACUTI';" calcext:value-type="string">
            <text:p>INSERT INTO Leader_Flavors(FlavorType, LeaderType, Flavor) SELECT 'FLAVOR_I_LAND_TRADE_ROUTE', Type, 4 FROM Leaders WHERE Type = 'LEADER_PACHACUTI';</text:p>
          </table:table-cell>
          <table:table-cell table:style-name="ce197" table:formula="of:=&quot;INSERT INTO Leader_Flavors(FlavorType, LeaderType, Flavor) SELECT 'FLAVOR_&quot;&amp;UPPER([.$A34])&amp;&quot;', Type, &quot;&amp;[.AF34]&amp;&quot; FROM Leaders WHERE Type = 'LEADER_&quot;&amp;UPPER([.AF$2])&amp;&quot;';&quot;" office:value-type="string" office:string-value="INSERT INTO Leader_Flavors(FlavorType, LeaderType, Flavor) SELECT 'FLAVOR_I_LAND_TRADE_ROUTE', Type, 4 FROM Leaders WHERE Type = 'LEADER_RAMESSES';" calcext:value-type="string">
            <text:p>INSERT INTO Leader_Flavors(FlavorType, LeaderType, Flavor) SELECT 'FLAVOR_I_LAND_TRADE_ROUTE', Type, 4 FROM Leaders WHERE Type = 'LEADER_RAMESSES';</text:p>
          </table:table-cell>
          <table:table-cell table:style-name="ce197" table:formula="of:=&quot;INSERT INTO Leader_Flavors(FlavorType, LeaderType, Flavor) SELECT 'FLAVOR_&quot;&amp;UPPER([.$A34])&amp;&quot;', Type, &quot;&amp;[.AG34]&amp;&quot; FROM Leaders WHERE Type = 'LEADER_&quot;&amp;UPPER([.AG$2])&amp;&quot;';&quot;" office:value-type="string" office:string-value="INSERT INTO Leader_Flavors(FlavorType, LeaderType, Flavor) SELECT 'FLAVOR_I_LAND_TRADE_ROUTE', Type, 4 FROM Leaders WHERE Type = 'LEADER_RAMKHAMHAENG';" calcext:value-type="string">
            <text:p>INSERT INTO Leader_Flavors(FlavorType, LeaderType, Flavor) SELECT 'FLAVOR_I_LAND_TRADE_ROUTE', Type, 4 FROM Leaders WHERE Type = 'LEADER_RAMKHAMHAENG';</text:p>
          </table:table-cell>
          <table:table-cell table:style-name="ce197" table:formula="of:=&quot;INSERT INTO Leader_Flavors(FlavorType, LeaderType, Flavor) SELECT 'FLAVOR_&quot;&amp;UPPER([.$A34])&amp;&quot;', Type, &quot;&amp;[.AH34]&amp;&quot; FROM Leaders WHERE Type = 'LEADER_&quot;&amp;UPPER([.AH$2])&amp;&quot;';&quot;" office:value-type="string" office:string-value="INSERT INTO Leader_Flavors(FlavorType, LeaderType, Flavor) SELECT 'FLAVOR_I_LAND_TRADE_ROUTE', Type, 4 FROM Leaders WHERE Type = 'LEADER_PEDRO';" calcext:value-type="string">
            <text:p>INSERT INTO Leader_Flavors(FlavorType, LeaderType, Flavor) SELECT 'FLAVOR_I_LAND_TRADE_ROUTE', Type, 4 FROM Leaders WHERE Type = 'LEADER_PEDRO';</text:p>
          </table:table-cell>
          <table:table-cell table:style-name="ce197" table:formula="of:=&quot;INSERT INTO Leader_Flavors(FlavorType, LeaderType, Flavor) SELECT 'FLAVOR_&quot;&amp;UPPER([.$A34])&amp;&quot;', Type, &quot;&amp;[.AI34]&amp;&quot; FROM Leaders WHERE Type = 'LEADER_&quot;&amp;UPPER([.AI$2])&amp;&quot;';&quot;" office:value-type="string" office:string-value="INSERT INTO Leader_Flavors(FlavorType, LeaderType, Flavor) SELECT 'FLAVOR_I_LAND_TRADE_ROUTE', Type, 4 FROM Leaders WHERE Type = 'LEADER_AHMAD_ALMANSUR';" calcext:value-type="string">
            <text:p>INSERT INTO Leader_Flavors(FlavorType, LeaderType, Flavor) SELECT 'FLAVOR_I_LAND_TRADE_ROUTE', Type, 4 FROM Leaders WHERE Type = 'LEADER_AHMAD_ALMANSUR';</text:p>
          </table:table-cell>
          <table:table-cell table:style-name="ce197" table:formula="of:=&quot;INSERT INTO Leader_Flavors(FlavorType, LeaderType, Flavor) SELECT 'FLAVOR_&quot;&amp;UPPER([.$A34])&amp;&quot;', Type, &quot;&amp;[.AJ34]&amp;&quot; FROM Leaders WHERE Type = 'LEADER_&quot;&amp;UPPER([.AJ$2])&amp;&quot;';&quot;" office:value-type="string" office:string-value="INSERT INTO Leader_Flavors(FlavorType, LeaderType, Flavor) SELECT 'FLAVOR_I_LAND_TRADE_ROUTE', Type, 4 FROM Leaders WHERE Type = 'LEADER_SEJONG';" calcext:value-type="string">
            <text:p>INSERT INTO Leader_Flavors(FlavorType, LeaderType, Flavor) SELECT 'FLAVOR_I_LAND_TRADE_ROUTE', Type, 4 FROM Leaders WHERE Type = 'LEADER_SEJONG';</text:p>
          </table:table-cell>
          <table:table-cell table:style-name="ce197" table:formula="of:=&quot;INSERT INTO Leader_Flavors(FlavorType, LeaderType, Flavor) SELECT 'FLAVOR_&quot;&amp;UPPER([.$A34])&amp;&quot;', Type, &quot;&amp;[.AK34]&amp;&quot; FROM Leaders WHERE Type = 'LEADER_&quot;&amp;UPPER([.AK$2])&amp;&quot;';&quot;" office:value-type="string" office:string-value="INSERT INTO Leader_Flavors(FlavorType, LeaderType, Flavor) SELECT 'FLAVOR_I_LAND_TRADE_ROUTE', Type, 4 FROM Leaders WHERE Type = 'LEADER_EXPANSIONIST';" calcext:value-type="string">
            <text:p>INSERT INTO Leader_Flavors(FlavorType, LeaderType, Flavor) SELECT 'FLAVOR_I_LAND_TRADE_ROUTE', Type, 4 FROM Leaders WHERE Type = 'LEADER_EXPANSIONIST';</text:p>
          </table:table-cell>
          <table:table-cell table:style-name="ce197" table:formula="of:=&quot;INSERT INTO Leader_Flavors(FlavorType, LeaderType, Flavor) SELECT 'FLAVOR_&quot;&amp;UPPER([.$A34])&amp;&quot;', Type, &quot;&amp;[.AL34]&amp;&quot; FROM Leaders WHERE Type = 'LEADER_&quot;&amp;UPPER([.AL$2])&amp;&quot;';&quot;" office:value-type="string" office:string-value="INSERT INTO Leader_Flavors(FlavorType, LeaderType, Flavor) SELECT 'FLAVOR_I_LAND_TRADE_ROUTE', Type, 4 FROM Leaders WHERE Type = 'LEADER_BOUDICCA';" calcext:value-type="string">
            <text:p>INSERT INTO Leader_Flavors(FlavorType, LeaderType, Flavor) SELECT 'FLAVOR_I_LAND_TRADE_ROUTE', Type, 4 FROM Leaders WHERE Type = 'LEADER_BOUDICCA';</text:p>
          </table:table-cell>
          <table:table-cell table:style-name="ce197" table:formula="of:=&quot;INSERT INTO Leader_Flavors(FlavorType, LeaderType, Flavor) SELECT 'FLAVOR_&quot;&amp;UPPER([.$A34])&amp;&quot;', Type, &quot;&amp;[.AM34]&amp;&quot; FROM Leaders WHERE Type = 'LEADER_&quot;&amp;UPPER([.AM$2])&amp;&quot;';&quot;" office:value-type="string" office:string-value="INSERT INTO Leader_Flavors(FlavorType, LeaderType, Flavor) SELECT 'FLAVOR_I_LAND_TRADE_ROUTE', Type, 4 FROM Leaders WHERE Type = 'LEADER_DARIUS';" calcext:value-type="string">
            <text:p>INSERT INTO Leader_Flavors(FlavorType, LeaderType, Flavor) SELECT 'FLAVOR_I_LAND_TRADE_ROUTE', Type, 4 FROM Leaders WHERE Type = 'LEADER_DARIUS';</text:p>
          </table:table-cell>
          <table:table-cell table:style-name="ce197" table:formula="of:=&quot;INSERT INTO Leader_Flavors(FlavorType, LeaderType, Flavor) SELECT 'FLAVOR_&quot;&amp;UPPER([.$A34])&amp;&quot;', Type, &quot;&amp;[.AN34]&amp;&quot; FROM Leaders WHERE Type = 'LEADER_&quot;&amp;UPPER([.AN$2])&amp;&quot;';&quot;" office:value-type="string" office:string-value="INSERT INTO Leader_Flavors(FlavorType, LeaderType, Flavor) SELECT 'FLAVOR_I_LAND_TRADE_ROUTE', Type, 4 FROM Leaders WHERE Type = 'LEADER_DIDO';" calcext:value-type="string">
            <text:p>INSERT INTO Leader_Flavors(FlavorType, LeaderType, Flavor) SELECT 'FLAVOR_I_LAND_TRADE_ROUTE', Type, 4 FROM Leaders WHERE Type = 'LEADER_DIDO';</text:p>
          </table:table-cell>
          <table:table-cell table:style-name="ce197" table:formula="of:=&quot;INSERT INTO Leader_Flavors(FlavorType, LeaderType, Flavor) SELECT 'FLAVOR_&quot;&amp;UPPER([.$A34])&amp;&quot;', Type, &quot;&amp;[.AO34]&amp;&quot; FROM Leaders WHERE Type = 'LEADER_&quot;&amp;UPPER([.AO$2])&amp;&quot;';&quot;" office:value-type="string" office:string-value="INSERT INTO Leader_Flavors(FlavorType, LeaderType, Flavor) SELECT 'FLAVOR_I_LAND_TRADE_ROUTE', Type, 4 FROM Leaders WHERE Type = 'LEADER_HARUN_AL_RASHID';" calcext:value-type="string">
            <text:p>INSERT INTO Leader_Flavors(FlavorType, LeaderType, Flavor) SELECT 'FLAVOR_I_LAND_TRADE_ROUTE', Type, 4 FROM Leaders WHERE Type = 'LEADER_HARUN_AL_RASHID';</text:p>
          </table:table-cell>
          <table:table-cell table:style-name="ce197" table:formula="of:=&quot;INSERT INTO Leader_Flavors(FlavorType, LeaderType, Flavor) SELECT 'FLAVOR_&quot;&amp;UPPER([.$A34])&amp;&quot;', Type, &quot;&amp;[.AP34]&amp;&quot; FROM Leaders WHERE Type = 'LEADER_&quot;&amp;UPPER([.AP$2])&amp;&quot;';&quot;" office:value-type="string" office:string-value="INSERT INTO Leader_Flavors(FlavorType, LeaderType, Flavor) SELECT 'FLAVOR_I_LAND_TRADE_ROUTE', Type, 4 FROM Leaders WHERE Type = 'LEADER_NEBUCHADNEZZAR';" calcext:value-type="string">
            <text:p>INSERT INTO Leader_Flavors(FlavorType, LeaderType, Flavor) SELECT 'FLAVOR_I_LAND_TRADE_ROUTE', Type, 4 FROM Leaders WHERE Type = 'LEADER_NEBUCHADNEZZAR';</text:p>
          </table:table-cell>
          <table:table-cell table:style-name="ce197" table:formula="of:=&quot;INSERT INTO Leader_Flavors(FlavorType, LeaderType, Flavor) SELECT 'FLAVOR_&quot;&amp;UPPER([.$A34])&amp;&quot;', Type, &quot;&amp;[.AQ34]&amp;&quot; FROM Leaders WHERE Type = 'LEADER_&quot;&amp;UPPER([.AQ$2])&amp;&quot;';&quot;" office:value-type="string" office:string-value="INSERT INTO Leader_Flavors(FlavorType, LeaderType, Flavor) SELECT 'FLAVOR_I_LAND_TRADE_ROUTE', Type, 4 FROM Leaders WHERE Type = 'LEADER_PACAL';" calcext:value-type="string">
            <text:p>INSERT INTO Leader_Flavors(FlavorType, LeaderType, Flavor) SELECT 'FLAVOR_I_LAND_TRADE_ROUTE', Type, 4 FROM Leaders WHERE Type = 'LEADER_PACAL';</text:p>
          </table:table-cell>
          <table:table-cell table:style-name="ce197" table:formula="of:=&quot;INSERT INTO Leader_Flavors(FlavorType, LeaderType, Flavor) SELECT 'FLAVOR_&quot;&amp;UPPER([.$A34])&amp;&quot;', Type, &quot;&amp;[.AR34]&amp;&quot; FROM Leaders WHERE Type = 'LEADER_&quot;&amp;UPPER([.AR$2])&amp;&quot;';&quot;" office:value-type="string" office:string-value="INSERT INTO Leader_Flavors(FlavorType, LeaderType, Flavor) SELECT 'FLAVOR_I_LAND_TRADE_ROUTE', Type, 4 FROM Leaders WHERE Type = 'LEADER_SULEIMAN';" calcext:value-type="string">
            <text:p>INSERT INTO Leader_Flavors(FlavorType, LeaderType, Flavor) SELECT 'FLAVOR_I_LAND_TRADE_ROUTE', Type, 4 FROM Leaders WHERE Type = 'LEADER_SULEIMAN';</text:p>
          </table:table-cell>
          <table:table-cell table:style-name="ce197" table:formula="of:=&quot;INSERT INTO Leader_Flavors(FlavorType, LeaderType, Flavor) SELECT 'FLAVOR_&quot;&amp;UPPER([.$A34])&amp;&quot;', Type, &quot;&amp;[.AS34]&amp;&quot; FROM Leaders WHERE Type = 'LEADER_&quot;&amp;UPPER([.AS$2])&amp;&quot;';&quot;" office:value-type="string" office:string-value="INSERT INTO Leader_Flavors(FlavorType, LeaderType, Flavor) SELECT 'FLAVOR_I_LAND_TRADE_ROUTE', Type, 4 FROM Leaders WHERE Type = 'LEADER_WASHINGTON';" calcext:value-type="string">
            <text:p>INSERT INTO Leader_Flavors(FlavorType, LeaderType, Flavor) SELECT 'FLAVOR_I_LAND_TRADE_ROUTE', Type, 4 FROM Leaders WHERE Type = 'LEADER_WASHINGTON';</text:p>
          </table:table-cell>
          <table:table-cell table:style-name="ce197" table:formula="of:=&quot;INSERT INTO Leader_Flavors(FlavorType, LeaderType, Flavor) SELECT 'FLAVOR_&quot;&amp;UPPER([.$A34])&amp;&quot;', Type, &quot;&amp;[.AT34]&amp;&quot; FROM Leaders WHERE Type = 'LEADER_&quot;&amp;UPPER([.AT$2])&amp;&quot;';&quot;" office:value-type="string" office:string-value="INSERT INTO Leader_Flavors(FlavorType, LeaderType, Flavor) SELECT 'FLAVOR_I_LAND_TRADE_ROUTE', Type, 4 FROM Leaders WHERE Type = 'LEADER_MARIA';" calcext:value-type="string">
            <text:p>INSERT INTO Leader_Flavors(FlavorType, LeaderType, Flavor) SELECT 'FLAVOR_I_LAND_TRADE_ROUTE', Type, 4 FROM Leaders WHERE Type = 'LEADER_MARIA';</text:p>
          </table:table-cell>
          <table:table-cell table:style-name="ce197" table:formula="of:=&quot;INSERT INTO Leader_Flavors(FlavorType, LeaderType, Flavor) SELECT 'FLAVOR_&quot;&amp;UPPER([.$A34])&amp;&quot;', Type, &quot;&amp;[.AU34]&amp;&quot; FROM Leaders WHERE Type = 'LEADER_&quot;&amp;UPPER([.AU$2])&amp;&quot;';&quot;" office:value-type="string" office:string-value="INSERT INTO Leader_Flavors(FlavorType, LeaderType, Flavor) SELECT 'FLAVOR_I_LAND_TRADE_ROUTE', Type, 4 FROM Leaders WHERE Type = 'LEADER_POCATELLO';" calcext:value-type="string">
            <text:p>INSERT INTO Leader_Flavors(FlavorType, LeaderType, Flavor) SELECT 'FLAVOR_I_LAND_TRADE_ROUTE', Type, 4 FROM Leaders WHERE Type = 'LEADER_POCATELLO';</text:p>
          </table:table-cell>
          <table:table-cell table:style-name="ce197" table:formula="of:=&quot;INSERT INTO Leader_Flavors(FlavorType, LeaderType, Flavor) SELECT 'FLAVOR_&quot;&amp;UPPER([.$A34])&amp;&quot;', Type, &quot;&amp;[.AV34]&amp;&quot; FROM Leaders WHERE Type = 'LEADER_&quot;&amp;UPPER([.AV$2])&amp;&quot;';&quot;" office:value-type="string" office:string-value="INSERT INTO Leader_Flavors(FlavorType, LeaderType, Flavor) SELECT 'FLAVOR_I_LAND_TRADE_ROUTE', Type, 4 FROM Leaders WHERE Type = 'LEADER_WILLIAM';" calcext:value-type="string">
            <text:p>INSERT INTO Leader_Flavors(FlavorType, LeaderType, Flavor) SELECT 'FLAVOR_I_LAND_TRADE_ROUTE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5"/>
          <table:table-cell table:style-name="ce197" table:formula="of:=&quot;INSERT INTO Leader_Flavors(FlavorType, LeaderType, Flavor) SELECT 'FLAVOR_&quot;&amp;UPPER([.$A35])&amp;&quot;', Type, &quot;&amp;[.C35]&amp;&quot; FROM Leaders WHERE Type = 'LEADER_&quot;&amp;UPPER([.C$2])&amp;&quot;';&quot;" office:value-type="string" office:string-value="INSERT INTO Leader_Flavors(FlavorType, LeaderType, Flavor) SELECT 'FLAVOR_I_SEA_TRADE_ROUTE', Type, 4 FROM Leaders WHERE Type = 'LEADER_ASHURBANIPAL';" calcext:value-type="string">
            <text:p>INSERT INTO Leader_Flavors(FlavorType, LeaderType, Flavor) SELECT 'FLAVOR_I_SEA_TRADE_ROUTE', Type, 4 FROM Leaders WHERE Type = 'LEADER_ASHURBANIPAL';</text:p>
          </table:table-cell>
          <table:table-cell table:style-name="ce197" table:formula="of:=&quot;INSERT INTO Leader_Flavors(FlavorType, LeaderType, Flavor) SELECT 'FLAVOR_&quot;&amp;UPPER([.$A35])&amp;&quot;', Type, &quot;&amp;[.D35]&amp;&quot; FROM Leaders WHERE Type = 'LEADER_&quot;&amp;UPPER([.D$2])&amp;&quot;';&quot;" office:value-type="string" office:string-value="INSERT INTO Leader_Flavors(FlavorType, LeaderType, Flavor) SELECT 'FLAVOR_I_SEA_TRADE_ROUTE', Type, 4 FROM Leaders WHERE Type = 'LEADER_ASKIA';" calcext:value-type="string">
            <text:p>INSERT INTO Leader_Flavors(FlavorType, LeaderType, Flavor) SELECT 'FLAVOR_I_SEA_TRADE_ROUTE', Type, 4 FROM Leaders WHERE Type = 'LEADER_ASKIA';</text:p>
          </table:table-cell>
          <table:table-cell table:style-name="ce197" table:formula="of:=&quot;INSERT INTO Leader_Flavors(FlavorType, LeaderType, Flavor) SELECT 'FLAVOR_&quot;&amp;UPPER([.$A35])&amp;&quot;', Type, &quot;&amp;[.E35]&amp;&quot; FROM Leaders WHERE Type = 'LEADER_&quot;&amp;UPPER([.E$2])&amp;&quot;';&quot;" office:value-type="string" office:string-value="INSERT INTO Leader_Flavors(FlavorType, LeaderType, Flavor) SELECT 'FLAVOR_I_SEA_TRADE_ROUTE', Type, 4 FROM Leaders WHERE Type = 'LEADER_ATTILA';" calcext:value-type="string">
            <text:p>INSERT INTO Leader_Flavors(FlavorType, LeaderType, Flavor) SELECT 'FLAVOR_I_SEA_TRADE_ROUTE', Type, 4 FROM Leaders WHERE Type = 'LEADER_ATTILA';</text:p>
          </table:table-cell>
          <table:table-cell table:style-name="ce197" table:formula="of:=&quot;INSERT INTO Leader_Flavors(FlavorType, LeaderType, Flavor) SELECT 'FLAVOR_&quot;&amp;UPPER([.$A35])&amp;&quot;', Type, &quot;&amp;[.F35]&amp;&quot; FROM Leaders WHERE Type = 'LEADER_&quot;&amp;UPPER([.F$2])&amp;&quot;';&quot;" office:value-type="string" office:string-value="INSERT INTO Leader_Flavors(FlavorType, LeaderType, Flavor) SELECT 'FLAVOR_I_SEA_TRADE_ROUTE', Type, 4 FROM Leaders WHERE Type = 'LEADER_AUGUSTUS';" calcext:value-type="string">
            <text:p>INSERT INTO Leader_Flavors(FlavorType, LeaderType, Flavor) SELECT 'FLAVOR_I_SEA_TRADE_ROUTE', Type, 4 FROM Leaders WHERE Type = 'LEADER_AUGUSTUS';</text:p>
          </table:table-cell>
          <table:table-cell table:style-name="ce197" table:formula="of:=&quot;INSERT INTO Leader_Flavors(FlavorType, LeaderType, Flavor) SELECT 'FLAVOR_&quot;&amp;UPPER([.$A35])&amp;&quot;', Type, &quot;&amp;[.G35]&amp;&quot; FROM Leaders WHERE Type = 'LEADER_&quot;&amp;UPPER([.G$2])&amp;&quot;';&quot;" office:value-type="string" office:string-value="INSERT INTO Leader_Flavors(FlavorType, LeaderType, Flavor) SELECT 'FLAVOR_I_SEA_TRADE_ROUTE', Type, 4 FROM Leaders WHERE Type = 'LEADER_GENGHIS_KHAN';" calcext:value-type="string">
            <text:p>INSERT INTO Leader_Flavors(FlavorType, LeaderType, Flavor) SELECT 'FLAVOR_I_SEA_TRADE_ROUTE', Type, 4 FROM Leaders WHERE Type = 'LEADER_GENGHIS_KHAN';</text:p>
          </table:table-cell>
          <table:table-cell table:style-name="ce197" table:formula="of:=&quot;INSERT INTO Leader_Flavors(FlavorType, LeaderType, Flavor) SELECT 'FLAVOR_&quot;&amp;UPPER([.$A35])&amp;&quot;', Type, &quot;&amp;[.H35]&amp;&quot; FROM Leaders WHERE Type = 'LEADER_&quot;&amp;UPPER([.H$2])&amp;&quot;';&quot;" office:value-type="string" office:string-value="INSERT INTO Leader_Flavors(FlavorType, LeaderType, Flavor) SELECT 'FLAVOR_I_SEA_TRADE_ROUTE', Type, 4 FROM Leaders WHERE Type = 'LEADER_HARALD';" calcext:value-type="string">
            <text:p>INSERT INTO Leader_Flavors(FlavorType, LeaderType, Flavor) SELECT 'FLAVOR_I_SEA_TRADE_ROUTE', Type, 4 FROM Leaders WHERE Type = 'LEADER_HARALD';</text:p>
          </table:table-cell>
          <table:table-cell table:style-name="ce197" table:formula="of:=&quot;INSERT INTO Leader_Flavors(FlavorType, LeaderType, Flavor) SELECT 'FLAVOR_&quot;&amp;UPPER([.$A35])&amp;&quot;', Type, &quot;&amp;[.I35]&amp;&quot; FROM Leaders WHERE Type = 'LEADER_&quot;&amp;UPPER([.I$2])&amp;&quot;';&quot;" office:value-type="string" office:string-value="INSERT INTO Leader_Flavors(FlavorType, LeaderType, Flavor) SELECT 'FLAVOR_I_SEA_TRADE_ROUTE', Type, 4 FROM Leaders WHERE Type = 'LEADER_ISABELLA';" calcext:value-type="string">
            <text:p>INSERT INTO Leader_Flavors(FlavorType, LeaderType, Flavor) SELECT 'FLAVOR_I_SEA_TRADE_ROUTE', Type, 4 FROM Leaders WHERE Type = 'LEADER_ISABELLA';</text:p>
          </table:table-cell>
          <table:table-cell table:style-name="ce197" table:formula="of:=&quot;INSERT INTO Leader_Flavors(FlavorType, LeaderType, Flavor) SELECT 'FLAVOR_&quot;&amp;UPPER([.$A35])&amp;&quot;', Type, &quot;&amp;[.J35]&amp;&quot; FROM Leaders WHERE Type = 'LEADER_&quot;&amp;UPPER([.J$2])&amp;&quot;';&quot;" office:value-type="string" office:string-value="INSERT INTO Leader_Flavors(FlavorType, LeaderType, Flavor) SELECT 'FLAVOR_I_SEA_TRADE_ROUTE', Type, 4 FROM Leaders WHERE Type = 'LEADER_NAPOLEON';" calcext:value-type="string">
            <text:p>INSERT INTO Leader_Flavors(FlavorType, LeaderType, Flavor) SELECT 'FLAVOR_I_SEA_TRADE_ROUTE', Type, 4 FROM Leaders WHERE Type = 'LEADER_NAPOLEON';</text:p>
          </table:table-cell>
          <table:table-cell table:style-name="ce197" table:formula="of:=&quot;INSERT INTO Leader_Flavors(FlavorType, LeaderType, Flavor) SELECT 'FLAVOR_&quot;&amp;UPPER([.$A35])&amp;&quot;', Type, &quot;&amp;[.K35]&amp;&quot; FROM Leaders WHERE Type = 'LEADER_&quot;&amp;UPPER([.K$2])&amp;&quot;';&quot;" office:value-type="string" office:string-value="INSERT INTO Leader_Flavors(FlavorType, LeaderType, Flavor) SELECT 'FLAVOR_I_SEA_TRADE_ROUTE', Type, 4 FROM Leaders WHERE Type = 'LEADER_ODA_NOBUNAGA';" calcext:value-type="string">
            <text:p>INSERT INTO Leader_Flavors(FlavorType, LeaderType, Flavor) SELECT 'FLAVOR_I_SEA_TRADE_ROUTE', Type, 4 FROM Leaders WHERE Type = 'LEADER_ODA_NOBUNAGA';</text:p>
          </table:table-cell>
          <table:table-cell table:style-name="ce197" table:formula="of:=&quot;INSERT INTO Leader_Flavors(FlavorType, LeaderType, Flavor) SELECT 'FLAVOR_&quot;&amp;UPPER([.$A35])&amp;&quot;', Type, &quot;&amp;[.L35]&amp;&quot; FROM Leaders WHERE Type = 'LEADER_&quot;&amp;UPPER([.L$2])&amp;&quot;';&quot;" office:value-type="string" office:string-value="INSERT INTO Leader_Flavors(FlavorType, LeaderType, Flavor) SELECT 'FLAVOR_I_SEA_TRADE_ROUTE', Type, 4 FROM Leaders WHERE Type = 'LEADER_ENRICO_DANDOLO';" calcext:value-type="string">
            <text:p>INSERT INTO Leader_Flavors(FlavorType, LeaderType, Flavor) SELECT 'FLAVOR_I_SEA_TRADE_ROUTE', Type, 4 FROM Leaders WHERE Type = 'LEADER_ENRICO_DANDOLO';</text:p>
          </table:table-cell>
          <table:table-cell table:style-name="ce197" table:formula="of:=&quot;INSERT INTO Leader_Flavors(FlavorType, LeaderType, Flavor) SELECT 'FLAVOR_&quot;&amp;UPPER([.$A35])&amp;&quot;', Type, &quot;&amp;[.M35]&amp;&quot; FROM Leaders WHERE Type = 'LEADER_&quot;&amp;UPPER([.M$2])&amp;&quot;';&quot;" office:value-type="string" office:string-value="INSERT INTO Leader_Flavors(FlavorType, LeaderType, Flavor) SELECT 'FLAVOR_I_SEA_TRADE_ROUTE', Type, 4 FROM Leaders WHERE Type = 'LEADER_SHAKA';" calcext:value-type="string">
            <text:p>INSERT INTO Leader_Flavors(FlavorType, LeaderType, Flavor) SELECT 'FLAVOR_I_SEA_TRADE_ROUTE', Type, 4 FROM Leaders WHERE Type = 'LEADER_SHAKA';</text:p>
          </table:table-cell>
          <table:table-cell table:style-name="ce197" table:formula="of:=&quot;INSERT INTO Leader_Flavors(FlavorType, LeaderType, Flavor) SELECT 'FLAVOR_&quot;&amp;UPPER([.$A35])&amp;&quot;', Type, &quot;&amp;[.N35]&amp;&quot; FROM Leaders WHERE Type = 'LEADER_&quot;&amp;UPPER([.N$2])&amp;&quot;';&quot;" office:value-type="string" office:string-value="INSERT INTO Leader_Flavors(FlavorType, LeaderType, Flavor) SELECT 'FLAVOR_I_SEA_TRADE_ROUTE', Type, 4 FROM Leaders WHERE Type = 'LEADER_COALITION';" calcext:value-type="string">
            <text:p>INSERT INTO Leader_Flavors(FlavorType, LeaderType, Flavor) SELECT 'FLAVOR_I_SEA_TRADE_ROUTE', Type, 4 FROM Leaders WHERE Type = 'LEADER_COALITION';</text:p>
          </table:table-cell>
          <table:table-cell table:style-name="ce197" table:formula="of:=&quot;INSERT INTO Leader_Flavors(FlavorType, LeaderType, Flavor) SELECT 'FLAVOR_&quot;&amp;UPPER([.$A35])&amp;&quot;', Type, &quot;&amp;[.O35]&amp;&quot; FROM Leaders WHERE Type = 'LEADER_&quot;&amp;UPPER([.O$2])&amp;&quot;';&quot;" office:value-type="string" office:string-value="INSERT INTO Leader_Flavors(FlavorType, LeaderType, Flavor) SELECT 'FLAVOR_I_SEA_TRADE_ROUTE', Type, 4 FROM Leaders WHERE Type = 'LEADER_ALEXANDER';" calcext:value-type="string">
            <text:p>INSERT INTO Leader_Flavors(FlavorType, LeaderType, Flavor) SELECT 'FLAVOR_I_SEA_TRADE_ROUTE', Type, 4 FROM Leaders WHERE Type = 'LEADER_ALEXANDER';</text:p>
          </table:table-cell>
          <table:table-cell table:style-name="ce197" table:formula="of:=&quot;INSERT INTO Leader_Flavors(FlavorType, LeaderType, Flavor) SELECT 'FLAVOR_&quot;&amp;UPPER([.$A35])&amp;&quot;', Type, &quot;&amp;[.P35]&amp;&quot; FROM Leaders WHERE Type = 'LEADER_&quot;&amp;UPPER([.P$2])&amp;&quot;';&quot;" office:value-type="string" office:string-value="INSERT INTO Leader_Flavors(FlavorType, LeaderType, Flavor) SELECT 'FLAVOR_I_SEA_TRADE_ROUTE', Type, 4 FROM Leaders WHERE Type = 'LEADER_BISMARCK';" calcext:value-type="string">
            <text:p>INSERT INTO Leader_Flavors(FlavorType, LeaderType, Flavor) SELECT 'FLAVOR_I_SEA_TRADE_ROUTE', Type, 4 FROM Leaders WHERE Type = 'LEADER_BISMARCK';</text:p>
          </table:table-cell>
          <table:table-cell table:style-name="ce197" table:formula="of:=&quot;INSERT INTO Leader_Flavors(FlavorType, LeaderType, Flavor) SELECT 'FLAVOR_&quot;&amp;UPPER([.$A35])&amp;&quot;', Type, &quot;&amp;[.Q35]&amp;&quot; FROM Leaders WHERE Type = 'LEADER_&quot;&amp;UPPER([.Q$2])&amp;&quot;';&quot;" office:value-type="string" office:string-value="INSERT INTO Leader_Flavors(FlavorType, LeaderType, Flavor) SELECT 'FLAVOR_I_SEA_TRADE_ROUTE', Type, 4 FROM Leaders WHERE Type = 'LEADER_CATHERINE';" calcext:value-type="string">
            <text:p>INSERT INTO Leader_Flavors(FlavorType, LeaderType, Flavor) SELECT 'FLAVOR_I_SEA_TRADE_ROUTE', Type, 4 FROM Leaders WHERE Type = 'LEADER_CATHERINE';</text:p>
          </table:table-cell>
          <table:table-cell table:style-name="ce197" table:formula="of:=&quot;INSERT INTO Leader_Flavors(FlavorType, LeaderType, Flavor) SELECT 'FLAVOR_&quot;&amp;UPPER([.$A35])&amp;&quot;', Type, &quot;&amp;[.R35]&amp;&quot; FROM Leaders WHERE Type = 'LEADER_&quot;&amp;UPPER([.R$2])&amp;&quot;';&quot;" office:value-type="string" office:string-value="INSERT INTO Leader_Flavors(FlavorType, LeaderType, Flavor) SELECT 'FLAVOR_I_SEA_TRADE_ROUTE', Type, 4 FROM Leaders WHERE Type = 'LEADER_ELIZABETH';" calcext:value-type="string">
            <text:p>INSERT INTO Leader_Flavors(FlavorType, LeaderType, Flavor) SELECT 'FLAVOR_I_SEA_TRADE_ROUTE', Type, 4 FROM Leaders WHERE Type = 'LEADER_ELIZABETH';</text:p>
          </table:table-cell>
          <table:table-cell table:style-name="ce197" table:formula="of:=&quot;INSERT INTO Leader_Flavors(FlavorType, LeaderType, Flavor) SELECT 'FLAVOR_&quot;&amp;UPPER([.$A35])&amp;&quot;', Type, &quot;&amp;[.S35]&amp;&quot; FROM Leaders WHERE Type = 'LEADER_&quot;&amp;UPPER([.S$2])&amp;&quot;';&quot;" office:value-type="string" office:string-value="INSERT INTO Leader_Flavors(FlavorType, LeaderType, Flavor) SELECT 'FLAVOR_I_SEA_TRADE_ROUTE', Type, 4 FROM Leaders WHERE Type = 'LEADER_GUSTAVUS_ADOLPHUS';" calcext:value-type="string">
            <text:p>INSERT INTO Leader_Flavors(FlavorType, LeaderType, Flavor) SELECT 'FLAVOR_I_SEA_TRADE_ROUTE', Type, 4 FROM Leaders WHERE Type = 'LEADER_GUSTAVUS_ADOLPHUS';</text:p>
          </table:table-cell>
          <table:table-cell table:style-name="ce197" table:formula="of:=&quot;INSERT INTO Leader_Flavors(FlavorType, LeaderType, Flavor) SELECT 'FLAVOR_&quot;&amp;UPPER([.$A35])&amp;&quot;', Type, &quot;&amp;[.T35]&amp;&quot; FROM Leaders WHERE Type = 'LEADER_&quot;&amp;UPPER([.T$2])&amp;&quot;';&quot;" office:value-type="string" office:string-value="INSERT INTO Leader_Flavors(FlavorType, LeaderType, Flavor) SELECT 'FLAVOR_I_SEA_TRADE_ROUTE', Type, 4 FROM Leaders WHERE Type = 'LEADER_HIAWATHA';" calcext:value-type="string">
            <text:p>INSERT INTO Leader_Flavors(FlavorType, LeaderType, Flavor) SELECT 'FLAVOR_I_SEA_TRADE_ROUTE', Type, 4 FROM Leaders WHERE Type = 'LEADER_HIAWATHA';</text:p>
          </table:table-cell>
          <table:table-cell table:style-name="ce197" table:formula="of:=&quot;INSERT INTO Leader_Flavors(FlavorType, LeaderType, Flavor) SELECT 'FLAVOR_&quot;&amp;UPPER([.$A35])&amp;&quot;', Type, &quot;&amp;[.U35]&amp;&quot; FROM Leaders WHERE Type = 'LEADER_&quot;&amp;UPPER([.U$2])&amp;&quot;';&quot;" office:value-type="string" office:string-value="INSERT INTO Leader_Flavors(FlavorType, LeaderType, Flavor) SELECT 'FLAVOR_I_SEA_TRADE_ROUTE', Type, 4 FROM Leaders WHERE Type = 'LEADER_MONTEZUMA';" calcext:value-type="string">
            <text:p>INSERT INTO Leader_Flavors(FlavorType, LeaderType, Flavor) SELECT 'FLAVOR_I_SEA_TRADE_ROUTE', Type, 4 FROM Leaders WHERE Type = 'LEADER_MONTEZUMA';</text:p>
          </table:table-cell>
          <table:table-cell table:style-name="ce197" table:formula="of:=&quot;INSERT INTO Leader_Flavors(FlavorType, LeaderType, Flavor) SELECT 'FLAVOR_&quot;&amp;UPPER([.$A35])&amp;&quot;', Type, &quot;&amp;[.V35]&amp;&quot; FROM Leaders WHERE Type = 'LEADER_&quot;&amp;UPPER([.V$2])&amp;&quot;';&quot;" office:value-type="string" office:string-value="INSERT INTO Leader_Flavors(FlavorType, LeaderType, Flavor) SELECT 'FLAVOR_I_SEA_TRADE_ROUTE', Type, 4 FROM Leaders WHERE Type = 'LEADER_THEODORA';" calcext:value-type="string">
            <text:p>INSERT INTO Leader_Flavors(FlavorType, LeaderType, Flavor) SELECT 'FLAVOR_I_SEA_TRADE_ROUTE', Type, 4 FROM Leaders WHERE Type = 'LEADER_THEODORA';</text:p>
          </table:table-cell>
          <table:table-cell table:style-name="ce197" table:formula="of:=&quot;INSERT INTO Leader_Flavors(FlavorType, LeaderType, Flavor) SELECT 'FLAVOR_&quot;&amp;UPPER([.$A35])&amp;&quot;', Type, &quot;&amp;[.W35]&amp;&quot; FROM Leaders WHERE Type = 'LEADER_&quot;&amp;UPPER([.W$2])&amp;&quot;';&quot;" office:value-type="string" office:string-value="INSERT INTO Leader_Flavors(FlavorType, LeaderType, Flavor) SELECT 'FLAVOR_I_SEA_TRADE_ROUTE', Type, 4 FROM Leaders WHERE Type = 'LEADER_GAJAH_MADA';" calcext:value-type="string">
            <text:p>INSERT INTO Leader_Flavors(FlavorType, LeaderType, Flavor) SELECT 'FLAVOR_I_SEA_TRADE_ROUTE', Type, 4 FROM Leaders WHERE Type = 'LEADER_GAJAH_MADA';</text:p>
          </table:table-cell>
          <table:table-cell table:style-name="ce197" table:formula="of:=&quot;INSERT INTO Leader_Flavors(FlavorType, LeaderType, Flavor) SELECT 'FLAVOR_&quot;&amp;UPPER([.$A35])&amp;&quot;', Type, &quot;&amp;[.X35]&amp;&quot; FROM Leaders WHERE Type = 'LEADER_&quot;&amp;UPPER([.X$2])&amp;&quot;';&quot;" office:value-type="string" office:string-value="INSERT INTO Leader_Flavors(FlavorType, LeaderType, Flavor) SELECT 'FLAVOR_I_SEA_TRADE_ROUTE', Type, 4 FROM Leaders WHERE Type = 'LEADER_CASIMIR';" calcext:value-type="string">
            <text:p>INSERT INTO Leader_Flavors(FlavorType, LeaderType, Flavor) SELECT 'FLAVOR_I_SEA_TRADE_ROUTE', Type, 4 FROM Leaders WHERE Type = 'LEADER_CASIMIR';</text:p>
          </table:table-cell>
          <table:table-cell table:style-name="ce197" table:formula="of:=&quot;INSERT INTO Leader_Flavors(FlavorType, LeaderType, Flavor) SELECT 'FLAVOR_&quot;&amp;UPPER([.$A35])&amp;&quot;', Type, &quot;&amp;[.Y35]&amp;&quot; FROM Leaders WHERE Type = 'LEADER_&quot;&amp;UPPER([.Y$2])&amp;&quot;';&quot;" office:value-type="string" office:string-value="INSERT INTO Leader_Flavors(FlavorType, LeaderType, Flavor) SELECT 'FLAVOR_I_SEA_TRADE_ROUTE', Type, 4 FROM Leaders WHERE Type = 'LEADER_WU_ZETIAN';" calcext:value-type="string">
            <text:p>INSERT INTO Leader_Flavors(FlavorType, LeaderType, Flavor) SELECT 'FLAVOR_I_SEA_TRADE_ROUTE', Type, 4 FROM Leaders WHERE Type = 'LEADER_WU_ZETIAN';</text:p>
          </table:table-cell>
          <table:table-cell table:style-name="ce197" table:formula="of:=&quot;INSERT INTO Leader_Flavors(FlavorType, LeaderType, Flavor) SELECT 'FLAVOR_&quot;&amp;UPPER([.$A35])&amp;&quot;', Type, &quot;&amp;[.Z35]&amp;&quot; FROM Leaders WHERE Type = 'LEADER_&quot;&amp;UPPER([.Z$2])&amp;&quot;';&quot;" office:value-type="string" office:string-value="INSERT INTO Leader_Flavors(FlavorType, LeaderType, Flavor) SELECT 'FLAVOR_I_SEA_TRADE_ROUTE', Type, 4 FROM Leaders WHERE Type = 'LEADER_DIPLOMAT';" calcext:value-type="string">
            <text:p>INSERT INTO Leader_Flavors(FlavorType, LeaderType, Flavor) SELECT 'FLAVOR_I_SEA_TRADE_ROUTE', Type, 4 FROM Leaders WHERE Type = 'LEADER_DIPLOMAT';</text:p>
          </table:table-cell>
          <table:table-cell table:style-name="ce197" table:formula="of:=&quot;INSERT INTO Leader_Flavors(FlavorType, LeaderType, Flavor) SELECT 'FLAVOR_&quot;&amp;UPPER([.$A35])&amp;&quot;', Type, &quot;&amp;[.AA35]&amp;&quot; FROM Leaders WHERE Type = 'LEADER_&quot;&amp;UPPER([.AA$2])&amp;&quot;';&quot;" office:value-type="string" office:string-value="INSERT INTO Leader_Flavors(FlavorType, LeaderType, Flavor) SELECT 'FLAVOR_I_SEA_TRADE_ROUTE', Type, 4 FROM Leaders WHERE Type = 'LEADER_GANDHI';" calcext:value-type="string">
            <text:p>INSERT INTO Leader_Flavors(FlavorType, LeaderType, Flavor) SELECT 'FLAVOR_I_SEA_TRADE_ROUTE', Type, 4 FROM Leaders WHERE Type = 'LEADER_GANDHI';</text:p>
          </table:table-cell>
          <table:table-cell table:style-name="ce197" table:formula="of:=&quot;INSERT INTO Leader_Flavors(FlavorType, LeaderType, Flavor) SELECT 'FLAVOR_&quot;&amp;UPPER([.$A35])&amp;&quot;', Type, &quot;&amp;[.AB35]&amp;&quot; FROM Leaders WHERE Type = 'LEADER_&quot;&amp;UPPER([.AB$2])&amp;&quot;';&quot;" office:value-type="string" office:string-value="INSERT INTO Leader_Flavors(FlavorType, LeaderType, Flavor) SELECT 'FLAVOR_I_SEA_TRADE_ROUTE', Type, 4 FROM Leaders WHERE Type = 'LEADER_SELASSIE';" calcext:value-type="string">
            <text:p>INSERT INTO Leader_Flavors(FlavorType, LeaderType, Flavor) SELECT 'FLAVOR_I_SEA_TRADE_ROUTE', Type, 4 FROM Leaders WHERE Type = 'LEADER_SELASSIE';</text:p>
          </table:table-cell>
          <table:table-cell table:style-name="ce197" table:formula="of:=&quot;INSERT INTO Leader_Flavors(FlavorType, LeaderType, Flavor) SELECT 'FLAVOR_&quot;&amp;UPPER([.$A35])&amp;&quot;', Type, &quot;&amp;[.AC35]&amp;&quot; FROM Leaders WHERE Type = 'LEADER_&quot;&amp;UPPER([.AC$2])&amp;&quot;';&quot;" office:value-type="string" office:string-value="INSERT INTO Leader_Flavors(FlavorType, LeaderType, Flavor) SELECT 'FLAVOR_I_SEA_TRADE_ROUTE', Type, 4 FROM Leaders WHERE Type = 'LEADER_KAMEHAMEHA';" calcext:value-type="string">
            <text:p>INSERT INTO Leader_Flavors(FlavorType, LeaderType, Flavor) SELECT 'FLAVOR_I_SEA_TRADE_ROUTE', Type, 4 FROM Leaders WHERE Type = 'LEADER_KAMEHAMEHA';</text:p>
          </table:table-cell>
          <table:table-cell table:style-name="ce197" table:formula="of:=&quot;INSERT INTO Leader_Flavors(FlavorType, LeaderType, Flavor) SELECT 'FLAVOR_&quot;&amp;UPPER([.$A35])&amp;&quot;', Type, &quot;&amp;[.AD35]&amp;&quot; FROM Leaders WHERE Type = 'LEADER_&quot;&amp;UPPER([.AD$2])&amp;&quot;';&quot;" office:value-type="string" office:string-value="INSERT INTO Leader_Flavors(FlavorType, LeaderType, Flavor) SELECT 'FLAVOR_I_SEA_TRADE_ROUTE', Type, 4 FROM Leaders WHERE Type = 'LEADER_MARIA_I';" calcext:value-type="string">
            <text:p>INSERT INTO Leader_Flavors(FlavorType, LeaderType, Flavor) SELECT 'FLAVOR_I_SEA_TRADE_ROUTE', Type, 4 FROM Leaders WHERE Type = 'LEADER_MARIA_I';</text:p>
          </table:table-cell>
          <table:table-cell table:style-name="ce197" table:formula="of:=&quot;INSERT INTO Leader_Flavors(FlavorType, LeaderType, Flavor) SELECT 'FLAVOR_&quot;&amp;UPPER([.$A35])&amp;&quot;', Type, &quot;&amp;[.AE35]&amp;&quot; FROM Leaders WHERE Type = 'LEADER_&quot;&amp;UPPER([.AE$2])&amp;&quot;';&quot;" office:value-type="string" office:string-value="INSERT INTO Leader_Flavors(FlavorType, LeaderType, Flavor) SELECT 'FLAVOR_I_SEA_TRADE_ROUTE', Type, 4 FROM Leaders WHERE Type = 'LEADER_PACHACUTI';" calcext:value-type="string">
            <text:p>INSERT INTO Leader_Flavors(FlavorType, LeaderType, Flavor) SELECT 'FLAVOR_I_SEA_TRADE_ROUTE', Type, 4 FROM Leaders WHERE Type = 'LEADER_PACHACUTI';</text:p>
          </table:table-cell>
          <table:table-cell table:style-name="ce197" table:formula="of:=&quot;INSERT INTO Leader_Flavors(FlavorType, LeaderType, Flavor) SELECT 'FLAVOR_&quot;&amp;UPPER([.$A35])&amp;&quot;', Type, &quot;&amp;[.AF35]&amp;&quot; FROM Leaders WHERE Type = 'LEADER_&quot;&amp;UPPER([.AF$2])&amp;&quot;';&quot;" office:value-type="string" office:string-value="INSERT INTO Leader_Flavors(FlavorType, LeaderType, Flavor) SELECT 'FLAVOR_I_SEA_TRADE_ROUTE', Type, 4 FROM Leaders WHERE Type = 'LEADER_RAMESSES';" calcext:value-type="string">
            <text:p>INSERT INTO Leader_Flavors(FlavorType, LeaderType, Flavor) SELECT 'FLAVOR_I_SEA_TRADE_ROUTE', Type, 4 FROM Leaders WHERE Type = 'LEADER_RAMESSES';</text:p>
          </table:table-cell>
          <table:table-cell table:style-name="ce197" table:formula="of:=&quot;INSERT INTO Leader_Flavors(FlavorType, LeaderType, Flavor) SELECT 'FLAVOR_&quot;&amp;UPPER([.$A35])&amp;&quot;', Type, &quot;&amp;[.AG35]&amp;&quot; FROM Leaders WHERE Type = 'LEADER_&quot;&amp;UPPER([.AG$2])&amp;&quot;';&quot;" office:value-type="string" office:string-value="INSERT INTO Leader_Flavors(FlavorType, LeaderType, Flavor) SELECT 'FLAVOR_I_SEA_TRADE_ROUTE', Type, 4 FROM Leaders WHERE Type = 'LEADER_RAMKHAMHAENG';" calcext:value-type="string">
            <text:p>INSERT INTO Leader_Flavors(FlavorType, LeaderType, Flavor) SELECT 'FLAVOR_I_SEA_TRADE_ROUTE', Type, 4 FROM Leaders WHERE Type = 'LEADER_RAMKHAMHAENG';</text:p>
          </table:table-cell>
          <table:table-cell table:style-name="ce197" table:formula="of:=&quot;INSERT INTO Leader_Flavors(FlavorType, LeaderType, Flavor) SELECT 'FLAVOR_&quot;&amp;UPPER([.$A35])&amp;&quot;', Type, &quot;&amp;[.AH35]&amp;&quot; FROM Leaders WHERE Type = 'LEADER_&quot;&amp;UPPER([.AH$2])&amp;&quot;';&quot;" office:value-type="string" office:string-value="INSERT INTO Leader_Flavors(FlavorType, LeaderType, Flavor) SELECT 'FLAVOR_I_SEA_TRADE_ROUTE', Type, 4 FROM Leaders WHERE Type = 'LEADER_PEDRO';" calcext:value-type="string">
            <text:p>INSERT INTO Leader_Flavors(FlavorType, LeaderType, Flavor) SELECT 'FLAVOR_I_SEA_TRADE_ROUTE', Type, 4 FROM Leaders WHERE Type = 'LEADER_PEDRO';</text:p>
          </table:table-cell>
          <table:table-cell table:style-name="ce197" table:formula="of:=&quot;INSERT INTO Leader_Flavors(FlavorType, LeaderType, Flavor) SELECT 'FLAVOR_&quot;&amp;UPPER([.$A35])&amp;&quot;', Type, &quot;&amp;[.AI35]&amp;&quot; FROM Leaders WHERE Type = 'LEADER_&quot;&amp;UPPER([.AI$2])&amp;&quot;';&quot;" office:value-type="string" office:string-value="INSERT INTO Leader_Flavors(FlavorType, LeaderType, Flavor) SELECT 'FLAVOR_I_SEA_TRADE_ROUTE', Type, 4 FROM Leaders WHERE Type = 'LEADER_AHMAD_ALMANSUR';" calcext:value-type="string">
            <text:p>INSERT INTO Leader_Flavors(FlavorType, LeaderType, Flavor) SELECT 'FLAVOR_I_SEA_TRADE_ROUTE', Type, 4 FROM Leaders WHERE Type = 'LEADER_AHMAD_ALMANSUR';</text:p>
          </table:table-cell>
          <table:table-cell table:style-name="ce197" table:formula="of:=&quot;INSERT INTO Leader_Flavors(FlavorType, LeaderType, Flavor) SELECT 'FLAVOR_&quot;&amp;UPPER([.$A35])&amp;&quot;', Type, &quot;&amp;[.AJ35]&amp;&quot; FROM Leaders WHERE Type = 'LEADER_&quot;&amp;UPPER([.AJ$2])&amp;&quot;';&quot;" office:value-type="string" office:string-value="INSERT INTO Leader_Flavors(FlavorType, LeaderType, Flavor) SELECT 'FLAVOR_I_SEA_TRADE_ROUTE', Type, 4 FROM Leaders WHERE Type = 'LEADER_SEJONG';" calcext:value-type="string">
            <text:p>INSERT INTO Leader_Flavors(FlavorType, LeaderType, Flavor) SELECT 'FLAVOR_I_SEA_TRADE_ROUTE', Type, 4 FROM Leaders WHERE Type = 'LEADER_SEJONG';</text:p>
          </table:table-cell>
          <table:table-cell table:style-name="ce197" table:formula="of:=&quot;INSERT INTO Leader_Flavors(FlavorType, LeaderType, Flavor) SELECT 'FLAVOR_&quot;&amp;UPPER([.$A35])&amp;&quot;', Type, &quot;&amp;[.AK35]&amp;&quot; FROM Leaders WHERE Type = 'LEADER_&quot;&amp;UPPER([.AK$2])&amp;&quot;';&quot;" office:value-type="string" office:string-value="INSERT INTO Leader_Flavors(FlavorType, LeaderType, Flavor) SELECT 'FLAVOR_I_SEA_TRADE_ROUTE', Type, 4 FROM Leaders WHERE Type = 'LEADER_EXPANSIONIST';" calcext:value-type="string">
            <text:p>INSERT INTO Leader_Flavors(FlavorType, LeaderType, Flavor) SELECT 'FLAVOR_I_SEA_TRADE_ROUTE', Type, 4 FROM Leaders WHERE Type = 'LEADER_EXPANSIONIST';</text:p>
          </table:table-cell>
          <table:table-cell table:style-name="ce197" table:formula="of:=&quot;INSERT INTO Leader_Flavors(FlavorType, LeaderType, Flavor) SELECT 'FLAVOR_&quot;&amp;UPPER([.$A35])&amp;&quot;', Type, &quot;&amp;[.AL35]&amp;&quot; FROM Leaders WHERE Type = 'LEADER_&quot;&amp;UPPER([.AL$2])&amp;&quot;';&quot;" office:value-type="string" office:string-value="INSERT INTO Leader_Flavors(FlavorType, LeaderType, Flavor) SELECT 'FLAVOR_I_SEA_TRADE_ROUTE', Type, 4 FROM Leaders WHERE Type = 'LEADER_BOUDICCA';" calcext:value-type="string">
            <text:p>INSERT INTO Leader_Flavors(FlavorType, LeaderType, Flavor) SELECT 'FLAVOR_I_SEA_TRADE_ROUTE', Type, 4 FROM Leaders WHERE Type = 'LEADER_BOUDICCA';</text:p>
          </table:table-cell>
          <table:table-cell table:style-name="ce197" table:formula="of:=&quot;INSERT INTO Leader_Flavors(FlavorType, LeaderType, Flavor) SELECT 'FLAVOR_&quot;&amp;UPPER([.$A35])&amp;&quot;', Type, &quot;&amp;[.AM35]&amp;&quot; FROM Leaders WHERE Type = 'LEADER_&quot;&amp;UPPER([.AM$2])&amp;&quot;';&quot;" office:value-type="string" office:string-value="INSERT INTO Leader_Flavors(FlavorType, LeaderType, Flavor) SELECT 'FLAVOR_I_SEA_TRADE_ROUTE', Type, 4 FROM Leaders WHERE Type = 'LEADER_DARIUS';" calcext:value-type="string">
            <text:p>INSERT INTO Leader_Flavors(FlavorType, LeaderType, Flavor) SELECT 'FLAVOR_I_SEA_TRADE_ROUTE', Type, 4 FROM Leaders WHERE Type = 'LEADER_DARIUS';</text:p>
          </table:table-cell>
          <table:table-cell table:style-name="ce197" table:formula="of:=&quot;INSERT INTO Leader_Flavors(FlavorType, LeaderType, Flavor) SELECT 'FLAVOR_&quot;&amp;UPPER([.$A35])&amp;&quot;', Type, &quot;&amp;[.AN35]&amp;&quot; FROM Leaders WHERE Type = 'LEADER_&quot;&amp;UPPER([.AN$2])&amp;&quot;';&quot;" office:value-type="string" office:string-value="INSERT INTO Leader_Flavors(FlavorType, LeaderType, Flavor) SELECT 'FLAVOR_I_SEA_TRADE_ROUTE', Type, 4 FROM Leaders WHERE Type = 'LEADER_DIDO';" calcext:value-type="string">
            <text:p>INSERT INTO Leader_Flavors(FlavorType, LeaderType, Flavor) SELECT 'FLAVOR_I_SEA_TRADE_ROUTE', Type, 4 FROM Leaders WHERE Type = 'LEADER_DIDO';</text:p>
          </table:table-cell>
          <table:table-cell table:style-name="ce197" table:formula="of:=&quot;INSERT INTO Leader_Flavors(FlavorType, LeaderType, Flavor) SELECT 'FLAVOR_&quot;&amp;UPPER([.$A35])&amp;&quot;', Type, &quot;&amp;[.AO35]&amp;&quot; FROM Leaders WHERE Type = 'LEADER_&quot;&amp;UPPER([.AO$2])&amp;&quot;';&quot;" office:value-type="string" office:string-value="INSERT INTO Leader_Flavors(FlavorType, LeaderType, Flavor) SELECT 'FLAVOR_I_SEA_TRADE_ROUTE', Type, 4 FROM Leaders WHERE Type = 'LEADER_HARUN_AL_RASHID';" calcext:value-type="string">
            <text:p>INSERT INTO Leader_Flavors(FlavorType, LeaderType, Flavor) SELECT 'FLAVOR_I_SEA_TRADE_ROUTE', Type, 4 FROM Leaders WHERE Type = 'LEADER_HARUN_AL_RASHID';</text:p>
          </table:table-cell>
          <table:table-cell table:style-name="ce197" table:formula="of:=&quot;INSERT INTO Leader_Flavors(FlavorType, LeaderType, Flavor) SELECT 'FLAVOR_&quot;&amp;UPPER([.$A35])&amp;&quot;', Type, &quot;&amp;[.AP35]&amp;&quot; FROM Leaders WHERE Type = 'LEADER_&quot;&amp;UPPER([.AP$2])&amp;&quot;';&quot;" office:value-type="string" office:string-value="INSERT INTO Leader_Flavors(FlavorType, LeaderType, Flavor) SELECT 'FLAVOR_I_SEA_TRADE_ROUTE', Type, 4 FROM Leaders WHERE Type = 'LEADER_NEBUCHADNEZZAR';" calcext:value-type="string">
            <text:p>INSERT INTO Leader_Flavors(FlavorType, LeaderType, Flavor) SELECT 'FLAVOR_I_SEA_TRADE_ROUTE', Type, 4 FROM Leaders WHERE Type = 'LEADER_NEBUCHADNEZZAR';</text:p>
          </table:table-cell>
          <table:table-cell table:style-name="ce197" table:formula="of:=&quot;INSERT INTO Leader_Flavors(FlavorType, LeaderType, Flavor) SELECT 'FLAVOR_&quot;&amp;UPPER([.$A35])&amp;&quot;', Type, &quot;&amp;[.AQ35]&amp;&quot; FROM Leaders WHERE Type = 'LEADER_&quot;&amp;UPPER([.AQ$2])&amp;&quot;';&quot;" office:value-type="string" office:string-value="INSERT INTO Leader_Flavors(FlavorType, LeaderType, Flavor) SELECT 'FLAVOR_I_SEA_TRADE_ROUTE', Type, 4 FROM Leaders WHERE Type = 'LEADER_PACAL';" calcext:value-type="string">
            <text:p>INSERT INTO Leader_Flavors(FlavorType, LeaderType, Flavor) SELECT 'FLAVOR_I_SEA_TRADE_ROUTE', Type, 4 FROM Leaders WHERE Type = 'LEADER_PACAL';</text:p>
          </table:table-cell>
          <table:table-cell table:style-name="ce197" table:formula="of:=&quot;INSERT INTO Leader_Flavors(FlavorType, LeaderType, Flavor) SELECT 'FLAVOR_&quot;&amp;UPPER([.$A35])&amp;&quot;', Type, &quot;&amp;[.AR35]&amp;&quot; FROM Leaders WHERE Type = 'LEADER_&quot;&amp;UPPER([.AR$2])&amp;&quot;';&quot;" office:value-type="string" office:string-value="INSERT INTO Leader_Flavors(FlavorType, LeaderType, Flavor) SELECT 'FLAVOR_I_SEA_TRADE_ROUTE', Type, 4 FROM Leaders WHERE Type = 'LEADER_SULEIMAN';" calcext:value-type="string">
            <text:p>INSERT INTO Leader_Flavors(FlavorType, LeaderType, Flavor) SELECT 'FLAVOR_I_SEA_TRADE_ROUTE', Type, 4 FROM Leaders WHERE Type = 'LEADER_SULEIMAN';</text:p>
          </table:table-cell>
          <table:table-cell table:style-name="ce197" table:formula="of:=&quot;INSERT INTO Leader_Flavors(FlavorType, LeaderType, Flavor) SELECT 'FLAVOR_&quot;&amp;UPPER([.$A35])&amp;&quot;', Type, &quot;&amp;[.AS35]&amp;&quot; FROM Leaders WHERE Type = 'LEADER_&quot;&amp;UPPER([.AS$2])&amp;&quot;';&quot;" office:value-type="string" office:string-value="INSERT INTO Leader_Flavors(FlavorType, LeaderType, Flavor) SELECT 'FLAVOR_I_SEA_TRADE_ROUTE', Type, 4 FROM Leaders WHERE Type = 'LEADER_WASHINGTON';" calcext:value-type="string">
            <text:p>INSERT INTO Leader_Flavors(FlavorType, LeaderType, Flavor) SELECT 'FLAVOR_I_SEA_TRADE_ROUTE', Type, 4 FROM Leaders WHERE Type = 'LEADER_WASHINGTON';</text:p>
          </table:table-cell>
          <table:table-cell table:style-name="ce197" table:formula="of:=&quot;INSERT INTO Leader_Flavors(FlavorType, LeaderType, Flavor) SELECT 'FLAVOR_&quot;&amp;UPPER([.$A35])&amp;&quot;', Type, &quot;&amp;[.AT35]&amp;&quot; FROM Leaders WHERE Type = 'LEADER_&quot;&amp;UPPER([.AT$2])&amp;&quot;';&quot;" office:value-type="string" office:string-value="INSERT INTO Leader_Flavors(FlavorType, LeaderType, Flavor) SELECT 'FLAVOR_I_SEA_TRADE_ROUTE', Type, 4 FROM Leaders WHERE Type = 'LEADER_MARIA';" calcext:value-type="string">
            <text:p>INSERT INTO Leader_Flavors(FlavorType, LeaderType, Flavor) SELECT 'FLAVOR_I_SEA_TRADE_ROUTE', Type, 4 FROM Leaders WHERE Type = 'LEADER_MARIA';</text:p>
          </table:table-cell>
          <table:table-cell table:style-name="ce197" table:formula="of:=&quot;INSERT INTO Leader_Flavors(FlavorType, LeaderType, Flavor) SELECT 'FLAVOR_&quot;&amp;UPPER([.$A35])&amp;&quot;', Type, &quot;&amp;[.AU35]&amp;&quot; FROM Leaders WHERE Type = 'LEADER_&quot;&amp;UPPER([.AU$2])&amp;&quot;';&quot;" office:value-type="string" office:string-value="INSERT INTO Leader_Flavors(FlavorType, LeaderType, Flavor) SELECT 'FLAVOR_I_SEA_TRADE_ROUTE', Type, 4 FROM Leaders WHERE Type = 'LEADER_POCATELLO';" calcext:value-type="string">
            <text:p>INSERT INTO Leader_Flavors(FlavorType, LeaderType, Flavor) SELECT 'FLAVOR_I_SEA_TRADE_ROUTE', Type, 4 FROM Leaders WHERE Type = 'LEADER_POCATELLO';</text:p>
          </table:table-cell>
          <table:table-cell table:style-name="ce197" table:formula="of:=&quot;INSERT INTO Leader_Flavors(FlavorType, LeaderType, Flavor) SELECT 'FLAVOR_&quot;&amp;UPPER([.$A35])&amp;&quot;', Type, &quot;&amp;[.AV35]&amp;&quot; FROM Leaders WHERE Type = 'LEADER_&quot;&amp;UPPER([.AV$2])&amp;&quot;';&quot;" office:value-type="string" office:string-value="INSERT INTO Leader_Flavors(FlavorType, LeaderType, Flavor) SELECT 'FLAVOR_I_SEA_TRADE_ROUTE', Type, 4 FROM Leaders WHERE Type = 'LEADER_WILLIAM';" calcext:value-type="string">
            <text:p>INSERT INTO Leader_Flavors(FlavorType, LeaderType, Flavor) SELECT 'FLAVOR_I_SEA_TRADE_ROUTE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36])&amp;&quot;', Type, &quot;&amp;[.C36]&amp;&quot; FROM Leaders WHERE Type = 'LEADER_&quot;&amp;UPPER([.C$2])&amp;&quot;';&quot;" office:value-type="string" office:string-value="INSERT INTO Leader_Flavors(FlavorType, LeaderType, Flavor) SELECT 'FLAVOR_I_TRADE_DESTINATION', Type, 4 FROM Leaders WHERE Type = 'LEADER_ASHURBANIPAL';" calcext:value-type="string">
            <text:p>INSERT INTO Leader_Flavors(FlavorType, LeaderType, Flavor) SELECT 'FLAVOR_I_TRADE_DESTINATION', Type, 4 FROM Leaders WHERE Type = 'LEADER_ASHURBANIPAL';</text:p>
          </table:table-cell>
          <table:table-cell table:style-name="ce197" table:formula="of:=&quot;INSERT INTO Leader_Flavors(FlavorType, LeaderType, Flavor) SELECT 'FLAVOR_&quot;&amp;UPPER([.$A36])&amp;&quot;', Type, &quot;&amp;[.D36]&amp;&quot; FROM Leaders WHERE Type = 'LEADER_&quot;&amp;UPPER([.D$2])&amp;&quot;';&quot;" office:value-type="string" office:string-value="INSERT INTO Leader_Flavors(FlavorType, LeaderType, Flavor) SELECT 'FLAVOR_I_TRADE_DESTINATION', Type, 4 FROM Leaders WHERE Type = 'LEADER_ASKIA';" calcext:value-type="string">
            <text:p>INSERT INTO Leader_Flavors(FlavorType, LeaderType, Flavor) SELECT 'FLAVOR_I_TRADE_DESTINATION', Type, 4 FROM Leaders WHERE Type = 'LEADER_ASKIA';</text:p>
          </table:table-cell>
          <table:table-cell table:style-name="ce197" table:formula="of:=&quot;INSERT INTO Leader_Flavors(FlavorType, LeaderType, Flavor) SELECT 'FLAVOR_&quot;&amp;UPPER([.$A36])&amp;&quot;', Type, &quot;&amp;[.E36]&amp;&quot; FROM Leaders WHERE Type = 'LEADER_&quot;&amp;UPPER([.E$2])&amp;&quot;';&quot;" office:value-type="string" office:string-value="INSERT INTO Leader_Flavors(FlavorType, LeaderType, Flavor) SELECT 'FLAVOR_I_TRADE_DESTINATION', Type, 4 FROM Leaders WHERE Type = 'LEADER_ATTILA';" calcext:value-type="string">
            <text:p>INSERT INTO Leader_Flavors(FlavorType, LeaderType, Flavor) SELECT 'FLAVOR_I_TRADE_DESTINATION', Type, 4 FROM Leaders WHERE Type = 'LEADER_ATTILA';</text:p>
          </table:table-cell>
          <table:table-cell table:style-name="ce197" table:formula="of:=&quot;INSERT INTO Leader_Flavors(FlavorType, LeaderType, Flavor) SELECT 'FLAVOR_&quot;&amp;UPPER([.$A36])&amp;&quot;', Type, &quot;&amp;[.F36]&amp;&quot; FROM Leaders WHERE Type = 'LEADER_&quot;&amp;UPPER([.F$2])&amp;&quot;';&quot;" office:value-type="string" office:string-value="INSERT INTO Leader_Flavors(FlavorType, LeaderType, Flavor) SELECT 'FLAVOR_I_TRADE_DESTINATION', Type, 4 FROM Leaders WHERE Type = 'LEADER_AUGUSTUS';" calcext:value-type="string">
            <text:p>INSERT INTO Leader_Flavors(FlavorType, LeaderType, Flavor) SELECT 'FLAVOR_I_TRADE_DESTINATION', Type, 4 FROM Leaders WHERE Type = 'LEADER_AUGUSTUS';</text:p>
          </table:table-cell>
          <table:table-cell table:style-name="ce197" table:formula="of:=&quot;INSERT INTO Leader_Flavors(FlavorType, LeaderType, Flavor) SELECT 'FLAVOR_&quot;&amp;UPPER([.$A36])&amp;&quot;', Type, &quot;&amp;[.G36]&amp;&quot; FROM Leaders WHERE Type = 'LEADER_&quot;&amp;UPPER([.G$2])&amp;&quot;';&quot;" office:value-type="string" office:string-value="INSERT INTO Leader_Flavors(FlavorType, LeaderType, Flavor) SELECT 'FLAVOR_I_TRADE_DESTINATION', Type, 4 FROM Leaders WHERE Type = 'LEADER_GENGHIS_KHAN';" calcext:value-type="string">
            <text:p>INSERT INTO Leader_Flavors(FlavorType, LeaderType, Flavor) SELECT 'FLAVOR_I_TRADE_DESTINATION', Type, 4 FROM Leaders WHERE Type = 'LEADER_GENGHIS_KHAN';</text:p>
          </table:table-cell>
          <table:table-cell table:style-name="ce197" table:formula="of:=&quot;INSERT INTO Leader_Flavors(FlavorType, LeaderType, Flavor) SELECT 'FLAVOR_&quot;&amp;UPPER([.$A36])&amp;&quot;', Type, &quot;&amp;[.H36]&amp;&quot; FROM Leaders WHERE Type = 'LEADER_&quot;&amp;UPPER([.H$2])&amp;&quot;';&quot;" office:value-type="string" office:string-value="INSERT INTO Leader_Flavors(FlavorType, LeaderType, Flavor) SELECT 'FLAVOR_I_TRADE_DESTINATION', Type, 4 FROM Leaders WHERE Type = 'LEADER_HARALD';" calcext:value-type="string">
            <text:p>INSERT INTO Leader_Flavors(FlavorType, LeaderType, Flavor) SELECT 'FLAVOR_I_TRADE_DESTINATION', Type, 4 FROM Leaders WHERE Type = 'LEADER_HARALD';</text:p>
          </table:table-cell>
          <table:table-cell table:style-name="ce197" table:formula="of:=&quot;INSERT INTO Leader_Flavors(FlavorType, LeaderType, Flavor) SELECT 'FLAVOR_&quot;&amp;UPPER([.$A36])&amp;&quot;', Type, &quot;&amp;[.I36]&amp;&quot; FROM Leaders WHERE Type = 'LEADER_&quot;&amp;UPPER([.I$2])&amp;&quot;';&quot;" office:value-type="string" office:string-value="INSERT INTO Leader_Flavors(FlavorType, LeaderType, Flavor) SELECT 'FLAVOR_I_TRADE_DESTINATION', Type, 4 FROM Leaders WHERE Type = 'LEADER_ISABELLA';" calcext:value-type="string">
            <text:p>INSERT INTO Leader_Flavors(FlavorType, LeaderType, Flavor) SELECT 'FLAVOR_I_TRADE_DESTINATION', Type, 4 FROM Leaders WHERE Type = 'LEADER_ISABELLA';</text:p>
          </table:table-cell>
          <table:table-cell table:style-name="ce197" table:formula="of:=&quot;INSERT INTO Leader_Flavors(FlavorType, LeaderType, Flavor) SELECT 'FLAVOR_&quot;&amp;UPPER([.$A36])&amp;&quot;', Type, &quot;&amp;[.J36]&amp;&quot; FROM Leaders WHERE Type = 'LEADER_&quot;&amp;UPPER([.J$2])&amp;&quot;';&quot;" office:value-type="string" office:string-value="INSERT INTO Leader_Flavors(FlavorType, LeaderType, Flavor) SELECT 'FLAVOR_I_TRADE_DESTINATION', Type, 4 FROM Leaders WHERE Type = 'LEADER_NAPOLEON';" calcext:value-type="string">
            <text:p>INSERT INTO Leader_Flavors(FlavorType, LeaderType, Flavor) SELECT 'FLAVOR_I_TRADE_DESTINATION', Type, 4 FROM Leaders WHERE Type = 'LEADER_NAPOLEON';</text:p>
          </table:table-cell>
          <table:table-cell table:style-name="ce197" table:formula="of:=&quot;INSERT INTO Leader_Flavors(FlavorType, LeaderType, Flavor) SELECT 'FLAVOR_&quot;&amp;UPPER([.$A36])&amp;&quot;', Type, &quot;&amp;[.K36]&amp;&quot; FROM Leaders WHERE Type = 'LEADER_&quot;&amp;UPPER([.K$2])&amp;&quot;';&quot;" office:value-type="string" office:string-value="INSERT INTO Leader_Flavors(FlavorType, LeaderType, Flavor) SELECT 'FLAVOR_I_TRADE_DESTINATION', Type, 4 FROM Leaders WHERE Type = 'LEADER_ODA_NOBUNAGA';" calcext:value-type="string">
            <text:p>INSERT INTO Leader_Flavors(FlavorType, LeaderType, Flavor) SELECT 'FLAVOR_I_TRADE_DESTINATION', Type, 4 FROM Leaders WHERE Type = 'LEADER_ODA_NOBUNAGA';</text:p>
          </table:table-cell>
          <table:table-cell table:style-name="ce197" table:formula="of:=&quot;INSERT INTO Leader_Flavors(FlavorType, LeaderType, Flavor) SELECT 'FLAVOR_&quot;&amp;UPPER([.$A36])&amp;&quot;', Type, &quot;&amp;[.L36]&amp;&quot; FROM Leaders WHERE Type = 'LEADER_&quot;&amp;UPPER([.L$2])&amp;&quot;';&quot;" office:value-type="string" office:string-value="INSERT INTO Leader_Flavors(FlavorType, LeaderType, Flavor) SELECT 'FLAVOR_I_TRADE_DESTINATION', Type, 4 FROM Leaders WHERE Type = 'LEADER_ENRICO_DANDOLO';" calcext:value-type="string">
            <text:p>INSERT INTO Leader_Flavors(FlavorType, LeaderType, Flavor) SELECT 'FLAVOR_I_TRADE_DESTINATION', Type, 4 FROM Leaders WHERE Type = 'LEADER_ENRICO_DANDOLO';</text:p>
          </table:table-cell>
          <table:table-cell table:style-name="ce197" table:formula="of:=&quot;INSERT INTO Leader_Flavors(FlavorType, LeaderType, Flavor) SELECT 'FLAVOR_&quot;&amp;UPPER([.$A36])&amp;&quot;', Type, &quot;&amp;[.M36]&amp;&quot; FROM Leaders WHERE Type = 'LEADER_&quot;&amp;UPPER([.M$2])&amp;&quot;';&quot;" office:value-type="string" office:string-value="INSERT INTO Leader_Flavors(FlavorType, LeaderType, Flavor) SELECT 'FLAVOR_I_TRADE_DESTINATION', Type, 4 FROM Leaders WHERE Type = 'LEADER_SHAKA';" calcext:value-type="string">
            <text:p>INSERT INTO Leader_Flavors(FlavorType, LeaderType, Flavor) SELECT 'FLAVOR_I_TRADE_DESTINATION', Type, 4 FROM Leaders WHERE Type = 'LEADER_SHAKA';</text:p>
          </table:table-cell>
          <table:table-cell table:style-name="ce197" table:formula="of:=&quot;INSERT INTO Leader_Flavors(FlavorType, LeaderType, Flavor) SELECT 'FLAVOR_&quot;&amp;UPPER([.$A36])&amp;&quot;', Type, &quot;&amp;[.N36]&amp;&quot; FROM Leaders WHERE Type = 'LEADER_&quot;&amp;UPPER([.N$2])&amp;&quot;';&quot;" office:value-type="string" office:string-value="INSERT INTO Leader_Flavors(FlavorType, LeaderType, Flavor) SELECT 'FLAVOR_I_TRADE_DESTINATION', Type, 4 FROM Leaders WHERE Type = 'LEADER_COALITION';" calcext:value-type="string">
            <text:p>INSERT INTO Leader_Flavors(FlavorType, LeaderType, Flavor) SELECT 'FLAVOR_I_TRADE_DESTINATION', Type, 4 FROM Leaders WHERE Type = 'LEADER_COALITION';</text:p>
          </table:table-cell>
          <table:table-cell table:style-name="ce197" table:formula="of:=&quot;INSERT INTO Leader_Flavors(FlavorType, LeaderType, Flavor) SELECT 'FLAVOR_&quot;&amp;UPPER([.$A36])&amp;&quot;', Type, &quot;&amp;[.O36]&amp;&quot; FROM Leaders WHERE Type = 'LEADER_&quot;&amp;UPPER([.O$2])&amp;&quot;';&quot;" office:value-type="string" office:string-value="INSERT INTO Leader_Flavors(FlavorType, LeaderType, Flavor) SELECT 'FLAVOR_I_TRADE_DESTINATION', Type, 4 FROM Leaders WHERE Type = 'LEADER_ALEXANDER';" calcext:value-type="string">
            <text:p>INSERT INTO Leader_Flavors(FlavorType, LeaderType, Flavor) SELECT 'FLAVOR_I_TRADE_DESTINATION', Type, 4 FROM Leaders WHERE Type = 'LEADER_ALEXANDER';</text:p>
          </table:table-cell>
          <table:table-cell table:style-name="ce197" table:formula="of:=&quot;INSERT INTO Leader_Flavors(FlavorType, LeaderType, Flavor) SELECT 'FLAVOR_&quot;&amp;UPPER([.$A36])&amp;&quot;', Type, &quot;&amp;[.P36]&amp;&quot; FROM Leaders WHERE Type = 'LEADER_&quot;&amp;UPPER([.P$2])&amp;&quot;';&quot;" office:value-type="string" office:string-value="INSERT INTO Leader_Flavors(FlavorType, LeaderType, Flavor) SELECT 'FLAVOR_I_TRADE_DESTINATION', Type, 4 FROM Leaders WHERE Type = 'LEADER_BISMARCK';" calcext:value-type="string">
            <text:p>INSERT INTO Leader_Flavors(FlavorType, LeaderType, Flavor) SELECT 'FLAVOR_I_TRADE_DESTINATION', Type, 4 FROM Leaders WHERE Type = 'LEADER_BISMARCK';</text:p>
          </table:table-cell>
          <table:table-cell table:style-name="ce197" table:formula="of:=&quot;INSERT INTO Leader_Flavors(FlavorType, LeaderType, Flavor) SELECT 'FLAVOR_&quot;&amp;UPPER([.$A36])&amp;&quot;', Type, &quot;&amp;[.Q36]&amp;&quot; FROM Leaders WHERE Type = 'LEADER_&quot;&amp;UPPER([.Q$2])&amp;&quot;';&quot;" office:value-type="string" office:string-value="INSERT INTO Leader_Flavors(FlavorType, LeaderType, Flavor) SELECT 'FLAVOR_I_TRADE_DESTINATION', Type, 4 FROM Leaders WHERE Type = 'LEADER_CATHERINE';" calcext:value-type="string">
            <text:p>INSERT INTO Leader_Flavors(FlavorType, LeaderType, Flavor) SELECT 'FLAVOR_I_TRADE_DESTINATION', Type, 4 FROM Leaders WHERE Type = 'LEADER_CATHERINE';</text:p>
          </table:table-cell>
          <table:table-cell table:style-name="ce197" table:formula="of:=&quot;INSERT INTO Leader_Flavors(FlavorType, LeaderType, Flavor) SELECT 'FLAVOR_&quot;&amp;UPPER([.$A36])&amp;&quot;', Type, &quot;&amp;[.R36]&amp;&quot; FROM Leaders WHERE Type = 'LEADER_&quot;&amp;UPPER([.R$2])&amp;&quot;';&quot;" office:value-type="string" office:string-value="INSERT INTO Leader_Flavors(FlavorType, LeaderType, Flavor) SELECT 'FLAVOR_I_TRADE_DESTINATION', Type, 4 FROM Leaders WHERE Type = 'LEADER_ELIZABETH';" calcext:value-type="string">
            <text:p>INSERT INTO Leader_Flavors(FlavorType, LeaderType, Flavor) SELECT 'FLAVOR_I_TRADE_DESTINATION', Type, 4 FROM Leaders WHERE Type = 'LEADER_ELIZABETH';</text:p>
          </table:table-cell>
          <table:table-cell table:style-name="ce197" table:formula="of:=&quot;INSERT INTO Leader_Flavors(FlavorType, LeaderType, Flavor) SELECT 'FLAVOR_&quot;&amp;UPPER([.$A36])&amp;&quot;', Type, &quot;&amp;[.S36]&amp;&quot; FROM Leaders WHERE Type = 'LEADER_&quot;&amp;UPPER([.S$2])&amp;&quot;';&quot;" office:value-type="string" office:string-value="INSERT INTO Leader_Flavors(FlavorType, LeaderType, Flavor) SELECT 'FLAVOR_I_TRADE_DESTINATION', Type, 4 FROM Leaders WHERE Type = 'LEADER_GUSTAVUS_ADOLPHUS';" calcext:value-type="string">
            <text:p>INSERT INTO Leader_Flavors(FlavorType, LeaderType, Flavor) SELECT 'FLAVOR_I_TRADE_DESTINATION', Type, 4 FROM Leaders WHERE Type = 'LEADER_GUSTAVUS_ADOLPHUS';</text:p>
          </table:table-cell>
          <table:table-cell table:style-name="ce197" table:formula="of:=&quot;INSERT INTO Leader_Flavors(FlavorType, LeaderType, Flavor) SELECT 'FLAVOR_&quot;&amp;UPPER([.$A36])&amp;&quot;', Type, &quot;&amp;[.T36]&amp;&quot; FROM Leaders WHERE Type = 'LEADER_&quot;&amp;UPPER([.T$2])&amp;&quot;';&quot;" office:value-type="string" office:string-value="INSERT INTO Leader_Flavors(FlavorType, LeaderType, Flavor) SELECT 'FLAVOR_I_TRADE_DESTINATION', Type, 4 FROM Leaders WHERE Type = 'LEADER_HIAWATHA';" calcext:value-type="string">
            <text:p>INSERT INTO Leader_Flavors(FlavorType, LeaderType, Flavor) SELECT 'FLAVOR_I_TRADE_DESTINATION', Type, 4 FROM Leaders WHERE Type = 'LEADER_HIAWATHA';</text:p>
          </table:table-cell>
          <table:table-cell table:style-name="ce197" table:formula="of:=&quot;INSERT INTO Leader_Flavors(FlavorType, LeaderType, Flavor) SELECT 'FLAVOR_&quot;&amp;UPPER([.$A36])&amp;&quot;', Type, &quot;&amp;[.U36]&amp;&quot; FROM Leaders WHERE Type = 'LEADER_&quot;&amp;UPPER([.U$2])&amp;&quot;';&quot;" office:value-type="string" office:string-value="INSERT INTO Leader_Flavors(FlavorType, LeaderType, Flavor) SELECT 'FLAVOR_I_TRADE_DESTINATION', Type, 4 FROM Leaders WHERE Type = 'LEADER_MONTEZUMA';" calcext:value-type="string">
            <text:p>INSERT INTO Leader_Flavors(FlavorType, LeaderType, Flavor) SELECT 'FLAVOR_I_TRADE_DESTINATION', Type, 4 FROM Leaders WHERE Type = 'LEADER_MONTEZUMA';</text:p>
          </table:table-cell>
          <table:table-cell table:style-name="ce197" table:formula="of:=&quot;INSERT INTO Leader_Flavors(FlavorType, LeaderType, Flavor) SELECT 'FLAVOR_&quot;&amp;UPPER([.$A36])&amp;&quot;', Type, &quot;&amp;[.V36]&amp;&quot; FROM Leaders WHERE Type = 'LEADER_&quot;&amp;UPPER([.V$2])&amp;&quot;';&quot;" office:value-type="string" office:string-value="INSERT INTO Leader_Flavors(FlavorType, LeaderType, Flavor) SELECT 'FLAVOR_I_TRADE_DESTINATION', Type, 4 FROM Leaders WHERE Type = 'LEADER_THEODORA';" calcext:value-type="string">
            <text:p>INSERT INTO Leader_Flavors(FlavorType, LeaderType, Flavor) SELECT 'FLAVOR_I_TRADE_DESTINATION', Type, 4 FROM Leaders WHERE Type = 'LEADER_THEODORA';</text:p>
          </table:table-cell>
          <table:table-cell table:style-name="ce197" table:formula="of:=&quot;INSERT INTO Leader_Flavors(FlavorType, LeaderType, Flavor) SELECT 'FLAVOR_&quot;&amp;UPPER([.$A36])&amp;&quot;', Type, &quot;&amp;[.W36]&amp;&quot; FROM Leaders WHERE Type = 'LEADER_&quot;&amp;UPPER([.W$2])&amp;&quot;';&quot;" office:value-type="string" office:string-value="INSERT INTO Leader_Flavors(FlavorType, LeaderType, Flavor) SELECT 'FLAVOR_I_TRADE_DESTINATION', Type, 4 FROM Leaders WHERE Type = 'LEADER_GAJAH_MADA';" calcext:value-type="string">
            <text:p>INSERT INTO Leader_Flavors(FlavorType, LeaderType, Flavor) SELECT 'FLAVOR_I_TRADE_DESTINATION', Type, 4 FROM Leaders WHERE Type = 'LEADER_GAJAH_MADA';</text:p>
          </table:table-cell>
          <table:table-cell table:style-name="ce197" table:formula="of:=&quot;INSERT INTO Leader_Flavors(FlavorType, LeaderType, Flavor) SELECT 'FLAVOR_&quot;&amp;UPPER([.$A36])&amp;&quot;', Type, &quot;&amp;[.X36]&amp;&quot; FROM Leaders WHERE Type = 'LEADER_&quot;&amp;UPPER([.X$2])&amp;&quot;';&quot;" office:value-type="string" office:string-value="INSERT INTO Leader_Flavors(FlavorType, LeaderType, Flavor) SELECT 'FLAVOR_I_TRADE_DESTINATION', Type, 4 FROM Leaders WHERE Type = 'LEADER_CASIMIR';" calcext:value-type="string">
            <text:p>INSERT INTO Leader_Flavors(FlavorType, LeaderType, Flavor) SELECT 'FLAVOR_I_TRADE_DESTINATION', Type, 4 FROM Leaders WHERE Type = 'LEADER_CASIMIR';</text:p>
          </table:table-cell>
          <table:table-cell table:style-name="ce197" table:formula="of:=&quot;INSERT INTO Leader_Flavors(FlavorType, LeaderType, Flavor) SELECT 'FLAVOR_&quot;&amp;UPPER([.$A36])&amp;&quot;', Type, &quot;&amp;[.Y36]&amp;&quot; FROM Leaders WHERE Type = 'LEADER_&quot;&amp;UPPER([.Y$2])&amp;&quot;';&quot;" office:value-type="string" office:string-value="INSERT INTO Leader_Flavors(FlavorType, LeaderType, Flavor) SELECT 'FLAVOR_I_TRADE_DESTINATION', Type, 4 FROM Leaders WHERE Type = 'LEADER_WU_ZETIAN';" calcext:value-type="string">
            <text:p>INSERT INTO Leader_Flavors(FlavorType, LeaderType, Flavor) SELECT 'FLAVOR_I_TRADE_DESTINATION', Type, 4 FROM Leaders WHERE Type = 'LEADER_WU_ZETIAN';</text:p>
          </table:table-cell>
          <table:table-cell table:style-name="ce197" table:formula="of:=&quot;INSERT INTO Leader_Flavors(FlavorType, LeaderType, Flavor) SELECT 'FLAVOR_&quot;&amp;UPPER([.$A36])&amp;&quot;', Type, &quot;&amp;[.Z36]&amp;&quot; FROM Leaders WHERE Type = 'LEADER_&quot;&amp;UPPER([.Z$2])&amp;&quot;';&quot;" office:value-type="string" office:string-value="INSERT INTO Leader_Flavors(FlavorType, LeaderType, Flavor) SELECT 'FLAVOR_I_TRADE_DESTINATION', Type, 4 FROM Leaders WHERE Type = 'LEADER_DIPLOMAT';" calcext:value-type="string">
            <text:p>INSERT INTO Leader_Flavors(FlavorType, LeaderType, Flavor) SELECT 'FLAVOR_I_TRADE_DESTINATION', Type, 4 FROM Leaders WHERE Type = 'LEADER_DIPLOMAT';</text:p>
          </table:table-cell>
          <table:table-cell table:style-name="ce197" table:formula="of:=&quot;INSERT INTO Leader_Flavors(FlavorType, LeaderType, Flavor) SELECT 'FLAVOR_&quot;&amp;UPPER([.$A36])&amp;&quot;', Type, &quot;&amp;[.AA36]&amp;&quot; FROM Leaders WHERE Type = 'LEADER_&quot;&amp;UPPER([.AA$2])&amp;&quot;';&quot;" office:value-type="string" office:string-value="INSERT INTO Leader_Flavors(FlavorType, LeaderType, Flavor) SELECT 'FLAVOR_I_TRADE_DESTINATION', Type, 4 FROM Leaders WHERE Type = 'LEADER_GANDHI';" calcext:value-type="string">
            <text:p>INSERT INTO Leader_Flavors(FlavorType, LeaderType, Flavor) SELECT 'FLAVOR_I_TRADE_DESTINATION', Type, 4 FROM Leaders WHERE Type = 'LEADER_GANDHI';</text:p>
          </table:table-cell>
          <table:table-cell table:style-name="ce197" table:formula="of:=&quot;INSERT INTO Leader_Flavors(FlavorType, LeaderType, Flavor) SELECT 'FLAVOR_&quot;&amp;UPPER([.$A36])&amp;&quot;', Type, &quot;&amp;[.AB36]&amp;&quot; FROM Leaders WHERE Type = 'LEADER_&quot;&amp;UPPER([.AB$2])&amp;&quot;';&quot;" office:value-type="string" office:string-value="INSERT INTO Leader_Flavors(FlavorType, LeaderType, Flavor) SELECT 'FLAVOR_I_TRADE_DESTINATION', Type, 4 FROM Leaders WHERE Type = 'LEADER_SELASSIE';" calcext:value-type="string">
            <text:p>INSERT INTO Leader_Flavors(FlavorType, LeaderType, Flavor) SELECT 'FLAVOR_I_TRADE_DESTINATION', Type, 4 FROM Leaders WHERE Type = 'LEADER_SELASSIE';</text:p>
          </table:table-cell>
          <table:table-cell table:style-name="ce197" table:formula="of:=&quot;INSERT INTO Leader_Flavors(FlavorType, LeaderType, Flavor) SELECT 'FLAVOR_&quot;&amp;UPPER([.$A36])&amp;&quot;', Type, &quot;&amp;[.AC36]&amp;&quot; FROM Leaders WHERE Type = 'LEADER_&quot;&amp;UPPER([.AC$2])&amp;&quot;';&quot;" office:value-type="string" office:string-value="INSERT INTO Leader_Flavors(FlavorType, LeaderType, Flavor) SELECT 'FLAVOR_I_TRADE_DESTINATION', Type, 4 FROM Leaders WHERE Type = 'LEADER_KAMEHAMEHA';" calcext:value-type="string">
            <text:p>INSERT INTO Leader_Flavors(FlavorType, LeaderType, Flavor) SELECT 'FLAVOR_I_TRADE_DESTINATION', Type, 4 FROM Leaders WHERE Type = 'LEADER_KAMEHAMEHA';</text:p>
          </table:table-cell>
          <table:table-cell table:style-name="ce197" table:formula="of:=&quot;INSERT INTO Leader_Flavors(FlavorType, LeaderType, Flavor) SELECT 'FLAVOR_&quot;&amp;UPPER([.$A36])&amp;&quot;', Type, &quot;&amp;[.AD36]&amp;&quot; FROM Leaders WHERE Type = 'LEADER_&quot;&amp;UPPER([.AD$2])&amp;&quot;';&quot;" office:value-type="string" office:string-value="INSERT INTO Leader_Flavors(FlavorType, LeaderType, Flavor) SELECT 'FLAVOR_I_TRADE_DESTINATION', Type, 4 FROM Leaders WHERE Type = 'LEADER_MARIA_I';" calcext:value-type="string">
            <text:p>INSERT INTO Leader_Flavors(FlavorType, LeaderType, Flavor) SELECT 'FLAVOR_I_TRADE_DESTINATION', Type, 4 FROM Leaders WHERE Type = 'LEADER_MARIA_I';</text:p>
          </table:table-cell>
          <table:table-cell table:style-name="ce197" table:formula="of:=&quot;INSERT INTO Leader_Flavors(FlavorType, LeaderType, Flavor) SELECT 'FLAVOR_&quot;&amp;UPPER([.$A36])&amp;&quot;', Type, &quot;&amp;[.AE36]&amp;&quot; FROM Leaders WHERE Type = 'LEADER_&quot;&amp;UPPER([.AE$2])&amp;&quot;';&quot;" office:value-type="string" office:string-value="INSERT INTO Leader_Flavors(FlavorType, LeaderType, Flavor) SELECT 'FLAVOR_I_TRADE_DESTINATION', Type, 4 FROM Leaders WHERE Type = 'LEADER_PACHACUTI';" calcext:value-type="string">
            <text:p>INSERT INTO Leader_Flavors(FlavorType, LeaderType, Flavor) SELECT 'FLAVOR_I_TRADE_DESTINATION', Type, 4 FROM Leaders WHERE Type = 'LEADER_PACHACUTI';</text:p>
          </table:table-cell>
          <table:table-cell table:style-name="ce197" table:formula="of:=&quot;INSERT INTO Leader_Flavors(FlavorType, LeaderType, Flavor) SELECT 'FLAVOR_&quot;&amp;UPPER([.$A36])&amp;&quot;', Type, &quot;&amp;[.AF36]&amp;&quot; FROM Leaders WHERE Type = 'LEADER_&quot;&amp;UPPER([.AF$2])&amp;&quot;';&quot;" office:value-type="string" office:string-value="INSERT INTO Leader_Flavors(FlavorType, LeaderType, Flavor) SELECT 'FLAVOR_I_TRADE_DESTINATION', Type, 4 FROM Leaders WHERE Type = 'LEADER_RAMESSES';" calcext:value-type="string">
            <text:p>INSERT INTO Leader_Flavors(FlavorType, LeaderType, Flavor) SELECT 'FLAVOR_I_TRADE_DESTINATION', Type, 4 FROM Leaders WHERE Type = 'LEADER_RAMESSES';</text:p>
          </table:table-cell>
          <table:table-cell table:style-name="ce197" table:formula="of:=&quot;INSERT INTO Leader_Flavors(FlavorType, LeaderType, Flavor) SELECT 'FLAVOR_&quot;&amp;UPPER([.$A36])&amp;&quot;', Type, &quot;&amp;[.AG36]&amp;&quot; FROM Leaders WHERE Type = 'LEADER_&quot;&amp;UPPER([.AG$2])&amp;&quot;';&quot;" office:value-type="string" office:string-value="INSERT INTO Leader_Flavors(FlavorType, LeaderType, Flavor) SELECT 'FLAVOR_I_TRADE_DESTINATION', Type, 4 FROM Leaders WHERE Type = 'LEADER_RAMKHAMHAENG';" calcext:value-type="string">
            <text:p>INSERT INTO Leader_Flavors(FlavorType, LeaderType, Flavor) SELECT 'FLAVOR_I_TRADE_DESTINATION', Type, 4 FROM Leaders WHERE Type = 'LEADER_RAMKHAMHAENG';</text:p>
          </table:table-cell>
          <table:table-cell table:style-name="ce197" table:formula="of:=&quot;INSERT INTO Leader_Flavors(FlavorType, LeaderType, Flavor) SELECT 'FLAVOR_&quot;&amp;UPPER([.$A36])&amp;&quot;', Type, &quot;&amp;[.AH36]&amp;&quot; FROM Leaders WHERE Type = 'LEADER_&quot;&amp;UPPER([.AH$2])&amp;&quot;';&quot;" office:value-type="string" office:string-value="INSERT INTO Leader_Flavors(FlavorType, LeaderType, Flavor) SELECT 'FLAVOR_I_TRADE_DESTINATION', Type, 4 FROM Leaders WHERE Type = 'LEADER_PEDRO';" calcext:value-type="string">
            <text:p>INSERT INTO Leader_Flavors(FlavorType, LeaderType, Flavor) SELECT 'FLAVOR_I_TRADE_DESTINATION', Type, 4 FROM Leaders WHERE Type = 'LEADER_PEDRO';</text:p>
          </table:table-cell>
          <table:table-cell table:style-name="ce197" table:formula="of:=&quot;INSERT INTO Leader_Flavors(FlavorType, LeaderType, Flavor) SELECT 'FLAVOR_&quot;&amp;UPPER([.$A36])&amp;&quot;', Type, &quot;&amp;[.AI36]&amp;&quot; FROM Leaders WHERE Type = 'LEADER_&quot;&amp;UPPER([.AI$2])&amp;&quot;';&quot;" office:value-type="string" office:string-value="INSERT INTO Leader_Flavors(FlavorType, LeaderType, Flavor) SELECT 'FLAVOR_I_TRADE_DESTINATION', Type, 4 FROM Leaders WHERE Type = 'LEADER_AHMAD_ALMANSUR';" calcext:value-type="string">
            <text:p>INSERT INTO Leader_Flavors(FlavorType, LeaderType, Flavor) SELECT 'FLAVOR_I_TRADE_DESTINATION', Type, 4 FROM Leaders WHERE Type = 'LEADER_AHMAD_ALMANSUR';</text:p>
          </table:table-cell>
          <table:table-cell table:style-name="ce197" table:formula="of:=&quot;INSERT INTO Leader_Flavors(FlavorType, LeaderType, Flavor) SELECT 'FLAVOR_&quot;&amp;UPPER([.$A36])&amp;&quot;', Type, &quot;&amp;[.AJ36]&amp;&quot; FROM Leaders WHERE Type = 'LEADER_&quot;&amp;UPPER([.AJ$2])&amp;&quot;';&quot;" office:value-type="string" office:string-value="INSERT INTO Leader_Flavors(FlavorType, LeaderType, Flavor) SELECT 'FLAVOR_I_TRADE_DESTINATION', Type, 4 FROM Leaders WHERE Type = 'LEADER_SEJONG';" calcext:value-type="string">
            <text:p>INSERT INTO Leader_Flavors(FlavorType, LeaderType, Flavor) SELECT 'FLAVOR_I_TRADE_DESTINATION', Type, 4 FROM Leaders WHERE Type = 'LEADER_SEJONG';</text:p>
          </table:table-cell>
          <table:table-cell table:style-name="ce197" table:formula="of:=&quot;INSERT INTO Leader_Flavors(FlavorType, LeaderType, Flavor) SELECT 'FLAVOR_&quot;&amp;UPPER([.$A36])&amp;&quot;', Type, &quot;&amp;[.AK36]&amp;&quot; FROM Leaders WHERE Type = 'LEADER_&quot;&amp;UPPER([.AK$2])&amp;&quot;';&quot;" office:value-type="string" office:string-value="INSERT INTO Leader_Flavors(FlavorType, LeaderType, Flavor) SELECT 'FLAVOR_I_TRADE_DESTINATION', Type, 4 FROM Leaders WHERE Type = 'LEADER_EXPANSIONIST';" calcext:value-type="string">
            <text:p>INSERT INTO Leader_Flavors(FlavorType, LeaderType, Flavor) SELECT 'FLAVOR_I_TRADE_DESTINATION', Type, 4 FROM Leaders WHERE Type = 'LEADER_EXPANSIONIST';</text:p>
          </table:table-cell>
          <table:table-cell table:style-name="ce197" table:formula="of:=&quot;INSERT INTO Leader_Flavors(FlavorType, LeaderType, Flavor) SELECT 'FLAVOR_&quot;&amp;UPPER([.$A36])&amp;&quot;', Type, &quot;&amp;[.AL36]&amp;&quot; FROM Leaders WHERE Type = 'LEADER_&quot;&amp;UPPER([.AL$2])&amp;&quot;';&quot;" office:value-type="string" office:string-value="INSERT INTO Leader_Flavors(FlavorType, LeaderType, Flavor) SELECT 'FLAVOR_I_TRADE_DESTINATION', Type, 4 FROM Leaders WHERE Type = 'LEADER_BOUDICCA';" calcext:value-type="string">
            <text:p>INSERT INTO Leader_Flavors(FlavorType, LeaderType, Flavor) SELECT 'FLAVOR_I_TRADE_DESTINATION', Type, 4 FROM Leaders WHERE Type = 'LEADER_BOUDICCA';</text:p>
          </table:table-cell>
          <table:table-cell table:style-name="ce197" table:formula="of:=&quot;INSERT INTO Leader_Flavors(FlavorType, LeaderType, Flavor) SELECT 'FLAVOR_&quot;&amp;UPPER([.$A36])&amp;&quot;', Type, &quot;&amp;[.AM36]&amp;&quot; FROM Leaders WHERE Type = 'LEADER_&quot;&amp;UPPER([.AM$2])&amp;&quot;';&quot;" office:value-type="string" office:string-value="INSERT INTO Leader_Flavors(FlavorType, LeaderType, Flavor) SELECT 'FLAVOR_I_TRADE_DESTINATION', Type, 4 FROM Leaders WHERE Type = 'LEADER_DARIUS';" calcext:value-type="string">
            <text:p>INSERT INTO Leader_Flavors(FlavorType, LeaderType, Flavor) SELECT 'FLAVOR_I_TRADE_DESTINATION', Type, 4 FROM Leaders WHERE Type = 'LEADER_DARIUS';</text:p>
          </table:table-cell>
          <table:table-cell table:style-name="ce197" table:formula="of:=&quot;INSERT INTO Leader_Flavors(FlavorType, LeaderType, Flavor) SELECT 'FLAVOR_&quot;&amp;UPPER([.$A36])&amp;&quot;', Type, &quot;&amp;[.AN36]&amp;&quot; FROM Leaders WHERE Type = 'LEADER_&quot;&amp;UPPER([.AN$2])&amp;&quot;';&quot;" office:value-type="string" office:string-value="INSERT INTO Leader_Flavors(FlavorType, LeaderType, Flavor) SELECT 'FLAVOR_I_TRADE_DESTINATION', Type, 4 FROM Leaders WHERE Type = 'LEADER_DIDO';" calcext:value-type="string">
            <text:p>INSERT INTO Leader_Flavors(FlavorType, LeaderType, Flavor) SELECT 'FLAVOR_I_TRADE_DESTINATION', Type, 4 FROM Leaders WHERE Type = 'LEADER_DIDO';</text:p>
          </table:table-cell>
          <table:table-cell table:style-name="ce197" table:formula="of:=&quot;INSERT INTO Leader_Flavors(FlavorType, LeaderType, Flavor) SELECT 'FLAVOR_&quot;&amp;UPPER([.$A36])&amp;&quot;', Type, &quot;&amp;[.AO36]&amp;&quot; FROM Leaders WHERE Type = 'LEADER_&quot;&amp;UPPER([.AO$2])&amp;&quot;';&quot;" office:value-type="string" office:string-value="INSERT INTO Leader_Flavors(FlavorType, LeaderType, Flavor) SELECT 'FLAVOR_I_TRADE_DESTINATION', Type, 4 FROM Leaders WHERE Type = 'LEADER_HARUN_AL_RASHID';" calcext:value-type="string">
            <text:p>INSERT INTO Leader_Flavors(FlavorType, LeaderType, Flavor) SELECT 'FLAVOR_I_TRADE_DESTINATION', Type, 4 FROM Leaders WHERE Type = 'LEADER_HARUN_AL_RASHID';</text:p>
          </table:table-cell>
          <table:table-cell table:style-name="ce197" table:formula="of:=&quot;INSERT INTO Leader_Flavors(FlavorType, LeaderType, Flavor) SELECT 'FLAVOR_&quot;&amp;UPPER([.$A36])&amp;&quot;', Type, &quot;&amp;[.AP36]&amp;&quot; FROM Leaders WHERE Type = 'LEADER_&quot;&amp;UPPER([.AP$2])&amp;&quot;';&quot;" office:value-type="string" office:string-value="INSERT INTO Leader_Flavors(FlavorType, LeaderType, Flavor) SELECT 'FLAVOR_I_TRADE_DESTINATION', Type, 4 FROM Leaders WHERE Type = 'LEADER_NEBUCHADNEZZAR';" calcext:value-type="string">
            <text:p>INSERT INTO Leader_Flavors(FlavorType, LeaderType, Flavor) SELECT 'FLAVOR_I_TRADE_DESTINATION', Type, 4 FROM Leaders WHERE Type = 'LEADER_NEBUCHADNEZZAR';</text:p>
          </table:table-cell>
          <table:table-cell table:style-name="ce197" table:formula="of:=&quot;INSERT INTO Leader_Flavors(FlavorType, LeaderType, Flavor) SELECT 'FLAVOR_&quot;&amp;UPPER([.$A36])&amp;&quot;', Type, &quot;&amp;[.AQ36]&amp;&quot; FROM Leaders WHERE Type = 'LEADER_&quot;&amp;UPPER([.AQ$2])&amp;&quot;';&quot;" office:value-type="string" office:string-value="INSERT INTO Leader_Flavors(FlavorType, LeaderType, Flavor) SELECT 'FLAVOR_I_TRADE_DESTINATION', Type, 4 FROM Leaders WHERE Type = 'LEADER_PACAL';" calcext:value-type="string">
            <text:p>INSERT INTO Leader_Flavors(FlavorType, LeaderType, Flavor) SELECT 'FLAVOR_I_TRADE_DESTINATION', Type, 4 FROM Leaders WHERE Type = 'LEADER_PACAL';</text:p>
          </table:table-cell>
          <table:table-cell table:style-name="ce197" table:formula="of:=&quot;INSERT INTO Leader_Flavors(FlavorType, LeaderType, Flavor) SELECT 'FLAVOR_&quot;&amp;UPPER([.$A36])&amp;&quot;', Type, &quot;&amp;[.AR36]&amp;&quot; FROM Leaders WHERE Type = 'LEADER_&quot;&amp;UPPER([.AR$2])&amp;&quot;';&quot;" office:value-type="string" office:string-value="INSERT INTO Leader_Flavors(FlavorType, LeaderType, Flavor) SELECT 'FLAVOR_I_TRADE_DESTINATION', Type, 4 FROM Leaders WHERE Type = 'LEADER_SULEIMAN';" calcext:value-type="string">
            <text:p>INSERT INTO Leader_Flavors(FlavorType, LeaderType, Flavor) SELECT 'FLAVOR_I_TRADE_DESTINATION', Type, 4 FROM Leaders WHERE Type = 'LEADER_SULEIMAN';</text:p>
          </table:table-cell>
          <table:table-cell table:style-name="ce197" table:formula="of:=&quot;INSERT INTO Leader_Flavors(FlavorType, LeaderType, Flavor) SELECT 'FLAVOR_&quot;&amp;UPPER([.$A36])&amp;&quot;', Type, &quot;&amp;[.AS36]&amp;&quot; FROM Leaders WHERE Type = 'LEADER_&quot;&amp;UPPER([.AS$2])&amp;&quot;';&quot;" office:value-type="string" office:string-value="INSERT INTO Leader_Flavors(FlavorType, LeaderType, Flavor) SELECT 'FLAVOR_I_TRADE_DESTINATION', Type, 4 FROM Leaders WHERE Type = 'LEADER_WASHINGTON';" calcext:value-type="string">
            <text:p>INSERT INTO Leader_Flavors(FlavorType, LeaderType, Flavor) SELECT 'FLAVOR_I_TRADE_DESTINATION', Type, 4 FROM Leaders WHERE Type = 'LEADER_WASHINGTON';</text:p>
          </table:table-cell>
          <table:table-cell table:style-name="ce197" table:formula="of:=&quot;INSERT INTO Leader_Flavors(FlavorType, LeaderType, Flavor) SELECT 'FLAVOR_&quot;&amp;UPPER([.$A36])&amp;&quot;', Type, &quot;&amp;[.AT36]&amp;&quot; FROM Leaders WHERE Type = 'LEADER_&quot;&amp;UPPER([.AT$2])&amp;&quot;';&quot;" office:value-type="string" office:string-value="INSERT INTO Leader_Flavors(FlavorType, LeaderType, Flavor) SELECT 'FLAVOR_I_TRADE_DESTINATION', Type, 4 FROM Leaders WHERE Type = 'LEADER_MARIA';" calcext:value-type="string">
            <text:p>INSERT INTO Leader_Flavors(FlavorType, LeaderType, Flavor) SELECT 'FLAVOR_I_TRADE_DESTINATION', Type, 4 FROM Leaders WHERE Type = 'LEADER_MARIA';</text:p>
          </table:table-cell>
          <table:table-cell table:style-name="ce197" table:formula="of:=&quot;INSERT INTO Leader_Flavors(FlavorType, LeaderType, Flavor) SELECT 'FLAVOR_&quot;&amp;UPPER([.$A36])&amp;&quot;', Type, &quot;&amp;[.AU36]&amp;&quot; FROM Leaders WHERE Type = 'LEADER_&quot;&amp;UPPER([.AU$2])&amp;&quot;';&quot;" office:value-type="string" office:string-value="INSERT INTO Leader_Flavors(FlavorType, LeaderType, Flavor) SELECT 'FLAVOR_I_TRADE_DESTINATION', Type, 4 FROM Leaders WHERE Type = 'LEADER_POCATELLO';" calcext:value-type="string">
            <text:p>INSERT INTO Leader_Flavors(FlavorType, LeaderType, Flavor) SELECT 'FLAVOR_I_TRADE_DESTINATION', Type, 4 FROM Leaders WHERE Type = 'LEADER_POCATELLO';</text:p>
          </table:table-cell>
          <table:table-cell table:style-name="ce197" table:formula="of:=&quot;INSERT INTO Leader_Flavors(FlavorType, LeaderType, Flavor) SELECT 'FLAVOR_&quot;&amp;UPPER([.$A36])&amp;&quot;', Type, &quot;&amp;[.AV36]&amp;&quot; FROM Leaders WHERE Type = 'LEADER_&quot;&amp;UPPER([.AV$2])&amp;&quot;';&quot;" office:value-type="string" office:string-value="INSERT INTO Leader_Flavors(FlavorType, LeaderType, Flavor) SELECT 'FLAVOR_I_TRADE_DESTINATION', Type, 4 FROM Leaders WHERE Type = 'LEADER_WILLIAM';" calcext:value-type="string">
            <text:p>INSERT INTO Leader_Flavors(FlavorType, LeaderType, Flavor) SELECT 'FLAVOR_I_TRADE_DESTINATION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37])&amp;&quot;', Type, &quot;&amp;[.C37]&amp;&quot; FROM Leaders WHERE Type = 'LEADER_&quot;&amp;UPPER([.C$2])&amp;&quot;';&quot;" office:value-type="string" office:string-value="INSERT INTO Leader_Flavors(FlavorType, LeaderType, Flavor) SELECT 'FLAVOR_I_TRADE_ORIGIN', Type, 4 FROM Leaders WHERE Type = 'LEADER_ASHURBANIPAL';" calcext:value-type="string">
            <text:p>INSERT INTO Leader_Flavors(FlavorType, LeaderType, Flavor) SELECT 'FLAVOR_I_TRADE_ORIGIN', Type, 4 FROM Leaders WHERE Type = 'LEADER_ASHURBANIPAL';</text:p>
          </table:table-cell>
          <table:table-cell table:style-name="ce197" table:formula="of:=&quot;INSERT INTO Leader_Flavors(FlavorType, LeaderType, Flavor) SELECT 'FLAVOR_&quot;&amp;UPPER([.$A37])&amp;&quot;', Type, &quot;&amp;[.D37]&amp;&quot; FROM Leaders WHERE Type = 'LEADER_&quot;&amp;UPPER([.D$2])&amp;&quot;';&quot;" office:value-type="string" office:string-value="INSERT INTO Leader_Flavors(FlavorType, LeaderType, Flavor) SELECT 'FLAVOR_I_TRADE_ORIGIN', Type, 4 FROM Leaders WHERE Type = 'LEADER_ASKIA';" calcext:value-type="string">
            <text:p>INSERT INTO Leader_Flavors(FlavorType, LeaderType, Flavor) SELECT 'FLAVOR_I_TRADE_ORIGIN', Type, 4 FROM Leaders WHERE Type = 'LEADER_ASKIA';</text:p>
          </table:table-cell>
          <table:table-cell table:style-name="ce197" table:formula="of:=&quot;INSERT INTO Leader_Flavors(FlavorType, LeaderType, Flavor) SELECT 'FLAVOR_&quot;&amp;UPPER([.$A37])&amp;&quot;', Type, &quot;&amp;[.E37]&amp;&quot; FROM Leaders WHERE Type = 'LEADER_&quot;&amp;UPPER([.E$2])&amp;&quot;';&quot;" office:value-type="string" office:string-value="INSERT INTO Leader_Flavors(FlavorType, LeaderType, Flavor) SELECT 'FLAVOR_I_TRADE_ORIGIN', Type, 4 FROM Leaders WHERE Type = 'LEADER_ATTILA';" calcext:value-type="string">
            <text:p>INSERT INTO Leader_Flavors(FlavorType, LeaderType, Flavor) SELECT 'FLAVOR_I_TRADE_ORIGIN', Type, 4 FROM Leaders WHERE Type = 'LEADER_ATTILA';</text:p>
          </table:table-cell>
          <table:table-cell table:style-name="ce197" table:formula="of:=&quot;INSERT INTO Leader_Flavors(FlavorType, LeaderType, Flavor) SELECT 'FLAVOR_&quot;&amp;UPPER([.$A37])&amp;&quot;', Type, &quot;&amp;[.F37]&amp;&quot; FROM Leaders WHERE Type = 'LEADER_&quot;&amp;UPPER([.F$2])&amp;&quot;';&quot;" office:value-type="string" office:string-value="INSERT INTO Leader_Flavors(FlavorType, LeaderType, Flavor) SELECT 'FLAVOR_I_TRADE_ORIGIN', Type, 4 FROM Leaders WHERE Type = 'LEADER_AUGUSTUS';" calcext:value-type="string">
            <text:p>INSERT INTO Leader_Flavors(FlavorType, LeaderType, Flavor) SELECT 'FLAVOR_I_TRADE_ORIGIN', Type, 4 FROM Leaders WHERE Type = 'LEADER_AUGUSTUS';</text:p>
          </table:table-cell>
          <table:table-cell table:style-name="ce197" table:formula="of:=&quot;INSERT INTO Leader_Flavors(FlavorType, LeaderType, Flavor) SELECT 'FLAVOR_&quot;&amp;UPPER([.$A37])&amp;&quot;', Type, &quot;&amp;[.G37]&amp;&quot; FROM Leaders WHERE Type = 'LEADER_&quot;&amp;UPPER([.G$2])&amp;&quot;';&quot;" office:value-type="string" office:string-value="INSERT INTO Leader_Flavors(FlavorType, LeaderType, Flavor) SELECT 'FLAVOR_I_TRADE_ORIGIN', Type, 4 FROM Leaders WHERE Type = 'LEADER_GENGHIS_KHAN';" calcext:value-type="string">
            <text:p>INSERT INTO Leader_Flavors(FlavorType, LeaderType, Flavor) SELECT 'FLAVOR_I_TRADE_ORIGIN', Type, 4 FROM Leaders WHERE Type = 'LEADER_GENGHIS_KHAN';</text:p>
          </table:table-cell>
          <table:table-cell table:style-name="ce197" table:formula="of:=&quot;INSERT INTO Leader_Flavors(FlavorType, LeaderType, Flavor) SELECT 'FLAVOR_&quot;&amp;UPPER([.$A37])&amp;&quot;', Type, &quot;&amp;[.H37]&amp;&quot; FROM Leaders WHERE Type = 'LEADER_&quot;&amp;UPPER([.H$2])&amp;&quot;';&quot;" office:value-type="string" office:string-value="INSERT INTO Leader_Flavors(FlavorType, LeaderType, Flavor) SELECT 'FLAVOR_I_TRADE_ORIGIN', Type, 4 FROM Leaders WHERE Type = 'LEADER_HARALD';" calcext:value-type="string">
            <text:p>INSERT INTO Leader_Flavors(FlavorType, LeaderType, Flavor) SELECT 'FLAVOR_I_TRADE_ORIGIN', Type, 4 FROM Leaders WHERE Type = 'LEADER_HARALD';</text:p>
          </table:table-cell>
          <table:table-cell table:style-name="ce197" table:formula="of:=&quot;INSERT INTO Leader_Flavors(FlavorType, LeaderType, Flavor) SELECT 'FLAVOR_&quot;&amp;UPPER([.$A37])&amp;&quot;', Type, &quot;&amp;[.I37]&amp;&quot; FROM Leaders WHERE Type = 'LEADER_&quot;&amp;UPPER([.I$2])&amp;&quot;';&quot;" office:value-type="string" office:string-value="INSERT INTO Leader_Flavors(FlavorType, LeaderType, Flavor) SELECT 'FLAVOR_I_TRADE_ORIGIN', Type, 4 FROM Leaders WHERE Type = 'LEADER_ISABELLA';" calcext:value-type="string">
            <text:p>INSERT INTO Leader_Flavors(FlavorType, LeaderType, Flavor) SELECT 'FLAVOR_I_TRADE_ORIGIN', Type, 4 FROM Leaders WHERE Type = 'LEADER_ISABELLA';</text:p>
          </table:table-cell>
          <table:table-cell table:style-name="ce197" table:formula="of:=&quot;INSERT INTO Leader_Flavors(FlavorType, LeaderType, Flavor) SELECT 'FLAVOR_&quot;&amp;UPPER([.$A37])&amp;&quot;', Type, &quot;&amp;[.J37]&amp;&quot; FROM Leaders WHERE Type = 'LEADER_&quot;&amp;UPPER([.J$2])&amp;&quot;';&quot;" office:value-type="string" office:string-value="INSERT INTO Leader_Flavors(FlavorType, LeaderType, Flavor) SELECT 'FLAVOR_I_TRADE_ORIGIN', Type, 4 FROM Leaders WHERE Type = 'LEADER_NAPOLEON';" calcext:value-type="string">
            <text:p>INSERT INTO Leader_Flavors(FlavorType, LeaderType, Flavor) SELECT 'FLAVOR_I_TRADE_ORIGIN', Type, 4 FROM Leaders WHERE Type = 'LEADER_NAPOLEON';</text:p>
          </table:table-cell>
          <table:table-cell table:style-name="ce197" table:formula="of:=&quot;INSERT INTO Leader_Flavors(FlavorType, LeaderType, Flavor) SELECT 'FLAVOR_&quot;&amp;UPPER([.$A37])&amp;&quot;', Type, &quot;&amp;[.K37]&amp;&quot; FROM Leaders WHERE Type = 'LEADER_&quot;&amp;UPPER([.K$2])&amp;&quot;';&quot;" office:value-type="string" office:string-value="INSERT INTO Leader_Flavors(FlavorType, LeaderType, Flavor) SELECT 'FLAVOR_I_TRADE_ORIGIN', Type, 4 FROM Leaders WHERE Type = 'LEADER_ODA_NOBUNAGA';" calcext:value-type="string">
            <text:p>INSERT INTO Leader_Flavors(FlavorType, LeaderType, Flavor) SELECT 'FLAVOR_I_TRADE_ORIGIN', Type, 4 FROM Leaders WHERE Type = 'LEADER_ODA_NOBUNAGA';</text:p>
          </table:table-cell>
          <table:table-cell table:style-name="ce197" table:formula="of:=&quot;INSERT INTO Leader_Flavors(FlavorType, LeaderType, Flavor) SELECT 'FLAVOR_&quot;&amp;UPPER([.$A37])&amp;&quot;', Type, &quot;&amp;[.L37]&amp;&quot; FROM Leaders WHERE Type = 'LEADER_&quot;&amp;UPPER([.L$2])&amp;&quot;';&quot;" office:value-type="string" office:string-value="INSERT INTO Leader_Flavors(FlavorType, LeaderType, Flavor) SELECT 'FLAVOR_I_TRADE_ORIGIN', Type, 4 FROM Leaders WHERE Type = 'LEADER_ENRICO_DANDOLO';" calcext:value-type="string">
            <text:p>INSERT INTO Leader_Flavors(FlavorType, LeaderType, Flavor) SELECT 'FLAVOR_I_TRADE_ORIGIN', Type, 4 FROM Leaders WHERE Type = 'LEADER_ENRICO_DANDOLO';</text:p>
          </table:table-cell>
          <table:table-cell table:style-name="ce197" table:formula="of:=&quot;INSERT INTO Leader_Flavors(FlavorType, LeaderType, Flavor) SELECT 'FLAVOR_&quot;&amp;UPPER([.$A37])&amp;&quot;', Type, &quot;&amp;[.M37]&amp;&quot; FROM Leaders WHERE Type = 'LEADER_&quot;&amp;UPPER([.M$2])&amp;&quot;';&quot;" office:value-type="string" office:string-value="INSERT INTO Leader_Flavors(FlavorType, LeaderType, Flavor) SELECT 'FLAVOR_I_TRADE_ORIGIN', Type, 4 FROM Leaders WHERE Type = 'LEADER_SHAKA';" calcext:value-type="string">
            <text:p>INSERT INTO Leader_Flavors(FlavorType, LeaderType, Flavor) SELECT 'FLAVOR_I_TRADE_ORIGIN', Type, 4 FROM Leaders WHERE Type = 'LEADER_SHAKA';</text:p>
          </table:table-cell>
          <table:table-cell table:style-name="ce197" table:formula="of:=&quot;INSERT INTO Leader_Flavors(FlavorType, LeaderType, Flavor) SELECT 'FLAVOR_&quot;&amp;UPPER([.$A37])&amp;&quot;', Type, &quot;&amp;[.N37]&amp;&quot; FROM Leaders WHERE Type = 'LEADER_&quot;&amp;UPPER([.N$2])&amp;&quot;';&quot;" office:value-type="string" office:string-value="INSERT INTO Leader_Flavors(FlavorType, LeaderType, Flavor) SELECT 'FLAVOR_I_TRADE_ORIGIN', Type, 4 FROM Leaders WHERE Type = 'LEADER_COALITION';" calcext:value-type="string">
            <text:p>INSERT INTO Leader_Flavors(FlavorType, LeaderType, Flavor) SELECT 'FLAVOR_I_TRADE_ORIGIN', Type, 4 FROM Leaders WHERE Type = 'LEADER_COALITION';</text:p>
          </table:table-cell>
          <table:table-cell table:style-name="ce197" table:formula="of:=&quot;INSERT INTO Leader_Flavors(FlavorType, LeaderType, Flavor) SELECT 'FLAVOR_&quot;&amp;UPPER([.$A37])&amp;&quot;', Type, &quot;&amp;[.O37]&amp;&quot; FROM Leaders WHERE Type = 'LEADER_&quot;&amp;UPPER([.O$2])&amp;&quot;';&quot;" office:value-type="string" office:string-value="INSERT INTO Leader_Flavors(FlavorType, LeaderType, Flavor) SELECT 'FLAVOR_I_TRADE_ORIGIN', Type, 4 FROM Leaders WHERE Type = 'LEADER_ALEXANDER';" calcext:value-type="string">
            <text:p>INSERT INTO Leader_Flavors(FlavorType, LeaderType, Flavor) SELECT 'FLAVOR_I_TRADE_ORIGIN', Type, 4 FROM Leaders WHERE Type = 'LEADER_ALEXANDER';</text:p>
          </table:table-cell>
          <table:table-cell table:style-name="ce197" table:formula="of:=&quot;INSERT INTO Leader_Flavors(FlavorType, LeaderType, Flavor) SELECT 'FLAVOR_&quot;&amp;UPPER([.$A37])&amp;&quot;', Type, &quot;&amp;[.P37]&amp;&quot; FROM Leaders WHERE Type = 'LEADER_&quot;&amp;UPPER([.P$2])&amp;&quot;';&quot;" office:value-type="string" office:string-value="INSERT INTO Leader_Flavors(FlavorType, LeaderType, Flavor) SELECT 'FLAVOR_I_TRADE_ORIGIN', Type, 4 FROM Leaders WHERE Type = 'LEADER_BISMARCK';" calcext:value-type="string">
            <text:p>INSERT INTO Leader_Flavors(FlavorType, LeaderType, Flavor) SELECT 'FLAVOR_I_TRADE_ORIGIN', Type, 4 FROM Leaders WHERE Type = 'LEADER_BISMARCK';</text:p>
          </table:table-cell>
          <table:table-cell table:style-name="ce197" table:formula="of:=&quot;INSERT INTO Leader_Flavors(FlavorType, LeaderType, Flavor) SELECT 'FLAVOR_&quot;&amp;UPPER([.$A37])&amp;&quot;', Type, &quot;&amp;[.Q37]&amp;&quot; FROM Leaders WHERE Type = 'LEADER_&quot;&amp;UPPER([.Q$2])&amp;&quot;';&quot;" office:value-type="string" office:string-value="INSERT INTO Leader_Flavors(FlavorType, LeaderType, Flavor) SELECT 'FLAVOR_I_TRADE_ORIGIN', Type, 4 FROM Leaders WHERE Type = 'LEADER_CATHERINE';" calcext:value-type="string">
            <text:p>INSERT INTO Leader_Flavors(FlavorType, LeaderType, Flavor) SELECT 'FLAVOR_I_TRADE_ORIGIN', Type, 4 FROM Leaders WHERE Type = 'LEADER_CATHERINE';</text:p>
          </table:table-cell>
          <table:table-cell table:style-name="ce197" table:formula="of:=&quot;INSERT INTO Leader_Flavors(FlavorType, LeaderType, Flavor) SELECT 'FLAVOR_&quot;&amp;UPPER([.$A37])&amp;&quot;', Type, &quot;&amp;[.R37]&amp;&quot; FROM Leaders WHERE Type = 'LEADER_&quot;&amp;UPPER([.R$2])&amp;&quot;';&quot;" office:value-type="string" office:string-value="INSERT INTO Leader_Flavors(FlavorType, LeaderType, Flavor) SELECT 'FLAVOR_I_TRADE_ORIGIN', Type, 4 FROM Leaders WHERE Type = 'LEADER_ELIZABETH';" calcext:value-type="string">
            <text:p>INSERT INTO Leader_Flavors(FlavorType, LeaderType, Flavor) SELECT 'FLAVOR_I_TRADE_ORIGIN', Type, 4 FROM Leaders WHERE Type = 'LEADER_ELIZABETH';</text:p>
          </table:table-cell>
          <table:table-cell table:style-name="ce197" table:formula="of:=&quot;INSERT INTO Leader_Flavors(FlavorType, LeaderType, Flavor) SELECT 'FLAVOR_&quot;&amp;UPPER([.$A37])&amp;&quot;', Type, &quot;&amp;[.S37]&amp;&quot; FROM Leaders WHERE Type = 'LEADER_&quot;&amp;UPPER([.S$2])&amp;&quot;';&quot;" office:value-type="string" office:string-value="INSERT INTO Leader_Flavors(FlavorType, LeaderType, Flavor) SELECT 'FLAVOR_I_TRADE_ORIGIN', Type, 4 FROM Leaders WHERE Type = 'LEADER_GUSTAVUS_ADOLPHUS';" calcext:value-type="string">
            <text:p>INSERT INTO Leader_Flavors(FlavorType, LeaderType, Flavor) SELECT 'FLAVOR_I_TRADE_ORIGIN', Type, 4 FROM Leaders WHERE Type = 'LEADER_GUSTAVUS_ADOLPHUS';</text:p>
          </table:table-cell>
          <table:table-cell table:style-name="ce197" table:formula="of:=&quot;INSERT INTO Leader_Flavors(FlavorType, LeaderType, Flavor) SELECT 'FLAVOR_&quot;&amp;UPPER([.$A37])&amp;&quot;', Type, &quot;&amp;[.T37]&amp;&quot; FROM Leaders WHERE Type = 'LEADER_&quot;&amp;UPPER([.T$2])&amp;&quot;';&quot;" office:value-type="string" office:string-value="INSERT INTO Leader_Flavors(FlavorType, LeaderType, Flavor) SELECT 'FLAVOR_I_TRADE_ORIGIN', Type, 4 FROM Leaders WHERE Type = 'LEADER_HIAWATHA';" calcext:value-type="string">
            <text:p>INSERT INTO Leader_Flavors(FlavorType, LeaderType, Flavor) SELECT 'FLAVOR_I_TRADE_ORIGIN', Type, 4 FROM Leaders WHERE Type = 'LEADER_HIAWATHA';</text:p>
          </table:table-cell>
          <table:table-cell table:style-name="ce197" table:formula="of:=&quot;INSERT INTO Leader_Flavors(FlavorType, LeaderType, Flavor) SELECT 'FLAVOR_&quot;&amp;UPPER([.$A37])&amp;&quot;', Type, &quot;&amp;[.U37]&amp;&quot; FROM Leaders WHERE Type = 'LEADER_&quot;&amp;UPPER([.U$2])&amp;&quot;';&quot;" office:value-type="string" office:string-value="INSERT INTO Leader_Flavors(FlavorType, LeaderType, Flavor) SELECT 'FLAVOR_I_TRADE_ORIGIN', Type, 4 FROM Leaders WHERE Type = 'LEADER_MONTEZUMA';" calcext:value-type="string">
            <text:p>INSERT INTO Leader_Flavors(FlavorType, LeaderType, Flavor) SELECT 'FLAVOR_I_TRADE_ORIGIN', Type, 4 FROM Leaders WHERE Type = 'LEADER_MONTEZUMA';</text:p>
          </table:table-cell>
          <table:table-cell table:style-name="ce197" table:formula="of:=&quot;INSERT INTO Leader_Flavors(FlavorType, LeaderType, Flavor) SELECT 'FLAVOR_&quot;&amp;UPPER([.$A37])&amp;&quot;', Type, &quot;&amp;[.V37]&amp;&quot; FROM Leaders WHERE Type = 'LEADER_&quot;&amp;UPPER([.V$2])&amp;&quot;';&quot;" office:value-type="string" office:string-value="INSERT INTO Leader_Flavors(FlavorType, LeaderType, Flavor) SELECT 'FLAVOR_I_TRADE_ORIGIN', Type, 4 FROM Leaders WHERE Type = 'LEADER_THEODORA';" calcext:value-type="string">
            <text:p>INSERT INTO Leader_Flavors(FlavorType, LeaderType, Flavor) SELECT 'FLAVOR_I_TRADE_ORIGIN', Type, 4 FROM Leaders WHERE Type = 'LEADER_THEODORA';</text:p>
          </table:table-cell>
          <table:table-cell table:style-name="ce197" table:formula="of:=&quot;INSERT INTO Leader_Flavors(FlavorType, LeaderType, Flavor) SELECT 'FLAVOR_&quot;&amp;UPPER([.$A37])&amp;&quot;', Type, &quot;&amp;[.W37]&amp;&quot; FROM Leaders WHERE Type = 'LEADER_&quot;&amp;UPPER([.W$2])&amp;&quot;';&quot;" office:value-type="string" office:string-value="INSERT INTO Leader_Flavors(FlavorType, LeaderType, Flavor) SELECT 'FLAVOR_I_TRADE_ORIGIN', Type, 4 FROM Leaders WHERE Type = 'LEADER_GAJAH_MADA';" calcext:value-type="string">
            <text:p>INSERT INTO Leader_Flavors(FlavorType, LeaderType, Flavor) SELECT 'FLAVOR_I_TRADE_ORIGIN', Type, 4 FROM Leaders WHERE Type = 'LEADER_GAJAH_MADA';</text:p>
          </table:table-cell>
          <table:table-cell table:style-name="ce197" table:formula="of:=&quot;INSERT INTO Leader_Flavors(FlavorType, LeaderType, Flavor) SELECT 'FLAVOR_&quot;&amp;UPPER([.$A37])&amp;&quot;', Type, &quot;&amp;[.X37]&amp;&quot; FROM Leaders WHERE Type = 'LEADER_&quot;&amp;UPPER([.X$2])&amp;&quot;';&quot;" office:value-type="string" office:string-value="INSERT INTO Leader_Flavors(FlavorType, LeaderType, Flavor) SELECT 'FLAVOR_I_TRADE_ORIGIN', Type, 4 FROM Leaders WHERE Type = 'LEADER_CASIMIR';" calcext:value-type="string">
            <text:p>INSERT INTO Leader_Flavors(FlavorType, LeaderType, Flavor) SELECT 'FLAVOR_I_TRADE_ORIGIN', Type, 4 FROM Leaders WHERE Type = 'LEADER_CASIMIR';</text:p>
          </table:table-cell>
          <table:table-cell table:style-name="ce197" table:formula="of:=&quot;INSERT INTO Leader_Flavors(FlavorType, LeaderType, Flavor) SELECT 'FLAVOR_&quot;&amp;UPPER([.$A37])&amp;&quot;', Type, &quot;&amp;[.Y37]&amp;&quot; FROM Leaders WHERE Type = 'LEADER_&quot;&amp;UPPER([.Y$2])&amp;&quot;';&quot;" office:value-type="string" office:string-value="INSERT INTO Leader_Flavors(FlavorType, LeaderType, Flavor) SELECT 'FLAVOR_I_TRADE_ORIGIN', Type, 4 FROM Leaders WHERE Type = 'LEADER_WU_ZETIAN';" calcext:value-type="string">
            <text:p>INSERT INTO Leader_Flavors(FlavorType, LeaderType, Flavor) SELECT 'FLAVOR_I_TRADE_ORIGIN', Type, 4 FROM Leaders WHERE Type = 'LEADER_WU_ZETIAN';</text:p>
          </table:table-cell>
          <table:table-cell table:style-name="ce197" table:formula="of:=&quot;INSERT INTO Leader_Flavors(FlavorType, LeaderType, Flavor) SELECT 'FLAVOR_&quot;&amp;UPPER([.$A37])&amp;&quot;', Type, &quot;&amp;[.Z37]&amp;&quot; FROM Leaders WHERE Type = 'LEADER_&quot;&amp;UPPER([.Z$2])&amp;&quot;';&quot;" office:value-type="string" office:string-value="INSERT INTO Leader_Flavors(FlavorType, LeaderType, Flavor) SELECT 'FLAVOR_I_TRADE_ORIGIN', Type, 4 FROM Leaders WHERE Type = 'LEADER_DIPLOMAT';" calcext:value-type="string">
            <text:p>INSERT INTO Leader_Flavors(FlavorType, LeaderType, Flavor) SELECT 'FLAVOR_I_TRADE_ORIGIN', Type, 4 FROM Leaders WHERE Type = 'LEADER_DIPLOMAT';</text:p>
          </table:table-cell>
          <table:table-cell table:style-name="ce197" table:formula="of:=&quot;INSERT INTO Leader_Flavors(FlavorType, LeaderType, Flavor) SELECT 'FLAVOR_&quot;&amp;UPPER([.$A37])&amp;&quot;', Type, &quot;&amp;[.AA37]&amp;&quot; FROM Leaders WHERE Type = 'LEADER_&quot;&amp;UPPER([.AA$2])&amp;&quot;';&quot;" office:value-type="string" office:string-value="INSERT INTO Leader_Flavors(FlavorType, LeaderType, Flavor) SELECT 'FLAVOR_I_TRADE_ORIGIN', Type, 4 FROM Leaders WHERE Type = 'LEADER_GANDHI';" calcext:value-type="string">
            <text:p>INSERT INTO Leader_Flavors(FlavorType, LeaderType, Flavor) SELECT 'FLAVOR_I_TRADE_ORIGIN', Type, 4 FROM Leaders WHERE Type = 'LEADER_GANDHI';</text:p>
          </table:table-cell>
          <table:table-cell table:style-name="ce197" table:formula="of:=&quot;INSERT INTO Leader_Flavors(FlavorType, LeaderType, Flavor) SELECT 'FLAVOR_&quot;&amp;UPPER([.$A37])&amp;&quot;', Type, &quot;&amp;[.AB37]&amp;&quot; FROM Leaders WHERE Type = 'LEADER_&quot;&amp;UPPER([.AB$2])&amp;&quot;';&quot;" office:value-type="string" office:string-value="INSERT INTO Leader_Flavors(FlavorType, LeaderType, Flavor) SELECT 'FLAVOR_I_TRADE_ORIGIN', Type, 4 FROM Leaders WHERE Type = 'LEADER_SELASSIE';" calcext:value-type="string">
            <text:p>INSERT INTO Leader_Flavors(FlavorType, LeaderType, Flavor) SELECT 'FLAVOR_I_TRADE_ORIGIN', Type, 4 FROM Leaders WHERE Type = 'LEADER_SELASSIE';</text:p>
          </table:table-cell>
          <table:table-cell table:style-name="ce197" table:formula="of:=&quot;INSERT INTO Leader_Flavors(FlavorType, LeaderType, Flavor) SELECT 'FLAVOR_&quot;&amp;UPPER([.$A37])&amp;&quot;', Type, &quot;&amp;[.AC37]&amp;&quot; FROM Leaders WHERE Type = 'LEADER_&quot;&amp;UPPER([.AC$2])&amp;&quot;';&quot;" office:value-type="string" office:string-value="INSERT INTO Leader_Flavors(FlavorType, LeaderType, Flavor) SELECT 'FLAVOR_I_TRADE_ORIGIN', Type, 4 FROM Leaders WHERE Type = 'LEADER_KAMEHAMEHA';" calcext:value-type="string">
            <text:p>INSERT INTO Leader_Flavors(FlavorType, LeaderType, Flavor) SELECT 'FLAVOR_I_TRADE_ORIGIN', Type, 4 FROM Leaders WHERE Type = 'LEADER_KAMEHAMEHA';</text:p>
          </table:table-cell>
          <table:table-cell table:style-name="ce197" table:formula="of:=&quot;INSERT INTO Leader_Flavors(FlavorType, LeaderType, Flavor) SELECT 'FLAVOR_&quot;&amp;UPPER([.$A37])&amp;&quot;', Type, &quot;&amp;[.AD37]&amp;&quot; FROM Leaders WHERE Type = 'LEADER_&quot;&amp;UPPER([.AD$2])&amp;&quot;';&quot;" office:value-type="string" office:string-value="INSERT INTO Leader_Flavors(FlavorType, LeaderType, Flavor) SELECT 'FLAVOR_I_TRADE_ORIGIN', Type, 4 FROM Leaders WHERE Type = 'LEADER_MARIA_I';" calcext:value-type="string">
            <text:p>INSERT INTO Leader_Flavors(FlavorType, LeaderType, Flavor) SELECT 'FLAVOR_I_TRADE_ORIGIN', Type, 4 FROM Leaders WHERE Type = 'LEADER_MARIA_I';</text:p>
          </table:table-cell>
          <table:table-cell table:style-name="ce197" table:formula="of:=&quot;INSERT INTO Leader_Flavors(FlavorType, LeaderType, Flavor) SELECT 'FLAVOR_&quot;&amp;UPPER([.$A37])&amp;&quot;', Type, &quot;&amp;[.AE37]&amp;&quot; FROM Leaders WHERE Type = 'LEADER_&quot;&amp;UPPER([.AE$2])&amp;&quot;';&quot;" office:value-type="string" office:string-value="INSERT INTO Leader_Flavors(FlavorType, LeaderType, Flavor) SELECT 'FLAVOR_I_TRADE_ORIGIN', Type, 4 FROM Leaders WHERE Type = 'LEADER_PACHACUTI';" calcext:value-type="string">
            <text:p>INSERT INTO Leader_Flavors(FlavorType, LeaderType, Flavor) SELECT 'FLAVOR_I_TRADE_ORIGIN', Type, 4 FROM Leaders WHERE Type = 'LEADER_PACHACUTI';</text:p>
          </table:table-cell>
          <table:table-cell table:style-name="ce197" table:formula="of:=&quot;INSERT INTO Leader_Flavors(FlavorType, LeaderType, Flavor) SELECT 'FLAVOR_&quot;&amp;UPPER([.$A37])&amp;&quot;', Type, &quot;&amp;[.AF37]&amp;&quot; FROM Leaders WHERE Type = 'LEADER_&quot;&amp;UPPER([.AF$2])&amp;&quot;';&quot;" office:value-type="string" office:string-value="INSERT INTO Leader_Flavors(FlavorType, LeaderType, Flavor) SELECT 'FLAVOR_I_TRADE_ORIGIN', Type, 4 FROM Leaders WHERE Type = 'LEADER_RAMESSES';" calcext:value-type="string">
            <text:p>INSERT INTO Leader_Flavors(FlavorType, LeaderType, Flavor) SELECT 'FLAVOR_I_TRADE_ORIGIN', Type, 4 FROM Leaders WHERE Type = 'LEADER_RAMESSES';</text:p>
          </table:table-cell>
          <table:table-cell table:style-name="ce197" table:formula="of:=&quot;INSERT INTO Leader_Flavors(FlavorType, LeaderType, Flavor) SELECT 'FLAVOR_&quot;&amp;UPPER([.$A37])&amp;&quot;', Type, &quot;&amp;[.AG37]&amp;&quot; FROM Leaders WHERE Type = 'LEADER_&quot;&amp;UPPER([.AG$2])&amp;&quot;';&quot;" office:value-type="string" office:string-value="INSERT INTO Leader_Flavors(FlavorType, LeaderType, Flavor) SELECT 'FLAVOR_I_TRADE_ORIGIN', Type, 4 FROM Leaders WHERE Type = 'LEADER_RAMKHAMHAENG';" calcext:value-type="string">
            <text:p>INSERT INTO Leader_Flavors(FlavorType, LeaderType, Flavor) SELECT 'FLAVOR_I_TRADE_ORIGIN', Type, 4 FROM Leaders WHERE Type = 'LEADER_RAMKHAMHAENG';</text:p>
          </table:table-cell>
          <table:table-cell table:style-name="ce197" table:formula="of:=&quot;INSERT INTO Leader_Flavors(FlavorType, LeaderType, Flavor) SELECT 'FLAVOR_&quot;&amp;UPPER([.$A37])&amp;&quot;', Type, &quot;&amp;[.AH37]&amp;&quot; FROM Leaders WHERE Type = 'LEADER_&quot;&amp;UPPER([.AH$2])&amp;&quot;';&quot;" office:value-type="string" office:string-value="INSERT INTO Leader_Flavors(FlavorType, LeaderType, Flavor) SELECT 'FLAVOR_I_TRADE_ORIGIN', Type, 4 FROM Leaders WHERE Type = 'LEADER_PEDRO';" calcext:value-type="string">
            <text:p>INSERT INTO Leader_Flavors(FlavorType, LeaderType, Flavor) SELECT 'FLAVOR_I_TRADE_ORIGIN', Type, 4 FROM Leaders WHERE Type = 'LEADER_PEDRO';</text:p>
          </table:table-cell>
          <table:table-cell table:style-name="ce197" table:formula="of:=&quot;INSERT INTO Leader_Flavors(FlavorType, LeaderType, Flavor) SELECT 'FLAVOR_&quot;&amp;UPPER([.$A37])&amp;&quot;', Type, &quot;&amp;[.AI37]&amp;&quot; FROM Leaders WHERE Type = 'LEADER_&quot;&amp;UPPER([.AI$2])&amp;&quot;';&quot;" office:value-type="string" office:string-value="INSERT INTO Leader_Flavors(FlavorType, LeaderType, Flavor) SELECT 'FLAVOR_I_TRADE_ORIGIN', Type, 4 FROM Leaders WHERE Type = 'LEADER_AHMAD_ALMANSUR';" calcext:value-type="string">
            <text:p>INSERT INTO Leader_Flavors(FlavorType, LeaderType, Flavor) SELECT 'FLAVOR_I_TRADE_ORIGIN', Type, 4 FROM Leaders WHERE Type = 'LEADER_AHMAD_ALMANSUR';</text:p>
          </table:table-cell>
          <table:table-cell table:style-name="ce197" table:formula="of:=&quot;INSERT INTO Leader_Flavors(FlavorType, LeaderType, Flavor) SELECT 'FLAVOR_&quot;&amp;UPPER([.$A37])&amp;&quot;', Type, &quot;&amp;[.AJ37]&amp;&quot; FROM Leaders WHERE Type = 'LEADER_&quot;&amp;UPPER([.AJ$2])&amp;&quot;';&quot;" office:value-type="string" office:string-value="INSERT INTO Leader_Flavors(FlavorType, LeaderType, Flavor) SELECT 'FLAVOR_I_TRADE_ORIGIN', Type, 4 FROM Leaders WHERE Type = 'LEADER_SEJONG';" calcext:value-type="string">
            <text:p>INSERT INTO Leader_Flavors(FlavorType, LeaderType, Flavor) SELECT 'FLAVOR_I_TRADE_ORIGIN', Type, 4 FROM Leaders WHERE Type = 'LEADER_SEJONG';</text:p>
          </table:table-cell>
          <table:table-cell table:style-name="ce197" table:formula="of:=&quot;INSERT INTO Leader_Flavors(FlavorType, LeaderType, Flavor) SELECT 'FLAVOR_&quot;&amp;UPPER([.$A37])&amp;&quot;', Type, &quot;&amp;[.AK37]&amp;&quot; FROM Leaders WHERE Type = 'LEADER_&quot;&amp;UPPER([.AK$2])&amp;&quot;';&quot;" office:value-type="string" office:string-value="INSERT INTO Leader_Flavors(FlavorType, LeaderType, Flavor) SELECT 'FLAVOR_I_TRADE_ORIGIN', Type, 4 FROM Leaders WHERE Type = 'LEADER_EXPANSIONIST';" calcext:value-type="string">
            <text:p>INSERT INTO Leader_Flavors(FlavorType, LeaderType, Flavor) SELECT 'FLAVOR_I_TRADE_ORIGIN', Type, 4 FROM Leaders WHERE Type = 'LEADER_EXPANSIONIST';</text:p>
          </table:table-cell>
          <table:table-cell table:style-name="ce197" table:formula="of:=&quot;INSERT INTO Leader_Flavors(FlavorType, LeaderType, Flavor) SELECT 'FLAVOR_&quot;&amp;UPPER([.$A37])&amp;&quot;', Type, &quot;&amp;[.AL37]&amp;&quot; FROM Leaders WHERE Type = 'LEADER_&quot;&amp;UPPER([.AL$2])&amp;&quot;';&quot;" office:value-type="string" office:string-value="INSERT INTO Leader_Flavors(FlavorType, LeaderType, Flavor) SELECT 'FLAVOR_I_TRADE_ORIGIN', Type, 4 FROM Leaders WHERE Type = 'LEADER_BOUDICCA';" calcext:value-type="string">
            <text:p>INSERT INTO Leader_Flavors(FlavorType, LeaderType, Flavor) SELECT 'FLAVOR_I_TRADE_ORIGIN', Type, 4 FROM Leaders WHERE Type = 'LEADER_BOUDICCA';</text:p>
          </table:table-cell>
          <table:table-cell table:style-name="ce197" table:formula="of:=&quot;INSERT INTO Leader_Flavors(FlavorType, LeaderType, Flavor) SELECT 'FLAVOR_&quot;&amp;UPPER([.$A37])&amp;&quot;', Type, &quot;&amp;[.AM37]&amp;&quot; FROM Leaders WHERE Type = 'LEADER_&quot;&amp;UPPER([.AM$2])&amp;&quot;';&quot;" office:value-type="string" office:string-value="INSERT INTO Leader_Flavors(FlavorType, LeaderType, Flavor) SELECT 'FLAVOR_I_TRADE_ORIGIN', Type, 4 FROM Leaders WHERE Type = 'LEADER_DARIUS';" calcext:value-type="string">
            <text:p>INSERT INTO Leader_Flavors(FlavorType, LeaderType, Flavor) SELECT 'FLAVOR_I_TRADE_ORIGIN', Type, 4 FROM Leaders WHERE Type = 'LEADER_DARIUS';</text:p>
          </table:table-cell>
          <table:table-cell table:style-name="ce197" table:formula="of:=&quot;INSERT INTO Leader_Flavors(FlavorType, LeaderType, Flavor) SELECT 'FLAVOR_&quot;&amp;UPPER([.$A37])&amp;&quot;', Type, &quot;&amp;[.AN37]&amp;&quot; FROM Leaders WHERE Type = 'LEADER_&quot;&amp;UPPER([.AN$2])&amp;&quot;';&quot;" office:value-type="string" office:string-value="INSERT INTO Leader_Flavors(FlavorType, LeaderType, Flavor) SELECT 'FLAVOR_I_TRADE_ORIGIN', Type, 4 FROM Leaders WHERE Type = 'LEADER_DIDO';" calcext:value-type="string">
            <text:p>INSERT INTO Leader_Flavors(FlavorType, LeaderType, Flavor) SELECT 'FLAVOR_I_TRADE_ORIGIN', Type, 4 FROM Leaders WHERE Type = 'LEADER_DIDO';</text:p>
          </table:table-cell>
          <table:table-cell table:style-name="ce197" table:formula="of:=&quot;INSERT INTO Leader_Flavors(FlavorType, LeaderType, Flavor) SELECT 'FLAVOR_&quot;&amp;UPPER([.$A37])&amp;&quot;', Type, &quot;&amp;[.AO37]&amp;&quot; FROM Leaders WHERE Type = 'LEADER_&quot;&amp;UPPER([.AO$2])&amp;&quot;';&quot;" office:value-type="string" office:string-value="INSERT INTO Leader_Flavors(FlavorType, LeaderType, Flavor) SELECT 'FLAVOR_I_TRADE_ORIGIN', Type, 4 FROM Leaders WHERE Type = 'LEADER_HARUN_AL_RASHID';" calcext:value-type="string">
            <text:p>INSERT INTO Leader_Flavors(FlavorType, LeaderType, Flavor) SELECT 'FLAVOR_I_TRADE_ORIGIN', Type, 4 FROM Leaders WHERE Type = 'LEADER_HARUN_AL_RASHID';</text:p>
          </table:table-cell>
          <table:table-cell table:style-name="ce197" table:formula="of:=&quot;INSERT INTO Leader_Flavors(FlavorType, LeaderType, Flavor) SELECT 'FLAVOR_&quot;&amp;UPPER([.$A37])&amp;&quot;', Type, &quot;&amp;[.AP37]&amp;&quot; FROM Leaders WHERE Type = 'LEADER_&quot;&amp;UPPER([.AP$2])&amp;&quot;';&quot;" office:value-type="string" office:string-value="INSERT INTO Leader_Flavors(FlavorType, LeaderType, Flavor) SELECT 'FLAVOR_I_TRADE_ORIGIN', Type, 4 FROM Leaders WHERE Type = 'LEADER_NEBUCHADNEZZAR';" calcext:value-type="string">
            <text:p>INSERT INTO Leader_Flavors(FlavorType, LeaderType, Flavor) SELECT 'FLAVOR_I_TRADE_ORIGIN', Type, 4 FROM Leaders WHERE Type = 'LEADER_NEBUCHADNEZZAR';</text:p>
          </table:table-cell>
          <table:table-cell table:style-name="ce197" table:formula="of:=&quot;INSERT INTO Leader_Flavors(FlavorType, LeaderType, Flavor) SELECT 'FLAVOR_&quot;&amp;UPPER([.$A37])&amp;&quot;', Type, &quot;&amp;[.AQ37]&amp;&quot; FROM Leaders WHERE Type = 'LEADER_&quot;&amp;UPPER([.AQ$2])&amp;&quot;';&quot;" office:value-type="string" office:string-value="INSERT INTO Leader_Flavors(FlavorType, LeaderType, Flavor) SELECT 'FLAVOR_I_TRADE_ORIGIN', Type, 4 FROM Leaders WHERE Type = 'LEADER_PACAL';" calcext:value-type="string">
            <text:p>INSERT INTO Leader_Flavors(FlavorType, LeaderType, Flavor) SELECT 'FLAVOR_I_TRADE_ORIGIN', Type, 4 FROM Leaders WHERE Type = 'LEADER_PACAL';</text:p>
          </table:table-cell>
          <table:table-cell table:style-name="ce197" table:formula="of:=&quot;INSERT INTO Leader_Flavors(FlavorType, LeaderType, Flavor) SELECT 'FLAVOR_&quot;&amp;UPPER([.$A37])&amp;&quot;', Type, &quot;&amp;[.AR37]&amp;&quot; FROM Leaders WHERE Type = 'LEADER_&quot;&amp;UPPER([.AR$2])&amp;&quot;';&quot;" office:value-type="string" office:string-value="INSERT INTO Leader_Flavors(FlavorType, LeaderType, Flavor) SELECT 'FLAVOR_I_TRADE_ORIGIN', Type, 4 FROM Leaders WHERE Type = 'LEADER_SULEIMAN';" calcext:value-type="string">
            <text:p>INSERT INTO Leader_Flavors(FlavorType, LeaderType, Flavor) SELECT 'FLAVOR_I_TRADE_ORIGIN', Type, 4 FROM Leaders WHERE Type = 'LEADER_SULEIMAN';</text:p>
          </table:table-cell>
          <table:table-cell table:style-name="ce197" table:formula="of:=&quot;INSERT INTO Leader_Flavors(FlavorType, LeaderType, Flavor) SELECT 'FLAVOR_&quot;&amp;UPPER([.$A37])&amp;&quot;', Type, &quot;&amp;[.AS37]&amp;&quot; FROM Leaders WHERE Type = 'LEADER_&quot;&amp;UPPER([.AS$2])&amp;&quot;';&quot;" office:value-type="string" office:string-value="INSERT INTO Leader_Flavors(FlavorType, LeaderType, Flavor) SELECT 'FLAVOR_I_TRADE_ORIGIN', Type, 4 FROM Leaders WHERE Type = 'LEADER_WASHINGTON';" calcext:value-type="string">
            <text:p>INSERT INTO Leader_Flavors(FlavorType, LeaderType, Flavor) SELECT 'FLAVOR_I_TRADE_ORIGIN', Type, 4 FROM Leaders WHERE Type = 'LEADER_WASHINGTON';</text:p>
          </table:table-cell>
          <table:table-cell table:style-name="ce197" table:formula="of:=&quot;INSERT INTO Leader_Flavors(FlavorType, LeaderType, Flavor) SELECT 'FLAVOR_&quot;&amp;UPPER([.$A37])&amp;&quot;', Type, &quot;&amp;[.AT37]&amp;&quot; FROM Leaders WHERE Type = 'LEADER_&quot;&amp;UPPER([.AT$2])&amp;&quot;';&quot;" office:value-type="string" office:string-value="INSERT INTO Leader_Flavors(FlavorType, LeaderType, Flavor) SELECT 'FLAVOR_I_TRADE_ORIGIN', Type, 4 FROM Leaders WHERE Type = 'LEADER_MARIA';" calcext:value-type="string">
            <text:p>INSERT INTO Leader_Flavors(FlavorType, LeaderType, Flavor) SELECT 'FLAVOR_I_TRADE_ORIGIN', Type, 4 FROM Leaders WHERE Type = 'LEADER_MARIA';</text:p>
          </table:table-cell>
          <table:table-cell table:style-name="ce197" table:formula="of:=&quot;INSERT INTO Leader_Flavors(FlavorType, LeaderType, Flavor) SELECT 'FLAVOR_&quot;&amp;UPPER([.$A37])&amp;&quot;', Type, &quot;&amp;[.AU37]&amp;&quot; FROM Leaders WHERE Type = 'LEADER_&quot;&amp;UPPER([.AU$2])&amp;&quot;';&quot;" office:value-type="string" office:string-value="INSERT INTO Leader_Flavors(FlavorType, LeaderType, Flavor) SELECT 'FLAVOR_I_TRADE_ORIGIN', Type, 4 FROM Leaders WHERE Type = 'LEADER_POCATELLO';" calcext:value-type="string">
            <text:p>INSERT INTO Leader_Flavors(FlavorType, LeaderType, Flavor) SELECT 'FLAVOR_I_TRADE_ORIGIN', Type, 4 FROM Leaders WHERE Type = 'LEADER_POCATELLO';</text:p>
          </table:table-cell>
          <table:table-cell table:style-name="ce197" table:formula="of:=&quot;INSERT INTO Leader_Flavors(FlavorType, LeaderType, Flavor) SELECT 'FLAVOR_&quot;&amp;UPPER([.$A37])&amp;&quot;', Type, &quot;&amp;[.AV37]&amp;&quot; FROM Leaders WHERE Type = 'LEADER_&quot;&amp;UPPER([.AV$2])&amp;&quot;';&quot;" office:value-type="string" office:string-value="INSERT INTO Leader_Flavors(FlavorType, LeaderType, Flavor) SELECT 'FLAVOR_I_TRADE_ORIGIN', Type, 4 FROM Leaders WHERE Type = 'LEADER_WILLIAM';" calcext:value-type="string">
            <text:p>INSERT INTO Leader_Flavors(FlavorType, LeaderType, Flavor) SELECT 'FLAVOR_I_TRADE_ORIGIN', Type, 4 FROM Leaders WHERE Type = 'LEADER_WILLIAM';</text:p>
          </table:table-cell>
          <table:table-cell table:style-name="ce222"/>
          <table:table-cell table:number-columns-repeated="975"/>
        </table:table-row>
        <table:table-row table:style-name="ro6">
          <table:table-cell/>
          <table:table-cell table:style-name="ce172"/>
          <table:table-cell table:style-name="ce197" table:formula="of:=&quot;INSERT INTO Leader_Flavors(FlavorType, LeaderType, Flavor) SELECT 'FLAVOR_&quot;&amp;UPPER([.$A38])&amp;&quot;', Type, &quot;&amp;[.C38]&amp;&quot; FROM Leaders WHERE Type = 'LEADER_&quot;&amp;UPPER([.C$2])&amp;&quot;';&quot;" office:value-type="string" office:string-value="INSERT INTO Leader_Flavors(FlavorType, LeaderType, Flavor) SELECT 'FLAVOR_GOLD', Type, 4 FROM Leaders WHERE Type = 'LEADER_ASHURBANIPAL';" calcext:value-type="string">
            <text:p>INSERT INTO Leader_Flavors(FlavorType, LeaderType, Flavor) SELECT 'FLAVOR_GOLD', Type, 4 FROM Leaders WHERE Type = 'LEADER_ASHURBANIPAL';</text:p>
          </table:table-cell>
          <table:table-cell table:style-name="ce197" table:formula="of:=&quot;INSERT INTO Leader_Flavors(FlavorType, LeaderType, Flavor) SELECT 'FLAVOR_&quot;&amp;UPPER([.$A38])&amp;&quot;', Type, &quot;&amp;[.D38]&amp;&quot; FROM Leaders WHERE Type = 'LEADER_&quot;&amp;UPPER([.D$2])&amp;&quot;';&quot;" office:value-type="string" office:string-value="INSERT INTO Leader_Flavors(FlavorType, LeaderType, Flavor) SELECT 'FLAVOR_GOLD', Type, 4 FROM Leaders WHERE Type = 'LEADER_ASKIA';" calcext:value-type="string">
            <text:p>INSERT INTO Leader_Flavors(FlavorType, LeaderType, Flavor) SELECT 'FLAVOR_GOLD', Type, 4 FROM Leaders WHERE Type = 'LEADER_ASKIA';</text:p>
          </table:table-cell>
          <table:table-cell table:style-name="ce197" table:formula="of:=&quot;INSERT INTO Leader_Flavors(FlavorType, LeaderType, Flavor) SELECT 'FLAVOR_&quot;&amp;UPPER([.$A38])&amp;&quot;', Type, &quot;&amp;[.E38]&amp;&quot; FROM Leaders WHERE Type = 'LEADER_&quot;&amp;UPPER([.E$2])&amp;&quot;';&quot;" office:value-type="string" office:string-value="INSERT INTO Leader_Flavors(FlavorType, LeaderType, Flavor) SELECT 'FLAVOR_GOLD', Type, 4 FROM Leaders WHERE Type = 'LEADER_ATTILA';" calcext:value-type="string">
            <text:p>INSERT INTO Leader_Flavors(FlavorType, LeaderType, Flavor) SELECT 'FLAVOR_GOLD', Type, 4 FROM Leaders WHERE Type = 'LEADER_ATTILA';</text:p>
          </table:table-cell>
          <table:table-cell table:style-name="ce197" table:formula="of:=&quot;INSERT INTO Leader_Flavors(FlavorType, LeaderType, Flavor) SELECT 'FLAVOR_&quot;&amp;UPPER([.$A38])&amp;&quot;', Type, &quot;&amp;[.F38]&amp;&quot; FROM Leaders WHERE Type = 'LEADER_&quot;&amp;UPPER([.F$2])&amp;&quot;';&quot;" office:value-type="string" office:string-value="INSERT INTO Leader_Flavors(FlavorType, LeaderType, Flavor) SELECT 'FLAVOR_GOLD', Type, 4 FROM Leaders WHERE Type = 'LEADER_AUGUSTUS';" calcext:value-type="string">
            <text:p>INSERT INTO Leader_Flavors(FlavorType, LeaderType, Flavor) SELECT 'FLAVOR_GOLD', Type, 4 FROM Leaders WHERE Type = 'LEADER_AUGUSTUS';</text:p>
          </table:table-cell>
          <table:table-cell table:style-name="ce197" table:formula="of:=&quot;INSERT INTO Leader_Flavors(FlavorType, LeaderType, Flavor) SELECT 'FLAVOR_&quot;&amp;UPPER([.$A38])&amp;&quot;', Type, &quot;&amp;[.G38]&amp;&quot; FROM Leaders WHERE Type = 'LEADER_&quot;&amp;UPPER([.G$2])&amp;&quot;';&quot;" office:value-type="string" office:string-value="INSERT INTO Leader_Flavors(FlavorType, LeaderType, Flavor) SELECT 'FLAVOR_GOLD', Type, 4 FROM Leaders WHERE Type = 'LEADER_GENGHIS_KHAN';" calcext:value-type="string">
            <text:p>INSERT INTO Leader_Flavors(FlavorType, LeaderType, Flavor) SELECT 'FLAVOR_GOLD', Type, 4 FROM Leaders WHERE Type = 'LEADER_GENGHIS_KHAN';</text:p>
          </table:table-cell>
          <table:table-cell table:style-name="ce197" table:formula="of:=&quot;INSERT INTO Leader_Flavors(FlavorType, LeaderType, Flavor) SELECT 'FLAVOR_&quot;&amp;UPPER([.$A38])&amp;&quot;', Type, &quot;&amp;[.H38]&amp;&quot; FROM Leaders WHERE Type = 'LEADER_&quot;&amp;UPPER([.H$2])&amp;&quot;';&quot;" office:value-type="string" office:string-value="INSERT INTO Leader_Flavors(FlavorType, LeaderType, Flavor) SELECT 'FLAVOR_GOLD', Type, 4 FROM Leaders WHERE Type = 'LEADER_HARALD';" calcext:value-type="string">
            <text:p>INSERT INTO Leader_Flavors(FlavorType, LeaderType, Flavor) SELECT 'FLAVOR_GOLD', Type, 4 FROM Leaders WHERE Type = 'LEADER_HARALD';</text:p>
          </table:table-cell>
          <table:table-cell table:style-name="ce197" table:formula="of:=&quot;INSERT INTO Leader_Flavors(FlavorType, LeaderType, Flavor) SELECT 'FLAVOR_&quot;&amp;UPPER([.$A38])&amp;&quot;', Type, &quot;&amp;[.I38]&amp;&quot; FROM Leaders WHERE Type = 'LEADER_&quot;&amp;UPPER([.I$2])&amp;&quot;';&quot;" office:value-type="string" office:string-value="INSERT INTO Leader_Flavors(FlavorType, LeaderType, Flavor) SELECT 'FLAVOR_GOLD', Type, 4 FROM Leaders WHERE Type = 'LEADER_ISABELLA';" calcext:value-type="string">
            <text:p>INSERT INTO Leader_Flavors(FlavorType, LeaderType, Flavor) SELECT 'FLAVOR_GOLD', Type, 4 FROM Leaders WHERE Type = 'LEADER_ISABELLA';</text:p>
          </table:table-cell>
          <table:table-cell table:style-name="ce197" table:formula="of:=&quot;INSERT INTO Leader_Flavors(FlavorType, LeaderType, Flavor) SELECT 'FLAVOR_&quot;&amp;UPPER([.$A38])&amp;&quot;', Type, &quot;&amp;[.J38]&amp;&quot; FROM Leaders WHERE Type = 'LEADER_&quot;&amp;UPPER([.J$2])&amp;&quot;';&quot;" office:value-type="string" office:string-value="INSERT INTO Leader_Flavors(FlavorType, LeaderType, Flavor) SELECT 'FLAVOR_GOLD', Type, 4 FROM Leaders WHERE Type = 'LEADER_NAPOLEON';" calcext:value-type="string">
            <text:p>INSERT INTO Leader_Flavors(FlavorType, LeaderType, Flavor) SELECT 'FLAVOR_GOLD', Type, 4 FROM Leaders WHERE Type = 'LEADER_NAPOLEON';</text:p>
          </table:table-cell>
          <table:table-cell table:style-name="ce197" table:formula="of:=&quot;INSERT INTO Leader_Flavors(FlavorType, LeaderType, Flavor) SELECT 'FLAVOR_&quot;&amp;UPPER([.$A38])&amp;&quot;', Type, &quot;&amp;[.K38]&amp;&quot; FROM Leaders WHERE Type = 'LEADER_&quot;&amp;UPPER([.K$2])&amp;&quot;';&quot;" office:value-type="string" office:string-value="INSERT INTO Leader_Flavors(FlavorType, LeaderType, Flavor) SELECT 'FLAVOR_GOLD', Type, 4 FROM Leaders WHERE Type = 'LEADER_ODA_NOBUNAGA';" calcext:value-type="string">
            <text:p>INSERT INTO Leader_Flavors(FlavorType, LeaderType, Flavor) SELECT 'FLAVOR_GOLD', Type, 4 FROM Leaders WHERE Type = 'LEADER_ODA_NOBUNAGA';</text:p>
          </table:table-cell>
          <table:table-cell table:style-name="ce197" table:formula="of:=&quot;INSERT INTO Leader_Flavors(FlavorType, LeaderType, Flavor) SELECT 'FLAVOR_&quot;&amp;UPPER([.$A38])&amp;&quot;', Type, &quot;&amp;[.L38]&amp;&quot; FROM Leaders WHERE Type = 'LEADER_&quot;&amp;UPPER([.L$2])&amp;&quot;';&quot;" office:value-type="string" office:string-value="INSERT INTO Leader_Flavors(FlavorType, LeaderType, Flavor) SELECT 'FLAVOR_GOLD', Type, 4 FROM Leaders WHERE Type = 'LEADER_ENRICO_DANDOLO';" calcext:value-type="string">
            <text:p>INSERT INTO Leader_Flavors(FlavorType, LeaderType, Flavor) SELECT 'FLAVOR_GOLD', Type, 4 FROM Leaders WHERE Type = 'LEADER_ENRICO_DANDOLO';</text:p>
          </table:table-cell>
          <table:table-cell table:style-name="ce197" table:formula="of:=&quot;INSERT INTO Leader_Flavors(FlavorType, LeaderType, Flavor) SELECT 'FLAVOR_&quot;&amp;UPPER([.$A38])&amp;&quot;', Type, &quot;&amp;[.M38]&amp;&quot; FROM Leaders WHERE Type = 'LEADER_&quot;&amp;UPPER([.M$2])&amp;&quot;';&quot;" office:value-type="string" office:string-value="INSERT INTO Leader_Flavors(FlavorType, LeaderType, Flavor) SELECT 'FLAVOR_GOLD', Type, 4 FROM Leaders WHERE Type = 'LEADER_SHAKA';" calcext:value-type="string">
            <text:p>INSERT INTO Leader_Flavors(FlavorType, LeaderType, Flavor) SELECT 'FLAVOR_GOLD', Type, 4 FROM Leaders WHERE Type = 'LEADER_SHAKA';</text:p>
          </table:table-cell>
          <table:table-cell table:style-name="ce197" table:formula="of:=&quot;INSERT INTO Leader_Flavors(FlavorType, LeaderType, Flavor) SELECT 'FLAVOR_&quot;&amp;UPPER([.$A38])&amp;&quot;', Type, &quot;&amp;[.N38]&amp;&quot; FROM Leaders WHERE Type = 'LEADER_&quot;&amp;UPPER([.N$2])&amp;&quot;';&quot;" office:value-type="string" office:string-value="INSERT INTO Leader_Flavors(FlavorType, LeaderType, Flavor) SELECT 'FLAVOR_GOLD', Type, 4 FROM Leaders WHERE Type = 'LEADER_COALITION';" calcext:value-type="string">
            <text:p>INSERT INTO Leader_Flavors(FlavorType, LeaderType, Flavor) SELECT 'FLAVOR_GOLD', Type, 4 FROM Leaders WHERE Type = 'LEADER_COALITION';</text:p>
          </table:table-cell>
          <table:table-cell table:style-name="ce197" table:formula="of:=&quot;INSERT INTO Leader_Flavors(FlavorType, LeaderType, Flavor) SELECT 'FLAVOR_&quot;&amp;UPPER([.$A38])&amp;&quot;', Type, &quot;&amp;[.O38]&amp;&quot; FROM Leaders WHERE Type = 'LEADER_&quot;&amp;UPPER([.O$2])&amp;&quot;';&quot;" office:value-type="string" office:string-value="INSERT INTO Leader_Flavors(FlavorType, LeaderType, Flavor) SELECT 'FLAVOR_GOLD', Type, 4 FROM Leaders WHERE Type = 'LEADER_ALEXANDER';" calcext:value-type="string">
            <text:p>INSERT INTO Leader_Flavors(FlavorType, LeaderType, Flavor) SELECT 'FLAVOR_GOLD', Type, 4 FROM Leaders WHERE Type = 'LEADER_ALEXANDER';</text:p>
          </table:table-cell>
          <table:table-cell table:style-name="ce197" table:formula="of:=&quot;INSERT INTO Leader_Flavors(FlavorType, LeaderType, Flavor) SELECT 'FLAVOR_&quot;&amp;UPPER([.$A38])&amp;&quot;', Type, &quot;&amp;[.P38]&amp;&quot; FROM Leaders WHERE Type = 'LEADER_&quot;&amp;UPPER([.P$2])&amp;&quot;';&quot;" office:value-type="string" office:string-value="INSERT INTO Leader_Flavors(FlavorType, LeaderType, Flavor) SELECT 'FLAVOR_GOLD', Type, 4 FROM Leaders WHERE Type = 'LEADER_BISMARCK';" calcext:value-type="string">
            <text:p>INSERT INTO Leader_Flavors(FlavorType, LeaderType, Flavor) SELECT 'FLAVOR_GOLD', Type, 4 FROM Leaders WHERE Type = 'LEADER_BISMARCK';</text:p>
          </table:table-cell>
          <table:table-cell table:style-name="ce197" table:formula="of:=&quot;INSERT INTO Leader_Flavors(FlavorType, LeaderType, Flavor) SELECT 'FLAVOR_&quot;&amp;UPPER([.$A38])&amp;&quot;', Type, &quot;&amp;[.Q38]&amp;&quot; FROM Leaders WHERE Type = 'LEADER_&quot;&amp;UPPER([.Q$2])&amp;&quot;';&quot;" office:value-type="string" office:string-value="INSERT INTO Leader_Flavors(FlavorType, LeaderType, Flavor) SELECT 'FLAVOR_GOLD', Type, 4 FROM Leaders WHERE Type = 'LEADER_CATHERINE';" calcext:value-type="string">
            <text:p>INSERT INTO Leader_Flavors(FlavorType, LeaderType, Flavor) SELECT 'FLAVOR_GOLD', Type, 4 FROM Leaders WHERE Type = 'LEADER_CATHERINE';</text:p>
          </table:table-cell>
          <table:table-cell table:style-name="ce197" table:formula="of:=&quot;INSERT INTO Leader_Flavors(FlavorType, LeaderType, Flavor) SELECT 'FLAVOR_&quot;&amp;UPPER([.$A38])&amp;&quot;', Type, &quot;&amp;[.R38]&amp;&quot; FROM Leaders WHERE Type = 'LEADER_&quot;&amp;UPPER([.R$2])&amp;&quot;';&quot;" office:value-type="string" office:string-value="INSERT INTO Leader_Flavors(FlavorType, LeaderType, Flavor) SELECT 'FLAVOR_GOLD', Type, 4 FROM Leaders WHERE Type = 'LEADER_ELIZABETH';" calcext:value-type="string">
            <text:p>INSERT INTO Leader_Flavors(FlavorType, LeaderType, Flavor) SELECT 'FLAVOR_GOLD', Type, 4 FROM Leaders WHERE Type = 'LEADER_ELIZABETH';</text:p>
          </table:table-cell>
          <table:table-cell table:style-name="ce197" table:formula="of:=&quot;INSERT INTO Leader_Flavors(FlavorType, LeaderType, Flavor) SELECT 'FLAVOR_&quot;&amp;UPPER([.$A38])&amp;&quot;', Type, &quot;&amp;[.S38]&amp;&quot; FROM Leaders WHERE Type = 'LEADER_&quot;&amp;UPPER([.S$2])&amp;&quot;';&quot;" office:value-type="string" office:string-value="INSERT INTO Leader_Flavors(FlavorType, LeaderType, Flavor) SELECT 'FLAVOR_GOLD', Type, 4 FROM Leaders WHERE Type = 'LEADER_GUSTAVUS_ADOLPHUS';" calcext:value-type="string">
            <text:p>INSERT INTO Leader_Flavors(FlavorType, LeaderType, Flavor) SELECT 'FLAVOR_GOLD', Type, 4 FROM Leaders WHERE Type = 'LEADER_GUSTAVUS_ADOLPHUS';</text:p>
          </table:table-cell>
          <table:table-cell table:style-name="ce197" table:formula="of:=&quot;INSERT INTO Leader_Flavors(FlavorType, LeaderType, Flavor) SELECT 'FLAVOR_&quot;&amp;UPPER([.$A38])&amp;&quot;', Type, &quot;&amp;[.T38]&amp;&quot; FROM Leaders WHERE Type = 'LEADER_&quot;&amp;UPPER([.T$2])&amp;&quot;';&quot;" office:value-type="string" office:string-value="INSERT INTO Leader_Flavors(FlavorType, LeaderType, Flavor) SELECT 'FLAVOR_GOLD', Type, 4 FROM Leaders WHERE Type = 'LEADER_HIAWATHA';" calcext:value-type="string">
            <text:p>INSERT INTO Leader_Flavors(FlavorType, LeaderType, Flavor) SELECT 'FLAVOR_GOLD', Type, 4 FROM Leaders WHERE Type = 'LEADER_HIAWATHA';</text:p>
          </table:table-cell>
          <table:table-cell table:style-name="ce197" table:formula="of:=&quot;INSERT INTO Leader_Flavors(FlavorType, LeaderType, Flavor) SELECT 'FLAVOR_&quot;&amp;UPPER([.$A38])&amp;&quot;', Type, &quot;&amp;[.U38]&amp;&quot; FROM Leaders WHERE Type = 'LEADER_&quot;&amp;UPPER([.U$2])&amp;&quot;';&quot;" office:value-type="string" office:string-value="INSERT INTO Leader_Flavors(FlavorType, LeaderType, Flavor) SELECT 'FLAVOR_GOLD', Type, 4 FROM Leaders WHERE Type = 'LEADER_MONTEZUMA';" calcext:value-type="string">
            <text:p>INSERT INTO Leader_Flavors(FlavorType, LeaderType, Flavor) SELECT 'FLAVOR_GOLD', Type, 4 FROM Leaders WHERE Type = 'LEADER_MONTEZUMA';</text:p>
          </table:table-cell>
          <table:table-cell table:style-name="ce197" table:formula="of:=&quot;INSERT INTO Leader_Flavors(FlavorType, LeaderType, Flavor) SELECT 'FLAVOR_&quot;&amp;UPPER([.$A38])&amp;&quot;', Type, &quot;&amp;[.V38]&amp;&quot; FROM Leaders WHERE Type = 'LEADER_&quot;&amp;UPPER([.V$2])&amp;&quot;';&quot;" office:value-type="string" office:string-value="INSERT INTO Leader_Flavors(FlavorType, LeaderType, Flavor) SELECT 'FLAVOR_GOLD', Type, 4 FROM Leaders WHERE Type = 'LEADER_THEODORA';" calcext:value-type="string">
            <text:p>INSERT INTO Leader_Flavors(FlavorType, LeaderType, Flavor) SELECT 'FLAVOR_GOLD', Type, 4 FROM Leaders WHERE Type = 'LEADER_THEODORA';</text:p>
          </table:table-cell>
          <table:table-cell table:style-name="ce197" table:formula="of:=&quot;INSERT INTO Leader_Flavors(FlavorType, LeaderType, Flavor) SELECT 'FLAVOR_&quot;&amp;UPPER([.$A38])&amp;&quot;', Type, &quot;&amp;[.W38]&amp;&quot; FROM Leaders WHERE Type = 'LEADER_&quot;&amp;UPPER([.W$2])&amp;&quot;';&quot;" office:value-type="string" office:string-value="INSERT INTO Leader_Flavors(FlavorType, LeaderType, Flavor) SELECT 'FLAVOR_GOLD', Type, 4 FROM Leaders WHERE Type = 'LEADER_GAJAH_MADA';" calcext:value-type="string">
            <text:p>INSERT INTO Leader_Flavors(FlavorType, LeaderType, Flavor) SELECT 'FLAVOR_GOLD', Type, 4 FROM Leaders WHERE Type = 'LEADER_GAJAH_MADA';</text:p>
          </table:table-cell>
          <table:table-cell table:style-name="ce197" table:formula="of:=&quot;INSERT INTO Leader_Flavors(FlavorType, LeaderType, Flavor) SELECT 'FLAVOR_&quot;&amp;UPPER([.$A38])&amp;&quot;', Type, &quot;&amp;[.X38]&amp;&quot; FROM Leaders WHERE Type = 'LEADER_&quot;&amp;UPPER([.X$2])&amp;&quot;';&quot;" office:value-type="string" office:string-value="INSERT INTO Leader_Flavors(FlavorType, LeaderType, Flavor) SELECT 'FLAVOR_GOLD', Type, 4 FROM Leaders WHERE Type = 'LEADER_CASIMIR';" calcext:value-type="string">
            <text:p>INSERT INTO Leader_Flavors(FlavorType, LeaderType, Flavor) SELECT 'FLAVOR_GOLD', Type, 4 FROM Leaders WHERE Type = 'LEADER_CASIMIR';</text:p>
          </table:table-cell>
          <table:table-cell table:style-name="ce197" table:formula="of:=&quot;INSERT INTO Leader_Flavors(FlavorType, LeaderType, Flavor) SELECT 'FLAVOR_&quot;&amp;UPPER([.$A38])&amp;&quot;', Type, &quot;&amp;[.Y38]&amp;&quot; FROM Leaders WHERE Type = 'LEADER_&quot;&amp;UPPER([.Y$2])&amp;&quot;';&quot;" office:value-type="string" office:string-value="INSERT INTO Leader_Flavors(FlavorType, LeaderType, Flavor) SELECT 'FLAVOR_GOLD', Type, 4 FROM Leaders WHERE Type = 'LEADER_WU_ZETIAN';" calcext:value-type="string">
            <text:p>INSERT INTO Leader_Flavors(FlavorType, LeaderType, Flavor) SELECT 'FLAVOR_GOLD', Type, 4 FROM Leaders WHERE Type = 'LEADER_WU_ZETIAN';</text:p>
          </table:table-cell>
          <table:table-cell table:style-name="ce197" table:formula="of:=&quot;INSERT INTO Leader_Flavors(FlavorType, LeaderType, Flavor) SELECT 'FLAVOR_&quot;&amp;UPPER([.$A38])&amp;&quot;', Type, &quot;&amp;[.Z38]&amp;&quot; FROM Leaders WHERE Type = 'LEADER_&quot;&amp;UPPER([.Z$2])&amp;&quot;';&quot;" office:value-type="string" office:string-value="INSERT INTO Leader_Flavors(FlavorType, LeaderType, Flavor) SELECT 'FLAVOR_GOLD', Type, 4 FROM Leaders WHERE Type = 'LEADER_DIPLOMAT';" calcext:value-type="string">
            <text:p>INSERT INTO Leader_Flavors(FlavorType, LeaderType, Flavor) SELECT 'FLAVOR_GOLD', Type, 4 FROM Leaders WHERE Type = 'LEADER_DIPLOMAT';</text:p>
          </table:table-cell>
          <table:table-cell table:style-name="ce197" table:formula="of:=&quot;INSERT INTO Leader_Flavors(FlavorType, LeaderType, Flavor) SELECT 'FLAVOR_&quot;&amp;UPPER([.$A38])&amp;&quot;', Type, &quot;&amp;[.AA38]&amp;&quot; FROM Leaders WHERE Type = 'LEADER_&quot;&amp;UPPER([.AA$2])&amp;&quot;';&quot;" office:value-type="string" office:string-value="INSERT INTO Leader_Flavors(FlavorType, LeaderType, Flavor) SELECT 'FLAVOR_GOLD', Type, 4 FROM Leaders WHERE Type = 'LEADER_GANDHI';" calcext:value-type="string">
            <text:p>INSERT INTO Leader_Flavors(FlavorType, LeaderType, Flavor) SELECT 'FLAVOR_GOLD', Type, 4 FROM Leaders WHERE Type = 'LEADER_GANDHI';</text:p>
          </table:table-cell>
          <table:table-cell table:style-name="ce197" table:formula="of:=&quot;INSERT INTO Leader_Flavors(FlavorType, LeaderType, Flavor) SELECT 'FLAVOR_&quot;&amp;UPPER([.$A38])&amp;&quot;', Type, &quot;&amp;[.AB38]&amp;&quot; FROM Leaders WHERE Type = 'LEADER_&quot;&amp;UPPER([.AB$2])&amp;&quot;';&quot;" office:value-type="string" office:string-value="INSERT INTO Leader_Flavors(FlavorType, LeaderType, Flavor) SELECT 'FLAVOR_GOLD', Type, 4 FROM Leaders WHERE Type = 'LEADER_SELASSIE';" calcext:value-type="string">
            <text:p>INSERT INTO Leader_Flavors(FlavorType, LeaderType, Flavor) SELECT 'FLAVOR_GOLD', Type, 4 FROM Leaders WHERE Type = 'LEADER_SELASSIE';</text:p>
          </table:table-cell>
          <table:table-cell table:style-name="ce197" table:formula="of:=&quot;INSERT INTO Leader_Flavors(FlavorType, LeaderType, Flavor) SELECT 'FLAVOR_&quot;&amp;UPPER([.$A38])&amp;&quot;', Type, &quot;&amp;[.AC38]&amp;&quot; FROM Leaders WHERE Type = 'LEADER_&quot;&amp;UPPER([.AC$2])&amp;&quot;';&quot;" office:value-type="string" office:string-value="INSERT INTO Leader_Flavors(FlavorType, LeaderType, Flavor) SELECT 'FLAVOR_GOLD', Type, 4 FROM Leaders WHERE Type = 'LEADER_KAMEHAMEHA';" calcext:value-type="string">
            <text:p>INSERT INTO Leader_Flavors(FlavorType, LeaderType, Flavor) SELECT 'FLAVOR_GOLD', Type, 4 FROM Leaders WHERE Type = 'LEADER_KAMEHAMEHA';</text:p>
          </table:table-cell>
          <table:table-cell table:style-name="ce197" table:formula="of:=&quot;INSERT INTO Leader_Flavors(FlavorType, LeaderType, Flavor) SELECT 'FLAVOR_&quot;&amp;UPPER([.$A38])&amp;&quot;', Type, &quot;&amp;[.AD38]&amp;&quot; FROM Leaders WHERE Type = 'LEADER_&quot;&amp;UPPER([.AD$2])&amp;&quot;';&quot;" office:value-type="string" office:string-value="INSERT INTO Leader_Flavors(FlavorType, LeaderType, Flavor) SELECT 'FLAVOR_GOLD', Type, 4 FROM Leaders WHERE Type = 'LEADER_MARIA_I';" calcext:value-type="string">
            <text:p>INSERT INTO Leader_Flavors(FlavorType, LeaderType, Flavor) SELECT 'FLAVOR_GOLD', Type, 4 FROM Leaders WHERE Type = 'LEADER_MARIA_I';</text:p>
          </table:table-cell>
          <table:table-cell table:style-name="ce197" table:formula="of:=&quot;INSERT INTO Leader_Flavors(FlavorType, LeaderType, Flavor) SELECT 'FLAVOR_&quot;&amp;UPPER([.$A38])&amp;&quot;', Type, &quot;&amp;[.AE38]&amp;&quot; FROM Leaders WHERE Type = 'LEADER_&quot;&amp;UPPER([.AE$2])&amp;&quot;';&quot;" office:value-type="string" office:string-value="INSERT INTO Leader_Flavors(FlavorType, LeaderType, Flavor) SELECT 'FLAVOR_GOLD', Type, 4 FROM Leaders WHERE Type = 'LEADER_PACHACUTI';" calcext:value-type="string">
            <text:p>INSERT INTO Leader_Flavors(FlavorType, LeaderType, Flavor) SELECT 'FLAVOR_GOLD', Type, 4 FROM Leaders WHERE Type = 'LEADER_PACHACUTI';</text:p>
          </table:table-cell>
          <table:table-cell table:style-name="ce197" table:formula="of:=&quot;INSERT INTO Leader_Flavors(FlavorType, LeaderType, Flavor) SELECT 'FLAVOR_&quot;&amp;UPPER([.$A38])&amp;&quot;', Type, &quot;&amp;[.AF38]&amp;&quot; FROM Leaders WHERE Type = 'LEADER_&quot;&amp;UPPER([.AF$2])&amp;&quot;';&quot;" office:value-type="string" office:string-value="INSERT INTO Leader_Flavors(FlavorType, LeaderType, Flavor) SELECT 'FLAVOR_GOLD', Type, 4 FROM Leaders WHERE Type = 'LEADER_RAMESSES';" calcext:value-type="string">
            <text:p>INSERT INTO Leader_Flavors(FlavorType, LeaderType, Flavor) SELECT 'FLAVOR_GOLD', Type, 4 FROM Leaders WHERE Type = 'LEADER_RAMESSES';</text:p>
          </table:table-cell>
          <table:table-cell table:style-name="ce197" table:formula="of:=&quot;INSERT INTO Leader_Flavors(FlavorType, LeaderType, Flavor) SELECT 'FLAVOR_&quot;&amp;UPPER([.$A38])&amp;&quot;', Type, &quot;&amp;[.AG38]&amp;&quot; FROM Leaders WHERE Type = 'LEADER_&quot;&amp;UPPER([.AG$2])&amp;&quot;';&quot;" office:value-type="string" office:string-value="INSERT INTO Leader_Flavors(FlavorType, LeaderType, Flavor) SELECT 'FLAVOR_GOLD', Type, 4 FROM Leaders WHERE Type = 'LEADER_RAMKHAMHAENG';" calcext:value-type="string">
            <text:p>INSERT INTO Leader_Flavors(FlavorType, LeaderType, Flavor) SELECT 'FLAVOR_GOLD', Type, 4 FROM Leaders WHERE Type = 'LEADER_RAMKHAMHAENG';</text:p>
          </table:table-cell>
          <table:table-cell table:style-name="ce197" table:formula="of:=&quot;INSERT INTO Leader_Flavors(FlavorType, LeaderType, Flavor) SELECT 'FLAVOR_&quot;&amp;UPPER([.$A38])&amp;&quot;', Type, &quot;&amp;[.AH38]&amp;&quot; FROM Leaders WHERE Type = 'LEADER_&quot;&amp;UPPER([.AH$2])&amp;&quot;';&quot;" office:value-type="string" office:string-value="INSERT INTO Leader_Flavors(FlavorType, LeaderType, Flavor) SELECT 'FLAVOR_GOLD', Type, 4 FROM Leaders WHERE Type = 'LEADER_PEDRO';" calcext:value-type="string">
            <text:p>INSERT INTO Leader_Flavors(FlavorType, LeaderType, Flavor) SELECT 'FLAVOR_GOLD', Type, 4 FROM Leaders WHERE Type = 'LEADER_PEDRO';</text:p>
          </table:table-cell>
          <table:table-cell table:style-name="ce197" table:formula="of:=&quot;INSERT INTO Leader_Flavors(FlavorType, LeaderType, Flavor) SELECT 'FLAVOR_&quot;&amp;UPPER([.$A38])&amp;&quot;', Type, &quot;&amp;[.AI38]&amp;&quot; FROM Leaders WHERE Type = 'LEADER_&quot;&amp;UPPER([.AI$2])&amp;&quot;';&quot;" office:value-type="string" office:string-value="INSERT INTO Leader_Flavors(FlavorType, LeaderType, Flavor) SELECT 'FLAVOR_GOLD', Type, 4 FROM Leaders WHERE Type = 'LEADER_AHMAD_ALMANSUR';" calcext:value-type="string">
            <text:p>INSERT INTO Leader_Flavors(FlavorType, LeaderType, Flavor) SELECT 'FLAVOR_GOLD', Type, 4 FROM Leaders WHERE Type = 'LEADER_AHMAD_ALMANSUR';</text:p>
          </table:table-cell>
          <table:table-cell table:style-name="ce197" table:formula="of:=&quot;INSERT INTO Leader_Flavors(FlavorType, LeaderType, Flavor) SELECT 'FLAVOR_&quot;&amp;UPPER([.$A38])&amp;&quot;', Type, &quot;&amp;[.AJ38]&amp;&quot; FROM Leaders WHERE Type = 'LEADER_&quot;&amp;UPPER([.AJ$2])&amp;&quot;';&quot;" office:value-type="string" office:string-value="INSERT INTO Leader_Flavors(FlavorType, LeaderType, Flavor) SELECT 'FLAVOR_GOLD', Type, 4 FROM Leaders WHERE Type = 'LEADER_SEJONG';" calcext:value-type="string">
            <text:p>INSERT INTO Leader_Flavors(FlavorType, LeaderType, Flavor) SELECT 'FLAVOR_GOLD', Type, 4 FROM Leaders WHERE Type = 'LEADER_SEJONG';</text:p>
          </table:table-cell>
          <table:table-cell table:style-name="ce197" table:formula="of:=&quot;INSERT INTO Leader_Flavors(FlavorType, LeaderType, Flavor) SELECT 'FLAVOR_&quot;&amp;UPPER([.$A38])&amp;&quot;', Type, &quot;&amp;[.AK38]&amp;&quot; FROM Leaders WHERE Type = 'LEADER_&quot;&amp;UPPER([.AK$2])&amp;&quot;';&quot;" office:value-type="string" office:string-value="INSERT INTO Leader_Flavors(FlavorType, LeaderType, Flavor) SELECT 'FLAVOR_GOLD', Type, 4 FROM Leaders WHERE Type = 'LEADER_EXPANSIONIST';" calcext:value-type="string">
            <text:p>INSERT INTO Leader_Flavors(FlavorType, LeaderType, Flavor) SELECT 'FLAVOR_GOLD', Type, 4 FROM Leaders WHERE Type = 'LEADER_EXPANSIONIST';</text:p>
          </table:table-cell>
          <table:table-cell table:style-name="ce197" table:formula="of:=&quot;INSERT INTO Leader_Flavors(FlavorType, LeaderType, Flavor) SELECT 'FLAVOR_&quot;&amp;UPPER([.$A38])&amp;&quot;', Type, &quot;&amp;[.AL38]&amp;&quot; FROM Leaders WHERE Type = 'LEADER_&quot;&amp;UPPER([.AL$2])&amp;&quot;';&quot;" office:value-type="string" office:string-value="INSERT INTO Leader_Flavors(FlavorType, LeaderType, Flavor) SELECT 'FLAVOR_GOLD', Type, 4 FROM Leaders WHERE Type = 'LEADER_BOUDICCA';" calcext:value-type="string">
            <text:p>INSERT INTO Leader_Flavors(FlavorType, LeaderType, Flavor) SELECT 'FLAVOR_GOLD', Type, 4 FROM Leaders WHERE Type = 'LEADER_BOUDICCA';</text:p>
          </table:table-cell>
          <table:table-cell table:style-name="ce197" table:formula="of:=&quot;INSERT INTO Leader_Flavors(FlavorType, LeaderType, Flavor) SELECT 'FLAVOR_&quot;&amp;UPPER([.$A38])&amp;&quot;', Type, &quot;&amp;[.AM38]&amp;&quot; FROM Leaders WHERE Type = 'LEADER_&quot;&amp;UPPER([.AM$2])&amp;&quot;';&quot;" office:value-type="string" office:string-value="INSERT INTO Leader_Flavors(FlavorType, LeaderType, Flavor) SELECT 'FLAVOR_GOLD', Type, 4 FROM Leaders WHERE Type = 'LEADER_DARIUS';" calcext:value-type="string">
            <text:p>INSERT INTO Leader_Flavors(FlavorType, LeaderType, Flavor) SELECT 'FLAVOR_GOLD', Type, 4 FROM Leaders WHERE Type = 'LEADER_DARIUS';</text:p>
          </table:table-cell>
          <table:table-cell table:style-name="ce197" table:formula="of:=&quot;INSERT INTO Leader_Flavors(FlavorType, LeaderType, Flavor) SELECT 'FLAVOR_&quot;&amp;UPPER([.$A38])&amp;&quot;', Type, &quot;&amp;[.AN38]&amp;&quot; FROM Leaders WHERE Type = 'LEADER_&quot;&amp;UPPER([.AN$2])&amp;&quot;';&quot;" office:value-type="string" office:string-value="INSERT INTO Leader_Flavors(FlavorType, LeaderType, Flavor) SELECT 'FLAVOR_GOLD', Type, 4 FROM Leaders WHERE Type = 'LEADER_DIDO';" calcext:value-type="string">
            <text:p>INSERT INTO Leader_Flavors(FlavorType, LeaderType, Flavor) SELECT 'FLAVOR_GOLD', Type, 4 FROM Leaders WHERE Type = 'LEADER_DIDO';</text:p>
          </table:table-cell>
          <table:table-cell table:style-name="ce197" table:formula="of:=&quot;INSERT INTO Leader_Flavors(FlavorType, LeaderType, Flavor) SELECT 'FLAVOR_&quot;&amp;UPPER([.$A38])&amp;&quot;', Type, &quot;&amp;[.AO38]&amp;&quot; FROM Leaders WHERE Type = 'LEADER_&quot;&amp;UPPER([.AO$2])&amp;&quot;';&quot;" office:value-type="string" office:string-value="INSERT INTO Leader_Flavors(FlavorType, LeaderType, Flavor) SELECT 'FLAVOR_GOLD', Type, 4 FROM Leaders WHERE Type = 'LEADER_HARUN_AL_RASHID';" calcext:value-type="string">
            <text:p>INSERT INTO Leader_Flavors(FlavorType, LeaderType, Flavor) SELECT 'FLAVOR_GOLD', Type, 4 FROM Leaders WHERE Type = 'LEADER_HARUN_AL_RASHID';</text:p>
          </table:table-cell>
          <table:table-cell table:style-name="ce197" table:formula="of:=&quot;INSERT INTO Leader_Flavors(FlavorType, LeaderType, Flavor) SELECT 'FLAVOR_&quot;&amp;UPPER([.$A38])&amp;&quot;', Type, &quot;&amp;[.AP38]&amp;&quot; FROM Leaders WHERE Type = 'LEADER_&quot;&amp;UPPER([.AP$2])&amp;&quot;';&quot;" office:value-type="string" office:string-value="INSERT INTO Leader_Flavors(FlavorType, LeaderType, Flavor) SELECT 'FLAVOR_GOLD', Type, 4 FROM Leaders WHERE Type = 'LEADER_NEBUCHADNEZZAR';" calcext:value-type="string">
            <text:p>INSERT INTO Leader_Flavors(FlavorType, LeaderType, Flavor) SELECT 'FLAVOR_GOLD', Type, 4 FROM Leaders WHERE Type = 'LEADER_NEBUCHADNEZZAR';</text:p>
          </table:table-cell>
          <table:table-cell table:style-name="ce197" table:formula="of:=&quot;INSERT INTO Leader_Flavors(FlavorType, LeaderType, Flavor) SELECT 'FLAVOR_&quot;&amp;UPPER([.$A38])&amp;&quot;', Type, &quot;&amp;[.AQ38]&amp;&quot; FROM Leaders WHERE Type = 'LEADER_&quot;&amp;UPPER([.AQ$2])&amp;&quot;';&quot;" office:value-type="string" office:string-value="INSERT INTO Leader_Flavors(FlavorType, LeaderType, Flavor) SELECT 'FLAVOR_GOLD', Type, 4 FROM Leaders WHERE Type = 'LEADER_PACAL';" calcext:value-type="string">
            <text:p>INSERT INTO Leader_Flavors(FlavorType, LeaderType, Flavor) SELECT 'FLAVOR_GOLD', Type, 4 FROM Leaders WHERE Type = 'LEADER_PACAL';</text:p>
          </table:table-cell>
          <table:table-cell table:style-name="ce197" table:formula="of:=&quot;INSERT INTO Leader_Flavors(FlavorType, LeaderType, Flavor) SELECT 'FLAVOR_&quot;&amp;UPPER([.$A38])&amp;&quot;', Type, &quot;&amp;[.AR38]&amp;&quot; FROM Leaders WHERE Type = 'LEADER_&quot;&amp;UPPER([.AR$2])&amp;&quot;';&quot;" office:value-type="string" office:string-value="INSERT INTO Leader_Flavors(FlavorType, LeaderType, Flavor) SELECT 'FLAVOR_GOLD', Type, 4 FROM Leaders WHERE Type = 'LEADER_SULEIMAN';" calcext:value-type="string">
            <text:p>INSERT INTO Leader_Flavors(FlavorType, LeaderType, Flavor) SELECT 'FLAVOR_GOLD', Type, 4 FROM Leaders WHERE Type = 'LEADER_SULEIMAN';</text:p>
          </table:table-cell>
          <table:table-cell table:style-name="ce197" table:formula="of:=&quot;INSERT INTO Leader_Flavors(FlavorType, LeaderType, Flavor) SELECT 'FLAVOR_&quot;&amp;UPPER([.$A38])&amp;&quot;', Type, &quot;&amp;[.AS38]&amp;&quot; FROM Leaders WHERE Type = 'LEADER_&quot;&amp;UPPER([.AS$2])&amp;&quot;';&quot;" office:value-type="string" office:string-value="INSERT INTO Leader_Flavors(FlavorType, LeaderType, Flavor) SELECT 'FLAVOR_GOLD', Type, 4 FROM Leaders WHERE Type = 'LEADER_WASHINGTON';" calcext:value-type="string">
            <text:p>INSERT INTO Leader_Flavors(FlavorType, LeaderType, Flavor) SELECT 'FLAVOR_GOLD', Type, 4 FROM Leaders WHERE Type = 'LEADER_WASHINGTON';</text:p>
          </table:table-cell>
          <table:table-cell table:style-name="ce197" table:formula="of:=&quot;INSERT INTO Leader_Flavors(FlavorType, LeaderType, Flavor) SELECT 'FLAVOR_&quot;&amp;UPPER([.$A38])&amp;&quot;', Type, &quot;&amp;[.AT38]&amp;&quot; FROM Leaders WHERE Type = 'LEADER_&quot;&amp;UPPER([.AT$2])&amp;&quot;';&quot;" office:value-type="string" office:string-value="INSERT INTO Leader_Flavors(FlavorType, LeaderType, Flavor) SELECT 'FLAVOR_GOLD', Type, 4 FROM Leaders WHERE Type = 'LEADER_MARIA';" calcext:value-type="string">
            <text:p>INSERT INTO Leader_Flavors(FlavorType, LeaderType, Flavor) SELECT 'FLAVOR_GOLD', Type, 4 FROM Leaders WHERE Type = 'LEADER_MARIA';</text:p>
          </table:table-cell>
          <table:table-cell table:style-name="ce197" table:formula="of:=&quot;INSERT INTO Leader_Flavors(FlavorType, LeaderType, Flavor) SELECT 'FLAVOR_&quot;&amp;UPPER([.$A38])&amp;&quot;', Type, &quot;&amp;[.AU38]&amp;&quot; FROM Leaders WHERE Type = 'LEADER_&quot;&amp;UPPER([.AU$2])&amp;&quot;';&quot;" office:value-type="string" office:string-value="INSERT INTO Leader_Flavors(FlavorType, LeaderType, Flavor) SELECT 'FLAVOR_GOLD', Type, 4 FROM Leaders WHERE Type = 'LEADER_POCATELLO';" calcext:value-type="string">
            <text:p>INSERT INTO Leader_Flavors(FlavorType, LeaderType, Flavor) SELECT 'FLAVOR_GOLD', Type, 4 FROM Leaders WHERE Type = 'LEADER_POCATELLO';</text:p>
          </table:table-cell>
          <table:table-cell table:style-name="ce197" table:formula="of:=&quot;INSERT INTO Leader_Flavors(FlavorType, LeaderType, Flavor) SELECT 'FLAVOR_&quot;&amp;UPPER([.$A38])&amp;&quot;', Type, &quot;&amp;[.AV38]&amp;&quot; FROM Leaders WHERE Type = 'LEADER_&quot;&amp;UPPER([.AV$2])&amp;&quot;';&quot;" office:value-type="string" office:string-value="INSERT INTO Leader_Flavors(FlavorType, LeaderType, Flavor) SELECT 'FLAVOR_GOLD', Type, 4 FROM Leaders WHERE Type = 'LEADER_WILLIAM';" calcext:value-type="string">
            <text:p>INSERT INTO Leader_Flavors(FlavorType, LeaderType, Flavor) SELECT 'FLAVOR_GOLD', Type, 4 FROM Leaders WHERE Type = 'LEADER_WILLIAM';</text:p>
          </table:table-cell>
          <table:table-cell table:number-columns-repeated="976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39])&amp;&quot;', Type, &quot;&amp;[.C39]&amp;&quot; FROM Leaders WHERE Type = 'LEADER_&quot;&amp;UPPER([.C$2])&amp;&quot;';&quot;" office:value-type="string" office:string-value="INSERT INTO Leader_Flavors(FlavorType, LeaderType, Flavor) SELECT 'FLAVOR_GREAT_PEOPLE', Type, 2 FROM Leaders WHERE Type = 'LEADER_ASHURBANIPAL';" calcext:value-type="string">
            <text:p>INSERT INTO Leader_Flavors(FlavorType, LeaderType, Flavor) SELECT 'FLAVOR_GREAT_PEOPLE', Type, 2 FROM Leaders WHERE Type = 'LEADER_ASHURBANIPAL';</text:p>
          </table:table-cell>
          <table:table-cell table:style-name="ce197" table:formula="of:=&quot;INSERT INTO Leader_Flavors(FlavorType, LeaderType, Flavor) SELECT 'FLAVOR_&quot;&amp;UPPER([.$A39])&amp;&quot;', Type, &quot;&amp;[.D39]&amp;&quot; FROM Leaders WHERE Type = 'LEADER_&quot;&amp;UPPER([.D$2])&amp;&quot;';&quot;" office:value-type="string" office:string-value="INSERT INTO Leader_Flavors(FlavorType, LeaderType, Flavor) SELECT 'FLAVOR_GREAT_PEOPLE', Type, 2 FROM Leaders WHERE Type = 'LEADER_ASKIA';" calcext:value-type="string">
            <text:p>INSERT INTO Leader_Flavors(FlavorType, LeaderType, Flavor) SELECT 'FLAVOR_GREAT_PEOPLE', Type, 2 FROM Leaders WHERE Type = 'LEADER_ASKIA';</text:p>
          </table:table-cell>
          <table:table-cell table:style-name="ce197" table:formula="of:=&quot;INSERT INTO Leader_Flavors(FlavorType, LeaderType, Flavor) SELECT 'FLAVOR_&quot;&amp;UPPER([.$A39])&amp;&quot;', Type, &quot;&amp;[.E39]&amp;&quot; FROM Leaders WHERE Type = 'LEADER_&quot;&amp;UPPER([.E$2])&amp;&quot;';&quot;" office:value-type="string" office:string-value="INSERT INTO Leader_Flavors(FlavorType, LeaderType, Flavor) SELECT 'FLAVOR_GREAT_PEOPLE', Type, 2 FROM Leaders WHERE Type = 'LEADER_ATTILA';" calcext:value-type="string">
            <text:p>INSERT INTO Leader_Flavors(FlavorType, LeaderType, Flavor) SELECT 'FLAVOR_GREAT_PEOPLE', Type, 2 FROM Leaders WHERE Type = 'LEADER_ATTILA';</text:p>
          </table:table-cell>
          <table:table-cell table:style-name="ce197" table:formula="of:=&quot;INSERT INTO Leader_Flavors(FlavorType, LeaderType, Flavor) SELECT 'FLAVOR_&quot;&amp;UPPER([.$A39])&amp;&quot;', Type, &quot;&amp;[.F39]&amp;&quot; FROM Leaders WHERE Type = 'LEADER_&quot;&amp;UPPER([.F$2])&amp;&quot;';&quot;" office:value-type="string" office:string-value="INSERT INTO Leader_Flavors(FlavorType, LeaderType, Flavor) SELECT 'FLAVOR_GREAT_PEOPLE', Type, 2 FROM Leaders WHERE Type = 'LEADER_AUGUSTUS';" calcext:value-type="string">
            <text:p>INSERT INTO Leader_Flavors(FlavorType, LeaderType, Flavor) SELECT 'FLAVOR_GREAT_PEOPLE', Type, 2 FROM Leaders WHERE Type = 'LEADER_AUGUSTUS';</text:p>
          </table:table-cell>
          <table:table-cell table:style-name="ce197" table:formula="of:=&quot;INSERT INTO Leader_Flavors(FlavorType, LeaderType, Flavor) SELECT 'FLAVOR_&quot;&amp;UPPER([.$A39])&amp;&quot;', Type, &quot;&amp;[.G39]&amp;&quot; FROM Leaders WHERE Type = 'LEADER_&quot;&amp;UPPER([.G$2])&amp;&quot;';&quot;" office:value-type="string" office:string-value="INSERT INTO Leader_Flavors(FlavorType, LeaderType, Flavor) SELECT 'FLAVOR_GREAT_PEOPLE', Type, 2 FROM Leaders WHERE Type = 'LEADER_GENGHIS_KHAN';" calcext:value-type="string">
            <text:p>INSERT INTO Leader_Flavors(FlavorType, LeaderType, Flavor) SELECT 'FLAVOR_GREAT_PEOPLE', Type, 2 FROM Leaders WHERE Type = 'LEADER_GENGHIS_KHAN';</text:p>
          </table:table-cell>
          <table:table-cell table:style-name="ce197" table:formula="of:=&quot;INSERT INTO Leader_Flavors(FlavorType, LeaderType, Flavor) SELECT 'FLAVOR_&quot;&amp;UPPER([.$A39])&amp;&quot;', Type, &quot;&amp;[.H39]&amp;&quot; FROM Leaders WHERE Type = 'LEADER_&quot;&amp;UPPER([.H$2])&amp;&quot;';&quot;" office:value-type="string" office:string-value="INSERT INTO Leader_Flavors(FlavorType, LeaderType, Flavor) SELECT 'FLAVOR_GREAT_PEOPLE', Type, 2 FROM Leaders WHERE Type = 'LEADER_HARALD';" calcext:value-type="string">
            <text:p>INSERT INTO Leader_Flavors(FlavorType, LeaderType, Flavor) SELECT 'FLAVOR_GREAT_PEOPLE', Type, 2 FROM Leaders WHERE Type = 'LEADER_HARALD';</text:p>
          </table:table-cell>
          <table:table-cell table:style-name="ce197" table:formula="of:=&quot;INSERT INTO Leader_Flavors(FlavorType, LeaderType, Flavor) SELECT 'FLAVOR_&quot;&amp;UPPER([.$A39])&amp;&quot;', Type, &quot;&amp;[.I39]&amp;&quot; FROM Leaders WHERE Type = 'LEADER_&quot;&amp;UPPER([.I$2])&amp;&quot;';&quot;" office:value-type="string" office:string-value="INSERT INTO Leader_Flavors(FlavorType, LeaderType, Flavor) SELECT 'FLAVOR_GREAT_PEOPLE', Type, 2 FROM Leaders WHERE Type = 'LEADER_ISABELLA';" calcext:value-type="string">
            <text:p>INSERT INTO Leader_Flavors(FlavorType, LeaderType, Flavor) SELECT 'FLAVOR_GREAT_PEOPLE', Type, 2 FROM Leaders WHERE Type = 'LEADER_ISABELLA';</text:p>
          </table:table-cell>
          <table:table-cell table:style-name="ce197" table:formula="of:=&quot;INSERT INTO Leader_Flavors(FlavorType, LeaderType, Flavor) SELECT 'FLAVOR_&quot;&amp;UPPER([.$A39])&amp;&quot;', Type, &quot;&amp;[.J39]&amp;&quot; FROM Leaders WHERE Type = 'LEADER_&quot;&amp;UPPER([.J$2])&amp;&quot;';&quot;" office:value-type="string" office:string-value="INSERT INTO Leader_Flavors(FlavorType, LeaderType, Flavor) SELECT 'FLAVOR_GREAT_PEOPLE', Type, 2 FROM Leaders WHERE Type = 'LEADER_NAPOLEON';" calcext:value-type="string">
            <text:p>INSERT INTO Leader_Flavors(FlavorType, LeaderType, Flavor) SELECT 'FLAVOR_GREAT_PEOPLE', Type, 2 FROM Leaders WHERE Type = 'LEADER_NAPOLEON';</text:p>
          </table:table-cell>
          <table:table-cell table:style-name="ce197" table:formula="of:=&quot;INSERT INTO Leader_Flavors(FlavorType, LeaderType, Flavor) SELECT 'FLAVOR_&quot;&amp;UPPER([.$A39])&amp;&quot;', Type, &quot;&amp;[.K39]&amp;&quot; FROM Leaders WHERE Type = 'LEADER_&quot;&amp;UPPER([.K$2])&amp;&quot;';&quot;" office:value-type="string" office:string-value="INSERT INTO Leader_Flavors(FlavorType, LeaderType, Flavor) SELECT 'FLAVOR_GREAT_PEOPLE', Type, 2 FROM Leaders WHERE Type = 'LEADER_ODA_NOBUNAGA';" calcext:value-type="string">
            <text:p>INSERT INTO Leader_Flavors(FlavorType, LeaderType, Flavor) SELECT 'FLAVOR_GREAT_PEOPLE', Type, 2 FROM Leaders WHERE Type = 'LEADER_ODA_NOBUNAGA';</text:p>
          </table:table-cell>
          <table:table-cell table:style-name="ce197" table:formula="of:=&quot;INSERT INTO Leader_Flavors(FlavorType, LeaderType, Flavor) SELECT 'FLAVOR_&quot;&amp;UPPER([.$A39])&amp;&quot;', Type, &quot;&amp;[.L39]&amp;&quot; FROM Leaders WHERE Type = 'LEADER_&quot;&amp;UPPER([.L$2])&amp;&quot;';&quot;" office:value-type="string" office:string-value="INSERT INTO Leader_Flavors(FlavorType, LeaderType, Flavor) SELECT 'FLAVOR_GREAT_PEOPLE', Type, 2 FROM Leaders WHERE Type = 'LEADER_ENRICO_DANDOLO';" calcext:value-type="string">
            <text:p>INSERT INTO Leader_Flavors(FlavorType, LeaderType, Flavor) SELECT 'FLAVOR_GREAT_PEOPLE', Type, 2 FROM Leaders WHERE Type = 'LEADER_ENRICO_DANDOLO';</text:p>
          </table:table-cell>
          <table:table-cell table:style-name="ce197" table:formula="of:=&quot;INSERT INTO Leader_Flavors(FlavorType, LeaderType, Flavor) SELECT 'FLAVOR_&quot;&amp;UPPER([.$A39])&amp;&quot;', Type, &quot;&amp;[.M39]&amp;&quot; FROM Leaders WHERE Type = 'LEADER_&quot;&amp;UPPER([.M$2])&amp;&quot;';&quot;" office:value-type="string" office:string-value="INSERT INTO Leader_Flavors(FlavorType, LeaderType, Flavor) SELECT 'FLAVOR_GREAT_PEOPLE', Type, 2 FROM Leaders WHERE Type = 'LEADER_SHAKA';" calcext:value-type="string">
            <text:p>INSERT INTO Leader_Flavors(FlavorType, LeaderType, Flavor) SELECT 'FLAVOR_GREAT_PEOPLE', Type, 2 FROM Leaders WHERE Type = 'LEADER_SHAKA';</text:p>
          </table:table-cell>
          <table:table-cell table:style-name="ce197" table:formula="of:=&quot;INSERT INTO Leader_Flavors(FlavorType, LeaderType, Flavor) SELECT 'FLAVOR_&quot;&amp;UPPER([.$A39])&amp;&quot;', Type, &quot;&amp;[.N39]&amp;&quot; FROM Leaders WHERE Type = 'LEADER_&quot;&amp;UPPER([.N$2])&amp;&quot;';&quot;" office:value-type="string" office:string-value="INSERT INTO Leader_Flavors(FlavorType, LeaderType, Flavor) SELECT 'FLAVOR_GREAT_PEOPLE', Type, 2 FROM Leaders WHERE Type = 'LEADER_COALITION';" calcext:value-type="string">
            <text:p>INSERT INTO Leader_Flavors(FlavorType, LeaderType, Flavor) SELECT 'FLAVOR_GREAT_PEOPLE', Type, 2 FROM Leaders WHERE Type = 'LEADER_COALITION';</text:p>
          </table:table-cell>
          <table:table-cell table:style-name="ce197" table:formula="of:=&quot;INSERT INTO Leader_Flavors(FlavorType, LeaderType, Flavor) SELECT 'FLAVOR_&quot;&amp;UPPER([.$A39])&amp;&quot;', Type, &quot;&amp;[.O39]&amp;&quot; FROM Leaders WHERE Type = 'LEADER_&quot;&amp;UPPER([.O$2])&amp;&quot;';&quot;" office:value-type="string" office:string-value="INSERT INTO Leader_Flavors(FlavorType, LeaderType, Flavor) SELECT 'FLAVOR_GREAT_PEOPLE', Type, 2 FROM Leaders WHERE Type = 'LEADER_ALEXANDER';" calcext:value-type="string">
            <text:p>INSERT INTO Leader_Flavors(FlavorType, LeaderType, Flavor) SELECT 'FLAVOR_GREAT_PEOPLE', Type, 2 FROM Leaders WHERE Type = 'LEADER_ALEXANDER';</text:p>
          </table:table-cell>
          <table:table-cell table:style-name="ce197" table:formula="of:=&quot;INSERT INTO Leader_Flavors(FlavorType, LeaderType, Flavor) SELECT 'FLAVOR_&quot;&amp;UPPER([.$A39])&amp;&quot;', Type, &quot;&amp;[.P39]&amp;&quot; FROM Leaders WHERE Type = 'LEADER_&quot;&amp;UPPER([.P$2])&amp;&quot;';&quot;" office:value-type="string" office:string-value="INSERT INTO Leader_Flavors(FlavorType, LeaderType, Flavor) SELECT 'FLAVOR_GREAT_PEOPLE', Type, 2 FROM Leaders WHERE Type = 'LEADER_BISMARCK';" calcext:value-type="string">
            <text:p>INSERT INTO Leader_Flavors(FlavorType, LeaderType, Flavor) SELECT 'FLAVOR_GREAT_PEOPLE', Type, 2 FROM Leaders WHERE Type = 'LEADER_BISMARCK';</text:p>
          </table:table-cell>
          <table:table-cell table:style-name="ce197" table:formula="of:=&quot;INSERT INTO Leader_Flavors(FlavorType, LeaderType, Flavor) SELECT 'FLAVOR_&quot;&amp;UPPER([.$A39])&amp;&quot;', Type, &quot;&amp;[.Q39]&amp;&quot; FROM Leaders WHERE Type = 'LEADER_&quot;&amp;UPPER([.Q$2])&amp;&quot;';&quot;" office:value-type="string" office:string-value="INSERT INTO Leader_Flavors(FlavorType, LeaderType, Flavor) SELECT 'FLAVOR_GREAT_PEOPLE', Type, 2 FROM Leaders WHERE Type = 'LEADER_CATHERINE';" calcext:value-type="string">
            <text:p>INSERT INTO Leader_Flavors(FlavorType, LeaderType, Flavor) SELECT 'FLAVOR_GREAT_PEOPLE', Type, 2 FROM Leaders WHERE Type = 'LEADER_CATHERINE';</text:p>
          </table:table-cell>
          <table:table-cell table:style-name="ce197" table:formula="of:=&quot;INSERT INTO Leader_Flavors(FlavorType, LeaderType, Flavor) SELECT 'FLAVOR_&quot;&amp;UPPER([.$A39])&amp;&quot;', Type, &quot;&amp;[.R39]&amp;&quot; FROM Leaders WHERE Type = 'LEADER_&quot;&amp;UPPER([.R$2])&amp;&quot;';&quot;" office:value-type="string" office:string-value="INSERT INTO Leader_Flavors(FlavorType, LeaderType, Flavor) SELECT 'FLAVOR_GREAT_PEOPLE', Type, 2 FROM Leaders WHERE Type = 'LEADER_ELIZABETH';" calcext:value-type="string">
            <text:p>INSERT INTO Leader_Flavors(FlavorType, LeaderType, Flavor) SELECT 'FLAVOR_GREAT_PEOPLE', Type, 2 FROM Leaders WHERE Type = 'LEADER_ELIZABETH';</text:p>
          </table:table-cell>
          <table:table-cell table:style-name="ce197" table:formula="of:=&quot;INSERT INTO Leader_Flavors(FlavorType, LeaderType, Flavor) SELECT 'FLAVOR_&quot;&amp;UPPER([.$A39])&amp;&quot;', Type, &quot;&amp;[.S39]&amp;&quot; FROM Leaders WHERE Type = 'LEADER_&quot;&amp;UPPER([.S$2])&amp;&quot;';&quot;" office:value-type="string" office:string-value="INSERT INTO Leader_Flavors(FlavorType, LeaderType, Flavor) SELECT 'FLAVOR_GREAT_PEOPLE', Type, 2 FROM Leaders WHERE Type = 'LEADER_GUSTAVUS_ADOLPHUS';" calcext:value-type="string">
            <text:p>INSERT INTO Leader_Flavors(FlavorType, LeaderType, Flavor) SELECT 'FLAVOR_GREAT_PEOPLE', Type, 2 FROM Leaders WHERE Type = 'LEADER_GUSTAVUS_ADOLPHUS';</text:p>
          </table:table-cell>
          <table:table-cell table:style-name="ce197" table:formula="of:=&quot;INSERT INTO Leader_Flavors(FlavorType, LeaderType, Flavor) SELECT 'FLAVOR_&quot;&amp;UPPER([.$A39])&amp;&quot;', Type, &quot;&amp;[.T39]&amp;&quot; FROM Leaders WHERE Type = 'LEADER_&quot;&amp;UPPER([.T$2])&amp;&quot;';&quot;" office:value-type="string" office:string-value="INSERT INTO Leader_Flavors(FlavorType, LeaderType, Flavor) SELECT 'FLAVOR_GREAT_PEOPLE', Type, 2 FROM Leaders WHERE Type = 'LEADER_HIAWATHA';" calcext:value-type="string">
            <text:p>INSERT INTO Leader_Flavors(FlavorType, LeaderType, Flavor) SELECT 'FLAVOR_GREAT_PEOPLE', Type, 2 FROM Leaders WHERE Type = 'LEADER_HIAWATHA';</text:p>
          </table:table-cell>
          <table:table-cell table:style-name="ce197" table:formula="of:=&quot;INSERT INTO Leader_Flavors(FlavorType, LeaderType, Flavor) SELECT 'FLAVOR_&quot;&amp;UPPER([.$A39])&amp;&quot;', Type, &quot;&amp;[.U39]&amp;&quot; FROM Leaders WHERE Type = 'LEADER_&quot;&amp;UPPER([.U$2])&amp;&quot;';&quot;" office:value-type="string" office:string-value="INSERT INTO Leader_Flavors(FlavorType, LeaderType, Flavor) SELECT 'FLAVOR_GREAT_PEOPLE', Type, 2 FROM Leaders WHERE Type = 'LEADER_MONTEZUMA';" calcext:value-type="string">
            <text:p>INSERT INTO Leader_Flavors(FlavorType, LeaderType, Flavor) SELECT 'FLAVOR_GREAT_PEOPLE', Type, 2 FROM Leaders WHERE Type = 'LEADER_MONTEZUMA';</text:p>
          </table:table-cell>
          <table:table-cell table:style-name="ce197" table:formula="of:=&quot;INSERT INTO Leader_Flavors(FlavorType, LeaderType, Flavor) SELECT 'FLAVOR_&quot;&amp;UPPER([.$A39])&amp;&quot;', Type, &quot;&amp;[.V39]&amp;&quot; FROM Leaders WHERE Type = 'LEADER_&quot;&amp;UPPER([.V$2])&amp;&quot;';&quot;" office:value-type="string" office:string-value="INSERT INTO Leader_Flavors(FlavorType, LeaderType, Flavor) SELECT 'FLAVOR_GREAT_PEOPLE', Type, 2 FROM Leaders WHERE Type = 'LEADER_THEODORA';" calcext:value-type="string">
            <text:p>INSERT INTO Leader_Flavors(FlavorType, LeaderType, Flavor) SELECT 'FLAVOR_GREAT_PEOPLE', Type, 2 FROM Leaders WHERE Type = 'LEADER_THEODORA';</text:p>
          </table:table-cell>
          <table:table-cell table:style-name="ce197" table:formula="of:=&quot;INSERT INTO Leader_Flavors(FlavorType, LeaderType, Flavor) SELECT 'FLAVOR_&quot;&amp;UPPER([.$A39])&amp;&quot;', Type, &quot;&amp;[.W39]&amp;&quot; FROM Leaders WHERE Type = 'LEADER_&quot;&amp;UPPER([.W$2])&amp;&quot;';&quot;" office:value-type="string" office:string-value="INSERT INTO Leader_Flavors(FlavorType, LeaderType, Flavor) SELECT 'FLAVOR_GREAT_PEOPLE', Type, 2 FROM Leaders WHERE Type = 'LEADER_GAJAH_MADA';" calcext:value-type="string">
            <text:p>INSERT INTO Leader_Flavors(FlavorType, LeaderType, Flavor) SELECT 'FLAVOR_GREAT_PEOPLE', Type, 2 FROM Leaders WHERE Type = 'LEADER_GAJAH_MADA';</text:p>
          </table:table-cell>
          <table:table-cell table:style-name="ce197" table:formula="of:=&quot;INSERT INTO Leader_Flavors(FlavorType, LeaderType, Flavor) SELECT 'FLAVOR_&quot;&amp;UPPER([.$A39])&amp;&quot;', Type, &quot;&amp;[.X39]&amp;&quot; FROM Leaders WHERE Type = 'LEADER_&quot;&amp;UPPER([.X$2])&amp;&quot;';&quot;" office:value-type="string" office:string-value="INSERT INTO Leader_Flavors(FlavorType, LeaderType, Flavor) SELECT 'FLAVOR_GREAT_PEOPLE', Type, 2 FROM Leaders WHERE Type = 'LEADER_CASIMIR';" calcext:value-type="string">
            <text:p>INSERT INTO Leader_Flavors(FlavorType, LeaderType, Flavor) SELECT 'FLAVOR_GREAT_PEOPLE', Type, 2 FROM Leaders WHERE Type = 'LEADER_CASIMIR';</text:p>
          </table:table-cell>
          <table:table-cell table:style-name="ce197" table:formula="of:=&quot;INSERT INTO Leader_Flavors(FlavorType, LeaderType, Flavor) SELECT 'FLAVOR_&quot;&amp;UPPER([.$A39])&amp;&quot;', Type, &quot;&amp;[.Y39]&amp;&quot; FROM Leaders WHERE Type = 'LEADER_&quot;&amp;UPPER([.Y$2])&amp;&quot;';&quot;" office:value-type="string" office:string-value="INSERT INTO Leader_Flavors(FlavorType, LeaderType, Flavor) SELECT 'FLAVOR_GREAT_PEOPLE', Type, 2 FROM Leaders WHERE Type = 'LEADER_WU_ZETIAN';" calcext:value-type="string">
            <text:p>INSERT INTO Leader_Flavors(FlavorType, LeaderType, Flavor) SELECT 'FLAVOR_GREAT_PEOPLE', Type, 2 FROM Leaders WHERE Type = 'LEADER_WU_ZETIAN';</text:p>
          </table:table-cell>
          <table:table-cell table:style-name="ce197" table:formula="of:=&quot;INSERT INTO Leader_Flavors(FlavorType, LeaderType, Flavor) SELECT 'FLAVOR_&quot;&amp;UPPER([.$A39])&amp;&quot;', Type, &quot;&amp;[.Z39]&amp;&quot; FROM Leaders WHERE Type = 'LEADER_&quot;&amp;UPPER([.Z$2])&amp;&quot;';&quot;" office:value-type="string" office:string-value="INSERT INTO Leader_Flavors(FlavorType, LeaderType, Flavor) SELECT 'FLAVOR_GREAT_PEOPLE', Type, 4 FROM Leaders WHERE Type = 'LEADER_DIPLOMAT';" calcext:value-type="string">
            <text:p>INSERT INTO Leader_Flavors(FlavorType, LeaderType, Flavor) SELECT 'FLAVOR_GREAT_PEOPLE', Type, 4 FROM Leaders WHERE Type = 'LEADER_DIPLOMAT';</text:p>
          </table:table-cell>
          <table:table-cell table:style-name="ce197" table:formula="of:=&quot;INSERT INTO Leader_Flavors(FlavorType, LeaderType, Flavor) SELECT 'FLAVOR_&quot;&amp;UPPER([.$A39])&amp;&quot;', Type, &quot;&amp;[.AA39]&amp;&quot; FROM Leaders WHERE Type = 'LEADER_&quot;&amp;UPPER([.AA$2])&amp;&quot;';&quot;" office:value-type="string" office:string-value="INSERT INTO Leader_Flavors(FlavorType, LeaderType, Flavor) SELECT 'FLAVOR_GREAT_PEOPLE', Type, 4 FROM Leaders WHERE Type = 'LEADER_GANDHI';" calcext:value-type="string">
            <text:p>INSERT INTO Leader_Flavors(FlavorType, LeaderType, Flavor) SELECT 'FLAVOR_GREAT_PEOPLE', Type, 4 FROM Leaders WHERE Type = 'LEADER_GANDHI';</text:p>
          </table:table-cell>
          <table:table-cell table:style-name="ce197" table:formula="of:=&quot;INSERT INTO Leader_Flavors(FlavorType, LeaderType, Flavor) SELECT 'FLAVOR_&quot;&amp;UPPER([.$A39])&amp;&quot;', Type, &quot;&amp;[.AB39]&amp;&quot; FROM Leaders WHERE Type = 'LEADER_&quot;&amp;UPPER([.AB$2])&amp;&quot;';&quot;" office:value-type="string" office:string-value="INSERT INTO Leader_Flavors(FlavorType, LeaderType, Flavor) SELECT 'FLAVOR_GREAT_PEOPLE', Type, 4 FROM Leaders WHERE Type = 'LEADER_SELASSIE';" calcext:value-type="string">
            <text:p>INSERT INTO Leader_Flavors(FlavorType, LeaderType, Flavor) SELECT 'FLAVOR_GREAT_PEOPLE', Type, 4 FROM Leaders WHERE Type = 'LEADER_SELASSIE';</text:p>
          </table:table-cell>
          <table:table-cell table:style-name="ce197" table:formula="of:=&quot;INSERT INTO Leader_Flavors(FlavorType, LeaderType, Flavor) SELECT 'FLAVOR_&quot;&amp;UPPER([.$A39])&amp;&quot;', Type, &quot;&amp;[.AC39]&amp;&quot; FROM Leaders WHERE Type = 'LEADER_&quot;&amp;UPPER([.AC$2])&amp;&quot;';&quot;" office:value-type="string" office:string-value="INSERT INTO Leader_Flavors(FlavorType, LeaderType, Flavor) SELECT 'FLAVOR_GREAT_PEOPLE', Type, 4 FROM Leaders WHERE Type = 'LEADER_KAMEHAMEHA';" calcext:value-type="string">
            <text:p>INSERT INTO Leader_Flavors(FlavorType, LeaderType, Flavor) SELECT 'FLAVOR_GREAT_PEOPLE', Type, 4 FROM Leaders WHERE Type = 'LEADER_KAMEHAMEHA';</text:p>
          </table:table-cell>
          <table:table-cell table:style-name="ce197" table:formula="of:=&quot;INSERT INTO Leader_Flavors(FlavorType, LeaderType, Flavor) SELECT 'FLAVOR_&quot;&amp;UPPER([.$A39])&amp;&quot;', Type, &quot;&amp;[.AD39]&amp;&quot; FROM Leaders WHERE Type = 'LEADER_&quot;&amp;UPPER([.AD$2])&amp;&quot;';&quot;" office:value-type="string" office:string-value="INSERT INTO Leader_Flavors(FlavorType, LeaderType, Flavor) SELECT 'FLAVOR_GREAT_PEOPLE', Type, 4 FROM Leaders WHERE Type = 'LEADER_MARIA_I';" calcext:value-type="string">
            <text:p>INSERT INTO Leader_Flavors(FlavorType, LeaderType, Flavor) SELECT 'FLAVOR_GREAT_PEOPLE', Type, 4 FROM Leaders WHERE Type = 'LEADER_MARIA_I';</text:p>
          </table:table-cell>
          <table:table-cell table:style-name="ce197" table:formula="of:=&quot;INSERT INTO Leader_Flavors(FlavorType, LeaderType, Flavor) SELECT 'FLAVOR_&quot;&amp;UPPER([.$A39])&amp;&quot;', Type, &quot;&amp;[.AE39]&amp;&quot; FROM Leaders WHERE Type = 'LEADER_&quot;&amp;UPPER([.AE$2])&amp;&quot;';&quot;" office:value-type="string" office:string-value="INSERT INTO Leader_Flavors(FlavorType, LeaderType, Flavor) SELECT 'FLAVOR_GREAT_PEOPLE', Type, 4 FROM Leaders WHERE Type = 'LEADER_PACHACUTI';" calcext:value-type="string">
            <text:p>INSERT INTO Leader_Flavors(FlavorType, LeaderType, Flavor) SELECT 'FLAVOR_GREAT_PEOPLE', Type, 4 FROM Leaders WHERE Type = 'LEADER_PACHACUTI';</text:p>
          </table:table-cell>
          <table:table-cell table:style-name="ce197" table:formula="of:=&quot;INSERT INTO Leader_Flavors(FlavorType, LeaderType, Flavor) SELECT 'FLAVOR_&quot;&amp;UPPER([.$A39])&amp;&quot;', Type, &quot;&amp;[.AF39]&amp;&quot; FROM Leaders WHERE Type = 'LEADER_&quot;&amp;UPPER([.AF$2])&amp;&quot;';&quot;" office:value-type="string" office:string-value="INSERT INTO Leader_Flavors(FlavorType, LeaderType, Flavor) SELECT 'FLAVOR_GREAT_PEOPLE', Type, 8 FROM Leaders WHERE Type = 'LEADER_RAMESSES';" calcext:value-type="string">
            <text:p>INSERT INTO Leader_Flavors(FlavorType, LeaderType, Flavor) SELECT 'FLAVOR_GREAT_PEOPLE', Type, 8 FROM Leaders WHERE Type = 'LEADER_RAMESSES';</text:p>
          </table:table-cell>
          <table:table-cell table:style-name="ce197" table:formula="of:=&quot;INSERT INTO Leader_Flavors(FlavorType, LeaderType, Flavor) SELECT 'FLAVOR_&quot;&amp;UPPER([.$A39])&amp;&quot;', Type, &quot;&amp;[.AG39]&amp;&quot; FROM Leaders WHERE Type = 'LEADER_&quot;&amp;UPPER([.AG$2])&amp;&quot;';&quot;" office:value-type="string" office:string-value="INSERT INTO Leader_Flavors(FlavorType, LeaderType, Flavor) SELECT 'FLAVOR_GREAT_PEOPLE', Type, 4 FROM Leaders WHERE Type = 'LEADER_RAMKHAMHAENG';" calcext:value-type="string">
            <text:p>INSERT INTO Leader_Flavors(FlavorType, LeaderType, Flavor) SELECT 'FLAVOR_GREAT_PEOPLE', Type, 4 FROM Leaders WHERE Type = 'LEADER_RAMKHAMHAENG';</text:p>
          </table:table-cell>
          <table:table-cell table:style-name="ce197" table:formula="of:=&quot;INSERT INTO Leader_Flavors(FlavorType, LeaderType, Flavor) SELECT 'FLAVOR_&quot;&amp;UPPER([.$A39])&amp;&quot;', Type, &quot;&amp;[.AH39]&amp;&quot; FROM Leaders WHERE Type = 'LEADER_&quot;&amp;UPPER([.AH$2])&amp;&quot;';&quot;" office:value-type="string" office:string-value="INSERT INTO Leader_Flavors(FlavorType, LeaderType, Flavor) SELECT 'FLAVOR_GREAT_PEOPLE', Type, 4 FROM Leaders WHERE Type = 'LEADER_PEDRO';" calcext:value-type="string">
            <text:p>INSERT INTO Leader_Flavors(FlavorType, LeaderType, Flavor) SELECT 'FLAVOR_GREAT_PEOPLE', Type, 4 FROM Leaders WHERE Type = 'LEADER_PEDRO';</text:p>
          </table:table-cell>
          <table:table-cell table:style-name="ce197" table:formula="of:=&quot;INSERT INTO Leader_Flavors(FlavorType, LeaderType, Flavor) SELECT 'FLAVOR_&quot;&amp;UPPER([.$A39])&amp;&quot;', Type, &quot;&amp;[.AI39]&amp;&quot; FROM Leaders WHERE Type = 'LEADER_&quot;&amp;UPPER([.AI$2])&amp;&quot;';&quot;" office:value-type="string" office:string-value="INSERT INTO Leader_Flavors(FlavorType, LeaderType, Flavor) SELECT 'FLAVOR_GREAT_PEOPLE', Type, 4 FROM Leaders WHERE Type = 'LEADER_AHMAD_ALMANSUR';" calcext:value-type="string">
            <text:p>INSERT INTO Leader_Flavors(FlavorType, LeaderType, Flavor) SELECT 'FLAVOR_GREAT_PEOPLE', Type, 4 FROM Leaders WHERE Type = 'LEADER_AHMAD_ALMANSUR';</text:p>
          </table:table-cell>
          <table:table-cell table:style-name="ce197" table:formula="of:=&quot;INSERT INTO Leader_Flavors(FlavorType, LeaderType, Flavor) SELECT 'FLAVOR_&quot;&amp;UPPER([.$A39])&amp;&quot;', Type, &quot;&amp;[.AJ39]&amp;&quot; FROM Leaders WHERE Type = 'LEADER_&quot;&amp;UPPER([.AJ$2])&amp;&quot;';&quot;" office:value-type="string" office:string-value="INSERT INTO Leader_Flavors(FlavorType, LeaderType, Flavor) SELECT 'FLAVOR_GREAT_PEOPLE', Type, 4 FROM Leaders WHERE Type = 'LEADER_SEJONG';" calcext:value-type="string">
            <text:p>INSERT INTO Leader_Flavors(FlavorType, LeaderType, Flavor) SELECT 'FLAVOR_GREAT_PEOPLE', Type, 4 FROM Leaders WHERE Type = 'LEADER_SEJONG';</text:p>
          </table:table-cell>
          <table:table-cell table:style-name="ce197" table:formula="of:=&quot;INSERT INTO Leader_Flavors(FlavorType, LeaderType, Flavor) SELECT 'FLAVOR_&quot;&amp;UPPER([.$A39])&amp;&quot;', Type, &quot;&amp;[.AK39]&amp;&quot; FROM Leaders WHERE Type = 'LEADER_&quot;&amp;UPPER([.AK$2])&amp;&quot;';&quot;" office:value-type="string" office:string-value="INSERT INTO Leader_Flavors(FlavorType, LeaderType, Flavor) SELECT 'FLAVOR_GREAT_PEOPLE', Type, 4 FROM Leaders WHERE Type = 'LEADER_EXPANSIONIST';" calcext:value-type="string">
            <text:p>INSERT INTO Leader_Flavors(FlavorType, LeaderType, Flavor) SELECT 'FLAVOR_GREAT_PEOPLE', Type, 4 FROM Leaders WHERE Type = 'LEADER_EXPANSIONIST';</text:p>
          </table:table-cell>
          <table:table-cell table:style-name="ce197" table:formula="of:=&quot;INSERT INTO Leader_Flavors(FlavorType, LeaderType, Flavor) SELECT 'FLAVOR_&quot;&amp;UPPER([.$A39])&amp;&quot;', Type, &quot;&amp;[.AL39]&amp;&quot; FROM Leaders WHERE Type = 'LEADER_&quot;&amp;UPPER([.AL$2])&amp;&quot;';&quot;" office:value-type="string" office:string-value="INSERT INTO Leader_Flavors(FlavorType, LeaderType, Flavor) SELECT 'FLAVOR_GREAT_PEOPLE', Type, 4 FROM Leaders WHERE Type = 'LEADER_BOUDICCA';" calcext:value-type="string">
            <text:p>INSERT INTO Leader_Flavors(FlavorType, LeaderType, Flavor) SELECT 'FLAVOR_GREAT_PEOPLE', Type, 4 FROM Leaders WHERE Type = 'LEADER_BOUDICCA';</text:p>
          </table:table-cell>
          <table:table-cell table:style-name="ce197" table:formula="of:=&quot;INSERT INTO Leader_Flavors(FlavorType, LeaderType, Flavor) SELECT 'FLAVOR_&quot;&amp;UPPER([.$A39])&amp;&quot;', Type, &quot;&amp;[.AM39]&amp;&quot; FROM Leaders WHERE Type = 'LEADER_&quot;&amp;UPPER([.AM$2])&amp;&quot;';&quot;" office:value-type="string" office:string-value="INSERT INTO Leader_Flavors(FlavorType, LeaderType, Flavor) SELECT 'FLAVOR_GREAT_PEOPLE', Type, 8 FROM Leaders WHERE Type = 'LEADER_DARIUS';" calcext:value-type="string">
            <text:p>INSERT INTO Leader_Flavors(FlavorType, LeaderType, Flavor) SELECT 'FLAVOR_GREAT_PEOPLE', Type, 8 FROM Leaders WHERE Type = 'LEADER_DARIUS';</text:p>
          </table:table-cell>
          <table:table-cell table:style-name="ce197" table:formula="of:=&quot;INSERT INTO Leader_Flavors(FlavorType, LeaderType, Flavor) SELECT 'FLAVOR_&quot;&amp;UPPER([.$A39])&amp;&quot;', Type, &quot;&amp;[.AN39]&amp;&quot; FROM Leaders WHERE Type = 'LEADER_&quot;&amp;UPPER([.AN$2])&amp;&quot;';&quot;" office:value-type="string" office:string-value="INSERT INTO Leader_Flavors(FlavorType, LeaderType, Flavor) SELECT 'FLAVOR_GREAT_PEOPLE', Type, 4 FROM Leaders WHERE Type = 'LEADER_DIDO';" calcext:value-type="string">
            <text:p>INSERT INTO Leader_Flavors(FlavorType, LeaderType, Flavor) SELECT 'FLAVOR_GREAT_PEOPLE', Type, 4 FROM Leaders WHERE Type = 'LEADER_DIDO';</text:p>
          </table:table-cell>
          <table:table-cell table:style-name="ce197" table:formula="of:=&quot;INSERT INTO Leader_Flavors(FlavorType, LeaderType, Flavor) SELECT 'FLAVOR_&quot;&amp;UPPER([.$A39])&amp;&quot;', Type, &quot;&amp;[.AO39]&amp;&quot; FROM Leaders WHERE Type = 'LEADER_&quot;&amp;UPPER([.AO$2])&amp;&quot;';&quot;" office:value-type="string" office:string-value="INSERT INTO Leader_Flavors(FlavorType, LeaderType, Flavor) SELECT 'FLAVOR_GREAT_PEOPLE', Type, 4 FROM Leaders WHERE Type = 'LEADER_HARUN_AL_RASHID';" calcext:value-type="string">
            <text:p>INSERT INTO Leader_Flavors(FlavorType, LeaderType, Flavor) SELECT 'FLAVOR_GREAT_PEOPLE', Type, 4 FROM Leaders WHERE Type = 'LEADER_HARUN_AL_RASHID';</text:p>
          </table:table-cell>
          <table:table-cell table:style-name="ce197" table:formula="of:=&quot;INSERT INTO Leader_Flavors(FlavorType, LeaderType, Flavor) SELECT 'FLAVOR_&quot;&amp;UPPER([.$A39])&amp;&quot;', Type, &quot;&amp;[.AP39]&amp;&quot; FROM Leaders WHERE Type = 'LEADER_&quot;&amp;UPPER([.AP$2])&amp;&quot;';&quot;" office:value-type="string" office:string-value="INSERT INTO Leader_Flavors(FlavorType, LeaderType, Flavor) SELECT 'FLAVOR_GREAT_PEOPLE', Type, 4 FROM Leaders WHERE Type = 'LEADER_NEBUCHADNEZZAR';" calcext:value-type="string">
            <text:p>INSERT INTO Leader_Flavors(FlavorType, LeaderType, Flavor) SELECT 'FLAVOR_GREAT_PEOPLE', Type, 4 FROM Leaders WHERE Type = 'LEADER_NEBUCHADNEZZAR';</text:p>
          </table:table-cell>
          <table:table-cell table:style-name="ce197" table:formula="of:=&quot;INSERT INTO Leader_Flavors(FlavorType, LeaderType, Flavor) SELECT 'FLAVOR_&quot;&amp;UPPER([.$A39])&amp;&quot;', Type, &quot;&amp;[.AQ39]&amp;&quot; FROM Leaders WHERE Type = 'LEADER_&quot;&amp;UPPER([.AQ$2])&amp;&quot;';&quot;" office:value-type="string" office:string-value="INSERT INTO Leader_Flavors(FlavorType, LeaderType, Flavor) SELECT 'FLAVOR_GREAT_PEOPLE', Type, 8 FROM Leaders WHERE Type = 'LEADER_PACAL';" calcext:value-type="string">
            <text:p>INSERT INTO Leader_Flavors(FlavorType, LeaderType, Flavor) SELECT 'FLAVOR_GREAT_PEOPLE', Type, 8 FROM Leaders WHERE Type = 'LEADER_PACAL';</text:p>
          </table:table-cell>
          <table:table-cell table:style-name="ce197" table:formula="of:=&quot;INSERT INTO Leader_Flavors(FlavorType, LeaderType, Flavor) SELECT 'FLAVOR_&quot;&amp;UPPER([.$A39])&amp;&quot;', Type, &quot;&amp;[.AR39]&amp;&quot; FROM Leaders WHERE Type = 'LEADER_&quot;&amp;UPPER([.AR$2])&amp;&quot;';&quot;" office:value-type="string" office:string-value="INSERT INTO Leader_Flavors(FlavorType, LeaderType, Flavor) SELECT 'FLAVOR_GREAT_PEOPLE', Type, 4 FROM Leaders WHERE Type = 'LEADER_SULEIMAN';" calcext:value-type="string">
            <text:p>INSERT INTO Leader_Flavors(FlavorType, LeaderType, Flavor) SELECT 'FLAVOR_GREAT_PEOPLE', Type, 4 FROM Leaders WHERE Type = 'LEADER_SULEIMAN';</text:p>
          </table:table-cell>
          <table:table-cell table:style-name="ce197" table:formula="of:=&quot;INSERT INTO Leader_Flavors(FlavorType, LeaderType, Flavor) SELECT 'FLAVOR_&quot;&amp;UPPER([.$A39])&amp;&quot;', Type, &quot;&amp;[.AS39]&amp;&quot; FROM Leaders WHERE Type = 'LEADER_&quot;&amp;UPPER([.AS$2])&amp;&quot;';&quot;" office:value-type="string" office:string-value="INSERT INTO Leader_Flavors(FlavorType, LeaderType, Flavor) SELECT 'FLAVOR_GREAT_PEOPLE', Type, 4 FROM Leaders WHERE Type = 'LEADER_WASHINGTON';" calcext:value-type="string">
            <text:p>INSERT INTO Leader_Flavors(FlavorType, LeaderType, Flavor) SELECT 'FLAVOR_GREAT_PEOPLE', Type, 4 FROM Leaders WHERE Type = 'LEADER_WASHINGTON';</text:p>
          </table:table-cell>
          <table:table-cell table:style-name="ce197" table:formula="of:=&quot;INSERT INTO Leader_Flavors(FlavorType, LeaderType, Flavor) SELECT 'FLAVOR_&quot;&amp;UPPER([.$A39])&amp;&quot;', Type, &quot;&amp;[.AT39]&amp;&quot; FROM Leaders WHERE Type = 'LEADER_&quot;&amp;UPPER([.AT$2])&amp;&quot;';&quot;" office:value-type="string" office:string-value="INSERT INTO Leader_Flavors(FlavorType, LeaderType, Flavor) SELECT 'FLAVOR_GREAT_PEOPLE', Type, 4 FROM Leaders WHERE Type = 'LEADER_MARIA';" calcext:value-type="string">
            <text:p>INSERT INTO Leader_Flavors(FlavorType, LeaderType, Flavor) SELECT 'FLAVOR_GREAT_PEOPLE', Type, 4 FROM Leaders WHERE Type = 'LEADER_MARIA';</text:p>
          </table:table-cell>
          <table:table-cell table:style-name="ce197" table:formula="of:=&quot;INSERT INTO Leader_Flavors(FlavorType, LeaderType, Flavor) SELECT 'FLAVOR_&quot;&amp;UPPER([.$A39])&amp;&quot;', Type, &quot;&amp;[.AU39]&amp;&quot; FROM Leaders WHERE Type = 'LEADER_&quot;&amp;UPPER([.AU$2])&amp;&quot;';&quot;" office:value-type="string" office:string-value="INSERT INTO Leader_Flavors(FlavorType, LeaderType, Flavor) SELECT 'FLAVOR_GREAT_PEOPLE', Type, 4 FROM Leaders WHERE Type = 'LEADER_POCATELLO';" calcext:value-type="string">
            <text:p>INSERT INTO Leader_Flavors(FlavorType, LeaderType, Flavor) SELECT 'FLAVOR_GREAT_PEOPLE', Type, 4 FROM Leaders WHERE Type = 'LEADER_POCATELLO';</text:p>
          </table:table-cell>
          <table:table-cell table:style-name="ce197" table:formula="of:=&quot;INSERT INTO Leader_Flavors(FlavorType, LeaderType, Flavor) SELECT 'FLAVOR_&quot;&amp;UPPER([.$A39])&amp;&quot;', Type, &quot;&amp;[.AV39]&amp;&quot; FROM Leaders WHERE Type = 'LEADER_&quot;&amp;UPPER([.AV$2])&amp;&quot;';&quot;" office:value-type="string" office:string-value="INSERT INTO Leader_Flavors(FlavorType, LeaderType, Flavor) SELECT 'FLAVOR_GREAT_PEOPLE', Type, 4 FROM Leaders WHERE Type = 'LEADER_WILLIAM';" calcext:value-type="string">
            <text:p>INSERT INTO Leader_Flavors(FlavorType, LeaderType, Flavor) SELECT 'FLAVOR_GREAT_PEOPLE', Type, 4 FROM Leaders WHERE Type = 'LEADER_WILLIAM';</text:p>
          </table:table-cell>
          <table:table-cell table:number-columns-repeated="976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40])&amp;&quot;', Type, &quot;&amp;[.C40]&amp;&quot; FROM Leaders WHERE Type = 'LEADER_&quot;&amp;UPPER([.C$2])&amp;&quot;';&quot;" office:value-type="string" office:string-value="INSERT INTO Leader_Flavors(FlavorType, LeaderType, Flavor) SELECT 'FLAVOR_TILE_IMPROVEMENT', Type, 8 FROM Leaders WHERE Type = 'LEADER_ASHURBANIPAL';" calcext:value-type="string">
            <text:p>INSERT INTO Leader_Flavors(FlavorType, LeaderType, Flavor) SELECT 'FLAVOR_TILE_IMPROVEMENT', Type, 8 FROM Leaders WHERE Type = 'LEADER_ASHURBANIPAL';</text:p>
          </table:table-cell>
          <table:table-cell table:style-name="ce197" table:formula="of:=&quot;INSERT INTO Leader_Flavors(FlavorType, LeaderType, Flavor) SELECT 'FLAVOR_&quot;&amp;UPPER([.$A40])&amp;&quot;', Type, &quot;&amp;[.D40]&amp;&quot; FROM Leaders WHERE Type = 'LEADER_&quot;&amp;UPPER([.D$2])&amp;&quot;';&quot;" office:value-type="string" office:string-value="INSERT INTO Leader_Flavors(FlavorType, LeaderType, Flavor) SELECT 'FLAVOR_TILE_IMPROVEMENT', Type, 6 FROM Leaders WHERE Type = 'LEADER_ASKIA';" calcext:value-type="string">
            <text:p>INSERT INTO Leader_Flavors(FlavorType, LeaderType, Flavor) SELECT 'FLAVOR_TILE_IMPROVEMENT', Type, 6 FROM Leaders WHERE Type = 'LEADER_ASKIA';</text:p>
          </table:table-cell>
          <table:table-cell table:style-name="ce197" table:formula="of:=&quot;INSERT INTO Leader_Flavors(FlavorType, LeaderType, Flavor) SELECT 'FLAVOR_&quot;&amp;UPPER([.$A40])&amp;&quot;', Type, &quot;&amp;[.E40]&amp;&quot; FROM Leaders WHERE Type = 'LEADER_&quot;&amp;UPPER([.E$2])&amp;&quot;';&quot;" office:value-type="string" office:string-value="INSERT INTO Leader_Flavors(FlavorType, LeaderType, Flavor) SELECT 'FLAVOR_TILE_IMPROVEMENT', Type, 6 FROM Leaders WHERE Type = 'LEADER_ATTILA';" calcext:value-type="string">
            <text:p>INSERT INTO Leader_Flavors(FlavorType, LeaderType, Flavor) SELECT 'FLAVOR_TILE_IMPROVEMENT', Type, 6 FROM Leaders WHERE Type = 'LEADER_ATTILA';</text:p>
          </table:table-cell>
          <table:table-cell table:style-name="ce197" table:formula="of:=&quot;INSERT INTO Leader_Flavors(FlavorType, LeaderType, Flavor) SELECT 'FLAVOR_&quot;&amp;UPPER([.$A40])&amp;&quot;', Type, &quot;&amp;[.F40]&amp;&quot; FROM Leaders WHERE Type = 'LEADER_&quot;&amp;UPPER([.F$2])&amp;&quot;';&quot;" office:value-type="string" office:string-value="INSERT INTO Leader_Flavors(FlavorType, LeaderType, Flavor) SELECT 'FLAVOR_TILE_IMPROVEMENT', Type, 6 FROM Leaders WHERE Type = 'LEADER_AUGUSTUS';" calcext:value-type="string">
            <text:p>INSERT INTO Leader_Flavors(FlavorType, LeaderType, Flavor) SELECT 'FLAVOR_TILE_IMPROVEMENT', Type, 6 FROM Leaders WHERE Type = 'LEADER_AUGUSTUS';</text:p>
          </table:table-cell>
          <table:table-cell table:style-name="ce197" table:formula="of:=&quot;INSERT INTO Leader_Flavors(FlavorType, LeaderType, Flavor) SELECT 'FLAVOR_&quot;&amp;UPPER([.$A40])&amp;&quot;', Type, &quot;&amp;[.G40]&amp;&quot; FROM Leaders WHERE Type = 'LEADER_&quot;&amp;UPPER([.G$2])&amp;&quot;';&quot;" office:value-type="string" office:string-value="INSERT INTO Leader_Flavors(FlavorType, LeaderType, Flavor) SELECT 'FLAVOR_TILE_IMPROVEMENT', Type, 6 FROM Leaders WHERE Type = 'LEADER_GENGHIS_KHAN';" calcext:value-type="string">
            <text:p>INSERT INTO Leader_Flavors(FlavorType, LeaderType, Flavor) SELECT 'FLAVOR_TILE_IMPROVEMENT', Type, 6 FROM Leaders WHERE Type = 'LEADER_GENGHIS_KHAN';</text:p>
          </table:table-cell>
          <table:table-cell table:style-name="ce197" table:formula="of:=&quot;INSERT INTO Leader_Flavors(FlavorType, LeaderType, Flavor) SELECT 'FLAVOR_&quot;&amp;UPPER([.$A40])&amp;&quot;', Type, &quot;&amp;[.H40]&amp;&quot; FROM Leaders WHERE Type = 'LEADER_&quot;&amp;UPPER([.H$2])&amp;&quot;';&quot;" office:value-type="string" office:string-value="INSERT INTO Leader_Flavors(FlavorType, LeaderType, Flavor) SELECT 'FLAVOR_TILE_IMPROVEMENT', Type, 6 FROM Leaders WHERE Type = 'LEADER_HARALD';" calcext:value-type="string">
            <text:p>INSERT INTO Leader_Flavors(FlavorType, LeaderType, Flavor) SELECT 'FLAVOR_TILE_IMPROVEMENT', Type, 6 FROM Leaders WHERE Type = 'LEADER_HARALD';</text:p>
          </table:table-cell>
          <table:table-cell table:style-name="ce197" table:formula="of:=&quot;INSERT INTO Leader_Flavors(FlavorType, LeaderType, Flavor) SELECT 'FLAVOR_&quot;&amp;UPPER([.$A40])&amp;&quot;', Type, &quot;&amp;[.I40]&amp;&quot; FROM Leaders WHERE Type = 'LEADER_&quot;&amp;UPPER([.I$2])&amp;&quot;';&quot;" office:value-type="string" office:string-value="INSERT INTO Leader_Flavors(FlavorType, LeaderType, Flavor) SELECT 'FLAVOR_TILE_IMPROVEMENT', Type, 6 FROM Leaders WHERE Type = 'LEADER_ISABELLA';" calcext:value-type="string">
            <text:p>INSERT INTO Leader_Flavors(FlavorType, LeaderType, Flavor) SELECT 'FLAVOR_TILE_IMPROVEMENT', Type, 6 FROM Leaders WHERE Type = 'LEADER_ISABELLA';</text:p>
          </table:table-cell>
          <table:table-cell table:style-name="ce197" table:formula="of:=&quot;INSERT INTO Leader_Flavors(FlavorType, LeaderType, Flavor) SELECT 'FLAVOR_&quot;&amp;UPPER([.$A40])&amp;&quot;', Type, &quot;&amp;[.J40]&amp;&quot; FROM Leaders WHERE Type = 'LEADER_&quot;&amp;UPPER([.J$2])&amp;&quot;';&quot;" office:value-type="string" office:string-value="INSERT INTO Leader_Flavors(FlavorType, LeaderType, Flavor) SELECT 'FLAVOR_TILE_IMPROVEMENT', Type, 6 FROM Leaders WHERE Type = 'LEADER_NAPOLEON';" calcext:value-type="string">
            <text:p>INSERT INTO Leader_Flavors(FlavorType, LeaderType, Flavor) SELECT 'FLAVOR_TILE_IMPROVEMENT', Type, 6 FROM Leaders WHERE Type = 'LEADER_NAPOLEON';</text:p>
          </table:table-cell>
          <table:table-cell table:style-name="ce197" table:formula="of:=&quot;INSERT INTO Leader_Flavors(FlavorType, LeaderType, Flavor) SELECT 'FLAVOR_&quot;&amp;UPPER([.$A40])&amp;&quot;', Type, &quot;&amp;[.K40]&amp;&quot; FROM Leaders WHERE Type = 'LEADER_&quot;&amp;UPPER([.K$2])&amp;&quot;';&quot;" office:value-type="string" office:string-value="INSERT INTO Leader_Flavors(FlavorType, LeaderType, Flavor) SELECT 'FLAVOR_TILE_IMPROVEMENT', Type, 6 FROM Leaders WHERE Type = 'LEADER_ODA_NOBUNAGA';" calcext:value-type="string">
            <text:p>INSERT INTO Leader_Flavors(FlavorType, LeaderType, Flavor) SELECT 'FLAVOR_TILE_IMPROVEMENT', Type, 6 FROM Leaders WHERE Type = 'LEADER_ODA_NOBUNAGA';</text:p>
          </table:table-cell>
          <table:table-cell table:style-name="ce197" table:formula="of:=&quot;INSERT INTO Leader_Flavors(FlavorType, LeaderType, Flavor) SELECT 'FLAVOR_&quot;&amp;UPPER([.$A40])&amp;&quot;', Type, &quot;&amp;[.L40]&amp;&quot; FROM Leaders WHERE Type = 'LEADER_&quot;&amp;UPPER([.L$2])&amp;&quot;';&quot;" office:value-type="string" office:string-value="INSERT INTO Leader_Flavors(FlavorType, LeaderType, Flavor) SELECT 'FLAVOR_TILE_IMPROVEMENT', Type, 8 FROM Leaders WHERE Type = 'LEADER_ENRICO_DANDOLO';" calcext:value-type="string">
            <text:p>INSERT INTO Leader_Flavors(FlavorType, LeaderType, Flavor) SELECT 'FLAVOR_TILE_IMPROVEMENT', Type, 8 FROM Leaders WHERE Type = 'LEADER_ENRICO_DANDOLO';</text:p>
          </table:table-cell>
          <table:table-cell table:style-name="ce197" table:formula="of:=&quot;INSERT INTO Leader_Flavors(FlavorType, LeaderType, Flavor) SELECT 'FLAVOR_&quot;&amp;UPPER([.$A40])&amp;&quot;', Type, &quot;&amp;[.M40]&amp;&quot; FROM Leaders WHERE Type = 'LEADER_&quot;&amp;UPPER([.M$2])&amp;&quot;';&quot;" office:value-type="string" office:string-value="INSERT INTO Leader_Flavors(FlavorType, LeaderType, Flavor) SELECT 'FLAVOR_TILE_IMPROVEMENT', Type, 6 FROM Leaders WHERE Type = 'LEADER_SHAKA';" calcext:value-type="string">
            <text:p>INSERT INTO Leader_Flavors(FlavorType, LeaderType, Flavor) SELECT 'FLAVOR_TILE_IMPROVEMENT', Type, 6 FROM Leaders WHERE Type = 'LEADER_SHAKA';</text:p>
          </table:table-cell>
          <table:table-cell table:style-name="ce197" table:formula="of:=&quot;INSERT INTO Leader_Flavors(FlavorType, LeaderType, Flavor) SELECT 'FLAVOR_&quot;&amp;UPPER([.$A40])&amp;&quot;', Type, &quot;&amp;[.N40]&amp;&quot; FROM Leaders WHERE Type = 'LEADER_&quot;&amp;UPPER([.N$2])&amp;&quot;';&quot;" office:value-type="string" office:string-value="INSERT INTO Leader_Flavors(FlavorType, LeaderType, Flavor) SELECT 'FLAVOR_TILE_IMPROVEMENT', Type, 4 FROM Leaders WHERE Type = 'LEADER_COALITION';" calcext:value-type="string">
            <text:p>INSERT INTO Leader_Flavors(FlavorType, LeaderType, Flavor) SELECT 'FLAVOR_TILE_IMPROVEMENT', Type, 4 FROM Leaders WHERE Type = 'LEADER_COALITION';</text:p>
          </table:table-cell>
          <table:table-cell table:style-name="ce197" table:formula="of:=&quot;INSERT INTO Leader_Flavors(FlavorType, LeaderType, Flavor) SELECT 'FLAVOR_&quot;&amp;UPPER([.$A40])&amp;&quot;', Type, &quot;&amp;[.O40]&amp;&quot; FROM Leaders WHERE Type = 'LEADER_&quot;&amp;UPPER([.O$2])&amp;&quot;';&quot;" office:value-type="string" office:string-value="INSERT INTO Leader_Flavors(FlavorType, LeaderType, Flavor) SELECT 'FLAVOR_TILE_IMPROVEMENT', Type, 4 FROM Leaders WHERE Type = 'LEADER_ALEXANDER';" calcext:value-type="string">
            <text:p>INSERT INTO Leader_Flavors(FlavorType, LeaderType, Flavor) SELECT 'FLAVOR_TILE_IMPROVEMENT', Type, 4 FROM Leaders WHERE Type = 'LEADER_ALEXANDER';</text:p>
          </table:table-cell>
          <table:table-cell table:style-name="ce197" table:formula="of:=&quot;INSERT INTO Leader_Flavors(FlavorType, LeaderType, Flavor) SELECT 'FLAVOR_&quot;&amp;UPPER([.$A40])&amp;&quot;', Type, &quot;&amp;[.P40]&amp;&quot; FROM Leaders WHERE Type = 'LEADER_&quot;&amp;UPPER([.P$2])&amp;&quot;';&quot;" office:value-type="string" office:string-value="INSERT INTO Leader_Flavors(FlavorType, LeaderType, Flavor) SELECT 'FLAVOR_TILE_IMPROVEMENT', Type, 4 FROM Leaders WHERE Type = 'LEADER_BISMARCK';" calcext:value-type="string">
            <text:p>INSERT INTO Leader_Flavors(FlavorType, LeaderType, Flavor) SELECT 'FLAVOR_TILE_IMPROVEMENT', Type, 4 FROM Leaders WHERE Type = 'LEADER_BISMARCK';</text:p>
          </table:table-cell>
          <table:table-cell table:style-name="ce197" table:formula="of:=&quot;INSERT INTO Leader_Flavors(FlavorType, LeaderType, Flavor) SELECT 'FLAVOR_&quot;&amp;UPPER([.$A40])&amp;&quot;', Type, &quot;&amp;[.Q40]&amp;&quot; FROM Leaders WHERE Type = 'LEADER_&quot;&amp;UPPER([.Q$2])&amp;&quot;';&quot;" office:value-type="string" office:string-value="INSERT INTO Leader_Flavors(FlavorType, LeaderType, Flavor) SELECT 'FLAVOR_TILE_IMPROVEMENT', Type, 4 FROM Leaders WHERE Type = 'LEADER_CATHERINE';" calcext:value-type="string">
            <text:p>INSERT INTO Leader_Flavors(FlavorType, LeaderType, Flavor) SELECT 'FLAVOR_TILE_IMPROVEMENT', Type, 4 FROM Leaders WHERE Type = 'LEADER_CATHERINE';</text:p>
          </table:table-cell>
          <table:table-cell table:style-name="ce197" table:formula="of:=&quot;INSERT INTO Leader_Flavors(FlavorType, LeaderType, Flavor) SELECT 'FLAVOR_&quot;&amp;UPPER([.$A40])&amp;&quot;', Type, &quot;&amp;[.R40]&amp;&quot; FROM Leaders WHERE Type = 'LEADER_&quot;&amp;UPPER([.R$2])&amp;&quot;';&quot;" office:value-type="string" office:string-value="INSERT INTO Leader_Flavors(FlavorType, LeaderType, Flavor) SELECT 'FLAVOR_TILE_IMPROVEMENT', Type, 4 FROM Leaders WHERE Type = 'LEADER_ELIZABETH';" calcext:value-type="string">
            <text:p>INSERT INTO Leader_Flavors(FlavorType, LeaderType, Flavor) SELECT 'FLAVOR_TILE_IMPROVEMENT', Type, 4 FROM Leaders WHERE Type = 'LEADER_ELIZABETH';</text:p>
          </table:table-cell>
          <table:table-cell table:style-name="ce197" table:formula="of:=&quot;INSERT INTO Leader_Flavors(FlavorType, LeaderType, Flavor) SELECT 'FLAVOR_&quot;&amp;UPPER([.$A40])&amp;&quot;', Type, &quot;&amp;[.S40]&amp;&quot; FROM Leaders WHERE Type = 'LEADER_&quot;&amp;UPPER([.S$2])&amp;&quot;';&quot;" office:value-type="string" office:string-value="INSERT INTO Leader_Flavors(FlavorType, LeaderType, Flavor) SELECT 'FLAVOR_TILE_IMPROVEMENT', Type, 6 FROM Leaders WHERE Type = 'LEADER_GUSTAVUS_ADOLPHUS';" calcext:value-type="string">
            <text:p>INSERT INTO Leader_Flavors(FlavorType, LeaderType, Flavor) SELECT 'FLAVOR_TILE_IMPROVEMENT', Type, 6 FROM Leaders WHERE Type = 'LEADER_GUSTAVUS_ADOLPHUS';</text:p>
          </table:table-cell>
          <table:table-cell table:style-name="ce197" table:formula="of:=&quot;INSERT INTO Leader_Flavors(FlavorType, LeaderType, Flavor) SELECT 'FLAVOR_&quot;&amp;UPPER([.$A40])&amp;&quot;', Type, &quot;&amp;[.T40]&amp;&quot; FROM Leaders WHERE Type = 'LEADER_&quot;&amp;UPPER([.T$2])&amp;&quot;';&quot;" office:value-type="string" office:string-value="INSERT INTO Leader_Flavors(FlavorType, LeaderType, Flavor) SELECT 'FLAVOR_TILE_IMPROVEMENT', Type, 4 FROM Leaders WHERE Type = 'LEADER_HIAWATHA';" calcext:value-type="string">
            <text:p>INSERT INTO Leader_Flavors(FlavorType, LeaderType, Flavor) SELECT 'FLAVOR_TILE_IMPROVEMENT', Type, 4 FROM Leaders WHERE Type = 'LEADER_HIAWATHA';</text:p>
          </table:table-cell>
          <table:table-cell table:style-name="ce197" table:formula="of:=&quot;INSERT INTO Leader_Flavors(FlavorType, LeaderType, Flavor) SELECT 'FLAVOR_&quot;&amp;UPPER([.$A40])&amp;&quot;', Type, &quot;&amp;[.U40]&amp;&quot; FROM Leaders WHERE Type = 'LEADER_&quot;&amp;UPPER([.U$2])&amp;&quot;';&quot;" office:value-type="string" office:string-value="INSERT INTO Leader_Flavors(FlavorType, LeaderType, Flavor) SELECT 'FLAVOR_TILE_IMPROVEMENT', Type, 4 FROM Leaders WHERE Type = 'LEADER_MONTEZUMA';" calcext:value-type="string">
            <text:p>INSERT INTO Leader_Flavors(FlavorType, LeaderType, Flavor) SELECT 'FLAVOR_TILE_IMPROVEMENT', Type, 4 FROM Leaders WHERE Type = 'LEADER_MONTEZUMA';</text:p>
          </table:table-cell>
          <table:table-cell table:style-name="ce197" table:formula="of:=&quot;INSERT INTO Leader_Flavors(FlavorType, LeaderType, Flavor) SELECT 'FLAVOR_&quot;&amp;UPPER([.$A40])&amp;&quot;', Type, &quot;&amp;[.V40]&amp;&quot; FROM Leaders WHERE Type = 'LEADER_&quot;&amp;UPPER([.V$2])&amp;&quot;';&quot;" office:value-type="string" office:string-value="INSERT INTO Leader_Flavors(FlavorType, LeaderType, Flavor) SELECT 'FLAVOR_TILE_IMPROVEMENT', Type, 4 FROM Leaders WHERE Type = 'LEADER_THEODORA';" calcext:value-type="string">
            <text:p>INSERT INTO Leader_Flavors(FlavorType, LeaderType, Flavor) SELECT 'FLAVOR_TILE_IMPROVEMENT', Type, 4 FROM Leaders WHERE Type = 'LEADER_THEODORA';</text:p>
          </table:table-cell>
          <table:table-cell table:style-name="ce197" table:formula="of:=&quot;INSERT INTO Leader_Flavors(FlavorType, LeaderType, Flavor) SELECT 'FLAVOR_&quot;&amp;UPPER([.$A40])&amp;&quot;', Type, &quot;&amp;[.W40]&amp;&quot; FROM Leaders WHERE Type = 'LEADER_&quot;&amp;UPPER([.W$2])&amp;&quot;';&quot;" office:value-type="string" office:string-value="INSERT INTO Leader_Flavors(FlavorType, LeaderType, Flavor) SELECT 'FLAVOR_TILE_IMPROVEMENT', Type, 4 FROM Leaders WHERE Type = 'LEADER_GAJAH_MADA';" calcext:value-type="string">
            <text:p>INSERT INTO Leader_Flavors(FlavorType, LeaderType, Flavor) SELECT 'FLAVOR_TILE_IMPROVEMENT', Type, 4 FROM Leaders WHERE Type = 'LEADER_GAJAH_MADA';</text:p>
          </table:table-cell>
          <table:table-cell table:style-name="ce197" table:formula="of:=&quot;INSERT INTO Leader_Flavors(FlavorType, LeaderType, Flavor) SELECT 'FLAVOR_&quot;&amp;UPPER([.$A40])&amp;&quot;', Type, &quot;&amp;[.X40]&amp;&quot; FROM Leaders WHERE Type = 'LEADER_&quot;&amp;UPPER([.X$2])&amp;&quot;';&quot;" office:value-type="string" office:string-value="INSERT INTO Leader_Flavors(FlavorType, LeaderType, Flavor) SELECT 'FLAVOR_TILE_IMPROVEMENT', Type, 4 FROM Leaders WHERE Type = 'LEADER_CASIMIR';" calcext:value-type="string">
            <text:p>INSERT INTO Leader_Flavors(FlavorType, LeaderType, Flavor) SELECT 'FLAVOR_TILE_IMPROVEMENT', Type, 4 FROM Leaders WHERE Type = 'LEADER_CASIMIR';</text:p>
          </table:table-cell>
          <table:table-cell table:style-name="ce197" table:formula="of:=&quot;INSERT INTO Leader_Flavors(FlavorType, LeaderType, Flavor) SELECT 'FLAVOR_&quot;&amp;UPPER([.$A40])&amp;&quot;', Type, &quot;&amp;[.Y40]&amp;&quot; FROM Leaders WHERE Type = 'LEADER_&quot;&amp;UPPER([.Y$2])&amp;&quot;';&quot;" office:value-type="string" office:string-value="INSERT INTO Leader_Flavors(FlavorType, LeaderType, Flavor) SELECT 'FLAVOR_TILE_IMPROVEMENT', Type, 4 FROM Leaders WHERE Type = 'LEADER_WU_ZETIAN';" calcext:value-type="string">
            <text:p>INSERT INTO Leader_Flavors(FlavorType, LeaderType, Flavor) SELECT 'FLAVOR_TILE_IMPROVEMENT', Type, 4 FROM Leaders WHERE Type = 'LEADER_WU_ZETIAN';</text:p>
          </table:table-cell>
          <table:table-cell table:style-name="ce197" table:formula="of:=&quot;INSERT INTO Leader_Flavors(FlavorType, LeaderType, Flavor) SELECT 'FLAVOR_&quot;&amp;UPPER([.$A40])&amp;&quot;', Type, &quot;&amp;[.Z40]&amp;&quot; FROM Leaders WHERE Type = 'LEADER_&quot;&amp;UPPER([.Z$2])&amp;&quot;';&quot;" office:value-type="string" office:string-value="INSERT INTO Leader_Flavors(FlavorType, LeaderType, Flavor) SELECT 'FLAVOR_TILE_IMPROVEMENT', Type, 4 FROM Leaders WHERE Type = 'LEADER_DIPLOMAT';" calcext:value-type="string">
            <text:p>INSERT INTO Leader_Flavors(FlavorType, LeaderType, Flavor) SELECT 'FLAVOR_TILE_IMPROVEMENT', Type, 4 FROM Leaders WHERE Type = 'LEADER_DIPLOMAT';</text:p>
          </table:table-cell>
          <table:table-cell table:style-name="ce197" table:formula="of:=&quot;INSERT INTO Leader_Flavors(FlavorType, LeaderType, Flavor) SELECT 'FLAVOR_&quot;&amp;UPPER([.$A40])&amp;&quot;', Type, &quot;&amp;[.AA40]&amp;&quot; FROM Leaders WHERE Type = 'LEADER_&quot;&amp;UPPER([.AA$2])&amp;&quot;';&quot;" office:value-type="string" office:string-value="INSERT INTO Leader_Flavors(FlavorType, LeaderType, Flavor) SELECT 'FLAVOR_TILE_IMPROVEMENT', Type, 4 FROM Leaders WHERE Type = 'LEADER_GANDHI';" calcext:value-type="string">
            <text:p>INSERT INTO Leader_Flavors(FlavorType, LeaderType, Flavor) SELECT 'FLAVOR_TILE_IMPROVEMENT', Type, 4 FROM Leaders WHERE Type = 'LEADER_GANDHI';</text:p>
          </table:table-cell>
          <table:table-cell table:style-name="ce197" table:formula="of:=&quot;INSERT INTO Leader_Flavors(FlavorType, LeaderType, Flavor) SELECT 'FLAVOR_&quot;&amp;UPPER([.$A40])&amp;&quot;', Type, &quot;&amp;[.AB40]&amp;&quot; FROM Leaders WHERE Type = 'LEADER_&quot;&amp;UPPER([.AB$2])&amp;&quot;';&quot;" office:value-type="string" office:string-value="INSERT INTO Leader_Flavors(FlavorType, LeaderType, Flavor) SELECT 'FLAVOR_TILE_IMPROVEMENT', Type, 4 FROM Leaders WHERE Type = 'LEADER_SELASSIE';" calcext:value-type="string">
            <text:p>INSERT INTO Leader_Flavors(FlavorType, LeaderType, Flavor) SELECT 'FLAVOR_TILE_IMPROVEMENT', Type, 4 FROM Leaders WHERE Type = 'LEADER_SELASSIE';</text:p>
          </table:table-cell>
          <table:table-cell table:style-name="ce197" table:formula="of:=&quot;INSERT INTO Leader_Flavors(FlavorType, LeaderType, Flavor) SELECT 'FLAVOR_&quot;&amp;UPPER([.$A40])&amp;&quot;', Type, &quot;&amp;[.AC40]&amp;&quot; FROM Leaders WHERE Type = 'LEADER_&quot;&amp;UPPER([.AC$2])&amp;&quot;';&quot;" office:value-type="string" office:string-value="INSERT INTO Leader_Flavors(FlavorType, LeaderType, Flavor) SELECT 'FLAVOR_TILE_IMPROVEMENT', Type, 8 FROM Leaders WHERE Type = 'LEADER_KAMEHAMEHA';" calcext:value-type="string">
            <text:p>INSERT INTO Leader_Flavors(FlavorType, LeaderType, Flavor) SELECT 'FLAVOR_TILE_IMPROVEMENT', Type, 8 FROM Leaders WHERE Type = 'LEADER_KAMEHAMEHA';</text:p>
          </table:table-cell>
          <table:table-cell table:style-name="ce197" table:formula="of:=&quot;INSERT INTO Leader_Flavors(FlavorType, LeaderType, Flavor) SELECT 'FLAVOR_&quot;&amp;UPPER([.$A40])&amp;&quot;', Type, &quot;&amp;[.AD40]&amp;&quot; FROM Leaders WHERE Type = 'LEADER_&quot;&amp;UPPER([.AD$2])&amp;&quot;';&quot;" office:value-type="string" office:string-value="INSERT INTO Leader_Flavors(FlavorType, LeaderType, Flavor) SELECT 'FLAVOR_TILE_IMPROVEMENT', Type, 4 FROM Leaders WHERE Type = 'LEADER_MARIA_I';" calcext:value-type="string">
            <text:p>INSERT INTO Leader_Flavors(FlavorType, LeaderType, Flavor) SELECT 'FLAVOR_TILE_IMPROVEMENT', Type, 4 FROM Leaders WHERE Type = 'LEADER_MARIA_I';</text:p>
          </table:table-cell>
          <table:table-cell table:style-name="ce197" table:formula="of:=&quot;INSERT INTO Leader_Flavors(FlavorType, LeaderType, Flavor) SELECT 'FLAVOR_&quot;&amp;UPPER([.$A40])&amp;&quot;', Type, &quot;&amp;[.AE40]&amp;&quot; FROM Leaders WHERE Type = 'LEADER_&quot;&amp;UPPER([.AE$2])&amp;&quot;';&quot;" office:value-type="string" office:string-value="INSERT INTO Leader_Flavors(FlavorType, LeaderType, Flavor) SELECT 'FLAVOR_TILE_IMPROVEMENT', Type, 8 FROM Leaders WHERE Type = 'LEADER_PACHACUTI';" calcext:value-type="string">
            <text:p>INSERT INTO Leader_Flavors(FlavorType, LeaderType, Flavor) SELECT 'FLAVOR_TILE_IMPROVEMENT', Type, 8 FROM Leaders WHERE Type = 'LEADER_PACHACUTI';</text:p>
          </table:table-cell>
          <table:table-cell table:style-name="ce197" table:formula="of:=&quot;INSERT INTO Leader_Flavors(FlavorType, LeaderType, Flavor) SELECT 'FLAVOR_&quot;&amp;UPPER([.$A40])&amp;&quot;', Type, &quot;&amp;[.AF40]&amp;&quot; FROM Leaders WHERE Type = 'LEADER_&quot;&amp;UPPER([.AF$2])&amp;&quot;';&quot;" office:value-type="string" office:string-value="INSERT INTO Leader_Flavors(FlavorType, LeaderType, Flavor) SELECT 'FLAVOR_TILE_IMPROVEMENT', Type, 4 FROM Leaders WHERE Type = 'LEADER_RAMESSES';" calcext:value-type="string">
            <text:p>INSERT INTO Leader_Flavors(FlavorType, LeaderType, Flavor) SELECT 'FLAVOR_TILE_IMPROVEMENT', Type, 4 FROM Leaders WHERE Type = 'LEADER_RAMESSES';</text:p>
          </table:table-cell>
          <table:table-cell table:style-name="ce197" table:formula="of:=&quot;INSERT INTO Leader_Flavors(FlavorType, LeaderType, Flavor) SELECT 'FLAVOR_&quot;&amp;UPPER([.$A40])&amp;&quot;', Type, &quot;&amp;[.AG40]&amp;&quot; FROM Leaders WHERE Type = 'LEADER_&quot;&amp;UPPER([.AG$2])&amp;&quot;';&quot;" office:value-type="string" office:string-value="INSERT INTO Leader_Flavors(FlavorType, LeaderType, Flavor) SELECT 'FLAVOR_TILE_IMPROVEMENT', Type, 4 FROM Leaders WHERE Type = 'LEADER_RAMKHAMHAENG';" calcext:value-type="string">
            <text:p>INSERT INTO Leader_Flavors(FlavorType, LeaderType, Flavor) SELECT 'FLAVOR_TILE_IMPROVEMENT', Type, 4 FROM Leaders WHERE Type = 'LEADER_RAMKHAMHAENG';</text:p>
          </table:table-cell>
          <table:table-cell table:style-name="ce197" table:formula="of:=&quot;INSERT INTO Leader_Flavors(FlavorType, LeaderType, Flavor) SELECT 'FLAVOR_&quot;&amp;UPPER([.$A40])&amp;&quot;', Type, &quot;&amp;[.AH40]&amp;&quot; FROM Leaders WHERE Type = 'LEADER_&quot;&amp;UPPER([.AH$2])&amp;&quot;';&quot;" office:value-type="string" office:string-value="INSERT INTO Leader_Flavors(FlavorType, LeaderType, Flavor) SELECT 'FLAVOR_TILE_IMPROVEMENT', Type, 4 FROM Leaders WHERE Type = 'LEADER_PEDRO';" calcext:value-type="string">
            <text:p>INSERT INTO Leader_Flavors(FlavorType, LeaderType, Flavor) SELECT 'FLAVOR_TILE_IMPROVEMENT', Type, 4 FROM Leaders WHERE Type = 'LEADER_PEDRO';</text:p>
          </table:table-cell>
          <table:table-cell table:style-name="ce197" table:formula="of:=&quot;INSERT INTO Leader_Flavors(FlavorType, LeaderType, Flavor) SELECT 'FLAVOR_&quot;&amp;UPPER([.$A40])&amp;&quot;', Type, &quot;&amp;[.AI40]&amp;&quot; FROM Leaders WHERE Type = 'LEADER_&quot;&amp;UPPER([.AI$2])&amp;&quot;';&quot;" office:value-type="string" office:string-value="INSERT INTO Leader_Flavors(FlavorType, LeaderType, Flavor) SELECT 'FLAVOR_TILE_IMPROVEMENT', Type, 4 FROM Leaders WHERE Type = 'LEADER_AHMAD_ALMANSUR';" calcext:value-type="string">
            <text:p>INSERT INTO Leader_Flavors(FlavorType, LeaderType, Flavor) SELECT 'FLAVOR_TILE_IMPROVEMENT', Type, 4 FROM Leaders WHERE Type = 'LEADER_AHMAD_ALMANSUR';</text:p>
          </table:table-cell>
          <table:table-cell table:style-name="ce197" table:formula="of:=&quot;INSERT INTO Leader_Flavors(FlavorType, LeaderType, Flavor) SELECT 'FLAVOR_&quot;&amp;UPPER([.$A40])&amp;&quot;', Type, &quot;&amp;[.AJ40]&amp;&quot; FROM Leaders WHERE Type = 'LEADER_&quot;&amp;UPPER([.AJ$2])&amp;&quot;';&quot;" office:value-type="string" office:string-value="INSERT INTO Leader_Flavors(FlavorType, LeaderType, Flavor) SELECT 'FLAVOR_TILE_IMPROVEMENT', Type, 4 FROM Leaders WHERE Type = 'LEADER_SEJONG';" calcext:value-type="string">
            <text:p>INSERT INTO Leader_Flavors(FlavorType, LeaderType, Flavor) SELECT 'FLAVOR_TILE_IMPROVEMENT', Type, 4 FROM Leaders WHERE Type = 'LEADER_SEJONG';</text:p>
          </table:table-cell>
          <table:table-cell table:style-name="ce197" table:formula="of:=&quot;INSERT INTO Leader_Flavors(FlavorType, LeaderType, Flavor) SELECT 'FLAVOR_&quot;&amp;UPPER([.$A40])&amp;&quot;', Type, &quot;&amp;[.AK40]&amp;&quot; FROM Leaders WHERE Type = 'LEADER_&quot;&amp;UPPER([.AK$2])&amp;&quot;';&quot;" office:value-type="string" office:string-value="INSERT INTO Leader_Flavors(FlavorType, LeaderType, Flavor) SELECT 'FLAVOR_TILE_IMPROVEMENT', Type, 6 FROM Leaders WHERE Type = 'LEADER_EXPANSIONIST';" calcext:value-type="string">
            <text:p>INSERT INTO Leader_Flavors(FlavorType, LeaderType, Flavor) SELECT 'FLAVOR_TILE_IMPROVEMENT', Type, 6 FROM Leaders WHERE Type = 'LEADER_EXPANSIONIST';</text:p>
          </table:table-cell>
          <table:table-cell table:style-name="ce197" table:formula="of:=&quot;INSERT INTO Leader_Flavors(FlavorType, LeaderType, Flavor) SELECT 'FLAVOR_&quot;&amp;UPPER([.$A40])&amp;&quot;', Type, &quot;&amp;[.AL40]&amp;&quot; FROM Leaders WHERE Type = 'LEADER_&quot;&amp;UPPER([.AL$2])&amp;&quot;';&quot;" office:value-type="string" office:string-value="INSERT INTO Leader_Flavors(FlavorType, LeaderType, Flavor) SELECT 'FLAVOR_TILE_IMPROVEMENT', Type, 6 FROM Leaders WHERE Type = 'LEADER_BOUDICCA';" calcext:value-type="string">
            <text:p>INSERT INTO Leader_Flavors(FlavorType, LeaderType, Flavor) SELECT 'FLAVOR_TILE_IMPROVEMENT', Type, 6 FROM Leaders WHERE Type = 'LEADER_BOUDICCA';</text:p>
          </table:table-cell>
          <table:table-cell table:style-name="ce197" table:formula="of:=&quot;INSERT INTO Leader_Flavors(FlavorType, LeaderType, Flavor) SELECT 'FLAVOR_&quot;&amp;UPPER([.$A40])&amp;&quot;', Type, &quot;&amp;[.AM40]&amp;&quot; FROM Leaders WHERE Type = 'LEADER_&quot;&amp;UPPER([.AM$2])&amp;&quot;';&quot;" office:value-type="string" office:string-value="INSERT INTO Leader_Flavors(FlavorType, LeaderType, Flavor) SELECT 'FLAVOR_TILE_IMPROVEMENT', Type, 6 FROM Leaders WHERE Type = 'LEADER_DARIUS';" calcext:value-type="string">
            <text:p>INSERT INTO Leader_Flavors(FlavorType, LeaderType, Flavor) SELECT 'FLAVOR_TILE_IMPROVEMENT', Type, 6 FROM Leaders WHERE Type = 'LEADER_DARIUS';</text:p>
          </table:table-cell>
          <table:table-cell table:style-name="ce197" table:formula="of:=&quot;INSERT INTO Leader_Flavors(FlavorType, LeaderType, Flavor) SELECT 'FLAVOR_&quot;&amp;UPPER([.$A40])&amp;&quot;', Type, &quot;&amp;[.AN40]&amp;&quot; FROM Leaders WHERE Type = 'LEADER_&quot;&amp;UPPER([.AN$2])&amp;&quot;';&quot;" office:value-type="string" office:string-value="INSERT INTO Leader_Flavors(FlavorType, LeaderType, Flavor) SELECT 'FLAVOR_TILE_IMPROVEMENT', Type, 6 FROM Leaders WHERE Type = 'LEADER_DIDO';" calcext:value-type="string">
            <text:p>INSERT INTO Leader_Flavors(FlavorType, LeaderType, Flavor) SELECT 'FLAVOR_TILE_IMPROVEMENT', Type, 6 FROM Leaders WHERE Type = 'LEADER_DIDO';</text:p>
          </table:table-cell>
          <table:table-cell table:style-name="ce197" table:formula="of:=&quot;INSERT INTO Leader_Flavors(FlavorType, LeaderType, Flavor) SELECT 'FLAVOR_&quot;&amp;UPPER([.$A40])&amp;&quot;', Type, &quot;&amp;[.AO40]&amp;&quot; FROM Leaders WHERE Type = 'LEADER_&quot;&amp;UPPER([.AO$2])&amp;&quot;';&quot;" office:value-type="string" office:string-value="INSERT INTO Leader_Flavors(FlavorType, LeaderType, Flavor) SELECT 'FLAVOR_TILE_IMPROVEMENT', Type, 6 FROM Leaders WHERE Type = 'LEADER_HARUN_AL_RASHID';" calcext:value-type="string">
            <text:p>INSERT INTO Leader_Flavors(FlavorType, LeaderType, Flavor) SELECT 'FLAVOR_TILE_IMPROVEMENT', Type, 6 FROM Leaders WHERE Type = 'LEADER_HARUN_AL_RASHID';</text:p>
          </table:table-cell>
          <table:table-cell table:style-name="ce197" table:formula="of:=&quot;INSERT INTO Leader_Flavors(FlavorType, LeaderType, Flavor) SELECT 'FLAVOR_&quot;&amp;UPPER([.$A40])&amp;&quot;', Type, &quot;&amp;[.AP40]&amp;&quot; FROM Leaders WHERE Type = 'LEADER_&quot;&amp;UPPER([.AP$2])&amp;&quot;';&quot;" office:value-type="string" office:string-value="INSERT INTO Leader_Flavors(FlavorType, LeaderType, Flavor) SELECT 'FLAVOR_TILE_IMPROVEMENT', Type, 6 FROM Leaders WHERE Type = 'LEADER_NEBUCHADNEZZAR';" calcext:value-type="string">
            <text:p>INSERT INTO Leader_Flavors(FlavorType, LeaderType, Flavor) SELECT 'FLAVOR_TILE_IMPROVEMENT', Type, 6 FROM Leaders WHERE Type = 'LEADER_NEBUCHADNEZZAR';</text:p>
          </table:table-cell>
          <table:table-cell table:style-name="ce197" table:formula="of:=&quot;INSERT INTO Leader_Flavors(FlavorType, LeaderType, Flavor) SELECT 'FLAVOR_&quot;&amp;UPPER([.$A40])&amp;&quot;', Type, &quot;&amp;[.AQ40]&amp;&quot; FROM Leaders WHERE Type = 'LEADER_&quot;&amp;UPPER([.AQ$2])&amp;&quot;';&quot;" office:value-type="string" office:string-value="INSERT INTO Leader_Flavors(FlavorType, LeaderType, Flavor) SELECT 'FLAVOR_TILE_IMPROVEMENT', Type, 6 FROM Leaders WHERE Type = 'LEADER_PACAL';" calcext:value-type="string">
            <text:p>INSERT INTO Leader_Flavors(FlavorType, LeaderType, Flavor) SELECT 'FLAVOR_TILE_IMPROVEMENT', Type, 6 FROM Leaders WHERE Type = 'LEADER_PACAL';</text:p>
          </table:table-cell>
          <table:table-cell table:style-name="ce197" table:formula="of:=&quot;INSERT INTO Leader_Flavors(FlavorType, LeaderType, Flavor) SELECT 'FLAVOR_&quot;&amp;UPPER([.$A40])&amp;&quot;', Type, &quot;&amp;[.AR40]&amp;&quot; FROM Leaders WHERE Type = 'LEADER_&quot;&amp;UPPER([.AR$2])&amp;&quot;';&quot;" office:value-type="string" office:string-value="INSERT INTO Leader_Flavors(FlavorType, LeaderType, Flavor) SELECT 'FLAVOR_TILE_IMPROVEMENT', Type, 6 FROM Leaders WHERE Type = 'LEADER_SULEIMAN';" calcext:value-type="string">
            <text:p>INSERT INTO Leader_Flavors(FlavorType, LeaderType, Flavor) SELECT 'FLAVOR_TILE_IMPROVEMENT', Type, 6 FROM Leaders WHERE Type = 'LEADER_SULEIMAN';</text:p>
          </table:table-cell>
          <table:table-cell table:style-name="ce197" table:formula="of:=&quot;INSERT INTO Leader_Flavors(FlavorType, LeaderType, Flavor) SELECT 'FLAVOR_&quot;&amp;UPPER([.$A40])&amp;&quot;', Type, &quot;&amp;[.AS40]&amp;&quot; FROM Leaders WHERE Type = 'LEADER_&quot;&amp;UPPER([.AS$2])&amp;&quot;';&quot;" office:value-type="string" office:string-value="INSERT INTO Leader_Flavors(FlavorType, LeaderType, Flavor) SELECT 'FLAVOR_TILE_IMPROVEMENT', Type, 6 FROM Leaders WHERE Type = 'LEADER_WASHINGTON';" calcext:value-type="string">
            <text:p>INSERT INTO Leader_Flavors(FlavorType, LeaderType, Flavor) SELECT 'FLAVOR_TILE_IMPROVEMENT', Type, 6 FROM Leaders WHERE Type = 'LEADER_WASHINGTON';</text:p>
          </table:table-cell>
          <table:table-cell table:style-name="ce197" table:formula="of:=&quot;INSERT INTO Leader_Flavors(FlavorType, LeaderType, Flavor) SELECT 'FLAVOR_&quot;&amp;UPPER([.$A40])&amp;&quot;', Type, &quot;&amp;[.AT40]&amp;&quot; FROM Leaders WHERE Type = 'LEADER_&quot;&amp;UPPER([.AT$2])&amp;&quot;';&quot;" office:value-type="string" office:string-value="INSERT INTO Leader_Flavors(FlavorType, LeaderType, Flavor) SELECT 'FLAVOR_TILE_IMPROVEMENT', Type, 6 FROM Leaders WHERE Type = 'LEADER_MARIA';" calcext:value-type="string">
            <text:p>INSERT INTO Leader_Flavors(FlavorType, LeaderType, Flavor) SELECT 'FLAVOR_TILE_IMPROVEMENT', Type, 6 FROM Leaders WHERE Type = 'LEADER_MARIA';</text:p>
          </table:table-cell>
          <table:table-cell table:style-name="ce197" table:formula="of:=&quot;INSERT INTO Leader_Flavors(FlavorType, LeaderType, Flavor) SELECT 'FLAVOR_&quot;&amp;UPPER([.$A40])&amp;&quot;', Type, &quot;&amp;[.AU40]&amp;&quot; FROM Leaders WHERE Type = 'LEADER_&quot;&amp;UPPER([.AU$2])&amp;&quot;';&quot;" office:value-type="string" office:string-value="INSERT INTO Leader_Flavors(FlavorType, LeaderType, Flavor) SELECT 'FLAVOR_TILE_IMPROVEMENT', Type, 6 FROM Leaders WHERE Type = 'LEADER_POCATELLO';" calcext:value-type="string">
            <text:p>INSERT INTO Leader_Flavors(FlavorType, LeaderType, Flavor) SELECT 'FLAVOR_TILE_IMPROVEMENT', Type, 6 FROM Leaders WHERE Type = 'LEADER_POCATELLO';</text:p>
          </table:table-cell>
          <table:table-cell table:style-name="ce197" table:formula="of:=&quot;INSERT INTO Leader_Flavors(FlavorType, LeaderType, Flavor) SELECT 'FLAVOR_&quot;&amp;UPPER([.$A40])&amp;&quot;', Type, &quot;&amp;[.AV40]&amp;&quot; FROM Leaders WHERE Type = 'LEADER_&quot;&amp;UPPER([.AV$2])&amp;&quot;';&quot;" office:value-type="string" office:string-value="INSERT INTO Leader_Flavors(FlavorType, LeaderType, Flavor) SELECT 'FLAVOR_TILE_IMPROVEMENT', Type, 8 FROM Leaders WHERE Type = 'LEADER_WILLIAM';" calcext:value-type="string">
            <text:p>INSERT INTO Leader_Flavors(FlavorType, LeaderType, Flavor) SELECT 'FLAVOR_TILE_IMPROVEMENT', Type, 8 FROM Leaders WHERE Type = 'LEADER_WILLIAM';</text:p>
          </table:table-cell>
          <table:table-cell table:number-columns-repeated="976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41])&amp;&quot;', Type, &quot;&amp;[.C41]&amp;&quot; FROM Leaders WHERE Type = 'LEADER_&quot;&amp;UPPER([.C$2])&amp;&quot;';&quot;" office:value-type="string" office:string-value="INSERT INTO Leader_Flavors(FlavorType, LeaderType, Flavor) SELECT 'FLAVOR_INFRASTRUCTURE', Type, 4 FROM Leaders WHERE Type = 'LEADER_ASHURBANIPAL';" calcext:value-type="string">
            <text:p>INSERT INTO Leader_Flavors(FlavorType, LeaderType, Flavor) SELECT 'FLAVOR_INFRASTRUCTURE', Type, 4 FROM Leaders WHERE Type = 'LEADER_ASHURBANIPAL';</text:p>
          </table:table-cell>
          <table:table-cell table:style-name="ce197" table:formula="of:=&quot;INSERT INTO Leader_Flavors(FlavorType, LeaderType, Flavor) SELECT 'FLAVOR_&quot;&amp;UPPER([.$A41])&amp;&quot;', Type, &quot;&amp;[.D41]&amp;&quot; FROM Leaders WHERE Type = 'LEADER_&quot;&amp;UPPER([.D$2])&amp;&quot;';&quot;" office:value-type="string" office:string-value="INSERT INTO Leader_Flavors(FlavorType, LeaderType, Flavor) SELECT 'FLAVOR_INFRASTRUCTURE', Type, 4 FROM Leaders WHERE Type = 'LEADER_ASKIA';" calcext:value-type="string">
            <text:p>INSERT INTO Leader_Flavors(FlavorType, LeaderType, Flavor) SELECT 'FLAVOR_INFRASTRUCTURE', Type, 4 FROM Leaders WHERE Type = 'LEADER_ASKIA';</text:p>
          </table:table-cell>
          <table:table-cell table:style-name="ce197" table:formula="of:=&quot;INSERT INTO Leader_Flavors(FlavorType, LeaderType, Flavor) SELECT 'FLAVOR_&quot;&amp;UPPER([.$A41])&amp;&quot;', Type, &quot;&amp;[.E41]&amp;&quot; FROM Leaders WHERE Type = 'LEADER_&quot;&amp;UPPER([.E$2])&amp;&quot;';&quot;" office:value-type="string" office:string-value="INSERT INTO Leader_Flavors(FlavorType, LeaderType, Flavor) SELECT 'FLAVOR_INFRASTRUCTURE', Type, 4 FROM Leaders WHERE Type = 'LEADER_ATTILA';" calcext:value-type="string">
            <text:p>INSERT INTO Leader_Flavors(FlavorType, LeaderType, Flavor) SELECT 'FLAVOR_INFRASTRUCTURE', Type, 4 FROM Leaders WHERE Type = 'LEADER_ATTILA';</text:p>
          </table:table-cell>
          <table:table-cell table:style-name="ce197" table:formula="of:=&quot;INSERT INTO Leader_Flavors(FlavorType, LeaderType, Flavor) SELECT 'FLAVOR_&quot;&amp;UPPER([.$A41])&amp;&quot;', Type, &quot;&amp;[.F41]&amp;&quot; FROM Leaders WHERE Type = 'LEADER_&quot;&amp;UPPER([.F$2])&amp;&quot;';&quot;" office:value-type="string" office:string-value="INSERT INTO Leader_Flavors(FlavorType, LeaderType, Flavor) SELECT 'FLAVOR_INFRASTRUCTURE', Type, 4 FROM Leaders WHERE Type = 'LEADER_AUGUSTUS';" calcext:value-type="string">
            <text:p>INSERT INTO Leader_Flavors(FlavorType, LeaderType, Flavor) SELECT 'FLAVOR_INFRASTRUCTURE', Type, 4 FROM Leaders WHERE Type = 'LEADER_AUGUSTUS';</text:p>
          </table:table-cell>
          <table:table-cell table:style-name="ce197" table:formula="of:=&quot;INSERT INTO Leader_Flavors(FlavorType, LeaderType, Flavor) SELECT 'FLAVOR_&quot;&amp;UPPER([.$A41])&amp;&quot;', Type, &quot;&amp;[.G41]&amp;&quot; FROM Leaders WHERE Type = 'LEADER_&quot;&amp;UPPER([.G$2])&amp;&quot;';&quot;" office:value-type="string" office:string-value="INSERT INTO Leader_Flavors(FlavorType, LeaderType, Flavor) SELECT 'FLAVOR_INFRASTRUCTURE', Type, 4 FROM Leaders WHERE Type = 'LEADER_GENGHIS_KHAN';" calcext:value-type="string">
            <text:p>INSERT INTO Leader_Flavors(FlavorType, LeaderType, Flavor) SELECT 'FLAVOR_INFRASTRUCTURE', Type, 4 FROM Leaders WHERE Type = 'LEADER_GENGHIS_KHAN';</text:p>
          </table:table-cell>
          <table:table-cell table:style-name="ce197" table:formula="of:=&quot;INSERT INTO Leader_Flavors(FlavorType, LeaderType, Flavor) SELECT 'FLAVOR_&quot;&amp;UPPER([.$A41])&amp;&quot;', Type, &quot;&amp;[.H41]&amp;&quot; FROM Leaders WHERE Type = 'LEADER_&quot;&amp;UPPER([.H$2])&amp;&quot;';&quot;" office:value-type="string" office:string-value="INSERT INTO Leader_Flavors(FlavorType, LeaderType, Flavor) SELECT 'FLAVOR_INFRASTRUCTURE', Type, 4 FROM Leaders WHERE Type = 'LEADER_HARALD';" calcext:value-type="string">
            <text:p>INSERT INTO Leader_Flavors(FlavorType, LeaderType, Flavor) SELECT 'FLAVOR_INFRASTRUCTURE', Type, 4 FROM Leaders WHERE Type = 'LEADER_HARALD';</text:p>
          </table:table-cell>
          <table:table-cell table:style-name="ce197" table:formula="of:=&quot;INSERT INTO Leader_Flavors(FlavorType, LeaderType, Flavor) SELECT 'FLAVOR_&quot;&amp;UPPER([.$A41])&amp;&quot;', Type, &quot;&amp;[.I41]&amp;&quot; FROM Leaders WHERE Type = 'LEADER_&quot;&amp;UPPER([.I$2])&amp;&quot;';&quot;" office:value-type="string" office:string-value="INSERT INTO Leader_Flavors(FlavorType, LeaderType, Flavor) SELECT 'FLAVOR_INFRASTRUCTURE', Type, 4 FROM Leaders WHERE Type = 'LEADER_ISABELLA';" calcext:value-type="string">
            <text:p>INSERT INTO Leader_Flavors(FlavorType, LeaderType, Flavor) SELECT 'FLAVOR_INFRASTRUCTURE', Type, 4 FROM Leaders WHERE Type = 'LEADER_ISABELLA';</text:p>
          </table:table-cell>
          <table:table-cell table:style-name="ce197" table:formula="of:=&quot;INSERT INTO Leader_Flavors(FlavorType, LeaderType, Flavor) SELECT 'FLAVOR_&quot;&amp;UPPER([.$A41])&amp;&quot;', Type, &quot;&amp;[.J41]&amp;&quot; FROM Leaders WHERE Type = 'LEADER_&quot;&amp;UPPER([.J$2])&amp;&quot;';&quot;" office:value-type="string" office:string-value="INSERT INTO Leader_Flavors(FlavorType, LeaderType, Flavor) SELECT 'FLAVOR_INFRASTRUCTURE', Type, 4 FROM Leaders WHERE Type = 'LEADER_NAPOLEON';" calcext:value-type="string">
            <text:p>INSERT INTO Leader_Flavors(FlavorType, LeaderType, Flavor) SELECT 'FLAVOR_INFRASTRUCTURE', Type, 4 FROM Leaders WHERE Type = 'LEADER_NAPOLEON';</text:p>
          </table:table-cell>
          <table:table-cell table:style-name="ce197" table:formula="of:=&quot;INSERT INTO Leader_Flavors(FlavorType, LeaderType, Flavor) SELECT 'FLAVOR_&quot;&amp;UPPER([.$A41])&amp;&quot;', Type, &quot;&amp;[.K41]&amp;&quot; FROM Leaders WHERE Type = 'LEADER_&quot;&amp;UPPER([.K$2])&amp;&quot;';&quot;" office:value-type="string" office:string-value="INSERT INTO Leader_Flavors(FlavorType, LeaderType, Flavor) SELECT 'FLAVOR_INFRASTRUCTURE', Type, 4 FROM Leaders WHERE Type = 'LEADER_ODA_NOBUNAGA';" calcext:value-type="string">
            <text:p>INSERT INTO Leader_Flavors(FlavorType, LeaderType, Flavor) SELECT 'FLAVOR_INFRASTRUCTURE', Type, 4 FROM Leaders WHERE Type = 'LEADER_ODA_NOBUNAGA';</text:p>
          </table:table-cell>
          <table:table-cell table:style-name="ce197" table:formula="of:=&quot;INSERT INTO Leader_Flavors(FlavorType, LeaderType, Flavor) SELECT 'FLAVOR_&quot;&amp;UPPER([.$A41])&amp;&quot;', Type, &quot;&amp;[.L41]&amp;&quot; FROM Leaders WHERE Type = 'LEADER_&quot;&amp;UPPER([.L$2])&amp;&quot;';&quot;" office:value-type="string" office:string-value="INSERT INTO Leader_Flavors(FlavorType, LeaderType, Flavor) SELECT 'FLAVOR_INFRASTRUCTURE', Type, 4 FROM Leaders WHERE Type = 'LEADER_ENRICO_DANDOLO';" calcext:value-type="string">
            <text:p>INSERT INTO Leader_Flavors(FlavorType, LeaderType, Flavor) SELECT 'FLAVOR_INFRASTRUCTURE', Type, 4 FROM Leaders WHERE Type = 'LEADER_ENRICO_DANDOLO';</text:p>
          </table:table-cell>
          <table:table-cell table:style-name="ce197" table:formula="of:=&quot;INSERT INTO Leader_Flavors(FlavorType, LeaderType, Flavor) SELECT 'FLAVOR_&quot;&amp;UPPER([.$A41])&amp;&quot;', Type, &quot;&amp;[.M41]&amp;&quot; FROM Leaders WHERE Type = 'LEADER_&quot;&amp;UPPER([.M$2])&amp;&quot;';&quot;" office:value-type="string" office:string-value="INSERT INTO Leader_Flavors(FlavorType, LeaderType, Flavor) SELECT 'FLAVOR_INFRASTRUCTURE', Type, 4 FROM Leaders WHERE Type = 'LEADER_SHAKA';" calcext:value-type="string">
            <text:p>INSERT INTO Leader_Flavors(FlavorType, LeaderType, Flavor) SELECT 'FLAVOR_INFRASTRUCTURE', Type, 4 FROM Leaders WHERE Type = 'LEADER_SHAKA';</text:p>
          </table:table-cell>
          <table:table-cell table:style-name="ce197" table:formula="of:=&quot;INSERT INTO Leader_Flavors(FlavorType, LeaderType, Flavor) SELECT 'FLAVOR_&quot;&amp;UPPER([.$A41])&amp;&quot;', Type, &quot;&amp;[.N41]&amp;&quot; FROM Leaders WHERE Type = 'LEADER_&quot;&amp;UPPER([.N$2])&amp;&quot;';&quot;" office:value-type="string" office:string-value="INSERT INTO Leader_Flavors(FlavorType, LeaderType, Flavor) SELECT 'FLAVOR_INFRASTRUCTURE', Type, 4 FROM Leaders WHERE Type = 'LEADER_COALITION';" calcext:value-type="string">
            <text:p>INSERT INTO Leader_Flavors(FlavorType, LeaderType, Flavor) SELECT 'FLAVOR_INFRASTRUCTURE', Type, 4 FROM Leaders WHERE Type = 'LEADER_COALITION';</text:p>
          </table:table-cell>
          <table:table-cell table:style-name="ce197" table:formula="of:=&quot;INSERT INTO Leader_Flavors(FlavorType, LeaderType, Flavor) SELECT 'FLAVOR_&quot;&amp;UPPER([.$A41])&amp;&quot;', Type, &quot;&amp;[.O41]&amp;&quot; FROM Leaders WHERE Type = 'LEADER_&quot;&amp;UPPER([.O$2])&amp;&quot;';&quot;" office:value-type="string" office:string-value="INSERT INTO Leader_Flavors(FlavorType, LeaderType, Flavor) SELECT 'FLAVOR_INFRASTRUCTURE', Type, 4 FROM Leaders WHERE Type = 'LEADER_ALEXANDER';" calcext:value-type="string">
            <text:p>INSERT INTO Leader_Flavors(FlavorType, LeaderType, Flavor) SELECT 'FLAVOR_INFRASTRUCTURE', Type, 4 FROM Leaders WHERE Type = 'LEADER_ALEXANDER';</text:p>
          </table:table-cell>
          <table:table-cell table:style-name="ce197" table:formula="of:=&quot;INSERT INTO Leader_Flavors(FlavorType, LeaderType, Flavor) SELECT 'FLAVOR_&quot;&amp;UPPER([.$A41])&amp;&quot;', Type, &quot;&amp;[.P41]&amp;&quot; FROM Leaders WHERE Type = 'LEADER_&quot;&amp;UPPER([.P$2])&amp;&quot;';&quot;" office:value-type="string" office:string-value="INSERT INTO Leader_Flavors(FlavorType, LeaderType, Flavor) SELECT 'FLAVOR_INFRASTRUCTURE', Type, 4 FROM Leaders WHERE Type = 'LEADER_BISMARCK';" calcext:value-type="string">
            <text:p>INSERT INTO Leader_Flavors(FlavorType, LeaderType, Flavor) SELECT 'FLAVOR_INFRASTRUCTURE', Type, 4 FROM Leaders WHERE Type = 'LEADER_BISMARCK';</text:p>
          </table:table-cell>
          <table:table-cell table:style-name="ce197" table:formula="of:=&quot;INSERT INTO Leader_Flavors(FlavorType, LeaderType, Flavor) SELECT 'FLAVOR_&quot;&amp;UPPER([.$A41])&amp;&quot;', Type, &quot;&amp;[.Q41]&amp;&quot; FROM Leaders WHERE Type = 'LEADER_&quot;&amp;UPPER([.Q$2])&amp;&quot;';&quot;" office:value-type="string" office:string-value="INSERT INTO Leader_Flavors(FlavorType, LeaderType, Flavor) SELECT 'FLAVOR_INFRASTRUCTURE', Type, 4 FROM Leaders WHERE Type = 'LEADER_CATHERINE';" calcext:value-type="string">
            <text:p>INSERT INTO Leader_Flavors(FlavorType, LeaderType, Flavor) SELECT 'FLAVOR_INFRASTRUCTURE', Type, 4 FROM Leaders WHERE Type = 'LEADER_CATHERINE';</text:p>
          </table:table-cell>
          <table:table-cell table:style-name="ce197" table:formula="of:=&quot;INSERT INTO Leader_Flavors(FlavorType, LeaderType, Flavor) SELECT 'FLAVOR_&quot;&amp;UPPER([.$A41])&amp;&quot;', Type, &quot;&amp;[.R41]&amp;&quot; FROM Leaders WHERE Type = 'LEADER_&quot;&amp;UPPER([.R$2])&amp;&quot;';&quot;" office:value-type="string" office:string-value="INSERT INTO Leader_Flavors(FlavorType, LeaderType, Flavor) SELECT 'FLAVOR_INFRASTRUCTURE', Type, 4 FROM Leaders WHERE Type = 'LEADER_ELIZABETH';" calcext:value-type="string">
            <text:p>INSERT INTO Leader_Flavors(FlavorType, LeaderType, Flavor) SELECT 'FLAVOR_INFRASTRUCTURE', Type, 4 FROM Leaders WHERE Type = 'LEADER_ELIZABETH';</text:p>
          </table:table-cell>
          <table:table-cell table:style-name="ce197" table:formula="of:=&quot;INSERT INTO Leader_Flavors(FlavorType, LeaderType, Flavor) SELECT 'FLAVOR_&quot;&amp;UPPER([.$A41])&amp;&quot;', Type, &quot;&amp;[.S41]&amp;&quot; FROM Leaders WHERE Type = 'LEADER_&quot;&amp;UPPER([.S$2])&amp;&quot;';&quot;" office:value-type="string" office:string-value="INSERT INTO Leader_Flavors(FlavorType, LeaderType, Flavor) SELECT 'FLAVOR_INFRASTRUCTURE', Type, 4 FROM Leaders WHERE Type = 'LEADER_GUSTAVUS_ADOLPHUS';" calcext:value-type="string">
            <text:p>INSERT INTO Leader_Flavors(FlavorType, LeaderType, Flavor) SELECT 'FLAVOR_INFRASTRUCTURE', Type, 4 FROM Leaders WHERE Type = 'LEADER_GUSTAVUS_ADOLPHUS';</text:p>
          </table:table-cell>
          <table:table-cell table:style-name="ce197" table:formula="of:=&quot;INSERT INTO Leader_Flavors(FlavorType, LeaderType, Flavor) SELECT 'FLAVOR_&quot;&amp;UPPER([.$A41])&amp;&quot;', Type, &quot;&amp;[.T41]&amp;&quot; FROM Leaders WHERE Type = 'LEADER_&quot;&amp;UPPER([.T$2])&amp;&quot;';&quot;" office:value-type="string" office:string-value="INSERT INTO Leader_Flavors(FlavorType, LeaderType, Flavor) SELECT 'FLAVOR_INFRASTRUCTURE', Type, 4 FROM Leaders WHERE Type = 'LEADER_HIAWATHA';" calcext:value-type="string">
            <text:p>INSERT INTO Leader_Flavors(FlavorType, LeaderType, Flavor) SELECT 'FLAVOR_INFRASTRUCTURE', Type, 4 FROM Leaders WHERE Type = 'LEADER_HIAWATHA';</text:p>
          </table:table-cell>
          <table:table-cell table:style-name="ce197" table:formula="of:=&quot;INSERT INTO Leader_Flavors(FlavorType, LeaderType, Flavor) SELECT 'FLAVOR_&quot;&amp;UPPER([.$A41])&amp;&quot;', Type, &quot;&amp;[.U41]&amp;&quot; FROM Leaders WHERE Type = 'LEADER_&quot;&amp;UPPER([.U$2])&amp;&quot;';&quot;" office:value-type="string" office:string-value="INSERT INTO Leader_Flavors(FlavorType, LeaderType, Flavor) SELECT 'FLAVOR_INFRASTRUCTURE', Type, 4 FROM Leaders WHERE Type = 'LEADER_MONTEZUMA';" calcext:value-type="string">
            <text:p>INSERT INTO Leader_Flavors(FlavorType, LeaderType, Flavor) SELECT 'FLAVOR_INFRASTRUCTURE', Type, 4 FROM Leaders WHERE Type = 'LEADER_MONTEZUMA';</text:p>
          </table:table-cell>
          <table:table-cell table:style-name="ce197" table:formula="of:=&quot;INSERT INTO Leader_Flavors(FlavorType, LeaderType, Flavor) SELECT 'FLAVOR_&quot;&amp;UPPER([.$A41])&amp;&quot;', Type, &quot;&amp;[.V41]&amp;&quot; FROM Leaders WHERE Type = 'LEADER_&quot;&amp;UPPER([.V$2])&amp;&quot;';&quot;" office:value-type="string" office:string-value="INSERT INTO Leader_Flavors(FlavorType, LeaderType, Flavor) SELECT 'FLAVOR_INFRASTRUCTURE', Type, 4 FROM Leaders WHERE Type = 'LEADER_THEODORA';" calcext:value-type="string">
            <text:p>INSERT INTO Leader_Flavors(FlavorType, LeaderType, Flavor) SELECT 'FLAVOR_INFRASTRUCTURE', Type, 4 FROM Leaders WHERE Type = 'LEADER_THEODORA';</text:p>
          </table:table-cell>
          <table:table-cell table:style-name="ce197" table:formula="of:=&quot;INSERT INTO Leader_Flavors(FlavorType, LeaderType, Flavor) SELECT 'FLAVOR_&quot;&amp;UPPER([.$A41])&amp;&quot;', Type, &quot;&amp;[.W41]&amp;&quot; FROM Leaders WHERE Type = 'LEADER_&quot;&amp;UPPER([.W$2])&amp;&quot;';&quot;" office:value-type="string" office:string-value="INSERT INTO Leader_Flavors(FlavorType, LeaderType, Flavor) SELECT 'FLAVOR_INFRASTRUCTURE', Type, 4 FROM Leaders WHERE Type = 'LEADER_GAJAH_MADA';" calcext:value-type="string">
            <text:p>INSERT INTO Leader_Flavors(FlavorType, LeaderType, Flavor) SELECT 'FLAVOR_INFRASTRUCTURE', Type, 4 FROM Leaders WHERE Type = 'LEADER_GAJAH_MADA';</text:p>
          </table:table-cell>
          <table:table-cell table:style-name="ce197" table:formula="of:=&quot;INSERT INTO Leader_Flavors(FlavorType, LeaderType, Flavor) SELECT 'FLAVOR_&quot;&amp;UPPER([.$A41])&amp;&quot;', Type, &quot;&amp;[.X41]&amp;&quot; FROM Leaders WHERE Type = 'LEADER_&quot;&amp;UPPER([.X$2])&amp;&quot;';&quot;" office:value-type="string" office:string-value="INSERT INTO Leader_Flavors(FlavorType, LeaderType, Flavor) SELECT 'FLAVOR_INFRASTRUCTURE', Type, 4 FROM Leaders WHERE Type = 'LEADER_CASIMIR';" calcext:value-type="string">
            <text:p>INSERT INTO Leader_Flavors(FlavorType, LeaderType, Flavor) SELECT 'FLAVOR_INFRASTRUCTURE', Type, 4 FROM Leaders WHERE Type = 'LEADER_CASIMIR';</text:p>
          </table:table-cell>
          <table:table-cell table:style-name="ce197" table:formula="of:=&quot;INSERT INTO Leader_Flavors(FlavorType, LeaderType, Flavor) SELECT 'FLAVOR_&quot;&amp;UPPER([.$A41])&amp;&quot;', Type, &quot;&amp;[.Y41]&amp;&quot; FROM Leaders WHERE Type = 'LEADER_&quot;&amp;UPPER([.Y$2])&amp;&quot;';&quot;" office:value-type="string" office:string-value="INSERT INTO Leader_Flavors(FlavorType, LeaderType, Flavor) SELECT 'FLAVOR_INFRASTRUCTURE', Type, 4 FROM Leaders WHERE Type = 'LEADER_WU_ZETIAN';" calcext:value-type="string">
            <text:p>INSERT INTO Leader_Flavors(FlavorType, LeaderType, Flavor) SELECT 'FLAVOR_INFRASTRUCTURE', Type, 4 FROM Leaders WHERE Type = 'LEADER_WU_ZETIAN';</text:p>
          </table:table-cell>
          <table:table-cell table:style-name="ce197" table:formula="of:=&quot;INSERT INTO Leader_Flavors(FlavorType, LeaderType, Flavor) SELECT 'FLAVOR_&quot;&amp;UPPER([.$A41])&amp;&quot;', Type, &quot;&amp;[.Z41]&amp;&quot; FROM Leaders WHERE Type = 'LEADER_&quot;&amp;UPPER([.Z$2])&amp;&quot;';&quot;" office:value-type="string" office:string-value="INSERT INTO Leader_Flavors(FlavorType, LeaderType, Flavor) SELECT 'FLAVOR_INFRASTRUCTURE', Type, 4 FROM Leaders WHERE Type = 'LEADER_DIPLOMAT';" calcext:value-type="string">
            <text:p>INSERT INTO Leader_Flavors(FlavorType, LeaderType, Flavor) SELECT 'FLAVOR_INFRASTRUCTURE', Type, 4 FROM Leaders WHERE Type = 'LEADER_DIPLOMAT';</text:p>
          </table:table-cell>
          <table:table-cell table:style-name="ce197" table:formula="of:=&quot;INSERT INTO Leader_Flavors(FlavorType, LeaderType, Flavor) SELECT 'FLAVOR_&quot;&amp;UPPER([.$A41])&amp;&quot;', Type, &quot;&amp;[.AA41]&amp;&quot; FROM Leaders WHERE Type = 'LEADER_&quot;&amp;UPPER([.AA$2])&amp;&quot;';&quot;" office:value-type="string" office:string-value="INSERT INTO Leader_Flavors(FlavorType, LeaderType, Flavor) SELECT 'FLAVOR_INFRASTRUCTURE', Type, 4 FROM Leaders WHERE Type = 'LEADER_GANDHI';" calcext:value-type="string">
            <text:p>INSERT INTO Leader_Flavors(FlavorType, LeaderType, Flavor) SELECT 'FLAVOR_INFRASTRUCTURE', Type, 4 FROM Leaders WHERE Type = 'LEADER_GANDHI';</text:p>
          </table:table-cell>
          <table:table-cell table:style-name="ce197" table:formula="of:=&quot;INSERT INTO Leader_Flavors(FlavorType, LeaderType, Flavor) SELECT 'FLAVOR_&quot;&amp;UPPER([.$A41])&amp;&quot;', Type, &quot;&amp;[.AB41]&amp;&quot; FROM Leaders WHERE Type = 'LEADER_&quot;&amp;UPPER([.AB$2])&amp;&quot;';&quot;" office:value-type="string" office:string-value="INSERT INTO Leader_Flavors(FlavorType, LeaderType, Flavor) SELECT 'FLAVOR_INFRASTRUCTURE', Type, 4 FROM Leaders WHERE Type = 'LEADER_SELASSIE';" calcext:value-type="string">
            <text:p>INSERT INTO Leader_Flavors(FlavorType, LeaderType, Flavor) SELECT 'FLAVOR_INFRASTRUCTURE', Type, 4 FROM Leaders WHERE Type = 'LEADER_SELASSIE';</text:p>
          </table:table-cell>
          <table:table-cell table:style-name="ce197" table:formula="of:=&quot;INSERT INTO Leader_Flavors(FlavorType, LeaderType, Flavor) SELECT 'FLAVOR_&quot;&amp;UPPER([.$A41])&amp;&quot;', Type, &quot;&amp;[.AC41]&amp;&quot; FROM Leaders WHERE Type = 'LEADER_&quot;&amp;UPPER([.AC$2])&amp;&quot;';&quot;" office:value-type="string" office:string-value="INSERT INTO Leader_Flavors(FlavorType, LeaderType, Flavor) SELECT 'FLAVOR_INFRASTRUCTURE', Type, 4 FROM Leaders WHERE Type = 'LEADER_KAMEHAMEHA';" calcext:value-type="string">
            <text:p>INSERT INTO Leader_Flavors(FlavorType, LeaderType, Flavor) SELECT 'FLAVOR_INFRASTRUCTURE', Type, 4 FROM Leaders WHERE Type = 'LEADER_KAMEHAMEHA';</text:p>
          </table:table-cell>
          <table:table-cell table:style-name="ce197" table:formula="of:=&quot;INSERT INTO Leader_Flavors(FlavorType, LeaderType, Flavor) SELECT 'FLAVOR_&quot;&amp;UPPER([.$A41])&amp;&quot;', Type, &quot;&amp;[.AD41]&amp;&quot; FROM Leaders WHERE Type = 'LEADER_&quot;&amp;UPPER([.AD$2])&amp;&quot;';&quot;" office:value-type="string" office:string-value="INSERT INTO Leader_Flavors(FlavorType, LeaderType, Flavor) SELECT 'FLAVOR_INFRASTRUCTURE', Type, 4 FROM Leaders WHERE Type = 'LEADER_MARIA_I';" calcext:value-type="string">
            <text:p>INSERT INTO Leader_Flavors(FlavorType, LeaderType, Flavor) SELECT 'FLAVOR_INFRASTRUCTURE', Type, 4 FROM Leaders WHERE Type = 'LEADER_MARIA_I';</text:p>
          </table:table-cell>
          <table:table-cell table:style-name="ce197" table:formula="of:=&quot;INSERT INTO Leader_Flavors(FlavorType, LeaderType, Flavor) SELECT 'FLAVOR_&quot;&amp;UPPER([.$A41])&amp;&quot;', Type, &quot;&amp;[.AE41]&amp;&quot; FROM Leaders WHERE Type = 'LEADER_&quot;&amp;UPPER([.AE$2])&amp;&quot;';&quot;" office:value-type="string" office:string-value="INSERT INTO Leader_Flavors(FlavorType, LeaderType, Flavor) SELECT 'FLAVOR_INFRASTRUCTURE', Type, 4 FROM Leaders WHERE Type = 'LEADER_PACHACUTI';" calcext:value-type="string">
            <text:p>INSERT INTO Leader_Flavors(FlavorType, LeaderType, Flavor) SELECT 'FLAVOR_INFRASTRUCTURE', Type, 4 FROM Leaders WHERE Type = 'LEADER_PACHACUTI';</text:p>
          </table:table-cell>
          <table:table-cell table:style-name="ce197" table:formula="of:=&quot;INSERT INTO Leader_Flavors(FlavorType, LeaderType, Flavor) SELECT 'FLAVOR_&quot;&amp;UPPER([.$A41])&amp;&quot;', Type, &quot;&amp;[.AF41]&amp;&quot; FROM Leaders WHERE Type = 'LEADER_&quot;&amp;UPPER([.AF$2])&amp;&quot;';&quot;" office:value-type="string" office:string-value="INSERT INTO Leader_Flavors(FlavorType, LeaderType, Flavor) SELECT 'FLAVOR_INFRASTRUCTURE', Type, 4 FROM Leaders WHERE Type = 'LEADER_RAMESSES';" calcext:value-type="string">
            <text:p>INSERT INTO Leader_Flavors(FlavorType, LeaderType, Flavor) SELECT 'FLAVOR_INFRASTRUCTURE', Type, 4 FROM Leaders WHERE Type = 'LEADER_RAMESSES';</text:p>
          </table:table-cell>
          <table:table-cell table:style-name="ce197" table:formula="of:=&quot;INSERT INTO Leader_Flavors(FlavorType, LeaderType, Flavor) SELECT 'FLAVOR_&quot;&amp;UPPER([.$A41])&amp;&quot;', Type, &quot;&amp;[.AG41]&amp;&quot; FROM Leaders WHERE Type = 'LEADER_&quot;&amp;UPPER([.AG$2])&amp;&quot;';&quot;" office:value-type="string" office:string-value="INSERT INTO Leader_Flavors(FlavorType, LeaderType, Flavor) SELECT 'FLAVOR_INFRASTRUCTURE', Type, 4 FROM Leaders WHERE Type = 'LEADER_RAMKHAMHAENG';" calcext:value-type="string">
            <text:p>INSERT INTO Leader_Flavors(FlavorType, LeaderType, Flavor) SELECT 'FLAVOR_INFRASTRUCTURE', Type, 4 FROM Leaders WHERE Type = 'LEADER_RAMKHAMHAENG';</text:p>
          </table:table-cell>
          <table:table-cell table:style-name="ce197" table:formula="of:=&quot;INSERT INTO Leader_Flavors(FlavorType, LeaderType, Flavor) SELECT 'FLAVOR_&quot;&amp;UPPER([.$A41])&amp;&quot;', Type, &quot;&amp;[.AH41]&amp;&quot; FROM Leaders WHERE Type = 'LEADER_&quot;&amp;UPPER([.AH$2])&amp;&quot;';&quot;" office:value-type="string" office:string-value="INSERT INTO Leader_Flavors(FlavorType, LeaderType, Flavor) SELECT 'FLAVOR_INFRASTRUCTURE', Type, 4 FROM Leaders WHERE Type = 'LEADER_PEDRO';" calcext:value-type="string">
            <text:p>INSERT INTO Leader_Flavors(FlavorType, LeaderType, Flavor) SELECT 'FLAVOR_INFRASTRUCTURE', Type, 4 FROM Leaders WHERE Type = 'LEADER_PEDRO';</text:p>
          </table:table-cell>
          <table:table-cell table:style-name="ce197" table:formula="of:=&quot;INSERT INTO Leader_Flavors(FlavorType, LeaderType, Flavor) SELECT 'FLAVOR_&quot;&amp;UPPER([.$A41])&amp;&quot;', Type, &quot;&amp;[.AI41]&amp;&quot; FROM Leaders WHERE Type = 'LEADER_&quot;&amp;UPPER([.AI$2])&amp;&quot;';&quot;" office:value-type="string" office:string-value="INSERT INTO Leader_Flavors(FlavorType, LeaderType, Flavor) SELECT 'FLAVOR_INFRASTRUCTURE', Type, 4 FROM Leaders WHERE Type = 'LEADER_AHMAD_ALMANSUR';" calcext:value-type="string">
            <text:p>INSERT INTO Leader_Flavors(FlavorType, LeaderType, Flavor) SELECT 'FLAVOR_INFRASTRUCTURE', Type, 4 FROM Leaders WHERE Type = 'LEADER_AHMAD_ALMANSUR';</text:p>
          </table:table-cell>
          <table:table-cell table:style-name="ce197" table:formula="of:=&quot;INSERT INTO Leader_Flavors(FlavorType, LeaderType, Flavor) SELECT 'FLAVOR_&quot;&amp;UPPER([.$A41])&amp;&quot;', Type, &quot;&amp;[.AJ41]&amp;&quot; FROM Leaders WHERE Type = 'LEADER_&quot;&amp;UPPER([.AJ$2])&amp;&quot;';&quot;" office:value-type="string" office:string-value="INSERT INTO Leader_Flavors(FlavorType, LeaderType, Flavor) SELECT 'FLAVOR_INFRASTRUCTURE', Type, 4 FROM Leaders WHERE Type = 'LEADER_SEJONG';" calcext:value-type="string">
            <text:p>INSERT INTO Leader_Flavors(FlavorType, LeaderType, Flavor) SELECT 'FLAVOR_INFRASTRUCTURE', Type, 4 FROM Leaders WHERE Type = 'LEADER_SEJONG';</text:p>
          </table:table-cell>
          <table:table-cell table:style-name="ce197" table:formula="of:=&quot;INSERT INTO Leader_Flavors(FlavorType, LeaderType, Flavor) SELECT 'FLAVOR_&quot;&amp;UPPER([.$A41])&amp;&quot;', Type, &quot;&amp;[.AK41]&amp;&quot; FROM Leaders WHERE Type = 'LEADER_&quot;&amp;UPPER([.AK$2])&amp;&quot;';&quot;" office:value-type="string" office:string-value="INSERT INTO Leader_Flavors(FlavorType, LeaderType, Flavor) SELECT 'FLAVOR_INFRASTRUCTURE', Type, 4 FROM Leaders WHERE Type = 'LEADER_EXPANSIONIST';" calcext:value-type="string">
            <text:p>INSERT INTO Leader_Flavors(FlavorType, LeaderType, Flavor) SELECT 'FLAVOR_INFRASTRUCTURE', Type, 4 FROM Leaders WHERE Type = 'LEADER_EXPANSIONIST';</text:p>
          </table:table-cell>
          <table:table-cell table:style-name="ce197" table:formula="of:=&quot;INSERT INTO Leader_Flavors(FlavorType, LeaderType, Flavor) SELECT 'FLAVOR_&quot;&amp;UPPER([.$A41])&amp;&quot;', Type, &quot;&amp;[.AL41]&amp;&quot; FROM Leaders WHERE Type = 'LEADER_&quot;&amp;UPPER([.AL$2])&amp;&quot;';&quot;" office:value-type="string" office:string-value="INSERT INTO Leader_Flavors(FlavorType, LeaderType, Flavor) SELECT 'FLAVOR_INFRASTRUCTURE', Type, 4 FROM Leaders WHERE Type = 'LEADER_BOUDICCA';" calcext:value-type="string">
            <text:p>INSERT INTO Leader_Flavors(FlavorType, LeaderType, Flavor) SELECT 'FLAVOR_INFRASTRUCTURE', Type, 4 FROM Leaders WHERE Type = 'LEADER_BOUDICCA';</text:p>
          </table:table-cell>
          <table:table-cell table:style-name="ce197" table:formula="of:=&quot;INSERT INTO Leader_Flavors(FlavorType, LeaderType, Flavor) SELECT 'FLAVOR_&quot;&amp;UPPER([.$A41])&amp;&quot;', Type, &quot;&amp;[.AM41]&amp;&quot; FROM Leaders WHERE Type = 'LEADER_&quot;&amp;UPPER([.AM$2])&amp;&quot;';&quot;" office:value-type="string" office:string-value="INSERT INTO Leader_Flavors(FlavorType, LeaderType, Flavor) SELECT 'FLAVOR_INFRASTRUCTURE', Type, 4 FROM Leaders WHERE Type = 'LEADER_DARIUS';" calcext:value-type="string">
            <text:p>INSERT INTO Leader_Flavors(FlavorType, LeaderType, Flavor) SELECT 'FLAVOR_INFRASTRUCTURE', Type, 4 FROM Leaders WHERE Type = 'LEADER_DARIUS';</text:p>
          </table:table-cell>
          <table:table-cell table:style-name="ce197" table:formula="of:=&quot;INSERT INTO Leader_Flavors(FlavorType, LeaderType, Flavor) SELECT 'FLAVOR_&quot;&amp;UPPER([.$A41])&amp;&quot;', Type, &quot;&amp;[.AN41]&amp;&quot; FROM Leaders WHERE Type = 'LEADER_&quot;&amp;UPPER([.AN$2])&amp;&quot;';&quot;" office:value-type="string" office:string-value="INSERT INTO Leader_Flavors(FlavorType, LeaderType, Flavor) SELECT 'FLAVOR_INFRASTRUCTURE', Type, 4 FROM Leaders WHERE Type = 'LEADER_DIDO';" calcext:value-type="string">
            <text:p>INSERT INTO Leader_Flavors(FlavorType, LeaderType, Flavor) SELECT 'FLAVOR_INFRASTRUCTURE', Type, 4 FROM Leaders WHERE Type = 'LEADER_DIDO';</text:p>
          </table:table-cell>
          <table:table-cell table:style-name="ce197" table:formula="of:=&quot;INSERT INTO Leader_Flavors(FlavorType, LeaderType, Flavor) SELECT 'FLAVOR_&quot;&amp;UPPER([.$A41])&amp;&quot;', Type, &quot;&amp;[.AO41]&amp;&quot; FROM Leaders WHERE Type = 'LEADER_&quot;&amp;UPPER([.AO$2])&amp;&quot;';&quot;" office:value-type="string" office:string-value="INSERT INTO Leader_Flavors(FlavorType, LeaderType, Flavor) SELECT 'FLAVOR_INFRASTRUCTURE', Type, 4 FROM Leaders WHERE Type = 'LEADER_HARUN_AL_RASHID';" calcext:value-type="string">
            <text:p>INSERT INTO Leader_Flavors(FlavorType, LeaderType, Flavor) SELECT 'FLAVOR_INFRASTRUCTURE', Type, 4 FROM Leaders WHERE Type = 'LEADER_HARUN_AL_RASHID';</text:p>
          </table:table-cell>
          <table:table-cell table:style-name="ce197" table:formula="of:=&quot;INSERT INTO Leader_Flavors(FlavorType, LeaderType, Flavor) SELECT 'FLAVOR_&quot;&amp;UPPER([.$A41])&amp;&quot;', Type, &quot;&amp;[.AP41]&amp;&quot; FROM Leaders WHERE Type = 'LEADER_&quot;&amp;UPPER([.AP$2])&amp;&quot;';&quot;" office:value-type="string" office:string-value="INSERT INTO Leader_Flavors(FlavorType, LeaderType, Flavor) SELECT 'FLAVOR_INFRASTRUCTURE', Type, 4 FROM Leaders WHERE Type = 'LEADER_NEBUCHADNEZZAR';" calcext:value-type="string">
            <text:p>INSERT INTO Leader_Flavors(FlavorType, LeaderType, Flavor) SELECT 'FLAVOR_INFRASTRUCTURE', Type, 4 FROM Leaders WHERE Type = 'LEADER_NEBUCHADNEZZAR';</text:p>
          </table:table-cell>
          <table:table-cell table:style-name="ce197" table:formula="of:=&quot;INSERT INTO Leader_Flavors(FlavorType, LeaderType, Flavor) SELECT 'FLAVOR_&quot;&amp;UPPER([.$A41])&amp;&quot;', Type, &quot;&amp;[.AQ41]&amp;&quot; FROM Leaders WHERE Type = 'LEADER_&quot;&amp;UPPER([.AQ$2])&amp;&quot;';&quot;" office:value-type="string" office:string-value="INSERT INTO Leader_Flavors(FlavorType, LeaderType, Flavor) SELECT 'FLAVOR_INFRASTRUCTURE', Type, 4 FROM Leaders WHERE Type = 'LEADER_PACAL';" calcext:value-type="string">
            <text:p>INSERT INTO Leader_Flavors(FlavorType, LeaderType, Flavor) SELECT 'FLAVOR_INFRASTRUCTURE', Type, 4 FROM Leaders WHERE Type = 'LEADER_PACAL';</text:p>
          </table:table-cell>
          <table:table-cell table:style-name="ce197" table:formula="of:=&quot;INSERT INTO Leader_Flavors(FlavorType, LeaderType, Flavor) SELECT 'FLAVOR_&quot;&amp;UPPER([.$A41])&amp;&quot;', Type, &quot;&amp;[.AR41]&amp;&quot; FROM Leaders WHERE Type = 'LEADER_&quot;&amp;UPPER([.AR$2])&amp;&quot;';&quot;" office:value-type="string" office:string-value="INSERT INTO Leader_Flavors(FlavorType, LeaderType, Flavor) SELECT 'FLAVOR_INFRASTRUCTURE', Type, 4 FROM Leaders WHERE Type = 'LEADER_SULEIMAN';" calcext:value-type="string">
            <text:p>INSERT INTO Leader_Flavors(FlavorType, LeaderType, Flavor) SELECT 'FLAVOR_INFRASTRUCTURE', Type, 4 FROM Leaders WHERE Type = 'LEADER_SULEIMAN';</text:p>
          </table:table-cell>
          <table:table-cell table:style-name="ce197" table:formula="of:=&quot;INSERT INTO Leader_Flavors(FlavorType, LeaderType, Flavor) SELECT 'FLAVOR_&quot;&amp;UPPER([.$A41])&amp;&quot;', Type, &quot;&amp;[.AS41]&amp;&quot; FROM Leaders WHERE Type = 'LEADER_&quot;&amp;UPPER([.AS$2])&amp;&quot;';&quot;" office:value-type="string" office:string-value="INSERT INTO Leader_Flavors(FlavorType, LeaderType, Flavor) SELECT 'FLAVOR_INFRASTRUCTURE', Type, 4 FROM Leaders WHERE Type = 'LEADER_WASHINGTON';" calcext:value-type="string">
            <text:p>INSERT INTO Leader_Flavors(FlavorType, LeaderType, Flavor) SELECT 'FLAVOR_INFRASTRUCTURE', Type, 4 FROM Leaders WHERE Type = 'LEADER_WASHINGTON';</text:p>
          </table:table-cell>
          <table:table-cell table:style-name="ce197" table:formula="of:=&quot;INSERT INTO Leader_Flavors(FlavorType, LeaderType, Flavor) SELECT 'FLAVOR_&quot;&amp;UPPER([.$A41])&amp;&quot;', Type, &quot;&amp;[.AT41]&amp;&quot; FROM Leaders WHERE Type = 'LEADER_&quot;&amp;UPPER([.AT$2])&amp;&quot;';&quot;" office:value-type="string" office:string-value="INSERT INTO Leader_Flavors(FlavorType, LeaderType, Flavor) SELECT 'FLAVOR_INFRASTRUCTURE', Type, 4 FROM Leaders WHERE Type = 'LEADER_MARIA';" calcext:value-type="string">
            <text:p>INSERT INTO Leader_Flavors(FlavorType, LeaderType, Flavor) SELECT 'FLAVOR_INFRASTRUCTURE', Type, 4 FROM Leaders WHERE Type = 'LEADER_MARIA';</text:p>
          </table:table-cell>
          <table:table-cell table:style-name="ce197" table:formula="of:=&quot;INSERT INTO Leader_Flavors(FlavorType, LeaderType, Flavor) SELECT 'FLAVOR_&quot;&amp;UPPER([.$A41])&amp;&quot;', Type, &quot;&amp;[.AU41]&amp;&quot; FROM Leaders WHERE Type = 'LEADER_&quot;&amp;UPPER([.AU$2])&amp;&quot;';&quot;" office:value-type="string" office:string-value="INSERT INTO Leader_Flavors(FlavorType, LeaderType, Flavor) SELECT 'FLAVOR_INFRASTRUCTURE', Type, 4 FROM Leaders WHERE Type = 'LEADER_POCATELLO';" calcext:value-type="string">
            <text:p>INSERT INTO Leader_Flavors(FlavorType, LeaderType, Flavor) SELECT 'FLAVOR_INFRASTRUCTURE', Type, 4 FROM Leaders WHERE Type = 'LEADER_POCATELLO';</text:p>
          </table:table-cell>
          <table:table-cell table:style-name="ce197" table:formula="of:=&quot;INSERT INTO Leader_Flavors(FlavorType, LeaderType, Flavor) SELECT 'FLAVOR_&quot;&amp;UPPER([.$A41])&amp;&quot;', Type, &quot;&amp;[.AV41]&amp;&quot; FROM Leaders WHERE Type = 'LEADER_&quot;&amp;UPPER([.AV$2])&amp;&quot;';&quot;" office:value-type="string" office:string-value="INSERT INTO Leader_Flavors(FlavorType, LeaderType, Flavor) SELECT 'FLAVOR_INFRASTRUCTURE', Type, 4 FROM Leaders WHERE Type = 'LEADER_WILLIAM';" calcext:value-type="string">
            <text:p>INSERT INTO Leader_Flavors(FlavorType, LeaderType, Flavor) SELECT 'FLAVOR_INFRASTRUCTURE', Type, 4 FROM Leaders WHERE Type = 'LEADER_WILLIAM';</text:p>
          </table:table-cell>
          <table:table-cell table:number-columns-repeated="976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42])&amp;&quot;', Type, &quot;&amp;[.C42]&amp;&quot; FROM Leaders WHERE Type = 'LEADER_&quot;&amp;UPPER([.C$2])&amp;&quot;';&quot;" office:value-type="string" office:string-value="INSERT INTO Leader_Flavors(FlavorType, LeaderType, Flavor) SELECT 'FLAVOR_WATER_CONNECTION', Type, 4 FROM Leaders WHERE Type = 'LEADER_ASHURBANIPAL';" calcext:value-type="string">
            <text:p>INSERT INTO Leader_Flavors(FlavorType, LeaderType, Flavor) SELECT 'FLAVOR_WATER_CONNECTION', Type, 4 FROM Leaders WHERE Type = 'LEADER_ASHURBANIPAL';</text:p>
          </table:table-cell>
          <table:table-cell table:style-name="ce197" table:formula="of:=&quot;INSERT INTO Leader_Flavors(FlavorType, LeaderType, Flavor) SELECT 'FLAVOR_&quot;&amp;UPPER([.$A42])&amp;&quot;', Type, &quot;&amp;[.D42]&amp;&quot; FROM Leaders WHERE Type = 'LEADER_&quot;&amp;UPPER([.D$2])&amp;&quot;';&quot;" office:value-type="string" office:string-value="INSERT INTO Leader_Flavors(FlavorType, LeaderType, Flavor) SELECT 'FLAVOR_WATER_CONNECTION', Type, 4 FROM Leaders WHERE Type = 'LEADER_ASKIA';" calcext:value-type="string">
            <text:p>INSERT INTO Leader_Flavors(FlavorType, LeaderType, Flavor) SELECT 'FLAVOR_WATER_CONNECTION', Type, 4 FROM Leaders WHERE Type = 'LEADER_ASKIA';</text:p>
          </table:table-cell>
          <table:table-cell table:style-name="ce197" table:formula="of:=&quot;INSERT INTO Leader_Flavors(FlavorType, LeaderType, Flavor) SELECT 'FLAVOR_&quot;&amp;UPPER([.$A42])&amp;&quot;', Type, &quot;&amp;[.E42]&amp;&quot; FROM Leaders WHERE Type = 'LEADER_&quot;&amp;UPPER([.E$2])&amp;&quot;';&quot;" office:value-type="string" office:string-value="INSERT INTO Leader_Flavors(FlavorType, LeaderType, Flavor) SELECT 'FLAVOR_WATER_CONNECTION', Type, 4 FROM Leaders WHERE Type = 'LEADER_ATTILA';" calcext:value-type="string">
            <text:p>INSERT INTO Leader_Flavors(FlavorType, LeaderType, Flavor) SELECT 'FLAVOR_WATER_CONNECTION', Type, 4 FROM Leaders WHERE Type = 'LEADER_ATTILA';</text:p>
          </table:table-cell>
          <table:table-cell table:style-name="ce197" table:formula="of:=&quot;INSERT INTO Leader_Flavors(FlavorType, LeaderType, Flavor) SELECT 'FLAVOR_&quot;&amp;UPPER([.$A42])&amp;&quot;', Type, &quot;&amp;[.F42]&amp;&quot; FROM Leaders WHERE Type = 'LEADER_&quot;&amp;UPPER([.F$2])&amp;&quot;';&quot;" office:value-type="string" office:string-value="INSERT INTO Leader_Flavors(FlavorType, LeaderType, Flavor) SELECT 'FLAVOR_WATER_CONNECTION', Type, 4 FROM Leaders WHERE Type = 'LEADER_AUGUSTUS';" calcext:value-type="string">
            <text:p>INSERT INTO Leader_Flavors(FlavorType, LeaderType, Flavor) SELECT 'FLAVOR_WATER_CONNECTION', Type, 4 FROM Leaders WHERE Type = 'LEADER_AUGUSTUS';</text:p>
          </table:table-cell>
          <table:table-cell table:style-name="ce197" table:formula="of:=&quot;INSERT INTO Leader_Flavors(FlavorType, LeaderType, Flavor) SELECT 'FLAVOR_&quot;&amp;UPPER([.$A42])&amp;&quot;', Type, &quot;&amp;[.G42]&amp;&quot; FROM Leaders WHERE Type = 'LEADER_&quot;&amp;UPPER([.G$2])&amp;&quot;';&quot;" office:value-type="string" office:string-value="INSERT INTO Leader_Flavors(FlavorType, LeaderType, Flavor) SELECT 'FLAVOR_WATER_CONNECTION', Type, 4 FROM Leaders WHERE Type = 'LEADER_GENGHIS_KHAN';" calcext:value-type="string">
            <text:p>INSERT INTO Leader_Flavors(FlavorType, LeaderType, Flavor) SELECT 'FLAVOR_WATER_CONNECTION', Type, 4 FROM Leaders WHERE Type = 'LEADER_GENGHIS_KHAN';</text:p>
          </table:table-cell>
          <table:table-cell table:style-name="ce197" table:formula="of:=&quot;INSERT INTO Leader_Flavors(FlavorType, LeaderType, Flavor) SELECT 'FLAVOR_&quot;&amp;UPPER([.$A42])&amp;&quot;', Type, &quot;&amp;[.H42]&amp;&quot; FROM Leaders WHERE Type = 'LEADER_&quot;&amp;UPPER([.H$2])&amp;&quot;';&quot;" office:value-type="string" office:string-value="INSERT INTO Leader_Flavors(FlavorType, LeaderType, Flavor) SELECT 'FLAVOR_WATER_CONNECTION', Type, 4 FROM Leaders WHERE Type = 'LEADER_HARALD';" calcext:value-type="string">
            <text:p>INSERT INTO Leader_Flavors(FlavorType, LeaderType, Flavor) SELECT 'FLAVOR_WATER_CONNECTION', Type, 4 FROM Leaders WHERE Type = 'LEADER_HARALD';</text:p>
          </table:table-cell>
          <table:table-cell table:style-name="ce197" table:formula="of:=&quot;INSERT INTO Leader_Flavors(FlavorType, LeaderType, Flavor) SELECT 'FLAVOR_&quot;&amp;UPPER([.$A42])&amp;&quot;', Type, &quot;&amp;[.I42]&amp;&quot; FROM Leaders WHERE Type = 'LEADER_&quot;&amp;UPPER([.I$2])&amp;&quot;';&quot;" office:value-type="string" office:string-value="INSERT INTO Leader_Flavors(FlavorType, LeaderType, Flavor) SELECT 'FLAVOR_WATER_CONNECTION', Type, 4 FROM Leaders WHERE Type = 'LEADER_ISABELLA';" calcext:value-type="string">
            <text:p>INSERT INTO Leader_Flavors(FlavorType, LeaderType, Flavor) SELECT 'FLAVOR_WATER_CONNECTION', Type, 4 FROM Leaders WHERE Type = 'LEADER_ISABELLA';</text:p>
          </table:table-cell>
          <table:table-cell table:style-name="ce197" table:formula="of:=&quot;INSERT INTO Leader_Flavors(FlavorType, LeaderType, Flavor) SELECT 'FLAVOR_&quot;&amp;UPPER([.$A42])&amp;&quot;', Type, &quot;&amp;[.J42]&amp;&quot; FROM Leaders WHERE Type = 'LEADER_&quot;&amp;UPPER([.J$2])&amp;&quot;';&quot;" office:value-type="string" office:string-value="INSERT INTO Leader_Flavors(FlavorType, LeaderType, Flavor) SELECT 'FLAVOR_WATER_CONNECTION', Type, 4 FROM Leaders WHERE Type = 'LEADER_NAPOLEON';" calcext:value-type="string">
            <text:p>INSERT INTO Leader_Flavors(FlavorType, LeaderType, Flavor) SELECT 'FLAVOR_WATER_CONNECTION', Type, 4 FROM Leaders WHERE Type = 'LEADER_NAPOLEON';</text:p>
          </table:table-cell>
          <table:table-cell table:style-name="ce197" table:formula="of:=&quot;INSERT INTO Leader_Flavors(FlavorType, LeaderType, Flavor) SELECT 'FLAVOR_&quot;&amp;UPPER([.$A42])&amp;&quot;', Type, &quot;&amp;[.K42]&amp;&quot; FROM Leaders WHERE Type = 'LEADER_&quot;&amp;UPPER([.K$2])&amp;&quot;';&quot;" office:value-type="string" office:string-value="INSERT INTO Leader_Flavors(FlavorType, LeaderType, Flavor) SELECT 'FLAVOR_WATER_CONNECTION', Type, 4 FROM Leaders WHERE Type = 'LEADER_ODA_NOBUNAGA';" calcext:value-type="string">
            <text:p>INSERT INTO Leader_Flavors(FlavorType, LeaderType, Flavor) SELECT 'FLAVOR_WATER_CONNECTION', Type, 4 FROM Leaders WHERE Type = 'LEADER_ODA_NOBUNAGA';</text:p>
          </table:table-cell>
          <table:table-cell table:style-name="ce197" table:formula="of:=&quot;INSERT INTO Leader_Flavors(FlavorType, LeaderType, Flavor) SELECT 'FLAVOR_&quot;&amp;UPPER([.$A42])&amp;&quot;', Type, &quot;&amp;[.L42]&amp;&quot; FROM Leaders WHERE Type = 'LEADER_&quot;&amp;UPPER([.L$2])&amp;&quot;';&quot;" office:value-type="string" office:string-value="INSERT INTO Leader_Flavors(FlavorType, LeaderType, Flavor) SELECT 'FLAVOR_WATER_CONNECTION', Type, 4 FROM Leaders WHERE Type = 'LEADER_ENRICO_DANDOLO';" calcext:value-type="string">
            <text:p>INSERT INTO Leader_Flavors(FlavorType, LeaderType, Flavor) SELECT 'FLAVOR_WATER_CONNECTION', Type, 4 FROM Leaders WHERE Type = 'LEADER_ENRICO_DANDOLO';</text:p>
          </table:table-cell>
          <table:table-cell table:style-name="ce197" table:formula="of:=&quot;INSERT INTO Leader_Flavors(FlavorType, LeaderType, Flavor) SELECT 'FLAVOR_&quot;&amp;UPPER([.$A42])&amp;&quot;', Type, &quot;&amp;[.M42]&amp;&quot; FROM Leaders WHERE Type = 'LEADER_&quot;&amp;UPPER([.M$2])&amp;&quot;';&quot;" office:value-type="string" office:string-value="INSERT INTO Leader_Flavors(FlavorType, LeaderType, Flavor) SELECT 'FLAVOR_WATER_CONNECTION', Type, 4 FROM Leaders WHERE Type = 'LEADER_SHAKA';" calcext:value-type="string">
            <text:p>INSERT INTO Leader_Flavors(FlavorType, LeaderType, Flavor) SELECT 'FLAVOR_WATER_CONNECTION', Type, 4 FROM Leaders WHERE Type = 'LEADER_SHAKA';</text:p>
          </table:table-cell>
          <table:table-cell table:style-name="ce197" table:formula="of:=&quot;INSERT INTO Leader_Flavors(FlavorType, LeaderType, Flavor) SELECT 'FLAVOR_&quot;&amp;UPPER([.$A42])&amp;&quot;', Type, &quot;&amp;[.N42]&amp;&quot; FROM Leaders WHERE Type = 'LEADER_&quot;&amp;UPPER([.N$2])&amp;&quot;';&quot;" office:value-type="string" office:string-value="INSERT INTO Leader_Flavors(FlavorType, LeaderType, Flavor) SELECT 'FLAVOR_WATER_CONNECTION', Type, 4 FROM Leaders WHERE Type = 'LEADER_COALITION';" calcext:value-type="string">
            <text:p>INSERT INTO Leader_Flavors(FlavorType, LeaderType, Flavor) SELECT 'FLAVOR_WATER_CONNECTION', Type, 4 FROM Leaders WHERE Type = 'LEADER_COALITION';</text:p>
          </table:table-cell>
          <table:table-cell table:style-name="ce197" table:formula="of:=&quot;INSERT INTO Leader_Flavors(FlavorType, LeaderType, Flavor) SELECT 'FLAVOR_&quot;&amp;UPPER([.$A42])&amp;&quot;', Type, &quot;&amp;[.O42]&amp;&quot; FROM Leaders WHERE Type = 'LEADER_&quot;&amp;UPPER([.O$2])&amp;&quot;';&quot;" office:value-type="string" office:string-value="INSERT INTO Leader_Flavors(FlavorType, LeaderType, Flavor) SELECT 'FLAVOR_WATER_CONNECTION', Type, 4 FROM Leaders WHERE Type = 'LEADER_ALEXANDER';" calcext:value-type="string">
            <text:p>INSERT INTO Leader_Flavors(FlavorType, LeaderType, Flavor) SELECT 'FLAVOR_WATER_CONNECTION', Type, 4 FROM Leaders WHERE Type = 'LEADER_ALEXANDER';</text:p>
          </table:table-cell>
          <table:table-cell table:style-name="ce197" table:formula="of:=&quot;INSERT INTO Leader_Flavors(FlavorType, LeaderType, Flavor) SELECT 'FLAVOR_&quot;&amp;UPPER([.$A42])&amp;&quot;', Type, &quot;&amp;[.P42]&amp;&quot; FROM Leaders WHERE Type = 'LEADER_&quot;&amp;UPPER([.P$2])&amp;&quot;';&quot;" office:value-type="string" office:string-value="INSERT INTO Leader_Flavors(FlavorType, LeaderType, Flavor) SELECT 'FLAVOR_WATER_CONNECTION', Type, 4 FROM Leaders WHERE Type = 'LEADER_BISMARCK';" calcext:value-type="string">
            <text:p>INSERT INTO Leader_Flavors(FlavorType, LeaderType, Flavor) SELECT 'FLAVOR_WATER_CONNECTION', Type, 4 FROM Leaders WHERE Type = 'LEADER_BISMARCK';</text:p>
          </table:table-cell>
          <table:table-cell table:style-name="ce197" table:formula="of:=&quot;INSERT INTO Leader_Flavors(FlavorType, LeaderType, Flavor) SELECT 'FLAVOR_&quot;&amp;UPPER([.$A42])&amp;&quot;', Type, &quot;&amp;[.Q42]&amp;&quot; FROM Leaders WHERE Type = 'LEADER_&quot;&amp;UPPER([.Q$2])&amp;&quot;';&quot;" office:value-type="string" office:string-value="INSERT INTO Leader_Flavors(FlavorType, LeaderType, Flavor) SELECT 'FLAVOR_WATER_CONNECTION', Type, 4 FROM Leaders WHERE Type = 'LEADER_CATHERINE';" calcext:value-type="string">
            <text:p>INSERT INTO Leader_Flavors(FlavorType, LeaderType, Flavor) SELECT 'FLAVOR_WATER_CONNECTION', Type, 4 FROM Leaders WHERE Type = 'LEADER_CATHERINE';</text:p>
          </table:table-cell>
          <table:table-cell table:style-name="ce197" table:formula="of:=&quot;INSERT INTO Leader_Flavors(FlavorType, LeaderType, Flavor) SELECT 'FLAVOR_&quot;&amp;UPPER([.$A42])&amp;&quot;', Type, &quot;&amp;[.R42]&amp;&quot; FROM Leaders WHERE Type = 'LEADER_&quot;&amp;UPPER([.R$2])&amp;&quot;';&quot;" office:value-type="string" office:string-value="INSERT INTO Leader_Flavors(FlavorType, LeaderType, Flavor) SELECT 'FLAVOR_WATER_CONNECTION', Type, 4 FROM Leaders WHERE Type = 'LEADER_ELIZABETH';" calcext:value-type="string">
            <text:p>INSERT INTO Leader_Flavors(FlavorType, LeaderType, Flavor) SELECT 'FLAVOR_WATER_CONNECTION', Type, 4 FROM Leaders WHERE Type = 'LEADER_ELIZABETH';</text:p>
          </table:table-cell>
          <table:table-cell table:style-name="ce197" table:formula="of:=&quot;INSERT INTO Leader_Flavors(FlavorType, LeaderType, Flavor) SELECT 'FLAVOR_&quot;&amp;UPPER([.$A42])&amp;&quot;', Type, &quot;&amp;[.S42]&amp;&quot; FROM Leaders WHERE Type = 'LEADER_&quot;&amp;UPPER([.S$2])&amp;&quot;';&quot;" office:value-type="string" office:string-value="INSERT INTO Leader_Flavors(FlavorType, LeaderType, Flavor) SELECT 'FLAVOR_WATER_CONNECTION', Type, 4 FROM Leaders WHERE Type = 'LEADER_GUSTAVUS_ADOLPHUS';" calcext:value-type="string">
            <text:p>INSERT INTO Leader_Flavors(FlavorType, LeaderType, Flavor) SELECT 'FLAVOR_WATER_CONNECTION', Type, 4 FROM Leaders WHERE Type = 'LEADER_GUSTAVUS_ADOLPHUS';</text:p>
          </table:table-cell>
          <table:table-cell table:style-name="ce197" table:formula="of:=&quot;INSERT INTO Leader_Flavors(FlavorType, LeaderType, Flavor) SELECT 'FLAVOR_&quot;&amp;UPPER([.$A42])&amp;&quot;', Type, &quot;&amp;[.T42]&amp;&quot; FROM Leaders WHERE Type = 'LEADER_&quot;&amp;UPPER([.T$2])&amp;&quot;';&quot;" office:value-type="string" office:string-value="INSERT INTO Leader_Flavors(FlavorType, LeaderType, Flavor) SELECT 'FLAVOR_WATER_CONNECTION', Type, 4 FROM Leaders WHERE Type = 'LEADER_HIAWATHA';" calcext:value-type="string">
            <text:p>INSERT INTO Leader_Flavors(FlavorType, LeaderType, Flavor) SELECT 'FLAVOR_WATER_CONNECTION', Type, 4 FROM Leaders WHERE Type = 'LEADER_HIAWATHA';</text:p>
          </table:table-cell>
          <table:table-cell table:style-name="ce197" table:formula="of:=&quot;INSERT INTO Leader_Flavors(FlavorType, LeaderType, Flavor) SELECT 'FLAVOR_&quot;&amp;UPPER([.$A42])&amp;&quot;', Type, &quot;&amp;[.U42]&amp;&quot; FROM Leaders WHERE Type = 'LEADER_&quot;&amp;UPPER([.U$2])&amp;&quot;';&quot;" office:value-type="string" office:string-value="INSERT INTO Leader_Flavors(FlavorType, LeaderType, Flavor) SELECT 'FLAVOR_WATER_CONNECTION', Type, 4 FROM Leaders WHERE Type = 'LEADER_MONTEZUMA';" calcext:value-type="string">
            <text:p>INSERT INTO Leader_Flavors(FlavorType, LeaderType, Flavor) SELECT 'FLAVOR_WATER_CONNECTION', Type, 4 FROM Leaders WHERE Type = 'LEADER_MONTEZUMA';</text:p>
          </table:table-cell>
          <table:table-cell table:style-name="ce197" table:formula="of:=&quot;INSERT INTO Leader_Flavors(FlavorType, LeaderType, Flavor) SELECT 'FLAVOR_&quot;&amp;UPPER([.$A42])&amp;&quot;', Type, &quot;&amp;[.V42]&amp;&quot; FROM Leaders WHERE Type = 'LEADER_&quot;&amp;UPPER([.V$2])&amp;&quot;';&quot;" office:value-type="string" office:string-value="INSERT INTO Leader_Flavors(FlavorType, LeaderType, Flavor) SELECT 'FLAVOR_WATER_CONNECTION', Type, 4 FROM Leaders WHERE Type = 'LEADER_THEODORA';" calcext:value-type="string">
            <text:p>INSERT INTO Leader_Flavors(FlavorType, LeaderType, Flavor) SELECT 'FLAVOR_WATER_CONNECTION', Type, 4 FROM Leaders WHERE Type = 'LEADER_THEODORA';</text:p>
          </table:table-cell>
          <table:table-cell table:style-name="ce197" table:formula="of:=&quot;INSERT INTO Leader_Flavors(FlavorType, LeaderType, Flavor) SELECT 'FLAVOR_&quot;&amp;UPPER([.$A42])&amp;&quot;', Type, &quot;&amp;[.W42]&amp;&quot; FROM Leaders WHERE Type = 'LEADER_&quot;&amp;UPPER([.W$2])&amp;&quot;';&quot;" office:value-type="string" office:string-value="INSERT INTO Leader_Flavors(FlavorType, LeaderType, Flavor) SELECT 'FLAVOR_WATER_CONNECTION', Type, 4 FROM Leaders WHERE Type = 'LEADER_GAJAH_MADA';" calcext:value-type="string">
            <text:p>INSERT INTO Leader_Flavors(FlavorType, LeaderType, Flavor) SELECT 'FLAVOR_WATER_CONNECTION', Type, 4 FROM Leaders WHERE Type = 'LEADER_GAJAH_MADA';</text:p>
          </table:table-cell>
          <table:table-cell table:style-name="ce197" table:formula="of:=&quot;INSERT INTO Leader_Flavors(FlavorType, LeaderType, Flavor) SELECT 'FLAVOR_&quot;&amp;UPPER([.$A42])&amp;&quot;', Type, &quot;&amp;[.X42]&amp;&quot; FROM Leaders WHERE Type = 'LEADER_&quot;&amp;UPPER([.X$2])&amp;&quot;';&quot;" office:value-type="string" office:string-value="INSERT INTO Leader_Flavors(FlavorType, LeaderType, Flavor) SELECT 'FLAVOR_WATER_CONNECTION', Type, 4 FROM Leaders WHERE Type = 'LEADER_CASIMIR';" calcext:value-type="string">
            <text:p>INSERT INTO Leader_Flavors(FlavorType, LeaderType, Flavor) SELECT 'FLAVOR_WATER_CONNECTION', Type, 4 FROM Leaders WHERE Type = 'LEADER_CASIMIR';</text:p>
          </table:table-cell>
          <table:table-cell table:style-name="ce197" table:formula="of:=&quot;INSERT INTO Leader_Flavors(FlavorType, LeaderType, Flavor) SELECT 'FLAVOR_&quot;&amp;UPPER([.$A42])&amp;&quot;', Type, &quot;&amp;[.Y42]&amp;&quot; FROM Leaders WHERE Type = 'LEADER_&quot;&amp;UPPER([.Y$2])&amp;&quot;';&quot;" office:value-type="string" office:string-value="INSERT INTO Leader_Flavors(FlavorType, LeaderType, Flavor) SELECT 'FLAVOR_WATER_CONNECTION', Type, 4 FROM Leaders WHERE Type = 'LEADER_WU_ZETIAN';" calcext:value-type="string">
            <text:p>INSERT INTO Leader_Flavors(FlavorType, LeaderType, Flavor) SELECT 'FLAVOR_WATER_CONNECTION', Type, 4 FROM Leaders WHERE Type = 'LEADER_WU_ZETIAN';</text:p>
          </table:table-cell>
          <table:table-cell table:style-name="ce197" table:formula="of:=&quot;INSERT INTO Leader_Flavors(FlavorType, LeaderType, Flavor) SELECT 'FLAVOR_&quot;&amp;UPPER([.$A42])&amp;&quot;', Type, &quot;&amp;[.Z42]&amp;&quot; FROM Leaders WHERE Type = 'LEADER_&quot;&amp;UPPER([.Z$2])&amp;&quot;';&quot;" office:value-type="string" office:string-value="INSERT INTO Leader_Flavors(FlavorType, LeaderType, Flavor) SELECT 'FLAVOR_WATER_CONNECTION', Type, 4 FROM Leaders WHERE Type = 'LEADER_DIPLOMAT';" calcext:value-type="string">
            <text:p>INSERT INTO Leader_Flavors(FlavorType, LeaderType, Flavor) SELECT 'FLAVOR_WATER_CONNECTION', Type, 4 FROM Leaders WHERE Type = 'LEADER_DIPLOMAT';</text:p>
          </table:table-cell>
          <table:table-cell table:style-name="ce197" table:formula="of:=&quot;INSERT INTO Leader_Flavors(FlavorType, LeaderType, Flavor) SELECT 'FLAVOR_&quot;&amp;UPPER([.$A42])&amp;&quot;', Type, &quot;&amp;[.AA42]&amp;&quot; FROM Leaders WHERE Type = 'LEADER_&quot;&amp;UPPER([.AA$2])&amp;&quot;';&quot;" office:value-type="string" office:string-value="INSERT INTO Leader_Flavors(FlavorType, LeaderType, Flavor) SELECT 'FLAVOR_WATER_CONNECTION', Type, 4 FROM Leaders WHERE Type = 'LEADER_GANDHI';" calcext:value-type="string">
            <text:p>INSERT INTO Leader_Flavors(FlavorType, LeaderType, Flavor) SELECT 'FLAVOR_WATER_CONNECTION', Type, 4 FROM Leaders WHERE Type = 'LEADER_GANDHI';</text:p>
          </table:table-cell>
          <table:table-cell table:style-name="ce197" table:formula="of:=&quot;INSERT INTO Leader_Flavors(FlavorType, LeaderType, Flavor) SELECT 'FLAVOR_&quot;&amp;UPPER([.$A42])&amp;&quot;', Type, &quot;&amp;[.AB42]&amp;&quot; FROM Leaders WHERE Type = 'LEADER_&quot;&amp;UPPER([.AB$2])&amp;&quot;';&quot;" office:value-type="string" office:string-value="INSERT INTO Leader_Flavors(FlavorType, LeaderType, Flavor) SELECT 'FLAVOR_WATER_CONNECTION', Type, 4 FROM Leaders WHERE Type = 'LEADER_SELASSIE';" calcext:value-type="string">
            <text:p>INSERT INTO Leader_Flavors(FlavorType, LeaderType, Flavor) SELECT 'FLAVOR_WATER_CONNECTION', Type, 4 FROM Leaders WHERE Type = 'LEADER_SELASSIE';</text:p>
          </table:table-cell>
          <table:table-cell table:style-name="ce197" table:formula="of:=&quot;INSERT INTO Leader_Flavors(FlavorType, LeaderType, Flavor) SELECT 'FLAVOR_&quot;&amp;UPPER([.$A42])&amp;&quot;', Type, &quot;&amp;[.AC42]&amp;&quot; FROM Leaders WHERE Type = 'LEADER_&quot;&amp;UPPER([.AC$2])&amp;&quot;';&quot;" office:value-type="string" office:string-value="INSERT INTO Leader_Flavors(FlavorType, LeaderType, Flavor) SELECT 'FLAVOR_WATER_CONNECTION', Type, 4 FROM Leaders WHERE Type = 'LEADER_KAMEHAMEHA';" calcext:value-type="string">
            <text:p>INSERT INTO Leader_Flavors(FlavorType, LeaderType, Flavor) SELECT 'FLAVOR_WATER_CONNECTION', Type, 4 FROM Leaders WHERE Type = 'LEADER_KAMEHAMEHA';</text:p>
          </table:table-cell>
          <table:table-cell table:style-name="ce197" table:formula="of:=&quot;INSERT INTO Leader_Flavors(FlavorType, LeaderType, Flavor) SELECT 'FLAVOR_&quot;&amp;UPPER([.$A42])&amp;&quot;', Type, &quot;&amp;[.AD42]&amp;&quot; FROM Leaders WHERE Type = 'LEADER_&quot;&amp;UPPER([.AD$2])&amp;&quot;';&quot;" office:value-type="string" office:string-value="INSERT INTO Leader_Flavors(FlavorType, LeaderType, Flavor) SELECT 'FLAVOR_WATER_CONNECTION', Type, 4 FROM Leaders WHERE Type = 'LEADER_MARIA_I';" calcext:value-type="string">
            <text:p>INSERT INTO Leader_Flavors(FlavorType, LeaderType, Flavor) SELECT 'FLAVOR_WATER_CONNECTION', Type, 4 FROM Leaders WHERE Type = 'LEADER_MARIA_I';</text:p>
          </table:table-cell>
          <table:table-cell table:style-name="ce197" table:formula="of:=&quot;INSERT INTO Leader_Flavors(FlavorType, LeaderType, Flavor) SELECT 'FLAVOR_&quot;&amp;UPPER([.$A42])&amp;&quot;', Type, &quot;&amp;[.AE42]&amp;&quot; FROM Leaders WHERE Type = 'LEADER_&quot;&amp;UPPER([.AE$2])&amp;&quot;';&quot;" office:value-type="string" office:string-value="INSERT INTO Leader_Flavors(FlavorType, LeaderType, Flavor) SELECT 'FLAVOR_WATER_CONNECTION', Type, 4 FROM Leaders WHERE Type = 'LEADER_PACHACUTI';" calcext:value-type="string">
            <text:p>INSERT INTO Leader_Flavors(FlavorType, LeaderType, Flavor) SELECT 'FLAVOR_WATER_CONNECTION', Type, 4 FROM Leaders WHERE Type = 'LEADER_PACHACUTI';</text:p>
          </table:table-cell>
          <table:table-cell table:style-name="ce197" table:formula="of:=&quot;INSERT INTO Leader_Flavors(FlavorType, LeaderType, Flavor) SELECT 'FLAVOR_&quot;&amp;UPPER([.$A42])&amp;&quot;', Type, &quot;&amp;[.AF42]&amp;&quot; FROM Leaders WHERE Type = 'LEADER_&quot;&amp;UPPER([.AF$2])&amp;&quot;';&quot;" office:value-type="string" office:string-value="INSERT INTO Leader_Flavors(FlavorType, LeaderType, Flavor) SELECT 'FLAVOR_WATER_CONNECTION', Type, 4 FROM Leaders WHERE Type = 'LEADER_RAMESSES';" calcext:value-type="string">
            <text:p>INSERT INTO Leader_Flavors(FlavorType, LeaderType, Flavor) SELECT 'FLAVOR_WATER_CONNECTION', Type, 4 FROM Leaders WHERE Type = 'LEADER_RAMESSES';</text:p>
          </table:table-cell>
          <table:table-cell table:style-name="ce197" table:formula="of:=&quot;INSERT INTO Leader_Flavors(FlavorType, LeaderType, Flavor) SELECT 'FLAVOR_&quot;&amp;UPPER([.$A42])&amp;&quot;', Type, &quot;&amp;[.AG42]&amp;&quot; FROM Leaders WHERE Type = 'LEADER_&quot;&amp;UPPER([.AG$2])&amp;&quot;';&quot;" office:value-type="string" office:string-value="INSERT INTO Leader_Flavors(FlavorType, LeaderType, Flavor) SELECT 'FLAVOR_WATER_CONNECTION', Type, 4 FROM Leaders WHERE Type = 'LEADER_RAMKHAMHAENG';" calcext:value-type="string">
            <text:p>INSERT INTO Leader_Flavors(FlavorType, LeaderType, Flavor) SELECT 'FLAVOR_WATER_CONNECTION', Type, 4 FROM Leaders WHERE Type = 'LEADER_RAMKHAMHAENG';</text:p>
          </table:table-cell>
          <table:table-cell table:style-name="ce197" table:formula="of:=&quot;INSERT INTO Leader_Flavors(FlavorType, LeaderType, Flavor) SELECT 'FLAVOR_&quot;&amp;UPPER([.$A42])&amp;&quot;', Type, &quot;&amp;[.AH42]&amp;&quot; FROM Leaders WHERE Type = 'LEADER_&quot;&amp;UPPER([.AH$2])&amp;&quot;';&quot;" office:value-type="string" office:string-value="INSERT INTO Leader_Flavors(FlavorType, LeaderType, Flavor) SELECT 'FLAVOR_WATER_CONNECTION', Type, 4 FROM Leaders WHERE Type = 'LEADER_PEDRO';" calcext:value-type="string">
            <text:p>INSERT INTO Leader_Flavors(FlavorType, LeaderType, Flavor) SELECT 'FLAVOR_WATER_CONNECTION', Type, 4 FROM Leaders WHERE Type = 'LEADER_PEDRO';</text:p>
          </table:table-cell>
          <table:table-cell table:style-name="ce197" table:formula="of:=&quot;INSERT INTO Leader_Flavors(FlavorType, LeaderType, Flavor) SELECT 'FLAVOR_&quot;&amp;UPPER([.$A42])&amp;&quot;', Type, &quot;&amp;[.AI42]&amp;&quot; FROM Leaders WHERE Type = 'LEADER_&quot;&amp;UPPER([.AI$2])&amp;&quot;';&quot;" office:value-type="string" office:string-value="INSERT INTO Leader_Flavors(FlavorType, LeaderType, Flavor) SELECT 'FLAVOR_WATER_CONNECTION', Type, 4 FROM Leaders WHERE Type = 'LEADER_AHMAD_ALMANSUR';" calcext:value-type="string">
            <text:p>INSERT INTO Leader_Flavors(FlavorType, LeaderType, Flavor) SELECT 'FLAVOR_WATER_CONNECTION', Type, 4 FROM Leaders WHERE Type = 'LEADER_AHMAD_ALMANSUR';</text:p>
          </table:table-cell>
          <table:table-cell table:style-name="ce197" table:formula="of:=&quot;INSERT INTO Leader_Flavors(FlavorType, LeaderType, Flavor) SELECT 'FLAVOR_&quot;&amp;UPPER([.$A42])&amp;&quot;', Type, &quot;&amp;[.AJ42]&amp;&quot; FROM Leaders WHERE Type = 'LEADER_&quot;&amp;UPPER([.AJ$2])&amp;&quot;';&quot;" office:value-type="string" office:string-value="INSERT INTO Leader_Flavors(FlavorType, LeaderType, Flavor) SELECT 'FLAVOR_WATER_CONNECTION', Type, 4 FROM Leaders WHERE Type = 'LEADER_SEJONG';" calcext:value-type="string">
            <text:p>INSERT INTO Leader_Flavors(FlavorType, LeaderType, Flavor) SELECT 'FLAVOR_WATER_CONNECTION', Type, 4 FROM Leaders WHERE Type = 'LEADER_SEJONG';</text:p>
          </table:table-cell>
          <table:table-cell table:style-name="ce197" table:formula="of:=&quot;INSERT INTO Leader_Flavors(FlavorType, LeaderType, Flavor) SELECT 'FLAVOR_&quot;&amp;UPPER([.$A42])&amp;&quot;', Type, &quot;&amp;[.AK42]&amp;&quot; FROM Leaders WHERE Type = 'LEADER_&quot;&amp;UPPER([.AK$2])&amp;&quot;';&quot;" office:value-type="string" office:string-value="INSERT INTO Leader_Flavors(FlavorType, LeaderType, Flavor) SELECT 'FLAVOR_WATER_CONNECTION', Type, 4 FROM Leaders WHERE Type = 'LEADER_EXPANSIONIST';" calcext:value-type="string">
            <text:p>INSERT INTO Leader_Flavors(FlavorType, LeaderType, Flavor) SELECT 'FLAVOR_WATER_CONNECTION', Type, 4 FROM Leaders WHERE Type = 'LEADER_EXPANSIONIST';</text:p>
          </table:table-cell>
          <table:table-cell table:style-name="ce197" table:formula="of:=&quot;INSERT INTO Leader_Flavors(FlavorType, LeaderType, Flavor) SELECT 'FLAVOR_&quot;&amp;UPPER([.$A42])&amp;&quot;', Type, &quot;&amp;[.AL42]&amp;&quot; FROM Leaders WHERE Type = 'LEADER_&quot;&amp;UPPER([.AL$2])&amp;&quot;';&quot;" office:value-type="string" office:string-value="INSERT INTO Leader_Flavors(FlavorType, LeaderType, Flavor) SELECT 'FLAVOR_WATER_CONNECTION', Type, 4 FROM Leaders WHERE Type = 'LEADER_BOUDICCA';" calcext:value-type="string">
            <text:p>INSERT INTO Leader_Flavors(FlavorType, LeaderType, Flavor) SELECT 'FLAVOR_WATER_CONNECTION', Type, 4 FROM Leaders WHERE Type = 'LEADER_BOUDICCA';</text:p>
          </table:table-cell>
          <table:table-cell table:style-name="ce197" table:formula="of:=&quot;INSERT INTO Leader_Flavors(FlavorType, LeaderType, Flavor) SELECT 'FLAVOR_&quot;&amp;UPPER([.$A42])&amp;&quot;', Type, &quot;&amp;[.AM42]&amp;&quot; FROM Leaders WHERE Type = 'LEADER_&quot;&amp;UPPER([.AM$2])&amp;&quot;';&quot;" office:value-type="string" office:string-value="INSERT INTO Leader_Flavors(FlavorType, LeaderType, Flavor) SELECT 'FLAVOR_WATER_CONNECTION', Type, 4 FROM Leaders WHERE Type = 'LEADER_DARIUS';" calcext:value-type="string">
            <text:p>INSERT INTO Leader_Flavors(FlavorType, LeaderType, Flavor) SELECT 'FLAVOR_WATER_CONNECTION', Type, 4 FROM Leaders WHERE Type = 'LEADER_DARIUS';</text:p>
          </table:table-cell>
          <table:table-cell table:style-name="ce197" table:formula="of:=&quot;INSERT INTO Leader_Flavors(FlavorType, LeaderType, Flavor) SELECT 'FLAVOR_&quot;&amp;UPPER([.$A42])&amp;&quot;', Type, &quot;&amp;[.AN42]&amp;&quot; FROM Leaders WHERE Type = 'LEADER_&quot;&amp;UPPER([.AN$2])&amp;&quot;';&quot;" office:value-type="string" office:string-value="INSERT INTO Leader_Flavors(FlavorType, LeaderType, Flavor) SELECT 'FLAVOR_WATER_CONNECTION', Type, 4 FROM Leaders WHERE Type = 'LEADER_DIDO';" calcext:value-type="string">
            <text:p>INSERT INTO Leader_Flavors(FlavorType, LeaderType, Flavor) SELECT 'FLAVOR_WATER_CONNECTION', Type, 4 FROM Leaders WHERE Type = 'LEADER_DIDO';</text:p>
          </table:table-cell>
          <table:table-cell table:style-name="ce197" table:formula="of:=&quot;INSERT INTO Leader_Flavors(FlavorType, LeaderType, Flavor) SELECT 'FLAVOR_&quot;&amp;UPPER([.$A42])&amp;&quot;', Type, &quot;&amp;[.AO42]&amp;&quot; FROM Leaders WHERE Type = 'LEADER_&quot;&amp;UPPER([.AO$2])&amp;&quot;';&quot;" office:value-type="string" office:string-value="INSERT INTO Leader_Flavors(FlavorType, LeaderType, Flavor) SELECT 'FLAVOR_WATER_CONNECTION', Type, 4 FROM Leaders WHERE Type = 'LEADER_HARUN_AL_RASHID';" calcext:value-type="string">
            <text:p>INSERT INTO Leader_Flavors(FlavorType, LeaderType, Flavor) SELECT 'FLAVOR_WATER_CONNECTION', Type, 4 FROM Leaders WHERE Type = 'LEADER_HARUN_AL_RASHID';</text:p>
          </table:table-cell>
          <table:table-cell table:style-name="ce197" table:formula="of:=&quot;INSERT INTO Leader_Flavors(FlavorType, LeaderType, Flavor) SELECT 'FLAVOR_&quot;&amp;UPPER([.$A42])&amp;&quot;', Type, &quot;&amp;[.AP42]&amp;&quot; FROM Leaders WHERE Type = 'LEADER_&quot;&amp;UPPER([.AP$2])&amp;&quot;';&quot;" office:value-type="string" office:string-value="INSERT INTO Leader_Flavors(FlavorType, LeaderType, Flavor) SELECT 'FLAVOR_WATER_CONNECTION', Type, 4 FROM Leaders WHERE Type = 'LEADER_NEBUCHADNEZZAR';" calcext:value-type="string">
            <text:p>INSERT INTO Leader_Flavors(FlavorType, LeaderType, Flavor) SELECT 'FLAVOR_WATER_CONNECTION', Type, 4 FROM Leaders WHERE Type = 'LEADER_NEBUCHADNEZZAR';</text:p>
          </table:table-cell>
          <table:table-cell table:style-name="ce197" table:formula="of:=&quot;INSERT INTO Leader_Flavors(FlavorType, LeaderType, Flavor) SELECT 'FLAVOR_&quot;&amp;UPPER([.$A42])&amp;&quot;', Type, &quot;&amp;[.AQ42]&amp;&quot; FROM Leaders WHERE Type = 'LEADER_&quot;&amp;UPPER([.AQ$2])&amp;&quot;';&quot;" office:value-type="string" office:string-value="INSERT INTO Leader_Flavors(FlavorType, LeaderType, Flavor) SELECT 'FLAVOR_WATER_CONNECTION', Type, 4 FROM Leaders WHERE Type = 'LEADER_PACAL';" calcext:value-type="string">
            <text:p>INSERT INTO Leader_Flavors(FlavorType, LeaderType, Flavor) SELECT 'FLAVOR_WATER_CONNECTION', Type, 4 FROM Leaders WHERE Type = 'LEADER_PACAL';</text:p>
          </table:table-cell>
          <table:table-cell table:style-name="ce197" table:formula="of:=&quot;INSERT INTO Leader_Flavors(FlavorType, LeaderType, Flavor) SELECT 'FLAVOR_&quot;&amp;UPPER([.$A42])&amp;&quot;', Type, &quot;&amp;[.AR42]&amp;&quot; FROM Leaders WHERE Type = 'LEADER_&quot;&amp;UPPER([.AR$2])&amp;&quot;';&quot;" office:value-type="string" office:string-value="INSERT INTO Leader_Flavors(FlavorType, LeaderType, Flavor) SELECT 'FLAVOR_WATER_CONNECTION', Type, 4 FROM Leaders WHERE Type = 'LEADER_SULEIMAN';" calcext:value-type="string">
            <text:p>INSERT INTO Leader_Flavors(FlavorType, LeaderType, Flavor) SELECT 'FLAVOR_WATER_CONNECTION', Type, 4 FROM Leaders WHERE Type = 'LEADER_SULEIMAN';</text:p>
          </table:table-cell>
          <table:table-cell table:style-name="ce197" table:formula="of:=&quot;INSERT INTO Leader_Flavors(FlavorType, LeaderType, Flavor) SELECT 'FLAVOR_&quot;&amp;UPPER([.$A42])&amp;&quot;', Type, &quot;&amp;[.AS42]&amp;&quot; FROM Leaders WHERE Type = 'LEADER_&quot;&amp;UPPER([.AS$2])&amp;&quot;';&quot;" office:value-type="string" office:string-value="INSERT INTO Leader_Flavors(FlavorType, LeaderType, Flavor) SELECT 'FLAVOR_WATER_CONNECTION', Type, 4 FROM Leaders WHERE Type = 'LEADER_WASHINGTON';" calcext:value-type="string">
            <text:p>INSERT INTO Leader_Flavors(FlavorType, LeaderType, Flavor) SELECT 'FLAVOR_WATER_CONNECTION', Type, 4 FROM Leaders WHERE Type = 'LEADER_WASHINGTON';</text:p>
          </table:table-cell>
          <table:table-cell table:style-name="ce197" table:formula="of:=&quot;INSERT INTO Leader_Flavors(FlavorType, LeaderType, Flavor) SELECT 'FLAVOR_&quot;&amp;UPPER([.$A42])&amp;&quot;', Type, &quot;&amp;[.AT42]&amp;&quot; FROM Leaders WHERE Type = 'LEADER_&quot;&amp;UPPER([.AT$2])&amp;&quot;';&quot;" office:value-type="string" office:string-value="INSERT INTO Leader_Flavors(FlavorType, LeaderType, Flavor) SELECT 'FLAVOR_WATER_CONNECTION', Type, 4 FROM Leaders WHERE Type = 'LEADER_MARIA';" calcext:value-type="string">
            <text:p>INSERT INTO Leader_Flavors(FlavorType, LeaderType, Flavor) SELECT 'FLAVOR_WATER_CONNECTION', Type, 4 FROM Leaders WHERE Type = 'LEADER_MARIA';</text:p>
          </table:table-cell>
          <table:table-cell table:style-name="ce197" table:formula="of:=&quot;INSERT INTO Leader_Flavors(FlavorType, LeaderType, Flavor) SELECT 'FLAVOR_&quot;&amp;UPPER([.$A42])&amp;&quot;', Type, &quot;&amp;[.AU42]&amp;&quot; FROM Leaders WHERE Type = 'LEADER_&quot;&amp;UPPER([.AU$2])&amp;&quot;';&quot;" office:value-type="string" office:string-value="INSERT INTO Leader_Flavors(FlavorType, LeaderType, Flavor) SELECT 'FLAVOR_WATER_CONNECTION', Type, 4 FROM Leaders WHERE Type = 'LEADER_POCATELLO';" calcext:value-type="string">
            <text:p>INSERT INTO Leader_Flavors(FlavorType, LeaderType, Flavor) SELECT 'FLAVOR_WATER_CONNECTION', Type, 4 FROM Leaders WHERE Type = 'LEADER_POCATELLO';</text:p>
          </table:table-cell>
          <table:table-cell table:style-name="ce197" table:formula="of:=&quot;INSERT INTO Leader_Flavors(FlavorType, LeaderType, Flavor) SELECT 'FLAVOR_&quot;&amp;UPPER([.$A42])&amp;&quot;', Type, &quot;&amp;[.AV42]&amp;&quot; FROM Leaders WHERE Type = 'LEADER_&quot;&amp;UPPER([.AV$2])&amp;&quot;';&quot;" office:value-type="string" office:string-value="INSERT INTO Leader_Flavors(FlavorType, LeaderType, Flavor) SELECT 'FLAVOR_WATER_CONNECTION', Type, 4 FROM Leaders WHERE Type = 'LEADER_WILLIAM';" calcext:value-type="string">
            <text:p>INSERT INTO Leader_Flavors(FlavorType, LeaderType, Flavor) SELECT 'FLAVOR_WATER_CONNECTION', Type, 4 FROM Leaders WHERE Type = 'LEADER_WILLIAM';</text:p>
          </table:table-cell>
          <table:table-cell table:number-columns-repeated="976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43])&amp;&quot;', Type, &quot;&amp;[.C43]&amp;&quot; FROM Leaders WHERE Type = 'LEADER_&quot;&amp;UPPER([.C$2])&amp;&quot;';&quot;" office:value-type="string" office:string-value="INSERT INTO Leader_Flavors(FlavorType, LeaderType, Flavor) SELECT 'FLAVOR_DIPLOMACY', Type, 0 FROM Leaders WHERE Type = 'LEADER_ASHURBANIPAL';" calcext:value-type="string">
            <text:p>INSERT INTO Leader_Flavors(FlavorType, LeaderType, Flavor) SELECT 'FLAVOR_DIPLOMACY', Type, 0 FROM Leaders WHERE Type = 'LEADER_ASHURBANIPAL';</text:p>
          </table:table-cell>
          <table:table-cell table:style-name="ce197" table:formula="of:=&quot;INSERT INTO Leader_Flavors(FlavorType, LeaderType, Flavor) SELECT 'FLAVOR_&quot;&amp;UPPER([.$A43])&amp;&quot;', Type, &quot;&amp;[.D43]&amp;&quot; FROM Leaders WHERE Type = 'LEADER_&quot;&amp;UPPER([.D$2])&amp;&quot;';&quot;" office:value-type="string" office:string-value="INSERT INTO Leader_Flavors(FlavorType, LeaderType, Flavor) SELECT 'FLAVOR_DIPLOMACY', Type, 0 FROM Leaders WHERE Type = 'LEADER_ASKIA';" calcext:value-type="string">
            <text:p>INSERT INTO Leader_Flavors(FlavorType, LeaderType, Flavor) SELECT 'FLAVOR_DIPLOMACY', Type, 0 FROM Leaders WHERE Type = 'LEADER_ASKIA';</text:p>
          </table:table-cell>
          <table:table-cell table:style-name="ce197" table:formula="of:=&quot;INSERT INTO Leader_Flavors(FlavorType, LeaderType, Flavor) SELECT 'FLAVOR_&quot;&amp;UPPER([.$A43])&amp;&quot;', Type, &quot;&amp;[.E43]&amp;&quot; FROM Leaders WHERE Type = 'LEADER_&quot;&amp;UPPER([.E$2])&amp;&quot;';&quot;" office:value-type="string" office:string-value="INSERT INTO Leader_Flavors(FlavorType, LeaderType, Flavor) SELECT 'FLAVOR_DIPLOMACY', Type, 0 FROM Leaders WHERE Type = 'LEADER_ATTILA';" calcext:value-type="string">
            <text:p>INSERT INTO Leader_Flavors(FlavorType, LeaderType, Flavor) SELECT 'FLAVOR_DIPLOMACY', Type, 0 FROM Leaders WHERE Type = 'LEADER_ATTILA';</text:p>
          </table:table-cell>
          <table:table-cell table:style-name="ce197" table:formula="of:=&quot;INSERT INTO Leader_Flavors(FlavorType, LeaderType, Flavor) SELECT 'FLAVOR_&quot;&amp;UPPER([.$A43])&amp;&quot;', Type, &quot;&amp;[.F43]&amp;&quot; FROM Leaders WHERE Type = 'LEADER_&quot;&amp;UPPER([.F$2])&amp;&quot;';&quot;" office:value-type="string" office:string-value="INSERT INTO Leader_Flavors(FlavorType, LeaderType, Flavor) SELECT 'FLAVOR_DIPLOMACY', Type, 0 FROM Leaders WHERE Type = 'LEADER_AUGUSTUS';" calcext:value-type="string">
            <text:p>INSERT INTO Leader_Flavors(FlavorType, LeaderType, Flavor) SELECT 'FLAVOR_DIPLOMACY', Type, 0 FROM Leaders WHERE Type = 'LEADER_AUGUSTUS';</text:p>
          </table:table-cell>
          <table:table-cell table:style-name="ce197" table:formula="of:=&quot;INSERT INTO Leader_Flavors(FlavorType, LeaderType, Flavor) SELECT 'FLAVOR_&quot;&amp;UPPER([.$A43])&amp;&quot;', Type, &quot;&amp;[.G43]&amp;&quot; FROM Leaders WHERE Type = 'LEADER_&quot;&amp;UPPER([.G$2])&amp;&quot;';&quot;" office:value-type="string" office:string-value="INSERT INTO Leader_Flavors(FlavorType, LeaderType, Flavor) SELECT 'FLAVOR_DIPLOMACY', Type, 0 FROM Leaders WHERE Type = 'LEADER_GENGHIS_KHAN';" calcext:value-type="string">
            <text:p>INSERT INTO Leader_Flavors(FlavorType, LeaderType, Flavor) SELECT 'FLAVOR_DIPLOMACY', Type, 0 FROM Leaders WHERE Type = 'LEADER_GENGHIS_KHAN';</text:p>
          </table:table-cell>
          <table:table-cell table:style-name="ce197" table:formula="of:=&quot;INSERT INTO Leader_Flavors(FlavorType, LeaderType, Flavor) SELECT 'FLAVOR_&quot;&amp;UPPER([.$A43])&amp;&quot;', Type, &quot;&amp;[.H43]&amp;&quot; FROM Leaders WHERE Type = 'LEADER_&quot;&amp;UPPER([.H$2])&amp;&quot;';&quot;" office:value-type="string" office:string-value="INSERT INTO Leader_Flavors(FlavorType, LeaderType, Flavor) SELECT 'FLAVOR_DIPLOMACY', Type, 0 FROM Leaders WHERE Type = 'LEADER_HARALD';" calcext:value-type="string">
            <text:p>INSERT INTO Leader_Flavors(FlavorType, LeaderType, Flavor) SELECT 'FLAVOR_DIPLOMACY', Type, 0 FROM Leaders WHERE Type = 'LEADER_HARALD';</text:p>
          </table:table-cell>
          <table:table-cell table:style-name="ce197" table:formula="of:=&quot;INSERT INTO Leader_Flavors(FlavorType, LeaderType, Flavor) SELECT 'FLAVOR_&quot;&amp;UPPER([.$A43])&amp;&quot;', Type, &quot;&amp;[.I43]&amp;&quot; FROM Leaders WHERE Type = 'LEADER_&quot;&amp;UPPER([.I$2])&amp;&quot;';&quot;" office:value-type="string" office:string-value="INSERT INTO Leader_Flavors(FlavorType, LeaderType, Flavor) SELECT 'FLAVOR_DIPLOMACY', Type, 0 FROM Leaders WHERE Type = 'LEADER_ISABELLA';" calcext:value-type="string">
            <text:p>INSERT INTO Leader_Flavors(FlavorType, LeaderType, Flavor) SELECT 'FLAVOR_DIPLOMACY', Type, 0 FROM Leaders WHERE Type = 'LEADER_ISABELLA';</text:p>
          </table:table-cell>
          <table:table-cell table:style-name="ce197" table:formula="of:=&quot;INSERT INTO Leader_Flavors(FlavorType, LeaderType, Flavor) SELECT 'FLAVOR_&quot;&amp;UPPER([.$A43])&amp;&quot;', Type, &quot;&amp;[.J43]&amp;&quot; FROM Leaders WHERE Type = 'LEADER_&quot;&amp;UPPER([.J$2])&amp;&quot;';&quot;" office:value-type="string" office:string-value="INSERT INTO Leader_Flavors(FlavorType, LeaderType, Flavor) SELECT 'FLAVOR_DIPLOMACY', Type, 0 FROM Leaders WHERE Type = 'LEADER_NAPOLEON';" calcext:value-type="string">
            <text:p>INSERT INTO Leader_Flavors(FlavorType, LeaderType, Flavor) SELECT 'FLAVOR_DIPLOMACY', Type, 0 FROM Leaders WHERE Type = 'LEADER_NAPOLEON';</text:p>
          </table:table-cell>
          <table:table-cell table:style-name="ce197" table:formula="of:=&quot;INSERT INTO Leader_Flavors(FlavorType, LeaderType, Flavor) SELECT 'FLAVOR_&quot;&amp;UPPER([.$A43])&amp;&quot;', Type, &quot;&amp;[.K43]&amp;&quot; FROM Leaders WHERE Type = 'LEADER_&quot;&amp;UPPER([.K$2])&amp;&quot;';&quot;" office:value-type="string" office:string-value="INSERT INTO Leader_Flavors(FlavorType, LeaderType, Flavor) SELECT 'FLAVOR_DIPLOMACY', Type, 0 FROM Leaders WHERE Type = 'LEADER_ODA_NOBUNAGA';" calcext:value-type="string">
            <text:p>INSERT INTO Leader_Flavors(FlavorType, LeaderType, Flavor) SELECT 'FLAVOR_DIPLOMACY', Type, 0 FROM Leaders WHERE Type = 'LEADER_ODA_NOBUNAGA';</text:p>
          </table:table-cell>
          <table:table-cell table:style-name="ce197" table:formula="of:=&quot;INSERT INTO Leader_Flavors(FlavorType, LeaderType, Flavor) SELECT 'FLAVOR_&quot;&amp;UPPER([.$A43])&amp;&quot;', Type, &quot;&amp;[.L43]&amp;&quot; FROM Leaders WHERE Type = 'LEADER_&quot;&amp;UPPER([.L$2])&amp;&quot;';&quot;" office:value-type="string" office:string-value="INSERT INTO Leader_Flavors(FlavorType, LeaderType, Flavor) SELECT 'FLAVOR_DIPLOMACY', Type, 0 FROM Leaders WHERE Type = 'LEADER_ENRICO_DANDOLO';" calcext:value-type="string">
            <text:p>INSERT INTO Leader_Flavors(FlavorType, LeaderType, Flavor) SELECT 'FLAVOR_DIPLOMACY', Type, 0 FROM Leaders WHERE Type = 'LEADER_ENRICO_DANDOLO';</text:p>
          </table:table-cell>
          <table:table-cell table:style-name="ce197" table:formula="of:=&quot;INSERT INTO Leader_Flavors(FlavorType, LeaderType, Flavor) SELECT 'FLAVOR_&quot;&amp;UPPER([.$A43])&amp;&quot;', Type, &quot;&amp;[.M43]&amp;&quot; FROM Leaders WHERE Type = 'LEADER_&quot;&amp;UPPER([.M$2])&amp;&quot;';&quot;" office:value-type="string" office:string-value="INSERT INTO Leader_Flavors(FlavorType, LeaderType, Flavor) SELECT 'FLAVOR_DIPLOMACY', Type, 0 FROM Leaders WHERE Type = 'LEADER_SHAKA';" calcext:value-type="string">
            <text:p>INSERT INTO Leader_Flavors(FlavorType, LeaderType, Flavor) SELECT 'FLAVOR_DIPLOMACY', Type, 0 FROM Leaders WHERE Type = 'LEADER_SHAKA';</text:p>
          </table:table-cell>
          <table:table-cell table:style-name="ce197" table:formula="of:=&quot;INSERT INTO Leader_Flavors(FlavorType, LeaderType, Flavor) SELECT 'FLAVOR_&quot;&amp;UPPER([.$A43])&amp;&quot;', Type, &quot;&amp;[.N43]&amp;&quot; FROM Leaders WHERE Type = 'LEADER_&quot;&amp;UPPER([.N$2])&amp;&quot;';&quot;" office:value-type="string" office:string-value="INSERT INTO Leader_Flavors(FlavorType, LeaderType, Flavor) SELECT 'FLAVOR_DIPLOMACY', Type, 8 FROM Leaders WHERE Type = 'LEADER_COALITION';" calcext:value-type="string">
            <text:p>INSERT INTO Leader_Flavors(FlavorType, LeaderType, Flavor) SELECT 'FLAVOR_DIPLOMACY', Type, 8 FROM Leaders WHERE Type = 'LEADER_COALITION';</text:p>
          </table:table-cell>
          <table:table-cell table:style-name="ce197" table:formula="of:=&quot;INSERT INTO Leader_Flavors(FlavorType, LeaderType, Flavor) SELECT 'FLAVOR_&quot;&amp;UPPER([.$A43])&amp;&quot;', Type, &quot;&amp;[.O43]&amp;&quot; FROM Leaders WHERE Type = 'LEADER_&quot;&amp;UPPER([.O$2])&amp;&quot;';&quot;" office:value-type="string" office:string-value="INSERT INTO Leader_Flavors(FlavorType, LeaderType, Flavor) SELECT 'FLAVOR_DIPLOMACY', Type, 8 FROM Leaders WHERE Type = 'LEADER_ALEXANDER';" calcext:value-type="string">
            <text:p>INSERT INTO Leader_Flavors(FlavorType, LeaderType, Flavor) SELECT 'FLAVOR_DIPLOMACY', Type, 8 FROM Leaders WHERE Type = 'LEADER_ALEXANDER';</text:p>
          </table:table-cell>
          <table:table-cell table:style-name="ce197" table:formula="of:=&quot;INSERT INTO Leader_Flavors(FlavorType, LeaderType, Flavor) SELECT 'FLAVOR_&quot;&amp;UPPER([.$A43])&amp;&quot;', Type, &quot;&amp;[.P43]&amp;&quot; FROM Leaders WHERE Type = 'LEADER_&quot;&amp;UPPER([.P$2])&amp;&quot;';&quot;" office:value-type="string" office:string-value="INSERT INTO Leader_Flavors(FlavorType, LeaderType, Flavor) SELECT 'FLAVOR_DIPLOMACY', Type, 8 FROM Leaders WHERE Type = 'LEADER_BISMARCK';" calcext:value-type="string">
            <text:p>INSERT INTO Leader_Flavors(FlavorType, LeaderType, Flavor) SELECT 'FLAVOR_DIPLOMACY', Type, 8 FROM Leaders WHERE Type = 'LEADER_BISMARCK';</text:p>
          </table:table-cell>
          <table:table-cell table:style-name="ce197" table:formula="of:=&quot;INSERT INTO Leader_Flavors(FlavorType, LeaderType, Flavor) SELECT 'FLAVOR_&quot;&amp;UPPER([.$A43])&amp;&quot;', Type, &quot;&amp;[.Q43]&amp;&quot; FROM Leaders WHERE Type = 'LEADER_&quot;&amp;UPPER([.Q$2])&amp;&quot;';&quot;" office:value-type="string" office:string-value="INSERT INTO Leader_Flavors(FlavorType, LeaderType, Flavor) SELECT 'FLAVOR_DIPLOMACY', Type, 8 FROM Leaders WHERE Type = 'LEADER_CATHERINE';" calcext:value-type="string">
            <text:p>INSERT INTO Leader_Flavors(FlavorType, LeaderType, Flavor) SELECT 'FLAVOR_DIPLOMACY', Type, 8 FROM Leaders WHERE Type = 'LEADER_CATHERINE';</text:p>
          </table:table-cell>
          <table:table-cell table:style-name="ce197" table:formula="of:=&quot;INSERT INTO Leader_Flavors(FlavorType, LeaderType, Flavor) SELECT 'FLAVOR_&quot;&amp;UPPER([.$A43])&amp;&quot;', Type, &quot;&amp;[.R43]&amp;&quot; FROM Leaders WHERE Type = 'LEADER_&quot;&amp;UPPER([.R$2])&amp;&quot;';&quot;" office:value-type="string" office:string-value="INSERT INTO Leader_Flavors(FlavorType, LeaderType, Flavor) SELECT 'FLAVOR_DIPLOMACY', Type, 8 FROM Leaders WHERE Type = 'LEADER_ELIZABETH';" calcext:value-type="string">
            <text:p>INSERT INTO Leader_Flavors(FlavorType, LeaderType, Flavor) SELECT 'FLAVOR_DIPLOMACY', Type, 8 FROM Leaders WHERE Type = 'LEADER_ELIZABETH';</text:p>
          </table:table-cell>
          <table:table-cell table:style-name="ce197" table:formula="of:=&quot;INSERT INTO Leader_Flavors(FlavorType, LeaderType, Flavor) SELECT 'FLAVOR_&quot;&amp;UPPER([.$A43])&amp;&quot;', Type, &quot;&amp;[.S43]&amp;&quot; FROM Leaders WHERE Type = 'LEADER_&quot;&amp;UPPER([.S$2])&amp;&quot;';&quot;" office:value-type="string" office:string-value="INSERT INTO Leader_Flavors(FlavorType, LeaderType, Flavor) SELECT 'FLAVOR_DIPLOMACY', Type, 8 FROM Leaders WHERE Type = 'LEADER_GUSTAVUS_ADOLPHUS';" calcext:value-type="string">
            <text:p>INSERT INTO Leader_Flavors(FlavorType, LeaderType, Flavor) SELECT 'FLAVOR_DIPLOMACY', Type, 8 FROM Leaders WHERE Type = 'LEADER_GUSTAVUS_ADOLPHUS';</text:p>
          </table:table-cell>
          <table:table-cell table:style-name="ce197" table:formula="of:=&quot;INSERT INTO Leader_Flavors(FlavorType, LeaderType, Flavor) SELECT 'FLAVOR_&quot;&amp;UPPER([.$A43])&amp;&quot;', Type, &quot;&amp;[.T43]&amp;&quot; FROM Leaders WHERE Type = 'LEADER_&quot;&amp;UPPER([.T$2])&amp;&quot;';&quot;" office:value-type="string" office:string-value="INSERT INTO Leader_Flavors(FlavorType, LeaderType, Flavor) SELECT 'FLAVOR_DIPLOMACY', Type, 8 FROM Leaders WHERE Type = 'LEADER_HIAWATHA';" calcext:value-type="string">
            <text:p>INSERT INTO Leader_Flavors(FlavorType, LeaderType, Flavor) SELECT 'FLAVOR_DIPLOMACY', Type, 8 FROM Leaders WHERE Type = 'LEADER_HIAWATHA';</text:p>
          </table:table-cell>
          <table:table-cell table:style-name="ce197" table:formula="of:=&quot;INSERT INTO Leader_Flavors(FlavorType, LeaderType, Flavor) SELECT 'FLAVOR_&quot;&amp;UPPER([.$A43])&amp;&quot;', Type, &quot;&amp;[.U43]&amp;&quot; FROM Leaders WHERE Type = 'LEADER_&quot;&amp;UPPER([.U$2])&amp;&quot;';&quot;" office:value-type="string" office:string-value="INSERT INTO Leader_Flavors(FlavorType, LeaderType, Flavor) SELECT 'FLAVOR_DIPLOMACY', Type, 8 FROM Leaders WHERE Type = 'LEADER_MONTEZUMA';" calcext:value-type="string">
            <text:p>INSERT INTO Leader_Flavors(FlavorType, LeaderType, Flavor) SELECT 'FLAVOR_DIPLOMACY', Type, 8 FROM Leaders WHERE Type = 'LEADER_MONTEZUMA';</text:p>
          </table:table-cell>
          <table:table-cell table:style-name="ce197" table:formula="of:=&quot;INSERT INTO Leader_Flavors(FlavorType, LeaderType, Flavor) SELECT 'FLAVOR_&quot;&amp;UPPER([.$A43])&amp;&quot;', Type, &quot;&amp;[.V43]&amp;&quot; FROM Leaders WHERE Type = 'LEADER_&quot;&amp;UPPER([.V$2])&amp;&quot;';&quot;" office:value-type="string" office:string-value="INSERT INTO Leader_Flavors(FlavorType, LeaderType, Flavor) SELECT 'FLAVOR_DIPLOMACY', Type, 8 FROM Leaders WHERE Type = 'LEADER_THEODORA';" calcext:value-type="string">
            <text:p>INSERT INTO Leader_Flavors(FlavorType, LeaderType, Flavor) SELECT 'FLAVOR_DIPLOMACY', Type, 8 FROM Leaders WHERE Type = 'LEADER_THEODORA';</text:p>
          </table:table-cell>
          <table:table-cell table:style-name="ce197" table:formula="of:=&quot;INSERT INTO Leader_Flavors(FlavorType, LeaderType, Flavor) SELECT 'FLAVOR_&quot;&amp;UPPER([.$A43])&amp;&quot;', Type, &quot;&amp;[.W43]&amp;&quot; FROM Leaders WHERE Type = 'LEADER_&quot;&amp;UPPER([.W$2])&amp;&quot;';&quot;" office:value-type="string" office:string-value="INSERT INTO Leader_Flavors(FlavorType, LeaderType, Flavor) SELECT 'FLAVOR_DIPLOMACY', Type, 8 FROM Leaders WHERE Type = 'LEADER_GAJAH_MADA';" calcext:value-type="string">
            <text:p>INSERT INTO Leader_Flavors(FlavorType, LeaderType, Flavor) SELECT 'FLAVOR_DIPLOMACY', Type, 8 FROM Leaders WHERE Type = 'LEADER_GAJAH_MADA';</text:p>
          </table:table-cell>
          <table:table-cell table:style-name="ce197" table:formula="of:=&quot;INSERT INTO Leader_Flavors(FlavorType, LeaderType, Flavor) SELECT 'FLAVOR_&quot;&amp;UPPER([.$A43])&amp;&quot;', Type, &quot;&amp;[.X43]&amp;&quot; FROM Leaders WHERE Type = 'LEADER_&quot;&amp;UPPER([.X$2])&amp;&quot;';&quot;" office:value-type="string" office:string-value="INSERT INTO Leader_Flavors(FlavorType, LeaderType, Flavor) SELECT 'FLAVOR_DIPLOMACY', Type, 8 FROM Leaders WHERE Type = 'LEADER_CASIMIR';" calcext:value-type="string">
            <text:p>INSERT INTO Leader_Flavors(FlavorType, LeaderType, Flavor) SELECT 'FLAVOR_DIPLOMACY', Type, 8 FROM Leaders WHERE Type = 'LEADER_CASIMIR';</text:p>
          </table:table-cell>
          <table:table-cell table:style-name="ce197" table:formula="of:=&quot;INSERT INTO Leader_Flavors(FlavorType, LeaderType, Flavor) SELECT 'FLAVOR_&quot;&amp;UPPER([.$A43])&amp;&quot;', Type, &quot;&amp;[.Y43]&amp;&quot; FROM Leaders WHERE Type = 'LEADER_&quot;&amp;UPPER([.Y$2])&amp;&quot;';&quot;" office:value-type="string" office:string-value="INSERT INTO Leader_Flavors(FlavorType, LeaderType, Flavor) SELECT 'FLAVOR_DIPLOMACY', Type, 8 FROM Leaders WHERE Type = 'LEADER_WU_ZETIAN';" calcext:value-type="string">
            <text:p>INSERT INTO Leader_Flavors(FlavorType, LeaderType, Flavor) SELECT 'FLAVOR_DIPLOMACY', Type, 8 FROM Leaders WHERE Type = 'LEADER_WU_ZETIAN';</text:p>
          </table:table-cell>
          <table:table-cell table:style-name="ce197" table:formula="of:=&quot;INSERT INTO Leader_Flavors(FlavorType, LeaderType, Flavor) SELECT 'FLAVOR_&quot;&amp;UPPER([.$A43])&amp;&quot;', Type, &quot;&amp;[.Z43]&amp;&quot; FROM Leaders WHERE Type = 'LEADER_&quot;&amp;UPPER([.Z$2])&amp;&quot;';&quot;" office:value-type="string" office:string-value="INSERT INTO Leader_Flavors(FlavorType, LeaderType, Flavor) SELECT 'FLAVOR_DIPLOMACY', Type, 8 FROM Leaders WHERE Type = 'LEADER_DIPLOMAT';" calcext:value-type="string">
            <text:p>INSERT INTO Leader_Flavors(FlavorType, LeaderType, Flavor) SELECT 'FLAVOR_DIPLOMACY', Type, 8 FROM Leaders WHERE Type = 'LEADER_DIPLOMAT';</text:p>
          </table:table-cell>
          <table:table-cell table:style-name="ce197" table:formula="of:=&quot;INSERT INTO Leader_Flavors(FlavorType, LeaderType, Flavor) SELECT 'FLAVOR_&quot;&amp;UPPER([.$A43])&amp;&quot;', Type, &quot;&amp;[.AA43]&amp;&quot; FROM Leaders WHERE Type = 'LEADER_&quot;&amp;UPPER([.AA$2])&amp;&quot;';&quot;" office:value-type="string" office:string-value="INSERT INTO Leader_Flavors(FlavorType, LeaderType, Flavor) SELECT 'FLAVOR_DIPLOMACY', Type, 8 FROM Leaders WHERE Type = 'LEADER_GANDHI';" calcext:value-type="string">
            <text:p>INSERT INTO Leader_Flavors(FlavorType, LeaderType, Flavor) SELECT 'FLAVOR_DIPLOMACY', Type, 8 FROM Leaders WHERE Type = 'LEADER_GANDHI';</text:p>
          </table:table-cell>
          <table:table-cell table:style-name="ce197" table:formula="of:=&quot;INSERT INTO Leader_Flavors(FlavorType, LeaderType, Flavor) SELECT 'FLAVOR_&quot;&amp;UPPER([.$A43])&amp;&quot;', Type, &quot;&amp;[.AB43]&amp;&quot; FROM Leaders WHERE Type = 'LEADER_&quot;&amp;UPPER([.AB$2])&amp;&quot;';&quot;" office:value-type="string" office:string-value="INSERT INTO Leader_Flavors(FlavorType, LeaderType, Flavor) SELECT 'FLAVOR_DIPLOMACY', Type, 8 FROM Leaders WHERE Type = 'LEADER_SELASSIE';" calcext:value-type="string">
            <text:p>INSERT INTO Leader_Flavors(FlavorType, LeaderType, Flavor) SELECT 'FLAVOR_DIPLOMACY', Type, 8 FROM Leaders WHERE Type = 'LEADER_SELASSIE';</text:p>
          </table:table-cell>
          <table:table-cell table:style-name="ce197" table:formula="of:=&quot;INSERT INTO Leader_Flavors(FlavorType, LeaderType, Flavor) SELECT 'FLAVOR_&quot;&amp;UPPER([.$A43])&amp;&quot;', Type, &quot;&amp;[.AC43]&amp;&quot; FROM Leaders WHERE Type = 'LEADER_&quot;&amp;UPPER([.AC$2])&amp;&quot;';&quot;" office:value-type="string" office:string-value="INSERT INTO Leader_Flavors(FlavorType, LeaderType, Flavor) SELECT 'FLAVOR_DIPLOMACY', Type, 8 FROM Leaders WHERE Type = 'LEADER_KAMEHAMEHA';" calcext:value-type="string">
            <text:p>INSERT INTO Leader_Flavors(FlavorType, LeaderType, Flavor) SELECT 'FLAVOR_DIPLOMACY', Type, 8 FROM Leaders WHERE Type = 'LEADER_KAMEHAMEHA';</text:p>
          </table:table-cell>
          <table:table-cell table:style-name="ce197" table:formula="of:=&quot;INSERT INTO Leader_Flavors(FlavorType, LeaderType, Flavor) SELECT 'FLAVOR_&quot;&amp;UPPER([.$A43])&amp;&quot;', Type, &quot;&amp;[.AD43]&amp;&quot; FROM Leaders WHERE Type = 'LEADER_&quot;&amp;UPPER([.AD$2])&amp;&quot;';&quot;" office:value-type="string" office:string-value="INSERT INTO Leader_Flavors(FlavorType, LeaderType, Flavor) SELECT 'FLAVOR_DIPLOMACY', Type, 8 FROM Leaders WHERE Type = 'LEADER_MARIA_I';" calcext:value-type="string">
            <text:p>INSERT INTO Leader_Flavors(FlavorType, LeaderType, Flavor) SELECT 'FLAVOR_DIPLOMACY', Type, 8 FROM Leaders WHERE Type = 'LEADER_MARIA_I';</text:p>
          </table:table-cell>
          <table:table-cell table:style-name="ce197" table:formula="of:=&quot;INSERT INTO Leader_Flavors(FlavorType, LeaderType, Flavor) SELECT 'FLAVOR_&quot;&amp;UPPER([.$A43])&amp;&quot;', Type, &quot;&amp;[.AE43]&amp;&quot; FROM Leaders WHERE Type = 'LEADER_&quot;&amp;UPPER([.AE$2])&amp;&quot;';&quot;" office:value-type="string" office:string-value="INSERT INTO Leader_Flavors(FlavorType, LeaderType, Flavor) SELECT 'FLAVOR_DIPLOMACY', Type, 8 FROM Leaders WHERE Type = 'LEADER_PACHACUTI';" calcext:value-type="string">
            <text:p>INSERT INTO Leader_Flavors(FlavorType, LeaderType, Flavor) SELECT 'FLAVOR_DIPLOMACY', Type, 8 FROM Leaders WHERE Type = 'LEADER_PACHACUTI';</text:p>
          </table:table-cell>
          <table:table-cell table:style-name="ce197" table:formula="of:=&quot;INSERT INTO Leader_Flavors(FlavorType, LeaderType, Flavor) SELECT 'FLAVOR_&quot;&amp;UPPER([.$A43])&amp;&quot;', Type, &quot;&amp;[.AF43]&amp;&quot; FROM Leaders WHERE Type = 'LEADER_&quot;&amp;UPPER([.AF$2])&amp;&quot;';&quot;" office:value-type="string" office:string-value="INSERT INTO Leader_Flavors(FlavorType, LeaderType, Flavor) SELECT 'FLAVOR_DIPLOMACY', Type, 8 FROM Leaders WHERE Type = 'LEADER_RAMESSES';" calcext:value-type="string">
            <text:p>INSERT INTO Leader_Flavors(FlavorType, LeaderType, Flavor) SELECT 'FLAVOR_DIPLOMACY', Type, 8 FROM Leaders WHERE Type = 'LEADER_RAMESSES';</text:p>
          </table:table-cell>
          <table:table-cell table:style-name="ce197" table:formula="of:=&quot;INSERT INTO Leader_Flavors(FlavorType, LeaderType, Flavor) SELECT 'FLAVOR_&quot;&amp;UPPER([.$A43])&amp;&quot;', Type, &quot;&amp;[.AG43]&amp;&quot; FROM Leaders WHERE Type = 'LEADER_&quot;&amp;UPPER([.AG$2])&amp;&quot;';&quot;" office:value-type="string" office:string-value="INSERT INTO Leader_Flavors(FlavorType, LeaderType, Flavor) SELECT 'FLAVOR_DIPLOMACY', Type, 8 FROM Leaders WHERE Type = 'LEADER_RAMKHAMHAENG';" calcext:value-type="string">
            <text:p>INSERT INTO Leader_Flavors(FlavorType, LeaderType, Flavor) SELECT 'FLAVOR_DIPLOMACY', Type, 8 FROM Leaders WHERE Type = 'LEADER_RAMKHAMHAENG';</text:p>
          </table:table-cell>
          <table:table-cell table:style-name="ce197" table:formula="of:=&quot;INSERT INTO Leader_Flavors(FlavorType, LeaderType, Flavor) SELECT 'FLAVOR_&quot;&amp;UPPER([.$A43])&amp;&quot;', Type, &quot;&amp;[.AH43]&amp;&quot; FROM Leaders WHERE Type = 'LEADER_&quot;&amp;UPPER([.AH$2])&amp;&quot;';&quot;" office:value-type="string" office:string-value="INSERT INTO Leader_Flavors(FlavorType, LeaderType, Flavor) SELECT 'FLAVOR_DIPLOMACY', Type, 8 FROM Leaders WHERE Type = 'LEADER_PEDRO';" calcext:value-type="string">
            <text:p>INSERT INTO Leader_Flavors(FlavorType, LeaderType, Flavor) SELECT 'FLAVOR_DIPLOMACY', Type, 8 FROM Leaders WHERE Type = 'LEADER_PEDRO';</text:p>
          </table:table-cell>
          <table:table-cell table:style-name="ce197" table:formula="of:=&quot;INSERT INTO Leader_Flavors(FlavorType, LeaderType, Flavor) SELECT 'FLAVOR_&quot;&amp;UPPER([.$A43])&amp;&quot;', Type, &quot;&amp;[.AI43]&amp;&quot; FROM Leaders WHERE Type = 'LEADER_&quot;&amp;UPPER([.AI$2])&amp;&quot;';&quot;" office:value-type="string" office:string-value="INSERT INTO Leader_Flavors(FlavorType, LeaderType, Flavor) SELECT 'FLAVOR_DIPLOMACY', Type, 8 FROM Leaders WHERE Type = 'LEADER_AHMAD_ALMANSUR';" calcext:value-type="string">
            <text:p>INSERT INTO Leader_Flavors(FlavorType, LeaderType, Flavor) SELECT 'FLAVOR_DIPLOMACY', Type, 8 FROM Leaders WHERE Type = 'LEADER_AHMAD_ALMANSUR';</text:p>
          </table:table-cell>
          <table:table-cell table:style-name="ce197" table:formula="of:=&quot;INSERT INTO Leader_Flavors(FlavorType, LeaderType, Flavor) SELECT 'FLAVOR_&quot;&amp;UPPER([.$A43])&amp;&quot;', Type, &quot;&amp;[.AJ43]&amp;&quot; FROM Leaders WHERE Type = 'LEADER_&quot;&amp;UPPER([.AJ$2])&amp;&quot;';&quot;" office:value-type="string" office:string-value="INSERT INTO Leader_Flavors(FlavorType, LeaderType, Flavor) SELECT 'FLAVOR_DIPLOMACY', Type, 8 FROM Leaders WHERE Type = 'LEADER_SEJONG';" calcext:value-type="string">
            <text:p>INSERT INTO Leader_Flavors(FlavorType, LeaderType, Flavor) SELECT 'FLAVOR_DIPLOMACY', Type, 8 FROM Leaders WHERE Type = 'LEADER_SEJONG';</text:p>
          </table:table-cell>
          <table:table-cell table:style-name="ce197" table:formula="of:=&quot;INSERT INTO Leader_Flavors(FlavorType, LeaderType, Flavor) SELECT 'FLAVOR_&quot;&amp;UPPER([.$A43])&amp;&quot;', Type, &quot;&amp;[.AK43]&amp;&quot; FROM Leaders WHERE Type = 'LEADER_&quot;&amp;UPPER([.AK$2])&amp;&quot;';&quot;" office:value-type="string" office:string-value="INSERT INTO Leader_Flavors(FlavorType, LeaderType, Flavor) SELECT 'FLAVOR_DIPLOMACY', Type, 2 FROM Leaders WHERE Type = 'LEADER_EXPANSIONIST';" calcext:value-type="string">
            <text:p>INSERT INTO Leader_Flavors(FlavorType, LeaderType, Flavor) SELECT 'FLAVOR_DIPLOMACY', Type, 2 FROM Leaders WHERE Type = 'LEADER_EXPANSIONIST';</text:p>
          </table:table-cell>
          <table:table-cell table:style-name="ce197" table:formula="of:=&quot;INSERT INTO Leader_Flavors(FlavorType, LeaderType, Flavor) SELECT 'FLAVOR_&quot;&amp;UPPER([.$A43])&amp;&quot;', Type, &quot;&amp;[.AL43]&amp;&quot; FROM Leaders WHERE Type = 'LEADER_&quot;&amp;UPPER([.AL$2])&amp;&quot;';&quot;" office:value-type="string" office:string-value="INSERT INTO Leader_Flavors(FlavorType, LeaderType, Flavor) SELECT 'FLAVOR_DIPLOMACY', Type, 2 FROM Leaders WHERE Type = 'LEADER_BOUDICCA';" calcext:value-type="string">
            <text:p>INSERT INTO Leader_Flavors(FlavorType, LeaderType, Flavor) SELECT 'FLAVOR_DIPLOMACY', Type, 2 FROM Leaders WHERE Type = 'LEADER_BOUDICCA';</text:p>
          </table:table-cell>
          <table:table-cell table:style-name="ce197" table:formula="of:=&quot;INSERT INTO Leader_Flavors(FlavorType, LeaderType, Flavor) SELECT 'FLAVOR_&quot;&amp;UPPER([.$A43])&amp;&quot;', Type, &quot;&amp;[.AM43]&amp;&quot; FROM Leaders WHERE Type = 'LEADER_&quot;&amp;UPPER([.AM$2])&amp;&quot;';&quot;" office:value-type="string" office:string-value="INSERT INTO Leader_Flavors(FlavorType, LeaderType, Flavor) SELECT 'FLAVOR_DIPLOMACY', Type, 2 FROM Leaders WHERE Type = 'LEADER_DARIUS';" calcext:value-type="string">
            <text:p>INSERT INTO Leader_Flavors(FlavorType, LeaderType, Flavor) SELECT 'FLAVOR_DIPLOMACY', Type, 2 FROM Leaders WHERE Type = 'LEADER_DARIUS';</text:p>
          </table:table-cell>
          <table:table-cell table:style-name="ce197" table:formula="of:=&quot;INSERT INTO Leader_Flavors(FlavorType, LeaderType, Flavor) SELECT 'FLAVOR_&quot;&amp;UPPER([.$A43])&amp;&quot;', Type, &quot;&amp;[.AN43]&amp;&quot; FROM Leaders WHERE Type = 'LEADER_&quot;&amp;UPPER([.AN$2])&amp;&quot;';&quot;" office:value-type="string" office:string-value="INSERT INTO Leader_Flavors(FlavorType, LeaderType, Flavor) SELECT 'FLAVOR_DIPLOMACY', Type, 2 FROM Leaders WHERE Type = 'LEADER_DIDO';" calcext:value-type="string">
            <text:p>INSERT INTO Leader_Flavors(FlavorType, LeaderType, Flavor) SELECT 'FLAVOR_DIPLOMACY', Type, 2 FROM Leaders WHERE Type = 'LEADER_DIDO';</text:p>
          </table:table-cell>
          <table:table-cell table:style-name="ce197" table:formula="of:=&quot;INSERT INTO Leader_Flavors(FlavorType, LeaderType, Flavor) SELECT 'FLAVOR_&quot;&amp;UPPER([.$A43])&amp;&quot;', Type, &quot;&amp;[.AO43]&amp;&quot; FROM Leaders WHERE Type = 'LEADER_&quot;&amp;UPPER([.AO$2])&amp;&quot;';&quot;" office:value-type="string" office:string-value="INSERT INTO Leader_Flavors(FlavorType, LeaderType, Flavor) SELECT 'FLAVOR_DIPLOMACY', Type, 2 FROM Leaders WHERE Type = 'LEADER_HARUN_AL_RASHID';" calcext:value-type="string">
            <text:p>INSERT INTO Leader_Flavors(FlavorType, LeaderType, Flavor) SELECT 'FLAVOR_DIPLOMACY', Type, 2 FROM Leaders WHERE Type = 'LEADER_HARUN_AL_RASHID';</text:p>
          </table:table-cell>
          <table:table-cell table:style-name="ce197" table:formula="of:=&quot;INSERT INTO Leader_Flavors(FlavorType, LeaderType, Flavor) SELECT 'FLAVOR_&quot;&amp;UPPER([.$A43])&amp;&quot;', Type, &quot;&amp;[.AP43]&amp;&quot; FROM Leaders WHERE Type = 'LEADER_&quot;&amp;UPPER([.AP$2])&amp;&quot;';&quot;" office:value-type="string" office:string-value="INSERT INTO Leader_Flavors(FlavorType, LeaderType, Flavor) SELECT 'FLAVOR_DIPLOMACY', Type, 2 FROM Leaders WHERE Type = 'LEADER_NEBUCHADNEZZAR';" calcext:value-type="string">
            <text:p>INSERT INTO Leader_Flavors(FlavorType, LeaderType, Flavor) SELECT 'FLAVOR_DIPLOMACY', Type, 2 FROM Leaders WHERE Type = 'LEADER_NEBUCHADNEZZAR';</text:p>
          </table:table-cell>
          <table:table-cell table:style-name="ce197" table:formula="of:=&quot;INSERT INTO Leader_Flavors(FlavorType, LeaderType, Flavor) SELECT 'FLAVOR_&quot;&amp;UPPER([.$A43])&amp;&quot;', Type, &quot;&amp;[.AQ43]&amp;&quot; FROM Leaders WHERE Type = 'LEADER_&quot;&amp;UPPER([.AQ$2])&amp;&quot;';&quot;" office:value-type="string" office:string-value="INSERT INTO Leader_Flavors(FlavorType, LeaderType, Flavor) SELECT 'FLAVOR_DIPLOMACY', Type, 2 FROM Leaders WHERE Type = 'LEADER_PACAL';" calcext:value-type="string">
            <text:p>INSERT INTO Leader_Flavors(FlavorType, LeaderType, Flavor) SELECT 'FLAVOR_DIPLOMACY', Type, 2 FROM Leaders WHERE Type = 'LEADER_PACAL';</text:p>
          </table:table-cell>
          <table:table-cell table:style-name="ce197" table:formula="of:=&quot;INSERT INTO Leader_Flavors(FlavorType, LeaderType, Flavor) SELECT 'FLAVOR_&quot;&amp;UPPER([.$A43])&amp;&quot;', Type, &quot;&amp;[.AR43]&amp;&quot; FROM Leaders WHERE Type = 'LEADER_&quot;&amp;UPPER([.AR$2])&amp;&quot;';&quot;" office:value-type="string" office:string-value="INSERT INTO Leader_Flavors(FlavorType, LeaderType, Flavor) SELECT 'FLAVOR_DIPLOMACY', Type, 2 FROM Leaders WHERE Type = 'LEADER_SULEIMAN';" calcext:value-type="string">
            <text:p>INSERT INTO Leader_Flavors(FlavorType, LeaderType, Flavor) SELECT 'FLAVOR_DIPLOMACY', Type, 2 FROM Leaders WHERE Type = 'LEADER_SULEIMAN';</text:p>
          </table:table-cell>
          <table:table-cell table:style-name="ce197" table:formula="of:=&quot;INSERT INTO Leader_Flavors(FlavorType, LeaderType, Flavor) SELECT 'FLAVOR_&quot;&amp;UPPER([.$A43])&amp;&quot;', Type, &quot;&amp;[.AS43]&amp;&quot; FROM Leaders WHERE Type = 'LEADER_&quot;&amp;UPPER([.AS$2])&amp;&quot;';&quot;" office:value-type="string" office:string-value="INSERT INTO Leader_Flavors(FlavorType, LeaderType, Flavor) SELECT 'FLAVOR_DIPLOMACY', Type, 2 FROM Leaders WHERE Type = 'LEADER_WASHINGTON';" calcext:value-type="string">
            <text:p>INSERT INTO Leader_Flavors(FlavorType, LeaderType, Flavor) SELECT 'FLAVOR_DIPLOMACY', Type, 2 FROM Leaders WHERE Type = 'LEADER_WASHINGTON';</text:p>
          </table:table-cell>
          <table:table-cell table:style-name="ce197" table:formula="of:=&quot;INSERT INTO Leader_Flavors(FlavorType, LeaderType, Flavor) SELECT 'FLAVOR_&quot;&amp;UPPER([.$A43])&amp;&quot;', Type, &quot;&amp;[.AT43]&amp;&quot; FROM Leaders WHERE Type = 'LEADER_&quot;&amp;UPPER([.AT$2])&amp;&quot;';&quot;" office:value-type="string" office:string-value="INSERT INTO Leader_Flavors(FlavorType, LeaderType, Flavor) SELECT 'FLAVOR_DIPLOMACY', Type, 2 FROM Leaders WHERE Type = 'LEADER_MARIA';" calcext:value-type="string">
            <text:p>INSERT INTO Leader_Flavors(FlavorType, LeaderType, Flavor) SELECT 'FLAVOR_DIPLOMACY', Type, 2 FROM Leaders WHERE Type = 'LEADER_MARIA';</text:p>
          </table:table-cell>
          <table:table-cell table:style-name="ce197" table:formula="of:=&quot;INSERT INTO Leader_Flavors(FlavorType, LeaderType, Flavor) SELECT 'FLAVOR_&quot;&amp;UPPER([.$A43])&amp;&quot;', Type, &quot;&amp;[.AU43]&amp;&quot; FROM Leaders WHERE Type = 'LEADER_&quot;&amp;UPPER([.AU$2])&amp;&quot;';&quot;" office:value-type="string" office:string-value="INSERT INTO Leader_Flavors(FlavorType, LeaderType, Flavor) SELECT 'FLAVOR_DIPLOMACY', Type, 2 FROM Leaders WHERE Type = 'LEADER_POCATELLO';" calcext:value-type="string">
            <text:p>INSERT INTO Leader_Flavors(FlavorType, LeaderType, Flavor) SELECT 'FLAVOR_DIPLOMACY', Type, 2 FROM Leaders WHERE Type = 'LEADER_POCATELLO';</text:p>
          </table:table-cell>
          <table:table-cell table:style-name="ce197" table:formula="of:=&quot;INSERT INTO Leader_Flavors(FlavorType, LeaderType, Flavor) SELECT 'FLAVOR_&quot;&amp;UPPER([.$A43])&amp;&quot;', Type, &quot;&amp;[.AV43]&amp;&quot; FROM Leaders WHERE Type = 'LEADER_&quot;&amp;UPPER([.AV$2])&amp;&quot;';&quot;" office:value-type="string" office:string-value="INSERT INTO Leader_Flavors(FlavorType, LeaderType, Flavor) SELECT 'FLAVOR_DIPLOMACY', Type, 2 FROM Leaders WHERE Type = 'LEADER_WILLIAM';" calcext:value-type="string">
            <text:p>INSERT INTO Leader_Flavors(FlavorType, LeaderType, Flavor) SELECT 'FLAVOR_DIPLOMACY', Type, 2 FROM Leaders WHERE Type = 'LEADER_WILLIAM';</text:p>
          </table:table-cell>
          <table:table-cell table:number-columns-repeated="976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44])&amp;&quot;', Type, &quot;&amp;[.C44]&amp;&quot; FROM Leaders WHERE Type = 'LEADER_&quot;&amp;UPPER([.C$2])&amp;&quot;';&quot;" office:value-type="string" office:string-value="INSERT INTO Leader_Flavors(FlavorType, LeaderType, Flavor) SELECT 'FLAVOR_WONDER', Type, 2 FROM Leaders WHERE Type = 'LEADER_ASHURBANIPAL';" calcext:value-type="string">
            <text:p>INSERT INTO Leader_Flavors(FlavorType, LeaderType, Flavor) SELECT 'FLAVOR_WONDER', Type, 2 FROM Leaders WHERE Type = 'LEADER_ASHURBANIPAL';</text:p>
          </table:table-cell>
          <table:table-cell table:style-name="ce197" table:formula="of:=&quot;INSERT INTO Leader_Flavors(FlavorType, LeaderType, Flavor) SELECT 'FLAVOR_&quot;&amp;UPPER([.$A44])&amp;&quot;', Type, &quot;&amp;[.D44]&amp;&quot; FROM Leaders WHERE Type = 'LEADER_&quot;&amp;UPPER([.D$2])&amp;&quot;';&quot;" office:value-type="string" office:string-value="INSERT INTO Leader_Flavors(FlavorType, LeaderType, Flavor) SELECT 'FLAVOR_WONDER', Type, 2 FROM Leaders WHERE Type = 'LEADER_ASKIA';" calcext:value-type="string">
            <text:p>INSERT INTO Leader_Flavors(FlavorType, LeaderType, Flavor) SELECT 'FLAVOR_WONDER', Type, 2 FROM Leaders WHERE Type = 'LEADER_ASKIA';</text:p>
          </table:table-cell>
          <table:table-cell table:style-name="ce197" table:formula="of:=&quot;INSERT INTO Leader_Flavors(FlavorType, LeaderType, Flavor) SELECT 'FLAVOR_&quot;&amp;UPPER([.$A44])&amp;&quot;', Type, &quot;&amp;[.E44]&amp;&quot; FROM Leaders WHERE Type = 'LEADER_&quot;&amp;UPPER([.E$2])&amp;&quot;';&quot;" office:value-type="string" office:string-value="INSERT INTO Leader_Flavors(FlavorType, LeaderType, Flavor) SELECT 'FLAVOR_WONDER', Type, 2 FROM Leaders WHERE Type = 'LEADER_ATTILA';" calcext:value-type="string">
            <text:p>INSERT INTO Leader_Flavors(FlavorType, LeaderType, Flavor) SELECT 'FLAVOR_WONDER', Type, 2 FROM Leaders WHERE Type = 'LEADER_ATTILA';</text:p>
          </table:table-cell>
          <table:table-cell table:style-name="ce197" table:formula="of:=&quot;INSERT INTO Leader_Flavors(FlavorType, LeaderType, Flavor) SELECT 'FLAVOR_&quot;&amp;UPPER([.$A44])&amp;&quot;', Type, &quot;&amp;[.F44]&amp;&quot; FROM Leaders WHERE Type = 'LEADER_&quot;&amp;UPPER([.F$2])&amp;&quot;';&quot;" office:value-type="string" office:string-value="INSERT INTO Leader_Flavors(FlavorType, LeaderType, Flavor) SELECT 'FLAVOR_WONDER', Type, 2 FROM Leaders WHERE Type = 'LEADER_AUGUSTUS';" calcext:value-type="string">
            <text:p>INSERT INTO Leader_Flavors(FlavorType, LeaderType, Flavor) SELECT 'FLAVOR_WONDER', Type, 2 FROM Leaders WHERE Type = 'LEADER_AUGUSTUS';</text:p>
          </table:table-cell>
          <table:table-cell table:style-name="ce197" table:formula="of:=&quot;INSERT INTO Leader_Flavors(FlavorType, LeaderType, Flavor) SELECT 'FLAVOR_&quot;&amp;UPPER([.$A44])&amp;&quot;', Type, &quot;&amp;[.G44]&amp;&quot; FROM Leaders WHERE Type = 'LEADER_&quot;&amp;UPPER([.G$2])&amp;&quot;';&quot;" office:value-type="string" office:string-value="INSERT INTO Leader_Flavors(FlavorType, LeaderType, Flavor) SELECT 'FLAVOR_WONDER', Type, 2 FROM Leaders WHERE Type = 'LEADER_GENGHIS_KHAN';" calcext:value-type="string">
            <text:p>INSERT INTO Leader_Flavors(FlavorType, LeaderType, Flavor) SELECT 'FLAVOR_WONDER', Type, 2 FROM Leaders WHERE Type = 'LEADER_GENGHIS_KHAN';</text:p>
          </table:table-cell>
          <table:table-cell table:style-name="ce197" table:formula="of:=&quot;INSERT INTO Leader_Flavors(FlavorType, LeaderType, Flavor) SELECT 'FLAVOR_&quot;&amp;UPPER([.$A44])&amp;&quot;', Type, &quot;&amp;[.H44]&amp;&quot; FROM Leaders WHERE Type = 'LEADER_&quot;&amp;UPPER([.H$2])&amp;&quot;';&quot;" office:value-type="string" office:string-value="INSERT INTO Leader_Flavors(FlavorType, LeaderType, Flavor) SELECT 'FLAVOR_WONDER', Type, 2 FROM Leaders WHERE Type = 'LEADER_HARALD';" calcext:value-type="string">
            <text:p>INSERT INTO Leader_Flavors(FlavorType, LeaderType, Flavor) SELECT 'FLAVOR_WONDER', Type, 2 FROM Leaders WHERE Type = 'LEADER_HARALD';</text:p>
          </table:table-cell>
          <table:table-cell table:style-name="ce197" table:formula="of:=&quot;INSERT INTO Leader_Flavors(FlavorType, LeaderType, Flavor) SELECT 'FLAVOR_&quot;&amp;UPPER([.$A44])&amp;&quot;', Type, &quot;&amp;[.I44]&amp;&quot; FROM Leaders WHERE Type = 'LEADER_&quot;&amp;UPPER([.I$2])&amp;&quot;';&quot;" office:value-type="string" office:string-value="INSERT INTO Leader_Flavors(FlavorType, LeaderType, Flavor) SELECT 'FLAVOR_WONDER', Type, 2 FROM Leaders WHERE Type = 'LEADER_ISABELLA';" calcext:value-type="string">
            <text:p>INSERT INTO Leader_Flavors(FlavorType, LeaderType, Flavor) SELECT 'FLAVOR_WONDER', Type, 2 FROM Leaders WHERE Type = 'LEADER_ISABELLA';</text:p>
          </table:table-cell>
          <table:table-cell table:style-name="ce197" table:formula="of:=&quot;INSERT INTO Leader_Flavors(FlavorType, LeaderType, Flavor) SELECT 'FLAVOR_&quot;&amp;UPPER([.$A44])&amp;&quot;', Type, &quot;&amp;[.J44]&amp;&quot; FROM Leaders WHERE Type = 'LEADER_&quot;&amp;UPPER([.J$2])&amp;&quot;';&quot;" office:value-type="string" office:string-value="INSERT INTO Leader_Flavors(FlavorType, LeaderType, Flavor) SELECT 'FLAVOR_WONDER', Type, 2 FROM Leaders WHERE Type = 'LEADER_NAPOLEON';" calcext:value-type="string">
            <text:p>INSERT INTO Leader_Flavors(FlavorType, LeaderType, Flavor) SELECT 'FLAVOR_WONDER', Type, 2 FROM Leaders WHERE Type = 'LEADER_NAPOLEON';</text:p>
          </table:table-cell>
          <table:table-cell table:style-name="ce197" table:formula="of:=&quot;INSERT INTO Leader_Flavors(FlavorType, LeaderType, Flavor) SELECT 'FLAVOR_&quot;&amp;UPPER([.$A44])&amp;&quot;', Type, &quot;&amp;[.K44]&amp;&quot; FROM Leaders WHERE Type = 'LEADER_&quot;&amp;UPPER([.K$2])&amp;&quot;';&quot;" office:value-type="string" office:string-value="INSERT INTO Leader_Flavors(FlavorType, LeaderType, Flavor) SELECT 'FLAVOR_WONDER', Type, 2 FROM Leaders WHERE Type = 'LEADER_ODA_NOBUNAGA';" calcext:value-type="string">
            <text:p>INSERT INTO Leader_Flavors(FlavorType, LeaderType, Flavor) SELECT 'FLAVOR_WONDER', Type, 2 FROM Leaders WHERE Type = 'LEADER_ODA_NOBUNAGA';</text:p>
          </table:table-cell>
          <table:table-cell table:style-name="ce197" table:formula="of:=&quot;INSERT INTO Leader_Flavors(FlavorType, LeaderType, Flavor) SELECT 'FLAVOR_&quot;&amp;UPPER([.$A44])&amp;&quot;', Type, &quot;&amp;[.L44]&amp;&quot; FROM Leaders WHERE Type = 'LEADER_&quot;&amp;UPPER([.L$2])&amp;&quot;';&quot;" office:value-type="string" office:string-value="INSERT INTO Leader_Flavors(FlavorType, LeaderType, Flavor) SELECT 'FLAVOR_WONDER', Type, 2 FROM Leaders WHERE Type = 'LEADER_ENRICO_DANDOLO';" calcext:value-type="string">
            <text:p>INSERT INTO Leader_Flavors(FlavorType, LeaderType, Flavor) SELECT 'FLAVOR_WONDER', Type, 2 FROM Leaders WHERE Type = 'LEADER_ENRICO_DANDOLO';</text:p>
          </table:table-cell>
          <table:table-cell table:style-name="ce197" table:formula="of:=&quot;INSERT INTO Leader_Flavors(FlavorType, LeaderType, Flavor) SELECT 'FLAVOR_&quot;&amp;UPPER([.$A44])&amp;&quot;', Type, &quot;&amp;[.M44]&amp;&quot; FROM Leaders WHERE Type = 'LEADER_&quot;&amp;UPPER([.M$2])&amp;&quot;';&quot;" office:value-type="string" office:string-value="INSERT INTO Leader_Flavors(FlavorType, LeaderType, Flavor) SELECT 'FLAVOR_WONDER', Type, 2 FROM Leaders WHERE Type = 'LEADER_SHAKA';" calcext:value-type="string">
            <text:p>INSERT INTO Leader_Flavors(FlavorType, LeaderType, Flavor) SELECT 'FLAVOR_WONDER', Type, 2 FROM Leaders WHERE Type = 'LEADER_SHAKA';</text:p>
          </table:table-cell>
          <table:table-cell table:style-name="ce197" table:formula="of:=&quot;INSERT INTO Leader_Flavors(FlavorType, LeaderType, Flavor) SELECT 'FLAVOR_&quot;&amp;UPPER([.$A44])&amp;&quot;', Type, &quot;&amp;[.N44]&amp;&quot; FROM Leaders WHERE Type = 'LEADER_&quot;&amp;UPPER([.N$2])&amp;&quot;';&quot;" office:value-type="string" office:string-value="INSERT INTO Leader_Flavors(FlavorType, LeaderType, Flavor) SELECT 'FLAVOR_WONDER', Type, 2 FROM Leaders WHERE Type = 'LEADER_COALITION';" calcext:value-type="string">
            <text:p>INSERT INTO Leader_Flavors(FlavorType, LeaderType, Flavor) SELECT 'FLAVOR_WONDER', Type, 2 FROM Leaders WHERE Type = 'LEADER_COALITION';</text:p>
          </table:table-cell>
          <table:table-cell table:style-name="ce197" table:formula="of:=&quot;INSERT INTO Leader_Flavors(FlavorType, LeaderType, Flavor) SELECT 'FLAVOR_&quot;&amp;UPPER([.$A44])&amp;&quot;', Type, &quot;&amp;[.O44]&amp;&quot; FROM Leaders WHERE Type = 'LEADER_&quot;&amp;UPPER([.O$2])&amp;&quot;';&quot;" office:value-type="string" office:string-value="INSERT INTO Leader_Flavors(FlavorType, LeaderType, Flavor) SELECT 'FLAVOR_WONDER', Type, 2 FROM Leaders WHERE Type = 'LEADER_ALEXANDER';" calcext:value-type="string">
            <text:p>INSERT INTO Leader_Flavors(FlavorType, LeaderType, Flavor) SELECT 'FLAVOR_WONDER', Type, 2 FROM Leaders WHERE Type = 'LEADER_ALEXANDER';</text:p>
          </table:table-cell>
          <table:table-cell table:style-name="ce197" table:formula="of:=&quot;INSERT INTO Leader_Flavors(FlavorType, LeaderType, Flavor) SELECT 'FLAVOR_&quot;&amp;UPPER([.$A44])&amp;&quot;', Type, &quot;&amp;[.P44]&amp;&quot; FROM Leaders WHERE Type = 'LEADER_&quot;&amp;UPPER([.P$2])&amp;&quot;';&quot;" office:value-type="string" office:string-value="INSERT INTO Leader_Flavors(FlavorType, LeaderType, Flavor) SELECT 'FLAVOR_WONDER', Type, 2 FROM Leaders WHERE Type = 'LEADER_BISMARCK';" calcext:value-type="string">
            <text:p>INSERT INTO Leader_Flavors(FlavorType, LeaderType, Flavor) SELECT 'FLAVOR_WONDER', Type, 2 FROM Leaders WHERE Type = 'LEADER_BISMARCK';</text:p>
          </table:table-cell>
          <table:table-cell table:style-name="ce197" table:formula="of:=&quot;INSERT INTO Leader_Flavors(FlavorType, LeaderType, Flavor) SELECT 'FLAVOR_&quot;&amp;UPPER([.$A44])&amp;&quot;', Type, &quot;&amp;[.Q44]&amp;&quot; FROM Leaders WHERE Type = 'LEADER_&quot;&amp;UPPER([.Q$2])&amp;&quot;';&quot;" office:value-type="string" office:string-value="INSERT INTO Leader_Flavors(FlavorType, LeaderType, Flavor) SELECT 'FLAVOR_WONDER', Type, 2 FROM Leaders WHERE Type = 'LEADER_CATHERINE';" calcext:value-type="string">
            <text:p>INSERT INTO Leader_Flavors(FlavorType, LeaderType, Flavor) SELECT 'FLAVOR_WONDER', Type, 2 FROM Leaders WHERE Type = 'LEADER_CATHERINE';</text:p>
          </table:table-cell>
          <table:table-cell table:style-name="ce197" table:formula="of:=&quot;INSERT INTO Leader_Flavors(FlavorType, LeaderType, Flavor) SELECT 'FLAVOR_&quot;&amp;UPPER([.$A44])&amp;&quot;', Type, &quot;&amp;[.R44]&amp;&quot; FROM Leaders WHERE Type = 'LEADER_&quot;&amp;UPPER([.R$2])&amp;&quot;';&quot;" office:value-type="string" office:string-value="INSERT INTO Leader_Flavors(FlavorType, LeaderType, Flavor) SELECT 'FLAVOR_WONDER', Type, 2 FROM Leaders WHERE Type = 'LEADER_ELIZABETH';" calcext:value-type="string">
            <text:p>INSERT INTO Leader_Flavors(FlavorType, LeaderType, Flavor) SELECT 'FLAVOR_WONDER', Type, 2 FROM Leaders WHERE Type = 'LEADER_ELIZABETH';</text:p>
          </table:table-cell>
          <table:table-cell table:style-name="ce197" table:formula="of:=&quot;INSERT INTO Leader_Flavors(FlavorType, LeaderType, Flavor) SELECT 'FLAVOR_&quot;&amp;UPPER([.$A44])&amp;&quot;', Type, &quot;&amp;[.S44]&amp;&quot; FROM Leaders WHERE Type = 'LEADER_&quot;&amp;UPPER([.S$2])&amp;&quot;';&quot;" office:value-type="string" office:string-value="INSERT INTO Leader_Flavors(FlavorType, LeaderType, Flavor) SELECT 'FLAVOR_WONDER', Type, 2 FROM Leaders WHERE Type = 'LEADER_GUSTAVUS_ADOLPHUS';" calcext:value-type="string">
            <text:p>INSERT INTO Leader_Flavors(FlavorType, LeaderType, Flavor) SELECT 'FLAVOR_WONDER', Type, 2 FROM Leaders WHERE Type = 'LEADER_GUSTAVUS_ADOLPHUS';</text:p>
          </table:table-cell>
          <table:table-cell table:style-name="ce197" table:formula="of:=&quot;INSERT INTO Leader_Flavors(FlavorType, LeaderType, Flavor) SELECT 'FLAVOR_&quot;&amp;UPPER([.$A44])&amp;&quot;', Type, &quot;&amp;[.T44]&amp;&quot; FROM Leaders WHERE Type = 'LEADER_&quot;&amp;UPPER([.T$2])&amp;&quot;';&quot;" office:value-type="string" office:string-value="INSERT INTO Leader_Flavors(FlavorType, LeaderType, Flavor) SELECT 'FLAVOR_WONDER', Type, 2 FROM Leaders WHERE Type = 'LEADER_HIAWATHA';" calcext:value-type="string">
            <text:p>INSERT INTO Leader_Flavors(FlavorType, LeaderType, Flavor) SELECT 'FLAVOR_WONDER', Type, 2 FROM Leaders WHERE Type = 'LEADER_HIAWATHA';</text:p>
          </table:table-cell>
          <table:table-cell table:style-name="ce197" table:formula="of:=&quot;INSERT INTO Leader_Flavors(FlavorType, LeaderType, Flavor) SELECT 'FLAVOR_&quot;&amp;UPPER([.$A44])&amp;&quot;', Type, &quot;&amp;[.U44]&amp;&quot; FROM Leaders WHERE Type = 'LEADER_&quot;&amp;UPPER([.U$2])&amp;&quot;';&quot;" office:value-type="string" office:string-value="INSERT INTO Leader_Flavors(FlavorType, LeaderType, Flavor) SELECT 'FLAVOR_WONDER', Type, 2 FROM Leaders WHERE Type = 'LEADER_MONTEZUMA';" calcext:value-type="string">
            <text:p>INSERT INTO Leader_Flavors(FlavorType, LeaderType, Flavor) SELECT 'FLAVOR_WONDER', Type, 2 FROM Leaders WHERE Type = 'LEADER_MONTEZUMA';</text:p>
          </table:table-cell>
          <table:table-cell table:style-name="ce197" table:formula="of:=&quot;INSERT INTO Leader_Flavors(FlavorType, LeaderType, Flavor) SELECT 'FLAVOR_&quot;&amp;UPPER([.$A44])&amp;&quot;', Type, &quot;&amp;[.V44]&amp;&quot; FROM Leaders WHERE Type = 'LEADER_&quot;&amp;UPPER([.V$2])&amp;&quot;';&quot;" office:value-type="string" office:string-value="INSERT INTO Leader_Flavors(FlavorType, LeaderType, Flavor) SELECT 'FLAVOR_WONDER', Type, 2 FROM Leaders WHERE Type = 'LEADER_THEODORA';" calcext:value-type="string">
            <text:p>INSERT INTO Leader_Flavors(FlavorType, LeaderType, Flavor) SELECT 'FLAVOR_WONDER', Type, 2 FROM Leaders WHERE Type = 'LEADER_THEODORA';</text:p>
          </table:table-cell>
          <table:table-cell table:style-name="ce197" table:formula="of:=&quot;INSERT INTO Leader_Flavors(FlavorType, LeaderType, Flavor) SELECT 'FLAVOR_&quot;&amp;UPPER([.$A44])&amp;&quot;', Type, &quot;&amp;[.W44]&amp;&quot; FROM Leaders WHERE Type = 'LEADER_&quot;&amp;UPPER([.W$2])&amp;&quot;';&quot;" office:value-type="string" office:string-value="INSERT INTO Leader_Flavors(FlavorType, LeaderType, Flavor) SELECT 'FLAVOR_WONDER', Type, 2 FROM Leaders WHERE Type = 'LEADER_GAJAH_MADA';" calcext:value-type="string">
            <text:p>INSERT INTO Leader_Flavors(FlavorType, LeaderType, Flavor) SELECT 'FLAVOR_WONDER', Type, 2 FROM Leaders WHERE Type = 'LEADER_GAJAH_MADA';</text:p>
          </table:table-cell>
          <table:table-cell table:style-name="ce197" table:formula="of:=&quot;INSERT INTO Leader_Flavors(FlavorType, LeaderType, Flavor) SELECT 'FLAVOR_&quot;&amp;UPPER([.$A44])&amp;&quot;', Type, &quot;&amp;[.X44]&amp;&quot; FROM Leaders WHERE Type = 'LEADER_&quot;&amp;UPPER([.X$2])&amp;&quot;';&quot;" office:value-type="string" office:string-value="INSERT INTO Leader_Flavors(FlavorType, LeaderType, Flavor) SELECT 'FLAVOR_WONDER', Type, 2 FROM Leaders WHERE Type = 'LEADER_CASIMIR';" calcext:value-type="string">
            <text:p>INSERT INTO Leader_Flavors(FlavorType, LeaderType, Flavor) SELECT 'FLAVOR_WONDER', Type, 2 FROM Leaders WHERE Type = 'LEADER_CASIMIR';</text:p>
          </table:table-cell>
          <table:table-cell table:style-name="ce197" table:formula="of:=&quot;INSERT INTO Leader_Flavors(FlavorType, LeaderType, Flavor) SELECT 'FLAVOR_&quot;&amp;UPPER([.$A44])&amp;&quot;', Type, &quot;&amp;[.Y44]&amp;&quot; FROM Leaders WHERE Type = 'LEADER_&quot;&amp;UPPER([.Y$2])&amp;&quot;';&quot;" office:value-type="string" office:string-value="INSERT INTO Leader_Flavors(FlavorType, LeaderType, Flavor) SELECT 'FLAVOR_WONDER', Type, 2 FROM Leaders WHERE Type = 'LEADER_WU_ZETIAN';" calcext:value-type="string">
            <text:p>INSERT INTO Leader_Flavors(FlavorType, LeaderType, Flavor) SELECT 'FLAVOR_WONDER', Type, 2 FROM Leaders WHERE Type = 'LEADER_WU_ZETIAN';</text:p>
          </table:table-cell>
          <table:table-cell table:style-name="ce197" table:formula="of:=&quot;INSERT INTO Leader_Flavors(FlavorType, LeaderType, Flavor) SELECT 'FLAVOR_&quot;&amp;UPPER([.$A44])&amp;&quot;', Type, &quot;&amp;[.Z44]&amp;&quot; FROM Leaders WHERE Type = 'LEADER_&quot;&amp;UPPER([.Z$2])&amp;&quot;';&quot;" office:value-type="string" office:string-value="INSERT INTO Leader_Flavors(FlavorType, LeaderType, Flavor) SELECT 'FLAVOR_WONDER', Type, 8 FROM Leaders WHERE Type = 'LEADER_DIPLOMAT';" calcext:value-type="string">
            <text:p>INSERT INTO Leader_Flavors(FlavorType, LeaderType, Flavor) SELECT 'FLAVOR_WONDER', Type, 8 FROM Leaders WHERE Type = 'LEADER_DIPLOMAT';</text:p>
          </table:table-cell>
          <table:table-cell table:style-name="ce197" table:formula="of:=&quot;INSERT INTO Leader_Flavors(FlavorType, LeaderType, Flavor) SELECT 'FLAVOR_&quot;&amp;UPPER([.$A44])&amp;&quot;', Type, &quot;&amp;[.AA44]&amp;&quot; FROM Leaders WHERE Type = 'LEADER_&quot;&amp;UPPER([.AA$2])&amp;&quot;';&quot;" office:value-type="string" office:string-value="INSERT INTO Leader_Flavors(FlavorType, LeaderType, Flavor) SELECT 'FLAVOR_WONDER', Type, 8 FROM Leaders WHERE Type = 'LEADER_GANDHI';" calcext:value-type="string">
            <text:p>INSERT INTO Leader_Flavors(FlavorType, LeaderType, Flavor) SELECT 'FLAVOR_WONDER', Type, 8 FROM Leaders WHERE Type = 'LEADER_GANDHI';</text:p>
          </table:table-cell>
          <table:table-cell table:style-name="ce197" table:formula="of:=&quot;INSERT INTO Leader_Flavors(FlavorType, LeaderType, Flavor) SELECT 'FLAVOR_&quot;&amp;UPPER([.$A44])&amp;&quot;', Type, &quot;&amp;[.AB44]&amp;&quot; FROM Leaders WHERE Type = 'LEADER_&quot;&amp;UPPER([.AB$2])&amp;&quot;';&quot;" office:value-type="string" office:string-value="INSERT INTO Leader_Flavors(FlavorType, LeaderType, Flavor) SELECT 'FLAVOR_WONDER', Type, 8 FROM Leaders WHERE Type = 'LEADER_SELASSIE';" calcext:value-type="string">
            <text:p>INSERT INTO Leader_Flavors(FlavorType, LeaderType, Flavor) SELECT 'FLAVOR_WONDER', Type, 8 FROM Leaders WHERE Type = 'LEADER_SELASSIE';</text:p>
          </table:table-cell>
          <table:table-cell table:style-name="ce197" table:formula="of:=&quot;INSERT INTO Leader_Flavors(FlavorType, LeaderType, Flavor) SELECT 'FLAVOR_&quot;&amp;UPPER([.$A44])&amp;&quot;', Type, &quot;&amp;[.AC44]&amp;&quot; FROM Leaders WHERE Type = 'LEADER_&quot;&amp;UPPER([.AC$2])&amp;&quot;';&quot;" office:value-type="string" office:string-value="INSERT INTO Leader_Flavors(FlavorType, LeaderType, Flavor) SELECT 'FLAVOR_WONDER', Type, 8 FROM Leaders WHERE Type = 'LEADER_KAMEHAMEHA';" calcext:value-type="string">
            <text:p>INSERT INTO Leader_Flavors(FlavorType, LeaderType, Flavor) SELECT 'FLAVOR_WONDER', Type, 8 FROM Leaders WHERE Type = 'LEADER_KAMEHAMEHA';</text:p>
          </table:table-cell>
          <table:table-cell table:style-name="ce197" table:formula="of:=&quot;INSERT INTO Leader_Flavors(FlavorType, LeaderType, Flavor) SELECT 'FLAVOR_&quot;&amp;UPPER([.$A44])&amp;&quot;', Type, &quot;&amp;[.AD44]&amp;&quot; FROM Leaders WHERE Type = 'LEADER_&quot;&amp;UPPER([.AD$2])&amp;&quot;';&quot;" office:value-type="string" office:string-value="INSERT INTO Leader_Flavors(FlavorType, LeaderType, Flavor) SELECT 'FLAVOR_WONDER', Type, 8 FROM Leaders WHERE Type = 'LEADER_MARIA_I';" calcext:value-type="string">
            <text:p>INSERT INTO Leader_Flavors(FlavorType, LeaderType, Flavor) SELECT 'FLAVOR_WONDER', Type, 8 FROM Leaders WHERE Type = 'LEADER_MARIA_I';</text:p>
          </table:table-cell>
          <table:table-cell table:style-name="ce197" table:formula="of:=&quot;INSERT INTO Leader_Flavors(FlavorType, LeaderType, Flavor) SELECT 'FLAVOR_&quot;&amp;UPPER([.$A44])&amp;&quot;', Type, &quot;&amp;[.AE44]&amp;&quot; FROM Leaders WHERE Type = 'LEADER_&quot;&amp;UPPER([.AE$2])&amp;&quot;';&quot;" office:value-type="string" office:string-value="INSERT INTO Leader_Flavors(FlavorType, LeaderType, Flavor) SELECT 'FLAVOR_WONDER', Type, 8 FROM Leaders WHERE Type = 'LEADER_PACHACUTI';" calcext:value-type="string">
            <text:p>INSERT INTO Leader_Flavors(FlavorType, LeaderType, Flavor) SELECT 'FLAVOR_WONDER', Type, 8 FROM Leaders WHERE Type = 'LEADER_PACHACUTI';</text:p>
          </table:table-cell>
          <table:table-cell table:style-name="ce197" table:formula="of:=&quot;INSERT INTO Leader_Flavors(FlavorType, LeaderType, Flavor) SELECT 'FLAVOR_&quot;&amp;UPPER([.$A44])&amp;&quot;', Type, &quot;&amp;[.AF44]&amp;&quot; FROM Leaders WHERE Type = 'LEADER_&quot;&amp;UPPER([.AF$2])&amp;&quot;';&quot;" office:value-type="string" office:string-value="INSERT INTO Leader_Flavors(FlavorType, LeaderType, Flavor) SELECT 'FLAVOR_WONDER', Type, 8 FROM Leaders WHERE Type = 'LEADER_RAMESSES';" calcext:value-type="string">
            <text:p>INSERT INTO Leader_Flavors(FlavorType, LeaderType, Flavor) SELECT 'FLAVOR_WONDER', Type, 8 FROM Leaders WHERE Type = 'LEADER_RAMESSES';</text:p>
          </table:table-cell>
          <table:table-cell table:style-name="ce197" table:formula="of:=&quot;INSERT INTO Leader_Flavors(FlavorType, LeaderType, Flavor) SELECT 'FLAVOR_&quot;&amp;UPPER([.$A44])&amp;&quot;', Type, &quot;&amp;[.AG44]&amp;&quot; FROM Leaders WHERE Type = 'LEADER_&quot;&amp;UPPER([.AG$2])&amp;&quot;';&quot;" office:value-type="string" office:string-value="INSERT INTO Leader_Flavors(FlavorType, LeaderType, Flavor) SELECT 'FLAVOR_WONDER', Type, 8 FROM Leaders WHERE Type = 'LEADER_RAMKHAMHAENG';" calcext:value-type="string">
            <text:p>INSERT INTO Leader_Flavors(FlavorType, LeaderType, Flavor) SELECT 'FLAVOR_WONDER', Type, 8 FROM Leaders WHERE Type = 'LEADER_RAMKHAMHAENG';</text:p>
          </table:table-cell>
          <table:table-cell table:style-name="ce197" table:formula="of:=&quot;INSERT INTO Leader_Flavors(FlavorType, LeaderType, Flavor) SELECT 'FLAVOR_&quot;&amp;UPPER([.$A44])&amp;&quot;', Type, &quot;&amp;[.AH44]&amp;&quot; FROM Leaders WHERE Type = 'LEADER_&quot;&amp;UPPER([.AH$2])&amp;&quot;';&quot;" office:value-type="string" office:string-value="INSERT INTO Leader_Flavors(FlavorType, LeaderType, Flavor) SELECT 'FLAVOR_WONDER', Type, 8 FROM Leaders WHERE Type = 'LEADER_PEDRO';" calcext:value-type="string">
            <text:p>INSERT INTO Leader_Flavors(FlavorType, LeaderType, Flavor) SELECT 'FLAVOR_WONDER', Type, 8 FROM Leaders WHERE Type = 'LEADER_PEDRO';</text:p>
          </table:table-cell>
          <table:table-cell table:style-name="ce197" table:formula="of:=&quot;INSERT INTO Leader_Flavors(FlavorType, LeaderType, Flavor) SELECT 'FLAVOR_&quot;&amp;UPPER([.$A44])&amp;&quot;', Type, &quot;&amp;[.AI44]&amp;&quot; FROM Leaders WHERE Type = 'LEADER_&quot;&amp;UPPER([.AI$2])&amp;&quot;';&quot;" office:value-type="string" office:string-value="INSERT INTO Leader_Flavors(FlavorType, LeaderType, Flavor) SELECT 'FLAVOR_WONDER', Type, 8 FROM Leaders WHERE Type = 'LEADER_AHMAD_ALMANSUR';" calcext:value-type="string">
            <text:p>INSERT INTO Leader_Flavors(FlavorType, LeaderType, Flavor) SELECT 'FLAVOR_WONDER', Type, 8 FROM Leaders WHERE Type = 'LEADER_AHMAD_ALMANSUR';</text:p>
          </table:table-cell>
          <table:table-cell table:style-name="ce197" table:formula="of:=&quot;INSERT INTO Leader_Flavors(FlavorType, LeaderType, Flavor) SELECT 'FLAVOR_&quot;&amp;UPPER([.$A44])&amp;&quot;', Type, &quot;&amp;[.AJ44]&amp;&quot; FROM Leaders WHERE Type = 'LEADER_&quot;&amp;UPPER([.AJ$2])&amp;&quot;';&quot;" office:value-type="string" office:string-value="INSERT INTO Leader_Flavors(FlavorType, LeaderType, Flavor) SELECT 'FLAVOR_WONDER', Type, 8 FROM Leaders WHERE Type = 'LEADER_SEJONG';" calcext:value-type="string">
            <text:p>INSERT INTO Leader_Flavors(FlavorType, LeaderType, Flavor) SELECT 'FLAVOR_WONDER', Type, 8 FROM Leaders WHERE Type = 'LEADER_SEJONG';</text:p>
          </table:table-cell>
          <table:table-cell table:style-name="ce197" table:formula="of:=&quot;INSERT INTO Leader_Flavors(FlavorType, LeaderType, Flavor) SELECT 'FLAVOR_&quot;&amp;UPPER([.$A44])&amp;&quot;', Type, &quot;&amp;[.AK44]&amp;&quot; FROM Leaders WHERE Type = 'LEADER_&quot;&amp;UPPER([.AK$2])&amp;&quot;';&quot;" office:value-type="string" office:string-value="INSERT INTO Leader_Flavors(FlavorType, LeaderType, Flavor) SELECT 'FLAVOR_WONDER', Type, 6 FROM Leaders WHERE Type = 'LEADER_EXPANSIONIST';" calcext:value-type="string">
            <text:p>INSERT INTO Leader_Flavors(FlavorType, LeaderType, Flavor) SELECT 'FLAVOR_WONDER', Type, 6 FROM Leaders WHERE Type = 'LEADER_EXPANSIONIST';</text:p>
          </table:table-cell>
          <table:table-cell table:style-name="ce197" table:formula="of:=&quot;INSERT INTO Leader_Flavors(FlavorType, LeaderType, Flavor) SELECT 'FLAVOR_&quot;&amp;UPPER([.$A44])&amp;&quot;', Type, &quot;&amp;[.AL44]&amp;&quot; FROM Leaders WHERE Type = 'LEADER_&quot;&amp;UPPER([.AL$2])&amp;&quot;';&quot;" office:value-type="string" office:string-value="INSERT INTO Leader_Flavors(FlavorType, LeaderType, Flavor) SELECT 'FLAVOR_WONDER', Type, 6 FROM Leaders WHERE Type = 'LEADER_BOUDICCA';" calcext:value-type="string">
            <text:p>INSERT INTO Leader_Flavors(FlavorType, LeaderType, Flavor) SELECT 'FLAVOR_WONDER', Type, 6 FROM Leaders WHERE Type = 'LEADER_BOUDICCA';</text:p>
          </table:table-cell>
          <table:table-cell table:style-name="ce197" table:formula="of:=&quot;INSERT INTO Leader_Flavors(FlavorType, LeaderType, Flavor) SELECT 'FLAVOR_&quot;&amp;UPPER([.$A44])&amp;&quot;', Type, &quot;&amp;[.AM44]&amp;&quot; FROM Leaders WHERE Type = 'LEADER_&quot;&amp;UPPER([.AM$2])&amp;&quot;';&quot;" office:value-type="string" office:string-value="INSERT INTO Leader_Flavors(FlavorType, LeaderType, Flavor) SELECT 'FLAVOR_WONDER', Type, 6 FROM Leaders WHERE Type = 'LEADER_DARIUS';" calcext:value-type="string">
            <text:p>INSERT INTO Leader_Flavors(FlavorType, LeaderType, Flavor) SELECT 'FLAVOR_WONDER', Type, 6 FROM Leaders WHERE Type = 'LEADER_DARIUS';</text:p>
          </table:table-cell>
          <table:table-cell table:style-name="ce197" table:formula="of:=&quot;INSERT INTO Leader_Flavors(FlavorType, LeaderType, Flavor) SELECT 'FLAVOR_&quot;&amp;UPPER([.$A44])&amp;&quot;', Type, &quot;&amp;[.AN44]&amp;&quot; FROM Leaders WHERE Type = 'LEADER_&quot;&amp;UPPER([.AN$2])&amp;&quot;';&quot;" office:value-type="string" office:string-value="INSERT INTO Leader_Flavors(FlavorType, LeaderType, Flavor) SELECT 'FLAVOR_WONDER', Type, 6 FROM Leaders WHERE Type = 'LEADER_DIDO';" calcext:value-type="string">
            <text:p>INSERT INTO Leader_Flavors(FlavorType, LeaderType, Flavor) SELECT 'FLAVOR_WONDER', Type, 6 FROM Leaders WHERE Type = 'LEADER_DIDO';</text:p>
          </table:table-cell>
          <table:table-cell table:style-name="ce197" table:formula="of:=&quot;INSERT INTO Leader_Flavors(FlavorType, LeaderType, Flavor) SELECT 'FLAVOR_&quot;&amp;UPPER([.$A44])&amp;&quot;', Type, &quot;&amp;[.AO44]&amp;&quot; FROM Leaders WHERE Type = 'LEADER_&quot;&amp;UPPER([.AO$2])&amp;&quot;';&quot;" office:value-type="string" office:string-value="INSERT INTO Leader_Flavors(FlavorType, LeaderType, Flavor) SELECT 'FLAVOR_WONDER', Type, 6 FROM Leaders WHERE Type = 'LEADER_HARUN_AL_RASHID';" calcext:value-type="string">
            <text:p>INSERT INTO Leader_Flavors(FlavorType, LeaderType, Flavor) SELECT 'FLAVOR_WONDER', Type, 6 FROM Leaders WHERE Type = 'LEADER_HARUN_AL_RASHID';</text:p>
          </table:table-cell>
          <table:table-cell table:style-name="ce197" table:formula="of:=&quot;INSERT INTO Leader_Flavors(FlavorType, LeaderType, Flavor) SELECT 'FLAVOR_&quot;&amp;UPPER([.$A44])&amp;&quot;', Type, &quot;&amp;[.AP44]&amp;&quot; FROM Leaders WHERE Type = 'LEADER_&quot;&amp;UPPER([.AP$2])&amp;&quot;';&quot;" office:value-type="string" office:string-value="INSERT INTO Leader_Flavors(FlavorType, LeaderType, Flavor) SELECT 'FLAVOR_WONDER', Type, 6 FROM Leaders WHERE Type = 'LEADER_NEBUCHADNEZZAR';" calcext:value-type="string">
            <text:p>INSERT INTO Leader_Flavors(FlavorType, LeaderType, Flavor) SELECT 'FLAVOR_WONDER', Type, 6 FROM Leaders WHERE Type = 'LEADER_NEBUCHADNEZZAR';</text:p>
          </table:table-cell>
          <table:table-cell table:style-name="ce197" table:formula="of:=&quot;INSERT INTO Leader_Flavors(FlavorType, LeaderType, Flavor) SELECT 'FLAVOR_&quot;&amp;UPPER([.$A44])&amp;&quot;', Type, &quot;&amp;[.AQ44]&amp;&quot; FROM Leaders WHERE Type = 'LEADER_&quot;&amp;UPPER([.AQ$2])&amp;&quot;';&quot;" office:value-type="string" office:string-value="INSERT INTO Leader_Flavors(FlavorType, LeaderType, Flavor) SELECT 'FLAVOR_WONDER', Type, 6 FROM Leaders WHERE Type = 'LEADER_PACAL';" calcext:value-type="string">
            <text:p>INSERT INTO Leader_Flavors(FlavorType, LeaderType, Flavor) SELECT 'FLAVOR_WONDER', Type, 6 FROM Leaders WHERE Type = 'LEADER_PACAL';</text:p>
          </table:table-cell>
          <table:table-cell table:style-name="ce197" table:formula="of:=&quot;INSERT INTO Leader_Flavors(FlavorType, LeaderType, Flavor) SELECT 'FLAVOR_&quot;&amp;UPPER([.$A44])&amp;&quot;', Type, &quot;&amp;[.AR44]&amp;&quot; FROM Leaders WHERE Type = 'LEADER_&quot;&amp;UPPER([.AR$2])&amp;&quot;';&quot;" office:value-type="string" office:string-value="INSERT INTO Leader_Flavors(FlavorType, LeaderType, Flavor) SELECT 'FLAVOR_WONDER', Type, 6 FROM Leaders WHERE Type = 'LEADER_SULEIMAN';" calcext:value-type="string">
            <text:p>INSERT INTO Leader_Flavors(FlavorType, LeaderType, Flavor) SELECT 'FLAVOR_WONDER', Type, 6 FROM Leaders WHERE Type = 'LEADER_SULEIMAN';</text:p>
          </table:table-cell>
          <table:table-cell table:style-name="ce197" table:formula="of:=&quot;INSERT INTO Leader_Flavors(FlavorType, LeaderType, Flavor) SELECT 'FLAVOR_&quot;&amp;UPPER([.$A44])&amp;&quot;', Type, &quot;&amp;[.AS44]&amp;&quot; FROM Leaders WHERE Type = 'LEADER_&quot;&amp;UPPER([.AS$2])&amp;&quot;';&quot;" office:value-type="string" office:string-value="INSERT INTO Leader_Flavors(FlavorType, LeaderType, Flavor) SELECT 'FLAVOR_WONDER', Type, 6 FROM Leaders WHERE Type = 'LEADER_WASHINGTON';" calcext:value-type="string">
            <text:p>INSERT INTO Leader_Flavors(FlavorType, LeaderType, Flavor) SELECT 'FLAVOR_WONDER', Type, 6 FROM Leaders WHERE Type = 'LEADER_WASHINGTON';</text:p>
          </table:table-cell>
          <table:table-cell table:style-name="ce197" table:formula="of:=&quot;INSERT INTO Leader_Flavors(FlavorType, LeaderType, Flavor) SELECT 'FLAVOR_&quot;&amp;UPPER([.$A44])&amp;&quot;', Type, &quot;&amp;[.AT44]&amp;&quot; FROM Leaders WHERE Type = 'LEADER_&quot;&amp;UPPER([.AT$2])&amp;&quot;';&quot;" office:value-type="string" office:string-value="INSERT INTO Leader_Flavors(FlavorType, LeaderType, Flavor) SELECT 'FLAVOR_WONDER', Type, 6 FROM Leaders WHERE Type = 'LEADER_MARIA';" calcext:value-type="string">
            <text:p>INSERT INTO Leader_Flavors(FlavorType, LeaderType, Flavor) SELECT 'FLAVOR_WONDER', Type, 6 FROM Leaders WHERE Type = 'LEADER_MARIA';</text:p>
          </table:table-cell>
          <table:table-cell table:style-name="ce197" table:formula="of:=&quot;INSERT INTO Leader_Flavors(FlavorType, LeaderType, Flavor) SELECT 'FLAVOR_&quot;&amp;UPPER([.$A44])&amp;&quot;', Type, &quot;&amp;[.AU44]&amp;&quot; FROM Leaders WHERE Type = 'LEADER_&quot;&amp;UPPER([.AU$2])&amp;&quot;';&quot;" office:value-type="string" office:string-value="INSERT INTO Leader_Flavors(FlavorType, LeaderType, Flavor) SELECT 'FLAVOR_WONDER', Type, 6 FROM Leaders WHERE Type = 'LEADER_POCATELLO';" calcext:value-type="string">
            <text:p>INSERT INTO Leader_Flavors(FlavorType, LeaderType, Flavor) SELECT 'FLAVOR_WONDER', Type, 6 FROM Leaders WHERE Type = 'LEADER_POCATELLO';</text:p>
          </table:table-cell>
          <table:table-cell table:style-name="ce197" table:formula="of:=&quot;INSERT INTO Leader_Flavors(FlavorType, LeaderType, Flavor) SELECT 'FLAVOR_&quot;&amp;UPPER([.$A44])&amp;&quot;', Type, &quot;&amp;[.AV44]&amp;&quot; FROM Leaders WHERE Type = 'LEADER_&quot;&amp;UPPER([.AV$2])&amp;&quot;';&quot;" office:value-type="string" office:string-value="INSERT INTO Leader_Flavors(FlavorType, LeaderType, Flavor) SELECT 'FLAVOR_WONDER', Type, 6 FROM Leaders WHERE Type = 'LEADER_WILLIAM';" calcext:value-type="string">
            <text:p>INSERT INTO Leader_Flavors(FlavorType, LeaderType, Flavor) SELECT 'FLAVOR_WONDER', Type, 6 FROM Leaders WHERE Type = 'LEADER_WILLIAM';</text:p>
          </table:table-cell>
          <table:table-cell table:number-columns-repeated="976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45])&amp;&quot;', Type, &quot;&amp;[.C45]&amp;&quot; FROM Leaders WHERE Type = 'LEADER_&quot;&amp;UPPER([.C$2])&amp;&quot;';&quot;" office:value-type="string" office:string-value="INSERT INTO Leader_Flavors(FlavorType, LeaderType, Flavor) SELECT 'FLAVOR_SPACESHIP', Type, 2 FROM Leaders WHERE Type = 'LEADER_ASHURBANIPAL';" calcext:value-type="string">
            <text:p>INSERT INTO Leader_Flavors(FlavorType, LeaderType, Flavor) SELECT 'FLAVOR_SPACESHIP', Type, 2 FROM Leaders WHERE Type = 'LEADER_ASHURBANIPAL';</text:p>
          </table:table-cell>
          <table:table-cell table:style-name="ce197" table:formula="of:=&quot;INSERT INTO Leader_Flavors(FlavorType, LeaderType, Flavor) SELECT 'FLAVOR_&quot;&amp;UPPER([.$A45])&amp;&quot;', Type, &quot;&amp;[.D45]&amp;&quot; FROM Leaders WHERE Type = 'LEADER_&quot;&amp;UPPER([.D$2])&amp;&quot;';&quot;" office:value-type="string" office:string-value="INSERT INTO Leader_Flavors(FlavorType, LeaderType, Flavor) SELECT 'FLAVOR_SPACESHIP', Type, 2 FROM Leaders WHERE Type = 'LEADER_ASKIA';" calcext:value-type="string">
            <text:p>INSERT INTO Leader_Flavors(FlavorType, LeaderType, Flavor) SELECT 'FLAVOR_SPACESHIP', Type, 2 FROM Leaders WHERE Type = 'LEADER_ASKIA';</text:p>
          </table:table-cell>
          <table:table-cell table:style-name="ce197" table:formula="of:=&quot;INSERT INTO Leader_Flavors(FlavorType, LeaderType, Flavor) SELECT 'FLAVOR_&quot;&amp;UPPER([.$A45])&amp;&quot;', Type, &quot;&amp;[.E45]&amp;&quot; FROM Leaders WHERE Type = 'LEADER_&quot;&amp;UPPER([.E$2])&amp;&quot;';&quot;" office:value-type="string" office:string-value="INSERT INTO Leader_Flavors(FlavorType, LeaderType, Flavor) SELECT 'FLAVOR_SPACESHIP', Type, 2 FROM Leaders WHERE Type = 'LEADER_ATTILA';" calcext:value-type="string">
            <text:p>INSERT INTO Leader_Flavors(FlavorType, LeaderType, Flavor) SELECT 'FLAVOR_SPACESHIP', Type, 2 FROM Leaders WHERE Type = 'LEADER_ATTILA';</text:p>
          </table:table-cell>
          <table:table-cell table:style-name="ce197" table:formula="of:=&quot;INSERT INTO Leader_Flavors(FlavorType, LeaderType, Flavor) SELECT 'FLAVOR_&quot;&amp;UPPER([.$A45])&amp;&quot;', Type, &quot;&amp;[.F45]&amp;&quot; FROM Leaders WHERE Type = 'LEADER_&quot;&amp;UPPER([.F$2])&amp;&quot;';&quot;" office:value-type="string" office:string-value="INSERT INTO Leader_Flavors(FlavorType, LeaderType, Flavor) SELECT 'FLAVOR_SPACESHIP', Type, 2 FROM Leaders WHERE Type = 'LEADER_AUGUSTUS';" calcext:value-type="string">
            <text:p>INSERT INTO Leader_Flavors(FlavorType, LeaderType, Flavor) SELECT 'FLAVOR_SPACESHIP', Type, 2 FROM Leaders WHERE Type = 'LEADER_AUGUSTUS';</text:p>
          </table:table-cell>
          <table:table-cell table:style-name="ce197" table:formula="of:=&quot;INSERT INTO Leader_Flavors(FlavorType, LeaderType, Flavor) SELECT 'FLAVOR_&quot;&amp;UPPER([.$A45])&amp;&quot;', Type, &quot;&amp;[.G45]&amp;&quot; FROM Leaders WHERE Type = 'LEADER_&quot;&amp;UPPER([.G$2])&amp;&quot;';&quot;" office:value-type="string" office:string-value="INSERT INTO Leader_Flavors(FlavorType, LeaderType, Flavor) SELECT 'FLAVOR_SPACESHIP', Type, 2 FROM Leaders WHERE Type = 'LEADER_GENGHIS_KHAN';" calcext:value-type="string">
            <text:p>INSERT INTO Leader_Flavors(FlavorType, LeaderType, Flavor) SELECT 'FLAVOR_SPACESHIP', Type, 2 FROM Leaders WHERE Type = 'LEADER_GENGHIS_KHAN';</text:p>
          </table:table-cell>
          <table:table-cell table:style-name="ce197" table:formula="of:=&quot;INSERT INTO Leader_Flavors(FlavorType, LeaderType, Flavor) SELECT 'FLAVOR_&quot;&amp;UPPER([.$A45])&amp;&quot;', Type, &quot;&amp;[.H45]&amp;&quot; FROM Leaders WHERE Type = 'LEADER_&quot;&amp;UPPER([.H$2])&amp;&quot;';&quot;" office:value-type="string" office:string-value="INSERT INTO Leader_Flavors(FlavorType, LeaderType, Flavor) SELECT 'FLAVOR_SPACESHIP', Type, 2 FROM Leaders WHERE Type = 'LEADER_HARALD';" calcext:value-type="string">
            <text:p>INSERT INTO Leader_Flavors(FlavorType, LeaderType, Flavor) SELECT 'FLAVOR_SPACESHIP', Type, 2 FROM Leaders WHERE Type = 'LEADER_HARALD';</text:p>
          </table:table-cell>
          <table:table-cell table:style-name="ce197" table:formula="of:=&quot;INSERT INTO Leader_Flavors(FlavorType, LeaderType, Flavor) SELECT 'FLAVOR_&quot;&amp;UPPER([.$A45])&amp;&quot;', Type, &quot;&amp;[.I45]&amp;&quot; FROM Leaders WHERE Type = 'LEADER_&quot;&amp;UPPER([.I$2])&amp;&quot;';&quot;" office:value-type="string" office:string-value="INSERT INTO Leader_Flavors(FlavorType, LeaderType, Flavor) SELECT 'FLAVOR_SPACESHIP', Type, 2 FROM Leaders WHERE Type = 'LEADER_ISABELLA';" calcext:value-type="string">
            <text:p>INSERT INTO Leader_Flavors(FlavorType, LeaderType, Flavor) SELECT 'FLAVOR_SPACESHIP', Type, 2 FROM Leaders WHERE Type = 'LEADER_ISABELLA';</text:p>
          </table:table-cell>
          <table:table-cell table:style-name="ce197" table:formula="of:=&quot;INSERT INTO Leader_Flavors(FlavorType, LeaderType, Flavor) SELECT 'FLAVOR_&quot;&amp;UPPER([.$A45])&amp;&quot;', Type, &quot;&amp;[.J45]&amp;&quot; FROM Leaders WHERE Type = 'LEADER_&quot;&amp;UPPER([.J$2])&amp;&quot;';&quot;" office:value-type="string" office:string-value="INSERT INTO Leader_Flavors(FlavorType, LeaderType, Flavor) SELECT 'FLAVOR_SPACESHIP', Type, 2 FROM Leaders WHERE Type = 'LEADER_NAPOLEON';" calcext:value-type="string">
            <text:p>INSERT INTO Leader_Flavors(FlavorType, LeaderType, Flavor) SELECT 'FLAVOR_SPACESHIP', Type, 2 FROM Leaders WHERE Type = 'LEADER_NAPOLEON';</text:p>
          </table:table-cell>
          <table:table-cell table:style-name="ce197" table:formula="of:=&quot;INSERT INTO Leader_Flavors(FlavorType, LeaderType, Flavor) SELECT 'FLAVOR_&quot;&amp;UPPER([.$A45])&amp;&quot;', Type, &quot;&amp;[.K45]&amp;&quot; FROM Leaders WHERE Type = 'LEADER_&quot;&amp;UPPER([.K$2])&amp;&quot;';&quot;" office:value-type="string" office:string-value="INSERT INTO Leader_Flavors(FlavorType, LeaderType, Flavor) SELECT 'FLAVOR_SPACESHIP', Type, 2 FROM Leaders WHERE Type = 'LEADER_ODA_NOBUNAGA';" calcext:value-type="string">
            <text:p>INSERT INTO Leader_Flavors(FlavorType, LeaderType, Flavor) SELECT 'FLAVOR_SPACESHIP', Type, 2 FROM Leaders WHERE Type = 'LEADER_ODA_NOBUNAGA';</text:p>
          </table:table-cell>
          <table:table-cell table:style-name="ce197" table:formula="of:=&quot;INSERT INTO Leader_Flavors(FlavorType, LeaderType, Flavor) SELECT 'FLAVOR_&quot;&amp;UPPER([.$A45])&amp;&quot;', Type, &quot;&amp;[.L45]&amp;&quot; FROM Leaders WHERE Type = 'LEADER_&quot;&amp;UPPER([.L$2])&amp;&quot;';&quot;" office:value-type="string" office:string-value="INSERT INTO Leader_Flavors(FlavorType, LeaderType, Flavor) SELECT 'FLAVOR_SPACESHIP', Type, 2 FROM Leaders WHERE Type = 'LEADER_ENRICO_DANDOLO';" calcext:value-type="string">
            <text:p>INSERT INTO Leader_Flavors(FlavorType, LeaderType, Flavor) SELECT 'FLAVOR_SPACESHIP', Type, 2 FROM Leaders WHERE Type = 'LEADER_ENRICO_DANDOLO';</text:p>
          </table:table-cell>
          <table:table-cell table:style-name="ce197" table:formula="of:=&quot;INSERT INTO Leader_Flavors(FlavorType, LeaderType, Flavor) SELECT 'FLAVOR_&quot;&amp;UPPER([.$A45])&amp;&quot;', Type, &quot;&amp;[.M45]&amp;&quot; FROM Leaders WHERE Type = 'LEADER_&quot;&amp;UPPER([.M$2])&amp;&quot;';&quot;" office:value-type="string" office:string-value="INSERT INTO Leader_Flavors(FlavorType, LeaderType, Flavor) SELECT 'FLAVOR_SPACESHIP', Type, 2 FROM Leaders WHERE Type = 'LEADER_SHAKA';" calcext:value-type="string">
            <text:p>INSERT INTO Leader_Flavors(FlavorType, LeaderType, Flavor) SELECT 'FLAVOR_SPACESHIP', Type, 2 FROM Leaders WHERE Type = 'LEADER_SHAKA';</text:p>
          </table:table-cell>
          <table:table-cell table:style-name="ce197" table:formula="of:=&quot;INSERT INTO Leader_Flavors(FlavorType, LeaderType, Flavor) SELECT 'FLAVOR_&quot;&amp;UPPER([.$A45])&amp;&quot;', Type, &quot;&amp;[.N45]&amp;&quot; FROM Leaders WHERE Type = 'LEADER_&quot;&amp;UPPER([.N$2])&amp;&quot;';&quot;" office:value-type="string" office:string-value="INSERT INTO Leader_Flavors(FlavorType, LeaderType, Flavor) SELECT 'FLAVOR_SPACESHIP', Type, 2 FROM Leaders WHERE Type = 'LEADER_COALITION';" calcext:value-type="string">
            <text:p>INSERT INTO Leader_Flavors(FlavorType, LeaderType, Flavor) SELECT 'FLAVOR_SPACESHIP', Type, 2 FROM Leaders WHERE Type = 'LEADER_COALITION';</text:p>
          </table:table-cell>
          <table:table-cell table:style-name="ce197" table:formula="of:=&quot;INSERT INTO Leader_Flavors(FlavorType, LeaderType, Flavor) SELECT 'FLAVOR_&quot;&amp;UPPER([.$A45])&amp;&quot;', Type, &quot;&amp;[.O45]&amp;&quot; FROM Leaders WHERE Type = 'LEADER_&quot;&amp;UPPER([.O$2])&amp;&quot;';&quot;" office:value-type="string" office:string-value="INSERT INTO Leader_Flavors(FlavorType, LeaderType, Flavor) SELECT 'FLAVOR_SPACESHIP', Type, 2 FROM Leaders WHERE Type = 'LEADER_ALEXANDER';" calcext:value-type="string">
            <text:p>INSERT INTO Leader_Flavors(FlavorType, LeaderType, Flavor) SELECT 'FLAVOR_SPACESHIP', Type, 2 FROM Leaders WHERE Type = 'LEADER_ALEXANDER';</text:p>
          </table:table-cell>
          <table:table-cell table:style-name="ce197" table:formula="of:=&quot;INSERT INTO Leader_Flavors(FlavorType, LeaderType, Flavor) SELECT 'FLAVOR_&quot;&amp;UPPER([.$A45])&amp;&quot;', Type, &quot;&amp;[.P45]&amp;&quot; FROM Leaders WHERE Type = 'LEADER_&quot;&amp;UPPER([.P$2])&amp;&quot;';&quot;" office:value-type="string" office:string-value="INSERT INTO Leader_Flavors(FlavorType, LeaderType, Flavor) SELECT 'FLAVOR_SPACESHIP', Type, 2 FROM Leaders WHERE Type = 'LEADER_BISMARCK';" calcext:value-type="string">
            <text:p>INSERT INTO Leader_Flavors(FlavorType, LeaderType, Flavor) SELECT 'FLAVOR_SPACESHIP', Type, 2 FROM Leaders WHERE Type = 'LEADER_BISMARCK';</text:p>
          </table:table-cell>
          <table:table-cell table:style-name="ce197" table:formula="of:=&quot;INSERT INTO Leader_Flavors(FlavorType, LeaderType, Flavor) SELECT 'FLAVOR_&quot;&amp;UPPER([.$A45])&amp;&quot;', Type, &quot;&amp;[.Q45]&amp;&quot; FROM Leaders WHERE Type = 'LEADER_&quot;&amp;UPPER([.Q$2])&amp;&quot;';&quot;" office:value-type="string" office:string-value="INSERT INTO Leader_Flavors(FlavorType, LeaderType, Flavor) SELECT 'FLAVOR_SPACESHIP', Type, 2 FROM Leaders WHERE Type = 'LEADER_CATHERINE';" calcext:value-type="string">
            <text:p>INSERT INTO Leader_Flavors(FlavorType, LeaderType, Flavor) SELECT 'FLAVOR_SPACESHIP', Type, 2 FROM Leaders WHERE Type = 'LEADER_CATHERINE';</text:p>
          </table:table-cell>
          <table:table-cell table:style-name="ce197" table:formula="of:=&quot;INSERT INTO Leader_Flavors(FlavorType, LeaderType, Flavor) SELECT 'FLAVOR_&quot;&amp;UPPER([.$A45])&amp;&quot;', Type, &quot;&amp;[.R45]&amp;&quot; FROM Leaders WHERE Type = 'LEADER_&quot;&amp;UPPER([.R$2])&amp;&quot;';&quot;" office:value-type="string" office:string-value="INSERT INTO Leader_Flavors(FlavorType, LeaderType, Flavor) SELECT 'FLAVOR_SPACESHIP', Type, 2 FROM Leaders WHERE Type = 'LEADER_ELIZABETH';" calcext:value-type="string">
            <text:p>INSERT INTO Leader_Flavors(FlavorType, LeaderType, Flavor) SELECT 'FLAVOR_SPACESHIP', Type, 2 FROM Leaders WHERE Type = 'LEADER_ELIZABETH';</text:p>
          </table:table-cell>
          <table:table-cell table:style-name="ce197" table:formula="of:=&quot;INSERT INTO Leader_Flavors(FlavorType, LeaderType, Flavor) SELECT 'FLAVOR_&quot;&amp;UPPER([.$A45])&amp;&quot;', Type, &quot;&amp;[.S45]&amp;&quot; FROM Leaders WHERE Type = 'LEADER_&quot;&amp;UPPER([.S$2])&amp;&quot;';&quot;" office:value-type="string" office:string-value="INSERT INTO Leader_Flavors(FlavorType, LeaderType, Flavor) SELECT 'FLAVOR_SPACESHIP', Type, 2 FROM Leaders WHERE Type = 'LEADER_GUSTAVUS_ADOLPHUS';" calcext:value-type="string">
            <text:p>INSERT INTO Leader_Flavors(FlavorType, LeaderType, Flavor) SELECT 'FLAVOR_SPACESHIP', Type, 2 FROM Leaders WHERE Type = 'LEADER_GUSTAVUS_ADOLPHUS';</text:p>
          </table:table-cell>
          <table:table-cell table:style-name="ce197" table:formula="of:=&quot;INSERT INTO Leader_Flavors(FlavorType, LeaderType, Flavor) SELECT 'FLAVOR_&quot;&amp;UPPER([.$A45])&amp;&quot;', Type, &quot;&amp;[.T45]&amp;&quot; FROM Leaders WHERE Type = 'LEADER_&quot;&amp;UPPER([.T$2])&amp;&quot;';&quot;" office:value-type="string" office:string-value="INSERT INTO Leader_Flavors(FlavorType, LeaderType, Flavor) SELECT 'FLAVOR_SPACESHIP', Type, 2 FROM Leaders WHERE Type = 'LEADER_HIAWATHA';" calcext:value-type="string">
            <text:p>INSERT INTO Leader_Flavors(FlavorType, LeaderType, Flavor) SELECT 'FLAVOR_SPACESHIP', Type, 2 FROM Leaders WHERE Type = 'LEADER_HIAWATHA';</text:p>
          </table:table-cell>
          <table:table-cell table:style-name="ce197" table:formula="of:=&quot;INSERT INTO Leader_Flavors(FlavorType, LeaderType, Flavor) SELECT 'FLAVOR_&quot;&amp;UPPER([.$A45])&amp;&quot;', Type, &quot;&amp;[.U45]&amp;&quot; FROM Leaders WHERE Type = 'LEADER_&quot;&amp;UPPER([.U$2])&amp;&quot;';&quot;" office:value-type="string" office:string-value="INSERT INTO Leader_Flavors(FlavorType, LeaderType, Flavor) SELECT 'FLAVOR_SPACESHIP', Type, 2 FROM Leaders WHERE Type = 'LEADER_MONTEZUMA';" calcext:value-type="string">
            <text:p>INSERT INTO Leader_Flavors(FlavorType, LeaderType, Flavor) SELECT 'FLAVOR_SPACESHIP', Type, 2 FROM Leaders WHERE Type = 'LEADER_MONTEZUMA';</text:p>
          </table:table-cell>
          <table:table-cell table:style-name="ce197" table:formula="of:=&quot;INSERT INTO Leader_Flavors(FlavorType, LeaderType, Flavor) SELECT 'FLAVOR_&quot;&amp;UPPER([.$A45])&amp;&quot;', Type, &quot;&amp;[.V45]&amp;&quot; FROM Leaders WHERE Type = 'LEADER_&quot;&amp;UPPER([.V$2])&amp;&quot;';&quot;" office:value-type="string" office:string-value="INSERT INTO Leader_Flavors(FlavorType, LeaderType, Flavor) SELECT 'FLAVOR_SPACESHIP', Type, 2 FROM Leaders WHERE Type = 'LEADER_THEODORA';" calcext:value-type="string">
            <text:p>INSERT INTO Leader_Flavors(FlavorType, LeaderType, Flavor) SELECT 'FLAVOR_SPACESHIP', Type, 2 FROM Leaders WHERE Type = 'LEADER_THEODORA';</text:p>
          </table:table-cell>
          <table:table-cell table:style-name="ce197" table:formula="of:=&quot;INSERT INTO Leader_Flavors(FlavorType, LeaderType, Flavor) SELECT 'FLAVOR_&quot;&amp;UPPER([.$A45])&amp;&quot;', Type, &quot;&amp;[.W45]&amp;&quot; FROM Leaders WHERE Type = 'LEADER_&quot;&amp;UPPER([.W$2])&amp;&quot;';&quot;" office:value-type="string" office:string-value="INSERT INTO Leader_Flavors(FlavorType, LeaderType, Flavor) SELECT 'FLAVOR_SPACESHIP', Type, 2 FROM Leaders WHERE Type = 'LEADER_GAJAH_MADA';" calcext:value-type="string">
            <text:p>INSERT INTO Leader_Flavors(FlavorType, LeaderType, Flavor) SELECT 'FLAVOR_SPACESHIP', Type, 2 FROM Leaders WHERE Type = 'LEADER_GAJAH_MADA';</text:p>
          </table:table-cell>
          <table:table-cell table:style-name="ce197" table:formula="of:=&quot;INSERT INTO Leader_Flavors(FlavorType, LeaderType, Flavor) SELECT 'FLAVOR_&quot;&amp;UPPER([.$A45])&amp;&quot;', Type, &quot;&amp;[.X45]&amp;&quot; FROM Leaders WHERE Type = 'LEADER_&quot;&amp;UPPER([.X$2])&amp;&quot;';&quot;" office:value-type="string" office:string-value="INSERT INTO Leader_Flavors(FlavorType, LeaderType, Flavor) SELECT 'FLAVOR_SPACESHIP', Type, 2 FROM Leaders WHERE Type = 'LEADER_CASIMIR';" calcext:value-type="string">
            <text:p>INSERT INTO Leader_Flavors(FlavorType, LeaderType, Flavor) SELECT 'FLAVOR_SPACESHIP', Type, 2 FROM Leaders WHERE Type = 'LEADER_CASIMIR';</text:p>
          </table:table-cell>
          <table:table-cell table:style-name="ce197" table:formula="of:=&quot;INSERT INTO Leader_Flavors(FlavorType, LeaderType, Flavor) SELECT 'FLAVOR_&quot;&amp;UPPER([.$A45])&amp;&quot;', Type, &quot;&amp;[.Y45]&amp;&quot; FROM Leaders WHERE Type = 'LEADER_&quot;&amp;UPPER([.Y$2])&amp;&quot;';&quot;" office:value-type="string" office:string-value="INSERT INTO Leader_Flavors(FlavorType, LeaderType, Flavor) SELECT 'FLAVOR_SPACESHIP', Type, 2 FROM Leaders WHERE Type = 'LEADER_WU_ZETIAN';" calcext:value-type="string">
            <text:p>INSERT INTO Leader_Flavors(FlavorType, LeaderType, Flavor) SELECT 'FLAVOR_SPACESHIP', Type, 2 FROM Leaders WHERE Type = 'LEADER_WU_ZETIAN';</text:p>
          </table:table-cell>
          <table:table-cell table:style-name="ce197" table:formula="of:=&quot;INSERT INTO Leader_Flavors(FlavorType, LeaderType, Flavor) SELECT 'FLAVOR_&quot;&amp;UPPER([.$A45])&amp;&quot;', Type, &quot;&amp;[.Z45]&amp;&quot; FROM Leaders WHERE Type = 'LEADER_&quot;&amp;UPPER([.Z$2])&amp;&quot;';&quot;" office:value-type="string" office:string-value="INSERT INTO Leader_Flavors(FlavorType, LeaderType, Flavor) SELECT 'FLAVOR_SPACESHIP', Type, 4 FROM Leaders WHERE Type = 'LEADER_DIPLOMAT';" calcext:value-type="string">
            <text:p>INSERT INTO Leader_Flavors(FlavorType, LeaderType, Flavor) SELECT 'FLAVOR_SPACESHIP', Type, 4 FROM Leaders WHERE Type = 'LEADER_DIPLOMAT';</text:p>
          </table:table-cell>
          <table:table-cell table:style-name="ce197" table:formula="of:=&quot;INSERT INTO Leader_Flavors(FlavorType, LeaderType, Flavor) SELECT 'FLAVOR_&quot;&amp;UPPER([.$A45])&amp;&quot;', Type, &quot;&amp;[.AA45]&amp;&quot; FROM Leaders WHERE Type = 'LEADER_&quot;&amp;UPPER([.AA$2])&amp;&quot;';&quot;" office:value-type="string" office:string-value="INSERT INTO Leader_Flavors(FlavorType, LeaderType, Flavor) SELECT 'FLAVOR_SPACESHIP', Type, 8 FROM Leaders WHERE Type = 'LEADER_GANDHI';" calcext:value-type="string">
            <text:p>INSERT INTO Leader_Flavors(FlavorType, LeaderType, Flavor) SELECT 'FLAVOR_SPACESHIP', Type, 8 FROM Leaders WHERE Type = 'LEADER_GANDHI';</text:p>
          </table:table-cell>
          <table:table-cell table:style-name="ce197" table:formula="of:=&quot;INSERT INTO Leader_Flavors(FlavorType, LeaderType, Flavor) SELECT 'FLAVOR_&quot;&amp;UPPER([.$A45])&amp;&quot;', Type, &quot;&amp;[.AB45]&amp;&quot; FROM Leaders WHERE Type = 'LEADER_&quot;&amp;UPPER([.AB$2])&amp;&quot;';&quot;" office:value-type="string" office:string-value="INSERT INTO Leader_Flavors(FlavorType, LeaderType, Flavor) SELECT 'FLAVOR_SPACESHIP', Type, 4 FROM Leaders WHERE Type = 'LEADER_SELASSIE';" calcext:value-type="string">
            <text:p>INSERT INTO Leader_Flavors(FlavorType, LeaderType, Flavor) SELECT 'FLAVOR_SPACESHIP', Type, 4 FROM Leaders WHERE Type = 'LEADER_SELASSIE';</text:p>
          </table:table-cell>
          <table:table-cell table:style-name="ce197" table:formula="of:=&quot;INSERT INTO Leader_Flavors(FlavorType, LeaderType, Flavor) SELECT 'FLAVOR_&quot;&amp;UPPER([.$A45])&amp;&quot;', Type, &quot;&amp;[.AC45]&amp;&quot; FROM Leaders WHERE Type = 'LEADER_&quot;&amp;UPPER([.AC$2])&amp;&quot;';&quot;" office:value-type="string" office:string-value="INSERT INTO Leader_Flavors(FlavorType, LeaderType, Flavor) SELECT 'FLAVOR_SPACESHIP', Type, 8 FROM Leaders WHERE Type = 'LEADER_KAMEHAMEHA';" calcext:value-type="string">
            <text:p>INSERT INTO Leader_Flavors(FlavorType, LeaderType, Flavor) SELECT 'FLAVOR_SPACESHIP', Type, 8 FROM Leaders WHERE Type = 'LEADER_KAMEHAMEHA';</text:p>
          </table:table-cell>
          <table:table-cell table:style-name="ce197" table:formula="of:=&quot;INSERT INTO Leader_Flavors(FlavorType, LeaderType, Flavor) SELECT 'FLAVOR_&quot;&amp;UPPER([.$A45])&amp;&quot;', Type, &quot;&amp;[.AD45]&amp;&quot; FROM Leaders WHERE Type = 'LEADER_&quot;&amp;UPPER([.AD$2])&amp;&quot;';&quot;" office:value-type="string" office:string-value="INSERT INTO Leader_Flavors(FlavorType, LeaderType, Flavor) SELECT 'FLAVOR_SPACESHIP', Type, 4 FROM Leaders WHERE Type = 'LEADER_MARIA_I';" calcext:value-type="string">
            <text:p>INSERT INTO Leader_Flavors(FlavorType, LeaderType, Flavor) SELECT 'FLAVOR_SPACESHIP', Type, 4 FROM Leaders WHERE Type = 'LEADER_MARIA_I';</text:p>
          </table:table-cell>
          <table:table-cell table:style-name="ce197" table:formula="of:=&quot;INSERT INTO Leader_Flavors(FlavorType, LeaderType, Flavor) SELECT 'FLAVOR_&quot;&amp;UPPER([.$A45])&amp;&quot;', Type, &quot;&amp;[.AE45]&amp;&quot; FROM Leaders WHERE Type = 'LEADER_&quot;&amp;UPPER([.AE$2])&amp;&quot;';&quot;" office:value-type="string" office:string-value="INSERT INTO Leader_Flavors(FlavorType, LeaderType, Flavor) SELECT 'FLAVOR_SPACESHIP', Type, 8 FROM Leaders WHERE Type = 'LEADER_PACHACUTI';" calcext:value-type="string">
            <text:p>INSERT INTO Leader_Flavors(FlavorType, LeaderType, Flavor) SELECT 'FLAVOR_SPACESHIP', Type, 8 FROM Leaders WHERE Type = 'LEADER_PACHACUTI';</text:p>
          </table:table-cell>
          <table:table-cell table:style-name="ce197" table:formula="of:=&quot;INSERT INTO Leader_Flavors(FlavorType, LeaderType, Flavor) SELECT 'FLAVOR_&quot;&amp;UPPER([.$A45])&amp;&quot;', Type, &quot;&amp;[.AF45]&amp;&quot; FROM Leaders WHERE Type = 'LEADER_&quot;&amp;UPPER([.AF$2])&amp;&quot;';&quot;" office:value-type="string" office:string-value="INSERT INTO Leader_Flavors(FlavorType, LeaderType, Flavor) SELECT 'FLAVOR_SPACESHIP', Type, 4 FROM Leaders WHERE Type = 'LEADER_RAMESSES';" calcext:value-type="string">
            <text:p>INSERT INTO Leader_Flavors(FlavorType, LeaderType, Flavor) SELECT 'FLAVOR_SPACESHIP', Type, 4 FROM Leaders WHERE Type = 'LEADER_RAMESSES';</text:p>
          </table:table-cell>
          <table:table-cell table:style-name="ce197" table:formula="of:=&quot;INSERT INTO Leader_Flavors(FlavorType, LeaderType, Flavor) SELECT 'FLAVOR_&quot;&amp;UPPER([.$A45])&amp;&quot;', Type, &quot;&amp;[.AG45]&amp;&quot; FROM Leaders WHERE Type = 'LEADER_&quot;&amp;UPPER([.AG$2])&amp;&quot;';&quot;" office:value-type="string" office:string-value="INSERT INTO Leader_Flavors(FlavorType, LeaderType, Flavor) SELECT 'FLAVOR_SPACESHIP', Type, 4 FROM Leaders WHERE Type = 'LEADER_RAMKHAMHAENG';" calcext:value-type="string">
            <text:p>INSERT INTO Leader_Flavors(FlavorType, LeaderType, Flavor) SELECT 'FLAVOR_SPACESHIP', Type, 4 FROM Leaders WHERE Type = 'LEADER_RAMKHAMHAENG';</text:p>
          </table:table-cell>
          <table:table-cell table:style-name="ce197" table:formula="of:=&quot;INSERT INTO Leader_Flavors(FlavorType, LeaderType, Flavor) SELECT 'FLAVOR_&quot;&amp;UPPER([.$A45])&amp;&quot;', Type, &quot;&amp;[.AH45]&amp;&quot; FROM Leaders WHERE Type = 'LEADER_&quot;&amp;UPPER([.AH$2])&amp;&quot;';&quot;" office:value-type="string" office:string-value="INSERT INTO Leader_Flavors(FlavorType, LeaderType, Flavor) SELECT 'FLAVOR_SPACESHIP', Type, 4 FROM Leaders WHERE Type = 'LEADER_PEDRO';" calcext:value-type="string">
            <text:p>INSERT INTO Leader_Flavors(FlavorType, LeaderType, Flavor) SELECT 'FLAVOR_SPACESHIP', Type, 4 FROM Leaders WHERE Type = 'LEADER_PEDRO';</text:p>
          </table:table-cell>
          <table:table-cell table:style-name="ce197" table:formula="of:=&quot;INSERT INTO Leader_Flavors(FlavorType, LeaderType, Flavor) SELECT 'FLAVOR_&quot;&amp;UPPER([.$A45])&amp;&quot;', Type, &quot;&amp;[.AI45]&amp;&quot; FROM Leaders WHERE Type = 'LEADER_&quot;&amp;UPPER([.AI$2])&amp;&quot;';&quot;" office:value-type="string" office:string-value="INSERT INTO Leader_Flavors(FlavorType, LeaderType, Flavor) SELECT 'FLAVOR_SPACESHIP', Type, 4 FROM Leaders WHERE Type = 'LEADER_AHMAD_ALMANSUR';" calcext:value-type="string">
            <text:p>INSERT INTO Leader_Flavors(FlavorType, LeaderType, Flavor) SELECT 'FLAVOR_SPACESHIP', Type, 4 FROM Leaders WHERE Type = 'LEADER_AHMAD_ALMANSUR';</text:p>
          </table:table-cell>
          <table:table-cell table:style-name="ce197" table:formula="of:=&quot;INSERT INTO Leader_Flavors(FlavorType, LeaderType, Flavor) SELECT 'FLAVOR_&quot;&amp;UPPER([.$A45])&amp;&quot;', Type, &quot;&amp;[.AJ45]&amp;&quot; FROM Leaders WHERE Type = 'LEADER_&quot;&amp;UPPER([.AJ$2])&amp;&quot;';&quot;" office:value-type="string" office:string-value="INSERT INTO Leader_Flavors(FlavorType, LeaderType, Flavor) SELECT 'FLAVOR_SPACESHIP', Type, 8 FROM Leaders WHERE Type = 'LEADER_SEJONG';" calcext:value-type="string">
            <text:p>INSERT INTO Leader_Flavors(FlavorType, LeaderType, Flavor) SELECT 'FLAVOR_SPACESHIP', Type, 8 FROM Leaders WHERE Type = 'LEADER_SEJONG';</text:p>
          </table:table-cell>
          <table:table-cell table:style-name="ce197" table:formula="of:=&quot;INSERT INTO Leader_Flavors(FlavorType, LeaderType, Flavor) SELECT 'FLAVOR_&quot;&amp;UPPER([.$A45])&amp;&quot;', Type, &quot;&amp;[.AK45]&amp;&quot; FROM Leaders WHERE Type = 'LEADER_&quot;&amp;UPPER([.AK$2])&amp;&quot;';&quot;" office:value-type="string" office:string-value="INSERT INTO Leader_Flavors(FlavorType, LeaderType, Flavor) SELECT 'FLAVOR_SPACESHIP', Type, 8 FROM Leaders WHERE Type = 'LEADER_EXPANSIONIST';" calcext:value-type="string">
            <text:p>INSERT INTO Leader_Flavors(FlavorType, LeaderType, Flavor) SELECT 'FLAVOR_SPACESHIP', Type, 8 FROM Leaders WHERE Type = 'LEADER_EXPANSIONIST';</text:p>
          </table:table-cell>
          <table:table-cell table:style-name="ce197" table:formula="of:=&quot;INSERT INTO Leader_Flavors(FlavorType, LeaderType, Flavor) SELECT 'FLAVOR_&quot;&amp;UPPER([.$A45])&amp;&quot;', Type, &quot;&amp;[.AL45]&amp;&quot; FROM Leaders WHERE Type = 'LEADER_&quot;&amp;UPPER([.AL$2])&amp;&quot;';&quot;" office:value-type="string" office:string-value="INSERT INTO Leader_Flavors(FlavorType, LeaderType, Flavor) SELECT 'FLAVOR_SPACESHIP', Type, 8 FROM Leaders WHERE Type = 'LEADER_BOUDICCA';" calcext:value-type="string">
            <text:p>INSERT INTO Leader_Flavors(FlavorType, LeaderType, Flavor) SELECT 'FLAVOR_SPACESHIP', Type, 8 FROM Leaders WHERE Type = 'LEADER_BOUDICCA';</text:p>
          </table:table-cell>
          <table:table-cell table:style-name="ce197" table:formula="of:=&quot;INSERT INTO Leader_Flavors(FlavorType, LeaderType, Flavor) SELECT 'FLAVOR_&quot;&amp;UPPER([.$A45])&amp;&quot;', Type, &quot;&amp;[.AM45]&amp;&quot; FROM Leaders WHERE Type = 'LEADER_&quot;&amp;UPPER([.AM$2])&amp;&quot;';&quot;" office:value-type="string" office:string-value="INSERT INTO Leader_Flavors(FlavorType, LeaderType, Flavor) SELECT 'FLAVOR_SPACESHIP', Type, 8 FROM Leaders WHERE Type = 'LEADER_DARIUS';" calcext:value-type="string">
            <text:p>INSERT INTO Leader_Flavors(FlavorType, LeaderType, Flavor) SELECT 'FLAVOR_SPACESHIP', Type, 8 FROM Leaders WHERE Type = 'LEADER_DARIUS';</text:p>
          </table:table-cell>
          <table:table-cell table:style-name="ce197" table:formula="of:=&quot;INSERT INTO Leader_Flavors(FlavorType, LeaderType, Flavor) SELECT 'FLAVOR_&quot;&amp;UPPER([.$A45])&amp;&quot;', Type, &quot;&amp;[.AN45]&amp;&quot; FROM Leaders WHERE Type = 'LEADER_&quot;&amp;UPPER([.AN$2])&amp;&quot;';&quot;" office:value-type="string" office:string-value="INSERT INTO Leader_Flavors(FlavorType, LeaderType, Flavor) SELECT 'FLAVOR_SPACESHIP', Type, 8 FROM Leaders WHERE Type = 'LEADER_DIDO';" calcext:value-type="string">
            <text:p>INSERT INTO Leader_Flavors(FlavorType, LeaderType, Flavor) SELECT 'FLAVOR_SPACESHIP', Type, 8 FROM Leaders WHERE Type = 'LEADER_DIDO';</text:p>
          </table:table-cell>
          <table:table-cell table:style-name="ce197" table:formula="of:=&quot;INSERT INTO Leader_Flavors(FlavorType, LeaderType, Flavor) SELECT 'FLAVOR_&quot;&amp;UPPER([.$A45])&amp;&quot;', Type, &quot;&amp;[.AO45]&amp;&quot; FROM Leaders WHERE Type = 'LEADER_&quot;&amp;UPPER([.AO$2])&amp;&quot;';&quot;" office:value-type="string" office:string-value="INSERT INTO Leader_Flavors(FlavorType, LeaderType, Flavor) SELECT 'FLAVOR_SPACESHIP', Type, 8 FROM Leaders WHERE Type = 'LEADER_HARUN_AL_RASHID';" calcext:value-type="string">
            <text:p>INSERT INTO Leader_Flavors(FlavorType, LeaderType, Flavor) SELECT 'FLAVOR_SPACESHIP', Type, 8 FROM Leaders WHERE Type = 'LEADER_HARUN_AL_RASHID';</text:p>
          </table:table-cell>
          <table:table-cell table:style-name="ce197" table:formula="of:=&quot;INSERT INTO Leader_Flavors(FlavorType, LeaderType, Flavor) SELECT 'FLAVOR_&quot;&amp;UPPER([.$A45])&amp;&quot;', Type, &quot;&amp;[.AP45]&amp;&quot; FROM Leaders WHERE Type = 'LEADER_&quot;&amp;UPPER([.AP$2])&amp;&quot;';&quot;" office:value-type="string" office:string-value="INSERT INTO Leader_Flavors(FlavorType, LeaderType, Flavor) SELECT 'FLAVOR_SPACESHIP', Type, 8 FROM Leaders WHERE Type = 'LEADER_NEBUCHADNEZZAR';" calcext:value-type="string">
            <text:p>INSERT INTO Leader_Flavors(FlavorType, LeaderType, Flavor) SELECT 'FLAVOR_SPACESHIP', Type, 8 FROM Leaders WHERE Type = 'LEADER_NEBUCHADNEZZAR';</text:p>
          </table:table-cell>
          <table:table-cell table:style-name="ce197" table:formula="of:=&quot;INSERT INTO Leader_Flavors(FlavorType, LeaderType, Flavor) SELECT 'FLAVOR_&quot;&amp;UPPER([.$A45])&amp;&quot;', Type, &quot;&amp;[.AQ45]&amp;&quot; FROM Leaders WHERE Type = 'LEADER_&quot;&amp;UPPER([.AQ$2])&amp;&quot;';&quot;" office:value-type="string" office:string-value="INSERT INTO Leader_Flavors(FlavorType, LeaderType, Flavor) SELECT 'FLAVOR_SPACESHIP', Type, 8 FROM Leaders WHERE Type = 'LEADER_PACAL';" calcext:value-type="string">
            <text:p>INSERT INTO Leader_Flavors(FlavorType, LeaderType, Flavor) SELECT 'FLAVOR_SPACESHIP', Type, 8 FROM Leaders WHERE Type = 'LEADER_PACAL';</text:p>
          </table:table-cell>
          <table:table-cell table:style-name="ce197" table:formula="of:=&quot;INSERT INTO Leader_Flavors(FlavorType, LeaderType, Flavor) SELECT 'FLAVOR_&quot;&amp;UPPER([.$A45])&amp;&quot;', Type, &quot;&amp;[.AR45]&amp;&quot; FROM Leaders WHERE Type = 'LEADER_&quot;&amp;UPPER([.AR$2])&amp;&quot;';&quot;" office:value-type="string" office:string-value="INSERT INTO Leader_Flavors(FlavorType, LeaderType, Flavor) SELECT 'FLAVOR_SPACESHIP', Type, 8 FROM Leaders WHERE Type = 'LEADER_SULEIMAN';" calcext:value-type="string">
            <text:p>INSERT INTO Leader_Flavors(FlavorType, LeaderType, Flavor) SELECT 'FLAVOR_SPACESHIP', Type, 8 FROM Leaders WHERE Type = 'LEADER_SULEIMAN';</text:p>
          </table:table-cell>
          <table:table-cell table:style-name="ce197" table:formula="of:=&quot;INSERT INTO Leader_Flavors(FlavorType, LeaderType, Flavor) SELECT 'FLAVOR_&quot;&amp;UPPER([.$A45])&amp;&quot;', Type, &quot;&amp;[.AS45]&amp;&quot; FROM Leaders WHERE Type = 'LEADER_&quot;&amp;UPPER([.AS$2])&amp;&quot;';&quot;" office:value-type="string" office:string-value="INSERT INTO Leader_Flavors(FlavorType, LeaderType, Flavor) SELECT 'FLAVOR_SPACESHIP', Type, 8 FROM Leaders WHERE Type = 'LEADER_WASHINGTON';" calcext:value-type="string">
            <text:p>INSERT INTO Leader_Flavors(FlavorType, LeaderType, Flavor) SELECT 'FLAVOR_SPACESHIP', Type, 8 FROM Leaders WHERE Type = 'LEADER_WASHINGTON';</text:p>
          </table:table-cell>
          <table:table-cell table:style-name="ce197" table:formula="of:=&quot;INSERT INTO Leader_Flavors(FlavorType, LeaderType, Flavor) SELECT 'FLAVOR_&quot;&amp;UPPER([.$A45])&amp;&quot;', Type, &quot;&amp;[.AT45]&amp;&quot; FROM Leaders WHERE Type = 'LEADER_&quot;&amp;UPPER([.AT$2])&amp;&quot;';&quot;" office:value-type="string" office:string-value="INSERT INTO Leader_Flavors(FlavorType, LeaderType, Flavor) SELECT 'FLAVOR_SPACESHIP', Type, 8 FROM Leaders WHERE Type = 'LEADER_MARIA';" calcext:value-type="string">
            <text:p>INSERT INTO Leader_Flavors(FlavorType, LeaderType, Flavor) SELECT 'FLAVOR_SPACESHIP', Type, 8 FROM Leaders WHERE Type = 'LEADER_MARIA';</text:p>
          </table:table-cell>
          <table:table-cell table:style-name="ce197" table:formula="of:=&quot;INSERT INTO Leader_Flavors(FlavorType, LeaderType, Flavor) SELECT 'FLAVOR_&quot;&amp;UPPER([.$A45])&amp;&quot;', Type, &quot;&amp;[.AU45]&amp;&quot; FROM Leaders WHERE Type = 'LEADER_&quot;&amp;UPPER([.AU$2])&amp;&quot;';&quot;" office:value-type="string" office:string-value="INSERT INTO Leader_Flavors(FlavorType, LeaderType, Flavor) SELECT 'FLAVOR_SPACESHIP', Type, 8 FROM Leaders WHERE Type = 'LEADER_POCATELLO';" calcext:value-type="string">
            <text:p>INSERT INTO Leader_Flavors(FlavorType, LeaderType, Flavor) SELECT 'FLAVOR_SPACESHIP', Type, 8 FROM Leaders WHERE Type = 'LEADER_POCATELLO';</text:p>
          </table:table-cell>
          <table:table-cell table:style-name="ce197" table:formula="of:=&quot;INSERT INTO Leader_Flavors(FlavorType, LeaderType, Flavor) SELECT 'FLAVOR_&quot;&amp;UPPER([.$A45])&amp;&quot;', Type, &quot;&amp;[.AV45]&amp;&quot; FROM Leaders WHERE Type = 'LEADER_&quot;&amp;UPPER([.AV$2])&amp;&quot;';&quot;" office:value-type="string" office:string-value="INSERT INTO Leader_Flavors(FlavorType, LeaderType, Flavor) SELECT 'FLAVOR_SPACESHIP', Type, 8 FROM Leaders WHERE Type = 'LEADER_WILLIAM';" calcext:value-type="string">
            <text:p>INSERT INTO Leader_Flavors(FlavorType, LeaderType, Flavor) SELECT 'FLAVOR_SPACESHIP', Type, 8 FROM Leaders WHERE Type = 'LEADER_WILLIAM';</text:p>
          </table:table-cell>
          <table:table-cell table:number-columns-repeated="976"/>
        </table:table-row>
        <table:table-row table:style-name="ro6">
          <table:table-cell table:number-columns-repeated="2"/>
          <table:table-cell table:style-name="ce197" table:formula="of:=&quot;INSERT INTO Leader_Flavors(FlavorType, LeaderType, Flavor) SELECT 'FLAVOR_&quot;&amp;UPPER([.$A46])&amp;&quot;', Type, &quot;&amp;[.C46]&amp;&quot; FROM Leaders WHERE Type = 'LEADER_&quot;&amp;UPPER([.C$2])&amp;&quot;';&quot;" office:value-type="string" office:string-value="INSERT INTO Leader_Flavors(FlavorType, LeaderType, Flavor) SELECT 'FLAVOR_RELIGION', Type, 6 FROM Leaders WHERE Type = 'LEADER_ASHURBANIPAL';" calcext:value-type="string">
            <text:p>INSERT INTO Leader_Flavors(FlavorType, LeaderType, Flavor) SELECT 'FLAVOR_RELIGION', Type, 6 FROM Leaders WHERE Type = 'LEADER_ASHURBANIPAL';</text:p>
          </table:table-cell>
          <table:table-cell table:style-name="ce197" table:formula="of:=&quot;INSERT INTO Leader_Flavors(FlavorType, LeaderType, Flavor) SELECT 'FLAVOR_&quot;&amp;UPPER([.$A46])&amp;&quot;', Type, &quot;&amp;[.D46]&amp;&quot; FROM Leaders WHERE Type = 'LEADER_&quot;&amp;UPPER([.D$2])&amp;&quot;';&quot;" office:value-type="string" office:string-value="INSERT INTO Leader_Flavors(FlavorType, LeaderType, Flavor) SELECT 'FLAVOR_RELIGION', Type, 8 FROM Leaders WHERE Type = 'LEADER_ASKIA';" calcext:value-type="string">
            <text:p>INSERT INTO Leader_Flavors(FlavorType, LeaderType, Flavor) SELECT 'FLAVOR_RELIGION', Type, 8 FROM Leaders WHERE Type = 'LEADER_ASKIA';</text:p>
          </table:table-cell>
          <table:table-cell table:style-name="ce197" table:formula="of:=&quot;INSERT INTO Leader_Flavors(FlavorType, LeaderType, Flavor) SELECT 'FLAVOR_&quot;&amp;UPPER([.$A46])&amp;&quot;', Type, &quot;&amp;[.E46]&amp;&quot; FROM Leaders WHERE Type = 'LEADER_&quot;&amp;UPPER([.E$2])&amp;&quot;';&quot;" office:value-type="string" office:string-value="INSERT INTO Leader_Flavors(FlavorType, LeaderType, Flavor) SELECT 'FLAVOR_RELIGION', Type, 6 FROM Leaders WHERE Type = 'LEADER_ATTILA';" calcext:value-type="string">
            <text:p>INSERT INTO Leader_Flavors(FlavorType, LeaderType, Flavor) SELECT 'FLAVOR_RELIGION', Type, 6 FROM Leaders WHERE Type = 'LEADER_ATTILA';</text:p>
          </table:table-cell>
          <table:table-cell table:style-name="ce197" table:formula="of:=&quot;INSERT INTO Leader_Flavors(FlavorType, LeaderType, Flavor) SELECT 'FLAVOR_&quot;&amp;UPPER([.$A46])&amp;&quot;', Type, &quot;&amp;[.F46]&amp;&quot; FROM Leaders WHERE Type = 'LEADER_&quot;&amp;UPPER([.F$2])&amp;&quot;';&quot;" office:value-type="string" office:string-value="INSERT INTO Leader_Flavors(FlavorType, LeaderType, Flavor) SELECT 'FLAVOR_RELIGION', Type, 6 FROM Leaders WHERE Type = 'LEADER_AUGUSTUS';" calcext:value-type="string">
            <text:p>INSERT INTO Leader_Flavors(FlavorType, LeaderType, Flavor) SELECT 'FLAVOR_RELIGION', Type, 6 FROM Leaders WHERE Type = 'LEADER_AUGUSTUS';</text:p>
          </table:table-cell>
          <table:table-cell table:style-name="ce197" table:formula="of:=&quot;INSERT INTO Leader_Flavors(FlavorType, LeaderType, Flavor) SELECT 'FLAVOR_&quot;&amp;UPPER([.$A46])&amp;&quot;', Type, &quot;&amp;[.G46]&amp;&quot; FROM Leaders WHERE Type = 'LEADER_&quot;&amp;UPPER([.G$2])&amp;&quot;';&quot;" office:value-type="string" office:string-value="INSERT INTO Leader_Flavors(FlavorType, LeaderType, Flavor) SELECT 'FLAVOR_RELIGION', Type, 6 FROM Leaders WHERE Type = 'LEADER_GENGHIS_KHAN';" calcext:value-type="string">
            <text:p>INSERT INTO Leader_Flavors(FlavorType, LeaderType, Flavor) SELECT 'FLAVOR_RELIGION', Type, 6 FROM Leaders WHERE Type = 'LEADER_GENGHIS_KHAN';</text:p>
          </table:table-cell>
          <table:table-cell table:style-name="ce197" table:formula="of:=&quot;INSERT INTO Leader_Flavors(FlavorType, LeaderType, Flavor) SELECT 'FLAVOR_&quot;&amp;UPPER([.$A46])&amp;&quot;', Type, &quot;&amp;[.H46]&amp;&quot; FROM Leaders WHERE Type = 'LEADER_&quot;&amp;UPPER([.H$2])&amp;&quot;';&quot;" office:value-type="string" office:string-value="INSERT INTO Leader_Flavors(FlavorType, LeaderType, Flavor) SELECT 'FLAVOR_RELIGION', Type, 6 FROM Leaders WHERE Type = 'LEADER_HARALD';" calcext:value-type="string">
            <text:p>INSERT INTO Leader_Flavors(FlavorType, LeaderType, Flavor) SELECT 'FLAVOR_RELIGION', Type, 6 FROM Leaders WHERE Type = 'LEADER_HARALD';</text:p>
          </table:table-cell>
          <table:table-cell table:style-name="ce197" table:formula="of:=&quot;INSERT INTO Leader_Flavors(FlavorType, LeaderType, Flavor) SELECT 'FLAVOR_&quot;&amp;UPPER([.$A46])&amp;&quot;', Type, &quot;&amp;[.I46]&amp;&quot; FROM Leaders WHERE Type = 'LEADER_&quot;&amp;UPPER([.I$2])&amp;&quot;';&quot;" office:value-type="string" office:string-value="INSERT INTO Leader_Flavors(FlavorType, LeaderType, Flavor) SELECT 'FLAVOR_RELIGION', Type, 8 FROM Leaders WHERE Type = 'LEADER_ISABELLA';" calcext:value-type="string">
            <text:p>INSERT INTO Leader_Flavors(FlavorType, LeaderType, Flavor) SELECT 'FLAVOR_RELIGION', Type, 8 FROM Leaders WHERE Type = 'LEADER_ISABELLA';</text:p>
          </table:table-cell>
          <table:table-cell table:style-name="ce197" table:formula="of:=&quot;INSERT INTO Leader_Flavors(FlavorType, LeaderType, Flavor) SELECT 'FLAVOR_&quot;&amp;UPPER([.$A46])&amp;&quot;', Type, &quot;&amp;[.J46]&amp;&quot; FROM Leaders WHERE Type = 'LEADER_&quot;&amp;UPPER([.J$2])&amp;&quot;';&quot;" office:value-type="string" office:string-value="INSERT INTO Leader_Flavors(FlavorType, LeaderType, Flavor) SELECT 'FLAVOR_RELIGION', Type, 6 FROM Leaders WHERE Type = 'LEADER_NAPOLEON';" calcext:value-type="string">
            <text:p>INSERT INTO Leader_Flavors(FlavorType, LeaderType, Flavor) SELECT 'FLAVOR_RELIGION', Type, 6 FROM Leaders WHERE Type = 'LEADER_NAPOLEON';</text:p>
          </table:table-cell>
          <table:table-cell table:style-name="ce197" table:formula="of:=&quot;INSERT INTO Leader_Flavors(FlavorType, LeaderType, Flavor) SELECT 'FLAVOR_&quot;&amp;UPPER([.$A46])&amp;&quot;', Type, &quot;&amp;[.K46]&amp;&quot; FROM Leaders WHERE Type = 'LEADER_&quot;&amp;UPPER([.K$2])&amp;&quot;';&quot;" office:value-type="string" office:string-value="INSERT INTO Leader_Flavors(FlavorType, LeaderType, Flavor) SELECT 'FLAVOR_RELIGION', Type, 6 FROM Leaders WHERE Type = 'LEADER_ODA_NOBUNAGA';" calcext:value-type="string">
            <text:p>INSERT INTO Leader_Flavors(FlavorType, LeaderType, Flavor) SELECT 'FLAVOR_RELIGION', Type, 6 FROM Leaders WHERE Type = 'LEADER_ODA_NOBUNAGA';</text:p>
          </table:table-cell>
          <table:table-cell table:style-name="ce197" table:formula="of:=&quot;INSERT INTO Leader_Flavors(FlavorType, LeaderType, Flavor) SELECT 'FLAVOR_&quot;&amp;UPPER([.$A46])&amp;&quot;', Type, &quot;&amp;[.L46]&amp;&quot; FROM Leaders WHERE Type = 'LEADER_&quot;&amp;UPPER([.L$2])&amp;&quot;';&quot;" office:value-type="string" office:string-value="INSERT INTO Leader_Flavors(FlavorType, LeaderType, Flavor) SELECT 'FLAVOR_RELIGION', Type, 6 FROM Leaders WHERE Type = 'LEADER_ENRICO_DANDOLO';" calcext:value-type="string">
            <text:p>INSERT INTO Leader_Flavors(FlavorType, LeaderType, Flavor) SELECT 'FLAVOR_RELIGION', Type, 6 FROM Leaders WHERE Type = 'LEADER_ENRICO_DANDOLO';</text:p>
          </table:table-cell>
          <table:table-cell table:style-name="ce197" table:formula="of:=&quot;INSERT INTO Leader_Flavors(FlavorType, LeaderType, Flavor) SELECT 'FLAVOR_&quot;&amp;UPPER([.$A46])&amp;&quot;', Type, &quot;&amp;[.M46]&amp;&quot; FROM Leaders WHERE Type = 'LEADER_&quot;&amp;UPPER([.M$2])&amp;&quot;';&quot;" office:value-type="string" office:string-value="INSERT INTO Leader_Flavors(FlavorType, LeaderType, Flavor) SELECT 'FLAVOR_RELIGION', Type, 6 FROM Leaders WHERE Type = 'LEADER_SHAKA';" calcext:value-type="string">
            <text:p>INSERT INTO Leader_Flavors(FlavorType, LeaderType, Flavor) SELECT 'FLAVOR_RELIGION', Type, 6 FROM Leaders WHERE Type = 'LEADER_SHAKA';</text:p>
          </table:table-cell>
          <table:table-cell table:style-name="ce197" table:formula="of:=&quot;INSERT INTO Leader_Flavors(FlavorType, LeaderType, Flavor) SELECT 'FLAVOR_&quot;&amp;UPPER([.$A46])&amp;&quot;', Type, &quot;&amp;[.N46]&amp;&quot; FROM Leaders WHERE Type = 'LEADER_&quot;&amp;UPPER([.N$2])&amp;&quot;';&quot;" office:value-type="string" office:string-value="INSERT INTO Leader_Flavors(FlavorType, LeaderType, Flavor) SELECT 'FLAVOR_RELIGION', Type, 2 FROM Leaders WHERE Type = 'LEADER_COALITION';" calcext:value-type="string">
            <text:p>INSERT INTO Leader_Flavors(FlavorType, LeaderType, Flavor) SELECT 'FLAVOR_RELIGION', Type, 2 FROM Leaders WHERE Type = 'LEADER_COALITION';</text:p>
          </table:table-cell>
          <table:table-cell table:style-name="ce197" table:formula="of:=&quot;INSERT INTO Leader_Flavors(FlavorType, LeaderType, Flavor) SELECT 'FLAVOR_&quot;&amp;UPPER([.$A46])&amp;&quot;', Type, &quot;&amp;[.O46]&amp;&quot; FROM Leaders WHERE Type = 'LEADER_&quot;&amp;UPPER([.O$2])&amp;&quot;';&quot;" office:value-type="string" office:string-value="INSERT INTO Leader_Flavors(FlavorType, LeaderType, Flavor) SELECT 'FLAVOR_RELIGION', Type, 2 FROM Leaders WHERE Type = 'LEADER_ALEXANDER';" calcext:value-type="string">
            <text:p>INSERT INTO Leader_Flavors(FlavorType, LeaderType, Flavor) SELECT 'FLAVOR_RELIGION', Type, 2 FROM Leaders WHERE Type = 'LEADER_ALEXANDER';</text:p>
          </table:table-cell>
          <table:table-cell table:style-name="ce197" table:formula="of:=&quot;INSERT INTO Leader_Flavors(FlavorType, LeaderType, Flavor) SELECT 'FLAVOR_&quot;&amp;UPPER([.$A46])&amp;&quot;', Type, &quot;&amp;[.P46]&amp;&quot; FROM Leaders WHERE Type = 'LEADER_&quot;&amp;UPPER([.P$2])&amp;&quot;';&quot;" office:value-type="string" office:string-value="INSERT INTO Leader_Flavors(FlavorType, LeaderType, Flavor) SELECT 'FLAVOR_RELIGION', Type, 2 FROM Leaders WHERE Type = 'LEADER_BISMARCK';" calcext:value-type="string">
            <text:p>INSERT INTO Leader_Flavors(FlavorType, LeaderType, Flavor) SELECT 'FLAVOR_RELIGION', Type, 2 FROM Leaders WHERE Type = 'LEADER_BISMARCK';</text:p>
          </table:table-cell>
          <table:table-cell table:style-name="ce197" table:formula="of:=&quot;INSERT INTO Leader_Flavors(FlavorType, LeaderType, Flavor) SELECT 'FLAVOR_&quot;&amp;UPPER([.$A46])&amp;&quot;', Type, &quot;&amp;[.Q46]&amp;&quot; FROM Leaders WHERE Type = 'LEADER_&quot;&amp;UPPER([.Q$2])&amp;&quot;';&quot;" office:value-type="string" office:string-value="INSERT INTO Leader_Flavors(FlavorType, LeaderType, Flavor) SELECT 'FLAVOR_RELIGION', Type, 2 FROM Leaders WHERE Type = 'LEADER_CATHERINE';" calcext:value-type="string">
            <text:p>INSERT INTO Leader_Flavors(FlavorType, LeaderType, Flavor) SELECT 'FLAVOR_RELIGION', Type, 2 FROM Leaders WHERE Type = 'LEADER_CATHERINE';</text:p>
          </table:table-cell>
          <table:table-cell table:style-name="ce197" table:formula="of:=&quot;INSERT INTO Leader_Flavors(FlavorType, LeaderType, Flavor) SELECT 'FLAVOR_&quot;&amp;UPPER([.$A46])&amp;&quot;', Type, &quot;&amp;[.R46]&amp;&quot; FROM Leaders WHERE Type = 'LEADER_&quot;&amp;UPPER([.R$2])&amp;&quot;';&quot;" office:value-type="string" office:string-value="INSERT INTO Leader_Flavors(FlavorType, LeaderType, Flavor) SELECT 'FLAVOR_RELIGION', Type, 2 FROM Leaders WHERE Type = 'LEADER_ELIZABETH';" calcext:value-type="string">
            <text:p>INSERT INTO Leader_Flavors(FlavorType, LeaderType, Flavor) SELECT 'FLAVOR_RELIGION', Type, 2 FROM Leaders WHERE Type = 'LEADER_ELIZABETH';</text:p>
          </table:table-cell>
          <table:table-cell table:style-name="ce197" table:formula="of:=&quot;INSERT INTO Leader_Flavors(FlavorType, LeaderType, Flavor) SELECT 'FLAVOR_&quot;&amp;UPPER([.$A46])&amp;&quot;', Type, &quot;&amp;[.S46]&amp;&quot; FROM Leaders WHERE Type = 'LEADER_&quot;&amp;UPPER([.S$2])&amp;&quot;';&quot;" office:value-type="string" office:string-value="INSERT INTO Leader_Flavors(FlavorType, LeaderType, Flavor) SELECT 'FLAVOR_RELIGION', Type, 2 FROM Leaders WHERE Type = 'LEADER_GUSTAVUS_ADOLPHUS';" calcext:value-type="string">
            <text:p>INSERT INTO Leader_Flavors(FlavorType, LeaderType, Flavor) SELECT 'FLAVOR_RELIGION', Type, 2 FROM Leaders WHERE Type = 'LEADER_GUSTAVUS_ADOLPHUS';</text:p>
          </table:table-cell>
          <table:table-cell table:style-name="ce197" table:formula="of:=&quot;INSERT INTO Leader_Flavors(FlavorType, LeaderType, Flavor) SELECT 'FLAVOR_&quot;&amp;UPPER([.$A46])&amp;&quot;', Type, &quot;&amp;[.T46]&amp;&quot; FROM Leaders WHERE Type = 'LEADER_&quot;&amp;UPPER([.T$2])&amp;&quot;';&quot;" office:value-type="string" office:string-value="INSERT INTO Leader_Flavors(FlavorType, LeaderType, Flavor) SELECT 'FLAVOR_RELIGION', Type, 2 FROM Leaders WHERE Type = 'LEADER_HIAWATHA';" calcext:value-type="string">
            <text:p>INSERT INTO Leader_Flavors(FlavorType, LeaderType, Flavor) SELECT 'FLAVOR_RELIGION', Type, 2 FROM Leaders WHERE Type = 'LEADER_HIAWATHA';</text:p>
          </table:table-cell>
          <table:table-cell table:style-name="ce197" table:formula="of:=&quot;INSERT INTO Leader_Flavors(FlavorType, LeaderType, Flavor) SELECT 'FLAVOR_&quot;&amp;UPPER([.$A46])&amp;&quot;', Type, &quot;&amp;[.U46]&amp;&quot; FROM Leaders WHERE Type = 'LEADER_&quot;&amp;UPPER([.U$2])&amp;&quot;';&quot;" office:value-type="string" office:string-value="INSERT INTO Leader_Flavors(FlavorType, LeaderType, Flavor) SELECT 'FLAVOR_RELIGION', Type, 2 FROM Leaders WHERE Type = 'LEADER_MONTEZUMA';" calcext:value-type="string">
            <text:p>INSERT INTO Leader_Flavors(FlavorType, LeaderType, Flavor) SELECT 'FLAVOR_RELIGION', Type, 2 FROM Leaders WHERE Type = 'LEADER_MONTEZUMA';</text:p>
          </table:table-cell>
          <table:table-cell table:style-name="ce197" table:formula="of:=&quot;INSERT INTO Leader_Flavors(FlavorType, LeaderType, Flavor) SELECT 'FLAVOR_&quot;&amp;UPPER([.$A46])&amp;&quot;', Type, &quot;&amp;[.V46]&amp;&quot; FROM Leaders WHERE Type = 'LEADER_&quot;&amp;UPPER([.V$2])&amp;&quot;';&quot;" office:value-type="string" office:string-value="INSERT INTO Leader_Flavors(FlavorType, LeaderType, Flavor) SELECT 'FLAVOR_RELIGION', Type, 8 FROM Leaders WHERE Type = 'LEADER_THEODORA';" calcext:value-type="string">
            <text:p>INSERT INTO Leader_Flavors(FlavorType, LeaderType, Flavor) SELECT 'FLAVOR_RELIGION', Type, 8 FROM Leaders WHERE Type = 'LEADER_THEODORA';</text:p>
          </table:table-cell>
          <table:table-cell table:style-name="ce197" table:formula="of:=&quot;INSERT INTO Leader_Flavors(FlavorType, LeaderType, Flavor) SELECT 'FLAVOR_&quot;&amp;UPPER([.$A46])&amp;&quot;', Type, &quot;&amp;[.W46]&amp;&quot; FROM Leaders WHERE Type = 'LEADER_&quot;&amp;UPPER([.W$2])&amp;&quot;';&quot;" office:value-type="string" office:string-value="INSERT INTO Leader_Flavors(FlavorType, LeaderType, Flavor) SELECT 'FLAVOR_RELIGION', Type, 2 FROM Leaders WHERE Type = 'LEADER_GAJAH_MADA';" calcext:value-type="string">
            <text:p>INSERT INTO Leader_Flavors(FlavorType, LeaderType, Flavor) SELECT 'FLAVOR_RELIGION', Type, 2 FROM Leaders WHERE Type = 'LEADER_GAJAH_MADA';</text:p>
          </table:table-cell>
          <table:table-cell table:style-name="ce197" table:formula="of:=&quot;INSERT INTO Leader_Flavors(FlavorType, LeaderType, Flavor) SELECT 'FLAVOR_&quot;&amp;UPPER([.$A46])&amp;&quot;', Type, &quot;&amp;[.X46]&amp;&quot; FROM Leaders WHERE Type = 'LEADER_&quot;&amp;UPPER([.X$2])&amp;&quot;';&quot;" office:value-type="string" office:string-value="INSERT INTO Leader_Flavors(FlavorType, LeaderType, Flavor) SELECT 'FLAVOR_RELIGION', Type, 2 FROM Leaders WHERE Type = 'LEADER_CASIMIR';" calcext:value-type="string">
            <text:p>INSERT INTO Leader_Flavors(FlavorType, LeaderType, Flavor) SELECT 'FLAVOR_RELIGION', Type, 2 FROM Leaders WHERE Type = 'LEADER_CASIMIR';</text:p>
          </table:table-cell>
          <table:table-cell table:style-name="ce197" table:formula="of:=&quot;INSERT INTO Leader_Flavors(FlavorType, LeaderType, Flavor) SELECT 'FLAVOR_&quot;&amp;UPPER([.$A46])&amp;&quot;', Type, &quot;&amp;[.Y46]&amp;&quot; FROM Leaders WHERE Type = 'LEADER_&quot;&amp;UPPER([.Y$2])&amp;&quot;';&quot;" office:value-type="string" office:string-value="INSERT INTO Leader_Flavors(FlavorType, LeaderType, Flavor) SELECT 'FLAVOR_RELIGION', Type, 2 FROM Leaders WHERE Type = 'LEADER_WU_ZETIAN';" calcext:value-type="string">
            <text:p>INSERT INTO Leader_Flavors(FlavorType, LeaderType, Flavor) SELECT 'FLAVOR_RELIGION', Type, 2 FROM Leaders WHERE Type = 'LEADER_WU_ZETIAN';</text:p>
          </table:table-cell>
          <table:table-cell table:style-name="ce197" table:formula="of:=&quot;INSERT INTO Leader_Flavors(FlavorType, LeaderType, Flavor) SELECT 'FLAVOR_&quot;&amp;UPPER([.$A46])&amp;&quot;', Type, &quot;&amp;[.Z46]&amp;&quot; FROM Leaders WHERE Type = 'LEADER_&quot;&amp;UPPER([.Z$2])&amp;&quot;';&quot;" office:value-type="string" office:string-value="INSERT INTO Leader_Flavors(FlavorType, LeaderType, Flavor) SELECT 'FLAVOR_RELIGION', Type, 2 FROM Leaders WHERE Type = 'LEADER_DIPLOMAT';" calcext:value-type="string">
            <text:p>INSERT INTO Leader_Flavors(FlavorType, LeaderType, Flavor) SELECT 'FLAVOR_RELIGION', Type, 2 FROM Leaders WHERE Type = 'LEADER_DIPLOMAT';</text:p>
          </table:table-cell>
          <table:table-cell table:style-name="ce197" table:formula="of:=&quot;INSERT INTO Leader_Flavors(FlavorType, LeaderType, Flavor) SELECT 'FLAVOR_&quot;&amp;UPPER([.$A46])&amp;&quot;', Type, &quot;&amp;[.AA46]&amp;&quot; FROM Leaders WHERE Type = 'LEADER_&quot;&amp;UPPER([.AA$2])&amp;&quot;';&quot;" office:value-type="string" office:string-value="INSERT INTO Leader_Flavors(FlavorType, LeaderType, Flavor) SELECT 'FLAVOR_RELIGION', Type, 8 FROM Leaders WHERE Type = 'LEADER_GANDHI';" calcext:value-type="string">
            <text:p>INSERT INTO Leader_Flavors(FlavorType, LeaderType, Flavor) SELECT 'FLAVOR_RELIGION', Type, 8 FROM Leaders WHERE Type = 'LEADER_GANDHI';</text:p>
          </table:table-cell>
          <table:table-cell table:style-name="ce197" table:formula="of:=&quot;INSERT INTO Leader_Flavors(FlavorType, LeaderType, Flavor) SELECT 'FLAVOR_&quot;&amp;UPPER([.$A46])&amp;&quot;', Type, &quot;&amp;[.AB46]&amp;&quot; FROM Leaders WHERE Type = 'LEADER_&quot;&amp;UPPER([.AB$2])&amp;&quot;';&quot;" office:value-type="string" office:string-value="INSERT INTO Leader_Flavors(FlavorType, LeaderType, Flavor) SELECT 'FLAVOR_RELIGION', Type, 8 FROM Leaders WHERE Type = 'LEADER_SELASSIE';" calcext:value-type="string">
            <text:p>INSERT INTO Leader_Flavors(FlavorType, LeaderType, Flavor) SELECT 'FLAVOR_RELIGION', Type, 8 FROM Leaders WHERE Type = 'LEADER_SELASSIE';</text:p>
          </table:table-cell>
          <table:table-cell table:style-name="ce197" table:formula="of:=&quot;INSERT INTO Leader_Flavors(FlavorType, LeaderType, Flavor) SELECT 'FLAVOR_&quot;&amp;UPPER([.$A46])&amp;&quot;', Type, &quot;&amp;[.AC46]&amp;&quot; FROM Leaders WHERE Type = 'LEADER_&quot;&amp;UPPER([.AC$2])&amp;&quot;';&quot;" office:value-type="string" office:string-value="INSERT INTO Leader_Flavors(FlavorType, LeaderType, Flavor) SELECT 'FLAVOR_RELIGION', Type, 2 FROM Leaders WHERE Type = 'LEADER_KAMEHAMEHA';" calcext:value-type="string">
            <text:p>INSERT INTO Leader_Flavors(FlavorType, LeaderType, Flavor) SELECT 'FLAVOR_RELIGION', Type, 2 FROM Leaders WHERE Type = 'LEADER_KAMEHAMEHA';</text:p>
          </table:table-cell>
          <table:table-cell table:style-name="ce197" table:formula="of:=&quot;INSERT INTO Leader_Flavors(FlavorType, LeaderType, Flavor) SELECT 'FLAVOR_&quot;&amp;UPPER([.$A46])&amp;&quot;', Type, &quot;&amp;[.AD46]&amp;&quot; FROM Leaders WHERE Type = 'LEADER_&quot;&amp;UPPER([.AD$2])&amp;&quot;';&quot;" office:value-type="string" office:string-value="INSERT INTO Leader_Flavors(FlavorType, LeaderType, Flavor) SELECT 'FLAVOR_RELIGION', Type, 2 FROM Leaders WHERE Type = 'LEADER_MARIA_I';" calcext:value-type="string">
            <text:p>INSERT INTO Leader_Flavors(FlavorType, LeaderType, Flavor) SELECT 'FLAVOR_RELIGION', Type, 2 FROM Leaders WHERE Type = 'LEADER_MARIA_I';</text:p>
          </table:table-cell>
          <table:table-cell table:style-name="ce197" table:formula="of:=&quot;INSERT INTO Leader_Flavors(FlavorType, LeaderType, Flavor) SELECT 'FLAVOR_&quot;&amp;UPPER([.$A46])&amp;&quot;', Type, &quot;&amp;[.AE46]&amp;&quot; FROM Leaders WHERE Type = 'LEADER_&quot;&amp;UPPER([.AE$2])&amp;&quot;';&quot;" office:value-type="string" office:string-value="INSERT INTO Leader_Flavors(FlavorType, LeaderType, Flavor) SELECT 'FLAVOR_RELIGION', Type, 8 FROM Leaders WHERE Type = 'LEADER_PACHACUTI';" calcext:value-type="string">
            <text:p>INSERT INTO Leader_Flavors(FlavorType, LeaderType, Flavor) SELECT 'FLAVOR_RELIGION', Type, 8 FROM Leaders WHERE Type = 'LEADER_PACHACUTI';</text:p>
          </table:table-cell>
          <table:table-cell table:style-name="ce197" table:formula="of:=&quot;INSERT INTO Leader_Flavors(FlavorType, LeaderType, Flavor) SELECT 'FLAVOR_&quot;&amp;UPPER([.$A46])&amp;&quot;', Type, &quot;&amp;[.AF46]&amp;&quot; FROM Leaders WHERE Type = 'LEADER_&quot;&amp;UPPER([.AF$2])&amp;&quot;';&quot;" office:value-type="string" office:string-value="INSERT INTO Leader_Flavors(FlavorType, LeaderType, Flavor) SELECT 'FLAVOR_RELIGION', Type, 8 FROM Leaders WHERE Type = 'LEADER_RAMESSES';" calcext:value-type="string">
            <text:p>INSERT INTO Leader_Flavors(FlavorType, LeaderType, Flavor) SELECT 'FLAVOR_RELIGION', Type, 8 FROM Leaders WHERE Type = 'LEADER_RAMESSES';</text:p>
          </table:table-cell>
          <table:table-cell table:style-name="ce197" table:formula="of:=&quot;INSERT INTO Leader_Flavors(FlavorType, LeaderType, Flavor) SELECT 'FLAVOR_&quot;&amp;UPPER([.$A46])&amp;&quot;', Type, &quot;&amp;[.AG46]&amp;&quot; FROM Leaders WHERE Type = 'LEADER_&quot;&amp;UPPER([.AG$2])&amp;&quot;';&quot;" office:value-type="string" office:string-value="INSERT INTO Leader_Flavors(FlavorType, LeaderType, Flavor) SELECT 'FLAVOR_RELIGION', Type, 2 FROM Leaders WHERE Type = 'LEADER_RAMKHAMHAENG';" calcext:value-type="string">
            <text:p>INSERT INTO Leader_Flavors(FlavorType, LeaderType, Flavor) SELECT 'FLAVOR_RELIGION', Type, 2 FROM Leaders WHERE Type = 'LEADER_RAMKHAMHAENG';</text:p>
          </table:table-cell>
          <table:table-cell table:style-name="ce197" table:formula="of:=&quot;INSERT INTO Leader_Flavors(FlavorType, LeaderType, Flavor) SELECT 'FLAVOR_&quot;&amp;UPPER([.$A46])&amp;&quot;', Type, &quot;&amp;[.AH46]&amp;&quot; FROM Leaders WHERE Type = 'LEADER_&quot;&amp;UPPER([.AH$2])&amp;&quot;';&quot;" office:value-type="string" office:string-value="INSERT INTO Leader_Flavors(FlavorType, LeaderType, Flavor) SELECT 'FLAVOR_RELIGION', Type, 2 FROM Leaders WHERE Type = 'LEADER_PEDRO';" calcext:value-type="string">
            <text:p>INSERT INTO Leader_Flavors(FlavorType, LeaderType, Flavor) SELECT 'FLAVOR_RELIGION', Type, 2 FROM Leaders WHERE Type = 'LEADER_PEDRO';</text:p>
          </table:table-cell>
          <table:table-cell table:style-name="ce197" table:formula="of:=&quot;INSERT INTO Leader_Flavors(FlavorType, LeaderType, Flavor) SELECT 'FLAVOR_&quot;&amp;UPPER([.$A46])&amp;&quot;', Type, &quot;&amp;[.AI46]&amp;&quot; FROM Leaders WHERE Type = 'LEADER_&quot;&amp;UPPER([.AI$2])&amp;&quot;';&quot;" office:value-type="string" office:string-value="INSERT INTO Leader_Flavors(FlavorType, LeaderType, Flavor) SELECT 'FLAVOR_RELIGION', Type, 2 FROM Leaders WHERE Type = 'LEADER_AHMAD_ALMANSUR';" calcext:value-type="string">
            <text:p>INSERT INTO Leader_Flavors(FlavorType, LeaderType, Flavor) SELECT 'FLAVOR_RELIGION', Type, 2 FROM Leaders WHERE Type = 'LEADER_AHMAD_ALMANSUR';</text:p>
          </table:table-cell>
          <table:table-cell table:style-name="ce197" table:formula="of:=&quot;INSERT INTO Leader_Flavors(FlavorType, LeaderType, Flavor) SELECT 'FLAVOR_&quot;&amp;UPPER([.$A46])&amp;&quot;', Type, &quot;&amp;[.AJ46]&amp;&quot; FROM Leaders WHERE Type = 'LEADER_&quot;&amp;UPPER([.AJ$2])&amp;&quot;';&quot;" office:value-type="string" office:string-value="INSERT INTO Leader_Flavors(FlavorType, LeaderType, Flavor) SELECT 'FLAVOR_RELIGION', Type, 2 FROM Leaders WHERE Type = 'LEADER_SEJONG';" calcext:value-type="string">
            <text:p>INSERT INTO Leader_Flavors(FlavorType, LeaderType, Flavor) SELECT 'FLAVOR_RELIGION', Type, 2 FROM Leaders WHERE Type = 'LEADER_SEJONG';</text:p>
          </table:table-cell>
          <table:table-cell table:style-name="ce197" table:formula="of:=&quot;INSERT INTO Leader_Flavors(FlavorType, LeaderType, Flavor) SELECT 'FLAVOR_&quot;&amp;UPPER([.$A46])&amp;&quot;', Type, &quot;&amp;[.AK46]&amp;&quot; FROM Leaders WHERE Type = 'LEADER_&quot;&amp;UPPER([.AK$2])&amp;&quot;';&quot;" office:value-type="string" office:string-value="INSERT INTO Leader_Flavors(FlavorType, LeaderType, Flavor) SELECT 'FLAVOR_RELIGION', Type, 6 FROM Leaders WHERE Type = 'LEADER_EXPANSIONIST';" calcext:value-type="string">
            <text:p>INSERT INTO Leader_Flavors(FlavorType, LeaderType, Flavor) SELECT 'FLAVOR_RELIGION', Type, 6 FROM Leaders WHERE Type = 'LEADER_EXPANSIONIST';</text:p>
          </table:table-cell>
          <table:table-cell table:style-name="ce197" table:formula="of:=&quot;INSERT INTO Leader_Flavors(FlavorType, LeaderType, Flavor) SELECT 'FLAVOR_&quot;&amp;UPPER([.$A46])&amp;&quot;', Type, &quot;&amp;[.AL46]&amp;&quot; FROM Leaders WHERE Type = 'LEADER_&quot;&amp;UPPER([.AL$2])&amp;&quot;';&quot;" office:value-type="string" office:string-value="INSERT INTO Leader_Flavors(FlavorType, LeaderType, Flavor) SELECT 'FLAVOR_RELIGION', Type, 8 FROM Leaders WHERE Type = 'LEADER_BOUDICCA';" calcext:value-type="string">
            <text:p>INSERT INTO Leader_Flavors(FlavorType, LeaderType, Flavor) SELECT 'FLAVOR_RELIGION', Type, 8 FROM Leaders WHERE Type = 'LEADER_BOUDICCA';</text:p>
          </table:table-cell>
          <table:table-cell table:style-name="ce197" table:formula="of:=&quot;INSERT INTO Leader_Flavors(FlavorType, LeaderType, Flavor) SELECT 'FLAVOR_&quot;&amp;UPPER([.$A46])&amp;&quot;', Type, &quot;&amp;[.AM46]&amp;&quot; FROM Leaders WHERE Type = 'LEADER_&quot;&amp;UPPER([.AM$2])&amp;&quot;';&quot;" office:value-type="string" office:string-value="INSERT INTO Leader_Flavors(FlavorType, LeaderType, Flavor) SELECT 'FLAVOR_RELIGION', Type, 6 FROM Leaders WHERE Type = 'LEADER_DARIUS';" calcext:value-type="string">
            <text:p>INSERT INTO Leader_Flavors(FlavorType, LeaderType, Flavor) SELECT 'FLAVOR_RELIGION', Type, 6 FROM Leaders WHERE Type = 'LEADER_DARIUS';</text:p>
          </table:table-cell>
          <table:table-cell table:style-name="ce197" table:formula="of:=&quot;INSERT INTO Leader_Flavors(FlavorType, LeaderType, Flavor) SELECT 'FLAVOR_&quot;&amp;UPPER([.$A46])&amp;&quot;', Type, &quot;&amp;[.AN46]&amp;&quot; FROM Leaders WHERE Type = 'LEADER_&quot;&amp;UPPER([.AN$2])&amp;&quot;';&quot;" office:value-type="string" office:string-value="INSERT INTO Leader_Flavors(FlavorType, LeaderType, Flavor) SELECT 'FLAVOR_RELIGION', Type, 8 FROM Leaders WHERE Type = 'LEADER_DIDO';" calcext:value-type="string">
            <text:p>INSERT INTO Leader_Flavors(FlavorType, LeaderType, Flavor) SELECT 'FLAVOR_RELIGION', Type, 8 FROM Leaders WHERE Type = 'LEADER_DIDO';</text:p>
          </table:table-cell>
          <table:table-cell table:style-name="ce197" table:formula="of:=&quot;INSERT INTO Leader_Flavors(FlavorType, LeaderType, Flavor) SELECT 'FLAVOR_&quot;&amp;UPPER([.$A46])&amp;&quot;', Type, &quot;&amp;[.AO46]&amp;&quot; FROM Leaders WHERE Type = 'LEADER_&quot;&amp;UPPER([.AO$2])&amp;&quot;';&quot;" office:value-type="string" office:string-value="INSERT INTO Leader_Flavors(FlavorType, LeaderType, Flavor) SELECT 'FLAVOR_RELIGION', Type, 8 FROM Leaders WHERE Type = 'LEADER_HARUN_AL_RASHID';" calcext:value-type="string">
            <text:p>INSERT INTO Leader_Flavors(FlavorType, LeaderType, Flavor) SELECT 'FLAVOR_RELIGION', Type, 8 FROM Leaders WHERE Type = 'LEADER_HARUN_AL_RASHID';</text:p>
          </table:table-cell>
          <table:table-cell table:style-name="ce197" table:formula="of:=&quot;INSERT INTO Leader_Flavors(FlavorType, LeaderType, Flavor) SELECT 'FLAVOR_&quot;&amp;UPPER([.$A46])&amp;&quot;', Type, &quot;&amp;[.AP46]&amp;&quot; FROM Leaders WHERE Type = 'LEADER_&quot;&amp;UPPER([.AP$2])&amp;&quot;';&quot;" office:value-type="string" office:string-value="INSERT INTO Leader_Flavors(FlavorType, LeaderType, Flavor) SELECT 'FLAVOR_RELIGION', Type, 6 FROM Leaders WHERE Type = 'LEADER_NEBUCHADNEZZAR';" calcext:value-type="string">
            <text:p>INSERT INTO Leader_Flavors(FlavorType, LeaderType, Flavor) SELECT 'FLAVOR_RELIGION', Type, 6 FROM Leaders WHERE Type = 'LEADER_NEBUCHADNEZZAR';</text:p>
          </table:table-cell>
          <table:table-cell table:style-name="ce197" table:formula="of:=&quot;INSERT INTO Leader_Flavors(FlavorType, LeaderType, Flavor) SELECT 'FLAVOR_&quot;&amp;UPPER([.$A46])&amp;&quot;', Type, &quot;&amp;[.AQ46]&amp;&quot; FROM Leaders WHERE Type = 'LEADER_&quot;&amp;UPPER([.AQ$2])&amp;&quot;';&quot;" office:value-type="string" office:string-value="INSERT INTO Leader_Flavors(FlavorType, LeaderType, Flavor) SELECT 'FLAVOR_RELIGION', Type, 8 FROM Leaders WHERE Type = 'LEADER_PACAL';" calcext:value-type="string">
            <text:p>INSERT INTO Leader_Flavors(FlavorType, LeaderType, Flavor) SELECT 'FLAVOR_RELIGION', Type, 8 FROM Leaders WHERE Type = 'LEADER_PACAL';</text:p>
          </table:table-cell>
          <table:table-cell table:style-name="ce197" table:formula="of:=&quot;INSERT INTO Leader_Flavors(FlavorType, LeaderType, Flavor) SELECT 'FLAVOR_&quot;&amp;UPPER([.$A46])&amp;&quot;', Type, &quot;&amp;[.AR46]&amp;&quot; FROM Leaders WHERE Type = 'LEADER_&quot;&amp;UPPER([.AR$2])&amp;&quot;';&quot;" office:value-type="string" office:string-value="INSERT INTO Leader_Flavors(FlavorType, LeaderType, Flavor) SELECT 'FLAVOR_RELIGION', Type, 6 FROM Leaders WHERE Type = 'LEADER_SULEIMAN';" calcext:value-type="string">
            <text:p>INSERT INTO Leader_Flavors(FlavorType, LeaderType, Flavor) SELECT 'FLAVOR_RELIGION', Type, 6 FROM Leaders WHERE Type = 'LEADER_SULEIMAN';</text:p>
          </table:table-cell>
          <table:table-cell table:style-name="ce197" table:formula="of:=&quot;INSERT INTO Leader_Flavors(FlavorType, LeaderType, Flavor) SELECT 'FLAVOR_&quot;&amp;UPPER([.$A46])&amp;&quot;', Type, &quot;&amp;[.AS46]&amp;&quot; FROM Leaders WHERE Type = 'LEADER_&quot;&amp;UPPER([.AS$2])&amp;&quot;';&quot;" office:value-type="string" office:string-value="INSERT INTO Leader_Flavors(FlavorType, LeaderType, Flavor) SELECT 'FLAVOR_RELIGION', Type, 6 FROM Leaders WHERE Type = 'LEADER_WASHINGTON';" calcext:value-type="string">
            <text:p>INSERT INTO Leader_Flavors(FlavorType, LeaderType, Flavor) SELECT 'FLAVOR_RELIGION', Type, 6 FROM Leaders WHERE Type = 'LEADER_WASHINGTON';</text:p>
          </table:table-cell>
          <table:table-cell table:style-name="ce197" table:formula="of:=&quot;INSERT INTO Leader_Flavors(FlavorType, LeaderType, Flavor) SELECT 'FLAVOR_&quot;&amp;UPPER([.$A46])&amp;&quot;', Type, &quot;&amp;[.AT46]&amp;&quot; FROM Leaders WHERE Type = 'LEADER_&quot;&amp;UPPER([.AT$2])&amp;&quot;';&quot;" office:value-type="string" office:string-value="INSERT INTO Leader_Flavors(FlavorType, LeaderType, Flavor) SELECT 'FLAVOR_RELIGION', Type, 6 FROM Leaders WHERE Type = 'LEADER_MARIA';" calcext:value-type="string">
            <text:p>INSERT INTO Leader_Flavors(FlavorType, LeaderType, Flavor) SELECT 'FLAVOR_RELIGION', Type, 6 FROM Leaders WHERE Type = 'LEADER_MARIA';</text:p>
          </table:table-cell>
          <table:table-cell table:style-name="ce197" table:formula="of:=&quot;INSERT INTO Leader_Flavors(FlavorType, LeaderType, Flavor) SELECT 'FLAVOR_&quot;&amp;UPPER([.$A46])&amp;&quot;', Type, &quot;&amp;[.AU46]&amp;&quot; FROM Leaders WHERE Type = 'LEADER_&quot;&amp;UPPER([.AU$2])&amp;&quot;';&quot;" office:value-type="string" office:string-value="INSERT INTO Leader_Flavors(FlavorType, LeaderType, Flavor) SELECT 'FLAVOR_RELIGION', Type, 6 FROM Leaders WHERE Type = 'LEADER_POCATELLO';" calcext:value-type="string">
            <text:p>INSERT INTO Leader_Flavors(FlavorType, LeaderType, Flavor) SELECT 'FLAVOR_RELIGION', Type, 6 FROM Leaders WHERE Type = 'LEADER_POCATELLO';</text:p>
          </table:table-cell>
          <table:table-cell table:style-name="ce197" table:formula="of:=&quot;INSERT INTO Leader_Flavors(FlavorType, LeaderType, Flavor) SELECT 'FLAVOR_&quot;&amp;UPPER([.$A46])&amp;&quot;', Type, &quot;&amp;[.AV46]&amp;&quot; FROM Leaders WHERE Type = 'LEADER_&quot;&amp;UPPER([.AV$2])&amp;&quot;';&quot;" office:value-type="string" office:string-value="INSERT INTO Leader_Flavors(FlavorType, LeaderType, Flavor) SELECT 'FLAVOR_RELIGION', Type, 6 FROM Leaders WHERE Type = 'LEADER_WILLIAM';" calcext:value-type="string">
            <text:p>INSERT INTO Leader_Flavors(FlavorType, LeaderType, Flavor) SELECT 'FLAVOR_RELIGION', Type, 6 FROM Leaders WHERE Type = 'LEADER_WILLIAM';</text:p>
          </table:table-cell>
          <table:table-cell table:number-columns-repeated="976"/>
        </table:table-row>
        <table:table-row table:style-name="ro6">
          <table:table-cell/>
          <table:table-cell table:style-name="ce189" office:value-type="string" calcext:value-type="string">
            <text:p>UPDATE LoadedFile SET Value=1 WHERE Type=<text:span text:style-name="T14">'CEAI_LeaderFlavors.sql'</text:span><text:span text:style-name="T15">;</text:span></text:p>
          </table:table-cell>
          <table:table-cell table:style-name="ce189"/>
          <table:table-cell/>
          <table:table-cell table:style-name="ce197" table:number-columns-repeated="44"/>
          <table:table-cell table:number-columns-repeated="976"/>
        </table:table-row>
        <table:table-row table:style-name="ro6" table:number-rows-repeated="104848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Leader Priorities'.B3:'Leader Priorities'.B46 'Leader Priorities'.D3:'Leader Priorities'.M46 'Leader Priorities'.W8:'Leader Priorities'.X15 'Leader Priorities'.W3:'Leader Priorities'.X3 'Leader Priorities'.V4:'Leader Priorities'.X4 'Leader Priorities'.W5:'Leader Priorities'.X6 'Leader Priorities'.V7:'Leader Priorities'.X7 'Leader Priorities'.V27:'Leader Priorities'.X45 'Leader Priorities'.R14:'Leader Priorities'.R14 'Leader Priorities'.Z3:'Leader Priorities'.AV46 'Leader Priorities'.V16:'Leader Priorities'.X25 'Leader Priorities'.S26:'Leader Priorities'.Y26 'Leader Priorities'.U46:'Leader Priorities'.Y46">
            <calcext:condition calcext:apply-style-name="Excel_CondFormat_3_1_1" calcext:value="&gt;=8" calcext:base-cell-address="'Leader Priorities'.B3"/>
            <calcext:condition calcext:apply-style-name="Excel_CondFormat_3_1_2" calcext:value="between(3,7)" calcext:base-cell-address="'Leader Priorities'.B3"/>
            <calcext:condition calcext:apply-style-name="Excel_CondFormat_3_1_3" calcext:value="&lt;=2" calcext:base-cell-address="'Leader Priorities'.B3"/>
          </calcext:conditional-format>
          <calcext:conditional-format calcext:target-range-address="'Leader Priorities'.C8:'Leader Priorities'.C45 'Leader Priorities'.C3:'Leader Priorities'.C6">
            <calcext:condition calcext:apply-style-name="Excel_CondFormat_3_2_1" calcext:value="&gt;=8" calcext:base-cell-address="'Leader Priorities'.C3"/>
            <calcext:condition calcext:apply-style-name="Excel_CondFormat_3_2_2" calcext:value="between(3,7)" calcext:base-cell-address="'Leader Priorities'.C3"/>
            <calcext:condition calcext:apply-style-name="Excel_CondFormat_3_2_3" calcext:value="&lt;=2" calcext:base-cell-address="'Leader Priorities'.C3"/>
          </calcext:conditional-format>
          <calcext:conditional-format calcext:target-range-address="'Leader Priorities'.C7:'Leader Priorities'.C7">
            <calcext:condition calcext:apply-style-name="Excel_CondFormat_3_3_1" calcext:value="&gt;=8" calcext:base-cell-address="'Leader Priorities'.C7"/>
            <calcext:condition calcext:apply-style-name="Excel_CondFormat_3_3_2" calcext:value="between(3,7)" calcext:base-cell-address="'Leader Priorities'.C7"/>
            <calcext:condition calcext:apply-style-name="Excel_CondFormat_3_3_3" calcext:value="&lt;=2" calcext:base-cell-address="'Leader Priorities'.C7"/>
          </calcext:conditional-format>
          <calcext:conditional-format calcext:target-range-address="'Leader Priorities'.C46:'Leader Priorities'.C46">
            <calcext:condition calcext:apply-style-name="Excel_CondFormat_3_4_1" calcext:value="&gt;=8" calcext:base-cell-address="'Leader Priorities'.C46"/>
            <calcext:condition calcext:apply-style-name="Excel_CondFormat_3_4_2" calcext:value="between(3,7)" calcext:base-cell-address="'Leader Priorities'.C46"/>
            <calcext:condition calcext:apply-style-name="Excel_CondFormat_3_4_3" calcext:value="&lt;=2" calcext:base-cell-address="'Leader Priorities'.C46"/>
          </calcext:conditional-format>
          <calcext:conditional-format calcext:target-range-address="'Leader Priorities'.S27:'Leader Priorities'.Y46 'Leader Priorities'.V4:'Leader Priorities'.X4 'Leader Priorities'.V7:'Leader Priorities'.X7 'Leader Priorities'.N3:'Leader Priorities'.R46 'Leader Priorities'.Y3:'Leader Priorities'.Y26 'Leader Priorities'.V16:'Leader Priorities'.X26 'Leader Priorities'.S3:'Leader Priorities'.U26">
            <calcext:condition calcext:apply-style-name="Excel_CondFormat_3_5_1" calcext:value="&gt;=8" calcext:base-cell-address="'Leader Priorities'.N3"/>
            <calcext:condition calcext:apply-style-name="Excel_CondFormat_3_5_2" calcext:value="between(3,7)" calcext:base-cell-address="'Leader Priorities'.N3"/>
            <calcext:condition calcext:apply-style-name="Excel_CondFormat_3_5_3" calcext:value="&lt;=2" calcext:base-cell-address="'Leader Priorities'.N3"/>
          </calcext:conditional-format>
          <calcext:conditional-format calcext:target-range-address="'Leader Priorities'.V8:'Leader Priorities'.X15 'Leader Priorities'.V3:'Leader Priorities'.X3 'Leader Priorities'.V5:'Leader Priorities'.X6">
            <calcext:condition calcext:apply-style-name="Excel_CondFormat_3_6_1" calcext:value="&gt;=8" calcext:base-cell-address="'Leader Priorities'.V3"/>
            <calcext:condition calcext:apply-style-name="Excel_CondFormat_3_6_2" calcext:value="between(3,7)" calcext:base-cell-address="'Leader Priorities'.V3"/>
            <calcext:condition calcext:apply-style-name="Excel_CondFormat_3_6_3" calcext:value="&lt;=2" calcext:base-cell-address="'Leader Priorities'.V3"/>
          </calcext:conditional-format>
        </calcext:conditional-formats>
      </table:table>
      <table:table table:name="Leader_Personalities" table:style-name="ta4">
        <office:forms form:automatic-focus="false" form:apply-design-mode="false"/>
        <table:table-column table:style-name="co13" table:default-cell-style-name="ce175"/>
        <table:table-column table:style-name="co14" table:default-cell-style-name="ce186"/>
        <table:table-column table:style-name="co14" table:default-cell-style-name="ce198"/>
        <table:table-column table:style-name="co14" table:number-columns-repeated="36" table:default-cell-style-name="ce186"/>
        <table:table-column table:style-name="co14" table:default-cell-style-name="ce172"/>
        <table:table-column table:style-name="co15" table:number-columns-repeated="9" table:default-cell-style-name="ce172"/>
        <table:table-column table:style-name="co8" table:number-columns-repeated="208" table:default-cell-style-name="ce172"/>
        <table:table-column table:style-name="co8" table:number-columns-repeated="767" table:default-cell-style-name="Default"/>
        <table:table-row table:style-name="ro12">
          <table:table-cell table:style-name="ce173"/>
          <table:table-cell table:style-name="ce177" table:formula="of:=[$'Leader Priorities'.B1]" office:value-type="string" office:string-value="Conqueror" calcext:value-type="string" table:number-columns-spanned="12" table:number-rows-spanned="1">
            <text:p>Conqueror</text:p>
          </table:table-cell>
          <table:covered-table-cell table:number-columns-repeated="11" table:style-name="ce177"/>
          <table:table-cell table:style-name="ce200" table:formula="of:=[$'Leader Priorities'.N1]" office:value-type="string" office:string-value="Coalition" calcext:value-type="string" table:number-columns-spanned="12" table:number-rows-spanned="1">
            <text:p>Coalition</text:p>
          </table:table-cell>
          <table:covered-table-cell table:number-columns-repeated="11" table:style-name="ce200"/>
          <table:table-cell table:style-name="ce177" table:formula="of:=[$'Leader Priorities'.Z1]" office:value-type="string" office:string-value="Diplomat" calcext:value-type="string" table:number-columns-spanned="11" table:number-rows-spanned="1">
            <text:p>Diplomat</text:p>
          </table:table-cell>
          <table:covered-table-cell table:number-columns-repeated="10" table:style-name="ce177"/>
          <table:table-cell table:style-name="ce200" table:formula="of:=[$'Leader Priorities'.AK1]" office:value-type="string" office:string-value="Expansionist" calcext:value-type="string" table:number-columns-spanned="13" table:number-rows-spanned="1">
            <text:p>Expansionist</text:p>
          </table:table-cell>
          <table:covered-table-cell table:number-columns-repeated="12" table:style-name="ce200"/>
          <table:table-cell table:number-columns-repeated="975"/>
        </table:table-row>
        <table:table-row table:style-name="ro13">
          <table:table-cell table:style-name="ce174" office:value-type="string" calcext:value-type="string">
            <text:p>v156.3</text:p>
          </table:table-cell>
          <table:table-cell table:style-name="ce178" table:formula="of:=[$'Leader Priorities'.B2]" office:value-type="string" office:string-value="Conqueror" calcext:value-type="string">
            <text:p>Conqueror</text:p>
          </table:table-cell>
          <table:table-cell table:style-name="ce190" table:formula="of:=[$'Leader Priorities'.C2]" office:value-type="string" office:string-value="Ashurbanipal" calcext:value-type="string">
            <text:p>Ashurbanipal</text:p>
          </table:table-cell>
          <table:table-cell table:style-name="ce190" table:formula="of:=[$'Leader Priorities'.D2]" office:value-type="string" office:string-value="Askia" calcext:value-type="string">
            <text:p>Askia</text:p>
          </table:table-cell>
          <table:table-cell table:style-name="ce190" table:formula="of:=[$'Leader Priorities'.E2]" office:value-type="string" office:string-value="Attila" calcext:value-type="string">
            <text:p>Attila</text:p>
          </table:table-cell>
          <table:table-cell table:style-name="ce190" table:formula="of:=[$'Leader Priorities'.F2]" office:value-type="string" office:string-value="Augustus" calcext:value-type="string">
            <text:p>Augustus</text:p>
          </table:table-cell>
          <table:table-cell table:style-name="ce190" table:formula="of:=[$'Leader Priorities'.G2]" office:value-type="string" office:string-value="Genghis_Khan" calcext:value-type="string">
            <text:p>Genghis_Khan</text:p>
          </table:table-cell>
          <table:table-cell table:style-name="ce190" table:formula="of:=[$'Leader Priorities'.H2]" office:value-type="string" office:string-value="Harald" calcext:value-type="string">
            <text:p>Harald</text:p>
          </table:table-cell>
          <table:table-cell table:style-name="ce190" table:formula="of:=[$'Leader Priorities'.I2]" office:value-type="string" office:string-value="Isabella" calcext:value-type="string">
            <text:p>Isabella</text:p>
          </table:table-cell>
          <table:table-cell table:style-name="ce190" table:formula="of:=[$'Leader Priorities'.J2]" office:value-type="string" office:string-value="Napoleon" calcext:value-type="string">
            <text:p>Napoleon</text:p>
          </table:table-cell>
          <table:table-cell table:style-name="ce190" table:formula="of:=[$'Leader Priorities'.K2]" office:value-type="string" office:string-value="Oda_Nobunaga" calcext:value-type="string">
            <text:p>Oda_Nobunaga</text:p>
          </table:table-cell>
          <table:table-cell table:style-name="ce190" table:formula="of:=[$'Leader Priorities'.L2]" office:value-type="string" office:string-value="Enrico_Dandolo" calcext:value-type="string">
            <text:p>Enrico_Dandolo</text:p>
          </table:table-cell>
          <table:table-cell table:style-name="ce190" table:formula="of:=[$'Leader Priorities'.M2]" office:value-type="string" office:string-value="Shaka" calcext:value-type="string">
            <text:p>Shaka</text:p>
          </table:table-cell>
          <table:table-cell table:style-name="ce178" table:formula="of:=[$'Leader Priorities'.N2]" office:value-type="string" office:string-value="Coalition" calcext:value-type="string">
            <text:p>Coalition</text:p>
          </table:table-cell>
          <table:table-cell table:style-name="ce190" table:formula="of:=[$'Leader Priorities'.O2]" office:value-type="string" office:string-value="Alexander" calcext:value-type="string">
            <text:p>Alexander</text:p>
          </table:table-cell>
          <table:table-cell table:style-name="ce190" table:formula="of:=[$'Leader Priorities'.P2]" office:value-type="string" office:string-value="Bismarck" calcext:value-type="string">
            <text:p>Bismarck</text:p>
          </table:table-cell>
          <table:table-cell table:style-name="ce190" table:formula="of:=[$'Leader Priorities'.Q2]" office:value-type="string" office:string-value="Catherine" calcext:value-type="string">
            <text:p>Catherine</text:p>
          </table:table-cell>
          <table:table-cell table:style-name="ce190" table:formula="of:=[$'Leader Priorities'.R2]" office:value-type="string" office:string-value="Elizabeth" calcext:value-type="string">
            <text:p>Elizabeth</text:p>
          </table:table-cell>
          <table:table-cell table:style-name="ce190" table:formula="of:=[$'Leader Priorities'.S2]" office:value-type="string" office:string-value="Gustavus_Adolphus" calcext:value-type="string">
            <text:p>Gustavus_Adolphus</text:p>
          </table:table-cell>
          <table:table-cell table:style-name="ce190" table:formula="of:=[$'Leader Priorities'.T2]" office:value-type="string" office:string-value="Hiawatha" calcext:value-type="string">
            <text:p>Hiawatha</text:p>
          </table:table-cell>
          <table:table-cell table:style-name="ce190" table:formula="of:=[$'Leader Priorities'.U2]" office:value-type="string" office:string-value="Montezuma" calcext:value-type="string">
            <text:p>Montezuma</text:p>
          </table:table-cell>
          <table:table-cell table:style-name="ce190" table:formula="of:=[$'Leader Priorities'.V2]" office:value-type="string" office:string-value="Theodora" calcext:value-type="string">
            <text:p>Theodora</text:p>
          </table:table-cell>
          <table:table-cell table:style-name="ce190" table:formula="of:=[$'Leader Priorities'.W2]" office:value-type="string" office:string-value="Gajah_Mada" calcext:value-type="string">
            <text:p>Gajah_Mada</text:p>
          </table:table-cell>
          <table:table-cell table:style-name="ce190" table:formula="of:=[$'Leader Priorities'.X2]" office:value-type="string" office:string-value="Casimir" calcext:value-type="string">
            <text:p>Casimir</text:p>
          </table:table-cell>
          <table:table-cell table:style-name="ce190" table:formula="of:=[$'Leader Priorities'.Y2]" office:value-type="string" office:string-value="Wu_Zetian" calcext:value-type="string">
            <text:p>Wu_Zetian</text:p>
          </table:table-cell>
          <table:table-cell table:style-name="ce178" table:formula="of:=[$'Leader Priorities'.Z2]" office:value-type="string" office:string-value="Diplomat" calcext:value-type="string">
            <text:p>Diplomat</text:p>
          </table:table-cell>
          <table:table-cell table:style-name="ce190" table:formula="of:=[$'Leader Priorities'.AA2]" office:value-type="string" office:string-value="Gandhi" calcext:value-type="string">
            <text:p>Gandhi</text:p>
          </table:table-cell>
          <table:table-cell table:style-name="ce190" table:formula="of:=[$'Leader Priorities'.AB2]" office:value-type="string" office:string-value="Selassie" calcext:value-type="string">
            <text:p>Selassie</text:p>
          </table:table-cell>
          <table:table-cell table:style-name="ce190" table:formula="of:=[$'Leader Priorities'.AC2]" office:value-type="string" office:string-value="Kamehameha" calcext:value-type="string">
            <text:p>Kamehameha</text:p>
          </table:table-cell>
          <table:table-cell table:style-name="ce190" table:formula="of:=[$'Leader Priorities'.AD2]" office:value-type="string" office:string-value="Maria_I" calcext:value-type="string">
            <text:p>Maria_I</text:p>
          </table:table-cell>
          <table:table-cell table:style-name="ce190" table:formula="of:=[$'Leader Priorities'.AE2]" office:value-type="string" office:string-value="Pachacuti" calcext:value-type="string">
            <text:p>Pachacuti</text:p>
          </table:table-cell>
          <table:table-cell table:style-name="ce190" table:formula="of:=[$'Leader Priorities'.AF2]" office:value-type="string" office:string-value="Ramesses" calcext:value-type="string">
            <text:p>Ramesses</text:p>
          </table:table-cell>
          <table:table-cell table:style-name="ce190" table:formula="of:=[$'Leader Priorities'.AG2]" office:value-type="string" office:string-value="Ramkhamhaeng" calcext:value-type="string">
            <text:p>Ramkhamhaeng</text:p>
          </table:table-cell>
          <table:table-cell table:style-name="ce190" table:formula="of:=[$'Leader Priorities'.AH2]" office:value-type="string" office:string-value="Pedro" calcext:value-type="string">
            <text:p>Pedro</text:p>
          </table:table-cell>
          <table:table-cell table:style-name="ce190" table:formula="of:=[$'Leader Priorities'.AI2]" office:value-type="string" office:string-value="Ahmad_Almansur" calcext:value-type="string">
            <text:p>Ahmad_Almansur</text:p>
          </table:table-cell>
          <table:table-cell table:style-name="ce190" table:formula="of:=[$'Leader Priorities'.AJ2]" office:value-type="string" office:string-value="Sejong" calcext:value-type="string">
            <text:p>Sejong</text:p>
          </table:table-cell>
          <table:table-cell table:style-name="ce178" table:formula="of:=[$'Leader Priorities'.AK2]" office:value-type="string" office:string-value="Expansionist" calcext:value-type="string">
            <text:p>Expansionist</text:p>
          </table:table-cell>
          <table:table-cell table:style-name="ce190" table:formula="of:=[$'Leader Priorities'.AL2]" office:value-type="string" office:string-value="Boudicca" calcext:value-type="string">
            <text:p>Boudicca</text:p>
          </table:table-cell>
          <table:table-cell table:style-name="ce190" table:formula="of:=[$'Leader Priorities'.AM2]" office:value-type="string" office:string-value="Darius" calcext:value-type="string">
            <text:p>Darius</text:p>
          </table:table-cell>
          <table:table-cell table:style-name="ce190" table:formula="of:=[$'Leader Priorities'.AN2]" office:value-type="string" office:string-value="Dido" calcext:value-type="string">
            <text:p>Dido</text:p>
          </table:table-cell>
          <table:table-cell table:style-name="ce190" table:formula="of:=[$'Leader Priorities'.AO2]" office:value-type="string" office:string-value="Harun_al_Rashid" calcext:value-type="string">
            <text:p>Harun_al_Rashid</text:p>
          </table:table-cell>
          <table:table-cell table:style-name="ce190" table:formula="of:=[$'Leader Priorities'.AP2]" office:value-type="string" office:string-value="Nebuchadnezzar" calcext:value-type="string">
            <text:p>Nebuchadnezzar</text:p>
          </table:table-cell>
          <table:table-cell table:style-name="ce190" table:formula="of:=[$'Leader Priorities'.AQ2]" office:value-type="string" office:string-value="Pacal" calcext:value-type="string">
            <text:p>Pacal</text:p>
          </table:table-cell>
          <table:table-cell table:style-name="ce190" table:formula="of:=[$'Leader Priorities'.AR2]" office:value-type="string" office:string-value="Suleiman" calcext:value-type="string">
            <text:p>Suleiman</text:p>
          </table:table-cell>
          <table:table-cell table:style-name="ce190" table:formula="of:=[$'Leader Priorities'.AS2]" office:value-type="string" office:string-value="Washington" calcext:value-type="string">
            <text:p>Washington</text:p>
          </table:table-cell>
          <table:table-cell table:style-name="ce190" table:formula="of:=[$'Leader Priorities'.AT2]" office:value-type="string" office:string-value="Maria" calcext:value-type="string">
            <text:p>Maria</text:p>
          </table:table-cell>
          <table:table-cell table:style-name="ce190" table:formula="of:=[$'Leader Priorities'.AU2]" office:value-type="string" office:string-value="Pocatello" calcext:value-type="string">
            <text:p>Pocatello</text:p>
          </table:table-cell>
          <table:table-cell table:style-name="ce190" table:formula="of:=[$'Leader Priorities'.AV2]" office:value-type="string" office:string-value="William" calcext:value-type="string">
            <text:p>William</text:p>
          </table:table-cell>
          <table:table-cell table:style-name="ce249"/>
          <table:table-cell table:formula="of:=COLUMN([.AV2])-COLUMN([.B2])-4" office:value-type="float" office:value="42" calcext:value-type="float">
            <text:p>42</text:p>
          </table:table-cell>
          <table:table-cell table:number-columns-repeated="974"/>
        </table:table-row>
        <table:table-row table:style-name="ro6">
          <table:table-cell table:style-name="ce173" office:value-type="string" calcext:value-type="string">
            <text:p>Personality</text:p>
          </table:table-cell>
          <table:table-cell table:style-name="ce225" table:formula="of:=&quot;PERSONALITY_&quot;&amp;UPPER([.B2])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29" table:formula="of:=[.$B3]" office:value-type="string" office:string-value="PERSONALITY_CONQUEROR" calcext:value-type="string">
            <text:p>PERSONALITY_CONQUEROR</text:p>
          </table:table-cell>
          <table:table-cell table:style-name="ce234" table:formula="of:=&quot;PERSONALITY_&quot;&amp;UPPER([.N2])" office:value-type="string" office:string-value="PERSONALITY_COALITION" calcext:value-type="string">
            <text:p>PERSONALITY_COALITION</text:p>
          </table:table-cell>
          <table:table-cell table:style-name="ce238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39" table:formula="of:=[.$N3]" office:value-type="string" office:string-value="PERSONALITY_COALITION" calcext:value-type="string">
            <text:p>PERSONALITY_COALITION</text:p>
          </table:table-cell>
          <table:table-cell table:style-name="ce240" table:formula="of:=&quot;PERSONALITY_&quot;&amp;UPPER([.Z2])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29" table:formula="of:=[.$Z3]" office:value-type="string" office:string-value="PERSONALITY_DIPLOMAT" calcext:value-type="string">
            <text:p>PERSONALITY_DIPLOMAT</text:p>
          </table:table-cell>
          <table:table-cell table:style-name="ce244" table:formula="of:=&quot;PERSONALITY_&quot;&amp;UPPER([.AK2])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 table:formula="of:=[.$AK3]" office:value-type="string" office:string-value="PERSONALITY_EXPANSIONIST" calcext:value-type="string">
            <text:p>PERSONALITY_EXPANSIONIST</text:p>
          </table:table-cell>
          <table:table-cell table:style-name="ce248"/>
          <table:table-cell table:number-columns-repeated="975"/>
        </table:table-row>
        <table:table-row table:style-name="ro6">
          <table:table-cell table:style-name="ce173" office:value-type="string" calcext:value-type="string">
            <text:p>VictoryCompetitiveness</text:p>
          </table:table-cell>
          <table:table-cell table:style-name="ce226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27" table:formula="of:=[.$B4]" office:value-type="float" office:value="8" calcext:value-type="float">
            <text:p>8</text:p>
          </table:table-cell>
          <table:table-cell table:style-name="ce235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35" table:formula="of:=[.$N4]" office:value-type="float" office:value="6" calcext:value-type="float">
            <text:p>6</text:p>
          </table:table-cell>
          <table:table-cell table:style-name="ce241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26" table:formula="of:=[.$Z4]" office:value-type="float" office:value="4" calcext:value-type="float">
            <text:p>4</text:p>
          </table:table-cell>
          <table:table-cell table:style-name="ce245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 table:formula="of:=[.$AK4]" office:value-type="float" office:value="5" calcext:value-type="float">
            <text:p>5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WonderCompetitiveness</text:p>
          </table:table-cell>
          <table:table-cell table:style-name="ce226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26" table:formula="of:=[.$B5]" office:value-type="float" office:value="2" calcext:value-type="float">
            <text:p>2</text:p>
          </table:table-cell>
          <table:table-cell table:style-name="ce235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35" table:formula="of:=[.$N5]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26" office:value-type="float" office:value="8" calcext:value-type="float">
            <text:p>8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26" table:formula="of:=[.$Z5]" office:value-type="float" office:value="5" calcext:value-type="float">
            <text:p>5</text:p>
          </table:table-cell>
          <table:table-cell table:style-name="ce245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 table:formula="of:=[.$AK5]" office:value-type="float" office:value="5" calcext:value-type="float">
            <text:p>5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MinorCivCompetitiveness</text:p>
          </table:table-cell>
          <table:table-cell table:style-name="ce226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26" table:formula="of:=[.$B6]" office:value-type="float" office:value="2" calcext:value-type="float">
            <text:p>2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10" calcext:value-type="float">
            <text:p>10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35" table:formula="of:=[.$N6]" office:value-type="float" office:value="6" calcext:value-type="float">
            <text:p>6</text:p>
          </table:table-cell>
          <table:table-cell table:style-name="ce241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26" table:formula="of:=[.$Z6]" office:value-type="float" office:value="6" calcext:value-type="float">
            <text:p>6</text:p>
          </table:table-cell>
          <table:table-cell table:style-name="ce245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 table:formula="of:=[.$AK6]" office:value-type="float" office:value="2" calcext:value-type="float">
            <text:p>2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Boldness</text:p>
          </table:table-cell>
          <table:table-cell table:style-name="ce226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26" table:formula="of:=[.$B7]" office:value-type="float" office:value="8" calcext:value-type="float">
            <text:p>8</text:p>
          </table:table-cell>
          <table:table-cell table:style-name="ce235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35" table:formula="of:=[.$N7]" office:value-type="float" office:value="8" calcext:value-type="float">
            <text:p>8</text:p>
          </table:table-cell>
          <table:table-cell table:style-name="ce241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26" table:formula="of:=[.$Z7]" office:value-type="float" office:value="2" calcext:value-type="float">
            <text:p>2</text:p>
          </table:table-cell>
          <table:table-cell table:style-name="ce245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 table:formula="of:=[.$AK7]" office:value-type="float" office:value="2" calcext:value-type="float">
            <text:p>2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DiploBalance</text:p>
          </table:table-cell>
          <table:table-cell table:style-name="ce226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26" table:formula="of:=[.$B8]" office:value-type="float" office:value="6" calcext:value-type="float">
            <text:p>6</text:p>
          </table:table-cell>
          <table:table-cell table:style-name="ce235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35" table:formula="of:=[.$N8]" office:value-type="float" office:value="6" calcext:value-type="float">
            <text:p>6</text:p>
          </table:table-cell>
          <table:table-cell table:style-name="ce241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26" table:formula="of:=[.$Z8]" office:value-type="float" office:value="4" calcext:value-type="float">
            <text:p>4</text:p>
          </table:table-cell>
          <table:table-cell table:style-name="ce245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 table:formula="of:=[.$AK8]" office:value-type="float" office:value="4" calcext:value-type="float">
            <text:p>4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WarmongerHate</text:p>
          </table:table-cell>
          <table:table-cell table:style-name="ce226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26" table:formula="of:=[.$B9]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35" table:formula="of:=[.$N9]" office:value-type="float" office:value="0" calcext:value-type="float">
            <text:p>0</text:p>
          </table:table-cell>
          <table:table-cell table:style-name="ce241" office:value-type="float" office:value="4" calcext:value-type="float">
            <text:p>4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26" table:formula="of:=[.$Z9]" office:value-type="float" office:value="4" calcext:value-type="float">
            <text:p>4</text:p>
          </table:table-cell>
          <table:table-cell table:style-name="ce245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 table:formula="of:=[.$AK9]" office:value-type="float" office:value="3" calcext:value-type="float">
            <text:p>3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DenounceWillingness</text:p>
          </table:table-cell>
          <table:table-cell table:style-name="ce226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26" table:formula="of:=[.$B10]" office:value-type="float" office:value="7" calcext:value-type="float">
            <text:p>7</text:p>
          </table:table-cell>
          <table:table-cell table:style-name="ce235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35" table:formula="of:=[.$N10]" office:value-type="float" office:value="7" calcext:value-type="float">
            <text:p>7</text:p>
          </table:table-cell>
          <table:table-cell table:style-name="ce241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26" table:formula="of:=[.$Z10]" office:value-type="float" office:value="3" calcext:value-type="float">
            <text:p>3</text:p>
          </table:table-cell>
          <table:table-cell table:style-name="ce245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 table:formula="of:=[.$AK10]" office:value-type="float" office:value="3" calcext:value-type="float">
            <text:p>3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DoFWillingness</text:p>
          </table:table-cell>
          <table:table-cell table:style-name="ce227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27" table:formula="of:=[.$B11]" office:value-type="float" office:value="7" calcext:value-type="float">
            <text:p>7</text:p>
          </table:table-cell>
          <table:table-cell table:style-name="ce236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35" table:formula="of:=[.$N11]" office:value-type="float" office:value="7" calcext:value-type="float">
            <text:p>7</text:p>
          </table:table-cell>
          <table:table-cell table:style-name="ce242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26" table:formula="of:=[.$Z11]" office:value-type="float" office:value="7" calcext:value-type="float">
            <text:p>7</text:p>
          </table:table-cell>
          <table:table-cell table:style-name="ce246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 table:formula="of:=[.$AK11]" office:value-type="float" office:value="7" calcext:value-type="float">
            <text:p>7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Loyalty</text:p>
          </table:table-cell>
          <table:table-cell table:style-name="ce226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26" table:formula="of:=[.$B12]" office:value-type="float" office:value="0" calcext:value-type="float">
            <text:p>0</text:p>
          </table:table-cell>
          <table:table-cell table:style-name="ce235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35" table:formula="of:=[.$N12]" office:value-type="float" office:value="4" calcext:value-type="float">
            <text:p>4</text:p>
          </table:table-cell>
          <table:table-cell table:style-name="ce241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26" table:formula="of:=[.$Z12]" office:value-type="float" office:value="8" calcext:value-type="float">
            <text:p>8</text:p>
          </table:table-cell>
          <table:table-cell table:style-name="ce245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 table:formula="of:=[.$AK12]" office:value-type="float" office:value="4" calcext:value-type="float">
            <text:p>4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Neediness</text:p>
          </table:table-cell>
          <table:table-cell table:style-name="ce226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26" table:formula="of:=[.$B13]" office:value-type="float" office:value="8" calcext:value-type="float">
            <text:p>8</text:p>
          </table:table-cell>
          <table:table-cell table:style-name="ce235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35" table:formula="of:=[.$N13]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26" table:formula="of:=[.$Z13]" office:value-type="float" office:value="2" calcext:value-type="float">
            <text:p>2</text:p>
          </table:table-cell>
          <table:table-cell table:style-name="ce245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 table:formula="of:=[.$AK13]" office:value-type="float" office:value="4" calcext:value-type="float">
            <text:p>4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Forgiveness</text:p>
          </table:table-cell>
          <table:table-cell table:style-name="ce226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26" table:formula="of:=[.$B14]" office:value-type="float" office:value="8" calcext:value-type="float">
            <text:p>8</text:p>
          </table:table-cell>
          <table:table-cell table:style-name="ce235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35" table:formula="of:=[.$N14]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26" table:formula="of:=[.$Z14]" office:value-type="float" office:value="2" calcext:value-type="float">
            <text:p>2</text:p>
          </table:table-cell>
          <table:table-cell table:style-name="ce245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 table:formula="of:=[.$AK14]" office:value-type="float" office:value="4" calcext:value-type="float">
            <text:p>4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Chattiness</text:p>
          </table:table-cell>
          <table:table-cell table:style-name="ce227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27" table:formula="of:=[.$B15]" office:value-type="float" office:value="2" calcext:value-type="float">
            <text:p>2</text:p>
          </table:table-cell>
          <table:table-cell table:style-name="ce236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35" table:formula="of:=[.$N15]" office:value-type="float" office:value="8" calcext:value-type="float">
            <text:p>8</text:p>
          </table:table-cell>
          <table:table-cell table:style-name="ce242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26" table:formula="of:=[.$Z15]" office:value-type="float" office:value="8" calcext:value-type="float">
            <text:p>8</text:p>
          </table:table-cell>
          <table:table-cell table:style-name="ce246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 table:formula="of:=[.$AK15]" office:value-type="float" office:value="2" calcext:value-type="float">
            <text:p>2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223" office:value-type="string" calcext:value-type="string">
            <text:p>Meanness</text:p>
          </table:table-cell>
          <table:table-cell table:style-name="ce228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28" table:formula="of:=[.$B16]" office:value-type="float" office:value="8" calcext:value-type="float">
            <text:p>8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37" table:formula="of:=[.$N16]" office:value-type="float" office:value="4" calcext:value-type="float">
            <text:p>4</text:p>
          </table:table-cell>
          <table:table-cell table:style-name="ce243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28" table:formula="of:=[.$Z16]" office:value-type="float" office:value="0" calcext:value-type="float">
            <text:p>0</text:p>
          </table:table-cell>
          <table:table-cell table:style-name="ce247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7" table:formula="of:=[.$AK16]" office:value-type="float" office:value="4" calcext:value-type="float">
            <text:p>4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War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26" table:formula="of:=[.$B17]" office:value-type="float" office:value="10" calcext:value-type="float">
            <text:p>10</text:p>
          </table:table-cell>
          <table:table-cell table:style-name="ce235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35" table:formula="of:=[.$N17]" office:value-type="float" office:value="10" calcext:value-type="float">
            <text:p>10</text:p>
          </table:table-cell>
          <table:table-cell table:style-name="ce241" office:value-type="float" office:value="2" calcext:value-type="float">
            <text:p>2</text:p>
          </table:table-cell>
          <table:table-cell table:style-name="ce226" office:value-type="float" office:value="-99" calcext:value-type="float">
            <text:p>-99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26" table:formula="of:=[.$Z17]" office:value-type="float" office:value="2" calcext:value-type="float">
            <text:p>2</text:p>
          </table:table-cell>
          <table:table-cell table:style-name="ce245" office:value-type="float" office:value="4" calcext:value-type="float">
            <text:p>4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office:value-type="float" office:value="-99" calcext:value-type="float">
            <text:p>-99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table:formula="of:=[.$AK17]" office:value-type="float" office:value="4" calcext:value-type="float">
            <text:p>4</text:p>
          </table:table-cell>
          <table:table-cell table:style-name="ce235" office:value-type="float" office:value="-99" calcext:value-type="float">
            <text:p>-99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Hostile</text:p>
          </table:table-cell>
          <table:table-cell table:style-name="ce226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26" table:formula="of:=[.$B18]" office:value-type="float" office:value="4" calcext:value-type="float">
            <text:p>4</text:p>
          </table:table-cell>
          <table:table-cell table:style-name="ce235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35" table:formula="of:=[.$N18]" office:value-type="float" office:value="4" calcext:value-type="float">
            <text:p>4</text:p>
          </table:table-cell>
          <table:table-cell table:style-name="ce241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26" table:formula="of:=[.$Z18]" office:value-type="float" office:value="0" calcext:value-type="float">
            <text:p>0</text:p>
          </table:table-cell>
          <table:table-cell table:style-name="ce245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 table:formula="of:=[.$AK18]" office:value-type="float" office:value="4" calcext:value-type="float">
            <text:p>4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Deceptive</text:p>
          </table:table-cell>
          <table:table-cell table:style-name="ce226" office:value-type="float" office:value="8" calcext:value-type="float">
            <text:p>8</text:p>
          </table:table-cell>
          <table:table-cell table:style-name="ce230" table:formula="of:=[.$B19]" office:value-type="float" office:value="8" calcext:value-type="float">
            <text:p>8</text:p>
          </table:table-cell>
          <table:table-cell table:style-name="ce226" office:value-type="float" office:value="0" calcext:value-type="float">
            <text:p>0</text:p>
          </table:table-cell>
          <table:table-cell table:style-name="ce226" table:formula="of:=[.$B19]" office:value-type="float" office:value="8" calcext:value-type="float">
            <text:p>8</text:p>
          </table:table-cell>
          <table:table-cell table:style-name="ce226" table:formula="of:=[.$B19]" office:value-type="float" office:value="8" calcext:value-type="float">
            <text:p>8</text:p>
          </table:table-cell>
          <table:table-cell table:style-name="ce226" table:formula="of:=[.$B19]" office:value-type="float" office:value="8" calcext:value-type="float">
            <text:p>8</text:p>
          </table:table-cell>
          <table:table-cell table:style-name="ce226" table:formula="of:=[.$B19]" office:value-type="float" office:value="8" calcext:value-type="float">
            <text:p>8</text:p>
          </table:table-cell>
          <table:table-cell table:style-name="ce226" table:formula="of:=[.$B19]" office:value-type="float" office:value="8" calcext:value-type="float">
            <text:p>8</text:p>
          </table:table-cell>
          <table:table-cell table:style-name="ce233" table:formula="of:=[.$B19]" office:value-type="float" office:value="8" calcext:value-type="float">
            <text:p>8</text:p>
          </table:table-cell>
          <table:table-cell table:style-name="ce226" office:value-type="float" office:value="0" calcext:value-type="float">
            <text:p>0</text:p>
          </table:table-cell>
          <table:table-cell table:style-name="ce226" table:formula="of:=[.$B19]" office:value-type="float" office:value="8" calcext:value-type="float">
            <text:p>8</text:p>
          </table:table-cell>
          <table:table-cell table:style-name="ce226" table:formula="of:=[.$B19]" office:value-type="float" office:value="8" calcext:value-type="float">
            <text:p>8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8" calcext:value-type="float">
            <text:p>8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35" office:value-type="float" office:value="8" calcext:value-type="float">
            <text:p>8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35" table:formula="of:=[.$N19]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26" table:formula="of:=[.$Z19]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 table:formula="of:=[.$AK19]" office:value-type="float" office:value="0" calcext:value-type="float">
            <text:p>0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Guarded</text:p>
          </table:table-cell>
          <table:table-cell table:style-name="ce227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27" table:formula="of:=[.$B20]" office:value-type="float" office:value="4" calcext:value-type="float">
            <text:p>4</text:p>
          </table:table-cell>
          <table:table-cell table:style-name="ce236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35" table:formula="of:=[.$N20]" office:value-type="float" office:value="6" calcext:value-type="float">
            <text:p>6</text:p>
          </table:table-cell>
          <table:table-cell table:style-name="ce242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26" table:formula="of:=[.$Z20]" office:value-type="float" office:value="4" calcext:value-type="float">
            <text:p>4</text:p>
          </table:table-cell>
          <table:table-cell table:style-name="ce246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 table:formula="of:=[.$AK20]" office:value-type="float" office:value="4" calcext:value-type="float">
            <text:p>4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Afraid</text:p>
          </table:table-cell>
          <table:table-cell table:style-name="ce226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26" table:formula="of:=[.$B21]" office:value-type="float" office:value="2" calcext:value-type="float">
            <text:p>2</text:p>
          </table:table-cell>
          <table:table-cell table:style-name="ce235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35" table:formula="of:=[.$N21]" office:value-type="float" office:value="4" calcext:value-type="float">
            <text:p>4</text:p>
          </table:table-cell>
          <table:table-cell table:style-name="ce241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26" table:formula="of:=[.$Z21]" office:value-type="float" office:value="6" calcext:value-type="float">
            <text:p>6</text:p>
          </table:table-cell>
          <table:table-cell table:style-name="ce245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 table:formula="of:=[.$AK21]" office:value-type="float" office:value="4" calcext:value-type="float">
            <text:p>4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Friendly</text:p>
          </table:table-cell>
          <table:table-cell table:style-name="ce226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26" table:formula="of:=[.$B22]" office:value-type="float" office:value="4" calcext:value-type="float">
            <text:p>4</text:p>
          </table:table-cell>
          <table:table-cell table:style-name="ce235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35" table:formula="of:=[.$N22]" office:value-type="float" office:value="6" calcext:value-type="float">
            <text:p>6</text:p>
          </table:table-cell>
          <table:table-cell table:style-name="ce241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26" table:formula="of:=[.$Z22]" office:value-type="float" office:value="6" calcext:value-type="float">
            <text:p>6</text:p>
          </table:table-cell>
          <table:table-cell table:style-name="ce245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 table:formula="of:=[.$AK22]" office:value-type="float" office:value="5" calcext:value-type="float">
            <text:p>5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223" office:value-type="string" calcext:value-type="string">
            <text:p>Neutral</text:p>
          </table:table-cell>
          <table:table-cell table:style-name="ce228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28" table:formula="of:=[.$B23]" office:value-type="float" office:value="4" calcext:value-type="float">
            <text:p>4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37" table:formula="of:=[.$N23]" office:value-type="float" office:value="4" calcext:value-type="float">
            <text:p>4</text:p>
          </table:table-cell>
          <table:table-cell table:style-name="ce243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28" table:formula="of:=[.$Z23]" office:value-type="float" office:value="4" calcext:value-type="float">
            <text:p>4</text:p>
          </table:table-cell>
          <table:table-cell table:style-name="ce247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7" table:formula="of:=[.$AK23]" office:value-type="float" office:value="6" calcext:value-type="float">
            <text:p>6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Ignore</text:p>
          </table:table-cell>
          <table:table-cell table:style-name="ce226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26" table:formula="of:=[.$B24]" office:value-type="float" office:value="4" calcext:value-type="float">
            <text:p>4</text:p>
          </table:table-cell>
          <table:table-cell table:style-name="ce235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35" table:formula="of:=[.$N24]" office:value-type="float" office:value="4" calcext:value-type="float">
            <text:p>4</text:p>
          </table:table-cell>
          <table:table-cell table:style-name="ce241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26" table:formula="of:=[.$Z24]" office:value-type="float" office:value="4" calcext:value-type="float">
            <text:p>4</text:p>
          </table:table-cell>
          <table:table-cell table:style-name="ce245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 table:formula="of:=[.$AK24]" office:value-type="float" office:value="8" calcext:value-type="float">
            <text:p>8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Friendly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27" table:formula="of:=[.$B25]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35" table:formula="of:=[.$N25]" office:value-type="float" office:value="0" calcext:value-type="float">
            <text:p>0</text:p>
          </table:table-cell>
          <table:table-cell table:style-name="ce242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26" table:formula="of:=[.$Z25]" office:value-type="float" office:value="8" calcext:value-type="float">
            <text:p>8</text:p>
          </table:table-cell>
          <table:table-cell table:style-name="ce246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 table:formula="of:=[.$AK25]" office:value-type="float" office:value="0" calcext:value-type="float">
            <text:p>0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Protective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27" table:formula="of:=[.$B26]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35" table:formula="of:=[.$N26]" office:value-type="float" office:value="0" calcext:value-type="float">
            <text:p>0</text:p>
          </table:table-cell>
          <table:table-cell table:style-name="ce242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26" table:formula="of:=[.$Z26]" office:value-type="float" office:value="8" calcext:value-type="float">
            <text:p>8</text:p>
          </table:table-cell>
          <table:table-cell table:style-name="ce246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 table:formula="of:=[.$AK26]" office:value-type="float" office:value="0" calcext:value-type="float">
            <text:p>0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73" office:value-type="string" calcext:value-type="string">
            <text:p>Conquest</text:p>
          </table:table-cell>
          <table:table-cell table:style-name="ce227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27" table:formula="of:=[.$B27]" office:value-type="float" office:value="8" calcext:value-type="float">
            <text:p>8</text:p>
          </table:table-cell>
          <table:table-cell table:style-name="ce236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35" table:formula="of:=[.$N27]" office:value-type="float" office:value="8" calcext:value-type="float">
            <text:p>8</text:p>
          </table:table-cell>
          <table:table-cell table:style-name="ce242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26" table:formula="of:=[.$Z27]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 table:formula="of:=[.$AK27]" office:value-type="float" office:value="0" calcext:value-type="float">
            <text:p>0</text:p>
          </table:table-cell>
          <table:table-cell table:style-name="ce235"/>
          <table:table-cell table:number-columns-repeated="975"/>
        </table:table-row>
        <table:table-row table:style-name="ro6">
          <table:table-cell table:style-name="ce111"/>
          <table:table-cell table:style-name="ce185" table:number-columns-repeated="38"/>
          <table:table-cell table:style-name="ce111" table:number-columns-repeated="10"/>
          <table:table-cell table:number-columns-repeated="975"/>
        </table:table-row>
        <table:table-row table:style-name="ro6">
          <table:table-cell table:style-name="ce224" table:number-columns-repeated="2"/>
          <table:table-cell table:style-name="ce172" table:number-columns-repeated="37"/>
          <table:table-cell table:style-name="ce224" table:number-columns-repeated="985"/>
        </table:table-row>
        <table:table-row table:style-name="ro15">
          <table:table-cell table:style-name="ce224"/>
          <table:table-cell table:style-name="ce172"/>
          <table:table-cell table:style-name="ce187" office:value-type="string" calcext:value-type="string" table:number-columns-spanned="37" table:number-rows-spanned="1">
            <text:p>/*</text:p>
            <text:p><text:span text:style-name="T12">CEAI_LeaderPersonalities.sql from:</text:span></text:p>
            <text:p><text:span text:style-name="T12">Leader_Personalities tab of CEP_LeadersAI.xls spreadsheet (in mod folder).</text:span></text:p>
            <text:p><text:span text:style-name="T13">*/</text:span></text:p>
          </table:table-cell>
          <table:covered-table-cell table:number-columns-repeated="36" table:style-name="ce187"/>
          <table:table-cell table:style-name="ce224" table:number-columns-repeated="985"/>
        </table:table-row>
        <table:table-row table:style-name="ro16">
          <table:table-cell table:style-name="ce224"/>
          <table:table-cell table:style-name="ce172"/>
          <table:table-cell table:style-name="ce187"/>
          <table:table-cell table:style-name="ce172" table:number-columns-repeated="36"/>
          <table:table-cell table:style-name="ce224" table:number-columns-repeated="98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3]&amp;&quot; = '&quot;&amp;[.C3]&amp;&quot;' WHERE Type = 'LEADER_&quot;&amp;UPPER([.C$2])&amp;&quot;';&quot;" office:value-type="string" office:string-value="UPDATE Leaders SET Personality = 'PERSONALITY_CONQUEROR' WHERE Type = 'LEADER_ASHURBANIPAL';" calcext:value-type="string">
            <text:p>UPDATE Leaders SET Personality = 'PERSONALITY_CONQUEROR' WHERE Type = 'LEADER_ASHURBANIPAL';</text:p>
          </table:table-cell>
          <table:table-cell table:style-name="ce197" table:formula="of:=&quot;UPDATE Leaders SET &quot;&amp;[.$A3]&amp;&quot; = '&quot;&amp;[.D3]&amp;&quot;' WHERE Type = 'LEADER_&quot;&amp;UPPER([.D$2])&amp;&quot;';&quot;" office:value-type="string" office:string-value="UPDATE Leaders SET Personality = 'PERSONALITY_CONQUEROR' WHERE Type = 'LEADER_ASKIA';" calcext:value-type="string">
            <text:p>UPDATE Leaders SET Personality = 'PERSONALITY_CONQUEROR' WHERE Type = 'LEADER_ASKIA';</text:p>
          </table:table-cell>
          <table:table-cell table:style-name="ce197" table:formula="of:=&quot;UPDATE Leaders SET &quot;&amp;[.$A3]&amp;&quot; = '&quot;&amp;[.E3]&amp;&quot;' WHERE Type = 'LEADER_&quot;&amp;UPPER([.E$2])&amp;&quot;';&quot;" office:value-type="string" office:string-value="UPDATE Leaders SET Personality = 'PERSONALITY_CONQUEROR' WHERE Type = 'LEADER_ATTILA';" calcext:value-type="string">
            <text:p>UPDATE Leaders SET Personality = 'PERSONALITY_CONQUEROR' WHERE Type = 'LEADER_ATTILA';</text:p>
          </table:table-cell>
          <table:table-cell table:style-name="ce197" table:formula="of:=&quot;UPDATE Leaders SET &quot;&amp;[.$A3]&amp;&quot; = '&quot;&amp;[.F3]&amp;&quot;' WHERE Type = 'LEADER_&quot;&amp;UPPER([.F$2])&amp;&quot;';&quot;" office:value-type="string" office:string-value="UPDATE Leaders SET Personality = 'PERSONALITY_CONQUEROR' WHERE Type = 'LEADER_AUGUSTUS';" calcext:value-type="string">
            <text:p>UPDATE Leaders SET Personality = 'PERSONALITY_CONQUEROR' WHERE Type = 'LEADER_AUGUSTUS';</text:p>
          </table:table-cell>
          <table:table-cell table:style-name="ce197" table:formula="of:=&quot;UPDATE Leaders SET &quot;&amp;[.$A3]&amp;&quot; = '&quot;&amp;[.G3]&amp;&quot;' WHERE Type = 'LEADER_&quot;&amp;UPPER([.G$2])&amp;&quot;';&quot;" office:value-type="string" office:string-value="UPDATE Leaders SET Personality = 'PERSONALITY_CONQUEROR' WHERE Type = 'LEADER_GENGHIS_KHAN';" calcext:value-type="string">
            <text:p>UPDATE Leaders SET Personality = 'PERSONALITY_CONQUEROR' WHERE Type = 'LEADER_GENGHIS_KHAN';</text:p>
          </table:table-cell>
          <table:table-cell table:style-name="ce197" table:formula="of:=&quot;UPDATE Leaders SET &quot;&amp;[.$A3]&amp;&quot; = '&quot;&amp;[.H3]&amp;&quot;' WHERE Type = 'LEADER_&quot;&amp;UPPER([.H$2])&amp;&quot;';&quot;" office:value-type="string" office:string-value="UPDATE Leaders SET Personality = 'PERSONALITY_CONQUEROR' WHERE Type = 'LEADER_HARALD';" calcext:value-type="string">
            <text:p>UPDATE Leaders SET Personality = 'PERSONALITY_CONQUEROR' WHERE Type = 'LEADER_HARALD';</text:p>
          </table:table-cell>
          <table:table-cell table:style-name="ce197" table:formula="of:=&quot;UPDATE Leaders SET &quot;&amp;[.$A3]&amp;&quot; = '&quot;&amp;[.I3]&amp;&quot;' WHERE Type = 'LEADER_&quot;&amp;UPPER([.I$2])&amp;&quot;';&quot;" office:value-type="string" office:string-value="UPDATE Leaders SET Personality = 'PERSONALITY_CONQUEROR' WHERE Type = 'LEADER_ISABELLA';" calcext:value-type="string">
            <text:p>UPDATE Leaders SET Personality = 'PERSONALITY_CONQUEROR' WHERE Type = 'LEADER_ISABELLA';</text:p>
          </table:table-cell>
          <table:table-cell table:style-name="ce197" table:formula="of:=&quot;UPDATE Leaders SET &quot;&amp;[.$A3]&amp;&quot; = '&quot;&amp;[.J3]&amp;&quot;' WHERE Type = 'LEADER_&quot;&amp;UPPER([.J$2])&amp;&quot;';&quot;" office:value-type="string" office:string-value="UPDATE Leaders SET Personality = 'PERSONALITY_CONQUEROR' WHERE Type = 'LEADER_NAPOLEON';" calcext:value-type="string">
            <text:p>UPDATE Leaders SET Personality = 'PERSONALITY_CONQUEROR' WHERE Type = 'LEADER_NAPOLEON';</text:p>
          </table:table-cell>
          <table:table-cell table:style-name="ce197" table:formula="of:=&quot;UPDATE Leaders SET &quot;&amp;[.$A3]&amp;&quot; = '&quot;&amp;[.K3]&amp;&quot;' WHERE Type = 'LEADER_&quot;&amp;UPPER([.K$2])&amp;&quot;';&quot;" office:value-type="string" office:string-value="UPDATE Leaders SET Personality = 'PERSONALITY_CONQUEROR' WHERE Type = 'LEADER_ODA_NOBUNAGA';" calcext:value-type="string">
            <text:p>UPDATE Leaders SET Personality = 'PERSONALITY_CONQUEROR' WHERE Type = 'LEADER_ODA_NOBUNAGA';</text:p>
          </table:table-cell>
          <table:table-cell table:style-name="ce197" table:formula="of:=&quot;UPDATE Leaders SET &quot;&amp;[.$A3]&amp;&quot; = '&quot;&amp;[.L3]&amp;&quot;' WHERE Type = 'LEADER_&quot;&amp;UPPER([.L$2])&amp;&quot;';&quot;" office:value-type="string" office:string-value="UPDATE Leaders SET Personality = 'PERSONALITY_CONQUEROR' WHERE Type = 'LEADER_ENRICO_DANDOLO';" calcext:value-type="string">
            <text:p>UPDATE Leaders SET Personality = 'PERSONALITY_CONQUEROR' WHERE Type = 'LEADER_ENRICO_DANDOLO';</text:p>
          </table:table-cell>
          <table:table-cell table:style-name="ce197" table:formula="of:=&quot;UPDATE Leaders SET &quot;&amp;[.$A3]&amp;&quot; = '&quot;&amp;[.M3]&amp;&quot;' WHERE Type = 'LEADER_&quot;&amp;UPPER([.M$2])&amp;&quot;';&quot;" office:value-type="string" office:string-value="UPDATE Leaders SET Personality = 'PERSONALITY_CONQUEROR' WHERE Type = 'LEADER_SHAKA';" calcext:value-type="string">
            <text:p>UPDATE Leaders SET Personality = 'PERSONALITY_CONQUEROR' WHERE Type = 'LEADER_SHAKA';</text:p>
          </table:table-cell>
          <table:table-cell table:style-name="ce197" table:formula="of:=&quot;UPDATE Leaders SET &quot;&amp;[.$A3]&amp;&quot; = '&quot;&amp;[.N3]&amp;&quot;' WHERE Type = 'LEADER_&quot;&amp;UPPER([.N$2])&amp;&quot;';&quot;" office:value-type="string" office:string-value="UPDATE Leaders SET Personality = 'PERSONALITY_COALITION' WHERE Type = 'LEADER_COALITION';" calcext:value-type="string">
            <text:p>UPDATE Leaders SET Personality = 'PERSONALITY_COALITION' WHERE Type = 'LEADER_COALITION';</text:p>
          </table:table-cell>
          <table:table-cell table:style-name="ce197" table:formula="of:=&quot;UPDATE Leaders SET &quot;&amp;[.$A3]&amp;&quot; = '&quot;&amp;[.O3]&amp;&quot;' WHERE Type = 'LEADER_&quot;&amp;UPPER([.O$2])&amp;&quot;';&quot;" office:value-type="string" office:string-value="UPDATE Leaders SET Personality = 'PERSONALITY_COALITION' WHERE Type = 'LEADER_ALEXANDER';" calcext:value-type="string">
            <text:p>UPDATE Leaders SET Personality = 'PERSONALITY_COALITION' WHERE Type = 'LEADER_ALEXANDER';</text:p>
          </table:table-cell>
          <table:table-cell table:style-name="ce197" table:formula="of:=&quot;UPDATE Leaders SET &quot;&amp;[.$A3]&amp;&quot; = '&quot;&amp;[.P3]&amp;&quot;' WHERE Type = 'LEADER_&quot;&amp;UPPER([.P$2])&amp;&quot;';&quot;" office:value-type="string" office:string-value="UPDATE Leaders SET Personality = 'PERSONALITY_COALITION' WHERE Type = 'LEADER_BISMARCK';" calcext:value-type="string">
            <text:p>UPDATE Leaders SET Personality = 'PERSONALITY_COALITION' WHERE Type = 'LEADER_BISMARCK';</text:p>
          </table:table-cell>
          <table:table-cell table:style-name="ce197" table:formula="of:=&quot;UPDATE Leaders SET &quot;&amp;[.$A3]&amp;&quot; = '&quot;&amp;[.Q3]&amp;&quot;' WHERE Type = 'LEADER_&quot;&amp;UPPER([.Q$2])&amp;&quot;';&quot;" office:value-type="string" office:string-value="UPDATE Leaders SET Personality = 'PERSONALITY_COALITION' WHERE Type = 'LEADER_CATHERINE';" calcext:value-type="string">
            <text:p>UPDATE Leaders SET Personality = 'PERSONALITY_COALITION' WHERE Type = 'LEADER_CATHERINE';</text:p>
          </table:table-cell>
          <table:table-cell table:style-name="ce197" table:formula="of:=&quot;UPDATE Leaders SET &quot;&amp;[.$A3]&amp;&quot; = '&quot;&amp;[.R3]&amp;&quot;' WHERE Type = 'LEADER_&quot;&amp;UPPER([.R$2])&amp;&quot;';&quot;" office:value-type="string" office:string-value="UPDATE Leaders SET Personality = 'PERSONALITY_COALITION' WHERE Type = 'LEADER_ELIZABETH';" calcext:value-type="string">
            <text:p>UPDATE Leaders SET Personality = 'PERSONALITY_COALITION' WHERE Type = 'LEADER_ELIZABETH';</text:p>
          </table:table-cell>
          <table:table-cell table:style-name="ce197" table:formula="of:=&quot;UPDATE Leaders SET &quot;&amp;[.$A3]&amp;&quot; = '&quot;&amp;[.S3]&amp;&quot;' WHERE Type = 'LEADER_&quot;&amp;UPPER([.S$2])&amp;&quot;';&quot;" office:value-type="string" office:string-value="UPDATE Leaders SET Personality = 'PERSONALITY_COALITION' WHERE Type = 'LEADER_GUSTAVUS_ADOLPHUS';" calcext:value-type="string">
            <text:p>UPDATE Leaders SET Personality = 'PERSONALITY_COALITION' WHERE Type = 'LEADER_GUSTAVUS_ADOLPHUS';</text:p>
          </table:table-cell>
          <table:table-cell table:style-name="ce197" table:formula="of:=&quot;UPDATE Leaders SET &quot;&amp;[.$A3]&amp;&quot; = '&quot;&amp;[.T3]&amp;&quot;' WHERE Type = 'LEADER_&quot;&amp;UPPER([.T$2])&amp;&quot;';&quot;" office:value-type="string" office:string-value="UPDATE Leaders SET Personality = 'PERSONALITY_COALITION' WHERE Type = 'LEADER_HIAWATHA';" calcext:value-type="string">
            <text:p>UPDATE Leaders SET Personality = 'PERSONALITY_COALITION' WHERE Type = 'LEADER_HIAWATHA';</text:p>
          </table:table-cell>
          <table:table-cell table:style-name="ce197" table:formula="of:=&quot;UPDATE Leaders SET &quot;&amp;[.$A3]&amp;&quot; = '&quot;&amp;[.U3]&amp;&quot;' WHERE Type = 'LEADER_&quot;&amp;UPPER([.U$2])&amp;&quot;';&quot;" office:value-type="string" office:string-value="UPDATE Leaders SET Personality = 'PERSONALITY_COALITION' WHERE Type = 'LEADER_MONTEZUMA';" calcext:value-type="string">
            <text:p>UPDATE Leaders SET Personality = 'PERSONALITY_COALITION' WHERE Type = 'LEADER_MONTEZUMA';</text:p>
          </table:table-cell>
          <table:table-cell table:style-name="ce197" table:formula="of:=&quot;UPDATE Leaders SET &quot;&amp;[.$A3]&amp;&quot; = '&quot;&amp;[.V3]&amp;&quot;' WHERE Type = 'LEADER_&quot;&amp;UPPER([.V$2])&amp;&quot;';&quot;" office:value-type="string" office:string-value="UPDATE Leaders SET Personality = 'PERSONALITY_COALITION' WHERE Type = 'LEADER_THEODORA';" calcext:value-type="string">
            <text:p>UPDATE Leaders SET Personality = 'PERSONALITY_COALITION' WHERE Type = 'LEADER_THEODORA';</text:p>
          </table:table-cell>
          <table:table-cell table:style-name="ce197" table:formula="of:=&quot;UPDATE Leaders SET &quot;&amp;[.$A3]&amp;&quot; = '&quot;&amp;[.W3]&amp;&quot;' WHERE Type = 'LEADER_&quot;&amp;UPPER([.W$2])&amp;&quot;';&quot;" office:value-type="string" office:string-value="UPDATE Leaders SET Personality = 'PERSONALITY_COALITION' WHERE Type = 'LEADER_GAJAH_MADA';" calcext:value-type="string">
            <text:p>UPDATE Leaders SET Personality = 'PERSONALITY_COALITION' WHERE Type = 'LEADER_GAJAH_MADA';</text:p>
          </table:table-cell>
          <table:table-cell table:style-name="ce197" table:formula="of:=&quot;UPDATE Leaders SET &quot;&amp;[.$A3]&amp;&quot; = '&quot;&amp;[.X3]&amp;&quot;' WHERE Type = 'LEADER_&quot;&amp;UPPER([.X$2])&amp;&quot;';&quot;" office:value-type="string" office:string-value="UPDATE Leaders SET Personality = 'PERSONALITY_COALITION' WHERE Type = 'LEADER_CASIMIR';" calcext:value-type="string">
            <text:p>UPDATE Leaders SET Personality = 'PERSONALITY_COALITION' WHERE Type = 'LEADER_CASIMIR';</text:p>
          </table:table-cell>
          <table:table-cell table:style-name="ce197" table:formula="of:=&quot;UPDATE Leaders SET &quot;&amp;[.$A3]&amp;&quot; = '&quot;&amp;[.Y3]&amp;&quot;' WHERE Type = 'LEADER_&quot;&amp;UPPER([.Y$2])&amp;&quot;';&quot;" office:value-type="string" office:string-value="UPDATE Leaders SET Personality = 'PERSONALITY_COALITION' WHERE Type = 'LEADER_WU_ZETIAN';" calcext:value-type="string">
            <text:p>UPDATE Leaders SET Personality = 'PERSONALITY_COALITION' WHERE Type = 'LEADER_WU_ZETIAN';</text:p>
          </table:table-cell>
          <table:table-cell table:style-name="ce197" table:formula="of:=&quot;UPDATE Leaders SET &quot;&amp;[.$A3]&amp;&quot; = '&quot;&amp;[.Z3]&amp;&quot;' WHERE Type = 'LEADER_&quot;&amp;UPPER([.Z$2])&amp;&quot;';&quot;" office:value-type="string" office:string-value="UPDATE Leaders SET Personality = 'PERSONALITY_DIPLOMAT' WHERE Type = 'LEADER_DIPLOMAT';" calcext:value-type="string">
            <text:p>UPDATE Leaders SET Personality = 'PERSONALITY_DIPLOMAT' WHERE Type = 'LEADER_DIPLOMAT';</text:p>
          </table:table-cell>
          <table:table-cell table:style-name="ce197" table:formula="of:=&quot;UPDATE Leaders SET &quot;&amp;[.$A3]&amp;&quot; = '&quot;&amp;[.AA3]&amp;&quot;' WHERE Type = 'LEADER_&quot;&amp;UPPER([.AA$2])&amp;&quot;';&quot;" office:value-type="string" office:string-value="UPDATE Leaders SET Personality = 'PERSONALITY_DIPLOMAT' WHERE Type = 'LEADER_GANDHI';" calcext:value-type="string">
            <text:p>UPDATE Leaders SET Personality = 'PERSONALITY_DIPLOMAT' WHERE Type = 'LEADER_GANDHI';</text:p>
          </table:table-cell>
          <table:table-cell table:style-name="ce197" table:formula="of:=&quot;UPDATE Leaders SET &quot;&amp;[.$A3]&amp;&quot; = '&quot;&amp;[.AB3]&amp;&quot;' WHERE Type = 'LEADER_&quot;&amp;UPPER([.AB$2])&amp;&quot;';&quot;" office:value-type="string" office:string-value="UPDATE Leaders SET Personality = 'PERSONALITY_DIPLOMAT' WHERE Type = 'LEADER_SELASSIE';" calcext:value-type="string">
            <text:p>UPDATE Leaders SET Personality = 'PERSONALITY_DIPLOMAT' WHERE Type = 'LEADER_SELASSIE';</text:p>
          </table:table-cell>
          <table:table-cell table:style-name="ce197" table:formula="of:=&quot;UPDATE Leaders SET &quot;&amp;[.$A3]&amp;&quot; = '&quot;&amp;[.AC3]&amp;&quot;' WHERE Type = 'LEADER_&quot;&amp;UPPER([.AC$2])&amp;&quot;';&quot;" office:value-type="string" office:string-value="UPDATE Leaders SET Personality = 'PERSONALITY_DIPLOMAT' WHERE Type = 'LEADER_KAMEHAMEHA';" calcext:value-type="string">
            <text:p>UPDATE Leaders SET Personality = 'PERSONALITY_DIPLOMAT' WHERE Type = 'LEADER_KAMEHAMEHA';</text:p>
          </table:table-cell>
          <table:table-cell table:style-name="ce197" table:formula="of:=&quot;UPDATE Leaders SET &quot;&amp;[.$A3]&amp;&quot; = '&quot;&amp;[.AD3]&amp;&quot;' WHERE Type = 'LEADER_&quot;&amp;UPPER([.AD$2])&amp;&quot;';&quot;" office:value-type="string" office:string-value="UPDATE Leaders SET Personality = 'PERSONALITY_DIPLOMAT' WHERE Type = 'LEADER_MARIA_I';" calcext:value-type="string">
            <text:p>UPDATE Leaders SET Personality = 'PERSONALITY_DIPLOMAT' WHERE Type = 'LEADER_MARIA_I';</text:p>
          </table:table-cell>
          <table:table-cell table:style-name="ce197" table:formula="of:=&quot;UPDATE Leaders SET &quot;&amp;[.$A3]&amp;&quot; = '&quot;&amp;[.AE3]&amp;&quot;' WHERE Type = 'LEADER_&quot;&amp;UPPER([.AE$2])&amp;&quot;';&quot;" office:value-type="string" office:string-value="UPDATE Leaders SET Personality = 'PERSONALITY_DIPLOMAT' WHERE Type = 'LEADER_PACHACUTI';" calcext:value-type="string">
            <text:p>UPDATE Leaders SET Personality = 'PERSONALITY_DIPLOMAT' WHERE Type = 'LEADER_PACHACUTI';</text:p>
          </table:table-cell>
          <table:table-cell table:style-name="ce197" table:formula="of:=&quot;UPDATE Leaders SET &quot;&amp;[.$A3]&amp;&quot; = '&quot;&amp;[.AF3]&amp;&quot;' WHERE Type = 'LEADER_&quot;&amp;UPPER([.AF$2])&amp;&quot;';&quot;" office:value-type="string" office:string-value="UPDATE Leaders SET Personality = 'PERSONALITY_DIPLOMAT' WHERE Type = 'LEADER_RAMESSES';" calcext:value-type="string">
            <text:p>UPDATE Leaders SET Personality = 'PERSONALITY_DIPLOMAT' WHERE Type = 'LEADER_RAMESSES';</text:p>
          </table:table-cell>
          <table:table-cell table:style-name="ce197" table:formula="of:=&quot;UPDATE Leaders SET &quot;&amp;[.$A3]&amp;&quot; = '&quot;&amp;[.AG3]&amp;&quot;' WHERE Type = 'LEADER_&quot;&amp;UPPER([.AG$2])&amp;&quot;';&quot;" office:value-type="string" office:string-value="UPDATE Leaders SET Personality = 'PERSONALITY_DIPLOMAT' WHERE Type = 'LEADER_RAMKHAMHAENG';" calcext:value-type="string">
            <text:p>UPDATE Leaders SET Personality = 'PERSONALITY_DIPLOMAT' WHERE Type = 'LEADER_RAMKHAMHAENG';</text:p>
          </table:table-cell>
          <table:table-cell table:style-name="ce197" table:formula="of:=&quot;UPDATE Leaders SET &quot;&amp;[.$A3]&amp;&quot; = '&quot;&amp;[.AH3]&amp;&quot;' WHERE Type = 'LEADER_&quot;&amp;UPPER([.AH$2])&amp;&quot;';&quot;" office:value-type="string" office:string-value="UPDATE Leaders SET Personality = 'PERSONALITY_DIPLOMAT' WHERE Type = 'LEADER_PEDRO';" calcext:value-type="string">
            <text:p>UPDATE Leaders SET Personality = 'PERSONALITY_DIPLOMAT' WHERE Type = 'LEADER_PEDRO';</text:p>
          </table:table-cell>
          <table:table-cell table:style-name="ce197" table:formula="of:=&quot;UPDATE Leaders SET &quot;&amp;[.$A3]&amp;&quot; = '&quot;&amp;[.AI3]&amp;&quot;' WHERE Type = 'LEADER_&quot;&amp;UPPER([.AI$2])&amp;&quot;';&quot;" office:value-type="string" office:string-value="UPDATE Leaders SET Personality = 'PERSONALITY_DIPLOMAT' WHERE Type = 'LEADER_AHMAD_ALMANSUR';" calcext:value-type="string">
            <text:p>UPDATE Leaders SET Personality = 'PERSONALITY_DIPLOMAT' WHERE Type = 'LEADER_AHMAD_ALMANSUR';</text:p>
          </table:table-cell>
          <table:table-cell table:style-name="ce197" table:formula="of:=&quot;UPDATE Leaders SET &quot;&amp;[.$A3]&amp;&quot; = '&quot;&amp;[.AJ3]&amp;&quot;' WHERE Type = 'LEADER_&quot;&amp;UPPER([.AJ$2])&amp;&quot;';&quot;" office:value-type="string" office:string-value="UPDATE Leaders SET Personality = 'PERSONALITY_DIPLOMAT' WHERE Type = 'LEADER_SEJONG';" calcext:value-type="string">
            <text:p>UPDATE Leaders SET Personality = 'PERSONALITY_DIPLOMAT' WHERE Type = 'LEADER_SEJONG';</text:p>
          </table:table-cell>
          <table:table-cell table:style-name="ce197" table:formula="of:=&quot;UPDATE Leaders SET &quot;&amp;[.$A3]&amp;&quot; = '&quot;&amp;[.AK3]&amp;&quot;' WHERE Type = 'LEADER_&quot;&amp;UPPER([.AK$2])&amp;&quot;';&quot;" office:value-type="string" office:string-value="UPDATE Leaders SET Personality = 'PERSONALITY_EXPANSIONIST' WHERE Type = 'LEADER_EXPANSIONIST';" calcext:value-type="string">
            <text:p>UPDATE Leaders SET Personality = 'PERSONALITY_EXPANSIONIST' WHERE Type = 'LEADER_EXPANSIONIST';</text:p>
          </table:table-cell>
          <table:table-cell table:style-name="ce197" table:formula="of:=&quot;UPDATE Leaders SET &quot;&amp;[.$A3]&amp;&quot; = '&quot;&amp;[.AL3]&amp;&quot;' WHERE Type = 'LEADER_&quot;&amp;UPPER([.AL$2])&amp;&quot;';&quot;" office:value-type="string" office:string-value="UPDATE Leaders SET Personality = 'PERSONALITY_EXPANSIONIST' WHERE Type = 'LEADER_BOUDICCA';" calcext:value-type="string">
            <text:p>UPDATE Leaders SET Personality = 'PERSONALITY_EXPANSIONIST' WHERE Type = 'LEADER_BOUDICCA';</text:p>
          </table:table-cell>
          <table:table-cell table:style-name="ce197" table:formula="of:=&quot;UPDATE Leaders SET &quot;&amp;[.$A3]&amp;&quot; = '&quot;&amp;[.AM3]&amp;&quot;' WHERE Type = 'LEADER_&quot;&amp;UPPER([.AM$2])&amp;&quot;';&quot;" office:value-type="string" office:string-value="UPDATE Leaders SET Personality = 'PERSONALITY_EXPANSIONIST' WHERE Type = 'LEADER_DARIUS';" calcext:value-type="string">
            <text:p>UPDATE Leaders SET Personality = 'PERSONALITY_EXPANSIONIST' WHERE Type = 'LEADER_DARIUS';</text:p>
          </table:table-cell>
          <table:table-cell table:style-name="ce197" table:formula="of:=&quot;UPDATE Leaders SET &quot;&amp;[.$A3]&amp;&quot; = '&quot;&amp;[.AN3]&amp;&quot;' WHERE Type = 'LEADER_&quot;&amp;UPPER([.AN$2])&amp;&quot;';&quot;" office:value-type="string" office:string-value="UPDATE Leaders SET Personality = 'PERSONALITY_EXPANSIONIST' WHERE Type = 'LEADER_DIDO';" calcext:value-type="string">
            <text:p>UPDATE Leaders SET Personality = 'PERSONALITY_EXPANSIONIST' WHERE Type = 'LEADER_DIDO';</text:p>
          </table:table-cell>
          <table:table-cell table:style-name="ce197" table:formula="of:=&quot;UPDATE Leaders SET &quot;&amp;[.$A3]&amp;&quot; = '&quot;&amp;[.AO3]&amp;&quot;' WHERE Type = 'LEADER_&quot;&amp;UPPER([.AO$2])&amp;&quot;';&quot;" office:value-type="string" office:string-value="UPDATE Leaders SET Personality = 'PERSONALITY_EXPANSIONIST' WHERE Type = 'LEADER_HARUN_AL_RASHID';" calcext:value-type="string">
            <text:p>UPDATE Leaders SET Personality = 'PERSONALITY_EXPANSIONIST' WHERE Type = 'LEADER_HARUN_AL_RASHID';</text:p>
          </table:table-cell>
          <table:table-cell table:style-name="ce197" table:formula="of:=&quot;UPDATE Leaders SET &quot;&amp;[.$A3]&amp;&quot; = '&quot;&amp;[.AP3]&amp;&quot;' WHERE Type = 'LEADER_&quot;&amp;UPPER([.AP$2])&amp;&quot;';&quot;" office:value-type="string" office:string-value="UPDATE Leaders SET Personality = 'PERSONALITY_EXPANSIONIST' WHERE Type = 'LEADER_NEBUCHADNEZZAR';" calcext:value-type="string">
            <text:p>UPDATE Leaders SET Personality = 'PERSONALITY_EXPANSIONIST' WHERE Type = 'LEADER_NEBUCHADNEZZAR';</text:p>
          </table:table-cell>
          <table:table-cell table:style-name="ce197" table:formula="of:=&quot;UPDATE Leaders SET &quot;&amp;[.$A3]&amp;&quot; = '&quot;&amp;[.AQ3]&amp;&quot;' WHERE Type = 'LEADER_&quot;&amp;UPPER([.AQ$2])&amp;&quot;';&quot;" office:value-type="string" office:string-value="UPDATE Leaders SET Personality = 'PERSONALITY_EXPANSIONIST' WHERE Type = 'LEADER_PACAL';" calcext:value-type="string">
            <text:p>UPDATE Leaders SET Personality = 'PERSONALITY_EXPANSIONIST' WHERE Type = 'LEADER_PACAL';</text:p>
          </table:table-cell>
          <table:table-cell table:style-name="ce197" table:formula="of:=&quot;UPDATE Leaders SET &quot;&amp;[.$A3]&amp;&quot; = '&quot;&amp;[.AR3]&amp;&quot;' WHERE Type = 'LEADER_&quot;&amp;UPPER([.AR$2])&amp;&quot;';&quot;" office:value-type="string" office:string-value="UPDATE Leaders SET Personality = 'PERSONALITY_EXPANSIONIST' WHERE Type = 'LEADER_SULEIMAN';" calcext:value-type="string">
            <text:p>UPDATE Leaders SET Personality = 'PERSONALITY_EXPANSIONIST' WHERE Type = 'LEADER_SULEIMAN';</text:p>
          </table:table-cell>
          <table:table-cell table:style-name="ce197" table:formula="of:=&quot;UPDATE Leaders SET &quot;&amp;[.$A3]&amp;&quot; = '&quot;&amp;[.AS3]&amp;&quot;' WHERE Type = 'LEADER_&quot;&amp;UPPER([.AS$2])&amp;&quot;';&quot;" office:value-type="string" office:string-value="UPDATE Leaders SET Personality = 'PERSONALITY_EXPANSIONIST' WHERE Type = 'LEADER_WASHINGTON';" calcext:value-type="string">
            <text:p>UPDATE Leaders SET Personality = 'PERSONALITY_EXPANSIONIST' WHERE Type = 'LEADER_WASHINGTON';</text:p>
          </table:table-cell>
          <table:table-cell table:style-name="ce197" table:formula="of:=&quot;UPDATE Leaders SET &quot;&amp;[.$A3]&amp;&quot; = '&quot;&amp;[.AT3]&amp;&quot;' WHERE Type = 'LEADER_&quot;&amp;UPPER([.AT$2])&amp;&quot;';&quot;" office:value-type="string" office:string-value="UPDATE Leaders SET Personality = 'PERSONALITY_EXPANSIONIST' WHERE Type = 'LEADER_MARIA';" calcext:value-type="string">
            <text:p>UPDATE Leaders SET Personality = 'PERSONALITY_EXPANSIONIST' WHERE Type = 'LEADER_MARIA';</text:p>
          </table:table-cell>
          <table:table-cell table:style-name="ce197" table:formula="of:=&quot;UPDATE Leaders SET &quot;&amp;[.$A3]&amp;&quot; = '&quot;&amp;[.AU3]&amp;&quot;' WHERE Type = 'LEADER_&quot;&amp;UPPER([.AU$2])&amp;&quot;';&quot;" office:value-type="string" office:string-value="UPDATE Leaders SET Personality = 'PERSONALITY_EXPANSIONIST' WHERE Type = 'LEADER_POCATELLO';" calcext:value-type="string">
            <text:p>UPDATE Leaders SET Personality = 'PERSONALITY_EXPANSIONIST' WHERE Type = 'LEADER_POCATELLO';</text:p>
          </table:table-cell>
          <table:table-cell table:style-name="ce197" table:formula="of:=&quot;UPDATE Leaders SET &quot;&amp;[.$A3]&amp;&quot; = '&quot;&amp;[.AV3]&amp;&quot;' WHERE Type = 'LEADER_&quot;&amp;UPPER([.AV$2])&amp;&quot;';&quot;" office:value-type="string" office:string-value="UPDATE Leaders SET Personality = 'PERSONALITY_EXPANSIONIST' WHERE Type = 'LEADER_WILLIAM';" calcext:value-type="string">
            <text:p>UPDATE Leaders SET Personality = 'PERSONALITY_EXPANSIONIST'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4]&amp;&quot; = &quot;&amp;[.C4]&amp;&quot; WHERE Type = 'LEADER_&quot;&amp;UPPER([.C$2])&amp;&quot;';&quot;" office:value-type="string" office:string-value="UPDATE Leaders SET VictoryCompetitiveness = 8 WHERE Type = 'LEADER_ASHURBANIPAL';" calcext:value-type="string">
            <text:p>UPDATE Leaders SET VictoryCompetitiveness = 8 WHERE Type = 'LEADER_ASHURBANIPAL';</text:p>
          </table:table-cell>
          <table:table-cell table:style-name="ce197" table:formula="of:=&quot;UPDATE Leaders SET &quot;&amp;[.$A4]&amp;&quot; = &quot;&amp;[.D4]&amp;&quot; WHERE Type = 'LEADER_&quot;&amp;UPPER([.D$2])&amp;&quot;';&quot;" office:value-type="string" office:string-value="UPDATE Leaders SET VictoryCompetitiveness = 8 WHERE Type = 'LEADER_ASKIA';" calcext:value-type="string">
            <text:p>UPDATE Leaders SET VictoryCompetitiveness = 8 WHERE Type = 'LEADER_ASKIA';</text:p>
          </table:table-cell>
          <table:table-cell table:style-name="ce197" table:formula="of:=&quot;UPDATE Leaders SET &quot;&amp;[.$A4]&amp;&quot; = &quot;&amp;[.E4]&amp;&quot; WHERE Type = 'LEADER_&quot;&amp;UPPER([.E$2])&amp;&quot;';&quot;" office:value-type="string" office:string-value="UPDATE Leaders SET VictoryCompetitiveness = 8 WHERE Type = 'LEADER_ATTILA';" calcext:value-type="string">
            <text:p>UPDATE Leaders SET VictoryCompetitiveness = 8 WHERE Type = 'LEADER_ATTILA';</text:p>
          </table:table-cell>
          <table:table-cell table:style-name="ce197" table:formula="of:=&quot;UPDATE Leaders SET &quot;&amp;[.$A4]&amp;&quot; = &quot;&amp;[.F4]&amp;&quot; WHERE Type = 'LEADER_&quot;&amp;UPPER([.F$2])&amp;&quot;';&quot;" office:value-type="string" office:string-value="UPDATE Leaders SET VictoryCompetitiveness = 8 WHERE Type = 'LEADER_AUGUSTUS';" calcext:value-type="string">
            <text:p>UPDATE Leaders SET VictoryCompetitiveness = 8 WHERE Type = 'LEADER_AUGUSTUS';</text:p>
          </table:table-cell>
          <table:table-cell table:style-name="ce197" table:formula="of:=&quot;UPDATE Leaders SET &quot;&amp;[.$A4]&amp;&quot; = &quot;&amp;[.G4]&amp;&quot; WHERE Type = 'LEADER_&quot;&amp;UPPER([.G$2])&amp;&quot;';&quot;" office:value-type="string" office:string-value="UPDATE Leaders SET VictoryCompetitiveness = 8 WHERE Type = 'LEADER_GENGHIS_KHAN';" calcext:value-type="string">
            <text:p>UPDATE Leaders SET VictoryCompetitiveness = 8 WHERE Type = 'LEADER_GENGHIS_KHAN';</text:p>
          </table:table-cell>
          <table:table-cell table:style-name="ce197" table:formula="of:=&quot;UPDATE Leaders SET &quot;&amp;[.$A4]&amp;&quot; = &quot;&amp;[.H4]&amp;&quot; WHERE Type = 'LEADER_&quot;&amp;UPPER([.H$2])&amp;&quot;';&quot;" office:value-type="string" office:string-value="UPDATE Leaders SET VictoryCompetitiveness = 8 WHERE Type = 'LEADER_HARALD';" calcext:value-type="string">
            <text:p>UPDATE Leaders SET VictoryCompetitiveness = 8 WHERE Type = 'LEADER_HARALD';</text:p>
          </table:table-cell>
          <table:table-cell table:style-name="ce197" table:formula="of:=&quot;UPDATE Leaders SET &quot;&amp;[.$A4]&amp;&quot; = &quot;&amp;[.I4]&amp;&quot; WHERE Type = 'LEADER_&quot;&amp;UPPER([.I$2])&amp;&quot;';&quot;" office:value-type="string" office:string-value="UPDATE Leaders SET VictoryCompetitiveness = 8 WHERE Type = 'LEADER_ISABELLA';" calcext:value-type="string">
            <text:p>UPDATE Leaders SET VictoryCompetitiveness = 8 WHERE Type = 'LEADER_ISABELLA';</text:p>
          </table:table-cell>
          <table:table-cell table:style-name="ce197" table:formula="of:=&quot;UPDATE Leaders SET &quot;&amp;[.$A4]&amp;&quot; = &quot;&amp;[.J4]&amp;&quot; WHERE Type = 'LEADER_&quot;&amp;UPPER([.J$2])&amp;&quot;';&quot;" office:value-type="string" office:string-value="UPDATE Leaders SET VictoryCompetitiveness = 8 WHERE Type = 'LEADER_NAPOLEON';" calcext:value-type="string">
            <text:p>UPDATE Leaders SET VictoryCompetitiveness = 8 WHERE Type = 'LEADER_NAPOLEON';</text:p>
          </table:table-cell>
          <table:table-cell table:style-name="ce197" table:formula="of:=&quot;UPDATE Leaders SET &quot;&amp;[.$A4]&amp;&quot; = &quot;&amp;[.K4]&amp;&quot; WHERE Type = 'LEADER_&quot;&amp;UPPER([.K$2])&amp;&quot;';&quot;" office:value-type="string" office:string-value="UPDATE Leaders SET VictoryCompetitiveness = 8 WHERE Type = 'LEADER_ODA_NOBUNAGA';" calcext:value-type="string">
            <text:p>UPDATE Leaders SET VictoryCompetitiveness = 8 WHERE Type = 'LEADER_ODA_NOBUNAGA';</text:p>
          </table:table-cell>
          <table:table-cell table:style-name="ce197" table:formula="of:=&quot;UPDATE Leaders SET &quot;&amp;[.$A4]&amp;&quot; = &quot;&amp;[.L4]&amp;&quot; WHERE Type = 'LEADER_&quot;&amp;UPPER([.L$2])&amp;&quot;';&quot;" office:value-type="string" office:string-value="UPDATE Leaders SET VictoryCompetitiveness = 8 WHERE Type = 'LEADER_ENRICO_DANDOLO';" calcext:value-type="string">
            <text:p>UPDATE Leaders SET VictoryCompetitiveness = 8 WHERE Type = 'LEADER_ENRICO_DANDOLO';</text:p>
          </table:table-cell>
          <table:table-cell table:style-name="ce197" table:formula="of:=&quot;UPDATE Leaders SET &quot;&amp;[.$A4]&amp;&quot; = &quot;&amp;[.M4]&amp;&quot; WHERE Type = 'LEADER_&quot;&amp;UPPER([.M$2])&amp;&quot;';&quot;" office:value-type="string" office:string-value="UPDATE Leaders SET VictoryCompetitiveness = 8 WHERE Type = 'LEADER_SHAKA';" calcext:value-type="string">
            <text:p>UPDATE Leaders SET VictoryCompetitiveness = 8 WHERE Type = 'LEADER_SHAKA';</text:p>
          </table:table-cell>
          <table:table-cell table:style-name="ce197" table:formula="of:=&quot;UPDATE Leaders SET &quot;&amp;[.$A4]&amp;&quot; = &quot;&amp;[.N4]&amp;&quot; WHERE Type = 'LEADER_&quot;&amp;UPPER([.N$2])&amp;&quot;';&quot;" office:value-type="string" office:string-value="UPDATE Leaders SET VictoryCompetitiveness = 6 WHERE Type = 'LEADER_COALITION';" calcext:value-type="string">
            <text:p>UPDATE Leaders SET VictoryCompetitiveness = 6 WHERE Type = 'LEADER_COALITION';</text:p>
          </table:table-cell>
          <table:table-cell table:style-name="ce197" table:formula="of:=&quot;UPDATE Leaders SET &quot;&amp;[.$A4]&amp;&quot; = &quot;&amp;[.O4]&amp;&quot; WHERE Type = 'LEADER_&quot;&amp;UPPER([.O$2])&amp;&quot;';&quot;" office:value-type="string" office:string-value="UPDATE Leaders SET VictoryCompetitiveness = 6 WHERE Type = 'LEADER_ALEXANDER';" calcext:value-type="string">
            <text:p>UPDATE Leaders SET VictoryCompetitiveness = 6 WHERE Type = 'LEADER_ALEXANDER';</text:p>
          </table:table-cell>
          <table:table-cell table:style-name="ce197" table:formula="of:=&quot;UPDATE Leaders SET &quot;&amp;[.$A4]&amp;&quot; = &quot;&amp;[.P4]&amp;&quot; WHERE Type = 'LEADER_&quot;&amp;UPPER([.P$2])&amp;&quot;';&quot;" office:value-type="string" office:string-value="UPDATE Leaders SET VictoryCompetitiveness = 6 WHERE Type = 'LEADER_BISMARCK';" calcext:value-type="string">
            <text:p>UPDATE Leaders SET VictoryCompetitiveness = 6 WHERE Type = 'LEADER_BISMARCK';</text:p>
          </table:table-cell>
          <table:table-cell table:style-name="ce197" table:formula="of:=&quot;UPDATE Leaders SET &quot;&amp;[.$A4]&amp;&quot; = &quot;&amp;[.Q4]&amp;&quot; WHERE Type = 'LEADER_&quot;&amp;UPPER([.Q$2])&amp;&quot;';&quot;" office:value-type="string" office:string-value="UPDATE Leaders SET VictoryCompetitiveness = 6 WHERE Type = 'LEADER_CATHERINE';" calcext:value-type="string">
            <text:p>UPDATE Leaders SET VictoryCompetitiveness = 6 WHERE Type = 'LEADER_CATHERINE';</text:p>
          </table:table-cell>
          <table:table-cell table:style-name="ce197" table:formula="of:=&quot;UPDATE Leaders SET &quot;&amp;[.$A4]&amp;&quot; = &quot;&amp;[.R4]&amp;&quot; WHERE Type = 'LEADER_&quot;&amp;UPPER([.R$2])&amp;&quot;';&quot;" office:value-type="string" office:string-value="UPDATE Leaders SET VictoryCompetitiveness = 6 WHERE Type = 'LEADER_ELIZABETH';" calcext:value-type="string">
            <text:p>UPDATE Leaders SET VictoryCompetitiveness = 6 WHERE Type = 'LEADER_ELIZABETH';</text:p>
          </table:table-cell>
          <table:table-cell table:style-name="ce197" table:formula="of:=&quot;UPDATE Leaders SET &quot;&amp;[.$A4]&amp;&quot; = &quot;&amp;[.S4]&amp;&quot; WHERE Type = 'LEADER_&quot;&amp;UPPER([.S$2])&amp;&quot;';&quot;" office:value-type="string" office:string-value="UPDATE Leaders SET VictoryCompetitiveness = 6 WHERE Type = 'LEADER_GUSTAVUS_ADOLPHUS';" calcext:value-type="string">
            <text:p>UPDATE Leaders SET VictoryCompetitiveness = 6 WHERE Type = 'LEADER_GUSTAVUS_ADOLPHUS';</text:p>
          </table:table-cell>
          <table:table-cell table:style-name="ce197" table:formula="of:=&quot;UPDATE Leaders SET &quot;&amp;[.$A4]&amp;&quot; = &quot;&amp;[.T4]&amp;&quot; WHERE Type = 'LEADER_&quot;&amp;UPPER([.T$2])&amp;&quot;';&quot;" office:value-type="string" office:string-value="UPDATE Leaders SET VictoryCompetitiveness = 6 WHERE Type = 'LEADER_HIAWATHA';" calcext:value-type="string">
            <text:p>UPDATE Leaders SET VictoryCompetitiveness = 6 WHERE Type = 'LEADER_HIAWATHA';</text:p>
          </table:table-cell>
          <table:table-cell table:style-name="ce197" table:formula="of:=&quot;UPDATE Leaders SET &quot;&amp;[.$A4]&amp;&quot; = &quot;&amp;[.U4]&amp;&quot; WHERE Type = 'LEADER_&quot;&amp;UPPER([.U$2])&amp;&quot;';&quot;" office:value-type="string" office:string-value="UPDATE Leaders SET VictoryCompetitiveness = 6 WHERE Type = 'LEADER_MONTEZUMA';" calcext:value-type="string">
            <text:p>UPDATE Leaders SET VictoryCompetitiveness = 6 WHERE Type = 'LEADER_MONTEZUMA';</text:p>
          </table:table-cell>
          <table:table-cell table:style-name="ce197" table:formula="of:=&quot;UPDATE Leaders SET &quot;&amp;[.$A4]&amp;&quot; = &quot;&amp;[.V4]&amp;&quot; WHERE Type = 'LEADER_&quot;&amp;UPPER([.V$2])&amp;&quot;';&quot;" office:value-type="string" office:string-value="UPDATE Leaders SET VictoryCompetitiveness = 6 WHERE Type = 'LEADER_THEODORA';" calcext:value-type="string">
            <text:p>UPDATE Leaders SET VictoryCompetitiveness = 6 WHERE Type = 'LEADER_THEODORA';</text:p>
          </table:table-cell>
          <table:table-cell table:style-name="ce197" table:formula="of:=&quot;UPDATE Leaders SET &quot;&amp;[.$A4]&amp;&quot; = &quot;&amp;[.W4]&amp;&quot; WHERE Type = 'LEADER_&quot;&amp;UPPER([.W$2])&amp;&quot;';&quot;" office:value-type="string" office:string-value="UPDATE Leaders SET VictoryCompetitiveness = 6 WHERE Type = 'LEADER_GAJAH_MADA';" calcext:value-type="string">
            <text:p>UPDATE Leaders SET VictoryCompetitiveness = 6 WHERE Type = 'LEADER_GAJAH_MADA';</text:p>
          </table:table-cell>
          <table:table-cell table:style-name="ce197" table:formula="of:=&quot;UPDATE Leaders SET &quot;&amp;[.$A4]&amp;&quot; = &quot;&amp;[.X4]&amp;&quot; WHERE Type = 'LEADER_&quot;&amp;UPPER([.X$2])&amp;&quot;';&quot;" office:value-type="string" office:string-value="UPDATE Leaders SET VictoryCompetitiveness = 6 WHERE Type = 'LEADER_CASIMIR';" calcext:value-type="string">
            <text:p>UPDATE Leaders SET VictoryCompetitiveness = 6 WHERE Type = 'LEADER_CASIMIR';</text:p>
          </table:table-cell>
          <table:table-cell table:style-name="ce197" table:formula="of:=&quot;UPDATE Leaders SET &quot;&amp;[.$A4]&amp;&quot; = &quot;&amp;[.Y4]&amp;&quot; WHERE Type = 'LEADER_&quot;&amp;UPPER([.Y$2])&amp;&quot;';&quot;" office:value-type="string" office:string-value="UPDATE Leaders SET VictoryCompetitiveness = 6 WHERE Type = 'LEADER_WU_ZETIAN';" calcext:value-type="string">
            <text:p>UPDATE Leaders SET VictoryCompetitiveness = 6 WHERE Type = 'LEADER_WU_ZETIAN';</text:p>
          </table:table-cell>
          <table:table-cell table:style-name="ce197" table:formula="of:=&quot;UPDATE Leaders SET &quot;&amp;[.$A4]&amp;&quot; = &quot;&amp;[.Z4]&amp;&quot; WHERE Type = 'LEADER_&quot;&amp;UPPER([.Z$2])&amp;&quot;';&quot;" office:value-type="string" office:string-value="UPDATE Leaders SET VictoryCompetitiveness = 4 WHERE Type = 'LEADER_DIPLOMAT';" calcext:value-type="string">
            <text:p>UPDATE Leaders SET VictoryCompetitiveness = 4 WHERE Type = 'LEADER_DIPLOMAT';</text:p>
          </table:table-cell>
          <table:table-cell table:style-name="ce197" table:formula="of:=&quot;UPDATE Leaders SET &quot;&amp;[.$A4]&amp;&quot; = &quot;&amp;[.AA4]&amp;&quot; WHERE Type = 'LEADER_&quot;&amp;UPPER([.AA$2])&amp;&quot;';&quot;" office:value-type="string" office:string-value="UPDATE Leaders SET VictoryCompetitiveness = 4 WHERE Type = 'LEADER_GANDHI';" calcext:value-type="string">
            <text:p>UPDATE Leaders SET VictoryCompetitiveness = 4 WHERE Type = 'LEADER_GANDHI';</text:p>
          </table:table-cell>
          <table:table-cell table:style-name="ce197" table:formula="of:=&quot;UPDATE Leaders SET &quot;&amp;[.$A4]&amp;&quot; = &quot;&amp;[.AB4]&amp;&quot; WHERE Type = 'LEADER_&quot;&amp;UPPER([.AB$2])&amp;&quot;';&quot;" office:value-type="string" office:string-value="UPDATE Leaders SET VictoryCompetitiveness = 4 WHERE Type = 'LEADER_SELASSIE';" calcext:value-type="string">
            <text:p>UPDATE Leaders SET VictoryCompetitiveness = 4 WHERE Type = 'LEADER_SELASSIE';</text:p>
          </table:table-cell>
          <table:table-cell table:style-name="ce197" table:formula="of:=&quot;UPDATE Leaders SET &quot;&amp;[.$A4]&amp;&quot; = &quot;&amp;[.AC4]&amp;&quot; WHERE Type = 'LEADER_&quot;&amp;UPPER([.AC$2])&amp;&quot;';&quot;" office:value-type="string" office:string-value="UPDATE Leaders SET VictoryCompetitiveness = 4 WHERE Type = 'LEADER_KAMEHAMEHA';" calcext:value-type="string">
            <text:p>UPDATE Leaders SET VictoryCompetitiveness = 4 WHERE Type = 'LEADER_KAMEHAMEHA';</text:p>
          </table:table-cell>
          <table:table-cell table:style-name="ce197" table:formula="of:=&quot;UPDATE Leaders SET &quot;&amp;[.$A4]&amp;&quot; = &quot;&amp;[.AD4]&amp;&quot; WHERE Type = 'LEADER_&quot;&amp;UPPER([.AD$2])&amp;&quot;';&quot;" office:value-type="string" office:string-value="UPDATE Leaders SET VictoryCompetitiveness = 4 WHERE Type = 'LEADER_MARIA_I';" calcext:value-type="string">
            <text:p>UPDATE Leaders SET VictoryCompetitiveness = 4 WHERE Type = 'LEADER_MARIA_I';</text:p>
          </table:table-cell>
          <table:table-cell table:style-name="ce197" table:formula="of:=&quot;UPDATE Leaders SET &quot;&amp;[.$A4]&amp;&quot; = &quot;&amp;[.AE4]&amp;&quot; WHERE Type = 'LEADER_&quot;&amp;UPPER([.AE$2])&amp;&quot;';&quot;" office:value-type="string" office:string-value="UPDATE Leaders SET VictoryCompetitiveness = 4 WHERE Type = 'LEADER_PACHACUTI';" calcext:value-type="string">
            <text:p>UPDATE Leaders SET VictoryCompetitiveness = 4 WHERE Type = 'LEADER_PACHACUTI';</text:p>
          </table:table-cell>
          <table:table-cell table:style-name="ce197" table:formula="of:=&quot;UPDATE Leaders SET &quot;&amp;[.$A4]&amp;&quot; = &quot;&amp;[.AF4]&amp;&quot; WHERE Type = 'LEADER_&quot;&amp;UPPER([.AF$2])&amp;&quot;';&quot;" office:value-type="string" office:string-value="UPDATE Leaders SET VictoryCompetitiveness = 4 WHERE Type = 'LEADER_RAMESSES';" calcext:value-type="string">
            <text:p>UPDATE Leaders SET VictoryCompetitiveness = 4 WHERE Type = 'LEADER_RAMESSES';</text:p>
          </table:table-cell>
          <table:table-cell table:style-name="ce197" table:formula="of:=&quot;UPDATE Leaders SET &quot;&amp;[.$A4]&amp;&quot; = &quot;&amp;[.AG4]&amp;&quot; WHERE Type = 'LEADER_&quot;&amp;UPPER([.AG$2])&amp;&quot;';&quot;" office:value-type="string" office:string-value="UPDATE Leaders SET VictoryCompetitiveness = 4 WHERE Type = 'LEADER_RAMKHAMHAENG';" calcext:value-type="string">
            <text:p>UPDATE Leaders SET VictoryCompetitiveness = 4 WHERE Type = 'LEADER_RAMKHAMHAENG';</text:p>
          </table:table-cell>
          <table:table-cell table:style-name="ce197" table:formula="of:=&quot;UPDATE Leaders SET &quot;&amp;[.$A4]&amp;&quot; = &quot;&amp;[.AH4]&amp;&quot; WHERE Type = 'LEADER_&quot;&amp;UPPER([.AH$2])&amp;&quot;';&quot;" office:value-type="string" office:string-value="UPDATE Leaders SET VictoryCompetitiveness = 4 WHERE Type = 'LEADER_PEDRO';" calcext:value-type="string">
            <text:p>UPDATE Leaders SET VictoryCompetitiveness = 4 WHERE Type = 'LEADER_PEDRO';</text:p>
          </table:table-cell>
          <table:table-cell table:style-name="ce197" table:formula="of:=&quot;UPDATE Leaders SET &quot;&amp;[.$A4]&amp;&quot; = &quot;&amp;[.AI4]&amp;&quot; WHERE Type = 'LEADER_&quot;&amp;UPPER([.AI$2])&amp;&quot;';&quot;" office:value-type="string" office:string-value="UPDATE Leaders SET VictoryCompetitiveness = 4 WHERE Type = 'LEADER_AHMAD_ALMANSUR';" calcext:value-type="string">
            <text:p>UPDATE Leaders SET VictoryCompetitiveness = 4 WHERE Type = 'LEADER_AHMAD_ALMANSUR';</text:p>
          </table:table-cell>
          <table:table-cell table:style-name="ce197" table:formula="of:=&quot;UPDATE Leaders SET &quot;&amp;[.$A4]&amp;&quot; = &quot;&amp;[.AJ4]&amp;&quot; WHERE Type = 'LEADER_&quot;&amp;UPPER([.AJ$2])&amp;&quot;';&quot;" office:value-type="string" office:string-value="UPDATE Leaders SET VictoryCompetitiveness = 4 WHERE Type = 'LEADER_SEJONG';" calcext:value-type="string">
            <text:p>UPDATE Leaders SET VictoryCompetitiveness = 4 WHERE Type = 'LEADER_SEJONG';</text:p>
          </table:table-cell>
          <table:table-cell table:style-name="ce197" table:formula="of:=&quot;UPDATE Leaders SET &quot;&amp;[.$A4]&amp;&quot; = &quot;&amp;[.AK4]&amp;&quot; WHERE Type = 'LEADER_&quot;&amp;UPPER([.AK$2])&amp;&quot;';&quot;" office:value-type="string" office:string-value="UPDATE Leaders SET VictoryCompetitiveness = 5 WHERE Type = 'LEADER_EXPANSIONIST';" calcext:value-type="string">
            <text:p>UPDATE Leaders SET VictoryCompetitiveness = 5 WHERE Type = 'LEADER_EXPANSIONIST';</text:p>
          </table:table-cell>
          <table:table-cell table:style-name="ce197" table:formula="of:=&quot;UPDATE Leaders SET &quot;&amp;[.$A4]&amp;&quot; = &quot;&amp;[.AL4]&amp;&quot; WHERE Type = 'LEADER_&quot;&amp;UPPER([.AL$2])&amp;&quot;';&quot;" office:value-type="string" office:string-value="UPDATE Leaders SET VictoryCompetitiveness = 5 WHERE Type = 'LEADER_BOUDICCA';" calcext:value-type="string">
            <text:p>UPDATE Leaders SET VictoryCompetitiveness = 5 WHERE Type = 'LEADER_BOUDICCA';</text:p>
          </table:table-cell>
          <table:table-cell table:style-name="ce197" table:formula="of:=&quot;UPDATE Leaders SET &quot;&amp;[.$A4]&amp;&quot; = &quot;&amp;[.AM4]&amp;&quot; WHERE Type = 'LEADER_&quot;&amp;UPPER([.AM$2])&amp;&quot;';&quot;" office:value-type="string" office:string-value="UPDATE Leaders SET VictoryCompetitiveness = 5 WHERE Type = 'LEADER_DARIUS';" calcext:value-type="string">
            <text:p>UPDATE Leaders SET VictoryCompetitiveness = 5 WHERE Type = 'LEADER_DARIUS';</text:p>
          </table:table-cell>
          <table:table-cell table:style-name="ce197" table:formula="of:=&quot;UPDATE Leaders SET &quot;&amp;[.$A4]&amp;&quot; = &quot;&amp;[.AN4]&amp;&quot; WHERE Type = 'LEADER_&quot;&amp;UPPER([.AN$2])&amp;&quot;';&quot;" office:value-type="string" office:string-value="UPDATE Leaders SET VictoryCompetitiveness = 5 WHERE Type = 'LEADER_DIDO';" calcext:value-type="string">
            <text:p>UPDATE Leaders SET VictoryCompetitiveness = 5 WHERE Type = 'LEADER_DIDO';</text:p>
          </table:table-cell>
          <table:table-cell table:style-name="ce197" table:formula="of:=&quot;UPDATE Leaders SET &quot;&amp;[.$A4]&amp;&quot; = &quot;&amp;[.AO4]&amp;&quot; WHERE Type = 'LEADER_&quot;&amp;UPPER([.AO$2])&amp;&quot;';&quot;" office:value-type="string" office:string-value="UPDATE Leaders SET VictoryCompetitiveness = 5 WHERE Type = 'LEADER_HARUN_AL_RASHID';" calcext:value-type="string">
            <text:p>UPDATE Leaders SET VictoryCompetitiveness = 5 WHERE Type = 'LEADER_HARUN_AL_RASHID';</text:p>
          </table:table-cell>
          <table:table-cell table:style-name="ce197" table:formula="of:=&quot;UPDATE Leaders SET &quot;&amp;[.$A4]&amp;&quot; = &quot;&amp;[.AP4]&amp;&quot; WHERE Type = 'LEADER_&quot;&amp;UPPER([.AP$2])&amp;&quot;';&quot;" office:value-type="string" office:string-value="UPDATE Leaders SET VictoryCompetitiveness = 5 WHERE Type = 'LEADER_NEBUCHADNEZZAR';" calcext:value-type="string">
            <text:p>UPDATE Leaders SET VictoryCompetitiveness = 5 WHERE Type = 'LEADER_NEBUCHADNEZZAR';</text:p>
          </table:table-cell>
          <table:table-cell table:style-name="ce197" table:formula="of:=&quot;UPDATE Leaders SET &quot;&amp;[.$A4]&amp;&quot; = &quot;&amp;[.AQ4]&amp;&quot; WHERE Type = 'LEADER_&quot;&amp;UPPER([.AQ$2])&amp;&quot;';&quot;" office:value-type="string" office:string-value="UPDATE Leaders SET VictoryCompetitiveness = 5 WHERE Type = 'LEADER_PACAL';" calcext:value-type="string">
            <text:p>UPDATE Leaders SET VictoryCompetitiveness = 5 WHERE Type = 'LEADER_PACAL';</text:p>
          </table:table-cell>
          <table:table-cell table:style-name="ce197" table:formula="of:=&quot;UPDATE Leaders SET &quot;&amp;[.$A4]&amp;&quot; = &quot;&amp;[.AR4]&amp;&quot; WHERE Type = 'LEADER_&quot;&amp;UPPER([.AR$2])&amp;&quot;';&quot;" office:value-type="string" office:string-value="UPDATE Leaders SET VictoryCompetitiveness = 5 WHERE Type = 'LEADER_SULEIMAN';" calcext:value-type="string">
            <text:p>UPDATE Leaders SET VictoryCompetitiveness = 5 WHERE Type = 'LEADER_SULEIMAN';</text:p>
          </table:table-cell>
          <table:table-cell table:style-name="ce197" table:formula="of:=&quot;UPDATE Leaders SET &quot;&amp;[.$A4]&amp;&quot; = &quot;&amp;[.AS4]&amp;&quot; WHERE Type = 'LEADER_&quot;&amp;UPPER([.AS$2])&amp;&quot;';&quot;" office:value-type="string" office:string-value="UPDATE Leaders SET VictoryCompetitiveness = 5 WHERE Type = 'LEADER_WASHINGTON';" calcext:value-type="string">
            <text:p>UPDATE Leaders SET VictoryCompetitiveness = 5 WHERE Type = 'LEADER_WASHINGTON';</text:p>
          </table:table-cell>
          <table:table-cell table:style-name="ce197" table:formula="of:=&quot;UPDATE Leaders SET &quot;&amp;[.$A4]&amp;&quot; = &quot;&amp;[.AT4]&amp;&quot; WHERE Type = 'LEADER_&quot;&amp;UPPER([.AT$2])&amp;&quot;';&quot;" office:value-type="string" office:string-value="UPDATE Leaders SET VictoryCompetitiveness = 5 WHERE Type = 'LEADER_MARIA';" calcext:value-type="string">
            <text:p>UPDATE Leaders SET VictoryCompetitiveness = 5 WHERE Type = 'LEADER_MARIA';</text:p>
          </table:table-cell>
          <table:table-cell table:style-name="ce197" table:formula="of:=&quot;UPDATE Leaders SET &quot;&amp;[.$A4]&amp;&quot; = &quot;&amp;[.AU4]&amp;&quot; WHERE Type = 'LEADER_&quot;&amp;UPPER([.AU$2])&amp;&quot;';&quot;" office:value-type="string" office:string-value="UPDATE Leaders SET VictoryCompetitiveness = 5 WHERE Type = 'LEADER_POCATELLO';" calcext:value-type="string">
            <text:p>UPDATE Leaders SET VictoryCompetitiveness = 5 WHERE Type = 'LEADER_POCATELLO';</text:p>
          </table:table-cell>
          <table:table-cell table:style-name="ce197" table:formula="of:=&quot;UPDATE Leaders SET &quot;&amp;[.$A4]&amp;&quot; = &quot;&amp;[.AV4]&amp;&quot; WHERE Type = 'LEADER_&quot;&amp;UPPER([.AV$2])&amp;&quot;';&quot;" office:value-type="string" office:string-value="UPDATE Leaders SET VictoryCompetitiveness = 5 WHERE Type = 'LEADER_WILLIAM';" calcext:value-type="string">
            <text:p>UPDATE Leaders SET VictoryCompetitiveness = 5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5]&amp;&quot; = &quot;&amp;[.C5]&amp;&quot; WHERE Type = 'LEADER_&quot;&amp;UPPER([.C$2])&amp;&quot;';&quot;" office:value-type="string" office:string-value="UPDATE Leaders SET WonderCompetitiveness = 2 WHERE Type = 'LEADER_ASHURBANIPAL';" calcext:value-type="string">
            <text:p>UPDATE Leaders SET WonderCompetitiveness = 2 WHERE Type = 'LEADER_ASHURBANIPAL';</text:p>
          </table:table-cell>
          <table:table-cell table:style-name="ce197" table:formula="of:=&quot;UPDATE Leaders SET &quot;&amp;[.$A5]&amp;&quot; = &quot;&amp;[.D5]&amp;&quot; WHERE Type = 'LEADER_&quot;&amp;UPPER([.D$2])&amp;&quot;';&quot;" office:value-type="string" office:string-value="UPDATE Leaders SET WonderCompetitiveness = 2 WHERE Type = 'LEADER_ASKIA';" calcext:value-type="string">
            <text:p>UPDATE Leaders SET WonderCompetitiveness = 2 WHERE Type = 'LEADER_ASKIA';</text:p>
          </table:table-cell>
          <table:table-cell table:style-name="ce197" table:formula="of:=&quot;UPDATE Leaders SET &quot;&amp;[.$A5]&amp;&quot; = &quot;&amp;[.E5]&amp;&quot; WHERE Type = 'LEADER_&quot;&amp;UPPER([.E$2])&amp;&quot;';&quot;" office:value-type="string" office:string-value="UPDATE Leaders SET WonderCompetitiveness = 2 WHERE Type = 'LEADER_ATTILA';" calcext:value-type="string">
            <text:p>UPDATE Leaders SET WonderCompetitiveness = 2 WHERE Type = 'LEADER_ATTILA';</text:p>
          </table:table-cell>
          <table:table-cell table:style-name="ce197" table:formula="of:=&quot;UPDATE Leaders SET &quot;&amp;[.$A5]&amp;&quot; = &quot;&amp;[.F5]&amp;&quot; WHERE Type = 'LEADER_&quot;&amp;UPPER([.F$2])&amp;&quot;';&quot;" office:value-type="string" office:string-value="UPDATE Leaders SET WonderCompetitiveness = 2 WHERE Type = 'LEADER_AUGUSTUS';" calcext:value-type="string">
            <text:p>UPDATE Leaders SET WonderCompetitiveness = 2 WHERE Type = 'LEADER_AUGUSTUS';</text:p>
          </table:table-cell>
          <table:table-cell table:style-name="ce197" table:formula="of:=&quot;UPDATE Leaders SET &quot;&amp;[.$A5]&amp;&quot; = &quot;&amp;[.G5]&amp;&quot; WHERE Type = 'LEADER_&quot;&amp;UPPER([.G$2])&amp;&quot;';&quot;" office:value-type="string" office:string-value="UPDATE Leaders SET WonderCompetitiveness = 2 WHERE Type = 'LEADER_GENGHIS_KHAN';" calcext:value-type="string">
            <text:p>UPDATE Leaders SET WonderCompetitiveness = 2 WHERE Type = 'LEADER_GENGHIS_KHAN';</text:p>
          </table:table-cell>
          <table:table-cell table:style-name="ce197" table:formula="of:=&quot;UPDATE Leaders SET &quot;&amp;[.$A5]&amp;&quot; = &quot;&amp;[.H5]&amp;&quot; WHERE Type = 'LEADER_&quot;&amp;UPPER([.H$2])&amp;&quot;';&quot;" office:value-type="string" office:string-value="UPDATE Leaders SET WonderCompetitiveness = 2 WHERE Type = 'LEADER_HARALD';" calcext:value-type="string">
            <text:p>UPDATE Leaders SET WonderCompetitiveness = 2 WHERE Type = 'LEADER_HARALD';</text:p>
          </table:table-cell>
          <table:table-cell table:style-name="ce197" table:formula="of:=&quot;UPDATE Leaders SET &quot;&amp;[.$A5]&amp;&quot; = &quot;&amp;[.I5]&amp;&quot; WHERE Type = 'LEADER_&quot;&amp;UPPER([.I$2])&amp;&quot;';&quot;" office:value-type="string" office:string-value="UPDATE Leaders SET WonderCompetitiveness = 2 WHERE Type = 'LEADER_ISABELLA';" calcext:value-type="string">
            <text:p>UPDATE Leaders SET WonderCompetitiveness = 2 WHERE Type = 'LEADER_ISABELLA';</text:p>
          </table:table-cell>
          <table:table-cell table:style-name="ce197" table:formula="of:=&quot;UPDATE Leaders SET &quot;&amp;[.$A5]&amp;&quot; = &quot;&amp;[.J5]&amp;&quot; WHERE Type = 'LEADER_&quot;&amp;UPPER([.J$2])&amp;&quot;';&quot;" office:value-type="string" office:string-value="UPDATE Leaders SET WonderCompetitiveness = 2 WHERE Type = 'LEADER_NAPOLEON';" calcext:value-type="string">
            <text:p>UPDATE Leaders SET WonderCompetitiveness = 2 WHERE Type = 'LEADER_NAPOLEON';</text:p>
          </table:table-cell>
          <table:table-cell table:style-name="ce197" table:formula="of:=&quot;UPDATE Leaders SET &quot;&amp;[.$A5]&amp;&quot; = &quot;&amp;[.K5]&amp;&quot; WHERE Type = 'LEADER_&quot;&amp;UPPER([.K$2])&amp;&quot;';&quot;" office:value-type="string" office:string-value="UPDATE Leaders SET WonderCompetitiveness = 2 WHERE Type = 'LEADER_ODA_NOBUNAGA';" calcext:value-type="string">
            <text:p>UPDATE Leaders SET WonderCompetitiveness = 2 WHERE Type = 'LEADER_ODA_NOBUNAGA';</text:p>
          </table:table-cell>
          <table:table-cell table:style-name="ce197" table:formula="of:=&quot;UPDATE Leaders SET &quot;&amp;[.$A5]&amp;&quot; = &quot;&amp;[.L5]&amp;&quot; WHERE Type = 'LEADER_&quot;&amp;UPPER([.L$2])&amp;&quot;';&quot;" office:value-type="string" office:string-value="UPDATE Leaders SET WonderCompetitiveness = 2 WHERE Type = 'LEADER_ENRICO_DANDOLO';" calcext:value-type="string">
            <text:p>UPDATE Leaders SET WonderCompetitiveness = 2 WHERE Type = 'LEADER_ENRICO_DANDOLO';</text:p>
          </table:table-cell>
          <table:table-cell table:style-name="ce197" table:formula="of:=&quot;UPDATE Leaders SET &quot;&amp;[.$A5]&amp;&quot; = &quot;&amp;[.M5]&amp;&quot; WHERE Type = 'LEADER_&quot;&amp;UPPER([.M$2])&amp;&quot;';&quot;" office:value-type="string" office:string-value="UPDATE Leaders SET WonderCompetitiveness = 2 WHERE Type = 'LEADER_SHAKA';" calcext:value-type="string">
            <text:p>UPDATE Leaders SET WonderCompetitiveness = 2 WHERE Type = 'LEADER_SHAKA';</text:p>
          </table:table-cell>
          <table:table-cell table:style-name="ce197" table:formula="of:=&quot;UPDATE Leaders SET &quot;&amp;[.$A5]&amp;&quot; = &quot;&amp;[.N5]&amp;&quot; WHERE Type = 'LEADER_&quot;&amp;UPPER([.N$2])&amp;&quot;';&quot;" office:value-type="string" office:string-value="UPDATE Leaders SET WonderCompetitiveness = 2 WHERE Type = 'LEADER_COALITION';" calcext:value-type="string">
            <text:p>UPDATE Leaders SET WonderCompetitiveness = 2 WHERE Type = 'LEADER_COALITION';</text:p>
          </table:table-cell>
          <table:table-cell table:style-name="ce197" table:formula="of:=&quot;UPDATE Leaders SET &quot;&amp;[.$A5]&amp;&quot; = &quot;&amp;[.O5]&amp;&quot; WHERE Type = 'LEADER_&quot;&amp;UPPER([.O$2])&amp;&quot;';&quot;" office:value-type="string" office:string-value="UPDATE Leaders SET WonderCompetitiveness = 2 WHERE Type = 'LEADER_ALEXANDER';" calcext:value-type="string">
            <text:p>UPDATE Leaders SET WonderCompetitiveness = 2 WHERE Type = 'LEADER_ALEXANDER';</text:p>
          </table:table-cell>
          <table:table-cell table:style-name="ce197" table:formula="of:=&quot;UPDATE Leaders SET &quot;&amp;[.$A5]&amp;&quot; = &quot;&amp;[.P5]&amp;&quot; WHERE Type = 'LEADER_&quot;&amp;UPPER([.P$2])&amp;&quot;';&quot;" office:value-type="string" office:string-value="UPDATE Leaders SET WonderCompetitiveness = 2 WHERE Type = 'LEADER_BISMARCK';" calcext:value-type="string">
            <text:p>UPDATE Leaders SET WonderCompetitiveness = 2 WHERE Type = 'LEADER_BISMARCK';</text:p>
          </table:table-cell>
          <table:table-cell table:style-name="ce197" table:formula="of:=&quot;UPDATE Leaders SET &quot;&amp;[.$A5]&amp;&quot; = &quot;&amp;[.Q5]&amp;&quot; WHERE Type = 'LEADER_&quot;&amp;UPPER([.Q$2])&amp;&quot;';&quot;" office:value-type="string" office:string-value="UPDATE Leaders SET WonderCompetitiveness = 2 WHERE Type = 'LEADER_CATHERINE';" calcext:value-type="string">
            <text:p>UPDATE Leaders SET WonderCompetitiveness = 2 WHERE Type = 'LEADER_CATHERINE';</text:p>
          </table:table-cell>
          <table:table-cell table:style-name="ce197" table:formula="of:=&quot;UPDATE Leaders SET &quot;&amp;[.$A5]&amp;&quot; = &quot;&amp;[.R5]&amp;&quot; WHERE Type = 'LEADER_&quot;&amp;UPPER([.R$2])&amp;&quot;';&quot;" office:value-type="string" office:string-value="UPDATE Leaders SET WonderCompetitiveness = 2 WHERE Type = 'LEADER_ELIZABETH';" calcext:value-type="string">
            <text:p>UPDATE Leaders SET WonderCompetitiveness = 2 WHERE Type = 'LEADER_ELIZABETH';</text:p>
          </table:table-cell>
          <table:table-cell table:style-name="ce197" table:formula="of:=&quot;UPDATE Leaders SET &quot;&amp;[.$A5]&amp;&quot; = &quot;&amp;[.S5]&amp;&quot; WHERE Type = 'LEADER_&quot;&amp;UPPER([.S$2])&amp;&quot;';&quot;" office:value-type="string" office:string-value="UPDATE Leaders SET WonderCompetitiveness = 2 WHERE Type = 'LEADER_GUSTAVUS_ADOLPHUS';" calcext:value-type="string">
            <text:p>UPDATE Leaders SET WonderCompetitiveness = 2 WHERE Type = 'LEADER_GUSTAVUS_ADOLPHUS';</text:p>
          </table:table-cell>
          <table:table-cell table:style-name="ce197" table:formula="of:=&quot;UPDATE Leaders SET &quot;&amp;[.$A5]&amp;&quot; = &quot;&amp;[.T5]&amp;&quot; WHERE Type = 'LEADER_&quot;&amp;UPPER([.T$2])&amp;&quot;';&quot;" office:value-type="string" office:string-value="UPDATE Leaders SET WonderCompetitiveness = 2 WHERE Type = 'LEADER_HIAWATHA';" calcext:value-type="string">
            <text:p>UPDATE Leaders SET WonderCompetitiveness = 2 WHERE Type = 'LEADER_HIAWATHA';</text:p>
          </table:table-cell>
          <table:table-cell table:style-name="ce197" table:formula="of:=&quot;UPDATE Leaders SET &quot;&amp;[.$A5]&amp;&quot; = &quot;&amp;[.U5]&amp;&quot; WHERE Type = 'LEADER_&quot;&amp;UPPER([.U$2])&amp;&quot;';&quot;" office:value-type="string" office:string-value="UPDATE Leaders SET WonderCompetitiveness = 2 WHERE Type = 'LEADER_MONTEZUMA';" calcext:value-type="string">
            <text:p>UPDATE Leaders SET WonderCompetitiveness = 2 WHERE Type = 'LEADER_MONTEZUMA';</text:p>
          </table:table-cell>
          <table:table-cell table:style-name="ce197" table:formula="of:=&quot;UPDATE Leaders SET &quot;&amp;[.$A5]&amp;&quot; = &quot;&amp;[.V5]&amp;&quot; WHERE Type = 'LEADER_&quot;&amp;UPPER([.V$2])&amp;&quot;';&quot;" office:value-type="string" office:string-value="UPDATE Leaders SET WonderCompetitiveness = 2 WHERE Type = 'LEADER_THEODORA';" calcext:value-type="string">
            <text:p>UPDATE Leaders SET WonderCompetitiveness = 2 WHERE Type = 'LEADER_THEODORA';</text:p>
          </table:table-cell>
          <table:table-cell table:style-name="ce197" table:formula="of:=&quot;UPDATE Leaders SET &quot;&amp;[.$A5]&amp;&quot; = &quot;&amp;[.W5]&amp;&quot; WHERE Type = 'LEADER_&quot;&amp;UPPER([.W$2])&amp;&quot;';&quot;" office:value-type="string" office:string-value="UPDATE Leaders SET WonderCompetitiveness = 2 WHERE Type = 'LEADER_GAJAH_MADA';" calcext:value-type="string">
            <text:p>UPDATE Leaders SET WonderCompetitiveness = 2 WHERE Type = 'LEADER_GAJAH_MADA';</text:p>
          </table:table-cell>
          <table:table-cell table:style-name="ce197" table:formula="of:=&quot;UPDATE Leaders SET &quot;&amp;[.$A5]&amp;&quot; = &quot;&amp;[.X5]&amp;&quot; WHERE Type = 'LEADER_&quot;&amp;UPPER([.X$2])&amp;&quot;';&quot;" office:value-type="string" office:string-value="UPDATE Leaders SET WonderCompetitiveness = 2 WHERE Type = 'LEADER_CASIMIR';" calcext:value-type="string">
            <text:p>UPDATE Leaders SET WonderCompetitiveness = 2 WHERE Type = 'LEADER_CASIMIR';</text:p>
          </table:table-cell>
          <table:table-cell table:style-name="ce197" table:formula="of:=&quot;UPDATE Leaders SET &quot;&amp;[.$A5]&amp;&quot; = &quot;&amp;[.Y5]&amp;&quot; WHERE Type = 'LEADER_&quot;&amp;UPPER([.Y$2])&amp;&quot;';&quot;" office:value-type="string" office:string-value="UPDATE Leaders SET WonderCompetitiveness = 2 WHERE Type = 'LEADER_WU_ZETIAN';" calcext:value-type="string">
            <text:p>UPDATE Leaders SET WonderCompetitiveness = 2 WHERE Type = 'LEADER_WU_ZETIAN';</text:p>
          </table:table-cell>
          <table:table-cell table:style-name="ce197" table:formula="of:=&quot;UPDATE Leaders SET &quot;&amp;[.$A5]&amp;&quot; = &quot;&amp;[.Z5]&amp;&quot; WHERE Type = 'LEADER_&quot;&amp;UPPER([.Z$2])&amp;&quot;';&quot;" office:value-type="string" office:string-value="UPDATE Leaders SET WonderCompetitiveness = 5 WHERE Type = 'LEADER_DIPLOMAT';" calcext:value-type="string">
            <text:p>UPDATE Leaders SET WonderCompetitiveness = 5 WHERE Type = 'LEADER_DIPLOMAT';</text:p>
          </table:table-cell>
          <table:table-cell table:style-name="ce197" table:formula="of:=&quot;UPDATE Leaders SET &quot;&amp;[.$A5]&amp;&quot; = &quot;&amp;[.AA5]&amp;&quot; WHERE Type = 'LEADER_&quot;&amp;UPPER([.AA$2])&amp;&quot;';&quot;" office:value-type="string" office:string-value="UPDATE Leaders SET WonderCompetitiveness = 5 WHERE Type = 'LEADER_GANDHI';" calcext:value-type="string">
            <text:p>UPDATE Leaders SET WonderCompetitiveness = 5 WHERE Type = 'LEADER_GANDHI';</text:p>
          </table:table-cell>
          <table:table-cell table:style-name="ce197" table:formula="of:=&quot;UPDATE Leaders SET &quot;&amp;[.$A5]&amp;&quot; = &quot;&amp;[.AB5]&amp;&quot; WHERE Type = 'LEADER_&quot;&amp;UPPER([.AB$2])&amp;&quot;';&quot;" office:value-type="string" office:string-value="UPDATE Leaders SET WonderCompetitiveness = 5 WHERE Type = 'LEADER_SELASSIE';" calcext:value-type="string">
            <text:p>UPDATE Leaders SET WonderCompetitiveness = 5 WHERE Type = 'LEADER_SELASSIE';</text:p>
          </table:table-cell>
          <table:table-cell table:style-name="ce197" table:formula="of:=&quot;UPDATE Leaders SET &quot;&amp;[.$A5]&amp;&quot; = &quot;&amp;[.AC5]&amp;&quot; WHERE Type = 'LEADER_&quot;&amp;UPPER([.AC$2])&amp;&quot;';&quot;" office:value-type="string" office:string-value="UPDATE Leaders SET WonderCompetitiveness = 5 WHERE Type = 'LEADER_KAMEHAMEHA';" calcext:value-type="string">
            <text:p>UPDATE Leaders SET WonderCompetitiveness = 5 WHERE Type = 'LEADER_KAMEHAMEHA';</text:p>
          </table:table-cell>
          <table:table-cell table:style-name="ce197" table:formula="of:=&quot;UPDATE Leaders SET &quot;&amp;[.$A5]&amp;&quot; = &quot;&amp;[.AD5]&amp;&quot; WHERE Type = 'LEADER_&quot;&amp;UPPER([.AD$2])&amp;&quot;';&quot;" office:value-type="string" office:string-value="UPDATE Leaders SET WonderCompetitiveness = 5 WHERE Type = 'LEADER_MARIA_I';" calcext:value-type="string">
            <text:p>UPDATE Leaders SET WonderCompetitiveness = 5 WHERE Type = 'LEADER_MARIA_I';</text:p>
          </table:table-cell>
          <table:table-cell table:style-name="ce197" table:formula="of:=&quot;UPDATE Leaders SET &quot;&amp;[.$A5]&amp;&quot; = &quot;&amp;[.AE5]&amp;&quot; WHERE Type = 'LEADER_&quot;&amp;UPPER([.AE$2])&amp;&quot;';&quot;" office:value-type="string" office:string-value="UPDATE Leaders SET WonderCompetitiveness = 5 WHERE Type = 'LEADER_PACHACUTI';" calcext:value-type="string">
            <text:p>UPDATE Leaders SET WonderCompetitiveness = 5 WHERE Type = 'LEADER_PACHACUTI';</text:p>
          </table:table-cell>
          <table:table-cell table:style-name="ce197" table:formula="of:=&quot;UPDATE Leaders SET &quot;&amp;[.$A5]&amp;&quot; = &quot;&amp;[.AF5]&amp;&quot; WHERE Type = 'LEADER_&quot;&amp;UPPER([.AF$2])&amp;&quot;';&quot;" office:value-type="string" office:string-value="UPDATE Leaders SET WonderCompetitiveness = 8 WHERE Type = 'LEADER_RAMESSES';" calcext:value-type="string">
            <text:p>UPDATE Leaders SET WonderCompetitiveness = 8 WHERE Type = 'LEADER_RAMESSES';</text:p>
          </table:table-cell>
          <table:table-cell table:style-name="ce197" table:formula="of:=&quot;UPDATE Leaders SET &quot;&amp;[.$A5]&amp;&quot; = &quot;&amp;[.AG5]&amp;&quot; WHERE Type = 'LEADER_&quot;&amp;UPPER([.AG$2])&amp;&quot;';&quot;" office:value-type="string" office:string-value="UPDATE Leaders SET WonderCompetitiveness = 5 WHERE Type = 'LEADER_RAMKHAMHAENG';" calcext:value-type="string">
            <text:p>UPDATE Leaders SET WonderCompetitiveness = 5 WHERE Type = 'LEADER_RAMKHAMHAENG';</text:p>
          </table:table-cell>
          <table:table-cell table:style-name="ce197" table:formula="of:=&quot;UPDATE Leaders SET &quot;&amp;[.$A5]&amp;&quot; = &quot;&amp;[.AH5]&amp;&quot; WHERE Type = 'LEADER_&quot;&amp;UPPER([.AH$2])&amp;&quot;';&quot;" office:value-type="string" office:string-value="UPDATE Leaders SET WonderCompetitiveness = 5 WHERE Type = 'LEADER_PEDRO';" calcext:value-type="string">
            <text:p>UPDATE Leaders SET WonderCompetitiveness = 5 WHERE Type = 'LEADER_PEDRO';</text:p>
          </table:table-cell>
          <table:table-cell table:style-name="ce197" table:formula="of:=&quot;UPDATE Leaders SET &quot;&amp;[.$A5]&amp;&quot; = &quot;&amp;[.AI5]&amp;&quot; WHERE Type = 'LEADER_&quot;&amp;UPPER([.AI$2])&amp;&quot;';&quot;" office:value-type="string" office:string-value="UPDATE Leaders SET WonderCompetitiveness = 5 WHERE Type = 'LEADER_AHMAD_ALMANSUR';" calcext:value-type="string">
            <text:p>UPDATE Leaders SET WonderCompetitiveness = 5 WHERE Type = 'LEADER_AHMAD_ALMANSUR';</text:p>
          </table:table-cell>
          <table:table-cell table:style-name="ce197" table:formula="of:=&quot;UPDATE Leaders SET &quot;&amp;[.$A5]&amp;&quot; = &quot;&amp;[.AJ5]&amp;&quot; WHERE Type = 'LEADER_&quot;&amp;UPPER([.AJ$2])&amp;&quot;';&quot;" office:value-type="string" office:string-value="UPDATE Leaders SET WonderCompetitiveness = 5 WHERE Type = 'LEADER_SEJONG';" calcext:value-type="string">
            <text:p>UPDATE Leaders SET WonderCompetitiveness = 5 WHERE Type = 'LEADER_SEJONG';</text:p>
          </table:table-cell>
          <table:table-cell table:style-name="ce197" table:formula="of:=&quot;UPDATE Leaders SET &quot;&amp;[.$A5]&amp;&quot; = &quot;&amp;[.AK5]&amp;&quot; WHERE Type = 'LEADER_&quot;&amp;UPPER([.AK$2])&amp;&quot;';&quot;" office:value-type="string" office:string-value="UPDATE Leaders SET WonderCompetitiveness = 5 WHERE Type = 'LEADER_EXPANSIONIST';" calcext:value-type="string">
            <text:p>UPDATE Leaders SET WonderCompetitiveness = 5 WHERE Type = 'LEADER_EXPANSIONIST';</text:p>
          </table:table-cell>
          <table:table-cell table:style-name="ce197" table:formula="of:=&quot;UPDATE Leaders SET &quot;&amp;[.$A5]&amp;&quot; = &quot;&amp;[.AL5]&amp;&quot; WHERE Type = 'LEADER_&quot;&amp;UPPER([.AL$2])&amp;&quot;';&quot;" office:value-type="string" office:string-value="UPDATE Leaders SET WonderCompetitiveness = 5 WHERE Type = 'LEADER_BOUDICCA';" calcext:value-type="string">
            <text:p>UPDATE Leaders SET WonderCompetitiveness = 5 WHERE Type = 'LEADER_BOUDICCA';</text:p>
          </table:table-cell>
          <table:table-cell table:style-name="ce197" table:formula="of:=&quot;UPDATE Leaders SET &quot;&amp;[.$A5]&amp;&quot; = &quot;&amp;[.AM5]&amp;&quot; WHERE Type = 'LEADER_&quot;&amp;UPPER([.AM$2])&amp;&quot;';&quot;" office:value-type="string" office:string-value="UPDATE Leaders SET WonderCompetitiveness = 5 WHERE Type = 'LEADER_DARIUS';" calcext:value-type="string">
            <text:p>UPDATE Leaders SET WonderCompetitiveness = 5 WHERE Type = 'LEADER_DARIUS';</text:p>
          </table:table-cell>
          <table:table-cell table:style-name="ce197" table:formula="of:=&quot;UPDATE Leaders SET &quot;&amp;[.$A5]&amp;&quot; = &quot;&amp;[.AN5]&amp;&quot; WHERE Type = 'LEADER_&quot;&amp;UPPER([.AN$2])&amp;&quot;';&quot;" office:value-type="string" office:string-value="UPDATE Leaders SET WonderCompetitiveness = 5 WHERE Type = 'LEADER_DIDO';" calcext:value-type="string">
            <text:p>UPDATE Leaders SET WonderCompetitiveness = 5 WHERE Type = 'LEADER_DIDO';</text:p>
          </table:table-cell>
          <table:table-cell table:style-name="ce197" table:formula="of:=&quot;UPDATE Leaders SET &quot;&amp;[.$A5]&amp;&quot; = &quot;&amp;[.AO5]&amp;&quot; WHERE Type = 'LEADER_&quot;&amp;UPPER([.AO$2])&amp;&quot;';&quot;" office:value-type="string" office:string-value="UPDATE Leaders SET WonderCompetitiveness = 5 WHERE Type = 'LEADER_HARUN_AL_RASHID';" calcext:value-type="string">
            <text:p>UPDATE Leaders SET WonderCompetitiveness = 5 WHERE Type = 'LEADER_HARUN_AL_RASHID';</text:p>
          </table:table-cell>
          <table:table-cell table:style-name="ce197" table:formula="of:=&quot;UPDATE Leaders SET &quot;&amp;[.$A5]&amp;&quot; = &quot;&amp;[.AP5]&amp;&quot; WHERE Type = 'LEADER_&quot;&amp;UPPER([.AP$2])&amp;&quot;';&quot;" office:value-type="string" office:string-value="UPDATE Leaders SET WonderCompetitiveness = 5 WHERE Type = 'LEADER_NEBUCHADNEZZAR';" calcext:value-type="string">
            <text:p>UPDATE Leaders SET WonderCompetitiveness = 5 WHERE Type = 'LEADER_NEBUCHADNEZZAR';</text:p>
          </table:table-cell>
          <table:table-cell table:style-name="ce197" table:formula="of:=&quot;UPDATE Leaders SET &quot;&amp;[.$A5]&amp;&quot; = &quot;&amp;[.AQ5]&amp;&quot; WHERE Type = 'LEADER_&quot;&amp;UPPER([.AQ$2])&amp;&quot;';&quot;" office:value-type="string" office:string-value="UPDATE Leaders SET WonderCompetitiveness = 5 WHERE Type = 'LEADER_PACAL';" calcext:value-type="string">
            <text:p>UPDATE Leaders SET WonderCompetitiveness = 5 WHERE Type = 'LEADER_PACAL';</text:p>
          </table:table-cell>
          <table:table-cell table:style-name="ce197" table:formula="of:=&quot;UPDATE Leaders SET &quot;&amp;[.$A5]&amp;&quot; = &quot;&amp;[.AR5]&amp;&quot; WHERE Type = 'LEADER_&quot;&amp;UPPER([.AR$2])&amp;&quot;';&quot;" office:value-type="string" office:string-value="UPDATE Leaders SET WonderCompetitiveness = 5 WHERE Type = 'LEADER_SULEIMAN';" calcext:value-type="string">
            <text:p>UPDATE Leaders SET WonderCompetitiveness = 5 WHERE Type = 'LEADER_SULEIMAN';</text:p>
          </table:table-cell>
          <table:table-cell table:style-name="ce197" table:formula="of:=&quot;UPDATE Leaders SET &quot;&amp;[.$A5]&amp;&quot; = &quot;&amp;[.AS5]&amp;&quot; WHERE Type = 'LEADER_&quot;&amp;UPPER([.AS$2])&amp;&quot;';&quot;" office:value-type="string" office:string-value="UPDATE Leaders SET WonderCompetitiveness = 5 WHERE Type = 'LEADER_WASHINGTON';" calcext:value-type="string">
            <text:p>UPDATE Leaders SET WonderCompetitiveness = 5 WHERE Type = 'LEADER_WASHINGTON';</text:p>
          </table:table-cell>
          <table:table-cell table:style-name="ce197" table:formula="of:=&quot;UPDATE Leaders SET &quot;&amp;[.$A5]&amp;&quot; = &quot;&amp;[.AT5]&amp;&quot; WHERE Type = 'LEADER_&quot;&amp;UPPER([.AT$2])&amp;&quot;';&quot;" office:value-type="string" office:string-value="UPDATE Leaders SET WonderCompetitiveness = 5 WHERE Type = 'LEADER_MARIA';" calcext:value-type="string">
            <text:p>UPDATE Leaders SET WonderCompetitiveness = 5 WHERE Type = 'LEADER_MARIA';</text:p>
          </table:table-cell>
          <table:table-cell table:style-name="ce197" table:formula="of:=&quot;UPDATE Leaders SET &quot;&amp;[.$A5]&amp;&quot; = &quot;&amp;[.AU5]&amp;&quot; WHERE Type = 'LEADER_&quot;&amp;UPPER([.AU$2])&amp;&quot;';&quot;" office:value-type="string" office:string-value="UPDATE Leaders SET WonderCompetitiveness = 5 WHERE Type = 'LEADER_POCATELLO';" calcext:value-type="string">
            <text:p>UPDATE Leaders SET WonderCompetitiveness = 5 WHERE Type = 'LEADER_POCATELLO';</text:p>
          </table:table-cell>
          <table:table-cell table:style-name="ce197" table:formula="of:=&quot;UPDATE Leaders SET &quot;&amp;[.$A5]&amp;&quot; = &quot;&amp;[.AV5]&amp;&quot; WHERE Type = 'LEADER_&quot;&amp;UPPER([.AV$2])&amp;&quot;';&quot;" office:value-type="string" office:string-value="UPDATE Leaders SET WonderCompetitiveness = 5 WHERE Type = 'LEADER_WILLIAM';" calcext:value-type="string">
            <text:p>UPDATE Leaders SET WonderCompetitiveness = 5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6]&amp;&quot; = &quot;&amp;[.C6]&amp;&quot; WHERE Type = 'LEADER_&quot;&amp;UPPER([.C$2])&amp;&quot;';&quot;" office:value-type="string" office:string-value="UPDATE Leaders SET MinorCivCompetitiveness = 2 WHERE Type = 'LEADER_ASHURBANIPAL';" calcext:value-type="string">
            <text:p>UPDATE Leaders SET MinorCivCompetitiveness = 2 WHERE Type = 'LEADER_ASHURBANIPAL';</text:p>
          </table:table-cell>
          <table:table-cell table:style-name="ce197" table:formula="of:=&quot;UPDATE Leaders SET &quot;&amp;[.$A6]&amp;&quot; = &quot;&amp;[.D6]&amp;&quot; WHERE Type = 'LEADER_&quot;&amp;UPPER([.D$2])&amp;&quot;';&quot;" office:value-type="string" office:string-value="UPDATE Leaders SET MinorCivCompetitiveness = 2 WHERE Type = 'LEADER_ASKIA';" calcext:value-type="string">
            <text:p>UPDATE Leaders SET MinorCivCompetitiveness = 2 WHERE Type = 'LEADER_ASKIA';</text:p>
          </table:table-cell>
          <table:table-cell table:style-name="ce197" table:formula="of:=&quot;UPDATE Leaders SET &quot;&amp;[.$A6]&amp;&quot; = &quot;&amp;[.E6]&amp;&quot; WHERE Type = 'LEADER_&quot;&amp;UPPER([.E$2])&amp;&quot;';&quot;" office:value-type="string" office:string-value="UPDATE Leaders SET MinorCivCompetitiveness = 2 WHERE Type = 'LEADER_ATTILA';" calcext:value-type="string">
            <text:p>UPDATE Leaders SET MinorCivCompetitiveness = 2 WHERE Type = 'LEADER_ATTILA';</text:p>
          </table:table-cell>
          <table:table-cell table:style-name="ce197" table:formula="of:=&quot;UPDATE Leaders SET &quot;&amp;[.$A6]&amp;&quot; = &quot;&amp;[.F6]&amp;&quot; WHERE Type = 'LEADER_&quot;&amp;UPPER([.F$2])&amp;&quot;';&quot;" office:value-type="string" office:string-value="UPDATE Leaders SET MinorCivCompetitiveness = 2 WHERE Type = 'LEADER_AUGUSTUS';" calcext:value-type="string">
            <text:p>UPDATE Leaders SET MinorCivCompetitiveness = 2 WHERE Type = 'LEADER_AUGUSTUS';</text:p>
          </table:table-cell>
          <table:table-cell table:style-name="ce197" table:formula="of:=&quot;UPDATE Leaders SET &quot;&amp;[.$A6]&amp;&quot; = &quot;&amp;[.G6]&amp;&quot; WHERE Type = 'LEADER_&quot;&amp;UPPER([.G$2])&amp;&quot;';&quot;" office:value-type="string" office:string-value="UPDATE Leaders SET MinorCivCompetitiveness = 2 WHERE Type = 'LEADER_GENGHIS_KHAN';" calcext:value-type="string">
            <text:p>UPDATE Leaders SET MinorCivCompetitiveness = 2 WHERE Type = 'LEADER_GENGHIS_KHAN';</text:p>
          </table:table-cell>
          <table:table-cell table:style-name="ce197" table:formula="of:=&quot;UPDATE Leaders SET &quot;&amp;[.$A6]&amp;&quot; = &quot;&amp;[.H6]&amp;&quot; WHERE Type = 'LEADER_&quot;&amp;UPPER([.H$2])&amp;&quot;';&quot;" office:value-type="string" office:string-value="UPDATE Leaders SET MinorCivCompetitiveness = 2 WHERE Type = 'LEADER_HARALD';" calcext:value-type="string">
            <text:p>UPDATE Leaders SET MinorCivCompetitiveness = 2 WHERE Type = 'LEADER_HARALD';</text:p>
          </table:table-cell>
          <table:table-cell table:style-name="ce197" table:formula="of:=&quot;UPDATE Leaders SET &quot;&amp;[.$A6]&amp;&quot; = &quot;&amp;[.I6]&amp;&quot; WHERE Type = 'LEADER_&quot;&amp;UPPER([.I$2])&amp;&quot;';&quot;" office:value-type="string" office:string-value="UPDATE Leaders SET MinorCivCompetitiveness = 2 WHERE Type = 'LEADER_ISABELLA';" calcext:value-type="string">
            <text:p>UPDATE Leaders SET MinorCivCompetitiveness = 2 WHERE Type = 'LEADER_ISABELLA';</text:p>
          </table:table-cell>
          <table:table-cell table:style-name="ce197" table:formula="of:=&quot;UPDATE Leaders SET &quot;&amp;[.$A6]&amp;&quot; = &quot;&amp;[.J6]&amp;&quot; WHERE Type = 'LEADER_&quot;&amp;UPPER([.J$2])&amp;&quot;';&quot;" office:value-type="string" office:string-value="UPDATE Leaders SET MinorCivCompetitiveness = 2 WHERE Type = 'LEADER_NAPOLEON';" calcext:value-type="string">
            <text:p>UPDATE Leaders SET MinorCivCompetitiveness = 2 WHERE Type = 'LEADER_NAPOLEON';</text:p>
          </table:table-cell>
          <table:table-cell table:style-name="ce197" table:formula="of:=&quot;UPDATE Leaders SET &quot;&amp;[.$A6]&amp;&quot; = &quot;&amp;[.K6]&amp;&quot; WHERE Type = 'LEADER_&quot;&amp;UPPER([.K$2])&amp;&quot;';&quot;" office:value-type="string" office:string-value="UPDATE Leaders SET MinorCivCompetitiveness = 2 WHERE Type = 'LEADER_ODA_NOBUNAGA';" calcext:value-type="string">
            <text:p>UPDATE Leaders SET MinorCivCompetitiveness = 2 WHERE Type = 'LEADER_ODA_NOBUNAGA';</text:p>
          </table:table-cell>
          <table:table-cell table:style-name="ce197" table:formula="of:=&quot;UPDATE Leaders SET &quot;&amp;[.$A6]&amp;&quot; = &quot;&amp;[.L6]&amp;&quot; WHERE Type = 'LEADER_&quot;&amp;UPPER([.L$2])&amp;&quot;';&quot;" office:value-type="string" office:string-value="UPDATE Leaders SET MinorCivCompetitiveness = 2 WHERE Type = 'LEADER_ENRICO_DANDOLO';" calcext:value-type="string">
            <text:p>UPDATE Leaders SET MinorCivCompetitiveness = 2 WHERE Type = 'LEADER_ENRICO_DANDOLO';</text:p>
          </table:table-cell>
          <table:table-cell table:style-name="ce197" table:formula="of:=&quot;UPDATE Leaders SET &quot;&amp;[.$A6]&amp;&quot; = &quot;&amp;[.M6]&amp;&quot; WHERE Type = 'LEADER_&quot;&amp;UPPER([.M$2])&amp;&quot;';&quot;" office:value-type="string" office:string-value="UPDATE Leaders SET MinorCivCompetitiveness = 2 WHERE Type = 'LEADER_SHAKA';" calcext:value-type="string">
            <text:p>UPDATE Leaders SET MinorCivCompetitiveness = 2 WHERE Type = 'LEADER_SHAKA';</text:p>
          </table:table-cell>
          <table:table-cell table:style-name="ce197" table:formula="of:=&quot;UPDATE Leaders SET &quot;&amp;[.$A6]&amp;&quot; = &quot;&amp;[.N6]&amp;&quot; WHERE Type = 'LEADER_&quot;&amp;UPPER([.N$2])&amp;&quot;';&quot;" office:value-type="string" office:string-value="UPDATE Leaders SET MinorCivCompetitiveness = 6 WHERE Type = 'LEADER_COALITION';" calcext:value-type="string">
            <text:p>UPDATE Leaders SET MinorCivCompetitiveness = 6 WHERE Type = 'LEADER_COALITION';</text:p>
          </table:table-cell>
          <table:table-cell table:style-name="ce197" table:formula="of:=&quot;UPDATE Leaders SET &quot;&amp;[.$A6]&amp;&quot; = &quot;&amp;[.O6]&amp;&quot; WHERE Type = 'LEADER_&quot;&amp;UPPER([.O$2])&amp;&quot;';&quot;" office:value-type="string" office:string-value="UPDATE Leaders SET MinorCivCompetitiveness = 10 WHERE Type = 'LEADER_ALEXANDER';" calcext:value-type="string">
            <text:p>UPDATE Leaders SET MinorCivCompetitiveness = 10 WHERE Type = 'LEADER_ALEXANDER';</text:p>
          </table:table-cell>
          <table:table-cell table:style-name="ce197" table:formula="of:=&quot;UPDATE Leaders SET &quot;&amp;[.$A6]&amp;&quot; = &quot;&amp;[.P6]&amp;&quot; WHERE Type = 'LEADER_&quot;&amp;UPPER([.P$2])&amp;&quot;';&quot;" office:value-type="string" office:string-value="UPDATE Leaders SET MinorCivCompetitiveness = 6 WHERE Type = 'LEADER_BISMARCK';" calcext:value-type="string">
            <text:p>UPDATE Leaders SET MinorCivCompetitiveness = 6 WHERE Type = 'LEADER_BISMARCK';</text:p>
          </table:table-cell>
          <table:table-cell table:style-name="ce197" table:formula="of:=&quot;UPDATE Leaders SET &quot;&amp;[.$A6]&amp;&quot; = &quot;&amp;[.Q6]&amp;&quot; WHERE Type = 'LEADER_&quot;&amp;UPPER([.Q$2])&amp;&quot;';&quot;" office:value-type="string" office:string-value="UPDATE Leaders SET MinorCivCompetitiveness = 6 WHERE Type = 'LEADER_CATHERINE';" calcext:value-type="string">
            <text:p>UPDATE Leaders SET MinorCivCompetitiveness = 6 WHERE Type = 'LEADER_CATHERINE';</text:p>
          </table:table-cell>
          <table:table-cell table:style-name="ce197" table:formula="of:=&quot;UPDATE Leaders SET &quot;&amp;[.$A6]&amp;&quot; = &quot;&amp;[.R6]&amp;&quot; WHERE Type = 'LEADER_&quot;&amp;UPPER([.R$2])&amp;&quot;';&quot;" office:value-type="string" office:string-value="UPDATE Leaders SET MinorCivCompetitiveness = 6 WHERE Type = 'LEADER_ELIZABETH';" calcext:value-type="string">
            <text:p>UPDATE Leaders SET MinorCivCompetitiveness = 6 WHERE Type = 'LEADER_ELIZABETH';</text:p>
          </table:table-cell>
          <table:table-cell table:style-name="ce197" table:formula="of:=&quot;UPDATE Leaders SET &quot;&amp;[.$A6]&amp;&quot; = &quot;&amp;[.S6]&amp;&quot; WHERE Type = 'LEADER_&quot;&amp;UPPER([.S$2])&amp;&quot;';&quot;" office:value-type="string" office:string-value="UPDATE Leaders SET MinorCivCompetitiveness = 6 WHERE Type = 'LEADER_GUSTAVUS_ADOLPHUS';" calcext:value-type="string">
            <text:p>UPDATE Leaders SET MinorCivCompetitiveness = 6 WHERE Type = 'LEADER_GUSTAVUS_ADOLPHUS';</text:p>
          </table:table-cell>
          <table:table-cell table:style-name="ce197" table:formula="of:=&quot;UPDATE Leaders SET &quot;&amp;[.$A6]&amp;&quot; = &quot;&amp;[.T6]&amp;&quot; WHERE Type = 'LEADER_&quot;&amp;UPPER([.T$2])&amp;&quot;';&quot;" office:value-type="string" office:string-value="UPDATE Leaders SET MinorCivCompetitiveness = 6 WHERE Type = 'LEADER_HIAWATHA';" calcext:value-type="string">
            <text:p>UPDATE Leaders SET MinorCivCompetitiveness = 6 WHERE Type = 'LEADER_HIAWATHA';</text:p>
          </table:table-cell>
          <table:table-cell table:style-name="ce197" table:formula="of:=&quot;UPDATE Leaders SET &quot;&amp;[.$A6]&amp;&quot; = &quot;&amp;[.U6]&amp;&quot; WHERE Type = 'LEADER_&quot;&amp;UPPER([.U$2])&amp;&quot;';&quot;" office:value-type="string" office:string-value="UPDATE Leaders SET MinorCivCompetitiveness = 6 WHERE Type = 'LEADER_MONTEZUMA';" calcext:value-type="string">
            <text:p>UPDATE Leaders SET MinorCivCompetitiveness = 6 WHERE Type = 'LEADER_MONTEZUMA';</text:p>
          </table:table-cell>
          <table:table-cell table:style-name="ce197" table:formula="of:=&quot;UPDATE Leaders SET &quot;&amp;[.$A6]&amp;&quot; = &quot;&amp;[.V6]&amp;&quot; WHERE Type = 'LEADER_&quot;&amp;UPPER([.V$2])&amp;&quot;';&quot;" office:value-type="string" office:string-value="UPDATE Leaders SET MinorCivCompetitiveness = 6 WHERE Type = 'LEADER_THEODORA';" calcext:value-type="string">
            <text:p>UPDATE Leaders SET MinorCivCompetitiveness = 6 WHERE Type = 'LEADER_THEODORA';</text:p>
          </table:table-cell>
          <table:table-cell table:style-name="ce197" table:formula="of:=&quot;UPDATE Leaders SET &quot;&amp;[.$A6]&amp;&quot; = &quot;&amp;[.W6]&amp;&quot; WHERE Type = 'LEADER_&quot;&amp;UPPER([.W$2])&amp;&quot;';&quot;" office:value-type="string" office:string-value="UPDATE Leaders SET MinorCivCompetitiveness = 6 WHERE Type = 'LEADER_GAJAH_MADA';" calcext:value-type="string">
            <text:p>UPDATE Leaders SET MinorCivCompetitiveness = 6 WHERE Type = 'LEADER_GAJAH_MADA';</text:p>
          </table:table-cell>
          <table:table-cell table:style-name="ce197" table:formula="of:=&quot;UPDATE Leaders SET &quot;&amp;[.$A6]&amp;&quot; = &quot;&amp;[.X6]&amp;&quot; WHERE Type = 'LEADER_&quot;&amp;UPPER([.X$2])&amp;&quot;';&quot;" office:value-type="string" office:string-value="UPDATE Leaders SET MinorCivCompetitiveness = 6 WHERE Type = 'LEADER_CASIMIR';" calcext:value-type="string">
            <text:p>UPDATE Leaders SET MinorCivCompetitiveness = 6 WHERE Type = 'LEADER_CASIMIR';</text:p>
          </table:table-cell>
          <table:table-cell table:style-name="ce197" table:formula="of:=&quot;UPDATE Leaders SET &quot;&amp;[.$A6]&amp;&quot; = &quot;&amp;[.Y6]&amp;&quot; WHERE Type = 'LEADER_&quot;&amp;UPPER([.Y$2])&amp;&quot;';&quot;" office:value-type="string" office:string-value="UPDATE Leaders SET MinorCivCompetitiveness = 6 WHERE Type = 'LEADER_WU_ZETIAN';" calcext:value-type="string">
            <text:p>UPDATE Leaders SET MinorCivCompetitiveness = 6 WHERE Type = 'LEADER_WU_ZETIAN';</text:p>
          </table:table-cell>
          <table:table-cell table:style-name="ce197" table:formula="of:=&quot;UPDATE Leaders SET &quot;&amp;[.$A6]&amp;&quot; = &quot;&amp;[.Z6]&amp;&quot; WHERE Type = 'LEADER_&quot;&amp;UPPER([.Z$2])&amp;&quot;';&quot;" office:value-type="string" office:string-value="UPDATE Leaders SET MinorCivCompetitiveness = 6 WHERE Type = 'LEADER_DIPLOMAT';" calcext:value-type="string">
            <text:p>UPDATE Leaders SET MinorCivCompetitiveness = 6 WHERE Type = 'LEADER_DIPLOMAT';</text:p>
          </table:table-cell>
          <table:table-cell table:style-name="ce197" table:formula="of:=&quot;UPDATE Leaders SET &quot;&amp;[.$A6]&amp;&quot; = &quot;&amp;[.AA6]&amp;&quot; WHERE Type = 'LEADER_&quot;&amp;UPPER([.AA$2])&amp;&quot;';&quot;" office:value-type="string" office:string-value="UPDATE Leaders SET MinorCivCompetitiveness = 6 WHERE Type = 'LEADER_GANDHI';" calcext:value-type="string">
            <text:p>UPDATE Leaders SET MinorCivCompetitiveness = 6 WHERE Type = 'LEADER_GANDHI';</text:p>
          </table:table-cell>
          <table:table-cell table:style-name="ce197" table:formula="of:=&quot;UPDATE Leaders SET &quot;&amp;[.$A6]&amp;&quot; = &quot;&amp;[.AB6]&amp;&quot; WHERE Type = 'LEADER_&quot;&amp;UPPER([.AB$2])&amp;&quot;';&quot;" office:value-type="string" office:string-value="UPDATE Leaders SET MinorCivCompetitiveness = 6 WHERE Type = 'LEADER_SELASSIE';" calcext:value-type="string">
            <text:p>UPDATE Leaders SET MinorCivCompetitiveness = 6 WHERE Type = 'LEADER_SELASSIE';</text:p>
          </table:table-cell>
          <table:table-cell table:style-name="ce197" table:formula="of:=&quot;UPDATE Leaders SET &quot;&amp;[.$A6]&amp;&quot; = &quot;&amp;[.AC6]&amp;&quot; WHERE Type = 'LEADER_&quot;&amp;UPPER([.AC$2])&amp;&quot;';&quot;" office:value-type="string" office:string-value="UPDATE Leaders SET MinorCivCompetitiveness = 6 WHERE Type = 'LEADER_KAMEHAMEHA';" calcext:value-type="string">
            <text:p>UPDATE Leaders SET MinorCivCompetitiveness = 6 WHERE Type = 'LEADER_KAMEHAMEHA';</text:p>
          </table:table-cell>
          <table:table-cell table:style-name="ce197" table:formula="of:=&quot;UPDATE Leaders SET &quot;&amp;[.$A6]&amp;&quot; = &quot;&amp;[.AD6]&amp;&quot; WHERE Type = 'LEADER_&quot;&amp;UPPER([.AD$2])&amp;&quot;';&quot;" office:value-type="string" office:string-value="UPDATE Leaders SET MinorCivCompetitiveness = 6 WHERE Type = 'LEADER_MARIA_I';" calcext:value-type="string">
            <text:p>UPDATE Leaders SET MinorCivCompetitiveness = 6 WHERE Type = 'LEADER_MARIA_I';</text:p>
          </table:table-cell>
          <table:table-cell table:style-name="ce197" table:formula="of:=&quot;UPDATE Leaders SET &quot;&amp;[.$A6]&amp;&quot; = &quot;&amp;[.AE6]&amp;&quot; WHERE Type = 'LEADER_&quot;&amp;UPPER([.AE$2])&amp;&quot;';&quot;" office:value-type="string" office:string-value="UPDATE Leaders SET MinorCivCompetitiveness = 6 WHERE Type = 'LEADER_PACHACUTI';" calcext:value-type="string">
            <text:p>UPDATE Leaders SET MinorCivCompetitiveness = 6 WHERE Type = 'LEADER_PACHACUTI';</text:p>
          </table:table-cell>
          <table:table-cell table:style-name="ce197" table:formula="of:=&quot;UPDATE Leaders SET &quot;&amp;[.$A6]&amp;&quot; = &quot;&amp;[.AF6]&amp;&quot; WHERE Type = 'LEADER_&quot;&amp;UPPER([.AF$2])&amp;&quot;';&quot;" office:value-type="string" office:string-value="UPDATE Leaders SET MinorCivCompetitiveness = 6 WHERE Type = 'LEADER_RAMESSES';" calcext:value-type="string">
            <text:p>UPDATE Leaders SET MinorCivCompetitiveness = 6 WHERE Type = 'LEADER_RAMESSES';</text:p>
          </table:table-cell>
          <table:table-cell table:style-name="ce197" table:formula="of:=&quot;UPDATE Leaders SET &quot;&amp;[.$A6]&amp;&quot; = &quot;&amp;[.AG6]&amp;&quot; WHERE Type = 'LEADER_&quot;&amp;UPPER([.AG$2])&amp;&quot;';&quot;" office:value-type="string" office:string-value="UPDATE Leaders SET MinorCivCompetitiveness = 6 WHERE Type = 'LEADER_RAMKHAMHAENG';" calcext:value-type="string">
            <text:p>UPDATE Leaders SET MinorCivCompetitiveness = 6 WHERE Type = 'LEADER_RAMKHAMHAENG';</text:p>
          </table:table-cell>
          <table:table-cell table:style-name="ce197" table:formula="of:=&quot;UPDATE Leaders SET &quot;&amp;[.$A6]&amp;&quot; = &quot;&amp;[.AH6]&amp;&quot; WHERE Type = 'LEADER_&quot;&amp;UPPER([.AH$2])&amp;&quot;';&quot;" office:value-type="string" office:string-value="UPDATE Leaders SET MinorCivCompetitiveness = 6 WHERE Type = 'LEADER_PEDRO';" calcext:value-type="string">
            <text:p>UPDATE Leaders SET MinorCivCompetitiveness = 6 WHERE Type = 'LEADER_PEDRO';</text:p>
          </table:table-cell>
          <table:table-cell table:style-name="ce197" table:formula="of:=&quot;UPDATE Leaders SET &quot;&amp;[.$A6]&amp;&quot; = &quot;&amp;[.AI6]&amp;&quot; WHERE Type = 'LEADER_&quot;&amp;UPPER([.AI$2])&amp;&quot;';&quot;" office:value-type="string" office:string-value="UPDATE Leaders SET MinorCivCompetitiveness = 6 WHERE Type = 'LEADER_AHMAD_ALMANSUR';" calcext:value-type="string">
            <text:p>UPDATE Leaders SET MinorCivCompetitiveness = 6 WHERE Type = 'LEADER_AHMAD_ALMANSUR';</text:p>
          </table:table-cell>
          <table:table-cell table:style-name="ce197" table:formula="of:=&quot;UPDATE Leaders SET &quot;&amp;[.$A6]&amp;&quot; = &quot;&amp;[.AJ6]&amp;&quot; WHERE Type = 'LEADER_&quot;&amp;UPPER([.AJ$2])&amp;&quot;';&quot;" office:value-type="string" office:string-value="UPDATE Leaders SET MinorCivCompetitiveness = 6 WHERE Type = 'LEADER_SEJONG';" calcext:value-type="string">
            <text:p>UPDATE Leaders SET MinorCivCompetitiveness = 6 WHERE Type = 'LEADER_SEJONG';</text:p>
          </table:table-cell>
          <table:table-cell table:style-name="ce197" table:formula="of:=&quot;UPDATE Leaders SET &quot;&amp;[.$A6]&amp;&quot; = &quot;&amp;[.AK6]&amp;&quot; WHERE Type = 'LEADER_&quot;&amp;UPPER([.AK$2])&amp;&quot;';&quot;" office:value-type="string" office:string-value="UPDATE Leaders SET MinorCivCompetitiveness = 2 WHERE Type = 'LEADER_EXPANSIONIST';" calcext:value-type="string">
            <text:p>UPDATE Leaders SET MinorCivCompetitiveness = 2 WHERE Type = 'LEADER_EXPANSIONIST';</text:p>
          </table:table-cell>
          <table:table-cell table:style-name="ce197" table:formula="of:=&quot;UPDATE Leaders SET &quot;&amp;[.$A6]&amp;&quot; = &quot;&amp;[.AL6]&amp;&quot; WHERE Type = 'LEADER_&quot;&amp;UPPER([.AL$2])&amp;&quot;';&quot;" office:value-type="string" office:string-value="UPDATE Leaders SET MinorCivCompetitiveness = 2 WHERE Type = 'LEADER_BOUDICCA';" calcext:value-type="string">
            <text:p>UPDATE Leaders SET MinorCivCompetitiveness = 2 WHERE Type = 'LEADER_BOUDICCA';</text:p>
          </table:table-cell>
          <table:table-cell table:style-name="ce197" table:formula="of:=&quot;UPDATE Leaders SET &quot;&amp;[.$A6]&amp;&quot; = &quot;&amp;[.AM6]&amp;&quot; WHERE Type = 'LEADER_&quot;&amp;UPPER([.AM$2])&amp;&quot;';&quot;" office:value-type="string" office:string-value="UPDATE Leaders SET MinorCivCompetitiveness = 2 WHERE Type = 'LEADER_DARIUS';" calcext:value-type="string">
            <text:p>UPDATE Leaders SET MinorCivCompetitiveness = 2 WHERE Type = 'LEADER_DARIUS';</text:p>
          </table:table-cell>
          <table:table-cell table:style-name="ce197" table:formula="of:=&quot;UPDATE Leaders SET &quot;&amp;[.$A6]&amp;&quot; = &quot;&amp;[.AN6]&amp;&quot; WHERE Type = 'LEADER_&quot;&amp;UPPER([.AN$2])&amp;&quot;';&quot;" office:value-type="string" office:string-value="UPDATE Leaders SET MinorCivCompetitiveness = 2 WHERE Type = 'LEADER_DIDO';" calcext:value-type="string">
            <text:p>UPDATE Leaders SET MinorCivCompetitiveness = 2 WHERE Type = 'LEADER_DIDO';</text:p>
          </table:table-cell>
          <table:table-cell table:style-name="ce197" table:formula="of:=&quot;UPDATE Leaders SET &quot;&amp;[.$A6]&amp;&quot; = &quot;&amp;[.AO6]&amp;&quot; WHERE Type = 'LEADER_&quot;&amp;UPPER([.AO$2])&amp;&quot;';&quot;" office:value-type="string" office:string-value="UPDATE Leaders SET MinorCivCompetitiveness = 2 WHERE Type = 'LEADER_HARUN_AL_RASHID';" calcext:value-type="string">
            <text:p>UPDATE Leaders SET MinorCivCompetitiveness = 2 WHERE Type = 'LEADER_HARUN_AL_RASHID';</text:p>
          </table:table-cell>
          <table:table-cell table:style-name="ce197" table:formula="of:=&quot;UPDATE Leaders SET &quot;&amp;[.$A6]&amp;&quot; = &quot;&amp;[.AP6]&amp;&quot; WHERE Type = 'LEADER_&quot;&amp;UPPER([.AP$2])&amp;&quot;';&quot;" office:value-type="string" office:string-value="UPDATE Leaders SET MinorCivCompetitiveness = 2 WHERE Type = 'LEADER_NEBUCHADNEZZAR';" calcext:value-type="string">
            <text:p>UPDATE Leaders SET MinorCivCompetitiveness = 2 WHERE Type = 'LEADER_NEBUCHADNEZZAR';</text:p>
          </table:table-cell>
          <table:table-cell table:style-name="ce197" table:formula="of:=&quot;UPDATE Leaders SET &quot;&amp;[.$A6]&amp;&quot; = &quot;&amp;[.AQ6]&amp;&quot; WHERE Type = 'LEADER_&quot;&amp;UPPER([.AQ$2])&amp;&quot;';&quot;" office:value-type="string" office:string-value="UPDATE Leaders SET MinorCivCompetitiveness = 2 WHERE Type = 'LEADER_PACAL';" calcext:value-type="string">
            <text:p>UPDATE Leaders SET MinorCivCompetitiveness = 2 WHERE Type = 'LEADER_PACAL';</text:p>
          </table:table-cell>
          <table:table-cell table:style-name="ce197" table:formula="of:=&quot;UPDATE Leaders SET &quot;&amp;[.$A6]&amp;&quot; = &quot;&amp;[.AR6]&amp;&quot; WHERE Type = 'LEADER_&quot;&amp;UPPER([.AR$2])&amp;&quot;';&quot;" office:value-type="string" office:string-value="UPDATE Leaders SET MinorCivCompetitiveness = 2 WHERE Type = 'LEADER_SULEIMAN';" calcext:value-type="string">
            <text:p>UPDATE Leaders SET MinorCivCompetitiveness = 2 WHERE Type = 'LEADER_SULEIMAN';</text:p>
          </table:table-cell>
          <table:table-cell table:style-name="ce197" table:formula="of:=&quot;UPDATE Leaders SET &quot;&amp;[.$A6]&amp;&quot; = &quot;&amp;[.AS6]&amp;&quot; WHERE Type = 'LEADER_&quot;&amp;UPPER([.AS$2])&amp;&quot;';&quot;" office:value-type="string" office:string-value="UPDATE Leaders SET MinorCivCompetitiveness = 2 WHERE Type = 'LEADER_WASHINGTON';" calcext:value-type="string">
            <text:p>UPDATE Leaders SET MinorCivCompetitiveness = 2 WHERE Type = 'LEADER_WASHINGTON';</text:p>
          </table:table-cell>
          <table:table-cell table:style-name="ce197" table:formula="of:=&quot;UPDATE Leaders SET &quot;&amp;[.$A6]&amp;&quot; = &quot;&amp;[.AT6]&amp;&quot; WHERE Type = 'LEADER_&quot;&amp;UPPER([.AT$2])&amp;&quot;';&quot;" office:value-type="string" office:string-value="UPDATE Leaders SET MinorCivCompetitiveness = 2 WHERE Type = 'LEADER_MARIA';" calcext:value-type="string">
            <text:p>UPDATE Leaders SET MinorCivCompetitiveness = 2 WHERE Type = 'LEADER_MARIA';</text:p>
          </table:table-cell>
          <table:table-cell table:style-name="ce197" table:formula="of:=&quot;UPDATE Leaders SET &quot;&amp;[.$A6]&amp;&quot; = &quot;&amp;[.AU6]&amp;&quot; WHERE Type = 'LEADER_&quot;&amp;UPPER([.AU$2])&amp;&quot;';&quot;" office:value-type="string" office:string-value="UPDATE Leaders SET MinorCivCompetitiveness = 2 WHERE Type = 'LEADER_POCATELLO';" calcext:value-type="string">
            <text:p>UPDATE Leaders SET MinorCivCompetitiveness = 2 WHERE Type = 'LEADER_POCATELLO';</text:p>
          </table:table-cell>
          <table:table-cell table:style-name="ce197" table:formula="of:=&quot;UPDATE Leaders SET &quot;&amp;[.$A6]&amp;&quot; = &quot;&amp;[.AV6]&amp;&quot; WHERE Type = 'LEADER_&quot;&amp;UPPER([.AV$2])&amp;&quot;';&quot;" office:value-type="string" office:string-value="UPDATE Leaders SET MinorCivCompetitiveness = 2 WHERE Type = 'LEADER_WILLIAM';" calcext:value-type="string">
            <text:p>UPDATE Leaders SET MinorCivCompetitiveness = 2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7]&amp;&quot; = &quot;&amp;[.C7]&amp;&quot; WHERE Type = 'LEADER_&quot;&amp;UPPER([.C$2])&amp;&quot;';&quot;" office:value-type="string" office:string-value="UPDATE Leaders SET Boldness = 8 WHERE Type = 'LEADER_ASHURBANIPAL';" calcext:value-type="string">
            <text:p>UPDATE Leaders SET Boldness = 8 WHERE Type = 'LEADER_ASHURBANIPAL';</text:p>
          </table:table-cell>
          <table:table-cell table:style-name="ce197" table:formula="of:=&quot;UPDATE Leaders SET &quot;&amp;[.$A7]&amp;&quot; = &quot;&amp;[.D7]&amp;&quot; WHERE Type = 'LEADER_&quot;&amp;UPPER([.D$2])&amp;&quot;';&quot;" office:value-type="string" office:string-value="UPDATE Leaders SET Boldness = 8 WHERE Type = 'LEADER_ASKIA';" calcext:value-type="string">
            <text:p>UPDATE Leaders SET Boldness = 8 WHERE Type = 'LEADER_ASKIA';</text:p>
          </table:table-cell>
          <table:table-cell table:style-name="ce197" table:formula="of:=&quot;UPDATE Leaders SET &quot;&amp;[.$A7]&amp;&quot; = &quot;&amp;[.E7]&amp;&quot; WHERE Type = 'LEADER_&quot;&amp;UPPER([.E$2])&amp;&quot;';&quot;" office:value-type="string" office:string-value="UPDATE Leaders SET Boldness = 8 WHERE Type = 'LEADER_ATTILA';" calcext:value-type="string">
            <text:p>UPDATE Leaders SET Boldness = 8 WHERE Type = 'LEADER_ATTILA';</text:p>
          </table:table-cell>
          <table:table-cell table:style-name="ce197" table:formula="of:=&quot;UPDATE Leaders SET &quot;&amp;[.$A7]&amp;&quot; = &quot;&amp;[.F7]&amp;&quot; WHERE Type = 'LEADER_&quot;&amp;UPPER([.F$2])&amp;&quot;';&quot;" office:value-type="string" office:string-value="UPDATE Leaders SET Boldness = 8 WHERE Type = 'LEADER_AUGUSTUS';" calcext:value-type="string">
            <text:p>UPDATE Leaders SET Boldness = 8 WHERE Type = 'LEADER_AUGUSTUS';</text:p>
          </table:table-cell>
          <table:table-cell table:style-name="ce197" table:formula="of:=&quot;UPDATE Leaders SET &quot;&amp;[.$A7]&amp;&quot; = &quot;&amp;[.G7]&amp;&quot; WHERE Type = 'LEADER_&quot;&amp;UPPER([.G$2])&amp;&quot;';&quot;" office:value-type="string" office:string-value="UPDATE Leaders SET Boldness = 8 WHERE Type = 'LEADER_GENGHIS_KHAN';" calcext:value-type="string">
            <text:p>UPDATE Leaders SET Boldness = 8 WHERE Type = 'LEADER_GENGHIS_KHAN';</text:p>
          </table:table-cell>
          <table:table-cell table:style-name="ce197" table:formula="of:=&quot;UPDATE Leaders SET &quot;&amp;[.$A7]&amp;&quot; = &quot;&amp;[.H7]&amp;&quot; WHERE Type = 'LEADER_&quot;&amp;UPPER([.H$2])&amp;&quot;';&quot;" office:value-type="string" office:string-value="UPDATE Leaders SET Boldness = 8 WHERE Type = 'LEADER_HARALD';" calcext:value-type="string">
            <text:p>UPDATE Leaders SET Boldness = 8 WHERE Type = 'LEADER_HARALD';</text:p>
          </table:table-cell>
          <table:table-cell table:style-name="ce197" table:formula="of:=&quot;UPDATE Leaders SET &quot;&amp;[.$A7]&amp;&quot; = &quot;&amp;[.I7]&amp;&quot; WHERE Type = 'LEADER_&quot;&amp;UPPER([.I$2])&amp;&quot;';&quot;" office:value-type="string" office:string-value="UPDATE Leaders SET Boldness = 8 WHERE Type = 'LEADER_ISABELLA';" calcext:value-type="string">
            <text:p>UPDATE Leaders SET Boldness = 8 WHERE Type = 'LEADER_ISABELLA';</text:p>
          </table:table-cell>
          <table:table-cell table:style-name="ce197" table:formula="of:=&quot;UPDATE Leaders SET &quot;&amp;[.$A7]&amp;&quot; = &quot;&amp;[.J7]&amp;&quot; WHERE Type = 'LEADER_&quot;&amp;UPPER([.J$2])&amp;&quot;';&quot;" office:value-type="string" office:string-value="UPDATE Leaders SET Boldness = 8 WHERE Type = 'LEADER_NAPOLEON';" calcext:value-type="string">
            <text:p>UPDATE Leaders SET Boldness = 8 WHERE Type = 'LEADER_NAPOLEON';</text:p>
          </table:table-cell>
          <table:table-cell table:style-name="ce197" table:formula="of:=&quot;UPDATE Leaders SET &quot;&amp;[.$A7]&amp;&quot; = &quot;&amp;[.K7]&amp;&quot; WHERE Type = 'LEADER_&quot;&amp;UPPER([.K$2])&amp;&quot;';&quot;" office:value-type="string" office:string-value="UPDATE Leaders SET Boldness = 8 WHERE Type = 'LEADER_ODA_NOBUNAGA';" calcext:value-type="string">
            <text:p>UPDATE Leaders SET Boldness = 8 WHERE Type = 'LEADER_ODA_NOBUNAGA';</text:p>
          </table:table-cell>
          <table:table-cell table:style-name="ce197" table:formula="of:=&quot;UPDATE Leaders SET &quot;&amp;[.$A7]&amp;&quot; = &quot;&amp;[.L7]&amp;&quot; WHERE Type = 'LEADER_&quot;&amp;UPPER([.L$2])&amp;&quot;';&quot;" office:value-type="string" office:string-value="UPDATE Leaders SET Boldness = 8 WHERE Type = 'LEADER_ENRICO_DANDOLO';" calcext:value-type="string">
            <text:p>UPDATE Leaders SET Boldness = 8 WHERE Type = 'LEADER_ENRICO_DANDOLO';</text:p>
          </table:table-cell>
          <table:table-cell table:style-name="ce197" table:formula="of:=&quot;UPDATE Leaders SET &quot;&amp;[.$A7]&amp;&quot; = &quot;&amp;[.M7]&amp;&quot; WHERE Type = 'LEADER_&quot;&amp;UPPER([.M$2])&amp;&quot;';&quot;" office:value-type="string" office:string-value="UPDATE Leaders SET Boldness = 8 WHERE Type = 'LEADER_SHAKA';" calcext:value-type="string">
            <text:p>UPDATE Leaders SET Boldness = 8 WHERE Type = 'LEADER_SHAKA';</text:p>
          </table:table-cell>
          <table:table-cell table:style-name="ce197" table:formula="of:=&quot;UPDATE Leaders SET &quot;&amp;[.$A7]&amp;&quot; = &quot;&amp;[.N7]&amp;&quot; WHERE Type = 'LEADER_&quot;&amp;UPPER([.N$2])&amp;&quot;';&quot;" office:value-type="string" office:string-value="UPDATE Leaders SET Boldness = 8 WHERE Type = 'LEADER_COALITION';" calcext:value-type="string">
            <text:p>UPDATE Leaders SET Boldness = 8 WHERE Type = 'LEADER_COALITION';</text:p>
          </table:table-cell>
          <table:table-cell table:style-name="ce197" table:formula="of:=&quot;UPDATE Leaders SET &quot;&amp;[.$A7]&amp;&quot; = &quot;&amp;[.O7]&amp;&quot; WHERE Type = 'LEADER_&quot;&amp;UPPER([.O$2])&amp;&quot;';&quot;" office:value-type="string" office:string-value="UPDATE Leaders SET Boldness = 8 WHERE Type = 'LEADER_ALEXANDER';" calcext:value-type="string">
            <text:p>UPDATE Leaders SET Boldness = 8 WHERE Type = 'LEADER_ALEXANDER';</text:p>
          </table:table-cell>
          <table:table-cell table:style-name="ce197" table:formula="of:=&quot;UPDATE Leaders SET &quot;&amp;[.$A7]&amp;&quot; = &quot;&amp;[.P7]&amp;&quot; WHERE Type = 'LEADER_&quot;&amp;UPPER([.P$2])&amp;&quot;';&quot;" office:value-type="string" office:string-value="UPDATE Leaders SET Boldness = 8 WHERE Type = 'LEADER_BISMARCK';" calcext:value-type="string">
            <text:p>UPDATE Leaders SET Boldness = 8 WHERE Type = 'LEADER_BISMARCK';</text:p>
          </table:table-cell>
          <table:table-cell table:style-name="ce197" table:formula="of:=&quot;UPDATE Leaders SET &quot;&amp;[.$A7]&amp;&quot; = &quot;&amp;[.Q7]&amp;&quot; WHERE Type = 'LEADER_&quot;&amp;UPPER([.Q$2])&amp;&quot;';&quot;" office:value-type="string" office:string-value="UPDATE Leaders SET Boldness = 8 WHERE Type = 'LEADER_CATHERINE';" calcext:value-type="string">
            <text:p>UPDATE Leaders SET Boldness = 8 WHERE Type = 'LEADER_CATHERINE';</text:p>
          </table:table-cell>
          <table:table-cell table:style-name="ce197" table:formula="of:=&quot;UPDATE Leaders SET &quot;&amp;[.$A7]&amp;&quot; = &quot;&amp;[.R7]&amp;&quot; WHERE Type = 'LEADER_&quot;&amp;UPPER([.R$2])&amp;&quot;';&quot;" office:value-type="string" office:string-value="UPDATE Leaders SET Boldness = 8 WHERE Type = 'LEADER_ELIZABETH';" calcext:value-type="string">
            <text:p>UPDATE Leaders SET Boldness = 8 WHERE Type = 'LEADER_ELIZABETH';</text:p>
          </table:table-cell>
          <table:table-cell table:style-name="ce197" table:formula="of:=&quot;UPDATE Leaders SET &quot;&amp;[.$A7]&amp;&quot; = &quot;&amp;[.S7]&amp;&quot; WHERE Type = 'LEADER_&quot;&amp;UPPER([.S$2])&amp;&quot;';&quot;" office:value-type="string" office:string-value="UPDATE Leaders SET Boldness = 8 WHERE Type = 'LEADER_GUSTAVUS_ADOLPHUS';" calcext:value-type="string">
            <text:p>UPDATE Leaders SET Boldness = 8 WHERE Type = 'LEADER_GUSTAVUS_ADOLPHUS';</text:p>
          </table:table-cell>
          <table:table-cell table:style-name="ce197" table:formula="of:=&quot;UPDATE Leaders SET &quot;&amp;[.$A7]&amp;&quot; = &quot;&amp;[.T7]&amp;&quot; WHERE Type = 'LEADER_&quot;&amp;UPPER([.T$2])&amp;&quot;';&quot;" office:value-type="string" office:string-value="UPDATE Leaders SET Boldness = 8 WHERE Type = 'LEADER_HIAWATHA';" calcext:value-type="string">
            <text:p>UPDATE Leaders SET Boldness = 8 WHERE Type = 'LEADER_HIAWATHA';</text:p>
          </table:table-cell>
          <table:table-cell table:style-name="ce197" table:formula="of:=&quot;UPDATE Leaders SET &quot;&amp;[.$A7]&amp;&quot; = &quot;&amp;[.U7]&amp;&quot; WHERE Type = 'LEADER_&quot;&amp;UPPER([.U$2])&amp;&quot;';&quot;" office:value-type="string" office:string-value="UPDATE Leaders SET Boldness = 8 WHERE Type = 'LEADER_MONTEZUMA';" calcext:value-type="string">
            <text:p>UPDATE Leaders SET Boldness = 8 WHERE Type = 'LEADER_MONTEZUMA';</text:p>
          </table:table-cell>
          <table:table-cell table:style-name="ce197" table:formula="of:=&quot;UPDATE Leaders SET &quot;&amp;[.$A7]&amp;&quot; = &quot;&amp;[.V7]&amp;&quot; WHERE Type = 'LEADER_&quot;&amp;UPPER([.V$2])&amp;&quot;';&quot;" office:value-type="string" office:string-value="UPDATE Leaders SET Boldness = 8 WHERE Type = 'LEADER_THEODORA';" calcext:value-type="string">
            <text:p>UPDATE Leaders SET Boldness = 8 WHERE Type = 'LEADER_THEODORA';</text:p>
          </table:table-cell>
          <table:table-cell table:style-name="ce197" table:formula="of:=&quot;UPDATE Leaders SET &quot;&amp;[.$A7]&amp;&quot; = &quot;&amp;[.W7]&amp;&quot; WHERE Type = 'LEADER_&quot;&amp;UPPER([.W$2])&amp;&quot;';&quot;" office:value-type="string" office:string-value="UPDATE Leaders SET Boldness = 8 WHERE Type = 'LEADER_GAJAH_MADA';" calcext:value-type="string">
            <text:p>UPDATE Leaders SET Boldness = 8 WHERE Type = 'LEADER_GAJAH_MADA';</text:p>
          </table:table-cell>
          <table:table-cell table:style-name="ce197" table:formula="of:=&quot;UPDATE Leaders SET &quot;&amp;[.$A7]&amp;&quot; = &quot;&amp;[.X7]&amp;&quot; WHERE Type = 'LEADER_&quot;&amp;UPPER([.X$2])&amp;&quot;';&quot;" office:value-type="string" office:string-value="UPDATE Leaders SET Boldness = 8 WHERE Type = 'LEADER_CASIMIR';" calcext:value-type="string">
            <text:p>UPDATE Leaders SET Boldness = 8 WHERE Type = 'LEADER_CASIMIR';</text:p>
          </table:table-cell>
          <table:table-cell table:style-name="ce197" table:formula="of:=&quot;UPDATE Leaders SET &quot;&amp;[.$A7]&amp;&quot; = &quot;&amp;[.Y7]&amp;&quot; WHERE Type = 'LEADER_&quot;&amp;UPPER([.Y$2])&amp;&quot;';&quot;" office:value-type="string" office:string-value="UPDATE Leaders SET Boldness = 8 WHERE Type = 'LEADER_WU_ZETIAN';" calcext:value-type="string">
            <text:p>UPDATE Leaders SET Boldness = 8 WHERE Type = 'LEADER_WU_ZETIAN';</text:p>
          </table:table-cell>
          <table:table-cell table:style-name="ce197" table:formula="of:=&quot;UPDATE Leaders SET &quot;&amp;[.$A7]&amp;&quot; = &quot;&amp;[.Z7]&amp;&quot; WHERE Type = 'LEADER_&quot;&amp;UPPER([.Z$2])&amp;&quot;';&quot;" office:value-type="string" office:string-value="UPDATE Leaders SET Boldness = 2 WHERE Type = 'LEADER_DIPLOMAT';" calcext:value-type="string">
            <text:p>UPDATE Leaders SET Boldness = 2 WHERE Type = 'LEADER_DIPLOMAT';</text:p>
          </table:table-cell>
          <table:table-cell table:style-name="ce197" table:formula="of:=&quot;UPDATE Leaders SET &quot;&amp;[.$A7]&amp;&quot; = &quot;&amp;[.AA7]&amp;&quot; WHERE Type = 'LEADER_&quot;&amp;UPPER([.AA$2])&amp;&quot;';&quot;" office:value-type="string" office:string-value="UPDATE Leaders SET Boldness = 2 WHERE Type = 'LEADER_GANDHI';" calcext:value-type="string">
            <text:p>UPDATE Leaders SET Boldness = 2 WHERE Type = 'LEADER_GANDHI';</text:p>
          </table:table-cell>
          <table:table-cell table:style-name="ce197" table:formula="of:=&quot;UPDATE Leaders SET &quot;&amp;[.$A7]&amp;&quot; = &quot;&amp;[.AB7]&amp;&quot; WHERE Type = 'LEADER_&quot;&amp;UPPER([.AB$2])&amp;&quot;';&quot;" office:value-type="string" office:string-value="UPDATE Leaders SET Boldness = 2 WHERE Type = 'LEADER_SELASSIE';" calcext:value-type="string">
            <text:p>UPDATE Leaders SET Boldness = 2 WHERE Type = 'LEADER_SELASSIE';</text:p>
          </table:table-cell>
          <table:table-cell table:style-name="ce197" table:formula="of:=&quot;UPDATE Leaders SET &quot;&amp;[.$A7]&amp;&quot; = &quot;&amp;[.AC7]&amp;&quot; WHERE Type = 'LEADER_&quot;&amp;UPPER([.AC$2])&amp;&quot;';&quot;" office:value-type="string" office:string-value="UPDATE Leaders SET Boldness = 2 WHERE Type = 'LEADER_KAMEHAMEHA';" calcext:value-type="string">
            <text:p>UPDATE Leaders SET Boldness = 2 WHERE Type = 'LEADER_KAMEHAMEHA';</text:p>
          </table:table-cell>
          <table:table-cell table:style-name="ce197" table:formula="of:=&quot;UPDATE Leaders SET &quot;&amp;[.$A7]&amp;&quot; = &quot;&amp;[.AD7]&amp;&quot; WHERE Type = 'LEADER_&quot;&amp;UPPER([.AD$2])&amp;&quot;';&quot;" office:value-type="string" office:string-value="UPDATE Leaders SET Boldness = 2 WHERE Type = 'LEADER_MARIA_I';" calcext:value-type="string">
            <text:p>UPDATE Leaders SET Boldness = 2 WHERE Type = 'LEADER_MARIA_I';</text:p>
          </table:table-cell>
          <table:table-cell table:style-name="ce197" table:formula="of:=&quot;UPDATE Leaders SET &quot;&amp;[.$A7]&amp;&quot; = &quot;&amp;[.AE7]&amp;&quot; WHERE Type = 'LEADER_&quot;&amp;UPPER([.AE$2])&amp;&quot;';&quot;" office:value-type="string" office:string-value="UPDATE Leaders SET Boldness = 2 WHERE Type = 'LEADER_PACHACUTI';" calcext:value-type="string">
            <text:p>UPDATE Leaders SET Boldness = 2 WHERE Type = 'LEADER_PACHACUTI';</text:p>
          </table:table-cell>
          <table:table-cell table:style-name="ce197" table:formula="of:=&quot;UPDATE Leaders SET &quot;&amp;[.$A7]&amp;&quot; = &quot;&amp;[.AF7]&amp;&quot; WHERE Type = 'LEADER_&quot;&amp;UPPER([.AF$2])&amp;&quot;';&quot;" office:value-type="string" office:string-value="UPDATE Leaders SET Boldness = 2 WHERE Type = 'LEADER_RAMESSES';" calcext:value-type="string">
            <text:p>UPDATE Leaders SET Boldness = 2 WHERE Type = 'LEADER_RAMESSES';</text:p>
          </table:table-cell>
          <table:table-cell table:style-name="ce197" table:formula="of:=&quot;UPDATE Leaders SET &quot;&amp;[.$A7]&amp;&quot; = &quot;&amp;[.AG7]&amp;&quot; WHERE Type = 'LEADER_&quot;&amp;UPPER([.AG$2])&amp;&quot;';&quot;" office:value-type="string" office:string-value="UPDATE Leaders SET Boldness = 2 WHERE Type = 'LEADER_RAMKHAMHAENG';" calcext:value-type="string">
            <text:p>UPDATE Leaders SET Boldness = 2 WHERE Type = 'LEADER_RAMKHAMHAENG';</text:p>
          </table:table-cell>
          <table:table-cell table:style-name="ce197" table:formula="of:=&quot;UPDATE Leaders SET &quot;&amp;[.$A7]&amp;&quot; = &quot;&amp;[.AH7]&amp;&quot; WHERE Type = 'LEADER_&quot;&amp;UPPER([.AH$2])&amp;&quot;';&quot;" office:value-type="string" office:string-value="UPDATE Leaders SET Boldness = 2 WHERE Type = 'LEADER_PEDRO';" calcext:value-type="string">
            <text:p>UPDATE Leaders SET Boldness = 2 WHERE Type = 'LEADER_PEDRO';</text:p>
          </table:table-cell>
          <table:table-cell table:style-name="ce197" table:formula="of:=&quot;UPDATE Leaders SET &quot;&amp;[.$A7]&amp;&quot; = &quot;&amp;[.AI7]&amp;&quot; WHERE Type = 'LEADER_&quot;&amp;UPPER([.AI$2])&amp;&quot;';&quot;" office:value-type="string" office:string-value="UPDATE Leaders SET Boldness = 2 WHERE Type = 'LEADER_AHMAD_ALMANSUR';" calcext:value-type="string">
            <text:p>UPDATE Leaders SET Boldness = 2 WHERE Type = 'LEADER_AHMAD_ALMANSUR';</text:p>
          </table:table-cell>
          <table:table-cell table:style-name="ce197" table:formula="of:=&quot;UPDATE Leaders SET &quot;&amp;[.$A7]&amp;&quot; = &quot;&amp;[.AJ7]&amp;&quot; WHERE Type = 'LEADER_&quot;&amp;UPPER([.AJ$2])&amp;&quot;';&quot;" office:value-type="string" office:string-value="UPDATE Leaders SET Boldness = 2 WHERE Type = 'LEADER_SEJONG';" calcext:value-type="string">
            <text:p>UPDATE Leaders SET Boldness = 2 WHERE Type = 'LEADER_SEJONG';</text:p>
          </table:table-cell>
          <table:table-cell table:style-name="ce197" table:formula="of:=&quot;UPDATE Leaders SET &quot;&amp;[.$A7]&amp;&quot; = &quot;&amp;[.AK7]&amp;&quot; WHERE Type = 'LEADER_&quot;&amp;UPPER([.AK$2])&amp;&quot;';&quot;" office:value-type="string" office:string-value="UPDATE Leaders SET Boldness = 2 WHERE Type = 'LEADER_EXPANSIONIST';" calcext:value-type="string">
            <text:p>UPDATE Leaders SET Boldness = 2 WHERE Type = 'LEADER_EXPANSIONIST';</text:p>
          </table:table-cell>
          <table:table-cell table:style-name="ce197" table:formula="of:=&quot;UPDATE Leaders SET &quot;&amp;[.$A7]&amp;&quot; = &quot;&amp;[.AL7]&amp;&quot; WHERE Type = 'LEADER_&quot;&amp;UPPER([.AL$2])&amp;&quot;';&quot;" office:value-type="string" office:string-value="UPDATE Leaders SET Boldness = 2 WHERE Type = 'LEADER_BOUDICCA';" calcext:value-type="string">
            <text:p>UPDATE Leaders SET Boldness = 2 WHERE Type = 'LEADER_BOUDICCA';</text:p>
          </table:table-cell>
          <table:table-cell table:style-name="ce197" table:formula="of:=&quot;UPDATE Leaders SET &quot;&amp;[.$A7]&amp;&quot; = &quot;&amp;[.AM7]&amp;&quot; WHERE Type = 'LEADER_&quot;&amp;UPPER([.AM$2])&amp;&quot;';&quot;" office:value-type="string" office:string-value="UPDATE Leaders SET Boldness = 2 WHERE Type = 'LEADER_DARIUS';" calcext:value-type="string">
            <text:p>UPDATE Leaders SET Boldness = 2 WHERE Type = 'LEADER_DARIUS';</text:p>
          </table:table-cell>
          <table:table-cell table:style-name="ce197" table:formula="of:=&quot;UPDATE Leaders SET &quot;&amp;[.$A7]&amp;&quot; = &quot;&amp;[.AN7]&amp;&quot; WHERE Type = 'LEADER_&quot;&amp;UPPER([.AN$2])&amp;&quot;';&quot;" office:value-type="string" office:string-value="UPDATE Leaders SET Boldness = 2 WHERE Type = 'LEADER_DIDO';" calcext:value-type="string">
            <text:p>UPDATE Leaders SET Boldness = 2 WHERE Type = 'LEADER_DIDO';</text:p>
          </table:table-cell>
          <table:table-cell table:style-name="ce197" table:formula="of:=&quot;UPDATE Leaders SET &quot;&amp;[.$A7]&amp;&quot; = &quot;&amp;[.AO7]&amp;&quot; WHERE Type = 'LEADER_&quot;&amp;UPPER([.AO$2])&amp;&quot;';&quot;" office:value-type="string" office:string-value="UPDATE Leaders SET Boldness = 2 WHERE Type = 'LEADER_HARUN_AL_RASHID';" calcext:value-type="string">
            <text:p>UPDATE Leaders SET Boldness = 2 WHERE Type = 'LEADER_HARUN_AL_RASHID';</text:p>
          </table:table-cell>
          <table:table-cell table:style-name="ce197" table:formula="of:=&quot;UPDATE Leaders SET &quot;&amp;[.$A7]&amp;&quot; = &quot;&amp;[.AP7]&amp;&quot; WHERE Type = 'LEADER_&quot;&amp;UPPER([.AP$2])&amp;&quot;';&quot;" office:value-type="string" office:string-value="UPDATE Leaders SET Boldness = 2 WHERE Type = 'LEADER_NEBUCHADNEZZAR';" calcext:value-type="string">
            <text:p>UPDATE Leaders SET Boldness = 2 WHERE Type = 'LEADER_NEBUCHADNEZZAR';</text:p>
          </table:table-cell>
          <table:table-cell table:style-name="ce197" table:formula="of:=&quot;UPDATE Leaders SET &quot;&amp;[.$A7]&amp;&quot; = &quot;&amp;[.AQ7]&amp;&quot; WHERE Type = 'LEADER_&quot;&amp;UPPER([.AQ$2])&amp;&quot;';&quot;" office:value-type="string" office:string-value="UPDATE Leaders SET Boldness = 2 WHERE Type = 'LEADER_PACAL';" calcext:value-type="string">
            <text:p>UPDATE Leaders SET Boldness = 2 WHERE Type = 'LEADER_PACAL';</text:p>
          </table:table-cell>
          <table:table-cell table:style-name="ce197" table:formula="of:=&quot;UPDATE Leaders SET &quot;&amp;[.$A7]&amp;&quot; = &quot;&amp;[.AR7]&amp;&quot; WHERE Type = 'LEADER_&quot;&amp;UPPER([.AR$2])&amp;&quot;';&quot;" office:value-type="string" office:string-value="UPDATE Leaders SET Boldness = 2 WHERE Type = 'LEADER_SULEIMAN';" calcext:value-type="string">
            <text:p>UPDATE Leaders SET Boldness = 2 WHERE Type = 'LEADER_SULEIMAN';</text:p>
          </table:table-cell>
          <table:table-cell table:style-name="ce197" table:formula="of:=&quot;UPDATE Leaders SET &quot;&amp;[.$A7]&amp;&quot; = &quot;&amp;[.AS7]&amp;&quot; WHERE Type = 'LEADER_&quot;&amp;UPPER([.AS$2])&amp;&quot;';&quot;" office:value-type="string" office:string-value="UPDATE Leaders SET Boldness = 2 WHERE Type = 'LEADER_WASHINGTON';" calcext:value-type="string">
            <text:p>UPDATE Leaders SET Boldness = 2 WHERE Type = 'LEADER_WASHINGTON';</text:p>
          </table:table-cell>
          <table:table-cell table:style-name="ce197" table:formula="of:=&quot;UPDATE Leaders SET &quot;&amp;[.$A7]&amp;&quot; = &quot;&amp;[.AT7]&amp;&quot; WHERE Type = 'LEADER_&quot;&amp;UPPER([.AT$2])&amp;&quot;';&quot;" office:value-type="string" office:string-value="UPDATE Leaders SET Boldness = 2 WHERE Type = 'LEADER_MARIA';" calcext:value-type="string">
            <text:p>UPDATE Leaders SET Boldness = 2 WHERE Type = 'LEADER_MARIA';</text:p>
          </table:table-cell>
          <table:table-cell table:style-name="ce197" table:formula="of:=&quot;UPDATE Leaders SET &quot;&amp;[.$A7]&amp;&quot; = &quot;&amp;[.AU7]&amp;&quot; WHERE Type = 'LEADER_&quot;&amp;UPPER([.AU$2])&amp;&quot;';&quot;" office:value-type="string" office:string-value="UPDATE Leaders SET Boldness = 2 WHERE Type = 'LEADER_POCATELLO';" calcext:value-type="string">
            <text:p>UPDATE Leaders SET Boldness = 2 WHERE Type = 'LEADER_POCATELLO';</text:p>
          </table:table-cell>
          <table:table-cell table:style-name="ce197" table:formula="of:=&quot;UPDATE Leaders SET &quot;&amp;[.$A7]&amp;&quot; = &quot;&amp;[.AV7]&amp;&quot; WHERE Type = 'LEADER_&quot;&amp;UPPER([.AV$2])&amp;&quot;';&quot;" office:value-type="string" office:string-value="UPDATE Leaders SET Boldness = 2 WHERE Type = 'LEADER_WILLIAM';" calcext:value-type="string">
            <text:p>UPDATE Leaders SET Boldness = 2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8]&amp;&quot; = &quot;&amp;[.C8]&amp;&quot; WHERE Type = 'LEADER_&quot;&amp;UPPER([.C$2])&amp;&quot;';&quot;" office:value-type="string" office:string-value="UPDATE Leaders SET DiploBalance = 6 WHERE Type = 'LEADER_ASHURBANIPAL';" calcext:value-type="string">
            <text:p>UPDATE Leaders SET DiploBalance = 6 WHERE Type = 'LEADER_ASHURBANIPAL';</text:p>
          </table:table-cell>
          <table:table-cell table:style-name="ce197" table:formula="of:=&quot;UPDATE Leaders SET &quot;&amp;[.$A8]&amp;&quot; = &quot;&amp;[.D8]&amp;&quot; WHERE Type = 'LEADER_&quot;&amp;UPPER([.D$2])&amp;&quot;';&quot;" office:value-type="string" office:string-value="UPDATE Leaders SET DiploBalance = 6 WHERE Type = 'LEADER_ASKIA';" calcext:value-type="string">
            <text:p>UPDATE Leaders SET DiploBalance = 6 WHERE Type = 'LEADER_ASKIA';</text:p>
          </table:table-cell>
          <table:table-cell table:style-name="ce197" table:formula="of:=&quot;UPDATE Leaders SET &quot;&amp;[.$A8]&amp;&quot; = &quot;&amp;[.E8]&amp;&quot; WHERE Type = 'LEADER_&quot;&amp;UPPER([.E$2])&amp;&quot;';&quot;" office:value-type="string" office:string-value="UPDATE Leaders SET DiploBalance = 6 WHERE Type = 'LEADER_ATTILA';" calcext:value-type="string">
            <text:p>UPDATE Leaders SET DiploBalance = 6 WHERE Type = 'LEADER_ATTILA';</text:p>
          </table:table-cell>
          <table:table-cell table:style-name="ce197" table:formula="of:=&quot;UPDATE Leaders SET &quot;&amp;[.$A8]&amp;&quot; = &quot;&amp;[.F8]&amp;&quot; WHERE Type = 'LEADER_&quot;&amp;UPPER([.F$2])&amp;&quot;';&quot;" office:value-type="string" office:string-value="UPDATE Leaders SET DiploBalance = 6 WHERE Type = 'LEADER_AUGUSTUS';" calcext:value-type="string">
            <text:p>UPDATE Leaders SET DiploBalance = 6 WHERE Type = 'LEADER_AUGUSTUS';</text:p>
          </table:table-cell>
          <table:table-cell table:style-name="ce197" table:formula="of:=&quot;UPDATE Leaders SET &quot;&amp;[.$A8]&amp;&quot; = &quot;&amp;[.G8]&amp;&quot; WHERE Type = 'LEADER_&quot;&amp;UPPER([.G$2])&amp;&quot;';&quot;" office:value-type="string" office:string-value="UPDATE Leaders SET DiploBalance = 6 WHERE Type = 'LEADER_GENGHIS_KHAN';" calcext:value-type="string">
            <text:p>UPDATE Leaders SET DiploBalance = 6 WHERE Type = 'LEADER_GENGHIS_KHAN';</text:p>
          </table:table-cell>
          <table:table-cell table:style-name="ce197" table:formula="of:=&quot;UPDATE Leaders SET &quot;&amp;[.$A8]&amp;&quot; = &quot;&amp;[.H8]&amp;&quot; WHERE Type = 'LEADER_&quot;&amp;UPPER([.H$2])&amp;&quot;';&quot;" office:value-type="string" office:string-value="UPDATE Leaders SET DiploBalance = 6 WHERE Type = 'LEADER_HARALD';" calcext:value-type="string">
            <text:p>UPDATE Leaders SET DiploBalance = 6 WHERE Type = 'LEADER_HARALD';</text:p>
          </table:table-cell>
          <table:table-cell table:style-name="ce197" table:formula="of:=&quot;UPDATE Leaders SET &quot;&amp;[.$A8]&amp;&quot; = &quot;&amp;[.I8]&amp;&quot; WHERE Type = 'LEADER_&quot;&amp;UPPER([.I$2])&amp;&quot;';&quot;" office:value-type="string" office:string-value="UPDATE Leaders SET DiploBalance = 6 WHERE Type = 'LEADER_ISABELLA';" calcext:value-type="string">
            <text:p>UPDATE Leaders SET DiploBalance = 6 WHERE Type = 'LEADER_ISABELLA';</text:p>
          </table:table-cell>
          <table:table-cell table:style-name="ce197" table:formula="of:=&quot;UPDATE Leaders SET &quot;&amp;[.$A8]&amp;&quot; = &quot;&amp;[.J8]&amp;&quot; WHERE Type = 'LEADER_&quot;&amp;UPPER([.J$2])&amp;&quot;';&quot;" office:value-type="string" office:string-value="UPDATE Leaders SET DiploBalance = 6 WHERE Type = 'LEADER_NAPOLEON';" calcext:value-type="string">
            <text:p>UPDATE Leaders SET DiploBalance = 6 WHERE Type = 'LEADER_NAPOLEON';</text:p>
          </table:table-cell>
          <table:table-cell table:style-name="ce197" table:formula="of:=&quot;UPDATE Leaders SET &quot;&amp;[.$A8]&amp;&quot; = &quot;&amp;[.K8]&amp;&quot; WHERE Type = 'LEADER_&quot;&amp;UPPER([.K$2])&amp;&quot;';&quot;" office:value-type="string" office:string-value="UPDATE Leaders SET DiploBalance = 6 WHERE Type = 'LEADER_ODA_NOBUNAGA';" calcext:value-type="string">
            <text:p>UPDATE Leaders SET DiploBalance = 6 WHERE Type = 'LEADER_ODA_NOBUNAGA';</text:p>
          </table:table-cell>
          <table:table-cell table:style-name="ce197" table:formula="of:=&quot;UPDATE Leaders SET &quot;&amp;[.$A8]&amp;&quot; = &quot;&amp;[.L8]&amp;&quot; WHERE Type = 'LEADER_&quot;&amp;UPPER([.L$2])&amp;&quot;';&quot;" office:value-type="string" office:string-value="UPDATE Leaders SET DiploBalance = 6 WHERE Type = 'LEADER_ENRICO_DANDOLO';" calcext:value-type="string">
            <text:p>UPDATE Leaders SET DiploBalance = 6 WHERE Type = 'LEADER_ENRICO_DANDOLO';</text:p>
          </table:table-cell>
          <table:table-cell table:style-name="ce197" table:formula="of:=&quot;UPDATE Leaders SET &quot;&amp;[.$A8]&amp;&quot; = &quot;&amp;[.M8]&amp;&quot; WHERE Type = 'LEADER_&quot;&amp;UPPER([.M$2])&amp;&quot;';&quot;" office:value-type="string" office:string-value="UPDATE Leaders SET DiploBalance = 6 WHERE Type = 'LEADER_SHAKA';" calcext:value-type="string">
            <text:p>UPDATE Leaders SET DiploBalance = 6 WHERE Type = 'LEADER_SHAKA';</text:p>
          </table:table-cell>
          <table:table-cell table:style-name="ce197" table:formula="of:=&quot;UPDATE Leaders SET &quot;&amp;[.$A8]&amp;&quot; = &quot;&amp;[.N8]&amp;&quot; WHERE Type = 'LEADER_&quot;&amp;UPPER([.N$2])&amp;&quot;';&quot;" office:value-type="string" office:string-value="UPDATE Leaders SET DiploBalance = 6 WHERE Type = 'LEADER_COALITION';" calcext:value-type="string">
            <text:p>UPDATE Leaders SET DiploBalance = 6 WHERE Type = 'LEADER_COALITION';</text:p>
          </table:table-cell>
          <table:table-cell table:style-name="ce197" table:formula="of:=&quot;UPDATE Leaders SET &quot;&amp;[.$A8]&amp;&quot; = &quot;&amp;[.O8]&amp;&quot; WHERE Type = 'LEADER_&quot;&amp;UPPER([.O$2])&amp;&quot;';&quot;" office:value-type="string" office:string-value="UPDATE Leaders SET DiploBalance = 6 WHERE Type = 'LEADER_ALEXANDER';" calcext:value-type="string">
            <text:p>UPDATE Leaders SET DiploBalance = 6 WHERE Type = 'LEADER_ALEXANDER';</text:p>
          </table:table-cell>
          <table:table-cell table:style-name="ce197" table:formula="of:=&quot;UPDATE Leaders SET &quot;&amp;[.$A8]&amp;&quot; = &quot;&amp;[.P8]&amp;&quot; WHERE Type = 'LEADER_&quot;&amp;UPPER([.P$2])&amp;&quot;';&quot;" office:value-type="string" office:string-value="UPDATE Leaders SET DiploBalance = 6 WHERE Type = 'LEADER_BISMARCK';" calcext:value-type="string">
            <text:p>UPDATE Leaders SET DiploBalance = 6 WHERE Type = 'LEADER_BISMARCK';</text:p>
          </table:table-cell>
          <table:table-cell table:style-name="ce197" table:formula="of:=&quot;UPDATE Leaders SET &quot;&amp;[.$A8]&amp;&quot; = &quot;&amp;[.Q8]&amp;&quot; WHERE Type = 'LEADER_&quot;&amp;UPPER([.Q$2])&amp;&quot;';&quot;" office:value-type="string" office:string-value="UPDATE Leaders SET DiploBalance = 6 WHERE Type = 'LEADER_CATHERINE';" calcext:value-type="string">
            <text:p>UPDATE Leaders SET DiploBalance = 6 WHERE Type = 'LEADER_CATHERINE';</text:p>
          </table:table-cell>
          <table:table-cell table:style-name="ce197" table:formula="of:=&quot;UPDATE Leaders SET &quot;&amp;[.$A8]&amp;&quot; = &quot;&amp;[.R8]&amp;&quot; WHERE Type = 'LEADER_&quot;&amp;UPPER([.R$2])&amp;&quot;';&quot;" office:value-type="string" office:string-value="UPDATE Leaders SET DiploBalance = 6 WHERE Type = 'LEADER_ELIZABETH';" calcext:value-type="string">
            <text:p>UPDATE Leaders SET DiploBalance = 6 WHERE Type = 'LEADER_ELIZABETH';</text:p>
          </table:table-cell>
          <table:table-cell table:style-name="ce197" table:formula="of:=&quot;UPDATE Leaders SET &quot;&amp;[.$A8]&amp;&quot; = &quot;&amp;[.S8]&amp;&quot; WHERE Type = 'LEADER_&quot;&amp;UPPER([.S$2])&amp;&quot;';&quot;" office:value-type="string" office:string-value="UPDATE Leaders SET DiploBalance = 6 WHERE Type = 'LEADER_GUSTAVUS_ADOLPHUS';" calcext:value-type="string">
            <text:p>UPDATE Leaders SET DiploBalance = 6 WHERE Type = 'LEADER_GUSTAVUS_ADOLPHUS';</text:p>
          </table:table-cell>
          <table:table-cell table:style-name="ce197" table:formula="of:=&quot;UPDATE Leaders SET &quot;&amp;[.$A8]&amp;&quot; = &quot;&amp;[.T8]&amp;&quot; WHERE Type = 'LEADER_&quot;&amp;UPPER([.T$2])&amp;&quot;';&quot;" office:value-type="string" office:string-value="UPDATE Leaders SET DiploBalance = 6 WHERE Type = 'LEADER_HIAWATHA';" calcext:value-type="string">
            <text:p>UPDATE Leaders SET DiploBalance = 6 WHERE Type = 'LEADER_HIAWATHA';</text:p>
          </table:table-cell>
          <table:table-cell table:style-name="ce197" table:formula="of:=&quot;UPDATE Leaders SET &quot;&amp;[.$A8]&amp;&quot; = &quot;&amp;[.U8]&amp;&quot; WHERE Type = 'LEADER_&quot;&amp;UPPER([.U$2])&amp;&quot;';&quot;" office:value-type="string" office:string-value="UPDATE Leaders SET DiploBalance = 6 WHERE Type = 'LEADER_MONTEZUMA';" calcext:value-type="string">
            <text:p>UPDATE Leaders SET DiploBalance = 6 WHERE Type = 'LEADER_MONTEZUMA';</text:p>
          </table:table-cell>
          <table:table-cell table:style-name="ce197" table:formula="of:=&quot;UPDATE Leaders SET &quot;&amp;[.$A8]&amp;&quot; = &quot;&amp;[.V8]&amp;&quot; WHERE Type = 'LEADER_&quot;&amp;UPPER([.V$2])&amp;&quot;';&quot;" office:value-type="string" office:string-value="UPDATE Leaders SET DiploBalance = 6 WHERE Type = 'LEADER_THEODORA';" calcext:value-type="string">
            <text:p>UPDATE Leaders SET DiploBalance = 6 WHERE Type = 'LEADER_THEODORA';</text:p>
          </table:table-cell>
          <table:table-cell table:style-name="ce197" table:formula="of:=&quot;UPDATE Leaders SET &quot;&amp;[.$A8]&amp;&quot; = &quot;&amp;[.W8]&amp;&quot; WHERE Type = 'LEADER_&quot;&amp;UPPER([.W$2])&amp;&quot;';&quot;" office:value-type="string" office:string-value="UPDATE Leaders SET DiploBalance = 6 WHERE Type = 'LEADER_GAJAH_MADA';" calcext:value-type="string">
            <text:p>UPDATE Leaders SET DiploBalance = 6 WHERE Type = 'LEADER_GAJAH_MADA';</text:p>
          </table:table-cell>
          <table:table-cell table:style-name="ce197" table:formula="of:=&quot;UPDATE Leaders SET &quot;&amp;[.$A8]&amp;&quot; = &quot;&amp;[.X8]&amp;&quot; WHERE Type = 'LEADER_&quot;&amp;UPPER([.X$2])&amp;&quot;';&quot;" office:value-type="string" office:string-value="UPDATE Leaders SET DiploBalance = 6 WHERE Type = 'LEADER_CASIMIR';" calcext:value-type="string">
            <text:p>UPDATE Leaders SET DiploBalance = 6 WHERE Type = 'LEADER_CASIMIR';</text:p>
          </table:table-cell>
          <table:table-cell table:style-name="ce197" table:formula="of:=&quot;UPDATE Leaders SET &quot;&amp;[.$A8]&amp;&quot; = &quot;&amp;[.Y8]&amp;&quot; WHERE Type = 'LEADER_&quot;&amp;UPPER([.Y$2])&amp;&quot;';&quot;" office:value-type="string" office:string-value="UPDATE Leaders SET DiploBalance = 6 WHERE Type = 'LEADER_WU_ZETIAN';" calcext:value-type="string">
            <text:p>UPDATE Leaders SET DiploBalance = 6 WHERE Type = 'LEADER_WU_ZETIAN';</text:p>
          </table:table-cell>
          <table:table-cell table:style-name="ce197" table:formula="of:=&quot;UPDATE Leaders SET &quot;&amp;[.$A8]&amp;&quot; = &quot;&amp;[.Z8]&amp;&quot; WHERE Type = 'LEADER_&quot;&amp;UPPER([.Z$2])&amp;&quot;';&quot;" office:value-type="string" office:string-value="UPDATE Leaders SET DiploBalance = 4 WHERE Type = 'LEADER_DIPLOMAT';" calcext:value-type="string">
            <text:p>UPDATE Leaders SET DiploBalance = 4 WHERE Type = 'LEADER_DIPLOMAT';</text:p>
          </table:table-cell>
          <table:table-cell table:style-name="ce197" table:formula="of:=&quot;UPDATE Leaders SET &quot;&amp;[.$A8]&amp;&quot; = &quot;&amp;[.AA8]&amp;&quot; WHERE Type = 'LEADER_&quot;&amp;UPPER([.AA$2])&amp;&quot;';&quot;" office:value-type="string" office:string-value="UPDATE Leaders SET DiploBalance = 4 WHERE Type = 'LEADER_GANDHI';" calcext:value-type="string">
            <text:p>UPDATE Leaders SET DiploBalance = 4 WHERE Type = 'LEADER_GANDHI';</text:p>
          </table:table-cell>
          <table:table-cell table:style-name="ce197" table:formula="of:=&quot;UPDATE Leaders SET &quot;&amp;[.$A8]&amp;&quot; = &quot;&amp;[.AB8]&amp;&quot; WHERE Type = 'LEADER_&quot;&amp;UPPER([.AB$2])&amp;&quot;';&quot;" office:value-type="string" office:string-value="UPDATE Leaders SET DiploBalance = 4 WHERE Type = 'LEADER_SELASSIE';" calcext:value-type="string">
            <text:p>UPDATE Leaders SET DiploBalance = 4 WHERE Type = 'LEADER_SELASSIE';</text:p>
          </table:table-cell>
          <table:table-cell table:style-name="ce197" table:formula="of:=&quot;UPDATE Leaders SET &quot;&amp;[.$A8]&amp;&quot; = &quot;&amp;[.AC8]&amp;&quot; WHERE Type = 'LEADER_&quot;&amp;UPPER([.AC$2])&amp;&quot;';&quot;" office:value-type="string" office:string-value="UPDATE Leaders SET DiploBalance = 4 WHERE Type = 'LEADER_KAMEHAMEHA';" calcext:value-type="string">
            <text:p>UPDATE Leaders SET DiploBalance = 4 WHERE Type = 'LEADER_KAMEHAMEHA';</text:p>
          </table:table-cell>
          <table:table-cell table:style-name="ce197" table:formula="of:=&quot;UPDATE Leaders SET &quot;&amp;[.$A8]&amp;&quot; = &quot;&amp;[.AD8]&amp;&quot; WHERE Type = 'LEADER_&quot;&amp;UPPER([.AD$2])&amp;&quot;';&quot;" office:value-type="string" office:string-value="UPDATE Leaders SET DiploBalance = 4 WHERE Type = 'LEADER_MARIA_I';" calcext:value-type="string">
            <text:p>UPDATE Leaders SET DiploBalance = 4 WHERE Type = 'LEADER_MARIA_I';</text:p>
          </table:table-cell>
          <table:table-cell table:style-name="ce197" table:formula="of:=&quot;UPDATE Leaders SET &quot;&amp;[.$A8]&amp;&quot; = &quot;&amp;[.AE8]&amp;&quot; WHERE Type = 'LEADER_&quot;&amp;UPPER([.AE$2])&amp;&quot;';&quot;" office:value-type="string" office:string-value="UPDATE Leaders SET DiploBalance = 4 WHERE Type = 'LEADER_PACHACUTI';" calcext:value-type="string">
            <text:p>UPDATE Leaders SET DiploBalance = 4 WHERE Type = 'LEADER_PACHACUTI';</text:p>
          </table:table-cell>
          <table:table-cell table:style-name="ce197" table:formula="of:=&quot;UPDATE Leaders SET &quot;&amp;[.$A8]&amp;&quot; = &quot;&amp;[.AF8]&amp;&quot; WHERE Type = 'LEADER_&quot;&amp;UPPER([.AF$2])&amp;&quot;';&quot;" office:value-type="string" office:string-value="UPDATE Leaders SET DiploBalance = 4 WHERE Type = 'LEADER_RAMESSES';" calcext:value-type="string">
            <text:p>UPDATE Leaders SET DiploBalance = 4 WHERE Type = 'LEADER_RAMESSES';</text:p>
          </table:table-cell>
          <table:table-cell table:style-name="ce197" table:formula="of:=&quot;UPDATE Leaders SET &quot;&amp;[.$A8]&amp;&quot; = &quot;&amp;[.AG8]&amp;&quot; WHERE Type = 'LEADER_&quot;&amp;UPPER([.AG$2])&amp;&quot;';&quot;" office:value-type="string" office:string-value="UPDATE Leaders SET DiploBalance = 4 WHERE Type = 'LEADER_RAMKHAMHAENG';" calcext:value-type="string">
            <text:p>UPDATE Leaders SET DiploBalance = 4 WHERE Type = 'LEADER_RAMKHAMHAENG';</text:p>
          </table:table-cell>
          <table:table-cell table:style-name="ce197" table:formula="of:=&quot;UPDATE Leaders SET &quot;&amp;[.$A8]&amp;&quot; = &quot;&amp;[.AH8]&amp;&quot; WHERE Type = 'LEADER_&quot;&amp;UPPER([.AH$2])&amp;&quot;';&quot;" office:value-type="string" office:string-value="UPDATE Leaders SET DiploBalance = 4 WHERE Type = 'LEADER_PEDRO';" calcext:value-type="string">
            <text:p>UPDATE Leaders SET DiploBalance = 4 WHERE Type = 'LEADER_PEDRO';</text:p>
          </table:table-cell>
          <table:table-cell table:style-name="ce197" table:formula="of:=&quot;UPDATE Leaders SET &quot;&amp;[.$A8]&amp;&quot; = &quot;&amp;[.AI8]&amp;&quot; WHERE Type = 'LEADER_&quot;&amp;UPPER([.AI$2])&amp;&quot;';&quot;" office:value-type="string" office:string-value="UPDATE Leaders SET DiploBalance = 4 WHERE Type = 'LEADER_AHMAD_ALMANSUR';" calcext:value-type="string">
            <text:p>UPDATE Leaders SET DiploBalance = 4 WHERE Type = 'LEADER_AHMAD_ALMANSUR';</text:p>
          </table:table-cell>
          <table:table-cell table:style-name="ce197" table:formula="of:=&quot;UPDATE Leaders SET &quot;&amp;[.$A8]&amp;&quot; = &quot;&amp;[.AJ8]&amp;&quot; WHERE Type = 'LEADER_&quot;&amp;UPPER([.AJ$2])&amp;&quot;';&quot;" office:value-type="string" office:string-value="UPDATE Leaders SET DiploBalance = 4 WHERE Type = 'LEADER_SEJONG';" calcext:value-type="string">
            <text:p>UPDATE Leaders SET DiploBalance = 4 WHERE Type = 'LEADER_SEJONG';</text:p>
          </table:table-cell>
          <table:table-cell table:style-name="ce197" table:formula="of:=&quot;UPDATE Leaders SET &quot;&amp;[.$A8]&amp;&quot; = &quot;&amp;[.AK8]&amp;&quot; WHERE Type = 'LEADER_&quot;&amp;UPPER([.AK$2])&amp;&quot;';&quot;" office:value-type="string" office:string-value="UPDATE Leaders SET DiploBalance = 4 WHERE Type = 'LEADER_EXPANSIONIST';" calcext:value-type="string">
            <text:p>UPDATE Leaders SET DiploBalance = 4 WHERE Type = 'LEADER_EXPANSIONIST';</text:p>
          </table:table-cell>
          <table:table-cell table:style-name="ce197" table:formula="of:=&quot;UPDATE Leaders SET &quot;&amp;[.$A8]&amp;&quot; = &quot;&amp;[.AL8]&amp;&quot; WHERE Type = 'LEADER_&quot;&amp;UPPER([.AL$2])&amp;&quot;';&quot;" office:value-type="string" office:string-value="UPDATE Leaders SET DiploBalance = 4 WHERE Type = 'LEADER_BOUDICCA';" calcext:value-type="string">
            <text:p>UPDATE Leaders SET DiploBalance = 4 WHERE Type = 'LEADER_BOUDICCA';</text:p>
          </table:table-cell>
          <table:table-cell table:style-name="ce197" table:formula="of:=&quot;UPDATE Leaders SET &quot;&amp;[.$A8]&amp;&quot; = &quot;&amp;[.AM8]&amp;&quot; WHERE Type = 'LEADER_&quot;&amp;UPPER([.AM$2])&amp;&quot;';&quot;" office:value-type="string" office:string-value="UPDATE Leaders SET DiploBalance = 4 WHERE Type = 'LEADER_DARIUS';" calcext:value-type="string">
            <text:p>UPDATE Leaders SET DiploBalance = 4 WHERE Type = 'LEADER_DARIUS';</text:p>
          </table:table-cell>
          <table:table-cell table:style-name="ce197" table:formula="of:=&quot;UPDATE Leaders SET &quot;&amp;[.$A8]&amp;&quot; = &quot;&amp;[.AN8]&amp;&quot; WHERE Type = 'LEADER_&quot;&amp;UPPER([.AN$2])&amp;&quot;';&quot;" office:value-type="string" office:string-value="UPDATE Leaders SET DiploBalance = 4 WHERE Type = 'LEADER_DIDO';" calcext:value-type="string">
            <text:p>UPDATE Leaders SET DiploBalance = 4 WHERE Type = 'LEADER_DIDO';</text:p>
          </table:table-cell>
          <table:table-cell table:style-name="ce197" table:formula="of:=&quot;UPDATE Leaders SET &quot;&amp;[.$A8]&amp;&quot; = &quot;&amp;[.AO8]&amp;&quot; WHERE Type = 'LEADER_&quot;&amp;UPPER([.AO$2])&amp;&quot;';&quot;" office:value-type="string" office:string-value="UPDATE Leaders SET DiploBalance = 4 WHERE Type = 'LEADER_HARUN_AL_RASHID';" calcext:value-type="string">
            <text:p>UPDATE Leaders SET DiploBalance = 4 WHERE Type = 'LEADER_HARUN_AL_RASHID';</text:p>
          </table:table-cell>
          <table:table-cell table:style-name="ce197" table:formula="of:=&quot;UPDATE Leaders SET &quot;&amp;[.$A8]&amp;&quot; = &quot;&amp;[.AP8]&amp;&quot; WHERE Type = 'LEADER_&quot;&amp;UPPER([.AP$2])&amp;&quot;';&quot;" office:value-type="string" office:string-value="UPDATE Leaders SET DiploBalance = 4 WHERE Type = 'LEADER_NEBUCHADNEZZAR';" calcext:value-type="string">
            <text:p>UPDATE Leaders SET DiploBalance = 4 WHERE Type = 'LEADER_NEBUCHADNEZZAR';</text:p>
          </table:table-cell>
          <table:table-cell table:style-name="ce197" table:formula="of:=&quot;UPDATE Leaders SET &quot;&amp;[.$A8]&amp;&quot; = &quot;&amp;[.AQ8]&amp;&quot; WHERE Type = 'LEADER_&quot;&amp;UPPER([.AQ$2])&amp;&quot;';&quot;" office:value-type="string" office:string-value="UPDATE Leaders SET DiploBalance = 4 WHERE Type = 'LEADER_PACAL';" calcext:value-type="string">
            <text:p>UPDATE Leaders SET DiploBalance = 4 WHERE Type = 'LEADER_PACAL';</text:p>
          </table:table-cell>
          <table:table-cell table:style-name="ce197" table:formula="of:=&quot;UPDATE Leaders SET &quot;&amp;[.$A8]&amp;&quot; = &quot;&amp;[.AR8]&amp;&quot; WHERE Type = 'LEADER_&quot;&amp;UPPER([.AR$2])&amp;&quot;';&quot;" office:value-type="string" office:string-value="UPDATE Leaders SET DiploBalance = 4 WHERE Type = 'LEADER_SULEIMAN';" calcext:value-type="string">
            <text:p>UPDATE Leaders SET DiploBalance = 4 WHERE Type = 'LEADER_SULEIMAN';</text:p>
          </table:table-cell>
          <table:table-cell table:style-name="ce197" table:formula="of:=&quot;UPDATE Leaders SET &quot;&amp;[.$A8]&amp;&quot; = &quot;&amp;[.AS8]&amp;&quot; WHERE Type = 'LEADER_&quot;&amp;UPPER([.AS$2])&amp;&quot;';&quot;" office:value-type="string" office:string-value="UPDATE Leaders SET DiploBalance = 4 WHERE Type = 'LEADER_WASHINGTON';" calcext:value-type="string">
            <text:p>UPDATE Leaders SET DiploBalance = 4 WHERE Type = 'LEADER_WASHINGTON';</text:p>
          </table:table-cell>
          <table:table-cell table:style-name="ce197" table:formula="of:=&quot;UPDATE Leaders SET &quot;&amp;[.$A8]&amp;&quot; = &quot;&amp;[.AT8]&amp;&quot; WHERE Type = 'LEADER_&quot;&amp;UPPER([.AT$2])&amp;&quot;';&quot;" office:value-type="string" office:string-value="UPDATE Leaders SET DiploBalance = 4 WHERE Type = 'LEADER_MARIA';" calcext:value-type="string">
            <text:p>UPDATE Leaders SET DiploBalance = 4 WHERE Type = 'LEADER_MARIA';</text:p>
          </table:table-cell>
          <table:table-cell table:style-name="ce197" table:formula="of:=&quot;UPDATE Leaders SET &quot;&amp;[.$A8]&amp;&quot; = &quot;&amp;[.AU8]&amp;&quot; WHERE Type = 'LEADER_&quot;&amp;UPPER([.AU$2])&amp;&quot;';&quot;" office:value-type="string" office:string-value="UPDATE Leaders SET DiploBalance = 4 WHERE Type = 'LEADER_POCATELLO';" calcext:value-type="string">
            <text:p>UPDATE Leaders SET DiploBalance = 4 WHERE Type = 'LEADER_POCATELLO';</text:p>
          </table:table-cell>
          <table:table-cell table:style-name="ce197" table:formula="of:=&quot;UPDATE Leaders SET &quot;&amp;[.$A8]&amp;&quot; = &quot;&amp;[.AV8]&amp;&quot; WHERE Type = 'LEADER_&quot;&amp;UPPER([.AV$2])&amp;&quot;';&quot;" office:value-type="string" office:string-value="UPDATE Leaders SET DiploBalance = 4 WHERE Type = 'LEADER_WILLIAM';" calcext:value-type="string">
            <text:p>UPDATE Leaders SET DiploBalance = 4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9]&amp;&quot; = &quot;&amp;[.C9]&amp;&quot; WHERE Type = 'LEADER_&quot;&amp;UPPER([.C$2])&amp;&quot;';&quot;" office:value-type="string" office:string-value="UPDATE Leaders SET WarmongerHate = 0 WHERE Type = 'LEADER_ASHURBANIPAL';" calcext:value-type="string">
            <text:p>UPDATE Leaders SET WarmongerHate = 0 WHERE Type = 'LEADER_ASHURBANIPAL';</text:p>
          </table:table-cell>
          <table:table-cell table:style-name="ce197" table:formula="of:=&quot;UPDATE Leaders SET &quot;&amp;[.$A9]&amp;&quot; = &quot;&amp;[.D9]&amp;&quot; WHERE Type = 'LEADER_&quot;&amp;UPPER([.D$2])&amp;&quot;';&quot;" office:value-type="string" office:string-value="UPDATE Leaders SET WarmongerHate = 0 WHERE Type = 'LEADER_ASKIA';" calcext:value-type="string">
            <text:p>UPDATE Leaders SET WarmongerHate = 0 WHERE Type = 'LEADER_ASKIA';</text:p>
          </table:table-cell>
          <table:table-cell table:style-name="ce197" table:formula="of:=&quot;UPDATE Leaders SET &quot;&amp;[.$A9]&amp;&quot; = &quot;&amp;[.E9]&amp;&quot; WHERE Type = 'LEADER_&quot;&amp;UPPER([.E$2])&amp;&quot;';&quot;" office:value-type="string" office:string-value="UPDATE Leaders SET WarmongerHate = 0 WHERE Type = 'LEADER_ATTILA';" calcext:value-type="string">
            <text:p>UPDATE Leaders SET WarmongerHate = 0 WHERE Type = 'LEADER_ATTILA';</text:p>
          </table:table-cell>
          <table:table-cell table:style-name="ce197" table:formula="of:=&quot;UPDATE Leaders SET &quot;&amp;[.$A9]&amp;&quot; = &quot;&amp;[.F9]&amp;&quot; WHERE Type = 'LEADER_&quot;&amp;UPPER([.F$2])&amp;&quot;';&quot;" office:value-type="string" office:string-value="UPDATE Leaders SET WarmongerHate = 0 WHERE Type = 'LEADER_AUGUSTUS';" calcext:value-type="string">
            <text:p>UPDATE Leaders SET WarmongerHate = 0 WHERE Type = 'LEADER_AUGUSTUS';</text:p>
          </table:table-cell>
          <table:table-cell table:style-name="ce197" table:formula="of:=&quot;UPDATE Leaders SET &quot;&amp;[.$A9]&amp;&quot; = &quot;&amp;[.G9]&amp;&quot; WHERE Type = 'LEADER_&quot;&amp;UPPER([.G$2])&amp;&quot;';&quot;" office:value-type="string" office:string-value="UPDATE Leaders SET WarmongerHate = 0 WHERE Type = 'LEADER_GENGHIS_KHAN';" calcext:value-type="string">
            <text:p>UPDATE Leaders SET WarmongerHate = 0 WHERE Type = 'LEADER_GENGHIS_KHAN';</text:p>
          </table:table-cell>
          <table:table-cell table:style-name="ce197" table:formula="of:=&quot;UPDATE Leaders SET &quot;&amp;[.$A9]&amp;&quot; = &quot;&amp;[.H9]&amp;&quot; WHERE Type = 'LEADER_&quot;&amp;UPPER([.H$2])&amp;&quot;';&quot;" office:value-type="string" office:string-value="UPDATE Leaders SET WarmongerHate = 0 WHERE Type = 'LEADER_HARALD';" calcext:value-type="string">
            <text:p>UPDATE Leaders SET WarmongerHate = 0 WHERE Type = 'LEADER_HARALD';</text:p>
          </table:table-cell>
          <table:table-cell table:style-name="ce197" table:formula="of:=&quot;UPDATE Leaders SET &quot;&amp;[.$A9]&amp;&quot; = &quot;&amp;[.I9]&amp;&quot; WHERE Type = 'LEADER_&quot;&amp;UPPER([.I$2])&amp;&quot;';&quot;" office:value-type="string" office:string-value="UPDATE Leaders SET WarmongerHate = 0 WHERE Type = 'LEADER_ISABELLA';" calcext:value-type="string">
            <text:p>UPDATE Leaders SET WarmongerHate = 0 WHERE Type = 'LEADER_ISABELLA';</text:p>
          </table:table-cell>
          <table:table-cell table:style-name="ce197" table:formula="of:=&quot;UPDATE Leaders SET &quot;&amp;[.$A9]&amp;&quot; = &quot;&amp;[.J9]&amp;&quot; WHERE Type = 'LEADER_&quot;&amp;UPPER([.J$2])&amp;&quot;';&quot;" office:value-type="string" office:string-value="UPDATE Leaders SET WarmongerHate = 0 WHERE Type = 'LEADER_NAPOLEON';" calcext:value-type="string">
            <text:p>UPDATE Leaders SET WarmongerHate = 0 WHERE Type = 'LEADER_NAPOLEON';</text:p>
          </table:table-cell>
          <table:table-cell table:style-name="ce197" table:formula="of:=&quot;UPDATE Leaders SET &quot;&amp;[.$A9]&amp;&quot; = &quot;&amp;[.K9]&amp;&quot; WHERE Type = 'LEADER_&quot;&amp;UPPER([.K$2])&amp;&quot;';&quot;" office:value-type="string" office:string-value="UPDATE Leaders SET WarmongerHate = 0 WHERE Type = 'LEADER_ODA_NOBUNAGA';" calcext:value-type="string">
            <text:p>UPDATE Leaders SET WarmongerHate = 0 WHERE Type = 'LEADER_ODA_NOBUNAGA';</text:p>
          </table:table-cell>
          <table:table-cell table:style-name="ce197" table:formula="of:=&quot;UPDATE Leaders SET &quot;&amp;[.$A9]&amp;&quot; = &quot;&amp;[.L9]&amp;&quot; WHERE Type = 'LEADER_&quot;&amp;UPPER([.L$2])&amp;&quot;';&quot;" office:value-type="string" office:string-value="UPDATE Leaders SET WarmongerHate = 0 WHERE Type = 'LEADER_ENRICO_DANDOLO';" calcext:value-type="string">
            <text:p>UPDATE Leaders SET WarmongerHate = 0 WHERE Type = 'LEADER_ENRICO_DANDOLO';</text:p>
          </table:table-cell>
          <table:table-cell table:style-name="ce197" table:formula="of:=&quot;UPDATE Leaders SET &quot;&amp;[.$A9]&amp;&quot; = &quot;&amp;[.M9]&amp;&quot; WHERE Type = 'LEADER_&quot;&amp;UPPER([.M$2])&amp;&quot;';&quot;" office:value-type="string" office:string-value="UPDATE Leaders SET WarmongerHate = 0 WHERE Type = 'LEADER_SHAKA';" calcext:value-type="string">
            <text:p>UPDATE Leaders SET WarmongerHate = 0 WHERE Type = 'LEADER_SHAKA';</text:p>
          </table:table-cell>
          <table:table-cell table:style-name="ce197" table:formula="of:=&quot;UPDATE Leaders SET &quot;&amp;[.$A9]&amp;&quot; = &quot;&amp;[.N9]&amp;&quot; WHERE Type = 'LEADER_&quot;&amp;UPPER([.N$2])&amp;&quot;';&quot;" office:value-type="string" office:string-value="UPDATE Leaders SET WarmongerHate = 0 WHERE Type = 'LEADER_COALITION';" calcext:value-type="string">
            <text:p>UPDATE Leaders SET WarmongerHate = 0 WHERE Type = 'LEADER_COALITION';</text:p>
          </table:table-cell>
          <table:table-cell table:style-name="ce197" table:formula="of:=&quot;UPDATE Leaders SET &quot;&amp;[.$A9]&amp;&quot; = &quot;&amp;[.O9]&amp;&quot; WHERE Type = 'LEADER_&quot;&amp;UPPER([.O$2])&amp;&quot;';&quot;" office:value-type="string" office:string-value="UPDATE Leaders SET WarmongerHate = 0 WHERE Type = 'LEADER_ALEXANDER';" calcext:value-type="string">
            <text:p>UPDATE Leaders SET WarmongerHate = 0 WHERE Type = 'LEADER_ALEXANDER';</text:p>
          </table:table-cell>
          <table:table-cell table:style-name="ce197" table:formula="of:=&quot;UPDATE Leaders SET &quot;&amp;[.$A9]&amp;&quot; = &quot;&amp;[.P9]&amp;&quot; WHERE Type = 'LEADER_&quot;&amp;UPPER([.P$2])&amp;&quot;';&quot;" office:value-type="string" office:string-value="UPDATE Leaders SET WarmongerHate = 0 WHERE Type = 'LEADER_BISMARCK';" calcext:value-type="string">
            <text:p>UPDATE Leaders SET WarmongerHate = 0 WHERE Type = 'LEADER_BISMARCK';</text:p>
          </table:table-cell>
          <table:table-cell table:style-name="ce197" table:formula="of:=&quot;UPDATE Leaders SET &quot;&amp;[.$A9]&amp;&quot; = &quot;&amp;[.Q9]&amp;&quot; WHERE Type = 'LEADER_&quot;&amp;UPPER([.Q$2])&amp;&quot;';&quot;" office:value-type="string" office:string-value="UPDATE Leaders SET WarmongerHate = 0 WHERE Type = 'LEADER_CATHERINE';" calcext:value-type="string">
            <text:p>UPDATE Leaders SET WarmongerHate = 0 WHERE Type = 'LEADER_CATHERINE';</text:p>
          </table:table-cell>
          <table:table-cell table:style-name="ce197" table:formula="of:=&quot;UPDATE Leaders SET &quot;&amp;[.$A9]&amp;&quot; = &quot;&amp;[.R9]&amp;&quot; WHERE Type = 'LEADER_&quot;&amp;UPPER([.R$2])&amp;&quot;';&quot;" office:value-type="string" office:string-value="UPDATE Leaders SET WarmongerHate = 0 WHERE Type = 'LEADER_ELIZABETH';" calcext:value-type="string">
            <text:p>UPDATE Leaders SET WarmongerHate = 0 WHERE Type = 'LEADER_ELIZABETH';</text:p>
          </table:table-cell>
          <table:table-cell table:style-name="ce197" table:formula="of:=&quot;UPDATE Leaders SET &quot;&amp;[.$A9]&amp;&quot; = &quot;&amp;[.S9]&amp;&quot; WHERE Type = 'LEADER_&quot;&amp;UPPER([.S$2])&amp;&quot;';&quot;" office:value-type="string" office:string-value="UPDATE Leaders SET WarmongerHate = 0 WHERE Type = 'LEADER_GUSTAVUS_ADOLPHUS';" calcext:value-type="string">
            <text:p>UPDATE Leaders SET WarmongerHate = 0 WHERE Type = 'LEADER_GUSTAVUS_ADOLPHUS';</text:p>
          </table:table-cell>
          <table:table-cell table:style-name="ce197" table:formula="of:=&quot;UPDATE Leaders SET &quot;&amp;[.$A9]&amp;&quot; = &quot;&amp;[.T9]&amp;&quot; WHERE Type = 'LEADER_&quot;&amp;UPPER([.T$2])&amp;&quot;';&quot;" office:value-type="string" office:string-value="UPDATE Leaders SET WarmongerHate = 0 WHERE Type = 'LEADER_HIAWATHA';" calcext:value-type="string">
            <text:p>UPDATE Leaders SET WarmongerHate = 0 WHERE Type = 'LEADER_HIAWATHA';</text:p>
          </table:table-cell>
          <table:table-cell table:style-name="ce197" table:formula="of:=&quot;UPDATE Leaders SET &quot;&amp;[.$A9]&amp;&quot; = &quot;&amp;[.U9]&amp;&quot; WHERE Type = 'LEADER_&quot;&amp;UPPER([.U$2])&amp;&quot;';&quot;" office:value-type="string" office:string-value="UPDATE Leaders SET WarmongerHate = 0 WHERE Type = 'LEADER_MONTEZUMA';" calcext:value-type="string">
            <text:p>UPDATE Leaders SET WarmongerHate = 0 WHERE Type = 'LEADER_MONTEZUMA';</text:p>
          </table:table-cell>
          <table:table-cell table:style-name="ce197" table:formula="of:=&quot;UPDATE Leaders SET &quot;&amp;[.$A9]&amp;&quot; = &quot;&amp;[.V9]&amp;&quot; WHERE Type = 'LEADER_&quot;&amp;UPPER([.V$2])&amp;&quot;';&quot;" office:value-type="string" office:string-value="UPDATE Leaders SET WarmongerHate = 0 WHERE Type = 'LEADER_THEODORA';" calcext:value-type="string">
            <text:p>UPDATE Leaders SET WarmongerHate = 0 WHERE Type = 'LEADER_THEODORA';</text:p>
          </table:table-cell>
          <table:table-cell table:style-name="ce197" table:formula="of:=&quot;UPDATE Leaders SET &quot;&amp;[.$A9]&amp;&quot; = &quot;&amp;[.W9]&amp;&quot; WHERE Type = 'LEADER_&quot;&amp;UPPER([.W$2])&amp;&quot;';&quot;" office:value-type="string" office:string-value="UPDATE Leaders SET WarmongerHate = 0 WHERE Type = 'LEADER_GAJAH_MADA';" calcext:value-type="string">
            <text:p>UPDATE Leaders SET WarmongerHate = 0 WHERE Type = 'LEADER_GAJAH_MADA';</text:p>
          </table:table-cell>
          <table:table-cell table:style-name="ce197" table:formula="of:=&quot;UPDATE Leaders SET &quot;&amp;[.$A9]&amp;&quot; = &quot;&amp;[.X9]&amp;&quot; WHERE Type = 'LEADER_&quot;&amp;UPPER([.X$2])&amp;&quot;';&quot;" office:value-type="string" office:string-value="UPDATE Leaders SET WarmongerHate = 0 WHERE Type = 'LEADER_CASIMIR';" calcext:value-type="string">
            <text:p>UPDATE Leaders SET WarmongerHate = 0 WHERE Type = 'LEADER_CASIMIR';</text:p>
          </table:table-cell>
          <table:table-cell table:style-name="ce197" table:formula="of:=&quot;UPDATE Leaders SET &quot;&amp;[.$A9]&amp;&quot; = &quot;&amp;[.Y9]&amp;&quot; WHERE Type = 'LEADER_&quot;&amp;UPPER([.Y$2])&amp;&quot;';&quot;" office:value-type="string" office:string-value="UPDATE Leaders SET WarmongerHate = 0 WHERE Type = 'LEADER_WU_ZETIAN';" calcext:value-type="string">
            <text:p>UPDATE Leaders SET WarmongerHate = 0 WHERE Type = 'LEADER_WU_ZETIAN';</text:p>
          </table:table-cell>
          <table:table-cell table:style-name="ce197" table:formula="of:=&quot;UPDATE Leaders SET &quot;&amp;[.$A9]&amp;&quot; = &quot;&amp;[.Z9]&amp;&quot; WHERE Type = 'LEADER_&quot;&amp;UPPER([.Z$2])&amp;&quot;';&quot;" office:value-type="string" office:string-value="UPDATE Leaders SET WarmongerHate = 4 WHERE Type = 'LEADER_DIPLOMAT';" calcext:value-type="string">
            <text:p>UPDATE Leaders SET WarmongerHate = 4 WHERE Type = 'LEADER_DIPLOMAT';</text:p>
          </table:table-cell>
          <table:table-cell table:style-name="ce197" table:formula="of:=&quot;UPDATE Leaders SET &quot;&amp;[.$A9]&amp;&quot; = &quot;&amp;[.AA9]&amp;&quot; WHERE Type = 'LEADER_&quot;&amp;UPPER([.AA$2])&amp;&quot;';&quot;" office:value-type="string" office:string-value="UPDATE Leaders SET WarmongerHate = 10 WHERE Type = 'LEADER_GANDHI';" calcext:value-type="string">
            <text:p>UPDATE Leaders SET WarmongerHate = 10 WHERE Type = 'LEADER_GANDHI';</text:p>
          </table:table-cell>
          <table:table-cell table:style-name="ce197" table:formula="of:=&quot;UPDATE Leaders SET &quot;&amp;[.$A9]&amp;&quot; = &quot;&amp;[.AB9]&amp;&quot; WHERE Type = 'LEADER_&quot;&amp;UPPER([.AB$2])&amp;&quot;';&quot;" office:value-type="string" office:string-value="UPDATE Leaders SET WarmongerHate = 4 WHERE Type = 'LEADER_SELASSIE';" calcext:value-type="string">
            <text:p>UPDATE Leaders SET WarmongerHate = 4 WHERE Type = 'LEADER_SELASSIE';</text:p>
          </table:table-cell>
          <table:table-cell table:style-name="ce197" table:formula="of:=&quot;UPDATE Leaders SET &quot;&amp;[.$A9]&amp;&quot; = &quot;&amp;[.AC9]&amp;&quot; WHERE Type = 'LEADER_&quot;&amp;UPPER([.AC$2])&amp;&quot;';&quot;" office:value-type="string" office:string-value="UPDATE Leaders SET WarmongerHate = 4 WHERE Type = 'LEADER_KAMEHAMEHA';" calcext:value-type="string">
            <text:p>UPDATE Leaders SET WarmongerHate = 4 WHERE Type = 'LEADER_KAMEHAMEHA';</text:p>
          </table:table-cell>
          <table:table-cell table:style-name="ce197" table:formula="of:=&quot;UPDATE Leaders SET &quot;&amp;[.$A9]&amp;&quot; = &quot;&amp;[.AD9]&amp;&quot; WHERE Type = 'LEADER_&quot;&amp;UPPER([.AD$2])&amp;&quot;';&quot;" office:value-type="string" office:string-value="UPDATE Leaders SET WarmongerHate = 4 WHERE Type = 'LEADER_MARIA_I';" calcext:value-type="string">
            <text:p>UPDATE Leaders SET WarmongerHate = 4 WHERE Type = 'LEADER_MARIA_I';</text:p>
          </table:table-cell>
          <table:table-cell table:style-name="ce197" table:formula="of:=&quot;UPDATE Leaders SET &quot;&amp;[.$A9]&amp;&quot; = &quot;&amp;[.AE9]&amp;&quot; WHERE Type = 'LEADER_&quot;&amp;UPPER([.AE$2])&amp;&quot;';&quot;" office:value-type="string" office:string-value="UPDATE Leaders SET WarmongerHate = 4 WHERE Type = 'LEADER_PACHACUTI';" calcext:value-type="string">
            <text:p>UPDATE Leaders SET WarmongerHate = 4 WHERE Type = 'LEADER_PACHACUTI';</text:p>
          </table:table-cell>
          <table:table-cell table:style-name="ce197" table:formula="of:=&quot;UPDATE Leaders SET &quot;&amp;[.$A9]&amp;&quot; = &quot;&amp;[.AF9]&amp;&quot; WHERE Type = 'LEADER_&quot;&amp;UPPER([.AF$2])&amp;&quot;';&quot;" office:value-type="string" office:string-value="UPDATE Leaders SET WarmongerHate = 4 WHERE Type = 'LEADER_RAMESSES';" calcext:value-type="string">
            <text:p>UPDATE Leaders SET WarmongerHate = 4 WHERE Type = 'LEADER_RAMESSES';</text:p>
          </table:table-cell>
          <table:table-cell table:style-name="ce197" table:formula="of:=&quot;UPDATE Leaders SET &quot;&amp;[.$A9]&amp;&quot; = &quot;&amp;[.AG9]&amp;&quot; WHERE Type = 'LEADER_&quot;&amp;UPPER([.AG$2])&amp;&quot;';&quot;" office:value-type="string" office:string-value="UPDATE Leaders SET WarmongerHate = 4 WHERE Type = 'LEADER_RAMKHAMHAENG';" calcext:value-type="string">
            <text:p>UPDATE Leaders SET WarmongerHate = 4 WHERE Type = 'LEADER_RAMKHAMHAENG';</text:p>
          </table:table-cell>
          <table:table-cell table:style-name="ce197" table:formula="of:=&quot;UPDATE Leaders SET &quot;&amp;[.$A9]&amp;&quot; = &quot;&amp;[.AH9]&amp;&quot; WHERE Type = 'LEADER_&quot;&amp;UPPER([.AH$2])&amp;&quot;';&quot;" office:value-type="string" office:string-value="UPDATE Leaders SET WarmongerHate = 4 WHERE Type = 'LEADER_PEDRO';" calcext:value-type="string">
            <text:p>UPDATE Leaders SET WarmongerHate = 4 WHERE Type = 'LEADER_PEDRO';</text:p>
          </table:table-cell>
          <table:table-cell table:style-name="ce197" table:formula="of:=&quot;UPDATE Leaders SET &quot;&amp;[.$A9]&amp;&quot; = &quot;&amp;[.AI9]&amp;&quot; WHERE Type = 'LEADER_&quot;&amp;UPPER([.AI$2])&amp;&quot;';&quot;" office:value-type="string" office:string-value="UPDATE Leaders SET WarmongerHate = 4 WHERE Type = 'LEADER_AHMAD_ALMANSUR';" calcext:value-type="string">
            <text:p>UPDATE Leaders SET WarmongerHate = 4 WHERE Type = 'LEADER_AHMAD_ALMANSUR';</text:p>
          </table:table-cell>
          <table:table-cell table:style-name="ce197" table:formula="of:=&quot;UPDATE Leaders SET &quot;&amp;[.$A9]&amp;&quot; = &quot;&amp;[.AJ9]&amp;&quot; WHERE Type = 'LEADER_&quot;&amp;UPPER([.AJ$2])&amp;&quot;';&quot;" office:value-type="string" office:string-value="UPDATE Leaders SET WarmongerHate = 4 WHERE Type = 'LEADER_SEJONG';" calcext:value-type="string">
            <text:p>UPDATE Leaders SET WarmongerHate = 4 WHERE Type = 'LEADER_SEJONG';</text:p>
          </table:table-cell>
          <table:table-cell table:style-name="ce197" table:formula="of:=&quot;UPDATE Leaders SET &quot;&amp;[.$A9]&amp;&quot; = &quot;&amp;[.AK9]&amp;&quot; WHERE Type = 'LEADER_&quot;&amp;UPPER([.AK$2])&amp;&quot;';&quot;" office:value-type="string" office:string-value="UPDATE Leaders SET WarmongerHate = 3 WHERE Type = 'LEADER_EXPANSIONIST';" calcext:value-type="string">
            <text:p>UPDATE Leaders SET WarmongerHate = 3 WHERE Type = 'LEADER_EXPANSIONIST';</text:p>
          </table:table-cell>
          <table:table-cell table:style-name="ce197" table:formula="of:=&quot;UPDATE Leaders SET &quot;&amp;[.$A9]&amp;&quot; = &quot;&amp;[.AL9]&amp;&quot; WHERE Type = 'LEADER_&quot;&amp;UPPER([.AL$2])&amp;&quot;';&quot;" office:value-type="string" office:string-value="UPDATE Leaders SET WarmongerHate = 3 WHERE Type = 'LEADER_BOUDICCA';" calcext:value-type="string">
            <text:p>UPDATE Leaders SET WarmongerHate = 3 WHERE Type = 'LEADER_BOUDICCA';</text:p>
          </table:table-cell>
          <table:table-cell table:style-name="ce197" table:formula="of:=&quot;UPDATE Leaders SET &quot;&amp;[.$A9]&amp;&quot; = &quot;&amp;[.AM9]&amp;&quot; WHERE Type = 'LEADER_&quot;&amp;UPPER([.AM$2])&amp;&quot;';&quot;" office:value-type="string" office:string-value="UPDATE Leaders SET WarmongerHate = 3 WHERE Type = 'LEADER_DARIUS';" calcext:value-type="string">
            <text:p>UPDATE Leaders SET WarmongerHate = 3 WHERE Type = 'LEADER_DARIUS';</text:p>
          </table:table-cell>
          <table:table-cell table:style-name="ce197" table:formula="of:=&quot;UPDATE Leaders SET &quot;&amp;[.$A9]&amp;&quot; = &quot;&amp;[.AN9]&amp;&quot; WHERE Type = 'LEADER_&quot;&amp;UPPER([.AN$2])&amp;&quot;';&quot;" office:value-type="string" office:string-value="UPDATE Leaders SET WarmongerHate = 3 WHERE Type = 'LEADER_DIDO';" calcext:value-type="string">
            <text:p>UPDATE Leaders SET WarmongerHate = 3 WHERE Type = 'LEADER_DIDO';</text:p>
          </table:table-cell>
          <table:table-cell table:style-name="ce197" table:formula="of:=&quot;UPDATE Leaders SET &quot;&amp;[.$A9]&amp;&quot; = &quot;&amp;[.AO9]&amp;&quot; WHERE Type = 'LEADER_&quot;&amp;UPPER([.AO$2])&amp;&quot;';&quot;" office:value-type="string" office:string-value="UPDATE Leaders SET WarmongerHate = 3 WHERE Type = 'LEADER_HARUN_AL_RASHID';" calcext:value-type="string">
            <text:p>UPDATE Leaders SET WarmongerHate = 3 WHERE Type = 'LEADER_HARUN_AL_RASHID';</text:p>
          </table:table-cell>
          <table:table-cell table:style-name="ce197" table:formula="of:=&quot;UPDATE Leaders SET &quot;&amp;[.$A9]&amp;&quot; = &quot;&amp;[.AP9]&amp;&quot; WHERE Type = 'LEADER_&quot;&amp;UPPER([.AP$2])&amp;&quot;';&quot;" office:value-type="string" office:string-value="UPDATE Leaders SET WarmongerHate = 3 WHERE Type = 'LEADER_NEBUCHADNEZZAR';" calcext:value-type="string">
            <text:p>UPDATE Leaders SET WarmongerHate = 3 WHERE Type = 'LEADER_NEBUCHADNEZZAR';</text:p>
          </table:table-cell>
          <table:table-cell table:style-name="ce197" table:formula="of:=&quot;UPDATE Leaders SET &quot;&amp;[.$A9]&amp;&quot; = &quot;&amp;[.AQ9]&amp;&quot; WHERE Type = 'LEADER_&quot;&amp;UPPER([.AQ$2])&amp;&quot;';&quot;" office:value-type="string" office:string-value="UPDATE Leaders SET WarmongerHate = 3 WHERE Type = 'LEADER_PACAL';" calcext:value-type="string">
            <text:p>UPDATE Leaders SET WarmongerHate = 3 WHERE Type = 'LEADER_PACAL';</text:p>
          </table:table-cell>
          <table:table-cell table:style-name="ce197" table:formula="of:=&quot;UPDATE Leaders SET &quot;&amp;[.$A9]&amp;&quot; = &quot;&amp;[.AR9]&amp;&quot; WHERE Type = 'LEADER_&quot;&amp;UPPER([.AR$2])&amp;&quot;';&quot;" office:value-type="string" office:string-value="UPDATE Leaders SET WarmongerHate = 3 WHERE Type = 'LEADER_SULEIMAN';" calcext:value-type="string">
            <text:p>UPDATE Leaders SET WarmongerHate = 3 WHERE Type = 'LEADER_SULEIMAN';</text:p>
          </table:table-cell>
          <table:table-cell table:style-name="ce197" table:formula="of:=&quot;UPDATE Leaders SET &quot;&amp;[.$A9]&amp;&quot; = &quot;&amp;[.AS9]&amp;&quot; WHERE Type = 'LEADER_&quot;&amp;UPPER([.AS$2])&amp;&quot;';&quot;" office:value-type="string" office:string-value="UPDATE Leaders SET WarmongerHate = 3 WHERE Type = 'LEADER_WASHINGTON';" calcext:value-type="string">
            <text:p>UPDATE Leaders SET WarmongerHate = 3 WHERE Type = 'LEADER_WASHINGTON';</text:p>
          </table:table-cell>
          <table:table-cell table:style-name="ce197" table:formula="of:=&quot;UPDATE Leaders SET &quot;&amp;[.$A9]&amp;&quot; = &quot;&amp;[.AT9]&amp;&quot; WHERE Type = 'LEADER_&quot;&amp;UPPER([.AT$2])&amp;&quot;';&quot;" office:value-type="string" office:string-value="UPDATE Leaders SET WarmongerHate = 3 WHERE Type = 'LEADER_MARIA';" calcext:value-type="string">
            <text:p>UPDATE Leaders SET WarmongerHate = 3 WHERE Type = 'LEADER_MARIA';</text:p>
          </table:table-cell>
          <table:table-cell table:style-name="ce197" table:formula="of:=&quot;UPDATE Leaders SET &quot;&amp;[.$A9]&amp;&quot; = &quot;&amp;[.AU9]&amp;&quot; WHERE Type = 'LEADER_&quot;&amp;UPPER([.AU$2])&amp;&quot;';&quot;" office:value-type="string" office:string-value="UPDATE Leaders SET WarmongerHate = 3 WHERE Type = 'LEADER_POCATELLO';" calcext:value-type="string">
            <text:p>UPDATE Leaders SET WarmongerHate = 3 WHERE Type = 'LEADER_POCATELLO';</text:p>
          </table:table-cell>
          <table:table-cell table:style-name="ce197" table:formula="of:=&quot;UPDATE Leaders SET &quot;&amp;[.$A9]&amp;&quot; = &quot;&amp;[.AV9]&amp;&quot; WHERE Type = 'LEADER_&quot;&amp;UPPER([.AV$2])&amp;&quot;';&quot;" office:value-type="string" office:string-value="UPDATE Leaders SET WarmongerHate = 3 WHERE Type = 'LEADER_WILLIAM';" calcext:value-type="string">
            <text:p>UPDATE Leaders SET WarmongerHate = 3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10]&amp;&quot; = &quot;&amp;[.C10]&amp;&quot; WHERE Type = 'LEADER_&quot;&amp;UPPER([.C$2])&amp;&quot;';&quot;" office:value-type="string" office:string-value="UPDATE Leaders SET DenounceWillingness = 7 WHERE Type = 'LEADER_ASHURBANIPAL';" calcext:value-type="string">
            <text:p>UPDATE Leaders SET DenounceWillingness = 7 WHERE Type = 'LEADER_ASHURBANIPAL';</text:p>
          </table:table-cell>
          <table:table-cell table:style-name="ce197" table:formula="of:=&quot;UPDATE Leaders SET &quot;&amp;[.$A10]&amp;&quot; = &quot;&amp;[.D10]&amp;&quot; WHERE Type = 'LEADER_&quot;&amp;UPPER([.D$2])&amp;&quot;';&quot;" office:value-type="string" office:string-value="UPDATE Leaders SET DenounceWillingness = 7 WHERE Type = 'LEADER_ASKIA';" calcext:value-type="string">
            <text:p>UPDATE Leaders SET DenounceWillingness = 7 WHERE Type = 'LEADER_ASKIA';</text:p>
          </table:table-cell>
          <table:table-cell table:style-name="ce197" table:formula="of:=&quot;UPDATE Leaders SET &quot;&amp;[.$A10]&amp;&quot; = &quot;&amp;[.E10]&amp;&quot; WHERE Type = 'LEADER_&quot;&amp;UPPER([.E$2])&amp;&quot;';&quot;" office:value-type="string" office:string-value="UPDATE Leaders SET DenounceWillingness = 7 WHERE Type = 'LEADER_ATTILA';" calcext:value-type="string">
            <text:p>UPDATE Leaders SET DenounceWillingness = 7 WHERE Type = 'LEADER_ATTILA';</text:p>
          </table:table-cell>
          <table:table-cell table:style-name="ce197" table:formula="of:=&quot;UPDATE Leaders SET &quot;&amp;[.$A10]&amp;&quot; = &quot;&amp;[.F10]&amp;&quot; WHERE Type = 'LEADER_&quot;&amp;UPPER([.F$2])&amp;&quot;';&quot;" office:value-type="string" office:string-value="UPDATE Leaders SET DenounceWillingness = 7 WHERE Type = 'LEADER_AUGUSTUS';" calcext:value-type="string">
            <text:p>UPDATE Leaders SET DenounceWillingness = 7 WHERE Type = 'LEADER_AUGUSTUS';</text:p>
          </table:table-cell>
          <table:table-cell table:style-name="ce197" table:formula="of:=&quot;UPDATE Leaders SET &quot;&amp;[.$A10]&amp;&quot; = &quot;&amp;[.G10]&amp;&quot; WHERE Type = 'LEADER_&quot;&amp;UPPER([.G$2])&amp;&quot;';&quot;" office:value-type="string" office:string-value="UPDATE Leaders SET DenounceWillingness = 7 WHERE Type = 'LEADER_GENGHIS_KHAN';" calcext:value-type="string">
            <text:p>UPDATE Leaders SET DenounceWillingness = 7 WHERE Type = 'LEADER_GENGHIS_KHAN';</text:p>
          </table:table-cell>
          <table:table-cell table:style-name="ce197" table:formula="of:=&quot;UPDATE Leaders SET &quot;&amp;[.$A10]&amp;&quot; = &quot;&amp;[.H10]&amp;&quot; WHERE Type = 'LEADER_&quot;&amp;UPPER([.H$2])&amp;&quot;';&quot;" office:value-type="string" office:string-value="UPDATE Leaders SET DenounceWillingness = 7 WHERE Type = 'LEADER_HARALD';" calcext:value-type="string">
            <text:p>UPDATE Leaders SET DenounceWillingness = 7 WHERE Type = 'LEADER_HARALD';</text:p>
          </table:table-cell>
          <table:table-cell table:style-name="ce197" table:formula="of:=&quot;UPDATE Leaders SET &quot;&amp;[.$A10]&amp;&quot; = &quot;&amp;[.I10]&amp;&quot; WHERE Type = 'LEADER_&quot;&amp;UPPER([.I$2])&amp;&quot;';&quot;" office:value-type="string" office:string-value="UPDATE Leaders SET DenounceWillingness = 7 WHERE Type = 'LEADER_ISABELLA';" calcext:value-type="string">
            <text:p>UPDATE Leaders SET DenounceWillingness = 7 WHERE Type = 'LEADER_ISABELLA';</text:p>
          </table:table-cell>
          <table:table-cell table:style-name="ce197" table:formula="of:=&quot;UPDATE Leaders SET &quot;&amp;[.$A10]&amp;&quot; = &quot;&amp;[.J10]&amp;&quot; WHERE Type = 'LEADER_&quot;&amp;UPPER([.J$2])&amp;&quot;';&quot;" office:value-type="string" office:string-value="UPDATE Leaders SET DenounceWillingness = 7 WHERE Type = 'LEADER_NAPOLEON';" calcext:value-type="string">
            <text:p>UPDATE Leaders SET DenounceWillingness = 7 WHERE Type = 'LEADER_NAPOLEON';</text:p>
          </table:table-cell>
          <table:table-cell table:style-name="ce197" table:formula="of:=&quot;UPDATE Leaders SET &quot;&amp;[.$A10]&amp;&quot; = &quot;&amp;[.K10]&amp;&quot; WHERE Type = 'LEADER_&quot;&amp;UPPER([.K$2])&amp;&quot;';&quot;" office:value-type="string" office:string-value="UPDATE Leaders SET DenounceWillingness = 7 WHERE Type = 'LEADER_ODA_NOBUNAGA';" calcext:value-type="string">
            <text:p>UPDATE Leaders SET DenounceWillingness = 7 WHERE Type = 'LEADER_ODA_NOBUNAGA';</text:p>
          </table:table-cell>
          <table:table-cell table:style-name="ce197" table:formula="of:=&quot;UPDATE Leaders SET &quot;&amp;[.$A10]&amp;&quot; = &quot;&amp;[.L10]&amp;&quot; WHERE Type = 'LEADER_&quot;&amp;UPPER([.L$2])&amp;&quot;';&quot;" office:value-type="string" office:string-value="UPDATE Leaders SET DenounceWillingness = 7 WHERE Type = 'LEADER_ENRICO_DANDOLO';" calcext:value-type="string">
            <text:p>UPDATE Leaders SET DenounceWillingness = 7 WHERE Type = 'LEADER_ENRICO_DANDOLO';</text:p>
          </table:table-cell>
          <table:table-cell table:style-name="ce197" table:formula="of:=&quot;UPDATE Leaders SET &quot;&amp;[.$A10]&amp;&quot; = &quot;&amp;[.M10]&amp;&quot; WHERE Type = 'LEADER_&quot;&amp;UPPER([.M$2])&amp;&quot;';&quot;" office:value-type="string" office:string-value="UPDATE Leaders SET DenounceWillingness = 7 WHERE Type = 'LEADER_SHAKA';" calcext:value-type="string">
            <text:p>UPDATE Leaders SET DenounceWillingness = 7 WHERE Type = 'LEADER_SHAKA';</text:p>
          </table:table-cell>
          <table:table-cell table:style-name="ce197" table:formula="of:=&quot;UPDATE Leaders SET &quot;&amp;[.$A10]&amp;&quot; = &quot;&amp;[.N10]&amp;&quot; WHERE Type = 'LEADER_&quot;&amp;UPPER([.N$2])&amp;&quot;';&quot;" office:value-type="string" office:string-value="UPDATE Leaders SET DenounceWillingness = 7 WHERE Type = 'LEADER_COALITION';" calcext:value-type="string">
            <text:p>UPDATE Leaders SET DenounceWillingness = 7 WHERE Type = 'LEADER_COALITION';</text:p>
          </table:table-cell>
          <table:table-cell table:style-name="ce197" table:formula="of:=&quot;UPDATE Leaders SET &quot;&amp;[.$A10]&amp;&quot; = &quot;&amp;[.O10]&amp;&quot; WHERE Type = 'LEADER_&quot;&amp;UPPER([.O$2])&amp;&quot;';&quot;" office:value-type="string" office:string-value="UPDATE Leaders SET DenounceWillingness = 7 WHERE Type = 'LEADER_ALEXANDER';" calcext:value-type="string">
            <text:p>UPDATE Leaders SET DenounceWillingness = 7 WHERE Type = 'LEADER_ALEXANDER';</text:p>
          </table:table-cell>
          <table:table-cell table:style-name="ce197" table:formula="of:=&quot;UPDATE Leaders SET &quot;&amp;[.$A10]&amp;&quot; = &quot;&amp;[.P10]&amp;&quot; WHERE Type = 'LEADER_&quot;&amp;UPPER([.P$2])&amp;&quot;';&quot;" office:value-type="string" office:string-value="UPDATE Leaders SET DenounceWillingness = 7 WHERE Type = 'LEADER_BISMARCK';" calcext:value-type="string">
            <text:p>UPDATE Leaders SET DenounceWillingness = 7 WHERE Type = 'LEADER_BISMARCK';</text:p>
          </table:table-cell>
          <table:table-cell table:style-name="ce197" table:formula="of:=&quot;UPDATE Leaders SET &quot;&amp;[.$A10]&amp;&quot; = &quot;&amp;[.Q10]&amp;&quot; WHERE Type = 'LEADER_&quot;&amp;UPPER([.Q$2])&amp;&quot;';&quot;" office:value-type="string" office:string-value="UPDATE Leaders SET DenounceWillingness = 7 WHERE Type = 'LEADER_CATHERINE';" calcext:value-type="string">
            <text:p>UPDATE Leaders SET DenounceWillingness = 7 WHERE Type = 'LEADER_CATHERINE';</text:p>
          </table:table-cell>
          <table:table-cell table:style-name="ce197" table:formula="of:=&quot;UPDATE Leaders SET &quot;&amp;[.$A10]&amp;&quot; = &quot;&amp;[.R10]&amp;&quot; WHERE Type = 'LEADER_&quot;&amp;UPPER([.R$2])&amp;&quot;';&quot;" office:value-type="string" office:string-value="UPDATE Leaders SET DenounceWillingness = 7 WHERE Type = 'LEADER_ELIZABETH';" calcext:value-type="string">
            <text:p>UPDATE Leaders SET DenounceWillingness = 7 WHERE Type = 'LEADER_ELIZABETH';</text:p>
          </table:table-cell>
          <table:table-cell table:style-name="ce197" table:formula="of:=&quot;UPDATE Leaders SET &quot;&amp;[.$A10]&amp;&quot; = &quot;&amp;[.S10]&amp;&quot; WHERE Type = 'LEADER_&quot;&amp;UPPER([.S$2])&amp;&quot;';&quot;" office:value-type="string" office:string-value="UPDATE Leaders SET DenounceWillingness = 7 WHERE Type = 'LEADER_GUSTAVUS_ADOLPHUS';" calcext:value-type="string">
            <text:p>UPDATE Leaders SET DenounceWillingness = 7 WHERE Type = 'LEADER_GUSTAVUS_ADOLPHUS';</text:p>
          </table:table-cell>
          <table:table-cell table:style-name="ce197" table:formula="of:=&quot;UPDATE Leaders SET &quot;&amp;[.$A10]&amp;&quot; = &quot;&amp;[.T10]&amp;&quot; WHERE Type = 'LEADER_&quot;&amp;UPPER([.T$2])&amp;&quot;';&quot;" office:value-type="string" office:string-value="UPDATE Leaders SET DenounceWillingness = 7 WHERE Type = 'LEADER_HIAWATHA';" calcext:value-type="string">
            <text:p>UPDATE Leaders SET DenounceWillingness = 7 WHERE Type = 'LEADER_HIAWATHA';</text:p>
          </table:table-cell>
          <table:table-cell table:style-name="ce197" table:formula="of:=&quot;UPDATE Leaders SET &quot;&amp;[.$A10]&amp;&quot; = &quot;&amp;[.U10]&amp;&quot; WHERE Type = 'LEADER_&quot;&amp;UPPER([.U$2])&amp;&quot;';&quot;" office:value-type="string" office:string-value="UPDATE Leaders SET DenounceWillingness = 7 WHERE Type = 'LEADER_MONTEZUMA';" calcext:value-type="string">
            <text:p>UPDATE Leaders SET DenounceWillingness = 7 WHERE Type = 'LEADER_MONTEZUMA';</text:p>
          </table:table-cell>
          <table:table-cell table:style-name="ce197" table:formula="of:=&quot;UPDATE Leaders SET &quot;&amp;[.$A10]&amp;&quot; = &quot;&amp;[.V10]&amp;&quot; WHERE Type = 'LEADER_&quot;&amp;UPPER([.V$2])&amp;&quot;';&quot;" office:value-type="string" office:string-value="UPDATE Leaders SET DenounceWillingness = 7 WHERE Type = 'LEADER_THEODORA';" calcext:value-type="string">
            <text:p>UPDATE Leaders SET DenounceWillingness = 7 WHERE Type = 'LEADER_THEODORA';</text:p>
          </table:table-cell>
          <table:table-cell table:style-name="ce197" table:formula="of:=&quot;UPDATE Leaders SET &quot;&amp;[.$A10]&amp;&quot; = &quot;&amp;[.W10]&amp;&quot; WHERE Type = 'LEADER_&quot;&amp;UPPER([.W$2])&amp;&quot;';&quot;" office:value-type="string" office:string-value="UPDATE Leaders SET DenounceWillingness = 7 WHERE Type = 'LEADER_GAJAH_MADA';" calcext:value-type="string">
            <text:p>UPDATE Leaders SET DenounceWillingness = 7 WHERE Type = 'LEADER_GAJAH_MADA';</text:p>
          </table:table-cell>
          <table:table-cell table:style-name="ce197" table:formula="of:=&quot;UPDATE Leaders SET &quot;&amp;[.$A10]&amp;&quot; = &quot;&amp;[.X10]&amp;&quot; WHERE Type = 'LEADER_&quot;&amp;UPPER([.X$2])&amp;&quot;';&quot;" office:value-type="string" office:string-value="UPDATE Leaders SET DenounceWillingness = 7 WHERE Type = 'LEADER_CASIMIR';" calcext:value-type="string">
            <text:p>UPDATE Leaders SET DenounceWillingness = 7 WHERE Type = 'LEADER_CASIMIR';</text:p>
          </table:table-cell>
          <table:table-cell table:style-name="ce197" table:formula="of:=&quot;UPDATE Leaders SET &quot;&amp;[.$A10]&amp;&quot; = &quot;&amp;[.Y10]&amp;&quot; WHERE Type = 'LEADER_&quot;&amp;UPPER([.Y$2])&amp;&quot;';&quot;" office:value-type="string" office:string-value="UPDATE Leaders SET DenounceWillingness = 7 WHERE Type = 'LEADER_WU_ZETIAN';" calcext:value-type="string">
            <text:p>UPDATE Leaders SET DenounceWillingness = 7 WHERE Type = 'LEADER_WU_ZETIAN';</text:p>
          </table:table-cell>
          <table:table-cell table:style-name="ce197" table:formula="of:=&quot;UPDATE Leaders SET &quot;&amp;[.$A10]&amp;&quot; = &quot;&amp;[.Z10]&amp;&quot; WHERE Type = 'LEADER_&quot;&amp;UPPER([.Z$2])&amp;&quot;';&quot;" office:value-type="string" office:string-value="UPDATE Leaders SET DenounceWillingness = 3 WHERE Type = 'LEADER_DIPLOMAT';" calcext:value-type="string">
            <text:p>UPDATE Leaders SET DenounceWillingness = 3 WHERE Type = 'LEADER_DIPLOMAT';</text:p>
          </table:table-cell>
          <table:table-cell table:style-name="ce197" table:formula="of:=&quot;UPDATE Leaders SET &quot;&amp;[.$A10]&amp;&quot; = &quot;&amp;[.AA10]&amp;&quot; WHERE Type = 'LEADER_&quot;&amp;UPPER([.AA$2])&amp;&quot;';&quot;" office:value-type="string" office:string-value="UPDATE Leaders SET DenounceWillingness = 3 WHERE Type = 'LEADER_GANDHI';" calcext:value-type="string">
            <text:p>UPDATE Leaders SET DenounceWillingness = 3 WHERE Type = 'LEADER_GANDHI';</text:p>
          </table:table-cell>
          <table:table-cell table:style-name="ce197" table:formula="of:=&quot;UPDATE Leaders SET &quot;&amp;[.$A10]&amp;&quot; = &quot;&amp;[.AB10]&amp;&quot; WHERE Type = 'LEADER_&quot;&amp;UPPER([.AB$2])&amp;&quot;';&quot;" office:value-type="string" office:string-value="UPDATE Leaders SET DenounceWillingness = 3 WHERE Type = 'LEADER_SELASSIE';" calcext:value-type="string">
            <text:p>UPDATE Leaders SET DenounceWillingness = 3 WHERE Type = 'LEADER_SELASSIE';</text:p>
          </table:table-cell>
          <table:table-cell table:style-name="ce197" table:formula="of:=&quot;UPDATE Leaders SET &quot;&amp;[.$A10]&amp;&quot; = &quot;&amp;[.AC10]&amp;&quot; WHERE Type = 'LEADER_&quot;&amp;UPPER([.AC$2])&amp;&quot;';&quot;" office:value-type="string" office:string-value="UPDATE Leaders SET DenounceWillingness = 3 WHERE Type = 'LEADER_KAMEHAMEHA';" calcext:value-type="string">
            <text:p>UPDATE Leaders SET DenounceWillingness = 3 WHERE Type = 'LEADER_KAMEHAMEHA';</text:p>
          </table:table-cell>
          <table:table-cell table:style-name="ce197" table:formula="of:=&quot;UPDATE Leaders SET &quot;&amp;[.$A10]&amp;&quot; = &quot;&amp;[.AD10]&amp;&quot; WHERE Type = 'LEADER_&quot;&amp;UPPER([.AD$2])&amp;&quot;';&quot;" office:value-type="string" office:string-value="UPDATE Leaders SET DenounceWillingness = 3 WHERE Type = 'LEADER_MARIA_I';" calcext:value-type="string">
            <text:p>UPDATE Leaders SET DenounceWillingness = 3 WHERE Type = 'LEADER_MARIA_I';</text:p>
          </table:table-cell>
          <table:table-cell table:style-name="ce197" table:formula="of:=&quot;UPDATE Leaders SET &quot;&amp;[.$A10]&amp;&quot; = &quot;&amp;[.AE10]&amp;&quot; WHERE Type = 'LEADER_&quot;&amp;UPPER([.AE$2])&amp;&quot;';&quot;" office:value-type="string" office:string-value="UPDATE Leaders SET DenounceWillingness = 3 WHERE Type = 'LEADER_PACHACUTI';" calcext:value-type="string">
            <text:p>UPDATE Leaders SET DenounceWillingness = 3 WHERE Type = 'LEADER_PACHACUTI';</text:p>
          </table:table-cell>
          <table:table-cell table:style-name="ce197" table:formula="of:=&quot;UPDATE Leaders SET &quot;&amp;[.$A10]&amp;&quot; = &quot;&amp;[.AF10]&amp;&quot; WHERE Type = 'LEADER_&quot;&amp;UPPER([.AF$2])&amp;&quot;';&quot;" office:value-type="string" office:string-value="UPDATE Leaders SET DenounceWillingness = 3 WHERE Type = 'LEADER_RAMESSES';" calcext:value-type="string">
            <text:p>UPDATE Leaders SET DenounceWillingness = 3 WHERE Type = 'LEADER_RAMESSES';</text:p>
          </table:table-cell>
          <table:table-cell table:style-name="ce197" table:formula="of:=&quot;UPDATE Leaders SET &quot;&amp;[.$A10]&amp;&quot; = &quot;&amp;[.AG10]&amp;&quot; WHERE Type = 'LEADER_&quot;&amp;UPPER([.AG$2])&amp;&quot;';&quot;" office:value-type="string" office:string-value="UPDATE Leaders SET DenounceWillingness = 3 WHERE Type = 'LEADER_RAMKHAMHAENG';" calcext:value-type="string">
            <text:p>UPDATE Leaders SET DenounceWillingness = 3 WHERE Type = 'LEADER_RAMKHAMHAENG';</text:p>
          </table:table-cell>
          <table:table-cell table:style-name="ce197" table:formula="of:=&quot;UPDATE Leaders SET &quot;&amp;[.$A10]&amp;&quot; = &quot;&amp;[.AH10]&amp;&quot; WHERE Type = 'LEADER_&quot;&amp;UPPER([.AH$2])&amp;&quot;';&quot;" office:value-type="string" office:string-value="UPDATE Leaders SET DenounceWillingness = 3 WHERE Type = 'LEADER_PEDRO';" calcext:value-type="string">
            <text:p>UPDATE Leaders SET DenounceWillingness = 3 WHERE Type = 'LEADER_PEDRO';</text:p>
          </table:table-cell>
          <table:table-cell table:style-name="ce197" table:formula="of:=&quot;UPDATE Leaders SET &quot;&amp;[.$A10]&amp;&quot; = &quot;&amp;[.AI10]&amp;&quot; WHERE Type = 'LEADER_&quot;&amp;UPPER([.AI$2])&amp;&quot;';&quot;" office:value-type="string" office:string-value="UPDATE Leaders SET DenounceWillingness = 3 WHERE Type = 'LEADER_AHMAD_ALMANSUR';" calcext:value-type="string">
            <text:p>UPDATE Leaders SET DenounceWillingness = 3 WHERE Type = 'LEADER_AHMAD_ALMANSUR';</text:p>
          </table:table-cell>
          <table:table-cell table:style-name="ce197" table:formula="of:=&quot;UPDATE Leaders SET &quot;&amp;[.$A10]&amp;&quot; = &quot;&amp;[.AJ10]&amp;&quot; WHERE Type = 'LEADER_&quot;&amp;UPPER([.AJ$2])&amp;&quot;';&quot;" office:value-type="string" office:string-value="UPDATE Leaders SET DenounceWillingness = 3 WHERE Type = 'LEADER_SEJONG';" calcext:value-type="string">
            <text:p>UPDATE Leaders SET DenounceWillingness = 3 WHERE Type = 'LEADER_SEJONG';</text:p>
          </table:table-cell>
          <table:table-cell table:style-name="ce197" table:formula="of:=&quot;UPDATE Leaders SET &quot;&amp;[.$A10]&amp;&quot; = &quot;&amp;[.AK10]&amp;&quot; WHERE Type = 'LEADER_&quot;&amp;UPPER([.AK$2])&amp;&quot;';&quot;" office:value-type="string" office:string-value="UPDATE Leaders SET DenounceWillingness = 3 WHERE Type = 'LEADER_EXPANSIONIST';" calcext:value-type="string">
            <text:p>UPDATE Leaders SET DenounceWillingness = 3 WHERE Type = 'LEADER_EXPANSIONIST';</text:p>
          </table:table-cell>
          <table:table-cell table:style-name="ce197" table:formula="of:=&quot;UPDATE Leaders SET &quot;&amp;[.$A10]&amp;&quot; = &quot;&amp;[.AL10]&amp;&quot; WHERE Type = 'LEADER_&quot;&amp;UPPER([.AL$2])&amp;&quot;';&quot;" office:value-type="string" office:string-value="UPDATE Leaders SET DenounceWillingness = 3 WHERE Type = 'LEADER_BOUDICCA';" calcext:value-type="string">
            <text:p>UPDATE Leaders SET DenounceWillingness = 3 WHERE Type = 'LEADER_BOUDICCA';</text:p>
          </table:table-cell>
          <table:table-cell table:style-name="ce197" table:formula="of:=&quot;UPDATE Leaders SET &quot;&amp;[.$A10]&amp;&quot; = &quot;&amp;[.AM10]&amp;&quot; WHERE Type = 'LEADER_&quot;&amp;UPPER([.AM$2])&amp;&quot;';&quot;" office:value-type="string" office:string-value="UPDATE Leaders SET DenounceWillingness = 3 WHERE Type = 'LEADER_DARIUS';" calcext:value-type="string">
            <text:p>UPDATE Leaders SET DenounceWillingness = 3 WHERE Type = 'LEADER_DARIUS';</text:p>
          </table:table-cell>
          <table:table-cell table:style-name="ce197" table:formula="of:=&quot;UPDATE Leaders SET &quot;&amp;[.$A10]&amp;&quot; = &quot;&amp;[.AN10]&amp;&quot; WHERE Type = 'LEADER_&quot;&amp;UPPER([.AN$2])&amp;&quot;';&quot;" office:value-type="string" office:string-value="UPDATE Leaders SET DenounceWillingness = 3 WHERE Type = 'LEADER_DIDO';" calcext:value-type="string">
            <text:p>UPDATE Leaders SET DenounceWillingness = 3 WHERE Type = 'LEADER_DIDO';</text:p>
          </table:table-cell>
          <table:table-cell table:style-name="ce197" table:formula="of:=&quot;UPDATE Leaders SET &quot;&amp;[.$A10]&amp;&quot; = &quot;&amp;[.AO10]&amp;&quot; WHERE Type = 'LEADER_&quot;&amp;UPPER([.AO$2])&amp;&quot;';&quot;" office:value-type="string" office:string-value="UPDATE Leaders SET DenounceWillingness = 3 WHERE Type = 'LEADER_HARUN_AL_RASHID';" calcext:value-type="string">
            <text:p>UPDATE Leaders SET DenounceWillingness = 3 WHERE Type = 'LEADER_HARUN_AL_RASHID';</text:p>
          </table:table-cell>
          <table:table-cell table:style-name="ce197" table:formula="of:=&quot;UPDATE Leaders SET &quot;&amp;[.$A10]&amp;&quot; = &quot;&amp;[.AP10]&amp;&quot; WHERE Type = 'LEADER_&quot;&amp;UPPER([.AP$2])&amp;&quot;';&quot;" office:value-type="string" office:string-value="UPDATE Leaders SET DenounceWillingness = 3 WHERE Type = 'LEADER_NEBUCHADNEZZAR';" calcext:value-type="string">
            <text:p>UPDATE Leaders SET DenounceWillingness = 3 WHERE Type = 'LEADER_NEBUCHADNEZZAR';</text:p>
          </table:table-cell>
          <table:table-cell table:style-name="ce197" table:formula="of:=&quot;UPDATE Leaders SET &quot;&amp;[.$A10]&amp;&quot; = &quot;&amp;[.AQ10]&amp;&quot; WHERE Type = 'LEADER_&quot;&amp;UPPER([.AQ$2])&amp;&quot;';&quot;" office:value-type="string" office:string-value="UPDATE Leaders SET DenounceWillingness = 3 WHERE Type = 'LEADER_PACAL';" calcext:value-type="string">
            <text:p>UPDATE Leaders SET DenounceWillingness = 3 WHERE Type = 'LEADER_PACAL';</text:p>
          </table:table-cell>
          <table:table-cell table:style-name="ce197" table:formula="of:=&quot;UPDATE Leaders SET &quot;&amp;[.$A10]&amp;&quot; = &quot;&amp;[.AR10]&amp;&quot; WHERE Type = 'LEADER_&quot;&amp;UPPER([.AR$2])&amp;&quot;';&quot;" office:value-type="string" office:string-value="UPDATE Leaders SET DenounceWillingness = 3 WHERE Type = 'LEADER_SULEIMAN';" calcext:value-type="string">
            <text:p>UPDATE Leaders SET DenounceWillingness = 3 WHERE Type = 'LEADER_SULEIMAN';</text:p>
          </table:table-cell>
          <table:table-cell table:style-name="ce197" table:formula="of:=&quot;UPDATE Leaders SET &quot;&amp;[.$A10]&amp;&quot; = &quot;&amp;[.AS10]&amp;&quot; WHERE Type = 'LEADER_&quot;&amp;UPPER([.AS$2])&amp;&quot;';&quot;" office:value-type="string" office:string-value="UPDATE Leaders SET DenounceWillingness = 3 WHERE Type = 'LEADER_WASHINGTON';" calcext:value-type="string">
            <text:p>UPDATE Leaders SET DenounceWillingness = 3 WHERE Type = 'LEADER_WASHINGTON';</text:p>
          </table:table-cell>
          <table:table-cell table:style-name="ce197" table:formula="of:=&quot;UPDATE Leaders SET &quot;&amp;[.$A10]&amp;&quot; = &quot;&amp;[.AT10]&amp;&quot; WHERE Type = 'LEADER_&quot;&amp;UPPER([.AT$2])&amp;&quot;';&quot;" office:value-type="string" office:string-value="UPDATE Leaders SET DenounceWillingness = 3 WHERE Type = 'LEADER_MARIA';" calcext:value-type="string">
            <text:p>UPDATE Leaders SET DenounceWillingness = 3 WHERE Type = 'LEADER_MARIA';</text:p>
          </table:table-cell>
          <table:table-cell table:style-name="ce197" table:formula="of:=&quot;UPDATE Leaders SET &quot;&amp;[.$A10]&amp;&quot; = &quot;&amp;[.AU10]&amp;&quot; WHERE Type = 'LEADER_&quot;&amp;UPPER([.AU$2])&amp;&quot;';&quot;" office:value-type="string" office:string-value="UPDATE Leaders SET DenounceWillingness = 3 WHERE Type = 'LEADER_POCATELLO';" calcext:value-type="string">
            <text:p>UPDATE Leaders SET DenounceWillingness = 3 WHERE Type = 'LEADER_POCATELLO';</text:p>
          </table:table-cell>
          <table:table-cell table:style-name="ce197" table:formula="of:=&quot;UPDATE Leaders SET &quot;&amp;[.$A10]&amp;&quot; = &quot;&amp;[.AV10]&amp;&quot; WHERE Type = 'LEADER_&quot;&amp;UPPER([.AV$2])&amp;&quot;';&quot;" office:value-type="string" office:string-value="UPDATE Leaders SET DenounceWillingness = 3 WHERE Type = 'LEADER_WILLIAM';" calcext:value-type="string">
            <text:p>UPDATE Leaders SET DenounceWillingness = 3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11]&amp;&quot; = &quot;&amp;[.C11]&amp;&quot; WHERE Type = 'LEADER_&quot;&amp;UPPER([.C$2])&amp;&quot;';&quot;" office:value-type="string" office:string-value="UPDATE Leaders SET DoFWillingness = 7 WHERE Type = 'LEADER_ASHURBANIPAL';" calcext:value-type="string">
            <text:p>UPDATE Leaders SET DoFWillingness = 7 WHERE Type = 'LEADER_ASHURBANIPAL';</text:p>
          </table:table-cell>
          <table:table-cell table:style-name="ce197" table:formula="of:=&quot;UPDATE Leaders SET &quot;&amp;[.$A11]&amp;&quot; = &quot;&amp;[.D11]&amp;&quot; WHERE Type = 'LEADER_&quot;&amp;UPPER([.D$2])&amp;&quot;';&quot;" office:value-type="string" office:string-value="UPDATE Leaders SET DoFWillingness = 7 WHERE Type = 'LEADER_ASKIA';" calcext:value-type="string">
            <text:p>UPDATE Leaders SET DoFWillingness = 7 WHERE Type = 'LEADER_ASKIA';</text:p>
          </table:table-cell>
          <table:table-cell table:style-name="ce197" table:formula="of:=&quot;UPDATE Leaders SET &quot;&amp;[.$A11]&amp;&quot; = &quot;&amp;[.E11]&amp;&quot; WHERE Type = 'LEADER_&quot;&amp;UPPER([.E$2])&amp;&quot;';&quot;" office:value-type="string" office:string-value="UPDATE Leaders SET DoFWillingness = 7 WHERE Type = 'LEADER_ATTILA';" calcext:value-type="string">
            <text:p>UPDATE Leaders SET DoFWillingness = 7 WHERE Type = 'LEADER_ATTILA';</text:p>
          </table:table-cell>
          <table:table-cell table:style-name="ce197" table:formula="of:=&quot;UPDATE Leaders SET &quot;&amp;[.$A11]&amp;&quot; = &quot;&amp;[.F11]&amp;&quot; WHERE Type = 'LEADER_&quot;&amp;UPPER([.F$2])&amp;&quot;';&quot;" office:value-type="string" office:string-value="UPDATE Leaders SET DoFWillingness = 7 WHERE Type = 'LEADER_AUGUSTUS';" calcext:value-type="string">
            <text:p>UPDATE Leaders SET DoFWillingness = 7 WHERE Type = 'LEADER_AUGUSTUS';</text:p>
          </table:table-cell>
          <table:table-cell table:style-name="ce197" table:formula="of:=&quot;UPDATE Leaders SET &quot;&amp;[.$A11]&amp;&quot; = &quot;&amp;[.G11]&amp;&quot; WHERE Type = 'LEADER_&quot;&amp;UPPER([.G$2])&amp;&quot;';&quot;" office:value-type="string" office:string-value="UPDATE Leaders SET DoFWillingness = 7 WHERE Type = 'LEADER_GENGHIS_KHAN';" calcext:value-type="string">
            <text:p>UPDATE Leaders SET DoFWillingness = 7 WHERE Type = 'LEADER_GENGHIS_KHAN';</text:p>
          </table:table-cell>
          <table:table-cell table:style-name="ce197" table:formula="of:=&quot;UPDATE Leaders SET &quot;&amp;[.$A11]&amp;&quot; = &quot;&amp;[.H11]&amp;&quot; WHERE Type = 'LEADER_&quot;&amp;UPPER([.H$2])&amp;&quot;';&quot;" office:value-type="string" office:string-value="UPDATE Leaders SET DoFWillingness = 7 WHERE Type = 'LEADER_HARALD';" calcext:value-type="string">
            <text:p>UPDATE Leaders SET DoFWillingness = 7 WHERE Type = 'LEADER_HARALD';</text:p>
          </table:table-cell>
          <table:table-cell table:style-name="ce197" table:formula="of:=&quot;UPDATE Leaders SET &quot;&amp;[.$A11]&amp;&quot; = &quot;&amp;[.I11]&amp;&quot; WHERE Type = 'LEADER_&quot;&amp;UPPER([.I$2])&amp;&quot;';&quot;" office:value-type="string" office:string-value="UPDATE Leaders SET DoFWillingness = 7 WHERE Type = 'LEADER_ISABELLA';" calcext:value-type="string">
            <text:p>UPDATE Leaders SET DoFWillingness = 7 WHERE Type = 'LEADER_ISABELLA';</text:p>
          </table:table-cell>
          <table:table-cell table:style-name="ce197" table:formula="of:=&quot;UPDATE Leaders SET &quot;&amp;[.$A11]&amp;&quot; = &quot;&amp;[.J11]&amp;&quot; WHERE Type = 'LEADER_&quot;&amp;UPPER([.J$2])&amp;&quot;';&quot;" office:value-type="string" office:string-value="UPDATE Leaders SET DoFWillingness = 7 WHERE Type = 'LEADER_NAPOLEON';" calcext:value-type="string">
            <text:p>UPDATE Leaders SET DoFWillingness = 7 WHERE Type = 'LEADER_NAPOLEON';</text:p>
          </table:table-cell>
          <table:table-cell table:style-name="ce197" table:formula="of:=&quot;UPDATE Leaders SET &quot;&amp;[.$A11]&amp;&quot; = &quot;&amp;[.K11]&amp;&quot; WHERE Type = 'LEADER_&quot;&amp;UPPER([.K$2])&amp;&quot;';&quot;" office:value-type="string" office:string-value="UPDATE Leaders SET DoFWillingness = 7 WHERE Type = 'LEADER_ODA_NOBUNAGA';" calcext:value-type="string">
            <text:p>UPDATE Leaders SET DoFWillingness = 7 WHERE Type = 'LEADER_ODA_NOBUNAGA';</text:p>
          </table:table-cell>
          <table:table-cell table:style-name="ce197" table:formula="of:=&quot;UPDATE Leaders SET &quot;&amp;[.$A11]&amp;&quot; = &quot;&amp;[.L11]&amp;&quot; WHERE Type = 'LEADER_&quot;&amp;UPPER([.L$2])&amp;&quot;';&quot;" office:value-type="string" office:string-value="UPDATE Leaders SET DoFWillingness = 7 WHERE Type = 'LEADER_ENRICO_DANDOLO';" calcext:value-type="string">
            <text:p>UPDATE Leaders SET DoFWillingness = 7 WHERE Type = 'LEADER_ENRICO_DANDOLO';</text:p>
          </table:table-cell>
          <table:table-cell table:style-name="ce197" table:formula="of:=&quot;UPDATE Leaders SET &quot;&amp;[.$A11]&amp;&quot; = &quot;&amp;[.M11]&amp;&quot; WHERE Type = 'LEADER_&quot;&amp;UPPER([.M$2])&amp;&quot;';&quot;" office:value-type="string" office:string-value="UPDATE Leaders SET DoFWillingness = 7 WHERE Type = 'LEADER_SHAKA';" calcext:value-type="string">
            <text:p>UPDATE Leaders SET DoFWillingness = 7 WHERE Type = 'LEADER_SHAKA';</text:p>
          </table:table-cell>
          <table:table-cell table:style-name="ce197" table:formula="of:=&quot;UPDATE Leaders SET &quot;&amp;[.$A11]&amp;&quot; = &quot;&amp;[.N11]&amp;&quot; WHERE Type = 'LEADER_&quot;&amp;UPPER([.N$2])&amp;&quot;';&quot;" office:value-type="string" office:string-value="UPDATE Leaders SET DoFWillingness = 7 WHERE Type = 'LEADER_COALITION';" calcext:value-type="string">
            <text:p>UPDATE Leaders SET DoFWillingness = 7 WHERE Type = 'LEADER_COALITION';</text:p>
          </table:table-cell>
          <table:table-cell table:style-name="ce197" table:formula="of:=&quot;UPDATE Leaders SET &quot;&amp;[.$A11]&amp;&quot; = &quot;&amp;[.O11]&amp;&quot; WHERE Type = 'LEADER_&quot;&amp;UPPER([.O$2])&amp;&quot;';&quot;" office:value-type="string" office:string-value="UPDATE Leaders SET DoFWillingness = 7 WHERE Type = 'LEADER_ALEXANDER';" calcext:value-type="string">
            <text:p>UPDATE Leaders SET DoFWillingness = 7 WHERE Type = 'LEADER_ALEXANDER';</text:p>
          </table:table-cell>
          <table:table-cell table:style-name="ce197" table:formula="of:=&quot;UPDATE Leaders SET &quot;&amp;[.$A11]&amp;&quot; = &quot;&amp;[.P11]&amp;&quot; WHERE Type = 'LEADER_&quot;&amp;UPPER([.P$2])&amp;&quot;';&quot;" office:value-type="string" office:string-value="UPDATE Leaders SET DoFWillingness = 7 WHERE Type = 'LEADER_BISMARCK';" calcext:value-type="string">
            <text:p>UPDATE Leaders SET DoFWillingness = 7 WHERE Type = 'LEADER_BISMARCK';</text:p>
          </table:table-cell>
          <table:table-cell table:style-name="ce197" table:formula="of:=&quot;UPDATE Leaders SET &quot;&amp;[.$A11]&amp;&quot; = &quot;&amp;[.Q11]&amp;&quot; WHERE Type = 'LEADER_&quot;&amp;UPPER([.Q$2])&amp;&quot;';&quot;" office:value-type="string" office:string-value="UPDATE Leaders SET DoFWillingness = 7 WHERE Type = 'LEADER_CATHERINE';" calcext:value-type="string">
            <text:p>UPDATE Leaders SET DoFWillingness = 7 WHERE Type = 'LEADER_CATHERINE';</text:p>
          </table:table-cell>
          <table:table-cell table:style-name="ce197" table:formula="of:=&quot;UPDATE Leaders SET &quot;&amp;[.$A11]&amp;&quot; = &quot;&amp;[.R11]&amp;&quot; WHERE Type = 'LEADER_&quot;&amp;UPPER([.R$2])&amp;&quot;';&quot;" office:value-type="string" office:string-value="UPDATE Leaders SET DoFWillingness = 7 WHERE Type = 'LEADER_ELIZABETH';" calcext:value-type="string">
            <text:p>UPDATE Leaders SET DoFWillingness = 7 WHERE Type = 'LEADER_ELIZABETH';</text:p>
          </table:table-cell>
          <table:table-cell table:style-name="ce197" table:formula="of:=&quot;UPDATE Leaders SET &quot;&amp;[.$A11]&amp;&quot; = &quot;&amp;[.S11]&amp;&quot; WHERE Type = 'LEADER_&quot;&amp;UPPER([.S$2])&amp;&quot;';&quot;" office:value-type="string" office:string-value="UPDATE Leaders SET DoFWillingness = 7 WHERE Type = 'LEADER_GUSTAVUS_ADOLPHUS';" calcext:value-type="string">
            <text:p>UPDATE Leaders SET DoFWillingness = 7 WHERE Type = 'LEADER_GUSTAVUS_ADOLPHUS';</text:p>
          </table:table-cell>
          <table:table-cell table:style-name="ce197" table:formula="of:=&quot;UPDATE Leaders SET &quot;&amp;[.$A11]&amp;&quot; = &quot;&amp;[.T11]&amp;&quot; WHERE Type = 'LEADER_&quot;&amp;UPPER([.T$2])&amp;&quot;';&quot;" office:value-type="string" office:string-value="UPDATE Leaders SET DoFWillingness = 7 WHERE Type = 'LEADER_HIAWATHA';" calcext:value-type="string">
            <text:p>UPDATE Leaders SET DoFWillingness = 7 WHERE Type = 'LEADER_HIAWATHA';</text:p>
          </table:table-cell>
          <table:table-cell table:style-name="ce197" table:formula="of:=&quot;UPDATE Leaders SET &quot;&amp;[.$A11]&amp;&quot; = &quot;&amp;[.U11]&amp;&quot; WHERE Type = 'LEADER_&quot;&amp;UPPER([.U$2])&amp;&quot;';&quot;" office:value-type="string" office:string-value="UPDATE Leaders SET DoFWillingness = 7 WHERE Type = 'LEADER_MONTEZUMA';" calcext:value-type="string">
            <text:p>UPDATE Leaders SET DoFWillingness = 7 WHERE Type = 'LEADER_MONTEZUMA';</text:p>
          </table:table-cell>
          <table:table-cell table:style-name="ce197" table:formula="of:=&quot;UPDATE Leaders SET &quot;&amp;[.$A11]&amp;&quot; = &quot;&amp;[.V11]&amp;&quot; WHERE Type = 'LEADER_&quot;&amp;UPPER([.V$2])&amp;&quot;';&quot;" office:value-type="string" office:string-value="UPDATE Leaders SET DoFWillingness = 7 WHERE Type = 'LEADER_THEODORA';" calcext:value-type="string">
            <text:p>UPDATE Leaders SET DoFWillingness = 7 WHERE Type = 'LEADER_THEODORA';</text:p>
          </table:table-cell>
          <table:table-cell table:style-name="ce197" table:formula="of:=&quot;UPDATE Leaders SET &quot;&amp;[.$A11]&amp;&quot; = &quot;&amp;[.W11]&amp;&quot; WHERE Type = 'LEADER_&quot;&amp;UPPER([.W$2])&amp;&quot;';&quot;" office:value-type="string" office:string-value="UPDATE Leaders SET DoFWillingness = 7 WHERE Type = 'LEADER_GAJAH_MADA';" calcext:value-type="string">
            <text:p>UPDATE Leaders SET DoFWillingness = 7 WHERE Type = 'LEADER_GAJAH_MADA';</text:p>
          </table:table-cell>
          <table:table-cell table:style-name="ce197" table:formula="of:=&quot;UPDATE Leaders SET &quot;&amp;[.$A11]&amp;&quot; = &quot;&amp;[.X11]&amp;&quot; WHERE Type = 'LEADER_&quot;&amp;UPPER([.X$2])&amp;&quot;';&quot;" office:value-type="string" office:string-value="UPDATE Leaders SET DoFWillingness = 7 WHERE Type = 'LEADER_CASIMIR';" calcext:value-type="string">
            <text:p>UPDATE Leaders SET DoFWillingness = 7 WHERE Type = 'LEADER_CASIMIR';</text:p>
          </table:table-cell>
          <table:table-cell table:style-name="ce197" table:formula="of:=&quot;UPDATE Leaders SET &quot;&amp;[.$A11]&amp;&quot; = &quot;&amp;[.Y11]&amp;&quot; WHERE Type = 'LEADER_&quot;&amp;UPPER([.Y$2])&amp;&quot;';&quot;" office:value-type="string" office:string-value="UPDATE Leaders SET DoFWillingness = 7 WHERE Type = 'LEADER_WU_ZETIAN';" calcext:value-type="string">
            <text:p>UPDATE Leaders SET DoFWillingness = 7 WHERE Type = 'LEADER_WU_ZETIAN';</text:p>
          </table:table-cell>
          <table:table-cell table:style-name="ce197" table:formula="of:=&quot;UPDATE Leaders SET &quot;&amp;[.$A11]&amp;&quot; = &quot;&amp;[.Z11]&amp;&quot; WHERE Type = 'LEADER_&quot;&amp;UPPER([.Z$2])&amp;&quot;';&quot;" office:value-type="string" office:string-value="UPDATE Leaders SET DoFWillingness = 7 WHERE Type = 'LEADER_DIPLOMAT';" calcext:value-type="string">
            <text:p>UPDATE Leaders SET DoFWillingness = 7 WHERE Type = 'LEADER_DIPLOMAT';</text:p>
          </table:table-cell>
          <table:table-cell table:style-name="ce197" table:formula="of:=&quot;UPDATE Leaders SET &quot;&amp;[.$A11]&amp;&quot; = &quot;&amp;[.AA11]&amp;&quot; WHERE Type = 'LEADER_&quot;&amp;UPPER([.AA$2])&amp;&quot;';&quot;" office:value-type="string" office:string-value="UPDATE Leaders SET DoFWillingness = 7 WHERE Type = 'LEADER_GANDHI';" calcext:value-type="string">
            <text:p>UPDATE Leaders SET DoFWillingness = 7 WHERE Type = 'LEADER_GANDHI';</text:p>
          </table:table-cell>
          <table:table-cell table:style-name="ce197" table:formula="of:=&quot;UPDATE Leaders SET &quot;&amp;[.$A11]&amp;&quot; = &quot;&amp;[.AB11]&amp;&quot; WHERE Type = 'LEADER_&quot;&amp;UPPER([.AB$2])&amp;&quot;';&quot;" office:value-type="string" office:string-value="UPDATE Leaders SET DoFWillingness = 7 WHERE Type = 'LEADER_SELASSIE';" calcext:value-type="string">
            <text:p>UPDATE Leaders SET DoFWillingness = 7 WHERE Type = 'LEADER_SELASSIE';</text:p>
          </table:table-cell>
          <table:table-cell table:style-name="ce197" table:formula="of:=&quot;UPDATE Leaders SET &quot;&amp;[.$A11]&amp;&quot; = &quot;&amp;[.AC11]&amp;&quot; WHERE Type = 'LEADER_&quot;&amp;UPPER([.AC$2])&amp;&quot;';&quot;" office:value-type="string" office:string-value="UPDATE Leaders SET DoFWillingness = 7 WHERE Type = 'LEADER_KAMEHAMEHA';" calcext:value-type="string">
            <text:p>UPDATE Leaders SET DoFWillingness = 7 WHERE Type = 'LEADER_KAMEHAMEHA';</text:p>
          </table:table-cell>
          <table:table-cell table:style-name="ce197" table:formula="of:=&quot;UPDATE Leaders SET &quot;&amp;[.$A11]&amp;&quot; = &quot;&amp;[.AD11]&amp;&quot; WHERE Type = 'LEADER_&quot;&amp;UPPER([.AD$2])&amp;&quot;';&quot;" office:value-type="string" office:string-value="UPDATE Leaders SET DoFWillingness = 7 WHERE Type = 'LEADER_MARIA_I';" calcext:value-type="string">
            <text:p>UPDATE Leaders SET DoFWillingness = 7 WHERE Type = 'LEADER_MARIA_I';</text:p>
          </table:table-cell>
          <table:table-cell table:style-name="ce197" table:formula="of:=&quot;UPDATE Leaders SET &quot;&amp;[.$A11]&amp;&quot; = &quot;&amp;[.AE11]&amp;&quot; WHERE Type = 'LEADER_&quot;&amp;UPPER([.AE$2])&amp;&quot;';&quot;" office:value-type="string" office:string-value="UPDATE Leaders SET DoFWillingness = 7 WHERE Type = 'LEADER_PACHACUTI';" calcext:value-type="string">
            <text:p>UPDATE Leaders SET DoFWillingness = 7 WHERE Type = 'LEADER_PACHACUTI';</text:p>
          </table:table-cell>
          <table:table-cell table:style-name="ce197" table:formula="of:=&quot;UPDATE Leaders SET &quot;&amp;[.$A11]&amp;&quot; = &quot;&amp;[.AF11]&amp;&quot; WHERE Type = 'LEADER_&quot;&amp;UPPER([.AF$2])&amp;&quot;';&quot;" office:value-type="string" office:string-value="UPDATE Leaders SET DoFWillingness = 7 WHERE Type = 'LEADER_RAMESSES';" calcext:value-type="string">
            <text:p>UPDATE Leaders SET DoFWillingness = 7 WHERE Type = 'LEADER_RAMESSES';</text:p>
          </table:table-cell>
          <table:table-cell table:style-name="ce197" table:formula="of:=&quot;UPDATE Leaders SET &quot;&amp;[.$A11]&amp;&quot; = &quot;&amp;[.AG11]&amp;&quot; WHERE Type = 'LEADER_&quot;&amp;UPPER([.AG$2])&amp;&quot;';&quot;" office:value-type="string" office:string-value="UPDATE Leaders SET DoFWillingness = 7 WHERE Type = 'LEADER_RAMKHAMHAENG';" calcext:value-type="string">
            <text:p>UPDATE Leaders SET DoFWillingness = 7 WHERE Type = 'LEADER_RAMKHAMHAENG';</text:p>
          </table:table-cell>
          <table:table-cell table:style-name="ce197" table:formula="of:=&quot;UPDATE Leaders SET &quot;&amp;[.$A11]&amp;&quot; = &quot;&amp;[.AH11]&amp;&quot; WHERE Type = 'LEADER_&quot;&amp;UPPER([.AH$2])&amp;&quot;';&quot;" office:value-type="string" office:string-value="UPDATE Leaders SET DoFWillingness = 7 WHERE Type = 'LEADER_PEDRO';" calcext:value-type="string">
            <text:p>UPDATE Leaders SET DoFWillingness = 7 WHERE Type = 'LEADER_PEDRO';</text:p>
          </table:table-cell>
          <table:table-cell table:style-name="ce197" table:formula="of:=&quot;UPDATE Leaders SET &quot;&amp;[.$A11]&amp;&quot; = &quot;&amp;[.AI11]&amp;&quot; WHERE Type = 'LEADER_&quot;&amp;UPPER([.AI$2])&amp;&quot;';&quot;" office:value-type="string" office:string-value="UPDATE Leaders SET DoFWillingness = 7 WHERE Type = 'LEADER_AHMAD_ALMANSUR';" calcext:value-type="string">
            <text:p>UPDATE Leaders SET DoFWillingness = 7 WHERE Type = 'LEADER_AHMAD_ALMANSUR';</text:p>
          </table:table-cell>
          <table:table-cell table:style-name="ce197" table:formula="of:=&quot;UPDATE Leaders SET &quot;&amp;[.$A11]&amp;&quot; = &quot;&amp;[.AJ11]&amp;&quot; WHERE Type = 'LEADER_&quot;&amp;UPPER([.AJ$2])&amp;&quot;';&quot;" office:value-type="string" office:string-value="UPDATE Leaders SET DoFWillingness = 7 WHERE Type = 'LEADER_SEJONG';" calcext:value-type="string">
            <text:p>UPDATE Leaders SET DoFWillingness = 7 WHERE Type = 'LEADER_SEJONG';</text:p>
          </table:table-cell>
          <table:table-cell table:style-name="ce197" table:formula="of:=&quot;UPDATE Leaders SET &quot;&amp;[.$A11]&amp;&quot; = &quot;&amp;[.AK11]&amp;&quot; WHERE Type = 'LEADER_&quot;&amp;UPPER([.AK$2])&amp;&quot;';&quot;" office:value-type="string" office:string-value="UPDATE Leaders SET DoFWillingness = 7 WHERE Type = 'LEADER_EXPANSIONIST';" calcext:value-type="string">
            <text:p>UPDATE Leaders SET DoFWillingness = 7 WHERE Type = 'LEADER_EXPANSIONIST';</text:p>
          </table:table-cell>
          <table:table-cell table:style-name="ce197" table:formula="of:=&quot;UPDATE Leaders SET &quot;&amp;[.$A11]&amp;&quot; = &quot;&amp;[.AL11]&amp;&quot; WHERE Type = 'LEADER_&quot;&amp;UPPER([.AL$2])&amp;&quot;';&quot;" office:value-type="string" office:string-value="UPDATE Leaders SET DoFWillingness = 7 WHERE Type = 'LEADER_BOUDICCA';" calcext:value-type="string">
            <text:p>UPDATE Leaders SET DoFWillingness = 7 WHERE Type = 'LEADER_BOUDICCA';</text:p>
          </table:table-cell>
          <table:table-cell table:style-name="ce197" table:formula="of:=&quot;UPDATE Leaders SET &quot;&amp;[.$A11]&amp;&quot; = &quot;&amp;[.AM11]&amp;&quot; WHERE Type = 'LEADER_&quot;&amp;UPPER([.AM$2])&amp;&quot;';&quot;" office:value-type="string" office:string-value="UPDATE Leaders SET DoFWillingness = 7 WHERE Type = 'LEADER_DARIUS';" calcext:value-type="string">
            <text:p>UPDATE Leaders SET DoFWillingness = 7 WHERE Type = 'LEADER_DARIUS';</text:p>
          </table:table-cell>
          <table:table-cell table:style-name="ce197" table:formula="of:=&quot;UPDATE Leaders SET &quot;&amp;[.$A11]&amp;&quot; = &quot;&amp;[.AN11]&amp;&quot; WHERE Type = 'LEADER_&quot;&amp;UPPER([.AN$2])&amp;&quot;';&quot;" office:value-type="string" office:string-value="UPDATE Leaders SET DoFWillingness = 7 WHERE Type = 'LEADER_DIDO';" calcext:value-type="string">
            <text:p>UPDATE Leaders SET DoFWillingness = 7 WHERE Type = 'LEADER_DIDO';</text:p>
          </table:table-cell>
          <table:table-cell table:style-name="ce197" table:formula="of:=&quot;UPDATE Leaders SET &quot;&amp;[.$A11]&amp;&quot; = &quot;&amp;[.AO11]&amp;&quot; WHERE Type = 'LEADER_&quot;&amp;UPPER([.AO$2])&amp;&quot;';&quot;" office:value-type="string" office:string-value="UPDATE Leaders SET DoFWillingness = 7 WHERE Type = 'LEADER_HARUN_AL_RASHID';" calcext:value-type="string">
            <text:p>UPDATE Leaders SET DoFWillingness = 7 WHERE Type = 'LEADER_HARUN_AL_RASHID';</text:p>
          </table:table-cell>
          <table:table-cell table:style-name="ce197" table:formula="of:=&quot;UPDATE Leaders SET &quot;&amp;[.$A11]&amp;&quot; = &quot;&amp;[.AP11]&amp;&quot; WHERE Type = 'LEADER_&quot;&amp;UPPER([.AP$2])&amp;&quot;';&quot;" office:value-type="string" office:string-value="UPDATE Leaders SET DoFWillingness = 7 WHERE Type = 'LEADER_NEBUCHADNEZZAR';" calcext:value-type="string">
            <text:p>UPDATE Leaders SET DoFWillingness = 7 WHERE Type = 'LEADER_NEBUCHADNEZZAR';</text:p>
          </table:table-cell>
          <table:table-cell table:style-name="ce197" table:formula="of:=&quot;UPDATE Leaders SET &quot;&amp;[.$A11]&amp;&quot; = &quot;&amp;[.AQ11]&amp;&quot; WHERE Type = 'LEADER_&quot;&amp;UPPER([.AQ$2])&amp;&quot;';&quot;" office:value-type="string" office:string-value="UPDATE Leaders SET DoFWillingness = 7 WHERE Type = 'LEADER_PACAL';" calcext:value-type="string">
            <text:p>UPDATE Leaders SET DoFWillingness = 7 WHERE Type = 'LEADER_PACAL';</text:p>
          </table:table-cell>
          <table:table-cell table:style-name="ce197" table:formula="of:=&quot;UPDATE Leaders SET &quot;&amp;[.$A11]&amp;&quot; = &quot;&amp;[.AR11]&amp;&quot; WHERE Type = 'LEADER_&quot;&amp;UPPER([.AR$2])&amp;&quot;';&quot;" office:value-type="string" office:string-value="UPDATE Leaders SET DoFWillingness = 7 WHERE Type = 'LEADER_SULEIMAN';" calcext:value-type="string">
            <text:p>UPDATE Leaders SET DoFWillingness = 7 WHERE Type = 'LEADER_SULEIMAN';</text:p>
          </table:table-cell>
          <table:table-cell table:style-name="ce197" table:formula="of:=&quot;UPDATE Leaders SET &quot;&amp;[.$A11]&amp;&quot; = &quot;&amp;[.AS11]&amp;&quot; WHERE Type = 'LEADER_&quot;&amp;UPPER([.AS$2])&amp;&quot;';&quot;" office:value-type="string" office:string-value="UPDATE Leaders SET DoFWillingness = 7 WHERE Type = 'LEADER_WASHINGTON';" calcext:value-type="string">
            <text:p>UPDATE Leaders SET DoFWillingness = 7 WHERE Type = 'LEADER_WASHINGTON';</text:p>
          </table:table-cell>
          <table:table-cell table:style-name="ce197" table:formula="of:=&quot;UPDATE Leaders SET &quot;&amp;[.$A11]&amp;&quot; = &quot;&amp;[.AT11]&amp;&quot; WHERE Type = 'LEADER_&quot;&amp;UPPER([.AT$2])&amp;&quot;';&quot;" office:value-type="string" office:string-value="UPDATE Leaders SET DoFWillingness = 7 WHERE Type = 'LEADER_MARIA';" calcext:value-type="string">
            <text:p>UPDATE Leaders SET DoFWillingness = 7 WHERE Type = 'LEADER_MARIA';</text:p>
          </table:table-cell>
          <table:table-cell table:style-name="ce197" table:formula="of:=&quot;UPDATE Leaders SET &quot;&amp;[.$A11]&amp;&quot; = &quot;&amp;[.AU11]&amp;&quot; WHERE Type = 'LEADER_&quot;&amp;UPPER([.AU$2])&amp;&quot;';&quot;" office:value-type="string" office:string-value="UPDATE Leaders SET DoFWillingness = 7 WHERE Type = 'LEADER_POCATELLO';" calcext:value-type="string">
            <text:p>UPDATE Leaders SET DoFWillingness = 7 WHERE Type = 'LEADER_POCATELLO';</text:p>
          </table:table-cell>
          <table:table-cell table:style-name="ce197" table:formula="of:=&quot;UPDATE Leaders SET &quot;&amp;[.$A11]&amp;&quot; = &quot;&amp;[.AV11]&amp;&quot; WHERE Type = 'LEADER_&quot;&amp;UPPER([.AV$2])&amp;&quot;';&quot;" office:value-type="string" office:string-value="UPDATE Leaders SET DoFWillingness = 7 WHERE Type = 'LEADER_WILLIAM';" calcext:value-type="string">
            <text:p>UPDATE Leaders SET DoFWillingness = 7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12]&amp;&quot; = &quot;&amp;[.C12]&amp;&quot; WHERE Type = 'LEADER_&quot;&amp;UPPER([.C$2])&amp;&quot;';&quot;" office:value-type="string" office:string-value="UPDATE Leaders SET Loyalty = 0 WHERE Type = 'LEADER_ASHURBANIPAL';" calcext:value-type="string">
            <text:p>UPDATE Leaders SET Loyalty = 0 WHERE Type = 'LEADER_ASHURBANIPAL';</text:p>
          </table:table-cell>
          <table:table-cell table:style-name="ce197" table:formula="of:=&quot;UPDATE Leaders SET &quot;&amp;[.$A12]&amp;&quot; = &quot;&amp;[.D12]&amp;&quot; WHERE Type = 'LEADER_&quot;&amp;UPPER([.D$2])&amp;&quot;';&quot;" office:value-type="string" office:string-value="UPDATE Leaders SET Loyalty = 0 WHERE Type = 'LEADER_ASKIA';" calcext:value-type="string">
            <text:p>UPDATE Leaders SET Loyalty = 0 WHERE Type = 'LEADER_ASKIA';</text:p>
          </table:table-cell>
          <table:table-cell table:style-name="ce197" table:formula="of:=&quot;UPDATE Leaders SET &quot;&amp;[.$A12]&amp;&quot; = &quot;&amp;[.E12]&amp;&quot; WHERE Type = 'LEADER_&quot;&amp;UPPER([.E$2])&amp;&quot;';&quot;" office:value-type="string" office:string-value="UPDATE Leaders SET Loyalty = 0 WHERE Type = 'LEADER_ATTILA';" calcext:value-type="string">
            <text:p>UPDATE Leaders SET Loyalty = 0 WHERE Type = 'LEADER_ATTILA';</text:p>
          </table:table-cell>
          <table:table-cell table:style-name="ce197" table:formula="of:=&quot;UPDATE Leaders SET &quot;&amp;[.$A12]&amp;&quot; = &quot;&amp;[.F12]&amp;&quot; WHERE Type = 'LEADER_&quot;&amp;UPPER([.F$2])&amp;&quot;';&quot;" office:value-type="string" office:string-value="UPDATE Leaders SET Loyalty = 0 WHERE Type = 'LEADER_AUGUSTUS';" calcext:value-type="string">
            <text:p>UPDATE Leaders SET Loyalty = 0 WHERE Type = 'LEADER_AUGUSTUS';</text:p>
          </table:table-cell>
          <table:table-cell table:style-name="ce197" table:formula="of:=&quot;UPDATE Leaders SET &quot;&amp;[.$A12]&amp;&quot; = &quot;&amp;[.G12]&amp;&quot; WHERE Type = 'LEADER_&quot;&amp;UPPER([.G$2])&amp;&quot;';&quot;" office:value-type="string" office:string-value="UPDATE Leaders SET Loyalty = 0 WHERE Type = 'LEADER_GENGHIS_KHAN';" calcext:value-type="string">
            <text:p>UPDATE Leaders SET Loyalty = 0 WHERE Type = 'LEADER_GENGHIS_KHAN';</text:p>
          </table:table-cell>
          <table:table-cell table:style-name="ce197" table:formula="of:=&quot;UPDATE Leaders SET &quot;&amp;[.$A12]&amp;&quot; = &quot;&amp;[.H12]&amp;&quot; WHERE Type = 'LEADER_&quot;&amp;UPPER([.H$2])&amp;&quot;';&quot;" office:value-type="string" office:string-value="UPDATE Leaders SET Loyalty = 0 WHERE Type = 'LEADER_HARALD';" calcext:value-type="string">
            <text:p>UPDATE Leaders SET Loyalty = 0 WHERE Type = 'LEADER_HARALD';</text:p>
          </table:table-cell>
          <table:table-cell table:style-name="ce197" table:formula="of:=&quot;UPDATE Leaders SET &quot;&amp;[.$A12]&amp;&quot; = &quot;&amp;[.I12]&amp;&quot; WHERE Type = 'LEADER_&quot;&amp;UPPER([.I$2])&amp;&quot;';&quot;" office:value-type="string" office:string-value="UPDATE Leaders SET Loyalty = 0 WHERE Type = 'LEADER_ISABELLA';" calcext:value-type="string">
            <text:p>UPDATE Leaders SET Loyalty = 0 WHERE Type = 'LEADER_ISABELLA';</text:p>
          </table:table-cell>
          <table:table-cell table:style-name="ce197" table:formula="of:=&quot;UPDATE Leaders SET &quot;&amp;[.$A12]&amp;&quot; = &quot;&amp;[.J12]&amp;&quot; WHERE Type = 'LEADER_&quot;&amp;UPPER([.J$2])&amp;&quot;';&quot;" office:value-type="string" office:string-value="UPDATE Leaders SET Loyalty = 0 WHERE Type = 'LEADER_NAPOLEON';" calcext:value-type="string">
            <text:p>UPDATE Leaders SET Loyalty = 0 WHERE Type = 'LEADER_NAPOLEON';</text:p>
          </table:table-cell>
          <table:table-cell table:style-name="ce197" table:formula="of:=&quot;UPDATE Leaders SET &quot;&amp;[.$A12]&amp;&quot; = &quot;&amp;[.K12]&amp;&quot; WHERE Type = 'LEADER_&quot;&amp;UPPER([.K$2])&amp;&quot;';&quot;" office:value-type="string" office:string-value="UPDATE Leaders SET Loyalty = 0 WHERE Type = 'LEADER_ODA_NOBUNAGA';" calcext:value-type="string">
            <text:p>UPDATE Leaders SET Loyalty = 0 WHERE Type = 'LEADER_ODA_NOBUNAGA';</text:p>
          </table:table-cell>
          <table:table-cell table:style-name="ce197" table:formula="of:=&quot;UPDATE Leaders SET &quot;&amp;[.$A12]&amp;&quot; = &quot;&amp;[.L12]&amp;&quot; WHERE Type = 'LEADER_&quot;&amp;UPPER([.L$2])&amp;&quot;';&quot;" office:value-type="string" office:string-value="UPDATE Leaders SET Loyalty = 0 WHERE Type = 'LEADER_ENRICO_DANDOLO';" calcext:value-type="string">
            <text:p>UPDATE Leaders SET Loyalty = 0 WHERE Type = 'LEADER_ENRICO_DANDOLO';</text:p>
          </table:table-cell>
          <table:table-cell table:style-name="ce197" table:formula="of:=&quot;UPDATE Leaders SET &quot;&amp;[.$A12]&amp;&quot; = &quot;&amp;[.M12]&amp;&quot; WHERE Type = 'LEADER_&quot;&amp;UPPER([.M$2])&amp;&quot;';&quot;" office:value-type="string" office:string-value="UPDATE Leaders SET Loyalty = 0 WHERE Type = 'LEADER_SHAKA';" calcext:value-type="string">
            <text:p>UPDATE Leaders SET Loyalty = 0 WHERE Type = 'LEADER_SHAKA';</text:p>
          </table:table-cell>
          <table:table-cell table:style-name="ce197" table:formula="of:=&quot;UPDATE Leaders SET &quot;&amp;[.$A12]&amp;&quot; = &quot;&amp;[.N12]&amp;&quot; WHERE Type = 'LEADER_&quot;&amp;UPPER([.N$2])&amp;&quot;';&quot;" office:value-type="string" office:string-value="UPDATE Leaders SET Loyalty = 4 WHERE Type = 'LEADER_COALITION';" calcext:value-type="string">
            <text:p>UPDATE Leaders SET Loyalty = 4 WHERE Type = 'LEADER_COALITION';</text:p>
          </table:table-cell>
          <table:table-cell table:style-name="ce197" table:formula="of:=&quot;UPDATE Leaders SET &quot;&amp;[.$A12]&amp;&quot; = &quot;&amp;[.O12]&amp;&quot; WHERE Type = 'LEADER_&quot;&amp;UPPER([.O$2])&amp;&quot;';&quot;" office:value-type="string" office:string-value="UPDATE Leaders SET Loyalty = 4 WHERE Type = 'LEADER_ALEXANDER';" calcext:value-type="string">
            <text:p>UPDATE Leaders SET Loyalty = 4 WHERE Type = 'LEADER_ALEXANDER';</text:p>
          </table:table-cell>
          <table:table-cell table:style-name="ce197" table:formula="of:=&quot;UPDATE Leaders SET &quot;&amp;[.$A12]&amp;&quot; = &quot;&amp;[.P12]&amp;&quot; WHERE Type = 'LEADER_&quot;&amp;UPPER([.P$2])&amp;&quot;';&quot;" office:value-type="string" office:string-value="UPDATE Leaders SET Loyalty = 4 WHERE Type = 'LEADER_BISMARCK';" calcext:value-type="string">
            <text:p>UPDATE Leaders SET Loyalty = 4 WHERE Type = 'LEADER_BISMARCK';</text:p>
          </table:table-cell>
          <table:table-cell table:style-name="ce197" table:formula="of:=&quot;UPDATE Leaders SET &quot;&amp;[.$A12]&amp;&quot; = &quot;&amp;[.Q12]&amp;&quot; WHERE Type = 'LEADER_&quot;&amp;UPPER([.Q$2])&amp;&quot;';&quot;" office:value-type="string" office:string-value="UPDATE Leaders SET Loyalty = 4 WHERE Type = 'LEADER_CATHERINE';" calcext:value-type="string">
            <text:p>UPDATE Leaders SET Loyalty = 4 WHERE Type = 'LEADER_CATHERINE';</text:p>
          </table:table-cell>
          <table:table-cell table:style-name="ce197" table:formula="of:=&quot;UPDATE Leaders SET &quot;&amp;[.$A12]&amp;&quot; = &quot;&amp;[.R12]&amp;&quot; WHERE Type = 'LEADER_&quot;&amp;UPPER([.R$2])&amp;&quot;';&quot;" office:value-type="string" office:string-value="UPDATE Leaders SET Loyalty = 4 WHERE Type = 'LEADER_ELIZABETH';" calcext:value-type="string">
            <text:p>UPDATE Leaders SET Loyalty = 4 WHERE Type = 'LEADER_ELIZABETH';</text:p>
          </table:table-cell>
          <table:table-cell table:style-name="ce197" table:formula="of:=&quot;UPDATE Leaders SET &quot;&amp;[.$A12]&amp;&quot; = &quot;&amp;[.S12]&amp;&quot; WHERE Type = 'LEADER_&quot;&amp;UPPER([.S$2])&amp;&quot;';&quot;" office:value-type="string" office:string-value="UPDATE Leaders SET Loyalty = 4 WHERE Type = 'LEADER_GUSTAVUS_ADOLPHUS';" calcext:value-type="string">
            <text:p>UPDATE Leaders SET Loyalty = 4 WHERE Type = 'LEADER_GUSTAVUS_ADOLPHUS';</text:p>
          </table:table-cell>
          <table:table-cell table:style-name="ce197" table:formula="of:=&quot;UPDATE Leaders SET &quot;&amp;[.$A12]&amp;&quot; = &quot;&amp;[.T12]&amp;&quot; WHERE Type = 'LEADER_&quot;&amp;UPPER([.T$2])&amp;&quot;';&quot;" office:value-type="string" office:string-value="UPDATE Leaders SET Loyalty = 4 WHERE Type = 'LEADER_HIAWATHA';" calcext:value-type="string">
            <text:p>UPDATE Leaders SET Loyalty = 4 WHERE Type = 'LEADER_HIAWATHA';</text:p>
          </table:table-cell>
          <table:table-cell table:style-name="ce197" table:formula="of:=&quot;UPDATE Leaders SET &quot;&amp;[.$A12]&amp;&quot; = &quot;&amp;[.U12]&amp;&quot; WHERE Type = 'LEADER_&quot;&amp;UPPER([.U$2])&amp;&quot;';&quot;" office:value-type="string" office:string-value="UPDATE Leaders SET Loyalty = 4 WHERE Type = 'LEADER_MONTEZUMA';" calcext:value-type="string">
            <text:p>UPDATE Leaders SET Loyalty = 4 WHERE Type = 'LEADER_MONTEZUMA';</text:p>
          </table:table-cell>
          <table:table-cell table:style-name="ce197" table:formula="of:=&quot;UPDATE Leaders SET &quot;&amp;[.$A12]&amp;&quot; = &quot;&amp;[.V12]&amp;&quot; WHERE Type = 'LEADER_&quot;&amp;UPPER([.V$2])&amp;&quot;';&quot;" office:value-type="string" office:string-value="UPDATE Leaders SET Loyalty = 4 WHERE Type = 'LEADER_THEODORA';" calcext:value-type="string">
            <text:p>UPDATE Leaders SET Loyalty = 4 WHERE Type = 'LEADER_THEODORA';</text:p>
          </table:table-cell>
          <table:table-cell table:style-name="ce197" table:formula="of:=&quot;UPDATE Leaders SET &quot;&amp;[.$A12]&amp;&quot; = &quot;&amp;[.W12]&amp;&quot; WHERE Type = 'LEADER_&quot;&amp;UPPER([.W$2])&amp;&quot;';&quot;" office:value-type="string" office:string-value="UPDATE Leaders SET Loyalty = 4 WHERE Type = 'LEADER_GAJAH_MADA';" calcext:value-type="string">
            <text:p>UPDATE Leaders SET Loyalty = 4 WHERE Type = 'LEADER_GAJAH_MADA';</text:p>
          </table:table-cell>
          <table:table-cell table:style-name="ce197" table:formula="of:=&quot;UPDATE Leaders SET &quot;&amp;[.$A12]&amp;&quot; = &quot;&amp;[.X12]&amp;&quot; WHERE Type = 'LEADER_&quot;&amp;UPPER([.X$2])&amp;&quot;';&quot;" office:value-type="string" office:string-value="UPDATE Leaders SET Loyalty = 4 WHERE Type = 'LEADER_CASIMIR';" calcext:value-type="string">
            <text:p>UPDATE Leaders SET Loyalty = 4 WHERE Type = 'LEADER_CASIMIR';</text:p>
          </table:table-cell>
          <table:table-cell table:style-name="ce197" table:formula="of:=&quot;UPDATE Leaders SET &quot;&amp;[.$A12]&amp;&quot; = &quot;&amp;[.Y12]&amp;&quot; WHERE Type = 'LEADER_&quot;&amp;UPPER([.Y$2])&amp;&quot;';&quot;" office:value-type="string" office:string-value="UPDATE Leaders SET Loyalty = 4 WHERE Type = 'LEADER_WU_ZETIAN';" calcext:value-type="string">
            <text:p>UPDATE Leaders SET Loyalty = 4 WHERE Type = 'LEADER_WU_ZETIAN';</text:p>
          </table:table-cell>
          <table:table-cell table:style-name="ce197" table:formula="of:=&quot;UPDATE Leaders SET &quot;&amp;[.$A12]&amp;&quot; = &quot;&amp;[.Z12]&amp;&quot; WHERE Type = 'LEADER_&quot;&amp;UPPER([.Z$2])&amp;&quot;';&quot;" office:value-type="string" office:string-value="UPDATE Leaders SET Loyalty = 8 WHERE Type = 'LEADER_DIPLOMAT';" calcext:value-type="string">
            <text:p>UPDATE Leaders SET Loyalty = 8 WHERE Type = 'LEADER_DIPLOMAT';</text:p>
          </table:table-cell>
          <table:table-cell table:style-name="ce197" table:formula="of:=&quot;UPDATE Leaders SET &quot;&amp;[.$A12]&amp;&quot; = &quot;&amp;[.AA12]&amp;&quot; WHERE Type = 'LEADER_&quot;&amp;UPPER([.AA$2])&amp;&quot;';&quot;" office:value-type="string" office:string-value="UPDATE Leaders SET Loyalty = 8 WHERE Type = 'LEADER_GANDHI';" calcext:value-type="string">
            <text:p>UPDATE Leaders SET Loyalty = 8 WHERE Type = 'LEADER_GANDHI';</text:p>
          </table:table-cell>
          <table:table-cell table:style-name="ce197" table:formula="of:=&quot;UPDATE Leaders SET &quot;&amp;[.$A12]&amp;&quot; = &quot;&amp;[.AB12]&amp;&quot; WHERE Type = 'LEADER_&quot;&amp;UPPER([.AB$2])&amp;&quot;';&quot;" office:value-type="string" office:string-value="UPDATE Leaders SET Loyalty = 8 WHERE Type = 'LEADER_SELASSIE';" calcext:value-type="string">
            <text:p>UPDATE Leaders SET Loyalty = 8 WHERE Type = 'LEADER_SELASSIE';</text:p>
          </table:table-cell>
          <table:table-cell table:style-name="ce197" table:formula="of:=&quot;UPDATE Leaders SET &quot;&amp;[.$A12]&amp;&quot; = &quot;&amp;[.AC12]&amp;&quot; WHERE Type = 'LEADER_&quot;&amp;UPPER([.AC$2])&amp;&quot;';&quot;" office:value-type="string" office:string-value="UPDATE Leaders SET Loyalty = 8 WHERE Type = 'LEADER_KAMEHAMEHA';" calcext:value-type="string">
            <text:p>UPDATE Leaders SET Loyalty = 8 WHERE Type = 'LEADER_KAMEHAMEHA';</text:p>
          </table:table-cell>
          <table:table-cell table:style-name="ce197" table:formula="of:=&quot;UPDATE Leaders SET &quot;&amp;[.$A12]&amp;&quot; = &quot;&amp;[.AD12]&amp;&quot; WHERE Type = 'LEADER_&quot;&amp;UPPER([.AD$2])&amp;&quot;';&quot;" office:value-type="string" office:string-value="UPDATE Leaders SET Loyalty = 8 WHERE Type = 'LEADER_MARIA_I';" calcext:value-type="string">
            <text:p>UPDATE Leaders SET Loyalty = 8 WHERE Type = 'LEADER_MARIA_I';</text:p>
          </table:table-cell>
          <table:table-cell table:style-name="ce197" table:formula="of:=&quot;UPDATE Leaders SET &quot;&amp;[.$A12]&amp;&quot; = &quot;&amp;[.AE12]&amp;&quot; WHERE Type = 'LEADER_&quot;&amp;UPPER([.AE$2])&amp;&quot;';&quot;" office:value-type="string" office:string-value="UPDATE Leaders SET Loyalty = 8 WHERE Type = 'LEADER_PACHACUTI';" calcext:value-type="string">
            <text:p>UPDATE Leaders SET Loyalty = 8 WHERE Type = 'LEADER_PACHACUTI';</text:p>
          </table:table-cell>
          <table:table-cell table:style-name="ce197" table:formula="of:=&quot;UPDATE Leaders SET &quot;&amp;[.$A12]&amp;&quot; = &quot;&amp;[.AF12]&amp;&quot; WHERE Type = 'LEADER_&quot;&amp;UPPER([.AF$2])&amp;&quot;';&quot;" office:value-type="string" office:string-value="UPDATE Leaders SET Loyalty = 8 WHERE Type = 'LEADER_RAMESSES';" calcext:value-type="string">
            <text:p>UPDATE Leaders SET Loyalty = 8 WHERE Type = 'LEADER_RAMESSES';</text:p>
          </table:table-cell>
          <table:table-cell table:style-name="ce197" table:formula="of:=&quot;UPDATE Leaders SET &quot;&amp;[.$A12]&amp;&quot; = &quot;&amp;[.AG12]&amp;&quot; WHERE Type = 'LEADER_&quot;&amp;UPPER([.AG$2])&amp;&quot;';&quot;" office:value-type="string" office:string-value="UPDATE Leaders SET Loyalty = 8 WHERE Type = 'LEADER_RAMKHAMHAENG';" calcext:value-type="string">
            <text:p>UPDATE Leaders SET Loyalty = 8 WHERE Type = 'LEADER_RAMKHAMHAENG';</text:p>
          </table:table-cell>
          <table:table-cell table:style-name="ce197" table:formula="of:=&quot;UPDATE Leaders SET &quot;&amp;[.$A12]&amp;&quot; = &quot;&amp;[.AH12]&amp;&quot; WHERE Type = 'LEADER_&quot;&amp;UPPER([.AH$2])&amp;&quot;';&quot;" office:value-type="string" office:string-value="UPDATE Leaders SET Loyalty = 8 WHERE Type = 'LEADER_PEDRO';" calcext:value-type="string">
            <text:p>UPDATE Leaders SET Loyalty = 8 WHERE Type = 'LEADER_PEDRO';</text:p>
          </table:table-cell>
          <table:table-cell table:style-name="ce197" table:formula="of:=&quot;UPDATE Leaders SET &quot;&amp;[.$A12]&amp;&quot; = &quot;&amp;[.AI12]&amp;&quot; WHERE Type = 'LEADER_&quot;&amp;UPPER([.AI$2])&amp;&quot;';&quot;" office:value-type="string" office:string-value="UPDATE Leaders SET Loyalty = 8 WHERE Type = 'LEADER_AHMAD_ALMANSUR';" calcext:value-type="string">
            <text:p>UPDATE Leaders SET Loyalty = 8 WHERE Type = 'LEADER_AHMAD_ALMANSUR';</text:p>
          </table:table-cell>
          <table:table-cell table:style-name="ce197" table:formula="of:=&quot;UPDATE Leaders SET &quot;&amp;[.$A12]&amp;&quot; = &quot;&amp;[.AJ12]&amp;&quot; WHERE Type = 'LEADER_&quot;&amp;UPPER([.AJ$2])&amp;&quot;';&quot;" office:value-type="string" office:string-value="UPDATE Leaders SET Loyalty = 8 WHERE Type = 'LEADER_SEJONG';" calcext:value-type="string">
            <text:p>UPDATE Leaders SET Loyalty = 8 WHERE Type = 'LEADER_SEJONG';</text:p>
          </table:table-cell>
          <table:table-cell table:style-name="ce197" table:formula="of:=&quot;UPDATE Leaders SET &quot;&amp;[.$A12]&amp;&quot; = &quot;&amp;[.AK12]&amp;&quot; WHERE Type = 'LEADER_&quot;&amp;UPPER([.AK$2])&amp;&quot;';&quot;" office:value-type="string" office:string-value="UPDATE Leaders SET Loyalty = 4 WHERE Type = 'LEADER_EXPANSIONIST';" calcext:value-type="string">
            <text:p>UPDATE Leaders SET Loyalty = 4 WHERE Type = 'LEADER_EXPANSIONIST';</text:p>
          </table:table-cell>
          <table:table-cell table:style-name="ce197" table:formula="of:=&quot;UPDATE Leaders SET &quot;&amp;[.$A12]&amp;&quot; = &quot;&amp;[.AL12]&amp;&quot; WHERE Type = 'LEADER_&quot;&amp;UPPER([.AL$2])&amp;&quot;';&quot;" office:value-type="string" office:string-value="UPDATE Leaders SET Loyalty = 4 WHERE Type = 'LEADER_BOUDICCA';" calcext:value-type="string">
            <text:p>UPDATE Leaders SET Loyalty = 4 WHERE Type = 'LEADER_BOUDICCA';</text:p>
          </table:table-cell>
          <table:table-cell table:style-name="ce197" table:formula="of:=&quot;UPDATE Leaders SET &quot;&amp;[.$A12]&amp;&quot; = &quot;&amp;[.AM12]&amp;&quot; WHERE Type = 'LEADER_&quot;&amp;UPPER([.AM$2])&amp;&quot;';&quot;" office:value-type="string" office:string-value="UPDATE Leaders SET Loyalty = 4 WHERE Type = 'LEADER_DARIUS';" calcext:value-type="string">
            <text:p>UPDATE Leaders SET Loyalty = 4 WHERE Type = 'LEADER_DARIUS';</text:p>
          </table:table-cell>
          <table:table-cell table:style-name="ce197" table:formula="of:=&quot;UPDATE Leaders SET &quot;&amp;[.$A12]&amp;&quot; = &quot;&amp;[.AN12]&amp;&quot; WHERE Type = 'LEADER_&quot;&amp;UPPER([.AN$2])&amp;&quot;';&quot;" office:value-type="string" office:string-value="UPDATE Leaders SET Loyalty = 4 WHERE Type = 'LEADER_DIDO';" calcext:value-type="string">
            <text:p>UPDATE Leaders SET Loyalty = 4 WHERE Type = 'LEADER_DIDO';</text:p>
          </table:table-cell>
          <table:table-cell table:style-name="ce197" table:formula="of:=&quot;UPDATE Leaders SET &quot;&amp;[.$A12]&amp;&quot; = &quot;&amp;[.AO12]&amp;&quot; WHERE Type = 'LEADER_&quot;&amp;UPPER([.AO$2])&amp;&quot;';&quot;" office:value-type="string" office:string-value="UPDATE Leaders SET Loyalty = 4 WHERE Type = 'LEADER_HARUN_AL_RASHID';" calcext:value-type="string">
            <text:p>UPDATE Leaders SET Loyalty = 4 WHERE Type = 'LEADER_HARUN_AL_RASHID';</text:p>
          </table:table-cell>
          <table:table-cell table:style-name="ce197" table:formula="of:=&quot;UPDATE Leaders SET &quot;&amp;[.$A12]&amp;&quot; = &quot;&amp;[.AP12]&amp;&quot; WHERE Type = 'LEADER_&quot;&amp;UPPER([.AP$2])&amp;&quot;';&quot;" office:value-type="string" office:string-value="UPDATE Leaders SET Loyalty = 4 WHERE Type = 'LEADER_NEBUCHADNEZZAR';" calcext:value-type="string">
            <text:p>UPDATE Leaders SET Loyalty = 4 WHERE Type = 'LEADER_NEBUCHADNEZZAR';</text:p>
          </table:table-cell>
          <table:table-cell table:style-name="ce197" table:formula="of:=&quot;UPDATE Leaders SET &quot;&amp;[.$A12]&amp;&quot; = &quot;&amp;[.AQ12]&amp;&quot; WHERE Type = 'LEADER_&quot;&amp;UPPER([.AQ$2])&amp;&quot;';&quot;" office:value-type="string" office:string-value="UPDATE Leaders SET Loyalty = 4 WHERE Type = 'LEADER_PACAL';" calcext:value-type="string">
            <text:p>UPDATE Leaders SET Loyalty = 4 WHERE Type = 'LEADER_PACAL';</text:p>
          </table:table-cell>
          <table:table-cell table:style-name="ce197" table:formula="of:=&quot;UPDATE Leaders SET &quot;&amp;[.$A12]&amp;&quot; = &quot;&amp;[.AR12]&amp;&quot; WHERE Type = 'LEADER_&quot;&amp;UPPER([.AR$2])&amp;&quot;';&quot;" office:value-type="string" office:string-value="UPDATE Leaders SET Loyalty = 4 WHERE Type = 'LEADER_SULEIMAN';" calcext:value-type="string">
            <text:p>UPDATE Leaders SET Loyalty = 4 WHERE Type = 'LEADER_SULEIMAN';</text:p>
          </table:table-cell>
          <table:table-cell table:style-name="ce197" table:formula="of:=&quot;UPDATE Leaders SET &quot;&amp;[.$A12]&amp;&quot; = &quot;&amp;[.AS12]&amp;&quot; WHERE Type = 'LEADER_&quot;&amp;UPPER([.AS$2])&amp;&quot;';&quot;" office:value-type="string" office:string-value="UPDATE Leaders SET Loyalty = 4 WHERE Type = 'LEADER_WASHINGTON';" calcext:value-type="string">
            <text:p>UPDATE Leaders SET Loyalty = 4 WHERE Type = 'LEADER_WASHINGTON';</text:p>
          </table:table-cell>
          <table:table-cell table:style-name="ce197" table:formula="of:=&quot;UPDATE Leaders SET &quot;&amp;[.$A12]&amp;&quot; = &quot;&amp;[.AT12]&amp;&quot; WHERE Type = 'LEADER_&quot;&amp;UPPER([.AT$2])&amp;&quot;';&quot;" office:value-type="string" office:string-value="UPDATE Leaders SET Loyalty = 4 WHERE Type = 'LEADER_MARIA';" calcext:value-type="string">
            <text:p>UPDATE Leaders SET Loyalty = 4 WHERE Type = 'LEADER_MARIA';</text:p>
          </table:table-cell>
          <table:table-cell table:style-name="ce197" table:formula="of:=&quot;UPDATE Leaders SET &quot;&amp;[.$A12]&amp;&quot; = &quot;&amp;[.AU12]&amp;&quot; WHERE Type = 'LEADER_&quot;&amp;UPPER([.AU$2])&amp;&quot;';&quot;" office:value-type="string" office:string-value="UPDATE Leaders SET Loyalty = 4 WHERE Type = 'LEADER_POCATELLO';" calcext:value-type="string">
            <text:p>UPDATE Leaders SET Loyalty = 4 WHERE Type = 'LEADER_POCATELLO';</text:p>
          </table:table-cell>
          <table:table-cell table:style-name="ce197" table:formula="of:=&quot;UPDATE Leaders SET &quot;&amp;[.$A12]&amp;&quot; = &quot;&amp;[.AV12]&amp;&quot; WHERE Type = 'LEADER_&quot;&amp;UPPER([.AV$2])&amp;&quot;';&quot;" office:value-type="string" office:string-value="UPDATE Leaders SET Loyalty = 4 WHERE Type = 'LEADER_WILLIAM';" calcext:value-type="string">
            <text:p>UPDATE Leaders SET Loyalty = 4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13]&amp;&quot; = &quot;&amp;[.C13]&amp;&quot; WHERE Type = 'LEADER_&quot;&amp;UPPER([.C$2])&amp;&quot;';&quot;" office:value-type="string" office:string-value="UPDATE Leaders SET Neediness = 8 WHERE Type = 'LEADER_ASHURBANIPAL';" calcext:value-type="string">
            <text:p>UPDATE Leaders SET Neediness = 8 WHERE Type = 'LEADER_ASHURBANIPAL';</text:p>
          </table:table-cell>
          <table:table-cell table:style-name="ce197" table:formula="of:=&quot;UPDATE Leaders SET &quot;&amp;[.$A13]&amp;&quot; = &quot;&amp;[.D13]&amp;&quot; WHERE Type = 'LEADER_&quot;&amp;UPPER([.D$2])&amp;&quot;';&quot;" office:value-type="string" office:string-value="UPDATE Leaders SET Neediness = 8 WHERE Type = 'LEADER_ASKIA';" calcext:value-type="string">
            <text:p>UPDATE Leaders SET Neediness = 8 WHERE Type = 'LEADER_ASKIA';</text:p>
          </table:table-cell>
          <table:table-cell table:style-name="ce197" table:formula="of:=&quot;UPDATE Leaders SET &quot;&amp;[.$A13]&amp;&quot; = &quot;&amp;[.E13]&amp;&quot; WHERE Type = 'LEADER_&quot;&amp;UPPER([.E$2])&amp;&quot;';&quot;" office:value-type="string" office:string-value="UPDATE Leaders SET Neediness = 8 WHERE Type = 'LEADER_ATTILA';" calcext:value-type="string">
            <text:p>UPDATE Leaders SET Neediness = 8 WHERE Type = 'LEADER_ATTILA';</text:p>
          </table:table-cell>
          <table:table-cell table:style-name="ce197" table:formula="of:=&quot;UPDATE Leaders SET &quot;&amp;[.$A13]&amp;&quot; = &quot;&amp;[.F13]&amp;&quot; WHERE Type = 'LEADER_&quot;&amp;UPPER([.F$2])&amp;&quot;';&quot;" office:value-type="string" office:string-value="UPDATE Leaders SET Neediness = 8 WHERE Type = 'LEADER_AUGUSTUS';" calcext:value-type="string">
            <text:p>UPDATE Leaders SET Neediness = 8 WHERE Type = 'LEADER_AUGUSTUS';</text:p>
          </table:table-cell>
          <table:table-cell table:style-name="ce197" table:formula="of:=&quot;UPDATE Leaders SET &quot;&amp;[.$A13]&amp;&quot; = &quot;&amp;[.G13]&amp;&quot; WHERE Type = 'LEADER_&quot;&amp;UPPER([.G$2])&amp;&quot;';&quot;" office:value-type="string" office:string-value="UPDATE Leaders SET Neediness = 8 WHERE Type = 'LEADER_GENGHIS_KHAN';" calcext:value-type="string">
            <text:p>UPDATE Leaders SET Neediness = 8 WHERE Type = 'LEADER_GENGHIS_KHAN';</text:p>
          </table:table-cell>
          <table:table-cell table:style-name="ce197" table:formula="of:=&quot;UPDATE Leaders SET &quot;&amp;[.$A13]&amp;&quot; = &quot;&amp;[.H13]&amp;&quot; WHERE Type = 'LEADER_&quot;&amp;UPPER([.H$2])&amp;&quot;';&quot;" office:value-type="string" office:string-value="UPDATE Leaders SET Neediness = 8 WHERE Type = 'LEADER_HARALD';" calcext:value-type="string">
            <text:p>UPDATE Leaders SET Neediness = 8 WHERE Type = 'LEADER_HARALD';</text:p>
          </table:table-cell>
          <table:table-cell table:style-name="ce197" table:formula="of:=&quot;UPDATE Leaders SET &quot;&amp;[.$A13]&amp;&quot; = &quot;&amp;[.I13]&amp;&quot; WHERE Type = 'LEADER_&quot;&amp;UPPER([.I$2])&amp;&quot;';&quot;" office:value-type="string" office:string-value="UPDATE Leaders SET Neediness = 8 WHERE Type = 'LEADER_ISABELLA';" calcext:value-type="string">
            <text:p>UPDATE Leaders SET Neediness = 8 WHERE Type = 'LEADER_ISABELLA';</text:p>
          </table:table-cell>
          <table:table-cell table:style-name="ce197" table:formula="of:=&quot;UPDATE Leaders SET &quot;&amp;[.$A13]&amp;&quot; = &quot;&amp;[.J13]&amp;&quot; WHERE Type = 'LEADER_&quot;&amp;UPPER([.J$2])&amp;&quot;';&quot;" office:value-type="string" office:string-value="UPDATE Leaders SET Neediness = 8 WHERE Type = 'LEADER_NAPOLEON';" calcext:value-type="string">
            <text:p>UPDATE Leaders SET Neediness = 8 WHERE Type = 'LEADER_NAPOLEON';</text:p>
          </table:table-cell>
          <table:table-cell table:style-name="ce197" table:formula="of:=&quot;UPDATE Leaders SET &quot;&amp;[.$A13]&amp;&quot; = &quot;&amp;[.K13]&amp;&quot; WHERE Type = 'LEADER_&quot;&amp;UPPER([.K$2])&amp;&quot;';&quot;" office:value-type="string" office:string-value="UPDATE Leaders SET Neediness = 8 WHERE Type = 'LEADER_ODA_NOBUNAGA';" calcext:value-type="string">
            <text:p>UPDATE Leaders SET Neediness = 8 WHERE Type = 'LEADER_ODA_NOBUNAGA';</text:p>
          </table:table-cell>
          <table:table-cell table:style-name="ce197" table:formula="of:=&quot;UPDATE Leaders SET &quot;&amp;[.$A13]&amp;&quot; = &quot;&amp;[.L13]&amp;&quot; WHERE Type = 'LEADER_&quot;&amp;UPPER([.L$2])&amp;&quot;';&quot;" office:value-type="string" office:string-value="UPDATE Leaders SET Neediness = 8 WHERE Type = 'LEADER_ENRICO_DANDOLO';" calcext:value-type="string">
            <text:p>UPDATE Leaders SET Neediness = 8 WHERE Type = 'LEADER_ENRICO_DANDOLO';</text:p>
          </table:table-cell>
          <table:table-cell table:style-name="ce197" table:formula="of:=&quot;UPDATE Leaders SET &quot;&amp;[.$A13]&amp;&quot; = &quot;&amp;[.M13]&amp;&quot; WHERE Type = 'LEADER_&quot;&amp;UPPER([.M$2])&amp;&quot;';&quot;" office:value-type="string" office:string-value="UPDATE Leaders SET Neediness = 8 WHERE Type = 'LEADER_SHAKA';" calcext:value-type="string">
            <text:p>UPDATE Leaders SET Neediness = 8 WHERE Type = 'LEADER_SHAKA';</text:p>
          </table:table-cell>
          <table:table-cell table:style-name="ce197" table:formula="of:=&quot;UPDATE Leaders SET &quot;&amp;[.$A13]&amp;&quot; = &quot;&amp;[.N13]&amp;&quot; WHERE Type = 'LEADER_&quot;&amp;UPPER([.N$2])&amp;&quot;';&quot;" office:value-type="string" office:string-value="UPDATE Leaders SET Neediness = 4 WHERE Type = 'LEADER_COALITION';" calcext:value-type="string">
            <text:p>UPDATE Leaders SET Neediness = 4 WHERE Type = 'LEADER_COALITION';</text:p>
          </table:table-cell>
          <table:table-cell table:style-name="ce197" table:formula="of:=&quot;UPDATE Leaders SET &quot;&amp;[.$A13]&amp;&quot; = &quot;&amp;[.O13]&amp;&quot; WHERE Type = 'LEADER_&quot;&amp;UPPER([.O$2])&amp;&quot;';&quot;" office:value-type="string" office:string-value="UPDATE Leaders SET Neediness = 4 WHERE Type = 'LEADER_ALEXANDER';" calcext:value-type="string">
            <text:p>UPDATE Leaders SET Neediness = 4 WHERE Type = 'LEADER_ALEXANDER';</text:p>
          </table:table-cell>
          <table:table-cell table:style-name="ce197" table:formula="of:=&quot;UPDATE Leaders SET &quot;&amp;[.$A13]&amp;&quot; = &quot;&amp;[.P13]&amp;&quot; WHERE Type = 'LEADER_&quot;&amp;UPPER([.P$2])&amp;&quot;';&quot;" office:value-type="string" office:string-value="UPDATE Leaders SET Neediness = 4 WHERE Type = 'LEADER_BISMARCK';" calcext:value-type="string">
            <text:p>UPDATE Leaders SET Neediness = 4 WHERE Type = 'LEADER_BISMARCK';</text:p>
          </table:table-cell>
          <table:table-cell table:style-name="ce197" table:formula="of:=&quot;UPDATE Leaders SET &quot;&amp;[.$A13]&amp;&quot; = &quot;&amp;[.Q13]&amp;&quot; WHERE Type = 'LEADER_&quot;&amp;UPPER([.Q$2])&amp;&quot;';&quot;" office:value-type="string" office:string-value="UPDATE Leaders SET Neediness = 4 WHERE Type = 'LEADER_CATHERINE';" calcext:value-type="string">
            <text:p>UPDATE Leaders SET Neediness = 4 WHERE Type = 'LEADER_CATHERINE';</text:p>
          </table:table-cell>
          <table:table-cell table:style-name="ce197" table:formula="of:=&quot;UPDATE Leaders SET &quot;&amp;[.$A13]&amp;&quot; = &quot;&amp;[.R13]&amp;&quot; WHERE Type = 'LEADER_&quot;&amp;UPPER([.R$2])&amp;&quot;';&quot;" office:value-type="string" office:string-value="UPDATE Leaders SET Neediness = 4 WHERE Type = 'LEADER_ELIZABETH';" calcext:value-type="string">
            <text:p>UPDATE Leaders SET Neediness = 4 WHERE Type = 'LEADER_ELIZABETH';</text:p>
          </table:table-cell>
          <table:table-cell table:style-name="ce197" table:formula="of:=&quot;UPDATE Leaders SET &quot;&amp;[.$A13]&amp;&quot; = &quot;&amp;[.S13]&amp;&quot; WHERE Type = 'LEADER_&quot;&amp;UPPER([.S$2])&amp;&quot;';&quot;" office:value-type="string" office:string-value="UPDATE Leaders SET Neediness = 4 WHERE Type = 'LEADER_GUSTAVUS_ADOLPHUS';" calcext:value-type="string">
            <text:p>UPDATE Leaders SET Neediness = 4 WHERE Type = 'LEADER_GUSTAVUS_ADOLPHUS';</text:p>
          </table:table-cell>
          <table:table-cell table:style-name="ce197" table:formula="of:=&quot;UPDATE Leaders SET &quot;&amp;[.$A13]&amp;&quot; = &quot;&amp;[.T13]&amp;&quot; WHERE Type = 'LEADER_&quot;&amp;UPPER([.T$2])&amp;&quot;';&quot;" office:value-type="string" office:string-value="UPDATE Leaders SET Neediness = 4 WHERE Type = 'LEADER_HIAWATHA';" calcext:value-type="string">
            <text:p>UPDATE Leaders SET Neediness = 4 WHERE Type = 'LEADER_HIAWATHA';</text:p>
          </table:table-cell>
          <table:table-cell table:style-name="ce197" table:formula="of:=&quot;UPDATE Leaders SET &quot;&amp;[.$A13]&amp;&quot; = &quot;&amp;[.U13]&amp;&quot; WHERE Type = 'LEADER_&quot;&amp;UPPER([.U$2])&amp;&quot;';&quot;" office:value-type="string" office:string-value="UPDATE Leaders SET Neediness = 4 WHERE Type = 'LEADER_MONTEZUMA';" calcext:value-type="string">
            <text:p>UPDATE Leaders SET Neediness = 4 WHERE Type = 'LEADER_MONTEZUMA';</text:p>
          </table:table-cell>
          <table:table-cell table:style-name="ce197" table:formula="of:=&quot;UPDATE Leaders SET &quot;&amp;[.$A13]&amp;&quot; = &quot;&amp;[.V13]&amp;&quot; WHERE Type = 'LEADER_&quot;&amp;UPPER([.V$2])&amp;&quot;';&quot;" office:value-type="string" office:string-value="UPDATE Leaders SET Neediness = 4 WHERE Type = 'LEADER_THEODORA';" calcext:value-type="string">
            <text:p>UPDATE Leaders SET Neediness = 4 WHERE Type = 'LEADER_THEODORA';</text:p>
          </table:table-cell>
          <table:table-cell table:style-name="ce197" table:formula="of:=&quot;UPDATE Leaders SET &quot;&amp;[.$A13]&amp;&quot; = &quot;&amp;[.W13]&amp;&quot; WHERE Type = 'LEADER_&quot;&amp;UPPER([.W$2])&amp;&quot;';&quot;" office:value-type="string" office:string-value="UPDATE Leaders SET Neediness = 4 WHERE Type = 'LEADER_GAJAH_MADA';" calcext:value-type="string">
            <text:p>UPDATE Leaders SET Neediness = 4 WHERE Type = 'LEADER_GAJAH_MADA';</text:p>
          </table:table-cell>
          <table:table-cell table:style-name="ce197" table:formula="of:=&quot;UPDATE Leaders SET &quot;&amp;[.$A13]&amp;&quot; = &quot;&amp;[.X13]&amp;&quot; WHERE Type = 'LEADER_&quot;&amp;UPPER([.X$2])&amp;&quot;';&quot;" office:value-type="string" office:string-value="UPDATE Leaders SET Neediness = 4 WHERE Type = 'LEADER_CASIMIR';" calcext:value-type="string">
            <text:p>UPDATE Leaders SET Neediness = 4 WHERE Type = 'LEADER_CASIMIR';</text:p>
          </table:table-cell>
          <table:table-cell table:style-name="ce197" table:formula="of:=&quot;UPDATE Leaders SET &quot;&amp;[.$A13]&amp;&quot; = &quot;&amp;[.Y13]&amp;&quot; WHERE Type = 'LEADER_&quot;&amp;UPPER([.Y$2])&amp;&quot;';&quot;" office:value-type="string" office:string-value="UPDATE Leaders SET Neediness = 4 WHERE Type = 'LEADER_WU_ZETIAN';" calcext:value-type="string">
            <text:p>UPDATE Leaders SET Neediness = 4 WHERE Type = 'LEADER_WU_ZETIAN';</text:p>
          </table:table-cell>
          <table:table-cell table:style-name="ce197" table:formula="of:=&quot;UPDATE Leaders SET &quot;&amp;[.$A13]&amp;&quot; = &quot;&amp;[.Z13]&amp;&quot; WHERE Type = 'LEADER_&quot;&amp;UPPER([.Z$2])&amp;&quot;';&quot;" office:value-type="string" office:string-value="UPDATE Leaders SET Neediness = 2 WHERE Type = 'LEADER_DIPLOMAT';" calcext:value-type="string">
            <text:p>UPDATE Leaders SET Neediness = 2 WHERE Type = 'LEADER_DIPLOMAT';</text:p>
          </table:table-cell>
          <table:table-cell table:style-name="ce197" table:formula="of:=&quot;UPDATE Leaders SET &quot;&amp;[.$A13]&amp;&quot; = &quot;&amp;[.AA13]&amp;&quot; WHERE Type = 'LEADER_&quot;&amp;UPPER([.AA$2])&amp;&quot;';&quot;" office:value-type="string" office:string-value="UPDATE Leaders SET Neediness = 2 WHERE Type = 'LEADER_GANDHI';" calcext:value-type="string">
            <text:p>UPDATE Leaders SET Neediness = 2 WHERE Type = 'LEADER_GANDHI';</text:p>
          </table:table-cell>
          <table:table-cell table:style-name="ce197" table:formula="of:=&quot;UPDATE Leaders SET &quot;&amp;[.$A13]&amp;&quot; = &quot;&amp;[.AB13]&amp;&quot; WHERE Type = 'LEADER_&quot;&amp;UPPER([.AB$2])&amp;&quot;';&quot;" office:value-type="string" office:string-value="UPDATE Leaders SET Neediness = 2 WHERE Type = 'LEADER_SELASSIE';" calcext:value-type="string">
            <text:p>UPDATE Leaders SET Neediness = 2 WHERE Type = 'LEADER_SELASSIE';</text:p>
          </table:table-cell>
          <table:table-cell table:style-name="ce197" table:formula="of:=&quot;UPDATE Leaders SET &quot;&amp;[.$A13]&amp;&quot; = &quot;&amp;[.AC13]&amp;&quot; WHERE Type = 'LEADER_&quot;&amp;UPPER([.AC$2])&amp;&quot;';&quot;" office:value-type="string" office:string-value="UPDATE Leaders SET Neediness = 2 WHERE Type = 'LEADER_KAMEHAMEHA';" calcext:value-type="string">
            <text:p>UPDATE Leaders SET Neediness = 2 WHERE Type = 'LEADER_KAMEHAMEHA';</text:p>
          </table:table-cell>
          <table:table-cell table:style-name="ce197" table:formula="of:=&quot;UPDATE Leaders SET &quot;&amp;[.$A13]&amp;&quot; = &quot;&amp;[.AD13]&amp;&quot; WHERE Type = 'LEADER_&quot;&amp;UPPER([.AD$2])&amp;&quot;';&quot;" office:value-type="string" office:string-value="UPDATE Leaders SET Neediness = 2 WHERE Type = 'LEADER_MARIA_I';" calcext:value-type="string">
            <text:p>UPDATE Leaders SET Neediness = 2 WHERE Type = 'LEADER_MARIA_I';</text:p>
          </table:table-cell>
          <table:table-cell table:style-name="ce197" table:formula="of:=&quot;UPDATE Leaders SET &quot;&amp;[.$A13]&amp;&quot; = &quot;&amp;[.AE13]&amp;&quot; WHERE Type = 'LEADER_&quot;&amp;UPPER([.AE$2])&amp;&quot;';&quot;" office:value-type="string" office:string-value="UPDATE Leaders SET Neediness = 2 WHERE Type = 'LEADER_PACHACUTI';" calcext:value-type="string">
            <text:p>UPDATE Leaders SET Neediness = 2 WHERE Type = 'LEADER_PACHACUTI';</text:p>
          </table:table-cell>
          <table:table-cell table:style-name="ce197" table:formula="of:=&quot;UPDATE Leaders SET &quot;&amp;[.$A13]&amp;&quot; = &quot;&amp;[.AF13]&amp;&quot; WHERE Type = 'LEADER_&quot;&amp;UPPER([.AF$2])&amp;&quot;';&quot;" office:value-type="string" office:string-value="UPDATE Leaders SET Neediness = 2 WHERE Type = 'LEADER_RAMESSES';" calcext:value-type="string">
            <text:p>UPDATE Leaders SET Neediness = 2 WHERE Type = 'LEADER_RAMESSES';</text:p>
          </table:table-cell>
          <table:table-cell table:style-name="ce197" table:formula="of:=&quot;UPDATE Leaders SET &quot;&amp;[.$A13]&amp;&quot; = &quot;&amp;[.AG13]&amp;&quot; WHERE Type = 'LEADER_&quot;&amp;UPPER([.AG$2])&amp;&quot;';&quot;" office:value-type="string" office:string-value="UPDATE Leaders SET Neediness = 2 WHERE Type = 'LEADER_RAMKHAMHAENG';" calcext:value-type="string">
            <text:p>UPDATE Leaders SET Neediness = 2 WHERE Type = 'LEADER_RAMKHAMHAENG';</text:p>
          </table:table-cell>
          <table:table-cell table:style-name="ce197" table:formula="of:=&quot;UPDATE Leaders SET &quot;&amp;[.$A13]&amp;&quot; = &quot;&amp;[.AH13]&amp;&quot; WHERE Type = 'LEADER_&quot;&amp;UPPER([.AH$2])&amp;&quot;';&quot;" office:value-type="string" office:string-value="UPDATE Leaders SET Neediness = 2 WHERE Type = 'LEADER_PEDRO';" calcext:value-type="string">
            <text:p>UPDATE Leaders SET Neediness = 2 WHERE Type = 'LEADER_PEDRO';</text:p>
          </table:table-cell>
          <table:table-cell table:style-name="ce197" table:formula="of:=&quot;UPDATE Leaders SET &quot;&amp;[.$A13]&amp;&quot; = &quot;&amp;[.AI13]&amp;&quot; WHERE Type = 'LEADER_&quot;&amp;UPPER([.AI$2])&amp;&quot;';&quot;" office:value-type="string" office:string-value="UPDATE Leaders SET Neediness = 2 WHERE Type = 'LEADER_AHMAD_ALMANSUR';" calcext:value-type="string">
            <text:p>UPDATE Leaders SET Neediness = 2 WHERE Type = 'LEADER_AHMAD_ALMANSUR';</text:p>
          </table:table-cell>
          <table:table-cell table:style-name="ce197" table:formula="of:=&quot;UPDATE Leaders SET &quot;&amp;[.$A13]&amp;&quot; = &quot;&amp;[.AJ13]&amp;&quot; WHERE Type = 'LEADER_&quot;&amp;UPPER([.AJ$2])&amp;&quot;';&quot;" office:value-type="string" office:string-value="UPDATE Leaders SET Neediness = 2 WHERE Type = 'LEADER_SEJONG';" calcext:value-type="string">
            <text:p>UPDATE Leaders SET Neediness = 2 WHERE Type = 'LEADER_SEJONG';</text:p>
          </table:table-cell>
          <table:table-cell table:style-name="ce197" table:formula="of:=&quot;UPDATE Leaders SET &quot;&amp;[.$A13]&amp;&quot; = &quot;&amp;[.AK13]&amp;&quot; WHERE Type = 'LEADER_&quot;&amp;UPPER([.AK$2])&amp;&quot;';&quot;" office:value-type="string" office:string-value="UPDATE Leaders SET Neediness = 4 WHERE Type = 'LEADER_EXPANSIONIST';" calcext:value-type="string">
            <text:p>UPDATE Leaders SET Neediness = 4 WHERE Type = 'LEADER_EXPANSIONIST';</text:p>
          </table:table-cell>
          <table:table-cell table:style-name="ce197" table:formula="of:=&quot;UPDATE Leaders SET &quot;&amp;[.$A13]&amp;&quot; = &quot;&amp;[.AL13]&amp;&quot; WHERE Type = 'LEADER_&quot;&amp;UPPER([.AL$2])&amp;&quot;';&quot;" office:value-type="string" office:string-value="UPDATE Leaders SET Neediness = 4 WHERE Type = 'LEADER_BOUDICCA';" calcext:value-type="string">
            <text:p>UPDATE Leaders SET Neediness = 4 WHERE Type = 'LEADER_BOUDICCA';</text:p>
          </table:table-cell>
          <table:table-cell table:style-name="ce197" table:formula="of:=&quot;UPDATE Leaders SET &quot;&amp;[.$A13]&amp;&quot; = &quot;&amp;[.AM13]&amp;&quot; WHERE Type = 'LEADER_&quot;&amp;UPPER([.AM$2])&amp;&quot;';&quot;" office:value-type="string" office:string-value="UPDATE Leaders SET Neediness = 4 WHERE Type = 'LEADER_DARIUS';" calcext:value-type="string">
            <text:p>UPDATE Leaders SET Neediness = 4 WHERE Type = 'LEADER_DARIUS';</text:p>
          </table:table-cell>
          <table:table-cell table:style-name="ce197" table:formula="of:=&quot;UPDATE Leaders SET &quot;&amp;[.$A13]&amp;&quot; = &quot;&amp;[.AN13]&amp;&quot; WHERE Type = 'LEADER_&quot;&amp;UPPER([.AN$2])&amp;&quot;';&quot;" office:value-type="string" office:string-value="UPDATE Leaders SET Neediness = 4 WHERE Type = 'LEADER_DIDO';" calcext:value-type="string">
            <text:p>UPDATE Leaders SET Neediness = 4 WHERE Type = 'LEADER_DIDO';</text:p>
          </table:table-cell>
          <table:table-cell table:style-name="ce197" table:formula="of:=&quot;UPDATE Leaders SET &quot;&amp;[.$A13]&amp;&quot; = &quot;&amp;[.AO13]&amp;&quot; WHERE Type = 'LEADER_&quot;&amp;UPPER([.AO$2])&amp;&quot;';&quot;" office:value-type="string" office:string-value="UPDATE Leaders SET Neediness = 4 WHERE Type = 'LEADER_HARUN_AL_RASHID';" calcext:value-type="string">
            <text:p>UPDATE Leaders SET Neediness = 4 WHERE Type = 'LEADER_HARUN_AL_RASHID';</text:p>
          </table:table-cell>
          <table:table-cell table:style-name="ce197" table:formula="of:=&quot;UPDATE Leaders SET &quot;&amp;[.$A13]&amp;&quot; = &quot;&amp;[.AP13]&amp;&quot; WHERE Type = 'LEADER_&quot;&amp;UPPER([.AP$2])&amp;&quot;';&quot;" office:value-type="string" office:string-value="UPDATE Leaders SET Neediness = 4 WHERE Type = 'LEADER_NEBUCHADNEZZAR';" calcext:value-type="string">
            <text:p>UPDATE Leaders SET Neediness = 4 WHERE Type = 'LEADER_NEBUCHADNEZZAR';</text:p>
          </table:table-cell>
          <table:table-cell table:style-name="ce197" table:formula="of:=&quot;UPDATE Leaders SET &quot;&amp;[.$A13]&amp;&quot; = &quot;&amp;[.AQ13]&amp;&quot; WHERE Type = 'LEADER_&quot;&amp;UPPER([.AQ$2])&amp;&quot;';&quot;" office:value-type="string" office:string-value="UPDATE Leaders SET Neediness = 4 WHERE Type = 'LEADER_PACAL';" calcext:value-type="string">
            <text:p>UPDATE Leaders SET Neediness = 4 WHERE Type = 'LEADER_PACAL';</text:p>
          </table:table-cell>
          <table:table-cell table:style-name="ce197" table:formula="of:=&quot;UPDATE Leaders SET &quot;&amp;[.$A13]&amp;&quot; = &quot;&amp;[.AR13]&amp;&quot; WHERE Type = 'LEADER_&quot;&amp;UPPER([.AR$2])&amp;&quot;';&quot;" office:value-type="string" office:string-value="UPDATE Leaders SET Neediness = 4 WHERE Type = 'LEADER_SULEIMAN';" calcext:value-type="string">
            <text:p>UPDATE Leaders SET Neediness = 4 WHERE Type = 'LEADER_SULEIMAN';</text:p>
          </table:table-cell>
          <table:table-cell table:style-name="ce197" table:formula="of:=&quot;UPDATE Leaders SET &quot;&amp;[.$A13]&amp;&quot; = &quot;&amp;[.AS13]&amp;&quot; WHERE Type = 'LEADER_&quot;&amp;UPPER([.AS$2])&amp;&quot;';&quot;" office:value-type="string" office:string-value="UPDATE Leaders SET Neediness = 4 WHERE Type = 'LEADER_WASHINGTON';" calcext:value-type="string">
            <text:p>UPDATE Leaders SET Neediness = 4 WHERE Type = 'LEADER_WASHINGTON';</text:p>
          </table:table-cell>
          <table:table-cell table:style-name="ce197" table:formula="of:=&quot;UPDATE Leaders SET &quot;&amp;[.$A13]&amp;&quot; = &quot;&amp;[.AT13]&amp;&quot; WHERE Type = 'LEADER_&quot;&amp;UPPER([.AT$2])&amp;&quot;';&quot;" office:value-type="string" office:string-value="UPDATE Leaders SET Neediness = 4 WHERE Type = 'LEADER_MARIA';" calcext:value-type="string">
            <text:p>UPDATE Leaders SET Neediness = 4 WHERE Type = 'LEADER_MARIA';</text:p>
          </table:table-cell>
          <table:table-cell table:style-name="ce197" table:formula="of:=&quot;UPDATE Leaders SET &quot;&amp;[.$A13]&amp;&quot; = &quot;&amp;[.AU13]&amp;&quot; WHERE Type = 'LEADER_&quot;&amp;UPPER([.AU$2])&amp;&quot;';&quot;" office:value-type="string" office:string-value="UPDATE Leaders SET Neediness = 4 WHERE Type = 'LEADER_POCATELLO';" calcext:value-type="string">
            <text:p>UPDATE Leaders SET Neediness = 4 WHERE Type = 'LEADER_POCATELLO';</text:p>
          </table:table-cell>
          <table:table-cell table:style-name="ce197" table:formula="of:=&quot;UPDATE Leaders SET &quot;&amp;[.$A13]&amp;&quot; = &quot;&amp;[.AV13]&amp;&quot; WHERE Type = 'LEADER_&quot;&amp;UPPER([.AV$2])&amp;&quot;';&quot;" office:value-type="string" office:string-value="UPDATE Leaders SET Neediness = 4 WHERE Type = 'LEADER_WILLIAM';" calcext:value-type="string">
            <text:p>UPDATE Leaders SET Neediness = 4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14]&amp;&quot; = &quot;&amp;[.C14]&amp;&quot; WHERE Type = 'LEADER_&quot;&amp;UPPER([.C$2])&amp;&quot;';&quot;" office:value-type="string" office:string-value="UPDATE Leaders SET Forgiveness = 8 WHERE Type = 'LEADER_ASHURBANIPAL';" calcext:value-type="string">
            <text:p>UPDATE Leaders SET Forgiveness = 8 WHERE Type = 'LEADER_ASHURBANIPAL';</text:p>
          </table:table-cell>
          <table:table-cell table:style-name="ce197" table:formula="of:=&quot;UPDATE Leaders SET &quot;&amp;[.$A14]&amp;&quot; = &quot;&amp;[.D14]&amp;&quot; WHERE Type = 'LEADER_&quot;&amp;UPPER([.D$2])&amp;&quot;';&quot;" office:value-type="string" office:string-value="UPDATE Leaders SET Forgiveness = 8 WHERE Type = 'LEADER_ASKIA';" calcext:value-type="string">
            <text:p>UPDATE Leaders SET Forgiveness = 8 WHERE Type = 'LEADER_ASKIA';</text:p>
          </table:table-cell>
          <table:table-cell table:style-name="ce197" table:formula="of:=&quot;UPDATE Leaders SET &quot;&amp;[.$A14]&amp;&quot; = &quot;&amp;[.E14]&amp;&quot; WHERE Type = 'LEADER_&quot;&amp;UPPER([.E$2])&amp;&quot;';&quot;" office:value-type="string" office:string-value="UPDATE Leaders SET Forgiveness = 8 WHERE Type = 'LEADER_ATTILA';" calcext:value-type="string">
            <text:p>UPDATE Leaders SET Forgiveness = 8 WHERE Type = 'LEADER_ATTILA';</text:p>
          </table:table-cell>
          <table:table-cell table:style-name="ce197" table:formula="of:=&quot;UPDATE Leaders SET &quot;&amp;[.$A14]&amp;&quot; = &quot;&amp;[.F14]&amp;&quot; WHERE Type = 'LEADER_&quot;&amp;UPPER([.F$2])&amp;&quot;';&quot;" office:value-type="string" office:string-value="UPDATE Leaders SET Forgiveness = 8 WHERE Type = 'LEADER_AUGUSTUS';" calcext:value-type="string">
            <text:p>UPDATE Leaders SET Forgiveness = 8 WHERE Type = 'LEADER_AUGUSTUS';</text:p>
          </table:table-cell>
          <table:table-cell table:style-name="ce197" table:formula="of:=&quot;UPDATE Leaders SET &quot;&amp;[.$A14]&amp;&quot; = &quot;&amp;[.G14]&amp;&quot; WHERE Type = 'LEADER_&quot;&amp;UPPER([.G$2])&amp;&quot;';&quot;" office:value-type="string" office:string-value="UPDATE Leaders SET Forgiveness = 8 WHERE Type = 'LEADER_GENGHIS_KHAN';" calcext:value-type="string">
            <text:p>UPDATE Leaders SET Forgiveness = 8 WHERE Type = 'LEADER_GENGHIS_KHAN';</text:p>
          </table:table-cell>
          <table:table-cell table:style-name="ce197" table:formula="of:=&quot;UPDATE Leaders SET &quot;&amp;[.$A14]&amp;&quot; = &quot;&amp;[.H14]&amp;&quot; WHERE Type = 'LEADER_&quot;&amp;UPPER([.H$2])&amp;&quot;';&quot;" office:value-type="string" office:string-value="UPDATE Leaders SET Forgiveness = 8 WHERE Type = 'LEADER_HARALD';" calcext:value-type="string">
            <text:p>UPDATE Leaders SET Forgiveness = 8 WHERE Type = 'LEADER_HARALD';</text:p>
          </table:table-cell>
          <table:table-cell table:style-name="ce197" table:formula="of:=&quot;UPDATE Leaders SET &quot;&amp;[.$A14]&amp;&quot; = &quot;&amp;[.I14]&amp;&quot; WHERE Type = 'LEADER_&quot;&amp;UPPER([.I$2])&amp;&quot;';&quot;" office:value-type="string" office:string-value="UPDATE Leaders SET Forgiveness = 8 WHERE Type = 'LEADER_ISABELLA';" calcext:value-type="string">
            <text:p>UPDATE Leaders SET Forgiveness = 8 WHERE Type = 'LEADER_ISABELLA';</text:p>
          </table:table-cell>
          <table:table-cell table:style-name="ce197" table:formula="of:=&quot;UPDATE Leaders SET &quot;&amp;[.$A14]&amp;&quot; = &quot;&amp;[.J14]&amp;&quot; WHERE Type = 'LEADER_&quot;&amp;UPPER([.J$2])&amp;&quot;';&quot;" office:value-type="string" office:string-value="UPDATE Leaders SET Forgiveness = 8 WHERE Type = 'LEADER_NAPOLEON';" calcext:value-type="string">
            <text:p>UPDATE Leaders SET Forgiveness = 8 WHERE Type = 'LEADER_NAPOLEON';</text:p>
          </table:table-cell>
          <table:table-cell table:style-name="ce197" table:formula="of:=&quot;UPDATE Leaders SET &quot;&amp;[.$A14]&amp;&quot; = &quot;&amp;[.K14]&amp;&quot; WHERE Type = 'LEADER_&quot;&amp;UPPER([.K$2])&amp;&quot;';&quot;" office:value-type="string" office:string-value="UPDATE Leaders SET Forgiveness = 8 WHERE Type = 'LEADER_ODA_NOBUNAGA';" calcext:value-type="string">
            <text:p>UPDATE Leaders SET Forgiveness = 8 WHERE Type = 'LEADER_ODA_NOBUNAGA';</text:p>
          </table:table-cell>
          <table:table-cell table:style-name="ce197" table:formula="of:=&quot;UPDATE Leaders SET &quot;&amp;[.$A14]&amp;&quot; = &quot;&amp;[.L14]&amp;&quot; WHERE Type = 'LEADER_&quot;&amp;UPPER([.L$2])&amp;&quot;';&quot;" office:value-type="string" office:string-value="UPDATE Leaders SET Forgiveness = 8 WHERE Type = 'LEADER_ENRICO_DANDOLO';" calcext:value-type="string">
            <text:p>UPDATE Leaders SET Forgiveness = 8 WHERE Type = 'LEADER_ENRICO_DANDOLO';</text:p>
          </table:table-cell>
          <table:table-cell table:style-name="ce197" table:formula="of:=&quot;UPDATE Leaders SET &quot;&amp;[.$A14]&amp;&quot; = &quot;&amp;[.M14]&amp;&quot; WHERE Type = 'LEADER_&quot;&amp;UPPER([.M$2])&amp;&quot;';&quot;" office:value-type="string" office:string-value="UPDATE Leaders SET Forgiveness = 8 WHERE Type = 'LEADER_SHAKA';" calcext:value-type="string">
            <text:p>UPDATE Leaders SET Forgiveness = 8 WHERE Type = 'LEADER_SHAKA';</text:p>
          </table:table-cell>
          <table:table-cell table:style-name="ce197" table:formula="of:=&quot;UPDATE Leaders SET &quot;&amp;[.$A14]&amp;&quot; = &quot;&amp;[.N14]&amp;&quot; WHERE Type = 'LEADER_&quot;&amp;UPPER([.N$2])&amp;&quot;';&quot;" office:value-type="string" office:string-value="UPDATE Leaders SET Forgiveness = 4 WHERE Type = 'LEADER_COALITION';" calcext:value-type="string">
            <text:p>UPDATE Leaders SET Forgiveness = 4 WHERE Type = 'LEADER_COALITION';</text:p>
          </table:table-cell>
          <table:table-cell table:style-name="ce197" table:formula="of:=&quot;UPDATE Leaders SET &quot;&amp;[.$A14]&amp;&quot; = &quot;&amp;[.O14]&amp;&quot; WHERE Type = 'LEADER_&quot;&amp;UPPER([.O$2])&amp;&quot;';&quot;" office:value-type="string" office:string-value="UPDATE Leaders SET Forgiveness = 4 WHERE Type = 'LEADER_ALEXANDER';" calcext:value-type="string">
            <text:p>UPDATE Leaders SET Forgiveness = 4 WHERE Type = 'LEADER_ALEXANDER';</text:p>
          </table:table-cell>
          <table:table-cell table:style-name="ce197" table:formula="of:=&quot;UPDATE Leaders SET &quot;&amp;[.$A14]&amp;&quot; = &quot;&amp;[.P14]&amp;&quot; WHERE Type = 'LEADER_&quot;&amp;UPPER([.P$2])&amp;&quot;';&quot;" office:value-type="string" office:string-value="UPDATE Leaders SET Forgiveness = 4 WHERE Type = 'LEADER_BISMARCK';" calcext:value-type="string">
            <text:p>UPDATE Leaders SET Forgiveness = 4 WHERE Type = 'LEADER_BISMARCK';</text:p>
          </table:table-cell>
          <table:table-cell table:style-name="ce197" table:formula="of:=&quot;UPDATE Leaders SET &quot;&amp;[.$A14]&amp;&quot; = &quot;&amp;[.Q14]&amp;&quot; WHERE Type = 'LEADER_&quot;&amp;UPPER([.Q$2])&amp;&quot;';&quot;" office:value-type="string" office:string-value="UPDATE Leaders SET Forgiveness = 4 WHERE Type = 'LEADER_CATHERINE';" calcext:value-type="string">
            <text:p>UPDATE Leaders SET Forgiveness = 4 WHERE Type = 'LEADER_CATHERINE';</text:p>
          </table:table-cell>
          <table:table-cell table:style-name="ce197" table:formula="of:=&quot;UPDATE Leaders SET &quot;&amp;[.$A14]&amp;&quot; = &quot;&amp;[.R14]&amp;&quot; WHERE Type = 'LEADER_&quot;&amp;UPPER([.R$2])&amp;&quot;';&quot;" office:value-type="string" office:string-value="UPDATE Leaders SET Forgiveness = 4 WHERE Type = 'LEADER_ELIZABETH';" calcext:value-type="string">
            <text:p>UPDATE Leaders SET Forgiveness = 4 WHERE Type = 'LEADER_ELIZABETH';</text:p>
          </table:table-cell>
          <table:table-cell table:style-name="ce197" table:formula="of:=&quot;UPDATE Leaders SET &quot;&amp;[.$A14]&amp;&quot; = &quot;&amp;[.S14]&amp;&quot; WHERE Type = 'LEADER_&quot;&amp;UPPER([.S$2])&amp;&quot;';&quot;" office:value-type="string" office:string-value="UPDATE Leaders SET Forgiveness = 4 WHERE Type = 'LEADER_GUSTAVUS_ADOLPHUS';" calcext:value-type="string">
            <text:p>UPDATE Leaders SET Forgiveness = 4 WHERE Type = 'LEADER_GUSTAVUS_ADOLPHUS';</text:p>
          </table:table-cell>
          <table:table-cell table:style-name="ce197" table:formula="of:=&quot;UPDATE Leaders SET &quot;&amp;[.$A14]&amp;&quot; = &quot;&amp;[.T14]&amp;&quot; WHERE Type = 'LEADER_&quot;&amp;UPPER([.T$2])&amp;&quot;';&quot;" office:value-type="string" office:string-value="UPDATE Leaders SET Forgiveness = 4 WHERE Type = 'LEADER_HIAWATHA';" calcext:value-type="string">
            <text:p>UPDATE Leaders SET Forgiveness = 4 WHERE Type = 'LEADER_HIAWATHA';</text:p>
          </table:table-cell>
          <table:table-cell table:style-name="ce197" table:formula="of:=&quot;UPDATE Leaders SET &quot;&amp;[.$A14]&amp;&quot; = &quot;&amp;[.U14]&amp;&quot; WHERE Type = 'LEADER_&quot;&amp;UPPER([.U$2])&amp;&quot;';&quot;" office:value-type="string" office:string-value="UPDATE Leaders SET Forgiveness = 4 WHERE Type = 'LEADER_MONTEZUMA';" calcext:value-type="string">
            <text:p>UPDATE Leaders SET Forgiveness = 4 WHERE Type = 'LEADER_MONTEZUMA';</text:p>
          </table:table-cell>
          <table:table-cell table:style-name="ce197" table:formula="of:=&quot;UPDATE Leaders SET &quot;&amp;[.$A14]&amp;&quot; = &quot;&amp;[.V14]&amp;&quot; WHERE Type = 'LEADER_&quot;&amp;UPPER([.V$2])&amp;&quot;';&quot;" office:value-type="string" office:string-value="UPDATE Leaders SET Forgiveness = 4 WHERE Type = 'LEADER_THEODORA';" calcext:value-type="string">
            <text:p>UPDATE Leaders SET Forgiveness = 4 WHERE Type = 'LEADER_THEODORA';</text:p>
          </table:table-cell>
          <table:table-cell table:style-name="ce197" table:formula="of:=&quot;UPDATE Leaders SET &quot;&amp;[.$A14]&amp;&quot; = &quot;&amp;[.W14]&amp;&quot; WHERE Type = 'LEADER_&quot;&amp;UPPER([.W$2])&amp;&quot;';&quot;" office:value-type="string" office:string-value="UPDATE Leaders SET Forgiveness = 4 WHERE Type = 'LEADER_GAJAH_MADA';" calcext:value-type="string">
            <text:p>UPDATE Leaders SET Forgiveness = 4 WHERE Type = 'LEADER_GAJAH_MADA';</text:p>
          </table:table-cell>
          <table:table-cell table:style-name="ce197" table:formula="of:=&quot;UPDATE Leaders SET &quot;&amp;[.$A14]&amp;&quot; = &quot;&amp;[.X14]&amp;&quot; WHERE Type = 'LEADER_&quot;&amp;UPPER([.X$2])&amp;&quot;';&quot;" office:value-type="string" office:string-value="UPDATE Leaders SET Forgiveness = 4 WHERE Type = 'LEADER_CASIMIR';" calcext:value-type="string">
            <text:p>UPDATE Leaders SET Forgiveness = 4 WHERE Type = 'LEADER_CASIMIR';</text:p>
          </table:table-cell>
          <table:table-cell table:style-name="ce197" table:formula="of:=&quot;UPDATE Leaders SET &quot;&amp;[.$A14]&amp;&quot; = &quot;&amp;[.Y14]&amp;&quot; WHERE Type = 'LEADER_&quot;&amp;UPPER([.Y$2])&amp;&quot;';&quot;" office:value-type="string" office:string-value="UPDATE Leaders SET Forgiveness = 4 WHERE Type = 'LEADER_WU_ZETIAN';" calcext:value-type="string">
            <text:p>UPDATE Leaders SET Forgiveness = 4 WHERE Type = 'LEADER_WU_ZETIAN';</text:p>
          </table:table-cell>
          <table:table-cell table:style-name="ce197" table:formula="of:=&quot;UPDATE Leaders SET &quot;&amp;[.$A14]&amp;&quot; = &quot;&amp;[.Z14]&amp;&quot; WHERE Type = 'LEADER_&quot;&amp;UPPER([.Z$2])&amp;&quot;';&quot;" office:value-type="string" office:string-value="UPDATE Leaders SET Forgiveness = 2 WHERE Type = 'LEADER_DIPLOMAT';" calcext:value-type="string">
            <text:p>UPDATE Leaders SET Forgiveness = 2 WHERE Type = 'LEADER_DIPLOMAT';</text:p>
          </table:table-cell>
          <table:table-cell table:style-name="ce197" table:formula="of:=&quot;UPDATE Leaders SET &quot;&amp;[.$A14]&amp;&quot; = &quot;&amp;[.AA14]&amp;&quot; WHERE Type = 'LEADER_&quot;&amp;UPPER([.AA$2])&amp;&quot;';&quot;" office:value-type="string" office:string-value="UPDATE Leaders SET Forgiveness = 2 WHERE Type = 'LEADER_GANDHI';" calcext:value-type="string">
            <text:p>UPDATE Leaders SET Forgiveness = 2 WHERE Type = 'LEADER_GANDHI';</text:p>
          </table:table-cell>
          <table:table-cell table:style-name="ce197" table:formula="of:=&quot;UPDATE Leaders SET &quot;&amp;[.$A14]&amp;&quot; = &quot;&amp;[.AB14]&amp;&quot; WHERE Type = 'LEADER_&quot;&amp;UPPER([.AB$2])&amp;&quot;';&quot;" office:value-type="string" office:string-value="UPDATE Leaders SET Forgiveness = 2 WHERE Type = 'LEADER_SELASSIE';" calcext:value-type="string">
            <text:p>UPDATE Leaders SET Forgiveness = 2 WHERE Type = 'LEADER_SELASSIE';</text:p>
          </table:table-cell>
          <table:table-cell table:style-name="ce197" table:formula="of:=&quot;UPDATE Leaders SET &quot;&amp;[.$A14]&amp;&quot; = &quot;&amp;[.AC14]&amp;&quot; WHERE Type = 'LEADER_&quot;&amp;UPPER([.AC$2])&amp;&quot;';&quot;" office:value-type="string" office:string-value="UPDATE Leaders SET Forgiveness = 2 WHERE Type = 'LEADER_KAMEHAMEHA';" calcext:value-type="string">
            <text:p>UPDATE Leaders SET Forgiveness = 2 WHERE Type = 'LEADER_KAMEHAMEHA';</text:p>
          </table:table-cell>
          <table:table-cell table:style-name="ce197" table:formula="of:=&quot;UPDATE Leaders SET &quot;&amp;[.$A14]&amp;&quot; = &quot;&amp;[.AD14]&amp;&quot; WHERE Type = 'LEADER_&quot;&amp;UPPER([.AD$2])&amp;&quot;';&quot;" office:value-type="string" office:string-value="UPDATE Leaders SET Forgiveness = 2 WHERE Type = 'LEADER_MARIA_I';" calcext:value-type="string">
            <text:p>UPDATE Leaders SET Forgiveness = 2 WHERE Type = 'LEADER_MARIA_I';</text:p>
          </table:table-cell>
          <table:table-cell table:style-name="ce197" table:formula="of:=&quot;UPDATE Leaders SET &quot;&amp;[.$A14]&amp;&quot; = &quot;&amp;[.AE14]&amp;&quot; WHERE Type = 'LEADER_&quot;&amp;UPPER([.AE$2])&amp;&quot;';&quot;" office:value-type="string" office:string-value="UPDATE Leaders SET Forgiveness = 2 WHERE Type = 'LEADER_PACHACUTI';" calcext:value-type="string">
            <text:p>UPDATE Leaders SET Forgiveness = 2 WHERE Type = 'LEADER_PACHACUTI';</text:p>
          </table:table-cell>
          <table:table-cell table:style-name="ce197" table:formula="of:=&quot;UPDATE Leaders SET &quot;&amp;[.$A14]&amp;&quot; = &quot;&amp;[.AF14]&amp;&quot; WHERE Type = 'LEADER_&quot;&amp;UPPER([.AF$2])&amp;&quot;';&quot;" office:value-type="string" office:string-value="UPDATE Leaders SET Forgiveness = 2 WHERE Type = 'LEADER_RAMESSES';" calcext:value-type="string">
            <text:p>UPDATE Leaders SET Forgiveness = 2 WHERE Type = 'LEADER_RAMESSES';</text:p>
          </table:table-cell>
          <table:table-cell table:style-name="ce197" table:formula="of:=&quot;UPDATE Leaders SET &quot;&amp;[.$A14]&amp;&quot; = &quot;&amp;[.AG14]&amp;&quot; WHERE Type = 'LEADER_&quot;&amp;UPPER([.AG$2])&amp;&quot;';&quot;" office:value-type="string" office:string-value="UPDATE Leaders SET Forgiveness = 2 WHERE Type = 'LEADER_RAMKHAMHAENG';" calcext:value-type="string">
            <text:p>UPDATE Leaders SET Forgiveness = 2 WHERE Type = 'LEADER_RAMKHAMHAENG';</text:p>
          </table:table-cell>
          <table:table-cell table:style-name="ce197" table:formula="of:=&quot;UPDATE Leaders SET &quot;&amp;[.$A14]&amp;&quot; = &quot;&amp;[.AH14]&amp;&quot; WHERE Type = 'LEADER_&quot;&amp;UPPER([.AH$2])&amp;&quot;';&quot;" office:value-type="string" office:string-value="UPDATE Leaders SET Forgiveness = 2 WHERE Type = 'LEADER_PEDRO';" calcext:value-type="string">
            <text:p>UPDATE Leaders SET Forgiveness = 2 WHERE Type = 'LEADER_PEDRO';</text:p>
          </table:table-cell>
          <table:table-cell table:style-name="ce197" table:formula="of:=&quot;UPDATE Leaders SET &quot;&amp;[.$A14]&amp;&quot; = &quot;&amp;[.AI14]&amp;&quot; WHERE Type = 'LEADER_&quot;&amp;UPPER([.AI$2])&amp;&quot;';&quot;" office:value-type="string" office:string-value="UPDATE Leaders SET Forgiveness = 2 WHERE Type = 'LEADER_AHMAD_ALMANSUR';" calcext:value-type="string">
            <text:p>UPDATE Leaders SET Forgiveness = 2 WHERE Type = 'LEADER_AHMAD_ALMANSUR';</text:p>
          </table:table-cell>
          <table:table-cell table:style-name="ce197" table:formula="of:=&quot;UPDATE Leaders SET &quot;&amp;[.$A14]&amp;&quot; = &quot;&amp;[.AJ14]&amp;&quot; WHERE Type = 'LEADER_&quot;&amp;UPPER([.AJ$2])&amp;&quot;';&quot;" office:value-type="string" office:string-value="UPDATE Leaders SET Forgiveness = 2 WHERE Type = 'LEADER_SEJONG';" calcext:value-type="string">
            <text:p>UPDATE Leaders SET Forgiveness = 2 WHERE Type = 'LEADER_SEJONG';</text:p>
          </table:table-cell>
          <table:table-cell table:style-name="ce197" table:formula="of:=&quot;UPDATE Leaders SET &quot;&amp;[.$A14]&amp;&quot; = &quot;&amp;[.AK14]&amp;&quot; WHERE Type = 'LEADER_&quot;&amp;UPPER([.AK$2])&amp;&quot;';&quot;" office:value-type="string" office:string-value="UPDATE Leaders SET Forgiveness = 4 WHERE Type = 'LEADER_EXPANSIONIST';" calcext:value-type="string">
            <text:p>UPDATE Leaders SET Forgiveness = 4 WHERE Type = 'LEADER_EXPANSIONIST';</text:p>
          </table:table-cell>
          <table:table-cell table:style-name="ce197" table:formula="of:=&quot;UPDATE Leaders SET &quot;&amp;[.$A14]&amp;&quot; = &quot;&amp;[.AL14]&amp;&quot; WHERE Type = 'LEADER_&quot;&amp;UPPER([.AL$2])&amp;&quot;';&quot;" office:value-type="string" office:string-value="UPDATE Leaders SET Forgiveness = 4 WHERE Type = 'LEADER_BOUDICCA';" calcext:value-type="string">
            <text:p>UPDATE Leaders SET Forgiveness = 4 WHERE Type = 'LEADER_BOUDICCA';</text:p>
          </table:table-cell>
          <table:table-cell table:style-name="ce197" table:formula="of:=&quot;UPDATE Leaders SET &quot;&amp;[.$A14]&amp;&quot; = &quot;&amp;[.AM14]&amp;&quot; WHERE Type = 'LEADER_&quot;&amp;UPPER([.AM$2])&amp;&quot;';&quot;" office:value-type="string" office:string-value="UPDATE Leaders SET Forgiveness = 4 WHERE Type = 'LEADER_DARIUS';" calcext:value-type="string">
            <text:p>UPDATE Leaders SET Forgiveness = 4 WHERE Type = 'LEADER_DARIUS';</text:p>
          </table:table-cell>
          <table:table-cell table:style-name="ce197" table:formula="of:=&quot;UPDATE Leaders SET &quot;&amp;[.$A14]&amp;&quot; = &quot;&amp;[.AN14]&amp;&quot; WHERE Type = 'LEADER_&quot;&amp;UPPER([.AN$2])&amp;&quot;';&quot;" office:value-type="string" office:string-value="UPDATE Leaders SET Forgiveness = 4 WHERE Type = 'LEADER_DIDO';" calcext:value-type="string">
            <text:p>UPDATE Leaders SET Forgiveness = 4 WHERE Type = 'LEADER_DIDO';</text:p>
          </table:table-cell>
          <table:table-cell table:style-name="ce197" table:formula="of:=&quot;UPDATE Leaders SET &quot;&amp;[.$A14]&amp;&quot; = &quot;&amp;[.AO14]&amp;&quot; WHERE Type = 'LEADER_&quot;&amp;UPPER([.AO$2])&amp;&quot;';&quot;" office:value-type="string" office:string-value="UPDATE Leaders SET Forgiveness = 4 WHERE Type = 'LEADER_HARUN_AL_RASHID';" calcext:value-type="string">
            <text:p>UPDATE Leaders SET Forgiveness = 4 WHERE Type = 'LEADER_HARUN_AL_RASHID';</text:p>
          </table:table-cell>
          <table:table-cell table:style-name="ce197" table:formula="of:=&quot;UPDATE Leaders SET &quot;&amp;[.$A14]&amp;&quot; = &quot;&amp;[.AP14]&amp;&quot; WHERE Type = 'LEADER_&quot;&amp;UPPER([.AP$2])&amp;&quot;';&quot;" office:value-type="string" office:string-value="UPDATE Leaders SET Forgiveness = 4 WHERE Type = 'LEADER_NEBUCHADNEZZAR';" calcext:value-type="string">
            <text:p>UPDATE Leaders SET Forgiveness = 4 WHERE Type = 'LEADER_NEBUCHADNEZZAR';</text:p>
          </table:table-cell>
          <table:table-cell table:style-name="ce197" table:formula="of:=&quot;UPDATE Leaders SET &quot;&amp;[.$A14]&amp;&quot; = &quot;&amp;[.AQ14]&amp;&quot; WHERE Type = 'LEADER_&quot;&amp;UPPER([.AQ$2])&amp;&quot;';&quot;" office:value-type="string" office:string-value="UPDATE Leaders SET Forgiveness = 4 WHERE Type = 'LEADER_PACAL';" calcext:value-type="string">
            <text:p>UPDATE Leaders SET Forgiveness = 4 WHERE Type = 'LEADER_PACAL';</text:p>
          </table:table-cell>
          <table:table-cell table:style-name="ce197" table:formula="of:=&quot;UPDATE Leaders SET &quot;&amp;[.$A14]&amp;&quot; = &quot;&amp;[.AR14]&amp;&quot; WHERE Type = 'LEADER_&quot;&amp;UPPER([.AR$2])&amp;&quot;';&quot;" office:value-type="string" office:string-value="UPDATE Leaders SET Forgiveness = 4 WHERE Type = 'LEADER_SULEIMAN';" calcext:value-type="string">
            <text:p>UPDATE Leaders SET Forgiveness = 4 WHERE Type = 'LEADER_SULEIMAN';</text:p>
          </table:table-cell>
          <table:table-cell table:style-name="ce197" table:formula="of:=&quot;UPDATE Leaders SET &quot;&amp;[.$A14]&amp;&quot; = &quot;&amp;[.AS14]&amp;&quot; WHERE Type = 'LEADER_&quot;&amp;UPPER([.AS$2])&amp;&quot;';&quot;" office:value-type="string" office:string-value="UPDATE Leaders SET Forgiveness = 4 WHERE Type = 'LEADER_WASHINGTON';" calcext:value-type="string">
            <text:p>UPDATE Leaders SET Forgiveness = 4 WHERE Type = 'LEADER_WASHINGTON';</text:p>
          </table:table-cell>
          <table:table-cell table:style-name="ce197" table:formula="of:=&quot;UPDATE Leaders SET &quot;&amp;[.$A14]&amp;&quot; = &quot;&amp;[.AT14]&amp;&quot; WHERE Type = 'LEADER_&quot;&amp;UPPER([.AT$2])&amp;&quot;';&quot;" office:value-type="string" office:string-value="UPDATE Leaders SET Forgiveness = 4 WHERE Type = 'LEADER_MARIA';" calcext:value-type="string">
            <text:p>UPDATE Leaders SET Forgiveness = 4 WHERE Type = 'LEADER_MARIA';</text:p>
          </table:table-cell>
          <table:table-cell table:style-name="ce197" table:formula="of:=&quot;UPDATE Leaders SET &quot;&amp;[.$A14]&amp;&quot; = &quot;&amp;[.AU14]&amp;&quot; WHERE Type = 'LEADER_&quot;&amp;UPPER([.AU$2])&amp;&quot;';&quot;" office:value-type="string" office:string-value="UPDATE Leaders SET Forgiveness = 4 WHERE Type = 'LEADER_POCATELLO';" calcext:value-type="string">
            <text:p>UPDATE Leaders SET Forgiveness = 4 WHERE Type = 'LEADER_POCATELLO';</text:p>
          </table:table-cell>
          <table:table-cell table:style-name="ce197" table:formula="of:=&quot;UPDATE Leaders SET &quot;&amp;[.$A14]&amp;&quot; = &quot;&amp;[.AV14]&amp;&quot; WHERE Type = 'LEADER_&quot;&amp;UPPER([.AV$2])&amp;&quot;';&quot;" office:value-type="string" office:string-value="UPDATE Leaders SET Forgiveness = 4 WHERE Type = 'LEADER_WILLIAM';" calcext:value-type="string">
            <text:p>UPDATE Leaders SET Forgiveness = 4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15]&amp;&quot; = &quot;&amp;[.C15]&amp;&quot; WHERE Type = 'LEADER_&quot;&amp;UPPER([.C$2])&amp;&quot;';&quot;" office:value-type="string" office:string-value="UPDATE Leaders SET Chattiness = 2 WHERE Type = 'LEADER_ASHURBANIPAL';" calcext:value-type="string">
            <text:p>UPDATE Leaders SET Chattiness = 2 WHERE Type = 'LEADER_ASHURBANIPAL';</text:p>
          </table:table-cell>
          <table:table-cell table:style-name="ce197" table:formula="of:=&quot;UPDATE Leaders SET &quot;&amp;[.$A15]&amp;&quot; = &quot;&amp;[.D15]&amp;&quot; WHERE Type = 'LEADER_&quot;&amp;UPPER([.D$2])&amp;&quot;';&quot;" office:value-type="string" office:string-value="UPDATE Leaders SET Chattiness = 2 WHERE Type = 'LEADER_ASKIA';" calcext:value-type="string">
            <text:p>UPDATE Leaders SET Chattiness = 2 WHERE Type = 'LEADER_ASKIA';</text:p>
          </table:table-cell>
          <table:table-cell table:style-name="ce197" table:formula="of:=&quot;UPDATE Leaders SET &quot;&amp;[.$A15]&amp;&quot; = &quot;&amp;[.E15]&amp;&quot; WHERE Type = 'LEADER_&quot;&amp;UPPER([.E$2])&amp;&quot;';&quot;" office:value-type="string" office:string-value="UPDATE Leaders SET Chattiness = 2 WHERE Type = 'LEADER_ATTILA';" calcext:value-type="string">
            <text:p>UPDATE Leaders SET Chattiness = 2 WHERE Type = 'LEADER_ATTILA';</text:p>
          </table:table-cell>
          <table:table-cell table:style-name="ce197" table:formula="of:=&quot;UPDATE Leaders SET &quot;&amp;[.$A15]&amp;&quot; = &quot;&amp;[.F15]&amp;&quot; WHERE Type = 'LEADER_&quot;&amp;UPPER([.F$2])&amp;&quot;';&quot;" office:value-type="string" office:string-value="UPDATE Leaders SET Chattiness = 2 WHERE Type = 'LEADER_AUGUSTUS';" calcext:value-type="string">
            <text:p>UPDATE Leaders SET Chattiness = 2 WHERE Type = 'LEADER_AUGUSTUS';</text:p>
          </table:table-cell>
          <table:table-cell table:style-name="ce197" table:formula="of:=&quot;UPDATE Leaders SET &quot;&amp;[.$A15]&amp;&quot; = &quot;&amp;[.G15]&amp;&quot; WHERE Type = 'LEADER_&quot;&amp;UPPER([.G$2])&amp;&quot;';&quot;" office:value-type="string" office:string-value="UPDATE Leaders SET Chattiness = 2 WHERE Type = 'LEADER_GENGHIS_KHAN';" calcext:value-type="string">
            <text:p>UPDATE Leaders SET Chattiness = 2 WHERE Type = 'LEADER_GENGHIS_KHAN';</text:p>
          </table:table-cell>
          <table:table-cell table:style-name="ce197" table:formula="of:=&quot;UPDATE Leaders SET &quot;&amp;[.$A15]&amp;&quot; = &quot;&amp;[.H15]&amp;&quot; WHERE Type = 'LEADER_&quot;&amp;UPPER([.H$2])&amp;&quot;';&quot;" office:value-type="string" office:string-value="UPDATE Leaders SET Chattiness = 2 WHERE Type = 'LEADER_HARALD';" calcext:value-type="string">
            <text:p>UPDATE Leaders SET Chattiness = 2 WHERE Type = 'LEADER_HARALD';</text:p>
          </table:table-cell>
          <table:table-cell table:style-name="ce197" table:formula="of:=&quot;UPDATE Leaders SET &quot;&amp;[.$A15]&amp;&quot; = &quot;&amp;[.I15]&amp;&quot; WHERE Type = 'LEADER_&quot;&amp;UPPER([.I$2])&amp;&quot;';&quot;" office:value-type="string" office:string-value="UPDATE Leaders SET Chattiness = 2 WHERE Type = 'LEADER_ISABELLA';" calcext:value-type="string">
            <text:p>UPDATE Leaders SET Chattiness = 2 WHERE Type = 'LEADER_ISABELLA';</text:p>
          </table:table-cell>
          <table:table-cell table:style-name="ce197" table:formula="of:=&quot;UPDATE Leaders SET &quot;&amp;[.$A15]&amp;&quot; = &quot;&amp;[.J15]&amp;&quot; WHERE Type = 'LEADER_&quot;&amp;UPPER([.J$2])&amp;&quot;';&quot;" office:value-type="string" office:string-value="UPDATE Leaders SET Chattiness = 2 WHERE Type = 'LEADER_NAPOLEON';" calcext:value-type="string">
            <text:p>UPDATE Leaders SET Chattiness = 2 WHERE Type = 'LEADER_NAPOLEON';</text:p>
          </table:table-cell>
          <table:table-cell table:style-name="ce197" table:formula="of:=&quot;UPDATE Leaders SET &quot;&amp;[.$A15]&amp;&quot; = &quot;&amp;[.K15]&amp;&quot; WHERE Type = 'LEADER_&quot;&amp;UPPER([.K$2])&amp;&quot;';&quot;" office:value-type="string" office:string-value="UPDATE Leaders SET Chattiness = 2 WHERE Type = 'LEADER_ODA_NOBUNAGA';" calcext:value-type="string">
            <text:p>UPDATE Leaders SET Chattiness = 2 WHERE Type = 'LEADER_ODA_NOBUNAGA';</text:p>
          </table:table-cell>
          <table:table-cell table:style-name="ce197" table:formula="of:=&quot;UPDATE Leaders SET &quot;&amp;[.$A15]&amp;&quot; = &quot;&amp;[.L15]&amp;&quot; WHERE Type = 'LEADER_&quot;&amp;UPPER([.L$2])&amp;&quot;';&quot;" office:value-type="string" office:string-value="UPDATE Leaders SET Chattiness = 2 WHERE Type = 'LEADER_ENRICO_DANDOLO';" calcext:value-type="string">
            <text:p>UPDATE Leaders SET Chattiness = 2 WHERE Type = 'LEADER_ENRICO_DANDOLO';</text:p>
          </table:table-cell>
          <table:table-cell table:style-name="ce197" table:formula="of:=&quot;UPDATE Leaders SET &quot;&amp;[.$A15]&amp;&quot; = &quot;&amp;[.M15]&amp;&quot; WHERE Type = 'LEADER_&quot;&amp;UPPER([.M$2])&amp;&quot;';&quot;" office:value-type="string" office:string-value="UPDATE Leaders SET Chattiness = 2 WHERE Type = 'LEADER_SHAKA';" calcext:value-type="string">
            <text:p>UPDATE Leaders SET Chattiness = 2 WHERE Type = 'LEADER_SHAKA';</text:p>
          </table:table-cell>
          <table:table-cell table:style-name="ce197" table:formula="of:=&quot;UPDATE Leaders SET &quot;&amp;[.$A15]&amp;&quot; = &quot;&amp;[.N15]&amp;&quot; WHERE Type = 'LEADER_&quot;&amp;UPPER([.N$2])&amp;&quot;';&quot;" office:value-type="string" office:string-value="UPDATE Leaders SET Chattiness = 8 WHERE Type = 'LEADER_COALITION';" calcext:value-type="string">
            <text:p>UPDATE Leaders SET Chattiness = 8 WHERE Type = 'LEADER_COALITION';</text:p>
          </table:table-cell>
          <table:table-cell table:style-name="ce197" table:formula="of:=&quot;UPDATE Leaders SET &quot;&amp;[.$A15]&amp;&quot; = &quot;&amp;[.O15]&amp;&quot; WHERE Type = 'LEADER_&quot;&amp;UPPER([.O$2])&amp;&quot;';&quot;" office:value-type="string" office:string-value="UPDATE Leaders SET Chattiness = 8 WHERE Type = 'LEADER_ALEXANDER';" calcext:value-type="string">
            <text:p>UPDATE Leaders SET Chattiness = 8 WHERE Type = 'LEADER_ALEXANDER';</text:p>
          </table:table-cell>
          <table:table-cell table:style-name="ce197" table:formula="of:=&quot;UPDATE Leaders SET &quot;&amp;[.$A15]&amp;&quot; = &quot;&amp;[.P15]&amp;&quot; WHERE Type = 'LEADER_&quot;&amp;UPPER([.P$2])&amp;&quot;';&quot;" office:value-type="string" office:string-value="UPDATE Leaders SET Chattiness = 8 WHERE Type = 'LEADER_BISMARCK';" calcext:value-type="string">
            <text:p>UPDATE Leaders SET Chattiness = 8 WHERE Type = 'LEADER_BISMARCK';</text:p>
          </table:table-cell>
          <table:table-cell table:style-name="ce197" table:formula="of:=&quot;UPDATE Leaders SET &quot;&amp;[.$A15]&amp;&quot; = &quot;&amp;[.Q15]&amp;&quot; WHERE Type = 'LEADER_&quot;&amp;UPPER([.Q$2])&amp;&quot;';&quot;" office:value-type="string" office:string-value="UPDATE Leaders SET Chattiness = 8 WHERE Type = 'LEADER_CATHERINE';" calcext:value-type="string">
            <text:p>UPDATE Leaders SET Chattiness = 8 WHERE Type = 'LEADER_CATHERINE';</text:p>
          </table:table-cell>
          <table:table-cell table:style-name="ce197" table:formula="of:=&quot;UPDATE Leaders SET &quot;&amp;[.$A15]&amp;&quot; = &quot;&amp;[.R15]&amp;&quot; WHERE Type = 'LEADER_&quot;&amp;UPPER([.R$2])&amp;&quot;';&quot;" office:value-type="string" office:string-value="UPDATE Leaders SET Chattiness = 8 WHERE Type = 'LEADER_ELIZABETH';" calcext:value-type="string">
            <text:p>UPDATE Leaders SET Chattiness = 8 WHERE Type = 'LEADER_ELIZABETH';</text:p>
          </table:table-cell>
          <table:table-cell table:style-name="ce197" table:formula="of:=&quot;UPDATE Leaders SET &quot;&amp;[.$A15]&amp;&quot; = &quot;&amp;[.S15]&amp;&quot; WHERE Type = 'LEADER_&quot;&amp;UPPER([.S$2])&amp;&quot;';&quot;" office:value-type="string" office:string-value="UPDATE Leaders SET Chattiness = 8 WHERE Type = 'LEADER_GUSTAVUS_ADOLPHUS';" calcext:value-type="string">
            <text:p>UPDATE Leaders SET Chattiness = 8 WHERE Type = 'LEADER_GUSTAVUS_ADOLPHUS';</text:p>
          </table:table-cell>
          <table:table-cell table:style-name="ce197" table:formula="of:=&quot;UPDATE Leaders SET &quot;&amp;[.$A15]&amp;&quot; = &quot;&amp;[.T15]&amp;&quot; WHERE Type = 'LEADER_&quot;&amp;UPPER([.T$2])&amp;&quot;';&quot;" office:value-type="string" office:string-value="UPDATE Leaders SET Chattiness = 8 WHERE Type = 'LEADER_HIAWATHA';" calcext:value-type="string">
            <text:p>UPDATE Leaders SET Chattiness = 8 WHERE Type = 'LEADER_HIAWATHA';</text:p>
          </table:table-cell>
          <table:table-cell table:style-name="ce197" table:formula="of:=&quot;UPDATE Leaders SET &quot;&amp;[.$A15]&amp;&quot; = &quot;&amp;[.U15]&amp;&quot; WHERE Type = 'LEADER_&quot;&amp;UPPER([.U$2])&amp;&quot;';&quot;" office:value-type="string" office:string-value="UPDATE Leaders SET Chattiness = 8 WHERE Type = 'LEADER_MONTEZUMA';" calcext:value-type="string">
            <text:p>UPDATE Leaders SET Chattiness = 8 WHERE Type = 'LEADER_MONTEZUMA';</text:p>
          </table:table-cell>
          <table:table-cell table:style-name="ce197" table:formula="of:=&quot;UPDATE Leaders SET &quot;&amp;[.$A15]&amp;&quot; = &quot;&amp;[.V15]&amp;&quot; WHERE Type = 'LEADER_&quot;&amp;UPPER([.V$2])&amp;&quot;';&quot;" office:value-type="string" office:string-value="UPDATE Leaders SET Chattiness = 8 WHERE Type = 'LEADER_THEODORA';" calcext:value-type="string">
            <text:p>UPDATE Leaders SET Chattiness = 8 WHERE Type = 'LEADER_THEODORA';</text:p>
          </table:table-cell>
          <table:table-cell table:style-name="ce197" table:formula="of:=&quot;UPDATE Leaders SET &quot;&amp;[.$A15]&amp;&quot; = &quot;&amp;[.W15]&amp;&quot; WHERE Type = 'LEADER_&quot;&amp;UPPER([.W$2])&amp;&quot;';&quot;" office:value-type="string" office:string-value="UPDATE Leaders SET Chattiness = 8 WHERE Type = 'LEADER_GAJAH_MADA';" calcext:value-type="string">
            <text:p>UPDATE Leaders SET Chattiness = 8 WHERE Type = 'LEADER_GAJAH_MADA';</text:p>
          </table:table-cell>
          <table:table-cell table:style-name="ce197" table:formula="of:=&quot;UPDATE Leaders SET &quot;&amp;[.$A15]&amp;&quot; = &quot;&amp;[.X15]&amp;&quot; WHERE Type = 'LEADER_&quot;&amp;UPPER([.X$2])&amp;&quot;';&quot;" office:value-type="string" office:string-value="UPDATE Leaders SET Chattiness = 8 WHERE Type = 'LEADER_CASIMIR';" calcext:value-type="string">
            <text:p>UPDATE Leaders SET Chattiness = 8 WHERE Type = 'LEADER_CASIMIR';</text:p>
          </table:table-cell>
          <table:table-cell table:style-name="ce197" table:formula="of:=&quot;UPDATE Leaders SET &quot;&amp;[.$A15]&amp;&quot; = &quot;&amp;[.Y15]&amp;&quot; WHERE Type = 'LEADER_&quot;&amp;UPPER([.Y$2])&amp;&quot;';&quot;" office:value-type="string" office:string-value="UPDATE Leaders SET Chattiness = 8 WHERE Type = 'LEADER_WU_ZETIAN';" calcext:value-type="string">
            <text:p>UPDATE Leaders SET Chattiness = 8 WHERE Type = 'LEADER_WU_ZETIAN';</text:p>
          </table:table-cell>
          <table:table-cell table:style-name="ce197" table:formula="of:=&quot;UPDATE Leaders SET &quot;&amp;[.$A15]&amp;&quot; = &quot;&amp;[.Z15]&amp;&quot; WHERE Type = 'LEADER_&quot;&amp;UPPER([.Z$2])&amp;&quot;';&quot;" office:value-type="string" office:string-value="UPDATE Leaders SET Chattiness = 8 WHERE Type = 'LEADER_DIPLOMAT';" calcext:value-type="string">
            <text:p>UPDATE Leaders SET Chattiness = 8 WHERE Type = 'LEADER_DIPLOMAT';</text:p>
          </table:table-cell>
          <table:table-cell table:style-name="ce197" table:formula="of:=&quot;UPDATE Leaders SET &quot;&amp;[.$A15]&amp;&quot; = &quot;&amp;[.AA15]&amp;&quot; WHERE Type = 'LEADER_&quot;&amp;UPPER([.AA$2])&amp;&quot;';&quot;" office:value-type="string" office:string-value="UPDATE Leaders SET Chattiness = 8 WHERE Type = 'LEADER_GANDHI';" calcext:value-type="string">
            <text:p>UPDATE Leaders SET Chattiness = 8 WHERE Type = 'LEADER_GANDHI';</text:p>
          </table:table-cell>
          <table:table-cell table:style-name="ce197" table:formula="of:=&quot;UPDATE Leaders SET &quot;&amp;[.$A15]&amp;&quot; = &quot;&amp;[.AB15]&amp;&quot; WHERE Type = 'LEADER_&quot;&amp;UPPER([.AB$2])&amp;&quot;';&quot;" office:value-type="string" office:string-value="UPDATE Leaders SET Chattiness = 8 WHERE Type = 'LEADER_SELASSIE';" calcext:value-type="string">
            <text:p>UPDATE Leaders SET Chattiness = 8 WHERE Type = 'LEADER_SELASSIE';</text:p>
          </table:table-cell>
          <table:table-cell table:style-name="ce197" table:formula="of:=&quot;UPDATE Leaders SET &quot;&amp;[.$A15]&amp;&quot; = &quot;&amp;[.AC15]&amp;&quot; WHERE Type = 'LEADER_&quot;&amp;UPPER([.AC$2])&amp;&quot;';&quot;" office:value-type="string" office:string-value="UPDATE Leaders SET Chattiness = 8 WHERE Type = 'LEADER_KAMEHAMEHA';" calcext:value-type="string">
            <text:p>UPDATE Leaders SET Chattiness = 8 WHERE Type = 'LEADER_KAMEHAMEHA';</text:p>
          </table:table-cell>
          <table:table-cell table:style-name="ce197" table:formula="of:=&quot;UPDATE Leaders SET &quot;&amp;[.$A15]&amp;&quot; = &quot;&amp;[.AD15]&amp;&quot; WHERE Type = 'LEADER_&quot;&amp;UPPER([.AD$2])&amp;&quot;';&quot;" office:value-type="string" office:string-value="UPDATE Leaders SET Chattiness = 8 WHERE Type = 'LEADER_MARIA_I';" calcext:value-type="string">
            <text:p>UPDATE Leaders SET Chattiness = 8 WHERE Type = 'LEADER_MARIA_I';</text:p>
          </table:table-cell>
          <table:table-cell table:style-name="ce197" table:formula="of:=&quot;UPDATE Leaders SET &quot;&amp;[.$A15]&amp;&quot; = &quot;&amp;[.AE15]&amp;&quot; WHERE Type = 'LEADER_&quot;&amp;UPPER([.AE$2])&amp;&quot;';&quot;" office:value-type="string" office:string-value="UPDATE Leaders SET Chattiness = 8 WHERE Type = 'LEADER_PACHACUTI';" calcext:value-type="string">
            <text:p>UPDATE Leaders SET Chattiness = 8 WHERE Type = 'LEADER_PACHACUTI';</text:p>
          </table:table-cell>
          <table:table-cell table:style-name="ce197" table:formula="of:=&quot;UPDATE Leaders SET &quot;&amp;[.$A15]&amp;&quot; = &quot;&amp;[.AF15]&amp;&quot; WHERE Type = 'LEADER_&quot;&amp;UPPER([.AF$2])&amp;&quot;';&quot;" office:value-type="string" office:string-value="UPDATE Leaders SET Chattiness = 8 WHERE Type = 'LEADER_RAMESSES';" calcext:value-type="string">
            <text:p>UPDATE Leaders SET Chattiness = 8 WHERE Type = 'LEADER_RAMESSES';</text:p>
          </table:table-cell>
          <table:table-cell table:style-name="ce197" table:formula="of:=&quot;UPDATE Leaders SET &quot;&amp;[.$A15]&amp;&quot; = &quot;&amp;[.AG15]&amp;&quot; WHERE Type = 'LEADER_&quot;&amp;UPPER([.AG$2])&amp;&quot;';&quot;" office:value-type="string" office:string-value="UPDATE Leaders SET Chattiness = 8 WHERE Type = 'LEADER_RAMKHAMHAENG';" calcext:value-type="string">
            <text:p>UPDATE Leaders SET Chattiness = 8 WHERE Type = 'LEADER_RAMKHAMHAENG';</text:p>
          </table:table-cell>
          <table:table-cell table:style-name="ce197" table:formula="of:=&quot;UPDATE Leaders SET &quot;&amp;[.$A15]&amp;&quot; = &quot;&amp;[.AH15]&amp;&quot; WHERE Type = 'LEADER_&quot;&amp;UPPER([.AH$2])&amp;&quot;';&quot;" office:value-type="string" office:string-value="UPDATE Leaders SET Chattiness = 8 WHERE Type = 'LEADER_PEDRO';" calcext:value-type="string">
            <text:p>UPDATE Leaders SET Chattiness = 8 WHERE Type = 'LEADER_PEDRO';</text:p>
          </table:table-cell>
          <table:table-cell table:style-name="ce197" table:formula="of:=&quot;UPDATE Leaders SET &quot;&amp;[.$A15]&amp;&quot; = &quot;&amp;[.AI15]&amp;&quot; WHERE Type = 'LEADER_&quot;&amp;UPPER([.AI$2])&amp;&quot;';&quot;" office:value-type="string" office:string-value="UPDATE Leaders SET Chattiness = 8 WHERE Type = 'LEADER_AHMAD_ALMANSUR';" calcext:value-type="string">
            <text:p>UPDATE Leaders SET Chattiness = 8 WHERE Type = 'LEADER_AHMAD_ALMANSUR';</text:p>
          </table:table-cell>
          <table:table-cell table:style-name="ce197" table:formula="of:=&quot;UPDATE Leaders SET &quot;&amp;[.$A15]&amp;&quot; = &quot;&amp;[.AJ15]&amp;&quot; WHERE Type = 'LEADER_&quot;&amp;UPPER([.AJ$2])&amp;&quot;';&quot;" office:value-type="string" office:string-value="UPDATE Leaders SET Chattiness = 8 WHERE Type = 'LEADER_SEJONG';" calcext:value-type="string">
            <text:p>UPDATE Leaders SET Chattiness = 8 WHERE Type = 'LEADER_SEJONG';</text:p>
          </table:table-cell>
          <table:table-cell table:style-name="ce197" table:formula="of:=&quot;UPDATE Leaders SET &quot;&amp;[.$A15]&amp;&quot; = &quot;&amp;[.AK15]&amp;&quot; WHERE Type = 'LEADER_&quot;&amp;UPPER([.AK$2])&amp;&quot;';&quot;" office:value-type="string" office:string-value="UPDATE Leaders SET Chattiness = 2 WHERE Type = 'LEADER_EXPANSIONIST';" calcext:value-type="string">
            <text:p>UPDATE Leaders SET Chattiness = 2 WHERE Type = 'LEADER_EXPANSIONIST';</text:p>
          </table:table-cell>
          <table:table-cell table:style-name="ce197" table:formula="of:=&quot;UPDATE Leaders SET &quot;&amp;[.$A15]&amp;&quot; = &quot;&amp;[.AL15]&amp;&quot; WHERE Type = 'LEADER_&quot;&amp;UPPER([.AL$2])&amp;&quot;';&quot;" office:value-type="string" office:string-value="UPDATE Leaders SET Chattiness = 2 WHERE Type = 'LEADER_BOUDICCA';" calcext:value-type="string">
            <text:p>UPDATE Leaders SET Chattiness = 2 WHERE Type = 'LEADER_BOUDICCA';</text:p>
          </table:table-cell>
          <table:table-cell table:style-name="ce197" table:formula="of:=&quot;UPDATE Leaders SET &quot;&amp;[.$A15]&amp;&quot; = &quot;&amp;[.AM15]&amp;&quot; WHERE Type = 'LEADER_&quot;&amp;UPPER([.AM$2])&amp;&quot;';&quot;" office:value-type="string" office:string-value="UPDATE Leaders SET Chattiness = 2 WHERE Type = 'LEADER_DARIUS';" calcext:value-type="string">
            <text:p>UPDATE Leaders SET Chattiness = 2 WHERE Type = 'LEADER_DARIUS';</text:p>
          </table:table-cell>
          <table:table-cell table:style-name="ce197" table:formula="of:=&quot;UPDATE Leaders SET &quot;&amp;[.$A15]&amp;&quot; = &quot;&amp;[.AN15]&amp;&quot; WHERE Type = 'LEADER_&quot;&amp;UPPER([.AN$2])&amp;&quot;';&quot;" office:value-type="string" office:string-value="UPDATE Leaders SET Chattiness = 2 WHERE Type = 'LEADER_DIDO';" calcext:value-type="string">
            <text:p>UPDATE Leaders SET Chattiness = 2 WHERE Type = 'LEADER_DIDO';</text:p>
          </table:table-cell>
          <table:table-cell table:style-name="ce197" table:formula="of:=&quot;UPDATE Leaders SET &quot;&amp;[.$A15]&amp;&quot; = &quot;&amp;[.AO15]&amp;&quot; WHERE Type = 'LEADER_&quot;&amp;UPPER([.AO$2])&amp;&quot;';&quot;" office:value-type="string" office:string-value="UPDATE Leaders SET Chattiness = 2 WHERE Type = 'LEADER_HARUN_AL_RASHID';" calcext:value-type="string">
            <text:p>UPDATE Leaders SET Chattiness = 2 WHERE Type = 'LEADER_HARUN_AL_RASHID';</text:p>
          </table:table-cell>
          <table:table-cell table:style-name="ce197" table:formula="of:=&quot;UPDATE Leaders SET &quot;&amp;[.$A15]&amp;&quot; = &quot;&amp;[.AP15]&amp;&quot; WHERE Type = 'LEADER_&quot;&amp;UPPER([.AP$2])&amp;&quot;';&quot;" office:value-type="string" office:string-value="UPDATE Leaders SET Chattiness = 2 WHERE Type = 'LEADER_NEBUCHADNEZZAR';" calcext:value-type="string">
            <text:p>UPDATE Leaders SET Chattiness = 2 WHERE Type = 'LEADER_NEBUCHADNEZZAR';</text:p>
          </table:table-cell>
          <table:table-cell table:style-name="ce197" table:formula="of:=&quot;UPDATE Leaders SET &quot;&amp;[.$A15]&amp;&quot; = &quot;&amp;[.AQ15]&amp;&quot; WHERE Type = 'LEADER_&quot;&amp;UPPER([.AQ$2])&amp;&quot;';&quot;" office:value-type="string" office:string-value="UPDATE Leaders SET Chattiness = 2 WHERE Type = 'LEADER_PACAL';" calcext:value-type="string">
            <text:p>UPDATE Leaders SET Chattiness = 2 WHERE Type = 'LEADER_PACAL';</text:p>
          </table:table-cell>
          <table:table-cell table:style-name="ce197" table:formula="of:=&quot;UPDATE Leaders SET &quot;&amp;[.$A15]&amp;&quot; = &quot;&amp;[.AR15]&amp;&quot; WHERE Type = 'LEADER_&quot;&amp;UPPER([.AR$2])&amp;&quot;';&quot;" office:value-type="string" office:string-value="UPDATE Leaders SET Chattiness = 2 WHERE Type = 'LEADER_SULEIMAN';" calcext:value-type="string">
            <text:p>UPDATE Leaders SET Chattiness = 2 WHERE Type = 'LEADER_SULEIMAN';</text:p>
          </table:table-cell>
          <table:table-cell table:style-name="ce197" table:formula="of:=&quot;UPDATE Leaders SET &quot;&amp;[.$A15]&amp;&quot; = &quot;&amp;[.AS15]&amp;&quot; WHERE Type = 'LEADER_&quot;&amp;UPPER([.AS$2])&amp;&quot;';&quot;" office:value-type="string" office:string-value="UPDATE Leaders SET Chattiness = 2 WHERE Type = 'LEADER_WASHINGTON';" calcext:value-type="string">
            <text:p>UPDATE Leaders SET Chattiness = 2 WHERE Type = 'LEADER_WASHINGTON';</text:p>
          </table:table-cell>
          <table:table-cell table:style-name="ce197" table:formula="of:=&quot;UPDATE Leaders SET &quot;&amp;[.$A15]&amp;&quot; = &quot;&amp;[.AT15]&amp;&quot; WHERE Type = 'LEADER_&quot;&amp;UPPER([.AT$2])&amp;&quot;';&quot;" office:value-type="string" office:string-value="UPDATE Leaders SET Chattiness = 2 WHERE Type = 'LEADER_MARIA';" calcext:value-type="string">
            <text:p>UPDATE Leaders SET Chattiness = 2 WHERE Type = 'LEADER_MARIA';</text:p>
          </table:table-cell>
          <table:table-cell table:style-name="ce197" table:formula="of:=&quot;UPDATE Leaders SET &quot;&amp;[.$A15]&amp;&quot; = &quot;&amp;[.AU15]&amp;&quot; WHERE Type = 'LEADER_&quot;&amp;UPPER([.AU$2])&amp;&quot;';&quot;" office:value-type="string" office:string-value="UPDATE Leaders SET Chattiness = 2 WHERE Type = 'LEADER_POCATELLO';" calcext:value-type="string">
            <text:p>UPDATE Leaders SET Chattiness = 2 WHERE Type = 'LEADER_POCATELLO';</text:p>
          </table:table-cell>
          <table:table-cell table:style-name="ce197" table:formula="of:=&quot;UPDATE Leaders SET &quot;&amp;[.$A15]&amp;&quot; = &quot;&amp;[.AV15]&amp;&quot; WHERE Type = 'LEADER_&quot;&amp;UPPER([.AV$2])&amp;&quot;';&quot;" office:value-type="string" office:string-value="UPDATE Leaders SET Chattiness = 2 WHERE Type = 'LEADER_WILLIAM';" calcext:value-type="string">
            <text:p>UPDATE Leaders SET Chattiness = 2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97" table:formula="of:=&quot;UPDATE Leaders SET &quot;&amp;[.$A16]&amp;&quot; = &quot;&amp;[.C16]&amp;&quot; WHERE Type = 'LEADER_&quot;&amp;UPPER([.C$2])&amp;&quot;';&quot;" office:value-type="string" office:string-value="UPDATE Leaders SET Meanness = 8 WHERE Type = 'LEADER_ASHURBANIPAL';" calcext:value-type="string">
            <text:p>UPDATE Leaders SET Meanness = 8 WHERE Type = 'LEADER_ASHURBANIPAL';</text:p>
          </table:table-cell>
          <table:table-cell table:style-name="ce197" table:formula="of:=&quot;UPDATE Leaders SET &quot;&amp;[.$A16]&amp;&quot; = &quot;&amp;[.D16]&amp;&quot; WHERE Type = 'LEADER_&quot;&amp;UPPER([.D$2])&amp;&quot;';&quot;" office:value-type="string" office:string-value="UPDATE Leaders SET Meanness = 8 WHERE Type = 'LEADER_ASKIA';" calcext:value-type="string">
            <text:p>UPDATE Leaders SET Meanness = 8 WHERE Type = 'LEADER_ASKIA';</text:p>
          </table:table-cell>
          <table:table-cell table:style-name="ce197" table:formula="of:=&quot;UPDATE Leaders SET &quot;&amp;[.$A16]&amp;&quot; = &quot;&amp;[.E16]&amp;&quot; WHERE Type = 'LEADER_&quot;&amp;UPPER([.E$2])&amp;&quot;';&quot;" office:value-type="string" office:string-value="UPDATE Leaders SET Meanness = 8 WHERE Type = 'LEADER_ATTILA';" calcext:value-type="string">
            <text:p>UPDATE Leaders SET Meanness = 8 WHERE Type = 'LEADER_ATTILA';</text:p>
          </table:table-cell>
          <table:table-cell table:style-name="ce197" table:formula="of:=&quot;UPDATE Leaders SET &quot;&amp;[.$A16]&amp;&quot; = &quot;&amp;[.F16]&amp;&quot; WHERE Type = 'LEADER_&quot;&amp;UPPER([.F$2])&amp;&quot;';&quot;" office:value-type="string" office:string-value="UPDATE Leaders SET Meanness = 8 WHERE Type = 'LEADER_AUGUSTUS';" calcext:value-type="string">
            <text:p>UPDATE Leaders SET Meanness = 8 WHERE Type = 'LEADER_AUGUSTUS';</text:p>
          </table:table-cell>
          <table:table-cell table:style-name="ce197" table:formula="of:=&quot;UPDATE Leaders SET &quot;&amp;[.$A16]&amp;&quot; = &quot;&amp;[.G16]&amp;&quot; WHERE Type = 'LEADER_&quot;&amp;UPPER([.G$2])&amp;&quot;';&quot;" office:value-type="string" office:string-value="UPDATE Leaders SET Meanness = 8 WHERE Type = 'LEADER_GENGHIS_KHAN';" calcext:value-type="string">
            <text:p>UPDATE Leaders SET Meanness = 8 WHERE Type = 'LEADER_GENGHIS_KHAN';</text:p>
          </table:table-cell>
          <table:table-cell table:style-name="ce197" table:formula="of:=&quot;UPDATE Leaders SET &quot;&amp;[.$A16]&amp;&quot; = &quot;&amp;[.H16]&amp;&quot; WHERE Type = 'LEADER_&quot;&amp;UPPER([.H$2])&amp;&quot;';&quot;" office:value-type="string" office:string-value="UPDATE Leaders SET Meanness = 8 WHERE Type = 'LEADER_HARALD';" calcext:value-type="string">
            <text:p>UPDATE Leaders SET Meanness = 8 WHERE Type = 'LEADER_HARALD';</text:p>
          </table:table-cell>
          <table:table-cell table:style-name="ce197" table:formula="of:=&quot;UPDATE Leaders SET &quot;&amp;[.$A16]&amp;&quot; = &quot;&amp;[.I16]&amp;&quot; WHERE Type = 'LEADER_&quot;&amp;UPPER([.I$2])&amp;&quot;';&quot;" office:value-type="string" office:string-value="UPDATE Leaders SET Meanness = 8 WHERE Type = 'LEADER_ISABELLA';" calcext:value-type="string">
            <text:p>UPDATE Leaders SET Meanness = 8 WHERE Type = 'LEADER_ISABELLA';</text:p>
          </table:table-cell>
          <table:table-cell table:style-name="ce197" table:formula="of:=&quot;UPDATE Leaders SET &quot;&amp;[.$A16]&amp;&quot; = &quot;&amp;[.J16]&amp;&quot; WHERE Type = 'LEADER_&quot;&amp;UPPER([.J$2])&amp;&quot;';&quot;" office:value-type="string" office:string-value="UPDATE Leaders SET Meanness = 8 WHERE Type = 'LEADER_NAPOLEON';" calcext:value-type="string">
            <text:p>UPDATE Leaders SET Meanness = 8 WHERE Type = 'LEADER_NAPOLEON';</text:p>
          </table:table-cell>
          <table:table-cell table:style-name="ce197" table:formula="of:=&quot;UPDATE Leaders SET &quot;&amp;[.$A16]&amp;&quot; = &quot;&amp;[.K16]&amp;&quot; WHERE Type = 'LEADER_&quot;&amp;UPPER([.K$2])&amp;&quot;';&quot;" office:value-type="string" office:string-value="UPDATE Leaders SET Meanness = 8 WHERE Type = 'LEADER_ODA_NOBUNAGA';" calcext:value-type="string">
            <text:p>UPDATE Leaders SET Meanness = 8 WHERE Type = 'LEADER_ODA_NOBUNAGA';</text:p>
          </table:table-cell>
          <table:table-cell table:style-name="ce197" table:formula="of:=&quot;UPDATE Leaders SET &quot;&amp;[.$A16]&amp;&quot; = &quot;&amp;[.L16]&amp;&quot; WHERE Type = 'LEADER_&quot;&amp;UPPER([.L$2])&amp;&quot;';&quot;" office:value-type="string" office:string-value="UPDATE Leaders SET Meanness = 8 WHERE Type = 'LEADER_ENRICO_DANDOLO';" calcext:value-type="string">
            <text:p>UPDATE Leaders SET Meanness = 8 WHERE Type = 'LEADER_ENRICO_DANDOLO';</text:p>
          </table:table-cell>
          <table:table-cell table:style-name="ce197" table:formula="of:=&quot;UPDATE Leaders SET &quot;&amp;[.$A16]&amp;&quot; = &quot;&amp;[.M16]&amp;&quot; WHERE Type = 'LEADER_&quot;&amp;UPPER([.M$2])&amp;&quot;';&quot;" office:value-type="string" office:string-value="UPDATE Leaders SET Meanness = 8 WHERE Type = 'LEADER_SHAKA';" calcext:value-type="string">
            <text:p>UPDATE Leaders SET Meanness = 8 WHERE Type = 'LEADER_SHAKA';</text:p>
          </table:table-cell>
          <table:table-cell table:style-name="ce197" table:formula="of:=&quot;UPDATE Leaders SET &quot;&amp;[.$A16]&amp;&quot; = &quot;&amp;[.N16]&amp;&quot; WHERE Type = 'LEADER_&quot;&amp;UPPER([.N$2])&amp;&quot;';&quot;" office:value-type="string" office:string-value="UPDATE Leaders SET Meanness = 4 WHERE Type = 'LEADER_COALITION';" calcext:value-type="string">
            <text:p>UPDATE Leaders SET Meanness = 4 WHERE Type = 'LEADER_COALITION';</text:p>
          </table:table-cell>
          <table:table-cell table:style-name="ce197" table:formula="of:=&quot;UPDATE Leaders SET &quot;&amp;[.$A16]&amp;&quot; = &quot;&amp;[.O16]&amp;&quot; WHERE Type = 'LEADER_&quot;&amp;UPPER([.O$2])&amp;&quot;';&quot;" office:value-type="string" office:string-value="UPDATE Leaders SET Meanness = 4 WHERE Type = 'LEADER_ALEXANDER';" calcext:value-type="string">
            <text:p>UPDATE Leaders SET Meanness = 4 WHERE Type = 'LEADER_ALEXANDER';</text:p>
          </table:table-cell>
          <table:table-cell table:style-name="ce197" table:formula="of:=&quot;UPDATE Leaders SET &quot;&amp;[.$A16]&amp;&quot; = &quot;&amp;[.P16]&amp;&quot; WHERE Type = 'LEADER_&quot;&amp;UPPER([.P$2])&amp;&quot;';&quot;" office:value-type="string" office:string-value="UPDATE Leaders SET Meanness = 4 WHERE Type = 'LEADER_BISMARCK';" calcext:value-type="string">
            <text:p>UPDATE Leaders SET Meanness = 4 WHERE Type = 'LEADER_BISMARCK';</text:p>
          </table:table-cell>
          <table:table-cell table:style-name="ce197" table:formula="of:=&quot;UPDATE Leaders SET &quot;&amp;[.$A16]&amp;&quot; = &quot;&amp;[.Q16]&amp;&quot; WHERE Type = 'LEADER_&quot;&amp;UPPER([.Q$2])&amp;&quot;';&quot;" office:value-type="string" office:string-value="UPDATE Leaders SET Meanness = 4 WHERE Type = 'LEADER_CATHERINE';" calcext:value-type="string">
            <text:p>UPDATE Leaders SET Meanness = 4 WHERE Type = 'LEADER_CATHERINE';</text:p>
          </table:table-cell>
          <table:table-cell table:style-name="ce197" table:formula="of:=&quot;UPDATE Leaders SET &quot;&amp;[.$A16]&amp;&quot; = &quot;&amp;[.R16]&amp;&quot; WHERE Type = 'LEADER_&quot;&amp;UPPER([.R$2])&amp;&quot;';&quot;" office:value-type="string" office:string-value="UPDATE Leaders SET Meanness = 4 WHERE Type = 'LEADER_ELIZABETH';" calcext:value-type="string">
            <text:p>UPDATE Leaders SET Meanness = 4 WHERE Type = 'LEADER_ELIZABETH';</text:p>
          </table:table-cell>
          <table:table-cell table:style-name="ce197" table:formula="of:=&quot;UPDATE Leaders SET &quot;&amp;[.$A16]&amp;&quot; = &quot;&amp;[.S16]&amp;&quot; WHERE Type = 'LEADER_&quot;&amp;UPPER([.S$2])&amp;&quot;';&quot;" office:value-type="string" office:string-value="UPDATE Leaders SET Meanness = 4 WHERE Type = 'LEADER_GUSTAVUS_ADOLPHUS';" calcext:value-type="string">
            <text:p>UPDATE Leaders SET Meanness = 4 WHERE Type = 'LEADER_GUSTAVUS_ADOLPHUS';</text:p>
          </table:table-cell>
          <table:table-cell table:style-name="ce197" table:formula="of:=&quot;UPDATE Leaders SET &quot;&amp;[.$A16]&amp;&quot; = &quot;&amp;[.T16]&amp;&quot; WHERE Type = 'LEADER_&quot;&amp;UPPER([.T$2])&amp;&quot;';&quot;" office:value-type="string" office:string-value="UPDATE Leaders SET Meanness = 4 WHERE Type = 'LEADER_HIAWATHA';" calcext:value-type="string">
            <text:p>UPDATE Leaders SET Meanness = 4 WHERE Type = 'LEADER_HIAWATHA';</text:p>
          </table:table-cell>
          <table:table-cell table:style-name="ce197" table:formula="of:=&quot;UPDATE Leaders SET &quot;&amp;[.$A16]&amp;&quot; = &quot;&amp;[.U16]&amp;&quot; WHERE Type = 'LEADER_&quot;&amp;UPPER([.U$2])&amp;&quot;';&quot;" office:value-type="string" office:string-value="UPDATE Leaders SET Meanness = 4 WHERE Type = 'LEADER_MONTEZUMA';" calcext:value-type="string">
            <text:p>UPDATE Leaders SET Meanness = 4 WHERE Type = 'LEADER_MONTEZUMA';</text:p>
          </table:table-cell>
          <table:table-cell table:style-name="ce197" table:formula="of:=&quot;UPDATE Leaders SET &quot;&amp;[.$A16]&amp;&quot; = &quot;&amp;[.V16]&amp;&quot; WHERE Type = 'LEADER_&quot;&amp;UPPER([.V$2])&amp;&quot;';&quot;" office:value-type="string" office:string-value="UPDATE Leaders SET Meanness = 4 WHERE Type = 'LEADER_THEODORA';" calcext:value-type="string">
            <text:p>UPDATE Leaders SET Meanness = 4 WHERE Type = 'LEADER_THEODORA';</text:p>
          </table:table-cell>
          <table:table-cell table:style-name="ce197" table:formula="of:=&quot;UPDATE Leaders SET &quot;&amp;[.$A16]&amp;&quot; = &quot;&amp;[.W16]&amp;&quot; WHERE Type = 'LEADER_&quot;&amp;UPPER([.W$2])&amp;&quot;';&quot;" office:value-type="string" office:string-value="UPDATE Leaders SET Meanness = 4 WHERE Type = 'LEADER_GAJAH_MADA';" calcext:value-type="string">
            <text:p>UPDATE Leaders SET Meanness = 4 WHERE Type = 'LEADER_GAJAH_MADA';</text:p>
          </table:table-cell>
          <table:table-cell table:style-name="ce197" table:formula="of:=&quot;UPDATE Leaders SET &quot;&amp;[.$A16]&amp;&quot; = &quot;&amp;[.X16]&amp;&quot; WHERE Type = 'LEADER_&quot;&amp;UPPER([.X$2])&amp;&quot;';&quot;" office:value-type="string" office:string-value="UPDATE Leaders SET Meanness = 4 WHERE Type = 'LEADER_CASIMIR';" calcext:value-type="string">
            <text:p>UPDATE Leaders SET Meanness = 4 WHERE Type = 'LEADER_CASIMIR';</text:p>
          </table:table-cell>
          <table:table-cell table:style-name="ce197" table:formula="of:=&quot;UPDATE Leaders SET &quot;&amp;[.$A16]&amp;&quot; = &quot;&amp;[.Y16]&amp;&quot; WHERE Type = 'LEADER_&quot;&amp;UPPER([.Y$2])&amp;&quot;';&quot;" office:value-type="string" office:string-value="UPDATE Leaders SET Meanness = 4 WHERE Type = 'LEADER_WU_ZETIAN';" calcext:value-type="string">
            <text:p>UPDATE Leaders SET Meanness = 4 WHERE Type = 'LEADER_WU_ZETIAN';</text:p>
          </table:table-cell>
          <table:table-cell table:style-name="ce197" table:formula="of:=&quot;UPDATE Leaders SET &quot;&amp;[.$A16]&amp;&quot; = &quot;&amp;[.Z16]&amp;&quot; WHERE Type = 'LEADER_&quot;&amp;UPPER([.Z$2])&amp;&quot;';&quot;" office:value-type="string" office:string-value="UPDATE Leaders SET Meanness = 0 WHERE Type = 'LEADER_DIPLOMAT';" calcext:value-type="string">
            <text:p>UPDATE Leaders SET Meanness = 0 WHERE Type = 'LEADER_DIPLOMAT';</text:p>
          </table:table-cell>
          <table:table-cell table:style-name="ce197" table:formula="of:=&quot;UPDATE Leaders SET &quot;&amp;[.$A16]&amp;&quot; = &quot;&amp;[.AA16]&amp;&quot; WHERE Type = 'LEADER_&quot;&amp;UPPER([.AA$2])&amp;&quot;';&quot;" office:value-type="string" office:string-value="UPDATE Leaders SET Meanness = 0 WHERE Type = 'LEADER_GANDHI';" calcext:value-type="string">
            <text:p>UPDATE Leaders SET Meanness = 0 WHERE Type = 'LEADER_GANDHI';</text:p>
          </table:table-cell>
          <table:table-cell table:style-name="ce197" table:formula="of:=&quot;UPDATE Leaders SET &quot;&amp;[.$A16]&amp;&quot; = &quot;&amp;[.AB16]&amp;&quot; WHERE Type = 'LEADER_&quot;&amp;UPPER([.AB$2])&amp;&quot;';&quot;" office:value-type="string" office:string-value="UPDATE Leaders SET Meanness = 0 WHERE Type = 'LEADER_SELASSIE';" calcext:value-type="string">
            <text:p>UPDATE Leaders SET Meanness = 0 WHERE Type = 'LEADER_SELASSIE';</text:p>
          </table:table-cell>
          <table:table-cell table:style-name="ce197" table:formula="of:=&quot;UPDATE Leaders SET &quot;&amp;[.$A16]&amp;&quot; = &quot;&amp;[.AC16]&amp;&quot; WHERE Type = 'LEADER_&quot;&amp;UPPER([.AC$2])&amp;&quot;';&quot;" office:value-type="string" office:string-value="UPDATE Leaders SET Meanness = 0 WHERE Type = 'LEADER_KAMEHAMEHA';" calcext:value-type="string">
            <text:p>UPDATE Leaders SET Meanness = 0 WHERE Type = 'LEADER_KAMEHAMEHA';</text:p>
          </table:table-cell>
          <table:table-cell table:style-name="ce197" table:formula="of:=&quot;UPDATE Leaders SET &quot;&amp;[.$A16]&amp;&quot; = &quot;&amp;[.AD16]&amp;&quot; WHERE Type = 'LEADER_&quot;&amp;UPPER([.AD$2])&amp;&quot;';&quot;" office:value-type="string" office:string-value="UPDATE Leaders SET Meanness = 0 WHERE Type = 'LEADER_MARIA_I';" calcext:value-type="string">
            <text:p>UPDATE Leaders SET Meanness = 0 WHERE Type = 'LEADER_MARIA_I';</text:p>
          </table:table-cell>
          <table:table-cell table:style-name="ce197" table:formula="of:=&quot;UPDATE Leaders SET &quot;&amp;[.$A16]&amp;&quot; = &quot;&amp;[.AE16]&amp;&quot; WHERE Type = 'LEADER_&quot;&amp;UPPER([.AE$2])&amp;&quot;';&quot;" office:value-type="string" office:string-value="UPDATE Leaders SET Meanness = 0 WHERE Type = 'LEADER_PACHACUTI';" calcext:value-type="string">
            <text:p>UPDATE Leaders SET Meanness = 0 WHERE Type = 'LEADER_PACHACUTI';</text:p>
          </table:table-cell>
          <table:table-cell table:style-name="ce197" table:formula="of:=&quot;UPDATE Leaders SET &quot;&amp;[.$A16]&amp;&quot; = &quot;&amp;[.AF16]&amp;&quot; WHERE Type = 'LEADER_&quot;&amp;UPPER([.AF$2])&amp;&quot;';&quot;" office:value-type="string" office:string-value="UPDATE Leaders SET Meanness = 0 WHERE Type = 'LEADER_RAMESSES';" calcext:value-type="string">
            <text:p>UPDATE Leaders SET Meanness = 0 WHERE Type = 'LEADER_RAMESSES';</text:p>
          </table:table-cell>
          <table:table-cell table:style-name="ce197" table:formula="of:=&quot;UPDATE Leaders SET &quot;&amp;[.$A16]&amp;&quot; = &quot;&amp;[.AG16]&amp;&quot; WHERE Type = 'LEADER_&quot;&amp;UPPER([.AG$2])&amp;&quot;';&quot;" office:value-type="string" office:string-value="UPDATE Leaders SET Meanness = 0 WHERE Type = 'LEADER_RAMKHAMHAENG';" calcext:value-type="string">
            <text:p>UPDATE Leaders SET Meanness = 0 WHERE Type = 'LEADER_RAMKHAMHAENG';</text:p>
          </table:table-cell>
          <table:table-cell table:style-name="ce197" table:formula="of:=&quot;UPDATE Leaders SET &quot;&amp;[.$A16]&amp;&quot; = &quot;&amp;[.AH16]&amp;&quot; WHERE Type = 'LEADER_&quot;&amp;UPPER([.AH$2])&amp;&quot;';&quot;" office:value-type="string" office:string-value="UPDATE Leaders SET Meanness = 0 WHERE Type = 'LEADER_PEDRO';" calcext:value-type="string">
            <text:p>UPDATE Leaders SET Meanness = 0 WHERE Type = 'LEADER_PEDRO';</text:p>
          </table:table-cell>
          <table:table-cell table:style-name="ce197" table:formula="of:=&quot;UPDATE Leaders SET &quot;&amp;[.$A16]&amp;&quot; = &quot;&amp;[.AI16]&amp;&quot; WHERE Type = 'LEADER_&quot;&amp;UPPER([.AI$2])&amp;&quot;';&quot;" office:value-type="string" office:string-value="UPDATE Leaders SET Meanness = 0 WHERE Type = 'LEADER_AHMAD_ALMANSUR';" calcext:value-type="string">
            <text:p>UPDATE Leaders SET Meanness = 0 WHERE Type = 'LEADER_AHMAD_ALMANSUR';</text:p>
          </table:table-cell>
          <table:table-cell table:style-name="ce197" table:formula="of:=&quot;UPDATE Leaders SET &quot;&amp;[.$A16]&amp;&quot; = &quot;&amp;[.AJ16]&amp;&quot; WHERE Type = 'LEADER_&quot;&amp;UPPER([.AJ$2])&amp;&quot;';&quot;" office:value-type="string" office:string-value="UPDATE Leaders SET Meanness = 0 WHERE Type = 'LEADER_SEJONG';" calcext:value-type="string">
            <text:p>UPDATE Leaders SET Meanness = 0 WHERE Type = 'LEADER_SEJONG';</text:p>
          </table:table-cell>
          <table:table-cell table:style-name="ce197" table:formula="of:=&quot;UPDATE Leaders SET &quot;&amp;[.$A16]&amp;&quot; = &quot;&amp;[.AK16]&amp;&quot; WHERE Type = 'LEADER_&quot;&amp;UPPER([.AK$2])&amp;&quot;';&quot;" office:value-type="string" office:string-value="UPDATE Leaders SET Meanness = 4 WHERE Type = 'LEADER_EXPANSIONIST';" calcext:value-type="string">
            <text:p>UPDATE Leaders SET Meanness = 4 WHERE Type = 'LEADER_EXPANSIONIST';</text:p>
          </table:table-cell>
          <table:table-cell table:style-name="ce197" table:formula="of:=&quot;UPDATE Leaders SET &quot;&amp;[.$A16]&amp;&quot; = &quot;&amp;[.AL16]&amp;&quot; WHERE Type = 'LEADER_&quot;&amp;UPPER([.AL$2])&amp;&quot;';&quot;" office:value-type="string" office:string-value="UPDATE Leaders SET Meanness = 4 WHERE Type = 'LEADER_BOUDICCA';" calcext:value-type="string">
            <text:p>UPDATE Leaders SET Meanness = 4 WHERE Type = 'LEADER_BOUDICCA';</text:p>
          </table:table-cell>
          <table:table-cell table:style-name="ce197" table:formula="of:=&quot;UPDATE Leaders SET &quot;&amp;[.$A16]&amp;&quot; = &quot;&amp;[.AM16]&amp;&quot; WHERE Type = 'LEADER_&quot;&amp;UPPER([.AM$2])&amp;&quot;';&quot;" office:value-type="string" office:string-value="UPDATE Leaders SET Meanness = 4 WHERE Type = 'LEADER_DARIUS';" calcext:value-type="string">
            <text:p>UPDATE Leaders SET Meanness = 4 WHERE Type = 'LEADER_DARIUS';</text:p>
          </table:table-cell>
          <table:table-cell table:style-name="ce197" table:formula="of:=&quot;UPDATE Leaders SET &quot;&amp;[.$A16]&amp;&quot; = &quot;&amp;[.AN16]&amp;&quot; WHERE Type = 'LEADER_&quot;&amp;UPPER([.AN$2])&amp;&quot;';&quot;" office:value-type="string" office:string-value="UPDATE Leaders SET Meanness = 4 WHERE Type = 'LEADER_DIDO';" calcext:value-type="string">
            <text:p>UPDATE Leaders SET Meanness = 4 WHERE Type = 'LEADER_DIDO';</text:p>
          </table:table-cell>
          <table:table-cell table:style-name="ce197" table:formula="of:=&quot;UPDATE Leaders SET &quot;&amp;[.$A16]&amp;&quot; = &quot;&amp;[.AO16]&amp;&quot; WHERE Type = 'LEADER_&quot;&amp;UPPER([.AO$2])&amp;&quot;';&quot;" office:value-type="string" office:string-value="UPDATE Leaders SET Meanness = 4 WHERE Type = 'LEADER_HARUN_AL_RASHID';" calcext:value-type="string">
            <text:p>UPDATE Leaders SET Meanness = 4 WHERE Type = 'LEADER_HARUN_AL_RASHID';</text:p>
          </table:table-cell>
          <table:table-cell table:style-name="ce197" table:formula="of:=&quot;UPDATE Leaders SET &quot;&amp;[.$A16]&amp;&quot; = &quot;&amp;[.AP16]&amp;&quot; WHERE Type = 'LEADER_&quot;&amp;UPPER([.AP$2])&amp;&quot;';&quot;" office:value-type="string" office:string-value="UPDATE Leaders SET Meanness = 4 WHERE Type = 'LEADER_NEBUCHADNEZZAR';" calcext:value-type="string">
            <text:p>UPDATE Leaders SET Meanness = 4 WHERE Type = 'LEADER_NEBUCHADNEZZAR';</text:p>
          </table:table-cell>
          <table:table-cell table:style-name="ce197" table:formula="of:=&quot;UPDATE Leaders SET &quot;&amp;[.$A16]&amp;&quot; = &quot;&amp;[.AQ16]&amp;&quot; WHERE Type = 'LEADER_&quot;&amp;UPPER([.AQ$2])&amp;&quot;';&quot;" office:value-type="string" office:string-value="UPDATE Leaders SET Meanness = 4 WHERE Type = 'LEADER_PACAL';" calcext:value-type="string">
            <text:p>UPDATE Leaders SET Meanness = 4 WHERE Type = 'LEADER_PACAL';</text:p>
          </table:table-cell>
          <table:table-cell table:style-name="ce197" table:formula="of:=&quot;UPDATE Leaders SET &quot;&amp;[.$A16]&amp;&quot; = &quot;&amp;[.AR16]&amp;&quot; WHERE Type = 'LEADER_&quot;&amp;UPPER([.AR$2])&amp;&quot;';&quot;" office:value-type="string" office:string-value="UPDATE Leaders SET Meanness = 4 WHERE Type = 'LEADER_SULEIMAN';" calcext:value-type="string">
            <text:p>UPDATE Leaders SET Meanness = 4 WHERE Type = 'LEADER_SULEIMAN';</text:p>
          </table:table-cell>
          <table:table-cell table:style-name="ce197" table:formula="of:=&quot;UPDATE Leaders SET &quot;&amp;[.$A16]&amp;&quot; = &quot;&amp;[.AS16]&amp;&quot; WHERE Type = 'LEADER_&quot;&amp;UPPER([.AS$2])&amp;&quot;';&quot;" office:value-type="string" office:string-value="UPDATE Leaders SET Meanness = 4 WHERE Type = 'LEADER_WASHINGTON';" calcext:value-type="string">
            <text:p>UPDATE Leaders SET Meanness = 4 WHERE Type = 'LEADER_WASHINGTON';</text:p>
          </table:table-cell>
          <table:table-cell table:style-name="ce197" table:formula="of:=&quot;UPDATE Leaders SET &quot;&amp;[.$A16]&amp;&quot; = &quot;&amp;[.AT16]&amp;&quot; WHERE Type = 'LEADER_&quot;&amp;UPPER([.AT$2])&amp;&quot;';&quot;" office:value-type="string" office:string-value="UPDATE Leaders SET Meanness = 4 WHERE Type = 'LEADER_MARIA';" calcext:value-type="string">
            <text:p>UPDATE Leaders SET Meanness = 4 WHERE Type = 'LEADER_MARIA';</text:p>
          </table:table-cell>
          <table:table-cell table:style-name="ce197" table:formula="of:=&quot;UPDATE Leaders SET &quot;&amp;[.$A16]&amp;&quot; = &quot;&amp;[.AU16]&amp;&quot; WHERE Type = 'LEADER_&quot;&amp;UPPER([.AU$2])&amp;&quot;';&quot;" office:value-type="string" office:string-value="UPDATE Leaders SET Meanness = 4 WHERE Type = 'LEADER_POCATELLO';" calcext:value-type="string">
            <text:p>UPDATE Leaders SET Meanness = 4 WHERE Type = 'LEADER_POCATELLO';</text:p>
          </table:table-cell>
          <table:table-cell table:style-name="ce197" table:formula="of:=&quot;UPDATE Leaders SET &quot;&amp;[.$A16]&amp;&quot; = &quot;&amp;[.AV16]&amp;&quot; WHERE Type = 'LEADER_&quot;&amp;UPPER([.AV$2])&amp;&quot;';&quot;" office:value-type="string" office:string-value="UPDATE Leaders SET Meanness = 4 WHERE Type = 'LEADER_WILLIAM';" calcext:value-type="string">
            <text:p>UPDATE Leaders SET Meanness = 4 WHERE Type = 'LEADER_WILLIAM';</text:p>
          </table:table-cell>
          <table:table-cell table:style-name="ce197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72" table:formula="of:=join(&quot;&quot;;[.C71:.AM71])" office:value-type="string" office:string-value="#NAME?" calcext:value-type="error">
            <text:p>#NAME?</text:p>
          </table:table-cell>
          <table:table-cell table:style-name="ce224" table:number-columns-repeated="1021"/>
        </table:table-row>
        <table:table-row table:style-name="ro6">
          <table:table-cell table:style-name="ce224"/>
          <table:table-cell table:style-name="ce188"/>
          <table:table-cell table:style-name="ce231" table:formula="of:=&quot;UPDATE Leader_MajorCivApproachBiases SET Bias = &quot;&amp;REPT(&quot; &quot;;4-LEN([.C17]))&amp;[.C17]&amp;&quot; WHERE LeaderType = 'LEADER_&quot;&amp;UPPER([.C$2])&amp;&quot;'&quot;&amp;REPT(&quot; &quot;;20-LEN([.C$2]))&amp;&quot; AND MajorCivApproachType = 'MAJOR_CIV_APPROACH_&quot;&amp;UPPER([.$A17])&amp;&quot;';&quot;" office:value-type="string" office:string-value="UPDATE Leader_MajorCivApproachBiases SET Bias =   10 WHERE LeaderType = 'LEADER_ASHURBANIPAL'         AND MajorCivApproachType = 'MAJOR_CIV_APPROACH_WAR';" calcext:value-type="string">
            <text:p>UPDATE Leader_MajorCivApproachBiases SET Bias = <text:s text:c="2"/>10 WHERE LeaderType = 'LEADER_ASHURBANIPAL' <text:s text:c="8"/>AND MajorCivApproachType = 'MAJOR_CIV_APPROACH_WAR';</text:p>
          </table:table-cell>
          <table:table-cell table:style-name="ce231" table:formula="of:=&quot;UPDATE Leader_MajorCivApproachBiases SET Bias = &quot;&amp;REPT(&quot; &quot;;4-LEN([.D17]))&amp;[.D17]&amp;&quot; WHERE LeaderType = 'LEADER_&quot;&amp;UPPER([.D$2])&amp;&quot;'&quot;&amp;REPT(&quot; &quot;;20-LEN([.D$2]))&amp;&quot; AND MajorCivApproachType = 'MAJOR_CIV_APPROACH_&quot;&amp;UPPER([.$A17])&amp;&quot;';&quot;" office:value-type="string" office:string-value="UPDATE Leader_MajorCivApproachBiases SET Bias =   10 WHERE LeaderType = 'LEADER_ASKIA'                AND MajorCivApproachType = 'MAJOR_CIV_APPROACH_WAR';" calcext:value-type="string">
            <text:p>UPDATE Leader_MajorCivApproachBiases SET Bias = <text:s text:c="2"/>10 WHERE LeaderType = 'LEADER_ASKIA' <text:s text:c="15"/>AND MajorCivApproachType = 'MAJOR_CIV_APPROACH_WAR';</text:p>
          </table:table-cell>
          <table:table-cell table:style-name="ce231" table:formula="of:=&quot;UPDATE Leader_MajorCivApproachBiases SET Bias = &quot;&amp;REPT(&quot; &quot;;4-LEN([.E17]))&amp;[.E17]&amp;&quot; WHERE LeaderType = 'LEADER_&quot;&amp;UPPER([.E$2])&amp;&quot;'&quot;&amp;REPT(&quot; &quot;;20-LEN([.E$2]))&amp;&quot; AND MajorCivApproachType = 'MAJOR_CIV_APPROACH_&quot;&amp;UPPER([.$A17])&amp;&quot;';&quot;" office:value-type="string" office:string-value="UPDATE Leader_MajorCivApproachBiases SET Bias =   10 WHERE LeaderType = 'LEADER_ATTILA'               AND MajorCivApproachType = 'MAJOR_CIV_APPROACH_WAR';" calcext:value-type="string">
            <text:p>UPDATE Leader_MajorCivApproachBiases SET Bias = <text:s text:c="2"/>10 WHERE LeaderType = 'LEADER_ATTILA' <text:s text:c="14"/>AND MajorCivApproachType = 'MAJOR_CIV_APPROACH_WAR';</text:p>
          </table:table-cell>
          <table:table-cell table:style-name="ce231" table:formula="of:=&quot;UPDATE Leader_MajorCivApproachBiases SET Bias = &quot;&amp;REPT(&quot; &quot;;4-LEN([.F17]))&amp;[.F17]&amp;&quot; WHERE LeaderType = 'LEADER_&quot;&amp;UPPER([.F$2])&amp;&quot;'&quot;&amp;REPT(&quot; &quot;;20-LEN([.F$2]))&amp;&quot; AND MajorCivApproachType = 'MAJOR_CIV_APPROACH_&quot;&amp;UPPER([.$A17])&amp;&quot;';&quot;" office:value-type="string" office:string-value="UPDATE Leader_MajorCivApproachBiases SET Bias =   10 WHERE LeaderType = 'LEADER_AUGUSTUS'             AND MajorCivApproachType = 'MAJOR_CIV_APPROACH_WAR';" calcext:value-type="string">
            <text:p>UPDATE Leader_MajorCivApproachBiases SET Bias = <text:s text:c="2"/>10 WHERE LeaderType = 'LEADER_AUGUSTUS' <text:s text:c="12"/>AND MajorCivApproachType = 'MAJOR_CIV_APPROACH_WAR';</text:p>
          </table:table-cell>
          <table:table-cell table:style-name="ce231" table:formula="of:=&quot;UPDATE Leader_MajorCivApproachBiases SET Bias = &quot;&amp;REPT(&quot; &quot;;4-LEN([.G17]))&amp;[.G17]&amp;&quot; WHERE LeaderType = 'LEADER_&quot;&amp;UPPER([.G$2])&amp;&quot;'&quot;&amp;REPT(&quot; &quot;;20-LEN([.G$2]))&amp;&quot; AND MajorCivApproachType = 'MAJOR_CIV_APPROACH_&quot;&amp;UPPER([.$A17])&amp;&quot;';&quot;" office:value-type="string" office:string-value="UPDATE Leader_MajorCivApproachBiases SET Bias =   10 WHERE LeaderType = 'LEADER_GENGHIS_KHAN'         AND MajorCivApproachType = 'MAJOR_CIV_APPROACH_WAR';" calcext:value-type="string">
            <text:p>UPDATE Leader_MajorCivApproachBiases SET Bias = <text:s text:c="2"/>10 WHERE LeaderType = 'LEADER_GENGHIS_KHAN' <text:s text:c="8"/>AND MajorCivApproachType = 'MAJOR_CIV_APPROACH_WAR';</text:p>
          </table:table-cell>
          <table:table-cell table:style-name="ce231" table:formula="of:=&quot;UPDATE Leader_MajorCivApproachBiases SET Bias = &quot;&amp;REPT(&quot; &quot;;4-LEN([.H17]))&amp;[.H17]&amp;&quot; WHERE LeaderType = 'LEADER_&quot;&amp;UPPER([.H$2])&amp;&quot;'&quot;&amp;REPT(&quot; &quot;;20-LEN([.H$2]))&amp;&quot; AND MajorCivApproachType = 'MAJOR_CIV_APPROACH_&quot;&amp;UPPER([.$A17])&amp;&quot;';&quot;" office:value-type="string" office:string-value="UPDATE Leader_MajorCivApproachBiases SET Bias =   10 WHERE LeaderType = 'LEADER_HARALD'               AND MajorCivApproachType = 'MAJOR_CIV_APPROACH_WAR';" calcext:value-type="string">
            <text:p>UPDATE Leader_MajorCivApproachBiases SET Bias = <text:s text:c="2"/>10 WHERE LeaderType = 'LEADER_HARALD' <text:s text:c="14"/>AND MajorCivApproachType = 'MAJOR_CIV_APPROACH_WAR';</text:p>
          </table:table-cell>
          <table:table-cell table:style-name="ce231" table:formula="of:=&quot;UPDATE Leader_MajorCivApproachBiases SET Bias = &quot;&amp;REPT(&quot; &quot;;4-LEN([.I17]))&amp;[.I17]&amp;&quot; WHERE LeaderType = 'LEADER_&quot;&amp;UPPER([.I$2])&amp;&quot;'&quot;&amp;REPT(&quot; &quot;;20-LEN([.I$2]))&amp;&quot; AND MajorCivApproachType = 'MAJOR_CIV_APPROACH_&quot;&amp;UPPER([.$A17])&amp;&quot;';&quot;" office:value-type="string" office:string-value="UPDATE Leader_MajorCivApproachBiases SET Bias =   10 WHERE LeaderType = 'LEADER_ISABELLA'             AND MajorCivApproachType = 'MAJOR_CIV_APPROACH_WAR';" calcext:value-type="string">
            <text:p>UPDATE Leader_MajorCivApproachBiases SET Bias = <text:s text:c="2"/>10 WHERE LeaderType = 'LEADER_ISABELLA' <text:s text:c="12"/>AND MajorCivApproachType = 'MAJOR_CIV_APPROACH_WAR';</text:p>
          </table:table-cell>
          <table:table-cell table:style-name="ce231" table:formula="of:=&quot;UPDATE Leader_MajorCivApproachBiases SET Bias = &quot;&amp;REPT(&quot; &quot;;4-LEN([.J17]))&amp;[.J17]&amp;&quot; WHERE LeaderType = 'LEADER_&quot;&amp;UPPER([.J$2])&amp;&quot;'&quot;&amp;REPT(&quot; &quot;;20-LEN([.J$2]))&amp;&quot; AND MajorCivApproachType = 'MAJOR_CIV_APPROACH_&quot;&amp;UPPER([.$A17])&amp;&quot;';&quot;" office:value-type="string" office:string-value="UPDATE Leader_MajorCivApproachBiases SET Bias =   10 WHERE LeaderType = 'LEADER_NAPOLEON'             AND MajorCivApproachType = 'MAJOR_CIV_APPROACH_WAR';" calcext:value-type="string">
            <text:p>UPDATE Leader_MajorCivApproachBiases SET Bias = <text:s text:c="2"/>10 WHERE LeaderType = 'LEADER_NAPOLEON' <text:s text:c="12"/>AND MajorCivApproachType = 'MAJOR_CIV_APPROACH_WAR';</text:p>
          </table:table-cell>
          <table:table-cell table:style-name="ce231" table:formula="of:=&quot;UPDATE Leader_MajorCivApproachBiases SET Bias = &quot;&amp;REPT(&quot; &quot;;4-LEN([.K17]))&amp;[.K17]&amp;&quot; WHERE LeaderType = 'LEADER_&quot;&amp;UPPER([.K$2])&amp;&quot;'&quot;&amp;REPT(&quot; &quot;;20-LEN([.K$2]))&amp;&quot; AND MajorCivApproachType = 'MAJOR_CIV_APPROACH_&quot;&amp;UPPER([.$A17])&amp;&quot;';&quot;" office:value-type="string" office:string-value="UPDATE Leader_MajorCivApproachBiases SET Bias =   10 WHERE LeaderType = 'LEADER_ODA_NOBUNAGA'         AND MajorCivApproachType = 'MAJOR_CIV_APPROACH_WAR';" calcext:value-type="string">
            <text:p>UPDATE Leader_MajorCivApproachBiases SET Bias = <text:s text:c="2"/>10 WHERE LeaderType = 'LEADER_ODA_NOBUNAGA' <text:s text:c="8"/>AND MajorCivApproachType = 'MAJOR_CIV_APPROACH_WAR';</text:p>
          </table:table-cell>
          <table:table-cell table:style-name="ce231" table:formula="of:=&quot;UPDATE Leader_MajorCivApproachBiases SET Bias = &quot;&amp;REPT(&quot; &quot;;4-LEN([.L17]))&amp;[.L17]&amp;&quot; WHERE LeaderType = 'LEADER_&quot;&amp;UPPER([.L$2])&amp;&quot;'&quot;&amp;REPT(&quot; &quot;;20-LEN([.L$2]))&amp;&quot; AND MajorCivApproachType = 'MAJOR_CIV_APPROACH_&quot;&amp;UPPER([.$A17])&amp;&quot;';&quot;" office:value-type="string" office:string-value="UPDATE Leader_MajorCivApproachBiases SET Bias =   10 WHERE LeaderType = 'LEADER_ENRICO_DANDOLO'       AND MajorCivApproachType = 'MAJOR_CIV_APPROACH_WAR';" calcext:value-type="string">
            <text:p>UPDATE Leader_MajorCivApproachBiases SET Bias = <text:s text:c="2"/>10 WHERE LeaderType = 'LEADER_ENRICO_DANDOLO' <text:s text:c="6"/>AND MajorCivApproachType = 'MAJOR_CIV_APPROACH_WAR';</text:p>
          </table:table-cell>
          <table:table-cell table:style-name="ce231" table:formula="of:=&quot;UPDATE Leader_MajorCivApproachBiases SET Bias = &quot;&amp;REPT(&quot; &quot;;4-LEN([.M17]))&amp;[.M17]&amp;&quot; WHERE LeaderType = 'LEADER_&quot;&amp;UPPER([.M$2])&amp;&quot;'&quot;&amp;REPT(&quot; &quot;;20-LEN([.M$2]))&amp;&quot; AND MajorCivApproachType = 'MAJOR_CIV_APPROACH_&quot;&amp;UPPER([.$A17])&amp;&quot;';&quot;" office:value-type="string" office:string-value="UPDATE Leader_MajorCivApproachBiases SET Bias =   10 WHERE LeaderType = 'LEADER_SHAKA'                AND MajorCivApproachType = 'MAJOR_CIV_APPROACH_WAR';" calcext:value-type="string">
            <text:p>UPDATE Leader_MajorCivApproachBiases SET Bias = <text:s text:c="2"/>10 WHERE LeaderType = 'LEADER_SHAKA' <text:s text:c="15"/>AND MajorCivApproachType = 'MAJOR_CIV_APPROACH_WAR';</text:p>
          </table:table-cell>
          <table:table-cell table:style-name="ce231" table:formula="of:=&quot;UPDATE Leader_MajorCivApproachBiases SET Bias = &quot;&amp;REPT(&quot; &quot;;4-LEN([.N17]))&amp;[.N17]&amp;&quot; WHERE LeaderType = 'LEADER_&quot;&amp;UPPER([.N$2])&amp;&quot;'&quot;&amp;REPT(&quot; &quot;;20-LEN([.N$2]))&amp;&quot; AND MajorCivApproachType = 'MAJOR_CIV_APPROACH_&quot;&amp;UPPER([.$A17])&amp;&quot;';&quot;" office:value-type="string" office:string-value="UPDATE Leader_MajorCivApproachBiases SET Bias =   10 WHERE LeaderType = 'LEADER_COALITION'            AND MajorCivApproachType = 'MAJOR_CIV_APPROACH_WAR';" calcext:value-type="string">
            <text:p>UPDATE Leader_MajorCivApproachBiases SET Bias = <text:s text:c="2"/>10 WHERE LeaderType = 'LEADER_COALITION' <text:s text:c="11"/>AND MajorCivApproachType = 'MAJOR_CIV_APPROACH_WAR';</text:p>
          </table:table-cell>
          <table:table-cell table:style-name="ce231" table:formula="of:=&quot;UPDATE Leader_MajorCivApproachBiases SET Bias = &quot;&amp;REPT(&quot; &quot;;4-LEN([.O17]))&amp;[.O17]&amp;&quot; WHERE LeaderType = 'LEADER_&quot;&amp;UPPER([.O$2])&amp;&quot;'&quot;&amp;REPT(&quot; &quot;;20-LEN([.O$2]))&amp;&quot; AND MajorCivApproachType = 'MAJOR_CIV_APPROACH_&quot;&amp;UPPER([.$A17])&amp;&quot;';&quot;" office:value-type="string" office:string-value="UPDATE Leader_MajorCivApproachBiases SET Bias =   10 WHERE LeaderType = 'LEADER_ALEXANDER'            AND MajorCivApproachType = 'MAJOR_CIV_APPROACH_WAR';" calcext:value-type="string">
            <text:p>UPDATE Leader_MajorCivApproachBiases SET Bias = <text:s text:c="2"/>10 WHERE LeaderType = 'LEADER_ALEXANDER' <text:s text:c="11"/>AND MajorCivApproachType = 'MAJOR_CIV_APPROACH_WAR';</text:p>
          </table:table-cell>
          <table:table-cell table:style-name="ce231" table:formula="of:=&quot;UPDATE Leader_MajorCivApproachBiases SET Bias = &quot;&amp;REPT(&quot; &quot;;4-LEN([.P17]))&amp;[.P17]&amp;&quot; WHERE LeaderType = 'LEADER_&quot;&amp;UPPER([.P$2])&amp;&quot;'&quot;&amp;REPT(&quot; &quot;;20-LEN([.P$2]))&amp;&quot; AND MajorCivApproachType = 'MAJOR_CIV_APPROACH_&quot;&amp;UPPER([.$A17])&amp;&quot;';&quot;" office:value-type="string" office:string-value="UPDATE Leader_MajorCivApproachBiases SET Bias =   10 WHERE LeaderType = 'LEADER_BISMARCK'             AND MajorCivApproachType = 'MAJOR_CIV_APPROACH_WAR';" calcext:value-type="string">
            <text:p>UPDATE Leader_MajorCivApproachBiases SET Bias = <text:s text:c="2"/>10 WHERE LeaderType = 'LEADER_BISMARCK' <text:s text:c="12"/>AND MajorCivApproachType = 'MAJOR_CIV_APPROACH_WAR';</text:p>
          </table:table-cell>
          <table:table-cell table:style-name="ce231" table:formula="of:=&quot;UPDATE Leader_MajorCivApproachBiases SET Bias = &quot;&amp;REPT(&quot; &quot;;4-LEN([.Q17]))&amp;[.Q17]&amp;&quot; WHERE LeaderType = 'LEADER_&quot;&amp;UPPER([.Q$2])&amp;&quot;'&quot;&amp;REPT(&quot; &quot;;20-LEN([.Q$2]))&amp;&quot; AND MajorCivApproachType = 'MAJOR_CIV_APPROACH_&quot;&amp;UPPER([.$A17])&amp;&quot;';&quot;" office:value-type="string" office:string-value="UPDATE Leader_MajorCivApproachBiases SET Bias =   10 WHERE LeaderType = 'LEADER_CATHERINE'            AND MajorCivApproachType = 'MAJOR_CIV_APPROACH_WAR';" calcext:value-type="string">
            <text:p>UPDATE Leader_MajorCivApproachBiases SET Bias = <text:s text:c="2"/>10 WHERE LeaderType = 'LEADER_CATHERINE' <text:s text:c="11"/>AND MajorCivApproachType = 'MAJOR_CIV_APPROACH_WAR';</text:p>
          </table:table-cell>
          <table:table-cell table:style-name="ce231" table:formula="of:=&quot;UPDATE Leader_MajorCivApproachBiases SET Bias = &quot;&amp;REPT(&quot; &quot;;4-LEN([.R17]))&amp;[.R17]&amp;&quot; WHERE LeaderType = 'LEADER_&quot;&amp;UPPER([.R$2])&amp;&quot;'&quot;&amp;REPT(&quot; &quot;;20-LEN([.R$2]))&amp;&quot; AND MajorCivApproachType = 'MAJOR_CIV_APPROACH_&quot;&amp;UPPER([.$A17])&amp;&quot;';&quot;" office:value-type="string" office:string-value="UPDATE Leader_MajorCivApproachBiases SET Bias =   10 WHERE LeaderType = 'LEADER_ELIZABETH'            AND MajorCivApproachType = 'MAJOR_CIV_APPROACH_WAR';" calcext:value-type="string">
            <text:p>UPDATE Leader_MajorCivApproachBiases SET Bias = <text:s text:c="2"/>10 WHERE LeaderType = 'LEADER_ELIZABETH' <text:s text:c="11"/>AND MajorCivApproachType = 'MAJOR_CIV_APPROACH_WAR';</text:p>
          </table:table-cell>
          <table:table-cell table:style-name="ce231" table:formula="of:=&quot;UPDATE Leader_MajorCivApproachBiases SET Bias = &quot;&amp;REPT(&quot; &quot;;4-LEN([.S17]))&amp;[.S17]&amp;&quot; WHERE LeaderType = 'LEADER_&quot;&amp;UPPER([.S$2])&amp;&quot;'&quot;&amp;REPT(&quot; &quot;;20-LEN([.S$2]))&amp;&quot; AND MajorCivApproachType = 'MAJOR_CIV_APPROACH_&quot;&amp;UPPER([.$A17])&amp;&quot;';&quot;" office:value-type="string" office:string-value="UPDATE Leader_MajorCivApproachBiases SET Bias =   10 WHERE LeaderType = 'LEADER_GUSTAVUS_ADOLPHUS'    AND MajorCivApproachType = 'MAJOR_CIV_APPROACH_WAR';" calcext:value-type="string">
            <text:p>UPDATE Leader_MajorCivApproachBiases SET Bias = <text:s text:c="2"/>10 WHERE LeaderType = 'LEADER_GUSTAVUS_ADOLPHUS' <text:s text:c="3"/>AND MajorCivApproachType = 'MAJOR_CIV_APPROACH_WAR';</text:p>
          </table:table-cell>
          <table:table-cell table:style-name="ce231" table:formula="of:=&quot;UPDATE Leader_MajorCivApproachBiases SET Bias = &quot;&amp;REPT(&quot; &quot;;4-LEN([.T17]))&amp;[.T17]&amp;&quot; WHERE LeaderType = 'LEADER_&quot;&amp;UPPER([.T$2])&amp;&quot;'&quot;&amp;REPT(&quot; &quot;;20-LEN([.T$2]))&amp;&quot; AND MajorCivApproachType = 'MAJOR_CIV_APPROACH_&quot;&amp;UPPER([.$A17])&amp;&quot;';&quot;" office:value-type="string" office:string-value="UPDATE Leader_MajorCivApproachBiases SET Bias =   10 WHERE LeaderType = 'LEADER_HIAWATHA'             AND MajorCivApproachType = 'MAJOR_CIV_APPROACH_WAR';" calcext:value-type="string">
            <text:p>UPDATE Leader_MajorCivApproachBiases SET Bias = <text:s text:c="2"/>10 WHERE LeaderType = 'LEADER_HIAWATHA' <text:s text:c="12"/>AND MajorCivApproachType = 'MAJOR_CIV_APPROACH_WAR';</text:p>
          </table:table-cell>
          <table:table-cell table:style-name="ce231" table:formula="of:=&quot;UPDATE Leader_MajorCivApproachBiases SET Bias = &quot;&amp;REPT(&quot; &quot;;4-LEN([.U17]))&amp;[.U17]&amp;&quot; WHERE LeaderType = 'LEADER_&quot;&amp;UPPER([.U$2])&amp;&quot;'&quot;&amp;REPT(&quot; &quot;;20-LEN([.U$2]))&amp;&quot; AND MajorCivApproachType = 'MAJOR_CIV_APPROACH_&quot;&amp;UPPER([.$A17])&amp;&quot;';&quot;" office:value-type="string" office:string-value="UPDATE Leader_MajorCivApproachBiases SET Bias =   10 WHERE LeaderType = 'LEADER_MONTEZUMA'            AND MajorCivApproachType = 'MAJOR_CIV_APPROACH_WAR';" calcext:value-type="string">
            <text:p>UPDATE Leader_MajorCivApproachBiases SET Bias = <text:s text:c="2"/>10 WHERE LeaderType = 'LEADER_MONTEZUMA' <text:s text:c="11"/>AND MajorCivApproachType = 'MAJOR_CIV_APPROACH_WAR';</text:p>
          </table:table-cell>
          <table:table-cell table:style-name="ce231" table:formula="of:=&quot;UPDATE Leader_MajorCivApproachBiases SET Bias = &quot;&amp;REPT(&quot; &quot;;4-LEN([.V17]))&amp;[.V17]&amp;&quot; WHERE LeaderType = 'LEADER_&quot;&amp;UPPER([.V$2])&amp;&quot;'&quot;&amp;REPT(&quot; &quot;;20-LEN([.V$2]))&amp;&quot; AND MajorCivApproachType = 'MAJOR_CIV_APPROACH_&quot;&amp;UPPER([.$A17])&amp;&quot;';&quot;" office:value-type="string" office:string-value="UPDATE Leader_MajorCivApproachBiases SET Bias =   10 WHERE LeaderType = 'LEADER_THEODORA'             AND MajorCivApproachType = 'MAJOR_CIV_APPROACH_WAR';" calcext:value-type="string">
            <text:p>UPDATE Leader_MajorCivApproachBiases SET Bias = <text:s text:c="2"/>10 WHERE LeaderType = 'LEADER_THEODORA' <text:s text:c="12"/>AND MajorCivApproachType = 'MAJOR_CIV_APPROACH_WAR';</text:p>
          </table:table-cell>
          <table:table-cell table:style-name="ce231" table:formula="of:=&quot;UPDATE Leader_MajorCivApproachBiases SET Bias = &quot;&amp;REPT(&quot; &quot;;4-LEN([.W17]))&amp;[.W17]&amp;&quot; WHERE LeaderType = 'LEADER_&quot;&amp;UPPER([.W$2])&amp;&quot;'&quot;&amp;REPT(&quot; &quot;;20-LEN([.W$2]))&amp;&quot; AND MajorCivApproachType = 'MAJOR_CIV_APPROACH_&quot;&amp;UPPER([.$A17])&amp;&quot;';&quot;" office:value-type="string" office:string-value="UPDATE Leader_MajorCivApproachBiases SET Bias =   10 WHERE LeaderType = 'LEADER_GAJAH_MADA'           AND MajorCivApproachType = 'MAJOR_CIV_APPROACH_WAR';" calcext:value-type="string">
            <text:p>UPDATE Leader_MajorCivApproachBiases SET Bias = <text:s text:c="2"/>10 WHERE LeaderType = 'LEADER_GAJAH_MADA' <text:s text:c="10"/>AND MajorCivApproachType = 'MAJOR_CIV_APPROACH_WAR';</text:p>
          </table:table-cell>
          <table:table-cell table:style-name="ce231" table:formula="of:=&quot;UPDATE Leader_MajorCivApproachBiases SET Bias = &quot;&amp;REPT(&quot; &quot;;4-LEN([.X17]))&amp;[.X17]&amp;&quot; WHERE LeaderType = 'LEADER_&quot;&amp;UPPER([.X$2])&amp;&quot;'&quot;&amp;REPT(&quot; &quot;;20-LEN([.X$2]))&amp;&quot; AND MajorCivApproachType = 'MAJOR_CIV_APPROACH_&quot;&amp;UPPER([.$A17])&amp;&quot;';&quot;" office:value-type="string" office:string-value="UPDATE Leader_MajorCivApproachBiases SET Bias =   10 WHERE LeaderType = 'LEADER_CASIMIR'              AND MajorCivApproachType = 'MAJOR_CIV_APPROACH_WAR';" calcext:value-type="string">
            <text:p>UPDATE Leader_MajorCivApproachBiases SET Bias = <text:s text:c="2"/>10 WHERE LeaderType = 'LEADER_CASIMIR' <text:s text:c="13"/>AND MajorCivApproachType = 'MAJOR_CIV_APPROACH_WAR';</text:p>
          </table:table-cell>
          <table:table-cell table:style-name="ce231" table:formula="of:=&quot;UPDATE Leader_MajorCivApproachBiases SET Bias = &quot;&amp;REPT(&quot; &quot;;4-LEN([.Y17]))&amp;[.Y17]&amp;&quot; WHERE LeaderType = 'LEADER_&quot;&amp;UPPER([.Y$2])&amp;&quot;'&quot;&amp;REPT(&quot; &quot;;20-LEN([.Y$2]))&amp;&quot; AND MajorCivApproachType = 'MAJOR_CIV_APPROACH_&quot;&amp;UPPER([.$A17])&amp;&quot;';&quot;" office:value-type="string" office:string-value="UPDATE Leader_MajorCivApproachBiases SET Bias =   10 WHERE LeaderType = 'LEADER_WU_ZETIAN'            AND MajorCivApproachType = 'MAJOR_CIV_APPROACH_WAR';" calcext:value-type="string">
            <text:p>UPDATE Leader_MajorCivApproachBiases SET Bias = <text:s text:c="2"/>10 WHERE LeaderType = 'LEADER_WU_ZETIAN' <text:s text:c="11"/>AND MajorCivApproachType = 'MAJOR_CIV_APPROACH_WAR';</text:p>
          </table:table-cell>
          <table:table-cell table:style-name="ce231" table:formula="of:=&quot;UPDATE Leader_MajorCivApproachBiases SET Bias = &quot;&amp;REPT(&quot; &quot;;4-LEN([.Z17]))&amp;[.Z17]&amp;&quot; WHERE LeaderType = 'LEADER_&quot;&amp;UPPER([.Z$2])&amp;&quot;'&quot;&amp;REPT(&quot; &quot;;20-LEN([.Z$2]))&amp;&quot; AND MajorCivApproachType = 'MAJOR_CIV_APPROACH_&quot;&amp;UPPER([.$A17])&amp;&quot;';&quot;" office:value-type="string" office:string-value="UPDATE Leader_MajorCivApproachBiases SET Bias =    2 WHERE LeaderType = 'LEADER_DIPLOMAT'             AND MajorCivApproachType = 'MAJOR_CIV_APPROACH_WAR';" calcext:value-type="string">
            <text:p>UPDATE Leader_MajorCivApproachBiases SET Bias = <text:s text:c="3"/>2 WHERE LeaderType = 'LEADER_DIPLOMAT' <text:s text:c="12"/>AND MajorCivApproachType = 'MAJOR_CIV_APPROACH_WAR';</text:p>
          </table:table-cell>
          <table:table-cell table:style-name="ce231" table:formula="of:=&quot;UPDATE Leader_MajorCivApproachBiases SET Bias = &quot;&amp;REPT(&quot; &quot;;4-LEN([.AA17]))&amp;[.AA17]&amp;&quot; WHERE LeaderType = 'LEADER_&quot;&amp;UPPER([.AA$2])&amp;&quot;'&quot;&amp;REPT(&quot; &quot;;20-LEN([.AA$2]))&amp;&quot; AND MajorCivApproachType = 'MAJOR_CIV_APPROACH_&quot;&amp;UPPER([.$A17])&amp;&quot;';&quot;" office:value-type="string" office:string-value="UPDATE Leader_MajorCivApproachBiases SET Bias =  -99 WHERE LeaderType = 'LEADER_GANDHI'               AND MajorCivApproachType = 'MAJOR_CIV_APPROACH_WAR';" calcext:value-type="string">
            <text:p>UPDATE Leader_MajorCivApproachBiases SET Bias = <text:s/>-99 WHERE LeaderType = 'LEADER_GANDHI' <text:s text:c="14"/>AND MajorCivApproachType = 'MAJOR_CIV_APPROACH_WAR';</text:p>
          </table:table-cell>
          <table:table-cell table:style-name="ce231" table:formula="of:=&quot;UPDATE Leader_MajorCivApproachBiases SET Bias = &quot;&amp;REPT(&quot; &quot;;4-LEN([.AB17]))&amp;[.AB17]&amp;&quot; WHERE LeaderType = 'LEADER_&quot;&amp;UPPER([.AB$2])&amp;&quot;'&quot;&amp;REPT(&quot; &quot;;20-LEN([.AB$2]))&amp;&quot; AND MajorCivApproachType = 'MAJOR_CIV_APPROACH_&quot;&amp;UPPER([.$A17])&amp;&quot;';&quot;" office:value-type="string" office:string-value="UPDATE Leader_MajorCivApproachBiases SET Bias =    2 WHERE LeaderType = 'LEADER_SELASSIE'             AND MajorCivApproachType = 'MAJOR_CIV_APPROACH_WAR';" calcext:value-type="string">
            <text:p>UPDATE Leader_MajorCivApproachBiases SET Bias = <text:s text:c="3"/>2 WHERE LeaderType = 'LEADER_SELASSIE' <text:s text:c="12"/>AND MajorCivApproachType = 'MAJOR_CIV_APPROACH_WAR';</text:p>
          </table:table-cell>
          <table:table-cell table:style-name="ce231" table:formula="of:=&quot;UPDATE Leader_MajorCivApproachBiases SET Bias = &quot;&amp;REPT(&quot; &quot;;4-LEN([.AC17]))&amp;[.AC17]&amp;&quot; WHERE LeaderType = 'LEADER_&quot;&amp;UPPER([.AC$2])&amp;&quot;'&quot;&amp;REPT(&quot; &quot;;20-LEN([.AC$2]))&amp;&quot; AND MajorCivApproachType = 'MAJOR_CIV_APPROACH_&quot;&amp;UPPER([.$A17])&amp;&quot;';&quot;" office:value-type="string" office:string-value="UPDATE Leader_MajorCivApproachBiases SET Bias =    2 WHERE LeaderType = 'LEADER_KAMEHAMEHA'           AND MajorCivApproachType = 'MAJOR_CIV_APPROACH_WAR';" calcext:value-type="string">
            <text:p>UPDATE Leader_MajorCivApproachBiases SET Bias = <text:s text:c="3"/>2 WHERE LeaderType = 'LEADER_KAMEHAMEHA' <text:s text:c="10"/>AND MajorCivApproachType = 'MAJOR_CIV_APPROACH_WAR';</text:p>
          </table:table-cell>
          <table:table-cell table:style-name="ce231" table:formula="of:=&quot;UPDATE Leader_MajorCivApproachBiases SET Bias = &quot;&amp;REPT(&quot; &quot;;4-LEN([.AD17]))&amp;[.AD17]&amp;&quot; WHERE LeaderType = 'LEADER_&quot;&amp;UPPER([.AD$2])&amp;&quot;'&quot;&amp;REPT(&quot; &quot;;20-LEN([.AD$2]))&amp;&quot; AND MajorCivApproachType = 'MAJOR_CIV_APPROACH_&quot;&amp;UPPER([.$A17])&amp;&quot;';&quot;" office:value-type="string" office:string-value="UPDATE Leader_MajorCivApproachBiases SET Bias =    2 WHERE LeaderType = 'LEADER_MARIA_I'              AND MajorCivApproachType = 'MAJOR_CIV_APPROACH_WAR';" calcext:value-type="string">
            <text:p>UPDATE Leader_MajorCivApproachBiases SET Bias = <text:s text:c="3"/>2 WHERE LeaderType = 'LEADER_MARIA_I' <text:s text:c="13"/>AND MajorCivApproachType = 'MAJOR_CIV_APPROACH_WAR';</text:p>
          </table:table-cell>
          <table:table-cell table:style-name="ce231" table:formula="of:=&quot;UPDATE Leader_MajorCivApproachBiases SET Bias = &quot;&amp;REPT(&quot; &quot;;4-LEN([.AE17]))&amp;[.AE17]&amp;&quot; WHERE LeaderType = 'LEADER_&quot;&amp;UPPER([.AE$2])&amp;&quot;'&quot;&amp;REPT(&quot; &quot;;20-LEN([.AE$2]))&amp;&quot; AND MajorCivApproachType = 'MAJOR_CIV_APPROACH_&quot;&amp;UPPER([.$A17])&amp;&quot;';&quot;" office:value-type="string" office:string-value="UPDATE Leader_MajorCivApproachBiases SET Bias =    2 WHERE LeaderType = 'LEADER_PACHACUTI'            AND MajorCivApproachType = 'MAJOR_CIV_APPROACH_WAR';" calcext:value-type="string">
            <text:p>UPDATE Leader_MajorCivApproachBiases SET Bias = <text:s text:c="3"/>2 WHERE LeaderType = 'LEADER_PACHACUTI' <text:s text:c="11"/>AND MajorCivApproachType = 'MAJOR_CIV_APPROACH_WAR';</text:p>
          </table:table-cell>
          <table:table-cell table:style-name="ce231" table:formula="of:=&quot;UPDATE Leader_MajorCivApproachBiases SET Bias = &quot;&amp;REPT(&quot; &quot;;4-LEN([.AF17]))&amp;[.AF17]&amp;&quot; WHERE LeaderType = 'LEADER_&quot;&amp;UPPER([.AF$2])&amp;&quot;'&quot;&amp;REPT(&quot; &quot;;20-LEN([.AF$2]))&amp;&quot; AND MajorCivApproachType = 'MAJOR_CIV_APPROACH_&quot;&amp;UPPER([.$A17])&amp;&quot;';&quot;" office:value-type="string" office:string-value="UPDATE Leader_MajorCivApproachBiases SET Bias =    2 WHERE LeaderType = 'LEADER_RAMESSES'             AND MajorCivApproachType = 'MAJOR_CIV_APPROACH_WAR';" calcext:value-type="string">
            <text:p>UPDATE Leader_MajorCivApproachBiases SET Bias = <text:s text:c="3"/>2 WHERE LeaderType = 'LEADER_RAMESSES' <text:s text:c="12"/>AND MajorCivApproachType = 'MAJOR_CIV_APPROACH_WAR';</text:p>
          </table:table-cell>
          <table:table-cell table:style-name="ce231" table:formula="of:=&quot;UPDATE Leader_MajorCivApproachBiases SET Bias = &quot;&amp;REPT(&quot; &quot;;4-LEN([.AG17]))&amp;[.AG17]&amp;&quot; WHERE LeaderType = 'LEADER_&quot;&amp;UPPER([.AG$2])&amp;&quot;'&quot;&amp;REPT(&quot; &quot;;20-LEN([.AG$2]))&amp;&quot; AND MajorCivApproachType = 'MAJOR_CIV_APPROACH_&quot;&amp;UPPER([.$A17])&amp;&quot;';&quot;" office:value-type="string" office:string-value="UPDATE Leader_MajorCivApproachBiases SET Bias =    2 WHERE LeaderType = 'LEADER_RAMKHAMHAENG'         AND MajorCivApproachType = 'MAJOR_CIV_APPROACH_WAR';" calcext:value-type="string">
            <text:p>UPDATE Leader_MajorCivApproachBiases SET Bias = <text:s text:c="3"/>2 WHERE LeaderType = 'LEADER_RAMKHAMHAENG' <text:s text:c="8"/>AND MajorCivApproachType = 'MAJOR_CIV_APPROACH_WAR';</text:p>
          </table:table-cell>
          <table:table-cell table:style-name="ce231" table:formula="of:=&quot;UPDATE Leader_MajorCivApproachBiases SET Bias = &quot;&amp;REPT(&quot; &quot;;4-LEN([.AH17]))&amp;[.AH17]&amp;&quot; WHERE LeaderType = 'LEADER_&quot;&amp;UPPER([.AH$2])&amp;&quot;'&quot;&amp;REPT(&quot; &quot;;20-LEN([.AH$2]))&amp;&quot; AND MajorCivApproachType = 'MAJOR_CIV_APPROACH_&quot;&amp;UPPER([.$A17])&amp;&quot;';&quot;" office:value-type="string" office:string-value="UPDATE Leader_MajorCivApproachBiases SET Bias =    2 WHERE LeaderType = 'LEADER_PEDRO'                AND MajorCivApproachType = 'MAJOR_CIV_APPROACH_WAR';" calcext:value-type="string">
            <text:p>UPDATE Leader_MajorCivApproachBiases SET Bias = <text:s text:c="3"/>2 WHERE LeaderType = 'LEADER_PEDRO' <text:s text:c="15"/>AND MajorCivApproachType = 'MAJOR_CIV_APPROACH_WAR';</text:p>
          </table:table-cell>
          <table:table-cell table:style-name="ce231" table:formula="of:=&quot;UPDATE Leader_MajorCivApproachBiases SET Bias = &quot;&amp;REPT(&quot; &quot;;4-LEN([.AI17]))&amp;[.AI17]&amp;&quot; WHERE LeaderType = 'LEADER_&quot;&amp;UPPER([.AI$2])&amp;&quot;'&quot;&amp;REPT(&quot; &quot;;20-LEN([.AI$2]))&amp;&quot; AND MajorCivApproachType = 'MAJOR_CIV_APPROACH_&quot;&amp;UPPER([.$A17])&amp;&quot;';&quot;" office:value-type="string" office:string-value="UPDATE Leader_MajorCivApproachBiases SET Bias =    2 WHERE LeaderType = 'LEADER_AHMAD_ALMANSUR'       AND MajorCivApproachType = 'MAJOR_CIV_APPROACH_WAR';" calcext:value-type="string">
            <text:p>UPDATE Leader_MajorCivApproachBiases SET Bias = <text:s text:c="3"/>2 WHERE LeaderType = 'LEADER_AHMAD_ALMANSUR' <text:s text:c="6"/>AND MajorCivApproachType = 'MAJOR_CIV_APPROACH_WAR';</text:p>
          </table:table-cell>
          <table:table-cell table:style-name="ce231" table:formula="of:=&quot;UPDATE Leader_MajorCivApproachBiases SET Bias = &quot;&amp;REPT(&quot; &quot;;4-LEN([.AJ17]))&amp;[.AJ17]&amp;&quot; WHERE LeaderType = 'LEADER_&quot;&amp;UPPER([.AJ$2])&amp;&quot;'&quot;&amp;REPT(&quot; &quot;;20-LEN([.AJ$2]))&amp;&quot; AND MajorCivApproachType = 'MAJOR_CIV_APPROACH_&quot;&amp;UPPER([.$A17])&amp;&quot;';&quot;" office:value-type="string" office:string-value="UPDATE Leader_MajorCivApproachBiases SET Bias =    2 WHERE LeaderType = 'LEADER_SEJONG'               AND MajorCivApproachType = 'MAJOR_CIV_APPROACH_WAR';" calcext:value-type="string">
            <text:p>UPDATE Leader_MajorCivApproachBiases SET Bias = <text:s text:c="3"/>2 WHERE LeaderType = 'LEADER_SEJONG' <text:s text:c="14"/>AND MajorCivApproachType = 'MAJOR_CIV_APPROACH_WAR';</text:p>
          </table:table-cell>
          <table:table-cell table:style-name="ce231" table:formula="of:=&quot;UPDATE Leader_MajorCivApproachBiases SET Bias = &quot;&amp;REPT(&quot; &quot;;4-LEN([.AK17]))&amp;[.AK17]&amp;&quot; WHERE LeaderType = 'LEADER_&quot;&amp;UPPER([.AK$2])&amp;&quot;'&quot;&amp;REPT(&quot; &quot;;20-LEN([.AK$2]))&amp;&quot; AND MajorCivApproachType = 'MAJOR_CIV_APPROACH_&quot;&amp;UPPER([.$A17])&amp;&quot;';&quot;" office:value-type="string" office:string-value="UPDATE Leader_MajorCivApproachBiases SET Bias =    4 WHERE LeaderType = 'LEADER_EXPANSIONIST'         AND MajorCivApproachType = 'MAJOR_CIV_APPROACH_WAR';" calcext:value-type="string">
            <text:p>UPDATE Leader_MajorCivApproachBiases SET Bias = <text:s text:c="3"/>4 WHERE LeaderType = 'LEADER_EXPANSIONIST' <text:s text:c="8"/>AND MajorCivApproachType = 'MAJOR_CIV_APPROACH_WAR';</text:p>
          </table:table-cell>
          <table:table-cell table:style-name="ce231" table:formula="of:=&quot;UPDATE Leader_MajorCivApproachBiases SET Bias = &quot;&amp;REPT(&quot; &quot;;4-LEN([.AL17]))&amp;[.AL17]&amp;&quot; WHERE LeaderType = 'LEADER_&quot;&amp;UPPER([.AL$2])&amp;&quot;'&quot;&amp;REPT(&quot; &quot;;20-LEN([.AL$2]))&amp;&quot; AND MajorCivApproachType = 'MAJOR_CIV_APPROACH_&quot;&amp;UPPER([.$A17])&amp;&quot;';&quot;" office:value-type="string" office:string-value="UPDATE Leader_MajorCivApproachBiases SET Bias =    4 WHERE LeaderType = 'LEADER_BOUDICCA'             AND MajorCivApproachType = 'MAJOR_CIV_APPROACH_WAR';" calcext:value-type="string">
            <text:p>UPDATE Leader_MajorCivApproachBiases SET Bias = <text:s text:c="3"/>4 WHERE LeaderType = 'LEADER_BOUDICCA' <text:s text:c="12"/>AND MajorCivApproachType = 'MAJOR_CIV_APPROACH_WAR';</text:p>
          </table:table-cell>
          <table:table-cell table:style-name="ce231" table:formula="of:=&quot;UPDATE Leader_MajorCivApproachBiases SET Bias = &quot;&amp;REPT(&quot; &quot;;4-LEN([.AM17]))&amp;[.AM17]&amp;&quot; WHERE LeaderType = 'LEADER_&quot;&amp;UPPER([.AM$2])&amp;&quot;'&quot;&amp;REPT(&quot; &quot;;20-LEN([.AM$2]))&amp;&quot; AND MajorCivApproachType = 'MAJOR_CIV_APPROACH_&quot;&amp;UPPER([.$A17])&amp;&quot;';&quot;" office:value-type="string" office:string-value="UPDATE Leader_MajorCivApproachBiases SET Bias =    4 WHERE LeaderType = 'LEADER_DARIUS'               AND MajorCivApproachType = 'MAJOR_CIV_APPROACH_WAR';" calcext:value-type="string">
            <text:p>UPDATE Leader_MajorCivApproachBiases SET Bias = <text:s text:c="3"/>4 WHERE LeaderType = 'LEADER_DARIUS' <text:s text:c="14"/>AND MajorCivApproachType = 'MAJOR_CIV_APPROACH_WAR';</text:p>
          </table:table-cell>
          <table:table-cell table:style-name="ce231" table:formula="of:=&quot;UPDATE Leader_MajorCivApproachBiases SET Bias = &quot;&amp;REPT(&quot; &quot;;4-LEN([.AN17]))&amp;[.AN17]&amp;&quot; WHERE LeaderType = 'LEADER_&quot;&amp;UPPER([.AN$2])&amp;&quot;'&quot;&amp;REPT(&quot; &quot;;20-LEN([.AN$2]))&amp;&quot; AND MajorCivApproachType = 'MAJOR_CIV_APPROACH_&quot;&amp;UPPER([.$A17])&amp;&quot;';&quot;" office:value-type="string" office:string-value="UPDATE Leader_MajorCivApproachBiases SET Bias =    4 WHERE LeaderType = 'LEADER_DIDO'                 AND MajorCivApproachType = 'MAJOR_CIV_APPROACH_WAR';" calcext:value-type="string">
            <text:p>UPDATE Leader_MajorCivApproachBiases SET Bias = <text:s text:c="3"/>4 WHERE LeaderType = 'LEADER_DIDO' <text:s text:c="16"/>AND MajorCivApproachType = 'MAJOR_CIV_APPROACH_WAR';</text:p>
          </table:table-cell>
          <table:table-cell table:style-name="ce231" table:formula="of:=&quot;UPDATE Leader_MajorCivApproachBiases SET Bias = &quot;&amp;REPT(&quot; &quot;;4-LEN([.AO17]))&amp;[.AO17]&amp;&quot; WHERE LeaderType = 'LEADER_&quot;&amp;UPPER([.AO$2])&amp;&quot;'&quot;&amp;REPT(&quot; &quot;;20-LEN([.AO$2]))&amp;&quot; AND MajorCivApproachType = 'MAJOR_CIV_APPROACH_&quot;&amp;UPPER([.$A17])&amp;&quot;';&quot;" office:value-type="string" office:string-value="UPDATE Leader_MajorCivApproachBiases SET Bias =  -99 WHERE LeaderType = 'LEADER_HARUN_AL_RASHID'      AND MajorCivApproachType = 'MAJOR_CIV_APPROACH_WAR';" calcext:value-type="string">
            <text:p>UPDATE Leader_MajorCivApproachBiases SET Bias = <text:s/>-99 WHERE LeaderType = 'LEADER_HARUN_AL_RASHID' <text:s text:c="5"/>AND MajorCivApproachType = 'MAJOR_CIV_APPROACH_WAR';</text:p>
          </table:table-cell>
          <table:table-cell table:style-name="ce231" table:formula="of:=&quot;UPDATE Leader_MajorCivApproachBiases SET Bias = &quot;&amp;REPT(&quot; &quot;;4-LEN([.AP17]))&amp;[.AP17]&amp;&quot; WHERE LeaderType = 'LEADER_&quot;&amp;UPPER([.AP$2])&amp;&quot;'&quot;&amp;REPT(&quot; &quot;;20-LEN([.AP$2]))&amp;&quot; AND MajorCivApproachType = 'MAJOR_CIV_APPROACH_&quot;&amp;UPPER([.$A17])&amp;&quot;';&quot;" office:value-type="string" office:string-value="UPDATE Leader_MajorCivApproachBiases SET Bias =    4 WHERE LeaderType = 'LEADER_NEBUCHADNEZZAR'       AND MajorCivApproachType = 'MAJOR_CIV_APPROACH_WAR';" calcext:value-type="string">
            <text:p>UPDATE Leader_MajorCivApproachBiases SET Bias = <text:s text:c="3"/>4 WHERE LeaderType = 'LEADER_NEBUCHADNEZZAR' <text:s text:c="6"/>AND MajorCivApproachType = 'MAJOR_CIV_APPROACH_WAR';</text:p>
          </table:table-cell>
          <table:table-cell table:style-name="ce231" table:formula="of:=&quot;UPDATE Leader_MajorCivApproachBiases SET Bias = &quot;&amp;REPT(&quot; &quot;;4-LEN([.AQ17]))&amp;[.AQ17]&amp;&quot; WHERE LeaderType = 'LEADER_&quot;&amp;UPPER([.AQ$2])&amp;&quot;'&quot;&amp;REPT(&quot; &quot;;20-LEN([.AQ$2]))&amp;&quot; AND MajorCivApproachType = 'MAJOR_CIV_APPROACH_&quot;&amp;UPPER([.$A17])&amp;&quot;';&quot;" office:value-type="string" office:string-value="UPDATE Leader_MajorCivApproachBiases SET Bias =    4 WHERE LeaderType = 'LEADER_PACAL'                AND MajorCivApproachType = 'MAJOR_CIV_APPROACH_WAR';" calcext:value-type="string">
            <text:p>UPDATE Leader_MajorCivApproachBiases SET Bias = <text:s text:c="3"/>4 WHERE LeaderType = 'LEADER_PACAL' <text:s text:c="15"/>AND MajorCivApproachType = 'MAJOR_CIV_APPROACH_WAR';</text:p>
          </table:table-cell>
          <table:table-cell table:style-name="ce231" table:formula="of:=&quot;UPDATE Leader_MajorCivApproachBiases SET Bias = &quot;&amp;REPT(&quot; &quot;;4-LEN([.AR17]))&amp;[.AR17]&amp;&quot; WHERE LeaderType = 'LEADER_&quot;&amp;UPPER([.AR$2])&amp;&quot;'&quot;&amp;REPT(&quot; &quot;;20-LEN([.AR$2]))&amp;&quot; AND MajorCivApproachType = 'MAJOR_CIV_APPROACH_&quot;&amp;UPPER([.$A17])&amp;&quot;';&quot;" office:value-type="string" office:string-value="UPDATE Leader_MajorCivApproachBiases SET Bias =    4 WHERE LeaderType = 'LEADER_SULEIMAN'             AND MajorCivApproachType = 'MAJOR_CIV_APPROACH_WAR';" calcext:value-type="string">
            <text:p>UPDATE Leader_MajorCivApproachBiases SET Bias = <text:s text:c="3"/>4 WHERE LeaderType = 'LEADER_SULEIMAN' <text:s text:c="12"/>AND MajorCivApproachType = 'MAJOR_CIV_APPROACH_WAR';</text:p>
          </table:table-cell>
          <table:table-cell table:style-name="ce231" table:formula="of:=&quot;UPDATE Leader_MajorCivApproachBiases SET Bias = &quot;&amp;REPT(&quot; &quot;;4-LEN([.AS17]))&amp;[.AS17]&amp;&quot; WHERE LeaderType = 'LEADER_&quot;&amp;UPPER([.AS$2])&amp;&quot;'&quot;&amp;REPT(&quot; &quot;;20-LEN([.AS$2]))&amp;&quot; AND MajorCivApproachType = 'MAJOR_CIV_APPROACH_&quot;&amp;UPPER([.$A17])&amp;&quot;';&quot;" office:value-type="string" office:string-value="UPDATE Leader_MajorCivApproachBiases SET Bias =    4 WHERE LeaderType = 'LEADER_WASHINGTON'           AND MajorCivApproachType = 'MAJOR_CIV_APPROACH_WAR';" calcext:value-type="string">
            <text:p>UPDATE Leader_MajorCivApproachBiases SET Bias = <text:s text:c="3"/>4 WHERE LeaderType = 'LEADER_WASHINGTON' <text:s text:c="10"/>AND MajorCivApproachType = 'MAJOR_CIV_APPROACH_WAR';</text:p>
          </table:table-cell>
          <table:table-cell table:style-name="ce231" table:formula="of:=&quot;UPDATE Leader_MajorCivApproachBiases SET Bias = &quot;&amp;REPT(&quot; &quot;;4-LEN([.AT17]))&amp;[.AT17]&amp;&quot; WHERE LeaderType = 'LEADER_&quot;&amp;UPPER([.AT$2])&amp;&quot;'&quot;&amp;REPT(&quot; &quot;;20-LEN([.AT$2]))&amp;&quot; AND MajorCivApproachType = 'MAJOR_CIV_APPROACH_&quot;&amp;UPPER([.$A17])&amp;&quot;';&quot;" office:value-type="string" office:string-value="UPDATE Leader_MajorCivApproachBiases SET Bias =    4 WHERE LeaderType = 'LEADER_MARIA'                AND MajorCivApproachType = 'MAJOR_CIV_APPROACH_WAR';" calcext:value-type="string">
            <text:p>UPDATE Leader_MajorCivApproachBiases SET Bias = <text:s text:c="3"/>4 WHERE LeaderType = 'LEADER_MARIA' <text:s text:c="15"/>AND MajorCivApproachType = 'MAJOR_CIV_APPROACH_WAR';</text:p>
          </table:table-cell>
          <table:table-cell table:style-name="ce231" table:formula="of:=&quot;UPDATE Leader_MajorCivApproachBiases SET Bias = &quot;&amp;REPT(&quot; &quot;;4-LEN([.AU17]))&amp;[.AU17]&amp;&quot; WHERE LeaderType = 'LEADER_&quot;&amp;UPPER([.AU$2])&amp;&quot;'&quot;&amp;REPT(&quot; &quot;;20-LEN([.AU$2]))&amp;&quot; AND MajorCivApproachType = 'MAJOR_CIV_APPROACH_&quot;&amp;UPPER([.$A17])&amp;&quot;';&quot;" office:value-type="string" office:string-value="UPDATE Leader_MajorCivApproachBiases SET Bias =    4 WHERE LeaderType = 'LEADER_POCATELLO'            AND MajorCivApproachType = 'MAJOR_CIV_APPROACH_WAR';" calcext:value-type="string">
            <text:p>UPDATE Leader_MajorCivApproachBiases SET Bias = <text:s text:c="3"/>4 WHERE LeaderType = 'LEADER_POCATELLO' <text:s text:c="11"/>AND MajorCivApproachType = 'MAJOR_CIV_APPROACH_WAR';</text:p>
          </table:table-cell>
          <table:table-cell table:style-name="ce231" table:formula="of:=&quot;UPDATE Leader_MajorCivApproachBiases SET Bias = &quot;&amp;REPT(&quot; &quot;;4-LEN([.AV17]))&amp;[.AV17]&amp;&quot; WHERE LeaderType = 'LEADER_&quot;&amp;UPPER([.AV$2])&amp;&quot;'&quot;&amp;REPT(&quot; &quot;;20-LEN([.AV$2]))&amp;&quot; AND MajorCivApproachType = 'MAJOR_CIV_APPROACH_&quot;&amp;UPPER([.$A17])&amp;&quot;';&quot;" office:value-type="string" office:string-value="UPDATE Leader_MajorCivApproachBiases SET Bias =  -99 WHERE LeaderType = 'LEADER_WILLIAM'              AND MajorCivApproachType = 'MAJOR_CIV_APPROACH_WAR';" calcext:value-type="string">
            <text:p>UPDATE Leader_MajorCivApproachBiases SET Bias = <text:s/>-99 WHERE LeaderType = 'LEADER_WILLIAM' <text:s text:c="13"/>AND MajorCivApproachType = 'MAJOR_CIV_APPROACH_WAR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ajorCivApproachBiases SET Bias = &quot;&amp;REPT(&quot; &quot;;4-LEN([.C18]))&amp;[.C18]&amp;&quot; WHERE LeaderType = 'LEADER_&quot;&amp;UPPER([.C$2])&amp;&quot;'&quot;&amp;REPT(&quot; &quot;;20-LEN([.C$2]))&amp;&quot; AND MajorCivApproachType = 'MAJOR_CIV_APPROACH_&quot;&amp;UPPER([.$A18])&amp;&quot;';&quot;" office:value-type="string" office:string-value="UPDATE Leader_MajorCivApproachBiases SET Bias =    4 WHERE LeaderType = 'LEADER_ASHURBANIPAL'         AND MajorCivApproachType = 'MAJOR_CIV_APPROACH_HOSTILE';" calcext:value-type="string">
            <text:p>UPDATE Leader_MajorCivApproachBiases SET Bias = <text:s text:c="3"/>4 WHERE LeaderType = 'LEADER_ASHURBANIPAL' <text:s text:c="8"/>AND MajorCivApproachType = 'MAJOR_CIV_APPROACH_HOSTILE';</text:p>
          </table:table-cell>
          <table:table-cell table:style-name="ce231" table:formula="of:=&quot;UPDATE Leader_MajorCivApproachBiases SET Bias = &quot;&amp;REPT(&quot; &quot;;4-LEN([.D18]))&amp;[.D18]&amp;&quot; WHERE LeaderType = 'LEADER_&quot;&amp;UPPER([.D$2])&amp;&quot;'&quot;&amp;REPT(&quot; &quot;;20-LEN([.D$2]))&amp;&quot; AND MajorCivApproachType = 'MAJOR_CIV_APPROACH_&quot;&amp;UPPER([.$A18])&amp;&quot;';&quot;" office:value-type="string" office:string-value="UPDATE Leader_MajorCivApproachBiases SET Bias =    4 WHERE LeaderType = 'LEADER_ASKIA'                AND MajorCivApproachType = 'MAJOR_CIV_APPROACH_HOSTILE';" calcext:value-type="string">
            <text:p>UPDATE Leader_MajorCivApproachBiases SET Bias = <text:s text:c="3"/>4 WHERE LeaderType = 'LEADER_ASKIA' <text:s text:c="15"/>AND MajorCivApproachType = 'MAJOR_CIV_APPROACH_HOSTILE';</text:p>
          </table:table-cell>
          <table:table-cell table:style-name="ce231" table:formula="of:=&quot;UPDATE Leader_MajorCivApproachBiases SET Bias = &quot;&amp;REPT(&quot; &quot;;4-LEN([.E18]))&amp;[.E18]&amp;&quot; WHERE LeaderType = 'LEADER_&quot;&amp;UPPER([.E$2])&amp;&quot;'&quot;&amp;REPT(&quot; &quot;;20-LEN([.E$2]))&amp;&quot; AND MajorCivApproachType = 'MAJOR_CIV_APPROACH_&quot;&amp;UPPER([.$A18])&amp;&quot;';&quot;" office:value-type="string" office:string-value="UPDATE Leader_MajorCivApproachBiases SET Bias =    4 WHERE LeaderType = 'LEADER_ATTILA'               AND MajorCivApproachType = 'MAJOR_CIV_APPROACH_HOSTILE';" calcext:value-type="string">
            <text:p>UPDATE Leader_MajorCivApproachBiases SET Bias = <text:s text:c="3"/>4 WHERE LeaderType = 'LEADER_ATTILA' <text:s text:c="14"/>AND MajorCivApproachType = 'MAJOR_CIV_APPROACH_HOSTILE';</text:p>
          </table:table-cell>
          <table:table-cell table:style-name="ce231" table:formula="of:=&quot;UPDATE Leader_MajorCivApproachBiases SET Bias = &quot;&amp;REPT(&quot; &quot;;4-LEN([.F18]))&amp;[.F18]&amp;&quot; WHERE LeaderType = 'LEADER_&quot;&amp;UPPER([.F$2])&amp;&quot;'&quot;&amp;REPT(&quot; &quot;;20-LEN([.F$2]))&amp;&quot; AND MajorCivApproachType = 'MAJOR_CIV_APPROACH_&quot;&amp;UPPER([.$A18])&amp;&quot;';&quot;" office:value-type="string" office:string-value="UPDATE Leader_MajorCivApproachBiases SET Bias =    4 WHERE LeaderType = 'LEADER_AUGUSTUS'             AND MajorCivApproachType = 'MAJOR_CIV_APPROACH_HOSTILE';" calcext:value-type="string">
            <text:p>UPDATE Leader_MajorCivApproachBiases SET Bias = <text:s text:c="3"/>4 WHERE LeaderType = 'LEADER_AUGUSTUS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G18]))&amp;[.G18]&amp;&quot; WHERE LeaderType = 'LEADER_&quot;&amp;UPPER([.G$2])&amp;&quot;'&quot;&amp;REPT(&quot; &quot;;20-LEN([.G$2]))&amp;&quot; AND MajorCivApproachType = 'MAJOR_CIV_APPROACH_&quot;&amp;UPPER([.$A18])&amp;&quot;';&quot;" office:value-type="string" office:string-value="UPDATE Leader_MajorCivApproachBiases SET Bias =    4 WHERE LeaderType = 'LEADER_GENGHIS_KHAN'         AND MajorCivApproachType = 'MAJOR_CIV_APPROACH_HOSTILE';" calcext:value-type="string">
            <text:p>UPDATE Leader_MajorCivApproachBiases SET Bias = <text:s text:c="3"/>4 WHERE LeaderType = 'LEADER_GENGHIS_KHAN' <text:s text:c="8"/>AND MajorCivApproachType = 'MAJOR_CIV_APPROACH_HOSTILE';</text:p>
          </table:table-cell>
          <table:table-cell table:style-name="ce231" table:formula="of:=&quot;UPDATE Leader_MajorCivApproachBiases SET Bias = &quot;&amp;REPT(&quot; &quot;;4-LEN([.H18]))&amp;[.H18]&amp;&quot; WHERE LeaderType = 'LEADER_&quot;&amp;UPPER([.H$2])&amp;&quot;'&quot;&amp;REPT(&quot; &quot;;20-LEN([.H$2]))&amp;&quot; AND MajorCivApproachType = 'MAJOR_CIV_APPROACH_&quot;&amp;UPPER([.$A18])&amp;&quot;';&quot;" office:value-type="string" office:string-value="UPDATE Leader_MajorCivApproachBiases SET Bias =    4 WHERE LeaderType = 'LEADER_HARALD'               AND MajorCivApproachType = 'MAJOR_CIV_APPROACH_HOSTILE';" calcext:value-type="string">
            <text:p>UPDATE Leader_MajorCivApproachBiases SET Bias = <text:s text:c="3"/>4 WHERE LeaderType = 'LEADER_HARALD' <text:s text:c="14"/>AND MajorCivApproachType = 'MAJOR_CIV_APPROACH_HOSTILE';</text:p>
          </table:table-cell>
          <table:table-cell table:style-name="ce231" table:formula="of:=&quot;UPDATE Leader_MajorCivApproachBiases SET Bias = &quot;&amp;REPT(&quot; &quot;;4-LEN([.I18]))&amp;[.I18]&amp;&quot; WHERE LeaderType = 'LEADER_&quot;&amp;UPPER([.I$2])&amp;&quot;'&quot;&amp;REPT(&quot; &quot;;20-LEN([.I$2]))&amp;&quot; AND MajorCivApproachType = 'MAJOR_CIV_APPROACH_&quot;&amp;UPPER([.$A18])&amp;&quot;';&quot;" office:value-type="string" office:string-value="UPDATE Leader_MajorCivApproachBiases SET Bias =    4 WHERE LeaderType = 'LEADER_ISABELLA'             AND MajorCivApproachType = 'MAJOR_CIV_APPROACH_HOSTILE';" calcext:value-type="string">
            <text:p>UPDATE Leader_MajorCivApproachBiases SET Bias = <text:s text:c="3"/>4 WHERE LeaderType = 'LEADER_ISABELLA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J18]))&amp;[.J18]&amp;&quot; WHERE LeaderType = 'LEADER_&quot;&amp;UPPER([.J$2])&amp;&quot;'&quot;&amp;REPT(&quot; &quot;;20-LEN([.J$2]))&amp;&quot; AND MajorCivApproachType = 'MAJOR_CIV_APPROACH_&quot;&amp;UPPER([.$A18])&amp;&quot;';&quot;" office:value-type="string" office:string-value="UPDATE Leader_MajorCivApproachBiases SET Bias =    4 WHERE LeaderType = 'LEADER_NAPOLEON'             AND MajorCivApproachType = 'MAJOR_CIV_APPROACH_HOSTILE';" calcext:value-type="string">
            <text:p>UPDATE Leader_MajorCivApproachBiases SET Bias = <text:s text:c="3"/>4 WHERE LeaderType = 'LEADER_NAPOLEON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K18]))&amp;[.K18]&amp;&quot; WHERE LeaderType = 'LEADER_&quot;&amp;UPPER([.K$2])&amp;&quot;'&quot;&amp;REPT(&quot; &quot;;20-LEN([.K$2]))&amp;&quot; AND MajorCivApproachType = 'MAJOR_CIV_APPROACH_&quot;&amp;UPPER([.$A18])&amp;&quot;';&quot;" office:value-type="string" office:string-value="UPDATE Leader_MajorCivApproachBiases SET Bias =    4 WHERE LeaderType = 'LEADER_ODA_NOBUNAGA'         AND MajorCivApproachType = 'MAJOR_CIV_APPROACH_HOSTILE';" calcext:value-type="string">
            <text:p>UPDATE Leader_MajorCivApproachBiases SET Bias = <text:s text:c="3"/>4 WHERE LeaderType = 'LEADER_ODA_NOBUNAGA' <text:s text:c="8"/>AND MajorCivApproachType = 'MAJOR_CIV_APPROACH_HOSTILE';</text:p>
          </table:table-cell>
          <table:table-cell table:style-name="ce231" table:formula="of:=&quot;UPDATE Leader_MajorCivApproachBiases SET Bias = &quot;&amp;REPT(&quot; &quot;;4-LEN([.L18]))&amp;[.L18]&amp;&quot; WHERE LeaderType = 'LEADER_&quot;&amp;UPPER([.L$2])&amp;&quot;'&quot;&amp;REPT(&quot; &quot;;20-LEN([.L$2]))&amp;&quot; AND MajorCivApproachType = 'MAJOR_CIV_APPROACH_&quot;&amp;UPPER([.$A18])&amp;&quot;';&quot;" office:value-type="string" office:string-value="UPDATE Leader_MajorCivApproachBiases SET Bias =    4 WHERE LeaderType = 'LEADER_ENRICO_DANDOLO'       AND MajorCivApproachType = 'MAJOR_CIV_APPROACH_HOSTILE';" calcext:value-type="string">
            <text:p>UPDATE Leader_MajorCivApproachBiases SET Bias = <text:s text:c="3"/>4 WHERE LeaderType = 'LEADER_ENRICO_DANDOLO' <text:s text:c="6"/>AND MajorCivApproachType = 'MAJOR_CIV_APPROACH_HOSTILE';</text:p>
          </table:table-cell>
          <table:table-cell table:style-name="ce231" table:formula="of:=&quot;UPDATE Leader_MajorCivApproachBiases SET Bias = &quot;&amp;REPT(&quot; &quot;;4-LEN([.M18]))&amp;[.M18]&amp;&quot; WHERE LeaderType = 'LEADER_&quot;&amp;UPPER([.M$2])&amp;&quot;'&quot;&amp;REPT(&quot; &quot;;20-LEN([.M$2]))&amp;&quot; AND MajorCivApproachType = 'MAJOR_CIV_APPROACH_&quot;&amp;UPPER([.$A18])&amp;&quot;';&quot;" office:value-type="string" office:string-value="UPDATE Leader_MajorCivApproachBiases SET Bias =    4 WHERE LeaderType = 'LEADER_SHAKA'                AND MajorCivApproachType = 'MAJOR_CIV_APPROACH_HOSTILE';" calcext:value-type="string">
            <text:p>UPDATE Leader_MajorCivApproachBiases SET Bias = <text:s text:c="3"/>4 WHERE LeaderType = 'LEADER_SHAKA' <text:s text:c="15"/>AND MajorCivApproachType = 'MAJOR_CIV_APPROACH_HOSTILE';</text:p>
          </table:table-cell>
          <table:table-cell table:style-name="ce231" table:formula="of:=&quot;UPDATE Leader_MajorCivApproachBiases SET Bias = &quot;&amp;REPT(&quot; &quot;;4-LEN([.N18]))&amp;[.N18]&amp;&quot; WHERE LeaderType = 'LEADER_&quot;&amp;UPPER([.N$2])&amp;&quot;'&quot;&amp;REPT(&quot; &quot;;20-LEN([.N$2]))&amp;&quot; AND MajorCivApproachType = 'MAJOR_CIV_APPROACH_&quot;&amp;UPPER([.$A18])&amp;&quot;';&quot;" office:value-type="string" office:string-value="UPDATE Leader_MajorCivApproachBiases SET Bias =    4 WHERE LeaderType = 'LEADER_COALITION'            AND MajorCivApproachType = 'MAJOR_CIV_APPROACH_HOSTILE';" calcext:value-type="string">
            <text:p>UPDATE Leader_MajorCivApproachBiases SET Bias = <text:s text:c="3"/>4 WHERE LeaderType = 'LEADER_COALITION' <text:s text:c="11"/>AND MajorCivApproachType = 'MAJOR_CIV_APPROACH_HOSTILE';</text:p>
          </table:table-cell>
          <table:table-cell table:style-name="ce231" table:formula="of:=&quot;UPDATE Leader_MajorCivApproachBiases SET Bias = &quot;&amp;REPT(&quot; &quot;;4-LEN([.O18]))&amp;[.O18]&amp;&quot; WHERE LeaderType = 'LEADER_&quot;&amp;UPPER([.O$2])&amp;&quot;'&quot;&amp;REPT(&quot; &quot;;20-LEN([.O$2]))&amp;&quot; AND MajorCivApproachType = 'MAJOR_CIV_APPROACH_&quot;&amp;UPPER([.$A18])&amp;&quot;';&quot;" office:value-type="string" office:string-value="UPDATE Leader_MajorCivApproachBiases SET Bias =    4 WHERE LeaderType = 'LEADER_ALEXANDER'            AND MajorCivApproachType = 'MAJOR_CIV_APPROACH_HOSTILE';" calcext:value-type="string">
            <text:p>UPDATE Leader_MajorCivApproachBiases SET Bias = <text:s text:c="3"/>4 WHERE LeaderType = 'LEADER_ALEXANDER' <text:s text:c="11"/>AND MajorCivApproachType = 'MAJOR_CIV_APPROACH_HOSTILE';</text:p>
          </table:table-cell>
          <table:table-cell table:style-name="ce231" table:formula="of:=&quot;UPDATE Leader_MajorCivApproachBiases SET Bias = &quot;&amp;REPT(&quot; &quot;;4-LEN([.P18]))&amp;[.P18]&amp;&quot; WHERE LeaderType = 'LEADER_&quot;&amp;UPPER([.P$2])&amp;&quot;'&quot;&amp;REPT(&quot; &quot;;20-LEN([.P$2]))&amp;&quot; AND MajorCivApproachType = 'MAJOR_CIV_APPROACH_&quot;&amp;UPPER([.$A18])&amp;&quot;';&quot;" office:value-type="string" office:string-value="UPDATE Leader_MajorCivApproachBiases SET Bias =    4 WHERE LeaderType = 'LEADER_BISMARCK'             AND MajorCivApproachType = 'MAJOR_CIV_APPROACH_HOSTILE';" calcext:value-type="string">
            <text:p>UPDATE Leader_MajorCivApproachBiases SET Bias = <text:s text:c="3"/>4 WHERE LeaderType = 'LEADER_BISMARCK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Q18]))&amp;[.Q18]&amp;&quot; WHERE LeaderType = 'LEADER_&quot;&amp;UPPER([.Q$2])&amp;&quot;'&quot;&amp;REPT(&quot; &quot;;20-LEN([.Q$2]))&amp;&quot; AND MajorCivApproachType = 'MAJOR_CIV_APPROACH_&quot;&amp;UPPER([.$A18])&amp;&quot;';&quot;" office:value-type="string" office:string-value="UPDATE Leader_MajorCivApproachBiases SET Bias =    4 WHERE LeaderType = 'LEADER_CATHERINE'            AND MajorCivApproachType = 'MAJOR_CIV_APPROACH_HOSTILE';" calcext:value-type="string">
            <text:p>UPDATE Leader_MajorCivApproachBiases SET Bias = <text:s text:c="3"/>4 WHERE LeaderType = 'LEADER_CATHERINE' <text:s text:c="11"/>AND MajorCivApproachType = 'MAJOR_CIV_APPROACH_HOSTILE';</text:p>
          </table:table-cell>
          <table:table-cell table:style-name="ce231" table:formula="of:=&quot;UPDATE Leader_MajorCivApproachBiases SET Bias = &quot;&amp;REPT(&quot; &quot;;4-LEN([.R18]))&amp;[.R18]&amp;&quot; WHERE LeaderType = 'LEADER_&quot;&amp;UPPER([.R$2])&amp;&quot;'&quot;&amp;REPT(&quot; &quot;;20-LEN([.R$2]))&amp;&quot; AND MajorCivApproachType = 'MAJOR_CIV_APPROACH_&quot;&amp;UPPER([.$A18])&amp;&quot;';&quot;" office:value-type="string" office:string-value="UPDATE Leader_MajorCivApproachBiases SET Bias =    4 WHERE LeaderType = 'LEADER_ELIZABETH'            AND MajorCivApproachType = 'MAJOR_CIV_APPROACH_HOSTILE';" calcext:value-type="string">
            <text:p>UPDATE Leader_MajorCivApproachBiases SET Bias = <text:s text:c="3"/>4 WHERE LeaderType = 'LEADER_ELIZABETH' <text:s text:c="11"/>AND MajorCivApproachType = 'MAJOR_CIV_APPROACH_HOSTILE';</text:p>
          </table:table-cell>
          <table:table-cell table:style-name="ce231" table:formula="of:=&quot;UPDATE Leader_MajorCivApproachBiases SET Bias = &quot;&amp;REPT(&quot; &quot;;4-LEN([.S18]))&amp;[.S18]&amp;&quot; WHERE LeaderType = 'LEADER_&quot;&amp;UPPER([.S$2])&amp;&quot;'&quot;&amp;REPT(&quot; &quot;;20-LEN([.S$2]))&amp;&quot; AND MajorCivApproachType = 'MAJOR_CIV_APPROACH_&quot;&amp;UPPER([.$A18])&amp;&quot;';&quot;" office:value-type="string" office:string-value="UPDATE Leader_MajorCivApproachBiases SET Bias =    4 WHERE LeaderType = 'LEADER_GUSTAVUS_ADOLPHUS'    AND MajorCivApproachType = 'MAJOR_CIV_APPROACH_HOSTILE';" calcext:value-type="string">
            <text:p>UPDATE Leader_MajorCivApproachBiases SET Bias = <text:s text:c="3"/>4 WHERE LeaderType = 'LEADER_GUSTAVUS_ADOLPHUS' <text:s text:c="3"/>AND MajorCivApproachType = 'MAJOR_CIV_APPROACH_HOSTILE';</text:p>
          </table:table-cell>
          <table:table-cell table:style-name="ce231" table:formula="of:=&quot;UPDATE Leader_MajorCivApproachBiases SET Bias = &quot;&amp;REPT(&quot; &quot;;4-LEN([.T18]))&amp;[.T18]&amp;&quot; WHERE LeaderType = 'LEADER_&quot;&amp;UPPER([.T$2])&amp;&quot;'&quot;&amp;REPT(&quot; &quot;;20-LEN([.T$2]))&amp;&quot; AND MajorCivApproachType = 'MAJOR_CIV_APPROACH_&quot;&amp;UPPER([.$A18])&amp;&quot;';&quot;" office:value-type="string" office:string-value="UPDATE Leader_MajorCivApproachBiases SET Bias =    4 WHERE LeaderType = 'LEADER_HIAWATHA'             AND MajorCivApproachType = 'MAJOR_CIV_APPROACH_HOSTILE';" calcext:value-type="string">
            <text:p>UPDATE Leader_MajorCivApproachBiases SET Bias = <text:s text:c="3"/>4 WHERE LeaderType = 'LEADER_HIAWATHA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U18]))&amp;[.U18]&amp;&quot; WHERE LeaderType = 'LEADER_&quot;&amp;UPPER([.U$2])&amp;&quot;'&quot;&amp;REPT(&quot; &quot;;20-LEN([.U$2]))&amp;&quot; AND MajorCivApproachType = 'MAJOR_CIV_APPROACH_&quot;&amp;UPPER([.$A18])&amp;&quot;';&quot;" office:value-type="string" office:string-value="UPDATE Leader_MajorCivApproachBiases SET Bias =    4 WHERE LeaderType = 'LEADER_MONTEZUMA'            AND MajorCivApproachType = 'MAJOR_CIV_APPROACH_HOSTILE';" calcext:value-type="string">
            <text:p>UPDATE Leader_MajorCivApproachBiases SET Bias = <text:s text:c="3"/>4 WHERE LeaderType = 'LEADER_MONTEZUMA' <text:s text:c="11"/>AND MajorCivApproachType = 'MAJOR_CIV_APPROACH_HOSTILE';</text:p>
          </table:table-cell>
          <table:table-cell table:style-name="ce231" table:formula="of:=&quot;UPDATE Leader_MajorCivApproachBiases SET Bias = &quot;&amp;REPT(&quot; &quot;;4-LEN([.V18]))&amp;[.V18]&amp;&quot; WHERE LeaderType = 'LEADER_&quot;&amp;UPPER([.V$2])&amp;&quot;'&quot;&amp;REPT(&quot; &quot;;20-LEN([.V$2]))&amp;&quot; AND MajorCivApproachType = 'MAJOR_CIV_APPROACH_&quot;&amp;UPPER([.$A18])&amp;&quot;';&quot;" office:value-type="string" office:string-value="UPDATE Leader_MajorCivApproachBiases SET Bias =    4 WHERE LeaderType = 'LEADER_THEODORA'             AND MajorCivApproachType = 'MAJOR_CIV_APPROACH_HOSTILE';" calcext:value-type="string">
            <text:p>UPDATE Leader_MajorCivApproachBiases SET Bias = <text:s text:c="3"/>4 WHERE LeaderType = 'LEADER_THEODORA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W18]))&amp;[.W18]&amp;&quot; WHERE LeaderType = 'LEADER_&quot;&amp;UPPER([.W$2])&amp;&quot;'&quot;&amp;REPT(&quot; &quot;;20-LEN([.W$2]))&amp;&quot; AND MajorCivApproachType = 'MAJOR_CIV_APPROACH_&quot;&amp;UPPER([.$A18])&amp;&quot;';&quot;" office:value-type="string" office:string-value="UPDATE Leader_MajorCivApproachBiases SET Bias =    4 WHERE LeaderType = 'LEADER_GAJAH_MADA'           AND MajorCivApproachType = 'MAJOR_CIV_APPROACH_HOSTILE';" calcext:value-type="string">
            <text:p>UPDATE Leader_MajorCivApproachBiases SET Bias = <text:s text:c="3"/>4 WHERE LeaderType = 'LEADER_GAJAH_MADA' <text:s text:c="10"/>AND MajorCivApproachType = 'MAJOR_CIV_APPROACH_HOSTILE';</text:p>
          </table:table-cell>
          <table:table-cell table:style-name="ce231" table:formula="of:=&quot;UPDATE Leader_MajorCivApproachBiases SET Bias = &quot;&amp;REPT(&quot; &quot;;4-LEN([.X18]))&amp;[.X18]&amp;&quot; WHERE LeaderType = 'LEADER_&quot;&amp;UPPER([.X$2])&amp;&quot;'&quot;&amp;REPT(&quot; &quot;;20-LEN([.X$2]))&amp;&quot; AND MajorCivApproachType = 'MAJOR_CIV_APPROACH_&quot;&amp;UPPER([.$A18])&amp;&quot;';&quot;" office:value-type="string" office:string-value="UPDATE Leader_MajorCivApproachBiases SET Bias =    4 WHERE LeaderType = 'LEADER_CASIMIR'              AND MajorCivApproachType = 'MAJOR_CIV_APPROACH_HOSTILE';" calcext:value-type="string">
            <text:p>UPDATE Leader_MajorCivApproachBiases SET Bias = <text:s text:c="3"/>4 WHERE LeaderType = 'LEADER_CASIMIR' <text:s text:c="13"/>AND MajorCivApproachType = 'MAJOR_CIV_APPROACH_HOSTILE';</text:p>
          </table:table-cell>
          <table:table-cell table:style-name="ce231" table:formula="of:=&quot;UPDATE Leader_MajorCivApproachBiases SET Bias = &quot;&amp;REPT(&quot; &quot;;4-LEN([.Y18]))&amp;[.Y18]&amp;&quot; WHERE LeaderType = 'LEADER_&quot;&amp;UPPER([.Y$2])&amp;&quot;'&quot;&amp;REPT(&quot; &quot;;20-LEN([.Y$2]))&amp;&quot; AND MajorCivApproachType = 'MAJOR_CIV_APPROACH_&quot;&amp;UPPER([.$A18])&amp;&quot;';&quot;" office:value-type="string" office:string-value="UPDATE Leader_MajorCivApproachBiases SET Bias =    4 WHERE LeaderType = 'LEADER_WU_ZETIAN'            AND MajorCivApproachType = 'MAJOR_CIV_APPROACH_HOSTILE';" calcext:value-type="string">
            <text:p>UPDATE Leader_MajorCivApproachBiases SET Bias = <text:s text:c="3"/>4 WHERE LeaderType = 'LEADER_WU_ZETIAN' <text:s text:c="11"/>AND MajorCivApproachType = 'MAJOR_CIV_APPROACH_HOSTILE';</text:p>
          </table:table-cell>
          <table:table-cell table:style-name="ce231" table:formula="of:=&quot;UPDATE Leader_MajorCivApproachBiases SET Bias = &quot;&amp;REPT(&quot; &quot;;4-LEN([.Z18]))&amp;[.Z18]&amp;&quot; WHERE LeaderType = 'LEADER_&quot;&amp;UPPER([.Z$2])&amp;&quot;'&quot;&amp;REPT(&quot; &quot;;20-LEN([.Z$2]))&amp;&quot; AND MajorCivApproachType = 'MAJOR_CIV_APPROACH_&quot;&amp;UPPER([.$A18])&amp;&quot;';&quot;" office:value-type="string" office:string-value="UPDATE Leader_MajorCivApproachBiases SET Bias =    0 WHERE LeaderType = 'LEADER_DIPLOMAT'             AND MajorCivApproachType = 'MAJOR_CIV_APPROACH_HOSTILE';" calcext:value-type="string">
            <text:p>UPDATE Leader_MajorCivApproachBiases SET Bias = <text:s text:c="3"/>0 WHERE LeaderType = 'LEADER_DIPLOMAT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AA18]))&amp;[.AA18]&amp;&quot; WHERE LeaderType = 'LEADER_&quot;&amp;UPPER([.AA$2])&amp;&quot;'&quot;&amp;REPT(&quot; &quot;;20-LEN([.AA$2]))&amp;&quot; AND MajorCivApproachType = 'MAJOR_CIV_APPROACH_&quot;&amp;UPPER([.$A18])&amp;&quot;';&quot;" office:value-type="string" office:string-value="UPDATE Leader_MajorCivApproachBiases SET Bias =    0 WHERE LeaderType = 'LEADER_GANDHI'               AND MajorCivApproachType = 'MAJOR_CIV_APPROACH_HOSTILE';" calcext:value-type="string">
            <text:p>UPDATE Leader_MajorCivApproachBiases SET Bias = <text:s text:c="3"/>0 WHERE LeaderType = 'LEADER_GANDHI' <text:s text:c="14"/>AND MajorCivApproachType = 'MAJOR_CIV_APPROACH_HOSTILE';</text:p>
          </table:table-cell>
          <table:table-cell table:style-name="ce231" table:formula="of:=&quot;UPDATE Leader_MajorCivApproachBiases SET Bias = &quot;&amp;REPT(&quot; &quot;;4-LEN([.AB18]))&amp;[.AB18]&amp;&quot; WHERE LeaderType = 'LEADER_&quot;&amp;UPPER([.AB$2])&amp;&quot;'&quot;&amp;REPT(&quot; &quot;;20-LEN([.AB$2]))&amp;&quot; AND MajorCivApproachType = 'MAJOR_CIV_APPROACH_&quot;&amp;UPPER([.$A18])&amp;&quot;';&quot;" office:value-type="string" office:string-value="UPDATE Leader_MajorCivApproachBiases SET Bias =    0 WHERE LeaderType = 'LEADER_SELASSIE'             AND MajorCivApproachType = 'MAJOR_CIV_APPROACH_HOSTILE';" calcext:value-type="string">
            <text:p>UPDATE Leader_MajorCivApproachBiases SET Bias = <text:s text:c="3"/>0 WHERE LeaderType = 'LEADER_SELASSIE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AC18]))&amp;[.AC18]&amp;&quot; WHERE LeaderType = 'LEADER_&quot;&amp;UPPER([.AC$2])&amp;&quot;'&quot;&amp;REPT(&quot; &quot;;20-LEN([.AC$2]))&amp;&quot; AND MajorCivApproachType = 'MAJOR_CIV_APPROACH_&quot;&amp;UPPER([.$A18])&amp;&quot;';&quot;" office:value-type="string" office:string-value="UPDATE Leader_MajorCivApproachBiases SET Bias =    0 WHERE LeaderType = 'LEADER_KAMEHAMEHA'           AND MajorCivApproachType = 'MAJOR_CIV_APPROACH_HOSTILE';" calcext:value-type="string">
            <text:p>UPDATE Leader_MajorCivApproachBiases SET Bias = <text:s text:c="3"/>0 WHERE LeaderType = 'LEADER_KAMEHAMEHA' <text:s text:c="10"/>AND MajorCivApproachType = 'MAJOR_CIV_APPROACH_HOSTILE';</text:p>
          </table:table-cell>
          <table:table-cell table:style-name="ce231" table:formula="of:=&quot;UPDATE Leader_MajorCivApproachBiases SET Bias = &quot;&amp;REPT(&quot; &quot;;4-LEN([.AD18]))&amp;[.AD18]&amp;&quot; WHERE LeaderType = 'LEADER_&quot;&amp;UPPER([.AD$2])&amp;&quot;'&quot;&amp;REPT(&quot; &quot;;20-LEN([.AD$2]))&amp;&quot; AND MajorCivApproachType = 'MAJOR_CIV_APPROACH_&quot;&amp;UPPER([.$A18])&amp;&quot;';&quot;" office:value-type="string" office:string-value="UPDATE Leader_MajorCivApproachBiases SET Bias =    0 WHERE LeaderType = 'LEADER_MARIA_I'              AND MajorCivApproachType = 'MAJOR_CIV_APPROACH_HOSTILE';" calcext:value-type="string">
            <text:p>UPDATE Leader_MajorCivApproachBiases SET Bias = <text:s text:c="3"/>0 WHERE LeaderType = 'LEADER_MARIA_I' <text:s text:c="13"/>AND MajorCivApproachType = 'MAJOR_CIV_APPROACH_HOSTILE';</text:p>
          </table:table-cell>
          <table:table-cell table:style-name="ce231" table:formula="of:=&quot;UPDATE Leader_MajorCivApproachBiases SET Bias = &quot;&amp;REPT(&quot; &quot;;4-LEN([.AE18]))&amp;[.AE18]&amp;&quot; WHERE LeaderType = 'LEADER_&quot;&amp;UPPER([.AE$2])&amp;&quot;'&quot;&amp;REPT(&quot; &quot;;20-LEN([.AE$2]))&amp;&quot; AND MajorCivApproachType = 'MAJOR_CIV_APPROACH_&quot;&amp;UPPER([.$A18])&amp;&quot;';&quot;" office:value-type="string" office:string-value="UPDATE Leader_MajorCivApproachBiases SET Bias =    0 WHERE LeaderType = 'LEADER_PACHACUTI'            AND MajorCivApproachType = 'MAJOR_CIV_APPROACH_HOSTILE';" calcext:value-type="string">
            <text:p>UPDATE Leader_MajorCivApproachBiases SET Bias = <text:s text:c="3"/>0 WHERE LeaderType = 'LEADER_PACHACUTI' <text:s text:c="11"/>AND MajorCivApproachType = 'MAJOR_CIV_APPROACH_HOSTILE';</text:p>
          </table:table-cell>
          <table:table-cell table:style-name="ce231" table:formula="of:=&quot;UPDATE Leader_MajorCivApproachBiases SET Bias = &quot;&amp;REPT(&quot; &quot;;4-LEN([.AF18]))&amp;[.AF18]&amp;&quot; WHERE LeaderType = 'LEADER_&quot;&amp;UPPER([.AF$2])&amp;&quot;'&quot;&amp;REPT(&quot; &quot;;20-LEN([.AF$2]))&amp;&quot; AND MajorCivApproachType = 'MAJOR_CIV_APPROACH_&quot;&amp;UPPER([.$A18])&amp;&quot;';&quot;" office:value-type="string" office:string-value="UPDATE Leader_MajorCivApproachBiases SET Bias =    0 WHERE LeaderType = 'LEADER_RAMESSES'             AND MajorCivApproachType = 'MAJOR_CIV_APPROACH_HOSTILE';" calcext:value-type="string">
            <text:p>UPDATE Leader_MajorCivApproachBiases SET Bias = <text:s text:c="3"/>0 WHERE LeaderType = 'LEADER_RAMESSES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AG18]))&amp;[.AG18]&amp;&quot; WHERE LeaderType = 'LEADER_&quot;&amp;UPPER([.AG$2])&amp;&quot;'&quot;&amp;REPT(&quot; &quot;;20-LEN([.AG$2]))&amp;&quot; AND MajorCivApproachType = 'MAJOR_CIV_APPROACH_&quot;&amp;UPPER([.$A18])&amp;&quot;';&quot;" office:value-type="string" office:string-value="UPDATE Leader_MajorCivApproachBiases SET Bias =    0 WHERE LeaderType = 'LEADER_RAMKHAMHAENG'         AND MajorCivApproachType = 'MAJOR_CIV_APPROACH_HOSTILE';" calcext:value-type="string">
            <text:p>UPDATE Leader_MajorCivApproachBiases SET Bias = <text:s text:c="3"/>0 WHERE LeaderType = 'LEADER_RAMKHAMHAENG' <text:s text:c="8"/>AND MajorCivApproachType = 'MAJOR_CIV_APPROACH_HOSTILE';</text:p>
          </table:table-cell>
          <table:table-cell table:style-name="ce231" table:formula="of:=&quot;UPDATE Leader_MajorCivApproachBiases SET Bias = &quot;&amp;REPT(&quot; &quot;;4-LEN([.AH18]))&amp;[.AH18]&amp;&quot; WHERE LeaderType = 'LEADER_&quot;&amp;UPPER([.AH$2])&amp;&quot;'&quot;&amp;REPT(&quot; &quot;;20-LEN([.AH$2]))&amp;&quot; AND MajorCivApproachType = 'MAJOR_CIV_APPROACH_&quot;&amp;UPPER([.$A18])&amp;&quot;';&quot;" office:value-type="string" office:string-value="UPDATE Leader_MajorCivApproachBiases SET Bias =    0 WHERE LeaderType = 'LEADER_PEDRO'                AND MajorCivApproachType = 'MAJOR_CIV_APPROACH_HOSTILE';" calcext:value-type="string">
            <text:p>UPDATE Leader_MajorCivApproachBiases SET Bias = <text:s text:c="3"/>0 WHERE LeaderType = 'LEADER_PEDRO' <text:s text:c="15"/>AND MajorCivApproachType = 'MAJOR_CIV_APPROACH_HOSTILE';</text:p>
          </table:table-cell>
          <table:table-cell table:style-name="ce231" table:formula="of:=&quot;UPDATE Leader_MajorCivApproachBiases SET Bias = &quot;&amp;REPT(&quot; &quot;;4-LEN([.AI18]))&amp;[.AI18]&amp;&quot; WHERE LeaderType = 'LEADER_&quot;&amp;UPPER([.AI$2])&amp;&quot;'&quot;&amp;REPT(&quot; &quot;;20-LEN([.AI$2]))&amp;&quot; AND MajorCivApproachType = 'MAJOR_CIV_APPROACH_&quot;&amp;UPPER([.$A18])&amp;&quot;';&quot;" office:value-type="string" office:string-value="UPDATE Leader_MajorCivApproachBiases SET Bias =    0 WHERE LeaderType = 'LEADER_AHMAD_ALMANSUR'       AND MajorCivApproachType = 'MAJOR_CIV_APPROACH_HOSTILE';" calcext:value-type="string">
            <text:p>UPDATE Leader_MajorCivApproachBiases SET Bias = <text:s text:c="3"/>0 WHERE LeaderType = 'LEADER_AHMAD_ALMANSUR' <text:s text:c="6"/>AND MajorCivApproachType = 'MAJOR_CIV_APPROACH_HOSTILE';</text:p>
          </table:table-cell>
          <table:table-cell table:style-name="ce231" table:formula="of:=&quot;UPDATE Leader_MajorCivApproachBiases SET Bias = &quot;&amp;REPT(&quot; &quot;;4-LEN([.AJ18]))&amp;[.AJ18]&amp;&quot; WHERE LeaderType = 'LEADER_&quot;&amp;UPPER([.AJ$2])&amp;&quot;'&quot;&amp;REPT(&quot; &quot;;20-LEN([.AJ$2]))&amp;&quot; AND MajorCivApproachType = 'MAJOR_CIV_APPROACH_&quot;&amp;UPPER([.$A18])&amp;&quot;';&quot;" office:value-type="string" office:string-value="UPDATE Leader_MajorCivApproachBiases SET Bias =    0 WHERE LeaderType = 'LEADER_SEJONG'               AND MajorCivApproachType = 'MAJOR_CIV_APPROACH_HOSTILE';" calcext:value-type="string">
            <text:p>UPDATE Leader_MajorCivApproachBiases SET Bias = <text:s text:c="3"/>0 WHERE LeaderType = 'LEADER_SEJONG' <text:s text:c="14"/>AND MajorCivApproachType = 'MAJOR_CIV_APPROACH_HOSTILE';</text:p>
          </table:table-cell>
          <table:table-cell table:style-name="ce231" table:formula="of:=&quot;UPDATE Leader_MajorCivApproachBiases SET Bias = &quot;&amp;REPT(&quot; &quot;;4-LEN([.AK18]))&amp;[.AK18]&amp;&quot; WHERE LeaderType = 'LEADER_&quot;&amp;UPPER([.AK$2])&amp;&quot;'&quot;&amp;REPT(&quot; &quot;;20-LEN([.AK$2]))&amp;&quot; AND MajorCivApproachType = 'MAJOR_CIV_APPROACH_&quot;&amp;UPPER([.$A18])&amp;&quot;';&quot;" office:value-type="string" office:string-value="UPDATE Leader_MajorCivApproachBiases SET Bias =    4 WHERE LeaderType = 'LEADER_EXPANSIONIST'         AND MajorCivApproachType = 'MAJOR_CIV_APPROACH_HOSTILE';" calcext:value-type="string">
            <text:p>UPDATE Leader_MajorCivApproachBiases SET Bias = <text:s text:c="3"/>4 WHERE LeaderType = 'LEADER_EXPANSIONIST' <text:s text:c="8"/>AND MajorCivApproachType = 'MAJOR_CIV_APPROACH_HOSTILE';</text:p>
          </table:table-cell>
          <table:table-cell table:style-name="ce231" table:formula="of:=&quot;UPDATE Leader_MajorCivApproachBiases SET Bias = &quot;&amp;REPT(&quot; &quot;;4-LEN([.AL18]))&amp;[.AL18]&amp;&quot; WHERE LeaderType = 'LEADER_&quot;&amp;UPPER([.AL$2])&amp;&quot;'&quot;&amp;REPT(&quot; &quot;;20-LEN([.AL$2]))&amp;&quot; AND MajorCivApproachType = 'MAJOR_CIV_APPROACH_&quot;&amp;UPPER([.$A18])&amp;&quot;';&quot;" office:value-type="string" office:string-value="UPDATE Leader_MajorCivApproachBiases SET Bias =    4 WHERE LeaderType = 'LEADER_BOUDICCA'             AND MajorCivApproachType = 'MAJOR_CIV_APPROACH_HOSTILE';" calcext:value-type="string">
            <text:p>UPDATE Leader_MajorCivApproachBiases SET Bias = <text:s text:c="3"/>4 WHERE LeaderType = 'LEADER_BOUDICCA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AM18]))&amp;[.AM18]&amp;&quot; WHERE LeaderType = 'LEADER_&quot;&amp;UPPER([.AM$2])&amp;&quot;'&quot;&amp;REPT(&quot; &quot;;20-LEN([.AM$2]))&amp;&quot; AND MajorCivApproachType = 'MAJOR_CIV_APPROACH_&quot;&amp;UPPER([.$A18])&amp;&quot;';&quot;" office:value-type="string" office:string-value="UPDATE Leader_MajorCivApproachBiases SET Bias =    4 WHERE LeaderType = 'LEADER_DARIUS'               AND MajorCivApproachType = 'MAJOR_CIV_APPROACH_HOSTILE';" calcext:value-type="string">
            <text:p>UPDATE Leader_MajorCivApproachBiases SET Bias = <text:s text:c="3"/>4 WHERE LeaderType = 'LEADER_DARIUS' <text:s text:c="14"/>AND MajorCivApproachType = 'MAJOR_CIV_APPROACH_HOSTILE';</text:p>
          </table:table-cell>
          <table:table-cell table:style-name="ce231" table:formula="of:=&quot;UPDATE Leader_MajorCivApproachBiases SET Bias = &quot;&amp;REPT(&quot; &quot;;4-LEN([.AN18]))&amp;[.AN18]&amp;&quot; WHERE LeaderType = 'LEADER_&quot;&amp;UPPER([.AN$2])&amp;&quot;'&quot;&amp;REPT(&quot; &quot;;20-LEN([.AN$2]))&amp;&quot; AND MajorCivApproachType = 'MAJOR_CIV_APPROACH_&quot;&amp;UPPER([.$A18])&amp;&quot;';&quot;" office:value-type="string" office:string-value="UPDATE Leader_MajorCivApproachBiases SET Bias =    4 WHERE LeaderType = 'LEADER_DIDO'                 AND MajorCivApproachType = 'MAJOR_CIV_APPROACH_HOSTILE';" calcext:value-type="string">
            <text:p>UPDATE Leader_MajorCivApproachBiases SET Bias = <text:s text:c="3"/>4 WHERE LeaderType = 'LEADER_DIDO' <text:s text:c="16"/>AND MajorCivApproachType = 'MAJOR_CIV_APPROACH_HOSTILE';</text:p>
          </table:table-cell>
          <table:table-cell table:style-name="ce231" table:formula="of:=&quot;UPDATE Leader_MajorCivApproachBiases SET Bias = &quot;&amp;REPT(&quot; &quot;;4-LEN([.AO18]))&amp;[.AO18]&amp;&quot; WHERE LeaderType = 'LEADER_&quot;&amp;UPPER([.AO$2])&amp;&quot;'&quot;&amp;REPT(&quot; &quot;;20-LEN([.AO$2]))&amp;&quot; AND MajorCivApproachType = 'MAJOR_CIV_APPROACH_&quot;&amp;UPPER([.$A18])&amp;&quot;';&quot;" office:value-type="string" office:string-value="UPDATE Leader_MajorCivApproachBiases SET Bias =    4 WHERE LeaderType = 'LEADER_HARUN_AL_RASHID'      AND MajorCivApproachType = 'MAJOR_CIV_APPROACH_HOSTILE';" calcext:value-type="string">
            <text:p>UPDATE Leader_MajorCivApproachBiases SET Bias = <text:s text:c="3"/>4 WHERE LeaderType = 'LEADER_HARUN_AL_RASHID' <text:s text:c="5"/>AND MajorCivApproachType = 'MAJOR_CIV_APPROACH_HOSTILE';</text:p>
          </table:table-cell>
          <table:table-cell table:style-name="ce231" table:formula="of:=&quot;UPDATE Leader_MajorCivApproachBiases SET Bias = &quot;&amp;REPT(&quot; &quot;;4-LEN([.AP18]))&amp;[.AP18]&amp;&quot; WHERE LeaderType = 'LEADER_&quot;&amp;UPPER([.AP$2])&amp;&quot;'&quot;&amp;REPT(&quot; &quot;;20-LEN([.AP$2]))&amp;&quot; AND MajorCivApproachType = 'MAJOR_CIV_APPROACH_&quot;&amp;UPPER([.$A18])&amp;&quot;';&quot;" office:value-type="string" office:string-value="UPDATE Leader_MajorCivApproachBiases SET Bias =    4 WHERE LeaderType = 'LEADER_NEBUCHADNEZZAR'       AND MajorCivApproachType = 'MAJOR_CIV_APPROACH_HOSTILE';" calcext:value-type="string">
            <text:p>UPDATE Leader_MajorCivApproachBiases SET Bias = <text:s text:c="3"/>4 WHERE LeaderType = 'LEADER_NEBUCHADNEZZAR' <text:s text:c="6"/>AND MajorCivApproachType = 'MAJOR_CIV_APPROACH_HOSTILE';</text:p>
          </table:table-cell>
          <table:table-cell table:style-name="ce231" table:formula="of:=&quot;UPDATE Leader_MajorCivApproachBiases SET Bias = &quot;&amp;REPT(&quot; &quot;;4-LEN([.AQ18]))&amp;[.AQ18]&amp;&quot; WHERE LeaderType = 'LEADER_&quot;&amp;UPPER([.AQ$2])&amp;&quot;'&quot;&amp;REPT(&quot; &quot;;20-LEN([.AQ$2]))&amp;&quot; AND MajorCivApproachType = 'MAJOR_CIV_APPROACH_&quot;&amp;UPPER([.$A18])&amp;&quot;';&quot;" office:value-type="string" office:string-value="UPDATE Leader_MajorCivApproachBiases SET Bias =    4 WHERE LeaderType = 'LEADER_PACAL'                AND MajorCivApproachType = 'MAJOR_CIV_APPROACH_HOSTILE';" calcext:value-type="string">
            <text:p>UPDATE Leader_MajorCivApproachBiases SET Bias = <text:s text:c="3"/>4 WHERE LeaderType = 'LEADER_PACAL' <text:s text:c="15"/>AND MajorCivApproachType = 'MAJOR_CIV_APPROACH_HOSTILE';</text:p>
          </table:table-cell>
          <table:table-cell table:style-name="ce231" table:formula="of:=&quot;UPDATE Leader_MajorCivApproachBiases SET Bias = &quot;&amp;REPT(&quot; &quot;;4-LEN([.AR18]))&amp;[.AR18]&amp;&quot; WHERE LeaderType = 'LEADER_&quot;&amp;UPPER([.AR$2])&amp;&quot;'&quot;&amp;REPT(&quot; &quot;;20-LEN([.AR$2]))&amp;&quot; AND MajorCivApproachType = 'MAJOR_CIV_APPROACH_&quot;&amp;UPPER([.$A18])&amp;&quot;';&quot;" office:value-type="string" office:string-value="UPDATE Leader_MajorCivApproachBiases SET Bias =    4 WHERE LeaderType = 'LEADER_SULEIMAN'             AND MajorCivApproachType = 'MAJOR_CIV_APPROACH_HOSTILE';" calcext:value-type="string">
            <text:p>UPDATE Leader_MajorCivApproachBiases SET Bias = <text:s text:c="3"/>4 WHERE LeaderType = 'LEADER_SULEIMAN' <text:s text:c="12"/>AND MajorCivApproachType = 'MAJOR_CIV_APPROACH_HOSTILE';</text:p>
          </table:table-cell>
          <table:table-cell table:style-name="ce231" table:formula="of:=&quot;UPDATE Leader_MajorCivApproachBiases SET Bias = &quot;&amp;REPT(&quot; &quot;;4-LEN([.AS18]))&amp;[.AS18]&amp;&quot; WHERE LeaderType = 'LEADER_&quot;&amp;UPPER([.AS$2])&amp;&quot;'&quot;&amp;REPT(&quot; &quot;;20-LEN([.AS$2]))&amp;&quot; AND MajorCivApproachType = 'MAJOR_CIV_APPROACH_&quot;&amp;UPPER([.$A18])&amp;&quot;';&quot;" office:value-type="string" office:string-value="UPDATE Leader_MajorCivApproachBiases SET Bias =    4 WHERE LeaderType = 'LEADER_WASHINGTON'           AND MajorCivApproachType = 'MAJOR_CIV_APPROACH_HOSTILE';" calcext:value-type="string">
            <text:p>UPDATE Leader_MajorCivApproachBiases SET Bias = <text:s text:c="3"/>4 WHERE LeaderType = 'LEADER_WASHINGTON' <text:s text:c="10"/>AND MajorCivApproachType = 'MAJOR_CIV_APPROACH_HOSTILE';</text:p>
          </table:table-cell>
          <table:table-cell table:style-name="ce231" table:formula="of:=&quot;UPDATE Leader_MajorCivApproachBiases SET Bias = &quot;&amp;REPT(&quot; &quot;;4-LEN([.AT18]))&amp;[.AT18]&amp;&quot; WHERE LeaderType = 'LEADER_&quot;&amp;UPPER([.AT$2])&amp;&quot;'&quot;&amp;REPT(&quot; &quot;;20-LEN([.AT$2]))&amp;&quot; AND MajorCivApproachType = 'MAJOR_CIV_APPROACH_&quot;&amp;UPPER([.$A18])&amp;&quot;';&quot;" office:value-type="string" office:string-value="UPDATE Leader_MajorCivApproachBiases SET Bias =    4 WHERE LeaderType = 'LEADER_MARIA'                AND MajorCivApproachType = 'MAJOR_CIV_APPROACH_HOSTILE';" calcext:value-type="string">
            <text:p>UPDATE Leader_MajorCivApproachBiases SET Bias = <text:s text:c="3"/>4 WHERE LeaderType = 'LEADER_MARIA' <text:s text:c="15"/>AND MajorCivApproachType = 'MAJOR_CIV_APPROACH_HOSTILE';</text:p>
          </table:table-cell>
          <table:table-cell table:style-name="ce231" table:formula="of:=&quot;UPDATE Leader_MajorCivApproachBiases SET Bias = &quot;&amp;REPT(&quot; &quot;;4-LEN([.AU18]))&amp;[.AU18]&amp;&quot; WHERE LeaderType = 'LEADER_&quot;&amp;UPPER([.AU$2])&amp;&quot;'&quot;&amp;REPT(&quot; &quot;;20-LEN([.AU$2]))&amp;&quot; AND MajorCivApproachType = 'MAJOR_CIV_APPROACH_&quot;&amp;UPPER([.$A18])&amp;&quot;';&quot;" office:value-type="string" office:string-value="UPDATE Leader_MajorCivApproachBiases SET Bias =    4 WHERE LeaderType = 'LEADER_POCATELLO'            AND MajorCivApproachType = 'MAJOR_CIV_APPROACH_HOSTILE';" calcext:value-type="string">
            <text:p>UPDATE Leader_MajorCivApproachBiases SET Bias = <text:s text:c="3"/>4 WHERE LeaderType = 'LEADER_POCATELLO' <text:s text:c="11"/>AND MajorCivApproachType = 'MAJOR_CIV_APPROACH_HOSTILE';</text:p>
          </table:table-cell>
          <table:table-cell table:style-name="ce231" table:formula="of:=&quot;UPDATE Leader_MajorCivApproachBiases SET Bias = &quot;&amp;REPT(&quot; &quot;;4-LEN([.AV18]))&amp;[.AV18]&amp;&quot; WHERE LeaderType = 'LEADER_&quot;&amp;UPPER([.AV$2])&amp;&quot;'&quot;&amp;REPT(&quot; &quot;;20-LEN([.AV$2]))&amp;&quot; AND MajorCivApproachType = 'MAJOR_CIV_APPROACH_&quot;&amp;UPPER([.$A18])&amp;&quot;';&quot;" office:value-type="string" office:string-value="UPDATE Leader_MajorCivApproachBiases SET Bias =    4 WHERE LeaderType = 'LEADER_WILLIAM'              AND MajorCivApproachType = 'MAJOR_CIV_APPROACH_HOSTILE';" calcext:value-type="string">
            <text:p>UPDATE Leader_MajorCivApproachBiases SET Bias = <text:s text:c="3"/>4 WHERE LeaderType = 'LEADER_WILLIAM' <text:s text:c="13"/>AND MajorCivApproachType = 'MAJOR_CIV_APPROACH_HOSTILE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ajorCivApproachBiases SET Bias = &quot;&amp;REPT(&quot; &quot;;4-LEN([.C19]))&amp;[.C19]&amp;&quot; WHERE LeaderType = 'LEADER_&quot;&amp;UPPER([.C$2])&amp;&quot;'&quot;&amp;REPT(&quot; &quot;;20-LEN([.C$2]))&amp;&quot; AND MajorCivApproachType = 'MAJOR_CIV_APPROACH_&quot;&amp;UPPER([.$A19])&amp;&quot;';&quot;" office:value-type="string" office:string-value="UPDATE Leader_MajorCivApproachBiases SET Bias =    8 WHERE LeaderType = 'LEADER_ASHURBANIPAL'         AND MajorCivApproachType = 'MAJOR_CIV_APPROACH_DECEPTIVE';" calcext:value-type="string">
            <text:p>UPDATE Leader_MajorCivApproachBiases SET Bias = <text:s text:c="3"/>8 WHERE LeaderType = 'LEADER_ASHURBANIPAL' <text:s text:c="8"/>AND MajorCivApproachType = 'MAJOR_CIV_APPROACH_DECEPTIVE';</text:p>
          </table:table-cell>
          <table:table-cell table:style-name="ce231" table:formula="of:=&quot;UPDATE Leader_MajorCivApproachBiases SET Bias = &quot;&amp;REPT(&quot; &quot;;4-LEN([.D19]))&amp;[.D19]&amp;&quot; WHERE LeaderType = 'LEADER_&quot;&amp;UPPER([.D$2])&amp;&quot;'&quot;&amp;REPT(&quot; &quot;;20-LEN([.D$2]))&amp;&quot; AND MajorCivApproachType = 'MAJOR_CIV_APPROACH_&quot;&amp;UPPER([.$A19])&amp;&quot;';&quot;" office:value-type="string" office:string-value="UPDATE Leader_MajorCivApproachBiases SET Bias =    0 WHERE LeaderType = 'LEADER_ASKIA'                AND MajorCivApproachType = 'MAJOR_CIV_APPROACH_DECEPTIVE';" calcext:value-type="string">
            <text:p>UPDATE Leader_MajorCivApproachBiases SET Bias = <text:s text:c="3"/>0 WHERE LeaderType = 'LEADER_ASKIA' <text:s text:c="15"/>AND MajorCivApproachType = 'MAJOR_CIV_APPROACH_DECEPTIVE';</text:p>
          </table:table-cell>
          <table:table-cell table:style-name="ce231" table:formula="of:=&quot;UPDATE Leader_MajorCivApproachBiases SET Bias = &quot;&amp;REPT(&quot; &quot;;4-LEN([.E19]))&amp;[.E19]&amp;&quot; WHERE LeaderType = 'LEADER_&quot;&amp;UPPER([.E$2])&amp;&quot;'&quot;&amp;REPT(&quot; &quot;;20-LEN([.E$2]))&amp;&quot; AND MajorCivApproachType = 'MAJOR_CIV_APPROACH_&quot;&amp;UPPER([.$A19])&amp;&quot;';&quot;" office:value-type="string" office:string-value="UPDATE Leader_MajorCivApproachBiases SET Bias =    8 WHERE LeaderType = 'LEADER_ATTILA'               AND MajorCivApproachType = 'MAJOR_CIV_APPROACH_DECEPTIVE';" calcext:value-type="string">
            <text:p>UPDATE Leader_MajorCivApproachBiases SET Bias = <text:s text:c="3"/>8 WHERE LeaderType = 'LEADER_ATTILA' <text:s text:c="14"/>AND MajorCivApproachType = 'MAJOR_CIV_APPROACH_DECEPTIVE';</text:p>
          </table:table-cell>
          <table:table-cell table:style-name="ce231" table:formula="of:=&quot;UPDATE Leader_MajorCivApproachBiases SET Bias = &quot;&amp;REPT(&quot; &quot;;4-LEN([.F19]))&amp;[.F19]&amp;&quot; WHERE LeaderType = 'LEADER_&quot;&amp;UPPER([.F$2])&amp;&quot;'&quot;&amp;REPT(&quot; &quot;;20-LEN([.F$2]))&amp;&quot; AND MajorCivApproachType = 'MAJOR_CIV_APPROACH_&quot;&amp;UPPER([.$A19])&amp;&quot;';&quot;" office:value-type="string" office:string-value="UPDATE Leader_MajorCivApproachBiases SET Bias =    8 WHERE LeaderType = 'LEADER_AUGUSTUS'             AND MajorCivApproachType = 'MAJOR_CIV_APPROACH_DECEPTIVE';" calcext:value-type="string">
            <text:p>UPDATE Leader_MajorCivApproachBiases SET Bias = <text:s text:c="3"/>8 WHERE LeaderType = 'LEADER_AUGUSTUS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G19]))&amp;[.G19]&amp;&quot; WHERE LeaderType = 'LEADER_&quot;&amp;UPPER([.G$2])&amp;&quot;'&quot;&amp;REPT(&quot; &quot;;20-LEN([.G$2]))&amp;&quot; AND MajorCivApproachType = 'MAJOR_CIV_APPROACH_&quot;&amp;UPPER([.$A19])&amp;&quot;';&quot;" office:value-type="string" office:string-value="UPDATE Leader_MajorCivApproachBiases SET Bias =    8 WHERE LeaderType = 'LEADER_GENGHIS_KHAN'         AND MajorCivApproachType = 'MAJOR_CIV_APPROACH_DECEPTIVE';" calcext:value-type="string">
            <text:p>UPDATE Leader_MajorCivApproachBiases SET Bias = <text:s text:c="3"/>8 WHERE LeaderType = 'LEADER_GENGHIS_KHAN' <text:s text:c="8"/>AND MajorCivApproachType = 'MAJOR_CIV_APPROACH_DECEPTIVE';</text:p>
          </table:table-cell>
          <table:table-cell table:style-name="ce231" table:formula="of:=&quot;UPDATE Leader_MajorCivApproachBiases SET Bias = &quot;&amp;REPT(&quot; &quot;;4-LEN([.H19]))&amp;[.H19]&amp;&quot; WHERE LeaderType = 'LEADER_&quot;&amp;UPPER([.H$2])&amp;&quot;'&quot;&amp;REPT(&quot; &quot;;20-LEN([.H$2]))&amp;&quot; AND MajorCivApproachType = 'MAJOR_CIV_APPROACH_&quot;&amp;UPPER([.$A19])&amp;&quot;';&quot;" office:value-type="string" office:string-value="UPDATE Leader_MajorCivApproachBiases SET Bias =    8 WHERE LeaderType = 'LEADER_HARALD'               AND MajorCivApproachType = 'MAJOR_CIV_APPROACH_DECEPTIVE';" calcext:value-type="string">
            <text:p>UPDATE Leader_MajorCivApproachBiases SET Bias = <text:s text:c="3"/>8 WHERE LeaderType = 'LEADER_HARALD' <text:s text:c="14"/>AND MajorCivApproachType = 'MAJOR_CIV_APPROACH_DECEPTIVE';</text:p>
          </table:table-cell>
          <table:table-cell table:style-name="ce231" table:formula="of:=&quot;UPDATE Leader_MajorCivApproachBiases SET Bias = &quot;&amp;REPT(&quot; &quot;;4-LEN([.I19]))&amp;[.I19]&amp;&quot; WHERE LeaderType = 'LEADER_&quot;&amp;UPPER([.I$2])&amp;&quot;'&quot;&amp;REPT(&quot; &quot;;20-LEN([.I$2]))&amp;&quot; AND MajorCivApproachType = 'MAJOR_CIV_APPROACH_&quot;&amp;UPPER([.$A19])&amp;&quot;';&quot;" office:value-type="string" office:string-value="UPDATE Leader_MajorCivApproachBiases SET Bias =    8 WHERE LeaderType = 'LEADER_ISABELLA'             AND MajorCivApproachType = 'MAJOR_CIV_APPROACH_DECEPTIVE';" calcext:value-type="string">
            <text:p>UPDATE Leader_MajorCivApproachBiases SET Bias = <text:s text:c="3"/>8 WHERE LeaderType = 'LEADER_ISABELLA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J19]))&amp;[.J19]&amp;&quot; WHERE LeaderType = 'LEADER_&quot;&amp;UPPER([.J$2])&amp;&quot;'&quot;&amp;REPT(&quot; &quot;;20-LEN([.J$2]))&amp;&quot; AND MajorCivApproachType = 'MAJOR_CIV_APPROACH_&quot;&amp;UPPER([.$A19])&amp;&quot;';&quot;" office:value-type="string" office:string-value="UPDATE Leader_MajorCivApproachBiases SET Bias =    8 WHERE LeaderType = 'LEADER_NAPOLEON'             AND MajorCivApproachType = 'MAJOR_CIV_APPROACH_DECEPTIVE';" calcext:value-type="string">
            <text:p>UPDATE Leader_MajorCivApproachBiases SET Bias = <text:s text:c="3"/>8 WHERE LeaderType = 'LEADER_NAPOLEON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K19]))&amp;[.K19]&amp;&quot; WHERE LeaderType = 'LEADER_&quot;&amp;UPPER([.K$2])&amp;&quot;'&quot;&amp;REPT(&quot; &quot;;20-LEN([.K$2]))&amp;&quot; AND MajorCivApproachType = 'MAJOR_CIV_APPROACH_&quot;&amp;UPPER([.$A19])&amp;&quot;';&quot;" office:value-type="string" office:string-value="UPDATE Leader_MajorCivApproachBiases SET Bias =    0 WHERE LeaderType = 'LEADER_ODA_NOBUNAGA'         AND MajorCivApproachType = 'MAJOR_CIV_APPROACH_DECEPTIVE';" calcext:value-type="string">
            <text:p>UPDATE Leader_MajorCivApproachBiases SET Bias = <text:s text:c="3"/>0 WHERE LeaderType = 'LEADER_ODA_NOBUNAGA' <text:s text:c="8"/>AND MajorCivApproachType = 'MAJOR_CIV_APPROACH_DECEPTIVE';</text:p>
          </table:table-cell>
          <table:table-cell table:style-name="ce231" table:formula="of:=&quot;UPDATE Leader_MajorCivApproachBiases SET Bias = &quot;&amp;REPT(&quot; &quot;;4-LEN([.L19]))&amp;[.L19]&amp;&quot; WHERE LeaderType = 'LEADER_&quot;&amp;UPPER([.L$2])&amp;&quot;'&quot;&amp;REPT(&quot; &quot;;20-LEN([.L$2]))&amp;&quot; AND MajorCivApproachType = 'MAJOR_CIV_APPROACH_&quot;&amp;UPPER([.$A19])&amp;&quot;';&quot;" office:value-type="string" office:string-value="UPDATE Leader_MajorCivApproachBiases SET Bias =    8 WHERE LeaderType = 'LEADER_ENRICO_DANDOLO'       AND MajorCivApproachType = 'MAJOR_CIV_APPROACH_DECEPTIVE';" calcext:value-type="string">
            <text:p>UPDATE Leader_MajorCivApproachBiases SET Bias = <text:s text:c="3"/>8 WHERE LeaderType = 'LEADER_ENRICO_DANDOLO' <text:s text:c="6"/>AND MajorCivApproachType = 'MAJOR_CIV_APPROACH_DECEPTIVE';</text:p>
          </table:table-cell>
          <table:table-cell table:style-name="ce231" table:formula="of:=&quot;UPDATE Leader_MajorCivApproachBiases SET Bias = &quot;&amp;REPT(&quot; &quot;;4-LEN([.M19]))&amp;[.M19]&amp;&quot; WHERE LeaderType = 'LEADER_&quot;&amp;UPPER([.M$2])&amp;&quot;'&quot;&amp;REPT(&quot; &quot;;20-LEN([.M$2]))&amp;&quot; AND MajorCivApproachType = 'MAJOR_CIV_APPROACH_&quot;&amp;UPPER([.$A19])&amp;&quot;';&quot;" office:value-type="string" office:string-value="UPDATE Leader_MajorCivApproachBiases SET Bias =    8 WHERE LeaderType = 'LEADER_SHAKA'                AND MajorCivApproachType = 'MAJOR_CIV_APPROACH_DECEPTIVE';" calcext:value-type="string">
            <text:p>UPDATE Leader_MajorCivApproachBiases SET Bias = <text:s text:c="3"/>8 WHERE LeaderType = 'LEADER_SHAKA' <text:s text:c="15"/>AND MajorCivApproachType = 'MAJOR_CIV_APPROACH_DECEPTIVE';</text:p>
          </table:table-cell>
          <table:table-cell table:style-name="ce231" table:formula="of:=&quot;UPDATE Leader_MajorCivApproachBiases SET Bias = &quot;&amp;REPT(&quot; &quot;;4-LEN([.N19]))&amp;[.N19]&amp;&quot; WHERE LeaderType = 'LEADER_&quot;&amp;UPPER([.N$2])&amp;&quot;'&quot;&amp;REPT(&quot; &quot;;20-LEN([.N$2]))&amp;&quot; AND MajorCivApproachType = 'MAJOR_CIV_APPROACH_&quot;&amp;UPPER([.$A19])&amp;&quot;';&quot;" office:value-type="string" office:string-value="UPDATE Leader_MajorCivApproachBiases SET Bias =    0 WHERE LeaderType = 'LEADER_COALITION'            AND MajorCivApproachType = 'MAJOR_CIV_APPROACH_DECEPTIVE';" calcext:value-type="string">
            <text:p>UPDATE Leader_MajorCivApproachBiases SET Bias = <text:s text:c="3"/>0 WHERE LeaderType = 'LEADER_COALITION' <text:s text:c="11"/>AND MajorCivApproachType = 'MAJOR_CIV_APPROACH_DECEPTIVE';</text:p>
          </table:table-cell>
          <table:table-cell table:style-name="ce231" table:formula="of:=&quot;UPDATE Leader_MajorCivApproachBiases SET Bias = &quot;&amp;REPT(&quot; &quot;;4-LEN([.O19]))&amp;[.O19]&amp;&quot; WHERE LeaderType = 'LEADER_&quot;&amp;UPPER([.O$2])&amp;&quot;'&quot;&amp;REPT(&quot; &quot;;20-LEN([.O$2]))&amp;&quot; AND MajorCivApproachType = 'MAJOR_CIV_APPROACH_&quot;&amp;UPPER([.$A19])&amp;&quot;';&quot;" office:value-type="string" office:string-value="UPDATE Leader_MajorCivApproachBiases SET Bias =    8 WHERE LeaderType = 'LEADER_ALEXANDER'            AND MajorCivApproachType = 'MAJOR_CIV_APPROACH_DECEPTIVE';" calcext:value-type="string">
            <text:p>UPDATE Leader_MajorCivApproachBiases SET Bias = <text:s text:c="3"/>8 WHERE LeaderType = 'LEADER_ALEXANDER' <text:s text:c="11"/>AND MajorCivApproachType = 'MAJOR_CIV_APPROACH_DECEPTIVE';</text:p>
          </table:table-cell>
          <table:table-cell table:style-name="ce231" table:formula="of:=&quot;UPDATE Leader_MajorCivApproachBiases SET Bias = &quot;&amp;REPT(&quot; &quot;;4-LEN([.P19]))&amp;[.P19]&amp;&quot; WHERE LeaderType = 'LEADER_&quot;&amp;UPPER([.P$2])&amp;&quot;'&quot;&amp;REPT(&quot; &quot;;20-LEN([.P$2]))&amp;&quot; AND MajorCivApproachType = 'MAJOR_CIV_APPROACH_&quot;&amp;UPPER([.$A19])&amp;&quot;';&quot;" office:value-type="string" office:string-value="UPDATE Leader_MajorCivApproachBiases SET Bias =    0 WHERE LeaderType = 'LEADER_BISMARCK'             AND MajorCivApproachType = 'MAJOR_CIV_APPROACH_DECEPTIVE';" calcext:value-type="string">
            <text:p>UPDATE Leader_MajorCivApproachBiases SET Bias = <text:s text:c="3"/>0 WHERE LeaderType = 'LEADER_BISMARCK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Q19]))&amp;[.Q19]&amp;&quot; WHERE LeaderType = 'LEADER_&quot;&amp;UPPER([.Q$2])&amp;&quot;'&quot;&amp;REPT(&quot; &quot;;20-LEN([.Q$2]))&amp;&quot; AND MajorCivApproachType = 'MAJOR_CIV_APPROACH_&quot;&amp;UPPER([.$A19])&amp;&quot;';&quot;" office:value-type="string" office:string-value="UPDATE Leader_MajorCivApproachBiases SET Bias =    0 WHERE LeaderType = 'LEADER_CATHERINE'            AND MajorCivApproachType = 'MAJOR_CIV_APPROACH_DECEPTIVE';" calcext:value-type="string">
            <text:p>UPDATE Leader_MajorCivApproachBiases SET Bias = <text:s text:c="3"/>0 WHERE LeaderType = 'LEADER_CATHERINE' <text:s text:c="11"/>AND MajorCivApproachType = 'MAJOR_CIV_APPROACH_DECEPTIVE';</text:p>
          </table:table-cell>
          <table:table-cell table:style-name="ce231" table:formula="of:=&quot;UPDATE Leader_MajorCivApproachBiases SET Bias = &quot;&amp;REPT(&quot; &quot;;4-LEN([.R19]))&amp;[.R19]&amp;&quot; WHERE LeaderType = 'LEADER_&quot;&amp;UPPER([.R$2])&amp;&quot;'&quot;&amp;REPT(&quot; &quot;;20-LEN([.R$2]))&amp;&quot; AND MajorCivApproachType = 'MAJOR_CIV_APPROACH_&quot;&amp;UPPER([.$A19])&amp;&quot;';&quot;" office:value-type="string" office:string-value="UPDATE Leader_MajorCivApproachBiases SET Bias =    0 WHERE LeaderType = 'LEADER_ELIZABETH'            AND MajorCivApproachType = 'MAJOR_CIV_APPROACH_DECEPTIVE';" calcext:value-type="string">
            <text:p>UPDATE Leader_MajorCivApproachBiases SET Bias = <text:s text:c="3"/>0 WHERE LeaderType = 'LEADER_ELIZABETH' <text:s text:c="11"/>AND MajorCivApproachType = 'MAJOR_CIV_APPROACH_DECEPTIVE';</text:p>
          </table:table-cell>
          <table:table-cell table:style-name="ce231" table:formula="of:=&quot;UPDATE Leader_MajorCivApproachBiases SET Bias = &quot;&amp;REPT(&quot; &quot;;4-LEN([.S19]))&amp;[.S19]&amp;&quot; WHERE LeaderType = 'LEADER_&quot;&amp;UPPER([.S$2])&amp;&quot;'&quot;&amp;REPT(&quot; &quot;;20-LEN([.S$2]))&amp;&quot; AND MajorCivApproachType = 'MAJOR_CIV_APPROACH_&quot;&amp;UPPER([.$A19])&amp;&quot;';&quot;" office:value-type="string" office:string-value="UPDATE Leader_MajorCivApproachBiases SET Bias =    8 WHERE LeaderType = 'LEADER_GUSTAVUS_ADOLPHUS'    AND MajorCivApproachType = 'MAJOR_CIV_APPROACH_DECEPTIVE';" calcext:value-type="string">
            <text:p>UPDATE Leader_MajorCivApproachBiases SET Bias = <text:s text:c="3"/>8 WHERE LeaderType = 'LEADER_GUSTAVUS_ADOLPHUS' <text:s text:c="3"/>AND MajorCivApproachType = 'MAJOR_CIV_APPROACH_DECEPTIVE';</text:p>
          </table:table-cell>
          <table:table-cell table:style-name="ce231" table:formula="of:=&quot;UPDATE Leader_MajorCivApproachBiases SET Bias = &quot;&amp;REPT(&quot; &quot;;4-LEN([.T19]))&amp;[.T19]&amp;&quot; WHERE LeaderType = 'LEADER_&quot;&amp;UPPER([.T$2])&amp;&quot;'&quot;&amp;REPT(&quot; &quot;;20-LEN([.T$2]))&amp;&quot; AND MajorCivApproachType = 'MAJOR_CIV_APPROACH_&quot;&amp;UPPER([.$A19])&amp;&quot;';&quot;" office:value-type="string" office:string-value="UPDATE Leader_MajorCivApproachBiases SET Bias =    0 WHERE LeaderType = 'LEADER_HIAWATHA'             AND MajorCivApproachType = 'MAJOR_CIV_APPROACH_DECEPTIVE';" calcext:value-type="string">
            <text:p>UPDATE Leader_MajorCivApproachBiases SET Bias = <text:s text:c="3"/>0 WHERE LeaderType = 'LEADER_HIAWATHA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U19]))&amp;[.U19]&amp;&quot; WHERE LeaderType = 'LEADER_&quot;&amp;UPPER([.U$2])&amp;&quot;'&quot;&amp;REPT(&quot; &quot;;20-LEN([.U$2]))&amp;&quot; AND MajorCivApproachType = 'MAJOR_CIV_APPROACH_&quot;&amp;UPPER([.$A19])&amp;&quot;';&quot;" office:value-type="string" office:string-value="UPDATE Leader_MajorCivApproachBiases SET Bias =    0 WHERE LeaderType = 'LEADER_MONTEZUMA'            AND MajorCivApproachType = 'MAJOR_CIV_APPROACH_DECEPTIVE';" calcext:value-type="string">
            <text:p>UPDATE Leader_MajorCivApproachBiases SET Bias = <text:s text:c="3"/>0 WHERE LeaderType = 'LEADER_MONTEZUMA' <text:s text:c="11"/>AND MajorCivApproachType = 'MAJOR_CIV_APPROACH_DECEPTIVE';</text:p>
          </table:table-cell>
          <table:table-cell table:style-name="ce231" table:formula="of:=&quot;UPDATE Leader_MajorCivApproachBiases SET Bias = &quot;&amp;REPT(&quot; &quot;;4-LEN([.V19]))&amp;[.V19]&amp;&quot; WHERE LeaderType = 'LEADER_&quot;&amp;UPPER([.V$2])&amp;&quot;'&quot;&amp;REPT(&quot; &quot;;20-LEN([.V$2]))&amp;&quot; AND MajorCivApproachType = 'MAJOR_CIV_APPROACH_&quot;&amp;UPPER([.$A19])&amp;&quot;';&quot;" office:value-type="string" office:string-value="UPDATE Leader_MajorCivApproachBiases SET Bias =    0 WHERE LeaderType = 'LEADER_THEODORA'             AND MajorCivApproachType = 'MAJOR_CIV_APPROACH_DECEPTIVE';" calcext:value-type="string">
            <text:p>UPDATE Leader_MajorCivApproachBiases SET Bias = <text:s text:c="3"/>0 WHERE LeaderType = 'LEADER_THEODORA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W19]))&amp;[.W19]&amp;&quot; WHERE LeaderType = 'LEADER_&quot;&amp;UPPER([.W$2])&amp;&quot;'&quot;&amp;REPT(&quot; &quot;;20-LEN([.W$2]))&amp;&quot; AND MajorCivApproachType = 'MAJOR_CIV_APPROACH_&quot;&amp;UPPER([.$A19])&amp;&quot;';&quot;" office:value-type="string" office:string-value="UPDATE Leader_MajorCivApproachBiases SET Bias =    0 WHERE LeaderType = 'LEADER_GAJAH_MADA'           AND MajorCivApproachType = 'MAJOR_CIV_APPROACH_DECEPTIVE';" calcext:value-type="string">
            <text:p>UPDATE Leader_MajorCivApproachBiases SET Bias = <text:s text:c="3"/>0 WHERE LeaderType = 'LEADER_GAJAH_MADA' <text:s text:c="10"/>AND MajorCivApproachType = 'MAJOR_CIV_APPROACH_DECEPTIVE';</text:p>
          </table:table-cell>
          <table:table-cell table:style-name="ce231" table:formula="of:=&quot;UPDATE Leader_MajorCivApproachBiases SET Bias = &quot;&amp;REPT(&quot; &quot;;4-LEN([.X19]))&amp;[.X19]&amp;&quot; WHERE LeaderType = 'LEADER_&quot;&amp;UPPER([.X$2])&amp;&quot;'&quot;&amp;REPT(&quot; &quot;;20-LEN([.X$2]))&amp;&quot; AND MajorCivApproachType = 'MAJOR_CIV_APPROACH_&quot;&amp;UPPER([.$A19])&amp;&quot;';&quot;" office:value-type="string" office:string-value="UPDATE Leader_MajorCivApproachBiases SET Bias =    0 WHERE LeaderType = 'LEADER_CASIMIR'              AND MajorCivApproachType = 'MAJOR_CIV_APPROACH_DECEPTIVE';" calcext:value-type="string">
            <text:p>UPDATE Leader_MajorCivApproachBiases SET Bias = <text:s text:c="3"/>0 WHERE LeaderType = 'LEADER_CASIMIR' <text:s text:c="13"/>AND MajorCivApproachType = 'MAJOR_CIV_APPROACH_DECEPTIVE';</text:p>
          </table:table-cell>
          <table:table-cell table:style-name="ce231" table:formula="of:=&quot;UPDATE Leader_MajorCivApproachBiases SET Bias = &quot;&amp;REPT(&quot; &quot;;4-LEN([.Y19]))&amp;[.Y19]&amp;&quot; WHERE LeaderType = 'LEADER_&quot;&amp;UPPER([.Y$2])&amp;&quot;'&quot;&amp;REPT(&quot; &quot;;20-LEN([.Y$2]))&amp;&quot; AND MajorCivApproachType = 'MAJOR_CIV_APPROACH_&quot;&amp;UPPER([.$A19])&amp;&quot;';&quot;" office:value-type="string" office:string-value="UPDATE Leader_MajorCivApproachBiases SET Bias =    0 WHERE LeaderType = 'LEADER_WU_ZETIAN'            AND MajorCivApproachType = 'MAJOR_CIV_APPROACH_DECEPTIVE';" calcext:value-type="string">
            <text:p>UPDATE Leader_MajorCivApproachBiases SET Bias = <text:s text:c="3"/>0 WHERE LeaderType = 'LEADER_WU_ZETIAN' <text:s text:c="11"/>AND MajorCivApproachType = 'MAJOR_CIV_APPROACH_DECEPTIVE';</text:p>
          </table:table-cell>
          <table:table-cell table:style-name="ce231" table:formula="of:=&quot;UPDATE Leader_MajorCivApproachBiases SET Bias = &quot;&amp;REPT(&quot; &quot;;4-LEN([.Z19]))&amp;[.Z19]&amp;&quot; WHERE LeaderType = 'LEADER_&quot;&amp;UPPER([.Z$2])&amp;&quot;'&quot;&amp;REPT(&quot; &quot;;20-LEN([.Z$2]))&amp;&quot; AND MajorCivApproachType = 'MAJOR_CIV_APPROACH_&quot;&amp;UPPER([.$A19])&amp;&quot;';&quot;" office:value-type="string" office:string-value="UPDATE Leader_MajorCivApproachBiases SET Bias =    0 WHERE LeaderType = 'LEADER_DIPLOMAT'             AND MajorCivApproachType = 'MAJOR_CIV_APPROACH_DECEPTIVE';" calcext:value-type="string">
            <text:p>UPDATE Leader_MajorCivApproachBiases SET Bias = <text:s text:c="3"/>0 WHERE LeaderType = 'LEADER_DIPLOMAT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AA19]))&amp;[.AA19]&amp;&quot; WHERE LeaderType = 'LEADER_&quot;&amp;UPPER([.AA$2])&amp;&quot;'&quot;&amp;REPT(&quot; &quot;;20-LEN([.AA$2]))&amp;&quot; AND MajorCivApproachType = 'MAJOR_CIV_APPROACH_&quot;&amp;UPPER([.$A19])&amp;&quot;';&quot;" office:value-type="string" office:string-value="UPDATE Leader_MajorCivApproachBiases SET Bias =    0 WHERE LeaderType = 'LEADER_GANDHI'               AND MajorCivApproachType = 'MAJOR_CIV_APPROACH_DECEPTIVE';" calcext:value-type="string">
            <text:p>UPDATE Leader_MajorCivApproachBiases SET Bias = <text:s text:c="3"/>0 WHERE LeaderType = 'LEADER_GANDHI' <text:s text:c="14"/>AND MajorCivApproachType = 'MAJOR_CIV_APPROACH_DECEPTIVE';</text:p>
          </table:table-cell>
          <table:table-cell table:style-name="ce231" table:formula="of:=&quot;UPDATE Leader_MajorCivApproachBiases SET Bias = &quot;&amp;REPT(&quot; &quot;;4-LEN([.AB19]))&amp;[.AB19]&amp;&quot; WHERE LeaderType = 'LEADER_&quot;&amp;UPPER([.AB$2])&amp;&quot;'&quot;&amp;REPT(&quot; &quot;;20-LEN([.AB$2]))&amp;&quot; AND MajorCivApproachType = 'MAJOR_CIV_APPROACH_&quot;&amp;UPPER([.$A19])&amp;&quot;';&quot;" office:value-type="string" office:string-value="UPDATE Leader_MajorCivApproachBiases SET Bias =    0 WHERE LeaderType = 'LEADER_SELASSIE'             AND MajorCivApproachType = 'MAJOR_CIV_APPROACH_DECEPTIVE';" calcext:value-type="string">
            <text:p>UPDATE Leader_MajorCivApproachBiases SET Bias = <text:s text:c="3"/>0 WHERE LeaderType = 'LEADER_SELASSIE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AC19]))&amp;[.AC19]&amp;&quot; WHERE LeaderType = 'LEADER_&quot;&amp;UPPER([.AC$2])&amp;&quot;'&quot;&amp;REPT(&quot; &quot;;20-LEN([.AC$2]))&amp;&quot; AND MajorCivApproachType = 'MAJOR_CIV_APPROACH_&quot;&amp;UPPER([.$A19])&amp;&quot;';&quot;" office:value-type="string" office:string-value="UPDATE Leader_MajorCivApproachBiases SET Bias =    0 WHERE LeaderType = 'LEADER_KAMEHAMEHA'           AND MajorCivApproachType = 'MAJOR_CIV_APPROACH_DECEPTIVE';" calcext:value-type="string">
            <text:p>UPDATE Leader_MajorCivApproachBiases SET Bias = <text:s text:c="3"/>0 WHERE LeaderType = 'LEADER_KAMEHAMEHA' <text:s text:c="10"/>AND MajorCivApproachType = 'MAJOR_CIV_APPROACH_DECEPTIVE';</text:p>
          </table:table-cell>
          <table:table-cell table:style-name="ce231" table:formula="of:=&quot;UPDATE Leader_MajorCivApproachBiases SET Bias = &quot;&amp;REPT(&quot; &quot;;4-LEN([.AD19]))&amp;[.AD19]&amp;&quot; WHERE LeaderType = 'LEADER_&quot;&amp;UPPER([.AD$2])&amp;&quot;'&quot;&amp;REPT(&quot; &quot;;20-LEN([.AD$2]))&amp;&quot; AND MajorCivApproachType = 'MAJOR_CIV_APPROACH_&quot;&amp;UPPER([.$A19])&amp;&quot;';&quot;" office:value-type="string" office:string-value="UPDATE Leader_MajorCivApproachBiases SET Bias =    0 WHERE LeaderType = 'LEADER_MARIA_I'              AND MajorCivApproachType = 'MAJOR_CIV_APPROACH_DECEPTIVE';" calcext:value-type="string">
            <text:p>UPDATE Leader_MajorCivApproachBiases SET Bias = <text:s text:c="3"/>0 WHERE LeaderType = 'LEADER_MARIA_I' <text:s text:c="13"/>AND MajorCivApproachType = 'MAJOR_CIV_APPROACH_DECEPTIVE';</text:p>
          </table:table-cell>
          <table:table-cell table:style-name="ce231" table:formula="of:=&quot;UPDATE Leader_MajorCivApproachBiases SET Bias = &quot;&amp;REPT(&quot; &quot;;4-LEN([.AE19]))&amp;[.AE19]&amp;&quot; WHERE LeaderType = 'LEADER_&quot;&amp;UPPER([.AE$2])&amp;&quot;'&quot;&amp;REPT(&quot; &quot;;20-LEN([.AE$2]))&amp;&quot; AND MajorCivApproachType = 'MAJOR_CIV_APPROACH_&quot;&amp;UPPER([.$A19])&amp;&quot;';&quot;" office:value-type="string" office:string-value="UPDATE Leader_MajorCivApproachBiases SET Bias =    0 WHERE LeaderType = 'LEADER_PACHACUTI'            AND MajorCivApproachType = 'MAJOR_CIV_APPROACH_DECEPTIVE';" calcext:value-type="string">
            <text:p>UPDATE Leader_MajorCivApproachBiases SET Bias = <text:s text:c="3"/>0 WHERE LeaderType = 'LEADER_PACHACUTI' <text:s text:c="11"/>AND MajorCivApproachType = 'MAJOR_CIV_APPROACH_DECEPTIVE';</text:p>
          </table:table-cell>
          <table:table-cell table:style-name="ce231" table:formula="of:=&quot;UPDATE Leader_MajorCivApproachBiases SET Bias = &quot;&amp;REPT(&quot; &quot;;4-LEN([.AF19]))&amp;[.AF19]&amp;&quot; WHERE LeaderType = 'LEADER_&quot;&amp;UPPER([.AF$2])&amp;&quot;'&quot;&amp;REPT(&quot; &quot;;20-LEN([.AF$2]))&amp;&quot; AND MajorCivApproachType = 'MAJOR_CIV_APPROACH_&quot;&amp;UPPER([.$A19])&amp;&quot;';&quot;" office:value-type="string" office:string-value="UPDATE Leader_MajorCivApproachBiases SET Bias =    0 WHERE LeaderType = 'LEADER_RAMESSES'             AND MajorCivApproachType = 'MAJOR_CIV_APPROACH_DECEPTIVE';" calcext:value-type="string">
            <text:p>UPDATE Leader_MajorCivApproachBiases SET Bias = <text:s text:c="3"/>0 WHERE LeaderType = 'LEADER_RAMESSES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AG19]))&amp;[.AG19]&amp;&quot; WHERE LeaderType = 'LEADER_&quot;&amp;UPPER([.AG$2])&amp;&quot;'&quot;&amp;REPT(&quot; &quot;;20-LEN([.AG$2]))&amp;&quot; AND MajorCivApproachType = 'MAJOR_CIV_APPROACH_&quot;&amp;UPPER([.$A19])&amp;&quot;';&quot;" office:value-type="string" office:string-value="UPDATE Leader_MajorCivApproachBiases SET Bias =    0 WHERE LeaderType = 'LEADER_RAMKHAMHAENG'         AND MajorCivApproachType = 'MAJOR_CIV_APPROACH_DECEPTIVE';" calcext:value-type="string">
            <text:p>UPDATE Leader_MajorCivApproachBiases SET Bias = <text:s text:c="3"/>0 WHERE LeaderType = 'LEADER_RAMKHAMHAENG' <text:s text:c="8"/>AND MajorCivApproachType = 'MAJOR_CIV_APPROACH_DECEPTIVE';</text:p>
          </table:table-cell>
          <table:table-cell table:style-name="ce231" table:formula="of:=&quot;UPDATE Leader_MajorCivApproachBiases SET Bias = &quot;&amp;REPT(&quot; &quot;;4-LEN([.AH19]))&amp;[.AH19]&amp;&quot; WHERE LeaderType = 'LEADER_&quot;&amp;UPPER([.AH$2])&amp;&quot;'&quot;&amp;REPT(&quot; &quot;;20-LEN([.AH$2]))&amp;&quot; AND MajorCivApproachType = 'MAJOR_CIV_APPROACH_&quot;&amp;UPPER([.$A19])&amp;&quot;';&quot;" office:value-type="string" office:string-value="UPDATE Leader_MajorCivApproachBiases SET Bias =    0 WHERE LeaderType = 'LEADER_PEDRO'                AND MajorCivApproachType = 'MAJOR_CIV_APPROACH_DECEPTIVE';" calcext:value-type="string">
            <text:p>UPDATE Leader_MajorCivApproachBiases SET Bias = <text:s text:c="3"/>0 WHERE LeaderType = 'LEADER_PEDRO' <text:s text:c="15"/>AND MajorCivApproachType = 'MAJOR_CIV_APPROACH_DECEPTIVE';</text:p>
          </table:table-cell>
          <table:table-cell table:style-name="ce231" table:formula="of:=&quot;UPDATE Leader_MajorCivApproachBiases SET Bias = &quot;&amp;REPT(&quot; &quot;;4-LEN([.AI19]))&amp;[.AI19]&amp;&quot; WHERE LeaderType = 'LEADER_&quot;&amp;UPPER([.AI$2])&amp;&quot;'&quot;&amp;REPT(&quot; &quot;;20-LEN([.AI$2]))&amp;&quot; AND MajorCivApproachType = 'MAJOR_CIV_APPROACH_&quot;&amp;UPPER([.$A19])&amp;&quot;';&quot;" office:value-type="string" office:string-value="UPDATE Leader_MajorCivApproachBiases SET Bias =    0 WHERE LeaderType = 'LEADER_AHMAD_ALMANSUR'       AND MajorCivApproachType = 'MAJOR_CIV_APPROACH_DECEPTIVE';" calcext:value-type="string">
            <text:p>UPDATE Leader_MajorCivApproachBiases SET Bias = <text:s text:c="3"/>0 WHERE LeaderType = 'LEADER_AHMAD_ALMANSUR' <text:s text:c="6"/>AND MajorCivApproachType = 'MAJOR_CIV_APPROACH_DECEPTIVE';</text:p>
          </table:table-cell>
          <table:table-cell table:style-name="ce231" table:formula="of:=&quot;UPDATE Leader_MajorCivApproachBiases SET Bias = &quot;&amp;REPT(&quot; &quot;;4-LEN([.AJ19]))&amp;[.AJ19]&amp;&quot; WHERE LeaderType = 'LEADER_&quot;&amp;UPPER([.AJ$2])&amp;&quot;'&quot;&amp;REPT(&quot; &quot;;20-LEN([.AJ$2]))&amp;&quot; AND MajorCivApproachType = 'MAJOR_CIV_APPROACH_&quot;&amp;UPPER([.$A19])&amp;&quot;';&quot;" office:value-type="string" office:string-value="UPDATE Leader_MajorCivApproachBiases SET Bias =    0 WHERE LeaderType = 'LEADER_SEJONG'               AND MajorCivApproachType = 'MAJOR_CIV_APPROACH_DECEPTIVE';" calcext:value-type="string">
            <text:p>UPDATE Leader_MajorCivApproachBiases SET Bias = <text:s text:c="3"/>0 WHERE LeaderType = 'LEADER_SEJONG' <text:s text:c="14"/>AND MajorCivApproachType = 'MAJOR_CIV_APPROACH_DECEPTIVE';</text:p>
          </table:table-cell>
          <table:table-cell table:style-name="ce231" table:formula="of:=&quot;UPDATE Leader_MajorCivApproachBiases SET Bias = &quot;&amp;REPT(&quot; &quot;;4-LEN([.AK19]))&amp;[.AK19]&amp;&quot; WHERE LeaderType = 'LEADER_&quot;&amp;UPPER([.AK$2])&amp;&quot;'&quot;&amp;REPT(&quot; &quot;;20-LEN([.AK$2]))&amp;&quot; AND MajorCivApproachType = 'MAJOR_CIV_APPROACH_&quot;&amp;UPPER([.$A19])&amp;&quot;';&quot;" office:value-type="string" office:string-value="UPDATE Leader_MajorCivApproachBiases SET Bias =    0 WHERE LeaderType = 'LEADER_EXPANSIONIST'         AND MajorCivApproachType = 'MAJOR_CIV_APPROACH_DECEPTIVE';" calcext:value-type="string">
            <text:p>UPDATE Leader_MajorCivApproachBiases SET Bias = <text:s text:c="3"/>0 WHERE LeaderType = 'LEADER_EXPANSIONIST' <text:s text:c="8"/>AND MajorCivApproachType = 'MAJOR_CIV_APPROACH_DECEPTIVE';</text:p>
          </table:table-cell>
          <table:table-cell table:style-name="ce231" table:formula="of:=&quot;UPDATE Leader_MajorCivApproachBiases SET Bias = &quot;&amp;REPT(&quot; &quot;;4-LEN([.AL19]))&amp;[.AL19]&amp;&quot; WHERE LeaderType = 'LEADER_&quot;&amp;UPPER([.AL$2])&amp;&quot;'&quot;&amp;REPT(&quot; &quot;;20-LEN([.AL$2]))&amp;&quot; AND MajorCivApproachType = 'MAJOR_CIV_APPROACH_&quot;&amp;UPPER([.$A19])&amp;&quot;';&quot;" office:value-type="string" office:string-value="UPDATE Leader_MajorCivApproachBiases SET Bias =    0 WHERE LeaderType = 'LEADER_BOUDICCA'             AND MajorCivApproachType = 'MAJOR_CIV_APPROACH_DECEPTIVE';" calcext:value-type="string">
            <text:p>UPDATE Leader_MajorCivApproachBiases SET Bias = <text:s text:c="3"/>0 WHERE LeaderType = 'LEADER_BOUDICCA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AM19]))&amp;[.AM19]&amp;&quot; WHERE LeaderType = 'LEADER_&quot;&amp;UPPER([.AM$2])&amp;&quot;'&quot;&amp;REPT(&quot; &quot;;20-LEN([.AM$2]))&amp;&quot; AND MajorCivApproachType = 'MAJOR_CIV_APPROACH_&quot;&amp;UPPER([.$A19])&amp;&quot;';&quot;" office:value-type="string" office:string-value="UPDATE Leader_MajorCivApproachBiases SET Bias =    0 WHERE LeaderType = 'LEADER_DARIUS'               AND MajorCivApproachType = 'MAJOR_CIV_APPROACH_DECEPTIVE';" calcext:value-type="string">
            <text:p>UPDATE Leader_MajorCivApproachBiases SET Bias = <text:s text:c="3"/>0 WHERE LeaderType = 'LEADER_DARIUS' <text:s text:c="14"/>AND MajorCivApproachType = 'MAJOR_CIV_APPROACH_DECEPTIVE';</text:p>
          </table:table-cell>
          <table:table-cell table:style-name="ce231" table:formula="of:=&quot;UPDATE Leader_MajorCivApproachBiases SET Bias = &quot;&amp;REPT(&quot; &quot;;4-LEN([.AN19]))&amp;[.AN19]&amp;&quot; WHERE LeaderType = 'LEADER_&quot;&amp;UPPER([.AN$2])&amp;&quot;'&quot;&amp;REPT(&quot; &quot;;20-LEN([.AN$2]))&amp;&quot; AND MajorCivApproachType = 'MAJOR_CIV_APPROACH_&quot;&amp;UPPER([.$A19])&amp;&quot;';&quot;" office:value-type="string" office:string-value="UPDATE Leader_MajorCivApproachBiases SET Bias =    0 WHERE LeaderType = 'LEADER_DIDO'                 AND MajorCivApproachType = 'MAJOR_CIV_APPROACH_DECEPTIVE';" calcext:value-type="string">
            <text:p>UPDATE Leader_MajorCivApproachBiases SET Bias = <text:s text:c="3"/>0 WHERE LeaderType = 'LEADER_DIDO' <text:s text:c="16"/>AND MajorCivApproachType = 'MAJOR_CIV_APPROACH_DECEPTIVE';</text:p>
          </table:table-cell>
          <table:table-cell table:style-name="ce231" table:formula="of:=&quot;UPDATE Leader_MajorCivApproachBiases SET Bias = &quot;&amp;REPT(&quot; &quot;;4-LEN([.AO19]))&amp;[.AO19]&amp;&quot; WHERE LeaderType = 'LEADER_&quot;&amp;UPPER([.AO$2])&amp;&quot;'&quot;&amp;REPT(&quot; &quot;;20-LEN([.AO$2]))&amp;&quot; AND MajorCivApproachType = 'MAJOR_CIV_APPROACH_&quot;&amp;UPPER([.$A19])&amp;&quot;';&quot;" office:value-type="string" office:string-value="UPDATE Leader_MajorCivApproachBiases SET Bias =    0 WHERE LeaderType = 'LEADER_HARUN_AL_RASHID'      AND MajorCivApproachType = 'MAJOR_CIV_APPROACH_DECEPTIVE';" calcext:value-type="string">
            <text:p>UPDATE Leader_MajorCivApproachBiases SET Bias = <text:s text:c="3"/>0 WHERE LeaderType = 'LEADER_HARUN_AL_RASHID' <text:s text:c="5"/>AND MajorCivApproachType = 'MAJOR_CIV_APPROACH_DECEPTIVE';</text:p>
          </table:table-cell>
          <table:table-cell table:style-name="ce231" table:formula="of:=&quot;UPDATE Leader_MajorCivApproachBiases SET Bias = &quot;&amp;REPT(&quot; &quot;;4-LEN([.AP19]))&amp;[.AP19]&amp;&quot; WHERE LeaderType = 'LEADER_&quot;&amp;UPPER([.AP$2])&amp;&quot;'&quot;&amp;REPT(&quot; &quot;;20-LEN([.AP$2]))&amp;&quot; AND MajorCivApproachType = 'MAJOR_CIV_APPROACH_&quot;&amp;UPPER([.$A19])&amp;&quot;';&quot;" office:value-type="string" office:string-value="UPDATE Leader_MajorCivApproachBiases SET Bias =    0 WHERE LeaderType = 'LEADER_NEBUCHADNEZZAR'       AND MajorCivApproachType = 'MAJOR_CIV_APPROACH_DECEPTIVE';" calcext:value-type="string">
            <text:p>UPDATE Leader_MajorCivApproachBiases SET Bias = <text:s text:c="3"/>0 WHERE LeaderType = 'LEADER_NEBUCHADNEZZAR' <text:s text:c="6"/>AND MajorCivApproachType = 'MAJOR_CIV_APPROACH_DECEPTIVE';</text:p>
          </table:table-cell>
          <table:table-cell table:style-name="ce231" table:formula="of:=&quot;UPDATE Leader_MajorCivApproachBiases SET Bias = &quot;&amp;REPT(&quot; &quot;;4-LEN([.AQ19]))&amp;[.AQ19]&amp;&quot; WHERE LeaderType = 'LEADER_&quot;&amp;UPPER([.AQ$2])&amp;&quot;'&quot;&amp;REPT(&quot; &quot;;20-LEN([.AQ$2]))&amp;&quot; AND MajorCivApproachType = 'MAJOR_CIV_APPROACH_&quot;&amp;UPPER([.$A19])&amp;&quot;';&quot;" office:value-type="string" office:string-value="UPDATE Leader_MajorCivApproachBiases SET Bias =    0 WHERE LeaderType = 'LEADER_PACAL'                AND MajorCivApproachType = 'MAJOR_CIV_APPROACH_DECEPTIVE';" calcext:value-type="string">
            <text:p>UPDATE Leader_MajorCivApproachBiases SET Bias = <text:s text:c="3"/>0 WHERE LeaderType = 'LEADER_PACAL' <text:s text:c="15"/>AND MajorCivApproachType = 'MAJOR_CIV_APPROACH_DECEPTIVE';</text:p>
          </table:table-cell>
          <table:table-cell table:style-name="ce231" table:formula="of:=&quot;UPDATE Leader_MajorCivApproachBiases SET Bias = &quot;&amp;REPT(&quot; &quot;;4-LEN([.AR19]))&amp;[.AR19]&amp;&quot; WHERE LeaderType = 'LEADER_&quot;&amp;UPPER([.AR$2])&amp;&quot;'&quot;&amp;REPT(&quot; &quot;;20-LEN([.AR$2]))&amp;&quot; AND MajorCivApproachType = 'MAJOR_CIV_APPROACH_&quot;&amp;UPPER([.$A19])&amp;&quot;';&quot;" office:value-type="string" office:string-value="UPDATE Leader_MajorCivApproachBiases SET Bias =    0 WHERE LeaderType = 'LEADER_SULEIMAN'             AND MajorCivApproachType = 'MAJOR_CIV_APPROACH_DECEPTIVE';" calcext:value-type="string">
            <text:p>UPDATE Leader_MajorCivApproachBiases SET Bias = <text:s text:c="3"/>0 WHERE LeaderType = 'LEADER_SULEIMAN' <text:s text:c="12"/>AND MajorCivApproachType = 'MAJOR_CIV_APPROACH_DECEPTIVE';</text:p>
          </table:table-cell>
          <table:table-cell table:style-name="ce231" table:formula="of:=&quot;UPDATE Leader_MajorCivApproachBiases SET Bias = &quot;&amp;REPT(&quot; &quot;;4-LEN([.AS19]))&amp;[.AS19]&amp;&quot; WHERE LeaderType = 'LEADER_&quot;&amp;UPPER([.AS$2])&amp;&quot;'&quot;&amp;REPT(&quot; &quot;;20-LEN([.AS$2]))&amp;&quot; AND MajorCivApproachType = 'MAJOR_CIV_APPROACH_&quot;&amp;UPPER([.$A19])&amp;&quot;';&quot;" office:value-type="string" office:string-value="UPDATE Leader_MajorCivApproachBiases SET Bias =    0 WHERE LeaderType = 'LEADER_WASHINGTON'           AND MajorCivApproachType = 'MAJOR_CIV_APPROACH_DECEPTIVE';" calcext:value-type="string">
            <text:p>UPDATE Leader_MajorCivApproachBiases SET Bias = <text:s text:c="3"/>0 WHERE LeaderType = 'LEADER_WASHINGTON' <text:s text:c="10"/>AND MajorCivApproachType = 'MAJOR_CIV_APPROACH_DECEPTIVE';</text:p>
          </table:table-cell>
          <table:table-cell table:style-name="ce231" table:formula="of:=&quot;UPDATE Leader_MajorCivApproachBiases SET Bias = &quot;&amp;REPT(&quot; &quot;;4-LEN([.AT19]))&amp;[.AT19]&amp;&quot; WHERE LeaderType = 'LEADER_&quot;&amp;UPPER([.AT$2])&amp;&quot;'&quot;&amp;REPT(&quot; &quot;;20-LEN([.AT$2]))&amp;&quot; AND MajorCivApproachType = 'MAJOR_CIV_APPROACH_&quot;&amp;UPPER([.$A19])&amp;&quot;';&quot;" office:value-type="string" office:string-value="UPDATE Leader_MajorCivApproachBiases SET Bias =    0 WHERE LeaderType = 'LEADER_MARIA'                AND MajorCivApproachType = 'MAJOR_CIV_APPROACH_DECEPTIVE';" calcext:value-type="string">
            <text:p>UPDATE Leader_MajorCivApproachBiases SET Bias = <text:s text:c="3"/>0 WHERE LeaderType = 'LEADER_MARIA' <text:s text:c="15"/>AND MajorCivApproachType = 'MAJOR_CIV_APPROACH_DECEPTIVE';</text:p>
          </table:table-cell>
          <table:table-cell table:style-name="ce231" table:formula="of:=&quot;UPDATE Leader_MajorCivApproachBiases SET Bias = &quot;&amp;REPT(&quot; &quot;;4-LEN([.AU19]))&amp;[.AU19]&amp;&quot; WHERE LeaderType = 'LEADER_&quot;&amp;UPPER([.AU$2])&amp;&quot;'&quot;&amp;REPT(&quot; &quot;;20-LEN([.AU$2]))&amp;&quot; AND MajorCivApproachType = 'MAJOR_CIV_APPROACH_&quot;&amp;UPPER([.$A19])&amp;&quot;';&quot;" office:value-type="string" office:string-value="UPDATE Leader_MajorCivApproachBiases SET Bias =    0 WHERE LeaderType = 'LEADER_POCATELLO'            AND MajorCivApproachType = 'MAJOR_CIV_APPROACH_DECEPTIVE';" calcext:value-type="string">
            <text:p>UPDATE Leader_MajorCivApproachBiases SET Bias = <text:s text:c="3"/>0 WHERE LeaderType = 'LEADER_POCATELLO' <text:s text:c="11"/>AND MajorCivApproachType = 'MAJOR_CIV_APPROACH_DECEPTIVE';</text:p>
          </table:table-cell>
          <table:table-cell table:style-name="ce231" table:formula="of:=&quot;UPDATE Leader_MajorCivApproachBiases SET Bias = &quot;&amp;REPT(&quot; &quot;;4-LEN([.AV19]))&amp;[.AV19]&amp;&quot; WHERE LeaderType = 'LEADER_&quot;&amp;UPPER([.AV$2])&amp;&quot;'&quot;&amp;REPT(&quot; &quot;;20-LEN([.AV$2]))&amp;&quot; AND MajorCivApproachType = 'MAJOR_CIV_APPROACH_&quot;&amp;UPPER([.$A19])&amp;&quot;';&quot;" office:value-type="string" office:string-value="UPDATE Leader_MajorCivApproachBiases SET Bias =    0 WHERE LeaderType = 'LEADER_WILLIAM'              AND MajorCivApproachType = 'MAJOR_CIV_APPROACH_DECEPTIVE';" calcext:value-type="string">
            <text:p>UPDATE Leader_MajorCivApproachBiases SET Bias = <text:s text:c="3"/>0 WHERE LeaderType = 'LEADER_WILLIAM' <text:s text:c="13"/>AND MajorCivApproachType = 'MAJOR_CIV_APPROACH_DECEPTIVE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ajorCivApproachBiases SET Bias = &quot;&amp;REPT(&quot; &quot;;4-LEN([.C20]))&amp;[.C20]&amp;&quot; WHERE LeaderType = 'LEADER_&quot;&amp;UPPER([.C$2])&amp;&quot;'&quot;&amp;REPT(&quot; &quot;;20-LEN([.C$2]))&amp;&quot; AND MajorCivApproachType = 'MAJOR_CIV_APPROACH_&quot;&amp;UPPER([.$A20])&amp;&quot;';&quot;" office:value-type="string" office:string-value="UPDATE Leader_MajorCivApproachBiases SET Bias =    4 WHERE LeaderType = 'LEADER_ASHURBANIPAL'         AND MajorCivApproachType = 'MAJOR_CIV_APPROACH_GUARDED';" calcext:value-type="string">
            <text:p>UPDATE Leader_MajorCivApproachBiases SET Bias = <text:s text:c="3"/>4 WHERE LeaderType = 'LEADER_ASHURBANIPAL' <text:s text:c="8"/>AND MajorCivApproachType = 'MAJOR_CIV_APPROACH_GUARDED';</text:p>
          </table:table-cell>
          <table:table-cell table:style-name="ce231" table:formula="of:=&quot;UPDATE Leader_MajorCivApproachBiases SET Bias = &quot;&amp;REPT(&quot; &quot;;4-LEN([.D20]))&amp;[.D20]&amp;&quot; WHERE LeaderType = 'LEADER_&quot;&amp;UPPER([.D$2])&amp;&quot;'&quot;&amp;REPT(&quot; &quot;;20-LEN([.D$2]))&amp;&quot; AND MajorCivApproachType = 'MAJOR_CIV_APPROACH_&quot;&amp;UPPER([.$A20])&amp;&quot;';&quot;" office:value-type="string" office:string-value="UPDATE Leader_MajorCivApproachBiases SET Bias =    4 WHERE LeaderType = 'LEADER_ASKIA'                AND MajorCivApproachType = 'MAJOR_CIV_APPROACH_GUARDED';" calcext:value-type="string">
            <text:p>UPDATE Leader_MajorCivApproachBiases SET Bias = <text:s text:c="3"/>4 WHERE LeaderType = 'LEADER_ASKIA' <text:s text:c="15"/>AND MajorCivApproachType = 'MAJOR_CIV_APPROACH_GUARDED';</text:p>
          </table:table-cell>
          <table:table-cell table:style-name="ce231" table:formula="of:=&quot;UPDATE Leader_MajorCivApproachBiases SET Bias = &quot;&amp;REPT(&quot; &quot;;4-LEN([.E20]))&amp;[.E20]&amp;&quot; WHERE LeaderType = 'LEADER_&quot;&amp;UPPER([.E$2])&amp;&quot;'&quot;&amp;REPT(&quot; &quot;;20-LEN([.E$2]))&amp;&quot; AND MajorCivApproachType = 'MAJOR_CIV_APPROACH_&quot;&amp;UPPER([.$A20])&amp;&quot;';&quot;" office:value-type="string" office:string-value="UPDATE Leader_MajorCivApproachBiases SET Bias =    4 WHERE LeaderType = 'LEADER_ATTILA'               AND MajorCivApproachType = 'MAJOR_CIV_APPROACH_GUARDED';" calcext:value-type="string">
            <text:p>UPDATE Leader_MajorCivApproachBiases SET Bias = <text:s text:c="3"/>4 WHERE LeaderType = 'LEADER_ATTILA' <text:s text:c="14"/>AND MajorCivApproachType = 'MAJOR_CIV_APPROACH_GUARDED';</text:p>
          </table:table-cell>
          <table:table-cell table:style-name="ce231" table:formula="of:=&quot;UPDATE Leader_MajorCivApproachBiases SET Bias = &quot;&amp;REPT(&quot; &quot;;4-LEN([.F20]))&amp;[.F20]&amp;&quot; WHERE LeaderType = 'LEADER_&quot;&amp;UPPER([.F$2])&amp;&quot;'&quot;&amp;REPT(&quot; &quot;;20-LEN([.F$2]))&amp;&quot; AND MajorCivApproachType = 'MAJOR_CIV_APPROACH_&quot;&amp;UPPER([.$A20])&amp;&quot;';&quot;" office:value-type="string" office:string-value="UPDATE Leader_MajorCivApproachBiases SET Bias =    4 WHERE LeaderType = 'LEADER_AUGUSTUS'             AND MajorCivApproachType = 'MAJOR_CIV_APPROACH_GUARDED';" calcext:value-type="string">
            <text:p>UPDATE Leader_MajorCivApproachBiases SET Bias = <text:s text:c="3"/>4 WHERE LeaderType = 'LEADER_AUGUSTUS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G20]))&amp;[.G20]&amp;&quot; WHERE LeaderType = 'LEADER_&quot;&amp;UPPER([.G$2])&amp;&quot;'&quot;&amp;REPT(&quot; &quot;;20-LEN([.G$2]))&amp;&quot; AND MajorCivApproachType = 'MAJOR_CIV_APPROACH_&quot;&amp;UPPER([.$A20])&amp;&quot;';&quot;" office:value-type="string" office:string-value="UPDATE Leader_MajorCivApproachBiases SET Bias =    4 WHERE LeaderType = 'LEADER_GENGHIS_KHAN'         AND MajorCivApproachType = 'MAJOR_CIV_APPROACH_GUARDED';" calcext:value-type="string">
            <text:p>UPDATE Leader_MajorCivApproachBiases SET Bias = <text:s text:c="3"/>4 WHERE LeaderType = 'LEADER_GENGHIS_KHAN' <text:s text:c="8"/>AND MajorCivApproachType = 'MAJOR_CIV_APPROACH_GUARDED';</text:p>
          </table:table-cell>
          <table:table-cell table:style-name="ce231" table:formula="of:=&quot;UPDATE Leader_MajorCivApproachBiases SET Bias = &quot;&amp;REPT(&quot; &quot;;4-LEN([.H20]))&amp;[.H20]&amp;&quot; WHERE LeaderType = 'LEADER_&quot;&amp;UPPER([.H$2])&amp;&quot;'&quot;&amp;REPT(&quot; &quot;;20-LEN([.H$2]))&amp;&quot; AND MajorCivApproachType = 'MAJOR_CIV_APPROACH_&quot;&amp;UPPER([.$A20])&amp;&quot;';&quot;" office:value-type="string" office:string-value="UPDATE Leader_MajorCivApproachBiases SET Bias =    4 WHERE LeaderType = 'LEADER_HARALD'               AND MajorCivApproachType = 'MAJOR_CIV_APPROACH_GUARDED';" calcext:value-type="string">
            <text:p>UPDATE Leader_MajorCivApproachBiases SET Bias = <text:s text:c="3"/>4 WHERE LeaderType = 'LEADER_HARALD' <text:s text:c="14"/>AND MajorCivApproachType = 'MAJOR_CIV_APPROACH_GUARDED';</text:p>
          </table:table-cell>
          <table:table-cell table:style-name="ce231" table:formula="of:=&quot;UPDATE Leader_MajorCivApproachBiases SET Bias = &quot;&amp;REPT(&quot; &quot;;4-LEN([.I20]))&amp;[.I20]&amp;&quot; WHERE LeaderType = 'LEADER_&quot;&amp;UPPER([.I$2])&amp;&quot;'&quot;&amp;REPT(&quot; &quot;;20-LEN([.I$2]))&amp;&quot; AND MajorCivApproachType = 'MAJOR_CIV_APPROACH_&quot;&amp;UPPER([.$A20])&amp;&quot;';&quot;" office:value-type="string" office:string-value="UPDATE Leader_MajorCivApproachBiases SET Bias =    4 WHERE LeaderType = 'LEADER_ISABELLA'             AND MajorCivApproachType = 'MAJOR_CIV_APPROACH_GUARDED';" calcext:value-type="string">
            <text:p>UPDATE Leader_MajorCivApproachBiases SET Bias = <text:s text:c="3"/>4 WHERE LeaderType = 'LEADER_ISABELLA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J20]))&amp;[.J20]&amp;&quot; WHERE LeaderType = 'LEADER_&quot;&amp;UPPER([.J$2])&amp;&quot;'&quot;&amp;REPT(&quot; &quot;;20-LEN([.J$2]))&amp;&quot; AND MajorCivApproachType = 'MAJOR_CIV_APPROACH_&quot;&amp;UPPER([.$A20])&amp;&quot;';&quot;" office:value-type="string" office:string-value="UPDATE Leader_MajorCivApproachBiases SET Bias =    4 WHERE LeaderType = 'LEADER_NAPOLEON'             AND MajorCivApproachType = 'MAJOR_CIV_APPROACH_GUARDED';" calcext:value-type="string">
            <text:p>UPDATE Leader_MajorCivApproachBiases SET Bias = <text:s text:c="3"/>4 WHERE LeaderType = 'LEADER_NAPOLEON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K20]))&amp;[.K20]&amp;&quot; WHERE LeaderType = 'LEADER_&quot;&amp;UPPER([.K$2])&amp;&quot;'&quot;&amp;REPT(&quot; &quot;;20-LEN([.K$2]))&amp;&quot; AND MajorCivApproachType = 'MAJOR_CIV_APPROACH_&quot;&amp;UPPER([.$A20])&amp;&quot;';&quot;" office:value-type="string" office:string-value="UPDATE Leader_MajorCivApproachBiases SET Bias =    4 WHERE LeaderType = 'LEADER_ODA_NOBUNAGA'         AND MajorCivApproachType = 'MAJOR_CIV_APPROACH_GUARDED';" calcext:value-type="string">
            <text:p>UPDATE Leader_MajorCivApproachBiases SET Bias = <text:s text:c="3"/>4 WHERE LeaderType = 'LEADER_ODA_NOBUNAGA' <text:s text:c="8"/>AND MajorCivApproachType = 'MAJOR_CIV_APPROACH_GUARDED';</text:p>
          </table:table-cell>
          <table:table-cell table:style-name="ce231" table:formula="of:=&quot;UPDATE Leader_MajorCivApproachBiases SET Bias = &quot;&amp;REPT(&quot; &quot;;4-LEN([.L20]))&amp;[.L20]&amp;&quot; WHERE LeaderType = 'LEADER_&quot;&amp;UPPER([.L$2])&amp;&quot;'&quot;&amp;REPT(&quot; &quot;;20-LEN([.L$2]))&amp;&quot; AND MajorCivApproachType = 'MAJOR_CIV_APPROACH_&quot;&amp;UPPER([.$A20])&amp;&quot;';&quot;" office:value-type="string" office:string-value="UPDATE Leader_MajorCivApproachBiases SET Bias =    4 WHERE LeaderType = 'LEADER_ENRICO_DANDOLO'       AND MajorCivApproachType = 'MAJOR_CIV_APPROACH_GUARDED';" calcext:value-type="string">
            <text:p>UPDATE Leader_MajorCivApproachBiases SET Bias = <text:s text:c="3"/>4 WHERE LeaderType = 'LEADER_ENRICO_DANDOLO' <text:s text:c="6"/>AND MajorCivApproachType = 'MAJOR_CIV_APPROACH_GUARDED';</text:p>
          </table:table-cell>
          <table:table-cell table:style-name="ce231" table:formula="of:=&quot;UPDATE Leader_MajorCivApproachBiases SET Bias = &quot;&amp;REPT(&quot; &quot;;4-LEN([.M20]))&amp;[.M20]&amp;&quot; WHERE LeaderType = 'LEADER_&quot;&amp;UPPER([.M$2])&amp;&quot;'&quot;&amp;REPT(&quot; &quot;;20-LEN([.M$2]))&amp;&quot; AND MajorCivApproachType = 'MAJOR_CIV_APPROACH_&quot;&amp;UPPER([.$A20])&amp;&quot;';&quot;" office:value-type="string" office:string-value="UPDATE Leader_MajorCivApproachBiases SET Bias =    4 WHERE LeaderType = 'LEADER_SHAKA'                AND MajorCivApproachType = 'MAJOR_CIV_APPROACH_GUARDED';" calcext:value-type="string">
            <text:p>UPDATE Leader_MajorCivApproachBiases SET Bias = <text:s text:c="3"/>4 WHERE LeaderType = 'LEADER_SHAKA' <text:s text:c="15"/>AND MajorCivApproachType = 'MAJOR_CIV_APPROACH_GUARDED';</text:p>
          </table:table-cell>
          <table:table-cell table:style-name="ce231" table:formula="of:=&quot;UPDATE Leader_MajorCivApproachBiases SET Bias = &quot;&amp;REPT(&quot; &quot;;4-LEN([.N20]))&amp;[.N20]&amp;&quot; WHERE LeaderType = 'LEADER_&quot;&amp;UPPER([.N$2])&amp;&quot;'&quot;&amp;REPT(&quot; &quot;;20-LEN([.N$2]))&amp;&quot; AND MajorCivApproachType = 'MAJOR_CIV_APPROACH_&quot;&amp;UPPER([.$A20])&amp;&quot;';&quot;" office:value-type="string" office:string-value="UPDATE Leader_MajorCivApproachBiases SET Bias =    6 WHERE LeaderType = 'LEADER_COALITION'            AND MajorCivApproachType = 'MAJOR_CIV_APPROACH_GUARDED';" calcext:value-type="string">
            <text:p>UPDATE Leader_MajorCivApproachBiases SET Bias = <text:s text:c="3"/>6 WHERE LeaderType = 'LEADER_COALITION' <text:s text:c="11"/>AND MajorCivApproachType = 'MAJOR_CIV_APPROACH_GUARDED';</text:p>
          </table:table-cell>
          <table:table-cell table:style-name="ce231" table:formula="of:=&quot;UPDATE Leader_MajorCivApproachBiases SET Bias = &quot;&amp;REPT(&quot; &quot;;4-LEN([.O20]))&amp;[.O20]&amp;&quot; WHERE LeaderType = 'LEADER_&quot;&amp;UPPER([.O$2])&amp;&quot;'&quot;&amp;REPT(&quot; &quot;;20-LEN([.O$2]))&amp;&quot; AND MajorCivApproachType = 'MAJOR_CIV_APPROACH_&quot;&amp;UPPER([.$A20])&amp;&quot;';&quot;" office:value-type="string" office:string-value="UPDATE Leader_MajorCivApproachBiases SET Bias =    6 WHERE LeaderType = 'LEADER_ALEXANDER'            AND MajorCivApproachType = 'MAJOR_CIV_APPROACH_GUARDED';" calcext:value-type="string">
            <text:p>UPDATE Leader_MajorCivApproachBiases SET Bias = <text:s text:c="3"/>6 WHERE LeaderType = 'LEADER_ALEXANDER' <text:s text:c="11"/>AND MajorCivApproachType = 'MAJOR_CIV_APPROACH_GUARDED';</text:p>
          </table:table-cell>
          <table:table-cell table:style-name="ce231" table:formula="of:=&quot;UPDATE Leader_MajorCivApproachBiases SET Bias = &quot;&amp;REPT(&quot; &quot;;4-LEN([.P20]))&amp;[.P20]&amp;&quot; WHERE LeaderType = 'LEADER_&quot;&amp;UPPER([.P$2])&amp;&quot;'&quot;&amp;REPT(&quot; &quot;;20-LEN([.P$2]))&amp;&quot; AND MajorCivApproachType = 'MAJOR_CIV_APPROACH_&quot;&amp;UPPER([.$A20])&amp;&quot;';&quot;" office:value-type="string" office:string-value="UPDATE Leader_MajorCivApproachBiases SET Bias =    6 WHERE LeaderType = 'LEADER_BISMARCK'             AND MajorCivApproachType = 'MAJOR_CIV_APPROACH_GUARDED';" calcext:value-type="string">
            <text:p>UPDATE Leader_MajorCivApproachBiases SET Bias = <text:s text:c="3"/>6 WHERE LeaderType = 'LEADER_BISMARCK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Q20]))&amp;[.Q20]&amp;&quot; WHERE LeaderType = 'LEADER_&quot;&amp;UPPER([.Q$2])&amp;&quot;'&quot;&amp;REPT(&quot; &quot;;20-LEN([.Q$2]))&amp;&quot; AND MajorCivApproachType = 'MAJOR_CIV_APPROACH_&quot;&amp;UPPER([.$A20])&amp;&quot;';&quot;" office:value-type="string" office:string-value="UPDATE Leader_MajorCivApproachBiases SET Bias =    6 WHERE LeaderType = 'LEADER_CATHERINE'            AND MajorCivApproachType = 'MAJOR_CIV_APPROACH_GUARDED';" calcext:value-type="string">
            <text:p>UPDATE Leader_MajorCivApproachBiases SET Bias = <text:s text:c="3"/>6 WHERE LeaderType = 'LEADER_CATHERINE' <text:s text:c="11"/>AND MajorCivApproachType = 'MAJOR_CIV_APPROACH_GUARDED';</text:p>
          </table:table-cell>
          <table:table-cell table:style-name="ce231" table:formula="of:=&quot;UPDATE Leader_MajorCivApproachBiases SET Bias = &quot;&amp;REPT(&quot; &quot;;4-LEN([.R20]))&amp;[.R20]&amp;&quot; WHERE LeaderType = 'LEADER_&quot;&amp;UPPER([.R$2])&amp;&quot;'&quot;&amp;REPT(&quot; &quot;;20-LEN([.R$2]))&amp;&quot; AND MajorCivApproachType = 'MAJOR_CIV_APPROACH_&quot;&amp;UPPER([.$A20])&amp;&quot;';&quot;" office:value-type="string" office:string-value="UPDATE Leader_MajorCivApproachBiases SET Bias =    6 WHERE LeaderType = 'LEADER_ELIZABETH'            AND MajorCivApproachType = 'MAJOR_CIV_APPROACH_GUARDED';" calcext:value-type="string">
            <text:p>UPDATE Leader_MajorCivApproachBiases SET Bias = <text:s text:c="3"/>6 WHERE LeaderType = 'LEADER_ELIZABETH' <text:s text:c="11"/>AND MajorCivApproachType = 'MAJOR_CIV_APPROACH_GUARDED';</text:p>
          </table:table-cell>
          <table:table-cell table:style-name="ce231" table:formula="of:=&quot;UPDATE Leader_MajorCivApproachBiases SET Bias = &quot;&amp;REPT(&quot; &quot;;4-LEN([.S20]))&amp;[.S20]&amp;&quot; WHERE LeaderType = 'LEADER_&quot;&amp;UPPER([.S$2])&amp;&quot;'&quot;&amp;REPT(&quot; &quot;;20-LEN([.S$2]))&amp;&quot; AND MajorCivApproachType = 'MAJOR_CIV_APPROACH_&quot;&amp;UPPER([.$A20])&amp;&quot;';&quot;" office:value-type="string" office:string-value="UPDATE Leader_MajorCivApproachBiases SET Bias =    6 WHERE LeaderType = 'LEADER_GUSTAVUS_ADOLPHUS'    AND MajorCivApproachType = 'MAJOR_CIV_APPROACH_GUARDED';" calcext:value-type="string">
            <text:p>UPDATE Leader_MajorCivApproachBiases SET Bias = <text:s text:c="3"/>6 WHERE LeaderType = 'LEADER_GUSTAVUS_ADOLPHUS' <text:s text:c="3"/>AND MajorCivApproachType = 'MAJOR_CIV_APPROACH_GUARDED';</text:p>
          </table:table-cell>
          <table:table-cell table:style-name="ce231" table:formula="of:=&quot;UPDATE Leader_MajorCivApproachBiases SET Bias = &quot;&amp;REPT(&quot; &quot;;4-LEN([.T20]))&amp;[.T20]&amp;&quot; WHERE LeaderType = 'LEADER_&quot;&amp;UPPER([.T$2])&amp;&quot;'&quot;&amp;REPT(&quot; &quot;;20-LEN([.T$2]))&amp;&quot; AND MajorCivApproachType = 'MAJOR_CIV_APPROACH_&quot;&amp;UPPER([.$A20])&amp;&quot;';&quot;" office:value-type="string" office:string-value="UPDATE Leader_MajorCivApproachBiases SET Bias =    6 WHERE LeaderType = 'LEADER_HIAWATHA'             AND MajorCivApproachType = 'MAJOR_CIV_APPROACH_GUARDED';" calcext:value-type="string">
            <text:p>UPDATE Leader_MajorCivApproachBiases SET Bias = <text:s text:c="3"/>6 WHERE LeaderType = 'LEADER_HIAWATHA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U20]))&amp;[.U20]&amp;&quot; WHERE LeaderType = 'LEADER_&quot;&amp;UPPER([.U$2])&amp;&quot;'&quot;&amp;REPT(&quot; &quot;;20-LEN([.U$2]))&amp;&quot; AND MajorCivApproachType = 'MAJOR_CIV_APPROACH_&quot;&amp;UPPER([.$A20])&amp;&quot;';&quot;" office:value-type="string" office:string-value="UPDATE Leader_MajorCivApproachBiases SET Bias =    6 WHERE LeaderType = 'LEADER_MONTEZUMA'            AND MajorCivApproachType = 'MAJOR_CIV_APPROACH_GUARDED';" calcext:value-type="string">
            <text:p>UPDATE Leader_MajorCivApproachBiases SET Bias = <text:s text:c="3"/>6 WHERE LeaderType = 'LEADER_MONTEZUMA' <text:s text:c="11"/>AND MajorCivApproachType = 'MAJOR_CIV_APPROACH_GUARDED';</text:p>
          </table:table-cell>
          <table:table-cell table:style-name="ce231" table:formula="of:=&quot;UPDATE Leader_MajorCivApproachBiases SET Bias = &quot;&amp;REPT(&quot; &quot;;4-LEN([.V20]))&amp;[.V20]&amp;&quot; WHERE LeaderType = 'LEADER_&quot;&amp;UPPER([.V$2])&amp;&quot;'&quot;&amp;REPT(&quot; &quot;;20-LEN([.V$2]))&amp;&quot; AND MajorCivApproachType = 'MAJOR_CIV_APPROACH_&quot;&amp;UPPER([.$A20])&amp;&quot;';&quot;" office:value-type="string" office:string-value="UPDATE Leader_MajorCivApproachBiases SET Bias =    6 WHERE LeaderType = 'LEADER_THEODORA'             AND MajorCivApproachType = 'MAJOR_CIV_APPROACH_GUARDED';" calcext:value-type="string">
            <text:p>UPDATE Leader_MajorCivApproachBiases SET Bias = <text:s text:c="3"/>6 WHERE LeaderType = 'LEADER_THEODORA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W20]))&amp;[.W20]&amp;&quot; WHERE LeaderType = 'LEADER_&quot;&amp;UPPER([.W$2])&amp;&quot;'&quot;&amp;REPT(&quot; &quot;;20-LEN([.W$2]))&amp;&quot; AND MajorCivApproachType = 'MAJOR_CIV_APPROACH_&quot;&amp;UPPER([.$A20])&amp;&quot;';&quot;" office:value-type="string" office:string-value="UPDATE Leader_MajorCivApproachBiases SET Bias =    6 WHERE LeaderType = 'LEADER_GAJAH_MADA'           AND MajorCivApproachType = 'MAJOR_CIV_APPROACH_GUARDED';" calcext:value-type="string">
            <text:p>UPDATE Leader_MajorCivApproachBiases SET Bias = <text:s text:c="3"/>6 WHERE LeaderType = 'LEADER_GAJAH_MADA' <text:s text:c="10"/>AND MajorCivApproachType = 'MAJOR_CIV_APPROACH_GUARDED';</text:p>
          </table:table-cell>
          <table:table-cell table:style-name="ce231" table:formula="of:=&quot;UPDATE Leader_MajorCivApproachBiases SET Bias = &quot;&amp;REPT(&quot; &quot;;4-LEN([.X20]))&amp;[.X20]&amp;&quot; WHERE LeaderType = 'LEADER_&quot;&amp;UPPER([.X$2])&amp;&quot;'&quot;&amp;REPT(&quot; &quot;;20-LEN([.X$2]))&amp;&quot; AND MajorCivApproachType = 'MAJOR_CIV_APPROACH_&quot;&amp;UPPER([.$A20])&amp;&quot;';&quot;" office:value-type="string" office:string-value="UPDATE Leader_MajorCivApproachBiases SET Bias =    6 WHERE LeaderType = 'LEADER_CASIMIR'              AND MajorCivApproachType = 'MAJOR_CIV_APPROACH_GUARDED';" calcext:value-type="string">
            <text:p>UPDATE Leader_MajorCivApproachBiases SET Bias = <text:s text:c="3"/>6 WHERE LeaderType = 'LEADER_CASIMIR' <text:s text:c="13"/>AND MajorCivApproachType = 'MAJOR_CIV_APPROACH_GUARDED';</text:p>
          </table:table-cell>
          <table:table-cell table:style-name="ce231" table:formula="of:=&quot;UPDATE Leader_MajorCivApproachBiases SET Bias = &quot;&amp;REPT(&quot; &quot;;4-LEN([.Y20]))&amp;[.Y20]&amp;&quot; WHERE LeaderType = 'LEADER_&quot;&amp;UPPER([.Y$2])&amp;&quot;'&quot;&amp;REPT(&quot; &quot;;20-LEN([.Y$2]))&amp;&quot; AND MajorCivApproachType = 'MAJOR_CIV_APPROACH_&quot;&amp;UPPER([.$A20])&amp;&quot;';&quot;" office:value-type="string" office:string-value="UPDATE Leader_MajorCivApproachBiases SET Bias =    6 WHERE LeaderType = 'LEADER_WU_ZETIAN'            AND MajorCivApproachType = 'MAJOR_CIV_APPROACH_GUARDED';" calcext:value-type="string">
            <text:p>UPDATE Leader_MajorCivApproachBiases SET Bias = <text:s text:c="3"/>6 WHERE LeaderType = 'LEADER_WU_ZETIAN' <text:s text:c="11"/>AND MajorCivApproachType = 'MAJOR_CIV_APPROACH_GUARDED';</text:p>
          </table:table-cell>
          <table:table-cell table:style-name="ce231" table:formula="of:=&quot;UPDATE Leader_MajorCivApproachBiases SET Bias = &quot;&amp;REPT(&quot; &quot;;4-LEN([.Z20]))&amp;[.Z20]&amp;&quot; WHERE LeaderType = 'LEADER_&quot;&amp;UPPER([.Z$2])&amp;&quot;'&quot;&amp;REPT(&quot; &quot;;20-LEN([.Z$2]))&amp;&quot; AND MajorCivApproachType = 'MAJOR_CIV_APPROACH_&quot;&amp;UPPER([.$A20])&amp;&quot;';&quot;" office:value-type="string" office:string-value="UPDATE Leader_MajorCivApproachBiases SET Bias =    4 WHERE LeaderType = 'LEADER_DIPLOMAT'             AND MajorCivApproachType = 'MAJOR_CIV_APPROACH_GUARDED';" calcext:value-type="string">
            <text:p>UPDATE Leader_MajorCivApproachBiases SET Bias = <text:s text:c="3"/>4 WHERE LeaderType = 'LEADER_DIPLOMAT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AA20]))&amp;[.AA20]&amp;&quot; WHERE LeaderType = 'LEADER_&quot;&amp;UPPER([.AA$2])&amp;&quot;'&quot;&amp;REPT(&quot; &quot;;20-LEN([.AA$2]))&amp;&quot; AND MajorCivApproachType = 'MAJOR_CIV_APPROACH_&quot;&amp;UPPER([.$A20])&amp;&quot;';&quot;" office:value-type="string" office:string-value="UPDATE Leader_MajorCivApproachBiases SET Bias =    4 WHERE LeaderType = 'LEADER_GANDHI'               AND MajorCivApproachType = 'MAJOR_CIV_APPROACH_GUARDED';" calcext:value-type="string">
            <text:p>UPDATE Leader_MajorCivApproachBiases SET Bias = <text:s text:c="3"/>4 WHERE LeaderType = 'LEADER_GANDHI' <text:s text:c="14"/>AND MajorCivApproachType = 'MAJOR_CIV_APPROACH_GUARDED';</text:p>
          </table:table-cell>
          <table:table-cell table:style-name="ce231" table:formula="of:=&quot;UPDATE Leader_MajorCivApproachBiases SET Bias = &quot;&amp;REPT(&quot; &quot;;4-LEN([.AB20]))&amp;[.AB20]&amp;&quot; WHERE LeaderType = 'LEADER_&quot;&amp;UPPER([.AB$2])&amp;&quot;'&quot;&amp;REPT(&quot; &quot;;20-LEN([.AB$2]))&amp;&quot; AND MajorCivApproachType = 'MAJOR_CIV_APPROACH_&quot;&amp;UPPER([.$A20])&amp;&quot;';&quot;" office:value-type="string" office:string-value="UPDATE Leader_MajorCivApproachBiases SET Bias =    4 WHERE LeaderType = 'LEADER_SELASSIE'             AND MajorCivApproachType = 'MAJOR_CIV_APPROACH_GUARDED';" calcext:value-type="string">
            <text:p>UPDATE Leader_MajorCivApproachBiases SET Bias = <text:s text:c="3"/>4 WHERE LeaderType = 'LEADER_SELASSIE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AC20]))&amp;[.AC20]&amp;&quot; WHERE LeaderType = 'LEADER_&quot;&amp;UPPER([.AC$2])&amp;&quot;'&quot;&amp;REPT(&quot; &quot;;20-LEN([.AC$2]))&amp;&quot; AND MajorCivApproachType = 'MAJOR_CIV_APPROACH_&quot;&amp;UPPER([.$A20])&amp;&quot;';&quot;" office:value-type="string" office:string-value="UPDATE Leader_MajorCivApproachBiases SET Bias =    4 WHERE LeaderType = 'LEADER_KAMEHAMEHA'           AND MajorCivApproachType = 'MAJOR_CIV_APPROACH_GUARDED';" calcext:value-type="string">
            <text:p>UPDATE Leader_MajorCivApproachBiases SET Bias = <text:s text:c="3"/>4 WHERE LeaderType = 'LEADER_KAMEHAMEHA' <text:s text:c="10"/>AND MajorCivApproachType = 'MAJOR_CIV_APPROACH_GUARDED';</text:p>
          </table:table-cell>
          <table:table-cell table:style-name="ce231" table:formula="of:=&quot;UPDATE Leader_MajorCivApproachBiases SET Bias = &quot;&amp;REPT(&quot; &quot;;4-LEN([.AD20]))&amp;[.AD20]&amp;&quot; WHERE LeaderType = 'LEADER_&quot;&amp;UPPER([.AD$2])&amp;&quot;'&quot;&amp;REPT(&quot; &quot;;20-LEN([.AD$2]))&amp;&quot; AND MajorCivApproachType = 'MAJOR_CIV_APPROACH_&quot;&amp;UPPER([.$A20])&amp;&quot;';&quot;" office:value-type="string" office:string-value="UPDATE Leader_MajorCivApproachBiases SET Bias =    4 WHERE LeaderType = 'LEADER_MARIA_I'              AND MajorCivApproachType = 'MAJOR_CIV_APPROACH_GUARDED';" calcext:value-type="string">
            <text:p>UPDATE Leader_MajorCivApproachBiases SET Bias = <text:s text:c="3"/>4 WHERE LeaderType = 'LEADER_MARIA_I' <text:s text:c="13"/>AND MajorCivApproachType = 'MAJOR_CIV_APPROACH_GUARDED';</text:p>
          </table:table-cell>
          <table:table-cell table:style-name="ce231" table:formula="of:=&quot;UPDATE Leader_MajorCivApproachBiases SET Bias = &quot;&amp;REPT(&quot; &quot;;4-LEN([.AE20]))&amp;[.AE20]&amp;&quot; WHERE LeaderType = 'LEADER_&quot;&amp;UPPER([.AE$2])&amp;&quot;'&quot;&amp;REPT(&quot; &quot;;20-LEN([.AE$2]))&amp;&quot; AND MajorCivApproachType = 'MAJOR_CIV_APPROACH_&quot;&amp;UPPER([.$A20])&amp;&quot;';&quot;" office:value-type="string" office:string-value="UPDATE Leader_MajorCivApproachBiases SET Bias =    4 WHERE LeaderType = 'LEADER_PACHACUTI'            AND MajorCivApproachType = 'MAJOR_CIV_APPROACH_GUARDED';" calcext:value-type="string">
            <text:p>UPDATE Leader_MajorCivApproachBiases SET Bias = <text:s text:c="3"/>4 WHERE LeaderType = 'LEADER_PACHACUTI' <text:s text:c="11"/>AND MajorCivApproachType = 'MAJOR_CIV_APPROACH_GUARDED';</text:p>
          </table:table-cell>
          <table:table-cell table:style-name="ce231" table:formula="of:=&quot;UPDATE Leader_MajorCivApproachBiases SET Bias = &quot;&amp;REPT(&quot; &quot;;4-LEN([.AF20]))&amp;[.AF20]&amp;&quot; WHERE LeaderType = 'LEADER_&quot;&amp;UPPER([.AF$2])&amp;&quot;'&quot;&amp;REPT(&quot; &quot;;20-LEN([.AF$2]))&amp;&quot; AND MajorCivApproachType = 'MAJOR_CIV_APPROACH_&quot;&amp;UPPER([.$A20])&amp;&quot;';&quot;" office:value-type="string" office:string-value="UPDATE Leader_MajorCivApproachBiases SET Bias =    4 WHERE LeaderType = 'LEADER_RAMESSES'             AND MajorCivApproachType = 'MAJOR_CIV_APPROACH_GUARDED';" calcext:value-type="string">
            <text:p>UPDATE Leader_MajorCivApproachBiases SET Bias = <text:s text:c="3"/>4 WHERE LeaderType = 'LEADER_RAMESSES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AG20]))&amp;[.AG20]&amp;&quot; WHERE LeaderType = 'LEADER_&quot;&amp;UPPER([.AG$2])&amp;&quot;'&quot;&amp;REPT(&quot; &quot;;20-LEN([.AG$2]))&amp;&quot; AND MajorCivApproachType = 'MAJOR_CIV_APPROACH_&quot;&amp;UPPER([.$A20])&amp;&quot;';&quot;" office:value-type="string" office:string-value="UPDATE Leader_MajorCivApproachBiases SET Bias =    4 WHERE LeaderType = 'LEADER_RAMKHAMHAENG'         AND MajorCivApproachType = 'MAJOR_CIV_APPROACH_GUARDED';" calcext:value-type="string">
            <text:p>UPDATE Leader_MajorCivApproachBiases SET Bias = <text:s text:c="3"/>4 WHERE LeaderType = 'LEADER_RAMKHAMHAENG' <text:s text:c="8"/>AND MajorCivApproachType = 'MAJOR_CIV_APPROACH_GUARDED';</text:p>
          </table:table-cell>
          <table:table-cell table:style-name="ce231" table:formula="of:=&quot;UPDATE Leader_MajorCivApproachBiases SET Bias = &quot;&amp;REPT(&quot; &quot;;4-LEN([.AH20]))&amp;[.AH20]&amp;&quot; WHERE LeaderType = 'LEADER_&quot;&amp;UPPER([.AH$2])&amp;&quot;'&quot;&amp;REPT(&quot; &quot;;20-LEN([.AH$2]))&amp;&quot; AND MajorCivApproachType = 'MAJOR_CIV_APPROACH_&quot;&amp;UPPER([.$A20])&amp;&quot;';&quot;" office:value-type="string" office:string-value="UPDATE Leader_MajorCivApproachBiases SET Bias =    4 WHERE LeaderType = 'LEADER_PEDRO'                AND MajorCivApproachType = 'MAJOR_CIV_APPROACH_GUARDED';" calcext:value-type="string">
            <text:p>UPDATE Leader_MajorCivApproachBiases SET Bias = <text:s text:c="3"/>4 WHERE LeaderType = 'LEADER_PEDRO' <text:s text:c="15"/>AND MajorCivApproachType = 'MAJOR_CIV_APPROACH_GUARDED';</text:p>
          </table:table-cell>
          <table:table-cell table:style-name="ce231" table:formula="of:=&quot;UPDATE Leader_MajorCivApproachBiases SET Bias = &quot;&amp;REPT(&quot; &quot;;4-LEN([.AI20]))&amp;[.AI20]&amp;&quot; WHERE LeaderType = 'LEADER_&quot;&amp;UPPER([.AI$2])&amp;&quot;'&quot;&amp;REPT(&quot; &quot;;20-LEN([.AI$2]))&amp;&quot; AND MajorCivApproachType = 'MAJOR_CIV_APPROACH_&quot;&amp;UPPER([.$A20])&amp;&quot;';&quot;" office:value-type="string" office:string-value="UPDATE Leader_MajorCivApproachBiases SET Bias =    4 WHERE LeaderType = 'LEADER_AHMAD_ALMANSUR'       AND MajorCivApproachType = 'MAJOR_CIV_APPROACH_GUARDED';" calcext:value-type="string">
            <text:p>UPDATE Leader_MajorCivApproachBiases SET Bias = <text:s text:c="3"/>4 WHERE LeaderType = 'LEADER_AHMAD_ALMANSUR' <text:s text:c="6"/>AND MajorCivApproachType = 'MAJOR_CIV_APPROACH_GUARDED';</text:p>
          </table:table-cell>
          <table:table-cell table:style-name="ce231" table:formula="of:=&quot;UPDATE Leader_MajorCivApproachBiases SET Bias = &quot;&amp;REPT(&quot; &quot;;4-LEN([.AJ20]))&amp;[.AJ20]&amp;&quot; WHERE LeaderType = 'LEADER_&quot;&amp;UPPER([.AJ$2])&amp;&quot;'&quot;&amp;REPT(&quot; &quot;;20-LEN([.AJ$2]))&amp;&quot; AND MajorCivApproachType = 'MAJOR_CIV_APPROACH_&quot;&amp;UPPER([.$A20])&amp;&quot;';&quot;" office:value-type="string" office:string-value="UPDATE Leader_MajorCivApproachBiases SET Bias =    4 WHERE LeaderType = 'LEADER_SEJONG'               AND MajorCivApproachType = 'MAJOR_CIV_APPROACH_GUARDED';" calcext:value-type="string">
            <text:p>UPDATE Leader_MajorCivApproachBiases SET Bias = <text:s text:c="3"/>4 WHERE LeaderType = 'LEADER_SEJONG' <text:s text:c="14"/>AND MajorCivApproachType = 'MAJOR_CIV_APPROACH_GUARDED';</text:p>
          </table:table-cell>
          <table:table-cell table:style-name="ce231" table:formula="of:=&quot;UPDATE Leader_MajorCivApproachBiases SET Bias = &quot;&amp;REPT(&quot; &quot;;4-LEN([.AK20]))&amp;[.AK20]&amp;&quot; WHERE LeaderType = 'LEADER_&quot;&amp;UPPER([.AK$2])&amp;&quot;'&quot;&amp;REPT(&quot; &quot;;20-LEN([.AK$2]))&amp;&quot; AND MajorCivApproachType = 'MAJOR_CIV_APPROACH_&quot;&amp;UPPER([.$A20])&amp;&quot;';&quot;" office:value-type="string" office:string-value="UPDATE Leader_MajorCivApproachBiases SET Bias =    4 WHERE LeaderType = 'LEADER_EXPANSIONIST'         AND MajorCivApproachType = 'MAJOR_CIV_APPROACH_GUARDED';" calcext:value-type="string">
            <text:p>UPDATE Leader_MajorCivApproachBiases SET Bias = <text:s text:c="3"/>4 WHERE LeaderType = 'LEADER_EXPANSIONIST' <text:s text:c="8"/>AND MajorCivApproachType = 'MAJOR_CIV_APPROACH_GUARDED';</text:p>
          </table:table-cell>
          <table:table-cell table:style-name="ce231" table:formula="of:=&quot;UPDATE Leader_MajorCivApproachBiases SET Bias = &quot;&amp;REPT(&quot; &quot;;4-LEN([.AL20]))&amp;[.AL20]&amp;&quot; WHERE LeaderType = 'LEADER_&quot;&amp;UPPER([.AL$2])&amp;&quot;'&quot;&amp;REPT(&quot; &quot;;20-LEN([.AL$2]))&amp;&quot; AND MajorCivApproachType = 'MAJOR_CIV_APPROACH_&quot;&amp;UPPER([.$A20])&amp;&quot;';&quot;" office:value-type="string" office:string-value="UPDATE Leader_MajorCivApproachBiases SET Bias =    4 WHERE LeaderType = 'LEADER_BOUDICCA'             AND MajorCivApproachType = 'MAJOR_CIV_APPROACH_GUARDED';" calcext:value-type="string">
            <text:p>UPDATE Leader_MajorCivApproachBiases SET Bias = <text:s text:c="3"/>4 WHERE LeaderType = 'LEADER_BOUDICCA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AM20]))&amp;[.AM20]&amp;&quot; WHERE LeaderType = 'LEADER_&quot;&amp;UPPER([.AM$2])&amp;&quot;'&quot;&amp;REPT(&quot; &quot;;20-LEN([.AM$2]))&amp;&quot; AND MajorCivApproachType = 'MAJOR_CIV_APPROACH_&quot;&amp;UPPER([.$A20])&amp;&quot;';&quot;" office:value-type="string" office:string-value="UPDATE Leader_MajorCivApproachBiases SET Bias =    4 WHERE LeaderType = 'LEADER_DARIUS'               AND MajorCivApproachType = 'MAJOR_CIV_APPROACH_GUARDED';" calcext:value-type="string">
            <text:p>UPDATE Leader_MajorCivApproachBiases SET Bias = <text:s text:c="3"/>4 WHERE LeaderType = 'LEADER_DARIUS' <text:s text:c="14"/>AND MajorCivApproachType = 'MAJOR_CIV_APPROACH_GUARDED';</text:p>
          </table:table-cell>
          <table:table-cell table:style-name="ce231" table:formula="of:=&quot;UPDATE Leader_MajorCivApproachBiases SET Bias = &quot;&amp;REPT(&quot; &quot;;4-LEN([.AN20]))&amp;[.AN20]&amp;&quot; WHERE LeaderType = 'LEADER_&quot;&amp;UPPER([.AN$2])&amp;&quot;'&quot;&amp;REPT(&quot; &quot;;20-LEN([.AN$2]))&amp;&quot; AND MajorCivApproachType = 'MAJOR_CIV_APPROACH_&quot;&amp;UPPER([.$A20])&amp;&quot;';&quot;" office:value-type="string" office:string-value="UPDATE Leader_MajorCivApproachBiases SET Bias =    4 WHERE LeaderType = 'LEADER_DIDO'                 AND MajorCivApproachType = 'MAJOR_CIV_APPROACH_GUARDED';" calcext:value-type="string">
            <text:p>UPDATE Leader_MajorCivApproachBiases SET Bias = <text:s text:c="3"/>4 WHERE LeaderType = 'LEADER_DIDO' <text:s text:c="16"/>AND MajorCivApproachType = 'MAJOR_CIV_APPROACH_GUARDED';</text:p>
          </table:table-cell>
          <table:table-cell table:style-name="ce231" table:formula="of:=&quot;UPDATE Leader_MajorCivApproachBiases SET Bias = &quot;&amp;REPT(&quot; &quot;;4-LEN([.AO20]))&amp;[.AO20]&amp;&quot; WHERE LeaderType = 'LEADER_&quot;&amp;UPPER([.AO$2])&amp;&quot;'&quot;&amp;REPT(&quot; &quot;;20-LEN([.AO$2]))&amp;&quot; AND MajorCivApproachType = 'MAJOR_CIV_APPROACH_&quot;&amp;UPPER([.$A20])&amp;&quot;';&quot;" office:value-type="string" office:string-value="UPDATE Leader_MajorCivApproachBiases SET Bias =    4 WHERE LeaderType = 'LEADER_HARUN_AL_RASHID'      AND MajorCivApproachType = 'MAJOR_CIV_APPROACH_GUARDED';" calcext:value-type="string">
            <text:p>UPDATE Leader_MajorCivApproachBiases SET Bias = <text:s text:c="3"/>4 WHERE LeaderType = 'LEADER_HARUN_AL_RASHID' <text:s text:c="5"/>AND MajorCivApproachType = 'MAJOR_CIV_APPROACH_GUARDED';</text:p>
          </table:table-cell>
          <table:table-cell table:style-name="ce231" table:formula="of:=&quot;UPDATE Leader_MajorCivApproachBiases SET Bias = &quot;&amp;REPT(&quot; &quot;;4-LEN([.AP20]))&amp;[.AP20]&amp;&quot; WHERE LeaderType = 'LEADER_&quot;&amp;UPPER([.AP$2])&amp;&quot;'&quot;&amp;REPT(&quot; &quot;;20-LEN([.AP$2]))&amp;&quot; AND MajorCivApproachType = 'MAJOR_CIV_APPROACH_&quot;&amp;UPPER([.$A20])&amp;&quot;';&quot;" office:value-type="string" office:string-value="UPDATE Leader_MajorCivApproachBiases SET Bias =    4 WHERE LeaderType = 'LEADER_NEBUCHADNEZZAR'       AND MajorCivApproachType = 'MAJOR_CIV_APPROACH_GUARDED';" calcext:value-type="string">
            <text:p>UPDATE Leader_MajorCivApproachBiases SET Bias = <text:s text:c="3"/>4 WHERE LeaderType = 'LEADER_NEBUCHADNEZZAR' <text:s text:c="6"/>AND MajorCivApproachType = 'MAJOR_CIV_APPROACH_GUARDED';</text:p>
          </table:table-cell>
          <table:table-cell table:style-name="ce231" table:formula="of:=&quot;UPDATE Leader_MajorCivApproachBiases SET Bias = &quot;&amp;REPT(&quot; &quot;;4-LEN([.AQ20]))&amp;[.AQ20]&amp;&quot; WHERE LeaderType = 'LEADER_&quot;&amp;UPPER([.AQ$2])&amp;&quot;'&quot;&amp;REPT(&quot; &quot;;20-LEN([.AQ$2]))&amp;&quot; AND MajorCivApproachType = 'MAJOR_CIV_APPROACH_&quot;&amp;UPPER([.$A20])&amp;&quot;';&quot;" office:value-type="string" office:string-value="UPDATE Leader_MajorCivApproachBiases SET Bias =    4 WHERE LeaderType = 'LEADER_PACAL'                AND MajorCivApproachType = 'MAJOR_CIV_APPROACH_GUARDED';" calcext:value-type="string">
            <text:p>UPDATE Leader_MajorCivApproachBiases SET Bias = <text:s text:c="3"/>4 WHERE LeaderType = 'LEADER_PACAL' <text:s text:c="15"/>AND MajorCivApproachType = 'MAJOR_CIV_APPROACH_GUARDED';</text:p>
          </table:table-cell>
          <table:table-cell table:style-name="ce231" table:formula="of:=&quot;UPDATE Leader_MajorCivApproachBiases SET Bias = &quot;&amp;REPT(&quot; &quot;;4-LEN([.AR20]))&amp;[.AR20]&amp;&quot; WHERE LeaderType = 'LEADER_&quot;&amp;UPPER([.AR$2])&amp;&quot;'&quot;&amp;REPT(&quot; &quot;;20-LEN([.AR$2]))&amp;&quot; AND MajorCivApproachType = 'MAJOR_CIV_APPROACH_&quot;&amp;UPPER([.$A20])&amp;&quot;';&quot;" office:value-type="string" office:string-value="UPDATE Leader_MajorCivApproachBiases SET Bias =    4 WHERE LeaderType = 'LEADER_SULEIMAN'             AND MajorCivApproachType = 'MAJOR_CIV_APPROACH_GUARDED';" calcext:value-type="string">
            <text:p>UPDATE Leader_MajorCivApproachBiases SET Bias = <text:s text:c="3"/>4 WHERE LeaderType = 'LEADER_SULEIMAN' <text:s text:c="12"/>AND MajorCivApproachType = 'MAJOR_CIV_APPROACH_GUARDED';</text:p>
          </table:table-cell>
          <table:table-cell table:style-name="ce231" table:formula="of:=&quot;UPDATE Leader_MajorCivApproachBiases SET Bias = &quot;&amp;REPT(&quot; &quot;;4-LEN([.AS20]))&amp;[.AS20]&amp;&quot; WHERE LeaderType = 'LEADER_&quot;&amp;UPPER([.AS$2])&amp;&quot;'&quot;&amp;REPT(&quot; &quot;;20-LEN([.AS$2]))&amp;&quot; AND MajorCivApproachType = 'MAJOR_CIV_APPROACH_&quot;&amp;UPPER([.$A20])&amp;&quot;';&quot;" office:value-type="string" office:string-value="UPDATE Leader_MajorCivApproachBiases SET Bias =    4 WHERE LeaderType = 'LEADER_WASHINGTON'           AND MajorCivApproachType = 'MAJOR_CIV_APPROACH_GUARDED';" calcext:value-type="string">
            <text:p>UPDATE Leader_MajorCivApproachBiases SET Bias = <text:s text:c="3"/>4 WHERE LeaderType = 'LEADER_WASHINGTON' <text:s text:c="10"/>AND MajorCivApproachType = 'MAJOR_CIV_APPROACH_GUARDED';</text:p>
          </table:table-cell>
          <table:table-cell table:style-name="ce231" table:formula="of:=&quot;UPDATE Leader_MajorCivApproachBiases SET Bias = &quot;&amp;REPT(&quot; &quot;;4-LEN([.AT20]))&amp;[.AT20]&amp;&quot; WHERE LeaderType = 'LEADER_&quot;&amp;UPPER([.AT$2])&amp;&quot;'&quot;&amp;REPT(&quot; &quot;;20-LEN([.AT$2]))&amp;&quot; AND MajorCivApproachType = 'MAJOR_CIV_APPROACH_&quot;&amp;UPPER([.$A20])&amp;&quot;';&quot;" office:value-type="string" office:string-value="UPDATE Leader_MajorCivApproachBiases SET Bias =    4 WHERE LeaderType = 'LEADER_MARIA'                AND MajorCivApproachType = 'MAJOR_CIV_APPROACH_GUARDED';" calcext:value-type="string">
            <text:p>UPDATE Leader_MajorCivApproachBiases SET Bias = <text:s text:c="3"/>4 WHERE LeaderType = 'LEADER_MARIA' <text:s text:c="15"/>AND MajorCivApproachType = 'MAJOR_CIV_APPROACH_GUARDED';</text:p>
          </table:table-cell>
          <table:table-cell table:style-name="ce231" table:formula="of:=&quot;UPDATE Leader_MajorCivApproachBiases SET Bias = &quot;&amp;REPT(&quot; &quot;;4-LEN([.AU20]))&amp;[.AU20]&amp;&quot; WHERE LeaderType = 'LEADER_&quot;&amp;UPPER([.AU$2])&amp;&quot;'&quot;&amp;REPT(&quot; &quot;;20-LEN([.AU$2]))&amp;&quot; AND MajorCivApproachType = 'MAJOR_CIV_APPROACH_&quot;&amp;UPPER([.$A20])&amp;&quot;';&quot;" office:value-type="string" office:string-value="UPDATE Leader_MajorCivApproachBiases SET Bias =    4 WHERE LeaderType = 'LEADER_POCATELLO'            AND MajorCivApproachType = 'MAJOR_CIV_APPROACH_GUARDED';" calcext:value-type="string">
            <text:p>UPDATE Leader_MajorCivApproachBiases SET Bias = <text:s text:c="3"/>4 WHERE LeaderType = 'LEADER_POCATELLO' <text:s text:c="11"/>AND MajorCivApproachType = 'MAJOR_CIV_APPROACH_GUARDED';</text:p>
          </table:table-cell>
          <table:table-cell table:style-name="ce231" table:formula="of:=&quot;UPDATE Leader_MajorCivApproachBiases SET Bias = &quot;&amp;REPT(&quot; &quot;;4-LEN([.AV20]))&amp;[.AV20]&amp;&quot; WHERE LeaderType = 'LEADER_&quot;&amp;UPPER([.AV$2])&amp;&quot;'&quot;&amp;REPT(&quot; &quot;;20-LEN([.AV$2]))&amp;&quot; AND MajorCivApproachType = 'MAJOR_CIV_APPROACH_&quot;&amp;UPPER([.$A20])&amp;&quot;';&quot;" office:value-type="string" office:string-value="UPDATE Leader_MajorCivApproachBiases SET Bias =    4 WHERE LeaderType = 'LEADER_WILLIAM'              AND MajorCivApproachType = 'MAJOR_CIV_APPROACH_GUARDED';" calcext:value-type="string">
            <text:p>UPDATE Leader_MajorCivApproachBiases SET Bias = <text:s text:c="3"/>4 WHERE LeaderType = 'LEADER_WILLIAM' <text:s text:c="13"/>AND MajorCivApproachType = 'MAJOR_CIV_APPROACH_GUARDED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ajorCivApproachBiases SET Bias = &quot;&amp;REPT(&quot; &quot;;4-LEN([.C21]))&amp;[.C21]&amp;&quot; WHERE LeaderType = 'LEADER_&quot;&amp;UPPER([.C$2])&amp;&quot;'&quot;&amp;REPT(&quot; &quot;;20-LEN([.C$2]))&amp;&quot; AND MajorCivApproachType = 'MAJOR_CIV_APPROACH_&quot;&amp;UPPER([.$A21])&amp;&quot;';&quot;" office:value-type="string" office:string-value="UPDATE Leader_MajorCivApproachBiases SET Bias =    2 WHERE LeaderType = 'LEADER_ASHURBANIPAL'         AND MajorCivApproachType = 'MAJOR_CIV_APPROACH_AFRAID';" calcext:value-type="string">
            <text:p>UPDATE Leader_MajorCivApproachBiases SET Bias = <text:s text:c="3"/>2 WHERE LeaderType = 'LEADER_ASHURBANIPAL' <text:s text:c="8"/>AND MajorCivApproachType = 'MAJOR_CIV_APPROACH_AFRAID';</text:p>
          </table:table-cell>
          <table:table-cell table:style-name="ce231" table:formula="of:=&quot;UPDATE Leader_MajorCivApproachBiases SET Bias = &quot;&amp;REPT(&quot; &quot;;4-LEN([.D21]))&amp;[.D21]&amp;&quot; WHERE LeaderType = 'LEADER_&quot;&amp;UPPER([.D$2])&amp;&quot;'&quot;&amp;REPT(&quot; &quot;;20-LEN([.D$2]))&amp;&quot; AND MajorCivApproachType = 'MAJOR_CIV_APPROACH_&quot;&amp;UPPER([.$A21])&amp;&quot;';&quot;" office:value-type="string" office:string-value="UPDATE Leader_MajorCivApproachBiases SET Bias =    2 WHERE LeaderType = 'LEADER_ASKIA'                AND MajorCivApproachType = 'MAJOR_CIV_APPROACH_AFRAID';" calcext:value-type="string">
            <text:p>UPDATE Leader_MajorCivApproachBiases SET Bias = <text:s text:c="3"/>2 WHERE LeaderType = 'LEADER_ASKIA' <text:s text:c="15"/>AND MajorCivApproachType = 'MAJOR_CIV_APPROACH_AFRAID';</text:p>
          </table:table-cell>
          <table:table-cell table:style-name="ce231" table:formula="of:=&quot;UPDATE Leader_MajorCivApproachBiases SET Bias = &quot;&amp;REPT(&quot; &quot;;4-LEN([.E21]))&amp;[.E21]&amp;&quot; WHERE LeaderType = 'LEADER_&quot;&amp;UPPER([.E$2])&amp;&quot;'&quot;&amp;REPT(&quot; &quot;;20-LEN([.E$2]))&amp;&quot; AND MajorCivApproachType = 'MAJOR_CIV_APPROACH_&quot;&amp;UPPER([.$A21])&amp;&quot;';&quot;" office:value-type="string" office:string-value="UPDATE Leader_MajorCivApproachBiases SET Bias =    2 WHERE LeaderType = 'LEADER_ATTILA'               AND MajorCivApproachType = 'MAJOR_CIV_APPROACH_AFRAID';" calcext:value-type="string">
            <text:p>UPDATE Leader_MajorCivApproachBiases SET Bias = <text:s text:c="3"/>2 WHERE LeaderType = 'LEADER_ATTILA' <text:s text:c="14"/>AND MajorCivApproachType = 'MAJOR_CIV_APPROACH_AFRAID';</text:p>
          </table:table-cell>
          <table:table-cell table:style-name="ce231" table:formula="of:=&quot;UPDATE Leader_MajorCivApproachBiases SET Bias = &quot;&amp;REPT(&quot; &quot;;4-LEN([.F21]))&amp;[.F21]&amp;&quot; WHERE LeaderType = 'LEADER_&quot;&amp;UPPER([.F$2])&amp;&quot;'&quot;&amp;REPT(&quot; &quot;;20-LEN([.F$2]))&amp;&quot; AND MajorCivApproachType = 'MAJOR_CIV_APPROACH_&quot;&amp;UPPER([.$A21])&amp;&quot;';&quot;" office:value-type="string" office:string-value="UPDATE Leader_MajorCivApproachBiases SET Bias =    2 WHERE LeaderType = 'LEADER_AUGUSTUS'             AND MajorCivApproachType = 'MAJOR_CIV_APPROACH_AFRAID';" calcext:value-type="string">
            <text:p>UPDATE Leader_MajorCivApproachBiases SET Bias = <text:s text:c="3"/>2 WHERE LeaderType = 'LEADER_AUGUSTUS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G21]))&amp;[.G21]&amp;&quot; WHERE LeaderType = 'LEADER_&quot;&amp;UPPER([.G$2])&amp;&quot;'&quot;&amp;REPT(&quot; &quot;;20-LEN([.G$2]))&amp;&quot; AND MajorCivApproachType = 'MAJOR_CIV_APPROACH_&quot;&amp;UPPER([.$A21])&amp;&quot;';&quot;" office:value-type="string" office:string-value="UPDATE Leader_MajorCivApproachBiases SET Bias =    2 WHERE LeaderType = 'LEADER_GENGHIS_KHAN'         AND MajorCivApproachType = 'MAJOR_CIV_APPROACH_AFRAID';" calcext:value-type="string">
            <text:p>UPDATE Leader_MajorCivApproachBiases SET Bias = <text:s text:c="3"/>2 WHERE LeaderType = 'LEADER_GENGHIS_KHAN' <text:s text:c="8"/>AND MajorCivApproachType = 'MAJOR_CIV_APPROACH_AFRAID';</text:p>
          </table:table-cell>
          <table:table-cell table:style-name="ce231" table:formula="of:=&quot;UPDATE Leader_MajorCivApproachBiases SET Bias = &quot;&amp;REPT(&quot; &quot;;4-LEN([.H21]))&amp;[.H21]&amp;&quot; WHERE LeaderType = 'LEADER_&quot;&amp;UPPER([.H$2])&amp;&quot;'&quot;&amp;REPT(&quot; &quot;;20-LEN([.H$2]))&amp;&quot; AND MajorCivApproachType = 'MAJOR_CIV_APPROACH_&quot;&amp;UPPER([.$A21])&amp;&quot;';&quot;" office:value-type="string" office:string-value="UPDATE Leader_MajorCivApproachBiases SET Bias =    2 WHERE LeaderType = 'LEADER_HARALD'               AND MajorCivApproachType = 'MAJOR_CIV_APPROACH_AFRAID';" calcext:value-type="string">
            <text:p>UPDATE Leader_MajorCivApproachBiases SET Bias = <text:s text:c="3"/>2 WHERE LeaderType = 'LEADER_HARALD' <text:s text:c="14"/>AND MajorCivApproachType = 'MAJOR_CIV_APPROACH_AFRAID';</text:p>
          </table:table-cell>
          <table:table-cell table:style-name="ce231" table:formula="of:=&quot;UPDATE Leader_MajorCivApproachBiases SET Bias = &quot;&amp;REPT(&quot; &quot;;4-LEN([.I21]))&amp;[.I21]&amp;&quot; WHERE LeaderType = 'LEADER_&quot;&amp;UPPER([.I$2])&amp;&quot;'&quot;&amp;REPT(&quot; &quot;;20-LEN([.I$2]))&amp;&quot; AND MajorCivApproachType = 'MAJOR_CIV_APPROACH_&quot;&amp;UPPER([.$A21])&amp;&quot;';&quot;" office:value-type="string" office:string-value="UPDATE Leader_MajorCivApproachBiases SET Bias =    2 WHERE LeaderType = 'LEADER_ISABELLA'             AND MajorCivApproachType = 'MAJOR_CIV_APPROACH_AFRAID';" calcext:value-type="string">
            <text:p>UPDATE Leader_MajorCivApproachBiases SET Bias = <text:s text:c="3"/>2 WHERE LeaderType = 'LEADER_ISABELLA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J21]))&amp;[.J21]&amp;&quot; WHERE LeaderType = 'LEADER_&quot;&amp;UPPER([.J$2])&amp;&quot;'&quot;&amp;REPT(&quot; &quot;;20-LEN([.J$2]))&amp;&quot; AND MajorCivApproachType = 'MAJOR_CIV_APPROACH_&quot;&amp;UPPER([.$A21])&amp;&quot;';&quot;" office:value-type="string" office:string-value="UPDATE Leader_MajorCivApproachBiases SET Bias =    2 WHERE LeaderType = 'LEADER_NAPOLEON'             AND MajorCivApproachType = 'MAJOR_CIV_APPROACH_AFRAID';" calcext:value-type="string">
            <text:p>UPDATE Leader_MajorCivApproachBiases SET Bias = <text:s text:c="3"/>2 WHERE LeaderType = 'LEADER_NAPOLEON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K21]))&amp;[.K21]&amp;&quot; WHERE LeaderType = 'LEADER_&quot;&amp;UPPER([.K$2])&amp;&quot;'&quot;&amp;REPT(&quot; &quot;;20-LEN([.K$2]))&amp;&quot; AND MajorCivApproachType = 'MAJOR_CIV_APPROACH_&quot;&amp;UPPER([.$A21])&amp;&quot;';&quot;" office:value-type="string" office:string-value="UPDATE Leader_MajorCivApproachBiases SET Bias =    2 WHERE LeaderType = 'LEADER_ODA_NOBUNAGA'         AND MajorCivApproachType = 'MAJOR_CIV_APPROACH_AFRAID';" calcext:value-type="string">
            <text:p>UPDATE Leader_MajorCivApproachBiases SET Bias = <text:s text:c="3"/>2 WHERE LeaderType = 'LEADER_ODA_NOBUNAGA' <text:s text:c="8"/>AND MajorCivApproachType = 'MAJOR_CIV_APPROACH_AFRAID';</text:p>
          </table:table-cell>
          <table:table-cell table:style-name="ce231" table:formula="of:=&quot;UPDATE Leader_MajorCivApproachBiases SET Bias = &quot;&amp;REPT(&quot; &quot;;4-LEN([.L21]))&amp;[.L21]&amp;&quot; WHERE LeaderType = 'LEADER_&quot;&amp;UPPER([.L$2])&amp;&quot;'&quot;&amp;REPT(&quot; &quot;;20-LEN([.L$2]))&amp;&quot; AND MajorCivApproachType = 'MAJOR_CIV_APPROACH_&quot;&amp;UPPER([.$A21])&amp;&quot;';&quot;" office:value-type="string" office:string-value="UPDATE Leader_MajorCivApproachBiases SET Bias =    2 WHERE LeaderType = 'LEADER_ENRICO_DANDOLO'       AND MajorCivApproachType = 'MAJOR_CIV_APPROACH_AFRAID';" calcext:value-type="string">
            <text:p>UPDATE Leader_MajorCivApproachBiases SET Bias = <text:s text:c="3"/>2 WHERE LeaderType = 'LEADER_ENRICO_DANDOLO' <text:s text:c="6"/>AND MajorCivApproachType = 'MAJOR_CIV_APPROACH_AFRAID';</text:p>
          </table:table-cell>
          <table:table-cell table:style-name="ce231" table:formula="of:=&quot;UPDATE Leader_MajorCivApproachBiases SET Bias = &quot;&amp;REPT(&quot; &quot;;4-LEN([.M21]))&amp;[.M21]&amp;&quot; WHERE LeaderType = 'LEADER_&quot;&amp;UPPER([.M$2])&amp;&quot;'&quot;&amp;REPT(&quot; &quot;;20-LEN([.M$2]))&amp;&quot; AND MajorCivApproachType = 'MAJOR_CIV_APPROACH_&quot;&amp;UPPER([.$A21])&amp;&quot;';&quot;" office:value-type="string" office:string-value="UPDATE Leader_MajorCivApproachBiases SET Bias =    2 WHERE LeaderType = 'LEADER_SHAKA'                AND MajorCivApproachType = 'MAJOR_CIV_APPROACH_AFRAID';" calcext:value-type="string">
            <text:p>UPDATE Leader_MajorCivApproachBiases SET Bias = <text:s text:c="3"/>2 WHERE LeaderType = 'LEADER_SHAKA' <text:s text:c="15"/>AND MajorCivApproachType = 'MAJOR_CIV_APPROACH_AFRAID';</text:p>
          </table:table-cell>
          <table:table-cell table:style-name="ce231" table:formula="of:=&quot;UPDATE Leader_MajorCivApproachBiases SET Bias = &quot;&amp;REPT(&quot; &quot;;4-LEN([.N21]))&amp;[.N21]&amp;&quot; WHERE LeaderType = 'LEADER_&quot;&amp;UPPER([.N$2])&amp;&quot;'&quot;&amp;REPT(&quot; &quot;;20-LEN([.N$2]))&amp;&quot; AND MajorCivApproachType = 'MAJOR_CIV_APPROACH_&quot;&amp;UPPER([.$A21])&amp;&quot;';&quot;" office:value-type="string" office:string-value="UPDATE Leader_MajorCivApproachBiases SET Bias =    4 WHERE LeaderType = 'LEADER_COALITION'            AND MajorCivApproachType = 'MAJOR_CIV_APPROACH_AFRAID';" calcext:value-type="string">
            <text:p>UPDATE Leader_MajorCivApproachBiases SET Bias = <text:s text:c="3"/>4 WHERE LeaderType = 'LEADER_COALITION' <text:s text:c="11"/>AND MajorCivApproachType = 'MAJOR_CIV_APPROACH_AFRAID';</text:p>
          </table:table-cell>
          <table:table-cell table:style-name="ce231" table:formula="of:=&quot;UPDATE Leader_MajorCivApproachBiases SET Bias = &quot;&amp;REPT(&quot; &quot;;4-LEN([.O21]))&amp;[.O21]&amp;&quot; WHERE LeaderType = 'LEADER_&quot;&amp;UPPER([.O$2])&amp;&quot;'&quot;&amp;REPT(&quot; &quot;;20-LEN([.O$2]))&amp;&quot; AND MajorCivApproachType = 'MAJOR_CIV_APPROACH_&quot;&amp;UPPER([.$A21])&amp;&quot;';&quot;" office:value-type="string" office:string-value="UPDATE Leader_MajorCivApproachBiases SET Bias =    4 WHERE LeaderType = 'LEADER_ALEXANDER'            AND MajorCivApproachType = 'MAJOR_CIV_APPROACH_AFRAID';" calcext:value-type="string">
            <text:p>UPDATE Leader_MajorCivApproachBiases SET Bias = <text:s text:c="3"/>4 WHERE LeaderType = 'LEADER_ALEXANDER' <text:s text:c="11"/>AND MajorCivApproachType = 'MAJOR_CIV_APPROACH_AFRAID';</text:p>
          </table:table-cell>
          <table:table-cell table:style-name="ce231" table:formula="of:=&quot;UPDATE Leader_MajorCivApproachBiases SET Bias = &quot;&amp;REPT(&quot; &quot;;4-LEN([.P21]))&amp;[.P21]&amp;&quot; WHERE LeaderType = 'LEADER_&quot;&amp;UPPER([.P$2])&amp;&quot;'&quot;&amp;REPT(&quot; &quot;;20-LEN([.P$2]))&amp;&quot; AND MajorCivApproachType = 'MAJOR_CIV_APPROACH_&quot;&amp;UPPER([.$A21])&amp;&quot;';&quot;" office:value-type="string" office:string-value="UPDATE Leader_MajorCivApproachBiases SET Bias =    4 WHERE LeaderType = 'LEADER_BISMARCK'             AND MajorCivApproachType = 'MAJOR_CIV_APPROACH_AFRAID';" calcext:value-type="string">
            <text:p>UPDATE Leader_MajorCivApproachBiases SET Bias = <text:s text:c="3"/>4 WHERE LeaderType = 'LEADER_BISMARCK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Q21]))&amp;[.Q21]&amp;&quot; WHERE LeaderType = 'LEADER_&quot;&amp;UPPER([.Q$2])&amp;&quot;'&quot;&amp;REPT(&quot; &quot;;20-LEN([.Q$2]))&amp;&quot; AND MajorCivApproachType = 'MAJOR_CIV_APPROACH_&quot;&amp;UPPER([.$A21])&amp;&quot;';&quot;" office:value-type="string" office:string-value="UPDATE Leader_MajorCivApproachBiases SET Bias =    4 WHERE LeaderType = 'LEADER_CATHERINE'            AND MajorCivApproachType = 'MAJOR_CIV_APPROACH_AFRAID';" calcext:value-type="string">
            <text:p>UPDATE Leader_MajorCivApproachBiases SET Bias = <text:s text:c="3"/>4 WHERE LeaderType = 'LEADER_CATHERINE' <text:s text:c="11"/>AND MajorCivApproachType = 'MAJOR_CIV_APPROACH_AFRAID';</text:p>
          </table:table-cell>
          <table:table-cell table:style-name="ce231" table:formula="of:=&quot;UPDATE Leader_MajorCivApproachBiases SET Bias = &quot;&amp;REPT(&quot; &quot;;4-LEN([.R21]))&amp;[.R21]&amp;&quot; WHERE LeaderType = 'LEADER_&quot;&amp;UPPER([.R$2])&amp;&quot;'&quot;&amp;REPT(&quot; &quot;;20-LEN([.R$2]))&amp;&quot; AND MajorCivApproachType = 'MAJOR_CIV_APPROACH_&quot;&amp;UPPER([.$A21])&amp;&quot;';&quot;" office:value-type="string" office:string-value="UPDATE Leader_MajorCivApproachBiases SET Bias =    4 WHERE LeaderType = 'LEADER_ELIZABETH'            AND MajorCivApproachType = 'MAJOR_CIV_APPROACH_AFRAID';" calcext:value-type="string">
            <text:p>UPDATE Leader_MajorCivApproachBiases SET Bias = <text:s text:c="3"/>4 WHERE LeaderType = 'LEADER_ELIZABETH' <text:s text:c="11"/>AND MajorCivApproachType = 'MAJOR_CIV_APPROACH_AFRAID';</text:p>
          </table:table-cell>
          <table:table-cell table:style-name="ce231" table:formula="of:=&quot;UPDATE Leader_MajorCivApproachBiases SET Bias = &quot;&amp;REPT(&quot; &quot;;4-LEN([.S21]))&amp;[.S21]&amp;&quot; WHERE LeaderType = 'LEADER_&quot;&amp;UPPER([.S$2])&amp;&quot;'&quot;&amp;REPT(&quot; &quot;;20-LEN([.S$2]))&amp;&quot; AND MajorCivApproachType = 'MAJOR_CIV_APPROACH_&quot;&amp;UPPER([.$A21])&amp;&quot;';&quot;" office:value-type="string" office:string-value="UPDATE Leader_MajorCivApproachBiases SET Bias =    4 WHERE LeaderType = 'LEADER_GUSTAVUS_ADOLPHUS'    AND MajorCivApproachType = 'MAJOR_CIV_APPROACH_AFRAID';" calcext:value-type="string">
            <text:p>UPDATE Leader_MajorCivApproachBiases SET Bias = <text:s text:c="3"/>4 WHERE LeaderType = 'LEADER_GUSTAVUS_ADOLPHUS' <text:s text:c="3"/>AND MajorCivApproachType = 'MAJOR_CIV_APPROACH_AFRAID';</text:p>
          </table:table-cell>
          <table:table-cell table:style-name="ce231" table:formula="of:=&quot;UPDATE Leader_MajorCivApproachBiases SET Bias = &quot;&amp;REPT(&quot; &quot;;4-LEN([.T21]))&amp;[.T21]&amp;&quot; WHERE LeaderType = 'LEADER_&quot;&amp;UPPER([.T$2])&amp;&quot;'&quot;&amp;REPT(&quot; &quot;;20-LEN([.T$2]))&amp;&quot; AND MajorCivApproachType = 'MAJOR_CIV_APPROACH_&quot;&amp;UPPER([.$A21])&amp;&quot;';&quot;" office:value-type="string" office:string-value="UPDATE Leader_MajorCivApproachBiases SET Bias =    4 WHERE LeaderType = 'LEADER_HIAWATHA'             AND MajorCivApproachType = 'MAJOR_CIV_APPROACH_AFRAID';" calcext:value-type="string">
            <text:p>UPDATE Leader_MajorCivApproachBiases SET Bias = <text:s text:c="3"/>4 WHERE LeaderType = 'LEADER_HIAWATHA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U21]))&amp;[.U21]&amp;&quot; WHERE LeaderType = 'LEADER_&quot;&amp;UPPER([.U$2])&amp;&quot;'&quot;&amp;REPT(&quot; &quot;;20-LEN([.U$2]))&amp;&quot; AND MajorCivApproachType = 'MAJOR_CIV_APPROACH_&quot;&amp;UPPER([.$A21])&amp;&quot;';&quot;" office:value-type="string" office:string-value="UPDATE Leader_MajorCivApproachBiases SET Bias =    4 WHERE LeaderType = 'LEADER_MONTEZUMA'            AND MajorCivApproachType = 'MAJOR_CIV_APPROACH_AFRAID';" calcext:value-type="string">
            <text:p>UPDATE Leader_MajorCivApproachBiases SET Bias = <text:s text:c="3"/>4 WHERE LeaderType = 'LEADER_MONTEZUMA' <text:s text:c="11"/>AND MajorCivApproachType = 'MAJOR_CIV_APPROACH_AFRAID';</text:p>
          </table:table-cell>
          <table:table-cell table:style-name="ce231" table:formula="of:=&quot;UPDATE Leader_MajorCivApproachBiases SET Bias = &quot;&amp;REPT(&quot; &quot;;4-LEN([.V21]))&amp;[.V21]&amp;&quot; WHERE LeaderType = 'LEADER_&quot;&amp;UPPER([.V$2])&amp;&quot;'&quot;&amp;REPT(&quot; &quot;;20-LEN([.V$2]))&amp;&quot; AND MajorCivApproachType = 'MAJOR_CIV_APPROACH_&quot;&amp;UPPER([.$A21])&amp;&quot;';&quot;" office:value-type="string" office:string-value="UPDATE Leader_MajorCivApproachBiases SET Bias =    4 WHERE LeaderType = 'LEADER_THEODORA'             AND MajorCivApproachType = 'MAJOR_CIV_APPROACH_AFRAID';" calcext:value-type="string">
            <text:p>UPDATE Leader_MajorCivApproachBiases SET Bias = <text:s text:c="3"/>4 WHERE LeaderType = 'LEADER_THEODORA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W21]))&amp;[.W21]&amp;&quot; WHERE LeaderType = 'LEADER_&quot;&amp;UPPER([.W$2])&amp;&quot;'&quot;&amp;REPT(&quot; &quot;;20-LEN([.W$2]))&amp;&quot; AND MajorCivApproachType = 'MAJOR_CIV_APPROACH_&quot;&amp;UPPER([.$A21])&amp;&quot;';&quot;" office:value-type="string" office:string-value="UPDATE Leader_MajorCivApproachBiases SET Bias =    4 WHERE LeaderType = 'LEADER_GAJAH_MADA'           AND MajorCivApproachType = 'MAJOR_CIV_APPROACH_AFRAID';" calcext:value-type="string">
            <text:p>UPDATE Leader_MajorCivApproachBiases SET Bias = <text:s text:c="3"/>4 WHERE LeaderType = 'LEADER_GAJAH_MADA' <text:s text:c="10"/>AND MajorCivApproachType = 'MAJOR_CIV_APPROACH_AFRAID';</text:p>
          </table:table-cell>
          <table:table-cell table:style-name="ce231" table:formula="of:=&quot;UPDATE Leader_MajorCivApproachBiases SET Bias = &quot;&amp;REPT(&quot; &quot;;4-LEN([.X21]))&amp;[.X21]&amp;&quot; WHERE LeaderType = 'LEADER_&quot;&amp;UPPER([.X$2])&amp;&quot;'&quot;&amp;REPT(&quot; &quot;;20-LEN([.X$2]))&amp;&quot; AND MajorCivApproachType = 'MAJOR_CIV_APPROACH_&quot;&amp;UPPER([.$A21])&amp;&quot;';&quot;" office:value-type="string" office:string-value="UPDATE Leader_MajorCivApproachBiases SET Bias =    4 WHERE LeaderType = 'LEADER_CASIMIR'              AND MajorCivApproachType = 'MAJOR_CIV_APPROACH_AFRAID';" calcext:value-type="string">
            <text:p>UPDATE Leader_MajorCivApproachBiases SET Bias = <text:s text:c="3"/>4 WHERE LeaderType = 'LEADER_CASIMIR' <text:s text:c="13"/>AND MajorCivApproachType = 'MAJOR_CIV_APPROACH_AFRAID';</text:p>
          </table:table-cell>
          <table:table-cell table:style-name="ce231" table:formula="of:=&quot;UPDATE Leader_MajorCivApproachBiases SET Bias = &quot;&amp;REPT(&quot; &quot;;4-LEN([.Y21]))&amp;[.Y21]&amp;&quot; WHERE LeaderType = 'LEADER_&quot;&amp;UPPER([.Y$2])&amp;&quot;'&quot;&amp;REPT(&quot; &quot;;20-LEN([.Y$2]))&amp;&quot; AND MajorCivApproachType = 'MAJOR_CIV_APPROACH_&quot;&amp;UPPER([.$A21])&amp;&quot;';&quot;" office:value-type="string" office:string-value="UPDATE Leader_MajorCivApproachBiases SET Bias =    4 WHERE LeaderType = 'LEADER_WU_ZETIAN'            AND MajorCivApproachType = 'MAJOR_CIV_APPROACH_AFRAID';" calcext:value-type="string">
            <text:p>UPDATE Leader_MajorCivApproachBiases SET Bias = <text:s text:c="3"/>4 WHERE LeaderType = 'LEADER_WU_ZETIAN' <text:s text:c="11"/>AND MajorCivApproachType = 'MAJOR_CIV_APPROACH_AFRAID';</text:p>
          </table:table-cell>
          <table:table-cell table:style-name="ce231" table:formula="of:=&quot;UPDATE Leader_MajorCivApproachBiases SET Bias = &quot;&amp;REPT(&quot; &quot;;4-LEN([.Z21]))&amp;[.Z21]&amp;&quot; WHERE LeaderType = 'LEADER_&quot;&amp;UPPER([.Z$2])&amp;&quot;'&quot;&amp;REPT(&quot; &quot;;20-LEN([.Z$2]))&amp;&quot; AND MajorCivApproachType = 'MAJOR_CIV_APPROACH_&quot;&amp;UPPER([.$A21])&amp;&quot;';&quot;" office:value-type="string" office:string-value="UPDATE Leader_MajorCivApproachBiases SET Bias =    6 WHERE LeaderType = 'LEADER_DIPLOMAT'             AND MajorCivApproachType = 'MAJOR_CIV_APPROACH_AFRAID';" calcext:value-type="string">
            <text:p>UPDATE Leader_MajorCivApproachBiases SET Bias = <text:s text:c="3"/>6 WHERE LeaderType = 'LEADER_DIPLOMAT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AA21]))&amp;[.AA21]&amp;&quot; WHERE LeaderType = 'LEADER_&quot;&amp;UPPER([.AA$2])&amp;&quot;'&quot;&amp;REPT(&quot; &quot;;20-LEN([.AA$2]))&amp;&quot; AND MajorCivApproachType = 'MAJOR_CIV_APPROACH_&quot;&amp;UPPER([.$A21])&amp;&quot;';&quot;" office:value-type="string" office:string-value="UPDATE Leader_MajorCivApproachBiases SET Bias =    6 WHERE LeaderType = 'LEADER_GANDHI'               AND MajorCivApproachType = 'MAJOR_CIV_APPROACH_AFRAID';" calcext:value-type="string">
            <text:p>UPDATE Leader_MajorCivApproachBiases SET Bias = <text:s text:c="3"/>6 WHERE LeaderType = 'LEADER_GANDHI' <text:s text:c="14"/>AND MajorCivApproachType = 'MAJOR_CIV_APPROACH_AFRAID';</text:p>
          </table:table-cell>
          <table:table-cell table:style-name="ce231" table:formula="of:=&quot;UPDATE Leader_MajorCivApproachBiases SET Bias = &quot;&amp;REPT(&quot; &quot;;4-LEN([.AB21]))&amp;[.AB21]&amp;&quot; WHERE LeaderType = 'LEADER_&quot;&amp;UPPER([.AB$2])&amp;&quot;'&quot;&amp;REPT(&quot; &quot;;20-LEN([.AB$2]))&amp;&quot; AND MajorCivApproachType = 'MAJOR_CIV_APPROACH_&quot;&amp;UPPER([.$A21])&amp;&quot;';&quot;" office:value-type="string" office:string-value="UPDATE Leader_MajorCivApproachBiases SET Bias =    6 WHERE LeaderType = 'LEADER_SELASSIE'             AND MajorCivApproachType = 'MAJOR_CIV_APPROACH_AFRAID';" calcext:value-type="string">
            <text:p>UPDATE Leader_MajorCivApproachBiases SET Bias = <text:s text:c="3"/>6 WHERE LeaderType = 'LEADER_SELASSIE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AC21]))&amp;[.AC21]&amp;&quot; WHERE LeaderType = 'LEADER_&quot;&amp;UPPER([.AC$2])&amp;&quot;'&quot;&amp;REPT(&quot; &quot;;20-LEN([.AC$2]))&amp;&quot; AND MajorCivApproachType = 'MAJOR_CIV_APPROACH_&quot;&amp;UPPER([.$A21])&amp;&quot;';&quot;" office:value-type="string" office:string-value="UPDATE Leader_MajorCivApproachBiases SET Bias =    6 WHERE LeaderType = 'LEADER_KAMEHAMEHA'           AND MajorCivApproachType = 'MAJOR_CIV_APPROACH_AFRAID';" calcext:value-type="string">
            <text:p>UPDATE Leader_MajorCivApproachBiases SET Bias = <text:s text:c="3"/>6 WHERE LeaderType = 'LEADER_KAMEHAMEHA' <text:s text:c="10"/>AND MajorCivApproachType = 'MAJOR_CIV_APPROACH_AFRAID';</text:p>
          </table:table-cell>
          <table:table-cell table:style-name="ce231" table:formula="of:=&quot;UPDATE Leader_MajorCivApproachBiases SET Bias = &quot;&amp;REPT(&quot; &quot;;4-LEN([.AD21]))&amp;[.AD21]&amp;&quot; WHERE LeaderType = 'LEADER_&quot;&amp;UPPER([.AD$2])&amp;&quot;'&quot;&amp;REPT(&quot; &quot;;20-LEN([.AD$2]))&amp;&quot; AND MajorCivApproachType = 'MAJOR_CIV_APPROACH_&quot;&amp;UPPER([.$A21])&amp;&quot;';&quot;" office:value-type="string" office:string-value="UPDATE Leader_MajorCivApproachBiases SET Bias =    6 WHERE LeaderType = 'LEADER_MARIA_I'              AND MajorCivApproachType = 'MAJOR_CIV_APPROACH_AFRAID';" calcext:value-type="string">
            <text:p>UPDATE Leader_MajorCivApproachBiases SET Bias = <text:s text:c="3"/>6 WHERE LeaderType = 'LEADER_MARIA_I' <text:s text:c="13"/>AND MajorCivApproachType = 'MAJOR_CIV_APPROACH_AFRAID';</text:p>
          </table:table-cell>
          <table:table-cell table:style-name="ce231" table:formula="of:=&quot;UPDATE Leader_MajorCivApproachBiases SET Bias = &quot;&amp;REPT(&quot; &quot;;4-LEN([.AE21]))&amp;[.AE21]&amp;&quot; WHERE LeaderType = 'LEADER_&quot;&amp;UPPER([.AE$2])&amp;&quot;'&quot;&amp;REPT(&quot; &quot;;20-LEN([.AE$2]))&amp;&quot; AND MajorCivApproachType = 'MAJOR_CIV_APPROACH_&quot;&amp;UPPER([.$A21])&amp;&quot;';&quot;" office:value-type="string" office:string-value="UPDATE Leader_MajorCivApproachBiases SET Bias =    6 WHERE LeaderType = 'LEADER_PACHACUTI'            AND MajorCivApproachType = 'MAJOR_CIV_APPROACH_AFRAID';" calcext:value-type="string">
            <text:p>UPDATE Leader_MajorCivApproachBiases SET Bias = <text:s text:c="3"/>6 WHERE LeaderType = 'LEADER_PACHACUTI' <text:s text:c="11"/>AND MajorCivApproachType = 'MAJOR_CIV_APPROACH_AFRAID';</text:p>
          </table:table-cell>
          <table:table-cell table:style-name="ce231" table:formula="of:=&quot;UPDATE Leader_MajorCivApproachBiases SET Bias = &quot;&amp;REPT(&quot; &quot;;4-LEN([.AF21]))&amp;[.AF21]&amp;&quot; WHERE LeaderType = 'LEADER_&quot;&amp;UPPER([.AF$2])&amp;&quot;'&quot;&amp;REPT(&quot; &quot;;20-LEN([.AF$2]))&amp;&quot; AND MajorCivApproachType = 'MAJOR_CIV_APPROACH_&quot;&amp;UPPER([.$A21])&amp;&quot;';&quot;" office:value-type="string" office:string-value="UPDATE Leader_MajorCivApproachBiases SET Bias =    6 WHERE LeaderType = 'LEADER_RAMESSES'             AND MajorCivApproachType = 'MAJOR_CIV_APPROACH_AFRAID';" calcext:value-type="string">
            <text:p>UPDATE Leader_MajorCivApproachBiases SET Bias = <text:s text:c="3"/>6 WHERE LeaderType = 'LEADER_RAMESSES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AG21]))&amp;[.AG21]&amp;&quot; WHERE LeaderType = 'LEADER_&quot;&amp;UPPER([.AG$2])&amp;&quot;'&quot;&amp;REPT(&quot; &quot;;20-LEN([.AG$2]))&amp;&quot; AND MajorCivApproachType = 'MAJOR_CIV_APPROACH_&quot;&amp;UPPER([.$A21])&amp;&quot;';&quot;" office:value-type="string" office:string-value="UPDATE Leader_MajorCivApproachBiases SET Bias =    6 WHERE LeaderType = 'LEADER_RAMKHAMHAENG'         AND MajorCivApproachType = 'MAJOR_CIV_APPROACH_AFRAID';" calcext:value-type="string">
            <text:p>UPDATE Leader_MajorCivApproachBiases SET Bias = <text:s text:c="3"/>6 WHERE LeaderType = 'LEADER_RAMKHAMHAENG' <text:s text:c="8"/>AND MajorCivApproachType = 'MAJOR_CIV_APPROACH_AFRAID';</text:p>
          </table:table-cell>
          <table:table-cell table:style-name="ce231" table:formula="of:=&quot;UPDATE Leader_MajorCivApproachBiases SET Bias = &quot;&amp;REPT(&quot; &quot;;4-LEN([.AH21]))&amp;[.AH21]&amp;&quot; WHERE LeaderType = 'LEADER_&quot;&amp;UPPER([.AH$2])&amp;&quot;'&quot;&amp;REPT(&quot; &quot;;20-LEN([.AH$2]))&amp;&quot; AND MajorCivApproachType = 'MAJOR_CIV_APPROACH_&quot;&amp;UPPER([.$A21])&amp;&quot;';&quot;" office:value-type="string" office:string-value="UPDATE Leader_MajorCivApproachBiases SET Bias =    6 WHERE LeaderType = 'LEADER_PEDRO'                AND MajorCivApproachType = 'MAJOR_CIV_APPROACH_AFRAID';" calcext:value-type="string">
            <text:p>UPDATE Leader_MajorCivApproachBiases SET Bias = <text:s text:c="3"/>6 WHERE LeaderType = 'LEADER_PEDRO' <text:s text:c="15"/>AND MajorCivApproachType = 'MAJOR_CIV_APPROACH_AFRAID';</text:p>
          </table:table-cell>
          <table:table-cell table:style-name="ce231" table:formula="of:=&quot;UPDATE Leader_MajorCivApproachBiases SET Bias = &quot;&amp;REPT(&quot; &quot;;4-LEN([.AI21]))&amp;[.AI21]&amp;&quot; WHERE LeaderType = 'LEADER_&quot;&amp;UPPER([.AI$2])&amp;&quot;'&quot;&amp;REPT(&quot; &quot;;20-LEN([.AI$2]))&amp;&quot; AND MajorCivApproachType = 'MAJOR_CIV_APPROACH_&quot;&amp;UPPER([.$A21])&amp;&quot;';&quot;" office:value-type="string" office:string-value="UPDATE Leader_MajorCivApproachBiases SET Bias =    6 WHERE LeaderType = 'LEADER_AHMAD_ALMANSUR'       AND MajorCivApproachType = 'MAJOR_CIV_APPROACH_AFRAID';" calcext:value-type="string">
            <text:p>UPDATE Leader_MajorCivApproachBiases SET Bias = <text:s text:c="3"/>6 WHERE LeaderType = 'LEADER_AHMAD_ALMANSUR' <text:s text:c="6"/>AND MajorCivApproachType = 'MAJOR_CIV_APPROACH_AFRAID';</text:p>
          </table:table-cell>
          <table:table-cell table:style-name="ce231" table:formula="of:=&quot;UPDATE Leader_MajorCivApproachBiases SET Bias = &quot;&amp;REPT(&quot; &quot;;4-LEN([.AJ21]))&amp;[.AJ21]&amp;&quot; WHERE LeaderType = 'LEADER_&quot;&amp;UPPER([.AJ$2])&amp;&quot;'&quot;&amp;REPT(&quot; &quot;;20-LEN([.AJ$2]))&amp;&quot; AND MajorCivApproachType = 'MAJOR_CIV_APPROACH_&quot;&amp;UPPER([.$A21])&amp;&quot;';&quot;" office:value-type="string" office:string-value="UPDATE Leader_MajorCivApproachBiases SET Bias =    6 WHERE LeaderType = 'LEADER_SEJONG'               AND MajorCivApproachType = 'MAJOR_CIV_APPROACH_AFRAID';" calcext:value-type="string">
            <text:p>UPDATE Leader_MajorCivApproachBiases SET Bias = <text:s text:c="3"/>6 WHERE LeaderType = 'LEADER_SEJONG' <text:s text:c="14"/>AND MajorCivApproachType = 'MAJOR_CIV_APPROACH_AFRAID';</text:p>
          </table:table-cell>
          <table:table-cell table:style-name="ce231" table:formula="of:=&quot;UPDATE Leader_MajorCivApproachBiases SET Bias = &quot;&amp;REPT(&quot; &quot;;4-LEN([.AK21]))&amp;[.AK21]&amp;&quot; WHERE LeaderType = 'LEADER_&quot;&amp;UPPER([.AK$2])&amp;&quot;'&quot;&amp;REPT(&quot; &quot;;20-LEN([.AK$2]))&amp;&quot; AND MajorCivApproachType = 'MAJOR_CIV_APPROACH_&quot;&amp;UPPER([.$A21])&amp;&quot;';&quot;" office:value-type="string" office:string-value="UPDATE Leader_MajorCivApproachBiases SET Bias =    4 WHERE LeaderType = 'LEADER_EXPANSIONIST'         AND MajorCivApproachType = 'MAJOR_CIV_APPROACH_AFRAID';" calcext:value-type="string">
            <text:p>UPDATE Leader_MajorCivApproachBiases SET Bias = <text:s text:c="3"/>4 WHERE LeaderType = 'LEADER_EXPANSIONIST' <text:s text:c="8"/>AND MajorCivApproachType = 'MAJOR_CIV_APPROACH_AFRAID';</text:p>
          </table:table-cell>
          <table:table-cell table:style-name="ce231" table:formula="of:=&quot;UPDATE Leader_MajorCivApproachBiases SET Bias = &quot;&amp;REPT(&quot; &quot;;4-LEN([.AL21]))&amp;[.AL21]&amp;&quot; WHERE LeaderType = 'LEADER_&quot;&amp;UPPER([.AL$2])&amp;&quot;'&quot;&amp;REPT(&quot; &quot;;20-LEN([.AL$2]))&amp;&quot; AND MajorCivApproachType = 'MAJOR_CIV_APPROACH_&quot;&amp;UPPER([.$A21])&amp;&quot;';&quot;" office:value-type="string" office:string-value="UPDATE Leader_MajorCivApproachBiases SET Bias =    4 WHERE LeaderType = 'LEADER_BOUDICCA'             AND MajorCivApproachType = 'MAJOR_CIV_APPROACH_AFRAID';" calcext:value-type="string">
            <text:p>UPDATE Leader_MajorCivApproachBiases SET Bias = <text:s text:c="3"/>4 WHERE LeaderType = 'LEADER_BOUDICCA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AM21]))&amp;[.AM21]&amp;&quot; WHERE LeaderType = 'LEADER_&quot;&amp;UPPER([.AM$2])&amp;&quot;'&quot;&amp;REPT(&quot; &quot;;20-LEN([.AM$2]))&amp;&quot; AND MajorCivApproachType = 'MAJOR_CIV_APPROACH_&quot;&amp;UPPER([.$A21])&amp;&quot;';&quot;" office:value-type="string" office:string-value="UPDATE Leader_MajorCivApproachBiases SET Bias =    4 WHERE LeaderType = 'LEADER_DARIUS'               AND MajorCivApproachType = 'MAJOR_CIV_APPROACH_AFRAID';" calcext:value-type="string">
            <text:p>UPDATE Leader_MajorCivApproachBiases SET Bias = <text:s text:c="3"/>4 WHERE LeaderType = 'LEADER_DARIUS' <text:s text:c="14"/>AND MajorCivApproachType = 'MAJOR_CIV_APPROACH_AFRAID';</text:p>
          </table:table-cell>
          <table:table-cell table:style-name="ce231" table:formula="of:=&quot;UPDATE Leader_MajorCivApproachBiases SET Bias = &quot;&amp;REPT(&quot; &quot;;4-LEN([.AN21]))&amp;[.AN21]&amp;&quot; WHERE LeaderType = 'LEADER_&quot;&amp;UPPER([.AN$2])&amp;&quot;'&quot;&amp;REPT(&quot; &quot;;20-LEN([.AN$2]))&amp;&quot; AND MajorCivApproachType = 'MAJOR_CIV_APPROACH_&quot;&amp;UPPER([.$A21])&amp;&quot;';&quot;" office:value-type="string" office:string-value="UPDATE Leader_MajorCivApproachBiases SET Bias =    4 WHERE LeaderType = 'LEADER_DIDO'                 AND MajorCivApproachType = 'MAJOR_CIV_APPROACH_AFRAID';" calcext:value-type="string">
            <text:p>UPDATE Leader_MajorCivApproachBiases SET Bias = <text:s text:c="3"/>4 WHERE LeaderType = 'LEADER_DIDO' <text:s text:c="16"/>AND MajorCivApproachType = 'MAJOR_CIV_APPROACH_AFRAID';</text:p>
          </table:table-cell>
          <table:table-cell table:style-name="ce231" table:formula="of:=&quot;UPDATE Leader_MajorCivApproachBiases SET Bias = &quot;&amp;REPT(&quot; &quot;;4-LEN([.AO21]))&amp;[.AO21]&amp;&quot; WHERE LeaderType = 'LEADER_&quot;&amp;UPPER([.AO$2])&amp;&quot;'&quot;&amp;REPT(&quot; &quot;;20-LEN([.AO$2]))&amp;&quot; AND MajorCivApproachType = 'MAJOR_CIV_APPROACH_&quot;&amp;UPPER([.$A21])&amp;&quot;';&quot;" office:value-type="string" office:string-value="UPDATE Leader_MajorCivApproachBiases SET Bias =    4 WHERE LeaderType = 'LEADER_HARUN_AL_RASHID'      AND MajorCivApproachType = 'MAJOR_CIV_APPROACH_AFRAID';" calcext:value-type="string">
            <text:p>UPDATE Leader_MajorCivApproachBiases SET Bias = <text:s text:c="3"/>4 WHERE LeaderType = 'LEADER_HARUN_AL_RASHID' <text:s text:c="5"/>AND MajorCivApproachType = 'MAJOR_CIV_APPROACH_AFRAID';</text:p>
          </table:table-cell>
          <table:table-cell table:style-name="ce231" table:formula="of:=&quot;UPDATE Leader_MajorCivApproachBiases SET Bias = &quot;&amp;REPT(&quot; &quot;;4-LEN([.AP21]))&amp;[.AP21]&amp;&quot; WHERE LeaderType = 'LEADER_&quot;&amp;UPPER([.AP$2])&amp;&quot;'&quot;&amp;REPT(&quot; &quot;;20-LEN([.AP$2]))&amp;&quot; AND MajorCivApproachType = 'MAJOR_CIV_APPROACH_&quot;&amp;UPPER([.$A21])&amp;&quot;';&quot;" office:value-type="string" office:string-value="UPDATE Leader_MajorCivApproachBiases SET Bias =    4 WHERE LeaderType = 'LEADER_NEBUCHADNEZZAR'       AND MajorCivApproachType = 'MAJOR_CIV_APPROACH_AFRAID';" calcext:value-type="string">
            <text:p>UPDATE Leader_MajorCivApproachBiases SET Bias = <text:s text:c="3"/>4 WHERE LeaderType = 'LEADER_NEBUCHADNEZZAR' <text:s text:c="6"/>AND MajorCivApproachType = 'MAJOR_CIV_APPROACH_AFRAID';</text:p>
          </table:table-cell>
          <table:table-cell table:style-name="ce231" table:formula="of:=&quot;UPDATE Leader_MajorCivApproachBiases SET Bias = &quot;&amp;REPT(&quot; &quot;;4-LEN([.AQ21]))&amp;[.AQ21]&amp;&quot; WHERE LeaderType = 'LEADER_&quot;&amp;UPPER([.AQ$2])&amp;&quot;'&quot;&amp;REPT(&quot; &quot;;20-LEN([.AQ$2]))&amp;&quot; AND MajorCivApproachType = 'MAJOR_CIV_APPROACH_&quot;&amp;UPPER([.$A21])&amp;&quot;';&quot;" office:value-type="string" office:string-value="UPDATE Leader_MajorCivApproachBiases SET Bias =    4 WHERE LeaderType = 'LEADER_PACAL'                AND MajorCivApproachType = 'MAJOR_CIV_APPROACH_AFRAID';" calcext:value-type="string">
            <text:p>UPDATE Leader_MajorCivApproachBiases SET Bias = <text:s text:c="3"/>4 WHERE LeaderType = 'LEADER_PACAL' <text:s text:c="15"/>AND MajorCivApproachType = 'MAJOR_CIV_APPROACH_AFRAID';</text:p>
          </table:table-cell>
          <table:table-cell table:style-name="ce231" table:formula="of:=&quot;UPDATE Leader_MajorCivApproachBiases SET Bias = &quot;&amp;REPT(&quot; &quot;;4-LEN([.AR21]))&amp;[.AR21]&amp;&quot; WHERE LeaderType = 'LEADER_&quot;&amp;UPPER([.AR$2])&amp;&quot;'&quot;&amp;REPT(&quot; &quot;;20-LEN([.AR$2]))&amp;&quot; AND MajorCivApproachType = 'MAJOR_CIV_APPROACH_&quot;&amp;UPPER([.$A21])&amp;&quot;';&quot;" office:value-type="string" office:string-value="UPDATE Leader_MajorCivApproachBiases SET Bias =    4 WHERE LeaderType = 'LEADER_SULEIMAN'             AND MajorCivApproachType = 'MAJOR_CIV_APPROACH_AFRAID';" calcext:value-type="string">
            <text:p>UPDATE Leader_MajorCivApproachBiases SET Bias = <text:s text:c="3"/>4 WHERE LeaderType = 'LEADER_SULEIMAN' <text:s text:c="12"/>AND MajorCivApproachType = 'MAJOR_CIV_APPROACH_AFRAID';</text:p>
          </table:table-cell>
          <table:table-cell table:style-name="ce231" table:formula="of:=&quot;UPDATE Leader_MajorCivApproachBiases SET Bias = &quot;&amp;REPT(&quot; &quot;;4-LEN([.AS21]))&amp;[.AS21]&amp;&quot; WHERE LeaderType = 'LEADER_&quot;&amp;UPPER([.AS$2])&amp;&quot;'&quot;&amp;REPT(&quot; &quot;;20-LEN([.AS$2]))&amp;&quot; AND MajorCivApproachType = 'MAJOR_CIV_APPROACH_&quot;&amp;UPPER([.$A21])&amp;&quot;';&quot;" office:value-type="string" office:string-value="UPDATE Leader_MajorCivApproachBiases SET Bias =    4 WHERE LeaderType = 'LEADER_WASHINGTON'           AND MajorCivApproachType = 'MAJOR_CIV_APPROACH_AFRAID';" calcext:value-type="string">
            <text:p>UPDATE Leader_MajorCivApproachBiases SET Bias = <text:s text:c="3"/>4 WHERE LeaderType = 'LEADER_WASHINGTON' <text:s text:c="10"/>AND MajorCivApproachType = 'MAJOR_CIV_APPROACH_AFRAID';</text:p>
          </table:table-cell>
          <table:table-cell table:style-name="ce231" table:formula="of:=&quot;UPDATE Leader_MajorCivApproachBiases SET Bias = &quot;&amp;REPT(&quot; &quot;;4-LEN([.AT21]))&amp;[.AT21]&amp;&quot; WHERE LeaderType = 'LEADER_&quot;&amp;UPPER([.AT$2])&amp;&quot;'&quot;&amp;REPT(&quot; &quot;;20-LEN([.AT$2]))&amp;&quot; AND MajorCivApproachType = 'MAJOR_CIV_APPROACH_&quot;&amp;UPPER([.$A21])&amp;&quot;';&quot;" office:value-type="string" office:string-value="UPDATE Leader_MajorCivApproachBiases SET Bias =    4 WHERE LeaderType = 'LEADER_MARIA'                AND MajorCivApproachType = 'MAJOR_CIV_APPROACH_AFRAID';" calcext:value-type="string">
            <text:p>UPDATE Leader_MajorCivApproachBiases SET Bias = <text:s text:c="3"/>4 WHERE LeaderType = 'LEADER_MARIA' <text:s text:c="15"/>AND MajorCivApproachType = 'MAJOR_CIV_APPROACH_AFRAID';</text:p>
          </table:table-cell>
          <table:table-cell table:style-name="ce231" table:formula="of:=&quot;UPDATE Leader_MajorCivApproachBiases SET Bias = &quot;&amp;REPT(&quot; &quot;;4-LEN([.AU21]))&amp;[.AU21]&amp;&quot; WHERE LeaderType = 'LEADER_&quot;&amp;UPPER([.AU$2])&amp;&quot;'&quot;&amp;REPT(&quot; &quot;;20-LEN([.AU$2]))&amp;&quot; AND MajorCivApproachType = 'MAJOR_CIV_APPROACH_&quot;&amp;UPPER([.$A21])&amp;&quot;';&quot;" office:value-type="string" office:string-value="UPDATE Leader_MajorCivApproachBiases SET Bias =    4 WHERE LeaderType = 'LEADER_POCATELLO'            AND MajorCivApproachType = 'MAJOR_CIV_APPROACH_AFRAID';" calcext:value-type="string">
            <text:p>UPDATE Leader_MajorCivApproachBiases SET Bias = <text:s text:c="3"/>4 WHERE LeaderType = 'LEADER_POCATELLO' <text:s text:c="11"/>AND MajorCivApproachType = 'MAJOR_CIV_APPROACH_AFRAID';</text:p>
          </table:table-cell>
          <table:table-cell table:style-name="ce231" table:formula="of:=&quot;UPDATE Leader_MajorCivApproachBiases SET Bias = &quot;&amp;REPT(&quot; &quot;;4-LEN([.AV21]))&amp;[.AV21]&amp;&quot; WHERE LeaderType = 'LEADER_&quot;&amp;UPPER([.AV$2])&amp;&quot;'&quot;&amp;REPT(&quot; &quot;;20-LEN([.AV$2]))&amp;&quot; AND MajorCivApproachType = 'MAJOR_CIV_APPROACH_&quot;&amp;UPPER([.$A21])&amp;&quot;';&quot;" office:value-type="string" office:string-value="UPDATE Leader_MajorCivApproachBiases SET Bias =    4 WHERE LeaderType = 'LEADER_WILLIAM'              AND MajorCivApproachType = 'MAJOR_CIV_APPROACH_AFRAID';" calcext:value-type="string">
            <text:p>UPDATE Leader_MajorCivApproachBiases SET Bias = <text:s text:c="3"/>4 WHERE LeaderType = 'LEADER_WILLIAM' <text:s text:c="13"/>AND MajorCivApproachType = 'MAJOR_CIV_APPROACH_AFRAID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ajorCivApproachBiases SET Bias = &quot;&amp;REPT(&quot; &quot;;4-LEN([.C22]))&amp;[.C22]&amp;&quot; WHERE LeaderType = 'LEADER_&quot;&amp;UPPER([.C$2])&amp;&quot;'&quot;&amp;REPT(&quot; &quot;;20-LEN([.C$2]))&amp;&quot; AND MajorCivApproachType = 'MAJOR_CIV_APPROACH_&quot;&amp;UPPER([.$A22])&amp;&quot;';&quot;" office:value-type="string" office:string-value="UPDATE Leader_MajorCivApproachBiases SET Bias =    4 WHERE LeaderType = 'LEADER_ASHURBANIPAL'         AND MajorCivApproachType = 'MAJOR_CIV_APPROACH_FRIENDLY';" calcext:value-type="string">
            <text:p>UPDATE Leader_MajorCivApproachBiases SET Bias = <text:s text:c="3"/>4 WHERE LeaderType = 'LEADER_ASHURBANIPAL' <text:s text:c="8"/>AND MajorCivApproachType = 'MAJOR_CIV_APPROACH_FRIENDLY';</text:p>
          </table:table-cell>
          <table:table-cell table:style-name="ce231" table:formula="of:=&quot;UPDATE Leader_MajorCivApproachBiases SET Bias = &quot;&amp;REPT(&quot; &quot;;4-LEN([.D22]))&amp;[.D22]&amp;&quot; WHERE LeaderType = 'LEADER_&quot;&amp;UPPER([.D$2])&amp;&quot;'&quot;&amp;REPT(&quot; &quot;;20-LEN([.D$2]))&amp;&quot; AND MajorCivApproachType = 'MAJOR_CIV_APPROACH_&quot;&amp;UPPER([.$A22])&amp;&quot;';&quot;" office:value-type="string" office:string-value="UPDATE Leader_MajorCivApproachBiases SET Bias =    4 WHERE LeaderType = 'LEADER_ASKIA'                AND MajorCivApproachType = 'MAJOR_CIV_APPROACH_FRIENDLY';" calcext:value-type="string">
            <text:p>UPDATE Leader_MajorCivApproachBiases SET Bias = <text:s text:c="3"/>4 WHERE LeaderType = 'LEADER_ASKIA' <text:s text:c="15"/>AND MajorCivApproachType = 'MAJOR_CIV_APPROACH_FRIENDLY';</text:p>
          </table:table-cell>
          <table:table-cell table:style-name="ce231" table:formula="of:=&quot;UPDATE Leader_MajorCivApproachBiases SET Bias = &quot;&amp;REPT(&quot; &quot;;4-LEN([.E22]))&amp;[.E22]&amp;&quot; WHERE LeaderType = 'LEADER_&quot;&amp;UPPER([.E$2])&amp;&quot;'&quot;&amp;REPT(&quot; &quot;;20-LEN([.E$2]))&amp;&quot; AND MajorCivApproachType = 'MAJOR_CIV_APPROACH_&quot;&amp;UPPER([.$A22])&amp;&quot;';&quot;" office:value-type="string" office:string-value="UPDATE Leader_MajorCivApproachBiases SET Bias =    4 WHERE LeaderType = 'LEADER_ATTILA'               AND MajorCivApproachType = 'MAJOR_CIV_APPROACH_FRIENDLY';" calcext:value-type="string">
            <text:p>UPDATE Leader_MajorCivApproachBiases SET Bias = <text:s text:c="3"/>4 WHERE LeaderType = 'LEADER_ATTILA' <text:s text:c="14"/>AND MajorCivApproachType = 'MAJOR_CIV_APPROACH_FRIENDLY';</text:p>
          </table:table-cell>
          <table:table-cell table:style-name="ce231" table:formula="of:=&quot;UPDATE Leader_MajorCivApproachBiases SET Bias = &quot;&amp;REPT(&quot; &quot;;4-LEN([.F22]))&amp;[.F22]&amp;&quot; WHERE LeaderType = 'LEADER_&quot;&amp;UPPER([.F$2])&amp;&quot;'&quot;&amp;REPT(&quot; &quot;;20-LEN([.F$2]))&amp;&quot; AND MajorCivApproachType = 'MAJOR_CIV_APPROACH_&quot;&amp;UPPER([.$A22])&amp;&quot;';&quot;" office:value-type="string" office:string-value="UPDATE Leader_MajorCivApproachBiases SET Bias =    4 WHERE LeaderType = 'LEADER_AUGUSTUS'             AND MajorCivApproachType = 'MAJOR_CIV_APPROACH_FRIENDLY';" calcext:value-type="string">
            <text:p>UPDATE Leader_MajorCivApproachBiases SET Bias = <text:s text:c="3"/>4 WHERE LeaderType = 'LEADER_AUGUSTUS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G22]))&amp;[.G22]&amp;&quot; WHERE LeaderType = 'LEADER_&quot;&amp;UPPER([.G$2])&amp;&quot;'&quot;&amp;REPT(&quot; &quot;;20-LEN([.G$2]))&amp;&quot; AND MajorCivApproachType = 'MAJOR_CIV_APPROACH_&quot;&amp;UPPER([.$A22])&amp;&quot;';&quot;" office:value-type="string" office:string-value="UPDATE Leader_MajorCivApproachBiases SET Bias =    4 WHERE LeaderType = 'LEADER_GENGHIS_KHAN'         AND MajorCivApproachType = 'MAJOR_CIV_APPROACH_FRIENDLY';" calcext:value-type="string">
            <text:p>UPDATE Leader_MajorCivApproachBiases SET Bias = <text:s text:c="3"/>4 WHERE LeaderType = 'LEADER_GENGHIS_KHAN' <text:s text:c="8"/>AND MajorCivApproachType = 'MAJOR_CIV_APPROACH_FRIENDLY';</text:p>
          </table:table-cell>
          <table:table-cell table:style-name="ce231" table:formula="of:=&quot;UPDATE Leader_MajorCivApproachBiases SET Bias = &quot;&amp;REPT(&quot; &quot;;4-LEN([.H22]))&amp;[.H22]&amp;&quot; WHERE LeaderType = 'LEADER_&quot;&amp;UPPER([.H$2])&amp;&quot;'&quot;&amp;REPT(&quot; &quot;;20-LEN([.H$2]))&amp;&quot; AND MajorCivApproachType = 'MAJOR_CIV_APPROACH_&quot;&amp;UPPER([.$A22])&amp;&quot;';&quot;" office:value-type="string" office:string-value="UPDATE Leader_MajorCivApproachBiases SET Bias =    4 WHERE LeaderType = 'LEADER_HARALD'               AND MajorCivApproachType = 'MAJOR_CIV_APPROACH_FRIENDLY';" calcext:value-type="string">
            <text:p>UPDATE Leader_MajorCivApproachBiases SET Bias = <text:s text:c="3"/>4 WHERE LeaderType = 'LEADER_HARALD' <text:s text:c="14"/>AND MajorCivApproachType = 'MAJOR_CIV_APPROACH_FRIENDLY';</text:p>
          </table:table-cell>
          <table:table-cell table:style-name="ce231" table:formula="of:=&quot;UPDATE Leader_MajorCivApproachBiases SET Bias = &quot;&amp;REPT(&quot; &quot;;4-LEN([.I22]))&amp;[.I22]&amp;&quot; WHERE LeaderType = 'LEADER_&quot;&amp;UPPER([.I$2])&amp;&quot;'&quot;&amp;REPT(&quot; &quot;;20-LEN([.I$2]))&amp;&quot; AND MajorCivApproachType = 'MAJOR_CIV_APPROACH_&quot;&amp;UPPER([.$A22])&amp;&quot;';&quot;" office:value-type="string" office:string-value="UPDATE Leader_MajorCivApproachBiases SET Bias =    4 WHERE LeaderType = 'LEADER_ISABELLA'             AND MajorCivApproachType = 'MAJOR_CIV_APPROACH_FRIENDLY';" calcext:value-type="string">
            <text:p>UPDATE Leader_MajorCivApproachBiases SET Bias = <text:s text:c="3"/>4 WHERE LeaderType = 'LEADER_ISABELLA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J22]))&amp;[.J22]&amp;&quot; WHERE LeaderType = 'LEADER_&quot;&amp;UPPER([.J$2])&amp;&quot;'&quot;&amp;REPT(&quot; &quot;;20-LEN([.J$2]))&amp;&quot; AND MajorCivApproachType = 'MAJOR_CIV_APPROACH_&quot;&amp;UPPER([.$A22])&amp;&quot;';&quot;" office:value-type="string" office:string-value="UPDATE Leader_MajorCivApproachBiases SET Bias =    4 WHERE LeaderType = 'LEADER_NAPOLEON'             AND MajorCivApproachType = 'MAJOR_CIV_APPROACH_FRIENDLY';" calcext:value-type="string">
            <text:p>UPDATE Leader_MajorCivApproachBiases SET Bias = <text:s text:c="3"/>4 WHERE LeaderType = 'LEADER_NAPOLEON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K22]))&amp;[.K22]&amp;&quot; WHERE LeaderType = 'LEADER_&quot;&amp;UPPER([.K$2])&amp;&quot;'&quot;&amp;REPT(&quot; &quot;;20-LEN([.K$2]))&amp;&quot; AND MajorCivApproachType = 'MAJOR_CIV_APPROACH_&quot;&amp;UPPER([.$A22])&amp;&quot;';&quot;" office:value-type="string" office:string-value="UPDATE Leader_MajorCivApproachBiases SET Bias =    4 WHERE LeaderType = 'LEADER_ODA_NOBUNAGA'         AND MajorCivApproachType = 'MAJOR_CIV_APPROACH_FRIENDLY';" calcext:value-type="string">
            <text:p>UPDATE Leader_MajorCivApproachBiases SET Bias = <text:s text:c="3"/>4 WHERE LeaderType = 'LEADER_ODA_NOBUNAGA' <text:s text:c="8"/>AND MajorCivApproachType = 'MAJOR_CIV_APPROACH_FRIENDLY';</text:p>
          </table:table-cell>
          <table:table-cell table:style-name="ce231" table:formula="of:=&quot;UPDATE Leader_MajorCivApproachBiases SET Bias = &quot;&amp;REPT(&quot; &quot;;4-LEN([.L22]))&amp;[.L22]&amp;&quot; WHERE LeaderType = 'LEADER_&quot;&amp;UPPER([.L$2])&amp;&quot;'&quot;&amp;REPT(&quot; &quot;;20-LEN([.L$2]))&amp;&quot; AND MajorCivApproachType = 'MAJOR_CIV_APPROACH_&quot;&amp;UPPER([.$A22])&amp;&quot;';&quot;" office:value-type="string" office:string-value="UPDATE Leader_MajorCivApproachBiases SET Bias =    4 WHERE LeaderType = 'LEADER_ENRICO_DANDOLO'       AND MajorCivApproachType = 'MAJOR_CIV_APPROACH_FRIENDLY';" calcext:value-type="string">
            <text:p>UPDATE Leader_MajorCivApproachBiases SET Bias = <text:s text:c="3"/>4 WHERE LeaderType = 'LEADER_ENRICO_DANDOLO' <text:s text:c="6"/>AND MajorCivApproachType = 'MAJOR_CIV_APPROACH_FRIENDLY';</text:p>
          </table:table-cell>
          <table:table-cell table:style-name="ce231" table:formula="of:=&quot;UPDATE Leader_MajorCivApproachBiases SET Bias = &quot;&amp;REPT(&quot; &quot;;4-LEN([.M22]))&amp;[.M22]&amp;&quot; WHERE LeaderType = 'LEADER_&quot;&amp;UPPER([.M$2])&amp;&quot;'&quot;&amp;REPT(&quot; &quot;;20-LEN([.M$2]))&amp;&quot; AND MajorCivApproachType = 'MAJOR_CIV_APPROACH_&quot;&amp;UPPER([.$A22])&amp;&quot;';&quot;" office:value-type="string" office:string-value="UPDATE Leader_MajorCivApproachBiases SET Bias =    4 WHERE LeaderType = 'LEADER_SHAKA'                AND MajorCivApproachType = 'MAJOR_CIV_APPROACH_FRIENDLY';" calcext:value-type="string">
            <text:p>UPDATE Leader_MajorCivApproachBiases SET Bias = <text:s text:c="3"/>4 WHERE LeaderType = 'LEADER_SHAKA' <text:s text:c="15"/>AND MajorCivApproachType = 'MAJOR_CIV_APPROACH_FRIENDLY';</text:p>
          </table:table-cell>
          <table:table-cell table:style-name="ce231" table:formula="of:=&quot;UPDATE Leader_MajorCivApproachBiases SET Bias = &quot;&amp;REPT(&quot; &quot;;4-LEN([.N22]))&amp;[.N22]&amp;&quot; WHERE LeaderType = 'LEADER_&quot;&amp;UPPER([.N$2])&amp;&quot;'&quot;&amp;REPT(&quot; &quot;;20-LEN([.N$2]))&amp;&quot; AND MajorCivApproachType = 'MAJOR_CIV_APPROACH_&quot;&amp;UPPER([.$A22])&amp;&quot;';&quot;" office:value-type="string" office:string-value="UPDATE Leader_MajorCivApproachBiases SET Bias =    6 WHERE LeaderType = 'LEADER_COALITION'            AND MajorCivApproachType = 'MAJOR_CIV_APPROACH_FRIENDLY';" calcext:value-type="string">
            <text:p>UPDATE Leader_MajorCivApproachBiases SET Bias = <text:s text:c="3"/>6 WHERE LeaderType = 'LEADER_COALITION' <text:s text:c="11"/>AND MajorCivApproachType = 'MAJOR_CIV_APPROACH_FRIENDLY';</text:p>
          </table:table-cell>
          <table:table-cell table:style-name="ce231" table:formula="of:=&quot;UPDATE Leader_MajorCivApproachBiases SET Bias = &quot;&amp;REPT(&quot; &quot;;4-LEN([.O22]))&amp;[.O22]&amp;&quot; WHERE LeaderType = 'LEADER_&quot;&amp;UPPER([.O$2])&amp;&quot;'&quot;&amp;REPT(&quot; &quot;;20-LEN([.O$2]))&amp;&quot; AND MajorCivApproachType = 'MAJOR_CIV_APPROACH_&quot;&amp;UPPER([.$A22])&amp;&quot;';&quot;" office:value-type="string" office:string-value="UPDATE Leader_MajorCivApproachBiases SET Bias =    6 WHERE LeaderType = 'LEADER_ALEXANDER'            AND MajorCivApproachType = 'MAJOR_CIV_APPROACH_FRIENDLY';" calcext:value-type="string">
            <text:p>UPDATE Leader_MajorCivApproachBiases SET Bias = <text:s text:c="3"/>6 WHERE LeaderType = 'LEADER_ALEXANDER' <text:s text:c="11"/>AND MajorCivApproachType = 'MAJOR_CIV_APPROACH_FRIENDLY';</text:p>
          </table:table-cell>
          <table:table-cell table:style-name="ce231" table:formula="of:=&quot;UPDATE Leader_MajorCivApproachBiases SET Bias = &quot;&amp;REPT(&quot; &quot;;4-LEN([.P22]))&amp;[.P22]&amp;&quot; WHERE LeaderType = 'LEADER_&quot;&amp;UPPER([.P$2])&amp;&quot;'&quot;&amp;REPT(&quot; &quot;;20-LEN([.P$2]))&amp;&quot; AND MajorCivApproachType = 'MAJOR_CIV_APPROACH_&quot;&amp;UPPER([.$A22])&amp;&quot;';&quot;" office:value-type="string" office:string-value="UPDATE Leader_MajorCivApproachBiases SET Bias =    6 WHERE LeaderType = 'LEADER_BISMARCK'             AND MajorCivApproachType = 'MAJOR_CIV_APPROACH_FRIENDLY';" calcext:value-type="string">
            <text:p>UPDATE Leader_MajorCivApproachBiases SET Bias = <text:s text:c="3"/>6 WHERE LeaderType = 'LEADER_BISMARCK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Q22]))&amp;[.Q22]&amp;&quot; WHERE LeaderType = 'LEADER_&quot;&amp;UPPER([.Q$2])&amp;&quot;'&quot;&amp;REPT(&quot; &quot;;20-LEN([.Q$2]))&amp;&quot; AND MajorCivApproachType = 'MAJOR_CIV_APPROACH_&quot;&amp;UPPER([.$A22])&amp;&quot;';&quot;" office:value-type="string" office:string-value="UPDATE Leader_MajorCivApproachBiases SET Bias =    6 WHERE LeaderType = 'LEADER_CATHERINE'            AND MajorCivApproachType = 'MAJOR_CIV_APPROACH_FRIENDLY';" calcext:value-type="string">
            <text:p>UPDATE Leader_MajorCivApproachBiases SET Bias = <text:s text:c="3"/>6 WHERE LeaderType = 'LEADER_CATHERINE' <text:s text:c="11"/>AND MajorCivApproachType = 'MAJOR_CIV_APPROACH_FRIENDLY';</text:p>
          </table:table-cell>
          <table:table-cell table:style-name="ce231" table:formula="of:=&quot;UPDATE Leader_MajorCivApproachBiases SET Bias = &quot;&amp;REPT(&quot; &quot;;4-LEN([.R22]))&amp;[.R22]&amp;&quot; WHERE LeaderType = 'LEADER_&quot;&amp;UPPER([.R$2])&amp;&quot;'&quot;&amp;REPT(&quot; &quot;;20-LEN([.R$2]))&amp;&quot; AND MajorCivApproachType = 'MAJOR_CIV_APPROACH_&quot;&amp;UPPER([.$A22])&amp;&quot;';&quot;" office:value-type="string" office:string-value="UPDATE Leader_MajorCivApproachBiases SET Bias =    6 WHERE LeaderType = 'LEADER_ELIZABETH'            AND MajorCivApproachType = 'MAJOR_CIV_APPROACH_FRIENDLY';" calcext:value-type="string">
            <text:p>UPDATE Leader_MajorCivApproachBiases SET Bias = <text:s text:c="3"/>6 WHERE LeaderType = 'LEADER_ELIZABETH' <text:s text:c="11"/>AND MajorCivApproachType = 'MAJOR_CIV_APPROACH_FRIENDLY';</text:p>
          </table:table-cell>
          <table:table-cell table:style-name="ce231" table:formula="of:=&quot;UPDATE Leader_MajorCivApproachBiases SET Bias = &quot;&amp;REPT(&quot; &quot;;4-LEN([.S22]))&amp;[.S22]&amp;&quot; WHERE LeaderType = 'LEADER_&quot;&amp;UPPER([.S$2])&amp;&quot;'&quot;&amp;REPT(&quot; &quot;;20-LEN([.S$2]))&amp;&quot; AND MajorCivApproachType = 'MAJOR_CIV_APPROACH_&quot;&amp;UPPER([.$A22])&amp;&quot;';&quot;" office:value-type="string" office:string-value="UPDATE Leader_MajorCivApproachBiases SET Bias =    6 WHERE LeaderType = 'LEADER_GUSTAVUS_ADOLPHUS'    AND MajorCivApproachType = 'MAJOR_CIV_APPROACH_FRIENDLY';" calcext:value-type="string">
            <text:p>UPDATE Leader_MajorCivApproachBiases SET Bias = <text:s text:c="3"/>6 WHERE LeaderType = 'LEADER_GUSTAVUS_ADOLPHUS' <text:s text:c="3"/>AND MajorCivApproachType = 'MAJOR_CIV_APPROACH_FRIENDLY';</text:p>
          </table:table-cell>
          <table:table-cell table:style-name="ce231" table:formula="of:=&quot;UPDATE Leader_MajorCivApproachBiases SET Bias = &quot;&amp;REPT(&quot; &quot;;4-LEN([.T22]))&amp;[.T22]&amp;&quot; WHERE LeaderType = 'LEADER_&quot;&amp;UPPER([.T$2])&amp;&quot;'&quot;&amp;REPT(&quot; &quot;;20-LEN([.T$2]))&amp;&quot; AND MajorCivApproachType = 'MAJOR_CIV_APPROACH_&quot;&amp;UPPER([.$A22])&amp;&quot;';&quot;" office:value-type="string" office:string-value="UPDATE Leader_MajorCivApproachBiases SET Bias =    6 WHERE LeaderType = 'LEADER_HIAWATHA'             AND MajorCivApproachType = 'MAJOR_CIV_APPROACH_FRIENDLY';" calcext:value-type="string">
            <text:p>UPDATE Leader_MajorCivApproachBiases SET Bias = <text:s text:c="3"/>6 WHERE LeaderType = 'LEADER_HIAWATHA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U22]))&amp;[.U22]&amp;&quot; WHERE LeaderType = 'LEADER_&quot;&amp;UPPER([.U$2])&amp;&quot;'&quot;&amp;REPT(&quot; &quot;;20-LEN([.U$2]))&amp;&quot; AND MajorCivApproachType = 'MAJOR_CIV_APPROACH_&quot;&amp;UPPER([.$A22])&amp;&quot;';&quot;" office:value-type="string" office:string-value="UPDATE Leader_MajorCivApproachBiases SET Bias =    6 WHERE LeaderType = 'LEADER_MONTEZUMA'            AND MajorCivApproachType = 'MAJOR_CIV_APPROACH_FRIENDLY';" calcext:value-type="string">
            <text:p>UPDATE Leader_MajorCivApproachBiases SET Bias = <text:s text:c="3"/>6 WHERE LeaderType = 'LEADER_MONTEZUMA' <text:s text:c="11"/>AND MajorCivApproachType = 'MAJOR_CIV_APPROACH_FRIENDLY';</text:p>
          </table:table-cell>
          <table:table-cell table:style-name="ce231" table:formula="of:=&quot;UPDATE Leader_MajorCivApproachBiases SET Bias = &quot;&amp;REPT(&quot; &quot;;4-LEN([.V22]))&amp;[.V22]&amp;&quot; WHERE LeaderType = 'LEADER_&quot;&amp;UPPER([.V$2])&amp;&quot;'&quot;&amp;REPT(&quot; &quot;;20-LEN([.V$2]))&amp;&quot; AND MajorCivApproachType = 'MAJOR_CIV_APPROACH_&quot;&amp;UPPER([.$A22])&amp;&quot;';&quot;" office:value-type="string" office:string-value="UPDATE Leader_MajorCivApproachBiases SET Bias =    6 WHERE LeaderType = 'LEADER_THEODORA'             AND MajorCivApproachType = 'MAJOR_CIV_APPROACH_FRIENDLY';" calcext:value-type="string">
            <text:p>UPDATE Leader_MajorCivApproachBiases SET Bias = <text:s text:c="3"/>6 WHERE LeaderType = 'LEADER_THEODORA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W22]))&amp;[.W22]&amp;&quot; WHERE LeaderType = 'LEADER_&quot;&amp;UPPER([.W$2])&amp;&quot;'&quot;&amp;REPT(&quot; &quot;;20-LEN([.W$2]))&amp;&quot; AND MajorCivApproachType = 'MAJOR_CIV_APPROACH_&quot;&amp;UPPER([.$A22])&amp;&quot;';&quot;" office:value-type="string" office:string-value="UPDATE Leader_MajorCivApproachBiases SET Bias =    6 WHERE LeaderType = 'LEADER_GAJAH_MADA'           AND MajorCivApproachType = 'MAJOR_CIV_APPROACH_FRIENDLY';" calcext:value-type="string">
            <text:p>UPDATE Leader_MajorCivApproachBiases SET Bias = <text:s text:c="3"/>6 WHERE LeaderType = 'LEADER_GAJAH_MADA' <text:s text:c="10"/>AND MajorCivApproachType = 'MAJOR_CIV_APPROACH_FRIENDLY';</text:p>
          </table:table-cell>
          <table:table-cell table:style-name="ce231" table:formula="of:=&quot;UPDATE Leader_MajorCivApproachBiases SET Bias = &quot;&amp;REPT(&quot; &quot;;4-LEN([.X22]))&amp;[.X22]&amp;&quot; WHERE LeaderType = 'LEADER_&quot;&amp;UPPER([.X$2])&amp;&quot;'&quot;&amp;REPT(&quot; &quot;;20-LEN([.X$2]))&amp;&quot; AND MajorCivApproachType = 'MAJOR_CIV_APPROACH_&quot;&amp;UPPER([.$A22])&amp;&quot;';&quot;" office:value-type="string" office:string-value="UPDATE Leader_MajorCivApproachBiases SET Bias =    6 WHERE LeaderType = 'LEADER_CASIMIR'              AND MajorCivApproachType = 'MAJOR_CIV_APPROACH_FRIENDLY';" calcext:value-type="string">
            <text:p>UPDATE Leader_MajorCivApproachBiases SET Bias = <text:s text:c="3"/>6 WHERE LeaderType = 'LEADER_CASIMIR' <text:s text:c="13"/>AND MajorCivApproachType = 'MAJOR_CIV_APPROACH_FRIENDLY';</text:p>
          </table:table-cell>
          <table:table-cell table:style-name="ce231" table:formula="of:=&quot;UPDATE Leader_MajorCivApproachBiases SET Bias = &quot;&amp;REPT(&quot; &quot;;4-LEN([.Y22]))&amp;[.Y22]&amp;&quot; WHERE LeaderType = 'LEADER_&quot;&amp;UPPER([.Y$2])&amp;&quot;'&quot;&amp;REPT(&quot; &quot;;20-LEN([.Y$2]))&amp;&quot; AND MajorCivApproachType = 'MAJOR_CIV_APPROACH_&quot;&amp;UPPER([.$A22])&amp;&quot;';&quot;" office:value-type="string" office:string-value="UPDATE Leader_MajorCivApproachBiases SET Bias =    6 WHERE LeaderType = 'LEADER_WU_ZETIAN'            AND MajorCivApproachType = 'MAJOR_CIV_APPROACH_FRIENDLY';" calcext:value-type="string">
            <text:p>UPDATE Leader_MajorCivApproachBiases SET Bias = <text:s text:c="3"/>6 WHERE LeaderType = 'LEADER_WU_ZETIAN' <text:s text:c="11"/>AND MajorCivApproachType = 'MAJOR_CIV_APPROACH_FRIENDLY';</text:p>
          </table:table-cell>
          <table:table-cell table:style-name="ce231" table:formula="of:=&quot;UPDATE Leader_MajorCivApproachBiases SET Bias = &quot;&amp;REPT(&quot; &quot;;4-LEN([.Z22]))&amp;[.Z22]&amp;&quot; WHERE LeaderType = 'LEADER_&quot;&amp;UPPER([.Z$2])&amp;&quot;'&quot;&amp;REPT(&quot; &quot;;20-LEN([.Z$2]))&amp;&quot; AND MajorCivApproachType = 'MAJOR_CIV_APPROACH_&quot;&amp;UPPER([.$A22])&amp;&quot;';&quot;" office:value-type="string" office:string-value="UPDATE Leader_MajorCivApproachBiases SET Bias =    6 WHERE LeaderType = 'LEADER_DIPLOMAT'             AND MajorCivApproachType = 'MAJOR_CIV_APPROACH_FRIENDLY';" calcext:value-type="string">
            <text:p>UPDATE Leader_MajorCivApproachBiases SET Bias = <text:s text:c="3"/>6 WHERE LeaderType = 'LEADER_DIPLOMAT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AA22]))&amp;[.AA22]&amp;&quot; WHERE LeaderType = 'LEADER_&quot;&amp;UPPER([.AA$2])&amp;&quot;'&quot;&amp;REPT(&quot; &quot;;20-LEN([.AA$2]))&amp;&quot; AND MajorCivApproachType = 'MAJOR_CIV_APPROACH_&quot;&amp;UPPER([.$A22])&amp;&quot;';&quot;" office:value-type="string" office:string-value="UPDATE Leader_MajorCivApproachBiases SET Bias =    6 WHERE LeaderType = 'LEADER_GANDHI'               AND MajorCivApproachType = 'MAJOR_CIV_APPROACH_FRIENDLY';" calcext:value-type="string">
            <text:p>UPDATE Leader_MajorCivApproachBiases SET Bias = <text:s text:c="3"/>6 WHERE LeaderType = 'LEADER_GANDHI' <text:s text:c="14"/>AND MajorCivApproachType = 'MAJOR_CIV_APPROACH_FRIENDLY';</text:p>
          </table:table-cell>
          <table:table-cell table:style-name="ce231" table:formula="of:=&quot;UPDATE Leader_MajorCivApproachBiases SET Bias = &quot;&amp;REPT(&quot; &quot;;4-LEN([.AB22]))&amp;[.AB22]&amp;&quot; WHERE LeaderType = 'LEADER_&quot;&amp;UPPER([.AB$2])&amp;&quot;'&quot;&amp;REPT(&quot; &quot;;20-LEN([.AB$2]))&amp;&quot; AND MajorCivApproachType = 'MAJOR_CIV_APPROACH_&quot;&amp;UPPER([.$A22])&amp;&quot;';&quot;" office:value-type="string" office:string-value="UPDATE Leader_MajorCivApproachBiases SET Bias =    6 WHERE LeaderType = 'LEADER_SELASSIE'             AND MajorCivApproachType = 'MAJOR_CIV_APPROACH_FRIENDLY';" calcext:value-type="string">
            <text:p>UPDATE Leader_MajorCivApproachBiases SET Bias = <text:s text:c="3"/>6 WHERE LeaderType = 'LEADER_SELASSIE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AC22]))&amp;[.AC22]&amp;&quot; WHERE LeaderType = 'LEADER_&quot;&amp;UPPER([.AC$2])&amp;&quot;'&quot;&amp;REPT(&quot; &quot;;20-LEN([.AC$2]))&amp;&quot; AND MajorCivApproachType = 'MAJOR_CIV_APPROACH_&quot;&amp;UPPER([.$A22])&amp;&quot;';&quot;" office:value-type="string" office:string-value="UPDATE Leader_MajorCivApproachBiases SET Bias =    6 WHERE LeaderType = 'LEADER_KAMEHAMEHA'           AND MajorCivApproachType = 'MAJOR_CIV_APPROACH_FRIENDLY';" calcext:value-type="string">
            <text:p>UPDATE Leader_MajorCivApproachBiases SET Bias = <text:s text:c="3"/>6 WHERE LeaderType = 'LEADER_KAMEHAMEHA' <text:s text:c="10"/>AND MajorCivApproachType = 'MAJOR_CIV_APPROACH_FRIENDLY';</text:p>
          </table:table-cell>
          <table:table-cell table:style-name="ce231" table:formula="of:=&quot;UPDATE Leader_MajorCivApproachBiases SET Bias = &quot;&amp;REPT(&quot; &quot;;4-LEN([.AD22]))&amp;[.AD22]&amp;&quot; WHERE LeaderType = 'LEADER_&quot;&amp;UPPER([.AD$2])&amp;&quot;'&quot;&amp;REPT(&quot; &quot;;20-LEN([.AD$2]))&amp;&quot; AND MajorCivApproachType = 'MAJOR_CIV_APPROACH_&quot;&amp;UPPER([.$A22])&amp;&quot;';&quot;" office:value-type="string" office:string-value="UPDATE Leader_MajorCivApproachBiases SET Bias =    6 WHERE LeaderType = 'LEADER_MARIA_I'              AND MajorCivApproachType = 'MAJOR_CIV_APPROACH_FRIENDLY';" calcext:value-type="string">
            <text:p>UPDATE Leader_MajorCivApproachBiases SET Bias = <text:s text:c="3"/>6 WHERE LeaderType = 'LEADER_MARIA_I' <text:s text:c="13"/>AND MajorCivApproachType = 'MAJOR_CIV_APPROACH_FRIENDLY';</text:p>
          </table:table-cell>
          <table:table-cell table:style-name="ce231" table:formula="of:=&quot;UPDATE Leader_MajorCivApproachBiases SET Bias = &quot;&amp;REPT(&quot; &quot;;4-LEN([.AE22]))&amp;[.AE22]&amp;&quot; WHERE LeaderType = 'LEADER_&quot;&amp;UPPER([.AE$2])&amp;&quot;'&quot;&amp;REPT(&quot; &quot;;20-LEN([.AE$2]))&amp;&quot; AND MajorCivApproachType = 'MAJOR_CIV_APPROACH_&quot;&amp;UPPER([.$A22])&amp;&quot;';&quot;" office:value-type="string" office:string-value="UPDATE Leader_MajorCivApproachBiases SET Bias =    6 WHERE LeaderType = 'LEADER_PACHACUTI'            AND MajorCivApproachType = 'MAJOR_CIV_APPROACH_FRIENDLY';" calcext:value-type="string">
            <text:p>UPDATE Leader_MajorCivApproachBiases SET Bias = <text:s text:c="3"/>6 WHERE LeaderType = 'LEADER_PACHACUTI' <text:s text:c="11"/>AND MajorCivApproachType = 'MAJOR_CIV_APPROACH_FRIENDLY';</text:p>
          </table:table-cell>
          <table:table-cell table:style-name="ce231" table:formula="of:=&quot;UPDATE Leader_MajorCivApproachBiases SET Bias = &quot;&amp;REPT(&quot; &quot;;4-LEN([.AF22]))&amp;[.AF22]&amp;&quot; WHERE LeaderType = 'LEADER_&quot;&amp;UPPER([.AF$2])&amp;&quot;'&quot;&amp;REPT(&quot; &quot;;20-LEN([.AF$2]))&amp;&quot; AND MajorCivApproachType = 'MAJOR_CIV_APPROACH_&quot;&amp;UPPER([.$A22])&amp;&quot;';&quot;" office:value-type="string" office:string-value="UPDATE Leader_MajorCivApproachBiases SET Bias =    6 WHERE LeaderType = 'LEADER_RAMESSES'             AND MajorCivApproachType = 'MAJOR_CIV_APPROACH_FRIENDLY';" calcext:value-type="string">
            <text:p>UPDATE Leader_MajorCivApproachBiases SET Bias = <text:s text:c="3"/>6 WHERE LeaderType = 'LEADER_RAMESSES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AG22]))&amp;[.AG22]&amp;&quot; WHERE LeaderType = 'LEADER_&quot;&amp;UPPER([.AG$2])&amp;&quot;'&quot;&amp;REPT(&quot; &quot;;20-LEN([.AG$2]))&amp;&quot; AND MajorCivApproachType = 'MAJOR_CIV_APPROACH_&quot;&amp;UPPER([.$A22])&amp;&quot;';&quot;" office:value-type="string" office:string-value="UPDATE Leader_MajorCivApproachBiases SET Bias =    6 WHERE LeaderType = 'LEADER_RAMKHAMHAENG'         AND MajorCivApproachType = 'MAJOR_CIV_APPROACH_FRIENDLY';" calcext:value-type="string">
            <text:p>UPDATE Leader_MajorCivApproachBiases SET Bias = <text:s text:c="3"/>6 WHERE LeaderType = 'LEADER_RAMKHAMHAENG' <text:s text:c="8"/>AND MajorCivApproachType = 'MAJOR_CIV_APPROACH_FRIENDLY';</text:p>
          </table:table-cell>
          <table:table-cell table:style-name="ce231" table:formula="of:=&quot;UPDATE Leader_MajorCivApproachBiases SET Bias = &quot;&amp;REPT(&quot; &quot;;4-LEN([.AH22]))&amp;[.AH22]&amp;&quot; WHERE LeaderType = 'LEADER_&quot;&amp;UPPER([.AH$2])&amp;&quot;'&quot;&amp;REPT(&quot; &quot;;20-LEN([.AH$2]))&amp;&quot; AND MajorCivApproachType = 'MAJOR_CIV_APPROACH_&quot;&amp;UPPER([.$A22])&amp;&quot;';&quot;" office:value-type="string" office:string-value="UPDATE Leader_MajorCivApproachBiases SET Bias =    6 WHERE LeaderType = 'LEADER_PEDRO'                AND MajorCivApproachType = 'MAJOR_CIV_APPROACH_FRIENDLY';" calcext:value-type="string">
            <text:p>UPDATE Leader_MajorCivApproachBiases SET Bias = <text:s text:c="3"/>6 WHERE LeaderType = 'LEADER_PEDRO' <text:s text:c="15"/>AND MajorCivApproachType = 'MAJOR_CIV_APPROACH_FRIENDLY';</text:p>
          </table:table-cell>
          <table:table-cell table:style-name="ce231" table:formula="of:=&quot;UPDATE Leader_MajorCivApproachBiases SET Bias = &quot;&amp;REPT(&quot; &quot;;4-LEN([.AI22]))&amp;[.AI22]&amp;&quot; WHERE LeaderType = 'LEADER_&quot;&amp;UPPER([.AI$2])&amp;&quot;'&quot;&amp;REPT(&quot; &quot;;20-LEN([.AI$2]))&amp;&quot; AND MajorCivApproachType = 'MAJOR_CIV_APPROACH_&quot;&amp;UPPER([.$A22])&amp;&quot;';&quot;" office:value-type="string" office:string-value="UPDATE Leader_MajorCivApproachBiases SET Bias =    6 WHERE LeaderType = 'LEADER_AHMAD_ALMANSUR'       AND MajorCivApproachType = 'MAJOR_CIV_APPROACH_FRIENDLY';" calcext:value-type="string">
            <text:p>UPDATE Leader_MajorCivApproachBiases SET Bias = <text:s text:c="3"/>6 WHERE LeaderType = 'LEADER_AHMAD_ALMANSUR' <text:s text:c="6"/>AND MajorCivApproachType = 'MAJOR_CIV_APPROACH_FRIENDLY';</text:p>
          </table:table-cell>
          <table:table-cell table:style-name="ce231" table:formula="of:=&quot;UPDATE Leader_MajorCivApproachBiases SET Bias = &quot;&amp;REPT(&quot; &quot;;4-LEN([.AJ22]))&amp;[.AJ22]&amp;&quot; WHERE LeaderType = 'LEADER_&quot;&amp;UPPER([.AJ$2])&amp;&quot;'&quot;&amp;REPT(&quot; &quot;;20-LEN([.AJ$2]))&amp;&quot; AND MajorCivApproachType = 'MAJOR_CIV_APPROACH_&quot;&amp;UPPER([.$A22])&amp;&quot;';&quot;" office:value-type="string" office:string-value="UPDATE Leader_MajorCivApproachBiases SET Bias =    6 WHERE LeaderType = 'LEADER_SEJONG'               AND MajorCivApproachType = 'MAJOR_CIV_APPROACH_FRIENDLY';" calcext:value-type="string">
            <text:p>UPDATE Leader_MajorCivApproachBiases SET Bias = <text:s text:c="3"/>6 WHERE LeaderType = 'LEADER_SEJONG' <text:s text:c="14"/>AND MajorCivApproachType = 'MAJOR_CIV_APPROACH_FRIENDLY';</text:p>
          </table:table-cell>
          <table:table-cell table:style-name="ce231" table:formula="of:=&quot;UPDATE Leader_MajorCivApproachBiases SET Bias = &quot;&amp;REPT(&quot; &quot;;4-LEN([.AK22]))&amp;[.AK22]&amp;&quot; WHERE LeaderType = 'LEADER_&quot;&amp;UPPER([.AK$2])&amp;&quot;'&quot;&amp;REPT(&quot; &quot;;20-LEN([.AK$2]))&amp;&quot; AND MajorCivApproachType = 'MAJOR_CIV_APPROACH_&quot;&amp;UPPER([.$A22])&amp;&quot;';&quot;" office:value-type="string" office:string-value="UPDATE Leader_MajorCivApproachBiases SET Bias =    5 WHERE LeaderType = 'LEADER_EXPANSIONIST'         AND MajorCivApproachType = 'MAJOR_CIV_APPROACH_FRIENDLY';" calcext:value-type="string">
            <text:p>UPDATE Leader_MajorCivApproachBiases SET Bias = <text:s text:c="3"/>5 WHERE LeaderType = 'LEADER_EXPANSIONIST' <text:s text:c="8"/>AND MajorCivApproachType = 'MAJOR_CIV_APPROACH_FRIENDLY';</text:p>
          </table:table-cell>
          <table:table-cell table:style-name="ce231" table:formula="of:=&quot;UPDATE Leader_MajorCivApproachBiases SET Bias = &quot;&amp;REPT(&quot; &quot;;4-LEN([.AL22]))&amp;[.AL22]&amp;&quot; WHERE LeaderType = 'LEADER_&quot;&amp;UPPER([.AL$2])&amp;&quot;'&quot;&amp;REPT(&quot; &quot;;20-LEN([.AL$2]))&amp;&quot; AND MajorCivApproachType = 'MAJOR_CIV_APPROACH_&quot;&amp;UPPER([.$A22])&amp;&quot;';&quot;" office:value-type="string" office:string-value="UPDATE Leader_MajorCivApproachBiases SET Bias =    5 WHERE LeaderType = 'LEADER_BOUDICCA'             AND MajorCivApproachType = 'MAJOR_CIV_APPROACH_FRIENDLY';" calcext:value-type="string">
            <text:p>UPDATE Leader_MajorCivApproachBiases SET Bias = <text:s text:c="3"/>5 WHERE LeaderType = 'LEADER_BOUDICCA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AM22]))&amp;[.AM22]&amp;&quot; WHERE LeaderType = 'LEADER_&quot;&amp;UPPER([.AM$2])&amp;&quot;'&quot;&amp;REPT(&quot; &quot;;20-LEN([.AM$2]))&amp;&quot; AND MajorCivApproachType = 'MAJOR_CIV_APPROACH_&quot;&amp;UPPER([.$A22])&amp;&quot;';&quot;" office:value-type="string" office:string-value="UPDATE Leader_MajorCivApproachBiases SET Bias =    5 WHERE LeaderType = 'LEADER_DARIUS'               AND MajorCivApproachType = 'MAJOR_CIV_APPROACH_FRIENDLY';" calcext:value-type="string">
            <text:p>UPDATE Leader_MajorCivApproachBiases SET Bias = <text:s text:c="3"/>5 WHERE LeaderType = 'LEADER_DARIUS' <text:s text:c="14"/>AND MajorCivApproachType = 'MAJOR_CIV_APPROACH_FRIENDLY';</text:p>
          </table:table-cell>
          <table:table-cell table:style-name="ce231" table:formula="of:=&quot;UPDATE Leader_MajorCivApproachBiases SET Bias = &quot;&amp;REPT(&quot; &quot;;4-LEN([.AN22]))&amp;[.AN22]&amp;&quot; WHERE LeaderType = 'LEADER_&quot;&amp;UPPER([.AN$2])&amp;&quot;'&quot;&amp;REPT(&quot; &quot;;20-LEN([.AN$2]))&amp;&quot; AND MajorCivApproachType = 'MAJOR_CIV_APPROACH_&quot;&amp;UPPER([.$A22])&amp;&quot;';&quot;" office:value-type="string" office:string-value="UPDATE Leader_MajorCivApproachBiases SET Bias =    5 WHERE LeaderType = 'LEADER_DIDO'                 AND MajorCivApproachType = 'MAJOR_CIV_APPROACH_FRIENDLY';" calcext:value-type="string">
            <text:p>UPDATE Leader_MajorCivApproachBiases SET Bias = <text:s text:c="3"/>5 WHERE LeaderType = 'LEADER_DIDO' <text:s text:c="16"/>AND MajorCivApproachType = 'MAJOR_CIV_APPROACH_FRIENDLY';</text:p>
          </table:table-cell>
          <table:table-cell table:style-name="ce231" table:formula="of:=&quot;UPDATE Leader_MajorCivApproachBiases SET Bias = &quot;&amp;REPT(&quot; &quot;;4-LEN([.AO22]))&amp;[.AO22]&amp;&quot; WHERE LeaderType = 'LEADER_&quot;&amp;UPPER([.AO$2])&amp;&quot;'&quot;&amp;REPT(&quot; &quot;;20-LEN([.AO$2]))&amp;&quot; AND MajorCivApproachType = 'MAJOR_CIV_APPROACH_&quot;&amp;UPPER([.$A22])&amp;&quot;';&quot;" office:value-type="string" office:string-value="UPDATE Leader_MajorCivApproachBiases SET Bias =    5 WHERE LeaderType = 'LEADER_HARUN_AL_RASHID'      AND MajorCivApproachType = 'MAJOR_CIV_APPROACH_FRIENDLY';" calcext:value-type="string">
            <text:p>UPDATE Leader_MajorCivApproachBiases SET Bias = <text:s text:c="3"/>5 WHERE LeaderType = 'LEADER_HARUN_AL_RASHID' <text:s text:c="5"/>AND MajorCivApproachType = 'MAJOR_CIV_APPROACH_FRIENDLY';</text:p>
          </table:table-cell>
          <table:table-cell table:style-name="ce231" table:formula="of:=&quot;UPDATE Leader_MajorCivApproachBiases SET Bias = &quot;&amp;REPT(&quot; &quot;;4-LEN([.AP22]))&amp;[.AP22]&amp;&quot; WHERE LeaderType = 'LEADER_&quot;&amp;UPPER([.AP$2])&amp;&quot;'&quot;&amp;REPT(&quot; &quot;;20-LEN([.AP$2]))&amp;&quot; AND MajorCivApproachType = 'MAJOR_CIV_APPROACH_&quot;&amp;UPPER([.$A22])&amp;&quot;';&quot;" office:value-type="string" office:string-value="UPDATE Leader_MajorCivApproachBiases SET Bias =    5 WHERE LeaderType = 'LEADER_NEBUCHADNEZZAR'       AND MajorCivApproachType = 'MAJOR_CIV_APPROACH_FRIENDLY';" calcext:value-type="string">
            <text:p>UPDATE Leader_MajorCivApproachBiases SET Bias = <text:s text:c="3"/>5 WHERE LeaderType = 'LEADER_NEBUCHADNEZZAR' <text:s text:c="6"/>AND MajorCivApproachType = 'MAJOR_CIV_APPROACH_FRIENDLY';</text:p>
          </table:table-cell>
          <table:table-cell table:style-name="ce231" table:formula="of:=&quot;UPDATE Leader_MajorCivApproachBiases SET Bias = &quot;&amp;REPT(&quot; &quot;;4-LEN([.AQ22]))&amp;[.AQ22]&amp;&quot; WHERE LeaderType = 'LEADER_&quot;&amp;UPPER([.AQ$2])&amp;&quot;'&quot;&amp;REPT(&quot; &quot;;20-LEN([.AQ$2]))&amp;&quot; AND MajorCivApproachType = 'MAJOR_CIV_APPROACH_&quot;&amp;UPPER([.$A22])&amp;&quot;';&quot;" office:value-type="string" office:string-value="UPDATE Leader_MajorCivApproachBiases SET Bias =    5 WHERE LeaderType = 'LEADER_PACAL'                AND MajorCivApproachType = 'MAJOR_CIV_APPROACH_FRIENDLY';" calcext:value-type="string">
            <text:p>UPDATE Leader_MajorCivApproachBiases SET Bias = <text:s text:c="3"/>5 WHERE LeaderType = 'LEADER_PACAL' <text:s text:c="15"/>AND MajorCivApproachType = 'MAJOR_CIV_APPROACH_FRIENDLY';</text:p>
          </table:table-cell>
          <table:table-cell table:style-name="ce231" table:formula="of:=&quot;UPDATE Leader_MajorCivApproachBiases SET Bias = &quot;&amp;REPT(&quot; &quot;;4-LEN([.AR22]))&amp;[.AR22]&amp;&quot; WHERE LeaderType = 'LEADER_&quot;&amp;UPPER([.AR$2])&amp;&quot;'&quot;&amp;REPT(&quot; &quot;;20-LEN([.AR$2]))&amp;&quot; AND MajorCivApproachType = 'MAJOR_CIV_APPROACH_&quot;&amp;UPPER([.$A22])&amp;&quot;';&quot;" office:value-type="string" office:string-value="UPDATE Leader_MajorCivApproachBiases SET Bias =    5 WHERE LeaderType = 'LEADER_SULEIMAN'             AND MajorCivApproachType = 'MAJOR_CIV_APPROACH_FRIENDLY';" calcext:value-type="string">
            <text:p>UPDATE Leader_MajorCivApproachBiases SET Bias = <text:s text:c="3"/>5 WHERE LeaderType = 'LEADER_SULEIMAN' <text:s text:c="12"/>AND MajorCivApproachType = 'MAJOR_CIV_APPROACH_FRIENDLY';</text:p>
          </table:table-cell>
          <table:table-cell table:style-name="ce231" table:formula="of:=&quot;UPDATE Leader_MajorCivApproachBiases SET Bias = &quot;&amp;REPT(&quot; &quot;;4-LEN([.AS22]))&amp;[.AS22]&amp;&quot; WHERE LeaderType = 'LEADER_&quot;&amp;UPPER([.AS$2])&amp;&quot;'&quot;&amp;REPT(&quot; &quot;;20-LEN([.AS$2]))&amp;&quot; AND MajorCivApproachType = 'MAJOR_CIV_APPROACH_&quot;&amp;UPPER([.$A22])&amp;&quot;';&quot;" office:value-type="string" office:string-value="UPDATE Leader_MajorCivApproachBiases SET Bias =    5 WHERE LeaderType = 'LEADER_WASHINGTON'           AND MajorCivApproachType = 'MAJOR_CIV_APPROACH_FRIENDLY';" calcext:value-type="string">
            <text:p>UPDATE Leader_MajorCivApproachBiases SET Bias = <text:s text:c="3"/>5 WHERE LeaderType = 'LEADER_WASHINGTON' <text:s text:c="10"/>AND MajorCivApproachType = 'MAJOR_CIV_APPROACH_FRIENDLY';</text:p>
          </table:table-cell>
          <table:table-cell table:style-name="ce231" table:formula="of:=&quot;UPDATE Leader_MajorCivApproachBiases SET Bias = &quot;&amp;REPT(&quot; &quot;;4-LEN([.AT22]))&amp;[.AT22]&amp;&quot; WHERE LeaderType = 'LEADER_&quot;&amp;UPPER([.AT$2])&amp;&quot;'&quot;&amp;REPT(&quot; &quot;;20-LEN([.AT$2]))&amp;&quot; AND MajorCivApproachType = 'MAJOR_CIV_APPROACH_&quot;&amp;UPPER([.$A22])&amp;&quot;';&quot;" office:value-type="string" office:string-value="UPDATE Leader_MajorCivApproachBiases SET Bias =    5 WHERE LeaderType = 'LEADER_MARIA'                AND MajorCivApproachType = 'MAJOR_CIV_APPROACH_FRIENDLY';" calcext:value-type="string">
            <text:p>UPDATE Leader_MajorCivApproachBiases SET Bias = <text:s text:c="3"/>5 WHERE LeaderType = 'LEADER_MARIA' <text:s text:c="15"/>AND MajorCivApproachType = 'MAJOR_CIV_APPROACH_FRIENDLY';</text:p>
          </table:table-cell>
          <table:table-cell table:style-name="ce231" table:formula="of:=&quot;UPDATE Leader_MajorCivApproachBiases SET Bias = &quot;&amp;REPT(&quot; &quot;;4-LEN([.AU22]))&amp;[.AU22]&amp;&quot; WHERE LeaderType = 'LEADER_&quot;&amp;UPPER([.AU$2])&amp;&quot;'&quot;&amp;REPT(&quot; &quot;;20-LEN([.AU$2]))&amp;&quot; AND MajorCivApproachType = 'MAJOR_CIV_APPROACH_&quot;&amp;UPPER([.$A22])&amp;&quot;';&quot;" office:value-type="string" office:string-value="UPDATE Leader_MajorCivApproachBiases SET Bias =    5 WHERE LeaderType = 'LEADER_POCATELLO'            AND MajorCivApproachType = 'MAJOR_CIV_APPROACH_FRIENDLY';" calcext:value-type="string">
            <text:p>UPDATE Leader_MajorCivApproachBiases SET Bias = <text:s text:c="3"/>5 WHERE LeaderType = 'LEADER_POCATELLO' <text:s text:c="11"/>AND MajorCivApproachType = 'MAJOR_CIV_APPROACH_FRIENDLY';</text:p>
          </table:table-cell>
          <table:table-cell table:style-name="ce231" table:formula="of:=&quot;UPDATE Leader_MajorCivApproachBiases SET Bias = &quot;&amp;REPT(&quot; &quot;;4-LEN([.AV22]))&amp;[.AV22]&amp;&quot; WHERE LeaderType = 'LEADER_&quot;&amp;UPPER([.AV$2])&amp;&quot;'&quot;&amp;REPT(&quot; &quot;;20-LEN([.AV$2]))&amp;&quot; AND MajorCivApproachType = 'MAJOR_CIV_APPROACH_&quot;&amp;UPPER([.$A22])&amp;&quot;';&quot;" office:value-type="string" office:string-value="UPDATE Leader_MajorCivApproachBiases SET Bias =    5 WHERE LeaderType = 'LEADER_WILLIAM'              AND MajorCivApproachType = 'MAJOR_CIV_APPROACH_FRIENDLY';" calcext:value-type="string">
            <text:p>UPDATE Leader_MajorCivApproachBiases SET Bias = <text:s text:c="3"/>5 WHERE LeaderType = 'LEADER_WILLIAM' <text:s text:c="13"/>AND MajorCivApproachType = 'MAJOR_CIV_APPROACH_FRIENDLY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ajorCivApproachBiases SET Bias = &quot;&amp;REPT(&quot; &quot;;4-LEN([.C23]))&amp;[.C23]&amp;&quot; WHERE LeaderType = 'LEADER_&quot;&amp;UPPER([.C$2])&amp;&quot;'&quot;&amp;REPT(&quot; &quot;;20-LEN([.C$2]))&amp;&quot; AND MajorCivApproachType = 'MAJOR_CIV_APPROACH_&quot;&amp;UPPER([.$A23])&amp;&quot;';&quot;" office:value-type="string" office:string-value="UPDATE Leader_MajorCivApproachBiases SET Bias =    4 WHERE LeaderType = 'LEADER_ASHURBANIPAL'         AND MajorCivApproachType = 'MAJOR_CIV_APPROACH_NEUTRAL';" calcext:value-type="string">
            <text:p>UPDATE Leader_MajorCivApproachBiases SET Bias = <text:s text:c="3"/>4 WHERE LeaderType = 'LEADER_ASHURBANIPAL' <text:s text:c="8"/>AND MajorCivApproachType = 'MAJOR_CIV_APPROACH_NEUTRAL';</text:p>
          </table:table-cell>
          <table:table-cell table:style-name="ce231" table:formula="of:=&quot;UPDATE Leader_MajorCivApproachBiases SET Bias = &quot;&amp;REPT(&quot; &quot;;4-LEN([.D23]))&amp;[.D23]&amp;&quot; WHERE LeaderType = 'LEADER_&quot;&amp;UPPER([.D$2])&amp;&quot;'&quot;&amp;REPT(&quot; &quot;;20-LEN([.D$2]))&amp;&quot; AND MajorCivApproachType = 'MAJOR_CIV_APPROACH_&quot;&amp;UPPER([.$A23])&amp;&quot;';&quot;" office:value-type="string" office:string-value="UPDATE Leader_MajorCivApproachBiases SET Bias =    4 WHERE LeaderType = 'LEADER_ASKIA'                AND MajorCivApproachType = 'MAJOR_CIV_APPROACH_NEUTRAL';" calcext:value-type="string">
            <text:p>UPDATE Leader_MajorCivApproachBiases SET Bias = <text:s text:c="3"/>4 WHERE LeaderType = 'LEADER_ASKIA' <text:s text:c="15"/>AND MajorCivApproachType = 'MAJOR_CIV_APPROACH_NEUTRAL';</text:p>
          </table:table-cell>
          <table:table-cell table:style-name="ce231" table:formula="of:=&quot;UPDATE Leader_MajorCivApproachBiases SET Bias = &quot;&amp;REPT(&quot; &quot;;4-LEN([.E23]))&amp;[.E23]&amp;&quot; WHERE LeaderType = 'LEADER_&quot;&amp;UPPER([.E$2])&amp;&quot;'&quot;&amp;REPT(&quot; &quot;;20-LEN([.E$2]))&amp;&quot; AND MajorCivApproachType = 'MAJOR_CIV_APPROACH_&quot;&amp;UPPER([.$A23])&amp;&quot;';&quot;" office:value-type="string" office:string-value="UPDATE Leader_MajorCivApproachBiases SET Bias =    4 WHERE LeaderType = 'LEADER_ATTILA'               AND MajorCivApproachType = 'MAJOR_CIV_APPROACH_NEUTRAL';" calcext:value-type="string">
            <text:p>UPDATE Leader_MajorCivApproachBiases SET Bias = <text:s text:c="3"/>4 WHERE LeaderType = 'LEADER_ATTILA' <text:s text:c="14"/>AND MajorCivApproachType = 'MAJOR_CIV_APPROACH_NEUTRAL';</text:p>
          </table:table-cell>
          <table:table-cell table:style-name="ce231" table:formula="of:=&quot;UPDATE Leader_MajorCivApproachBiases SET Bias = &quot;&amp;REPT(&quot; &quot;;4-LEN([.F23]))&amp;[.F23]&amp;&quot; WHERE LeaderType = 'LEADER_&quot;&amp;UPPER([.F$2])&amp;&quot;'&quot;&amp;REPT(&quot; &quot;;20-LEN([.F$2]))&amp;&quot; AND MajorCivApproachType = 'MAJOR_CIV_APPROACH_&quot;&amp;UPPER([.$A23])&amp;&quot;';&quot;" office:value-type="string" office:string-value="UPDATE Leader_MajorCivApproachBiases SET Bias =    4 WHERE LeaderType = 'LEADER_AUGUSTUS'             AND MajorCivApproachType = 'MAJOR_CIV_APPROACH_NEUTRAL';" calcext:value-type="string">
            <text:p>UPDATE Leader_MajorCivApproachBiases SET Bias = <text:s text:c="3"/>4 WHERE LeaderType = 'LEADER_AUGUSTUS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G23]))&amp;[.G23]&amp;&quot; WHERE LeaderType = 'LEADER_&quot;&amp;UPPER([.G$2])&amp;&quot;'&quot;&amp;REPT(&quot; &quot;;20-LEN([.G$2]))&amp;&quot; AND MajorCivApproachType = 'MAJOR_CIV_APPROACH_&quot;&amp;UPPER([.$A23])&amp;&quot;';&quot;" office:value-type="string" office:string-value="UPDATE Leader_MajorCivApproachBiases SET Bias =    4 WHERE LeaderType = 'LEADER_GENGHIS_KHAN'         AND MajorCivApproachType = 'MAJOR_CIV_APPROACH_NEUTRAL';" calcext:value-type="string">
            <text:p>UPDATE Leader_MajorCivApproachBiases SET Bias = <text:s text:c="3"/>4 WHERE LeaderType = 'LEADER_GENGHIS_KHAN' <text:s text:c="8"/>AND MajorCivApproachType = 'MAJOR_CIV_APPROACH_NEUTRAL';</text:p>
          </table:table-cell>
          <table:table-cell table:style-name="ce231" table:formula="of:=&quot;UPDATE Leader_MajorCivApproachBiases SET Bias = &quot;&amp;REPT(&quot; &quot;;4-LEN([.H23]))&amp;[.H23]&amp;&quot; WHERE LeaderType = 'LEADER_&quot;&amp;UPPER([.H$2])&amp;&quot;'&quot;&amp;REPT(&quot; &quot;;20-LEN([.H$2]))&amp;&quot; AND MajorCivApproachType = 'MAJOR_CIV_APPROACH_&quot;&amp;UPPER([.$A23])&amp;&quot;';&quot;" office:value-type="string" office:string-value="UPDATE Leader_MajorCivApproachBiases SET Bias =    4 WHERE LeaderType = 'LEADER_HARALD'               AND MajorCivApproachType = 'MAJOR_CIV_APPROACH_NEUTRAL';" calcext:value-type="string">
            <text:p>UPDATE Leader_MajorCivApproachBiases SET Bias = <text:s text:c="3"/>4 WHERE LeaderType = 'LEADER_HARALD' <text:s text:c="14"/>AND MajorCivApproachType = 'MAJOR_CIV_APPROACH_NEUTRAL';</text:p>
          </table:table-cell>
          <table:table-cell table:style-name="ce231" table:formula="of:=&quot;UPDATE Leader_MajorCivApproachBiases SET Bias = &quot;&amp;REPT(&quot; &quot;;4-LEN([.I23]))&amp;[.I23]&amp;&quot; WHERE LeaderType = 'LEADER_&quot;&amp;UPPER([.I$2])&amp;&quot;'&quot;&amp;REPT(&quot; &quot;;20-LEN([.I$2]))&amp;&quot; AND MajorCivApproachType = 'MAJOR_CIV_APPROACH_&quot;&amp;UPPER([.$A23])&amp;&quot;';&quot;" office:value-type="string" office:string-value="UPDATE Leader_MajorCivApproachBiases SET Bias =    4 WHERE LeaderType = 'LEADER_ISABELLA'             AND MajorCivApproachType = 'MAJOR_CIV_APPROACH_NEUTRAL';" calcext:value-type="string">
            <text:p>UPDATE Leader_MajorCivApproachBiases SET Bias = <text:s text:c="3"/>4 WHERE LeaderType = 'LEADER_ISABELLA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J23]))&amp;[.J23]&amp;&quot; WHERE LeaderType = 'LEADER_&quot;&amp;UPPER([.J$2])&amp;&quot;'&quot;&amp;REPT(&quot; &quot;;20-LEN([.J$2]))&amp;&quot; AND MajorCivApproachType = 'MAJOR_CIV_APPROACH_&quot;&amp;UPPER([.$A23])&amp;&quot;';&quot;" office:value-type="string" office:string-value="UPDATE Leader_MajorCivApproachBiases SET Bias =    4 WHERE LeaderType = 'LEADER_NAPOLEON'             AND MajorCivApproachType = 'MAJOR_CIV_APPROACH_NEUTRAL';" calcext:value-type="string">
            <text:p>UPDATE Leader_MajorCivApproachBiases SET Bias = <text:s text:c="3"/>4 WHERE LeaderType = 'LEADER_NAPOLEON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K23]))&amp;[.K23]&amp;&quot; WHERE LeaderType = 'LEADER_&quot;&amp;UPPER([.K$2])&amp;&quot;'&quot;&amp;REPT(&quot; &quot;;20-LEN([.K$2]))&amp;&quot; AND MajorCivApproachType = 'MAJOR_CIV_APPROACH_&quot;&amp;UPPER([.$A23])&amp;&quot;';&quot;" office:value-type="string" office:string-value="UPDATE Leader_MajorCivApproachBiases SET Bias =    4 WHERE LeaderType = 'LEADER_ODA_NOBUNAGA'         AND MajorCivApproachType = 'MAJOR_CIV_APPROACH_NEUTRAL';" calcext:value-type="string">
            <text:p>UPDATE Leader_MajorCivApproachBiases SET Bias = <text:s text:c="3"/>4 WHERE LeaderType = 'LEADER_ODA_NOBUNAGA' <text:s text:c="8"/>AND MajorCivApproachType = 'MAJOR_CIV_APPROACH_NEUTRAL';</text:p>
          </table:table-cell>
          <table:table-cell table:style-name="ce231" table:formula="of:=&quot;UPDATE Leader_MajorCivApproachBiases SET Bias = &quot;&amp;REPT(&quot; &quot;;4-LEN([.L23]))&amp;[.L23]&amp;&quot; WHERE LeaderType = 'LEADER_&quot;&amp;UPPER([.L$2])&amp;&quot;'&quot;&amp;REPT(&quot; &quot;;20-LEN([.L$2]))&amp;&quot; AND MajorCivApproachType = 'MAJOR_CIV_APPROACH_&quot;&amp;UPPER([.$A23])&amp;&quot;';&quot;" office:value-type="string" office:string-value="UPDATE Leader_MajorCivApproachBiases SET Bias =    4 WHERE LeaderType = 'LEADER_ENRICO_DANDOLO'       AND MajorCivApproachType = 'MAJOR_CIV_APPROACH_NEUTRAL';" calcext:value-type="string">
            <text:p>UPDATE Leader_MajorCivApproachBiases SET Bias = <text:s text:c="3"/>4 WHERE LeaderType = 'LEADER_ENRICO_DANDOLO' <text:s text:c="6"/>AND MajorCivApproachType = 'MAJOR_CIV_APPROACH_NEUTRAL';</text:p>
          </table:table-cell>
          <table:table-cell table:style-name="ce231" table:formula="of:=&quot;UPDATE Leader_MajorCivApproachBiases SET Bias = &quot;&amp;REPT(&quot; &quot;;4-LEN([.M23]))&amp;[.M23]&amp;&quot; WHERE LeaderType = 'LEADER_&quot;&amp;UPPER([.M$2])&amp;&quot;'&quot;&amp;REPT(&quot; &quot;;20-LEN([.M$2]))&amp;&quot; AND MajorCivApproachType = 'MAJOR_CIV_APPROACH_&quot;&amp;UPPER([.$A23])&amp;&quot;';&quot;" office:value-type="string" office:string-value="UPDATE Leader_MajorCivApproachBiases SET Bias =    4 WHERE LeaderType = 'LEADER_SHAKA'                AND MajorCivApproachType = 'MAJOR_CIV_APPROACH_NEUTRAL';" calcext:value-type="string">
            <text:p>UPDATE Leader_MajorCivApproachBiases SET Bias = <text:s text:c="3"/>4 WHERE LeaderType = 'LEADER_SHAKA' <text:s text:c="15"/>AND MajorCivApproachType = 'MAJOR_CIV_APPROACH_NEUTRAL';</text:p>
          </table:table-cell>
          <table:table-cell table:style-name="ce231" table:formula="of:=&quot;UPDATE Leader_MajorCivApproachBiases SET Bias = &quot;&amp;REPT(&quot; &quot;;4-LEN([.N23]))&amp;[.N23]&amp;&quot; WHERE LeaderType = 'LEADER_&quot;&amp;UPPER([.N$2])&amp;&quot;'&quot;&amp;REPT(&quot; &quot;;20-LEN([.N$2]))&amp;&quot; AND MajorCivApproachType = 'MAJOR_CIV_APPROACH_&quot;&amp;UPPER([.$A23])&amp;&quot;';&quot;" office:value-type="string" office:string-value="UPDATE Leader_MajorCivApproachBiases SET Bias =    4 WHERE LeaderType = 'LEADER_COALITION'            AND MajorCivApproachType = 'MAJOR_CIV_APPROACH_NEUTRAL';" calcext:value-type="string">
            <text:p>UPDATE Leader_MajorCivApproachBiases SET Bias = <text:s text:c="3"/>4 WHERE LeaderType = 'LEADER_COALITION' <text:s text:c="11"/>AND MajorCivApproachType = 'MAJOR_CIV_APPROACH_NEUTRAL';</text:p>
          </table:table-cell>
          <table:table-cell table:style-name="ce231" table:formula="of:=&quot;UPDATE Leader_MajorCivApproachBiases SET Bias = &quot;&amp;REPT(&quot; &quot;;4-LEN([.O23]))&amp;[.O23]&amp;&quot; WHERE LeaderType = 'LEADER_&quot;&amp;UPPER([.O$2])&amp;&quot;'&quot;&amp;REPT(&quot; &quot;;20-LEN([.O$2]))&amp;&quot; AND MajorCivApproachType = 'MAJOR_CIV_APPROACH_&quot;&amp;UPPER([.$A23])&amp;&quot;';&quot;" office:value-type="string" office:string-value="UPDATE Leader_MajorCivApproachBiases SET Bias =    4 WHERE LeaderType = 'LEADER_ALEXANDER'            AND MajorCivApproachType = 'MAJOR_CIV_APPROACH_NEUTRAL';" calcext:value-type="string">
            <text:p>UPDATE Leader_MajorCivApproachBiases SET Bias = <text:s text:c="3"/>4 WHERE LeaderType = 'LEADER_ALEXANDER' <text:s text:c="11"/>AND MajorCivApproachType = 'MAJOR_CIV_APPROACH_NEUTRAL';</text:p>
          </table:table-cell>
          <table:table-cell table:style-name="ce231" table:formula="of:=&quot;UPDATE Leader_MajorCivApproachBiases SET Bias = &quot;&amp;REPT(&quot; &quot;;4-LEN([.P23]))&amp;[.P23]&amp;&quot; WHERE LeaderType = 'LEADER_&quot;&amp;UPPER([.P$2])&amp;&quot;'&quot;&amp;REPT(&quot; &quot;;20-LEN([.P$2]))&amp;&quot; AND MajorCivApproachType = 'MAJOR_CIV_APPROACH_&quot;&amp;UPPER([.$A23])&amp;&quot;';&quot;" office:value-type="string" office:string-value="UPDATE Leader_MajorCivApproachBiases SET Bias =    4 WHERE LeaderType = 'LEADER_BISMARCK'             AND MajorCivApproachType = 'MAJOR_CIV_APPROACH_NEUTRAL';" calcext:value-type="string">
            <text:p>UPDATE Leader_MajorCivApproachBiases SET Bias = <text:s text:c="3"/>4 WHERE LeaderType = 'LEADER_BISMARCK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Q23]))&amp;[.Q23]&amp;&quot; WHERE LeaderType = 'LEADER_&quot;&amp;UPPER([.Q$2])&amp;&quot;'&quot;&amp;REPT(&quot; &quot;;20-LEN([.Q$2]))&amp;&quot; AND MajorCivApproachType = 'MAJOR_CIV_APPROACH_&quot;&amp;UPPER([.$A23])&amp;&quot;';&quot;" office:value-type="string" office:string-value="UPDATE Leader_MajorCivApproachBiases SET Bias =    4 WHERE LeaderType = 'LEADER_CATHERINE'            AND MajorCivApproachType = 'MAJOR_CIV_APPROACH_NEUTRAL';" calcext:value-type="string">
            <text:p>UPDATE Leader_MajorCivApproachBiases SET Bias = <text:s text:c="3"/>4 WHERE LeaderType = 'LEADER_CATHERINE' <text:s text:c="11"/>AND MajorCivApproachType = 'MAJOR_CIV_APPROACH_NEUTRAL';</text:p>
          </table:table-cell>
          <table:table-cell table:style-name="ce231" table:formula="of:=&quot;UPDATE Leader_MajorCivApproachBiases SET Bias = &quot;&amp;REPT(&quot; &quot;;4-LEN([.R23]))&amp;[.R23]&amp;&quot; WHERE LeaderType = 'LEADER_&quot;&amp;UPPER([.R$2])&amp;&quot;'&quot;&amp;REPT(&quot; &quot;;20-LEN([.R$2]))&amp;&quot; AND MajorCivApproachType = 'MAJOR_CIV_APPROACH_&quot;&amp;UPPER([.$A23])&amp;&quot;';&quot;" office:value-type="string" office:string-value="UPDATE Leader_MajorCivApproachBiases SET Bias =    4 WHERE LeaderType = 'LEADER_ELIZABETH'            AND MajorCivApproachType = 'MAJOR_CIV_APPROACH_NEUTRAL';" calcext:value-type="string">
            <text:p>UPDATE Leader_MajorCivApproachBiases SET Bias = <text:s text:c="3"/>4 WHERE LeaderType = 'LEADER_ELIZABETH' <text:s text:c="11"/>AND MajorCivApproachType = 'MAJOR_CIV_APPROACH_NEUTRAL';</text:p>
          </table:table-cell>
          <table:table-cell table:style-name="ce231" table:formula="of:=&quot;UPDATE Leader_MajorCivApproachBiases SET Bias = &quot;&amp;REPT(&quot; &quot;;4-LEN([.S23]))&amp;[.S23]&amp;&quot; WHERE LeaderType = 'LEADER_&quot;&amp;UPPER([.S$2])&amp;&quot;'&quot;&amp;REPT(&quot; &quot;;20-LEN([.S$2]))&amp;&quot; AND MajorCivApproachType = 'MAJOR_CIV_APPROACH_&quot;&amp;UPPER([.$A23])&amp;&quot;';&quot;" office:value-type="string" office:string-value="UPDATE Leader_MajorCivApproachBiases SET Bias =    4 WHERE LeaderType = 'LEADER_GUSTAVUS_ADOLPHUS'    AND MajorCivApproachType = 'MAJOR_CIV_APPROACH_NEUTRAL';" calcext:value-type="string">
            <text:p>UPDATE Leader_MajorCivApproachBiases SET Bias = <text:s text:c="3"/>4 WHERE LeaderType = 'LEADER_GUSTAVUS_ADOLPHUS' <text:s text:c="3"/>AND MajorCivApproachType = 'MAJOR_CIV_APPROACH_NEUTRAL';</text:p>
          </table:table-cell>
          <table:table-cell table:style-name="ce231" table:formula="of:=&quot;UPDATE Leader_MajorCivApproachBiases SET Bias = &quot;&amp;REPT(&quot; &quot;;4-LEN([.T23]))&amp;[.T23]&amp;&quot; WHERE LeaderType = 'LEADER_&quot;&amp;UPPER([.T$2])&amp;&quot;'&quot;&amp;REPT(&quot; &quot;;20-LEN([.T$2]))&amp;&quot; AND MajorCivApproachType = 'MAJOR_CIV_APPROACH_&quot;&amp;UPPER([.$A23])&amp;&quot;';&quot;" office:value-type="string" office:string-value="UPDATE Leader_MajorCivApproachBiases SET Bias =    4 WHERE LeaderType = 'LEADER_HIAWATHA'             AND MajorCivApproachType = 'MAJOR_CIV_APPROACH_NEUTRAL';" calcext:value-type="string">
            <text:p>UPDATE Leader_MajorCivApproachBiases SET Bias = <text:s text:c="3"/>4 WHERE LeaderType = 'LEADER_HIAWATHA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U23]))&amp;[.U23]&amp;&quot; WHERE LeaderType = 'LEADER_&quot;&amp;UPPER([.U$2])&amp;&quot;'&quot;&amp;REPT(&quot; &quot;;20-LEN([.U$2]))&amp;&quot; AND MajorCivApproachType = 'MAJOR_CIV_APPROACH_&quot;&amp;UPPER([.$A23])&amp;&quot;';&quot;" office:value-type="string" office:string-value="UPDATE Leader_MajorCivApproachBiases SET Bias =    4 WHERE LeaderType = 'LEADER_MONTEZUMA'            AND MajorCivApproachType = 'MAJOR_CIV_APPROACH_NEUTRAL';" calcext:value-type="string">
            <text:p>UPDATE Leader_MajorCivApproachBiases SET Bias = <text:s text:c="3"/>4 WHERE LeaderType = 'LEADER_MONTEZUMA' <text:s text:c="11"/>AND MajorCivApproachType = 'MAJOR_CIV_APPROACH_NEUTRAL';</text:p>
          </table:table-cell>
          <table:table-cell table:style-name="ce231" table:formula="of:=&quot;UPDATE Leader_MajorCivApproachBiases SET Bias = &quot;&amp;REPT(&quot; &quot;;4-LEN([.V23]))&amp;[.V23]&amp;&quot; WHERE LeaderType = 'LEADER_&quot;&amp;UPPER([.V$2])&amp;&quot;'&quot;&amp;REPT(&quot; &quot;;20-LEN([.V$2]))&amp;&quot; AND MajorCivApproachType = 'MAJOR_CIV_APPROACH_&quot;&amp;UPPER([.$A23])&amp;&quot;';&quot;" office:value-type="string" office:string-value="UPDATE Leader_MajorCivApproachBiases SET Bias =    4 WHERE LeaderType = 'LEADER_THEODORA'             AND MajorCivApproachType = 'MAJOR_CIV_APPROACH_NEUTRAL';" calcext:value-type="string">
            <text:p>UPDATE Leader_MajorCivApproachBiases SET Bias = <text:s text:c="3"/>4 WHERE LeaderType = 'LEADER_THEODORA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W23]))&amp;[.W23]&amp;&quot; WHERE LeaderType = 'LEADER_&quot;&amp;UPPER([.W$2])&amp;&quot;'&quot;&amp;REPT(&quot; &quot;;20-LEN([.W$2]))&amp;&quot; AND MajorCivApproachType = 'MAJOR_CIV_APPROACH_&quot;&amp;UPPER([.$A23])&amp;&quot;';&quot;" office:value-type="string" office:string-value="UPDATE Leader_MajorCivApproachBiases SET Bias =    4 WHERE LeaderType = 'LEADER_GAJAH_MADA'           AND MajorCivApproachType = 'MAJOR_CIV_APPROACH_NEUTRAL';" calcext:value-type="string">
            <text:p>UPDATE Leader_MajorCivApproachBiases SET Bias = <text:s text:c="3"/>4 WHERE LeaderType = 'LEADER_GAJAH_MADA' <text:s text:c="10"/>AND MajorCivApproachType = 'MAJOR_CIV_APPROACH_NEUTRAL';</text:p>
          </table:table-cell>
          <table:table-cell table:style-name="ce231" table:formula="of:=&quot;UPDATE Leader_MajorCivApproachBiases SET Bias = &quot;&amp;REPT(&quot; &quot;;4-LEN([.X23]))&amp;[.X23]&amp;&quot; WHERE LeaderType = 'LEADER_&quot;&amp;UPPER([.X$2])&amp;&quot;'&quot;&amp;REPT(&quot; &quot;;20-LEN([.X$2]))&amp;&quot; AND MajorCivApproachType = 'MAJOR_CIV_APPROACH_&quot;&amp;UPPER([.$A23])&amp;&quot;';&quot;" office:value-type="string" office:string-value="UPDATE Leader_MajorCivApproachBiases SET Bias =    4 WHERE LeaderType = 'LEADER_CASIMIR'              AND MajorCivApproachType = 'MAJOR_CIV_APPROACH_NEUTRAL';" calcext:value-type="string">
            <text:p>UPDATE Leader_MajorCivApproachBiases SET Bias = <text:s text:c="3"/>4 WHERE LeaderType = 'LEADER_CASIMIR' <text:s text:c="13"/>AND MajorCivApproachType = 'MAJOR_CIV_APPROACH_NEUTRAL';</text:p>
          </table:table-cell>
          <table:table-cell table:style-name="ce231" table:formula="of:=&quot;UPDATE Leader_MajorCivApproachBiases SET Bias = &quot;&amp;REPT(&quot; &quot;;4-LEN([.Y23]))&amp;[.Y23]&amp;&quot; WHERE LeaderType = 'LEADER_&quot;&amp;UPPER([.Y$2])&amp;&quot;'&quot;&amp;REPT(&quot; &quot;;20-LEN([.Y$2]))&amp;&quot; AND MajorCivApproachType = 'MAJOR_CIV_APPROACH_&quot;&amp;UPPER([.$A23])&amp;&quot;';&quot;" office:value-type="string" office:string-value="UPDATE Leader_MajorCivApproachBiases SET Bias =    4 WHERE LeaderType = 'LEADER_WU_ZETIAN'            AND MajorCivApproachType = 'MAJOR_CIV_APPROACH_NEUTRAL';" calcext:value-type="string">
            <text:p>UPDATE Leader_MajorCivApproachBiases SET Bias = <text:s text:c="3"/>4 WHERE LeaderType = 'LEADER_WU_ZETIAN' <text:s text:c="11"/>AND MajorCivApproachType = 'MAJOR_CIV_APPROACH_NEUTRAL';</text:p>
          </table:table-cell>
          <table:table-cell table:style-name="ce231" table:formula="of:=&quot;UPDATE Leader_MajorCivApproachBiases SET Bias = &quot;&amp;REPT(&quot; &quot;;4-LEN([.Z23]))&amp;[.Z23]&amp;&quot; WHERE LeaderType = 'LEADER_&quot;&amp;UPPER([.Z$2])&amp;&quot;'&quot;&amp;REPT(&quot; &quot;;20-LEN([.Z$2]))&amp;&quot; AND MajorCivApproachType = 'MAJOR_CIV_APPROACH_&quot;&amp;UPPER([.$A23])&amp;&quot;';&quot;" office:value-type="string" office:string-value="UPDATE Leader_MajorCivApproachBiases SET Bias =    4 WHERE LeaderType = 'LEADER_DIPLOMAT'             AND MajorCivApproachType = 'MAJOR_CIV_APPROACH_NEUTRAL';" calcext:value-type="string">
            <text:p>UPDATE Leader_MajorCivApproachBiases SET Bias = <text:s text:c="3"/>4 WHERE LeaderType = 'LEADER_DIPLOMAT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AA23]))&amp;[.AA23]&amp;&quot; WHERE LeaderType = 'LEADER_&quot;&amp;UPPER([.AA$2])&amp;&quot;'&quot;&amp;REPT(&quot; &quot;;20-LEN([.AA$2]))&amp;&quot; AND MajorCivApproachType = 'MAJOR_CIV_APPROACH_&quot;&amp;UPPER([.$A23])&amp;&quot;';&quot;" office:value-type="string" office:string-value="UPDATE Leader_MajorCivApproachBiases SET Bias =    4 WHERE LeaderType = 'LEADER_GANDHI'               AND MajorCivApproachType = 'MAJOR_CIV_APPROACH_NEUTRAL';" calcext:value-type="string">
            <text:p>UPDATE Leader_MajorCivApproachBiases SET Bias = <text:s text:c="3"/>4 WHERE LeaderType = 'LEADER_GANDHI' <text:s text:c="14"/>AND MajorCivApproachType = 'MAJOR_CIV_APPROACH_NEUTRAL';</text:p>
          </table:table-cell>
          <table:table-cell table:style-name="ce231" table:formula="of:=&quot;UPDATE Leader_MajorCivApproachBiases SET Bias = &quot;&amp;REPT(&quot; &quot;;4-LEN([.AB23]))&amp;[.AB23]&amp;&quot; WHERE LeaderType = 'LEADER_&quot;&amp;UPPER([.AB$2])&amp;&quot;'&quot;&amp;REPT(&quot; &quot;;20-LEN([.AB$2]))&amp;&quot; AND MajorCivApproachType = 'MAJOR_CIV_APPROACH_&quot;&amp;UPPER([.$A23])&amp;&quot;';&quot;" office:value-type="string" office:string-value="UPDATE Leader_MajorCivApproachBiases SET Bias =    4 WHERE LeaderType = 'LEADER_SELASSIE'             AND MajorCivApproachType = 'MAJOR_CIV_APPROACH_NEUTRAL';" calcext:value-type="string">
            <text:p>UPDATE Leader_MajorCivApproachBiases SET Bias = <text:s text:c="3"/>4 WHERE LeaderType = 'LEADER_SELASSIE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AC23]))&amp;[.AC23]&amp;&quot; WHERE LeaderType = 'LEADER_&quot;&amp;UPPER([.AC$2])&amp;&quot;'&quot;&amp;REPT(&quot; &quot;;20-LEN([.AC$2]))&amp;&quot; AND MajorCivApproachType = 'MAJOR_CIV_APPROACH_&quot;&amp;UPPER([.$A23])&amp;&quot;';&quot;" office:value-type="string" office:string-value="UPDATE Leader_MajorCivApproachBiases SET Bias =    4 WHERE LeaderType = 'LEADER_KAMEHAMEHA'           AND MajorCivApproachType = 'MAJOR_CIV_APPROACH_NEUTRAL';" calcext:value-type="string">
            <text:p>UPDATE Leader_MajorCivApproachBiases SET Bias = <text:s text:c="3"/>4 WHERE LeaderType = 'LEADER_KAMEHAMEHA' <text:s text:c="10"/>AND MajorCivApproachType = 'MAJOR_CIV_APPROACH_NEUTRAL';</text:p>
          </table:table-cell>
          <table:table-cell table:style-name="ce231" table:formula="of:=&quot;UPDATE Leader_MajorCivApproachBiases SET Bias = &quot;&amp;REPT(&quot; &quot;;4-LEN([.AD23]))&amp;[.AD23]&amp;&quot; WHERE LeaderType = 'LEADER_&quot;&amp;UPPER([.AD$2])&amp;&quot;'&quot;&amp;REPT(&quot; &quot;;20-LEN([.AD$2]))&amp;&quot; AND MajorCivApproachType = 'MAJOR_CIV_APPROACH_&quot;&amp;UPPER([.$A23])&amp;&quot;';&quot;" office:value-type="string" office:string-value="UPDATE Leader_MajorCivApproachBiases SET Bias =    4 WHERE LeaderType = 'LEADER_MARIA_I'              AND MajorCivApproachType = 'MAJOR_CIV_APPROACH_NEUTRAL';" calcext:value-type="string">
            <text:p>UPDATE Leader_MajorCivApproachBiases SET Bias = <text:s text:c="3"/>4 WHERE LeaderType = 'LEADER_MARIA_I' <text:s text:c="13"/>AND MajorCivApproachType = 'MAJOR_CIV_APPROACH_NEUTRAL';</text:p>
          </table:table-cell>
          <table:table-cell table:style-name="ce231" table:formula="of:=&quot;UPDATE Leader_MajorCivApproachBiases SET Bias = &quot;&amp;REPT(&quot; &quot;;4-LEN([.AE23]))&amp;[.AE23]&amp;&quot; WHERE LeaderType = 'LEADER_&quot;&amp;UPPER([.AE$2])&amp;&quot;'&quot;&amp;REPT(&quot; &quot;;20-LEN([.AE$2]))&amp;&quot; AND MajorCivApproachType = 'MAJOR_CIV_APPROACH_&quot;&amp;UPPER([.$A23])&amp;&quot;';&quot;" office:value-type="string" office:string-value="UPDATE Leader_MajorCivApproachBiases SET Bias =    4 WHERE LeaderType = 'LEADER_PACHACUTI'            AND MajorCivApproachType = 'MAJOR_CIV_APPROACH_NEUTRAL';" calcext:value-type="string">
            <text:p>UPDATE Leader_MajorCivApproachBiases SET Bias = <text:s text:c="3"/>4 WHERE LeaderType = 'LEADER_PACHACUTI' <text:s text:c="11"/>AND MajorCivApproachType = 'MAJOR_CIV_APPROACH_NEUTRAL';</text:p>
          </table:table-cell>
          <table:table-cell table:style-name="ce231" table:formula="of:=&quot;UPDATE Leader_MajorCivApproachBiases SET Bias = &quot;&amp;REPT(&quot; &quot;;4-LEN([.AF23]))&amp;[.AF23]&amp;&quot; WHERE LeaderType = 'LEADER_&quot;&amp;UPPER([.AF$2])&amp;&quot;'&quot;&amp;REPT(&quot; &quot;;20-LEN([.AF$2]))&amp;&quot; AND MajorCivApproachType = 'MAJOR_CIV_APPROACH_&quot;&amp;UPPER([.$A23])&amp;&quot;';&quot;" office:value-type="string" office:string-value="UPDATE Leader_MajorCivApproachBiases SET Bias =    4 WHERE LeaderType = 'LEADER_RAMESSES'             AND MajorCivApproachType = 'MAJOR_CIV_APPROACH_NEUTRAL';" calcext:value-type="string">
            <text:p>UPDATE Leader_MajorCivApproachBiases SET Bias = <text:s text:c="3"/>4 WHERE LeaderType = 'LEADER_RAMESSES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AG23]))&amp;[.AG23]&amp;&quot; WHERE LeaderType = 'LEADER_&quot;&amp;UPPER([.AG$2])&amp;&quot;'&quot;&amp;REPT(&quot; &quot;;20-LEN([.AG$2]))&amp;&quot; AND MajorCivApproachType = 'MAJOR_CIV_APPROACH_&quot;&amp;UPPER([.$A23])&amp;&quot;';&quot;" office:value-type="string" office:string-value="UPDATE Leader_MajorCivApproachBiases SET Bias =    4 WHERE LeaderType = 'LEADER_RAMKHAMHAENG'         AND MajorCivApproachType = 'MAJOR_CIV_APPROACH_NEUTRAL';" calcext:value-type="string">
            <text:p>UPDATE Leader_MajorCivApproachBiases SET Bias = <text:s text:c="3"/>4 WHERE LeaderType = 'LEADER_RAMKHAMHAENG' <text:s text:c="8"/>AND MajorCivApproachType = 'MAJOR_CIV_APPROACH_NEUTRAL';</text:p>
          </table:table-cell>
          <table:table-cell table:style-name="ce231" table:formula="of:=&quot;UPDATE Leader_MajorCivApproachBiases SET Bias = &quot;&amp;REPT(&quot; &quot;;4-LEN([.AH23]))&amp;[.AH23]&amp;&quot; WHERE LeaderType = 'LEADER_&quot;&amp;UPPER([.AH$2])&amp;&quot;'&quot;&amp;REPT(&quot; &quot;;20-LEN([.AH$2]))&amp;&quot; AND MajorCivApproachType = 'MAJOR_CIV_APPROACH_&quot;&amp;UPPER([.$A23])&amp;&quot;';&quot;" office:value-type="string" office:string-value="UPDATE Leader_MajorCivApproachBiases SET Bias =    4 WHERE LeaderType = 'LEADER_PEDRO'                AND MajorCivApproachType = 'MAJOR_CIV_APPROACH_NEUTRAL';" calcext:value-type="string">
            <text:p>UPDATE Leader_MajorCivApproachBiases SET Bias = <text:s text:c="3"/>4 WHERE LeaderType = 'LEADER_PEDRO' <text:s text:c="15"/>AND MajorCivApproachType = 'MAJOR_CIV_APPROACH_NEUTRAL';</text:p>
          </table:table-cell>
          <table:table-cell table:style-name="ce231" table:formula="of:=&quot;UPDATE Leader_MajorCivApproachBiases SET Bias = &quot;&amp;REPT(&quot; &quot;;4-LEN([.AI23]))&amp;[.AI23]&amp;&quot; WHERE LeaderType = 'LEADER_&quot;&amp;UPPER([.AI$2])&amp;&quot;'&quot;&amp;REPT(&quot; &quot;;20-LEN([.AI$2]))&amp;&quot; AND MajorCivApproachType = 'MAJOR_CIV_APPROACH_&quot;&amp;UPPER([.$A23])&amp;&quot;';&quot;" office:value-type="string" office:string-value="UPDATE Leader_MajorCivApproachBiases SET Bias =    4 WHERE LeaderType = 'LEADER_AHMAD_ALMANSUR'       AND MajorCivApproachType = 'MAJOR_CIV_APPROACH_NEUTRAL';" calcext:value-type="string">
            <text:p>UPDATE Leader_MajorCivApproachBiases SET Bias = <text:s text:c="3"/>4 WHERE LeaderType = 'LEADER_AHMAD_ALMANSUR' <text:s text:c="6"/>AND MajorCivApproachType = 'MAJOR_CIV_APPROACH_NEUTRAL';</text:p>
          </table:table-cell>
          <table:table-cell table:style-name="ce231" table:formula="of:=&quot;UPDATE Leader_MajorCivApproachBiases SET Bias = &quot;&amp;REPT(&quot; &quot;;4-LEN([.AJ23]))&amp;[.AJ23]&amp;&quot; WHERE LeaderType = 'LEADER_&quot;&amp;UPPER([.AJ$2])&amp;&quot;'&quot;&amp;REPT(&quot; &quot;;20-LEN([.AJ$2]))&amp;&quot; AND MajorCivApproachType = 'MAJOR_CIV_APPROACH_&quot;&amp;UPPER([.$A23])&amp;&quot;';&quot;" office:value-type="string" office:string-value="UPDATE Leader_MajorCivApproachBiases SET Bias =    4 WHERE LeaderType = 'LEADER_SEJONG'               AND MajorCivApproachType = 'MAJOR_CIV_APPROACH_NEUTRAL';" calcext:value-type="string">
            <text:p>UPDATE Leader_MajorCivApproachBiases SET Bias = <text:s text:c="3"/>4 WHERE LeaderType = 'LEADER_SEJONG' <text:s text:c="14"/>AND MajorCivApproachType = 'MAJOR_CIV_APPROACH_NEUTRAL';</text:p>
          </table:table-cell>
          <table:table-cell table:style-name="ce231" table:formula="of:=&quot;UPDATE Leader_MajorCivApproachBiases SET Bias = &quot;&amp;REPT(&quot; &quot;;4-LEN([.AK23]))&amp;[.AK23]&amp;&quot; WHERE LeaderType = 'LEADER_&quot;&amp;UPPER([.AK$2])&amp;&quot;'&quot;&amp;REPT(&quot; &quot;;20-LEN([.AK$2]))&amp;&quot; AND MajorCivApproachType = 'MAJOR_CIV_APPROACH_&quot;&amp;UPPER([.$A23])&amp;&quot;';&quot;" office:value-type="string" office:string-value="UPDATE Leader_MajorCivApproachBiases SET Bias =    6 WHERE LeaderType = 'LEADER_EXPANSIONIST'         AND MajorCivApproachType = 'MAJOR_CIV_APPROACH_NEUTRAL';" calcext:value-type="string">
            <text:p>UPDATE Leader_MajorCivApproachBiases SET Bias = <text:s text:c="3"/>6 WHERE LeaderType = 'LEADER_EXPANSIONIST' <text:s text:c="8"/>AND MajorCivApproachType = 'MAJOR_CIV_APPROACH_NEUTRAL';</text:p>
          </table:table-cell>
          <table:table-cell table:style-name="ce231" table:formula="of:=&quot;UPDATE Leader_MajorCivApproachBiases SET Bias = &quot;&amp;REPT(&quot; &quot;;4-LEN([.AL23]))&amp;[.AL23]&amp;&quot; WHERE LeaderType = 'LEADER_&quot;&amp;UPPER([.AL$2])&amp;&quot;'&quot;&amp;REPT(&quot; &quot;;20-LEN([.AL$2]))&amp;&quot; AND MajorCivApproachType = 'MAJOR_CIV_APPROACH_&quot;&amp;UPPER([.$A23])&amp;&quot;';&quot;" office:value-type="string" office:string-value="UPDATE Leader_MajorCivApproachBiases SET Bias =    6 WHERE LeaderType = 'LEADER_BOUDICCA'             AND MajorCivApproachType = 'MAJOR_CIV_APPROACH_NEUTRAL';" calcext:value-type="string">
            <text:p>UPDATE Leader_MajorCivApproachBiases SET Bias = <text:s text:c="3"/>6 WHERE LeaderType = 'LEADER_BOUDICCA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AM23]))&amp;[.AM23]&amp;&quot; WHERE LeaderType = 'LEADER_&quot;&amp;UPPER([.AM$2])&amp;&quot;'&quot;&amp;REPT(&quot; &quot;;20-LEN([.AM$2]))&amp;&quot; AND MajorCivApproachType = 'MAJOR_CIV_APPROACH_&quot;&amp;UPPER([.$A23])&amp;&quot;';&quot;" office:value-type="string" office:string-value="UPDATE Leader_MajorCivApproachBiases SET Bias =    6 WHERE LeaderType = 'LEADER_DARIUS'               AND MajorCivApproachType = 'MAJOR_CIV_APPROACH_NEUTRAL';" calcext:value-type="string">
            <text:p>UPDATE Leader_MajorCivApproachBiases SET Bias = <text:s text:c="3"/>6 WHERE LeaderType = 'LEADER_DARIUS' <text:s text:c="14"/>AND MajorCivApproachType = 'MAJOR_CIV_APPROACH_NEUTRAL';</text:p>
          </table:table-cell>
          <table:table-cell table:style-name="ce231" table:formula="of:=&quot;UPDATE Leader_MajorCivApproachBiases SET Bias = &quot;&amp;REPT(&quot; &quot;;4-LEN([.AN23]))&amp;[.AN23]&amp;&quot; WHERE LeaderType = 'LEADER_&quot;&amp;UPPER([.AN$2])&amp;&quot;'&quot;&amp;REPT(&quot; &quot;;20-LEN([.AN$2]))&amp;&quot; AND MajorCivApproachType = 'MAJOR_CIV_APPROACH_&quot;&amp;UPPER([.$A23])&amp;&quot;';&quot;" office:value-type="string" office:string-value="UPDATE Leader_MajorCivApproachBiases SET Bias =    6 WHERE LeaderType = 'LEADER_DIDO'                 AND MajorCivApproachType = 'MAJOR_CIV_APPROACH_NEUTRAL';" calcext:value-type="string">
            <text:p>UPDATE Leader_MajorCivApproachBiases SET Bias = <text:s text:c="3"/>6 WHERE LeaderType = 'LEADER_DIDO' <text:s text:c="16"/>AND MajorCivApproachType = 'MAJOR_CIV_APPROACH_NEUTRAL';</text:p>
          </table:table-cell>
          <table:table-cell table:style-name="ce231" table:formula="of:=&quot;UPDATE Leader_MajorCivApproachBiases SET Bias = &quot;&amp;REPT(&quot; &quot;;4-LEN([.AO23]))&amp;[.AO23]&amp;&quot; WHERE LeaderType = 'LEADER_&quot;&amp;UPPER([.AO$2])&amp;&quot;'&quot;&amp;REPT(&quot; &quot;;20-LEN([.AO$2]))&amp;&quot; AND MajorCivApproachType = 'MAJOR_CIV_APPROACH_&quot;&amp;UPPER([.$A23])&amp;&quot;';&quot;" office:value-type="string" office:string-value="UPDATE Leader_MajorCivApproachBiases SET Bias =    6 WHERE LeaderType = 'LEADER_HARUN_AL_RASHID'      AND MajorCivApproachType = 'MAJOR_CIV_APPROACH_NEUTRAL';" calcext:value-type="string">
            <text:p>UPDATE Leader_MajorCivApproachBiases SET Bias = <text:s text:c="3"/>6 WHERE LeaderType = 'LEADER_HARUN_AL_RASHID' <text:s text:c="5"/>AND MajorCivApproachType = 'MAJOR_CIV_APPROACH_NEUTRAL';</text:p>
          </table:table-cell>
          <table:table-cell table:style-name="ce231" table:formula="of:=&quot;UPDATE Leader_MajorCivApproachBiases SET Bias = &quot;&amp;REPT(&quot; &quot;;4-LEN([.AP23]))&amp;[.AP23]&amp;&quot; WHERE LeaderType = 'LEADER_&quot;&amp;UPPER([.AP$2])&amp;&quot;'&quot;&amp;REPT(&quot; &quot;;20-LEN([.AP$2]))&amp;&quot; AND MajorCivApproachType = 'MAJOR_CIV_APPROACH_&quot;&amp;UPPER([.$A23])&amp;&quot;';&quot;" office:value-type="string" office:string-value="UPDATE Leader_MajorCivApproachBiases SET Bias =    6 WHERE LeaderType = 'LEADER_NEBUCHADNEZZAR'       AND MajorCivApproachType = 'MAJOR_CIV_APPROACH_NEUTRAL';" calcext:value-type="string">
            <text:p>UPDATE Leader_MajorCivApproachBiases SET Bias = <text:s text:c="3"/>6 WHERE LeaderType = 'LEADER_NEBUCHADNEZZAR' <text:s text:c="6"/>AND MajorCivApproachType = 'MAJOR_CIV_APPROACH_NEUTRAL';</text:p>
          </table:table-cell>
          <table:table-cell table:style-name="ce231" table:formula="of:=&quot;UPDATE Leader_MajorCivApproachBiases SET Bias = &quot;&amp;REPT(&quot; &quot;;4-LEN([.AQ23]))&amp;[.AQ23]&amp;&quot; WHERE LeaderType = 'LEADER_&quot;&amp;UPPER([.AQ$2])&amp;&quot;'&quot;&amp;REPT(&quot; &quot;;20-LEN([.AQ$2]))&amp;&quot; AND MajorCivApproachType = 'MAJOR_CIV_APPROACH_&quot;&amp;UPPER([.$A23])&amp;&quot;';&quot;" office:value-type="string" office:string-value="UPDATE Leader_MajorCivApproachBiases SET Bias =    6 WHERE LeaderType = 'LEADER_PACAL'                AND MajorCivApproachType = 'MAJOR_CIV_APPROACH_NEUTRAL';" calcext:value-type="string">
            <text:p>UPDATE Leader_MajorCivApproachBiases SET Bias = <text:s text:c="3"/>6 WHERE LeaderType = 'LEADER_PACAL' <text:s text:c="15"/>AND MajorCivApproachType = 'MAJOR_CIV_APPROACH_NEUTRAL';</text:p>
          </table:table-cell>
          <table:table-cell table:style-name="ce231" table:formula="of:=&quot;UPDATE Leader_MajorCivApproachBiases SET Bias = &quot;&amp;REPT(&quot; &quot;;4-LEN([.AR23]))&amp;[.AR23]&amp;&quot; WHERE LeaderType = 'LEADER_&quot;&amp;UPPER([.AR$2])&amp;&quot;'&quot;&amp;REPT(&quot; &quot;;20-LEN([.AR$2]))&amp;&quot; AND MajorCivApproachType = 'MAJOR_CIV_APPROACH_&quot;&amp;UPPER([.$A23])&amp;&quot;';&quot;" office:value-type="string" office:string-value="UPDATE Leader_MajorCivApproachBiases SET Bias =    6 WHERE LeaderType = 'LEADER_SULEIMAN'             AND MajorCivApproachType = 'MAJOR_CIV_APPROACH_NEUTRAL';" calcext:value-type="string">
            <text:p>UPDATE Leader_MajorCivApproachBiases SET Bias = <text:s text:c="3"/>6 WHERE LeaderType = 'LEADER_SULEIMAN' <text:s text:c="12"/>AND MajorCivApproachType = 'MAJOR_CIV_APPROACH_NEUTRAL';</text:p>
          </table:table-cell>
          <table:table-cell table:style-name="ce231" table:formula="of:=&quot;UPDATE Leader_MajorCivApproachBiases SET Bias = &quot;&amp;REPT(&quot; &quot;;4-LEN([.AS23]))&amp;[.AS23]&amp;&quot; WHERE LeaderType = 'LEADER_&quot;&amp;UPPER([.AS$2])&amp;&quot;'&quot;&amp;REPT(&quot; &quot;;20-LEN([.AS$2]))&amp;&quot; AND MajorCivApproachType = 'MAJOR_CIV_APPROACH_&quot;&amp;UPPER([.$A23])&amp;&quot;';&quot;" office:value-type="string" office:string-value="UPDATE Leader_MajorCivApproachBiases SET Bias =    6 WHERE LeaderType = 'LEADER_WASHINGTON'           AND MajorCivApproachType = 'MAJOR_CIV_APPROACH_NEUTRAL';" calcext:value-type="string">
            <text:p>UPDATE Leader_MajorCivApproachBiases SET Bias = <text:s text:c="3"/>6 WHERE LeaderType = 'LEADER_WASHINGTON' <text:s text:c="10"/>AND MajorCivApproachType = 'MAJOR_CIV_APPROACH_NEUTRAL';</text:p>
          </table:table-cell>
          <table:table-cell table:style-name="ce231" table:formula="of:=&quot;UPDATE Leader_MajorCivApproachBiases SET Bias = &quot;&amp;REPT(&quot; &quot;;4-LEN([.AT23]))&amp;[.AT23]&amp;&quot; WHERE LeaderType = 'LEADER_&quot;&amp;UPPER([.AT$2])&amp;&quot;'&quot;&amp;REPT(&quot; &quot;;20-LEN([.AT$2]))&amp;&quot; AND MajorCivApproachType = 'MAJOR_CIV_APPROACH_&quot;&amp;UPPER([.$A23])&amp;&quot;';&quot;" office:value-type="string" office:string-value="UPDATE Leader_MajorCivApproachBiases SET Bias =    6 WHERE LeaderType = 'LEADER_MARIA'                AND MajorCivApproachType = 'MAJOR_CIV_APPROACH_NEUTRAL';" calcext:value-type="string">
            <text:p>UPDATE Leader_MajorCivApproachBiases SET Bias = <text:s text:c="3"/>6 WHERE LeaderType = 'LEADER_MARIA' <text:s text:c="15"/>AND MajorCivApproachType = 'MAJOR_CIV_APPROACH_NEUTRAL';</text:p>
          </table:table-cell>
          <table:table-cell table:style-name="ce231" table:formula="of:=&quot;UPDATE Leader_MajorCivApproachBiases SET Bias = &quot;&amp;REPT(&quot; &quot;;4-LEN([.AU23]))&amp;[.AU23]&amp;&quot; WHERE LeaderType = 'LEADER_&quot;&amp;UPPER([.AU$2])&amp;&quot;'&quot;&amp;REPT(&quot; &quot;;20-LEN([.AU$2]))&amp;&quot; AND MajorCivApproachType = 'MAJOR_CIV_APPROACH_&quot;&amp;UPPER([.$A23])&amp;&quot;';&quot;" office:value-type="string" office:string-value="UPDATE Leader_MajorCivApproachBiases SET Bias =    6 WHERE LeaderType = 'LEADER_POCATELLO'            AND MajorCivApproachType = 'MAJOR_CIV_APPROACH_NEUTRAL';" calcext:value-type="string">
            <text:p>UPDATE Leader_MajorCivApproachBiases SET Bias = <text:s text:c="3"/>6 WHERE LeaderType = 'LEADER_POCATELLO' <text:s text:c="11"/>AND MajorCivApproachType = 'MAJOR_CIV_APPROACH_NEUTRAL';</text:p>
          </table:table-cell>
          <table:table-cell table:style-name="ce231" table:formula="of:=&quot;UPDATE Leader_MajorCivApproachBiases SET Bias = &quot;&amp;REPT(&quot; &quot;;4-LEN([.AV23]))&amp;[.AV23]&amp;&quot; WHERE LeaderType = 'LEADER_&quot;&amp;UPPER([.AV$2])&amp;&quot;'&quot;&amp;REPT(&quot; &quot;;20-LEN([.AV$2]))&amp;&quot; AND MajorCivApproachType = 'MAJOR_CIV_APPROACH_&quot;&amp;UPPER([.$A23])&amp;&quot;';&quot;" office:value-type="string" office:string-value="UPDATE Leader_MajorCivApproachBiases SET Bias =    6 WHERE LeaderType = 'LEADER_WILLIAM'              AND MajorCivApproachType = 'MAJOR_CIV_APPROACH_NEUTRAL';" calcext:value-type="string">
            <text:p>UPDATE Leader_MajorCivApproachBiases SET Bias = <text:s text:c="3"/>6 WHERE LeaderType = 'LEADER_WILLIAM' <text:s text:c="13"/>AND MajorCivApproachType = 'MAJOR_CIV_APPROACH_NEUTRAL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172" table:number-columns-repeated="37"/>
          <table:table-cell table:number-columns-repeated="10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inorCivApproachBiases SET Bias = &quot;&amp;REPT(&quot; &quot;;4-LEN([.C24]))&amp;[.C24]&amp;&quot; WHERE LeaderType = 'LEADER_&quot;&amp;UPPER([.C$2])&amp;&quot;'&quot;&amp;REPT(&quot; &quot;;20-LEN([.C$2]))&amp;&quot; AND MinorCivApproachType = 'MINOR_CIV_APPROACH_&quot;&amp;UPPER([.$A24])&amp;&quot;';&quot;" office:value-type="string" office:string-value="UPDATE Leader_MinorCivApproachBiases SET Bias =    4 WHERE LeaderType = 'LEADER_ASHURBANIPAL'         AND MinorCivApproachType = 'MINOR_CIV_APPROACH_IGNORE';" calcext:value-type="string">
            <text:p>UPDATE Leader_MinorCivApproachBiases SET Bias = <text:s text:c="3"/>4 WHERE LeaderType = 'LEADER_ASHURBANIPAL' <text:s text:c="8"/>AND MinorCivApproachType = 'MINOR_CIV_APPROACH_IGNORE';</text:p>
          </table:table-cell>
          <table:table-cell table:style-name="ce231" table:formula="of:=&quot;UPDATE Leader_MinorCivApproachBiases SET Bias = &quot;&amp;REPT(&quot; &quot;;4-LEN([.D24]))&amp;[.D24]&amp;&quot; WHERE LeaderType = 'LEADER_&quot;&amp;UPPER([.D$2])&amp;&quot;'&quot;&amp;REPT(&quot; &quot;;20-LEN([.D$2]))&amp;&quot; AND MinorCivApproachType = 'MINOR_CIV_APPROACH_&quot;&amp;UPPER([.$A24])&amp;&quot;';&quot;" office:value-type="string" office:string-value="UPDATE Leader_MinorCivApproachBiases SET Bias =    4 WHERE LeaderType = 'LEADER_ASKIA'                AND MinorCivApproachType = 'MINOR_CIV_APPROACH_IGNORE';" calcext:value-type="string">
            <text:p>UPDATE Leader_MinorCivApproachBiases SET Bias = <text:s text:c="3"/>4 WHERE LeaderType = 'LEADER_ASKIA' <text:s text:c="15"/>AND MinorCivApproachType = 'MINOR_CIV_APPROACH_IGNORE';</text:p>
          </table:table-cell>
          <table:table-cell table:style-name="ce231" table:formula="of:=&quot;UPDATE Leader_MinorCivApproachBiases SET Bias = &quot;&amp;REPT(&quot; &quot;;4-LEN([.E24]))&amp;[.E24]&amp;&quot; WHERE LeaderType = 'LEADER_&quot;&amp;UPPER([.E$2])&amp;&quot;'&quot;&amp;REPT(&quot; &quot;;20-LEN([.E$2]))&amp;&quot; AND MinorCivApproachType = 'MINOR_CIV_APPROACH_&quot;&amp;UPPER([.$A24])&amp;&quot;';&quot;" office:value-type="string" office:string-value="UPDATE Leader_MinorCivApproachBiases SET Bias =    4 WHERE LeaderType = 'LEADER_ATTILA'               AND MinorCivApproachType = 'MINOR_CIV_APPROACH_IGNORE';" calcext:value-type="string">
            <text:p>UPDATE Leader_MinorCivApproachBiases SET Bias = <text:s text:c="3"/>4 WHERE LeaderType = 'LEADER_ATTILA' <text:s text:c="14"/>AND MinorCivApproachType = 'MINOR_CIV_APPROACH_IGNORE';</text:p>
          </table:table-cell>
          <table:table-cell table:style-name="ce231" table:formula="of:=&quot;UPDATE Leader_MinorCivApproachBiases SET Bias = &quot;&amp;REPT(&quot; &quot;;4-LEN([.F24]))&amp;[.F24]&amp;&quot; WHERE LeaderType = 'LEADER_&quot;&amp;UPPER([.F$2])&amp;&quot;'&quot;&amp;REPT(&quot; &quot;;20-LEN([.F$2]))&amp;&quot; AND MinorCivApproachType = 'MINOR_CIV_APPROACH_&quot;&amp;UPPER([.$A24])&amp;&quot;';&quot;" office:value-type="string" office:string-value="UPDATE Leader_MinorCivApproachBiases SET Bias =    4 WHERE LeaderType = 'LEADER_AUGUSTUS'             AND MinorCivApproachType = 'MINOR_CIV_APPROACH_IGNORE';" calcext:value-type="string">
            <text:p>UPDATE Leader_MinorCivApproachBiases SET Bias = <text:s text:c="3"/>4 WHERE LeaderType = 'LEADER_AUGUSTUS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G24]))&amp;[.G24]&amp;&quot; WHERE LeaderType = 'LEADER_&quot;&amp;UPPER([.G$2])&amp;&quot;'&quot;&amp;REPT(&quot; &quot;;20-LEN([.G$2]))&amp;&quot; AND MinorCivApproachType = 'MINOR_CIV_APPROACH_&quot;&amp;UPPER([.$A24])&amp;&quot;';&quot;" office:value-type="string" office:string-value="UPDATE Leader_MinorCivApproachBiases SET Bias =    4 WHERE LeaderType = 'LEADER_GENGHIS_KHAN'         AND MinorCivApproachType = 'MINOR_CIV_APPROACH_IGNORE';" calcext:value-type="string">
            <text:p>UPDATE Leader_MinorCivApproachBiases SET Bias = <text:s text:c="3"/>4 WHERE LeaderType = 'LEADER_GENGHIS_KHAN' <text:s text:c="8"/>AND MinorCivApproachType = 'MINOR_CIV_APPROACH_IGNORE';</text:p>
          </table:table-cell>
          <table:table-cell table:style-name="ce231" table:formula="of:=&quot;UPDATE Leader_MinorCivApproachBiases SET Bias = &quot;&amp;REPT(&quot; &quot;;4-LEN([.H24]))&amp;[.H24]&amp;&quot; WHERE LeaderType = 'LEADER_&quot;&amp;UPPER([.H$2])&amp;&quot;'&quot;&amp;REPT(&quot; &quot;;20-LEN([.H$2]))&amp;&quot; AND MinorCivApproachType = 'MINOR_CIV_APPROACH_&quot;&amp;UPPER([.$A24])&amp;&quot;';&quot;" office:value-type="string" office:string-value="UPDATE Leader_MinorCivApproachBiases SET Bias =    4 WHERE LeaderType = 'LEADER_HARALD'               AND MinorCivApproachType = 'MINOR_CIV_APPROACH_IGNORE';" calcext:value-type="string">
            <text:p>UPDATE Leader_MinorCivApproachBiases SET Bias = <text:s text:c="3"/>4 WHERE LeaderType = 'LEADER_HARALD' <text:s text:c="14"/>AND MinorCivApproachType = 'MINOR_CIV_APPROACH_IGNORE';</text:p>
          </table:table-cell>
          <table:table-cell table:style-name="ce231" table:formula="of:=&quot;UPDATE Leader_MinorCivApproachBiases SET Bias = &quot;&amp;REPT(&quot; &quot;;4-LEN([.I24]))&amp;[.I24]&amp;&quot; WHERE LeaderType = 'LEADER_&quot;&amp;UPPER([.I$2])&amp;&quot;'&quot;&amp;REPT(&quot; &quot;;20-LEN([.I$2]))&amp;&quot; AND MinorCivApproachType = 'MINOR_CIV_APPROACH_&quot;&amp;UPPER([.$A24])&amp;&quot;';&quot;" office:value-type="string" office:string-value="UPDATE Leader_MinorCivApproachBiases SET Bias =    4 WHERE LeaderType = 'LEADER_ISABELLA'             AND MinorCivApproachType = 'MINOR_CIV_APPROACH_IGNORE';" calcext:value-type="string">
            <text:p>UPDATE Leader_MinorCivApproachBiases SET Bias = <text:s text:c="3"/>4 WHERE LeaderType = 'LEADER_ISABELLA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J24]))&amp;[.J24]&amp;&quot; WHERE LeaderType = 'LEADER_&quot;&amp;UPPER([.J$2])&amp;&quot;'&quot;&amp;REPT(&quot; &quot;;20-LEN([.J$2]))&amp;&quot; AND MinorCivApproachType = 'MINOR_CIV_APPROACH_&quot;&amp;UPPER([.$A24])&amp;&quot;';&quot;" office:value-type="string" office:string-value="UPDATE Leader_MinorCivApproachBiases SET Bias =    4 WHERE LeaderType = 'LEADER_NAPOLEON'             AND MinorCivApproachType = 'MINOR_CIV_APPROACH_IGNORE';" calcext:value-type="string">
            <text:p>UPDATE Leader_MinorCivApproachBiases SET Bias = <text:s text:c="3"/>4 WHERE LeaderType = 'LEADER_NAPOLEON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K24]))&amp;[.K24]&amp;&quot; WHERE LeaderType = 'LEADER_&quot;&amp;UPPER([.K$2])&amp;&quot;'&quot;&amp;REPT(&quot; &quot;;20-LEN([.K$2]))&amp;&quot; AND MinorCivApproachType = 'MINOR_CIV_APPROACH_&quot;&amp;UPPER([.$A24])&amp;&quot;';&quot;" office:value-type="string" office:string-value="UPDATE Leader_MinorCivApproachBiases SET Bias =    4 WHERE LeaderType = 'LEADER_ODA_NOBUNAGA'         AND MinorCivApproachType = 'MINOR_CIV_APPROACH_IGNORE';" calcext:value-type="string">
            <text:p>UPDATE Leader_MinorCivApproachBiases SET Bias = <text:s text:c="3"/>4 WHERE LeaderType = 'LEADER_ODA_NOBUNAGA' <text:s text:c="8"/>AND MinorCivApproachType = 'MINOR_CIV_APPROACH_IGNORE';</text:p>
          </table:table-cell>
          <table:table-cell table:style-name="ce231" table:formula="of:=&quot;UPDATE Leader_MinorCivApproachBiases SET Bias = &quot;&amp;REPT(&quot; &quot;;4-LEN([.L24]))&amp;[.L24]&amp;&quot; WHERE LeaderType = 'LEADER_&quot;&amp;UPPER([.L$2])&amp;&quot;'&quot;&amp;REPT(&quot; &quot;;20-LEN([.L$2]))&amp;&quot; AND MinorCivApproachType = 'MINOR_CIV_APPROACH_&quot;&amp;UPPER([.$A24])&amp;&quot;';&quot;" office:value-type="string" office:string-value="UPDATE Leader_MinorCivApproachBiases SET Bias =    4 WHERE LeaderType = 'LEADER_ENRICO_DANDOLO'       AND MinorCivApproachType = 'MINOR_CIV_APPROACH_IGNORE';" calcext:value-type="string">
            <text:p>UPDATE Leader_MinorCivApproachBiases SET Bias = <text:s text:c="3"/>4 WHERE LeaderType = 'LEADER_ENRICO_DANDOLO' <text:s text:c="6"/>AND MinorCivApproachType = 'MINOR_CIV_APPROACH_IGNORE';</text:p>
          </table:table-cell>
          <table:table-cell table:style-name="ce231" table:formula="of:=&quot;UPDATE Leader_MinorCivApproachBiases SET Bias = &quot;&amp;REPT(&quot; &quot;;4-LEN([.M24]))&amp;[.M24]&amp;&quot; WHERE LeaderType = 'LEADER_&quot;&amp;UPPER([.M$2])&amp;&quot;'&quot;&amp;REPT(&quot; &quot;;20-LEN([.M$2]))&amp;&quot; AND MinorCivApproachType = 'MINOR_CIV_APPROACH_&quot;&amp;UPPER([.$A24])&amp;&quot;';&quot;" office:value-type="string" office:string-value="UPDATE Leader_MinorCivApproachBiases SET Bias =    4 WHERE LeaderType = 'LEADER_SHAKA'                AND MinorCivApproachType = 'MINOR_CIV_APPROACH_IGNORE';" calcext:value-type="string">
            <text:p>UPDATE Leader_MinorCivApproachBiases SET Bias = <text:s text:c="3"/>4 WHERE LeaderType = 'LEADER_SHAKA' <text:s text:c="15"/>AND MinorCivApproachType = 'MINOR_CIV_APPROACH_IGNORE';</text:p>
          </table:table-cell>
          <table:table-cell table:style-name="ce231" table:formula="of:=&quot;UPDATE Leader_MinorCivApproachBiases SET Bias = &quot;&amp;REPT(&quot; &quot;;4-LEN([.N24]))&amp;[.N24]&amp;&quot; WHERE LeaderType = 'LEADER_&quot;&amp;UPPER([.N$2])&amp;&quot;'&quot;&amp;REPT(&quot; &quot;;20-LEN([.N$2]))&amp;&quot; AND MinorCivApproachType = 'MINOR_CIV_APPROACH_&quot;&amp;UPPER([.$A24])&amp;&quot;';&quot;" office:value-type="string" office:string-value="UPDATE Leader_MinorCivApproachBiases SET Bias =    4 WHERE LeaderType = 'LEADER_COALITION'            AND MinorCivApproachType = 'MINOR_CIV_APPROACH_IGNORE';" calcext:value-type="string">
            <text:p>UPDATE Leader_MinorCivApproachBiases SET Bias = <text:s text:c="3"/>4 WHERE LeaderType = 'LEADER_COALITION' <text:s text:c="11"/>AND MinorCivApproachType = 'MINOR_CIV_APPROACH_IGNORE';</text:p>
          </table:table-cell>
          <table:table-cell table:style-name="ce231" table:formula="of:=&quot;UPDATE Leader_MinorCivApproachBiases SET Bias = &quot;&amp;REPT(&quot; &quot;;4-LEN([.O24]))&amp;[.O24]&amp;&quot; WHERE LeaderType = 'LEADER_&quot;&amp;UPPER([.O$2])&amp;&quot;'&quot;&amp;REPT(&quot; &quot;;20-LEN([.O$2]))&amp;&quot; AND MinorCivApproachType = 'MINOR_CIV_APPROACH_&quot;&amp;UPPER([.$A24])&amp;&quot;';&quot;" office:value-type="string" office:string-value="UPDATE Leader_MinorCivApproachBiases SET Bias =    4 WHERE LeaderType = 'LEADER_ALEXANDER'            AND MinorCivApproachType = 'MINOR_CIV_APPROACH_IGNORE';" calcext:value-type="string">
            <text:p>UPDATE Leader_MinorCivApproachBiases SET Bias = <text:s text:c="3"/>4 WHERE LeaderType = 'LEADER_ALEXANDER' <text:s text:c="11"/>AND MinorCivApproachType = 'MINOR_CIV_APPROACH_IGNORE';</text:p>
          </table:table-cell>
          <table:table-cell table:style-name="ce231" table:formula="of:=&quot;UPDATE Leader_MinorCivApproachBiases SET Bias = &quot;&amp;REPT(&quot; &quot;;4-LEN([.P24]))&amp;[.P24]&amp;&quot; WHERE LeaderType = 'LEADER_&quot;&amp;UPPER([.P$2])&amp;&quot;'&quot;&amp;REPT(&quot; &quot;;20-LEN([.P$2]))&amp;&quot; AND MinorCivApproachType = 'MINOR_CIV_APPROACH_&quot;&amp;UPPER([.$A24])&amp;&quot;';&quot;" office:value-type="string" office:string-value="UPDATE Leader_MinorCivApproachBiases SET Bias =    4 WHERE LeaderType = 'LEADER_BISMARCK'             AND MinorCivApproachType = 'MINOR_CIV_APPROACH_IGNORE';" calcext:value-type="string">
            <text:p>UPDATE Leader_MinorCivApproachBiases SET Bias = <text:s text:c="3"/>4 WHERE LeaderType = 'LEADER_BISMARCK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Q24]))&amp;[.Q24]&amp;&quot; WHERE LeaderType = 'LEADER_&quot;&amp;UPPER([.Q$2])&amp;&quot;'&quot;&amp;REPT(&quot; &quot;;20-LEN([.Q$2]))&amp;&quot; AND MinorCivApproachType = 'MINOR_CIV_APPROACH_&quot;&amp;UPPER([.$A24])&amp;&quot;';&quot;" office:value-type="string" office:string-value="UPDATE Leader_MinorCivApproachBiases SET Bias =    4 WHERE LeaderType = 'LEADER_CATHERINE'            AND MinorCivApproachType = 'MINOR_CIV_APPROACH_IGNORE';" calcext:value-type="string">
            <text:p>UPDATE Leader_MinorCivApproachBiases SET Bias = <text:s text:c="3"/>4 WHERE LeaderType = 'LEADER_CATHERINE' <text:s text:c="11"/>AND MinorCivApproachType = 'MINOR_CIV_APPROACH_IGNORE';</text:p>
          </table:table-cell>
          <table:table-cell table:style-name="ce231" table:formula="of:=&quot;UPDATE Leader_MinorCivApproachBiases SET Bias = &quot;&amp;REPT(&quot; &quot;;4-LEN([.R24]))&amp;[.R24]&amp;&quot; WHERE LeaderType = 'LEADER_&quot;&amp;UPPER([.R$2])&amp;&quot;'&quot;&amp;REPT(&quot; &quot;;20-LEN([.R$2]))&amp;&quot; AND MinorCivApproachType = 'MINOR_CIV_APPROACH_&quot;&amp;UPPER([.$A24])&amp;&quot;';&quot;" office:value-type="string" office:string-value="UPDATE Leader_MinorCivApproachBiases SET Bias =    4 WHERE LeaderType = 'LEADER_ELIZABETH'            AND MinorCivApproachType = 'MINOR_CIV_APPROACH_IGNORE';" calcext:value-type="string">
            <text:p>UPDATE Leader_MinorCivApproachBiases SET Bias = <text:s text:c="3"/>4 WHERE LeaderType = 'LEADER_ELIZABETH' <text:s text:c="11"/>AND MinorCivApproachType = 'MINOR_CIV_APPROACH_IGNORE';</text:p>
          </table:table-cell>
          <table:table-cell table:style-name="ce231" table:formula="of:=&quot;UPDATE Leader_MinorCivApproachBiases SET Bias = &quot;&amp;REPT(&quot; &quot;;4-LEN([.S24]))&amp;[.S24]&amp;&quot; WHERE LeaderType = 'LEADER_&quot;&amp;UPPER([.S$2])&amp;&quot;'&quot;&amp;REPT(&quot; &quot;;20-LEN([.S$2]))&amp;&quot; AND MinorCivApproachType = 'MINOR_CIV_APPROACH_&quot;&amp;UPPER([.$A24])&amp;&quot;';&quot;" office:value-type="string" office:string-value="UPDATE Leader_MinorCivApproachBiases SET Bias =    4 WHERE LeaderType = 'LEADER_GUSTAVUS_ADOLPHUS'    AND MinorCivApproachType = 'MINOR_CIV_APPROACH_IGNORE';" calcext:value-type="string">
            <text:p>UPDATE Leader_MinorCivApproachBiases SET Bias = <text:s text:c="3"/>4 WHERE LeaderType = 'LEADER_GUSTAVUS_ADOLPHUS' <text:s text:c="3"/>AND MinorCivApproachType = 'MINOR_CIV_APPROACH_IGNORE';</text:p>
          </table:table-cell>
          <table:table-cell table:style-name="ce231" table:formula="of:=&quot;UPDATE Leader_MinorCivApproachBiases SET Bias = &quot;&amp;REPT(&quot; &quot;;4-LEN([.T24]))&amp;[.T24]&amp;&quot; WHERE LeaderType = 'LEADER_&quot;&amp;UPPER([.T$2])&amp;&quot;'&quot;&amp;REPT(&quot; &quot;;20-LEN([.T$2]))&amp;&quot; AND MinorCivApproachType = 'MINOR_CIV_APPROACH_&quot;&amp;UPPER([.$A24])&amp;&quot;';&quot;" office:value-type="string" office:string-value="UPDATE Leader_MinorCivApproachBiases SET Bias =    4 WHERE LeaderType = 'LEADER_HIAWATHA'             AND MinorCivApproachType = 'MINOR_CIV_APPROACH_IGNORE';" calcext:value-type="string">
            <text:p>UPDATE Leader_MinorCivApproachBiases SET Bias = <text:s text:c="3"/>4 WHERE LeaderType = 'LEADER_HIAWATHA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U24]))&amp;[.U24]&amp;&quot; WHERE LeaderType = 'LEADER_&quot;&amp;UPPER([.U$2])&amp;&quot;'&quot;&amp;REPT(&quot; &quot;;20-LEN([.U$2]))&amp;&quot; AND MinorCivApproachType = 'MINOR_CIV_APPROACH_&quot;&amp;UPPER([.$A24])&amp;&quot;';&quot;" office:value-type="string" office:string-value="UPDATE Leader_MinorCivApproachBiases SET Bias =    4 WHERE LeaderType = 'LEADER_MONTEZUMA'            AND MinorCivApproachType = 'MINOR_CIV_APPROACH_IGNORE';" calcext:value-type="string">
            <text:p>UPDATE Leader_MinorCivApproachBiases SET Bias = <text:s text:c="3"/>4 WHERE LeaderType = 'LEADER_MONTEZUMA' <text:s text:c="11"/>AND MinorCivApproachType = 'MINOR_CIV_APPROACH_IGNORE';</text:p>
          </table:table-cell>
          <table:table-cell table:style-name="ce231" table:formula="of:=&quot;UPDATE Leader_MinorCivApproachBiases SET Bias = &quot;&amp;REPT(&quot; &quot;;4-LEN([.V24]))&amp;[.V24]&amp;&quot; WHERE LeaderType = 'LEADER_&quot;&amp;UPPER([.V$2])&amp;&quot;'&quot;&amp;REPT(&quot; &quot;;20-LEN([.V$2]))&amp;&quot; AND MinorCivApproachType = 'MINOR_CIV_APPROACH_&quot;&amp;UPPER([.$A24])&amp;&quot;';&quot;" office:value-type="string" office:string-value="UPDATE Leader_MinorCivApproachBiases SET Bias =    4 WHERE LeaderType = 'LEADER_THEODORA'             AND MinorCivApproachType = 'MINOR_CIV_APPROACH_IGNORE';" calcext:value-type="string">
            <text:p>UPDATE Leader_MinorCivApproachBiases SET Bias = <text:s text:c="3"/>4 WHERE LeaderType = 'LEADER_THEODORA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W24]))&amp;[.W24]&amp;&quot; WHERE LeaderType = 'LEADER_&quot;&amp;UPPER([.W$2])&amp;&quot;'&quot;&amp;REPT(&quot; &quot;;20-LEN([.W$2]))&amp;&quot; AND MinorCivApproachType = 'MINOR_CIV_APPROACH_&quot;&amp;UPPER([.$A24])&amp;&quot;';&quot;" office:value-type="string" office:string-value="UPDATE Leader_MinorCivApproachBiases SET Bias =    4 WHERE LeaderType = 'LEADER_GAJAH_MADA'           AND MinorCivApproachType = 'MINOR_CIV_APPROACH_IGNORE';" calcext:value-type="string">
            <text:p>UPDATE Leader_MinorCivApproachBiases SET Bias = <text:s text:c="3"/>4 WHERE LeaderType = 'LEADER_GAJAH_MADA' <text:s text:c="10"/>AND MinorCivApproachType = 'MINOR_CIV_APPROACH_IGNORE';</text:p>
          </table:table-cell>
          <table:table-cell table:style-name="ce231" table:formula="of:=&quot;UPDATE Leader_MinorCivApproachBiases SET Bias = &quot;&amp;REPT(&quot; &quot;;4-LEN([.X24]))&amp;[.X24]&amp;&quot; WHERE LeaderType = 'LEADER_&quot;&amp;UPPER([.X$2])&amp;&quot;'&quot;&amp;REPT(&quot; &quot;;20-LEN([.X$2]))&amp;&quot; AND MinorCivApproachType = 'MINOR_CIV_APPROACH_&quot;&amp;UPPER([.$A24])&amp;&quot;';&quot;" office:value-type="string" office:string-value="UPDATE Leader_MinorCivApproachBiases SET Bias =    4 WHERE LeaderType = 'LEADER_CASIMIR'              AND MinorCivApproachType = 'MINOR_CIV_APPROACH_IGNORE';" calcext:value-type="string">
            <text:p>UPDATE Leader_MinorCivApproachBiases SET Bias = <text:s text:c="3"/>4 WHERE LeaderType = 'LEADER_CASIMIR' <text:s text:c="13"/>AND MinorCivApproachType = 'MINOR_CIV_APPROACH_IGNORE';</text:p>
          </table:table-cell>
          <table:table-cell table:style-name="ce231" table:formula="of:=&quot;UPDATE Leader_MinorCivApproachBiases SET Bias = &quot;&amp;REPT(&quot; &quot;;4-LEN([.Y24]))&amp;[.Y24]&amp;&quot; WHERE LeaderType = 'LEADER_&quot;&amp;UPPER([.Y$2])&amp;&quot;'&quot;&amp;REPT(&quot; &quot;;20-LEN([.Y$2]))&amp;&quot; AND MinorCivApproachType = 'MINOR_CIV_APPROACH_&quot;&amp;UPPER([.$A24])&amp;&quot;';&quot;" office:value-type="string" office:string-value="UPDATE Leader_MinorCivApproachBiases SET Bias =    4 WHERE LeaderType = 'LEADER_WU_ZETIAN'            AND MinorCivApproachType = 'MINOR_CIV_APPROACH_IGNORE';" calcext:value-type="string">
            <text:p>UPDATE Leader_MinorCivApproachBiases SET Bias = <text:s text:c="3"/>4 WHERE LeaderType = 'LEADER_WU_ZETIAN' <text:s text:c="11"/>AND MinorCivApproachType = 'MINOR_CIV_APPROACH_IGNORE';</text:p>
          </table:table-cell>
          <table:table-cell table:style-name="ce231" table:formula="of:=&quot;UPDATE Leader_MinorCivApproachBiases SET Bias = &quot;&amp;REPT(&quot; &quot;;4-LEN([.Z24]))&amp;[.Z24]&amp;&quot; WHERE LeaderType = 'LEADER_&quot;&amp;UPPER([.Z$2])&amp;&quot;'&quot;&amp;REPT(&quot; &quot;;20-LEN([.Z$2]))&amp;&quot; AND MinorCivApproachType = 'MINOR_CIV_APPROACH_&quot;&amp;UPPER([.$A24])&amp;&quot;';&quot;" office:value-type="string" office:string-value="UPDATE Leader_MinorCivApproachBiases SET Bias =    4 WHERE LeaderType = 'LEADER_DIPLOMAT'             AND MinorCivApproachType = 'MINOR_CIV_APPROACH_IGNORE';" calcext:value-type="string">
            <text:p>UPDATE Leader_MinorCivApproachBiases SET Bias = <text:s text:c="3"/>4 WHERE LeaderType = 'LEADER_DIPLOMAT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AA24]))&amp;[.AA24]&amp;&quot; WHERE LeaderType = 'LEADER_&quot;&amp;UPPER([.AA$2])&amp;&quot;'&quot;&amp;REPT(&quot; &quot;;20-LEN([.AA$2]))&amp;&quot; AND MinorCivApproachType = 'MINOR_CIV_APPROACH_&quot;&amp;UPPER([.$A24])&amp;&quot;';&quot;" office:value-type="string" office:string-value="UPDATE Leader_MinorCivApproachBiases SET Bias =    4 WHERE LeaderType = 'LEADER_GANDHI'               AND MinorCivApproachType = 'MINOR_CIV_APPROACH_IGNORE';" calcext:value-type="string">
            <text:p>UPDATE Leader_MinorCivApproachBiases SET Bias = <text:s text:c="3"/>4 WHERE LeaderType = 'LEADER_GANDHI' <text:s text:c="14"/>AND MinorCivApproachType = 'MINOR_CIV_APPROACH_IGNORE';</text:p>
          </table:table-cell>
          <table:table-cell table:style-name="ce231" table:formula="of:=&quot;UPDATE Leader_MinorCivApproachBiases SET Bias = &quot;&amp;REPT(&quot; &quot;;4-LEN([.AB24]))&amp;[.AB24]&amp;&quot; WHERE LeaderType = 'LEADER_&quot;&amp;UPPER([.AB$2])&amp;&quot;'&quot;&amp;REPT(&quot; &quot;;20-LEN([.AB$2]))&amp;&quot; AND MinorCivApproachType = 'MINOR_CIV_APPROACH_&quot;&amp;UPPER([.$A24])&amp;&quot;';&quot;" office:value-type="string" office:string-value="UPDATE Leader_MinorCivApproachBiases SET Bias =    4 WHERE LeaderType = 'LEADER_SELASSIE'             AND MinorCivApproachType = 'MINOR_CIV_APPROACH_IGNORE';" calcext:value-type="string">
            <text:p>UPDATE Leader_MinorCivApproachBiases SET Bias = <text:s text:c="3"/>4 WHERE LeaderType = 'LEADER_SELASSIE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AC24]))&amp;[.AC24]&amp;&quot; WHERE LeaderType = 'LEADER_&quot;&amp;UPPER([.AC$2])&amp;&quot;'&quot;&amp;REPT(&quot; &quot;;20-LEN([.AC$2]))&amp;&quot; AND MinorCivApproachType = 'MINOR_CIV_APPROACH_&quot;&amp;UPPER([.$A24])&amp;&quot;';&quot;" office:value-type="string" office:string-value="UPDATE Leader_MinorCivApproachBiases SET Bias =    4 WHERE LeaderType = 'LEADER_KAMEHAMEHA'           AND MinorCivApproachType = 'MINOR_CIV_APPROACH_IGNORE';" calcext:value-type="string">
            <text:p>UPDATE Leader_MinorCivApproachBiases SET Bias = <text:s text:c="3"/>4 WHERE LeaderType = 'LEADER_KAMEHAMEHA' <text:s text:c="10"/>AND MinorCivApproachType = 'MINOR_CIV_APPROACH_IGNORE';</text:p>
          </table:table-cell>
          <table:table-cell table:style-name="ce231" table:formula="of:=&quot;UPDATE Leader_MinorCivApproachBiases SET Bias = &quot;&amp;REPT(&quot; &quot;;4-LEN([.AD24]))&amp;[.AD24]&amp;&quot; WHERE LeaderType = 'LEADER_&quot;&amp;UPPER([.AD$2])&amp;&quot;'&quot;&amp;REPT(&quot; &quot;;20-LEN([.AD$2]))&amp;&quot; AND MinorCivApproachType = 'MINOR_CIV_APPROACH_&quot;&amp;UPPER([.$A24])&amp;&quot;';&quot;" office:value-type="string" office:string-value="UPDATE Leader_MinorCivApproachBiases SET Bias =    4 WHERE LeaderType = 'LEADER_MARIA_I'              AND MinorCivApproachType = 'MINOR_CIV_APPROACH_IGNORE';" calcext:value-type="string">
            <text:p>UPDATE Leader_MinorCivApproachBiases SET Bias = <text:s text:c="3"/>4 WHERE LeaderType = 'LEADER_MARIA_I' <text:s text:c="13"/>AND MinorCivApproachType = 'MINOR_CIV_APPROACH_IGNORE';</text:p>
          </table:table-cell>
          <table:table-cell table:style-name="ce231" table:formula="of:=&quot;UPDATE Leader_MinorCivApproachBiases SET Bias = &quot;&amp;REPT(&quot; &quot;;4-LEN([.AE24]))&amp;[.AE24]&amp;&quot; WHERE LeaderType = 'LEADER_&quot;&amp;UPPER([.AE$2])&amp;&quot;'&quot;&amp;REPT(&quot; &quot;;20-LEN([.AE$2]))&amp;&quot; AND MinorCivApproachType = 'MINOR_CIV_APPROACH_&quot;&amp;UPPER([.$A24])&amp;&quot;';&quot;" office:value-type="string" office:string-value="UPDATE Leader_MinorCivApproachBiases SET Bias =    4 WHERE LeaderType = 'LEADER_PACHACUTI'            AND MinorCivApproachType = 'MINOR_CIV_APPROACH_IGNORE';" calcext:value-type="string">
            <text:p>UPDATE Leader_MinorCivApproachBiases SET Bias = <text:s text:c="3"/>4 WHERE LeaderType = 'LEADER_PACHACUTI' <text:s text:c="11"/>AND MinorCivApproachType = 'MINOR_CIV_APPROACH_IGNORE';</text:p>
          </table:table-cell>
          <table:table-cell table:style-name="ce231" table:formula="of:=&quot;UPDATE Leader_MinorCivApproachBiases SET Bias = &quot;&amp;REPT(&quot; &quot;;4-LEN([.AF24]))&amp;[.AF24]&amp;&quot; WHERE LeaderType = 'LEADER_&quot;&amp;UPPER([.AF$2])&amp;&quot;'&quot;&amp;REPT(&quot; &quot;;20-LEN([.AF$2]))&amp;&quot; AND MinorCivApproachType = 'MINOR_CIV_APPROACH_&quot;&amp;UPPER([.$A24])&amp;&quot;';&quot;" office:value-type="string" office:string-value="UPDATE Leader_MinorCivApproachBiases SET Bias =    4 WHERE LeaderType = 'LEADER_RAMESSES'             AND MinorCivApproachType = 'MINOR_CIV_APPROACH_IGNORE';" calcext:value-type="string">
            <text:p>UPDATE Leader_MinorCivApproachBiases SET Bias = <text:s text:c="3"/>4 WHERE LeaderType = 'LEADER_RAMESSES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AG24]))&amp;[.AG24]&amp;&quot; WHERE LeaderType = 'LEADER_&quot;&amp;UPPER([.AG$2])&amp;&quot;'&quot;&amp;REPT(&quot; &quot;;20-LEN([.AG$2]))&amp;&quot; AND MinorCivApproachType = 'MINOR_CIV_APPROACH_&quot;&amp;UPPER([.$A24])&amp;&quot;';&quot;" office:value-type="string" office:string-value="UPDATE Leader_MinorCivApproachBiases SET Bias =    4 WHERE LeaderType = 'LEADER_RAMKHAMHAENG'         AND MinorCivApproachType = 'MINOR_CIV_APPROACH_IGNORE';" calcext:value-type="string">
            <text:p>UPDATE Leader_MinorCivApproachBiases SET Bias = <text:s text:c="3"/>4 WHERE LeaderType = 'LEADER_RAMKHAMHAENG' <text:s text:c="8"/>AND MinorCivApproachType = 'MINOR_CIV_APPROACH_IGNORE';</text:p>
          </table:table-cell>
          <table:table-cell table:style-name="ce231" table:formula="of:=&quot;UPDATE Leader_MinorCivApproachBiases SET Bias = &quot;&amp;REPT(&quot; &quot;;4-LEN([.AH24]))&amp;[.AH24]&amp;&quot; WHERE LeaderType = 'LEADER_&quot;&amp;UPPER([.AH$2])&amp;&quot;'&quot;&amp;REPT(&quot; &quot;;20-LEN([.AH$2]))&amp;&quot; AND MinorCivApproachType = 'MINOR_CIV_APPROACH_&quot;&amp;UPPER([.$A24])&amp;&quot;';&quot;" office:value-type="string" office:string-value="UPDATE Leader_MinorCivApproachBiases SET Bias =    4 WHERE LeaderType = 'LEADER_PEDRO'                AND MinorCivApproachType = 'MINOR_CIV_APPROACH_IGNORE';" calcext:value-type="string">
            <text:p>UPDATE Leader_MinorCivApproachBiases SET Bias = <text:s text:c="3"/>4 WHERE LeaderType = 'LEADER_PEDRO' <text:s text:c="15"/>AND MinorCivApproachType = 'MINOR_CIV_APPROACH_IGNORE';</text:p>
          </table:table-cell>
          <table:table-cell table:style-name="ce231" table:formula="of:=&quot;UPDATE Leader_MinorCivApproachBiases SET Bias = &quot;&amp;REPT(&quot; &quot;;4-LEN([.AI24]))&amp;[.AI24]&amp;&quot; WHERE LeaderType = 'LEADER_&quot;&amp;UPPER([.AI$2])&amp;&quot;'&quot;&amp;REPT(&quot; &quot;;20-LEN([.AI$2]))&amp;&quot; AND MinorCivApproachType = 'MINOR_CIV_APPROACH_&quot;&amp;UPPER([.$A24])&amp;&quot;';&quot;" office:value-type="string" office:string-value="UPDATE Leader_MinorCivApproachBiases SET Bias =    4 WHERE LeaderType = 'LEADER_AHMAD_ALMANSUR'       AND MinorCivApproachType = 'MINOR_CIV_APPROACH_IGNORE';" calcext:value-type="string">
            <text:p>UPDATE Leader_MinorCivApproachBiases SET Bias = <text:s text:c="3"/>4 WHERE LeaderType = 'LEADER_AHMAD_ALMANSUR' <text:s text:c="6"/>AND MinorCivApproachType = 'MINOR_CIV_APPROACH_IGNORE';</text:p>
          </table:table-cell>
          <table:table-cell table:style-name="ce231" table:formula="of:=&quot;UPDATE Leader_MinorCivApproachBiases SET Bias = &quot;&amp;REPT(&quot; &quot;;4-LEN([.AJ24]))&amp;[.AJ24]&amp;&quot; WHERE LeaderType = 'LEADER_&quot;&amp;UPPER([.AJ$2])&amp;&quot;'&quot;&amp;REPT(&quot; &quot;;20-LEN([.AJ$2]))&amp;&quot; AND MinorCivApproachType = 'MINOR_CIV_APPROACH_&quot;&amp;UPPER([.$A24])&amp;&quot;';&quot;" office:value-type="string" office:string-value="UPDATE Leader_MinorCivApproachBiases SET Bias =    4 WHERE LeaderType = 'LEADER_SEJONG'               AND MinorCivApproachType = 'MINOR_CIV_APPROACH_IGNORE';" calcext:value-type="string">
            <text:p>UPDATE Leader_MinorCivApproachBiases SET Bias = <text:s text:c="3"/>4 WHERE LeaderType = 'LEADER_SEJONG' <text:s text:c="14"/>AND MinorCivApproachType = 'MINOR_CIV_APPROACH_IGNORE';</text:p>
          </table:table-cell>
          <table:table-cell table:style-name="ce231" table:formula="of:=&quot;UPDATE Leader_MinorCivApproachBiases SET Bias = &quot;&amp;REPT(&quot; &quot;;4-LEN([.AK24]))&amp;[.AK24]&amp;&quot; WHERE LeaderType = 'LEADER_&quot;&amp;UPPER([.AK$2])&amp;&quot;'&quot;&amp;REPT(&quot; &quot;;20-LEN([.AK$2]))&amp;&quot; AND MinorCivApproachType = 'MINOR_CIV_APPROACH_&quot;&amp;UPPER([.$A24])&amp;&quot;';&quot;" office:value-type="string" office:string-value="UPDATE Leader_MinorCivApproachBiases SET Bias =    8 WHERE LeaderType = 'LEADER_EXPANSIONIST'         AND MinorCivApproachType = 'MINOR_CIV_APPROACH_IGNORE';" calcext:value-type="string">
            <text:p>UPDATE Leader_MinorCivApproachBiases SET Bias = <text:s text:c="3"/>8 WHERE LeaderType = 'LEADER_EXPANSIONIST' <text:s text:c="8"/>AND MinorCivApproachType = 'MINOR_CIV_APPROACH_IGNORE';</text:p>
          </table:table-cell>
          <table:table-cell table:style-name="ce231" table:formula="of:=&quot;UPDATE Leader_MinorCivApproachBiases SET Bias = &quot;&amp;REPT(&quot; &quot;;4-LEN([.AL24]))&amp;[.AL24]&amp;&quot; WHERE LeaderType = 'LEADER_&quot;&amp;UPPER([.AL$2])&amp;&quot;'&quot;&amp;REPT(&quot; &quot;;20-LEN([.AL$2]))&amp;&quot; AND MinorCivApproachType = 'MINOR_CIV_APPROACH_&quot;&amp;UPPER([.$A24])&amp;&quot;';&quot;" office:value-type="string" office:string-value="UPDATE Leader_MinorCivApproachBiases SET Bias =    8 WHERE LeaderType = 'LEADER_BOUDICCA'             AND MinorCivApproachType = 'MINOR_CIV_APPROACH_IGNORE';" calcext:value-type="string">
            <text:p>UPDATE Leader_MinorCivApproachBiases SET Bias = <text:s text:c="3"/>8 WHERE LeaderType = 'LEADER_BOUDICCA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AM24]))&amp;[.AM24]&amp;&quot; WHERE LeaderType = 'LEADER_&quot;&amp;UPPER([.AM$2])&amp;&quot;'&quot;&amp;REPT(&quot; &quot;;20-LEN([.AM$2]))&amp;&quot; AND MinorCivApproachType = 'MINOR_CIV_APPROACH_&quot;&amp;UPPER([.$A24])&amp;&quot;';&quot;" office:value-type="string" office:string-value="UPDATE Leader_MinorCivApproachBiases SET Bias =    8 WHERE LeaderType = 'LEADER_DARIUS'               AND MinorCivApproachType = 'MINOR_CIV_APPROACH_IGNORE';" calcext:value-type="string">
            <text:p>UPDATE Leader_MinorCivApproachBiases SET Bias = <text:s text:c="3"/>8 WHERE LeaderType = 'LEADER_DARIUS' <text:s text:c="14"/>AND MinorCivApproachType = 'MINOR_CIV_APPROACH_IGNORE';</text:p>
          </table:table-cell>
          <table:table-cell table:style-name="ce231" table:formula="of:=&quot;UPDATE Leader_MinorCivApproachBiases SET Bias = &quot;&amp;REPT(&quot; &quot;;4-LEN([.AN24]))&amp;[.AN24]&amp;&quot; WHERE LeaderType = 'LEADER_&quot;&amp;UPPER([.AN$2])&amp;&quot;'&quot;&amp;REPT(&quot; &quot;;20-LEN([.AN$2]))&amp;&quot; AND MinorCivApproachType = 'MINOR_CIV_APPROACH_&quot;&amp;UPPER([.$A24])&amp;&quot;';&quot;" office:value-type="string" office:string-value="UPDATE Leader_MinorCivApproachBiases SET Bias =    8 WHERE LeaderType = 'LEADER_DIDO'                 AND MinorCivApproachType = 'MINOR_CIV_APPROACH_IGNORE';" calcext:value-type="string">
            <text:p>UPDATE Leader_MinorCivApproachBiases SET Bias = <text:s text:c="3"/>8 WHERE LeaderType = 'LEADER_DIDO' <text:s text:c="16"/>AND MinorCivApproachType = 'MINOR_CIV_APPROACH_IGNORE';</text:p>
          </table:table-cell>
          <table:table-cell table:style-name="ce231" table:formula="of:=&quot;UPDATE Leader_MinorCivApproachBiases SET Bias = &quot;&amp;REPT(&quot; &quot;;4-LEN([.AO24]))&amp;[.AO24]&amp;&quot; WHERE LeaderType = 'LEADER_&quot;&amp;UPPER([.AO$2])&amp;&quot;'&quot;&amp;REPT(&quot; &quot;;20-LEN([.AO$2]))&amp;&quot; AND MinorCivApproachType = 'MINOR_CIV_APPROACH_&quot;&amp;UPPER([.$A24])&amp;&quot;';&quot;" office:value-type="string" office:string-value="UPDATE Leader_MinorCivApproachBiases SET Bias =    8 WHERE LeaderType = 'LEADER_HARUN_AL_RASHID'      AND MinorCivApproachType = 'MINOR_CIV_APPROACH_IGNORE';" calcext:value-type="string">
            <text:p>UPDATE Leader_MinorCivApproachBiases SET Bias = <text:s text:c="3"/>8 WHERE LeaderType = 'LEADER_HARUN_AL_RASHID' <text:s text:c="5"/>AND MinorCivApproachType = 'MINOR_CIV_APPROACH_IGNORE';</text:p>
          </table:table-cell>
          <table:table-cell table:style-name="ce231" table:formula="of:=&quot;UPDATE Leader_MinorCivApproachBiases SET Bias = &quot;&amp;REPT(&quot; &quot;;4-LEN([.AP24]))&amp;[.AP24]&amp;&quot; WHERE LeaderType = 'LEADER_&quot;&amp;UPPER([.AP$2])&amp;&quot;'&quot;&amp;REPT(&quot; &quot;;20-LEN([.AP$2]))&amp;&quot; AND MinorCivApproachType = 'MINOR_CIV_APPROACH_&quot;&amp;UPPER([.$A24])&amp;&quot;';&quot;" office:value-type="string" office:string-value="UPDATE Leader_MinorCivApproachBiases SET Bias =    8 WHERE LeaderType = 'LEADER_NEBUCHADNEZZAR'       AND MinorCivApproachType = 'MINOR_CIV_APPROACH_IGNORE';" calcext:value-type="string">
            <text:p>UPDATE Leader_MinorCivApproachBiases SET Bias = <text:s text:c="3"/>8 WHERE LeaderType = 'LEADER_NEBUCHADNEZZAR' <text:s text:c="6"/>AND MinorCivApproachType = 'MINOR_CIV_APPROACH_IGNORE';</text:p>
          </table:table-cell>
          <table:table-cell table:style-name="ce231" table:formula="of:=&quot;UPDATE Leader_MinorCivApproachBiases SET Bias = &quot;&amp;REPT(&quot; &quot;;4-LEN([.AQ24]))&amp;[.AQ24]&amp;&quot; WHERE LeaderType = 'LEADER_&quot;&amp;UPPER([.AQ$2])&amp;&quot;'&quot;&amp;REPT(&quot; &quot;;20-LEN([.AQ$2]))&amp;&quot; AND MinorCivApproachType = 'MINOR_CIV_APPROACH_&quot;&amp;UPPER([.$A24])&amp;&quot;';&quot;" office:value-type="string" office:string-value="UPDATE Leader_MinorCivApproachBiases SET Bias =    8 WHERE LeaderType = 'LEADER_PACAL'                AND MinorCivApproachType = 'MINOR_CIV_APPROACH_IGNORE';" calcext:value-type="string">
            <text:p>UPDATE Leader_MinorCivApproachBiases SET Bias = <text:s text:c="3"/>8 WHERE LeaderType = 'LEADER_PACAL' <text:s text:c="15"/>AND MinorCivApproachType = 'MINOR_CIV_APPROACH_IGNORE';</text:p>
          </table:table-cell>
          <table:table-cell table:style-name="ce231" table:formula="of:=&quot;UPDATE Leader_MinorCivApproachBiases SET Bias = &quot;&amp;REPT(&quot; &quot;;4-LEN([.AR24]))&amp;[.AR24]&amp;&quot; WHERE LeaderType = 'LEADER_&quot;&amp;UPPER([.AR$2])&amp;&quot;'&quot;&amp;REPT(&quot; &quot;;20-LEN([.AR$2]))&amp;&quot; AND MinorCivApproachType = 'MINOR_CIV_APPROACH_&quot;&amp;UPPER([.$A24])&amp;&quot;';&quot;" office:value-type="string" office:string-value="UPDATE Leader_MinorCivApproachBiases SET Bias =    8 WHERE LeaderType = 'LEADER_SULEIMAN'             AND MinorCivApproachType = 'MINOR_CIV_APPROACH_IGNORE';" calcext:value-type="string">
            <text:p>UPDATE Leader_MinorCivApproachBiases SET Bias = <text:s text:c="3"/>8 WHERE LeaderType = 'LEADER_SULEIMAN' <text:s text:c="12"/>AND MinorCivApproachType = 'MINOR_CIV_APPROACH_IGNORE';</text:p>
          </table:table-cell>
          <table:table-cell table:style-name="ce231" table:formula="of:=&quot;UPDATE Leader_MinorCivApproachBiases SET Bias = &quot;&amp;REPT(&quot; &quot;;4-LEN([.AS24]))&amp;[.AS24]&amp;&quot; WHERE LeaderType = 'LEADER_&quot;&amp;UPPER([.AS$2])&amp;&quot;'&quot;&amp;REPT(&quot; &quot;;20-LEN([.AS$2]))&amp;&quot; AND MinorCivApproachType = 'MINOR_CIV_APPROACH_&quot;&amp;UPPER([.$A24])&amp;&quot;';&quot;" office:value-type="string" office:string-value="UPDATE Leader_MinorCivApproachBiases SET Bias =    8 WHERE LeaderType = 'LEADER_WASHINGTON'           AND MinorCivApproachType = 'MINOR_CIV_APPROACH_IGNORE';" calcext:value-type="string">
            <text:p>UPDATE Leader_MinorCivApproachBiases SET Bias = <text:s text:c="3"/>8 WHERE LeaderType = 'LEADER_WASHINGTON' <text:s text:c="10"/>AND MinorCivApproachType = 'MINOR_CIV_APPROACH_IGNORE';</text:p>
          </table:table-cell>
          <table:table-cell table:style-name="ce231" table:formula="of:=&quot;UPDATE Leader_MinorCivApproachBiases SET Bias = &quot;&amp;REPT(&quot; &quot;;4-LEN([.AT24]))&amp;[.AT24]&amp;&quot; WHERE LeaderType = 'LEADER_&quot;&amp;UPPER([.AT$2])&amp;&quot;'&quot;&amp;REPT(&quot; &quot;;20-LEN([.AT$2]))&amp;&quot; AND MinorCivApproachType = 'MINOR_CIV_APPROACH_&quot;&amp;UPPER([.$A24])&amp;&quot;';&quot;" office:value-type="string" office:string-value="UPDATE Leader_MinorCivApproachBiases SET Bias =    8 WHERE LeaderType = 'LEADER_MARIA'                AND MinorCivApproachType = 'MINOR_CIV_APPROACH_IGNORE';" calcext:value-type="string">
            <text:p>UPDATE Leader_MinorCivApproachBiases SET Bias = <text:s text:c="3"/>8 WHERE LeaderType = 'LEADER_MARIA' <text:s text:c="15"/>AND MinorCivApproachType = 'MINOR_CIV_APPROACH_IGNORE';</text:p>
          </table:table-cell>
          <table:table-cell table:style-name="ce231" table:formula="of:=&quot;UPDATE Leader_MinorCivApproachBiases SET Bias = &quot;&amp;REPT(&quot; &quot;;4-LEN([.AU24]))&amp;[.AU24]&amp;&quot; WHERE LeaderType = 'LEADER_&quot;&amp;UPPER([.AU$2])&amp;&quot;'&quot;&amp;REPT(&quot; &quot;;20-LEN([.AU$2]))&amp;&quot; AND MinorCivApproachType = 'MINOR_CIV_APPROACH_&quot;&amp;UPPER([.$A24])&amp;&quot;';&quot;" office:value-type="string" office:string-value="UPDATE Leader_MinorCivApproachBiases SET Bias =    8 WHERE LeaderType = 'LEADER_POCATELLO'            AND MinorCivApproachType = 'MINOR_CIV_APPROACH_IGNORE';" calcext:value-type="string">
            <text:p>UPDATE Leader_MinorCivApproachBiases SET Bias = <text:s text:c="3"/>8 WHERE LeaderType = 'LEADER_POCATELLO' <text:s text:c="11"/>AND MinorCivApproachType = 'MINOR_CIV_APPROACH_IGNORE';</text:p>
          </table:table-cell>
          <table:table-cell table:style-name="ce231" table:formula="of:=&quot;UPDATE Leader_MinorCivApproachBiases SET Bias = &quot;&amp;REPT(&quot; &quot;;4-LEN([.AV24]))&amp;[.AV24]&amp;&quot; WHERE LeaderType = 'LEADER_&quot;&amp;UPPER([.AV$2])&amp;&quot;'&quot;&amp;REPT(&quot; &quot;;20-LEN([.AV$2]))&amp;&quot; AND MinorCivApproachType = 'MINOR_CIV_APPROACH_&quot;&amp;UPPER([.$A24])&amp;&quot;';&quot;" office:value-type="string" office:string-value="UPDATE Leader_MinorCivApproachBiases SET Bias =    8 WHERE LeaderType = 'LEADER_WILLIAM'              AND MinorCivApproachType = 'MINOR_CIV_APPROACH_IGNORE';" calcext:value-type="string">
            <text:p>UPDATE Leader_MinorCivApproachBiases SET Bias = <text:s text:c="3"/>8 WHERE LeaderType = 'LEADER_WILLIAM' <text:s text:c="13"/>AND MinorCivApproachType = 'MINOR_CIV_APPROACH_IGNORE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/>
          <table:table-cell table:style-name="ce188"/>
          <table:table-cell table:style-name="ce231" table:formula="of:=&quot;UPDATE Leader_MinorCivApproachBiases SET Bias = &quot;&amp;REPT(&quot; &quot;;4-LEN([.C25]))&amp;[.C25]&amp;&quot; WHERE LeaderType = 'LEADER_&quot;&amp;UPPER([.C$2])&amp;&quot;'&quot;&amp;REPT(&quot; &quot;;20-LEN([.C$2]))&amp;&quot; AND MinorCivApproachType = 'MINOR_CIV_APPROACH_&quot;&amp;UPPER([.$A25])&amp;&quot;';&quot;" office:value-type="string" office:string-value="UPDATE Leader_MinorCivApproachBiases SET Bias =    0 WHERE LeaderType = 'LEADER_ASHURBANIPAL'         AND MinorCivApproachType = 'MINOR_CIV_APPROACH_FRIENDLY';" calcext:value-type="string">
            <text:p>UPDATE Leader_MinorCivApproachBiases SET Bias = <text:s text:c="3"/>0 WHERE LeaderType = 'LEADER_ASHURBANIPAL' <text:s text:c="8"/>AND MinorCivApproachType = 'MINOR_CIV_APPROACH_FRIENDLY';</text:p>
          </table:table-cell>
          <table:table-cell table:style-name="ce231" table:formula="of:=&quot;UPDATE Leader_MinorCivApproachBiases SET Bias = &quot;&amp;REPT(&quot; &quot;;4-LEN([.D25]))&amp;[.D25]&amp;&quot; WHERE LeaderType = 'LEADER_&quot;&amp;UPPER([.D$2])&amp;&quot;'&quot;&amp;REPT(&quot; &quot;;20-LEN([.D$2]))&amp;&quot; AND MinorCivApproachType = 'MINOR_CIV_APPROACH_&quot;&amp;UPPER([.$A25])&amp;&quot;';&quot;" office:value-type="string" office:string-value="UPDATE Leader_MinorCivApproachBiases SET Bias =    0 WHERE LeaderType = 'LEADER_ASKIA'                AND MinorCivApproachType = 'MINOR_CIV_APPROACH_FRIENDLY';" calcext:value-type="string">
            <text:p>UPDATE Leader_MinorCivApproachBiases SET Bias = <text:s text:c="3"/>0 WHERE LeaderType = 'LEADER_ASKIA' <text:s text:c="15"/>AND MinorCivApproachType = 'MINOR_CIV_APPROACH_FRIENDLY';</text:p>
          </table:table-cell>
          <table:table-cell table:style-name="ce231" table:formula="of:=&quot;UPDATE Leader_MinorCivApproachBiases SET Bias = &quot;&amp;REPT(&quot; &quot;;4-LEN([.E25]))&amp;[.E25]&amp;&quot; WHERE LeaderType = 'LEADER_&quot;&amp;UPPER([.E$2])&amp;&quot;'&quot;&amp;REPT(&quot; &quot;;20-LEN([.E$2]))&amp;&quot; AND MinorCivApproachType = 'MINOR_CIV_APPROACH_&quot;&amp;UPPER([.$A25])&amp;&quot;';&quot;" office:value-type="string" office:string-value="UPDATE Leader_MinorCivApproachBiases SET Bias =    0 WHERE LeaderType = 'LEADER_ATTILA'               AND MinorCivApproachType = 'MINOR_CIV_APPROACH_FRIENDLY';" calcext:value-type="string">
            <text:p>UPDATE Leader_MinorCivApproachBiases SET Bias = <text:s text:c="3"/>0 WHERE LeaderType = 'LEADER_ATTILA' <text:s text:c="14"/>AND MinorCivApproachType = 'MINOR_CIV_APPROACH_FRIENDLY';</text:p>
          </table:table-cell>
          <table:table-cell table:style-name="ce231" table:formula="of:=&quot;UPDATE Leader_MinorCivApproachBiases SET Bias = &quot;&amp;REPT(&quot; &quot;;4-LEN([.F25]))&amp;[.F25]&amp;&quot; WHERE LeaderType = 'LEADER_&quot;&amp;UPPER([.F$2])&amp;&quot;'&quot;&amp;REPT(&quot; &quot;;20-LEN([.F$2]))&amp;&quot; AND MinorCivApproachType = 'MINOR_CIV_APPROACH_&quot;&amp;UPPER([.$A25])&amp;&quot;';&quot;" office:value-type="string" office:string-value="UPDATE Leader_MinorCivApproachBiases SET Bias =    0 WHERE LeaderType = 'LEADER_AUGUSTUS'             AND MinorCivApproachType = 'MINOR_CIV_APPROACH_FRIENDLY';" calcext:value-type="string">
            <text:p>UPDATE Leader_MinorCivApproachBiases SET Bias = <text:s text:c="3"/>0 WHERE LeaderType = 'LEADER_AUGUSTUS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G25]))&amp;[.G25]&amp;&quot; WHERE LeaderType = 'LEADER_&quot;&amp;UPPER([.G$2])&amp;&quot;'&quot;&amp;REPT(&quot; &quot;;20-LEN([.G$2]))&amp;&quot; AND MinorCivApproachType = 'MINOR_CIV_APPROACH_&quot;&amp;UPPER([.$A25])&amp;&quot;';&quot;" office:value-type="string" office:string-value="UPDATE Leader_MinorCivApproachBiases SET Bias =    0 WHERE LeaderType = 'LEADER_GENGHIS_KHAN'         AND MinorCivApproachType = 'MINOR_CIV_APPROACH_FRIENDLY';" calcext:value-type="string">
            <text:p>UPDATE Leader_MinorCivApproachBiases SET Bias = <text:s text:c="3"/>0 WHERE LeaderType = 'LEADER_GENGHIS_KHAN' <text:s text:c="8"/>AND MinorCivApproachType = 'MINOR_CIV_APPROACH_FRIENDLY';</text:p>
          </table:table-cell>
          <table:table-cell table:style-name="ce231" table:formula="of:=&quot;UPDATE Leader_MinorCivApproachBiases SET Bias = &quot;&amp;REPT(&quot; &quot;;4-LEN([.H25]))&amp;[.H25]&amp;&quot; WHERE LeaderType = 'LEADER_&quot;&amp;UPPER([.H$2])&amp;&quot;'&quot;&amp;REPT(&quot; &quot;;20-LEN([.H$2]))&amp;&quot; AND MinorCivApproachType = 'MINOR_CIV_APPROACH_&quot;&amp;UPPER([.$A25])&amp;&quot;';&quot;" office:value-type="string" office:string-value="UPDATE Leader_MinorCivApproachBiases SET Bias =    0 WHERE LeaderType = 'LEADER_HARALD'               AND MinorCivApproachType = 'MINOR_CIV_APPROACH_FRIENDLY';" calcext:value-type="string">
            <text:p>UPDATE Leader_MinorCivApproachBiases SET Bias = <text:s text:c="3"/>0 WHERE LeaderType = 'LEADER_HARALD' <text:s text:c="14"/>AND MinorCivApproachType = 'MINOR_CIV_APPROACH_FRIENDLY';</text:p>
          </table:table-cell>
          <table:table-cell table:style-name="ce231" table:formula="of:=&quot;UPDATE Leader_MinorCivApproachBiases SET Bias = &quot;&amp;REPT(&quot; &quot;;4-LEN([.I25]))&amp;[.I25]&amp;&quot; WHERE LeaderType = 'LEADER_&quot;&amp;UPPER([.I$2])&amp;&quot;'&quot;&amp;REPT(&quot; &quot;;20-LEN([.I$2]))&amp;&quot; AND MinorCivApproachType = 'MINOR_CIV_APPROACH_&quot;&amp;UPPER([.$A25])&amp;&quot;';&quot;" office:value-type="string" office:string-value="UPDATE Leader_MinorCivApproachBiases SET Bias =    0 WHERE LeaderType = 'LEADER_ISABELLA'             AND MinorCivApproachType = 'MINOR_CIV_APPROACH_FRIENDLY';" calcext:value-type="string">
            <text:p>UPDATE Leader_MinorCivApproachBiases SET Bias = <text:s text:c="3"/>0 WHERE LeaderType = 'LEADER_ISABELLA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J25]))&amp;[.J25]&amp;&quot; WHERE LeaderType = 'LEADER_&quot;&amp;UPPER([.J$2])&amp;&quot;'&quot;&amp;REPT(&quot; &quot;;20-LEN([.J$2]))&amp;&quot; AND MinorCivApproachType = 'MINOR_CIV_APPROACH_&quot;&amp;UPPER([.$A25])&amp;&quot;';&quot;" office:value-type="string" office:string-value="UPDATE Leader_MinorCivApproachBiases SET Bias =    0 WHERE LeaderType = 'LEADER_NAPOLEON'             AND MinorCivApproachType = 'MINOR_CIV_APPROACH_FRIENDLY';" calcext:value-type="string">
            <text:p>UPDATE Leader_MinorCivApproachBiases SET Bias = <text:s text:c="3"/>0 WHERE LeaderType = 'LEADER_NAPOLEON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K25]))&amp;[.K25]&amp;&quot; WHERE LeaderType = 'LEADER_&quot;&amp;UPPER([.K$2])&amp;&quot;'&quot;&amp;REPT(&quot; &quot;;20-LEN([.K$2]))&amp;&quot; AND MinorCivApproachType = 'MINOR_CIV_APPROACH_&quot;&amp;UPPER([.$A25])&amp;&quot;';&quot;" office:value-type="string" office:string-value="UPDATE Leader_MinorCivApproachBiases SET Bias =    0 WHERE LeaderType = 'LEADER_ODA_NOBUNAGA'         AND MinorCivApproachType = 'MINOR_CIV_APPROACH_FRIENDLY';" calcext:value-type="string">
            <text:p>UPDATE Leader_MinorCivApproachBiases SET Bias = <text:s text:c="3"/>0 WHERE LeaderType = 'LEADER_ODA_NOBUNAGA' <text:s text:c="8"/>AND MinorCivApproachType = 'MINOR_CIV_APPROACH_FRIENDLY';</text:p>
          </table:table-cell>
          <table:table-cell table:style-name="ce231" table:formula="of:=&quot;UPDATE Leader_MinorCivApproachBiases SET Bias = &quot;&amp;REPT(&quot; &quot;;4-LEN([.L25]))&amp;[.L25]&amp;&quot; WHERE LeaderType = 'LEADER_&quot;&amp;UPPER([.L$2])&amp;&quot;'&quot;&amp;REPT(&quot; &quot;;20-LEN([.L$2]))&amp;&quot; AND MinorCivApproachType = 'MINOR_CIV_APPROACH_&quot;&amp;UPPER([.$A25])&amp;&quot;';&quot;" office:value-type="string" office:string-value="UPDATE Leader_MinorCivApproachBiases SET Bias =    0 WHERE LeaderType = 'LEADER_ENRICO_DANDOLO'       AND MinorCivApproachType = 'MINOR_CIV_APPROACH_FRIENDLY';" calcext:value-type="string">
            <text:p>UPDATE Leader_MinorCivApproachBiases SET Bias = <text:s text:c="3"/>0 WHERE LeaderType = 'LEADER_ENRICO_DANDOLO' <text:s text:c="6"/>AND MinorCivApproachType = 'MINOR_CIV_APPROACH_FRIENDLY';</text:p>
          </table:table-cell>
          <table:table-cell table:style-name="ce231" table:formula="of:=&quot;UPDATE Leader_MinorCivApproachBiases SET Bias = &quot;&amp;REPT(&quot; &quot;;4-LEN([.M25]))&amp;[.M25]&amp;&quot; WHERE LeaderType = 'LEADER_&quot;&amp;UPPER([.M$2])&amp;&quot;'&quot;&amp;REPT(&quot; &quot;;20-LEN([.M$2]))&amp;&quot; AND MinorCivApproachType = 'MINOR_CIV_APPROACH_&quot;&amp;UPPER([.$A25])&amp;&quot;';&quot;" office:value-type="string" office:string-value="UPDATE Leader_MinorCivApproachBiases SET Bias =    0 WHERE LeaderType = 'LEADER_SHAKA'                AND MinorCivApproachType = 'MINOR_CIV_APPROACH_FRIENDLY';" calcext:value-type="string">
            <text:p>UPDATE Leader_MinorCivApproachBiases SET Bias = <text:s text:c="3"/>0 WHERE LeaderType = 'LEADER_SHAKA' <text:s text:c="15"/>AND MinorCivApproachType = 'MINOR_CIV_APPROACH_FRIENDLY';</text:p>
          </table:table-cell>
          <table:table-cell table:style-name="ce231" table:formula="of:=&quot;UPDATE Leader_MinorCivApproachBiases SET Bias = &quot;&amp;REPT(&quot; &quot;;4-LEN([.N25]))&amp;[.N25]&amp;&quot; WHERE LeaderType = 'LEADER_&quot;&amp;UPPER([.N$2])&amp;&quot;'&quot;&amp;REPT(&quot; &quot;;20-LEN([.N$2]))&amp;&quot; AND MinorCivApproachType = 'MINOR_CIV_APPROACH_&quot;&amp;UPPER([.$A25])&amp;&quot;';&quot;" office:value-type="string" office:string-value="UPDATE Leader_MinorCivApproachBiases SET Bias =    0 WHERE LeaderType = 'LEADER_COALITION'            AND MinorCivApproachType = 'MINOR_CIV_APPROACH_FRIENDLY';" calcext:value-type="string">
            <text:p>UPDATE Leader_MinorCivApproachBiases SET Bias = <text:s text:c="3"/>0 WHERE LeaderType = 'LEADER_COALITION' <text:s text:c="11"/>AND MinorCivApproachType = 'MINOR_CIV_APPROACH_FRIENDLY';</text:p>
          </table:table-cell>
          <table:table-cell table:style-name="ce231" table:formula="of:=&quot;UPDATE Leader_MinorCivApproachBiases SET Bias = &quot;&amp;REPT(&quot; &quot;;4-LEN([.O25]))&amp;[.O25]&amp;&quot; WHERE LeaderType = 'LEADER_&quot;&amp;UPPER([.O$2])&amp;&quot;'&quot;&amp;REPT(&quot; &quot;;20-LEN([.O$2]))&amp;&quot; AND MinorCivApproachType = 'MINOR_CIV_APPROACH_&quot;&amp;UPPER([.$A25])&amp;&quot;';&quot;" office:value-type="string" office:string-value="UPDATE Leader_MinorCivApproachBiases SET Bias =    0 WHERE LeaderType = 'LEADER_ALEXANDER'            AND MinorCivApproachType = 'MINOR_CIV_APPROACH_FRIENDLY';" calcext:value-type="string">
            <text:p>UPDATE Leader_MinorCivApproachBiases SET Bias = <text:s text:c="3"/>0 WHERE LeaderType = 'LEADER_ALEXANDER' <text:s text:c="11"/>AND MinorCivApproachType = 'MINOR_CIV_APPROACH_FRIENDLY';</text:p>
          </table:table-cell>
          <table:table-cell table:style-name="ce231" table:formula="of:=&quot;UPDATE Leader_MinorCivApproachBiases SET Bias = &quot;&amp;REPT(&quot; &quot;;4-LEN([.P25]))&amp;[.P25]&amp;&quot; WHERE LeaderType = 'LEADER_&quot;&amp;UPPER([.P$2])&amp;&quot;'&quot;&amp;REPT(&quot; &quot;;20-LEN([.P$2]))&amp;&quot; AND MinorCivApproachType = 'MINOR_CIV_APPROACH_&quot;&amp;UPPER([.$A25])&amp;&quot;';&quot;" office:value-type="string" office:string-value="UPDATE Leader_MinorCivApproachBiases SET Bias =    0 WHERE LeaderType = 'LEADER_BISMARCK'             AND MinorCivApproachType = 'MINOR_CIV_APPROACH_FRIENDLY';" calcext:value-type="string">
            <text:p>UPDATE Leader_MinorCivApproachBiases SET Bias = <text:s text:c="3"/>0 WHERE LeaderType = 'LEADER_BISMARCK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Q25]))&amp;[.Q25]&amp;&quot; WHERE LeaderType = 'LEADER_&quot;&amp;UPPER([.Q$2])&amp;&quot;'&quot;&amp;REPT(&quot; &quot;;20-LEN([.Q$2]))&amp;&quot; AND MinorCivApproachType = 'MINOR_CIV_APPROACH_&quot;&amp;UPPER([.$A25])&amp;&quot;';&quot;" office:value-type="string" office:string-value="UPDATE Leader_MinorCivApproachBiases SET Bias =    0 WHERE LeaderType = 'LEADER_CATHERINE'            AND MinorCivApproachType = 'MINOR_CIV_APPROACH_FRIENDLY';" calcext:value-type="string">
            <text:p>UPDATE Leader_MinorCivApproachBiases SET Bias = <text:s text:c="3"/>0 WHERE LeaderType = 'LEADER_CATHERINE' <text:s text:c="11"/>AND MinorCivApproachType = 'MINOR_CIV_APPROACH_FRIENDLY';</text:p>
          </table:table-cell>
          <table:table-cell table:style-name="ce231" table:formula="of:=&quot;UPDATE Leader_MinorCivApproachBiases SET Bias = &quot;&amp;REPT(&quot; &quot;;4-LEN([.R25]))&amp;[.R25]&amp;&quot; WHERE LeaderType = 'LEADER_&quot;&amp;UPPER([.R$2])&amp;&quot;'&quot;&amp;REPT(&quot; &quot;;20-LEN([.R$2]))&amp;&quot; AND MinorCivApproachType = 'MINOR_CIV_APPROACH_&quot;&amp;UPPER([.$A25])&amp;&quot;';&quot;" office:value-type="string" office:string-value="UPDATE Leader_MinorCivApproachBiases SET Bias =    0 WHERE LeaderType = 'LEADER_ELIZABETH'            AND MinorCivApproachType = 'MINOR_CIV_APPROACH_FRIENDLY';" calcext:value-type="string">
            <text:p>UPDATE Leader_MinorCivApproachBiases SET Bias = <text:s text:c="3"/>0 WHERE LeaderType = 'LEADER_ELIZABETH' <text:s text:c="11"/>AND MinorCivApproachType = 'MINOR_CIV_APPROACH_FRIENDLY';</text:p>
          </table:table-cell>
          <table:table-cell table:style-name="ce231" table:formula="of:=&quot;UPDATE Leader_MinorCivApproachBiases SET Bias = &quot;&amp;REPT(&quot; &quot;;4-LEN([.S25]))&amp;[.S25]&amp;&quot; WHERE LeaderType = 'LEADER_&quot;&amp;UPPER([.S$2])&amp;&quot;'&quot;&amp;REPT(&quot; &quot;;20-LEN([.S$2]))&amp;&quot; AND MinorCivApproachType = 'MINOR_CIV_APPROACH_&quot;&amp;UPPER([.$A25])&amp;&quot;';&quot;" office:value-type="string" office:string-value="UPDATE Leader_MinorCivApproachBiases SET Bias =    0 WHERE LeaderType = 'LEADER_GUSTAVUS_ADOLPHUS'    AND MinorCivApproachType = 'MINOR_CIV_APPROACH_FRIENDLY';" calcext:value-type="string">
            <text:p>UPDATE Leader_MinorCivApproachBiases SET Bias = <text:s text:c="3"/>0 WHERE LeaderType = 'LEADER_GUSTAVUS_ADOLPHUS' <text:s text:c="3"/>AND MinorCivApproachType = 'MINOR_CIV_APPROACH_FRIENDLY';</text:p>
          </table:table-cell>
          <table:table-cell table:style-name="ce231" table:formula="of:=&quot;UPDATE Leader_MinorCivApproachBiases SET Bias = &quot;&amp;REPT(&quot; &quot;;4-LEN([.T25]))&amp;[.T25]&amp;&quot; WHERE LeaderType = 'LEADER_&quot;&amp;UPPER([.T$2])&amp;&quot;'&quot;&amp;REPT(&quot; &quot;;20-LEN([.T$2]))&amp;&quot; AND MinorCivApproachType = 'MINOR_CIV_APPROACH_&quot;&amp;UPPER([.$A25])&amp;&quot;';&quot;" office:value-type="string" office:string-value="UPDATE Leader_MinorCivApproachBiases SET Bias =    0 WHERE LeaderType = 'LEADER_HIAWATHA'             AND MinorCivApproachType = 'MINOR_CIV_APPROACH_FRIENDLY';" calcext:value-type="string">
            <text:p>UPDATE Leader_MinorCivApproachBiases SET Bias = <text:s text:c="3"/>0 WHERE LeaderType = 'LEADER_HIAWATHA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U25]))&amp;[.U25]&amp;&quot; WHERE LeaderType = 'LEADER_&quot;&amp;UPPER([.U$2])&amp;&quot;'&quot;&amp;REPT(&quot; &quot;;20-LEN([.U$2]))&amp;&quot; AND MinorCivApproachType = 'MINOR_CIV_APPROACH_&quot;&amp;UPPER([.$A25])&amp;&quot;';&quot;" office:value-type="string" office:string-value="UPDATE Leader_MinorCivApproachBiases SET Bias =    0 WHERE LeaderType = 'LEADER_MONTEZUMA'            AND MinorCivApproachType = 'MINOR_CIV_APPROACH_FRIENDLY';" calcext:value-type="string">
            <text:p>UPDATE Leader_MinorCivApproachBiases SET Bias = <text:s text:c="3"/>0 WHERE LeaderType = 'LEADER_MONTEZUMA' <text:s text:c="11"/>AND MinorCivApproachType = 'MINOR_CIV_APPROACH_FRIENDLY';</text:p>
          </table:table-cell>
          <table:table-cell table:style-name="ce231" table:formula="of:=&quot;UPDATE Leader_MinorCivApproachBiases SET Bias = &quot;&amp;REPT(&quot; &quot;;4-LEN([.V25]))&amp;[.V25]&amp;&quot; WHERE LeaderType = 'LEADER_&quot;&amp;UPPER([.V$2])&amp;&quot;'&quot;&amp;REPT(&quot; &quot;;20-LEN([.V$2]))&amp;&quot; AND MinorCivApproachType = 'MINOR_CIV_APPROACH_&quot;&amp;UPPER([.$A25])&amp;&quot;';&quot;" office:value-type="string" office:string-value="UPDATE Leader_MinorCivApproachBiases SET Bias =    0 WHERE LeaderType = 'LEADER_THEODORA'             AND MinorCivApproachType = 'MINOR_CIV_APPROACH_FRIENDLY';" calcext:value-type="string">
            <text:p>UPDATE Leader_MinorCivApproachBiases SET Bias = <text:s text:c="3"/>0 WHERE LeaderType = 'LEADER_THEODORA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W25]))&amp;[.W25]&amp;&quot; WHERE LeaderType = 'LEADER_&quot;&amp;UPPER([.W$2])&amp;&quot;'&quot;&amp;REPT(&quot; &quot;;20-LEN([.W$2]))&amp;&quot; AND MinorCivApproachType = 'MINOR_CIV_APPROACH_&quot;&amp;UPPER([.$A25])&amp;&quot;';&quot;" office:value-type="string" office:string-value="UPDATE Leader_MinorCivApproachBiases SET Bias =    0 WHERE LeaderType = 'LEADER_GAJAH_MADA'           AND MinorCivApproachType = 'MINOR_CIV_APPROACH_FRIENDLY';" calcext:value-type="string">
            <text:p>UPDATE Leader_MinorCivApproachBiases SET Bias = <text:s text:c="3"/>0 WHERE LeaderType = 'LEADER_GAJAH_MADA' <text:s text:c="10"/>AND MinorCivApproachType = 'MINOR_CIV_APPROACH_FRIENDLY';</text:p>
          </table:table-cell>
          <table:table-cell table:style-name="ce231" table:formula="of:=&quot;UPDATE Leader_MinorCivApproachBiases SET Bias = &quot;&amp;REPT(&quot; &quot;;4-LEN([.X25]))&amp;[.X25]&amp;&quot; WHERE LeaderType = 'LEADER_&quot;&amp;UPPER([.X$2])&amp;&quot;'&quot;&amp;REPT(&quot; &quot;;20-LEN([.X$2]))&amp;&quot; AND MinorCivApproachType = 'MINOR_CIV_APPROACH_&quot;&amp;UPPER([.$A25])&amp;&quot;';&quot;" office:value-type="string" office:string-value="UPDATE Leader_MinorCivApproachBiases SET Bias =    0 WHERE LeaderType = 'LEADER_CASIMIR'              AND MinorCivApproachType = 'MINOR_CIV_APPROACH_FRIENDLY';" calcext:value-type="string">
            <text:p>UPDATE Leader_MinorCivApproachBiases SET Bias = <text:s text:c="3"/>0 WHERE LeaderType = 'LEADER_CASIMIR' <text:s text:c="13"/>AND MinorCivApproachType = 'MINOR_CIV_APPROACH_FRIENDLY';</text:p>
          </table:table-cell>
          <table:table-cell table:style-name="ce231" table:formula="of:=&quot;UPDATE Leader_MinorCivApproachBiases SET Bias = &quot;&amp;REPT(&quot; &quot;;4-LEN([.Y25]))&amp;[.Y25]&amp;&quot; WHERE LeaderType = 'LEADER_&quot;&amp;UPPER([.Y$2])&amp;&quot;'&quot;&amp;REPT(&quot; &quot;;20-LEN([.Y$2]))&amp;&quot; AND MinorCivApproachType = 'MINOR_CIV_APPROACH_&quot;&amp;UPPER([.$A25])&amp;&quot;';&quot;" office:value-type="string" office:string-value="UPDATE Leader_MinorCivApproachBiases SET Bias =    0 WHERE LeaderType = 'LEADER_WU_ZETIAN'            AND MinorCivApproachType = 'MINOR_CIV_APPROACH_FRIENDLY';" calcext:value-type="string">
            <text:p>UPDATE Leader_MinorCivApproachBiases SET Bias = <text:s text:c="3"/>0 WHERE LeaderType = 'LEADER_WU_ZETIAN' <text:s text:c="11"/>AND MinorCivApproachType = 'MINOR_CIV_APPROACH_FRIENDLY';</text:p>
          </table:table-cell>
          <table:table-cell table:style-name="ce231" table:formula="of:=&quot;UPDATE Leader_MinorCivApproachBiases SET Bias = &quot;&amp;REPT(&quot; &quot;;4-LEN([.Z25]))&amp;[.Z25]&amp;&quot; WHERE LeaderType = 'LEADER_&quot;&amp;UPPER([.Z$2])&amp;&quot;'&quot;&amp;REPT(&quot; &quot;;20-LEN([.Z$2]))&amp;&quot; AND MinorCivApproachType = 'MINOR_CIV_APPROACH_&quot;&amp;UPPER([.$A25])&amp;&quot;';&quot;" office:value-type="string" office:string-value="UPDATE Leader_MinorCivApproachBiases SET Bias =    8 WHERE LeaderType = 'LEADER_DIPLOMAT'             AND MinorCivApproachType = 'MINOR_CIV_APPROACH_FRIENDLY';" calcext:value-type="string">
            <text:p>UPDATE Leader_MinorCivApproachBiases SET Bias = <text:s text:c="3"/>8 WHERE LeaderType = 'LEADER_DIPLOMAT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AA25]))&amp;[.AA25]&amp;&quot; WHERE LeaderType = 'LEADER_&quot;&amp;UPPER([.AA$2])&amp;&quot;'&quot;&amp;REPT(&quot; &quot;;20-LEN([.AA$2]))&amp;&quot; AND MinorCivApproachType = 'MINOR_CIV_APPROACH_&quot;&amp;UPPER([.$A25])&amp;&quot;';&quot;" office:value-type="string" office:string-value="UPDATE Leader_MinorCivApproachBiases SET Bias =    8 WHERE LeaderType = 'LEADER_GANDHI'               AND MinorCivApproachType = 'MINOR_CIV_APPROACH_FRIENDLY';" calcext:value-type="string">
            <text:p>UPDATE Leader_MinorCivApproachBiases SET Bias = <text:s text:c="3"/>8 WHERE LeaderType = 'LEADER_GANDHI' <text:s text:c="14"/>AND MinorCivApproachType = 'MINOR_CIV_APPROACH_FRIENDLY';</text:p>
          </table:table-cell>
          <table:table-cell table:style-name="ce231" table:formula="of:=&quot;UPDATE Leader_MinorCivApproachBiases SET Bias = &quot;&amp;REPT(&quot; &quot;;4-LEN([.AB25]))&amp;[.AB25]&amp;&quot; WHERE LeaderType = 'LEADER_&quot;&amp;UPPER([.AB$2])&amp;&quot;'&quot;&amp;REPT(&quot; &quot;;20-LEN([.AB$2]))&amp;&quot; AND MinorCivApproachType = 'MINOR_CIV_APPROACH_&quot;&amp;UPPER([.$A25])&amp;&quot;';&quot;" office:value-type="string" office:string-value="UPDATE Leader_MinorCivApproachBiases SET Bias =    8 WHERE LeaderType = 'LEADER_SELASSIE'             AND MinorCivApproachType = 'MINOR_CIV_APPROACH_FRIENDLY';" calcext:value-type="string">
            <text:p>UPDATE Leader_MinorCivApproachBiases SET Bias = <text:s text:c="3"/>8 WHERE LeaderType = 'LEADER_SELASSIE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AC25]))&amp;[.AC25]&amp;&quot; WHERE LeaderType = 'LEADER_&quot;&amp;UPPER([.AC$2])&amp;&quot;'&quot;&amp;REPT(&quot; &quot;;20-LEN([.AC$2]))&amp;&quot; AND MinorCivApproachType = 'MINOR_CIV_APPROACH_&quot;&amp;UPPER([.$A25])&amp;&quot;';&quot;" office:value-type="string" office:string-value="UPDATE Leader_MinorCivApproachBiases SET Bias =    8 WHERE LeaderType = 'LEADER_KAMEHAMEHA'           AND MinorCivApproachType = 'MINOR_CIV_APPROACH_FRIENDLY';" calcext:value-type="string">
            <text:p>UPDATE Leader_MinorCivApproachBiases SET Bias = <text:s text:c="3"/>8 WHERE LeaderType = 'LEADER_KAMEHAMEHA' <text:s text:c="10"/>AND MinorCivApproachType = 'MINOR_CIV_APPROACH_FRIENDLY';</text:p>
          </table:table-cell>
          <table:table-cell table:style-name="ce231" table:formula="of:=&quot;UPDATE Leader_MinorCivApproachBiases SET Bias = &quot;&amp;REPT(&quot; &quot;;4-LEN([.AD25]))&amp;[.AD25]&amp;&quot; WHERE LeaderType = 'LEADER_&quot;&amp;UPPER([.AD$2])&amp;&quot;'&quot;&amp;REPT(&quot; &quot;;20-LEN([.AD$2]))&amp;&quot; AND MinorCivApproachType = 'MINOR_CIV_APPROACH_&quot;&amp;UPPER([.$A25])&amp;&quot;';&quot;" office:value-type="string" office:string-value="UPDATE Leader_MinorCivApproachBiases SET Bias =    8 WHERE LeaderType = 'LEADER_MARIA_I'              AND MinorCivApproachType = 'MINOR_CIV_APPROACH_FRIENDLY';" calcext:value-type="string">
            <text:p>UPDATE Leader_MinorCivApproachBiases SET Bias = <text:s text:c="3"/>8 WHERE LeaderType = 'LEADER_MARIA_I' <text:s text:c="13"/>AND MinorCivApproachType = 'MINOR_CIV_APPROACH_FRIENDLY';</text:p>
          </table:table-cell>
          <table:table-cell table:style-name="ce231" table:formula="of:=&quot;UPDATE Leader_MinorCivApproachBiases SET Bias = &quot;&amp;REPT(&quot; &quot;;4-LEN([.AE25]))&amp;[.AE25]&amp;&quot; WHERE LeaderType = 'LEADER_&quot;&amp;UPPER([.AE$2])&amp;&quot;'&quot;&amp;REPT(&quot; &quot;;20-LEN([.AE$2]))&amp;&quot; AND MinorCivApproachType = 'MINOR_CIV_APPROACH_&quot;&amp;UPPER([.$A25])&amp;&quot;';&quot;" office:value-type="string" office:string-value="UPDATE Leader_MinorCivApproachBiases SET Bias =    8 WHERE LeaderType = 'LEADER_PACHACUTI'            AND MinorCivApproachType = 'MINOR_CIV_APPROACH_FRIENDLY';" calcext:value-type="string">
            <text:p>UPDATE Leader_MinorCivApproachBiases SET Bias = <text:s text:c="3"/>8 WHERE LeaderType = 'LEADER_PACHACUTI' <text:s text:c="11"/>AND MinorCivApproachType = 'MINOR_CIV_APPROACH_FRIENDLY';</text:p>
          </table:table-cell>
          <table:table-cell table:style-name="ce231" table:formula="of:=&quot;UPDATE Leader_MinorCivApproachBiases SET Bias = &quot;&amp;REPT(&quot; &quot;;4-LEN([.AF25]))&amp;[.AF25]&amp;&quot; WHERE LeaderType = 'LEADER_&quot;&amp;UPPER([.AF$2])&amp;&quot;'&quot;&amp;REPT(&quot; &quot;;20-LEN([.AF$2]))&amp;&quot; AND MinorCivApproachType = 'MINOR_CIV_APPROACH_&quot;&amp;UPPER([.$A25])&amp;&quot;';&quot;" office:value-type="string" office:string-value="UPDATE Leader_MinorCivApproachBiases SET Bias =    8 WHERE LeaderType = 'LEADER_RAMESSES'             AND MinorCivApproachType = 'MINOR_CIV_APPROACH_FRIENDLY';" calcext:value-type="string">
            <text:p>UPDATE Leader_MinorCivApproachBiases SET Bias = <text:s text:c="3"/>8 WHERE LeaderType = 'LEADER_RAMESSES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AG25]))&amp;[.AG25]&amp;&quot; WHERE LeaderType = 'LEADER_&quot;&amp;UPPER([.AG$2])&amp;&quot;'&quot;&amp;REPT(&quot; &quot;;20-LEN([.AG$2]))&amp;&quot; AND MinorCivApproachType = 'MINOR_CIV_APPROACH_&quot;&amp;UPPER([.$A25])&amp;&quot;';&quot;" office:value-type="string" office:string-value="UPDATE Leader_MinorCivApproachBiases SET Bias =    8 WHERE LeaderType = 'LEADER_RAMKHAMHAENG'         AND MinorCivApproachType = 'MINOR_CIV_APPROACH_FRIENDLY';" calcext:value-type="string">
            <text:p>UPDATE Leader_MinorCivApproachBiases SET Bias = <text:s text:c="3"/>8 WHERE LeaderType = 'LEADER_RAMKHAMHAENG' <text:s text:c="8"/>AND MinorCivApproachType = 'MINOR_CIV_APPROACH_FRIENDLY';</text:p>
          </table:table-cell>
          <table:table-cell table:style-name="ce231" table:formula="of:=&quot;UPDATE Leader_MinorCivApproachBiases SET Bias = &quot;&amp;REPT(&quot; &quot;;4-LEN([.AH25]))&amp;[.AH25]&amp;&quot; WHERE LeaderType = 'LEADER_&quot;&amp;UPPER([.AH$2])&amp;&quot;'&quot;&amp;REPT(&quot; &quot;;20-LEN([.AH$2]))&amp;&quot; AND MinorCivApproachType = 'MINOR_CIV_APPROACH_&quot;&amp;UPPER([.$A25])&amp;&quot;';&quot;" office:value-type="string" office:string-value="UPDATE Leader_MinorCivApproachBiases SET Bias =    8 WHERE LeaderType = 'LEADER_PEDRO'                AND MinorCivApproachType = 'MINOR_CIV_APPROACH_FRIENDLY';" calcext:value-type="string">
            <text:p>UPDATE Leader_MinorCivApproachBiases SET Bias = <text:s text:c="3"/>8 WHERE LeaderType = 'LEADER_PEDRO' <text:s text:c="15"/>AND MinorCivApproachType = 'MINOR_CIV_APPROACH_FRIENDLY';</text:p>
          </table:table-cell>
          <table:table-cell table:style-name="ce231" table:formula="of:=&quot;UPDATE Leader_MinorCivApproachBiases SET Bias = &quot;&amp;REPT(&quot; &quot;;4-LEN([.AI25]))&amp;[.AI25]&amp;&quot; WHERE LeaderType = 'LEADER_&quot;&amp;UPPER([.AI$2])&amp;&quot;'&quot;&amp;REPT(&quot; &quot;;20-LEN([.AI$2]))&amp;&quot; AND MinorCivApproachType = 'MINOR_CIV_APPROACH_&quot;&amp;UPPER([.$A25])&amp;&quot;';&quot;" office:value-type="string" office:string-value="UPDATE Leader_MinorCivApproachBiases SET Bias =    8 WHERE LeaderType = 'LEADER_AHMAD_ALMANSUR'       AND MinorCivApproachType = 'MINOR_CIV_APPROACH_FRIENDLY';" calcext:value-type="string">
            <text:p>UPDATE Leader_MinorCivApproachBiases SET Bias = <text:s text:c="3"/>8 WHERE LeaderType = 'LEADER_AHMAD_ALMANSUR' <text:s text:c="6"/>AND MinorCivApproachType = 'MINOR_CIV_APPROACH_FRIENDLY';</text:p>
          </table:table-cell>
          <table:table-cell table:style-name="ce231" table:formula="of:=&quot;UPDATE Leader_MinorCivApproachBiases SET Bias = &quot;&amp;REPT(&quot; &quot;;4-LEN([.AJ25]))&amp;[.AJ25]&amp;&quot; WHERE LeaderType = 'LEADER_&quot;&amp;UPPER([.AJ$2])&amp;&quot;'&quot;&amp;REPT(&quot; &quot;;20-LEN([.AJ$2]))&amp;&quot; AND MinorCivApproachType = 'MINOR_CIV_APPROACH_&quot;&amp;UPPER([.$A25])&amp;&quot;';&quot;" office:value-type="string" office:string-value="UPDATE Leader_MinorCivApproachBiases SET Bias =    8 WHERE LeaderType = 'LEADER_SEJONG'               AND MinorCivApproachType = 'MINOR_CIV_APPROACH_FRIENDLY';" calcext:value-type="string">
            <text:p>UPDATE Leader_MinorCivApproachBiases SET Bias = <text:s text:c="3"/>8 WHERE LeaderType = 'LEADER_SEJONG' <text:s text:c="14"/>AND MinorCivApproachType = 'MINOR_CIV_APPROACH_FRIENDLY';</text:p>
          </table:table-cell>
          <table:table-cell table:style-name="ce231" table:formula="of:=&quot;UPDATE Leader_MinorCivApproachBiases SET Bias = &quot;&amp;REPT(&quot; &quot;;4-LEN([.AK25]))&amp;[.AK25]&amp;&quot; WHERE LeaderType = 'LEADER_&quot;&amp;UPPER([.AK$2])&amp;&quot;'&quot;&amp;REPT(&quot; &quot;;20-LEN([.AK$2]))&amp;&quot; AND MinorCivApproachType = 'MINOR_CIV_APPROACH_&quot;&amp;UPPER([.$A25])&amp;&quot;';&quot;" office:value-type="string" office:string-value="UPDATE Leader_MinorCivApproachBiases SET Bias =    0 WHERE LeaderType = 'LEADER_EXPANSIONIST'         AND MinorCivApproachType = 'MINOR_CIV_APPROACH_FRIENDLY';" calcext:value-type="string">
            <text:p>UPDATE Leader_MinorCivApproachBiases SET Bias = <text:s text:c="3"/>0 WHERE LeaderType = 'LEADER_EXPANSIONIST' <text:s text:c="8"/>AND MinorCivApproachType = 'MINOR_CIV_APPROACH_FRIENDLY';</text:p>
          </table:table-cell>
          <table:table-cell table:style-name="ce231" table:formula="of:=&quot;UPDATE Leader_MinorCivApproachBiases SET Bias = &quot;&amp;REPT(&quot; &quot;;4-LEN([.AL25]))&amp;[.AL25]&amp;&quot; WHERE LeaderType = 'LEADER_&quot;&amp;UPPER([.AL$2])&amp;&quot;'&quot;&amp;REPT(&quot; &quot;;20-LEN([.AL$2]))&amp;&quot; AND MinorCivApproachType = 'MINOR_CIV_APPROACH_&quot;&amp;UPPER([.$A25])&amp;&quot;';&quot;" office:value-type="string" office:string-value="UPDATE Leader_MinorCivApproachBiases SET Bias =    0 WHERE LeaderType = 'LEADER_BOUDICCA'             AND MinorCivApproachType = 'MINOR_CIV_APPROACH_FRIENDLY';" calcext:value-type="string">
            <text:p>UPDATE Leader_MinorCivApproachBiases SET Bias = <text:s text:c="3"/>0 WHERE LeaderType = 'LEADER_BOUDICCA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AM25]))&amp;[.AM25]&amp;&quot; WHERE LeaderType = 'LEADER_&quot;&amp;UPPER([.AM$2])&amp;&quot;'&quot;&amp;REPT(&quot; &quot;;20-LEN([.AM$2]))&amp;&quot; AND MinorCivApproachType = 'MINOR_CIV_APPROACH_&quot;&amp;UPPER([.$A25])&amp;&quot;';&quot;" office:value-type="string" office:string-value="UPDATE Leader_MinorCivApproachBiases SET Bias =    0 WHERE LeaderType = 'LEADER_DARIUS'               AND MinorCivApproachType = 'MINOR_CIV_APPROACH_FRIENDLY';" calcext:value-type="string">
            <text:p>UPDATE Leader_MinorCivApproachBiases SET Bias = <text:s text:c="3"/>0 WHERE LeaderType = 'LEADER_DARIUS' <text:s text:c="14"/>AND MinorCivApproachType = 'MINOR_CIV_APPROACH_FRIENDLY';</text:p>
          </table:table-cell>
          <table:table-cell table:style-name="ce231" table:formula="of:=&quot;UPDATE Leader_MinorCivApproachBiases SET Bias = &quot;&amp;REPT(&quot; &quot;;4-LEN([.AN25]))&amp;[.AN25]&amp;&quot; WHERE LeaderType = 'LEADER_&quot;&amp;UPPER([.AN$2])&amp;&quot;'&quot;&amp;REPT(&quot; &quot;;20-LEN([.AN$2]))&amp;&quot; AND MinorCivApproachType = 'MINOR_CIV_APPROACH_&quot;&amp;UPPER([.$A25])&amp;&quot;';&quot;" office:value-type="string" office:string-value="UPDATE Leader_MinorCivApproachBiases SET Bias =    0 WHERE LeaderType = 'LEADER_DIDO'                 AND MinorCivApproachType = 'MINOR_CIV_APPROACH_FRIENDLY';" calcext:value-type="string">
            <text:p>UPDATE Leader_MinorCivApproachBiases SET Bias = <text:s text:c="3"/>0 WHERE LeaderType = 'LEADER_DIDO' <text:s text:c="16"/>AND MinorCivApproachType = 'MINOR_CIV_APPROACH_FRIENDLY';</text:p>
          </table:table-cell>
          <table:table-cell table:style-name="ce231" table:formula="of:=&quot;UPDATE Leader_MinorCivApproachBiases SET Bias = &quot;&amp;REPT(&quot; &quot;;4-LEN([.AO25]))&amp;[.AO25]&amp;&quot; WHERE LeaderType = 'LEADER_&quot;&amp;UPPER([.AO$2])&amp;&quot;'&quot;&amp;REPT(&quot; &quot;;20-LEN([.AO$2]))&amp;&quot; AND MinorCivApproachType = 'MINOR_CIV_APPROACH_&quot;&amp;UPPER([.$A25])&amp;&quot;';&quot;" office:value-type="string" office:string-value="UPDATE Leader_MinorCivApproachBiases SET Bias =    0 WHERE LeaderType = 'LEADER_HARUN_AL_RASHID'      AND MinorCivApproachType = 'MINOR_CIV_APPROACH_FRIENDLY';" calcext:value-type="string">
            <text:p>UPDATE Leader_MinorCivApproachBiases SET Bias = <text:s text:c="3"/>0 WHERE LeaderType = 'LEADER_HARUN_AL_RASHID' <text:s text:c="5"/>AND MinorCivApproachType = 'MINOR_CIV_APPROACH_FRIENDLY';</text:p>
          </table:table-cell>
          <table:table-cell table:style-name="ce231" table:formula="of:=&quot;UPDATE Leader_MinorCivApproachBiases SET Bias = &quot;&amp;REPT(&quot; &quot;;4-LEN([.AP25]))&amp;[.AP25]&amp;&quot; WHERE LeaderType = 'LEADER_&quot;&amp;UPPER([.AP$2])&amp;&quot;'&quot;&amp;REPT(&quot; &quot;;20-LEN([.AP$2]))&amp;&quot; AND MinorCivApproachType = 'MINOR_CIV_APPROACH_&quot;&amp;UPPER([.$A25])&amp;&quot;';&quot;" office:value-type="string" office:string-value="UPDATE Leader_MinorCivApproachBiases SET Bias =    0 WHERE LeaderType = 'LEADER_NEBUCHADNEZZAR'       AND MinorCivApproachType = 'MINOR_CIV_APPROACH_FRIENDLY';" calcext:value-type="string">
            <text:p>UPDATE Leader_MinorCivApproachBiases SET Bias = <text:s text:c="3"/>0 WHERE LeaderType = 'LEADER_NEBUCHADNEZZAR' <text:s text:c="6"/>AND MinorCivApproachType = 'MINOR_CIV_APPROACH_FRIENDLY';</text:p>
          </table:table-cell>
          <table:table-cell table:style-name="ce231" table:formula="of:=&quot;UPDATE Leader_MinorCivApproachBiases SET Bias = &quot;&amp;REPT(&quot; &quot;;4-LEN([.AQ25]))&amp;[.AQ25]&amp;&quot; WHERE LeaderType = 'LEADER_&quot;&amp;UPPER([.AQ$2])&amp;&quot;'&quot;&amp;REPT(&quot; &quot;;20-LEN([.AQ$2]))&amp;&quot; AND MinorCivApproachType = 'MINOR_CIV_APPROACH_&quot;&amp;UPPER([.$A25])&amp;&quot;';&quot;" office:value-type="string" office:string-value="UPDATE Leader_MinorCivApproachBiases SET Bias =    0 WHERE LeaderType = 'LEADER_PACAL'                AND MinorCivApproachType = 'MINOR_CIV_APPROACH_FRIENDLY';" calcext:value-type="string">
            <text:p>UPDATE Leader_MinorCivApproachBiases SET Bias = <text:s text:c="3"/>0 WHERE LeaderType = 'LEADER_PACAL' <text:s text:c="15"/>AND MinorCivApproachType = 'MINOR_CIV_APPROACH_FRIENDLY';</text:p>
          </table:table-cell>
          <table:table-cell table:style-name="ce231" table:formula="of:=&quot;UPDATE Leader_MinorCivApproachBiases SET Bias = &quot;&amp;REPT(&quot; &quot;;4-LEN([.AR25]))&amp;[.AR25]&amp;&quot; WHERE LeaderType = 'LEADER_&quot;&amp;UPPER([.AR$2])&amp;&quot;'&quot;&amp;REPT(&quot; &quot;;20-LEN([.AR$2]))&amp;&quot; AND MinorCivApproachType = 'MINOR_CIV_APPROACH_&quot;&amp;UPPER([.$A25])&amp;&quot;';&quot;" office:value-type="string" office:string-value="UPDATE Leader_MinorCivApproachBiases SET Bias =    0 WHERE LeaderType = 'LEADER_SULEIMAN'             AND MinorCivApproachType = 'MINOR_CIV_APPROACH_FRIENDLY';" calcext:value-type="string">
            <text:p>UPDATE Leader_MinorCivApproachBiases SET Bias = <text:s text:c="3"/>0 WHERE LeaderType = 'LEADER_SULEIMAN' <text:s text:c="12"/>AND MinorCivApproachType = 'MINOR_CIV_APPROACH_FRIENDLY';</text:p>
          </table:table-cell>
          <table:table-cell table:style-name="ce231" table:formula="of:=&quot;UPDATE Leader_MinorCivApproachBiases SET Bias = &quot;&amp;REPT(&quot; &quot;;4-LEN([.AS25]))&amp;[.AS25]&amp;&quot; WHERE LeaderType = 'LEADER_&quot;&amp;UPPER([.AS$2])&amp;&quot;'&quot;&amp;REPT(&quot; &quot;;20-LEN([.AS$2]))&amp;&quot; AND MinorCivApproachType = 'MINOR_CIV_APPROACH_&quot;&amp;UPPER([.$A25])&amp;&quot;';&quot;" office:value-type="string" office:string-value="UPDATE Leader_MinorCivApproachBiases SET Bias =    0 WHERE LeaderType = 'LEADER_WASHINGTON'           AND MinorCivApproachType = 'MINOR_CIV_APPROACH_FRIENDLY';" calcext:value-type="string">
            <text:p>UPDATE Leader_MinorCivApproachBiases SET Bias = <text:s text:c="3"/>0 WHERE LeaderType = 'LEADER_WASHINGTON' <text:s text:c="10"/>AND MinorCivApproachType = 'MINOR_CIV_APPROACH_FRIENDLY';</text:p>
          </table:table-cell>
          <table:table-cell table:style-name="ce231" table:formula="of:=&quot;UPDATE Leader_MinorCivApproachBiases SET Bias = &quot;&amp;REPT(&quot; &quot;;4-LEN([.AT25]))&amp;[.AT25]&amp;&quot; WHERE LeaderType = 'LEADER_&quot;&amp;UPPER([.AT$2])&amp;&quot;'&quot;&amp;REPT(&quot; &quot;;20-LEN([.AT$2]))&amp;&quot; AND MinorCivApproachType = 'MINOR_CIV_APPROACH_&quot;&amp;UPPER([.$A25])&amp;&quot;';&quot;" office:value-type="string" office:string-value="UPDATE Leader_MinorCivApproachBiases SET Bias =    0 WHERE LeaderType = 'LEADER_MARIA'                AND MinorCivApproachType = 'MINOR_CIV_APPROACH_FRIENDLY';" calcext:value-type="string">
            <text:p>UPDATE Leader_MinorCivApproachBiases SET Bias = <text:s text:c="3"/>0 WHERE LeaderType = 'LEADER_MARIA' <text:s text:c="15"/>AND MinorCivApproachType = 'MINOR_CIV_APPROACH_FRIENDLY';</text:p>
          </table:table-cell>
          <table:table-cell table:style-name="ce231" table:formula="of:=&quot;UPDATE Leader_MinorCivApproachBiases SET Bias = &quot;&amp;REPT(&quot; &quot;;4-LEN([.AU25]))&amp;[.AU25]&amp;&quot; WHERE LeaderType = 'LEADER_&quot;&amp;UPPER([.AU$2])&amp;&quot;'&quot;&amp;REPT(&quot; &quot;;20-LEN([.AU$2]))&amp;&quot; AND MinorCivApproachType = 'MINOR_CIV_APPROACH_&quot;&amp;UPPER([.$A25])&amp;&quot;';&quot;" office:value-type="string" office:string-value="UPDATE Leader_MinorCivApproachBiases SET Bias =    0 WHERE LeaderType = 'LEADER_POCATELLO'            AND MinorCivApproachType = 'MINOR_CIV_APPROACH_FRIENDLY';" calcext:value-type="string">
            <text:p>UPDATE Leader_MinorCivApproachBiases SET Bias = <text:s text:c="3"/>0 WHERE LeaderType = 'LEADER_POCATELLO' <text:s text:c="11"/>AND MinorCivApproachType = 'MINOR_CIV_APPROACH_FRIENDLY';</text:p>
          </table:table-cell>
          <table:table-cell table:style-name="ce231" table:formula="of:=&quot;UPDATE Leader_MinorCivApproachBiases SET Bias = &quot;&amp;REPT(&quot; &quot;;4-LEN([.AV25]))&amp;[.AV25]&amp;&quot; WHERE LeaderType = 'LEADER_&quot;&amp;UPPER([.AV$2])&amp;&quot;'&quot;&amp;REPT(&quot; &quot;;20-LEN([.AV$2]))&amp;&quot; AND MinorCivApproachType = 'MINOR_CIV_APPROACH_&quot;&amp;UPPER([.$A25])&amp;&quot;';&quot;" office:value-type="string" office:string-value="UPDATE Leader_MinorCivApproachBiases SET Bias =    0 WHERE LeaderType = 'LEADER_WILLIAM'              AND MinorCivApproachType = 'MINOR_CIV_APPROACH_FRIENDLY';" calcext:value-type="string">
            <text:p>UPDATE Leader_MinorCivApproachBiases SET Bias = <text:s text:c="3"/>0 WHERE LeaderType = 'LEADER_WILLIAM' <text:s text:c="13"/>AND MinorCivApproachType = 'MINOR_CIV_APPROACH_FRIENDLY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inorCivApproachBiases SET Bias = &quot;&amp;REPT(&quot; &quot;;4-LEN([.C26]))&amp;[.C26]&amp;&quot; WHERE LeaderType = 'LEADER_&quot;&amp;UPPER([.C$2])&amp;&quot;'&quot;&amp;REPT(&quot; &quot;;20-LEN([.C$2]))&amp;&quot; AND MinorCivApproachType = 'MINOR_CIV_APPROACH_&quot;&amp;UPPER([.$A26])&amp;&quot;';&quot;" office:value-type="string" office:string-value="UPDATE Leader_MinorCivApproachBiases SET Bias =    0 WHERE LeaderType = 'LEADER_ASHURBANIPAL'         AND MinorCivApproachType = 'MINOR_CIV_APPROACH_PROTECTIVE';" calcext:value-type="string">
            <text:p>UPDATE Leader_MinorCivApproachBiases SET Bias = <text:s text:c="3"/>0 WHERE LeaderType = 'LEADER_ASHURBANIPAL' <text:s text:c="8"/>AND MinorCivApproachType = 'MINOR_CIV_APPROACH_PROTECTIVE';</text:p>
          </table:table-cell>
          <table:table-cell table:style-name="ce231" table:formula="of:=&quot;UPDATE Leader_MinorCivApproachBiases SET Bias = &quot;&amp;REPT(&quot; &quot;;4-LEN([.D26]))&amp;[.D26]&amp;&quot; WHERE LeaderType = 'LEADER_&quot;&amp;UPPER([.D$2])&amp;&quot;'&quot;&amp;REPT(&quot; &quot;;20-LEN([.D$2]))&amp;&quot; AND MinorCivApproachType = 'MINOR_CIV_APPROACH_&quot;&amp;UPPER([.$A26])&amp;&quot;';&quot;" office:value-type="string" office:string-value="UPDATE Leader_MinorCivApproachBiases SET Bias =    0 WHERE LeaderType = 'LEADER_ASKIA'                AND MinorCivApproachType = 'MINOR_CIV_APPROACH_PROTECTIVE';" calcext:value-type="string">
            <text:p>UPDATE Leader_MinorCivApproachBiases SET Bias = <text:s text:c="3"/>0 WHERE LeaderType = 'LEADER_ASKIA' <text:s text:c="15"/>AND MinorCivApproachType = 'MINOR_CIV_APPROACH_PROTECTIVE';</text:p>
          </table:table-cell>
          <table:table-cell table:style-name="ce231" table:formula="of:=&quot;UPDATE Leader_MinorCivApproachBiases SET Bias = &quot;&amp;REPT(&quot; &quot;;4-LEN([.E26]))&amp;[.E26]&amp;&quot; WHERE LeaderType = 'LEADER_&quot;&amp;UPPER([.E$2])&amp;&quot;'&quot;&amp;REPT(&quot; &quot;;20-LEN([.E$2]))&amp;&quot; AND MinorCivApproachType = 'MINOR_CIV_APPROACH_&quot;&amp;UPPER([.$A26])&amp;&quot;';&quot;" office:value-type="string" office:string-value="UPDATE Leader_MinorCivApproachBiases SET Bias =    0 WHERE LeaderType = 'LEADER_ATTILA'               AND MinorCivApproachType = 'MINOR_CIV_APPROACH_PROTECTIVE';" calcext:value-type="string">
            <text:p>UPDATE Leader_MinorCivApproachBiases SET Bias = <text:s text:c="3"/>0 WHERE LeaderType = 'LEADER_ATTILA' <text:s text:c="14"/>AND MinorCivApproachType = 'MINOR_CIV_APPROACH_PROTECTIVE';</text:p>
          </table:table-cell>
          <table:table-cell table:style-name="ce231" table:formula="of:=&quot;UPDATE Leader_MinorCivApproachBiases SET Bias = &quot;&amp;REPT(&quot; &quot;;4-LEN([.F26]))&amp;[.F26]&amp;&quot; WHERE LeaderType = 'LEADER_&quot;&amp;UPPER([.F$2])&amp;&quot;'&quot;&amp;REPT(&quot; &quot;;20-LEN([.F$2]))&amp;&quot; AND MinorCivApproachType = 'MINOR_CIV_APPROACH_&quot;&amp;UPPER([.$A26])&amp;&quot;';&quot;" office:value-type="string" office:string-value="UPDATE Leader_MinorCivApproachBiases SET Bias =    0 WHERE LeaderType = 'LEADER_AUGUSTUS'             AND MinorCivApproachType = 'MINOR_CIV_APPROACH_PROTECTIVE';" calcext:value-type="string">
            <text:p>UPDATE Leader_MinorCivApproachBiases SET Bias = <text:s text:c="3"/>0 WHERE LeaderType = 'LEADER_AUGUSTUS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G26]))&amp;[.G26]&amp;&quot; WHERE LeaderType = 'LEADER_&quot;&amp;UPPER([.G$2])&amp;&quot;'&quot;&amp;REPT(&quot; &quot;;20-LEN([.G$2]))&amp;&quot; AND MinorCivApproachType = 'MINOR_CIV_APPROACH_&quot;&amp;UPPER([.$A26])&amp;&quot;';&quot;" office:value-type="string" office:string-value="UPDATE Leader_MinorCivApproachBiases SET Bias =    0 WHERE LeaderType = 'LEADER_GENGHIS_KHAN'         AND MinorCivApproachType = 'MINOR_CIV_APPROACH_PROTECTIVE';" calcext:value-type="string">
            <text:p>UPDATE Leader_MinorCivApproachBiases SET Bias = <text:s text:c="3"/>0 WHERE LeaderType = 'LEADER_GENGHIS_KHAN' <text:s text:c="8"/>AND MinorCivApproachType = 'MINOR_CIV_APPROACH_PROTECTIVE';</text:p>
          </table:table-cell>
          <table:table-cell table:style-name="ce231" table:formula="of:=&quot;UPDATE Leader_MinorCivApproachBiases SET Bias = &quot;&amp;REPT(&quot; &quot;;4-LEN([.H26]))&amp;[.H26]&amp;&quot; WHERE LeaderType = 'LEADER_&quot;&amp;UPPER([.H$2])&amp;&quot;'&quot;&amp;REPT(&quot; &quot;;20-LEN([.H$2]))&amp;&quot; AND MinorCivApproachType = 'MINOR_CIV_APPROACH_&quot;&amp;UPPER([.$A26])&amp;&quot;';&quot;" office:value-type="string" office:string-value="UPDATE Leader_MinorCivApproachBiases SET Bias =    0 WHERE LeaderType = 'LEADER_HARALD'               AND MinorCivApproachType = 'MINOR_CIV_APPROACH_PROTECTIVE';" calcext:value-type="string">
            <text:p>UPDATE Leader_MinorCivApproachBiases SET Bias = <text:s text:c="3"/>0 WHERE LeaderType = 'LEADER_HARALD' <text:s text:c="14"/>AND MinorCivApproachType = 'MINOR_CIV_APPROACH_PROTECTIVE';</text:p>
          </table:table-cell>
          <table:table-cell table:style-name="ce231" table:formula="of:=&quot;UPDATE Leader_MinorCivApproachBiases SET Bias = &quot;&amp;REPT(&quot; &quot;;4-LEN([.I26]))&amp;[.I26]&amp;&quot; WHERE LeaderType = 'LEADER_&quot;&amp;UPPER([.I$2])&amp;&quot;'&quot;&amp;REPT(&quot; &quot;;20-LEN([.I$2]))&amp;&quot; AND MinorCivApproachType = 'MINOR_CIV_APPROACH_&quot;&amp;UPPER([.$A26])&amp;&quot;';&quot;" office:value-type="string" office:string-value="UPDATE Leader_MinorCivApproachBiases SET Bias =    0 WHERE LeaderType = 'LEADER_ISABELLA'             AND MinorCivApproachType = 'MINOR_CIV_APPROACH_PROTECTIVE';" calcext:value-type="string">
            <text:p>UPDATE Leader_MinorCivApproachBiases SET Bias = <text:s text:c="3"/>0 WHERE LeaderType = 'LEADER_ISABELLA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J26]))&amp;[.J26]&amp;&quot; WHERE LeaderType = 'LEADER_&quot;&amp;UPPER([.J$2])&amp;&quot;'&quot;&amp;REPT(&quot; &quot;;20-LEN([.J$2]))&amp;&quot; AND MinorCivApproachType = 'MINOR_CIV_APPROACH_&quot;&amp;UPPER([.$A26])&amp;&quot;';&quot;" office:value-type="string" office:string-value="UPDATE Leader_MinorCivApproachBiases SET Bias =    0 WHERE LeaderType = 'LEADER_NAPOLEON'             AND MinorCivApproachType = 'MINOR_CIV_APPROACH_PROTECTIVE';" calcext:value-type="string">
            <text:p>UPDATE Leader_MinorCivApproachBiases SET Bias = <text:s text:c="3"/>0 WHERE LeaderType = 'LEADER_NAPOLEON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K26]))&amp;[.K26]&amp;&quot; WHERE LeaderType = 'LEADER_&quot;&amp;UPPER([.K$2])&amp;&quot;'&quot;&amp;REPT(&quot; &quot;;20-LEN([.K$2]))&amp;&quot; AND MinorCivApproachType = 'MINOR_CIV_APPROACH_&quot;&amp;UPPER([.$A26])&amp;&quot;';&quot;" office:value-type="string" office:string-value="UPDATE Leader_MinorCivApproachBiases SET Bias =    0 WHERE LeaderType = 'LEADER_ODA_NOBUNAGA'         AND MinorCivApproachType = 'MINOR_CIV_APPROACH_PROTECTIVE';" calcext:value-type="string">
            <text:p>UPDATE Leader_MinorCivApproachBiases SET Bias = <text:s text:c="3"/>0 WHERE LeaderType = 'LEADER_ODA_NOBUNAGA' <text:s text:c="8"/>AND MinorCivApproachType = 'MINOR_CIV_APPROACH_PROTECTIVE';</text:p>
          </table:table-cell>
          <table:table-cell table:style-name="ce231" table:formula="of:=&quot;UPDATE Leader_MinorCivApproachBiases SET Bias = &quot;&amp;REPT(&quot; &quot;;4-LEN([.L26]))&amp;[.L26]&amp;&quot; WHERE LeaderType = 'LEADER_&quot;&amp;UPPER([.L$2])&amp;&quot;'&quot;&amp;REPT(&quot; &quot;;20-LEN([.L$2]))&amp;&quot; AND MinorCivApproachType = 'MINOR_CIV_APPROACH_&quot;&amp;UPPER([.$A26])&amp;&quot;';&quot;" office:value-type="string" office:string-value="UPDATE Leader_MinorCivApproachBiases SET Bias =    0 WHERE LeaderType = 'LEADER_ENRICO_DANDOLO'       AND MinorCivApproachType = 'MINOR_CIV_APPROACH_PROTECTIVE';" calcext:value-type="string">
            <text:p>UPDATE Leader_MinorCivApproachBiases SET Bias = <text:s text:c="3"/>0 WHERE LeaderType = 'LEADER_ENRICO_DANDOLO' <text:s text:c="6"/>AND MinorCivApproachType = 'MINOR_CIV_APPROACH_PROTECTIVE';</text:p>
          </table:table-cell>
          <table:table-cell table:style-name="ce231" table:formula="of:=&quot;UPDATE Leader_MinorCivApproachBiases SET Bias = &quot;&amp;REPT(&quot; &quot;;4-LEN([.M26]))&amp;[.M26]&amp;&quot; WHERE LeaderType = 'LEADER_&quot;&amp;UPPER([.M$2])&amp;&quot;'&quot;&amp;REPT(&quot; &quot;;20-LEN([.M$2]))&amp;&quot; AND MinorCivApproachType = 'MINOR_CIV_APPROACH_&quot;&amp;UPPER([.$A26])&amp;&quot;';&quot;" office:value-type="string" office:string-value="UPDATE Leader_MinorCivApproachBiases SET Bias =    0 WHERE LeaderType = 'LEADER_SHAKA'                AND MinorCivApproachType = 'MINOR_CIV_APPROACH_PROTECTIVE';" calcext:value-type="string">
            <text:p>UPDATE Leader_MinorCivApproachBiases SET Bias = <text:s text:c="3"/>0 WHERE LeaderType = 'LEADER_SHAKA' <text:s text:c="15"/>AND MinorCivApproachType = 'MINOR_CIV_APPROACH_PROTECTIVE';</text:p>
          </table:table-cell>
          <table:table-cell table:style-name="ce231" table:formula="of:=&quot;UPDATE Leader_MinorCivApproachBiases SET Bias = &quot;&amp;REPT(&quot; &quot;;4-LEN([.N26]))&amp;[.N26]&amp;&quot; WHERE LeaderType = 'LEADER_&quot;&amp;UPPER([.N$2])&amp;&quot;'&quot;&amp;REPT(&quot; &quot;;20-LEN([.N$2]))&amp;&quot; AND MinorCivApproachType = 'MINOR_CIV_APPROACH_&quot;&amp;UPPER([.$A26])&amp;&quot;';&quot;" office:value-type="string" office:string-value="UPDATE Leader_MinorCivApproachBiases SET Bias =    0 WHERE LeaderType = 'LEADER_COALITION'            AND MinorCivApproachType = 'MINOR_CIV_APPROACH_PROTECTIVE';" calcext:value-type="string">
            <text:p>UPDATE Leader_MinorCivApproachBiases SET Bias = <text:s text:c="3"/>0 WHERE LeaderType = 'LEADER_COALITION' <text:s text:c="11"/>AND MinorCivApproachType = 'MINOR_CIV_APPROACH_PROTECTIVE';</text:p>
          </table:table-cell>
          <table:table-cell table:style-name="ce231" table:formula="of:=&quot;UPDATE Leader_MinorCivApproachBiases SET Bias = &quot;&amp;REPT(&quot; &quot;;4-LEN([.O26]))&amp;[.O26]&amp;&quot; WHERE LeaderType = 'LEADER_&quot;&amp;UPPER([.O$2])&amp;&quot;'&quot;&amp;REPT(&quot; &quot;;20-LEN([.O$2]))&amp;&quot; AND MinorCivApproachType = 'MINOR_CIV_APPROACH_&quot;&amp;UPPER([.$A26])&amp;&quot;';&quot;" office:value-type="string" office:string-value="UPDATE Leader_MinorCivApproachBiases SET Bias =    0 WHERE LeaderType = 'LEADER_ALEXANDER'            AND MinorCivApproachType = 'MINOR_CIV_APPROACH_PROTECTIVE';" calcext:value-type="string">
            <text:p>UPDATE Leader_MinorCivApproachBiases SET Bias = <text:s text:c="3"/>0 WHERE LeaderType = 'LEADER_ALEXANDER' <text:s text:c="11"/>AND MinorCivApproachType = 'MINOR_CIV_APPROACH_PROTECTIVE';</text:p>
          </table:table-cell>
          <table:table-cell table:style-name="ce231" table:formula="of:=&quot;UPDATE Leader_MinorCivApproachBiases SET Bias = &quot;&amp;REPT(&quot; &quot;;4-LEN([.P26]))&amp;[.P26]&amp;&quot; WHERE LeaderType = 'LEADER_&quot;&amp;UPPER([.P$2])&amp;&quot;'&quot;&amp;REPT(&quot; &quot;;20-LEN([.P$2]))&amp;&quot; AND MinorCivApproachType = 'MINOR_CIV_APPROACH_&quot;&amp;UPPER([.$A26])&amp;&quot;';&quot;" office:value-type="string" office:string-value="UPDATE Leader_MinorCivApproachBiases SET Bias =    0 WHERE LeaderType = 'LEADER_BISMARCK'             AND MinorCivApproachType = 'MINOR_CIV_APPROACH_PROTECTIVE';" calcext:value-type="string">
            <text:p>UPDATE Leader_MinorCivApproachBiases SET Bias = <text:s text:c="3"/>0 WHERE LeaderType = 'LEADER_BISMARCK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Q26]))&amp;[.Q26]&amp;&quot; WHERE LeaderType = 'LEADER_&quot;&amp;UPPER([.Q$2])&amp;&quot;'&quot;&amp;REPT(&quot; &quot;;20-LEN([.Q$2]))&amp;&quot; AND MinorCivApproachType = 'MINOR_CIV_APPROACH_&quot;&amp;UPPER([.$A26])&amp;&quot;';&quot;" office:value-type="string" office:string-value="UPDATE Leader_MinorCivApproachBiases SET Bias =    0 WHERE LeaderType = 'LEADER_CATHERINE'            AND MinorCivApproachType = 'MINOR_CIV_APPROACH_PROTECTIVE';" calcext:value-type="string">
            <text:p>UPDATE Leader_MinorCivApproachBiases SET Bias = <text:s text:c="3"/>0 WHERE LeaderType = 'LEADER_CATHERINE' <text:s text:c="11"/>AND MinorCivApproachType = 'MINOR_CIV_APPROACH_PROTECTIVE';</text:p>
          </table:table-cell>
          <table:table-cell table:style-name="ce231" table:formula="of:=&quot;UPDATE Leader_MinorCivApproachBiases SET Bias = &quot;&amp;REPT(&quot; &quot;;4-LEN([.R26]))&amp;[.R26]&amp;&quot; WHERE LeaderType = 'LEADER_&quot;&amp;UPPER([.R$2])&amp;&quot;'&quot;&amp;REPT(&quot; &quot;;20-LEN([.R$2]))&amp;&quot; AND MinorCivApproachType = 'MINOR_CIV_APPROACH_&quot;&amp;UPPER([.$A26])&amp;&quot;';&quot;" office:value-type="string" office:string-value="UPDATE Leader_MinorCivApproachBiases SET Bias =    0 WHERE LeaderType = 'LEADER_ELIZABETH'            AND MinorCivApproachType = 'MINOR_CIV_APPROACH_PROTECTIVE';" calcext:value-type="string">
            <text:p>UPDATE Leader_MinorCivApproachBiases SET Bias = <text:s text:c="3"/>0 WHERE LeaderType = 'LEADER_ELIZABETH' <text:s text:c="11"/>AND MinorCivApproachType = 'MINOR_CIV_APPROACH_PROTECTIVE';</text:p>
          </table:table-cell>
          <table:table-cell table:style-name="ce231" table:formula="of:=&quot;UPDATE Leader_MinorCivApproachBiases SET Bias = &quot;&amp;REPT(&quot; &quot;;4-LEN([.S26]))&amp;[.S26]&amp;&quot; WHERE LeaderType = 'LEADER_&quot;&amp;UPPER([.S$2])&amp;&quot;'&quot;&amp;REPT(&quot; &quot;;20-LEN([.S$2]))&amp;&quot; AND MinorCivApproachType = 'MINOR_CIV_APPROACH_&quot;&amp;UPPER([.$A26])&amp;&quot;';&quot;" office:value-type="string" office:string-value="UPDATE Leader_MinorCivApproachBiases SET Bias =    0 WHERE LeaderType = 'LEADER_GUSTAVUS_ADOLPHUS'    AND MinorCivApproachType = 'MINOR_CIV_APPROACH_PROTECTIVE';" calcext:value-type="string">
            <text:p>UPDATE Leader_MinorCivApproachBiases SET Bias = <text:s text:c="3"/>0 WHERE LeaderType = 'LEADER_GUSTAVUS_ADOLPHUS' <text:s text:c="3"/>AND MinorCivApproachType = 'MINOR_CIV_APPROACH_PROTECTIVE';</text:p>
          </table:table-cell>
          <table:table-cell table:style-name="ce231" table:formula="of:=&quot;UPDATE Leader_MinorCivApproachBiases SET Bias = &quot;&amp;REPT(&quot; &quot;;4-LEN([.T26]))&amp;[.T26]&amp;&quot; WHERE LeaderType = 'LEADER_&quot;&amp;UPPER([.T$2])&amp;&quot;'&quot;&amp;REPT(&quot; &quot;;20-LEN([.T$2]))&amp;&quot; AND MinorCivApproachType = 'MINOR_CIV_APPROACH_&quot;&amp;UPPER([.$A26])&amp;&quot;';&quot;" office:value-type="string" office:string-value="UPDATE Leader_MinorCivApproachBiases SET Bias =    0 WHERE LeaderType = 'LEADER_HIAWATHA'             AND MinorCivApproachType = 'MINOR_CIV_APPROACH_PROTECTIVE';" calcext:value-type="string">
            <text:p>UPDATE Leader_MinorCivApproachBiases SET Bias = <text:s text:c="3"/>0 WHERE LeaderType = 'LEADER_HIAWATHA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U26]))&amp;[.U26]&amp;&quot; WHERE LeaderType = 'LEADER_&quot;&amp;UPPER([.U$2])&amp;&quot;'&quot;&amp;REPT(&quot; &quot;;20-LEN([.U$2]))&amp;&quot; AND MinorCivApproachType = 'MINOR_CIV_APPROACH_&quot;&amp;UPPER([.$A26])&amp;&quot;';&quot;" office:value-type="string" office:string-value="UPDATE Leader_MinorCivApproachBiases SET Bias =    0 WHERE LeaderType = 'LEADER_MONTEZUMA'            AND MinorCivApproachType = 'MINOR_CIV_APPROACH_PROTECTIVE';" calcext:value-type="string">
            <text:p>UPDATE Leader_MinorCivApproachBiases SET Bias = <text:s text:c="3"/>0 WHERE LeaderType = 'LEADER_MONTEZUMA' <text:s text:c="11"/>AND MinorCivApproachType = 'MINOR_CIV_APPROACH_PROTECTIVE';</text:p>
          </table:table-cell>
          <table:table-cell table:style-name="ce231" table:formula="of:=&quot;UPDATE Leader_MinorCivApproachBiases SET Bias = &quot;&amp;REPT(&quot; &quot;;4-LEN([.V26]))&amp;[.V26]&amp;&quot; WHERE LeaderType = 'LEADER_&quot;&amp;UPPER([.V$2])&amp;&quot;'&quot;&amp;REPT(&quot; &quot;;20-LEN([.V$2]))&amp;&quot; AND MinorCivApproachType = 'MINOR_CIV_APPROACH_&quot;&amp;UPPER([.$A26])&amp;&quot;';&quot;" office:value-type="string" office:string-value="UPDATE Leader_MinorCivApproachBiases SET Bias =    0 WHERE LeaderType = 'LEADER_THEODORA'             AND MinorCivApproachType = 'MINOR_CIV_APPROACH_PROTECTIVE';" calcext:value-type="string">
            <text:p>UPDATE Leader_MinorCivApproachBiases SET Bias = <text:s text:c="3"/>0 WHERE LeaderType = 'LEADER_THEODORA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W26]))&amp;[.W26]&amp;&quot; WHERE LeaderType = 'LEADER_&quot;&amp;UPPER([.W$2])&amp;&quot;'&quot;&amp;REPT(&quot; &quot;;20-LEN([.W$2]))&amp;&quot; AND MinorCivApproachType = 'MINOR_CIV_APPROACH_&quot;&amp;UPPER([.$A26])&amp;&quot;';&quot;" office:value-type="string" office:string-value="UPDATE Leader_MinorCivApproachBiases SET Bias =    0 WHERE LeaderType = 'LEADER_GAJAH_MADA'           AND MinorCivApproachType = 'MINOR_CIV_APPROACH_PROTECTIVE';" calcext:value-type="string">
            <text:p>UPDATE Leader_MinorCivApproachBiases SET Bias = <text:s text:c="3"/>0 WHERE LeaderType = 'LEADER_GAJAH_MADA' <text:s text:c="10"/>AND MinorCivApproachType = 'MINOR_CIV_APPROACH_PROTECTIVE';</text:p>
          </table:table-cell>
          <table:table-cell table:style-name="ce231" table:formula="of:=&quot;UPDATE Leader_MinorCivApproachBiases SET Bias = &quot;&amp;REPT(&quot; &quot;;4-LEN([.X26]))&amp;[.X26]&amp;&quot; WHERE LeaderType = 'LEADER_&quot;&amp;UPPER([.X$2])&amp;&quot;'&quot;&amp;REPT(&quot; &quot;;20-LEN([.X$2]))&amp;&quot; AND MinorCivApproachType = 'MINOR_CIV_APPROACH_&quot;&amp;UPPER([.$A26])&amp;&quot;';&quot;" office:value-type="string" office:string-value="UPDATE Leader_MinorCivApproachBiases SET Bias =    0 WHERE LeaderType = 'LEADER_CASIMIR'              AND MinorCivApproachType = 'MINOR_CIV_APPROACH_PROTECTIVE';" calcext:value-type="string">
            <text:p>UPDATE Leader_MinorCivApproachBiases SET Bias = <text:s text:c="3"/>0 WHERE LeaderType = 'LEADER_CASIMIR' <text:s text:c="13"/>AND MinorCivApproachType = 'MINOR_CIV_APPROACH_PROTECTIVE';</text:p>
          </table:table-cell>
          <table:table-cell table:style-name="ce231" table:formula="of:=&quot;UPDATE Leader_MinorCivApproachBiases SET Bias = &quot;&amp;REPT(&quot; &quot;;4-LEN([.Y26]))&amp;[.Y26]&amp;&quot; WHERE LeaderType = 'LEADER_&quot;&amp;UPPER([.Y$2])&amp;&quot;'&quot;&amp;REPT(&quot; &quot;;20-LEN([.Y$2]))&amp;&quot; AND MinorCivApproachType = 'MINOR_CIV_APPROACH_&quot;&amp;UPPER([.$A26])&amp;&quot;';&quot;" office:value-type="string" office:string-value="UPDATE Leader_MinorCivApproachBiases SET Bias =    0 WHERE LeaderType = 'LEADER_WU_ZETIAN'            AND MinorCivApproachType = 'MINOR_CIV_APPROACH_PROTECTIVE';" calcext:value-type="string">
            <text:p>UPDATE Leader_MinorCivApproachBiases SET Bias = <text:s text:c="3"/>0 WHERE LeaderType = 'LEADER_WU_ZETIAN' <text:s text:c="11"/>AND MinorCivApproachType = 'MINOR_CIV_APPROACH_PROTECTIVE';</text:p>
          </table:table-cell>
          <table:table-cell table:style-name="ce231" table:formula="of:=&quot;UPDATE Leader_MinorCivApproachBiases SET Bias = &quot;&amp;REPT(&quot; &quot;;4-LEN([.Z26]))&amp;[.Z26]&amp;&quot; WHERE LeaderType = 'LEADER_&quot;&amp;UPPER([.Z$2])&amp;&quot;'&quot;&amp;REPT(&quot; &quot;;20-LEN([.Z$2]))&amp;&quot; AND MinorCivApproachType = 'MINOR_CIV_APPROACH_&quot;&amp;UPPER([.$A26])&amp;&quot;';&quot;" office:value-type="string" office:string-value="UPDATE Leader_MinorCivApproachBiases SET Bias =    8 WHERE LeaderType = 'LEADER_DIPLOMAT'             AND MinorCivApproachType = 'MINOR_CIV_APPROACH_PROTECTIVE';" calcext:value-type="string">
            <text:p>UPDATE Leader_MinorCivApproachBiases SET Bias = <text:s text:c="3"/>8 WHERE LeaderType = 'LEADER_DIPLOMAT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AA26]))&amp;[.AA26]&amp;&quot; WHERE LeaderType = 'LEADER_&quot;&amp;UPPER([.AA$2])&amp;&quot;'&quot;&amp;REPT(&quot; &quot;;20-LEN([.AA$2]))&amp;&quot; AND MinorCivApproachType = 'MINOR_CIV_APPROACH_&quot;&amp;UPPER([.$A26])&amp;&quot;';&quot;" office:value-type="string" office:string-value="UPDATE Leader_MinorCivApproachBiases SET Bias =    8 WHERE LeaderType = 'LEADER_GANDHI'               AND MinorCivApproachType = 'MINOR_CIV_APPROACH_PROTECTIVE';" calcext:value-type="string">
            <text:p>UPDATE Leader_MinorCivApproachBiases SET Bias = <text:s text:c="3"/>8 WHERE LeaderType = 'LEADER_GANDHI' <text:s text:c="14"/>AND MinorCivApproachType = 'MINOR_CIV_APPROACH_PROTECTIVE';</text:p>
          </table:table-cell>
          <table:table-cell table:style-name="ce231" table:formula="of:=&quot;UPDATE Leader_MinorCivApproachBiases SET Bias = &quot;&amp;REPT(&quot; &quot;;4-LEN([.AB26]))&amp;[.AB26]&amp;&quot; WHERE LeaderType = 'LEADER_&quot;&amp;UPPER([.AB$2])&amp;&quot;'&quot;&amp;REPT(&quot; &quot;;20-LEN([.AB$2]))&amp;&quot; AND MinorCivApproachType = 'MINOR_CIV_APPROACH_&quot;&amp;UPPER([.$A26])&amp;&quot;';&quot;" office:value-type="string" office:string-value="UPDATE Leader_MinorCivApproachBiases SET Bias =    8 WHERE LeaderType = 'LEADER_SELASSIE'             AND MinorCivApproachType = 'MINOR_CIV_APPROACH_PROTECTIVE';" calcext:value-type="string">
            <text:p>UPDATE Leader_MinorCivApproachBiases SET Bias = <text:s text:c="3"/>8 WHERE LeaderType = 'LEADER_SELASSIE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AC26]))&amp;[.AC26]&amp;&quot; WHERE LeaderType = 'LEADER_&quot;&amp;UPPER([.AC$2])&amp;&quot;'&quot;&amp;REPT(&quot; &quot;;20-LEN([.AC$2]))&amp;&quot; AND MinorCivApproachType = 'MINOR_CIV_APPROACH_&quot;&amp;UPPER([.$A26])&amp;&quot;';&quot;" office:value-type="string" office:string-value="UPDATE Leader_MinorCivApproachBiases SET Bias =    8 WHERE LeaderType = 'LEADER_KAMEHAMEHA'           AND MinorCivApproachType = 'MINOR_CIV_APPROACH_PROTECTIVE';" calcext:value-type="string">
            <text:p>UPDATE Leader_MinorCivApproachBiases SET Bias = <text:s text:c="3"/>8 WHERE LeaderType = 'LEADER_KAMEHAMEHA' <text:s text:c="10"/>AND MinorCivApproachType = 'MINOR_CIV_APPROACH_PROTECTIVE';</text:p>
          </table:table-cell>
          <table:table-cell table:style-name="ce231" table:formula="of:=&quot;UPDATE Leader_MinorCivApproachBiases SET Bias = &quot;&amp;REPT(&quot; &quot;;4-LEN([.AD26]))&amp;[.AD26]&amp;&quot; WHERE LeaderType = 'LEADER_&quot;&amp;UPPER([.AD$2])&amp;&quot;'&quot;&amp;REPT(&quot; &quot;;20-LEN([.AD$2]))&amp;&quot; AND MinorCivApproachType = 'MINOR_CIV_APPROACH_&quot;&amp;UPPER([.$A26])&amp;&quot;';&quot;" office:value-type="string" office:string-value="UPDATE Leader_MinorCivApproachBiases SET Bias =    8 WHERE LeaderType = 'LEADER_MARIA_I'              AND MinorCivApproachType = 'MINOR_CIV_APPROACH_PROTECTIVE';" calcext:value-type="string">
            <text:p>UPDATE Leader_MinorCivApproachBiases SET Bias = <text:s text:c="3"/>8 WHERE LeaderType = 'LEADER_MARIA_I' <text:s text:c="13"/>AND MinorCivApproachType = 'MINOR_CIV_APPROACH_PROTECTIVE';</text:p>
          </table:table-cell>
          <table:table-cell table:style-name="ce231" table:formula="of:=&quot;UPDATE Leader_MinorCivApproachBiases SET Bias = &quot;&amp;REPT(&quot; &quot;;4-LEN([.AE26]))&amp;[.AE26]&amp;&quot; WHERE LeaderType = 'LEADER_&quot;&amp;UPPER([.AE$2])&amp;&quot;'&quot;&amp;REPT(&quot; &quot;;20-LEN([.AE$2]))&amp;&quot; AND MinorCivApproachType = 'MINOR_CIV_APPROACH_&quot;&amp;UPPER([.$A26])&amp;&quot;';&quot;" office:value-type="string" office:string-value="UPDATE Leader_MinorCivApproachBiases SET Bias =    8 WHERE LeaderType = 'LEADER_PACHACUTI'            AND MinorCivApproachType = 'MINOR_CIV_APPROACH_PROTECTIVE';" calcext:value-type="string">
            <text:p>UPDATE Leader_MinorCivApproachBiases SET Bias = <text:s text:c="3"/>8 WHERE LeaderType = 'LEADER_PACHACUTI' <text:s text:c="11"/>AND MinorCivApproachType = 'MINOR_CIV_APPROACH_PROTECTIVE';</text:p>
          </table:table-cell>
          <table:table-cell table:style-name="ce231" table:formula="of:=&quot;UPDATE Leader_MinorCivApproachBiases SET Bias = &quot;&amp;REPT(&quot; &quot;;4-LEN([.AF26]))&amp;[.AF26]&amp;&quot; WHERE LeaderType = 'LEADER_&quot;&amp;UPPER([.AF$2])&amp;&quot;'&quot;&amp;REPT(&quot; &quot;;20-LEN([.AF$2]))&amp;&quot; AND MinorCivApproachType = 'MINOR_CIV_APPROACH_&quot;&amp;UPPER([.$A26])&amp;&quot;';&quot;" office:value-type="string" office:string-value="UPDATE Leader_MinorCivApproachBiases SET Bias =    8 WHERE LeaderType = 'LEADER_RAMESSES'             AND MinorCivApproachType = 'MINOR_CIV_APPROACH_PROTECTIVE';" calcext:value-type="string">
            <text:p>UPDATE Leader_MinorCivApproachBiases SET Bias = <text:s text:c="3"/>8 WHERE LeaderType = 'LEADER_RAMESSES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AG26]))&amp;[.AG26]&amp;&quot; WHERE LeaderType = 'LEADER_&quot;&amp;UPPER([.AG$2])&amp;&quot;'&quot;&amp;REPT(&quot; &quot;;20-LEN([.AG$2]))&amp;&quot; AND MinorCivApproachType = 'MINOR_CIV_APPROACH_&quot;&amp;UPPER([.$A26])&amp;&quot;';&quot;" office:value-type="string" office:string-value="UPDATE Leader_MinorCivApproachBiases SET Bias =    8 WHERE LeaderType = 'LEADER_RAMKHAMHAENG'         AND MinorCivApproachType = 'MINOR_CIV_APPROACH_PROTECTIVE';" calcext:value-type="string">
            <text:p>UPDATE Leader_MinorCivApproachBiases SET Bias = <text:s text:c="3"/>8 WHERE LeaderType = 'LEADER_RAMKHAMHAENG' <text:s text:c="8"/>AND MinorCivApproachType = 'MINOR_CIV_APPROACH_PROTECTIVE';</text:p>
          </table:table-cell>
          <table:table-cell table:style-name="ce231" table:formula="of:=&quot;UPDATE Leader_MinorCivApproachBiases SET Bias = &quot;&amp;REPT(&quot; &quot;;4-LEN([.AH26]))&amp;[.AH26]&amp;&quot; WHERE LeaderType = 'LEADER_&quot;&amp;UPPER([.AH$2])&amp;&quot;'&quot;&amp;REPT(&quot; &quot;;20-LEN([.AH$2]))&amp;&quot; AND MinorCivApproachType = 'MINOR_CIV_APPROACH_&quot;&amp;UPPER([.$A26])&amp;&quot;';&quot;" office:value-type="string" office:string-value="UPDATE Leader_MinorCivApproachBiases SET Bias =    8 WHERE LeaderType = 'LEADER_PEDRO'                AND MinorCivApproachType = 'MINOR_CIV_APPROACH_PROTECTIVE';" calcext:value-type="string">
            <text:p>UPDATE Leader_MinorCivApproachBiases SET Bias = <text:s text:c="3"/>8 WHERE LeaderType = 'LEADER_PEDRO' <text:s text:c="15"/>AND MinorCivApproachType = 'MINOR_CIV_APPROACH_PROTECTIVE';</text:p>
          </table:table-cell>
          <table:table-cell table:style-name="ce231" table:formula="of:=&quot;UPDATE Leader_MinorCivApproachBiases SET Bias = &quot;&amp;REPT(&quot; &quot;;4-LEN([.AI26]))&amp;[.AI26]&amp;&quot; WHERE LeaderType = 'LEADER_&quot;&amp;UPPER([.AI$2])&amp;&quot;'&quot;&amp;REPT(&quot; &quot;;20-LEN([.AI$2]))&amp;&quot; AND MinorCivApproachType = 'MINOR_CIV_APPROACH_&quot;&amp;UPPER([.$A26])&amp;&quot;';&quot;" office:value-type="string" office:string-value="UPDATE Leader_MinorCivApproachBiases SET Bias =    8 WHERE LeaderType = 'LEADER_AHMAD_ALMANSUR'       AND MinorCivApproachType = 'MINOR_CIV_APPROACH_PROTECTIVE';" calcext:value-type="string">
            <text:p>UPDATE Leader_MinorCivApproachBiases SET Bias = <text:s text:c="3"/>8 WHERE LeaderType = 'LEADER_AHMAD_ALMANSUR' <text:s text:c="6"/>AND MinorCivApproachType = 'MINOR_CIV_APPROACH_PROTECTIVE';</text:p>
          </table:table-cell>
          <table:table-cell table:style-name="ce231" table:formula="of:=&quot;UPDATE Leader_MinorCivApproachBiases SET Bias = &quot;&amp;REPT(&quot; &quot;;4-LEN([.AJ26]))&amp;[.AJ26]&amp;&quot; WHERE LeaderType = 'LEADER_&quot;&amp;UPPER([.AJ$2])&amp;&quot;'&quot;&amp;REPT(&quot; &quot;;20-LEN([.AJ$2]))&amp;&quot; AND MinorCivApproachType = 'MINOR_CIV_APPROACH_&quot;&amp;UPPER([.$A26])&amp;&quot;';&quot;" office:value-type="string" office:string-value="UPDATE Leader_MinorCivApproachBiases SET Bias =    8 WHERE LeaderType = 'LEADER_SEJONG'               AND MinorCivApproachType = 'MINOR_CIV_APPROACH_PROTECTIVE';" calcext:value-type="string">
            <text:p>UPDATE Leader_MinorCivApproachBiases SET Bias = <text:s text:c="3"/>8 WHERE LeaderType = 'LEADER_SEJONG' <text:s text:c="14"/>AND MinorCivApproachType = 'MINOR_CIV_APPROACH_PROTECTIVE';</text:p>
          </table:table-cell>
          <table:table-cell table:style-name="ce231" table:formula="of:=&quot;UPDATE Leader_MinorCivApproachBiases SET Bias = &quot;&amp;REPT(&quot; &quot;;4-LEN([.AK26]))&amp;[.AK26]&amp;&quot; WHERE LeaderType = 'LEADER_&quot;&amp;UPPER([.AK$2])&amp;&quot;'&quot;&amp;REPT(&quot; &quot;;20-LEN([.AK$2]))&amp;&quot; AND MinorCivApproachType = 'MINOR_CIV_APPROACH_&quot;&amp;UPPER([.$A26])&amp;&quot;';&quot;" office:value-type="string" office:string-value="UPDATE Leader_MinorCivApproachBiases SET Bias =    0 WHERE LeaderType = 'LEADER_EXPANSIONIST'         AND MinorCivApproachType = 'MINOR_CIV_APPROACH_PROTECTIVE';" calcext:value-type="string">
            <text:p>UPDATE Leader_MinorCivApproachBiases SET Bias = <text:s text:c="3"/>0 WHERE LeaderType = 'LEADER_EXPANSIONIST' <text:s text:c="8"/>AND MinorCivApproachType = 'MINOR_CIV_APPROACH_PROTECTIVE';</text:p>
          </table:table-cell>
          <table:table-cell table:style-name="ce231" table:formula="of:=&quot;UPDATE Leader_MinorCivApproachBiases SET Bias = &quot;&amp;REPT(&quot; &quot;;4-LEN([.AL26]))&amp;[.AL26]&amp;&quot; WHERE LeaderType = 'LEADER_&quot;&amp;UPPER([.AL$2])&amp;&quot;'&quot;&amp;REPT(&quot; &quot;;20-LEN([.AL$2]))&amp;&quot; AND MinorCivApproachType = 'MINOR_CIV_APPROACH_&quot;&amp;UPPER([.$A26])&amp;&quot;';&quot;" office:value-type="string" office:string-value="UPDATE Leader_MinorCivApproachBiases SET Bias =    0 WHERE LeaderType = 'LEADER_BOUDICCA'             AND MinorCivApproachType = 'MINOR_CIV_APPROACH_PROTECTIVE';" calcext:value-type="string">
            <text:p>UPDATE Leader_MinorCivApproachBiases SET Bias = <text:s text:c="3"/>0 WHERE LeaderType = 'LEADER_BOUDICCA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AM26]))&amp;[.AM26]&amp;&quot; WHERE LeaderType = 'LEADER_&quot;&amp;UPPER([.AM$2])&amp;&quot;'&quot;&amp;REPT(&quot; &quot;;20-LEN([.AM$2]))&amp;&quot; AND MinorCivApproachType = 'MINOR_CIV_APPROACH_&quot;&amp;UPPER([.$A26])&amp;&quot;';&quot;" office:value-type="string" office:string-value="UPDATE Leader_MinorCivApproachBiases SET Bias =    0 WHERE LeaderType = 'LEADER_DARIUS'               AND MinorCivApproachType = 'MINOR_CIV_APPROACH_PROTECTIVE';" calcext:value-type="string">
            <text:p>UPDATE Leader_MinorCivApproachBiases SET Bias = <text:s text:c="3"/>0 WHERE LeaderType = 'LEADER_DARIUS' <text:s text:c="14"/>AND MinorCivApproachType = 'MINOR_CIV_APPROACH_PROTECTIVE';</text:p>
          </table:table-cell>
          <table:table-cell table:style-name="ce231" table:formula="of:=&quot;UPDATE Leader_MinorCivApproachBiases SET Bias = &quot;&amp;REPT(&quot; &quot;;4-LEN([.AN26]))&amp;[.AN26]&amp;&quot; WHERE LeaderType = 'LEADER_&quot;&amp;UPPER([.AN$2])&amp;&quot;'&quot;&amp;REPT(&quot; &quot;;20-LEN([.AN$2]))&amp;&quot; AND MinorCivApproachType = 'MINOR_CIV_APPROACH_&quot;&amp;UPPER([.$A26])&amp;&quot;';&quot;" office:value-type="string" office:string-value="UPDATE Leader_MinorCivApproachBiases SET Bias =    0 WHERE LeaderType = 'LEADER_DIDO'                 AND MinorCivApproachType = 'MINOR_CIV_APPROACH_PROTECTIVE';" calcext:value-type="string">
            <text:p>UPDATE Leader_MinorCivApproachBiases SET Bias = <text:s text:c="3"/>0 WHERE LeaderType = 'LEADER_DIDO' <text:s text:c="16"/>AND MinorCivApproachType = 'MINOR_CIV_APPROACH_PROTECTIVE';</text:p>
          </table:table-cell>
          <table:table-cell table:style-name="ce231" table:formula="of:=&quot;UPDATE Leader_MinorCivApproachBiases SET Bias = &quot;&amp;REPT(&quot; &quot;;4-LEN([.AO26]))&amp;[.AO26]&amp;&quot; WHERE LeaderType = 'LEADER_&quot;&amp;UPPER([.AO$2])&amp;&quot;'&quot;&amp;REPT(&quot; &quot;;20-LEN([.AO$2]))&amp;&quot; AND MinorCivApproachType = 'MINOR_CIV_APPROACH_&quot;&amp;UPPER([.$A26])&amp;&quot;';&quot;" office:value-type="string" office:string-value="UPDATE Leader_MinorCivApproachBiases SET Bias =    0 WHERE LeaderType = 'LEADER_HARUN_AL_RASHID'      AND MinorCivApproachType = 'MINOR_CIV_APPROACH_PROTECTIVE';" calcext:value-type="string">
            <text:p>UPDATE Leader_MinorCivApproachBiases SET Bias = <text:s text:c="3"/>0 WHERE LeaderType = 'LEADER_HARUN_AL_RASHID' <text:s text:c="5"/>AND MinorCivApproachType = 'MINOR_CIV_APPROACH_PROTECTIVE';</text:p>
          </table:table-cell>
          <table:table-cell table:style-name="ce231" table:formula="of:=&quot;UPDATE Leader_MinorCivApproachBiases SET Bias = &quot;&amp;REPT(&quot; &quot;;4-LEN([.AP26]))&amp;[.AP26]&amp;&quot; WHERE LeaderType = 'LEADER_&quot;&amp;UPPER([.AP$2])&amp;&quot;'&quot;&amp;REPT(&quot; &quot;;20-LEN([.AP$2]))&amp;&quot; AND MinorCivApproachType = 'MINOR_CIV_APPROACH_&quot;&amp;UPPER([.$A26])&amp;&quot;';&quot;" office:value-type="string" office:string-value="UPDATE Leader_MinorCivApproachBiases SET Bias =    0 WHERE LeaderType = 'LEADER_NEBUCHADNEZZAR'       AND MinorCivApproachType = 'MINOR_CIV_APPROACH_PROTECTIVE';" calcext:value-type="string">
            <text:p>UPDATE Leader_MinorCivApproachBiases SET Bias = <text:s text:c="3"/>0 WHERE LeaderType = 'LEADER_NEBUCHADNEZZAR' <text:s text:c="6"/>AND MinorCivApproachType = 'MINOR_CIV_APPROACH_PROTECTIVE';</text:p>
          </table:table-cell>
          <table:table-cell table:style-name="ce231" table:formula="of:=&quot;UPDATE Leader_MinorCivApproachBiases SET Bias = &quot;&amp;REPT(&quot; &quot;;4-LEN([.AQ26]))&amp;[.AQ26]&amp;&quot; WHERE LeaderType = 'LEADER_&quot;&amp;UPPER([.AQ$2])&amp;&quot;'&quot;&amp;REPT(&quot; &quot;;20-LEN([.AQ$2]))&amp;&quot; AND MinorCivApproachType = 'MINOR_CIV_APPROACH_&quot;&amp;UPPER([.$A26])&amp;&quot;';&quot;" office:value-type="string" office:string-value="UPDATE Leader_MinorCivApproachBiases SET Bias =    0 WHERE LeaderType = 'LEADER_PACAL'                AND MinorCivApproachType = 'MINOR_CIV_APPROACH_PROTECTIVE';" calcext:value-type="string">
            <text:p>UPDATE Leader_MinorCivApproachBiases SET Bias = <text:s text:c="3"/>0 WHERE LeaderType = 'LEADER_PACAL' <text:s text:c="15"/>AND MinorCivApproachType = 'MINOR_CIV_APPROACH_PROTECTIVE';</text:p>
          </table:table-cell>
          <table:table-cell table:style-name="ce231" table:formula="of:=&quot;UPDATE Leader_MinorCivApproachBiases SET Bias = &quot;&amp;REPT(&quot; &quot;;4-LEN([.AR26]))&amp;[.AR26]&amp;&quot; WHERE LeaderType = 'LEADER_&quot;&amp;UPPER([.AR$2])&amp;&quot;'&quot;&amp;REPT(&quot; &quot;;20-LEN([.AR$2]))&amp;&quot; AND MinorCivApproachType = 'MINOR_CIV_APPROACH_&quot;&amp;UPPER([.$A26])&amp;&quot;';&quot;" office:value-type="string" office:string-value="UPDATE Leader_MinorCivApproachBiases SET Bias =    0 WHERE LeaderType = 'LEADER_SULEIMAN'             AND MinorCivApproachType = 'MINOR_CIV_APPROACH_PROTECTIVE';" calcext:value-type="string">
            <text:p>UPDATE Leader_MinorCivApproachBiases SET Bias = <text:s text:c="3"/>0 WHERE LeaderType = 'LEADER_SULEIMAN' <text:s text:c="12"/>AND MinorCivApproachType = 'MINOR_CIV_APPROACH_PROTECTIVE';</text:p>
          </table:table-cell>
          <table:table-cell table:style-name="ce231" table:formula="of:=&quot;UPDATE Leader_MinorCivApproachBiases SET Bias = &quot;&amp;REPT(&quot; &quot;;4-LEN([.AS26]))&amp;[.AS26]&amp;&quot; WHERE LeaderType = 'LEADER_&quot;&amp;UPPER([.AS$2])&amp;&quot;'&quot;&amp;REPT(&quot; &quot;;20-LEN([.AS$2]))&amp;&quot; AND MinorCivApproachType = 'MINOR_CIV_APPROACH_&quot;&amp;UPPER([.$A26])&amp;&quot;';&quot;" office:value-type="string" office:string-value="UPDATE Leader_MinorCivApproachBiases SET Bias =    0 WHERE LeaderType = 'LEADER_WASHINGTON'           AND MinorCivApproachType = 'MINOR_CIV_APPROACH_PROTECTIVE';" calcext:value-type="string">
            <text:p>UPDATE Leader_MinorCivApproachBiases SET Bias = <text:s text:c="3"/>0 WHERE LeaderType = 'LEADER_WASHINGTON' <text:s text:c="10"/>AND MinorCivApproachType = 'MINOR_CIV_APPROACH_PROTECTIVE';</text:p>
          </table:table-cell>
          <table:table-cell table:style-name="ce231" table:formula="of:=&quot;UPDATE Leader_MinorCivApproachBiases SET Bias = &quot;&amp;REPT(&quot; &quot;;4-LEN([.AT26]))&amp;[.AT26]&amp;&quot; WHERE LeaderType = 'LEADER_&quot;&amp;UPPER([.AT$2])&amp;&quot;'&quot;&amp;REPT(&quot; &quot;;20-LEN([.AT$2]))&amp;&quot; AND MinorCivApproachType = 'MINOR_CIV_APPROACH_&quot;&amp;UPPER([.$A26])&amp;&quot;';&quot;" office:value-type="string" office:string-value="UPDATE Leader_MinorCivApproachBiases SET Bias =    0 WHERE LeaderType = 'LEADER_MARIA'                AND MinorCivApproachType = 'MINOR_CIV_APPROACH_PROTECTIVE';" calcext:value-type="string">
            <text:p>UPDATE Leader_MinorCivApproachBiases SET Bias = <text:s text:c="3"/>0 WHERE LeaderType = 'LEADER_MARIA' <text:s text:c="15"/>AND MinorCivApproachType = 'MINOR_CIV_APPROACH_PROTECTIVE';</text:p>
          </table:table-cell>
          <table:table-cell table:style-name="ce231" table:formula="of:=&quot;UPDATE Leader_MinorCivApproachBiases SET Bias = &quot;&amp;REPT(&quot; &quot;;4-LEN([.AU26]))&amp;[.AU26]&amp;&quot; WHERE LeaderType = 'LEADER_&quot;&amp;UPPER([.AU$2])&amp;&quot;'&quot;&amp;REPT(&quot; &quot;;20-LEN([.AU$2]))&amp;&quot; AND MinorCivApproachType = 'MINOR_CIV_APPROACH_&quot;&amp;UPPER([.$A26])&amp;&quot;';&quot;" office:value-type="string" office:string-value="UPDATE Leader_MinorCivApproachBiases SET Bias =    0 WHERE LeaderType = 'LEADER_POCATELLO'            AND MinorCivApproachType = 'MINOR_CIV_APPROACH_PROTECTIVE';" calcext:value-type="string">
            <text:p>UPDATE Leader_MinorCivApproachBiases SET Bias = <text:s text:c="3"/>0 WHERE LeaderType = 'LEADER_POCATELLO' <text:s text:c="11"/>AND MinorCivApproachType = 'MINOR_CIV_APPROACH_PROTECTIVE';</text:p>
          </table:table-cell>
          <table:table-cell table:style-name="ce231" table:formula="of:=&quot;UPDATE Leader_MinorCivApproachBiases SET Bias = &quot;&amp;REPT(&quot; &quot;;4-LEN([.AV26]))&amp;[.AV26]&amp;&quot; WHERE LeaderType = 'LEADER_&quot;&amp;UPPER([.AV$2])&amp;&quot;'&quot;&amp;REPT(&quot; &quot;;20-LEN([.AV$2]))&amp;&quot; AND MinorCivApproachType = 'MINOR_CIV_APPROACH_&quot;&amp;UPPER([.$A26])&amp;&quot;';&quot;" office:value-type="string" office:string-value="UPDATE Leader_MinorCivApproachBiases SET Bias =    0 WHERE LeaderType = 'LEADER_WILLIAM'              AND MinorCivApproachType = 'MINOR_CIV_APPROACH_PROTECTIVE';" calcext:value-type="string">
            <text:p>UPDATE Leader_MinorCivApproachBiases SET Bias = <text:s text:c="3"/>0 WHERE LeaderType = 'LEADER_WILLIAM' <text:s text:c="13"/>AND MinorCivApproachType = 'MINOR_CIV_APPROACH_PROTECTIVE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style-name="ce224" table:number-columns-repeated="2"/>
          <table:table-cell table:style-name="ce231" table:formula="of:=&quot;UPDATE Leader_MinorCivApproachBiases SET Bias = &quot;&amp;REPT(&quot; &quot;;4-LEN([.C27]))&amp;[.C27]&amp;&quot; WHERE LeaderType = 'LEADER_&quot;&amp;UPPER([.C$2])&amp;&quot;'&quot;&amp;REPT(&quot; &quot;;20-LEN([.C$2]))&amp;&quot; AND MinorCivApproachType = 'MINOR_CIV_APPROACH_&quot;&amp;UPPER([.$A27])&amp;&quot;';&quot;" office:value-type="string" office:string-value="UPDATE Leader_MinorCivApproachBiases SET Bias =    8 WHERE LeaderType = 'LEADER_ASHURBANIPAL'         AND MinorCivApproachType = 'MINOR_CIV_APPROACH_CONQUEST';" calcext:value-type="string">
            <text:p>UPDATE Leader_MinorCivApproachBiases SET Bias = <text:s text:c="3"/>8 WHERE LeaderType = 'LEADER_ASHURBANIPAL' <text:s text:c="8"/>AND MinorCivApproachType = 'MINOR_CIV_APPROACH_CONQUEST';</text:p>
          </table:table-cell>
          <table:table-cell table:style-name="ce231" table:formula="of:=&quot;UPDATE Leader_MinorCivApproachBiases SET Bias = &quot;&amp;REPT(&quot; &quot;;4-LEN([.D27]))&amp;[.D27]&amp;&quot; WHERE LeaderType = 'LEADER_&quot;&amp;UPPER([.D$2])&amp;&quot;'&quot;&amp;REPT(&quot; &quot;;20-LEN([.D$2]))&amp;&quot; AND MinorCivApproachType = 'MINOR_CIV_APPROACH_&quot;&amp;UPPER([.$A27])&amp;&quot;';&quot;" office:value-type="string" office:string-value="UPDATE Leader_MinorCivApproachBiases SET Bias =    8 WHERE LeaderType = 'LEADER_ASKIA'                AND MinorCivApproachType = 'MINOR_CIV_APPROACH_CONQUEST';" calcext:value-type="string">
            <text:p>UPDATE Leader_MinorCivApproachBiases SET Bias = <text:s text:c="3"/>8 WHERE LeaderType = 'LEADER_ASKIA' <text:s text:c="15"/>AND MinorCivApproachType = 'MINOR_CIV_APPROACH_CONQUEST';</text:p>
          </table:table-cell>
          <table:table-cell table:style-name="ce231" table:formula="of:=&quot;UPDATE Leader_MinorCivApproachBiases SET Bias = &quot;&amp;REPT(&quot; &quot;;4-LEN([.E27]))&amp;[.E27]&amp;&quot; WHERE LeaderType = 'LEADER_&quot;&amp;UPPER([.E$2])&amp;&quot;'&quot;&amp;REPT(&quot; &quot;;20-LEN([.E$2]))&amp;&quot; AND MinorCivApproachType = 'MINOR_CIV_APPROACH_&quot;&amp;UPPER([.$A27])&amp;&quot;';&quot;" office:value-type="string" office:string-value="UPDATE Leader_MinorCivApproachBiases SET Bias =    8 WHERE LeaderType = 'LEADER_ATTILA'               AND MinorCivApproachType = 'MINOR_CIV_APPROACH_CONQUEST';" calcext:value-type="string">
            <text:p>UPDATE Leader_MinorCivApproachBiases SET Bias = <text:s text:c="3"/>8 WHERE LeaderType = 'LEADER_ATTILA' <text:s text:c="14"/>AND MinorCivApproachType = 'MINOR_CIV_APPROACH_CONQUEST';</text:p>
          </table:table-cell>
          <table:table-cell table:style-name="ce231" table:formula="of:=&quot;UPDATE Leader_MinorCivApproachBiases SET Bias = &quot;&amp;REPT(&quot; &quot;;4-LEN([.F27]))&amp;[.F27]&amp;&quot; WHERE LeaderType = 'LEADER_&quot;&amp;UPPER([.F$2])&amp;&quot;'&quot;&amp;REPT(&quot; &quot;;20-LEN([.F$2]))&amp;&quot; AND MinorCivApproachType = 'MINOR_CIV_APPROACH_&quot;&amp;UPPER([.$A27])&amp;&quot;';&quot;" office:value-type="string" office:string-value="UPDATE Leader_MinorCivApproachBiases SET Bias =    8 WHERE LeaderType = 'LEADER_AUGUSTUS'             AND MinorCivApproachType = 'MINOR_CIV_APPROACH_CONQUEST';" calcext:value-type="string">
            <text:p>UPDATE Leader_MinorCivApproachBiases SET Bias = <text:s text:c="3"/>8 WHERE LeaderType = 'LEADER_AUGUSTUS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G27]))&amp;[.G27]&amp;&quot; WHERE LeaderType = 'LEADER_&quot;&amp;UPPER([.G$2])&amp;&quot;'&quot;&amp;REPT(&quot; &quot;;20-LEN([.G$2]))&amp;&quot; AND MinorCivApproachType = 'MINOR_CIV_APPROACH_&quot;&amp;UPPER([.$A27])&amp;&quot;';&quot;" office:value-type="string" office:string-value="UPDATE Leader_MinorCivApproachBiases SET Bias =    8 WHERE LeaderType = 'LEADER_GENGHIS_KHAN'         AND MinorCivApproachType = 'MINOR_CIV_APPROACH_CONQUEST';" calcext:value-type="string">
            <text:p>UPDATE Leader_MinorCivApproachBiases SET Bias = <text:s text:c="3"/>8 WHERE LeaderType = 'LEADER_GENGHIS_KHAN' <text:s text:c="8"/>AND MinorCivApproachType = 'MINOR_CIV_APPROACH_CONQUEST';</text:p>
          </table:table-cell>
          <table:table-cell table:style-name="ce231" table:formula="of:=&quot;UPDATE Leader_MinorCivApproachBiases SET Bias = &quot;&amp;REPT(&quot; &quot;;4-LEN([.H27]))&amp;[.H27]&amp;&quot; WHERE LeaderType = 'LEADER_&quot;&amp;UPPER([.H$2])&amp;&quot;'&quot;&amp;REPT(&quot; &quot;;20-LEN([.H$2]))&amp;&quot; AND MinorCivApproachType = 'MINOR_CIV_APPROACH_&quot;&amp;UPPER([.$A27])&amp;&quot;';&quot;" office:value-type="string" office:string-value="UPDATE Leader_MinorCivApproachBiases SET Bias =    8 WHERE LeaderType = 'LEADER_HARALD'               AND MinorCivApproachType = 'MINOR_CIV_APPROACH_CONQUEST';" calcext:value-type="string">
            <text:p>UPDATE Leader_MinorCivApproachBiases SET Bias = <text:s text:c="3"/>8 WHERE LeaderType = 'LEADER_HARALD' <text:s text:c="14"/>AND MinorCivApproachType = 'MINOR_CIV_APPROACH_CONQUEST';</text:p>
          </table:table-cell>
          <table:table-cell table:style-name="ce231" table:formula="of:=&quot;UPDATE Leader_MinorCivApproachBiases SET Bias = &quot;&amp;REPT(&quot; &quot;;4-LEN([.I27]))&amp;[.I27]&amp;&quot; WHERE LeaderType = 'LEADER_&quot;&amp;UPPER([.I$2])&amp;&quot;'&quot;&amp;REPT(&quot; &quot;;20-LEN([.I$2]))&amp;&quot; AND MinorCivApproachType = 'MINOR_CIV_APPROACH_&quot;&amp;UPPER([.$A27])&amp;&quot;';&quot;" office:value-type="string" office:string-value="UPDATE Leader_MinorCivApproachBiases SET Bias =    8 WHERE LeaderType = 'LEADER_ISABELLA'             AND MinorCivApproachType = 'MINOR_CIV_APPROACH_CONQUEST';" calcext:value-type="string">
            <text:p>UPDATE Leader_MinorCivApproachBiases SET Bias = <text:s text:c="3"/>8 WHERE LeaderType = 'LEADER_ISABELLA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J27]))&amp;[.J27]&amp;&quot; WHERE LeaderType = 'LEADER_&quot;&amp;UPPER([.J$2])&amp;&quot;'&quot;&amp;REPT(&quot; &quot;;20-LEN([.J$2]))&amp;&quot; AND MinorCivApproachType = 'MINOR_CIV_APPROACH_&quot;&amp;UPPER([.$A27])&amp;&quot;';&quot;" office:value-type="string" office:string-value="UPDATE Leader_MinorCivApproachBiases SET Bias =    8 WHERE LeaderType = 'LEADER_NAPOLEON'             AND MinorCivApproachType = 'MINOR_CIV_APPROACH_CONQUEST';" calcext:value-type="string">
            <text:p>UPDATE Leader_MinorCivApproachBiases SET Bias = <text:s text:c="3"/>8 WHERE LeaderType = 'LEADER_NAPOLEON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K27]))&amp;[.K27]&amp;&quot; WHERE LeaderType = 'LEADER_&quot;&amp;UPPER([.K$2])&amp;&quot;'&quot;&amp;REPT(&quot; &quot;;20-LEN([.K$2]))&amp;&quot; AND MinorCivApproachType = 'MINOR_CIV_APPROACH_&quot;&amp;UPPER([.$A27])&amp;&quot;';&quot;" office:value-type="string" office:string-value="UPDATE Leader_MinorCivApproachBiases SET Bias =    8 WHERE LeaderType = 'LEADER_ODA_NOBUNAGA'         AND MinorCivApproachType = 'MINOR_CIV_APPROACH_CONQUEST';" calcext:value-type="string">
            <text:p>UPDATE Leader_MinorCivApproachBiases SET Bias = <text:s text:c="3"/>8 WHERE LeaderType = 'LEADER_ODA_NOBUNAGA' <text:s text:c="8"/>AND MinorCivApproachType = 'MINOR_CIV_APPROACH_CONQUEST';</text:p>
          </table:table-cell>
          <table:table-cell table:style-name="ce231" table:formula="of:=&quot;UPDATE Leader_MinorCivApproachBiases SET Bias = &quot;&amp;REPT(&quot; &quot;;4-LEN([.L27]))&amp;[.L27]&amp;&quot; WHERE LeaderType = 'LEADER_&quot;&amp;UPPER([.L$2])&amp;&quot;'&quot;&amp;REPT(&quot; &quot;;20-LEN([.L$2]))&amp;&quot; AND MinorCivApproachType = 'MINOR_CIV_APPROACH_&quot;&amp;UPPER([.$A27])&amp;&quot;';&quot;" office:value-type="string" office:string-value="UPDATE Leader_MinorCivApproachBiases SET Bias =    8 WHERE LeaderType = 'LEADER_ENRICO_DANDOLO'       AND MinorCivApproachType = 'MINOR_CIV_APPROACH_CONQUEST';" calcext:value-type="string">
            <text:p>UPDATE Leader_MinorCivApproachBiases SET Bias = <text:s text:c="3"/>8 WHERE LeaderType = 'LEADER_ENRICO_DANDOLO' <text:s text:c="6"/>AND MinorCivApproachType = 'MINOR_CIV_APPROACH_CONQUEST';</text:p>
          </table:table-cell>
          <table:table-cell table:style-name="ce231" table:formula="of:=&quot;UPDATE Leader_MinorCivApproachBiases SET Bias = &quot;&amp;REPT(&quot; &quot;;4-LEN([.M27]))&amp;[.M27]&amp;&quot; WHERE LeaderType = 'LEADER_&quot;&amp;UPPER([.M$2])&amp;&quot;'&quot;&amp;REPT(&quot; &quot;;20-LEN([.M$2]))&amp;&quot; AND MinorCivApproachType = 'MINOR_CIV_APPROACH_&quot;&amp;UPPER([.$A27])&amp;&quot;';&quot;" office:value-type="string" office:string-value="UPDATE Leader_MinorCivApproachBiases SET Bias =    8 WHERE LeaderType = 'LEADER_SHAKA'                AND MinorCivApproachType = 'MINOR_CIV_APPROACH_CONQUEST';" calcext:value-type="string">
            <text:p>UPDATE Leader_MinorCivApproachBiases SET Bias = <text:s text:c="3"/>8 WHERE LeaderType = 'LEADER_SHAKA' <text:s text:c="15"/>AND MinorCivApproachType = 'MINOR_CIV_APPROACH_CONQUEST';</text:p>
          </table:table-cell>
          <table:table-cell table:style-name="ce231" table:formula="of:=&quot;UPDATE Leader_MinorCivApproachBiases SET Bias = &quot;&amp;REPT(&quot; &quot;;4-LEN([.N27]))&amp;[.N27]&amp;&quot; WHERE LeaderType = 'LEADER_&quot;&amp;UPPER([.N$2])&amp;&quot;'&quot;&amp;REPT(&quot; &quot;;20-LEN([.N$2]))&amp;&quot; AND MinorCivApproachType = 'MINOR_CIV_APPROACH_&quot;&amp;UPPER([.$A27])&amp;&quot;';&quot;" office:value-type="string" office:string-value="UPDATE Leader_MinorCivApproachBiases SET Bias =    8 WHERE LeaderType = 'LEADER_COALITION'            AND MinorCivApproachType = 'MINOR_CIV_APPROACH_CONQUEST';" calcext:value-type="string">
            <text:p>UPDATE Leader_MinorCivApproachBiases SET Bias = <text:s text:c="3"/>8 WHERE LeaderType = 'LEADER_COALITION' <text:s text:c="11"/>AND MinorCivApproachType = 'MINOR_CIV_APPROACH_CONQUEST';</text:p>
          </table:table-cell>
          <table:table-cell table:style-name="ce231" table:formula="of:=&quot;UPDATE Leader_MinorCivApproachBiases SET Bias = &quot;&amp;REPT(&quot; &quot;;4-LEN([.O27]))&amp;[.O27]&amp;&quot; WHERE LeaderType = 'LEADER_&quot;&amp;UPPER([.O$2])&amp;&quot;'&quot;&amp;REPT(&quot; &quot;;20-LEN([.O$2]))&amp;&quot; AND MinorCivApproachType = 'MINOR_CIV_APPROACH_&quot;&amp;UPPER([.$A27])&amp;&quot;';&quot;" office:value-type="string" office:string-value="UPDATE Leader_MinorCivApproachBiases SET Bias =    8 WHERE LeaderType = 'LEADER_ALEXANDER'            AND MinorCivApproachType = 'MINOR_CIV_APPROACH_CONQUEST';" calcext:value-type="string">
            <text:p>UPDATE Leader_MinorCivApproachBiases SET Bias = <text:s text:c="3"/>8 WHERE LeaderType = 'LEADER_ALEXANDER' <text:s text:c="11"/>AND MinorCivApproachType = 'MINOR_CIV_APPROACH_CONQUEST';</text:p>
          </table:table-cell>
          <table:table-cell table:style-name="ce231" table:formula="of:=&quot;UPDATE Leader_MinorCivApproachBiases SET Bias = &quot;&amp;REPT(&quot; &quot;;4-LEN([.P27]))&amp;[.P27]&amp;&quot; WHERE LeaderType = 'LEADER_&quot;&amp;UPPER([.P$2])&amp;&quot;'&quot;&amp;REPT(&quot; &quot;;20-LEN([.P$2]))&amp;&quot; AND MinorCivApproachType = 'MINOR_CIV_APPROACH_&quot;&amp;UPPER([.$A27])&amp;&quot;';&quot;" office:value-type="string" office:string-value="UPDATE Leader_MinorCivApproachBiases SET Bias =    8 WHERE LeaderType = 'LEADER_BISMARCK'             AND MinorCivApproachType = 'MINOR_CIV_APPROACH_CONQUEST';" calcext:value-type="string">
            <text:p>UPDATE Leader_MinorCivApproachBiases SET Bias = <text:s text:c="3"/>8 WHERE LeaderType = 'LEADER_BISMARCK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Q27]))&amp;[.Q27]&amp;&quot; WHERE LeaderType = 'LEADER_&quot;&amp;UPPER([.Q$2])&amp;&quot;'&quot;&amp;REPT(&quot; &quot;;20-LEN([.Q$2]))&amp;&quot; AND MinorCivApproachType = 'MINOR_CIV_APPROACH_&quot;&amp;UPPER([.$A27])&amp;&quot;';&quot;" office:value-type="string" office:string-value="UPDATE Leader_MinorCivApproachBiases SET Bias =    8 WHERE LeaderType = 'LEADER_CATHERINE'            AND MinorCivApproachType = 'MINOR_CIV_APPROACH_CONQUEST';" calcext:value-type="string">
            <text:p>UPDATE Leader_MinorCivApproachBiases SET Bias = <text:s text:c="3"/>8 WHERE LeaderType = 'LEADER_CATHERINE' <text:s text:c="11"/>AND MinorCivApproachType = 'MINOR_CIV_APPROACH_CONQUEST';</text:p>
          </table:table-cell>
          <table:table-cell table:style-name="ce231" table:formula="of:=&quot;UPDATE Leader_MinorCivApproachBiases SET Bias = &quot;&amp;REPT(&quot; &quot;;4-LEN([.R27]))&amp;[.R27]&amp;&quot; WHERE LeaderType = 'LEADER_&quot;&amp;UPPER([.R$2])&amp;&quot;'&quot;&amp;REPT(&quot; &quot;;20-LEN([.R$2]))&amp;&quot; AND MinorCivApproachType = 'MINOR_CIV_APPROACH_&quot;&amp;UPPER([.$A27])&amp;&quot;';&quot;" office:value-type="string" office:string-value="UPDATE Leader_MinorCivApproachBiases SET Bias =    8 WHERE LeaderType = 'LEADER_ELIZABETH'            AND MinorCivApproachType = 'MINOR_CIV_APPROACH_CONQUEST';" calcext:value-type="string">
            <text:p>UPDATE Leader_MinorCivApproachBiases SET Bias = <text:s text:c="3"/>8 WHERE LeaderType = 'LEADER_ELIZABETH' <text:s text:c="11"/>AND MinorCivApproachType = 'MINOR_CIV_APPROACH_CONQUEST';</text:p>
          </table:table-cell>
          <table:table-cell table:style-name="ce231" table:formula="of:=&quot;UPDATE Leader_MinorCivApproachBiases SET Bias = &quot;&amp;REPT(&quot; &quot;;4-LEN([.S27]))&amp;[.S27]&amp;&quot; WHERE LeaderType = 'LEADER_&quot;&amp;UPPER([.S$2])&amp;&quot;'&quot;&amp;REPT(&quot; &quot;;20-LEN([.S$2]))&amp;&quot; AND MinorCivApproachType = 'MINOR_CIV_APPROACH_&quot;&amp;UPPER([.$A27])&amp;&quot;';&quot;" office:value-type="string" office:string-value="UPDATE Leader_MinorCivApproachBiases SET Bias =    8 WHERE LeaderType = 'LEADER_GUSTAVUS_ADOLPHUS'    AND MinorCivApproachType = 'MINOR_CIV_APPROACH_CONQUEST';" calcext:value-type="string">
            <text:p>UPDATE Leader_MinorCivApproachBiases SET Bias = <text:s text:c="3"/>8 WHERE LeaderType = 'LEADER_GUSTAVUS_ADOLPHUS' <text:s text:c="3"/>AND MinorCivApproachType = 'MINOR_CIV_APPROACH_CONQUEST';</text:p>
          </table:table-cell>
          <table:table-cell table:style-name="ce231" table:formula="of:=&quot;UPDATE Leader_MinorCivApproachBiases SET Bias = &quot;&amp;REPT(&quot; &quot;;4-LEN([.T27]))&amp;[.T27]&amp;&quot; WHERE LeaderType = 'LEADER_&quot;&amp;UPPER([.T$2])&amp;&quot;'&quot;&amp;REPT(&quot; &quot;;20-LEN([.T$2]))&amp;&quot; AND MinorCivApproachType = 'MINOR_CIV_APPROACH_&quot;&amp;UPPER([.$A27])&amp;&quot;';&quot;" office:value-type="string" office:string-value="UPDATE Leader_MinorCivApproachBiases SET Bias =    8 WHERE LeaderType = 'LEADER_HIAWATHA'             AND MinorCivApproachType = 'MINOR_CIV_APPROACH_CONQUEST';" calcext:value-type="string">
            <text:p>UPDATE Leader_MinorCivApproachBiases SET Bias = <text:s text:c="3"/>8 WHERE LeaderType = 'LEADER_HIAWATHA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U27]))&amp;[.U27]&amp;&quot; WHERE LeaderType = 'LEADER_&quot;&amp;UPPER([.U$2])&amp;&quot;'&quot;&amp;REPT(&quot; &quot;;20-LEN([.U$2]))&amp;&quot; AND MinorCivApproachType = 'MINOR_CIV_APPROACH_&quot;&amp;UPPER([.$A27])&amp;&quot;';&quot;" office:value-type="string" office:string-value="UPDATE Leader_MinorCivApproachBiases SET Bias =    8 WHERE LeaderType = 'LEADER_MONTEZUMA'            AND MinorCivApproachType = 'MINOR_CIV_APPROACH_CONQUEST';" calcext:value-type="string">
            <text:p>UPDATE Leader_MinorCivApproachBiases SET Bias = <text:s text:c="3"/>8 WHERE LeaderType = 'LEADER_MONTEZUMA' <text:s text:c="11"/>AND MinorCivApproachType = 'MINOR_CIV_APPROACH_CONQUEST';</text:p>
          </table:table-cell>
          <table:table-cell table:style-name="ce231" table:formula="of:=&quot;UPDATE Leader_MinorCivApproachBiases SET Bias = &quot;&amp;REPT(&quot; &quot;;4-LEN([.V27]))&amp;[.V27]&amp;&quot; WHERE LeaderType = 'LEADER_&quot;&amp;UPPER([.V$2])&amp;&quot;'&quot;&amp;REPT(&quot; &quot;;20-LEN([.V$2]))&amp;&quot; AND MinorCivApproachType = 'MINOR_CIV_APPROACH_&quot;&amp;UPPER([.$A27])&amp;&quot;';&quot;" office:value-type="string" office:string-value="UPDATE Leader_MinorCivApproachBiases SET Bias =    8 WHERE LeaderType = 'LEADER_THEODORA'             AND MinorCivApproachType = 'MINOR_CIV_APPROACH_CONQUEST';" calcext:value-type="string">
            <text:p>UPDATE Leader_MinorCivApproachBiases SET Bias = <text:s text:c="3"/>8 WHERE LeaderType = 'LEADER_THEODORA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W27]))&amp;[.W27]&amp;&quot; WHERE LeaderType = 'LEADER_&quot;&amp;UPPER([.W$2])&amp;&quot;'&quot;&amp;REPT(&quot; &quot;;20-LEN([.W$2]))&amp;&quot; AND MinorCivApproachType = 'MINOR_CIV_APPROACH_&quot;&amp;UPPER([.$A27])&amp;&quot;';&quot;" office:value-type="string" office:string-value="UPDATE Leader_MinorCivApproachBiases SET Bias =    8 WHERE LeaderType = 'LEADER_GAJAH_MADA'           AND MinorCivApproachType = 'MINOR_CIV_APPROACH_CONQUEST';" calcext:value-type="string">
            <text:p>UPDATE Leader_MinorCivApproachBiases SET Bias = <text:s text:c="3"/>8 WHERE LeaderType = 'LEADER_GAJAH_MADA' <text:s text:c="10"/>AND MinorCivApproachType = 'MINOR_CIV_APPROACH_CONQUEST';</text:p>
          </table:table-cell>
          <table:table-cell table:style-name="ce231" table:formula="of:=&quot;UPDATE Leader_MinorCivApproachBiases SET Bias = &quot;&amp;REPT(&quot; &quot;;4-LEN([.X27]))&amp;[.X27]&amp;&quot; WHERE LeaderType = 'LEADER_&quot;&amp;UPPER([.X$2])&amp;&quot;'&quot;&amp;REPT(&quot; &quot;;20-LEN([.X$2]))&amp;&quot; AND MinorCivApproachType = 'MINOR_CIV_APPROACH_&quot;&amp;UPPER([.$A27])&amp;&quot;';&quot;" office:value-type="string" office:string-value="UPDATE Leader_MinorCivApproachBiases SET Bias =    8 WHERE LeaderType = 'LEADER_CASIMIR'              AND MinorCivApproachType = 'MINOR_CIV_APPROACH_CONQUEST';" calcext:value-type="string">
            <text:p>UPDATE Leader_MinorCivApproachBiases SET Bias = <text:s text:c="3"/>8 WHERE LeaderType = 'LEADER_CASIMIR' <text:s text:c="13"/>AND MinorCivApproachType = 'MINOR_CIV_APPROACH_CONQUEST';</text:p>
          </table:table-cell>
          <table:table-cell table:style-name="ce231" table:formula="of:=&quot;UPDATE Leader_MinorCivApproachBiases SET Bias = &quot;&amp;REPT(&quot; &quot;;4-LEN([.Y27]))&amp;[.Y27]&amp;&quot; WHERE LeaderType = 'LEADER_&quot;&amp;UPPER([.Y$2])&amp;&quot;'&quot;&amp;REPT(&quot; &quot;;20-LEN([.Y$2]))&amp;&quot; AND MinorCivApproachType = 'MINOR_CIV_APPROACH_&quot;&amp;UPPER([.$A27])&amp;&quot;';&quot;" office:value-type="string" office:string-value="UPDATE Leader_MinorCivApproachBiases SET Bias =    8 WHERE LeaderType = 'LEADER_WU_ZETIAN'            AND MinorCivApproachType = 'MINOR_CIV_APPROACH_CONQUEST';" calcext:value-type="string">
            <text:p>UPDATE Leader_MinorCivApproachBiases SET Bias = <text:s text:c="3"/>8 WHERE LeaderType = 'LEADER_WU_ZETIAN' <text:s text:c="11"/>AND MinorCivApproachType = 'MINOR_CIV_APPROACH_CONQUEST';</text:p>
          </table:table-cell>
          <table:table-cell table:style-name="ce231" table:formula="of:=&quot;UPDATE Leader_MinorCivApproachBiases SET Bias = &quot;&amp;REPT(&quot; &quot;;4-LEN([.Z27]))&amp;[.Z27]&amp;&quot; WHERE LeaderType = 'LEADER_&quot;&amp;UPPER([.Z$2])&amp;&quot;'&quot;&amp;REPT(&quot; &quot;;20-LEN([.Z$2]))&amp;&quot; AND MinorCivApproachType = 'MINOR_CIV_APPROACH_&quot;&amp;UPPER([.$A27])&amp;&quot;';&quot;" office:value-type="string" office:string-value="UPDATE Leader_MinorCivApproachBiases SET Bias =    0 WHERE LeaderType = 'LEADER_DIPLOMAT'             AND MinorCivApproachType = 'MINOR_CIV_APPROACH_CONQUEST';" calcext:value-type="string">
            <text:p>UPDATE Leader_MinorCivApproachBiases SET Bias = <text:s text:c="3"/>0 WHERE LeaderType = 'LEADER_DIPLOMAT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AA27]))&amp;[.AA27]&amp;&quot; WHERE LeaderType = 'LEADER_&quot;&amp;UPPER([.AA$2])&amp;&quot;'&quot;&amp;REPT(&quot; &quot;;20-LEN([.AA$2]))&amp;&quot; AND MinorCivApproachType = 'MINOR_CIV_APPROACH_&quot;&amp;UPPER([.$A27])&amp;&quot;';&quot;" office:value-type="string" office:string-value="UPDATE Leader_MinorCivApproachBiases SET Bias =    0 WHERE LeaderType = 'LEADER_GANDHI'               AND MinorCivApproachType = 'MINOR_CIV_APPROACH_CONQUEST';" calcext:value-type="string">
            <text:p>UPDATE Leader_MinorCivApproachBiases SET Bias = <text:s text:c="3"/>0 WHERE LeaderType = 'LEADER_GANDHI' <text:s text:c="14"/>AND MinorCivApproachType = 'MINOR_CIV_APPROACH_CONQUEST';</text:p>
          </table:table-cell>
          <table:table-cell table:style-name="ce231" table:formula="of:=&quot;UPDATE Leader_MinorCivApproachBiases SET Bias = &quot;&amp;REPT(&quot; &quot;;4-LEN([.AB27]))&amp;[.AB27]&amp;&quot; WHERE LeaderType = 'LEADER_&quot;&amp;UPPER([.AB$2])&amp;&quot;'&quot;&amp;REPT(&quot; &quot;;20-LEN([.AB$2]))&amp;&quot; AND MinorCivApproachType = 'MINOR_CIV_APPROACH_&quot;&amp;UPPER([.$A27])&amp;&quot;';&quot;" office:value-type="string" office:string-value="UPDATE Leader_MinorCivApproachBiases SET Bias =    0 WHERE LeaderType = 'LEADER_SELASSIE'             AND MinorCivApproachType = 'MINOR_CIV_APPROACH_CONQUEST';" calcext:value-type="string">
            <text:p>UPDATE Leader_MinorCivApproachBiases SET Bias = <text:s text:c="3"/>0 WHERE LeaderType = 'LEADER_SELASSIE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AC27]))&amp;[.AC27]&amp;&quot; WHERE LeaderType = 'LEADER_&quot;&amp;UPPER([.AC$2])&amp;&quot;'&quot;&amp;REPT(&quot; &quot;;20-LEN([.AC$2]))&amp;&quot; AND MinorCivApproachType = 'MINOR_CIV_APPROACH_&quot;&amp;UPPER([.$A27])&amp;&quot;';&quot;" office:value-type="string" office:string-value="UPDATE Leader_MinorCivApproachBiases SET Bias =    0 WHERE LeaderType = 'LEADER_KAMEHAMEHA'           AND MinorCivApproachType = 'MINOR_CIV_APPROACH_CONQUEST';" calcext:value-type="string">
            <text:p>UPDATE Leader_MinorCivApproachBiases SET Bias = <text:s text:c="3"/>0 WHERE LeaderType = 'LEADER_KAMEHAMEHA' <text:s text:c="10"/>AND MinorCivApproachType = 'MINOR_CIV_APPROACH_CONQUEST';</text:p>
          </table:table-cell>
          <table:table-cell table:style-name="ce231" table:formula="of:=&quot;UPDATE Leader_MinorCivApproachBiases SET Bias = &quot;&amp;REPT(&quot; &quot;;4-LEN([.AD27]))&amp;[.AD27]&amp;&quot; WHERE LeaderType = 'LEADER_&quot;&amp;UPPER([.AD$2])&amp;&quot;'&quot;&amp;REPT(&quot; &quot;;20-LEN([.AD$2]))&amp;&quot; AND MinorCivApproachType = 'MINOR_CIV_APPROACH_&quot;&amp;UPPER([.$A27])&amp;&quot;';&quot;" office:value-type="string" office:string-value="UPDATE Leader_MinorCivApproachBiases SET Bias =    0 WHERE LeaderType = 'LEADER_MARIA_I'              AND MinorCivApproachType = 'MINOR_CIV_APPROACH_CONQUEST';" calcext:value-type="string">
            <text:p>UPDATE Leader_MinorCivApproachBiases SET Bias = <text:s text:c="3"/>0 WHERE LeaderType = 'LEADER_MARIA_I' <text:s text:c="13"/>AND MinorCivApproachType = 'MINOR_CIV_APPROACH_CONQUEST';</text:p>
          </table:table-cell>
          <table:table-cell table:style-name="ce231" table:formula="of:=&quot;UPDATE Leader_MinorCivApproachBiases SET Bias = &quot;&amp;REPT(&quot; &quot;;4-LEN([.AE27]))&amp;[.AE27]&amp;&quot; WHERE LeaderType = 'LEADER_&quot;&amp;UPPER([.AE$2])&amp;&quot;'&quot;&amp;REPT(&quot; &quot;;20-LEN([.AE$2]))&amp;&quot; AND MinorCivApproachType = 'MINOR_CIV_APPROACH_&quot;&amp;UPPER([.$A27])&amp;&quot;';&quot;" office:value-type="string" office:string-value="UPDATE Leader_MinorCivApproachBiases SET Bias =    0 WHERE LeaderType = 'LEADER_PACHACUTI'            AND MinorCivApproachType = 'MINOR_CIV_APPROACH_CONQUEST';" calcext:value-type="string">
            <text:p>UPDATE Leader_MinorCivApproachBiases SET Bias = <text:s text:c="3"/>0 WHERE LeaderType = 'LEADER_PACHACUTI' <text:s text:c="11"/>AND MinorCivApproachType = 'MINOR_CIV_APPROACH_CONQUEST';</text:p>
          </table:table-cell>
          <table:table-cell table:style-name="ce231" table:formula="of:=&quot;UPDATE Leader_MinorCivApproachBiases SET Bias = &quot;&amp;REPT(&quot; &quot;;4-LEN([.AF27]))&amp;[.AF27]&amp;&quot; WHERE LeaderType = 'LEADER_&quot;&amp;UPPER([.AF$2])&amp;&quot;'&quot;&amp;REPT(&quot; &quot;;20-LEN([.AF$2]))&amp;&quot; AND MinorCivApproachType = 'MINOR_CIV_APPROACH_&quot;&amp;UPPER([.$A27])&amp;&quot;';&quot;" office:value-type="string" office:string-value="UPDATE Leader_MinorCivApproachBiases SET Bias =    0 WHERE LeaderType = 'LEADER_RAMESSES'             AND MinorCivApproachType = 'MINOR_CIV_APPROACH_CONQUEST';" calcext:value-type="string">
            <text:p>UPDATE Leader_MinorCivApproachBiases SET Bias = <text:s text:c="3"/>0 WHERE LeaderType = 'LEADER_RAMESSES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AG27]))&amp;[.AG27]&amp;&quot; WHERE LeaderType = 'LEADER_&quot;&amp;UPPER([.AG$2])&amp;&quot;'&quot;&amp;REPT(&quot; &quot;;20-LEN([.AG$2]))&amp;&quot; AND MinorCivApproachType = 'MINOR_CIV_APPROACH_&quot;&amp;UPPER([.$A27])&amp;&quot;';&quot;" office:value-type="string" office:string-value="UPDATE Leader_MinorCivApproachBiases SET Bias =    0 WHERE LeaderType = 'LEADER_RAMKHAMHAENG'         AND MinorCivApproachType = 'MINOR_CIV_APPROACH_CONQUEST';" calcext:value-type="string">
            <text:p>UPDATE Leader_MinorCivApproachBiases SET Bias = <text:s text:c="3"/>0 WHERE LeaderType = 'LEADER_RAMKHAMHAENG' <text:s text:c="8"/>AND MinorCivApproachType = 'MINOR_CIV_APPROACH_CONQUEST';</text:p>
          </table:table-cell>
          <table:table-cell table:style-name="ce231" table:formula="of:=&quot;UPDATE Leader_MinorCivApproachBiases SET Bias = &quot;&amp;REPT(&quot; &quot;;4-LEN([.AH27]))&amp;[.AH27]&amp;&quot; WHERE LeaderType = 'LEADER_&quot;&amp;UPPER([.AH$2])&amp;&quot;'&quot;&amp;REPT(&quot; &quot;;20-LEN([.AH$2]))&amp;&quot; AND MinorCivApproachType = 'MINOR_CIV_APPROACH_&quot;&amp;UPPER([.$A27])&amp;&quot;';&quot;" office:value-type="string" office:string-value="UPDATE Leader_MinorCivApproachBiases SET Bias =    0 WHERE LeaderType = 'LEADER_PEDRO'                AND MinorCivApproachType = 'MINOR_CIV_APPROACH_CONQUEST';" calcext:value-type="string">
            <text:p>UPDATE Leader_MinorCivApproachBiases SET Bias = <text:s text:c="3"/>0 WHERE LeaderType = 'LEADER_PEDRO' <text:s text:c="15"/>AND MinorCivApproachType = 'MINOR_CIV_APPROACH_CONQUEST';</text:p>
          </table:table-cell>
          <table:table-cell table:style-name="ce231" table:formula="of:=&quot;UPDATE Leader_MinorCivApproachBiases SET Bias = &quot;&amp;REPT(&quot; &quot;;4-LEN([.AI27]))&amp;[.AI27]&amp;&quot; WHERE LeaderType = 'LEADER_&quot;&amp;UPPER([.AI$2])&amp;&quot;'&quot;&amp;REPT(&quot; &quot;;20-LEN([.AI$2]))&amp;&quot; AND MinorCivApproachType = 'MINOR_CIV_APPROACH_&quot;&amp;UPPER([.$A27])&amp;&quot;';&quot;" office:value-type="string" office:string-value="UPDATE Leader_MinorCivApproachBiases SET Bias =    0 WHERE LeaderType = 'LEADER_AHMAD_ALMANSUR'       AND MinorCivApproachType = 'MINOR_CIV_APPROACH_CONQUEST';" calcext:value-type="string">
            <text:p>UPDATE Leader_MinorCivApproachBiases SET Bias = <text:s text:c="3"/>0 WHERE LeaderType = 'LEADER_AHMAD_ALMANSUR' <text:s text:c="6"/>AND MinorCivApproachType = 'MINOR_CIV_APPROACH_CONQUEST';</text:p>
          </table:table-cell>
          <table:table-cell table:style-name="ce231" table:formula="of:=&quot;UPDATE Leader_MinorCivApproachBiases SET Bias = &quot;&amp;REPT(&quot; &quot;;4-LEN([.AJ27]))&amp;[.AJ27]&amp;&quot; WHERE LeaderType = 'LEADER_&quot;&amp;UPPER([.AJ$2])&amp;&quot;'&quot;&amp;REPT(&quot; &quot;;20-LEN([.AJ$2]))&amp;&quot; AND MinorCivApproachType = 'MINOR_CIV_APPROACH_&quot;&amp;UPPER([.$A27])&amp;&quot;';&quot;" office:value-type="string" office:string-value="UPDATE Leader_MinorCivApproachBiases SET Bias =    0 WHERE LeaderType = 'LEADER_SEJONG'               AND MinorCivApproachType = 'MINOR_CIV_APPROACH_CONQUEST';" calcext:value-type="string">
            <text:p>UPDATE Leader_MinorCivApproachBiases SET Bias = <text:s text:c="3"/>0 WHERE LeaderType = 'LEADER_SEJONG' <text:s text:c="14"/>AND MinorCivApproachType = 'MINOR_CIV_APPROACH_CONQUEST';</text:p>
          </table:table-cell>
          <table:table-cell table:style-name="ce231" table:formula="of:=&quot;UPDATE Leader_MinorCivApproachBiases SET Bias = &quot;&amp;REPT(&quot; &quot;;4-LEN([.AK27]))&amp;[.AK27]&amp;&quot; WHERE LeaderType = 'LEADER_&quot;&amp;UPPER([.AK$2])&amp;&quot;'&quot;&amp;REPT(&quot; &quot;;20-LEN([.AK$2]))&amp;&quot; AND MinorCivApproachType = 'MINOR_CIV_APPROACH_&quot;&amp;UPPER([.$A27])&amp;&quot;';&quot;" office:value-type="string" office:string-value="UPDATE Leader_MinorCivApproachBiases SET Bias =    0 WHERE LeaderType = 'LEADER_EXPANSIONIST'         AND MinorCivApproachType = 'MINOR_CIV_APPROACH_CONQUEST';" calcext:value-type="string">
            <text:p>UPDATE Leader_MinorCivApproachBiases SET Bias = <text:s text:c="3"/>0 WHERE LeaderType = 'LEADER_EXPANSIONIST' <text:s text:c="8"/>AND MinorCivApproachType = 'MINOR_CIV_APPROACH_CONQUEST';</text:p>
          </table:table-cell>
          <table:table-cell table:style-name="ce231" table:formula="of:=&quot;UPDATE Leader_MinorCivApproachBiases SET Bias = &quot;&amp;REPT(&quot; &quot;;4-LEN([.AL27]))&amp;[.AL27]&amp;&quot; WHERE LeaderType = 'LEADER_&quot;&amp;UPPER([.AL$2])&amp;&quot;'&quot;&amp;REPT(&quot; &quot;;20-LEN([.AL$2]))&amp;&quot; AND MinorCivApproachType = 'MINOR_CIV_APPROACH_&quot;&amp;UPPER([.$A27])&amp;&quot;';&quot;" office:value-type="string" office:string-value="UPDATE Leader_MinorCivApproachBiases SET Bias =    0 WHERE LeaderType = 'LEADER_BOUDICCA'             AND MinorCivApproachType = 'MINOR_CIV_APPROACH_CONQUEST';" calcext:value-type="string">
            <text:p>UPDATE Leader_MinorCivApproachBiases SET Bias = <text:s text:c="3"/>0 WHERE LeaderType = 'LEADER_BOUDICCA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AM27]))&amp;[.AM27]&amp;&quot; WHERE LeaderType = 'LEADER_&quot;&amp;UPPER([.AM$2])&amp;&quot;'&quot;&amp;REPT(&quot; &quot;;20-LEN([.AM$2]))&amp;&quot; AND MinorCivApproachType = 'MINOR_CIV_APPROACH_&quot;&amp;UPPER([.$A27])&amp;&quot;';&quot;" office:value-type="string" office:string-value="UPDATE Leader_MinorCivApproachBiases SET Bias =    0 WHERE LeaderType = 'LEADER_DARIUS'               AND MinorCivApproachType = 'MINOR_CIV_APPROACH_CONQUEST';" calcext:value-type="string">
            <text:p>UPDATE Leader_MinorCivApproachBiases SET Bias = <text:s text:c="3"/>0 WHERE LeaderType = 'LEADER_DARIUS' <text:s text:c="14"/>AND MinorCivApproachType = 'MINOR_CIV_APPROACH_CONQUEST';</text:p>
          </table:table-cell>
          <table:table-cell table:style-name="ce231" table:formula="of:=&quot;UPDATE Leader_MinorCivApproachBiases SET Bias = &quot;&amp;REPT(&quot; &quot;;4-LEN([.AN27]))&amp;[.AN27]&amp;&quot; WHERE LeaderType = 'LEADER_&quot;&amp;UPPER([.AN$2])&amp;&quot;'&quot;&amp;REPT(&quot; &quot;;20-LEN([.AN$2]))&amp;&quot; AND MinorCivApproachType = 'MINOR_CIV_APPROACH_&quot;&amp;UPPER([.$A27])&amp;&quot;';&quot;" office:value-type="string" office:string-value="UPDATE Leader_MinorCivApproachBiases SET Bias =    0 WHERE LeaderType = 'LEADER_DIDO'                 AND MinorCivApproachType = 'MINOR_CIV_APPROACH_CONQUEST';" calcext:value-type="string">
            <text:p>UPDATE Leader_MinorCivApproachBiases SET Bias = <text:s text:c="3"/>0 WHERE LeaderType = 'LEADER_DIDO' <text:s text:c="16"/>AND MinorCivApproachType = 'MINOR_CIV_APPROACH_CONQUEST';</text:p>
          </table:table-cell>
          <table:table-cell table:style-name="ce231" table:formula="of:=&quot;UPDATE Leader_MinorCivApproachBiases SET Bias = &quot;&amp;REPT(&quot; &quot;;4-LEN([.AO27]))&amp;[.AO27]&amp;&quot; WHERE LeaderType = 'LEADER_&quot;&amp;UPPER([.AO$2])&amp;&quot;'&quot;&amp;REPT(&quot; &quot;;20-LEN([.AO$2]))&amp;&quot; AND MinorCivApproachType = 'MINOR_CIV_APPROACH_&quot;&amp;UPPER([.$A27])&amp;&quot;';&quot;" office:value-type="string" office:string-value="UPDATE Leader_MinorCivApproachBiases SET Bias =    0 WHERE LeaderType = 'LEADER_HARUN_AL_RASHID'      AND MinorCivApproachType = 'MINOR_CIV_APPROACH_CONQUEST';" calcext:value-type="string">
            <text:p>UPDATE Leader_MinorCivApproachBiases SET Bias = <text:s text:c="3"/>0 WHERE LeaderType = 'LEADER_HARUN_AL_RASHID' <text:s text:c="5"/>AND MinorCivApproachType = 'MINOR_CIV_APPROACH_CONQUEST';</text:p>
          </table:table-cell>
          <table:table-cell table:style-name="ce231" table:formula="of:=&quot;UPDATE Leader_MinorCivApproachBiases SET Bias = &quot;&amp;REPT(&quot; &quot;;4-LEN([.AP27]))&amp;[.AP27]&amp;&quot; WHERE LeaderType = 'LEADER_&quot;&amp;UPPER([.AP$2])&amp;&quot;'&quot;&amp;REPT(&quot; &quot;;20-LEN([.AP$2]))&amp;&quot; AND MinorCivApproachType = 'MINOR_CIV_APPROACH_&quot;&amp;UPPER([.$A27])&amp;&quot;';&quot;" office:value-type="string" office:string-value="UPDATE Leader_MinorCivApproachBiases SET Bias =    0 WHERE LeaderType = 'LEADER_NEBUCHADNEZZAR'       AND MinorCivApproachType = 'MINOR_CIV_APPROACH_CONQUEST';" calcext:value-type="string">
            <text:p>UPDATE Leader_MinorCivApproachBiases SET Bias = <text:s text:c="3"/>0 WHERE LeaderType = 'LEADER_NEBUCHADNEZZAR' <text:s text:c="6"/>AND MinorCivApproachType = 'MINOR_CIV_APPROACH_CONQUEST';</text:p>
          </table:table-cell>
          <table:table-cell table:style-name="ce231" table:formula="of:=&quot;UPDATE Leader_MinorCivApproachBiases SET Bias = &quot;&amp;REPT(&quot; &quot;;4-LEN([.AQ27]))&amp;[.AQ27]&amp;&quot; WHERE LeaderType = 'LEADER_&quot;&amp;UPPER([.AQ$2])&amp;&quot;'&quot;&amp;REPT(&quot; &quot;;20-LEN([.AQ$2]))&amp;&quot; AND MinorCivApproachType = 'MINOR_CIV_APPROACH_&quot;&amp;UPPER([.$A27])&amp;&quot;';&quot;" office:value-type="string" office:string-value="UPDATE Leader_MinorCivApproachBiases SET Bias =    0 WHERE LeaderType = 'LEADER_PACAL'                AND MinorCivApproachType = 'MINOR_CIV_APPROACH_CONQUEST';" calcext:value-type="string">
            <text:p>UPDATE Leader_MinorCivApproachBiases SET Bias = <text:s text:c="3"/>0 WHERE LeaderType = 'LEADER_PACAL' <text:s text:c="15"/>AND MinorCivApproachType = 'MINOR_CIV_APPROACH_CONQUEST';</text:p>
          </table:table-cell>
          <table:table-cell table:style-name="ce231" table:formula="of:=&quot;UPDATE Leader_MinorCivApproachBiases SET Bias = &quot;&amp;REPT(&quot; &quot;;4-LEN([.AR27]))&amp;[.AR27]&amp;&quot; WHERE LeaderType = 'LEADER_&quot;&amp;UPPER([.AR$2])&amp;&quot;'&quot;&amp;REPT(&quot; &quot;;20-LEN([.AR$2]))&amp;&quot; AND MinorCivApproachType = 'MINOR_CIV_APPROACH_&quot;&amp;UPPER([.$A27])&amp;&quot;';&quot;" office:value-type="string" office:string-value="UPDATE Leader_MinorCivApproachBiases SET Bias =    0 WHERE LeaderType = 'LEADER_SULEIMAN'             AND MinorCivApproachType = 'MINOR_CIV_APPROACH_CONQUEST';" calcext:value-type="string">
            <text:p>UPDATE Leader_MinorCivApproachBiases SET Bias = <text:s text:c="3"/>0 WHERE LeaderType = 'LEADER_SULEIMAN' <text:s text:c="12"/>AND MinorCivApproachType = 'MINOR_CIV_APPROACH_CONQUEST';</text:p>
          </table:table-cell>
          <table:table-cell table:style-name="ce231" table:formula="of:=&quot;UPDATE Leader_MinorCivApproachBiases SET Bias = &quot;&amp;REPT(&quot; &quot;;4-LEN([.AS27]))&amp;[.AS27]&amp;&quot; WHERE LeaderType = 'LEADER_&quot;&amp;UPPER([.AS$2])&amp;&quot;'&quot;&amp;REPT(&quot; &quot;;20-LEN([.AS$2]))&amp;&quot; AND MinorCivApproachType = 'MINOR_CIV_APPROACH_&quot;&amp;UPPER([.$A27])&amp;&quot;';&quot;" office:value-type="string" office:string-value="UPDATE Leader_MinorCivApproachBiases SET Bias =    0 WHERE LeaderType = 'LEADER_WASHINGTON'           AND MinorCivApproachType = 'MINOR_CIV_APPROACH_CONQUEST';" calcext:value-type="string">
            <text:p>UPDATE Leader_MinorCivApproachBiases SET Bias = <text:s text:c="3"/>0 WHERE LeaderType = 'LEADER_WASHINGTON' <text:s text:c="10"/>AND MinorCivApproachType = 'MINOR_CIV_APPROACH_CONQUEST';</text:p>
          </table:table-cell>
          <table:table-cell table:style-name="ce231" table:formula="of:=&quot;UPDATE Leader_MinorCivApproachBiases SET Bias = &quot;&amp;REPT(&quot; &quot;;4-LEN([.AT27]))&amp;[.AT27]&amp;&quot; WHERE LeaderType = 'LEADER_&quot;&amp;UPPER([.AT$2])&amp;&quot;'&quot;&amp;REPT(&quot; &quot;;20-LEN([.AT$2]))&amp;&quot; AND MinorCivApproachType = 'MINOR_CIV_APPROACH_&quot;&amp;UPPER([.$A27])&amp;&quot;';&quot;" office:value-type="string" office:string-value="UPDATE Leader_MinorCivApproachBiases SET Bias =    0 WHERE LeaderType = 'LEADER_MARIA'                AND MinorCivApproachType = 'MINOR_CIV_APPROACH_CONQUEST';" calcext:value-type="string">
            <text:p>UPDATE Leader_MinorCivApproachBiases SET Bias = <text:s text:c="3"/>0 WHERE LeaderType = 'LEADER_MARIA' <text:s text:c="15"/>AND MinorCivApproachType = 'MINOR_CIV_APPROACH_CONQUEST';</text:p>
          </table:table-cell>
          <table:table-cell table:style-name="ce231" table:formula="of:=&quot;UPDATE Leader_MinorCivApproachBiases SET Bias = &quot;&amp;REPT(&quot; &quot;;4-LEN([.AU27]))&amp;[.AU27]&amp;&quot; WHERE LeaderType = 'LEADER_&quot;&amp;UPPER([.AU$2])&amp;&quot;'&quot;&amp;REPT(&quot; &quot;;20-LEN([.AU$2]))&amp;&quot; AND MinorCivApproachType = 'MINOR_CIV_APPROACH_&quot;&amp;UPPER([.$A27])&amp;&quot;';&quot;" office:value-type="string" office:string-value="UPDATE Leader_MinorCivApproachBiases SET Bias =    0 WHERE LeaderType = 'LEADER_POCATELLO'            AND MinorCivApproachType = 'MINOR_CIV_APPROACH_CONQUEST';" calcext:value-type="string">
            <text:p>UPDATE Leader_MinorCivApproachBiases SET Bias = <text:s text:c="3"/>0 WHERE LeaderType = 'LEADER_POCATELLO' <text:s text:c="11"/>AND MinorCivApproachType = 'MINOR_CIV_APPROACH_CONQUEST';</text:p>
          </table:table-cell>
          <table:table-cell table:style-name="ce231" table:formula="of:=&quot;UPDATE Leader_MinorCivApproachBiases SET Bias = &quot;&amp;REPT(&quot; &quot;;4-LEN([.AV27]))&amp;[.AV27]&amp;&quot; WHERE LeaderType = 'LEADER_&quot;&amp;UPPER([.AV$2])&amp;&quot;'&quot;&amp;REPT(&quot; &quot;;20-LEN([.AV$2]))&amp;&quot; AND MinorCivApproachType = 'MINOR_CIV_APPROACH_&quot;&amp;UPPER([.$A27])&amp;&quot;';&quot;" office:value-type="string" office:string-value="UPDATE Leader_MinorCivApproachBiases SET Bias =    0 WHERE LeaderType = 'LEADER_WILLIAM'              AND MinorCivApproachType = 'MINOR_CIV_APPROACH_CONQUEST';" calcext:value-type="string">
            <text:p>UPDATE Leader_MinorCivApproachBiases SET Bias = <text:s text:c="3"/>0 WHERE LeaderType = 'LEADER_WILLIAM' <text:s text:c="13"/>AND MinorCivApproachType = 'MINOR_CIV_APPROACH_CONQUEST';</text:p>
          </table:table-cell>
          <table:table-cell table:style-name="ce231"/>
          <table:table-cell table:style-name="ce224" table:number-columns-repeated="97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232" office:value-type="string" calcext:value-type="string">
            <text:p>UPDATE LoadedFile SET Value=1 WHERE Type=<text:span text:style-name="T14">'CEAI_LeaderPersonalities.sql'</text:span><text:span text:style-name="T15">;</text:span></text:p>
          </table:table-cell>
          <table:table-cell table:number-columns-repeated="1021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Leader_Personalities.A16:Leader_Personalities.A16 Leader_Personalities.A23:Leader_Personalities.A23">
            <calcext:condition calcext:apply-style-name="Excel_CondFormat_4_1_1" calcext:value="&gt;=8" calcext:base-cell-address="Leader_Personalities.A16"/>
            <calcext:condition calcext:apply-style-name="Excel_CondFormat_4_1_2" calcext:value="between(3,7)" calcext:base-cell-address="Leader_Personalities.A16"/>
            <calcext:condition calcext:apply-style-name="Excel_CondFormat_4_1_3" calcext:value="&lt;=2" calcext:base-cell-address="Leader_Personalities.A16"/>
          </calcext:conditional-format>
          <calcext:conditional-format calcext:target-range-address="Leader_Personalities.B3:Leader_Personalities.M3 Leader_Personalities.AA3:Leader_Personalities.AJ27 Leader_Personalities.B4:Leader_Personalities.O18 Leader_Personalities.P3:Leader_Personalities.Y27 Leader_Personalities.AL3:Leader_Personalities.AW27 Leader_Personalities.B20:Leader_Personalities.O27 Leader_Personalities.B19:Leader_Personalities.B19 Leader_Personalities.K19:Leader_Personalities.O19 Leader_Personalities.D19:Leader_Personalities.I19">
            <calcext:condition calcext:apply-style-name="Excel_CondFormat_4_2_1" calcext:value="&gt;=6" calcext:base-cell-address="Leader_Personalities.B3"/>
            <calcext:condition calcext:apply-style-name="Excel_CondFormat_4_2_2" calcext:value="between(3,5)" calcext:base-cell-address="Leader_Personalities.B3"/>
            <calcext:condition calcext:apply-style-name="Excel_CondFormat_4_2_3" calcext:value="&lt;=2" calcext:base-cell-address="Leader_Personalities.B3"/>
          </calcext:conditional-format>
          <calcext:conditional-format calcext:target-range-address="Leader_Personalities.N3:Leader_Personalities.N3">
            <calcext:condition calcext:apply-style-name="Excel_CondFormat_4_3_1" calcext:value="&gt;=6" calcext:base-cell-address="Leader_Personalities.N3"/>
            <calcext:condition calcext:apply-style-name="Excel_CondFormat_4_3_2" calcext:value="between(3,5)" calcext:base-cell-address="Leader_Personalities.N3"/>
            <calcext:condition calcext:apply-style-name="Excel_CondFormat_4_3_3" calcext:value="&lt;=2" calcext:base-cell-address="Leader_Personalities.N3"/>
          </calcext:conditional-format>
          <calcext:conditional-format calcext:target-range-address="Leader_Personalities.Z3:Leader_Personalities.Z3">
            <calcext:condition calcext:apply-style-name="Excel_CondFormat_4_4_1" calcext:value="&gt;=6" calcext:base-cell-address="Leader_Personalities.Z3"/>
            <calcext:condition calcext:apply-style-name="Excel_CondFormat_4_4_2" calcext:value="between(3,5)" calcext:base-cell-address="Leader_Personalities.Z3"/>
            <calcext:condition calcext:apply-style-name="Excel_CondFormat_4_4_3" calcext:value="&lt;=2" calcext:base-cell-address="Leader_Personalities.Z3"/>
          </calcext:conditional-format>
          <calcext:conditional-format calcext:target-range-address="Leader_Personalities.AK3:Leader_Personalities.AK3">
            <calcext:condition calcext:apply-style-name="Excel_CondFormat_4_5_1" calcext:value="&gt;=6" calcext:base-cell-address="Leader_Personalities.AK3"/>
            <calcext:condition calcext:apply-style-name="Excel_CondFormat_4_5_2" calcext:value="between(3,5)" calcext:base-cell-address="Leader_Personalities.AK3"/>
            <calcext:condition calcext:apply-style-name="Excel_CondFormat_4_5_3" calcext:value="&lt;=2" calcext:base-cell-address="Leader_Personalities.AK3"/>
          </calcext:conditional-format>
          <calcext:conditional-format calcext:target-range-address="Leader_Personalities.O3:Leader_Personalities.Y3">
            <calcext:condition calcext:apply-style-name="Excel_CondFormat_4_6_1" calcext:value="&gt;=6" calcext:base-cell-address="Leader_Personalities.O3"/>
            <calcext:condition calcext:apply-style-name="Excel_CondFormat_4_6_2" calcext:value="between(3,5)" calcext:base-cell-address="Leader_Personalities.O3"/>
            <calcext:condition calcext:apply-style-name="Excel_CondFormat_4_6_3" calcext:value="&lt;=2" calcext:base-cell-address="Leader_Personalities.O3"/>
          </calcext:conditional-format>
          <calcext:conditional-format calcext:target-range-address="Leader_Personalities.Z4:Leader_Personalities.Z27">
            <calcext:condition calcext:apply-style-name="Excel_CondFormat_4_7_1" calcext:value="&gt;=6" calcext:base-cell-address="Leader_Personalities.Z4"/>
            <calcext:condition calcext:apply-style-name="Excel_CondFormat_4_7_2" calcext:value="between(3,5)" calcext:base-cell-address="Leader_Personalities.Z4"/>
            <calcext:condition calcext:apply-style-name="Excel_CondFormat_4_7_3" calcext:value="&lt;=2" calcext:base-cell-address="Leader_Personalities.Z4"/>
          </calcext:conditional-format>
          <calcext:conditional-format calcext:target-range-address="Leader_Personalities.AK4:Leader_Personalities.AK27">
            <calcext:condition calcext:apply-style-name="Excel_CondFormat_4_8_1" calcext:value="&gt;=6" calcext:base-cell-address="Leader_Personalities.AK4"/>
            <calcext:condition calcext:apply-style-name="Excel_CondFormat_4_8_2" calcext:value="between(3,5)" calcext:base-cell-address="Leader_Personalities.AK4"/>
            <calcext:condition calcext:apply-style-name="Excel_CondFormat_4_8_3" calcext:value="&lt;=2" calcext:base-cell-address="Leader_Personalities.AK4"/>
          </calcext:conditional-format>
          <calcext:conditional-format calcext:target-range-address="Leader_Personalities.C19:Leader_Personalities.C19">
            <calcext:condition calcext:apply-style-name="Excel_CondFormat_4_9_1" calcext:value="&gt;=6" calcext:base-cell-address="Leader_Personalities.C19"/>
            <calcext:condition calcext:apply-style-name="Excel_CondFormat_4_9_2" calcext:value="between(3,5)" calcext:base-cell-address="Leader_Personalities.C19"/>
            <calcext:condition calcext:apply-style-name="Excel_CondFormat_4_9_3" calcext:value="&lt;=2" calcext:base-cell-address="Leader_Personalities.C19"/>
          </calcext:conditional-format>
          <calcext:conditional-format calcext:target-range-address="Leader_Personalities.J19:Leader_Personalities.J19">
            <calcext:condition calcext:apply-style-name="Excel_CondFormat_4_10_1" calcext:value="&gt;=6" calcext:base-cell-address="Leader_Personalities.J19"/>
            <calcext:condition calcext:apply-style-name="Excel_CondFormat_4_10_2" calcext:value="between(3,5)" calcext:base-cell-address="Leader_Personalities.J19"/>
            <calcext:condition calcext:apply-style-name="Excel_CondFormat_4_10_3" calcext:value="&lt;=2" calcext:base-cell-address="Leader_Personalities.J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egoe UI" svg:font-family="'Segoe UI'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Bold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Grey" style:family="table-cell" style:parent-style-name="Default">
      <style:table-cell-properties fo:padding="0.028in"/>
      <style:text-properties fo:color="#80808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3_5f_1_5f_1" style:display-name="Excel_CondFormat_3_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3_5f_1_5f_2" style:display-name="Excel_CondFormat_3_1_2" style:family="table-cell" style:parent-style-name="Default">
      <style:text-properties fo:color="#808080"/>
    </style:style>
    <style:style style:name="Excel_5f_CondFormat_5f_3_5f_1_5f_3" style:display-name="Excel_CondFormat_3_1_3" style:family="table-cell" style:parent-style-name="Default">
      <style:text-properties fo:color="#c0c0c0"/>
    </style:style>
    <style:style style:name="Excel_5f_CondFormat_5f_3_5f_2_5f_1" style:display-name="Excel_CondFormat_3_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3_5f_2_5f_2" style:display-name="Excel_CondFormat_3_2_2" style:family="table-cell" style:parent-style-name="Default">
      <style:text-properties fo:color="#808080"/>
    </style:style>
    <style:style style:name="Excel_5f_CondFormat_5f_3_5f_2_5f_3" style:display-name="Excel_CondFormat_3_2_3" style:family="table-cell" style:parent-style-name="Default">
      <style:text-properties fo:color="#c0c0c0"/>
    </style:style>
    <style:style style:name="Excel_5f_CondFormat_5f_3_5f_3_5f_1" style:display-name="Excel_CondFormat_3_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3_5f_3_5f_2" style:display-name="Excel_CondFormat_3_3_2" style:family="table-cell" style:parent-style-name="Default">
      <style:text-properties fo:color="#808080"/>
    </style:style>
    <style:style style:name="Excel_5f_CondFormat_5f_3_5f_3_5f_3" style:display-name="Excel_CondFormat_3_3_3" style:family="table-cell" style:parent-style-name="Default">
      <style:text-properties fo:color="#c0c0c0"/>
    </style:style>
    <style:style style:name="Excel_5f_CondFormat_5f_3_5f_4_5f_1" style:display-name="Excel_CondFormat_3_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3_5f_4_5f_2" style:display-name="Excel_CondFormat_3_4_2" style:family="table-cell" style:parent-style-name="Default">
      <style:text-properties fo:color="#808080"/>
    </style:style>
    <style:style style:name="Excel_5f_CondFormat_5f_3_5f_4_5f_3" style:display-name="Excel_CondFormat_3_4_3" style:family="table-cell" style:parent-style-name="Default">
      <style:text-properties fo:color="#c0c0c0"/>
    </style:style>
    <style:style style:name="Excel_5f_CondFormat_5f_3_5f_5_5f_1" style:display-name="Excel_CondFormat_3_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3_5f_5_5f_2" style:display-name="Excel_CondFormat_3_5_2" style:family="table-cell" style:parent-style-name="Default">
      <style:text-properties fo:color="#808080"/>
    </style:style>
    <style:style style:name="Excel_5f_CondFormat_5f_3_5f_5_5f_3" style:display-name="Excel_CondFormat_3_5_3" style:family="table-cell" style:parent-style-name="Default">
      <style:text-properties fo:color="#c0c0c0"/>
    </style:style>
    <style:style style:name="Excel_5f_CondFormat_5f_3_5f_6_5f_1" style:display-name="Excel_CondFormat_3_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3_5f_6_5f_2" style:display-name="Excel_CondFormat_3_6_2" style:family="table-cell" style:parent-style-name="Default">
      <style:text-properties fo:color="#808080"/>
    </style:style>
    <style:style style:name="Excel_5f_CondFormat_5f_3_5f_6_5f_3" style:display-name="Excel_CondFormat_3_6_3" style:family="table-cell" style:parent-style-name="Default">
      <style:text-properties fo:color="#c0c0c0"/>
    </style:style>
    <style:style style:name="Excel_5f_CondFormat_5f_4_5f_1_5f_1" style:display-name="Excel_CondFormat_4_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2" style:display-name="Excel_CondFormat_4_1_2" style:family="table-cell" style:parent-style-name="Default">
      <style:text-properties fo:color="#808080"/>
    </style:style>
    <style:style style:name="Excel_5f_CondFormat_5f_4_5f_1_5f_3" style:display-name="Excel_CondFormat_4_1_3" style:family="table-cell" style:parent-style-name="Default">
      <style:text-properties fo:color="#c0c0c0"/>
    </style:style>
    <style:style style:name="Excel_5f_CondFormat_5f_4_5f_2_5f_1" style:display-name="Excel_CondFormat_4_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2_5f_2" style:display-name="Excel_CondFormat_4_2_2" style:family="table-cell" style:parent-style-name="Default">
      <style:text-properties fo:color="#808080"/>
    </style:style>
    <style:style style:name="Excel_5f_CondFormat_5f_4_5f_2_5f_3" style:display-name="Excel_CondFormat_4_2_3" style:family="table-cell" style:parent-style-name="Default">
      <style:text-properties fo:color="#c0c0c0"/>
    </style:style>
    <style:style style:name="Excel_5f_CondFormat_5f_4_5f_3_5f_1" style:display-name="Excel_CondFormat_4_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3_5f_2" style:display-name="Excel_CondFormat_4_3_2" style:family="table-cell" style:parent-style-name="Default">
      <style:text-properties fo:color="#808080"/>
    </style:style>
    <style:style style:name="Excel_5f_CondFormat_5f_4_5f_3_5f_3" style:display-name="Excel_CondFormat_4_3_3" style:family="table-cell" style:parent-style-name="Default">
      <style:text-properties fo:color="#c0c0c0"/>
    </style:style>
    <style:style style:name="Excel_5f_CondFormat_5f_4_5f_4_5f_1" style:display-name="Excel_CondFormat_4_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4_5f_2" style:display-name="Excel_CondFormat_4_4_2" style:family="table-cell" style:parent-style-name="Default">
      <style:text-properties fo:color="#808080"/>
    </style:style>
    <style:style style:name="Excel_5f_CondFormat_5f_4_5f_4_5f_3" style:display-name="Excel_CondFormat_4_4_3" style:family="table-cell" style:parent-style-name="Default">
      <style:text-properties fo:color="#c0c0c0"/>
    </style:style>
    <style:style style:name="Excel_5f_CondFormat_5f_4_5f_5_5f_1" style:display-name="Excel_CondFormat_4_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5_5f_2" style:display-name="Excel_CondFormat_4_5_2" style:family="table-cell" style:parent-style-name="Default">
      <style:text-properties fo:color="#808080"/>
    </style:style>
    <style:style style:name="Excel_5f_CondFormat_5f_4_5f_5_5f_3" style:display-name="Excel_CondFormat_4_5_3" style:family="table-cell" style:parent-style-name="Default">
      <style:text-properties fo:color="#c0c0c0"/>
    </style:style>
    <style:style style:name="Excel_5f_CondFormat_5f_4_5f_6_5f_1" style:display-name="Excel_CondFormat_4_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6_5f_2" style:display-name="Excel_CondFormat_4_6_2" style:family="table-cell" style:parent-style-name="Default">
      <style:text-properties fo:color="#808080"/>
    </style:style>
    <style:style style:name="Excel_5f_CondFormat_5f_4_5f_6_5f_3" style:display-name="Excel_CondFormat_4_6_3" style:family="table-cell" style:parent-style-name="Default">
      <style:text-properties fo:color="#c0c0c0"/>
    </style:style>
    <style:style style:name="Excel_5f_CondFormat_5f_4_5f_7_5f_1" style:display-name="Excel_CondFormat_4_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7_5f_2" style:display-name="Excel_CondFormat_4_7_2" style:family="table-cell" style:parent-style-name="Default">
      <style:text-properties fo:color="#808080"/>
    </style:style>
    <style:style style:name="Excel_5f_CondFormat_5f_4_5f_7_5f_3" style:display-name="Excel_CondFormat_4_7_3" style:family="table-cell" style:parent-style-name="Default">
      <style:text-properties fo:color="#c0c0c0"/>
    </style:style>
    <style:style style:name="Excel_5f_CondFormat_5f_4_5f_8_5f_1" style:display-name="Excel_CondFormat_4_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8_5f_2" style:display-name="Excel_CondFormat_4_8_2" style:family="table-cell" style:parent-style-name="Default">
      <style:text-properties fo:color="#808080"/>
    </style:style>
    <style:style style:name="Excel_5f_CondFormat_5f_4_5f_8_5f_3" style:display-name="Excel_CondFormat_4_8_3" style:family="table-cell" style:parent-style-name="Default">
      <style:text-properties fo:color="#c0c0c0"/>
    </style:style>
    <style:style style:name="Excel_5f_CondFormat_5f_4_5f_9_5f_1" style:display-name="Excel_CondFormat_4_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9_5f_2" style:display-name="Excel_CondFormat_4_9_2" style:family="table-cell" style:parent-style-name="Default">
      <style:text-properties fo:color="#808080"/>
    </style:style>
    <style:style style:name="Excel_5f_CondFormat_5f_4_5f_9_5f_3" style:display-name="Excel_CondFormat_4_9_3" style:family="table-cell" style:parent-style-name="Default">
      <style:text-properties fo:color="#c0c0c0"/>
    </style:style>
    <style:style style:name="Excel_5f_CondFormat_5f_4_5f_10_5f_1" style:display-name="Excel_CondFormat_4_1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0_5f_2" style:display-name="Excel_CondFormat_4_10_2" style:family="table-cell" style:parent-style-name="Default">
      <style:text-properties fo:color="#808080"/>
    </style:style>
    <style:style style:name="Excel_5f_CondFormat_5f_4_5f_10_5f_3" style:display-name="Excel_CondFormat_4_10_3" style:family="table-cell" style:parent-style-name="Default">
      <style:text-properties fo:color="#c0c0c0"/>
    </style:style>
    <style:style style:name="Excel_5f_CondFormat_5f_6_5f_1_5f_1" style:display-name="Excel_CondFormat_6_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6_5f_1_5f_2" style:display-name="Excel_CondFormat_6_1_2" style:family="table-cell" style:parent-style-name="Default">
      <style:text-properties fo:color="#808080"/>
    </style:style>
    <style:style style:name="Excel_5f_CondFormat_5f_6_5f_1_5f_3" style:display-name="Excel_CondFormat_6_1_3" style:family="table-cell" style:parent-style-name="Default">
      <style:text-properties fo:color="#808080"/>
    </style:style>
    <style:style style:name="Excel_5f_CondFormat_5f_6_5f_2_5f_1" style:display-name="Excel_CondFormat_6_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6_5f_2_5f_2" style:display-name="Excel_CondFormat_6_2_2" style:family="table-cell" style:parent-style-name="Default"/>
    <style:style style:name="Excel_5f_CondFormat_5f_6_5f_2_5f_3" style:display-name="Excel_CondFormat_6_2_3" style:family="table-cell" style:parent-style-name="Default">
      <style:text-properties fo:color="#808080"/>
    </style:style>
    <style:style style:name="Excel_5f_CondFormat_5f_7_5f_1_5f_1" style:display-name="Excel_CondFormat_7_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7_5f_1_5f_2" style:display-name="Excel_CondFormat_7_1_2" style:family="table-cell" style:parent-style-name="Default"/>
    <style:style style:name="Excel_5f_CondFormat_5f_7_5f_1_5f_3" style:display-name="Excel_CondFormat_7_1_3" style:family="table-cell" style:parent-style-name="Default">
      <style:text-properties fo:color="#808080"/>
    </style:style>
    <style:style style:name="Excel_5f_CondFormat_5f_7_5f_2_5f_1" style:display-name="Excel_CondFormat_7_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7_5f_2_5f_2" style:display-name="Excel_CondFormat_7_2_2" style:family="table-cell" style:parent-style-name="Default">
      <style:text-properties fo:color="#808080"/>
    </style:style>
    <style:style style:name="Excel_5f_CondFormat_5f_7_5f_2_5f_3" style:display-name="Excel_CondFormat_7_2_3" style:family="table-cell" style:parent-style-name="Default">
      <style:text-properties fo:color="#808080"/>
    </style:style>
    <style:style style:name="Excel_5f_CondFormat_5f_8_5f_1_5f_1" style:display-name="Excel_CondFormat_8_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8_5f_1_5f_2" style:display-name="Excel_CondFormat_8_1_2" style:family="table-cell" style:parent-style-name="Default"/>
    <style:style style:name="Excel_5f_CondFormat_5f_8_5f_1_5f_3" style:display-name="Excel_CondFormat_8_1_3" style:family="table-cell" style:parent-style-name="Default">
      <style:text-properties fo:color="#808080"/>
    </style:style>
    <style:style style:name="Excel_5f_CondFormat_5f_8_5f_2_5f_1" style:display-name="Excel_CondFormat_8_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8_5f_2_5f_2" style:display-name="Excel_CondFormat_8_2_2" style:family="table-cell" style:parent-style-name="Default"/>
    <style:style style:name="Excel_5f_CondFormat_5f_8_5f_2_5f_3" style:display-name="Excel_CondFormat_8_2_3" style:family="table-cell" style:parent-style-name="Default">
      <style:text-properties fo:color="#808080"/>
    </style:style>
    <style:style style:name="Excel_5f_CondFormat_5f_8_5f_3_5f_1" style:display-name="Excel_CondFormat_8_3_1" style:family="table-cell" style:parent-style-name="Default">
      <style:text-properties fo:color="#808080"/>
    </style:style>
    <style:style style:name="Excel_5f_CondFormat_5f_8_5f_3_5f_2" style:display-name="Excel_CondFormat_8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1_5f_1" style:display-name="Excel_CondFormat_9_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1_5f_2" style:display-name="Excel_CondFormat_9_1_2" style:family="table-cell" style:parent-style-name="Default"/>
    <style:style style:name="Excel_5f_CondFormat_5f_9_5f_1_5f_3" style:display-name="Excel_CondFormat_9_1_3" style:family="table-cell" style:parent-style-name="Default">
      <style:text-properties fo:color="#808080"/>
    </style:style>
    <style:style style:name="Excel_5f_CondFormat_5f_9_5f_2_5f_1" style:display-name="Excel_CondFormat_9_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2_5f_2" style:display-name="Excel_CondFormat_9_2_2" style:family="table-cell" style:parent-style-name="Default">
      <style:text-properties fo:color="#808080"/>
    </style:style>
    <style:style style:name="Excel_5f_CondFormat_5f_9_5f_2_5f_3" style:display-name="Excel_CondFormat_9_2_3" style:family="table-cell" style:parent-style-name="Default">
      <style:text-properties fo:color="#80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00:00:01.892487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aders" style:display-name="PageStyle_Lead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ersonalities" style:display-name="PageStyle_Personal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eader_20_Priorities" style:display-name="PageStyle_Leader Prior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eader_5f_Personalities" style:display-name="PageStyle_Leader_Personal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_5f_Priorities" style:display-name="PageStyle_Building_Prior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_5f_Priorities_5f_Old" style:display-name="PageStyle_Building_Priorities_Ol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s_5f_Priorities" style:display-name="PageStyle_Res_Prior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_5f_Priorities" style:display-name="PageStyle_Build_Prior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licy_20_Priorities" style:display-name="PageStyle_Policy Prior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rchase" style:display-name="PageStyle_Purchas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rchase_5f_2" style:display-name="PageStyle_Purchase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rchase_20_Priority" style:display-name="PageStyle_Purchase Priori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S_20_Priority" style:display-name="PageStyle_CS Priori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S_20_Priority_20_UN" style:display-name="PageStyle_CS Priority U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ameSpeeds" style:display-name="PageStyle_GameSpeed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orlds" style:display-name="PageStyle_World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andicaps" style:display-name="PageStyle_Handicap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rbarians" style:display-name="PageStyle_Barbarian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_5f_Overview" style:display-name="PageStyle_D_Overvie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_5f_Economic" style:display-name="PageStyle_D_Economi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_5f_Military" style:display-name="PageStyle_D_Militar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SBonuses" style:display-name="PageStyle_CSBonu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S_20_Influence" style:display-name="PageStyle_CS Influenc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S_20__26__20_Resources" style:display-name="PageStyle_CS &amp; Resourc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I</meta:initial-creator>
    <meta:creation-date>2013-01-04T12:33:17</meta:creation-date>
    <dc:date>2013-11-20T14:52:07.044000000</dc:date>
    <meta:editing-cycles>171</meta:editing-cycles>
    <meta:editing-duration>P4DT5H48M15S</meta:editing-duration>
    <meta:generator>LibreOffice/4.1.3.2$Windows_x86 LibreOffice_project/70feb7d99726f064edab4605a8ab840c50ec57a</meta:generator>
    <meta:document-statistic meta:table-count="4" meta:cell-count="807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STRJOIN(delimiter, range, Optional before As String, Optional after As String)
    Dim row, col As Integer
    Dim result, cell As String

    result = ""

    If IsMissing(delimiter) Then
        delimiter = ","
    End If
    If IsMissing(before) Then
        before = ""
    End If
    If IsMissing(after) Then
        after = ""
    End If

    If NOT IsMissing(range) Then
        If NOT IsArray(range) Then
            result = before &amp; range &amp; after
        Else
            For row = LBound(range, 1) To UBound(range, 1)
                For col = LBound(range, 2) To UBound(range, 2)
                    cell = range(row, col)
                    If Len(Trim(cell)) &lt;&gt; 0 Then
                        If result &lt;&gt; "" Then
                            result = result &amp; delimiter
                        End If
                        result = result &amp; before &amp; range(row, col) &amp; after
                    End If
                Next
            Next
        End If
    End If

    STRJOIN = result
End Function

Function JOIN(delimiter As String, range, Optional before As String, Optional after As String)
    JOIN = STRJOIN(delimiter, range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